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4327in"/>
    </style:style>
    <style:style style:name="co9" style:family="table-column">
      <style:table-column-properties fo:break-before="auto" style:column-width="0.6547in"/>
    </style:style>
    <style:style style:name="co10" style:family="table-column">
      <style:table-column-properties fo:break-before="auto" style:column-width="1.0071in"/>
    </style:style>
    <style:style style:name="co11" style:family="table-column">
      <style:table-column-properties fo:break-before="auto" style:column-width="3.4736in"/>
    </style:style>
    <style:style style:name="co12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8" style:family="table-cell" style:parent-style-name="Pivot_20_Table_20_Category">
      <style:table-cell-properties fo:border-bottom="none" fo:border-left="0.0138in solid #000000" fo:border-right="0.0138in solid #000000" fo:border-top="0.0138in solid #000000"/>
    </style:style>
    <style:style style:name="ce14" style:family="table-cell" style:parent-style-name="Pivot_20_Table_20_Value">
      <style:table-cell-properties fo:border-bottom="none" fo:border-left="0.0138in solid #000000" fo:border-right="0.028in solid #000000" fo:border-top="0.0138in solid #000000"/>
    </style:style>
    <style:style style:name="ce9" style:family="table-cell" style:parent-style-name="Pivot_20_Table_20_Category">
      <style:table-cell-properties fo:border-bottom="0.0138in solid #000000" fo:border-left="0.0138in solid #000000" fo:border-right="0.0138in solid #000000" fo:border-top="none"/>
    </style:style>
    <style:style style:name="ce15" style:family="table-cell" style:parent-style-name="Pivot_20_Table_20_Value">
      <style:table-cell-properties fo:border-bottom="0.0138in solid #000000" fo:border-left="0.0138in solid #000000" fo:border-right="0.028in solid #000000" fo:border-top="none"/>
    </style:style>
    <style:style style:name="ce7" style:family="table-cell" style:parent-style-name="Pivot_20_Table_20_Category">
      <style:table-cell-properties fo:border="0.0138in solid #000000"/>
    </style:style>
    <style:style style:name="ce13" style:family="table-cell" style:parent-style-name="Pivot_20_Table_20_Value">
      <style:table-cell-properties fo:border-bottom="0.0138in solid #000000" fo:border-left="0.0138in solid #000000" fo:border-right="0.028in solid #000000" fo:border-top="0.0138in solid #000000"/>
    </style:style>
    <style:style style:name="ce2" style:family="table-cell" style:parent-style-name="Pivot_20_Table_20_Category">
      <style:table-cell-properties fo:border-bottom="none" fo:border-left="0.028in solid #000000" fo:border-right="0.0138in solid #000000" fo:border-top="0.0138in solid #000000"/>
    </style:style>
    <style:style style:name="ce3" style:family="table-cell" style:parent-style-name="Pivot_20_Table_20_Category">
      <style:table-cell-properties fo:border-bottom="none" fo:border-left="0.028in solid #000000" fo:border-right="0.0138in solid #000000" fo:border-top="none"/>
    </style:style>
    <style:style style:name="ce10" style:family="table-cell" style:parent-style-name="Pivot_20_Table_20_Category">
      <style:table-cell-properties fo:border-bottom="none" fo:border-left="0.0138in solid #000000" fo:border-right="0.0138in solid #000000" fo:border-top="none"/>
    </style:style>
    <style:style style:name="ce16" style:family="table-cell" style:parent-style-name="Pivot_20_Table_20_Value">
      <style:table-cell-properties fo:border-bottom="none" fo:border-left="0.0138in solid #000000" fo:border-right="0.028in solid #000000" fo:border-top="none"/>
    </style:style>
    <style:style style:name="ce4" style:family="table-cell" style:parent-style-name="Pivot_20_Table_20_Category">
      <style:table-cell-properties fo:border-bottom="0.0138in solid #000000" fo:border-left="0.028in solid #000000" fo:border-right="0.0138in solid #000000" fo:border-top="none"/>
    </style:style>
    <style:style style:name="ce1" style:family="table-cell" style:parent-style-name="Pivot_20_Table_20_Field">
      <style:table-cell-properties fo:border-bottom="0.0138in solid #000000" fo:border-left="0.028in solid #000000" fo:border-right="0.0138in solid #000000" fo:border-top="0.028in solid #000000"/>
    </style:style>
    <style:style style:name="ce11" style:family="table-cell" style:parent-style-name="Pivot_20_Table_20_Category">
      <style:table-cell-properties fo:border-bottom="0.028in solid #000000" fo:border-left="0.0138in solid #000000" fo:border-right="0.0138in solid #000000" fo:border-top="none"/>
    </style:style>
    <style:style style:name="ce12" style:family="table-cell" style:parent-style-name="Pivot_20_Table_20_Corner">
      <style:table-cell-properties fo:border-bottom="0.0138in solid #000000" fo:border-left="0.0138in solid #000000" fo:border-right="0.028in solid #000000" fo:border-top="0.028in solid #000000"/>
    </style:style>
    <style:style style:name="ce17" style:family="table-cell" style:parent-style-name="Pivot_20_Table_20_Value">
      <style:table-cell-properties fo:border-bottom="0.028in solid #000000" fo:border-left="0.0138in solid #000000" fo:border-right="0.028in solid #000000" fo:border-top="none"/>
    </style:style>
    <style:style style:name="ce5" style:family="table-cell" style:parent-style-name="Pivot_20_Table_20_Category">
      <style:table-cell-properties fo:border-bottom="0.028in solid #000000" fo:border-left="0.028in solid #000000" fo:border-right="0.0138in solid #000000" fo:border-top="none"/>
    </style:style>
    <style:style style:name="ce6" style:family="table-cell" style:parent-style-name="Pivot_20_Table_20_Field">
      <style:table-cell-properties fo:border-bottom="0.0138in solid #000000" fo:border-left="0.0138in solid #000000" fo:border-right="0.0138in solid #000000" fo:border-top="0.028in solid #000000"/>
    </style:style>
    <style:style style:name="ce30" style:family="table-cell" style:parent-style-name="Pivot_20_Table_20_Value" style:data-style-name="N11"/>
    <style:style style:name="ce18" style:family="table-cell" style:parent-style-name="Pivot_20_Table_20_Corner">
      <style:table-cell-properties fo:border-bottom="none" fo:border-left="0.028in solid #000000" fo:border-right="0.0138in solid #000000" fo:border-top="0.028in solid #000000"/>
    </style:style>
    <style:style style:name="ce19" style:family="table-cell" style:parent-style-name="Pivot_20_Table_20_Corner">
      <style:table-cell-properties fo:border-bottom="none" fo:border-left="0.028in solid #000000" fo:border-right="0.0138in solid #000000" fo:border-top="none"/>
    </style:style>
    <style:style style:name="ce20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21" style:family="table-cell" style:parent-style-name="Pivot_20_Table_20_Title">
      <style:table-cell-properties fo:border-bottom="0.028in solid #000000" fo:border-left="0.028in solid #000000" fo:border-right="0.0138in solid #000000" fo:border-top="0.0138in solid #000000"/>
    </style:style>
    <style:style style:name="ce22" style:family="table-cell" style:parent-style-name="Pivot_20_Table_20_Category">
      <style:table-cell-properties fo:border-bottom="none" fo:border-left="0.0138in solid #000000" fo:border-right="none" fo:border-top="none"/>
    </style:style>
    <style:style style:name="ce23" style:family="table-cell" style:parent-style-name="Pivot_20_Table_20_Category">
      <style:table-cell-properties fo:border-bottom="0.0138in solid #000000" fo:border-left="0.0138in solid #000000" fo:border-right="none" fo:border-top="none"/>
    </style:style>
    <style:style style:name="ce24" style:family="table-cell" style:parent-style-name="Pivot_20_Table_20_Value">
      <style:table-cell-properties fo:border-bottom="none" fo:border-left="0.0138in solid #000000" fo:border-right="0.0138in solid #000000" fo:border-top="0.0138in solid #000000"/>
    </style:style>
    <style:style style:name="ce25" style:family="table-cell" style:parent-style-name="Pivot_20_Table_20_Value" style:data-style-name="N11">
      <style:table-cell-properties fo:border-bottom="none" fo:border-left="0.0138in solid #000000" fo:border-right="0.0138in solid #000000" fo:border-top="none"/>
    </style:style>
    <style:style style:name="ce26" style:family="table-cell" style:parent-style-name="Pivot_20_Table_20_Value">
      <style:table-cell-properties fo:border-bottom="none" fo:border-left="0.0138in solid #000000" fo:border-right="0.0138in solid #000000" fo:border-top="none"/>
    </style:style>
    <style:style style:name="ce27" style:family="table-cell" style:parent-style-name="Pivot_20_Table_20_Value" style:data-style-name="N11">
      <style:table-cell-properties fo:border-bottom="0.0138in solid #000000" fo:border-left="0.0138in solid #000000" fo:border-right="0.0138in solid #000000" fo:border-top="none"/>
    </style:style>
    <style:style style:name="ce28" style:family="table-cell" style:parent-style-name="Pivot_20_Table_20_Result" style:data-style-name="N11">
      <style:table-cell-properties fo:border-bottom="0.028in solid #000000" fo:border-left="0.0138in solid #000000" fo:border-right="0.0138in solid #000000" fo:border-top="0.0138in solid #000000"/>
    </style:style>
    <style:style style:name="ce29" style:family="table-cell" style:parent-style-name="Pivot_20_Table_20_Category">
      <style:table-cell-properties fo:border-bottom="0.0138in solid #000000" fo:border-left="none" fo:border-right="none" fo:border-top="none"/>
    </style:style>
    <style:style style:name="ce31" style:family="table-cell" style:parent-style-name="Pivot_20_Table_20_Corner">
      <style:table-cell-properties fo:border-bottom="none" fo:border-left="none" fo:border-right="none" fo:border-top="0.028in solid #000000"/>
    </style:style>
    <style:style style:name="ce32" style:family="table-cell" style:parent-style-name="Pivot_20_Table_20_Category">
      <style:table-cell-properties fo:border-bottom="0.0138in solid #000000" fo:border-left="0.0138in solid #000000" fo:border-right="none" fo:border-top="0.0138in solid #000000"/>
    </style:style>
    <style:style style:name="ce33" style:family="table-cell" style:parent-style-name="Pivot_20_Table_20_Value">
      <style:table-cell-properties fo:border-bottom="none" fo:border-left="0.0138in solid #000000" fo:border-right="none" fo:border-top="0.0138in solid #000000"/>
    </style:style>
    <style:style style:name="ce34" style:family="table-cell" style:parent-style-name="Pivot_20_Table_20_Value">
      <style:table-cell-properties fo:border-bottom="none" fo:border-left="0.0138in solid #000000" fo:border-right="none" fo:border-top="none"/>
    </style:style>
    <style:style style:name="ce35" style:family="table-cell" style:parent-style-name="Pivot_20_Table_20_Value" style:data-style-name="N11">
      <style:table-cell-properties fo:border-bottom="none" fo:border-left="0.0138in solid #000000" fo:border-right="none" fo:border-top="none"/>
    </style:style>
    <style:style style:name="ce36" style:family="table-cell" style:parent-style-name="Pivot_20_Table_20_Value">
      <style:table-cell-properties fo:border-bottom="0.0138in solid #000000" fo:border-left="0.0138in solid #000000" fo:border-right="none" fo:border-top="none"/>
    </style:style>
    <style:style style:name="ce37" style:family="table-cell" style:parent-style-name="Pivot_20_Table_20_Result" style:data-style-name="N11">
      <style:table-cell-properties fo:border-bottom="0.028in solid #000000" fo:border-left="0.0138in solid #000000" fo:border-right="none" fo:border-top="0.0138in solid #000000"/>
    </style:style>
    <style:style style:name="ce38" style:family="table-cell" style:parent-style-name="Pivot_20_Table_20_Category">
      <style:table-cell-properties fo:border-bottom="0.0138in solid #000000" fo:border-left="none" fo:border-right="0.0138in solid #000000" fo:border-top="0.0138in solid #000000"/>
    </style:style>
    <style:style style:name="ce39" style:family="table-cell" style:parent-style-name="Pivot_20_Table_20_Value">
      <style:table-cell-properties fo:border-bottom="none" fo:border-left="none" fo:border-right="0.0138in solid #000000" fo:border-top="0.0138in solid #000000"/>
    </style:style>
    <style:style style:name="ce40" style:family="table-cell" style:parent-style-name="Pivot_20_Table_20_Value">
      <style:table-cell-properties fo:border-bottom="none" fo:border-left="none" fo:border-right="0.0138in solid #000000" fo:border-top="none"/>
    </style:style>
    <style:style style:name="ce41" style:family="table-cell" style:parent-style-name="Pivot_20_Table_20_Value" style:data-style-name="N11">
      <style:table-cell-properties fo:border-bottom="none" fo:border-left="none" fo:border-right="0.0138in solid #000000" fo:border-top="none"/>
    </style:style>
    <style:style style:name="ce42" style:family="table-cell" style:parent-style-name="Pivot_20_Table_20_Value">
      <style:table-cell-properties fo:border-bottom="0.0138in solid #000000" fo:border-left="none" fo:border-right="0.0138in solid #000000" fo:border-top="none"/>
    </style:style>
    <style:style style:name="ce43" style:family="table-cell" style:parent-style-name="Pivot_20_Table_20_Result" style:data-style-name="N11">
      <style:table-cell-properties fo:border-bottom="0.028in solid #000000" fo:border-left="none" fo:border-right="0.0138in solid #000000" fo:border-top="0.0138in solid #000000"/>
    </style:style>
    <style:style style:name="ce44" style:family="table-cell" style:parent-style-name="Pivot_20_Table_20_Value" style:data-style-name="N11">
      <style:table-cell-properties fo:border-bottom="none" fo:border-left="0.0138in solid #000000" fo:border-right="0.0138in solid #000000" fo:border-top="0.0138in solid #000000"/>
    </style:style>
    <style:style style:name="ce45" style:family="table-cell" style:parent-style-name="Pivot_20_Table_20_Value">
      <style:table-cell-properties fo:border-bottom="none" fo:border-left="none" fo:border-right="none" fo:border-top="0.0138in solid #000000"/>
    </style:style>
    <style:style style:name="ce46" style:family="table-cell" style:parent-style-name="Pivot_20_Table_20_Value" style:data-style-name="N11">
      <style:table-cell-properties fo:border-bottom="0.0138in solid #000000" fo:border-left="none" fo:border-right="none" fo:border-top="none"/>
    </style:style>
    <style:style style:name="ce47" style:family="table-cell" style:parent-style-name="Pivot_20_Table_20_Result" style:data-style-name="N11">
      <style:table-cell-properties fo:border-bottom="0.028in solid #000000" fo:border-left="none" fo:border-right="none" fo:border-top="0.0138in solid #000000"/>
    </style:style>
    <style:style style:name="ce48" style:family="table-cell" style:parent-style-name="Pivot_20_Table_20_Value" style:data-style-name="N11">
      <style:table-cell-properties fo:border-bottom="0.0138in solid #000000" fo:border-left="none" fo:border-right="0.0138in solid #000000" fo:border-top="none"/>
    </style:style>
    <style:style style:name="ce49" style:family="table-cell" style:parent-style-name="Pivot_20_Table_20_Value" style:data-style-name="N11">
      <style:table-cell-properties fo:border-bottom="none" fo:border-left="0.0138in solid #000000" fo:border-right="none" fo:border-top="0.0138in solid #000000"/>
    </style:style>
    <style:style style:name="ce50" style:family="table-cell" style:parent-style-name="Pivot_20_Table_20_Value" style:data-style-name="N11">
      <style:table-cell-properties fo:border-bottom="0.0138in solid #000000" fo:border-left="0.0138in solid #000000" fo:border-right="none" fo:border-top="none"/>
    </style:style>
    <style:style style:name="ce51" style:family="table-cell" style:parent-style-name="Pivot_20_Table_20_Value">
      <style:table-cell-properties fo:border-bottom="0.0138in solid #000000" fo:border-left="none" fo:border-right="none" fo:border-top="none"/>
    </style:style>
    <style:style style:name="ce52" style:family="table-cell" style:parent-style-name="Pivot_20_Table_20_Value">
      <style:table-cell-properties fo:border-bottom="0.0138in solid #000000" fo:border-left="0.0138in solid #000000" fo:border-right="0.0138in solid #000000" fo:border-top="none"/>
    </style:style>
    <style:style style:name="ce53" style:family="table-cell" style:parent-style-name="Pivot_20_Table_20_Corner">
      <style:table-cell-properties fo:border-bottom="none" fo:border-left="none" fo:border-right="0.028in solid #000000" fo:border-top="0.028in solid #000000"/>
    </style:style>
    <style:style style:name="ce54" style:family="table-cell" style:parent-style-name="Pivot_20_Table_20_Title">
      <style:table-cell-properties fo:border-bottom="none" fo:border-left="0.0138in solid #000000" fo:border-right="0.028in solid #000000" fo:border-top="0.0138in solid #000000"/>
    </style:style>
    <style:style style:name="ce55" style:family="table-cell" style:parent-style-name="Pivot_20_Table_20_Title">
      <style:table-cell-properties fo:border-bottom="0.0138in solid #000000" fo:border-left="0.0138in solid #000000" fo:border-right="0.028in solid #000000" fo:border-top="none"/>
    </style:style>
    <style:style style:name="ce56" style:family="table-cell" style:parent-style-name="Pivot_20_Table_20_Result" style:data-style-name="N11">
      <style:table-cell-properties fo:border-bottom="none" fo:border-left="0.0138in solid #000000" fo:border-right="0.028in solid #000000" fo:border-top="0.0138in solid #000000"/>
    </style:style>
    <style:style style:name="ce57" style:family="table-cell" style:parent-style-name="Pivot_20_Table_20_Result" style:data-style-name="N11">
      <style:table-cell-properties fo:border-bottom="none" fo:border-left="0.0138in solid #000000" fo:border-right="0.028in solid #000000" fo:border-top="none"/>
    </style:style>
    <style:style style:name="ce58" style:family="table-cell" style:parent-style-name="Pivot_20_Table_20_Result" style:data-style-name="N11">
      <style:table-cell-properties fo:border-bottom="0.0138in solid #000000" fo:border-left="0.0138in solid #000000" fo:border-right="0.028in solid #000000" fo:border-top="none"/>
    </style:style>
    <style:style style:name="ce59" style:family="table-cell" style:parent-style-name="Pivot_20_Table_20_Result" style:data-style-name="N11">
      <style:table-cell-properties fo:border-bottom="0.028in solid #000000" fo:border-left="0.0138in solid #000000" fo:border-right="0.028in solid #000000" fo:border-top="0.0138in solid #000000"/>
    </style:style>
  </office:automatic-styles>
  <office:body>
    <office:spreadsheet>
      <table:table table:name="loc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column table:style-name="co5" table:visibility="collapse" table:number-columns-repeated="21" table:default-cell-style-name="Default"/>
        <table:table-column table:style-name="co5" table:number-columns-repeated="9" table:default-cell-style-name="Default"/>
        <table:table-row table:style-name="ro1">
          <table:table-cell table:number-columns-repeated="9"/>
          <table:table-cell table:formula="of:=SUM([.J3:.J999])" office:value-type="float" office:value="70">
            <text:p>70</text:p>
          </table:table-cell>
          <table:table-cell table:formula="of:=SUM([.K3:.K999])" office:value-type="float" office:value="70">
            <text:p>70</text:p>
          </table:table-cell>
          <table:table-cell table:formula="of:=SUM([.L3:.L999])" office:value-type="float" office:value="70">
            <text:p>70</text:p>
          </table:table-cell>
          <table:table-cell table:formula="of:=SUM([.M3:.M999])" office:value-type="float" office:value="41">
            <text:p>41</text:p>
          </table:table-cell>
          <table:table-cell table:formula="of:=SUM([.N3:.N999])" office:value-type="float" office:value="40">
            <text:p>40</text:p>
          </table:table-cell>
          <table:table-cell table:formula="of:=SUM([.O3:.O999])" office:value-type="float" office:value="46">
            <text:p>46</text:p>
          </table:table-cell>
          <table:table-cell table:formula="of:=SUM([.P3:.P999])" office:value-type="float" office:value="40">
            <text:p>40</text:p>
          </table:table-cell>
          <table:table-cell table:formula="of:=SUM([.Q3:.Q999])" office:value-type="float" office:value="44">
            <text:p>44</text:p>
          </table:table-cell>
          <table:table-cell table:formula="of:=SUM([.R3:.R999])" office:value-type="float" office:value="76">
            <text:p>76</text:p>
          </table:table-cell>
          <table:table-cell table:formula="of:=SUM([.S3:.S999])" office:value-type="float" office:value="46">
            <text:p>46</text:p>
          </table:table-cell>
          <table:table-cell table:formula="of:=SUM([.T3:.T999])" office:value-type="float" office:value="40">
            <text:p>40</text:p>
          </table:table-cell>
          <table:table-cell table:formula="of:=SUM([.U3:.U999])" office:value-type="float" office:value="41">
            <text:p>41</text:p>
          </table:table-cell>
          <table:table-cell table:formula="of:=SUM([.V3:.V999])" office:value-type="float" office:value="40">
            <text:p>40</text:p>
          </table:table-cell>
          <table:table-cell table:formula="of:=SUM([.W3:.W999])" office:value-type="float" office:value="44">
            <text:p>44</text:p>
          </table:table-cell>
          <table:table-cell table:formula="of:=SUM([.X3:.X999])" office:value-type="float" office:value="41">
            <text:p>41</text:p>
          </table:table-cell>
          <table:table-cell table:formula="of:=SUM([.Y3:.Y999])" office:value-type="float" office:value="45">
            <text:p>45</text:p>
          </table:table-cell>
          <table:table-cell table:formula="of:=SUM([.Z3:.Z999])" office:value-type="float" office:value="24">
            <text:p>24</text:p>
          </table:table-cell>
          <table:table-cell table:formula="of:=SUM([.AA3:.AA999])" office:value-type="float" office:value="27">
            <text:p>27</text:p>
          </table:table-cell>
          <table:table-cell table:formula="of:=SUM([.AB3:.AB999])" office:value-type="float" office:value="40">
            <text:p>40</text:p>
          </table:table-cell>
          <table:table-cell table:formula="of:=SUM([.AC3:.AC999])" office:value-type="float" office:value="40">
            <text:p>40</text:p>
          </table:table-cell>
          <table:table-cell table:formula="of:=SUM([.AD3:.AD999])" office:value-type="float" office:value="44">
            <text:p>44</text:p>
          </table:table-cell>
          <table:table-cell table:formula="of:=SUM([.AE3:.AE999])"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string">
            <text:p>initial</text:p>
          </table:table-cell>
          <table:table-cell office:value-type="string">
            <text:p>Area</text:p>
          </table:table-cell>
          <table:table-cell office:value-type="string">
            <text:p>name</text:p>
          </table:table-cell>
          <table:table-cell office:value-type="string">
            <text:p>raw position</text:p>
          </table:table-cell>
          <table:table-cell office:value-type="string">
            <text:p>category</text:p>
          </table:table-cell>
          <table:table-cell office:value-type="string">
            <text:p>category two</text:p>
          </table:table-cell>
          <table:table-cell office:value-type="string">
            <text:p>my notes on location</text:p>
          </table:table-cell>
          <table:table-cell office:value-type="string">
            <text:p>additional formulas</text:p>
          </table:table-cell>
          <table:table-cell office:value-type="string">
            <text:p>unique ID</text:p>
          </table:table-cell>
          <table:table-cell office:value-type="string">
            <text:p>unemployed</text:p>
          </table:table-cell>
          <table:table-cell office:value-type="string">
            <text:p>fire</text:p>
          </table:table-cell>
          <table:table-cell office:value-type="string">
            <text:p>police</text:p>
          </table:table-cell>
          <table:table-cell office:value-type="string">
            <text:p>parkranger</text:p>
          </table:table-cell>
          <table:table-cell office:value-type="string">
            <text:p>construction worker</text:p>
          </table:table-cell>
          <table:table-cell office:value-type="string">
            <text:p>security</text:p>
          </table:table-cell>
          <table:table-cell office:value-type="string">
            <text:p>carpenter</text:p>
          </table:table-cell>
          <table:table-cell office:value-type="string">
            <text:p>burglar</text:p>
          </table:table-cell>
          <table:table-cell office:value-type="string">
            <text:p>chef</text:p>
          </table:table-cell>
          <table:table-cell office:value-type="string">
            <text:p>repairman</text:p>
          </table:table-cell>
          <table:table-cell office:value-type="string">
            <text:p>farmer</text:p>
          </table:table-cell>
          <table:table-cell office:value-type="string">
            <text:p>fisher</text:p>
          </table:table-cell>
          <table:table-cell office:value-type="string">
            <text:p>doctor</text:p>
          </table:table-cell>
          <table:table-cell office:value-type="string">
            <text:p>veteran</text:p>
          </table:table-cell>
          <table:table-cell office:value-type="string">
            <text:p>nurse</text:p>
          </table:table-cell>
          <table:table-cell office:value-type="string">
            <text:p>lumberjack</text:p>
          </table:table-cell>
          <table:table-cell office:value-type="string">
            <text:p>fitness</text:p>
          </table:table-cell>
          <table:table-cell office:value-type="string">
            <text:p>burger flipper</text:p>
          </table:table-cell>
          <table:table-cell office:value-type="string">
            <text:p>electrician</text:p>
          </table:table-cell>
          <table:table-cell office:value-type="string">
            <text:p>engineer</text:p>
          </table:table-cell>
          <table:table-cell office:value-type="string">
            <text:p>metalworker</text:p>
          </table:table-cell>
          <table:table-cell office:value-type="string">
            <text:p>mechanic</text:p>
          </table:table-cell>
          <table:table-cell office:value-type="string">
            <text:p>concat loc with notes</text:p>
          </table:table-cell>
          <table:table-cell office:value-type="string">
            <text:p>extract world position x</text:p>
          </table:table-cell>
          <table:table-cell office:value-type="string">
            <text:p>extract world position y</text:p>
          </table:table-cell>
          <table:table-cell office:value-type="string">
            <text:p>extract position x</text:p>
          </table:table-cell>
          <table:table-cell office:value-type="string">
            <text:p>extract postion y</text:p>
          </table:table-cell>
          <table:table-cell office:value-type="string">
            <text:p>extract position z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5, worldY = 19, posX = 137, posY = 187}, -- StarEplex Cinema lobby</text:p>
          </table:table-cell>
          <table:table-cell office:value-type="string">
            <text:p>Valley Station</text:p>
          </table:table-cell>
          <table:table-cell table:formula="of:=MID([.A3];SEARCH(&quot;--&quot;;[.A3])+2;256)" office:value-type="string" office:string-value=" StarEplex Cinema lobby">
            <text:p><text:s/>StarEplex Cinema lobby</text:p>
          </table:table-cell>
          <table:table-cell table:formula="of:=MID([.A3];1;SEARCH(&quot;--&quot;;[.A3])-1)" office:value-type="string" office:string-value="{worldX = 45, worldY = 19, posX = 137, posY = 187}, ">
            <text:p>{worldX = 45, worldY = 19, posX = 137, posY = 187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ll complex</text:p>
          </table:table-cell>
          <table:table-cell/>
          <table:table-cell office:value-type="float" office:value="1">
            <text:p>1</text:p>
          </table:table-cell>
          <table:table-cell table:number-columns-repeated="22"/>
          <table:table-cell table:formula="of:=CONCATENATE([.D3];&quot;-- &quot;;[.B3];&quot;,&quot;;[.C3];&quot; ID:&quot;;[.I3])" office:value-type="string" office:string-value="{worldX = 45, worldY = 19, posX = 137, posY = 187}, -- Valley Station, StarEplex Cinema lobby ID:1">
            <text:p>{worldX = 45, worldY = 19, posX = 137, posY = 187}, -- Valley Station, StarEplex Cinema lobby ID:1</text:p>
          </table:table-cell>
          <table:table-cell table:formula="of:=MID([.D3];SEARCH(&quot;worldX = &quot;;[.D3])+9;(SEARCH(&quot;worldY = &quot;;[.D3])-SEARCH(&quot;worldX = &quot;;[.D3])-11))" office:value-type="string" office:string-value="45">
            <text:p>45</text:p>
          </table:table-cell>
          <table:table-cell table:formula="of:=MID([.D3];SEARCH(&quot;worldY = &quot;;[.D3])+9;(SEARCH(&quot;posX = &quot;;[.D3])-SEARCH(&quot;worldY = &quot;;[.D3])-11))" office:value-type="string" office:string-value="19">
            <text:p>19</text:p>
          </table:table-cell>
          <table:table-cell table:formula="of:=MID([.D3];(SEARCH(&quot;posX = &quot;;[.D3])+7);(SEARCH(&quot;,&quot;;[.D3];SEARCH(&quot;posX&quot;;[.D3]))-SEARCH(&quot;posX = &quot;;[.D3])-7))" office:value-type="string" office:string-value="137">
            <text:p>137</text:p>
          </table:table-cell>
          <table:table-cell table:formula="of:=IF(LEN([.D3])&lt;60;MID([.D3];(SEARCH(&quot;posY = &quot;;[.D3])+7);(SEARCH(&quot;}&quot;;[.D3];SEARCH(&quot;posY&quot;;[.D3]))-SEARCH(&quot;posY = &quot;;[.D3])-7));MID([.D8];(SEARCH(&quot;posY = &quot;;[.D8])+7);(SEARCH(&quot;}&quot;;[.D8];SEARCH(&quot;posY&quot;;[.D8]))-SEARCH(&quot;posY = &quot;;[.D8])-7)))" office:value-type="string" office:string-value="187">
            <text:p>187</text:p>
          </table:table-cell>
          <table:table-cell table:formula="of:=MID([.D3];SEARCH(&quot;posZ = &quot;;[.D3])+9;(SEARCH(&quot;}&quot;;[.D3])-SEARCH(&quot;posZ = &quot;;[.D3])-11))" office:value-type="float" office:value="0">
            <text:p>#VALUE!</text:p>
          </table:table-cell>
          <table:table-cell table:formula="of:=IF(SEARCH(&quot;posZ&quot;;[.D3])&gt;1;1;0)" office:value-type="float" office:value="0">
            <text:p>#VALUE!</text:p>
          </table:table-cell>
          <table:table-cell table:formula="of:=ISERR(IF(SEARCH(&quot;posZ&quot;)))" office:value-type="boolean" office:boolean-value="true">
            <text:p>TRUE</text:p>
          </table:table-cell>
          <table:table-cell table:formula="of:=LEN([.D3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9, posX = 124, posY = 195}, -- <text:s/>StarEplex Cinema bathrrom</text:p>
          </table:table-cell>
          <table:table-cell office:value-type="string">
            <text:p>Valley Station</text:p>
          </table:table-cell>
          <table:table-cell table:formula="of:=MID([.A4];SEARCH(&quot;--&quot;;[.A4])+2;256)" office:value-type="string" office:string-value="  StarEplex Cinema bathrrom">
            <text:p><text:s text:c="2"/>StarEplex Cinema bathrrom</text:p>
          </table:table-cell>
          <table:table-cell table:formula="of:=MID([.A4];1;SEARCH(&quot;--&quot;;[.A4])-1)" office:value-type="string" office:string-value="{worldX = 45, worldY = 19, posX = 124, posY = 195}, ">
            <text:p>{worldX = 45, worldY = 19, posX = 124, posY = 195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ll complex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4];&quot;-- &quot;;[.B4];&quot;,&quot;;[.C4];&quot; ID:&quot;;[.I4])" office:value-type="string" office:string-value="{worldX = 45, worldY = 19, posX = 124, posY = 195}, -- Valley Station,  StarEplex Cinema bathrrom ID:2">
            <text:p>{worldX = 45, worldY = 19, posX = 124, posY = 195}, -- Valley Station, <text:s/>StarEplex Cinema bathrrom ID:2</text:p>
          </table:table-cell>
          <table:table-cell table:formula="of:=MID([.D4];SEARCH(&quot;worldX = &quot;;[.D4])+9;(SEARCH(&quot;worldY = &quot;;[.D4])-SEARCH(&quot;worldX = &quot;;[.D4])-11))" office:value-type="string" office:string-value="45">
            <text:p>45</text:p>
          </table:table-cell>
          <table:table-cell table:formula="of:=MID([.D4];SEARCH(&quot;worldY = &quot;;[.D4])+9;(SEARCH(&quot;posX = &quot;;[.D4])-SEARCH(&quot;worldY = &quot;;[.D4])-11))" office:value-type="string" office:string-value="19">
            <text:p>19</text:p>
          </table:table-cell>
          <table:table-cell table:formula="of:=MID([.D4];(SEARCH(&quot;posX = &quot;;[.D4])+7);(SEARCH(&quot;,&quot;;[.D4];SEARCH(&quot;posX&quot;;[.D4]))-SEARCH(&quot;posX = &quot;;[.D4])-7))" office:value-type="string" office:string-value="124">
            <text:p>124</text:p>
          </table:table-cell>
          <table:table-cell table:formula="of:=IF(LEN([.D4])&lt;60;MID([.D4];(SEARCH(&quot;posY = &quot;;[.D4])+7);(SEARCH(&quot;}&quot;;[.D4];SEARCH(&quot;posY&quot;;[.D4]))-SEARCH(&quot;posY = &quot;;[.D4])-7));MID([.D9];(SEARCH(&quot;posY = &quot;;[.D9])+7);(SEARCH(&quot;}&quot;;[.D9];SEARCH(&quot;posY&quot;;[.D9]))-SEARCH(&quot;posY = &quot;;[.D9])-7)))" office:value-type="string" office:string-value="195">
            <text:p>195</text:p>
          </table:table-cell>
          <table:table-cell table:formula="of:=MID([.D4];SEARCH(&quot;posZ = &quot;;[.D4])+9;(SEARCH(&quot;}&quot;;[.D4])-SEARCH(&quot;posZ = &quot;;[.D4])-11))" office:value-type="float" office:value="0">
            <text:p>#VALUE!</text:p>
          </table:table-cell>
          <table:table-cell table:formula="of:=IF(SEARCH(&quot;posZ&quot;;[.D4])&gt;1;1;0)" office:value-type="float" office:value="0">
            <text:p>#VALUE!</text:p>
          </table:table-cell>
          <table:table-cell table:formula="of:=ISERR(IF(SEARCH(&quot;posZ&quot;)))" office:value-type="boolean" office:boolean-value="true">
            <text:p>TRUE</text:p>
          </table:table-cell>
          <table:table-cell table:formula="of:=LEN([.D4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9, posX = 123, posY = 164}, -- <text:s/>StarEplex Cinema breakroom</text:p>
          </table:table-cell>
          <table:table-cell office:value-type="string">
            <text:p>Valley Station</text:p>
          </table:table-cell>
          <table:table-cell table:formula="of:=MID([.A5];SEARCH(&quot;--&quot;;[.A5])+2;256)" office:value-type="string" office:string-value="  StarEplex Cinema breakroom">
            <text:p><text:s text:c="2"/>StarEplex Cinema breakroom</text:p>
          </table:table-cell>
          <table:table-cell table:formula="of:=MID([.A5];1;SEARCH(&quot;--&quot;;[.A5])-1)" office:value-type="string" office:string-value="{worldX = 45, worldY = 19, posX = 123, posY = 164}, ">
            <text:p>{worldX = 45, worldY = 19, posX = 123, posY = 164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ll complex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4"/>
          <table:table-cell table:formula="of:=CONCATENATE([.D5];&quot;-- &quot;;[.B5];&quot;,&quot;;[.C5];&quot; ID:&quot;;[.I5])" office:value-type="string" office:string-value="{worldX = 45, worldY = 19, posX = 123, posY = 164}, -- Valley Station,  StarEplex Cinema breakroom ID:3">
            <text:p>{worldX = 45, worldY = 19, posX = 123, posY = 164}, -- Valley Station, <text:s/>StarEplex Cinema breakroom ID:3</text:p>
          </table:table-cell>
          <table:table-cell table:formula="of:=MID([.D5];SEARCH(&quot;worldX = &quot;;[.D5])+9;(SEARCH(&quot;worldY = &quot;;[.D5])-SEARCH(&quot;worldX = &quot;;[.D5])-11))" office:value-type="string" office:string-value="45">
            <text:p>45</text:p>
          </table:table-cell>
          <table:table-cell table:formula="of:=MID([.D5];SEARCH(&quot;worldY = &quot;;[.D5])+9;(SEARCH(&quot;posX = &quot;;[.D5])-SEARCH(&quot;worldY = &quot;;[.D5])-11))" office:value-type="string" office:string-value="19">
            <text:p>19</text:p>
          </table:table-cell>
          <table:table-cell table:formula="of:=MID([.D5];(SEARCH(&quot;posX = &quot;;[.D5])+7);(SEARCH(&quot;,&quot;;[.D5];SEARCH(&quot;posX&quot;;[.D5]))-SEARCH(&quot;posX = &quot;;[.D5])-7))" office:value-type="string" office:string-value="123">
            <text:p>123</text:p>
          </table:table-cell>
          <table:table-cell table:formula="of:=IF(LEN([.D5])&lt;60;MID([.D5];(SEARCH(&quot;posY = &quot;;[.D5])+7);(SEARCH(&quot;}&quot;;[.D5];SEARCH(&quot;posY&quot;;[.D5]))-SEARCH(&quot;posY = &quot;;[.D5])-7));MID([.D10];(SEARCH(&quot;posY = &quot;;[.D10])+7);(SEARCH(&quot;}&quot;;[.D10];SEARCH(&quot;posY&quot;;[.D10]))-SEARCH(&quot;posY = &quot;;[.D10])-7)))" office:value-type="string" office:string-value="164">
            <text:p>164</text:p>
          </table:table-cell>
          <table:table-cell table:formula="of:=MID([.D5];SEARCH(&quot;posZ = &quot;;[.D5])+9;(SEARCH(&quot;}&quot;;[.D5])-SEARCH(&quot;posZ = &quot;;[.D5])-11))" office:value-type="float" office:value="0">
            <text:p>#VALUE!</text:p>
          </table:table-cell>
          <table:table-cell table:formula="of:=IF(SEARCH(&quot;posZ&quot;;[.D5])&gt;1;1;0)" office:value-type="float" office:value="0">
            <text:p>#VALUE!</text:p>
          </table:table-cell>
          <table:table-cell table:formula="of:=ISERR(IF(SEARCH(&quot;posZ&quot;)))" office:value-type="boolean" office:boolean-value="true">
            <text:p>TRUE</text:p>
          </table:table-cell>
          <table:table-cell table:formula="of:=LEN([.D5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9, posX = 137, posY = 171}, -- <text:s/>StarEplex Cinema concessions</text:p>
          </table:table-cell>
          <table:table-cell office:value-type="string">
            <text:p>Valley Station</text:p>
          </table:table-cell>
          <table:table-cell table:formula="of:=MID([.A6];SEARCH(&quot;--&quot;;[.A6])+2;256)" office:value-type="string" office:string-value="  StarEplex Cinema concessions">
            <text:p><text:s text:c="2"/>StarEplex Cinema concessions</text:p>
          </table:table-cell>
          <table:table-cell table:formula="of:=MID([.A6];1;SEARCH(&quot;--&quot;;[.A6])-1)" office:value-type="string" office:string-value="{worldX = 45, worldY = 19, posX = 137, posY = 171}, ">
            <text:p>{worldX = 45, worldY = 19, posX = 137, posY = 17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 complex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6];&quot;-- &quot;;[.B6];&quot;,&quot;;[.C6];&quot; ID:&quot;;[.I6])" office:value-type="string" office:string-value="{worldX = 45, worldY = 19, posX = 137, posY = 171}, -- Valley Station,  StarEplex Cinema concessions ID:4">
            <text:p>{worldX = 45, worldY = 19, posX = 137, posY = 171}, -- Valley Station, <text:s/>StarEplex Cinema concessions ID:4</text:p>
          </table:table-cell>
          <table:table-cell table:formula="of:=MID([.D6];SEARCH(&quot;worldX = &quot;;[.D6])+9;(SEARCH(&quot;worldY = &quot;;[.D6])-SEARCH(&quot;worldX = &quot;;[.D6])-11))" office:value-type="string" office:string-value="45">
            <text:p>45</text:p>
          </table:table-cell>
          <table:table-cell table:formula="of:=MID([.D6];SEARCH(&quot;worldY = &quot;;[.D6])+9;(SEARCH(&quot;posX = &quot;;[.D6])-SEARCH(&quot;worldY = &quot;;[.D6])-11))" office:value-type="string" office:string-value="19">
            <text:p>19</text:p>
          </table:table-cell>
          <table:table-cell table:formula="of:=MID([.D6];(SEARCH(&quot;posX = &quot;;[.D6])+7);(SEARCH(&quot;,&quot;;[.D6];SEARCH(&quot;posX&quot;;[.D6]))-SEARCH(&quot;posX = &quot;;[.D6])-7))" office:value-type="string" office:string-value="137">
            <text:p>137</text:p>
          </table:table-cell>
          <table:table-cell table:formula="of:=IF(LEN([.D6])&lt;60;MID([.D6];(SEARCH(&quot;posY = &quot;;[.D6])+7);(SEARCH(&quot;}&quot;;[.D6];SEARCH(&quot;posY&quot;;[.D6]))-SEARCH(&quot;posY = &quot;;[.D6])-7));MID([.D11];(SEARCH(&quot;posY = &quot;;[.D11])+7);(SEARCH(&quot;}&quot;;[.D11];SEARCH(&quot;posY&quot;;[.D11]))-SEARCH(&quot;posY = &quot;;[.D11])-7)))" office:value-type="string" office:string-value="171">
            <text:p>171</text:p>
          </table:table-cell>
          <table:table-cell table:formula="of:=MID([.D6];SEARCH(&quot;posZ = &quot;;[.D6])+9;(SEARCH(&quot;}&quot;;[.D6])-SEARCH(&quot;posZ = &quot;;[.D6])-11))" office:value-type="float" office:value="0">
            <text:p>#VALUE!</text:p>
          </table:table-cell>
          <table:table-cell table:formula="of:=IF(SEARCH(&quot;posZ&quot;;[.D6])&gt;1;1;0)" office:value-type="float" office:value="0">
            <text:p>#VALUE!</text:p>
          </table:table-cell>
          <table:table-cell table:formula="of:=ISERR(IF(SEARCH(&quot;posZ&quot;)))" office:value-type="boolean" office:boolean-value="true">
            <text:p>TRUE</text:p>
          </table:table-cell>
          <table:table-cell table:formula="of:=LEN([.D6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9, posX = 72, posY = 173}, -- <text:s/>StarEplex Cinema DR OIDS screen</text:p>
          </table:table-cell>
          <table:table-cell office:value-type="string">
            <text:p>Valley Station</text:p>
          </table:table-cell>
          <table:table-cell table:formula="of:=MID([.A7];SEARCH(&quot;--&quot;;[.A7])+2;256)" office:value-type="string" office:string-value="  StarEplex Cinema DR OIDS screen">
            <text:p><text:s text:c="2"/>StarEplex Cinema DR OIDS screen</text:p>
          </table:table-cell>
          <table:table-cell table:formula="of:=MID([.A7];1;SEARCH(&quot;--&quot;;[.A7])-1)" office:value-type="string" office:string-value="{worldX = 45, worldY = 19, posX = 72, posY = 173}, ">
            <text:p>{worldX = 45, worldY = 19, posX = 72, posY = 173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ll complex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7];&quot;-- &quot;;[.B7];&quot;,&quot;;[.C7];&quot; ID:&quot;;[.I7])" office:value-type="string" office:string-value="{worldX = 45, worldY = 19, posX = 72, posY = 173}, -- Valley Station,  StarEplex Cinema DR OIDS screen ID:5">
            <text:p>{worldX = 45, worldY = 19, posX = 72, posY = 173}, -- Valley Station, <text:s/>StarEplex Cinema DR OIDS screen ID:5</text:p>
          </table:table-cell>
          <table:table-cell table:formula="of:=MID([.D7];SEARCH(&quot;worldX = &quot;;[.D7])+9;(SEARCH(&quot;worldY = &quot;;[.D7])-SEARCH(&quot;worldX = &quot;;[.D7])-11))" office:value-type="string" office:string-value="45">
            <text:p>45</text:p>
          </table:table-cell>
          <table:table-cell table:formula="of:=MID([.D7];SEARCH(&quot;worldY = &quot;;[.D7])+9;(SEARCH(&quot;posX = &quot;;[.D7])-SEARCH(&quot;worldY = &quot;;[.D7])-11))" office:value-type="string" office:string-value="19">
            <text:p>19</text:p>
          </table:table-cell>
          <table:table-cell table:formula="of:=MID([.D7];(SEARCH(&quot;posX = &quot;;[.D7])+7);(SEARCH(&quot;,&quot;;[.D7];SEARCH(&quot;posX&quot;;[.D7]))-SEARCH(&quot;posX = &quot;;[.D7])-7))" office:value-type="string" office:string-value="72">
            <text:p>72</text:p>
          </table:table-cell>
          <table:table-cell table:formula="of:=IF(LEN([.D7])&lt;60;MID([.D7];(SEARCH(&quot;posY = &quot;;[.D7])+7);(SEARCH(&quot;}&quot;;[.D7];SEARCH(&quot;posY&quot;;[.D7]))-SEARCH(&quot;posY = &quot;;[.D7])-7));MID([.D12];(SEARCH(&quot;posY = &quot;;[.D12])+7);(SEARCH(&quot;}&quot;;[.D12];SEARCH(&quot;posY&quot;;[.D12]))-SEARCH(&quot;posY = &quot;;[.D12])-7)))" office:value-type="string" office:string-value="173">
            <text:p>173</text:p>
          </table:table-cell>
          <table:table-cell table:formula="of:=MID([.D7];SEARCH(&quot;posZ = &quot;;[.D7])+9;(SEARCH(&quot;}&quot;;[.D7])-SEARCH(&quot;posZ = &quot;;[.D7])-11))" office:value-type="float" office:value="0">
            <text:p>#VALUE!</text:p>
          </table:table-cell>
          <table:table-cell table:formula="of:=IF(SEARCH(&quot;posZ&quot;;[.D7])&gt;1;1;0)" office:value-type="float" office:value="0">
            <text:p>#VALUE!</text:p>
          </table:table-cell>
          <table:table-cell table:formula="of:=ISERR(IF(SEARCH(&quot;posZ&quot;)))" office:value-type="boolean" office:boolean-value="true">
            <text:p>TRUE</text:p>
          </table:table-cell>
          <table:table-cell table:formula="of:=LEN([.D7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76, posY = 191, posZ = 1}, -- <text:s/>StarEplex Cinema projector room, 2nd floor</text:p>
          </table:table-cell>
          <table:table-cell office:value-type="string">
            <text:p>Valley Station</text:p>
          </table:table-cell>
          <table:table-cell table:formula="of:=MID([.A8];SEARCH(&quot;--&quot;;[.A8])+2;256)" office:value-type="string" office:string-value="  StarEplex Cinema projector room, 2nd floor">
            <text:p><text:s text:c="2"/>StarEplex Cinema projector room, 2nd floor</text:p>
          </table:table-cell>
          <table:table-cell table:formula="of:=MID([.A8];1;SEARCH(&quot;--&quot;;[.A8])-1)" office:value-type="string" office:string-value="{worldX = 45, worldY = 19, posX = 76, posY = 191, posZ = 1}, ">
            <text:p>{worldX = 45, worldY = 19, posX = 76, posY = 191, posZ = 1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ll complex</text:p>
          </table:table-cell>
          <table:table-cell/>
          <table:table-cell office:value-type="float" office:value="6">
            <text:p>6</text:p>
          </table:table-cell>
          <table:table-cell table:number-columns-repeated="22"/>
          <table:table-cell table:formula="of:=CONCATENATE([.D8];&quot;-- &quot;;[.B8];&quot;,&quot;;[.C8];&quot; ID:&quot;;[.I8])" office:value-type="string" office:string-value="{worldX = 45, worldY = 19, posX = 76, posY = 191, posZ = 1}, -- Valley Station,  StarEplex Cinema projector room, 2nd floor ID:6">
            <text:p>{worldX = 45, worldY = 19, posX = 76, posY = 191, posZ = 1}, -- Valley Station, <text:s/>StarEplex Cinema projector room, 2nd floor ID:6</text:p>
          </table:table-cell>
          <table:table-cell table:formula="of:=MID([.D8];SEARCH(&quot;worldX = &quot;;[.D8])+9;(SEARCH(&quot;worldY = &quot;;[.D8])-SEARCH(&quot;worldX = &quot;;[.D8])-11))" office:value-type="string" office:string-value="45">
            <text:p>45</text:p>
          </table:table-cell>
          <table:table-cell table:formula="of:=MID([.D8];SEARCH(&quot;worldY = &quot;;[.D8])+9;(SEARCH(&quot;posX = &quot;;[.D8])-SEARCH(&quot;worldY = &quot;;[.D8])-11))" office:value-type="string" office:string-value="19">
            <text:p>19</text:p>
          </table:table-cell>
          <table:table-cell table:formula="of:=MID([.D8];(SEARCH(&quot;posX = &quot;;[.D8])+7);(SEARCH(&quot;,&quot;;[.D8];SEARCH(&quot;posX&quot;;[.D8]))-SEARCH(&quot;posX = &quot;;[.D8])-7))" office:value-type="string" office:string-value="76">
            <text:p>76</text:p>
          </table:table-cell>
          <table:table-cell table:formula="of:=IF(LEN([.D8])&lt;60;MID([.D8];(SEARCH(&quot;posY = &quot;;[.D8])+7);(SEARCH(&quot;}&quot;;[.D8];SEARCH(&quot;posY&quot;;[.D8]))-SEARCH(&quot;posY = &quot;;[.D8])-7));MID([.D13];(SEARCH(&quot;posY = &quot;;[.D13])+7);(SEARCH(&quot;}&quot;;[.D13];SEARCH(&quot;posY&quot;;[.D13]))-SEARCH(&quot;posY = &quot;;[.D13])-7)))" office:value-type="string" office:string-value="184">
            <text:p>184</text:p>
          </table:table-cell>
          <table:table-cell table:formula="of:=MID([.D8];SEARCH(&quot;posZ = &quot;;[.D8])+7;(SEARCH(&quot;}&quot;;[.D8])-SEARCH(&quot;posZ = &quot;;[.D8])-7))" office:value-type="string" office:string-value="1">
            <text:p>1</text:p>
          </table:table-cell>
          <table:table-cell table:formula="of:=IF(SEARCH(&quot;posZ&quot;;[.D8])&gt;1;1;0)" office:value-type="float" office:value="1">
            <text:p>1</text:p>
          </table:table-cell>
          <table:table-cell table:formula="of:=ISERR(IF(SEARCH(&quot;posZ&quot;)))" office:value-type="boolean" office:boolean-value="true">
            <text:p>TRUE</text:p>
          </table:table-cell>
          <table:table-cell table:formula="of:=LEN([.D8])" office:value-type="float" office:value="61">
            <text:p>61</text:p>
          </table:table-cell>
        </table:table-row>
        <table:table-row table:style-name="ro1" table:visibility="filter">
          <table:table-cell office:value-type="string">
            <text:p>{worldX = 46, worldY = 19, posX = 136, posY = 65}, -- <text:s/>Mall food court</text:p>
          </table:table-cell>
          <table:table-cell office:value-type="string">
            <text:p>Valley Station</text:p>
          </table:table-cell>
          <table:table-cell table:formula="of:=MID([.A9];SEARCH(&quot;--&quot;;[.A9])+2;256)" office:value-type="string" office:string-value="  Mall food court">
            <text:p><text:s text:c="2"/>Mall food court</text:p>
          </table:table-cell>
          <table:table-cell table:formula="of:=MID([.A9];1;SEARCH(&quot;--&quot;;[.A9])-1)" office:value-type="string" office:string-value="{worldX = 46, worldY = 19, posX = 136, posY = 65}, ">
            <text:p>{worldX = 46, worldY = 19, posX = 136, posY = 6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CONCATENATE([.D9];&quot;-- &quot;;[.B9];&quot;,&quot;;[.C9];&quot; ID:&quot;;[.I9])" office:value-type="string" office:string-value="{worldX = 46, worldY = 19, posX = 136, posY = 65}, -- Valley Station,  Mall food court ID:7">
            <text:p>{worldX = 46, worldY = 19, posX = 136, posY = 65}, -- Valley Station, <text:s/>Mall food court ID:7</text:p>
          </table:table-cell>
          <table:table-cell table:formula="of:=MID([.D9];SEARCH(&quot;worldX = &quot;;[.D9])+9;(SEARCH(&quot;worldY = &quot;;[.D9])-SEARCH(&quot;worldX = &quot;;[.D9])-11))" office:value-type="string" office:string-value="46">
            <text:p>46</text:p>
          </table:table-cell>
          <table:table-cell table:formula="of:=MID([.D9];SEARCH(&quot;worldY = &quot;;[.D9])+9;(SEARCH(&quot;posX = &quot;;[.D9])-SEARCH(&quot;worldY = &quot;;[.D9])-11))" office:value-type="string" office:string-value="19">
            <text:p>19</text:p>
          </table:table-cell>
          <table:table-cell table:formula="of:=MID([.D9];(SEARCH(&quot;posX = &quot;;[.D9])+7);(SEARCH(&quot;,&quot;;[.D9];SEARCH(&quot;posX&quot;;[.D9]))-SEARCH(&quot;posX = &quot;;[.D9])-7))" office:value-type="string" office:string-value="136">
            <text:p>136</text:p>
          </table:table-cell>
          <table:table-cell table:formula="of:=IF(LEN([.D9])&lt;60;MID([.D9];(SEARCH(&quot;posY = &quot;;[.D9])+7);(SEARCH(&quot;}&quot;;[.D9];SEARCH(&quot;posY&quot;;[.D9]))-SEARCH(&quot;posY = &quot;;[.D9])-7));MID([.D14];(SEARCH(&quot;posY = &quot;;[.D14])+7);(SEARCH(&quot;}&quot;;[.D14];SEARCH(&quot;posY&quot;;[.D14]))-SEARCH(&quot;posY = &quot;;[.D14])-7)))" office:value-type="string" office:string-value="65">
            <text:p>65</text:p>
          </table:table-cell>
          <table:table-cell table:formula="of:=MID([.D9];SEARCH(&quot;posZ = &quot;;[.D9])+7;(SEARCH(&quot;}&quot;;[.D9])-SEARCH(&quot;posZ = &quot;;[.D9])-7))" office:value-type="float" office:value="0">
            <text:p>#VALUE!</text:p>
          </table:table-cell>
          <table:table-cell table:formula="of:=IF(SEARCH(&quot;posZ&quot;;[.D9])&gt;1;1;0)" office:value-type="float" office:value="0">
            <text:p>#VALUE!</text:p>
          </table:table-cell>
          <table:table-cell/>
          <table:table-cell table:formula="of:=LEN([.D9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9, posX = 182, posY = 113}, -- <text:s/>Mall furniture store</text:p>
          </table:table-cell>
          <table:table-cell office:value-type="string">
            <text:p>Valley Station</text:p>
          </table:table-cell>
          <table:table-cell table:formula="of:=MID([.A10];SEARCH(&quot;--&quot;;[.A10])+2;256)" office:value-type="string" office:string-value="  Mall furniture store">
            <text:p><text:s text:c="2"/>Mall furniture store</text:p>
          </table:table-cell>
          <table:table-cell table:formula="of:=MID([.A10];1;SEARCH(&quot;--&quot;;[.A10])-1)" office:value-type="string" office:string-value="{worldX = 46, worldY = 19, posX = 182, posY = 113}, ">
            <text:p>{worldX = 46, worldY = 19, posX = 182, posY = 11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CONCATENATE([.D10];&quot;-- &quot;;[.B10];&quot;,&quot;;[.C10];&quot; ID:&quot;;[.I10])" office:value-type="string" office:string-value="{worldX = 46, worldY = 19, posX = 182, posY = 113}, -- Valley Station,  Mall furniture store ID:8">
            <text:p>{worldX = 46, worldY = 19, posX = 182, posY = 113}, -- Valley Station, <text:s/>Mall furniture store ID:8</text:p>
          </table:table-cell>
          <table:table-cell table:formula="of:=MID([.D10];SEARCH(&quot;worldX = &quot;;[.D10])+9;(SEARCH(&quot;worldY = &quot;;[.D10])-SEARCH(&quot;worldX = &quot;;[.D10])-11))" office:value-type="string" office:string-value="46">
            <text:p>46</text:p>
          </table:table-cell>
          <table:table-cell table:formula="of:=MID([.D10];SEARCH(&quot;worldY = &quot;;[.D10])+9;(SEARCH(&quot;posX = &quot;;[.D10])-SEARCH(&quot;worldY = &quot;;[.D10])-11))" office:value-type="string" office:string-value="19">
            <text:p>19</text:p>
          </table:table-cell>
          <table:table-cell table:formula="of:=MID([.D10];(SEARCH(&quot;posX = &quot;;[.D10])+7);(SEARCH(&quot;,&quot;;[.D10];SEARCH(&quot;posX&quot;;[.D10]))-SEARCH(&quot;posX = &quot;;[.D10])-7))" office:value-type="string" office:string-value="182">
            <text:p>182</text:p>
          </table:table-cell>
          <table:table-cell table:formula="of:=IF(LEN([.D10])&lt;60;MID([.D10];(SEARCH(&quot;posY = &quot;;[.D10])+7);(SEARCH(&quot;}&quot;;[.D10];SEARCH(&quot;posY&quot;;[.D10]))-SEARCH(&quot;posY = &quot;;[.D10])-7));MID([.D15];(SEARCH(&quot;posY = &quot;;[.D15])+7);(SEARCH(&quot;}&quot;;[.D15];SEARCH(&quot;posY&quot;;[.D15]))-SEARCH(&quot;posY = &quot;;[.D15])-7)))" office:value-type="string" office:string-value="113">
            <text:p>113</text:p>
          </table:table-cell>
          <table:table-cell table:formula="of:=MID([.D10];SEARCH(&quot;posZ = &quot;;[.D10])+7;(SEARCH(&quot;}&quot;;[.D10])-SEARCH(&quot;posZ = &quot;;[.D10])-7))" office:value-type="float" office:value="0">
            <text:p>#VALUE!</text:p>
          </table:table-cell>
          <table:table-cell table:formula="of:=IF(SEARCH(&quot;posZ&quot;;[.D10])&gt;1;1;0)" office:value-type="float" office:value="0">
            <text:p>#VALUE!</text:p>
          </table:table-cell>
          <table:table-cell/>
          <table:table-cell table:formula="of:=LEN([.D10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6, worldY = 19, posX = 185, posY = 172},-- <text:s/>Mall department store </text:p>
          </table:table-cell>
          <table:table-cell office:value-type="string">
            <text:p>Valley Station</text:p>
          </table:table-cell>
          <table:table-cell table:formula="of:=MID([.A11];SEARCH(&quot;--&quot;;[.A11])+2;256)" office:value-type="string" office:string-value="  Mall department store ">
            <text:p><text:s text:c="2"/>Mall department store </text:p>
          </table:table-cell>
          <table:table-cell table:formula="of:=MID([.A11];1;SEARCH(&quot;--&quot;;[.A11])-1)" office:value-type="string" office:string-value="{worldX = 46, worldY = 19, posX = 185, posY = 172},">
            <text:p>{worldX = 46, worldY = 19, posX = 185, posY = 172},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11];&quot;-- &quot;;[.B11];&quot;,&quot;;[.C11];&quot; ID:&quot;;[.I11])" office:value-type="string" office:string-value="{worldX = 46, worldY = 19, posX = 185, posY = 172},-- Valley Station,  Mall department store  ID:9">
            <text:p>{worldX = 46, worldY = 19, posX = 185, posY = 172},-- Valley Station, <text:s/>Mall department store <text:s/>ID:9</text:p>
          </table:table-cell>
          <table:table-cell table:formula="of:=MID([.D11];SEARCH(&quot;worldX = &quot;;[.D11])+9;(SEARCH(&quot;worldY = &quot;;[.D11])-SEARCH(&quot;worldX = &quot;;[.D11])-11))" office:value-type="string" office:string-value="46">
            <text:p>46</text:p>
          </table:table-cell>
          <table:table-cell table:formula="of:=MID([.D11];SEARCH(&quot;worldY = &quot;;[.D11])+9;(SEARCH(&quot;posX = &quot;;[.D11])-SEARCH(&quot;worldY = &quot;;[.D11])-11))" office:value-type="string" office:string-value="19">
            <text:p>19</text:p>
          </table:table-cell>
          <table:table-cell table:formula="of:=MID([.D11];(SEARCH(&quot;posX = &quot;;[.D11])+7);(SEARCH(&quot;,&quot;;[.D11];SEARCH(&quot;posX&quot;;[.D11]))-SEARCH(&quot;posX = &quot;;[.D11])-7))" office:value-type="string" office:string-value="185">
            <text:p>185</text:p>
          </table:table-cell>
          <table:table-cell table:formula="of:=IF(LEN([.D11])&lt;60;MID([.D11];(SEARCH(&quot;posY = &quot;;[.D11])+7);(SEARCH(&quot;}&quot;;[.D11];SEARCH(&quot;posY&quot;;[.D11]))-SEARCH(&quot;posY = &quot;;[.D11])-7));MID([.D16];(SEARCH(&quot;posY = &quot;;[.D16])+7);(SEARCH(&quot;}&quot;;[.D16];SEARCH(&quot;posY&quot;;[.D16]))-SEARCH(&quot;posY = &quot;;[.D16])-7)))" office:value-type="string" office:string-value="172">
            <text:p>172</text:p>
          </table:table-cell>
          <table:table-cell table:formula="of:=MID([.D11];SEARCH(&quot;posZ = &quot;;[.D11])+7;(SEARCH(&quot;}&quot;;[.D11])-SEARCH(&quot;posZ = &quot;;[.D11])-7))" office:value-type="float" office:value="0">
            <text:p>#VALUE!</text:p>
          </table:table-cell>
          <table:table-cell table:number-columns-repeated="2"/>
          <table:table-cell table:formula="of:=LEN([.D11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9, posX = 124, posY = 167}, -- <text:s/>Mall book store </text:p>
          </table:table-cell>
          <table:table-cell office:value-type="string">
            <text:p>Valley Station</text:p>
          </table:table-cell>
          <table:table-cell table:formula="of:=MID([.A12];SEARCH(&quot;--&quot;;[.A12])+2;256)" office:value-type="string" office:string-value="  Mall book store ">
            <text:p><text:s text:c="2"/>Mall book store </text:p>
          </table:table-cell>
          <table:table-cell table:formula="of:=MID([.A12];1;SEARCH(&quot;--&quot;;[.A12])-1)" office:value-type="string" office:string-value="{worldX = 46, worldY = 19, posX = 124, posY = 167}, ">
            <text:p>{worldX = 46, worldY = 19, posX = 124, posY = 167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</text:p>
          </table:table-cell>
          <table:table-cell/>
          <table:table-cell office:value-type="float" office:value="10">
            <text:p>10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  <table:table-cell table:formula="of:=CONCATENATE([.D12];&quot;-- &quot;;[.B12];&quot;,&quot;;[.C12];&quot; ID:&quot;;[.I12])" office:value-type="string" office:string-value="{worldX = 46, worldY = 19, posX = 124, posY = 167}, -- Valley Station,  Mall book store  ID:10">
            <text:p>{worldX = 46, worldY = 19, posX = 124, posY = 167}, -- Valley Station, <text:s/>Mall book store <text:s/>ID:10</text:p>
          </table:table-cell>
          <table:table-cell table:formula="of:=MID([.D12];SEARCH(&quot;worldX = &quot;;[.D12])+9;(SEARCH(&quot;worldY = &quot;;[.D12])-SEARCH(&quot;worldX = &quot;;[.D12])-11))" office:value-type="string" office:string-value="46">
            <text:p>46</text:p>
          </table:table-cell>
          <table:table-cell table:formula="of:=MID([.D12];SEARCH(&quot;worldY = &quot;;[.D12])+9;(SEARCH(&quot;posX = &quot;;[.D12])-SEARCH(&quot;worldY = &quot;;[.D12])-11))" office:value-type="string" office:string-value="19">
            <text:p>19</text:p>
          </table:table-cell>
          <table:table-cell table:formula="of:=MID([.D12];(SEARCH(&quot;posX = &quot;;[.D12])+7);(SEARCH(&quot;,&quot;;[.D12];SEARCH(&quot;posX&quot;;[.D12]))-SEARCH(&quot;posX = &quot;;[.D12])-7))" office:value-type="string" office:string-value="124">
            <text:p>124</text:p>
          </table:table-cell>
          <table:table-cell table:formula="of:=IF(LEN([.D12])&lt;60;MID([.D12];(SEARCH(&quot;posY = &quot;;[.D12])+7);(SEARCH(&quot;}&quot;;[.D12];SEARCH(&quot;posY&quot;;[.D12]))-SEARCH(&quot;posY = &quot;;[.D12])-7));MID([.D17];(SEARCH(&quot;posY = &quot;;[.D17])+7);(SEARCH(&quot;}&quot;;[.D17];SEARCH(&quot;posY&quot;;[.D17]))-SEARCH(&quot;posY = &quot;;[.D17])-7)))" office:value-type="string" office:string-value="167">
            <text:p>167</text:p>
          </table:table-cell>
          <table:table-cell table:formula="of:=MID([.D12];SEARCH(&quot;posZ = &quot;;[.D12])+7;(SEARCH(&quot;}&quot;;[.D12])-SEARCH(&quot;posZ = &quot;;[.D12])-7))" office:value-type="float" office:value="0">
            <text:p>#VALUE!</text:p>
          </table:table-cell>
          <table:table-cell table:number-columns-repeated="2"/>
          <table:table-cell table:formula="of:=LEN([.D12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6, worldY = 19, posX = 87, posY = 184}, -- <text:s/>Mall storage room </text:p>
          </table:table-cell>
          <table:table-cell office:value-type="string">
            <text:p>Valley Station</text:p>
          </table:table-cell>
          <table:table-cell table:formula="of:=MID([.A13];SEARCH(&quot;--&quot;;[.A13])+2;256)" office:value-type="string" office:string-value="  Mall storage room ">
            <text:p><text:s text:c="2"/>Mall storage room </text:p>
          </table:table-cell>
          <table:table-cell table:formula="of:=MID([.A13];1;SEARCH(&quot;--&quot;;[.A13])-1)" office:value-type="string" office:string-value="{worldX = 46, worldY = 19, posX = 87, posY = 184}, ">
            <text:p>{worldX = 46, worldY = 19, posX = 87, posY = 18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13];&quot;-- &quot;;[.B13];&quot;,&quot;;[.C13];&quot; ID:&quot;;[.I13])" office:value-type="string" office:string-value="{worldX = 46, worldY = 19, posX = 87, posY = 184}, -- Valley Station,  Mall storage room  ID:11">
            <text:p>{worldX = 46, worldY = 19, posX = 87, posY = 184}, -- Valley Station, <text:s/>Mall storage room <text:s/>ID:11</text:p>
          </table:table-cell>
          <table:table-cell table:formula="of:=MID([.D13];SEARCH(&quot;worldX = &quot;;[.D13])+9;(SEARCH(&quot;worldY = &quot;;[.D13])-SEARCH(&quot;worldX = &quot;;[.D13])-11))" office:value-type="string" office:string-value="46">
            <text:p>46</text:p>
          </table:table-cell>
          <table:table-cell table:formula="of:=MID([.D13];SEARCH(&quot;worldY = &quot;;[.D13])+9;(SEARCH(&quot;posX = &quot;;[.D13])-SEARCH(&quot;worldY = &quot;;[.D13])-11))" office:value-type="string" office:string-value="19">
            <text:p>19</text:p>
          </table:table-cell>
          <table:table-cell table:formula="of:=MID([.D13];(SEARCH(&quot;posX = &quot;;[.D13])+7);(SEARCH(&quot;,&quot;;[.D13];SEARCH(&quot;posX&quot;;[.D13]))-SEARCH(&quot;posX = &quot;;[.D13])-7))" office:value-type="string" office:string-value="87">
            <text:p>87</text:p>
          </table:table-cell>
          <table:table-cell table:formula="of:=IF(LEN([.D13])&lt;60;MID([.D13];(SEARCH(&quot;posY = &quot;;[.D13])+7);(SEARCH(&quot;}&quot;;[.D13];SEARCH(&quot;posY&quot;;[.D13]))-SEARCH(&quot;posY = &quot;;[.D13])-7));MID([.D18];(SEARCH(&quot;posY = &quot;;[.D18])+7);(SEARCH(&quot;}&quot;;[.D18];SEARCH(&quot;posY&quot;;[.D18]))-SEARCH(&quot;posY = &quot;;[.D18])-7)))" office:value-type="string" office:string-value="184">
            <text:p>184</text:p>
          </table:table-cell>
          <table:table-cell table:formula="of:=MID([.D13];SEARCH(&quot;posZ = &quot;;[.D13])+7;(SEARCH(&quot;}&quot;;[.D13])-SEARCH(&quot;posZ = &quot;;[.D13])-7))" office:value-type="float" office:value="0">
            <text:p>#VALUE!</text:p>
          </table:table-cell>
          <table:table-cell table:number-columns-repeated="2"/>
          <table:table-cell table:formula="of:=LEN([.D13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9, posX = 82, posY = 81}, -- <text:s/>Mall fast food 1</text:p>
          </table:table-cell>
          <table:table-cell office:value-type="string">
            <text:p>Valley Station</text:p>
          </table:table-cell>
          <table:table-cell table:formula="of:=MID([.A14];SEARCH(&quot;--&quot;;[.A14])+2;256)" office:value-type="string" office:string-value="  Mall fast food 1">
            <text:p><text:s text:c="2"/>Mall fast food 1</text:p>
          </table:table-cell>
          <table:table-cell table:formula="of:=MID([.A14];1;SEARCH(&quot;--&quot;;[.A14])-1)" office:value-type="string" office:string-value="{worldX = 46, worldY = 19, posX = 82, posY = 81}, ">
            <text:p>{worldX = 46, worldY = 19, posX = 82, posY = 8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</text:p>
          </table:table-cell>
          <table:table-cell/>
          <table:table-cell office:value-type="float" office:value="12">
            <text:p>1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14];&quot;-- &quot;;[.B14];&quot;,&quot;;[.C14];&quot; ID:&quot;;[.I14])" office:value-type="string" office:string-value="{worldX = 46, worldY = 19, posX = 82, posY = 81}, -- Valley Station,  Mall fast food 1 ID:12">
            <text:p>{worldX = 46, worldY = 19, posX = 82, posY = 81}, -- Valley Station, <text:s/>Mall fast food 1 ID:12</text:p>
          </table:table-cell>
          <table:table-cell table:formula="of:=MID([.D14];SEARCH(&quot;worldX = &quot;;[.D14])+9;(SEARCH(&quot;worldY = &quot;;[.D14])-SEARCH(&quot;worldX = &quot;;[.D14])-11))" office:value-type="string" office:string-value="46">
            <text:p>46</text:p>
          </table:table-cell>
          <table:table-cell table:formula="of:=MID([.D14];SEARCH(&quot;worldY = &quot;;[.D14])+9;(SEARCH(&quot;posX = &quot;;[.D14])-SEARCH(&quot;worldY = &quot;;[.D14])-11))" office:value-type="string" office:string-value="19">
            <text:p>19</text:p>
          </table:table-cell>
          <table:table-cell table:formula="of:=MID([.D14];(SEARCH(&quot;posX = &quot;;[.D14])+7);(SEARCH(&quot;,&quot;;[.D14];SEARCH(&quot;posX&quot;;[.D14]))-SEARCH(&quot;posX = &quot;;[.D14])-7))" office:value-type="string" office:string-value="82">
            <text:p>82</text:p>
          </table:table-cell>
          <table:table-cell table:formula="of:=IF(LEN([.D14])&lt;60;MID([.D14];(SEARCH(&quot;posY = &quot;;[.D14])+7);(SEARCH(&quot;}&quot;;[.D14];SEARCH(&quot;posY&quot;;[.D14]))-SEARCH(&quot;posY = &quot;;[.D14])-7));MID([.D19];(SEARCH(&quot;posY = &quot;;[.D19])+7);(SEARCH(&quot;}&quot;;[.D19];SEARCH(&quot;posY&quot;;[.D19]))-SEARCH(&quot;posY = &quot;;[.D19])-7)))" office:value-type="string" office:string-value="81">
            <text:p>81</text:p>
          </table:table-cell>
          <table:table-cell table:formula="of:=MID([.D14];SEARCH(&quot;posZ = &quot;;[.D14])+7;(SEARCH(&quot;}&quot;;[.D14])-SEARCH(&quot;posZ = &quot;;[.D14])-7))" office:value-type="float" office:value="0">
            <text:p>#VALUE!</text:p>
          </table:table-cell>
          <table:table-cell table:number-columns-repeated="2"/>
          <table:table-cell table:formula="of:=LEN([.D14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6, worldY = 19, posX = 82, posY = 61}, -- <text:s/>Mall fast food 2</text:p>
          </table:table-cell>
          <table:table-cell office:value-type="string">
            <text:p>Valley Station</text:p>
          </table:table-cell>
          <table:table-cell table:formula="of:=MID([.A15];SEARCH(&quot;--&quot;;[.A15])+2;256)" office:value-type="string" office:string-value="  Mall fast food 2">
            <text:p><text:s text:c="2"/>Mall fast food 2</text:p>
          </table:table-cell>
          <table:table-cell table:formula="of:=MID([.A15];1;SEARCH(&quot;--&quot;;[.A15])-1)" office:value-type="string" office:string-value="{worldX = 46, worldY = 19, posX = 82, posY = 61}, ">
            <text:p>{worldX = 46, worldY = 19, posX = 82, posY = 6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</text:p>
          </table:table-cell>
          <table:table-cell/>
          <table:table-cell office:value-type="float" office:value="13">
            <text:p>1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15];&quot;-- &quot;;[.B15];&quot;,&quot;;[.C15];&quot; ID:&quot;;[.I15])" office:value-type="string" office:string-value="{worldX = 46, worldY = 19, posX = 82, posY = 61}, -- Valley Station,  Mall fast food 2 ID:13">
            <text:p>{worldX = 46, worldY = 19, posX = 82, posY = 61}, -- Valley Station, <text:s/>Mall fast food 2 ID:13</text:p>
          </table:table-cell>
          <table:table-cell table:formula="of:=MID([.D15];SEARCH(&quot;worldX = &quot;;[.D15])+9;(SEARCH(&quot;worldY = &quot;;[.D15])-SEARCH(&quot;worldX = &quot;;[.D15])-11))" office:value-type="string" office:string-value="46">
            <text:p>46</text:p>
          </table:table-cell>
          <table:table-cell table:formula="of:=MID([.D15];SEARCH(&quot;worldY = &quot;;[.D15])+9;(SEARCH(&quot;posX = &quot;;[.D15])-SEARCH(&quot;worldY = &quot;;[.D15])-11))" office:value-type="string" office:string-value="19">
            <text:p>19</text:p>
          </table:table-cell>
          <table:table-cell table:formula="of:=MID([.D15];(SEARCH(&quot;posX = &quot;;[.D15])+7);(SEARCH(&quot;,&quot;;[.D15];SEARCH(&quot;posX&quot;;[.D15]))-SEARCH(&quot;posX = &quot;;[.D15])-7))" office:value-type="string" office:string-value="82">
            <text:p>82</text:p>
          </table:table-cell>
          <table:table-cell table:formula="of:=IF(LEN([.D15])&lt;60;MID([.D15];(SEARCH(&quot;posY = &quot;;[.D15])+7);(SEARCH(&quot;}&quot;;[.D15];SEARCH(&quot;posY&quot;;[.D15]))-SEARCH(&quot;posY = &quot;;[.D15])-7));MID([.D20];(SEARCH(&quot;posY = &quot;;[.D20])+7);(SEARCH(&quot;}&quot;;[.D20];SEARCH(&quot;posY&quot;;[.D20]))-SEARCH(&quot;posY = &quot;;[.D20])-7)))" office:value-type="string" office:string-value="61">
            <text:p>61</text:p>
          </table:table-cell>
          <table:table-cell table:formula="of:=MID([.D15];SEARCH(&quot;posZ = &quot;;[.D15])+7;(SEARCH(&quot;}&quot;;[.D15])-SEARCH(&quot;posZ = &quot;;[.D15])-7))" office:value-type="float" office:value="0">
            <text:p>#VALUE!</text:p>
          </table:table-cell>
          <table:table-cell table:number-columns-repeated="2"/>
          <table:table-cell table:formula="of:=LEN([.D15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5, worldY = 18, posX = 237, posY = 242}, -- <text:s/>Gas2go, mall Complex</text:p>
          </table:table-cell>
          <table:table-cell office:value-type="string">
            <text:p>Valley Station</text:p>
          </table:table-cell>
          <table:table-cell table:formula="of:=MID([.A16];SEARCH(&quot;--&quot;;[.A16])+2;256)" office:value-type="string" office:string-value="  Gas2go, mall Complex">
            <text:p><text:s text:c="2"/>Gas2go, mall Complex</text:p>
          </table:table-cell>
          <table:table-cell table:formula="of:=MID([.A16];1;SEARCH(&quot;--&quot;;[.A16])-1)" office:value-type="string" office:string-value="{worldX = 45, worldY = 18, posX = 237, posY = 242}, ">
            <text:p>{worldX = 45, worldY = 18, posX = 237, posY = 24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ll complex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16];&quot;-- &quot;;[.B16];&quot;,&quot;;[.C16];&quot; ID:&quot;;[.I16])" office:value-type="string" office:string-value="{worldX = 45, worldY = 18, posX = 237, posY = 242}, -- Valley Station,  Gas2go, mall Complex ID:14">
            <text:p>{worldX = 45, worldY = 18, posX = 237, posY = 242}, -- Valley Station, <text:s/>Gas2go, mall Complex ID:14</text:p>
          </table:table-cell>
          <table:table-cell table:formula="of:=MID([.D16];SEARCH(&quot;worldX = &quot;;[.D16])+9;(SEARCH(&quot;worldY = &quot;;[.D16])-SEARCH(&quot;worldX = &quot;;[.D16])-11))" office:value-type="string" office:string-value="45">
            <text:p>45</text:p>
          </table:table-cell>
          <table:table-cell table:formula="of:=MID([.D16];SEARCH(&quot;worldY = &quot;;[.D16])+9;(SEARCH(&quot;posX = &quot;;[.D16])-SEARCH(&quot;worldY = &quot;;[.D16])-11))" office:value-type="string" office:string-value="18">
            <text:p>18</text:p>
          </table:table-cell>
          <table:table-cell table:formula="of:=MID([.D16];(SEARCH(&quot;posX = &quot;;[.D16])+7);(SEARCH(&quot;,&quot;;[.D16];SEARCH(&quot;posX&quot;;[.D16]))-SEARCH(&quot;posX = &quot;;[.D16])-7))" office:value-type="string" office:string-value="237">
            <text:p>237</text:p>
          </table:table-cell>
          <table:table-cell table:formula="of:=IF(LEN([.D16])&lt;60;MID([.D16];(SEARCH(&quot;posY = &quot;;[.D16])+7);(SEARCH(&quot;}&quot;;[.D16];SEARCH(&quot;posY&quot;;[.D16]))-SEARCH(&quot;posY = &quot;;[.D16])-7));MID([.D21];(SEARCH(&quot;posY = &quot;;[.D21])+7);(SEARCH(&quot;}&quot;;[.D21];SEARCH(&quot;posY&quot;;[.D21]))-SEARCH(&quot;posY = &quot;;[.D21])-7)))" office:value-type="string" office:string-value="242">
            <text:p>242</text:p>
          </table:table-cell>
          <table:table-cell table:formula="of:=MID([.D16];SEARCH(&quot;posZ = &quot;;[.D16])+7;(SEARCH(&quot;}&quot;;[.D16])-SEARCH(&quot;posZ = &quot;;[.D16])-7))" office:value-type="float" office:value="0">
            <text:p>#VALUE!</text:p>
          </table:table-cell>
          <table:table-cell table:number-columns-repeated="2"/>
          <table:table-cell table:formula="of:=LEN([.D16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185, posY = 273}, -- <text:s/>clothing store, mall Complex</text:p>
          </table:table-cell>
          <table:table-cell office:value-type="string">
            <text:p>Valley Station</text:p>
          </table:table-cell>
          <table:table-cell table:formula="of:=MID([.A17];SEARCH(&quot;--&quot;;[.A17])+2;256)" office:value-type="string" office:string-value="  clothing store, mall Complex">
            <text:p><text:s text:c="2"/>clothing store, mall Complex</text:p>
          </table:table-cell>
          <table:table-cell table:formula="of:=MID([.A17];1;SEARCH(&quot;--&quot;;[.A17])-1)" office:value-type="string" office:string-value="{worldX = 45, worldY = 18, posX = 185, posY = 273}, ">
            <text:p>{worldX = 45, worldY = 18, posX = 185, posY = 27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 complex</text:p>
          </table:table-cell>
          <table:table-cell/>
          <table:table-cell office:value-type="float" office:value="15">
            <text:p>15</text:p>
          </table:table-cell>
          <table:table-cell table:number-columns-repeated="22"/>
          <table:table-cell table:formula="of:=CONCATENATE([.D17];&quot;-- &quot;;[.B17];&quot;,&quot;;[.C17];&quot; ID:&quot;;[.I17])" office:value-type="string" office:string-value="{worldX = 45, worldY = 18, posX = 185, posY = 273}, -- Valley Station,  clothing store, mall Complex ID:15">
            <text:p>{worldX = 45, worldY = 18, posX = 185, posY = 273}, -- Valley Station, <text:s/>clothing store, mall Complex ID:15</text:p>
          </table:table-cell>
          <table:table-cell table:formula="of:=MID([.D17];SEARCH(&quot;worldX = &quot;;[.D17])+9;(SEARCH(&quot;worldY = &quot;;[.D17])-SEARCH(&quot;worldX = &quot;;[.D17])-11))" office:value-type="string" office:string-value="45">
            <text:p>45</text:p>
          </table:table-cell>
          <table:table-cell table:formula="of:=MID([.D17];SEARCH(&quot;worldY = &quot;;[.D17])+9;(SEARCH(&quot;posX = &quot;;[.D17])-SEARCH(&quot;worldY = &quot;;[.D17])-11))" office:value-type="string" office:string-value="18">
            <text:p>18</text:p>
          </table:table-cell>
          <table:table-cell table:formula="of:=MID([.D17];(SEARCH(&quot;posX = &quot;;[.D17])+7);(SEARCH(&quot;,&quot;;[.D17];SEARCH(&quot;posX&quot;;[.D17]))-SEARCH(&quot;posX = &quot;;[.D17])-7))" office:value-type="string" office:string-value="185">
            <text:p>185</text:p>
          </table:table-cell>
          <table:table-cell table:formula="of:=IF(LEN([.D17])&lt;60;MID([.D17];(SEARCH(&quot;posY = &quot;;[.D17])+7);(SEARCH(&quot;}&quot;;[.D17];SEARCH(&quot;posY&quot;;[.D17]))-SEARCH(&quot;posY = &quot;;[.D17])-7));MID([.D22];(SEARCH(&quot;posY = &quot;;[.D22])+7);(SEARCH(&quot;}&quot;;[.D22];SEARCH(&quot;posY&quot;;[.D22]))-SEARCH(&quot;posY = &quot;;[.D22])-7)))" office:value-type="string" office:string-value="273">
            <text:p>273</text:p>
          </table:table-cell>
          <table:table-cell table:formula="of:=MID([.D17];SEARCH(&quot;posZ = &quot;;[.D17])+7;(SEARCH(&quot;}&quot;;[.D17])-SEARCH(&quot;posZ = &quot;;[.D17])-7))" office:value-type="float" office:value="0">
            <text:p>#VALUE!</text:p>
          </table:table-cell>
          <table:table-cell table:number-columns-repeated="2"/>
          <table:table-cell table:formula="of:=LEN([.D17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167, posY = 273}, -- <text:s/>valu insurance, mall Complex</text:p>
          </table:table-cell>
          <table:table-cell office:value-type="string">
            <text:p>Valley Station</text:p>
          </table:table-cell>
          <table:table-cell table:formula="of:=MID([.A18];SEARCH(&quot;--&quot;;[.A18])+2;256)" office:value-type="string" office:string-value="  valu insurance, mall Complex">
            <text:p><text:s text:c="2"/>valu insurance, mall Complex</text:p>
          </table:table-cell>
          <table:table-cell table:formula="of:=MID([.A18];1;SEARCH(&quot;--&quot;;[.A18])-1)" office:value-type="string" office:string-value="{worldX = 45, worldY = 18, posX = 167, posY = 273}, ">
            <text:p>{worldX = 45, worldY = 18, posX = 167, posY = 27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ll complex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18];&quot;-- &quot;;[.B18];&quot;,&quot;;[.C18];&quot; ID:&quot;;[.I18])" office:value-type="string" office:string-value="{worldX = 45, worldY = 18, posX = 167, posY = 273}, -- Valley Station,  valu insurance, mall Complex ID:16">
            <text:p>{worldX = 45, worldY = 18, posX = 167, posY = 273}, -- Valley Station, <text:s/>valu insurance, mall Complex ID:16</text:p>
          </table:table-cell>
          <table:table-cell table:formula="of:=MID([.D18];SEARCH(&quot;worldX = &quot;;[.D18])+9;(SEARCH(&quot;worldY = &quot;;[.D18])-SEARCH(&quot;worldX = &quot;;[.D18])-11))" office:value-type="string" office:string-value="45">
            <text:p>45</text:p>
          </table:table-cell>
          <table:table-cell table:formula="of:=MID([.D18];SEARCH(&quot;worldY = &quot;;[.D18])+9;(SEARCH(&quot;posX = &quot;;[.D18])-SEARCH(&quot;worldY = &quot;;[.D18])-11))" office:value-type="string" office:string-value="18">
            <text:p>18</text:p>
          </table:table-cell>
          <table:table-cell table:formula="of:=MID([.D18];(SEARCH(&quot;posX = &quot;;[.D18])+7);(SEARCH(&quot;,&quot;;[.D18];SEARCH(&quot;posX&quot;;[.D18]))-SEARCH(&quot;posX = &quot;;[.D18])-7))" office:value-type="string" office:string-value="167">
            <text:p>167</text:p>
          </table:table-cell>
          <table:table-cell table:formula="of:=IF(LEN([.D18])&lt;60;MID([.D18];(SEARCH(&quot;posY = &quot;;[.D18])+7);(SEARCH(&quot;}&quot;;[.D18];SEARCH(&quot;posY&quot;;[.D18]))-SEARCH(&quot;posY = &quot;;[.D18])-7));MID([.D23];(SEARCH(&quot;posY = &quot;;[.D23])+7);(SEARCH(&quot;}&quot;;[.D23];SEARCH(&quot;posY&quot;;[.D23]))-SEARCH(&quot;posY = &quot;;[.D23])-7)))" office:value-type="string" office:string-value="273">
            <text:p>273</text:p>
          </table:table-cell>
          <table:table-cell table:formula="of:=MID([.D18];SEARCH(&quot;posZ = &quot;;[.D18])+7;(SEARCH(&quot;}&quot;;[.D18])-SEARCH(&quot;posZ = &quot;;[.D18])-7))" office:value-type="float" office:value="0">
            <text:p>#VALUE!</text:p>
          </table:table-cell>
          <table:table-cell table:number-columns-repeated="2"/>
          <table:table-cell table:formula="of:=LEN([.D18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167, posY = 273}, -- <text:s/>restaraunt, dining room, mall Complex</text:p>
          </table:table-cell>
          <table:table-cell office:value-type="string">
            <text:p>Valley Station</text:p>
          </table:table-cell>
          <table:table-cell table:formula="of:=MID([.A19];SEARCH(&quot;--&quot;;[.A19])+2;256)" office:value-type="string" office:string-value="  restaraunt, dining room, mall Complex">
            <text:p><text:s text:c="2"/>restaraunt, dining room, mall Complex</text:p>
          </table:table-cell>
          <table:table-cell table:formula="of:=MID([.A19];1;SEARCH(&quot;--&quot;;[.A19])-1)" office:value-type="string" office:string-value="{worldX = 45, worldY = 18, posX = 167, posY = 273}, ">
            <text:p>{worldX = 45, worldY = 18, posX = 167, posY = 273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ll complex</text:p>
          </table:table-cell>
          <table:table-cell/>
          <table:table-cell office:value-type="float" office:value="17">
            <text:p>17</text:p>
          </table:table-cell>
          <table:table-cell table:number-columns-repeated="22"/>
          <table:table-cell table:formula="of:=CONCATENATE([.D19];&quot;-- &quot;;[.B19];&quot;,&quot;;[.C19];&quot; ID:&quot;;[.I19])" office:value-type="string" office:string-value="{worldX = 45, worldY = 18, posX = 167, posY = 273}, -- Valley Station,  restaraunt, dining room, mall Complex ID:17">
            <text:p>{worldX = 45, worldY = 18, posX = 167, posY = 273}, -- Valley Station, <text:s/>restaraunt, dining room, mall Complex ID:17</text:p>
          </table:table-cell>
          <table:table-cell table:formula="of:=MID([.D19];SEARCH(&quot;worldX = &quot;;[.D19])+9;(SEARCH(&quot;worldY = &quot;;[.D19])-SEARCH(&quot;worldX = &quot;;[.D19])-11))" office:value-type="string" office:string-value="45">
            <text:p>45</text:p>
          </table:table-cell>
          <table:table-cell table:formula="of:=MID([.D19];SEARCH(&quot;worldY = &quot;;[.D19])+9;(SEARCH(&quot;posX = &quot;;[.D19])-SEARCH(&quot;worldY = &quot;;[.D19])-11))" office:value-type="string" office:string-value="18">
            <text:p>18</text:p>
          </table:table-cell>
          <table:table-cell table:formula="of:=MID([.D19];(SEARCH(&quot;posX = &quot;;[.D19])+7);(SEARCH(&quot;,&quot;;[.D19];SEARCH(&quot;posX&quot;;[.D19]))-SEARCH(&quot;posX = &quot;;[.D19])-7))" office:value-type="string" office:string-value="167">
            <text:p>167</text:p>
          </table:table-cell>
          <table:table-cell table:formula="of:=IF(LEN([.D19])&lt;60;MID([.D19];(SEARCH(&quot;posY = &quot;;[.D19])+7);(SEARCH(&quot;}&quot;;[.D19];SEARCH(&quot;posY&quot;;[.D19]))-SEARCH(&quot;posY = &quot;;[.D19])-7));MID([.D24];(SEARCH(&quot;posY = &quot;;[.D24])+7);(SEARCH(&quot;}&quot;;[.D24];SEARCH(&quot;posY&quot;;[.D24]))-SEARCH(&quot;posY = &quot;;[.D24])-7)))" office:value-type="string" office:string-value="273">
            <text:p>273</text:p>
          </table:table-cell>
          <table:table-cell table:formula="of:=MID([.D19];SEARCH(&quot;posZ = &quot;;[.D19])+7;(SEARCH(&quot;}&quot;;[.D19])-SEARCH(&quot;posZ = &quot;;[.D19])-7))" office:value-type="float" office:value="0">
            <text:p>#VALUE!</text:p>
          </table:table-cell>
          <table:table-cell table:number-columns-repeated="2"/>
          <table:table-cell table:formula="of:=LEN([.D19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151, posY = 267}, -- <text:s/>restaraunt, kitchen, mall Complex</text:p>
          </table:table-cell>
          <table:table-cell office:value-type="string">
            <text:p>Valley Station</text:p>
          </table:table-cell>
          <table:table-cell table:formula="of:=MID([.A20];SEARCH(&quot;--&quot;;[.A20])+2;256)" office:value-type="string" office:string-value="  restaraunt, kitchen, mall Complex">
            <text:p><text:s text:c="2"/>restaraunt, kitchen, mall Complex</text:p>
          </table:table-cell>
          <table:table-cell table:formula="of:=MID([.A20];1;SEARCH(&quot;--&quot;;[.A20])-1)" office:value-type="string" office:string-value="{worldX = 45, worldY = 18, posX = 151, posY = 267}, ">
            <text:p>{worldX = 45, worldY = 18, posX = 151, posY = 267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 complex</text:p>
          </table:table-cell>
          <table:table-cell/>
          <table:table-cell office:value-type="float" office:value="18">
            <text:p>18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0];&quot;-- &quot;;[.B20];&quot;,&quot;;[.C20];&quot; ID:&quot;;[.I20])" office:value-type="string" office:string-value="{worldX = 45, worldY = 18, posX = 151, posY = 267}, -- Valley Station,  restaraunt, kitchen, mall Complex ID:18">
            <text:p>{worldX = 45, worldY = 18, posX = 151, posY = 267}, -- Valley Station, <text:s/>restaraunt, kitchen, mall Complex ID:18</text:p>
          </table:table-cell>
          <table:table-cell table:formula="of:=MID([.D20];SEARCH(&quot;worldX = &quot;;[.D20])+9;(SEARCH(&quot;worldY = &quot;;[.D20])-SEARCH(&quot;worldX = &quot;;[.D20])-11))" office:value-type="string" office:string-value="45">
            <text:p>45</text:p>
          </table:table-cell>
          <table:table-cell table:formula="of:=MID([.D20];SEARCH(&quot;worldY = &quot;;[.D20])+9;(SEARCH(&quot;posX = &quot;;[.D20])-SEARCH(&quot;worldY = &quot;;[.D20])-11))" office:value-type="string" office:string-value="18">
            <text:p>18</text:p>
          </table:table-cell>
          <table:table-cell table:formula="of:=MID([.D20];(SEARCH(&quot;posX = &quot;;[.D20])+7);(SEARCH(&quot;,&quot;;[.D20];SEARCH(&quot;posX&quot;;[.D20]))-SEARCH(&quot;posX = &quot;;[.D20])-7))" office:value-type="string" office:string-value="151">
            <text:p>151</text:p>
          </table:table-cell>
          <table:table-cell table:formula="of:=IF(LEN([.D20])&lt;60;MID([.D20];(SEARCH(&quot;posY = &quot;;[.D20])+7);(SEARCH(&quot;}&quot;;[.D20];SEARCH(&quot;posY&quot;;[.D20]))-SEARCH(&quot;posY = &quot;;[.D20])-7));MID([.D25];(SEARCH(&quot;posY = &quot;;[.D25])+7);(SEARCH(&quot;}&quot;;[.D25];SEARCH(&quot;posY&quot;;[.D25]))-SEARCH(&quot;posY = &quot;;[.D25])-7)))" office:value-type="string" office:string-value="267">
            <text:p>267</text:p>
          </table:table-cell>
          <table:table-cell table:formula="of:=MID([.D20];SEARCH(&quot;posZ = &quot;;[.D20])+7;(SEARCH(&quot;}&quot;;[.D20])-SEARCH(&quot;posZ = &quot;;[.D20])-7))" office:value-type="float" office:value="0">
            <text:p>#VALUE!</text:p>
          </table:table-cell>
          <table:table-cell table:number-columns-repeated="2"/>
          <table:table-cell table:formula="of:=LEN([.D20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116, posY = 274}, -- <text:s/>salon, mall Complex</text:p>
          </table:table-cell>
          <table:table-cell office:value-type="string">
            <text:p>Valley Station</text:p>
          </table:table-cell>
          <table:table-cell table:formula="of:=MID([.A21];SEARCH(&quot;--&quot;;[.A21])+2;256)" office:value-type="string" office:string-value="  salon, mall Complex">
            <text:p><text:s text:c="2"/>salon, mall Complex</text:p>
          </table:table-cell>
          <table:table-cell table:formula="of:=MID([.A21];1;SEARCH(&quot;--&quot;;[.A21])-1)" office:value-type="string" office:string-value="{worldX = 45, worldY = 18, posX = 116, posY = 274}, ">
            <text:p>{worldX = 45, worldY = 18, posX = 116, posY = 274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ll complex</text:p>
          </table:table-cell>
          <table:table-cell/>
          <table:table-cell office:value-type="float" office:value="19">
            <text:p>19</text:p>
          </table:table-cell>
          <table:table-cell table:number-columns-repeated="22"/>
          <table:table-cell table:formula="of:=CONCATENATE([.D21];&quot;-- &quot;;[.B21];&quot;,&quot;;[.C21];&quot; ID:&quot;;[.I21])" office:value-type="string" office:string-value="{worldX = 45, worldY = 18, posX = 116, posY = 274}, -- Valley Station,  salon, mall Complex ID:19">
            <text:p>{worldX = 45, worldY = 18, posX = 116, posY = 274}, -- Valley Station, <text:s/>salon, mall Complex ID:19</text:p>
          </table:table-cell>
          <table:table-cell table:formula="of:=MID([.D21];SEARCH(&quot;worldX = &quot;;[.D21])+9;(SEARCH(&quot;worldY = &quot;;[.D21])-SEARCH(&quot;worldX = &quot;;[.D21])-11))" office:value-type="string" office:string-value="45">
            <text:p>45</text:p>
          </table:table-cell>
          <table:table-cell table:formula="of:=MID([.D21];SEARCH(&quot;worldY = &quot;;[.D21])+9;(SEARCH(&quot;posX = &quot;;[.D21])-SEARCH(&quot;worldY = &quot;;[.D21])-11))" office:value-type="string" office:string-value="18">
            <text:p>18</text:p>
          </table:table-cell>
          <table:table-cell table:formula="of:=MID([.D21];(SEARCH(&quot;posX = &quot;;[.D21])+7);(SEARCH(&quot;,&quot;;[.D21];SEARCH(&quot;posX&quot;;[.D21]))-SEARCH(&quot;posX = &quot;;[.D21])-7))" office:value-type="string" office:string-value="116">
            <text:p>116</text:p>
          </table:table-cell>
          <table:table-cell table:formula="of:=IF(LEN([.D21])&lt;60;MID([.D21];(SEARCH(&quot;posY = &quot;;[.D21])+7);(SEARCH(&quot;}&quot;;[.D21];SEARCH(&quot;posY&quot;;[.D21]))-SEARCH(&quot;posY = &quot;;[.D21])-7));MID([.D26];(SEARCH(&quot;posY = &quot;;[.D26])+7);(SEARCH(&quot;}&quot;;[.D26];SEARCH(&quot;posY&quot;;[.D26]))-SEARCH(&quot;posY = &quot;;[.D26])-7)))" office:value-type="string" office:string-value="274">
            <text:p>274</text:p>
          </table:table-cell>
          <table:table-cell table:formula="of:=MID([.D21];SEARCH(&quot;posZ = &quot;;[.D21])+7;(SEARCH(&quot;}&quot;;[.D21])-SEARCH(&quot;posZ = &quot;;[.D21])-7))" office:value-type="float" office:value="0">
            <text:p>#VALUE!</text:p>
          </table:table-cell>
          <table:table-cell table:number-columns-repeated="2"/>
          <table:table-cell table:formula="of:=LEN([.D21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105, posY = 271}, -- <text:s/>book store, mall Complex</text:p>
          </table:table-cell>
          <table:table-cell office:value-type="string">
            <text:p>Valley Station</text:p>
          </table:table-cell>
          <table:table-cell table:formula="of:=MID([.A22];SEARCH(&quot;--&quot;;[.A22])+2;256)" office:value-type="string" office:string-value="  book store, mall Complex">
            <text:p><text:s text:c="2"/>book store, mall Complex</text:p>
          </table:table-cell>
          <table:table-cell table:formula="of:=MID([.A22];1;SEARCH(&quot;--&quot;;[.A22])-1)" office:value-type="string" office:string-value="{worldX = 45, worldY = 18, posX = 105, posY = 271}, ">
            <text:p>{worldX = 45, worldY = 18, posX = 105, posY = 271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 complex</text:p>
          </table:table-cell>
          <table:table-cell/>
          <table:table-cell office:value-type="float" office:value="20">
            <text:p>20</text:p>
          </table:table-cell>
          <table:table-cell table:number-columns-repeated="22"/>
          <table:table-cell table:formula="of:=CONCATENATE([.D22];&quot;-- &quot;;[.B22];&quot;,&quot;;[.C22];&quot; ID:&quot;;[.I22])" office:value-type="string" office:string-value="{worldX = 45, worldY = 18, posX = 105, posY = 271}, -- Valley Station,  book store, mall Complex ID:20">
            <text:p>{worldX = 45, worldY = 18, posX = 105, posY = 271}, -- Valley Station, <text:s/>book store, mall Complex ID:20</text:p>
          </table:table-cell>
          <table:table-cell table:formula="of:=MID([.D22];SEARCH(&quot;worldX = &quot;;[.D22])+9;(SEARCH(&quot;worldY = &quot;;[.D22])-SEARCH(&quot;worldX = &quot;;[.D22])-11))" office:value-type="string" office:string-value="45">
            <text:p>45</text:p>
          </table:table-cell>
          <table:table-cell table:formula="of:=MID([.D22];SEARCH(&quot;worldY = &quot;;[.D22])+9;(SEARCH(&quot;posX = &quot;;[.D22])-SEARCH(&quot;worldY = &quot;;[.D22])-11))" office:value-type="string" office:string-value="18">
            <text:p>18</text:p>
          </table:table-cell>
          <table:table-cell table:formula="of:=MID([.D22];(SEARCH(&quot;posX = &quot;;[.D22])+7);(SEARCH(&quot;,&quot;;[.D22];SEARCH(&quot;posX&quot;;[.D22]))-SEARCH(&quot;posX = &quot;;[.D22])-7))" office:value-type="string" office:string-value="105">
            <text:p>105</text:p>
          </table:table-cell>
          <table:table-cell table:formula="of:=IF(LEN([.D22])&lt;60;MID([.D22];(SEARCH(&quot;posY = &quot;;[.D22])+7);(SEARCH(&quot;}&quot;;[.D22];SEARCH(&quot;posY&quot;;[.D22]))-SEARCH(&quot;posY = &quot;;[.D22])-7));MID([.D27];(SEARCH(&quot;posY = &quot;;[.D27])+7);(SEARCH(&quot;}&quot;;[.D27];SEARCH(&quot;posY&quot;;[.D27]))-SEARCH(&quot;posY = &quot;;[.D27])-7)))" office:value-type="string" office:string-value="271">
            <text:p>271</text:p>
          </table:table-cell>
          <table:table-cell table:formula="of:=MID([.D22];SEARCH(&quot;posZ = &quot;;[.D22])+7;(SEARCH(&quot;}&quot;;[.D22])-SEARCH(&quot;posZ = &quot;;[.D22])-7))" office:value-type="float" office:value="0">
            <text:p>#VALUE!</text:p>
          </table:table-cell>
          <table:table-cell table:number-columns-repeated="2"/>
          <table:table-cell table:formula="of:=LEN([.D22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5, worldY = 18, posX = 87, posY = 271}, -- <text:s/>daycare, mall Complex</text:p>
          </table:table-cell>
          <table:table-cell office:value-type="string">
            <text:p>Valley Station</text:p>
          </table:table-cell>
          <table:table-cell table:formula="of:=MID([.A23];SEARCH(&quot;--&quot;;[.A23])+2;256)" office:value-type="string" office:string-value="  daycare, mall Complex">
            <text:p><text:s text:c="2"/>daycare, mall Complex</text:p>
          </table:table-cell>
          <table:table-cell table:formula="of:=MID([.A23];1;SEARCH(&quot;--&quot;;[.A23])-1)" office:value-type="string" office:string-value="{worldX = 45, worldY = 18, posX = 87, posY = 271}, ">
            <text:p>{worldX = 45, worldY = 18, posX = 87, posY = 271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ll complex</text:p>
          </table:table-cell>
          <table:table-cell/>
          <table:table-cell office:value-type="float" office:value="21">
            <text:p>21</text:p>
          </table:table-cell>
          <table:table-cell table:number-columns-repeated="22"/>
          <table:table-cell table:formula="of:=CONCATENATE([.D23];&quot;-- &quot;;[.B23];&quot;,&quot;;[.C23];&quot; ID:&quot;;[.I23])" office:value-type="string" office:string-value="{worldX = 45, worldY = 18, posX = 87, posY = 271}, -- Valley Station,  daycare, mall Complex ID:21">
            <text:p>{worldX = 45, worldY = 18, posX = 87, posY = 271}, -- Valley Station, <text:s/>daycare, mall Complex ID:21</text:p>
          </table:table-cell>
          <table:table-cell table:formula="of:=MID([.D23];SEARCH(&quot;worldX = &quot;;[.D23])+9;(SEARCH(&quot;worldY = &quot;;[.D23])-SEARCH(&quot;worldX = &quot;;[.D23])-11))" office:value-type="string" office:string-value="45">
            <text:p>45</text:p>
          </table:table-cell>
          <table:table-cell table:formula="of:=MID([.D23];SEARCH(&quot;worldY = &quot;;[.D23])+9;(SEARCH(&quot;posX = &quot;;[.D23])-SEARCH(&quot;worldY = &quot;;[.D23])-11))" office:value-type="string" office:string-value="18">
            <text:p>18</text:p>
          </table:table-cell>
          <table:table-cell table:formula="of:=MID([.D23];(SEARCH(&quot;posX = &quot;;[.D23])+7);(SEARCH(&quot;,&quot;;[.D23];SEARCH(&quot;posX&quot;;[.D23]))-SEARCH(&quot;posX = &quot;;[.D23])-7))" office:value-type="string" office:string-value="87">
            <text:p>87</text:p>
          </table:table-cell>
          <table:table-cell table:formula="of:=IF(LEN([.D23])&lt;60;MID([.D23];(SEARCH(&quot;posY = &quot;;[.D23])+7);(SEARCH(&quot;}&quot;;[.D23];SEARCH(&quot;posY&quot;;[.D23]))-SEARCH(&quot;posY = &quot;;[.D23])-7));MID([.D28];(SEARCH(&quot;posY = &quot;;[.D28])+7);(SEARCH(&quot;}&quot;;[.D28];SEARCH(&quot;posY&quot;;[.D28]))-SEARCH(&quot;posY = &quot;;[.D28])-7)))" office:value-type="string" office:string-value="271">
            <text:p>271</text:p>
          </table:table-cell>
          <table:table-cell table:formula="of:=MID([.D23];SEARCH(&quot;posZ = &quot;;[.D23])+7;(SEARCH(&quot;}&quot;;[.D23])-SEARCH(&quot;posZ = &quot;;[.D23])-7))" office:value-type="float" office:value="0">
            <text:p>#VALUE!</text:p>
          </table:table-cell>
          <table:table-cell table:number-columns-repeated="2"/>
          <table:table-cell table:formula="of:=LEN([.D23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158, posY = 70}, -- <text:s/>zipee market, mall Complex</text:p>
          </table:table-cell>
          <table:table-cell office:value-type="string">
            <text:p>Valley Station</text:p>
          </table:table-cell>
          <table:table-cell table:formula="of:=MID([.A24];SEARCH(&quot;--&quot;;[.A24])+2;256)" office:value-type="string" office:string-value="  zipee market, mall Complex">
            <text:p><text:s text:c="2"/>zipee market, mall Complex</text:p>
          </table:table-cell>
          <table:table-cell table:formula="of:=MID([.A24];1;SEARCH(&quot;--&quot;;[.A24])-1)" office:value-type="string" office:string-value="{worldX = 45, worldY = 19, posX = 158, posY = 70}, ">
            <text:p>{worldX = 45, worldY = 19, posX = 158, posY = 70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ll complex</text:p>
          </table:table-cell>
          <table:table-cell/>
          <table:table-cell office:value-type="float" office:value="22">
            <text:p>22</text:p>
          </table:table-cell>
          <table:table-cell table:number-columns-repeated="22"/>
          <table:table-cell table:formula="of:=CONCATENATE([.D24];&quot;-- &quot;;[.B24];&quot;,&quot;;[.C24];&quot; ID:&quot;;[.I24])" office:value-type="string" office:string-value="{worldX = 45, worldY = 19, posX = 158, posY = 70}, -- Valley Station,  zipee market, mall Complex ID:22">
            <text:p>{worldX = 45, worldY = 19, posX = 158, posY = 70}, -- Valley Station, <text:s/>zipee market, mall Complex ID:22</text:p>
          </table:table-cell>
          <table:table-cell table:formula="of:=MID([.D24];SEARCH(&quot;worldX = &quot;;[.D24])+9;(SEARCH(&quot;worldY = &quot;;[.D24])-SEARCH(&quot;worldX = &quot;;[.D24])-11))" office:value-type="string" office:string-value="45">
            <text:p>45</text:p>
          </table:table-cell>
          <table:table-cell table:formula="of:=MID([.D24];SEARCH(&quot;worldY = &quot;;[.D24])+9;(SEARCH(&quot;posX = &quot;;[.D24])-SEARCH(&quot;worldY = &quot;;[.D24])-11))" office:value-type="string" office:string-value="19">
            <text:p>19</text:p>
          </table:table-cell>
          <table:table-cell table:formula="of:=MID([.D24];(SEARCH(&quot;posX = &quot;;[.D24])+7);(SEARCH(&quot;,&quot;;[.D24];SEARCH(&quot;posX&quot;;[.D24]))-SEARCH(&quot;posX = &quot;;[.D24])-7))" office:value-type="string" office:string-value="158">
            <text:p>158</text:p>
          </table:table-cell>
          <table:table-cell table:formula="of:=IF(LEN([.D24])&lt;60;MID([.D24];(SEARCH(&quot;posY = &quot;;[.D24])+7);(SEARCH(&quot;}&quot;;[.D24];SEARCH(&quot;posY&quot;;[.D24]))-SEARCH(&quot;posY = &quot;;[.D24])-7));MID([.D29];(SEARCH(&quot;posY = &quot;;[.D29])+7);(SEARCH(&quot;}&quot;;[.D29];SEARCH(&quot;posY&quot;;[.D29]))-SEARCH(&quot;posY = &quot;;[.D29])-7)))" office:value-type="string" office:string-value="70">
            <text:p>70</text:p>
          </table:table-cell>
          <table:table-cell table:formula="of:=MID([.D24];SEARCH(&quot;posZ = &quot;;[.D24])+7;(SEARCH(&quot;}&quot;;[.D24])-SEARCH(&quot;posZ = &quot;;[.D24])-7))" office:value-type="float" office:value="0">
            <text:p>#VALUE!</text:p>
          </table:table-cell>
          <table:table-cell table:number-columns-repeated="2"/>
          <table:table-cell table:formula="of:=LEN([.D24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155, posY = 83}, -- <text:s/>ice cream restaraunt, mall Complex</text:p>
          </table:table-cell>
          <table:table-cell office:value-type="string">
            <text:p>Valley Station</text:p>
          </table:table-cell>
          <table:table-cell table:formula="of:=MID([.A25];SEARCH(&quot;--&quot;;[.A25])+2;256)" office:value-type="string" office:string-value="  ice cream restaraunt, mall Complex">
            <text:p><text:s text:c="2"/>ice cream restaraunt, mall Complex</text:p>
          </table:table-cell>
          <table:table-cell table:formula="of:=MID([.A25];1;SEARCH(&quot;--&quot;;[.A25])-1)" office:value-type="string" office:string-value="{worldX = 45, worldY = 19, posX = 155, posY = 83}, ">
            <text:p>{worldX = 45, worldY = 19, posX = 155, posY = 83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ll complex</text:p>
          </table:table-cell>
          <table:table-cell/>
          <table:table-cell office:value-type="float" office:value="23">
            <text:p>23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25];&quot;-- &quot;;[.B25];&quot;,&quot;;[.C25];&quot; ID:&quot;;[.I25])" office:value-type="string" office:string-value="{worldX = 45, worldY = 19, posX = 155, posY = 83}, -- Valley Station,  ice cream restaraunt, mall Complex ID:23">
            <text:p>{worldX = 45, worldY = 19, posX = 155, posY = 83}, -- Valley Station, <text:s/>ice cream restaraunt, mall Complex ID:23</text:p>
          </table:table-cell>
          <table:table-cell table:formula="of:=MID([.D25];SEARCH(&quot;worldX = &quot;;[.D25])+9;(SEARCH(&quot;worldY = &quot;;[.D25])-SEARCH(&quot;worldX = &quot;;[.D25])-11))" office:value-type="string" office:string-value="45">
            <text:p>45</text:p>
          </table:table-cell>
          <table:table-cell table:formula="of:=MID([.D25];SEARCH(&quot;worldY = &quot;;[.D25])+9;(SEARCH(&quot;posX = &quot;;[.D25])-SEARCH(&quot;worldY = &quot;;[.D25])-11))" office:value-type="string" office:string-value="19">
            <text:p>19</text:p>
          </table:table-cell>
          <table:table-cell table:formula="of:=MID([.D25];(SEARCH(&quot;posX = &quot;;[.D25])+7);(SEARCH(&quot;,&quot;;[.D25];SEARCH(&quot;posX&quot;;[.D25]))-SEARCH(&quot;posX = &quot;;[.D25])-7))" office:value-type="string" office:string-value="155">
            <text:p>155</text:p>
          </table:table-cell>
          <table:table-cell table:formula="of:=IF(LEN([.D25])&lt;60;MID([.D25];(SEARCH(&quot;posY = &quot;;[.D25])+7);(SEARCH(&quot;}&quot;;[.D25];SEARCH(&quot;posY&quot;;[.D25]))-SEARCH(&quot;posY = &quot;;[.D25])-7));MID([.D30];(SEARCH(&quot;posY = &quot;;[.D30])+7);(SEARCH(&quot;}&quot;;[.D30];SEARCH(&quot;posY&quot;;[.D30]))-SEARCH(&quot;posY = &quot;;[.D30])-7)))" office:value-type="string" office:string-value="83">
            <text:p>83</text:p>
          </table:table-cell>
          <table:table-cell table:formula="of:=MID([.D25];SEARCH(&quot;posZ = &quot;;[.D25])+7;(SEARCH(&quot;}&quot;;[.D25])-SEARCH(&quot;posZ = &quot;;[.D25])-7))" office:value-type="float" office:value="0">
            <text:p>#VALUE!</text:p>
          </table:table-cell>
          <table:table-cell table:number-columns-repeated="2"/>
          <table:table-cell table:formula="of:=LEN([.D25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155, posY = 75}, -- <text:s/>ice cream restaraunt, kitchen, mall Complex</text:p>
          </table:table-cell>
          <table:table-cell office:value-type="string">
            <text:p>Valley Station</text:p>
          </table:table-cell>
          <table:table-cell table:formula="of:=MID([.A26];SEARCH(&quot;--&quot;;[.A26])+2;256)" office:value-type="string" office:string-value="  ice cream restaraunt, kitchen, mall Complex">
            <text:p><text:s text:c="2"/>ice cream restaraunt, kitchen, mall Complex</text:p>
          </table:table-cell>
          <table:table-cell table:formula="of:=MID([.A26];1;SEARCH(&quot;--&quot;;[.A26])-1)" office:value-type="string" office:string-value="{worldX = 45, worldY = 19, posX = 155, posY = 75}, ">
            <text:p>{worldX = 45, worldY = 19, posX = 155, posY = 7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 complex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formula="of:=CONCATENATE([.D26];&quot;-- &quot;;[.B26];&quot;,&quot;;[.C26];&quot; ID:&quot;;[.I26])" office:value-type="string" office:string-value="{worldX = 45, worldY = 19, posX = 155, posY = 75}, -- Valley Station,  ice cream restaraunt, kitchen, mall Complex ID:24">
            <text:p>{worldX = 45, worldY = 19, posX = 155, posY = 75}, -- Valley Station, <text:s/>ice cream restaraunt, kitchen, mall Complex ID:24</text:p>
          </table:table-cell>
          <table:table-cell table:formula="of:=MID([.D26];SEARCH(&quot;worldX = &quot;;[.D26])+9;(SEARCH(&quot;worldY = &quot;;[.D26])-SEARCH(&quot;worldX = &quot;;[.D26])-11))" office:value-type="string" office:string-value="45">
            <text:p>45</text:p>
          </table:table-cell>
          <table:table-cell table:formula="of:=MID([.D26];SEARCH(&quot;worldY = &quot;;[.D26])+9;(SEARCH(&quot;posX = &quot;;[.D26])-SEARCH(&quot;worldY = &quot;;[.D26])-11))" office:value-type="string" office:string-value="19">
            <text:p>19</text:p>
          </table:table-cell>
          <table:table-cell table:formula="of:=MID([.D26];(SEARCH(&quot;posX = &quot;;[.D26])+7);(SEARCH(&quot;,&quot;;[.D26];SEARCH(&quot;posX&quot;;[.D26]))-SEARCH(&quot;posX = &quot;;[.D26])-7))" office:value-type="string" office:string-value="155">
            <text:p>155</text:p>
          </table:table-cell>
          <table:table-cell table:formula="of:=IF(LEN([.D26])&lt;60;MID([.D26];(SEARCH(&quot;posY = &quot;;[.D26])+7);(SEARCH(&quot;}&quot;;[.D26];SEARCH(&quot;posY&quot;;[.D26]))-SEARCH(&quot;posY = &quot;;[.D26])-7));MID([.D31];(SEARCH(&quot;posY = &quot;;[.D31])+7);(SEARCH(&quot;}&quot;;[.D31];SEARCH(&quot;posY&quot;;[.D31]))-SEARCH(&quot;posY = &quot;;[.D31])-7)))" office:value-type="string" office:string-value="75">
            <text:p>75</text:p>
          </table:table-cell>
          <table:table-cell table:formula="of:=MID([.D26];SEARCH(&quot;posZ = &quot;;[.D26])+7;(SEARCH(&quot;}&quot;;[.D26])-SEARCH(&quot;posZ = &quot;;[.D26])-7))" office:value-type="float" office:value="0">
            <text:p>#VALUE!</text:p>
          </table:table-cell>
          <table:table-cell table:number-columns-repeated="2"/>
          <table:table-cell table:formula="of:=LEN([.D26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103, posY = 60}, -- <text:s/>pileo <text:s/>crepe, mall Complex</text:p>
          </table:table-cell>
          <table:table-cell office:value-type="string">
            <text:p>Valley Station</text:p>
          </table:table-cell>
          <table:table-cell table:formula="of:=MID([.A27];SEARCH(&quot;--&quot;;[.A27])+2;256)" office:value-type="string" office:string-value="  pileo  crepe, mall Complex">
            <text:p><text:s text:c="2"/>pileo <text:s/>crepe, mall Complex</text:p>
          </table:table-cell>
          <table:table-cell table:formula="of:=MID([.A27];1;SEARCH(&quot;--&quot;;[.A27])-1)" office:value-type="string" office:string-value="{worldX = 45, worldY = 19, posX = 103, posY = 60}, ">
            <text:p>{worldX = 45, worldY = 19, posX = 103, posY = 60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ll complex</text:p>
          </table:table-cell>
          <table:table-cell/>
          <table:table-cell office:value-type="float" office:value="25">
            <text:p>25</text:p>
          </table:table-cell>
          <table:table-cell table:number-columns-repeated="22"/>
          <table:table-cell table:formula="of:=CONCATENATE([.D27];&quot;-- &quot;;[.B27];&quot;,&quot;;[.C27];&quot; ID:&quot;;[.I27])" office:value-type="string" office:string-value="{worldX = 45, worldY = 19, posX = 103, posY = 60}, -- Valley Station,  pileo  crepe, mall Complex ID:25">
            <text:p>{worldX = 45, worldY = 19, posX = 103, posY = 60}, -- Valley Station, <text:s/>pileo <text:s/>crepe, mall Complex ID:25</text:p>
          </table:table-cell>
          <table:table-cell table:formula="of:=MID([.D27];SEARCH(&quot;worldX = &quot;;[.D27])+9;(SEARCH(&quot;worldY = &quot;;[.D27])-SEARCH(&quot;worldX = &quot;;[.D27])-11))" office:value-type="string" office:string-value="45">
            <text:p>45</text:p>
          </table:table-cell>
          <table:table-cell table:formula="of:=MID([.D27];SEARCH(&quot;worldY = &quot;;[.D27])+9;(SEARCH(&quot;posX = &quot;;[.D27])-SEARCH(&quot;worldY = &quot;;[.D27])-11))" office:value-type="string" office:string-value="19">
            <text:p>19</text:p>
          </table:table-cell>
          <table:table-cell table:formula="of:=MID([.D27];(SEARCH(&quot;posX = &quot;;[.D27])+7);(SEARCH(&quot;,&quot;;[.D27];SEARCH(&quot;posX&quot;;[.D27]))-SEARCH(&quot;posX = &quot;;[.D27])-7))" office:value-type="string" office:string-value="103">
            <text:p>103</text:p>
          </table:table-cell>
          <table:table-cell table:formula="of:=IF(LEN([.D27])&lt;60;MID([.D27];(SEARCH(&quot;posY = &quot;;[.D27])+7);(SEARCH(&quot;}&quot;;[.D27];SEARCH(&quot;posY&quot;;[.D27]))-SEARCH(&quot;posY = &quot;;[.D27])-7));MID([.D32];(SEARCH(&quot;posY = &quot;;[.D32])+7);(SEARCH(&quot;}&quot;;[.D32];SEARCH(&quot;posY&quot;;[.D32]))-SEARCH(&quot;posY = &quot;;[.D32])-7)))" office:value-type="string" office:string-value="60">
            <text:p>60</text:p>
          </table:table-cell>
          <table:table-cell table:formula="of:=MID([.D27];SEARCH(&quot;posZ = &quot;;[.D27])+7;(SEARCH(&quot;}&quot;;[.D27])-SEARCH(&quot;posZ = &quot;;[.D27])-7))" office:value-type="float" office:value="0">
            <text:p>#VALUE!</text:p>
          </table:table-cell>
          <table:table-cell table:number-columns-repeated="2"/>
          <table:table-cell table:formula="of:=LEN([.D27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108, posY = 54}, -- <text:s/>pileo <text:s/>crepe,kitchen, mall Complex</text:p>
          </table:table-cell>
          <table:table-cell office:value-type="string">
            <text:p>Valley Station</text:p>
          </table:table-cell>
          <table:table-cell table:formula="of:=MID([.A28];SEARCH(&quot;--&quot;;[.A28])+2;256)" office:value-type="string" office:string-value="  pileo  crepe,kitchen, mall Complex">
            <text:p><text:s text:c="2"/>pileo <text:s/>crepe,kitchen, mall Complex</text:p>
          </table:table-cell>
          <table:table-cell table:formula="of:=MID([.A28];1;SEARCH(&quot;--&quot;;[.A28])-1)" office:value-type="string" office:string-value="{worldX = 45, worldY = 19, posX = 108, posY = 54}, ">
            <text:p>{worldX = 45, worldY = 19, posX = 108, posY = 54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 complex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28];&quot;-- &quot;;[.B28];&quot;,&quot;;[.C28];&quot; ID:&quot;;[.I28])" office:value-type="string" office:string-value="{worldX = 45, worldY = 19, posX = 108, posY = 54}, -- Valley Station,  pileo  crepe,kitchen, mall Complex ID:26">
            <text:p>{worldX = 45, worldY = 19, posX = 108, posY = 54}, -- Valley Station, <text:s/>pileo <text:s/>crepe,kitchen, mall Complex ID:26</text:p>
          </table:table-cell>
          <table:table-cell table:formula="of:=MID([.D28];SEARCH(&quot;worldX = &quot;;[.D28])+9;(SEARCH(&quot;worldY = &quot;;[.D28])-SEARCH(&quot;worldX = &quot;;[.D28])-11))" office:value-type="string" office:string-value="45">
            <text:p>45</text:p>
          </table:table-cell>
          <table:table-cell table:formula="of:=MID([.D28];SEARCH(&quot;worldY = &quot;;[.D28])+9;(SEARCH(&quot;posX = &quot;;[.D28])-SEARCH(&quot;worldY = &quot;;[.D28])-11))" office:value-type="string" office:string-value="19">
            <text:p>19</text:p>
          </table:table-cell>
          <table:table-cell table:formula="of:=MID([.D28];(SEARCH(&quot;posX = &quot;;[.D28])+7);(SEARCH(&quot;,&quot;;[.D28];SEARCH(&quot;posX&quot;;[.D28]))-SEARCH(&quot;posX = &quot;;[.D28])-7))" office:value-type="string" office:string-value="108">
            <text:p>108</text:p>
          </table:table-cell>
          <table:table-cell table:formula="of:=IF(LEN([.D28])&lt;60;MID([.D28];(SEARCH(&quot;posY = &quot;;[.D28])+7);(SEARCH(&quot;}&quot;;[.D28];SEARCH(&quot;posY&quot;;[.D28]))-SEARCH(&quot;posY = &quot;;[.D28])-7));MID([.D33];(SEARCH(&quot;posY = &quot;;[.D33])+7);(SEARCH(&quot;}&quot;;[.D33];SEARCH(&quot;posY&quot;;[.D33]))-SEARCH(&quot;posY = &quot;;[.D33])-7)))" office:value-type="string" office:string-value="54">
            <text:p>54</text:p>
          </table:table-cell>
          <table:table-cell table:formula="of:=MID([.D28];SEARCH(&quot;posZ = &quot;;[.D28])+7;(SEARCH(&quot;}&quot;;[.D28])-SEARCH(&quot;posZ = &quot;;[.D28])-7))" office:value-type="float" office:value="0">
            <text:p>#VALUE!</text:p>
          </table:table-cell>
          <table:table-cell table:number-columns-repeated="2"/>
          <table:table-cell table:formula="of:=LEN([.D28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5, worldY = 19, posX = 73, posY = 60}, -- <text:s/>yummers, mall Complex</text:p>
          </table:table-cell>
          <table:table-cell office:value-type="string">
            <text:p>Valley Station</text:p>
          </table:table-cell>
          <table:table-cell table:formula="of:=MID([.A29];SEARCH(&quot;--&quot;;[.A29])+2;256)" office:value-type="string" office:string-value="  yummers, mall Complex">
            <text:p><text:s text:c="2"/>yummers, mall Complex</text:p>
          </table:table-cell>
          <table:table-cell table:formula="of:=MID([.A29];1;SEARCH(&quot;--&quot;;[.A29])-1)" office:value-type="string" office:string-value="{worldX = 45, worldY = 19, posX = 73, posY = 60}, ">
            <text:p>{worldX = 45, worldY = 19, posX = 73, posY = 60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ll complex</text:p>
          </table:table-cell>
          <table:table-cell/>
          <table:table-cell office:value-type="float" office:value="27">
            <text:p>27</text:p>
          </table:table-cell>
          <table:table-cell table:number-columns-repeated="22"/>
          <table:table-cell table:formula="of:=CONCATENATE([.D29];&quot;-- &quot;;[.B29];&quot;,&quot;;[.C29];&quot; ID:&quot;;[.I29])" office:value-type="string" office:string-value="{worldX = 45, worldY = 19, posX = 73, posY = 60}, -- Valley Station,  yummers, mall Complex ID:27">
            <text:p>{worldX = 45, worldY = 19, posX = 73, posY = 60}, -- Valley Station, <text:s/>yummers, mall Complex ID:27</text:p>
          </table:table-cell>
          <table:table-cell table:formula="of:=MID([.D29];SEARCH(&quot;worldX = &quot;;[.D29])+9;(SEARCH(&quot;worldY = &quot;;[.D29])-SEARCH(&quot;worldX = &quot;;[.D29])-11))" office:value-type="string" office:string-value="45">
            <text:p>45</text:p>
          </table:table-cell>
          <table:table-cell table:formula="of:=MID([.D29];SEARCH(&quot;worldY = &quot;;[.D29])+9;(SEARCH(&quot;posX = &quot;;[.D29])-SEARCH(&quot;worldY = &quot;;[.D29])-11))" office:value-type="string" office:string-value="19">
            <text:p>19</text:p>
          </table:table-cell>
          <table:table-cell table:formula="of:=MID([.D29];(SEARCH(&quot;posX = &quot;;[.D29])+7);(SEARCH(&quot;,&quot;;[.D29];SEARCH(&quot;posX&quot;;[.D29]))-SEARCH(&quot;posX = &quot;;[.D29])-7))" office:value-type="string" office:string-value="73">
            <text:p>73</text:p>
          </table:table-cell>
          <table:table-cell table:formula="of:=IF(LEN([.D29])&lt;60;MID([.D29];(SEARCH(&quot;posY = &quot;;[.D29])+7);(SEARCH(&quot;}&quot;;[.D29];SEARCH(&quot;posY&quot;;[.D29]))-SEARCH(&quot;posY = &quot;;[.D29])-7));MID([.D34];(SEARCH(&quot;posY = &quot;;[.D34])+7);(SEARCH(&quot;}&quot;;[.D34];SEARCH(&quot;posY&quot;;[.D34]))-SEARCH(&quot;posY = &quot;;[.D34])-7)))" office:value-type="string" office:string-value="60">
            <text:p>60</text:p>
          </table:table-cell>
          <table:table-cell table:formula="of:=MID([.D29];SEARCH(&quot;posZ = &quot;;[.D29])+7;(SEARCH(&quot;}&quot;;[.D29])-SEARCH(&quot;posZ = &quot;;[.D29])-7))" office:value-type="float" office:value="0">
            <text:p>#VALUE!</text:p>
          </table:table-cell>
          <table:table-cell table:number-columns-repeated="2"/>
          <table:table-cell table:formula="of:=LEN([.D29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5, worldY = 19, posX = 81, posY = 50}, -- <text:s/>yummers,kitchen, <text:s/>mall Complex</text:p>
          </table:table-cell>
          <table:table-cell office:value-type="string">
            <text:p>Valley Station</text:p>
          </table:table-cell>
          <table:table-cell table:formula="of:=MID([.A30];SEARCH(&quot;--&quot;;[.A30])+2;256)" office:value-type="string" office:string-value="  yummers,kitchen,  mall Complex">
            <text:p><text:s text:c="2"/>yummers,kitchen, <text:s/>mall Complex</text:p>
          </table:table-cell>
          <table:table-cell table:formula="of:=MID([.A30];1;SEARCH(&quot;--&quot;;[.A30])-1)" office:value-type="string" office:string-value="{worldX = 45, worldY = 19, posX = 81, posY = 50}, ">
            <text:p>{worldX = 45, worldY = 19, posX = 81, posY = 50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ll complex</text:p>
          </table:table-cell>
          <table:table-cell/>
          <table:table-cell office:value-type="float" office:value="28">
            <text:p>28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30];&quot;-- &quot;;[.B30];&quot;,&quot;;[.C30];&quot; ID:&quot;;[.I30])" office:value-type="string" office:string-value="{worldX = 45, worldY = 19, posX = 81, posY = 50}, -- Valley Station,  yummers,kitchen,  mall Complex ID:28">
            <text:p>{worldX = 45, worldY = 19, posX = 81, posY = 50}, -- Valley Station, <text:s/>yummers,kitchen, <text:s/>mall Complex ID:28</text:p>
          </table:table-cell>
          <table:table-cell table:formula="of:=MID([.D30];SEARCH(&quot;worldX = &quot;;[.D30])+9;(SEARCH(&quot;worldY = &quot;;[.D30])-SEARCH(&quot;worldX = &quot;;[.D30])-11))" office:value-type="string" office:string-value="45">
            <text:p>45</text:p>
          </table:table-cell>
          <table:table-cell table:formula="of:=MID([.D30];SEARCH(&quot;worldY = &quot;;[.D30])+9;(SEARCH(&quot;posX = &quot;;[.D30])-SEARCH(&quot;worldY = &quot;;[.D30])-11))" office:value-type="string" office:string-value="19">
            <text:p>19</text:p>
          </table:table-cell>
          <table:table-cell table:formula="of:=MID([.D30];(SEARCH(&quot;posX = &quot;;[.D30])+7);(SEARCH(&quot;,&quot;;[.D30];SEARCH(&quot;posX&quot;;[.D30]))-SEARCH(&quot;posX = &quot;;[.D30])-7))" office:value-type="string" office:string-value="81">
            <text:p>81</text:p>
          </table:table-cell>
          <table:table-cell table:formula="of:=IF(LEN([.D30])&lt;60;MID([.D30];(SEARCH(&quot;posY = &quot;;[.D30])+7);(SEARCH(&quot;}&quot;;[.D30];SEARCH(&quot;posY&quot;;[.D30]))-SEARCH(&quot;posY = &quot;;[.D30])-7));MID([.D35];(SEARCH(&quot;posY = &quot;;[.D35])+7);(SEARCH(&quot;}&quot;;[.D35];SEARCH(&quot;posY&quot;;[.D35]))-SEARCH(&quot;posY = &quot;;[.D35])-7)))" office:value-type="string" office:string-value="50">
            <text:p>50</text:p>
          </table:table-cell>
          <table:table-cell table:formula="of:=MID([.D30];SEARCH(&quot;posZ = &quot;;[.D30])+7;(SEARCH(&quot;}&quot;;[.D30])-SEARCH(&quot;posZ = &quot;;[.D30])-7))" office:value-type="float" office:value="0">
            <text:p>#VALUE!</text:p>
          </table:table-cell>
          <table:table-cell table:number-columns-repeated="2"/>
          <table:table-cell table:formula="of:=LEN([.D30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5, worldY = 19, posX = 158, posY = 43}, -- <text:s/>knox bank, mall Complex</text:p>
          </table:table-cell>
          <table:table-cell office:value-type="string">
            <text:p>Valley Station</text:p>
          </table:table-cell>
          <table:table-cell table:formula="of:=MID([.A31];SEARCH(&quot;--&quot;;[.A31])+2;256)" office:value-type="string" office:string-value="  knox bank, mall Complex">
            <text:p><text:s text:c="2"/>knox bank, mall Complex</text:p>
          </table:table-cell>
          <table:table-cell table:formula="of:=MID([.A31];1;SEARCH(&quot;--&quot;;[.A31])-1)" office:value-type="string" office:string-value="{worldX = 45, worldY = 19, posX = 158, posY = 43}, ">
            <text:p>{worldX = 45, worldY = 19, posX = 158, posY = 4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ll complex</text:p>
          </table:table-cell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31];&quot;-- &quot;;[.B31];&quot;,&quot;;[.C31];&quot; ID:&quot;;[.I31])" office:value-type="string" office:string-value="{worldX = 45, worldY = 19, posX = 158, posY = 43}, -- Valley Station,  knox bank, mall Complex ID:29">
            <text:p>{worldX = 45, worldY = 19, posX = 158, posY = 43}, -- Valley Station, <text:s/>knox bank, mall Complex ID:29</text:p>
          </table:table-cell>
          <table:table-cell table:formula="of:=MID([.D31];SEARCH(&quot;worldX = &quot;;[.D31])+9;(SEARCH(&quot;worldY = &quot;;[.D31])-SEARCH(&quot;worldX = &quot;;[.D31])-11))" office:value-type="string" office:string-value="45">
            <text:p>45</text:p>
          </table:table-cell>
          <table:table-cell table:formula="of:=MID([.D31];SEARCH(&quot;worldY = &quot;;[.D31])+9;(SEARCH(&quot;posX = &quot;;[.D31])-SEARCH(&quot;worldY = &quot;;[.D31])-11))" office:value-type="string" office:string-value="19">
            <text:p>19</text:p>
          </table:table-cell>
          <table:table-cell table:formula="of:=MID([.D31];(SEARCH(&quot;posX = &quot;;[.D31])+7);(SEARCH(&quot;,&quot;;[.D31];SEARCH(&quot;posX&quot;;[.D31]))-SEARCH(&quot;posX = &quot;;[.D31])-7))" office:value-type="string" office:string-value="158">
            <text:p>158</text:p>
          </table:table-cell>
          <table:table-cell table:formula="of:=IF(LEN([.D31])&lt;60;MID([.D31];(SEARCH(&quot;posY = &quot;;[.D31])+7);(SEARCH(&quot;}&quot;;[.D31];SEARCH(&quot;posY&quot;;[.D31]))-SEARCH(&quot;posY = &quot;;[.D31])-7));MID([.D36];(SEARCH(&quot;posY = &quot;;[.D36])+7);(SEARCH(&quot;}&quot;;[.D36];SEARCH(&quot;posY&quot;;[.D36]))-SEARCH(&quot;posY = &quot;;[.D36])-7)))" office:value-type="string" office:string-value="43">
            <text:p>43</text:p>
          </table:table-cell>
          <table:table-cell table:formula="of:=MID([.D31];SEARCH(&quot;posZ = &quot;;[.D31])+7;(SEARCH(&quot;}&quot;;[.D31])-SEARCH(&quot;posZ = &quot;;[.D31])-7))" office:value-type="float" office:value="0">
            <text:p>#VALUE!</text:p>
          </table:table-cell>
          <table:table-cell table:number-columns-repeated="2"/>
          <table:table-cell table:formula="of:=LEN([.D31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8, posX = 286, posY = 53}, -- <text:s/>construction site 2, office</text:p>
          </table:table-cell>
          <table:table-cell office:value-type="string">
            <text:p>Valley Station</text:p>
          </table:table-cell>
          <table:table-cell table:formula="of:=MID([.A32];SEARCH(&quot;--&quot;;[.A32])+2;256)" office:value-type="string" office:string-value="  construction site 2, office">
            <text:p><text:s text:c="2"/>construction site 2, office</text:p>
          </table:table-cell>
          <table:table-cell table:formula="of:=MID([.A32];1;SEARCH(&quot;--&quot;;[.A32])-1)" office:value-type="string" office:string-value="{worldX = 46, worldY = 18, posX = 286, posY = 53}, ">
            <text:p>{worldX = 46, worldY = 18, posX = 286, posY = 53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lots north of mall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32];&quot;-- &quot;;[.B32];&quot;,&quot;;[.C32];&quot; ID:&quot;;[.I32])" office:value-type="string" office:string-value="{worldX = 46, worldY = 18, posX = 286, posY = 53}, -- Valley Station,  construction site 2, office ID:30">
            <text:p>{worldX = 46, worldY = 18, posX = 286, posY = 53}, -- Valley Station, <text:s/>construction site 2, office ID:30</text:p>
          </table:table-cell>
          <table:table-cell table:formula="of:=MID([.D32];SEARCH(&quot;worldX = &quot;;[.D32])+9;(SEARCH(&quot;worldY = &quot;;[.D32])-SEARCH(&quot;worldX = &quot;;[.D32])-11))" office:value-type="string" office:string-value="46">
            <text:p>46</text:p>
          </table:table-cell>
          <table:table-cell table:formula="of:=MID([.D32];SEARCH(&quot;worldY = &quot;;[.D32])+9;(SEARCH(&quot;posX = &quot;;[.D32])-SEARCH(&quot;worldY = &quot;;[.D32])-11))" office:value-type="string" office:string-value="18">
            <text:p>18</text:p>
          </table:table-cell>
          <table:table-cell table:formula="of:=MID([.D32];(SEARCH(&quot;posX = &quot;;[.D32])+7);(SEARCH(&quot;,&quot;;[.D32];SEARCH(&quot;posX&quot;;[.D32]))-SEARCH(&quot;posX = &quot;;[.D32])-7))" office:value-type="string" office:string-value="286">
            <text:p>286</text:p>
          </table:table-cell>
          <table:table-cell table:formula="of:=IF(LEN([.D32])&lt;60;MID([.D32];(SEARCH(&quot;posY = &quot;;[.D32])+7);(SEARCH(&quot;}&quot;;[.D32];SEARCH(&quot;posY&quot;;[.D32]))-SEARCH(&quot;posY = &quot;;[.D32])-7));MID([.D37];(SEARCH(&quot;posY = &quot;;[.D37])+7);(SEARCH(&quot;}&quot;;[.D37];SEARCH(&quot;posY&quot;;[.D37]))-SEARCH(&quot;posY = &quot;;[.D37])-7)))" office:value-type="string" office:string-value="53">
            <text:p>53</text:p>
          </table:table-cell>
          <table:table-cell table:formula="of:=MID([.D32];SEARCH(&quot;posZ = &quot;;[.D32])+7;(SEARCH(&quot;}&quot;;[.D32])-SEARCH(&quot;posZ = &quot;;[.D32])-7))" office:value-type="float" office:value="0">
            <text:p>#VALUE!</text:p>
          </table:table-cell>
          <table:table-cell table:number-columns-repeated="2"/>
          <table:table-cell table:formula="of:=LEN([.D32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7, posX = 270, posY = 102}, -- <text:s/>house by the lake</text:p>
          </table:table-cell>
          <table:table-cell office:value-type="string">
            <text:p>Valley Station</text:p>
          </table:table-cell>
          <table:table-cell table:formula="of:=MID([.A33];SEARCH(&quot;--&quot;;[.A33])+2;256)" office:value-type="string" office:string-value="  house by the lake">
            <text:p><text:s text:c="2"/>house by the lake</text:p>
          </table:table-cell>
          <table:table-cell table:formula="of:=MID([.A33];1;SEARCH(&quot;--&quot;;[.A33])-1)" office:value-type="string" office:string-value="{worldX = 46, worldY = 17, posX = 270, posY = 102}, ">
            <text:p>{worldX = 46, worldY = 17, posX = 270, posY = 10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north of mall</text:p>
          </table:table-cell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  <table:table-cell table:formula="of:=CONCATENATE([.D33];&quot;-- &quot;;[.B33];&quot;,&quot;;[.C33];&quot; ID:&quot;;[.I33])" office:value-type="string" office:string-value="{worldX = 46, worldY = 17, posX = 270, posY = 102}, -- Valley Station,  house by the lake ID:31">
            <text:p>{worldX = 46, worldY = 17, posX = 270, posY = 102}, -- Valley Station, <text:s/>house by the lake ID:31</text:p>
          </table:table-cell>
          <table:table-cell table:formula="of:=MID([.D33];SEARCH(&quot;worldX = &quot;;[.D33])+9;(SEARCH(&quot;worldY = &quot;;[.D33])-SEARCH(&quot;worldX = &quot;;[.D33])-11))" office:value-type="string" office:string-value="46">
            <text:p>46</text:p>
          </table:table-cell>
          <table:table-cell table:formula="of:=MID([.D33];SEARCH(&quot;worldY = &quot;;[.D33])+9;(SEARCH(&quot;posX = &quot;;[.D33])-SEARCH(&quot;worldY = &quot;;[.D33])-11))" office:value-type="string" office:string-value="17">
            <text:p>17</text:p>
          </table:table-cell>
          <table:table-cell table:formula="of:=MID([.D33];(SEARCH(&quot;posX = &quot;;[.D33])+7);(SEARCH(&quot;,&quot;;[.D33];SEARCH(&quot;posX&quot;;[.D33]))-SEARCH(&quot;posX = &quot;;[.D33])-7))" office:value-type="string" office:string-value="270">
            <text:p>270</text:p>
          </table:table-cell>
          <table:table-cell table:formula="of:=IF(LEN([.D33])&lt;60;MID([.D33];(SEARCH(&quot;posY = &quot;;[.D33])+7);(SEARCH(&quot;}&quot;;[.D33];SEARCH(&quot;posY&quot;;[.D33]))-SEARCH(&quot;posY = &quot;;[.D33])-7));MID([.D38];(SEARCH(&quot;posY = &quot;;[.D38])+7);(SEARCH(&quot;}&quot;;[.D38];SEARCH(&quot;posY&quot;;[.D38]))-SEARCH(&quot;posY = &quot;;[.D38])-7)))" office:value-type="string" office:string-value="102">
            <text:p>102</text:p>
          </table:table-cell>
          <table:table-cell table:formula="of:=MID([.D33];SEARCH(&quot;posZ = &quot;;[.D33])+7;(SEARCH(&quot;}&quot;;[.D33])-SEARCH(&quot;posZ = &quot;;[.D33])-7))" office:value-type="float" office:value="0">
            <text:p>#VALUE!</text:p>
          </table:table-cell>
          <table:table-cell table:number-columns-repeated="2"/>
          <table:table-cell table:formula="of:=LEN([.D33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6, worldY = 17, posX = 285, posY = 37}, -- <text:s/>small homes in the woods 1</text:p>
          </table:table-cell>
          <table:table-cell office:value-type="string">
            <text:p>Valley Station</text:p>
          </table:table-cell>
          <table:table-cell table:formula="of:=MID([.A34];SEARCH(&quot;--&quot;;[.A34])+2;256)" office:value-type="string" office:string-value="  small homes in the woods 1">
            <text:p><text:s text:c="2"/>small homes in the woods 1</text:p>
          </table:table-cell>
          <table:table-cell table:formula="of:=MID([.A34];1;SEARCH(&quot;--&quot;;[.A34])-1)" office:value-type="string" office:string-value="{worldX = 46, worldY = 17, posX = 285, posY = 37}, ">
            <text:p>{worldX = 46, worldY = 17, posX = 285, posY = 37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north of mall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34];&quot;-- &quot;;[.B34];&quot;,&quot;;[.C34];&quot; ID:&quot;;[.I34])" office:value-type="string" office:string-value="{worldX = 46, worldY = 17, posX = 285, posY = 37}, -- Valley Station,  small homes in the woods 1 ID:32">
            <text:p>{worldX = 46, worldY = 17, posX = 285, posY = 37}, -- Valley Station, <text:s/>small homes in the woods 1 ID:32</text:p>
          </table:table-cell>
          <table:table-cell table:formula="of:=MID([.D34];SEARCH(&quot;worldX = &quot;;[.D34])+9;(SEARCH(&quot;worldY = &quot;;[.D34])-SEARCH(&quot;worldX = &quot;;[.D34])-11))" office:value-type="string" office:string-value="46">
            <text:p>46</text:p>
          </table:table-cell>
          <table:table-cell table:formula="of:=MID([.D34];SEARCH(&quot;worldY = &quot;;[.D34])+9;(SEARCH(&quot;posX = &quot;;[.D34])-SEARCH(&quot;worldY = &quot;;[.D34])-11))" office:value-type="string" office:string-value="17">
            <text:p>17</text:p>
          </table:table-cell>
          <table:table-cell table:formula="of:=MID([.D34];(SEARCH(&quot;posX = &quot;;[.D34])+7);(SEARCH(&quot;,&quot;;[.D34];SEARCH(&quot;posX&quot;;[.D34]))-SEARCH(&quot;posX = &quot;;[.D34])-7))" office:value-type="string" office:string-value="285">
            <text:p>285</text:p>
          </table:table-cell>
          <table:table-cell table:formula="of:=IF(LEN([.D34])&lt;60;MID([.D34];(SEARCH(&quot;posY = &quot;;[.D34])+7);(SEARCH(&quot;}&quot;;[.D34];SEARCH(&quot;posY&quot;;[.D34]))-SEARCH(&quot;posY = &quot;;[.D34])-7));MID([.D39];(SEARCH(&quot;posY = &quot;;[.D39])+7);(SEARCH(&quot;}&quot;;[.D39];SEARCH(&quot;posY&quot;;[.D39]))-SEARCH(&quot;posY = &quot;;[.D39])-7)))" office:value-type="string" office:string-value="37">
            <text:p>37</text:p>
          </table:table-cell>
          <table:table-cell table:formula="of:=MID([.D34];SEARCH(&quot;posZ = &quot;;[.D34])+7;(SEARCH(&quot;}&quot;;[.D34])-SEARCH(&quot;posZ = &quot;;[.D34])-7))" office:value-type="float" office:value="0">
            <text:p>#VALUE!</text:p>
          </table:table-cell>
          <table:table-cell table:number-columns-repeated="2"/>
          <table:table-cell table:formula="of:=LEN([.D34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6, posX = 231, posY = 289}, -- <text:s/>small homes in the woods 2</text:p>
          </table:table-cell>
          <table:table-cell office:value-type="string">
            <text:p>Valley Station</text:p>
          </table:table-cell>
          <table:table-cell table:formula="of:=MID([.A35];SEARCH(&quot;--&quot;;[.A35])+2;256)" office:value-type="string" office:string-value="  small homes in the woods 2">
            <text:p><text:s text:c="2"/>small homes in the woods 2</text:p>
          </table:table-cell>
          <table:table-cell table:formula="of:=MID([.A35];1;SEARCH(&quot;--&quot;;[.A35])-1)" office:value-type="string" office:string-value="{worldX = 46, worldY = 16, posX = 231, posY = 289}, ">
            <text:p>{worldX = 46, worldY = 16, posX = 231, posY = 28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north of mall</text:p>
          </table:table-cell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35];&quot;-- &quot;;[.B35];&quot;,&quot;;[.C35];&quot; ID:&quot;;[.I35])" office:value-type="string" office:string-value="{worldX = 46, worldY = 16, posX = 231, posY = 289}, -- Valley Station,  small homes in the woods 2 ID:33">
            <text:p>{worldX = 46, worldY = 16, posX = 231, posY = 289}, -- Valley Station, <text:s/>small homes in the woods 2 ID:33</text:p>
          </table:table-cell>
          <table:table-cell table:formula="of:=MID([.D35];SEARCH(&quot;worldX = &quot;;[.D35])+9;(SEARCH(&quot;worldY = &quot;;[.D35])-SEARCH(&quot;worldX = &quot;;[.D35])-11))" office:value-type="string" office:string-value="46">
            <text:p>46</text:p>
          </table:table-cell>
          <table:table-cell table:formula="of:=MID([.D35];SEARCH(&quot;worldY = &quot;;[.D35])+9;(SEARCH(&quot;posX = &quot;;[.D35])-SEARCH(&quot;worldY = &quot;;[.D35])-11))" office:value-type="string" office:string-value="16">
            <text:p>16</text:p>
          </table:table-cell>
          <table:table-cell table:formula="of:=MID([.D35];(SEARCH(&quot;posX = &quot;;[.D35])+7);(SEARCH(&quot;,&quot;;[.D35];SEARCH(&quot;posX&quot;;[.D35]))-SEARCH(&quot;posX = &quot;;[.D35])-7))" office:value-type="string" office:string-value="231">
            <text:p>231</text:p>
          </table:table-cell>
          <table:table-cell table:formula="of:=IF(LEN([.D35])&lt;60;MID([.D35];(SEARCH(&quot;posY = &quot;;[.D35])+7);(SEARCH(&quot;}&quot;;[.D35];SEARCH(&quot;posY&quot;;[.D35]))-SEARCH(&quot;posY = &quot;;[.D35])-7));MID([.D40];(SEARCH(&quot;posY = &quot;;[.D40])+7);(SEARCH(&quot;}&quot;;[.D40];SEARCH(&quot;posY&quot;;[.D40]))-SEARCH(&quot;posY = &quot;;[.D40])-7)))" office:value-type="string" office:string-value="289">
            <text:p>289</text:p>
          </table:table-cell>
          <table:table-cell table:formula="of:=MID([.D35];SEARCH(&quot;posZ = &quot;;[.D35])+7;(SEARCH(&quot;}&quot;;[.D35])-SEARCH(&quot;posZ = &quot;;[.D35])-7))" office:value-type="float" office:value="0">
            <text:p>#VALUE!</text:p>
          </table:table-cell>
          <table:table-cell table:number-columns-repeated="2"/>
          <table:table-cell table:formula="of:=LEN([.D35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4, worldY = 16, posX = 113, posY = 208}, -- <text:s/>housing development 1</text:p>
          </table:table-cell>
          <table:table-cell office:value-type="string">
            <text:p>Valley Station</text:p>
          </table:table-cell>
          <table:table-cell table:formula="of:=MID([.A36];SEARCH(&quot;--&quot;;[.A36])+2;256)" office:value-type="string" office:string-value="  housing development 1">
            <text:p><text:s text:c="2"/>housing development 1</text:p>
          </table:table-cell>
          <table:table-cell table:formula="of:=MID([.A36];1;SEARCH(&quot;--&quot;;[.A36])-1)" office:value-type="string" office:string-value="{worldX = 44, worldY = 16, posX = 113, posY = 208}, ">
            <text:p>{worldX = 44, worldY = 16, posX = 113, posY = 208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lots north of mall</text:p>
          </table:table-cell>
          <table:table-cell/>
          <table:table-cell office:value-type="float" office:value="34">
            <text:p>34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36];&quot;-- &quot;;[.B36];&quot;,&quot;;[.C36];&quot; ID:&quot;;[.I36])" office:value-type="string" office:string-value="{worldX = 44, worldY = 16, posX = 113, posY = 208}, -- Valley Station,  housing development 1 ID:34">
            <text:p>{worldX = 44, worldY = 16, posX = 113, posY = 208}, -- Valley Station, <text:s/>housing development 1 ID:34</text:p>
          </table:table-cell>
          <table:table-cell table:formula="of:=MID([.D36];SEARCH(&quot;worldX = &quot;;[.D36])+9;(SEARCH(&quot;worldY = &quot;;[.D36])-SEARCH(&quot;worldX = &quot;;[.D36])-11))" office:value-type="string" office:string-value="44">
            <text:p>44</text:p>
          </table:table-cell>
          <table:table-cell table:formula="of:=MID([.D36];SEARCH(&quot;worldY = &quot;;[.D36])+9;(SEARCH(&quot;posX = &quot;;[.D36])-SEARCH(&quot;worldY = &quot;;[.D36])-11))" office:value-type="string" office:string-value="16">
            <text:p>16</text:p>
          </table:table-cell>
          <table:table-cell table:formula="of:=MID([.D36];(SEARCH(&quot;posX = &quot;;[.D36])+7);(SEARCH(&quot;,&quot;;[.D36];SEARCH(&quot;posX&quot;;[.D36]))-SEARCH(&quot;posX = &quot;;[.D36])-7))" office:value-type="string" office:string-value="113">
            <text:p>113</text:p>
          </table:table-cell>
          <table:table-cell table:formula="of:=IF(LEN([.D36])&lt;60;MID([.D36];(SEARCH(&quot;posY = &quot;;[.D36])+7);(SEARCH(&quot;}&quot;;[.D36];SEARCH(&quot;posY&quot;;[.D36]))-SEARCH(&quot;posY = &quot;;[.D36])-7));MID([.D41];(SEARCH(&quot;posY = &quot;;[.D41])+7);(SEARCH(&quot;}&quot;;[.D41];SEARCH(&quot;posY&quot;;[.D41]))-SEARCH(&quot;posY = &quot;;[.D41])-7)))" office:value-type="string" office:string-value="208">
            <text:p>208</text:p>
          </table:table-cell>
          <table:table-cell table:formula="of:=MID([.D36];SEARCH(&quot;posZ = &quot;;[.D36])+7;(SEARCH(&quot;}&quot;;[.D36])-SEARCH(&quot;posZ = &quot;;[.D36])-7))" office:value-type="float" office:value="0">
            <text:p>#VALUE!</text:p>
          </table:table-cell>
          <table:table-cell table:number-columns-repeated="2"/>
          <table:table-cell table:formula="of:=LEN([.D36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4, worldY = 16, posX = 149, posY = 171}, -- <text:s/>housing development 2</text:p>
          </table:table-cell>
          <table:table-cell office:value-type="string">
            <text:p>Valley Station</text:p>
          </table:table-cell>
          <table:table-cell table:formula="of:=MID([.A37];SEARCH(&quot;--&quot;;[.A37])+2;256)" office:value-type="string" office:string-value="  housing development 2">
            <text:p><text:s text:c="2"/>housing development 2</text:p>
          </table:table-cell>
          <table:table-cell table:formula="of:=MID([.A37];1;SEARCH(&quot;--&quot;;[.A37])-1)" office:value-type="string" office:string-value="{worldX = 44, worldY = 16, posX = 149, posY = 171}, ">
            <text:p>{worldX = 44, worldY = 16, posX = 149, posY = 17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lots north of mall</text:p>
          </table:table-cell>
          <table:table-cell/>
          <table:table-cell office:value-type="float" office:value="35">
            <text:p>35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"/>
          <table:table-cell table:formula="of:=CONCATENATE([.D37];&quot;-- &quot;;[.B37];&quot;,&quot;;[.C37];&quot; ID:&quot;;[.I37])" office:value-type="string" office:string-value="{worldX = 44, worldY = 16, posX = 149, posY = 171}, -- Valley Station,  housing development 2 ID:35">
            <text:p>{worldX = 44, worldY = 16, posX = 149, posY = 171}, -- Valley Station, <text:s/>housing development 2 ID:35</text:p>
          </table:table-cell>
          <table:table-cell table:formula="of:=MID([.D37];SEARCH(&quot;worldX = &quot;;[.D37])+9;(SEARCH(&quot;worldY = &quot;;[.D37])-SEARCH(&quot;worldX = &quot;;[.D37])-11))" office:value-type="string" office:string-value="44">
            <text:p>44</text:p>
          </table:table-cell>
          <table:table-cell table:formula="of:=MID([.D37];SEARCH(&quot;worldY = &quot;;[.D37])+9;(SEARCH(&quot;posX = &quot;;[.D37])-SEARCH(&quot;worldY = &quot;;[.D37])-11))" office:value-type="string" office:string-value="16">
            <text:p>16</text:p>
          </table:table-cell>
          <table:table-cell table:formula="of:=MID([.D37];(SEARCH(&quot;posX = &quot;;[.D37])+7);(SEARCH(&quot;,&quot;;[.D37];SEARCH(&quot;posX&quot;;[.D37]))-SEARCH(&quot;posX = &quot;;[.D37])-7))" office:value-type="string" office:string-value="149">
            <text:p>149</text:p>
          </table:table-cell>
          <table:table-cell table:formula="of:=IF(LEN([.D37])&lt;60;MID([.D37];(SEARCH(&quot;posY = &quot;;[.D37])+7);(SEARCH(&quot;}&quot;;[.D37];SEARCH(&quot;posY&quot;;[.D37]))-SEARCH(&quot;posY = &quot;;[.D37])-7));MID([.D42];(SEARCH(&quot;posY = &quot;;[.D42])+7);(SEARCH(&quot;}&quot;;[.D42];SEARCH(&quot;posY&quot;;[.D42]))-SEARCH(&quot;posY = &quot;;[.D42])-7)))" office:value-type="string" office:string-value="171">
            <text:p>171</text:p>
          </table:table-cell>
          <table:table-cell table:formula="of:=MID([.D37];SEARCH(&quot;posZ = &quot;;[.D37])+7;(SEARCH(&quot;}&quot;;[.D37])-SEARCH(&quot;posZ = &quot;;[.D37])-7))" office:value-type="float" office:value="0">
            <text:p>#VALUE!</text:p>
          </table:table-cell>
          <table:table-cell table:number-columns-repeated="2"/>
          <table:table-cell table:formula="of:=LEN([.D37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4, worldY = 16, posX = 113, posY = 136}, -- <text:s/>housing development 3</text:p>
          </table:table-cell>
          <table:table-cell office:value-type="string">
            <text:p>Valley Station</text:p>
          </table:table-cell>
          <table:table-cell table:formula="of:=MID([.A38];SEARCH(&quot;--&quot;;[.A38])+2;256)" office:value-type="string" office:string-value="  housing development 3">
            <text:p><text:s text:c="2"/>housing development 3</text:p>
          </table:table-cell>
          <table:table-cell table:formula="of:=MID([.A38];1;SEARCH(&quot;--&quot;;[.A38])-1)" office:value-type="string" office:string-value="{worldX = 44, worldY = 16, posX = 113, posY = 136}, ">
            <text:p>{worldX = 44, worldY = 16, posX = 113, posY = 13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lots north of mall</text:p>
          </table:table-cell>
          <table:table-cell/>
          <table:table-cell office:value-type="float" office:value="36">
            <text:p>36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formula="of:=CONCATENATE([.D38];&quot;-- &quot;;[.B38];&quot;,&quot;;[.C38];&quot; ID:&quot;;[.I38])" office:value-type="string" office:string-value="{worldX = 44, worldY = 16, posX = 113, posY = 136}, -- Valley Station,  housing development 3 ID:36">
            <text:p>{worldX = 44, worldY = 16, posX = 113, posY = 136}, -- Valley Station, <text:s/>housing development 3 ID:36</text:p>
          </table:table-cell>
          <table:table-cell table:formula="of:=MID([.D38];SEARCH(&quot;worldX = &quot;;[.D38])+9;(SEARCH(&quot;worldY = &quot;;[.D38])-SEARCH(&quot;worldX = &quot;;[.D38])-11))" office:value-type="string" office:string-value="44">
            <text:p>44</text:p>
          </table:table-cell>
          <table:table-cell table:formula="of:=MID([.D38];SEARCH(&quot;worldY = &quot;;[.D38])+9;(SEARCH(&quot;posX = &quot;;[.D38])-SEARCH(&quot;worldY = &quot;;[.D38])-11))" office:value-type="string" office:string-value="16">
            <text:p>16</text:p>
          </table:table-cell>
          <table:table-cell table:formula="of:=MID([.D38];(SEARCH(&quot;posX = &quot;;[.D38])+7);(SEARCH(&quot;,&quot;;[.D38];SEARCH(&quot;posX&quot;;[.D38]))-SEARCH(&quot;posX = &quot;;[.D38])-7))" office:value-type="string" office:string-value="113">
            <text:p>113</text:p>
          </table:table-cell>
          <table:table-cell table:formula="of:=IF(LEN([.D38])&lt;60;MID([.D38];(SEARCH(&quot;posY = &quot;;[.D38])+7);(SEARCH(&quot;}&quot;;[.D38];SEARCH(&quot;posY&quot;;[.D38]))-SEARCH(&quot;posY = &quot;;[.D38])-7));MID([.D43];(SEARCH(&quot;posY = &quot;;[.D43])+7);(SEARCH(&quot;}&quot;;[.D43];SEARCH(&quot;posY&quot;;[.D43]))-SEARCH(&quot;posY = &quot;;[.D43])-7)))" office:value-type="string" office:string-value="136">
            <text:p>136</text:p>
          </table:table-cell>
          <table:table-cell table:formula="of:=MID([.D38];SEARCH(&quot;posZ = &quot;;[.D38])+7;(SEARCH(&quot;}&quot;;[.D38])-SEARCH(&quot;posZ = &quot;;[.D38])-7))" office:value-type="float" office:value="0">
            <text:p>#VALUE!</text:p>
          </table:table-cell>
          <table:table-cell table:number-columns-repeated="2"/>
          <table:table-cell table:formula="of:=LEN([.D38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8, worldY = 16, posX = 150, posY = 180}, -- <text:s/>graveyard</text:p>
          </table:table-cell>
          <table:table-cell office:value-type="string">
            <text:p>Valley Station</text:p>
          </table:table-cell>
          <table:table-cell table:formula="of:=MID([.A39];SEARCH(&quot;--&quot;;[.A39])+2;256)" office:value-type="string" office:string-value="  graveyard">
            <text:p><text:s text:c="2"/>graveyard</text:p>
          </table:table-cell>
          <table:table-cell table:formula="of:=MID([.A39];1;SEARCH(&quot;--&quot;;[.A39])-1)" office:value-type="string" office:string-value="{worldX = 48, worldY = 16, posX = 150, posY = 180}, ">
            <text:p>{worldX = 48, worldY = 16, posX = 150, posY = 180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lots north of mall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39];&quot;-- &quot;;[.B39];&quot;,&quot;;[.C39];&quot; ID:&quot;;[.I39])" office:value-type="string" office:string-value="{worldX = 48, worldY = 16, posX = 150, posY = 180}, -- Valley Station,  graveyard ID:37">
            <text:p>{worldX = 48, worldY = 16, posX = 150, posY = 180}, -- Valley Station, <text:s/>graveyard ID:37</text:p>
          </table:table-cell>
          <table:table-cell table:formula="of:=MID([.D39];SEARCH(&quot;worldX = &quot;;[.D39])+9;(SEARCH(&quot;worldY = &quot;;[.D39])-SEARCH(&quot;worldX = &quot;;[.D39])-11))" office:value-type="string" office:string-value="48">
            <text:p>48</text:p>
          </table:table-cell>
          <table:table-cell table:formula="of:=MID([.D39];SEARCH(&quot;worldY = &quot;;[.D39])+9;(SEARCH(&quot;posX = &quot;;[.D39])-SEARCH(&quot;worldY = &quot;;[.D39])-11))" office:value-type="string" office:string-value="16">
            <text:p>16</text:p>
          </table:table-cell>
          <table:table-cell table:formula="of:=MID([.D39];(SEARCH(&quot;posX = &quot;;[.D39])+7);(SEARCH(&quot;,&quot;;[.D39];SEARCH(&quot;posX&quot;;[.D39]))-SEARCH(&quot;posX = &quot;;[.D39])-7))" office:value-type="string" office:string-value="150">
            <text:p>150</text:p>
          </table:table-cell>
          <table:table-cell table:formula="of:=IF(LEN([.D39])&lt;60;MID([.D39];(SEARCH(&quot;posY = &quot;;[.D39])+7);(SEARCH(&quot;}&quot;;[.D39];SEARCH(&quot;posY&quot;;[.D39]))-SEARCH(&quot;posY = &quot;;[.D39])-7));MID([.D44];(SEARCH(&quot;posY = &quot;;[.D44])+7);(SEARCH(&quot;}&quot;;[.D44];SEARCH(&quot;posY&quot;;[.D44]))-SEARCH(&quot;posY = &quot;;[.D44])-7)))" office:value-type="string" office:string-value="180">
            <text:p>180</text:p>
          </table:table-cell>
          <table:table-cell table:formula="of:=MID([.D39];SEARCH(&quot;posZ = &quot;;[.D39])+7;(SEARCH(&quot;}&quot;;[.D39])-SEARCH(&quot;posZ = &quot;;[.D39])-7))" office:value-type="float" office:value="0">
            <text:p>#VALUE!</text:p>
          </table:table-cell>
          <table:table-cell table:number-columns-repeated="2"/>
          <table:table-cell table:formula="of:=LEN([.D39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6, worldY = 16, posX = 165, posY = 67}, -- <text:s/>burger joint</text:p>
          </table:table-cell>
          <table:table-cell office:value-type="string">
            <text:p>Valley Station</text:p>
          </table:table-cell>
          <table:table-cell table:formula="of:=MID([.A40];SEARCH(&quot;--&quot;;[.A40])+2;256)" office:value-type="string" office:string-value="  burger joint">
            <text:p><text:s text:c="2"/>burger joint</text:p>
          </table:table-cell>
          <table:table-cell table:formula="of:=MID([.A40];1;SEARCH(&quot;--&quot;;[.A40])-1)" office:value-type="string" office:string-value="{worldX = 46, worldY = 16, posX = 165, posY = 67}, ">
            <text:p>{worldX = 46, worldY = 16, posX = 165, posY = 67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lots north of mall</text:p>
          </table:table-cell>
          <table:table-cell/>
          <table:table-cell office:value-type="float" office:value="38">
            <text:p>38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40];&quot;-- &quot;;[.B40];&quot;,&quot;;[.C40];&quot; ID:&quot;;[.I40])" office:value-type="string" office:string-value="{worldX = 46, worldY = 16, posX = 165, posY = 67}, -- Valley Station,  burger joint ID:38">
            <text:p>{worldX = 46, worldY = 16, posX = 165, posY = 67}, -- Valley Station, <text:s/>burger joint ID:38</text:p>
          </table:table-cell>
          <table:table-cell table:formula="of:=MID([.D40];SEARCH(&quot;worldX = &quot;;[.D40])+9;(SEARCH(&quot;worldY = &quot;;[.D40])-SEARCH(&quot;worldX = &quot;;[.D40])-11))" office:value-type="string" office:string-value="46">
            <text:p>46</text:p>
          </table:table-cell>
          <table:table-cell table:formula="of:=MID([.D40];SEARCH(&quot;worldY = &quot;;[.D40])+9;(SEARCH(&quot;posX = &quot;;[.D40])-SEARCH(&quot;worldY = &quot;;[.D40])-11))" office:value-type="string" office:string-value="16">
            <text:p>16</text:p>
          </table:table-cell>
          <table:table-cell table:formula="of:=MID([.D40];(SEARCH(&quot;posX = &quot;;[.D40])+7);(SEARCH(&quot;,&quot;;[.D40];SEARCH(&quot;posX&quot;;[.D40]))-SEARCH(&quot;posX = &quot;;[.D40])-7))" office:value-type="string" office:string-value="165">
            <text:p>165</text:p>
          </table:table-cell>
          <table:table-cell table:formula="of:=IF(LEN([.D40])&lt;60;MID([.D40];(SEARCH(&quot;posY = &quot;;[.D40])+7);(SEARCH(&quot;}&quot;;[.D40];SEARCH(&quot;posY&quot;;[.D40]))-SEARCH(&quot;posY = &quot;;[.D40])-7));MID([.D45];(SEARCH(&quot;posY = &quot;;[.D45])+7);(SEARCH(&quot;}&quot;;[.D45];SEARCH(&quot;posY&quot;;[.D45]))-SEARCH(&quot;posY = &quot;;[.D45])-7)))" office:value-type="string" office:string-value="67">
            <text:p>67</text:p>
          </table:table-cell>
          <table:table-cell table:formula="of:=MID([.D40];SEARCH(&quot;posZ = &quot;;[.D40])+7;(SEARCH(&quot;}&quot;;[.D40])-SEARCH(&quot;posZ = &quot;;[.D40])-7))" office:value-type="float" office:value="0">
            <text:p>#VALUE!</text:p>
          </table:table-cell>
          <table:table-cell table:number-columns-repeated="2"/>
          <table:table-cell table:formula="of:=LEN([.D40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6, posX = 170, posY = 67}, -- <text:s/>burger joint, kitchen</text:p>
          </table:table-cell>
          <table:table-cell office:value-type="string">
            <text:p>Valley Station</text:p>
          </table:table-cell>
          <table:table-cell table:formula="of:=MID([.A41];SEARCH(&quot;--&quot;;[.A41])+2;256)" office:value-type="string" office:string-value="  burger joint, kitchen">
            <text:p><text:s text:c="2"/>burger joint, kitchen</text:p>
          </table:table-cell>
          <table:table-cell table:formula="of:=MID([.A41];1;SEARCH(&quot;--&quot;;[.A41])-1)" office:value-type="string" office:string-value="{worldX = 46, worldY = 16, posX = 170, posY = 67}, ">
            <text:p>{worldX = 46, worldY = 16, posX = 170, posY = 67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lots north of mall</text:p>
          </table:table-cell>
          <table:table-cell/>
          <table:table-cell office:value-type="float" office:value="39">
            <text:p>39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41];&quot;-- &quot;;[.B41];&quot;,&quot;;[.C41];&quot; ID:&quot;;[.I41])" office:value-type="string" office:string-value="{worldX = 46, worldY = 16, posX = 170, posY = 67}, -- Valley Station,  burger joint, kitchen ID:39">
            <text:p>{worldX = 46, worldY = 16, posX = 170, posY = 67}, -- Valley Station, <text:s/>burger joint, kitchen ID:39</text:p>
          </table:table-cell>
          <table:table-cell table:formula="of:=MID([.D41];SEARCH(&quot;worldX = &quot;;[.D41])+9;(SEARCH(&quot;worldY = &quot;;[.D41])-SEARCH(&quot;worldX = &quot;;[.D41])-11))" office:value-type="string" office:string-value="46">
            <text:p>46</text:p>
          </table:table-cell>
          <table:table-cell table:formula="of:=MID([.D41];SEARCH(&quot;worldY = &quot;;[.D41])+9;(SEARCH(&quot;posX = &quot;;[.D41])-SEARCH(&quot;worldY = &quot;;[.D41])-11))" office:value-type="string" office:string-value="16">
            <text:p>16</text:p>
          </table:table-cell>
          <table:table-cell table:formula="of:=MID([.D41];(SEARCH(&quot;posX = &quot;;[.D41])+7);(SEARCH(&quot;,&quot;;[.D41];SEARCH(&quot;posX&quot;;[.D41]))-SEARCH(&quot;posX = &quot;;[.D41])-7))" office:value-type="string" office:string-value="170">
            <text:p>170</text:p>
          </table:table-cell>
          <table:table-cell table:formula="of:=IF(LEN([.D41])&lt;60;MID([.D41];(SEARCH(&quot;posY = &quot;;[.D41])+7);(SEARCH(&quot;}&quot;;[.D41];SEARCH(&quot;posY&quot;;[.D41]))-SEARCH(&quot;posY = &quot;;[.D41])-7));MID([.D46];(SEARCH(&quot;posY = &quot;;[.D46])+7);(SEARCH(&quot;}&quot;;[.D46];SEARCH(&quot;posY&quot;;[.D46]))-SEARCH(&quot;posY = &quot;;[.D46])-7)))" office:value-type="string" office:string-value="67">
            <text:p>67</text:p>
          </table:table-cell>
          <table:table-cell table:formula="of:=MID([.D41];SEARCH(&quot;posZ = &quot;;[.D41])+7;(SEARCH(&quot;}&quot;;[.D41])-SEARCH(&quot;posZ = &quot;;[.D41])-7))" office:value-type="float" office:value="0">
            <text:p>#VALUE!</text:p>
          </table:table-cell>
          <table:table-cell table:number-columns-repeated="2"/>
          <table:table-cell table:formula="of:=LEN([.D41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6, worldY = 16, posX = 135, posY = 65}, -- <text:s/>small grocery</text:p>
          </table:table-cell>
          <table:table-cell office:value-type="string">
            <text:p>Valley Station</text:p>
          </table:table-cell>
          <table:table-cell table:formula="of:=MID([.A42];SEARCH(&quot;--&quot;;[.A42])+2;256)" office:value-type="string" office:string-value="  small grocery">
            <text:p><text:s text:c="2"/>small grocery</text:p>
          </table:table-cell>
          <table:table-cell table:formula="of:=MID([.A42];1;SEARCH(&quot;--&quot;;[.A42])-1)" office:value-type="string" office:string-value="{worldX = 46, worldY = 16, posX = 135, posY = 65}, ">
            <text:p>{worldX = 46, worldY = 16, posX = 135, posY = 6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lots north of mall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42];&quot;-- &quot;;[.B42];&quot;,&quot;;[.C42];&quot; ID:&quot;;[.I42])" office:value-type="string" office:string-value="{worldX = 46, worldY = 16, posX = 135, posY = 65}, -- Valley Station,  small grocery ID:40">
            <text:p>{worldX = 46, worldY = 16, posX = 135, posY = 65}, -- Valley Station, <text:s/>small grocery ID:40</text:p>
          </table:table-cell>
          <table:table-cell table:formula="of:=MID([.D42];SEARCH(&quot;worldX = &quot;;[.D42])+9;(SEARCH(&quot;worldY = &quot;;[.D42])-SEARCH(&quot;worldX = &quot;;[.D42])-11))" office:value-type="string" office:string-value="46">
            <text:p>46</text:p>
          </table:table-cell>
          <table:table-cell table:formula="of:=MID([.D42];SEARCH(&quot;worldY = &quot;;[.D42])+9;(SEARCH(&quot;posX = &quot;;[.D42])-SEARCH(&quot;worldY = &quot;;[.D42])-11))" office:value-type="string" office:string-value="16">
            <text:p>16</text:p>
          </table:table-cell>
          <table:table-cell table:formula="of:=MID([.D42];(SEARCH(&quot;posX = &quot;;[.D42])+7);(SEARCH(&quot;,&quot;;[.D42];SEARCH(&quot;posX&quot;;[.D42]))-SEARCH(&quot;posX = &quot;;[.D42])-7))" office:value-type="string" office:string-value="135">
            <text:p>135</text:p>
          </table:table-cell>
          <table:table-cell table:formula="of:=IF(LEN([.D42])&lt;60;MID([.D42];(SEARCH(&quot;posY = &quot;;[.D42])+7);(SEARCH(&quot;}&quot;;[.D42];SEARCH(&quot;posY&quot;;[.D42]))-SEARCH(&quot;posY = &quot;;[.D42])-7));MID([.D47];(SEARCH(&quot;posY = &quot;;[.D47])+7);(SEARCH(&quot;}&quot;;[.D47];SEARCH(&quot;posY&quot;;[.D47]))-SEARCH(&quot;posY = &quot;;[.D47])-7)))" office:value-type="string" office:string-value="65">
            <text:p>65</text:p>
          </table:table-cell>
          <table:table-cell table:formula="of:=MID([.D42];SEARCH(&quot;posZ = &quot;;[.D42])+7;(SEARCH(&quot;}&quot;;[.D42])-SEARCH(&quot;posZ = &quot;;[.D42])-7))" office:value-type="float" office:value="0">
            <text:p>#VALUE!</text:p>
          </table:table-cell>
          <table:table-cell table:number-columns-repeated="2"/>
          <table:table-cell table:formula="of:=LEN([.D42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7, worldY = 19, posX = 10, posY = 25}, -- <text:s/>construction site</text:p>
          </table:table-cell>
          <table:table-cell office:value-type="string">
            <text:p>Valley Station</text:p>
          </table:table-cell>
          <table:table-cell table:formula="of:=MID([.A43];SEARCH(&quot;--&quot;;[.A43])+2;256)" office:value-type="string" office:string-value="  construction site">
            <text:p><text:s text:c="2"/>construction site</text:p>
          </table:table-cell>
          <table:table-cell table:formula="of:=MID([.A43];1;SEARCH(&quot;--&quot;;[.A43])-1)" office:value-type="string" office:string-value="{worldX = 47, worldY = 19, posX = 10, posY = 25}, ">
            <text:p>{worldX = 47, worldY = 19, posX = 10, posY = 25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lots east of mall</text:p>
          </table:table-cell>
          <table:table-cell/>
          <table:table-cell office:value-type="float" office:value="41">
            <text:p>4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43];&quot;-- &quot;;[.B43];&quot;,&quot;;[.C43];&quot; ID:&quot;;[.I43])" office:value-type="string" office:string-value="{worldX = 47, worldY = 19, posX = 10, posY = 25}, -- Valley Station,  construction site ID:41">
            <text:p>{worldX = 47, worldY = 19, posX = 10, posY = 25}, -- Valley Station, <text:s/>construction site ID:41</text:p>
          </table:table-cell>
          <table:table-cell table:formula="of:=MID([.D43];SEARCH(&quot;worldX = &quot;;[.D43])+9;(SEARCH(&quot;worldY = &quot;;[.D43])-SEARCH(&quot;worldX = &quot;;[.D43])-11))" office:value-type="string" office:string-value="47">
            <text:p>47</text:p>
          </table:table-cell>
          <table:table-cell table:formula="of:=MID([.D43];SEARCH(&quot;worldY = &quot;;[.D43])+9;(SEARCH(&quot;posX = &quot;;[.D43])-SEARCH(&quot;worldY = &quot;;[.D43])-11))" office:value-type="string" office:string-value="19">
            <text:p>19</text:p>
          </table:table-cell>
          <table:table-cell table:formula="of:=MID([.D43];(SEARCH(&quot;posX = &quot;;[.D43])+7);(SEARCH(&quot;,&quot;;[.D43];SEARCH(&quot;posX&quot;;[.D43]))-SEARCH(&quot;posX = &quot;;[.D43])-7))" office:value-type="string" office:string-value="10">
            <text:p>10</text:p>
          </table:table-cell>
          <table:table-cell table:formula="of:=IF(LEN([.D43])&lt;60;MID([.D43];(SEARCH(&quot;posY = &quot;;[.D43])+7);(SEARCH(&quot;}&quot;;[.D43];SEARCH(&quot;posY&quot;;[.D43]))-SEARCH(&quot;posY = &quot;;[.D43])-7));MID([.D48];(SEARCH(&quot;posY = &quot;;[.D48])+7);(SEARCH(&quot;}&quot;;[.D48];SEARCH(&quot;posY&quot;;[.D48]))-SEARCH(&quot;posY = &quot;;[.D48])-7)))" office:value-type="string" office:string-value="25">
            <text:p>25</text:p>
          </table:table-cell>
          <table:table-cell table:formula="of:=MID([.D43];SEARCH(&quot;posZ = &quot;;[.D43])+7;(SEARCH(&quot;}&quot;;[.D43])-SEARCH(&quot;posZ = &quot;;[.D43])-7))" office:value-type="float" office:value="0">
            <text:p>#VALUE!</text:p>
          </table:table-cell>
          <table:table-cell table:number-columns-repeated="2"/>
          <table:table-cell table:formula="of:=LEN([.D43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4, worldY = 18, posX = 60, posY = 39}, -- <text:s/>shooting range</text:p>
          </table:table-cell>
          <table:table-cell office:value-type="string">
            <text:p>Valley Station</text:p>
          </table:table-cell>
          <table:table-cell table:formula="of:=MID([.A44];SEARCH(&quot;--&quot;;[.A44])+2;256)" office:value-type="string" office:string-value="  shooting range">
            <text:p><text:s text:c="2"/>shooting range</text:p>
          </table:table-cell>
          <table:table-cell table:formula="of:=MID([.A44];1;SEARCH(&quot;--&quot;;[.A44])-1)" office:value-type="string" office:string-value="{worldX = 44, worldY = 18, posX = 60, posY = 39}, ">
            <text:p>{worldX = 44, worldY = 18, posX = 60, posY = 39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lots west of mall</text:p>
          </table:table-cell>
          <table:table-cell/>
          <table:table-cell office:value-type="float" office:value="42">
            <text:p>4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44];&quot;-- &quot;;[.B44];&quot;,&quot;;[.C44];&quot; ID:&quot;;[.I44])" office:value-type="string" office:string-value="{worldX = 44, worldY = 18, posX = 60, posY = 39}, -- Valley Station,  shooting range ID:42">
            <text:p>{worldX = 44, worldY = 18, posX = 60, posY = 39}, -- Valley Station, <text:s/>shooting range ID:42</text:p>
          </table:table-cell>
          <table:table-cell table:formula="of:=MID([.D44];SEARCH(&quot;worldX = &quot;;[.D44])+9;(SEARCH(&quot;worldY = &quot;;[.D44])-SEARCH(&quot;worldX = &quot;;[.D44])-11))" office:value-type="string" office:string-value="44">
            <text:p>44</text:p>
          </table:table-cell>
          <table:table-cell table:formula="of:=MID([.D44];SEARCH(&quot;worldY = &quot;;[.D44])+9;(SEARCH(&quot;posX = &quot;;[.D44])-SEARCH(&quot;worldY = &quot;;[.D44])-11))" office:value-type="string" office:string-value="18">
            <text:p>18</text:p>
          </table:table-cell>
          <table:table-cell table:formula="of:=MID([.D44];(SEARCH(&quot;posX = &quot;;[.D44])+7);(SEARCH(&quot;,&quot;;[.D44];SEARCH(&quot;posX&quot;;[.D44]))-SEARCH(&quot;posX = &quot;;[.D44])-7))" office:value-type="string" office:string-value="60">
            <text:p>60</text:p>
          </table:table-cell>
          <table:table-cell table:formula="of:=IF(LEN([.D44])&lt;60;MID([.D44];(SEARCH(&quot;posY = &quot;;[.D44])+7);(SEARCH(&quot;}&quot;;[.D44];SEARCH(&quot;posY&quot;;[.D44]))-SEARCH(&quot;posY = &quot;;[.D44])-7));MID([.D49];(SEARCH(&quot;posY = &quot;;[.D49])+7);(SEARCH(&quot;}&quot;;[.D49];SEARCH(&quot;posY&quot;;[.D49]))-SEARCH(&quot;posY = &quot;;[.D49])-7)))" office:value-type="string" office:string-value="39">
            <text:p>39</text:p>
          </table:table-cell>
          <table:table-cell table:formula="of:=MID([.D44];SEARCH(&quot;posZ = &quot;;[.D44])+7;(SEARCH(&quot;}&quot;;[.D44])-SEARCH(&quot;posZ = &quot;;[.D44])-7))" office:value-type="float" office:value="0">
            <text:p>#VALUE!</text:p>
          </table:table-cell>
          <table:table-cell table:number-columns-repeated="2"/>
          <table:table-cell table:formula="of:=LEN([.D44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3, worldY = 18, posX = 195, posY = 51}, -- <text:s/>cafe</text:p>
          </table:table-cell>
          <table:table-cell office:value-type="string">
            <text:p>Valley Station</text:p>
          </table:table-cell>
          <table:table-cell table:formula="of:=MID([.A45];SEARCH(&quot;--&quot;;[.A45])+2;256)" office:value-type="string" office:string-value="  cafe">
            <text:p><text:s text:c="2"/>cafe</text:p>
          </table:table-cell>
          <table:table-cell table:formula="of:=MID([.A45];1;SEARCH(&quot;--&quot;;[.A45])-1)" office:value-type="string" office:string-value="{worldX = 43, worldY = 18, posX = 195, posY = 51}, ">
            <text:p>{worldX = 43, worldY = 18, posX = 195, posY = 51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lots west of mall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5"/>
          <table:table-cell table:formula="of:=CONCATENATE([.D45];&quot;-- &quot;;[.B45];&quot;,&quot;;[.C45];&quot; ID:&quot;;[.I45])" office:value-type="string" office:string-value="{worldX = 43, worldY = 18, posX = 195, posY = 51}, -- Valley Station,  cafe ID:43">
            <text:p>{worldX = 43, worldY = 18, posX = 195, posY = 51}, -- Valley Station, <text:s/>cafe ID:43</text:p>
          </table:table-cell>
          <table:table-cell table:formula="of:=MID([.D45];SEARCH(&quot;worldX = &quot;;[.D45])+9;(SEARCH(&quot;worldY = &quot;;[.D45])-SEARCH(&quot;worldX = &quot;;[.D45])-11))" office:value-type="string" office:string-value="43">
            <text:p>43</text:p>
          </table:table-cell>
          <table:table-cell table:formula="of:=MID([.D45];SEARCH(&quot;worldY = &quot;;[.D45])+9;(SEARCH(&quot;posX = &quot;;[.D45])-SEARCH(&quot;worldY = &quot;;[.D45])-11))" office:value-type="string" office:string-value="18">
            <text:p>18</text:p>
          </table:table-cell>
          <table:table-cell table:formula="of:=MID([.D45];(SEARCH(&quot;posX = &quot;;[.D45])+7);(SEARCH(&quot;,&quot;;[.D45];SEARCH(&quot;posX&quot;;[.D45]))-SEARCH(&quot;posX = &quot;;[.D45])-7))" office:value-type="string" office:string-value="195">
            <text:p>195</text:p>
          </table:table-cell>
          <table:table-cell table:formula="of:=IF(LEN([.D45])&lt;60;MID([.D45];(SEARCH(&quot;posY = &quot;;[.D45])+7);(SEARCH(&quot;}&quot;;[.D45];SEARCH(&quot;posY&quot;;[.D45]))-SEARCH(&quot;posY = &quot;;[.D45])-7));MID([.D50];(SEARCH(&quot;posY = &quot;;[.D50])+7);(SEARCH(&quot;}&quot;;[.D50];SEARCH(&quot;posY&quot;;[.D50]))-SEARCH(&quot;posY = &quot;;[.D50])-7)))" office:value-type="string" office:string-value="51">
            <text:p>51</text:p>
          </table:table-cell>
          <table:table-cell table:formula="of:=MID([.D45];SEARCH(&quot;posZ = &quot;;[.D45])+7;(SEARCH(&quot;}&quot;;[.D45])-SEARCH(&quot;posZ = &quot;;[.D45])-7))" office:value-type="float" office:value="0">
            <text:p>#VALUE!</text:p>
          </table:table-cell>
          <table:table-cell table:number-columns-repeated="2"/>
          <table:table-cell table:formula="of:=LEN([.D45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3, worldY = 18, posX = 197, posY = 49}, -- <text:s/>cafe, kitchen</text:p>
          </table:table-cell>
          <table:table-cell office:value-type="string">
            <text:p>Valley Station</text:p>
          </table:table-cell>
          <table:table-cell table:formula="of:=MID([.A46];SEARCH(&quot;--&quot;;[.A46])+2;256)" office:value-type="string" office:string-value="  cafe, kitchen">
            <text:p><text:s text:c="2"/>cafe, kitchen</text:p>
          </table:table-cell>
          <table:table-cell table:formula="of:=MID([.A46];1;SEARCH(&quot;--&quot;;[.A46])-1)" office:value-type="string" office:string-value="{worldX = 43, worldY = 18, posX = 197, posY = 49}, ">
            <text:p>{worldX = 43, worldY = 18, posX = 197, posY = 4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lots west of mall</text:p>
          </table:table-cell>
          <table:table-cell/>
          <table:table-cell office:value-type="float" office:value="44">
            <text:p>4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46];&quot;-- &quot;;[.B46];&quot;,&quot;;[.C46];&quot; ID:&quot;;[.I46])" office:value-type="string" office:string-value="{worldX = 43, worldY = 18, posX = 197, posY = 49}, -- Valley Station,  cafe, kitchen ID:44">
            <text:p>{worldX = 43, worldY = 18, posX = 197, posY = 49}, -- Valley Station, <text:s/>cafe, kitchen ID:44</text:p>
          </table:table-cell>
          <table:table-cell table:formula="of:=MID([.D46];SEARCH(&quot;worldX = &quot;;[.D46])+9;(SEARCH(&quot;worldY = &quot;;[.D46])-SEARCH(&quot;worldX = &quot;;[.D46])-11))" office:value-type="string" office:string-value="43">
            <text:p>43</text:p>
          </table:table-cell>
          <table:table-cell table:formula="of:=MID([.D46];SEARCH(&quot;worldY = &quot;;[.D46])+9;(SEARCH(&quot;posX = &quot;;[.D46])-SEARCH(&quot;worldY = &quot;;[.D46])-11))" office:value-type="string" office:string-value="18">
            <text:p>18</text:p>
          </table:table-cell>
          <table:table-cell table:formula="of:=MID([.D46];(SEARCH(&quot;posX = &quot;;[.D46])+7);(SEARCH(&quot;,&quot;;[.D46];SEARCH(&quot;posX&quot;;[.D46]))-SEARCH(&quot;posX = &quot;;[.D46])-7))" office:value-type="string" office:string-value="197">
            <text:p>197</text:p>
          </table:table-cell>
          <table:table-cell table:formula="of:=IF(LEN([.D46])&lt;60;MID([.D46];(SEARCH(&quot;posY = &quot;;[.D46])+7);(SEARCH(&quot;}&quot;;[.D46];SEARCH(&quot;posY&quot;;[.D46]))-SEARCH(&quot;posY = &quot;;[.D46])-7));MID([.D51];(SEARCH(&quot;posY = &quot;;[.D51])+7);(SEARCH(&quot;}&quot;;[.D51];SEARCH(&quot;posY&quot;;[.D51]))-SEARCH(&quot;posY = &quot;;[.D51])-7)))" office:value-type="string" office:string-value="49">
            <text:p>49</text:p>
          </table:table-cell>
          <table:table-cell table:formula="of:=MID([.D46];SEARCH(&quot;posZ = &quot;;[.D46])+7;(SEARCH(&quot;}&quot;;[.D46])-SEARCH(&quot;posZ = &quot;;[.D46])-7))" office:value-type="float" office:value="0">
            <text:p>#VALUE!</text:p>
          </table:table-cell>
          <table:table-cell table:number-columns-repeated="2"/>
          <table:table-cell table:formula="of:=LEN([.D46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3, worldY = 17, posX = 203, posY = 209}, -- <text:s/>hunting lodge</text:p>
          </table:table-cell>
          <table:table-cell office:value-type="string">
            <text:p>Valley Station</text:p>
          </table:table-cell>
          <table:table-cell table:formula="of:=MID([.A47];SEARCH(&quot;--&quot;;[.A47])+2;256)" office:value-type="string" office:string-value="  hunting lodge">
            <text:p><text:s text:c="2"/>hunting lodge</text:p>
          </table:table-cell>
          <table:table-cell table:formula="of:=MID([.A47];1;SEARCH(&quot;--&quot;;[.A47])-1)" office:value-type="string" office:string-value="{worldX = 43, worldY = 17, posX = 203, posY = 209}, ">
            <text:p>{worldX = 43, worldY = 17, posX = 203, posY = 209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lots west of mall</text:p>
          </table:table-cell>
          <table:table-cell/>
          <table:table-cell office:value-type="float" office:value="45">
            <text:p>4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47];&quot;-- &quot;;[.B47];&quot;,&quot;;[.C47];&quot; ID:&quot;;[.I47])" office:value-type="string" office:string-value="{worldX = 43, worldY = 17, posX = 203, posY = 209}, -- Valley Station,  hunting lodge ID:45">
            <text:p>{worldX = 43, worldY = 17, posX = 203, posY = 209}, -- Valley Station, <text:s/>hunting lodge ID:45</text:p>
          </table:table-cell>
          <table:table-cell table:formula="of:=MID([.D47];SEARCH(&quot;worldX = &quot;;[.D47])+9;(SEARCH(&quot;worldY = &quot;;[.D47])-SEARCH(&quot;worldX = &quot;;[.D47])-11))" office:value-type="string" office:string-value="43">
            <text:p>43</text:p>
          </table:table-cell>
          <table:table-cell table:formula="of:=MID([.D47];SEARCH(&quot;worldY = &quot;;[.D47])+9;(SEARCH(&quot;posX = &quot;;[.D47])-SEARCH(&quot;worldY = &quot;;[.D47])-11))" office:value-type="string" office:string-value="17">
            <text:p>17</text:p>
          </table:table-cell>
          <table:table-cell table:formula="of:=MID([.D47];(SEARCH(&quot;posX = &quot;;[.D47])+7);(SEARCH(&quot;,&quot;;[.D47];SEARCH(&quot;posX&quot;;[.D47]))-SEARCH(&quot;posX = &quot;;[.D47])-7))" office:value-type="string" office:string-value="203">
            <text:p>203</text:p>
          </table:table-cell>
          <table:table-cell table:formula="of:=IF(LEN([.D47])&lt;60;MID([.D47];(SEARCH(&quot;posY = &quot;;[.D47])+7);(SEARCH(&quot;}&quot;;[.D47];SEARCH(&quot;posY&quot;;[.D47]))-SEARCH(&quot;posY = &quot;;[.D47])-7));MID([.D52];(SEARCH(&quot;posY = &quot;;[.D52])+7);(SEARCH(&quot;}&quot;;[.D52];SEARCH(&quot;posY&quot;;[.D52]))-SEARCH(&quot;posY = &quot;;[.D52])-7)))" office:value-type="string" office:string-value="209">
            <text:p>209</text:p>
          </table:table-cell>
          <table:table-cell table:formula="of:=MID([.D47];SEARCH(&quot;posZ = &quot;;[.D47])+7;(SEARCH(&quot;}&quot;;[.D47])-SEARCH(&quot;posZ = &quot;;[.D47])-7))" office:value-type="float" office:value="0">
            <text:p>#VALUE!</text:p>
          </table:table-cell>
          <table:table-cell table:number-columns-repeated="2"/>
          <table:table-cell table:formula="of:=LEN([.D47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10, posY = 224}, -- <text:s/>small hotel room</text:p>
          </table:table-cell>
          <table:table-cell office:value-type="string">
            <text:p>Valley Station</text:p>
          </table:table-cell>
          <table:table-cell table:formula="of:=MID([.A48];SEARCH(&quot;--&quot;;[.A48])+2;256)" office:value-type="string" office:string-value="  small hotel room">
            <text:p><text:s text:c="2"/>small hotel room</text:p>
          </table:table-cell>
          <table:table-cell table:formula="of:=MID([.A48];1;SEARCH(&quot;--&quot;;[.A48])-1)" office:value-type="string" office:string-value="{worldX = 43, worldY = 17, posX = 110, posY = 224}, ">
            <text:p>{worldX = 43, worldY = 17, posX = 110, posY = 224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lots west of mall</text:p>
          </table:table-cell>
          <table:table-cell/>
          <table:table-cell office:value-type="float" office:value="46">
            <text:p>4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table:formula="of:=CONCATENATE([.D48];&quot;-- &quot;;[.B48];&quot;,&quot;;[.C48];&quot; ID:&quot;;[.I48])" office:value-type="string" office:string-value="{worldX = 43, worldY = 17, posX = 110, posY = 224}, -- Valley Station,  small hotel room ID:46">
            <text:p>{worldX = 43, worldY = 17, posX = 110, posY = 224}, -- Valley Station, <text:s/>small hotel room ID:46</text:p>
          </table:table-cell>
          <table:table-cell table:formula="of:=MID([.D48];SEARCH(&quot;worldX = &quot;;[.D48])+9;(SEARCH(&quot;worldY = &quot;;[.D48])-SEARCH(&quot;worldX = &quot;;[.D48])-11))" office:value-type="string" office:string-value="43">
            <text:p>43</text:p>
          </table:table-cell>
          <table:table-cell table:formula="of:=MID([.D48];SEARCH(&quot;worldY = &quot;;[.D48])+9;(SEARCH(&quot;posX = &quot;;[.D48])-SEARCH(&quot;worldY = &quot;;[.D48])-11))" office:value-type="string" office:string-value="17">
            <text:p>17</text:p>
          </table:table-cell>
          <table:table-cell table:formula="of:=MID([.D48];(SEARCH(&quot;posX = &quot;;[.D48])+7);(SEARCH(&quot;,&quot;;[.D48];SEARCH(&quot;posX&quot;;[.D48]))-SEARCH(&quot;posX = &quot;;[.D48])-7))" office:value-type="string" office:string-value="110">
            <text:p>110</text:p>
          </table:table-cell>
          <table:table-cell table:formula="of:=IF(LEN([.D48])&lt;60;MID([.D48];(SEARCH(&quot;posY = &quot;;[.D48])+7);(SEARCH(&quot;}&quot;;[.D48];SEARCH(&quot;posY&quot;;[.D48]))-SEARCH(&quot;posY = &quot;;[.D48])-7));MID([.D53];(SEARCH(&quot;posY = &quot;;[.D53])+7);(SEARCH(&quot;}&quot;;[.D53];SEARCH(&quot;posY&quot;;[.D53]))-SEARCH(&quot;posY = &quot;;[.D53])-7)))" office:value-type="string" office:string-value="224">
            <text:p>224</text:p>
          </table:table-cell>
          <table:table-cell table:formula="of:=MID([.D48];SEARCH(&quot;posZ = &quot;;[.D48])+7;(SEARCH(&quot;}&quot;;[.D48])-SEARCH(&quot;posZ = &quot;;[.D48])-7))" office:value-type="float" office:value="0">
            <text:p>#VALUE!</text:p>
          </table:table-cell>
          <table:table-cell table:number-columns-repeated="2"/>
          <table:table-cell table:formula="of:=LEN([.D48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08, posY = 213}, -- <text:s/>small hotel office</text:p>
          </table:table-cell>
          <table:table-cell office:value-type="string">
            <text:p>Valley Station</text:p>
          </table:table-cell>
          <table:table-cell table:formula="of:=MID([.A49];SEARCH(&quot;--&quot;;[.A49])+2;256)" office:value-type="string" office:string-value="  small hotel office">
            <text:p><text:s text:c="2"/>small hotel office</text:p>
          </table:table-cell>
          <table:table-cell table:formula="of:=MID([.A49];1;SEARCH(&quot;--&quot;;[.A49])-1)" office:value-type="string" office:string-value="{worldX = 43, worldY = 17, posX = 108, posY = 213}, ">
            <text:p>{worldX = 43, worldY = 17, posX = 108, posY = 213}, </text:p>
          </table:table-cell>
          <table:table-cell office:value-type="string">
            <text:p>Business</text:p>
          </table:table-cell>
          <table:table-cell office:value-type="string">
            <text:p>Hotel</text:p>
          </table:table-cell>
          <table:table-cell office:value-type="string">
            <text:p>lots west of mall</text:p>
          </table:table-cell>
          <table:table-cell/>
          <table:table-cell office:value-type="float" office:value="47">
            <text:p>4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49];&quot;-- &quot;;[.B49];&quot;,&quot;;[.C49];&quot; ID:&quot;;[.I49])" office:value-type="string" office:string-value="{worldX = 43, worldY = 17, posX = 108, posY = 213}, -- Valley Station,  small hotel office ID:47">
            <text:p>{worldX = 43, worldY = 17, posX = 108, posY = 213}, -- Valley Station, <text:s/>small hotel office ID:47</text:p>
          </table:table-cell>
          <table:table-cell table:formula="of:=MID([.D49];SEARCH(&quot;worldX = &quot;;[.D49])+9;(SEARCH(&quot;worldY = &quot;;[.D49])-SEARCH(&quot;worldX = &quot;;[.D49])-11))" office:value-type="string" office:string-value="43">
            <text:p>43</text:p>
          </table:table-cell>
          <table:table-cell table:formula="of:=MID([.D49];SEARCH(&quot;worldY = &quot;;[.D49])+9;(SEARCH(&quot;posX = &quot;;[.D49])-SEARCH(&quot;worldY = &quot;;[.D49])-11))" office:value-type="string" office:string-value="17">
            <text:p>17</text:p>
          </table:table-cell>
          <table:table-cell table:formula="of:=MID([.D49];(SEARCH(&quot;posX = &quot;;[.D49])+7);(SEARCH(&quot;,&quot;;[.D49];SEARCH(&quot;posX&quot;;[.D49]))-SEARCH(&quot;posX = &quot;;[.D49])-7))" office:value-type="string" office:string-value="108">
            <text:p>108</text:p>
          </table:table-cell>
          <table:table-cell table:formula="of:=IF(LEN([.D49])&lt;60;MID([.D49];(SEARCH(&quot;posY = &quot;;[.D49])+7);(SEARCH(&quot;}&quot;;[.D49];SEARCH(&quot;posY&quot;;[.D49]))-SEARCH(&quot;posY = &quot;;[.D49])-7));MID([.D54];(SEARCH(&quot;posY = &quot;;[.D54])+7);(SEARCH(&quot;}&quot;;[.D54];SEARCH(&quot;posY&quot;;[.D54]))-SEARCH(&quot;posY = &quot;;[.D54])-7)))" office:value-type="string" office:string-value="213">
            <text:p>213</text:p>
          </table:table-cell>
          <table:table-cell table:formula="of:=MID([.D49];SEARCH(&quot;posZ = &quot;;[.D49])+7;(SEARCH(&quot;}&quot;;[.D49])-SEARCH(&quot;posZ = &quot;;[.D49])-7))" office:value-type="float" office:value="0">
            <text:p>#VALUE!</text:p>
          </table:table-cell>
          <table:table-cell table:number-columns-repeated="2"/>
          <table:table-cell table:formula="of:=LEN([.D49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57, posY = 196}, -- <text:s/>small restaraunt</text:p>
          </table:table-cell>
          <table:table-cell office:value-type="string">
            <text:p>Valley Station</text:p>
          </table:table-cell>
          <table:table-cell table:formula="of:=MID([.A50];SEARCH(&quot;--&quot;;[.A50])+2;256)" office:value-type="string" office:string-value="  small restaraunt">
            <text:p><text:s text:c="2"/>small restaraunt</text:p>
          </table:table-cell>
          <table:table-cell table:formula="of:=MID([.A50];1;SEARCH(&quot;--&quot;;[.A50])-1)" office:value-type="string" office:string-value="{worldX = 43, worldY = 17, posX = 157, posY = 196}, ">
            <text:p>{worldX = 43, worldY = 17, posX = 157, posY = 196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lots west of mall</text:p>
          </table:table-cell>
          <table:table-cell/>
          <table:table-cell office:value-type="float" office:value="48">
            <text:p>48</text:p>
          </table:table-cell>
          <table:table-cell table:number-columns-repeated="22"/>
          <table:table-cell table:formula="of:=CONCATENATE([.D50];&quot;-- &quot;;[.B50];&quot;,&quot;;[.C50];&quot; ID:&quot;;[.I50])" office:value-type="string" office:string-value="{worldX = 43, worldY = 17, posX = 157, posY = 196}, -- Valley Station,  small restaraunt ID:48">
            <text:p>{worldX = 43, worldY = 17, posX = 157, posY = 196}, -- Valley Station, <text:s/>small restaraunt ID:48</text:p>
          </table:table-cell>
          <table:table-cell table:formula="of:=MID([.D50];SEARCH(&quot;worldX = &quot;;[.D50])+9;(SEARCH(&quot;worldY = &quot;;[.D50])-SEARCH(&quot;worldX = &quot;;[.D50])-11))" office:value-type="string" office:string-value="43">
            <text:p>43</text:p>
          </table:table-cell>
          <table:table-cell table:formula="of:=MID([.D50];SEARCH(&quot;worldY = &quot;;[.D50])+9;(SEARCH(&quot;posX = &quot;;[.D50])-SEARCH(&quot;worldY = &quot;;[.D50])-11))" office:value-type="string" office:string-value="17">
            <text:p>17</text:p>
          </table:table-cell>
          <table:table-cell table:formula="of:=MID([.D50];(SEARCH(&quot;posX = &quot;;[.D50])+7);(SEARCH(&quot;,&quot;;[.D50];SEARCH(&quot;posX&quot;;[.D50]))-SEARCH(&quot;posX = &quot;;[.D50])-7))" office:value-type="string" office:string-value="157">
            <text:p>157</text:p>
          </table:table-cell>
          <table:table-cell table:formula="of:=IF(LEN([.D50])&lt;60;MID([.D50];(SEARCH(&quot;posY = &quot;;[.D50])+7);(SEARCH(&quot;}&quot;;[.D50];SEARCH(&quot;posY&quot;;[.D50]))-SEARCH(&quot;posY = &quot;;[.D50])-7));MID([.D55];(SEARCH(&quot;posY = &quot;;[.D55])+7);(SEARCH(&quot;}&quot;;[.D55];SEARCH(&quot;posY&quot;;[.D55]))-SEARCH(&quot;posY = &quot;;[.D55])-7)))" office:value-type="string" office:string-value="196">
            <text:p>196</text:p>
          </table:table-cell>
          <table:table-cell table:formula="of:=MID([.D50];SEARCH(&quot;posZ = &quot;;[.D50])+7;(SEARCH(&quot;}&quot;;[.D50])-SEARCH(&quot;posZ = &quot;;[.D50])-7))" office:value-type="float" office:value="0">
            <text:p>#VALUE!</text:p>
          </table:table-cell>
          <table:table-cell table:number-columns-repeated="2"/>
          <table:table-cell table:formula="of:=LEN([.D50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59, posY = 201}, -- <text:s/>small restaraunt, kitchen</text:p>
          </table:table-cell>
          <table:table-cell office:value-type="string">
            <text:p>Valley Station</text:p>
          </table:table-cell>
          <table:table-cell table:formula="of:=MID([.A51];SEARCH(&quot;--&quot;;[.A51])+2;256)" office:value-type="string" office:string-value="  small restaraunt, kitchen">
            <text:p><text:s text:c="2"/>small restaraunt, kitchen</text:p>
          </table:table-cell>
          <table:table-cell table:formula="of:=MID([.A51];1;SEARCH(&quot;--&quot;;[.A51])-1)" office:value-type="string" office:string-value="{worldX = 43, worldY = 17, posX = 159, posY = 201}, ">
            <text:p>{worldX = 43, worldY = 17, posX = 159, posY = 20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lots west of mall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51];&quot;-- &quot;;[.B51];&quot;,&quot;;[.C51];&quot; ID:&quot;;[.I51])" office:value-type="string" office:string-value="{worldX = 43, worldY = 17, posX = 159, posY = 201}, -- Valley Station,  small restaraunt, kitchen ID:49">
            <text:p>{worldX = 43, worldY = 17, posX = 159, posY = 201}, -- Valley Station, <text:s/>small restaraunt, kitchen ID:49</text:p>
          </table:table-cell>
          <table:table-cell table:formula="of:=MID([.D51];SEARCH(&quot;worldX = &quot;;[.D51])+9;(SEARCH(&quot;worldY = &quot;;[.D51])-SEARCH(&quot;worldX = &quot;;[.D51])-11))" office:value-type="string" office:string-value="43">
            <text:p>43</text:p>
          </table:table-cell>
          <table:table-cell table:formula="of:=MID([.D51];SEARCH(&quot;worldY = &quot;;[.D51])+9;(SEARCH(&quot;posX = &quot;;[.D51])-SEARCH(&quot;worldY = &quot;;[.D51])-11))" office:value-type="string" office:string-value="17">
            <text:p>17</text:p>
          </table:table-cell>
          <table:table-cell table:formula="of:=MID([.D51];(SEARCH(&quot;posX = &quot;;[.D51])+7);(SEARCH(&quot;,&quot;;[.D51];SEARCH(&quot;posX&quot;;[.D51]))-SEARCH(&quot;posX = &quot;;[.D51])-7))" office:value-type="string" office:string-value="159">
            <text:p>159</text:p>
          </table:table-cell>
          <table:table-cell table:formula="of:=IF(LEN([.D51])&lt;60;MID([.D51];(SEARCH(&quot;posY = &quot;;[.D51])+7);(SEARCH(&quot;}&quot;;[.D51];SEARCH(&quot;posY&quot;;[.D51]))-SEARCH(&quot;posY = &quot;;[.D51])-7));MID([.D56];(SEARCH(&quot;posY = &quot;;[.D56])+7);(SEARCH(&quot;}&quot;;[.D56];SEARCH(&quot;posY&quot;;[.D56]))-SEARCH(&quot;posY = &quot;;[.D56])-7)))" office:value-type="string" office:string-value="201">
            <text:p>201</text:p>
          </table:table-cell>
          <table:table-cell table:formula="of:=MID([.D51];SEARCH(&quot;posZ = &quot;;[.D51])+7;(SEARCH(&quot;}&quot;;[.D51])-SEARCH(&quot;posZ = &quot;;[.D51])-7))" office:value-type="float" office:value="0">
            <text:p>#VALUE!</text:p>
          </table:table-cell>
          <table:table-cell table:number-columns-repeated="2"/>
          <table:table-cell table:formula="of:=LEN([.D51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09, posY = 163}, -- <text:s/>small bar</text:p>
          </table:table-cell>
          <table:table-cell office:value-type="string">
            <text:p>Valley Station</text:p>
          </table:table-cell>
          <table:table-cell table:formula="of:=MID([.A52];SEARCH(&quot;--&quot;;[.A52])+2;256)" office:value-type="string" office:string-value="  small bar">
            <text:p><text:s text:c="2"/>small bar</text:p>
          </table:table-cell>
          <table:table-cell table:formula="of:=MID([.A52];1;SEARCH(&quot;--&quot;;[.A52])-1)" office:value-type="string" office:string-value="{worldX = 43, worldY = 17, posX = 109, posY = 163}, ">
            <text:p>{worldX = 43, worldY = 17, posX = 109, posY = 163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lots west of mall</text:p>
          </table:table-cell>
          <table:table-cell/>
          <table:table-cell office:value-type="float" office:value="50">
            <text:p>5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52];&quot;-- &quot;;[.B52];&quot;,&quot;;[.C52];&quot; ID:&quot;;[.I52])" office:value-type="string" office:string-value="{worldX = 43, worldY = 17, posX = 109, posY = 163}, -- Valley Station,  small bar ID:50">
            <text:p>{worldX = 43, worldY = 17, posX = 109, posY = 163}, -- Valley Station, <text:s/>small bar ID:50</text:p>
          </table:table-cell>
          <table:table-cell table:formula="of:=MID([.D52];SEARCH(&quot;worldX = &quot;;[.D52])+9;(SEARCH(&quot;worldY = &quot;;[.D52])-SEARCH(&quot;worldX = &quot;;[.D52])-11))" office:value-type="string" office:string-value="43">
            <text:p>43</text:p>
          </table:table-cell>
          <table:table-cell table:formula="of:=MID([.D52];SEARCH(&quot;worldY = &quot;;[.D52])+9;(SEARCH(&quot;posX = &quot;;[.D52])-SEARCH(&quot;worldY = &quot;;[.D52])-11))" office:value-type="string" office:string-value="17">
            <text:p>17</text:p>
          </table:table-cell>
          <table:table-cell table:formula="of:=MID([.D52];(SEARCH(&quot;posX = &quot;;[.D52])+7);(SEARCH(&quot;,&quot;;[.D52];SEARCH(&quot;posX&quot;;[.D52]))-SEARCH(&quot;posX = &quot;;[.D52])-7))" office:value-type="string" office:string-value="109">
            <text:p>109</text:p>
          </table:table-cell>
          <table:table-cell table:formula="of:=IF(LEN([.D52])&lt;60;MID([.D52];(SEARCH(&quot;posY = &quot;;[.D52])+7);(SEARCH(&quot;}&quot;;[.D52];SEARCH(&quot;posY&quot;;[.D52]))-SEARCH(&quot;posY = &quot;;[.D52])-7));MID([.D57];(SEARCH(&quot;posY = &quot;;[.D57])+7);(SEARCH(&quot;}&quot;;[.D57];SEARCH(&quot;posY&quot;;[.D57]))-SEARCH(&quot;posY = &quot;;[.D57])-7)))" office:value-type="string" office:string-value="163">
            <text:p>163</text:p>
          </table:table-cell>
          <table:table-cell table:formula="of:=MID([.D52];SEARCH(&quot;posZ = &quot;;[.D52])+7;(SEARCH(&quot;}&quot;;[.D52])-SEARCH(&quot;posZ = &quot;;[.D52])-7))" office:value-type="float" office:value="0">
            <text:p>#VALUE!</text:p>
          </table:table-cell>
          <table:table-cell table:number-columns-repeated="2"/>
          <table:table-cell table:formula="of:=LEN([.D52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55, posY = 138}, -- <text:s/>row of houses by lodge, house 1</text:p>
          </table:table-cell>
          <table:table-cell office:value-type="string">
            <text:p>Valley Station</text:p>
          </table:table-cell>
          <table:table-cell table:formula="of:=MID([.A53];SEARCH(&quot;--&quot;;[.A53])+2;256)" office:value-type="string" office:string-value="  row of houses by lodge, house 1">
            <text:p><text:s text:c="2"/>row of houses by lodge, house 1</text:p>
          </table:table-cell>
          <table:table-cell table:formula="of:=MID([.A53];1;SEARCH(&quot;--&quot;;[.A53])-1)" office:value-type="string" office:string-value="{worldX = 43, worldY = 17, posX = 155, posY = 138}, ">
            <text:p>{worldX = 43, worldY = 17, posX = 155, posY = 13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</text:p>
          </table:table-cell>
          <table:table-cell/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NCATENATE([.D53];&quot;-- &quot;;[.B53];&quot;,&quot;;[.C53];&quot; ID:&quot;;[.I53])" office:value-type="string" office:string-value="{worldX = 43, worldY = 17, posX = 155, posY = 138}, -- Valley Station,  row of houses by lodge, house 1 ID:51">
            <text:p>{worldX = 43, worldY = 17, posX = 155, posY = 138}, -- Valley Station, <text:s/>row of houses by lodge, house 1 ID:51</text:p>
          </table:table-cell>
          <table:table-cell table:formula="of:=MID([.D53];SEARCH(&quot;worldX = &quot;;[.D53])+9;(SEARCH(&quot;worldY = &quot;;[.D53])-SEARCH(&quot;worldX = &quot;;[.D53])-11))" office:value-type="string" office:string-value="43">
            <text:p>43</text:p>
          </table:table-cell>
          <table:table-cell table:formula="of:=MID([.D53];SEARCH(&quot;worldY = &quot;;[.D53])+9;(SEARCH(&quot;posX = &quot;;[.D53])-SEARCH(&quot;worldY = &quot;;[.D53])-11))" office:value-type="string" office:string-value="17">
            <text:p>17</text:p>
          </table:table-cell>
          <table:table-cell table:formula="of:=MID([.D53];(SEARCH(&quot;posX = &quot;;[.D53])+7);(SEARCH(&quot;,&quot;;[.D53];SEARCH(&quot;posX&quot;;[.D53]))-SEARCH(&quot;posX = &quot;;[.D53])-7))" office:value-type="string" office:string-value="155">
            <text:p>155</text:p>
          </table:table-cell>
          <table:table-cell table:formula="of:=IF(LEN([.D53])&lt;60;MID([.D53];(SEARCH(&quot;posY = &quot;;[.D53])+7);(SEARCH(&quot;}&quot;;[.D53];SEARCH(&quot;posY&quot;;[.D53]))-SEARCH(&quot;posY = &quot;;[.D53])-7));MID([.D58];(SEARCH(&quot;posY = &quot;;[.D58])+7);(SEARCH(&quot;}&quot;;[.D58];SEARCH(&quot;posY&quot;;[.D58]))-SEARCH(&quot;posY = &quot;;[.D58])-7)))" office:value-type="string" office:string-value="138">
            <text:p>138</text:p>
          </table:table-cell>
          <table:table-cell table:formula="of:=MID([.D53];SEARCH(&quot;posZ = &quot;;[.D53])+7;(SEARCH(&quot;}&quot;;[.D53])-SEARCH(&quot;posZ = &quot;;[.D53])-7))" office:value-type="float" office:value="0">
            <text:p>#VALUE!</text:p>
          </table:table-cell>
          <table:table-cell table:number-columns-repeated="2"/>
          <table:table-cell table:formula="of:=LEN([.D53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53, posY = 90}, -- <text:s/>row of houses by lodge, house 2</text:p>
          </table:table-cell>
          <table:table-cell office:value-type="string">
            <text:p>Valley Station</text:p>
          </table:table-cell>
          <table:table-cell table:formula="of:=MID([.A54];SEARCH(&quot;--&quot;;[.A54])+2;256)" office:value-type="string" office:string-value="  row of houses by lodge, house 2">
            <text:p><text:s text:c="2"/>row of houses by lodge, house 2</text:p>
          </table:table-cell>
          <table:table-cell table:formula="of:=MID([.A54];1;SEARCH(&quot;--&quot;;[.A54])-1)" office:value-type="string" office:string-value="{worldX = 43, worldY = 17, posX = 153, posY = 90}, ">
            <text:p>{worldX = 43, worldY = 17, posX = 153, posY = 9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</text:p>
          </table:table-cell>
          <table:table-cell/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NCATENATE([.D54];&quot;-- &quot;;[.B54];&quot;,&quot;;[.C54];&quot; ID:&quot;;[.I54])" office:value-type="string" office:string-value="{worldX = 43, worldY = 17, posX = 153, posY = 90}, -- Valley Station,  row of houses by lodge, house 2 ID:52">
            <text:p>{worldX = 43, worldY = 17, posX = 153, posY = 90}, -- Valley Station, <text:s/>row of houses by lodge, house 2 ID:52</text:p>
          </table:table-cell>
          <table:table-cell table:formula="of:=MID([.D54];SEARCH(&quot;worldX = &quot;;[.D54])+9;(SEARCH(&quot;worldY = &quot;;[.D54])-SEARCH(&quot;worldX = &quot;;[.D54])-11))" office:value-type="string" office:string-value="43">
            <text:p>43</text:p>
          </table:table-cell>
          <table:table-cell table:formula="of:=MID([.D54];SEARCH(&quot;worldY = &quot;;[.D54])+9;(SEARCH(&quot;posX = &quot;;[.D54])-SEARCH(&quot;worldY = &quot;;[.D54])-11))" office:value-type="string" office:string-value="17">
            <text:p>17</text:p>
          </table:table-cell>
          <table:table-cell table:formula="of:=MID([.D54];(SEARCH(&quot;posX = &quot;;[.D54])+7);(SEARCH(&quot;,&quot;;[.D54];SEARCH(&quot;posX&quot;;[.D54]))-SEARCH(&quot;posX = &quot;;[.D54])-7))" office:value-type="string" office:string-value="153">
            <text:p>153</text:p>
          </table:table-cell>
          <table:table-cell table:formula="of:=IF(LEN([.D54])&lt;60;MID([.D54];(SEARCH(&quot;posY = &quot;;[.D54])+7);(SEARCH(&quot;}&quot;;[.D54];SEARCH(&quot;posY&quot;;[.D54]))-SEARCH(&quot;posY = &quot;;[.D54])-7));MID([.D59];(SEARCH(&quot;posY = &quot;;[.D59])+7);(SEARCH(&quot;}&quot;;[.D59];SEARCH(&quot;posY&quot;;[.D59]))-SEARCH(&quot;posY = &quot;;[.D59])-7)))" office:value-type="string" office:string-value="90">
            <text:p>90</text:p>
          </table:table-cell>
          <table:table-cell table:formula="of:=MID([.D54];SEARCH(&quot;posZ = &quot;;[.D54])+7;(SEARCH(&quot;}&quot;;[.D54])-SEARCH(&quot;posZ = &quot;;[.D54])-7))" office:value-type="float" office:value="0">
            <text:p>#VALUE!</text:p>
          </table:table-cell>
          <table:table-cell table:number-columns-repeated="2"/>
          <table:table-cell table:formula="of:=LEN([.D54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3, worldY = 16, posX = 119, posY = 287}, -- <text:s/>row of houses by lodge, house 3</text:p>
          </table:table-cell>
          <table:table-cell office:value-type="string">
            <text:p>Valley Station</text:p>
          </table:table-cell>
          <table:table-cell table:formula="of:=MID([.A55];SEARCH(&quot;--&quot;;[.A55])+2;256)" office:value-type="string" office:string-value="  row of houses by lodge, house 3">
            <text:p><text:s text:c="2"/>row of houses by lodge, house 3</text:p>
          </table:table-cell>
          <table:table-cell table:formula="of:=MID([.A55];1;SEARCH(&quot;--&quot;;[.A55])-1)" office:value-type="string" office:string-value="{worldX = 43, worldY = 16, posX = 119, posY = 287}, ">
            <text:p>{worldX = 43, worldY = 16, posX = 119, posY = 287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</text:p>
          </table:table-cell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55];&quot;-- &quot;;[.B55];&quot;,&quot;;[.C55];&quot; ID:&quot;;[.I55])" office:value-type="string" office:string-value="{worldX = 43, worldY = 16, posX = 119, posY = 287}, -- Valley Station,  row of houses by lodge, house 3 ID:53">
            <text:p>{worldX = 43, worldY = 16, posX = 119, posY = 287}, -- Valley Station, <text:s/>row of houses by lodge, house 3 ID:53</text:p>
          </table:table-cell>
          <table:table-cell table:formula="of:=MID([.D55];SEARCH(&quot;worldX = &quot;;[.D55])+9;(SEARCH(&quot;worldY = &quot;;[.D55])-SEARCH(&quot;worldX = &quot;;[.D55])-11))" office:value-type="string" office:string-value="43">
            <text:p>43</text:p>
          </table:table-cell>
          <table:table-cell table:formula="of:=MID([.D55];SEARCH(&quot;worldY = &quot;;[.D55])+9;(SEARCH(&quot;posX = &quot;;[.D55])-SEARCH(&quot;worldY = &quot;;[.D55])-11))" office:value-type="string" office:string-value="16">
            <text:p>16</text:p>
          </table:table-cell>
          <table:table-cell table:formula="of:=MID([.D55];(SEARCH(&quot;posX = &quot;;[.D55])+7);(SEARCH(&quot;,&quot;;[.D55];SEARCH(&quot;posX&quot;;[.D55]))-SEARCH(&quot;posX = &quot;;[.D55])-7))" office:value-type="string" office:string-value="119">
            <text:p>119</text:p>
          </table:table-cell>
          <table:table-cell table:formula="of:=IF(LEN([.D55])&lt;60;MID([.D55];(SEARCH(&quot;posY = &quot;;[.D55])+7);(SEARCH(&quot;}&quot;;[.D55];SEARCH(&quot;posY&quot;;[.D55]))-SEARCH(&quot;posY = &quot;;[.D55])-7));MID([.D60];(SEARCH(&quot;posY = &quot;;[.D60])+7);(SEARCH(&quot;}&quot;;[.D60];SEARCH(&quot;posY&quot;;[.D60]))-SEARCH(&quot;posY = &quot;;[.D60])-7)))" office:value-type="string" office:string-value="287">
            <text:p>287</text:p>
          </table:table-cell>
          <table:table-cell table:formula="of:=MID([.D55];SEARCH(&quot;posZ = &quot;;[.D55])+7;(SEARCH(&quot;}&quot;;[.D55])-SEARCH(&quot;posZ = &quot;;[.D55])-7))" office:value-type="float" office:value="0">
            <text:p>#VALUE!</text:p>
          </table:table-cell>
          <table:table-cell table:number-columns-repeated="2"/>
          <table:table-cell table:formula="of:=LEN([.D55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3, worldY = 17, posX = 159, posY = 34}, -- <text:s/>row of houses by lodge, house 4 nice</text:p>
          </table:table-cell>
          <table:table-cell office:value-type="string">
            <text:p>Valley Station</text:p>
          </table:table-cell>
          <table:table-cell table:formula="of:=MID([.A56];SEARCH(&quot;--&quot;;[.A56])+2;256)" office:value-type="string" office:string-value="  row of houses by lodge, house 4 nice">
            <text:p><text:s text:c="2"/>row of houses by lodge, house 4 nice</text:p>
          </table:table-cell>
          <table:table-cell table:formula="of:=MID([.A56];1;SEARCH(&quot;--&quot;;[.A56])-1)" office:value-type="string" office:string-value="{worldX = 43, worldY = 17, posX = 159, posY = 34}, ">
            <text:p>{worldX = 43, worldY = 17, posX = 159, posY = 34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lots west of mall</text:p>
          </table:table-cell>
          <table:table-cell/>
          <table:table-cell office:value-type="float" office:value="54">
            <text:p>5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table:formula="of:=CONCATENATE([.D56];&quot;-- &quot;;[.B56];&quot;,&quot;;[.C56];&quot; ID:&quot;;[.I56])" office:value-type="string" office:string-value="{worldX = 43, worldY = 17, posX = 159, posY = 34}, -- Valley Station,  row of houses by lodge, house 4 nice ID:54">
            <text:p>{worldX = 43, worldY = 17, posX = 159, posY = 34}, -- Valley Station, <text:s/>row of houses by lodge, house 4 nice ID:54</text:p>
          </table:table-cell>
          <table:table-cell table:formula="of:=MID([.D56];SEARCH(&quot;worldX = &quot;;[.D56])+9;(SEARCH(&quot;worldY = &quot;;[.D56])-SEARCH(&quot;worldX = &quot;;[.D56])-11))" office:value-type="string" office:string-value="43">
            <text:p>43</text:p>
          </table:table-cell>
          <table:table-cell table:formula="of:=MID([.D56];SEARCH(&quot;worldY = &quot;;[.D56])+9;(SEARCH(&quot;posX = &quot;;[.D56])-SEARCH(&quot;worldY = &quot;;[.D56])-11))" office:value-type="string" office:string-value="17">
            <text:p>17</text:p>
          </table:table-cell>
          <table:table-cell table:formula="of:=MID([.D56];(SEARCH(&quot;posX = &quot;;[.D56])+7);(SEARCH(&quot;,&quot;;[.D56];SEARCH(&quot;posX&quot;;[.D56]))-SEARCH(&quot;posX = &quot;;[.D56])-7))" office:value-type="string" office:string-value="159">
            <text:p>159</text:p>
          </table:table-cell>
          <table:table-cell table:formula="of:=IF(LEN([.D56])&lt;60;MID([.D56];(SEARCH(&quot;posY = &quot;;[.D56])+7);(SEARCH(&quot;}&quot;;[.D56];SEARCH(&quot;posY&quot;;[.D56]))-SEARCH(&quot;posY = &quot;;[.D56])-7));MID([.D61];(SEARCH(&quot;posY = &quot;;[.D61])+7);(SEARCH(&quot;}&quot;;[.D61];SEARCH(&quot;posY&quot;;[.D61]))-SEARCH(&quot;posY = &quot;;[.D61])-7)))" office:value-type="string" office:string-value="34">
            <text:p>34</text:p>
          </table:table-cell>
          <table:table-cell table:formula="of:=MID([.D56];SEARCH(&quot;posZ = &quot;;[.D56])+7;(SEARCH(&quot;}&quot;;[.D56])-SEARCH(&quot;posZ = &quot;;[.D56])-7))" office:value-type="float" office:value="0">
            <text:p>#VALUE!</text:p>
          </table:table-cell>
          <table:table-cell table:number-columns-repeated="2"/>
          <table:table-cell table:formula="of:=LEN([.D56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6, posX = 249, posY = 159}, -- <text:s/>church</text:p>
          </table:table-cell>
          <table:table-cell office:value-type="string">
            <text:p>Valley Station</text:p>
          </table:table-cell>
          <table:table-cell table:formula="of:=MID([.A57];SEARCH(&quot;--&quot;;[.A57])+2;256)" office:value-type="string" office:string-value="  church">
            <text:p><text:s text:c="2"/>church</text:p>
          </table:table-cell>
          <table:table-cell table:formula="of:=MID([.A57];1;SEARCH(&quot;--&quot;;[.A57])-1)" office:value-type="string" office:string-value="{worldX = 42, worldY = 16, posX = 249, posY = 159}, ">
            <text:p>{worldX = 42, worldY = 16, posX = 249, posY = 159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lots west of mall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7"/>
          <table:table-cell table:formula="of:=CONCATENATE([.D57];&quot;-- &quot;;[.B57];&quot;,&quot;;[.C57];&quot; ID:&quot;;[.I57])" office:value-type="string" office:string-value="{worldX = 42, worldY = 16, posX = 249, posY = 159}, -- Valley Station,  church ID:55">
            <text:p>{worldX = 42, worldY = 16, posX = 249, posY = 159}, -- Valley Station, <text:s/>church ID:55</text:p>
          </table:table-cell>
          <table:table-cell table:formula="of:=MID([.D57];SEARCH(&quot;worldX = &quot;;[.D57])+9;(SEARCH(&quot;worldY = &quot;;[.D57])-SEARCH(&quot;worldX = &quot;;[.D57])-11))" office:value-type="string" office:string-value="42">
            <text:p>42</text:p>
          </table:table-cell>
          <table:table-cell table:formula="of:=MID([.D57];SEARCH(&quot;worldY = &quot;;[.D57])+9;(SEARCH(&quot;posX = &quot;;[.D57])-SEARCH(&quot;worldY = &quot;;[.D57])-11))" office:value-type="string" office:string-value="16">
            <text:p>16</text:p>
          </table:table-cell>
          <table:table-cell table:formula="of:=MID([.D57];(SEARCH(&quot;posX = &quot;;[.D57])+7);(SEARCH(&quot;,&quot;;[.D57];SEARCH(&quot;posX&quot;;[.D57]))-SEARCH(&quot;posX = &quot;;[.D57])-7))" office:value-type="string" office:string-value="249">
            <text:p>249</text:p>
          </table:table-cell>
          <table:table-cell table:formula="of:=IF(LEN([.D57])&lt;60;MID([.D57];(SEARCH(&quot;posY = &quot;;[.D57])+7);(SEARCH(&quot;}&quot;;[.D57];SEARCH(&quot;posY&quot;;[.D57]))-SEARCH(&quot;posY = &quot;;[.D57])-7));MID([.D62];(SEARCH(&quot;posY = &quot;;[.D62])+7);(SEARCH(&quot;}&quot;;[.D62];SEARCH(&quot;posY&quot;;[.D62]))-SEARCH(&quot;posY = &quot;;[.D62])-7)))" office:value-type="string" office:string-value="159">
            <text:p>159</text:p>
          </table:table-cell>
          <table:table-cell table:formula="of:=MID([.D57];SEARCH(&quot;posZ = &quot;;[.D57])+7;(SEARCH(&quot;}&quot;;[.D57])-SEARCH(&quot;posZ = &quot;;[.D57])-7))" office:value-type="float" office:value="0">
            <text:p>#VALUE!</text:p>
          </table:table-cell>
          <table:table-cell table:number-columns-repeated="2"/>
          <table:table-cell table:formula="of:=LEN([.D57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6, posX = 253, posY = 51}, -- <text:s/>academy, classroom</text:p>
          </table:table-cell>
          <table:table-cell office:value-type="string">
            <text:p>Valley Station</text:p>
          </table:table-cell>
          <table:table-cell table:formula="of:=MID([.A58];SEARCH(&quot;--&quot;;[.A58])+2;256)" office:value-type="string" office:string-value="  academy, classroom">
            <text:p><text:s text:c="2"/>academy, classroom</text:p>
          </table:table-cell>
          <table:table-cell table:formula="of:=MID([.A58];1;SEARCH(&quot;--&quot;;[.A58])-1)" office:value-type="string" office:string-value="{worldX = 42, worldY = 16, posX = 253, posY = 51}, ">
            <text:p>{worldX = 42, worldY = 16, posX = 253, posY = 51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lots west of mall</text:p>
          </table:table-cell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  <table:table-cell table:formula="of:=CONCATENATE([.D58];&quot;-- &quot;;[.B58];&quot;,&quot;;[.C58];&quot; ID:&quot;;[.I58])" office:value-type="string" office:string-value="{worldX = 42, worldY = 16, posX = 253, posY = 51}, -- Valley Station,  academy, classroom ID:56">
            <text:p>{worldX = 42, worldY = 16, posX = 253, posY = 51}, -- Valley Station, <text:s/>academy, classroom ID:56</text:p>
          </table:table-cell>
          <table:table-cell table:formula="of:=MID([.D58];SEARCH(&quot;worldX = &quot;;[.D58])+9;(SEARCH(&quot;worldY = &quot;;[.D58])-SEARCH(&quot;worldX = &quot;;[.D58])-11))" office:value-type="string" office:string-value="42">
            <text:p>42</text:p>
          </table:table-cell>
          <table:table-cell table:formula="of:=MID([.D58];SEARCH(&quot;worldY = &quot;;[.D58])+9;(SEARCH(&quot;posX = &quot;;[.D58])-SEARCH(&quot;worldY = &quot;;[.D58])-11))" office:value-type="string" office:string-value="16">
            <text:p>16</text:p>
          </table:table-cell>
          <table:table-cell table:formula="of:=MID([.D58];(SEARCH(&quot;posX = &quot;;[.D58])+7);(SEARCH(&quot;,&quot;;[.D58];SEARCH(&quot;posX&quot;;[.D58]))-SEARCH(&quot;posX = &quot;;[.D58])-7))" office:value-type="string" office:string-value="253">
            <text:p>253</text:p>
          </table:table-cell>
          <table:table-cell table:formula="of:=IF(LEN([.D58])&lt;60;MID([.D58];(SEARCH(&quot;posY = &quot;;[.D58])+7);(SEARCH(&quot;}&quot;;[.D58];SEARCH(&quot;posY&quot;;[.D58]))-SEARCH(&quot;posY = &quot;;[.D58])-7));MID([.D63];(SEARCH(&quot;posY = &quot;;[.D63])+7);(SEARCH(&quot;}&quot;;[.D63];SEARCH(&quot;posY&quot;;[.D63]))-SEARCH(&quot;posY = &quot;;[.D63])-7)))" office:value-type="string" office:string-value="51">
            <text:p>51</text:p>
          </table:table-cell>
          <table:table-cell table:formula="of:=MID([.D58];SEARCH(&quot;posZ = &quot;;[.D58])+7;(SEARCH(&quot;}&quot;;[.D58])-SEARCH(&quot;posZ = &quot;;[.D58])-7))" office:value-type="float" office:value="0">
            <text:p>#VALUE!</text:p>
          </table:table-cell>
          <table:table-cell table:number-columns-repeated="2"/>
          <table:table-cell table:formula="of:=LEN([.D58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6, posX = 272, posY = 67}, -- <text:s/>academy, office</text:p>
          </table:table-cell>
          <table:table-cell office:value-type="string">
            <text:p>Valley Station</text:p>
          </table:table-cell>
          <table:table-cell table:formula="of:=MID([.A59];SEARCH(&quot;--&quot;;[.A59])+2;256)" office:value-type="string" office:string-value="  academy, office">
            <text:p><text:s text:c="2"/>academy, office</text:p>
          </table:table-cell>
          <table:table-cell table:formula="of:=MID([.A59];1;SEARCH(&quot;--&quot;;[.A59])-1)" office:value-type="string" office:string-value="{worldX = 42, worldY = 16, posX = 272, posY = 67}, ">
            <text:p>{worldX = 42, worldY = 16, posX = 272, posY = 67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lots west of mall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59];&quot;-- &quot;;[.B59];&quot;,&quot;;[.C59];&quot; ID:&quot;;[.I59])" office:value-type="string" office:string-value="{worldX = 42, worldY = 16, posX = 272, posY = 67}, -- Valley Station,  academy, office ID:57">
            <text:p>{worldX = 42, worldY = 16, posX = 272, posY = 67}, -- Valley Station, <text:s/>academy, office ID:57</text:p>
          </table:table-cell>
          <table:table-cell table:formula="of:=MID([.D59];SEARCH(&quot;worldX = &quot;;[.D59])+9;(SEARCH(&quot;worldY = &quot;;[.D59])-SEARCH(&quot;worldX = &quot;;[.D59])-11))" office:value-type="string" office:string-value="42">
            <text:p>42</text:p>
          </table:table-cell>
          <table:table-cell table:formula="of:=MID([.D59];SEARCH(&quot;worldY = &quot;;[.D59])+9;(SEARCH(&quot;posX = &quot;;[.D59])-SEARCH(&quot;worldY = &quot;;[.D59])-11))" office:value-type="string" office:string-value="16">
            <text:p>16</text:p>
          </table:table-cell>
          <table:table-cell table:formula="of:=MID([.D59];(SEARCH(&quot;posX = &quot;;[.D59])+7);(SEARCH(&quot;,&quot;;[.D59];SEARCH(&quot;posX&quot;;[.D59]))-SEARCH(&quot;posX = &quot;;[.D59])-7))" office:value-type="string" office:string-value="272">
            <text:p>272</text:p>
          </table:table-cell>
          <table:table-cell table:formula="of:=IF(LEN([.D59])&lt;60;MID([.D59];(SEARCH(&quot;posY = &quot;;[.D59])+7);(SEARCH(&quot;}&quot;;[.D59];SEARCH(&quot;posY&quot;;[.D59]))-SEARCH(&quot;posY = &quot;;[.D59])-7));MID([.D64];(SEARCH(&quot;posY = &quot;;[.D64])+7);(SEARCH(&quot;}&quot;;[.D64];SEARCH(&quot;posY&quot;;[.D64]))-SEARCH(&quot;posY = &quot;;[.D64])-7)))" office:value-type="string" office:string-value="67">
            <text:p>67</text:p>
          </table:table-cell>
          <table:table-cell table:formula="of:=MID([.D59];SEARCH(&quot;posZ = &quot;;[.D59])+7;(SEARCH(&quot;}&quot;;[.D59])-SEARCH(&quot;posZ = &quot;;[.D59])-7))" office:value-type="float" office:value="0">
            <text:p>#VALUE!</text:p>
          </table:table-cell>
          <table:table-cell table:number-columns-repeated="2"/>
          <table:table-cell table:formula="of:=LEN([.D59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6, posX = 268, posY = 48}, -- <text:s/>academy, kitchen</text:p>
          </table:table-cell>
          <table:table-cell office:value-type="string">
            <text:p>Valley Station</text:p>
          </table:table-cell>
          <table:table-cell table:formula="of:=MID([.A60];SEARCH(&quot;--&quot;;[.A60])+2;256)" office:value-type="string" office:string-value="  academy, kitchen">
            <text:p><text:s text:c="2"/>academy, kitchen</text:p>
          </table:table-cell>
          <table:table-cell table:formula="of:=MID([.A60];1;SEARCH(&quot;--&quot;;[.A60])-1)" office:value-type="string" office:string-value="{worldX = 42, worldY = 16, posX = 268, posY = 48}, ">
            <text:p>{worldX = 42, worldY = 16, posX = 268, posY = 48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lots west of mall</text:p>
          </table:table-cell>
          <table:table-cell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3"/>
          <table:table-cell table:formula="of:=CONCATENATE([.D60];&quot;-- &quot;;[.B60];&quot;,&quot;;[.C60];&quot; ID:&quot;;[.I60])" office:value-type="string" office:string-value="{worldX = 42, worldY = 16, posX = 268, posY = 48}, -- Valley Station,  academy, kitchen ID:58">
            <text:p>{worldX = 42, worldY = 16, posX = 268, posY = 48}, -- Valley Station, <text:s/>academy, kitchen ID:58</text:p>
          </table:table-cell>
          <table:table-cell table:formula="of:=MID([.D60];SEARCH(&quot;worldX = &quot;;[.D60])+9;(SEARCH(&quot;worldY = &quot;;[.D60])-SEARCH(&quot;worldX = &quot;;[.D60])-11))" office:value-type="string" office:string-value="42">
            <text:p>42</text:p>
          </table:table-cell>
          <table:table-cell table:formula="of:=MID([.D60];SEARCH(&quot;worldY = &quot;;[.D60])+9;(SEARCH(&quot;posX = &quot;;[.D60])-SEARCH(&quot;worldY = &quot;;[.D60])-11))" office:value-type="string" office:string-value="16">
            <text:p>16</text:p>
          </table:table-cell>
          <table:table-cell table:formula="of:=MID([.D60];(SEARCH(&quot;posX = &quot;;[.D60])+7);(SEARCH(&quot;,&quot;;[.D60];SEARCH(&quot;posX&quot;;[.D60]))-SEARCH(&quot;posX = &quot;;[.D60])-7))" office:value-type="string" office:string-value="268">
            <text:p>268</text:p>
          </table:table-cell>
          <table:table-cell table:formula="of:=IF(LEN([.D60])&lt;60;MID([.D60];(SEARCH(&quot;posY = &quot;;[.D60])+7);(SEARCH(&quot;}&quot;;[.D60];SEARCH(&quot;posY&quot;;[.D60]))-SEARCH(&quot;posY = &quot;;[.D60])-7));MID([.D65];(SEARCH(&quot;posY = &quot;;[.D65])+7);(SEARCH(&quot;}&quot;;[.D65];SEARCH(&quot;posY&quot;;[.D65]))-SEARCH(&quot;posY = &quot;;[.D65])-7)))" office:value-type="string" office:string-value="48">
            <text:p>48</text:p>
          </table:table-cell>
          <table:table-cell table:formula="of:=MID([.D60];SEARCH(&quot;posZ = &quot;;[.D60])+7;(SEARCH(&quot;}&quot;;[.D60])-SEARCH(&quot;posZ = &quot;;[.D60])-7))" office:value-type="float" office:value="0">
            <text:p>#VALUE!</text:p>
          </table:table-cell>
          <table:table-cell table:number-columns-repeated="2"/>
          <table:table-cell table:formula="of:=LEN([.D60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3, worldY = 16, posX = 47, posY = 63}, -- <text:s/>storage lots, office</text:p>
          </table:table-cell>
          <table:table-cell office:value-type="string">
            <text:p>Valley Station</text:p>
          </table:table-cell>
          <table:table-cell table:formula="of:=MID([.A61];SEARCH(&quot;--&quot;;[.A61])+2;256)" office:value-type="string" office:string-value="  storage lots, office">
            <text:p><text:s text:c="2"/>storage lots, office</text:p>
          </table:table-cell>
          <table:table-cell table:formula="of:=MID([.A61];1;SEARCH(&quot;--&quot;;[.A61])-1)" office:value-type="string" office:string-value="{worldX = 43, worldY = 16, posX = 47, posY = 63}, ">
            <text:p>{worldX = 43, worldY = 16, posX = 47, posY = 63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lots west of mall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61];&quot;-- &quot;;[.B61];&quot;,&quot;;[.C61];&quot; ID:&quot;;[.I61])" office:value-type="string" office:string-value="{worldX = 43, worldY = 16, posX = 47, posY = 63}, -- Valley Station,  storage lots, office ID:59">
            <text:p>{worldX = 43, worldY = 16, posX = 47, posY = 63}, -- Valley Station, <text:s/>storage lots, office ID:59</text:p>
          </table:table-cell>
          <table:table-cell table:formula="of:=MID([.D61];SEARCH(&quot;worldX = &quot;;[.D61])+9;(SEARCH(&quot;worldY = &quot;;[.D61])-SEARCH(&quot;worldX = &quot;;[.D61])-11))" office:value-type="string" office:string-value="43">
            <text:p>43</text:p>
          </table:table-cell>
          <table:table-cell table:formula="of:=MID([.D61];SEARCH(&quot;worldY = &quot;;[.D61])+9;(SEARCH(&quot;posX = &quot;;[.D61])-SEARCH(&quot;worldY = &quot;;[.D61])-11))" office:value-type="string" office:string-value="16">
            <text:p>16</text:p>
          </table:table-cell>
          <table:table-cell table:formula="of:=MID([.D61];(SEARCH(&quot;posX = &quot;;[.D61])+7);(SEARCH(&quot;,&quot;;[.D61];SEARCH(&quot;posX&quot;;[.D61]))-SEARCH(&quot;posX = &quot;;[.D61])-7))" office:value-type="string" office:string-value="47">
            <text:p>47</text:p>
          </table:table-cell>
          <table:table-cell table:formula="of:=IF(LEN([.D61])&lt;60;MID([.D61];(SEARCH(&quot;posY = &quot;;[.D61])+7);(SEARCH(&quot;}&quot;;[.D61];SEARCH(&quot;posY&quot;;[.D61]))-SEARCH(&quot;posY = &quot;;[.D61])-7));MID([.D66];(SEARCH(&quot;posY = &quot;;[.D66])+7);(SEARCH(&quot;}&quot;;[.D66];SEARCH(&quot;posY&quot;;[.D66]))-SEARCH(&quot;posY = &quot;;[.D66])-7)))" office:value-type="string" office:string-value="63">
            <text:p>63</text:p>
          </table:table-cell>
          <table:table-cell table:formula="of:=MID([.D61];SEARCH(&quot;posZ = &quot;;[.D61])+7;(SEARCH(&quot;}&quot;;[.D61])-SEARCH(&quot;posZ = &quot;;[.D61])-7))" office:value-type="float" office:value="0">
            <text:p>#VALUE!</text:p>
          </table:table-cell>
          <table:table-cell table:number-columns-repeated="2"/>
          <table:table-cell table:formula="of:=LEN([.D61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2, worldY = 15, posX = 28, posY = 232}, -- <text:s/>warehouse breakroom</text:p>
          </table:table-cell>
          <table:table-cell office:value-type="string">
            <text:p>Valley Station</text:p>
          </table:table-cell>
          <table:table-cell table:formula="of:=MID([.A62];SEARCH(&quot;--&quot;;[.A62])+2;256)" office:value-type="string" office:string-value="  warehouse breakroom">
            <text:p><text:s text:c="2"/>warehouse breakroom</text:p>
          </table:table-cell>
          <table:table-cell table:formula="of:=MID([.A62];1;SEARCH(&quot;--&quot;;[.A62])-1)" office:value-type="string" office:string-value="{worldX = 42, worldY = 15, posX = 28, posY = 232}, ">
            <text:p>{worldX = 42, worldY = 15, posX = 28, posY = 232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lots west of mall</text:p>
          </table:table-cell>
          <table:table-cell/>
          <table:table-cell office:value-type="float" office:value="60">
            <text:p>6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table:formula="of:=CONCATENATE([.D62];&quot;-- &quot;;[.B62];&quot;,&quot;;[.C62];&quot; ID:&quot;;[.I62])" office:value-type="string" office:string-value="{worldX = 42, worldY = 15, posX = 28, posY = 232}, -- Valley Station,  warehouse breakroom ID:60">
            <text:p>{worldX = 42, worldY = 15, posX = 28, posY = 232}, -- Valley Station, <text:s/>warehouse breakroom ID:60</text:p>
          </table:table-cell>
          <table:table-cell table:formula="of:=MID([.D62];SEARCH(&quot;worldX = &quot;;[.D62])+9;(SEARCH(&quot;worldY = &quot;;[.D62])-SEARCH(&quot;worldX = &quot;;[.D62])-11))" office:value-type="string" office:string-value="42">
            <text:p>42</text:p>
          </table:table-cell>
          <table:table-cell table:formula="of:=MID([.D62];SEARCH(&quot;worldY = &quot;;[.D62])+9;(SEARCH(&quot;posX = &quot;;[.D62])-SEARCH(&quot;worldY = &quot;;[.D62])-11))" office:value-type="string" office:string-value="15">
            <text:p>15</text:p>
          </table:table-cell>
          <table:table-cell table:formula="of:=MID([.D62];(SEARCH(&quot;posX = &quot;;[.D62])+7);(SEARCH(&quot;,&quot;;[.D62];SEARCH(&quot;posX&quot;;[.D62]))-SEARCH(&quot;posX = &quot;;[.D62])-7))" office:value-type="string" office:string-value="28">
            <text:p>28</text:p>
          </table:table-cell>
          <table:table-cell table:formula="of:=IF(LEN([.D62])&lt;60;MID([.D62];(SEARCH(&quot;posY = &quot;;[.D62])+7);(SEARCH(&quot;}&quot;;[.D62];SEARCH(&quot;posY&quot;;[.D62]))-SEARCH(&quot;posY = &quot;;[.D62])-7));MID([.D67];(SEARCH(&quot;posY = &quot;;[.D67])+7);(SEARCH(&quot;}&quot;;[.D67];SEARCH(&quot;posY&quot;;[.D67]))-SEARCH(&quot;posY = &quot;;[.D67])-7)))" office:value-type="string" office:string-value="232">
            <text:p>232</text:p>
          </table:table-cell>
          <table:table-cell table:formula="of:=MID([.D62];SEARCH(&quot;posZ = &quot;;[.D62])+7;(SEARCH(&quot;}&quot;;[.D62])-SEARCH(&quot;posZ = &quot;;[.D62])-7))" office:value-type="float" office:value="0">
            <text:p>#VALUE!</text:p>
          </table:table-cell>
          <table:table-cell table:number-columns-repeated="2"/>
          <table:table-cell table:formula="of:=LEN([.D62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5, posX = 25, posY = 208}, -- <text:s/>warehouse main floor</text:p>
          </table:table-cell>
          <table:table-cell office:value-type="string">
            <text:p>Valley Station</text:p>
          </table:table-cell>
          <table:table-cell table:formula="of:=MID([.A63];SEARCH(&quot;--&quot;;[.A63])+2;256)" office:value-type="string" office:string-value="  warehouse main floor">
            <text:p><text:s text:c="2"/>warehouse main floor</text:p>
          </table:table-cell>
          <table:table-cell table:formula="of:=MID([.A63];1;SEARCH(&quot;--&quot;;[.A63])-1)" office:value-type="string" office:string-value="{worldX = 42, worldY = 15, posX = 25, posY = 208}, ">
            <text:p>{worldX = 42, worldY = 15, posX = 25, posY = 208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lots west of mall</text:p>
          </table:table-cell>
          <table:table-cell/>
          <table:table-cell office:value-type="float" office:value="61">
            <text:p>6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63];&quot;-- &quot;;[.B63];&quot;,&quot;;[.C63];&quot; ID:&quot;;[.I63])" office:value-type="string" office:string-value="{worldX = 42, worldY = 15, posX = 25, posY = 208}, -- Valley Station,  warehouse main floor ID:61">
            <text:p>{worldX = 42, worldY = 15, posX = 25, posY = 208}, -- Valley Station, <text:s/>warehouse main floor ID:61</text:p>
          </table:table-cell>
          <table:table-cell table:formula="of:=MID([.D63];SEARCH(&quot;worldX = &quot;;[.D63])+9;(SEARCH(&quot;worldY = &quot;;[.D63])-SEARCH(&quot;worldX = &quot;;[.D63])-11))" office:value-type="string" office:string-value="42">
            <text:p>42</text:p>
          </table:table-cell>
          <table:table-cell table:formula="of:=MID([.D63];SEARCH(&quot;worldY = &quot;;[.D63])+9;(SEARCH(&quot;posX = &quot;;[.D63])-SEARCH(&quot;worldY = &quot;;[.D63])-11))" office:value-type="string" office:string-value="15">
            <text:p>15</text:p>
          </table:table-cell>
          <table:table-cell table:formula="of:=MID([.D63];(SEARCH(&quot;posX = &quot;;[.D63])+7);(SEARCH(&quot;,&quot;;[.D63];SEARCH(&quot;posX&quot;;[.D63]))-SEARCH(&quot;posX = &quot;;[.D63])-7))" office:value-type="string" office:string-value="25">
            <text:p>25</text:p>
          </table:table-cell>
          <table:table-cell table:formula="of:=IF(LEN([.D63])&lt;60;MID([.D63];(SEARCH(&quot;posY = &quot;;[.D63])+7);(SEARCH(&quot;}&quot;;[.D63];SEARCH(&quot;posY&quot;;[.D63]))-SEARCH(&quot;posY = &quot;;[.D63])-7));MID([.D68];(SEARCH(&quot;posY = &quot;;[.D68])+7);(SEARCH(&quot;}&quot;;[.D68];SEARCH(&quot;posY&quot;;[.D68]))-SEARCH(&quot;posY = &quot;;[.D68])-7)))" office:value-type="string" office:string-value="208">
            <text:p>208</text:p>
          </table:table-cell>
          <table:table-cell table:formula="of:=MID([.D63];SEARCH(&quot;posZ = &quot;;[.D63])+7;(SEARCH(&quot;}&quot;;[.D63])-SEARCH(&quot;posZ = &quot;;[.D63])-7))" office:value-type="float" office:value="0">
            <text:p>#VALUE!</text:p>
          </table:table-cell>
          <table:table-cell table:number-columns-repeated="2"/>
          <table:table-cell table:formula="of:=LEN([.D63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6, posX = 142, posY = 240}, -- <text:s/>gas station</text:p>
          </table:table-cell>
          <table:table-cell office:value-type="string">
            <text:p>Valley Station</text:p>
          </table:table-cell>
          <table:table-cell table:formula="of:=MID([.A64];SEARCH(&quot;--&quot;;[.A64])+2;256)" office:value-type="string" office:string-value="  gas station">
            <text:p><text:s text:c="2"/>gas station</text:p>
          </table:table-cell>
          <table:table-cell table:formula="of:=MID([.A64];1;SEARCH(&quot;--&quot;;[.A64])-1)" office:value-type="string" office:string-value="{worldX = 42, worldY = 16, posX = 142, posY = 240}, ">
            <text:p>{worldX = 42, worldY = 16, posX = 142, posY = 24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lots west of mall</text:p>
          </table:table-cell>
          <table:table-cell/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64];&quot;-- &quot;;[.B64];&quot;,&quot;;[.C64];&quot; ID:&quot;;[.I64])" office:value-type="string" office:string-value="{worldX = 42, worldY = 16, posX = 142, posY = 240}, -- Valley Station,  gas station ID:62">
            <text:p>{worldX = 42, worldY = 16, posX = 142, posY = 240}, -- Valley Station, <text:s/>gas station ID:62</text:p>
          </table:table-cell>
          <table:table-cell table:formula="of:=MID([.D64];SEARCH(&quot;worldX = &quot;;[.D64])+9;(SEARCH(&quot;worldY = &quot;;[.D64])-SEARCH(&quot;worldX = &quot;;[.D64])-11))" office:value-type="string" office:string-value="42">
            <text:p>42</text:p>
          </table:table-cell>
          <table:table-cell table:formula="of:=MID([.D64];SEARCH(&quot;worldY = &quot;;[.D64])+9;(SEARCH(&quot;posX = &quot;;[.D64])-SEARCH(&quot;worldY = &quot;;[.D64])-11))" office:value-type="string" office:string-value="16">
            <text:p>16</text:p>
          </table:table-cell>
          <table:table-cell table:formula="of:=MID([.D64];(SEARCH(&quot;posX = &quot;;[.D64])+7);(SEARCH(&quot;,&quot;;[.D64];SEARCH(&quot;posX&quot;;[.D64]))-SEARCH(&quot;posX = &quot;;[.D64])-7))" office:value-type="string" office:string-value="142">
            <text:p>142</text:p>
          </table:table-cell>
          <table:table-cell table:formula="of:=IF(LEN([.D64])&lt;60;MID([.D64];(SEARCH(&quot;posY = &quot;;[.D64])+7);(SEARCH(&quot;}&quot;;[.D64];SEARCH(&quot;posY&quot;;[.D64]))-SEARCH(&quot;posY = &quot;;[.D64])-7));MID([.D69];(SEARCH(&quot;posY = &quot;;[.D69])+7);(SEARCH(&quot;}&quot;;[.D69];SEARCH(&quot;posY&quot;;[.D69]))-SEARCH(&quot;posY = &quot;;[.D69])-7)))" office:value-type="string" office:string-value="240">
            <text:p>240</text:p>
          </table:table-cell>
          <table:table-cell table:formula="of:=MID([.D64];SEARCH(&quot;posZ = &quot;;[.D64])+7;(SEARCH(&quot;}&quot;;[.D64])-SEARCH(&quot;posZ = &quot;;[.D64])-7))" office:value-type="float" office:value="0">
            <text:p>#VALUE!</text:p>
          </table:table-cell>
          <table:table-cell table:number-columns-repeated="2"/>
          <table:table-cell table:formula="of:=LEN([.D64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6, posX = 144, posY = 208}, -- <text:s/>group of 4 trailers, 1</text:p>
          </table:table-cell>
          <table:table-cell office:value-type="string">
            <text:p>Valley Station</text:p>
          </table:table-cell>
          <table:table-cell table:formula="of:=MID([.A65];SEARCH(&quot;--&quot;;[.A65])+2;256)" office:value-type="string" office:string-value="  group of 4 trailers, 1">
            <text:p><text:s text:c="2"/>group of 4 trailers, 1</text:p>
          </table:table-cell>
          <table:table-cell table:formula="of:=MID([.A65];1;SEARCH(&quot;--&quot;;[.A65])-1)" office:value-type="string" office:string-value="{worldX = 42, worldY = 16, posX = 144, posY = 208}, ">
            <text:p>{worldX = 42, worldY = 16, posX = 144, posY = 20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</text:p>
          </table:table-cell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65];&quot;-- &quot;;[.B65];&quot;,&quot;;[.C65];&quot; ID:&quot;;[.I65])" office:value-type="string" office:string-value="{worldX = 42, worldY = 16, posX = 144, posY = 208}, -- Valley Station,  group of 4 trailers, 1 ID:63">
            <text:p>{worldX = 42, worldY = 16, posX = 144, posY = 208}, -- Valley Station, <text:s/>group of 4 trailers, 1 ID:63</text:p>
          </table:table-cell>
          <table:table-cell table:formula="of:=MID([.D65];SEARCH(&quot;worldX = &quot;;[.D65])+9;(SEARCH(&quot;worldY = &quot;;[.D65])-SEARCH(&quot;worldX = &quot;;[.D65])-11))" office:value-type="string" office:string-value="42">
            <text:p>42</text:p>
          </table:table-cell>
          <table:table-cell table:formula="of:=MID([.D65];SEARCH(&quot;worldY = &quot;;[.D65])+9;(SEARCH(&quot;posX = &quot;;[.D65])-SEARCH(&quot;worldY = &quot;;[.D65])-11))" office:value-type="string" office:string-value="16">
            <text:p>16</text:p>
          </table:table-cell>
          <table:table-cell table:formula="of:=MID([.D65];(SEARCH(&quot;posX = &quot;;[.D65])+7);(SEARCH(&quot;,&quot;;[.D65];SEARCH(&quot;posX&quot;;[.D65]))-SEARCH(&quot;posX = &quot;;[.D65])-7))" office:value-type="string" office:string-value="144">
            <text:p>144</text:p>
          </table:table-cell>
          <table:table-cell table:formula="of:=IF(LEN([.D65])&lt;60;MID([.D65];(SEARCH(&quot;posY = &quot;;[.D65])+7);(SEARCH(&quot;}&quot;;[.D65];SEARCH(&quot;posY&quot;;[.D65]))-SEARCH(&quot;posY = &quot;;[.D65])-7));MID([.D70];(SEARCH(&quot;posY = &quot;;[.D70])+7);(SEARCH(&quot;}&quot;;[.D70];SEARCH(&quot;posY&quot;;[.D70]))-SEARCH(&quot;posY = &quot;;[.D70])-7)))" office:value-type="string" office:string-value="208">
            <text:p>208</text:p>
          </table:table-cell>
          <table:table-cell table:formula="of:=MID([.D65];SEARCH(&quot;posZ = &quot;;[.D65])+7;(SEARCH(&quot;}&quot;;[.D65])-SEARCH(&quot;posZ = &quot;;[.D65])-7))" office:value-type="float" office:value="0">
            <text:p>#VALUE!</text:p>
          </table:table-cell>
          <table:table-cell table:number-columns-repeated="2"/>
          <table:table-cell table:formula="of:=LEN([.D65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6, posX = 146, posY = 184}, -- <text:s/>group of 4 trailers, 2</text:p>
          </table:table-cell>
          <table:table-cell office:value-type="string">
            <text:p>Valley Station</text:p>
          </table:table-cell>
          <table:table-cell table:formula="of:=MID([.A66];SEARCH(&quot;--&quot;;[.A66])+2;256)" office:value-type="string" office:string-value="  group of 4 trailers, 2">
            <text:p><text:s text:c="2"/>group of 4 trailers, 2</text:p>
          </table:table-cell>
          <table:table-cell table:formula="of:=MID([.A66];1;SEARCH(&quot;--&quot;;[.A66])-1)" office:value-type="string" office:string-value="{worldX = 42, worldY = 16, posX = 146, posY = 184}, ">
            <text:p>{worldX = 42, worldY = 16, posX = 146, posY = 18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66];&quot;-- &quot;;[.B66];&quot;,&quot;;[.C66];&quot; ID:&quot;;[.I66])" office:value-type="string" office:string-value="{worldX = 42, worldY = 16, posX = 146, posY = 184}, -- Valley Station,  group of 4 trailers, 2 ID:64">
            <text:p>{worldX = 42, worldY = 16, posX = 146, posY = 184}, -- Valley Station, <text:s/>group of 4 trailers, 2 ID:64</text:p>
          </table:table-cell>
          <table:table-cell table:formula="of:=MID([.D66];SEARCH(&quot;worldX = &quot;;[.D66])+9;(SEARCH(&quot;worldY = &quot;;[.D66])-SEARCH(&quot;worldX = &quot;;[.D66])-11))" office:value-type="string" office:string-value="42">
            <text:p>42</text:p>
          </table:table-cell>
          <table:table-cell table:formula="of:=MID([.D66];SEARCH(&quot;worldY = &quot;;[.D66])+9;(SEARCH(&quot;posX = &quot;;[.D66])-SEARCH(&quot;worldY = &quot;;[.D66])-11))" office:value-type="string" office:string-value="16">
            <text:p>16</text:p>
          </table:table-cell>
          <table:table-cell table:formula="of:=MID([.D66];(SEARCH(&quot;posX = &quot;;[.D66])+7);(SEARCH(&quot;,&quot;;[.D66];SEARCH(&quot;posX&quot;;[.D66]))-SEARCH(&quot;posX = &quot;;[.D66])-7))" office:value-type="string" office:string-value="146">
            <text:p>146</text:p>
          </table:table-cell>
          <table:table-cell table:formula="of:=IF(LEN([.D66])&lt;60;MID([.D66];(SEARCH(&quot;posY = &quot;;[.D66])+7);(SEARCH(&quot;}&quot;;[.D66];SEARCH(&quot;posY&quot;;[.D66]))-SEARCH(&quot;posY = &quot;;[.D66])-7));MID([.D71];(SEARCH(&quot;posY = &quot;;[.D71])+7);(SEARCH(&quot;}&quot;;[.D71];SEARCH(&quot;posY&quot;;[.D71]))-SEARCH(&quot;posY = &quot;;[.D71])-7)))" office:value-type="string" office:string-value="184">
            <text:p>184</text:p>
          </table:table-cell>
          <table:table-cell table:formula="of:=MID([.D66];SEARCH(&quot;posZ = &quot;;[.D66])+7;(SEARCH(&quot;}&quot;;[.D66])-SEARCH(&quot;posZ = &quot;;[.D66])-7))" office:value-type="float" office:value="0">
            <text:p>#VALUE!</text:p>
          </table:table-cell>
          <table:table-cell table:number-columns-repeated="2"/>
          <table:table-cell table:formula="of:=LEN([.D66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9, posX = 144, posY = 12}, -- <text:s/>bus station diner</text:p>
          </table:table-cell>
          <table:table-cell office:value-type="string">
            <text:p>Valley Station</text:p>
          </table:table-cell>
          <table:table-cell table:formula="of:=MID([.A67];SEARCH(&quot;--&quot;;[.A67])+2;256)" office:value-type="string" office:string-value="  bus station diner">
            <text:p><text:s text:c="2"/>bus station diner</text:p>
          </table:table-cell>
          <table:table-cell table:formula="of:=MID([.A67];1;SEARCH(&quot;--&quot;;[.A67])-1)" office:value-type="string" office:string-value="{worldX = 42, worldY = 19, posX = 144, posY = 12}, ">
            <text:p>{worldX = 42, worldY = 19, posX = 144, posY = 12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lots west of mall</text:p>
          </table:table-cell>
          <table:table-cell/>
          <table:table-cell office:value-type="float" office:value="65">
            <text:p>65</text:p>
          </table:table-cell>
          <table:table-cell table:number-columns-repeated="22"/>
          <table:table-cell table:formula="of:=CONCATENATE([.D67];&quot;-- &quot;;[.B67];&quot;,&quot;;[.C67];&quot; ID:&quot;;[.I67])" office:value-type="string" office:string-value="{worldX = 42, worldY = 19, posX = 144, posY = 12}, -- Valley Station,  bus station diner ID:65">
            <text:p>{worldX = 42, worldY = 19, posX = 144, posY = 12}, -- Valley Station, <text:s/>bus station diner ID:65</text:p>
          </table:table-cell>
          <table:table-cell table:formula="of:=MID([.D67];SEARCH(&quot;worldX = &quot;;[.D67])+9;(SEARCH(&quot;worldY = &quot;;[.D67])-SEARCH(&quot;worldX = &quot;;[.D67])-11))" office:value-type="string" office:string-value="42">
            <text:p>42</text:p>
          </table:table-cell>
          <table:table-cell table:formula="of:=MID([.D67];SEARCH(&quot;worldY = &quot;;[.D67])+9;(SEARCH(&quot;posX = &quot;;[.D67])-SEARCH(&quot;worldY = &quot;;[.D67])-11))" office:value-type="string" office:string-value="19">
            <text:p>19</text:p>
          </table:table-cell>
          <table:table-cell table:formula="of:=MID([.D67];(SEARCH(&quot;posX = &quot;;[.D67])+7);(SEARCH(&quot;,&quot;;[.D67];SEARCH(&quot;posX&quot;;[.D67]))-SEARCH(&quot;posX = &quot;;[.D67])-7))" office:value-type="string" office:string-value="144">
            <text:p>144</text:p>
          </table:table-cell>
          <table:table-cell table:formula="of:=IF(LEN([.D67])&lt;60;MID([.D67];(SEARCH(&quot;posY = &quot;;[.D67])+7);(SEARCH(&quot;}&quot;;[.D67];SEARCH(&quot;posY&quot;;[.D67]))-SEARCH(&quot;posY = &quot;;[.D67])-7));MID([.D72];(SEARCH(&quot;posY = &quot;;[.D72])+7);(SEARCH(&quot;}&quot;;[.D72];SEARCH(&quot;posY&quot;;[.D72]))-SEARCH(&quot;posY = &quot;;[.D72])-7)))" office:value-type="string" office:string-value="12">
            <text:p>12</text:p>
          </table:table-cell>
          <table:table-cell table:formula="of:=MID([.D67];SEARCH(&quot;posZ = &quot;;[.D67])+7;(SEARCH(&quot;}&quot;;[.D67])-SEARCH(&quot;posZ = &quot;;[.D67])-7))" office:value-type="float" office:value="0">
            <text:p>#VALUE!</text:p>
          </table:table-cell>
          <table:table-cell table:number-columns-repeated="2"/>
          <table:table-cell table:formula="of:=LEN([.D67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9, posX = 148, posY = 19}, -- <text:s/>bus station diner, kitchen</text:p>
          </table:table-cell>
          <table:table-cell office:value-type="string">
            <text:p>Valley Station</text:p>
          </table:table-cell>
          <table:table-cell table:formula="of:=MID([.A68];SEARCH(&quot;--&quot;;[.A68])+2;256)" office:value-type="string" office:string-value="  bus station diner, kitchen">
            <text:p><text:s text:c="2"/>bus station diner, kitchen</text:p>
          </table:table-cell>
          <table:table-cell table:formula="of:=MID([.A68];1;SEARCH(&quot;--&quot;;[.A68])-1)" office:value-type="string" office:string-value="{worldX = 42, worldY = 19, posX = 148, posY = 19}, ">
            <text:p>{worldX = 42, worldY = 19, posX = 148, posY = 1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lots west of mall</text:p>
          </table:table-cell>
          <table:table-cell/>
          <table:table-cell office:value-type="float" office:value="66">
            <text:p>6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formula="of:=CONCATENATE([.D68];&quot;-- &quot;;[.B68];&quot;,&quot;;[.C68];&quot; ID:&quot;;[.I68])" office:value-type="string" office:string-value="{worldX = 42, worldY = 19, posX = 148, posY = 19}, -- Valley Station,  bus station diner, kitchen ID:66">
            <text:p>{worldX = 42, worldY = 19, posX = 148, posY = 19}, -- Valley Station, <text:s/>bus station diner, kitchen ID:66</text:p>
          </table:table-cell>
          <table:table-cell table:formula="of:=MID([.D68];SEARCH(&quot;worldX = &quot;;[.D68])+9;(SEARCH(&quot;worldY = &quot;;[.D68])-SEARCH(&quot;worldX = &quot;;[.D68])-11))" office:value-type="string" office:string-value="42">
            <text:p>42</text:p>
          </table:table-cell>
          <table:table-cell table:formula="of:=MID([.D68];SEARCH(&quot;worldY = &quot;;[.D68])+9;(SEARCH(&quot;posX = &quot;;[.D68])-SEARCH(&quot;worldY = &quot;;[.D68])-11))" office:value-type="string" office:string-value="19">
            <text:p>19</text:p>
          </table:table-cell>
          <table:table-cell table:formula="of:=MID([.D68];(SEARCH(&quot;posX = &quot;;[.D68])+7);(SEARCH(&quot;,&quot;;[.D68];SEARCH(&quot;posX&quot;;[.D68]))-SEARCH(&quot;posX = &quot;;[.D68])-7))" office:value-type="string" office:string-value="148">
            <text:p>148</text:p>
          </table:table-cell>
          <table:table-cell table:formula="of:=IF(LEN([.D68])&lt;60;MID([.D68];(SEARCH(&quot;posY = &quot;;[.D68])+7);(SEARCH(&quot;}&quot;;[.D68];SEARCH(&quot;posY&quot;;[.D68]))-SEARCH(&quot;posY = &quot;;[.D68])-7));MID([.D73];(SEARCH(&quot;posY = &quot;;[.D73])+7);(SEARCH(&quot;}&quot;;[.D73];SEARCH(&quot;posY&quot;;[.D73]))-SEARCH(&quot;posY = &quot;;[.D73])-7)))" office:value-type="string" office:string-value="19">
            <text:p>19</text:p>
          </table:table-cell>
          <table:table-cell table:formula="of:=MID([.D68];SEARCH(&quot;posZ = &quot;;[.D68])+7;(SEARCH(&quot;}&quot;;[.D68])-SEARCH(&quot;posZ = &quot;;[.D68])-7))" office:value-type="float" office:value="0">
            <text:p>#VALUE!</text:p>
          </table:table-cell>
          <table:table-cell table:number-columns-repeated="2"/>
          <table:table-cell table:formula="of:=LEN([.D68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9, posX = 135, posY = 75}, -- <text:s/>bus station</text:p>
          </table:table-cell>
          <table:table-cell office:value-type="string">
            <text:p>Valley Station</text:p>
          </table:table-cell>
          <table:table-cell table:formula="of:=MID([.A69];SEARCH(&quot;--&quot;;[.A69])+2;256)" office:value-type="string" office:string-value="  bus station">
            <text:p><text:s text:c="2"/>bus station</text:p>
          </table:table-cell>
          <table:table-cell table:formula="of:=MID([.A69];1;SEARCH(&quot;--&quot;;[.A69])-1)" office:value-type="string" office:string-value="{worldX = 42, worldY = 19, posX = 135, posY = 75}, ">
            <text:p>{worldX = 42, worldY = 19, posX = 135, posY = 75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lots west of mall</text:p>
          </table:table-cell>
          <table:table-cell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69];&quot;-- &quot;;[.B69];&quot;,&quot;;[.C69];&quot; ID:&quot;;[.I69])" office:value-type="string" office:string-value="{worldX = 42, worldY = 19, posX = 135, posY = 75}, -- Valley Station,  bus station ID:67">
            <text:p>{worldX = 42, worldY = 19, posX = 135, posY = 75}, -- Valley Station, <text:s/>bus station ID:67</text:p>
          </table:table-cell>
          <table:table-cell table:formula="of:=MID([.D69];SEARCH(&quot;worldX = &quot;;[.D69])+9;(SEARCH(&quot;worldY = &quot;;[.D69])-SEARCH(&quot;worldX = &quot;;[.D69])-11))" office:value-type="string" office:string-value="42">
            <text:p>42</text:p>
          </table:table-cell>
          <table:table-cell table:formula="of:=MID([.D69];SEARCH(&quot;worldY = &quot;;[.D69])+9;(SEARCH(&quot;posX = &quot;;[.D69])-SEARCH(&quot;worldY = &quot;;[.D69])-11))" office:value-type="string" office:string-value="19">
            <text:p>19</text:p>
          </table:table-cell>
          <table:table-cell table:formula="of:=MID([.D69];(SEARCH(&quot;posX = &quot;;[.D69])+7);(SEARCH(&quot;,&quot;;[.D69];SEARCH(&quot;posX&quot;;[.D69]))-SEARCH(&quot;posX = &quot;;[.D69])-7))" office:value-type="string" office:string-value="135">
            <text:p>135</text:p>
          </table:table-cell>
          <table:table-cell table:formula="of:=IF(LEN([.D69])&lt;60;MID([.D69];(SEARCH(&quot;posY = &quot;;[.D69])+7);(SEARCH(&quot;}&quot;;[.D69];SEARCH(&quot;posY&quot;;[.D69]))-SEARCH(&quot;posY = &quot;;[.D69])-7));MID([.D74];(SEARCH(&quot;posY = &quot;;[.D74])+7);(SEARCH(&quot;}&quot;;[.D74];SEARCH(&quot;posY&quot;;[.D74]))-SEARCH(&quot;posY = &quot;;[.D74])-7)))" office:value-type="string" office:string-value="75">
            <text:p>75</text:p>
          </table:table-cell>
          <table:table-cell table:formula="of:=MID([.D69];SEARCH(&quot;posZ = &quot;;[.D69])+7;(SEARCH(&quot;}&quot;;[.D69])-SEARCH(&quot;posZ = &quot;;[.D69])-7))" office:value-type="float" office:value="0">
            <text:p>#VALUE!</text:p>
          </table:table-cell>
          <table:table-cell table:number-columns-repeated="2"/>
          <table:table-cell table:formula="of:=LEN([.D69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21, posX = 243, posY = 104}, -- <text:s/>race track</text:p>
          </table:table-cell>
          <table:table-cell office:value-type="string">
            <text:p>Valley Station</text:p>
          </table:table-cell>
          <table:table-cell table:formula="of:=MID([.A70];SEARCH(&quot;--&quot;;[.A70])+2;256)" office:value-type="string" office:string-value="  race track">
            <text:p><text:s text:c="2"/>race track</text:p>
          </table:table-cell>
          <table:table-cell table:formula="of:=MID([.A70];1;SEARCH(&quot;--&quot;;[.A70])-1)" office:value-type="string" office:string-value="{worldX = 42, worldY = 21, posX = 243, posY = 104}, ">
            <text:p>{worldX = 42, worldY = 21, posX = 243, posY = 104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lots west of mall</text:p>
          </table:table-cell>
          <table:table-cell/>
          <table:table-cell office:value-type="float" office:value="68">
            <text:p>68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2"/>
          <table:table-cell table:formula="of:=CONCATENATE([.D70];&quot;-- &quot;;[.B70];&quot;,&quot;;[.C70];&quot; ID:&quot;;[.I70])" office:value-type="string" office:string-value="{worldX = 42, worldY = 21, posX = 243, posY = 104}, -- Valley Station,  race track ID:68">
            <text:p>{worldX = 42, worldY = 21, posX = 243, posY = 104}, -- Valley Station, <text:s/>race track ID:68</text:p>
          </table:table-cell>
          <table:table-cell table:formula="of:=MID([.D70];SEARCH(&quot;worldX = &quot;;[.D70])+9;(SEARCH(&quot;worldY = &quot;;[.D70])-SEARCH(&quot;worldX = &quot;;[.D70])-11))" office:value-type="string" office:string-value="42">
            <text:p>42</text:p>
          </table:table-cell>
          <table:table-cell table:formula="of:=MID([.D70];SEARCH(&quot;worldY = &quot;;[.D70])+9;(SEARCH(&quot;posX = &quot;;[.D70])-SEARCH(&quot;worldY = &quot;;[.D70])-11))" office:value-type="string" office:string-value="21">
            <text:p>21</text:p>
          </table:table-cell>
          <table:table-cell table:formula="of:=MID([.D70];(SEARCH(&quot;posX = &quot;;[.D70])+7);(SEARCH(&quot;,&quot;;[.D70];SEARCH(&quot;posX&quot;;[.D70]))-SEARCH(&quot;posX = &quot;;[.D70])-7))" office:value-type="string" office:string-value="243">
            <text:p>243</text:p>
          </table:table-cell>
          <table:table-cell table:formula="of:=IF(LEN([.D70])&lt;60;MID([.D70];(SEARCH(&quot;posY = &quot;;[.D70])+7);(SEARCH(&quot;}&quot;;[.D70];SEARCH(&quot;posY&quot;;[.D70]))-SEARCH(&quot;posY = &quot;;[.D70])-7));MID([.D75];(SEARCH(&quot;posY = &quot;;[.D75])+7);(SEARCH(&quot;}&quot;;[.D75];SEARCH(&quot;posY&quot;;[.D75]))-SEARCH(&quot;posY = &quot;;[.D75])-7)))" office:value-type="string" office:string-value="104">
            <text:p>104</text:p>
          </table:table-cell>
          <table:table-cell table:formula="of:=MID([.D70];SEARCH(&quot;posZ = &quot;;[.D70])+7;(SEARCH(&quot;}&quot;;[.D70])-SEARCH(&quot;posZ = &quot;;[.D70])-7))" office:value-type="float" office:value="0">
            <text:p>#VALUE!</text:p>
          </table:table-cell>
          <table:table-cell table:number-columns-repeated="2"/>
          <table:table-cell table:formula="of:=LEN([.D70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21, posX = 231, posY = 131}, -- <text:s/>race track, garage</text:p>
          </table:table-cell>
          <table:table-cell office:value-type="string">
            <text:p>Valley Station</text:p>
          </table:table-cell>
          <table:table-cell table:formula="of:=MID([.A71];SEARCH(&quot;--&quot;;[.A71])+2;256)" office:value-type="string" office:string-value="  race track, garage">
            <text:p><text:s text:c="2"/>race track, garage</text:p>
          </table:table-cell>
          <table:table-cell table:formula="of:=MID([.A71];1;SEARCH(&quot;--&quot;;[.A71])-1)" office:value-type="string" office:string-value="{worldX = 42, worldY = 21, posX = 231, posY = 131}, ">
            <text:p>{worldX = 42, worldY = 21, posX = 231, posY = 131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lots west of mall</text:p>
          </table:table-cell>
          <table:table-cell/>
          <table:table-cell office:value-type="float" office:value="69">
            <text:p>69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2"/>
          <table:table-cell table:formula="of:=CONCATENATE([.D71];&quot;-- &quot;;[.B71];&quot;,&quot;;[.C71];&quot; ID:&quot;;[.I71])" office:value-type="string" office:string-value="{worldX = 42, worldY = 21, posX = 231, posY = 131}, -- Valley Station,  race track, garage ID:69">
            <text:p>{worldX = 42, worldY = 21, posX = 231, posY = 131}, -- Valley Station, <text:s/>race track, garage ID:69</text:p>
          </table:table-cell>
          <table:table-cell table:formula="of:=MID([.D71];SEARCH(&quot;worldX = &quot;;[.D71])+9;(SEARCH(&quot;worldY = &quot;;[.D71])-SEARCH(&quot;worldX = &quot;;[.D71])-11))" office:value-type="string" office:string-value="42">
            <text:p>42</text:p>
          </table:table-cell>
          <table:table-cell table:formula="of:=MID([.D71];SEARCH(&quot;worldY = &quot;;[.D71])+9;(SEARCH(&quot;posX = &quot;;[.D71])-SEARCH(&quot;worldY = &quot;;[.D71])-11))" office:value-type="string" office:string-value="21">
            <text:p>21</text:p>
          </table:table-cell>
          <table:table-cell table:formula="of:=MID([.D71];(SEARCH(&quot;posX = &quot;;[.D71])+7);(SEARCH(&quot;,&quot;;[.D71];SEARCH(&quot;posX&quot;;[.D71]))-SEARCH(&quot;posX = &quot;;[.D71])-7))" office:value-type="string" office:string-value="231">
            <text:p>231</text:p>
          </table:table-cell>
          <table:table-cell table:formula="of:=IF(LEN([.D71])&lt;60;MID([.D71];(SEARCH(&quot;posY = &quot;;[.D71])+7);(SEARCH(&quot;}&quot;;[.D71];SEARCH(&quot;posY&quot;;[.D71]))-SEARCH(&quot;posY = &quot;;[.D71])-7));MID([.D76];(SEARCH(&quot;posY = &quot;;[.D76])+7);(SEARCH(&quot;}&quot;;[.D76];SEARCH(&quot;posY&quot;;[.D76]))-SEARCH(&quot;posY = &quot;;[.D76])-7)))" office:value-type="string" office:string-value="131">
            <text:p>131</text:p>
          </table:table-cell>
          <table:table-cell table:formula="of:=MID([.D71];SEARCH(&quot;posZ = &quot;;[.D71])+7;(SEARCH(&quot;}&quot;;[.D71])-SEARCH(&quot;posZ = &quot;;[.D71])-7))" office:value-type="float" office:value="0">
            <text:p>#VALUE!</text:p>
          </table:table-cell>
          <table:table-cell table:number-columns-repeated="2"/>
          <table:table-cell table:formula="of:=LEN([.D71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20, posX = 6, posY = 5}, -- <text:s/>train station house</text:p>
          </table:table-cell>
          <table:table-cell office:value-type="string">
            <text:p>Valley Station</text:p>
          </table:table-cell>
          <table:table-cell table:formula="of:=MID([.A72];SEARCH(&quot;--&quot;;[.A72])+2;256)" office:value-type="string" office:string-value="  train station house">
            <text:p><text:s text:c="2"/>train station house</text:p>
          </table:table-cell>
          <table:table-cell table:formula="of:=MID([.A72];1;SEARCH(&quot;--&quot;;[.A72])-1)" office:value-type="string" office:string-value="{worldX = 42, worldY = 20, posX = 6, posY = 5}, ">
            <text:p>{worldX = 42, worldY = 20, posX = 6, posY = 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"/>
          <table:table-cell table:formula="of:=CONCATENATE([.D72];&quot;-- &quot;;[.B72];&quot;,&quot;;[.C72];&quot; ID:&quot;;[.I72])" office:value-type="string" office:string-value="{worldX = 42, worldY = 20, posX = 6, posY = 5}, -- Valley Station,  train station house ID:70">
            <text:p>{worldX = 42, worldY = 20, posX = 6, posY = 5}, -- Valley Station, <text:s/>train station house ID:70</text:p>
          </table:table-cell>
          <table:table-cell table:formula="of:=MID([.D72];SEARCH(&quot;worldX = &quot;;[.D72])+9;(SEARCH(&quot;worldY = &quot;;[.D72])-SEARCH(&quot;worldX = &quot;;[.D72])-11))" office:value-type="string" office:string-value="42">
            <text:p>42</text:p>
          </table:table-cell>
          <table:table-cell table:formula="of:=MID([.D72];SEARCH(&quot;worldY = &quot;;[.D72])+9;(SEARCH(&quot;posX = &quot;;[.D72])-SEARCH(&quot;worldY = &quot;;[.D72])-11))" office:value-type="string" office:string-value="20">
            <text:p>20</text:p>
          </table:table-cell>
          <table:table-cell table:formula="of:=MID([.D72];(SEARCH(&quot;posX = &quot;;[.D72])+7);(SEARCH(&quot;,&quot;;[.D72];SEARCH(&quot;posX&quot;;[.D72]))-SEARCH(&quot;posX = &quot;;[.D72])-7))" office:value-type="string" office:string-value="6">
            <text:p>6</text:p>
          </table:table-cell>
          <table:table-cell table:formula="of:=IF(LEN([.D72])&lt;60;MID([.D72];(SEARCH(&quot;posY = &quot;;[.D72])+7);(SEARCH(&quot;}&quot;;[.D72];SEARCH(&quot;posY&quot;;[.D72]))-SEARCH(&quot;posY = &quot;;[.D72])-7));MID([.D77];(SEARCH(&quot;posY = &quot;;[.D77])+7);(SEARCH(&quot;}&quot;;[.D77];SEARCH(&quot;posY&quot;;[.D77]))-SEARCH(&quot;posY = &quot;;[.D77])-7)))" office:value-type="string" office:string-value="5">
            <text:p>5</text:p>
          </table:table-cell>
          <table:table-cell table:formula="of:=MID([.D72];SEARCH(&quot;posZ = &quot;;[.D72])+7;(SEARCH(&quot;}&quot;;[.D72])-SEARCH(&quot;posZ = &quot;;[.D72])-7))" office:value-type="float" office:value="0">
            <text:p>#VALUE!</text:p>
          </table:table-cell>
          <table:table-cell table:number-columns-repeated="2"/>
          <table:table-cell table:formula="of:=LEN([.D72])" office:value-type="float" office:value="48">
            <text:p>48</text:p>
          </table:table-cell>
        </table:table-row>
        <table:table-row table:style-name="ro1" table:visibility="filter">
          <table:table-cell office:value-type="string">
            <text:p>{worldX = 41, worldY = 19, posX = 279, posY = 191}, -- <text:s/>small house 1</text:p>
          </table:table-cell>
          <table:table-cell office:value-type="string">
            <text:p>Valley Station</text:p>
          </table:table-cell>
          <table:table-cell table:formula="of:=MID([.A73];SEARCH(&quot;--&quot;;[.A73])+2;256)" office:value-type="string" office:string-value="  small house 1">
            <text:p><text:s text:c="2"/>small house 1</text:p>
          </table:table-cell>
          <table:table-cell table:formula="of:=MID([.A73];1;SEARCH(&quot;--&quot;;[.A73])-1)" office:value-type="string" office:string-value="{worldX = 41, worldY = 19, posX = 279, posY = 191}, ">
            <text:p>{worldX = 41, worldY = 19, posX = 279, posY = 19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73];&quot;-- &quot;;[.B73];&quot;,&quot;;[.C73];&quot; ID:&quot;;[.I73])" office:value-type="string" office:string-value="{worldX = 41, worldY = 19, posX = 279, posY = 191}, -- Valley Station,  small house 1 ID:71">
            <text:p>{worldX = 41, worldY = 19, posX = 279, posY = 191}, -- Valley Station, <text:s/>small house 1 ID:71</text:p>
          </table:table-cell>
          <table:table-cell table:formula="of:=MID([.D73];SEARCH(&quot;worldX = &quot;;[.D73])+9;(SEARCH(&quot;worldY = &quot;;[.D73])-SEARCH(&quot;worldX = &quot;;[.D73])-11))" office:value-type="string" office:string-value="41">
            <text:p>41</text:p>
          </table:table-cell>
          <table:table-cell table:formula="of:=MID([.D73];SEARCH(&quot;worldY = &quot;;[.D73])+9;(SEARCH(&quot;posX = &quot;;[.D73])-SEARCH(&quot;worldY = &quot;;[.D73])-11))" office:value-type="string" office:string-value="19">
            <text:p>19</text:p>
          </table:table-cell>
          <table:table-cell table:formula="of:=MID([.D73];(SEARCH(&quot;posX = &quot;;[.D73])+7);(SEARCH(&quot;,&quot;;[.D73];SEARCH(&quot;posX&quot;;[.D73]))-SEARCH(&quot;posX = &quot;;[.D73])-7))" office:value-type="string" office:string-value="279">
            <text:p>279</text:p>
          </table:table-cell>
          <table:table-cell table:formula="of:=IF(LEN([.D73])&lt;60;MID([.D73];(SEARCH(&quot;posY = &quot;;[.D73])+7);(SEARCH(&quot;}&quot;;[.D73];SEARCH(&quot;posY&quot;;[.D73]))-SEARCH(&quot;posY = &quot;;[.D73])-7));MID([.D78];(SEARCH(&quot;posY = &quot;;[.D78])+7);(SEARCH(&quot;}&quot;;[.D78];SEARCH(&quot;posY&quot;;[.D78]))-SEARCH(&quot;posY = &quot;;[.D78])-7)))" office:value-type="string" office:string-value="191">
            <text:p>191</text:p>
          </table:table-cell>
          <table:table-cell table:formula="of:=MID([.D73];SEARCH(&quot;posZ = &quot;;[.D73])+7;(SEARCH(&quot;}&quot;;[.D73])-SEARCH(&quot;posZ = &quot;;[.D73])-7))" office:value-type="float" office:value="0">
            <text:p>#VALUE!</text:p>
          </table:table-cell>
          <table:table-cell table:number-columns-repeated="2"/>
          <table:table-cell table:formula="of:=LEN([.D73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1, worldY = 19, posX = 13, posY = 84}, -- <text:s/>small house 2, nice</text:p>
          </table:table-cell>
          <table:table-cell office:value-type="string">
            <text:p>Valley Station</text:p>
          </table:table-cell>
          <table:table-cell table:formula="of:=MID([.A74];SEARCH(&quot;--&quot;;[.A74])+2;256)" office:value-type="string" office:string-value="  small house 2, nice">
            <text:p><text:s text:c="2"/>small house 2, nice</text:p>
          </table:table-cell>
          <table:table-cell table:formula="of:=MID([.A74];1;SEARCH(&quot;--&quot;;[.A74])-1)" office:value-type="string" office:string-value="{worldX = 41, worldY = 19, posX = 13, posY = 84}, ">
            <text:p>{worldX = 41, worldY = 19, posX = 13, posY = 84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[.D74];&quot;-- &quot;;[.B74];&quot;,&quot;;[.C74];&quot; ID:&quot;;[.I74])" office:value-type="string" office:string-value="{worldX = 41, worldY = 19, posX = 13, posY = 84}, -- Valley Station,  small house 2, nice ID:72">
            <text:p>{worldX = 41, worldY = 19, posX = 13, posY = 84}, -- Valley Station, <text:s/>small house 2, nice ID:72</text:p>
          </table:table-cell>
          <table:table-cell table:formula="of:=MID([.D74];SEARCH(&quot;worldX = &quot;;[.D74])+9;(SEARCH(&quot;worldY = &quot;;[.D74])-SEARCH(&quot;worldX = &quot;;[.D74])-11))" office:value-type="string" office:string-value="41">
            <text:p>41</text:p>
          </table:table-cell>
          <table:table-cell table:formula="of:=MID([.D74];SEARCH(&quot;worldY = &quot;;[.D74])+9;(SEARCH(&quot;posX = &quot;;[.D74])-SEARCH(&quot;worldY = &quot;;[.D74])-11))" office:value-type="string" office:string-value="19">
            <text:p>19</text:p>
          </table:table-cell>
          <table:table-cell table:formula="of:=MID([.D74];(SEARCH(&quot;posX = &quot;;[.D74])+7);(SEARCH(&quot;,&quot;;[.D74];SEARCH(&quot;posX&quot;;[.D74]))-SEARCH(&quot;posX = &quot;;[.D74])-7))" office:value-type="string" office:string-value="13">
            <text:p>13</text:p>
          </table:table-cell>
          <table:table-cell table:formula="of:=IF(LEN([.D74])&lt;60;MID([.D74];(SEARCH(&quot;posY = &quot;;[.D74])+7);(SEARCH(&quot;}&quot;;[.D74];SEARCH(&quot;posY&quot;;[.D74]))-SEARCH(&quot;posY = &quot;;[.D74])-7));MID([.D79];(SEARCH(&quot;posY = &quot;;[.D79])+7);(SEARCH(&quot;}&quot;;[.D79];SEARCH(&quot;posY&quot;;[.D79]))-SEARCH(&quot;posY = &quot;;[.D79])-7)))" office:value-type="string" office:string-value="84">
            <text:p>84</text:p>
          </table:table-cell>
          <table:table-cell table:formula="of:=MID([.D74];SEARCH(&quot;posZ = &quot;;[.D74])+7;(SEARCH(&quot;}&quot;;[.D74])-SEARCH(&quot;posZ = &quot;;[.D74])-7))" office:value-type="float" office:value="0">
            <text:p>#VALUE!</text:p>
          </table:table-cell>
          <table:table-cell table:number-columns-repeated="2"/>
          <table:table-cell table:formula="of:=LEN([.D74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2, worldY = 19, posX = 30, posY = 32}, -- <text:s/>medium house 1</text:p>
          </table:table-cell>
          <table:table-cell office:value-type="string">
            <text:p>Valley Station</text:p>
          </table:table-cell>
          <table:table-cell table:formula="of:=MID([.A75];SEARCH(&quot;--&quot;;[.A75])+2;256)" office:value-type="string" office:string-value="  medium house 1">
            <text:p><text:s text:c="2"/>medium house 1</text:p>
          </table:table-cell>
          <table:table-cell table:formula="of:=MID([.A75];1;SEARCH(&quot;--&quot;;[.A75])-1)" office:value-type="string" office:string-value="{worldX = 42, worldY = 19, posX = 30, posY = 32}, ">
            <text:p>{worldX = 42, worldY = 19, posX = 30, posY = 32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3">
            <text:p>7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table:formula="of:=CONCATENATE([.D75];&quot;-- &quot;;[.B75];&quot;,&quot;;[.C75];&quot; ID:&quot;;[.I75])" office:value-type="string" office:string-value="{worldX = 42, worldY = 19, posX = 30, posY = 32}, -- Valley Station,  medium house 1 ID:73">
            <text:p>{worldX = 42, worldY = 19, posX = 30, posY = 32}, -- Valley Station, <text:s/>medium house 1 ID:73</text:p>
          </table:table-cell>
          <table:table-cell table:formula="of:=MID([.D75];SEARCH(&quot;worldX = &quot;;[.D75])+9;(SEARCH(&quot;worldY = &quot;;[.D75])-SEARCH(&quot;worldX = &quot;;[.D75])-11))" office:value-type="string" office:string-value="42">
            <text:p>42</text:p>
          </table:table-cell>
          <table:table-cell table:formula="of:=MID([.D75];SEARCH(&quot;worldY = &quot;;[.D75])+9;(SEARCH(&quot;posX = &quot;;[.D75])-SEARCH(&quot;worldY = &quot;;[.D75])-11))" office:value-type="string" office:string-value="19">
            <text:p>19</text:p>
          </table:table-cell>
          <table:table-cell table:formula="of:=MID([.D75];(SEARCH(&quot;posX = &quot;;[.D75])+7);(SEARCH(&quot;,&quot;;[.D75];SEARCH(&quot;posX&quot;;[.D75]))-SEARCH(&quot;posX = &quot;;[.D75])-7))" office:value-type="string" office:string-value="30">
            <text:p>30</text:p>
          </table:table-cell>
          <table:table-cell table:formula="of:=IF(LEN([.D75])&lt;60;MID([.D75];(SEARCH(&quot;posY = &quot;;[.D75])+7);(SEARCH(&quot;}&quot;;[.D75];SEARCH(&quot;posY&quot;;[.D75]))-SEARCH(&quot;posY = &quot;;[.D75])-7));MID([.D80];(SEARCH(&quot;posY = &quot;;[.D80])+7);(SEARCH(&quot;}&quot;;[.D80];SEARCH(&quot;posY&quot;;[.D80]))-SEARCH(&quot;posY = &quot;;[.D80])-7)))" office:value-type="string" office:string-value="32">
            <text:p>32</text:p>
          </table:table-cell>
          <table:table-cell table:formula="of:=MID([.D75];SEARCH(&quot;posZ = &quot;;[.D75])+7;(SEARCH(&quot;}&quot;;[.D75])-SEARCH(&quot;posZ = &quot;;[.D75])-7))" office:value-type="float" office:value="0">
            <text:p>#VALUE!</text:p>
          </table:table-cell>
          <table:table-cell table:number-columns-repeated="2"/>
          <table:table-cell table:formula="of:=LEN([.D75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2, worldY = 19, posX = 48, posY = 20}, -- <text:s/>medium house 2, nice</text:p>
          </table:table-cell>
          <table:table-cell office:value-type="string">
            <text:p>Valley Station</text:p>
          </table:table-cell>
          <table:table-cell table:formula="of:=MID([.A76];SEARCH(&quot;--&quot;;[.A76])+2;256)" office:value-type="string" office:string-value="  medium house 2, nice">
            <text:p><text:s text:c="2"/>medium house 2, nice</text:p>
          </table:table-cell>
          <table:table-cell table:formula="of:=MID([.A76];1;SEARCH(&quot;--&quot;;[.A76])-1)" office:value-type="string" office:string-value="{worldX = 42, worldY = 19, posX = 48, posY = 20}, ">
            <text:p>{worldX = 42, worldY = 19, posX = 48, posY = 20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4">
            <text:p>74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76];&quot;-- &quot;;[.B76];&quot;,&quot;;[.C76];&quot; ID:&quot;;[.I76])" office:value-type="string" office:string-value="{worldX = 42, worldY = 19, posX = 48, posY = 20}, -- Valley Station,  medium house 2, nice ID:74">
            <text:p>{worldX = 42, worldY = 19, posX = 48, posY = 20}, -- Valley Station, <text:s/>medium house 2, nice ID:74</text:p>
          </table:table-cell>
          <table:table-cell table:formula="of:=MID([.D76];SEARCH(&quot;worldX = &quot;;[.D76])+9;(SEARCH(&quot;worldY = &quot;;[.D76])-SEARCH(&quot;worldX = &quot;;[.D76])-11))" office:value-type="string" office:string-value="42">
            <text:p>42</text:p>
          </table:table-cell>
          <table:table-cell table:formula="of:=MID([.D76];SEARCH(&quot;worldY = &quot;;[.D76])+9;(SEARCH(&quot;posX = &quot;;[.D76])-SEARCH(&quot;worldY = &quot;;[.D76])-11))" office:value-type="string" office:string-value="19">
            <text:p>19</text:p>
          </table:table-cell>
          <table:table-cell table:formula="of:=MID([.D76];(SEARCH(&quot;posX = &quot;;[.D76])+7);(SEARCH(&quot;,&quot;;[.D76];SEARCH(&quot;posX&quot;;[.D76]))-SEARCH(&quot;posX = &quot;;[.D76])-7))" office:value-type="string" office:string-value="48">
            <text:p>48</text:p>
          </table:table-cell>
          <table:table-cell table:formula="of:=IF(LEN([.D76])&lt;60;MID([.D76];(SEARCH(&quot;posY = &quot;;[.D76])+7);(SEARCH(&quot;}&quot;;[.D76];SEARCH(&quot;posY&quot;;[.D76]))-SEARCH(&quot;posY = &quot;;[.D76])-7));MID([.D81];(SEARCH(&quot;posY = &quot;;[.D81])+7);(SEARCH(&quot;}&quot;;[.D81];SEARCH(&quot;posY&quot;;[.D81]))-SEARCH(&quot;posY = &quot;;[.D81])-7)))" office:value-type="string" office:string-value="20">
            <text:p>20</text:p>
          </table:table-cell>
          <table:table-cell table:formula="of:=MID([.D76];SEARCH(&quot;posZ = &quot;;[.D76])+7;(SEARCH(&quot;}&quot;;[.D76])-SEARCH(&quot;posZ = &quot;;[.D76])-7))" office:value-type="float" office:value="0">
            <text:p>#VALUE!</text:p>
          </table:table-cell>
          <table:table-cell table:number-columns-repeated="2"/>
          <table:table-cell table:formula="of:=LEN([.D76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1, worldY = 19, posX = 270, posY = 30}, -- <text:s/>food market</text:p>
          </table:table-cell>
          <table:table-cell office:value-type="string">
            <text:p>Valley Station</text:p>
          </table:table-cell>
          <table:table-cell table:formula="of:=MID([.A77];SEARCH(&quot;--&quot;;[.A77])+2;256)" office:value-type="string" office:string-value="  food market">
            <text:p><text:s text:c="2"/>food market</text:p>
          </table:table-cell>
          <table:table-cell table:formula="of:=MID([.A77];1;SEARCH(&quot;--&quot;;[.A77])-1)" office:value-type="string" office:string-value="{worldX = 41, worldY = 19, posX = 270, posY = 30}, ">
            <text:p>{worldX = 41, worldY = 19, posX = 270, posY = 30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5">
            <text:p>75</text:p>
          </table:table-cell>
          <table:table-cell table:number-columns-repeated="22"/>
          <table:table-cell table:formula="of:=CONCATENATE([.D77];&quot;-- &quot;;[.B77];&quot;,&quot;;[.C77];&quot; ID:&quot;;[.I77])" office:value-type="string" office:string-value="{worldX = 41, worldY = 19, posX = 270, posY = 30}, -- Valley Station,  food market ID:75">
            <text:p>{worldX = 41, worldY = 19, posX = 270, posY = 30}, -- Valley Station, <text:s/>food market ID:75</text:p>
          </table:table-cell>
          <table:table-cell table:formula="of:=MID([.D77];SEARCH(&quot;worldX = &quot;;[.D77])+9;(SEARCH(&quot;worldY = &quot;;[.D77])-SEARCH(&quot;worldX = &quot;;[.D77])-11))" office:value-type="string" office:string-value="41">
            <text:p>41</text:p>
          </table:table-cell>
          <table:table-cell table:formula="of:=MID([.D77];SEARCH(&quot;worldY = &quot;;[.D77])+9;(SEARCH(&quot;posX = &quot;;[.D77])-SEARCH(&quot;worldY = &quot;;[.D77])-11))" office:value-type="string" office:string-value="19">
            <text:p>19</text:p>
          </table:table-cell>
          <table:table-cell table:formula="of:=MID([.D77];(SEARCH(&quot;posX = &quot;;[.D77])+7);(SEARCH(&quot;,&quot;;[.D77];SEARCH(&quot;posX&quot;;[.D77]))-SEARCH(&quot;posX = &quot;;[.D77])-7))" office:value-type="string" office:string-value="270">
            <text:p>270</text:p>
          </table:table-cell>
          <table:table-cell table:formula="of:=IF(LEN([.D77])&lt;60;MID([.D77];(SEARCH(&quot;posY = &quot;;[.D77])+7);(SEARCH(&quot;}&quot;;[.D77];SEARCH(&quot;posY&quot;;[.D77]))-SEARCH(&quot;posY = &quot;;[.D77])-7));MID([.D82];(SEARCH(&quot;posY = &quot;;[.D82])+7);(SEARCH(&quot;}&quot;;[.D82];SEARCH(&quot;posY&quot;;[.D82]))-SEARCH(&quot;posY = &quot;;[.D82])-7)))" office:value-type="string" office:string-value="30">
            <text:p>30</text:p>
          </table:table-cell>
          <table:table-cell table:formula="of:=MID([.D77];SEARCH(&quot;posZ = &quot;;[.D77])+7;(SEARCH(&quot;}&quot;;[.D77])-SEARCH(&quot;posZ = &quot;;[.D77])-7))" office:value-type="float" office:value="0">
            <text:p>#VALUE!</text:p>
          </table:table-cell>
          <table:table-cell table:number-columns-repeated="2"/>
          <table:table-cell table:formula="of:=LEN([.D77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9, posX = 270, posY = 23}, -- <text:s/>laundromat</text:p>
          </table:table-cell>
          <table:table-cell office:value-type="string">
            <text:p>Valley Station</text:p>
          </table:table-cell>
          <table:table-cell table:formula="of:=MID([.A78];SEARCH(&quot;--&quot;;[.A78])+2;256)" office:value-type="string" office:string-value="  laundromat">
            <text:p><text:s text:c="2"/>laundromat</text:p>
          </table:table-cell>
          <table:table-cell table:formula="of:=MID([.A78];1;SEARCH(&quot;--&quot;;[.A78])-1)" office:value-type="string" office:string-value="{worldX = 41, worldY = 19, posX = 270, posY = 23}, ">
            <text:p>{worldX = 41, worldY = 19, posX = 270, posY = 2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formula="of:=CONCATENATE([.D78];&quot;-- &quot;;[.B78];&quot;,&quot;;[.C78];&quot; ID:&quot;;[.I78])" office:value-type="string" office:string-value="{worldX = 41, worldY = 19, posX = 270, posY = 23}, -- Valley Station,  laundromat ID:76">
            <text:p>{worldX = 41, worldY = 19, posX = 270, posY = 23}, -- Valley Station, <text:s/>laundromat ID:76</text:p>
          </table:table-cell>
          <table:table-cell table:formula="of:=MID([.D78];SEARCH(&quot;worldX = &quot;;[.D78])+9;(SEARCH(&quot;worldY = &quot;;[.D78])-SEARCH(&quot;worldX = &quot;;[.D78])-11))" office:value-type="string" office:string-value="41">
            <text:p>41</text:p>
          </table:table-cell>
          <table:table-cell table:formula="of:=MID([.D78];SEARCH(&quot;worldY = &quot;;[.D78])+9;(SEARCH(&quot;posX = &quot;;[.D78])-SEARCH(&quot;worldY = &quot;;[.D78])-11))" office:value-type="string" office:string-value="19">
            <text:p>19</text:p>
          </table:table-cell>
          <table:table-cell table:formula="of:=MID([.D78];(SEARCH(&quot;posX = &quot;;[.D78])+7);(SEARCH(&quot;,&quot;;[.D78];SEARCH(&quot;posX&quot;;[.D78]))-SEARCH(&quot;posX = &quot;;[.D78])-7))" office:value-type="string" office:string-value="270">
            <text:p>270</text:p>
          </table:table-cell>
          <table:table-cell table:formula="of:=IF(LEN([.D78])&lt;60;MID([.D78];(SEARCH(&quot;posY = &quot;;[.D78])+7);(SEARCH(&quot;}&quot;;[.D78];SEARCH(&quot;posY&quot;;[.D78]))-SEARCH(&quot;posY = &quot;;[.D78])-7));MID([.D83];(SEARCH(&quot;posY = &quot;;[.D83])+7);(SEARCH(&quot;}&quot;;[.D83];SEARCH(&quot;posY&quot;;[.D83]))-SEARCH(&quot;posY = &quot;;[.D83])-7)))" office:value-type="string" office:string-value="23">
            <text:p>23</text:p>
          </table:table-cell>
          <table:table-cell table:formula="of:=MID([.D78];SEARCH(&quot;posZ = &quot;;[.D78])+7;(SEARCH(&quot;}&quot;;[.D78])-SEARCH(&quot;posZ = &quot;;[.D78])-7))" office:value-type="float" office:value="0">
            <text:p>#VALUE!</text:p>
          </table:table-cell>
          <table:table-cell table:number-columns-repeated="2"/>
          <table:table-cell table:formula="of:=LEN([.D78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8, posX = 273, posY = 222}, -- <text:s/>medium house 3, nice</text:p>
          </table:table-cell>
          <table:table-cell office:value-type="string">
            <text:p>Valley Station</text:p>
          </table:table-cell>
          <table:table-cell table:formula="of:=MID([.A79];SEARCH(&quot;--&quot;;[.A79])+2;256)" office:value-type="string" office:string-value="  medium house 3, nice">
            <text:p><text:s text:c="2"/>medium house 3, nice</text:p>
          </table:table-cell>
          <table:table-cell table:formula="of:=MID([.A79];1;SEARCH(&quot;--&quot;;[.A79])-1)" office:value-type="string" office:string-value="{worldX = 41, worldY = 18, posX = 273, posY = 222}, ">
            <text:p>{worldX = 41, worldY = 18, posX = 273, posY = 222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7">
            <text:p>77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79];&quot;-- &quot;;[.B79];&quot;,&quot;;[.C79];&quot; ID:&quot;;[.I79])" office:value-type="string" office:string-value="{worldX = 41, worldY = 18, posX = 273, posY = 222}, -- Valley Station,  medium house 3, nice ID:77">
            <text:p>{worldX = 41, worldY = 18, posX = 273, posY = 222}, -- Valley Station, <text:s/>medium house 3, nice ID:77</text:p>
          </table:table-cell>
          <table:table-cell table:formula="of:=MID([.D79];SEARCH(&quot;worldX = &quot;;[.D79])+9;(SEARCH(&quot;worldY = &quot;;[.D79])-SEARCH(&quot;worldX = &quot;;[.D79])-11))" office:value-type="string" office:string-value="41">
            <text:p>41</text:p>
          </table:table-cell>
          <table:table-cell table:formula="of:=MID([.D79];SEARCH(&quot;worldY = &quot;;[.D79])+9;(SEARCH(&quot;posX = &quot;;[.D79])-SEARCH(&quot;worldY = &quot;;[.D79])-11))" office:value-type="string" office:string-value="18">
            <text:p>18</text:p>
          </table:table-cell>
          <table:table-cell table:formula="of:=MID([.D79];(SEARCH(&quot;posX = &quot;;[.D79])+7);(SEARCH(&quot;,&quot;;[.D79];SEARCH(&quot;posX&quot;;[.D79]))-SEARCH(&quot;posX = &quot;;[.D79])-7))" office:value-type="string" office:string-value="273">
            <text:p>273</text:p>
          </table:table-cell>
          <table:table-cell table:formula="of:=IF(LEN([.D79])&lt;60;MID([.D79];(SEARCH(&quot;posY = &quot;;[.D79])+7);(SEARCH(&quot;}&quot;;[.D79];SEARCH(&quot;posY&quot;;[.D79]))-SEARCH(&quot;posY = &quot;;[.D79])-7));MID([.D84];(SEARCH(&quot;posY = &quot;;[.D84])+7);(SEARCH(&quot;}&quot;;[.D84];SEARCH(&quot;posY&quot;;[.D84]))-SEARCH(&quot;posY = &quot;;[.D84])-7)))" office:value-type="string" office:string-value="222">
            <text:p>222</text:p>
          </table:table-cell>
          <table:table-cell table:formula="of:=MID([.D79];SEARCH(&quot;posZ = &quot;;[.D79])+7;(SEARCH(&quot;}&quot;;[.D79])-SEARCH(&quot;posZ = &quot;;[.D79])-7))" office:value-type="float" office:value="0">
            <text:p>#VALUE!</text:p>
          </table:table-cell>
          <table:table-cell table:number-columns-repeated="2"/>
          <table:table-cell table:formula="of:=LEN([.D79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8, posX = 41, posY = 120}, -- <text:s/>small house 3</text:p>
          </table:table-cell>
          <table:table-cell office:value-type="string">
            <text:p>Valley Station</text:p>
          </table:table-cell>
          <table:table-cell table:formula="of:=MID([.A80];SEARCH(&quot;--&quot;;[.A80])+2;256)" office:value-type="string" office:string-value="  small house 3">
            <text:p><text:s text:c="2"/>small house 3</text:p>
          </table:table-cell>
          <table:table-cell table:formula="of:=MID([.A80];1;SEARCH(&quot;--&quot;;[.A80])-1)" office:value-type="string" office:string-value="{worldX = 42, worldY = 18, posX = 41, posY = 120}, ">
            <text:p>{worldX = 42, worldY = 18, posX = 41, posY = 12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"/>
          <table:table-cell table:formula="of:=CONCATENATE([.D80];&quot;-- &quot;;[.B80];&quot;,&quot;;[.C80];&quot; ID:&quot;;[.I80])" office:value-type="string" office:string-value="{worldX = 42, worldY = 18, posX = 41, posY = 120}, -- Valley Station,  small house 3 ID:78">
            <text:p>{worldX = 42, worldY = 18, posX = 41, posY = 120}, -- Valley Station, <text:s/>small house 3 ID:78</text:p>
          </table:table-cell>
          <table:table-cell table:formula="of:=MID([.D80];SEARCH(&quot;worldX = &quot;;[.D80])+9;(SEARCH(&quot;worldY = &quot;;[.D80])-SEARCH(&quot;worldX = &quot;;[.D80])-11))" office:value-type="string" office:string-value="42">
            <text:p>42</text:p>
          </table:table-cell>
          <table:table-cell table:formula="of:=MID([.D80];SEARCH(&quot;worldY = &quot;;[.D80])+9;(SEARCH(&quot;posX = &quot;;[.D80])-SEARCH(&quot;worldY = &quot;;[.D80])-11))" office:value-type="string" office:string-value="18">
            <text:p>18</text:p>
          </table:table-cell>
          <table:table-cell table:formula="of:=MID([.D80];(SEARCH(&quot;posX = &quot;;[.D80])+7);(SEARCH(&quot;,&quot;;[.D80];SEARCH(&quot;posX&quot;;[.D80]))-SEARCH(&quot;posX = &quot;;[.D80])-7))" office:value-type="string" office:string-value="41">
            <text:p>41</text:p>
          </table:table-cell>
          <table:table-cell table:formula="of:=IF(LEN([.D80])&lt;60;MID([.D80];(SEARCH(&quot;posY = &quot;;[.D80])+7);(SEARCH(&quot;}&quot;;[.D80];SEARCH(&quot;posY&quot;;[.D80]))-SEARCH(&quot;posY = &quot;;[.D80])-7));MID([.D85];(SEARCH(&quot;posY = &quot;;[.D85])+7);(SEARCH(&quot;}&quot;;[.D85];SEARCH(&quot;posY&quot;;[.D85]))-SEARCH(&quot;posY = &quot;;[.D85])-7)))" office:value-type="string" office:string-value="120">
            <text:p>120</text:p>
          </table:table-cell>
          <table:table-cell table:formula="of:=MID([.D80];SEARCH(&quot;posZ = &quot;;[.D80])+7;(SEARCH(&quot;}&quot;;[.D80])-SEARCH(&quot;posZ = &quot;;[.D80])-7))" office:value-type="float" office:value="0">
            <text:p>#VALUE!</text:p>
          </table:table-cell>
          <table:table-cell table:number-columns-repeated="2"/>
          <table:table-cell table:formula="of:=LEN([.D80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2, worldY = 17, posX = 40, posY = 276}, -- <text:s/>medium house 4, nice</text:p>
          </table:table-cell>
          <table:table-cell office:value-type="string">
            <text:p>Valley Station</text:p>
          </table:table-cell>
          <table:table-cell table:formula="of:=MID([.A81];SEARCH(&quot;--&quot;;[.A81])+2;256)" office:value-type="string" office:string-value="  medium house 4, nice">
            <text:p><text:s text:c="2"/>medium house 4, nice</text:p>
          </table:table-cell>
          <table:table-cell table:formula="of:=MID([.A81];1;SEARCH(&quot;--&quot;;[.A81])-1)" office:value-type="string" office:string-value="{worldX = 42, worldY = 17, posX = 40, posY = 276}, ">
            <text:p>{worldX = 42, worldY = 17, posX = 40, posY = 27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79">
            <text:p>79</text:p>
          </table:table-cell>
          <table:table-cell table:number-columns-repeated="22"/>
          <table:table-cell table:formula="of:=CONCATENATE([.D81];&quot;-- &quot;;[.B81];&quot;,&quot;;[.C81];&quot; ID:&quot;;[.I81])" office:value-type="string" office:string-value="{worldX = 42, worldY = 17, posX = 40, posY = 276}, -- Valley Station,  medium house 4, nice ID:79">
            <text:p>{worldX = 42, worldY = 17, posX = 40, posY = 276}, -- Valley Station, <text:s/>medium house 4, nice ID:79</text:p>
          </table:table-cell>
          <table:table-cell table:formula="of:=MID([.D81];SEARCH(&quot;worldX = &quot;;[.D81])+9;(SEARCH(&quot;worldY = &quot;;[.D81])-SEARCH(&quot;worldX = &quot;;[.D81])-11))" office:value-type="string" office:string-value="42">
            <text:p>42</text:p>
          </table:table-cell>
          <table:table-cell table:formula="of:=MID([.D81];SEARCH(&quot;worldY = &quot;;[.D81])+9;(SEARCH(&quot;posX = &quot;;[.D81])-SEARCH(&quot;worldY = &quot;;[.D81])-11))" office:value-type="string" office:string-value="17">
            <text:p>17</text:p>
          </table:table-cell>
          <table:table-cell table:formula="of:=MID([.D81];(SEARCH(&quot;posX = &quot;;[.D81])+7);(SEARCH(&quot;,&quot;;[.D81];SEARCH(&quot;posX&quot;;[.D81]))-SEARCH(&quot;posX = &quot;;[.D81])-7))" office:value-type="string" office:string-value="40">
            <text:p>40</text:p>
          </table:table-cell>
          <table:table-cell table:formula="of:=IF(LEN([.D81])&lt;60;MID([.D81];(SEARCH(&quot;posY = &quot;;[.D81])+7);(SEARCH(&quot;}&quot;;[.D81];SEARCH(&quot;posY&quot;;[.D81]))-SEARCH(&quot;posY = &quot;;[.D81])-7));MID([.D86];(SEARCH(&quot;posY = &quot;;[.D86])+7);(SEARCH(&quot;}&quot;;[.D86];SEARCH(&quot;posY&quot;;[.D86]))-SEARCH(&quot;posY = &quot;;[.D86])-7)))" office:value-type="string" office:string-value="276">
            <text:p>276</text:p>
          </table:table-cell>
          <table:table-cell table:formula="of:=MID([.D81];SEARCH(&quot;posZ = &quot;;[.D81])+7;(SEARCH(&quot;}&quot;;[.D81])-SEARCH(&quot;posZ = &quot;;[.D81])-7))" office:value-type="float" office:value="0">
            <text:p>#VALUE!</text:p>
          </table:table-cell>
          <table:table-cell table:number-columns-repeated="2"/>
          <table:table-cell table:formula="of:=LEN([.D81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7, posX = 268, posY = 273}, -- <text:s/>construction site, office</text:p>
          </table:table-cell>
          <table:table-cell office:value-type="string">
            <text:p>Valley Station</text:p>
          </table:table-cell>
          <table:table-cell table:formula="of:=MID([.A82];SEARCH(&quot;--&quot;;[.A82])+2;256)" office:value-type="string" office:string-value="  construction site, office">
            <text:p><text:s text:c="2"/>construction site, office</text:p>
          </table:table-cell>
          <table:table-cell table:formula="of:=MID([.A82];1;SEARCH(&quot;--&quot;;[.A82])-1)" office:value-type="string" office:string-value="{worldX = 41, worldY = 17, posX = 268, posY = 273}, ">
            <text:p>{worldX = 41, worldY = 17, posX = 268, posY = 273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82];&quot;-- &quot;;[.B82];&quot;,&quot;;[.C82];&quot; ID:&quot;;[.I82])" office:value-type="string" office:string-value="{worldX = 41, worldY = 17, posX = 268, posY = 273}, -- Valley Station,  construction site, office ID:80">
            <text:p>{worldX = 41, worldY = 17, posX = 268, posY = 273}, -- Valley Station, <text:s/>construction site, office ID:80</text:p>
          </table:table-cell>
          <table:table-cell table:formula="of:=MID([.D82];SEARCH(&quot;worldX = &quot;;[.D82])+9;(SEARCH(&quot;worldY = &quot;;[.D82])-SEARCH(&quot;worldX = &quot;;[.D82])-11))" office:value-type="string" office:string-value="41">
            <text:p>41</text:p>
          </table:table-cell>
          <table:table-cell table:formula="of:=MID([.D82];SEARCH(&quot;worldY = &quot;;[.D82])+9;(SEARCH(&quot;posX = &quot;;[.D82])-SEARCH(&quot;worldY = &quot;;[.D82])-11))" office:value-type="string" office:string-value="17">
            <text:p>17</text:p>
          </table:table-cell>
          <table:table-cell table:formula="of:=MID([.D82];(SEARCH(&quot;posX = &quot;;[.D82])+7);(SEARCH(&quot;,&quot;;[.D82];SEARCH(&quot;posX&quot;;[.D82]))-SEARCH(&quot;posX = &quot;;[.D82])-7))" office:value-type="string" office:string-value="268">
            <text:p>268</text:p>
          </table:table-cell>
          <table:table-cell table:formula="of:=IF(LEN([.D82])&lt;60;MID([.D82];(SEARCH(&quot;posY = &quot;;[.D82])+7);(SEARCH(&quot;}&quot;;[.D82];SEARCH(&quot;posY&quot;;[.D82]))-SEARCH(&quot;posY = &quot;;[.D82])-7));MID([.D87];(SEARCH(&quot;posY = &quot;;[.D87])+7);(SEARCH(&quot;}&quot;;[.D87];SEARCH(&quot;posY&quot;;[.D87]))-SEARCH(&quot;posY = &quot;;[.D87])-7)))" office:value-type="string" office:string-value="273">
            <text:p>273</text:p>
          </table:table-cell>
          <table:table-cell table:formula="of:=MID([.D82];SEARCH(&quot;posZ = &quot;;[.D82])+7;(SEARCH(&quot;}&quot;;[.D82])-SEARCH(&quot;posZ = &quot;;[.D82])-7))" office:value-type="float" office:value="0">
            <text:p>#VALUE!</text:p>
          </table:table-cell>
          <table:table-cell table:number-columns-repeated="2"/>
          <table:table-cell table:formula="of:=LEN([.D82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7, posX = 27, posY = 225}, -- <text:s/>convenience store 1</text:p>
          </table:table-cell>
          <table:table-cell office:value-type="string">
            <text:p>Valley Station</text:p>
          </table:table-cell>
          <table:table-cell table:formula="of:=MID([.A83];SEARCH(&quot;--&quot;;[.A83])+2;256)" office:value-type="string" office:string-value="  convenience store 1">
            <text:p><text:s text:c="2"/>convenience store 1</text:p>
          </table:table-cell>
          <table:table-cell table:formula="of:=MID([.A83];1;SEARCH(&quot;--&quot;;[.A83])-1)" office:value-type="string" office:string-value="{worldX = 42, worldY = 17, posX = 27, posY = 225}, ">
            <text:p>{worldX = 42, worldY = 17, posX = 27, posY = 22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1">
            <text:p>81</text:p>
          </table:table-cell>
          <table:table-cell table:number-columns-repeated="22"/>
          <table:table-cell table:formula="of:=CONCATENATE([.D83];&quot;-- &quot;;[.B83];&quot;,&quot;;[.C83];&quot; ID:&quot;;[.I83])" office:value-type="string" office:string-value="{worldX = 42, worldY = 17, posX = 27, posY = 225}, -- Valley Station,  convenience store 1 ID:81">
            <text:p>{worldX = 42, worldY = 17, posX = 27, posY = 225}, -- Valley Station, <text:s/>convenience store 1 ID:81</text:p>
          </table:table-cell>
          <table:table-cell table:formula="of:=MID([.D83];SEARCH(&quot;worldX = &quot;;[.D83])+9;(SEARCH(&quot;worldY = &quot;;[.D83])-SEARCH(&quot;worldX = &quot;;[.D83])-11))" office:value-type="string" office:string-value="42">
            <text:p>42</text:p>
          </table:table-cell>
          <table:table-cell table:formula="of:=MID([.D83];SEARCH(&quot;worldY = &quot;;[.D83])+9;(SEARCH(&quot;posX = &quot;;[.D83])-SEARCH(&quot;worldY = &quot;;[.D83])-11))" office:value-type="string" office:string-value="17">
            <text:p>17</text:p>
          </table:table-cell>
          <table:table-cell table:formula="of:=MID([.D83];(SEARCH(&quot;posX = &quot;;[.D83])+7);(SEARCH(&quot;,&quot;;[.D83];SEARCH(&quot;posX&quot;;[.D83]))-SEARCH(&quot;posX = &quot;;[.D83])-7))" office:value-type="string" office:string-value="27">
            <text:p>27</text:p>
          </table:table-cell>
          <table:table-cell table:formula="of:=IF(LEN([.D83])&lt;60;MID([.D83];(SEARCH(&quot;posY = &quot;;[.D83])+7);(SEARCH(&quot;}&quot;;[.D83];SEARCH(&quot;posY&quot;;[.D83]))-SEARCH(&quot;posY = &quot;;[.D83])-7));MID([.D88];(SEARCH(&quot;posY = &quot;;[.D88])+7);(SEARCH(&quot;}&quot;;[.D88];SEARCH(&quot;posY&quot;;[.D88]))-SEARCH(&quot;posY = &quot;;[.D88])-7)))" office:value-type="string" office:string-value="225">
            <text:p>225</text:p>
          </table:table-cell>
          <table:table-cell table:formula="of:=MID([.D83];SEARCH(&quot;posZ = &quot;;[.D83])+7;(SEARCH(&quot;}&quot;;[.D83])-SEARCH(&quot;posZ = &quot;;[.D83])-7))" office:value-type="float" office:value="0">
            <text:p>#VALUE!</text:p>
          </table:table-cell>
          <table:table-cell table:number-columns-repeated="2"/>
          <table:table-cell table:formula="of:=LEN([.D83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7, posX = 240, posY = 189}, -- <text:s/>convenience store 2(bait shop)</text:p>
          </table:table-cell>
          <table:table-cell office:value-type="string">
            <text:p>Valley Station</text:p>
          </table:table-cell>
          <table:table-cell table:formula="of:=MID([.A84];SEARCH(&quot;--&quot;;[.A84])+2;256)" office:value-type="string" office:string-value="  convenience store 2(bait shop)">
            <text:p><text:s text:c="2"/>convenience store 2(bait shop)</text:p>
          </table:table-cell>
          <table:table-cell table:formula="of:=MID([.A84];1;SEARCH(&quot;--&quot;;[.A84])-1)" office:value-type="string" office:string-value="{worldX = 41, worldY = 17, posX = 240, posY = 189}, ">
            <text:p>{worldX = 41, worldY = 17, posX = 240, posY = 189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2">
            <text:p>82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[.D84];&quot;-- &quot;;[.B84];&quot;,&quot;;[.C84];&quot; ID:&quot;;[.I84])" office:value-type="string" office:string-value="{worldX = 41, worldY = 17, posX = 240, posY = 189}, -- Valley Station,  convenience store 2(bait shop) ID:82">
            <text:p>{worldX = 41, worldY = 17, posX = 240, posY = 189}, -- Valley Station, <text:s/>convenience store 2(bait shop) ID:82</text:p>
          </table:table-cell>
          <table:table-cell table:formula="of:=MID([.D84];SEARCH(&quot;worldX = &quot;;[.D84])+9;(SEARCH(&quot;worldY = &quot;;[.D84])-SEARCH(&quot;worldX = &quot;;[.D84])-11))" office:value-type="string" office:string-value="41">
            <text:p>41</text:p>
          </table:table-cell>
          <table:table-cell table:formula="of:=MID([.D84];SEARCH(&quot;worldY = &quot;;[.D84])+9;(SEARCH(&quot;posX = &quot;;[.D84])-SEARCH(&quot;worldY = &quot;;[.D84])-11))" office:value-type="string" office:string-value="17">
            <text:p>17</text:p>
          </table:table-cell>
          <table:table-cell table:formula="of:=MID([.D84];(SEARCH(&quot;posX = &quot;;[.D84])+7);(SEARCH(&quot;,&quot;;[.D84];SEARCH(&quot;posX&quot;;[.D84]))-SEARCH(&quot;posX = &quot;;[.D84])-7))" office:value-type="string" office:string-value="240">
            <text:p>240</text:p>
          </table:table-cell>
          <table:table-cell table:formula="of:=IF(LEN([.D84])&lt;60;MID([.D84];(SEARCH(&quot;posY = &quot;;[.D84])+7);(SEARCH(&quot;}&quot;;[.D84];SEARCH(&quot;posY&quot;;[.D84]))-SEARCH(&quot;posY = &quot;;[.D84])-7));MID([.D89];(SEARCH(&quot;posY = &quot;;[.D89])+7);(SEARCH(&quot;}&quot;;[.D89];SEARCH(&quot;posY&quot;;[.D89]))-SEARCH(&quot;posY = &quot;;[.D89])-7)))" office:value-type="string" office:string-value="189">
            <text:p>189</text:p>
          </table:table-cell>
          <table:table-cell table:formula="of:=MID([.D84];SEARCH(&quot;posZ = &quot;;[.D84])+7;(SEARCH(&quot;}&quot;;[.D84])-SEARCH(&quot;posZ = &quot;;[.D84])-7))" office:value-type="float" office:value="0">
            <text:p>#VALUE!</text:p>
          </table:table-cell>
          <table:table-cell table:number-columns-repeated="2"/>
          <table:table-cell table:formula="of:=LEN([.D84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1, worldY = 17, posX = 248, posY = 168}, -- <text:s/>burger joint</text:p>
          </table:table-cell>
          <table:table-cell office:value-type="string">
            <text:p>Valley Station</text:p>
          </table:table-cell>
          <table:table-cell table:formula="of:=MID([.A85];SEARCH(&quot;--&quot;;[.A85])+2;256)" office:value-type="string" office:string-value="  burger joint">
            <text:p><text:s text:c="2"/>burger joint</text:p>
          </table:table-cell>
          <table:table-cell table:formula="of:=MID([.A85];1;SEARCH(&quot;--&quot;;[.A85])-1)" office:value-type="string" office:string-value="{worldX = 41, worldY = 17, posX = 248, posY = 168}, ">
            <text:p>{worldX = 41, worldY = 17, posX = 248, posY = 168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3">
            <text:p>83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85];&quot;-- &quot;;[.B85];&quot;,&quot;;[.C85];&quot; ID:&quot;;[.I85])" office:value-type="string" office:string-value="{worldX = 41, worldY = 17, posX = 248, posY = 168}, -- Valley Station,  burger joint ID:83">
            <text:p>{worldX = 41, worldY = 17, posX = 248, posY = 168}, -- Valley Station, <text:s/>burger joint ID:83</text:p>
          </table:table-cell>
          <table:table-cell table:formula="of:=MID([.D85];SEARCH(&quot;worldX = &quot;;[.D85])+9;(SEARCH(&quot;worldY = &quot;;[.D85])-SEARCH(&quot;worldX = &quot;;[.D85])-11))" office:value-type="string" office:string-value="41">
            <text:p>41</text:p>
          </table:table-cell>
          <table:table-cell table:formula="of:=MID([.D85];SEARCH(&quot;worldY = &quot;;[.D85])+9;(SEARCH(&quot;posX = &quot;;[.D85])-SEARCH(&quot;worldY = &quot;;[.D85])-11))" office:value-type="string" office:string-value="17">
            <text:p>17</text:p>
          </table:table-cell>
          <table:table-cell table:formula="of:=MID([.D85];(SEARCH(&quot;posX = &quot;;[.D85])+7);(SEARCH(&quot;,&quot;;[.D85];SEARCH(&quot;posX&quot;;[.D85]))-SEARCH(&quot;posX = &quot;;[.D85])-7))" office:value-type="string" office:string-value="248">
            <text:p>248</text:p>
          </table:table-cell>
          <table:table-cell table:formula="of:=IF(LEN([.D85])&lt;60;MID([.D85];(SEARCH(&quot;posY = &quot;;[.D85])+7);(SEARCH(&quot;}&quot;;[.D85];SEARCH(&quot;posY&quot;;[.D85]))-SEARCH(&quot;posY = &quot;;[.D85])-7));MID([.D90];(SEARCH(&quot;posY = &quot;;[.D90])+7);(SEARCH(&quot;}&quot;;[.D90];SEARCH(&quot;posY&quot;;[.D90]))-SEARCH(&quot;posY = &quot;;[.D90])-7)))" office:value-type="string" office:string-value="168">
            <text:p>168</text:p>
          </table:table-cell>
          <table:table-cell table:formula="of:=MID([.D85];SEARCH(&quot;posZ = &quot;;[.D85])+7;(SEARCH(&quot;}&quot;;[.D85])-SEARCH(&quot;posZ = &quot;;[.D85])-7))" office:value-type="float" office:value="0">
            <text:p>#VALUE!</text:p>
          </table:table-cell>
          <table:table-cell table:number-columns-repeated="2"/>
          <table:table-cell table:formula="of:=LEN([.D85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1, worldY = 17, posX = 246, posY = 165}, -- <text:s/>burger, stock room</text:p>
          </table:table-cell>
          <table:table-cell office:value-type="string">
            <text:p>Valley Station</text:p>
          </table:table-cell>
          <table:table-cell table:formula="of:=MID([.A86];SEARCH(&quot;--&quot;;[.A86])+2;256)" office:value-type="string" office:string-value="  burger, stock room">
            <text:p><text:s text:c="2"/>burger, stock room</text:p>
          </table:table-cell>
          <table:table-cell table:formula="of:=MID([.A86];1;SEARCH(&quot;--&quot;;[.A86])-1)" office:value-type="string" office:string-value="{worldX = 41, worldY = 17, posX = 246, posY = 165}, ">
            <text:p>{worldX = 41, worldY = 17, posX = 246, posY = 16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4">
            <text:p>8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86];&quot;-- &quot;;[.B86];&quot;,&quot;;[.C86];&quot; ID:&quot;;[.I86])" office:value-type="string" office:string-value="{worldX = 41, worldY = 17, posX = 246, posY = 165}, -- Valley Station,  burger, stock room ID:84">
            <text:p>{worldX = 41, worldY = 17, posX = 246, posY = 165}, -- Valley Station, <text:s/>burger, stock room ID:84</text:p>
          </table:table-cell>
          <table:table-cell table:formula="of:=MID([.D86];SEARCH(&quot;worldX = &quot;;[.D86])+9;(SEARCH(&quot;worldY = &quot;;[.D86])-SEARCH(&quot;worldX = &quot;;[.D86])-11))" office:value-type="string" office:string-value="41">
            <text:p>41</text:p>
          </table:table-cell>
          <table:table-cell table:formula="of:=MID([.D86];SEARCH(&quot;worldY = &quot;;[.D86])+9;(SEARCH(&quot;posX = &quot;;[.D86])-SEARCH(&quot;worldY = &quot;;[.D86])-11))" office:value-type="string" office:string-value="17">
            <text:p>17</text:p>
          </table:table-cell>
          <table:table-cell table:formula="of:=MID([.D86];(SEARCH(&quot;posX = &quot;;[.D86])+7);(SEARCH(&quot;,&quot;;[.D86];SEARCH(&quot;posX&quot;;[.D86]))-SEARCH(&quot;posX = &quot;;[.D86])-7))" office:value-type="string" office:string-value="246">
            <text:p>246</text:p>
          </table:table-cell>
          <table:table-cell table:formula="of:=IF(LEN([.D86])&lt;60;MID([.D86];(SEARCH(&quot;posY = &quot;;[.D86])+7);(SEARCH(&quot;}&quot;;[.D86];SEARCH(&quot;posY&quot;;[.D86]))-SEARCH(&quot;posY = &quot;;[.D86])-7));MID([.D91];(SEARCH(&quot;posY = &quot;;[.D91])+7);(SEARCH(&quot;}&quot;;[.D91];SEARCH(&quot;posY&quot;;[.D91]))-SEARCH(&quot;posY = &quot;;[.D91])-7)))" office:value-type="string" office:string-value="165">
            <text:p>165</text:p>
          </table:table-cell>
          <table:table-cell table:formula="of:=MID([.D86];SEARCH(&quot;posZ = &quot;;[.D86])+7;(SEARCH(&quot;}&quot;;[.D86])-SEARCH(&quot;posZ = &quot;;[.D86])-7))" office:value-type="float" office:value="0">
            <text:p>#VALUE!</text:p>
          </table:table-cell>
          <table:table-cell table:number-columns-repeated="2"/>
          <table:table-cell table:formula="of:=LEN([.D86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7, posX = 293, posY = 181}, -- <text:s/>medium house 5, nice</text:p>
          </table:table-cell>
          <table:table-cell office:value-type="string">
            <text:p>Valley Station</text:p>
          </table:table-cell>
          <table:table-cell table:formula="of:=MID([.A87];SEARCH(&quot;--&quot;;[.A87])+2;256)" office:value-type="string" office:string-value="  medium house 5, nice">
            <text:p><text:s text:c="2"/>medium house 5, nice</text:p>
          </table:table-cell>
          <table:table-cell table:formula="of:=MID([.A87];1;SEARCH(&quot;--&quot;;[.A87])-1)" office:value-type="string" office:string-value="{worldX = 42, worldY = 17, posX = 293, posY = 181}, ">
            <text:p>{worldX = 42, worldY = 17, posX = 293, posY = 18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5">
            <text:p>8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table:formula="of:=CONCATENATE([.D87];&quot;-- &quot;;[.B87];&quot;,&quot;;[.C87];&quot; ID:&quot;;[.I87])" office:value-type="string" office:string-value="{worldX = 42, worldY = 17, posX = 293, posY = 181}, -- Valley Station,  medium house 5, nice ID:85">
            <text:p>{worldX = 42, worldY = 17, posX = 293, posY = 181}, -- Valley Station, <text:s/>medium house 5, nice ID:85</text:p>
          </table:table-cell>
          <table:table-cell table:formula="of:=MID([.D87];SEARCH(&quot;worldX = &quot;;[.D87])+9;(SEARCH(&quot;worldY = &quot;;[.D87])-SEARCH(&quot;worldX = &quot;;[.D87])-11))" office:value-type="string" office:string-value="42">
            <text:p>42</text:p>
          </table:table-cell>
          <table:table-cell table:formula="of:=MID([.D87];SEARCH(&quot;worldY = &quot;;[.D87])+9;(SEARCH(&quot;posX = &quot;;[.D87])-SEARCH(&quot;worldY = &quot;;[.D87])-11))" office:value-type="string" office:string-value="17">
            <text:p>17</text:p>
          </table:table-cell>
          <table:table-cell table:formula="of:=MID([.D87];(SEARCH(&quot;posX = &quot;;[.D87])+7);(SEARCH(&quot;,&quot;;[.D87];SEARCH(&quot;posX&quot;;[.D87]))-SEARCH(&quot;posX = &quot;;[.D87])-7))" office:value-type="string" office:string-value="293">
            <text:p>293</text:p>
          </table:table-cell>
          <table:table-cell table:formula="of:=IF(LEN([.D87])&lt;60;MID([.D87];(SEARCH(&quot;posY = &quot;;[.D87])+7);(SEARCH(&quot;}&quot;;[.D87];SEARCH(&quot;posY&quot;;[.D87]))-SEARCH(&quot;posY = &quot;;[.D87])-7));MID([.D92];(SEARCH(&quot;posY = &quot;;[.D92])+7);(SEARCH(&quot;}&quot;;[.D92];SEARCH(&quot;posY&quot;;[.D92]))-SEARCH(&quot;posY = &quot;;[.D92])-7)))" office:value-type="string" office:string-value="181">
            <text:p>181</text:p>
          </table:table-cell>
          <table:table-cell table:formula="of:=MID([.D87];SEARCH(&quot;posZ = &quot;;[.D87])+7;(SEARCH(&quot;}&quot;;[.D87])-SEARCH(&quot;posZ = &quot;;[.D87])-7))" office:value-type="float" office:value="0">
            <text:p>#VALUE!</text:p>
          </table:table-cell>
          <table:table-cell table:number-columns-repeated="2"/>
          <table:table-cell table:formula="of:=LEN([.D87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2, worldY = 17, posX = 12, posY = 152}, -- <text:s/>small house 4</text:p>
          </table:table-cell>
          <table:table-cell office:value-type="string">
            <text:p>Valley Station</text:p>
          </table:table-cell>
          <table:table-cell table:formula="of:=MID([.A88];SEARCH(&quot;--&quot;;[.A88])+2;256)" office:value-type="string" office:string-value="  small house 4">
            <text:p><text:s text:c="2"/>small house 4</text:p>
          </table:table-cell>
          <table:table-cell table:formula="of:=MID([.A88];1;SEARCH(&quot;--&quot;;[.A88])-1)" office:value-type="string" office:string-value="{worldX = 42, worldY = 17, posX = 12, posY = 152}, ">
            <text:p>{worldX = 42, worldY = 17, posX = 12, posY = 15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88];&quot;-- &quot;;[.B88];&quot;,&quot;;[.C88];&quot; ID:&quot;;[.I88])" office:value-type="string" office:string-value="{worldX = 42, worldY = 17, posX = 12, posY = 152}, -- Valley Station,  small house 4 ID:86">
            <text:p>{worldX = 42, worldY = 17, posX = 12, posY = 152}, -- Valley Station, <text:s/>small house 4 ID:86</text:p>
          </table:table-cell>
          <table:table-cell table:formula="of:=MID([.D88];SEARCH(&quot;worldX = &quot;;[.D88])+9;(SEARCH(&quot;worldY = &quot;;[.D88])-SEARCH(&quot;worldX = &quot;;[.D88])-11))" office:value-type="string" office:string-value="42">
            <text:p>42</text:p>
          </table:table-cell>
          <table:table-cell table:formula="of:=MID([.D88];SEARCH(&quot;worldY = &quot;;[.D88])+9;(SEARCH(&quot;posX = &quot;;[.D88])-SEARCH(&quot;worldY = &quot;;[.D88])-11))" office:value-type="string" office:string-value="17">
            <text:p>17</text:p>
          </table:table-cell>
          <table:table-cell table:formula="of:=MID([.D88];(SEARCH(&quot;posX = &quot;;[.D88])+7);(SEARCH(&quot;,&quot;;[.D88];SEARCH(&quot;posX&quot;;[.D88]))-SEARCH(&quot;posX = &quot;;[.D88])-7))" office:value-type="string" office:string-value="12">
            <text:p>12</text:p>
          </table:table-cell>
          <table:table-cell table:formula="of:=IF(LEN([.D88])&lt;60;MID([.D88];(SEARCH(&quot;posY = &quot;;[.D88])+7);(SEARCH(&quot;}&quot;;[.D88];SEARCH(&quot;posY&quot;;[.D88]))-SEARCH(&quot;posY = &quot;;[.D88])-7));MID([.D93];(SEARCH(&quot;posY = &quot;;[.D93])+7);(SEARCH(&quot;}&quot;;[.D93];SEARCH(&quot;posY&quot;;[.D93]))-SEARCH(&quot;posY = &quot;;[.D93])-7)))" office:value-type="string" office:string-value="152">
            <text:p>152</text:p>
          </table:table-cell>
          <table:table-cell table:formula="of:=MID([.D88];SEARCH(&quot;posZ = &quot;;[.D88])+7;(SEARCH(&quot;}&quot;;[.D88])-SEARCH(&quot;posZ = &quot;;[.D88])-7))" office:value-type="float" office:value="0">
            <text:p>#VALUE!</text:p>
          </table:table-cell>
          <table:table-cell table:number-columns-repeated="2"/>
          <table:table-cell table:formula="of:=LEN([.D88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7, posX = 242, posY = 115}, -- <text:s/>vacant store</text:p>
          </table:table-cell>
          <table:table-cell office:value-type="string">
            <text:p>Valley Station</text:p>
          </table:table-cell>
          <table:table-cell table:formula="of:=MID([.A89];SEARCH(&quot;--&quot;;[.A89])+2;256)" office:value-type="string" office:string-value="  vacant store">
            <text:p><text:s text:c="2"/>vacant store</text:p>
          </table:table-cell>
          <table:table-cell table:formula="of:=MID([.A89];1;SEARCH(&quot;--&quot;;[.A89])-1)" office:value-type="string" office:string-value="{worldX = 41, worldY = 17, posX = 242, posY = 115}, ">
            <text:p>{worldX = 41, worldY = 17, posX = 242, posY = 115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table:formula="of:=CONCATENATE([.D89];&quot;-- &quot;;[.B89];&quot;,&quot;;[.C89];&quot; ID:&quot;;[.I89])" office:value-type="string" office:string-value="{worldX = 41, worldY = 17, posX = 242, posY = 115}, -- Valley Station,  vacant store ID:87">
            <text:p>{worldX = 41, worldY = 17, posX = 242, posY = 115}, -- Valley Station, <text:s/>vacant store ID:87</text:p>
          </table:table-cell>
          <table:table-cell table:formula="of:=MID([.D89];SEARCH(&quot;worldX = &quot;;[.D89])+9;(SEARCH(&quot;worldY = &quot;;[.D89])-SEARCH(&quot;worldX = &quot;;[.D89])-11))" office:value-type="string" office:string-value="41">
            <text:p>41</text:p>
          </table:table-cell>
          <table:table-cell table:formula="of:=MID([.D89];SEARCH(&quot;worldY = &quot;;[.D89])+9;(SEARCH(&quot;posX = &quot;;[.D89])-SEARCH(&quot;worldY = &quot;;[.D89])-11))" office:value-type="string" office:string-value="17">
            <text:p>17</text:p>
          </table:table-cell>
          <table:table-cell table:formula="of:=MID([.D89];(SEARCH(&quot;posX = &quot;;[.D89])+7);(SEARCH(&quot;,&quot;;[.D89];SEARCH(&quot;posX&quot;;[.D89]))-SEARCH(&quot;posX = &quot;;[.D89])-7))" office:value-type="string" office:string-value="242">
            <text:p>242</text:p>
          </table:table-cell>
          <table:table-cell table:formula="of:=IF(LEN([.D89])&lt;60;MID([.D89];(SEARCH(&quot;posY = &quot;;[.D89])+7);(SEARCH(&quot;}&quot;;[.D89];SEARCH(&quot;posY&quot;;[.D89]))-SEARCH(&quot;posY = &quot;;[.D89])-7));MID([.D94];(SEARCH(&quot;posY = &quot;;[.D94])+7);(SEARCH(&quot;}&quot;;[.D94];SEARCH(&quot;posY&quot;;[.D94]))-SEARCH(&quot;posY = &quot;;[.D94])-7)))" office:value-type="string" office:string-value="115">
            <text:p>115</text:p>
          </table:table-cell>
          <table:table-cell table:formula="of:=MID([.D89];SEARCH(&quot;posZ = &quot;;[.D89])+7;(SEARCH(&quot;}&quot;;[.D89])-SEARCH(&quot;posZ = &quot;;[.D89])-7))" office:value-type="float" office:value="0">
            <text:p>#VALUE!</text:p>
          </table:table-cell>
          <table:table-cell table:number-columns-repeated="2"/>
          <table:table-cell table:formula="of:=LEN([.D89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1, worldY = 17, posX = 285, posY = 82}, -- <text:s/>small house 5</text:p>
          </table:table-cell>
          <table:table-cell office:value-type="string">
            <text:p>Valley Station</text:p>
          </table:table-cell>
          <table:table-cell table:formula="of:=MID([.A90];SEARCH(&quot;--&quot;;[.A90])+2;256)" office:value-type="string" office:string-value="  small house 5">
            <text:p><text:s text:c="2"/>small house 5</text:p>
          </table:table-cell>
          <table:table-cell table:formula="of:=MID([.A90];1;SEARCH(&quot;--&quot;;[.A90])-1)" office:value-type="string" office:string-value="{worldX = 41, worldY = 17, posX = 285, posY = 82}, ">
            <text:p>{worldX = 41, worldY = 17, posX = 285, posY = 8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20"/>
          <table:table-cell table:formula="of:=CONCATENATE([.D90];&quot;-- &quot;;[.B90];&quot;,&quot;;[.C90];&quot; ID:&quot;;[.I90])" office:value-type="string" office:string-value="{worldX = 41, worldY = 17, posX = 285, posY = 82}, -- Valley Station,  small house 5 ID:88">
            <text:p>{worldX = 41, worldY = 17, posX = 285, posY = 82}, -- Valley Station, <text:s/>small house 5 ID:88</text:p>
          </table:table-cell>
          <table:table-cell table:formula="of:=MID([.D90];SEARCH(&quot;worldX = &quot;;[.D90])+9;(SEARCH(&quot;worldY = &quot;;[.D90])-SEARCH(&quot;worldX = &quot;;[.D90])-11))" office:value-type="string" office:string-value="41">
            <text:p>41</text:p>
          </table:table-cell>
          <table:table-cell table:formula="of:=MID([.D90];SEARCH(&quot;worldY = &quot;;[.D90])+9;(SEARCH(&quot;posX = &quot;;[.D90])-SEARCH(&quot;worldY = &quot;;[.D90])-11))" office:value-type="string" office:string-value="17">
            <text:p>17</text:p>
          </table:table-cell>
          <table:table-cell table:formula="of:=MID([.D90];(SEARCH(&quot;posX = &quot;;[.D90])+7);(SEARCH(&quot;,&quot;;[.D90];SEARCH(&quot;posX&quot;;[.D90]))-SEARCH(&quot;posX = &quot;;[.D90])-7))" office:value-type="string" office:string-value="285">
            <text:p>285</text:p>
          </table:table-cell>
          <table:table-cell table:formula="of:=IF(LEN([.D90])&lt;60;MID([.D90];(SEARCH(&quot;posY = &quot;;[.D90])+7);(SEARCH(&quot;}&quot;;[.D90];SEARCH(&quot;posY&quot;;[.D90]))-SEARCH(&quot;posY = &quot;;[.D90])-7));MID([.D95];(SEARCH(&quot;posY = &quot;;[.D95])+7);(SEARCH(&quot;}&quot;;[.D95];SEARCH(&quot;posY&quot;;[.D95]))-SEARCH(&quot;posY = &quot;;[.D95])-7)))" office:value-type="string" office:string-value="82">
            <text:p>82</text:p>
          </table:table-cell>
          <table:table-cell table:formula="of:=MID([.D90];SEARCH(&quot;posZ = &quot;;[.D90])+7;(SEARCH(&quot;}&quot;;[.D90])-SEARCH(&quot;posZ = &quot;;[.D90])-7))" office:value-type="float" office:value="0">
            <text:p>#VALUE!</text:p>
          </table:table-cell>
          <table:table-cell table:number-columns-repeated="2"/>
          <table:table-cell table:formula="of:=LEN([.D90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7, posX = 222, posY = 41}, -- <text:s/>small house 6</text:p>
          </table:table-cell>
          <table:table-cell office:value-type="string">
            <text:p>Valley Station</text:p>
          </table:table-cell>
          <table:table-cell table:formula="of:=MID([.A91];SEARCH(&quot;--&quot;;[.A91])+2;256)" office:value-type="string" office:string-value="  small house 6">
            <text:p><text:s text:c="2"/>small house 6</text:p>
          </table:table-cell>
          <table:table-cell table:formula="of:=MID([.A91];1;SEARCH(&quot;--&quot;;[.A91])-1)" office:value-type="string" office:string-value="{worldX = 41, worldY = 17, posX = 222, posY = 41}, ">
            <text:p>{worldX = 41, worldY = 17, posX = 222, posY = 4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91];&quot;-- &quot;;[.B91];&quot;,&quot;;[.C91];&quot; ID:&quot;;[.I91])" office:value-type="string" office:string-value="{worldX = 41, worldY = 17, posX = 222, posY = 41}, -- Valley Station,  small house 6 ID:89">
            <text:p>{worldX = 41, worldY = 17, posX = 222, posY = 41}, -- Valley Station, <text:s/>small house 6 ID:89</text:p>
          </table:table-cell>
          <table:table-cell table:formula="of:=MID([.D91];SEARCH(&quot;worldX = &quot;;[.D91])+9;(SEARCH(&quot;worldY = &quot;;[.D91])-SEARCH(&quot;worldX = &quot;;[.D91])-11))" office:value-type="string" office:string-value="41">
            <text:p>41</text:p>
          </table:table-cell>
          <table:table-cell table:formula="of:=MID([.D91];SEARCH(&quot;worldY = &quot;;[.D91])+9;(SEARCH(&quot;posX = &quot;;[.D91])-SEARCH(&quot;worldY = &quot;;[.D91])-11))" office:value-type="string" office:string-value="17">
            <text:p>17</text:p>
          </table:table-cell>
          <table:table-cell table:formula="of:=MID([.D91];(SEARCH(&quot;posX = &quot;;[.D91])+7);(SEARCH(&quot;,&quot;;[.D91];SEARCH(&quot;posX&quot;;[.D91]))-SEARCH(&quot;posX = &quot;;[.D91])-7))" office:value-type="string" office:string-value="222">
            <text:p>222</text:p>
          </table:table-cell>
          <table:table-cell table:formula="of:=IF(LEN([.D91])&lt;60;MID([.D91];(SEARCH(&quot;posY = &quot;;[.D91])+7);(SEARCH(&quot;}&quot;;[.D91];SEARCH(&quot;posY&quot;;[.D91]))-SEARCH(&quot;posY = &quot;;[.D91])-7));MID([.D96];(SEARCH(&quot;posY = &quot;;[.D96])+7);(SEARCH(&quot;}&quot;;[.D96];SEARCH(&quot;posY&quot;;[.D96]))-SEARCH(&quot;posY = &quot;;[.D96])-7)))" office:value-type="string" office:string-value="41">
            <text:p>41</text:p>
          </table:table-cell>
          <table:table-cell table:formula="of:=MID([.D91];SEARCH(&quot;posZ = &quot;;[.D91])+7;(SEARCH(&quot;}&quot;;[.D91])-SEARCH(&quot;posZ = &quot;;[.D91])-7))" office:value-type="float" office:value="0">
            <text:p>#VALUE!</text:p>
          </table:table-cell>
          <table:table-cell table:number-columns-repeated="2"/>
          <table:table-cell table:formula="of:=LEN([.D91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41, worldY = 16, posX = 217, posY = 259}, -- <text:s/>trailer</text:p>
          </table:table-cell>
          <table:table-cell office:value-type="string">
            <text:p>Valley Station</text:p>
          </table:table-cell>
          <table:table-cell table:formula="of:=MID([.A92];SEARCH(&quot;--&quot;;[.A92])+2;256)" office:value-type="string" office:string-value="  trailer">
            <text:p><text:s text:c="2"/>trailer</text:p>
          </table:table-cell>
          <table:table-cell table:formula="of:=MID([.A92];1;SEARCH(&quot;--&quot;;[.A92])-1)" office:value-type="string" office:string-value="{worldX = 41, worldY = 16, posX = 217, posY = 259}, ">
            <text:p>{worldX = 41, worldY = 16, posX = 217, posY = 25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lots west of mall along train tracks, south to north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  <table:table-cell table:formula="of:=CONCATENATE([.D92];&quot;-- &quot;;[.B92];&quot;,&quot;;[.C92];&quot; ID:&quot;;[.I92])" office:value-type="string" office:string-value="{worldX = 41, worldY = 16, posX = 217, posY = 259}, -- Valley Station,  trailer ID:90">
            <text:p>{worldX = 41, worldY = 16, posX = 217, posY = 259}, -- Valley Station, <text:s/>trailer ID:90</text:p>
          </table:table-cell>
          <table:table-cell table:formula="of:=MID([.D92];SEARCH(&quot;worldX = &quot;;[.D92])+9;(SEARCH(&quot;worldY = &quot;;[.D92])-SEARCH(&quot;worldX = &quot;;[.D92])-11))" office:value-type="string" office:string-value="41">
            <text:p>41</text:p>
          </table:table-cell>
          <table:table-cell table:formula="of:=MID([.D92];SEARCH(&quot;worldY = &quot;;[.D92])+9;(SEARCH(&quot;posX = &quot;;[.D92])-SEARCH(&quot;worldY = &quot;;[.D92])-11))" office:value-type="string" office:string-value="16">
            <text:p>16</text:p>
          </table:table-cell>
          <table:table-cell table:formula="of:=MID([.D92];(SEARCH(&quot;posX = &quot;;[.D92])+7);(SEARCH(&quot;,&quot;;[.D92];SEARCH(&quot;posX&quot;;[.D92]))-SEARCH(&quot;posX = &quot;;[.D92])-7))" office:value-type="string" office:string-value="217">
            <text:p>217</text:p>
          </table:table-cell>
          <table:table-cell table:formula="of:=IF(LEN([.D92])&lt;60;MID([.D92];(SEARCH(&quot;posY = &quot;;[.D92])+7);(SEARCH(&quot;}&quot;;[.D92];SEARCH(&quot;posY&quot;;[.D92]))-SEARCH(&quot;posY = &quot;;[.D92])-7));MID([.D97];(SEARCH(&quot;posY = &quot;;[.D97])+7);(SEARCH(&quot;}&quot;;[.D97];SEARCH(&quot;posY&quot;;[.D97]))-SEARCH(&quot;posY = &quot;;[.D97])-7)))" office:value-type="string" office:string-value="259">
            <text:p>259</text:p>
          </table:table-cell>
          <table:table-cell table:formula="of:=MID([.D92];SEARCH(&quot;posZ = &quot;;[.D92])+7;(SEARCH(&quot;}&quot;;[.D92])-SEARCH(&quot;posZ = &quot;;[.D92])-7))" office:value-type="float" office:value="0">
            <text:p>#VALUE!</text:p>
          </table:table-cell>
          <table:table-cell table:number-columns-repeated="2"/>
          <table:table-cell table:formula="of:=LEN([.D92])" office:value-type="float" office:value="52">
            <text:p>52</text:p>
          </table:table-cell>
        </table:table-row>
        <table:table-row table:style-name="ro1" table:visibility="filter">
          <table:table-cell office:value-type="string">
            <text:p>{worldX = 40, worldY = 23, posX = 62, posY = 18}, -- <text:s/>construction site, office</text:p>
          </table:table-cell>
          <table:table-cell office:value-type="string">
            <text:p>West Point</text:p>
          </table:table-cell>
          <table:table-cell table:formula="of:=MID([.A93];SEARCH(&quot;--&quot;;[.A93])+2;256)" office:value-type="string" office:string-value="  construction site, office">
            <text:p><text:s text:c="2"/>construction site, office</text:p>
          </table:table-cell>
          <table:table-cell table:formula="of:=MID([.A93];1;SEARCH(&quot;--&quot;;[.A93])-1)" office:value-type="string" office:string-value="{worldX = 40, worldY = 23, posX = 62, posY = 18}, ">
            <text:p>{worldX = 40, worldY = 23, posX = 62, posY = 18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1">
            <text:p>9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93];&quot;-- &quot;;[.B93];&quot;,&quot;;[.C93];&quot; ID:&quot;;[.I93])" office:value-type="string" office:string-value="{worldX = 40, worldY = 23, posX = 62, posY = 18}, -- West Point,  construction site, office ID:91">
            <text:p>{worldX = 40, worldY = 23, posX = 62, posY = 18}, -- West Point, <text:s/>construction site, office ID:91</text:p>
          </table:table-cell>
          <table:table-cell table:formula="of:=MID([.D93];SEARCH(&quot;worldX = &quot;;[.D93])+9;(SEARCH(&quot;worldY = &quot;;[.D93])-SEARCH(&quot;worldX = &quot;;[.D93])-11))" office:value-type="string" office:string-value="40">
            <text:p>40</text:p>
          </table:table-cell>
          <table:table-cell table:formula="of:=MID([.D93];SEARCH(&quot;worldY = &quot;;[.D93])+9;(SEARCH(&quot;posX = &quot;;[.D93])-SEARCH(&quot;worldY = &quot;;[.D93])-11))" office:value-type="string" office:string-value="23">
            <text:p>23</text:p>
          </table:table-cell>
          <table:table-cell table:formula="of:=MID([.D93];(SEARCH(&quot;posX = &quot;;[.D93])+7);(SEARCH(&quot;,&quot;;[.D93];SEARCH(&quot;posX&quot;;[.D93]))-SEARCH(&quot;posX = &quot;;[.D93])-7))" office:value-type="string" office:string-value="62">
            <text:p>62</text:p>
          </table:table-cell>
          <table:table-cell table:formula="of:=IF(LEN([.D93])&lt;60;MID([.D93];(SEARCH(&quot;posY = &quot;;[.D93])+7);(SEARCH(&quot;}&quot;;[.D93];SEARCH(&quot;posY&quot;;[.D93]))-SEARCH(&quot;posY = &quot;;[.D93])-7));MID([.D98];(SEARCH(&quot;posY = &quot;;[.D98])+7);(SEARCH(&quot;}&quot;;[.D98];SEARCH(&quot;posY&quot;;[.D98]))-SEARCH(&quot;posY = &quot;;[.D98])-7)))" office:value-type="string" office:string-value="18">
            <text:p>18</text:p>
          </table:table-cell>
          <table:table-cell table:formula="of:=MID([.D93];SEARCH(&quot;posZ = &quot;;[.D93])+7;(SEARCH(&quot;}&quot;;[.D93])-SEARCH(&quot;posZ = &quot;;[.D93])-7))" office:value-type="float" office:value="0">
            <text:p>#VALUE!</text:p>
          </table:table-cell>
          <table:table-cell table:number-columns-repeated="2"/>
          <table:table-cell table:formula="of:=LEN([.D93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0, worldY = 23, posX = 41, posY = 23}, -- <text:s/>mini-hotel, room 1</text:p>
          </table:table-cell>
          <table:table-cell office:value-type="string">
            <text:p>West Point</text:p>
          </table:table-cell>
          <table:table-cell table:formula="of:=MID([.A94];SEARCH(&quot;--&quot;;[.A94])+2;256)" office:value-type="string" office:string-value="  mini-hotel, room 1">
            <text:p><text:s text:c="2"/>mini-hotel, room 1</text:p>
          </table:table-cell>
          <table:table-cell table:formula="of:=MID([.A94];1;SEARCH(&quot;--&quot;;[.A94])-1)" office:value-type="string" office:string-value="{worldX = 40, worldY = 23, posX = 41, posY = 23}, ">
            <text:p>{worldX = 40, worldY = 23, posX = 41, posY = 23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2">
            <text:p>92</text:p>
          </table:table-cell>
          <table:table-cell table:number-columns-repeated="22"/>
          <table:table-cell table:formula="of:=CONCATENATE([.D94];&quot;-- &quot;;[.B94];&quot;,&quot;;[.C94];&quot; ID:&quot;;[.I94])" office:value-type="string" office:string-value="{worldX = 40, worldY = 23, posX = 41, posY = 23}, -- West Point,  mini-hotel, room 1 ID:92">
            <text:p>{worldX = 40, worldY = 23, posX = 41, posY = 23}, -- West Point, <text:s/>mini-hotel, room 1 ID:92</text:p>
          </table:table-cell>
          <table:table-cell table:formula="of:=MID([.D94];SEARCH(&quot;worldX = &quot;;[.D94])+9;(SEARCH(&quot;worldY = &quot;;[.D94])-SEARCH(&quot;worldX = &quot;;[.D94])-11))" office:value-type="string" office:string-value="40">
            <text:p>40</text:p>
          </table:table-cell>
          <table:table-cell table:formula="of:=MID([.D94];SEARCH(&quot;worldY = &quot;;[.D94])+9;(SEARCH(&quot;posX = &quot;;[.D94])-SEARCH(&quot;worldY = &quot;;[.D94])-11))" office:value-type="string" office:string-value="23">
            <text:p>23</text:p>
          </table:table-cell>
          <table:table-cell table:formula="of:=MID([.D94];(SEARCH(&quot;posX = &quot;;[.D94])+7);(SEARCH(&quot;,&quot;;[.D94];SEARCH(&quot;posX&quot;;[.D94]))-SEARCH(&quot;posX = &quot;;[.D94])-7))" office:value-type="string" office:string-value="41">
            <text:p>41</text:p>
          </table:table-cell>
          <table:table-cell table:formula="of:=IF(LEN([.D94])&lt;60;MID([.D94];(SEARCH(&quot;posY = &quot;;[.D94])+7);(SEARCH(&quot;}&quot;;[.D94];SEARCH(&quot;posY&quot;;[.D94]))-SEARCH(&quot;posY = &quot;;[.D94])-7));MID([.D99];(SEARCH(&quot;posY = &quot;;[.D99])+7);(SEARCH(&quot;}&quot;;[.D99];SEARCH(&quot;posY&quot;;[.D99]))-SEARCH(&quot;posY = &quot;;[.D99])-7)))" office:value-type="string" office:string-value="23">
            <text:p>23</text:p>
          </table:table-cell>
          <table:table-cell table:formula="of:=MID([.D94];SEARCH(&quot;posZ = &quot;;[.D94])+7;(SEARCH(&quot;}&quot;;[.D94])-SEARCH(&quot;posZ = &quot;;[.D94])-7))" office:value-type="float" office:value="0">
            <text:p>#VALUE!</text:p>
          </table:table-cell>
          <table:table-cell table:number-columns-repeated="2"/>
          <table:table-cell table:formula="of:=LEN([.D94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0, worldY = 23, posX = 19, posY = 17}, -- <text:s/>mini-hotel, room 2</text:p>
          </table:table-cell>
          <table:table-cell office:value-type="string">
            <text:p>West Point</text:p>
          </table:table-cell>
          <table:table-cell table:formula="of:=MID([.A95];SEARCH(&quot;--&quot;;[.A95])+2;256)" office:value-type="string" office:string-value="  mini-hotel, room 2">
            <text:p><text:s text:c="2"/>mini-hotel, room 2</text:p>
          </table:table-cell>
          <table:table-cell table:formula="of:=MID([.A95];1;SEARCH(&quot;--&quot;;[.A95])-1)" office:value-type="string" office:string-value="{worldX = 40, worldY = 23, posX = 19, posY = 17}, ">
            <text:p>{worldX = 40, worldY = 23, posX = 19, posY = 17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3">
            <text:p>9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[.D95];&quot;-- &quot;;[.B95];&quot;,&quot;;[.C95];&quot; ID:&quot;;[.I95])" office:value-type="string" office:string-value="{worldX = 40, worldY = 23, posX = 19, posY = 17}, -- West Point,  mini-hotel, room 2 ID:93">
            <text:p>{worldX = 40, worldY = 23, posX = 19, posY = 17}, -- West Point, <text:s/>mini-hotel, room 2 ID:93</text:p>
          </table:table-cell>
          <table:table-cell table:formula="of:=MID([.D95];SEARCH(&quot;worldX = &quot;;[.D95])+9;(SEARCH(&quot;worldY = &quot;;[.D95])-SEARCH(&quot;worldX = &quot;;[.D95])-11))" office:value-type="string" office:string-value="40">
            <text:p>40</text:p>
          </table:table-cell>
          <table:table-cell table:formula="of:=MID([.D95];SEARCH(&quot;worldY = &quot;;[.D95])+9;(SEARCH(&quot;posX = &quot;;[.D95])-SEARCH(&quot;worldY = &quot;;[.D95])-11))" office:value-type="string" office:string-value="23">
            <text:p>23</text:p>
          </table:table-cell>
          <table:table-cell table:formula="of:=MID([.D95];(SEARCH(&quot;posX = &quot;;[.D95])+7);(SEARCH(&quot;,&quot;;[.D95];SEARCH(&quot;posX&quot;;[.D95]))-SEARCH(&quot;posX = &quot;;[.D95])-7))" office:value-type="string" office:string-value="19">
            <text:p>19</text:p>
          </table:table-cell>
          <table:table-cell table:formula="of:=IF(LEN([.D95])&lt;60;MID([.D95];(SEARCH(&quot;posY = &quot;;[.D95])+7);(SEARCH(&quot;}&quot;;[.D95];SEARCH(&quot;posY&quot;;[.D95]))-SEARCH(&quot;posY = &quot;;[.D95])-7));MID([.D100];(SEARCH(&quot;posY = &quot;;[.D100])+7);(SEARCH(&quot;}&quot;;[.D100];SEARCH(&quot;posY&quot;;[.D100]))-SEARCH(&quot;posY = &quot;;[.D100])-7)))" office:value-type="string" office:string-value="17">
            <text:p>17</text:p>
          </table:table-cell>
          <table:table-cell table:formula="of:=MID([.D95];SEARCH(&quot;posZ = &quot;;[.D95])+7;(SEARCH(&quot;}&quot;;[.D95])-SEARCH(&quot;posZ = &quot;;[.D95])-7))" office:value-type="float" office:value="0">
            <text:p>#VALUE!</text:p>
          </table:table-cell>
          <table:table-cell table:number-columns-repeated="2"/>
          <table:table-cell table:formula="of:=LEN([.D95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0, worldY = 23, posX = 13, posY = 19}, -- <text:s/>mini-hotel, lobby</text:p>
          </table:table-cell>
          <table:table-cell office:value-type="string">
            <text:p>West Point</text:p>
          </table:table-cell>
          <table:table-cell table:formula="of:=MID([.A96];SEARCH(&quot;--&quot;;[.A96])+2;256)" office:value-type="string" office:string-value="  mini-hotel, lobby">
            <text:p><text:s text:c="2"/>mini-hotel, lobby</text:p>
          </table:table-cell>
          <table:table-cell table:formula="of:=MID([.A96];1;SEARCH(&quot;--&quot;;[.A96])-1)" office:value-type="string" office:string-value="{worldX = 40, worldY = 23, posX = 13, posY = 19}, ">
            <text:p>{worldX = 40, worldY = 23, posX = 13, posY = 19}, </text:p>
          </table:table-cell>
          <table:table-cell office:value-type="string">
            <text:p>Business</text:p>
          </table:table-cell>
          <table:table-cell office:value-type="string">
            <text:p>Hotel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4">
            <text:p>9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formula="of:=CONCATENATE([.D96];&quot;-- &quot;;[.B96];&quot;,&quot;;[.C96];&quot; ID:&quot;;[.I96])" office:value-type="string" office:string-value="{worldX = 40, worldY = 23, posX = 13, posY = 19}, -- West Point,  mini-hotel, lobby ID:94">
            <text:p>{worldX = 40, worldY = 23, posX = 13, posY = 19}, -- West Point, <text:s/>mini-hotel, lobby ID:94</text:p>
          </table:table-cell>
          <table:table-cell table:formula="of:=MID([.D96];SEARCH(&quot;worldX = &quot;;[.D96])+9;(SEARCH(&quot;worldY = &quot;;[.D96])-SEARCH(&quot;worldX = &quot;;[.D96])-11))" office:value-type="string" office:string-value="40">
            <text:p>40</text:p>
          </table:table-cell>
          <table:table-cell table:formula="of:=MID([.D96];SEARCH(&quot;worldY = &quot;;[.D96])+9;(SEARCH(&quot;posX = &quot;;[.D96])-SEARCH(&quot;worldY = &quot;;[.D96])-11))" office:value-type="string" office:string-value="23">
            <text:p>23</text:p>
          </table:table-cell>
          <table:table-cell table:formula="of:=MID([.D96];(SEARCH(&quot;posX = &quot;;[.D96])+7);(SEARCH(&quot;,&quot;;[.D96];SEARCH(&quot;posX&quot;;[.D96]))-SEARCH(&quot;posX = &quot;;[.D96])-7))" office:value-type="string" office:string-value="13">
            <text:p>13</text:p>
          </table:table-cell>
          <table:table-cell table:formula="of:=IF(LEN([.D96])&lt;60;MID([.D96];(SEARCH(&quot;posY = &quot;;[.D96])+7);(SEARCH(&quot;}&quot;;[.D96];SEARCH(&quot;posY&quot;;[.D96]))-SEARCH(&quot;posY = &quot;;[.D96])-7));MID([.D101];(SEARCH(&quot;posY = &quot;;[.D101])+7);(SEARCH(&quot;}&quot;;[.D101];SEARCH(&quot;posY&quot;;[.D101]))-SEARCH(&quot;posY = &quot;;[.D101])-7)))" office:value-type="string" office:string-value="19">
            <text:p>19</text:p>
          </table:table-cell>
          <table:table-cell table:formula="of:=MID([.D96];SEARCH(&quot;posZ = &quot;;[.D96])+7;(SEARCH(&quot;}&quot;;[.D96])-SEARCH(&quot;posZ = &quot;;[.D96])-7))" office:value-type="float" office:value="0">
            <text:p>#VALUE!</text:p>
          </table:table-cell>
          <table:table-cell table:number-columns-repeated="2"/>
          <table:table-cell table:formula="of:=LEN([.D96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40, worldY = 23, posX = 17, posY = 35}, -- <text:s/>mini-hotel, kitchen</text:p>
          </table:table-cell>
          <table:table-cell office:value-type="string">
            <text:p>West Point</text:p>
          </table:table-cell>
          <table:table-cell table:formula="of:=MID([.A97];SEARCH(&quot;--&quot;;[.A97])+2;256)" office:value-type="string" office:string-value="  mini-hotel, kitchen">
            <text:p><text:s text:c="2"/>mini-hotel, kitchen</text:p>
          </table:table-cell>
          <table:table-cell table:formula="of:=MID([.A97];1;SEARCH(&quot;--&quot;;[.A97])-1)" office:value-type="string" office:string-value="{worldX = 40, worldY = 23, posX = 17, posY = 35}, ">
            <text:p>{worldX = 40, worldY = 23, posX = 17, posY = 3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5">
            <text:p>9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97];&quot;-- &quot;;[.B97];&quot;,&quot;;[.C97];&quot; ID:&quot;;[.I97])" office:value-type="string" office:string-value="{worldX = 40, worldY = 23, posX = 17, posY = 35}, -- West Point,  mini-hotel, kitchen ID:95">
            <text:p>{worldX = 40, worldY = 23, posX = 17, posY = 35}, -- West Point, <text:s/>mini-hotel, kitchen ID:95</text:p>
          </table:table-cell>
          <table:table-cell table:formula="of:=MID([.D97];SEARCH(&quot;worldX = &quot;;[.D97])+9;(SEARCH(&quot;worldY = &quot;;[.D97])-SEARCH(&quot;worldX = &quot;;[.D97])-11))" office:value-type="string" office:string-value="40">
            <text:p>40</text:p>
          </table:table-cell>
          <table:table-cell table:formula="of:=MID([.D97];SEARCH(&quot;worldY = &quot;;[.D97])+9;(SEARCH(&quot;posX = &quot;;[.D97])-SEARCH(&quot;worldY = &quot;;[.D97])-11))" office:value-type="string" office:string-value="23">
            <text:p>23</text:p>
          </table:table-cell>
          <table:table-cell table:formula="of:=MID([.D97];(SEARCH(&quot;posX = &quot;;[.D97])+7);(SEARCH(&quot;,&quot;;[.D97];SEARCH(&quot;posX&quot;;[.D97]))-SEARCH(&quot;posX = &quot;;[.D97])-7))" office:value-type="string" office:string-value="17">
            <text:p>17</text:p>
          </table:table-cell>
          <table:table-cell table:formula="of:=IF(LEN([.D97])&lt;60;MID([.D97];(SEARCH(&quot;posY = &quot;;[.D97])+7);(SEARCH(&quot;}&quot;;[.D97];SEARCH(&quot;posY&quot;;[.D97]))-SEARCH(&quot;posY = &quot;;[.D97])-7));MID([.D102];(SEARCH(&quot;posY = &quot;;[.D102])+7);(SEARCH(&quot;}&quot;;[.D102];SEARCH(&quot;posY&quot;;[.D102]))-SEARCH(&quot;posY = &quot;;[.D102])-7)))" office:value-type="string" office:string-value="35">
            <text:p>35</text:p>
          </table:table-cell>
          <table:table-cell table:formula="of:=MID([.D97];SEARCH(&quot;posZ = &quot;;[.D97])+7;(SEARCH(&quot;}&quot;;[.D97])-SEARCH(&quot;posZ = &quot;;[.D97])-7))" office:value-type="float" office:value="0">
            <text:p>#VALUE!</text:p>
          </table:table-cell>
          <table:table-cell table:number-columns-repeated="2"/>
          <table:table-cell table:formula="of:=LEN([.D97])" office:value-type="float" office:value="50">
            <text:p>50</text:p>
          </table:table-cell>
        </table:table-row>
        <table:table-row table:style-name="ro1" table:visibility="filter">
          <table:table-cell office:value-type="string">
            <text:p>{worldX = 39, worldY = 23, posX = 287, posY = 46}, -- <text:s/>office building, floor 1 office</text:p>
          </table:table-cell>
          <table:table-cell office:value-type="string">
            <text:p>West Point</text:p>
          </table:table-cell>
          <table:table-cell table:formula="of:=MID([.A98];SEARCH(&quot;--&quot;;[.A98])+2;256)" office:value-type="string" office:string-value="  office building, floor 1 office">
            <text:p><text:s text:c="2"/>office building, floor 1 office</text:p>
          </table:table-cell>
          <table:table-cell table:formula="of:=MID([.A98];1;SEARCH(&quot;--&quot;;[.A98])-1)" office:value-type="string" office:string-value="{worldX = 39, worldY = 23, posX = 287, posY = 46}, ">
            <text:p>{worldX = 39, worldY = 23, posX = 287, posY = 46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6">
            <text:p>96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98];&quot;-- &quot;;[.B98];&quot;,&quot;;[.C98];&quot; ID:&quot;;[.I98])" office:value-type="string" office:string-value="{worldX = 39, worldY = 23, posX = 287, posY = 46}, -- West Point,  office building, floor 1 office ID:96">
            <text:p>{worldX = 39, worldY = 23, posX = 287, posY = 46}, -- West Point, <text:s/>office building, floor 1 office ID:96</text:p>
          </table:table-cell>
          <table:table-cell table:formula="of:=MID([.D98];SEARCH(&quot;worldX = &quot;;[.D98])+9;(SEARCH(&quot;worldY = &quot;;[.D98])-SEARCH(&quot;worldX = &quot;;[.D98])-11))" office:value-type="string" office:string-value="39">
            <text:p>39</text:p>
          </table:table-cell>
          <table:table-cell table:formula="of:=MID([.D98];SEARCH(&quot;worldY = &quot;;[.D98])+9;(SEARCH(&quot;posX = &quot;;[.D98])-SEARCH(&quot;worldY = &quot;;[.D98])-11))" office:value-type="string" office:string-value="23">
            <text:p>23</text:p>
          </table:table-cell>
          <table:table-cell table:formula="of:=MID([.D98];(SEARCH(&quot;posX = &quot;;[.D98])+7);(SEARCH(&quot;,&quot;;[.D98];SEARCH(&quot;posX&quot;;[.D98]))-SEARCH(&quot;posX = &quot;;[.D98])-7))" office:value-type="string" office:string-value="287">
            <text:p>287</text:p>
          </table:table-cell>
          <table:table-cell table:formula="of:=IF(LEN([.D98])&lt;60;MID([.D98];(SEARCH(&quot;posY = &quot;;[.D98])+7);(SEARCH(&quot;}&quot;;[.D98];SEARCH(&quot;posY&quot;;[.D98]))-SEARCH(&quot;posY = &quot;;[.D98])-7));MID([.D103];(SEARCH(&quot;posY = &quot;;[.D103])+7);(SEARCH(&quot;}&quot;;[.D103];SEARCH(&quot;posY&quot;;[.D103]))-SEARCH(&quot;posY = &quot;;[.D103])-7)))" office:value-type="string" office:string-value="46">
            <text:p>46</text:p>
          </table:table-cell>
          <table:table-cell table:formula="of:=MID([.D98];SEARCH(&quot;posZ = &quot;;[.D98])+7;(SEARCH(&quot;}&quot;;[.D98])-SEARCH(&quot;posZ = &quot;;[.D98])-7))" office:value-type="float" office:value="0">
            <text:p>#VALUE!</text:p>
          </table:table-cell>
          <table:table-cell table:number-columns-repeated="2"/>
          <table:table-cell table:formula="of:=LEN([.D98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39, worldY = 23, posX = 287, posY = 37, posZ = 1}, -- <text:s/>office building, floor 2 office</text:p>
          </table:table-cell>
          <table:table-cell office:value-type="string">
            <text:p>West Point</text:p>
          </table:table-cell>
          <table:table-cell table:formula="of:=MID([.A99];SEARCH(&quot;--&quot;;[.A99])+2;256)" office:value-type="string" office:string-value="  office building, floor 2 office">
            <text:p><text:s text:c="2"/>office building, floor 2 office</text:p>
          </table:table-cell>
          <table:table-cell table:formula="of:=MID([.A99];1;SEARCH(&quot;--&quot;;[.A99])-1)" office:value-type="string" office:string-value="{worldX = 39, worldY = 23, posX = 287, posY = 37, posZ = 1}, ">
            <text:p>{worldX = 39, worldY = 23, posX = 287, posY = 37, posZ = 1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7">
            <text:p>97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99];&quot;-- &quot;;[.B99];&quot;,&quot;;[.C99];&quot; ID:&quot;;[.I99])" office:value-type="string" office:string-value="{worldX = 39, worldY = 23, posX = 287, posY = 37, posZ = 1}, -- West Point,  office building, floor 2 office ID:97">
            <text:p>{worldX = 39, worldY = 23, posX = 287, posY = 37, posZ = 1}, -- West Point, <text:s/>office building, floor 2 office ID:97</text:p>
          </table:table-cell>
          <table:table-cell table:formula="of:=MID([.D99];SEARCH(&quot;worldX = &quot;;[.D99])+9;(SEARCH(&quot;worldY = &quot;;[.D99])-SEARCH(&quot;worldX = &quot;;[.D99])-11))" office:value-type="string" office:string-value="39">
            <text:p>39</text:p>
          </table:table-cell>
          <table:table-cell table:formula="of:=MID([.D99];SEARCH(&quot;worldY = &quot;;[.D99])+9;(SEARCH(&quot;posX = &quot;;[.D99])-SEARCH(&quot;worldY = &quot;;[.D99])-11))" office:value-type="string" office:string-value="23">
            <text:p>23</text:p>
          </table:table-cell>
          <table:table-cell table:formula="of:=MID([.D99];(SEARCH(&quot;posX = &quot;;[.D99])+7);(SEARCH(&quot;,&quot;;[.D99];SEARCH(&quot;posX&quot;;[.D99]))-SEARCH(&quot;posX = &quot;;[.D99])-7))" office:value-type="string" office:string-value="287">
            <text:p>287</text:p>
          </table:table-cell>
          <table:table-cell table:formula="of:=IF(LEN([.D99])&lt;60;MID([.D99];(SEARCH(&quot;posY = &quot;;[.D99])+7);(SEARCH(&quot;}&quot;;[.D99];SEARCH(&quot;posY&quot;;[.D99]))-SEARCH(&quot;posY = &quot;;[.D99])-7));MID([.D104];(SEARCH(&quot;posY = &quot;;[.D104])+7);(SEARCH(&quot;}&quot;;[.D104];SEARCH(&quot;posY&quot;;[.D104]))-SEARCH(&quot;posY = &quot;;[.D104])-7)))" office:value-type="string" office:string-value="18, posZ = 1">
            <text:p>18, posZ = 1</text:p>
          </table:table-cell>
          <table:table-cell table:formula="of:=MID([.D99];SEARCH(&quot;posZ = &quot;;[.D99])+7;(SEARCH(&quot;}&quot;;[.D99])-SEARCH(&quot;posZ = &quot;;[.D99])-7))" office:value-type="string" office:string-value="1">
            <text:p>1</text:p>
          </table:table-cell>
          <table:table-cell table:number-columns-repeated="2"/>
          <table:table-cell table:formula="of:=LEN([.D99])" office:value-type="float" office:value="61">
            <text:p>61</text:p>
          </table:table-cell>
        </table:table-row>
        <table:table-row table:style-name="ro1" table:visibility="filter">
          <table:table-cell office:value-type="string">
            <text:p>{worldX = 39, worldY = 23, posX = 271, posY = 37, posZ = 2}, -- <text:s/>office building, floor 3 office</text:p>
          </table:table-cell>
          <table:table-cell office:value-type="string">
            <text:p>West Point</text:p>
          </table:table-cell>
          <table:table-cell table:formula="of:=MID([.A100];SEARCH(&quot;--&quot;;[.A100])+2;256)" office:value-type="string" office:string-value="  office building, floor 3 office">
            <text:p><text:s text:c="2"/>office building, floor 3 office</text:p>
          </table:table-cell>
          <table:table-cell table:formula="of:=MID([.A100];1;SEARCH(&quot;--&quot;;[.A100])-1)" office:value-type="string" office:string-value="{worldX = 39, worldY = 23, posX = 271, posY = 37, posZ = 2}, ">
            <text:p>{worldX = 39, worldY = 23, posX = 271, posY = 37, posZ = 2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8">
            <text:p>98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100];&quot;-- &quot;;[.B100];&quot;,&quot;;[.C100];&quot; ID:&quot;;[.I100])" office:value-type="string" office:string-value="{worldX = 39, worldY = 23, posX = 271, posY = 37, posZ = 2}, -- West Point,  office building, floor 3 office ID:98">
            <text:p>{worldX = 39, worldY = 23, posX = 271, posY = 37, posZ = 2}, -- West Point, <text:s/>office building, floor 3 office ID:98</text:p>
          </table:table-cell>
          <table:table-cell table:formula="of:=MID([.D100];SEARCH(&quot;worldX = &quot;;[.D100])+9;(SEARCH(&quot;worldY = &quot;;[.D100])-SEARCH(&quot;worldX = &quot;;[.D100])-11))" office:value-type="string" office:string-value="39">
            <text:p>39</text:p>
          </table:table-cell>
          <table:table-cell table:formula="of:=MID([.D100];SEARCH(&quot;worldY = &quot;;[.D100])+9;(SEARCH(&quot;posX = &quot;;[.D100])-SEARCH(&quot;worldY = &quot;;[.D100])-11))" office:value-type="string" office:string-value="23">
            <text:p>23</text:p>
          </table:table-cell>
          <table:table-cell table:formula="of:=MID([.D100];(SEARCH(&quot;posX = &quot;;[.D100])+7);(SEARCH(&quot;,&quot;;[.D100];SEARCH(&quot;posX&quot;;[.D100]))-SEARCH(&quot;posX = &quot;;[.D100])-7))" office:value-type="string" office:string-value="271">
            <text:p>271</text:p>
          </table:table-cell>
          <table:table-cell table:formula="of:=IF(LEN([.D100])&lt;60;MID([.D100];(SEARCH(&quot;posY = &quot;;[.D100])+7);(SEARCH(&quot;}&quot;;[.D100];SEARCH(&quot;posY&quot;;[.D100]))-SEARCH(&quot;posY = &quot;;[.D100])-7));MID([.D105];(SEARCH(&quot;posY = &quot;;[.D105])+7);(SEARCH(&quot;}&quot;;[.D105];SEARCH(&quot;posY&quot;;[.D105]))-SEARCH(&quot;posY = &quot;;[.D105])-7)))" office:value-type="string" office:string-value="13, posZ = 1">
            <text:p>13, posZ = 1</text:p>
          </table:table-cell>
          <table:table-cell table:formula="of:=MID([.D100];SEARCH(&quot;posZ = &quot;;[.D100])+7;(SEARCH(&quot;}&quot;;[.D100])-SEARCH(&quot;posZ = &quot;;[.D100])-7))" office:value-type="string" office:string-value="2">
            <text:p>2</text:p>
          </table:table-cell>
          <table:table-cell table:number-columns-repeated="2"/>
          <table:table-cell table:formula="of:=LEN([.D100])" office:value-type="float" office:value="61">
            <text:p>61</text:p>
          </table:table-cell>
        </table:table-row>
        <table:table-row table:style-name="ro1" table:visibility="filter">
          <table:table-cell office:value-type="string">
            <text:p>{worldX = 39, worldY = 23, posX = 284, posY = 13}, -- <text:s/>food market</text:p>
          </table:table-cell>
          <table:table-cell office:value-type="string">
            <text:p>West Point</text:p>
          </table:table-cell>
          <table:table-cell table:formula="of:=MID([.A101];SEARCH(&quot;--&quot;;[.A101])+2;256)" office:value-type="string" office:string-value="  food market">
            <text:p><text:s text:c="2"/>food market</text:p>
          </table:table-cell>
          <table:table-cell table:formula="of:=MID([.A101];1;SEARCH(&quot;--&quot;;[.A101])-1)" office:value-type="string" office:string-value="{worldX = 39, worldY = 23, posX = 284, posY = 13}, ">
            <text:p>{worldX = 39, worldY = 23, posX = 284, posY = 1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99">
            <text:p>99</text:p>
          </table:table-cell>
          <table:table-cell table:number-columns-repeated="22"/>
          <table:table-cell table:formula="of:=CONCATENATE([.D101];&quot;-- &quot;;[.B101];&quot;,&quot;;[.C101];&quot; ID:&quot;;[.I101])" office:value-type="string" office:string-value="{worldX = 39, worldY = 23, posX = 284, posY = 13}, -- West Point,  food market ID:99">
            <text:p>{worldX = 39, worldY = 23, posX = 284, posY = 13}, -- West Point, <text:s/>food market ID:99</text:p>
          </table:table-cell>
          <table:table-cell table:formula="of:=MID([.D101];SEARCH(&quot;worldX = &quot;;[.D101])+9;(SEARCH(&quot;worldY = &quot;;[.D101])-SEARCH(&quot;worldX = &quot;;[.D101])-11))" office:value-type="string" office:string-value="39">
            <text:p>39</text:p>
          </table:table-cell>
          <table:table-cell table:formula="of:=MID([.D101];SEARCH(&quot;worldY = &quot;;[.D101])+9;(SEARCH(&quot;posX = &quot;;[.D101])-SEARCH(&quot;worldY = &quot;;[.D101])-11))" office:value-type="string" office:string-value="23">
            <text:p>23</text:p>
          </table:table-cell>
          <table:table-cell table:formula="of:=MID([.D101];(SEARCH(&quot;posX = &quot;;[.D101])+7);(SEARCH(&quot;,&quot;;[.D101];SEARCH(&quot;posX&quot;;[.D101]))-SEARCH(&quot;posX = &quot;;[.D101])-7))" office:value-type="string" office:string-value="284">
            <text:p>284</text:p>
          </table:table-cell>
          <table:table-cell table:formula="of:=IF(LEN([.D101])&lt;60;MID([.D101];(SEARCH(&quot;posY = &quot;;[.D101])+7);(SEARCH(&quot;}&quot;;[.D101];SEARCH(&quot;posY&quot;;[.D101]))-SEARCH(&quot;posY = &quot;;[.D101])-7));MID([.D106];(SEARCH(&quot;posY = &quot;;[.D106])+7);(SEARCH(&quot;}&quot;;[.D106];SEARCH(&quot;posY&quot;;[.D106]))-SEARCH(&quot;posY = &quot;;[.D106])-7)))" office:value-type="string" office:string-value="13">
            <text:p>13</text:p>
          </table:table-cell>
          <table:table-cell table:formula="of:=MID([.D101];SEARCH(&quot;posZ = &quot;;[.D101])+7;(SEARCH(&quot;}&quot;;[.D101])-SEARCH(&quot;posZ = &quot;;[.D101])-7))" office:value-type="float" office:value="0">
            <text:p>#VALUE!</text:p>
          </table:table-cell>
          <table:table-cell table:number-columns-repeated="2"/>
          <table:table-cell table:formula="of:=LEN([.D101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39, worldY = 23, posX = 274, posY = 13}, -- <text:s/>hardware store</text:p>
          </table:table-cell>
          <table:table-cell office:value-type="string">
            <text:p>West Point</text:p>
          </table:table-cell>
          <table:table-cell table:formula="of:=MID([.A102];SEARCH(&quot;--&quot;;[.A102])+2;256)" office:value-type="string" office:string-value="  hardware store">
            <text:p><text:s text:c="2"/>hardware store</text:p>
          </table:table-cell>
          <table:table-cell table:formula="of:=MID([.A102];1;SEARCH(&quot;--&quot;;[.A102])-1)" office:value-type="string" office:string-value="{worldX = 39, worldY = 23, posX = 274, posY = 13}, ">
            <text:p>{worldX = 39, worldY = 23, posX = 274, posY = 1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CONCATENATE([.D102];&quot;-- &quot;;[.B102];&quot;,&quot;;[.C102];&quot; ID:&quot;;[.I102])" office:value-type="string" office:string-value="{worldX = 39, worldY = 23, posX = 274, posY = 13}, -- West Point,  hardware store ID:100">
            <text:p>{worldX = 39, worldY = 23, posX = 274, posY = 13}, -- West Point, <text:s/>hardware store ID:100</text:p>
          </table:table-cell>
          <table:table-cell table:formula="of:=MID([.D102];SEARCH(&quot;worldX = &quot;;[.D102])+9;(SEARCH(&quot;worldY = &quot;;[.D102])-SEARCH(&quot;worldX = &quot;;[.D102])-11))" office:value-type="string" office:string-value="39">
            <text:p>39</text:p>
          </table:table-cell>
          <table:table-cell table:formula="of:=MID([.D102];SEARCH(&quot;worldY = &quot;;[.D102])+9;(SEARCH(&quot;posX = &quot;;[.D102])-SEARCH(&quot;worldY = &quot;;[.D102])-11))" office:value-type="string" office:string-value="23">
            <text:p>23</text:p>
          </table:table-cell>
          <table:table-cell table:formula="of:=MID([.D102];(SEARCH(&quot;posX = &quot;;[.D102])+7);(SEARCH(&quot;,&quot;;[.D102];SEARCH(&quot;posX&quot;;[.D102]))-SEARCH(&quot;posX = &quot;;[.D102])-7))" office:value-type="string" office:string-value="274">
            <text:p>274</text:p>
          </table:table-cell>
          <table:table-cell table:formula="of:=IF(LEN([.D102])&lt;60;MID([.D102];(SEARCH(&quot;posY = &quot;;[.D102])+7);(SEARCH(&quot;}&quot;;[.D102];SEARCH(&quot;posY&quot;;[.D102]))-SEARCH(&quot;posY = &quot;;[.D102])-7));MID([.D107];(SEARCH(&quot;posY = &quot;;[.D107])+7);(SEARCH(&quot;}&quot;;[.D107];SEARCH(&quot;posY&quot;;[.D107]))-SEARCH(&quot;posY = &quot;;[.D107])-7)))" office:value-type="string" office:string-value="13">
            <text:p>13</text:p>
          </table:table-cell>
          <table:table-cell table:formula="of:=MID([.D102];SEARCH(&quot;posZ = &quot;;[.D102])+7;(SEARCH(&quot;}&quot;;[.D102])-SEARCH(&quot;posZ = &quot;;[.D102])-7))" office:value-type="float" office:value="0">
            <text:p>#VALUE!</text:p>
          </table:table-cell>
          <table:table-cell table:number-columns-repeated="2"/>
          <table:table-cell table:formula="of:=LEN([.D102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39, worldY = 23, posX = 260, posY = 11}, -- <text:s/>post office</text:p>
          </table:table-cell>
          <table:table-cell office:value-type="string">
            <text:p>West Point</text:p>
          </table:table-cell>
          <table:table-cell table:formula="of:=MID([.A103];SEARCH(&quot;--&quot;;[.A103])+2;256)" office:value-type="string" office:string-value="  post office">
            <text:p><text:s text:c="2"/>post office</text:p>
          </table:table-cell>
          <table:table-cell table:formula="of:=MID([.A103];1;SEARCH(&quot;--&quot;;[.A103])-1)" office:value-type="string" office:string-value="{worldX = 39, worldY = 23, posX = 260, posY = 11}, ">
            <text:p>{worldX = 39, worldY = 23, posX = 260, posY = 11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1">
            <text:p>101</text:p>
          </table:table-cell>
          <table:table-cell table:number-columns-repeated="22"/>
          <table:table-cell table:formula="of:=CONCATENATE([.D103];&quot;-- &quot;;[.B103];&quot;,&quot;;[.C103];&quot; ID:&quot;;[.I103])" office:value-type="string" office:string-value="{worldX = 39, worldY = 23, posX = 260, posY = 11}, -- West Point,  post office ID:101">
            <text:p>{worldX = 39, worldY = 23, posX = 260, posY = 11}, -- West Point, <text:s/>post office ID:101</text:p>
          </table:table-cell>
          <table:table-cell table:formula="of:=MID([.D103];SEARCH(&quot;worldX = &quot;;[.D103])+9;(SEARCH(&quot;worldY = &quot;;[.D103])-SEARCH(&quot;worldX = &quot;;[.D103])-11))" office:value-type="string" office:string-value="39">
            <text:p>39</text:p>
          </table:table-cell>
          <table:table-cell table:formula="of:=MID([.D103];SEARCH(&quot;worldY = &quot;;[.D103])+9;(SEARCH(&quot;posX = &quot;;[.D103])-SEARCH(&quot;worldY = &quot;;[.D103])-11))" office:value-type="string" office:string-value="23">
            <text:p>23</text:p>
          </table:table-cell>
          <table:table-cell table:formula="of:=MID([.D103];(SEARCH(&quot;posX = &quot;;[.D103])+7);(SEARCH(&quot;,&quot;;[.D103];SEARCH(&quot;posX&quot;;[.D103]))-SEARCH(&quot;posX = &quot;;[.D103])-7))" office:value-type="string" office:string-value="260">
            <text:p>260</text:p>
          </table:table-cell>
          <table:table-cell table:formula="of:=IF(LEN([.D103])&lt;60;MID([.D103];(SEARCH(&quot;posY = &quot;;[.D103])+7);(SEARCH(&quot;}&quot;;[.D103];SEARCH(&quot;posY&quot;;[.D103]))-SEARCH(&quot;posY = &quot;;[.D103])-7));MID([.D108];(SEARCH(&quot;posY = &quot;;[.D108])+7);(SEARCH(&quot;}&quot;;[.D108];SEARCH(&quot;posY&quot;;[.D108]))-SEARCH(&quot;posY = &quot;;[.D108])-7)))" office:value-type="string" office:string-value="11">
            <text:p>11</text:p>
          </table:table-cell>
          <table:table-cell table:formula="of:=MID([.D103];SEARCH(&quot;posZ = &quot;;[.D103])+7;(SEARCH(&quot;}&quot;;[.D103])-SEARCH(&quot;posZ = &quot;;[.D103])-7))" office:value-type="float" office:value="0">
            <text:p>#VALUE!</text:p>
          </table:table-cell>
          <table:table-cell table:number-columns-repeated="2"/>
          <table:table-cell table:formula="of:=LEN([.D103])" office:value-type="float" office:value="51">
            <text:p>51</text:p>
          </table:table-cell>
        </table:table-row>
        <table:table-row table:style-name="ro1" table:visibility="filter">
          <table:table-cell office:value-type="string">
            <text:p>{worldX = 39, worldY = 23, posX = 281, posY = 18, posZ = 1}, -- <text:s/>apartment 1, above food market</text:p>
          </table:table-cell>
          <table:table-cell office:value-type="string">
            <text:p>West Point</text:p>
          </table:table-cell>
          <table:table-cell table:formula="of:=MID([.A104];SEARCH(&quot;--&quot;;[.A104])+2;256)" office:value-type="string" office:string-value="  apartment 1, above food market">
            <text:p><text:s text:c="2"/>apartment 1, above food market</text:p>
          </table:table-cell>
          <table:table-cell table:formula="of:=MID([.A104];1;SEARCH(&quot;--&quot;;[.A104])-1)" office:value-type="string" office:string-value="{worldX = 39, worldY = 23, posX = 281, posY = 18, posZ = 1}, ">
            <text:p>{worldX = 39, worldY = 23, posX = 281, posY = 18, posZ = 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2">
            <text:p>1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04];&quot;-- &quot;;[.B104];&quot;,&quot;;[.C104];&quot; ID:&quot;;[.I104])" office:value-type="string" office:string-value="{worldX = 39, worldY = 23, posX = 281, posY = 18, posZ = 1}, -- West Point,  apartment 1, above food market ID:102">
            <text:p>{worldX = 39, worldY = 23, posX = 281, posY = 18, posZ = 1}, -- West Point, <text:s/>apartment 1, above food market ID:102</text:p>
          </table:table-cell>
          <table:table-cell table:formula="of:=MID([.D104];SEARCH(&quot;worldX = &quot;;[.D104])+9;(SEARCH(&quot;worldY = &quot;;[.D104])-SEARCH(&quot;worldX = &quot;;[.D104])-11))" office:value-type="string" office:string-value="39">
            <text:p>39</text:p>
          </table:table-cell>
          <table:table-cell table:formula="of:=MID([.D104];SEARCH(&quot;worldY = &quot;;[.D104])+9;(SEARCH(&quot;posX = &quot;;[.D104])-SEARCH(&quot;worldY = &quot;;[.D104])-11))" office:value-type="string" office:string-value="23">
            <text:p>23</text:p>
          </table:table-cell>
          <table:table-cell table:formula="of:=MID([.D104];(SEARCH(&quot;posX = &quot;;[.D104])+7);(SEARCH(&quot;,&quot;;[.D104];SEARCH(&quot;posX&quot;;[.D104]))-SEARCH(&quot;posX = &quot;;[.D104])-7))" office:value-type="string" office:string-value="281">
            <text:p>281</text:p>
          </table:table-cell>
          <table:table-cell table:formula="of:=IF(LEN([.D104])&lt;60;MID([.D104];(SEARCH(&quot;posY = &quot;;[.D104])+7);(SEARCH(&quot;}&quot;;[.D104];SEARCH(&quot;posY&quot;;[.D104]))-SEARCH(&quot;posY = &quot;;[.D104])-7));MID([.D109];(SEARCH(&quot;posY = &quot;;[.D109])+7);(SEARCH(&quot;}&quot;;[.D109];SEARCH(&quot;posY&quot;;[.D109]))-SEARCH(&quot;posY = &quot;;[.D109])-7)))" office:value-type="string" office:string-value="40">
            <text:p>40</text:p>
          </table:table-cell>
          <table:table-cell table:formula="of:=MID([.D104];SEARCH(&quot;posZ = &quot;;[.D104])+7;(SEARCH(&quot;}&quot;;[.D104])-SEARCH(&quot;posZ = &quot;;[.D104])-7))" office:value-type="string" office:string-value="1">
            <text:p>1</text:p>
          </table:table-cell>
          <table:table-cell table:number-columns-repeated="2"/>
          <table:table-cell table:formula="of:=LEN([.D104])" office:value-type="float" office:value="61">
            <text:p>61</text:p>
          </table:table-cell>
        </table:table-row>
        <table:table-row table:style-name="ro1" table:visibility="filter">
          <table:table-cell office:value-type="string">
            <text:p>{worldX = 39, worldY = 23, posX = 273, posY = 13, posZ = 1}, -- <text:s/>apartment 2, above hardware</text:p>
          </table:table-cell>
          <table:table-cell office:value-type="string">
            <text:p>West Point</text:p>
          </table:table-cell>
          <table:table-cell table:formula="of:=MID([.A105];SEARCH(&quot;--&quot;;[.A105])+2;256)" office:value-type="string" office:string-value="  apartment 2, above hardware">
            <text:p><text:s text:c="2"/>apartment 2, above hardware</text:p>
          </table:table-cell>
          <table:table-cell table:formula="of:=MID([.A105];1;SEARCH(&quot;--&quot;;[.A105])-1)" office:value-type="string" office:string-value="{worldX = 39, worldY = 23, posX = 273, posY = 13, posZ = 1}, ">
            <text:p>{worldX = 39, worldY = 23, posX = 273, posY = 13, posZ = 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3">
            <text:p>103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105];&quot;-- &quot;;[.B105];&quot;,&quot;;[.C105];&quot; ID:&quot;;[.I105])" office:value-type="string" office:string-value="{worldX = 39, worldY = 23, posX = 273, posY = 13, posZ = 1}, -- West Point,  apartment 2, above hardware ID:103">
            <text:p>{worldX = 39, worldY = 23, posX = 273, posY = 13, posZ = 1}, -- West Point, <text:s/>apartment 2, above hardware ID:103</text:p>
          </table:table-cell>
          <table:table-cell table:formula="of:=MID([.D105];SEARCH(&quot;worldX = &quot;;[.D105])+9;(SEARCH(&quot;worldY = &quot;;[.D105])-SEARCH(&quot;worldX = &quot;;[.D105])-11))" office:value-type="string" office:string-value="39">
            <text:p>39</text:p>
          </table:table-cell>
          <table:table-cell table:formula="of:=MID([.D105];SEARCH(&quot;worldY = &quot;;[.D105])+9;(SEARCH(&quot;posX = &quot;;[.D105])-SEARCH(&quot;worldY = &quot;;[.D105])-11))" office:value-type="string" office:string-value="23">
            <text:p>23</text:p>
          </table:table-cell>
          <table:table-cell table:formula="of:=MID([.D105];(SEARCH(&quot;posX = &quot;;[.D105])+7);(SEARCH(&quot;,&quot;;[.D105];SEARCH(&quot;posX&quot;;[.D105]))-SEARCH(&quot;posX = &quot;;[.D105])-7))" office:value-type="string" office:string-value="273">
            <text:p>273</text:p>
          </table:table-cell>
          <table:table-cell table:formula="of:=IF(LEN([.D105])&lt;60;MID([.D105];(SEARCH(&quot;posY = &quot;;[.D105])+7);(SEARCH(&quot;}&quot;;[.D105];SEARCH(&quot;posY&quot;;[.D105]))-SEARCH(&quot;posY = &quot;;[.D105])-7));MID([.D110];(SEARCH(&quot;posY = &quot;;[.D110])+7);(SEARCH(&quot;}&quot;;[.D110];SEARCH(&quot;posY&quot;;[.D110]))-SEARCH(&quot;posY = &quot;;[.D110])-7)))" office:value-type="string" office:string-value="48">
            <text:p>48</text:p>
          </table:table-cell>
          <table:table-cell table:formula="of:=MID([.D105];SEARCH(&quot;posZ = &quot;;[.D105])+7;(SEARCH(&quot;}&quot;;[.D105])-SEARCH(&quot;posZ = &quot;;[.D105])-7))" office:value-type="string" office:string-value="1">
            <text:p>1</text:p>
          </table:table-cell>
          <table:table-cell table:number-columns-repeated="2"/>
          <table:table-cell table:formula="of:=LEN([.D105])" office:value-type="float" office:value="61">
            <text:p>61</text:p>
          </table:table-cell>
        </table:table-row>
        <table:table-row table:style-name="ro1" table:visibility="filter">
          <table:table-cell office:value-type="string">
            <text:p>{worldX = 39, worldY = 23, posX = 223, posY = 28}, -- <text:s/>restaurant</text:p>
          </table:table-cell>
          <table:table-cell office:value-type="string">
            <text:p>West Point</text:p>
          </table:table-cell>
          <table:table-cell table:formula="of:=MID([.A106];SEARCH(&quot;--&quot;;[.A106])+2;256)" office:value-type="string" office:string-value="  restaurant">
            <text:p><text:s text:c="2"/>restaurant</text:p>
          </table:table-cell>
          <table:table-cell table:formula="of:=MID([.A106];1;SEARCH(&quot;--&quot;;[.A106])-1)" office:value-type="string" office:string-value="{worldX = 39, worldY = 23, posX = 223, posY = 28}, ">
            <text:p>{worldX = 39, worldY = 23, posX = 223, posY = 28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4">
            <text:p>10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06];&quot;-- &quot;;[.B106];&quot;,&quot;;[.C106];&quot; ID:&quot;;[.I106])" office:value-type="string" office:string-value="{worldX = 39, worldY = 23, posX = 223, posY = 28}, -- West Point,  restaurant ID:104">
            <text:p>{worldX = 39, worldY = 23, posX = 223, posY = 28}, -- West Point, <text:s/>restaurant ID:104</text:p>
          </table:table-cell>
          <table:table-cell table:formula="of:=MID([.D106];SEARCH(&quot;worldX = &quot;;[.D106])+9;(SEARCH(&quot;worldY = &quot;;[.D106])-SEARCH(&quot;worldX = &quot;;[.D106])-11))" office:value-type="string" office:string-value="39">
            <text:p>39</text:p>
          </table:table-cell>
          <table:table-cell table:formula="of:=MID([.D106];SEARCH(&quot;worldY = &quot;;[.D106])+9;(SEARCH(&quot;posX = &quot;;[.D106])-SEARCH(&quot;worldY = &quot;;[.D106])-11))" office:value-type="string" office:string-value="23">
            <text:p>23</text:p>
          </table:table-cell>
          <table:table-cell table:formula="of:=MID([.D106];(SEARCH(&quot;posX = &quot;;[.D106])+7);(SEARCH(&quot;,&quot;;[.D106];SEARCH(&quot;posX&quot;;[.D106]))-SEARCH(&quot;posX = &quot;;[.D106])-7))" office:value-type="string" office:string-value="223">
            <text:p>223</text:p>
          </table:table-cell>
          <table:table-cell table:formula="of:=IF(LEN([.D106])&lt;60;MID([.D106];(SEARCH(&quot;posY = &quot;;[.D106])+7);(SEARCH(&quot;}&quot;;[.D106];SEARCH(&quot;posY&quot;;[.D106]))-SEARCH(&quot;posY = &quot;;[.D106])-7));MID([.D111];(SEARCH(&quot;posY = &quot;;[.D111])+7);(SEARCH(&quot;}&quot;;[.D111];SEARCH(&quot;posY&quot;;[.D111]))-SEARCH(&quot;posY = &quot;;[.D111])-7)))" office:value-type="string" office:string-value="28">
            <text:p>28</text:p>
          </table:table-cell>
          <table:table-cell table:formula="of:=MID([.D106];SEARCH(&quot;posZ = &quot;;[.D106])+7;(SEARCH(&quot;}&quot;;[.D106])-SEARCH(&quot;posZ = &quot;;[.D1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242, posY = 17}, -- <text:s/>restaraut, kitchen</text:p>
          </table:table-cell>
          <table:table-cell office:value-type="string">
            <text:p>West Point</text:p>
          </table:table-cell>
          <table:table-cell table:formula="of:=MID([.A107];SEARCH(&quot;--&quot;;[.A107])+2;256)" office:value-type="string" office:string-value="  restaraut, kitchen">
            <text:p><text:s text:c="2"/>restaraut, kitchen</text:p>
          </table:table-cell>
          <table:table-cell table:formula="of:=MID([.A107];1;SEARCH(&quot;--&quot;;[.A107])-1)" office:value-type="string" office:string-value="{worldX = 39, worldY = 23, posX = 242, posY = 17}, ">
            <text:p>{worldX = 39, worldY = 23, posX = 242, posY = 17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5">
            <text:p>10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107];&quot;-- &quot;;[.B107];&quot;,&quot;;[.C107];&quot; ID:&quot;;[.I107])" office:value-type="string" office:string-value="{worldX = 39, worldY = 23, posX = 242, posY = 17}, -- West Point,  restaraut, kitchen ID:105">
            <text:p>{worldX = 39, worldY = 23, posX = 242, posY = 17}, -- West Point, <text:s/>restaraut, kitchen ID:105</text:p>
          </table:table-cell>
          <table:table-cell table:formula="of:=MID([.D107];SEARCH(&quot;worldX = &quot;;[.D107])+9;(SEARCH(&quot;worldY = &quot;;[.D107])-SEARCH(&quot;worldX = &quot;;[.D107])-11))" office:value-type="string" office:string-value="39">
            <text:p>39</text:p>
          </table:table-cell>
          <table:table-cell table:formula="of:=MID([.D107];SEARCH(&quot;worldY = &quot;;[.D107])+9;(SEARCH(&quot;posX = &quot;;[.D107])-SEARCH(&quot;worldY = &quot;;[.D107])-11))" office:value-type="string" office:string-value="23">
            <text:p>23</text:p>
          </table:table-cell>
          <table:table-cell table:formula="of:=MID([.D107];(SEARCH(&quot;posX = &quot;;[.D107])+7);(SEARCH(&quot;,&quot;;[.D107];SEARCH(&quot;posX&quot;;[.D107]))-SEARCH(&quot;posX = &quot;;[.D107])-7))" office:value-type="string" office:string-value="242">
            <text:p>242</text:p>
          </table:table-cell>
          <table:table-cell table:formula="of:=IF(LEN([.D107])&lt;60;MID([.D107];(SEARCH(&quot;posY = &quot;;[.D107])+7);(SEARCH(&quot;}&quot;;[.D107];SEARCH(&quot;posY&quot;;[.D107]))-SEARCH(&quot;posY = &quot;;[.D107])-7));MID([.D112];(SEARCH(&quot;posY = &quot;;[.D112])+7);(SEARCH(&quot;}&quot;;[.D112];SEARCH(&quot;posY&quot;;[.D112]))-SEARCH(&quot;posY = &quot;;[.D112])-7)))" office:value-type="string" office:string-value="17">
            <text:p>17</text:p>
          </table:table-cell>
          <table:table-cell table:formula="of:=MID([.D107];SEARCH(&quot;posZ = &quot;;[.D107])+7;(SEARCH(&quot;}&quot;;[.D107])-SEARCH(&quot;posZ = &quot;;[.D1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242, posY = 14, posZ = 1}, -- <text:s/>apartment 3, above restaurant</text:p>
          </table:table-cell>
          <table:table-cell office:value-type="string">
            <text:p>West Point</text:p>
          </table:table-cell>
          <table:table-cell table:formula="of:=MID([.A108];SEARCH(&quot;--&quot;;[.A108])+2;256)" office:value-type="string" office:string-value="  apartment 3, above restaurant">
            <text:p><text:s text:c="2"/>apartment 3, above restaurant</text:p>
          </table:table-cell>
          <table:table-cell table:formula="of:=MID([.A108];1;SEARCH(&quot;--&quot;;[.A108])-1)" office:value-type="string" office:string-value="{worldX = 39, worldY = 23, posX = 242, posY = 14, posZ = 1}, ">
            <text:p>{worldX = 39, worldY = 23, posX = 242, posY = 14, posZ = 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6">
            <text:p>10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108];&quot;-- &quot;;[.B108];&quot;,&quot;;[.C108];&quot; ID:&quot;;[.I108])" office:value-type="string" office:string-value="{worldX = 39, worldY = 23, posX = 242, posY = 14, posZ = 1}, -- West Point,  apartment 3, above restaurant ID:106">
            <text:p>{worldX = 39, worldY = 23, posX = 242, posY = 14, posZ = 1}, -- West Point, <text:s/>apartment 3, above restaurant ID:106</text:p>
          </table:table-cell>
          <table:table-cell table:formula="of:=MID([.D108];SEARCH(&quot;worldX = &quot;;[.D108])+9;(SEARCH(&quot;worldY = &quot;;[.D108])-SEARCH(&quot;worldX = &quot;;[.D108])-11))" office:value-type="string" office:string-value="39">
            <text:p>39</text:p>
          </table:table-cell>
          <table:table-cell table:formula="of:=MID([.D108];SEARCH(&quot;worldY = &quot;;[.D108])+9;(SEARCH(&quot;posX = &quot;;[.D108])-SEARCH(&quot;worldY = &quot;;[.D108])-11))" office:value-type="string" office:string-value="23">
            <text:p>23</text:p>
          </table:table-cell>
          <table:table-cell table:formula="of:=MID([.D108];(SEARCH(&quot;posX = &quot;;[.D108])+7);(SEARCH(&quot;,&quot;;[.D108];SEARCH(&quot;posX&quot;;[.D108]))-SEARCH(&quot;posX = &quot;;[.D108])-7))" office:value-type="string" office:string-value="242">
            <text:p>242</text:p>
          </table:table-cell>
          <table:table-cell table:formula="of:=IF(LEN([.D108])&lt;60;MID([.D108];(SEARCH(&quot;posY = &quot;;[.D108])+7);(SEARCH(&quot;}&quot;;[.D108];SEARCH(&quot;posY&quot;;[.D108]))-SEARCH(&quot;posY = &quot;;[.D108])-7));MID([.D113];(SEARCH(&quot;posY = &quot;;[.D113])+7);(SEARCH(&quot;}&quot;;[.D113];SEARCH(&quot;posY&quot;;[.D113]))-SEARCH(&quot;posY = &quot;;[.D113])-7)))" office:value-type="string" office:string-value="17">
            <text:p>17</text:p>
          </table:table-cell>
          <table:table-cell table:formula="of:=MID([.D108];SEARCH(&quot;posZ = &quot;;[.D108])+7;(SEARCH(&quot;}&quot;;[.D108])-SEARCH(&quot;posZ = &quot;;[.D10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232, posY = 40}, -- <text:s/>hardware store</text:p>
          </table:table-cell>
          <table:table-cell office:value-type="string">
            <text:p>West Point</text:p>
          </table:table-cell>
          <table:table-cell table:formula="of:=MID([.A109];SEARCH(&quot;--&quot;;[.A109])+2;256)" office:value-type="string" office:string-value="  hardware store">
            <text:p><text:s text:c="2"/>hardware store</text:p>
          </table:table-cell>
          <table:table-cell table:formula="of:=MID([.A109];1;SEARCH(&quot;--&quot;;[.A109])-1)" office:value-type="string" office:string-value="{worldX = 39, worldY = 23, posX = 232, posY = 40}, ">
            <text:p>{worldX = 39, worldY = 23, posX = 232, posY = 40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7">
            <text:p>10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CONCATENATE([.D109];&quot;-- &quot;;[.B109];&quot;,&quot;;[.C109];&quot; ID:&quot;;[.I109])" office:value-type="string" office:string-value="{worldX = 39, worldY = 23, posX = 232, posY = 40}, -- West Point,  hardware store ID:107">
            <text:p>{worldX = 39, worldY = 23, posX = 232, posY = 40}, -- West Point, <text:s/>hardware store ID:107</text:p>
          </table:table-cell>
          <table:table-cell table:formula="of:=MID([.D109];SEARCH(&quot;worldX = &quot;;[.D109])+9;(SEARCH(&quot;worldY = &quot;;[.D109])-SEARCH(&quot;worldX = &quot;;[.D109])-11))" office:value-type="string" office:string-value="39">
            <text:p>39</text:p>
          </table:table-cell>
          <table:table-cell table:formula="of:=MID([.D109];SEARCH(&quot;worldY = &quot;;[.D109])+9;(SEARCH(&quot;posX = &quot;;[.D109])-SEARCH(&quot;worldY = &quot;;[.D109])-11))" office:value-type="string" office:string-value="23">
            <text:p>23</text:p>
          </table:table-cell>
          <table:table-cell table:formula="of:=MID([.D109];(SEARCH(&quot;posX = &quot;;[.D109])+7);(SEARCH(&quot;,&quot;;[.D109];SEARCH(&quot;posX&quot;;[.D109]))-SEARCH(&quot;posX = &quot;;[.D109])-7))" office:value-type="string" office:string-value="232">
            <text:p>232</text:p>
          </table:table-cell>
          <table:table-cell table:formula="of:=IF(LEN([.D109])&lt;60;MID([.D109];(SEARCH(&quot;posY = &quot;;[.D109])+7);(SEARCH(&quot;}&quot;;[.D109];SEARCH(&quot;posY&quot;;[.D109]))-SEARCH(&quot;posY = &quot;;[.D109])-7));MID([.D114];(SEARCH(&quot;posY = &quot;;[.D114])+7);(SEARCH(&quot;}&quot;;[.D114];SEARCH(&quot;posY&quot;;[.D114]))-SEARCH(&quot;posY = &quot;;[.D114])-7)))" office:value-type="string" office:string-value="40">
            <text:p>40</text:p>
          </table:table-cell>
          <table:table-cell table:formula="of:=MID([.D109];SEARCH(&quot;posZ = &quot;;[.D109])+7;(SEARCH(&quot;}&quot;;[.D109])-SEARCH(&quot;posZ = &quot;;[.D1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200, posY = 48}, -- <text:s/>police station</text:p>
          </table:table-cell>
          <table:table-cell office:value-type="string">
            <text:p>West Point</text:p>
          </table:table-cell>
          <table:table-cell table:formula="of:=MID([.A110];SEARCH(&quot;--&quot;;[.A110])+2;256)" office:value-type="string" office:string-value="  police station">
            <text:p><text:s text:c="2"/>police station</text:p>
          </table:table-cell>
          <table:table-cell table:formula="of:=MID([.A110];1;SEARCH(&quot;--&quot;;[.A110])-1)" office:value-type="string" office:string-value="{worldX = 39, worldY = 23, posX = 200, posY = 48}, ">
            <text:p>{worldX = 39, worldY = 23, posX = 200, posY = 48}, </text:p>
          </table:table-cell>
          <table:table-cell office:value-type="string">
            <text:p>Government</text:p>
          </table:table-cell>
          <table:table-cell office:value-type="string">
            <text:p>Police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08">
            <text:p>10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9"/>
          <table:table-cell table:formula="of:=CONCATENATE([.D110];&quot;-- &quot;;[.B110];&quot;,&quot;;[.C110];&quot; ID:&quot;;[.I110])" office:value-type="string" office:string-value="{worldX = 39, worldY = 23, posX = 200, posY = 48}, -- West Point,  police station ID:108">
            <text:p>{worldX = 39, worldY = 23, posX = 200, posY = 48}, -- West Point, <text:s/>police station ID:108</text:p>
          </table:table-cell>
          <table:table-cell table:formula="of:=MID([.D110];SEARCH(&quot;worldX = &quot;;[.D110])+9;(SEARCH(&quot;worldY = &quot;;[.D110])-SEARCH(&quot;worldX = &quot;;[.D110])-11))" office:value-type="string" office:string-value="39">
            <text:p>39</text:p>
          </table:table-cell>
          <table:table-cell table:formula="of:=MID([.D110];SEARCH(&quot;worldY = &quot;;[.D110])+9;(SEARCH(&quot;posX = &quot;;[.D110])-SEARCH(&quot;worldY = &quot;;[.D110])-11))" office:value-type="string" office:string-value="23">
            <text:p>23</text:p>
          </table:table-cell>
          <table:table-cell table:formula="of:=MID([.D110];(SEARCH(&quot;posX = &quot;;[.D110])+7);(SEARCH(&quot;,&quot;;[.D110];SEARCH(&quot;posX&quot;;[.D110]))-SEARCH(&quot;posX = &quot;;[.D110])-7))" office:value-type="string" office:string-value="200">
            <text:p>200</text:p>
          </table:table-cell>
          <table:table-cell table:formula="of:=IF(LEN([.D110])&lt;60;MID([.D110];(SEARCH(&quot;posY = &quot;;[.D110])+7);(SEARCH(&quot;}&quot;;[.D110];SEARCH(&quot;posY&quot;;[.D110]))-SEARCH(&quot;posY = &quot;;[.D110])-7));MID([.D115];(SEARCH(&quot;posY = &quot;;[.D115])+7);(SEARCH(&quot;}&quot;;[.D115];SEARCH(&quot;posY&quot;;[.D115]))-SEARCH(&quot;posY = &quot;;[.D115])-7)))" office:value-type="string" office:string-value="48">
            <text:p>48</text:p>
          </table:table-cell>
          <table:table-cell table:formula="of:=MID([.D110];SEARCH(&quot;posZ = &quot;;[.D110])+7;(SEARCH(&quot;}&quot;;[.D110])-SEARCH(&quot;posZ = &quot;;[.D110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9, worldY = 23, posX = 188, posY = 48}, -- <text:s/>police station, jail</text:p>
          </table:table-cell>
          <table:table-cell office:value-type="string">
            <text:p>West Point</text:p>
          </table:table-cell>
          <table:table-cell table:formula="of:=MID([.A111];SEARCH(&quot;--&quot;;[.A111])+2;256)" office:value-type="string" office:string-value="  police station, jail">
            <text:p><text:s text:c="2"/>police station, jail</text:p>
          </table:table-cell>
          <table:table-cell table:formula="of:=MID([.A111];1;SEARCH(&quot;--&quot;;[.A111])-1)" office:value-type="string" office:string-value="{worldX = 39, worldY = 23, posX = 188, posY = 48}, ">
            <text:p>{worldX = 39, worldY = 23, posX = 188, posY = 48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business district, south of main road</text:p>
          </table:table-cell>
          <table:table-cell office:value-type="string">
            <text:p>shitty start</text:p>
          </table:table-cell>
          <table:table-cell office:value-type="float" office:value="109">
            <text:p>10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111];&quot;-- &quot;;[.B111];&quot;,&quot;;[.C111];&quot; ID:&quot;;[.I111])" office:value-type="string" office:string-value="{worldX = 39, worldY = 23, posX = 188, posY = 48}, -- West Point,  police station, jail ID:109">
            <text:p>{worldX = 39, worldY = 23, posX = 188, posY = 48}, -- West Point, <text:s/>police station, jail ID:109</text:p>
          </table:table-cell>
          <table:table-cell table:formula="of:=MID([.D111];SEARCH(&quot;worldX = &quot;;[.D111])+9;(SEARCH(&quot;worldY = &quot;;[.D111])-SEARCH(&quot;worldX = &quot;;[.D111])-11))" office:value-type="string" office:string-value="39">
            <text:p>39</text:p>
          </table:table-cell>
          <table:table-cell table:formula="of:=MID([.D111];SEARCH(&quot;worldY = &quot;;[.D111])+9;(SEARCH(&quot;posX = &quot;;[.D111])-SEARCH(&quot;worldY = &quot;;[.D111])-11))" office:value-type="string" office:string-value="23">
            <text:p>23</text:p>
          </table:table-cell>
          <table:table-cell table:formula="of:=MID([.D111];(SEARCH(&quot;posX = &quot;;[.D111])+7);(SEARCH(&quot;,&quot;;[.D111];SEARCH(&quot;posX&quot;;[.D111]))-SEARCH(&quot;posX = &quot;;[.D111])-7))" office:value-type="string" office:string-value="188">
            <text:p>188</text:p>
          </table:table-cell>
          <table:table-cell table:formula="of:=IF(LEN([.D111])&lt;60;MID([.D111];(SEARCH(&quot;posY = &quot;;[.D111])+7);(SEARCH(&quot;}&quot;;[.D111];SEARCH(&quot;posY&quot;;[.D111]))-SEARCH(&quot;posY = &quot;;[.D111])-7));MID([.D116];(SEARCH(&quot;posY = &quot;;[.D116])+7);(SEARCH(&quot;}&quot;;[.D116];SEARCH(&quot;posY&quot;;[.D116]))-SEARCH(&quot;posY = &quot;;[.D116])-7)))" office:value-type="string" office:string-value="48">
            <text:p>48</text:p>
          </table:table-cell>
          <table:table-cell table:formula="of:=MID([.D111];SEARCH(&quot;posZ = &quot;;[.D111])+7;(SEARCH(&quot;}&quot;;[.D111])-SEARCH(&quot;posZ = &quot;;[.D1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210, posY = 15}, -- <text:s/>knox bank, lobby</text:p>
          </table:table-cell>
          <table:table-cell office:value-type="string">
            <text:p>West Point</text:p>
          </table:table-cell>
          <table:table-cell table:formula="of:=MID([.A112];SEARCH(&quot;--&quot;;[.A112])+2;256)" office:value-type="string" office:string-value="  knox bank, lobby">
            <text:p><text:s text:c="2"/>knox bank, lobby</text:p>
          </table:table-cell>
          <table:table-cell table:formula="of:=MID([.A112];1;SEARCH(&quot;--&quot;;[.A112])-1)" office:value-type="string" office:string-value="{worldX = 39, worldY = 23, posX = 210, posY = 15}, ">
            <text:p>{worldX = 39, worldY = 23, posX = 210, posY = 15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0">
            <text:p>110</text:p>
          </table:table-cell>
          <table:table-cell table:number-columns-repeated="22"/>
          <table:table-cell table:formula="of:=CONCATENATE([.D112];&quot;-- &quot;;[.B112];&quot;,&quot;;[.C112];&quot; ID:&quot;;[.I112])" office:value-type="string" office:string-value="{worldX = 39, worldY = 23, posX = 210, posY = 15}, -- West Point,  knox bank, lobby ID:110">
            <text:p>{worldX = 39, worldY = 23, posX = 210, posY = 15}, -- West Point, <text:s/>knox bank, lobby ID:110</text:p>
          </table:table-cell>
          <table:table-cell table:formula="of:=MID([.D112];SEARCH(&quot;worldX = &quot;;[.D112])+9;(SEARCH(&quot;worldY = &quot;;[.D112])-SEARCH(&quot;worldX = &quot;;[.D112])-11))" office:value-type="string" office:string-value="39">
            <text:p>39</text:p>
          </table:table-cell>
          <table:table-cell table:formula="of:=MID([.D112];SEARCH(&quot;worldY = &quot;;[.D112])+9;(SEARCH(&quot;posX = &quot;;[.D112])-SEARCH(&quot;worldY = &quot;;[.D112])-11))" office:value-type="string" office:string-value="23">
            <text:p>23</text:p>
          </table:table-cell>
          <table:table-cell table:formula="of:=MID([.D112];(SEARCH(&quot;posX = &quot;;[.D112])+7);(SEARCH(&quot;,&quot;;[.D112];SEARCH(&quot;posX&quot;;[.D112]))-SEARCH(&quot;posX = &quot;;[.D112])-7))" office:value-type="string" office:string-value="210">
            <text:p>210</text:p>
          </table:table-cell>
          <table:table-cell table:formula="of:=IF(LEN([.D112])&lt;60;MID([.D112];(SEARCH(&quot;posY = &quot;;[.D112])+7);(SEARCH(&quot;}&quot;;[.D112];SEARCH(&quot;posY&quot;;[.D112]))-SEARCH(&quot;posY = &quot;;[.D112])-7));MID([.D117];(SEARCH(&quot;posY = &quot;;[.D117])+7);(SEARCH(&quot;}&quot;;[.D117];SEARCH(&quot;posY&quot;;[.D117]))-SEARCH(&quot;posY = &quot;;[.D117])-7)))" office:value-type="string" office:string-value="15">
            <text:p>15</text:p>
          </table:table-cell>
          <table:table-cell table:formula="of:=MID([.D112];SEARCH(&quot;posZ = &quot;;[.D112])+7;(SEARCH(&quot;}&quot;;[.D112])-SEARCH(&quot;posZ = &quot;;[.D1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203, posY = 17}, -- <text:s/>knox bank, security</text:p>
          </table:table-cell>
          <table:table-cell office:value-type="string">
            <text:p>West Point</text:p>
          </table:table-cell>
          <table:table-cell table:formula="of:=MID([.A113];SEARCH(&quot;--&quot;;[.A113])+2;256)" office:value-type="string" office:string-value="  knox bank, security">
            <text:p><text:s text:c="2"/>knox bank, security</text:p>
          </table:table-cell>
          <table:table-cell table:formula="of:=MID([.A113];1;SEARCH(&quot;--&quot;;[.A113])-1)" office:value-type="string" office:string-value="{worldX = 39, worldY = 23, posX = 203, posY = 17}, ">
            <text:p>{worldX = 39, worldY = 23, posX = 203, posY = 17}, </text:p>
          </table:table-cell>
          <table:table-cell office:value-type="string">
            <text:p>Business</text:p>
          </table:table-cell>
          <table:table-cell office:value-type="string">
            <text:p>Security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1">
            <text:p>11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113];&quot;-- &quot;;[.B113];&quot;,&quot;;[.C113];&quot; ID:&quot;;[.I113])" office:value-type="string" office:string-value="{worldX = 39, worldY = 23, posX = 203, posY = 17}, -- West Point,  knox bank, security ID:111">
            <text:p>{worldX = 39, worldY = 23, posX = 203, posY = 17}, -- West Point, <text:s/>knox bank, security ID:111</text:p>
          </table:table-cell>
          <table:table-cell table:formula="of:=MID([.D113];SEARCH(&quot;worldX = &quot;;[.D113])+9;(SEARCH(&quot;worldY = &quot;;[.D113])-SEARCH(&quot;worldX = &quot;;[.D113])-11))" office:value-type="string" office:string-value="39">
            <text:p>39</text:p>
          </table:table-cell>
          <table:table-cell table:formula="of:=MID([.D113];SEARCH(&quot;worldY = &quot;;[.D113])+9;(SEARCH(&quot;posX = &quot;;[.D113])-SEARCH(&quot;worldY = &quot;;[.D113])-11))" office:value-type="string" office:string-value="23">
            <text:p>23</text:p>
          </table:table-cell>
          <table:table-cell table:formula="of:=MID([.D113];(SEARCH(&quot;posX = &quot;;[.D113])+7);(SEARCH(&quot;,&quot;;[.D113];SEARCH(&quot;posX&quot;;[.D113]))-SEARCH(&quot;posX = &quot;;[.D113])-7))" office:value-type="string" office:string-value="203">
            <text:p>203</text:p>
          </table:table-cell>
          <table:table-cell table:formula="of:=IF(LEN([.D113])&lt;60;MID([.D113];(SEARCH(&quot;posY = &quot;;[.D113])+7);(SEARCH(&quot;}&quot;;[.D113];SEARCH(&quot;posY&quot;;[.D113]))-SEARCH(&quot;posY = &quot;;[.D113])-7));MID([.D118];(SEARCH(&quot;posY = &quot;;[.D118])+7);(SEARCH(&quot;}&quot;;[.D118];SEARCH(&quot;posY&quot;;[.D118]))-SEARCH(&quot;posY = &quot;;[.D118])-7)))" office:value-type="string" office:string-value="17">
            <text:p>17</text:p>
          </table:table-cell>
          <table:table-cell table:formula="of:=MID([.D113];SEARCH(&quot;posZ = &quot;;[.D113])+7;(SEARCH(&quot;}&quot;;[.D113])-SEARCH(&quot;posZ = &quot;;[.D1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78, posY = 13}, -- <text:s/>clothing store</text:p>
          </table:table-cell>
          <table:table-cell office:value-type="string">
            <text:p>West Point</text:p>
          </table:table-cell>
          <table:table-cell table:formula="of:=MID([.A114];SEARCH(&quot;--&quot;;[.A114])+2;256)" office:value-type="string" office:string-value="  clothing store">
            <text:p><text:s text:c="2"/>clothing store</text:p>
          </table:table-cell>
          <table:table-cell table:formula="of:=MID([.A114];1;SEARCH(&quot;--&quot;;[.A114])-1)" office:value-type="string" office:string-value="{worldX = 39, worldY = 23, posX = 178, posY = 13}, ">
            <text:p>{worldX = 39, worldY = 23, posX = 178, posY = 1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2">
            <text:p>112</text:p>
          </table:table-cell>
          <table:table-cell table:number-columns-repeated="22"/>
          <table:table-cell table:formula="of:=CONCATENATE([.D114];&quot;-- &quot;;[.B114];&quot;,&quot;;[.C114];&quot; ID:&quot;;[.I114])" office:value-type="string" office:string-value="{worldX = 39, worldY = 23, posX = 178, posY = 13}, -- West Point,  clothing store ID:112">
            <text:p>{worldX = 39, worldY = 23, posX = 178, posY = 13}, -- West Point, <text:s/>clothing store ID:112</text:p>
          </table:table-cell>
          <table:table-cell table:formula="of:=MID([.D114];SEARCH(&quot;worldX = &quot;;[.D114])+9;(SEARCH(&quot;worldY = &quot;;[.D114])-SEARCH(&quot;worldX = &quot;;[.D114])-11))" office:value-type="string" office:string-value="39">
            <text:p>39</text:p>
          </table:table-cell>
          <table:table-cell table:formula="of:=MID([.D114];SEARCH(&quot;worldY = &quot;;[.D114])+9;(SEARCH(&quot;posX = &quot;;[.D114])-SEARCH(&quot;worldY = &quot;;[.D114])-11))" office:value-type="string" office:string-value="23">
            <text:p>23</text:p>
          </table:table-cell>
          <table:table-cell table:formula="of:=MID([.D114];(SEARCH(&quot;posX = &quot;;[.D114])+7);(SEARCH(&quot;,&quot;;[.D114];SEARCH(&quot;posX&quot;;[.D114]))-SEARCH(&quot;posX = &quot;;[.D114])-7))" office:value-type="string" office:string-value="178">
            <text:p>178</text:p>
          </table:table-cell>
          <table:table-cell table:formula="of:=IF(LEN([.D114])&lt;60;MID([.D114];(SEARCH(&quot;posY = &quot;;[.D114])+7);(SEARCH(&quot;}&quot;;[.D114];SEARCH(&quot;posY&quot;;[.D114]))-SEARCH(&quot;posY = &quot;;[.D114])-7));MID([.D119];(SEARCH(&quot;posY = &quot;;[.D119])+7);(SEARCH(&quot;}&quot;;[.D119];SEARCH(&quot;posY&quot;;[.D119]))-SEARCH(&quot;posY = &quot;;[.D119])-7)))" office:value-type="string" office:string-value="13">
            <text:p>13</text:p>
          </table:table-cell>
          <table:table-cell table:formula="of:=MID([.D114];SEARCH(&quot;posZ = &quot;;[.D114])+7;(SEARCH(&quot;}&quot;;[.D114])-SEARCH(&quot;posZ = &quot;;[.D114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9, worldY = 23, posX = 166, posY = 11}, -- <text:s/>dr office, lobby</text:p>
          </table:table-cell>
          <table:table-cell office:value-type="string">
            <text:p>West Point</text:p>
          </table:table-cell>
          <table:table-cell table:formula="of:=MID([.A115];SEARCH(&quot;--&quot;;[.A115])+2;256)" office:value-type="string" office:string-value="  dr office, lobby">
            <text:p><text:s text:c="2"/>dr office, lobby</text:p>
          </table:table-cell>
          <table:table-cell table:formula="of:=MID([.A115];1;SEARCH(&quot;--&quot;;[.A115])-1)" office:value-type="string" office:string-value="{worldX = 39, worldY = 23, posX = 166, posY = 11}, ">
            <text:p>{worldX = 39, worldY = 23, posX = 166, posY = 11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3">
            <text:p>113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15];&quot;-- &quot;;[.B115];&quot;,&quot;;[.C115];&quot; ID:&quot;;[.I115])" office:value-type="string" office:string-value="{worldX = 39, worldY = 23, posX = 166, posY = 11}, -- West Point,  dr office, lobby ID:113">
            <text:p>{worldX = 39, worldY = 23, posX = 166, posY = 11}, -- West Point, <text:s/>dr office, lobby ID:113</text:p>
          </table:table-cell>
          <table:table-cell table:formula="of:=MID([.D115];SEARCH(&quot;worldX = &quot;;[.D115])+9;(SEARCH(&quot;worldY = &quot;;[.D115])-SEARCH(&quot;worldX = &quot;;[.D115])-11))" office:value-type="string" office:string-value="39">
            <text:p>39</text:p>
          </table:table-cell>
          <table:table-cell table:formula="of:=MID([.D115];SEARCH(&quot;worldY = &quot;;[.D115])+9;(SEARCH(&quot;posX = &quot;;[.D115])-SEARCH(&quot;worldY = &quot;;[.D115])-11))" office:value-type="string" office:string-value="23">
            <text:p>23</text:p>
          </table:table-cell>
          <table:table-cell table:formula="of:=MID([.D115];(SEARCH(&quot;posX = &quot;;[.D115])+7);(SEARCH(&quot;,&quot;;[.D115];SEARCH(&quot;posX&quot;;[.D115]))-SEARCH(&quot;posX = &quot;;[.D115])-7))" office:value-type="string" office:string-value="166">
            <text:p>166</text:p>
          </table:table-cell>
          <table:table-cell table:formula="of:=IF(LEN([.D115])&lt;60;MID([.D115];(SEARCH(&quot;posY = &quot;;[.D115])+7);(SEARCH(&quot;}&quot;;[.D115];SEARCH(&quot;posY&quot;;[.D115]))-SEARCH(&quot;posY = &quot;;[.D115])-7));MID([.D120];(SEARCH(&quot;posY = &quot;;[.D120])+7);(SEARCH(&quot;}&quot;;[.D120];SEARCH(&quot;posY&quot;;[.D120]))-SEARCH(&quot;posY = &quot;;[.D120])-7)))" office:value-type="string" office:string-value="11">
            <text:p>11</text:p>
          </table:table-cell>
          <table:table-cell table:formula="of:=MID([.D115];SEARCH(&quot;posZ = &quot;;[.D115])+7;(SEARCH(&quot;}&quot;;[.D115])-SEARCH(&quot;posZ = &quot;;[.D115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9, worldY = 23, posX = 171, posY = 12}, -- <text:s/>dr office, exam room</text:p>
          </table:table-cell>
          <table:table-cell office:value-type="string">
            <text:p>West Point</text:p>
          </table:table-cell>
          <table:table-cell table:formula="of:=MID([.A116];SEARCH(&quot;--&quot;;[.A116])+2;256)" office:value-type="string" office:string-value="  dr office, exam room">
            <text:p><text:s text:c="2"/>dr office, exam room</text:p>
          </table:table-cell>
          <table:table-cell table:formula="of:=MID([.A116];1;SEARCH(&quot;--&quot;;[.A116])-1)" office:value-type="string" office:string-value="{worldX = 39, worldY = 23, posX = 171, posY = 12}, ">
            <text:p>{worldX = 39, worldY = 23, posX = 171, posY = 12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4">
            <text:p>114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16];&quot;-- &quot;;[.B116];&quot;,&quot;;[.C116];&quot; ID:&quot;;[.I116])" office:value-type="string" office:string-value="{worldX = 39, worldY = 23, posX = 171, posY = 12}, -- West Point,  dr office, exam room ID:114">
            <text:p>{worldX = 39, worldY = 23, posX = 171, posY = 12}, -- West Point, <text:s/>dr office, exam room ID:114</text:p>
          </table:table-cell>
          <table:table-cell table:formula="of:=MID([.D116];SEARCH(&quot;worldX = &quot;;[.D116])+9;(SEARCH(&quot;worldY = &quot;;[.D116])-SEARCH(&quot;worldX = &quot;;[.D116])-11))" office:value-type="string" office:string-value="39">
            <text:p>39</text:p>
          </table:table-cell>
          <table:table-cell table:formula="of:=MID([.D116];SEARCH(&quot;worldY = &quot;;[.D116])+9;(SEARCH(&quot;posX = &quot;;[.D116])-SEARCH(&quot;worldY = &quot;;[.D116])-11))" office:value-type="string" office:string-value="23">
            <text:p>23</text:p>
          </table:table-cell>
          <table:table-cell table:formula="of:=MID([.D116];(SEARCH(&quot;posX = &quot;;[.D116])+7);(SEARCH(&quot;,&quot;;[.D116];SEARCH(&quot;posX&quot;;[.D116]))-SEARCH(&quot;posX = &quot;;[.D116])-7))" office:value-type="string" office:string-value="171">
            <text:p>171</text:p>
          </table:table-cell>
          <table:table-cell table:formula="of:=IF(LEN([.D116])&lt;60;MID([.D116];(SEARCH(&quot;posY = &quot;;[.D116])+7);(SEARCH(&quot;}&quot;;[.D116];SEARCH(&quot;posY&quot;;[.D116]))-SEARCH(&quot;posY = &quot;;[.D116])-7));MID([.D121];(SEARCH(&quot;posY = &quot;;[.D121])+7);(SEARCH(&quot;}&quot;;[.D121];SEARCH(&quot;posY&quot;;[.D121]))-SEARCH(&quot;posY = &quot;;[.D121])-7)))" office:value-type="string" office:string-value="12">
            <text:p>12</text:p>
          </table:table-cell>
          <table:table-cell table:formula="of:=MID([.D116];SEARCH(&quot;posZ = &quot;;[.D116])+7;(SEARCH(&quot;}&quot;;[.D116])-SEARCH(&quot;posZ = &quot;;[.D1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59, posY = 12}, -- <text:s/>vacant store </text:p>
          </table:table-cell>
          <table:table-cell office:value-type="string">
            <text:p>West Point</text:p>
          </table:table-cell>
          <table:table-cell table:formula="of:=MID([.A117];SEARCH(&quot;--&quot;;[.A117])+2;256)" office:value-type="string" office:string-value="  vacant store ">
            <text:p><text:s text:c="2"/>vacant store </text:p>
          </table:table-cell>
          <table:table-cell table:formula="of:=MID([.A117];1;SEARCH(&quot;--&quot;;[.A117])-1)" office:value-type="string" office:string-value="{worldX = 39, worldY = 23, posX = 159, posY = 12}, ">
            <text:p>{worldX = 39, worldY = 23, posX = 159, posY = 12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table:formula="of:=CONCATENATE([.D117];&quot;-- &quot;;[.B117];&quot;,&quot;;[.C117];&quot; ID:&quot;;[.I117])" office:value-type="string" office:string-value="{worldX = 39, worldY = 23, posX = 159, posY = 12}, -- West Point,  vacant store  ID:115">
            <text:p>{worldX = 39, worldY = 23, posX = 159, posY = 12}, -- West Point, <text:s/>vacant store <text:s/>ID:115</text:p>
          </table:table-cell>
          <table:table-cell table:formula="of:=MID([.D117];SEARCH(&quot;worldX = &quot;;[.D117])+9;(SEARCH(&quot;worldY = &quot;;[.D117])-SEARCH(&quot;worldX = &quot;;[.D117])-11))" office:value-type="string" office:string-value="39">
            <text:p>39</text:p>
          </table:table-cell>
          <table:table-cell table:formula="of:=MID([.D117];SEARCH(&quot;worldY = &quot;;[.D117])+9;(SEARCH(&quot;posX = &quot;;[.D117])-SEARCH(&quot;worldY = &quot;;[.D117])-11))" office:value-type="string" office:string-value="23">
            <text:p>23</text:p>
          </table:table-cell>
          <table:table-cell table:formula="of:=MID([.D117];(SEARCH(&quot;posX = &quot;;[.D117])+7);(SEARCH(&quot;,&quot;;[.D117];SEARCH(&quot;posX&quot;;[.D117]))-SEARCH(&quot;posX = &quot;;[.D117])-7))" office:value-type="string" office:string-value="159">
            <text:p>159</text:p>
          </table:table-cell>
          <table:table-cell table:formula="of:=IF(LEN([.D117])&lt;60;MID([.D117];(SEARCH(&quot;posY = &quot;;[.D117])+7);(SEARCH(&quot;}&quot;;[.D117];SEARCH(&quot;posY&quot;;[.D117]))-SEARCH(&quot;posY = &quot;;[.D117])-7));MID([.D122];(SEARCH(&quot;posY = &quot;;[.D122])+7);(SEARCH(&quot;}&quot;;[.D122];SEARCH(&quot;posY&quot;;[.D122]))-SEARCH(&quot;posY = &quot;;[.D122])-7)))" office:value-type="string" office:string-value="12">
            <text:p>12</text:p>
          </table:table-cell>
          <table:table-cell table:formula="of:=MID([.D117];SEARCH(&quot;posZ = &quot;;[.D117])+7;(SEARCH(&quot;}&quot;;[.D117])-SEARCH(&quot;posZ = &quot;;[.D1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60, posY = 26}, -- <text:s/>office</text:p>
          </table:table-cell>
          <table:table-cell office:value-type="string">
            <text:p>West Point</text:p>
          </table:table-cell>
          <table:table-cell table:formula="of:=MID([.A118];SEARCH(&quot;--&quot;;[.A118])+2;256)" office:value-type="string" office:string-value="  office">
            <text:p><text:s text:c="2"/>office</text:p>
          </table:table-cell>
          <table:table-cell table:formula="of:=MID([.A118];1;SEARCH(&quot;--&quot;;[.A118])-1)" office:value-type="string" office:string-value="{worldX = 39, worldY = 23, posX = 160, posY = 26}, ">
            <text:p>{worldX = 39, worldY = 23, posX = 160, posY = 26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6">
            <text:p>116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118];&quot;-- &quot;;[.B118];&quot;,&quot;;[.C118];&quot; ID:&quot;;[.I118])" office:value-type="string" office:string-value="{worldX = 39, worldY = 23, posX = 160, posY = 26}, -- West Point,  office ID:116">
            <text:p>{worldX = 39, worldY = 23, posX = 160, posY = 26}, -- West Point, <text:s/>office ID:116</text:p>
          </table:table-cell>
          <table:table-cell table:formula="of:=MID([.D118];SEARCH(&quot;worldX = &quot;;[.D118])+9;(SEARCH(&quot;worldY = &quot;;[.D118])-SEARCH(&quot;worldX = &quot;;[.D118])-11))" office:value-type="string" office:string-value="39">
            <text:p>39</text:p>
          </table:table-cell>
          <table:table-cell table:formula="of:=MID([.D118];SEARCH(&quot;worldY = &quot;;[.D118])+9;(SEARCH(&quot;posX = &quot;;[.D118])-SEARCH(&quot;worldY = &quot;;[.D118])-11))" office:value-type="string" office:string-value="23">
            <text:p>23</text:p>
          </table:table-cell>
          <table:table-cell table:formula="of:=MID([.D118];(SEARCH(&quot;posX = &quot;;[.D118])+7);(SEARCH(&quot;,&quot;;[.D118];SEARCH(&quot;posX&quot;;[.D118]))-SEARCH(&quot;posX = &quot;;[.D118])-7))" office:value-type="string" office:string-value="160">
            <text:p>160</text:p>
          </table:table-cell>
          <table:table-cell table:formula="of:=IF(LEN([.D118])&lt;60;MID([.D118];(SEARCH(&quot;posY = &quot;;[.D118])+7);(SEARCH(&quot;}&quot;;[.D118];SEARCH(&quot;posY&quot;;[.D118]))-SEARCH(&quot;posY = &quot;;[.D118])-7));MID([.D123];(SEARCH(&quot;posY = &quot;;[.D123])+7);(SEARCH(&quot;}&quot;;[.D123];SEARCH(&quot;posY&quot;;[.D123]))-SEARCH(&quot;posY = &quot;;[.D123])-7)))" office:value-type="string" office:string-value="26">
            <text:p>26</text:p>
          </table:table-cell>
          <table:table-cell table:formula="of:=MID([.D118];SEARCH(&quot;posZ = &quot;;[.D118])+7;(SEARCH(&quot;}&quot;;[.D118])-SEARCH(&quot;posZ = &quot;;[.D1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58, posY = 23, posZ = 1}, -- <text:s/>apartment 3, above office, nice</text:p>
          </table:table-cell>
          <table:table-cell office:value-type="string">
            <text:p>West Point</text:p>
          </table:table-cell>
          <table:table-cell table:formula="of:=MID([.A119];SEARCH(&quot;--&quot;;[.A119])+2;256)" office:value-type="string" office:string-value="  apartment 3, above office, nice">
            <text:p><text:s text:c="2"/>apartment 3, above office, nice</text:p>
          </table:table-cell>
          <table:table-cell table:formula="of:=MID([.A119];1;SEARCH(&quot;--&quot;;[.A119])-1)" office:value-type="string" office:string-value="{worldX = 39, worldY = 23, posX = 158, posY = 23, posZ = 1}, ">
            <text:p>{worldX = 39, worldY = 23, posX = 158, posY = 23, posZ = 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7">
            <text:p>11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table:formula="of:=CONCATENATE([.D119];&quot;-- &quot;;[.B119];&quot;,&quot;;[.C119];&quot; ID:&quot;;[.I119])" office:value-type="string" office:string-value="{worldX = 39, worldY = 23, posX = 158, posY = 23, posZ = 1}, -- West Point,  apartment 3, above office, nice ID:117">
            <text:p>{worldX = 39, worldY = 23, posX = 158, posY = 23, posZ = 1}, -- West Point, <text:s/>apartment 3, above office, nice ID:117</text:p>
          </table:table-cell>
          <table:table-cell table:formula="of:=MID([.D119];SEARCH(&quot;worldX = &quot;;[.D119])+9;(SEARCH(&quot;worldY = &quot;;[.D119])-SEARCH(&quot;worldX = &quot;;[.D119])-11))" office:value-type="string" office:string-value="39">
            <text:p>39</text:p>
          </table:table-cell>
          <table:table-cell table:formula="of:=MID([.D119];SEARCH(&quot;worldY = &quot;;[.D119])+9;(SEARCH(&quot;posX = &quot;;[.D119])-SEARCH(&quot;worldY = &quot;;[.D119])-11))" office:value-type="string" office:string-value="23">
            <text:p>23</text:p>
          </table:table-cell>
          <table:table-cell table:formula="of:=MID([.D119];(SEARCH(&quot;posX = &quot;;[.D119])+7);(SEARCH(&quot;,&quot;;[.D119];SEARCH(&quot;posX&quot;;[.D119]))-SEARCH(&quot;posX = &quot;;[.D119])-7))" office:value-type="string" office:string-value="158">
            <text:p>158</text:p>
          </table:table-cell>
          <table:table-cell table:formula="of:=IF(LEN([.D119])&lt;60;MID([.D119];(SEARCH(&quot;posY = &quot;;[.D119])+7);(SEARCH(&quot;}&quot;;[.D119];SEARCH(&quot;posY&quot;;[.D119]))-SEARCH(&quot;posY = &quot;;[.D119])-7));MID([.D124];(SEARCH(&quot;posY = &quot;;[.D124])+7);(SEARCH(&quot;}&quot;;[.D124];SEARCH(&quot;posY&quot;;[.D124]))-SEARCH(&quot;posY = &quot;;[.D124])-7)))" office:value-type="string" office:string-value="251">
            <text:p>251</text:p>
          </table:table-cell>
          <table:table-cell table:formula="of:=MID([.D119];SEARCH(&quot;posZ = &quot;;[.D119])+7;(SEARCH(&quot;}&quot;;[.D119])-SEARCH(&quot;posZ = &quot;;[.D119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72, posY = 11, posZ = 1}, -- <text:s/>apartment 4, above dr office</text:p>
          </table:table-cell>
          <table:table-cell office:value-type="string">
            <text:p>West Point</text:p>
          </table:table-cell>
          <table:table-cell table:formula="of:=MID([.A120];SEARCH(&quot;--&quot;;[.A120])+2;256)" office:value-type="string" office:string-value="  apartment 4, above dr office">
            <text:p><text:s text:c="2"/>apartment 4, above dr office</text:p>
          </table:table-cell>
          <table:table-cell table:formula="of:=MID([.A120];1;SEARCH(&quot;--&quot;;[.A120])-1)" office:value-type="string" office:string-value="{worldX = 39, worldY = 23, posX = 172, posY = 11, posZ = 1}, ">
            <text:p>{worldX = 39, worldY = 23, posX = 172, posY = 11, posZ = 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8">
            <text:p>11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20];&quot;-- &quot;;[.B120];&quot;,&quot;;[.C120];&quot; ID:&quot;;[.I120])" office:value-type="string" office:string-value="{worldX = 39, worldY = 23, posX = 172, posY = 11, posZ = 1}, -- West Point,  apartment 4, above dr office ID:118">
            <text:p>{worldX = 39, worldY = 23, posX = 172, posY = 11, posZ = 1}, -- West Point, <text:s/>apartment 4, above dr office ID:118</text:p>
          </table:table-cell>
          <table:table-cell table:formula="of:=MID([.D120];SEARCH(&quot;worldX = &quot;;[.D120])+9;(SEARCH(&quot;worldY = &quot;;[.D120])-SEARCH(&quot;worldX = &quot;;[.D120])-11))" office:value-type="string" office:string-value="39">
            <text:p>39</text:p>
          </table:table-cell>
          <table:table-cell table:formula="of:=MID([.D120];SEARCH(&quot;worldY = &quot;;[.D120])+9;(SEARCH(&quot;posX = &quot;;[.D120])-SEARCH(&quot;worldY = &quot;;[.D120])-11))" office:value-type="string" office:string-value="23">
            <text:p>23</text:p>
          </table:table-cell>
          <table:table-cell table:formula="of:=MID([.D120];(SEARCH(&quot;posX = &quot;;[.D120])+7);(SEARCH(&quot;,&quot;;[.D120];SEARCH(&quot;posX&quot;;[.D120]))-SEARCH(&quot;posX = &quot;;[.D120])-7))" office:value-type="string" office:string-value="172">
            <text:p>172</text:p>
          </table:table-cell>
          <table:table-cell table:formula="of:=IF(LEN([.D120])&lt;60;MID([.D120];(SEARCH(&quot;posY = &quot;;[.D120])+7);(SEARCH(&quot;}&quot;;[.D120];SEARCH(&quot;posY&quot;;[.D120]))-SEARCH(&quot;posY = &quot;;[.D120])-7));MID([.D125];(SEARCH(&quot;posY = &quot;;[.D125])+7);(SEARCH(&quot;}&quot;;[.D125];SEARCH(&quot;posY&quot;;[.D125]))-SEARCH(&quot;posY = &quot;;[.D125])-7)))" office:value-type="string" office:string-value="287">
            <text:p>287</text:p>
          </table:table-cell>
          <table:table-cell table:formula="of:=MID([.D120];SEARCH(&quot;posZ = &quot;;[.D120])+7;(SEARCH(&quot;}&quot;;[.D120])-SEARCH(&quot;posZ = &quot;;[.D120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28, posY = 12}, -- variety store </text:p>
          </table:table-cell>
          <table:table-cell office:value-type="string">
            <text:p>West Point</text:p>
          </table:table-cell>
          <table:table-cell table:formula="of:=MID([.A121];SEARCH(&quot;--&quot;;[.A121])+2;256)" office:value-type="string" office:string-value=" variety store ">
            <text:p><text:s/>variety store </text:p>
          </table:table-cell>
          <table:table-cell table:formula="of:=MID([.A121];1;SEARCH(&quot;--&quot;;[.A121])-1)" office:value-type="string" office:string-value="{worldX = 39, worldY = 23, posX = 128, posY = 12}, ">
            <text:p>{worldX = 39, worldY = 23, posX = 128, posY = 12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19">
            <text:p>119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[.D121];&quot;-- &quot;;[.B121];&quot;,&quot;;[.C121];&quot; ID:&quot;;[.I121])" office:value-type="string" office:string-value="{worldX = 39, worldY = 23, posX = 128, posY = 12}, -- West Point, variety store  ID:119">
            <text:p>{worldX = 39, worldY = 23, posX = 128, posY = 12}, -- West Point, variety store <text:s/>ID:119</text:p>
          </table:table-cell>
          <table:table-cell table:formula="of:=MID([.D121];SEARCH(&quot;worldX = &quot;;[.D121])+9;(SEARCH(&quot;worldY = &quot;;[.D121])-SEARCH(&quot;worldX = &quot;;[.D121])-11))" office:value-type="string" office:string-value="39">
            <text:p>39</text:p>
          </table:table-cell>
          <table:table-cell table:formula="of:=MID([.D121];SEARCH(&quot;worldY = &quot;;[.D121])+9;(SEARCH(&quot;posX = &quot;;[.D121])-SEARCH(&quot;worldY = &quot;;[.D121])-11))" office:value-type="string" office:string-value="23">
            <text:p>23</text:p>
          </table:table-cell>
          <table:table-cell table:formula="of:=MID([.D121];(SEARCH(&quot;posX = &quot;;[.D121])+7);(SEARCH(&quot;,&quot;;[.D121];SEARCH(&quot;posX&quot;;[.D121]))-SEARCH(&quot;posX = &quot;;[.D121])-7))" office:value-type="string" office:string-value="128">
            <text:p>128</text:p>
          </table:table-cell>
          <table:table-cell table:formula="of:=IF(LEN([.D121])&lt;60;MID([.D121];(SEARCH(&quot;posY = &quot;;[.D121])+7);(SEARCH(&quot;}&quot;;[.D121];SEARCH(&quot;posY&quot;;[.D121]))-SEARCH(&quot;posY = &quot;;[.D121])-7));MID([.D126];(SEARCH(&quot;posY = &quot;;[.D126])+7);(SEARCH(&quot;}&quot;;[.D126];SEARCH(&quot;posY&quot;;[.D126]))-SEARCH(&quot;posY = &quot;;[.D126])-7)))" office:value-type="string" office:string-value="12">
            <text:p>12</text:p>
          </table:table-cell>
          <table:table-cell table:formula="of:=MID([.D121];SEARCH(&quot;posZ = &quot;;[.D121])+7;(SEARCH(&quot;}&quot;;[.D121])-SEARCH(&quot;posZ = &quot;;[.D1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30, posY = 12, posZ = 1}, -- <text:s/>apartment 4, above variety store</text:p>
          </table:table-cell>
          <table:table-cell office:value-type="string">
            <text:p>West Point</text:p>
          </table:table-cell>
          <table:table-cell table:formula="of:=MID([.A122];SEARCH(&quot;--&quot;;[.A122])+2;256)" office:value-type="string" office:string-value="  apartment 4, above variety store">
            <text:p><text:s text:c="2"/>apartment 4, above variety store</text:p>
          </table:table-cell>
          <table:table-cell table:formula="of:=MID([.A122];1;SEARCH(&quot;--&quot;;[.A122])-1)" office:value-type="string" office:string-value="{worldX = 39, worldY = 23, posX = 130, posY = 12, posZ = 1}, ">
            <text:p>{worldX = 39, worldY = 23, posX = 130, posY = 12, posZ = 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20">
            <text:p>12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122];&quot;-- &quot;;[.B122];&quot;,&quot;;[.C122];&quot; ID:&quot;;[.I122])" office:value-type="string" office:string-value="{worldX = 39, worldY = 23, posX = 130, posY = 12, posZ = 1}, -- West Point,  apartment 4, above variety store ID:120">
            <text:p>{worldX = 39, worldY = 23, posX = 130, posY = 12, posZ = 1}, -- West Point, <text:s/>apartment 4, above variety store ID:120</text:p>
          </table:table-cell>
          <table:table-cell table:formula="of:=MID([.D122];SEARCH(&quot;worldX = &quot;;[.D122])+9;(SEARCH(&quot;worldY = &quot;;[.D122])-SEARCH(&quot;worldX = &quot;;[.D122])-11))" office:value-type="string" office:string-value="39">
            <text:p>39</text:p>
          </table:table-cell>
          <table:table-cell table:formula="of:=MID([.D122];SEARCH(&quot;worldY = &quot;;[.D122])+9;(SEARCH(&quot;posX = &quot;;[.D122])-SEARCH(&quot;worldY = &quot;;[.D122])-11))" office:value-type="string" office:string-value="23">
            <text:p>23</text:p>
          </table:table-cell>
          <table:table-cell table:formula="of:=MID([.D122];(SEARCH(&quot;posX = &quot;;[.D122])+7);(SEARCH(&quot;,&quot;;[.D122];SEARCH(&quot;posX&quot;;[.D122]))-SEARCH(&quot;posX = &quot;;[.D122])-7))" office:value-type="string" office:string-value="130">
            <text:p>130</text:p>
          </table:table-cell>
          <table:table-cell table:formula="of:=IF(LEN([.D122])&lt;60;MID([.D122];(SEARCH(&quot;posY = &quot;;[.D122])+7);(SEARCH(&quot;}&quot;;[.D122];SEARCH(&quot;posY&quot;;[.D122]))-SEARCH(&quot;posY = &quot;;[.D122])-7));MID([.D127];(SEARCH(&quot;posY = &quot;;[.D127])+7);(SEARCH(&quot;}&quot;;[.D127];SEARCH(&quot;posY&quot;;[.D127]))-SEARCH(&quot;posY = &quot;;[.D127])-7)))" office:value-type="string" office:string-value="277">
            <text:p>277</text:p>
          </table:table-cell>
          <table:table-cell table:formula="of:=MID([.D122];SEARCH(&quot;posZ = &quot;;[.D122])+7;(SEARCH(&quot;}&quot;;[.D122])-SEARCH(&quot;posZ = &quot;;[.D122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2, posX = 30, posY = 266}, -- <text:s/>gigamart</text:p>
          </table:table-cell>
          <table:table-cell office:value-type="string">
            <text:p>West Point</text:p>
          </table:table-cell>
          <table:table-cell table:formula="of:=MID([.A123];SEARCH(&quot;--&quot;;[.A123])+2;256)" office:value-type="string" office:string-value="  gigamart">
            <text:p><text:s text:c="2"/>gigamart</text:p>
          </table:table-cell>
          <table:table-cell table:formula="of:=MID([.A123];1;SEARCH(&quot;--&quot;;[.A123])-1)" office:value-type="string" office:string-value="{worldX = 40, worldY = 22, posX = 30, posY = 266}, ">
            <text:p>{worldX = 40, worldY = 22, posX = 30, posY = 26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21">
            <text:p>121</text:p>
          </table:table-cell>
          <table:table-cell table:number-columns-repeated="22"/>
          <table:table-cell table:formula="of:=CONCATENATE([.D123];&quot;-- &quot;;[.B123];&quot;,&quot;;[.C123];&quot; ID:&quot;;[.I123])" office:value-type="string" office:string-value="{worldX = 40, worldY = 22, posX = 30, posY = 266}, -- West Point,  gigamart ID:121">
            <text:p>{worldX = 40, worldY = 22, posX = 30, posY = 266}, -- West Point, <text:s/>gigamart ID:121</text:p>
          </table:table-cell>
          <table:table-cell table:formula="of:=MID([.D123];SEARCH(&quot;worldX = &quot;;[.D123])+9;(SEARCH(&quot;worldY = &quot;;[.D123])-SEARCH(&quot;worldX = &quot;;[.D123])-11))" office:value-type="string" office:string-value="40">
            <text:p>40</text:p>
          </table:table-cell>
          <table:table-cell table:formula="of:=MID([.D123];SEARCH(&quot;worldY = &quot;;[.D123])+9;(SEARCH(&quot;posX = &quot;;[.D123])-SEARCH(&quot;worldY = &quot;;[.D123])-11))" office:value-type="string" office:string-value="22">
            <text:p>22</text:p>
          </table:table-cell>
          <table:table-cell table:formula="of:=MID([.D123];(SEARCH(&quot;posX = &quot;;[.D123])+7);(SEARCH(&quot;,&quot;;[.D123];SEARCH(&quot;posX&quot;;[.D123]))-SEARCH(&quot;posX = &quot;;[.D123])-7))" office:value-type="string" office:string-value="30">
            <text:p>30</text:p>
          </table:table-cell>
          <table:table-cell table:formula="of:=IF(LEN([.D123])&lt;60;MID([.D123];(SEARCH(&quot;posY = &quot;;[.D123])+7);(SEARCH(&quot;}&quot;;[.D123];SEARCH(&quot;posY&quot;;[.D123]))-SEARCH(&quot;posY = &quot;;[.D123])-7));MID([.D128];(SEARCH(&quot;posY = &quot;;[.D128])+7);(SEARCH(&quot;}&quot;;[.D128];SEARCH(&quot;posY&quot;;[.D128]))-SEARCH(&quot;posY = &quot;;[.D128])-7)))" office:value-type="string" office:string-value="266">
            <text:p>266</text:p>
          </table:table-cell>
          <table:table-cell table:formula="of:=MID([.D123];SEARCH(&quot;posZ = &quot;;[.D123])+7;(SEARCH(&quot;}&quot;;[.D123])-SEARCH(&quot;posZ = &quot;;[.D1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2, posX = 19, posY = 251}, -- <text:s/>gigamart, bakery</text:p>
          </table:table-cell>
          <table:table-cell office:value-type="string">
            <text:p>West Point</text:p>
          </table:table-cell>
          <table:table-cell table:formula="of:=MID([.A124];SEARCH(&quot;--&quot;;[.A124])+2;256)" office:value-type="string" office:string-value="  gigamart, bakery">
            <text:p><text:s text:c="2"/>gigamart, bakery</text:p>
          </table:table-cell>
          <table:table-cell table:formula="of:=MID([.A124];1;SEARCH(&quot;--&quot;;[.A124])-1)" office:value-type="string" office:string-value="{worldX = 40, worldY = 22, posX = 19, posY = 251}, ">
            <text:p>{worldX = 40, worldY = 22, posX = 19, posY = 25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south of main road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124];&quot;-- &quot;;[.B124];&quot;,&quot;;[.C124];&quot; ID:&quot;;[.I124])" office:value-type="string" office:string-value="{worldX = 40, worldY = 22, posX = 19, posY = 251}, -- West Point,  gigamart, bakery ID:122">
            <text:p>{worldX = 40, worldY = 22, posX = 19, posY = 251}, -- West Point, <text:s/>gigamart, bakery ID:122</text:p>
          </table:table-cell>
          <table:table-cell table:formula="of:=MID([.D124];SEARCH(&quot;worldX = &quot;;[.D124])+9;(SEARCH(&quot;worldY = &quot;;[.D124])-SEARCH(&quot;worldX = &quot;;[.D124])-11))" office:value-type="string" office:string-value="40">
            <text:p>40</text:p>
          </table:table-cell>
          <table:table-cell table:formula="of:=MID([.D124];SEARCH(&quot;worldY = &quot;;[.D124])+9;(SEARCH(&quot;posX = &quot;;[.D124])-SEARCH(&quot;worldY = &quot;;[.D124])-11))" office:value-type="string" office:string-value="22">
            <text:p>22</text:p>
          </table:table-cell>
          <table:table-cell table:formula="of:=MID([.D124];(SEARCH(&quot;posX = &quot;;[.D124])+7);(SEARCH(&quot;,&quot;;[.D124];SEARCH(&quot;posX&quot;;[.D124]))-SEARCH(&quot;posX = &quot;;[.D124])-7))" office:value-type="string" office:string-value="19">
            <text:p>19</text:p>
          </table:table-cell>
          <table:table-cell table:formula="of:=IF(LEN([.D124])&lt;60;MID([.D124];(SEARCH(&quot;posY = &quot;;[.D124])+7);(SEARCH(&quot;}&quot;;[.D124];SEARCH(&quot;posY&quot;;[.D124]))-SEARCH(&quot;posY = &quot;;[.D124])-7));MID([.D129];(SEARCH(&quot;posY = &quot;;[.D129])+7);(SEARCH(&quot;}&quot;;[.D129];SEARCH(&quot;posY&quot;;[.D129]))-SEARCH(&quot;posY = &quot;;[.D129])-7)))" office:value-type="string" office:string-value="251">
            <text:p>251</text:p>
          </table:table-cell>
          <table:table-cell table:formula="of:=MID([.D124];SEARCH(&quot;posZ = &quot;;[.D124])+7;(SEARCH(&quot;}&quot;;[.D124])-SEARCH(&quot;posZ = &quot;;[.D1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71, posY = 287}, -- <text:s/>offices 1</text:p>
          </table:table-cell>
          <table:table-cell office:value-type="string">
            <text:p>West Point</text:p>
          </table:table-cell>
          <table:table-cell table:formula="of:=MID([.A125];SEARCH(&quot;--&quot;;[.A125])+2;256)" office:value-type="string" office:string-value="  offices 1">
            <text:p><text:s text:c="2"/>offices 1</text:p>
          </table:table-cell>
          <table:table-cell table:formula="of:=MID([.A125];1;SEARCH(&quot;--&quot;;[.A125])-1)" office:value-type="string" office:string-value="{worldX = 39, worldY = 22, posX = 271, posY = 287}, ">
            <text:p>{worldX = 39, worldY = 22, posX = 271, posY = 287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3">
            <text:p>123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125];&quot;-- &quot;;[.B125];&quot;,&quot;;[.C125];&quot; ID:&quot;;[.I125])" office:value-type="string" office:string-value="{worldX = 39, worldY = 22, posX = 271, posY = 287}, -- West Point,  offices 1 ID:123">
            <text:p>{worldX = 39, worldY = 22, posX = 271, posY = 287}, -- West Point, <text:s/>offices 1 ID:123</text:p>
          </table:table-cell>
          <table:table-cell table:formula="of:=MID([.D125];SEARCH(&quot;worldX = &quot;;[.D125])+9;(SEARCH(&quot;worldY = &quot;;[.D125])-SEARCH(&quot;worldX = &quot;;[.D125])-11))" office:value-type="string" office:string-value="39">
            <text:p>39</text:p>
          </table:table-cell>
          <table:table-cell table:formula="of:=MID([.D125];SEARCH(&quot;worldY = &quot;;[.D125])+9;(SEARCH(&quot;posX = &quot;;[.D125])-SEARCH(&quot;worldY = &quot;;[.D125])-11))" office:value-type="string" office:string-value="22">
            <text:p>22</text:p>
          </table:table-cell>
          <table:table-cell table:formula="of:=MID([.D125];(SEARCH(&quot;posX = &quot;;[.D125])+7);(SEARCH(&quot;,&quot;;[.D125];SEARCH(&quot;posX&quot;;[.D125]))-SEARCH(&quot;posX = &quot;;[.D125])-7))" office:value-type="string" office:string-value="271">
            <text:p>271</text:p>
          </table:table-cell>
          <table:table-cell table:formula="of:=IF(LEN([.D125])&lt;60;MID([.D125];(SEARCH(&quot;posY = &quot;;[.D125])+7);(SEARCH(&quot;}&quot;;[.D125];SEARCH(&quot;posY&quot;;[.D125]))-SEARCH(&quot;posY = &quot;;[.D125])-7));MID([.D130];(SEARCH(&quot;posY = &quot;;[.D130])+7);(SEARCH(&quot;}&quot;;[.D130];SEARCH(&quot;posY&quot;;[.D130]))-SEARCH(&quot;posY = &quot;;[.D130])-7)))" office:value-type="string" office:string-value="287">
            <text:p>287</text:p>
          </table:table-cell>
          <table:table-cell table:formula="of:=MID([.D125];SEARCH(&quot;posZ = &quot;;[.D125])+7;(SEARCH(&quot;}&quot;;[.D125])-SEARCH(&quot;posZ = &quot;;[.D1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63, posY = 279}, -- <text:s/>seahorse coffee</text:p>
          </table:table-cell>
          <table:table-cell office:value-type="string">
            <text:p>West Point</text:p>
          </table:table-cell>
          <table:table-cell table:formula="of:=MID([.A126];SEARCH(&quot;--&quot;;[.A126])+2;256)" office:value-type="string" office:string-value="  seahorse coffee">
            <text:p><text:s text:c="2"/>seahorse coffee</text:p>
          </table:table-cell>
          <table:table-cell table:formula="of:=MID([.A126];1;SEARCH(&quot;--&quot;;[.A126])-1)" office:value-type="string" office:string-value="{worldX = 39, worldY = 22, posX = 263, posY = 279}, ">
            <text:p>{worldX = 39, worldY = 22, posX = 263, posY = 279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4">
            <text:p>124</text:p>
          </table:table-cell>
          <table:table-cell table:number-columns-repeated="22"/>
          <table:table-cell table:formula="of:=CONCATENATE([.D126];&quot;-- &quot;;[.B126];&quot;,&quot;;[.C126];&quot; ID:&quot;;[.I126])" office:value-type="string" office:string-value="{worldX = 39, worldY = 22, posX = 263, posY = 279}, -- West Point,  seahorse coffee ID:124">
            <text:p>{worldX = 39, worldY = 22, posX = 263, posY = 279}, -- West Point, <text:s/>seahorse coffee ID:124</text:p>
          </table:table-cell>
          <table:table-cell table:formula="of:=MID([.D126];SEARCH(&quot;worldX = &quot;;[.D126])+9;(SEARCH(&quot;worldY = &quot;;[.D126])-SEARCH(&quot;worldX = &quot;;[.D126])-11))" office:value-type="string" office:string-value="39">
            <text:p>39</text:p>
          </table:table-cell>
          <table:table-cell table:formula="of:=MID([.D126];SEARCH(&quot;worldY = &quot;;[.D126])+9;(SEARCH(&quot;posX = &quot;;[.D126])-SEARCH(&quot;worldY = &quot;;[.D126])-11))" office:value-type="string" office:string-value="22">
            <text:p>22</text:p>
          </table:table-cell>
          <table:table-cell table:formula="of:=MID([.D126];(SEARCH(&quot;posX = &quot;;[.D126])+7);(SEARCH(&quot;,&quot;;[.D126];SEARCH(&quot;posX&quot;;[.D126]))-SEARCH(&quot;posX = &quot;;[.D126])-7))" office:value-type="string" office:string-value="263">
            <text:p>263</text:p>
          </table:table-cell>
          <table:table-cell table:formula="of:=IF(LEN([.D126])&lt;60;MID([.D126];(SEARCH(&quot;posY = &quot;;[.D126])+7);(SEARCH(&quot;}&quot;;[.D126];SEARCH(&quot;posY&quot;;[.D126]))-SEARCH(&quot;posY = &quot;;[.D126])-7));MID([.D131];(SEARCH(&quot;posY = &quot;;[.D131])+7);(SEARCH(&quot;}&quot;;[.D131];SEARCH(&quot;posY&quot;;[.D131]))-SEARCH(&quot;posY = &quot;;[.D131])-7)))" office:value-type="string" office:string-value="279">
            <text:p>279</text:p>
          </table:table-cell>
          <table:table-cell table:formula="of:=MID([.D126];SEARCH(&quot;posZ = &quot;;[.D126])+7;(SEARCH(&quot;}&quot;;[.D126])-SEARCH(&quot;posZ = &quot;;[.D1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67, posY = 277}, -- <text:s/>seahorse coffee, kitchen </text:p>
          </table:table-cell>
          <table:table-cell office:value-type="string">
            <text:p>West Point</text:p>
          </table:table-cell>
          <table:table-cell table:formula="of:=MID([.A127];SEARCH(&quot;--&quot;;[.A127])+2;256)" office:value-type="string" office:string-value="  seahorse coffee, kitchen ">
            <text:p><text:s text:c="2"/>seahorse coffee, kitchen </text:p>
          </table:table-cell>
          <table:table-cell table:formula="of:=MID([.A127];1;SEARCH(&quot;--&quot;;[.A127])-1)" office:value-type="string" office:string-value="{worldX = 39, worldY = 22, posX = 267, posY = 277}, ">
            <text:p>{worldX = 39, worldY = 22, posX = 267, posY = 277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5">
            <text:p>12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127];&quot;-- &quot;;[.B127];&quot;,&quot;;[.C127];&quot; ID:&quot;;[.I127])" office:value-type="string" office:string-value="{worldX = 39, worldY = 22, posX = 267, posY = 277}, -- West Point,  seahorse coffee, kitchen  ID:125">
            <text:p>{worldX = 39, worldY = 22, posX = 267, posY = 277}, -- West Point, <text:s/>seahorse coffee, kitchen <text:s/>ID:125</text:p>
          </table:table-cell>
          <table:table-cell table:formula="of:=MID([.D127];SEARCH(&quot;worldX = &quot;;[.D127])+9;(SEARCH(&quot;worldY = &quot;;[.D127])-SEARCH(&quot;worldX = &quot;;[.D127])-11))" office:value-type="string" office:string-value="39">
            <text:p>39</text:p>
          </table:table-cell>
          <table:table-cell table:formula="of:=MID([.D127];SEARCH(&quot;worldY = &quot;;[.D127])+9;(SEARCH(&quot;posX = &quot;;[.D127])-SEARCH(&quot;worldY = &quot;;[.D127])-11))" office:value-type="string" office:string-value="22">
            <text:p>22</text:p>
          </table:table-cell>
          <table:table-cell table:formula="of:=MID([.D127];(SEARCH(&quot;posX = &quot;;[.D127])+7);(SEARCH(&quot;,&quot;;[.D127];SEARCH(&quot;posX&quot;;[.D127]))-SEARCH(&quot;posX = &quot;;[.D127])-7))" office:value-type="string" office:string-value="267">
            <text:p>267</text:p>
          </table:table-cell>
          <table:table-cell table:formula="of:=IF(LEN([.D127])&lt;60;MID([.D127];(SEARCH(&quot;posY = &quot;;[.D127])+7);(SEARCH(&quot;}&quot;;[.D127];SEARCH(&quot;posY&quot;;[.D127]))-SEARCH(&quot;posY = &quot;;[.D127])-7));MID([.D132];(SEARCH(&quot;posY = &quot;;[.D132])+7);(SEARCH(&quot;}&quot;;[.D132];SEARCH(&quot;posY&quot;;[.D132]))-SEARCH(&quot;posY = &quot;;[.D132])-7)))" office:value-type="string" office:string-value="277">
            <text:p>277</text:p>
          </table:table-cell>
          <table:table-cell table:formula="of:=MID([.D127];SEARCH(&quot;posZ = &quot;;[.D127])+7;(SEARCH(&quot;}&quot;;[.D127])-SEARCH(&quot;posZ = &quot;;[.D1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75, posY = 285, posZ = 1}, -- <text:s/>offices 1, second floor</text:p>
          </table:table-cell>
          <table:table-cell office:value-type="string">
            <text:p>West Point</text:p>
          </table:table-cell>
          <table:table-cell table:formula="of:=MID([.A128];SEARCH(&quot;--&quot;;[.A128])+2;256)" office:value-type="string" office:string-value="  offices 1, second floor">
            <text:p><text:s text:c="2"/>offices 1, second floor</text:p>
          </table:table-cell>
          <table:table-cell table:formula="of:=MID([.A128];1;SEARCH(&quot;--&quot;;[.A128])-1)" office:value-type="string" office:string-value="{worldX = 39, worldY = 22, posX = 275, posY = 285, posZ = 1}, ">
            <text:p>{worldX = 39, worldY = 22, posX = 275, posY = 285, posZ = 1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6">
            <text:p>126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128];&quot;-- &quot;;[.B128];&quot;,&quot;;[.C128];&quot; ID:&quot;;[.I128])" office:value-type="string" office:string-value="{worldX = 39, worldY = 22, posX = 275, posY = 285, posZ = 1}, -- West Point,  offices 1, second floor ID:126">
            <text:p>{worldX = 39, worldY = 22, posX = 275, posY = 285, posZ = 1}, -- West Point, <text:s/>offices 1, second floor ID:126</text:p>
          </table:table-cell>
          <table:table-cell table:formula="of:=MID([.D128];SEARCH(&quot;worldX = &quot;;[.D128])+9;(SEARCH(&quot;worldY = &quot;;[.D128])-SEARCH(&quot;worldX = &quot;;[.D128])-11))" office:value-type="string" office:string-value="39">
            <text:p>39</text:p>
          </table:table-cell>
          <table:table-cell table:formula="of:=MID([.D128];SEARCH(&quot;worldY = &quot;;[.D128])+9;(SEARCH(&quot;posX = &quot;;[.D128])-SEARCH(&quot;worldY = &quot;;[.D128])-11))" office:value-type="string" office:string-value="22">
            <text:p>22</text:p>
          </table:table-cell>
          <table:table-cell table:formula="of:=MID([.D128];(SEARCH(&quot;posX = &quot;;[.D128])+7);(SEARCH(&quot;,&quot;;[.D128];SEARCH(&quot;posX&quot;;[.D128]))-SEARCH(&quot;posX = &quot;;[.D128])-7))" office:value-type="string" office:string-value="275">
            <text:p>275</text:p>
          </table:table-cell>
          <table:table-cell table:formula="of:=IF(LEN([.D128])&lt;60;MID([.D128];(SEARCH(&quot;posY = &quot;;[.D128])+7);(SEARCH(&quot;}&quot;;[.D128];SEARCH(&quot;posY&quot;;[.D128]))-SEARCH(&quot;posY = &quot;;[.D128])-7));MID([.D133];(SEARCH(&quot;posY = &quot;;[.D133])+7);(SEARCH(&quot;}&quot;;[.D133];SEARCH(&quot;posY&quot;;[.D133]))-SEARCH(&quot;posY = &quot;;[.D133])-7)))" office:value-type="string" office:string-value="288">
            <text:p>288</text:p>
          </table:table-cell>
          <table:table-cell table:formula="of:=MID([.D128];SEARCH(&quot;posZ = &quot;;[.D128])+7;(SEARCH(&quot;}&quot;;[.D128])-SEARCH(&quot;posZ = &quot;;[.D12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59, posY = 287}, -- <text:s/>town hall first floor</text:p>
          </table:table-cell>
          <table:table-cell office:value-type="string">
            <text:p>West Point</text:p>
          </table:table-cell>
          <table:table-cell table:formula="of:=MID([.A129];SEARCH(&quot;--&quot;;[.A129])+2;256)" office:value-type="string" office:string-value="  town hall first floor">
            <text:p><text:s text:c="2"/>town hall first floor</text:p>
          </table:table-cell>
          <table:table-cell table:formula="of:=MID([.A129];1;SEARCH(&quot;--&quot;;[.A129])-1)" office:value-type="string" office:string-value="{worldX = 39, worldY = 22, posX = 259, posY = 287}, ">
            <text:p>{worldX = 39, worldY = 22, posX = 259, posY = 287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7">
            <text:p>127</text:p>
          </table:table-cell>
          <table:table-cell table:number-columns-repeated="22"/>
          <table:table-cell table:formula="of:=CONCATENATE([.D129];&quot;-- &quot;;[.B129];&quot;,&quot;;[.C129];&quot; ID:&quot;;[.I129])" office:value-type="string" office:string-value="{worldX = 39, worldY = 22, posX = 259, posY = 287}, -- West Point,  town hall first floor ID:127">
            <text:p>{worldX = 39, worldY = 22, posX = 259, posY = 287}, -- West Point, <text:s/>town hall first floor ID:127</text:p>
          </table:table-cell>
          <table:table-cell table:formula="of:=MID([.D129];SEARCH(&quot;worldX = &quot;;[.D129])+9;(SEARCH(&quot;worldY = &quot;;[.D129])-SEARCH(&quot;worldX = &quot;;[.D129])-11))" office:value-type="string" office:string-value="39">
            <text:p>39</text:p>
          </table:table-cell>
          <table:table-cell table:formula="of:=MID([.D129];SEARCH(&quot;worldY = &quot;;[.D129])+9;(SEARCH(&quot;posX = &quot;;[.D129])-SEARCH(&quot;worldY = &quot;;[.D129])-11))" office:value-type="string" office:string-value="22">
            <text:p>22</text:p>
          </table:table-cell>
          <table:table-cell table:formula="of:=MID([.D129];(SEARCH(&quot;posX = &quot;;[.D129])+7);(SEARCH(&quot;,&quot;;[.D129];SEARCH(&quot;posX&quot;;[.D129]))-SEARCH(&quot;posX = &quot;;[.D129])-7))" office:value-type="string" office:string-value="259">
            <text:p>259</text:p>
          </table:table-cell>
          <table:table-cell table:formula="of:=IF(LEN([.D129])&lt;60;MID([.D129];(SEARCH(&quot;posY = &quot;;[.D129])+7);(SEARCH(&quot;}&quot;;[.D129];SEARCH(&quot;posY&quot;;[.D129]))-SEARCH(&quot;posY = &quot;;[.D129])-7));MID([.D134];(SEARCH(&quot;posY = &quot;;[.D134])+7);(SEARCH(&quot;}&quot;;[.D134];SEARCH(&quot;posY&quot;;[.D134]))-SEARCH(&quot;posY = &quot;;[.D134])-7)))" office:value-type="string" office:string-value="287">
            <text:p>287</text:p>
          </table:table-cell>
          <table:table-cell table:formula="of:=MID([.D129];SEARCH(&quot;posZ = &quot;;[.D129])+7;(SEARCH(&quot;}&quot;;[.D129])-SEARCH(&quot;posZ = &quot;;[.D1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59, posY = 287, posZ = 1}, -- <text:s/>mayor's office</text:p>
          </table:table-cell>
          <table:table-cell office:value-type="string">
            <text:p>West Point</text:p>
          </table:table-cell>
          <table:table-cell table:formula="of:=MID([.A130];SEARCH(&quot;--&quot;;[.A130])+2;256)" office:value-type="string" office:string-value="  mayor's office">
            <text:p><text:s text:c="2"/>mayor's office</text:p>
          </table:table-cell>
          <table:table-cell table:formula="of:=MID([.A130];1;SEARCH(&quot;--&quot;;[.A130])-1)" office:value-type="string" office:string-value="{worldX = 39, worldY = 22, posX = 259, posY = 287, posZ = 1}, ">
            <text:p>{worldX = 39, worldY = 22, posX = 259, posY = 287, posZ = 1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8">
            <text:p>12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30];&quot;-- &quot;;[.B130];&quot;,&quot;;[.C130];&quot; ID:&quot;;[.I130])" office:value-type="string" office:string-value="{worldX = 39, worldY = 22, posX = 259, posY = 287, posZ = 1}, -- West Point,  mayor's office ID:128">
            <text:p>{worldX = 39, worldY = 22, posX = 259, posY = 287, posZ = 1}, -- West Point, <text:s/>mayor's office ID:128</text:p>
          </table:table-cell>
          <table:table-cell table:formula="of:=MID([.D130];SEARCH(&quot;worldX = &quot;;[.D130])+9;(SEARCH(&quot;worldY = &quot;;[.D130])-SEARCH(&quot;worldX = &quot;;[.D130])-11))" office:value-type="string" office:string-value="39">
            <text:p>39</text:p>
          </table:table-cell>
          <table:table-cell table:formula="of:=MID([.D130];SEARCH(&quot;worldY = &quot;;[.D130])+9;(SEARCH(&quot;posX = &quot;;[.D130])-SEARCH(&quot;worldY = &quot;;[.D130])-11))" office:value-type="string" office:string-value="22">
            <text:p>22</text:p>
          </table:table-cell>
          <table:table-cell table:formula="of:=MID([.D130];(SEARCH(&quot;posX = &quot;;[.D130])+7);(SEARCH(&quot;,&quot;;[.D130];SEARCH(&quot;posX&quot;;[.D130]))-SEARCH(&quot;posX = &quot;;[.D130])-7))" office:value-type="string" office:string-value="259">
            <text:p>259</text:p>
          </table:table-cell>
          <table:table-cell table:formula="of:=IF(LEN([.D130])&lt;60;MID([.D130];(SEARCH(&quot;posY = &quot;;[.D130])+7);(SEARCH(&quot;}&quot;;[.D130];SEARCH(&quot;posY&quot;;[.D130]))-SEARCH(&quot;posY = &quot;;[.D130])-7));MID([.D135];(SEARCH(&quot;posY = &quot;;[.D135])+7);(SEARCH(&quot;}&quot;;[.D135];SEARCH(&quot;posY&quot;;[.D135]))-SEARCH(&quot;posY = &quot;;[.D135])-7)))" office:value-type="string" office:string-value="283">
            <text:p>283</text:p>
          </table:table-cell>
          <table:table-cell table:formula="of:=MID([.D130];SEARCH(&quot;posZ = &quot;;[.D130])+7;(SEARCH(&quot;}&quot;;[.D130])-SEARCH(&quot;posZ = &quot;;[.D130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06, posY = 286}, -- <text:s/>mendy's</text:p>
          </table:table-cell>
          <table:table-cell office:value-type="string">
            <text:p>West Point</text:p>
          </table:table-cell>
          <table:table-cell table:formula="of:=MID([.A131];SEARCH(&quot;--&quot;;[.A131])+2;256)" office:value-type="string" office:string-value="  mendy's">
            <text:p><text:s text:c="2"/>mendy's</text:p>
          </table:table-cell>
          <table:table-cell table:formula="of:=MID([.A131];1;SEARCH(&quot;--&quot;;[.A131])-1)" office:value-type="string" office:string-value="{worldX = 39, worldY = 22, posX = 206, posY = 286}, ">
            <text:p>{worldX = 39, worldY = 22, posX = 206, posY = 286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29">
            <text:p>129</text:p>
          </table:table-cell>
          <table:table-cell table:number-columns-repeated="22"/>
          <table:table-cell table:formula="of:=CONCATENATE([.D131];&quot;-- &quot;;[.B131];&quot;,&quot;;[.C131];&quot; ID:&quot;;[.I131])" office:value-type="string" office:string-value="{worldX = 39, worldY = 22, posX = 206, posY = 286}, -- West Point,  mendy's ID:129">
            <text:p>{worldX = 39, worldY = 22, posX = 206, posY = 286}, -- West Point, <text:s/>mendy's ID:129</text:p>
          </table:table-cell>
          <table:table-cell table:formula="of:=MID([.D131];SEARCH(&quot;worldX = &quot;;[.D131])+9;(SEARCH(&quot;worldY = &quot;;[.D131])-SEARCH(&quot;worldX = &quot;;[.D131])-11))" office:value-type="string" office:string-value="39">
            <text:p>39</text:p>
          </table:table-cell>
          <table:table-cell table:formula="of:=MID([.D131];SEARCH(&quot;worldY = &quot;;[.D131])+9;(SEARCH(&quot;posX = &quot;;[.D131])-SEARCH(&quot;worldY = &quot;;[.D131])-11))" office:value-type="string" office:string-value="22">
            <text:p>22</text:p>
          </table:table-cell>
          <table:table-cell table:formula="of:=MID([.D131];(SEARCH(&quot;posX = &quot;;[.D131])+7);(SEARCH(&quot;,&quot;;[.D131];SEARCH(&quot;posX&quot;;[.D131]))-SEARCH(&quot;posX = &quot;;[.D131])-7))" office:value-type="string" office:string-value="206">
            <text:p>206</text:p>
          </table:table-cell>
          <table:table-cell table:formula="of:=IF(LEN([.D131])&lt;60;MID([.D131];(SEARCH(&quot;posY = &quot;;[.D131])+7);(SEARCH(&quot;}&quot;;[.D131];SEARCH(&quot;posY&quot;;[.D131]))-SEARCH(&quot;posY = &quot;;[.D131])-7));MID([.D136];(SEARCH(&quot;posY = &quot;;[.D136])+7);(SEARCH(&quot;}&quot;;[.D136];SEARCH(&quot;posY&quot;;[.D136]))-SEARCH(&quot;posY = &quot;;[.D136])-7)))" office:value-type="string" office:string-value="286">
            <text:p>286</text:p>
          </table:table-cell>
          <table:table-cell table:formula="of:=MID([.D131];SEARCH(&quot;posZ = &quot;;[.D131])+7;(SEARCH(&quot;}&quot;;[.D131])-SEARCH(&quot;posZ = &quot;;[.D1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96, posY = 279}, -- <text:s/>mendy's, kitchen </text:p>
          </table:table-cell>
          <table:table-cell office:value-type="string">
            <text:p>West Point</text:p>
          </table:table-cell>
          <table:table-cell table:formula="of:=MID([.A132];SEARCH(&quot;--&quot;;[.A132])+2;256)" office:value-type="string" office:string-value="  mendy's, kitchen ">
            <text:p><text:s text:c="2"/>mendy's, kitchen </text:p>
          </table:table-cell>
          <table:table-cell table:formula="of:=MID([.A132];1;SEARCH(&quot;--&quot;;[.A132])-1)" office:value-type="string" office:string-value="{worldX = 39, worldY = 22, posX = 196, posY = 279}, ">
            <text:p>{worldX = 39, worldY = 22, posX = 196, posY = 27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0">
            <text:p>130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132];&quot;-- &quot;;[.B132];&quot;,&quot;;[.C132];&quot; ID:&quot;;[.I132])" office:value-type="string" office:string-value="{worldX = 39, worldY = 22, posX = 196, posY = 279}, -- West Point,  mendy's, kitchen  ID:130">
            <text:p>{worldX = 39, worldY = 22, posX = 196, posY = 279}, -- West Point, <text:s/>mendy's, kitchen <text:s/>ID:130</text:p>
          </table:table-cell>
          <table:table-cell table:formula="of:=MID([.D132];SEARCH(&quot;worldX = &quot;;[.D132])+9;(SEARCH(&quot;worldY = &quot;;[.D132])-SEARCH(&quot;worldX = &quot;;[.D132])-11))" office:value-type="string" office:string-value="39">
            <text:p>39</text:p>
          </table:table-cell>
          <table:table-cell table:formula="of:=MID([.D132];SEARCH(&quot;worldY = &quot;;[.D132])+9;(SEARCH(&quot;posX = &quot;;[.D132])-SEARCH(&quot;worldY = &quot;;[.D132])-11))" office:value-type="string" office:string-value="22">
            <text:p>22</text:p>
          </table:table-cell>
          <table:table-cell table:formula="of:=MID([.D132];(SEARCH(&quot;posX = &quot;;[.D132])+7);(SEARCH(&quot;,&quot;;[.D132];SEARCH(&quot;posX&quot;;[.D132]))-SEARCH(&quot;posX = &quot;;[.D132])-7))" office:value-type="string" office:string-value="196">
            <text:p>196</text:p>
          </table:table-cell>
          <table:table-cell table:formula="of:=IF(LEN([.D132])&lt;60;MID([.D132];(SEARCH(&quot;posY = &quot;;[.D132])+7);(SEARCH(&quot;}&quot;;[.D132];SEARCH(&quot;posY&quot;;[.D132]))-SEARCH(&quot;posY = &quot;;[.D132])-7));MID([.D137];(SEARCH(&quot;posY = &quot;;[.D137])+7);(SEARCH(&quot;}&quot;;[.D137];SEARCH(&quot;posY&quot;;[.D137]))-SEARCH(&quot;posY = &quot;;[.D137])-7)))" office:value-type="string" office:string-value="279">
            <text:p>279</text:p>
          </table:table-cell>
          <table:table-cell table:formula="of:=MID([.D132];SEARCH(&quot;posZ = &quot;;[.D132])+7;(SEARCH(&quot;}&quot;;[.D132])-SEARCH(&quot;posZ = &quot;;[.D1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94, posY = 288}, -- <text:s/>bookstore</text:p>
          </table:table-cell>
          <table:table-cell office:value-type="string">
            <text:p>West Point</text:p>
          </table:table-cell>
          <table:table-cell table:formula="of:=MID([.A133];SEARCH(&quot;--&quot;;[.A133])+2;256)" office:value-type="string" office:string-value="  bookstore">
            <text:p><text:s text:c="2"/>bookstore</text:p>
          </table:table-cell>
          <table:table-cell table:formula="of:=MID([.A133];1;SEARCH(&quot;--&quot;;[.A133])-1)" office:value-type="string" office:string-value="{worldX = 39, worldY = 22, posX = 194, posY = 288}, ">
            <text:p>{worldX = 39, worldY = 22, posX = 194, posY = 288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6"/>
          <table:table-cell table:formula="of:=CONCATENATE([.D133];&quot;-- &quot;;[.B133];&quot;,&quot;;[.C133];&quot; ID:&quot;;[.I133])" office:value-type="string" office:string-value="{worldX = 39, worldY = 22, posX = 194, posY = 288}, -- West Point,  bookstore ID:131">
            <text:p>{worldX = 39, worldY = 22, posX = 194, posY = 288}, -- West Point, <text:s/>bookstore ID:131</text:p>
          </table:table-cell>
          <table:table-cell table:formula="of:=MID([.D133];SEARCH(&quot;worldX = &quot;;[.D133])+9;(SEARCH(&quot;worldY = &quot;;[.D133])-SEARCH(&quot;worldX = &quot;;[.D133])-11))" office:value-type="string" office:string-value="39">
            <text:p>39</text:p>
          </table:table-cell>
          <table:table-cell table:formula="of:=MID([.D133];SEARCH(&quot;worldY = &quot;;[.D133])+9;(SEARCH(&quot;posX = &quot;;[.D133])-SEARCH(&quot;worldY = &quot;;[.D133])-11))" office:value-type="string" office:string-value="22">
            <text:p>22</text:p>
          </table:table-cell>
          <table:table-cell table:formula="of:=MID([.D133];(SEARCH(&quot;posX = &quot;;[.D133])+7);(SEARCH(&quot;,&quot;;[.D133];SEARCH(&quot;posX&quot;;[.D133]))-SEARCH(&quot;posX = &quot;;[.D133])-7))" office:value-type="string" office:string-value="194">
            <text:p>194</text:p>
          </table:table-cell>
          <table:table-cell table:formula="of:=IF(LEN([.D133])&lt;60;MID([.D133];(SEARCH(&quot;posY = &quot;;[.D133])+7);(SEARCH(&quot;}&quot;;[.D133];SEARCH(&quot;posY&quot;;[.D133]))-SEARCH(&quot;posY = &quot;;[.D133])-7));MID([.D138];(SEARCH(&quot;posY = &quot;;[.D138])+7);(SEARCH(&quot;}&quot;;[.D138];SEARCH(&quot;posY&quot;;[.D138]))-SEARCH(&quot;posY = &quot;;[.D138])-7)))" office:value-type="string" office:string-value="288">
            <text:p>288</text:p>
          </table:table-cell>
          <table:table-cell table:formula="of:=MID([.D133];SEARCH(&quot;posZ = &quot;;[.D133])+7;(SEARCH(&quot;}&quot;;[.D133])-SEARCH(&quot;posZ = &quot;;[.D133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9, worldY = 22, posX = 184, posY = 289}, -- <text:s/>dentist office , lobby</text:p>
          </table:table-cell>
          <table:table-cell office:value-type="string">
            <text:p>West Point</text:p>
          </table:table-cell>
          <table:table-cell table:formula="of:=MID([.A134];SEARCH(&quot;--&quot;;[.A134])+2;256)" office:value-type="string" office:string-value="  dentist office , lobby">
            <text:p><text:s text:c="2"/>dentist office , lobby</text:p>
          </table:table-cell>
          <table:table-cell table:formula="of:=MID([.A134];1;SEARCH(&quot;--&quot;;[.A134])-1)" office:value-type="string" office:string-value="{worldX = 39, worldY = 22, posX = 184, posY = 289}, ">
            <text:p>{worldX = 39, worldY = 22, posX = 184, posY = 289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2">
            <text:p>132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34];&quot;-- &quot;;[.B134];&quot;,&quot;;[.C134];&quot; ID:&quot;;[.I134])" office:value-type="string" office:string-value="{worldX = 39, worldY = 22, posX = 184, posY = 289}, -- West Point,  dentist office , lobby ID:132">
            <text:p>{worldX = 39, worldY = 22, posX = 184, posY = 289}, -- West Point, <text:s/>dentist office , lobby ID:132</text:p>
          </table:table-cell>
          <table:table-cell table:formula="of:=MID([.D134];SEARCH(&quot;worldX = &quot;;[.D134])+9;(SEARCH(&quot;worldY = &quot;;[.D134])-SEARCH(&quot;worldX = &quot;;[.D134])-11))" office:value-type="string" office:string-value="39">
            <text:p>39</text:p>
          </table:table-cell>
          <table:table-cell table:formula="of:=MID([.D134];SEARCH(&quot;worldY = &quot;;[.D134])+9;(SEARCH(&quot;posX = &quot;;[.D134])-SEARCH(&quot;worldY = &quot;;[.D134])-11))" office:value-type="string" office:string-value="22">
            <text:p>22</text:p>
          </table:table-cell>
          <table:table-cell table:formula="of:=MID([.D134];(SEARCH(&quot;posX = &quot;;[.D134])+7);(SEARCH(&quot;,&quot;;[.D134];SEARCH(&quot;posX&quot;;[.D134]))-SEARCH(&quot;posX = &quot;;[.D134])-7))" office:value-type="string" office:string-value="184">
            <text:p>184</text:p>
          </table:table-cell>
          <table:table-cell table:formula="of:=IF(LEN([.D134])&lt;60;MID([.D134];(SEARCH(&quot;posY = &quot;;[.D134])+7);(SEARCH(&quot;}&quot;;[.D134];SEARCH(&quot;posY&quot;;[.D134]))-SEARCH(&quot;posY = &quot;;[.D134])-7));MID([.D139];(SEARCH(&quot;posY = &quot;;[.D139])+7);(SEARCH(&quot;}&quot;;[.D139];SEARCH(&quot;posY&quot;;[.D139]))-SEARCH(&quot;posY = &quot;;[.D139])-7)))" office:value-type="string" office:string-value="289">
            <text:p>289</text:p>
          </table:table-cell>
          <table:table-cell table:formula="of:=MID([.D134];SEARCH(&quot;posZ = &quot;;[.D134])+7;(SEARCH(&quot;}&quot;;[.D134])-SEARCH(&quot;posZ = &quot;;[.D134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9, worldY = 22, posX = 187, posY = 283}, -- <text:s/>dentist office 2, exam room</text:p>
          </table:table-cell>
          <table:table-cell office:value-type="string">
            <text:p>West Point</text:p>
          </table:table-cell>
          <table:table-cell table:formula="of:=MID([.A135];SEARCH(&quot;--&quot;;[.A135])+2;256)" office:value-type="string" office:string-value="  dentist office 2, exam room">
            <text:p><text:s text:c="2"/>dentist office 2, exam room</text:p>
          </table:table-cell>
          <table:table-cell table:formula="of:=MID([.A135];1;SEARCH(&quot;--&quot;;[.A135])-1)" office:value-type="string" office:string-value="{worldX = 39, worldY = 22, posX = 187, posY = 283}, ">
            <text:p>{worldX = 39, worldY = 22, posX = 187, posY = 283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3">
            <text:p>133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35];&quot;-- &quot;;[.B135];&quot;,&quot;;[.C135];&quot; ID:&quot;;[.I135])" office:value-type="string" office:string-value="{worldX = 39, worldY = 22, posX = 187, posY = 283}, -- West Point,  dentist office 2, exam room ID:133">
            <text:p>{worldX = 39, worldY = 22, posX = 187, posY = 283}, -- West Point, <text:s/>dentist office 2, exam room ID:133</text:p>
          </table:table-cell>
          <table:table-cell table:formula="of:=MID([.D135];SEARCH(&quot;worldX = &quot;;[.D135])+9;(SEARCH(&quot;worldY = &quot;;[.D135])-SEARCH(&quot;worldX = &quot;;[.D135])-11))" office:value-type="string" office:string-value="39">
            <text:p>39</text:p>
          </table:table-cell>
          <table:table-cell table:formula="of:=MID([.D135];SEARCH(&quot;worldY = &quot;;[.D135])+9;(SEARCH(&quot;posX = &quot;;[.D135])-SEARCH(&quot;worldY = &quot;;[.D135])-11))" office:value-type="string" office:string-value="22">
            <text:p>22</text:p>
          </table:table-cell>
          <table:table-cell table:formula="of:=MID([.D135];(SEARCH(&quot;posX = &quot;;[.D135])+7);(SEARCH(&quot;,&quot;;[.D135];SEARCH(&quot;posX&quot;;[.D135]))-SEARCH(&quot;posX = &quot;;[.D135])-7))" office:value-type="string" office:string-value="187">
            <text:p>187</text:p>
          </table:table-cell>
          <table:table-cell table:formula="of:=IF(LEN([.D135])&lt;60;MID([.D135];(SEARCH(&quot;posY = &quot;;[.D135])+7);(SEARCH(&quot;}&quot;;[.D135];SEARCH(&quot;posY&quot;;[.D135]))-SEARCH(&quot;posY = &quot;;[.D135])-7));MID([.D140];(SEARCH(&quot;posY = &quot;;[.D140])+7);(SEARCH(&quot;}&quot;;[.D140];SEARCH(&quot;posY&quot;;[.D140]))-SEARCH(&quot;posY = &quot;;[.D140])-7)))" office:value-type="string" office:string-value="283">
            <text:p>283</text:p>
          </table:table-cell>
          <table:table-cell table:formula="of:=MID([.D135];SEARCH(&quot;posZ = &quot;;[.D135])+7;(SEARCH(&quot;}&quot;;[.D135])-SEARCH(&quot;posZ = &quot;;[.D1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69, posY = 286}, -- <text:s/>valu insurance</text:p>
          </table:table-cell>
          <table:table-cell office:value-type="string">
            <text:p>West Point</text:p>
          </table:table-cell>
          <table:table-cell table:formula="of:=MID([.A136];SEARCH(&quot;--&quot;;[.A136])+2;256)" office:value-type="string" office:string-value="  valu insurance">
            <text:p><text:s text:c="2"/>valu insurance</text:p>
          </table:table-cell>
          <table:table-cell table:formula="of:=MID([.A136];1;SEARCH(&quot;--&quot;;[.A136])-1)" office:value-type="string" office:string-value="{worldX = 39, worldY = 22, posX = 169, posY = 286}, ">
            <text:p>{worldX = 39, worldY = 22, posX = 169, posY = 286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136];&quot;-- &quot;;[.B136];&quot;,&quot;;[.C136];&quot; ID:&quot;;[.I136])" office:value-type="string" office:string-value="{worldX = 39, worldY = 22, posX = 169, posY = 286}, -- West Point,  valu insurance ID:134">
            <text:p>{worldX = 39, worldY = 22, posX = 169, posY = 286}, -- West Point, <text:s/>valu insurance ID:134</text:p>
          </table:table-cell>
          <table:table-cell table:formula="of:=MID([.D136];SEARCH(&quot;worldX = &quot;;[.D136])+9;(SEARCH(&quot;worldY = &quot;;[.D136])-SEARCH(&quot;worldX = &quot;;[.D136])-11))" office:value-type="string" office:string-value="39">
            <text:p>39</text:p>
          </table:table-cell>
          <table:table-cell table:formula="of:=MID([.D136];SEARCH(&quot;worldY = &quot;;[.D136])+9;(SEARCH(&quot;posX = &quot;;[.D136])-SEARCH(&quot;worldY = &quot;;[.D136])-11))" office:value-type="string" office:string-value="22">
            <text:p>22</text:p>
          </table:table-cell>
          <table:table-cell table:formula="of:=MID([.D136];(SEARCH(&quot;posX = &quot;;[.D136])+7);(SEARCH(&quot;,&quot;;[.D136];SEARCH(&quot;posX&quot;;[.D136]))-SEARCH(&quot;posX = &quot;;[.D136])-7))" office:value-type="string" office:string-value="169">
            <text:p>169</text:p>
          </table:table-cell>
          <table:table-cell table:formula="of:=IF(LEN([.D136])&lt;60;MID([.D136];(SEARCH(&quot;posY = &quot;;[.D136])+7);(SEARCH(&quot;}&quot;;[.D136];SEARCH(&quot;posY&quot;;[.D136]))-SEARCH(&quot;posY = &quot;;[.D136])-7));MID([.D141];(SEARCH(&quot;posY = &quot;;[.D141])+7);(SEARCH(&quot;}&quot;;[.D141];SEARCH(&quot;posY&quot;;[.D141]))-SEARCH(&quot;posY = &quot;;[.D141])-7)))" office:value-type="string" office:string-value="286">
            <text:p>286</text:p>
          </table:table-cell>
          <table:table-cell table:formula="of:=MID([.D136];SEARCH(&quot;posZ = &quot;;[.D136])+7;(SEARCH(&quot;}&quot;;[.D136])-SEARCH(&quot;posZ = &quot;;[.D1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60, posY = 288}, -- <text:s/>hairogenesis</text:p>
          </table:table-cell>
          <table:table-cell office:value-type="string">
            <text:p>West Point</text:p>
          </table:table-cell>
          <table:table-cell table:formula="of:=MID([.A137];SEARCH(&quot;--&quot;;[.A137])+2;256)" office:value-type="string" office:string-value="  hairogenesis">
            <text:p><text:s text:c="2"/>hairogenesis</text:p>
          </table:table-cell>
          <table:table-cell table:formula="of:=MID([.A137];1;SEARCH(&quot;--&quot;;[.A137])-1)" office:value-type="string" office:string-value="{worldX = 39, worldY = 22, posX = 160, posY = 288}, ">
            <text:p>{worldX = 39, worldY = 22, posX = 160, posY = 288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5">
            <text:p>135</text:p>
          </table:table-cell>
          <table:table-cell table:number-columns-repeated="22"/>
          <table:table-cell table:formula="of:=CONCATENATE([.D137];&quot;-- &quot;;[.B137];&quot;,&quot;;[.C137];&quot; ID:&quot;;[.I137])" office:value-type="string" office:string-value="{worldX = 39, worldY = 22, posX = 160, posY = 288}, -- West Point,  hairogenesis ID:135">
            <text:p>{worldX = 39, worldY = 22, posX = 160, posY = 288}, -- West Point, <text:s/>hairogenesis ID:135</text:p>
          </table:table-cell>
          <table:table-cell table:formula="of:=MID([.D137];SEARCH(&quot;worldX = &quot;;[.D137])+9;(SEARCH(&quot;worldY = &quot;;[.D137])-SEARCH(&quot;worldX = &quot;;[.D137])-11))" office:value-type="string" office:string-value="39">
            <text:p>39</text:p>
          </table:table-cell>
          <table:table-cell table:formula="of:=MID([.D137];SEARCH(&quot;worldY = &quot;;[.D137])+9;(SEARCH(&quot;posX = &quot;;[.D137])-SEARCH(&quot;worldY = &quot;;[.D137])-11))" office:value-type="string" office:string-value="22">
            <text:p>22</text:p>
          </table:table-cell>
          <table:table-cell table:formula="of:=MID([.D137];(SEARCH(&quot;posX = &quot;;[.D137])+7);(SEARCH(&quot;,&quot;;[.D137];SEARCH(&quot;posX&quot;;[.D137]))-SEARCH(&quot;posX = &quot;;[.D137])-7))" office:value-type="string" office:string-value="160">
            <text:p>160</text:p>
          </table:table-cell>
          <table:table-cell table:formula="of:=IF(LEN([.D137])&lt;60;MID([.D137];(SEARCH(&quot;posY = &quot;;[.D137])+7);(SEARCH(&quot;}&quot;;[.D137];SEARCH(&quot;posY&quot;;[.D137]))-SEARCH(&quot;posY = &quot;;[.D137])-7));MID([.D142];(SEARCH(&quot;posY = &quot;;[.D142])+7);(SEARCH(&quot;}&quot;;[.D142];SEARCH(&quot;posY&quot;;[.D142]))-SEARCH(&quot;posY = &quot;;[.D142])-7)))" office:value-type="string" office:string-value="288">
            <text:p>288</text:p>
          </table:table-cell>
          <table:table-cell table:formula="of:=MID([.D137];SEARCH(&quot;posZ = &quot;;[.D137])+7;(SEARCH(&quot;}&quot;;[.D137])-SEARCH(&quot;posZ = &quot;;[.D1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61, posY = 273}, -- <text:s/>clothing store</text:p>
          </table:table-cell>
          <table:table-cell office:value-type="string">
            <text:p>West Point</text:p>
          </table:table-cell>
          <table:table-cell table:formula="of:=MID([.A138];SEARCH(&quot;--&quot;;[.A138])+2;256)" office:value-type="string" office:string-value="  clothing store">
            <text:p><text:s text:c="2"/>clothing store</text:p>
          </table:table-cell>
          <table:table-cell table:formula="of:=MID([.A138];1;SEARCH(&quot;--&quot;;[.A138])-1)" office:value-type="string" office:string-value="{worldX = 39, worldY = 22, posX = 161, posY = 273}, ">
            <text:p>{worldX = 39, worldY = 22, posX = 161, posY = 27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6">
            <text:p>136</text:p>
          </table:table-cell>
          <table:table-cell table:number-columns-repeated="22"/>
          <table:table-cell table:formula="of:=CONCATENATE([.D138];&quot;-- &quot;;[.B138];&quot;,&quot;;[.C138];&quot; ID:&quot;;[.I138])" office:value-type="string" office:string-value="{worldX = 39, worldY = 22, posX = 161, posY = 273}, -- West Point,  clothing store ID:136">
            <text:p>{worldX = 39, worldY = 22, posX = 161, posY = 273}, -- West Point, <text:s/>clothing store ID:136</text:p>
          </table:table-cell>
          <table:table-cell table:formula="of:=MID([.D138];SEARCH(&quot;worldX = &quot;;[.D138])+9;(SEARCH(&quot;worldY = &quot;;[.D138])-SEARCH(&quot;worldX = &quot;;[.D138])-11))" office:value-type="string" office:string-value="39">
            <text:p>39</text:p>
          </table:table-cell>
          <table:table-cell table:formula="of:=MID([.D138];SEARCH(&quot;worldY = &quot;;[.D138])+9;(SEARCH(&quot;posX = &quot;;[.D138])-SEARCH(&quot;worldY = &quot;;[.D138])-11))" office:value-type="string" office:string-value="22">
            <text:p>22</text:p>
          </table:table-cell>
          <table:table-cell table:formula="of:=MID([.D138];(SEARCH(&quot;posX = &quot;;[.D138])+7);(SEARCH(&quot;,&quot;;[.D138];SEARCH(&quot;posX&quot;;[.D138]))-SEARCH(&quot;posX = &quot;;[.D138])-7))" office:value-type="string" office:string-value="161">
            <text:p>161</text:p>
          </table:table-cell>
          <table:table-cell table:formula="of:=IF(LEN([.D138])&lt;60;MID([.D138];(SEARCH(&quot;posY = &quot;;[.D138])+7);(SEARCH(&quot;}&quot;;[.D138];SEARCH(&quot;posY&quot;;[.D138]))-SEARCH(&quot;posY = &quot;;[.D138])-7));MID([.D143];(SEARCH(&quot;posY = &quot;;[.D143])+7);(SEARCH(&quot;}&quot;;[.D143];SEARCH(&quot;posY&quot;;[.D143]))-SEARCH(&quot;posY = &quot;;[.D143])-7)))" office:value-type="string" office:string-value="273">
            <text:p>273</text:p>
          </table:table-cell>
          <table:table-cell table:formula="of:=MID([.D138];SEARCH(&quot;posZ = &quot;;[.D138])+7;(SEARCH(&quot;}&quot;;[.D138])-SEARCH(&quot;posZ = &quot;;[.D13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60, posY = 288, posZ = 1}, -- <text:s/>apartment 5, above hairogenesis, nice</text:p>
          </table:table-cell>
          <table:table-cell office:value-type="string">
            <text:p>West Point</text:p>
          </table:table-cell>
          <table:table-cell table:formula="of:=MID([.A139];SEARCH(&quot;--&quot;;[.A139])+2;256)" office:value-type="string" office:string-value="  apartment 5, above hairogenesis, nice">
            <text:p><text:s text:c="2"/>apartment 5, above hairogenesis, nice</text:p>
          </table:table-cell>
          <table:table-cell table:formula="of:=MID([.A139];1;SEARCH(&quot;--&quot;;[.A139])-1)" office:value-type="string" office:string-value="{worldX = 39, worldY = 23, posX = 160, posY = 288, posZ = 1}, ">
            <text:p>{worldX = 39, worldY = 23, posX = 160, posY = 288, posZ = 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  <table:table-cell table:formula="of:=CONCATENATE([.D139];&quot;-- &quot;;[.B139];&quot;,&quot;;[.C139];&quot; ID:&quot;;[.I139])" office:value-type="string" office:string-value="{worldX = 39, worldY = 23, posX = 160, posY = 288, posZ = 1}, -- West Point,  apartment 5, above hairogenesis, nice ID:137">
            <text:p>{worldX = 39, worldY = 23, posX = 160, posY = 288, posZ = 1}, -- West Point, <text:s/>apartment 5, above hairogenesis, nice ID:137</text:p>
          </table:table-cell>
          <table:table-cell table:formula="of:=MID([.D139];SEARCH(&quot;worldX = &quot;;[.D139])+9;(SEARCH(&quot;worldY = &quot;;[.D139])-SEARCH(&quot;worldX = &quot;;[.D139])-11))" office:value-type="string" office:string-value="39">
            <text:p>39</text:p>
          </table:table-cell>
          <table:table-cell table:formula="of:=MID([.D139];SEARCH(&quot;worldY = &quot;;[.D139])+9;(SEARCH(&quot;posX = &quot;;[.D139])-SEARCH(&quot;worldY = &quot;;[.D139])-11))" office:value-type="string" office:string-value="23">
            <text:p>23</text:p>
          </table:table-cell>
          <table:table-cell table:formula="of:=MID([.D139];(SEARCH(&quot;posX = &quot;;[.D139])+7);(SEARCH(&quot;,&quot;;[.D139];SEARCH(&quot;posX&quot;;[.D139]))-SEARCH(&quot;posX = &quot;;[.D139])-7))" office:value-type="string" office:string-value="160">
            <text:p>160</text:p>
          </table:table-cell>
          <table:table-cell table:formula="of:=IF(LEN([.D139])&lt;60;MID([.D139];(SEARCH(&quot;posY = &quot;;[.D139])+7);(SEARCH(&quot;}&quot;;[.D139];SEARCH(&quot;posY&quot;;[.D139]))-SEARCH(&quot;posY = &quot;;[.D139])-7));MID([.D144];(SEARCH(&quot;posY = &quot;;[.D144])+7);(SEARCH(&quot;}&quot;;[.D144];SEARCH(&quot;posY&quot;;[.D144]))-SEARCH(&quot;posY = &quot;;[.D144])-7)))" office:value-type="string" office:string-value="202">
            <text:p>202</text:p>
          </table:table-cell>
          <table:table-cell table:formula="of:=MID([.D139];SEARCH(&quot;posZ = &quot;;[.D139])+7;(SEARCH(&quot;}&quot;;[.D139])-SEARCH(&quot;posZ = &quot;;[.D139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3, posX = 169, posY = 286, posZ = 1}, -- <text:s/>apartment 6, above valu insurance</text:p>
          </table:table-cell>
          <table:table-cell office:value-type="string">
            <text:p>West Point</text:p>
          </table:table-cell>
          <table:table-cell table:formula="of:=MID([.A140];SEARCH(&quot;--&quot;;[.A140])+2;256)" office:value-type="string" office:string-value="  apartment 6, above valu insurance">
            <text:p><text:s text:c="2"/>apartment 6, above valu insurance</text:p>
          </table:table-cell>
          <table:table-cell table:formula="of:=MID([.A140];1;SEARCH(&quot;--&quot;;[.A140])-1)" office:value-type="string" office:string-value="{worldX = 39, worldY = 23, posX = 169, posY = 286, posZ = 1}, ">
            <text:p>{worldX = 39, worldY = 23, posX = 169, posY = 286, posZ = 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8">
            <text:p>13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140];&quot;-- &quot;;[.B140];&quot;,&quot;;[.C140];&quot; ID:&quot;;[.I140])" office:value-type="string" office:string-value="{worldX = 39, worldY = 23, posX = 169, posY = 286, posZ = 1}, -- West Point,  apartment 6, above valu insurance ID:138">
            <text:p>{worldX = 39, worldY = 23, posX = 169, posY = 286, posZ = 1}, -- West Point, <text:s/>apartment 6, above valu insurance ID:138</text:p>
          </table:table-cell>
          <table:table-cell table:formula="of:=MID([.D140];SEARCH(&quot;worldX = &quot;;[.D140])+9;(SEARCH(&quot;worldY = &quot;;[.D140])-SEARCH(&quot;worldX = &quot;;[.D140])-11))" office:value-type="string" office:string-value="39">
            <text:p>39</text:p>
          </table:table-cell>
          <table:table-cell table:formula="of:=MID([.D140];SEARCH(&quot;worldY = &quot;;[.D140])+9;(SEARCH(&quot;posX = &quot;;[.D140])-SEARCH(&quot;worldY = &quot;;[.D140])-11))" office:value-type="string" office:string-value="23">
            <text:p>23</text:p>
          </table:table-cell>
          <table:table-cell table:formula="of:=MID([.D140];(SEARCH(&quot;posX = &quot;;[.D140])+7);(SEARCH(&quot;,&quot;;[.D140];SEARCH(&quot;posX&quot;;[.D140]))-SEARCH(&quot;posX = &quot;;[.D140])-7))" office:value-type="string" office:string-value="169">
            <text:p>169</text:p>
          </table:table-cell>
          <table:table-cell table:formula="of:=IF(LEN([.D140])&lt;60;MID([.D140];(SEARCH(&quot;posY = &quot;;[.D140])+7);(SEARCH(&quot;}&quot;;[.D140];SEARCH(&quot;posY&quot;;[.D140]))-SEARCH(&quot;posY = &quot;;[.D140])-7));MID([.D145];(SEARCH(&quot;posY = &quot;;[.D145])+7);(SEARCH(&quot;}&quot;;[.D145];SEARCH(&quot;posY&quot;;[.D145]))-SEARCH(&quot;posY = &quot;;[.D145])-7)))" office:value-type="string" office:string-value="161">
            <text:p>161</text:p>
          </table:table-cell>
          <table:table-cell table:formula="of:=MID([.D140];SEARCH(&quot;posZ = &quot;;[.D140])+7;(SEARCH(&quot;}&quot;;[.D140])-SEARCH(&quot;posZ = &quot;;[.D140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24, posY = 270}, -- <text:s/>gas station </text:p>
          </table:table-cell>
          <table:table-cell office:value-type="string">
            <text:p>West Point</text:p>
          </table:table-cell>
          <table:table-cell table:formula="of:=MID([.A141];SEARCH(&quot;--&quot;;[.A141])+2;256)" office:value-type="string" office:string-value="  gas station ">
            <text:p><text:s text:c="2"/>gas station </text:p>
          </table:table-cell>
          <table:table-cell table:formula="of:=MID([.A141];1;SEARCH(&quot;--&quot;;[.A141])-1)" office:value-type="string" office:string-value="{worldX = 39, worldY = 22, posX = 124, posY = 270}, ">
            <text:p>{worldX = 39, worldY = 22, posX = 124, posY = 27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141];&quot;-- &quot;;[.B141];&quot;,&quot;;[.C141];&quot; ID:&quot;;[.I141])" office:value-type="string" office:string-value="{worldX = 39, worldY = 22, posX = 124, posY = 270}, -- West Point,  gas station  ID:139">
            <text:p>{worldX = 39, worldY = 22, posX = 124, posY = 270}, -- West Point, <text:s/>gas station <text:s/>ID:139</text:p>
          </table:table-cell>
          <table:table-cell table:formula="of:=MID([.D141];SEARCH(&quot;worldX = &quot;;[.D141])+9;(SEARCH(&quot;worldY = &quot;;[.D141])-SEARCH(&quot;worldX = &quot;;[.D141])-11))" office:value-type="string" office:string-value="39">
            <text:p>39</text:p>
          </table:table-cell>
          <table:table-cell table:formula="of:=MID([.D141];SEARCH(&quot;worldY = &quot;;[.D141])+9;(SEARCH(&quot;posX = &quot;;[.D141])-SEARCH(&quot;worldY = &quot;;[.D141])-11))" office:value-type="string" office:string-value="22">
            <text:p>22</text:p>
          </table:table-cell>
          <table:table-cell table:formula="of:=MID([.D141];(SEARCH(&quot;posX = &quot;;[.D141])+7);(SEARCH(&quot;,&quot;;[.D141];SEARCH(&quot;posX&quot;;[.D141]))-SEARCH(&quot;posX = &quot;;[.D141])-7))" office:value-type="string" office:string-value="124">
            <text:p>124</text:p>
          </table:table-cell>
          <table:table-cell table:formula="of:=IF(LEN([.D141])&lt;60;MID([.D141];(SEARCH(&quot;posY = &quot;;[.D141])+7);(SEARCH(&quot;}&quot;;[.D141];SEARCH(&quot;posY&quot;;[.D141]))-SEARCH(&quot;posY = &quot;;[.D141])-7));MID([.D146];(SEARCH(&quot;posY = &quot;;[.D146])+7);(SEARCH(&quot;}&quot;;[.D146];SEARCH(&quot;posY&quot;;[.D146]))-SEARCH(&quot;posY = &quot;;[.D146])-7)))" office:value-type="string" office:string-value="270">
            <text:p>270</text:p>
          </table:table-cell>
          <table:table-cell table:formula="of:=MID([.D141];SEARCH(&quot;posZ = &quot;;[.D141])+7;(SEARCH(&quot;}&quot;;[.D141])-SEARCH(&quot;posZ = &quot;;[.D1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73, posY = 213}, -- <text:s/>spiffos</text:p>
          </table:table-cell>
          <table:table-cell office:value-type="string">
            <text:p>West Point</text:p>
          </table:table-cell>
          <table:table-cell table:formula="of:=MID([.A142];SEARCH(&quot;--&quot;;[.A142])+2;256)" office:value-type="string" office:string-value="  spiffos">
            <text:p><text:s text:c="2"/>spiffos</text:p>
          </table:table-cell>
          <table:table-cell table:formula="of:=MID([.A142];1;SEARCH(&quot;--&quot;;[.A142])-1)" office:value-type="string" office:string-value="{worldX = 39, worldY = 22, posX = 273, posY = 213}, ">
            <text:p>{worldX = 39, worldY = 22, posX = 273, posY = 213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0">
            <text:p>14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142];&quot;-- &quot;;[.B142];&quot;,&quot;;[.C142];&quot; ID:&quot;;[.I142])" office:value-type="string" office:string-value="{worldX = 39, worldY = 22, posX = 273, posY = 213}, -- West Point,  spiffos ID:140">
            <text:p>{worldX = 39, worldY = 22, posX = 273, posY = 213}, -- West Point, <text:s/>spiffos ID:140</text:p>
          </table:table-cell>
          <table:table-cell table:formula="of:=MID([.D142];SEARCH(&quot;worldX = &quot;;[.D142])+9;(SEARCH(&quot;worldY = &quot;;[.D142])-SEARCH(&quot;worldX = &quot;;[.D142])-11))" office:value-type="string" office:string-value="39">
            <text:p>39</text:p>
          </table:table-cell>
          <table:table-cell table:formula="of:=MID([.D142];SEARCH(&quot;worldY = &quot;;[.D142])+9;(SEARCH(&quot;posX = &quot;;[.D142])-SEARCH(&quot;worldY = &quot;;[.D142])-11))" office:value-type="string" office:string-value="22">
            <text:p>22</text:p>
          </table:table-cell>
          <table:table-cell table:formula="of:=MID([.D142];(SEARCH(&quot;posX = &quot;;[.D142])+7);(SEARCH(&quot;,&quot;;[.D142];SEARCH(&quot;posX&quot;;[.D142]))-SEARCH(&quot;posX = &quot;;[.D142])-7))" office:value-type="string" office:string-value="273">
            <text:p>273</text:p>
          </table:table-cell>
          <table:table-cell table:formula="of:=IF(LEN([.D142])&lt;60;MID([.D142];(SEARCH(&quot;posY = &quot;;[.D142])+7);(SEARCH(&quot;}&quot;;[.D142];SEARCH(&quot;posY&quot;;[.D142]))-SEARCH(&quot;posY = &quot;;[.D142])-7));MID([.D147];(SEARCH(&quot;posY = &quot;;[.D147])+7);(SEARCH(&quot;}&quot;;[.D147];SEARCH(&quot;posY&quot;;[.D147]))-SEARCH(&quot;posY = &quot;;[.D147])-7)))" office:value-type="string" office:string-value="213">
            <text:p>213</text:p>
          </table:table-cell>
          <table:table-cell table:formula="of:=MID([.D142];SEARCH(&quot;posZ = &quot;;[.D142])+7;(SEARCH(&quot;}&quot;;[.D142])-SEARCH(&quot;posZ = &quot;;[.D1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82, posY = 207}, -- <text:s/>spiffos, kitchen</text:p>
          </table:table-cell>
          <table:table-cell office:value-type="string">
            <text:p>West Point</text:p>
          </table:table-cell>
          <table:table-cell table:formula="of:=MID([.A143];SEARCH(&quot;--&quot;;[.A143])+2;256)" office:value-type="string" office:string-value="  spiffos, kitchen">
            <text:p><text:s text:c="2"/>spiffos, kitchen</text:p>
          </table:table-cell>
          <table:table-cell table:formula="of:=MID([.A143];1;SEARCH(&quot;--&quot;;[.A143])-1)" office:value-type="string" office:string-value="{worldX = 39, worldY = 22, posX = 282, posY = 207}, ">
            <text:p>{worldX = 39, worldY = 22, posX = 282, posY = 207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1">
            <text:p>14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143];&quot;-- &quot;;[.B143];&quot;,&quot;;[.C143];&quot; ID:&quot;;[.I143])" office:value-type="string" office:string-value="{worldX = 39, worldY = 22, posX = 282, posY = 207}, -- West Point,  spiffos, kitchen ID:141">
            <text:p>{worldX = 39, worldY = 22, posX = 282, posY = 207}, -- West Point, <text:s/>spiffos, kitchen ID:141</text:p>
          </table:table-cell>
          <table:table-cell table:formula="of:=MID([.D143];SEARCH(&quot;worldX = &quot;;[.D143])+9;(SEARCH(&quot;worldY = &quot;;[.D143])-SEARCH(&quot;worldX = &quot;;[.D143])-11))" office:value-type="string" office:string-value="39">
            <text:p>39</text:p>
          </table:table-cell>
          <table:table-cell table:formula="of:=MID([.D143];SEARCH(&quot;worldY = &quot;;[.D143])+9;(SEARCH(&quot;posX = &quot;;[.D143])-SEARCH(&quot;worldY = &quot;;[.D143])-11))" office:value-type="string" office:string-value="22">
            <text:p>22</text:p>
          </table:table-cell>
          <table:table-cell table:formula="of:=MID([.D143];(SEARCH(&quot;posX = &quot;;[.D143])+7);(SEARCH(&quot;,&quot;;[.D143];SEARCH(&quot;posX&quot;;[.D143]))-SEARCH(&quot;posX = &quot;;[.D143])-7))" office:value-type="string" office:string-value="282">
            <text:p>282</text:p>
          </table:table-cell>
          <table:table-cell table:formula="of:=IF(LEN([.D143])&lt;60;MID([.D143];(SEARCH(&quot;posY = &quot;;[.D143])+7);(SEARCH(&quot;}&quot;;[.D143];SEARCH(&quot;posY&quot;;[.D143]))-SEARCH(&quot;posY = &quot;;[.D143])-7));MID([.D148];(SEARCH(&quot;posY = &quot;;[.D148])+7);(SEARCH(&quot;}&quot;;[.D148];SEARCH(&quot;posY&quot;;[.D148]))-SEARCH(&quot;posY = &quot;;[.D148])-7)))" office:value-type="string" office:string-value="207">
            <text:p>207</text:p>
          </table:table-cell>
          <table:table-cell table:formula="of:=MID([.D143];SEARCH(&quot;posZ = &quot;;[.D143])+7;(SEARCH(&quot;}&quot;;[.D143])-SEARCH(&quot;posZ = &quot;;[.D1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2, posX = 67, posY = 202}, -- <text:s/>twiggy's</text:p>
          </table:table-cell>
          <table:table-cell office:value-type="string">
            <text:p>West Point</text:p>
          </table:table-cell>
          <table:table-cell table:formula="of:=MID([.A144];SEARCH(&quot;--&quot;;[.A144])+2;256)" office:value-type="string" office:string-value="  twiggy's">
            <text:p><text:s text:c="2"/>twiggy's</text:p>
          </table:table-cell>
          <table:table-cell table:formula="of:=MID([.A144];1;SEARCH(&quot;--&quot;;[.A144])-1)" office:value-type="string" office:string-value="{worldX = 40, worldY = 22, posX = 67, posY = 202}, ">
            <text:p>{worldX = 40, worldY = 22, posX = 67, posY = 202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2">
            <text:p>142</text:p>
          </table:table-cell>
          <table:table-cell table:number-columns-repeated="22"/>
          <table:table-cell table:formula="of:=CONCATENATE([.D144];&quot;-- &quot;;[.B144];&quot;,&quot;;[.C144];&quot; ID:&quot;;[.I144])" office:value-type="string" office:string-value="{worldX = 40, worldY = 22, posX = 67, posY = 202}, -- West Point,  twiggy's ID:142">
            <text:p>{worldX = 40, worldY = 22, posX = 67, posY = 202}, -- West Point, <text:s/>twiggy's ID:142</text:p>
          </table:table-cell>
          <table:table-cell table:formula="of:=MID([.D144];SEARCH(&quot;worldX = &quot;;[.D144])+9;(SEARCH(&quot;worldY = &quot;;[.D144])-SEARCH(&quot;worldX = &quot;;[.D144])-11))" office:value-type="string" office:string-value="40">
            <text:p>40</text:p>
          </table:table-cell>
          <table:table-cell table:formula="of:=MID([.D144];SEARCH(&quot;worldY = &quot;;[.D144])+9;(SEARCH(&quot;posX = &quot;;[.D144])-SEARCH(&quot;worldY = &quot;;[.D144])-11))" office:value-type="string" office:string-value="22">
            <text:p>22</text:p>
          </table:table-cell>
          <table:table-cell table:formula="of:=MID([.D144];(SEARCH(&quot;posX = &quot;;[.D144])+7);(SEARCH(&quot;,&quot;;[.D144];SEARCH(&quot;posX&quot;;[.D144]))-SEARCH(&quot;posX = &quot;;[.D144])-7))" office:value-type="string" office:string-value="67">
            <text:p>67</text:p>
          </table:table-cell>
          <table:table-cell table:formula="of:=IF(LEN([.D144])&lt;60;MID([.D144];(SEARCH(&quot;posY = &quot;;[.D144])+7);(SEARCH(&quot;}&quot;;[.D144];SEARCH(&quot;posY&quot;;[.D144]))-SEARCH(&quot;posY = &quot;;[.D144])-7));MID([.D149];(SEARCH(&quot;posY = &quot;;[.D149])+7);(SEARCH(&quot;}&quot;;[.D149];SEARCH(&quot;posY&quot;;[.D149]))-SEARCH(&quot;posY = &quot;;[.D149])-7)))" office:value-type="string" office:string-value="202">
            <text:p>202</text:p>
          </table:table-cell>
          <table:table-cell table:formula="of:=MID([.D144];SEARCH(&quot;posZ = &quot;;[.D144])+7;(SEARCH(&quot;}&quot;;[.D144])-SEARCH(&quot;posZ = &quot;;[.D1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2, posX = 74, posY = 161}, -- <text:s/>gun store, entrance</text:p>
          </table:table-cell>
          <table:table-cell office:value-type="string">
            <text:p>West Point</text:p>
          </table:table-cell>
          <table:table-cell table:formula="of:=MID([.A145];SEARCH(&quot;--&quot;;[.A145])+2;256)" office:value-type="string" office:string-value="  gun store, entrance">
            <text:p><text:s text:c="2"/>gun store, entrance</text:p>
          </table:table-cell>
          <table:table-cell table:formula="of:=MID([.A145];1;SEARCH(&quot;--&quot;;[.A145])-1)" office:value-type="string" office:string-value="{worldX = 40, worldY = 22, posX = 74, posY = 161}, ">
            <text:p>{worldX = 40, worldY = 22, posX = 74, posY = 161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3">
            <text:p>14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145];&quot;-- &quot;;[.B145];&quot;,&quot;;[.C145];&quot; ID:&quot;;[.I145])" office:value-type="string" office:string-value="{worldX = 40, worldY = 22, posX = 74, posY = 161}, -- West Point,  gun store, entrance ID:143">
            <text:p>{worldX = 40, worldY = 22, posX = 74, posY = 161}, -- West Point, <text:s/>gun store, entrance ID:143</text:p>
          </table:table-cell>
          <table:table-cell table:formula="of:=MID([.D145];SEARCH(&quot;worldX = &quot;;[.D145])+9;(SEARCH(&quot;worldY = &quot;;[.D145])-SEARCH(&quot;worldX = &quot;;[.D145])-11))" office:value-type="string" office:string-value="40">
            <text:p>40</text:p>
          </table:table-cell>
          <table:table-cell table:formula="of:=MID([.D145];SEARCH(&quot;worldY = &quot;;[.D145])+9;(SEARCH(&quot;posX = &quot;;[.D145])-SEARCH(&quot;worldY = &quot;;[.D145])-11))" office:value-type="string" office:string-value="22">
            <text:p>22</text:p>
          </table:table-cell>
          <table:table-cell table:formula="of:=MID([.D145];(SEARCH(&quot;posX = &quot;;[.D145])+7);(SEARCH(&quot;,&quot;;[.D145];SEARCH(&quot;posX&quot;;[.D145]))-SEARCH(&quot;posX = &quot;;[.D145])-7))" office:value-type="string" office:string-value="74">
            <text:p>74</text:p>
          </table:table-cell>
          <table:table-cell table:formula="of:=IF(LEN([.D145])&lt;60;MID([.D145];(SEARCH(&quot;posY = &quot;;[.D145])+7);(SEARCH(&quot;}&quot;;[.D145];SEARCH(&quot;posY&quot;;[.D145]))-SEARCH(&quot;posY = &quot;;[.D145])-7));MID([.D150];(SEARCH(&quot;posY = &quot;;[.D150])+7);(SEARCH(&quot;}&quot;;[.D150];SEARCH(&quot;posY&quot;;[.D150]))-SEARCH(&quot;posY = &quot;;[.D150])-7)))" office:value-type="string" office:string-value="161">
            <text:p>161</text:p>
          </table:table-cell>
          <table:table-cell table:formula="of:=MID([.D145];SEARCH(&quot;posZ = &quot;;[.D145])+7;(SEARCH(&quot;}&quot;;[.D145])-SEARCH(&quot;posZ = &quot;;[.D145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9, worldY = 22, posX = 234, posY = 200}, -- <text:s/>pharmahug, store</text:p>
          </table:table-cell>
          <table:table-cell office:value-type="string">
            <text:p>West Point</text:p>
          </table:table-cell>
          <table:table-cell table:formula="of:=MID([.A146];SEARCH(&quot;--&quot;;[.A146])+2;256)" office:value-type="string" office:string-value="  pharmahug, store">
            <text:p><text:s text:c="2"/>pharmahug, store</text:p>
          </table:table-cell>
          <table:table-cell table:formula="of:=MID([.A146];1;SEARCH(&quot;--&quot;;[.A146])-1)" office:value-type="string" office:string-value="{worldX = 39, worldY = 22, posX = 234, posY = 200}, ">
            <text:p>{worldX = 39, worldY = 22, posX = 234, posY = 20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4">
            <text:p>144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46];&quot;-- &quot;;[.B146];&quot;,&quot;;[.C146];&quot; ID:&quot;;[.I146])" office:value-type="string" office:string-value="{worldX = 39, worldY = 22, posX = 234, posY = 200}, -- West Point,  pharmahug, store ID:144">
            <text:p>{worldX = 39, worldY = 22, posX = 234, posY = 200}, -- West Point, <text:s/>pharmahug, store ID:144</text:p>
          </table:table-cell>
          <table:table-cell table:formula="of:=MID([.D146];SEARCH(&quot;worldX = &quot;;[.D146])+9;(SEARCH(&quot;worldY = &quot;;[.D146])-SEARCH(&quot;worldX = &quot;;[.D146])-11))" office:value-type="string" office:string-value="39">
            <text:p>39</text:p>
          </table:table-cell>
          <table:table-cell table:formula="of:=MID([.D146];SEARCH(&quot;worldY = &quot;;[.D146])+9;(SEARCH(&quot;posX = &quot;;[.D146])-SEARCH(&quot;worldY = &quot;;[.D146])-11))" office:value-type="string" office:string-value="22">
            <text:p>22</text:p>
          </table:table-cell>
          <table:table-cell table:formula="of:=MID([.D146];(SEARCH(&quot;posX = &quot;;[.D146])+7);(SEARCH(&quot;,&quot;;[.D146];SEARCH(&quot;posX&quot;;[.D146]))-SEARCH(&quot;posX = &quot;;[.D146])-7))" office:value-type="string" office:string-value="234">
            <text:p>234</text:p>
          </table:table-cell>
          <table:table-cell table:formula="of:=IF(LEN([.D146])&lt;60;MID([.D146];(SEARCH(&quot;posY = &quot;;[.D146])+7);(SEARCH(&quot;}&quot;;[.D146];SEARCH(&quot;posY&quot;;[.D146]))-SEARCH(&quot;posY = &quot;;[.D146])-7));MID([.D151];(SEARCH(&quot;posY = &quot;;[.D151])+7);(SEARCH(&quot;}&quot;;[.D151];SEARCH(&quot;posY&quot;;[.D151]))-SEARCH(&quot;posY = &quot;;[.D151])-7)))" office:value-type="string" office:string-value="200">
            <text:p>200</text:p>
          </table:table-cell>
          <table:table-cell table:formula="of:=MID([.D146];SEARCH(&quot;posZ = &quot;;[.D146])+7;(SEARCH(&quot;}&quot;;[.D146])-SEARCH(&quot;posZ = &quot;;[.D146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9, worldY = 22, posX = 239, posY = 198}, -- <text:s/>pharmahug, back room</text:p>
          </table:table-cell>
          <table:table-cell office:value-type="string">
            <text:p>West Point</text:p>
          </table:table-cell>
          <table:table-cell table:formula="of:=MID([.A147];SEARCH(&quot;--&quot;;[.A147])+2;256)" office:value-type="string" office:string-value="  pharmahug, back room">
            <text:p><text:s text:c="2"/>pharmahug, back room</text:p>
          </table:table-cell>
          <table:table-cell table:formula="of:=MID([.A147];1;SEARCH(&quot;--&quot;;[.A147])-1)" office:value-type="string" office:string-value="{worldX = 39, worldY = 22, posX = 239, posY = 198}, ">
            <text:p>{worldX = 39, worldY = 22, posX = 239, posY = 198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5">
            <text:p>145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47];&quot;-- &quot;;[.B147];&quot;,&quot;;[.C147];&quot; ID:&quot;;[.I147])" office:value-type="string" office:string-value="{worldX = 39, worldY = 22, posX = 239, posY = 198}, -- West Point,  pharmahug, back room ID:145">
            <text:p>{worldX = 39, worldY = 22, posX = 239, posY = 198}, -- West Point, <text:s/>pharmahug, back room ID:145</text:p>
          </table:table-cell>
          <table:table-cell table:formula="of:=MID([.D147];SEARCH(&quot;worldX = &quot;;[.D147])+9;(SEARCH(&quot;worldY = &quot;;[.D147])-SEARCH(&quot;worldX = &quot;;[.D147])-11))" office:value-type="string" office:string-value="39">
            <text:p>39</text:p>
          </table:table-cell>
          <table:table-cell table:formula="of:=MID([.D147];SEARCH(&quot;worldY = &quot;;[.D147])+9;(SEARCH(&quot;posX = &quot;;[.D147])-SEARCH(&quot;worldY = &quot;;[.D147])-11))" office:value-type="string" office:string-value="22">
            <text:p>22</text:p>
          </table:table-cell>
          <table:table-cell table:formula="of:=MID([.D147];(SEARCH(&quot;posX = &quot;;[.D147])+7);(SEARCH(&quot;,&quot;;[.D147];SEARCH(&quot;posX&quot;;[.D147]))-SEARCH(&quot;posX = &quot;;[.D147])-7))" office:value-type="string" office:string-value="239">
            <text:p>239</text:p>
          </table:table-cell>
          <table:table-cell table:formula="of:=IF(LEN([.D147])&lt;60;MID([.D147];(SEARCH(&quot;posY = &quot;;[.D147])+7);(SEARCH(&quot;}&quot;;[.D147];SEARCH(&quot;posY&quot;;[.D147]))-SEARCH(&quot;posY = &quot;;[.D147])-7));MID([.D152];(SEARCH(&quot;posY = &quot;;[.D152])+7);(SEARCH(&quot;}&quot;;[.D152];SEARCH(&quot;posY&quot;;[.D152]))-SEARCH(&quot;posY = &quot;;[.D152])-7)))" office:value-type="string" office:string-value="198">
            <text:p>198</text:p>
          </table:table-cell>
          <table:table-cell table:formula="of:=MID([.D147];SEARCH(&quot;posZ = &quot;;[.D147])+7;(SEARCH(&quot;}&quot;;[.D147])-SEARCH(&quot;posZ = &quot;;[.D1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33, posY = 187}, -- <text:s/>laundromat</text:p>
          </table:table-cell>
          <table:table-cell office:value-type="string">
            <text:p>West Point</text:p>
          </table:table-cell>
          <table:table-cell table:formula="of:=MID([.A148];SEARCH(&quot;--&quot;;[.A148])+2;256)" office:value-type="string" office:string-value="  laundromat">
            <text:p><text:s text:c="2"/>laundromat</text:p>
          </table:table-cell>
          <table:table-cell table:formula="of:=MID([.A148];1;SEARCH(&quot;--&quot;;[.A148])-1)" office:value-type="string" office:string-value="{worldX = 39, worldY = 22, posX = 233, posY = 187}, ">
            <text:p>{worldX = 39, worldY = 22, posX = 233, posY = 187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formula="of:=CONCATENATE([.D148];&quot;-- &quot;;[.B148];&quot;,&quot;;[.C148];&quot; ID:&quot;;[.I148])" office:value-type="string" office:string-value="{worldX = 39, worldY = 22, posX = 233, posY = 187}, -- West Point,  laundromat ID:146">
            <text:p>{worldX = 39, worldY = 22, posX = 233, posY = 187}, -- West Point, <text:s/>laundromat ID:146</text:p>
          </table:table-cell>
          <table:table-cell table:formula="of:=MID([.D148];SEARCH(&quot;worldX = &quot;;[.D148])+9;(SEARCH(&quot;worldY = &quot;;[.D148])-SEARCH(&quot;worldX = &quot;;[.D148])-11))" office:value-type="string" office:string-value="39">
            <text:p>39</text:p>
          </table:table-cell>
          <table:table-cell table:formula="of:=MID([.D148];SEARCH(&quot;worldY = &quot;;[.D148])+9;(SEARCH(&quot;posX = &quot;;[.D148])-SEARCH(&quot;worldY = &quot;;[.D148])-11))" office:value-type="string" office:string-value="22">
            <text:p>22</text:p>
          </table:table-cell>
          <table:table-cell table:formula="of:=MID([.D148];(SEARCH(&quot;posX = &quot;;[.D148])+7);(SEARCH(&quot;,&quot;;[.D148];SEARCH(&quot;posX&quot;;[.D148]))-SEARCH(&quot;posX = &quot;;[.D148])-7))" office:value-type="string" office:string-value="233">
            <text:p>233</text:p>
          </table:table-cell>
          <table:table-cell table:formula="of:=IF(LEN([.D148])&lt;60;MID([.D148];(SEARCH(&quot;posY = &quot;;[.D148])+7);(SEARCH(&quot;}&quot;;[.D148];SEARCH(&quot;posY&quot;;[.D148]))-SEARCH(&quot;posY = &quot;;[.D148])-7));MID([.D153];(SEARCH(&quot;posY = &quot;;[.D153])+7);(SEARCH(&quot;}&quot;;[.D153];SEARCH(&quot;posY&quot;;[.D153]))-SEARCH(&quot;posY = &quot;;[.D153])-7)))" office:value-type="string" office:string-value="187">
            <text:p>187</text:p>
          </table:table-cell>
          <table:table-cell table:formula="of:=MID([.D148];SEARCH(&quot;posZ = &quot;;[.D148])+7;(SEARCH(&quot;}&quot;;[.D148])-SEARCH(&quot;posZ = &quot;;[.D1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07, posY = 213}, -- <text:s/>auto shop, lobby</text:p>
          </table:table-cell>
          <table:table-cell office:value-type="string">
            <text:p>West Point</text:p>
          </table:table-cell>
          <table:table-cell table:formula="of:=MID([.A149];SEARCH(&quot;--&quot;;[.A149])+2;256)" office:value-type="string" office:string-value="  auto shop, lobby">
            <text:p><text:s text:c="2"/>auto shop, lobby</text:p>
          </table:table-cell>
          <table:table-cell table:formula="of:=MID([.A149];1;SEARCH(&quot;--&quot;;[.A149])-1)" office:value-type="string" office:string-value="{worldX = 39, worldY = 22, posX = 207, posY = 213}, ">
            <text:p>{worldX = 39, worldY = 22, posX = 207, posY = 213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7">
            <text:p>147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149];&quot;-- &quot;;[.B149];&quot;,&quot;;[.C149];&quot; ID:&quot;;[.I149])" office:value-type="string" office:string-value="{worldX = 39, worldY = 22, posX = 207, posY = 213}, -- West Point,  auto shop, lobby ID:147">
            <text:p>{worldX = 39, worldY = 22, posX = 207, posY = 213}, -- West Point, <text:s/>auto shop, lobby ID:147</text:p>
          </table:table-cell>
          <table:table-cell table:formula="of:=MID([.D149];SEARCH(&quot;worldX = &quot;;[.D149])+9;(SEARCH(&quot;worldY = &quot;;[.D149])-SEARCH(&quot;worldX = &quot;;[.D149])-11))" office:value-type="string" office:string-value="39">
            <text:p>39</text:p>
          </table:table-cell>
          <table:table-cell table:formula="of:=MID([.D149];SEARCH(&quot;worldY = &quot;;[.D149])+9;(SEARCH(&quot;posX = &quot;;[.D149])-SEARCH(&quot;worldY = &quot;;[.D149])-11))" office:value-type="string" office:string-value="22">
            <text:p>22</text:p>
          </table:table-cell>
          <table:table-cell table:formula="of:=MID([.D149];(SEARCH(&quot;posX = &quot;;[.D149])+7);(SEARCH(&quot;,&quot;;[.D149];SEARCH(&quot;posX&quot;;[.D149]))-SEARCH(&quot;posX = &quot;;[.D149])-7))" office:value-type="string" office:string-value="207">
            <text:p>207</text:p>
          </table:table-cell>
          <table:table-cell table:formula="of:=IF(LEN([.D149])&lt;60;MID([.D149];(SEARCH(&quot;posY = &quot;;[.D149])+7);(SEARCH(&quot;}&quot;;[.D149];SEARCH(&quot;posY&quot;;[.D149]))-SEARCH(&quot;posY = &quot;;[.D149])-7));MID([.D154];(SEARCH(&quot;posY = &quot;;[.D154])+7);(SEARCH(&quot;}&quot;;[.D154];SEARCH(&quot;posY&quot;;[.D154]))-SEARCH(&quot;posY = &quot;;[.D154])-7)))" office:value-type="string" office:string-value="213">
            <text:p>213</text:p>
          </table:table-cell>
          <table:table-cell table:formula="of:=MID([.D149];SEARCH(&quot;posZ = &quot;;[.D149])+7;(SEARCH(&quot;}&quot;;[.D149])-SEARCH(&quot;posZ = &quot;;[.D14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99, posY = 213}, -- <text:s/>auto shop, workfloor</text:p>
          </table:table-cell>
          <table:table-cell office:value-type="string">
            <text:p>West Point</text:p>
          </table:table-cell>
          <table:table-cell table:formula="of:=MID([.A150];SEARCH(&quot;--&quot;;[.A150])+2;256)" office:value-type="string" office:string-value="  auto shop, workfloor">
            <text:p><text:s text:c="2"/>auto shop, workfloor</text:p>
          </table:table-cell>
          <table:table-cell table:formula="of:=MID([.A150];1;SEARCH(&quot;--&quot;;[.A150])-1)" office:value-type="string" office:string-value="{worldX = 39, worldY = 22, posX = 199, posY = 213}, ">
            <text:p>{worldX = 39, worldY = 22, posX = 199, posY = 213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business district, north of main road</text:p>
          </table:table-cell>
          <table:table-cell/>
          <table:table-cell office:value-type="float" office:value="148">
            <text:p>148</text:p>
          </table:table-cell>
          <table:table-cell table:number-columns-repeated="20"/>
          <table:table-cell table:number-columns-repeated="2" office:value-type="float" office:value="1">
            <text:p>1</text:p>
          </table:table-cell>
          <table:table-cell table:formula="of:=CONCATENATE([.D150];&quot;-- &quot;;[.B150];&quot;,&quot;;[.C150];&quot; ID:&quot;;[.I150])" office:value-type="string" office:string-value="{worldX = 39, worldY = 22, posX = 199, posY = 213}, -- West Point,  auto shop, workfloor ID:148">
            <text:p>{worldX = 39, worldY = 22, posX = 199, posY = 213}, -- West Point, <text:s/>auto shop, workfloor ID:148</text:p>
          </table:table-cell>
          <table:table-cell table:formula="of:=MID([.D150];SEARCH(&quot;worldX = &quot;;[.D150])+9;(SEARCH(&quot;worldY = &quot;;[.D150])-SEARCH(&quot;worldX = &quot;;[.D150])-11))" office:value-type="string" office:string-value="39">
            <text:p>39</text:p>
          </table:table-cell>
          <table:table-cell table:formula="of:=MID([.D150];SEARCH(&quot;worldY = &quot;;[.D150])+9;(SEARCH(&quot;posX = &quot;;[.D150])-SEARCH(&quot;worldY = &quot;;[.D150])-11))" office:value-type="string" office:string-value="22">
            <text:p>22</text:p>
          </table:table-cell>
          <table:table-cell table:formula="of:=MID([.D150];(SEARCH(&quot;posX = &quot;;[.D150])+7);(SEARCH(&quot;,&quot;;[.D150];SEARCH(&quot;posX&quot;;[.D150]))-SEARCH(&quot;posX = &quot;;[.D150])-7))" office:value-type="string" office:string-value="199">
            <text:p>199</text:p>
          </table:table-cell>
          <table:table-cell table:formula="of:=IF(LEN([.D150])&lt;60;MID([.D150];(SEARCH(&quot;posY = &quot;;[.D150])+7);(SEARCH(&quot;}&quot;;[.D150];SEARCH(&quot;posY&quot;;[.D150]))-SEARCH(&quot;posY = &quot;;[.D150])-7));MID([.D155];(SEARCH(&quot;posY = &quot;;[.D155])+7);(SEARCH(&quot;}&quot;;[.D155];SEARCH(&quot;posY&quot;;[.D155]))-SEARCH(&quot;posY = &quot;;[.D155])-7)))" office:value-type="string" office:string-value="213">
            <text:p>213</text:p>
          </table:table-cell>
          <table:table-cell table:formula="of:=MID([.D150];SEARCH(&quot;posZ = &quot;;[.D150])+7;(SEARCH(&quot;}&quot;;[.D150])-SEARCH(&quot;posZ = &quot;;[.D1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3, posX = 127, posY = 137}, -- <text:s/>storage lots office</text:p>
          </table:table-cell>
          <table:table-cell office:value-type="string">
            <text:p>West Point</text:p>
          </table:table-cell>
          <table:table-cell table:formula="of:=MID([.A151];SEARCH(&quot;--&quot;;[.A151])+2;256)" office:value-type="string" office:string-value="  storage lots office">
            <text:p><text:s text:c="2"/>storage lots office</text:p>
          </table:table-cell>
          <table:table-cell table:formula="of:=MID([.A151];1;SEARCH(&quot;--&quot;;[.A151])-1)" office:value-type="string" office:string-value="{worldX = 40, worldY = 23, posX = 127, posY = 137}, ">
            <text:p>{worldX = 40, worldY = 23, posX = 127, posY = 137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south east industrial zone</text:p>
          </table:table-cell>
          <table:table-cell/>
          <table:table-cell office:value-type="float" office:value="149">
            <text:p>14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151];&quot;-- &quot;;[.B151];&quot;,&quot;;[.C151];&quot; ID:&quot;;[.I151])" office:value-type="string" office:string-value="{worldX = 40, worldY = 23, posX = 127, posY = 137}, -- West Point,  storage lots office ID:149">
            <text:p>{worldX = 40, worldY = 23, posX = 127, posY = 137}, -- West Point, <text:s/>storage lots office ID:149</text:p>
          </table:table-cell>
          <table:table-cell table:formula="of:=MID([.D151];SEARCH(&quot;worldX = &quot;;[.D151])+9;(SEARCH(&quot;worldY = &quot;;[.D151])-SEARCH(&quot;worldX = &quot;;[.D151])-11))" office:value-type="string" office:string-value="40">
            <text:p>40</text:p>
          </table:table-cell>
          <table:table-cell table:formula="of:=MID([.D151];SEARCH(&quot;worldY = &quot;;[.D151])+9;(SEARCH(&quot;posX = &quot;;[.D151])-SEARCH(&quot;worldY = &quot;;[.D151])-11))" office:value-type="string" office:string-value="23">
            <text:p>23</text:p>
          </table:table-cell>
          <table:table-cell table:formula="of:=MID([.D151];(SEARCH(&quot;posX = &quot;;[.D151])+7);(SEARCH(&quot;,&quot;;[.D151];SEARCH(&quot;posX&quot;;[.D151]))-SEARCH(&quot;posX = &quot;;[.D151])-7))" office:value-type="string" office:string-value="127">
            <text:p>127</text:p>
          </table:table-cell>
          <table:table-cell table:formula="of:=IF(LEN([.D151])&lt;60;MID([.D151];(SEARCH(&quot;posY = &quot;;[.D151])+7);(SEARCH(&quot;}&quot;;[.D151];SEARCH(&quot;posY&quot;;[.D151]))-SEARCH(&quot;posY = &quot;;[.D151])-7));MID([.D156];(SEARCH(&quot;posY = &quot;;[.D156])+7);(SEARCH(&quot;}&quot;;[.D156];SEARCH(&quot;posY&quot;;[.D156]))-SEARCH(&quot;posY = &quot;;[.D156])-7)))" office:value-type="string" office:string-value="137">
            <text:p>137</text:p>
          </table:table-cell>
          <table:table-cell table:formula="of:=MID([.D151];SEARCH(&quot;posZ = &quot;;[.D151])+7;(SEARCH(&quot;}&quot;;[.D151])-SEARCH(&quot;posZ = &quot;;[.D1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3, posX = 149, posY = 180}, -- <text:s/>factory, work floor</text:p>
          </table:table-cell>
          <table:table-cell office:value-type="string">
            <text:p>West Point</text:p>
          </table:table-cell>
          <table:table-cell table:formula="of:=MID([.A152];SEARCH(&quot;--&quot;;[.A152])+2;256)" office:value-type="string" office:string-value="  factory, work floor">
            <text:p><text:s text:c="2"/>factory, work floor</text:p>
          </table:table-cell>
          <table:table-cell table:formula="of:=MID([.A152];1;SEARCH(&quot;--&quot;;[.A152])-1)" office:value-type="string" office:string-value="{worldX = 40, worldY = 23, posX = 149, posY = 180}, ">
            <text:p>{worldX = 40, worldY = 23, posX = 149, posY = 180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south east industrial zone</text:p>
          </table:table-cell>
          <table:table-cell/>
          <table:table-cell office:value-type="float" office:value="150">
            <text:p>150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152];&quot;-- &quot;;[.B152];&quot;,&quot;;[.C152];&quot; ID:&quot;;[.I152])" office:value-type="string" office:string-value="{worldX = 40, worldY = 23, posX = 149, posY = 180}, -- West Point,  factory, work floor ID:150">
            <text:p>{worldX = 40, worldY = 23, posX = 149, posY = 180}, -- West Point, <text:s/>factory, work floor ID:150</text:p>
          </table:table-cell>
          <table:table-cell table:formula="of:=MID([.D152];SEARCH(&quot;worldX = &quot;;[.D152])+9;(SEARCH(&quot;worldY = &quot;;[.D152])-SEARCH(&quot;worldX = &quot;;[.D152])-11))" office:value-type="string" office:string-value="40">
            <text:p>40</text:p>
          </table:table-cell>
          <table:table-cell table:formula="of:=MID([.D152];SEARCH(&quot;worldY = &quot;;[.D152])+9;(SEARCH(&quot;posX = &quot;;[.D152])-SEARCH(&quot;worldY = &quot;;[.D152])-11))" office:value-type="string" office:string-value="23">
            <text:p>23</text:p>
          </table:table-cell>
          <table:table-cell table:formula="of:=MID([.D152];(SEARCH(&quot;posX = &quot;;[.D152])+7);(SEARCH(&quot;,&quot;;[.D152];SEARCH(&quot;posX&quot;;[.D152]))-SEARCH(&quot;posX = &quot;;[.D152])-7))" office:value-type="string" office:string-value="149">
            <text:p>149</text:p>
          </table:table-cell>
          <table:table-cell table:formula="of:=IF(LEN([.D152])&lt;60;MID([.D152];(SEARCH(&quot;posY = &quot;;[.D152])+7);(SEARCH(&quot;}&quot;;[.D152];SEARCH(&quot;posY&quot;;[.D152]))-SEARCH(&quot;posY = &quot;;[.D152])-7));MID([.D157];(SEARCH(&quot;posY = &quot;;[.D157])+7);(SEARCH(&quot;}&quot;;[.D157];SEARCH(&quot;posY&quot;;[.D157]))-SEARCH(&quot;posY = &quot;;[.D157])-7)))" office:value-type="string" office:string-value="180">
            <text:p>180</text:p>
          </table:table-cell>
          <table:table-cell table:formula="of:=MID([.D152];SEARCH(&quot;posZ = &quot;;[.D152])+7;(SEARCH(&quot;}&quot;;[.D152])-SEARCH(&quot;posZ = &quot;;[.D1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3, posX = 141, posY = 204}, -- <text:s/>factory, breakroom</text:p>
          </table:table-cell>
          <table:table-cell office:value-type="string">
            <text:p>West Point</text:p>
          </table:table-cell>
          <table:table-cell table:formula="of:=MID([.A153];SEARCH(&quot;--&quot;;[.A153])+2;256)" office:value-type="string" office:string-value="  factory, breakroom">
            <text:p><text:s text:c="2"/>factory, breakroom</text:p>
          </table:table-cell>
          <table:table-cell table:formula="of:=MID([.A153];1;SEARCH(&quot;--&quot;;[.A153])-1)" office:value-type="string" office:string-value="{worldX = 40, worldY = 23, posX = 141, posY = 204}, ">
            <text:p>{worldX = 40, worldY = 23, posX = 141, posY = 204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south east industrial zone</text:p>
          </table:table-cell>
          <table:table-cell/>
          <table:table-cell office:value-type="float" office:value="151">
            <text:p>15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153];&quot;-- &quot;;[.B153];&quot;,&quot;;[.C153];&quot; ID:&quot;;[.I153])" office:value-type="string" office:string-value="{worldX = 40, worldY = 23, posX = 141, posY = 204}, -- West Point,  factory, breakroom ID:151">
            <text:p>{worldX = 40, worldY = 23, posX = 141, posY = 204}, -- West Point, <text:s/>factory, breakroom ID:151</text:p>
          </table:table-cell>
          <table:table-cell table:formula="of:=MID([.D153];SEARCH(&quot;worldX = &quot;;[.D153])+9;(SEARCH(&quot;worldY = &quot;;[.D153])-SEARCH(&quot;worldX = &quot;;[.D153])-11))" office:value-type="string" office:string-value="40">
            <text:p>40</text:p>
          </table:table-cell>
          <table:table-cell table:formula="of:=MID([.D153];SEARCH(&quot;worldY = &quot;;[.D153])+9;(SEARCH(&quot;posX = &quot;;[.D153])-SEARCH(&quot;worldY = &quot;;[.D153])-11))" office:value-type="string" office:string-value="23">
            <text:p>23</text:p>
          </table:table-cell>
          <table:table-cell table:formula="of:=MID([.D153];(SEARCH(&quot;posX = &quot;;[.D153])+7);(SEARCH(&quot;,&quot;;[.D153];SEARCH(&quot;posX&quot;;[.D153]))-SEARCH(&quot;posX = &quot;;[.D153])-7))" office:value-type="string" office:string-value="141">
            <text:p>141</text:p>
          </table:table-cell>
          <table:table-cell table:formula="of:=IF(LEN([.D153])&lt;60;MID([.D153];(SEARCH(&quot;posY = &quot;;[.D153])+7);(SEARCH(&quot;}&quot;;[.D153];SEARCH(&quot;posY&quot;;[.D153]))-SEARCH(&quot;posY = &quot;;[.D153])-7));MID([.D158];(SEARCH(&quot;posY = &quot;;[.D158])+7);(SEARCH(&quot;}&quot;;[.D158];SEARCH(&quot;posY&quot;;[.D158]))-SEARCH(&quot;posY = &quot;;[.D158])-7)))" office:value-type="string" office:string-value="204">
            <text:p>204</text:p>
          </table:table-cell>
          <table:table-cell table:formula="of:=MID([.D153];SEARCH(&quot;posZ = &quot;;[.D153])+7;(SEARCH(&quot;}&quot;;[.D153])-SEARCH(&quot;posZ = &quot;;[.D1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3, posX = 80, posY = 175}, -- <text:s/>burger joint</text:p>
          </table:table-cell>
          <table:table-cell office:value-type="string">
            <text:p>West Point</text:p>
          </table:table-cell>
          <table:table-cell table:formula="of:=MID([.A154];SEARCH(&quot;--&quot;;[.A154])+2;256)" office:value-type="string" office:string-value="  burger joint">
            <text:p><text:s text:c="2"/>burger joint</text:p>
          </table:table-cell>
          <table:table-cell table:formula="of:=MID([.A154];1;SEARCH(&quot;--&quot;;[.A154])-1)" office:value-type="string" office:string-value="{worldX = 40, worldY = 23, posX = 80, posY = 175}, ">
            <text:p>{worldX = 40, worldY = 23, posX = 80, posY = 175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south east industrial zone</text:p>
          </table:table-cell>
          <table:table-cell/>
          <table:table-cell office:value-type="float" office:value="152">
            <text:p>15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154];&quot;-- &quot;;[.B154];&quot;,&quot;;[.C154];&quot; ID:&quot;;[.I154])" office:value-type="string" office:string-value="{worldX = 40, worldY = 23, posX = 80, posY = 175}, -- West Point,  burger joint ID:152">
            <text:p>{worldX = 40, worldY = 23, posX = 80, posY = 175}, -- West Point, <text:s/>burger joint ID:152</text:p>
          </table:table-cell>
          <table:table-cell table:formula="of:=MID([.D154];SEARCH(&quot;worldX = &quot;;[.D154])+9;(SEARCH(&quot;worldY = &quot;;[.D154])-SEARCH(&quot;worldX = &quot;;[.D154])-11))" office:value-type="string" office:string-value="40">
            <text:p>40</text:p>
          </table:table-cell>
          <table:table-cell table:formula="of:=MID([.D154];SEARCH(&quot;worldY = &quot;;[.D154])+9;(SEARCH(&quot;posX = &quot;;[.D154])-SEARCH(&quot;worldY = &quot;;[.D154])-11))" office:value-type="string" office:string-value="23">
            <text:p>23</text:p>
          </table:table-cell>
          <table:table-cell table:formula="of:=MID([.D154];(SEARCH(&quot;posX = &quot;;[.D154])+7);(SEARCH(&quot;,&quot;;[.D154];SEARCH(&quot;posX&quot;;[.D154]))-SEARCH(&quot;posX = &quot;;[.D154])-7))" office:value-type="string" office:string-value="80">
            <text:p>80</text:p>
          </table:table-cell>
          <table:table-cell table:formula="of:=IF(LEN([.D154])&lt;60;MID([.D154];(SEARCH(&quot;posY = &quot;;[.D154])+7);(SEARCH(&quot;}&quot;;[.D154];SEARCH(&quot;posY&quot;;[.D154]))-SEARCH(&quot;posY = &quot;;[.D154])-7));MID([.D159];(SEARCH(&quot;posY = &quot;;[.D159])+7);(SEARCH(&quot;}&quot;;[.D159];SEARCH(&quot;posY&quot;;[.D159]))-SEARCH(&quot;posY = &quot;;[.D159])-7)))" office:value-type="string" office:string-value="175">
            <text:p>175</text:p>
          </table:table-cell>
          <table:table-cell table:formula="of:=MID([.D154];SEARCH(&quot;posZ = &quot;;[.D154])+7;(SEARCH(&quot;}&quot;;[.D154])-SEARCH(&quot;posZ = &quot;;[.D1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3, posX = 78, posY = 180}, -- <text:s/>burger joint, kitchen</text:p>
          </table:table-cell>
          <table:table-cell office:value-type="string">
            <text:p>West Point</text:p>
          </table:table-cell>
          <table:table-cell table:formula="of:=MID([.A155];SEARCH(&quot;--&quot;;[.A155])+2;256)" office:value-type="string" office:string-value="  burger joint, kitchen">
            <text:p><text:s text:c="2"/>burger joint, kitchen</text:p>
          </table:table-cell>
          <table:table-cell table:formula="of:=MID([.A155];1;SEARCH(&quot;--&quot;;[.A155])-1)" office:value-type="string" office:string-value="{worldX = 40, worldY = 23, posX = 78, posY = 180}, ">
            <text:p>{worldX = 40, worldY = 23, posX = 78, posY = 180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outh east industrial zone</text:p>
          </table:table-cell>
          <table:table-cell/>
          <table:table-cell office:value-type="float" office:value="153">
            <text:p>15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155];&quot;-- &quot;;[.B155];&quot;,&quot;;[.C155];&quot; ID:&quot;;[.I155])" office:value-type="string" office:string-value="{worldX = 40, worldY = 23, posX = 78, posY = 180}, -- West Point,  burger joint, kitchen ID:153">
            <text:p>{worldX = 40, worldY = 23, posX = 78, posY = 180}, -- West Point, <text:s/>burger joint, kitchen ID:153</text:p>
          </table:table-cell>
          <table:table-cell table:formula="of:=MID([.D155];SEARCH(&quot;worldX = &quot;;[.D155])+9;(SEARCH(&quot;worldY = &quot;;[.D155])-SEARCH(&quot;worldX = &quot;;[.D155])-11))" office:value-type="string" office:string-value="40">
            <text:p>40</text:p>
          </table:table-cell>
          <table:table-cell table:formula="of:=MID([.D155];SEARCH(&quot;worldY = &quot;;[.D155])+9;(SEARCH(&quot;posX = &quot;;[.D155])-SEARCH(&quot;worldY = &quot;;[.D155])-11))" office:value-type="string" office:string-value="23">
            <text:p>23</text:p>
          </table:table-cell>
          <table:table-cell table:formula="of:=MID([.D155];(SEARCH(&quot;posX = &quot;;[.D155])+7);(SEARCH(&quot;,&quot;;[.D155];SEARCH(&quot;posX&quot;;[.D155]))-SEARCH(&quot;posX = &quot;;[.D155])-7))" office:value-type="string" office:string-value="78">
            <text:p>78</text:p>
          </table:table-cell>
          <table:table-cell table:formula="of:=IF(LEN([.D155])&lt;60;MID([.D155];(SEARCH(&quot;posY = &quot;;[.D155])+7);(SEARCH(&quot;}&quot;;[.D155];SEARCH(&quot;posY&quot;;[.D155]))-SEARCH(&quot;posY = &quot;;[.D155])-7));MID([.D160];(SEARCH(&quot;posY = &quot;;[.D160])+7);(SEARCH(&quot;}&quot;;[.D160];SEARCH(&quot;posY&quot;;[.D160]))-SEARCH(&quot;posY = &quot;;[.D160])-7)))" office:value-type="string" office:string-value="180">
            <text:p>180</text:p>
          </table:table-cell>
          <table:table-cell table:formula="of:=MID([.D155];SEARCH(&quot;posZ = &quot;;[.D155])+7;(SEARCH(&quot;}&quot;;[.D155])-SEARCH(&quot;posZ = &quot;;[.D1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3, posX = 71, posY = 251}, -- <text:s/>fossoil</text:p>
          </table:table-cell>
          <table:table-cell office:value-type="string">
            <text:p>West Point</text:p>
          </table:table-cell>
          <table:table-cell table:formula="of:=MID([.A156];SEARCH(&quot;--&quot;;[.A156])+2;256)" office:value-type="string" office:string-value="  fossoil">
            <text:p><text:s text:c="2"/>fossoil</text:p>
          </table:table-cell>
          <table:table-cell table:formula="of:=MID([.A156];1;SEARCH(&quot;--&quot;;[.A156])-1)" office:value-type="string" office:string-value="{worldX = 40, worldY = 23, posX = 71, posY = 251}, ">
            <text:p>{worldX = 40, worldY = 23, posX = 71, posY = 251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south east industrial zone</text:p>
          </table:table-cell>
          <table:table-cell/>
          <table:table-cell office:value-type="float" office:value="154">
            <text:p>154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156];&quot;-- &quot;;[.B156];&quot;,&quot;;[.C156];&quot; ID:&quot;;[.I156])" office:value-type="string" office:string-value="{worldX = 40, worldY = 23, posX = 71, posY = 251}, -- West Point,  fossoil ID:154">
            <text:p>{worldX = 40, worldY = 23, posX = 71, posY = 251}, -- West Point, <text:s/>fossoil ID:154</text:p>
          </table:table-cell>
          <table:table-cell table:formula="of:=MID([.D156];SEARCH(&quot;worldX = &quot;;[.D156])+9;(SEARCH(&quot;worldY = &quot;;[.D156])-SEARCH(&quot;worldX = &quot;;[.D156])-11))" office:value-type="string" office:string-value="40">
            <text:p>40</text:p>
          </table:table-cell>
          <table:table-cell table:formula="of:=MID([.D156];SEARCH(&quot;worldY = &quot;;[.D156])+9;(SEARCH(&quot;posX = &quot;;[.D156])-SEARCH(&quot;worldY = &quot;;[.D156])-11))" office:value-type="string" office:string-value="23">
            <text:p>23</text:p>
          </table:table-cell>
          <table:table-cell table:formula="of:=MID([.D156];(SEARCH(&quot;posX = &quot;;[.D156])+7);(SEARCH(&quot;,&quot;;[.D156];SEARCH(&quot;posX&quot;;[.D156]))-SEARCH(&quot;posX = &quot;;[.D156])-7))" office:value-type="string" office:string-value="71">
            <text:p>71</text:p>
          </table:table-cell>
          <table:table-cell table:formula="of:=IF(LEN([.D156])&lt;60;MID([.D156];(SEARCH(&quot;posY = &quot;;[.D156])+7);(SEARCH(&quot;}&quot;;[.D156];SEARCH(&quot;posY&quot;;[.D156]))-SEARCH(&quot;posY = &quot;;[.D156])-7));MID([.D161];(SEARCH(&quot;posY = &quot;;[.D161])+7);(SEARCH(&quot;}&quot;;[.D161];SEARCH(&quot;posY&quot;;[.D161]))-SEARCH(&quot;posY = &quot;;[.D161])-7)))" office:value-type="string" office:string-value="251">
            <text:p>251</text:p>
          </table:table-cell>
          <table:table-cell table:formula="of:=MID([.D156];SEARCH(&quot;posZ = &quot;;[.D156])+7;(SEARCH(&quot;}&quot;;[.D156])-SEARCH(&quot;posZ = &quot;;[.D1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80, posY = 139}, -- <text:s/>clothing store</text:p>
          </table:table-cell>
          <table:table-cell office:value-type="string">
            <text:p>West Point</text:p>
          </table:table-cell>
          <table:table-cell table:formula="of:=MID([.A157];SEARCH(&quot;--&quot;;[.A157])+2;256)" office:value-type="string" office:string-value="  clothing store">
            <text:p><text:s text:c="2"/>clothing store</text:p>
          </table:table-cell>
          <table:table-cell table:formula="of:=MID([.A157];1;SEARCH(&quot;--&quot;;[.A157])-1)" office:value-type="string" office:string-value="{worldX = 38, worldY = 23, posX = 280, posY = 139}, ">
            <text:p>{worldX = 38, worldY = 23, posX = 280, posY = 139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outh west commercial zone</text:p>
          </table:table-cell>
          <table:table-cell/>
          <table:table-cell office:value-type="float" office:value="155">
            <text:p>155</text:p>
          </table:table-cell>
          <table:table-cell table:number-columns-repeated="22"/>
          <table:table-cell table:formula="of:=CONCATENATE([.D157];&quot;-- &quot;;[.B157];&quot;,&quot;;[.C157];&quot; ID:&quot;;[.I157])" office:value-type="string" office:string-value="{worldX = 38, worldY = 23, posX = 280, posY = 139}, -- West Point,  clothing store ID:155">
            <text:p>{worldX = 38, worldY = 23, posX = 280, posY = 139}, -- West Point, <text:s/>clothing store ID:155</text:p>
          </table:table-cell>
          <table:table-cell table:formula="of:=MID([.D157];SEARCH(&quot;worldX = &quot;;[.D157])+9;(SEARCH(&quot;worldY = &quot;;[.D157])-SEARCH(&quot;worldX = &quot;;[.D157])-11))" office:value-type="string" office:string-value="38">
            <text:p>38</text:p>
          </table:table-cell>
          <table:table-cell table:formula="of:=MID([.D157];SEARCH(&quot;worldY = &quot;;[.D157])+9;(SEARCH(&quot;posX = &quot;;[.D157])-SEARCH(&quot;worldY = &quot;;[.D157])-11))" office:value-type="string" office:string-value="23">
            <text:p>23</text:p>
          </table:table-cell>
          <table:table-cell table:formula="of:=MID([.D157];(SEARCH(&quot;posX = &quot;;[.D157])+7);(SEARCH(&quot;,&quot;;[.D157];SEARCH(&quot;posX&quot;;[.D157]))-SEARCH(&quot;posX = &quot;;[.D157])-7))" office:value-type="string" office:string-value="280">
            <text:p>280</text:p>
          </table:table-cell>
          <table:table-cell table:formula="of:=IF(LEN([.D157])&lt;60;MID([.D157];(SEARCH(&quot;posY = &quot;;[.D157])+7);(SEARCH(&quot;}&quot;;[.D157];SEARCH(&quot;posY&quot;;[.D157]))-SEARCH(&quot;posY = &quot;;[.D157])-7));MID([.D162];(SEARCH(&quot;posY = &quot;;[.D162])+7);(SEARCH(&quot;}&quot;;[.D162];SEARCH(&quot;posY&quot;;[.D162]))-SEARCH(&quot;posY = &quot;;[.D162])-7)))" office:value-type="string" office:string-value="139">
            <text:p>139</text:p>
          </table:table-cell>
          <table:table-cell table:formula="of:=MID([.D157];SEARCH(&quot;posZ = &quot;;[.D157])+7;(SEARCH(&quot;}&quot;;[.D157])-SEARCH(&quot;posZ = &quot;;[.D1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71, posY = 136}, -- <text:s/>convenience store</text:p>
          </table:table-cell>
          <table:table-cell office:value-type="string">
            <text:p>West Point</text:p>
          </table:table-cell>
          <table:table-cell table:formula="of:=MID([.A158];SEARCH(&quot;--&quot;;[.A158])+2;256)" office:value-type="string" office:string-value="  convenience store">
            <text:p><text:s text:c="2"/>convenience store</text:p>
          </table:table-cell>
          <table:table-cell table:formula="of:=MID([.A158];1;SEARCH(&quot;--&quot;;[.A158])-1)" office:value-type="string" office:string-value="{worldX = 38, worldY = 23, posX = 271, posY = 136}, ">
            <text:p>{worldX = 38, worldY = 23, posX = 271, posY = 13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outh west commercial zone</text:p>
          </table:table-cell>
          <table:table-cell/>
          <table:table-cell office:value-type="float" office:value="156">
            <text:p>156</text:p>
          </table:table-cell>
          <table:table-cell table:number-columns-repeated="22"/>
          <table:table-cell table:formula="of:=CONCATENATE([.D158];&quot;-- &quot;;[.B158];&quot;,&quot;;[.C158];&quot; ID:&quot;;[.I158])" office:value-type="string" office:string-value="{worldX = 38, worldY = 23, posX = 271, posY = 136}, -- West Point,  convenience store ID:156">
            <text:p>{worldX = 38, worldY = 23, posX = 271, posY = 136}, -- West Point, <text:s/>convenience store ID:156</text:p>
          </table:table-cell>
          <table:table-cell table:formula="of:=MID([.D158];SEARCH(&quot;worldX = &quot;;[.D158])+9;(SEARCH(&quot;worldY = &quot;;[.D158])-SEARCH(&quot;worldX = &quot;;[.D158])-11))" office:value-type="string" office:string-value="38">
            <text:p>38</text:p>
          </table:table-cell>
          <table:table-cell table:formula="of:=MID([.D158];SEARCH(&quot;worldY = &quot;;[.D158])+9;(SEARCH(&quot;posX = &quot;;[.D158])-SEARCH(&quot;worldY = &quot;;[.D158])-11))" office:value-type="string" office:string-value="23">
            <text:p>23</text:p>
          </table:table-cell>
          <table:table-cell table:formula="of:=MID([.D158];(SEARCH(&quot;posX = &quot;;[.D158])+7);(SEARCH(&quot;,&quot;;[.D158];SEARCH(&quot;posX&quot;;[.D158]))-SEARCH(&quot;posX = &quot;;[.D158])-7))" office:value-type="string" office:string-value="271">
            <text:p>271</text:p>
          </table:table-cell>
          <table:table-cell table:formula="of:=IF(LEN([.D158])&lt;60;MID([.D158];(SEARCH(&quot;posY = &quot;;[.D158])+7);(SEARCH(&quot;}&quot;;[.D158];SEARCH(&quot;posY&quot;;[.D158]))-SEARCH(&quot;posY = &quot;;[.D158])-7));MID([.D163];(SEARCH(&quot;posY = &quot;;[.D163])+7);(SEARCH(&quot;}&quot;;[.D163];SEARCH(&quot;posY&quot;;[.D163]))-SEARCH(&quot;posY = &quot;;[.D163])-7)))" office:value-type="string" office:string-value="136">
            <text:p>136</text:p>
          </table:table-cell>
          <table:table-cell table:formula="of:=MID([.D158];SEARCH(&quot;posZ = &quot;;[.D158])+7;(SEARCH(&quot;}&quot;;[.D158])-SEARCH(&quot;posZ = &quot;;[.D1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59, posY = 136}, -- <text:s/>vacant store</text:p>
          </table:table-cell>
          <table:table-cell office:value-type="string">
            <text:p>West Point</text:p>
          </table:table-cell>
          <table:table-cell table:formula="of:=MID([.A159];SEARCH(&quot;--&quot;;[.A159])+2;256)" office:value-type="string" office:string-value="  vacant store">
            <text:p><text:s text:c="2"/>vacant store</text:p>
          </table:table-cell>
          <table:table-cell table:formula="of:=MID([.A159];1;SEARCH(&quot;--&quot;;[.A159])-1)" office:value-type="string" office:string-value="{worldX = 38, worldY = 23, posX = 259, posY = 136}, ">
            <text:p>{worldX = 38, worldY = 23, posX = 259, posY = 136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south west commercial zone</text:p>
          </table:table-cell>
          <table:table-cell/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table:formula="of:=CONCATENATE([.D159];&quot;-- &quot;;[.B159];&quot;,&quot;;[.C159];&quot; ID:&quot;;[.I159])" office:value-type="string" office:string-value="{worldX = 38, worldY = 23, posX = 259, posY = 136}, -- West Point,  vacant store ID:157">
            <text:p>{worldX = 38, worldY = 23, posX = 259, posY = 136}, -- West Point, <text:s/>vacant store ID:157</text:p>
          </table:table-cell>
          <table:table-cell table:formula="of:=MID([.D159];SEARCH(&quot;worldX = &quot;;[.D159])+9;(SEARCH(&quot;worldY = &quot;;[.D159])-SEARCH(&quot;worldX = &quot;;[.D159])-11))" office:value-type="string" office:string-value="38">
            <text:p>38</text:p>
          </table:table-cell>
          <table:table-cell table:formula="of:=MID([.D159];SEARCH(&quot;worldY = &quot;;[.D159])+9;(SEARCH(&quot;posX = &quot;;[.D159])-SEARCH(&quot;worldY = &quot;;[.D159])-11))" office:value-type="string" office:string-value="23">
            <text:p>23</text:p>
          </table:table-cell>
          <table:table-cell table:formula="of:=MID([.D159];(SEARCH(&quot;posX = &quot;;[.D159])+7);(SEARCH(&quot;,&quot;;[.D159];SEARCH(&quot;posX&quot;;[.D159]))-SEARCH(&quot;posX = &quot;;[.D159])-7))" office:value-type="string" office:string-value="259">
            <text:p>259</text:p>
          </table:table-cell>
          <table:table-cell table:formula="of:=IF(LEN([.D159])&lt;60;MID([.D159];(SEARCH(&quot;posY = &quot;;[.D159])+7);(SEARCH(&quot;}&quot;;[.D159];SEARCH(&quot;posY&quot;;[.D159]))-SEARCH(&quot;posY = &quot;;[.D159])-7));MID([.D164];(SEARCH(&quot;posY = &quot;;[.D164])+7);(SEARCH(&quot;}&quot;;[.D164];SEARCH(&quot;posY&quot;;[.D164]))-SEARCH(&quot;posY = &quot;;[.D164])-7)))" office:value-type="string" office:string-value="136">
            <text:p>136</text:p>
          </table:table-cell>
          <table:table-cell table:formula="of:=MID([.D159];SEARCH(&quot;posZ = &quot;;[.D159])+7;(SEARCH(&quot;}&quot;;[.D159])-SEARCH(&quot;posZ = &quot;;[.D1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64, posY = 168}, -- <text:s/>zippee market</text:p>
          </table:table-cell>
          <table:table-cell office:value-type="string">
            <text:p>West Point</text:p>
          </table:table-cell>
          <table:table-cell table:formula="of:=MID([.A160];SEARCH(&quot;--&quot;;[.A160])+2;256)" office:value-type="string" office:string-value="  zippee market">
            <text:p><text:s text:c="2"/>zippee market</text:p>
          </table:table-cell>
          <table:table-cell table:formula="of:=MID([.A160];1;SEARCH(&quot;--&quot;;[.A160])-1)" office:value-type="string" office:string-value="{worldX = 38, worldY = 23, posX = 264, posY = 168}, ">
            <text:p>{worldX = 38, worldY = 23, posX = 264, posY = 168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outh west commercial zone</text:p>
          </table:table-cell>
          <table:table-cell/>
          <table:table-cell office:value-type="float" office:value="158">
            <text:p>158</text:p>
          </table:table-cell>
          <table:table-cell table:number-columns-repeated="22"/>
          <table:table-cell table:formula="of:=CONCATENATE([.D160];&quot;-- &quot;;[.B160];&quot;,&quot;;[.C160];&quot; ID:&quot;;[.I160])" office:value-type="string" office:string-value="{worldX = 38, worldY = 23, posX = 264, posY = 168}, -- West Point,  zippee market ID:158">
            <text:p>{worldX = 38, worldY = 23, posX = 264, posY = 168}, -- West Point, <text:s/>zippee market ID:158</text:p>
          </table:table-cell>
          <table:table-cell table:formula="of:=MID([.D160];SEARCH(&quot;worldX = &quot;;[.D160])+9;(SEARCH(&quot;worldY = &quot;;[.D160])-SEARCH(&quot;worldX = &quot;;[.D160])-11))" office:value-type="string" office:string-value="38">
            <text:p>38</text:p>
          </table:table-cell>
          <table:table-cell table:formula="of:=MID([.D160];SEARCH(&quot;worldY = &quot;;[.D160])+9;(SEARCH(&quot;posX = &quot;;[.D160])-SEARCH(&quot;worldY = &quot;;[.D160])-11))" office:value-type="string" office:string-value="23">
            <text:p>23</text:p>
          </table:table-cell>
          <table:table-cell table:formula="of:=MID([.D160];(SEARCH(&quot;posX = &quot;;[.D160])+7);(SEARCH(&quot;,&quot;;[.D160];SEARCH(&quot;posX&quot;;[.D160]))-SEARCH(&quot;posX = &quot;;[.D160])-7))" office:value-type="string" office:string-value="264">
            <text:p>264</text:p>
          </table:table-cell>
          <table:table-cell table:formula="of:=IF(LEN([.D160])&lt;60;MID([.D160];(SEARCH(&quot;posY = &quot;;[.D160])+7);(SEARCH(&quot;}&quot;;[.D160];SEARCH(&quot;posY&quot;;[.D160]))-SEARCH(&quot;posY = &quot;;[.D160])-7));MID([.D165];(SEARCH(&quot;posY = &quot;;[.D165])+7);(SEARCH(&quot;}&quot;;[.D165];SEARCH(&quot;posY&quot;;[.D165]))-SEARCH(&quot;posY = &quot;;[.D165])-7)))" office:value-type="string" office:string-value="168">
            <text:p>168</text:p>
          </table:table-cell>
          <table:table-cell table:formula="of:=MID([.D160];SEARCH(&quot;posZ = &quot;;[.D160])+7;(SEARCH(&quot;}&quot;;[.D160])-SEARCH(&quot;posZ = &quot;;[.D1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63, posY = 185}, -- <text:s/>pizza whirled</text:p>
          </table:table-cell>
          <table:table-cell office:value-type="string">
            <text:p>West Point</text:p>
          </table:table-cell>
          <table:table-cell table:formula="of:=MID([.A161];SEARCH(&quot;--&quot;;[.A161])+2;256)" office:value-type="string" office:string-value="  pizza whirled">
            <text:p><text:s text:c="2"/>pizza whirled</text:p>
          </table:table-cell>
          <table:table-cell table:formula="of:=MID([.A161];1;SEARCH(&quot;--&quot;;[.A161])-1)" office:value-type="string" office:string-value="{worldX = 38, worldY = 23, posX = 263, posY = 185}, ">
            <text:p>{worldX = 38, worldY = 23, posX = 263, posY = 185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south west commercial zone</text:p>
          </table:table-cell>
          <table:table-cell/>
          <table:table-cell office:value-type="float" office:value="159">
            <text:p>159</text:p>
          </table:table-cell>
          <table:table-cell table:number-columns-repeated="22"/>
          <table:table-cell table:formula="of:=CONCATENATE([.D161];&quot;-- &quot;;[.B161];&quot;,&quot;;[.C161];&quot; ID:&quot;;[.I161])" office:value-type="string" office:string-value="{worldX = 38, worldY = 23, posX = 263, posY = 185}, -- West Point,  pizza whirled ID:159">
            <text:p>{worldX = 38, worldY = 23, posX = 263, posY = 185}, -- West Point, <text:s/>pizza whirled ID:159</text:p>
          </table:table-cell>
          <table:table-cell table:formula="of:=MID([.D161];SEARCH(&quot;worldX = &quot;;[.D161])+9;(SEARCH(&quot;worldY = &quot;;[.D161])-SEARCH(&quot;worldX = &quot;;[.D161])-11))" office:value-type="string" office:string-value="38">
            <text:p>38</text:p>
          </table:table-cell>
          <table:table-cell table:formula="of:=MID([.D161];SEARCH(&quot;worldY = &quot;;[.D161])+9;(SEARCH(&quot;posX = &quot;;[.D161])-SEARCH(&quot;worldY = &quot;;[.D161])-11))" office:value-type="string" office:string-value="23">
            <text:p>23</text:p>
          </table:table-cell>
          <table:table-cell table:formula="of:=MID([.D161];(SEARCH(&quot;posX = &quot;;[.D161])+7);(SEARCH(&quot;,&quot;;[.D161];SEARCH(&quot;posX&quot;;[.D161]))-SEARCH(&quot;posX = &quot;;[.D161])-7))" office:value-type="string" office:string-value="263">
            <text:p>263</text:p>
          </table:table-cell>
          <table:table-cell table:formula="of:=IF(LEN([.D161])&lt;60;MID([.D161];(SEARCH(&quot;posY = &quot;;[.D161])+7);(SEARCH(&quot;}&quot;;[.D161];SEARCH(&quot;posY&quot;;[.D161]))-SEARCH(&quot;posY = &quot;;[.D161])-7));MID([.D166];(SEARCH(&quot;posY = &quot;;[.D166])+7);(SEARCH(&quot;}&quot;;[.D166];SEARCH(&quot;posY&quot;;[.D166]))-SEARCH(&quot;posY = &quot;;[.D166])-7)))" office:value-type="string" office:string-value="185">
            <text:p>185</text:p>
          </table:table-cell>
          <table:table-cell table:formula="of:=MID([.D161];SEARCH(&quot;posZ = &quot;;[.D161])+7;(SEARCH(&quot;}&quot;;[.D161])-SEARCH(&quot;posZ = &quot;;[.D1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56, posY = 185}, -- <text:s/>pizza whirled, kitchen</text:p>
          </table:table-cell>
          <table:table-cell office:value-type="string">
            <text:p>West Point</text:p>
          </table:table-cell>
          <table:table-cell table:formula="of:=MID([.A162];SEARCH(&quot;--&quot;;[.A162])+2;256)" office:value-type="string" office:string-value="  pizza whirled, kitchen">
            <text:p><text:s text:c="2"/>pizza whirled, kitchen</text:p>
          </table:table-cell>
          <table:table-cell table:formula="of:=MID([.A162];1;SEARCH(&quot;--&quot;;[.A162])-1)" office:value-type="string" office:string-value="{worldX = 38, worldY = 23, posX = 256, posY = 185}, ">
            <text:p>{worldX = 38, worldY = 23, posX = 256, posY = 18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outh west commercial zone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162];&quot;-- &quot;;[.B162];&quot;,&quot;;[.C162];&quot; ID:&quot;;[.I162])" office:value-type="string" office:string-value="{worldX = 38, worldY = 23, posX = 256, posY = 185}, -- West Point,  pizza whirled, kitchen ID:160">
            <text:p>{worldX = 38, worldY = 23, posX = 256, posY = 185}, -- West Point, <text:s/>pizza whirled, kitchen ID:160</text:p>
          </table:table-cell>
          <table:table-cell table:formula="of:=MID([.D162];SEARCH(&quot;worldX = &quot;;[.D162])+9;(SEARCH(&quot;worldY = &quot;;[.D162])-SEARCH(&quot;worldX = &quot;;[.D162])-11))" office:value-type="string" office:string-value="38">
            <text:p>38</text:p>
          </table:table-cell>
          <table:table-cell table:formula="of:=MID([.D162];SEARCH(&quot;worldY = &quot;;[.D162])+9;(SEARCH(&quot;posX = &quot;;[.D162])-SEARCH(&quot;worldY = &quot;;[.D162])-11))" office:value-type="string" office:string-value="23">
            <text:p>23</text:p>
          </table:table-cell>
          <table:table-cell table:formula="of:=MID([.D162];(SEARCH(&quot;posX = &quot;;[.D162])+7);(SEARCH(&quot;,&quot;;[.D162];SEARCH(&quot;posX&quot;;[.D162]))-SEARCH(&quot;posX = &quot;;[.D162])-7))" office:value-type="string" office:string-value="256">
            <text:p>256</text:p>
          </table:table-cell>
          <table:table-cell table:formula="of:=IF(LEN([.D162])&lt;60;MID([.D162];(SEARCH(&quot;posY = &quot;;[.D162])+7);(SEARCH(&quot;}&quot;;[.D162];SEARCH(&quot;posY&quot;;[.D162]))-SEARCH(&quot;posY = &quot;;[.D162])-7));MID([.D167];(SEARCH(&quot;posY = &quot;;[.D167])+7);(SEARCH(&quot;}&quot;;[.D167];SEARCH(&quot;posY&quot;;[.D167]))-SEARCH(&quot;posY = &quot;;[.D167])-7)))" office:value-type="string" office:string-value="185">
            <text:p>185</text:p>
          </table:table-cell>
          <table:table-cell table:formula="of:=MID([.D162];SEARCH(&quot;posZ = &quot;;[.D162])+7;(SEARCH(&quot;}&quot;;[.D162])-SEARCH(&quot;posZ = &quot;;[.D1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202, posY = 156}, -- <text:s/>small house 1</text:p>
          </table:table-cell>
          <table:table-cell office:value-type="string">
            <text:p>West Point</text:p>
          </table:table-cell>
          <table:table-cell table:formula="of:=MID([.A163];SEARCH(&quot;--&quot;;[.A163])+2;256)" office:value-type="string" office:string-value="  small house 1">
            <text:p><text:s text:c="2"/>small house 1</text:p>
          </table:table-cell>
          <table:table-cell table:formula="of:=MID([.A163];1;SEARCH(&quot;--&quot;;[.A163])-1)" office:value-type="string" office:string-value="{worldX = 39, worldY = 22, posX = 202, posY = 156}, ">
            <text:p>{worldX = 39, worldY = 22, posX = 202, posY = 156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1">
            <text:p>161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163];&quot;-- &quot;;[.B163];&quot;,&quot;;[.C163];&quot; ID:&quot;;[.I163])" office:value-type="string" office:string-value="{worldX = 39, worldY = 22, posX = 202, posY = 156}, -- West Point,  small house 1 ID:161">
            <text:p>{worldX = 39, worldY = 22, posX = 202, posY = 156}, -- West Point, <text:s/>small house 1 ID:161</text:p>
          </table:table-cell>
          <table:table-cell table:formula="of:=MID([.D163];SEARCH(&quot;worldX = &quot;;[.D163])+9;(SEARCH(&quot;worldY = &quot;;[.D163])-SEARCH(&quot;worldX = &quot;;[.D163])-11))" office:value-type="string" office:string-value="39">
            <text:p>39</text:p>
          </table:table-cell>
          <table:table-cell table:formula="of:=MID([.D163];SEARCH(&quot;worldY = &quot;;[.D163])+9;(SEARCH(&quot;posX = &quot;;[.D163])-SEARCH(&quot;worldY = &quot;;[.D163])-11))" office:value-type="string" office:string-value="22">
            <text:p>22</text:p>
          </table:table-cell>
          <table:table-cell table:formula="of:=MID([.D163];(SEARCH(&quot;posX = &quot;;[.D163])+7);(SEARCH(&quot;,&quot;;[.D163];SEARCH(&quot;posX&quot;;[.D163]))-SEARCH(&quot;posX = &quot;;[.D163])-7))" office:value-type="string" office:string-value="202">
            <text:p>202</text:p>
          </table:table-cell>
          <table:table-cell table:formula="of:=IF(LEN([.D163])&lt;60;MID([.D163];(SEARCH(&quot;posY = &quot;;[.D163])+7);(SEARCH(&quot;}&quot;;[.D163];SEARCH(&quot;posY&quot;;[.D163]))-SEARCH(&quot;posY = &quot;;[.D163])-7));MID([.D168];(SEARCH(&quot;posY = &quot;;[.D168])+7);(SEARCH(&quot;}&quot;;[.D168];SEARCH(&quot;posY&quot;;[.D168]))-SEARCH(&quot;posY = &quot;;[.D168])-7)))" office:value-type="string" office:string-value="156">
            <text:p>156</text:p>
          </table:table-cell>
          <table:table-cell table:formula="of:=MID([.D163];SEARCH(&quot;posZ = &quot;;[.D163])+7;(SEARCH(&quot;}&quot;;[.D163])-SEARCH(&quot;posZ = &quot;;[.D1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73, posY = 85}, -- <text:s/>small house 2, by dock</text:p>
          </table:table-cell>
          <table:table-cell office:value-type="string">
            <text:p>West Point</text:p>
          </table:table-cell>
          <table:table-cell table:formula="of:=MID([.A164];SEARCH(&quot;--&quot;;[.A164])+2;256)" office:value-type="string" office:string-value="  small house 2, by dock">
            <text:p><text:s text:c="2"/>small house 2, by dock</text:p>
          </table:table-cell>
          <table:table-cell table:formula="of:=MID([.A164];1;SEARCH(&quot;--&quot;;[.A164])-1)" office:value-type="string" office:string-value="{worldX = 39, worldY = 22, posX = 173, posY = 85}, ">
            <text:p>{worldX = 39, worldY = 22, posX = 173, posY = 8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2">
            <text:p>162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164];&quot;-- &quot;;[.B164];&quot;,&quot;;[.C164];&quot; ID:&quot;;[.I164])" office:value-type="string" office:string-value="{worldX = 39, worldY = 22, posX = 173, posY = 85}, -- West Point,  small house 2, by dock ID:162">
            <text:p>{worldX = 39, worldY = 22, posX = 173, posY = 85}, -- West Point, <text:s/>small house 2, by dock ID:162</text:p>
          </table:table-cell>
          <table:table-cell table:formula="of:=MID([.D164];SEARCH(&quot;worldX = &quot;;[.D164])+9;(SEARCH(&quot;worldY = &quot;;[.D164])-SEARCH(&quot;worldX = &quot;;[.D164])-11))" office:value-type="string" office:string-value="39">
            <text:p>39</text:p>
          </table:table-cell>
          <table:table-cell table:formula="of:=MID([.D164];SEARCH(&quot;worldY = &quot;;[.D164])+9;(SEARCH(&quot;posX = &quot;;[.D164])-SEARCH(&quot;worldY = &quot;;[.D164])-11))" office:value-type="string" office:string-value="22">
            <text:p>22</text:p>
          </table:table-cell>
          <table:table-cell table:formula="of:=MID([.D164];(SEARCH(&quot;posX = &quot;;[.D164])+7);(SEARCH(&quot;,&quot;;[.D164];SEARCH(&quot;posX&quot;;[.D164]))-SEARCH(&quot;posX = &quot;;[.D164])-7))" office:value-type="string" office:string-value="173">
            <text:p>173</text:p>
          </table:table-cell>
          <table:table-cell table:formula="of:=IF(LEN([.D164])&lt;60;MID([.D164];(SEARCH(&quot;posY = &quot;;[.D164])+7);(SEARCH(&quot;}&quot;;[.D164];SEARCH(&quot;posY&quot;;[.D164]))-SEARCH(&quot;posY = &quot;;[.D164])-7));MID([.D169];(SEARCH(&quot;posY = &quot;;[.D169])+7);(SEARCH(&quot;}&quot;;[.D169];SEARCH(&quot;posY&quot;;[.D169]))-SEARCH(&quot;posY = &quot;;[.D169])-7)))" office:value-type="string" office:string-value="85">
            <text:p>85</text:p>
          </table:table-cell>
          <table:table-cell table:formula="of:=MID([.D164];SEARCH(&quot;posZ = &quot;;[.D164])+7;(SEARCH(&quot;}&quot;;[.D164])-SEARCH(&quot;posZ = &quot;;[.D16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72, posY = 157}, -- <text:s/>medium house 1</text:p>
          </table:table-cell>
          <table:table-cell office:value-type="string">
            <text:p>West Point</text:p>
          </table:table-cell>
          <table:table-cell table:formula="of:=MID([.A165];SEARCH(&quot;--&quot;;[.A165])+2;256)" office:value-type="string" office:string-value="  medium house 1">
            <text:p><text:s text:c="2"/>medium house 1</text:p>
          </table:table-cell>
          <table:table-cell table:formula="of:=MID([.A165];1;SEARCH(&quot;--&quot;;[.A165])-1)" office:value-type="string" office:string-value="{worldX = 39, worldY = 22, posX = 172, posY = 157}, ">
            <text:p>{worldX = 39, worldY = 22, posX = 172, posY = 157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3">
            <text:p>16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65];&quot;-- &quot;;[.B165];&quot;,&quot;;[.C165];&quot; ID:&quot;;[.I165])" office:value-type="string" office:string-value="{worldX = 39, worldY = 22, posX = 172, posY = 157}, -- West Point,  medium house 1 ID:163">
            <text:p>{worldX = 39, worldY = 22, posX = 172, posY = 157}, -- West Point, <text:s/>medium house 1 ID:163</text:p>
          </table:table-cell>
          <table:table-cell table:formula="of:=MID([.D165];SEARCH(&quot;worldX = &quot;;[.D165])+9;(SEARCH(&quot;worldY = &quot;;[.D165])-SEARCH(&quot;worldX = &quot;;[.D165])-11))" office:value-type="string" office:string-value="39">
            <text:p>39</text:p>
          </table:table-cell>
          <table:table-cell table:formula="of:=MID([.D165];SEARCH(&quot;worldY = &quot;;[.D165])+9;(SEARCH(&quot;posX = &quot;;[.D165])-SEARCH(&quot;worldY = &quot;;[.D165])-11))" office:value-type="string" office:string-value="22">
            <text:p>22</text:p>
          </table:table-cell>
          <table:table-cell table:formula="of:=MID([.D165];(SEARCH(&quot;posX = &quot;;[.D165])+7);(SEARCH(&quot;,&quot;;[.D165];SEARCH(&quot;posX&quot;;[.D165]))-SEARCH(&quot;posX = &quot;;[.D165])-7))" office:value-type="string" office:string-value="172">
            <text:p>172</text:p>
          </table:table-cell>
          <table:table-cell table:formula="of:=IF(LEN([.D165])&lt;60;MID([.D165];(SEARCH(&quot;posY = &quot;;[.D165])+7);(SEARCH(&quot;}&quot;;[.D165];SEARCH(&quot;posY&quot;;[.D165]))-SEARCH(&quot;posY = &quot;;[.D165])-7));MID([.D170];(SEARCH(&quot;posY = &quot;;[.D170])+7);(SEARCH(&quot;}&quot;;[.D170];SEARCH(&quot;posY&quot;;[.D170]))-SEARCH(&quot;posY = &quot;;[.D170])-7)))" office:value-type="string" office:string-value="157">
            <text:p>157</text:p>
          </table:table-cell>
          <table:table-cell table:formula="of:=MID([.D165];SEARCH(&quot;posZ = &quot;;[.D165])+7;(SEARCH(&quot;}&quot;;[.D165])-SEARCH(&quot;posZ = &quot;;[.D1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26, posY = 189}, -- <text:s/>medium house 2</text:p>
          </table:table-cell>
          <table:table-cell office:value-type="string">
            <text:p>West Point</text:p>
          </table:table-cell>
          <table:table-cell table:formula="of:=MID([.A166];SEARCH(&quot;--&quot;;[.A166])+2;256)" office:value-type="string" office:string-value="  medium house 2">
            <text:p><text:s text:c="2"/>medium house 2</text:p>
          </table:table-cell>
          <table:table-cell table:formula="of:=MID([.A166];1;SEARCH(&quot;--&quot;;[.A166])-1)" office:value-type="string" office:string-value="{worldX = 39, worldY = 22, posX = 126, posY = 189}, ">
            <text:p>{worldX = 39, worldY = 22, posX = 126, posY = 189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4">
            <text:p>16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66];&quot;-- &quot;;[.B166];&quot;,&quot;;[.C166];&quot; ID:&quot;;[.I166])" office:value-type="string" office:string-value="{worldX = 39, worldY = 22, posX = 126, posY = 189}, -- West Point,  medium house 2 ID:164">
            <text:p>{worldX = 39, worldY = 22, posX = 126, posY = 189}, -- West Point, <text:s/>medium house 2 ID:164</text:p>
          </table:table-cell>
          <table:table-cell table:formula="of:=MID([.D166];SEARCH(&quot;worldX = &quot;;[.D166])+9;(SEARCH(&quot;worldY = &quot;;[.D166])-SEARCH(&quot;worldX = &quot;;[.D166])-11))" office:value-type="string" office:string-value="39">
            <text:p>39</text:p>
          </table:table-cell>
          <table:table-cell table:formula="of:=MID([.D166];SEARCH(&quot;worldY = &quot;;[.D166])+9;(SEARCH(&quot;posX = &quot;;[.D166])-SEARCH(&quot;worldY = &quot;;[.D166])-11))" office:value-type="string" office:string-value="22">
            <text:p>22</text:p>
          </table:table-cell>
          <table:table-cell table:formula="of:=MID([.D166];(SEARCH(&quot;posX = &quot;;[.D166])+7);(SEARCH(&quot;,&quot;;[.D166];SEARCH(&quot;posX&quot;;[.D166]))-SEARCH(&quot;posX = &quot;;[.D166])-7))" office:value-type="string" office:string-value="126">
            <text:p>126</text:p>
          </table:table-cell>
          <table:table-cell table:formula="of:=IF(LEN([.D166])&lt;60;MID([.D166];(SEARCH(&quot;posY = &quot;;[.D166])+7);(SEARCH(&quot;}&quot;;[.D166];SEARCH(&quot;posY&quot;;[.D166]))-SEARCH(&quot;posY = &quot;;[.D166])-7));MID([.D171];(SEARCH(&quot;posY = &quot;;[.D171])+7);(SEARCH(&quot;}&quot;;[.D171];SEARCH(&quot;posY&quot;;[.D171]))-SEARCH(&quot;posY = &quot;;[.D171])-7)))" office:value-type="string" office:string-value="189">
            <text:p>189</text:p>
          </table:table-cell>
          <table:table-cell table:formula="of:=MID([.D166];SEARCH(&quot;posZ = &quot;;[.D166])+7;(SEARCH(&quot;}&quot;;[.D166])-SEARCH(&quot;posZ = &quot;;[.D1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111, posY = 90}, -- <text:s/>small house 3</text:p>
          </table:table-cell>
          <table:table-cell office:value-type="string">
            <text:p>West Point</text:p>
          </table:table-cell>
          <table:table-cell table:formula="of:=MID([.A167];SEARCH(&quot;--&quot;;[.A167])+2;256)" office:value-type="string" office:string-value="  small house 3">
            <text:p><text:s text:c="2"/>small house 3</text:p>
          </table:table-cell>
          <table:table-cell table:formula="of:=MID([.A167];1;SEARCH(&quot;--&quot;;[.A167])-1)" office:value-type="string" office:string-value="{worldX = 39, worldY = 22, posX = 111, posY = 90}, ">
            <text:p>{worldX = 39, worldY = 22, posX = 111, posY = 9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5">
            <text:p>165</text:p>
          </table:table-cell>
          <table:table-cell table:number-columns-repeated="22"/>
          <table:table-cell table:formula="of:=CONCATENATE([.D167];&quot;-- &quot;;[.B167];&quot;,&quot;;[.C167];&quot; ID:&quot;;[.I167])" office:value-type="string" office:string-value="{worldX = 39, worldY = 22, posX = 111, posY = 90}, -- West Point,  small house 3 ID:165">
            <text:p>{worldX = 39, worldY = 22, posX = 111, posY = 90}, -- West Point, <text:s/>small house 3 ID:165</text:p>
          </table:table-cell>
          <table:table-cell table:formula="of:=MID([.D167];SEARCH(&quot;worldX = &quot;;[.D167])+9;(SEARCH(&quot;worldY = &quot;;[.D167])-SEARCH(&quot;worldX = &quot;;[.D167])-11))" office:value-type="string" office:string-value="39">
            <text:p>39</text:p>
          </table:table-cell>
          <table:table-cell table:formula="of:=MID([.D167];SEARCH(&quot;worldY = &quot;;[.D167])+9;(SEARCH(&quot;posX = &quot;;[.D167])-SEARCH(&quot;worldY = &quot;;[.D167])-11))" office:value-type="string" office:string-value="22">
            <text:p>22</text:p>
          </table:table-cell>
          <table:table-cell table:formula="of:=MID([.D167];(SEARCH(&quot;posX = &quot;;[.D167])+7);(SEARCH(&quot;,&quot;;[.D167];SEARCH(&quot;posX&quot;;[.D167]))-SEARCH(&quot;posX = &quot;;[.D167])-7))" office:value-type="string" office:string-value="111">
            <text:p>111</text:p>
          </table:table-cell>
          <table:table-cell table:formula="of:=IF(LEN([.D167])&lt;60;MID([.D167];(SEARCH(&quot;posY = &quot;;[.D167])+7);(SEARCH(&quot;}&quot;;[.D167];SEARCH(&quot;posY&quot;;[.D167]))-SEARCH(&quot;posY = &quot;;[.D167])-7));MID([.D172];(SEARCH(&quot;posY = &quot;;[.D172])+7);(SEARCH(&quot;}&quot;;[.D172];SEARCH(&quot;posY&quot;;[.D172]))-SEARCH(&quot;posY = &quot;;[.D172])-7)))" office:value-type="string" office:string-value="90">
            <text:p>90</text:p>
          </table:table-cell>
          <table:table-cell table:formula="of:=MID([.D167];SEARCH(&quot;posZ = &quot;;[.D167])+7;(SEARCH(&quot;}&quot;;[.D167])-SEARCH(&quot;posZ = &quot;;[.D1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2, posX = 79, posY = 127}, -- <text:s/>big house 1</text:p>
          </table:table-cell>
          <table:table-cell office:value-type="string">
            <text:p>West Point</text:p>
          </table:table-cell>
          <table:table-cell table:formula="of:=MID([.A168];SEARCH(&quot;--&quot;;[.A168])+2;256)" office:value-type="string" office:string-value="  big house 1">
            <text:p><text:s text:c="2"/>big house 1</text:p>
          </table:table-cell>
          <table:table-cell table:formula="of:=MID([.A168];1;SEARCH(&quot;--&quot;;[.A168])-1)" office:value-type="string" office:string-value="{worldX = 39, worldY = 22, posX = 79, posY = 127}, ">
            <text:p>{worldX = 39, worldY = 22, posX = 79, posY = 127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6">
            <text:p>16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168];&quot;-- &quot;;[.B168];&quot;,&quot;;[.C168];&quot; ID:&quot;;[.I168])" office:value-type="string" office:string-value="{worldX = 39, worldY = 22, posX = 79, posY = 127}, -- West Point,  big house 1 ID:166">
            <text:p>{worldX = 39, worldY = 22, posX = 79, posY = 127}, -- West Point, <text:s/>big house 1 ID:166</text:p>
          </table:table-cell>
          <table:table-cell table:formula="of:=MID([.D168];SEARCH(&quot;worldX = &quot;;[.D168])+9;(SEARCH(&quot;worldY = &quot;;[.D168])-SEARCH(&quot;worldX = &quot;;[.D168])-11))" office:value-type="string" office:string-value="39">
            <text:p>39</text:p>
          </table:table-cell>
          <table:table-cell table:formula="of:=MID([.D168];SEARCH(&quot;worldY = &quot;;[.D168])+9;(SEARCH(&quot;posX = &quot;;[.D168])-SEARCH(&quot;worldY = &quot;;[.D168])-11))" office:value-type="string" office:string-value="22">
            <text:p>22</text:p>
          </table:table-cell>
          <table:table-cell table:formula="of:=MID([.D168];(SEARCH(&quot;posX = &quot;;[.D168])+7);(SEARCH(&quot;,&quot;;[.D168];SEARCH(&quot;posX&quot;;[.D168]))-SEARCH(&quot;posX = &quot;;[.D168])-7))" office:value-type="string" office:string-value="79">
            <text:p>79</text:p>
          </table:table-cell>
          <table:table-cell table:formula="of:=IF(LEN([.D168])&lt;60;MID([.D168];(SEARCH(&quot;posY = &quot;;[.D168])+7);(SEARCH(&quot;}&quot;;[.D168];SEARCH(&quot;posY&quot;;[.D168]))-SEARCH(&quot;posY = &quot;;[.D168])-7));MID([.D173];(SEARCH(&quot;posY = &quot;;[.D173])+7);(SEARCH(&quot;}&quot;;[.D173];SEARCH(&quot;posY&quot;;[.D173]))-SEARCH(&quot;posY = &quot;;[.D173])-7)))" office:value-type="string" office:string-value="127">
            <text:p>127</text:p>
          </table:table-cell>
          <table:table-cell table:formula="of:=MID([.D168];SEARCH(&quot;posZ = &quot;;[.D168])+7;(SEARCH(&quot;}&quot;;[.D168])-SEARCH(&quot;posZ = &quot;;[.D1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2, posX = 259, posY = 191}, -- <text:s/>big house 2</text:p>
          </table:table-cell>
          <table:table-cell office:value-type="string">
            <text:p>West Point</text:p>
          </table:table-cell>
          <table:table-cell table:formula="of:=MID([.A169];SEARCH(&quot;--&quot;;[.A169])+2;256)" office:value-type="string" office:string-value="  big house 2">
            <text:p><text:s text:c="2"/>big house 2</text:p>
          </table:table-cell>
          <table:table-cell table:formula="of:=MID([.A169];1;SEARCH(&quot;--&quot;;[.A169])-1)" office:value-type="string" office:string-value="{worldX = 38, worldY = 22, posX = 259, posY = 191}, ">
            <text:p>{worldX = 38, worldY = 22, posX = 259, posY = 19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7">
            <text:p>167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3"/>
          <table:table-cell table:formula="of:=CONCATENATE([.D169];&quot;-- &quot;;[.B169];&quot;,&quot;;[.C169];&quot; ID:&quot;;[.I169])" office:value-type="string" office:string-value="{worldX = 38, worldY = 22, posX = 259, posY = 191}, -- West Point,  big house 2 ID:167">
            <text:p>{worldX = 38, worldY = 22, posX = 259, posY = 191}, -- West Point, <text:s/>big house 2 ID:167</text:p>
          </table:table-cell>
          <table:table-cell table:formula="of:=MID([.D169];SEARCH(&quot;worldX = &quot;;[.D169])+9;(SEARCH(&quot;worldY = &quot;;[.D169])-SEARCH(&quot;worldX = &quot;;[.D169])-11))" office:value-type="string" office:string-value="38">
            <text:p>38</text:p>
          </table:table-cell>
          <table:table-cell table:formula="of:=MID([.D169];SEARCH(&quot;worldY = &quot;;[.D169])+9;(SEARCH(&quot;posX = &quot;;[.D169])-SEARCH(&quot;worldY = &quot;;[.D169])-11))" office:value-type="string" office:string-value="22">
            <text:p>22</text:p>
          </table:table-cell>
          <table:table-cell table:formula="of:=MID([.D169];(SEARCH(&quot;posX = &quot;;[.D169])+7);(SEARCH(&quot;,&quot;;[.D169];SEARCH(&quot;posX&quot;;[.D169]))-SEARCH(&quot;posX = &quot;;[.D169])-7))" office:value-type="string" office:string-value="259">
            <text:p>259</text:p>
          </table:table-cell>
          <table:table-cell table:formula="of:=IF(LEN([.D169])&lt;60;MID([.D169];(SEARCH(&quot;posY = &quot;;[.D169])+7);(SEARCH(&quot;}&quot;;[.D169];SEARCH(&quot;posY&quot;;[.D169]))-SEARCH(&quot;posY = &quot;;[.D169])-7));MID([.D174];(SEARCH(&quot;posY = &quot;;[.D174])+7);(SEARCH(&quot;}&quot;;[.D174];SEARCH(&quot;posY&quot;;[.D174]))-SEARCH(&quot;posY = &quot;;[.D174])-7)))" office:value-type="string" office:string-value="191">
            <text:p>191</text:p>
          </table:table-cell>
          <table:table-cell table:formula="of:=MID([.D169];SEARCH(&quot;posZ = &quot;;[.D169])+7;(SEARCH(&quot;}&quot;;[.D169])-SEARCH(&quot;posZ = &quot;;[.D1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2, posX = 171, posY = 169}, -- <text:s/>big house 3</text:p>
          </table:table-cell>
          <table:table-cell office:value-type="string">
            <text:p>West Point</text:p>
          </table:table-cell>
          <table:table-cell table:formula="of:=MID([.A170];SEARCH(&quot;--&quot;;[.A170])+2;256)" office:value-type="string" office:string-value="  big house 3">
            <text:p><text:s text:c="2"/>big house 3</text:p>
          </table:table-cell>
          <table:table-cell table:formula="of:=MID([.A170];1;SEARCH(&quot;--&quot;;[.A170])-1)" office:value-type="string" office:string-value="{worldX = 38, worldY = 22, posX = 171, posY = 169}, ">
            <text:p>{worldX = 38, worldY = 22, posX = 171, posY = 169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8">
            <text:p>16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170];&quot;-- &quot;;[.B170];&quot;,&quot;;[.C170];&quot; ID:&quot;;[.I170])" office:value-type="string" office:string-value="{worldX = 38, worldY = 22, posX = 171, posY = 169}, -- West Point,  big house 3 ID:168">
            <text:p>{worldX = 38, worldY = 22, posX = 171, posY = 169}, -- West Point, <text:s/>big house 3 ID:168</text:p>
          </table:table-cell>
          <table:table-cell table:formula="of:=MID([.D170];SEARCH(&quot;worldX = &quot;;[.D170])+9;(SEARCH(&quot;worldY = &quot;;[.D170])-SEARCH(&quot;worldX = &quot;;[.D170])-11))" office:value-type="string" office:string-value="38">
            <text:p>38</text:p>
          </table:table-cell>
          <table:table-cell table:formula="of:=MID([.D170];SEARCH(&quot;worldY = &quot;;[.D170])+9;(SEARCH(&quot;posX = &quot;;[.D170])-SEARCH(&quot;worldY = &quot;;[.D170])-11))" office:value-type="string" office:string-value="22">
            <text:p>22</text:p>
          </table:table-cell>
          <table:table-cell table:formula="of:=MID([.D170];(SEARCH(&quot;posX = &quot;;[.D170])+7);(SEARCH(&quot;,&quot;;[.D170];SEARCH(&quot;posX&quot;;[.D170]))-SEARCH(&quot;posX = &quot;;[.D170])-7))" office:value-type="string" office:string-value="171">
            <text:p>171</text:p>
          </table:table-cell>
          <table:table-cell table:formula="of:=IF(LEN([.D170])&lt;60;MID([.D170];(SEARCH(&quot;posY = &quot;;[.D170])+7);(SEARCH(&quot;}&quot;;[.D170];SEARCH(&quot;posY&quot;;[.D170]))-SEARCH(&quot;posY = &quot;;[.D170])-7));MID([.D175];(SEARCH(&quot;posY = &quot;;[.D175])+7);(SEARCH(&quot;}&quot;;[.D175];SEARCH(&quot;posY&quot;;[.D175]))-SEARCH(&quot;posY = &quot;;[.D175])-7)))" office:value-type="string" office:string-value="169">
            <text:p>169</text:p>
          </table:table-cell>
          <table:table-cell table:formula="of:=MID([.D170];SEARCH(&quot;posZ = &quot;;[.D170])+7;(SEARCH(&quot;}&quot;;[.D170])-SEARCH(&quot;posZ = &quot;;[.D1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2, posX = 83, posY = 247}, -- <text:s/>big house 4</text:p>
          </table:table-cell>
          <table:table-cell office:value-type="string">
            <text:p>West Point</text:p>
          </table:table-cell>
          <table:table-cell table:formula="of:=MID([.A171];SEARCH(&quot;--&quot;;[.A171])+2;256)" office:value-type="string" office:string-value="  big house 4">
            <text:p><text:s text:c="2"/>big house 4</text:p>
          </table:table-cell>
          <table:table-cell table:formula="of:=MID([.A171];1;SEARCH(&quot;--&quot;;[.A171])-1)" office:value-type="string" office:string-value="{worldX = 38, worldY = 22, posX = 83, posY = 247}, ">
            <text:p>{worldX = 38, worldY = 22, posX = 83, posY = 247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69">
            <text:p>16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table:formula="of:=CONCATENATE([.D171];&quot;-- &quot;;[.B171];&quot;,&quot;;[.C171];&quot; ID:&quot;;[.I171])" office:value-type="string" office:string-value="{worldX = 38, worldY = 22, posX = 83, posY = 247}, -- West Point,  big house 4 ID:169">
            <text:p>{worldX = 38, worldY = 22, posX = 83, posY = 247}, -- West Point, <text:s/>big house 4 ID:169</text:p>
          </table:table-cell>
          <table:table-cell table:formula="of:=MID([.D171];SEARCH(&quot;worldX = &quot;;[.D171])+9;(SEARCH(&quot;worldY = &quot;;[.D171])-SEARCH(&quot;worldX = &quot;;[.D171])-11))" office:value-type="string" office:string-value="38">
            <text:p>38</text:p>
          </table:table-cell>
          <table:table-cell table:formula="of:=MID([.D171];SEARCH(&quot;worldY = &quot;;[.D171])+9;(SEARCH(&quot;posX = &quot;;[.D171])-SEARCH(&quot;worldY = &quot;;[.D171])-11))" office:value-type="string" office:string-value="22">
            <text:p>22</text:p>
          </table:table-cell>
          <table:table-cell table:formula="of:=MID([.D171];(SEARCH(&quot;posX = &quot;;[.D171])+7);(SEARCH(&quot;,&quot;;[.D171];SEARCH(&quot;posX&quot;;[.D171]))-SEARCH(&quot;posX = &quot;;[.D171])-7))" office:value-type="string" office:string-value="83">
            <text:p>83</text:p>
          </table:table-cell>
          <table:table-cell table:formula="of:=IF(LEN([.D171])&lt;60;MID([.D171];(SEARCH(&quot;posY = &quot;;[.D171])+7);(SEARCH(&quot;}&quot;;[.D171];SEARCH(&quot;posY&quot;;[.D171]))-SEARCH(&quot;posY = &quot;;[.D171])-7));MID([.D176];(SEARCH(&quot;posY = &quot;;[.D176])+7);(SEARCH(&quot;}&quot;;[.D176];SEARCH(&quot;posY&quot;;[.D176]))-SEARCH(&quot;posY = &quot;;[.D176])-7)))" office:value-type="string" office:string-value="247">
            <text:p>247</text:p>
          </table:table-cell>
          <table:table-cell table:formula="of:=MID([.D171];SEARCH(&quot;posZ = &quot;;[.D171])+7;(SEARCH(&quot;}&quot;;[.D171])-SEARCH(&quot;posZ = &quot;;[.D1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2, posX = 15, posY = 125}, -- <text:s/>small house 4</text:p>
          </table:table-cell>
          <table:table-cell office:value-type="string">
            <text:p>West Point</text:p>
          </table:table-cell>
          <table:table-cell table:formula="of:=MID([.A172];SEARCH(&quot;--&quot;;[.A172])+2;256)" office:value-type="string" office:string-value="  small house 4">
            <text:p><text:s text:c="2"/>small house 4</text:p>
          </table:table-cell>
          <table:table-cell table:formula="of:=MID([.A172];1;SEARCH(&quot;--&quot;;[.A172])-1)" office:value-type="string" office:string-value="{worldX = 38, worldY = 22, posX = 15, posY = 125}, ">
            <text:p>{worldX = 38, worldY = 22, posX = 15, posY = 12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172];&quot;-- &quot;;[.B172];&quot;,&quot;;[.C172];&quot; ID:&quot;;[.I172])" office:value-type="string" office:string-value="{worldX = 38, worldY = 22, posX = 15, posY = 125}, -- West Point,  small house 4 ID:170">
            <text:p>{worldX = 38, worldY = 22, posX = 15, posY = 125}, -- West Point, <text:s/>small house 4 ID:170</text:p>
          </table:table-cell>
          <table:table-cell table:formula="of:=MID([.D172];SEARCH(&quot;worldX = &quot;;[.D172])+9;(SEARCH(&quot;worldY = &quot;;[.D172])-SEARCH(&quot;worldX = &quot;;[.D172])-11))" office:value-type="string" office:string-value="38">
            <text:p>38</text:p>
          </table:table-cell>
          <table:table-cell table:formula="of:=MID([.D172];SEARCH(&quot;worldY = &quot;;[.D172])+9;(SEARCH(&quot;posX = &quot;;[.D172])-SEARCH(&quot;worldY = &quot;;[.D172])-11))" office:value-type="string" office:string-value="22">
            <text:p>22</text:p>
          </table:table-cell>
          <table:table-cell table:formula="of:=MID([.D172];(SEARCH(&quot;posX = &quot;;[.D172])+7);(SEARCH(&quot;,&quot;;[.D172];SEARCH(&quot;posX&quot;;[.D172]))-SEARCH(&quot;posX = &quot;;[.D172])-7))" office:value-type="string" office:string-value="15">
            <text:p>15</text:p>
          </table:table-cell>
          <table:table-cell table:formula="of:=IF(LEN([.D172])&lt;60;MID([.D172];(SEARCH(&quot;posY = &quot;;[.D172])+7);(SEARCH(&quot;}&quot;;[.D172];SEARCH(&quot;posY&quot;;[.D172]))-SEARCH(&quot;posY = &quot;;[.D172])-7));MID([.D177];(SEARCH(&quot;posY = &quot;;[.D177])+7);(SEARCH(&quot;}&quot;;[.D177];SEARCH(&quot;posY&quot;;[.D177]))-SEARCH(&quot;posY = &quot;;[.D177])-7)))" office:value-type="string" office:string-value="125">
            <text:p>125</text:p>
          </table:table-cell>
          <table:table-cell table:formula="of:=MID([.D172];SEARCH(&quot;posZ = &quot;;[.D172])+7;(SEARCH(&quot;}&quot;;[.D172])-SEARCH(&quot;posZ = &quot;;[.D1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227, posY = 194}, -- <text:s/>school, classroom</text:p>
          </table:table-cell>
          <table:table-cell office:value-type="string">
            <text:p>West Point</text:p>
          </table:table-cell>
          <table:table-cell table:formula="of:=MID([.A173];SEARCH(&quot;--&quot;;[.A173])+2;256)" office:value-type="string" office:string-value="  school, classroom">
            <text:p><text:s text:c="2"/>school, classroom</text:p>
          </table:table-cell>
          <table:table-cell table:formula="of:=MID([.A173];1;SEARCH(&quot;--&quot;;[.A173])-1)" office:value-type="string" office:string-value="{worldX = 37, worldY = 22, posX = 227, posY = 194}, ">
            <text:p>{worldX = 37, worldY = 22, posX = 227, posY = 194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1">
            <text:p>17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CONCATENATE([.D173];&quot;-- &quot;;[.B173];&quot;,&quot;;[.C173];&quot; ID:&quot;;[.I173])" office:value-type="string" office:string-value="{worldX = 37, worldY = 22, posX = 227, posY = 194}, -- West Point,  school, classroom ID:171">
            <text:p>{worldX = 37, worldY = 22, posX = 227, posY = 194}, -- West Point, <text:s/>school, classroom ID:171</text:p>
          </table:table-cell>
          <table:table-cell table:formula="of:=MID([.D173];SEARCH(&quot;worldX = &quot;;[.D173])+9;(SEARCH(&quot;worldY = &quot;;[.D173])-SEARCH(&quot;worldX = &quot;;[.D173])-11))" office:value-type="string" office:string-value="37">
            <text:p>37</text:p>
          </table:table-cell>
          <table:table-cell table:formula="of:=MID([.D173];SEARCH(&quot;worldY = &quot;;[.D173])+9;(SEARCH(&quot;posX = &quot;;[.D173])-SEARCH(&quot;worldY = &quot;;[.D173])-11))" office:value-type="string" office:string-value="22">
            <text:p>22</text:p>
          </table:table-cell>
          <table:table-cell table:formula="of:=MID([.D173];(SEARCH(&quot;posX = &quot;;[.D173])+7);(SEARCH(&quot;,&quot;;[.D173];SEARCH(&quot;posX&quot;;[.D173]))-SEARCH(&quot;posX = &quot;;[.D173])-7))" office:value-type="string" office:string-value="227">
            <text:p>227</text:p>
          </table:table-cell>
          <table:table-cell table:formula="of:=IF(LEN([.D173])&lt;60;MID([.D173];(SEARCH(&quot;posY = &quot;;[.D173])+7);(SEARCH(&quot;}&quot;;[.D173];SEARCH(&quot;posY&quot;;[.D173]))-SEARCH(&quot;posY = &quot;;[.D173])-7));MID([.D178];(SEARCH(&quot;posY = &quot;;[.D178])+7);(SEARCH(&quot;}&quot;;[.D178];SEARCH(&quot;posY&quot;;[.D178]))-SEARCH(&quot;posY = &quot;;[.D178])-7)))" office:value-type="string" office:string-value="194">
            <text:p>194</text:p>
          </table:table-cell>
          <table:table-cell table:formula="of:=MID([.D173];SEARCH(&quot;posZ = &quot;;[.D173])+7;(SEARCH(&quot;}&quot;;[.D173])-SEARCH(&quot;posZ = &quot;;[.D1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281, posY = 195}, -- <text:s/>school, kitchen</text:p>
          </table:table-cell>
          <table:table-cell office:value-type="string">
            <text:p>West Point</text:p>
          </table:table-cell>
          <table:table-cell table:formula="of:=MID([.A174];SEARCH(&quot;--&quot;;[.A174])+2;256)" office:value-type="string" office:string-value="  school, kitchen">
            <text:p><text:s text:c="2"/>school, kitchen</text:p>
          </table:table-cell>
          <table:table-cell table:formula="of:=MID([.A174];1;SEARCH(&quot;--&quot;;[.A174])-1)" office:value-type="string" office:string-value="{worldX = 37, worldY = 22, posX = 281, posY = 195}, ">
            <text:p>{worldX = 37, worldY = 22, posX = 281, posY = 195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2">
            <text:p>17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174];&quot;-- &quot;;[.B174];&quot;,&quot;;[.C174];&quot; ID:&quot;;[.I174])" office:value-type="string" office:string-value="{worldX = 37, worldY = 22, posX = 281, posY = 195}, -- West Point,  school, kitchen ID:172">
            <text:p>{worldX = 37, worldY = 22, posX = 281, posY = 195}, -- West Point, <text:s/>school, kitchen ID:172</text:p>
          </table:table-cell>
          <table:table-cell table:formula="of:=MID([.D174];SEARCH(&quot;worldX = &quot;;[.D174])+9;(SEARCH(&quot;worldY = &quot;;[.D174])-SEARCH(&quot;worldX = &quot;;[.D174])-11))" office:value-type="string" office:string-value="37">
            <text:p>37</text:p>
          </table:table-cell>
          <table:table-cell table:formula="of:=MID([.D174];SEARCH(&quot;worldY = &quot;;[.D174])+9;(SEARCH(&quot;posX = &quot;;[.D174])-SEARCH(&quot;worldY = &quot;;[.D174])-11))" office:value-type="string" office:string-value="22">
            <text:p>22</text:p>
          </table:table-cell>
          <table:table-cell table:formula="of:=MID([.D174];(SEARCH(&quot;posX = &quot;;[.D174])+7);(SEARCH(&quot;,&quot;;[.D174];SEARCH(&quot;posX&quot;;[.D174]))-SEARCH(&quot;posX = &quot;;[.D174])-7))" office:value-type="string" office:string-value="281">
            <text:p>281</text:p>
          </table:table-cell>
          <table:table-cell table:formula="of:=IF(LEN([.D174])&lt;60;MID([.D174];(SEARCH(&quot;posY = &quot;;[.D174])+7);(SEARCH(&quot;}&quot;;[.D174];SEARCH(&quot;posY&quot;;[.D174]))-SEARCH(&quot;posY = &quot;;[.D174])-7));MID([.D179];(SEARCH(&quot;posY = &quot;;[.D179])+7);(SEARCH(&quot;}&quot;;[.D179];SEARCH(&quot;posY&quot;;[.D179]))-SEARCH(&quot;posY = &quot;;[.D179])-7)))" office:value-type="string" office:string-value="195">
            <text:p>195</text:p>
          </table:table-cell>
          <table:table-cell table:formula="of:=MID([.D174];SEARCH(&quot;posZ = &quot;;[.D174])+7;(SEARCH(&quot;}&quot;;[.D174])-SEARCH(&quot;posZ = &quot;;[.D1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283, posY = 174}, -- <text:s/>school, office</text:p>
          </table:table-cell>
          <table:table-cell office:value-type="string">
            <text:p>West Point</text:p>
          </table:table-cell>
          <table:table-cell table:formula="of:=MID([.A175];SEARCH(&quot;--&quot;;[.A175])+2;256)" office:value-type="string" office:string-value="  school, office">
            <text:p><text:s text:c="2"/>school, office</text:p>
          </table:table-cell>
          <table:table-cell table:formula="of:=MID([.A175];1;SEARCH(&quot;--&quot;;[.A175])-1)" office:value-type="string" office:string-value="{worldX = 37, worldY = 22, posX = 283, posY = 174}, ">
            <text:p>{worldX = 37, worldY = 22, posX = 283, posY = 174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3">
            <text:p>17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175];&quot;-- &quot;;[.B175];&quot;,&quot;;[.C175];&quot; ID:&quot;;[.I175])" office:value-type="string" office:string-value="{worldX = 37, worldY = 22, posX = 283, posY = 174}, -- West Point,  school, office ID:173">
            <text:p>{worldX = 37, worldY = 22, posX = 283, posY = 174}, -- West Point, <text:s/>school, office ID:173</text:p>
          </table:table-cell>
          <table:table-cell table:formula="of:=MID([.D175];SEARCH(&quot;worldX = &quot;;[.D175])+9;(SEARCH(&quot;worldY = &quot;;[.D175])-SEARCH(&quot;worldX = &quot;;[.D175])-11))" office:value-type="string" office:string-value="37">
            <text:p>37</text:p>
          </table:table-cell>
          <table:table-cell table:formula="of:=MID([.D175];SEARCH(&quot;worldY = &quot;;[.D175])+9;(SEARCH(&quot;posX = &quot;;[.D175])-SEARCH(&quot;worldY = &quot;;[.D175])-11))" office:value-type="string" office:string-value="22">
            <text:p>22</text:p>
          </table:table-cell>
          <table:table-cell table:formula="of:=MID([.D175];(SEARCH(&quot;posX = &quot;;[.D175])+7);(SEARCH(&quot;,&quot;;[.D175];SEARCH(&quot;posX&quot;;[.D175]))-SEARCH(&quot;posX = &quot;;[.D175])-7))" office:value-type="string" office:string-value="283">
            <text:p>283</text:p>
          </table:table-cell>
          <table:table-cell table:formula="of:=IF(LEN([.D175])&lt;60;MID([.D175];(SEARCH(&quot;posY = &quot;;[.D175])+7);(SEARCH(&quot;}&quot;;[.D175];SEARCH(&quot;posY&quot;;[.D175]))-SEARCH(&quot;posY = &quot;;[.D175])-7));MID([.D180];(SEARCH(&quot;posY = &quot;;[.D180])+7);(SEARCH(&quot;}&quot;;[.D180];SEARCH(&quot;posY&quot;;[.D180]))-SEARCH(&quot;posY = &quot;;[.D180])-7)))" office:value-type="string" office:string-value="174">
            <text:p>174</text:p>
          </table:table-cell>
          <table:table-cell table:formula="of:=MID([.D175];SEARCH(&quot;posZ = &quot;;[.D175])+7;(SEARCH(&quot;}&quot;;[.D175])-SEARCH(&quot;posZ = &quot;;[.D1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254, posY = 125}, -- neighborhood convenience store</text:p>
          </table:table-cell>
          <table:table-cell office:value-type="string">
            <text:p>West Point</text:p>
          </table:table-cell>
          <table:table-cell table:formula="of:=MID([.A176];SEARCH(&quot;--&quot;;[.A176])+2;256)" office:value-type="string" office:string-value=" neighborhood convenience store">
            <text:p><text:s/>neighborhood convenience store</text:p>
          </table:table-cell>
          <table:table-cell table:formula="of:=MID([.A176];1;SEARCH(&quot;--&quot;;[.A176])-1)" office:value-type="string" office:string-value="{worldX = 37, worldY = 22, posX = 254, posY = 125}, ">
            <text:p>{worldX = 37, worldY = 22, posX = 254, posY = 12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4">
            <text:p>17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176];&quot;-- &quot;;[.B176];&quot;,&quot;;[.C176];&quot; ID:&quot;;[.I176])" office:value-type="string" office:string-value="{worldX = 37, worldY = 22, posX = 254, posY = 125}, -- West Point, neighborhood convenience store ID:174">
            <text:p>{worldX = 37, worldY = 22, posX = 254, posY = 125}, -- West Point, neighborhood convenience store ID:174</text:p>
          </table:table-cell>
          <table:table-cell table:formula="of:=MID([.D176];SEARCH(&quot;worldX = &quot;;[.D176])+9;(SEARCH(&quot;worldY = &quot;;[.D176])-SEARCH(&quot;worldX = &quot;;[.D176])-11))" office:value-type="string" office:string-value="37">
            <text:p>37</text:p>
          </table:table-cell>
          <table:table-cell table:formula="of:=MID([.D176];SEARCH(&quot;worldY = &quot;;[.D176])+9;(SEARCH(&quot;posX = &quot;;[.D176])-SEARCH(&quot;worldY = &quot;;[.D176])-11))" office:value-type="string" office:string-value="22">
            <text:p>22</text:p>
          </table:table-cell>
          <table:table-cell table:formula="of:=MID([.D176];(SEARCH(&quot;posX = &quot;;[.D176])+7);(SEARCH(&quot;,&quot;;[.D176];SEARCH(&quot;posX&quot;;[.D176]))-SEARCH(&quot;posX = &quot;;[.D176])-7))" office:value-type="string" office:string-value="254">
            <text:p>254</text:p>
          </table:table-cell>
          <table:table-cell table:formula="of:=IF(LEN([.D176])&lt;60;MID([.D176];(SEARCH(&quot;posY = &quot;;[.D176])+7);(SEARCH(&quot;}&quot;;[.D176];SEARCH(&quot;posY&quot;;[.D176]))-SEARCH(&quot;posY = &quot;;[.D176])-7));MID([.D181];(SEARCH(&quot;posY = &quot;;[.D181])+7);(SEARCH(&quot;}&quot;;[.D181];SEARCH(&quot;posY&quot;;[.D181]))-SEARCH(&quot;posY = &quot;;[.D181])-7)))" office:value-type="string" office:string-value="125">
            <text:p>125</text:p>
          </table:table-cell>
          <table:table-cell table:formula="of:=MID([.D176];SEARCH(&quot;posZ = &quot;;[.D176])+7;(SEARCH(&quot;}&quot;;[.D176])-SEARCH(&quot;posZ = &quot;;[.D1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188, posY = 70}, -- <text:s/>big house 5, near dock</text:p>
          </table:table-cell>
          <table:table-cell office:value-type="string">
            <text:p>West Point</text:p>
          </table:table-cell>
          <table:table-cell table:formula="of:=MID([.A177];SEARCH(&quot;--&quot;;[.A177])+2;256)" office:value-type="string" office:string-value="  big house 5, near dock">
            <text:p><text:s text:c="2"/>big house 5, near dock</text:p>
          </table:table-cell>
          <table:table-cell table:formula="of:=MID([.A177];1;SEARCH(&quot;--&quot;;[.A177])-1)" office:value-type="string" office:string-value="{worldX = 37, worldY = 22, posX = 188, posY = 70}, ">
            <text:p>{worldX = 37, worldY = 22, posX = 188, posY = 70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5">
            <text:p>175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table:formula="of:=CONCATENATE([.D177];&quot;-- &quot;;[.B177];&quot;,&quot;;[.C177];&quot; ID:&quot;;[.I177])" office:value-type="string" office:string-value="{worldX = 37, worldY = 22, posX = 188, posY = 70}, -- West Point,  big house 5, near dock ID:175">
            <text:p>{worldX = 37, worldY = 22, posX = 188, posY = 70}, -- West Point, <text:s/>big house 5, near dock ID:175</text:p>
          </table:table-cell>
          <table:table-cell table:formula="of:=MID([.D177];SEARCH(&quot;worldX = &quot;;[.D177])+9;(SEARCH(&quot;worldY = &quot;;[.D177])-SEARCH(&quot;worldX = &quot;;[.D177])-11))" office:value-type="string" office:string-value="37">
            <text:p>37</text:p>
          </table:table-cell>
          <table:table-cell table:formula="of:=MID([.D177];SEARCH(&quot;worldY = &quot;;[.D177])+9;(SEARCH(&quot;posX = &quot;;[.D177])-SEARCH(&quot;worldY = &quot;;[.D177])-11))" office:value-type="string" office:string-value="22">
            <text:p>22</text:p>
          </table:table-cell>
          <table:table-cell table:formula="of:=MID([.D177];(SEARCH(&quot;posX = &quot;;[.D177])+7);(SEARCH(&quot;,&quot;;[.D177];SEARCH(&quot;posX&quot;;[.D177]))-SEARCH(&quot;posX = &quot;;[.D177])-7))" office:value-type="string" office:string-value="188">
            <text:p>188</text:p>
          </table:table-cell>
          <table:table-cell table:formula="of:=IF(LEN([.D177])&lt;60;MID([.D177];(SEARCH(&quot;posY = &quot;;[.D177])+7);(SEARCH(&quot;}&quot;;[.D177];SEARCH(&quot;posY&quot;;[.D177]))-SEARCH(&quot;posY = &quot;;[.D177])-7));MID([.D182];(SEARCH(&quot;posY = &quot;;[.D182])+7);(SEARCH(&quot;}&quot;;[.D182];SEARCH(&quot;posY&quot;;[.D182]))-SEARCH(&quot;posY = &quot;;[.D182])-7)))" office:value-type="string" office:string-value="70">
            <text:p>70</text:p>
          </table:table-cell>
          <table:table-cell table:formula="of:=MID([.D177];SEARCH(&quot;posZ = &quot;;[.D177])+7;(SEARCH(&quot;}&quot;;[.D177])-SEARCH(&quot;posZ = &quot;;[.D1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178, posY = 261}, -- <text:s/>big house 6</text:p>
          </table:table-cell>
          <table:table-cell office:value-type="string">
            <text:p>West Point</text:p>
          </table:table-cell>
          <table:table-cell table:formula="of:=MID([.A178];SEARCH(&quot;--&quot;;[.A178])+2;256)" office:value-type="string" office:string-value="  big house 6">
            <text:p><text:s text:c="2"/>big house 6</text:p>
          </table:table-cell>
          <table:table-cell table:formula="of:=MID([.A178];1;SEARCH(&quot;--&quot;;[.A178])-1)" office:value-type="string" office:string-value="{worldX = 37, worldY = 22, posX = 178, posY = 261}, ">
            <text:p>{worldX = 37, worldY = 22, posX = 178, posY = 26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6">
            <text:p>17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78];&quot;-- &quot;;[.B178];&quot;,&quot;;[.C178];&quot; ID:&quot;;[.I178])" office:value-type="string" office:string-value="{worldX = 37, worldY = 22, posX = 178, posY = 261}, -- West Point,  big house 6 ID:176">
            <text:p>{worldX = 37, worldY = 22, posX = 178, posY = 261}, -- West Point, <text:s/>big house 6 ID:176</text:p>
          </table:table-cell>
          <table:table-cell table:formula="of:=MID([.D178];SEARCH(&quot;worldX = &quot;;[.D178])+9;(SEARCH(&quot;worldY = &quot;;[.D178])-SEARCH(&quot;worldX = &quot;;[.D178])-11))" office:value-type="string" office:string-value="37">
            <text:p>37</text:p>
          </table:table-cell>
          <table:table-cell table:formula="of:=MID([.D178];SEARCH(&quot;worldY = &quot;;[.D178])+9;(SEARCH(&quot;posX = &quot;;[.D178])-SEARCH(&quot;worldY = &quot;;[.D178])-11))" office:value-type="string" office:string-value="22">
            <text:p>22</text:p>
          </table:table-cell>
          <table:table-cell table:formula="of:=MID([.D178];(SEARCH(&quot;posX = &quot;;[.D178])+7);(SEARCH(&quot;,&quot;;[.D178];SEARCH(&quot;posX&quot;;[.D178]))-SEARCH(&quot;posX = &quot;;[.D178])-7))" office:value-type="string" office:string-value="178">
            <text:p>178</text:p>
          </table:table-cell>
          <table:table-cell table:formula="of:=IF(LEN([.D178])&lt;60;MID([.D178];(SEARCH(&quot;posY = &quot;;[.D178])+7);(SEARCH(&quot;}&quot;;[.D178];SEARCH(&quot;posY&quot;;[.D178]))-SEARCH(&quot;posY = &quot;;[.D178])-7));MID([.D183];(SEARCH(&quot;posY = &quot;;[.D183])+7);(SEARCH(&quot;}&quot;;[.D183];SEARCH(&quot;posY&quot;;[.D183]))-SEARCH(&quot;posY = &quot;;[.D183])-7)))" office:value-type="string" office:string-value="261">
            <text:p>261</text:p>
          </table:table-cell>
          <table:table-cell table:formula="of:=MID([.D178];SEARCH(&quot;posZ = &quot;;[.D178])+7;(SEARCH(&quot;}&quot;;[.D178])-SEARCH(&quot;posZ = &quot;;[.D1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148, posY = 207}, -- <text:s/>big house 7,nice</text:p>
          </table:table-cell>
          <table:table-cell office:value-type="string">
            <text:p>West Point</text:p>
          </table:table-cell>
          <table:table-cell table:formula="of:=MID([.A179];SEARCH(&quot;--&quot;;[.A179])+2;256)" office:value-type="string" office:string-value="  big house 7,nice">
            <text:p><text:s text:c="2"/>big house 7,nice</text:p>
          </table:table-cell>
          <table:table-cell table:formula="of:=MID([.A179];1;SEARCH(&quot;--&quot;;[.A179])-1)" office:value-type="string" office:string-value="{worldX = 37, worldY = 22, posX = 148, posY = 207}, ">
            <text:p>{worldX = 37, worldY = 22, posX = 148, posY = 207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7">
            <text:p>17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179];&quot;-- &quot;;[.B179];&quot;,&quot;;[.C179];&quot; ID:&quot;;[.I179])" office:value-type="string" office:string-value="{worldX = 37, worldY = 22, posX = 148, posY = 207}, -- West Point,  big house 7,nice ID:177">
            <text:p>{worldX = 37, worldY = 22, posX = 148, posY = 207}, -- West Point, <text:s/>big house 7,nice ID:177</text:p>
          </table:table-cell>
          <table:table-cell table:formula="of:=MID([.D179];SEARCH(&quot;worldX = &quot;;[.D179])+9;(SEARCH(&quot;worldY = &quot;;[.D179])-SEARCH(&quot;worldX = &quot;;[.D179])-11))" office:value-type="string" office:string-value="37">
            <text:p>37</text:p>
          </table:table-cell>
          <table:table-cell table:formula="of:=MID([.D179];SEARCH(&quot;worldY = &quot;;[.D179])+9;(SEARCH(&quot;posX = &quot;;[.D179])-SEARCH(&quot;worldY = &quot;;[.D179])-11))" office:value-type="string" office:string-value="22">
            <text:p>22</text:p>
          </table:table-cell>
          <table:table-cell table:formula="of:=MID([.D179];(SEARCH(&quot;posX = &quot;;[.D179])+7);(SEARCH(&quot;,&quot;;[.D179];SEARCH(&quot;posX&quot;;[.D179]))-SEARCH(&quot;posX = &quot;;[.D179])-7))" office:value-type="string" office:string-value="148">
            <text:p>148</text:p>
          </table:table-cell>
          <table:table-cell table:formula="of:=IF(LEN([.D179])&lt;60;MID([.D179];(SEARCH(&quot;posY = &quot;;[.D179])+7);(SEARCH(&quot;}&quot;;[.D179];SEARCH(&quot;posY&quot;;[.D179]))-SEARCH(&quot;posY = &quot;;[.D179])-7));MID([.D184];(SEARCH(&quot;posY = &quot;;[.D184])+7);(SEARCH(&quot;}&quot;;[.D184];SEARCH(&quot;posY&quot;;[.D184]))-SEARCH(&quot;posY = &quot;;[.D184])-7)))" office:value-type="string" office:string-value="207">
            <text:p>207</text:p>
          </table:table-cell>
          <table:table-cell table:formula="of:=MID([.D179];SEARCH(&quot;posZ = &quot;;[.D179])+7;(SEARCH(&quot;}&quot;;[.D179])-SEARCH(&quot;posZ = &quot;;[.D1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18, posY = 122}, -- <text:s/>big house 8,nice</text:p>
          </table:table-cell>
          <table:table-cell office:value-type="string">
            <text:p>West Point</text:p>
          </table:table-cell>
          <table:table-cell table:formula="of:=MID([.A180];SEARCH(&quot;--&quot;;[.A180])+2;256)" office:value-type="string" office:string-value="  big house 8,nice">
            <text:p><text:s text:c="2"/>big house 8,nice</text:p>
          </table:table-cell>
          <table:table-cell table:formula="of:=MID([.A180];1;SEARCH(&quot;--&quot;;[.A180])-1)" office:value-type="string" office:string-value="{worldX = 37, worldY = 22, posX = 18, posY = 122}, ">
            <text:p>{worldX = 37, worldY = 22, posX = 18, posY = 122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8">
            <text:p>178</text:p>
          </table:table-cell>
          <table:table-cell table:number-columns-repeated="22"/>
          <table:table-cell table:formula="of:=CONCATENATE([.D180];&quot;-- &quot;;[.B180];&quot;,&quot;;[.C180];&quot; ID:&quot;;[.I180])" office:value-type="string" office:string-value="{worldX = 37, worldY = 22, posX = 18, posY = 122}, -- West Point,  big house 8,nice ID:178">
            <text:p>{worldX = 37, worldY = 22, posX = 18, posY = 122}, -- West Point, <text:s/>big house 8,nice ID:178</text:p>
          </table:table-cell>
          <table:table-cell table:formula="of:=MID([.D180];SEARCH(&quot;worldX = &quot;;[.D180])+9;(SEARCH(&quot;worldY = &quot;;[.D180])-SEARCH(&quot;worldX = &quot;;[.D180])-11))" office:value-type="string" office:string-value="37">
            <text:p>37</text:p>
          </table:table-cell>
          <table:table-cell table:formula="of:=MID([.D180];SEARCH(&quot;worldY = &quot;;[.D180])+9;(SEARCH(&quot;posX = &quot;;[.D180])-SEARCH(&quot;worldY = &quot;;[.D180])-11))" office:value-type="string" office:string-value="22">
            <text:p>22</text:p>
          </table:table-cell>
          <table:table-cell table:formula="of:=MID([.D180];(SEARCH(&quot;posX = &quot;;[.D180])+7);(SEARCH(&quot;,&quot;;[.D180];SEARCH(&quot;posX&quot;;[.D180]))-SEARCH(&quot;posX = &quot;;[.D180])-7))" office:value-type="string" office:string-value="18">
            <text:p>18</text:p>
          </table:table-cell>
          <table:table-cell table:formula="of:=IF(LEN([.D180])&lt;60;MID([.D180];(SEARCH(&quot;posY = &quot;;[.D180])+7);(SEARCH(&quot;}&quot;;[.D180];SEARCH(&quot;posY&quot;;[.D180]))-SEARCH(&quot;posY = &quot;;[.D180])-7));MID([.D185];(SEARCH(&quot;posY = &quot;;[.D185])+7);(SEARCH(&quot;}&quot;;[.D185];SEARCH(&quot;posY&quot;;[.D185]))-SEARCH(&quot;posY = &quot;;[.D185])-7)))" office:value-type="string" office:string-value="122">
            <text:p>122</text:p>
          </table:table-cell>
          <table:table-cell table:formula="of:=MID([.D180];SEARCH(&quot;posZ = &quot;;[.D180])+7;(SEARCH(&quot;}&quot;;[.D180])-SEARCH(&quot;posZ = &quot;;[.D1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2, posX = 291, posY = 116}, -- <text:s/>church</text:p>
          </table:table-cell>
          <table:table-cell office:value-type="string">
            <text:p>West Point</text:p>
          </table:table-cell>
          <table:table-cell table:formula="of:=MID([.A181];SEARCH(&quot;--&quot;;[.A181])+2;256)" office:value-type="string" office:string-value="  church">
            <text:p><text:s text:c="2"/>church</text:p>
          </table:table-cell>
          <table:table-cell table:formula="of:=MID([.A181];1;SEARCH(&quot;--&quot;;[.A181])-1)" office:value-type="string" office:string-value="{worldX = 36, worldY = 22, posX = 291, posY = 116}, ">
            <text:p>{worldX = 36, worldY = 22, posX = 291, posY = 116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north neighborhoods, east to west, every 3-5 homes</text:p>
          </table:table-cell>
          <table:table-cell/>
          <table:table-cell office:value-type="float" office:value="179">
            <text:p>179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table:formula="of:=CONCATENATE([.D181];&quot;-- &quot;;[.B181];&quot;,&quot;;[.C181];&quot; ID:&quot;;[.I181])" office:value-type="string" office:string-value="{worldX = 36, worldY = 22, posX = 291, posY = 116}, -- West Point,  church ID:179">
            <text:p>{worldX = 36, worldY = 22, posX = 291, posY = 116}, -- West Point, <text:s/>church ID:179</text:p>
          </table:table-cell>
          <table:table-cell table:formula="of:=MID([.D181];SEARCH(&quot;worldX = &quot;;[.D181])+9;(SEARCH(&quot;worldY = &quot;;[.D181])-SEARCH(&quot;worldX = &quot;;[.D181])-11))" office:value-type="string" office:string-value="36">
            <text:p>36</text:p>
          </table:table-cell>
          <table:table-cell table:formula="of:=MID([.D181];SEARCH(&quot;worldY = &quot;;[.D181])+9;(SEARCH(&quot;posX = &quot;;[.D181])-SEARCH(&quot;worldY = &quot;;[.D181])-11))" office:value-type="string" office:string-value="22">
            <text:p>22</text:p>
          </table:table-cell>
          <table:table-cell table:formula="of:=MID([.D181];(SEARCH(&quot;posX = &quot;;[.D181])+7);(SEARCH(&quot;,&quot;;[.D181];SEARCH(&quot;posX&quot;;[.D181]))-SEARCH(&quot;posX = &quot;;[.D181])-7))" office:value-type="string" office:string-value="291">
            <text:p>291</text:p>
          </table:table-cell>
          <table:table-cell table:formula="of:=IF(LEN([.D181])&lt;60;MID([.D181];(SEARCH(&quot;posY = &quot;;[.D181])+7);(SEARCH(&quot;}&quot;;[.D181];SEARCH(&quot;posY&quot;;[.D181]))-SEARCH(&quot;posY = &quot;;[.D181])-7));MID([.D186];(SEARCH(&quot;posY = &quot;;[.D186])+7);(SEARCH(&quot;}&quot;;[.D186];SEARCH(&quot;posY&quot;;[.D186]))-SEARCH(&quot;posY = &quot;;[.D186])-7)))" office:value-type="string" office:string-value="116">
            <text:p>116</text:p>
          </table:table-cell>
          <table:table-cell table:formula="of:=MID([.D181];SEARCH(&quot;posZ = &quot;;[.D181])+7;(SEARCH(&quot;}&quot;;[.D181])-SEARCH(&quot;posZ = &quot;;[.D1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41, posY = 27}, -- <text:s/>big house 1</text:p>
          </table:table-cell>
          <table:table-cell office:value-type="string">
            <text:p>West Point</text:p>
          </table:table-cell>
          <table:table-cell table:formula="of:=MID([.A182];SEARCH(&quot;--&quot;;[.A182])+2;256)" office:value-type="string" office:string-value="  big house 1">
            <text:p><text:s text:c="2"/>big house 1</text:p>
          </table:table-cell>
          <table:table-cell table:formula="of:=MID([.A182];1;SEARCH(&quot;--&quot;;[.A182])-1)" office:value-type="string" office:string-value="{worldX = 38, worldY = 23, posX = 241, posY = 27}, ">
            <text:p>{worldX = 38, worldY = 23, posX = 241, posY = 27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4"/>
          <table:table-cell table:formula="of:=CONCATENATE([.D182];&quot;-- &quot;;[.B182];&quot;,&quot;;[.C182];&quot; ID:&quot;;[.I182])" office:value-type="string" office:string-value="{worldX = 38, worldY = 23, posX = 241, posY = 27}, -- West Point,  big house 1 ID:180">
            <text:p>{worldX = 38, worldY = 23, posX = 241, posY = 27}, -- West Point, <text:s/>big house 1 ID:180</text:p>
          </table:table-cell>
          <table:table-cell table:formula="of:=MID([.D182];SEARCH(&quot;worldX = &quot;;[.D182])+9;(SEARCH(&quot;worldY = &quot;;[.D182])-SEARCH(&quot;worldX = &quot;;[.D182])-11))" office:value-type="string" office:string-value="38">
            <text:p>38</text:p>
          </table:table-cell>
          <table:table-cell table:formula="of:=MID([.D182];SEARCH(&quot;worldY = &quot;;[.D182])+9;(SEARCH(&quot;posX = &quot;;[.D182])-SEARCH(&quot;worldY = &quot;;[.D182])-11))" office:value-type="string" office:string-value="23">
            <text:p>23</text:p>
          </table:table-cell>
          <table:table-cell table:formula="of:=MID([.D182];(SEARCH(&quot;posX = &quot;;[.D182])+7);(SEARCH(&quot;,&quot;;[.D182];SEARCH(&quot;posX&quot;;[.D182]))-SEARCH(&quot;posX = &quot;;[.D182])-7))" office:value-type="string" office:string-value="241">
            <text:p>241</text:p>
          </table:table-cell>
          <table:table-cell table:formula="of:=IF(LEN([.D182])&lt;60;MID([.D182];(SEARCH(&quot;posY = &quot;;[.D182])+7);(SEARCH(&quot;}&quot;;[.D182];SEARCH(&quot;posY&quot;;[.D182]))-SEARCH(&quot;posY = &quot;;[.D182])-7));MID([.D187];(SEARCH(&quot;posY = &quot;;[.D187])+7);(SEARCH(&quot;}&quot;;[.D187];SEARCH(&quot;posY&quot;;[.D187]))-SEARCH(&quot;posY = &quot;;[.D187])-7)))" office:value-type="string" office:string-value="27">
            <text:p>27</text:p>
          </table:table-cell>
          <table:table-cell table:formula="of:=MID([.D182];SEARCH(&quot;posZ = &quot;;[.D182])+7;(SEARCH(&quot;}&quot;;[.D182])-SEARCH(&quot;posZ = &quot;;[.D1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109, posY = 28}, -- <text:s/>big house 2</text:p>
          </table:table-cell>
          <table:table-cell office:value-type="string">
            <text:p>West Point</text:p>
          </table:table-cell>
          <table:table-cell table:formula="of:=MID([.A183];SEARCH(&quot;--&quot;;[.A183])+2;256)" office:value-type="string" office:string-value="  big house 2">
            <text:p><text:s text:c="2"/>big house 2</text:p>
          </table:table-cell>
          <table:table-cell table:formula="of:=MID([.A183];1;SEARCH(&quot;--&quot;;[.A183])-1)" office:value-type="string" office:string-value="{worldX = 38, worldY = 23, posX = 109, posY = 28}, ">
            <text:p>{worldX = 38, worldY = 23, posX = 109, posY = 28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1">
            <text:p>18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table:formula="of:=CONCATENATE([.D183];&quot;-- &quot;;[.B183];&quot;,&quot;;[.C183];&quot; ID:&quot;;[.I183])" office:value-type="string" office:string-value="{worldX = 38, worldY = 23, posX = 109, posY = 28}, -- West Point,  big house 2 ID:181">
            <text:p>{worldX = 38, worldY = 23, posX = 109, posY = 28}, -- West Point, <text:s/>big house 2 ID:181</text:p>
          </table:table-cell>
          <table:table-cell table:formula="of:=MID([.D183];SEARCH(&quot;worldX = &quot;;[.D183])+9;(SEARCH(&quot;worldY = &quot;;[.D183])-SEARCH(&quot;worldX = &quot;;[.D183])-11))" office:value-type="string" office:string-value="38">
            <text:p>38</text:p>
          </table:table-cell>
          <table:table-cell table:formula="of:=MID([.D183];SEARCH(&quot;worldY = &quot;;[.D183])+9;(SEARCH(&quot;posX = &quot;;[.D183])-SEARCH(&quot;worldY = &quot;;[.D183])-11))" office:value-type="string" office:string-value="23">
            <text:p>23</text:p>
          </table:table-cell>
          <table:table-cell table:formula="of:=MID([.D183];(SEARCH(&quot;posX = &quot;;[.D183])+7);(SEARCH(&quot;,&quot;;[.D183];SEARCH(&quot;posX&quot;;[.D183]))-SEARCH(&quot;posX = &quot;;[.D183])-7))" office:value-type="string" office:string-value="109">
            <text:p>109</text:p>
          </table:table-cell>
          <table:table-cell table:formula="of:=IF(LEN([.D183])&lt;60;MID([.D183];(SEARCH(&quot;posY = &quot;;[.D183])+7);(SEARCH(&quot;}&quot;;[.D183];SEARCH(&quot;posY&quot;;[.D183]))-SEARCH(&quot;posY = &quot;;[.D183])-7));MID([.D188];(SEARCH(&quot;posY = &quot;;[.D188])+7);(SEARCH(&quot;}&quot;;[.D188];SEARCH(&quot;posY&quot;;[.D188]))-SEARCH(&quot;posY = &quot;;[.D188])-7)))" office:value-type="string" office:string-value="28">
            <text:p>28</text:p>
          </table:table-cell>
          <table:table-cell table:formula="of:=MID([.D183];SEARCH(&quot;posZ = &quot;;[.D183])+7;(SEARCH(&quot;}&quot;;[.D183])-SEARCH(&quot;posZ = &quot;;[.D1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31, posY = 25}, -- <text:s/>big house 3</text:p>
          </table:table-cell>
          <table:table-cell office:value-type="string">
            <text:p>West Point</text:p>
          </table:table-cell>
          <table:table-cell table:formula="of:=MID([.A184];SEARCH(&quot;--&quot;;[.A184])+2;256)" office:value-type="string" office:string-value="  big house 3">
            <text:p><text:s text:c="2"/>big house 3</text:p>
          </table:table-cell>
          <table:table-cell table:formula="of:=MID([.A184];1;SEARCH(&quot;--&quot;;[.A184])-1)" office:value-type="string" office:string-value="{worldX = 38, worldY = 23, posX = 31, posY = 25}, ">
            <text:p>{worldX = 38, worldY = 23, posX = 31, posY = 25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2">
            <text:p>182</text:p>
          </table:table-cell>
          <table:table-cell table:number-columns-repeated="22"/>
          <table:table-cell table:formula="of:=CONCATENATE([.D184];&quot;-- &quot;;[.B184];&quot;,&quot;;[.C184];&quot; ID:&quot;;[.I184])" office:value-type="string" office:string-value="{worldX = 38, worldY = 23, posX = 31, posY = 25}, -- West Point,  big house 3 ID:182">
            <text:p>{worldX = 38, worldY = 23, posX = 31, posY = 25}, -- West Point, <text:s/>big house 3 ID:182</text:p>
          </table:table-cell>
          <table:table-cell table:formula="of:=MID([.D184];SEARCH(&quot;worldX = &quot;;[.D184])+9;(SEARCH(&quot;worldY = &quot;;[.D184])-SEARCH(&quot;worldX = &quot;;[.D184])-11))" office:value-type="string" office:string-value="38">
            <text:p>38</text:p>
          </table:table-cell>
          <table:table-cell table:formula="of:=MID([.D184];SEARCH(&quot;worldY = &quot;;[.D184])+9;(SEARCH(&quot;posX = &quot;;[.D184])-SEARCH(&quot;worldY = &quot;;[.D184])-11))" office:value-type="string" office:string-value="23">
            <text:p>23</text:p>
          </table:table-cell>
          <table:table-cell table:formula="of:=MID([.D184];(SEARCH(&quot;posX = &quot;;[.D184])+7);(SEARCH(&quot;,&quot;;[.D184];SEARCH(&quot;posX&quot;;[.D184]))-SEARCH(&quot;posX = &quot;;[.D184])-7))" office:value-type="string" office:string-value="31">
            <text:p>31</text:p>
          </table:table-cell>
          <table:table-cell table:formula="of:=IF(LEN([.D184])&lt;60;MID([.D184];(SEARCH(&quot;posY = &quot;;[.D184])+7);(SEARCH(&quot;}&quot;;[.D184];SEARCH(&quot;posY&quot;;[.D184]))-SEARCH(&quot;posY = &quot;;[.D184])-7));MID([.D189];(SEARCH(&quot;posY = &quot;;[.D189])+7);(SEARCH(&quot;}&quot;;[.D189];SEARCH(&quot;posY&quot;;[.D189]))-SEARCH(&quot;posY = &quot;;[.D189])-7)))" office:value-type="string" office:string-value="25">
            <text:p>25</text:p>
          </table:table-cell>
          <table:table-cell table:formula="of:=MID([.D184];SEARCH(&quot;posZ = &quot;;[.D184])+7;(SEARCH(&quot;}&quot;;[.D184])-SEARCH(&quot;posZ = &quot;;[.D1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222, posY = 122}, -- <text:s/>small house 1</text:p>
          </table:table-cell>
          <table:table-cell office:value-type="string">
            <text:p>West Point</text:p>
          </table:table-cell>
          <table:table-cell table:formula="of:=MID([.A185];SEARCH(&quot;--&quot;;[.A185])+2;256)" office:value-type="string" office:string-value="  small house 1">
            <text:p><text:s text:c="2"/>small house 1</text:p>
          </table:table-cell>
          <table:table-cell table:formula="of:=MID([.A185];1;SEARCH(&quot;--&quot;;[.A185])-1)" office:value-type="string" office:string-value="{worldX = 38, worldY = 23, posX = 222, posY = 122}, ">
            <text:p>{worldX = 38, worldY = 23, posX = 222, posY = 12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3">
            <text:p>183</text:p>
          </table:table-cell>
          <table:table-cell table:number-columns-repeated="22"/>
          <table:table-cell table:formula="of:=CONCATENATE([.D185];&quot;-- &quot;;[.B185];&quot;,&quot;;[.C185];&quot; ID:&quot;;[.I185])" office:value-type="string" office:string-value="{worldX = 38, worldY = 23, posX = 222, posY = 122}, -- West Point,  small house 1 ID:183">
            <text:p>{worldX = 38, worldY = 23, posX = 222, posY = 122}, -- West Point, <text:s/>small house 1 ID:183</text:p>
          </table:table-cell>
          <table:table-cell table:formula="of:=MID([.D185];SEARCH(&quot;worldX = &quot;;[.D185])+9;(SEARCH(&quot;worldY = &quot;;[.D185])-SEARCH(&quot;worldX = &quot;;[.D185])-11))" office:value-type="string" office:string-value="38">
            <text:p>38</text:p>
          </table:table-cell>
          <table:table-cell table:formula="of:=MID([.D185];SEARCH(&quot;worldY = &quot;;[.D185])+9;(SEARCH(&quot;posX = &quot;;[.D185])-SEARCH(&quot;worldY = &quot;;[.D185])-11))" office:value-type="string" office:string-value="23">
            <text:p>23</text:p>
          </table:table-cell>
          <table:table-cell table:formula="of:=MID([.D185];(SEARCH(&quot;posX = &quot;;[.D185])+7);(SEARCH(&quot;,&quot;;[.D185];SEARCH(&quot;posX&quot;;[.D185]))-SEARCH(&quot;posX = &quot;;[.D185])-7))" office:value-type="string" office:string-value="222">
            <text:p>222</text:p>
          </table:table-cell>
          <table:table-cell table:formula="of:=IF(LEN([.D185])&lt;60;MID([.D185];(SEARCH(&quot;posY = &quot;;[.D185])+7);(SEARCH(&quot;}&quot;;[.D185];SEARCH(&quot;posY&quot;;[.D185]))-SEARCH(&quot;posY = &quot;;[.D185])-7));MID([.D190];(SEARCH(&quot;posY = &quot;;[.D190])+7);(SEARCH(&quot;}&quot;;[.D190];SEARCH(&quot;posY&quot;;[.D190]))-SEARCH(&quot;posY = &quot;;[.D190])-7)))" office:value-type="string" office:string-value="122">
            <text:p>122</text:p>
          </table:table-cell>
          <table:table-cell table:formula="of:=MID([.D185];SEARCH(&quot;posZ = &quot;;[.D185])+7;(SEARCH(&quot;}&quot;;[.D185])-SEARCH(&quot;posZ = &quot;;[.D1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166, posY = 98}, -- <text:s/>small house 2</text:p>
          </table:table-cell>
          <table:table-cell office:value-type="string">
            <text:p>West Point</text:p>
          </table:table-cell>
          <table:table-cell table:formula="of:=MID([.A186];SEARCH(&quot;--&quot;;[.A186])+2;256)" office:value-type="string" office:string-value="  small house 2">
            <text:p><text:s text:c="2"/>small house 2</text:p>
          </table:table-cell>
          <table:table-cell table:formula="of:=MID([.A186];1;SEARCH(&quot;--&quot;;[.A186])-1)" office:value-type="string" office:string-value="{worldX = 38, worldY = 23, posX = 166, posY = 98}, ">
            <text:p>{worldX = 38, worldY = 23, posX = 166, posY = 9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186];&quot;-- &quot;;[.B186];&quot;,&quot;;[.C186];&quot; ID:&quot;;[.I186])" office:value-type="string" office:string-value="{worldX = 38, worldY = 23, posX = 166, posY = 98}, -- West Point,  small house 2 ID:184">
            <text:p>{worldX = 38, worldY = 23, posX = 166, posY = 98}, -- West Point, <text:s/>small house 2 ID:184</text:p>
          </table:table-cell>
          <table:table-cell table:formula="of:=MID([.D186];SEARCH(&quot;worldX = &quot;;[.D186])+9;(SEARCH(&quot;worldY = &quot;;[.D186])-SEARCH(&quot;worldX = &quot;;[.D186])-11))" office:value-type="string" office:string-value="38">
            <text:p>38</text:p>
          </table:table-cell>
          <table:table-cell table:formula="of:=MID([.D186];SEARCH(&quot;worldY = &quot;;[.D186])+9;(SEARCH(&quot;posX = &quot;;[.D186])-SEARCH(&quot;worldY = &quot;;[.D186])-11))" office:value-type="string" office:string-value="23">
            <text:p>23</text:p>
          </table:table-cell>
          <table:table-cell table:formula="of:=MID([.D186];(SEARCH(&quot;posX = &quot;;[.D186])+7);(SEARCH(&quot;,&quot;;[.D186];SEARCH(&quot;posX&quot;;[.D186]))-SEARCH(&quot;posX = &quot;;[.D186])-7))" office:value-type="string" office:string-value="166">
            <text:p>166</text:p>
          </table:table-cell>
          <table:table-cell table:formula="of:=IF(LEN([.D186])&lt;60;MID([.D186];(SEARCH(&quot;posY = &quot;;[.D186])+7);(SEARCH(&quot;}&quot;;[.D186];SEARCH(&quot;posY&quot;;[.D186]))-SEARCH(&quot;posY = &quot;;[.D186])-7));MID([.D191];(SEARCH(&quot;posY = &quot;;[.D191])+7);(SEARCH(&quot;}&quot;;[.D191];SEARCH(&quot;posY&quot;;[.D191]))-SEARCH(&quot;posY = &quot;;[.D191])-7)))" office:value-type="string" office:string-value="98">
            <text:p>98</text:p>
          </table:table-cell>
          <table:table-cell table:formula="of:=MID([.D186];SEARCH(&quot;posZ = &quot;;[.D186])+7;(SEARCH(&quot;}&quot;;[.D186])-SEARCH(&quot;posZ = &quot;;[.D1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128, posY = 128}, -- <text:s/>small house 3</text:p>
          </table:table-cell>
          <table:table-cell office:value-type="string">
            <text:p>West Point</text:p>
          </table:table-cell>
          <table:table-cell table:formula="of:=MID([.A187];SEARCH(&quot;--&quot;;[.A187])+2;256)" office:value-type="string" office:string-value="  small house 3">
            <text:p><text:s text:c="2"/>small house 3</text:p>
          </table:table-cell>
          <table:table-cell table:formula="of:=MID([.A187];1;SEARCH(&quot;--&quot;;[.A187])-1)" office:value-type="string" office:string-value="{worldX = 38, worldY = 23, posX = 128, posY = 128}, ">
            <text:p>{worldX = 38, worldY = 23, posX = 128, posY = 12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5">
            <text:p>185</text:p>
          </table:table-cell>
          <table:table-cell table:number-columns-repeated="22"/>
          <table:table-cell table:formula="of:=CONCATENATE([.D187];&quot;-- &quot;;[.B187];&quot;,&quot;;[.C187];&quot; ID:&quot;;[.I187])" office:value-type="string" office:string-value="{worldX = 38, worldY = 23, posX = 128, posY = 128}, -- West Point,  small house 3 ID:185">
            <text:p>{worldX = 38, worldY = 23, posX = 128, posY = 128}, -- West Point, <text:s/>small house 3 ID:185</text:p>
          </table:table-cell>
          <table:table-cell table:formula="of:=MID([.D187];SEARCH(&quot;worldX = &quot;;[.D187])+9;(SEARCH(&quot;worldY = &quot;;[.D187])-SEARCH(&quot;worldX = &quot;;[.D187])-11))" office:value-type="string" office:string-value="38">
            <text:p>38</text:p>
          </table:table-cell>
          <table:table-cell table:formula="of:=MID([.D187];SEARCH(&quot;worldY = &quot;;[.D187])+9;(SEARCH(&quot;posX = &quot;;[.D187])-SEARCH(&quot;worldY = &quot;;[.D187])-11))" office:value-type="string" office:string-value="23">
            <text:p>23</text:p>
          </table:table-cell>
          <table:table-cell table:formula="of:=MID([.D187];(SEARCH(&quot;posX = &quot;;[.D187])+7);(SEARCH(&quot;,&quot;;[.D187];SEARCH(&quot;posX&quot;;[.D187]))-SEARCH(&quot;posX = &quot;;[.D187])-7))" office:value-type="string" office:string-value="128">
            <text:p>128</text:p>
          </table:table-cell>
          <table:table-cell table:formula="of:=IF(LEN([.D187])&lt;60;MID([.D187];(SEARCH(&quot;posY = &quot;;[.D187])+7);(SEARCH(&quot;}&quot;;[.D187];SEARCH(&quot;posY&quot;;[.D187]))-SEARCH(&quot;posY = &quot;;[.D187])-7));MID([.D192];(SEARCH(&quot;posY = &quot;;[.D192])+7);(SEARCH(&quot;}&quot;;[.D192];SEARCH(&quot;posY&quot;;[.D192]))-SEARCH(&quot;posY = &quot;;[.D192])-7)))" office:value-type="string" office:string-value="128">
            <text:p>128</text:p>
          </table:table-cell>
          <table:table-cell table:formula="of:=MID([.D187];SEARCH(&quot;posZ = &quot;;[.D187])+7;(SEARCH(&quot;}&quot;;[.D187])-SEARCH(&quot;posZ = &quot;;[.D18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92, posY = 83}, -- <text:s/>small house 4</text:p>
          </table:table-cell>
          <table:table-cell office:value-type="string">
            <text:p>West Point</text:p>
          </table:table-cell>
          <table:table-cell table:formula="of:=MID([.A188];SEARCH(&quot;--&quot;;[.A188])+2;256)" office:value-type="string" office:string-value="  small house 4">
            <text:p><text:s text:c="2"/>small house 4</text:p>
          </table:table-cell>
          <table:table-cell table:formula="of:=MID([.A188];1;SEARCH(&quot;--&quot;;[.A188])-1)" office:value-type="string" office:string-value="{worldX = 38, worldY = 23, posX = 92, posY = 83}, ">
            <text:p>{worldX = 38, worldY = 23, posX = 92, posY = 8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6">
            <text:p>186</text:p>
          </table:table-cell>
          <table:table-cell table:number-columns-repeated="22"/>
          <table:table-cell table:formula="of:=CONCATENATE([.D188];&quot;-- &quot;;[.B188];&quot;,&quot;;[.C188];&quot; ID:&quot;;[.I188])" office:value-type="string" office:string-value="{worldX = 38, worldY = 23, posX = 92, posY = 83}, -- West Point,  small house 4 ID:186">
            <text:p>{worldX = 38, worldY = 23, posX = 92, posY = 83}, -- West Point, <text:s/>small house 4 ID:186</text:p>
          </table:table-cell>
          <table:table-cell table:formula="of:=MID([.D188];SEARCH(&quot;worldX = &quot;;[.D188])+9;(SEARCH(&quot;worldY = &quot;;[.D188])-SEARCH(&quot;worldX = &quot;;[.D188])-11))" office:value-type="string" office:string-value="38">
            <text:p>38</text:p>
          </table:table-cell>
          <table:table-cell table:formula="of:=MID([.D188];SEARCH(&quot;worldY = &quot;;[.D188])+9;(SEARCH(&quot;posX = &quot;;[.D188])-SEARCH(&quot;worldY = &quot;;[.D188])-11))" office:value-type="string" office:string-value="23">
            <text:p>23</text:p>
          </table:table-cell>
          <table:table-cell table:formula="of:=MID([.D188];(SEARCH(&quot;posX = &quot;;[.D188])+7);(SEARCH(&quot;,&quot;;[.D188];SEARCH(&quot;posX&quot;;[.D188]))-SEARCH(&quot;posX = &quot;;[.D188])-7))" office:value-type="string" office:string-value="92">
            <text:p>92</text:p>
          </table:table-cell>
          <table:table-cell table:formula="of:=IF(LEN([.D188])&lt;60;MID([.D188];(SEARCH(&quot;posY = &quot;;[.D188])+7);(SEARCH(&quot;}&quot;;[.D188];SEARCH(&quot;posY&quot;;[.D188]))-SEARCH(&quot;posY = &quot;;[.D188])-7));MID([.D193];(SEARCH(&quot;posY = &quot;;[.D193])+7);(SEARCH(&quot;}&quot;;[.D193];SEARCH(&quot;posY&quot;;[.D193]))-SEARCH(&quot;posY = &quot;;[.D193])-7)))" office:value-type="string" office:string-value="83">
            <text:p>83</text:p>
          </table:table-cell>
          <table:table-cell table:formula="of:=MID([.D188];SEARCH(&quot;posZ = &quot;;[.D188])+7;(SEARCH(&quot;}&quot;;[.D188])-SEARCH(&quot;posZ = &quot;;[.D18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3, posX = 41, posY = 105}, -- <text:s/>big house 4, nice</text:p>
          </table:table-cell>
          <table:table-cell office:value-type="string">
            <text:p>West Point</text:p>
          </table:table-cell>
          <table:table-cell table:formula="of:=MID([.A189];SEARCH(&quot;--&quot;;[.A189])+2;256)" office:value-type="string" office:string-value="  big house 4, nice">
            <text:p><text:s text:c="2"/>big house 4, nice</text:p>
          </table:table-cell>
          <table:table-cell table:formula="of:=MID([.A189];1;SEARCH(&quot;--&quot;;[.A189])-1)" office:value-type="string" office:string-value="{worldX = 38, worldY = 23, posX = 41, posY = 105}, ">
            <text:p>{worldX = 38, worldY = 23, posX = 41, posY = 105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3"/>
          <table:table-cell table:formula="of:=CONCATENATE([.D189];&quot;-- &quot;;[.B189];&quot;,&quot;;[.C189];&quot; ID:&quot;;[.I189])" office:value-type="string" office:string-value="{worldX = 38, worldY = 23, posX = 41, posY = 105}, -- West Point,  big house 4, nice ID:187">
            <text:p>{worldX = 38, worldY = 23, posX = 41, posY = 105}, -- West Point, <text:s/>big house 4, nice ID:187</text:p>
          </table:table-cell>
          <table:table-cell table:formula="of:=MID([.D189];SEARCH(&quot;worldX = &quot;;[.D189])+9;(SEARCH(&quot;worldY = &quot;;[.D189])-SEARCH(&quot;worldX = &quot;;[.D189])-11))" office:value-type="string" office:string-value="38">
            <text:p>38</text:p>
          </table:table-cell>
          <table:table-cell table:formula="of:=MID([.D189];SEARCH(&quot;worldY = &quot;;[.D189])+9;(SEARCH(&quot;posX = &quot;;[.D189])-SEARCH(&quot;worldY = &quot;;[.D189])-11))" office:value-type="string" office:string-value="23">
            <text:p>23</text:p>
          </table:table-cell>
          <table:table-cell table:formula="of:=MID([.D189];(SEARCH(&quot;posX = &quot;;[.D189])+7);(SEARCH(&quot;,&quot;;[.D189];SEARCH(&quot;posX&quot;;[.D189]))-SEARCH(&quot;posX = &quot;;[.D189])-7))" office:value-type="string" office:string-value="41">
            <text:p>41</text:p>
          </table:table-cell>
          <table:table-cell table:formula="of:=IF(LEN([.D189])&lt;60;MID([.D189];(SEARCH(&quot;posY = &quot;;[.D189])+7);(SEARCH(&quot;}&quot;;[.D189];SEARCH(&quot;posY&quot;;[.D189]))-SEARCH(&quot;posY = &quot;;[.D189])-7));MID([.D194];(SEARCH(&quot;posY = &quot;;[.D194])+7);(SEARCH(&quot;}&quot;;[.D194];SEARCH(&quot;posY&quot;;[.D194]))-SEARCH(&quot;posY = &quot;;[.D194])-7)))" office:value-type="string" office:string-value="105">
            <text:p>105</text:p>
          </table:table-cell>
          <table:table-cell table:formula="of:=MID([.D189];SEARCH(&quot;posZ = &quot;;[.D189])+7;(SEARCH(&quot;}&quot;;[.D189])-SEARCH(&quot;posZ = &quot;;[.D1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3, posX = 268, posY = 125}, -- <text:s/>medium house 1</text:p>
          </table:table-cell>
          <table:table-cell office:value-type="string">
            <text:p>West Point</text:p>
          </table:table-cell>
          <table:table-cell table:formula="of:=MID([.A190];SEARCH(&quot;--&quot;;[.A190])+2;256)" office:value-type="string" office:string-value="  medium house 1">
            <text:p><text:s text:c="2"/>medium house 1</text:p>
          </table:table-cell>
          <table:table-cell table:formula="of:=MID([.A190];1;SEARCH(&quot;--&quot;;[.A190])-1)" office:value-type="string" office:string-value="{worldX = 37, worldY = 23, posX = 268, posY = 125}, ">
            <text:p>{worldX = 37, worldY = 23, posX = 268, posY = 125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8">
            <text:p>18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190];&quot;-- &quot;;[.B190];&quot;,&quot;;[.C190];&quot; ID:&quot;;[.I190])" office:value-type="string" office:string-value="{worldX = 37, worldY = 23, posX = 268, posY = 125}, -- West Point,  medium house 1 ID:188">
            <text:p>{worldX = 37, worldY = 23, posX = 268, posY = 125}, -- West Point, <text:s/>medium house 1 ID:188</text:p>
          </table:table-cell>
          <table:table-cell table:formula="of:=MID([.D190];SEARCH(&quot;worldX = &quot;;[.D190])+9;(SEARCH(&quot;worldY = &quot;;[.D190])-SEARCH(&quot;worldX = &quot;;[.D190])-11))" office:value-type="string" office:string-value="37">
            <text:p>37</text:p>
          </table:table-cell>
          <table:table-cell table:formula="of:=MID([.D190];SEARCH(&quot;worldY = &quot;;[.D190])+9;(SEARCH(&quot;posX = &quot;;[.D190])-SEARCH(&quot;worldY = &quot;;[.D190])-11))" office:value-type="string" office:string-value="23">
            <text:p>23</text:p>
          </table:table-cell>
          <table:table-cell table:formula="of:=MID([.D190];(SEARCH(&quot;posX = &quot;;[.D190])+7);(SEARCH(&quot;,&quot;;[.D190];SEARCH(&quot;posX&quot;;[.D190]))-SEARCH(&quot;posX = &quot;;[.D190])-7))" office:value-type="string" office:string-value="268">
            <text:p>268</text:p>
          </table:table-cell>
          <table:table-cell table:formula="of:=IF(LEN([.D190])&lt;60;MID([.D190];(SEARCH(&quot;posY = &quot;;[.D190])+7);(SEARCH(&quot;}&quot;;[.D190];SEARCH(&quot;posY&quot;;[.D190]))-SEARCH(&quot;posY = &quot;;[.D190])-7));MID([.D195];(SEARCH(&quot;posY = &quot;;[.D195])+7);(SEARCH(&quot;}&quot;;[.D195];SEARCH(&quot;posY&quot;;[.D195]))-SEARCH(&quot;posY = &quot;;[.D195])-7)))" office:value-type="string" office:string-value="125">
            <text:p>125</text:p>
          </table:table-cell>
          <table:table-cell table:formula="of:=MID([.D190];SEARCH(&quot;posZ = &quot;;[.D190])+7;(SEARCH(&quot;}&quot;;[.D190])-SEARCH(&quot;posZ = &quot;;[.D1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3, posX = 210, posY = 36}, -- <text:s/>medium house 2</text:p>
          </table:table-cell>
          <table:table-cell office:value-type="string">
            <text:p>West Point</text:p>
          </table:table-cell>
          <table:table-cell table:formula="of:=MID([.A191];SEARCH(&quot;--&quot;;[.A191])+2;256)" office:value-type="string" office:string-value="  medium house 2">
            <text:p><text:s text:c="2"/>medium house 2</text:p>
          </table:table-cell>
          <table:table-cell table:formula="of:=MID([.A191];1;SEARCH(&quot;--&quot;;[.A191])-1)" office:value-type="string" office:string-value="{worldX = 37, worldY = 23, posX = 210, posY = 36}, ">
            <text:p>{worldX = 37, worldY = 23, posX = 210, posY = 36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south west neighborhoods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191];&quot;-- &quot;;[.B191];&quot;,&quot;;[.C191];&quot; ID:&quot;;[.I191])" office:value-type="string" office:string-value="{worldX = 37, worldY = 23, posX = 210, posY = 36}, -- West Point,  medium house 2 ID:189">
            <text:p>{worldX = 37, worldY = 23, posX = 210, posY = 36}, -- West Point, <text:s/>medium house 2 ID:189</text:p>
          </table:table-cell>
          <table:table-cell table:formula="of:=MID([.D191];SEARCH(&quot;worldX = &quot;;[.D191])+9;(SEARCH(&quot;worldY = &quot;;[.D191])-SEARCH(&quot;worldX = &quot;;[.D191])-11))" office:value-type="string" office:string-value="37">
            <text:p>37</text:p>
          </table:table-cell>
          <table:table-cell table:formula="of:=MID([.D191];SEARCH(&quot;worldY = &quot;;[.D191])+9;(SEARCH(&quot;posX = &quot;;[.D191])-SEARCH(&quot;worldY = &quot;;[.D191])-11))" office:value-type="string" office:string-value="23">
            <text:p>23</text:p>
          </table:table-cell>
          <table:table-cell table:formula="of:=MID([.D191];(SEARCH(&quot;posX = &quot;;[.D191])+7);(SEARCH(&quot;,&quot;;[.D191];SEARCH(&quot;posX&quot;;[.D191]))-SEARCH(&quot;posX = &quot;;[.D191])-7))" office:value-type="string" office:string-value="210">
            <text:p>210</text:p>
          </table:table-cell>
          <table:table-cell table:formula="of:=IF(LEN([.D191])&lt;60;MID([.D191];(SEARCH(&quot;posY = &quot;;[.D191])+7);(SEARCH(&quot;}&quot;;[.D191];SEARCH(&quot;posY&quot;;[.D191]))-SEARCH(&quot;posY = &quot;;[.D191])-7));MID([.D196];(SEARCH(&quot;posY = &quot;;[.D196])+7);(SEARCH(&quot;}&quot;;[.D196];SEARCH(&quot;posY&quot;;[.D196]))-SEARCH(&quot;posY = &quot;;[.D196])-7)))" office:value-type="string" office:string-value="36">
            <text:p>36</text:p>
          </table:table-cell>
          <table:table-cell table:formula="of:=MID([.D191];SEARCH(&quot;posZ = &quot;;[.D191])+7;(SEARCH(&quot;}&quot;;[.D191])-SEARCH(&quot;posZ = &quot;;[.D1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0, worldY = 24, posX = 48, posY = 167}, -- <text:s/>picnic area lobby</text:p>
          </table:table-cell>
          <table:table-cell office:value-type="string">
            <text:p>West Point</text:p>
          </table:table-cell>
          <table:table-cell table:formula="of:=MID([.A192];SEARCH(&quot;--&quot;;[.A192])+2;256)" office:value-type="string" office:string-value="  picnic area lobby">
            <text:p><text:s text:c="2"/>picnic area lobby</text:p>
          </table:table-cell>
          <table:table-cell table:formula="of:=MID([.A192];1;SEARCH(&quot;--&quot;;[.A192])-1)" office:value-type="string" office:string-value="{worldX = 40, worldY = 24, posX = 48, posY = 167}, ">
            <text:p>{worldX = 40, worldY = 24, posX = 48, posY = 167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south west neighborhoods</text:p>
          </table:table-cell>
          <table:table-cell/>
          <table:table-cell office:value-type="float" office:value="190">
            <text:p>19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192];&quot;-- &quot;;[.B192];&quot;,&quot;;[.C192];&quot; ID:&quot;;[.I192])" office:value-type="string" office:string-value="{worldX = 40, worldY = 24, posX = 48, posY = 167}, -- West Point,  picnic area lobby ID:190">
            <text:p>{worldX = 40, worldY = 24, posX = 48, posY = 167}, -- West Point, <text:s/>picnic area lobby ID:190</text:p>
          </table:table-cell>
          <table:table-cell table:formula="of:=MID([.D192];SEARCH(&quot;worldX = &quot;;[.D192])+9;(SEARCH(&quot;worldY = &quot;;[.D192])-SEARCH(&quot;worldX = &quot;;[.D192])-11))" office:value-type="string" office:string-value="40">
            <text:p>40</text:p>
          </table:table-cell>
          <table:table-cell table:formula="of:=MID([.D192];SEARCH(&quot;worldY = &quot;;[.D192])+9;(SEARCH(&quot;posX = &quot;;[.D192])-SEARCH(&quot;worldY = &quot;;[.D192])-11))" office:value-type="string" office:string-value="24">
            <text:p>24</text:p>
          </table:table-cell>
          <table:table-cell table:formula="of:=MID([.D192];(SEARCH(&quot;posX = &quot;;[.D192])+7);(SEARCH(&quot;,&quot;;[.D192];SEARCH(&quot;posX&quot;;[.D192]))-SEARCH(&quot;posX = &quot;;[.D192])-7))" office:value-type="string" office:string-value="48">
            <text:p>48</text:p>
          </table:table-cell>
          <table:table-cell table:formula="of:=IF(LEN([.D192])&lt;60;MID([.D192];(SEARCH(&quot;posY = &quot;;[.D192])+7);(SEARCH(&quot;}&quot;;[.D192];SEARCH(&quot;posY&quot;;[.D192]))-SEARCH(&quot;posY = &quot;;[.D192])-7));MID([.D197];(SEARCH(&quot;posY = &quot;;[.D197])+7);(SEARCH(&quot;}&quot;;[.D197];SEARCH(&quot;posY&quot;;[.D197]))-SEARCH(&quot;posY = &quot;;[.D197])-7)))" office:value-type="string" office:string-value="167">
            <text:p>167</text:p>
          </table:table-cell>
          <table:table-cell table:formula="of:=MID([.D192];SEARCH(&quot;posZ = &quot;;[.D192])+7;(SEARCH(&quot;}&quot;;[.D192])-SEARCH(&quot;posZ = &quot;;[.D1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3, posX = 54, posY = 165}, -- <text:s/>picnic area kitchen</text:p>
          </table:table-cell>
          <table:table-cell office:value-type="string">
            <text:p>West Point</text:p>
          </table:table-cell>
          <table:table-cell table:formula="of:=MID([.A193];SEARCH(&quot;--&quot;;[.A193])+2;256)" office:value-type="string" office:string-value="  picnic area kitchen">
            <text:p><text:s text:c="2"/>picnic area kitchen</text:p>
          </table:table-cell>
          <table:table-cell table:formula="of:=MID([.A193];1;SEARCH(&quot;--&quot;;[.A193])-1)" office:value-type="string" office:string-value="{worldX = 37, worldY = 23, posX = 54, posY = 165}, ">
            <text:p>{worldX = 37, worldY = 23, posX = 54, posY = 16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outh west neighborhoods</text:p>
          </table:table-cell>
          <table:table-cell/>
          <table:table-cell office:value-type="float" office:value="191">
            <text:p>19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193];&quot;-- &quot;;[.B193];&quot;,&quot;;[.C193];&quot; ID:&quot;;[.I193])" office:value-type="string" office:string-value="{worldX = 37, worldY = 23, posX = 54, posY = 165}, -- West Point,  picnic area kitchen ID:191">
            <text:p>{worldX = 37, worldY = 23, posX = 54, posY = 165}, -- West Point, <text:s/>picnic area kitchen ID:191</text:p>
          </table:table-cell>
          <table:table-cell table:formula="of:=MID([.D193];SEARCH(&quot;worldX = &quot;;[.D193])+9;(SEARCH(&quot;worldY = &quot;;[.D193])-SEARCH(&quot;worldX = &quot;;[.D193])-11))" office:value-type="string" office:string-value="37">
            <text:p>37</text:p>
          </table:table-cell>
          <table:table-cell table:formula="of:=MID([.D193];SEARCH(&quot;worldY = &quot;;[.D193])+9;(SEARCH(&quot;posX = &quot;;[.D193])-SEARCH(&quot;worldY = &quot;;[.D193])-11))" office:value-type="string" office:string-value="23">
            <text:p>23</text:p>
          </table:table-cell>
          <table:table-cell table:formula="of:=MID([.D193];(SEARCH(&quot;posX = &quot;;[.D193])+7);(SEARCH(&quot;,&quot;;[.D193];SEARCH(&quot;posX&quot;;[.D193]))-SEARCH(&quot;posX = &quot;;[.D193])-7))" office:value-type="string" office:string-value="54">
            <text:p>54</text:p>
          </table:table-cell>
          <table:table-cell table:formula="of:=IF(LEN([.D193])&lt;60;MID([.D193];(SEARCH(&quot;posY = &quot;;[.D193])+7);(SEARCH(&quot;}&quot;;[.D193];SEARCH(&quot;posY&quot;;[.D193]))-SEARCH(&quot;posY = &quot;;[.D193])-7));MID([.D198];(SEARCH(&quot;posY = &quot;;[.D198])+7);(SEARCH(&quot;}&quot;;[.D198];SEARCH(&quot;posY&quot;;[.D198]))-SEARCH(&quot;posY = &quot;;[.D198])-7)))" office:value-type="string" office:string-value="165">
            <text:p>165</text:p>
          </table:table-cell>
          <table:table-cell table:formula="of:=MID([.D193];SEARCH(&quot;posZ = &quot;;[.D193])+7;(SEARCH(&quot;}&quot;;[.D193])-SEARCH(&quot;posZ = &quot;;[.D1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0, posX = 287, posY = 241}, -- <text:s/>train station</text:p>
          </table:table-cell>
          <table:table-cell office:value-type="string">
            <text:p>Muldraugh</text:p>
          </table:table-cell>
          <table:table-cell table:formula="of:=MID([.A194];SEARCH(&quot;--&quot;;[.A194])+2;256)" office:value-type="string" office:string-value="  train station">
            <text:p><text:s text:c="2"/>train station</text:p>
          </table:table-cell>
          <table:table-cell table:formula="of:=MID([.A194];1;SEARCH(&quot;--&quot;;[.A194])-1)" office:value-type="string" office:string-value="{worldX = 36, worldY = 30, posX = 287, posY = 241}, ">
            <text:p>{worldX = 36, worldY = 30, posX = 287, posY = 241}, </text:p>
          </table:table-cell>
          <table:table-cell office:value-type="string">
            <text:p>Industrial</text:p>
          </table:table-cell>
          <table:table-cell office:value-type="string">
            <text:p>Transport</text:p>
          </table:table-cell>
          <table:table-cell office:value-type="string">
            <text:p>locations around muldraugh</text:p>
          </table:table-cell>
          <table:table-cell/>
          <table:table-cell office:value-type="float" office:value="192">
            <text:p>192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194];&quot;-- &quot;;[.B194];&quot;,&quot;;[.C194];&quot; ID:&quot;;[.I194])" office:value-type="string" office:string-value="{worldX = 36, worldY = 30, posX = 287, posY = 241}, -- Muldraugh,  train station ID:192">
            <text:p>{worldX = 36, worldY = 30, posX = 287, posY = 241}, -- Muldraugh, <text:s/>train station ID:192</text:p>
          </table:table-cell>
          <table:table-cell table:formula="of:=MID([.D194];SEARCH(&quot;worldX = &quot;;[.D194])+9;(SEARCH(&quot;worldY = &quot;;[.D194])-SEARCH(&quot;worldX = &quot;;[.D194])-11))" office:value-type="string" office:string-value="36">
            <text:p>36</text:p>
          </table:table-cell>
          <table:table-cell table:formula="of:=MID([.D194];SEARCH(&quot;worldY = &quot;;[.D194])+9;(SEARCH(&quot;posX = &quot;;[.D194])-SEARCH(&quot;worldY = &quot;;[.D194])-11))" office:value-type="string" office:string-value="30">
            <text:p>30</text:p>
          </table:table-cell>
          <table:table-cell table:formula="of:=MID([.D194];(SEARCH(&quot;posX = &quot;;[.D194])+7);(SEARCH(&quot;,&quot;;[.D194];SEARCH(&quot;posX&quot;;[.D194]))-SEARCH(&quot;posX = &quot;;[.D194])-7))" office:value-type="string" office:string-value="287">
            <text:p>287</text:p>
          </table:table-cell>
          <table:table-cell table:formula="of:=IF(LEN([.D194])&lt;60;MID([.D194];(SEARCH(&quot;posY = &quot;;[.D194])+7);(SEARCH(&quot;}&quot;;[.D194];SEARCH(&quot;posY&quot;;[.D194]))-SEARCH(&quot;posY = &quot;;[.D194])-7));MID([.D199];(SEARCH(&quot;posY = &quot;;[.D199])+7);(SEARCH(&quot;}&quot;;[.D199];SEARCH(&quot;posY&quot;;[.D199]))-SEARCH(&quot;posY = &quot;;[.D199])-7)))" office:value-type="string" office:string-value="241">
            <text:p>241</text:p>
          </table:table-cell>
          <table:table-cell table:formula="of:=MID([.D194];SEARCH(&quot;posZ = &quot;;[.D194])+7;(SEARCH(&quot;}&quot;;[.D194])-SEARCH(&quot;posZ = &quot;;[.D19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3, posX = 177, posY = 192}, -- <text:s/>construction site to east of town</text:p>
          </table:table-cell>
          <table:table-cell office:value-type="string">
            <text:p>Muldraugh</text:p>
          </table:table-cell>
          <table:table-cell table:formula="of:=MID([.A195];SEARCH(&quot;--&quot;;[.A195])+2;256)" office:value-type="string" office:string-value="  construction site to east of town">
            <text:p><text:s text:c="2"/>construction site to east of town</text:p>
          </table:table-cell>
          <table:table-cell table:formula="of:=MID([.A195];1;SEARCH(&quot;--&quot;;[.A195])-1)" office:value-type="string" office:string-value="{worldX = 34, worldY = 33, posX = 177, posY = 192}, ">
            <text:p>{worldX = 34, worldY = 33, posX = 177, posY = 192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locations around muldraugh</text:p>
          </table:table-cell>
          <table:table-cell/>
          <table:table-cell office:value-type="float" office:value="193">
            <text:p>193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CONCATENATE([.D195];&quot;-- &quot;;[.B195];&quot;,&quot;;[.C195];&quot; ID:&quot;;[.I195])" office:value-type="string" office:string-value="{worldX = 34, worldY = 33, posX = 177, posY = 192}, -- Muldraugh,  construction site to east of town ID:193">
            <text:p>{worldX = 34, worldY = 33, posX = 177, posY = 192}, -- Muldraugh, <text:s/>construction site to east of town ID:193</text:p>
          </table:table-cell>
          <table:table-cell table:formula="of:=MID([.D195];SEARCH(&quot;worldX = &quot;;[.D195])+9;(SEARCH(&quot;worldY = &quot;;[.D195])-SEARCH(&quot;worldX = &quot;;[.D195])-11))" office:value-type="string" office:string-value="34">
            <text:p>34</text:p>
          </table:table-cell>
          <table:table-cell table:formula="of:=MID([.D195];SEARCH(&quot;worldY = &quot;;[.D195])+9;(SEARCH(&quot;posX = &quot;;[.D195])-SEARCH(&quot;worldY = &quot;;[.D195])-11))" office:value-type="string" office:string-value="33">
            <text:p>33</text:p>
          </table:table-cell>
          <table:table-cell table:formula="of:=MID([.D195];(SEARCH(&quot;posX = &quot;;[.D195])+7);(SEARCH(&quot;,&quot;;[.D195];SEARCH(&quot;posX&quot;;[.D195]))-SEARCH(&quot;posX = &quot;;[.D195])-7))" office:value-type="string" office:string-value="177">
            <text:p>177</text:p>
          </table:table-cell>
          <table:table-cell table:formula="of:=IF(LEN([.D195])&lt;60;MID([.D195];(SEARCH(&quot;posY = &quot;;[.D195])+7);(SEARCH(&quot;}&quot;;[.D195];SEARCH(&quot;posY&quot;;[.D195]))-SEARCH(&quot;posY = &quot;;[.D195])-7));MID([.D200];(SEARCH(&quot;posY = &quot;;[.D200])+7);(SEARCH(&quot;}&quot;;[.D200];SEARCH(&quot;posY&quot;;[.D200]))-SEARCH(&quot;posY = &quot;;[.D200])-7)))" office:value-type="string" office:string-value="192">
            <text:p>192</text:p>
          </table:table-cell>
          <table:table-cell table:formula="of:=MID([.D195];SEARCH(&quot;posZ = &quot;;[.D195])+7;(SEARCH(&quot;}&quot;;[.D195])-SEARCH(&quot;posZ = &quot;;[.D19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1, posX = 175, posY = 249}, -- <text:s/>construction site to east of mccoy, office</text:p>
          </table:table-cell>
          <table:table-cell office:value-type="string">
            <text:p>Muldraugh</text:p>
          </table:table-cell>
          <table:table-cell table:formula="of:=MID([.A196];SEARCH(&quot;--&quot;;[.A196])+2;256)" office:value-type="string" office:string-value="  construction site to east of mccoy, office">
            <text:p><text:s text:c="2"/>construction site to east of mccoy, office</text:p>
          </table:table-cell>
          <table:table-cell table:formula="of:=MID([.A196];1;SEARCH(&quot;--&quot;;[.A196])-1)" office:value-type="string" office:string-value="{worldX = 33, worldY = 31, posX = 175, posY = 249}, ">
            <text:p>{worldX = 33, worldY = 31, posX = 175, posY = 249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locations around muldraugh</text:p>
          </table:table-cell>
          <table:table-cell/>
          <table:table-cell office:value-type="float" office:value="194">
            <text:p>194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CONCATENATE([.D196];&quot;-- &quot;;[.B196];&quot;,&quot;;[.C196];&quot; ID:&quot;;[.I196])" office:value-type="string" office:string-value="{worldX = 33, worldY = 31, posX = 175, posY = 249}, -- Muldraugh,  construction site to east of mccoy, office ID:194">
            <text:p>{worldX = 33, worldY = 31, posX = 175, posY = 249}, -- Muldraugh, <text:s/>construction site to east of mccoy, office ID:194</text:p>
          </table:table-cell>
          <table:table-cell table:formula="of:=MID([.D196];SEARCH(&quot;worldX = &quot;;[.D196])+9;(SEARCH(&quot;worldY = &quot;;[.D196])-SEARCH(&quot;worldX = &quot;;[.D196])-11))" office:value-type="string" office:string-value="33">
            <text:p>33</text:p>
          </table:table-cell>
          <table:table-cell table:formula="of:=MID([.D196];SEARCH(&quot;worldY = &quot;;[.D196])+9;(SEARCH(&quot;posX = &quot;;[.D196])-SEARCH(&quot;worldY = &quot;;[.D196])-11))" office:value-type="string" office:string-value="31">
            <text:p>31</text:p>
          </table:table-cell>
          <table:table-cell table:formula="of:=MID([.D196];(SEARCH(&quot;posX = &quot;;[.D196])+7);(SEARCH(&quot;,&quot;;[.D196];SEARCH(&quot;posX&quot;;[.D196]))-SEARCH(&quot;posX = &quot;;[.D196])-7))" office:value-type="string" office:string-value="175">
            <text:p>175</text:p>
          </table:table-cell>
          <table:table-cell table:formula="of:=IF(LEN([.D196])&lt;60;MID([.D196];(SEARCH(&quot;posY = &quot;;[.D196])+7);(SEARCH(&quot;}&quot;;[.D196];SEARCH(&quot;posY&quot;;[.D196]))-SEARCH(&quot;posY = &quot;;[.D196])-7));MID([.D201];(SEARCH(&quot;posY = &quot;;[.D201])+7);(SEARCH(&quot;}&quot;;[.D201];SEARCH(&quot;posY&quot;;[.D201]))-SEARCH(&quot;posY = &quot;;[.D201])-7)))" office:value-type="string" office:string-value="249">
            <text:p>249</text:p>
          </table:table-cell>
          <table:table-cell table:formula="of:=MID([.D196];SEARCH(&quot;posZ = &quot;;[.D196])+7;(SEARCH(&quot;}&quot;;[.D196])-SEARCH(&quot;posZ = &quot;;[.D19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4, posX = 213, posY = 1}, -- <text:s/>railyard security office</text:p>
          </table:table-cell>
          <table:table-cell office:value-type="string">
            <text:p>Muldraugh</text:p>
          </table:table-cell>
          <table:table-cell table:formula="of:=MID([.A197];SEARCH(&quot;--&quot;;[.A197])+2;256)" office:value-type="string" office:string-value="  railyard security office">
            <text:p><text:s text:c="2"/>railyard security office</text:p>
          </table:table-cell>
          <table:table-cell table:formula="of:=MID([.A197];1;SEARCH(&quot;--&quot;;[.A197])-1)" office:value-type="string" office:string-value="{worldX = 38, worldY = 34, posX = 213, posY = 1}, ">
            <text:p>{worldX = 38, worldY = 34, posX = 213, posY = 1}, </text:p>
          </table:table-cell>
          <table:table-cell office:value-type="string">
            <text:p>Industrial</text:p>
          </table:table-cell>
          <table:table-cell office:value-type="string">
            <text:p>Security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195">
            <text:p>19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197];&quot;-- &quot;;[.B197];&quot;,&quot;;[.C197];&quot; ID:&quot;;[.I197])" office:value-type="string" office:string-value="{worldX = 38, worldY = 34, posX = 213, posY = 1}, -- Muldraugh,  railyard security office ID:195">
            <text:p>{worldX = 38, worldY = 34, posX = 213, posY = 1}, -- Muldraugh, <text:s/>railyard security office ID:195</text:p>
          </table:table-cell>
          <table:table-cell table:formula="of:=MID([.D197];SEARCH(&quot;worldX = &quot;;[.D197])+9;(SEARCH(&quot;worldY = &quot;;[.D197])-SEARCH(&quot;worldX = &quot;;[.D197])-11))" office:value-type="string" office:string-value="38">
            <text:p>38</text:p>
          </table:table-cell>
          <table:table-cell table:formula="of:=MID([.D197];SEARCH(&quot;worldY = &quot;;[.D197])+9;(SEARCH(&quot;posX = &quot;;[.D197])-SEARCH(&quot;worldY = &quot;;[.D197])-11))" office:value-type="string" office:string-value="34">
            <text:p>34</text:p>
          </table:table-cell>
          <table:table-cell table:formula="of:=MID([.D197];(SEARCH(&quot;posX = &quot;;[.D197])+7);(SEARCH(&quot;,&quot;;[.D197];SEARCH(&quot;posX&quot;;[.D197]))-SEARCH(&quot;posX = &quot;;[.D197])-7))" office:value-type="string" office:string-value="213">
            <text:p>213</text:p>
          </table:table-cell>
          <table:table-cell table:formula="of:=IF(LEN([.D197])&lt;60;MID([.D197];(SEARCH(&quot;posY = &quot;;[.D197])+7);(SEARCH(&quot;}&quot;;[.D197];SEARCH(&quot;posY&quot;;[.D197]))-SEARCH(&quot;posY = &quot;;[.D197])-7));MID([.D202];(SEARCH(&quot;posY = &quot;;[.D202])+7);(SEARCH(&quot;}&quot;;[.D202];SEARCH(&quot;posY&quot;;[.D202]))-SEARCH(&quot;posY = &quot;;[.D202])-7)))" office:value-type="string" office:string-value="1">
            <text:p>1</text:p>
          </table:table-cell>
          <table:table-cell table:formula="of:=MID([.D197];SEARCH(&quot;posZ = &quot;;[.D197])+7;(SEARCH(&quot;}&quot;;[.D197])-SEARCH(&quot;posZ = &quot;;[.D1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189, posY = 220}, -- <text:s/>railyard depot 1</text:p>
          </table:table-cell>
          <table:table-cell office:value-type="string">
            <text:p>Muldraugh</text:p>
          </table:table-cell>
          <table:table-cell table:formula="of:=MID([.A198];SEARCH(&quot;--&quot;;[.A198])+2;256)" office:value-type="string" office:string-value="  railyard depot 1">
            <text:p><text:s text:c="2"/>railyard depot 1</text:p>
          </table:table-cell>
          <table:table-cell table:formula="of:=MID([.A198];1;SEARCH(&quot;--&quot;;[.A198])-1)" office:value-type="string" office:string-value="{worldX = 38, worldY = 33, posX = 189, posY = 220}, ">
            <text:p>{worldX = 38, worldY = 33, posX = 189, posY = 220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196">
            <text:p>19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CONCATENATE([.D198];&quot;-- &quot;;[.B198];&quot;,&quot;;[.C198];&quot; ID:&quot;;[.I198])" office:value-type="string" office:string-value="{worldX = 38, worldY = 33, posX = 189, posY = 220}, -- Muldraugh,  railyard depot 1 ID:196">
            <text:p>{worldX = 38, worldY = 33, posX = 189, posY = 220}, -- Muldraugh, <text:s/>railyard depot 1 ID:196</text:p>
          </table:table-cell>
          <table:table-cell table:formula="of:=MID([.D198];SEARCH(&quot;worldX = &quot;;[.D198])+9;(SEARCH(&quot;worldY = &quot;;[.D198])-SEARCH(&quot;worldX = &quot;;[.D198])-11))" office:value-type="string" office:string-value="38">
            <text:p>38</text:p>
          </table:table-cell>
          <table:table-cell table:formula="of:=MID([.D198];SEARCH(&quot;worldY = &quot;;[.D198])+9;(SEARCH(&quot;posX = &quot;;[.D198])-SEARCH(&quot;worldY = &quot;;[.D198])-11))" office:value-type="string" office:string-value="33">
            <text:p>33</text:p>
          </table:table-cell>
          <table:table-cell table:formula="of:=MID([.D198];(SEARCH(&quot;posX = &quot;;[.D198])+7);(SEARCH(&quot;,&quot;;[.D198];SEARCH(&quot;posX&quot;;[.D198]))-SEARCH(&quot;posX = &quot;;[.D198])-7))" office:value-type="string" office:string-value="189">
            <text:p>189</text:p>
          </table:table-cell>
          <table:table-cell table:formula="of:=IF(LEN([.D198])&lt;60;MID([.D198];(SEARCH(&quot;posY = &quot;;[.D198])+7);(SEARCH(&quot;}&quot;;[.D198];SEARCH(&quot;posY&quot;;[.D198]))-SEARCH(&quot;posY = &quot;;[.D198])-7));MID([.D203];(SEARCH(&quot;posY = &quot;;[.D203])+7);(SEARCH(&quot;}&quot;;[.D203];SEARCH(&quot;posY&quot;;[.D203]))-SEARCH(&quot;posY = &quot;;[.D203])-7)))" office:value-type="string" office:string-value="220">
            <text:p>220</text:p>
          </table:table-cell>
          <table:table-cell table:formula="of:=MID([.D198];SEARCH(&quot;posZ = &quot;;[.D198])+7;(SEARCH(&quot;}&quot;;[.D198])-SEARCH(&quot;posZ = &quot;;[.D19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264, posY = 195}, -- <text:s/>railyard depot 2</text:p>
          </table:table-cell>
          <table:table-cell office:value-type="string">
            <text:p>Muldraugh</text:p>
          </table:table-cell>
          <table:table-cell table:formula="of:=MID([.A199];SEARCH(&quot;--&quot;;[.A199])+2;256)" office:value-type="string" office:string-value="  railyard depot 2">
            <text:p><text:s text:c="2"/>railyard depot 2</text:p>
          </table:table-cell>
          <table:table-cell table:formula="of:=MID([.A199];1;SEARCH(&quot;--&quot;;[.A199])-1)" office:value-type="string" office:string-value="{worldX = 38, worldY = 33, posX = 264, posY = 195}, ">
            <text:p>{worldX = 38, worldY = 33, posX = 264, posY = 195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table:formula="of:=CONCATENATE([.D199];&quot;-- &quot;;[.B199];&quot;,&quot;;[.C199];&quot; ID:&quot;;[.I199])" office:value-type="string" office:string-value="{worldX = 38, worldY = 33, posX = 264, posY = 195}, -- Muldraugh,  railyard depot 2 ID:197">
            <text:p>{worldX = 38, worldY = 33, posX = 264, posY = 195}, -- Muldraugh, <text:s/>railyard depot 2 ID:197</text:p>
          </table:table-cell>
          <table:table-cell table:formula="of:=MID([.D199];SEARCH(&quot;worldX = &quot;;[.D199])+9;(SEARCH(&quot;worldY = &quot;;[.D199])-SEARCH(&quot;worldX = &quot;;[.D199])-11))" office:value-type="string" office:string-value="38">
            <text:p>38</text:p>
          </table:table-cell>
          <table:table-cell table:formula="of:=MID([.D199];SEARCH(&quot;worldY = &quot;;[.D199])+9;(SEARCH(&quot;posX = &quot;;[.D199])-SEARCH(&quot;worldY = &quot;;[.D199])-11))" office:value-type="string" office:string-value="33">
            <text:p>33</text:p>
          </table:table-cell>
          <table:table-cell table:formula="of:=MID([.D199];(SEARCH(&quot;posX = &quot;;[.D199])+7);(SEARCH(&quot;,&quot;;[.D199];SEARCH(&quot;posX&quot;;[.D199]))-SEARCH(&quot;posX = &quot;;[.D199])-7))" office:value-type="string" office:string-value="264">
            <text:p>264</text:p>
          </table:table-cell>
          <table:table-cell table:formula="of:=IF(LEN([.D199])&lt;60;MID([.D199];(SEARCH(&quot;posY = &quot;;[.D199])+7);(SEARCH(&quot;}&quot;;[.D199];SEARCH(&quot;posY&quot;;[.D199]))-SEARCH(&quot;posY = &quot;;[.D199])-7));MID([.D204];(SEARCH(&quot;posY = &quot;;[.D204])+7);(SEARCH(&quot;}&quot;;[.D204];SEARCH(&quot;posY&quot;;[.D204]))-SEARCH(&quot;posY = &quot;;[.D204])-7)))" office:value-type="string" office:string-value="195">
            <text:p>195</text:p>
          </table:table-cell>
          <table:table-cell table:formula="of:=MID([.D199];SEARCH(&quot;posZ = &quot;;[.D199])+7;(SEARCH(&quot;}&quot;;[.D199])-SEARCH(&quot;posZ = &quot;;[.D19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204, posY = 143}, -- <text:s/>railyard depot 3</text:p>
          </table:table-cell>
          <table:table-cell office:value-type="string">
            <text:p>Muldraugh</text:p>
          </table:table-cell>
          <table:table-cell table:formula="of:=MID([.A200];SEARCH(&quot;--&quot;;[.A200])+2;256)" office:value-type="string" office:string-value="  railyard depot 3">
            <text:p><text:s text:c="2"/>railyard depot 3</text:p>
          </table:table-cell>
          <table:table-cell table:formula="of:=MID([.A200];1;SEARCH(&quot;--&quot;;[.A200])-1)" office:value-type="string" office:string-value="{worldX = 38, worldY = 33, posX = 204, posY = 143}, ">
            <text:p>{worldX = 38, worldY = 33, posX = 204, posY = 143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198">
            <text:p>198</text:p>
          </table:table-cell>
          <table:table-cell table:number-columns-repeated="21"/>
          <table:table-cell office:value-type="float" office:value="1">
            <text:p>1</text:p>
          </table:table-cell>
          <table:table-cell table:formula="of:=CONCATENATE([.D200];&quot;-- &quot;;[.B200];&quot;,&quot;;[.C200];&quot; ID:&quot;;[.I200])" office:value-type="string" office:string-value="{worldX = 38, worldY = 33, posX = 204, posY = 143}, -- Muldraugh,  railyard depot 3 ID:198">
            <text:p>{worldX = 38, worldY = 33, posX = 204, posY = 143}, -- Muldraugh, <text:s/>railyard depot 3 ID:198</text:p>
          </table:table-cell>
          <table:table-cell table:formula="of:=MID([.D200];SEARCH(&quot;worldX = &quot;;[.D200])+9;(SEARCH(&quot;worldY = &quot;;[.D200])-SEARCH(&quot;worldX = &quot;;[.D200])-11))" office:value-type="string" office:string-value="38">
            <text:p>38</text:p>
          </table:table-cell>
          <table:table-cell table:formula="of:=MID([.D200];SEARCH(&quot;worldY = &quot;;[.D200])+9;(SEARCH(&quot;posX = &quot;;[.D200])-SEARCH(&quot;worldY = &quot;;[.D200])-11))" office:value-type="string" office:string-value="33">
            <text:p>33</text:p>
          </table:table-cell>
          <table:table-cell table:formula="of:=MID([.D200];(SEARCH(&quot;posX = &quot;;[.D200])+7);(SEARCH(&quot;,&quot;;[.D200];SEARCH(&quot;posX&quot;;[.D200]))-SEARCH(&quot;posX = &quot;;[.D200])-7))" office:value-type="string" office:string-value="204">
            <text:p>204</text:p>
          </table:table-cell>
          <table:table-cell table:formula="of:=IF(LEN([.D200])&lt;60;MID([.D200];(SEARCH(&quot;posY = &quot;;[.D200])+7);(SEARCH(&quot;}&quot;;[.D200];SEARCH(&quot;posY&quot;;[.D200]))-SEARCH(&quot;posY = &quot;;[.D200])-7));MID([.D205];(SEARCH(&quot;posY = &quot;;[.D205])+7);(SEARCH(&quot;}&quot;;[.D205];SEARCH(&quot;posY&quot;;[.D205]))-SEARCH(&quot;posY = &quot;;[.D205])-7)))" office:value-type="string" office:string-value="143">
            <text:p>143</text:p>
          </table:table-cell>
          <table:table-cell table:formula="of:=MID([.D200];SEARCH(&quot;posZ = &quot;;[.D200])+7;(SEARCH(&quot;}&quot;;[.D200])-SEARCH(&quot;posZ = &quot;;[.D2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264, posY = 124}, -- <text:s/>railyard depot 4</text:p>
          </table:table-cell>
          <table:table-cell office:value-type="string">
            <text:p>Muldraugh</text:p>
          </table:table-cell>
          <table:table-cell table:formula="of:=MID([.A201];SEARCH(&quot;--&quot;;[.A201])+2;256)" office:value-type="string" office:string-value="  railyard depot 4">
            <text:p><text:s text:c="2"/>railyard depot 4</text:p>
          </table:table-cell>
          <table:table-cell table:formula="of:=MID([.A201];1;SEARCH(&quot;--&quot;;[.A201])-1)" office:value-type="string" office:string-value="{worldX = 38, worldY = 33, posX = 264, posY = 124}, ">
            <text:p>{worldX = 38, worldY = 33, posX = 264, posY = 124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199">
            <text:p>199</text:p>
          </table:table-cell>
          <table:table-cell table:number-columns-repeated="20"/>
          <table:table-cell table:number-columns-repeated="2" office:value-type="float" office:value="1">
            <text:p>1</text:p>
          </table:table-cell>
          <table:table-cell table:formula="of:=CONCATENATE([.D201];&quot;-- &quot;;[.B201];&quot;,&quot;;[.C201];&quot; ID:&quot;;[.I201])" office:value-type="string" office:string-value="{worldX = 38, worldY = 33, posX = 264, posY = 124}, -- Muldraugh,  railyard depot 4 ID:199">
            <text:p>{worldX = 38, worldY = 33, posX = 264, posY = 124}, -- Muldraugh, <text:s/>railyard depot 4 ID:199</text:p>
          </table:table-cell>
          <table:table-cell table:formula="of:=MID([.D201];SEARCH(&quot;worldX = &quot;;[.D201])+9;(SEARCH(&quot;worldY = &quot;;[.D201])-SEARCH(&quot;worldX = &quot;;[.D201])-11))" office:value-type="string" office:string-value="38">
            <text:p>38</text:p>
          </table:table-cell>
          <table:table-cell table:formula="of:=MID([.D201];SEARCH(&quot;worldY = &quot;;[.D201])+9;(SEARCH(&quot;posX = &quot;;[.D201])-SEARCH(&quot;worldY = &quot;;[.D201])-11))" office:value-type="string" office:string-value="33">
            <text:p>33</text:p>
          </table:table-cell>
          <table:table-cell table:formula="of:=MID([.D201];(SEARCH(&quot;posX = &quot;;[.D201])+7);(SEARCH(&quot;,&quot;;[.D201];SEARCH(&quot;posX&quot;;[.D201]))-SEARCH(&quot;posX = &quot;;[.D201])-7))" office:value-type="string" office:string-value="264">
            <text:p>264</text:p>
          </table:table-cell>
          <table:table-cell table:formula="of:=IF(LEN([.D201])&lt;60;MID([.D201];(SEARCH(&quot;posY = &quot;;[.D201])+7);(SEARCH(&quot;}&quot;;[.D201];SEARCH(&quot;posY&quot;;[.D201]))-SEARCH(&quot;posY = &quot;;[.D201])-7));MID([.D206];(SEARCH(&quot;posY = &quot;;[.D206])+7);(SEARCH(&quot;}&quot;;[.D206];SEARCH(&quot;posY&quot;;[.D206]))-SEARCH(&quot;posY = &quot;;[.D206])-7)))" office:value-type="string" office:string-value="124">
            <text:p>124</text:p>
          </table:table-cell>
          <table:table-cell table:formula="of:=MID([.D201];SEARCH(&quot;posZ = &quot;;[.D201])+7;(SEARCH(&quot;}&quot;;[.D201])-SEARCH(&quot;posZ = &quot;;[.D2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33, posX = 5, posY = 31}, -- <text:s/>railyard station 1</text:p>
          </table:table-cell>
          <table:table-cell office:value-type="string">
            <text:p>Muldraugh</text:p>
          </table:table-cell>
          <table:table-cell table:formula="of:=MID([.A202];SEARCH(&quot;--&quot;;[.A202])+2;256)" office:value-type="string" office:string-value="  railyard station 1">
            <text:p><text:s text:c="2"/>railyard station 1</text:p>
          </table:table-cell>
          <table:table-cell table:formula="of:=MID([.A202];1;SEARCH(&quot;--&quot;;[.A202])-1)" office:value-type="string" office:string-value="{worldX = 39, worldY = 33, posX = 5, posY = 31}, ">
            <text:p>{worldX = 39, worldY = 33, posX = 5, posY = 31}, </text:p>
          </table:table-cell>
          <table:table-cell office:value-type="string">
            <text:p>Industrial</text:p>
          </table:table-cell>
          <table:table-cell office:value-type="string">
            <text:p>Transport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0">
            <text:p>200</text:p>
          </table:table-cell>
          <table:table-cell table:number-columns-repeated="19"/>
          <table:table-cell table:number-columns-repeated="3" office:value-type="float" office:value="1">
            <text:p>1</text:p>
          </table:table-cell>
          <table:table-cell table:formula="of:=CONCATENATE([.D202];&quot;-- &quot;;[.B202];&quot;,&quot;;[.C202];&quot; ID:&quot;;[.I202])" office:value-type="string" office:string-value="{worldX = 39, worldY = 33, posX = 5, posY = 31}, -- Muldraugh,  railyard station 1 ID:200">
            <text:p>{worldX = 39, worldY = 33, posX = 5, posY = 31}, -- Muldraugh, <text:s/>railyard station 1 ID:200</text:p>
          </table:table-cell>
          <table:table-cell table:formula="of:=MID([.D202];SEARCH(&quot;worldX = &quot;;[.D202])+9;(SEARCH(&quot;worldY = &quot;;[.D202])-SEARCH(&quot;worldX = &quot;;[.D202])-11))" office:value-type="string" office:string-value="39">
            <text:p>39</text:p>
          </table:table-cell>
          <table:table-cell table:formula="of:=MID([.D202];SEARCH(&quot;worldY = &quot;;[.D202])+9;(SEARCH(&quot;posX = &quot;;[.D202])-SEARCH(&quot;worldY = &quot;;[.D202])-11))" office:value-type="string" office:string-value="33">
            <text:p>33</text:p>
          </table:table-cell>
          <table:table-cell table:formula="of:=MID([.D202];(SEARCH(&quot;posX = &quot;;[.D202])+7);(SEARCH(&quot;,&quot;;[.D202];SEARCH(&quot;posX&quot;;[.D202]))-SEARCH(&quot;posX = &quot;;[.D202])-7))" office:value-type="string" office:string-value="5">
            <text:p>5</text:p>
          </table:table-cell>
          <table:table-cell table:formula="of:=IF(LEN([.D202])&lt;60;MID([.D202];(SEARCH(&quot;posY = &quot;;[.D202])+7);(SEARCH(&quot;}&quot;;[.D202];SEARCH(&quot;posY&quot;;[.D202]))-SEARCH(&quot;posY = &quot;;[.D202])-7));MID([.D207];(SEARCH(&quot;posY = &quot;;[.D207])+7);(SEARCH(&quot;}&quot;;[.D207];SEARCH(&quot;posY&quot;;[.D207]))-SEARCH(&quot;posY = &quot;;[.D207])-7)))" office:value-type="string" office:string-value="31">
            <text:p>31</text:p>
          </table:table-cell>
          <table:table-cell table:formula="of:=MID([.D202];SEARCH(&quot;posZ = &quot;;[.D202])+7;(SEARCH(&quot;}&quot;;[.D202])-SEARCH(&quot;posZ = &quot;;[.D20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2, posX = 283, posY = 222}, -- <text:s/>railyard station 2</text:p>
          </table:table-cell>
          <table:table-cell office:value-type="string">
            <text:p>Muldraugh</text:p>
          </table:table-cell>
          <table:table-cell table:formula="of:=MID([.A203];SEARCH(&quot;--&quot;;[.A203])+2;256)" office:value-type="string" office:string-value="  railyard station 2">
            <text:p><text:s text:c="2"/>railyard station 2</text:p>
          </table:table-cell>
          <table:table-cell table:formula="of:=MID([.A203];1;SEARCH(&quot;--&quot;;[.A203])-1)" office:value-type="string" office:string-value="{worldX = 38, worldY = 32, posX = 283, posY = 222}, ">
            <text:p>{worldX = 38, worldY = 32, posX = 283, posY = 222}, </text:p>
          </table:table-cell>
          <table:table-cell office:value-type="string">
            <text:p>Industrial</text:p>
          </table:table-cell>
          <table:table-cell office:value-type="string">
            <text:p>Transport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1">
            <text:p>20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CONCATENATE([.D203];&quot;-- &quot;;[.B203];&quot;,&quot;;[.C203];&quot; ID:&quot;;[.I203])" office:value-type="string" office:string-value="{worldX = 38, worldY = 32, posX = 283, posY = 222}, -- Muldraugh,  railyard station 2 ID:201">
            <text:p>{worldX = 38, worldY = 32, posX = 283, posY = 222}, -- Muldraugh, <text:s/>railyard station 2 ID:201</text:p>
          </table:table-cell>
          <table:table-cell table:formula="of:=MID([.D203];SEARCH(&quot;worldX = &quot;;[.D203])+9;(SEARCH(&quot;worldY = &quot;;[.D203])-SEARCH(&quot;worldX = &quot;;[.D203])-11))" office:value-type="string" office:string-value="38">
            <text:p>38</text:p>
          </table:table-cell>
          <table:table-cell table:formula="of:=MID([.D203];SEARCH(&quot;worldY = &quot;;[.D203])+9;(SEARCH(&quot;posX = &quot;;[.D203])-SEARCH(&quot;worldY = &quot;;[.D203])-11))" office:value-type="string" office:string-value="32">
            <text:p>32</text:p>
          </table:table-cell>
          <table:table-cell table:formula="of:=MID([.D203];(SEARCH(&quot;posX = &quot;;[.D203])+7);(SEARCH(&quot;,&quot;;[.D203];SEARCH(&quot;posX&quot;;[.D203]))-SEARCH(&quot;posX = &quot;;[.D203])-7))" office:value-type="string" office:string-value="283">
            <text:p>283</text:p>
          </table:table-cell>
          <table:table-cell table:formula="of:=IF(LEN([.D203])&lt;60;MID([.D203];(SEARCH(&quot;posY = &quot;;[.D203])+7);(SEARCH(&quot;}&quot;;[.D203];SEARCH(&quot;posY&quot;;[.D203]))-SEARCH(&quot;posY = &quot;;[.D203])-7));MID([.D208];(SEARCH(&quot;posY = &quot;;[.D208])+7);(SEARCH(&quot;}&quot;;[.D208];SEARCH(&quot;posY&quot;;[.D208]))-SEARCH(&quot;posY = &quot;;[.D208])-7)))" office:value-type="string" office:string-value="222">
            <text:p>222</text:p>
          </table:table-cell>
          <table:table-cell table:formula="of:=MID([.D203];SEARCH(&quot;posZ = &quot;;[.D203])+7;(SEARCH(&quot;}&quot;;[.D203])-SEARCH(&quot;posZ = &quot;;[.D2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2, posX = 200, posY = 213}, -- <text:s/>railyard station 3</text:p>
          </table:table-cell>
          <table:table-cell office:value-type="string">
            <text:p>Muldraugh</text:p>
          </table:table-cell>
          <table:table-cell table:formula="of:=MID([.A204];SEARCH(&quot;--&quot;;[.A204])+2;256)" office:value-type="string" office:string-value="  railyard station 3">
            <text:p><text:s text:c="2"/>railyard station 3</text:p>
          </table:table-cell>
          <table:table-cell table:formula="of:=MID([.A204];1;SEARCH(&quot;--&quot;;[.A204])-1)" office:value-type="string" office:string-value="{worldX = 38, worldY = 32, posX = 200, posY = 213}, ">
            <text:p>{worldX = 38, worldY = 32, posX = 200, posY = 213}, </text:p>
          </table:table-cell>
          <table:table-cell office:value-type="string">
            <text:p>Industrial</text:p>
          </table:table-cell>
          <table:table-cell office:value-type="string">
            <text:p>Transport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2">
            <text:p>202</text:p>
          </table:table-cell>
          <table:table-cell table:number-columns-repeated="19"/>
          <table:table-cell table:number-columns-repeated="3" office:value-type="float" office:value="1">
            <text:p>1</text:p>
          </table:table-cell>
          <table:table-cell table:formula="of:=CONCATENATE([.D204];&quot;-- &quot;;[.B204];&quot;,&quot;;[.C204];&quot; ID:&quot;;[.I204])" office:value-type="string" office:string-value="{worldX = 38, worldY = 32, posX = 200, posY = 213}, -- Muldraugh,  railyard station 3 ID:202">
            <text:p>{worldX = 38, worldY = 32, posX = 200, posY = 213}, -- Muldraugh, <text:s/>railyard station 3 ID:202</text:p>
          </table:table-cell>
          <table:table-cell table:formula="of:=MID([.D204];SEARCH(&quot;worldX = &quot;;[.D204])+9;(SEARCH(&quot;worldY = &quot;;[.D204])-SEARCH(&quot;worldX = &quot;;[.D204])-11))" office:value-type="string" office:string-value="38">
            <text:p>38</text:p>
          </table:table-cell>
          <table:table-cell table:formula="of:=MID([.D204];SEARCH(&quot;worldY = &quot;;[.D204])+9;(SEARCH(&quot;posX = &quot;;[.D204])-SEARCH(&quot;worldY = &quot;;[.D204])-11))" office:value-type="string" office:string-value="32">
            <text:p>32</text:p>
          </table:table-cell>
          <table:table-cell table:formula="of:=MID([.D204];(SEARCH(&quot;posX = &quot;;[.D204])+7);(SEARCH(&quot;,&quot;;[.D204];SEARCH(&quot;posX&quot;;[.D204]))-SEARCH(&quot;posX = &quot;;[.D204])-7))" office:value-type="string" office:string-value="200">
            <text:p>200</text:p>
          </table:table-cell>
          <table:table-cell table:formula="of:=IF(LEN([.D204])&lt;60;MID([.D204];(SEARCH(&quot;posY = &quot;;[.D204])+7);(SEARCH(&quot;}&quot;;[.D204];SEARCH(&quot;posY&quot;;[.D204]))-SEARCH(&quot;posY = &quot;;[.D204])-7));MID([.D209];(SEARCH(&quot;posY = &quot;;[.D209])+7);(SEARCH(&quot;}&quot;;[.D209];SEARCH(&quot;posY&quot;;[.D209]))-SEARCH(&quot;posY = &quot;;[.D209])-7)))" office:value-type="string" office:string-value="213">
            <text:p>213</text:p>
          </table:table-cell>
          <table:table-cell table:formula="of:=MID([.D204];SEARCH(&quot;posZ = &quot;;[.D204])+7;(SEARCH(&quot;}&quot;;[.D204])-SEARCH(&quot;posZ = &quot;;[.D2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129, posY = 117}, -- <text:s/>railyard big office 1</text:p>
          </table:table-cell>
          <table:table-cell office:value-type="string">
            <text:p>Muldraugh</text:p>
          </table:table-cell>
          <table:table-cell table:formula="of:=MID([.A205];SEARCH(&quot;--&quot;;[.A205])+2;256)" office:value-type="string" office:string-value="  railyard big office 1">
            <text:p><text:s text:c="2"/>railyard big office 1</text:p>
          </table:table-cell>
          <table:table-cell table:formula="of:=MID([.A205];1;SEARCH(&quot;--&quot;;[.A205])-1)" office:value-type="string" office:string-value="{worldX = 38, worldY = 33, posX = 129, posY = 117}, ">
            <text:p>{worldX = 38, worldY = 33, posX = 129, posY = 117}, </text:p>
          </table:table-cell>
          <table:table-cell office:value-type="string">
            <text:p>Industrial</text:p>
          </table:table-cell>
          <table:table-cell office:value-type="string">
            <text:p>Offic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3">
            <text:p>203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D205];&quot;-- &quot;;[.B205];&quot;,&quot;;[.C205];&quot; ID:&quot;;[.I205])" office:value-type="string" office:string-value="{worldX = 38, worldY = 33, posX = 129, posY = 117}, -- Muldraugh,  railyard big office 1 ID:203">
            <text:p>{worldX = 38, worldY = 33, posX = 129, posY = 117}, -- Muldraugh, <text:s/>railyard big office 1 ID:203</text:p>
          </table:table-cell>
          <table:table-cell table:formula="of:=MID([.D205];SEARCH(&quot;worldX = &quot;;[.D205])+9;(SEARCH(&quot;worldY = &quot;;[.D205])-SEARCH(&quot;worldX = &quot;;[.D205])-11))" office:value-type="string" office:string-value="38">
            <text:p>38</text:p>
          </table:table-cell>
          <table:table-cell table:formula="of:=MID([.D205];SEARCH(&quot;worldY = &quot;;[.D205])+9;(SEARCH(&quot;posX = &quot;;[.D205])-SEARCH(&quot;worldY = &quot;;[.D205])-11))" office:value-type="string" office:string-value="33">
            <text:p>33</text:p>
          </table:table-cell>
          <table:table-cell table:formula="of:=MID([.D205];(SEARCH(&quot;posX = &quot;;[.D205])+7);(SEARCH(&quot;,&quot;;[.D205];SEARCH(&quot;posX&quot;;[.D205]))-SEARCH(&quot;posX = &quot;;[.D205])-7))" office:value-type="string" office:string-value="129">
            <text:p>129</text:p>
          </table:table-cell>
          <table:table-cell table:formula="of:=IF(LEN([.D205])&lt;60;MID([.D205];(SEARCH(&quot;posY = &quot;;[.D205])+7);(SEARCH(&quot;}&quot;;[.D205];SEARCH(&quot;posY&quot;;[.D205]))-SEARCH(&quot;posY = &quot;;[.D205])-7));MID([.D210];(SEARCH(&quot;posY = &quot;;[.D210])+7);(SEARCH(&quot;}&quot;;[.D210];SEARCH(&quot;posY&quot;;[.D210]))-SEARCH(&quot;posY = &quot;;[.D210])-7)))" office:value-type="string" office:string-value="117">
            <text:p>117</text:p>
          </table:table-cell>
          <table:table-cell table:formula="of:=MID([.D205];SEARCH(&quot;posZ = &quot;;[.D205])+7;(SEARCH(&quot;}&quot;;[.D205])-SEARCH(&quot;posZ = &quot;;[.D2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158, posY = 79}, -- <text:s/>railyard cafeteria</text:p>
          </table:table-cell>
          <table:table-cell office:value-type="string">
            <text:p>Muldraugh</text:p>
          </table:table-cell>
          <table:table-cell table:formula="of:=MID([.A206];SEARCH(&quot;--&quot;;[.A206])+2;256)" office:value-type="string" office:string-value="  railyard cafeteria">
            <text:p><text:s text:c="2"/>railyard cafeteria</text:p>
          </table:table-cell>
          <table:table-cell table:formula="of:=MID([.A206];1;SEARCH(&quot;--&quot;;[.A206])-1)" office:value-type="string" office:string-value="{worldX = 38, worldY = 33, posX = 158, posY = 79}, ">
            <text:p>{worldX = 38, worldY = 33, posX = 158, posY = 79}, </text:p>
          </table:table-cell>
          <table:table-cell office:value-type="string">
            <text:p>Industrial</text:p>
          </table:table-cell>
          <table:table-cell office:value-type="string">
            <text:p>Misc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4">
            <text:p>204</text:p>
          </table:table-cell>
          <table:table-cell table:number-columns-repeated="22"/>
          <table:table-cell table:formula="of:=CONCATENATE([.D206];&quot;-- &quot;;[.B206];&quot;,&quot;;[.C206];&quot; ID:&quot;;[.I206])" office:value-type="string" office:string-value="{worldX = 38, worldY = 33, posX = 158, posY = 79}, -- Muldraugh,  railyard cafeteria ID:204">
            <text:p>{worldX = 38, worldY = 33, posX = 158, posY = 79}, -- Muldraugh, <text:s/>railyard cafeteria ID:204</text:p>
          </table:table-cell>
          <table:table-cell table:formula="of:=MID([.D206];SEARCH(&quot;worldX = &quot;;[.D206])+9;(SEARCH(&quot;worldY = &quot;;[.D206])-SEARCH(&quot;worldX = &quot;;[.D206])-11))" office:value-type="string" office:string-value="38">
            <text:p>38</text:p>
          </table:table-cell>
          <table:table-cell table:formula="of:=MID([.D206];SEARCH(&quot;worldY = &quot;;[.D206])+9;(SEARCH(&quot;posX = &quot;;[.D206])-SEARCH(&quot;worldY = &quot;;[.D206])-11))" office:value-type="string" office:string-value="33">
            <text:p>33</text:p>
          </table:table-cell>
          <table:table-cell table:formula="of:=MID([.D206];(SEARCH(&quot;posX = &quot;;[.D206])+7);(SEARCH(&quot;,&quot;;[.D206];SEARCH(&quot;posX&quot;;[.D206]))-SEARCH(&quot;posX = &quot;;[.D206])-7))" office:value-type="string" office:string-value="158">
            <text:p>158</text:p>
          </table:table-cell>
          <table:table-cell table:formula="of:=IF(LEN([.D206])&lt;60;MID([.D206];(SEARCH(&quot;posY = &quot;;[.D206])+7);(SEARCH(&quot;}&quot;;[.D206];SEARCH(&quot;posY&quot;;[.D206]))-SEARCH(&quot;posY = &quot;;[.D206])-7));MID([.D211];(SEARCH(&quot;posY = &quot;;[.D211])+7);(SEARCH(&quot;}&quot;;[.D211];SEARCH(&quot;posY&quot;;[.D211]))-SEARCH(&quot;posY = &quot;;[.D211])-7)))" office:value-type="string" office:string-value="79">
            <text:p>79</text:p>
          </table:table-cell>
          <table:table-cell table:formula="of:=MID([.D206];SEARCH(&quot;posZ = &quot;;[.D206])+7;(SEARCH(&quot;}&quot;;[.D206])-SEARCH(&quot;posZ = &quot;;[.D2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3, posX = 163, posY = 36}, -- <text:s/>railyard small office</text:p>
          </table:table-cell>
          <table:table-cell office:value-type="string">
            <text:p>Muldraugh</text:p>
          </table:table-cell>
          <table:table-cell table:formula="of:=MID([.A207];SEARCH(&quot;--&quot;;[.A207])+2;256)" office:value-type="string" office:string-value="  railyard small office">
            <text:p><text:s text:c="2"/>railyard small office</text:p>
          </table:table-cell>
          <table:table-cell table:formula="of:=MID([.A207];1;SEARCH(&quot;--&quot;;[.A207])-1)" office:value-type="string" office:string-value="{worldX = 38, worldY = 33, posX = 163, posY = 36}, ">
            <text:p>{worldX = 38, worldY = 33, posX = 163, posY = 36}, </text:p>
          </table:table-cell>
          <table:table-cell office:value-type="string">
            <text:p>Industrial</text:p>
          </table:table-cell>
          <table:table-cell office:value-type="string">
            <text:p>Offic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5">
            <text:p>205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207];&quot;-- &quot;;[.B207];&quot;,&quot;;[.C207];&quot; ID:&quot;;[.I207])" office:value-type="string" office:string-value="{worldX = 38, worldY = 33, posX = 163, posY = 36}, -- Muldraugh,  railyard small office ID:205">
            <text:p>{worldX = 38, worldY = 33, posX = 163, posY = 36}, -- Muldraugh, <text:s/>railyard small office ID:205</text:p>
          </table:table-cell>
          <table:table-cell table:formula="of:=MID([.D207];SEARCH(&quot;worldX = &quot;;[.D207])+9;(SEARCH(&quot;worldY = &quot;;[.D207])-SEARCH(&quot;worldX = &quot;;[.D207])-11))" office:value-type="string" office:string-value="38">
            <text:p>38</text:p>
          </table:table-cell>
          <table:table-cell table:formula="of:=MID([.D207];SEARCH(&quot;worldY = &quot;;[.D207])+9;(SEARCH(&quot;posX = &quot;;[.D207])-SEARCH(&quot;worldY = &quot;;[.D207])-11))" office:value-type="string" office:string-value="33">
            <text:p>33</text:p>
          </table:table-cell>
          <table:table-cell table:formula="of:=MID([.D207];(SEARCH(&quot;posX = &quot;;[.D207])+7);(SEARCH(&quot;,&quot;;[.D207];SEARCH(&quot;posX&quot;;[.D207]))-SEARCH(&quot;posX = &quot;;[.D207])-7))" office:value-type="string" office:string-value="163">
            <text:p>163</text:p>
          </table:table-cell>
          <table:table-cell table:formula="of:=IF(LEN([.D207])&lt;60;MID([.D207];(SEARCH(&quot;posY = &quot;;[.D207])+7);(SEARCH(&quot;}&quot;;[.D207];SEARCH(&quot;posY&quot;;[.D207]))-SEARCH(&quot;posY = &quot;;[.D207])-7));MID([.D212];(SEARCH(&quot;posY = &quot;;[.D212])+7);(SEARCH(&quot;}&quot;;[.D212];SEARCH(&quot;posY&quot;;[.D212]))-SEARCH(&quot;posY = &quot;;[.D212])-7)))" office:value-type="string" office:string-value="36">
            <text:p>36</text:p>
          </table:table-cell>
          <table:table-cell table:formula="of:=MID([.D207];SEARCH(&quot;posZ = &quot;;[.D207])+7;(SEARCH(&quot;}&quot;;[.D207])-SEARCH(&quot;posZ = &quot;;[.D2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2, posX = 130, posY = 54}, -- <text:s/>railyard big office 2</text:p>
          </table:table-cell>
          <table:table-cell office:value-type="string">
            <text:p>Muldraugh</text:p>
          </table:table-cell>
          <table:table-cell table:formula="of:=MID([.A208];SEARCH(&quot;--&quot;;[.A208])+2;256)" office:value-type="string" office:string-value="  railyard big office 2">
            <text:p><text:s text:c="2"/>railyard big office 2</text:p>
          </table:table-cell>
          <table:table-cell table:formula="of:=MID([.A208];1;SEARCH(&quot;--&quot;;[.A208])-1)" office:value-type="string" office:string-value="{worldX = 38, worldY = 32, posX = 130, posY = 54}, ">
            <text:p>{worldX = 38, worldY = 32, posX = 130, posY = 54}, </text:p>
          </table:table-cell>
          <table:table-cell office:value-type="string">
            <text:p>Industrial</text:p>
          </table:table-cell>
          <table:table-cell office:value-type="string">
            <text:p>Offic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6">
            <text:p>206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208];&quot;-- &quot;;[.B208];&quot;,&quot;;[.C208];&quot; ID:&quot;;[.I208])" office:value-type="string" office:string-value="{worldX = 38, worldY = 32, posX = 130, posY = 54}, -- Muldraugh,  railyard big office 2 ID:206">
            <text:p>{worldX = 38, worldY = 32, posX = 130, posY = 54}, -- Muldraugh, <text:s/>railyard big office 2 ID:206</text:p>
          </table:table-cell>
          <table:table-cell table:formula="of:=MID([.D208];SEARCH(&quot;worldX = &quot;;[.D208])+9;(SEARCH(&quot;worldY = &quot;;[.D208])-SEARCH(&quot;worldX = &quot;;[.D208])-11))" office:value-type="string" office:string-value="38">
            <text:p>38</text:p>
          </table:table-cell>
          <table:table-cell table:formula="of:=MID([.D208];SEARCH(&quot;worldY = &quot;;[.D208])+9;(SEARCH(&quot;posX = &quot;;[.D208])-SEARCH(&quot;worldY = &quot;;[.D208])-11))" office:value-type="string" office:string-value="32">
            <text:p>32</text:p>
          </table:table-cell>
          <table:table-cell table:formula="of:=MID([.D208];(SEARCH(&quot;posX = &quot;;[.D208])+7);(SEARCH(&quot;,&quot;;[.D208];SEARCH(&quot;posX&quot;;[.D208]))-SEARCH(&quot;posX = &quot;;[.D208])-7))" office:value-type="string" office:string-value="130">
            <text:p>130</text:p>
          </table:table-cell>
          <table:table-cell table:formula="of:=IF(LEN([.D208])&lt;60;MID([.D208];(SEARCH(&quot;posY = &quot;;[.D208])+7);(SEARCH(&quot;}&quot;;[.D208];SEARCH(&quot;posY&quot;;[.D208]))-SEARCH(&quot;posY = &quot;;[.D208])-7));MID([.D213];(SEARCH(&quot;posY = &quot;;[.D213])+7);(SEARCH(&quot;}&quot;;[.D213];SEARCH(&quot;posY&quot;;[.D213]))-SEARCH(&quot;posY = &quot;;[.D213])-7)))" office:value-type="string" office:string-value="54">
            <text:p>54</text:p>
          </table:table-cell>
          <table:table-cell table:formula="of:=MID([.D208];SEARCH(&quot;posZ = &quot;;[.D208])+7;(SEARCH(&quot;}&quot;;[.D208])-SEARCH(&quot;posZ = &quot;;[.D2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32, posX = 127, posY = 183}, -- <text:s/>empty warehouse 1, east of railyard, storage floor</text:p>
          </table:table-cell>
          <table:table-cell office:value-type="string">
            <text:p>Muldraugh</text:p>
          </table:table-cell>
          <table:table-cell table:formula="of:=MID([.A209];SEARCH(&quot;--&quot;;[.A209])+2;256)" office:value-type="string" office:string-value="  empty warehouse 1, east of railyard, storage floor">
            <text:p><text:s text:c="2"/>empty warehouse 1, east of railyard, storage floor</text:p>
          </table:table-cell>
          <table:table-cell table:formula="of:=MID([.A209];1;SEARCH(&quot;--&quot;;[.A209])-1)" office:value-type="string" office:string-value="{worldX = 39, worldY = 32, posX = 127, posY = 183}, ">
            <text:p>{worldX = 39, worldY = 32, posX = 127, posY = 183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7">
            <text:p>20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209];&quot;-- &quot;;[.B209];&quot;,&quot;;[.C209];&quot; ID:&quot;;[.I209])" office:value-type="string" office:string-value="{worldX = 39, worldY = 32, posX = 127, posY = 183}, -- Muldraugh,  empty warehouse 1, east of railyard, storage floor ID:207">
            <text:p>{worldX = 39, worldY = 32, posX = 127, posY = 183}, -- Muldraugh, <text:s/>empty warehouse 1, east of railyard, storage floor ID:207</text:p>
          </table:table-cell>
          <table:table-cell table:formula="of:=MID([.D209];SEARCH(&quot;worldX = &quot;;[.D209])+9;(SEARCH(&quot;worldY = &quot;;[.D209])-SEARCH(&quot;worldX = &quot;;[.D209])-11))" office:value-type="string" office:string-value="39">
            <text:p>39</text:p>
          </table:table-cell>
          <table:table-cell table:formula="of:=MID([.D209];SEARCH(&quot;worldY = &quot;;[.D209])+9;(SEARCH(&quot;posX = &quot;;[.D209])-SEARCH(&quot;worldY = &quot;;[.D209])-11))" office:value-type="string" office:string-value="32">
            <text:p>32</text:p>
          </table:table-cell>
          <table:table-cell table:formula="of:=MID([.D209];(SEARCH(&quot;posX = &quot;;[.D209])+7);(SEARCH(&quot;,&quot;;[.D209];SEARCH(&quot;posX&quot;;[.D209]))-SEARCH(&quot;posX = &quot;;[.D209])-7))" office:value-type="string" office:string-value="127">
            <text:p>127</text:p>
          </table:table-cell>
          <table:table-cell table:formula="of:=IF(LEN([.D209])&lt;60;MID([.D209];(SEARCH(&quot;posY = &quot;;[.D209])+7);(SEARCH(&quot;}&quot;;[.D209];SEARCH(&quot;posY&quot;;[.D209]))-SEARCH(&quot;posY = &quot;;[.D209])-7));MID([.D214];(SEARCH(&quot;posY = &quot;;[.D214])+7);(SEARCH(&quot;}&quot;;[.D214];SEARCH(&quot;posY&quot;;[.D214]))-SEARCH(&quot;posY = &quot;;[.D214])-7)))" office:value-type="string" office:string-value="183">
            <text:p>183</text:p>
          </table:table-cell>
          <table:table-cell table:formula="of:=MID([.D209];SEARCH(&quot;posZ = &quot;;[.D209])+7;(SEARCH(&quot;}&quot;;[.D209])-SEARCH(&quot;posZ = &quot;;[.D2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32, posX = 104, posY = 179}, -- <text:s/>empty warehouse 1, east of railyard, breakroom</text:p>
          </table:table-cell>
          <table:table-cell office:value-type="string">
            <text:p>Muldraugh</text:p>
          </table:table-cell>
          <table:table-cell table:formula="of:=MID([.A210];SEARCH(&quot;--&quot;;[.A210])+2;256)" office:value-type="string" office:string-value="  empty warehouse 1, east of railyard, breakroom">
            <text:p><text:s text:c="2"/>empty warehouse 1, east of railyard, breakroom</text:p>
          </table:table-cell>
          <table:table-cell table:formula="of:=MID([.A210];1;SEARCH(&quot;--&quot;;[.A210])-1)" office:value-type="string" office:string-value="{worldX = 39, worldY = 32, posX = 104, posY = 179}, ">
            <text:p>{worldX = 39, worldY = 32, posX = 104, posY = 179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8">
            <text:p>20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CONCATENATE([.D210];&quot;-- &quot;;[.B210];&quot;,&quot;;[.C210];&quot; ID:&quot;;[.I210])" office:value-type="string" office:string-value="{worldX = 39, worldY = 32, posX = 104, posY = 179}, -- Muldraugh,  empty warehouse 1, east of railyard, breakroom ID:208">
            <text:p>{worldX = 39, worldY = 32, posX = 104, posY = 179}, -- Muldraugh, <text:s/>empty warehouse 1, east of railyard, breakroom ID:208</text:p>
          </table:table-cell>
          <table:table-cell table:formula="of:=MID([.D210];SEARCH(&quot;worldX = &quot;;[.D210])+9;(SEARCH(&quot;worldY = &quot;;[.D210])-SEARCH(&quot;worldX = &quot;;[.D210])-11))" office:value-type="string" office:string-value="39">
            <text:p>39</text:p>
          </table:table-cell>
          <table:table-cell table:formula="of:=MID([.D210];SEARCH(&quot;worldY = &quot;;[.D210])+9;(SEARCH(&quot;posX = &quot;;[.D210])-SEARCH(&quot;worldY = &quot;;[.D210])-11))" office:value-type="string" office:string-value="32">
            <text:p>32</text:p>
          </table:table-cell>
          <table:table-cell table:formula="of:=MID([.D210];(SEARCH(&quot;posX = &quot;;[.D210])+7);(SEARCH(&quot;,&quot;;[.D210];SEARCH(&quot;posX&quot;;[.D210]))-SEARCH(&quot;posX = &quot;;[.D210])-7))" office:value-type="string" office:string-value="104">
            <text:p>104</text:p>
          </table:table-cell>
          <table:table-cell table:formula="of:=IF(LEN([.D210])&lt;60;MID([.D210];(SEARCH(&quot;posY = &quot;;[.D210])+7);(SEARCH(&quot;}&quot;;[.D210];SEARCH(&quot;posY&quot;;[.D210]))-SEARCH(&quot;posY = &quot;;[.D210])-7));MID([.D215];(SEARCH(&quot;posY = &quot;;[.D215])+7);(SEARCH(&quot;}&quot;;[.D215];SEARCH(&quot;posY&quot;;[.D215]))-SEARCH(&quot;posY = &quot;;[.D215])-7)))" office:value-type="string" office:string-value="179">
            <text:p>179</text:p>
          </table:table-cell>
          <table:table-cell table:formula="of:=MID([.D210];SEARCH(&quot;posZ = &quot;;[.D210])+7;(SEARCH(&quot;}&quot;;[.D210])-SEARCH(&quot;posZ = &quot;;[.D2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32, posX = 127, posY = 183}, -- <text:s/>empty warehouse 2, east of railyard, storage floor</text:p>
          </table:table-cell>
          <table:table-cell office:value-type="string">
            <text:p>Muldraugh</text:p>
          </table:table-cell>
          <table:table-cell table:formula="of:=MID([.A211];SEARCH(&quot;--&quot;;[.A211])+2;256)" office:value-type="string" office:string-value="  empty warehouse 2, east of railyard, storage floor">
            <text:p><text:s text:c="2"/>empty warehouse 2, east of railyard, storage floor</text:p>
          </table:table-cell>
          <table:table-cell table:formula="of:=MID([.A211];1;SEARCH(&quot;--&quot;;[.A211])-1)" office:value-type="string" office:string-value="{worldX = 39, worldY = 32, posX = 127, posY = 183}, ">
            <text:p>{worldX = 39, worldY = 32, posX = 127, posY = 183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CONCATENATE([.D211];&quot;-- &quot;;[.B211];&quot;,&quot;;[.C211];&quot; ID:&quot;;[.I211])" office:value-type="string" office:string-value="{worldX = 39, worldY = 32, posX = 127, posY = 183}, -- Muldraugh,  empty warehouse 2, east of railyard, storage floor ID:209">
            <text:p>{worldX = 39, worldY = 32, posX = 127, posY = 183}, -- Muldraugh, <text:s/>empty warehouse 2, east of railyard, storage floor ID:209</text:p>
          </table:table-cell>
          <table:table-cell table:formula="of:=MID([.D211];SEARCH(&quot;worldX = &quot;;[.D211])+9;(SEARCH(&quot;worldY = &quot;;[.D211])-SEARCH(&quot;worldX = &quot;;[.D211])-11))" office:value-type="string" office:string-value="39">
            <text:p>39</text:p>
          </table:table-cell>
          <table:table-cell table:formula="of:=MID([.D211];SEARCH(&quot;worldY = &quot;;[.D211])+9;(SEARCH(&quot;posX = &quot;;[.D211])-SEARCH(&quot;worldY = &quot;;[.D211])-11))" office:value-type="string" office:string-value="32">
            <text:p>32</text:p>
          </table:table-cell>
          <table:table-cell table:formula="of:=MID([.D211];(SEARCH(&quot;posX = &quot;;[.D211])+7);(SEARCH(&quot;,&quot;;[.D211];SEARCH(&quot;posX&quot;;[.D211]))-SEARCH(&quot;posX = &quot;;[.D211])-7))" office:value-type="string" office:string-value="127">
            <text:p>127</text:p>
          </table:table-cell>
          <table:table-cell table:formula="of:=IF(LEN([.D211])&lt;60;MID([.D211];(SEARCH(&quot;posY = &quot;;[.D211])+7);(SEARCH(&quot;}&quot;;[.D211];SEARCH(&quot;posY&quot;;[.D211]))-SEARCH(&quot;posY = &quot;;[.D211])-7));MID([.D216];(SEARCH(&quot;posY = &quot;;[.D216])+7);(SEARCH(&quot;}&quot;;[.D216];SEARCH(&quot;posY&quot;;[.D216]))-SEARCH(&quot;posY = &quot;;[.D216])-7)))" office:value-type="string" office:string-value="183">
            <text:p>183</text:p>
          </table:table-cell>
          <table:table-cell table:formula="of:=MID([.D211];SEARCH(&quot;posZ = &quot;;[.D211])+7;(SEARCH(&quot;}&quot;;[.D211])-SEARCH(&quot;posZ = &quot;;[.D2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32, posX = 199, posY = 220}, -- <text:s/>empty warehouse 2, east of railyard, breakroom</text:p>
          </table:table-cell>
          <table:table-cell office:value-type="string">
            <text:p>Muldraugh</text:p>
          </table:table-cell>
          <table:table-cell table:formula="of:=MID([.A212];SEARCH(&quot;--&quot;;[.A212])+2;256)" office:value-type="string" office:string-value="  empty warehouse 2, east of railyard, breakroom">
            <text:p><text:s text:c="2"/>empty warehouse 2, east of railyard, breakroom</text:p>
          </table:table-cell>
          <table:table-cell table:formula="of:=MID([.A212];1;SEARCH(&quot;--&quot;;[.A212])-1)" office:value-type="string" office:string-value="{worldX = 39, worldY = 32, posX = 199, posY = 220}, ">
            <text:p>{worldX = 39, worldY = 32, posX = 199, posY = 220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ailyard locations, depots are south to north</text:p>
          </table:table-cell>
          <table:table-cell/>
          <table:table-cell office:value-type="float" office:value="210">
            <text:p>210</text:p>
          </table:table-cell>
          <table:table-cell table:number-columns-repeated="22"/>
          <table:table-cell table:formula="of:=CONCATENATE([.D212];&quot;-- &quot;;[.B212];&quot;,&quot;;[.C212];&quot; ID:&quot;;[.I212])" office:value-type="string" office:string-value="{worldX = 39, worldY = 32, posX = 199, posY = 220}, -- Muldraugh,  empty warehouse 2, east of railyard, breakroom ID:210">
            <text:p>{worldX = 39, worldY = 32, posX = 199, posY = 220}, -- Muldraugh, <text:s/>empty warehouse 2, east of railyard, breakroom ID:210</text:p>
          </table:table-cell>
          <table:table-cell table:formula="of:=MID([.D212];SEARCH(&quot;worldX = &quot;;[.D212])+9;(SEARCH(&quot;worldY = &quot;;[.D212])-SEARCH(&quot;worldX = &quot;;[.D212])-11))" office:value-type="string" office:string-value="39">
            <text:p>39</text:p>
          </table:table-cell>
          <table:table-cell table:formula="of:=MID([.D212];SEARCH(&quot;worldY = &quot;;[.D212])+9;(SEARCH(&quot;posX = &quot;;[.D212])-SEARCH(&quot;worldY = &quot;;[.D212])-11))" office:value-type="string" office:string-value="32">
            <text:p>32</text:p>
          </table:table-cell>
          <table:table-cell table:formula="of:=MID([.D212];(SEARCH(&quot;posX = &quot;;[.D212])+7);(SEARCH(&quot;,&quot;;[.D212];SEARCH(&quot;posX&quot;;[.D212]))-SEARCH(&quot;posX = &quot;;[.D212])-7))" office:value-type="string" office:string-value="199">
            <text:p>199</text:p>
          </table:table-cell>
          <table:table-cell table:formula="of:=IF(LEN([.D212])&lt;60;MID([.D212];(SEARCH(&quot;posY = &quot;;[.D212])+7);(SEARCH(&quot;}&quot;;[.D212];SEARCH(&quot;posY&quot;;[.D212]))-SEARCH(&quot;posY = &quot;;[.D212])-7));MID([.D217];(SEARCH(&quot;posY = &quot;;[.D217])+7);(SEARCH(&quot;}&quot;;[.D217];SEARCH(&quot;posY&quot;;[.D217]))-SEARCH(&quot;posY = &quot;;[.D217])-7)))" office:value-type="string" office:string-value="220">
            <text:p>220</text:p>
          </table:table-cell>
          <table:table-cell table:formula="of:=MID([.D212];SEARCH(&quot;posZ = &quot;;[.D212])+7;(SEARCH(&quot;}&quot;;[.D212])-SEARCH(&quot;posZ = &quot;;[.D2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2, posX = 133, posY = 47}, -- <text:s/>lumber storage, office</text:p>
          </table:table-cell>
          <table:table-cell office:value-type="string">
            <text:p>Muldraugh</text:p>
          </table:table-cell>
          <table:table-cell table:formula="of:=MID([.A213];SEARCH(&quot;--&quot;;[.A213])+2;256)" office:value-type="string" office:string-value="  lumber storage, office">
            <text:p><text:s text:c="2"/>lumber storage, office</text:p>
          </table:table-cell>
          <table:table-cell table:formula="of:=MID([.A213];1;SEARCH(&quot;--&quot;;[.A213])-1)" office:value-type="string" office:string-value="{worldX = 34, worldY = 32, posX = 133, posY = 47}, ">
            <text:p>{worldX = 34, worldY = 32, posX = 133, posY = 47}, </text:p>
          </table:table-cell>
          <table:table-cell office:value-type="string">
            <text:p>Industrial</text:p>
          </table:table-cell>
          <table:table-cell office:value-type="string">
            <text:p>Office</text:p>
          </table:table-cell>
          <table:table-cell office:value-type="string">
            <text:p>mccoy locations</text:p>
          </table:table-cell>
          <table:table-cell/>
          <table:table-cell office:value-type="float" office:value="211">
            <text:p>21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CONCATENATE([.D213];&quot;-- &quot;;[.B213];&quot;,&quot;;[.C213];&quot; ID:&quot;;[.I213])" office:value-type="string" office:string-value="{worldX = 34, worldY = 32, posX = 133, posY = 47}, -- Muldraugh,  lumber storage, office ID:211">
            <text:p>{worldX = 34, worldY = 32, posX = 133, posY = 47}, -- Muldraugh, <text:s/>lumber storage, office ID:211</text:p>
          </table:table-cell>
          <table:table-cell table:formula="of:=MID([.D213];SEARCH(&quot;worldX = &quot;;[.D213])+9;(SEARCH(&quot;worldY = &quot;;[.D213])-SEARCH(&quot;worldX = &quot;;[.D213])-11))" office:value-type="string" office:string-value="34">
            <text:p>34</text:p>
          </table:table-cell>
          <table:table-cell table:formula="of:=MID([.D213];SEARCH(&quot;worldY = &quot;;[.D213])+9;(SEARCH(&quot;posX = &quot;;[.D213])-SEARCH(&quot;worldY = &quot;;[.D213])-11))" office:value-type="string" office:string-value="32">
            <text:p>32</text:p>
          </table:table-cell>
          <table:table-cell table:formula="of:=MID([.D213];(SEARCH(&quot;posX = &quot;;[.D213])+7);(SEARCH(&quot;,&quot;;[.D213];SEARCH(&quot;posX&quot;;[.D213]))-SEARCH(&quot;posX = &quot;;[.D213])-7))" office:value-type="string" office:string-value="133">
            <text:p>133</text:p>
          </table:table-cell>
          <table:table-cell table:formula="of:=IF(LEN([.D213])&lt;60;MID([.D213];(SEARCH(&quot;posY = &quot;;[.D213])+7);(SEARCH(&quot;}&quot;;[.D213];SEARCH(&quot;posY&quot;;[.D213]))-SEARCH(&quot;posY = &quot;;[.D213])-7));MID([.D218];(SEARCH(&quot;posY = &quot;;[.D218])+7);(SEARCH(&quot;}&quot;;[.D218];SEARCH(&quot;posY&quot;;[.D218]))-SEARCH(&quot;posY = &quot;;[.D218])-7)))" office:value-type="string" office:string-value="47">
            <text:p>47</text:p>
          </table:table-cell>
          <table:table-cell table:formula="of:=MID([.D213];SEARCH(&quot;posZ = &quot;;[.D213])+7;(SEARCH(&quot;}&quot;;[.D213])-SEARCH(&quot;posZ = &quot;;[.D2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2, posX = 152, posY = 29}, -- <text:s/>lumber storage, security</text:p>
          </table:table-cell>
          <table:table-cell office:value-type="string">
            <text:p>Muldraugh</text:p>
          </table:table-cell>
          <table:table-cell table:formula="of:=MID([.A214];SEARCH(&quot;--&quot;;[.A214])+2;256)" office:value-type="string" office:string-value="  lumber storage, security">
            <text:p><text:s text:c="2"/>lumber storage, security</text:p>
          </table:table-cell>
          <table:table-cell table:formula="of:=MID([.A214];1;SEARCH(&quot;--&quot;;[.A214])-1)" office:value-type="string" office:string-value="{worldX = 34, worldY = 32, posX = 152, posY = 29}, ">
            <text:p>{worldX = 34, worldY = 32, posX = 152, posY = 29}, </text:p>
          </table:table-cell>
          <table:table-cell office:value-type="string">
            <text:p>Industrial</text:p>
          </table:table-cell>
          <table:table-cell office:value-type="string">
            <text:p>Security</text:p>
          </table:table-cell>
          <table:table-cell office:value-type="string">
            <text:p>mccoy locations</text:p>
          </table:table-cell>
          <table:table-cell/>
          <table:table-cell office:value-type="float" office:value="212">
            <text:p>21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table:formula="of:=CONCATENATE([.D214];&quot;-- &quot;;[.B214];&quot;,&quot;;[.C214];&quot; ID:&quot;;[.I214])" office:value-type="string" office:string-value="{worldX = 34, worldY = 32, posX = 152, posY = 29}, -- Muldraugh,  lumber storage, security ID:212">
            <text:p>{worldX = 34, worldY = 32, posX = 152, posY = 29}, -- Muldraugh, <text:s/>lumber storage, security ID:212</text:p>
          </table:table-cell>
          <table:table-cell table:formula="of:=MID([.D214];SEARCH(&quot;worldX = &quot;;[.D214])+9;(SEARCH(&quot;worldY = &quot;;[.D214])-SEARCH(&quot;worldX = &quot;;[.D214])-11))" office:value-type="string" office:string-value="34">
            <text:p>34</text:p>
          </table:table-cell>
          <table:table-cell table:formula="of:=MID([.D214];SEARCH(&quot;worldY = &quot;;[.D214])+9;(SEARCH(&quot;posX = &quot;;[.D214])-SEARCH(&quot;worldY = &quot;;[.D214])-11))" office:value-type="string" office:string-value="32">
            <text:p>32</text:p>
          </table:table-cell>
          <table:table-cell table:formula="of:=MID([.D214];(SEARCH(&quot;posX = &quot;;[.D214])+7);(SEARCH(&quot;,&quot;;[.D214];SEARCH(&quot;posX&quot;;[.D214]))-SEARCH(&quot;posX = &quot;;[.D214])-7))" office:value-type="string" office:string-value="152">
            <text:p>152</text:p>
          </table:table-cell>
          <table:table-cell table:formula="of:=IF(LEN([.D214])&lt;60;MID([.D214];(SEARCH(&quot;posY = &quot;;[.D214])+7);(SEARCH(&quot;}&quot;;[.D214];SEARCH(&quot;posY&quot;;[.D214]))-SEARCH(&quot;posY = &quot;;[.D214])-7));MID([.D219];(SEARCH(&quot;posY = &quot;;[.D219])+7);(SEARCH(&quot;}&quot;;[.D219];SEARCH(&quot;posY&quot;;[.D219]))-SEARCH(&quot;posY = &quot;;[.D219])-7)))" office:value-type="string" office:string-value="29">
            <text:p>29</text:p>
          </table:table-cell>
          <table:table-cell table:formula="of:=MID([.D214];SEARCH(&quot;posZ = &quot;;[.D214])+7;(SEARCH(&quot;}&quot;;[.D214])-SEARCH(&quot;posZ = &quot;;[.D21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1, posX = 143, posY = 121}, -- <text:s/>lumber mill security</text:p>
          </table:table-cell>
          <table:table-cell office:value-type="string">
            <text:p>Muldraugh</text:p>
          </table:table-cell>
          <table:table-cell table:formula="of:=MID([.A215];SEARCH(&quot;--&quot;;[.A215])+2;256)" office:value-type="string" office:string-value="  lumber mill security">
            <text:p><text:s text:c="2"/>lumber mill security</text:p>
          </table:table-cell>
          <table:table-cell table:formula="of:=MID([.A215];1;SEARCH(&quot;--&quot;;[.A215])-1)" office:value-type="string" office:string-value="{worldX = 34, worldY = 31, posX = 143, posY = 121}, ">
            <text:p>{worldX = 34, worldY = 31, posX = 143, posY = 121}, </text:p>
          </table:table-cell>
          <table:table-cell office:value-type="string">
            <text:p>Industrial</text:p>
          </table:table-cell>
          <table:table-cell office:value-type="string">
            <text:p>Security</text:p>
          </table:table-cell>
          <table:table-cell office:value-type="string">
            <text:p>mccoy locations</text:p>
          </table:table-cell>
          <table:table-cell/>
          <table:table-cell office:value-type="float" office:value="213">
            <text:p>21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table:formula="of:=CONCATENATE([.D215];&quot;-- &quot;;[.B215];&quot;,&quot;;[.C215];&quot; ID:&quot;;[.I215])" office:value-type="string" office:string-value="{worldX = 34, worldY = 31, posX = 143, posY = 121}, -- Muldraugh,  lumber mill security ID:213">
            <text:p>{worldX = 34, worldY = 31, posX = 143, posY = 121}, -- Muldraugh, <text:s/>lumber mill security ID:213</text:p>
          </table:table-cell>
          <table:table-cell table:formula="of:=MID([.D215];SEARCH(&quot;worldX = &quot;;[.D215])+9;(SEARCH(&quot;worldY = &quot;;[.D215])-SEARCH(&quot;worldX = &quot;;[.D215])-11))" office:value-type="string" office:string-value="34">
            <text:p>34</text:p>
          </table:table-cell>
          <table:table-cell table:formula="of:=MID([.D215];SEARCH(&quot;worldY = &quot;;[.D215])+9;(SEARCH(&quot;posX = &quot;;[.D215])-SEARCH(&quot;worldY = &quot;;[.D215])-11))" office:value-type="string" office:string-value="31">
            <text:p>31</text:p>
          </table:table-cell>
          <table:table-cell table:formula="of:=MID([.D215];(SEARCH(&quot;posX = &quot;;[.D215])+7);(SEARCH(&quot;,&quot;;[.D215];SEARCH(&quot;posX&quot;;[.D215]))-SEARCH(&quot;posX = &quot;;[.D215])-7))" office:value-type="string" office:string-value="143">
            <text:p>143</text:p>
          </table:table-cell>
          <table:table-cell table:formula="of:=IF(LEN([.D215])&lt;60;MID([.D215];(SEARCH(&quot;posY = &quot;;[.D215])+7);(SEARCH(&quot;}&quot;;[.D215];SEARCH(&quot;posY&quot;;[.D215]))-SEARCH(&quot;posY = &quot;;[.D215])-7));MID([.D220];(SEARCH(&quot;posY = &quot;;[.D220])+7);(SEARCH(&quot;}&quot;;[.D220];SEARCH(&quot;posY&quot;;[.D220]))-SEARCH(&quot;posY = &quot;;[.D220])-7)))" office:value-type="string" office:string-value="121">
            <text:p>121</text:p>
          </table:table-cell>
          <table:table-cell table:formula="of:=MID([.D215];SEARCH(&quot;posZ = &quot;;[.D215])+7;(SEARCH(&quot;}&quot;;[.D215])-SEARCH(&quot;posZ = &quot;;[.D2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1, posX = 106, posY = 113}, -- <text:s/>lumber mill 1, breakroom</text:p>
          </table:table-cell>
          <table:table-cell office:value-type="string">
            <text:p>Muldraugh</text:p>
          </table:table-cell>
          <table:table-cell table:formula="of:=MID([.A216];SEARCH(&quot;--&quot;;[.A216])+2;256)" office:value-type="string" office:string-value="  lumber mill 1, breakroom">
            <text:p><text:s text:c="2"/>lumber mill 1, breakroom</text:p>
          </table:table-cell>
          <table:table-cell table:formula="of:=MID([.A216];1;SEARCH(&quot;--&quot;;[.A216])-1)" office:value-type="string" office:string-value="{worldX = 34, worldY = 31, posX = 106, posY = 113}, ">
            <text:p>{worldX = 34, worldY = 31, posX = 106, posY = 113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mccoy locations</text:p>
          </table:table-cell>
          <table:table-cell/>
          <table:table-cell office:value-type="float" office:value="214">
            <text:p>21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CONCATENATE([.D216];&quot;-- &quot;;[.B216];&quot;,&quot;;[.C216];&quot; ID:&quot;;[.I216])" office:value-type="string" office:string-value="{worldX = 34, worldY = 31, posX = 106, posY = 113}, -- Muldraugh,  lumber mill 1, breakroom ID:214">
            <text:p>{worldX = 34, worldY = 31, posX = 106, posY = 113}, -- Muldraugh, <text:s/>lumber mill 1, breakroom ID:214</text:p>
          </table:table-cell>
          <table:table-cell table:formula="of:=MID([.D216];SEARCH(&quot;worldX = &quot;;[.D216])+9;(SEARCH(&quot;worldY = &quot;;[.D216])-SEARCH(&quot;worldX = &quot;;[.D216])-11))" office:value-type="string" office:string-value="34">
            <text:p>34</text:p>
          </table:table-cell>
          <table:table-cell table:formula="of:=MID([.D216];SEARCH(&quot;worldY = &quot;;[.D216])+9;(SEARCH(&quot;posX = &quot;;[.D216])-SEARCH(&quot;worldY = &quot;;[.D216])-11))" office:value-type="string" office:string-value="31">
            <text:p>31</text:p>
          </table:table-cell>
          <table:table-cell table:formula="of:=MID([.D216];(SEARCH(&quot;posX = &quot;;[.D216])+7);(SEARCH(&quot;,&quot;;[.D216];SEARCH(&quot;posX&quot;;[.D216]))-SEARCH(&quot;posX = &quot;;[.D216])-7))" office:value-type="string" office:string-value="106">
            <text:p>106</text:p>
          </table:table-cell>
          <table:table-cell table:formula="of:=IF(LEN([.D216])&lt;60;MID([.D216];(SEARCH(&quot;posY = &quot;;[.D216])+7);(SEARCH(&quot;}&quot;;[.D216];SEARCH(&quot;posY&quot;;[.D216]))-SEARCH(&quot;posY = &quot;;[.D216])-7));MID([.D221];(SEARCH(&quot;posY = &quot;;[.D221])+7);(SEARCH(&quot;}&quot;;[.D221];SEARCH(&quot;posY&quot;;[.D221]))-SEARCH(&quot;posY = &quot;;[.D221])-7)))" office:value-type="string" office:string-value="113">
            <text:p>113</text:p>
          </table:table-cell>
          <table:table-cell table:formula="of:=MID([.D216];SEARCH(&quot;posZ = &quot;;[.D216])+7;(SEARCH(&quot;}&quot;;[.D216])-SEARCH(&quot;posZ = &quot;;[.D2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1, posX = 106, posY = 100}, -- <text:s/>lumber mill 1, workfloor</text:p>
          </table:table-cell>
          <table:table-cell office:value-type="string">
            <text:p>Muldraugh</text:p>
          </table:table-cell>
          <table:table-cell table:formula="of:=MID([.A217];SEARCH(&quot;--&quot;;[.A217])+2;256)" office:value-type="string" office:string-value="  lumber mill 1, workfloor">
            <text:p><text:s text:c="2"/>lumber mill 1, workfloor</text:p>
          </table:table-cell>
          <table:table-cell table:formula="of:=MID([.A217];1;SEARCH(&quot;--&quot;;[.A217])-1)" office:value-type="string" office:string-value="{worldX = 34, worldY = 31, posX = 106, posY = 100}, ">
            <text:p>{worldX = 34, worldY = 31, posX = 106, posY = 100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mccoy locations</text:p>
          </table:table-cell>
          <table:table-cell/>
          <table:table-cell office:value-type="float" office:value="215">
            <text:p>215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CONCATENATE([.D217];&quot;-- &quot;;[.B217];&quot;,&quot;;[.C217];&quot; ID:&quot;;[.I217])" office:value-type="string" office:string-value="{worldX = 34, worldY = 31, posX = 106, posY = 100}, -- Muldraugh,  lumber mill 1, workfloor ID:215">
            <text:p>{worldX = 34, worldY = 31, posX = 106, posY = 100}, -- Muldraugh, <text:s/>lumber mill 1, workfloor ID:215</text:p>
          </table:table-cell>
          <table:table-cell table:formula="of:=MID([.D217];SEARCH(&quot;worldX = &quot;;[.D217])+9;(SEARCH(&quot;worldY = &quot;;[.D217])-SEARCH(&quot;worldX = &quot;;[.D217])-11))" office:value-type="string" office:string-value="34">
            <text:p>34</text:p>
          </table:table-cell>
          <table:table-cell table:formula="of:=MID([.D217];SEARCH(&quot;worldY = &quot;;[.D217])+9;(SEARCH(&quot;posX = &quot;;[.D217])-SEARCH(&quot;worldY = &quot;;[.D217])-11))" office:value-type="string" office:string-value="31">
            <text:p>31</text:p>
          </table:table-cell>
          <table:table-cell table:formula="of:=MID([.D217];(SEARCH(&quot;posX = &quot;;[.D217])+7);(SEARCH(&quot;,&quot;;[.D217];SEARCH(&quot;posX&quot;;[.D217]))-SEARCH(&quot;posX = &quot;;[.D217])-7))" office:value-type="string" office:string-value="106">
            <text:p>106</text:p>
          </table:table-cell>
          <table:table-cell table:formula="of:=IF(LEN([.D217])&lt;60;MID([.D217];(SEARCH(&quot;posY = &quot;;[.D217])+7);(SEARCH(&quot;}&quot;;[.D217];SEARCH(&quot;posY&quot;;[.D217]))-SEARCH(&quot;posY = &quot;;[.D217])-7));MID([.D222];(SEARCH(&quot;posY = &quot;;[.D222])+7);(SEARCH(&quot;}&quot;;[.D222];SEARCH(&quot;posY&quot;;[.D222]))-SEARCH(&quot;posY = &quot;;[.D222])-7)))" office:value-type="string" office:string-value="100">
            <text:p>100</text:p>
          </table:table-cell>
          <table:table-cell table:formula="of:=MID([.D217];SEARCH(&quot;posZ = &quot;;[.D217])+7;(SEARCH(&quot;}&quot;;[.D217])-SEARCH(&quot;posZ = &quot;;[.D2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1, posX = 120, posY = 36}, -- <text:s/>lumber mill 2, breakroom</text:p>
          </table:table-cell>
          <table:table-cell office:value-type="string">
            <text:p>Muldraugh</text:p>
          </table:table-cell>
          <table:table-cell table:formula="of:=MID([.A218];SEARCH(&quot;--&quot;;[.A218])+2;256)" office:value-type="string" office:string-value="  lumber mill 2, breakroom">
            <text:p><text:s text:c="2"/>lumber mill 2, breakroom</text:p>
          </table:table-cell>
          <table:table-cell table:formula="of:=MID([.A218];1;SEARCH(&quot;--&quot;;[.A218])-1)" office:value-type="string" office:string-value="{worldX = 34, worldY = 31, posX = 120, posY = 36}, ">
            <text:p>{worldX = 34, worldY = 31, posX = 120, posY = 36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mccoy locations</text:p>
          </table:table-cell>
          <table:table-cell/>
          <table:table-cell office:value-type="float" office:value="216">
            <text:p>2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CONCATENATE([.D218];&quot;-- &quot;;[.B218];&quot;,&quot;;[.C218];&quot; ID:&quot;;[.I218])" office:value-type="string" office:string-value="{worldX = 34, worldY = 31, posX = 120, posY = 36}, -- Muldraugh,  lumber mill 2, breakroom ID:216">
            <text:p>{worldX = 34, worldY = 31, posX = 120, posY = 36}, -- Muldraugh, <text:s/>lumber mill 2, breakroom ID:216</text:p>
          </table:table-cell>
          <table:table-cell table:formula="of:=MID([.D218];SEARCH(&quot;worldX = &quot;;[.D218])+9;(SEARCH(&quot;worldY = &quot;;[.D218])-SEARCH(&quot;worldX = &quot;;[.D218])-11))" office:value-type="string" office:string-value="34">
            <text:p>34</text:p>
          </table:table-cell>
          <table:table-cell table:formula="of:=MID([.D218];SEARCH(&quot;worldY = &quot;;[.D218])+9;(SEARCH(&quot;posX = &quot;;[.D218])-SEARCH(&quot;worldY = &quot;;[.D218])-11))" office:value-type="string" office:string-value="31">
            <text:p>31</text:p>
          </table:table-cell>
          <table:table-cell table:formula="of:=MID([.D218];(SEARCH(&quot;posX = &quot;;[.D218])+7);(SEARCH(&quot;,&quot;;[.D218];SEARCH(&quot;posX&quot;;[.D218]))-SEARCH(&quot;posX = &quot;;[.D218])-7))" office:value-type="string" office:string-value="120">
            <text:p>120</text:p>
          </table:table-cell>
          <table:table-cell table:formula="of:=IF(LEN([.D218])&lt;60;MID([.D218];(SEARCH(&quot;posY = &quot;;[.D218])+7);(SEARCH(&quot;}&quot;;[.D218];SEARCH(&quot;posY&quot;;[.D218]))-SEARCH(&quot;posY = &quot;;[.D218])-7));MID([.D223];(SEARCH(&quot;posY = &quot;;[.D223])+7);(SEARCH(&quot;}&quot;;[.D223];SEARCH(&quot;posY&quot;;[.D223]))-SEARCH(&quot;posY = &quot;;[.D223])-7)))" office:value-type="string" office:string-value="36">
            <text:p>36</text:p>
          </table:table-cell>
          <table:table-cell table:formula="of:=MID([.D218];SEARCH(&quot;posZ = &quot;;[.D218])+7;(SEARCH(&quot;}&quot;;[.D218])-SEARCH(&quot;posZ = &quot;;[.D2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1, posX = 132, posY = 17}, -- <text:s/>lumber mill 2, workfloor</text:p>
          </table:table-cell>
          <table:table-cell office:value-type="string">
            <text:p>Muldraugh</text:p>
          </table:table-cell>
          <table:table-cell table:formula="of:=MID([.A219];SEARCH(&quot;--&quot;;[.A219])+2;256)" office:value-type="string" office:string-value="  lumber mill 2, workfloor">
            <text:p><text:s text:c="2"/>lumber mill 2, workfloor</text:p>
          </table:table-cell>
          <table:table-cell table:formula="of:=MID([.A219];1;SEARCH(&quot;--&quot;;[.A219])-1)" office:value-type="string" office:string-value="{worldX = 34, worldY = 31, posX = 132, posY = 17}, ">
            <text:p>{worldX = 34, worldY = 31, posX = 132, posY = 17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mccoy locations</text:p>
          </table:table-cell>
          <table:table-cell/>
          <table:table-cell office:value-type="float" office:value="217">
            <text:p>217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CONCATENATE([.D219];&quot;-- &quot;;[.B219];&quot;,&quot;;[.C219];&quot; ID:&quot;;[.I219])" office:value-type="string" office:string-value="{worldX = 34, worldY = 31, posX = 132, posY = 17}, -- Muldraugh,  lumber mill 2, workfloor ID:217">
            <text:p>{worldX = 34, worldY = 31, posX = 132, posY = 17}, -- Muldraugh, <text:s/>lumber mill 2, workfloor ID:217</text:p>
          </table:table-cell>
          <table:table-cell table:formula="of:=MID([.D219];SEARCH(&quot;worldX = &quot;;[.D219])+9;(SEARCH(&quot;worldY = &quot;;[.D219])-SEARCH(&quot;worldX = &quot;;[.D219])-11))" office:value-type="string" office:string-value="34">
            <text:p>34</text:p>
          </table:table-cell>
          <table:table-cell table:formula="of:=MID([.D219];SEARCH(&quot;worldY = &quot;;[.D219])+9;(SEARCH(&quot;posX = &quot;;[.D219])-SEARCH(&quot;worldY = &quot;;[.D219])-11))" office:value-type="string" office:string-value="31">
            <text:p>31</text:p>
          </table:table-cell>
          <table:table-cell table:formula="of:=MID([.D219];(SEARCH(&quot;posX = &quot;;[.D219])+7);(SEARCH(&quot;,&quot;;[.D219];SEARCH(&quot;posX&quot;;[.D219]))-SEARCH(&quot;posX = &quot;;[.D219])-7))" office:value-type="string" office:string-value="132">
            <text:p>132</text:p>
          </table:table-cell>
          <table:table-cell table:formula="of:=IF(LEN([.D219])&lt;60;MID([.D219];(SEARCH(&quot;posY = &quot;;[.D219])+7);(SEARCH(&quot;}&quot;;[.D219];SEARCH(&quot;posY&quot;;[.D219]))-SEARCH(&quot;posY = &quot;;[.D219])-7));MID([.D224];(SEARCH(&quot;posY = &quot;;[.D224])+7);(SEARCH(&quot;}&quot;;[.D224];SEARCH(&quot;posY&quot;;[.D224]))-SEARCH(&quot;posY = &quot;;[.D224])-7)))" office:value-type="string" office:string-value="17">
            <text:p>17</text:p>
          </table:table-cell>
          <table:table-cell table:formula="of:=MID([.D219];SEARCH(&quot;posZ = &quot;;[.D219])+7;(SEARCH(&quot;}&quot;;[.D219])-SEARCH(&quot;posZ = &quot;;[.D2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0, posX = 148, posY = 256}, -- <text:s/>storage 1</text:p>
          </table:table-cell>
          <table:table-cell office:value-type="string">
            <text:p>Muldraugh</text:p>
          </table:table-cell>
          <table:table-cell table:formula="of:=MID([.A220];SEARCH(&quot;--&quot;;[.A220])+2;256)" office:value-type="string" office:string-value="  storage 1">
            <text:p><text:s text:c="2"/>storage 1</text:p>
          </table:table-cell>
          <table:table-cell table:formula="of:=MID([.A220];1;SEARCH(&quot;--&quot;;[.A220])-1)" office:value-type="string" office:string-value="{worldX = 34, worldY = 30, posX = 148, posY = 256}, ">
            <text:p>{worldX = 34, worldY = 30, posX = 148, posY = 256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mccoy locations</text:p>
          </table:table-cell>
          <table:table-cell/>
          <table:table-cell office:value-type="float" office:value="218">
            <text:p>218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table:formula="of:=CONCATENATE([.D220];&quot;-- &quot;;[.B220];&quot;,&quot;;[.C220];&quot; ID:&quot;;[.I220])" office:value-type="string" office:string-value="{worldX = 34, worldY = 30, posX = 148, posY = 256}, -- Muldraugh,  storage 1 ID:218">
            <text:p>{worldX = 34, worldY = 30, posX = 148, posY = 256}, -- Muldraugh, <text:s/>storage 1 ID:218</text:p>
          </table:table-cell>
          <table:table-cell table:formula="of:=MID([.D220];SEARCH(&quot;worldX = &quot;;[.D220])+9;(SEARCH(&quot;worldY = &quot;;[.D220])-SEARCH(&quot;worldX = &quot;;[.D220])-11))" office:value-type="string" office:string-value="34">
            <text:p>34</text:p>
          </table:table-cell>
          <table:table-cell table:formula="of:=MID([.D220];SEARCH(&quot;worldY = &quot;;[.D220])+9;(SEARCH(&quot;posX = &quot;;[.D220])-SEARCH(&quot;worldY = &quot;;[.D220])-11))" office:value-type="string" office:string-value="30">
            <text:p>30</text:p>
          </table:table-cell>
          <table:table-cell table:formula="of:=MID([.D220];(SEARCH(&quot;posX = &quot;;[.D220])+7);(SEARCH(&quot;,&quot;;[.D220];SEARCH(&quot;posX&quot;;[.D220]))-SEARCH(&quot;posX = &quot;;[.D220])-7))" office:value-type="string" office:string-value="148">
            <text:p>148</text:p>
          </table:table-cell>
          <table:table-cell table:formula="of:=IF(LEN([.D220])&lt;60;MID([.D220];(SEARCH(&quot;posY = &quot;;[.D220])+7);(SEARCH(&quot;}&quot;;[.D220];SEARCH(&quot;posY&quot;;[.D220]))-SEARCH(&quot;posY = &quot;;[.D220])-7));MID([.D225];(SEARCH(&quot;posY = &quot;;[.D225])+7);(SEARCH(&quot;}&quot;;[.D225];SEARCH(&quot;posY&quot;;[.D225]))-SEARCH(&quot;posY = &quot;;[.D225])-7)))" office:value-type="string" office:string-value="256">
            <text:p>256</text:p>
          </table:table-cell>
          <table:table-cell table:formula="of:=MID([.D220];SEARCH(&quot;posZ = &quot;;[.D220])+7;(SEARCH(&quot;}&quot;;[.D220])-SEARCH(&quot;posZ = &quot;;[.D22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0, posX = 116, posY = 256}, -- <text:s/>storage 2</text:p>
          </table:table-cell>
          <table:table-cell office:value-type="string">
            <text:p>Muldraugh</text:p>
          </table:table-cell>
          <table:table-cell table:formula="of:=MID([.A221];SEARCH(&quot;--&quot;;[.A221])+2;256)" office:value-type="string" office:string-value="  storage 2">
            <text:p><text:s text:c="2"/>storage 2</text:p>
          </table:table-cell>
          <table:table-cell table:formula="of:=MID([.A221];1;SEARCH(&quot;--&quot;;[.A221])-1)" office:value-type="string" office:string-value="{worldX = 34, worldY = 30, posX = 116, posY = 256}, ">
            <text:p>{worldX = 34, worldY = 30, posX = 116, posY = 256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mccoy locations</text:p>
          </table:table-cell>
          <table:table-cell/>
          <table:table-cell office:value-type="float" office:value="219">
            <text:p>21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table:formula="of:=CONCATENATE([.D221];&quot;-- &quot;;[.B221];&quot;,&quot;;[.C221];&quot; ID:&quot;;[.I221])" office:value-type="string" office:string-value="{worldX = 34, worldY = 30, posX = 116, posY = 256}, -- Muldraugh,  storage 2 ID:219">
            <text:p>{worldX = 34, worldY = 30, posX = 116, posY = 256}, -- Muldraugh, <text:s/>storage 2 ID:219</text:p>
          </table:table-cell>
          <table:table-cell table:formula="of:=MID([.D221];SEARCH(&quot;worldX = &quot;;[.D221])+9;(SEARCH(&quot;worldY = &quot;;[.D221])-SEARCH(&quot;worldX = &quot;;[.D221])-11))" office:value-type="string" office:string-value="34">
            <text:p>34</text:p>
          </table:table-cell>
          <table:table-cell table:formula="of:=MID([.D221];SEARCH(&quot;worldY = &quot;;[.D221])+9;(SEARCH(&quot;posX = &quot;;[.D221])-SEARCH(&quot;worldY = &quot;;[.D221])-11))" office:value-type="string" office:string-value="30">
            <text:p>30</text:p>
          </table:table-cell>
          <table:table-cell table:formula="of:=MID([.D221];(SEARCH(&quot;posX = &quot;;[.D221])+7);(SEARCH(&quot;,&quot;;[.D221];SEARCH(&quot;posX&quot;;[.D221]))-SEARCH(&quot;posX = &quot;;[.D221])-7))" office:value-type="string" office:string-value="116">
            <text:p>116</text:p>
          </table:table-cell>
          <table:table-cell table:formula="of:=IF(LEN([.D221])&lt;60;MID([.D221];(SEARCH(&quot;posY = &quot;;[.D221])+7);(SEARCH(&quot;}&quot;;[.D221];SEARCH(&quot;posY&quot;;[.D221]))-SEARCH(&quot;posY = &quot;;[.D221])-7));MID([.D226];(SEARCH(&quot;posY = &quot;;[.D226])+7);(SEARCH(&quot;}&quot;;[.D226];SEARCH(&quot;posY&quot;;[.D226]))-SEARCH(&quot;posY = &quot;;[.D226])-7)))" office:value-type="string" office:string-value="256">
            <text:p>256</text:p>
          </table:table-cell>
          <table:table-cell table:formula="of:=MID([.D221];SEARCH(&quot;posZ = &quot;;[.D221])+7;(SEARCH(&quot;}&quot;;[.D221])-SEARCH(&quot;posZ = &quot;;[.D2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13, posY = 9}, -- <text:s/>large warehouse, break room</text:p>
          </table:table-cell>
          <table:table-cell office:value-type="string">
            <text:p>Muldraugh</text:p>
          </table:table-cell>
          <table:table-cell table:formula="of:=MID([.A222];SEARCH(&quot;--&quot;;[.A222])+2;256)" office:value-type="string" office:string-value="  large warehouse, break room">
            <text:p><text:s text:c="2"/>large warehouse, break room</text:p>
          </table:table-cell>
          <table:table-cell table:formula="of:=MID([.A222];1;SEARCH(&quot;--&quot;;[.A222])-1)" office:value-type="string" office:string-value="{worldX = 35, worldY = 31, posX = 113, posY = 9}, ">
            <text:p>{worldX = 35, worldY = 31, posX = 113, posY = 9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0">
            <text:p>22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CONCATENATE([.D222];&quot;-- &quot;;[.B222];&quot;,&quot;;[.C222];&quot; ID:&quot;;[.I222])" office:value-type="string" office:string-value="{worldX = 35, worldY = 31, posX = 113, posY = 9}, -- Muldraugh,  large warehouse, break room ID:220">
            <text:p>{worldX = 35, worldY = 31, posX = 113, posY = 9}, -- Muldraugh, <text:s/>large warehouse, break room ID:220</text:p>
          </table:table-cell>
          <table:table-cell table:formula="of:=MID([.D222];SEARCH(&quot;worldX = &quot;;[.D222])+9;(SEARCH(&quot;worldY = &quot;;[.D222])-SEARCH(&quot;worldX = &quot;;[.D222])-11))" office:value-type="string" office:string-value="35">
            <text:p>35</text:p>
          </table:table-cell>
          <table:table-cell table:formula="of:=MID([.D222];SEARCH(&quot;worldY = &quot;;[.D222])+9;(SEARCH(&quot;posX = &quot;;[.D222])-SEARCH(&quot;worldY = &quot;;[.D222])-11))" office:value-type="string" office:string-value="31">
            <text:p>31</text:p>
          </table:table-cell>
          <table:table-cell table:formula="of:=MID([.D222];(SEARCH(&quot;posX = &quot;;[.D222])+7);(SEARCH(&quot;,&quot;;[.D222];SEARCH(&quot;posX&quot;;[.D222]))-SEARCH(&quot;posX = &quot;;[.D222])-7))" office:value-type="string" office:string-value="113">
            <text:p>113</text:p>
          </table:table-cell>
          <table:table-cell table:formula="of:=IF(LEN([.D222])&lt;60;MID([.D222];(SEARCH(&quot;posY = &quot;;[.D222])+7);(SEARCH(&quot;}&quot;;[.D222];SEARCH(&quot;posY&quot;;[.D222]))-SEARCH(&quot;posY = &quot;;[.D222])-7));MID([.D227];(SEARCH(&quot;posY = &quot;;[.D227])+7);(SEARCH(&quot;}&quot;;[.D227];SEARCH(&quot;posY&quot;;[.D227]))-SEARCH(&quot;posY = &quot;;[.D227])-7)))" office:value-type="string" office:string-value="9">
            <text:p>9</text:p>
          </table:table-cell>
          <table:table-cell table:formula="of:=MID([.D222];SEARCH(&quot;posZ = &quot;;[.D222])+7;(SEARCH(&quot;}&quot;;[.D222])-SEARCH(&quot;posZ = &quot;;[.D22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12, posY = 17}, -- <text:s/>large warehouse, work floor</text:p>
          </table:table-cell>
          <table:table-cell office:value-type="string">
            <text:p>Muldraugh</text:p>
          </table:table-cell>
          <table:table-cell table:formula="of:=MID([.A223];SEARCH(&quot;--&quot;;[.A223])+2;256)" office:value-type="string" office:string-value="  large warehouse, work floor">
            <text:p><text:s text:c="2"/>large warehouse, work floor</text:p>
          </table:table-cell>
          <table:table-cell table:formula="of:=MID([.A223];1;SEARCH(&quot;--&quot;;[.A223])-1)" office:value-type="string" office:string-value="{worldX = 35, worldY = 31, posX = 112, posY = 17}, ">
            <text:p>{worldX = 35, worldY = 31, posX = 112, posY = 17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1">
            <text:p>22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4"/>
          <table:table-cell table:formula="of:=CONCATENATE([.D223];&quot;-- &quot;;[.B223];&quot;,&quot;;[.C223];&quot; ID:&quot;;[.I223])" office:value-type="string" office:string-value="{worldX = 35, worldY = 31, posX = 112, posY = 17}, -- Muldraugh,  large warehouse, work floor ID:221">
            <text:p>{worldX = 35, worldY = 31, posX = 112, posY = 17}, -- Muldraugh, <text:s/>large warehouse, work floor ID:221</text:p>
          </table:table-cell>
          <table:table-cell table:formula="of:=MID([.D223];SEARCH(&quot;worldX = &quot;;[.D223])+9;(SEARCH(&quot;worldY = &quot;;[.D223])-SEARCH(&quot;worldX = &quot;;[.D223])-11))" office:value-type="string" office:string-value="35">
            <text:p>35</text:p>
          </table:table-cell>
          <table:table-cell table:formula="of:=MID([.D223];SEARCH(&quot;worldY = &quot;;[.D223])+9;(SEARCH(&quot;posX = &quot;;[.D223])-SEARCH(&quot;worldY = &quot;;[.D223])-11))" office:value-type="string" office:string-value="31">
            <text:p>31</text:p>
          </table:table-cell>
          <table:table-cell table:formula="of:=MID([.D223];(SEARCH(&quot;posX = &quot;;[.D223])+7);(SEARCH(&quot;,&quot;;[.D223];SEARCH(&quot;posX&quot;;[.D223]))-SEARCH(&quot;posX = &quot;;[.D223])-7))" office:value-type="string" office:string-value="112">
            <text:p>112</text:p>
          </table:table-cell>
          <table:table-cell table:formula="of:=IF(LEN([.D223])&lt;60;MID([.D223];(SEARCH(&quot;posY = &quot;;[.D223])+7);(SEARCH(&quot;}&quot;;[.D223];SEARCH(&quot;posY&quot;;[.D223]))-SEARCH(&quot;posY = &quot;;[.D223])-7));MID([.D228];(SEARCH(&quot;posY = &quot;;[.D228])+7);(SEARCH(&quot;}&quot;;[.D228];SEARCH(&quot;posY&quot;;[.D228]))-SEARCH(&quot;posY = &quot;;[.D228])-7)))" office:value-type="string" office:string-value="17">
            <text:p>17</text:p>
          </table:table-cell>
          <table:table-cell table:formula="of:=MID([.D223];SEARCH(&quot;posZ = &quot;;[.D223])+7;(SEARCH(&quot;}&quot;;[.D223])-SEARCH(&quot;posZ = &quot;;[.D2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28, posY = 77}, -- <text:s/>storage building by garages</text:p>
          </table:table-cell>
          <table:table-cell office:value-type="string">
            <text:p>Muldraugh</text:p>
          </table:table-cell>
          <table:table-cell table:formula="of:=MID([.A224];SEARCH(&quot;--&quot;;[.A224])+2;256)" office:value-type="string" office:string-value="  storage building by garages">
            <text:p><text:s text:c="2"/>storage building by garages</text:p>
          </table:table-cell>
          <table:table-cell table:formula="of:=MID([.A224];1;SEARCH(&quot;--&quot;;[.A224])-1)" office:value-type="string" office:string-value="{worldX = 35, worldY = 31, posX = 128, posY = 77}, ">
            <text:p>{worldX = 35, worldY = 31, posX = 128, posY = 77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2">
            <text:p>222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224];&quot;-- &quot;;[.B224];&quot;,&quot;;[.C224];&quot; ID:&quot;;[.I224])" office:value-type="string" office:string-value="{worldX = 35, worldY = 31, posX = 128, posY = 77}, -- Muldraugh,  storage building by garages ID:222">
            <text:p>{worldX = 35, worldY = 31, posX = 128, posY = 77}, -- Muldraugh, <text:s/>storage building by garages ID:222</text:p>
          </table:table-cell>
          <table:table-cell table:formula="of:=MID([.D224];SEARCH(&quot;worldX = &quot;;[.D224])+9;(SEARCH(&quot;worldY = &quot;;[.D224])-SEARCH(&quot;worldX = &quot;;[.D224])-11))" office:value-type="string" office:string-value="35">
            <text:p>35</text:p>
          </table:table-cell>
          <table:table-cell table:formula="of:=MID([.D224];SEARCH(&quot;worldY = &quot;;[.D224])+9;(SEARCH(&quot;posX = &quot;;[.D224])-SEARCH(&quot;worldY = &quot;;[.D224])-11))" office:value-type="string" office:string-value="31">
            <text:p>31</text:p>
          </table:table-cell>
          <table:table-cell table:formula="of:=MID([.D224];(SEARCH(&quot;posX = &quot;;[.D224])+7);(SEARCH(&quot;,&quot;;[.D224];SEARCH(&quot;posX&quot;;[.D224]))-SEARCH(&quot;posX = &quot;;[.D224])-7))" office:value-type="string" office:string-value="128">
            <text:p>128</text:p>
          </table:table-cell>
          <table:table-cell table:formula="of:=IF(LEN([.D224])&lt;60;MID([.D224];(SEARCH(&quot;posY = &quot;;[.D224])+7);(SEARCH(&quot;}&quot;;[.D224];SEARCH(&quot;posY&quot;;[.D224]))-SEARCH(&quot;posY = &quot;;[.D224])-7));MID([.D229];(SEARCH(&quot;posY = &quot;;[.D229])+7);(SEARCH(&quot;}&quot;;[.D229];SEARCH(&quot;posY&quot;;[.D229]))-SEARCH(&quot;posY = &quot;;[.D229])-7)))" office:value-type="string" office:string-value="77">
            <text:p>77</text:p>
          </table:table-cell>
          <table:table-cell table:formula="of:=MID([.D224];SEARCH(&quot;posZ = &quot;;[.D224])+7;(SEARCH(&quot;}&quot;;[.D224])-SEARCH(&quot;posZ = &quot;;[.D2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33, posY = 84}, -- <text:s/>storage building by garages, breakroom</text:p>
          </table:table-cell>
          <table:table-cell office:value-type="string">
            <text:p>Muldraugh</text:p>
          </table:table-cell>
          <table:table-cell table:formula="of:=MID([.A225];SEARCH(&quot;--&quot;;[.A225])+2;256)" office:value-type="string" office:string-value="  storage building by garages, breakroom">
            <text:p><text:s text:c="2"/>storage building by garages, breakroom</text:p>
          </table:table-cell>
          <table:table-cell table:formula="of:=MID([.A225];1;SEARCH(&quot;--&quot;;[.A225])-1)" office:value-type="string" office:string-value="{worldX = 35, worldY = 31, posX = 133, posY = 84}, ">
            <text:p>{worldX = 35, worldY = 31, posX = 133, posY = 84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3">
            <text:p>22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225];&quot;-- &quot;;[.B225];&quot;,&quot;;[.C225];&quot; ID:&quot;;[.I225])" office:value-type="string" office:string-value="{worldX = 35, worldY = 31, posX = 133, posY = 84}, -- Muldraugh,  storage building by garages, breakroom ID:223">
            <text:p>{worldX = 35, worldY = 31, posX = 133, posY = 84}, -- Muldraugh, <text:s/>storage building by garages, breakroom ID:223</text:p>
          </table:table-cell>
          <table:table-cell table:formula="of:=MID([.D225];SEARCH(&quot;worldX = &quot;;[.D225])+9;(SEARCH(&quot;worldY = &quot;;[.D225])-SEARCH(&quot;worldX = &quot;;[.D225])-11))" office:value-type="string" office:string-value="35">
            <text:p>35</text:p>
          </table:table-cell>
          <table:table-cell table:formula="of:=MID([.D225];SEARCH(&quot;worldY = &quot;;[.D225])+9;(SEARCH(&quot;posX = &quot;;[.D225])-SEARCH(&quot;worldY = &quot;;[.D225])-11))" office:value-type="string" office:string-value="31">
            <text:p>31</text:p>
          </table:table-cell>
          <table:table-cell table:formula="of:=MID([.D225];(SEARCH(&quot;posX = &quot;;[.D225])+7);(SEARCH(&quot;,&quot;;[.D225];SEARCH(&quot;posX&quot;;[.D225]))-SEARCH(&quot;posX = &quot;;[.D225])-7))" office:value-type="string" office:string-value="133">
            <text:p>133</text:p>
          </table:table-cell>
          <table:table-cell table:formula="of:=IF(LEN([.D225])&lt;60;MID([.D225];(SEARCH(&quot;posY = &quot;;[.D225])+7);(SEARCH(&quot;}&quot;;[.D225];SEARCH(&quot;posY&quot;;[.D225]))-SEARCH(&quot;posY = &quot;;[.D225])-7));MID([.D230];(SEARCH(&quot;posY = &quot;;[.D230])+7);(SEARCH(&quot;}&quot;;[.D230];SEARCH(&quot;posY&quot;;[.D230]))-SEARCH(&quot;posY = &quot;;[.D230])-7)))" office:value-type="string" office:string-value="84">
            <text:p>84</text:p>
          </table:table-cell>
          <table:table-cell table:formula="of:=MID([.D225];SEARCH(&quot;posZ = &quot;;[.D225])+7;(SEARCH(&quot;}&quot;;[.D225])-SEARCH(&quot;posZ = &quot;;[.D2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03, posY = 107}, -- <text:s/>car repair shop, lobby</text:p>
          </table:table-cell>
          <table:table-cell office:value-type="string">
            <text:p>Muldraugh</text:p>
          </table:table-cell>
          <table:table-cell table:formula="of:=MID([.A226];SEARCH(&quot;--&quot;;[.A226])+2;256)" office:value-type="string" office:string-value="  car repair shop, lobby">
            <text:p><text:s text:c="2"/>car repair shop, lobby</text:p>
          </table:table-cell>
          <table:table-cell table:formula="of:=MID([.A226];1;SEARCH(&quot;--&quot;;[.A226])-1)" office:value-type="string" office:string-value="{worldX = 35, worldY = 31, posX = 103, posY = 107}, ">
            <text:p>{worldX = 35, worldY = 31, posX = 103, posY = 107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4">
            <text:p>22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226];&quot;-- &quot;;[.B226];&quot;,&quot;;[.C226];&quot; ID:&quot;;[.I226])" office:value-type="string" office:string-value="{worldX = 35, worldY = 31, posX = 103, posY = 107}, -- Muldraugh,  car repair shop, lobby ID:224">
            <text:p>{worldX = 35, worldY = 31, posX = 103, posY = 107}, -- Muldraugh, <text:s/>car repair shop, lobby ID:224</text:p>
          </table:table-cell>
          <table:table-cell table:formula="of:=MID([.D226];SEARCH(&quot;worldX = &quot;;[.D226])+9;(SEARCH(&quot;worldY = &quot;;[.D226])-SEARCH(&quot;worldX = &quot;;[.D226])-11))" office:value-type="string" office:string-value="35">
            <text:p>35</text:p>
          </table:table-cell>
          <table:table-cell table:formula="of:=MID([.D226];SEARCH(&quot;worldY = &quot;;[.D226])+9;(SEARCH(&quot;posX = &quot;;[.D226])-SEARCH(&quot;worldY = &quot;;[.D226])-11))" office:value-type="string" office:string-value="31">
            <text:p>31</text:p>
          </table:table-cell>
          <table:table-cell table:formula="of:=MID([.D226];(SEARCH(&quot;posX = &quot;;[.D226])+7);(SEARCH(&quot;,&quot;;[.D226];SEARCH(&quot;posX&quot;;[.D226]))-SEARCH(&quot;posX = &quot;;[.D226])-7))" office:value-type="string" office:string-value="103">
            <text:p>103</text:p>
          </table:table-cell>
          <table:table-cell table:formula="of:=IF(LEN([.D226])&lt;60;MID([.D226];(SEARCH(&quot;posY = &quot;;[.D226])+7);(SEARCH(&quot;}&quot;;[.D226];SEARCH(&quot;posY&quot;;[.D226]))-SEARCH(&quot;posY = &quot;;[.D226])-7));MID([.D231];(SEARCH(&quot;posY = &quot;;[.D231])+7);(SEARCH(&quot;}&quot;;[.D231];SEARCH(&quot;posY&quot;;[.D231]))-SEARCH(&quot;posY = &quot;;[.D231])-7)))" office:value-type="string" office:string-value="107">
            <text:p>107</text:p>
          </table:table-cell>
          <table:table-cell table:formula="of:=MID([.D226];SEARCH(&quot;posZ = &quot;;[.D226])+7;(SEARCH(&quot;}&quot;;[.D226])-SEARCH(&quot;posZ = &quot;;[.D2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08, posY = 111}, -- <text:s/>car repair shop, workfloor</text:p>
          </table:table-cell>
          <table:table-cell office:value-type="string">
            <text:p>Muldraugh</text:p>
          </table:table-cell>
          <table:table-cell table:formula="of:=MID([.A227];SEARCH(&quot;--&quot;;[.A227])+2;256)" office:value-type="string" office:string-value="  car repair shop, workfloor">
            <text:p><text:s text:c="2"/>car repair shop, workfloor</text:p>
          </table:table-cell>
          <table:table-cell table:formula="of:=MID([.A227];1;SEARCH(&quot;--&quot;;[.A227])-1)" office:value-type="string" office:string-value="{worldX = 35, worldY = 31, posX = 108, posY = 111}, ">
            <text:p>{worldX = 35, worldY = 31, posX = 108, posY = 111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5">
            <text:p>225</text:p>
          </table:table-cell>
          <table:table-cell table:number-columns-repeated="20"/>
          <table:table-cell table:number-columns-repeated="2" office:value-type="float" office:value="1">
            <text:p>1</text:p>
          </table:table-cell>
          <table:table-cell table:formula="of:=CONCATENATE([.D227];&quot;-- &quot;;[.B227];&quot;,&quot;;[.C227];&quot; ID:&quot;;[.I227])" office:value-type="string" office:string-value="{worldX = 35, worldY = 31, posX = 108, posY = 111}, -- Muldraugh,  car repair shop, workfloor ID:225">
            <text:p>{worldX = 35, worldY = 31, posX = 108, posY = 111}, -- Muldraugh, <text:s/>car repair shop, workfloor ID:225</text:p>
          </table:table-cell>
          <table:table-cell table:formula="of:=MID([.D227];SEARCH(&quot;worldX = &quot;;[.D227])+9;(SEARCH(&quot;worldY = &quot;;[.D227])-SEARCH(&quot;worldX = &quot;;[.D227])-11))" office:value-type="string" office:string-value="35">
            <text:p>35</text:p>
          </table:table-cell>
          <table:table-cell table:formula="of:=MID([.D227];SEARCH(&quot;worldY = &quot;;[.D227])+9;(SEARCH(&quot;posX = &quot;;[.D227])-SEARCH(&quot;worldY = &quot;;[.D227])-11))" office:value-type="string" office:string-value="31">
            <text:p>31</text:p>
          </table:table-cell>
          <table:table-cell table:formula="of:=MID([.D227];(SEARCH(&quot;posX = &quot;;[.D227])+7);(SEARCH(&quot;,&quot;;[.D227];SEARCH(&quot;posX&quot;;[.D227]))-SEARCH(&quot;posX = &quot;;[.D227])-7))" office:value-type="string" office:string-value="108">
            <text:p>108</text:p>
          </table:table-cell>
          <table:table-cell table:formula="of:=IF(LEN([.D227])&lt;60;MID([.D227];(SEARCH(&quot;posY = &quot;;[.D227])+7);(SEARCH(&quot;}&quot;;[.D227];SEARCH(&quot;posY&quot;;[.D227]))-SEARCH(&quot;posY = &quot;;[.D227])-7));MID([.D232];(SEARCH(&quot;posY = &quot;;[.D232])+7);(SEARCH(&quot;}&quot;;[.D232];SEARCH(&quot;posY&quot;;[.D232]))-SEARCH(&quot;posY = &quot;;[.D232])-7)))" office:value-type="string" office:string-value="111">
            <text:p>111</text:p>
          </table:table-cell>
          <table:table-cell table:formula="of:=MID([.D227];SEARCH(&quot;posZ = &quot;;[.D227])+7;(SEARCH(&quot;}&quot;;[.D227])-SEARCH(&quot;posZ = &quot;;[.D2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15, posY = 138}, -- <text:s/>family fashion</text:p>
          </table:table-cell>
          <table:table-cell office:value-type="string">
            <text:p>Muldraugh</text:p>
          </table:table-cell>
          <table:table-cell table:formula="of:=MID([.A228];SEARCH(&quot;--&quot;;[.A228])+2;256)" office:value-type="string" office:string-value="  family fashion">
            <text:p><text:s text:c="2"/>family fashion</text:p>
          </table:table-cell>
          <table:table-cell table:formula="of:=MID([.A228];1;SEARCH(&quot;--&quot;;[.A228])-1)" office:value-type="string" office:string-value="{worldX = 35, worldY = 31, posX = 115, posY = 138}, ">
            <text:p>{worldX = 35, worldY = 31, posX = 115, posY = 138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6">
            <text:p>226</text:p>
          </table:table-cell>
          <table:table-cell table:number-columns-repeated="22"/>
          <table:table-cell table:formula="of:=CONCATENATE([.D228];&quot;-- &quot;;[.B228];&quot;,&quot;;[.C228];&quot; ID:&quot;;[.I228])" office:value-type="string" office:string-value="{worldX = 35, worldY = 31, posX = 115, posY = 138}, -- Muldraugh,  family fashion ID:226">
            <text:p>{worldX = 35, worldY = 31, posX = 115, posY = 138}, -- Muldraugh, <text:s/>family fashion ID:226</text:p>
          </table:table-cell>
          <table:table-cell table:formula="of:=MID([.D228];SEARCH(&quot;worldX = &quot;;[.D228])+9;(SEARCH(&quot;worldY = &quot;;[.D228])-SEARCH(&quot;worldX = &quot;;[.D228])-11))" office:value-type="string" office:string-value="35">
            <text:p>35</text:p>
          </table:table-cell>
          <table:table-cell table:formula="of:=MID([.D228];SEARCH(&quot;worldY = &quot;;[.D228])+9;(SEARCH(&quot;posX = &quot;;[.D228])-SEARCH(&quot;worldY = &quot;;[.D228])-11))" office:value-type="string" office:string-value="31">
            <text:p>31</text:p>
          </table:table-cell>
          <table:table-cell table:formula="of:=MID([.D228];(SEARCH(&quot;posX = &quot;;[.D228])+7);(SEARCH(&quot;,&quot;;[.D228];SEARCH(&quot;posX&quot;;[.D228]))-SEARCH(&quot;posX = &quot;;[.D228])-7))" office:value-type="string" office:string-value="115">
            <text:p>115</text:p>
          </table:table-cell>
          <table:table-cell table:formula="of:=IF(LEN([.D228])&lt;60;MID([.D228];(SEARCH(&quot;posY = &quot;;[.D228])+7);(SEARCH(&quot;}&quot;;[.D228];SEARCH(&quot;posY&quot;;[.D228]))-SEARCH(&quot;posY = &quot;;[.D228])-7));MID([.D233];(SEARCH(&quot;posY = &quot;;[.D233])+7);(SEARCH(&quot;}&quot;;[.D233];SEARCH(&quot;posY&quot;;[.D233]))-SEARCH(&quot;posY = &quot;;[.D233])-7)))" office:value-type="string" office:string-value="138">
            <text:p>138</text:p>
          </table:table-cell>
          <table:table-cell table:formula="of:=MID([.D228];SEARCH(&quot;posZ = &quot;;[.D228])+7;(SEARCH(&quot;}&quot;;[.D228])-SEARCH(&quot;posZ = &quot;;[.D22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26, posY = 142}, -- <text:s/>buffet</text:p>
          </table:table-cell>
          <table:table-cell office:value-type="string">
            <text:p>Muldraugh</text:p>
          </table:table-cell>
          <table:table-cell table:formula="of:=MID([.A229];SEARCH(&quot;--&quot;;[.A229])+2;256)" office:value-type="string" office:string-value="  buffet">
            <text:p><text:s text:c="2"/>buffet</text:p>
          </table:table-cell>
          <table:table-cell table:formula="of:=MID([.A229];1;SEARCH(&quot;--&quot;;[.A229])-1)" office:value-type="string" office:string-value="{worldX = 35, worldY = 31, posX = 126, posY = 142}, ">
            <text:p>{worldX = 35, worldY = 31, posX = 126, posY = 142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7">
            <text:p>227</text:p>
          </table:table-cell>
          <table:table-cell table:number-columns-repeated="22"/>
          <table:table-cell table:formula="of:=CONCATENATE([.D229];&quot;-- &quot;;[.B229];&quot;,&quot;;[.C229];&quot; ID:&quot;;[.I229])" office:value-type="string" office:string-value="{worldX = 35, worldY = 31, posX = 126, posY = 142}, -- Muldraugh,  buffet ID:227">
            <text:p>{worldX = 35, worldY = 31, posX = 126, posY = 142}, -- Muldraugh, <text:s/>buffet ID:227</text:p>
          </table:table-cell>
          <table:table-cell table:formula="of:=MID([.D229];SEARCH(&quot;worldX = &quot;;[.D229])+9;(SEARCH(&quot;worldY = &quot;;[.D229])-SEARCH(&quot;worldX = &quot;;[.D229])-11))" office:value-type="string" office:string-value="35">
            <text:p>35</text:p>
          </table:table-cell>
          <table:table-cell table:formula="of:=MID([.D229];SEARCH(&quot;worldY = &quot;;[.D229])+9;(SEARCH(&quot;posX = &quot;;[.D229])-SEARCH(&quot;worldY = &quot;;[.D229])-11))" office:value-type="string" office:string-value="31">
            <text:p>31</text:p>
          </table:table-cell>
          <table:table-cell table:formula="of:=MID([.D229];(SEARCH(&quot;posX = &quot;;[.D229])+7);(SEARCH(&quot;,&quot;;[.D229];SEARCH(&quot;posX&quot;;[.D229]))-SEARCH(&quot;posX = &quot;;[.D229])-7))" office:value-type="string" office:string-value="126">
            <text:p>126</text:p>
          </table:table-cell>
          <table:table-cell table:formula="of:=IF(LEN([.D229])&lt;60;MID([.D229];(SEARCH(&quot;posY = &quot;;[.D229])+7);(SEARCH(&quot;}&quot;;[.D229];SEARCH(&quot;posY&quot;;[.D229]))-SEARCH(&quot;posY = &quot;;[.D229])-7));MID([.D234];(SEARCH(&quot;posY = &quot;;[.D234])+7);(SEARCH(&quot;}&quot;;[.D234];SEARCH(&quot;posY&quot;;[.D234]))-SEARCH(&quot;posY = &quot;;[.D234])-7)))" office:value-type="string" office:string-value="142">
            <text:p>142</text:p>
          </table:table-cell>
          <table:table-cell table:formula="of:=MID([.D229];SEARCH(&quot;posZ = &quot;;[.D229])+7;(SEARCH(&quot;}&quot;;[.D229])-SEARCH(&quot;posZ = &quot;;[.D2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20, posY = 138}, -- <text:s/>buffet, kitchen</text:p>
          </table:table-cell>
          <table:table-cell office:value-type="string">
            <text:p>Muldraugh</text:p>
          </table:table-cell>
          <table:table-cell table:formula="of:=MID([.A230];SEARCH(&quot;--&quot;;[.A230])+2;256)" office:value-type="string" office:string-value="  buffet, kitchen">
            <text:p><text:s text:c="2"/>buffet, kitchen</text:p>
          </table:table-cell>
          <table:table-cell table:formula="of:=MID([.A230];1;SEARCH(&quot;--&quot;;[.A230])-1)" office:value-type="string" office:string-value="{worldX = 35, worldY = 31, posX = 120, posY = 138}, ">
            <text:p>{worldX = 35, worldY = 31, posX = 120, posY = 138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8">
            <text:p>228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30];&quot;-- &quot;;[.B230];&quot;,&quot;;[.C230];&quot; ID:&quot;;[.I230])" office:value-type="string" office:string-value="{worldX = 35, worldY = 31, posX = 120, posY = 138}, -- Muldraugh,  buffet, kitchen ID:228">
            <text:p>{worldX = 35, worldY = 31, posX = 120, posY = 138}, -- Muldraugh, <text:s/>buffet, kitchen ID:228</text:p>
          </table:table-cell>
          <table:table-cell table:formula="of:=MID([.D230];SEARCH(&quot;worldX = &quot;;[.D230])+9;(SEARCH(&quot;worldY = &quot;;[.D230])-SEARCH(&quot;worldX = &quot;;[.D230])-11))" office:value-type="string" office:string-value="35">
            <text:p>35</text:p>
          </table:table-cell>
          <table:table-cell table:formula="of:=MID([.D230];SEARCH(&quot;worldY = &quot;;[.D230])+9;(SEARCH(&quot;posX = &quot;;[.D230])-SEARCH(&quot;worldY = &quot;;[.D230])-11))" office:value-type="string" office:string-value="31">
            <text:p>31</text:p>
          </table:table-cell>
          <table:table-cell table:formula="of:=MID([.D230];(SEARCH(&quot;posX = &quot;;[.D230])+7);(SEARCH(&quot;,&quot;;[.D230];SEARCH(&quot;posX&quot;;[.D230]))-SEARCH(&quot;posX = &quot;;[.D230])-7))" office:value-type="string" office:string-value="120">
            <text:p>120</text:p>
          </table:table-cell>
          <table:table-cell table:formula="of:=IF(LEN([.D230])&lt;60;MID([.D230];(SEARCH(&quot;posY = &quot;;[.D230])+7);(SEARCH(&quot;}&quot;;[.D230];SEARCH(&quot;posY&quot;;[.D230]))-SEARCH(&quot;posY = &quot;;[.D230])-7));MID([.D235];(SEARCH(&quot;posY = &quot;;[.D235])+7);(SEARCH(&quot;}&quot;;[.D235];SEARCH(&quot;posY&quot;;[.D235]))-SEARCH(&quot;posY = &quot;;[.D235])-7)))" office:value-type="string" office:string-value="138">
            <text:p>138</text:p>
          </table:table-cell>
          <table:table-cell table:formula="of:=MID([.D230];SEARCH(&quot;posZ = &quot;;[.D230])+7;(SEARCH(&quot;}&quot;;[.D230])-SEARCH(&quot;posZ = &quot;;[.D2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09, posY = 164}, -- <text:s/>vacant storefront</text:p>
          </table:table-cell>
          <table:table-cell office:value-type="string">
            <text:p>Muldraugh</text:p>
          </table:table-cell>
          <table:table-cell table:formula="of:=MID([.A231];SEARCH(&quot;--&quot;;[.A231])+2;256)" office:value-type="string" office:string-value="  vacant storefront">
            <text:p><text:s text:c="2"/>vacant storefront</text:p>
          </table:table-cell>
          <table:table-cell table:formula="of:=MID([.A231];1;SEARCH(&quot;--&quot;;[.A231])-1)" office:value-type="string" office:string-value="{worldX = 35, worldY = 31, posX = 109, posY = 164}, ">
            <text:p>{worldX = 35, worldY = 31, posX = 109, posY = 164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table:formula="of:=CONCATENATE([.D231];&quot;-- &quot;;[.B231];&quot;,&quot;;[.C231];&quot; ID:&quot;;[.I231])" office:value-type="string" office:string-value="{worldX = 35, worldY = 31, posX = 109, posY = 164}, -- Muldraugh,  vacant storefront ID:229">
            <text:p>{worldX = 35, worldY = 31, posX = 109, posY = 164}, -- Muldraugh, <text:s/>vacant storefront ID:229</text:p>
          </table:table-cell>
          <table:table-cell table:formula="of:=MID([.D231];SEARCH(&quot;worldX = &quot;;[.D231])+9;(SEARCH(&quot;worldY = &quot;;[.D231])-SEARCH(&quot;worldX = &quot;;[.D231])-11))" office:value-type="string" office:string-value="35">
            <text:p>35</text:p>
          </table:table-cell>
          <table:table-cell table:formula="of:=MID([.D231];SEARCH(&quot;worldY = &quot;;[.D231])+9;(SEARCH(&quot;posX = &quot;;[.D231])-SEARCH(&quot;worldY = &quot;;[.D231])-11))" office:value-type="string" office:string-value="31">
            <text:p>31</text:p>
          </table:table-cell>
          <table:table-cell table:formula="of:=MID([.D231];(SEARCH(&quot;posX = &quot;;[.D231])+7);(SEARCH(&quot;,&quot;;[.D231];SEARCH(&quot;posX&quot;;[.D231]))-SEARCH(&quot;posX = &quot;;[.D231])-7))" office:value-type="string" office:string-value="109">
            <text:p>109</text:p>
          </table:table-cell>
          <table:table-cell table:formula="of:=IF(LEN([.D231])&lt;60;MID([.D231];(SEARCH(&quot;posY = &quot;;[.D231])+7);(SEARCH(&quot;}&quot;;[.D231];SEARCH(&quot;posY&quot;;[.D231]))-SEARCH(&quot;posY = &quot;;[.D231])-7));MID([.D236];(SEARCH(&quot;posY = &quot;;[.D236])+7);(SEARCH(&quot;}&quot;;[.D236];SEARCH(&quot;posY&quot;;[.D236]))-SEARCH(&quot;posY = &quot;;[.D236])-7)))" office:value-type="string" office:string-value="164">
            <text:p>164</text:p>
          </table:table-cell>
          <table:table-cell table:formula="of:=MID([.D231];SEARCH(&quot;posZ = &quot;;[.D231])+7;(SEARCH(&quot;}&quot;;[.D231])-SEARCH(&quot;posZ = &quot;;[.D2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10, posY = 169}, -- <text:s/>laundromat</text:p>
          </table:table-cell>
          <table:table-cell office:value-type="string">
            <text:p>Muldraugh</text:p>
          </table:table-cell>
          <table:table-cell table:formula="of:=MID([.A232];SEARCH(&quot;--&quot;;[.A232])+2;256)" office:value-type="string" office:string-value="  laundromat">
            <text:p><text:s text:c="2"/>laundromat</text:p>
          </table:table-cell>
          <table:table-cell table:formula="of:=MID([.A232];1;SEARCH(&quot;--&quot;;[.A232])-1)" office:value-type="string" office:string-value="{worldX = 35, worldY = 31, posX = 110, posY = 169}, ">
            <text:p>{worldX = 35, worldY = 31, posX = 110, posY = 169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formula="of:=CONCATENATE([.D232];&quot;-- &quot;;[.B232];&quot;,&quot;;[.C232];&quot; ID:&quot;;[.I232])" office:value-type="string" office:string-value="{worldX = 35, worldY = 31, posX = 110, posY = 169}, -- Muldraugh,  laundromat ID:230">
            <text:p>{worldX = 35, worldY = 31, posX = 110, posY = 169}, -- Muldraugh, <text:s/>laundromat ID:230</text:p>
          </table:table-cell>
          <table:table-cell table:formula="of:=MID([.D232];SEARCH(&quot;worldX = &quot;;[.D232])+9;(SEARCH(&quot;worldY = &quot;;[.D232])-SEARCH(&quot;worldX = &quot;;[.D232])-11))" office:value-type="string" office:string-value="35">
            <text:p>35</text:p>
          </table:table-cell>
          <table:table-cell table:formula="of:=MID([.D232];SEARCH(&quot;worldY = &quot;;[.D232])+9;(SEARCH(&quot;posX = &quot;;[.D232])-SEARCH(&quot;worldY = &quot;;[.D232])-11))" office:value-type="string" office:string-value="31">
            <text:p>31</text:p>
          </table:table-cell>
          <table:table-cell table:formula="of:=MID([.D232];(SEARCH(&quot;posX = &quot;;[.D232])+7);(SEARCH(&quot;,&quot;;[.D232];SEARCH(&quot;posX&quot;;[.D232]))-SEARCH(&quot;posX = &quot;;[.D232])-7))" office:value-type="string" office:string-value="110">
            <text:p>110</text:p>
          </table:table-cell>
          <table:table-cell table:formula="of:=IF(LEN([.D232])&lt;60;MID([.D232];(SEARCH(&quot;posY = &quot;;[.D232])+7);(SEARCH(&quot;}&quot;;[.D232];SEARCH(&quot;posY&quot;;[.D232]))-SEARCH(&quot;posY = &quot;;[.D232])-7));MID([.D237];(SEARCH(&quot;posY = &quot;;[.D237])+7);(SEARCH(&quot;}&quot;;[.D237];SEARCH(&quot;posY&quot;;[.D237]))-SEARCH(&quot;posY = &quot;;[.D237])-7)))" office:value-type="string" office:string-value="169">
            <text:p>169</text:p>
          </table:table-cell>
          <table:table-cell table:formula="of:=MID([.D232];SEARCH(&quot;posZ = &quot;;[.D232])+7;(SEARCH(&quot;}&quot;;[.D232])-SEARCH(&quot;posZ = &quot;;[.D2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10, posY = 176}, -- <text:s/>burger joint</text:p>
          </table:table-cell>
          <table:table-cell office:value-type="string">
            <text:p>Muldraugh</text:p>
          </table:table-cell>
          <table:table-cell table:formula="of:=MID([.A233];SEARCH(&quot;--&quot;;[.A233])+2;256)" office:value-type="string" office:string-value="  burger joint">
            <text:p><text:s text:c="2"/>burger joint</text:p>
          </table:table-cell>
          <table:table-cell table:formula="of:=MID([.A233];1;SEARCH(&quot;--&quot;;[.A233])-1)" office:value-type="string" office:string-value="{worldX = 35, worldY = 31, posX = 110, posY = 176}, ">
            <text:p>{worldX = 35, worldY = 31, posX = 110, posY = 176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1">
            <text:p>23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233];&quot;-- &quot;;[.B233];&quot;,&quot;;[.C233];&quot; ID:&quot;;[.I233])" office:value-type="string" office:string-value="{worldX = 35, worldY = 31, posX = 110, posY = 176}, -- Muldraugh,  burger joint ID:231">
            <text:p>{worldX = 35, worldY = 31, posX = 110, posY = 176}, -- Muldraugh, <text:s/>burger joint ID:231</text:p>
          </table:table-cell>
          <table:table-cell table:formula="of:=MID([.D233];SEARCH(&quot;worldX = &quot;;[.D233])+9;(SEARCH(&quot;worldY = &quot;;[.D233])-SEARCH(&quot;worldX = &quot;;[.D233])-11))" office:value-type="string" office:string-value="35">
            <text:p>35</text:p>
          </table:table-cell>
          <table:table-cell table:formula="of:=MID([.D233];SEARCH(&quot;worldY = &quot;;[.D233])+9;(SEARCH(&quot;posX = &quot;;[.D233])-SEARCH(&quot;worldY = &quot;;[.D233])-11))" office:value-type="string" office:string-value="31">
            <text:p>31</text:p>
          </table:table-cell>
          <table:table-cell table:formula="of:=MID([.D233];(SEARCH(&quot;posX = &quot;;[.D233])+7);(SEARCH(&quot;,&quot;;[.D233];SEARCH(&quot;posX&quot;;[.D233]))-SEARCH(&quot;posX = &quot;;[.D233])-7))" office:value-type="string" office:string-value="110">
            <text:p>110</text:p>
          </table:table-cell>
          <table:table-cell table:formula="of:=IF(LEN([.D233])&lt;60;MID([.D233];(SEARCH(&quot;posY = &quot;;[.D233])+7);(SEARCH(&quot;}&quot;;[.D233];SEARCH(&quot;posY&quot;;[.D233]))-SEARCH(&quot;posY = &quot;;[.D233])-7));MID([.D238];(SEARCH(&quot;posY = &quot;;[.D238])+7);(SEARCH(&quot;}&quot;;[.D238];SEARCH(&quot;posY&quot;;[.D238]))-SEARCH(&quot;posY = &quot;;[.D238])-7)))" office:value-type="string" office:string-value="176">
            <text:p>176</text:p>
          </table:table-cell>
          <table:table-cell table:formula="of:=MID([.D233];SEARCH(&quot;posZ = &quot;;[.D233])+7;(SEARCH(&quot;}&quot;;[.D233])-SEARCH(&quot;posZ = &quot;;[.D2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07, posY = 176}, -- <text:s/>burger joint, kitchen</text:p>
          </table:table-cell>
          <table:table-cell office:value-type="string">
            <text:p>Muldraugh</text:p>
          </table:table-cell>
          <table:table-cell table:formula="of:=MID([.A234];SEARCH(&quot;--&quot;;[.A234])+2;256)" office:value-type="string" office:string-value="  burger joint, kitchen">
            <text:p><text:s text:c="2"/>burger joint, kitchen</text:p>
          </table:table-cell>
          <table:table-cell table:formula="of:=MID([.A234];1;SEARCH(&quot;--&quot;;[.A234])-1)" office:value-type="string" office:string-value="{worldX = 35, worldY = 31, posX = 107, posY = 176}, ">
            <text:p>{worldX = 35, worldY = 31, posX = 107, posY = 176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2">
            <text:p>23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234];&quot;-- &quot;;[.B234];&quot;,&quot;;[.C234];&quot; ID:&quot;;[.I234])" office:value-type="string" office:string-value="{worldX = 35, worldY = 31, posX = 107, posY = 176}, -- Muldraugh,  burger joint, kitchen ID:232">
            <text:p>{worldX = 35, worldY = 31, posX = 107, posY = 176}, -- Muldraugh, <text:s/>burger joint, kitchen ID:232</text:p>
          </table:table-cell>
          <table:table-cell table:formula="of:=MID([.D234];SEARCH(&quot;worldX = &quot;;[.D234])+9;(SEARCH(&quot;worldY = &quot;;[.D234])-SEARCH(&quot;worldX = &quot;;[.D234])-11))" office:value-type="string" office:string-value="35">
            <text:p>35</text:p>
          </table:table-cell>
          <table:table-cell table:formula="of:=MID([.D234];SEARCH(&quot;worldY = &quot;;[.D234])+9;(SEARCH(&quot;posX = &quot;;[.D234])-SEARCH(&quot;worldY = &quot;;[.D234])-11))" office:value-type="string" office:string-value="31">
            <text:p>31</text:p>
          </table:table-cell>
          <table:table-cell table:formula="of:=MID([.D234];(SEARCH(&quot;posX = &quot;;[.D234])+7);(SEARCH(&quot;,&quot;;[.D234];SEARCH(&quot;posX&quot;;[.D234]))-SEARCH(&quot;posX = &quot;;[.D234])-7))" office:value-type="string" office:string-value="107">
            <text:p>107</text:p>
          </table:table-cell>
          <table:table-cell table:formula="of:=IF(LEN([.D234])&lt;60;MID([.D234];(SEARCH(&quot;posY = &quot;;[.D234])+7);(SEARCH(&quot;}&quot;;[.D234];SEARCH(&quot;posY&quot;;[.D234]))-SEARCH(&quot;posY = &quot;;[.D234])-7));MID([.D239];(SEARCH(&quot;posY = &quot;;[.D239])+7);(SEARCH(&quot;}&quot;;[.D239];SEARCH(&quot;posY&quot;;[.D239]))-SEARCH(&quot;posY = &quot;;[.D239])-7)))" office:value-type="string" office:string-value="176">
            <text:p>176</text:p>
          </table:table-cell>
          <table:table-cell table:formula="of:=MID([.D234];SEARCH(&quot;posZ = &quot;;[.D234])+7;(SEARCH(&quot;}&quot;;[.D234])-SEARCH(&quot;posZ = &quot;;[.D2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29, posY = 214}, -- <text:s/>pile o crepe</text:p>
          </table:table-cell>
          <table:table-cell office:value-type="string">
            <text:p>Muldraugh</text:p>
          </table:table-cell>
          <table:table-cell table:formula="of:=MID([.A235];SEARCH(&quot;--&quot;;[.A235])+2;256)" office:value-type="string" office:string-value="  pile o crepe">
            <text:p><text:s text:c="2"/>pile o crepe</text:p>
          </table:table-cell>
          <table:table-cell table:formula="of:=MID([.A235];1;SEARCH(&quot;--&quot;;[.A235])-1)" office:value-type="string" office:string-value="{worldX = 35, worldY = 31, posX = 129, posY = 214}, ">
            <text:p>{worldX = 35, worldY = 31, posX = 129, posY = 214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3">
            <text:p>233</text:p>
          </table:table-cell>
          <table:table-cell table:number-columns-repeated="22"/>
          <table:table-cell table:formula="of:=CONCATENATE([.D235];&quot;-- &quot;;[.B235];&quot;,&quot;;[.C235];&quot; ID:&quot;;[.I235])" office:value-type="string" office:string-value="{worldX = 35, worldY = 31, posX = 129, posY = 214}, -- Muldraugh,  pile o crepe ID:233">
            <text:p>{worldX = 35, worldY = 31, posX = 129, posY = 214}, -- Muldraugh, <text:s/>pile o crepe ID:233</text:p>
          </table:table-cell>
          <table:table-cell table:formula="of:=MID([.D235];SEARCH(&quot;worldX = &quot;;[.D235])+9;(SEARCH(&quot;worldY = &quot;;[.D235])-SEARCH(&quot;worldX = &quot;;[.D235])-11))" office:value-type="string" office:string-value="35">
            <text:p>35</text:p>
          </table:table-cell>
          <table:table-cell table:formula="of:=MID([.D235];SEARCH(&quot;worldY = &quot;;[.D235])+9;(SEARCH(&quot;posX = &quot;;[.D235])-SEARCH(&quot;worldY = &quot;;[.D235])-11))" office:value-type="string" office:string-value="31">
            <text:p>31</text:p>
          </table:table-cell>
          <table:table-cell table:formula="of:=MID([.D235];(SEARCH(&quot;posX = &quot;;[.D235])+7);(SEARCH(&quot;,&quot;;[.D235];SEARCH(&quot;posX&quot;;[.D235]))-SEARCH(&quot;posX = &quot;;[.D235])-7))" office:value-type="string" office:string-value="129">
            <text:p>129</text:p>
          </table:table-cell>
          <table:table-cell table:formula="of:=IF(LEN([.D235])&lt;60;MID([.D235];(SEARCH(&quot;posY = &quot;;[.D235])+7);(SEARCH(&quot;}&quot;;[.D235];SEARCH(&quot;posY&quot;;[.D235]))-SEARCH(&quot;posY = &quot;;[.D235])-7));MID([.D240];(SEARCH(&quot;posY = &quot;;[.D240])+7);(SEARCH(&quot;}&quot;;[.D240];SEARCH(&quot;posY&quot;;[.D240]))-SEARCH(&quot;posY = &quot;;[.D240])-7)))" office:value-type="string" office:string-value="214">
            <text:p>214</text:p>
          </table:table-cell>
          <table:table-cell table:formula="of:=MID([.D235];SEARCH(&quot;posZ = &quot;;[.D235])+7;(SEARCH(&quot;}&quot;;[.D235])-SEARCH(&quot;posZ = &quot;;[.D2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27, posY = 207}, -- <text:s/>pile o crepe, kitchen</text:p>
          </table:table-cell>
          <table:table-cell office:value-type="string">
            <text:p>Muldraugh</text:p>
          </table:table-cell>
          <table:table-cell table:formula="of:=MID([.A236];SEARCH(&quot;--&quot;;[.A236])+2;256)" office:value-type="string" office:string-value="  pile o crepe, kitchen">
            <text:p><text:s text:c="2"/>pile o crepe, kitchen</text:p>
          </table:table-cell>
          <table:table-cell table:formula="of:=MID([.A236];1;SEARCH(&quot;--&quot;;[.A236])-1)" office:value-type="string" office:string-value="{worldX = 35, worldY = 31, posX = 127, posY = 207}, ">
            <text:p>{worldX = 35, worldY = 31, posX = 127, posY = 207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4">
            <text:p>23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36];&quot;-- &quot;;[.B236];&quot;,&quot;;[.C236];&quot; ID:&quot;;[.I236])" office:value-type="string" office:string-value="{worldX = 35, worldY = 31, posX = 127, posY = 207}, -- Muldraugh,  pile o crepe, kitchen ID:234">
            <text:p>{worldX = 35, worldY = 31, posX = 127, posY = 207}, -- Muldraugh, <text:s/>pile o crepe, kitchen ID:234</text:p>
          </table:table-cell>
          <table:table-cell table:formula="of:=MID([.D236];SEARCH(&quot;worldX = &quot;;[.D236])+9;(SEARCH(&quot;worldY = &quot;;[.D236])-SEARCH(&quot;worldX = &quot;;[.D236])-11))" office:value-type="string" office:string-value="35">
            <text:p>35</text:p>
          </table:table-cell>
          <table:table-cell table:formula="of:=MID([.D236];SEARCH(&quot;worldY = &quot;;[.D236])+9;(SEARCH(&quot;posX = &quot;;[.D236])-SEARCH(&quot;worldY = &quot;;[.D236])-11))" office:value-type="string" office:string-value="31">
            <text:p>31</text:p>
          </table:table-cell>
          <table:table-cell table:formula="of:=MID([.D236];(SEARCH(&quot;posX = &quot;;[.D236])+7);(SEARCH(&quot;,&quot;;[.D236];SEARCH(&quot;posX&quot;;[.D236]))-SEARCH(&quot;posX = &quot;;[.D236])-7))" office:value-type="string" office:string-value="127">
            <text:p>127</text:p>
          </table:table-cell>
          <table:table-cell table:formula="of:=IF(LEN([.D236])&lt;60;MID([.D236];(SEARCH(&quot;posY = &quot;;[.D236])+7);(SEARCH(&quot;}&quot;;[.D236];SEARCH(&quot;posY&quot;;[.D236]))-SEARCH(&quot;posY = &quot;;[.D236])-7));MID([.D241];(SEARCH(&quot;posY = &quot;;[.D241])+7);(SEARCH(&quot;}&quot;;[.D241];SEARCH(&quot;posY&quot;;[.D241]))-SEARCH(&quot;posY = &quot;;[.D241])-7)))" office:value-type="string" office:string-value="207">
            <text:p>207</text:p>
          </table:table-cell>
          <table:table-cell table:formula="of:=MID([.D236];SEARCH(&quot;posZ = &quot;;[.D236])+7;(SEARCH(&quot;}&quot;;[.D236])-SEARCH(&quot;posZ = &quot;;[.D2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07, posY = 15}, -- <text:s/>zippee mart</text:p>
          </table:table-cell>
          <table:table-cell office:value-type="string">
            <text:p>Muldraugh</text:p>
          </table:table-cell>
          <table:table-cell table:formula="of:=MID([.A237];SEARCH(&quot;--&quot;;[.A237])+2;256)" office:value-type="string" office:string-value="  zippee mart">
            <text:p><text:s text:c="2"/>zippee mart</text:p>
          </table:table-cell>
          <table:table-cell table:formula="of:=MID([.A237];1;SEARCH(&quot;--&quot;;[.A237])-1)" office:value-type="string" office:string-value="{worldX = 35, worldY = 32, posX = 107, posY = 15}, ">
            <text:p>{worldX = 35, worldY = 32, posX = 107, posY = 1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5">
            <text:p>235</text:p>
          </table:table-cell>
          <table:table-cell table:number-columns-repeated="22"/>
          <table:table-cell table:formula="of:=CONCATENATE([.D237];&quot;-- &quot;;[.B237];&quot;,&quot;;[.C237];&quot; ID:&quot;;[.I237])" office:value-type="string" office:string-value="{worldX = 35, worldY = 32, posX = 107, posY = 15}, -- Muldraugh,  zippee mart ID:235">
            <text:p>{worldX = 35, worldY = 32, posX = 107, posY = 15}, -- Muldraugh, <text:s/>zippee mart ID:235</text:p>
          </table:table-cell>
          <table:table-cell table:formula="of:=MID([.D237];SEARCH(&quot;worldX = &quot;;[.D237])+9;(SEARCH(&quot;worldY = &quot;;[.D237])-SEARCH(&quot;worldX = &quot;;[.D237])-11))" office:value-type="string" office:string-value="35">
            <text:p>35</text:p>
          </table:table-cell>
          <table:table-cell table:formula="of:=MID([.D237];SEARCH(&quot;worldY = &quot;;[.D237])+9;(SEARCH(&quot;posX = &quot;;[.D237])-SEARCH(&quot;worldY = &quot;;[.D237])-11))" office:value-type="string" office:string-value="32">
            <text:p>32</text:p>
          </table:table-cell>
          <table:table-cell table:formula="of:=MID([.D237];(SEARCH(&quot;posX = &quot;;[.D237])+7);(SEARCH(&quot;,&quot;;[.D237];SEARCH(&quot;posX&quot;;[.D237]))-SEARCH(&quot;posX = &quot;;[.D237])-7))" office:value-type="string" office:string-value="107">
            <text:p>107</text:p>
          </table:table-cell>
          <table:table-cell table:formula="of:=IF(LEN([.D237])&lt;60;MID([.D237];(SEARCH(&quot;posY = &quot;;[.D237])+7);(SEARCH(&quot;}&quot;;[.D237];SEARCH(&quot;posY&quot;;[.D237]))-SEARCH(&quot;posY = &quot;;[.D237])-7));MID([.D242];(SEARCH(&quot;posY = &quot;;[.D242])+7);(SEARCH(&quot;}&quot;;[.D242];SEARCH(&quot;posY&quot;;[.D242]))-SEARCH(&quot;posY = &quot;;[.D242])-7)))" office:value-type="string" office:string-value="15">
            <text:p>15</text:p>
          </table:table-cell>
          <table:table-cell table:formula="of:=MID([.D237];SEARCH(&quot;posZ = &quot;;[.D237])+7;(SEARCH(&quot;}&quot;;[.D237])-SEARCH(&quot;posZ = &quot;;[.D2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21, posY = 12}, -- <text:s/>bakery</text:p>
          </table:table-cell>
          <table:table-cell office:value-type="string">
            <text:p>Muldraugh</text:p>
          </table:table-cell>
          <table:table-cell table:formula="of:=MID([.A238];SEARCH(&quot;--&quot;;[.A238])+2;256)" office:value-type="string" office:string-value="  bakery">
            <text:p><text:s text:c="2"/>bakery</text:p>
          </table:table-cell>
          <table:table-cell table:formula="of:=MID([.A238];1;SEARCH(&quot;--&quot;;[.A238])-1)" office:value-type="string" office:string-value="{worldX = 35, worldY = 32, posX = 121, posY = 12}, ">
            <text:p>{worldX = 35, worldY = 32, posX = 121, posY = 12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6">
            <text:p>236</text:p>
          </table:table-cell>
          <table:table-cell table:number-columns-repeated="22"/>
          <table:table-cell table:formula="of:=CONCATENATE([.D238];&quot;-- &quot;;[.B238];&quot;,&quot;;[.C238];&quot; ID:&quot;;[.I238])" office:value-type="string" office:string-value="{worldX = 35, worldY = 32, posX = 121, posY = 12}, -- Muldraugh,  bakery ID:236">
            <text:p>{worldX = 35, worldY = 32, posX = 121, posY = 12}, -- Muldraugh, <text:s/>bakery ID:236</text:p>
          </table:table-cell>
          <table:table-cell table:formula="of:=MID([.D238];SEARCH(&quot;worldX = &quot;;[.D238])+9;(SEARCH(&quot;worldY = &quot;;[.D238])-SEARCH(&quot;worldX = &quot;;[.D238])-11))" office:value-type="string" office:string-value="35">
            <text:p>35</text:p>
          </table:table-cell>
          <table:table-cell table:formula="of:=MID([.D238];SEARCH(&quot;worldY = &quot;;[.D238])+9;(SEARCH(&quot;posX = &quot;;[.D238])-SEARCH(&quot;worldY = &quot;;[.D238])-11))" office:value-type="string" office:string-value="32">
            <text:p>32</text:p>
          </table:table-cell>
          <table:table-cell table:formula="of:=MID([.D238];(SEARCH(&quot;posX = &quot;;[.D238])+7);(SEARCH(&quot;,&quot;;[.D238];SEARCH(&quot;posX&quot;;[.D238]))-SEARCH(&quot;posX = &quot;;[.D238])-7))" office:value-type="string" office:string-value="121">
            <text:p>121</text:p>
          </table:table-cell>
          <table:table-cell table:formula="of:=IF(LEN([.D238])&lt;60;MID([.D238];(SEARCH(&quot;posY = &quot;;[.D238])+7);(SEARCH(&quot;}&quot;;[.D238];SEARCH(&quot;posY&quot;;[.D238]))-SEARCH(&quot;posY = &quot;;[.D238])-7));MID([.D243];(SEARCH(&quot;posY = &quot;;[.D243])+7);(SEARCH(&quot;}&quot;;[.D243];SEARCH(&quot;posY&quot;;[.D243]))-SEARCH(&quot;posY = &quot;;[.D243])-7)))" office:value-type="string" office:string-value="12">
            <text:p>12</text:p>
          </table:table-cell>
          <table:table-cell table:formula="of:=MID([.D238];SEARCH(&quot;posZ = &quot;;[.D238])+7;(SEARCH(&quot;}&quot;;[.D238])-SEARCH(&quot;posZ = &quot;;[.D23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21, posY = 8}, -- <text:s/>bakery, kitchen </text:p>
          </table:table-cell>
          <table:table-cell office:value-type="string">
            <text:p>Muldraugh</text:p>
          </table:table-cell>
          <table:table-cell table:formula="of:=MID([.A239];SEARCH(&quot;--&quot;;[.A239])+2;256)" office:value-type="string" office:string-value="  bakery, kitchen ">
            <text:p><text:s text:c="2"/>bakery, kitchen </text:p>
          </table:table-cell>
          <table:table-cell table:formula="of:=MID([.A239];1;SEARCH(&quot;--&quot;;[.A239])-1)" office:value-type="string" office:string-value="{worldX = 35, worldY = 32, posX = 121, posY = 8}, ">
            <text:p>{worldX = 35, worldY = 32, posX = 121, posY = 8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7">
            <text:p>237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239];&quot;-- &quot;;[.B239];&quot;,&quot;;[.C239];&quot; ID:&quot;;[.I239])" office:value-type="string" office:string-value="{worldX = 35, worldY = 32, posX = 121, posY = 8}, -- Muldraugh,  bakery, kitchen  ID:237">
            <text:p>{worldX = 35, worldY = 32, posX = 121, posY = 8}, -- Muldraugh, <text:s/>bakery, kitchen <text:s/>ID:237</text:p>
          </table:table-cell>
          <table:table-cell table:formula="of:=MID([.D239];SEARCH(&quot;worldX = &quot;;[.D239])+9;(SEARCH(&quot;worldY = &quot;;[.D239])-SEARCH(&quot;worldX = &quot;;[.D239])-11))" office:value-type="string" office:string-value="35">
            <text:p>35</text:p>
          </table:table-cell>
          <table:table-cell table:formula="of:=MID([.D239];SEARCH(&quot;worldY = &quot;;[.D239])+9;(SEARCH(&quot;posX = &quot;;[.D239])-SEARCH(&quot;worldY = &quot;;[.D239])-11))" office:value-type="string" office:string-value="32">
            <text:p>32</text:p>
          </table:table-cell>
          <table:table-cell table:formula="of:=MID([.D239];(SEARCH(&quot;posX = &quot;;[.D239])+7);(SEARCH(&quot;,&quot;;[.D239];SEARCH(&quot;posX&quot;;[.D239]))-SEARCH(&quot;posX = &quot;;[.D239])-7))" office:value-type="string" office:string-value="121">
            <text:p>121</text:p>
          </table:table-cell>
          <table:table-cell table:formula="of:=IF(LEN([.D239])&lt;60;MID([.D239];(SEARCH(&quot;posY = &quot;;[.D239])+7);(SEARCH(&quot;}&quot;;[.D239];SEARCH(&quot;posY&quot;;[.D239]))-SEARCH(&quot;posY = &quot;;[.D239])-7));MID([.D244];(SEARCH(&quot;posY = &quot;;[.D244])+7);(SEARCH(&quot;}&quot;;[.D244];SEARCH(&quot;posY&quot;;[.D244]))-SEARCH(&quot;posY = &quot;;[.D244])-7)))" office:value-type="string" office:string-value="8">
            <text:p>8</text:p>
          </table:table-cell>
          <table:table-cell table:formula="of:=MID([.D239];SEARCH(&quot;posZ = &quot;;[.D239])+7;(SEARCH(&quot;}&quot;;[.D239])-SEARCH(&quot;posZ = &quot;;[.D23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20, posY = 58}, -- <text:s/>spiffos</text:p>
          </table:table-cell>
          <table:table-cell office:value-type="string">
            <text:p>Muldraugh</text:p>
          </table:table-cell>
          <table:table-cell table:formula="of:=MID([.A240];SEARCH(&quot;--&quot;;[.A240])+2;256)" office:value-type="string" office:string-value="  spiffos">
            <text:p><text:s text:c="2"/>spiffos</text:p>
          </table:table-cell>
          <table:table-cell table:formula="of:=MID([.A240];1;SEARCH(&quot;--&quot;;[.A240])-1)" office:value-type="string" office:string-value="{worldX = 35, worldY = 32, posX = 120, posY = 58}, ">
            <text:p>{worldX = 35, worldY = 32, posX = 120, posY = 58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8">
            <text:p>238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240];&quot;-- &quot;;[.B240];&quot;,&quot;;[.C240];&quot; ID:&quot;;[.I240])" office:value-type="string" office:string-value="{worldX = 35, worldY = 32, posX = 120, posY = 58}, -- Muldraugh,  spiffos ID:238">
            <text:p>{worldX = 35, worldY = 32, posX = 120, posY = 58}, -- Muldraugh, <text:s/>spiffos ID:238</text:p>
          </table:table-cell>
          <table:table-cell table:formula="of:=MID([.D240];SEARCH(&quot;worldX = &quot;;[.D240])+9;(SEARCH(&quot;worldY = &quot;;[.D240])-SEARCH(&quot;worldX = &quot;;[.D240])-11))" office:value-type="string" office:string-value="35">
            <text:p>35</text:p>
          </table:table-cell>
          <table:table-cell table:formula="of:=MID([.D240];SEARCH(&quot;worldY = &quot;;[.D240])+9;(SEARCH(&quot;posX = &quot;;[.D240])-SEARCH(&quot;worldY = &quot;;[.D240])-11))" office:value-type="string" office:string-value="32">
            <text:p>32</text:p>
          </table:table-cell>
          <table:table-cell table:formula="of:=MID([.D240];(SEARCH(&quot;posX = &quot;;[.D240])+7);(SEARCH(&quot;,&quot;;[.D240];SEARCH(&quot;posX&quot;;[.D240]))-SEARCH(&quot;posX = &quot;;[.D240])-7))" office:value-type="string" office:string-value="120">
            <text:p>120</text:p>
          </table:table-cell>
          <table:table-cell table:formula="of:=IF(LEN([.D240])&lt;60;MID([.D240];(SEARCH(&quot;posY = &quot;;[.D240])+7);(SEARCH(&quot;}&quot;;[.D240];SEARCH(&quot;posY&quot;;[.D240]))-SEARCH(&quot;posY = &quot;;[.D240])-7));MID([.D245];(SEARCH(&quot;posY = &quot;;[.D245])+7);(SEARCH(&quot;}&quot;;[.D245];SEARCH(&quot;posY&quot;;[.D245]))-SEARCH(&quot;posY = &quot;;[.D245])-7)))" office:value-type="string" office:string-value="58">
            <text:p>58</text:p>
          </table:table-cell>
          <table:table-cell table:formula="of:=MID([.D240];SEARCH(&quot;posZ = &quot;;[.D240])+7;(SEARCH(&quot;}&quot;;[.D240])-SEARCH(&quot;posZ = &quot;;[.D2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30, posY = 55}, -- <text:s/>spiffos, kitchen</text:p>
          </table:table-cell>
          <table:table-cell office:value-type="string">
            <text:p>Muldraugh</text:p>
          </table:table-cell>
          <table:table-cell table:formula="of:=MID([.A241];SEARCH(&quot;--&quot;;[.A241])+2;256)" office:value-type="string" office:string-value="  spiffos, kitchen">
            <text:p><text:s text:c="2"/>spiffos, kitchen</text:p>
          </table:table-cell>
          <table:table-cell table:formula="of:=MID([.A241];1;SEARCH(&quot;--&quot;;[.A241])-1)" office:value-type="string" office:string-value="{worldX = 35, worldY = 32, posX = 130, posY = 55}, ">
            <text:p>{worldX = 35, worldY = 32, posX = 130, posY = 5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39">
            <text:p>239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241];&quot;-- &quot;;[.B241];&quot;,&quot;;[.C241];&quot; ID:&quot;;[.I241])" office:value-type="string" office:string-value="{worldX = 35, worldY = 32, posX = 130, posY = 55}, -- Muldraugh,  spiffos, kitchen ID:239">
            <text:p>{worldX = 35, worldY = 32, posX = 130, posY = 55}, -- Muldraugh, <text:s/>spiffos, kitchen ID:239</text:p>
          </table:table-cell>
          <table:table-cell table:formula="of:=MID([.D241];SEARCH(&quot;worldX = &quot;;[.D241])+9;(SEARCH(&quot;worldY = &quot;;[.D241])-SEARCH(&quot;worldX = &quot;;[.D241])-11))" office:value-type="string" office:string-value="35">
            <text:p>35</text:p>
          </table:table-cell>
          <table:table-cell table:formula="of:=MID([.D241];SEARCH(&quot;worldY = &quot;;[.D241])+9;(SEARCH(&quot;posX = &quot;;[.D241])-SEARCH(&quot;worldY = &quot;;[.D241])-11))" office:value-type="string" office:string-value="32">
            <text:p>32</text:p>
          </table:table-cell>
          <table:table-cell table:formula="of:=MID([.D241];(SEARCH(&quot;posX = &quot;;[.D241])+7);(SEARCH(&quot;,&quot;;[.D241];SEARCH(&quot;posX&quot;;[.D241]))-SEARCH(&quot;posX = &quot;;[.D241])-7))" office:value-type="string" office:string-value="130">
            <text:p>130</text:p>
          </table:table-cell>
          <table:table-cell table:formula="of:=IF(LEN([.D241])&lt;60;MID([.D241];(SEARCH(&quot;posY = &quot;;[.D241])+7);(SEARCH(&quot;}&quot;;[.D241];SEARCH(&quot;posY&quot;;[.D241]))-SEARCH(&quot;posY = &quot;;[.D241])-7));MID([.D246];(SEARCH(&quot;posY = &quot;;[.D246])+7);(SEARCH(&quot;}&quot;;[.D246];SEARCH(&quot;posY&quot;;[.D246]))-SEARCH(&quot;posY = &quot;;[.D246])-7)))" office:value-type="string" office:string-value="55">
            <text:p>55</text:p>
          </table:table-cell>
          <table:table-cell table:formula="of:=MID([.D241];SEARCH(&quot;posZ = &quot;;[.D241])+7;(SEARCH(&quot;}&quot;;[.D241])-SEARCH(&quot;posZ = &quot;;[.D2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26, posY = 98}, -- <text:s/>knox bank</text:p>
          </table:table-cell>
          <table:table-cell office:value-type="string">
            <text:p>Muldraugh</text:p>
          </table:table-cell>
          <table:table-cell table:formula="of:=MID([.A242];SEARCH(&quot;--&quot;;[.A242])+2;256)" office:value-type="string" office:string-value="  knox bank">
            <text:p><text:s text:c="2"/>knox bank</text:p>
          </table:table-cell>
          <table:table-cell table:formula="of:=MID([.A242];1;SEARCH(&quot;--&quot;;[.A242])-1)" office:value-type="string" office:string-value="{worldX = 35, worldY = 32, posX = 126, posY = 98}, ">
            <text:p>{worldX = 35, worldY = 32, posX = 126, posY = 98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242];&quot;-- &quot;;[.B242];&quot;,&quot;;[.C242];&quot; ID:&quot;;[.I242])" office:value-type="string" office:string-value="{worldX = 35, worldY = 32, posX = 126, posY = 98}, -- Muldraugh,  knox bank ID:240">
            <text:p>{worldX = 35, worldY = 32, posX = 126, posY = 98}, -- Muldraugh, <text:s/>knox bank ID:240</text:p>
          </table:table-cell>
          <table:table-cell table:formula="of:=MID([.D242];SEARCH(&quot;worldX = &quot;;[.D242])+9;(SEARCH(&quot;worldY = &quot;;[.D242])-SEARCH(&quot;worldX = &quot;;[.D242])-11))" office:value-type="string" office:string-value="35">
            <text:p>35</text:p>
          </table:table-cell>
          <table:table-cell table:formula="of:=MID([.D242];SEARCH(&quot;worldY = &quot;;[.D242])+9;(SEARCH(&quot;posX = &quot;;[.D242])-SEARCH(&quot;worldY = &quot;;[.D242])-11))" office:value-type="string" office:string-value="32">
            <text:p>32</text:p>
          </table:table-cell>
          <table:table-cell table:formula="of:=MID([.D242];(SEARCH(&quot;posX = &quot;;[.D242])+7);(SEARCH(&quot;,&quot;;[.D242];SEARCH(&quot;posX&quot;;[.D242]))-SEARCH(&quot;posX = &quot;;[.D242])-7))" office:value-type="string" office:string-value="126">
            <text:p>126</text:p>
          </table:table-cell>
          <table:table-cell table:formula="of:=IF(LEN([.D242])&lt;60;MID([.D242];(SEARCH(&quot;posY = &quot;;[.D242])+7);(SEARCH(&quot;}&quot;;[.D242];SEARCH(&quot;posY&quot;;[.D242]))-SEARCH(&quot;posY = &quot;;[.D242])-7));MID([.D247];(SEARCH(&quot;posY = &quot;;[.D247])+7);(SEARCH(&quot;}&quot;;[.D247];SEARCH(&quot;posY&quot;;[.D247]))-SEARCH(&quot;posY = &quot;;[.D247])-7)))" office:value-type="string" office:string-value="98">
            <text:p>98</text:p>
          </table:table-cell>
          <table:table-cell table:formula="of:=MID([.D242];SEARCH(&quot;posZ = &quot;;[.D242])+7;(SEARCH(&quot;}&quot;;[.D242])-SEARCH(&quot;posZ = &quot;;[.D2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25, posY = 95}, -- <text:s/>knox bank, security</text:p>
          </table:table-cell>
          <table:table-cell office:value-type="string">
            <text:p>Muldraugh</text:p>
          </table:table-cell>
          <table:table-cell table:formula="of:=MID([.A243];SEARCH(&quot;--&quot;;[.A243])+2;256)" office:value-type="string" office:string-value="  knox bank, security">
            <text:p><text:s text:c="2"/>knox bank, security</text:p>
          </table:table-cell>
          <table:table-cell table:formula="of:=MID([.A243];1;SEARCH(&quot;--&quot;;[.A243])-1)" office:value-type="string" office:string-value="{worldX = 35, worldY = 32, posX = 125, posY = 95}, ">
            <text:p>{worldX = 35, worldY = 32, posX = 125, posY = 95}, </text:p>
          </table:table-cell>
          <table:table-cell office:value-type="string">
            <text:p>Business</text:p>
          </table:table-cell>
          <table:table-cell office:value-type="string">
            <text:p>Security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1">
            <text:p>24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243];&quot;-- &quot;;[.B243];&quot;,&quot;;[.C243];&quot; ID:&quot;;[.I243])" office:value-type="string" office:string-value="{worldX = 35, worldY = 32, posX = 125, posY = 95}, -- Muldraugh,  knox bank, security ID:241">
            <text:p>{worldX = 35, worldY = 32, posX = 125, posY = 95}, -- Muldraugh, <text:s/>knox bank, security ID:241</text:p>
          </table:table-cell>
          <table:table-cell table:formula="of:=MID([.D243];SEARCH(&quot;worldX = &quot;;[.D243])+9;(SEARCH(&quot;worldY = &quot;;[.D243])-SEARCH(&quot;worldX = &quot;;[.D243])-11))" office:value-type="string" office:string-value="35">
            <text:p>35</text:p>
          </table:table-cell>
          <table:table-cell table:formula="of:=MID([.D243];SEARCH(&quot;worldY = &quot;;[.D243])+9;(SEARCH(&quot;posX = &quot;;[.D243])-SEARCH(&quot;worldY = &quot;;[.D243])-11))" office:value-type="string" office:string-value="32">
            <text:p>32</text:p>
          </table:table-cell>
          <table:table-cell table:formula="of:=MID([.D243];(SEARCH(&quot;posX = &quot;;[.D243])+7);(SEARCH(&quot;,&quot;;[.D243];SEARCH(&quot;posX&quot;;[.D243]))-SEARCH(&quot;posX = &quot;;[.D243])-7))" office:value-type="string" office:string-value="125">
            <text:p>125</text:p>
          </table:table-cell>
          <table:table-cell table:formula="of:=IF(LEN([.D243])&lt;60;MID([.D243];(SEARCH(&quot;posY = &quot;;[.D243])+7);(SEARCH(&quot;}&quot;;[.D243];SEARCH(&quot;posY&quot;;[.D243]))-SEARCH(&quot;posY = &quot;;[.D243])-7));MID([.D248];(SEARCH(&quot;posY = &quot;;[.D248])+7);(SEARCH(&quot;}&quot;;[.D248];SEARCH(&quot;posY&quot;;[.D248]))-SEARCH(&quot;posY = &quot;;[.D248])-7)))" office:value-type="string" office:string-value="95">
            <text:p>95</text:p>
          </table:table-cell>
          <table:table-cell table:formula="of:=MID([.D243];SEARCH(&quot;posZ = &quot;;[.D243])+7;(SEARCH(&quot;}&quot;;[.D243])-SEARCH(&quot;posZ = &quot;;[.D2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33, posY = 165}, -- <text:s/>fossoil</text:p>
          </table:table-cell>
          <table:table-cell office:value-type="string">
            <text:p>Muldraugh</text:p>
          </table:table-cell>
          <table:table-cell table:formula="of:=MID([.A244];SEARCH(&quot;--&quot;;[.A244])+2;256)" office:value-type="string" office:string-value="  fossoil">
            <text:p><text:s text:c="2"/>fossoil</text:p>
          </table:table-cell>
          <table:table-cell table:formula="of:=MID([.A244];1;SEARCH(&quot;--&quot;;[.A244])-1)" office:value-type="string" office:string-value="{worldX = 35, worldY = 32, posX = 133, posY = 165}, ">
            <text:p>{worldX = 35, worldY = 32, posX = 133, posY = 165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2">
            <text:p>24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244];&quot;-- &quot;;[.B244];&quot;,&quot;;[.C244];&quot; ID:&quot;;[.I244])" office:value-type="string" office:string-value="{worldX = 35, worldY = 32, posX = 133, posY = 165}, -- Muldraugh,  fossoil ID:242">
            <text:p>{worldX = 35, worldY = 32, posX = 133, posY = 165}, -- Muldraugh, <text:s/>fossoil ID:242</text:p>
          </table:table-cell>
          <table:table-cell table:formula="of:=MID([.D244];SEARCH(&quot;worldX = &quot;;[.D244])+9;(SEARCH(&quot;worldY = &quot;;[.D244])-SEARCH(&quot;worldX = &quot;;[.D244])-11))" office:value-type="string" office:string-value="35">
            <text:p>35</text:p>
          </table:table-cell>
          <table:table-cell table:formula="of:=MID([.D244];SEARCH(&quot;worldY = &quot;;[.D244])+9;(SEARCH(&quot;posX = &quot;;[.D244])-SEARCH(&quot;worldY = &quot;;[.D244])-11))" office:value-type="string" office:string-value="32">
            <text:p>32</text:p>
          </table:table-cell>
          <table:table-cell table:formula="of:=MID([.D244];(SEARCH(&quot;posX = &quot;;[.D244])+7);(SEARCH(&quot;,&quot;;[.D244];SEARCH(&quot;posX&quot;;[.D244]))-SEARCH(&quot;posX = &quot;;[.D244])-7))" office:value-type="string" office:string-value="133">
            <text:p>133</text:p>
          </table:table-cell>
          <table:table-cell table:formula="of:=IF(LEN([.D244])&lt;60;MID([.D244];(SEARCH(&quot;posY = &quot;;[.D244])+7);(SEARCH(&quot;}&quot;;[.D244];SEARCH(&quot;posY&quot;;[.D244]))-SEARCH(&quot;posY = &quot;;[.D244])-7));MID([.D249];(SEARCH(&quot;posY = &quot;;[.D249])+7);(SEARCH(&quot;}&quot;;[.D249];SEARCH(&quot;posY&quot;;[.D249]))-SEARCH(&quot;posY = &quot;;[.D249])-7)))" office:value-type="string" office:string-value="165">
            <text:p>165</text:p>
          </table:table-cell>
          <table:table-cell table:formula="of:=MID([.D244];SEARCH(&quot;posZ = &quot;;[.D244])+7;(SEARCH(&quot;}&quot;;[.D244])-SEARCH(&quot;posZ = &quot;;[.D2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17, posY = 203}, -- <text:s/>sunstar hotel lobby</text:p>
          </table:table-cell>
          <table:table-cell office:value-type="string">
            <text:p>Muldraugh</text:p>
          </table:table-cell>
          <table:table-cell table:formula="of:=MID([.A245];SEARCH(&quot;--&quot;;[.A245])+2;256)" office:value-type="string" office:string-value="  sunstar hotel lobby">
            <text:p><text:s text:c="2"/>sunstar hotel lobby</text:p>
          </table:table-cell>
          <table:table-cell table:formula="of:=MID([.A245];1;SEARCH(&quot;--&quot;;[.A245])-1)" office:value-type="string" office:string-value="{worldX = 35, worldY = 32, posX = 117, posY = 203}, ">
            <text:p>{worldX = 35, worldY = 32, posX = 117, posY = 203}, </text:p>
          </table:table-cell>
          <table:table-cell office:value-type="string">
            <text:p>Business</text:p>
          </table:table-cell>
          <table:table-cell office:value-type="string">
            <text:p>Hotel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3">
            <text:p>24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245];&quot;-- &quot;;[.B245];&quot;,&quot;;[.C245];&quot; ID:&quot;;[.I245])" office:value-type="string" office:string-value="{worldX = 35, worldY = 32, posX = 117, posY = 203}, -- Muldraugh,  sunstar hotel lobby ID:243">
            <text:p>{worldX = 35, worldY = 32, posX = 117, posY = 203}, -- Muldraugh, <text:s/>sunstar hotel lobby ID:243</text:p>
          </table:table-cell>
          <table:table-cell table:formula="of:=MID([.D245];SEARCH(&quot;worldX = &quot;;[.D245])+9;(SEARCH(&quot;worldY = &quot;;[.D245])-SEARCH(&quot;worldX = &quot;;[.D245])-11))" office:value-type="string" office:string-value="35">
            <text:p>35</text:p>
          </table:table-cell>
          <table:table-cell table:formula="of:=MID([.D245];SEARCH(&quot;worldY = &quot;;[.D245])+9;(SEARCH(&quot;posX = &quot;;[.D245])-SEARCH(&quot;worldY = &quot;;[.D245])-11))" office:value-type="string" office:string-value="32">
            <text:p>32</text:p>
          </table:table-cell>
          <table:table-cell table:formula="of:=MID([.D245];(SEARCH(&quot;posX = &quot;;[.D245])+7);(SEARCH(&quot;,&quot;;[.D245];SEARCH(&quot;posX&quot;;[.D245]))-SEARCH(&quot;posX = &quot;;[.D245])-7))" office:value-type="string" office:string-value="117">
            <text:p>117</text:p>
          </table:table-cell>
          <table:table-cell table:formula="of:=IF(LEN([.D245])&lt;60;MID([.D245];(SEARCH(&quot;posY = &quot;;[.D245])+7);(SEARCH(&quot;}&quot;;[.D245];SEARCH(&quot;posY&quot;;[.D245]))-SEARCH(&quot;posY = &quot;;[.D245])-7));MID([.D250];(SEARCH(&quot;posY = &quot;;[.D250])+7);(SEARCH(&quot;}&quot;;[.D250];SEARCH(&quot;posY&quot;;[.D250]))-SEARCH(&quot;posY = &quot;;[.D250])-7)))" office:value-type="string" office:string-value="203">
            <text:p>203</text:p>
          </table:table-cell>
          <table:table-cell table:formula="of:=MID([.D245];SEARCH(&quot;posZ = &quot;;[.D245])+7;(SEARCH(&quot;}&quot;;[.D245])-SEARCH(&quot;posZ = &quot;;[.D2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32, posY = 201}, -- <text:s/>sunstar hotel lobby, room 1</text:p>
          </table:table-cell>
          <table:table-cell office:value-type="string">
            <text:p>Muldraugh</text:p>
          </table:table-cell>
          <table:table-cell table:formula="of:=MID([.A246];SEARCH(&quot;--&quot;;[.A246])+2;256)" office:value-type="string" office:string-value="  sunstar hotel lobby, room 1">
            <text:p><text:s text:c="2"/>sunstar hotel lobby, room 1</text:p>
          </table:table-cell>
          <table:table-cell table:formula="of:=MID([.A246];1;SEARCH(&quot;--&quot;;[.A246])-1)" office:value-type="string" office:string-value="{worldX = 35, worldY = 32, posX = 132, posY = 201}, ">
            <text:p>{worldX = 35, worldY = 32, posX = 132, posY = 20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4">
            <text:p>244</text:p>
          </table:table-cell>
          <table:table-cell table:number-columns-repeated="22"/>
          <table:table-cell table:formula="of:=CONCATENATE([.D246];&quot;-- &quot;;[.B246];&quot;,&quot;;[.C246];&quot; ID:&quot;;[.I246])" office:value-type="string" office:string-value="{worldX = 35, worldY = 32, posX = 132, posY = 201}, -- Muldraugh,  sunstar hotel lobby, room 1 ID:244">
            <text:p>{worldX = 35, worldY = 32, posX = 132, posY = 201}, -- Muldraugh, <text:s/>sunstar hotel lobby, room 1 ID:244</text:p>
          </table:table-cell>
          <table:table-cell table:formula="of:=MID([.D246];SEARCH(&quot;worldX = &quot;;[.D246])+9;(SEARCH(&quot;worldY = &quot;;[.D246])-SEARCH(&quot;worldX = &quot;;[.D246])-11))" office:value-type="string" office:string-value="35">
            <text:p>35</text:p>
          </table:table-cell>
          <table:table-cell table:formula="of:=MID([.D246];SEARCH(&quot;worldY = &quot;;[.D246])+9;(SEARCH(&quot;posX = &quot;;[.D246])-SEARCH(&quot;worldY = &quot;;[.D246])-11))" office:value-type="string" office:string-value="32">
            <text:p>32</text:p>
          </table:table-cell>
          <table:table-cell table:formula="of:=MID([.D246];(SEARCH(&quot;posX = &quot;;[.D246])+7);(SEARCH(&quot;,&quot;;[.D246];SEARCH(&quot;posX&quot;;[.D246]))-SEARCH(&quot;posX = &quot;;[.D246])-7))" office:value-type="string" office:string-value="132">
            <text:p>132</text:p>
          </table:table-cell>
          <table:table-cell table:formula="of:=IF(LEN([.D246])&lt;60;MID([.D246];(SEARCH(&quot;posY = &quot;;[.D246])+7);(SEARCH(&quot;}&quot;;[.D246];SEARCH(&quot;posY&quot;;[.D246]))-SEARCH(&quot;posY = &quot;;[.D246])-7));MID([.D251];(SEARCH(&quot;posY = &quot;;[.D251])+7);(SEARCH(&quot;}&quot;;[.D251];SEARCH(&quot;posY&quot;;[.D251]))-SEARCH(&quot;posY = &quot;;[.D251])-7)))" office:value-type="string" office:string-value="201">
            <text:p>201</text:p>
          </table:table-cell>
          <table:table-cell table:formula="of:=MID([.D246];SEARCH(&quot;posZ = &quot;;[.D246])+7;(SEARCH(&quot;}&quot;;[.D246])-SEARCH(&quot;posZ = &quot;;[.D2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32, posY = 201, posZ = 1}, -- <text:s/>sunstar hotel lobby, room 2</text:p>
          </table:table-cell>
          <table:table-cell office:value-type="string">
            <text:p>Muldraugh</text:p>
          </table:table-cell>
          <table:table-cell table:formula="of:=MID([.A247];SEARCH(&quot;--&quot;;[.A247])+2;256)" office:value-type="string" office:string-value="  sunstar hotel lobby, room 2">
            <text:p><text:s text:c="2"/>sunstar hotel lobby, room 2</text:p>
          </table:table-cell>
          <table:table-cell table:formula="of:=MID([.A247];1;SEARCH(&quot;--&quot;;[.A247])-1)" office:value-type="string" office:string-value="{worldX = 35, worldY = 32, posX = 132, posY = 201, posZ = 1}, ">
            <text:p>{worldX = 35, worldY = 32, posX = 132, posY = 201, 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5">
            <text:p>245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247];&quot;-- &quot;;[.B247];&quot;,&quot;;[.C247];&quot; ID:&quot;;[.I247])" office:value-type="string" office:string-value="{worldX = 35, worldY = 32, posX = 132, posY = 201, posZ = 1}, -- Muldraugh,  sunstar hotel lobby, room 2 ID:245">
            <text:p>{worldX = 35, worldY = 32, posX = 132, posY = 201, posZ = 1}, -- Muldraugh, <text:s/>sunstar hotel lobby, room 2 ID:245</text:p>
          </table:table-cell>
          <table:table-cell table:formula="of:=MID([.D247];SEARCH(&quot;worldX = &quot;;[.D247])+9;(SEARCH(&quot;worldY = &quot;;[.D247])-SEARCH(&quot;worldX = &quot;;[.D247])-11))" office:value-type="string" office:string-value="35">
            <text:p>35</text:p>
          </table:table-cell>
          <table:table-cell table:formula="of:=MID([.D247];SEARCH(&quot;worldY = &quot;;[.D247])+9;(SEARCH(&quot;posX = &quot;;[.D247])-SEARCH(&quot;worldY = &quot;;[.D247])-11))" office:value-type="string" office:string-value="32">
            <text:p>32</text:p>
          </table:table-cell>
          <table:table-cell table:formula="of:=MID([.D247];(SEARCH(&quot;posX = &quot;;[.D247])+7);(SEARCH(&quot;,&quot;;[.D247];SEARCH(&quot;posX&quot;;[.D247]))-SEARCH(&quot;posX = &quot;;[.D247])-7))" office:value-type="string" office:string-value="132">
            <text:p>132</text:p>
          </table:table-cell>
          <table:table-cell table:formula="of:=IF(LEN([.D247])&lt;60;MID([.D247];(SEARCH(&quot;posY = &quot;;[.D247])+7);(SEARCH(&quot;}&quot;;[.D247];SEARCH(&quot;posY&quot;;[.D247]))-SEARCH(&quot;posY = &quot;;[.D247])-7));MID([.D252];(SEARCH(&quot;posY = &quot;;[.D252])+7);(SEARCH(&quot;}&quot;;[.D252];SEARCH(&quot;posY&quot;;[.D252]))-SEARCH(&quot;posY = &quot;;[.D252])-7)))" office:value-type="string" office:string-value="4">
            <text:p>4</text:p>
          </table:table-cell>
          <table:table-cell table:formula="of:=MID([.D247];SEARCH(&quot;posZ = &quot;;[.D247])+7;(SEARCH(&quot;}&quot;;[.D247])-SEARCH(&quot;posZ = &quot;;[.D247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31, posY = 230}, -- <text:s/>sunstar hotel lobby, room 3</text:p>
          </table:table-cell>
          <table:table-cell office:value-type="string">
            <text:p>Muldraugh</text:p>
          </table:table-cell>
          <table:table-cell table:formula="of:=MID([.A248];SEARCH(&quot;--&quot;;[.A248])+2;256)" office:value-type="string" office:string-value="  sunstar hotel lobby, room 3">
            <text:p><text:s text:c="2"/>sunstar hotel lobby, room 3</text:p>
          </table:table-cell>
          <table:table-cell table:formula="of:=MID([.A248];1;SEARCH(&quot;--&quot;;[.A248])-1)" office:value-type="string" office:string-value="{worldX = 35, worldY = 32, posX = 131, posY = 230}, ">
            <text:p>{worldX = 35, worldY = 32, posX = 131, posY = 230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6">
            <text:p>246</text:p>
          </table:table-cell>
          <table:table-cell table:number-columns-repeated="22"/>
          <table:table-cell table:formula="of:=CONCATENATE([.D248];&quot;-- &quot;;[.B248];&quot;,&quot;;[.C248];&quot; ID:&quot;;[.I248])" office:value-type="string" office:string-value="{worldX = 35, worldY = 32, posX = 131, posY = 230}, -- Muldraugh,  sunstar hotel lobby, room 3 ID:246">
            <text:p>{worldX = 35, worldY = 32, posX = 131, posY = 230}, -- Muldraugh, <text:s/>sunstar hotel lobby, room 3 ID:246</text:p>
          </table:table-cell>
          <table:table-cell table:formula="of:=MID([.D248];SEARCH(&quot;worldX = &quot;;[.D248])+9;(SEARCH(&quot;worldY = &quot;;[.D248])-SEARCH(&quot;worldX = &quot;;[.D248])-11))" office:value-type="string" office:string-value="35">
            <text:p>35</text:p>
          </table:table-cell>
          <table:table-cell table:formula="of:=MID([.D248];SEARCH(&quot;worldY = &quot;;[.D248])+9;(SEARCH(&quot;posX = &quot;;[.D248])-SEARCH(&quot;worldY = &quot;;[.D248])-11))" office:value-type="string" office:string-value="32">
            <text:p>32</text:p>
          </table:table-cell>
          <table:table-cell table:formula="of:=MID([.D248];(SEARCH(&quot;posX = &quot;;[.D248])+7);(SEARCH(&quot;,&quot;;[.D248];SEARCH(&quot;posX&quot;;[.D248]))-SEARCH(&quot;posX = &quot;;[.D248])-7))" office:value-type="string" office:string-value="131">
            <text:p>131</text:p>
          </table:table-cell>
          <table:table-cell table:formula="of:=IF(LEN([.D248])&lt;60;MID([.D248];(SEARCH(&quot;posY = &quot;;[.D248])+7);(SEARCH(&quot;}&quot;;[.D248];SEARCH(&quot;posY&quot;;[.D248]))-SEARCH(&quot;posY = &quot;;[.D248])-7));MID([.D253];(SEARCH(&quot;posY = &quot;;[.D253])+7);(SEARCH(&quot;}&quot;;[.D253];SEARCH(&quot;posY&quot;;[.D253]))-SEARCH(&quot;posY = &quot;;[.D253])-7)))" office:value-type="string" office:string-value="230">
            <text:p>230</text:p>
          </table:table-cell>
          <table:table-cell table:formula="of:=MID([.D248];SEARCH(&quot;posZ = &quot;;[.D248])+7;(SEARCH(&quot;}&quot;;[.D248])-SEARCH(&quot;posZ = &quot;;[.D2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20, posY = 233}, -- <text:s/>sunstar hotel, kitchen</text:p>
          </table:table-cell>
          <table:table-cell office:value-type="string">
            <text:p>Muldraugh</text:p>
          </table:table-cell>
          <table:table-cell table:formula="of:=MID([.A249];SEARCH(&quot;--&quot;;[.A249])+2;256)" office:value-type="string" office:string-value="  sunstar hotel, kitchen">
            <text:p><text:s text:c="2"/>sunstar hotel, kitchen</text:p>
          </table:table-cell>
          <table:table-cell table:formula="of:=MID([.A249];1;SEARCH(&quot;--&quot;;[.A249])-1)" office:value-type="string" office:string-value="{worldX = 35, worldY = 32, posX = 120, posY = 233}, ">
            <text:p>{worldX = 35, worldY = 32, posX = 120, posY = 233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formula="of:=CONCATENATE([.D249];&quot;-- &quot;;[.B249];&quot;,&quot;;[.C249];&quot; ID:&quot;;[.I249])" office:value-type="string" office:string-value="{worldX = 35, worldY = 32, posX = 120, posY = 233}, -- Muldraugh,  sunstar hotel, kitchen ID:247">
            <text:p>{worldX = 35, worldY = 32, posX = 120, posY = 233}, -- Muldraugh, <text:s/>sunstar hotel, kitchen ID:247</text:p>
          </table:table-cell>
          <table:table-cell table:formula="of:=MID([.D249];SEARCH(&quot;worldX = &quot;;[.D249])+9;(SEARCH(&quot;worldY = &quot;;[.D249])-SEARCH(&quot;worldX = &quot;;[.D249])-11))" office:value-type="string" office:string-value="35">
            <text:p>35</text:p>
          </table:table-cell>
          <table:table-cell table:formula="of:=MID([.D249];SEARCH(&quot;worldY = &quot;;[.D249])+9;(SEARCH(&quot;posX = &quot;;[.D249])-SEARCH(&quot;worldY = &quot;;[.D249])-11))" office:value-type="string" office:string-value="32">
            <text:p>32</text:p>
          </table:table-cell>
          <table:table-cell table:formula="of:=MID([.D249];(SEARCH(&quot;posX = &quot;;[.D249])+7);(SEARCH(&quot;,&quot;;[.D249];SEARCH(&quot;posX&quot;;[.D249]))-SEARCH(&quot;posX = &quot;;[.D249])-7))" office:value-type="string" office:string-value="120">
            <text:p>120</text:p>
          </table:table-cell>
          <table:table-cell table:formula="of:=IF(LEN([.D249])&lt;60;MID([.D249];(SEARCH(&quot;posY = &quot;;[.D249])+7);(SEARCH(&quot;}&quot;;[.D249];SEARCH(&quot;posY&quot;;[.D249]))-SEARCH(&quot;posY = &quot;;[.D249])-7));MID([.D254];(SEARCH(&quot;posY = &quot;;[.D254])+7);(SEARCH(&quot;}&quot;;[.D254];SEARCH(&quot;posY&quot;;[.D254]))-SEARCH(&quot;posY = &quot;;[.D254])-7)))" office:value-type="string" office:string-value="233">
            <text:p>233</text:p>
          </table:table-cell>
          <table:table-cell table:formula="of:=MID([.D249];SEARCH(&quot;posZ = &quot;;[.D249])+7;(SEARCH(&quot;}&quot;;[.D249])-SEARCH(&quot;posZ = &quot;;[.D24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14, posY = 287}, -- <text:s/>electronics store</text:p>
          </table:table-cell>
          <table:table-cell office:value-type="string">
            <text:p>Muldraugh</text:p>
          </table:table-cell>
          <table:table-cell table:formula="of:=MID([.A250];SEARCH(&quot;--&quot;;[.A250])+2;256)" office:value-type="string" office:string-value="  electronics store">
            <text:p><text:s text:c="2"/>electronics store</text:p>
          </table:table-cell>
          <table:table-cell table:formula="of:=MID([.A250];1;SEARCH(&quot;--&quot;;[.A250])-1)" office:value-type="string" office:string-value="{worldX = 35, worldY = 32, posX = 114, posY = 287}, ">
            <text:p>{worldX = 35, worldY = 32, posX = 114, posY = 287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8">
            <text:p>24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table:formula="of:=CONCATENATE([.D250];&quot;-- &quot;;[.B250];&quot;,&quot;;[.C250];&quot; ID:&quot;;[.I250])" office:value-type="string" office:string-value="{worldX = 35, worldY = 32, posX = 114, posY = 287}, -- Muldraugh,  electronics store ID:248">
            <text:p>{worldX = 35, worldY = 32, posX = 114, posY = 287}, -- Muldraugh, <text:s/>electronics store ID:248</text:p>
          </table:table-cell>
          <table:table-cell table:formula="of:=MID([.D250];SEARCH(&quot;worldX = &quot;;[.D250])+9;(SEARCH(&quot;worldY = &quot;;[.D250])-SEARCH(&quot;worldX = &quot;;[.D250])-11))" office:value-type="string" office:string-value="35">
            <text:p>35</text:p>
          </table:table-cell>
          <table:table-cell table:formula="of:=MID([.D250];SEARCH(&quot;worldY = &quot;;[.D250])+9;(SEARCH(&quot;posX = &quot;;[.D250])-SEARCH(&quot;worldY = &quot;;[.D250])-11))" office:value-type="string" office:string-value="32">
            <text:p>32</text:p>
          </table:table-cell>
          <table:table-cell table:formula="of:=MID([.D250];(SEARCH(&quot;posX = &quot;;[.D250])+7);(SEARCH(&quot;,&quot;;[.D250];SEARCH(&quot;posX&quot;;[.D250]))-SEARCH(&quot;posX = &quot;;[.D250])-7))" office:value-type="string" office:string-value="114">
            <text:p>114</text:p>
          </table:table-cell>
          <table:table-cell table:formula="of:=IF(LEN([.D250])&lt;60;MID([.D250];(SEARCH(&quot;posY = &quot;;[.D250])+7);(SEARCH(&quot;}&quot;;[.D250];SEARCH(&quot;posY&quot;;[.D250]))-SEARCH(&quot;posY = &quot;;[.D250])-7));MID([.D255];(SEARCH(&quot;posY = &quot;;[.D255])+7);(SEARCH(&quot;}&quot;;[.D255];SEARCH(&quot;posY&quot;;[.D255]))-SEARCH(&quot;posY = &quot;;[.D255])-7)))" office:value-type="string" office:string-value="287">
            <text:p>287</text:p>
          </table:table-cell>
          <table:table-cell table:formula="of:=MID([.D250];SEARCH(&quot;posZ = &quot;;[.D250])+7;(SEARCH(&quot;}&quot;;[.D250])-SEARCH(&quot;posZ = &quot;;[.D2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12, posY = 6}, -- <text:s/>vacant store </text:p>
          </table:table-cell>
          <table:table-cell office:value-type="string">
            <text:p>Muldraugh</text:p>
          </table:table-cell>
          <table:table-cell table:formula="of:=MID([.A251];SEARCH(&quot;--&quot;;[.A251])+2;256)" office:value-type="string" office:string-value="  vacant store ">
            <text:p><text:s text:c="2"/>vacant store </text:p>
          </table:table-cell>
          <table:table-cell table:formula="of:=MID([.A251];1;SEARCH(&quot;--&quot;;[.A251])-1)" office:value-type="string" office:string-value="{worldX = 35, worldY = 33, posX = 112, posY = 6}, ">
            <text:p>{worldX = 35, worldY = 33, posX = 112, posY = 6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table:formula="of:=CONCATENATE([.D251];&quot;-- &quot;;[.B251];&quot;,&quot;;[.C251];&quot; ID:&quot;;[.I251])" office:value-type="string" office:string-value="{worldX = 35, worldY = 33, posX = 112, posY = 6}, -- Muldraugh,  vacant store  ID:249">
            <text:p>{worldX = 35, worldY = 33, posX = 112, posY = 6}, -- Muldraugh, <text:s/>vacant store <text:s/>ID:249</text:p>
          </table:table-cell>
          <table:table-cell table:formula="of:=MID([.D251];SEARCH(&quot;worldX = &quot;;[.D251])+9;(SEARCH(&quot;worldY = &quot;;[.D251])-SEARCH(&quot;worldX = &quot;;[.D251])-11))" office:value-type="string" office:string-value="35">
            <text:p>35</text:p>
          </table:table-cell>
          <table:table-cell table:formula="of:=MID([.D251];SEARCH(&quot;worldY = &quot;;[.D251])+9;(SEARCH(&quot;posX = &quot;;[.D251])-SEARCH(&quot;worldY = &quot;;[.D251])-11))" office:value-type="string" office:string-value="33">
            <text:p>33</text:p>
          </table:table-cell>
          <table:table-cell table:formula="of:=MID([.D251];(SEARCH(&quot;posX = &quot;;[.D251])+7);(SEARCH(&quot;,&quot;;[.D251];SEARCH(&quot;posX&quot;;[.D251]))-SEARCH(&quot;posX = &quot;;[.D251])-7))" office:value-type="string" office:string-value="112">
            <text:p>112</text:p>
          </table:table-cell>
          <table:table-cell table:formula="of:=IF(LEN([.D251])&lt;60;MID([.D251];(SEARCH(&quot;posY = &quot;;[.D251])+7);(SEARCH(&quot;}&quot;;[.D251];SEARCH(&quot;posY&quot;;[.D251]))-SEARCH(&quot;posY = &quot;;[.D251])-7));MID([.D256];(SEARCH(&quot;posY = &quot;;[.D256])+7);(SEARCH(&quot;}&quot;;[.D256];SEARCH(&quot;posY&quot;;[.D256]))-SEARCH(&quot;posY = &quot;;[.D256])-7)))" office:value-type="string" office:string-value="6">
            <text:p>6</text:p>
          </table:table-cell>
          <table:table-cell table:formula="of:=MID([.D251];SEARCH(&quot;posZ = &quot;;[.D251])+7;(SEARCH(&quot;}&quot;;[.D251])-SEARCH(&quot;posZ = &quot;;[.D2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22, posY = 4}, -- <text:s/>convenience store</text:p>
          </table:table-cell>
          <table:table-cell office:value-type="string">
            <text:p>Muldraugh</text:p>
          </table:table-cell>
          <table:table-cell table:formula="of:=MID([.A252];SEARCH(&quot;--&quot;;[.A252])+2;256)" office:value-type="string" office:string-value="  convenience store">
            <text:p><text:s text:c="2"/>convenience store</text:p>
          </table:table-cell>
          <table:table-cell table:formula="of:=MID([.A252];1;SEARCH(&quot;--&quot;;[.A252])-1)" office:value-type="string" office:string-value="{worldX = 35, worldY = 33, posX = 122, posY = 4}, ">
            <text:p>{worldX = 35, worldY = 33, posX = 122, posY = 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0">
            <text:p>250</text:p>
          </table:table-cell>
          <table:table-cell table:number-columns-repeated="22"/>
          <table:table-cell table:formula="of:=CONCATENATE([.D252];&quot;-- &quot;;[.B252];&quot;,&quot;;[.C252];&quot; ID:&quot;;[.I252])" office:value-type="string" office:string-value="{worldX = 35, worldY = 33, posX = 122, posY = 4}, -- Muldraugh,  convenience store ID:250">
            <text:p>{worldX = 35, worldY = 33, posX = 122, posY = 4}, -- Muldraugh, <text:s/>convenience store ID:250</text:p>
          </table:table-cell>
          <table:table-cell table:formula="of:=MID([.D252];SEARCH(&quot;worldX = &quot;;[.D252])+9;(SEARCH(&quot;worldY = &quot;;[.D252])-SEARCH(&quot;worldX = &quot;;[.D252])-11))" office:value-type="string" office:string-value="35">
            <text:p>35</text:p>
          </table:table-cell>
          <table:table-cell table:formula="of:=MID([.D252];SEARCH(&quot;worldY = &quot;;[.D252])+9;(SEARCH(&quot;posX = &quot;;[.D252])-SEARCH(&quot;worldY = &quot;;[.D252])-11))" office:value-type="string" office:string-value="33">
            <text:p>33</text:p>
          </table:table-cell>
          <table:table-cell table:formula="of:=MID([.D252];(SEARCH(&quot;posX = &quot;;[.D252])+7);(SEARCH(&quot;,&quot;;[.D252];SEARCH(&quot;posX&quot;;[.D252]))-SEARCH(&quot;posX = &quot;;[.D252])-7))" office:value-type="string" office:string-value="122">
            <text:p>122</text:p>
          </table:table-cell>
          <table:table-cell table:formula="of:=IF(LEN([.D252])&lt;60;MID([.D252];(SEARCH(&quot;posY = &quot;;[.D252])+7);(SEARCH(&quot;}&quot;;[.D252];SEARCH(&quot;posY&quot;;[.D252]))-SEARCH(&quot;posY = &quot;;[.D252])-7));MID([.D257];(SEARCH(&quot;posY = &quot;;[.D257])+7);(SEARCH(&quot;}&quot;;[.D257];SEARCH(&quot;posY&quot;;[.D257]))-SEARCH(&quot;posY = &quot;;[.D257])-7)))" office:value-type="string" office:string-value="4">
            <text:p>4</text:p>
          </table:table-cell>
          <table:table-cell table:formula="of:=MID([.D252];SEARCH(&quot;posZ = &quot;;[.D252])+7;(SEARCH(&quot;}&quot;;[.D252])-SEARCH(&quot;posZ = &quot;;[.D2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33, posY = 6}, -- <text:s/>clothes store</text:p>
          </table:table-cell>
          <table:table-cell office:value-type="string">
            <text:p>Muldraugh</text:p>
          </table:table-cell>
          <table:table-cell table:formula="of:=MID([.A253];SEARCH(&quot;--&quot;;[.A253])+2;256)" office:value-type="string" office:string-value="  clothes store">
            <text:p><text:s text:c="2"/>clothes store</text:p>
          </table:table-cell>
          <table:table-cell table:formula="of:=MID([.A253];1;SEARCH(&quot;--&quot;;[.A253])-1)" office:value-type="string" office:string-value="{worldX = 35, worldY = 33, posX = 133, posY = 6}, ">
            <text:p>{worldX = 35, worldY = 33, posX = 133, posY = 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1">
            <text:p>251</text:p>
          </table:table-cell>
          <table:table-cell table:number-columns-repeated="22"/>
          <table:table-cell table:formula="of:=CONCATENATE([.D253];&quot;-- &quot;;[.B253];&quot;,&quot;;[.C253];&quot; ID:&quot;;[.I253])" office:value-type="string" office:string-value="{worldX = 35, worldY = 33, posX = 133, posY = 6}, -- Muldraugh,  clothes store ID:251">
            <text:p>{worldX = 35, worldY = 33, posX = 133, posY = 6}, -- Muldraugh, <text:s/>clothes store ID:251</text:p>
          </table:table-cell>
          <table:table-cell table:formula="of:=MID([.D253];SEARCH(&quot;worldX = &quot;;[.D253])+9;(SEARCH(&quot;worldY = &quot;;[.D253])-SEARCH(&quot;worldX = &quot;;[.D253])-11))" office:value-type="string" office:string-value="35">
            <text:p>35</text:p>
          </table:table-cell>
          <table:table-cell table:formula="of:=MID([.D253];SEARCH(&quot;worldY = &quot;;[.D253])+9;(SEARCH(&quot;posX = &quot;;[.D253])-SEARCH(&quot;worldY = &quot;;[.D253])-11))" office:value-type="string" office:string-value="33">
            <text:p>33</text:p>
          </table:table-cell>
          <table:table-cell table:formula="of:=MID([.D253];(SEARCH(&quot;posX = &quot;;[.D253])+7);(SEARCH(&quot;,&quot;;[.D253];SEARCH(&quot;posX&quot;;[.D253]))-SEARCH(&quot;posX = &quot;;[.D253])-7))" office:value-type="string" office:string-value="133">
            <text:p>133</text:p>
          </table:table-cell>
          <table:table-cell table:formula="of:=IF(LEN([.D253])&lt;60;MID([.D253];(SEARCH(&quot;posY = &quot;;[.D253])+7);(SEARCH(&quot;}&quot;;[.D253];SEARCH(&quot;posY&quot;;[.D253]))-SEARCH(&quot;posY = &quot;;[.D253])-7));MID([.D258];(SEARCH(&quot;posY = &quot;;[.D258])+7);(SEARCH(&quot;}&quot;;[.D258];SEARCH(&quot;posY&quot;;[.D258]))-SEARCH(&quot;posY = &quot;;[.D258])-7)))" office:value-type="string" office:string-value="6">
            <text:p>6</text:p>
          </table:table-cell>
          <table:table-cell table:formula="of:=MID([.D253];SEARCH(&quot;posZ = &quot;;[.D253])+7;(SEARCH(&quot;}&quot;;[.D253])-SEARCH(&quot;posZ = &quot;;[.D2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48, posY = 4}, -- <text:s/>adult education center</text:p>
          </table:table-cell>
          <table:table-cell office:value-type="string">
            <text:p>Muldraugh</text:p>
          </table:table-cell>
          <table:table-cell table:formula="of:=MID([.A254];SEARCH(&quot;--&quot;;[.A254])+2;256)" office:value-type="string" office:string-value="  adult education center">
            <text:p><text:s text:c="2"/>adult education center</text:p>
          </table:table-cell>
          <table:table-cell table:formula="of:=MID([.A254];1;SEARCH(&quot;--&quot;;[.A254])-1)" office:value-type="string" office:string-value="{worldX = 35, worldY = 33, posX = 148, posY = 4}, ">
            <text:p>{worldX = 35, worldY = 33, posX = 148, posY = 4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2">
            <text:p>25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254];&quot;-- &quot;;[.B254];&quot;,&quot;;[.C254];&quot; ID:&quot;;[.I254])" office:value-type="string" office:string-value="{worldX = 35, worldY = 33, posX = 148, posY = 4}, -- Muldraugh,  adult education center ID:252">
            <text:p>{worldX = 35, worldY = 33, posX = 148, posY = 4}, -- Muldraugh, <text:s/>adult education center ID:252</text:p>
          </table:table-cell>
          <table:table-cell table:formula="of:=MID([.D254];SEARCH(&quot;worldX = &quot;;[.D254])+9;(SEARCH(&quot;worldY = &quot;;[.D254])-SEARCH(&quot;worldX = &quot;;[.D254])-11))" office:value-type="string" office:string-value="35">
            <text:p>35</text:p>
          </table:table-cell>
          <table:table-cell table:formula="of:=MID([.D254];SEARCH(&quot;worldY = &quot;;[.D254])+9;(SEARCH(&quot;posX = &quot;;[.D254])-SEARCH(&quot;worldY = &quot;;[.D254])-11))" office:value-type="string" office:string-value="33">
            <text:p>33</text:p>
          </table:table-cell>
          <table:table-cell table:formula="of:=MID([.D254];(SEARCH(&quot;posX = &quot;;[.D254])+7);(SEARCH(&quot;,&quot;;[.D254];SEARCH(&quot;posX&quot;;[.D254]))-SEARCH(&quot;posX = &quot;;[.D254])-7))" office:value-type="string" office:string-value="148">
            <text:p>148</text:p>
          </table:table-cell>
          <table:table-cell table:formula="of:=IF(LEN([.D254])&lt;60;MID([.D254];(SEARCH(&quot;posY = &quot;;[.D254])+7);(SEARCH(&quot;}&quot;;[.D254];SEARCH(&quot;posY&quot;;[.D254]))-SEARCH(&quot;posY = &quot;;[.D254])-7));MID([.D259];(SEARCH(&quot;posY = &quot;;[.D259])+7);(SEARCH(&quot;}&quot;;[.D259];SEARCH(&quot;posY&quot;;[.D259]))-SEARCH(&quot;posY = &quot;;[.D259])-7)))" office:value-type="string" office:string-value="4">
            <text:p>4</text:p>
          </table:table-cell>
          <table:table-cell table:formula="of:=MID([.D254];SEARCH(&quot;posZ = &quot;;[.D254])+7;(SEARCH(&quot;}&quot;;[.D254])-SEARCH(&quot;posZ = &quot;;[.D2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51, posY = 25}, -- <text:s/>cafeteria</text:p>
          </table:table-cell>
          <table:table-cell office:value-type="string">
            <text:p>Muldraugh</text:p>
          </table:table-cell>
          <table:table-cell table:formula="of:=MID([.A255];SEARCH(&quot;--&quot;;[.A255])+2;256)" office:value-type="string" office:string-value="  cafeteria">
            <text:p><text:s text:c="2"/>cafeteria</text:p>
          </table:table-cell>
          <table:table-cell table:formula="of:=MID([.A255];1;SEARCH(&quot;--&quot;;[.A255])-1)" office:value-type="string" office:string-value="{worldX = 35, worldY = 33, posX = 151, posY = 25}, ">
            <text:p>{worldX = 35, worldY = 33, posX = 151, posY = 25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3">
            <text:p>253</text:p>
          </table:table-cell>
          <table:table-cell table:number-columns-repeated="22"/>
          <table:table-cell table:formula="of:=CONCATENATE([.D255];&quot;-- &quot;;[.B255];&quot;,&quot;;[.C255];&quot; ID:&quot;;[.I255])" office:value-type="string" office:string-value="{worldX = 35, worldY = 33, posX = 151, posY = 25}, -- Muldraugh,  cafeteria ID:253">
            <text:p>{worldX = 35, worldY = 33, posX = 151, posY = 25}, -- Muldraugh, <text:s/>cafeteria ID:253</text:p>
          </table:table-cell>
          <table:table-cell table:formula="of:=MID([.D255];SEARCH(&quot;worldX = &quot;;[.D255])+9;(SEARCH(&quot;worldY = &quot;;[.D255])-SEARCH(&quot;worldX = &quot;;[.D255])-11))" office:value-type="string" office:string-value="35">
            <text:p>35</text:p>
          </table:table-cell>
          <table:table-cell table:formula="of:=MID([.D255];SEARCH(&quot;worldY = &quot;;[.D255])+9;(SEARCH(&quot;posX = &quot;;[.D255])-SEARCH(&quot;worldY = &quot;;[.D255])-11))" office:value-type="string" office:string-value="33">
            <text:p>33</text:p>
          </table:table-cell>
          <table:table-cell table:formula="of:=MID([.D255];(SEARCH(&quot;posX = &quot;;[.D255])+7);(SEARCH(&quot;,&quot;;[.D255];SEARCH(&quot;posX&quot;;[.D255]))-SEARCH(&quot;posX = &quot;;[.D255])-7))" office:value-type="string" office:string-value="151">
            <text:p>151</text:p>
          </table:table-cell>
          <table:table-cell table:formula="of:=IF(LEN([.D255])&lt;60;MID([.D255];(SEARCH(&quot;posY = &quot;;[.D255])+7);(SEARCH(&quot;}&quot;;[.D255];SEARCH(&quot;posY&quot;;[.D255]))-SEARCH(&quot;posY = &quot;;[.D255])-7));MID([.D260];(SEARCH(&quot;posY = &quot;;[.D260])+7);(SEARCH(&quot;}&quot;;[.D260];SEARCH(&quot;posY&quot;;[.D260]))-SEARCH(&quot;posY = &quot;;[.D260])-7)))" office:value-type="string" office:string-value="25">
            <text:p>25</text:p>
          </table:table-cell>
          <table:table-cell table:formula="of:=MID([.D255];SEARCH(&quot;posZ = &quot;;[.D255])+7;(SEARCH(&quot;}&quot;;[.D255])-SEARCH(&quot;posZ = &quot;;[.D2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52, posY = 22}, -- <text:s/>cafeteria, kitchen</text:p>
          </table:table-cell>
          <table:table-cell office:value-type="string">
            <text:p>Muldraugh</text:p>
          </table:table-cell>
          <table:table-cell table:formula="of:=MID([.A256];SEARCH(&quot;--&quot;;[.A256])+2;256)" office:value-type="string" office:string-value="  cafeteria, kitchen">
            <text:p><text:s text:c="2"/>cafeteria, kitchen</text:p>
          </table:table-cell>
          <table:table-cell table:formula="of:=MID([.A256];1;SEARCH(&quot;--&quot;;[.A256])-1)" office:value-type="string" office:string-value="{worldX = 35, worldY = 33, posX = 152, posY = 22}, ">
            <text:p>{worldX = 35, worldY = 33, posX = 152, posY = 2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4">
            <text:p>25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56];&quot;-- &quot;;[.B256];&quot;,&quot;;[.C256];&quot; ID:&quot;;[.I256])" office:value-type="string" office:string-value="{worldX = 35, worldY = 33, posX = 152, posY = 22}, -- Muldraugh,  cafeteria, kitchen ID:254">
            <text:p>{worldX = 35, worldY = 33, posX = 152, posY = 22}, -- Muldraugh, <text:s/>cafeteria, kitchen ID:254</text:p>
          </table:table-cell>
          <table:table-cell table:formula="of:=MID([.D256];SEARCH(&quot;worldX = &quot;;[.D256])+9;(SEARCH(&quot;worldY = &quot;;[.D256])-SEARCH(&quot;worldX = &quot;;[.D256])-11))" office:value-type="string" office:string-value="35">
            <text:p>35</text:p>
          </table:table-cell>
          <table:table-cell table:formula="of:=MID([.D256];SEARCH(&quot;worldY = &quot;;[.D256])+9;(SEARCH(&quot;posX = &quot;;[.D256])-SEARCH(&quot;worldY = &quot;;[.D256])-11))" office:value-type="string" office:string-value="33">
            <text:p>33</text:p>
          </table:table-cell>
          <table:table-cell table:formula="of:=MID([.D256];(SEARCH(&quot;posX = &quot;;[.D256])+7);(SEARCH(&quot;,&quot;;[.D256];SEARCH(&quot;posX&quot;;[.D256]))-SEARCH(&quot;posX = &quot;;[.D256])-7))" office:value-type="string" office:string-value="152">
            <text:p>152</text:p>
          </table:table-cell>
          <table:table-cell table:formula="of:=IF(LEN([.D256])&lt;60;MID([.D256];(SEARCH(&quot;posY = &quot;;[.D256])+7);(SEARCH(&quot;}&quot;;[.D256];SEARCH(&quot;posY&quot;;[.D256]))-SEARCH(&quot;posY = &quot;;[.D256])-7));MID([.D261];(SEARCH(&quot;posY = &quot;;[.D261])+7);(SEARCH(&quot;}&quot;;[.D261];SEARCH(&quot;posY&quot;;[.D261]))-SEARCH(&quot;posY = &quot;;[.D261])-7)))" office:value-type="string" office:string-value="22">
            <text:p>22</text:p>
          </table:table-cell>
          <table:table-cell table:formula="of:=MID([.D256];SEARCH(&quot;posZ = &quot;;[.D256])+7;(SEARCH(&quot;}&quot;;[.D256])-SEARCH(&quot;posZ = &quot;;[.D2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22, posY = 74}, -- <text:s/>elementary school, classroom</text:p>
          </table:table-cell>
          <table:table-cell office:value-type="string">
            <text:p>Muldraugh</text:p>
          </table:table-cell>
          <table:table-cell table:formula="of:=MID([.A257];SEARCH(&quot;--&quot;;[.A257])+2;256)" office:value-type="string" office:string-value="  elementary school, classroom">
            <text:p><text:s text:c="2"/>elementary school, classroom</text:p>
          </table:table-cell>
          <table:table-cell table:formula="of:=MID([.A257];1;SEARCH(&quot;--&quot;;[.A257])-1)" office:value-type="string" office:string-value="{worldX = 35, worldY = 33, posX = 122, posY = 74}, ">
            <text:p>{worldX = 35, worldY = 33, posX = 122, posY = 74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5">
            <text:p>255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CONCATENATE([.D257];&quot;-- &quot;;[.B257];&quot;,&quot;;[.C257];&quot; ID:&quot;;[.I257])" office:value-type="string" office:string-value="{worldX = 35, worldY = 33, posX = 122, posY = 74}, -- Muldraugh,  elementary school, classroom ID:255">
            <text:p>{worldX = 35, worldY = 33, posX = 122, posY = 74}, -- Muldraugh, <text:s/>elementary school, classroom ID:255</text:p>
          </table:table-cell>
          <table:table-cell table:formula="of:=MID([.D257];SEARCH(&quot;worldX = &quot;;[.D257])+9;(SEARCH(&quot;worldY = &quot;;[.D257])-SEARCH(&quot;worldX = &quot;;[.D257])-11))" office:value-type="string" office:string-value="35">
            <text:p>35</text:p>
          </table:table-cell>
          <table:table-cell table:formula="of:=MID([.D257];SEARCH(&quot;worldY = &quot;;[.D257])+9;(SEARCH(&quot;posX = &quot;;[.D257])-SEARCH(&quot;worldY = &quot;;[.D257])-11))" office:value-type="string" office:string-value="33">
            <text:p>33</text:p>
          </table:table-cell>
          <table:table-cell table:formula="of:=MID([.D257];(SEARCH(&quot;posX = &quot;;[.D257])+7);(SEARCH(&quot;,&quot;;[.D257];SEARCH(&quot;posX&quot;;[.D257]))-SEARCH(&quot;posX = &quot;;[.D257])-7))" office:value-type="string" office:string-value="122">
            <text:p>122</text:p>
          </table:table-cell>
          <table:table-cell table:formula="of:=IF(LEN([.D257])&lt;60;MID([.D257];(SEARCH(&quot;posY = &quot;;[.D257])+7);(SEARCH(&quot;}&quot;;[.D257];SEARCH(&quot;posY&quot;;[.D257]))-SEARCH(&quot;posY = &quot;;[.D257])-7));MID([.D262];(SEARCH(&quot;posY = &quot;;[.D262])+7);(SEARCH(&quot;}&quot;;[.D262];SEARCH(&quot;posY&quot;;[.D262]))-SEARCH(&quot;posY = &quot;;[.D262])-7)))" office:value-type="string" office:string-value="74">
            <text:p>74</text:p>
          </table:table-cell>
          <table:table-cell table:formula="of:=MID([.D257];SEARCH(&quot;posZ = &quot;;[.D257])+7;(SEARCH(&quot;}&quot;;[.D257])-SEARCH(&quot;posZ = &quot;;[.D2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14, posY = 81}, -- <text:s/>elementary school, office</text:p>
          </table:table-cell>
          <table:table-cell office:value-type="string">
            <text:p>Muldraugh</text:p>
          </table:table-cell>
          <table:table-cell table:formula="of:=MID([.A258];SEARCH(&quot;--&quot;;[.A258])+2;256)" office:value-type="string" office:string-value="  elementary school, office">
            <text:p><text:s text:c="2"/>elementary school, office</text:p>
          </table:table-cell>
          <table:table-cell table:formula="of:=MID([.A258];1;SEARCH(&quot;--&quot;;[.A258])-1)" office:value-type="string" office:string-value="{worldX = 35, worldY = 33, posX = 114, posY = 81}, ">
            <text:p>{worldX = 35, worldY = 33, posX = 114, posY = 81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table:formula="of:=CONCATENATE([.D258];&quot;-- &quot;;[.B258];&quot;,&quot;;[.C258];&quot; ID:&quot;;[.I258])" office:value-type="string" office:string-value="{worldX = 35, worldY = 33, posX = 114, posY = 81}, -- Muldraugh,  elementary school, office ID:256">
            <text:p>{worldX = 35, worldY = 33, posX = 114, posY = 81}, -- Muldraugh, <text:s/>elementary school, office ID:256</text:p>
          </table:table-cell>
          <table:table-cell table:formula="of:=MID([.D258];SEARCH(&quot;worldX = &quot;;[.D258])+9;(SEARCH(&quot;worldY = &quot;;[.D258])-SEARCH(&quot;worldX = &quot;;[.D258])-11))" office:value-type="string" office:string-value="35">
            <text:p>35</text:p>
          </table:table-cell>
          <table:table-cell table:formula="of:=MID([.D258];SEARCH(&quot;worldY = &quot;;[.D258])+9;(SEARCH(&quot;posX = &quot;;[.D258])-SEARCH(&quot;worldY = &quot;;[.D258])-11))" office:value-type="string" office:string-value="33">
            <text:p>33</text:p>
          </table:table-cell>
          <table:table-cell table:formula="of:=MID([.D258];(SEARCH(&quot;posX = &quot;;[.D258])+7);(SEARCH(&quot;,&quot;;[.D258];SEARCH(&quot;posX&quot;;[.D258]))-SEARCH(&quot;posX = &quot;;[.D258])-7))" office:value-type="string" office:string-value="114">
            <text:p>114</text:p>
          </table:table-cell>
          <table:table-cell table:formula="of:=IF(LEN([.D258])&lt;60;MID([.D258];(SEARCH(&quot;posY = &quot;;[.D258])+7);(SEARCH(&quot;}&quot;;[.D258];SEARCH(&quot;posY&quot;;[.D258]))-SEARCH(&quot;posY = &quot;;[.D258])-7));MID([.D263];(SEARCH(&quot;posY = &quot;;[.D263])+7);(SEARCH(&quot;}&quot;;[.D263];SEARCH(&quot;posY&quot;;[.D263]))-SEARCH(&quot;posY = &quot;;[.D263])-7)))" office:value-type="string" office:string-value="81">
            <text:p>81</text:p>
          </table:table-cell>
          <table:table-cell table:formula="of:=MID([.D258];SEARCH(&quot;posZ = &quot;;[.D258])+7;(SEARCH(&quot;}&quot;;[.D258])-SEARCH(&quot;posZ = &quot;;[.D2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13, posY = 69}, -- <text:s/>elementary school, kitchen</text:p>
          </table:table-cell>
          <table:table-cell office:value-type="string">
            <text:p>Muldraugh</text:p>
          </table:table-cell>
          <table:table-cell table:formula="of:=MID([.A259];SEARCH(&quot;--&quot;;[.A259])+2;256)" office:value-type="string" office:string-value="  elementary school, kitchen">
            <text:p><text:s text:c="2"/>elementary school, kitchen</text:p>
          </table:table-cell>
          <table:table-cell table:formula="of:=MID([.A259];1;SEARCH(&quot;--&quot;;[.A259])-1)" office:value-type="string" office:string-value="{worldX = 35, worldY = 33, posX = 113, posY = 69}, ">
            <text:p>{worldX = 35, worldY = 33, posX = 113, posY = 69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7">
            <text:p>257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59];&quot;-- &quot;;[.B259];&quot;,&quot;;[.C259];&quot; ID:&quot;;[.I259])" office:value-type="string" office:string-value="{worldX = 35, worldY = 33, posX = 113, posY = 69}, -- Muldraugh,  elementary school, kitchen ID:257">
            <text:p>{worldX = 35, worldY = 33, posX = 113, posY = 69}, -- Muldraugh, <text:s/>elementary school, kitchen ID:257</text:p>
          </table:table-cell>
          <table:table-cell table:formula="of:=MID([.D259];SEARCH(&quot;worldX = &quot;;[.D259])+9;(SEARCH(&quot;worldY = &quot;;[.D259])-SEARCH(&quot;worldX = &quot;;[.D259])-11))" office:value-type="string" office:string-value="35">
            <text:p>35</text:p>
          </table:table-cell>
          <table:table-cell table:formula="of:=MID([.D259];SEARCH(&quot;worldY = &quot;;[.D259])+9;(SEARCH(&quot;posX = &quot;;[.D259])-SEARCH(&quot;worldY = &quot;;[.D259])-11))" office:value-type="string" office:string-value="33">
            <text:p>33</text:p>
          </table:table-cell>
          <table:table-cell table:formula="of:=MID([.D259];(SEARCH(&quot;posX = &quot;;[.D259])+7);(SEARCH(&quot;,&quot;;[.D259];SEARCH(&quot;posX&quot;;[.D259]))-SEARCH(&quot;posX = &quot;;[.D259])-7))" office:value-type="string" office:string-value="113">
            <text:p>113</text:p>
          </table:table-cell>
          <table:table-cell table:formula="of:=IF(LEN([.D259])&lt;60;MID([.D259];(SEARCH(&quot;posY = &quot;;[.D259])+7);(SEARCH(&quot;}&quot;;[.D259];SEARCH(&quot;posY&quot;;[.D259]))-SEARCH(&quot;posY = &quot;;[.D259])-7));MID([.D264];(SEARCH(&quot;posY = &quot;;[.D264])+7);(SEARCH(&quot;}&quot;;[.D264];SEARCH(&quot;posY&quot;;[.D264]))-SEARCH(&quot;posY = &quot;;[.D264])-7)))" office:value-type="string" office:string-value="69">
            <text:p>69</text:p>
          </table:table-cell>
          <table:table-cell table:formula="of:=MID([.D259];SEARCH(&quot;posZ = &quot;;[.D259])+7;(SEARCH(&quot;}&quot;;[.D259])-SEARCH(&quot;posZ = &quot;;[.D2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22, posY = 138}, -- <text:s/>abandoned restaraunt</text:p>
          </table:table-cell>
          <table:table-cell office:value-type="string">
            <text:p>Muldraugh</text:p>
          </table:table-cell>
          <table:table-cell table:formula="of:=MID([.A260];SEARCH(&quot;--&quot;;[.A260])+2;256)" office:value-type="string" office:string-value="  abandoned restaraunt">
            <text:p><text:s text:c="2"/>abandoned restaraunt</text:p>
          </table:table-cell>
          <table:table-cell table:formula="of:=MID([.A260];1;SEARCH(&quot;--&quot;;[.A260])-1)" office:value-type="string" office:string-value="{worldX = 35, worldY = 33, posX = 122, posY = 138}, ">
            <text:p>{worldX = 35, worldY = 33, posX = 122, posY = 138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table:formula="of:=CONCATENATE([.D260];&quot;-- &quot;;[.B260];&quot;,&quot;;[.C260];&quot; ID:&quot;;[.I260])" office:value-type="string" office:string-value="{worldX = 35, worldY = 33, posX = 122, posY = 138}, -- Muldraugh,  abandoned restaraunt ID:258">
            <text:p>{worldX = 35, worldY = 33, posX = 122, posY = 138}, -- Muldraugh, <text:s/>abandoned restaraunt ID:258</text:p>
          </table:table-cell>
          <table:table-cell table:formula="of:=MID([.D260];SEARCH(&quot;worldX = &quot;;[.D260])+9;(SEARCH(&quot;worldY = &quot;;[.D260])-SEARCH(&quot;worldX = &quot;;[.D260])-11))" office:value-type="string" office:string-value="35">
            <text:p>35</text:p>
          </table:table-cell>
          <table:table-cell table:formula="of:=MID([.D260];SEARCH(&quot;worldY = &quot;;[.D260])+9;(SEARCH(&quot;posX = &quot;;[.D260])-SEARCH(&quot;worldY = &quot;;[.D260])-11))" office:value-type="string" office:string-value="33">
            <text:p>33</text:p>
          </table:table-cell>
          <table:table-cell table:formula="of:=MID([.D260];(SEARCH(&quot;posX = &quot;;[.D260])+7);(SEARCH(&quot;,&quot;;[.D260];SEARCH(&quot;posX&quot;;[.D260]))-SEARCH(&quot;posX = &quot;;[.D260])-7))" office:value-type="string" office:string-value="122">
            <text:p>122</text:p>
          </table:table-cell>
          <table:table-cell table:formula="of:=IF(LEN([.D260])&lt;60;MID([.D260];(SEARCH(&quot;posY = &quot;;[.D260])+7);(SEARCH(&quot;}&quot;;[.D260];SEARCH(&quot;posY&quot;;[.D260]))-SEARCH(&quot;posY = &quot;;[.D260])-7));MID([.D265];(SEARCH(&quot;posY = &quot;;[.D265])+7);(SEARCH(&quot;}&quot;;[.D265];SEARCH(&quot;posY&quot;;[.D265]))-SEARCH(&quot;posY = &quot;;[.D265])-7)))" office:value-type="string" office:string-value="138">
            <text:p>138</text:p>
          </table:table-cell>
          <table:table-cell table:formula="of:=MID([.D260];SEARCH(&quot;posZ = &quot;;[.D260])+7;(SEARCH(&quot;}&quot;;[.D260])-SEARCH(&quot;posZ = &quot;;[.D2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07, posY = 217}, -- <text:s/>pizza whirled</text:p>
          </table:table-cell>
          <table:table-cell office:value-type="string">
            <text:p>Muldraugh</text:p>
          </table:table-cell>
          <table:table-cell table:formula="of:=MID([.A261];SEARCH(&quot;--&quot;;[.A261])+2;256)" office:value-type="string" office:string-value="  pizza whirled">
            <text:p><text:s text:c="2"/>pizza whirled</text:p>
          </table:table-cell>
          <table:table-cell table:formula="of:=MID([.A261];1;SEARCH(&quot;--&quot;;[.A261])-1)" office:value-type="string" office:string-value="{worldX = 35, worldY = 33, posX = 107, posY = 217}, ">
            <text:p>{worldX = 35, worldY = 33, posX = 107, posY = 217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59">
            <text:p>259</text:p>
          </table:table-cell>
          <table:table-cell table:number-columns-repeated="22"/>
          <table:table-cell table:formula="of:=CONCATENATE([.D261];&quot;-- &quot;;[.B261];&quot;,&quot;;[.C261];&quot; ID:&quot;;[.I261])" office:value-type="string" office:string-value="{worldX = 35, worldY = 33, posX = 107, posY = 217}, -- Muldraugh,  pizza whirled ID:259">
            <text:p>{worldX = 35, worldY = 33, posX = 107, posY = 217}, -- Muldraugh, <text:s/>pizza whirled ID:259</text:p>
          </table:table-cell>
          <table:table-cell table:formula="of:=MID([.D261];SEARCH(&quot;worldX = &quot;;[.D261])+9;(SEARCH(&quot;worldY = &quot;;[.D261])-SEARCH(&quot;worldX = &quot;;[.D261])-11))" office:value-type="string" office:string-value="35">
            <text:p>35</text:p>
          </table:table-cell>
          <table:table-cell table:formula="of:=MID([.D261];SEARCH(&quot;worldY = &quot;;[.D261])+9;(SEARCH(&quot;posX = &quot;;[.D261])-SEARCH(&quot;worldY = &quot;;[.D261])-11))" office:value-type="string" office:string-value="33">
            <text:p>33</text:p>
          </table:table-cell>
          <table:table-cell table:formula="of:=MID([.D261];(SEARCH(&quot;posX = &quot;;[.D261])+7);(SEARCH(&quot;,&quot;;[.D261];SEARCH(&quot;posX&quot;;[.D261]))-SEARCH(&quot;posX = &quot;;[.D261])-7))" office:value-type="string" office:string-value="107">
            <text:p>107</text:p>
          </table:table-cell>
          <table:table-cell table:formula="of:=IF(LEN([.D261])&lt;60;MID([.D261];(SEARCH(&quot;posY = &quot;;[.D261])+7);(SEARCH(&quot;}&quot;;[.D261];SEARCH(&quot;posY&quot;;[.D261]))-SEARCH(&quot;posY = &quot;;[.D261])-7));MID([.D266];(SEARCH(&quot;posY = &quot;;[.D266])+7);(SEARCH(&quot;}&quot;;[.D266];SEARCH(&quot;posY&quot;;[.D266]))-SEARCH(&quot;posY = &quot;;[.D266])-7)))" office:value-type="string" office:string-value="217">
            <text:p>217</text:p>
          </table:table-cell>
          <table:table-cell table:formula="of:=MID([.D261];SEARCH(&quot;posZ = &quot;;[.D261])+7;(SEARCH(&quot;}&quot;;[.D261])-SEARCH(&quot;posZ = &quot;;[.D2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06, posY = 211}, -- <text:s/>pizza whirled, kitchen</text:p>
          </table:table-cell>
          <table:table-cell office:value-type="string">
            <text:p>Muldraugh</text:p>
          </table:table-cell>
          <table:table-cell table:formula="of:=MID([.A262];SEARCH(&quot;--&quot;;[.A262])+2;256)" office:value-type="string" office:string-value="  pizza whirled, kitchen">
            <text:p><text:s text:c="2"/>pizza whirled, kitchen</text:p>
          </table:table-cell>
          <table:table-cell table:formula="of:=MID([.A262];1;SEARCH(&quot;--&quot;;[.A262])-1)" office:value-type="string" office:string-value="{worldX = 35, worldY = 33, posX = 106, posY = 211}, ">
            <text:p>{worldX = 35, worldY = 33, posX = 106, posY = 21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0">
            <text:p>260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62];&quot;-- &quot;;[.B262];&quot;,&quot;;[.C262];&quot; ID:&quot;;[.I262])" office:value-type="string" office:string-value="{worldX = 35, worldY = 33, posX = 106, posY = 211}, -- Muldraugh,  pizza whirled, kitchen ID:260">
            <text:p>{worldX = 35, worldY = 33, posX = 106, posY = 211}, -- Muldraugh, <text:s/>pizza whirled, kitchen ID:260</text:p>
          </table:table-cell>
          <table:table-cell table:formula="of:=MID([.D262];SEARCH(&quot;worldX = &quot;;[.D262])+9;(SEARCH(&quot;worldY = &quot;;[.D262])-SEARCH(&quot;worldX = &quot;;[.D262])-11))" office:value-type="string" office:string-value="35">
            <text:p>35</text:p>
          </table:table-cell>
          <table:table-cell table:formula="of:=MID([.D262];SEARCH(&quot;worldY = &quot;;[.D262])+9;(SEARCH(&quot;posX = &quot;;[.D262])-SEARCH(&quot;worldY = &quot;;[.D262])-11))" office:value-type="string" office:string-value="33">
            <text:p>33</text:p>
          </table:table-cell>
          <table:table-cell table:formula="of:=MID([.D262];(SEARCH(&quot;posX = &quot;;[.D262])+7);(SEARCH(&quot;,&quot;;[.D262];SEARCH(&quot;posX&quot;;[.D262]))-SEARCH(&quot;posX = &quot;;[.D262])-7))" office:value-type="string" office:string-value="106">
            <text:p>106</text:p>
          </table:table-cell>
          <table:table-cell table:formula="of:=IF(LEN([.D262])&lt;60;MID([.D262];(SEARCH(&quot;posY = &quot;;[.D262])+7);(SEARCH(&quot;}&quot;;[.D262];SEARCH(&quot;posY&quot;;[.D262]))-SEARCH(&quot;posY = &quot;;[.D262])-7));MID([.D267];(SEARCH(&quot;posY = &quot;;[.D267])+7);(SEARCH(&quot;}&quot;;[.D267];SEARCH(&quot;posY&quot;;[.D267]))-SEARCH(&quot;posY = &quot;;[.D267])-7)))" office:value-type="string" office:string-value="211">
            <text:p>211</text:p>
          </table:table-cell>
          <table:table-cell table:formula="of:=MID([.D262];SEARCH(&quot;posZ = &quot;;[.D262])+7;(SEARCH(&quot;}&quot;;[.D262])-SEARCH(&quot;posZ = &quot;;[.D2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27, posY = 232}, -- <text:s/>valu insurance</text:p>
          </table:table-cell>
          <table:table-cell office:value-type="string">
            <text:p>Muldraugh</text:p>
          </table:table-cell>
          <table:table-cell table:formula="of:=MID([.A263];SEARCH(&quot;--&quot;;[.A263])+2;256)" office:value-type="string" office:string-value="  valu insurance">
            <text:p><text:s text:c="2"/>valu insurance</text:p>
          </table:table-cell>
          <table:table-cell table:formula="of:=MID([.A263];1;SEARCH(&quot;--&quot;;[.A263])-1)" office:value-type="string" office:string-value="{worldX = 35, worldY = 33, posX = 127, posY = 232}, ">
            <text:p>{worldX = 35, worldY = 33, posX = 127, posY = 23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263];&quot;-- &quot;;[.B263];&quot;,&quot;;[.C263];&quot; ID:&quot;;[.I263])" office:value-type="string" office:string-value="{worldX = 35, worldY = 33, posX = 127, posY = 232}, -- Muldraugh,  valu insurance ID:261">
            <text:p>{worldX = 35, worldY = 33, posX = 127, posY = 232}, -- Muldraugh, <text:s/>valu insurance ID:261</text:p>
          </table:table-cell>
          <table:table-cell table:formula="of:=MID([.D263];SEARCH(&quot;worldX = &quot;;[.D263])+9;(SEARCH(&quot;worldY = &quot;;[.D263])-SEARCH(&quot;worldX = &quot;;[.D263])-11))" office:value-type="string" office:string-value="35">
            <text:p>35</text:p>
          </table:table-cell>
          <table:table-cell table:formula="of:=MID([.D263];SEARCH(&quot;worldY = &quot;;[.D263])+9;(SEARCH(&quot;posX = &quot;;[.D263])-SEARCH(&quot;worldY = &quot;;[.D263])-11))" office:value-type="string" office:string-value="33">
            <text:p>33</text:p>
          </table:table-cell>
          <table:table-cell table:formula="of:=MID([.D263];(SEARCH(&quot;posX = &quot;;[.D263])+7);(SEARCH(&quot;,&quot;;[.D263];SEARCH(&quot;posX&quot;;[.D263]))-SEARCH(&quot;posX = &quot;;[.D263])-7))" office:value-type="string" office:string-value="127">
            <text:p>127</text:p>
          </table:table-cell>
          <table:table-cell table:formula="of:=IF(LEN([.D263])&lt;60;MID([.D263];(SEARCH(&quot;posY = &quot;;[.D263])+7);(SEARCH(&quot;}&quot;;[.D263];SEARCH(&quot;posY&quot;;[.D263]))-SEARCH(&quot;posY = &quot;;[.D263])-7));MID([.D268];(SEARCH(&quot;posY = &quot;;[.D268])+7);(SEARCH(&quot;}&quot;;[.D268];SEARCH(&quot;posY&quot;;[.D268]))-SEARCH(&quot;posY = &quot;;[.D268])-7)))" office:value-type="string" office:string-value="232">
            <text:p>232</text:p>
          </table:table-cell>
          <table:table-cell table:formula="of:=MID([.D263];SEARCH(&quot;posZ = &quot;;[.D263])+7;(SEARCH(&quot;}&quot;;[.D263])-SEARCH(&quot;posZ = &quot;;[.D2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31, posY = 237}, -- <text:s/>bail bonds</text:p>
          </table:table-cell>
          <table:table-cell office:value-type="string">
            <text:p>Muldraugh</text:p>
          </table:table-cell>
          <table:table-cell table:formula="of:=MID([.A264];SEARCH(&quot;--&quot;;[.A264])+2;256)" office:value-type="string" office:string-value="  bail bonds">
            <text:p><text:s text:c="2"/>bail bonds</text:p>
          </table:table-cell>
          <table:table-cell table:formula="of:=MID([.A264];1;SEARCH(&quot;--&quot;;[.A264])-1)" office:value-type="string" office:string-value="{worldX = 35, worldY = 33, posX = 131, posY = 237}, ">
            <text:p>{worldX = 35, worldY = 33, posX = 131, posY = 237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2">
            <text:p>262</text:p>
          </table:table-cell>
          <table:table-cell table:number-columns-repeated="22"/>
          <table:table-cell table:formula="of:=CONCATENATE([.D264];&quot;-- &quot;;[.B264];&quot;,&quot;;[.C264];&quot; ID:&quot;;[.I264])" office:value-type="string" office:string-value="{worldX = 35, worldY = 33, posX = 131, posY = 237}, -- Muldraugh,  bail bonds ID:262">
            <text:p>{worldX = 35, worldY = 33, posX = 131, posY = 237}, -- Muldraugh, <text:s/>bail bonds ID:262</text:p>
          </table:table-cell>
          <table:table-cell table:formula="of:=MID([.D264];SEARCH(&quot;worldX = &quot;;[.D264])+9;(SEARCH(&quot;worldY = &quot;;[.D264])-SEARCH(&quot;worldX = &quot;;[.D264])-11))" office:value-type="string" office:string-value="35">
            <text:p>35</text:p>
          </table:table-cell>
          <table:table-cell table:formula="of:=MID([.D264];SEARCH(&quot;worldY = &quot;;[.D264])+9;(SEARCH(&quot;posX = &quot;;[.D264])-SEARCH(&quot;worldY = &quot;;[.D264])-11))" office:value-type="string" office:string-value="33">
            <text:p>33</text:p>
          </table:table-cell>
          <table:table-cell table:formula="of:=MID([.D264];(SEARCH(&quot;posX = &quot;;[.D264])+7);(SEARCH(&quot;,&quot;;[.D264];SEARCH(&quot;posX&quot;;[.D264]))-SEARCH(&quot;posX = &quot;;[.D264])-7))" office:value-type="string" office:string-value="131">
            <text:p>131</text:p>
          </table:table-cell>
          <table:table-cell table:formula="of:=IF(LEN([.D264])&lt;60;MID([.D264];(SEARCH(&quot;posY = &quot;;[.D264])+7);(SEARCH(&quot;}&quot;;[.D264];SEARCH(&quot;posY&quot;;[.D264]))-SEARCH(&quot;posY = &quot;;[.D264])-7));MID([.D269];(SEARCH(&quot;posY = &quot;;[.D269])+7);(SEARCH(&quot;}&quot;;[.D269];SEARCH(&quot;posY&quot;;[.D269]))-SEARCH(&quot;posY = &quot;;[.D269])-7)))" office:value-type="string" office:string-value="237">
            <text:p>237</text:p>
          </table:table-cell>
          <table:table-cell table:formula="of:=MID([.D264];SEARCH(&quot;posZ = &quot;;[.D264])+7;(SEARCH(&quot;}&quot;;[.D264])-SEARCH(&quot;posZ = &quot;;[.D26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27, posY = 247}, -- <text:s/>vacant store</text:p>
          </table:table-cell>
          <table:table-cell office:value-type="string">
            <text:p>Muldraugh</text:p>
          </table:table-cell>
          <table:table-cell table:formula="of:=MID([.A265];SEARCH(&quot;--&quot;;[.A265])+2;256)" office:value-type="string" office:string-value="  vacant store">
            <text:p><text:s text:c="2"/>vacant store</text:p>
          </table:table-cell>
          <table:table-cell table:formula="of:=MID([.A265];1;SEARCH(&quot;--&quot;;[.A265])-1)" office:value-type="string" office:string-value="{worldX = 35, worldY = 33, posX = 127, posY = 247}, ">
            <text:p>{worldX = 35, worldY = 33, posX = 127, posY = 247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table:formula="of:=CONCATENATE([.D265];&quot;-- &quot;;[.B265];&quot;,&quot;;[.C265];&quot; ID:&quot;;[.I265])" office:value-type="string" office:string-value="{worldX = 35, worldY = 33, posX = 127, posY = 247}, -- Muldraugh,  vacant store ID:263">
            <text:p>{worldX = 35, worldY = 33, posX = 127, posY = 247}, -- Muldraugh, <text:s/>vacant store ID:263</text:p>
          </table:table-cell>
          <table:table-cell table:formula="of:=MID([.D265];SEARCH(&quot;worldX = &quot;;[.D265])+9;(SEARCH(&quot;worldY = &quot;;[.D265])-SEARCH(&quot;worldX = &quot;;[.D265])-11))" office:value-type="string" office:string-value="35">
            <text:p>35</text:p>
          </table:table-cell>
          <table:table-cell table:formula="of:=MID([.D265];SEARCH(&quot;worldY = &quot;;[.D265])+9;(SEARCH(&quot;posX = &quot;;[.D265])-SEARCH(&quot;worldY = &quot;;[.D265])-11))" office:value-type="string" office:string-value="33">
            <text:p>33</text:p>
          </table:table-cell>
          <table:table-cell table:formula="of:=MID([.D265];(SEARCH(&quot;posX = &quot;;[.D265])+7);(SEARCH(&quot;,&quot;;[.D265];SEARCH(&quot;posX&quot;;[.D265]))-SEARCH(&quot;posX = &quot;;[.D265])-7))" office:value-type="string" office:string-value="127">
            <text:p>127</text:p>
          </table:table-cell>
          <table:table-cell table:formula="of:=IF(LEN([.D265])&lt;60;MID([.D265];(SEARCH(&quot;posY = &quot;;[.D265])+7);(SEARCH(&quot;}&quot;;[.D265];SEARCH(&quot;posY&quot;;[.D265]))-SEARCH(&quot;posY = &quot;;[.D265])-7));MID([.D270];(SEARCH(&quot;posY = &quot;;[.D270])+7);(SEARCH(&quot;}&quot;;[.D270];SEARCH(&quot;posY&quot;;[.D270]))-SEARCH(&quot;posY = &quot;;[.D270])-7)))" office:value-type="string" office:string-value="247">
            <text:p>247</text:p>
          </table:table-cell>
          <table:table-cell table:formula="of:=MID([.D265];SEARCH(&quot;posZ = &quot;;[.D265])+7;(SEARCH(&quot;}&quot;;[.D265])-SEARCH(&quot;posZ = &quot;;[.D2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26, posY = 253}, -- <text:s/>lawyer</text:p>
          </table:table-cell>
          <table:table-cell office:value-type="string">
            <text:p>Muldraugh</text:p>
          </table:table-cell>
          <table:table-cell table:formula="of:=MID([.A266];SEARCH(&quot;--&quot;;[.A266])+2;256)" office:value-type="string" office:string-value="  lawyer">
            <text:p><text:s text:c="2"/>lawyer</text:p>
          </table:table-cell>
          <table:table-cell table:formula="of:=MID([.A266];1;SEARCH(&quot;--&quot;;[.A266])-1)" office:value-type="string" office:string-value="{worldX = 35, worldY = 33, posX = 126, posY = 253}, ">
            <text:p>{worldX = 35, worldY = 33, posX = 126, posY = 25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4">
            <text:p>264</text:p>
          </table:table-cell>
          <table:table-cell table:number-columns-repeated="22"/>
          <table:table-cell table:formula="of:=CONCATENATE([.D266];&quot;-- &quot;;[.B266];&quot;,&quot;;[.C266];&quot; ID:&quot;;[.I266])" office:value-type="string" office:string-value="{worldX = 35, worldY = 33, posX = 126, posY = 253}, -- Muldraugh,  lawyer ID:264">
            <text:p>{worldX = 35, worldY = 33, posX = 126, posY = 253}, -- Muldraugh, <text:s/>lawyer ID:264</text:p>
          </table:table-cell>
          <table:table-cell table:formula="of:=MID([.D266];SEARCH(&quot;worldX = &quot;;[.D266])+9;(SEARCH(&quot;worldY = &quot;;[.D266])-SEARCH(&quot;worldX = &quot;;[.D266])-11))" office:value-type="string" office:string-value="35">
            <text:p>35</text:p>
          </table:table-cell>
          <table:table-cell table:formula="of:=MID([.D266];SEARCH(&quot;worldY = &quot;;[.D266])+9;(SEARCH(&quot;posX = &quot;;[.D266])-SEARCH(&quot;worldY = &quot;;[.D266])-11))" office:value-type="string" office:string-value="33">
            <text:p>33</text:p>
          </table:table-cell>
          <table:table-cell table:formula="of:=MID([.D266];(SEARCH(&quot;posX = &quot;;[.D266])+7);(SEARCH(&quot;,&quot;;[.D266];SEARCH(&quot;posX&quot;;[.D266]))-SEARCH(&quot;posX = &quot;;[.D266])-7))" office:value-type="string" office:string-value="126">
            <text:p>126</text:p>
          </table:table-cell>
          <table:table-cell table:formula="of:=IF(LEN([.D266])&lt;60;MID([.D266];(SEARCH(&quot;posY = &quot;;[.D266])+7);(SEARCH(&quot;}&quot;;[.D266];SEARCH(&quot;posY&quot;;[.D266]))-SEARCH(&quot;posY = &quot;;[.D266])-7));MID([.D271];(SEARCH(&quot;posY = &quot;;[.D271])+7);(SEARCH(&quot;}&quot;;[.D271];SEARCH(&quot;posY&quot;;[.D271]))-SEARCH(&quot;posY = &quot;;[.D271])-7)))" office:value-type="string" office:string-value="253">
            <text:p>253</text:p>
          </table:table-cell>
          <table:table-cell table:formula="of:=MID([.D266];SEARCH(&quot;posZ = &quot;;[.D266])+7;(SEARCH(&quot;}&quot;;[.D266])-SEARCH(&quot;posZ = &quot;;[.D2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18, posY = 255}, -- <text:s/>tattoo 42</text:p>
          </table:table-cell>
          <table:table-cell office:value-type="string">
            <text:p>Muldraugh</text:p>
          </table:table-cell>
          <table:table-cell table:formula="of:=MID([.A267];SEARCH(&quot;--&quot;;[.A267])+2;256)" office:value-type="string" office:string-value="  tattoo 42">
            <text:p><text:s text:c="2"/>tattoo 42</text:p>
          </table:table-cell>
          <table:table-cell table:formula="of:=MID([.A267];1;SEARCH(&quot;--&quot;;[.A267])-1)" office:value-type="string" office:string-value="{worldX = 35, worldY = 33, posX = 118, posY = 255}, ">
            <text:p>{worldX = 35, worldY = 33, posX = 118, posY = 255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5">
            <text:p>265</text:p>
          </table:table-cell>
          <table:table-cell table:number-columns-repeated="22"/>
          <table:table-cell table:formula="of:=CONCATENATE([.D267];&quot;-- &quot;;[.B267];&quot;,&quot;;[.C267];&quot; ID:&quot;;[.I267])" office:value-type="string" office:string-value="{worldX = 35, worldY = 33, posX = 118, posY = 255}, -- Muldraugh,  tattoo 42 ID:265">
            <text:p>{worldX = 35, worldY = 33, posX = 118, posY = 255}, -- Muldraugh, <text:s/>tattoo 42 ID:265</text:p>
          </table:table-cell>
          <table:table-cell table:formula="of:=MID([.D267];SEARCH(&quot;worldX = &quot;;[.D267])+9;(SEARCH(&quot;worldY = &quot;;[.D267])-SEARCH(&quot;worldX = &quot;;[.D267])-11))" office:value-type="string" office:string-value="35">
            <text:p>35</text:p>
          </table:table-cell>
          <table:table-cell table:formula="of:=MID([.D267];SEARCH(&quot;worldY = &quot;;[.D267])+9;(SEARCH(&quot;posX = &quot;;[.D267])-SEARCH(&quot;worldY = &quot;;[.D267])-11))" office:value-type="string" office:string-value="33">
            <text:p>33</text:p>
          </table:table-cell>
          <table:table-cell table:formula="of:=MID([.D267];(SEARCH(&quot;posX = &quot;;[.D267])+7);(SEARCH(&quot;,&quot;;[.D267];SEARCH(&quot;posX&quot;;[.D267]))-SEARCH(&quot;posX = &quot;;[.D267])-7))" office:value-type="string" office:string-value="118">
            <text:p>118</text:p>
          </table:table-cell>
          <table:table-cell table:formula="of:=IF(LEN([.D267])&lt;60;MID([.D267];(SEARCH(&quot;posY = &quot;;[.D267])+7);(SEARCH(&quot;}&quot;;[.D267];SEARCH(&quot;posY&quot;;[.D267]))-SEARCH(&quot;posY = &quot;;[.D267])-7));MID([.D272];(SEARCH(&quot;posY = &quot;;[.D272])+7);(SEARCH(&quot;}&quot;;[.D272];SEARCH(&quot;posY&quot;;[.D272]))-SEARCH(&quot;posY = &quot;;[.D272])-7)))" office:value-type="string" office:string-value="255">
            <text:p>255</text:p>
          </table:table-cell>
          <table:table-cell table:formula="of:=MID([.D267];SEARCH(&quot;posZ = &quot;;[.D267])+7;(SEARCH(&quot;}&quot;;[.D267])-SEARCH(&quot;posZ = &quot;;[.D2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4, posY = 59}, -- <text:s/>greens grocery</text:p>
          </table:table-cell>
          <table:table-cell office:value-type="string">
            <text:p>Muldraugh</text:p>
          </table:table-cell>
          <table:table-cell table:formula="of:=MID([.A268];SEARCH(&quot;--&quot;;[.A268])+2;256)" office:value-type="string" office:string-value="  greens grocery">
            <text:p><text:s text:c="2"/>greens grocery</text:p>
          </table:table-cell>
          <table:table-cell table:formula="of:=MID([.A268];1;SEARCH(&quot;--&quot;;[.A268])-1)" office:value-type="string" office:string-value="{worldX = 35, worldY = 34, posX = 114, posY = 59}, ">
            <text:p>{worldX = 35, worldY = 34, posX = 114, posY = 59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6">
            <text:p>266</text:p>
          </table:table-cell>
          <table:table-cell table:number-columns-repeated="22"/>
          <table:table-cell table:formula="of:=CONCATENATE([.D268];&quot;-- &quot;;[.B268];&quot;,&quot;;[.C268];&quot; ID:&quot;;[.I268])" office:value-type="string" office:string-value="{worldX = 35, worldY = 34, posX = 114, posY = 59}, -- Muldraugh,  greens grocery ID:266">
            <text:p>{worldX = 35, worldY = 34, posX = 114, posY = 59}, -- Muldraugh, <text:s/>greens grocery ID:266</text:p>
          </table:table-cell>
          <table:table-cell table:formula="of:=MID([.D268];SEARCH(&quot;worldX = &quot;;[.D268])+9;(SEARCH(&quot;worldY = &quot;;[.D268])-SEARCH(&quot;worldX = &quot;;[.D268])-11))" office:value-type="string" office:string-value="35">
            <text:p>35</text:p>
          </table:table-cell>
          <table:table-cell table:formula="of:=MID([.D268];SEARCH(&quot;worldY = &quot;;[.D268])+9;(SEARCH(&quot;posX = &quot;;[.D268])-SEARCH(&quot;worldY = &quot;;[.D268])-11))" office:value-type="string" office:string-value="34">
            <text:p>34</text:p>
          </table:table-cell>
          <table:table-cell table:formula="of:=MID([.D268];(SEARCH(&quot;posX = &quot;;[.D268])+7);(SEARCH(&quot;,&quot;;[.D268];SEARCH(&quot;posX&quot;;[.D268]))-SEARCH(&quot;posX = &quot;;[.D268])-7))" office:value-type="string" office:string-value="114">
            <text:p>114</text:p>
          </table:table-cell>
          <table:table-cell table:formula="of:=IF(LEN([.D268])&lt;60;MID([.D268];(SEARCH(&quot;posY = &quot;;[.D268])+7);(SEARCH(&quot;}&quot;;[.D268];SEARCH(&quot;posY&quot;;[.D268]))-SEARCH(&quot;posY = &quot;;[.D268])-7));MID([.D273];(SEARCH(&quot;posY = &quot;;[.D273])+7);(SEARCH(&quot;}&quot;;[.D273];SEARCH(&quot;posY&quot;;[.D273]))-SEARCH(&quot;posY = &quot;;[.D273])-7)))" office:value-type="string" office:string-value="59">
            <text:p>59</text:p>
          </table:table-cell>
          <table:table-cell table:formula="of:=MID([.D268];SEARCH(&quot;posZ = &quot;;[.D268])+7;(SEARCH(&quot;}&quot;;[.D268])-SEARCH(&quot;posZ = &quot;;[.D2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0, posY = 102}, -- <text:s/>cafeteria</text:p>
          </table:table-cell>
          <table:table-cell office:value-type="string">
            <text:p>Muldraugh</text:p>
          </table:table-cell>
          <table:table-cell table:formula="of:=MID([.A269];SEARCH(&quot;--&quot;;[.A269])+2;256)" office:value-type="string" office:string-value="  cafeteria">
            <text:p><text:s text:c="2"/>cafeteria</text:p>
          </table:table-cell>
          <table:table-cell table:formula="of:=MID([.A269];1;SEARCH(&quot;--&quot;;[.A269])-1)" office:value-type="string" office:string-value="{worldX = 35, worldY = 34, posX = 110, posY = 102}, ">
            <text:p>{worldX = 35, worldY = 34, posX = 110, posY = 102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7">
            <text:p>26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269];&quot;-- &quot;;[.B269];&quot;,&quot;;[.C269];&quot; ID:&quot;;[.I269])" office:value-type="string" office:string-value="{worldX = 35, worldY = 34, posX = 110, posY = 102}, -- Muldraugh,  cafeteria ID:267">
            <text:p>{worldX = 35, worldY = 34, posX = 110, posY = 102}, -- Muldraugh, <text:s/>cafeteria ID:267</text:p>
          </table:table-cell>
          <table:table-cell table:formula="of:=MID([.D269];SEARCH(&quot;worldX = &quot;;[.D269])+9;(SEARCH(&quot;worldY = &quot;;[.D269])-SEARCH(&quot;worldX = &quot;;[.D269])-11))" office:value-type="string" office:string-value="35">
            <text:p>35</text:p>
          </table:table-cell>
          <table:table-cell table:formula="of:=MID([.D269];SEARCH(&quot;worldY = &quot;;[.D269])+9;(SEARCH(&quot;posX = &quot;;[.D269])-SEARCH(&quot;worldY = &quot;;[.D269])-11))" office:value-type="string" office:string-value="34">
            <text:p>34</text:p>
          </table:table-cell>
          <table:table-cell table:formula="of:=MID([.D269];(SEARCH(&quot;posX = &quot;;[.D269])+7);(SEARCH(&quot;,&quot;;[.D269];SEARCH(&quot;posX&quot;;[.D269]))-SEARCH(&quot;posX = &quot;;[.D269])-7))" office:value-type="string" office:string-value="110">
            <text:p>110</text:p>
          </table:table-cell>
          <table:table-cell table:formula="of:=IF(LEN([.D269])&lt;60;MID([.D269];(SEARCH(&quot;posY = &quot;;[.D269])+7);(SEARCH(&quot;}&quot;;[.D269];SEARCH(&quot;posY&quot;;[.D269]))-SEARCH(&quot;posY = &quot;;[.D269])-7));MID([.D274];(SEARCH(&quot;posY = &quot;;[.D274])+7);(SEARCH(&quot;}&quot;;[.D274];SEARCH(&quot;posY&quot;;[.D274]))-SEARCH(&quot;posY = &quot;;[.D274])-7)))" office:value-type="string" office:string-value="102">
            <text:p>102</text:p>
          </table:table-cell>
          <table:table-cell table:formula="of:=MID([.D269];SEARCH(&quot;posZ = &quot;;[.D269])+7;(SEARCH(&quot;}&quot;;[.D269])-SEARCH(&quot;posZ = &quot;;[.D2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5, posY = 104}, -- <text:s/>cafeteria, kitchen</text:p>
          </table:table-cell>
          <table:table-cell office:value-type="string">
            <text:p>Muldraugh</text:p>
          </table:table-cell>
          <table:table-cell table:formula="of:=MID([.A270];SEARCH(&quot;--&quot;;[.A270])+2;256)" office:value-type="string" office:string-value="  cafeteria, kitchen">
            <text:p><text:s text:c="2"/>cafeteria, kitchen</text:p>
          </table:table-cell>
          <table:table-cell table:formula="of:=MID([.A270];1;SEARCH(&quot;--&quot;;[.A270])-1)" office:value-type="string" office:string-value="{worldX = 35, worldY = 34, posX = 115, posY = 104}, ">
            <text:p>{worldX = 35, worldY = 34, posX = 115, posY = 104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270];&quot;-- &quot;;[.B270];&quot;,&quot;;[.C270];&quot; ID:&quot;;[.I270])" office:value-type="string" office:string-value="{worldX = 35, worldY = 34, posX = 115, posY = 104}, -- Muldraugh,  cafeteria, kitchen ID:268">
            <text:p>{worldX = 35, worldY = 34, posX = 115, posY = 104}, -- Muldraugh, <text:s/>cafeteria, kitchen ID:268</text:p>
          </table:table-cell>
          <table:table-cell table:formula="of:=MID([.D270];SEARCH(&quot;worldX = &quot;;[.D270])+9;(SEARCH(&quot;worldY = &quot;;[.D270])-SEARCH(&quot;worldX = &quot;;[.D270])-11))" office:value-type="string" office:string-value="35">
            <text:p>35</text:p>
          </table:table-cell>
          <table:table-cell table:formula="of:=MID([.D270];SEARCH(&quot;worldY = &quot;;[.D270])+9;(SEARCH(&quot;posX = &quot;;[.D270])-SEARCH(&quot;worldY = &quot;;[.D270])-11))" office:value-type="string" office:string-value="34">
            <text:p>34</text:p>
          </table:table-cell>
          <table:table-cell table:formula="of:=MID([.D270];(SEARCH(&quot;posX = &quot;;[.D270])+7);(SEARCH(&quot;,&quot;;[.D270];SEARCH(&quot;posX&quot;;[.D270]))-SEARCH(&quot;posX = &quot;;[.D270])-7))" office:value-type="string" office:string-value="115">
            <text:p>115</text:p>
          </table:table-cell>
          <table:table-cell table:formula="of:=IF(LEN([.D270])&lt;60;MID([.D270];(SEARCH(&quot;posY = &quot;;[.D270])+7);(SEARCH(&quot;}&quot;;[.D270];SEARCH(&quot;posY&quot;;[.D270]))-SEARCH(&quot;posY = &quot;;[.D270])-7));MID([.D275];(SEARCH(&quot;posY = &quot;;[.D275])+7);(SEARCH(&quot;}&quot;;[.D275];SEARCH(&quot;posY&quot;;[.D275]))-SEARCH(&quot;posY = &quot;;[.D275])-7)))" office:value-type="string" office:string-value="104">
            <text:p>104</text:p>
          </table:table-cell>
          <table:table-cell table:formula="of:=MID([.D270];SEARCH(&quot;posZ = &quot;;[.D270])+7;(SEARCH(&quot;}&quot;;[.D270])-SEARCH(&quot;posZ = &quot;;[.D2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0, posY = 117}, -- <text:s/>vacant store</text:p>
          </table:table-cell>
          <table:table-cell office:value-type="string">
            <text:p>Muldraugh</text:p>
          </table:table-cell>
          <table:table-cell table:formula="of:=MID([.A271];SEARCH(&quot;--&quot;;[.A271])+2;256)" office:value-type="string" office:string-value="  vacant store">
            <text:p><text:s text:c="2"/>vacant store</text:p>
          </table:table-cell>
          <table:table-cell table:formula="of:=MID([.A271];1;SEARCH(&quot;--&quot;;[.A271])-1)" office:value-type="string" office:string-value="{worldX = 35, worldY = 34, posX = 110, posY = 117}, ">
            <text:p>{worldX = 35, worldY = 34, posX = 110, posY = 117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  <table:table-cell table:formula="of:=CONCATENATE([.D271];&quot;-- &quot;;[.B271];&quot;,&quot;;[.C271];&quot; ID:&quot;;[.I271])" office:value-type="string" office:string-value="{worldX = 35, worldY = 34, posX = 110, posY = 117}, -- Muldraugh,  vacant store ID:269">
            <text:p>{worldX = 35, worldY = 34, posX = 110, posY = 117}, -- Muldraugh, <text:s/>vacant store ID:269</text:p>
          </table:table-cell>
          <table:table-cell table:formula="of:=MID([.D271];SEARCH(&quot;worldX = &quot;;[.D271])+9;(SEARCH(&quot;worldY = &quot;;[.D271])-SEARCH(&quot;worldX = &quot;;[.D271])-11))" office:value-type="string" office:string-value="35">
            <text:p>35</text:p>
          </table:table-cell>
          <table:table-cell table:formula="of:=MID([.D271];SEARCH(&quot;worldY = &quot;;[.D271])+9;(SEARCH(&quot;posX = &quot;;[.D271])-SEARCH(&quot;worldY = &quot;;[.D271])-11))" office:value-type="string" office:string-value="34">
            <text:p>34</text:p>
          </table:table-cell>
          <table:table-cell table:formula="of:=MID([.D271];(SEARCH(&quot;posX = &quot;;[.D271])+7);(SEARCH(&quot;,&quot;;[.D271];SEARCH(&quot;posX&quot;;[.D271]))-SEARCH(&quot;posX = &quot;;[.D271])-7))" office:value-type="string" office:string-value="110">
            <text:p>110</text:p>
          </table:table-cell>
          <table:table-cell table:formula="of:=IF(LEN([.D271])&lt;60;MID([.D271];(SEARCH(&quot;posY = &quot;;[.D271])+7);(SEARCH(&quot;}&quot;;[.D271];SEARCH(&quot;posY&quot;;[.D271]))-SEARCH(&quot;posY = &quot;;[.D271])-7));MID([.D276];(SEARCH(&quot;posY = &quot;;[.D276])+7);(SEARCH(&quot;}&quot;;[.D276];SEARCH(&quot;posY&quot;;[.D276]))-SEARCH(&quot;posY = &quot;;[.D276])-7)))" office:value-type="string" office:string-value="117">
            <text:p>117</text:p>
          </table:table-cell>
          <table:table-cell table:formula="of:=MID([.D271];SEARCH(&quot;posZ = &quot;;[.D271])+7;(SEARCH(&quot;}&quot;;[.D271])-SEARCH(&quot;posZ = &quot;;[.D2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1, posY = 124}, -- <text:s/>salon</text:p>
          </table:table-cell>
          <table:table-cell office:value-type="string">
            <text:p>Muldraugh</text:p>
          </table:table-cell>
          <table:table-cell table:formula="of:=MID([.A272];SEARCH(&quot;--&quot;;[.A272])+2;256)" office:value-type="string" office:string-value="  salon">
            <text:p><text:s text:c="2"/>salon</text:p>
          </table:table-cell>
          <table:table-cell table:formula="of:=MID([.A272];1;SEARCH(&quot;--&quot;;[.A272])-1)" office:value-type="string" office:string-value="{worldX = 35, worldY = 34, posX = 111, posY = 124}, ">
            <text:p>{worldX = 35, worldY = 34, posX = 111, posY = 124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0">
            <text:p>270</text:p>
          </table:table-cell>
          <table:table-cell table:number-columns-repeated="22"/>
          <table:table-cell table:formula="of:=CONCATENATE([.D272];&quot;-- &quot;;[.B272];&quot;,&quot;;[.C272];&quot; ID:&quot;;[.I272])" office:value-type="string" office:string-value="{worldX = 35, worldY = 34, posX = 111, posY = 124}, -- Muldraugh,  salon ID:270">
            <text:p>{worldX = 35, worldY = 34, posX = 111, posY = 124}, -- Muldraugh, <text:s/>salon ID:270</text:p>
          </table:table-cell>
          <table:table-cell table:formula="of:=MID([.D272];SEARCH(&quot;worldX = &quot;;[.D272])+9;(SEARCH(&quot;worldY = &quot;;[.D272])-SEARCH(&quot;worldX = &quot;;[.D272])-11))" office:value-type="string" office:string-value="35">
            <text:p>35</text:p>
          </table:table-cell>
          <table:table-cell table:formula="of:=MID([.D272];SEARCH(&quot;worldY = &quot;;[.D272])+9;(SEARCH(&quot;posX = &quot;;[.D272])-SEARCH(&quot;worldY = &quot;;[.D272])-11))" office:value-type="string" office:string-value="34">
            <text:p>34</text:p>
          </table:table-cell>
          <table:table-cell table:formula="of:=MID([.D272];(SEARCH(&quot;posX = &quot;;[.D272])+7);(SEARCH(&quot;,&quot;;[.D272];SEARCH(&quot;posX&quot;;[.D272]))-SEARCH(&quot;posX = &quot;;[.D272])-7))" office:value-type="string" office:string-value="111">
            <text:p>111</text:p>
          </table:table-cell>
          <table:table-cell table:formula="of:=IF(LEN([.D272])&lt;60;MID([.D272];(SEARCH(&quot;posY = &quot;;[.D272])+7);(SEARCH(&quot;}&quot;;[.D272];SEARCH(&quot;posY&quot;;[.D272]))-SEARCH(&quot;posY = &quot;;[.D272])-7));MID([.D277];(SEARCH(&quot;posY = &quot;;[.D277])+7);(SEARCH(&quot;}&quot;;[.D277];SEARCH(&quot;posY&quot;;[.D277]))-SEARCH(&quot;posY = &quot;;[.D277])-7)))" office:value-type="string" office:string-value="124">
            <text:p>124</text:p>
          </table:table-cell>
          <table:table-cell table:formula="of:=MID([.D272];SEARCH(&quot;posZ = &quot;;[.D272])+7;(SEARCH(&quot;}&quot;;[.D272])-SEARCH(&quot;posZ = &quot;;[.D2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08, posY = 133}, -- <text:s/>clothing store</text:p>
          </table:table-cell>
          <table:table-cell office:value-type="string">
            <text:p>Muldraugh</text:p>
          </table:table-cell>
          <table:table-cell table:formula="of:=MID([.A273];SEARCH(&quot;--&quot;;[.A273])+2;256)" office:value-type="string" office:string-value="  clothing store">
            <text:p><text:s text:c="2"/>clothing store</text:p>
          </table:table-cell>
          <table:table-cell table:formula="of:=MID([.A273];1;SEARCH(&quot;--&quot;;[.A273])-1)" office:value-type="string" office:string-value="{worldX = 35, worldY = 34, posX = 108, posY = 133}, ">
            <text:p>{worldX = 35, worldY = 34, posX = 108, posY = 13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1">
            <text:p>271</text:p>
          </table:table-cell>
          <table:table-cell table:number-columns-repeated="22"/>
          <table:table-cell table:formula="of:=CONCATENATE([.D273];&quot;-- &quot;;[.B273];&quot;,&quot;;[.C273];&quot; ID:&quot;;[.I273])" office:value-type="string" office:string-value="{worldX = 35, worldY = 34, posX = 108, posY = 133}, -- Muldraugh,  clothing store ID:271">
            <text:p>{worldX = 35, worldY = 34, posX = 108, posY = 133}, -- Muldraugh, <text:s/>clothing store ID:271</text:p>
          </table:table-cell>
          <table:table-cell table:formula="of:=MID([.D273];SEARCH(&quot;worldX = &quot;;[.D273])+9;(SEARCH(&quot;worldY = &quot;;[.D273])-SEARCH(&quot;worldX = &quot;;[.D273])-11))" office:value-type="string" office:string-value="35">
            <text:p>35</text:p>
          </table:table-cell>
          <table:table-cell table:formula="of:=MID([.D273];SEARCH(&quot;worldY = &quot;;[.D273])+9;(SEARCH(&quot;posX = &quot;;[.D273])-SEARCH(&quot;worldY = &quot;;[.D273])-11))" office:value-type="string" office:string-value="34">
            <text:p>34</text:p>
          </table:table-cell>
          <table:table-cell table:formula="of:=MID([.D273];(SEARCH(&quot;posX = &quot;;[.D273])+7);(SEARCH(&quot;,&quot;;[.D273];SEARCH(&quot;posX&quot;;[.D273]))-SEARCH(&quot;posX = &quot;;[.D273])-7))" office:value-type="string" office:string-value="108">
            <text:p>108</text:p>
          </table:table-cell>
          <table:table-cell table:formula="of:=IF(LEN([.D273])&lt;60;MID([.D273];(SEARCH(&quot;posY = &quot;;[.D273])+7);(SEARCH(&quot;}&quot;;[.D273];SEARCH(&quot;posY&quot;;[.D273]))-SEARCH(&quot;posY = &quot;;[.D273])-7));MID([.D278];(SEARCH(&quot;posY = &quot;;[.D278])+7);(SEARCH(&quot;}&quot;;[.D278];SEARCH(&quot;posY&quot;;[.D278]))-SEARCH(&quot;posY = &quot;;[.D278])-7)))" office:value-type="string" office:string-value="133">
            <text:p>133</text:p>
          </table:table-cell>
          <table:table-cell table:formula="of:=MID([.D273];SEARCH(&quot;posZ = &quot;;[.D273])+7;(SEARCH(&quot;}&quot;;[.D273])-SEARCH(&quot;posZ = &quot;;[.D2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09, posY = 144}, -- <text:s/>office</text:p>
          </table:table-cell>
          <table:table-cell office:value-type="string">
            <text:p>Muldraugh</text:p>
          </table:table-cell>
          <table:table-cell table:formula="of:=MID([.A274];SEARCH(&quot;--&quot;;[.A274])+2;256)" office:value-type="string" office:string-value="  office">
            <text:p><text:s text:c="2"/>office</text:p>
          </table:table-cell>
          <table:table-cell table:formula="of:=MID([.A274];1;SEARCH(&quot;--&quot;;[.A274])-1)" office:value-type="string" office:string-value="{worldX = 35, worldY = 34, posX = 109, posY = 144}, ">
            <text:p>{worldX = 35, worldY = 34, posX = 109, posY = 144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2">
            <text:p>272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274];&quot;-- &quot;;[.B274];&quot;,&quot;;[.C274];&quot; ID:&quot;;[.I274])" office:value-type="string" office:string-value="{worldX = 35, worldY = 34, posX = 109, posY = 144}, -- Muldraugh,  office ID:272">
            <text:p>{worldX = 35, worldY = 34, posX = 109, posY = 144}, -- Muldraugh, <text:s/>office ID:272</text:p>
          </table:table-cell>
          <table:table-cell table:formula="of:=MID([.D274];SEARCH(&quot;worldX = &quot;;[.D274])+9;(SEARCH(&quot;worldY = &quot;;[.D274])-SEARCH(&quot;worldX = &quot;;[.D274])-11))" office:value-type="string" office:string-value="35">
            <text:p>35</text:p>
          </table:table-cell>
          <table:table-cell table:formula="of:=MID([.D274];SEARCH(&quot;worldY = &quot;;[.D274])+9;(SEARCH(&quot;posX = &quot;;[.D274])-SEARCH(&quot;worldY = &quot;;[.D274])-11))" office:value-type="string" office:string-value="34">
            <text:p>34</text:p>
          </table:table-cell>
          <table:table-cell table:formula="of:=MID([.D274];(SEARCH(&quot;posX = &quot;;[.D274])+7);(SEARCH(&quot;,&quot;;[.D274];SEARCH(&quot;posX&quot;;[.D274]))-SEARCH(&quot;posX = &quot;;[.D274])-7))" office:value-type="string" office:string-value="109">
            <text:p>109</text:p>
          </table:table-cell>
          <table:table-cell table:formula="of:=IF(LEN([.D274])&lt;60;MID([.D274];(SEARCH(&quot;posY = &quot;;[.D274])+7);(SEARCH(&quot;}&quot;;[.D274];SEARCH(&quot;posY&quot;;[.D274]))-SEARCH(&quot;posY = &quot;;[.D274])-7));MID([.D279];(SEARCH(&quot;posY = &quot;;[.D279])+7);(SEARCH(&quot;}&quot;;[.D279];SEARCH(&quot;posY&quot;;[.D279]))-SEARCH(&quot;posY = &quot;;[.D279])-7)))" office:value-type="string" office:string-value="144">
            <text:p>144</text:p>
          </table:table-cell>
          <table:table-cell table:formula="of:=MID([.D274];SEARCH(&quot;posZ = &quot;;[.D274])+7;(SEARCH(&quot;}&quot;;[.D274])-SEARCH(&quot;posZ = &quot;;[.D2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09, posY = 150}, -- <text:s/>vacant store 1</text:p>
          </table:table-cell>
          <table:table-cell office:value-type="string">
            <text:p>Muldraugh</text:p>
          </table:table-cell>
          <table:table-cell table:formula="of:=MID([.A275];SEARCH(&quot;--&quot;;[.A275])+2;256)" office:value-type="string" office:string-value="  vacant store 1">
            <text:p><text:s text:c="2"/>vacant store 1</text:p>
          </table:table-cell>
          <table:table-cell table:formula="of:=MID([.A275];1;SEARCH(&quot;--&quot;;[.A275])-1)" office:value-type="string" office:string-value="{worldX = 35, worldY = 34, posX = 109, posY = 150}, ">
            <text:p>{worldX = 35, worldY = 34, posX = 109, posY = 150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table:formula="of:=CONCATENATE([.D275];&quot;-- &quot;;[.B275];&quot;,&quot;;[.C275];&quot; ID:&quot;;[.I275])" office:value-type="string" office:string-value="{worldX = 35, worldY = 34, posX = 109, posY = 150}, -- Muldraugh,  vacant store 1 ID:273">
            <text:p>{worldX = 35, worldY = 34, posX = 109, posY = 150}, -- Muldraugh, <text:s/>vacant store 1 ID:273</text:p>
          </table:table-cell>
          <table:table-cell table:formula="of:=MID([.D275];SEARCH(&quot;worldX = &quot;;[.D275])+9;(SEARCH(&quot;worldY = &quot;;[.D275])-SEARCH(&quot;worldX = &quot;;[.D275])-11))" office:value-type="string" office:string-value="35">
            <text:p>35</text:p>
          </table:table-cell>
          <table:table-cell table:formula="of:=MID([.D275];SEARCH(&quot;worldY = &quot;;[.D275])+9;(SEARCH(&quot;posX = &quot;;[.D275])-SEARCH(&quot;worldY = &quot;;[.D275])-11))" office:value-type="string" office:string-value="34">
            <text:p>34</text:p>
          </table:table-cell>
          <table:table-cell table:formula="of:=MID([.D275];(SEARCH(&quot;posX = &quot;;[.D275])+7);(SEARCH(&quot;,&quot;;[.D275];SEARCH(&quot;posX&quot;;[.D275]))-SEARCH(&quot;posX = &quot;;[.D275])-7))" office:value-type="string" office:string-value="109">
            <text:p>109</text:p>
          </table:table-cell>
          <table:table-cell table:formula="of:=IF(LEN([.D275])&lt;60;MID([.D275];(SEARCH(&quot;posY = &quot;;[.D275])+7);(SEARCH(&quot;}&quot;;[.D275];SEARCH(&quot;posY&quot;;[.D275]))-SEARCH(&quot;posY = &quot;;[.D275])-7));MID([.D280];(SEARCH(&quot;posY = &quot;;[.D280])+7);(SEARCH(&quot;}&quot;;[.D280];SEARCH(&quot;posY&quot;;[.D280]))-SEARCH(&quot;posY = &quot;;[.D280])-7)))" office:value-type="string" office:string-value="150">
            <text:p>150</text:p>
          </table:table-cell>
          <table:table-cell table:formula="of:=MID([.D275];SEARCH(&quot;posZ = &quot;;[.D275])+7;(SEARCH(&quot;}&quot;;[.D275])-SEARCH(&quot;posZ = &quot;;[.D2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09, posY = 158}, -- <text:s/>vacant store 2</text:p>
          </table:table-cell>
          <table:table-cell office:value-type="string">
            <text:p>Muldraugh</text:p>
          </table:table-cell>
          <table:table-cell table:formula="of:=MID([.A276];SEARCH(&quot;--&quot;;[.A276])+2;256)" office:value-type="string" office:string-value="  vacant store 2">
            <text:p><text:s text:c="2"/>vacant store 2</text:p>
          </table:table-cell>
          <table:table-cell table:formula="of:=MID([.A276];1;SEARCH(&quot;--&quot;;[.A276])-1)" office:value-type="string" office:string-value="{worldX = 35, worldY = 34, posX = 109, posY = 158}, ">
            <text:p>{worldX = 35, worldY = 34, posX = 109, posY = 158}, </text:p>
          </table:table-cell>
          <table:table-cell office:value-type="string">
            <text:p>Business</text:p>
          </table:table-cell>
          <table:table-cell office:value-type="string">
            <text:p>Vacant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table:formula="of:=CONCATENATE([.D276];&quot;-- &quot;;[.B276];&quot;,&quot;;[.C276];&quot; ID:&quot;;[.I276])" office:value-type="string" office:string-value="{worldX = 35, worldY = 34, posX = 109, posY = 158}, -- Muldraugh,  vacant store 2 ID:274">
            <text:p>{worldX = 35, worldY = 34, posX = 109, posY = 158}, -- Muldraugh, <text:s/>vacant store 2 ID:274</text:p>
          </table:table-cell>
          <table:table-cell table:formula="of:=MID([.D276];SEARCH(&quot;worldX = &quot;;[.D276])+9;(SEARCH(&quot;worldY = &quot;;[.D276])-SEARCH(&quot;worldX = &quot;;[.D276])-11))" office:value-type="string" office:string-value="35">
            <text:p>35</text:p>
          </table:table-cell>
          <table:table-cell table:formula="of:=MID([.D276];SEARCH(&quot;worldY = &quot;;[.D276])+9;(SEARCH(&quot;posX = &quot;;[.D276])-SEARCH(&quot;worldY = &quot;;[.D276])-11))" office:value-type="string" office:string-value="34">
            <text:p>34</text:p>
          </table:table-cell>
          <table:table-cell table:formula="of:=MID([.D276];(SEARCH(&quot;posX = &quot;;[.D276])+7);(SEARCH(&quot;,&quot;;[.D276];SEARCH(&quot;posX&quot;;[.D276]))-SEARCH(&quot;posX = &quot;;[.D276])-7))" office:value-type="string" office:string-value="109">
            <text:p>109</text:p>
          </table:table-cell>
          <table:table-cell table:formula="of:=IF(LEN([.D276])&lt;60;MID([.D276];(SEARCH(&quot;posY = &quot;;[.D276])+7);(SEARCH(&quot;}&quot;;[.D276];SEARCH(&quot;posY&quot;;[.D276]))-SEARCH(&quot;posY = &quot;;[.D276])-7));MID([.D281];(SEARCH(&quot;posY = &quot;;[.D281])+7);(SEARCH(&quot;}&quot;;[.D281];SEARCH(&quot;posY&quot;;[.D281]))-SEARCH(&quot;posY = &quot;;[.D281])-7)))" office:value-type="string" office:string-value="158">
            <text:p>158</text:p>
          </table:table-cell>
          <table:table-cell table:formula="of:=MID([.D276];SEARCH(&quot;posZ = &quot;;[.D276])+7;(SEARCH(&quot;}&quot;;[.D276])-SEARCH(&quot;posZ = &quot;;[.D2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4, posY = 166}, -- <text:s/>book store</text:p>
          </table:table-cell>
          <table:table-cell office:value-type="string">
            <text:p>Muldraugh</text:p>
          </table:table-cell>
          <table:table-cell table:formula="of:=MID([.A277];SEARCH(&quot;--&quot;;[.A277])+2;256)" office:value-type="string" office:string-value="  book store">
            <text:p><text:s text:c="2"/>book store</text:p>
          </table:table-cell>
          <table:table-cell table:formula="of:=MID([.A277];1;SEARCH(&quot;--&quot;;[.A277])-1)" office:value-type="string" office:string-value="{worldX = 35, worldY = 34, posX = 114, posY = 166}, ">
            <text:p>{worldX = 35, worldY = 34, posX = 114, posY = 16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5">
            <text:p>275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  <table:table-cell table:formula="of:=CONCATENATE([.D277];&quot;-- &quot;;[.B277];&quot;,&quot;;[.C277];&quot; ID:&quot;;[.I277])" office:value-type="string" office:string-value="{worldX = 35, worldY = 34, posX = 114, posY = 166}, -- Muldraugh,  book store ID:275">
            <text:p>{worldX = 35, worldY = 34, posX = 114, posY = 166}, -- Muldraugh, <text:s/>book store ID:275</text:p>
          </table:table-cell>
          <table:table-cell table:formula="of:=MID([.D277];SEARCH(&quot;worldX = &quot;;[.D277])+9;(SEARCH(&quot;worldY = &quot;;[.D277])-SEARCH(&quot;worldX = &quot;;[.D277])-11))" office:value-type="string" office:string-value="35">
            <text:p>35</text:p>
          </table:table-cell>
          <table:table-cell table:formula="of:=MID([.D277];SEARCH(&quot;worldY = &quot;;[.D277])+9;(SEARCH(&quot;posX = &quot;;[.D277])-SEARCH(&quot;worldY = &quot;;[.D277])-11))" office:value-type="string" office:string-value="34">
            <text:p>34</text:p>
          </table:table-cell>
          <table:table-cell table:formula="of:=MID([.D277];(SEARCH(&quot;posX = &quot;;[.D277])+7);(SEARCH(&quot;,&quot;;[.D277];SEARCH(&quot;posX&quot;;[.D277]))-SEARCH(&quot;posX = &quot;;[.D277])-7))" office:value-type="string" office:string-value="114">
            <text:p>114</text:p>
          </table:table-cell>
          <table:table-cell table:formula="of:=IF(LEN([.D277])&lt;60;MID([.D277];(SEARCH(&quot;posY = &quot;;[.D277])+7);(SEARCH(&quot;}&quot;;[.D277];SEARCH(&quot;posY&quot;;[.D277]))-SEARCH(&quot;posY = &quot;;[.D277])-7));MID([.D282];(SEARCH(&quot;posY = &quot;;[.D282])+7);(SEARCH(&quot;}&quot;;[.D282];SEARCH(&quot;posY&quot;;[.D282]))-SEARCH(&quot;posY = &quot;;[.D282])-7)))" office:value-type="string" office:string-value="166">
            <text:p>166</text:p>
          </table:table-cell>
          <table:table-cell table:formula="of:=MID([.D277];SEARCH(&quot;posZ = &quot;;[.D277])+7;(SEARCH(&quot;}&quot;;[.D277])-SEARCH(&quot;posZ = &quot;;[.D2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12, posY = 175}, -- <text:s/>clothes store</text:p>
          </table:table-cell>
          <table:table-cell office:value-type="string">
            <text:p>Muldraugh</text:p>
          </table:table-cell>
          <table:table-cell table:formula="of:=MID([.A278];SEARCH(&quot;--&quot;;[.A278])+2;256)" office:value-type="string" office:string-value="  clothes store">
            <text:p><text:s text:c="2"/>clothes store</text:p>
          </table:table-cell>
          <table:table-cell table:formula="of:=MID([.A278];1;SEARCH(&quot;--&quot;;[.A278])-1)" office:value-type="string" office:string-value="{worldX = 35, worldY = 34, posX = 112, posY = 175}, ">
            <text:p>{worldX = 35, worldY = 34, posX = 112, posY = 17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6">
            <text:p>276</text:p>
          </table:table-cell>
          <table:table-cell table:number-columns-repeated="22"/>
          <table:table-cell table:formula="of:=CONCATENATE([.D278];&quot;-- &quot;;[.B278];&quot;,&quot;;[.C278];&quot; ID:&quot;;[.I278])" office:value-type="string" office:string-value="{worldX = 35, worldY = 34, posX = 112, posY = 175}, -- Muldraugh,  clothes store ID:276">
            <text:p>{worldX = 35, worldY = 34, posX = 112, posY = 175}, -- Muldraugh, <text:s/>clothes store ID:276</text:p>
          </table:table-cell>
          <table:table-cell table:formula="of:=MID([.D278];SEARCH(&quot;worldX = &quot;;[.D278])+9;(SEARCH(&quot;worldY = &quot;;[.D278])-SEARCH(&quot;worldX = &quot;;[.D278])-11))" office:value-type="string" office:string-value="35">
            <text:p>35</text:p>
          </table:table-cell>
          <table:table-cell table:formula="of:=MID([.D278];SEARCH(&quot;worldY = &quot;;[.D278])+9;(SEARCH(&quot;posX = &quot;;[.D278])-SEARCH(&quot;worldY = &quot;;[.D278])-11))" office:value-type="string" office:string-value="34">
            <text:p>34</text:p>
          </table:table-cell>
          <table:table-cell table:formula="of:=MID([.D278];(SEARCH(&quot;posX = &quot;;[.D278])+7);(SEARCH(&quot;,&quot;;[.D278];SEARCH(&quot;posX&quot;;[.D278]))-SEARCH(&quot;posX = &quot;;[.D278])-7))" office:value-type="string" office:string-value="112">
            <text:p>112</text:p>
          </table:table-cell>
          <table:table-cell table:formula="of:=IF(LEN([.D278])&lt;60;MID([.D278];(SEARCH(&quot;posY = &quot;;[.D278])+7);(SEARCH(&quot;}&quot;;[.D278];SEARCH(&quot;posY&quot;;[.D278]))-SEARCH(&quot;posY = &quot;;[.D278])-7));MID([.D283];(SEARCH(&quot;posY = &quot;;[.D283])+7);(SEARCH(&quot;}&quot;;[.D283];SEARCH(&quot;posY&quot;;[.D283]))-SEARCH(&quot;posY = &quot;;[.D283])-7)))" office:value-type="string" office:string-value="175">
            <text:p>175</text:p>
          </table:table-cell>
          <table:table-cell table:formula="of:=MID([.D278];SEARCH(&quot;posZ = &quot;;[.D278])+7;(SEARCH(&quot;}&quot;;[.D278])-SEARCH(&quot;posZ = &quot;;[.D2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36, posY = 214}, -- <text:s/>police station</text:p>
          </table:table-cell>
          <table:table-cell office:value-type="string">
            <text:p>Muldraugh</text:p>
          </table:table-cell>
          <table:table-cell table:formula="of:=MID([.A279];SEARCH(&quot;--&quot;;[.A279])+2;256)" office:value-type="string" office:string-value="  police station">
            <text:p><text:s text:c="2"/>police station</text:p>
          </table:table-cell>
          <table:table-cell table:formula="of:=MID([.A279];1;SEARCH(&quot;--&quot;;[.A279])-1)" office:value-type="string" office:string-value="{worldX = 35, worldY = 34, posX = 136, posY = 214}, ">
            <text:p>{worldX = 35, worldY = 34, posX = 136, posY = 214}, </text:p>
          </table:table-cell>
          <table:table-cell office:value-type="string">
            <text:p>Government</text:p>
          </table:table-cell>
          <table:table-cell office:value-type="string">
            <text:p>Pol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7">
            <text:p>277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8"/>
          <table:table-cell table:formula="of:=CONCATENATE([.D279];&quot;-- &quot;;[.B279];&quot;,&quot;;[.C279];&quot; ID:&quot;;[.I279])" office:value-type="string" office:string-value="{worldX = 35, worldY = 34, posX = 136, posY = 214}, -- Muldraugh,  police station ID:277">
            <text:p>{worldX = 35, worldY = 34, posX = 136, posY = 214}, -- Muldraugh, <text:s/>police station ID:277</text:p>
          </table:table-cell>
          <table:table-cell table:formula="of:=MID([.D279];SEARCH(&quot;worldX = &quot;;[.D279])+9;(SEARCH(&quot;worldY = &quot;;[.D279])-SEARCH(&quot;worldX = &quot;;[.D279])-11))" office:value-type="string" office:string-value="35">
            <text:p>35</text:p>
          </table:table-cell>
          <table:table-cell table:formula="of:=MID([.D279];SEARCH(&quot;worldY = &quot;;[.D279])+9;(SEARCH(&quot;posX = &quot;;[.D279])-SEARCH(&quot;worldY = &quot;;[.D279])-11))" office:value-type="string" office:string-value="34">
            <text:p>34</text:p>
          </table:table-cell>
          <table:table-cell table:formula="of:=MID([.D279];(SEARCH(&quot;posX = &quot;;[.D279])+7);(SEARCH(&quot;,&quot;;[.D279];SEARCH(&quot;posX&quot;;[.D279]))-SEARCH(&quot;posX = &quot;;[.D279])-7))" office:value-type="string" office:string-value="136">
            <text:p>136</text:p>
          </table:table-cell>
          <table:table-cell table:formula="of:=IF(LEN([.D279])&lt;60;MID([.D279];(SEARCH(&quot;posY = &quot;;[.D279])+7);(SEARCH(&quot;}&quot;;[.D279];SEARCH(&quot;posY&quot;;[.D279]))-SEARCH(&quot;posY = &quot;;[.D279])-7));MID([.D284];(SEARCH(&quot;posY = &quot;;[.D284])+7);(SEARCH(&quot;}&quot;;[.D284];SEARCH(&quot;posY&quot;;[.D284]))-SEARCH(&quot;posY = &quot;;[.D284])-7)))" office:value-type="string" office:string-value="214">
            <text:p>214</text:p>
          </table:table-cell>
          <table:table-cell table:formula="of:=MID([.D279];SEARCH(&quot;posZ = &quot;;[.D279])+7;(SEARCH(&quot;}&quot;;[.D279])-SEARCH(&quot;posZ = &quot;;[.D279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5, worldY = 34, posX = 134, posY = 208}, -- <text:s/>police station, jail</text:p>
          </table:table-cell>
          <table:table-cell office:value-type="string">
            <text:p>Muldraugh</text:p>
          </table:table-cell>
          <table:table-cell table:formula="of:=MID([.A280];SEARCH(&quot;--&quot;;[.A280])+2;256)" office:value-type="string" office:string-value="  police station, jail">
            <text:p><text:s text:c="2"/>police station, jail</text:p>
          </table:table-cell>
          <table:table-cell table:formula="of:=MID([.A280];1;SEARCH(&quot;--&quot;;[.A280])-1)" office:value-type="string" office:string-value="{worldX = 35, worldY = 34, posX = 134, posY = 208}, ">
            <text:p>{worldX = 35, worldY = 34, posX = 134, posY = 208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business district, north to south</text:p>
          </table:table-cell>
          <table:table-cell office:value-type="string">
            <text:p>shitty start</text:p>
          </table:table-cell>
          <table:table-cell office:value-type="float" office:value="278">
            <text:p>27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280];&quot;-- &quot;;[.B280];&quot;,&quot;;[.C280];&quot; ID:&quot;;[.I280])" office:value-type="string" office:string-value="{worldX = 35, worldY = 34, posX = 134, posY = 208}, -- Muldraugh,  police station, jail ID:278">
            <text:p>{worldX = 35, worldY = 34, posX = 134, posY = 208}, -- Muldraugh, <text:s/>police station, jail ID:278</text:p>
          </table:table-cell>
          <table:table-cell table:formula="of:=MID([.D280];SEARCH(&quot;worldX = &quot;;[.D280])+9;(SEARCH(&quot;worldY = &quot;;[.D280])-SEARCH(&quot;worldX = &quot;;[.D280])-11))" office:value-type="string" office:string-value="35">
            <text:p>35</text:p>
          </table:table-cell>
          <table:table-cell table:formula="of:=MID([.D280];SEARCH(&quot;worldY = &quot;;[.D280])+9;(SEARCH(&quot;posX = &quot;;[.D280])-SEARCH(&quot;worldY = &quot;;[.D280])-11))" office:value-type="string" office:string-value="34">
            <text:p>34</text:p>
          </table:table-cell>
          <table:table-cell table:formula="of:=MID([.D280];(SEARCH(&quot;posX = &quot;;[.D280])+7);(SEARCH(&quot;,&quot;;[.D280];SEARCH(&quot;posX&quot;;[.D280]))-SEARCH(&quot;posX = &quot;;[.D280])-7))" office:value-type="string" office:string-value="134">
            <text:p>134</text:p>
          </table:table-cell>
          <table:table-cell table:formula="of:=IF(LEN([.D280])&lt;60;MID([.D280];(SEARCH(&quot;posY = &quot;;[.D280])+7);(SEARCH(&quot;}&quot;;[.D280];SEARCH(&quot;posY&quot;;[.D280]))-SEARCH(&quot;posY = &quot;;[.D280])-7));MID([.D285];(SEARCH(&quot;posY = &quot;;[.D285])+7);(SEARCH(&quot;}&quot;;[.D285];SEARCH(&quot;posY&quot;;[.D285]))-SEARCH(&quot;posY = &quot;;[.D285])-7)))" office:value-type="string" office:string-value="208">
            <text:p>208</text:p>
          </table:table-cell>
          <table:table-cell table:formula="of:=MID([.D280];SEARCH(&quot;posZ = &quot;;[.D280])+7;(SEARCH(&quot;}&quot;;[.D280])-SEARCH(&quot;posZ = &quot;;[.D2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124, posY = 28}, -- <text:s/>restaurant</text:p>
          </table:table-cell>
          <table:table-cell office:value-type="string">
            <text:p>Muldraugh</text:p>
          </table:table-cell>
          <table:table-cell table:formula="of:=MID([.A281];SEARCH(&quot;--&quot;;[.A281])+2;256)" office:value-type="string" office:string-value="  restaurant">
            <text:p><text:s text:c="2"/>restaurant</text:p>
          </table:table-cell>
          <table:table-cell table:formula="of:=MID([.A281];1;SEARCH(&quot;--&quot;;[.A281])-1)" office:value-type="string" office:string-value="{worldX = 35, worldY = 35, posX = 124, posY = 28}, ">
            <text:p>{worldX = 35, worldY = 35, posX = 124, posY = 28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79">
            <text:p>279</text:p>
          </table:table-cell>
          <table:table-cell table:number-columns-repeated="22"/>
          <table:table-cell table:formula="of:=CONCATENATE([.D281];&quot;-- &quot;;[.B281];&quot;,&quot;;[.C281];&quot; ID:&quot;;[.I281])" office:value-type="string" office:string-value="{worldX = 35, worldY = 35, posX = 124, posY = 28}, -- Muldraugh,  restaurant ID:279">
            <text:p>{worldX = 35, worldY = 35, posX = 124, posY = 28}, -- Muldraugh, <text:s/>restaurant ID:279</text:p>
          </table:table-cell>
          <table:table-cell table:formula="of:=MID([.D281];SEARCH(&quot;worldX = &quot;;[.D281])+9;(SEARCH(&quot;worldY = &quot;;[.D281])-SEARCH(&quot;worldX = &quot;;[.D281])-11))" office:value-type="string" office:string-value="35">
            <text:p>35</text:p>
          </table:table-cell>
          <table:table-cell table:formula="of:=MID([.D281];SEARCH(&quot;worldY = &quot;;[.D281])+9;(SEARCH(&quot;posX = &quot;;[.D281])-SEARCH(&quot;worldY = &quot;;[.D281])-11))" office:value-type="string" office:string-value="35">
            <text:p>35</text:p>
          </table:table-cell>
          <table:table-cell table:formula="of:=MID([.D281];(SEARCH(&quot;posX = &quot;;[.D281])+7);(SEARCH(&quot;,&quot;;[.D281];SEARCH(&quot;posX&quot;;[.D281]))-SEARCH(&quot;posX = &quot;;[.D281])-7))" office:value-type="string" office:string-value="124">
            <text:p>124</text:p>
          </table:table-cell>
          <table:table-cell table:formula="of:=IF(LEN([.D281])&lt;60;MID([.D281];(SEARCH(&quot;posY = &quot;;[.D281])+7);(SEARCH(&quot;}&quot;;[.D281];SEARCH(&quot;posY&quot;;[.D281]))-SEARCH(&quot;posY = &quot;;[.D281])-7));MID([.D286];(SEARCH(&quot;posY = &quot;;[.D286])+7);(SEARCH(&quot;}&quot;;[.D286];SEARCH(&quot;posY&quot;;[.D286]))-SEARCH(&quot;posY = &quot;;[.D286])-7)))" office:value-type="string" office:string-value="28">
            <text:p>28</text:p>
          </table:table-cell>
          <table:table-cell table:formula="of:=MID([.D281];SEARCH(&quot;posZ = &quot;;[.D281])+7;(SEARCH(&quot;}&quot;;[.D281])-SEARCH(&quot;posZ = &quot;;[.D2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125, posY = 34}, -- <text:s/>restaurant, kitchen</text:p>
          </table:table-cell>
          <table:table-cell office:value-type="string">
            <text:p>Muldraugh</text:p>
          </table:table-cell>
          <table:table-cell table:formula="of:=MID([.A282];SEARCH(&quot;--&quot;;[.A282])+2;256)" office:value-type="string" office:string-value="  restaurant, kitchen">
            <text:p><text:s text:c="2"/>restaurant, kitchen</text:p>
          </table:table-cell>
          <table:table-cell table:formula="of:=MID([.A282];1;SEARCH(&quot;--&quot;;[.A282])-1)" office:value-type="string" office:string-value="{worldX = 35, worldY = 35, posX = 125, posY = 34}, ">
            <text:p>{worldX = 35, worldY = 35, posX = 125, posY = 34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0">
            <text:p>280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82];&quot;-- &quot;;[.B282];&quot;,&quot;;[.C282];&quot; ID:&quot;;[.I282])" office:value-type="string" office:string-value="{worldX = 35, worldY = 35, posX = 125, posY = 34}, -- Muldraugh,  restaurant, kitchen ID:280">
            <text:p>{worldX = 35, worldY = 35, posX = 125, posY = 34}, -- Muldraugh, <text:s/>restaurant, kitchen ID:280</text:p>
          </table:table-cell>
          <table:table-cell table:formula="of:=MID([.D282];SEARCH(&quot;worldX = &quot;;[.D282])+9;(SEARCH(&quot;worldY = &quot;;[.D282])-SEARCH(&quot;worldX = &quot;;[.D282])-11))" office:value-type="string" office:string-value="35">
            <text:p>35</text:p>
          </table:table-cell>
          <table:table-cell table:formula="of:=MID([.D282];SEARCH(&quot;worldY = &quot;;[.D282])+9;(SEARCH(&quot;posX = &quot;;[.D282])-SEARCH(&quot;worldY = &quot;;[.D282])-11))" office:value-type="string" office:string-value="35">
            <text:p>35</text:p>
          </table:table-cell>
          <table:table-cell table:formula="of:=MID([.D282];(SEARCH(&quot;posX = &quot;;[.D282])+7);(SEARCH(&quot;,&quot;;[.D282];SEARCH(&quot;posX&quot;;[.D282]))-SEARCH(&quot;posX = &quot;;[.D282])-7))" office:value-type="string" office:string-value="125">
            <text:p>125</text:p>
          </table:table-cell>
          <table:table-cell table:formula="of:=IF(LEN([.D282])&lt;60;MID([.D282];(SEARCH(&quot;posY = &quot;;[.D282])+7);(SEARCH(&quot;}&quot;;[.D282];SEARCH(&quot;posY&quot;;[.D282]))-SEARCH(&quot;posY = &quot;;[.D282])-7));MID([.D287];(SEARCH(&quot;posY = &quot;;[.D287])+7);(SEARCH(&quot;}&quot;;[.D287];SEARCH(&quot;posY&quot;;[.D287]))-SEARCH(&quot;posY = &quot;;[.D287])-7)))" office:value-type="string" office:string-value="34">
            <text:p>34</text:p>
          </table:table-cell>
          <table:table-cell table:formula="of:=MID([.D282];SEARCH(&quot;posZ = &quot;;[.D282])+7;(SEARCH(&quot;}&quot;;[.D282])-SEARCH(&quot;posZ = &quot;;[.D2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122, posY = 61}, -- <text:s/>diner</text:p>
          </table:table-cell>
          <table:table-cell office:value-type="string">
            <text:p>Muldraugh</text:p>
          </table:table-cell>
          <table:table-cell table:formula="of:=MID([.A283];SEARCH(&quot;--&quot;;[.A283])+2;256)" office:value-type="string" office:string-value="  diner">
            <text:p><text:s text:c="2"/>diner</text:p>
          </table:table-cell>
          <table:table-cell table:formula="of:=MID([.A283];1;SEARCH(&quot;--&quot;;[.A283])-1)" office:value-type="string" office:string-value="{worldX = 35, worldY = 35, posX = 122, posY = 61}, ">
            <text:p>{worldX = 35, worldY = 35, posX = 122, posY = 61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5"/>
          <table:table-cell table:formula="of:=CONCATENATE([.D283];&quot;-- &quot;;[.B283];&quot;,&quot;;[.C283];&quot; ID:&quot;;[.I283])" office:value-type="string" office:string-value="{worldX = 35, worldY = 35, posX = 122, posY = 61}, -- Muldraugh,  diner ID:281">
            <text:p>{worldX = 35, worldY = 35, posX = 122, posY = 61}, -- Muldraugh, <text:s/>diner ID:281</text:p>
          </table:table-cell>
          <table:table-cell table:formula="of:=MID([.D283];SEARCH(&quot;worldX = &quot;;[.D283])+9;(SEARCH(&quot;worldY = &quot;;[.D283])-SEARCH(&quot;worldX = &quot;;[.D283])-11))" office:value-type="string" office:string-value="35">
            <text:p>35</text:p>
          </table:table-cell>
          <table:table-cell table:formula="of:=MID([.D283];SEARCH(&quot;worldY = &quot;;[.D283])+9;(SEARCH(&quot;posX = &quot;;[.D283])-SEARCH(&quot;worldY = &quot;;[.D283])-11))" office:value-type="string" office:string-value="35">
            <text:p>35</text:p>
          </table:table-cell>
          <table:table-cell table:formula="of:=MID([.D283];(SEARCH(&quot;posX = &quot;;[.D283])+7);(SEARCH(&quot;,&quot;;[.D283];SEARCH(&quot;posX&quot;;[.D283]))-SEARCH(&quot;posX = &quot;;[.D283])-7))" office:value-type="string" office:string-value="122">
            <text:p>122</text:p>
          </table:table-cell>
          <table:table-cell table:formula="of:=IF(LEN([.D283])&lt;60;MID([.D283];(SEARCH(&quot;posY = &quot;;[.D283])+7);(SEARCH(&quot;}&quot;;[.D283];SEARCH(&quot;posY&quot;;[.D283]))-SEARCH(&quot;posY = &quot;;[.D283])-7));MID([.D288];(SEARCH(&quot;posY = &quot;;[.D288])+7);(SEARCH(&quot;}&quot;;[.D288];SEARCH(&quot;posY&quot;;[.D288]))-SEARCH(&quot;posY = &quot;;[.D288])-7)))" office:value-type="string" office:string-value="61">
            <text:p>61</text:p>
          </table:table-cell>
          <table:table-cell table:formula="of:=MID([.D283];SEARCH(&quot;posZ = &quot;;[.D283])+7;(SEARCH(&quot;}&quot;;[.D283])-SEARCH(&quot;posZ = &quot;;[.D2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119, posY = 59}, -- <text:s/>diner, kitchen</text:p>
          </table:table-cell>
          <table:table-cell office:value-type="string">
            <text:p>Muldraugh</text:p>
          </table:table-cell>
          <table:table-cell table:formula="of:=MID([.A284];SEARCH(&quot;--&quot;;[.A284])+2;256)" office:value-type="string" office:string-value="  diner, kitchen">
            <text:p><text:s text:c="2"/>diner, kitchen</text:p>
          </table:table-cell>
          <table:table-cell table:formula="of:=MID([.A284];1;SEARCH(&quot;--&quot;;[.A284])-1)" office:value-type="string" office:string-value="{worldX = 35, worldY = 35, posX = 119, posY = 59}, ">
            <text:p>{worldX = 35, worldY = 35, posX = 119, posY = 5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2">
            <text:p>28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284];&quot;-- &quot;;[.B284];&quot;,&quot;;[.C284];&quot; ID:&quot;;[.I284])" office:value-type="string" office:string-value="{worldX = 35, worldY = 35, posX = 119, posY = 59}, -- Muldraugh,  diner, kitchen ID:282">
            <text:p>{worldX = 35, worldY = 35, posX = 119, posY = 59}, -- Muldraugh, <text:s/>diner, kitchen ID:282</text:p>
          </table:table-cell>
          <table:table-cell table:formula="of:=MID([.D284];SEARCH(&quot;worldX = &quot;;[.D284])+9;(SEARCH(&quot;worldY = &quot;;[.D284])-SEARCH(&quot;worldX = &quot;;[.D284])-11))" office:value-type="string" office:string-value="35">
            <text:p>35</text:p>
          </table:table-cell>
          <table:table-cell table:formula="of:=MID([.D284];SEARCH(&quot;worldY = &quot;;[.D284])+9;(SEARCH(&quot;posX = &quot;;[.D284])-SEARCH(&quot;worldY = &quot;;[.D284])-11))" office:value-type="string" office:string-value="35">
            <text:p>35</text:p>
          </table:table-cell>
          <table:table-cell table:formula="of:=MID([.D284];(SEARCH(&quot;posX = &quot;;[.D284])+7);(SEARCH(&quot;,&quot;;[.D284];SEARCH(&quot;posX&quot;;[.D284]))-SEARCH(&quot;posX = &quot;;[.D284])-7))" office:value-type="string" office:string-value="119">
            <text:p>119</text:p>
          </table:table-cell>
          <table:table-cell table:formula="of:=IF(LEN([.D284])&lt;60;MID([.D284];(SEARCH(&quot;posY = &quot;;[.D284])+7);(SEARCH(&quot;}&quot;;[.D284];SEARCH(&quot;posY&quot;;[.D284]))-SEARCH(&quot;posY = &quot;;[.D284])-7));MID([.D289];(SEARCH(&quot;posY = &quot;;[.D289])+7);(SEARCH(&quot;}&quot;;[.D289];SEARCH(&quot;posY&quot;;[.D289]))-SEARCH(&quot;posY = &quot;;[.D289])-7)))" office:value-type="string" office:string-value="59">
            <text:p>59</text:p>
          </table:table-cell>
          <table:table-cell table:formula="of:=MID([.D284];SEARCH(&quot;posZ = &quot;;[.D284])+7;(SEARCH(&quot;}&quot;;[.D284])-SEARCH(&quot;posZ = &quot;;[.D2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173, posY = 129}, -- <text:s/>gas 2 go</text:p>
          </table:table-cell>
          <table:table-cell office:value-type="string">
            <text:p>Muldraugh</text:p>
          </table:table-cell>
          <table:table-cell table:formula="of:=MID([.A285];SEARCH(&quot;--&quot;;[.A285])+2;256)" office:value-type="string" office:string-value="  gas 2 go">
            <text:p><text:s text:c="2"/>gas 2 go</text:p>
          </table:table-cell>
          <table:table-cell table:formula="of:=MID([.A285];1;SEARCH(&quot;--&quot;;[.A285])-1)" office:value-type="string" office:string-value="{worldX = 35, worldY = 35, posX = 173, posY = 129}, ">
            <text:p>{worldX = 35, worldY = 35, posX = 173, posY = 129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3">
            <text:p>283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285];&quot;-- &quot;;[.B285];&quot;,&quot;;[.C285];&quot; ID:&quot;;[.I285])" office:value-type="string" office:string-value="{worldX = 35, worldY = 35, posX = 173, posY = 129}, -- Muldraugh,  gas 2 go ID:283">
            <text:p>{worldX = 35, worldY = 35, posX = 173, posY = 129}, -- Muldraugh, <text:s/>gas 2 go ID:283</text:p>
          </table:table-cell>
          <table:table-cell table:formula="of:=MID([.D285];SEARCH(&quot;worldX = &quot;;[.D285])+9;(SEARCH(&quot;worldY = &quot;;[.D285])-SEARCH(&quot;worldX = &quot;;[.D285])-11))" office:value-type="string" office:string-value="35">
            <text:p>35</text:p>
          </table:table-cell>
          <table:table-cell table:formula="of:=MID([.D285];SEARCH(&quot;worldY = &quot;;[.D285])+9;(SEARCH(&quot;posX = &quot;;[.D285])-SEARCH(&quot;worldY = &quot;;[.D285])-11))" office:value-type="string" office:string-value="35">
            <text:p>35</text:p>
          </table:table-cell>
          <table:table-cell table:formula="of:=MID([.D285];(SEARCH(&quot;posX = &quot;;[.D285])+7);(SEARCH(&quot;,&quot;;[.D285];SEARCH(&quot;posX&quot;;[.D285]))-SEARCH(&quot;posX = &quot;;[.D285])-7))" office:value-type="string" office:string-value="173">
            <text:p>173</text:p>
          </table:table-cell>
          <table:table-cell table:formula="of:=IF(LEN([.D285])&lt;60;MID([.D285];(SEARCH(&quot;posY = &quot;;[.D285])+7);(SEARCH(&quot;}&quot;;[.D285];SEARCH(&quot;posY&quot;;[.D285]))-SEARCH(&quot;posY = &quot;;[.D285])-7));MID([.D290];(SEARCH(&quot;posY = &quot;;[.D290])+7);(SEARCH(&quot;}&quot;;[.D290];SEARCH(&quot;posY&quot;;[.D290]))-SEARCH(&quot;posY = &quot;;[.D290])-7)))" office:value-type="string" office:string-value="129">
            <text:p>129</text:p>
          </table:table-cell>
          <table:table-cell table:formula="of:=MID([.D285];SEARCH(&quot;posZ = &quot;;[.D285])+7;(SEARCH(&quot;}&quot;;[.D285])-SEARCH(&quot;posZ = &quot;;[.D2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262, posY = 54}, -- <text:s/>tavern, bar</text:p>
          </table:table-cell>
          <table:table-cell office:value-type="string">
            <text:p>Muldraugh</text:p>
          </table:table-cell>
          <table:table-cell table:formula="of:=MID([.A286];SEARCH(&quot;--&quot;;[.A286])+2;256)" office:value-type="string" office:string-value="  tavern, bar">
            <text:p><text:s text:c="2"/>tavern, bar</text:p>
          </table:table-cell>
          <table:table-cell table:formula="of:=MID([.A286];1;SEARCH(&quot;--&quot;;[.A286])-1)" office:value-type="string" office:string-value="{worldX = 35, worldY = 35, posX = 262, posY = 54}, ">
            <text:p>{worldX = 35, worldY = 35, posX = 262, posY = 54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4">
            <text:p>28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table:formula="of:=CONCATENATE([.D286];&quot;-- &quot;;[.B286];&quot;,&quot;;[.C286];&quot; ID:&quot;;[.I286])" office:value-type="string" office:string-value="{worldX = 35, worldY = 35, posX = 262, posY = 54}, -- Muldraugh,  tavern, bar ID:284">
            <text:p>{worldX = 35, worldY = 35, posX = 262, posY = 54}, -- Muldraugh, <text:s/>tavern, bar ID:284</text:p>
          </table:table-cell>
          <table:table-cell table:formula="of:=MID([.D286];SEARCH(&quot;worldX = &quot;;[.D286])+9;(SEARCH(&quot;worldY = &quot;;[.D286])-SEARCH(&quot;worldX = &quot;;[.D286])-11))" office:value-type="string" office:string-value="35">
            <text:p>35</text:p>
          </table:table-cell>
          <table:table-cell table:formula="of:=MID([.D286];SEARCH(&quot;worldY = &quot;;[.D286])+9;(SEARCH(&quot;posX = &quot;;[.D286])-SEARCH(&quot;worldY = &quot;;[.D286])-11))" office:value-type="string" office:string-value="35">
            <text:p>35</text:p>
          </table:table-cell>
          <table:table-cell table:formula="of:=MID([.D286];(SEARCH(&quot;posX = &quot;;[.D286])+7);(SEARCH(&quot;,&quot;;[.D286];SEARCH(&quot;posX&quot;;[.D286]))-SEARCH(&quot;posX = &quot;;[.D286])-7))" office:value-type="string" office:string-value="262">
            <text:p>262</text:p>
          </table:table-cell>
          <table:table-cell table:formula="of:=IF(LEN([.D286])&lt;60;MID([.D286];(SEARCH(&quot;posY = &quot;;[.D286])+7);(SEARCH(&quot;}&quot;;[.D286];SEARCH(&quot;posY&quot;;[.D286]))-SEARCH(&quot;posY = &quot;;[.D286])-7));MID([.D291];(SEARCH(&quot;posY = &quot;;[.D291])+7);(SEARCH(&quot;}&quot;;[.D291];SEARCH(&quot;posY&quot;;[.D291]))-SEARCH(&quot;posY = &quot;;[.D291])-7)))" office:value-type="string" office:string-value="54">
            <text:p>54</text:p>
          </table:table-cell>
          <table:table-cell table:formula="of:=MID([.D286];SEARCH(&quot;posZ = &quot;;[.D286])+7;(SEARCH(&quot;}&quot;;[.D286])-SEARCH(&quot;posZ = &quot;;[.D2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268, posY = 45,posZ = 1}, -- <text:s/>tavern, room 1</text:p>
          </table:table-cell>
          <table:table-cell office:value-type="string">
            <text:p>Muldraugh</text:p>
          </table:table-cell>
          <table:table-cell table:formula="of:=MID([.A287];SEARCH(&quot;--&quot;;[.A287])+2;256)" office:value-type="string" office:string-value="  tavern, room 1">
            <text:p><text:s text:c="2"/>tavern, room 1</text:p>
          </table:table-cell>
          <table:table-cell table:formula="of:=MID([.A287];1;SEARCH(&quot;--&quot;;[.A287])-1)" office:value-type="string" office:string-value="{worldX = 35, worldY = 35, posX = 268, posY = 45,posZ = 1}, ">
            <text:p>{worldX = 35, worldY = 35, posX = 268, posY = 45,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5">
            <text:p>285</text:p>
          </table:table-cell>
          <table:table-cell table:number-columns-repeated="22"/>
          <table:table-cell table:formula="of:=CONCATENATE([.D287];&quot;-- &quot;;[.B287];&quot;,&quot;;[.C287];&quot; ID:&quot;;[.I287])" office:value-type="string" office:string-value="{worldX = 35, worldY = 35, posX = 268, posY = 45,posZ = 1}, -- Muldraugh,  tavern, room 1 ID:285">
            <text:p>{worldX = 35, worldY = 35, posX = 268, posY = 45,posZ = 1}, -- Muldraugh, <text:s/>tavern, room 1 ID:285</text:p>
          </table:table-cell>
          <table:table-cell table:formula="of:=MID([.D287];SEARCH(&quot;worldX = &quot;;[.D287])+9;(SEARCH(&quot;worldY = &quot;;[.D287])-SEARCH(&quot;worldX = &quot;;[.D287])-11))" office:value-type="string" office:string-value="35">
            <text:p>35</text:p>
          </table:table-cell>
          <table:table-cell table:formula="of:=MID([.D287];SEARCH(&quot;worldY = &quot;;[.D287])+9;(SEARCH(&quot;posX = &quot;;[.D287])-SEARCH(&quot;worldY = &quot;;[.D287])-11))" office:value-type="string" office:string-value="35">
            <text:p>35</text:p>
          </table:table-cell>
          <table:table-cell table:formula="of:=MID([.D287];(SEARCH(&quot;posX = &quot;;[.D287])+7);(SEARCH(&quot;,&quot;;[.D287];SEARCH(&quot;posX&quot;;[.D287]))-SEARCH(&quot;posX = &quot;;[.D287])-7))" office:value-type="string" office:string-value="268">
            <text:p>268</text:p>
          </table:table-cell>
          <table:table-cell table:formula="of:=IF(LEN([.D287])&lt;60;MID([.D287];(SEARCH(&quot;posY = &quot;;[.D287])+7);(SEARCH(&quot;}&quot;;[.D287];SEARCH(&quot;posY&quot;;[.D287]))-SEARCH(&quot;posY = &quot;;[.D287])-7));MID([.D292];(SEARCH(&quot;posY = &quot;;[.D292])+7);(SEARCH(&quot;}&quot;;[.D292];SEARCH(&quot;posY&quot;;[.D292]))-SEARCH(&quot;posY = &quot;;[.D292])-7)))" office:value-type="string" office:string-value="230">
            <text:p>230</text:p>
          </table:table-cell>
          <table:table-cell table:formula="of:=MID([.D287];SEARCH(&quot;posZ = &quot;;[.D287])+7;(SEARCH(&quot;}&quot;;[.D287])-SEARCH(&quot;posZ = &quot;;[.D287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5, posX = 268, posY = 53,posZ = 1}, -- <text:s/>tavern, room 2</text:p>
          </table:table-cell>
          <table:table-cell office:value-type="string">
            <text:p>Muldraugh</text:p>
          </table:table-cell>
          <table:table-cell table:formula="of:=MID([.A288];SEARCH(&quot;--&quot;;[.A288])+2;256)" office:value-type="string" office:string-value="  tavern, room 2">
            <text:p><text:s text:c="2"/>tavern, room 2</text:p>
          </table:table-cell>
          <table:table-cell table:formula="of:=MID([.A288];1;SEARCH(&quot;--&quot;;[.A288])-1)" office:value-type="string" office:string-value="{worldX = 35, worldY = 35, posX = 268, posY = 53,posZ = 1}, ">
            <text:p>{worldX = 35, worldY = 35, posX = 268, posY = 53,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business district, north to south</text:p>
          </table:table-cell>
          <table:table-cell/>
          <table:table-cell office:value-type="float" office:value="286">
            <text:p>286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288];&quot;-- &quot;;[.B288];&quot;,&quot;;[.C288];&quot; ID:&quot;;[.I288])" office:value-type="string" office:string-value="{worldX = 35, worldY = 35, posX = 268, posY = 53,posZ = 1}, -- Muldraugh,  tavern, room 2 ID:286">
            <text:p>{worldX = 35, worldY = 35, posX = 268, posY = 53,posZ = 1}, -- Muldraugh, <text:s/>tavern, room 2 ID:286</text:p>
          </table:table-cell>
          <table:table-cell table:formula="of:=MID([.D288];SEARCH(&quot;worldX = &quot;;[.D288])+9;(SEARCH(&quot;worldY = &quot;;[.D288])-SEARCH(&quot;worldX = &quot;;[.D288])-11))" office:value-type="string" office:string-value="35">
            <text:p>35</text:p>
          </table:table-cell>
          <table:table-cell table:formula="of:=MID([.D288];SEARCH(&quot;worldY = &quot;;[.D288])+9;(SEARCH(&quot;posX = &quot;;[.D288])-SEARCH(&quot;worldY = &quot;;[.D288])-11))" office:value-type="string" office:string-value="35">
            <text:p>35</text:p>
          </table:table-cell>
          <table:table-cell table:formula="of:=MID([.D288];(SEARCH(&quot;posX = &quot;;[.D288])+7);(SEARCH(&quot;,&quot;;[.D288];SEARCH(&quot;posX&quot;;[.D288]))-SEARCH(&quot;posX = &quot;;[.D288])-7))" office:value-type="string" office:string-value="268">
            <text:p>268</text:p>
          </table:table-cell>
          <table:table-cell table:formula="of:=IF(LEN([.D288])&lt;60;MID([.D288];(SEARCH(&quot;posY = &quot;;[.D288])+7);(SEARCH(&quot;}&quot;;[.D288];SEARCH(&quot;posY&quot;;[.D288]))-SEARCH(&quot;posY = &quot;;[.D288])-7));MID([.D293];(SEARCH(&quot;posY = &quot;;[.D293])+7);(SEARCH(&quot;}&quot;;[.D293];SEARCH(&quot;posY&quot;;[.D293]))-SEARCH(&quot;posY = &quot;;[.D293])-7)))" office:value-type="string" office:string-value="162">
            <text:p>162</text:p>
          </table:table-cell>
          <table:table-cell table:formula="of:=MID([.D288];SEARCH(&quot;posZ = &quot;;[.D288])+7;(SEARCH(&quot;}&quot;;[.D288])-SEARCH(&quot;posZ = &quot;;[.D28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53, posY = 53}, -- <text:s/>attorny</text:p>
          </table:table-cell>
          <table:table-cell office:value-type="string">
            <text:p>Muldraugh</text:p>
          </table:table-cell>
          <table:table-cell table:formula="of:=MID([.A289];SEARCH(&quot;--&quot;;[.A289])+2;256)" office:value-type="string" office:string-value="  attorny">
            <text:p><text:s text:c="2"/>attorny</text:p>
          </table:table-cell>
          <table:table-cell table:formula="of:=MID([.A289];1;SEARCH(&quot;--&quot;;[.A289])-1)" office:value-type="string" office:string-value="{worldX = 35, worldY = 32, posX = 153, posY = 53}, ">
            <text:p>{worldX = 35, worldY = 32, posX = 153, posY = 5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87">
            <text:p>287</text:p>
          </table:table-cell>
          <table:table-cell table:number-columns-repeated="22"/>
          <table:table-cell table:formula="of:=CONCATENATE([.D289];&quot;-- &quot;;[.B289];&quot;,&quot;;[.C289];&quot; ID:&quot;;[.I289])" office:value-type="string" office:string-value="{worldX = 35, worldY = 32, posX = 153, posY = 53}, -- Muldraugh,  attorny ID:287">
            <text:p>{worldX = 35, worldY = 32, posX = 153, posY = 53}, -- Muldraugh, <text:s/>attorny ID:287</text:p>
          </table:table-cell>
          <table:table-cell table:formula="of:=MID([.D289];SEARCH(&quot;worldX = &quot;;[.D289])+9;(SEARCH(&quot;worldY = &quot;;[.D289])-SEARCH(&quot;worldX = &quot;;[.D289])-11))" office:value-type="string" office:string-value="35">
            <text:p>35</text:p>
          </table:table-cell>
          <table:table-cell table:formula="of:=MID([.D289];SEARCH(&quot;worldY = &quot;;[.D289])+9;(SEARCH(&quot;posX = &quot;;[.D289])-SEARCH(&quot;worldY = &quot;;[.D289])-11))" office:value-type="string" office:string-value="32">
            <text:p>32</text:p>
          </table:table-cell>
          <table:table-cell table:formula="of:=MID([.D289];(SEARCH(&quot;posX = &quot;;[.D289])+7);(SEARCH(&quot;,&quot;;[.D289];SEARCH(&quot;posX&quot;;[.D289]))-SEARCH(&quot;posX = &quot;;[.D289])-7))" office:value-type="string" office:string-value="153">
            <text:p>153</text:p>
          </table:table-cell>
          <table:table-cell table:formula="of:=IF(LEN([.D289])&lt;60;MID([.D289];(SEARCH(&quot;posY = &quot;;[.D289])+7);(SEARCH(&quot;}&quot;;[.D289];SEARCH(&quot;posY&quot;;[.D289]))-SEARCH(&quot;posY = &quot;;[.D289])-7));MID([.D294];(SEARCH(&quot;posY = &quot;;[.D294])+7);(SEARCH(&quot;}&quot;;[.D294];SEARCH(&quot;posY&quot;;[.D294]))-SEARCH(&quot;posY = &quot;;[.D294])-7)))" office:value-type="string" office:string-value="53">
            <text:p>53</text:p>
          </table:table-cell>
          <table:table-cell table:formula="of:=MID([.D289];SEARCH(&quot;posZ = &quot;;[.D289])+7;(SEARCH(&quot;}&quot;;[.D289])-SEARCH(&quot;posZ = &quot;;[.D2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25, posY = 113}, -- <text:s/>chapel</text:p>
          </table:table-cell>
          <table:table-cell office:value-type="string">
            <text:p>Muldraugh</text:p>
          </table:table-cell>
          <table:table-cell table:formula="of:=MID([.A290];SEARCH(&quot;--&quot;;[.A290])+2;256)" office:value-type="string" office:string-value="  chapel">
            <text:p><text:s text:c="2"/>chapel</text:p>
          </table:table-cell>
          <table:table-cell table:formula="of:=MID([.A290];1;SEARCH(&quot;--&quot;;[.A290])-1)" office:value-type="string" office:string-value="{worldX = 35, worldY = 32, posX = 225, posY = 113}, ">
            <text:p>{worldX = 35, worldY = 32, posX = 225, posY = 113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88">
            <text:p>288</text:p>
          </table:table-cell>
          <table:table-cell table:number-columns-repeated="22"/>
          <table:table-cell table:formula="of:=CONCATENATE([.D290];&quot;-- &quot;;[.B290];&quot;,&quot;;[.C290];&quot; ID:&quot;;[.I290])" office:value-type="string" office:string-value="{worldX = 35, worldY = 32, posX = 225, posY = 113}, -- Muldraugh,  chapel ID:288">
            <text:p>{worldX = 35, worldY = 32, posX = 225, posY = 113}, -- Muldraugh, <text:s/>chapel ID:288</text:p>
          </table:table-cell>
          <table:table-cell table:formula="of:=MID([.D290];SEARCH(&quot;worldX = &quot;;[.D290])+9;(SEARCH(&quot;worldY = &quot;;[.D290])-SEARCH(&quot;worldX = &quot;;[.D290])-11))" office:value-type="string" office:string-value="35">
            <text:p>35</text:p>
          </table:table-cell>
          <table:table-cell table:formula="of:=MID([.D290];SEARCH(&quot;worldY = &quot;;[.D290])+9;(SEARCH(&quot;posX = &quot;;[.D290])-SEARCH(&quot;worldY = &quot;;[.D290])-11))" office:value-type="string" office:string-value="32">
            <text:p>32</text:p>
          </table:table-cell>
          <table:table-cell table:formula="of:=MID([.D290];(SEARCH(&quot;posX = &quot;;[.D290])+7);(SEARCH(&quot;,&quot;;[.D290];SEARCH(&quot;posX&quot;;[.D290]))-SEARCH(&quot;posX = &quot;;[.D290])-7))" office:value-type="string" office:string-value="225">
            <text:p>225</text:p>
          </table:table-cell>
          <table:table-cell table:formula="of:=IF(LEN([.D290])&lt;60;MID([.D290];(SEARCH(&quot;posY = &quot;;[.D290])+7);(SEARCH(&quot;}&quot;;[.D290];SEARCH(&quot;posY&quot;;[.D290]))-SEARCH(&quot;posY = &quot;;[.D290])-7));MID([.D295];(SEARCH(&quot;posY = &quot;;[.D295])+7);(SEARCH(&quot;}&quot;;[.D295];SEARCH(&quot;posY&quot;;[.D295]))-SEARCH(&quot;posY = &quot;;[.D295])-7)))" office:value-type="string" office:string-value="113">
            <text:p>113</text:p>
          </table:table-cell>
          <table:table-cell table:formula="of:=MID([.D290];SEARCH(&quot;posZ = &quot;;[.D290])+7;(SEARCH(&quot;}&quot;;[.D290])-SEARCH(&quot;posZ = &quot;;[.D2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1, posX = 39, posY = 235}, -- <text:s/>small conveinece store</text:p>
          </table:table-cell>
          <table:table-cell office:value-type="string">
            <text:p>Muldraugh</text:p>
          </table:table-cell>
          <table:table-cell table:formula="of:=MID([.A291];SEARCH(&quot;--&quot;;[.A291])+2;256)" office:value-type="string" office:string-value="  small conveinece store">
            <text:p><text:s text:c="2"/>small conveinece store</text:p>
          </table:table-cell>
          <table:table-cell table:formula="of:=MID([.A291];1;SEARCH(&quot;--&quot;;[.A291])-1)" office:value-type="string" office:string-value="{worldX = 36, worldY = 31, posX = 39, posY = 235}, ">
            <text:p>{worldX = 36, worldY = 31, posX = 39, posY = 23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89">
            <text:p>289</text:p>
          </table:table-cell>
          <table:table-cell table:number-columns-repeated="22"/>
          <table:table-cell table:formula="of:=CONCATENATE([.D291];&quot;-- &quot;;[.B291];&quot;,&quot;;[.C291];&quot; ID:&quot;;[.I291])" office:value-type="string" office:string-value="{worldX = 36, worldY = 31, posX = 39, posY = 235}, -- Muldraugh,  small conveinece store ID:289">
            <text:p>{worldX = 36, worldY = 31, posX = 39, posY = 235}, -- Muldraugh, <text:s/>small conveinece store ID:289</text:p>
          </table:table-cell>
          <table:table-cell table:formula="of:=MID([.D291];SEARCH(&quot;worldX = &quot;;[.D291])+9;(SEARCH(&quot;worldY = &quot;;[.D291])-SEARCH(&quot;worldX = &quot;;[.D291])-11))" office:value-type="string" office:string-value="36">
            <text:p>36</text:p>
          </table:table-cell>
          <table:table-cell table:formula="of:=MID([.D291];SEARCH(&quot;worldY = &quot;;[.D291])+9;(SEARCH(&quot;posX = &quot;;[.D291])-SEARCH(&quot;worldY = &quot;;[.D291])-11))" office:value-type="string" office:string-value="31">
            <text:p>31</text:p>
          </table:table-cell>
          <table:table-cell table:formula="of:=MID([.D291];(SEARCH(&quot;posX = &quot;;[.D291])+7);(SEARCH(&quot;,&quot;;[.D291];SEARCH(&quot;posX&quot;;[.D291]))-SEARCH(&quot;posX = &quot;;[.D291])-7))" office:value-type="string" office:string-value="39">
            <text:p>39</text:p>
          </table:table-cell>
          <table:table-cell table:formula="of:=IF(LEN([.D291])&lt;60;MID([.D291];(SEARCH(&quot;posY = &quot;;[.D291])+7);(SEARCH(&quot;}&quot;;[.D291];SEARCH(&quot;posY&quot;;[.D291]))-SEARCH(&quot;posY = &quot;;[.D291])-7));MID([.D296];(SEARCH(&quot;posY = &quot;;[.D296])+7);(SEARCH(&quot;}&quot;;[.D296];SEARCH(&quot;posY&quot;;[.D296]))-SEARCH(&quot;posY = &quot;;[.D296])-7)))" office:value-type="string" office:string-value="235">
            <text:p>235</text:p>
          </table:table-cell>
          <table:table-cell table:formula="of:=MID([.D291];SEARCH(&quot;posZ = &quot;;[.D291])+7;(SEARCH(&quot;}&quot;;[.D291])-SEARCH(&quot;posZ = &quot;;[.D2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1, posX = 41, posY = 230}, -- <text:s/>small office</text:p>
          </table:table-cell>
          <table:table-cell office:value-type="string">
            <text:p>Muldraugh</text:p>
          </table:table-cell>
          <table:table-cell table:formula="of:=MID([.A292];SEARCH(&quot;--&quot;;[.A292])+2;256)" office:value-type="string" office:string-value="  small office">
            <text:p><text:s text:c="2"/>small office</text:p>
          </table:table-cell>
          <table:table-cell table:formula="of:=MID([.A292];1;SEARCH(&quot;--&quot;;[.A292])-1)" office:value-type="string" office:string-value="{worldX = 36, worldY = 31, posX = 41, posY = 230}, ">
            <text:p>{worldX = 36, worldY = 31, posX = 41, posY = 230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0">
            <text:p>290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292];&quot;-- &quot;;[.B292];&quot;,&quot;;[.C292];&quot; ID:&quot;;[.I292])" office:value-type="string" office:string-value="{worldX = 36, worldY = 31, posX = 41, posY = 230}, -- Muldraugh,  small office ID:290">
            <text:p>{worldX = 36, worldY = 31, posX = 41, posY = 230}, -- Muldraugh, <text:s/>small office ID:290</text:p>
          </table:table-cell>
          <table:table-cell table:formula="of:=MID([.D292];SEARCH(&quot;worldX = &quot;;[.D292])+9;(SEARCH(&quot;worldY = &quot;;[.D292])-SEARCH(&quot;worldX = &quot;;[.D292])-11))" office:value-type="string" office:string-value="36">
            <text:p>36</text:p>
          </table:table-cell>
          <table:table-cell table:formula="of:=MID([.D292];SEARCH(&quot;worldY = &quot;;[.D292])+9;(SEARCH(&quot;posX = &quot;;[.D292])-SEARCH(&quot;worldY = &quot;;[.D292])-11))" office:value-type="string" office:string-value="31">
            <text:p>31</text:p>
          </table:table-cell>
          <table:table-cell table:formula="of:=MID([.D292];(SEARCH(&quot;posX = &quot;;[.D292])+7);(SEARCH(&quot;,&quot;;[.D292];SEARCH(&quot;posX&quot;;[.D292]))-SEARCH(&quot;posX = &quot;;[.D292])-7))" office:value-type="string" office:string-value="41">
            <text:p>41</text:p>
          </table:table-cell>
          <table:table-cell table:formula="of:=IF(LEN([.D292])&lt;60;MID([.D292];(SEARCH(&quot;posY = &quot;;[.D292])+7);(SEARCH(&quot;}&quot;;[.D292];SEARCH(&quot;posY&quot;;[.D292]))-SEARCH(&quot;posY = &quot;;[.D292])-7));MID([.D297];(SEARCH(&quot;posY = &quot;;[.D297])+7);(SEARCH(&quot;}&quot;;[.D297];SEARCH(&quot;posY&quot;;[.D297]))-SEARCH(&quot;posY = &quot;;[.D297])-7)))" office:value-type="string" office:string-value="230">
            <text:p>230</text:p>
          </table:table-cell>
          <table:table-cell table:formula="of:=MID([.D292];SEARCH(&quot;posZ = &quot;;[.D292])+7;(SEARCH(&quot;}&quot;;[.D292])-SEARCH(&quot;posZ = &quot;;[.D2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51, posY = 162}, -- <text:s/>farmer market</text:p>
          </table:table-cell>
          <table:table-cell office:value-type="string">
            <text:p>Muldraugh</text:p>
          </table:table-cell>
          <table:table-cell table:formula="of:=MID([.A293];SEARCH(&quot;--&quot;;[.A293])+2;256)" office:value-type="string" office:string-value="  farmer market">
            <text:p><text:s text:c="2"/>farmer market</text:p>
          </table:table-cell>
          <table:table-cell table:formula="of:=MID([.A293];1;SEARCH(&quot;--&quot;;[.A293])-1)" office:value-type="string" office:string-value="{worldX = 36, worldY = 32, posX = 51, posY = 162}, ">
            <text:p>{worldX = 36, worldY = 32, posX = 51, posY = 162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1">
            <text:p>29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293];&quot;-- &quot;;[.B293];&quot;,&quot;;[.C293];&quot; ID:&quot;;[.I293])" office:value-type="string" office:string-value="{worldX = 36, worldY = 32, posX = 51, posY = 162}, -- Muldraugh,  farmer market ID:291">
            <text:p>{worldX = 36, worldY = 32, posX = 51, posY = 162}, -- Muldraugh, <text:s/>farmer market ID:291</text:p>
          </table:table-cell>
          <table:table-cell table:formula="of:=MID([.D293];SEARCH(&quot;worldX = &quot;;[.D293])+9;(SEARCH(&quot;worldY = &quot;;[.D293])-SEARCH(&quot;worldX = &quot;;[.D293])-11))" office:value-type="string" office:string-value="36">
            <text:p>36</text:p>
          </table:table-cell>
          <table:table-cell table:formula="of:=MID([.D293];SEARCH(&quot;worldY = &quot;;[.D293])+9;(SEARCH(&quot;posX = &quot;;[.D293])-SEARCH(&quot;worldY = &quot;;[.D293])-11))" office:value-type="string" office:string-value="32">
            <text:p>32</text:p>
          </table:table-cell>
          <table:table-cell table:formula="of:=MID([.D293];(SEARCH(&quot;posX = &quot;;[.D293])+7);(SEARCH(&quot;,&quot;;[.D293];SEARCH(&quot;posX&quot;;[.D293]))-SEARCH(&quot;posX = &quot;;[.D293])-7))" office:value-type="string" office:string-value="51">
            <text:p>51</text:p>
          </table:table-cell>
          <table:table-cell table:formula="of:=IF(LEN([.D293])&lt;60;MID([.D293];(SEARCH(&quot;posY = &quot;;[.D293])+7);(SEARCH(&quot;}&quot;;[.D293];SEARCH(&quot;posY&quot;;[.D293]))-SEARCH(&quot;posY = &quot;;[.D293])-7));MID([.D298];(SEARCH(&quot;posY = &quot;;[.D298])+7);(SEARCH(&quot;}&quot;;[.D298];SEARCH(&quot;posY&quot;;[.D298]))-SEARCH(&quot;posY = &quot;;[.D298])-7)))" office:value-type="string" office:string-value="162">
            <text:p>162</text:p>
          </table:table-cell>
          <table:table-cell table:formula="of:=MID([.D293];SEARCH(&quot;posZ = &quot;;[.D293])+7;(SEARCH(&quot;}&quot;;[.D293])-SEARCH(&quot;posZ = &quot;;[.D2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19, posY = 155}, -- <text:s/>motel, office</text:p>
          </table:table-cell>
          <table:table-cell office:value-type="string">
            <text:p>Muldraugh</text:p>
          </table:table-cell>
          <table:table-cell table:formula="of:=MID([.A294];SEARCH(&quot;--&quot;;[.A294])+2;256)" office:value-type="string" office:string-value="  motel, office">
            <text:p><text:s text:c="2"/>motel, office</text:p>
          </table:table-cell>
          <table:table-cell table:formula="of:=MID([.A294];1;SEARCH(&quot;--&quot;;[.A294])-1)" office:value-type="string" office:string-value="{worldX = 36, worldY = 32, posX = 119, posY = 155}, ">
            <text:p>{worldX = 36, worldY = 32, posX = 119, posY = 155}, </text:p>
          </table:table-cell>
          <table:table-cell office:value-type="string">
            <text:p>Business</text:p>
          </table:table-cell>
          <table:table-cell office:value-type="string">
            <text:p>Hotel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2">
            <text:p>29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294];&quot;-- &quot;;[.B294];&quot;,&quot;;[.C294];&quot; ID:&quot;;[.I294])" office:value-type="string" office:string-value="{worldX = 36, worldY = 32, posX = 119, posY = 155}, -- Muldraugh,  motel, office ID:292">
            <text:p>{worldX = 36, worldY = 32, posX = 119, posY = 155}, -- Muldraugh, <text:s/>motel, office ID:292</text:p>
          </table:table-cell>
          <table:table-cell table:formula="of:=MID([.D294];SEARCH(&quot;worldX = &quot;;[.D294])+9;(SEARCH(&quot;worldY = &quot;;[.D294])-SEARCH(&quot;worldX = &quot;;[.D294])-11))" office:value-type="string" office:string-value="36">
            <text:p>36</text:p>
          </table:table-cell>
          <table:table-cell table:formula="of:=MID([.D294];SEARCH(&quot;worldY = &quot;;[.D294])+9;(SEARCH(&quot;posX = &quot;;[.D294])-SEARCH(&quot;worldY = &quot;;[.D294])-11))" office:value-type="string" office:string-value="32">
            <text:p>32</text:p>
          </table:table-cell>
          <table:table-cell table:formula="of:=MID([.D294];(SEARCH(&quot;posX = &quot;;[.D294])+7);(SEARCH(&quot;,&quot;;[.D294];SEARCH(&quot;posX&quot;;[.D294]))-SEARCH(&quot;posX = &quot;;[.D294])-7))" office:value-type="string" office:string-value="119">
            <text:p>119</text:p>
          </table:table-cell>
          <table:table-cell table:formula="of:=IF(LEN([.D294])&lt;60;MID([.D294];(SEARCH(&quot;posY = &quot;;[.D294])+7);(SEARCH(&quot;}&quot;;[.D294];SEARCH(&quot;posY&quot;;[.D294]))-SEARCH(&quot;posY = &quot;;[.D294])-7));MID([.D299];(SEARCH(&quot;posY = &quot;;[.D299])+7);(SEARCH(&quot;}&quot;;[.D299];SEARCH(&quot;posY&quot;;[.D299]))-SEARCH(&quot;posY = &quot;;[.D299])-7)))" office:value-type="string" office:string-value="155">
            <text:p>155</text:p>
          </table:table-cell>
          <table:table-cell table:formula="of:=MID([.D294];SEARCH(&quot;posZ = &quot;;[.D294])+7;(SEARCH(&quot;}&quot;;[.D294])-SEARCH(&quot;posZ = &quot;;[.D29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08, posY = 160}, -- <text:s/>motel, room 1</text:p>
          </table:table-cell>
          <table:table-cell office:value-type="string">
            <text:p>Muldraugh</text:p>
          </table:table-cell>
          <table:table-cell table:formula="of:=MID([.A295];SEARCH(&quot;--&quot;;[.A295])+2;256)" office:value-type="string" office:string-value="  motel, room 1">
            <text:p><text:s text:c="2"/>motel, room 1</text:p>
          </table:table-cell>
          <table:table-cell table:formula="of:=MID([.A295];1;SEARCH(&quot;--&quot;;[.A295])-1)" office:value-type="string" office:string-value="{worldX = 36, worldY = 32, posX = 108, posY = 160}, ">
            <text:p>{worldX = 36, worldY = 32, posX = 108, posY = 160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3">
            <text:p>293</text:p>
          </table:table-cell>
          <table:table-cell table:number-columns-repeated="22"/>
          <table:table-cell table:formula="of:=CONCATENATE([.D295];&quot;-- &quot;;[.B295];&quot;,&quot;;[.C295];&quot; ID:&quot;;[.I295])" office:value-type="string" office:string-value="{worldX = 36, worldY = 32, posX = 108, posY = 160}, -- Muldraugh,  motel, room 1 ID:293">
            <text:p>{worldX = 36, worldY = 32, posX = 108, posY = 160}, -- Muldraugh, <text:s/>motel, room 1 ID:293</text:p>
          </table:table-cell>
          <table:table-cell table:formula="of:=MID([.D295];SEARCH(&quot;worldX = &quot;;[.D295])+9;(SEARCH(&quot;worldY = &quot;;[.D295])-SEARCH(&quot;worldX = &quot;;[.D295])-11))" office:value-type="string" office:string-value="36">
            <text:p>36</text:p>
          </table:table-cell>
          <table:table-cell table:formula="of:=MID([.D295];SEARCH(&quot;worldY = &quot;;[.D295])+9;(SEARCH(&quot;posX = &quot;;[.D295])-SEARCH(&quot;worldY = &quot;;[.D295])-11))" office:value-type="string" office:string-value="32">
            <text:p>32</text:p>
          </table:table-cell>
          <table:table-cell table:formula="of:=MID([.D295];(SEARCH(&quot;posX = &quot;;[.D295])+7);(SEARCH(&quot;,&quot;;[.D295];SEARCH(&quot;posX&quot;;[.D295]))-SEARCH(&quot;posX = &quot;;[.D295])-7))" office:value-type="string" office:string-value="108">
            <text:p>108</text:p>
          </table:table-cell>
          <table:table-cell table:formula="of:=IF(LEN([.D295])&lt;60;MID([.D295];(SEARCH(&quot;posY = &quot;;[.D295])+7);(SEARCH(&quot;}&quot;;[.D295];SEARCH(&quot;posY&quot;;[.D295]))-SEARCH(&quot;posY = &quot;;[.D295])-7));MID([.D300];(SEARCH(&quot;posY = &quot;;[.D300])+7);(SEARCH(&quot;}&quot;;[.D300];SEARCH(&quot;posY&quot;;[.D300]))-SEARCH(&quot;posY = &quot;;[.D300])-7)))" office:value-type="string" office:string-value="160">
            <text:p>160</text:p>
          </table:table-cell>
          <table:table-cell table:formula="of:=MID([.D295];SEARCH(&quot;posZ = &quot;;[.D295])+7;(SEARCH(&quot;}&quot;;[.D295])-SEARCH(&quot;posZ = &quot;;[.D29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08, posY = 160, posZ = 1}, -- <text:s/>motel, room 2</text:p>
          </table:table-cell>
          <table:table-cell office:value-type="string">
            <text:p>Muldraugh</text:p>
          </table:table-cell>
          <table:table-cell table:formula="of:=MID([.A296];SEARCH(&quot;--&quot;;[.A296])+2;256)" office:value-type="string" office:string-value="  motel, room 2">
            <text:p><text:s text:c="2"/>motel, room 2</text:p>
          </table:table-cell>
          <table:table-cell table:formula="of:=MID([.A296];1;SEARCH(&quot;--&quot;;[.A296])-1)" office:value-type="string" office:string-value="{worldX = 36, worldY = 32, posX = 108, posY = 160, posZ = 1}, ">
            <text:p>{worldX = 36, worldY = 32, posX = 108, posY = 160, 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4">
            <text:p>294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296];&quot;-- &quot;;[.B296];&quot;,&quot;;[.C296];&quot; ID:&quot;;[.I296])" office:value-type="string" office:string-value="{worldX = 36, worldY = 32, posX = 108, posY = 160, posZ = 1}, -- Muldraugh,  motel, room 2 ID:294">
            <text:p>{worldX = 36, worldY = 32, posX = 108, posY = 160, posZ = 1}, -- Muldraugh, <text:s/>motel, room 2 ID:294</text:p>
          </table:table-cell>
          <table:table-cell table:formula="of:=MID([.D296];SEARCH(&quot;worldX = &quot;;[.D296])+9;(SEARCH(&quot;worldY = &quot;;[.D296])-SEARCH(&quot;worldX = &quot;;[.D296])-11))" office:value-type="string" office:string-value="36">
            <text:p>36</text:p>
          </table:table-cell>
          <table:table-cell table:formula="of:=MID([.D296];SEARCH(&quot;worldY = &quot;;[.D296])+9;(SEARCH(&quot;posX = &quot;;[.D296])-SEARCH(&quot;worldY = &quot;;[.D296])-11))" office:value-type="string" office:string-value="32">
            <text:p>32</text:p>
          </table:table-cell>
          <table:table-cell table:formula="of:=MID([.D296];(SEARCH(&quot;posX = &quot;;[.D296])+7);(SEARCH(&quot;,&quot;;[.D296];SEARCH(&quot;posX&quot;;[.D296]))-SEARCH(&quot;posX = &quot;;[.D296])-7))" office:value-type="string" office:string-value="108">
            <text:p>108</text:p>
          </table:table-cell>
          <table:table-cell table:formula="of:=IF(LEN([.D296])&lt;60;MID([.D296];(SEARCH(&quot;posY = &quot;;[.D296])+7);(SEARCH(&quot;}&quot;;[.D296];SEARCH(&quot;posY&quot;;[.D296]))-SEARCH(&quot;posY = &quot;;[.D296])-7));MID([.D301];(SEARCH(&quot;posY = &quot;;[.D301])+7);(SEARCH(&quot;}&quot;;[.D301];SEARCH(&quot;posY&quot;;[.D301]))-SEARCH(&quot;posY = &quot;;[.D301])-7)))" office:value-type="string" office:string-value="133">
            <text:p>133</text:p>
          </table:table-cell>
          <table:table-cell table:formula="of:=MID([.D296];SEARCH(&quot;posZ = &quot;;[.D296])+7;(SEARCH(&quot;}&quot;;[.D296])-SEARCH(&quot;posZ = &quot;;[.D296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17, posY = 242}, -- <text:s/>laundromat</text:p>
          </table:table-cell>
          <table:table-cell office:value-type="string">
            <text:p>Muldraugh</text:p>
          </table:table-cell>
          <table:table-cell table:formula="of:=MID([.A297];SEARCH(&quot;--&quot;;[.A297])+2;256)" office:value-type="string" office:string-value="  laundromat">
            <text:p><text:s text:c="2"/>laundromat</text:p>
          </table:table-cell>
          <table:table-cell table:formula="of:=MID([.A297];1;SEARCH(&quot;--&quot;;[.A297])-1)" office:value-type="string" office:string-value="{worldX = 36, worldY = 32, posX = 117, posY = 242}, ">
            <text:p>{worldX = 36, worldY = 32, posX = 117, posY = 24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297];&quot;-- &quot;;[.B297];&quot;,&quot;;[.C297];&quot; ID:&quot;;[.I297])" office:value-type="string" office:string-value="{worldX = 36, worldY = 32, posX = 117, posY = 242}, -- Muldraugh,  laundromat ID:295">
            <text:p>{worldX = 36, worldY = 32, posX = 117, posY = 242}, -- Muldraugh, <text:s/>laundromat ID:295</text:p>
          </table:table-cell>
          <table:table-cell table:formula="of:=MID([.D297];SEARCH(&quot;worldX = &quot;;[.D297])+9;(SEARCH(&quot;worldY = &quot;;[.D297])-SEARCH(&quot;worldX = &quot;;[.D297])-11))" office:value-type="string" office:string-value="36">
            <text:p>36</text:p>
          </table:table-cell>
          <table:table-cell table:formula="of:=MID([.D297];SEARCH(&quot;worldY = &quot;;[.D297])+9;(SEARCH(&quot;posX = &quot;;[.D297])-SEARCH(&quot;worldY = &quot;;[.D297])-11))" office:value-type="string" office:string-value="32">
            <text:p>32</text:p>
          </table:table-cell>
          <table:table-cell table:formula="of:=MID([.D297];(SEARCH(&quot;posX = &quot;;[.D297])+7);(SEARCH(&quot;,&quot;;[.D297];SEARCH(&quot;posX&quot;;[.D297]))-SEARCH(&quot;posX = &quot;;[.D297])-7))" office:value-type="string" office:string-value="117">
            <text:p>117</text:p>
          </table:table-cell>
          <table:table-cell table:formula="of:=IF(LEN([.D297])&lt;60;MID([.D297];(SEARCH(&quot;posY = &quot;;[.D297])+7);(SEARCH(&quot;}&quot;;[.D297];SEARCH(&quot;posY&quot;;[.D297]))-SEARCH(&quot;posY = &quot;;[.D297])-7));MID([.D302];(SEARCH(&quot;posY = &quot;;[.D302])+7);(SEARCH(&quot;}&quot;;[.D302];SEARCH(&quot;posY&quot;;[.D302]))-SEARCH(&quot;posY = &quot;;[.D302])-7)))" office:value-type="string" office:string-value="242">
            <text:p>242</text:p>
          </table:table-cell>
          <table:table-cell table:formula="of:=MID([.D297];SEARCH(&quot;posZ = &quot;;[.D297])+7;(SEARCH(&quot;}&quot;;[.D297])-SEARCH(&quot;posZ = &quot;;[.D2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00, posY = 224}, -- <text:s/>self storage, office</text:p>
          </table:table-cell>
          <table:table-cell office:value-type="string">
            <text:p>Muldraugh</text:p>
          </table:table-cell>
          <table:table-cell table:formula="of:=MID([.A298];SEARCH(&quot;--&quot;;[.A298])+2;256)" office:value-type="string" office:string-value="  self storage, office">
            <text:p><text:s text:c="2"/>self storage, office</text:p>
          </table:table-cell>
          <table:table-cell table:formula="of:=MID([.A298];1;SEARCH(&quot;--&quot;;[.A298])-1)" office:value-type="string" office:string-value="{worldX = 35, worldY = 32, posX = 200, posY = 224}, ">
            <text:p>{worldX = 35, worldY = 32, posX = 200, posY = 224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6">
            <text:p>296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6"/>
          <table:table-cell table:formula="of:=CONCATENATE([.D298];&quot;-- &quot;;[.B298];&quot;,&quot;;[.C298];&quot; ID:&quot;;[.I298])" office:value-type="string" office:string-value="{worldX = 35, worldY = 32, posX = 200, posY = 224}, -- Muldraugh,  self storage, office ID:296">
            <text:p>{worldX = 35, worldY = 32, posX = 200, posY = 224}, -- Muldraugh, <text:s/>self storage, office ID:296</text:p>
          </table:table-cell>
          <table:table-cell table:formula="of:=MID([.D298];SEARCH(&quot;worldX = &quot;;[.D298])+9;(SEARCH(&quot;worldY = &quot;;[.D298])-SEARCH(&quot;worldX = &quot;;[.D298])-11))" office:value-type="string" office:string-value="35">
            <text:p>35</text:p>
          </table:table-cell>
          <table:table-cell table:formula="of:=MID([.D298];SEARCH(&quot;worldY = &quot;;[.D298])+9;(SEARCH(&quot;posX = &quot;;[.D298])-SEARCH(&quot;worldY = &quot;;[.D298])-11))" office:value-type="string" office:string-value="32">
            <text:p>32</text:p>
          </table:table-cell>
          <table:table-cell table:formula="of:=MID([.D298];(SEARCH(&quot;posX = &quot;;[.D298])+7);(SEARCH(&quot;,&quot;;[.D298];SEARCH(&quot;posX&quot;;[.D298]))-SEARCH(&quot;posX = &quot;;[.D298])-7))" office:value-type="string" office:string-value="200">
            <text:p>200</text:p>
          </table:table-cell>
          <table:table-cell table:formula="of:=IF(LEN([.D298])&lt;60;MID([.D298];(SEARCH(&quot;posY = &quot;;[.D298])+7);(SEARCH(&quot;}&quot;;[.D298];SEARCH(&quot;posY&quot;;[.D298]))-SEARCH(&quot;posY = &quot;;[.D298])-7));MID([.D303];(SEARCH(&quot;posY = &quot;;[.D303])+7);(SEARCH(&quot;}&quot;;[.D303];SEARCH(&quot;posY&quot;;[.D303]))-SEARCH(&quot;posY = &quot;;[.D303])-7)))" office:value-type="string" office:string-value="224">
            <text:p>224</text:p>
          </table:table-cell>
          <table:table-cell table:formula="of:=MID([.D298];SEARCH(&quot;posZ = &quot;;[.D298])+7;(SEARCH(&quot;}&quot;;[.D298])-SEARCH(&quot;posZ = &quot;;[.D298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6, worldY = 33, posX = 82, posY = 135}, -- <text:s/>cortman medical, lobby</text:p>
          </table:table-cell>
          <table:table-cell office:value-type="string">
            <text:p>Muldraugh</text:p>
          </table:table-cell>
          <table:table-cell table:formula="of:=MID([.A299];SEARCH(&quot;--&quot;;[.A299])+2;256)" office:value-type="string" office:string-value="  cortman medical, lobby">
            <text:p><text:s text:c="2"/>cortman medical, lobby</text:p>
          </table:table-cell>
          <table:table-cell table:formula="of:=MID([.A299];1;SEARCH(&quot;--&quot;;[.A299])-1)" office:value-type="string" office:string-value="{worldX = 36, worldY = 33, posX = 82, posY = 135}, ">
            <text:p>{worldX = 36, worldY = 33, posX = 82, posY = 135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7">
            <text:p>297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299];&quot;-- &quot;;[.B299];&quot;,&quot;;[.C299];&quot; ID:&quot;;[.I299])" office:value-type="string" office:string-value="{worldX = 36, worldY = 33, posX = 82, posY = 135}, -- Muldraugh,  cortman medical, lobby ID:297">
            <text:p>{worldX = 36, worldY = 33, posX = 82, posY = 135}, -- Muldraugh, <text:s/>cortman medical, lobby ID:297</text:p>
          </table:table-cell>
          <table:table-cell table:formula="of:=MID([.D299];SEARCH(&quot;worldX = &quot;;[.D299])+9;(SEARCH(&quot;worldY = &quot;;[.D299])-SEARCH(&quot;worldX = &quot;;[.D299])-11))" office:value-type="string" office:string-value="36">
            <text:p>36</text:p>
          </table:table-cell>
          <table:table-cell table:formula="of:=MID([.D299];SEARCH(&quot;worldY = &quot;;[.D299])+9;(SEARCH(&quot;posX = &quot;;[.D299])-SEARCH(&quot;worldY = &quot;;[.D299])-11))" office:value-type="string" office:string-value="33">
            <text:p>33</text:p>
          </table:table-cell>
          <table:table-cell table:formula="of:=MID([.D299];(SEARCH(&quot;posX = &quot;;[.D299])+7);(SEARCH(&quot;,&quot;;[.D299];SEARCH(&quot;posX&quot;;[.D299]))-SEARCH(&quot;posX = &quot;;[.D299])-7))" office:value-type="string" office:string-value="82">
            <text:p>82</text:p>
          </table:table-cell>
          <table:table-cell table:formula="of:=IF(LEN([.D299])&lt;60;MID([.D299];(SEARCH(&quot;posY = &quot;;[.D299])+7);(SEARCH(&quot;}&quot;;[.D299];SEARCH(&quot;posY&quot;;[.D299]))-SEARCH(&quot;posY = &quot;;[.D299])-7));MID([.D304];(SEARCH(&quot;posY = &quot;;[.D304])+7);(SEARCH(&quot;}&quot;;[.D304];SEARCH(&quot;posY&quot;;[.D304]))-SEARCH(&quot;posY = &quot;;[.D304])-7)))" office:value-type="string" office:string-value="135">
            <text:p>135</text:p>
          </table:table-cell>
          <table:table-cell table:formula="of:=MID([.D299];SEARCH(&quot;posZ = &quot;;[.D299])+7;(SEARCH(&quot;}&quot;;[.D299])-SEARCH(&quot;posZ = &quot;;[.D299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6, worldY = 33, posX = 77, posY = 129}, -- <text:s/>cortman medical, exam room</text:p>
          </table:table-cell>
          <table:table-cell office:value-type="string">
            <text:p>Muldraugh</text:p>
          </table:table-cell>
          <table:table-cell table:formula="of:=MID([.A300];SEARCH(&quot;--&quot;;[.A300])+2;256)" office:value-type="string" office:string-value="  cortman medical, exam room">
            <text:p><text:s text:c="2"/>cortman medical, exam room</text:p>
          </table:table-cell>
          <table:table-cell table:formula="of:=MID([.A300];1;SEARCH(&quot;--&quot;;[.A300])-1)" office:value-type="string" office:string-value="{worldX = 36, worldY = 33, posX = 77, posY = 129}, ">
            <text:p>{worldX = 36, worldY = 33, posX = 77, posY = 129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8">
            <text:p>29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300];&quot;-- &quot;;[.B300];&quot;,&quot;;[.C300];&quot; ID:&quot;;[.I300])" office:value-type="string" office:string-value="{worldX = 36, worldY = 33, posX = 77, posY = 129}, -- Muldraugh,  cortman medical, exam room ID:298">
            <text:p>{worldX = 36, worldY = 33, posX = 77, posY = 129}, -- Muldraugh, <text:s/>cortman medical, exam room ID:298</text:p>
          </table:table-cell>
          <table:table-cell table:formula="of:=MID([.D300];SEARCH(&quot;worldX = &quot;;[.D300])+9;(SEARCH(&quot;worldY = &quot;;[.D300])-SEARCH(&quot;worldX = &quot;;[.D300])-11))" office:value-type="string" office:string-value="36">
            <text:p>36</text:p>
          </table:table-cell>
          <table:table-cell table:formula="of:=MID([.D300];SEARCH(&quot;worldY = &quot;;[.D300])+9;(SEARCH(&quot;posX = &quot;;[.D300])-SEARCH(&quot;worldY = &quot;;[.D300])-11))" office:value-type="string" office:string-value="33">
            <text:p>33</text:p>
          </table:table-cell>
          <table:table-cell table:formula="of:=MID([.D300];(SEARCH(&quot;posX = &quot;;[.D300])+7);(SEARCH(&quot;,&quot;;[.D300];SEARCH(&quot;posX&quot;;[.D300]))-SEARCH(&quot;posX = &quot;;[.D300])-7))" office:value-type="string" office:string-value="77">
            <text:p>77</text:p>
          </table:table-cell>
          <table:table-cell table:formula="of:=IF(LEN([.D300])&lt;60;MID([.D300];(SEARCH(&quot;posY = &quot;;[.D300])+7);(SEARCH(&quot;}&quot;;[.D300];SEARCH(&quot;posY&quot;;[.D300]))-SEARCH(&quot;posY = &quot;;[.D300])-7));MID([.D305];(SEARCH(&quot;posY = &quot;;[.D305])+7);(SEARCH(&quot;}&quot;;[.D305];SEARCH(&quot;posY&quot;;[.D305]))-SEARCH(&quot;posY = &quot;;[.D305])-7)))" office:value-type="string" office:string-value="129">
            <text:p>129</text:p>
          </table:table-cell>
          <table:table-cell table:formula="of:=MID([.D300];SEARCH(&quot;posZ = &quot;;[.D300])+7;(SEARCH(&quot;}&quot;;[.D300])-SEARCH(&quot;posZ = &quot;;[.D3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40, posY = 133}, -- <text:s/>convenience store</text:p>
          </table:table-cell>
          <table:table-cell office:value-type="string">
            <text:p>Muldraugh</text:p>
          </table:table-cell>
          <table:table-cell table:formula="of:=MID([.A301];SEARCH(&quot;--&quot;;[.A301])+2;256)" office:value-type="string" office:string-value="  convenience store">
            <text:p><text:s text:c="2"/>convenience store</text:p>
          </table:table-cell>
          <table:table-cell table:formula="of:=MID([.A301];1;SEARCH(&quot;--&quot;;[.A301])-1)" office:value-type="string" office:string-value="{worldX = 36, worldY = 33, posX = 40, posY = 133}, ">
            <text:p>{worldX = 36, worldY = 33, posX = 40, posY = 13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299">
            <text:p>299</text:p>
          </table:table-cell>
          <table:table-cell table:number-columns-repeated="22"/>
          <table:table-cell table:formula="of:=CONCATENATE([.D301];&quot;-- &quot;;[.B301];&quot;,&quot;;[.C301];&quot; ID:&quot;;[.I301])" office:value-type="string" office:string-value="{worldX = 36, worldY = 33, posX = 40, posY = 133}, -- Muldraugh,  convenience store ID:299">
            <text:p>{worldX = 36, worldY = 33, posX = 40, posY = 133}, -- Muldraugh, <text:s/>convenience store ID:299</text:p>
          </table:table-cell>
          <table:table-cell table:formula="of:=MID([.D301];SEARCH(&quot;worldX = &quot;;[.D301])+9;(SEARCH(&quot;worldY = &quot;;[.D301])-SEARCH(&quot;worldX = &quot;;[.D301])-11))" office:value-type="string" office:string-value="36">
            <text:p>36</text:p>
          </table:table-cell>
          <table:table-cell table:formula="of:=MID([.D301];SEARCH(&quot;worldY = &quot;;[.D301])+9;(SEARCH(&quot;posX = &quot;;[.D301])-SEARCH(&quot;worldY = &quot;;[.D301])-11))" office:value-type="string" office:string-value="33">
            <text:p>33</text:p>
          </table:table-cell>
          <table:table-cell table:formula="of:=MID([.D301];(SEARCH(&quot;posX = &quot;;[.D301])+7);(SEARCH(&quot;,&quot;;[.D301];SEARCH(&quot;posX&quot;;[.D301]))-SEARCH(&quot;posX = &quot;;[.D301])-7))" office:value-type="string" office:string-value="40">
            <text:p>40</text:p>
          </table:table-cell>
          <table:table-cell table:formula="of:=IF(LEN([.D301])&lt;60;MID([.D301];(SEARCH(&quot;posY = &quot;;[.D301])+7);(SEARCH(&quot;}&quot;;[.D301];SEARCH(&quot;posY&quot;;[.D301]))-SEARCH(&quot;posY = &quot;;[.D301])-7));MID([.D306];(SEARCH(&quot;posY = &quot;;[.D306])+7);(SEARCH(&quot;}&quot;;[.D306];SEARCH(&quot;posY&quot;;[.D306]))-SEARCH(&quot;posY = &quot;;[.D306])-7)))" office:value-type="string" office:string-value="133">
            <text:p>133</text:p>
          </table:table-cell>
          <table:table-cell table:formula="of:=MID([.D301];SEARCH(&quot;posZ = &quot;;[.D301])+7;(SEARCH(&quot;}&quot;;[.D301])-SEARCH(&quot;posZ = &quot;;[.D3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90, posY = 106}, -- <text:s/>muldraugh park, locker room</text:p>
          </table:table-cell>
          <table:table-cell office:value-type="string">
            <text:p>Muldraugh</text:p>
          </table:table-cell>
          <table:table-cell table:formula="of:=MID([.A302];SEARCH(&quot;--&quot;;[.A302])+2;256)" office:value-type="string" office:string-value="  muldraugh park, locker room">
            <text:p><text:s text:c="2"/>muldraugh park, locker room</text:p>
          </table:table-cell>
          <table:table-cell table:formula="of:=MID([.A302];1;SEARCH(&quot;--&quot;;[.A302])-1)" office:value-type="string" office:string-value="{worldX = 35, worldY = 33, posX = 190, posY = 106}, ">
            <text:p>{worldX = 35, worldY = 33, posX = 190, posY = 106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0">
            <text:p>300</text:p>
          </table:table-cell>
          <table:table-cell table:number-columns-repeated="22"/>
          <table:table-cell table:formula="of:=CONCATENATE([.D302];&quot;-- &quot;;[.B302];&quot;,&quot;;[.C302];&quot; ID:&quot;;[.I302])" office:value-type="string" office:string-value="{worldX = 35, worldY = 33, posX = 190, posY = 106}, -- Muldraugh,  muldraugh park, locker room ID:300">
            <text:p>{worldX = 35, worldY = 33, posX = 190, posY = 106}, -- Muldraugh, <text:s/>muldraugh park, locker room ID:300</text:p>
          </table:table-cell>
          <table:table-cell table:formula="of:=MID([.D302];SEARCH(&quot;worldX = &quot;;[.D302])+9;(SEARCH(&quot;worldY = &quot;;[.D302])-SEARCH(&quot;worldX = &quot;;[.D302])-11))" office:value-type="string" office:string-value="35">
            <text:p>35</text:p>
          </table:table-cell>
          <table:table-cell table:formula="of:=MID([.D302];SEARCH(&quot;worldY = &quot;;[.D302])+9;(SEARCH(&quot;posX = &quot;;[.D302])-SEARCH(&quot;worldY = &quot;;[.D302])-11))" office:value-type="string" office:string-value="33">
            <text:p>33</text:p>
          </table:table-cell>
          <table:table-cell table:formula="of:=MID([.D302];(SEARCH(&quot;posX = &quot;;[.D302])+7);(SEARCH(&quot;,&quot;;[.D302];SEARCH(&quot;posX&quot;;[.D302]))-SEARCH(&quot;posX = &quot;;[.D302])-7))" office:value-type="string" office:string-value="190">
            <text:p>190</text:p>
          </table:table-cell>
          <table:table-cell table:formula="of:=IF(LEN([.D302])&lt;60;MID([.D302];(SEARCH(&quot;posY = &quot;;[.D302])+7);(SEARCH(&quot;}&quot;;[.D302];SEARCH(&quot;posY&quot;;[.D302]))-SEARCH(&quot;posY = &quot;;[.D302])-7));MID([.D307];(SEARCH(&quot;posY = &quot;;[.D307])+7);(SEARCH(&quot;}&quot;;[.D307];SEARCH(&quot;posY&quot;;[.D307]))-SEARCH(&quot;posY = &quot;;[.D307])-7)))" office:value-type="string" office:string-value="106">
            <text:p>106</text:p>
          </table:table-cell>
          <table:table-cell table:formula="of:=MID([.D302];SEARCH(&quot;posZ = &quot;;[.D302])+7;(SEARCH(&quot;}&quot;;[.D302])-SEARCH(&quot;posZ = &quot;;[.D30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98, posY = 212}, -- <text:s/>urban warehous, office</text:p>
          </table:table-cell>
          <table:table-cell office:value-type="string">
            <text:p>Muldraugh</text:p>
          </table:table-cell>
          <table:table-cell table:formula="of:=MID([.A303];SEARCH(&quot;--&quot;;[.A303])+2;256)" office:value-type="string" office:string-value="  urban warehous, office">
            <text:p><text:s text:c="2"/>urban warehous, office</text:p>
          </table:table-cell>
          <table:table-cell table:formula="of:=MID([.A303];1;SEARCH(&quot;--&quot;;[.A303])-1)" office:value-type="string" office:string-value="{worldX = 35, worldY = 33, posX = 198, posY = 212}, ">
            <text:p>{worldX = 35, worldY = 33, posX = 198, posY = 212}, </text:p>
          </table:table-cell>
          <table:table-cell office:value-type="string">
            <text:p>Industrial</text:p>
          </table:table-cell>
          <table:table-cell office:value-type="string">
            <text:p>Off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1">
            <text:p>30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03];&quot;-- &quot;;[.B303];&quot;,&quot;;[.C303];&quot; ID:&quot;;[.I303])" office:value-type="string" office:string-value="{worldX = 35, worldY = 33, posX = 198, posY = 212}, -- Muldraugh,  urban warehous, office ID:301">
            <text:p>{worldX = 35, worldY = 33, posX = 198, posY = 212}, -- Muldraugh, <text:s/>urban warehous, office ID:301</text:p>
          </table:table-cell>
          <table:table-cell table:formula="of:=MID([.D303];SEARCH(&quot;worldX = &quot;;[.D303])+9;(SEARCH(&quot;worldY = &quot;;[.D303])-SEARCH(&quot;worldX = &quot;;[.D303])-11))" office:value-type="string" office:string-value="35">
            <text:p>35</text:p>
          </table:table-cell>
          <table:table-cell table:formula="of:=MID([.D303];SEARCH(&quot;worldY = &quot;;[.D303])+9;(SEARCH(&quot;posX = &quot;;[.D303])-SEARCH(&quot;worldY = &quot;;[.D303])-11))" office:value-type="string" office:string-value="33">
            <text:p>33</text:p>
          </table:table-cell>
          <table:table-cell table:formula="of:=MID([.D303];(SEARCH(&quot;posX = &quot;;[.D303])+7);(SEARCH(&quot;,&quot;;[.D303];SEARCH(&quot;posX&quot;;[.D303]))-SEARCH(&quot;posX = &quot;;[.D303])-7))" office:value-type="string" office:string-value="198">
            <text:p>198</text:p>
          </table:table-cell>
          <table:table-cell table:formula="of:=IF(LEN([.D303])&lt;60;MID([.D303];(SEARCH(&quot;posY = &quot;;[.D303])+7);(SEARCH(&quot;}&quot;;[.D303];SEARCH(&quot;posY&quot;;[.D303]))-SEARCH(&quot;posY = &quot;;[.D303])-7));MID([.D308];(SEARCH(&quot;posY = &quot;;[.D308])+7);(SEARCH(&quot;}&quot;;[.D308];SEARCH(&quot;posY&quot;;[.D308]))-SEARCH(&quot;posY = &quot;;[.D308])-7)))" office:value-type="string" office:string-value="212">
            <text:p>212</text:p>
          </table:table-cell>
          <table:table-cell table:formula="of:=MID([.D303];SEARCH(&quot;posZ = &quot;;[.D303])+7;(SEARCH(&quot;}&quot;;[.D303])-SEARCH(&quot;posZ = &quot;;[.D3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196, posY = 203}, -- <text:s/>urban warehous, storage</text:p>
          </table:table-cell>
          <table:table-cell office:value-type="string">
            <text:p>Muldraugh</text:p>
          </table:table-cell>
          <table:table-cell table:formula="of:=MID([.A304];SEARCH(&quot;--&quot;;[.A304])+2;256)" office:value-type="string" office:string-value="  urban warehous, storage">
            <text:p><text:s text:c="2"/>urban warehous, storage</text:p>
          </table:table-cell>
          <table:table-cell table:formula="of:=MID([.A304];1;SEARCH(&quot;--&quot;;[.A304])-1)" office:value-type="string" office:string-value="{worldX = 35, worldY = 33, posX = 196, posY = 203}, ">
            <text:p>{worldX = 35, worldY = 33, posX = 196, posY = 203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2">
            <text:p>30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table:formula="of:=CONCATENATE([.D304];&quot;-- &quot;;[.B304];&quot;,&quot;;[.C304];&quot; ID:&quot;;[.I304])" office:value-type="string" office:string-value="{worldX = 35, worldY = 33, posX = 196, posY = 203}, -- Muldraugh,  urban warehous, storage ID:302">
            <text:p>{worldX = 35, worldY = 33, posX = 196, posY = 203}, -- Muldraugh, <text:s/>urban warehous, storage ID:302</text:p>
          </table:table-cell>
          <table:table-cell table:formula="of:=MID([.D304];SEARCH(&quot;worldX = &quot;;[.D304])+9;(SEARCH(&quot;worldY = &quot;;[.D304])-SEARCH(&quot;worldX = &quot;;[.D304])-11))" office:value-type="string" office:string-value="35">
            <text:p>35</text:p>
          </table:table-cell>
          <table:table-cell table:formula="of:=MID([.D304];SEARCH(&quot;worldY = &quot;;[.D304])+9;(SEARCH(&quot;posX = &quot;;[.D304])-SEARCH(&quot;worldY = &quot;;[.D304])-11))" office:value-type="string" office:string-value="33">
            <text:p>33</text:p>
          </table:table-cell>
          <table:table-cell table:formula="of:=MID([.D304];(SEARCH(&quot;posX = &quot;;[.D304])+7);(SEARCH(&quot;,&quot;;[.D304];SEARCH(&quot;posX&quot;;[.D304]))-SEARCH(&quot;posX = &quot;;[.D304])-7))" office:value-type="string" office:string-value="196">
            <text:p>196</text:p>
          </table:table-cell>
          <table:table-cell table:formula="of:=IF(LEN([.D304])&lt;60;MID([.D304];(SEARCH(&quot;posY = &quot;;[.D304])+7);(SEARCH(&quot;}&quot;;[.D304];SEARCH(&quot;posY&quot;;[.D304]))-SEARCH(&quot;posY = &quot;;[.D304])-7));MID([.D309];(SEARCH(&quot;posY = &quot;;[.D309])+7);(SEARCH(&quot;}&quot;;[.D309];SEARCH(&quot;posY&quot;;[.D309]))-SEARCH(&quot;posY = &quot;;[.D309])-7)))" office:value-type="string" office:string-value="203">
            <text:p>203</text:p>
          </table:table-cell>
          <table:table-cell table:formula="of:=MID([.D304];SEARCH(&quot;posZ = &quot;;[.D304])+7;(SEARCH(&quot;}&quot;;[.D304])-SEARCH(&quot;posZ = &quot;;[.D3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274, posY = 271}, -- <text:s/>church</text:p>
          </table:table-cell>
          <table:table-cell office:value-type="string">
            <text:p>Muldraugh</text:p>
          </table:table-cell>
          <table:table-cell table:formula="of:=MID([.A305];SEARCH(&quot;--&quot;;[.A305])+2;256)" office:value-type="string" office:string-value="  church">
            <text:p><text:s text:c="2"/>church</text:p>
          </table:table-cell>
          <table:table-cell table:formula="of:=MID([.A305];1;SEARCH(&quot;--&quot;;[.A305])-1)" office:value-type="string" office:string-value="{worldX = 35, worldY = 33, posX = 274, posY = 271}, ">
            <text:p>{worldX = 35, worldY = 33, posX = 274, posY = 271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3">
            <text:p>303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table:formula="of:=CONCATENATE([.D305];&quot;-- &quot;;[.B305];&quot;,&quot;;[.C305];&quot; ID:&quot;;[.I305])" office:value-type="string" office:string-value="{worldX = 35, worldY = 33, posX = 274, posY = 271}, -- Muldraugh,  church ID:303">
            <text:p>{worldX = 35, worldY = 33, posX = 274, posY = 271}, -- Muldraugh, <text:s/>church ID:303</text:p>
          </table:table-cell>
          <table:table-cell table:formula="of:=MID([.D305];SEARCH(&quot;worldX = &quot;;[.D305])+9;(SEARCH(&quot;worldY = &quot;;[.D305])-SEARCH(&quot;worldX = &quot;;[.D305])-11))" office:value-type="string" office:string-value="35">
            <text:p>35</text:p>
          </table:table-cell>
          <table:table-cell table:formula="of:=MID([.D305];SEARCH(&quot;worldY = &quot;;[.D305])+9;(SEARCH(&quot;posX = &quot;;[.D305])-SEARCH(&quot;worldY = &quot;;[.D305])-11))" office:value-type="string" office:string-value="33">
            <text:p>33</text:p>
          </table:table-cell>
          <table:table-cell table:formula="of:=MID([.D305];(SEARCH(&quot;posX = &quot;;[.D305])+7);(SEARCH(&quot;,&quot;;[.D305];SEARCH(&quot;posX&quot;;[.D305]))-SEARCH(&quot;posX = &quot;;[.D305])-7))" office:value-type="string" office:string-value="274">
            <text:p>274</text:p>
          </table:table-cell>
          <table:table-cell table:formula="of:=IF(LEN([.D305])&lt;60;MID([.D305];(SEARCH(&quot;posY = &quot;;[.D305])+7);(SEARCH(&quot;}&quot;;[.D305];SEARCH(&quot;posY&quot;;[.D305]))-SEARCH(&quot;posY = &quot;;[.D305])-7));MID([.D310];(SEARCH(&quot;posY = &quot;;[.D310])+7);(SEARCH(&quot;}&quot;;[.D310];SEARCH(&quot;posY&quot;;[.D310]))-SEARCH(&quot;posY = &quot;;[.D310])-7)))" office:value-type="string" office:string-value="271">
            <text:p>271</text:p>
          </table:table-cell>
          <table:table-cell table:formula="of:=MID([.D305];SEARCH(&quot;posZ = &quot;;[.D305])+7;(SEARCH(&quot;}&quot;;[.D305])-SEARCH(&quot;posZ = &quot;;[.D3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89, posY = 139}, -- <text:s/>office building1 , office 1</text:p>
          </table:table-cell>
          <table:table-cell office:value-type="string">
            <text:p>Muldraugh</text:p>
          </table:table-cell>
          <table:table-cell table:formula="of:=MID([.A306];SEARCH(&quot;--&quot;;[.A306])+2;256)" office:value-type="string" office:string-value="  office building1 , office 1">
            <text:p><text:s text:c="2"/>office building1 , office 1</text:p>
          </table:table-cell>
          <table:table-cell table:formula="of:=MID([.A306];1;SEARCH(&quot;--&quot;;[.A306])-1)" office:value-type="string" office:string-value="{worldX = 35, worldY = 34, posX = 189, posY = 139}, ">
            <text:p>{worldX = 35, worldY = 34, posX = 189, posY = 139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4">
            <text:p>304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06];&quot;-- &quot;;[.B306];&quot;,&quot;;[.C306];&quot; ID:&quot;;[.I306])" office:value-type="string" office:string-value="{worldX = 35, worldY = 34, posX = 189, posY = 139}, -- Muldraugh,  office building1 , office 1 ID:304">
            <text:p>{worldX = 35, worldY = 34, posX = 189, posY = 139}, -- Muldraugh, <text:s/>office building1 , office 1 ID:304</text:p>
          </table:table-cell>
          <table:table-cell table:formula="of:=MID([.D306];SEARCH(&quot;worldX = &quot;;[.D306])+9;(SEARCH(&quot;worldY = &quot;;[.D306])-SEARCH(&quot;worldX = &quot;;[.D306])-11))" office:value-type="string" office:string-value="35">
            <text:p>35</text:p>
          </table:table-cell>
          <table:table-cell table:formula="of:=MID([.D306];SEARCH(&quot;worldY = &quot;;[.D306])+9;(SEARCH(&quot;posX = &quot;;[.D306])-SEARCH(&quot;worldY = &quot;;[.D306])-11))" office:value-type="string" office:string-value="34">
            <text:p>34</text:p>
          </table:table-cell>
          <table:table-cell table:formula="of:=MID([.D306];(SEARCH(&quot;posX = &quot;;[.D306])+7);(SEARCH(&quot;,&quot;;[.D306];SEARCH(&quot;posX&quot;;[.D306]))-SEARCH(&quot;posX = &quot;;[.D306])-7))" office:value-type="string" office:string-value="189">
            <text:p>189</text:p>
          </table:table-cell>
          <table:table-cell table:formula="of:=IF(LEN([.D306])&lt;60;MID([.D306];(SEARCH(&quot;posY = &quot;;[.D306])+7);(SEARCH(&quot;}&quot;;[.D306];SEARCH(&quot;posY&quot;;[.D306]))-SEARCH(&quot;posY = &quot;;[.D306])-7));MID([.D311];(SEARCH(&quot;posY = &quot;;[.D311])+7);(SEARCH(&quot;}&quot;;[.D311];SEARCH(&quot;posY&quot;;[.D311]))-SEARCH(&quot;posY = &quot;;[.D311])-7)))" office:value-type="string" office:string-value="139">
            <text:p>139</text:p>
          </table:table-cell>
          <table:table-cell table:formula="of:=MID([.D306];SEARCH(&quot;posZ = &quot;;[.D306])+7;(SEARCH(&quot;}&quot;;[.D306])-SEARCH(&quot;posZ = &quot;;[.D3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83, posY = 116}, -- <text:s/>office building1 , office 2</text:p>
          </table:table-cell>
          <table:table-cell office:value-type="string">
            <text:p>Muldraugh</text:p>
          </table:table-cell>
          <table:table-cell table:formula="of:=MID([.A307];SEARCH(&quot;--&quot;;[.A307])+2;256)" office:value-type="string" office:string-value="  office building1 , office 2">
            <text:p><text:s text:c="2"/>office building1 , office 2</text:p>
          </table:table-cell>
          <table:table-cell table:formula="of:=MID([.A307];1;SEARCH(&quot;--&quot;;[.A307])-1)" office:value-type="string" office:string-value="{worldX = 35, worldY = 34, posX = 183, posY = 116}, ">
            <text:p>{worldX = 35, worldY = 34, posX = 183, posY = 116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5">
            <text:p>305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07];&quot;-- &quot;;[.B307];&quot;,&quot;;[.C307];&quot; ID:&quot;;[.I307])" office:value-type="string" office:string-value="{worldX = 35, worldY = 34, posX = 183, posY = 116}, -- Muldraugh,  office building1 , office 2 ID:305">
            <text:p>{worldX = 35, worldY = 34, posX = 183, posY = 116}, -- Muldraugh, <text:s/>office building1 , office 2 ID:305</text:p>
          </table:table-cell>
          <table:table-cell table:formula="of:=MID([.D307];SEARCH(&quot;worldX = &quot;;[.D307])+9;(SEARCH(&quot;worldY = &quot;;[.D307])-SEARCH(&quot;worldX = &quot;;[.D307])-11))" office:value-type="string" office:string-value="35">
            <text:p>35</text:p>
          </table:table-cell>
          <table:table-cell table:formula="of:=MID([.D307];SEARCH(&quot;worldY = &quot;;[.D307])+9;(SEARCH(&quot;posX = &quot;;[.D307])-SEARCH(&quot;worldY = &quot;;[.D307])-11))" office:value-type="string" office:string-value="34">
            <text:p>34</text:p>
          </table:table-cell>
          <table:table-cell table:formula="of:=MID([.D307];(SEARCH(&quot;posX = &quot;;[.D307])+7);(SEARCH(&quot;,&quot;;[.D307];SEARCH(&quot;posX&quot;;[.D307]))-SEARCH(&quot;posX = &quot;;[.D307])-7))" office:value-type="string" office:string-value="183">
            <text:p>183</text:p>
          </table:table-cell>
          <table:table-cell table:formula="of:=IF(LEN([.D307])&lt;60;MID([.D307];(SEARCH(&quot;posY = &quot;;[.D307])+7);(SEARCH(&quot;}&quot;;[.D307];SEARCH(&quot;posY&quot;;[.D307]))-SEARCH(&quot;posY = &quot;;[.D307])-7));MID([.D312];(SEARCH(&quot;posY = &quot;;[.D312])+7);(SEARCH(&quot;}&quot;;[.D312];SEARCH(&quot;posY&quot;;[.D312]))-SEARCH(&quot;posY = &quot;;[.D312])-7)))" office:value-type="string" office:string-value="116">
            <text:p>116</text:p>
          </table:table-cell>
          <table:table-cell table:formula="of:=MID([.D307];SEARCH(&quot;posZ = &quot;;[.D307])+7;(SEARCH(&quot;}&quot;;[.D307])-SEARCH(&quot;posZ = &quot;;[.D3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190, posY = 159}, -- <text:s/>office building 2</text:p>
          </table:table-cell>
          <table:table-cell office:value-type="string">
            <text:p>Muldraugh</text:p>
          </table:table-cell>
          <table:table-cell table:formula="of:=MID([.A308];SEARCH(&quot;--&quot;;[.A308])+2;256)" office:value-type="string" office:string-value="  office building 2">
            <text:p><text:s text:c="2"/>office building 2</text:p>
          </table:table-cell>
          <table:table-cell table:formula="of:=MID([.A308];1;SEARCH(&quot;--&quot;;[.A308])-1)" office:value-type="string" office:string-value="{worldX = 35, worldY = 34, posX = 190, posY = 159}, ">
            <text:p>{worldX = 35, worldY = 34, posX = 190, posY = 159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6">
            <text:p>306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08];&quot;-- &quot;;[.B308];&quot;,&quot;;[.C308];&quot; ID:&quot;;[.I308])" office:value-type="string" office:string-value="{worldX = 35, worldY = 34, posX = 190, posY = 159}, -- Muldraugh,  office building 2 ID:306">
            <text:p>{worldX = 35, worldY = 34, posX = 190, posY = 159}, -- Muldraugh, <text:s/>office building 2 ID:306</text:p>
          </table:table-cell>
          <table:table-cell table:formula="of:=MID([.D308];SEARCH(&quot;worldX = &quot;;[.D308])+9;(SEARCH(&quot;worldY = &quot;;[.D308])-SEARCH(&quot;worldX = &quot;;[.D308])-11))" office:value-type="string" office:string-value="35">
            <text:p>35</text:p>
          </table:table-cell>
          <table:table-cell table:formula="of:=MID([.D308];SEARCH(&quot;worldY = &quot;;[.D308])+9;(SEARCH(&quot;posX = &quot;;[.D308])-SEARCH(&quot;worldY = &quot;;[.D308])-11))" office:value-type="string" office:string-value="34">
            <text:p>34</text:p>
          </table:table-cell>
          <table:table-cell table:formula="of:=MID([.D308];(SEARCH(&quot;posX = &quot;;[.D308])+7);(SEARCH(&quot;,&quot;;[.D308];SEARCH(&quot;posX&quot;;[.D308]))-SEARCH(&quot;posX = &quot;;[.D308])-7))" office:value-type="string" office:string-value="190">
            <text:p>190</text:p>
          </table:table-cell>
          <table:table-cell table:formula="of:=IF(LEN([.D308])&lt;60;MID([.D308];(SEARCH(&quot;posY = &quot;;[.D308])+7);(SEARCH(&quot;}&quot;;[.D308];SEARCH(&quot;posY&quot;;[.D308]))-SEARCH(&quot;posY = &quot;;[.D308])-7));MID([.D313];(SEARCH(&quot;posY = &quot;;[.D313])+7);(SEARCH(&quot;}&quot;;[.D313];SEARCH(&quot;posY&quot;;[.D313]))-SEARCH(&quot;posY = &quot;;[.D313])-7)))" office:value-type="string" office:string-value="159">
            <text:p>159</text:p>
          </table:table-cell>
          <table:table-cell table:formula="of:=MID([.D308];SEARCH(&quot;posZ = &quot;;[.D308])+7;(SEARCH(&quot;}&quot;;[.D308])-SEARCH(&quot;posZ = &quot;;[.D3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265, posY = 112}, -- <text:s/>storage facility office</text:p>
          </table:table-cell>
          <table:table-cell office:value-type="string">
            <text:p>Muldraugh</text:p>
          </table:table-cell>
          <table:table-cell table:formula="of:=MID([.A309];SEARCH(&quot;--&quot;;[.A309])+2;256)" office:value-type="string" office:string-value="  storage facility office">
            <text:p><text:s text:c="2"/>storage facility office</text:p>
          </table:table-cell>
          <table:table-cell table:formula="of:=MID([.A309];1;SEARCH(&quot;--&quot;;[.A309])-1)" office:value-type="string" office:string-value="{worldX = 35, worldY = 34, posX = 265, posY = 112}, ">
            <text:p>{worldX = 35, worldY = 34, posX = 265, posY = 112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7">
            <text:p>307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3"/>
          <table:table-cell table:formula="of:=CONCATENATE([.D309];&quot;-- &quot;;[.B309];&quot;,&quot;;[.C309];&quot; ID:&quot;;[.I309])" office:value-type="string" office:string-value="{worldX = 35, worldY = 34, posX = 265, posY = 112}, -- Muldraugh,  storage facility office ID:307">
            <text:p>{worldX = 35, worldY = 34, posX = 265, posY = 112}, -- Muldraugh, <text:s/>storage facility office ID:307</text:p>
          </table:table-cell>
          <table:table-cell table:formula="of:=MID([.D309];SEARCH(&quot;worldX = &quot;;[.D309])+9;(SEARCH(&quot;worldY = &quot;;[.D309])-SEARCH(&quot;worldX = &quot;;[.D309])-11))" office:value-type="string" office:string-value="35">
            <text:p>35</text:p>
          </table:table-cell>
          <table:table-cell table:formula="of:=MID([.D309];SEARCH(&quot;worldY = &quot;;[.D309])+9;(SEARCH(&quot;posX = &quot;;[.D309])-SEARCH(&quot;worldY = &quot;;[.D309])-11))" office:value-type="string" office:string-value="34">
            <text:p>34</text:p>
          </table:table-cell>
          <table:table-cell table:formula="of:=MID([.D309];(SEARCH(&quot;posX = &quot;;[.D309])+7);(SEARCH(&quot;,&quot;;[.D309];SEARCH(&quot;posX&quot;;[.D309]))-SEARCH(&quot;posX = &quot;;[.D309])-7))" office:value-type="string" office:string-value="265">
            <text:p>265</text:p>
          </table:table-cell>
          <table:table-cell table:formula="of:=IF(LEN([.D309])&lt;60;MID([.D309];(SEARCH(&quot;posY = &quot;;[.D309])+7);(SEARCH(&quot;}&quot;;[.D309];SEARCH(&quot;posY&quot;;[.D309]))-SEARCH(&quot;posY = &quot;;[.D309])-7));MID([.D314];(SEARCH(&quot;posY = &quot;;[.D314])+7);(SEARCH(&quot;}&quot;;[.D314];SEARCH(&quot;posY&quot;;[.D314]))-SEARCH(&quot;posY = &quot;;[.D314])-7)))" office:value-type="string" office:string-value="112">
            <text:p>112</text:p>
          </table:table-cell>
          <table:table-cell table:formula="of:=MID([.D309];SEARCH(&quot;posZ = &quot;;[.D309])+7;(SEARCH(&quot;}&quot;;[.D309])-SEARCH(&quot;posZ = &quot;;[.D3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203, posY = 258}, -- <text:s/>warehouses, 1 office</text:p>
          </table:table-cell>
          <table:table-cell office:value-type="string">
            <text:p>Muldraugh</text:p>
          </table:table-cell>
          <table:table-cell table:formula="of:=MID([.A310];SEARCH(&quot;--&quot;;[.A310])+2;256)" office:value-type="string" office:string-value="  warehouses, 1 office">
            <text:p><text:s text:c="2"/>warehouses, 1 office</text:p>
          </table:table-cell>
          <table:table-cell table:formula="of:=MID([.A310];1;SEARCH(&quot;--&quot;;[.A310])-1)" office:value-type="string" office:string-value="{worldX = 35, worldY = 34, posX = 203, posY = 258}, ">
            <text:p>{worldX = 35, worldY = 34, posX = 203, posY = 258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8">
            <text:p>30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table:formula="of:=CONCATENATE([.D310];&quot;-- &quot;;[.B310];&quot;,&quot;;[.C310];&quot; ID:&quot;;[.I310])" office:value-type="string" office:string-value="{worldX = 35, worldY = 34, posX = 203, posY = 258}, -- Muldraugh,  warehouses, 1 office ID:308">
            <text:p>{worldX = 35, worldY = 34, posX = 203, posY = 258}, -- Muldraugh, <text:s/>warehouses, 1 office ID:308</text:p>
          </table:table-cell>
          <table:table-cell table:formula="of:=MID([.D310];SEARCH(&quot;worldX = &quot;;[.D310])+9;(SEARCH(&quot;worldY = &quot;;[.D310])-SEARCH(&quot;worldX = &quot;;[.D310])-11))" office:value-type="string" office:string-value="35">
            <text:p>35</text:p>
          </table:table-cell>
          <table:table-cell table:formula="of:=MID([.D310];SEARCH(&quot;worldY = &quot;;[.D310])+9;(SEARCH(&quot;posX = &quot;;[.D310])-SEARCH(&quot;worldY = &quot;;[.D310])-11))" office:value-type="string" office:string-value="34">
            <text:p>34</text:p>
          </table:table-cell>
          <table:table-cell table:formula="of:=MID([.D310];(SEARCH(&quot;posX = &quot;;[.D310])+7);(SEARCH(&quot;,&quot;;[.D310];SEARCH(&quot;posX&quot;;[.D310]))-SEARCH(&quot;posX = &quot;;[.D310])-7))" office:value-type="string" office:string-value="203">
            <text:p>203</text:p>
          </table:table-cell>
          <table:table-cell table:formula="of:=IF(LEN([.D310])&lt;60;MID([.D310];(SEARCH(&quot;posY = &quot;;[.D310])+7);(SEARCH(&quot;}&quot;;[.D310];SEARCH(&quot;posY&quot;;[.D310]))-SEARCH(&quot;posY = &quot;;[.D310])-7));MID([.D315];(SEARCH(&quot;posY = &quot;;[.D315])+7);(SEARCH(&quot;}&quot;;[.D315];SEARCH(&quot;posY&quot;;[.D315]))-SEARCH(&quot;posY = &quot;;[.D315])-7)))" office:value-type="string" office:string-value="258">
            <text:p>258</text:p>
          </table:table-cell>
          <table:table-cell table:formula="of:=MID([.D310];SEARCH(&quot;posZ = &quot;;[.D310])+7;(SEARCH(&quot;}&quot;;[.D310])-SEARCH(&quot;posZ = &quot;;[.D3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201, posY = 248}, -- <text:s/>warehouses, 1 storage</text:p>
          </table:table-cell>
          <table:table-cell office:value-type="string">
            <text:p>Muldraugh</text:p>
          </table:table-cell>
          <table:table-cell table:formula="of:=MID([.A311];SEARCH(&quot;--&quot;;[.A311])+2;256)" office:value-type="string" office:string-value="  warehouses, 1 storage">
            <text:p><text:s text:c="2"/>warehouses, 1 storage</text:p>
          </table:table-cell>
          <table:table-cell table:formula="of:=MID([.A311];1;SEARCH(&quot;--&quot;;[.A311])-1)" office:value-type="string" office:string-value="{worldX = 35, worldY = 34, posX = 201, posY = 248}, ">
            <text:p>{worldX = 35, worldY = 34, posX = 201, posY = 248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09">
            <text:p>30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311];&quot;-- &quot;;[.B311];&quot;,&quot;;[.C311];&quot; ID:&quot;;[.I311])" office:value-type="string" office:string-value="{worldX = 35, worldY = 34, posX = 201, posY = 248}, -- Muldraugh,  warehouses, 1 storage ID:309">
            <text:p>{worldX = 35, worldY = 34, posX = 201, posY = 248}, -- Muldraugh, <text:s/>warehouses, 1 storage ID:309</text:p>
          </table:table-cell>
          <table:table-cell table:formula="of:=MID([.D311];SEARCH(&quot;worldX = &quot;;[.D311])+9;(SEARCH(&quot;worldY = &quot;;[.D311])-SEARCH(&quot;worldX = &quot;;[.D311])-11))" office:value-type="string" office:string-value="35">
            <text:p>35</text:p>
          </table:table-cell>
          <table:table-cell table:formula="of:=MID([.D311];SEARCH(&quot;worldY = &quot;;[.D311])+9;(SEARCH(&quot;posX = &quot;;[.D311])-SEARCH(&quot;worldY = &quot;;[.D311])-11))" office:value-type="string" office:string-value="34">
            <text:p>34</text:p>
          </table:table-cell>
          <table:table-cell table:formula="of:=MID([.D311];(SEARCH(&quot;posX = &quot;;[.D311])+7);(SEARCH(&quot;,&quot;;[.D311];SEARCH(&quot;posX&quot;;[.D311]))-SEARCH(&quot;posX = &quot;;[.D311])-7))" office:value-type="string" office:string-value="201">
            <text:p>201</text:p>
          </table:table-cell>
          <table:table-cell table:formula="of:=IF(LEN([.D311])&lt;60;MID([.D311];(SEARCH(&quot;posY = &quot;;[.D311])+7);(SEARCH(&quot;}&quot;;[.D311];SEARCH(&quot;posY&quot;;[.D311]))-SEARCH(&quot;posY = &quot;;[.D311])-7));MID([.D316];(SEARCH(&quot;posY = &quot;;[.D316])+7);(SEARCH(&quot;}&quot;;[.D316];SEARCH(&quot;posY&quot;;[.D316]))-SEARCH(&quot;posY = &quot;;[.D316])-7)))" office:value-type="string" office:string-value="248">
            <text:p>248</text:p>
          </table:table-cell>
          <table:table-cell table:formula="of:=MID([.D311];SEARCH(&quot;posZ = &quot;;[.D311])+7;(SEARCH(&quot;}&quot;;[.D311])-SEARCH(&quot;posZ = &quot;;[.D3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217, posY = 228}, -- <text:s/>warehouses, 2 storage</text:p>
          </table:table-cell>
          <table:table-cell office:value-type="string">
            <text:p>Muldraugh</text:p>
          </table:table-cell>
          <table:table-cell table:formula="of:=MID([.A312];SEARCH(&quot;--&quot;;[.A312])+2;256)" office:value-type="string" office:string-value="  warehouses, 2 storage">
            <text:p><text:s text:c="2"/>warehouses, 2 storage</text:p>
          </table:table-cell>
          <table:table-cell table:formula="of:=MID([.A312];1;SEARCH(&quot;--&quot;;[.A312])-1)" office:value-type="string" office:string-value="{worldX = 35, worldY = 34, posX = 217, posY = 228}, ">
            <text:p>{worldX = 35, worldY = 34, posX = 217, posY = 228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warehouses and misc buildings off main road, north to south</text:p>
          </table:table-cell>
          <table:table-cell/>
          <table:table-cell office:value-type="float" office:value="310">
            <text:p>31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312];&quot;-- &quot;;[.B312];&quot;,&quot;;[.C312];&quot; ID:&quot;;[.I312])" office:value-type="string" office:string-value="{worldX = 35, worldY = 34, posX = 217, posY = 228}, -- Muldraugh,  warehouses, 2 storage ID:310">
            <text:p>{worldX = 35, worldY = 34, posX = 217, posY = 228}, -- Muldraugh, <text:s/>warehouses, 2 storage ID:310</text:p>
          </table:table-cell>
          <table:table-cell table:formula="of:=MID([.D312];SEARCH(&quot;worldX = &quot;;[.D312])+9;(SEARCH(&quot;worldY = &quot;;[.D312])-SEARCH(&quot;worldX = &quot;;[.D312])-11))" office:value-type="string" office:string-value="35">
            <text:p>35</text:p>
          </table:table-cell>
          <table:table-cell table:formula="of:=MID([.D312];SEARCH(&quot;worldY = &quot;;[.D312])+9;(SEARCH(&quot;posX = &quot;;[.D312])-SEARCH(&quot;worldY = &quot;;[.D312])-11))" office:value-type="string" office:string-value="34">
            <text:p>34</text:p>
          </table:table-cell>
          <table:table-cell table:formula="of:=MID([.D312];(SEARCH(&quot;posX = &quot;;[.D312])+7);(SEARCH(&quot;,&quot;;[.D312];SEARCH(&quot;posX&quot;;[.D312]))-SEARCH(&quot;posX = &quot;;[.D312])-7))" office:value-type="string" office:string-value="217">
            <text:p>217</text:p>
          </table:table-cell>
          <table:table-cell table:formula="of:=IF(LEN([.D312])&lt;60;MID([.D312];(SEARCH(&quot;posY = &quot;;[.D312])+7);(SEARCH(&quot;}&quot;;[.D312];SEARCH(&quot;posY&quot;;[.D312]))-SEARCH(&quot;posY = &quot;;[.D312])-7));MID([.D317];(SEARCH(&quot;posY = &quot;;[.D317])+7);(SEARCH(&quot;}&quot;;[.D317];SEARCH(&quot;posY&quot;;[.D317]))-SEARCH(&quot;posY = &quot;;[.D317])-7)))" office:value-type="string" office:string-value="228">
            <text:p>228</text:p>
          </table:table-cell>
          <table:table-cell table:formula="of:=MID([.D312];SEARCH(&quot;posZ = &quot;;[.D312])+7;(SEARCH(&quot;}&quot;;[.D312])-SEARCH(&quot;posZ = &quot;;[.D3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7, posX = 212, posY = 46}, -- <text:s/>diner</text:p>
          </table:table-cell>
          <table:table-cell office:value-type="string">
            <text:p>Muldraugh Adjacent</text:p>
          </table:table-cell>
          <table:table-cell table:formula="of:=MID([.A313];SEARCH(&quot;--&quot;;[.A313])+2;256)" office:value-type="string" office:string-value="  diner">
            <text:p><text:s text:c="2"/>diner</text:p>
          </table:table-cell>
          <table:table-cell table:formula="of:=MID([.A313];1;SEARCH(&quot;--&quot;;[.A313])-1)" office:value-type="string" office:string-value="{worldX = 33, worldY = 37, posX = 212, posY = 46}, ">
            <text:p>{worldX = 33, worldY = 37, posX = 212, posY = 46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313];&quot;-- &quot;;[.B313];&quot;,&quot;;[.C313];&quot; ID:&quot;;[.I313])" office:value-type="string" office:string-value="{worldX = 33, worldY = 37, posX = 212, posY = 46}, -- Muldraugh Adjacent,  diner ID:311">
            <text:p>{worldX = 33, worldY = 37, posX = 212, posY = 46}, -- Muldraugh Adjacent, <text:s/>diner ID:311</text:p>
          </table:table-cell>
          <table:table-cell table:formula="of:=MID([.D313];SEARCH(&quot;worldX = &quot;;[.D313])+9;(SEARCH(&quot;worldY = &quot;;[.D313])-SEARCH(&quot;worldX = &quot;;[.D313])-11))" office:value-type="string" office:string-value="33">
            <text:p>33</text:p>
          </table:table-cell>
          <table:table-cell table:formula="of:=MID([.D313];SEARCH(&quot;worldY = &quot;;[.D313])+9;(SEARCH(&quot;posX = &quot;;[.D313])-SEARCH(&quot;worldY = &quot;;[.D313])-11))" office:value-type="string" office:string-value="37">
            <text:p>37</text:p>
          </table:table-cell>
          <table:table-cell table:formula="of:=MID([.D313];(SEARCH(&quot;posX = &quot;;[.D313])+7);(SEARCH(&quot;,&quot;;[.D313];SEARCH(&quot;posX&quot;;[.D313]))-SEARCH(&quot;posX = &quot;;[.D313])-7))" office:value-type="string" office:string-value="212">
            <text:p>212</text:p>
          </table:table-cell>
          <table:table-cell table:formula="of:=IF(LEN([.D313])&lt;60;MID([.D313];(SEARCH(&quot;posY = &quot;;[.D313])+7);(SEARCH(&quot;}&quot;;[.D313];SEARCH(&quot;posY&quot;;[.D313]))-SEARCH(&quot;posY = &quot;;[.D313])-7));MID([.D318];(SEARCH(&quot;posY = &quot;;[.D318])+7);(SEARCH(&quot;}&quot;;[.D318];SEARCH(&quot;posY&quot;;[.D318]))-SEARCH(&quot;posY = &quot;;[.D318])-7)))" office:value-type="string" office:string-value="46">
            <text:p>46</text:p>
          </table:table-cell>
          <table:table-cell table:formula="of:=MID([.D313];SEARCH(&quot;posZ = &quot;;[.D313])+7;(SEARCH(&quot;}&quot;;[.D313])-SEARCH(&quot;posZ = &quot;;[.D3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7, posX = 208, posY = 52}, -- <text:s/>diner, kitchen </text:p>
          </table:table-cell>
          <table:table-cell office:value-type="string">
            <text:p>Muldraugh Adjacent</text:p>
          </table:table-cell>
          <table:table-cell table:formula="of:=MID([.A314];SEARCH(&quot;--&quot;;[.A314])+2;256)" office:value-type="string" office:string-value="  diner, kitchen ">
            <text:p><text:s text:c="2"/>diner, kitchen </text:p>
          </table:table-cell>
          <table:table-cell table:formula="of:=MID([.A314];1;SEARCH(&quot;--&quot;;[.A314])-1)" office:value-type="string" office:string-value="{worldX = 33, worldY = 37, posX = 208, posY = 52}, ">
            <text:p>{worldX = 33, worldY = 37, posX = 208, posY = 5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2">
            <text:p>31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14];&quot;-- &quot;;[.B314];&quot;,&quot;;[.C314];&quot; ID:&quot;;[.I314])" office:value-type="string" office:string-value="{worldX = 33, worldY = 37, posX = 208, posY = 52}, -- Muldraugh Adjacent,  diner, kitchen  ID:312">
            <text:p>{worldX = 33, worldY = 37, posX = 208, posY = 52}, -- Muldraugh Adjacent, <text:s/>diner, kitchen <text:s/>ID:312</text:p>
          </table:table-cell>
          <table:table-cell table:formula="of:=MID([.D314];SEARCH(&quot;worldX = &quot;;[.D314])+9;(SEARCH(&quot;worldY = &quot;;[.D314])-SEARCH(&quot;worldX = &quot;;[.D314])-11))" office:value-type="string" office:string-value="33">
            <text:p>33</text:p>
          </table:table-cell>
          <table:table-cell table:formula="of:=MID([.D314];SEARCH(&quot;worldY = &quot;;[.D314])+9;(SEARCH(&quot;posX = &quot;;[.D314])-SEARCH(&quot;worldY = &quot;;[.D314])-11))" office:value-type="string" office:string-value="37">
            <text:p>37</text:p>
          </table:table-cell>
          <table:table-cell table:formula="of:=MID([.D314];(SEARCH(&quot;posX = &quot;;[.D314])+7);(SEARCH(&quot;,&quot;;[.D314];SEARCH(&quot;posX&quot;;[.D314]))-SEARCH(&quot;posX = &quot;;[.D314])-7))" office:value-type="string" office:string-value="208">
            <text:p>208</text:p>
          </table:table-cell>
          <table:table-cell table:formula="of:=IF(LEN([.D314])&lt;60;MID([.D314];(SEARCH(&quot;posY = &quot;;[.D314])+7);(SEARCH(&quot;}&quot;;[.D314];SEARCH(&quot;posY&quot;;[.D314]))-SEARCH(&quot;posY = &quot;;[.D314])-7));MID([.D319];(SEARCH(&quot;posY = &quot;;[.D319])+7);(SEARCH(&quot;}&quot;;[.D319];SEARCH(&quot;posY&quot;;[.D319]))-SEARCH(&quot;posY = &quot;;[.D319])-7)))" office:value-type="string" office:string-value="52">
            <text:p>52</text:p>
          </table:table-cell>
          <table:table-cell table:formula="of:=MID([.D314];SEARCH(&quot;posZ = &quot;;[.D314])+7;(SEARCH(&quot;}&quot;;[.D314])-SEARCH(&quot;posZ = &quot;;[.D31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6, posX = 37, posY = 221}, -- <text:s/>empty warehouse, storage floor</text:p>
          </table:table-cell>
          <table:table-cell office:value-type="string">
            <text:p>Muldraugh Adjacent</text:p>
          </table:table-cell>
          <table:table-cell table:formula="of:=MID([.A315];SEARCH(&quot;--&quot;;[.A315])+2;256)" office:value-type="string" office:string-value="  empty warehouse, storage floor">
            <text:p><text:s text:c="2"/>empty warehouse, storage floor</text:p>
          </table:table-cell>
          <table:table-cell table:formula="of:=MID([.A315];1;SEARCH(&quot;--&quot;;[.A315])-1)" office:value-type="string" office:string-value="{worldX = 34, worldY = 36, posX = 37, posY = 221}, ">
            <text:p>{worldX = 34, worldY = 36, posX = 37, posY = 221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3">
            <text:p>313</text:p>
          </table:table-cell>
          <table:table-cell table:number-columns-repeated="22"/>
          <table:table-cell table:formula="of:=CONCATENATE([.D315];&quot;-- &quot;;[.B315];&quot;,&quot;;[.C315];&quot; ID:&quot;;[.I315])" office:value-type="string" office:string-value="{worldX = 34, worldY = 36, posX = 37, posY = 221}, -- Muldraugh Adjacent,  empty warehouse, storage floor ID:313">
            <text:p>{worldX = 34, worldY = 36, posX = 37, posY = 221}, -- Muldraugh Adjacent, <text:s/>empty warehouse, storage floor ID:313</text:p>
          </table:table-cell>
          <table:table-cell table:formula="of:=MID([.D315];SEARCH(&quot;worldX = &quot;;[.D315])+9;(SEARCH(&quot;worldY = &quot;;[.D315])-SEARCH(&quot;worldX = &quot;;[.D315])-11))" office:value-type="string" office:string-value="34">
            <text:p>34</text:p>
          </table:table-cell>
          <table:table-cell table:formula="of:=MID([.D315];SEARCH(&quot;worldY = &quot;;[.D315])+9;(SEARCH(&quot;posX = &quot;;[.D315])-SEARCH(&quot;worldY = &quot;;[.D315])-11))" office:value-type="string" office:string-value="36">
            <text:p>36</text:p>
          </table:table-cell>
          <table:table-cell table:formula="of:=MID([.D315];(SEARCH(&quot;posX = &quot;;[.D315])+7);(SEARCH(&quot;,&quot;;[.D315];SEARCH(&quot;posX&quot;;[.D315]))-SEARCH(&quot;posX = &quot;;[.D315])-7))" office:value-type="string" office:string-value="37">
            <text:p>37</text:p>
          </table:table-cell>
          <table:table-cell table:formula="of:=IF(LEN([.D315])&lt;60;MID([.D315];(SEARCH(&quot;posY = &quot;;[.D315])+7);(SEARCH(&quot;}&quot;;[.D315];SEARCH(&quot;posY&quot;;[.D315]))-SEARCH(&quot;posY = &quot;;[.D315])-7));MID([.D320];(SEARCH(&quot;posY = &quot;;[.D320])+7);(SEARCH(&quot;}&quot;;[.D320];SEARCH(&quot;posY&quot;;[.D320]))-SEARCH(&quot;posY = &quot;;[.D320])-7)))" office:value-type="string" office:string-value="221">
            <text:p>221</text:p>
          </table:table-cell>
          <table:table-cell table:formula="of:=MID([.D315];SEARCH(&quot;posZ = &quot;;[.D315])+7;(SEARCH(&quot;}&quot;;[.D315])-SEARCH(&quot;posZ = &quot;;[.D3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36, posX = 13, posY = 214}, -- <text:s/>empty warehouse, breakroom</text:p>
          </table:table-cell>
          <table:table-cell office:value-type="string">
            <text:p>Muldraugh Adjacent</text:p>
          </table:table-cell>
          <table:table-cell table:formula="of:=MID([.A316];SEARCH(&quot;--&quot;;[.A316])+2;256)" office:value-type="string" office:string-value="  empty warehouse, breakroom">
            <text:p><text:s text:c="2"/>empty warehouse, breakroom</text:p>
          </table:table-cell>
          <table:table-cell table:formula="of:=MID([.A316];1;SEARCH(&quot;--&quot;;[.A316])-1)" office:value-type="string" office:string-value="{worldX = 34, worldY = 36, posX = 13, posY = 214}, ">
            <text:p>{worldX = 34, worldY = 36, posX = 13, posY = 214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4">
            <text:p>31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7"/>
          <table:table-cell table:formula="of:=CONCATENATE([.D316];&quot;-- &quot;;[.B316];&quot;,&quot;;[.C316];&quot; ID:&quot;;[.I316])" office:value-type="string" office:string-value="{worldX = 34, worldY = 36, posX = 13, posY = 214}, -- Muldraugh Adjacent,  empty warehouse, breakroom ID:314">
            <text:p>{worldX = 34, worldY = 36, posX = 13, posY = 214}, -- Muldraugh Adjacent, <text:s/>empty warehouse, breakroom ID:314</text:p>
          </table:table-cell>
          <table:table-cell table:formula="of:=MID([.D316];SEARCH(&quot;worldX = &quot;;[.D316])+9;(SEARCH(&quot;worldY = &quot;;[.D316])-SEARCH(&quot;worldX = &quot;;[.D316])-11))" office:value-type="string" office:string-value="34">
            <text:p>34</text:p>
          </table:table-cell>
          <table:table-cell table:formula="of:=MID([.D316];SEARCH(&quot;worldY = &quot;;[.D316])+9;(SEARCH(&quot;posX = &quot;;[.D316])-SEARCH(&quot;worldY = &quot;;[.D316])-11))" office:value-type="string" office:string-value="36">
            <text:p>36</text:p>
          </table:table-cell>
          <table:table-cell table:formula="of:=MID([.D316];(SEARCH(&quot;posX = &quot;;[.D316])+7);(SEARCH(&quot;,&quot;;[.D316];SEARCH(&quot;posX&quot;;[.D316]))-SEARCH(&quot;posX = &quot;;[.D316])-7))" office:value-type="string" office:string-value="13">
            <text:p>13</text:p>
          </table:table-cell>
          <table:table-cell table:formula="of:=IF(LEN([.D316])&lt;60;MID([.D316];(SEARCH(&quot;posY = &quot;;[.D316])+7);(SEARCH(&quot;}&quot;;[.D316];SEARCH(&quot;posY&quot;;[.D316]))-SEARCH(&quot;posY = &quot;;[.D316])-7));MID([.D321];(SEARCH(&quot;posY = &quot;;[.D321])+7);(SEARCH(&quot;}&quot;;[.D321];SEARCH(&quot;posY&quot;;[.D321]))-SEARCH(&quot;posY = &quot;;[.D321])-7)))" office:value-type="string" office:string-value="214">
            <text:p>214</text:p>
          </table:table-cell>
          <table:table-cell table:formula="of:=MID([.D316];SEARCH(&quot;posZ = &quot;;[.D316])+7;(SEARCH(&quot;}&quot;;[.D316])-SEARCH(&quot;posZ = &quot;;[.D3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282, posY = 152}, -- <text:s/>autoshop, lobby</text:p>
          </table:table-cell>
          <table:table-cell office:value-type="string">
            <text:p>Muldraugh Adjacent</text:p>
          </table:table-cell>
          <table:table-cell table:formula="of:=MID([.A317];SEARCH(&quot;--&quot;;[.A317])+2;256)" office:value-type="string" office:string-value="  autoshop, lobby">
            <text:p><text:s text:c="2"/>autoshop, lobby</text:p>
          </table:table-cell>
          <table:table-cell table:formula="of:=MID([.A317];1;SEARCH(&quot;--&quot;;[.A317])-1)" office:value-type="string" office:string-value="{worldX = 33, worldY = 36, posX = 282, posY = 152}, ">
            <text:p>{worldX = 33, worldY = 36, posX = 282, posY = 152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5">
            <text:p>31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317];&quot;-- &quot;;[.B317];&quot;,&quot;;[.C317];&quot; ID:&quot;;[.I317])" office:value-type="string" office:string-value="{worldX = 33, worldY = 36, posX = 282, posY = 152}, -- Muldraugh Adjacent,  autoshop, lobby ID:315">
            <text:p>{worldX = 33, worldY = 36, posX = 282, posY = 152}, -- Muldraugh Adjacent, <text:s/>autoshop, lobby ID:315</text:p>
          </table:table-cell>
          <table:table-cell table:formula="of:=MID([.D317];SEARCH(&quot;worldX = &quot;;[.D317])+9;(SEARCH(&quot;worldY = &quot;;[.D317])-SEARCH(&quot;worldX = &quot;;[.D317])-11))" office:value-type="string" office:string-value="33">
            <text:p>33</text:p>
          </table:table-cell>
          <table:table-cell table:formula="of:=MID([.D317];SEARCH(&quot;worldY = &quot;;[.D317])+9;(SEARCH(&quot;posX = &quot;;[.D317])-SEARCH(&quot;worldY = &quot;;[.D317])-11))" office:value-type="string" office:string-value="36">
            <text:p>36</text:p>
          </table:table-cell>
          <table:table-cell table:formula="of:=MID([.D317];(SEARCH(&quot;posX = &quot;;[.D317])+7);(SEARCH(&quot;,&quot;;[.D317];SEARCH(&quot;posX&quot;;[.D317]))-SEARCH(&quot;posX = &quot;;[.D317])-7))" office:value-type="string" office:string-value="282">
            <text:p>282</text:p>
          </table:table-cell>
          <table:table-cell table:formula="of:=IF(LEN([.D317])&lt;60;MID([.D317];(SEARCH(&quot;posY = &quot;;[.D317])+7);(SEARCH(&quot;}&quot;;[.D317];SEARCH(&quot;posY&quot;;[.D317]))-SEARCH(&quot;posY = &quot;;[.D317])-7));MID([.D322];(SEARCH(&quot;posY = &quot;;[.D322])+7);(SEARCH(&quot;}&quot;;[.D322];SEARCH(&quot;posY&quot;;[.D322]))-SEARCH(&quot;posY = &quot;;[.D322])-7)))" office:value-type="string" office:string-value="152">
            <text:p>152</text:p>
          </table:table-cell>
          <table:table-cell table:formula="of:=MID([.D317];SEARCH(&quot;posZ = &quot;;[.D317])+7;(SEARCH(&quot;}&quot;;[.D317])-SEARCH(&quot;posZ = &quot;;[.D3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285, posY = 141}, -- <text:s/>autoshop, workfloor</text:p>
          </table:table-cell>
          <table:table-cell office:value-type="string">
            <text:p>Muldraugh Adjacent</text:p>
          </table:table-cell>
          <table:table-cell table:formula="of:=MID([.A318];SEARCH(&quot;--&quot;;[.A318])+2;256)" office:value-type="string" office:string-value="  autoshop, workfloor">
            <text:p><text:s text:c="2"/>autoshop, workfloor</text:p>
          </table:table-cell>
          <table:table-cell table:formula="of:=MID([.A318];1;SEARCH(&quot;--&quot;;[.A318])-1)" office:value-type="string" office:string-value="{worldX = 33, worldY = 36, posX = 285, posY = 141}, ">
            <text:p>{worldX = 33, worldY = 36, posX = 285, posY = 141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6">
            <text:p>316</text:p>
          </table:table-cell>
          <table:table-cell table:number-columns-repeated="20"/>
          <table:table-cell table:number-columns-repeated="2" office:value-type="float" office:value="1">
            <text:p>1</text:p>
          </table:table-cell>
          <table:table-cell table:formula="of:=CONCATENATE([.D318];&quot;-- &quot;;[.B318];&quot;,&quot;;[.C318];&quot; ID:&quot;;[.I318])" office:value-type="string" office:string-value="{worldX = 33, worldY = 36, posX = 285, posY = 141}, -- Muldraugh Adjacent,  autoshop, workfloor ID:316">
            <text:p>{worldX = 33, worldY = 36, posX = 285, posY = 141}, -- Muldraugh Adjacent, <text:s/>autoshop, workfloor ID:316</text:p>
          </table:table-cell>
          <table:table-cell table:formula="of:=MID([.D318];SEARCH(&quot;worldX = &quot;;[.D318])+9;(SEARCH(&quot;worldY = &quot;;[.D318])-SEARCH(&quot;worldX = &quot;;[.D318])-11))" office:value-type="string" office:string-value="33">
            <text:p>33</text:p>
          </table:table-cell>
          <table:table-cell table:formula="of:=MID([.D318];SEARCH(&quot;worldY = &quot;;[.D318])+9;(SEARCH(&quot;posX = &quot;;[.D318])-SEARCH(&quot;worldY = &quot;;[.D318])-11))" office:value-type="string" office:string-value="36">
            <text:p>36</text:p>
          </table:table-cell>
          <table:table-cell table:formula="of:=MID([.D318];(SEARCH(&quot;posX = &quot;;[.D318])+7);(SEARCH(&quot;,&quot;;[.D318];SEARCH(&quot;posX&quot;;[.D318]))-SEARCH(&quot;posX = &quot;;[.D318])-7))" office:value-type="string" office:string-value="285">
            <text:p>285</text:p>
          </table:table-cell>
          <table:table-cell table:formula="of:=IF(LEN([.D318])&lt;60;MID([.D318];(SEARCH(&quot;posY = &quot;;[.D318])+7);(SEARCH(&quot;}&quot;;[.D318];SEARCH(&quot;posY&quot;;[.D318]))-SEARCH(&quot;posY = &quot;;[.D318])-7));MID([.D323];(SEARCH(&quot;posY = &quot;;[.D323])+7);(SEARCH(&quot;}&quot;;[.D323];SEARCH(&quot;posY&quot;;[.D323]))-SEARCH(&quot;posY = &quot;;[.D323])-7)))" office:value-type="string" office:string-value="141">
            <text:p>141</text:p>
          </table:table-cell>
          <table:table-cell table:formula="of:=MID([.D318];SEARCH(&quot;posZ = &quot;;[.D318])+7;(SEARCH(&quot;}&quot;;[.D318])-SEARCH(&quot;posZ = &quot;;[.D3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78, posY = 232}, -- <text:s/>offices 1, lobby</text:p>
          </table:table-cell>
          <table:table-cell office:value-type="string">
            <text:p>Muldraugh Adjacent</text:p>
          </table:table-cell>
          <table:table-cell table:formula="of:=MID([.A319];SEARCH(&quot;--&quot;;[.A319])+2;256)" office:value-type="string" office:string-value="  offices 1, lobby">
            <text:p><text:s text:c="2"/>offices 1, lobby</text:p>
          </table:table-cell>
          <table:table-cell table:formula="of:=MID([.A319];1;SEARCH(&quot;--&quot;;[.A319])-1)" office:value-type="string" office:string-value="{worldX = 33, worldY = 36, posX = 178, posY = 232}, ">
            <text:p>{worldX = 33, worldY = 36, posX = 178, posY = 232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7">
            <text:p>317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19];&quot;-- &quot;;[.B319];&quot;,&quot;;[.C319];&quot; ID:&quot;;[.I319])" office:value-type="string" office:string-value="{worldX = 33, worldY = 36, posX = 178, posY = 232}, -- Muldraugh Adjacent,  offices 1, lobby ID:317">
            <text:p>{worldX = 33, worldY = 36, posX = 178, posY = 232}, -- Muldraugh Adjacent, <text:s/>offices 1, lobby ID:317</text:p>
          </table:table-cell>
          <table:table-cell table:formula="of:=MID([.D319];SEARCH(&quot;worldX = &quot;;[.D319])+9;(SEARCH(&quot;worldY = &quot;;[.D319])-SEARCH(&quot;worldX = &quot;;[.D319])-11))" office:value-type="string" office:string-value="33">
            <text:p>33</text:p>
          </table:table-cell>
          <table:table-cell table:formula="of:=MID([.D319];SEARCH(&quot;worldY = &quot;;[.D319])+9;(SEARCH(&quot;posX = &quot;;[.D319])-SEARCH(&quot;worldY = &quot;;[.D319])-11))" office:value-type="string" office:string-value="36">
            <text:p>36</text:p>
          </table:table-cell>
          <table:table-cell table:formula="of:=MID([.D319];(SEARCH(&quot;posX = &quot;;[.D319])+7);(SEARCH(&quot;,&quot;;[.D319];SEARCH(&quot;posX&quot;;[.D319]))-SEARCH(&quot;posX = &quot;;[.D319])-7))" office:value-type="string" office:string-value="178">
            <text:p>178</text:p>
          </table:table-cell>
          <table:table-cell table:formula="of:=IF(LEN([.D319])&lt;60;MID([.D319];(SEARCH(&quot;posY = &quot;;[.D319])+7);(SEARCH(&quot;}&quot;;[.D319];SEARCH(&quot;posY&quot;;[.D319]))-SEARCH(&quot;posY = &quot;;[.D319])-7));MID([.D324];(SEARCH(&quot;posY = &quot;;[.D324])+7);(SEARCH(&quot;}&quot;;[.D324];SEARCH(&quot;posY&quot;;[.D324]))-SEARCH(&quot;posY = &quot;;[.D324])-7)))" office:value-type="string" office:string-value="232">
            <text:p>232</text:p>
          </table:table-cell>
          <table:table-cell table:formula="of:=MID([.D319];SEARCH(&quot;posZ = &quot;;[.D319])+7;(SEARCH(&quot;}&quot;;[.D319])-SEARCH(&quot;posZ = &quot;;[.D3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86, posY = 243}, -- <text:s/>offices 1, random office</text:p>
          </table:table-cell>
          <table:table-cell office:value-type="string">
            <text:p>Muldraugh Adjacent</text:p>
          </table:table-cell>
          <table:table-cell table:formula="of:=MID([.A320];SEARCH(&quot;--&quot;;[.A320])+2;256)" office:value-type="string" office:string-value="  offices 1, random office">
            <text:p><text:s text:c="2"/>offices 1, random office</text:p>
          </table:table-cell>
          <table:table-cell table:formula="of:=MID([.A320];1;SEARCH(&quot;--&quot;;[.A320])-1)" office:value-type="string" office:string-value="{worldX = 33, worldY = 36, posX = 186, posY = 243}, ">
            <text:p>{worldX = 33, worldY = 36, posX = 186, posY = 243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8">
            <text:p>318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20];&quot;-- &quot;;[.B320];&quot;,&quot;;[.C320];&quot; ID:&quot;;[.I320])" office:value-type="string" office:string-value="{worldX = 33, worldY = 36, posX = 186, posY = 243}, -- Muldraugh Adjacent,  offices 1, random office ID:318">
            <text:p>{worldX = 33, worldY = 36, posX = 186, posY = 243}, -- Muldraugh Adjacent, <text:s/>offices 1, random office ID:318</text:p>
          </table:table-cell>
          <table:table-cell table:formula="of:=MID([.D320];SEARCH(&quot;worldX = &quot;;[.D320])+9;(SEARCH(&quot;worldY = &quot;;[.D320])-SEARCH(&quot;worldX = &quot;;[.D320])-11))" office:value-type="string" office:string-value="33">
            <text:p>33</text:p>
          </table:table-cell>
          <table:table-cell table:formula="of:=MID([.D320];SEARCH(&quot;worldY = &quot;;[.D320])+9;(SEARCH(&quot;posX = &quot;;[.D320])-SEARCH(&quot;worldY = &quot;;[.D320])-11))" office:value-type="string" office:string-value="36">
            <text:p>36</text:p>
          </table:table-cell>
          <table:table-cell table:formula="of:=MID([.D320];(SEARCH(&quot;posX = &quot;;[.D320])+7);(SEARCH(&quot;,&quot;;[.D320];SEARCH(&quot;posX&quot;;[.D320]))-SEARCH(&quot;posX = &quot;;[.D320])-7))" office:value-type="string" office:string-value="186">
            <text:p>186</text:p>
          </table:table-cell>
          <table:table-cell table:formula="of:=IF(LEN([.D320])&lt;60;MID([.D320];(SEARCH(&quot;posY = &quot;;[.D320])+7);(SEARCH(&quot;}&quot;;[.D320];SEARCH(&quot;posY&quot;;[.D320]))-SEARCH(&quot;posY = &quot;;[.D320])-7));MID([.D325];(SEARCH(&quot;posY = &quot;;[.D325])+7);(SEARCH(&quot;}&quot;;[.D325];SEARCH(&quot;posY&quot;;[.D325]))-SEARCH(&quot;posY = &quot;;[.D325])-7)))" office:value-type="string" office:string-value="243">
            <text:p>243</text:p>
          </table:table-cell>
          <table:table-cell table:formula="of:=MID([.D320];SEARCH(&quot;posZ = &quot;;[.D320])+7;(SEARCH(&quot;}&quot;;[.D320])-SEARCH(&quot;posZ = &quot;;[.D32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93, posY = 176}, -- <text:s/>lumber mill, lobby</text:p>
          </table:table-cell>
          <table:table-cell office:value-type="string">
            <text:p>Muldraugh Adjacent</text:p>
          </table:table-cell>
          <table:table-cell table:formula="of:=MID([.A321];SEARCH(&quot;--&quot;;[.A321])+2;256)" office:value-type="string" office:string-value="  lumber mill, lobby">
            <text:p><text:s text:c="2"/>lumber mill, lobby</text:p>
          </table:table-cell>
          <table:table-cell table:formula="of:=MID([.A321];1;SEARCH(&quot;--&quot;;[.A321])-1)" office:value-type="string" office:string-value="{worldX = 33, worldY = 36, posX = 93, posY = 176}, ">
            <text:p>{worldX = 33, worldY = 36, posX = 93, posY = 176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19">
            <text:p>319</text:p>
          </table:table-cell>
          <table:table-cell table:number-columns-repeated="20"/>
          <table:table-cell office:value-type="float" office:value="1">
            <text:p>1</text:p>
          </table:table-cell>
          <table:table-cell/>
          <table:table-cell table:formula="of:=CONCATENATE([.D321];&quot;-- &quot;;[.B321];&quot;,&quot;;[.C321];&quot; ID:&quot;;[.I321])" office:value-type="string" office:string-value="{worldX = 33, worldY = 36, posX = 93, posY = 176}, -- Muldraugh Adjacent,  lumber mill, lobby ID:319">
            <text:p>{worldX = 33, worldY = 36, posX = 93, posY = 176}, -- Muldraugh Adjacent, <text:s/>lumber mill, lobby ID:319</text:p>
          </table:table-cell>
          <table:table-cell table:formula="of:=MID([.D321];SEARCH(&quot;worldX = &quot;;[.D321])+9;(SEARCH(&quot;worldY = &quot;;[.D321])-SEARCH(&quot;worldX = &quot;;[.D321])-11))" office:value-type="string" office:string-value="33">
            <text:p>33</text:p>
          </table:table-cell>
          <table:table-cell table:formula="of:=MID([.D321];SEARCH(&quot;worldY = &quot;;[.D321])+9;(SEARCH(&quot;posX = &quot;;[.D321])-SEARCH(&quot;worldY = &quot;;[.D321])-11))" office:value-type="string" office:string-value="36">
            <text:p>36</text:p>
          </table:table-cell>
          <table:table-cell table:formula="of:=MID([.D321];(SEARCH(&quot;posX = &quot;;[.D321])+7);(SEARCH(&quot;,&quot;;[.D321];SEARCH(&quot;posX&quot;;[.D321]))-SEARCH(&quot;posX = &quot;;[.D321])-7))" office:value-type="string" office:string-value="93">
            <text:p>93</text:p>
          </table:table-cell>
          <table:table-cell table:formula="of:=IF(LEN([.D321])&lt;60;MID([.D321];(SEARCH(&quot;posY = &quot;;[.D321])+7);(SEARCH(&quot;}&quot;;[.D321];SEARCH(&quot;posY&quot;;[.D321]))-SEARCH(&quot;posY = &quot;;[.D321])-7));MID([.D326];(SEARCH(&quot;posY = &quot;;[.D326])+7);(SEARCH(&quot;}&quot;;[.D326];SEARCH(&quot;posY&quot;;[.D326]))-SEARCH(&quot;posY = &quot;;[.D326])-7)))" office:value-type="string" office:string-value="176">
            <text:p>176</text:p>
          </table:table-cell>
          <table:table-cell table:formula="of:=MID([.D321];SEARCH(&quot;posZ = &quot;;[.D321])+7;(SEARCH(&quot;}&quot;;[.D321])-SEARCH(&quot;posZ = &quot;;[.D3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03, posY = 171}, -- <text:s/>lumber mill, workfloor</text:p>
          </table:table-cell>
          <table:table-cell office:value-type="string">
            <text:p>Muldraugh Adjacent</text:p>
          </table:table-cell>
          <table:table-cell table:formula="of:=MID([.A322];SEARCH(&quot;--&quot;;[.A322])+2;256)" office:value-type="string" office:string-value="  lumber mill, workfloor">
            <text:p><text:s text:c="2"/>lumber mill, workfloor</text:p>
          </table:table-cell>
          <table:table-cell table:formula="of:=MID([.A322];1;SEARCH(&quot;--&quot;;[.A322])-1)" office:value-type="string" office:string-value="{worldX = 33, worldY = 36, posX = 103, posY = 171}, ">
            <text:p>{worldX = 33, worldY = 36, posX = 103, posY = 171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0">
            <text:p>320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3"/>
          <table:table-cell table:formula="of:=CONCATENATE([.D322];&quot;-- &quot;;[.B322];&quot;,&quot;;[.C322];&quot; ID:&quot;;[.I322])" office:value-type="string" office:string-value="{worldX = 33, worldY = 36, posX = 103, posY = 171}, -- Muldraugh Adjacent,  lumber mill, workfloor ID:320">
            <text:p>{worldX = 33, worldY = 36, posX = 103, posY = 171}, -- Muldraugh Adjacent, <text:s/>lumber mill, workfloor ID:320</text:p>
          </table:table-cell>
          <table:table-cell table:formula="of:=MID([.D322];SEARCH(&quot;worldX = &quot;;[.D322])+9;(SEARCH(&quot;worldY = &quot;;[.D322])-SEARCH(&quot;worldX = &quot;;[.D322])-11))" office:value-type="string" office:string-value="33">
            <text:p>33</text:p>
          </table:table-cell>
          <table:table-cell table:formula="of:=MID([.D322];SEARCH(&quot;worldY = &quot;;[.D322])+9;(SEARCH(&quot;posX = &quot;;[.D322])-SEARCH(&quot;worldY = &quot;;[.D322])-11))" office:value-type="string" office:string-value="36">
            <text:p>36</text:p>
          </table:table-cell>
          <table:table-cell table:formula="of:=MID([.D322];(SEARCH(&quot;posX = &quot;;[.D322])+7);(SEARCH(&quot;,&quot;;[.D322];SEARCH(&quot;posX&quot;;[.D322]))-SEARCH(&quot;posX = &quot;;[.D322])-7))" office:value-type="string" office:string-value="103">
            <text:p>103</text:p>
          </table:table-cell>
          <table:table-cell table:formula="of:=IF(LEN([.D322])&lt;60;MID([.D322];(SEARCH(&quot;posY = &quot;;[.D322])+7);(SEARCH(&quot;}&quot;;[.D322];SEARCH(&quot;posY&quot;;[.D322]))-SEARCH(&quot;posY = &quot;;[.D322])-7));MID([.D327];(SEARCH(&quot;posY = &quot;;[.D327])+7);(SEARCH(&quot;}&quot;;[.D327];SEARCH(&quot;posY&quot;;[.D327]))-SEARCH(&quot;posY = &quot;;[.D327])-7)))" office:value-type="string" office:string-value="171">
            <text:p>171</text:p>
          </table:table-cell>
          <table:table-cell table:formula="of:=MID([.D322];SEARCH(&quot;posZ = &quot;;[.D322])+7;(SEARCH(&quot;}&quot;;[.D322])-SEARCH(&quot;posZ = &quot;;[.D32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79, posY = 147}, -- <text:s/>lumber mill, breakroom</text:p>
          </table:table-cell>
          <table:table-cell office:value-type="string">
            <text:p>Muldraugh Adjacent</text:p>
          </table:table-cell>
          <table:table-cell table:formula="of:=MID([.A323];SEARCH(&quot;--&quot;;[.A323])+2;256)" office:value-type="string" office:string-value="  lumber mill, breakroom">
            <text:p><text:s text:c="2"/>lumber mill, breakroom</text:p>
          </table:table-cell>
          <table:table-cell table:formula="of:=MID([.A323];1;SEARCH(&quot;--&quot;;[.A323])-1)" office:value-type="string" office:string-value="{worldX = 33, worldY = 36, posX = 79, posY = 147}, ">
            <text:p>{worldX = 33, worldY = 36, posX = 79, posY = 147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1">
            <text:p>32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table:formula="of:=CONCATENATE([.D323];&quot;-- &quot;;[.B323];&quot;,&quot;;[.C323];&quot; ID:&quot;;[.I323])" office:value-type="string" office:string-value="{worldX = 33, worldY = 36, posX = 79, posY = 147}, -- Muldraugh Adjacent,  lumber mill, breakroom ID:321">
            <text:p>{worldX = 33, worldY = 36, posX = 79, posY = 147}, -- Muldraugh Adjacent, <text:s/>lumber mill, breakroom ID:321</text:p>
          </table:table-cell>
          <table:table-cell table:formula="of:=MID([.D323];SEARCH(&quot;worldX = &quot;;[.D323])+9;(SEARCH(&quot;worldY = &quot;;[.D323])-SEARCH(&quot;worldX = &quot;;[.D323])-11))" office:value-type="string" office:string-value="33">
            <text:p>33</text:p>
          </table:table-cell>
          <table:table-cell table:formula="of:=MID([.D323];SEARCH(&quot;worldY = &quot;;[.D323])+9;(SEARCH(&quot;posX = &quot;;[.D323])-SEARCH(&quot;worldY = &quot;;[.D323])-11))" office:value-type="string" office:string-value="36">
            <text:p>36</text:p>
          </table:table-cell>
          <table:table-cell table:formula="of:=MID([.D323];(SEARCH(&quot;posX = &quot;;[.D323])+7);(SEARCH(&quot;,&quot;;[.D323];SEARCH(&quot;posX&quot;;[.D323]))-SEARCH(&quot;posX = &quot;;[.D323])-7))" office:value-type="string" office:string-value="79">
            <text:p>79</text:p>
          </table:table-cell>
          <table:table-cell table:formula="of:=IF(LEN([.D323])&lt;60;MID([.D323];(SEARCH(&quot;posY = &quot;;[.D323])+7);(SEARCH(&quot;}&quot;;[.D323];SEARCH(&quot;posY&quot;;[.D323]))-SEARCH(&quot;posY = &quot;;[.D323])-7));MID([.D328];(SEARCH(&quot;posY = &quot;;[.D328])+7);(SEARCH(&quot;}&quot;;[.D328];SEARCH(&quot;posY&quot;;[.D328]))-SEARCH(&quot;posY = &quot;;[.D328])-7)))" office:value-type="string" office:string-value="147">
            <text:p>147</text:p>
          </table:table-cell>
          <table:table-cell table:formula="of:=MID([.D323];SEARCH(&quot;posZ = &quot;;[.D323])+7;(SEARCH(&quot;}&quot;;[.D323])-SEARCH(&quot;posZ = &quot;;[.D3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16, posY = 129}, -- <text:s/>lumber mill, adjacent storage</text:p>
          </table:table-cell>
          <table:table-cell office:value-type="string">
            <text:p>Muldraugh Adjacent</text:p>
          </table:table-cell>
          <table:table-cell table:formula="of:=MID([.A324];SEARCH(&quot;--&quot;;[.A324])+2;256)" office:value-type="string" office:string-value="  lumber mill, adjacent storage">
            <text:p><text:s text:c="2"/>lumber mill, adjacent storage</text:p>
          </table:table-cell>
          <table:table-cell table:formula="of:=MID([.A324];1;SEARCH(&quot;--&quot;;[.A324])-1)" office:value-type="string" office:string-value="{worldX = 33, worldY = 36, posX = 116, posY = 129}, ">
            <text:p>{worldX = 33, worldY = 36, posX = 116, posY = 129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2">
            <text:p>32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table:formula="of:=CONCATENATE([.D324];&quot;-- &quot;;[.B324];&quot;,&quot;;[.C324];&quot; ID:&quot;;[.I324])" office:value-type="string" office:string-value="{worldX = 33, worldY = 36, posX = 116, posY = 129}, -- Muldraugh Adjacent,  lumber mill, adjacent storage ID:322">
            <text:p>{worldX = 33, worldY = 36, posX = 116, posY = 129}, -- Muldraugh Adjacent, <text:s/>lumber mill, adjacent storage ID:322</text:p>
          </table:table-cell>
          <table:table-cell table:formula="of:=MID([.D324];SEARCH(&quot;worldX = &quot;;[.D324])+9;(SEARCH(&quot;worldY = &quot;;[.D324])-SEARCH(&quot;worldX = &quot;;[.D324])-11))" office:value-type="string" office:string-value="33">
            <text:p>33</text:p>
          </table:table-cell>
          <table:table-cell table:formula="of:=MID([.D324];SEARCH(&quot;worldY = &quot;;[.D324])+9;(SEARCH(&quot;posX = &quot;;[.D324])-SEARCH(&quot;worldY = &quot;;[.D324])-11))" office:value-type="string" office:string-value="36">
            <text:p>36</text:p>
          </table:table-cell>
          <table:table-cell table:formula="of:=MID([.D324];(SEARCH(&quot;posX = &quot;;[.D324])+7);(SEARCH(&quot;,&quot;;[.D324];SEARCH(&quot;posX&quot;;[.D324]))-SEARCH(&quot;posX = &quot;;[.D324])-7))" office:value-type="string" office:string-value="116">
            <text:p>116</text:p>
          </table:table-cell>
          <table:table-cell table:formula="of:=IF(LEN([.D324])&lt;60;MID([.D324];(SEARCH(&quot;posY = &quot;;[.D324])+7);(SEARCH(&quot;}&quot;;[.D324];SEARCH(&quot;posY&quot;;[.D324]))-SEARCH(&quot;posY = &quot;;[.D324])-7));MID([.D329];(SEARCH(&quot;posY = &quot;;[.D329])+7);(SEARCH(&quot;}&quot;;[.D329];SEARCH(&quot;posY&quot;;[.D329]))-SEARCH(&quot;posY = &quot;;[.D329])-7)))" office:value-type="string" office:string-value="129">
            <text:p>129</text:p>
          </table:table-cell>
          <table:table-cell table:formula="of:=MID([.D324];SEARCH(&quot;posZ = &quot;;[.D324])+7;(SEARCH(&quot;}&quot;;[.D324])-SEARCH(&quot;posZ = &quot;;[.D3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67, posY = 89}, -- <text:s/>manufacturing plant, lobby</text:p>
          </table:table-cell>
          <table:table-cell office:value-type="string">
            <text:p>Muldraugh Adjacent</text:p>
          </table:table-cell>
          <table:table-cell table:formula="of:=MID([.A325];SEARCH(&quot;--&quot;;[.A325])+2;256)" office:value-type="string" office:string-value="  manufacturing plant, lobby">
            <text:p><text:s text:c="2"/>manufacturing plant, lobby</text:p>
          </table:table-cell>
          <table:table-cell table:formula="of:=MID([.A325];1;SEARCH(&quot;--&quot;;[.A325])-1)" office:value-type="string" office:string-value="{worldX = 33, worldY = 36, posX = 167, posY = 89}, ">
            <text:p>{worldX = 33, worldY = 36, posX = 167, posY = 89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3">
            <text:p>323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325];&quot;-- &quot;;[.B325];&quot;,&quot;;[.C325];&quot; ID:&quot;;[.I325])" office:value-type="string" office:string-value="{worldX = 33, worldY = 36, posX = 167, posY = 89}, -- Muldraugh Adjacent,  manufacturing plant, lobby ID:323">
            <text:p>{worldX = 33, worldY = 36, posX = 167, posY = 89}, -- Muldraugh Adjacent, <text:s/>manufacturing plant, lobby ID:323</text:p>
          </table:table-cell>
          <table:table-cell table:formula="of:=MID([.D325];SEARCH(&quot;worldX = &quot;;[.D325])+9;(SEARCH(&quot;worldY = &quot;;[.D325])-SEARCH(&quot;worldX = &quot;;[.D325])-11))" office:value-type="string" office:string-value="33">
            <text:p>33</text:p>
          </table:table-cell>
          <table:table-cell table:formula="of:=MID([.D325];SEARCH(&quot;worldY = &quot;;[.D325])+9;(SEARCH(&quot;posX = &quot;;[.D325])-SEARCH(&quot;worldY = &quot;;[.D325])-11))" office:value-type="string" office:string-value="36">
            <text:p>36</text:p>
          </table:table-cell>
          <table:table-cell table:formula="of:=MID([.D325];(SEARCH(&quot;posX = &quot;;[.D325])+7);(SEARCH(&quot;,&quot;;[.D325];SEARCH(&quot;posX&quot;;[.D325]))-SEARCH(&quot;posX = &quot;;[.D325])-7))" office:value-type="string" office:string-value="167">
            <text:p>167</text:p>
          </table:table-cell>
          <table:table-cell table:formula="of:=IF(LEN([.D325])&lt;60;MID([.D325];(SEARCH(&quot;posY = &quot;;[.D325])+7);(SEARCH(&quot;}&quot;;[.D325];SEARCH(&quot;posY&quot;;[.D325]))-SEARCH(&quot;posY = &quot;;[.D325])-7));MID([.D330];(SEARCH(&quot;posY = &quot;;[.D330])+7);(SEARCH(&quot;}&quot;;[.D330];SEARCH(&quot;posY&quot;;[.D330]))-SEARCH(&quot;posY = &quot;;[.D330])-7)))" office:value-type="string" office:string-value="89">
            <text:p>89</text:p>
          </table:table-cell>
          <table:table-cell table:formula="of:=MID([.D325];SEARCH(&quot;posZ = &quot;;[.D325])+7;(SEARCH(&quot;}&quot;;[.D325])-SEARCH(&quot;posZ = &quot;;[.D3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78, posY = 100}, -- <text:s/>manufacturing plant, breakroom</text:p>
          </table:table-cell>
          <table:table-cell office:value-type="string">
            <text:p>Muldraugh Adjacent</text:p>
          </table:table-cell>
          <table:table-cell table:formula="of:=MID([.A326];SEARCH(&quot;--&quot;;[.A326])+2;256)" office:value-type="string" office:string-value="  manufacturing plant, breakroom">
            <text:p><text:s text:c="2"/>manufacturing plant, breakroom</text:p>
          </table:table-cell>
          <table:table-cell table:formula="of:=MID([.A326];1;SEARCH(&quot;--&quot;;[.A326])-1)" office:value-type="string" office:string-value="{worldX = 33, worldY = 36, posX = 178, posY = 100}, ">
            <text:p>{worldX = 33, worldY = 36, posX = 178, posY = 100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4">
            <text:p>324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326];&quot;-- &quot;;[.B326];&quot;,&quot;;[.C326];&quot; ID:&quot;;[.I326])" office:value-type="string" office:string-value="{worldX = 33, worldY = 36, posX = 178, posY = 100}, -- Muldraugh Adjacent,  manufacturing plant, breakroom ID:324">
            <text:p>{worldX = 33, worldY = 36, posX = 178, posY = 100}, -- Muldraugh Adjacent, <text:s/>manufacturing plant, breakroom ID:324</text:p>
          </table:table-cell>
          <table:table-cell table:formula="of:=MID([.D326];SEARCH(&quot;worldX = &quot;;[.D326])+9;(SEARCH(&quot;worldY = &quot;;[.D326])-SEARCH(&quot;worldX = &quot;;[.D326])-11))" office:value-type="string" office:string-value="33">
            <text:p>33</text:p>
          </table:table-cell>
          <table:table-cell table:formula="of:=MID([.D326];SEARCH(&quot;worldY = &quot;;[.D326])+9;(SEARCH(&quot;posX = &quot;;[.D326])-SEARCH(&quot;worldY = &quot;;[.D326])-11))" office:value-type="string" office:string-value="36">
            <text:p>36</text:p>
          </table:table-cell>
          <table:table-cell table:formula="of:=MID([.D326];(SEARCH(&quot;posX = &quot;;[.D326])+7);(SEARCH(&quot;,&quot;;[.D326];SEARCH(&quot;posX&quot;;[.D326]))-SEARCH(&quot;posX = &quot;;[.D326])-7))" office:value-type="string" office:string-value="178">
            <text:p>178</text:p>
          </table:table-cell>
          <table:table-cell table:formula="of:=IF(LEN([.D326])&lt;60;MID([.D326];(SEARCH(&quot;posY = &quot;;[.D326])+7);(SEARCH(&quot;}&quot;;[.D326];SEARCH(&quot;posY&quot;;[.D326]))-SEARCH(&quot;posY = &quot;;[.D326])-7));MID([.D331];(SEARCH(&quot;posY = &quot;;[.D331])+7);(SEARCH(&quot;}&quot;;[.D331];SEARCH(&quot;posY&quot;;[.D331]))-SEARCH(&quot;posY = &quot;;[.D331])-7)))" office:value-type="string" office:string-value="100">
            <text:p>100</text:p>
          </table:table-cell>
          <table:table-cell table:formula="of:=MID([.D326];SEARCH(&quot;posZ = &quot;;[.D326])+7;(SEARCH(&quot;}&quot;;[.D326])-SEARCH(&quot;posZ = &quot;;[.D3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89, posY = 73}, -- <text:s/>manufacturing plant, workfloor</text:p>
          </table:table-cell>
          <table:table-cell office:value-type="string">
            <text:p>Muldraugh Adjacent</text:p>
          </table:table-cell>
          <table:table-cell table:formula="of:=MID([.A327];SEARCH(&quot;--&quot;;[.A327])+2;256)" office:value-type="string" office:string-value="  manufacturing plant, workfloor">
            <text:p><text:s text:c="2"/>manufacturing plant, workfloor</text:p>
          </table:table-cell>
          <table:table-cell table:formula="of:=MID([.A327];1;SEARCH(&quot;--&quot;;[.A327])-1)" office:value-type="string" office:string-value="{worldX = 33, worldY = 36, posX = 189, posY = 73}, ">
            <text:p>{worldX = 33, worldY = 36, posX = 189, posY = 73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5">
            <text:p>325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327];&quot;-- &quot;;[.B327];&quot;,&quot;;[.C327];&quot; ID:&quot;;[.I327])" office:value-type="string" office:string-value="{worldX = 33, worldY = 36, posX = 189, posY = 73}, -- Muldraugh Adjacent,  manufacturing plant, workfloor ID:325">
            <text:p>{worldX = 33, worldY = 36, posX = 189, posY = 73}, -- Muldraugh Adjacent, <text:s/>manufacturing plant, workfloor ID:325</text:p>
          </table:table-cell>
          <table:table-cell table:formula="of:=MID([.D327];SEARCH(&quot;worldX = &quot;;[.D327])+9;(SEARCH(&quot;worldY = &quot;;[.D327])-SEARCH(&quot;worldX = &quot;;[.D327])-11))" office:value-type="string" office:string-value="33">
            <text:p>33</text:p>
          </table:table-cell>
          <table:table-cell table:formula="of:=MID([.D327];SEARCH(&quot;worldY = &quot;;[.D327])+9;(SEARCH(&quot;posX = &quot;;[.D327])-SEARCH(&quot;worldY = &quot;;[.D327])-11))" office:value-type="string" office:string-value="36">
            <text:p>36</text:p>
          </table:table-cell>
          <table:table-cell table:formula="of:=MID([.D327];(SEARCH(&quot;posX = &quot;;[.D327])+7);(SEARCH(&quot;,&quot;;[.D327];SEARCH(&quot;posX&quot;;[.D327]))-SEARCH(&quot;posX = &quot;;[.D327])-7))" office:value-type="string" office:string-value="189">
            <text:p>189</text:p>
          </table:table-cell>
          <table:table-cell table:formula="of:=IF(LEN([.D327])&lt;60;MID([.D327];(SEARCH(&quot;posY = &quot;;[.D327])+7);(SEARCH(&quot;}&quot;;[.D327];SEARCH(&quot;posY&quot;;[.D327]))-SEARCH(&quot;posY = &quot;;[.D327])-7));MID([.D332];(SEARCH(&quot;posY = &quot;;[.D332])+7);(SEARCH(&quot;}&quot;;[.D332];SEARCH(&quot;posY&quot;;[.D332]))-SEARCH(&quot;posY = &quot;;[.D332])-7)))" office:value-type="string" office:string-value="73">
            <text:p>73</text:p>
          </table:table-cell>
          <table:table-cell table:formula="of:=MID([.D327];SEARCH(&quot;posZ = &quot;;[.D327])+7;(SEARCH(&quot;}&quot;;[.D327])-SEARCH(&quot;posZ = &quot;;[.D3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231, posY = 82}, -- <text:s/>manufacturing plant, adjacent storage</text:p>
          </table:table-cell>
          <table:table-cell office:value-type="string">
            <text:p>Muldraugh Adjacent</text:p>
          </table:table-cell>
          <table:table-cell table:formula="of:=MID([.A328];SEARCH(&quot;--&quot;;[.A328])+2;256)" office:value-type="string" office:string-value="  manufacturing plant, adjacent storage">
            <text:p><text:s text:c="2"/>manufacturing plant, adjacent storage</text:p>
          </table:table-cell>
          <table:table-cell table:formula="of:=MID([.A328];1;SEARCH(&quot;--&quot;;[.A328])-1)" office:value-type="string" office:string-value="{worldX = 33, worldY = 36, posX = 231, posY = 82}, ">
            <text:p>{worldX = 33, worldY = 36, posX = 231, posY = 82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6">
            <text:p>32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table:formula="of:=CONCATENATE([.D328];&quot;-- &quot;;[.B328];&quot;,&quot;;[.C328];&quot; ID:&quot;;[.I328])" office:value-type="string" office:string-value="{worldX = 33, worldY = 36, posX = 231, posY = 82}, -- Muldraugh Adjacent,  manufacturing plant, adjacent storage ID:326">
            <text:p>{worldX = 33, worldY = 36, posX = 231, posY = 82}, -- Muldraugh Adjacent, <text:s/>manufacturing plant, adjacent storage ID:326</text:p>
          </table:table-cell>
          <table:table-cell table:formula="of:=MID([.D328];SEARCH(&quot;worldX = &quot;;[.D328])+9;(SEARCH(&quot;worldY = &quot;;[.D328])-SEARCH(&quot;worldX = &quot;;[.D328])-11))" office:value-type="string" office:string-value="33">
            <text:p>33</text:p>
          </table:table-cell>
          <table:table-cell table:formula="of:=MID([.D328];SEARCH(&quot;worldY = &quot;;[.D328])+9;(SEARCH(&quot;posX = &quot;;[.D328])-SEARCH(&quot;worldY = &quot;;[.D328])-11))" office:value-type="string" office:string-value="36">
            <text:p>36</text:p>
          </table:table-cell>
          <table:table-cell table:formula="of:=MID([.D328];(SEARCH(&quot;posX = &quot;;[.D328])+7);(SEARCH(&quot;,&quot;;[.D328];SEARCH(&quot;posX&quot;;[.D328]))-SEARCH(&quot;posX = &quot;;[.D328])-7))" office:value-type="string" office:string-value="231">
            <text:p>231</text:p>
          </table:table-cell>
          <table:table-cell table:formula="of:=IF(LEN([.D328])&lt;60;MID([.D328];(SEARCH(&quot;posY = &quot;;[.D328])+7);(SEARCH(&quot;}&quot;;[.D328];SEARCH(&quot;posY&quot;;[.D328]))-SEARCH(&quot;posY = &quot;;[.D328])-7));MID([.D333];(SEARCH(&quot;posY = &quot;;[.D333])+7);(SEARCH(&quot;}&quot;;[.D333];SEARCH(&quot;posY&quot;;[.D333]))-SEARCH(&quot;posY = &quot;;[.D333])-7)))" office:value-type="string" office:string-value="82">
            <text:p>82</text:p>
          </table:table-cell>
          <table:table-cell table:formula="of:=MID([.D328];SEARCH(&quot;posZ = &quot;;[.D328])+7;(SEARCH(&quot;}&quot;;[.D328])-SEARCH(&quot;posZ = &quot;;[.D32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31, posY = 45}, -- <text:s/>offices 2, lobby</text:p>
          </table:table-cell>
          <table:table-cell office:value-type="string">
            <text:p>Muldraugh Adjacent</text:p>
          </table:table-cell>
          <table:table-cell table:formula="of:=MID([.A329];SEARCH(&quot;--&quot;;[.A329])+2;256)" office:value-type="string" office:string-value="  offices 2, lobby">
            <text:p><text:s text:c="2"/>offices 2, lobby</text:p>
          </table:table-cell>
          <table:table-cell table:formula="of:=MID([.A329];1;SEARCH(&quot;--&quot;;[.A329])-1)" office:value-type="string" office:string-value="{worldX = 33, worldY = 36, posX = 131, posY = 45}, ">
            <text:p>{worldX = 33, worldY = 36, posX = 131, posY = 45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7">
            <text:p>327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29];&quot;-- &quot;;[.B329];&quot;,&quot;;[.C329];&quot; ID:&quot;;[.I329])" office:value-type="string" office:string-value="{worldX = 33, worldY = 36, posX = 131, posY = 45}, -- Muldraugh Adjacent,  offices 2, lobby ID:327">
            <text:p>{worldX = 33, worldY = 36, posX = 131, posY = 45}, -- Muldraugh Adjacent, <text:s/>offices 2, lobby ID:327</text:p>
          </table:table-cell>
          <table:table-cell table:formula="of:=MID([.D329];SEARCH(&quot;worldX = &quot;;[.D329])+9;(SEARCH(&quot;worldY = &quot;;[.D329])-SEARCH(&quot;worldX = &quot;;[.D329])-11))" office:value-type="string" office:string-value="33">
            <text:p>33</text:p>
          </table:table-cell>
          <table:table-cell table:formula="of:=MID([.D329];SEARCH(&quot;worldY = &quot;;[.D329])+9;(SEARCH(&quot;posX = &quot;;[.D329])-SEARCH(&quot;worldY = &quot;;[.D329])-11))" office:value-type="string" office:string-value="36">
            <text:p>36</text:p>
          </table:table-cell>
          <table:table-cell table:formula="of:=MID([.D329];(SEARCH(&quot;posX = &quot;;[.D329])+7);(SEARCH(&quot;,&quot;;[.D329];SEARCH(&quot;posX&quot;;[.D329]))-SEARCH(&quot;posX = &quot;;[.D329])-7))" office:value-type="string" office:string-value="131">
            <text:p>131</text:p>
          </table:table-cell>
          <table:table-cell table:formula="of:=IF(LEN([.D329])&lt;60;MID([.D329];(SEARCH(&quot;posY = &quot;;[.D329])+7);(SEARCH(&quot;}&quot;;[.D329];SEARCH(&quot;posY&quot;;[.D329]))-SEARCH(&quot;posY = &quot;;[.D329])-7));MID([.D334];(SEARCH(&quot;posY = &quot;;[.D334])+7);(SEARCH(&quot;}&quot;;[.D334];SEARCH(&quot;posY&quot;;[.D334]))-SEARCH(&quot;posY = &quot;;[.D334])-7)))" office:value-type="string" office:string-value="45">
            <text:p>45</text:p>
          </table:table-cell>
          <table:table-cell table:formula="of:=MID([.D329];SEARCH(&quot;posZ = &quot;;[.D329])+7;(SEARCH(&quot;}&quot;;[.D329])-SEARCH(&quot;posZ = &quot;;[.D3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36, posX = 138, posY = 19}, -- <text:s/>offices 2, random office</text:p>
          </table:table-cell>
          <table:table-cell office:value-type="string">
            <text:p>Muldraugh Adjacent</text:p>
          </table:table-cell>
          <table:table-cell table:formula="of:=MID([.A330];SEARCH(&quot;--&quot;;[.A330])+2;256)" office:value-type="string" office:string-value="  offices 2, random office">
            <text:p><text:s text:c="2"/>offices 2, random office</text:p>
          </table:table-cell>
          <table:table-cell table:formula="of:=MID([.A330];1;SEARCH(&quot;--&quot;;[.A330])-1)" office:value-type="string" office:string-value="{worldX = 33, worldY = 36, posX = 138, posY = 19}, ">
            <text:p>{worldX = 33, worldY = 36, posX = 138, posY = 19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industrial complex north of march ridge</text:p>
          </table:table-cell>
          <table:table-cell/>
          <table:table-cell office:value-type="float" office:value="328">
            <text:p>328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30];&quot;-- &quot;;[.B330];&quot;,&quot;;[.C330];&quot; ID:&quot;;[.I330])" office:value-type="string" office:string-value="{worldX = 33, worldY = 36, posX = 138, posY = 19}, -- Muldraugh Adjacent,  offices 2, random office ID:328">
            <text:p>{worldX = 33, worldY = 36, posX = 138, posY = 19}, -- Muldraugh Adjacent, <text:s/>offices 2, random office ID:328</text:p>
          </table:table-cell>
          <table:table-cell table:formula="of:=MID([.D330];SEARCH(&quot;worldX = &quot;;[.D330])+9;(SEARCH(&quot;worldY = &quot;;[.D330])-SEARCH(&quot;worldX = &quot;;[.D330])-11))" office:value-type="string" office:string-value="33">
            <text:p>33</text:p>
          </table:table-cell>
          <table:table-cell table:formula="of:=MID([.D330];SEARCH(&quot;worldY = &quot;;[.D330])+9;(SEARCH(&quot;posX = &quot;;[.D330])-SEARCH(&quot;worldY = &quot;;[.D330])-11))" office:value-type="string" office:string-value="36">
            <text:p>36</text:p>
          </table:table-cell>
          <table:table-cell table:formula="of:=MID([.D330];(SEARCH(&quot;posX = &quot;;[.D330])+7);(SEARCH(&quot;,&quot;;[.D330];SEARCH(&quot;posX&quot;;[.D330]))-SEARCH(&quot;posX = &quot;;[.D330])-7))" office:value-type="string" office:string-value="138">
            <text:p>138</text:p>
          </table:table-cell>
          <table:table-cell table:formula="of:=IF(LEN([.D330])&lt;60;MID([.D330];(SEARCH(&quot;posY = &quot;;[.D330])+7);(SEARCH(&quot;}&quot;;[.D330];SEARCH(&quot;posY&quot;;[.D330]))-SEARCH(&quot;posY = &quot;;[.D330])-7));MID([.D335];(SEARCH(&quot;posY = &quot;;[.D335])+7);(SEARCH(&quot;}&quot;;[.D335];SEARCH(&quot;posY&quot;;[.D335]))-SEARCH(&quot;posY = &quot;;[.D335])-7)))" office:value-type="string" office:string-value="19">
            <text:p>19</text:p>
          </table:table-cell>
          <table:table-cell table:formula="of:=MID([.D330];SEARCH(&quot;posZ = &quot;;[.D330])+7;(SEARCH(&quot;}&quot;;[.D330])-SEARCH(&quot;posZ = &quot;;[.D3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81, posY = 220}, -- <text:s/>hair salon</text:p>
          </table:table-cell>
          <table:table-cell office:value-type="string">
            <text:p>March Ridge</text:p>
          </table:table-cell>
          <table:table-cell table:formula="of:=MID([.A331];SEARCH(&quot;--&quot;;[.A331])+2;256)" office:value-type="string" office:string-value="  hair salon">
            <text:p><text:s text:c="2"/>hair salon</text:p>
          </table:table-cell>
          <table:table-cell table:formula="of:=MID([.A331];1;SEARCH(&quot;--&quot;;[.A331])-1)" office:value-type="string" office:string-value="{worldX = 33, worldY = 42, posX = 281, posY = 220}, ">
            <text:p>{worldX = 33, worldY = 42, posX = 281, posY = 22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rch ridge town center</text:p>
          </table:table-cell>
          <table:table-cell/>
          <table:table-cell office:value-type="float" office:value="329">
            <text:p>329</text:p>
          </table:table-cell>
          <table:table-cell table:number-columns-repeated="22"/>
          <table:table-cell table:formula="of:=CONCATENATE([.D331];&quot;-- &quot;;[.B331];&quot;,&quot;;[.C331];&quot; ID:&quot;;[.I331])" office:value-type="string" office:string-value="{worldX = 33, worldY = 42, posX = 281, posY = 220}, -- March Ridge,  hair salon ID:329">
            <text:p>{worldX = 33, worldY = 42, posX = 281, posY = 220}, -- March Ridge, <text:s/>hair salon ID:329</text:p>
          </table:table-cell>
          <table:table-cell table:formula="of:=MID([.D331];SEARCH(&quot;worldX = &quot;;[.D331])+9;(SEARCH(&quot;worldY = &quot;;[.D331])-SEARCH(&quot;worldX = &quot;;[.D331])-11))" office:value-type="string" office:string-value="33">
            <text:p>33</text:p>
          </table:table-cell>
          <table:table-cell table:formula="of:=MID([.D331];SEARCH(&quot;worldY = &quot;;[.D331])+9;(SEARCH(&quot;posX = &quot;;[.D331])-SEARCH(&quot;worldY = &quot;;[.D331])-11))" office:value-type="string" office:string-value="42">
            <text:p>42</text:p>
          </table:table-cell>
          <table:table-cell table:formula="of:=MID([.D331];(SEARCH(&quot;posX = &quot;;[.D331])+7);(SEARCH(&quot;,&quot;;[.D331];SEARCH(&quot;posX&quot;;[.D331]))-SEARCH(&quot;posX = &quot;;[.D331])-7))" office:value-type="string" office:string-value="281">
            <text:p>281</text:p>
          </table:table-cell>
          <table:table-cell table:formula="of:=IF(LEN([.D331])&lt;60;MID([.D331];(SEARCH(&quot;posY = &quot;;[.D331])+7);(SEARCH(&quot;}&quot;;[.D331];SEARCH(&quot;posY&quot;;[.D331]))-SEARCH(&quot;posY = &quot;;[.D331])-7));MID([.D336];(SEARCH(&quot;posY = &quot;;[.D336])+7);(SEARCH(&quot;}&quot;;[.D336];SEARCH(&quot;posY&quot;;[.D336]))-SEARCH(&quot;posY = &quot;;[.D336])-7)))" office:value-type="string" office:string-value="220">
            <text:p>220</text:p>
          </table:table-cell>
          <table:table-cell table:formula="of:=MID([.D331];SEARCH(&quot;posZ = &quot;;[.D331])+7;(SEARCH(&quot;}&quot;;[.D331])-SEARCH(&quot;posZ = &quot;;[.D3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83, posY = 208}, -- <text:s/>fudge shop</text:p>
          </table:table-cell>
          <table:table-cell office:value-type="string">
            <text:p>March Ridge</text:p>
          </table:table-cell>
          <table:table-cell table:formula="of:=MID([.A332];SEARCH(&quot;--&quot;;[.A332])+2;256)" office:value-type="string" office:string-value="  fudge shop">
            <text:p><text:s text:c="2"/>fudge shop</text:p>
          </table:table-cell>
          <table:table-cell table:formula="of:=MID([.A332];1;SEARCH(&quot;--&quot;;[.A332])-1)" office:value-type="string" office:string-value="{worldX = 33, worldY = 42, posX = 283, posY = 208}, ">
            <text:p>{worldX = 33, worldY = 42, posX = 283, posY = 208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30">
            <text:p>330</text:p>
          </table:table-cell>
          <table:table-cell table:number-columns-repeated="22"/>
          <table:table-cell table:formula="of:=CONCATENATE([.D332];&quot;-- &quot;;[.B332];&quot;,&quot;;[.C332];&quot; ID:&quot;;[.I332])" office:value-type="string" office:string-value="{worldX = 33, worldY = 42, posX = 283, posY = 208}, -- March Ridge,  fudge shop ID:330">
            <text:p>{worldX = 33, worldY = 42, posX = 283, posY = 208}, -- March Ridge, <text:s/>fudge shop ID:330</text:p>
          </table:table-cell>
          <table:table-cell table:formula="of:=MID([.D332];SEARCH(&quot;worldX = &quot;;[.D332])+9;(SEARCH(&quot;worldY = &quot;;[.D332])-SEARCH(&quot;worldX = &quot;;[.D332])-11))" office:value-type="string" office:string-value="33">
            <text:p>33</text:p>
          </table:table-cell>
          <table:table-cell table:formula="of:=MID([.D332];SEARCH(&quot;worldY = &quot;;[.D332])+9;(SEARCH(&quot;posX = &quot;;[.D332])-SEARCH(&quot;worldY = &quot;;[.D332])-11))" office:value-type="string" office:string-value="42">
            <text:p>42</text:p>
          </table:table-cell>
          <table:table-cell table:formula="of:=MID([.D332];(SEARCH(&quot;posX = &quot;;[.D332])+7);(SEARCH(&quot;,&quot;;[.D332];SEARCH(&quot;posX&quot;;[.D332]))-SEARCH(&quot;posX = &quot;;[.D332])-7))" office:value-type="string" office:string-value="283">
            <text:p>283</text:p>
          </table:table-cell>
          <table:table-cell table:formula="of:=IF(LEN([.D332])&lt;60;MID([.D332];(SEARCH(&quot;posY = &quot;;[.D332])+7);(SEARCH(&quot;}&quot;;[.D332];SEARCH(&quot;posY&quot;;[.D332]))-SEARCH(&quot;posY = &quot;;[.D332])-7));MID([.D337];(SEARCH(&quot;posY = &quot;;[.D337])+7);(SEARCH(&quot;}&quot;;[.D337];SEARCH(&quot;posY&quot;;[.D337]))-SEARCH(&quot;posY = &quot;;[.D337])-7)))" office:value-type="string" office:string-value="208">
            <text:p>208</text:p>
          </table:table-cell>
          <table:table-cell table:formula="of:=MID([.D332];SEARCH(&quot;posZ = &quot;;[.D332])+7;(SEARCH(&quot;}&quot;;[.D332])-SEARCH(&quot;posZ = &quot;;[.D3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88, posY = 194}, -- <text:s/>office</text:p>
          </table:table-cell>
          <table:table-cell office:value-type="string">
            <text:p>March Ridge</text:p>
          </table:table-cell>
          <table:table-cell table:formula="of:=MID([.A333];SEARCH(&quot;--&quot;;[.A333])+2;256)" office:value-type="string" office:string-value="  office">
            <text:p><text:s text:c="2"/>office</text:p>
          </table:table-cell>
          <table:table-cell table:formula="of:=MID([.A333];1;SEARCH(&quot;--&quot;;[.A333])-1)" office:value-type="string" office:string-value="{worldX = 33, worldY = 42, posX = 288, posY = 194}, ">
            <text:p>{worldX = 33, worldY = 42, posX = 288, posY = 194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march ridge town center</text:p>
          </table:table-cell>
          <table:table-cell/>
          <table:table-cell office:value-type="float" office:value="331">
            <text:p>33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333];&quot;-- &quot;;[.B333];&quot;,&quot;;[.C333];&quot; ID:&quot;;[.I333])" office:value-type="string" office:string-value="{worldX = 33, worldY = 42, posX = 288, posY = 194}, -- March Ridge,  office ID:331">
            <text:p>{worldX = 33, worldY = 42, posX = 288, posY = 194}, -- March Ridge, <text:s/>office ID:331</text:p>
          </table:table-cell>
          <table:table-cell table:formula="of:=MID([.D333];SEARCH(&quot;worldX = &quot;;[.D333])+9;(SEARCH(&quot;worldY = &quot;;[.D333])-SEARCH(&quot;worldX = &quot;;[.D333])-11))" office:value-type="string" office:string-value="33">
            <text:p>33</text:p>
          </table:table-cell>
          <table:table-cell table:formula="of:=MID([.D333];SEARCH(&quot;worldY = &quot;;[.D333])+9;(SEARCH(&quot;posX = &quot;;[.D333])-SEARCH(&quot;worldY = &quot;;[.D333])-11))" office:value-type="string" office:string-value="42">
            <text:p>42</text:p>
          </table:table-cell>
          <table:table-cell table:formula="of:=MID([.D333];(SEARCH(&quot;posX = &quot;;[.D333])+7);(SEARCH(&quot;,&quot;;[.D333];SEARCH(&quot;posX&quot;;[.D333]))-SEARCH(&quot;posX = &quot;;[.D333])-7))" office:value-type="string" office:string-value="288">
            <text:p>288</text:p>
          </table:table-cell>
          <table:table-cell table:formula="of:=IF(LEN([.D333])&lt;60;MID([.D333];(SEARCH(&quot;posY = &quot;;[.D333])+7);(SEARCH(&quot;}&quot;;[.D333];SEARCH(&quot;posY&quot;;[.D333]))-SEARCH(&quot;posY = &quot;;[.D333])-7));MID([.D338];(SEARCH(&quot;posY = &quot;;[.D338])+7);(SEARCH(&quot;}&quot;;[.D338];SEARCH(&quot;posY&quot;;[.D338]))-SEARCH(&quot;posY = &quot;;[.D338])-7)))" office:value-type="string" office:string-value="194">
            <text:p>194</text:p>
          </table:table-cell>
          <table:table-cell table:formula="of:=MID([.D333];SEARCH(&quot;posZ = &quot;;[.D333])+7;(SEARCH(&quot;}&quot;;[.D333])-SEARCH(&quot;posZ = &quot;;[.D3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82, posY = 182}, -- <text:s/>laundromat</text:p>
          </table:table-cell>
          <table:table-cell office:value-type="string">
            <text:p>March Ridge</text:p>
          </table:table-cell>
          <table:table-cell table:formula="of:=MID([.A334];SEARCH(&quot;--&quot;;[.A334])+2;256)" office:value-type="string" office:string-value="  laundromat">
            <text:p><text:s text:c="2"/>laundromat</text:p>
          </table:table-cell>
          <table:table-cell table:formula="of:=MID([.A334];1;SEARCH(&quot;--&quot;;[.A334])-1)" office:value-type="string" office:string-value="{worldX = 33, worldY = 42, posX = 282, posY = 182}, ">
            <text:p>{worldX = 33, worldY = 42, posX = 282, posY = 18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rch ridge town center</text:p>
          </table:table-cell>
          <table:table-cell/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334];&quot;-- &quot;;[.B334];&quot;,&quot;;[.C334];&quot; ID:&quot;;[.I334])" office:value-type="string" office:string-value="{worldX = 33, worldY = 42, posX = 282, posY = 182}, -- March Ridge,  laundromat ID:332">
            <text:p>{worldX = 33, worldY = 42, posX = 282, posY = 182}, -- March Ridge, <text:s/>laundromat ID:332</text:p>
          </table:table-cell>
          <table:table-cell table:formula="of:=MID([.D334];SEARCH(&quot;worldX = &quot;;[.D334])+9;(SEARCH(&quot;worldY = &quot;;[.D334])-SEARCH(&quot;worldX = &quot;;[.D334])-11))" office:value-type="string" office:string-value="33">
            <text:p>33</text:p>
          </table:table-cell>
          <table:table-cell table:formula="of:=MID([.D334];SEARCH(&quot;worldY = &quot;;[.D334])+9;(SEARCH(&quot;posX = &quot;;[.D334])-SEARCH(&quot;worldY = &quot;;[.D334])-11))" office:value-type="string" office:string-value="42">
            <text:p>42</text:p>
          </table:table-cell>
          <table:table-cell table:formula="of:=MID([.D334];(SEARCH(&quot;posX = &quot;;[.D334])+7);(SEARCH(&quot;,&quot;;[.D334];SEARCH(&quot;posX&quot;;[.D334]))-SEARCH(&quot;posX = &quot;;[.D334])-7))" office:value-type="string" office:string-value="282">
            <text:p>282</text:p>
          </table:table-cell>
          <table:table-cell table:formula="of:=IF(LEN([.D334])&lt;60;MID([.D334];(SEARCH(&quot;posY = &quot;;[.D334])+7);(SEARCH(&quot;}&quot;;[.D334];SEARCH(&quot;posY&quot;;[.D334]))-SEARCH(&quot;posY = &quot;;[.D334])-7));MID([.D339];(SEARCH(&quot;posY = &quot;;[.D339])+7);(SEARCH(&quot;}&quot;;[.D339];SEARCH(&quot;posY&quot;;[.D339]))-SEARCH(&quot;posY = &quot;;[.D339])-7)))" office:value-type="string" office:string-value="182">
            <text:p>182</text:p>
          </table:table-cell>
          <table:table-cell table:formula="of:=MID([.D334];SEARCH(&quot;posZ = &quot;;[.D334])+7;(SEARCH(&quot;}&quot;;[.D334])-SEARCH(&quot;posZ = &quot;;[.D3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76, posY = 80}, -- bar</text:p>
          </table:table-cell>
          <table:table-cell office:value-type="string">
            <text:p>March Ridge</text:p>
          </table:table-cell>
          <table:table-cell table:formula="of:=MID([.A335];SEARCH(&quot;--&quot;;[.A335])+2;256)" office:value-type="string" office:string-value=" bar">
            <text:p><text:s/>bar</text:p>
          </table:table-cell>
          <table:table-cell table:formula="of:=MID([.A335];1;SEARCH(&quot;--&quot;;[.A335])-1)" office:value-type="string" office:string-value="{worldX = 33, worldY = 42, posX = 276, posY = 80}, ">
            <text:p>{worldX = 33, worldY = 42, posX = 276, posY = 80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33">
            <text:p>33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335];&quot;-- &quot;;[.B335];&quot;,&quot;;[.C335];&quot; ID:&quot;;[.I335])" office:value-type="string" office:string-value="{worldX = 33, worldY = 42, posX = 276, posY = 80}, -- March Ridge, bar ID:333">
            <text:p>{worldX = 33, worldY = 42, posX = 276, posY = 80}, -- March Ridge, bar ID:333</text:p>
          </table:table-cell>
          <table:table-cell table:formula="of:=MID([.D335];SEARCH(&quot;worldX = &quot;;[.D335])+9;(SEARCH(&quot;worldY = &quot;;[.D335])-SEARCH(&quot;worldX = &quot;;[.D335])-11))" office:value-type="string" office:string-value="33">
            <text:p>33</text:p>
          </table:table-cell>
          <table:table-cell table:formula="of:=MID([.D335];SEARCH(&quot;worldY = &quot;;[.D335])+9;(SEARCH(&quot;posX = &quot;;[.D335])-SEARCH(&quot;worldY = &quot;;[.D335])-11))" office:value-type="string" office:string-value="42">
            <text:p>42</text:p>
          </table:table-cell>
          <table:table-cell table:formula="of:=MID([.D335];(SEARCH(&quot;posX = &quot;;[.D335])+7);(SEARCH(&quot;,&quot;;[.D335];SEARCH(&quot;posX&quot;;[.D335]))-SEARCH(&quot;posX = &quot;;[.D335])-7))" office:value-type="string" office:string-value="276">
            <text:p>276</text:p>
          </table:table-cell>
          <table:table-cell table:formula="of:=IF(LEN([.D335])&lt;60;MID([.D335];(SEARCH(&quot;posY = &quot;;[.D335])+7);(SEARCH(&quot;}&quot;;[.D335];SEARCH(&quot;posY&quot;;[.D335]))-SEARCH(&quot;posY = &quot;;[.D335])-7));MID([.D340];(SEARCH(&quot;posY = &quot;;[.D340])+7);(SEARCH(&quot;}&quot;;[.D340];SEARCH(&quot;posY&quot;;[.D340]))-SEARCH(&quot;posY = &quot;;[.D340])-7)))" office:value-type="string" office:string-value="80">
            <text:p>80</text:p>
          </table:table-cell>
          <table:table-cell table:formula="of:=MID([.D335];SEARCH(&quot;posZ = &quot;;[.D335])+7;(SEARCH(&quot;}&quot;;[.D335])-SEARCH(&quot;posZ = &quot;;[.D3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68, posY = 59}, -- movie theater lobby</text:p>
          </table:table-cell>
          <table:table-cell office:value-type="string">
            <text:p>March Ridge</text:p>
          </table:table-cell>
          <table:table-cell table:formula="of:=MID([.A336];SEARCH(&quot;--&quot;;[.A336])+2;256)" office:value-type="string" office:string-value=" movie theater lobby">
            <text:p><text:s/>movie theater lobby</text:p>
          </table:table-cell>
          <table:table-cell table:formula="of:=MID([.A336];1;SEARCH(&quot;--&quot;;[.A336])-1)" office:value-type="string" office:string-value="{worldX = 33, worldY = 42, posX = 268, posY = 59}, ">
            <text:p>{worldX = 33, worldY = 42, posX = 268, posY = 59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rch ridge town center</text:p>
          </table:table-cell>
          <table:table-cell/>
          <table:table-cell office:value-type="float" office:value="334">
            <text:p>334</text:p>
          </table:table-cell>
          <table:table-cell table:number-columns-repeated="22"/>
          <table:table-cell table:formula="of:=CONCATENATE([.D336];&quot;-- &quot;;[.B336];&quot;,&quot;;[.C336];&quot; ID:&quot;;[.I336])" office:value-type="string" office:string-value="{worldX = 33, worldY = 42, posX = 268, posY = 59}, -- March Ridge, movie theater lobby ID:334">
            <text:p>{worldX = 33, worldY = 42, posX = 268, posY = 59}, -- March Ridge, movie theater lobby ID:334</text:p>
          </table:table-cell>
          <table:table-cell table:formula="of:=MID([.D336];SEARCH(&quot;worldX = &quot;;[.D336])+9;(SEARCH(&quot;worldY = &quot;;[.D336])-SEARCH(&quot;worldX = &quot;;[.D336])-11))" office:value-type="string" office:string-value="33">
            <text:p>33</text:p>
          </table:table-cell>
          <table:table-cell table:formula="of:=MID([.D336];SEARCH(&quot;worldY = &quot;;[.D336])+9;(SEARCH(&quot;posX = &quot;;[.D336])-SEARCH(&quot;worldY = &quot;;[.D336])-11))" office:value-type="string" office:string-value="42">
            <text:p>42</text:p>
          </table:table-cell>
          <table:table-cell table:formula="of:=MID([.D336];(SEARCH(&quot;posX = &quot;;[.D336])+7);(SEARCH(&quot;,&quot;;[.D336];SEARCH(&quot;posX&quot;;[.D336]))-SEARCH(&quot;posX = &quot;;[.D336])-7))" office:value-type="string" office:string-value="268">
            <text:p>268</text:p>
          </table:table-cell>
          <table:table-cell table:formula="of:=IF(LEN([.D336])&lt;60;MID([.D336];(SEARCH(&quot;posY = &quot;;[.D336])+7);(SEARCH(&quot;}&quot;;[.D336];SEARCH(&quot;posY&quot;;[.D336]))-SEARCH(&quot;posY = &quot;;[.D336])-7));MID([.D341];(SEARCH(&quot;posY = &quot;;[.D341])+7);(SEARCH(&quot;}&quot;;[.D341];SEARCH(&quot;posY&quot;;[.D341]))-SEARCH(&quot;posY = &quot;;[.D341])-7)))" office:value-type="string" office:string-value="59">
            <text:p>59</text:p>
          </table:table-cell>
          <table:table-cell table:formula="of:=MID([.D336];SEARCH(&quot;posZ = &quot;;[.D336])+7;(SEARCH(&quot;}&quot;;[.D336])-SEARCH(&quot;posZ = &quot;;[.D3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78, posY = 46}, -- movie theater screen</text:p>
          </table:table-cell>
          <table:table-cell office:value-type="string">
            <text:p>March Ridge</text:p>
          </table:table-cell>
          <table:table-cell table:formula="of:=MID([.A337];SEARCH(&quot;--&quot;;[.A337])+2;256)" office:value-type="string" office:string-value=" movie theater screen">
            <text:p><text:s/>movie theater screen</text:p>
          </table:table-cell>
          <table:table-cell table:formula="of:=MID([.A337];1;SEARCH(&quot;--&quot;;[.A337])-1)" office:value-type="string" office:string-value="{worldX = 33, worldY = 42, posX = 278, posY = 46}, ">
            <text:p>{worldX = 33, worldY = 42, posX = 278, posY = 46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rch ridge town center</text:p>
          </table:table-cell>
          <table:table-cell/>
          <table:table-cell office:value-type="float" office:value="335">
            <text:p>335</text:p>
          </table:table-cell>
          <table:table-cell table:number-columns-repeated="22"/>
          <table:table-cell table:formula="of:=CONCATENATE([.D337];&quot;-- &quot;;[.B337];&quot;,&quot;;[.C337];&quot; ID:&quot;;[.I337])" office:value-type="string" office:string-value="{worldX = 33, worldY = 42, posX = 278, posY = 46}, -- March Ridge, movie theater screen ID:335">
            <text:p>{worldX = 33, worldY = 42, posX = 278, posY = 46}, -- March Ridge, movie theater screen ID:335</text:p>
          </table:table-cell>
          <table:table-cell table:formula="of:=MID([.D337];SEARCH(&quot;worldX = &quot;;[.D337])+9;(SEARCH(&quot;worldY = &quot;;[.D337])-SEARCH(&quot;worldX = &quot;;[.D337])-11))" office:value-type="string" office:string-value="33">
            <text:p>33</text:p>
          </table:table-cell>
          <table:table-cell table:formula="of:=MID([.D337];SEARCH(&quot;worldY = &quot;;[.D337])+9;(SEARCH(&quot;posX = &quot;;[.D337])-SEARCH(&quot;worldY = &quot;;[.D337])-11))" office:value-type="string" office:string-value="42">
            <text:p>42</text:p>
          </table:table-cell>
          <table:table-cell table:formula="of:=MID([.D337];(SEARCH(&quot;posX = &quot;;[.D337])+7);(SEARCH(&quot;,&quot;;[.D337];SEARCH(&quot;posX&quot;;[.D337]))-SEARCH(&quot;posX = &quot;;[.D337])-7))" office:value-type="string" office:string-value="278">
            <text:p>278</text:p>
          </table:table-cell>
          <table:table-cell table:formula="of:=IF(LEN([.D337])&lt;60;MID([.D337];(SEARCH(&quot;posY = &quot;;[.D337])+7);(SEARCH(&quot;}&quot;;[.D337];SEARCH(&quot;posY&quot;;[.D337]))-SEARCH(&quot;posY = &quot;;[.D337])-7));MID([.D342];(SEARCH(&quot;posY = &quot;;[.D342])+7);(SEARCH(&quot;}&quot;;[.D342];SEARCH(&quot;posY&quot;;[.D342]))-SEARCH(&quot;posY = &quot;;[.D342])-7)))" office:value-type="string" office:string-value="46">
            <text:p>46</text:p>
          </table:table-cell>
          <table:table-cell table:formula="of:=MID([.D337];SEARCH(&quot;posZ = &quot;;[.D337])+7;(SEARCH(&quot;}&quot;;[.D337])-SEARCH(&quot;posZ = &quot;;[.D3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82, posY = 50, posZ = 1}, -- movie theater projection room</text:p>
          </table:table-cell>
          <table:table-cell office:value-type="string">
            <text:p>March Ridge</text:p>
          </table:table-cell>
          <table:table-cell table:formula="of:=MID([.A338];SEARCH(&quot;--&quot;;[.A338])+2;256)" office:value-type="string" office:string-value=" movie theater projection room">
            <text:p><text:s/>movie theater projection room</text:p>
          </table:table-cell>
          <table:table-cell table:formula="of:=MID([.A338];1;SEARCH(&quot;--&quot;;[.A338])-1)" office:value-type="string" office:string-value="{worldX = 33, worldY = 42, posX = 282, posY = 50, posZ = 1}, ">
            <text:p>{worldX = 33, worldY = 42, posX = 282, posY = 50, posZ = 1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march ridge town center</text:p>
          </table:table-cell>
          <table:table-cell/>
          <table:table-cell office:value-type="float" office:value="336">
            <text:p>336</text:p>
          </table:table-cell>
          <table:table-cell table:number-columns-repeated="22"/>
          <table:table-cell table:formula="of:=CONCATENATE([.D338];&quot;-- &quot;;[.B338];&quot;,&quot;;[.C338];&quot; ID:&quot;;[.I338])" office:value-type="string" office:string-value="{worldX = 33, worldY = 42, posX = 282, posY = 50, posZ = 1}, -- March Ridge, movie theater projection room ID:336">
            <text:p>{worldX = 33, worldY = 42, posX = 282, posY = 50, posZ = 1}, -- March Ridge, movie theater projection room ID:336</text:p>
          </table:table-cell>
          <table:table-cell table:formula="of:=MID([.D338];SEARCH(&quot;worldX = &quot;;[.D338])+9;(SEARCH(&quot;worldY = &quot;;[.D338])-SEARCH(&quot;worldX = &quot;;[.D338])-11))" office:value-type="string" office:string-value="33">
            <text:p>33</text:p>
          </table:table-cell>
          <table:table-cell table:formula="of:=MID([.D338];SEARCH(&quot;worldY = &quot;;[.D338])+9;(SEARCH(&quot;posX = &quot;;[.D338])-SEARCH(&quot;worldY = &quot;;[.D338])-11))" office:value-type="string" office:string-value="42">
            <text:p>42</text:p>
          </table:table-cell>
          <table:table-cell table:formula="of:=MID([.D338];(SEARCH(&quot;posX = &quot;;[.D338])+7);(SEARCH(&quot;,&quot;;[.D338];SEARCH(&quot;posX&quot;;[.D338]))-SEARCH(&quot;posX = &quot;;[.D338])-7))" office:value-type="string" office:string-value="282">
            <text:p>282</text:p>
          </table:table-cell>
          <table:table-cell table:formula="of:=IF(LEN([.D338])&lt;60;MID([.D338];(SEARCH(&quot;posY = &quot;;[.D338])+7);(SEARCH(&quot;}&quot;;[.D338];SEARCH(&quot;posY&quot;;[.D338]))-SEARCH(&quot;posY = &quot;;[.D338])-7));MID([.D343];(SEARCH(&quot;posY = &quot;;[.D343])+7);(SEARCH(&quot;}&quot;;[.D343];SEARCH(&quot;posY&quot;;[.D343]))-SEARCH(&quot;posY = &quot;;[.D343])-7)))" office:value-type="string" office:string-value="150">
            <text:p>150</text:p>
          </table:table-cell>
          <table:table-cell table:formula="of:=MID([.D338];SEARCH(&quot;posZ = &quot;;[.D338])+7;(SEARCH(&quot;}&quot;;[.D338])-SEARCH(&quot;posZ = &quot;;[.D33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42, posY = 186}, -- gas station</text:p>
          </table:table-cell>
          <table:table-cell office:value-type="string">
            <text:p>March Ridge</text:p>
          </table:table-cell>
          <table:table-cell table:formula="of:=MID([.A339];SEARCH(&quot;--&quot;;[.A339])+2;256)" office:value-type="string" office:string-value=" gas station">
            <text:p><text:s/>gas station</text:p>
          </table:table-cell>
          <table:table-cell table:formula="of:=MID([.A339];1;SEARCH(&quot;--&quot;;[.A339])-1)" office:value-type="string" office:string-value="{worldX = 33, worldY = 42, posX = 242, posY = 186}, ">
            <text:p>{worldX = 33, worldY = 42, posX = 242, posY = 186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rch ridge town center</text:p>
          </table:table-cell>
          <table:table-cell/>
          <table:table-cell office:value-type="float" office:value="337">
            <text:p>337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339];&quot;-- &quot;;[.B339];&quot;,&quot;;[.C339];&quot; ID:&quot;;[.I339])" office:value-type="string" office:string-value="{worldX = 33, worldY = 42, posX = 242, posY = 186}, -- March Ridge, gas station ID:337">
            <text:p>{worldX = 33, worldY = 42, posX = 242, posY = 186}, -- March Ridge, gas station ID:337</text:p>
          </table:table-cell>
          <table:table-cell table:formula="of:=MID([.D339];SEARCH(&quot;worldX = &quot;;[.D339])+9;(SEARCH(&quot;worldY = &quot;;[.D339])-SEARCH(&quot;worldX = &quot;;[.D339])-11))" office:value-type="string" office:string-value="33">
            <text:p>33</text:p>
          </table:table-cell>
          <table:table-cell table:formula="of:=MID([.D339];SEARCH(&quot;worldY = &quot;;[.D339])+9;(SEARCH(&quot;posX = &quot;;[.D339])-SEARCH(&quot;worldY = &quot;;[.D339])-11))" office:value-type="string" office:string-value="42">
            <text:p>42</text:p>
          </table:table-cell>
          <table:table-cell table:formula="of:=MID([.D339];(SEARCH(&quot;posX = &quot;;[.D339])+7);(SEARCH(&quot;,&quot;;[.D339];SEARCH(&quot;posX&quot;;[.D339]))-SEARCH(&quot;posX = &quot;;[.D339])-7))" office:value-type="string" office:string-value="242">
            <text:p>242</text:p>
          </table:table-cell>
          <table:table-cell table:formula="of:=IF(LEN([.D339])&lt;60;MID([.D339];(SEARCH(&quot;posY = &quot;;[.D339])+7);(SEARCH(&quot;}&quot;;[.D339];SEARCH(&quot;posY&quot;;[.D339]))-SEARCH(&quot;posY = &quot;;[.D339])-7));MID([.D344];(SEARCH(&quot;posY = &quot;;[.D344])+7);(SEARCH(&quot;}&quot;;[.D344];SEARCH(&quot;posY&quot;;[.D344]))-SEARCH(&quot;posY = &quot;;[.D344])-7)))" office:value-type="string" office:string-value="186">
            <text:p>186</text:p>
          </table:table-cell>
          <table:table-cell table:formula="of:=MID([.D339];SEARCH(&quot;posZ = &quot;;[.D339])+7;(SEARCH(&quot;}&quot;;[.D339])-SEARCH(&quot;posZ = &quot;;[.D33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23, posY = 193}, -- food market</text:p>
          </table:table-cell>
          <table:table-cell office:value-type="string">
            <text:p>March Ridge</text:p>
          </table:table-cell>
          <table:table-cell table:formula="of:=MID([.A340];SEARCH(&quot;--&quot;;[.A340])+2;256)" office:value-type="string" office:string-value=" food market">
            <text:p><text:s/>food market</text:p>
          </table:table-cell>
          <table:table-cell table:formula="of:=MID([.A340];1;SEARCH(&quot;--&quot;;[.A340])-1)" office:value-type="string" office:string-value="{worldX = 33, worldY = 42, posX = 223, posY = 193}, ">
            <text:p>{worldX = 33, worldY = 42, posX = 223, posY = 19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38">
            <text:p>338</text:p>
          </table:table-cell>
          <table:table-cell table:number-columns-repeated="22"/>
          <table:table-cell table:formula="of:=CONCATENATE([.D340];&quot;-- &quot;;[.B340];&quot;,&quot;;[.C340];&quot; ID:&quot;;[.I340])" office:value-type="string" office:string-value="{worldX = 33, worldY = 42, posX = 223, posY = 193}, -- March Ridge, food market ID:338">
            <text:p>{worldX = 33, worldY = 42, posX = 223, posY = 193}, -- March Ridge, food market ID:338</text:p>
          </table:table-cell>
          <table:table-cell table:formula="of:=MID([.D340];SEARCH(&quot;worldX = &quot;;[.D340])+9;(SEARCH(&quot;worldY = &quot;;[.D340])-SEARCH(&quot;worldX = &quot;;[.D340])-11))" office:value-type="string" office:string-value="33">
            <text:p>33</text:p>
          </table:table-cell>
          <table:table-cell table:formula="of:=MID([.D340];SEARCH(&quot;worldY = &quot;;[.D340])+9;(SEARCH(&quot;posX = &quot;;[.D340])-SEARCH(&quot;worldY = &quot;;[.D340])-11))" office:value-type="string" office:string-value="42">
            <text:p>42</text:p>
          </table:table-cell>
          <table:table-cell table:formula="of:=MID([.D340];(SEARCH(&quot;posX = &quot;;[.D340])+7);(SEARCH(&quot;,&quot;;[.D340];SEARCH(&quot;posX&quot;;[.D340]))-SEARCH(&quot;posX = &quot;;[.D340])-7))" office:value-type="string" office:string-value="223">
            <text:p>223</text:p>
          </table:table-cell>
          <table:table-cell table:formula="of:=IF(LEN([.D340])&lt;60;MID([.D340];(SEARCH(&quot;posY = &quot;;[.D340])+7);(SEARCH(&quot;}&quot;;[.D340];SEARCH(&quot;posY&quot;;[.D340]))-SEARCH(&quot;posY = &quot;;[.D340])-7));MID([.D345];(SEARCH(&quot;posY = &quot;;[.D345])+7);(SEARCH(&quot;}&quot;;[.D345];SEARCH(&quot;posY&quot;;[.D345]))-SEARCH(&quot;posY = &quot;;[.D345])-7)))" office:value-type="string" office:string-value="193">
            <text:p>193</text:p>
          </table:table-cell>
          <table:table-cell table:formula="of:=MID([.D340];SEARCH(&quot;posZ = &quot;;[.D340])+7;(SEARCH(&quot;}&quot;;[.D340])-SEARCH(&quot;posZ = &quot;;[.D3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16, posY = 181}, -- food market, kitchen</text:p>
          </table:table-cell>
          <table:table-cell office:value-type="string">
            <text:p>March Ridge</text:p>
          </table:table-cell>
          <table:table-cell table:formula="of:=MID([.A341];SEARCH(&quot;--&quot;;[.A341])+2;256)" office:value-type="string" office:string-value=" food market, kitchen">
            <text:p><text:s/>food market, kitchen</text:p>
          </table:table-cell>
          <table:table-cell table:formula="of:=MID([.A341];1;SEARCH(&quot;--&quot;;[.A341])-1)" office:value-type="string" office:string-value="{worldX = 33, worldY = 42, posX = 216, posY = 181}, ">
            <text:p>{worldX = 33, worldY = 42, posX = 216, posY = 18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rch ridge town center</text:p>
          </table:table-cell>
          <table:table-cell/>
          <table:table-cell office:value-type="float" office:value="339">
            <text:p>339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41];&quot;-- &quot;;[.B341];&quot;,&quot;;[.C341];&quot; ID:&quot;;[.I341])" office:value-type="string" office:string-value="{worldX = 33, worldY = 42, posX = 216, posY = 181}, -- March Ridge, food market, kitchen ID:339">
            <text:p>{worldX = 33, worldY = 42, posX = 216, posY = 181}, -- March Ridge, food market, kitchen ID:339</text:p>
          </table:table-cell>
          <table:table-cell table:formula="of:=MID([.D341];SEARCH(&quot;worldX = &quot;;[.D341])+9;(SEARCH(&quot;worldY = &quot;;[.D341])-SEARCH(&quot;worldX = &quot;;[.D341])-11))" office:value-type="string" office:string-value="33">
            <text:p>33</text:p>
          </table:table-cell>
          <table:table-cell table:formula="of:=MID([.D341];SEARCH(&quot;worldY = &quot;;[.D341])+9;(SEARCH(&quot;posX = &quot;;[.D341])-SEARCH(&quot;worldY = &quot;;[.D341])-11))" office:value-type="string" office:string-value="42">
            <text:p>42</text:p>
          </table:table-cell>
          <table:table-cell table:formula="of:=MID([.D341];(SEARCH(&quot;posX = &quot;;[.D341])+7);(SEARCH(&quot;,&quot;;[.D341];SEARCH(&quot;posX&quot;;[.D341]))-SEARCH(&quot;posX = &quot;;[.D341])-7))" office:value-type="string" office:string-value="216">
            <text:p>216</text:p>
          </table:table-cell>
          <table:table-cell table:formula="of:=IF(LEN([.D341])&lt;60;MID([.D341];(SEARCH(&quot;posY = &quot;;[.D341])+7);(SEARCH(&quot;}&quot;;[.D341];SEARCH(&quot;posY&quot;;[.D341]))-SEARCH(&quot;posY = &quot;;[.D341])-7));MID([.D346];(SEARCH(&quot;posY = &quot;;[.D346])+7);(SEARCH(&quot;}&quot;;[.D346];SEARCH(&quot;posY&quot;;[.D346]))-SEARCH(&quot;posY = &quot;;[.D346])-7)))" office:value-type="string" office:string-value="181">
            <text:p>181</text:p>
          </table:table-cell>
          <table:table-cell table:formula="of:=MID([.D341];SEARCH(&quot;posZ = &quot;;[.D341])+7;(SEARCH(&quot;}&quot;;[.D341])-SEARCH(&quot;posZ = &quot;;[.D341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3, worldY = 42, posX = 263, posY = 159}, -- dr office, lobby</text:p>
          </table:table-cell>
          <table:table-cell office:value-type="string">
            <text:p>March Ridge</text:p>
          </table:table-cell>
          <table:table-cell table:formula="of:=MID([.A342];SEARCH(&quot;--&quot;;[.A342])+2;256)" office:value-type="string" office:string-value=" dr office, lobby">
            <text:p><text:s/>dr office, lobby</text:p>
          </table:table-cell>
          <table:table-cell table:formula="of:=MID([.A342];1;SEARCH(&quot;--&quot;;[.A342])-1)" office:value-type="string" office:string-value="{worldX = 33, worldY = 42, posX = 263, posY = 159}, ">
            <text:p>{worldX = 33, worldY = 42, posX = 263, posY = 159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march ridge town center</text:p>
          </table:table-cell>
          <table:table-cell/>
          <table:table-cell office:value-type="float" office:value="340">
            <text:p>34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342];&quot;-- &quot;;[.B342];&quot;,&quot;;[.C342];&quot; ID:&quot;;[.I342])" office:value-type="string" office:string-value="{worldX = 33, worldY = 42, posX = 263, posY = 159}, -- March Ridge, dr office, lobby ID:340">
            <text:p>{worldX = 33, worldY = 42, posX = 263, posY = 159}, -- March Ridge, dr office, lobby ID:340</text:p>
          </table:table-cell>
          <table:table-cell table:formula="of:=MID([.D342];SEARCH(&quot;worldX = &quot;;[.D342])+9;(SEARCH(&quot;worldY = &quot;;[.D342])-SEARCH(&quot;worldX = &quot;;[.D342])-11))" office:value-type="string" office:string-value="33">
            <text:p>33</text:p>
          </table:table-cell>
          <table:table-cell table:formula="of:=MID([.D342];SEARCH(&quot;worldY = &quot;;[.D342])+9;(SEARCH(&quot;posX = &quot;;[.D342])-SEARCH(&quot;worldY = &quot;;[.D342])-11))" office:value-type="string" office:string-value="42">
            <text:p>42</text:p>
          </table:table-cell>
          <table:table-cell table:formula="of:=MID([.D342];(SEARCH(&quot;posX = &quot;;[.D342])+7);(SEARCH(&quot;,&quot;;[.D342];SEARCH(&quot;posX&quot;;[.D342]))-SEARCH(&quot;posX = &quot;;[.D342])-7))" office:value-type="string" office:string-value="263">
            <text:p>263</text:p>
          </table:table-cell>
          <table:table-cell table:formula="of:=IF(LEN([.D342])&lt;60;MID([.D342];(SEARCH(&quot;posY = &quot;;[.D342])+7);(SEARCH(&quot;}&quot;;[.D342];SEARCH(&quot;posY&quot;;[.D342]))-SEARCH(&quot;posY = &quot;;[.D342])-7));MID([.D347];(SEARCH(&quot;posY = &quot;;[.D347])+7);(SEARCH(&quot;}&quot;;[.D347];SEARCH(&quot;posY&quot;;[.D347]))-SEARCH(&quot;posY = &quot;;[.D347])-7)))" office:value-type="string" office:string-value="159">
            <text:p>159</text:p>
          </table:table-cell>
          <table:table-cell table:formula="of:=MID([.D342];SEARCH(&quot;posZ = &quot;;[.D342])+7;(SEARCH(&quot;}&quot;;[.D342])-SEARCH(&quot;posZ = &quot;;[.D342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3, worldY = 42, posX = 255, posY = 150}, -- dr office, exam room</text:p>
          </table:table-cell>
          <table:table-cell office:value-type="string">
            <text:p>March Ridge</text:p>
          </table:table-cell>
          <table:table-cell table:formula="of:=MID([.A343];SEARCH(&quot;--&quot;;[.A343])+2;256)" office:value-type="string" office:string-value=" dr office, exam room">
            <text:p><text:s/>dr office, exam room</text:p>
          </table:table-cell>
          <table:table-cell table:formula="of:=MID([.A343];1;SEARCH(&quot;--&quot;;[.A343])-1)" office:value-type="string" office:string-value="{worldX = 33, worldY = 42, posX = 255, posY = 150}, ">
            <text:p>{worldX = 33, worldY = 42, posX = 255, posY = 15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march ridge town center</text:p>
          </table:table-cell>
          <table:table-cell/>
          <table:table-cell office:value-type="float" office:value="341">
            <text:p>34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343];&quot;-- &quot;;[.B343];&quot;,&quot;;[.C343];&quot; ID:&quot;;[.I343])" office:value-type="string" office:string-value="{worldX = 33, worldY = 42, posX = 255, posY = 150}, -- March Ridge, dr office, exam room ID:341">
            <text:p>{worldX = 33, worldY = 42, posX = 255, posY = 150}, -- March Ridge, dr office, exam room ID:341</text:p>
          </table:table-cell>
          <table:table-cell table:formula="of:=MID([.D343];SEARCH(&quot;worldX = &quot;;[.D343])+9;(SEARCH(&quot;worldY = &quot;;[.D343])-SEARCH(&quot;worldX = &quot;;[.D343])-11))" office:value-type="string" office:string-value="33">
            <text:p>33</text:p>
          </table:table-cell>
          <table:table-cell table:formula="of:=MID([.D343];SEARCH(&quot;worldY = &quot;;[.D343])+9;(SEARCH(&quot;posX = &quot;;[.D343])-SEARCH(&quot;worldY = &quot;;[.D343])-11))" office:value-type="string" office:string-value="42">
            <text:p>42</text:p>
          </table:table-cell>
          <table:table-cell table:formula="of:=MID([.D343];(SEARCH(&quot;posX = &quot;;[.D343])+7);(SEARCH(&quot;,&quot;;[.D343];SEARCH(&quot;posX&quot;;[.D343]))-SEARCH(&quot;posX = &quot;;[.D343])-7))" office:value-type="string" office:string-value="255">
            <text:p>255</text:p>
          </table:table-cell>
          <table:table-cell table:formula="of:=IF(LEN([.D343])&lt;60;MID([.D343];(SEARCH(&quot;posY = &quot;;[.D343])+7);(SEARCH(&quot;}&quot;;[.D343];SEARCH(&quot;posY&quot;;[.D343]))-SEARCH(&quot;posY = &quot;;[.D343])-7));MID([.D348];(SEARCH(&quot;posY = &quot;;[.D348])+7);(SEARCH(&quot;}&quot;;[.D348];SEARCH(&quot;posY&quot;;[.D348]))-SEARCH(&quot;posY = &quot;;[.D348])-7)))" office:value-type="string" office:string-value="150">
            <text:p>150</text:p>
          </table:table-cell>
          <table:table-cell table:formula="of:=MID([.D343];SEARCH(&quot;posZ = &quot;;[.D343])+7;(SEARCH(&quot;}&quot;;[.D343])-SEARCH(&quot;posZ = &quot;;[.D343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3, worldY = 42, posX = 247, posY = 153}, -- pharmahug, front</text:p>
          </table:table-cell>
          <table:table-cell office:value-type="string">
            <text:p>March Ridge</text:p>
          </table:table-cell>
          <table:table-cell table:formula="of:=MID([.A344];SEARCH(&quot;--&quot;;[.A344])+2;256)" office:value-type="string" office:string-value=" pharmahug, front">
            <text:p><text:s/>pharmahug, front</text:p>
          </table:table-cell>
          <table:table-cell table:formula="of:=MID([.A344];1;SEARCH(&quot;--&quot;;[.A344])-1)" office:value-type="string" office:string-value="{worldX = 33, worldY = 42, posX = 247, posY = 153}, ">
            <text:p>{worldX = 33, worldY = 42, posX = 247, posY = 153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march ridge town center</text:p>
          </table:table-cell>
          <table:table-cell/>
          <table:table-cell office:value-type="float" office:value="342">
            <text:p>342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344];&quot;-- &quot;;[.B344];&quot;,&quot;;[.C344];&quot; ID:&quot;;[.I344])" office:value-type="string" office:string-value="{worldX = 33, worldY = 42, posX = 247, posY = 153}, -- March Ridge, pharmahug, front ID:342">
            <text:p>{worldX = 33, worldY = 42, posX = 247, posY = 153}, -- March Ridge, pharmahug, front ID:342</text:p>
          </table:table-cell>
          <table:table-cell table:formula="of:=MID([.D344];SEARCH(&quot;worldX = &quot;;[.D344])+9;(SEARCH(&quot;worldY = &quot;;[.D344])-SEARCH(&quot;worldX = &quot;;[.D344])-11))" office:value-type="string" office:string-value="33">
            <text:p>33</text:p>
          </table:table-cell>
          <table:table-cell table:formula="of:=MID([.D344];SEARCH(&quot;worldY = &quot;;[.D344])+9;(SEARCH(&quot;posX = &quot;;[.D344])-SEARCH(&quot;worldY = &quot;;[.D344])-11))" office:value-type="string" office:string-value="42">
            <text:p>42</text:p>
          </table:table-cell>
          <table:table-cell table:formula="of:=MID([.D344];(SEARCH(&quot;posX = &quot;;[.D344])+7);(SEARCH(&quot;,&quot;;[.D344];SEARCH(&quot;posX&quot;;[.D344]))-SEARCH(&quot;posX = &quot;;[.D344])-7))" office:value-type="string" office:string-value="247">
            <text:p>247</text:p>
          </table:table-cell>
          <table:table-cell table:formula="of:=IF(LEN([.D344])&lt;60;MID([.D344];(SEARCH(&quot;posY = &quot;;[.D344])+7);(SEARCH(&quot;}&quot;;[.D344];SEARCH(&quot;posY&quot;;[.D344]))-SEARCH(&quot;posY = &quot;;[.D344])-7));MID([.D349];(SEARCH(&quot;posY = &quot;;[.D349])+7);(SEARCH(&quot;}&quot;;[.D349];SEARCH(&quot;posY&quot;;[.D349]))-SEARCH(&quot;posY = &quot;;[.D349])-7)))" office:value-type="string" office:string-value="153">
            <text:p>153</text:p>
          </table:table-cell>
          <table:table-cell table:formula="of:=MID([.D344];SEARCH(&quot;posZ = &quot;;[.D344])+7;(SEARCH(&quot;}&quot;;[.D344])-SEARCH(&quot;posZ = &quot;;[.D344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33, worldY = 42, posX = 242, posY = 150}, -- pharmahug, back room</text:p>
          </table:table-cell>
          <table:table-cell office:value-type="string">
            <text:p>March Ridge</text:p>
          </table:table-cell>
          <table:table-cell table:formula="of:=MID([.A345];SEARCH(&quot;--&quot;;[.A345])+2;256)" office:value-type="string" office:string-value=" pharmahug, back room">
            <text:p><text:s/>pharmahug, back room</text:p>
          </table:table-cell>
          <table:table-cell table:formula="of:=MID([.A345];1;SEARCH(&quot;--&quot;;[.A345])-1)" office:value-type="string" office:string-value="{worldX = 33, worldY = 42, posX = 242, posY = 150}, ">
            <text:p>{worldX = 33, worldY = 42, posX = 242, posY = 15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march ridge town center</text:p>
          </table:table-cell>
          <table:table-cell/>
          <table:table-cell office:value-type="float" office:value="343">
            <text:p>343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345];&quot;-- &quot;;[.B345];&quot;,&quot;;[.C345];&quot; ID:&quot;;[.I345])" office:value-type="string" office:string-value="{worldX = 33, worldY = 42, posX = 242, posY = 150}, -- March Ridge, pharmahug, back room ID:343">
            <text:p>{worldX = 33, worldY = 42, posX = 242, posY = 150}, -- March Ridge, pharmahug, back room ID:343</text:p>
          </table:table-cell>
          <table:table-cell table:formula="of:=MID([.D345];SEARCH(&quot;worldX = &quot;;[.D345])+9;(SEARCH(&quot;worldY = &quot;;[.D345])-SEARCH(&quot;worldX = &quot;;[.D345])-11))" office:value-type="string" office:string-value="33">
            <text:p>33</text:p>
          </table:table-cell>
          <table:table-cell table:formula="of:=MID([.D345];SEARCH(&quot;worldY = &quot;;[.D345])+9;(SEARCH(&quot;posX = &quot;;[.D345])-SEARCH(&quot;worldY = &quot;;[.D345])-11))" office:value-type="string" office:string-value="42">
            <text:p>42</text:p>
          </table:table-cell>
          <table:table-cell table:formula="of:=MID([.D345];(SEARCH(&quot;posX = &quot;;[.D345])+7);(SEARCH(&quot;,&quot;;[.D345];SEARCH(&quot;posX&quot;;[.D345]))-SEARCH(&quot;posX = &quot;;[.D345])-7))" office:value-type="string" office:string-value="242">
            <text:p>242</text:p>
          </table:table-cell>
          <table:table-cell table:formula="of:=IF(LEN([.D345])&lt;60;MID([.D345];(SEARCH(&quot;posY = &quot;;[.D345])+7);(SEARCH(&quot;}&quot;;[.D345];SEARCH(&quot;posY&quot;;[.D345]))-SEARCH(&quot;posY = &quot;;[.D345])-7));MID([.D350];(SEARCH(&quot;posY = &quot;;[.D350])+7);(SEARCH(&quot;}&quot;;[.D350];SEARCH(&quot;posY&quot;;[.D350]))-SEARCH(&quot;posY = &quot;;[.D350])-7)))" office:value-type="string" office:string-value="150">
            <text:p>150</text:p>
          </table:table-cell>
          <table:table-cell table:formula="of:=MID([.D345];SEARCH(&quot;posZ = &quot;;[.D345])+7;(SEARCH(&quot;}&quot;;[.D345])-SEARCH(&quot;posZ = &quot;;[.D3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30, posY = 154}, -- Mendy's </text:p>
          </table:table-cell>
          <table:table-cell office:value-type="string">
            <text:p>March Ridge</text:p>
          </table:table-cell>
          <table:table-cell table:formula="of:=MID([.A346];SEARCH(&quot;--&quot;;[.A346])+2;256)" office:value-type="string" office:string-value=" Mendy's ">
            <text:p><text:s/>Mendy's </text:p>
          </table:table-cell>
          <table:table-cell table:formula="of:=MID([.A346];1;SEARCH(&quot;--&quot;;[.A346])-1)" office:value-type="string" office:string-value="{worldX = 33, worldY = 42, posX = 230, posY = 154}, ">
            <text:p>{worldX = 33, worldY = 42, posX = 230, posY = 154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44">
            <text:p>344</text:p>
          </table:table-cell>
          <table:table-cell table:number-columns-repeated="22"/>
          <table:table-cell table:formula="of:=CONCATENATE([.D346];&quot;-- &quot;;[.B346];&quot;,&quot;;[.C346];&quot; ID:&quot;;[.I346])" office:value-type="string" office:string-value="{worldX = 33, worldY = 42, posX = 230, posY = 154}, -- March Ridge, Mendy's  ID:344">
            <text:p>{worldX = 33, worldY = 42, posX = 230, posY = 154}, -- March Ridge, Mendy's <text:s/>ID:344</text:p>
          </table:table-cell>
          <table:table-cell table:formula="of:=MID([.D346];SEARCH(&quot;worldX = &quot;;[.D346])+9;(SEARCH(&quot;worldY = &quot;;[.D346])-SEARCH(&quot;worldX = &quot;;[.D346])-11))" office:value-type="string" office:string-value="33">
            <text:p>33</text:p>
          </table:table-cell>
          <table:table-cell table:formula="of:=MID([.D346];SEARCH(&quot;worldY = &quot;;[.D346])+9;(SEARCH(&quot;posX = &quot;;[.D346])-SEARCH(&quot;worldY = &quot;;[.D346])-11))" office:value-type="string" office:string-value="42">
            <text:p>42</text:p>
          </table:table-cell>
          <table:table-cell table:formula="of:=MID([.D346];(SEARCH(&quot;posX = &quot;;[.D346])+7);(SEARCH(&quot;,&quot;;[.D346];SEARCH(&quot;posX&quot;;[.D346]))-SEARCH(&quot;posX = &quot;;[.D346])-7))" office:value-type="string" office:string-value="230">
            <text:p>230</text:p>
          </table:table-cell>
          <table:table-cell table:formula="of:=IF(LEN([.D346])&lt;60;MID([.D346];(SEARCH(&quot;posY = &quot;;[.D346])+7);(SEARCH(&quot;}&quot;;[.D346];SEARCH(&quot;posY&quot;;[.D346]))-SEARCH(&quot;posY = &quot;;[.D346])-7));MID([.D351];(SEARCH(&quot;posY = &quot;;[.D351])+7);(SEARCH(&quot;}&quot;;[.D351];SEARCH(&quot;posY&quot;;[.D351]))-SEARCH(&quot;posY = &quot;;[.D351])-7)))" office:value-type="string" office:string-value="154">
            <text:p>154</text:p>
          </table:table-cell>
          <table:table-cell table:formula="of:=MID([.D346];SEARCH(&quot;posZ = &quot;;[.D346])+7;(SEARCH(&quot;}&quot;;[.D346])-SEARCH(&quot;posZ = &quot;;[.D3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35, posY = 150}, -- Mendy's, kitchen</text:p>
          </table:table-cell>
          <table:table-cell office:value-type="string">
            <text:p>March Ridge</text:p>
          </table:table-cell>
          <table:table-cell table:formula="of:=MID([.A347];SEARCH(&quot;--&quot;;[.A347])+2;256)" office:value-type="string" office:string-value=" Mendy's, kitchen">
            <text:p><text:s/>Mendy's, kitchen</text:p>
          </table:table-cell>
          <table:table-cell table:formula="of:=MID([.A347];1;SEARCH(&quot;--&quot;;[.A347])-1)" office:value-type="string" office:string-value="{worldX = 33, worldY = 42, posX = 235, posY = 150}, ">
            <text:p>{worldX = 33, worldY = 42, posX = 235, posY = 150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rch ridge town center</text:p>
          </table:table-cell>
          <table:table-cell/>
          <table:table-cell office:value-type="float" office:value="345">
            <text:p>345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347];&quot;-- &quot;;[.B347];&quot;,&quot;;[.C347];&quot; ID:&quot;;[.I347])" office:value-type="string" office:string-value="{worldX = 33, worldY = 42, posX = 235, posY = 150}, -- March Ridge, Mendy's, kitchen ID:345">
            <text:p>{worldX = 33, worldY = 42, posX = 235, posY = 150}, -- March Ridge, Mendy's, kitchen ID:345</text:p>
          </table:table-cell>
          <table:table-cell table:formula="of:=MID([.D347];SEARCH(&quot;worldX = &quot;;[.D347])+9;(SEARCH(&quot;worldY = &quot;;[.D347])-SEARCH(&quot;worldX = &quot;;[.D347])-11))" office:value-type="string" office:string-value="33">
            <text:p>33</text:p>
          </table:table-cell>
          <table:table-cell table:formula="of:=MID([.D347];SEARCH(&quot;worldY = &quot;;[.D347])+9;(SEARCH(&quot;posX = &quot;;[.D347])-SEARCH(&quot;worldY = &quot;;[.D347])-11))" office:value-type="string" office:string-value="42">
            <text:p>42</text:p>
          </table:table-cell>
          <table:table-cell table:formula="of:=MID([.D347];(SEARCH(&quot;posX = &quot;;[.D347])+7);(SEARCH(&quot;,&quot;;[.D347];SEARCH(&quot;posX&quot;;[.D347]))-SEARCH(&quot;posX = &quot;;[.D347])-7))" office:value-type="string" office:string-value="235">
            <text:p>235</text:p>
          </table:table-cell>
          <table:table-cell table:formula="of:=IF(LEN([.D347])&lt;60;MID([.D347];(SEARCH(&quot;posY = &quot;;[.D347])+7);(SEARCH(&quot;}&quot;;[.D347];SEARCH(&quot;posY&quot;;[.D347]))-SEARCH(&quot;posY = &quot;;[.D347])-7));MID([.D352];(SEARCH(&quot;posY = &quot;;[.D352])+7);(SEARCH(&quot;}&quot;;[.D352];SEARCH(&quot;posY&quot;;[.D352]))-SEARCH(&quot;posY = &quot;;[.D352])-7)))" office:value-type="string" office:string-value="150">
            <text:p>150</text:p>
          </table:table-cell>
          <table:table-cell table:formula="of:=MID([.D347];SEARCH(&quot;posZ = &quot;;[.D347])+7;(SEARCH(&quot;}&quot;;[.D347])-SEARCH(&quot;posZ = &quot;;[.D3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11, posY = 154}, -- restaraunt </text:p>
          </table:table-cell>
          <table:table-cell office:value-type="string">
            <text:p>March Ridge</text:p>
          </table:table-cell>
          <table:table-cell table:formula="of:=MID([.A348];SEARCH(&quot;--&quot;;[.A348])+2;256)" office:value-type="string" office:string-value=" restaraunt ">
            <text:p><text:s/>restaraunt </text:p>
          </table:table-cell>
          <table:table-cell table:formula="of:=MID([.A348];1;SEARCH(&quot;--&quot;;[.A348])-1)" office:value-type="string" office:string-value="{worldX = 33, worldY = 42, posX = 211, posY = 154}, ">
            <text:p>{worldX = 33, worldY = 42, posX = 211, posY = 154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46">
            <text:p>346</text:p>
          </table:table-cell>
          <table:table-cell table:number-columns-repeated="22"/>
          <table:table-cell table:formula="of:=CONCATENATE([.D348];&quot;-- &quot;;[.B348];&quot;,&quot;;[.C348];&quot; ID:&quot;;[.I348])" office:value-type="string" office:string-value="{worldX = 33, worldY = 42, posX = 211, posY = 154}, -- March Ridge, restaraunt  ID:346">
            <text:p>{worldX = 33, worldY = 42, posX = 211, posY = 154}, -- March Ridge, restaraunt <text:s/>ID:346</text:p>
          </table:table-cell>
          <table:table-cell table:formula="of:=MID([.D348];SEARCH(&quot;worldX = &quot;;[.D348])+9;(SEARCH(&quot;worldY = &quot;;[.D348])-SEARCH(&quot;worldX = &quot;;[.D348])-11))" office:value-type="string" office:string-value="33">
            <text:p>33</text:p>
          </table:table-cell>
          <table:table-cell table:formula="of:=MID([.D348];SEARCH(&quot;worldY = &quot;;[.D348])+9;(SEARCH(&quot;posX = &quot;;[.D348])-SEARCH(&quot;worldY = &quot;;[.D348])-11))" office:value-type="string" office:string-value="42">
            <text:p>42</text:p>
          </table:table-cell>
          <table:table-cell table:formula="of:=MID([.D348];(SEARCH(&quot;posX = &quot;;[.D348])+7);(SEARCH(&quot;,&quot;;[.D348];SEARCH(&quot;posX&quot;;[.D348]))-SEARCH(&quot;posX = &quot;;[.D348])-7))" office:value-type="string" office:string-value="211">
            <text:p>211</text:p>
          </table:table-cell>
          <table:table-cell table:formula="of:=IF(LEN([.D348])&lt;60;MID([.D348];(SEARCH(&quot;posY = &quot;;[.D348])+7);(SEARCH(&quot;}&quot;;[.D348];SEARCH(&quot;posY&quot;;[.D348]))-SEARCH(&quot;posY = &quot;;[.D348])-7));MID([.D353];(SEARCH(&quot;posY = &quot;;[.D353])+7);(SEARCH(&quot;}&quot;;[.D353];SEARCH(&quot;posY&quot;;[.D353]))-SEARCH(&quot;posY = &quot;;[.D353])-7)))" office:value-type="string" office:string-value="154">
            <text:p>154</text:p>
          </table:table-cell>
          <table:table-cell table:formula="of:=MID([.D348];SEARCH(&quot;posZ = &quot;;[.D348])+7;(SEARCH(&quot;}&quot;;[.D348])-SEARCH(&quot;posZ = &quot;;[.D3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09, posY = 143}, -- restaraunt, kitchen</text:p>
          </table:table-cell>
          <table:table-cell office:value-type="string">
            <text:p>March Ridge</text:p>
          </table:table-cell>
          <table:table-cell table:formula="of:=MID([.A349];SEARCH(&quot;--&quot;;[.A349])+2;256)" office:value-type="string" office:string-value=" restaraunt, kitchen">
            <text:p><text:s/>restaraunt, kitchen</text:p>
          </table:table-cell>
          <table:table-cell table:formula="of:=MID([.A349];1;SEARCH(&quot;--&quot;;[.A349])-1)" office:value-type="string" office:string-value="{worldX = 33, worldY = 42, posX = 209, posY = 143}, ">
            <text:p>{worldX = 33, worldY = 42, posX = 209, posY = 143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rch ridge town center</text:p>
          </table:table-cell>
          <table:table-cell/>
          <table:table-cell office:value-type="float" office:value="347">
            <text:p>347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49];&quot;-- &quot;;[.B349];&quot;,&quot;;[.C349];&quot; ID:&quot;;[.I349])" office:value-type="string" office:string-value="{worldX = 33, worldY = 42, posX = 209, posY = 143}, -- March Ridge, restaraunt, kitchen ID:347">
            <text:p>{worldX = 33, worldY = 42, posX = 209, posY = 143}, -- March Ridge, restaraunt, kitchen ID:347</text:p>
          </table:table-cell>
          <table:table-cell table:formula="of:=MID([.D349];SEARCH(&quot;worldX = &quot;;[.D349])+9;(SEARCH(&quot;worldY = &quot;;[.D349])-SEARCH(&quot;worldX = &quot;;[.D349])-11))" office:value-type="string" office:string-value="33">
            <text:p>33</text:p>
          </table:table-cell>
          <table:table-cell table:formula="of:=MID([.D349];SEARCH(&quot;worldY = &quot;;[.D349])+9;(SEARCH(&quot;posX = &quot;;[.D349])-SEARCH(&quot;worldY = &quot;;[.D349])-11))" office:value-type="string" office:string-value="42">
            <text:p>42</text:p>
          </table:table-cell>
          <table:table-cell table:formula="of:=MID([.D349];(SEARCH(&quot;posX = &quot;;[.D349])+7);(SEARCH(&quot;,&quot;;[.D349];SEARCH(&quot;posX&quot;;[.D349]))-SEARCH(&quot;posX = &quot;;[.D349])-7))" office:value-type="string" office:string-value="209">
            <text:p>209</text:p>
          </table:table-cell>
          <table:table-cell table:formula="of:=IF(LEN([.D349])&lt;60;MID([.D349];(SEARCH(&quot;posY = &quot;;[.D349])+7);(SEARCH(&quot;}&quot;;[.D349];SEARCH(&quot;posY&quot;;[.D349]))-SEARCH(&quot;posY = &quot;;[.D349])-7));MID([.D354];(SEARCH(&quot;posY = &quot;;[.D354])+7);(SEARCH(&quot;}&quot;;[.D354];SEARCH(&quot;posY&quot;;[.D354]))-SEARCH(&quot;posY = &quot;;[.D354])-7)))" office:value-type="string" office:string-value="143">
            <text:p>143</text:p>
          </table:table-cell>
          <table:table-cell table:formula="of:=MID([.D349];SEARCH(&quot;posZ = &quot;;[.D349])+7;(SEARCH(&quot;}&quot;;[.D349])-SEARCH(&quot;posZ = &quot;;[.D34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06, posY = 112}, -- post office </text:p>
          </table:table-cell>
          <table:table-cell office:value-type="string">
            <text:p>March Ridge</text:p>
          </table:table-cell>
          <table:table-cell table:formula="of:=MID([.A350];SEARCH(&quot;--&quot;;[.A350])+2;256)" office:value-type="string" office:string-value=" post office ">
            <text:p><text:s/>post office </text:p>
          </table:table-cell>
          <table:table-cell table:formula="of:=MID([.A350];1;SEARCH(&quot;--&quot;;[.A350])-1)" office:value-type="string" office:string-value="{worldX = 33, worldY = 42, posX = 206, posY = 112}, ">
            <text:p>{worldX = 33, worldY = 42, posX = 206, posY = 112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march ridge town center</text:p>
          </table:table-cell>
          <table:table-cell/>
          <table:table-cell office:value-type="float" office:value="348">
            <text:p>348</text:p>
          </table:table-cell>
          <table:table-cell table:number-columns-repeated="22"/>
          <table:table-cell table:formula="of:=CONCATENATE([.D350];&quot;-- &quot;;[.B350];&quot;,&quot;;[.C350];&quot; ID:&quot;;[.I350])" office:value-type="string" office:string-value="{worldX = 33, worldY = 42, posX = 206, posY = 112}, -- March Ridge, post office  ID:348">
            <text:p>{worldX = 33, worldY = 42, posX = 206, posY = 112}, -- March Ridge, post office <text:s/>ID:348</text:p>
          </table:table-cell>
          <table:table-cell table:formula="of:=MID([.D350];SEARCH(&quot;worldX = &quot;;[.D350])+9;(SEARCH(&quot;worldY = &quot;;[.D350])-SEARCH(&quot;worldX = &quot;;[.D350])-11))" office:value-type="string" office:string-value="33">
            <text:p>33</text:p>
          </table:table-cell>
          <table:table-cell table:formula="of:=MID([.D350];SEARCH(&quot;worldY = &quot;;[.D350])+9;(SEARCH(&quot;posX = &quot;;[.D350])-SEARCH(&quot;worldY = &quot;;[.D350])-11))" office:value-type="string" office:string-value="42">
            <text:p>42</text:p>
          </table:table-cell>
          <table:table-cell table:formula="of:=MID([.D350];(SEARCH(&quot;posX = &quot;;[.D350])+7);(SEARCH(&quot;,&quot;;[.D350];SEARCH(&quot;posX&quot;;[.D350]))-SEARCH(&quot;posX = &quot;;[.D350])-7))" office:value-type="string" office:string-value="206">
            <text:p>206</text:p>
          </table:table-cell>
          <table:table-cell table:formula="of:=IF(LEN([.D350])&lt;60;MID([.D350];(SEARCH(&quot;posY = &quot;;[.D350])+7);(SEARCH(&quot;}&quot;;[.D350];SEARCH(&quot;posY&quot;;[.D350]))-SEARCH(&quot;posY = &quot;;[.D350])-7));MID([.D355];(SEARCH(&quot;posY = &quot;;[.D355])+7);(SEARCH(&quot;}&quot;;[.D355];SEARCH(&quot;posY&quot;;[.D355]))-SEARCH(&quot;posY = &quot;;[.D355])-7)))" office:value-type="string" office:string-value="112">
            <text:p>112</text:p>
          </table:table-cell>
          <table:table-cell table:formula="of:=MID([.D350];SEARCH(&quot;posZ = &quot;;[.D350])+7;(SEARCH(&quot;}&quot;;[.D350])-SEARCH(&quot;posZ = &quot;;[.D3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75, posY = 215}, -- family fashion</text:p>
          </table:table-cell>
          <table:table-cell office:value-type="string">
            <text:p>March Ridge</text:p>
          </table:table-cell>
          <table:table-cell table:formula="of:=MID([.A351];SEARCH(&quot;--&quot;;[.A351])+2;256)" office:value-type="string" office:string-value=" family fashion">
            <text:p><text:s/>family fashion</text:p>
          </table:table-cell>
          <table:table-cell table:formula="of:=MID([.A351];1;SEARCH(&quot;--&quot;;[.A351])-1)" office:value-type="string" office:string-value="{worldX = 33, worldY = 42, posX = 175, posY = 215}, ">
            <text:p>{worldX = 33, worldY = 42, posX = 175, posY = 21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49">
            <text:p>349</text:p>
          </table:table-cell>
          <table:table-cell table:number-columns-repeated="22"/>
          <table:table-cell table:formula="of:=CONCATENATE([.D351];&quot;-- &quot;;[.B351];&quot;,&quot;;[.C351];&quot; ID:&quot;;[.I351])" office:value-type="string" office:string-value="{worldX = 33, worldY = 42, posX = 175, posY = 215}, -- March Ridge, family fashion ID:349">
            <text:p>{worldX = 33, worldY = 42, posX = 175, posY = 215}, -- March Ridge, family fashion ID:349</text:p>
          </table:table-cell>
          <table:table-cell table:formula="of:=MID([.D351];SEARCH(&quot;worldX = &quot;;[.D351])+9;(SEARCH(&quot;worldY = &quot;;[.D351])-SEARCH(&quot;worldX = &quot;;[.D351])-11))" office:value-type="string" office:string-value="33">
            <text:p>33</text:p>
          </table:table-cell>
          <table:table-cell table:formula="of:=MID([.D351];SEARCH(&quot;worldY = &quot;;[.D351])+9;(SEARCH(&quot;posX = &quot;;[.D351])-SEARCH(&quot;worldY = &quot;;[.D351])-11))" office:value-type="string" office:string-value="42">
            <text:p>42</text:p>
          </table:table-cell>
          <table:table-cell table:formula="of:=MID([.D351];(SEARCH(&quot;posX = &quot;;[.D351])+7);(SEARCH(&quot;,&quot;;[.D351];SEARCH(&quot;posX&quot;;[.D351]))-SEARCH(&quot;posX = &quot;;[.D351])-7))" office:value-type="string" office:string-value="175">
            <text:p>175</text:p>
          </table:table-cell>
          <table:table-cell table:formula="of:=IF(LEN([.D351])&lt;60;MID([.D351];(SEARCH(&quot;posY = &quot;;[.D351])+7);(SEARCH(&quot;}&quot;;[.D351];SEARCH(&quot;posY&quot;;[.D351]))-SEARCH(&quot;posY = &quot;;[.D351])-7));MID([.D356];(SEARCH(&quot;posY = &quot;;[.D356])+7);(SEARCH(&quot;}&quot;;[.D356];SEARCH(&quot;posY&quot;;[.D356]))-SEARCH(&quot;posY = &quot;;[.D356])-7)))" office:value-type="string" office:string-value="215">
            <text:p>215</text:p>
          </table:table-cell>
          <table:table-cell table:formula="of:=MID([.D351];SEARCH(&quot;posZ = &quot;;[.D351])+7;(SEARCH(&quot;}&quot;;[.D351])-SEARCH(&quot;posZ = &quot;;[.D3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76, posY = 204}, -- bakery</text:p>
          </table:table-cell>
          <table:table-cell office:value-type="string">
            <text:p>March Ridge</text:p>
          </table:table-cell>
          <table:table-cell table:formula="of:=MID([.A352];SEARCH(&quot;--&quot;;[.A352])+2;256)" office:value-type="string" office:string-value=" bakery">
            <text:p><text:s/>bakery</text:p>
          </table:table-cell>
          <table:table-cell table:formula="of:=MID([.A352];1;SEARCH(&quot;--&quot;;[.A352])-1)" office:value-type="string" office:string-value="{worldX = 33, worldY = 42, posX = 176, posY = 204}, ">
            <text:p>{worldX = 33, worldY = 42, posX = 176, posY = 204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rch ridge town center</text:p>
          </table:table-cell>
          <table:table-cell/>
          <table:table-cell office:value-type="float" office:value="350">
            <text:p>350</text:p>
          </table:table-cell>
          <table:table-cell table:number-columns-repeated="22"/>
          <table:table-cell table:formula="of:=CONCATENATE([.D352];&quot;-- &quot;;[.B352];&quot;,&quot;;[.C352];&quot; ID:&quot;;[.I352])" office:value-type="string" office:string-value="{worldX = 33, worldY = 42, posX = 176, posY = 204}, -- March Ridge, bakery ID:350">
            <text:p>{worldX = 33, worldY = 42, posX = 176, posY = 204}, -- March Ridge, bakery ID:350</text:p>
          </table:table-cell>
          <table:table-cell table:formula="of:=MID([.D352];SEARCH(&quot;worldX = &quot;;[.D352])+9;(SEARCH(&quot;worldY = &quot;;[.D352])-SEARCH(&quot;worldX = &quot;;[.D352])-11))" office:value-type="string" office:string-value="33">
            <text:p>33</text:p>
          </table:table-cell>
          <table:table-cell table:formula="of:=MID([.D352];SEARCH(&quot;worldY = &quot;;[.D352])+9;(SEARCH(&quot;posX = &quot;;[.D352])-SEARCH(&quot;worldY = &quot;;[.D352])-11))" office:value-type="string" office:string-value="42">
            <text:p>42</text:p>
          </table:table-cell>
          <table:table-cell table:formula="of:=MID([.D352];(SEARCH(&quot;posX = &quot;;[.D352])+7);(SEARCH(&quot;,&quot;;[.D352];SEARCH(&quot;posX&quot;;[.D352]))-SEARCH(&quot;posX = &quot;;[.D352])-7))" office:value-type="string" office:string-value="176">
            <text:p>176</text:p>
          </table:table-cell>
          <table:table-cell table:formula="of:=IF(LEN([.D352])&lt;60;MID([.D352];(SEARCH(&quot;posY = &quot;;[.D352])+7);(SEARCH(&quot;}&quot;;[.D352];SEARCH(&quot;posY&quot;;[.D352]))-SEARCH(&quot;posY = &quot;;[.D352])-7));MID([.D357];(SEARCH(&quot;posY = &quot;;[.D357])+7);(SEARCH(&quot;}&quot;;[.D357];SEARCH(&quot;posY&quot;;[.D357]))-SEARCH(&quot;posY = &quot;;[.D357])-7)))" office:value-type="string" office:string-value="204">
            <text:p>204</text:p>
          </table:table-cell>
          <table:table-cell table:formula="of:=MID([.D352];SEARCH(&quot;posZ = &quot;;[.D352])+7;(SEARCH(&quot;}&quot;;[.D352])-SEARCH(&quot;posZ = &quot;;[.D3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71, posY = 204}, -- bakery, kitchen</text:p>
          </table:table-cell>
          <table:table-cell office:value-type="string">
            <text:p>March Ridge</text:p>
          </table:table-cell>
          <table:table-cell table:formula="of:=MID([.A353];SEARCH(&quot;--&quot;;[.A353])+2;256)" office:value-type="string" office:string-value=" bakery, kitchen">
            <text:p><text:s/>bakery, kitchen</text:p>
          </table:table-cell>
          <table:table-cell table:formula="of:=MID([.A353];1;SEARCH(&quot;--&quot;;[.A353])-1)" office:value-type="string" office:string-value="{worldX = 33, worldY = 42, posX = 171, posY = 204}, ">
            <text:p>{worldX = 33, worldY = 42, posX = 171, posY = 204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rch ridge town center</text:p>
          </table:table-cell>
          <table:table-cell/>
          <table:table-cell office:value-type="float" office:value="351">
            <text:p>35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53];&quot;-- &quot;;[.B353];&quot;,&quot;;[.C353];&quot; ID:&quot;;[.I353])" office:value-type="string" office:string-value="{worldX = 33, worldY = 42, posX = 171, posY = 204}, -- March Ridge, bakery, kitchen ID:351">
            <text:p>{worldX = 33, worldY = 42, posX = 171, posY = 204}, -- March Ridge, bakery, kitchen ID:351</text:p>
          </table:table-cell>
          <table:table-cell table:formula="of:=MID([.D353];SEARCH(&quot;worldX = &quot;;[.D353])+9;(SEARCH(&quot;worldY = &quot;;[.D353])-SEARCH(&quot;worldX = &quot;;[.D353])-11))" office:value-type="string" office:string-value="33">
            <text:p>33</text:p>
          </table:table-cell>
          <table:table-cell table:formula="of:=MID([.D353];SEARCH(&quot;worldY = &quot;;[.D353])+9;(SEARCH(&quot;posX = &quot;;[.D353])-SEARCH(&quot;worldY = &quot;;[.D353])-11))" office:value-type="string" office:string-value="42">
            <text:p>42</text:p>
          </table:table-cell>
          <table:table-cell table:formula="of:=MID([.D353];(SEARCH(&quot;posX = &quot;;[.D353])+7);(SEARCH(&quot;,&quot;;[.D353];SEARCH(&quot;posX&quot;;[.D353]))-SEARCH(&quot;posX = &quot;;[.D353])-7))" office:value-type="string" office:string-value="171">
            <text:p>171</text:p>
          </table:table-cell>
          <table:table-cell table:formula="of:=IF(LEN([.D353])&lt;60;MID([.D353];(SEARCH(&quot;posY = &quot;;[.D353])+7);(SEARCH(&quot;}&quot;;[.D353];SEARCH(&quot;posY&quot;;[.D353]))-SEARCH(&quot;posY = &quot;;[.D353])-7));MID([.D358];(SEARCH(&quot;posY = &quot;;[.D358])+7);(SEARCH(&quot;}&quot;;[.D358];SEARCH(&quot;posY&quot;;[.D358]))-SEARCH(&quot;posY = &quot;;[.D358])-7)))" office:value-type="string" office:string-value="204">
            <text:p>204</text:p>
          </table:table-cell>
          <table:table-cell table:formula="of:=MID([.D353];SEARCH(&quot;posZ = &quot;;[.D353])+7;(SEARCH(&quot;}&quot;;[.D353])-SEARCH(&quot;posZ = &quot;;[.D3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74, posY = 175}, -- valu insurance</text:p>
          </table:table-cell>
          <table:table-cell office:value-type="string">
            <text:p>March Ridge</text:p>
          </table:table-cell>
          <table:table-cell table:formula="of:=MID([.A354];SEARCH(&quot;--&quot;;[.A354])+2;256)" office:value-type="string" office:string-value=" valu insurance">
            <text:p><text:s/>valu insurance</text:p>
          </table:table-cell>
          <table:table-cell table:formula="of:=MID([.A354];1;SEARCH(&quot;--&quot;;[.A354])-1)" office:value-type="string" office:string-value="{worldX = 33, worldY = 42, posX = 174, posY = 175}, ">
            <text:p>{worldX = 33, worldY = 42, posX = 174, posY = 175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rch ridge town center</text:p>
          </table:table-cell>
          <table:table-cell/>
          <table:table-cell office:value-type="float" office:value="352">
            <text:p>35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354];&quot;-- &quot;;[.B354];&quot;,&quot;;[.C354];&quot; ID:&quot;;[.I354])" office:value-type="string" office:string-value="{worldX = 33, worldY = 42, posX = 174, posY = 175}, -- March Ridge, valu insurance ID:352">
            <text:p>{worldX = 33, worldY = 42, posX = 174, posY = 175}, -- March Ridge, valu insurance ID:352</text:p>
          </table:table-cell>
          <table:table-cell table:formula="of:=MID([.D354];SEARCH(&quot;worldX = &quot;;[.D354])+9;(SEARCH(&quot;worldY = &quot;;[.D354])-SEARCH(&quot;worldX = &quot;;[.D354])-11))" office:value-type="string" office:string-value="33">
            <text:p>33</text:p>
          </table:table-cell>
          <table:table-cell table:formula="of:=MID([.D354];SEARCH(&quot;worldY = &quot;;[.D354])+9;(SEARCH(&quot;posX = &quot;;[.D354])-SEARCH(&quot;worldY = &quot;;[.D354])-11))" office:value-type="string" office:string-value="42">
            <text:p>42</text:p>
          </table:table-cell>
          <table:table-cell table:formula="of:=MID([.D354];(SEARCH(&quot;posX = &quot;;[.D354])+7);(SEARCH(&quot;,&quot;;[.D354];SEARCH(&quot;posX&quot;;[.D354]))-SEARCH(&quot;posX = &quot;;[.D354])-7))" office:value-type="string" office:string-value="174">
            <text:p>174</text:p>
          </table:table-cell>
          <table:table-cell table:formula="of:=IF(LEN([.D354])&lt;60;MID([.D354];(SEARCH(&quot;posY = &quot;;[.D354])+7);(SEARCH(&quot;}&quot;;[.D354];SEARCH(&quot;posY&quot;;[.D354]))-SEARCH(&quot;posY = &quot;;[.D354])-7));MID([.D359];(SEARCH(&quot;posY = &quot;;[.D359])+7);(SEARCH(&quot;}&quot;;[.D359];SEARCH(&quot;posY&quot;;[.D359]))-SEARCH(&quot;posY = &quot;;[.D359])-7)))" office:value-type="string" office:string-value="175">
            <text:p>175</text:p>
          </table:table-cell>
          <table:table-cell table:formula="of:=MID([.D354];SEARCH(&quot;posZ = &quot;;[.D354])+7;(SEARCH(&quot;}&quot;;[.D354])-SEARCH(&quot;posZ = &quot;;[.D3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29, posY = 142}, -- community center, lobby</text:p>
          </table:table-cell>
          <table:table-cell office:value-type="string">
            <text:p>March Ridge</text:p>
          </table:table-cell>
          <table:table-cell table:formula="of:=MID([.A355];SEARCH(&quot;--&quot;;[.A355])+2;256)" office:value-type="string" office:string-value=" community center, lobby">
            <text:p><text:s/>community center, lobby</text:p>
          </table:table-cell>
          <table:table-cell table:formula="of:=MID([.A355];1;SEARCH(&quot;--&quot;;[.A355])-1)" office:value-type="string" office:string-value="{worldX = 33, worldY = 42, posX = 129, posY = 142}, ">
            <text:p>{worldX = 33, worldY = 42, posX = 129, posY = 142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march ridge town center</text:p>
          </table:table-cell>
          <table:table-cell/>
          <table:table-cell office:value-type="float" office:value="353">
            <text:p>35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table:formula="of:=CONCATENATE([.D355];&quot;-- &quot;;[.B355];&quot;,&quot;;[.C355];&quot; ID:&quot;;[.I355])" office:value-type="string" office:string-value="{worldX = 33, worldY = 42, posX = 129, posY = 142}, -- March Ridge, community center, lobby ID:353">
            <text:p>{worldX = 33, worldY = 42, posX = 129, posY = 142}, -- March Ridge, community center, lobby ID:353</text:p>
          </table:table-cell>
          <table:table-cell table:formula="of:=MID([.D355];SEARCH(&quot;worldX = &quot;;[.D355])+9;(SEARCH(&quot;worldY = &quot;;[.D355])-SEARCH(&quot;worldX = &quot;;[.D355])-11))" office:value-type="string" office:string-value="33">
            <text:p>33</text:p>
          </table:table-cell>
          <table:table-cell table:formula="of:=MID([.D355];SEARCH(&quot;worldY = &quot;;[.D355])+9;(SEARCH(&quot;posX = &quot;;[.D355])-SEARCH(&quot;worldY = &quot;;[.D355])-11))" office:value-type="string" office:string-value="42">
            <text:p>42</text:p>
          </table:table-cell>
          <table:table-cell table:formula="of:=MID([.D355];(SEARCH(&quot;posX = &quot;;[.D355])+7);(SEARCH(&quot;,&quot;;[.D355];SEARCH(&quot;posX&quot;;[.D355]))-SEARCH(&quot;posX = &quot;;[.D355])-7))" office:value-type="string" office:string-value="129">
            <text:p>129</text:p>
          </table:table-cell>
          <table:table-cell table:formula="of:=IF(LEN([.D355])&lt;60;MID([.D355];(SEARCH(&quot;posY = &quot;;[.D355])+7);(SEARCH(&quot;}&quot;;[.D355];SEARCH(&quot;posY&quot;;[.D355]))-SEARCH(&quot;posY = &quot;;[.D355])-7));MID([.D360];(SEARCH(&quot;posY = &quot;;[.D360])+7);(SEARCH(&quot;}&quot;;[.D360];SEARCH(&quot;posY&quot;;[.D360]))-SEARCH(&quot;posY = &quot;;[.D360])-7)))" office:value-type="string" office:string-value="142">
            <text:p>142</text:p>
          </table:table-cell>
          <table:table-cell table:formula="of:=MID([.D355];SEARCH(&quot;posZ = &quot;;[.D355])+7;(SEARCH(&quot;}&quot;;[.D355])-SEARCH(&quot;posZ = &quot;;[.D3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53, posY = 143}, -- community center, library</text:p>
          </table:table-cell>
          <table:table-cell office:value-type="string">
            <text:p>March Ridge</text:p>
          </table:table-cell>
          <table:table-cell table:formula="of:=MID([.A356];SEARCH(&quot;--&quot;;[.A356])+2;256)" office:value-type="string" office:string-value=" community center, library">
            <text:p><text:s/>community center, library</text:p>
          </table:table-cell>
          <table:table-cell table:formula="of:=MID([.A356];1;SEARCH(&quot;--&quot;;[.A356])-1)" office:value-type="string" office:string-value="{worldX = 33, worldY = 42, posX = 153, posY = 143}, ">
            <text:p>{worldX = 33, worldY = 42, posX = 153, posY = 143}, </text:p>
          </table:table-cell>
          <table:table-cell office:value-type="string">
            <text:p>Business</text:p>
          </table:table-cell>
          <table:table-cell office:value-type="string">
            <text:p>Misc</text:p>
          </table:table-cell>
          <table:table-cell office:value-type="string">
            <text:p>march ridge town center</text:p>
          </table:table-cell>
          <table:table-cell/>
          <table:table-cell office:value-type="float" office:value="354">
            <text:p>354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table:formula="of:=CONCATENATE([.D356];&quot;-- &quot;;[.B356];&quot;,&quot;;[.C356];&quot; ID:&quot;;[.I356])" office:value-type="string" office:string-value="{worldX = 33, worldY = 42, posX = 153, posY = 143}, -- March Ridge, community center, library ID:354">
            <text:p>{worldX = 33, worldY = 42, posX = 153, posY = 143}, -- March Ridge, community center, library ID:354</text:p>
          </table:table-cell>
          <table:table-cell table:formula="of:=MID([.D356];SEARCH(&quot;worldX = &quot;;[.D356])+9;(SEARCH(&quot;worldY = &quot;;[.D356])-SEARCH(&quot;worldX = &quot;;[.D356])-11))" office:value-type="string" office:string-value="33">
            <text:p>33</text:p>
          </table:table-cell>
          <table:table-cell table:formula="of:=MID([.D356];SEARCH(&quot;worldY = &quot;;[.D356])+9;(SEARCH(&quot;posX = &quot;;[.D356])-SEARCH(&quot;worldY = &quot;;[.D356])-11))" office:value-type="string" office:string-value="42">
            <text:p>42</text:p>
          </table:table-cell>
          <table:table-cell table:formula="of:=MID([.D356];(SEARCH(&quot;posX = &quot;;[.D356])+7);(SEARCH(&quot;,&quot;;[.D356];SEARCH(&quot;posX&quot;;[.D356]))-SEARCH(&quot;posX = &quot;;[.D356])-7))" office:value-type="string" office:string-value="153">
            <text:p>153</text:p>
          </table:table-cell>
          <table:table-cell table:formula="of:=IF(LEN([.D356])&lt;60;MID([.D356];(SEARCH(&quot;posY = &quot;;[.D356])+7);(SEARCH(&quot;}&quot;;[.D356];SEARCH(&quot;posY&quot;;[.D356]))-SEARCH(&quot;posY = &quot;;[.D356])-7));MID([.D361];(SEARCH(&quot;posY = &quot;;[.D361])+7);(SEARCH(&quot;}&quot;;[.D361];SEARCH(&quot;posY&quot;;[.D361]))-SEARCH(&quot;posY = &quot;;[.D361])-7)))" office:value-type="string" office:string-value="143">
            <text:p>143</text:p>
          </table:table-cell>
          <table:table-cell table:formula="of:=MID([.D356];SEARCH(&quot;posZ = &quot;;[.D356])+7;(SEARCH(&quot;}&quot;;[.D356])-SEARCH(&quot;posZ = &quot;;[.D3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28, posY = 128}, -- community center, gym</text:p>
          </table:table-cell>
          <table:table-cell office:value-type="string">
            <text:p>March Ridge</text:p>
          </table:table-cell>
          <table:table-cell table:formula="of:=MID([.A357];SEARCH(&quot;--&quot;;[.A357])+2;256)" office:value-type="string" office:string-value=" community center, gym">
            <text:p><text:s/>community center, gym</text:p>
          </table:table-cell>
          <table:table-cell table:formula="of:=MID([.A357];1;SEARCH(&quot;--&quot;;[.A357])-1)" office:value-type="string" office:string-value="{worldX = 33, worldY = 42, posX = 128, posY = 128}, ">
            <text:p>{worldX = 33, worldY = 42, posX = 128, posY = 128}, </text:p>
          </table:table-cell>
          <table:table-cell office:value-type="string">
            <text:p>Business</text:p>
          </table:table-cell>
          <table:table-cell office:value-type="string">
            <text:p>Misc</text:p>
          </table:table-cell>
          <table:table-cell office:value-type="string">
            <text:p>march ridge town center</text:p>
          </table:table-cell>
          <table:table-cell/>
          <table:table-cell office:value-type="float" office:value="355">
            <text:p>355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table:formula="of:=CONCATENATE([.D357];&quot;-- &quot;;[.B357];&quot;,&quot;;[.C357];&quot; ID:&quot;;[.I357])" office:value-type="string" office:string-value="{worldX = 33, worldY = 42, posX = 128, posY = 128}, -- March Ridge, community center, gym ID:355">
            <text:p>{worldX = 33, worldY = 42, posX = 128, posY = 128}, -- March Ridge, community center, gym ID:355</text:p>
          </table:table-cell>
          <table:table-cell table:formula="of:=MID([.D357];SEARCH(&quot;worldX = &quot;;[.D357])+9;(SEARCH(&quot;worldY = &quot;;[.D357])-SEARCH(&quot;worldX = &quot;;[.D357])-11))" office:value-type="string" office:string-value="33">
            <text:p>33</text:p>
          </table:table-cell>
          <table:table-cell table:formula="of:=MID([.D357];SEARCH(&quot;worldY = &quot;;[.D357])+9;(SEARCH(&quot;posX = &quot;;[.D357])-SEARCH(&quot;worldY = &quot;;[.D357])-11))" office:value-type="string" office:string-value="42">
            <text:p>42</text:p>
          </table:table-cell>
          <table:table-cell table:formula="of:=MID([.D357];(SEARCH(&quot;posX = &quot;;[.D357])+7);(SEARCH(&quot;,&quot;;[.D357];SEARCH(&quot;posX&quot;;[.D357]))-SEARCH(&quot;posX = &quot;;[.D357])-7))" office:value-type="string" office:string-value="128">
            <text:p>128</text:p>
          </table:table-cell>
          <table:table-cell table:formula="of:=IF(LEN([.D357])&lt;60;MID([.D357];(SEARCH(&quot;posY = &quot;;[.D357])+7);(SEARCH(&quot;}&quot;;[.D357];SEARCH(&quot;posY&quot;;[.D357]))-SEARCH(&quot;posY = &quot;;[.D357])-7));MID([.D362];(SEARCH(&quot;posY = &quot;;[.D362])+7);(SEARCH(&quot;}&quot;;[.D362];SEARCH(&quot;posY&quot;;[.D362]))-SEARCH(&quot;posY = &quot;;[.D362])-7)))" office:value-type="string" office:string-value="128">
            <text:p>128</text:p>
          </table:table-cell>
          <table:table-cell table:formula="of:=MID([.D357];SEARCH(&quot;posZ = &quot;;[.D357])+7;(SEARCH(&quot;}&quot;;[.D357])-SEARCH(&quot;posZ = &quot;;[.D3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28, posY = 117, posZ = 1}, -- community center, kitchen</text:p>
          </table:table-cell>
          <table:table-cell office:value-type="string">
            <text:p>March Ridge</text:p>
          </table:table-cell>
          <table:table-cell table:formula="of:=MID([.A358];SEARCH(&quot;--&quot;;[.A358])+2;256)" office:value-type="string" office:string-value=" community center, kitchen">
            <text:p><text:s/>community center, kitchen</text:p>
          </table:table-cell>
          <table:table-cell table:formula="of:=MID([.A358];1;SEARCH(&quot;--&quot;;[.A358])-1)" office:value-type="string" office:string-value="{worldX = 33, worldY = 42, posX = 128, posY = 117, posZ = 1}, ">
            <text:p>{worldX = 33, worldY = 42, posX = 128, posY = 117, posZ = 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rch ridge town center</text:p>
          </table:table-cell>
          <table:table-cell/>
          <table:table-cell office:value-type="float" office:value="356">
            <text:p>356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58];&quot;-- &quot;;[.B358];&quot;,&quot;;[.C358];&quot; ID:&quot;;[.I358])" office:value-type="string" office:string-value="{worldX = 33, worldY = 42, posX = 128, posY = 117, posZ = 1}, -- March Ridge, community center, kitchen ID:356">
            <text:p>{worldX = 33, worldY = 42, posX = 128, posY = 117, posZ = 1}, -- March Ridge, community center, kitchen ID:356</text:p>
          </table:table-cell>
          <table:table-cell table:formula="of:=MID([.D358];SEARCH(&quot;worldX = &quot;;[.D358])+9;(SEARCH(&quot;worldY = &quot;;[.D358])-SEARCH(&quot;worldX = &quot;;[.D358])-11))" office:value-type="string" office:string-value="33">
            <text:p>33</text:p>
          </table:table-cell>
          <table:table-cell table:formula="of:=MID([.D358];SEARCH(&quot;worldY = &quot;;[.D358])+9;(SEARCH(&quot;posX = &quot;;[.D358])-SEARCH(&quot;worldY = &quot;;[.D358])-11))" office:value-type="string" office:string-value="42">
            <text:p>42</text:p>
          </table:table-cell>
          <table:table-cell table:formula="of:=MID([.D358];(SEARCH(&quot;posX = &quot;;[.D358])+7);(SEARCH(&quot;,&quot;;[.D358];SEARCH(&quot;posX&quot;;[.D358]))-SEARCH(&quot;posX = &quot;;[.D358])-7))" office:value-type="string" office:string-value="128">
            <text:p>128</text:p>
          </table:table-cell>
          <table:table-cell table:formula="of:=IF(LEN([.D358])&lt;60;MID([.D358];(SEARCH(&quot;posY = &quot;;[.D358])+7);(SEARCH(&quot;}&quot;;[.D358];SEARCH(&quot;posY&quot;;[.D358]))-SEARCH(&quot;posY = &quot;;[.D358])-7));MID([.D363];(SEARCH(&quot;posY = &quot;;[.D363])+7);(SEARCH(&quot;}&quot;;[.D363];SEARCH(&quot;posY&quot;;[.D363]))-SEARCH(&quot;posY = &quot;;[.D363])-7)))" office:value-type="string" office:string-value="54">
            <text:p>54</text:p>
          </table:table-cell>
          <table:table-cell table:formula="of:=MID([.D358];SEARCH(&quot;posZ = &quot;;[.D358])+7;(SEARCH(&quot;}&quot;;[.D358])-SEARCH(&quot;posZ = &quot;;[.D35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25, posY = 149}, -- community center, admin office</text:p>
          </table:table-cell>
          <table:table-cell office:value-type="string">
            <text:p>March Ridge</text:p>
          </table:table-cell>
          <table:table-cell table:formula="of:=MID([.A359];SEARCH(&quot;--&quot;;[.A359])+2;256)" office:value-type="string" office:string-value=" community center, admin office">
            <text:p><text:s/>community center, admin office</text:p>
          </table:table-cell>
          <table:table-cell table:formula="of:=MID([.A359];1;SEARCH(&quot;--&quot;;[.A359])-1)" office:value-type="string" office:string-value="{worldX = 33, worldY = 42, posX = 125, posY = 149}, ">
            <text:p>{worldX = 33, worldY = 42, posX = 125, posY = 149}, </text:p>
          </table:table-cell>
          <table:table-cell office:value-type="string">
            <text:p>Business</text:p>
          </table:table-cell>
          <table:table-cell office:value-type="string">
            <text:p>Misc</text:p>
          </table:table-cell>
          <table:table-cell office:value-type="string">
            <text:p>march ridge town center</text:p>
          </table:table-cell>
          <table:table-cell/>
          <table:table-cell office:value-type="float" office:value="357">
            <text:p>357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table:formula="of:=CONCATENATE([.D359];&quot;-- &quot;;[.B359];&quot;,&quot;;[.C359];&quot; ID:&quot;;[.I359])" office:value-type="string" office:string-value="{worldX = 33, worldY = 42, posX = 125, posY = 149}, -- March Ridge, community center, admin office ID:357">
            <text:p>{worldX = 33, worldY = 42, posX = 125, posY = 149}, -- March Ridge, community center, admin office ID:357</text:p>
          </table:table-cell>
          <table:table-cell table:formula="of:=MID([.D359];SEARCH(&quot;worldX = &quot;;[.D359])+9;(SEARCH(&quot;worldY = &quot;;[.D359])-SEARCH(&quot;worldX = &quot;;[.D359])-11))" office:value-type="string" office:string-value="33">
            <text:p>33</text:p>
          </table:table-cell>
          <table:table-cell table:formula="of:=MID([.D359];SEARCH(&quot;worldY = &quot;;[.D359])+9;(SEARCH(&quot;posX = &quot;;[.D359])-SEARCH(&quot;worldY = &quot;;[.D359])-11))" office:value-type="string" office:string-value="42">
            <text:p>42</text:p>
          </table:table-cell>
          <table:table-cell table:formula="of:=MID([.D359];(SEARCH(&quot;posX = &quot;;[.D359])+7);(SEARCH(&quot;,&quot;;[.D359];SEARCH(&quot;posX&quot;;[.D359]))-SEARCH(&quot;posX = &quot;;[.D359])-7))" office:value-type="string" office:string-value="125">
            <text:p>125</text:p>
          </table:table-cell>
          <table:table-cell table:formula="of:=IF(LEN([.D359])&lt;60;MID([.D359];(SEARCH(&quot;posY = &quot;;[.D359])+7);(SEARCH(&quot;}&quot;;[.D359];SEARCH(&quot;posY&quot;;[.D359]))-SEARCH(&quot;posY = &quot;;[.D359])-7));MID([.D364];(SEARCH(&quot;posY = &quot;;[.D364])+7);(SEARCH(&quot;}&quot;;[.D364];SEARCH(&quot;posY&quot;;[.D364]))-SEARCH(&quot;posY = &quot;;[.D364])-7)))" office:value-type="string" office:string-value="149">
            <text:p>149</text:p>
          </table:table-cell>
          <table:table-cell table:formula="of:=MID([.D359];SEARCH(&quot;posZ = &quot;;[.D359])+7;(SEARCH(&quot;}&quot;;[.D359])-SEARCH(&quot;posZ = &quot;;[.D3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96, posY = 60}, -- school, lobby</text:p>
          </table:table-cell>
          <table:table-cell office:value-type="string">
            <text:p>March Ridge</text:p>
          </table:table-cell>
          <table:table-cell table:formula="of:=MID([.A360];SEARCH(&quot;--&quot;;[.A360])+2;256)" office:value-type="string" office:string-value=" school, lobby">
            <text:p><text:s/>school, lobby</text:p>
          </table:table-cell>
          <table:table-cell table:formula="of:=MID([.A360];1;SEARCH(&quot;--&quot;;[.A360])-1)" office:value-type="string" office:string-value="{worldX = 33, worldY = 42, posX = 96, posY = 60}, ">
            <text:p>{worldX = 33, worldY = 42, posX = 96, posY = 60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march ridge town center</text:p>
          </table:table-cell>
          <table:table-cell/>
          <table:table-cell office:value-type="float" office:value="358">
            <text:p>35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360];&quot;-- &quot;;[.B360];&quot;,&quot;;[.C360];&quot; ID:&quot;;[.I360])" office:value-type="string" office:string-value="{worldX = 33, worldY = 42, posX = 96, posY = 60}, -- March Ridge, school, lobby ID:358">
            <text:p>{worldX = 33, worldY = 42, posX = 96, posY = 60}, -- March Ridge, school, lobby ID:358</text:p>
          </table:table-cell>
          <table:table-cell table:formula="of:=MID([.D360];SEARCH(&quot;worldX = &quot;;[.D360])+9;(SEARCH(&quot;worldY = &quot;;[.D360])-SEARCH(&quot;worldX = &quot;;[.D360])-11))" office:value-type="string" office:string-value="33">
            <text:p>33</text:p>
          </table:table-cell>
          <table:table-cell table:formula="of:=MID([.D360];SEARCH(&quot;worldY = &quot;;[.D360])+9;(SEARCH(&quot;posX = &quot;;[.D360])-SEARCH(&quot;worldY = &quot;;[.D360])-11))" office:value-type="string" office:string-value="42">
            <text:p>42</text:p>
          </table:table-cell>
          <table:table-cell table:formula="of:=MID([.D360];(SEARCH(&quot;posX = &quot;;[.D360])+7);(SEARCH(&quot;,&quot;;[.D360];SEARCH(&quot;posX&quot;;[.D360]))-SEARCH(&quot;posX = &quot;;[.D360])-7))" office:value-type="string" office:string-value="96">
            <text:p>96</text:p>
          </table:table-cell>
          <table:table-cell table:formula="of:=IF(LEN([.D360])&lt;60;MID([.D360];(SEARCH(&quot;posY = &quot;;[.D360])+7);(SEARCH(&quot;}&quot;;[.D360];SEARCH(&quot;posY&quot;;[.D360]))-SEARCH(&quot;posY = &quot;;[.D360])-7));MID([.D365];(SEARCH(&quot;posY = &quot;;[.D365])+7);(SEARCH(&quot;}&quot;;[.D365];SEARCH(&quot;posY&quot;;[.D365]))-SEARCH(&quot;posY = &quot;;[.D365])-7)))" office:value-type="string" office:string-value="60">
            <text:p>60</text:p>
          </table:table-cell>
          <table:table-cell table:formula="of:=MID([.D360];SEARCH(&quot;posZ = &quot;;[.D360])+7;(SEARCH(&quot;}&quot;;[.D360])-SEARCH(&quot;posZ = &quot;;[.D3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04, posY = 66}, -- school, office</text:p>
          </table:table-cell>
          <table:table-cell office:value-type="string">
            <text:p>March Ridge</text:p>
          </table:table-cell>
          <table:table-cell table:formula="of:=MID([.A361];SEARCH(&quot;--&quot;;[.A361])+2;256)" office:value-type="string" office:string-value=" school, office">
            <text:p><text:s/>school, office</text:p>
          </table:table-cell>
          <table:table-cell table:formula="of:=MID([.A361];1;SEARCH(&quot;--&quot;;[.A361])-1)" office:value-type="string" office:string-value="{worldX = 33, worldY = 42, posX = 104, posY = 66}, ">
            <text:p>{worldX = 33, worldY = 42, posX = 104, posY = 66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march ridge town center</text:p>
          </table:table-cell>
          <table:table-cell/>
          <table:table-cell office:value-type="float" office:value="359">
            <text:p>35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"/>
          <table:table-cell table:formula="of:=CONCATENATE([.D361];&quot;-- &quot;;[.B361];&quot;,&quot;;[.C361];&quot; ID:&quot;;[.I361])" office:value-type="string" office:string-value="{worldX = 33, worldY = 42, posX = 104, posY = 66}, -- March Ridge, school, office ID:359">
            <text:p>{worldX = 33, worldY = 42, posX = 104, posY = 66}, -- March Ridge, school, office ID:359</text:p>
          </table:table-cell>
          <table:table-cell table:formula="of:=MID([.D361];SEARCH(&quot;worldX = &quot;;[.D361])+9;(SEARCH(&quot;worldY = &quot;;[.D361])-SEARCH(&quot;worldX = &quot;;[.D361])-11))" office:value-type="string" office:string-value="33">
            <text:p>33</text:p>
          </table:table-cell>
          <table:table-cell table:formula="of:=MID([.D361];SEARCH(&quot;worldY = &quot;;[.D361])+9;(SEARCH(&quot;posX = &quot;;[.D361])-SEARCH(&quot;worldY = &quot;;[.D361])-11))" office:value-type="string" office:string-value="42">
            <text:p>42</text:p>
          </table:table-cell>
          <table:table-cell table:formula="of:=MID([.D361];(SEARCH(&quot;posX = &quot;;[.D361])+7);(SEARCH(&quot;,&quot;;[.D361];SEARCH(&quot;posX&quot;;[.D361]))-SEARCH(&quot;posX = &quot;;[.D361])-7))" office:value-type="string" office:string-value="104">
            <text:p>104</text:p>
          </table:table-cell>
          <table:table-cell table:formula="of:=IF(LEN([.D361])&lt;60;MID([.D361];(SEARCH(&quot;posY = &quot;;[.D361])+7);(SEARCH(&quot;}&quot;;[.D361];SEARCH(&quot;posY&quot;;[.D361]))-SEARCH(&quot;posY = &quot;;[.D361])-7));MID([.D366];(SEARCH(&quot;posY = &quot;;[.D366])+7);(SEARCH(&quot;}&quot;;[.D366];SEARCH(&quot;posY&quot;;[.D366]))-SEARCH(&quot;posY = &quot;;[.D366])-7)))" office:value-type="string" office:string-value="66">
            <text:p>66</text:p>
          </table:table-cell>
          <table:table-cell table:formula="of:=MID([.D361];SEARCH(&quot;posZ = &quot;;[.D361])+7;(SEARCH(&quot;}&quot;;[.D361])-SEARCH(&quot;posZ = &quot;;[.D3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95, posY = 46}, -- school, classroom</text:p>
          </table:table-cell>
          <table:table-cell office:value-type="string">
            <text:p>March Ridge</text:p>
          </table:table-cell>
          <table:table-cell table:formula="of:=MID([.A362];SEARCH(&quot;--&quot;;[.A362])+2;256)" office:value-type="string" office:string-value=" school, classroom">
            <text:p><text:s/>school, classroom</text:p>
          </table:table-cell>
          <table:table-cell table:formula="of:=MID([.A362];1;SEARCH(&quot;--&quot;;[.A362])-1)" office:value-type="string" office:string-value="{worldX = 33, worldY = 42, posX = 95, posY = 46}, ">
            <text:p>{worldX = 33, worldY = 42, posX = 95, posY = 46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march ridge town center</text:p>
          </table:table-cell>
          <table:table-cell/>
          <table:table-cell office:value-type="float" office:value="360">
            <text:p>360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table:formula="of:=CONCATENATE([.D362];&quot;-- &quot;;[.B362];&quot;,&quot;;[.C362];&quot; ID:&quot;;[.I362])" office:value-type="string" office:string-value="{worldX = 33, worldY = 42, posX = 95, posY = 46}, -- March Ridge, school, classroom ID:360">
            <text:p>{worldX = 33, worldY = 42, posX = 95, posY = 46}, -- March Ridge, school, classroom ID:360</text:p>
          </table:table-cell>
          <table:table-cell table:formula="of:=MID([.D362];SEARCH(&quot;worldX = &quot;;[.D362])+9;(SEARCH(&quot;worldY = &quot;;[.D362])-SEARCH(&quot;worldX = &quot;;[.D362])-11))" office:value-type="string" office:string-value="33">
            <text:p>33</text:p>
          </table:table-cell>
          <table:table-cell table:formula="of:=MID([.D362];SEARCH(&quot;worldY = &quot;;[.D362])+9;(SEARCH(&quot;posX = &quot;;[.D362])-SEARCH(&quot;worldY = &quot;;[.D362])-11))" office:value-type="string" office:string-value="42">
            <text:p>42</text:p>
          </table:table-cell>
          <table:table-cell table:formula="of:=MID([.D362];(SEARCH(&quot;posX = &quot;;[.D362])+7);(SEARCH(&quot;,&quot;;[.D362];SEARCH(&quot;posX&quot;;[.D362]))-SEARCH(&quot;posX = &quot;;[.D362])-7))" office:value-type="string" office:string-value="95">
            <text:p>95</text:p>
          </table:table-cell>
          <table:table-cell table:formula="of:=IF(LEN([.D362])&lt;60;MID([.D362];(SEARCH(&quot;posY = &quot;;[.D362])+7);(SEARCH(&quot;}&quot;;[.D362];SEARCH(&quot;posY&quot;;[.D362]))-SEARCH(&quot;posY = &quot;;[.D362])-7));MID([.D367];(SEARCH(&quot;posY = &quot;;[.D367])+7);(SEARCH(&quot;}&quot;;[.D367];SEARCH(&quot;posY&quot;;[.D367]))-SEARCH(&quot;posY = &quot;;[.D367])-7)))" office:value-type="string" office:string-value="46">
            <text:p>46</text:p>
          </table:table-cell>
          <table:table-cell table:formula="of:=MID([.D362];SEARCH(&quot;posZ = &quot;;[.D362])+7;(SEARCH(&quot;}&quot;;[.D362])-SEARCH(&quot;posZ = &quot;;[.D3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06, posY = 54}, -- school, kitchen</text:p>
          </table:table-cell>
          <table:table-cell office:value-type="string">
            <text:p>March Ridge</text:p>
          </table:table-cell>
          <table:table-cell table:formula="of:=MID([.A363];SEARCH(&quot;--&quot;;[.A363])+2;256)" office:value-type="string" office:string-value=" school, kitchen">
            <text:p><text:s/>school, kitchen</text:p>
          </table:table-cell>
          <table:table-cell table:formula="of:=MID([.A363];1;SEARCH(&quot;--&quot;;[.A363])-1)" office:value-type="string" office:string-value="{worldX = 33, worldY = 42, posX = 106, posY = 54}, ">
            <text:p>{worldX = 33, worldY = 42, posX = 106, posY = 54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march ridge town center</text:p>
          </table:table-cell>
          <table:table-cell/>
          <table:table-cell office:value-type="float" office:value="361">
            <text:p>36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63];&quot;-- &quot;;[.B363];&quot;,&quot;;[.C363];&quot; ID:&quot;;[.I363])" office:value-type="string" office:string-value="{worldX = 33, worldY = 42, posX = 106, posY = 54}, -- March Ridge, school, kitchen ID:361">
            <text:p>{worldX = 33, worldY = 42, posX = 106, posY = 54}, -- March Ridge, school, kitchen ID:361</text:p>
          </table:table-cell>
          <table:table-cell table:formula="of:=MID([.D363];SEARCH(&quot;worldX = &quot;;[.D363])+9;(SEARCH(&quot;worldY = &quot;;[.D363])-SEARCH(&quot;worldX = &quot;;[.D363])-11))" office:value-type="string" office:string-value="33">
            <text:p>33</text:p>
          </table:table-cell>
          <table:table-cell table:formula="of:=MID([.D363];SEARCH(&quot;worldY = &quot;;[.D363])+9;(SEARCH(&quot;posX = &quot;;[.D363])-SEARCH(&quot;worldY = &quot;;[.D363])-11))" office:value-type="string" office:string-value="42">
            <text:p>42</text:p>
          </table:table-cell>
          <table:table-cell table:formula="of:=MID([.D363];(SEARCH(&quot;posX = &quot;;[.D363])+7);(SEARCH(&quot;,&quot;;[.D363];SEARCH(&quot;posX&quot;;[.D363]))-SEARCH(&quot;posX = &quot;;[.D363])-7))" office:value-type="string" office:string-value="106">
            <text:p>106</text:p>
          </table:table-cell>
          <table:table-cell table:formula="of:=IF(LEN([.D363])&lt;60;MID([.D363];(SEARCH(&quot;posY = &quot;;[.D363])+7);(SEARCH(&quot;}&quot;;[.D363];SEARCH(&quot;posY&quot;;[.D363]))-SEARCH(&quot;posY = &quot;;[.D363])-7));MID([.D368];(SEARCH(&quot;posY = &quot;;[.D368])+7);(SEARCH(&quot;}&quot;;[.D368];SEARCH(&quot;posY&quot;;[.D368]))-SEARCH(&quot;posY = &quot;;[.D368])-7)))" office:value-type="string" office:string-value="54">
            <text:p>54</text:p>
          </table:table-cell>
          <table:table-cell table:formula="of:=MID([.D363];SEARCH(&quot;posZ = &quot;;[.D363])+7;(SEARCH(&quot;}&quot;;[.D363])-SEARCH(&quot;posZ = &quot;;[.D3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74, posY = 19}, -- dormitory rec room 1</text:p>
          </table:table-cell>
          <table:table-cell office:value-type="string">
            <text:p>March Ridge</text:p>
          </table:table-cell>
          <table:table-cell table:formula="of:=MID([.A364];SEARCH(&quot;--&quot;;[.A364])+2;256)" office:value-type="string" office:string-value=" dormitory rec room 1">
            <text:p><text:s/>dormitory rec room 1</text:p>
          </table:table-cell>
          <table:table-cell table:formula="of:=MID([.A364];1;SEARCH(&quot;--&quot;;[.A364])-1)" office:value-type="string" office:string-value="{worldX = 33, worldY = 42, posX = 174, posY = 19}, ">
            <text:p>{worldX = 33, worldY = 42, posX = 174, posY = 1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2">
            <text:p>362</text:p>
          </table:table-cell>
          <table:table-cell table:number-columns-repeated="22"/>
          <table:table-cell table:formula="of:=CONCATENATE([.D364];&quot;-- &quot;;[.B364];&quot;,&quot;;[.C364];&quot; ID:&quot;;[.I364])" office:value-type="string" office:string-value="{worldX = 33, worldY = 42, posX = 174, posY = 19}, -- March Ridge, dormitory rec room 1 ID:362">
            <text:p>{worldX = 33, worldY = 42, posX = 174, posY = 19}, -- March Ridge, dormitory rec room 1 ID:362</text:p>
          </table:table-cell>
          <table:table-cell table:formula="of:=MID([.D364];SEARCH(&quot;worldX = &quot;;[.D364])+9;(SEARCH(&quot;worldY = &quot;;[.D364])-SEARCH(&quot;worldX = &quot;;[.D364])-11))" office:value-type="string" office:string-value="33">
            <text:p>33</text:p>
          </table:table-cell>
          <table:table-cell table:formula="of:=MID([.D364];SEARCH(&quot;worldY = &quot;;[.D364])+9;(SEARCH(&quot;posX = &quot;;[.D364])-SEARCH(&quot;worldY = &quot;;[.D364])-11))" office:value-type="string" office:string-value="42">
            <text:p>42</text:p>
          </table:table-cell>
          <table:table-cell table:formula="of:=MID([.D364];(SEARCH(&quot;posX = &quot;;[.D364])+7);(SEARCH(&quot;,&quot;;[.D364];SEARCH(&quot;posX&quot;;[.D364]))-SEARCH(&quot;posX = &quot;;[.D364])-7))" office:value-type="string" office:string-value="174">
            <text:p>174</text:p>
          </table:table-cell>
          <table:table-cell table:formula="of:=IF(LEN([.D364])&lt;60;MID([.D364];(SEARCH(&quot;posY = &quot;;[.D364])+7);(SEARCH(&quot;}&quot;;[.D364];SEARCH(&quot;posY&quot;;[.D364]))-SEARCH(&quot;posY = &quot;;[.D364])-7));MID([.D369];(SEARCH(&quot;posY = &quot;;[.D369])+7);(SEARCH(&quot;}&quot;;[.D369];SEARCH(&quot;posY&quot;;[.D369]))-SEARCH(&quot;posY = &quot;;[.D369])-7)))" office:value-type="string" office:string-value="19">
            <text:p>19</text:p>
          </table:table-cell>
          <table:table-cell table:formula="of:=MID([.D364];SEARCH(&quot;posZ = &quot;;[.D364])+7;(SEARCH(&quot;}&quot;;[.D364])-SEARCH(&quot;posZ = &quot;;[.D36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65, posY = 25}, -- dormitory laundry</text:p>
          </table:table-cell>
          <table:table-cell office:value-type="string">
            <text:p>March Ridge</text:p>
          </table:table-cell>
          <table:table-cell table:formula="of:=MID([.A365];SEARCH(&quot;--&quot;;[.A365])+2;256)" office:value-type="string" office:string-value=" dormitory laundry">
            <text:p><text:s/>dormitory laundry</text:p>
          </table:table-cell>
          <table:table-cell table:formula="of:=MID([.A365];1;SEARCH(&quot;--&quot;;[.A365])-1)" office:value-type="string" office:string-value="{worldX = 33, worldY = 42, posX = 165, posY = 25}, ">
            <text:p>{worldX = 33, worldY = 42, posX = 165, posY = 2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3">
            <text:p>363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365];&quot;-- &quot;;[.B365];&quot;,&quot;;[.C365];&quot; ID:&quot;;[.I365])" office:value-type="string" office:string-value="{worldX = 33, worldY = 42, posX = 165, posY = 25}, -- March Ridge, dormitory laundry ID:363">
            <text:p>{worldX = 33, worldY = 42, posX = 165, posY = 25}, -- March Ridge, dormitory laundry ID:363</text:p>
          </table:table-cell>
          <table:table-cell table:formula="of:=MID([.D365];SEARCH(&quot;worldX = &quot;;[.D365])+9;(SEARCH(&quot;worldY = &quot;;[.D365])-SEARCH(&quot;worldX = &quot;;[.D365])-11))" office:value-type="string" office:string-value="33">
            <text:p>33</text:p>
          </table:table-cell>
          <table:table-cell table:formula="of:=MID([.D365];SEARCH(&quot;worldY = &quot;;[.D365])+9;(SEARCH(&quot;posX = &quot;;[.D365])-SEARCH(&quot;worldY = &quot;;[.D365])-11))" office:value-type="string" office:string-value="42">
            <text:p>42</text:p>
          </table:table-cell>
          <table:table-cell table:formula="of:=MID([.D365];(SEARCH(&quot;posX = &quot;;[.D365])+7);(SEARCH(&quot;,&quot;;[.D365];SEARCH(&quot;posX&quot;;[.D365]))-SEARCH(&quot;posX = &quot;;[.D365])-7))" office:value-type="string" office:string-value="165">
            <text:p>165</text:p>
          </table:table-cell>
          <table:table-cell table:formula="of:=IF(LEN([.D365])&lt;60;MID([.D365];(SEARCH(&quot;posY = &quot;;[.D365])+7);(SEARCH(&quot;}&quot;;[.D365];SEARCH(&quot;posY&quot;;[.D365]))-SEARCH(&quot;posY = &quot;;[.D365])-7));MID([.D370];(SEARCH(&quot;posY = &quot;;[.D370])+7);(SEARCH(&quot;}&quot;;[.D370];SEARCH(&quot;posY&quot;;[.D370]))-SEARCH(&quot;posY = &quot;;[.D370])-7)))" office:value-type="string" office:string-value="25">
            <text:p>25</text:p>
          </table:table-cell>
          <table:table-cell table:formula="of:=MID([.D365];SEARCH(&quot;posZ = &quot;;[.D365])+7;(SEARCH(&quot;}&quot;;[.D365])-SEARCH(&quot;posZ = &quot;;[.D3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81, posY = 32, posZ = 1}, -- dormitory rec room 2</text:p>
          </table:table-cell>
          <table:table-cell office:value-type="string">
            <text:p>March Ridge</text:p>
          </table:table-cell>
          <table:table-cell table:formula="of:=MID([.A366];SEARCH(&quot;--&quot;;[.A366])+2;256)" office:value-type="string" office:string-value=" dormitory rec room 2">
            <text:p><text:s/>dormitory rec room 2</text:p>
          </table:table-cell>
          <table:table-cell table:formula="of:=MID([.A366];1;SEARCH(&quot;--&quot;;[.A366])-1)" office:value-type="string" office:string-value="{worldX = 33, worldY = 42, posX = 181, posY = 32, posZ = 1}, ">
            <text:p>{worldX = 33, worldY = 42, posX = 181, posY = 32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4">
            <text:p>364</text:p>
          </table:table-cell>
          <table:table-cell table:number-columns-repeated="22"/>
          <table:table-cell table:formula="of:=CONCATENATE([.D366];&quot;-- &quot;;[.B366];&quot;,&quot;;[.C366];&quot; ID:&quot;;[.I366])" office:value-type="string" office:string-value="{worldX = 33, worldY = 42, posX = 181, posY = 32, posZ = 1}, -- March Ridge, dormitory rec room 2 ID:364">
            <text:p>{worldX = 33, worldY = 42, posX = 181, posY = 32, posZ = 1}, -- March Ridge, dormitory rec room 2 ID:364</text:p>
          </table:table-cell>
          <table:table-cell table:formula="of:=MID([.D366];SEARCH(&quot;worldX = &quot;;[.D366])+9;(SEARCH(&quot;worldY = &quot;;[.D366])-SEARCH(&quot;worldX = &quot;;[.D366])-11))" office:value-type="string" office:string-value="33">
            <text:p>33</text:p>
          </table:table-cell>
          <table:table-cell table:formula="of:=MID([.D366];SEARCH(&quot;worldY = &quot;;[.D366])+9;(SEARCH(&quot;posX = &quot;;[.D366])-SEARCH(&quot;worldY = &quot;;[.D366])-11))" office:value-type="string" office:string-value="42">
            <text:p>42</text:p>
          </table:table-cell>
          <table:table-cell table:formula="of:=MID([.D366];(SEARCH(&quot;posX = &quot;;[.D366])+7);(SEARCH(&quot;,&quot;;[.D366];SEARCH(&quot;posX&quot;;[.D366]))-SEARCH(&quot;posX = &quot;;[.D366])-7))" office:value-type="string" office:string-value="181">
            <text:p>181</text:p>
          </table:table-cell>
          <table:table-cell table:formula="of:=IF(LEN([.D366])&lt;60;MID([.D366];(SEARCH(&quot;posY = &quot;;[.D366])+7);(SEARCH(&quot;}&quot;;[.D366];SEARCH(&quot;posY&quot;;[.D366]))-SEARCH(&quot;posY = &quot;;[.D366])-7));MID([.D371];(SEARCH(&quot;posY = &quot;;[.D371])+7);(SEARCH(&quot;}&quot;;[.D371];SEARCH(&quot;posY&quot;;[.D371]))-SEARCH(&quot;posY = &quot;;[.D371])-7)))" office:value-type="string" office:string-value="208">
            <text:p>208</text:p>
          </table:table-cell>
          <table:table-cell table:formula="of:=MID([.D366];SEARCH(&quot;posZ = &quot;;[.D366])+7;(SEARCH(&quot;}&quot;;[.D366])-SEARCH(&quot;posZ = &quot;;[.D366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207, posY = 28}, -- dormitory quad 1</text:p>
          </table:table-cell>
          <table:table-cell office:value-type="string">
            <text:p>March Ridge</text:p>
          </table:table-cell>
          <table:table-cell table:formula="of:=MID([.A367];SEARCH(&quot;--&quot;;[.A367])+2;256)" office:value-type="string" office:string-value=" dormitory quad 1">
            <text:p><text:s/>dormitory quad 1</text:p>
          </table:table-cell>
          <table:table-cell table:formula="of:=MID([.A367];1;SEARCH(&quot;--&quot;;[.A367])-1)" office:value-type="string" office:string-value="{worldX = 33, worldY = 42, posX = 207, posY = 28}, ">
            <text:p>{worldX = 33, worldY = 42, posX = 207, posY = 2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5">
            <text:p>365</text:p>
          </table:table-cell>
          <table:table-cell table:number-columns-repeated="22"/>
          <table:table-cell table:formula="of:=CONCATENATE([.D367];&quot;-- &quot;;[.B367];&quot;,&quot;;[.C367];&quot; ID:&quot;;[.I367])" office:value-type="string" office:string-value="{worldX = 33, worldY = 42, posX = 207, posY = 28}, -- March Ridge, dormitory quad 1 ID:365">
            <text:p>{worldX = 33, worldY = 42, posX = 207, posY = 28}, -- March Ridge, dormitory quad 1 ID:365</text:p>
          </table:table-cell>
          <table:table-cell table:formula="of:=MID([.D367];SEARCH(&quot;worldX = &quot;;[.D367])+9;(SEARCH(&quot;worldY = &quot;;[.D367])-SEARCH(&quot;worldX = &quot;;[.D367])-11))" office:value-type="string" office:string-value="33">
            <text:p>33</text:p>
          </table:table-cell>
          <table:table-cell table:formula="of:=MID([.D367];SEARCH(&quot;worldY = &quot;;[.D367])+9;(SEARCH(&quot;posX = &quot;;[.D367])-SEARCH(&quot;worldY = &quot;;[.D367])-11))" office:value-type="string" office:string-value="42">
            <text:p>42</text:p>
          </table:table-cell>
          <table:table-cell table:formula="of:=MID([.D367];(SEARCH(&quot;posX = &quot;;[.D367])+7);(SEARCH(&quot;,&quot;;[.D367];SEARCH(&quot;posX&quot;;[.D367]))-SEARCH(&quot;posX = &quot;;[.D367])-7))" office:value-type="string" office:string-value="207">
            <text:p>207</text:p>
          </table:table-cell>
          <table:table-cell table:formula="of:=IF(LEN([.D367])&lt;60;MID([.D367];(SEARCH(&quot;posY = &quot;;[.D367])+7);(SEARCH(&quot;}&quot;;[.D367];SEARCH(&quot;posY&quot;;[.D367]))-SEARCH(&quot;posY = &quot;;[.D367])-7));MID([.D372];(SEARCH(&quot;posY = &quot;;[.D372])+7);(SEARCH(&quot;}&quot;;[.D372];SEARCH(&quot;posY&quot;;[.D372]))-SEARCH(&quot;posY = &quot;;[.D372])-7)))" office:value-type="string" office:string-value="28">
            <text:p>28</text:p>
          </table:table-cell>
          <table:table-cell table:formula="of:=MID([.D367];SEARCH(&quot;posZ = &quot;;[.D367])+7;(SEARCH(&quot;}&quot;;[.D367])-SEARCH(&quot;posZ = &quot;;[.D3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94, posY = 17, posZ = 1}, -- dormitory quad 2</text:p>
          </table:table-cell>
          <table:table-cell office:value-type="string">
            <text:p>March Ridge</text:p>
          </table:table-cell>
          <table:table-cell table:formula="of:=MID([.A368];SEARCH(&quot;--&quot;;[.A368])+2;256)" office:value-type="string" office:string-value=" dormitory quad 2">
            <text:p><text:s/>dormitory quad 2</text:p>
          </table:table-cell>
          <table:table-cell table:formula="of:=MID([.A368];1;SEARCH(&quot;--&quot;;[.A368])-1)" office:value-type="string" office:string-value="{worldX = 33, worldY = 42, posX = 194, posY = 17, posZ = 1}, ">
            <text:p>{worldX = 33, worldY = 42, posX = 194, posY = 17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6">
            <text:p>366</text:p>
          </table:table-cell>
          <table:table-cell table:number-columns-repeated="22"/>
          <table:table-cell table:formula="of:=CONCATENATE([.D368];&quot;-- &quot;;[.B368];&quot;,&quot;;[.C368];&quot; ID:&quot;;[.I368])" office:value-type="string" office:string-value="{worldX = 33, worldY = 42, posX = 194, posY = 17, posZ = 1}, -- March Ridge, dormitory quad 2 ID:366">
            <text:p>{worldX = 33, worldY = 42, posX = 194, posY = 17, posZ = 1}, -- March Ridge, dormitory quad 2 ID:366</text:p>
          </table:table-cell>
          <table:table-cell table:formula="of:=MID([.D368];SEARCH(&quot;worldX = &quot;;[.D368])+9;(SEARCH(&quot;worldY = &quot;;[.D368])-SEARCH(&quot;worldX = &quot;;[.D368])-11))" office:value-type="string" office:string-value="33">
            <text:p>33</text:p>
          </table:table-cell>
          <table:table-cell table:formula="of:=MID([.D368];SEARCH(&quot;worldY = &quot;;[.D368])+9;(SEARCH(&quot;posX = &quot;;[.D368])-SEARCH(&quot;worldY = &quot;;[.D368])-11))" office:value-type="string" office:string-value="42">
            <text:p>42</text:p>
          </table:table-cell>
          <table:table-cell table:formula="of:=MID([.D368];(SEARCH(&quot;posX = &quot;;[.D368])+7);(SEARCH(&quot;,&quot;;[.D368];SEARCH(&quot;posX&quot;;[.D368]))-SEARCH(&quot;posX = &quot;;[.D368])-7))" office:value-type="string" office:string-value="194">
            <text:p>194</text:p>
          </table:table-cell>
          <table:table-cell table:formula="of:=IF(LEN([.D368])&lt;60;MID([.D368];(SEARCH(&quot;posY = &quot;;[.D368])+7);(SEARCH(&quot;}&quot;;[.D368];SEARCH(&quot;posY&quot;;[.D368]))-SEARCH(&quot;posY = &quot;;[.D368])-7));MID([.D373];(SEARCH(&quot;posY = &quot;;[.D373])+7);(SEARCH(&quot;}&quot;;[.D373];SEARCH(&quot;posY&quot;;[.D373]))-SEARCH(&quot;posY = &quot;;[.D373])-7)))" office:value-type="string" office:string-value="190">
            <text:p>190</text:p>
          </table:table-cell>
          <table:table-cell table:formula="of:=MID([.D368];SEARCH(&quot;posZ = &quot;;[.D368])+7;(SEARCH(&quot;}&quot;;[.D368])-SEARCH(&quot;posZ = &quot;;[.D36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71, posY = 59, posZ = 2}, -- dormitory quad 3</text:p>
          </table:table-cell>
          <table:table-cell office:value-type="string">
            <text:p>March Ridge</text:p>
          </table:table-cell>
          <table:table-cell table:formula="of:=MID([.A369];SEARCH(&quot;--&quot;;[.A369])+2;256)" office:value-type="string" office:string-value=" dormitory quad 3">
            <text:p><text:s/>dormitory quad 3</text:p>
          </table:table-cell>
          <table:table-cell table:formula="of:=MID([.A369];1;SEARCH(&quot;--&quot;;[.A369])-1)" office:value-type="string" office:string-value="{worldX = 33, worldY = 42, posX = 171, posY = 59, posZ = 2}, ">
            <text:p>{worldX = 33, worldY = 42, posX = 171, posY = 59, posZ = 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7">
            <text:p>367</text:p>
          </table:table-cell>
          <table:table-cell table:number-columns-repeated="22"/>
          <table:table-cell table:formula="of:=CONCATENATE([.D369];&quot;-- &quot;;[.B369];&quot;,&quot;;[.C369];&quot; ID:&quot;;[.I369])" office:value-type="string" office:string-value="{worldX = 33, worldY = 42, posX = 171, posY = 59, posZ = 2}, -- March Ridge, dormitory quad 3 ID:367">
            <text:p>{worldX = 33, worldY = 42, posX = 171, posY = 59, posZ = 2}, -- March Ridge, dormitory quad 3 ID:367</text:p>
          </table:table-cell>
          <table:table-cell table:formula="of:=MID([.D369];SEARCH(&quot;worldX = &quot;;[.D369])+9;(SEARCH(&quot;worldY = &quot;;[.D369])-SEARCH(&quot;worldX = &quot;;[.D369])-11))" office:value-type="string" office:string-value="33">
            <text:p>33</text:p>
          </table:table-cell>
          <table:table-cell table:formula="of:=MID([.D369];SEARCH(&quot;worldY = &quot;;[.D369])+9;(SEARCH(&quot;posX = &quot;;[.D369])-SEARCH(&quot;worldY = &quot;;[.D369])-11))" office:value-type="string" office:string-value="42">
            <text:p>42</text:p>
          </table:table-cell>
          <table:table-cell table:formula="of:=MID([.D369];(SEARCH(&quot;posX = &quot;;[.D369])+7);(SEARCH(&quot;,&quot;;[.D369];SEARCH(&quot;posX&quot;;[.D369]))-SEARCH(&quot;posX = &quot;;[.D369])-7))" office:value-type="string" office:string-value="171">
            <text:p>171</text:p>
          </table:table-cell>
          <table:table-cell table:formula="of:=IF(LEN([.D369])&lt;60;MID([.D369];(SEARCH(&quot;posY = &quot;;[.D369])+7);(SEARCH(&quot;}&quot;;[.D369];SEARCH(&quot;posY&quot;;[.D369]))-SEARCH(&quot;posY = &quot;;[.D369])-7));MID([.D374];(SEARCH(&quot;posY = &quot;;[.D374])+7);(SEARCH(&quot;}&quot;;[.D374];SEARCH(&quot;posY&quot;;[.D374]))-SEARCH(&quot;posY = &quot;;[.D374])-7)))" office:value-type="string" office:string-value="159">
            <text:p>159</text:p>
          </table:table-cell>
          <table:table-cell table:formula="of:=MID([.D369];SEARCH(&quot;posZ = &quot;;[.D369])+7;(SEARCH(&quot;}&quot;;[.D369])-SEARCH(&quot;posZ = &quot;;[.D369])-7))" office:value-type="string" office:string-value="2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58, posY = 42, posZ = 3}, -- dormitory quad 4</text:p>
          </table:table-cell>
          <table:table-cell office:value-type="string">
            <text:p>March Ridge</text:p>
          </table:table-cell>
          <table:table-cell table:formula="of:=MID([.A370];SEARCH(&quot;--&quot;;[.A370])+2;256)" office:value-type="string" office:string-value=" dormitory quad 4">
            <text:p><text:s/>dormitory quad 4</text:p>
          </table:table-cell>
          <table:table-cell table:formula="of:=MID([.A370];1;SEARCH(&quot;--&quot;;[.A370])-1)" office:value-type="string" office:string-value="{worldX = 33, worldY = 42, posX = 158, posY = 42, posZ = 3}, ">
            <text:p>{worldX = 33, worldY = 42, posX = 158, posY = 42, posZ = 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ormitory building</text:p>
          </table:table-cell>
          <table:table-cell/>
          <table:table-cell office:value-type="float" office:value="368">
            <text:p>368</text:p>
          </table:table-cell>
          <table:table-cell table:number-columns-repeated="22"/>
          <table:table-cell table:formula="of:=CONCATENATE([.D370];&quot;-- &quot;;[.B370];&quot;,&quot;;[.C370];&quot; ID:&quot;;[.I370])" office:value-type="string" office:string-value="{worldX = 33, worldY = 42, posX = 158, posY = 42, posZ = 3}, -- March Ridge, dormitory quad 4 ID:368">
            <text:p>{worldX = 33, worldY = 42, posX = 158, posY = 42, posZ = 3}, -- March Ridge, dormitory quad 4 ID:368</text:p>
          </table:table-cell>
          <table:table-cell table:formula="of:=MID([.D370];SEARCH(&quot;worldX = &quot;;[.D370])+9;(SEARCH(&quot;worldY = &quot;;[.D370])-SEARCH(&quot;worldX = &quot;;[.D370])-11))" office:value-type="string" office:string-value="33">
            <text:p>33</text:p>
          </table:table-cell>
          <table:table-cell table:formula="of:=MID([.D370];SEARCH(&quot;worldY = &quot;;[.D370])+9;(SEARCH(&quot;posX = &quot;;[.D370])-SEARCH(&quot;worldY = &quot;;[.D370])-11))" office:value-type="string" office:string-value="42">
            <text:p>42</text:p>
          </table:table-cell>
          <table:table-cell table:formula="of:=MID([.D370];(SEARCH(&quot;posX = &quot;;[.D370])+7);(SEARCH(&quot;,&quot;;[.D370];SEARCH(&quot;posX&quot;;[.D370]))-SEARCH(&quot;posX = &quot;;[.D370])-7))" office:value-type="string" office:string-value="158">
            <text:p>158</text:p>
          </table:table-cell>
          <table:table-cell table:formula="of:=IF(LEN([.D370])&lt;60;MID([.D370];(SEARCH(&quot;posY = &quot;;[.D370])+7);(SEARCH(&quot;}&quot;;[.D370];SEARCH(&quot;posY&quot;;[.D370]))-SEARCH(&quot;posY = &quot;;[.D370])-7));MID([.D375];(SEARCH(&quot;posY = &quot;;[.D375])+7);(SEARCH(&quot;}&quot;;[.D375];SEARCH(&quot;posY&quot;;[.D375]))-SEARCH(&quot;posY = &quot;;[.D375])-7)))" office:value-type="string" office:string-value="125">
            <text:p>125</text:p>
          </table:table-cell>
          <table:table-cell table:formula="of:=MID([.D370];SEARCH(&quot;posZ = &quot;;[.D370])+7;(SEARCH(&quot;}&quot;;[.D370])-SEARCH(&quot;posZ = &quot;;[.D370])-7))" office:value-type="string" office:string-value="3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128, posY = 208}, -- church</text:p>
          </table:table-cell>
          <table:table-cell office:value-type="string">
            <text:p>March Ridge</text:p>
          </table:table-cell>
          <table:table-cell table:formula="of:=MID([.A371];SEARCH(&quot;--&quot;;[.A371])+2;256)" office:value-type="string" office:string-value=" church">
            <text:p><text:s/>church</text:p>
          </table:table-cell>
          <table:table-cell table:formula="of:=MID([.A371];1;SEARCH(&quot;--&quot;;[.A371])-1)" office:value-type="string" office:string-value="{worldX = 34, worldY = 42, posX = 128, posY = 208}, ">
            <text:p>{worldX = 34, worldY = 42, posX = 128, posY = 208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east neighborhood</text:p>
          </table:table-cell>
          <table:table-cell/>
          <table:table-cell office:value-type="float" office:value="369">
            <text:p>369</text:p>
          </table:table-cell>
          <table:table-cell table:number-columns-repeated="22"/>
          <table:table-cell table:formula="of:=CONCATENATE([.D371];&quot;-- &quot;;[.B371];&quot;,&quot;;[.C371];&quot; ID:&quot;;[.I371])" office:value-type="string" office:string-value="{worldX = 34, worldY = 42, posX = 128, posY = 208}, -- March Ridge, church ID:369">
            <text:p>{worldX = 34, worldY = 42, posX = 128, posY = 208}, -- March Ridge, church ID:369</text:p>
          </table:table-cell>
          <table:table-cell table:formula="of:=MID([.D371];SEARCH(&quot;worldX = &quot;;[.D371])+9;(SEARCH(&quot;worldY = &quot;;[.D371])-SEARCH(&quot;worldX = &quot;;[.D371])-11))" office:value-type="string" office:string-value="34">
            <text:p>34</text:p>
          </table:table-cell>
          <table:table-cell table:formula="of:=MID([.D371];SEARCH(&quot;worldY = &quot;;[.D371])+9;(SEARCH(&quot;posX = &quot;;[.D371])-SEARCH(&quot;worldY = &quot;;[.D371])-11))" office:value-type="string" office:string-value="42">
            <text:p>42</text:p>
          </table:table-cell>
          <table:table-cell table:formula="of:=MID([.D371];(SEARCH(&quot;posX = &quot;;[.D371])+7);(SEARCH(&quot;,&quot;;[.D371];SEARCH(&quot;posX&quot;;[.D371]))-SEARCH(&quot;posX = &quot;;[.D371])-7))" office:value-type="string" office:string-value="128">
            <text:p>128</text:p>
          </table:table-cell>
          <table:table-cell table:formula="of:=IF(LEN([.D371])&lt;60;MID([.D371];(SEARCH(&quot;posY = &quot;;[.D371])+7);(SEARCH(&quot;}&quot;;[.D371];SEARCH(&quot;posY&quot;;[.D371]))-SEARCH(&quot;posY = &quot;;[.D371])-7));MID([.D376];(SEARCH(&quot;posY = &quot;;[.D376])+7);(SEARCH(&quot;}&quot;;[.D376];SEARCH(&quot;posY&quot;;[.D376]))-SEARCH(&quot;posY = &quot;;[.D376])-7)))" office:value-type="string" office:string-value="208">
            <text:p>208</text:p>
          </table:table-cell>
          <table:table-cell table:formula="of:=MID([.D371];SEARCH(&quot;posZ = &quot;;[.D371])+7;(SEARCH(&quot;}&quot;;[.D371])-SEARCH(&quot;posZ = &quot;;[.D3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246, posY = 226}, -- townhouse 1</text:p>
          </table:table-cell>
          <table:table-cell office:value-type="string">
            <text:p>March Ridge</text:p>
          </table:table-cell>
          <table:table-cell table:formula="of:=MID([.A372];SEARCH(&quot;--&quot;;[.A372])+2;256)" office:value-type="string" office:string-value=" townhouse 1">
            <text:p><text:s/>townhouse 1</text:p>
          </table:table-cell>
          <table:table-cell table:formula="of:=MID([.A372];1;SEARCH(&quot;--&quot;;[.A372])-1)" office:value-type="string" office:string-value="{worldX = 34, worldY = 42, posX = 246, posY = 226}, ">
            <text:p>{worldX = 34, worldY = 42, posX = 246, posY = 226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east neighborhood</text:p>
          </table:table-cell>
          <table:table-cell/>
          <table:table-cell office:value-type="float" office:value="370">
            <text:p>37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372];&quot;-- &quot;;[.B372];&quot;,&quot;;[.C372];&quot; ID:&quot;;[.I372])" office:value-type="string" office:string-value="{worldX = 34, worldY = 42, posX = 246, posY = 226}, -- March Ridge, townhouse 1 ID:370">
            <text:p>{worldX = 34, worldY = 42, posX = 246, posY = 226}, -- March Ridge, townhouse 1 ID:370</text:p>
          </table:table-cell>
          <table:table-cell table:formula="of:=MID([.D372];SEARCH(&quot;worldX = &quot;;[.D372])+9;(SEARCH(&quot;worldY = &quot;;[.D372])-SEARCH(&quot;worldX = &quot;;[.D372])-11))" office:value-type="string" office:string-value="34">
            <text:p>34</text:p>
          </table:table-cell>
          <table:table-cell table:formula="of:=MID([.D372];SEARCH(&quot;worldY = &quot;;[.D372])+9;(SEARCH(&quot;posX = &quot;;[.D372])-SEARCH(&quot;worldY = &quot;;[.D372])-11))" office:value-type="string" office:string-value="42">
            <text:p>42</text:p>
          </table:table-cell>
          <table:table-cell table:formula="of:=MID([.D372];(SEARCH(&quot;posX = &quot;;[.D372])+7);(SEARCH(&quot;,&quot;;[.D372];SEARCH(&quot;posX&quot;;[.D372]))-SEARCH(&quot;posX = &quot;;[.D372])-7))" office:value-type="string" office:string-value="246">
            <text:p>246</text:p>
          </table:table-cell>
          <table:table-cell table:formula="of:=IF(LEN([.D372])&lt;60;MID([.D372];(SEARCH(&quot;posY = &quot;;[.D372])+7);(SEARCH(&quot;}&quot;;[.D372];SEARCH(&quot;posY&quot;;[.D372]))-SEARCH(&quot;posY = &quot;;[.D372])-7));MID([.D377];(SEARCH(&quot;posY = &quot;;[.D377])+7);(SEARCH(&quot;}&quot;;[.D377];SEARCH(&quot;posY&quot;;[.D377]))-SEARCH(&quot;posY = &quot;;[.D377])-7)))" office:value-type="string" office:string-value="226">
            <text:p>226</text:p>
          </table:table-cell>
          <table:table-cell table:formula="of:=MID([.D372];SEARCH(&quot;posZ = &quot;;[.D372])+7;(SEARCH(&quot;}&quot;;[.D372])-SEARCH(&quot;posZ = &quot;;[.D3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252, posY = 190}, -- townhouse 2</text:p>
          </table:table-cell>
          <table:table-cell office:value-type="string">
            <text:p>March Ridge</text:p>
          </table:table-cell>
          <table:table-cell table:formula="of:=MID([.A373];SEARCH(&quot;--&quot;;[.A373])+2;256)" office:value-type="string" office:string-value=" townhouse 2">
            <text:p><text:s/>townhouse 2</text:p>
          </table:table-cell>
          <table:table-cell table:formula="of:=MID([.A373];1;SEARCH(&quot;--&quot;;[.A373])-1)" office:value-type="string" office:string-value="{worldX = 34, worldY = 42, posX = 252, posY = 190}, ">
            <text:p>{worldX = 34, worldY = 42, posX = 252, posY = 190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east neighborhood</text:p>
          </table:table-cell>
          <table:table-cell/>
          <table:table-cell office:value-type="float" office:value="371">
            <text:p>37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373];&quot;-- &quot;;[.B373];&quot;,&quot;;[.C373];&quot; ID:&quot;;[.I373])" office:value-type="string" office:string-value="{worldX = 34, worldY = 42, posX = 252, posY = 190}, -- March Ridge, townhouse 2 ID:371">
            <text:p>{worldX = 34, worldY = 42, posX = 252, posY = 190}, -- March Ridge, townhouse 2 ID:371</text:p>
          </table:table-cell>
          <table:table-cell table:formula="of:=MID([.D373];SEARCH(&quot;worldX = &quot;;[.D373])+9;(SEARCH(&quot;worldY = &quot;;[.D373])-SEARCH(&quot;worldX = &quot;;[.D373])-11))" office:value-type="string" office:string-value="34">
            <text:p>34</text:p>
          </table:table-cell>
          <table:table-cell table:formula="of:=MID([.D373];SEARCH(&quot;worldY = &quot;;[.D373])+9;(SEARCH(&quot;posX = &quot;;[.D373])-SEARCH(&quot;worldY = &quot;;[.D373])-11))" office:value-type="string" office:string-value="42">
            <text:p>42</text:p>
          </table:table-cell>
          <table:table-cell table:formula="of:=MID([.D373];(SEARCH(&quot;posX = &quot;;[.D373])+7);(SEARCH(&quot;,&quot;;[.D373];SEARCH(&quot;posX&quot;;[.D373]))-SEARCH(&quot;posX = &quot;;[.D373])-7))" office:value-type="string" office:string-value="252">
            <text:p>252</text:p>
          </table:table-cell>
          <table:table-cell table:formula="of:=IF(LEN([.D373])&lt;60;MID([.D373];(SEARCH(&quot;posY = &quot;;[.D373])+7);(SEARCH(&quot;}&quot;;[.D373];SEARCH(&quot;posY&quot;;[.D373]))-SEARCH(&quot;posY = &quot;;[.D373])-7));MID([.D378];(SEARCH(&quot;posY = &quot;;[.D378])+7);(SEARCH(&quot;}&quot;;[.D378];SEARCH(&quot;posY&quot;;[.D378]))-SEARCH(&quot;posY = &quot;;[.D378])-7)))" office:value-type="string" office:string-value="190">
            <text:p>190</text:p>
          </table:table-cell>
          <table:table-cell table:formula="of:=MID([.D373];SEARCH(&quot;posZ = &quot;;[.D373])+7;(SEARCH(&quot;}&quot;;[.D373])-SEARCH(&quot;posZ = &quot;;[.D3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280, posY = 159}, -- townhouse 3</text:p>
          </table:table-cell>
          <table:table-cell office:value-type="string">
            <text:p>March Ridge</text:p>
          </table:table-cell>
          <table:table-cell table:formula="of:=MID([.A374];SEARCH(&quot;--&quot;;[.A374])+2;256)" office:value-type="string" office:string-value=" townhouse 3">
            <text:p><text:s/>townhouse 3</text:p>
          </table:table-cell>
          <table:table-cell table:formula="of:=MID([.A374];1;SEARCH(&quot;--&quot;;[.A374])-1)" office:value-type="string" office:string-value="{worldX = 34, worldY = 42, posX = 280, posY = 159}, ">
            <text:p>{worldX = 34, worldY = 42, posX = 280, posY = 159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east neighborhood</text:p>
          </table:table-cell>
          <table:table-cell/>
          <table:table-cell office:value-type="float" office:value="372">
            <text:p>37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374];&quot;-- &quot;;[.B374];&quot;,&quot;;[.C374];&quot; ID:&quot;;[.I374])" office:value-type="string" office:string-value="{worldX = 34, worldY = 42, posX = 280, posY = 159}, -- March Ridge, townhouse 3 ID:372">
            <text:p>{worldX = 34, worldY = 42, posX = 280, posY = 159}, -- March Ridge, townhouse 3 ID:372</text:p>
          </table:table-cell>
          <table:table-cell table:formula="of:=MID([.D374];SEARCH(&quot;worldX = &quot;;[.D374])+9;(SEARCH(&quot;worldY = &quot;;[.D374])-SEARCH(&quot;worldX = &quot;;[.D374])-11))" office:value-type="string" office:string-value="34">
            <text:p>34</text:p>
          </table:table-cell>
          <table:table-cell table:formula="of:=MID([.D374];SEARCH(&quot;worldY = &quot;;[.D374])+9;(SEARCH(&quot;posX = &quot;;[.D374])-SEARCH(&quot;worldY = &quot;;[.D374])-11))" office:value-type="string" office:string-value="42">
            <text:p>42</text:p>
          </table:table-cell>
          <table:table-cell table:formula="of:=MID([.D374];(SEARCH(&quot;posX = &quot;;[.D374])+7);(SEARCH(&quot;,&quot;;[.D374];SEARCH(&quot;posX&quot;;[.D374]))-SEARCH(&quot;posX = &quot;;[.D374])-7))" office:value-type="string" office:string-value="280">
            <text:p>280</text:p>
          </table:table-cell>
          <table:table-cell table:formula="of:=IF(LEN([.D374])&lt;60;MID([.D374];(SEARCH(&quot;posY = &quot;;[.D374])+7);(SEARCH(&quot;}&quot;;[.D374];SEARCH(&quot;posY&quot;;[.D374]))-SEARCH(&quot;posY = &quot;;[.D374])-7));MID([.D379];(SEARCH(&quot;posY = &quot;;[.D379])+7);(SEARCH(&quot;}&quot;;[.D379];SEARCH(&quot;posY&quot;;[.D379]))-SEARCH(&quot;posY = &quot;;[.D379])-7)))" office:value-type="string" office:string-value="159">
            <text:p>159</text:p>
          </table:table-cell>
          <table:table-cell table:formula="of:=MID([.D374];SEARCH(&quot;posZ = &quot;;[.D374])+7;(SEARCH(&quot;}&quot;;[.D374])-SEARCH(&quot;posZ = &quot;;[.D3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266, posY = 125}, -- small house 1</text:p>
          </table:table-cell>
          <table:table-cell office:value-type="string">
            <text:p>March Ridge</text:p>
          </table:table-cell>
          <table:table-cell table:formula="of:=MID([.A375];SEARCH(&quot;--&quot;;[.A375])+2;256)" office:value-type="string" office:string-value=" small house 1">
            <text:p><text:s/>small house 1</text:p>
          </table:table-cell>
          <table:table-cell table:formula="of:=MID([.A375];1;SEARCH(&quot;--&quot;;[.A375])-1)" office:value-type="string" office:string-value="{worldX = 34, worldY = 42, posX = 266, posY = 125}, ">
            <text:p>{worldX = 34, worldY = 42, posX = 266, posY = 125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3">
            <text:p>37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table:formula="of:=CONCATENATE([.D375];&quot;-- &quot;;[.B375];&quot;,&quot;;[.C375];&quot; ID:&quot;;[.I375])" office:value-type="string" office:string-value="{worldX = 34, worldY = 42, posX = 266, posY = 125}, -- March Ridge, small house 1 ID:373">
            <text:p>{worldX = 34, worldY = 42, posX = 266, posY = 125}, -- March Ridge, small house 1 ID:373</text:p>
          </table:table-cell>
          <table:table-cell table:formula="of:=MID([.D375];SEARCH(&quot;worldX = &quot;;[.D375])+9;(SEARCH(&quot;worldY = &quot;;[.D375])-SEARCH(&quot;worldX = &quot;;[.D375])-11))" office:value-type="string" office:string-value="34">
            <text:p>34</text:p>
          </table:table-cell>
          <table:table-cell table:formula="of:=MID([.D375];SEARCH(&quot;worldY = &quot;;[.D375])+9;(SEARCH(&quot;posX = &quot;;[.D375])-SEARCH(&quot;worldY = &quot;;[.D375])-11))" office:value-type="string" office:string-value="42">
            <text:p>42</text:p>
          </table:table-cell>
          <table:table-cell table:formula="of:=MID([.D375];(SEARCH(&quot;posX = &quot;;[.D375])+7);(SEARCH(&quot;,&quot;;[.D375];SEARCH(&quot;posX&quot;;[.D375]))-SEARCH(&quot;posX = &quot;;[.D375])-7))" office:value-type="string" office:string-value="266">
            <text:p>266</text:p>
          </table:table-cell>
          <table:table-cell table:formula="of:=IF(LEN([.D375])&lt;60;MID([.D375];(SEARCH(&quot;posY = &quot;;[.D375])+7);(SEARCH(&quot;}&quot;;[.D375];SEARCH(&quot;posY&quot;;[.D375]))-SEARCH(&quot;posY = &quot;;[.D375])-7));MID([.D380];(SEARCH(&quot;posY = &quot;;[.D380])+7);(SEARCH(&quot;}&quot;;[.D380];SEARCH(&quot;posY&quot;;[.D380]))-SEARCH(&quot;posY = &quot;;[.D380])-7)))" office:value-type="string" office:string-value="125">
            <text:p>125</text:p>
          </table:table-cell>
          <table:table-cell table:formula="of:=MID([.D375];SEARCH(&quot;posZ = &quot;;[.D375])+7;(SEARCH(&quot;}&quot;;[.D375])-SEARCH(&quot;posZ = &quot;;[.D3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185, posY = 51}, -- small house 2</text:p>
          </table:table-cell>
          <table:table-cell office:value-type="string">
            <text:p>March Ridge</text:p>
          </table:table-cell>
          <table:table-cell table:formula="of:=MID([.A376];SEARCH(&quot;--&quot;;[.A376])+2;256)" office:value-type="string" office:string-value=" small house 2">
            <text:p><text:s/>small house 2</text:p>
          </table:table-cell>
          <table:table-cell table:formula="of:=MID([.A376];1;SEARCH(&quot;--&quot;;[.A376])-1)" office:value-type="string" office:string-value="{worldX = 34, worldY = 42, posX = 185, posY = 51}, ">
            <text:p>{worldX = 34, worldY = 42, posX = 185, posY = 5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4">
            <text:p>374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376];&quot;-- &quot;;[.B376];&quot;,&quot;;[.C376];&quot; ID:&quot;;[.I376])" office:value-type="string" office:string-value="{worldX = 34, worldY = 42, posX = 185, posY = 51}, -- March Ridge, small house 2 ID:374">
            <text:p>{worldX = 34, worldY = 42, posX = 185, posY = 51}, -- March Ridge, small house 2 ID:374</text:p>
          </table:table-cell>
          <table:table-cell table:formula="of:=MID([.D376];SEARCH(&quot;worldX = &quot;;[.D376])+9;(SEARCH(&quot;worldY = &quot;;[.D376])-SEARCH(&quot;worldX = &quot;;[.D376])-11))" office:value-type="string" office:string-value="34">
            <text:p>34</text:p>
          </table:table-cell>
          <table:table-cell table:formula="of:=MID([.D376];SEARCH(&quot;worldY = &quot;;[.D376])+9;(SEARCH(&quot;posX = &quot;;[.D376])-SEARCH(&quot;worldY = &quot;;[.D376])-11))" office:value-type="string" office:string-value="42">
            <text:p>42</text:p>
          </table:table-cell>
          <table:table-cell table:formula="of:=MID([.D376];(SEARCH(&quot;posX = &quot;;[.D376])+7);(SEARCH(&quot;,&quot;;[.D376];SEARCH(&quot;posX&quot;;[.D376]))-SEARCH(&quot;posX = &quot;;[.D376])-7))" office:value-type="string" office:string-value="185">
            <text:p>185</text:p>
          </table:table-cell>
          <table:table-cell table:formula="of:=IF(LEN([.D376])&lt;60;MID([.D376];(SEARCH(&quot;posY = &quot;;[.D376])+7);(SEARCH(&quot;}&quot;;[.D376];SEARCH(&quot;posY&quot;;[.D376]))-SEARCH(&quot;posY = &quot;;[.D376])-7));MID([.D381];(SEARCH(&quot;posY = &quot;;[.D381])+7);(SEARCH(&quot;}&quot;;[.D381];SEARCH(&quot;posY&quot;;[.D381]))-SEARCH(&quot;posY = &quot;;[.D381])-7)))" office:value-type="string" office:string-value="51">
            <text:p>51</text:p>
          </table:table-cell>
          <table:table-cell table:formula="of:=MID([.D376];SEARCH(&quot;posZ = &quot;;[.D376])+7;(SEARCH(&quot;}&quot;;[.D376])-SEARCH(&quot;posZ = &quot;;[.D3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122, posY = 128}, -- small house 3</text:p>
          </table:table-cell>
          <table:table-cell office:value-type="string">
            <text:p>March Ridge</text:p>
          </table:table-cell>
          <table:table-cell table:formula="of:=MID([.A377];SEARCH(&quot;--&quot;;[.A377])+2;256)" office:value-type="string" office:string-value=" small house 3">
            <text:p><text:s/>small house 3</text:p>
          </table:table-cell>
          <table:table-cell table:formula="of:=MID([.A377];1;SEARCH(&quot;--&quot;;[.A377])-1)" office:value-type="string" office:string-value="{worldX = 34, worldY = 42, posX = 122, posY = 128}, ">
            <text:p>{worldX = 34, worldY = 42, posX = 122, posY = 128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5">
            <text:p>375</text:p>
          </table:table-cell>
          <table:table-cell table:number-columns-repeated="22"/>
          <table:table-cell table:formula="of:=CONCATENATE([.D377];&quot;-- &quot;;[.B377];&quot;,&quot;;[.C377];&quot; ID:&quot;;[.I377])" office:value-type="string" office:string-value="{worldX = 34, worldY = 42, posX = 122, posY = 128}, -- March Ridge, small house 3 ID:375">
            <text:p>{worldX = 34, worldY = 42, posX = 122, posY = 128}, -- March Ridge, small house 3 ID:375</text:p>
          </table:table-cell>
          <table:table-cell table:formula="of:=MID([.D377];SEARCH(&quot;worldX = &quot;;[.D377])+9;(SEARCH(&quot;worldY = &quot;;[.D377])-SEARCH(&quot;worldX = &quot;;[.D377])-11))" office:value-type="string" office:string-value="34">
            <text:p>34</text:p>
          </table:table-cell>
          <table:table-cell table:formula="of:=MID([.D377];SEARCH(&quot;worldY = &quot;;[.D377])+9;(SEARCH(&quot;posX = &quot;;[.D377])-SEARCH(&quot;worldY = &quot;;[.D377])-11))" office:value-type="string" office:string-value="42">
            <text:p>42</text:p>
          </table:table-cell>
          <table:table-cell table:formula="of:=MID([.D377];(SEARCH(&quot;posX = &quot;;[.D377])+7);(SEARCH(&quot;,&quot;;[.D377];SEARCH(&quot;posX&quot;;[.D377]))-SEARCH(&quot;posX = &quot;;[.D377])-7))" office:value-type="string" office:string-value="122">
            <text:p>122</text:p>
          </table:table-cell>
          <table:table-cell table:formula="of:=IF(LEN([.D377])&lt;60;MID([.D377];(SEARCH(&quot;posY = &quot;;[.D377])+7);(SEARCH(&quot;}&quot;;[.D377];SEARCH(&quot;posY&quot;;[.D377]))-SEARCH(&quot;posY = &quot;;[.D377])-7));MID([.D382];(SEARCH(&quot;posY = &quot;;[.D382])+7);(SEARCH(&quot;}&quot;;[.D382];SEARCH(&quot;posY&quot;;[.D382]))-SEARCH(&quot;posY = &quot;;[.D382])-7)))" office:value-type="string" office:string-value="128">
            <text:p>128</text:p>
          </table:table-cell>
          <table:table-cell table:formula="of:=MID([.D377];SEARCH(&quot;posZ = &quot;;[.D377])+7;(SEARCH(&quot;}&quot;;[.D377])-SEARCH(&quot;posZ = &quot;;[.D3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61, posY = 96}, -- small house 4</text:p>
          </table:table-cell>
          <table:table-cell office:value-type="string">
            <text:p>March Ridge</text:p>
          </table:table-cell>
          <table:table-cell table:formula="of:=MID([.A378];SEARCH(&quot;--&quot;;[.A378])+2;256)" office:value-type="string" office:string-value=" small house 4">
            <text:p><text:s/>small house 4</text:p>
          </table:table-cell>
          <table:table-cell table:formula="of:=MID([.A378];1;SEARCH(&quot;--&quot;;[.A378])-1)" office:value-type="string" office:string-value="{worldX = 34, worldY = 42, posX = 61, posY = 96}, ">
            <text:p>{worldX = 34, worldY = 42, posX = 61, posY = 9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6">
            <text:p>376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table:formula="of:=CONCATENATE([.D378];&quot;-- &quot;;[.B378];&quot;,&quot;;[.C378];&quot; ID:&quot;;[.I378])" office:value-type="string" office:string-value="{worldX = 34, worldY = 42, posX = 61, posY = 96}, -- March Ridge, small house 4 ID:376">
            <text:p>{worldX = 34, worldY = 42, posX = 61, posY = 96}, -- March Ridge, small house 4 ID:376</text:p>
          </table:table-cell>
          <table:table-cell table:formula="of:=MID([.D378];SEARCH(&quot;worldX = &quot;;[.D378])+9;(SEARCH(&quot;worldY = &quot;;[.D378])-SEARCH(&quot;worldX = &quot;;[.D378])-11))" office:value-type="string" office:string-value="34">
            <text:p>34</text:p>
          </table:table-cell>
          <table:table-cell table:formula="of:=MID([.D378];SEARCH(&quot;worldY = &quot;;[.D378])+9;(SEARCH(&quot;posX = &quot;;[.D378])-SEARCH(&quot;worldY = &quot;;[.D378])-11))" office:value-type="string" office:string-value="42">
            <text:p>42</text:p>
          </table:table-cell>
          <table:table-cell table:formula="of:=MID([.D378];(SEARCH(&quot;posX = &quot;;[.D378])+7);(SEARCH(&quot;,&quot;;[.D378];SEARCH(&quot;posX&quot;;[.D378]))-SEARCH(&quot;posX = &quot;;[.D378])-7))" office:value-type="string" office:string-value="61">
            <text:p>61</text:p>
          </table:table-cell>
          <table:table-cell table:formula="of:=IF(LEN([.D378])&lt;60;MID([.D378];(SEARCH(&quot;posY = &quot;;[.D378])+7);(SEARCH(&quot;}&quot;;[.D378];SEARCH(&quot;posY&quot;;[.D378]))-SEARCH(&quot;posY = &quot;;[.D378])-7));MID([.D383];(SEARCH(&quot;posY = &quot;;[.D383])+7);(SEARCH(&quot;}&quot;;[.D383];SEARCH(&quot;posY&quot;;[.D383]))-SEARCH(&quot;posY = &quot;;[.D383])-7)))" office:value-type="string" office:string-value="96">
            <text:p>96</text:p>
          </table:table-cell>
          <table:table-cell table:formula="of:=MID([.D378];SEARCH(&quot;posZ = &quot;;[.D378])+7;(SEARCH(&quot;}&quot;;[.D378])-SEARCH(&quot;posZ = &quot;;[.D3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92, posY = 68}, -- small house 5</text:p>
          </table:table-cell>
          <table:table-cell office:value-type="string">
            <text:p>March Ridge</text:p>
          </table:table-cell>
          <table:table-cell table:formula="of:=MID([.A379];SEARCH(&quot;--&quot;;[.A379])+2;256)" office:value-type="string" office:string-value=" small house 5">
            <text:p><text:s/>small house 5</text:p>
          </table:table-cell>
          <table:table-cell table:formula="of:=MID([.A379];1;SEARCH(&quot;--&quot;;[.A379])-1)" office:value-type="string" office:string-value="{worldX = 34, worldY = 42, posX = 92, posY = 68}, ">
            <text:p>{worldX = 34, worldY = 42, posX = 92, posY = 68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7">
            <text:p>377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"/>
          <table:table-cell table:formula="of:=CONCATENATE([.D379];&quot;-- &quot;;[.B379];&quot;,&quot;;[.C379];&quot; ID:&quot;;[.I379])" office:value-type="string" office:string-value="{worldX = 34, worldY = 42, posX = 92, posY = 68}, -- March Ridge, small house 5 ID:377">
            <text:p>{worldX = 34, worldY = 42, posX = 92, posY = 68}, -- March Ridge, small house 5 ID:377</text:p>
          </table:table-cell>
          <table:table-cell table:formula="of:=MID([.D379];SEARCH(&quot;worldX = &quot;;[.D379])+9;(SEARCH(&quot;worldY = &quot;;[.D379])-SEARCH(&quot;worldX = &quot;;[.D379])-11))" office:value-type="string" office:string-value="34">
            <text:p>34</text:p>
          </table:table-cell>
          <table:table-cell table:formula="of:=MID([.D379];SEARCH(&quot;worldY = &quot;;[.D379])+9;(SEARCH(&quot;posX = &quot;;[.D379])-SEARCH(&quot;worldY = &quot;;[.D379])-11))" office:value-type="string" office:string-value="42">
            <text:p>42</text:p>
          </table:table-cell>
          <table:table-cell table:formula="of:=MID([.D379];(SEARCH(&quot;posX = &quot;;[.D379])+7);(SEARCH(&quot;,&quot;;[.D379];SEARCH(&quot;posX&quot;;[.D379]))-SEARCH(&quot;posX = &quot;;[.D379])-7))" office:value-type="string" office:string-value="92">
            <text:p>92</text:p>
          </table:table-cell>
          <table:table-cell table:formula="of:=IF(LEN([.D379])&lt;60;MID([.D379];(SEARCH(&quot;posY = &quot;;[.D379])+7);(SEARCH(&quot;}&quot;;[.D379];SEARCH(&quot;posY&quot;;[.D379]))-SEARCH(&quot;posY = &quot;;[.D379])-7));MID([.D384];(SEARCH(&quot;posY = &quot;;[.D384])+7);(SEARCH(&quot;}&quot;;[.D384];SEARCH(&quot;posY&quot;;[.D384]))-SEARCH(&quot;posY = &quot;;[.D384])-7)))" office:value-type="string" office:string-value="68">
            <text:p>68</text:p>
          </table:table-cell>
          <table:table-cell table:formula="of:=MID([.D379];SEARCH(&quot;posZ = &quot;;[.D379])+7;(SEARCH(&quot;}&quot;;[.D379])-SEARCH(&quot;posZ = &quot;;[.D3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61, posY = 36}, -- small house 6</text:p>
          </table:table-cell>
          <table:table-cell office:value-type="string">
            <text:p>March Ridge</text:p>
          </table:table-cell>
          <table:table-cell table:formula="of:=MID([.A380];SEARCH(&quot;--&quot;;[.A380])+2;256)" office:value-type="string" office:string-value=" small house 6">
            <text:p><text:s/>small house 6</text:p>
          </table:table-cell>
          <table:table-cell table:formula="of:=MID([.A380];1;SEARCH(&quot;--&quot;;[.A380])-1)" office:value-type="string" office:string-value="{worldX = 34, worldY = 42, posX = 61, posY = 36}, ">
            <text:p>{worldX = 34, worldY = 42, posX = 61, posY = 3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8">
            <text:p>378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3"/>
          <table:table-cell table:formula="of:=CONCATENATE([.D380];&quot;-- &quot;;[.B380];&quot;,&quot;;[.C380];&quot; ID:&quot;;[.I380])" office:value-type="string" office:string-value="{worldX = 34, worldY = 42, posX = 61, posY = 36}, -- March Ridge, small house 6 ID:378">
            <text:p>{worldX = 34, worldY = 42, posX = 61, posY = 36}, -- March Ridge, small house 6 ID:378</text:p>
          </table:table-cell>
          <table:table-cell table:formula="of:=MID([.D380];SEARCH(&quot;worldX = &quot;;[.D380])+9;(SEARCH(&quot;worldY = &quot;;[.D380])-SEARCH(&quot;worldX = &quot;;[.D380])-11))" office:value-type="string" office:string-value="34">
            <text:p>34</text:p>
          </table:table-cell>
          <table:table-cell table:formula="of:=MID([.D380];SEARCH(&quot;worldY = &quot;;[.D380])+9;(SEARCH(&quot;posX = &quot;;[.D380])-SEARCH(&quot;worldY = &quot;;[.D380])-11))" office:value-type="string" office:string-value="42">
            <text:p>42</text:p>
          </table:table-cell>
          <table:table-cell table:formula="of:=MID([.D380];(SEARCH(&quot;posX = &quot;;[.D380])+7);(SEARCH(&quot;,&quot;;[.D380];SEARCH(&quot;posX&quot;;[.D380]))-SEARCH(&quot;posX = &quot;;[.D380])-7))" office:value-type="string" office:string-value="61">
            <text:p>61</text:p>
          </table:table-cell>
          <table:table-cell table:formula="of:=IF(LEN([.D380])&lt;60;MID([.D380];(SEARCH(&quot;posY = &quot;;[.D380])+7);(SEARCH(&quot;}&quot;;[.D380];SEARCH(&quot;posY&quot;;[.D380]))-SEARCH(&quot;posY = &quot;;[.D380])-7));MID([.D385];(SEARCH(&quot;posY = &quot;;[.D385])+7);(SEARCH(&quot;}&quot;;[.D385];SEARCH(&quot;posY&quot;;[.D385]))-SEARCH(&quot;posY = &quot;;[.D385])-7)))" office:value-type="string" office:string-value="36">
            <text:p>36</text:p>
          </table:table-cell>
          <table:table-cell table:formula="of:=MID([.D380];SEARCH(&quot;posZ = &quot;;[.D380])+7;(SEARCH(&quot;}&quot;;[.D380])-SEARCH(&quot;posZ = &quot;;[.D3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80, posY = 210}, -- small house 7</text:p>
          </table:table-cell>
          <table:table-cell office:value-type="string">
            <text:p>March Ridge</text:p>
          </table:table-cell>
          <table:table-cell table:formula="of:=MID([.A381];SEARCH(&quot;--&quot;;[.A381])+2;256)" office:value-type="string" office:string-value=" small house 7">
            <text:p><text:s/>small house 7</text:p>
          </table:table-cell>
          <table:table-cell table:formula="of:=MID([.A381];1;SEARCH(&quot;--&quot;;[.A381])-1)" office:value-type="string" office:string-value="{worldX = 34, worldY = 42, posX = 80, posY = 210}, ">
            <text:p>{worldX = 34, worldY = 42, posX = 80, posY = 210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379">
            <text:p>379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381];&quot;-- &quot;;[.B381];&quot;,&quot;;[.C381];&quot; ID:&quot;;[.I381])" office:value-type="string" office:string-value="{worldX = 34, worldY = 42, posX = 80, posY = 210}, -- March Ridge, small house 7 ID:379">
            <text:p>{worldX = 34, worldY = 42, posX = 80, posY = 210}, -- March Ridge, small house 7 ID:379</text:p>
          </table:table-cell>
          <table:table-cell table:formula="of:=MID([.D381];SEARCH(&quot;worldX = &quot;;[.D381])+9;(SEARCH(&quot;worldY = &quot;;[.D381])-SEARCH(&quot;worldX = &quot;;[.D381])-11))" office:value-type="string" office:string-value="34">
            <text:p>34</text:p>
          </table:table-cell>
          <table:table-cell table:formula="of:=MID([.D381];SEARCH(&quot;worldY = &quot;;[.D381])+9;(SEARCH(&quot;posX = &quot;;[.D381])-SEARCH(&quot;worldY = &quot;;[.D381])-11))" office:value-type="string" office:string-value="42">
            <text:p>42</text:p>
          </table:table-cell>
          <table:table-cell table:formula="of:=MID([.D381];(SEARCH(&quot;posX = &quot;;[.D381])+7);(SEARCH(&quot;,&quot;;[.D381];SEARCH(&quot;posX&quot;;[.D381]))-SEARCH(&quot;posX = &quot;;[.D381])-7))" office:value-type="string" office:string-value="80">
            <text:p>80</text:p>
          </table:table-cell>
          <table:table-cell table:formula="of:=IF(LEN([.D381])&lt;60;MID([.D381];(SEARCH(&quot;posY = &quot;;[.D381])+7);(SEARCH(&quot;}&quot;;[.D381];SEARCH(&quot;posY&quot;;[.D381]))-SEARCH(&quot;posY = &quot;;[.D381])-7));MID([.D386];(SEARCH(&quot;posY = &quot;;[.D386])+7);(SEARCH(&quot;}&quot;;[.D386];SEARCH(&quot;posY&quot;;[.D386]))-SEARCH(&quot;posY = &quot;;[.D386])-7)))" office:value-type="string" office:string-value="210">
            <text:p>210</text:p>
          </table:table-cell>
          <table:table-cell table:formula="of:=MID([.D381];SEARCH(&quot;posZ = &quot;;[.D381])+7;(SEARCH(&quot;}&quot;;[.D381])-SEARCH(&quot;posZ = &quot;;[.D3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16, posY = 200}, -- townhouse 4</text:p>
          </table:table-cell>
          <table:table-cell office:value-type="string">
            <text:p>March Ridge</text:p>
          </table:table-cell>
          <table:table-cell table:formula="of:=MID([.A382];SEARCH(&quot;--&quot;;[.A382])+2;256)" office:value-type="string" office:string-value=" townhouse 4">
            <text:p><text:s/>townhouse 4</text:p>
          </table:table-cell>
          <table:table-cell table:formula="of:=MID([.A382];1;SEARCH(&quot;--&quot;;[.A382])-1)" office:value-type="string" office:string-value="{worldX = 34, worldY = 42, posX = 16, posY = 200}, ">
            <text:p>{worldX = 34, worldY = 42, posX = 16, posY = 20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east neighborhood</text:p>
          </table:table-cell>
          <table:table-cell/>
          <table:table-cell office:value-type="float" office:value="380">
            <text:p>380</text:p>
          </table:table-cell>
          <table:table-cell table:number-columns-repeated="22"/>
          <table:table-cell table:formula="of:=CONCATENATE([.D382];&quot;-- &quot;;[.B382];&quot;,&quot;;[.C382];&quot; ID:&quot;;[.I382])" office:value-type="string" office:string-value="{worldX = 34, worldY = 42, posX = 16, posY = 200}, -- March Ridge, townhouse 4 ID:380">
            <text:p>{worldX = 34, worldY = 42, posX = 16, posY = 200}, -- March Ridge, townhouse 4 ID:380</text:p>
          </table:table-cell>
          <table:table-cell table:formula="of:=MID([.D382];SEARCH(&quot;worldX = &quot;;[.D382])+9;(SEARCH(&quot;worldY = &quot;;[.D382])-SEARCH(&quot;worldX = &quot;;[.D382])-11))" office:value-type="string" office:string-value="34">
            <text:p>34</text:p>
          </table:table-cell>
          <table:table-cell table:formula="of:=MID([.D382];SEARCH(&quot;worldY = &quot;;[.D382])+9;(SEARCH(&quot;posX = &quot;;[.D382])-SEARCH(&quot;worldY = &quot;;[.D382])-11))" office:value-type="string" office:string-value="42">
            <text:p>42</text:p>
          </table:table-cell>
          <table:table-cell table:formula="of:=MID([.D382];(SEARCH(&quot;posX = &quot;;[.D382])+7);(SEARCH(&quot;,&quot;;[.D382];SEARCH(&quot;posX&quot;;[.D382]))-SEARCH(&quot;posX = &quot;;[.D382])-7))" office:value-type="string" office:string-value="16">
            <text:p>16</text:p>
          </table:table-cell>
          <table:table-cell table:formula="of:=IF(LEN([.D382])&lt;60;MID([.D382];(SEARCH(&quot;posY = &quot;;[.D382])+7);(SEARCH(&quot;}&quot;;[.D382];SEARCH(&quot;posY&quot;;[.D382]))-SEARCH(&quot;posY = &quot;;[.D382])-7));MID([.D387];(SEARCH(&quot;posY = &quot;;[.D387])+7);(SEARCH(&quot;}&quot;;[.D387];SEARCH(&quot;posY&quot;;[.D387]))-SEARCH(&quot;posY = &quot;;[.D387])-7)))" office:value-type="string" office:string-value="200">
            <text:p>200</text:p>
          </table:table-cell>
          <table:table-cell table:formula="of:=MID([.D382];SEARCH(&quot;posZ = &quot;;[.D382])+7;(SEARCH(&quot;}&quot;;[.D382])-SEARCH(&quot;posZ = &quot;;[.D3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42, posX = 21, posY = 144}, -- townhouse 5</text:p>
          </table:table-cell>
          <table:table-cell office:value-type="string">
            <text:p>March Ridge</text:p>
          </table:table-cell>
          <table:table-cell table:formula="of:=MID([.A383];SEARCH(&quot;--&quot;;[.A383])+2;256)" office:value-type="string" office:string-value=" townhouse 5">
            <text:p><text:s/>townhouse 5</text:p>
          </table:table-cell>
          <table:table-cell table:formula="of:=MID([.A383];1;SEARCH(&quot;--&quot;;[.A383])-1)" office:value-type="string" office:string-value="{worldX = 34, worldY = 42, posX = 21, posY = 144}, ">
            <text:p>{worldX = 34, worldY = 42, posX = 21, posY = 14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east neighborhood</text:p>
          </table:table-cell>
          <table:table-cell/>
          <table:table-cell office:value-type="float" office:value="381">
            <text:p>381</text:p>
          </table:table-cell>
          <table:table-cell table:number-columns-repeated="22"/>
          <table:table-cell table:formula="of:=CONCATENATE([.D383];&quot;-- &quot;;[.B383];&quot;,&quot;;[.C383];&quot; ID:&quot;;[.I383])" office:value-type="string" office:string-value="{worldX = 34, worldY = 42, posX = 21, posY = 144}, -- March Ridge, townhouse 5 ID:381">
            <text:p>{worldX = 34, worldY = 42, posX = 21, posY = 144}, -- March Ridge, townhouse 5 ID:381</text:p>
          </table:table-cell>
          <table:table-cell table:formula="of:=MID([.D383];SEARCH(&quot;worldX = &quot;;[.D383])+9;(SEARCH(&quot;worldY = &quot;;[.D383])-SEARCH(&quot;worldX = &quot;;[.D383])-11))" office:value-type="string" office:string-value="34">
            <text:p>34</text:p>
          </table:table-cell>
          <table:table-cell table:formula="of:=MID([.D383];SEARCH(&quot;worldY = &quot;;[.D383])+9;(SEARCH(&quot;posX = &quot;;[.D383])-SEARCH(&quot;worldY = &quot;;[.D383])-11))" office:value-type="string" office:string-value="42">
            <text:p>42</text:p>
          </table:table-cell>
          <table:table-cell table:formula="of:=MID([.D383];(SEARCH(&quot;posX = &quot;;[.D383])+7);(SEARCH(&quot;,&quot;;[.D383];SEARCH(&quot;posX&quot;;[.D383]))-SEARCH(&quot;posX = &quot;;[.D383])-7))" office:value-type="string" office:string-value="21">
            <text:p>21</text:p>
          </table:table-cell>
          <table:table-cell table:formula="of:=IF(LEN([.D383])&lt;60;MID([.D383];(SEARCH(&quot;posY = &quot;;[.D383])+7);(SEARCH(&quot;}&quot;;[.D383];SEARCH(&quot;posY&quot;;[.D383]))-SEARCH(&quot;posY = &quot;;[.D383])-7));MID([.D388];(SEARCH(&quot;posY = &quot;;[.D388])+7);(SEARCH(&quot;}&quot;;[.D388];SEARCH(&quot;posY&quot;;[.D388]))-SEARCH(&quot;posY = &quot;;[.D388])-7)))" office:value-type="string" office:string-value="144">
            <text:p>144</text:p>
          </table:table-cell>
          <table:table-cell table:formula="of:=MID([.D383];SEARCH(&quot;posZ = &quot;;[.D383])+7;(SEARCH(&quot;}&quot;;[.D383])-SEARCH(&quot;posZ = &quot;;[.D3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3, posX = 130, posY = 223}, -- small house 1</text:p>
          </table:table-cell>
          <table:table-cell office:value-type="string">
            <text:p>March Ridge</text:p>
          </table:table-cell>
          <table:table-cell table:formula="of:=MID([.A384];SEARCH(&quot;--&quot;;[.A384])+2;256)" office:value-type="string" office:string-value=" small house 1">
            <text:p><text:s/>small house 1</text:p>
          </table:table-cell>
          <table:table-cell table:formula="of:=MID([.A384];1;SEARCH(&quot;--&quot;;[.A384])-1)" office:value-type="string" office:string-value="{worldX = 33, worldY = 43, posX = 130, posY = 223}, ">
            <text:p>{worldX = 33, worldY = 43, posX = 130, posY = 223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382">
            <text:p>38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table:formula="of:=CONCATENATE([.D384];&quot;-- &quot;;[.B384];&quot;,&quot;;[.C384];&quot; ID:&quot;;[.I384])" office:value-type="string" office:string-value="{worldX = 33, worldY = 43, posX = 130, posY = 223}, -- March Ridge, small house 1 ID:382">
            <text:p>{worldX = 33, worldY = 43, posX = 130, posY = 223}, -- March Ridge, small house 1 ID:382</text:p>
          </table:table-cell>
          <table:table-cell table:formula="of:=MID([.D384];SEARCH(&quot;worldX = &quot;;[.D384])+9;(SEARCH(&quot;worldY = &quot;;[.D384])-SEARCH(&quot;worldX = &quot;;[.D384])-11))" office:value-type="string" office:string-value="33">
            <text:p>33</text:p>
          </table:table-cell>
          <table:table-cell table:formula="of:=MID([.D384];SEARCH(&quot;worldY = &quot;;[.D384])+9;(SEARCH(&quot;posX = &quot;;[.D384])-SEARCH(&quot;worldY = &quot;;[.D384])-11))" office:value-type="string" office:string-value="43">
            <text:p>43</text:p>
          </table:table-cell>
          <table:table-cell table:formula="of:=MID([.D384];(SEARCH(&quot;posX = &quot;;[.D384])+7);(SEARCH(&quot;,&quot;;[.D384];SEARCH(&quot;posX&quot;;[.D384]))-SEARCH(&quot;posX = &quot;;[.D384])-7))" office:value-type="string" office:string-value="130">
            <text:p>130</text:p>
          </table:table-cell>
          <table:table-cell table:formula="of:=IF(LEN([.D384])&lt;60;MID([.D384];(SEARCH(&quot;posY = &quot;;[.D384])+7);(SEARCH(&quot;}&quot;;[.D384];SEARCH(&quot;posY&quot;;[.D384]))-SEARCH(&quot;posY = &quot;;[.D384])-7));MID([.D389];(SEARCH(&quot;posY = &quot;;[.D389])+7);(SEARCH(&quot;}&quot;;[.D389];SEARCH(&quot;posY&quot;;[.D389]))-SEARCH(&quot;posY = &quot;;[.D389])-7)))" office:value-type="string" office:string-value="223">
            <text:p>223</text:p>
          </table:table-cell>
          <table:table-cell table:formula="of:=MID([.D384];SEARCH(&quot;posZ = &quot;;[.D384])+7;(SEARCH(&quot;}&quot;;[.D384])-SEARCH(&quot;posZ = &quot;;[.D3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3, posX = 104, posY = 129}, -- small house 2</text:p>
          </table:table-cell>
          <table:table-cell office:value-type="string">
            <text:p>March Ridge</text:p>
          </table:table-cell>
          <table:table-cell table:formula="of:=MID([.A385];SEARCH(&quot;--&quot;;[.A385])+2;256)" office:value-type="string" office:string-value=" small house 2">
            <text:p><text:s/>small house 2</text:p>
          </table:table-cell>
          <table:table-cell table:formula="of:=MID([.A385];1;SEARCH(&quot;--&quot;;[.A385])-1)" office:value-type="string" office:string-value="{worldX = 33, worldY = 43, posX = 104, posY = 129}, ">
            <text:p>{worldX = 33, worldY = 43, posX = 104, posY = 129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383">
            <text:p>383</text:p>
          </table:table-cell>
          <table:table-cell table:number-columns-repeated="22"/>
          <table:table-cell table:formula="of:=CONCATENATE([.D385];&quot;-- &quot;;[.B385];&quot;,&quot;;[.C385];&quot; ID:&quot;;[.I385])" office:value-type="string" office:string-value="{worldX = 33, worldY = 43, posX = 104, posY = 129}, -- March Ridge, small house 2 ID:383">
            <text:p>{worldX = 33, worldY = 43, posX = 104, posY = 129}, -- March Ridge, small house 2 ID:383</text:p>
          </table:table-cell>
          <table:table-cell table:formula="of:=MID([.D385];SEARCH(&quot;worldX = &quot;;[.D385])+9;(SEARCH(&quot;worldY = &quot;;[.D385])-SEARCH(&quot;worldX = &quot;;[.D385])-11))" office:value-type="string" office:string-value="33">
            <text:p>33</text:p>
          </table:table-cell>
          <table:table-cell table:formula="of:=MID([.D385];SEARCH(&quot;worldY = &quot;;[.D385])+9;(SEARCH(&quot;posX = &quot;;[.D385])-SEARCH(&quot;worldY = &quot;;[.D385])-11))" office:value-type="string" office:string-value="43">
            <text:p>43</text:p>
          </table:table-cell>
          <table:table-cell table:formula="of:=MID([.D385];(SEARCH(&quot;posX = &quot;;[.D385])+7);(SEARCH(&quot;,&quot;;[.D385];SEARCH(&quot;posX&quot;;[.D385]))-SEARCH(&quot;posX = &quot;;[.D385])-7))" office:value-type="string" office:string-value="104">
            <text:p>104</text:p>
          </table:table-cell>
          <table:table-cell table:formula="of:=IF(LEN([.D385])&lt;60;MID([.D385];(SEARCH(&quot;posY = &quot;;[.D385])+7);(SEARCH(&quot;}&quot;;[.D385];SEARCH(&quot;posY&quot;;[.D385]))-SEARCH(&quot;posY = &quot;;[.D385])-7));MID([.D390];(SEARCH(&quot;posY = &quot;;[.D390])+7);(SEARCH(&quot;}&quot;;[.D390];SEARCH(&quot;posY&quot;;[.D390]))-SEARCH(&quot;posY = &quot;;[.D390])-7)))" office:value-type="string" office:string-value="129">
            <text:p>129</text:p>
          </table:table-cell>
          <table:table-cell table:formula="of:=MID([.D385];SEARCH(&quot;posZ = &quot;;[.D385])+7;(SEARCH(&quot;}&quot;;[.D385])-SEARCH(&quot;posZ = &quot;;[.D3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3, posX = 24, posY = 53}, -- small house 3</text:p>
          </table:table-cell>
          <table:table-cell office:value-type="string">
            <text:p>March Ridge</text:p>
          </table:table-cell>
          <table:table-cell table:formula="of:=MID([.A386];SEARCH(&quot;--&quot;;[.A386])+2;256)" office:value-type="string" office:string-value=" small house 3">
            <text:p><text:s/>small house 3</text:p>
          </table:table-cell>
          <table:table-cell table:formula="of:=MID([.A386];1;SEARCH(&quot;--&quot;;[.A386])-1)" office:value-type="string" office:string-value="{worldX = 33, worldY = 43, posX = 24, posY = 53}, ">
            <text:p>{worldX = 33, worldY = 43, posX = 24, posY = 53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384">
            <text:p>384</text:p>
          </table:table-cell>
          <table:table-cell table:number-columns-repeated="22"/>
          <table:table-cell table:formula="of:=CONCATENATE([.D386];&quot;-- &quot;;[.B386];&quot;,&quot;;[.C386];&quot; ID:&quot;;[.I386])" office:value-type="string" office:string-value="{worldX = 33, worldY = 43, posX = 24, posY = 53}, -- March Ridge, small house 3 ID:384">
            <text:p>{worldX = 33, worldY = 43, posX = 24, posY = 53}, -- March Ridge, small house 3 ID:384</text:p>
          </table:table-cell>
          <table:table-cell table:formula="of:=MID([.D386];SEARCH(&quot;worldX = &quot;;[.D386])+9;(SEARCH(&quot;worldY = &quot;;[.D386])-SEARCH(&quot;worldX = &quot;;[.D386])-11))" office:value-type="string" office:string-value="33">
            <text:p>33</text:p>
          </table:table-cell>
          <table:table-cell table:formula="of:=MID([.D386];SEARCH(&quot;worldY = &quot;;[.D386])+9;(SEARCH(&quot;posX = &quot;;[.D386])-SEARCH(&quot;worldY = &quot;;[.D386])-11))" office:value-type="string" office:string-value="43">
            <text:p>43</text:p>
          </table:table-cell>
          <table:table-cell table:formula="of:=MID([.D386];(SEARCH(&quot;posX = &quot;;[.D386])+7);(SEARCH(&quot;,&quot;;[.D386];SEARCH(&quot;posX&quot;;[.D386]))-SEARCH(&quot;posX = &quot;;[.D386])-7))" office:value-type="string" office:string-value="24">
            <text:p>24</text:p>
          </table:table-cell>
          <table:table-cell table:formula="of:=IF(LEN([.D386])&lt;60;MID([.D386];(SEARCH(&quot;posY = &quot;;[.D386])+7);(SEARCH(&quot;}&quot;;[.D386];SEARCH(&quot;posY&quot;;[.D386]))-SEARCH(&quot;posY = &quot;;[.D386])-7));MID([.D391];(SEARCH(&quot;posY = &quot;;[.D391])+7);(SEARCH(&quot;}&quot;;[.D391];SEARCH(&quot;posY&quot;;[.D391]))-SEARCH(&quot;posY = &quot;;[.D391])-7)))" office:value-type="string" office:string-value="53">
            <text:p>53</text:p>
          </table:table-cell>
          <table:table-cell table:formula="of:=MID([.D386];SEARCH(&quot;posZ = &quot;;[.D386])+7;(SEARCH(&quot;}&quot;;[.D386])-SEARCH(&quot;posZ = &quot;;[.D3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12, posY = 214}, -- small house 4</text:p>
          </table:table-cell>
          <table:table-cell office:value-type="string">
            <text:p>March Ridge</text:p>
          </table:table-cell>
          <table:table-cell table:formula="of:=MID([.A387];SEARCH(&quot;--&quot;;[.A387])+2;256)" office:value-type="string" office:string-value=" small house 4">
            <text:p><text:s/>small house 4</text:p>
          </table:table-cell>
          <table:table-cell table:formula="of:=MID([.A387];1;SEARCH(&quot;--&quot;;[.A387])-1)" office:value-type="string" office:string-value="{worldX = 33, worldY = 42, posX = 12, posY = 214}, ">
            <text:p>{worldX = 33, worldY = 42, posX = 12, posY = 21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385">
            <text:p>385</text:p>
          </table:table-cell>
          <table:table-cell table:number-columns-repeated="22"/>
          <table:table-cell table:formula="of:=CONCATENATE([.D387];&quot;-- &quot;;[.B387];&quot;,&quot;;[.C387];&quot; ID:&quot;;[.I387])" office:value-type="string" office:string-value="{worldX = 33, worldY = 42, posX = 12, posY = 214}, -- March Ridge, small house 4 ID:385">
            <text:p>{worldX = 33, worldY = 42, posX = 12, posY = 214}, -- March Ridge, small house 4 ID:385</text:p>
          </table:table-cell>
          <table:table-cell table:formula="of:=MID([.D387];SEARCH(&quot;worldX = &quot;;[.D387])+9;(SEARCH(&quot;worldY = &quot;;[.D387])-SEARCH(&quot;worldX = &quot;;[.D387])-11))" office:value-type="string" office:string-value="33">
            <text:p>33</text:p>
          </table:table-cell>
          <table:table-cell table:formula="of:=MID([.D387];SEARCH(&quot;worldY = &quot;;[.D387])+9;(SEARCH(&quot;posX = &quot;;[.D387])-SEARCH(&quot;worldY = &quot;;[.D387])-11))" office:value-type="string" office:string-value="42">
            <text:p>42</text:p>
          </table:table-cell>
          <table:table-cell table:formula="of:=MID([.D387];(SEARCH(&quot;posX = &quot;;[.D387])+7);(SEARCH(&quot;,&quot;;[.D387];SEARCH(&quot;posX&quot;;[.D387]))-SEARCH(&quot;posX = &quot;;[.D387])-7))" office:value-type="string" office:string-value="12">
            <text:p>12</text:p>
          </table:table-cell>
          <table:table-cell table:formula="of:=IF(LEN([.D387])&lt;60;MID([.D387];(SEARCH(&quot;posY = &quot;;[.D387])+7);(SEARCH(&quot;}&quot;;[.D387];SEARCH(&quot;posY&quot;;[.D387]))-SEARCH(&quot;posY = &quot;;[.D387])-7));MID([.D392];(SEARCH(&quot;posY = &quot;;[.D392])+7);(SEARCH(&quot;}&quot;;[.D392];SEARCH(&quot;posY&quot;;[.D392]))-SEARCH(&quot;posY = &quot;;[.D392])-7)))" office:value-type="string" office:string-value="214">
            <text:p>214</text:p>
          </table:table-cell>
          <table:table-cell table:formula="of:=MID([.D387];SEARCH(&quot;posZ = &quot;;[.D387])+7;(SEARCH(&quot;}&quot;;[.D387])-SEARCH(&quot;posZ = &quot;;[.D38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72, posY = 179}, -- small house 5</text:p>
          </table:table-cell>
          <table:table-cell office:value-type="string">
            <text:p>March Ridge</text:p>
          </table:table-cell>
          <table:table-cell table:formula="of:=MID([.A388];SEARCH(&quot;--&quot;;[.A388])+2;256)" office:value-type="string" office:string-value=" small house 5">
            <text:p><text:s/>small house 5</text:p>
          </table:table-cell>
          <table:table-cell table:formula="of:=MID([.A388];1;SEARCH(&quot;--&quot;;[.A388])-1)" office:value-type="string" office:string-value="{worldX = 33, worldY = 42, posX = 72, posY = 179}, ">
            <text:p>{worldX = 33, worldY = 42, posX = 72, posY = 179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386">
            <text:p>386</text:p>
          </table:table-cell>
          <table:table-cell table:number-columns-repeated="22"/>
          <table:table-cell table:formula="of:=CONCATENATE([.D388];&quot;-- &quot;;[.B388];&quot;,&quot;;[.C388];&quot; ID:&quot;;[.I388])" office:value-type="string" office:string-value="{worldX = 33, worldY = 42, posX = 72, posY = 179}, -- March Ridge, small house 5 ID:386">
            <text:p>{worldX = 33, worldY = 42, posX = 72, posY = 179}, -- March Ridge, small house 5 ID:386</text:p>
          </table:table-cell>
          <table:table-cell table:formula="of:=MID([.D388];SEARCH(&quot;worldX = &quot;;[.D388])+9;(SEARCH(&quot;worldY = &quot;;[.D388])-SEARCH(&quot;worldX = &quot;;[.D388])-11))" office:value-type="string" office:string-value="33">
            <text:p>33</text:p>
          </table:table-cell>
          <table:table-cell table:formula="of:=MID([.D388];SEARCH(&quot;worldY = &quot;;[.D388])+9;(SEARCH(&quot;posX = &quot;;[.D388])-SEARCH(&quot;worldY = &quot;;[.D388])-11))" office:value-type="string" office:string-value="42">
            <text:p>42</text:p>
          </table:table-cell>
          <table:table-cell table:formula="of:=MID([.D388];(SEARCH(&quot;posX = &quot;;[.D388])+7);(SEARCH(&quot;,&quot;;[.D388];SEARCH(&quot;posX&quot;;[.D388]))-SEARCH(&quot;posX = &quot;;[.D388])-7))" office:value-type="string" office:string-value="72">
            <text:p>72</text:p>
          </table:table-cell>
          <table:table-cell table:formula="of:=IF(LEN([.D388])&lt;60;MID([.D388];(SEARCH(&quot;posY = &quot;;[.D388])+7);(SEARCH(&quot;}&quot;;[.D388];SEARCH(&quot;posY&quot;;[.D388]))-SEARCH(&quot;posY = &quot;;[.D388])-7));MID([.D393];(SEARCH(&quot;posY = &quot;;[.D393])+7);(SEARCH(&quot;}&quot;;[.D393];SEARCH(&quot;posY&quot;;[.D393]))-SEARCH(&quot;posY = &quot;;[.D393])-7)))" office:value-type="string" office:string-value="179">
            <text:p>179</text:p>
          </table:table-cell>
          <table:table-cell table:formula="of:=MID([.D388];SEARCH(&quot;posZ = &quot;;[.D388])+7;(SEARCH(&quot;}&quot;;[.D388])-SEARCH(&quot;posZ = &quot;;[.D38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42, posX = 8, posY = 77}, -- small house 6</text:p>
          </table:table-cell>
          <table:table-cell office:value-type="string">
            <text:p>March Ridge</text:p>
          </table:table-cell>
          <table:table-cell table:formula="of:=MID([.A389];SEARCH(&quot;--&quot;;[.A389])+2;256)" office:value-type="string" office:string-value=" small house 6">
            <text:p><text:s/>small house 6</text:p>
          </table:table-cell>
          <table:table-cell table:formula="of:=MID([.A389];1;SEARCH(&quot;--&quot;;[.A389])-1)" office:value-type="string" office:string-value="{worldX = 33, worldY = 42, posX = 8, posY = 77}, ">
            <text:p>{worldX = 33, worldY = 42, posX = 8, posY = 77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387">
            <text:p>38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389];&quot;-- &quot;;[.B389];&quot;,&quot;;[.C389];&quot; ID:&quot;;[.I389])" office:value-type="string" office:string-value="{worldX = 33, worldY = 42, posX = 8, posY = 77}, -- March Ridge, small house 6 ID:387">
            <text:p>{worldX = 33, worldY = 42, posX = 8, posY = 77}, -- March Ridge, small house 6 ID:387</text:p>
          </table:table-cell>
          <table:table-cell table:formula="of:=MID([.D389];SEARCH(&quot;worldX = &quot;;[.D389])+9;(SEARCH(&quot;worldY = &quot;;[.D389])-SEARCH(&quot;worldX = &quot;;[.D389])-11))" office:value-type="string" office:string-value="33">
            <text:p>33</text:p>
          </table:table-cell>
          <table:table-cell table:formula="of:=MID([.D389];SEARCH(&quot;worldY = &quot;;[.D389])+9;(SEARCH(&quot;posX = &quot;;[.D389])-SEARCH(&quot;worldY = &quot;;[.D389])-11))" office:value-type="string" office:string-value="42">
            <text:p>42</text:p>
          </table:table-cell>
          <table:table-cell table:formula="of:=MID([.D389];(SEARCH(&quot;posX = &quot;;[.D389])+7);(SEARCH(&quot;,&quot;;[.D389];SEARCH(&quot;posX&quot;;[.D389]))-SEARCH(&quot;posX = &quot;;[.D389])-7))" office:value-type="string" office:string-value="8">
            <text:p>8</text:p>
          </table:table-cell>
          <table:table-cell table:formula="of:=IF(LEN([.D389])&lt;60;MID([.D389];(SEARCH(&quot;posY = &quot;;[.D389])+7);(SEARCH(&quot;}&quot;;[.D389];SEARCH(&quot;posY&quot;;[.D389]))-SEARCH(&quot;posY = &quot;;[.D389])-7));MID([.D394];(SEARCH(&quot;posY = &quot;;[.D394])+7);(SEARCH(&quot;}&quot;;[.D394];SEARCH(&quot;posY&quot;;[.D394]))-SEARCH(&quot;posY = &quot;;[.D394])-7)))" office:value-type="string" office:string-value="77">
            <text:p>77</text:p>
          </table:table-cell>
          <table:table-cell table:formula="of:=MID([.D389];SEARCH(&quot;posZ = &quot;;[.D389])+7;(SEARCH(&quot;}&quot;;[.D389])-SEARCH(&quot;posZ = &quot;;[.D3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43, posX = 245, posY = 204}, -- townhouse 1</text:p>
          </table:table-cell>
          <table:table-cell office:value-type="string">
            <text:p>March Ridge</text:p>
          </table:table-cell>
          <table:table-cell table:formula="of:=MID([.A390];SEARCH(&quot;--&quot;;[.A390])+2;256)" office:value-type="string" office:string-value=" townhouse 1">
            <text:p><text:s/>townhouse 1</text:p>
          </table:table-cell>
          <table:table-cell table:formula="of:=MID([.A390];1;SEARCH(&quot;--&quot;;[.A390])-1)" office:value-type="string" office:string-value="{worldX = 32, worldY = 43, posX = 245, posY = 204}, ">
            <text:p>{worldX = 32, worldY = 43, posX = 245, posY = 204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west neighborhood</text:p>
          </table:table-cell>
          <table:table-cell/>
          <table:table-cell office:value-type="float" office:value="388">
            <text:p>38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390];&quot;-- &quot;;[.B390];&quot;,&quot;;[.C390];&quot; ID:&quot;;[.I390])" office:value-type="string" office:string-value="{worldX = 32, worldY = 43, posX = 245, posY = 204}, -- March Ridge, townhouse 1 ID:388">
            <text:p>{worldX = 32, worldY = 43, posX = 245, posY = 204}, -- March Ridge, townhouse 1 ID:388</text:p>
          </table:table-cell>
          <table:table-cell table:formula="of:=MID([.D390];SEARCH(&quot;worldX = &quot;;[.D390])+9;(SEARCH(&quot;worldY = &quot;;[.D390])-SEARCH(&quot;worldX = &quot;;[.D390])-11))" office:value-type="string" office:string-value="32">
            <text:p>32</text:p>
          </table:table-cell>
          <table:table-cell table:formula="of:=MID([.D390];SEARCH(&quot;worldY = &quot;;[.D390])+9;(SEARCH(&quot;posX = &quot;;[.D390])-SEARCH(&quot;worldY = &quot;;[.D390])-11))" office:value-type="string" office:string-value="43">
            <text:p>43</text:p>
          </table:table-cell>
          <table:table-cell table:formula="of:=MID([.D390];(SEARCH(&quot;posX = &quot;;[.D390])+7);(SEARCH(&quot;,&quot;;[.D390];SEARCH(&quot;posX&quot;;[.D390]))-SEARCH(&quot;posX = &quot;;[.D390])-7))" office:value-type="string" office:string-value="245">
            <text:p>245</text:p>
          </table:table-cell>
          <table:table-cell table:formula="of:=IF(LEN([.D390])&lt;60;MID([.D390];(SEARCH(&quot;posY = &quot;;[.D390])+7);(SEARCH(&quot;}&quot;;[.D390];SEARCH(&quot;posY&quot;;[.D390]))-SEARCH(&quot;posY = &quot;;[.D390])-7));MID([.D395];(SEARCH(&quot;posY = &quot;;[.D395])+7);(SEARCH(&quot;}&quot;;[.D395];SEARCH(&quot;posY&quot;;[.D395]))-SEARCH(&quot;posY = &quot;;[.D395])-7)))" office:value-type="string" office:string-value="204">
            <text:p>204</text:p>
          </table:table-cell>
          <table:table-cell table:formula="of:=MID([.D390];SEARCH(&quot;posZ = &quot;;[.D390])+7;(SEARCH(&quot;}&quot;;[.D390])-SEARCH(&quot;posZ = &quot;;[.D3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43, posX = 223, posY = 125}, -- townhouse 2</text:p>
          </table:table-cell>
          <table:table-cell office:value-type="string">
            <text:p>March Ridge</text:p>
          </table:table-cell>
          <table:table-cell table:formula="of:=MID([.A391];SEARCH(&quot;--&quot;;[.A391])+2;256)" office:value-type="string" office:string-value=" townhouse 2">
            <text:p><text:s/>townhouse 2</text:p>
          </table:table-cell>
          <table:table-cell table:formula="of:=MID([.A391];1;SEARCH(&quot;--&quot;;[.A391])-1)" office:value-type="string" office:string-value="{worldX = 32, worldY = 43, posX = 223, posY = 125}, ">
            <text:p>{worldX = 32, worldY = 43, posX = 223, posY = 125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west neighborhood</text:p>
          </table:table-cell>
          <table:table-cell/>
          <table:table-cell office:value-type="float" office:value="389">
            <text:p>389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391];&quot;-- &quot;;[.B391];&quot;,&quot;;[.C391];&quot; ID:&quot;;[.I391])" office:value-type="string" office:string-value="{worldX = 32, worldY = 43, posX = 223, posY = 125}, -- March Ridge, townhouse 2 ID:389">
            <text:p>{worldX = 32, worldY = 43, posX = 223, posY = 125}, -- March Ridge, townhouse 2 ID:389</text:p>
          </table:table-cell>
          <table:table-cell table:formula="of:=MID([.D391];SEARCH(&quot;worldX = &quot;;[.D391])+9;(SEARCH(&quot;worldY = &quot;;[.D391])-SEARCH(&quot;worldX = &quot;;[.D391])-11))" office:value-type="string" office:string-value="32">
            <text:p>32</text:p>
          </table:table-cell>
          <table:table-cell table:formula="of:=MID([.D391];SEARCH(&quot;worldY = &quot;;[.D391])+9;(SEARCH(&quot;posX = &quot;;[.D391])-SEARCH(&quot;worldY = &quot;;[.D391])-11))" office:value-type="string" office:string-value="43">
            <text:p>43</text:p>
          </table:table-cell>
          <table:table-cell table:formula="of:=MID([.D391];(SEARCH(&quot;posX = &quot;;[.D391])+7);(SEARCH(&quot;,&quot;;[.D391];SEARCH(&quot;posX&quot;;[.D391]))-SEARCH(&quot;posX = &quot;;[.D391])-7))" office:value-type="string" office:string-value="223">
            <text:p>223</text:p>
          </table:table-cell>
          <table:table-cell table:formula="of:=IF(LEN([.D391])&lt;60;MID([.D391];(SEARCH(&quot;posY = &quot;;[.D391])+7);(SEARCH(&quot;}&quot;;[.D391];SEARCH(&quot;posY&quot;;[.D391]))-SEARCH(&quot;posY = &quot;;[.D391])-7));MID([.D396];(SEARCH(&quot;posY = &quot;;[.D396])+7);(SEARCH(&quot;}&quot;;[.D396];SEARCH(&quot;posY&quot;;[.D396]))-SEARCH(&quot;posY = &quot;;[.D396])-7)))" office:value-type="string" office:string-value="125">
            <text:p>125</text:p>
          </table:table-cell>
          <table:table-cell table:formula="of:=MID([.D391];SEARCH(&quot;posZ = &quot;;[.D391])+7;(SEARCH(&quot;}&quot;;[.D391])-SEARCH(&quot;posZ = &quot;;[.D3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43, posX = 251, posY = 73}, -- townhouse 3</text:p>
          </table:table-cell>
          <table:table-cell office:value-type="string">
            <text:p>March Ridge</text:p>
          </table:table-cell>
          <table:table-cell table:formula="of:=MID([.A392];SEARCH(&quot;--&quot;;[.A392])+2;256)" office:value-type="string" office:string-value=" townhouse 3">
            <text:p><text:s/>townhouse 3</text:p>
          </table:table-cell>
          <table:table-cell table:formula="of:=MID([.A392];1;SEARCH(&quot;--&quot;;[.A392])-1)" office:value-type="string" office:string-value="{worldX = 32, worldY = 43, posX = 251, posY = 73}, ">
            <text:p>{worldX = 32, worldY = 43, posX = 251, posY = 73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west neighborhood</text:p>
          </table:table-cell>
          <table:table-cell/>
          <table:table-cell office:value-type="float" office:value="390">
            <text:p>390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table:formula="of:=CONCATENATE([.D392];&quot;-- &quot;;[.B392];&quot;,&quot;;[.C392];&quot; ID:&quot;;[.I392])" office:value-type="string" office:string-value="{worldX = 32, worldY = 43, posX = 251, posY = 73}, -- March Ridge, townhouse 3 ID:390">
            <text:p>{worldX = 32, worldY = 43, posX = 251, posY = 73}, -- March Ridge, townhouse 3 ID:390</text:p>
          </table:table-cell>
          <table:table-cell table:formula="of:=MID([.D392];SEARCH(&quot;worldX = &quot;;[.D392])+9;(SEARCH(&quot;worldY = &quot;;[.D392])-SEARCH(&quot;worldX = &quot;;[.D392])-11))" office:value-type="string" office:string-value="32">
            <text:p>32</text:p>
          </table:table-cell>
          <table:table-cell table:formula="of:=MID([.D392];SEARCH(&quot;worldY = &quot;;[.D392])+9;(SEARCH(&quot;posX = &quot;;[.D392])-SEARCH(&quot;worldY = &quot;;[.D392])-11))" office:value-type="string" office:string-value="43">
            <text:p>43</text:p>
          </table:table-cell>
          <table:table-cell table:formula="of:=MID([.D392];(SEARCH(&quot;posX = &quot;;[.D392])+7);(SEARCH(&quot;,&quot;;[.D392];SEARCH(&quot;posX&quot;;[.D392]))-SEARCH(&quot;posX = &quot;;[.D392])-7))" office:value-type="string" office:string-value="251">
            <text:p>251</text:p>
          </table:table-cell>
          <table:table-cell table:formula="of:=IF(LEN([.D392])&lt;60;MID([.D392];(SEARCH(&quot;posY = &quot;;[.D392])+7);(SEARCH(&quot;}&quot;;[.D392];SEARCH(&quot;posY&quot;;[.D392]))-SEARCH(&quot;posY = &quot;;[.D392])-7));MID([.D397];(SEARCH(&quot;posY = &quot;;[.D397])+7);(SEARCH(&quot;}&quot;;[.D397];SEARCH(&quot;posY&quot;;[.D397]))-SEARCH(&quot;posY = &quot;;[.D397])-7)))" office:value-type="string" office:string-value="73">
            <text:p>73</text:p>
          </table:table-cell>
          <table:table-cell table:formula="of:=MID([.D392];SEARCH(&quot;posZ = &quot;;[.D392])+7;(SEARCH(&quot;}&quot;;[.D392])-SEARCH(&quot;posZ = &quot;;[.D3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42, posX = 253, posY = 245}, -- townhouse 4</text:p>
          </table:table-cell>
          <table:table-cell office:value-type="string">
            <text:p>March Ridge</text:p>
          </table:table-cell>
          <table:table-cell table:formula="of:=MID([.A393];SEARCH(&quot;--&quot;;[.A393])+2;256)" office:value-type="string" office:string-value=" townhouse 4">
            <text:p><text:s/>townhouse 4</text:p>
          </table:table-cell>
          <table:table-cell table:formula="of:=MID([.A393];1;SEARCH(&quot;--&quot;;[.A393])-1)" office:value-type="string" office:string-value="{worldX = 32, worldY = 42, posX = 253, posY = 245}, ">
            <text:p>{worldX = 32, worldY = 42, posX = 253, posY = 24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391">
            <text:p>391</text:p>
          </table:table-cell>
          <table:table-cell table:number-columns-repeated="22"/>
          <table:table-cell table:formula="of:=CONCATENATE([.D393];&quot;-- &quot;;[.B393];&quot;,&quot;;[.C393];&quot; ID:&quot;;[.I393])" office:value-type="string" office:string-value="{worldX = 32, worldY = 42, posX = 253, posY = 245}, -- March Ridge, townhouse 4 ID:391">
            <text:p>{worldX = 32, worldY = 42, posX = 253, posY = 245}, -- March Ridge, townhouse 4 ID:391</text:p>
          </table:table-cell>
          <table:table-cell table:formula="of:=MID([.D393];SEARCH(&quot;worldX = &quot;;[.D393])+9;(SEARCH(&quot;worldY = &quot;;[.D393])-SEARCH(&quot;worldX = &quot;;[.D393])-11))" office:value-type="string" office:string-value="32">
            <text:p>32</text:p>
          </table:table-cell>
          <table:table-cell table:formula="of:=MID([.D393];SEARCH(&quot;worldY = &quot;;[.D393])+9;(SEARCH(&quot;posX = &quot;;[.D393])-SEARCH(&quot;worldY = &quot;;[.D393])-11))" office:value-type="string" office:string-value="42">
            <text:p>42</text:p>
          </table:table-cell>
          <table:table-cell table:formula="of:=MID([.D393];(SEARCH(&quot;posX = &quot;;[.D393])+7);(SEARCH(&quot;,&quot;;[.D393];SEARCH(&quot;posX&quot;;[.D393]))-SEARCH(&quot;posX = &quot;;[.D393])-7))" office:value-type="string" office:string-value="253">
            <text:p>253</text:p>
          </table:table-cell>
          <table:table-cell table:formula="of:=IF(LEN([.D393])&lt;60;MID([.D393];(SEARCH(&quot;posY = &quot;;[.D393])+7);(SEARCH(&quot;}&quot;;[.D393];SEARCH(&quot;posY&quot;;[.D393]))-SEARCH(&quot;posY = &quot;;[.D393])-7));MID([.D398];(SEARCH(&quot;posY = &quot;;[.D398])+7);(SEARCH(&quot;}&quot;;[.D398];SEARCH(&quot;posY&quot;;[.D398]))-SEARCH(&quot;posY = &quot;;[.D398])-7)))" office:value-type="string" office:string-value="245">
            <text:p>245</text:p>
          </table:table-cell>
          <table:table-cell table:formula="of:=MID([.D393];SEARCH(&quot;posZ = &quot;;[.D393])+7;(SEARCH(&quot;}&quot;;[.D393])-SEARCH(&quot;posZ = &quot;;[.D3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42, posX = 255, posY = 195}, -- townhouse 5</text:p>
          </table:table-cell>
          <table:table-cell office:value-type="string">
            <text:p>March Ridge</text:p>
          </table:table-cell>
          <table:table-cell table:formula="of:=MID([.A394];SEARCH(&quot;--&quot;;[.A394])+2;256)" office:value-type="string" office:string-value=" townhouse 5">
            <text:p><text:s/>townhouse 5</text:p>
          </table:table-cell>
          <table:table-cell table:formula="of:=MID([.A394];1;SEARCH(&quot;--&quot;;[.A394])-1)" office:value-type="string" office:string-value="{worldX = 32, worldY = 42, posX = 255, posY = 195}, ">
            <text:p>{worldX = 32, worldY = 42, posX = 255, posY = 19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392">
            <text:p>392</text:p>
          </table:table-cell>
          <table:table-cell table:number-columns-repeated="22"/>
          <table:table-cell table:formula="of:=CONCATENATE([.D394];&quot;-- &quot;;[.B394];&quot;,&quot;;[.C394];&quot; ID:&quot;;[.I394])" office:value-type="string" office:string-value="{worldX = 32, worldY = 42, posX = 255, posY = 195}, -- March Ridge, townhouse 5 ID:392">
            <text:p>{worldX = 32, worldY = 42, posX = 255, posY = 195}, -- March Ridge, townhouse 5 ID:392</text:p>
          </table:table-cell>
          <table:table-cell table:formula="of:=MID([.D394];SEARCH(&quot;worldX = &quot;;[.D394])+9;(SEARCH(&quot;worldY = &quot;;[.D394])-SEARCH(&quot;worldX = &quot;;[.D394])-11))" office:value-type="string" office:string-value="32">
            <text:p>32</text:p>
          </table:table-cell>
          <table:table-cell table:formula="of:=MID([.D394];SEARCH(&quot;worldY = &quot;;[.D394])+9;(SEARCH(&quot;posX = &quot;;[.D394])-SEARCH(&quot;worldY = &quot;;[.D394])-11))" office:value-type="string" office:string-value="42">
            <text:p>42</text:p>
          </table:table-cell>
          <table:table-cell table:formula="of:=MID([.D394];(SEARCH(&quot;posX = &quot;;[.D394])+7);(SEARCH(&quot;,&quot;;[.D394];SEARCH(&quot;posX&quot;;[.D394]))-SEARCH(&quot;posX = &quot;;[.D394])-7))" office:value-type="string" office:string-value="255">
            <text:p>255</text:p>
          </table:table-cell>
          <table:table-cell table:formula="of:=IF(LEN([.D394])&lt;60;MID([.D394];(SEARCH(&quot;posY = &quot;;[.D394])+7);(SEARCH(&quot;}&quot;;[.D394];SEARCH(&quot;posY&quot;;[.D394]))-SEARCH(&quot;posY = &quot;;[.D394])-7));MID([.D399];(SEARCH(&quot;posY = &quot;;[.D399])+7);(SEARCH(&quot;}&quot;;[.D399];SEARCH(&quot;posY&quot;;[.D399]))-SEARCH(&quot;posY = &quot;;[.D399])-7)))" office:value-type="string" office:string-value="195">
            <text:p>195</text:p>
          </table:table-cell>
          <table:table-cell table:formula="of:=MID([.D394];SEARCH(&quot;posZ = &quot;;[.D394])+7;(SEARCH(&quot;}&quot;;[.D394])-SEARCH(&quot;posZ = &quot;;[.D39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42, posX = 251, posY = 81}, -- townhouse 6</text:p>
          </table:table-cell>
          <table:table-cell office:value-type="string">
            <text:p>March Ridge</text:p>
          </table:table-cell>
          <table:table-cell table:formula="of:=MID([.A395];SEARCH(&quot;--&quot;;[.A395])+2;256)" office:value-type="string" office:string-value=" townhouse 6">
            <text:p><text:s/>townhouse 6</text:p>
          </table:table-cell>
          <table:table-cell table:formula="of:=MID([.A395];1;SEARCH(&quot;--&quot;;[.A395])-1)" office:value-type="string" office:string-value="{worldX = 32, worldY = 42, posX = 251, posY = 81}, ">
            <text:p>{worldX = 32, worldY = 42, posX = 251, posY = 8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393">
            <text:p>393</text:p>
          </table:table-cell>
          <table:table-cell table:number-columns-repeated="22"/>
          <table:table-cell table:formula="of:=CONCATENATE([.D395];&quot;-- &quot;;[.B395];&quot;,&quot;;[.C395];&quot; ID:&quot;;[.I395])" office:value-type="string" office:string-value="{worldX = 32, worldY = 42, posX = 251, posY = 81}, -- March Ridge, townhouse 6 ID:393">
            <text:p>{worldX = 32, worldY = 42, posX = 251, posY = 81}, -- March Ridge, townhouse 6 ID:393</text:p>
          </table:table-cell>
          <table:table-cell table:formula="of:=MID([.D395];SEARCH(&quot;worldX = &quot;;[.D395])+9;(SEARCH(&quot;worldY = &quot;;[.D395])-SEARCH(&quot;worldX = &quot;;[.D395])-11))" office:value-type="string" office:string-value="32">
            <text:p>32</text:p>
          </table:table-cell>
          <table:table-cell table:formula="of:=MID([.D395];SEARCH(&quot;worldY = &quot;;[.D395])+9;(SEARCH(&quot;posX = &quot;;[.D395])-SEARCH(&quot;worldY = &quot;;[.D395])-11))" office:value-type="string" office:string-value="42">
            <text:p>42</text:p>
          </table:table-cell>
          <table:table-cell table:formula="of:=MID([.D395];(SEARCH(&quot;posX = &quot;;[.D395])+7);(SEARCH(&quot;,&quot;;[.D395];SEARCH(&quot;posX&quot;;[.D395]))-SEARCH(&quot;posX = &quot;;[.D395])-7))" office:value-type="string" office:string-value="251">
            <text:p>251</text:p>
          </table:table-cell>
          <table:table-cell table:formula="of:=IF(LEN([.D395])&lt;60;MID([.D395];(SEARCH(&quot;posY = &quot;;[.D395])+7);(SEARCH(&quot;}&quot;;[.D395];SEARCH(&quot;posY&quot;;[.D395]))-SEARCH(&quot;posY = &quot;;[.D395])-7));MID([.D400];(SEARCH(&quot;posY = &quot;;[.D400])+7);(SEARCH(&quot;}&quot;;[.D400];SEARCH(&quot;posY&quot;;[.D400]))-SEARCH(&quot;posY = &quot;;[.D400])-7)))" office:value-type="string" office:string-value="81">
            <text:p>81</text:p>
          </table:table-cell>
          <table:table-cell table:formula="of:=MID([.D395];SEARCH(&quot;posZ = &quot;;[.D395])+7;(SEARCH(&quot;}&quot;;[.D395])-SEARCH(&quot;posZ = &quot;;[.D39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7, posX = 278, posY = 211}, -- pizza restaurant</text:p>
          </table:table-cell>
          <table:table-cell office:value-type="string">
            <text:p>Rosewood</text:p>
          </table:table-cell>
          <table:table-cell table:formula="of:=MID([.A396];SEARCH(&quot;--&quot;;[.A396])+2;256)" office:value-type="string" office:string-value=" pizza restaurant">
            <text:p><text:s/>pizza restaurant</text:p>
          </table:table-cell>
          <table:table-cell table:formula="of:=MID([.A396];1;SEARCH(&quot;--&quot;;[.A396])-1)" office:value-type="string" office:string-value="{worldX = 26, worldY = 37, posX = 278, posY = 211}, ">
            <text:p>{worldX = 26, worldY = 37, posX = 278, posY = 211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394">
            <text:p>394</text:p>
          </table:table-cell>
          <table:table-cell table:number-columns-repeated="22"/>
          <table:table-cell table:formula="of:=CONCATENATE([.D396];&quot;-- &quot;;[.B396];&quot;,&quot;;[.C396];&quot; ID:&quot;;[.I396])" office:value-type="string" office:string-value="{worldX = 26, worldY = 37, posX = 278, posY = 211}, -- Rosewood, pizza restaurant ID:394">
            <text:p>{worldX = 26, worldY = 37, posX = 278, posY = 211}, -- Rosewood, pizza restaurant ID:394</text:p>
          </table:table-cell>
          <table:table-cell table:formula="of:=MID([.D396];SEARCH(&quot;worldX = &quot;;[.D396])+9;(SEARCH(&quot;worldY = &quot;;[.D396])-SEARCH(&quot;worldX = &quot;;[.D396])-11))" office:value-type="string" office:string-value="26">
            <text:p>26</text:p>
          </table:table-cell>
          <table:table-cell table:formula="of:=MID([.D396];SEARCH(&quot;worldY = &quot;;[.D396])+9;(SEARCH(&quot;posX = &quot;;[.D396])-SEARCH(&quot;worldY = &quot;;[.D396])-11))" office:value-type="string" office:string-value="37">
            <text:p>37</text:p>
          </table:table-cell>
          <table:table-cell table:formula="of:=MID([.D396];(SEARCH(&quot;posX = &quot;;[.D396])+7);(SEARCH(&quot;,&quot;;[.D396];SEARCH(&quot;posX&quot;;[.D396]))-SEARCH(&quot;posX = &quot;;[.D396])-7))" office:value-type="string" office:string-value="278">
            <text:p>278</text:p>
          </table:table-cell>
          <table:table-cell table:formula="of:=IF(LEN([.D396])&lt;60;MID([.D396];(SEARCH(&quot;posY = &quot;;[.D396])+7);(SEARCH(&quot;}&quot;;[.D396];SEARCH(&quot;posY&quot;;[.D396]))-SEARCH(&quot;posY = &quot;;[.D396])-7));MID([.D401];(SEARCH(&quot;posY = &quot;;[.D401])+7);(SEARCH(&quot;}&quot;;[.D401];SEARCH(&quot;posY&quot;;[.D401]))-SEARCH(&quot;posY = &quot;;[.D401])-7)))" office:value-type="string" office:string-value="211">
            <text:p>211</text:p>
          </table:table-cell>
          <table:table-cell table:formula="of:=MID([.D396];SEARCH(&quot;posZ = &quot;;[.D396])+7;(SEARCH(&quot;}&quot;;[.D396])-SEARCH(&quot;posZ = &quot;;[.D39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7, posX = 270, posY = 211}, -- pizza restaurant, kitchen</text:p>
          </table:table-cell>
          <table:table-cell office:value-type="string">
            <text:p>Rosewood</text:p>
          </table:table-cell>
          <table:table-cell table:formula="of:=MID([.A397];SEARCH(&quot;--&quot;;[.A397])+2;256)" office:value-type="string" office:string-value=" pizza restaurant, kitchen">
            <text:p><text:s/>pizza restaurant, kitchen</text:p>
          </table:table-cell>
          <table:table-cell table:formula="of:=MID([.A397];1;SEARCH(&quot;--&quot;;[.A397])-1)" office:value-type="string" office:string-value="{worldX = 26, worldY = 37, posX = 270, posY = 211}, ">
            <text:p>{worldX = 26, worldY = 37, posX = 270, posY = 21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395">
            <text:p>395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397];&quot;-- &quot;;[.B397];&quot;,&quot;;[.C397];&quot; ID:&quot;;[.I397])" office:value-type="string" office:string-value="{worldX = 26, worldY = 37, posX = 270, posY = 211}, -- Rosewood, pizza restaurant, kitchen ID:395">
            <text:p>{worldX = 26, worldY = 37, posX = 270, posY = 211}, -- Rosewood, pizza restaurant, kitchen ID:395</text:p>
          </table:table-cell>
          <table:table-cell table:formula="of:=MID([.D397];SEARCH(&quot;worldX = &quot;;[.D397])+9;(SEARCH(&quot;worldY = &quot;;[.D397])-SEARCH(&quot;worldX = &quot;;[.D397])-11))" office:value-type="string" office:string-value="26">
            <text:p>26</text:p>
          </table:table-cell>
          <table:table-cell table:formula="of:=MID([.D397];SEARCH(&quot;worldY = &quot;;[.D397])+9;(SEARCH(&quot;posX = &quot;;[.D397])-SEARCH(&quot;worldY = &quot;;[.D397])-11))" office:value-type="string" office:string-value="37">
            <text:p>37</text:p>
          </table:table-cell>
          <table:table-cell table:formula="of:=MID([.D397];(SEARCH(&quot;posX = &quot;;[.D397])+7);(SEARCH(&quot;,&quot;;[.D397];SEARCH(&quot;posX&quot;;[.D397]))-SEARCH(&quot;posX = &quot;;[.D397])-7))" office:value-type="string" office:string-value="270">
            <text:p>270</text:p>
          </table:table-cell>
          <table:table-cell table:formula="of:=IF(LEN([.D397])&lt;60;MID([.D397];(SEARCH(&quot;posY = &quot;;[.D397])+7);(SEARCH(&quot;}&quot;;[.D397];SEARCH(&quot;posY&quot;;[.D397]))-SEARCH(&quot;posY = &quot;;[.D397])-7));MID([.D402];(SEARCH(&quot;posY = &quot;;[.D402])+7);(SEARCH(&quot;}&quot;;[.D402];SEARCH(&quot;posY&quot;;[.D402]))-SEARCH(&quot;posY = &quot;;[.D402])-7)))" office:value-type="string" office:string-value="211">
            <text:p>211</text:p>
          </table:table-cell>
          <table:table-cell table:formula="of:=MID([.D397];SEARCH(&quot;posZ = &quot;;[.D397])+7;(SEARCH(&quot;}&quot;;[.D397])-SEARCH(&quot;posZ = &quot;;[.D3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7, posX = 273, posY = 244}, -- spiffos</text:p>
          </table:table-cell>
          <table:table-cell office:value-type="string">
            <text:p>Rosewood</text:p>
          </table:table-cell>
          <table:table-cell table:formula="of:=MID([.A398];SEARCH(&quot;--&quot;;[.A398])+2;256)" office:value-type="string" office:string-value=" spiffos">
            <text:p><text:s/>spiffos</text:p>
          </table:table-cell>
          <table:table-cell table:formula="of:=MID([.A398];1;SEARCH(&quot;--&quot;;[.A398])-1)" office:value-type="string" office:string-value="{worldX = 26, worldY = 37, posX = 273, posY = 244}, ">
            <text:p>{worldX = 26, worldY = 37, posX = 273, posY = 244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main road, north to south</text:p>
          </table:table-cell>
          <table:table-cell/>
          <table:table-cell office:value-type="float" office:value="396">
            <text:p>396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398];&quot;-- &quot;;[.B398];&quot;,&quot;;[.C398];&quot; ID:&quot;;[.I398])" office:value-type="string" office:string-value="{worldX = 26, worldY = 37, posX = 273, posY = 244}, -- Rosewood, spiffos ID:396">
            <text:p>{worldX = 26, worldY = 37, posX = 273, posY = 244}, -- Rosewood, spiffos ID:396</text:p>
          </table:table-cell>
          <table:table-cell table:formula="of:=MID([.D398];SEARCH(&quot;worldX = &quot;;[.D398])+9;(SEARCH(&quot;worldY = &quot;;[.D398])-SEARCH(&quot;worldX = &quot;;[.D398])-11))" office:value-type="string" office:string-value="26">
            <text:p>26</text:p>
          </table:table-cell>
          <table:table-cell table:formula="of:=MID([.D398];SEARCH(&quot;worldY = &quot;;[.D398])+9;(SEARCH(&quot;posX = &quot;;[.D398])-SEARCH(&quot;worldY = &quot;;[.D398])-11))" office:value-type="string" office:string-value="37">
            <text:p>37</text:p>
          </table:table-cell>
          <table:table-cell table:formula="of:=MID([.D398];(SEARCH(&quot;posX = &quot;;[.D398])+7);(SEARCH(&quot;,&quot;;[.D398];SEARCH(&quot;posX&quot;;[.D398]))-SEARCH(&quot;posX = &quot;;[.D398])-7))" office:value-type="string" office:string-value="273">
            <text:p>273</text:p>
          </table:table-cell>
          <table:table-cell table:formula="of:=IF(LEN([.D398])&lt;60;MID([.D398];(SEARCH(&quot;posY = &quot;;[.D398])+7);(SEARCH(&quot;}&quot;;[.D398];SEARCH(&quot;posY&quot;;[.D398]))-SEARCH(&quot;posY = &quot;;[.D398])-7));MID([.D403];(SEARCH(&quot;posY = &quot;;[.D403])+7);(SEARCH(&quot;}&quot;;[.D403];SEARCH(&quot;posY&quot;;[.D403]))-SEARCH(&quot;posY = &quot;;[.D403])-7)))" office:value-type="string" office:string-value="244">
            <text:p>244</text:p>
          </table:table-cell>
          <table:table-cell table:formula="of:=MID([.D398];SEARCH(&quot;posZ = &quot;;[.D398])+7;(SEARCH(&quot;}&quot;;[.D398])-SEARCH(&quot;posZ = &quot;;[.D39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7, posX = 267, posY = 239}, -- spiffos , kitchen</text:p>
          </table:table-cell>
          <table:table-cell office:value-type="string">
            <text:p>Rosewood</text:p>
          </table:table-cell>
          <table:table-cell table:formula="of:=MID([.A399];SEARCH(&quot;--&quot;;[.A399])+2;256)" office:value-type="string" office:string-value=" spiffos , kitchen">
            <text:p><text:s/>spiffos , kitchen</text:p>
          </table:table-cell>
          <table:table-cell table:formula="of:=MID([.A399];1;SEARCH(&quot;--&quot;;[.A399])-1)" office:value-type="string" office:string-value="{worldX = 26, worldY = 37, posX = 267, posY = 239}, ">
            <text:p>{worldX = 26, worldY = 37, posX = 267, posY = 23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397">
            <text:p>397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399];&quot;-- &quot;;[.B399];&quot;,&quot;;[.C399];&quot; ID:&quot;;[.I399])" office:value-type="string" office:string-value="{worldX = 26, worldY = 37, posX = 267, posY = 239}, -- Rosewood, spiffos , kitchen ID:397">
            <text:p>{worldX = 26, worldY = 37, posX = 267, posY = 239}, -- Rosewood, spiffos , kitchen ID:397</text:p>
          </table:table-cell>
          <table:table-cell table:formula="of:=MID([.D399];SEARCH(&quot;worldX = &quot;;[.D399])+9;(SEARCH(&quot;worldY = &quot;;[.D399])-SEARCH(&quot;worldX = &quot;;[.D399])-11))" office:value-type="string" office:string-value="26">
            <text:p>26</text:p>
          </table:table-cell>
          <table:table-cell table:formula="of:=MID([.D399];SEARCH(&quot;worldY = &quot;;[.D399])+9;(SEARCH(&quot;posX = &quot;;[.D399])-SEARCH(&quot;worldY = &quot;;[.D399])-11))" office:value-type="string" office:string-value="37">
            <text:p>37</text:p>
          </table:table-cell>
          <table:table-cell table:formula="of:=MID([.D399];(SEARCH(&quot;posX = &quot;;[.D399])+7);(SEARCH(&quot;,&quot;;[.D399];SEARCH(&quot;posX&quot;;[.D399]))-SEARCH(&quot;posX = &quot;;[.D399])-7))" office:value-type="string" office:string-value="267">
            <text:p>267</text:p>
          </table:table-cell>
          <table:table-cell table:formula="of:=IF(LEN([.D399])&lt;60;MID([.D399];(SEARCH(&quot;posY = &quot;;[.D399])+7);(SEARCH(&quot;}&quot;;[.D399];SEARCH(&quot;posY&quot;;[.D399]))-SEARCH(&quot;posY = &quot;;[.D399])-7));MID([.D404];(SEARCH(&quot;posY = &quot;;[.D404])+7);(SEARCH(&quot;}&quot;;[.D404];SEARCH(&quot;posY&quot;;[.D404]))-SEARCH(&quot;posY = &quot;;[.D404])-7)))" office:value-type="string" office:string-value="239">
            <text:p>239</text:p>
          </table:table-cell>
          <table:table-cell table:formula="of:=MID([.D399];SEARCH(&quot;posZ = &quot;;[.D399])+7;(SEARCH(&quot;}&quot;;[.D399])-SEARCH(&quot;posZ = &quot;;[.D39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77, posY = 30}, -- motel, lobby</text:p>
          </table:table-cell>
          <table:table-cell office:value-type="string">
            <text:p>Rosewood</text:p>
          </table:table-cell>
          <table:table-cell table:formula="of:=MID([.A400];SEARCH(&quot;--&quot;;[.A400])+2;256)" office:value-type="string" office:string-value=" motel, lobby">
            <text:p><text:s/>motel, lobby</text:p>
          </table:table-cell>
          <table:table-cell table:formula="of:=MID([.A400];1;SEARCH(&quot;--&quot;;[.A400])-1)" office:value-type="string" office:string-value="{worldX = 26, worldY = 38, posX = 277, posY = 30}, ">
            <text:p>{worldX = 26, worldY = 38, posX = 277, posY = 30}, </text:p>
          </table:table-cell>
          <table:table-cell office:value-type="string">
            <text:p>Business</text:p>
          </table:table-cell>
          <table:table-cell office:value-type="string">
            <text:p>Hotel</text:p>
          </table:table-cell>
          <table:table-cell office:value-type="string">
            <text:p>main road, north to south</text:p>
          </table:table-cell>
          <table:table-cell/>
          <table:table-cell office:value-type="float" office:value="398">
            <text:p>39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400];&quot;-- &quot;;[.B400];&quot;,&quot;;[.C400];&quot; ID:&quot;;[.I400])" office:value-type="string" office:string-value="{worldX = 26, worldY = 38, posX = 277, posY = 30}, -- Rosewood, motel, lobby ID:398">
            <text:p>{worldX = 26, worldY = 38, posX = 277, posY = 30}, -- Rosewood, motel, lobby ID:398</text:p>
          </table:table-cell>
          <table:table-cell table:formula="of:=MID([.D400];SEARCH(&quot;worldX = &quot;;[.D400])+9;(SEARCH(&quot;worldY = &quot;;[.D400])-SEARCH(&quot;worldX = &quot;;[.D400])-11))" office:value-type="string" office:string-value="26">
            <text:p>26</text:p>
          </table:table-cell>
          <table:table-cell table:formula="of:=MID([.D400];SEARCH(&quot;worldY = &quot;;[.D400])+9;(SEARCH(&quot;posX = &quot;;[.D400])-SEARCH(&quot;worldY = &quot;;[.D400])-11))" office:value-type="string" office:string-value="38">
            <text:p>38</text:p>
          </table:table-cell>
          <table:table-cell table:formula="of:=MID([.D400];(SEARCH(&quot;posX = &quot;;[.D400])+7);(SEARCH(&quot;,&quot;;[.D400];SEARCH(&quot;posX&quot;;[.D400]))-SEARCH(&quot;posX = &quot;;[.D400])-7))" office:value-type="string" office:string-value="277">
            <text:p>277</text:p>
          </table:table-cell>
          <table:table-cell table:formula="of:=IF(LEN([.D400])&lt;60;MID([.D400];(SEARCH(&quot;posY = &quot;;[.D400])+7);(SEARCH(&quot;}&quot;;[.D400];SEARCH(&quot;posY&quot;;[.D400]))-SEARCH(&quot;posY = &quot;;[.D400])-7));MID([.D405];(SEARCH(&quot;posY = &quot;;[.D405])+7);(SEARCH(&quot;}&quot;;[.D405];SEARCH(&quot;posY&quot;;[.D405]))-SEARCH(&quot;posY = &quot;;[.D405])-7)))" office:value-type="string" office:string-value="30">
            <text:p>30</text:p>
          </table:table-cell>
          <table:table-cell table:formula="of:=MID([.D400];SEARCH(&quot;posZ = &quot;;[.D400])+7;(SEARCH(&quot;}&quot;;[.D400])-SEARCH(&quot;posZ = &quot;;[.D4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7, posY = 10}, -- motel, room 1</text:p>
          </table:table-cell>
          <table:table-cell office:value-type="string">
            <text:p>Rosewood</text:p>
          </table:table-cell>
          <table:table-cell table:formula="of:=MID([.A401];SEARCH(&quot;--&quot;;[.A401])+2;256)" office:value-type="string" office:string-value=" motel, room 1">
            <text:p><text:s/>motel, room 1</text:p>
          </table:table-cell>
          <table:table-cell table:formula="of:=MID([.A401];1;SEARCH(&quot;--&quot;;[.A401])-1)" office:value-type="string" office:string-value="{worldX = 26, worldY = 38, posX = 287, posY = 10}, ">
            <text:p>{worldX = 26, worldY = 38, posX = 287, posY = 10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main road, north to south</text:p>
          </table:table-cell>
          <table:table-cell/>
          <table:table-cell office:value-type="float" office:value="399">
            <text:p>399</text:p>
          </table:table-cell>
          <table:table-cell table:number-columns-repeated="22"/>
          <table:table-cell table:formula="of:=CONCATENATE([.D401];&quot;-- &quot;;[.B401];&quot;,&quot;;[.C401];&quot; ID:&quot;;[.I401])" office:value-type="string" office:string-value="{worldX = 26, worldY = 38, posX = 287, posY = 10}, -- Rosewood, motel, room 1 ID:399">
            <text:p>{worldX = 26, worldY = 38, posX = 287, posY = 10}, -- Rosewood, motel, room 1 ID:399</text:p>
          </table:table-cell>
          <table:table-cell table:formula="of:=MID([.D401];SEARCH(&quot;worldX = &quot;;[.D401])+9;(SEARCH(&quot;worldY = &quot;;[.D401])-SEARCH(&quot;worldX = &quot;;[.D401])-11))" office:value-type="string" office:string-value="26">
            <text:p>26</text:p>
          </table:table-cell>
          <table:table-cell table:formula="of:=MID([.D401];SEARCH(&quot;worldY = &quot;;[.D401])+9;(SEARCH(&quot;posX = &quot;;[.D401])-SEARCH(&quot;worldY = &quot;;[.D401])-11))" office:value-type="string" office:string-value="38">
            <text:p>38</text:p>
          </table:table-cell>
          <table:table-cell table:formula="of:=MID([.D401];(SEARCH(&quot;posX = &quot;;[.D401])+7);(SEARCH(&quot;,&quot;;[.D401];SEARCH(&quot;posX&quot;;[.D401]))-SEARCH(&quot;posX = &quot;;[.D401])-7))" office:value-type="string" office:string-value="287">
            <text:p>287</text:p>
          </table:table-cell>
          <table:table-cell table:formula="of:=IF(LEN([.D401])&lt;60;MID([.D401];(SEARCH(&quot;posY = &quot;;[.D401])+7);(SEARCH(&quot;}&quot;;[.D401];SEARCH(&quot;posY&quot;;[.D401]))-SEARCH(&quot;posY = &quot;;[.D401])-7));MID([.D406];(SEARCH(&quot;posY = &quot;;[.D406])+7);(SEARCH(&quot;}&quot;;[.D406];SEARCH(&quot;posY&quot;;[.D406]))-SEARCH(&quot;posY = &quot;;[.D406])-7)))" office:value-type="string" office:string-value="10">
            <text:p>10</text:p>
          </table:table-cell>
          <table:table-cell table:formula="of:=MID([.D401];SEARCH(&quot;posZ = &quot;;[.D401])+7;(SEARCH(&quot;}&quot;;[.D401])-SEARCH(&quot;posZ = &quot;;[.D4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79, posY = 6, posZ = 1}, -- motel, room 2</text:p>
          </table:table-cell>
          <table:table-cell office:value-type="string">
            <text:p>Rosewood</text:p>
          </table:table-cell>
          <table:table-cell table:formula="of:=MID([.A402];SEARCH(&quot;--&quot;;[.A402])+2;256)" office:value-type="string" office:string-value=" motel, room 2">
            <text:p><text:s/>motel, room 2</text:p>
          </table:table-cell>
          <table:table-cell table:formula="of:=MID([.A402];1;SEARCH(&quot;--&quot;;[.A402])-1)" office:value-type="string" office:string-value="{worldX = 26, worldY = 38, posX = 279, posY = 6, posZ = 1}, ">
            <text:p>{worldX = 26, worldY = 38, posX = 279, posY = 6, 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0">
            <text:p>40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402];&quot;-- &quot;;[.B402];&quot;,&quot;;[.C402];&quot; ID:&quot;;[.I402])" office:value-type="string" office:string-value="{worldX = 26, worldY = 38, posX = 279, posY = 6, posZ = 1}, -- Rosewood, motel, room 2 ID:400">
            <text:p>{worldX = 26, worldY = 38, posX = 279, posY = 6, posZ = 1}, -- Rosewood, motel, room 2 ID:400</text:p>
          </table:table-cell>
          <table:table-cell table:formula="of:=MID([.D402];SEARCH(&quot;worldX = &quot;;[.D402])+9;(SEARCH(&quot;worldY = &quot;;[.D402])-SEARCH(&quot;worldX = &quot;;[.D402])-11))" office:value-type="string" office:string-value="26">
            <text:p>26</text:p>
          </table:table-cell>
          <table:table-cell table:formula="of:=MID([.D402];SEARCH(&quot;worldY = &quot;;[.D402])+9;(SEARCH(&quot;posX = &quot;;[.D402])-SEARCH(&quot;worldY = &quot;;[.D402])-11))" office:value-type="string" office:string-value="38">
            <text:p>38</text:p>
          </table:table-cell>
          <table:table-cell table:formula="of:=MID([.D402];(SEARCH(&quot;posX = &quot;;[.D402])+7);(SEARCH(&quot;,&quot;;[.D402];SEARCH(&quot;posX&quot;;[.D402]))-SEARCH(&quot;posX = &quot;;[.D402])-7))" office:value-type="string" office:string-value="279">
            <text:p>279</text:p>
          </table:table-cell>
          <table:table-cell table:formula="of:=IF(LEN([.D402])&lt;60;MID([.D402];(SEARCH(&quot;posY = &quot;;[.D402])+7);(SEARCH(&quot;}&quot;;[.D402];SEARCH(&quot;posY&quot;;[.D402]))-SEARCH(&quot;posY = &quot;;[.D402])-7));MID([.D407];(SEARCH(&quot;posY = &quot;;[.D407])+7);(SEARCH(&quot;}&quot;;[.D407];SEARCH(&quot;posY&quot;;[.D407]))-SEARCH(&quot;posY = &quot;;[.D407])-7)))" office:value-type="string" office:string-value="52">
            <text:p>52</text:p>
          </table:table-cell>
          <table:table-cell table:formula="of:=MID([.D402];SEARCH(&quot;posZ = &quot;;[.D402])+7;(SEARCH(&quot;}&quot;;[.D402])-SEARCH(&quot;posZ = &quot;;[.D402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79, posY = 55}, -- diner</text:p>
          </table:table-cell>
          <table:table-cell office:value-type="string">
            <text:p>Rosewood</text:p>
          </table:table-cell>
          <table:table-cell table:formula="of:=MID([.A403];SEARCH(&quot;--&quot;;[.A403])+2;256)" office:value-type="string" office:string-value=" diner">
            <text:p><text:s/>diner</text:p>
          </table:table-cell>
          <table:table-cell table:formula="of:=MID([.A403];1;SEARCH(&quot;--&quot;;[.A403])-1)" office:value-type="string" office:string-value="{worldX = 26, worldY = 38, posX = 279, posY = 55}, ">
            <text:p>{worldX = 26, worldY = 38, posX = 279, posY = 55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1">
            <text:p>4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403];&quot;-- &quot;;[.B403];&quot;,&quot;;[.C403];&quot; ID:&quot;;[.I403])" office:value-type="string" office:string-value="{worldX = 26, worldY = 38, posX = 279, posY = 55}, -- Rosewood, diner ID:401">
            <text:p>{worldX = 26, worldY = 38, posX = 279, posY = 55}, -- Rosewood, diner ID:401</text:p>
          </table:table-cell>
          <table:table-cell table:formula="of:=MID([.D403];SEARCH(&quot;worldX = &quot;;[.D403])+9;(SEARCH(&quot;worldY = &quot;;[.D403])-SEARCH(&quot;worldX = &quot;;[.D403])-11))" office:value-type="string" office:string-value="26">
            <text:p>26</text:p>
          </table:table-cell>
          <table:table-cell table:formula="of:=MID([.D403];SEARCH(&quot;worldY = &quot;;[.D403])+9;(SEARCH(&quot;posX = &quot;;[.D403])-SEARCH(&quot;worldY = &quot;;[.D403])-11))" office:value-type="string" office:string-value="38">
            <text:p>38</text:p>
          </table:table-cell>
          <table:table-cell table:formula="of:=MID([.D403];(SEARCH(&quot;posX = &quot;;[.D403])+7);(SEARCH(&quot;,&quot;;[.D403];SEARCH(&quot;posX&quot;;[.D403]))-SEARCH(&quot;posX = &quot;;[.D403])-7))" office:value-type="string" office:string-value="279">
            <text:p>279</text:p>
          </table:table-cell>
          <table:table-cell table:formula="of:=IF(LEN([.D403])&lt;60;MID([.D403];(SEARCH(&quot;posY = &quot;;[.D403])+7);(SEARCH(&quot;}&quot;;[.D403];SEARCH(&quot;posY&quot;;[.D403]))-SEARCH(&quot;posY = &quot;;[.D403])-7));MID([.D408];(SEARCH(&quot;posY = &quot;;[.D408])+7);(SEARCH(&quot;}&quot;;[.D408];SEARCH(&quot;posY&quot;;[.D408]))-SEARCH(&quot;posY = &quot;;[.D408])-7)))" office:value-type="string" office:string-value="55">
            <text:p>55</text:p>
          </table:table-cell>
          <table:table-cell table:formula="of:=MID([.D403];SEARCH(&quot;posZ = &quot;;[.D403])+7;(SEARCH(&quot;}&quot;;[.D403])-SEARCH(&quot;posZ = &quot;;[.D4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75, posY = 55}, -- diner, kitchen</text:p>
          </table:table-cell>
          <table:table-cell office:value-type="string">
            <text:p>Rosewood</text:p>
          </table:table-cell>
          <table:table-cell table:formula="of:=MID([.A404];SEARCH(&quot;--&quot;;[.A404])+2;256)" office:value-type="string" office:string-value=" diner, kitchen">
            <text:p><text:s/>diner, kitchen</text:p>
          </table:table-cell>
          <table:table-cell table:formula="of:=MID([.A404];1;SEARCH(&quot;--&quot;;[.A404])-1)" office:value-type="string" office:string-value="{worldX = 26, worldY = 38, posX = 275, posY = 55}, ">
            <text:p>{worldX = 26, worldY = 38, posX = 275, posY = 5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2">
            <text:p>40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404];&quot;-- &quot;;[.B404];&quot;,&quot;;[.C404];&quot; ID:&quot;;[.I404])" office:value-type="string" office:string-value="{worldX = 26, worldY = 38, posX = 275, posY = 55}, -- Rosewood, diner, kitchen ID:402">
            <text:p>{worldX = 26, worldY = 38, posX = 275, posY = 55}, -- Rosewood, diner, kitchen ID:402</text:p>
          </table:table-cell>
          <table:table-cell table:formula="of:=MID([.D404];SEARCH(&quot;worldX = &quot;;[.D404])+9;(SEARCH(&quot;worldY = &quot;;[.D404])-SEARCH(&quot;worldX = &quot;;[.D404])-11))" office:value-type="string" office:string-value="26">
            <text:p>26</text:p>
          </table:table-cell>
          <table:table-cell table:formula="of:=MID([.D404];SEARCH(&quot;worldY = &quot;;[.D404])+9;(SEARCH(&quot;posX = &quot;;[.D404])-SEARCH(&quot;worldY = &quot;;[.D404])-11))" office:value-type="string" office:string-value="38">
            <text:p>38</text:p>
          </table:table-cell>
          <table:table-cell table:formula="of:=MID([.D404];(SEARCH(&quot;posX = &quot;;[.D404])+7);(SEARCH(&quot;,&quot;;[.D404];SEARCH(&quot;posX&quot;;[.D404]))-SEARCH(&quot;posX = &quot;;[.D404])-7))" office:value-type="string" office:string-value="275">
            <text:p>275</text:p>
          </table:table-cell>
          <table:table-cell table:formula="of:=IF(LEN([.D404])&lt;60;MID([.D404];(SEARCH(&quot;posY = &quot;;[.D404])+7);(SEARCH(&quot;}&quot;;[.D404];SEARCH(&quot;posY&quot;;[.D404]))-SEARCH(&quot;posY = &quot;;[.D404])-7));MID([.D409];(SEARCH(&quot;posY = &quot;;[.D409])+7);(SEARCH(&quot;}&quot;;[.D409];SEARCH(&quot;posY&quot;;[.D409]))-SEARCH(&quot;posY = &quot;;[.D409])-7)))" office:value-type="string" office:string-value="55">
            <text:p>55</text:p>
          </table:table-cell>
          <table:table-cell table:formula="of:=MID([.D404];SEARCH(&quot;posZ = &quot;;[.D404])+7;(SEARCH(&quot;}&quot;;[.D404])-SEARCH(&quot;posZ = &quot;;[.D4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21, posY = 29}, -- tavern</text:p>
          </table:table-cell>
          <table:table-cell office:value-type="string">
            <text:p>Rosewood</text:p>
          </table:table-cell>
          <table:table-cell table:formula="of:=MID([.A405];SEARCH(&quot;--&quot;;[.A405])+2;256)" office:value-type="string" office:string-value=" tavern">
            <text:p><text:s/>tavern</text:p>
          </table:table-cell>
          <table:table-cell table:formula="of:=MID([.A405];1;SEARCH(&quot;--&quot;;[.A405])-1)" office:value-type="string" office:string-value="{worldX = 26, worldY = 38, posX = 221, posY = 29}, ">
            <text:p>{worldX = 26, worldY = 38, posX = 221, posY = 29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3">
            <text:p>40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405];&quot;-- &quot;;[.B405];&quot;,&quot;;[.C405];&quot; ID:&quot;;[.I405])" office:value-type="string" office:string-value="{worldX = 26, worldY = 38, posX = 221, posY = 29}, -- Rosewood, tavern ID:403">
            <text:p>{worldX = 26, worldY = 38, posX = 221, posY = 29}, -- Rosewood, tavern ID:403</text:p>
          </table:table-cell>
          <table:table-cell table:formula="of:=MID([.D405];SEARCH(&quot;worldX = &quot;;[.D405])+9;(SEARCH(&quot;worldY = &quot;;[.D405])-SEARCH(&quot;worldX = &quot;;[.D405])-11))" office:value-type="string" office:string-value="26">
            <text:p>26</text:p>
          </table:table-cell>
          <table:table-cell table:formula="of:=MID([.D405];SEARCH(&quot;worldY = &quot;;[.D405])+9;(SEARCH(&quot;posX = &quot;;[.D405])-SEARCH(&quot;worldY = &quot;;[.D405])-11))" office:value-type="string" office:string-value="38">
            <text:p>38</text:p>
          </table:table-cell>
          <table:table-cell table:formula="of:=MID([.D405];(SEARCH(&quot;posX = &quot;;[.D405])+7);(SEARCH(&quot;,&quot;;[.D405];SEARCH(&quot;posX&quot;;[.D405]))-SEARCH(&quot;posX = &quot;;[.D405])-7))" office:value-type="string" office:string-value="221">
            <text:p>221</text:p>
          </table:table-cell>
          <table:table-cell table:formula="of:=IF(LEN([.D405])&lt;60;MID([.D405];(SEARCH(&quot;posY = &quot;;[.D405])+7);(SEARCH(&quot;}&quot;;[.D405];SEARCH(&quot;posY&quot;;[.D405]))-SEARCH(&quot;posY = &quot;;[.D405])-7));MID([.D410];(SEARCH(&quot;posY = &quot;;[.D410])+7);(SEARCH(&quot;}&quot;;[.D410];SEARCH(&quot;posY&quot;;[.D410]))-SEARCH(&quot;posY = &quot;;[.D410])-7)))" office:value-type="string" office:string-value="29">
            <text:p>29</text:p>
          </table:table-cell>
          <table:table-cell table:formula="of:=MID([.D405];SEARCH(&quot;posZ = &quot;;[.D405])+7;(SEARCH(&quot;}&quot;;[.D405])-SEARCH(&quot;posZ = &quot;;[.D4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22, posY = 32, posZ = 1}, -- tavern room</text:p>
          </table:table-cell>
          <table:table-cell office:value-type="string">
            <text:p>Rosewood</text:p>
          </table:table-cell>
          <table:table-cell table:formula="of:=MID([.A406];SEARCH(&quot;--&quot;;[.A406])+2;256)" office:value-type="string" office:string-value=" tavern room">
            <text:p><text:s/>tavern room</text:p>
          </table:table-cell>
          <table:table-cell table:formula="of:=MID([.A406];1;SEARCH(&quot;--&quot;;[.A406])-1)" office:value-type="string" office:string-value="{worldX = 26, worldY = 38, posX = 222, posY = 32, posZ = 1}, ">
            <text:p>{worldX = 26, worldY = 38, posX = 222, posY = 32, 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4">
            <text:p>404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8"/>
          <table:table-cell table:formula="of:=CONCATENATE([.D406];&quot;-- &quot;;[.B406];&quot;,&quot;;[.C406];&quot; ID:&quot;;[.I406])" office:value-type="string" office:string-value="{worldX = 26, worldY = 38, posX = 222, posY = 32, posZ = 1}, -- Rosewood, tavern room ID:404">
            <text:p>{worldX = 26, worldY = 38, posX = 222, posY = 32, posZ = 1}, -- Rosewood, tavern room ID:404</text:p>
          </table:table-cell>
          <table:table-cell table:formula="of:=MID([.D406];SEARCH(&quot;worldX = &quot;;[.D406])+9;(SEARCH(&quot;worldY = &quot;;[.D406])-SEARCH(&quot;worldX = &quot;;[.D406])-11))" office:value-type="string" office:string-value="26">
            <text:p>26</text:p>
          </table:table-cell>
          <table:table-cell table:formula="of:=MID([.D406];SEARCH(&quot;worldY = &quot;;[.D406])+9;(SEARCH(&quot;posX = &quot;;[.D406])-SEARCH(&quot;worldY = &quot;;[.D406])-11))" office:value-type="string" office:string-value="38">
            <text:p>38</text:p>
          </table:table-cell>
          <table:table-cell table:formula="of:=MID([.D406];(SEARCH(&quot;posX = &quot;;[.D406])+7);(SEARCH(&quot;,&quot;;[.D406];SEARCH(&quot;posX&quot;;[.D406]))-SEARCH(&quot;posX = &quot;;[.D406])-7))" office:value-type="string" office:string-value="222">
            <text:p>222</text:p>
          </table:table-cell>
          <table:table-cell table:formula="of:=IF(LEN([.D406])&lt;60;MID([.D406];(SEARCH(&quot;posY = &quot;;[.D406])+7);(SEARCH(&quot;}&quot;;[.D406];SEARCH(&quot;posY&quot;;[.D406]))-SEARCH(&quot;posY = &quot;;[.D406])-7));MID([.D411];(SEARCH(&quot;posY = &quot;;[.D411])+7);(SEARCH(&quot;}&quot;;[.D411];SEARCH(&quot;posY&quot;;[.D411]))-SEARCH(&quot;posY = &quot;;[.D411])-7)))" office:value-type="string" office:string-value="110">
            <text:p>110</text:p>
          </table:table-cell>
          <table:table-cell table:formula="of:=MID([.D406];SEARCH(&quot;posZ = &quot;;[.D406])+7;(SEARCH(&quot;}&quot;;[.D406])-SEARCH(&quot;posZ = &quot;;[.D406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197, posY = 52}, -- bail bonds</text:p>
          </table:table-cell>
          <table:table-cell office:value-type="string">
            <text:p>Rosewood</text:p>
          </table:table-cell>
          <table:table-cell table:formula="of:=MID([.A407];SEARCH(&quot;--&quot;;[.A407])+2;256)" office:value-type="string" office:string-value=" bail bonds">
            <text:p><text:s/>bail bonds</text:p>
          </table:table-cell>
          <table:table-cell table:formula="of:=MID([.A407];1;SEARCH(&quot;--&quot;;[.A407])-1)" office:value-type="string" office:string-value="{worldX = 26, worldY = 38, posX = 197, posY = 52}, ">
            <text:p>{worldX = 26, worldY = 38, posX = 197, posY = 5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407];&quot;-- &quot;;[.B407];&quot;,&quot;;[.C407];&quot; ID:&quot;;[.I407])" office:value-type="string" office:string-value="{worldX = 26, worldY = 38, posX = 197, posY = 52}, -- Rosewood, bail bonds ID:405">
            <text:p>{worldX = 26, worldY = 38, posX = 197, posY = 52}, -- Rosewood, bail bonds ID:405</text:p>
          </table:table-cell>
          <table:table-cell table:formula="of:=MID([.D407];SEARCH(&quot;worldX = &quot;;[.D407])+9;(SEARCH(&quot;worldY = &quot;;[.D407])-SEARCH(&quot;worldX = &quot;;[.D407])-11))" office:value-type="string" office:string-value="26">
            <text:p>26</text:p>
          </table:table-cell>
          <table:table-cell table:formula="of:=MID([.D407];SEARCH(&quot;worldY = &quot;;[.D407])+9;(SEARCH(&quot;posX = &quot;;[.D407])-SEARCH(&quot;worldY = &quot;;[.D407])-11))" office:value-type="string" office:string-value="38">
            <text:p>38</text:p>
          </table:table-cell>
          <table:table-cell table:formula="of:=MID([.D407];(SEARCH(&quot;posX = &quot;;[.D407])+7);(SEARCH(&quot;,&quot;;[.D407];SEARCH(&quot;posX&quot;;[.D407]))-SEARCH(&quot;posX = &quot;;[.D407])-7))" office:value-type="string" office:string-value="197">
            <text:p>197</text:p>
          </table:table-cell>
          <table:table-cell table:formula="of:=IF(LEN([.D407])&lt;60;MID([.D407];(SEARCH(&quot;posY = &quot;;[.D407])+7);(SEARCH(&quot;}&quot;;[.D407];SEARCH(&quot;posY&quot;;[.D407]))-SEARCH(&quot;posY = &quot;;[.D407])-7));MID([.D412];(SEARCH(&quot;posY = &quot;;[.D412])+7);(SEARCH(&quot;}&quot;;[.D412];SEARCH(&quot;posY&quot;;[.D412]))-SEARCH(&quot;posY = &quot;;[.D412])-7)))" office:value-type="string" office:string-value="52">
            <text:p>52</text:p>
          </table:table-cell>
          <table:table-cell table:formula="of:=MID([.D407];SEARCH(&quot;posZ = &quot;;[.D407])+7;(SEARCH(&quot;}&quot;;[.D407])-SEARCH(&quot;posZ = &quot;;[.D4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0, posY = 93}, -- clothing store</text:p>
          </table:table-cell>
          <table:table-cell office:value-type="string">
            <text:p>Rosewood</text:p>
          </table:table-cell>
          <table:table-cell table:formula="of:=MID([.A408];SEARCH(&quot;--&quot;;[.A408])+2;256)" office:value-type="string" office:string-value=" clothing store">
            <text:p><text:s/>clothing store</text:p>
          </table:table-cell>
          <table:table-cell table:formula="of:=MID([.A408];1;SEARCH(&quot;--&quot;;[.A408])-1)" office:value-type="string" office:string-value="{worldX = 26, worldY = 38, posX = 290, posY = 93}, ">
            <text:p>{worldX = 26, worldY = 38, posX = 290, posY = 9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6">
            <text:p>406</text:p>
          </table:table-cell>
          <table:table-cell table:number-columns-repeated="22"/>
          <table:table-cell table:formula="of:=CONCATENATE([.D408];&quot;-- &quot;;[.B408];&quot;,&quot;;[.C408];&quot; ID:&quot;;[.I408])" office:value-type="string" office:string-value="{worldX = 26, worldY = 38, posX = 290, posY = 93}, -- Rosewood, clothing store ID:406">
            <text:p>{worldX = 26, worldY = 38, posX = 290, posY = 93}, -- Rosewood, clothing store ID:406</text:p>
          </table:table-cell>
          <table:table-cell table:formula="of:=MID([.D408];SEARCH(&quot;worldX = &quot;;[.D408])+9;(SEARCH(&quot;worldY = &quot;;[.D408])-SEARCH(&quot;worldX = &quot;;[.D408])-11))" office:value-type="string" office:string-value="26">
            <text:p>26</text:p>
          </table:table-cell>
          <table:table-cell table:formula="of:=MID([.D408];SEARCH(&quot;worldY = &quot;;[.D408])+9;(SEARCH(&quot;posX = &quot;;[.D408])-SEARCH(&quot;worldY = &quot;;[.D408])-11))" office:value-type="string" office:string-value="38">
            <text:p>38</text:p>
          </table:table-cell>
          <table:table-cell table:formula="of:=MID([.D408];(SEARCH(&quot;posX = &quot;;[.D408])+7);(SEARCH(&quot;,&quot;;[.D408];SEARCH(&quot;posX&quot;;[.D408]))-SEARCH(&quot;posX = &quot;;[.D408])-7))" office:value-type="string" office:string-value="290">
            <text:p>290</text:p>
          </table:table-cell>
          <table:table-cell table:formula="of:=IF(LEN([.D408])&lt;60;MID([.D408];(SEARCH(&quot;posY = &quot;;[.D408])+7);(SEARCH(&quot;}&quot;;[.D408];SEARCH(&quot;posY&quot;;[.D408]))-SEARCH(&quot;posY = &quot;;[.D408])-7));MID([.D413];(SEARCH(&quot;posY = &quot;;[.D413])+7);(SEARCH(&quot;}&quot;;[.D413];SEARCH(&quot;posY&quot;;[.D413]))-SEARCH(&quot;posY = &quot;;[.D413])-7)))" office:value-type="string" office:string-value="93">
            <text:p>93</text:p>
          </table:table-cell>
          <table:table-cell table:formula="of:=MID([.D408];SEARCH(&quot;posZ = &quot;;[.D408])+7;(SEARCH(&quot;}&quot;;[.D408])-SEARCH(&quot;posZ = &quot;;[.D4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7, posY = 103}, -- buffet</text:p>
          </table:table-cell>
          <table:table-cell office:value-type="string">
            <text:p>Rosewood</text:p>
          </table:table-cell>
          <table:table-cell table:formula="of:=MID([.A409];SEARCH(&quot;--&quot;;[.A409])+2;256)" office:value-type="string" office:string-value=" buffet">
            <text:p><text:s/>buffet</text:p>
          </table:table-cell>
          <table:table-cell table:formula="of:=MID([.A409];1;SEARCH(&quot;--&quot;;[.A409])-1)" office:value-type="string" office:string-value="{worldX = 26, worldY = 38, posX = 287, posY = 103}, ">
            <text:p>{worldX = 26, worldY = 38, posX = 287, posY = 103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7">
            <text:p>40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409];&quot;-- &quot;;[.B409];&quot;,&quot;;[.C409];&quot; ID:&quot;;[.I409])" office:value-type="string" office:string-value="{worldX = 26, worldY = 38, posX = 287, posY = 103}, -- Rosewood, buffet ID:407">
            <text:p>{worldX = 26, worldY = 38, posX = 287, posY = 103}, -- Rosewood, buffet ID:407</text:p>
          </table:table-cell>
          <table:table-cell table:formula="of:=MID([.D409];SEARCH(&quot;worldX = &quot;;[.D409])+9;(SEARCH(&quot;worldY = &quot;;[.D409])-SEARCH(&quot;worldX = &quot;;[.D409])-11))" office:value-type="string" office:string-value="26">
            <text:p>26</text:p>
          </table:table-cell>
          <table:table-cell table:formula="of:=MID([.D409];SEARCH(&quot;worldY = &quot;;[.D409])+9;(SEARCH(&quot;posX = &quot;;[.D409])-SEARCH(&quot;worldY = &quot;;[.D409])-11))" office:value-type="string" office:string-value="38">
            <text:p>38</text:p>
          </table:table-cell>
          <table:table-cell table:formula="of:=MID([.D409];(SEARCH(&quot;posX = &quot;;[.D409])+7);(SEARCH(&quot;,&quot;;[.D409];SEARCH(&quot;posX&quot;;[.D409]))-SEARCH(&quot;posX = &quot;;[.D409])-7))" office:value-type="string" office:string-value="287">
            <text:p>287</text:p>
          </table:table-cell>
          <table:table-cell table:formula="of:=IF(LEN([.D409])&lt;60;MID([.D409];(SEARCH(&quot;posY = &quot;;[.D409])+7);(SEARCH(&quot;}&quot;;[.D409];SEARCH(&quot;posY&quot;;[.D409]))-SEARCH(&quot;posY = &quot;;[.D409])-7));MID([.D414];(SEARCH(&quot;posY = &quot;;[.D414])+7);(SEARCH(&quot;}&quot;;[.D414];SEARCH(&quot;posY&quot;;[.D414]))-SEARCH(&quot;posY = &quot;;[.D414])-7)))" office:value-type="string" office:string-value="103">
            <text:p>103</text:p>
          </table:table-cell>
          <table:table-cell table:formula="of:=MID([.D409];SEARCH(&quot;posZ = &quot;;[.D409])+7;(SEARCH(&quot;}&quot;;[.D409])-SEARCH(&quot;posZ = &quot;;[.D4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3, posY = 113}, -- buffet, kitchen</text:p>
          </table:table-cell>
          <table:table-cell office:value-type="string">
            <text:p>Rosewood</text:p>
          </table:table-cell>
          <table:table-cell table:formula="of:=MID([.A410];SEARCH(&quot;--&quot;;[.A410])+2;256)" office:value-type="string" office:string-value=" buffet, kitchen">
            <text:p><text:s/>buffet, kitchen</text:p>
          </table:table-cell>
          <table:table-cell table:formula="of:=MID([.A410];1;SEARCH(&quot;--&quot;;[.A410])-1)" office:value-type="string" office:string-value="{worldX = 26, worldY = 38, posX = 283, posY = 113}, ">
            <text:p>{worldX = 26, worldY = 38, posX = 283, posY = 113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8">
            <text:p>408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10];&quot;-- &quot;;[.B410];&quot;,&quot;;[.C410];&quot; ID:&quot;;[.I410])" office:value-type="string" office:string-value="{worldX = 26, worldY = 38, posX = 283, posY = 113}, -- Rosewood, buffet, kitchen ID:408">
            <text:p>{worldX = 26, worldY = 38, posX = 283, posY = 113}, -- Rosewood, buffet, kitchen ID:408</text:p>
          </table:table-cell>
          <table:table-cell table:formula="of:=MID([.D410];SEARCH(&quot;worldX = &quot;;[.D410])+9;(SEARCH(&quot;worldY = &quot;;[.D410])-SEARCH(&quot;worldX = &quot;;[.D410])-11))" office:value-type="string" office:string-value="26">
            <text:p>26</text:p>
          </table:table-cell>
          <table:table-cell table:formula="of:=MID([.D410];SEARCH(&quot;worldY = &quot;;[.D410])+9;(SEARCH(&quot;posX = &quot;;[.D410])-SEARCH(&quot;worldY = &quot;;[.D410])-11))" office:value-type="string" office:string-value="38">
            <text:p>38</text:p>
          </table:table-cell>
          <table:table-cell table:formula="of:=MID([.D410];(SEARCH(&quot;posX = &quot;;[.D410])+7);(SEARCH(&quot;,&quot;;[.D410];SEARCH(&quot;posX&quot;;[.D410]))-SEARCH(&quot;posX = &quot;;[.D410])-7))" office:value-type="string" office:string-value="283">
            <text:p>283</text:p>
          </table:table-cell>
          <table:table-cell table:formula="of:=IF(LEN([.D410])&lt;60;MID([.D410];(SEARCH(&quot;posY = &quot;;[.D410])+7);(SEARCH(&quot;}&quot;;[.D410];SEARCH(&quot;posY&quot;;[.D410]))-SEARCH(&quot;posY = &quot;;[.D410])-7));MID([.D415];(SEARCH(&quot;posY = &quot;;[.D415])+7);(SEARCH(&quot;}&quot;;[.D415];SEARCH(&quot;posY&quot;;[.D415]))-SEARCH(&quot;posY = &quot;;[.D415])-7)))" office:value-type="string" office:string-value="113">
            <text:p>113</text:p>
          </table:table-cell>
          <table:table-cell table:formula="of:=MID([.D410];SEARCH(&quot;posZ = &quot;;[.D410])+7;(SEARCH(&quot;}&quot;;[.D410])-SEARCH(&quot;posZ = &quot;;[.D4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7, posY = 110}, -- bookstore</text:p>
          </table:table-cell>
          <table:table-cell office:value-type="string">
            <text:p>Rosewood</text:p>
          </table:table-cell>
          <table:table-cell table:formula="of:=MID([.A411];SEARCH(&quot;--&quot;;[.A411])+2;256)" office:value-type="string" office:string-value=" bookstore">
            <text:p><text:s/>bookstore</text:p>
          </table:table-cell>
          <table:table-cell table:formula="of:=MID([.A411];1;SEARCH(&quot;--&quot;;[.A411])-1)" office:value-type="string" office:string-value="{worldX = 26, worldY = 38, posX = 287, posY = 110}, ">
            <text:p>{worldX = 26, worldY = 38, posX = 287, posY = 110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09">
            <text:p>409</text:p>
          </table:table-cell>
          <table:table-cell table:number-columns-repeated="22"/>
          <table:table-cell table:formula="of:=CONCATENATE([.D411];&quot;-- &quot;;[.B411];&quot;,&quot;;[.C411];&quot; ID:&quot;;[.I411])" office:value-type="string" office:string-value="{worldX = 26, worldY = 38, posX = 287, posY = 110}, -- Rosewood, bookstore ID:409">
            <text:p>{worldX = 26, worldY = 38, posX = 287, posY = 110}, -- Rosewood, bookstore ID:409</text:p>
          </table:table-cell>
          <table:table-cell table:formula="of:=MID([.D411];SEARCH(&quot;worldX = &quot;;[.D411])+9;(SEARCH(&quot;worldY = &quot;;[.D411])-SEARCH(&quot;worldX = &quot;;[.D411])-11))" office:value-type="string" office:string-value="26">
            <text:p>26</text:p>
          </table:table-cell>
          <table:table-cell table:formula="of:=MID([.D411];SEARCH(&quot;worldY = &quot;;[.D411])+9;(SEARCH(&quot;posX = &quot;;[.D411])-SEARCH(&quot;worldY = &quot;;[.D411])-11))" office:value-type="string" office:string-value="38">
            <text:p>38</text:p>
          </table:table-cell>
          <table:table-cell table:formula="of:=MID([.D411];(SEARCH(&quot;posX = &quot;;[.D411])+7);(SEARCH(&quot;,&quot;;[.D411];SEARCH(&quot;posX&quot;;[.D411]))-SEARCH(&quot;posX = &quot;;[.D411])-7))" office:value-type="string" office:string-value="287">
            <text:p>287</text:p>
          </table:table-cell>
          <table:table-cell table:formula="of:=IF(LEN([.D411])&lt;60;MID([.D411];(SEARCH(&quot;posY = &quot;;[.D411])+7);(SEARCH(&quot;}&quot;;[.D411];SEARCH(&quot;posY&quot;;[.D411]))-SEARCH(&quot;posY = &quot;;[.D411])-7));MID([.D416];(SEARCH(&quot;posY = &quot;;[.D416])+7);(SEARCH(&quot;}&quot;;[.D416];SEARCH(&quot;posY&quot;;[.D416]))-SEARCH(&quot;posY = &quot;;[.D416])-7)))" office:value-type="string" office:string-value="110">
            <text:p>110</text:p>
          </table:table-cell>
          <table:table-cell table:formula="of:=MID([.D411];SEARCH(&quot;posZ = &quot;;[.D411])+7;(SEARCH(&quot;}&quot;;[.D411])-SEARCH(&quot;posZ = &quot;;[.D4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5, posY = 88, posZ = 1}, -- small apartment over clothes store</text:p>
          </table:table-cell>
          <table:table-cell office:value-type="string">
            <text:p>Rosewood</text:p>
          </table:table-cell>
          <table:table-cell table:formula="of:=MID([.A412];SEARCH(&quot;--&quot;;[.A412])+2;256)" office:value-type="string" office:string-value=" small apartment over clothes store">
            <text:p><text:s/>small apartment over clothes store</text:p>
          </table:table-cell>
          <table:table-cell table:formula="of:=MID([.A412];1;SEARCH(&quot;--&quot;;[.A412])-1)" office:value-type="string" office:string-value="{worldX = 26, worldY = 38, posX = 285, posY = 88, posZ = 1}, ">
            <text:p>{worldX = 26, worldY = 38, posX = 285, posY = 88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0">
            <text:p>410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412];&quot;-- &quot;;[.B412];&quot;,&quot;;[.C412];&quot; ID:&quot;;[.I412])" office:value-type="string" office:string-value="{worldX = 26, worldY = 38, posX = 285, posY = 88, posZ = 1}, -- Rosewood, small apartment over clothes store ID:410">
            <text:p>{worldX = 26, worldY = 38, posX = 285, posY = 88, posZ = 1}, -- Rosewood, small apartment over clothes store ID:410</text:p>
          </table:table-cell>
          <table:table-cell table:formula="of:=MID([.D412];SEARCH(&quot;worldX = &quot;;[.D412])+9;(SEARCH(&quot;worldY = &quot;;[.D412])-SEARCH(&quot;worldX = &quot;;[.D412])-11))" office:value-type="string" office:string-value="26">
            <text:p>26</text:p>
          </table:table-cell>
          <table:table-cell table:formula="of:=MID([.D412];SEARCH(&quot;worldY = &quot;;[.D412])+9;(SEARCH(&quot;posX = &quot;;[.D412])-SEARCH(&quot;worldY = &quot;;[.D412])-11))" office:value-type="string" office:string-value="38">
            <text:p>38</text:p>
          </table:table-cell>
          <table:table-cell table:formula="of:=MID([.D412];(SEARCH(&quot;posX = &quot;;[.D412])+7);(SEARCH(&quot;,&quot;;[.D412];SEARCH(&quot;posX&quot;;[.D412]))-SEARCH(&quot;posX = &quot;;[.D412])-7))" office:value-type="string" office:string-value="285">
            <text:p>285</text:p>
          </table:table-cell>
          <table:table-cell table:formula="of:=IF(LEN([.D412])&lt;60;MID([.D412];(SEARCH(&quot;posY = &quot;;[.D412])+7);(SEARCH(&quot;}&quot;;[.D412];SEARCH(&quot;posY&quot;;[.D412]))-SEARCH(&quot;posY = &quot;;[.D412])-7));MID([.D417];(SEARCH(&quot;posY = &quot;;[.D417])+7);(SEARCH(&quot;}&quot;;[.D417];SEARCH(&quot;posY&quot;;[.D417]))-SEARCH(&quot;posY = &quot;;[.D417])-7)))" office:value-type="string" office:string-value="155">
            <text:p>155</text:p>
          </table:table-cell>
          <table:table-cell table:formula="of:=MID([.D412];SEARCH(&quot;posZ = &quot;;[.D412])+7;(SEARCH(&quot;}&quot;;[.D412])-SEARCH(&quot;posZ = &quot;;[.D412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2, posY = 113, posZ = 1}, -- big apartment over book store</text:p>
          </table:table-cell>
          <table:table-cell office:value-type="string">
            <text:p>Rosewood</text:p>
          </table:table-cell>
          <table:table-cell table:formula="of:=MID([.A413];SEARCH(&quot;--&quot;;[.A413])+2;256)" office:value-type="string" office:string-value=" big apartment over book store">
            <text:p><text:s/>big apartment over book store</text:p>
          </table:table-cell>
          <table:table-cell table:formula="of:=MID([.A413];1;SEARCH(&quot;--&quot;;[.A413])-1)" office:value-type="string" office:string-value="{worldX = 26, worldY = 38, posX = 292, posY = 113, posZ = 1}, ">
            <text:p>{worldX = 26, worldY = 38, posX = 292, posY = 113, posZ = 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1">
            <text:p>411</text:p>
          </table:table-cell>
          <table:table-cell table:number-columns-repeated="22"/>
          <table:table-cell table:formula="of:=CONCATENATE([.D413];&quot;-- &quot;;[.B413];&quot;,&quot;;[.C413];&quot; ID:&quot;;[.I413])" office:value-type="string" office:string-value="{worldX = 26, worldY = 38, posX = 292, posY = 113, posZ = 1}, -- Rosewood, big apartment over book store ID:411">
            <text:p>{worldX = 26, worldY = 38, posX = 292, posY = 113, posZ = 1}, -- Rosewood, big apartment over book store ID:411</text:p>
          </table:table-cell>
          <table:table-cell table:formula="of:=MID([.D413];SEARCH(&quot;worldX = &quot;;[.D413])+9;(SEARCH(&quot;worldY = &quot;;[.D413])-SEARCH(&quot;worldX = &quot;;[.D413])-11))" office:value-type="string" office:string-value="26">
            <text:p>26</text:p>
          </table:table-cell>
          <table:table-cell table:formula="of:=MID([.D413];SEARCH(&quot;worldY = &quot;;[.D413])+9;(SEARCH(&quot;posX = &quot;;[.D413])-SEARCH(&quot;worldY = &quot;;[.D413])-11))" office:value-type="string" office:string-value="38">
            <text:p>38</text:p>
          </table:table-cell>
          <table:table-cell table:formula="of:=MID([.D413];(SEARCH(&quot;posX = &quot;;[.D413])+7);(SEARCH(&quot;,&quot;;[.D413];SEARCH(&quot;posX&quot;;[.D413]))-SEARCH(&quot;posX = &quot;;[.D413])-7))" office:value-type="string" office:string-value="292">
            <text:p>292</text:p>
          </table:table-cell>
          <table:table-cell table:formula="of:=IF(LEN([.D413])&lt;60;MID([.D413];(SEARCH(&quot;posY = &quot;;[.D413])+7);(SEARCH(&quot;}&quot;;[.D413];SEARCH(&quot;posY&quot;;[.D413]))-SEARCH(&quot;posY = &quot;;[.D413])-7));MID([.D418];(SEARCH(&quot;posY = &quot;;[.D418])+7);(SEARCH(&quot;}&quot;;[.D418];SEARCH(&quot;posY&quot;;[.D418]))-SEARCH(&quot;posY = &quot;;[.D418])-7)))" office:value-type="string" office:string-value="116">
            <text:p>116</text:p>
          </table:table-cell>
          <table:table-cell table:formula="of:=MID([.D413];SEARCH(&quot;posZ = &quot;;[.D413])+7;(SEARCH(&quot;}&quot;;[.D413])-SEARCH(&quot;posZ = &quot;;[.D413])-7))" office:value-type="string" office:string-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{worldX = 26, worldY = 38, posX = 291, posY = 129}, -- dr office lobby</text:p>
          </table:table-cell>
          <table:table-cell office:value-type="string">
            <text:p>Rosewood</text:p>
          </table:table-cell>
          <table:table-cell table:formula="of:=MID([.A414];SEARCH(&quot;--&quot;;[.A414])+2;256)" office:value-type="string" office:string-value=" dr office lobby">
            <text:p><text:s/>dr office lobby</text:p>
          </table:table-cell>
          <table:table-cell table:formula="of:=MID([.A414];1;SEARCH(&quot;--&quot;;[.A414])-1)" office:value-type="string" office:string-value="{worldX = 26, worldY = 38, posX = 291, posY = 129}, ">
            <text:p>{worldX = 26, worldY = 38, posX = 291, posY = 129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2">
            <text:p>412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414];&quot;-- &quot;;[.B414];&quot;,&quot;;[.C414];&quot; ID:&quot;;[.I414])" office:value-type="string" office:string-value="{worldX = 26, worldY = 38, posX = 291, posY = 129}, -- Rosewood, dr office lobby ID:412">
            <text:p>{worldX = 26, worldY = 38, posX = 291, posY = 129}, -- Rosewood, dr office lobby ID:412</text:p>
          </table:table-cell>
          <table:table-cell table:formula="of:=MID([.D414];SEARCH(&quot;worldX = &quot;;[.D414])+9;(SEARCH(&quot;worldY = &quot;;[.D414])-SEARCH(&quot;worldX = &quot;;[.D414])-11))" office:value-type="string" office:string-value="26">
            <text:p>26</text:p>
          </table:table-cell>
          <table:table-cell table:formula="of:=MID([.D414];SEARCH(&quot;worldY = &quot;;[.D414])+9;(SEARCH(&quot;posX = &quot;;[.D414])-SEARCH(&quot;worldY = &quot;;[.D414])-11))" office:value-type="string" office:string-value="38">
            <text:p>38</text:p>
          </table:table-cell>
          <table:table-cell table:formula="of:=MID([.D414];(SEARCH(&quot;posX = &quot;;[.D414])+7);(SEARCH(&quot;,&quot;;[.D414];SEARCH(&quot;posX&quot;;[.D414]))-SEARCH(&quot;posX = &quot;;[.D414])-7))" office:value-type="string" office:string-value="291">
            <text:p>291</text:p>
          </table:table-cell>
          <table:table-cell table:formula="of:=IF(LEN([.D414])&lt;60;MID([.D414];(SEARCH(&quot;posY = &quot;;[.D414])+7);(SEARCH(&quot;}&quot;;[.D414];SEARCH(&quot;posY&quot;;[.D414]))-SEARCH(&quot;posY = &quot;;[.D414])-7));MID([.D419];(SEARCH(&quot;posY = &quot;;[.D419])+7);(SEARCH(&quot;}&quot;;[.D419];SEARCH(&quot;posY&quot;;[.D419]))-SEARCH(&quot;posY = &quot;;[.D419])-7)))" office:value-type="string" office:string-value="129">
            <text:p>129</text:p>
          </table:table-cell>
          <table:table-cell table:formula="of:=MID([.D414];SEARCH(&quot;posZ = &quot;;[.D414])+7;(SEARCH(&quot;}&quot;;[.D414])-SEARCH(&quot;posZ = &quot;;[.D414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26, worldY = 38, posX = 287, posY = 130}, -- dr office exam room</text:p>
          </table:table-cell>
          <table:table-cell office:value-type="string">
            <text:p>Rosewood</text:p>
          </table:table-cell>
          <table:table-cell table:formula="of:=MID([.A415];SEARCH(&quot;--&quot;;[.A415])+2;256)" office:value-type="string" office:string-value=" dr office exam room">
            <text:p><text:s/>dr office exam room</text:p>
          </table:table-cell>
          <table:table-cell table:formula="of:=MID([.A415];1;SEARCH(&quot;--&quot;;[.A415])-1)" office:value-type="string" office:string-value="{worldX = 26, worldY = 38, posX = 287, posY = 130}, ">
            <text:p>{worldX = 26, worldY = 38, posX = 287, posY = 13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3">
            <text:p>413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415];&quot;-- &quot;;[.B415];&quot;,&quot;;[.C415];&quot; ID:&quot;;[.I415])" office:value-type="string" office:string-value="{worldX = 26, worldY = 38, posX = 287, posY = 130}, -- Rosewood, dr office exam room ID:413">
            <text:p>{worldX = 26, worldY = 38, posX = 287, posY = 130}, -- Rosewood, dr office exam room ID:413</text:p>
          </table:table-cell>
          <table:table-cell table:formula="of:=MID([.D415];SEARCH(&quot;worldX = &quot;;[.D415])+9;(SEARCH(&quot;worldY = &quot;;[.D415])-SEARCH(&quot;worldX = &quot;;[.D415])-11))" office:value-type="string" office:string-value="26">
            <text:p>26</text:p>
          </table:table-cell>
          <table:table-cell table:formula="of:=MID([.D415];SEARCH(&quot;worldY = &quot;;[.D415])+9;(SEARCH(&quot;posX = &quot;;[.D415])-SEARCH(&quot;worldY = &quot;;[.D415])-11))" office:value-type="string" office:string-value="38">
            <text:p>38</text:p>
          </table:table-cell>
          <table:table-cell table:formula="of:=MID([.D415];(SEARCH(&quot;posX = &quot;;[.D415])+7);(SEARCH(&quot;,&quot;;[.D415];SEARCH(&quot;posX&quot;;[.D415]))-SEARCH(&quot;posX = &quot;;[.D415])-7))" office:value-type="string" office:string-value="287">
            <text:p>287</text:p>
          </table:table-cell>
          <table:table-cell table:formula="of:=IF(LEN([.D415])&lt;60;MID([.D415];(SEARCH(&quot;posY = &quot;;[.D415])+7);(SEARCH(&quot;}&quot;;[.D415];SEARCH(&quot;posY&quot;;[.D415]))-SEARCH(&quot;posY = &quot;;[.D415])-7));MID([.D420];(SEARCH(&quot;posY = &quot;;[.D420])+7);(SEARCH(&quot;}&quot;;[.D420];SEARCH(&quot;posY&quot;;[.D420]))-SEARCH(&quot;posY = &quot;;[.D420])-7)))" office:value-type="string" office:string-value="130">
            <text:p>130</text:p>
          </table:table-cell>
          <table:table-cell table:formula="of:=MID([.D415];SEARCH(&quot;posZ = &quot;;[.D415])+7;(SEARCH(&quot;}&quot;;[.D415])-SEARCH(&quot;posZ = &quot;;[.D4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3, posY = 138}, -- lawyer</text:p>
          </table:table-cell>
          <table:table-cell office:value-type="string">
            <text:p>Rosewood</text:p>
          </table:table-cell>
          <table:table-cell table:formula="of:=MID([.A416];SEARCH(&quot;--&quot;;[.A416])+2;256)" office:value-type="string" office:string-value=" lawyer">
            <text:p><text:s/>lawyer</text:p>
          </table:table-cell>
          <table:table-cell table:formula="of:=MID([.A416];1;SEARCH(&quot;--&quot;;[.A416])-1)" office:value-type="string" office:string-value="{worldX = 26, worldY = 38, posX = 293, posY = 138}, ">
            <text:p>{worldX = 26, worldY = 38, posX = 293, posY = 138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4">
            <text:p>414</text:p>
          </table:table-cell>
          <table:table-cell table:number-columns-repeated="22"/>
          <table:table-cell table:formula="of:=CONCATENATE([.D416];&quot;-- &quot;;[.B416];&quot;,&quot;;[.C416];&quot; ID:&quot;;[.I416])" office:value-type="string" office:string-value="{worldX = 26, worldY = 38, posX = 293, posY = 138}, -- Rosewood, lawyer ID:414">
            <text:p>{worldX = 26, worldY = 38, posX = 293, posY = 138}, -- Rosewood, lawyer ID:414</text:p>
          </table:table-cell>
          <table:table-cell table:formula="of:=MID([.D416];SEARCH(&quot;worldX = &quot;;[.D416])+9;(SEARCH(&quot;worldY = &quot;;[.D416])-SEARCH(&quot;worldX = &quot;;[.D416])-11))" office:value-type="string" office:string-value="26">
            <text:p>26</text:p>
          </table:table-cell>
          <table:table-cell table:formula="of:=MID([.D416];SEARCH(&quot;worldY = &quot;;[.D416])+9;(SEARCH(&quot;posX = &quot;;[.D416])-SEARCH(&quot;worldY = &quot;;[.D416])-11))" office:value-type="string" office:string-value="38">
            <text:p>38</text:p>
          </table:table-cell>
          <table:table-cell table:formula="of:=MID([.D416];(SEARCH(&quot;posX = &quot;;[.D416])+7);(SEARCH(&quot;,&quot;;[.D416];SEARCH(&quot;posX&quot;;[.D416]))-SEARCH(&quot;posX = &quot;;[.D416])-7))" office:value-type="string" office:string-value="293">
            <text:p>293</text:p>
          </table:table-cell>
          <table:table-cell table:formula="of:=IF(LEN([.D416])&lt;60;MID([.D416];(SEARCH(&quot;posY = &quot;;[.D416])+7);(SEARCH(&quot;}&quot;;[.D416];SEARCH(&quot;posY&quot;;[.D416]))-SEARCH(&quot;posY = &quot;;[.D416])-7));MID([.D421];(SEARCH(&quot;posY = &quot;;[.D421])+7);(SEARCH(&quot;}&quot;;[.D421];SEARCH(&quot;posY&quot;;[.D421]))-SEARCH(&quot;posY = &quot;;[.D421])-7)))" office:value-type="string" office:string-value="138">
            <text:p>138</text:p>
          </table:table-cell>
          <table:table-cell table:formula="of:=MID([.D416];SEARCH(&quot;posZ = &quot;;[.D416])+7;(SEARCH(&quot;}&quot;;[.D416])-SEARCH(&quot;posZ = &quot;;[.D4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2, posY = 155}, -- salon</text:p>
          </table:table-cell>
          <table:table-cell office:value-type="string">
            <text:p>Rosewood</text:p>
          </table:table-cell>
          <table:table-cell table:formula="of:=MID([.A417];SEARCH(&quot;--&quot;;[.A417])+2;256)" office:value-type="string" office:string-value=" salon">
            <text:p><text:s/>salon</text:p>
          </table:table-cell>
          <table:table-cell table:formula="of:=MID([.A417];1;SEARCH(&quot;--&quot;;[.A417])-1)" office:value-type="string" office:string-value="{worldX = 26, worldY = 38, posX = 292, posY = 155}, ">
            <text:p>{worldX = 26, worldY = 38, posX = 292, posY = 155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5">
            <text:p>415</text:p>
          </table:table-cell>
          <table:table-cell table:number-columns-repeated="22"/>
          <table:table-cell table:formula="of:=CONCATENATE([.D417];&quot;-- &quot;;[.B417];&quot;,&quot;;[.C417];&quot; ID:&quot;;[.I417])" office:value-type="string" office:string-value="{worldX = 26, worldY = 38, posX = 292, posY = 155}, -- Rosewood, salon ID:415">
            <text:p>{worldX = 26, worldY = 38, posX = 292, posY = 155}, -- Rosewood, salon ID:415</text:p>
          </table:table-cell>
          <table:table-cell table:formula="of:=MID([.D417];SEARCH(&quot;worldX = &quot;;[.D417])+9;(SEARCH(&quot;worldY = &quot;;[.D417])-SEARCH(&quot;worldX = &quot;;[.D417])-11))" office:value-type="string" office:string-value="26">
            <text:p>26</text:p>
          </table:table-cell>
          <table:table-cell table:formula="of:=MID([.D417];SEARCH(&quot;worldY = &quot;;[.D417])+9;(SEARCH(&quot;posX = &quot;;[.D417])-SEARCH(&quot;worldY = &quot;;[.D417])-11))" office:value-type="string" office:string-value="38">
            <text:p>38</text:p>
          </table:table-cell>
          <table:table-cell table:formula="of:=MID([.D417];(SEARCH(&quot;posX = &quot;;[.D417])+7);(SEARCH(&quot;,&quot;;[.D417];SEARCH(&quot;posX&quot;;[.D417]))-SEARCH(&quot;posX = &quot;;[.D417])-7))" office:value-type="string" office:string-value="292">
            <text:p>292</text:p>
          </table:table-cell>
          <table:table-cell table:formula="of:=IF(LEN([.D417])&lt;60;MID([.D417];(SEARCH(&quot;posY = &quot;;[.D417])+7);(SEARCH(&quot;}&quot;;[.D417];SEARCH(&quot;posY&quot;;[.D417]))-SEARCH(&quot;posY = &quot;;[.D417])-7));MID([.D422];(SEARCH(&quot;posY = &quot;;[.D422])+7);(SEARCH(&quot;}&quot;;[.D422];SEARCH(&quot;posY&quot;;[.D422]))-SEARCH(&quot;posY = &quot;;[.D422])-7)))" office:value-type="string" office:string-value="155">
            <text:p>155</text:p>
          </table:table-cell>
          <table:table-cell table:formula="of:=MID([.D417];SEARCH(&quot;posZ = &quot;;[.D417])+7;(SEARCH(&quot;}&quot;;[.D417])-SEARCH(&quot;posZ = &quot;;[.D4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0, posY = 116}, -- corner store</text:p>
          </table:table-cell>
          <table:table-cell office:value-type="string">
            <text:p>Rosewood</text:p>
          </table:table-cell>
          <table:table-cell table:formula="of:=MID([.A418];SEARCH(&quot;--&quot;;[.A418])+2;256)" office:value-type="string" office:string-value=" corner store">
            <text:p><text:s/>corner store</text:p>
          </table:table-cell>
          <table:table-cell table:formula="of:=MID([.A418];1;SEARCH(&quot;--&quot;;[.A418])-1)" office:value-type="string" office:string-value="{worldX = 26, worldY = 38, posX = 290, posY = 116}, ">
            <text:p>{worldX = 26, worldY = 38, posX = 290, posY = 11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6">
            <text:p>4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418];&quot;-- &quot;;[.B418];&quot;,&quot;;[.C418];&quot; ID:&quot;;[.I418])" office:value-type="string" office:string-value="{worldX = 26, worldY = 38, posX = 290, posY = 116}, -- Rosewood, corner store ID:416">
            <text:p>{worldX = 26, worldY = 38, posX = 290, posY = 116}, -- Rosewood, corner store ID:416</text:p>
          </table:table-cell>
          <table:table-cell table:formula="of:=MID([.D418];SEARCH(&quot;worldX = &quot;;[.D418])+9;(SEARCH(&quot;worldY = &quot;;[.D418])-SEARCH(&quot;worldX = &quot;;[.D418])-11))" office:value-type="string" office:string-value="26">
            <text:p>26</text:p>
          </table:table-cell>
          <table:table-cell table:formula="of:=MID([.D418];SEARCH(&quot;worldY = &quot;;[.D418])+9;(SEARCH(&quot;posX = &quot;;[.D418])-SEARCH(&quot;worldY = &quot;;[.D418])-11))" office:value-type="string" office:string-value="38">
            <text:p>38</text:p>
          </table:table-cell>
          <table:table-cell table:formula="of:=MID([.D418];(SEARCH(&quot;posX = &quot;;[.D418])+7);(SEARCH(&quot;,&quot;;[.D418];SEARCH(&quot;posX&quot;;[.D418]))-SEARCH(&quot;posX = &quot;;[.D418])-7))" office:value-type="string" office:string-value="290">
            <text:p>290</text:p>
          </table:table-cell>
          <table:table-cell table:formula="of:=IF(LEN([.D418])&lt;60;MID([.D418];(SEARCH(&quot;posY = &quot;;[.D418])+7);(SEARCH(&quot;}&quot;;[.D418];SEARCH(&quot;posY&quot;;[.D418]))-SEARCH(&quot;posY = &quot;;[.D418])-7));MID([.D423];(SEARCH(&quot;posY = &quot;;[.D423])+7);(SEARCH(&quot;}&quot;;[.D423];SEARCH(&quot;posY&quot;;[.D423]))-SEARCH(&quot;posY = &quot;;[.D423])-7)))" office:value-type="string" office:string-value="116">
            <text:p>116</text:p>
          </table:table-cell>
          <table:table-cell table:formula="of:=MID([.D418];SEARCH(&quot;posZ = &quot;;[.D418])+7;(SEARCH(&quot;}&quot;;[.D418])-SEARCH(&quot;posZ = &quot;;[.D4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4, posY = 158}, -- office</text:p>
          </table:table-cell>
          <table:table-cell office:value-type="string">
            <text:p>Rosewood</text:p>
          </table:table-cell>
          <table:table-cell table:formula="of:=MID([.A419];SEARCH(&quot;--&quot;;[.A419])+2;256)" office:value-type="string" office:string-value=" office">
            <text:p><text:s/>office</text:p>
          </table:table-cell>
          <table:table-cell table:formula="of:=MID([.A419];1;SEARCH(&quot;--&quot;;[.A419])-1)" office:value-type="string" office:string-value="{worldX = 26, worldY = 38, posX = 284, posY = 158}, ">
            <text:p>{worldX = 26, worldY = 38, posX = 284, posY = 158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7">
            <text:p>417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419];&quot;-- &quot;;[.B419];&quot;,&quot;;[.C419];&quot; ID:&quot;;[.I419])" office:value-type="string" office:string-value="{worldX = 26, worldY = 38, posX = 284, posY = 158}, -- Rosewood, office ID:417">
            <text:p>{worldX = 26, worldY = 38, posX = 284, posY = 158}, -- Rosewood, office ID:417</text:p>
          </table:table-cell>
          <table:table-cell table:formula="of:=MID([.D419];SEARCH(&quot;worldX = &quot;;[.D419])+9;(SEARCH(&quot;worldY = &quot;;[.D419])-SEARCH(&quot;worldX = &quot;;[.D419])-11))" office:value-type="string" office:string-value="26">
            <text:p>26</text:p>
          </table:table-cell>
          <table:table-cell table:formula="of:=MID([.D419];SEARCH(&quot;worldY = &quot;;[.D419])+9;(SEARCH(&quot;posX = &quot;;[.D419])-SEARCH(&quot;worldY = &quot;;[.D419])-11))" office:value-type="string" office:string-value="38">
            <text:p>38</text:p>
          </table:table-cell>
          <table:table-cell table:formula="of:=MID([.D419];(SEARCH(&quot;posX = &quot;;[.D419])+7);(SEARCH(&quot;,&quot;;[.D419];SEARCH(&quot;posX&quot;;[.D419]))-SEARCH(&quot;posX = &quot;;[.D419])-7))" office:value-type="string" office:string-value="284">
            <text:p>284</text:p>
          </table:table-cell>
          <table:table-cell table:formula="of:=IF(LEN([.D419])&lt;60;MID([.D419];(SEARCH(&quot;posY = &quot;;[.D419])+7);(SEARCH(&quot;}&quot;;[.D419];SEARCH(&quot;posY&quot;;[.D419]))-SEARCH(&quot;posY = &quot;;[.D419])-7));MID([.D424];(SEARCH(&quot;posY = &quot;;[.D424])+7);(SEARCH(&quot;}&quot;;[.D424];SEARCH(&quot;posY&quot;;[.D424]))-SEARCH(&quot;posY = &quot;;[.D424])-7)))" office:value-type="string" office:string-value="158">
            <text:p>158</text:p>
          </table:table-cell>
          <table:table-cell table:formula="of:=MID([.D419];SEARCH(&quot;posZ = &quot;;[.D419])+7;(SEARCH(&quot;}&quot;;[.D419])-SEARCH(&quot;posZ = &quot;;[.D4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5, posY = 127, posZ = 1}, -- apartment over dr office</text:p>
          </table:table-cell>
          <table:table-cell office:value-type="string">
            <text:p>Rosewood</text:p>
          </table:table-cell>
          <table:table-cell table:formula="of:=MID([.A420];SEARCH(&quot;--&quot;;[.A420])+2;256)" office:value-type="string" office:string-value=" apartment over dr office">
            <text:p><text:s/>apartment over dr office</text:p>
          </table:table-cell>
          <table:table-cell table:formula="of:=MID([.A420];1;SEARCH(&quot;--&quot;;[.A420])-1)" office:value-type="string" office:string-value="{worldX = 26, worldY = 38, posX = 285, posY = 127, posZ = 1}, ">
            <text:p>{worldX = 26, worldY = 38, posX = 285, posY = 127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8">
            <text:p>418</text:p>
          </table:table-cell>
          <table:table-cell table:number-columns-repeated="22"/>
          <table:table-cell table:formula="of:=CONCATENATE([.D420];&quot;-- &quot;;[.B420];&quot;,&quot;;[.C420];&quot; ID:&quot;;[.I420])" office:value-type="string" office:string-value="{worldX = 26, worldY = 38, posX = 285, posY = 127, posZ = 1}, -- Rosewood, apartment over dr office ID:418">
            <text:p>{worldX = 26, worldY = 38, posX = 285, posY = 127, posZ = 1}, -- Rosewood, apartment over dr office ID:418</text:p>
          </table:table-cell>
          <table:table-cell table:formula="of:=MID([.D420];SEARCH(&quot;worldX = &quot;;[.D420])+9;(SEARCH(&quot;worldY = &quot;;[.D420])-SEARCH(&quot;worldX = &quot;;[.D420])-11))" office:value-type="string" office:string-value="26">
            <text:p>26</text:p>
          </table:table-cell>
          <table:table-cell table:formula="of:=MID([.D420];SEARCH(&quot;worldY = &quot;;[.D420])+9;(SEARCH(&quot;posX = &quot;;[.D420])-SEARCH(&quot;worldY = &quot;;[.D420])-11))" office:value-type="string" office:string-value="38">
            <text:p>38</text:p>
          </table:table-cell>
          <table:table-cell table:formula="of:=MID([.D420];(SEARCH(&quot;posX = &quot;;[.D420])+7);(SEARCH(&quot;,&quot;;[.D420];SEARCH(&quot;posX&quot;;[.D420]))-SEARCH(&quot;posX = &quot;;[.D420])-7))" office:value-type="string" office:string-value="285">
            <text:p>285</text:p>
          </table:table-cell>
          <table:table-cell table:formula="of:=IF(LEN([.D420])&lt;60;MID([.D420];(SEARCH(&quot;posY = &quot;;[.D420])+7);(SEARCH(&quot;}&quot;;[.D420];SEARCH(&quot;posY&quot;;[.D420]))-SEARCH(&quot;posY = &quot;;[.D420])-7));MID([.D425];(SEARCH(&quot;posY = &quot;;[.D425])+7);(SEARCH(&quot;}&quot;;[.D425];SEARCH(&quot;posY&quot;;[.D425]))-SEARCH(&quot;posY = &quot;;[.D425])-7)))" office:value-type="string" office:string-value="223">
            <text:p>223</text:p>
          </table:table-cell>
          <table:table-cell table:formula="of:=MID([.D420];SEARCH(&quot;posZ = &quot;;[.D420])+7;(SEARCH(&quot;}&quot;;[.D420])-SEARCH(&quot;posZ = &quot;;[.D420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0, posY = 150, posZ = 1}, -- apartment over dr salon</text:p>
          </table:table-cell>
          <table:table-cell office:value-type="string">
            <text:p>Rosewood</text:p>
          </table:table-cell>
          <table:table-cell table:formula="of:=MID([.A421];SEARCH(&quot;--&quot;;[.A421])+2;256)" office:value-type="string" office:string-value=" apartment over dr salon">
            <text:p><text:s/>apartment over dr salon</text:p>
          </table:table-cell>
          <table:table-cell table:formula="of:=MID([.A421];1;SEARCH(&quot;--&quot;;[.A421])-1)" office:value-type="string" office:string-value="{worldX = 26, worldY = 38, posX = 290, posY = 150, posZ = 1}, ">
            <text:p>{worldX = 26, worldY = 38, posX = 290, posY = 150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19">
            <text:p>419</text:p>
          </table:table-cell>
          <table:table-cell table:number-columns-repeated="22"/>
          <table:table-cell table:formula="of:=CONCATENATE([.D421];&quot;-- &quot;;[.B421];&quot;,&quot;;[.C421];&quot; ID:&quot;;[.I421])" office:value-type="string" office:string-value="{worldX = 26, worldY = 38, posX = 290, posY = 150, posZ = 1}, -- Rosewood, apartment over dr salon ID:419">
            <text:p>{worldX = 26, worldY = 38, posX = 290, posY = 150, posZ = 1}, -- Rosewood, apartment over dr salon ID:419</text:p>
          </table:table-cell>
          <table:table-cell table:formula="of:=MID([.D421];SEARCH(&quot;worldX = &quot;;[.D421])+9;(SEARCH(&quot;worldY = &quot;;[.D421])-SEARCH(&quot;worldX = &quot;;[.D421])-11))" office:value-type="string" office:string-value="26">
            <text:p>26</text:p>
          </table:table-cell>
          <table:table-cell table:formula="of:=MID([.D421];SEARCH(&quot;worldY = &quot;;[.D421])+9;(SEARCH(&quot;posX = &quot;;[.D421])-SEARCH(&quot;worldY = &quot;;[.D421])-11))" office:value-type="string" office:string-value="38">
            <text:p>38</text:p>
          </table:table-cell>
          <table:table-cell table:formula="of:=MID([.D421];(SEARCH(&quot;posX = &quot;;[.D421])+7);(SEARCH(&quot;,&quot;;[.D421];SEARCH(&quot;posX&quot;;[.D421]))-SEARCH(&quot;posX = &quot;;[.D421])-7))" office:value-type="string" office:string-value="290">
            <text:p>290</text:p>
          </table:table-cell>
          <table:table-cell table:formula="of:=IF(LEN([.D421])&lt;60;MID([.D421];(SEARCH(&quot;posY = &quot;;[.D421])+7);(SEARCH(&quot;}&quot;;[.D421];SEARCH(&quot;posY&quot;;[.D421]))-SEARCH(&quot;posY = &quot;;[.D421])-7));MID([.D426];(SEARCH(&quot;posY = &quot;;[.D426])+7);(SEARCH(&quot;}&quot;;[.D426];SEARCH(&quot;posY&quot;;[.D426]))-SEARCH(&quot;posY = &quot;;[.D426])-7)))" office:value-type="string" office:string-value="220">
            <text:p>220</text:p>
          </table:table-cell>
          <table:table-cell table:formula="of:=MID([.D421];SEARCH(&quot;posZ = &quot;;[.D421])+7;(SEARCH(&quot;}&quot;;[.D421])-SEARCH(&quot;posZ = &quot;;[.D421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9, posY = 193}, -- knox bank</text:p>
          </table:table-cell>
          <table:table-cell office:value-type="string">
            <text:p>Rosewood</text:p>
          </table:table-cell>
          <table:table-cell table:formula="of:=MID([.A422];SEARCH(&quot;--&quot;;[.A422])+2;256)" office:value-type="string" office:string-value=" knox bank">
            <text:p><text:s/>knox bank</text:p>
          </table:table-cell>
          <table:table-cell table:formula="of:=MID([.A422];1;SEARCH(&quot;--&quot;;[.A422])-1)" office:value-type="string" office:string-value="{worldX = 26, worldY = 38, posX = 289, posY = 193}, ">
            <text:p>{worldX = 26, worldY = 38, posX = 289, posY = 19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422];&quot;-- &quot;;[.B422];&quot;,&quot;;[.C422];&quot; ID:&quot;;[.I422])" office:value-type="string" office:string-value="{worldX = 26, worldY = 38, posX = 289, posY = 193}, -- Rosewood, knox bank ID:420">
            <text:p>{worldX = 26, worldY = 38, posX = 289, posY = 193}, -- Rosewood, knox bank ID:420</text:p>
          </table:table-cell>
          <table:table-cell table:formula="of:=MID([.D422];SEARCH(&quot;worldX = &quot;;[.D422])+9;(SEARCH(&quot;worldY = &quot;;[.D422])-SEARCH(&quot;worldX = &quot;;[.D422])-11))" office:value-type="string" office:string-value="26">
            <text:p>26</text:p>
          </table:table-cell>
          <table:table-cell table:formula="of:=MID([.D422];SEARCH(&quot;worldY = &quot;;[.D422])+9;(SEARCH(&quot;posX = &quot;;[.D422])-SEARCH(&quot;worldY = &quot;;[.D422])-11))" office:value-type="string" office:string-value="38">
            <text:p>38</text:p>
          </table:table-cell>
          <table:table-cell table:formula="of:=MID([.D422];(SEARCH(&quot;posX = &quot;;[.D422])+7);(SEARCH(&quot;,&quot;;[.D422];SEARCH(&quot;posX&quot;;[.D422]))-SEARCH(&quot;posX = &quot;;[.D422])-7))" office:value-type="string" office:string-value="289">
            <text:p>289</text:p>
          </table:table-cell>
          <table:table-cell table:formula="of:=IF(LEN([.D422])&lt;60;MID([.D422];(SEARCH(&quot;posY = &quot;;[.D422])+7);(SEARCH(&quot;}&quot;;[.D422];SEARCH(&quot;posY&quot;;[.D422]))-SEARCH(&quot;posY = &quot;;[.D422])-7));MID([.D427];(SEARCH(&quot;posY = &quot;;[.D427])+7);(SEARCH(&quot;}&quot;;[.D427];SEARCH(&quot;posY&quot;;[.D427]))-SEARCH(&quot;posY = &quot;;[.D427])-7)))" office:value-type="string" office:string-value="193">
            <text:p>193</text:p>
          </table:table-cell>
          <table:table-cell table:formula="of:=MID([.D422];SEARCH(&quot;posZ = &quot;;[.D422])+7;(SEARCH(&quot;}&quot;;[.D422])-SEARCH(&quot;posZ = &quot;;[.D42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2, posY = 195}, -- knox bank, security </text:p>
          </table:table-cell>
          <table:table-cell office:value-type="string">
            <text:p>Rosewood</text:p>
          </table:table-cell>
          <table:table-cell table:formula="of:=MID([.A423];SEARCH(&quot;--&quot;;[.A423])+2;256)" office:value-type="string" office:string-value=" knox bank, security ">
            <text:p><text:s/>knox bank, security </text:p>
          </table:table-cell>
          <table:table-cell table:formula="of:=MID([.A423];1;SEARCH(&quot;--&quot;;[.A423])-1)" office:value-type="string" office:string-value="{worldX = 26, worldY = 38, posX = 282, posY = 195}, ">
            <text:p>{worldX = 26, worldY = 38, posX = 282, posY = 195}, </text:p>
          </table:table-cell>
          <table:table-cell office:value-type="string">
            <text:p>Business</text:p>
          </table:table-cell>
          <table:table-cell office:value-type="string">
            <text:p>Security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1">
            <text:p>4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423];&quot;-- &quot;;[.B423];&quot;,&quot;;[.C423];&quot; ID:&quot;;[.I423])" office:value-type="string" office:string-value="{worldX = 26, worldY = 38, posX = 282, posY = 195}, -- Rosewood, knox bank, security  ID:421">
            <text:p>{worldX = 26, worldY = 38, posX = 282, posY = 195}, -- Rosewood, knox bank, security <text:s/>ID:421</text:p>
          </table:table-cell>
          <table:table-cell table:formula="of:=MID([.D423];SEARCH(&quot;worldX = &quot;;[.D423])+9;(SEARCH(&quot;worldY = &quot;;[.D423])-SEARCH(&quot;worldX = &quot;;[.D423])-11))" office:value-type="string" office:string-value="26">
            <text:p>26</text:p>
          </table:table-cell>
          <table:table-cell table:formula="of:=MID([.D423];SEARCH(&quot;worldY = &quot;;[.D423])+9;(SEARCH(&quot;posX = &quot;;[.D423])-SEARCH(&quot;worldY = &quot;;[.D423])-11))" office:value-type="string" office:string-value="38">
            <text:p>38</text:p>
          </table:table-cell>
          <table:table-cell table:formula="of:=MID([.D423];(SEARCH(&quot;posX = &quot;;[.D423])+7);(SEARCH(&quot;,&quot;;[.D423];SEARCH(&quot;posX&quot;;[.D423]))-SEARCH(&quot;posX = &quot;;[.D423])-7))" office:value-type="string" office:string-value="282">
            <text:p>282</text:p>
          </table:table-cell>
          <table:table-cell table:formula="of:=IF(LEN([.D423])&lt;60;MID([.D423];(SEARCH(&quot;posY = &quot;;[.D423])+7);(SEARCH(&quot;}&quot;;[.D423];SEARCH(&quot;posY&quot;;[.D423]))-SEARCH(&quot;posY = &quot;;[.D423])-7));MID([.D428];(SEARCH(&quot;posY = &quot;;[.D428])+7);(SEARCH(&quot;}&quot;;[.D428];SEARCH(&quot;posY&quot;;[.D428]))-SEARCH(&quot;posY = &quot;;[.D428])-7)))" office:value-type="string" office:string-value="195">
            <text:p>195</text:p>
          </table:table-cell>
          <table:table-cell table:formula="of:=MID([.D423];SEARCH(&quot;posZ = &quot;;[.D423])+7;(SEARCH(&quot;}&quot;;[.D423])-SEARCH(&quot;posZ = &quot;;[.D4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2, posY = 208}, -- office</text:p>
          </table:table-cell>
          <table:table-cell office:value-type="string">
            <text:p>Rosewood</text:p>
          </table:table-cell>
          <table:table-cell table:formula="of:=MID([.A424];SEARCH(&quot;--&quot;;[.A424])+2;256)" office:value-type="string" office:string-value=" office">
            <text:p><text:s/>office</text:p>
          </table:table-cell>
          <table:table-cell table:formula="of:=MID([.A424];1;SEARCH(&quot;--&quot;;[.A424])-1)" office:value-type="string" office:string-value="{worldX = 26, worldY = 38, posX = 292, posY = 208}, ">
            <text:p>{worldX = 26, worldY = 38, posX = 292, posY = 208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2">
            <text:p>422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424];&quot;-- &quot;;[.B424];&quot;,&quot;;[.C424];&quot; ID:&quot;;[.I424])" office:value-type="string" office:string-value="{worldX = 26, worldY = 38, posX = 292, posY = 208}, -- Rosewood, office ID:422">
            <text:p>{worldX = 26, worldY = 38, posX = 292, posY = 208}, -- Rosewood, office ID:422</text:p>
          </table:table-cell>
          <table:table-cell table:formula="of:=MID([.D424];SEARCH(&quot;worldX = &quot;;[.D424])+9;(SEARCH(&quot;worldY = &quot;;[.D424])-SEARCH(&quot;worldX = &quot;;[.D424])-11))" office:value-type="string" office:string-value="26">
            <text:p>26</text:p>
          </table:table-cell>
          <table:table-cell table:formula="of:=MID([.D424];SEARCH(&quot;worldY = &quot;;[.D424])+9;(SEARCH(&quot;posX = &quot;;[.D424])-SEARCH(&quot;worldY = &quot;;[.D424])-11))" office:value-type="string" office:string-value="38">
            <text:p>38</text:p>
          </table:table-cell>
          <table:table-cell table:formula="of:=MID([.D424];(SEARCH(&quot;posX = &quot;;[.D424])+7);(SEARCH(&quot;,&quot;;[.D424];SEARCH(&quot;posX&quot;;[.D424]))-SEARCH(&quot;posX = &quot;;[.D424])-7))" office:value-type="string" office:string-value="292">
            <text:p>292</text:p>
          </table:table-cell>
          <table:table-cell table:formula="of:=IF(LEN([.D424])&lt;60;MID([.D424];(SEARCH(&quot;posY = &quot;;[.D424])+7);(SEARCH(&quot;}&quot;;[.D424];SEARCH(&quot;posY&quot;;[.D424]))-SEARCH(&quot;posY = &quot;;[.D424])-7));MID([.D429];(SEARCH(&quot;posY = &quot;;[.D429])+7);(SEARCH(&quot;}&quot;;[.D429];SEARCH(&quot;posY&quot;;[.D429]))-SEARCH(&quot;posY = &quot;;[.D429])-7)))" office:value-type="string" office:string-value="208">
            <text:p>208</text:p>
          </table:table-cell>
          <table:table-cell table:formula="of:=MID([.D424];SEARCH(&quot;posZ = &quot;;[.D424])+7;(SEARCH(&quot;}&quot;;[.D424])-SEARCH(&quot;posZ = &quot;;[.D4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8, posY = 223}, -- fudge store</text:p>
          </table:table-cell>
          <table:table-cell office:value-type="string">
            <text:p>Rosewood</text:p>
          </table:table-cell>
          <table:table-cell table:formula="of:=MID([.A425];SEARCH(&quot;--&quot;;[.A425])+2;256)" office:value-type="string" office:string-value=" fudge store">
            <text:p><text:s/>fudge store</text:p>
          </table:table-cell>
          <table:table-cell table:formula="of:=MID([.A425];1;SEARCH(&quot;--&quot;;[.A425])-1)" office:value-type="string" office:string-value="{worldX = 26, worldY = 38, posX = 288, posY = 223}, ">
            <text:p>{worldX = 26, worldY = 38, posX = 288, posY = 223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3">
            <text:p>423</text:p>
          </table:table-cell>
          <table:table-cell table:number-columns-repeated="22"/>
          <table:table-cell table:formula="of:=CONCATENATE([.D425];&quot;-- &quot;;[.B425];&quot;,&quot;;[.C425];&quot; ID:&quot;;[.I425])" office:value-type="string" office:string-value="{worldX = 26, worldY = 38, posX = 288, posY = 223}, -- Rosewood, fudge store ID:423">
            <text:p>{worldX = 26, worldY = 38, posX = 288, posY = 223}, -- Rosewood, fudge store ID:423</text:p>
          </table:table-cell>
          <table:table-cell table:formula="of:=MID([.D425];SEARCH(&quot;worldX = &quot;;[.D425])+9;(SEARCH(&quot;worldY = &quot;;[.D425])-SEARCH(&quot;worldX = &quot;;[.D425])-11))" office:value-type="string" office:string-value="26">
            <text:p>26</text:p>
          </table:table-cell>
          <table:table-cell table:formula="of:=MID([.D425];SEARCH(&quot;worldY = &quot;;[.D425])+9;(SEARCH(&quot;posX = &quot;;[.D425])-SEARCH(&quot;worldY = &quot;;[.D425])-11))" office:value-type="string" office:string-value="38">
            <text:p>38</text:p>
          </table:table-cell>
          <table:table-cell table:formula="of:=MID([.D425];(SEARCH(&quot;posX = &quot;;[.D425])+7);(SEARCH(&quot;,&quot;;[.D425];SEARCH(&quot;posX&quot;;[.D425]))-SEARCH(&quot;posX = &quot;;[.D425])-7))" office:value-type="string" office:string-value="288">
            <text:p>288</text:p>
          </table:table-cell>
          <table:table-cell table:formula="of:=IF(LEN([.D425])&lt;60;MID([.D425];(SEARCH(&quot;posY = &quot;;[.D425])+7);(SEARCH(&quot;}&quot;;[.D425];SEARCH(&quot;posY&quot;;[.D425]))-SEARCH(&quot;posY = &quot;;[.D425])-7));MID([.D430];(SEARCH(&quot;posY = &quot;;[.D430])+7);(SEARCH(&quot;}&quot;;[.D430];SEARCH(&quot;posY&quot;;[.D430]))-SEARCH(&quot;posY = &quot;;[.D430])-7)))" office:value-type="string" office:string-value="223">
            <text:p>223</text:p>
          </table:table-cell>
          <table:table-cell table:formula="of:=MID([.D425];SEARCH(&quot;posZ = &quot;;[.D425])+7;(SEARCH(&quot;}&quot;;[.D425])-SEARCH(&quot;posZ = &quot;;[.D4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2, posY = 220}, -- fudge store, kitchen</text:p>
          </table:table-cell>
          <table:table-cell office:value-type="string">
            <text:p>Rosewood</text:p>
          </table:table-cell>
          <table:table-cell table:formula="of:=MID([.A426];SEARCH(&quot;--&quot;;[.A426])+2;256)" office:value-type="string" office:string-value=" fudge store, kitchen">
            <text:p><text:s/>fudge store, kitchen</text:p>
          </table:table-cell>
          <table:table-cell table:formula="of:=MID([.A426];1;SEARCH(&quot;--&quot;;[.A426])-1)" office:value-type="string" office:string-value="{worldX = 26, worldY = 38, posX = 282, posY = 220}, ">
            <text:p>{worldX = 26, worldY = 38, posX = 282, posY = 220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4">
            <text:p>42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26];&quot;-- &quot;;[.B426];&quot;,&quot;;[.C426];&quot; ID:&quot;;[.I426])" office:value-type="string" office:string-value="{worldX = 26, worldY = 38, posX = 282, posY = 220}, -- Rosewood, fudge store, kitchen ID:424">
            <text:p>{worldX = 26, worldY = 38, posX = 282, posY = 220}, -- Rosewood, fudge store, kitchen ID:424</text:p>
          </table:table-cell>
          <table:table-cell table:formula="of:=MID([.D426];SEARCH(&quot;worldX = &quot;;[.D426])+9;(SEARCH(&quot;worldY = &quot;;[.D426])-SEARCH(&quot;worldX = &quot;;[.D426])-11))" office:value-type="string" office:string-value="26">
            <text:p>26</text:p>
          </table:table-cell>
          <table:table-cell table:formula="of:=MID([.D426];SEARCH(&quot;worldY = &quot;;[.D426])+9;(SEARCH(&quot;posX = &quot;;[.D426])-SEARCH(&quot;worldY = &quot;;[.D426])-11))" office:value-type="string" office:string-value="38">
            <text:p>38</text:p>
          </table:table-cell>
          <table:table-cell table:formula="of:=MID([.D426];(SEARCH(&quot;posX = &quot;;[.D426])+7);(SEARCH(&quot;,&quot;;[.D426];SEARCH(&quot;posX&quot;;[.D426]))-SEARCH(&quot;posX = &quot;;[.D426])-7))" office:value-type="string" office:string-value="282">
            <text:p>282</text:p>
          </table:table-cell>
          <table:table-cell table:formula="of:=IF(LEN([.D426])&lt;60;MID([.D426];(SEARCH(&quot;posY = &quot;;[.D426])+7);(SEARCH(&quot;}&quot;;[.D426];SEARCH(&quot;posY&quot;;[.D426]))-SEARCH(&quot;posY = &quot;;[.D426])-7));MID([.D431];(SEARCH(&quot;posY = &quot;;[.D431])+7);(SEARCH(&quot;}&quot;;[.D431];SEARCH(&quot;posY&quot;;[.D431]))-SEARCH(&quot;posY = &quot;;[.D431])-7)))" office:value-type="string" office:string-value="220">
            <text:p>220</text:p>
          </table:table-cell>
          <table:table-cell table:formula="of:=MID([.D426];SEARCH(&quot;posZ = &quot;;[.D426])+7;(SEARCH(&quot;}&quot;;[.D426])-SEARCH(&quot;posZ = &quot;;[.D4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93, posY = 208, posZ = 1}, -- small apartment over office</text:p>
          </table:table-cell>
          <table:table-cell office:value-type="string">
            <text:p>Rosewood</text:p>
          </table:table-cell>
          <table:table-cell table:formula="of:=MID([.A427];SEARCH(&quot;--&quot;;[.A427])+2;256)" office:value-type="string" office:string-value=" small apartment over office">
            <text:p><text:s/>small apartment over office</text:p>
          </table:table-cell>
          <table:table-cell table:formula="of:=MID([.A427];1;SEARCH(&quot;--&quot;;[.A427])-1)" office:value-type="string" office:string-value="{worldX = 26, worldY = 38, posX = 293, posY = 208, posZ = 1}, ">
            <text:p>{worldX = 26, worldY = 38, posX = 293, posY = 208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5">
            <text:p>425</text:p>
          </table:table-cell>
          <table:table-cell table:number-columns-repeated="22"/>
          <table:table-cell table:formula="of:=CONCATENATE([.D427];&quot;-- &quot;;[.B427];&quot;,&quot;;[.C427];&quot; ID:&quot;;[.I427])" office:value-type="string" office:string-value="{worldX = 26, worldY = 38, posX = 293, posY = 208, posZ = 1}, -- Rosewood, small apartment over office ID:425">
            <text:p>{worldX = 26, worldY = 38, posX = 293, posY = 208, posZ = 1}, -- Rosewood, small apartment over office ID:425</text:p>
          </table:table-cell>
          <table:table-cell table:formula="of:=MID([.D427];SEARCH(&quot;worldX = &quot;;[.D427])+9;(SEARCH(&quot;worldY = &quot;;[.D427])-SEARCH(&quot;worldX = &quot;;[.D427])-11))" office:value-type="string" office:string-value="26">
            <text:p>26</text:p>
          </table:table-cell>
          <table:table-cell table:formula="of:=MID([.D427];SEARCH(&quot;worldY = &quot;;[.D427])+9;(SEARCH(&quot;posX = &quot;;[.D427])-SEARCH(&quot;worldY = &quot;;[.D427])-11))" office:value-type="string" office:string-value="38">
            <text:p>38</text:p>
          </table:table-cell>
          <table:table-cell table:formula="of:=MID([.D427];(SEARCH(&quot;posX = &quot;;[.D427])+7);(SEARCH(&quot;,&quot;;[.D427];SEARCH(&quot;posX&quot;;[.D427]))-SEARCH(&quot;posX = &quot;;[.D427])-7))" office:value-type="string" office:string-value="293">
            <text:p>293</text:p>
          </table:table-cell>
          <table:table-cell table:formula="of:=IF(LEN([.D427])&lt;60;MID([.D427];(SEARCH(&quot;posY = &quot;;[.D427])+7);(SEARCH(&quot;}&quot;;[.D427];SEARCH(&quot;posY&quot;;[.D427]))-SEARCH(&quot;posY = &quot;;[.D427])-7));MID([.D432];(SEARCH(&quot;posY = &quot;;[.D432])+7);(SEARCH(&quot;}&quot;;[.D432];SEARCH(&quot;posY&quot;;[.D432]))-SEARCH(&quot;posY = &quot;;[.D432])-7)))" office:value-type="string" office:string-value="48">
            <text:p>48</text:p>
          </table:table-cell>
          <table:table-cell table:formula="of:=MID([.D427];SEARCH(&quot;posZ = &quot;;[.D427])+7;(SEARCH(&quot;}&quot;;[.D427])-SEARCH(&quot;posZ = &quot;;[.D427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82, posY = 217, posZ = 1}, -- small apartment over fudge store</text:p>
          </table:table-cell>
          <table:table-cell office:value-type="string">
            <text:p>Rosewood</text:p>
          </table:table-cell>
          <table:table-cell table:formula="of:=MID([.A428];SEARCH(&quot;--&quot;;[.A428])+2;256)" office:value-type="string" office:string-value=" small apartment over fudge store">
            <text:p><text:s/>small apartment over fudge store</text:p>
          </table:table-cell>
          <table:table-cell table:formula="of:=MID([.A428];1;SEARCH(&quot;--&quot;;[.A428])-1)" office:value-type="string" office:string-value="{worldX = 26, worldY = 38, posX = 282, posY = 217, posZ = 1}, ">
            <text:p>{worldX = 26, worldY = 38, posX = 282, posY = 217, posZ = 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6">
            <text:p>426</text:p>
          </table:table-cell>
          <table:table-cell table:number-columns-repeated="22"/>
          <table:table-cell table:formula="of:=CONCATENATE([.D428];&quot;-- &quot;;[.B428];&quot;,&quot;;[.C428];&quot; ID:&quot;;[.I428])" office:value-type="string" office:string-value="{worldX = 26, worldY = 38, posX = 282, posY = 217, posZ = 1}, -- Rosewood, small apartment over fudge store ID:426">
            <text:p>{worldX = 26, worldY = 38, posX = 282, posY = 217, posZ = 1}, -- Rosewood, small apartment over fudge store ID:426</text:p>
          </table:table-cell>
          <table:table-cell table:formula="of:=MID([.D428];SEARCH(&quot;worldX = &quot;;[.D428])+9;(SEARCH(&quot;worldY = &quot;;[.D428])-SEARCH(&quot;worldX = &quot;;[.D428])-11))" office:value-type="string" office:string-value="26">
            <text:p>26</text:p>
          </table:table-cell>
          <table:table-cell table:formula="of:=MID([.D428];SEARCH(&quot;worldY = &quot;;[.D428])+9;(SEARCH(&quot;posX = &quot;;[.D428])-SEARCH(&quot;worldY = &quot;;[.D428])-11))" office:value-type="string" office:string-value="38">
            <text:p>38</text:p>
          </table:table-cell>
          <table:table-cell table:formula="of:=MID([.D428];(SEARCH(&quot;posX = &quot;;[.D428])+7);(SEARCH(&quot;,&quot;;[.D428];SEARCH(&quot;posX&quot;;[.D428]))-SEARCH(&quot;posX = &quot;;[.D428])-7))" office:value-type="string" office:string-value="282">
            <text:p>282</text:p>
          </table:table-cell>
          <table:table-cell table:formula="of:=IF(LEN([.D428])&lt;60;MID([.D428];(SEARCH(&quot;posY = &quot;;[.D428])+7);(SEARCH(&quot;}&quot;;[.D428];SEARCH(&quot;posY&quot;;[.D428]))-SEARCH(&quot;posY = &quot;;[.D428])-7));MID([.D433];(SEARCH(&quot;posY = &quot;;[.D433])+7);(SEARCH(&quot;}&quot;;[.D433];SEARCH(&quot;posY&quot;;[.D433]))-SEARCH(&quot;posY = &quot;;[.D433])-7)))" office:value-type="string" office:string-value="51">
            <text:p>51</text:p>
          </table:table-cell>
          <table:table-cell table:formula="of:=MID([.D428];SEARCH(&quot;posZ = &quot;;[.D428])+7;(SEARCH(&quot;}&quot;;[.D428])-SEARCH(&quot;posZ = &quot;;[.D428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77, posY = 264}, -- courthouse lobby</text:p>
          </table:table-cell>
          <table:table-cell office:value-type="string">
            <text:p>Rosewood</text:p>
          </table:table-cell>
          <table:table-cell table:formula="of:=MID([.A429];SEARCH(&quot;--&quot;;[.A429])+2;256)" office:value-type="string" office:string-value=" courthouse lobby">
            <text:p><text:s/>courthouse lobby</text:p>
          </table:table-cell>
          <table:table-cell table:formula="of:=MID([.A429];1;SEARCH(&quot;--&quot;;[.A429])-1)" office:value-type="string" office:string-value="{worldX = 26, worldY = 38, posX = 277, posY = 264}, ">
            <text:p>{worldX = 26, worldY = 38, posX = 277, posY = 264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7">
            <text:p>42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6"/>
          <table:table-cell table:formula="of:=CONCATENATE([.D429];&quot;-- &quot;;[.B429];&quot;,&quot;;[.C429];&quot; ID:&quot;;[.I429])" office:value-type="string" office:string-value="{worldX = 26, worldY = 38, posX = 277, posY = 264}, -- Rosewood, courthouse lobby ID:427">
            <text:p>{worldX = 26, worldY = 38, posX = 277, posY = 264}, -- Rosewood, courthouse lobby ID:427</text:p>
          </table:table-cell>
          <table:table-cell table:formula="of:=MID([.D429];SEARCH(&quot;worldX = &quot;;[.D429])+9;(SEARCH(&quot;worldY = &quot;;[.D429])-SEARCH(&quot;worldX = &quot;;[.D429])-11))" office:value-type="string" office:string-value="26">
            <text:p>26</text:p>
          </table:table-cell>
          <table:table-cell table:formula="of:=MID([.D429];SEARCH(&quot;worldY = &quot;;[.D429])+9;(SEARCH(&quot;posX = &quot;;[.D429])-SEARCH(&quot;worldY = &quot;;[.D429])-11))" office:value-type="string" office:string-value="38">
            <text:p>38</text:p>
          </table:table-cell>
          <table:table-cell table:formula="of:=MID([.D429];(SEARCH(&quot;posX = &quot;;[.D429])+7);(SEARCH(&quot;,&quot;;[.D429];SEARCH(&quot;posX&quot;;[.D429]))-SEARCH(&quot;posX = &quot;;[.D429])-7))" office:value-type="string" office:string-value="277">
            <text:p>277</text:p>
          </table:table-cell>
          <table:table-cell table:formula="of:=IF(LEN([.D429])&lt;60;MID([.D429];(SEARCH(&quot;posY = &quot;;[.D429])+7);(SEARCH(&quot;}&quot;;[.D429];SEARCH(&quot;posY&quot;;[.D429]))-SEARCH(&quot;posY = &quot;;[.D429])-7));MID([.D434];(SEARCH(&quot;posY = &quot;;[.D434])+7);(SEARCH(&quot;}&quot;;[.D434];SEARCH(&quot;posY&quot;;[.D434]))-SEARCH(&quot;posY = &quot;;[.D434])-7)))" office:value-type="string" office:string-value="264">
            <text:p>264</text:p>
          </table:table-cell>
          <table:table-cell table:formula="of:=MID([.D429];SEARCH(&quot;posZ = &quot;;[.D429])+7;(SEARCH(&quot;}&quot;;[.D429])-SEARCH(&quot;posZ = &quot;;[.D4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55, posY = 270}, -- courthouse security </text:p>
          </table:table-cell>
          <table:table-cell office:value-type="string">
            <text:p>Rosewood</text:p>
          </table:table-cell>
          <table:table-cell table:formula="of:=MID([.A430];SEARCH(&quot;--&quot;;[.A430])+2;256)" office:value-type="string" office:string-value=" courthouse security ">
            <text:p><text:s/>courthouse security </text:p>
          </table:table-cell>
          <table:table-cell table:formula="of:=MID([.A430];1;SEARCH(&quot;--&quot;;[.A430])-1)" office:value-type="string" office:string-value="{worldX = 26, worldY = 38, posX = 255, posY = 270}, ">
            <text:p>{worldX = 26, worldY = 38, posX = 255, posY = 270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8">
            <text:p>42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30];&quot;-- &quot;;[.B430];&quot;,&quot;;[.C430];&quot; ID:&quot;;[.I430])" office:value-type="string" office:string-value="{worldX = 26, worldY = 38, posX = 255, posY = 270}, -- Rosewood, courthouse security  ID:428">
            <text:p>{worldX = 26, worldY = 38, posX = 255, posY = 270}, -- Rosewood, courthouse security <text:s/>ID:428</text:p>
          </table:table-cell>
          <table:table-cell table:formula="of:=MID([.D430];SEARCH(&quot;worldX = &quot;;[.D430])+9;(SEARCH(&quot;worldY = &quot;;[.D430])-SEARCH(&quot;worldX = &quot;;[.D430])-11))" office:value-type="string" office:string-value="26">
            <text:p>26</text:p>
          </table:table-cell>
          <table:table-cell table:formula="of:=MID([.D430];SEARCH(&quot;worldY = &quot;;[.D430])+9;(SEARCH(&quot;posX = &quot;;[.D430])-SEARCH(&quot;worldY = &quot;;[.D430])-11))" office:value-type="string" office:string-value="38">
            <text:p>38</text:p>
          </table:table-cell>
          <table:table-cell table:formula="of:=MID([.D430];(SEARCH(&quot;posX = &quot;;[.D430])+7);(SEARCH(&quot;,&quot;;[.D430];SEARCH(&quot;posX&quot;;[.D430]))-SEARCH(&quot;posX = &quot;;[.D430])-7))" office:value-type="string" office:string-value="255">
            <text:p>255</text:p>
          </table:table-cell>
          <table:table-cell table:formula="of:=IF(LEN([.D430])&lt;60;MID([.D430];(SEARCH(&quot;posY = &quot;;[.D430])+7);(SEARCH(&quot;}&quot;;[.D430];SEARCH(&quot;posY&quot;;[.D430]))-SEARCH(&quot;posY = &quot;;[.D430])-7));MID([.D435];(SEARCH(&quot;posY = &quot;;[.D435])+7);(SEARCH(&quot;}&quot;;[.D435];SEARCH(&quot;posY&quot;;[.D435]))-SEARCH(&quot;posY = &quot;;[.D435])-7)))" office:value-type="string" office:string-value="270">
            <text:p>270</text:p>
          </table:table-cell>
          <table:table-cell table:formula="of:=MID([.D430];SEARCH(&quot;posZ = &quot;;[.D430])+7;(SEARCH(&quot;}&quot;;[.D430])-SEARCH(&quot;posZ = &quot;;[.D4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9, posX = 274, posY = 41}, -- police station</text:p>
          </table:table-cell>
          <table:table-cell office:value-type="string">
            <text:p>Rosewood</text:p>
          </table:table-cell>
          <table:table-cell table:formula="of:=MID([.A431];SEARCH(&quot;--&quot;;[.A431])+2;256)" office:value-type="string" office:string-value=" police station">
            <text:p><text:s/>police station</text:p>
          </table:table-cell>
          <table:table-cell table:formula="of:=MID([.A431];1;SEARCH(&quot;--&quot;;[.A431])-1)" office:value-type="string" office:string-value="{worldX = 26, worldY = 39, posX = 274, posY = 41}, ">
            <text:p>{worldX = 26, worldY = 39, posX = 274, posY = 41}, </text:p>
          </table:table-cell>
          <table:table-cell office:value-type="string">
            <text:p>Government</text:p>
          </table:table-cell>
          <table:table-cell office:value-type="string">
            <text:p>Pol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29">
            <text:p>429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8"/>
          <table:table-cell table:formula="of:=CONCATENATE([.D431];&quot;-- &quot;;[.B431];&quot;,&quot;;[.C431];&quot; ID:&quot;;[.I431])" office:value-type="string" office:string-value="{worldX = 26, worldY = 39, posX = 274, posY = 41}, -- Rosewood, police station ID:429">
            <text:p>{worldX = 26, worldY = 39, posX = 274, posY = 41}, -- Rosewood, police station ID:429</text:p>
          </table:table-cell>
          <table:table-cell table:formula="of:=MID([.D431];SEARCH(&quot;worldX = &quot;;[.D431])+9;(SEARCH(&quot;worldY = &quot;;[.D431])-SEARCH(&quot;worldX = &quot;;[.D431])-11))" office:value-type="string" office:string-value="26">
            <text:p>26</text:p>
          </table:table-cell>
          <table:table-cell table:formula="of:=MID([.D431];SEARCH(&quot;worldY = &quot;;[.D431])+9;(SEARCH(&quot;posX = &quot;;[.D431])-SEARCH(&quot;worldY = &quot;;[.D431])-11))" office:value-type="string" office:string-value="39">
            <text:p>39</text:p>
          </table:table-cell>
          <table:table-cell table:formula="of:=MID([.D431];(SEARCH(&quot;posX = &quot;;[.D431])+7);(SEARCH(&quot;,&quot;;[.D431];SEARCH(&quot;posX&quot;;[.D431]))-SEARCH(&quot;posX = &quot;;[.D431])-7))" office:value-type="string" office:string-value="274">
            <text:p>274</text:p>
          </table:table-cell>
          <table:table-cell table:formula="of:=IF(LEN([.D431])&lt;60;MID([.D431];(SEARCH(&quot;posY = &quot;;[.D431])+7);(SEARCH(&quot;}&quot;;[.D431];SEARCH(&quot;posY&quot;;[.D431]))-SEARCH(&quot;posY = &quot;;[.D431])-7));MID([.D436];(SEARCH(&quot;posY = &quot;;[.D436])+7);(SEARCH(&quot;}&quot;;[.D436];SEARCH(&quot;posY&quot;;[.D436]))-SEARCH(&quot;posY = &quot;;[.D436])-7)))" office:value-type="string" office:string-value="41">
            <text:p>41</text:p>
          </table:table-cell>
          <table:table-cell table:formula="of:=MID([.D431];SEARCH(&quot;posZ = &quot;;[.D431])+7;(SEARCH(&quot;}&quot;;[.D431])-SEARCH(&quot;posZ = &quot;;[.D431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6, worldY = 39, posX = 251, posY = 48}, -- police station, jail</text:p>
          </table:table-cell>
          <table:table-cell office:value-type="string">
            <text:p>Rosewood</text:p>
          </table:table-cell>
          <table:table-cell table:formula="of:=MID([.A432];SEARCH(&quot;--&quot;;[.A432])+2;256)" office:value-type="string" office:string-value=" police station, jail">
            <text:p><text:s/>police station, jail</text:p>
          </table:table-cell>
          <table:table-cell table:formula="of:=MID([.A432];1;SEARCH(&quot;--&quot;;[.A432])-1)" office:value-type="string" office:string-value="{worldX = 26, worldY = 39, posX = 251, posY = 48}, ">
            <text:p>{worldX = 26, worldY = 39, posX = 251, posY = 48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main road, north to south</text:p>
          </table:table-cell>
          <table:table-cell office:value-type="string">
            <text:p>shitty start</text:p>
          </table:table-cell>
          <table:table-cell office:value-type="float" office:value="430">
            <text:p>43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32];&quot;-- &quot;;[.B432];&quot;,&quot;;[.C432];&quot; ID:&quot;;[.I432])" office:value-type="string" office:string-value="{worldX = 26, worldY = 39, posX = 251, posY = 48}, -- Rosewood, police station, jail ID:430">
            <text:p>{worldX = 26, worldY = 39, posX = 251, posY = 48}, -- Rosewood, police station, jail ID:430</text:p>
          </table:table-cell>
          <table:table-cell table:formula="of:=MID([.D432];SEARCH(&quot;worldX = &quot;;[.D432])+9;(SEARCH(&quot;worldY = &quot;;[.D432])-SEARCH(&quot;worldX = &quot;;[.D432])-11))" office:value-type="string" office:string-value="26">
            <text:p>26</text:p>
          </table:table-cell>
          <table:table-cell table:formula="of:=MID([.D432];SEARCH(&quot;worldY = &quot;;[.D432])+9;(SEARCH(&quot;posX = &quot;;[.D432])-SEARCH(&quot;worldY = &quot;;[.D432])-11))" office:value-type="string" office:string-value="39">
            <text:p>39</text:p>
          </table:table-cell>
          <table:table-cell table:formula="of:=MID([.D432];(SEARCH(&quot;posX = &quot;;[.D432])+7);(SEARCH(&quot;,&quot;;[.D432];SEARCH(&quot;posX&quot;;[.D432]))-SEARCH(&quot;posX = &quot;;[.D432])-7))" office:value-type="string" office:string-value="251">
            <text:p>251</text:p>
          </table:table-cell>
          <table:table-cell table:formula="of:=IF(LEN([.D432])&lt;60;MID([.D432];(SEARCH(&quot;posY = &quot;;[.D432])+7);(SEARCH(&quot;}&quot;;[.D432];SEARCH(&quot;posY&quot;;[.D432]))-SEARCH(&quot;posY = &quot;;[.D432])-7));MID([.D437];(SEARCH(&quot;posY = &quot;;[.D437])+7);(SEARCH(&quot;}&quot;;[.D437];SEARCH(&quot;posY&quot;;[.D437]))-SEARCH(&quot;posY = &quot;;[.D437])-7)))" office:value-type="string" office:string-value="48">
            <text:p>48</text:p>
          </table:table-cell>
          <table:table-cell table:formula="of:=MID([.D432];SEARCH(&quot;posZ = &quot;;[.D432])+7;(SEARCH(&quot;}&quot;;[.D432])-SEARCH(&quot;posZ = &quot;;[.D4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9, posX = 258, posY = 51}, -- police station, security room</text:p>
          </table:table-cell>
          <table:table-cell office:value-type="string">
            <text:p>Rosewood</text:p>
          </table:table-cell>
          <table:table-cell table:formula="of:=MID([.A433];SEARCH(&quot;--&quot;;[.A433])+2;256)" office:value-type="string" office:string-value=" police station, security room">
            <text:p><text:s/>police station, security room</text:p>
          </table:table-cell>
          <table:table-cell table:formula="of:=MID([.A433];1;SEARCH(&quot;--&quot;;[.A433])-1)" office:value-type="string" office:string-value="{worldX = 26, worldY = 39, posX = 258, posY = 51}, ">
            <text:p>{worldX = 26, worldY = 39, posX = 258, posY = 51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1">
            <text:p>43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33];&quot;-- &quot;;[.B433];&quot;,&quot;;[.C433];&quot; ID:&quot;;[.I433])" office:value-type="string" office:string-value="{worldX = 26, worldY = 39, posX = 258, posY = 51}, -- Rosewood, police station, security room ID:431">
            <text:p>{worldX = 26, worldY = 39, posX = 258, posY = 51}, -- Rosewood, police station, security room ID:431</text:p>
          </table:table-cell>
          <table:table-cell table:formula="of:=MID([.D433];SEARCH(&quot;worldX = &quot;;[.D433])+9;(SEARCH(&quot;worldY = &quot;;[.D433])-SEARCH(&quot;worldX = &quot;;[.D433])-11))" office:value-type="string" office:string-value="26">
            <text:p>26</text:p>
          </table:table-cell>
          <table:table-cell table:formula="of:=MID([.D433];SEARCH(&quot;worldY = &quot;;[.D433])+9;(SEARCH(&quot;posX = &quot;;[.D433])-SEARCH(&quot;worldY = &quot;;[.D433])-11))" office:value-type="string" office:string-value="39">
            <text:p>39</text:p>
          </table:table-cell>
          <table:table-cell table:formula="of:=MID([.D433];(SEARCH(&quot;posX = &quot;;[.D433])+7);(SEARCH(&quot;,&quot;;[.D433];SEARCH(&quot;posX&quot;;[.D433]))-SEARCH(&quot;posX = &quot;;[.D433])-7))" office:value-type="string" office:string-value="258">
            <text:p>258</text:p>
          </table:table-cell>
          <table:table-cell table:formula="of:=IF(LEN([.D433])&lt;60;MID([.D433];(SEARCH(&quot;posY = &quot;;[.D433])+7);(SEARCH(&quot;}&quot;;[.D433];SEARCH(&quot;posY&quot;;[.D433]))-SEARCH(&quot;posY = &quot;;[.D433])-7));MID([.D438];(SEARCH(&quot;posY = &quot;;[.D438])+7);(SEARCH(&quot;}&quot;;[.D438];SEARCH(&quot;posY&quot;;[.D438]))-SEARCH(&quot;posY = &quot;;[.D438])-7)))" office:value-type="string" office:string-value="51">
            <text:p>51</text:p>
          </table:table-cell>
          <table:table-cell table:formula="of:=MID([.D433];SEARCH(&quot;posZ = &quot;;[.D433])+7;(SEARCH(&quot;}&quot;;[.D433])-SEARCH(&quot;posZ = &quot;;[.D4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7, posX = 80, posY = 169}, -- gas station</text:p>
          </table:table-cell>
          <table:table-cell office:value-type="string">
            <text:p>Rosewood</text:p>
          </table:table-cell>
          <table:table-cell table:formula="of:=MID([.A434];SEARCH(&quot;--&quot;;[.A434])+2;256)" office:value-type="string" office:string-value=" gas station">
            <text:p><text:s/>gas station</text:p>
          </table:table-cell>
          <table:table-cell table:formula="of:=MID([.A434];1;SEARCH(&quot;--&quot;;[.A434])-1)" office:value-type="string" office:string-value="{worldX = 27, worldY = 37, posX = 80, posY = 169}, ">
            <text:p>{worldX = 27, worldY = 37, posX = 80, posY = 169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434];&quot;-- &quot;;[.B434];&quot;,&quot;;[.C434];&quot; ID:&quot;;[.I434])" office:value-type="string" office:string-value="{worldX = 27, worldY = 37, posX = 80, posY = 169}, -- Rosewood, gas station ID:432">
            <text:p>{worldX = 27, worldY = 37, posX = 80, posY = 169}, -- Rosewood, gas station ID:432</text:p>
          </table:table-cell>
          <table:table-cell table:formula="of:=MID([.D434];SEARCH(&quot;worldX = &quot;;[.D434])+9;(SEARCH(&quot;worldY = &quot;;[.D434])-SEARCH(&quot;worldX = &quot;;[.D434])-11))" office:value-type="string" office:string-value="27">
            <text:p>27</text:p>
          </table:table-cell>
          <table:table-cell table:formula="of:=MID([.D434];SEARCH(&quot;worldY = &quot;;[.D434])+9;(SEARCH(&quot;posX = &quot;;[.D434])-SEARCH(&quot;worldY = &quot;;[.D434])-11))" office:value-type="string" office:string-value="37">
            <text:p>37</text:p>
          </table:table-cell>
          <table:table-cell table:formula="of:=MID([.D434];(SEARCH(&quot;posX = &quot;;[.D434])+7);(SEARCH(&quot;,&quot;;[.D434];SEARCH(&quot;posX&quot;;[.D434]))-SEARCH(&quot;posX = &quot;;[.D434])-7))" office:value-type="string" office:string-value="80">
            <text:p>80</text:p>
          </table:table-cell>
          <table:table-cell table:formula="of:=IF(LEN([.D434])&lt;60;MID([.D434];(SEARCH(&quot;posY = &quot;;[.D434])+7);(SEARCH(&quot;}&quot;;[.D434];SEARCH(&quot;posY&quot;;[.D434]))-SEARCH(&quot;posY = &quot;;[.D434])-7));MID([.D439];(SEARCH(&quot;posY = &quot;;[.D439])+7);(SEARCH(&quot;}&quot;;[.D439];SEARCH(&quot;posY&quot;;[.D439]))-SEARCH(&quot;posY = &quot;;[.D439])-7)))" office:value-type="string" office:string-value="169">
            <text:p>169</text:p>
          </table:table-cell>
          <table:table-cell table:formula="of:=MID([.D434];SEARCH(&quot;posZ = &quot;;[.D434])+7;(SEARCH(&quot;}&quot;;[.D434])-SEARCH(&quot;posZ = &quot;;[.D4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7, posX = 52, posY = 238}, -- auto shop lobby</text:p>
          </table:table-cell>
          <table:table-cell office:value-type="string">
            <text:p>Rosewood</text:p>
          </table:table-cell>
          <table:table-cell table:formula="of:=MID([.A435];SEARCH(&quot;--&quot;;[.A435])+2;256)" office:value-type="string" office:string-value=" auto shop lobby">
            <text:p><text:s/>auto shop lobby</text:p>
          </table:table-cell>
          <table:table-cell table:formula="of:=MID([.A435];1;SEARCH(&quot;--&quot;;[.A435])-1)" office:value-type="string" office:string-value="{worldX = 27, worldY = 37, posX = 52, posY = 238}, ">
            <text:p>{worldX = 27, worldY = 37, posX = 52, posY = 238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3">
            <text:p>43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435];&quot;-- &quot;;[.B435];&quot;,&quot;;[.C435];&quot; ID:&quot;;[.I435])" office:value-type="string" office:string-value="{worldX = 27, worldY = 37, posX = 52, posY = 238}, -- Rosewood, auto shop lobby ID:433">
            <text:p>{worldX = 27, worldY = 37, posX = 52, posY = 238}, -- Rosewood, auto shop lobby ID:433</text:p>
          </table:table-cell>
          <table:table-cell table:formula="of:=MID([.D435];SEARCH(&quot;worldX = &quot;;[.D435])+9;(SEARCH(&quot;worldY = &quot;;[.D435])-SEARCH(&quot;worldX = &quot;;[.D435])-11))" office:value-type="string" office:string-value="27">
            <text:p>27</text:p>
          </table:table-cell>
          <table:table-cell table:formula="of:=MID([.D435];SEARCH(&quot;worldY = &quot;;[.D435])+9;(SEARCH(&quot;posX = &quot;;[.D435])-SEARCH(&quot;worldY = &quot;;[.D435])-11))" office:value-type="string" office:string-value="37">
            <text:p>37</text:p>
          </table:table-cell>
          <table:table-cell table:formula="of:=MID([.D435];(SEARCH(&quot;posX = &quot;;[.D435])+7);(SEARCH(&quot;,&quot;;[.D435];SEARCH(&quot;posX&quot;;[.D435]))-SEARCH(&quot;posX = &quot;;[.D435])-7))" office:value-type="string" office:string-value="52">
            <text:p>52</text:p>
          </table:table-cell>
          <table:table-cell table:formula="of:=IF(LEN([.D435])&lt;60;MID([.D435];(SEARCH(&quot;posY = &quot;;[.D435])+7);(SEARCH(&quot;}&quot;;[.D435];SEARCH(&quot;posY&quot;;[.D435]))-SEARCH(&quot;posY = &quot;;[.D435])-7));MID([.D440];(SEARCH(&quot;posY = &quot;;[.D440])+7);(SEARCH(&quot;}&quot;;[.D440];SEARCH(&quot;posY&quot;;[.D440]))-SEARCH(&quot;posY = &quot;;[.D440])-7)))" office:value-type="string" office:string-value="238">
            <text:p>238</text:p>
          </table:table-cell>
          <table:table-cell table:formula="of:=MID([.D435];SEARCH(&quot;posZ = &quot;;[.D435])+7;(SEARCH(&quot;}&quot;;[.D435])-SEARCH(&quot;posZ = &quot;;[.D4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7, posX = 55, posY = 225}, -- auto shop workfloor</text:p>
          </table:table-cell>
          <table:table-cell office:value-type="string">
            <text:p>Rosewood</text:p>
          </table:table-cell>
          <table:table-cell table:formula="of:=MID([.A436];SEARCH(&quot;--&quot;;[.A436])+2;256)" office:value-type="string" office:string-value=" auto shop workfloor">
            <text:p><text:s/>auto shop workfloor</text:p>
          </table:table-cell>
          <table:table-cell table:formula="of:=MID([.A436];1;SEARCH(&quot;--&quot;;[.A436])-1)" office:value-type="string" office:string-value="{worldX = 27, worldY = 37, posX = 55, posY = 225}, ">
            <text:p>{worldX = 27, worldY = 37, posX = 55, posY = 225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4">
            <text:p>43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7"/>
          <table:table-cell table:number-columns-repeated="2" office:value-type="float" office:value="1">
            <text:p>1</text:p>
          </table:table-cell>
          <table:table-cell table:formula="of:=CONCATENATE([.D436];&quot;-- &quot;;[.B436];&quot;,&quot;;[.C436];&quot; ID:&quot;;[.I436])" office:value-type="string" office:string-value="{worldX = 27, worldY = 37, posX = 55, posY = 225}, -- Rosewood, auto shop workfloor ID:434">
            <text:p>{worldX = 27, worldY = 37, posX = 55, posY = 225}, -- Rosewood, auto shop workfloor ID:434</text:p>
          </table:table-cell>
          <table:table-cell table:formula="of:=MID([.D436];SEARCH(&quot;worldX = &quot;;[.D436])+9;(SEARCH(&quot;worldY = &quot;;[.D436])-SEARCH(&quot;worldX = &quot;;[.D436])-11))" office:value-type="string" office:string-value="27">
            <text:p>27</text:p>
          </table:table-cell>
          <table:table-cell table:formula="of:=MID([.D436];SEARCH(&quot;worldY = &quot;;[.D436])+9;(SEARCH(&quot;posX = &quot;;[.D436])-SEARCH(&quot;worldY = &quot;;[.D436])-11))" office:value-type="string" office:string-value="37">
            <text:p>37</text:p>
          </table:table-cell>
          <table:table-cell table:formula="of:=MID([.D436];(SEARCH(&quot;posX = &quot;;[.D436])+7);(SEARCH(&quot;,&quot;;[.D436];SEARCH(&quot;posX&quot;;[.D436]))-SEARCH(&quot;posX = &quot;;[.D436])-7))" office:value-type="string" office:string-value="55">
            <text:p>55</text:p>
          </table:table-cell>
          <table:table-cell table:formula="of:=IF(LEN([.D436])&lt;60;MID([.D436];(SEARCH(&quot;posY = &quot;;[.D436])+7);(SEARCH(&quot;}&quot;;[.D436];SEARCH(&quot;posY&quot;;[.D436]))-SEARCH(&quot;posY = &quot;;[.D436])-7));MID([.D441];(SEARCH(&quot;posY = &quot;;[.D441])+7);(SEARCH(&quot;}&quot;;[.D441];SEARCH(&quot;posY&quot;;[.D441]))-SEARCH(&quot;posY = &quot;;[.D441])-7)))" office:value-type="string" office:string-value="225">
            <text:p>225</text:p>
          </table:table-cell>
          <table:table-cell table:formula="of:=MID([.D436];SEARCH(&quot;posZ = &quot;;[.D436])+7;(SEARCH(&quot;}&quot;;[.D436])-SEARCH(&quot;posZ = &quot;;[.D4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36, posY = 84}, -- supermarket</text:p>
          </table:table-cell>
          <table:table-cell office:value-type="string">
            <text:p>Rosewood</text:p>
          </table:table-cell>
          <table:table-cell table:formula="of:=MID([.A437];SEARCH(&quot;--&quot;;[.A437])+2;256)" office:value-type="string" office:string-value=" supermarket">
            <text:p><text:s/>supermarket</text:p>
          </table:table-cell>
          <table:table-cell table:formula="of:=MID([.A437];1;SEARCH(&quot;--&quot;;[.A437])-1)" office:value-type="string" office:string-value="{worldX = 27, worldY = 38, posX = 36, posY = 84}, ">
            <text:p>{worldX = 27, worldY = 38, posX = 36, posY = 8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5">
            <text:p>435</text:p>
          </table:table-cell>
          <table:table-cell table:number-columns-repeated="22"/>
          <table:table-cell table:formula="of:=CONCATENATE([.D437];&quot;-- &quot;;[.B437];&quot;,&quot;;[.C437];&quot; ID:&quot;;[.I437])" office:value-type="string" office:string-value="{worldX = 27, worldY = 38, posX = 36, posY = 84}, -- Rosewood, supermarket ID:435">
            <text:p>{worldX = 27, worldY = 38, posX = 36, posY = 84}, -- Rosewood, supermarket ID:435</text:p>
          </table:table-cell>
          <table:table-cell table:formula="of:=MID([.D437];SEARCH(&quot;worldX = &quot;;[.D437])+9;(SEARCH(&quot;worldY = &quot;;[.D437])-SEARCH(&quot;worldX = &quot;;[.D437])-11))" office:value-type="string" office:string-value="27">
            <text:p>27</text:p>
          </table:table-cell>
          <table:table-cell table:formula="of:=MID([.D437];SEARCH(&quot;worldY = &quot;;[.D437])+9;(SEARCH(&quot;posX = &quot;;[.D437])-SEARCH(&quot;worldY = &quot;;[.D437])-11))" office:value-type="string" office:string-value="38">
            <text:p>38</text:p>
          </table:table-cell>
          <table:table-cell table:formula="of:=MID([.D437];(SEARCH(&quot;posX = &quot;;[.D437])+7);(SEARCH(&quot;,&quot;;[.D437];SEARCH(&quot;posX&quot;;[.D437]))-SEARCH(&quot;posX = &quot;;[.D437])-7))" office:value-type="string" office:string-value="36">
            <text:p>36</text:p>
          </table:table-cell>
          <table:table-cell table:formula="of:=IF(LEN([.D437])&lt;60;MID([.D437];(SEARCH(&quot;posY = &quot;;[.D437])+7);(SEARCH(&quot;}&quot;;[.D437];SEARCH(&quot;posY&quot;;[.D437]))-SEARCH(&quot;posY = &quot;;[.D437])-7));MID([.D442];(SEARCH(&quot;posY = &quot;;[.D442])+7);(SEARCH(&quot;}&quot;;[.D442];SEARCH(&quot;posY&quot;;[.D442]))-SEARCH(&quot;posY = &quot;;[.D442])-7)))" office:value-type="string" office:string-value="84">
            <text:p>84</text:p>
          </table:table-cell>
          <table:table-cell table:formula="of:=MID([.D437];SEARCH(&quot;posZ = &quot;;[.D437])+7;(SEARCH(&quot;}&quot;;[.D437])-SEARCH(&quot;posZ = &quot;;[.D4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45, posY = 71}, -- supermarket, kitchen</text:p>
          </table:table-cell>
          <table:table-cell office:value-type="string">
            <text:p>Rosewood</text:p>
          </table:table-cell>
          <table:table-cell table:formula="of:=MID([.A438];SEARCH(&quot;--&quot;;[.A438])+2;256)" office:value-type="string" office:string-value=" supermarket, kitchen">
            <text:p><text:s/>supermarket, kitchen</text:p>
          </table:table-cell>
          <table:table-cell table:formula="of:=MID([.A438];1;SEARCH(&quot;--&quot;;[.A438])-1)" office:value-type="string" office:string-value="{worldX = 27, worldY = 38, posX = 45, posY = 71}, ">
            <text:p>{worldX = 27, worldY = 38, posX = 45, posY = 7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6">
            <text:p>436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438];&quot;-- &quot;;[.B438];&quot;,&quot;;[.C438];&quot; ID:&quot;;[.I438])" office:value-type="string" office:string-value="{worldX = 27, worldY = 38, posX = 45, posY = 71}, -- Rosewood, supermarket, kitchen ID:436">
            <text:p>{worldX = 27, worldY = 38, posX = 45, posY = 71}, -- Rosewood, supermarket, kitchen ID:436</text:p>
          </table:table-cell>
          <table:table-cell table:formula="of:=MID([.D438];SEARCH(&quot;worldX = &quot;;[.D438])+9;(SEARCH(&quot;worldY = &quot;;[.D438])-SEARCH(&quot;worldX = &quot;;[.D438])-11))" office:value-type="string" office:string-value="27">
            <text:p>27</text:p>
          </table:table-cell>
          <table:table-cell table:formula="of:=MID([.D438];SEARCH(&quot;worldY = &quot;;[.D438])+9;(SEARCH(&quot;posX = &quot;;[.D438])-SEARCH(&quot;worldY = &quot;;[.D438])-11))" office:value-type="string" office:string-value="38">
            <text:p>38</text:p>
          </table:table-cell>
          <table:table-cell table:formula="of:=MID([.D438];(SEARCH(&quot;posX = &quot;;[.D438])+7);(SEARCH(&quot;,&quot;;[.D438];SEARCH(&quot;posX&quot;;[.D438]))-SEARCH(&quot;posX = &quot;;[.D438])-7))" office:value-type="string" office:string-value="45">
            <text:p>45</text:p>
          </table:table-cell>
          <table:table-cell table:formula="of:=IF(LEN([.D438])&lt;60;MID([.D438];(SEARCH(&quot;posY = &quot;;[.D438])+7);(SEARCH(&quot;}&quot;;[.D438];SEARCH(&quot;posY&quot;;[.D438]))-SEARCH(&quot;posY = &quot;;[.D438])-7));MID([.D443];(SEARCH(&quot;posY = &quot;;[.D443])+7);(SEARCH(&quot;}&quot;;[.D443];SEARCH(&quot;posY&quot;;[.D443]))-SEARCH(&quot;posY = &quot;;[.D443])-7)))" office:value-type="string" office:string-value="71">
            <text:p>71</text:p>
          </table:table-cell>
          <table:table-cell table:formula="of:=MID([.D438];SEARCH(&quot;posZ = &quot;;[.D438])+7;(SEARCH(&quot;}&quot;;[.D438])-SEARCH(&quot;posZ = &quot;;[.D43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42, posY = 100}, -- <text:s/>laundromat</text:p>
          </table:table-cell>
          <table:table-cell office:value-type="string">
            <text:p>Rosewood</text:p>
          </table:table-cell>
          <table:table-cell table:formula="of:=MID([.A439];SEARCH(&quot;--&quot;;[.A439])+2;256)" office:value-type="string" office:string-value="  laundromat">
            <text:p><text:s text:c="2"/>laundromat</text:p>
          </table:table-cell>
          <table:table-cell table:formula="of:=MID([.A439];1;SEARCH(&quot;--&quot;;[.A439])-1)" office:value-type="string" office:string-value="{worldX = 27, worldY = 38, posX = 42, posY = 100}, ">
            <text:p>{worldX = 27, worldY = 38, posX = 42, posY = 10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 table:formula="of:=CONCATENATE([.D439];&quot;-- &quot;;[.B439];&quot;,&quot;;[.C439];&quot; ID:&quot;;[.I439])" office:value-type="string" office:string-value="{worldX = 27, worldY = 38, posX = 42, posY = 100}, -- Rosewood,  laundromat ID:437">
            <text:p>{worldX = 27, worldY = 38, posX = 42, posY = 100}, -- Rosewood, <text:s/>laundromat ID:437</text:p>
          </table:table-cell>
          <table:table-cell table:formula="of:=MID([.D439];SEARCH(&quot;worldX = &quot;;[.D439])+9;(SEARCH(&quot;worldY = &quot;;[.D439])-SEARCH(&quot;worldX = &quot;;[.D439])-11))" office:value-type="string" office:string-value="27">
            <text:p>27</text:p>
          </table:table-cell>
          <table:table-cell table:formula="of:=MID([.D439];SEARCH(&quot;worldY = &quot;;[.D439])+9;(SEARCH(&quot;posX = &quot;;[.D439])-SEARCH(&quot;worldY = &quot;;[.D439])-11))" office:value-type="string" office:string-value="38">
            <text:p>38</text:p>
          </table:table-cell>
          <table:table-cell table:formula="of:=MID([.D439];(SEARCH(&quot;posX = &quot;;[.D439])+7);(SEARCH(&quot;,&quot;;[.D439];SEARCH(&quot;posX&quot;;[.D439]))-SEARCH(&quot;posX = &quot;;[.D439])-7))" office:value-type="string" office:string-value="42">
            <text:p>42</text:p>
          </table:table-cell>
          <table:table-cell table:formula="of:=IF(LEN([.D439])&lt;60;MID([.D439];(SEARCH(&quot;posY = &quot;;[.D439])+7);(SEARCH(&quot;}&quot;;[.D439];SEARCH(&quot;posY&quot;;[.D439]))-SEARCH(&quot;posY = &quot;;[.D439])-7));MID([.D444];(SEARCH(&quot;posY = &quot;;[.D444])+7);(SEARCH(&quot;}&quot;;[.D444];SEARCH(&quot;posY&quot;;[.D444]))-SEARCH(&quot;posY = &quot;;[.D444])-7)))" office:value-type="string" office:string-value="100">
            <text:p>100</text:p>
          </table:table-cell>
          <table:table-cell table:formula="of:=MID([.D439];SEARCH(&quot;posZ = &quot;;[.D439])+7;(SEARCH(&quot;}&quot;;[.D439])-SEARCH(&quot;posZ = &quot;;[.D43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24, posY = 158}, -- <text:s/>church</text:p>
          </table:table-cell>
          <table:table-cell office:value-type="string">
            <text:p>Rosewood</text:p>
          </table:table-cell>
          <table:table-cell table:formula="of:=MID([.A440];SEARCH(&quot;--&quot;;[.A440])+2;256)" office:value-type="string" office:string-value="  church">
            <text:p><text:s text:c="2"/>church</text:p>
          </table:table-cell>
          <table:table-cell table:formula="of:=MID([.A440];1;SEARCH(&quot;--&quot;;[.A440])-1)" office:value-type="string" office:string-value="{worldX = 27, worldY = 38, posX = 24, posY = 158}, ">
            <text:p>{worldX = 27, worldY = 38, posX = 24, posY = 158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8">
            <text:p>438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table:formula="of:=CONCATENATE([.D440];&quot;-- &quot;;[.B440];&quot;,&quot;;[.C440];&quot; ID:&quot;;[.I440])" office:value-type="string" office:string-value="{worldX = 27, worldY = 38, posX = 24, posY = 158}, -- Rosewood,  church ID:438">
            <text:p>{worldX = 27, worldY = 38, posX = 24, posY = 158}, -- Rosewood, <text:s/>church ID:438</text:p>
          </table:table-cell>
          <table:table-cell table:formula="of:=MID([.D440];SEARCH(&quot;worldX = &quot;;[.D440])+9;(SEARCH(&quot;worldY = &quot;;[.D440])-SEARCH(&quot;worldX = &quot;;[.D440])-11))" office:value-type="string" office:string-value="27">
            <text:p>27</text:p>
          </table:table-cell>
          <table:table-cell table:formula="of:=MID([.D440];SEARCH(&quot;worldY = &quot;;[.D440])+9;(SEARCH(&quot;posX = &quot;;[.D440])-SEARCH(&quot;worldY = &quot;;[.D440])-11))" office:value-type="string" office:string-value="38">
            <text:p>38</text:p>
          </table:table-cell>
          <table:table-cell table:formula="of:=MID([.D440];(SEARCH(&quot;posX = &quot;;[.D440])+7);(SEARCH(&quot;,&quot;;[.D440];SEARCH(&quot;posX&quot;;[.D440]))-SEARCH(&quot;posX = &quot;;[.D440])-7))" office:value-type="string" office:string-value="24">
            <text:p>24</text:p>
          </table:table-cell>
          <table:table-cell table:formula="of:=IF(LEN([.D440])&lt;60;MID([.D440];(SEARCH(&quot;posY = &quot;;[.D440])+7);(SEARCH(&quot;}&quot;;[.D440];SEARCH(&quot;posY&quot;;[.D440]))-SEARCH(&quot;posY = &quot;;[.D440])-7));MID([.D445];(SEARCH(&quot;posY = &quot;;[.D445])+7);(SEARCH(&quot;}&quot;;[.D445];SEARCH(&quot;posY&quot;;[.D445]))-SEARCH(&quot;posY = &quot;;[.D445])-7)))" office:value-type="string" office:string-value="158">
            <text:p>158</text:p>
          </table:table-cell>
          <table:table-cell table:formula="of:=MID([.D440];SEARCH(&quot;posZ = &quot;;[.D440])+7;(SEARCH(&quot;}&quot;;[.D440])-SEARCH(&quot;posZ = &quot;;[.D4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9, posX = 33, posY = 48}, -- <text:s/>fire station lobby</text:p>
          </table:table-cell>
          <table:table-cell office:value-type="string">
            <text:p>Rosewood</text:p>
          </table:table-cell>
          <table:table-cell table:formula="of:=MID([.A441];SEARCH(&quot;--&quot;;[.A441])+2;256)" office:value-type="string" office:string-value="  fire station lobby">
            <text:p><text:s text:c="2"/>fire station lobby</text:p>
          </table:table-cell>
          <table:table-cell table:formula="of:=MID([.A441];1;SEARCH(&quot;--&quot;;[.A441])-1)" office:value-type="string" office:string-value="{worldX = 27, worldY = 39, posX = 33, posY = 48}, ">
            <text:p>{worldX = 27, worldY = 39, posX = 33, posY = 48}, </text:p>
          </table:table-cell>
          <table:table-cell office:value-type="string">
            <text:p>Government</text:p>
          </table:table-cell>
          <table:table-cell office:value-type="string">
            <text:p>Fire Statio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39">
            <text:p>439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"/>
          <table:table-cell table:formula="of:=CONCATENATE([.D441];&quot;-- &quot;;[.B441];&quot;,&quot;;[.C441];&quot; ID:&quot;;[.I441])" office:value-type="string" office:string-value="{worldX = 27, worldY = 39, posX = 33, posY = 48}, -- Rosewood,  fire station lobby ID:439">
            <text:p>{worldX = 27, worldY = 39, posX = 33, posY = 48}, -- Rosewood, <text:s/>fire station lobby ID:439</text:p>
          </table:table-cell>
          <table:table-cell table:formula="of:=MID([.D441];SEARCH(&quot;worldX = &quot;;[.D441])+9;(SEARCH(&quot;worldY = &quot;;[.D441])-SEARCH(&quot;worldX = &quot;;[.D441])-11))" office:value-type="string" office:string-value="27">
            <text:p>27</text:p>
          </table:table-cell>
          <table:table-cell table:formula="of:=MID([.D441];SEARCH(&quot;worldY = &quot;;[.D441])+9;(SEARCH(&quot;posX = &quot;;[.D441])-SEARCH(&quot;worldY = &quot;;[.D441])-11))" office:value-type="string" office:string-value="39">
            <text:p>39</text:p>
          </table:table-cell>
          <table:table-cell table:formula="of:=MID([.D441];(SEARCH(&quot;posX = &quot;;[.D441])+7);(SEARCH(&quot;,&quot;;[.D441];SEARCH(&quot;posX&quot;;[.D441]))-SEARCH(&quot;posX = &quot;;[.D441])-7))" office:value-type="string" office:string-value="33">
            <text:p>33</text:p>
          </table:table-cell>
          <table:table-cell table:formula="of:=IF(LEN([.D441])&lt;60;MID([.D441];(SEARCH(&quot;posY = &quot;;[.D441])+7);(SEARCH(&quot;}&quot;;[.D441];SEARCH(&quot;posY&quot;;[.D441]))-SEARCH(&quot;posY = &quot;;[.D441])-7));MID([.D446];(SEARCH(&quot;posY = &quot;;[.D446])+7);(SEARCH(&quot;}&quot;;[.D446];SEARCH(&quot;posY&quot;;[.D446]))-SEARCH(&quot;posY = &quot;;[.D446])-7)))" office:value-type="string" office:string-value="48">
            <text:p>48</text:p>
          </table:table-cell>
          <table:table-cell table:formula="of:=MID([.D441];SEARCH(&quot;posZ = &quot;;[.D441])+7;(SEARCH(&quot;}&quot;;[.D441])-SEARCH(&quot;posZ = &quot;;[.D4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9, posX = 48, posY = 40}, -- <text:s/>fire station garage</text:p>
          </table:table-cell>
          <table:table-cell office:value-type="string">
            <text:p>Rosewood</text:p>
          </table:table-cell>
          <table:table-cell table:formula="of:=MID([.A442];SEARCH(&quot;--&quot;;[.A442])+2;256)" office:value-type="string" office:string-value="  fire station garage">
            <text:p><text:s text:c="2"/>fire station garage</text:p>
          </table:table-cell>
          <table:table-cell table:formula="of:=MID([.A442];1;SEARCH(&quot;--&quot;;[.A442])-1)" office:value-type="string" office:string-value="{worldX = 27, worldY = 39, posX = 48, posY = 40}, ">
            <text:p>{worldX = 27, worldY = 39, posX = 48, posY = 40}, </text:p>
          </table:table-cell>
          <table:table-cell office:value-type="string">
            <text:p>Government</text:p>
          </table:table-cell>
          <table:table-cell office:value-type="string">
            <text:p>Fire Statio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40">
            <text:p>440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442];&quot;-- &quot;;[.B442];&quot;,&quot;;[.C442];&quot; ID:&quot;;[.I442])" office:value-type="string" office:string-value="{worldX = 27, worldY = 39, posX = 48, posY = 40}, -- Rosewood,  fire station garage ID:440">
            <text:p>{worldX = 27, worldY = 39, posX = 48, posY = 40}, -- Rosewood, <text:s/>fire station garage ID:440</text:p>
          </table:table-cell>
          <table:table-cell table:formula="of:=MID([.D442];SEARCH(&quot;worldX = &quot;;[.D442])+9;(SEARCH(&quot;worldY = &quot;;[.D442])-SEARCH(&quot;worldX = &quot;;[.D442])-11))" office:value-type="string" office:string-value="27">
            <text:p>27</text:p>
          </table:table-cell>
          <table:table-cell table:formula="of:=MID([.D442];SEARCH(&quot;worldY = &quot;;[.D442])+9;(SEARCH(&quot;posX = &quot;;[.D442])-SEARCH(&quot;worldY = &quot;;[.D442])-11))" office:value-type="string" office:string-value="39">
            <text:p>39</text:p>
          </table:table-cell>
          <table:table-cell table:formula="of:=MID([.D442];(SEARCH(&quot;posX = &quot;;[.D442])+7);(SEARCH(&quot;,&quot;;[.D442];SEARCH(&quot;posX&quot;;[.D442]))-SEARCH(&quot;posX = &quot;;[.D442])-7))" office:value-type="string" office:string-value="48">
            <text:p>48</text:p>
          </table:table-cell>
          <table:table-cell table:formula="of:=IF(LEN([.D442])&lt;60;MID([.D442];(SEARCH(&quot;posY = &quot;;[.D442])+7);(SEARCH(&quot;}&quot;;[.D442];SEARCH(&quot;posY&quot;;[.D442]))-SEARCH(&quot;posY = &quot;;[.D442])-7));MID([.D447];(SEARCH(&quot;posY = &quot;;[.D447])+7);(SEARCH(&quot;}&quot;;[.D447];SEARCH(&quot;posY&quot;;[.D447]))-SEARCH(&quot;posY = &quot;;[.D447])-7)))" office:value-type="string" office:string-value="40">
            <text:p>40</text:p>
          </table:table-cell>
          <table:table-cell table:formula="of:=MID([.D442];SEARCH(&quot;posZ = &quot;;[.D442])+7;(SEARCH(&quot;}&quot;;[.D442])-SEARCH(&quot;posZ = &quot;;[.D4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237, posY = 197}, -- <text:s/>school lobby</text:p>
          </table:table-cell>
          <table:table-cell office:value-type="string">
            <text:p>Rosewood</text:p>
          </table:table-cell>
          <table:table-cell table:formula="of:=MID([.A443];SEARCH(&quot;--&quot;;[.A443])+2;256)" office:value-type="string" office:string-value="  school lobby">
            <text:p><text:s text:c="2"/>school lobby</text:p>
          </table:table-cell>
          <table:table-cell table:formula="of:=MID([.A443];1;SEARCH(&quot;--&quot;;[.A443])-1)" office:value-type="string" office:string-value="{worldX = 27, worldY = 38, posX = 237, posY = 197}, ">
            <text:p>{worldX = 27, worldY = 38, posX = 237, posY = 197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41">
            <text:p>44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443];&quot;-- &quot;;[.B443];&quot;,&quot;;[.C443];&quot; ID:&quot;;[.I443])" office:value-type="string" office:string-value="{worldX = 27, worldY = 38, posX = 237, posY = 197}, -- Rosewood,  school lobby ID:441">
            <text:p>{worldX = 27, worldY = 38, posX = 237, posY = 197}, -- Rosewood, <text:s/>school lobby ID:441</text:p>
          </table:table-cell>
          <table:table-cell table:formula="of:=MID([.D443];SEARCH(&quot;worldX = &quot;;[.D443])+9;(SEARCH(&quot;worldY = &quot;;[.D443])-SEARCH(&quot;worldX = &quot;;[.D443])-11))" office:value-type="string" office:string-value="27">
            <text:p>27</text:p>
          </table:table-cell>
          <table:table-cell table:formula="of:=MID([.D443];SEARCH(&quot;worldY = &quot;;[.D443])+9;(SEARCH(&quot;posX = &quot;;[.D443])-SEARCH(&quot;worldY = &quot;;[.D443])-11))" office:value-type="string" office:string-value="38">
            <text:p>38</text:p>
          </table:table-cell>
          <table:table-cell table:formula="of:=MID([.D443];(SEARCH(&quot;posX = &quot;;[.D443])+7);(SEARCH(&quot;,&quot;;[.D443];SEARCH(&quot;posX&quot;;[.D443]))-SEARCH(&quot;posX = &quot;;[.D443])-7))" office:value-type="string" office:string-value="237">
            <text:p>237</text:p>
          </table:table-cell>
          <table:table-cell table:formula="of:=IF(LEN([.D443])&lt;60;MID([.D443];(SEARCH(&quot;posY = &quot;;[.D443])+7);(SEARCH(&quot;}&quot;;[.D443];SEARCH(&quot;posY&quot;;[.D443]))-SEARCH(&quot;posY = &quot;;[.D443])-7));MID([.D448];(SEARCH(&quot;posY = &quot;;[.D448])+7);(SEARCH(&quot;}&quot;;[.D448];SEARCH(&quot;posY&quot;;[.D448]))-SEARCH(&quot;posY = &quot;;[.D448])-7)))" office:value-type="string" office:string-value="197">
            <text:p>197</text:p>
          </table:table-cell>
          <table:table-cell table:formula="of:=MID([.D443];SEARCH(&quot;posZ = &quot;;[.D443])+7;(SEARCH(&quot;}&quot;;[.D443])-SEARCH(&quot;posZ = &quot;;[.D4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229, posY = 198}, -- <text:s/>school office</text:p>
          </table:table-cell>
          <table:table-cell office:value-type="string">
            <text:p>Rosewood</text:p>
          </table:table-cell>
          <table:table-cell table:formula="of:=MID([.A444];SEARCH(&quot;--&quot;;[.A444])+2;256)" office:value-type="string" office:string-value="  school office">
            <text:p><text:s text:c="2"/>school office</text:p>
          </table:table-cell>
          <table:table-cell table:formula="of:=MID([.A444];1;SEARCH(&quot;--&quot;;[.A444])-1)" office:value-type="string" office:string-value="{worldX = 27, worldY = 38, posX = 229, posY = 198}, ">
            <text:p>{worldX = 27, worldY = 38, posX = 229, posY = 198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42">
            <text:p>44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table:formula="of:=CONCATENATE([.D444];&quot;-- &quot;;[.B444];&quot;,&quot;;[.C444];&quot; ID:&quot;;[.I444])" office:value-type="string" office:string-value="{worldX = 27, worldY = 38, posX = 229, posY = 198}, -- Rosewood,  school office ID:442">
            <text:p>{worldX = 27, worldY = 38, posX = 229, posY = 198}, -- Rosewood, <text:s/>school office ID:442</text:p>
          </table:table-cell>
          <table:table-cell table:formula="of:=MID([.D444];SEARCH(&quot;worldX = &quot;;[.D444])+9;(SEARCH(&quot;worldY = &quot;;[.D444])-SEARCH(&quot;worldX = &quot;;[.D444])-11))" office:value-type="string" office:string-value="27">
            <text:p>27</text:p>
          </table:table-cell>
          <table:table-cell table:formula="of:=MID([.D444];SEARCH(&quot;worldY = &quot;;[.D444])+9;(SEARCH(&quot;posX = &quot;;[.D444])-SEARCH(&quot;worldY = &quot;;[.D444])-11))" office:value-type="string" office:string-value="38">
            <text:p>38</text:p>
          </table:table-cell>
          <table:table-cell table:formula="of:=MID([.D444];(SEARCH(&quot;posX = &quot;;[.D444])+7);(SEARCH(&quot;,&quot;;[.D444];SEARCH(&quot;posX&quot;;[.D444]))-SEARCH(&quot;posX = &quot;;[.D444])-7))" office:value-type="string" office:string-value="229">
            <text:p>229</text:p>
          </table:table-cell>
          <table:table-cell table:formula="of:=IF(LEN([.D444])&lt;60;MID([.D444];(SEARCH(&quot;posY = &quot;;[.D444])+7);(SEARCH(&quot;}&quot;;[.D444];SEARCH(&quot;posY&quot;;[.D444]))-SEARCH(&quot;posY = &quot;;[.D444])-7));MID([.D449];(SEARCH(&quot;posY = &quot;;[.D449])+7);(SEARCH(&quot;}&quot;;[.D449];SEARCH(&quot;posY&quot;;[.D449]))-SEARCH(&quot;posY = &quot;;[.D449])-7)))" office:value-type="string" office:string-value="198">
            <text:p>198</text:p>
          </table:table-cell>
          <table:table-cell table:formula="of:=MID([.D444];SEARCH(&quot;posZ = &quot;;[.D444])+7;(SEARCH(&quot;}&quot;;[.D444])-SEARCH(&quot;posZ = &quot;;[.D4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250, posY = 202}, -- <text:s/>school kitchen</text:p>
          </table:table-cell>
          <table:table-cell office:value-type="string">
            <text:p>Rosewood</text:p>
          </table:table-cell>
          <table:table-cell table:formula="of:=MID([.A445];SEARCH(&quot;--&quot;;[.A445])+2;256)" office:value-type="string" office:string-value="  school kitchen">
            <text:p><text:s text:c="2"/>school kitchen</text:p>
          </table:table-cell>
          <table:table-cell table:formula="of:=MID([.A445];1;SEARCH(&quot;--&quot;;[.A445])-1)" office:value-type="string" office:string-value="{worldX = 27, worldY = 38, posX = 250, posY = 202}, ">
            <text:p>{worldX = 27, worldY = 38, posX = 250, posY = 202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43">
            <text:p>44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45];&quot;-- &quot;;[.B445];&quot;,&quot;;[.C445];&quot; ID:&quot;;[.I445])" office:value-type="string" office:string-value="{worldX = 27, worldY = 38, posX = 250, posY = 202}, -- Rosewood,  school kitchen ID:443">
            <text:p>{worldX = 27, worldY = 38, posX = 250, posY = 202}, -- Rosewood, <text:s/>school kitchen ID:443</text:p>
          </table:table-cell>
          <table:table-cell table:formula="of:=MID([.D445];SEARCH(&quot;worldX = &quot;;[.D445])+9;(SEARCH(&quot;worldY = &quot;;[.D445])-SEARCH(&quot;worldX = &quot;;[.D445])-11))" office:value-type="string" office:string-value="27">
            <text:p>27</text:p>
          </table:table-cell>
          <table:table-cell table:formula="of:=MID([.D445];SEARCH(&quot;worldY = &quot;;[.D445])+9;(SEARCH(&quot;posX = &quot;;[.D445])-SEARCH(&quot;worldY = &quot;;[.D445])-11))" office:value-type="string" office:string-value="38">
            <text:p>38</text:p>
          </table:table-cell>
          <table:table-cell table:formula="of:=MID([.D445];(SEARCH(&quot;posX = &quot;;[.D445])+7);(SEARCH(&quot;,&quot;;[.D445];SEARCH(&quot;posX&quot;;[.D445]))-SEARCH(&quot;posX = &quot;;[.D445])-7))" office:value-type="string" office:string-value="250">
            <text:p>250</text:p>
          </table:table-cell>
          <table:table-cell table:formula="of:=IF(LEN([.D445])&lt;60;MID([.D445];(SEARCH(&quot;posY = &quot;;[.D445])+7);(SEARCH(&quot;}&quot;;[.D445];SEARCH(&quot;posY&quot;;[.D445]))-SEARCH(&quot;posY = &quot;;[.D445])-7));MID([.D450];(SEARCH(&quot;posY = &quot;;[.D450])+7);(SEARCH(&quot;}&quot;;[.D450];SEARCH(&quot;posY&quot;;[.D450]))-SEARCH(&quot;posY = &quot;;[.D450])-7)))" office:value-type="string" office:string-value="202">
            <text:p>202</text:p>
          </table:table-cell>
          <table:table-cell table:formula="of:=MID([.D445];SEARCH(&quot;posZ = &quot;;[.D445])+7;(SEARCH(&quot;}&quot;;[.D445])-SEARCH(&quot;posZ = &quot;;[.D4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258, posY = 214}, -- <text:s/>school classroom</text:p>
          </table:table-cell>
          <table:table-cell office:value-type="string">
            <text:p>Rosewood</text:p>
          </table:table-cell>
          <table:table-cell table:formula="of:=MID([.A446];SEARCH(&quot;--&quot;;[.A446])+2;256)" office:value-type="string" office:string-value="  school classroom">
            <text:p><text:s text:c="2"/>school classroom</text:p>
          </table:table-cell>
          <table:table-cell table:formula="of:=MID([.A446];1;SEARCH(&quot;--&quot;;[.A446])-1)" office:value-type="string" office:string-value="{worldX = 27, worldY = 38, posX = 258, posY = 214}, ">
            <text:p>{worldX = 27, worldY = 38, posX = 258, posY = 214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main road, north to south</text:p>
          </table:table-cell>
          <table:table-cell/>
          <table:table-cell office:value-type="float" office:value="444">
            <text:p>444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table:formula="of:=CONCATENATE([.D446];&quot;-- &quot;;[.B446];&quot;,&quot;;[.C446];&quot; ID:&quot;;[.I446])" office:value-type="string" office:string-value="{worldX = 27, worldY = 38, posX = 258, posY = 214}, -- Rosewood,  school classroom ID:444">
            <text:p>{worldX = 27, worldY = 38, posX = 258, posY = 214}, -- Rosewood, <text:s/>school classroom ID:444</text:p>
          </table:table-cell>
          <table:table-cell table:formula="of:=MID([.D446];SEARCH(&quot;worldX = &quot;;[.D446])+9;(SEARCH(&quot;worldY = &quot;;[.D446])-SEARCH(&quot;worldX = &quot;;[.D446])-11))" office:value-type="string" office:string-value="27">
            <text:p>27</text:p>
          </table:table-cell>
          <table:table-cell table:formula="of:=MID([.D446];SEARCH(&quot;worldY = &quot;;[.D446])+9;(SEARCH(&quot;posX = &quot;;[.D446])-SEARCH(&quot;worldY = &quot;;[.D446])-11))" office:value-type="string" office:string-value="38">
            <text:p>38</text:p>
          </table:table-cell>
          <table:table-cell table:formula="of:=MID([.D446];(SEARCH(&quot;posX = &quot;;[.D446])+7);(SEARCH(&quot;,&quot;;[.D446];SEARCH(&quot;posX&quot;;[.D446]))-SEARCH(&quot;posX = &quot;;[.D446])-7))" office:value-type="string" office:string-value="258">
            <text:p>258</text:p>
          </table:table-cell>
          <table:table-cell table:formula="of:=IF(LEN([.D446])&lt;60;MID([.D446];(SEARCH(&quot;posY = &quot;;[.D446])+7);(SEARCH(&quot;}&quot;;[.D446];SEARCH(&quot;posY&quot;;[.D446]))-SEARCH(&quot;posY = &quot;;[.D446])-7));MID([.D451];(SEARCH(&quot;posY = &quot;;[.D451])+7);(SEARCH(&quot;}&quot;;[.D451];SEARCH(&quot;posY&quot;;[.D451]))-SEARCH(&quot;posY = &quot;;[.D451])-7)))" office:value-type="string" office:string-value="214">
            <text:p>214</text:p>
          </table:table-cell>
          <table:table-cell table:formula="of:=MID([.D446];SEARCH(&quot;posZ = &quot;;[.D446])+7;(SEARCH(&quot;}&quot;;[.D446])-SEARCH(&quot;posZ = &quot;;[.D4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02, posY = 144}, -- <text:s/>big house 1</text:p>
          </table:table-cell>
          <table:table-cell office:value-type="string">
            <text:p>Rosewood</text:p>
          </table:table-cell>
          <table:table-cell table:formula="of:=MID([.A447];SEARCH(&quot;--&quot;;[.A447])+2;256)" office:value-type="string" office:string-value="  big house 1">
            <text:p><text:s text:c="2"/>big house 1</text:p>
          </table:table-cell>
          <table:table-cell table:formula="of:=MID([.A447];1;SEARCH(&quot;--&quot;;[.A447])-1)" office:value-type="string" office:string-value="{worldX = 26, worldY = 38, posX = 202, posY = 144}, ">
            <text:p>{worldX = 26, worldY = 38, posX = 202, posY = 14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445">
            <text:p>445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"/>
          <table:table-cell table:formula="of:=CONCATENATE([.D447];&quot;-- &quot;;[.B447];&quot;,&quot;;[.C447];&quot; ID:&quot;;[.I447])" office:value-type="string" office:string-value="{worldX = 26, worldY = 38, posX = 202, posY = 144}, -- Rosewood,  big house 1 ID:445">
            <text:p>{worldX = 26, worldY = 38, posX = 202, posY = 144}, -- Rosewood, <text:s/>big house 1 ID:445</text:p>
          </table:table-cell>
          <table:table-cell table:formula="of:=MID([.D447];SEARCH(&quot;worldX = &quot;;[.D447])+9;(SEARCH(&quot;worldY = &quot;;[.D447])-SEARCH(&quot;worldX = &quot;;[.D447])-11))" office:value-type="string" office:string-value="26">
            <text:p>26</text:p>
          </table:table-cell>
          <table:table-cell table:formula="of:=MID([.D447];SEARCH(&quot;worldY = &quot;;[.D447])+9;(SEARCH(&quot;posX = &quot;;[.D447])-SEARCH(&quot;worldY = &quot;;[.D447])-11))" office:value-type="string" office:string-value="38">
            <text:p>38</text:p>
          </table:table-cell>
          <table:table-cell table:formula="of:=MID([.D447];(SEARCH(&quot;posX = &quot;;[.D447])+7);(SEARCH(&quot;,&quot;;[.D447];SEARCH(&quot;posX&quot;;[.D447]))-SEARCH(&quot;posX = &quot;;[.D447])-7))" office:value-type="string" office:string-value="202">
            <text:p>202</text:p>
          </table:table-cell>
          <table:table-cell table:formula="of:=IF(LEN([.D447])&lt;60;MID([.D447];(SEARCH(&quot;posY = &quot;;[.D447])+7);(SEARCH(&quot;}&quot;;[.D447];SEARCH(&quot;posY&quot;;[.D447]))-SEARCH(&quot;posY = &quot;;[.D447])-7));MID([.D452];(SEARCH(&quot;posY = &quot;;[.D452])+7);(SEARCH(&quot;}&quot;;[.D452];SEARCH(&quot;posY&quot;;[.D452]))-SEARCH(&quot;posY = &quot;;[.D452])-7)))" office:value-type="string" office:string-value="144">
            <text:p>144</text:p>
          </table:table-cell>
          <table:table-cell table:formula="of:=MID([.D447];SEARCH(&quot;posZ = &quot;;[.D447])+7;(SEARCH(&quot;}&quot;;[.D447])-SEARCH(&quot;posZ = &quot;;[.D4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8, posX = 247, posY = 124}, -- <text:s/>big house 2</text:p>
          </table:table-cell>
          <table:table-cell office:value-type="string">
            <text:p>Rosewood</text:p>
          </table:table-cell>
          <table:table-cell table:formula="of:=MID([.A448];SEARCH(&quot;--&quot;;[.A448])+2;256)" office:value-type="string" office:string-value="  big house 2">
            <text:p><text:s text:c="2"/>big house 2</text:p>
          </table:table-cell>
          <table:table-cell table:formula="of:=MID([.A448];1;SEARCH(&quot;--&quot;;[.A448])-1)" office:value-type="string" office:string-value="{worldX = 26, worldY = 38, posX = 247, posY = 124}, ">
            <text:p>{worldX = 26, worldY = 38, posX = 247, posY = 12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west neighborhood</text:p>
          </table:table-cell>
          <table:table-cell/>
          <table:table-cell office:value-type="float" office:value="446">
            <text:p>44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formula="of:=CONCATENATE([.D448];&quot;-- &quot;;[.B448];&quot;,&quot;;[.C448];&quot; ID:&quot;;[.I448])" office:value-type="string" office:string-value="{worldX = 26, worldY = 38, posX = 247, posY = 124}, -- Rosewood,  big house 2 ID:446">
            <text:p>{worldX = 26, worldY = 38, posX = 247, posY = 124}, -- Rosewood, <text:s/>big house 2 ID:446</text:p>
          </table:table-cell>
          <table:table-cell table:formula="of:=MID([.D448];SEARCH(&quot;worldX = &quot;;[.D448])+9;(SEARCH(&quot;worldY = &quot;;[.D448])-SEARCH(&quot;worldX = &quot;;[.D448])-11))" office:value-type="string" office:string-value="26">
            <text:p>26</text:p>
          </table:table-cell>
          <table:table-cell table:formula="of:=MID([.D448];SEARCH(&quot;worldY = &quot;;[.D448])+9;(SEARCH(&quot;posX = &quot;;[.D448])-SEARCH(&quot;worldY = &quot;;[.D448])-11))" office:value-type="string" office:string-value="38">
            <text:p>38</text:p>
          </table:table-cell>
          <table:table-cell table:formula="of:=MID([.D448];(SEARCH(&quot;posX = &quot;;[.D448])+7);(SEARCH(&quot;,&quot;;[.D448];SEARCH(&quot;posX&quot;;[.D448]))-SEARCH(&quot;posX = &quot;;[.D448])-7))" office:value-type="string" office:string-value="247">
            <text:p>247</text:p>
          </table:table-cell>
          <table:table-cell table:formula="of:=IF(LEN([.D448])&lt;60;MID([.D448];(SEARCH(&quot;posY = &quot;;[.D448])+7);(SEARCH(&quot;}&quot;;[.D448];SEARCH(&quot;posY&quot;;[.D448]))-SEARCH(&quot;posY = &quot;;[.D448])-7));MID([.D453];(SEARCH(&quot;posY = &quot;;[.D453])+7);(SEARCH(&quot;}&quot;;[.D453];SEARCH(&quot;posY&quot;;[.D453]))-SEARCH(&quot;posY = &quot;;[.D453])-7)))" office:value-type="string" office:string-value="124">
            <text:p>124</text:p>
          </table:table-cell>
          <table:table-cell table:formula="of:=MID([.D448];SEARCH(&quot;posZ = &quot;;[.D448])+7;(SEARCH(&quot;}&quot;;[.D448])-SEARCH(&quot;posZ = &quot;;[.D4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112, posY = 156}, -- <text:s/>big house 1</text:p>
          </table:table-cell>
          <table:table-cell office:value-type="string">
            <text:p>Rosewood</text:p>
          </table:table-cell>
          <table:table-cell table:formula="of:=MID([.A449];SEARCH(&quot;--&quot;;[.A449])+2;256)" office:value-type="string" office:string-value="  big house 1">
            <text:p><text:s text:c="2"/>big house 1</text:p>
          </table:table-cell>
          <table:table-cell table:formula="of:=MID([.A449];1;SEARCH(&quot;--&quot;;[.A449])-1)" office:value-type="string" office:string-value="{worldX = 27, worldY = 38, posX = 112, posY = 156}, ">
            <text:p>{worldX = 27, worldY = 38, posX = 112, posY = 15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447">
            <text:p>447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formula="of:=CONCATENATE([.D449];&quot;-- &quot;;[.B449];&quot;,&quot;;[.C449];&quot; ID:&quot;;[.I449])" office:value-type="string" office:string-value="{worldX = 27, worldY = 38, posX = 112, posY = 156}, -- Rosewood,  big house 1 ID:447">
            <text:p>{worldX = 27, worldY = 38, posX = 112, posY = 156}, -- Rosewood, <text:s/>big house 1 ID:447</text:p>
          </table:table-cell>
          <table:table-cell table:formula="of:=MID([.D449];SEARCH(&quot;worldX = &quot;;[.D449])+9;(SEARCH(&quot;worldY = &quot;;[.D449])-SEARCH(&quot;worldX = &quot;;[.D449])-11))" office:value-type="string" office:string-value="27">
            <text:p>27</text:p>
          </table:table-cell>
          <table:table-cell table:formula="of:=MID([.D449];SEARCH(&quot;worldY = &quot;;[.D449])+9;(SEARCH(&quot;posX = &quot;;[.D449])-SEARCH(&quot;worldY = &quot;;[.D449])-11))" office:value-type="string" office:string-value="38">
            <text:p>38</text:p>
          </table:table-cell>
          <table:table-cell table:formula="of:=MID([.D449];(SEARCH(&quot;posX = &quot;;[.D449])+7);(SEARCH(&quot;,&quot;;[.D449];SEARCH(&quot;posX&quot;;[.D449]))-SEARCH(&quot;posX = &quot;;[.D449])-7))" office:value-type="string" office:string-value="112">
            <text:p>112</text:p>
          </table:table-cell>
          <table:table-cell table:formula="of:=IF(LEN([.D449])&lt;60;MID([.D449];(SEARCH(&quot;posY = &quot;;[.D449])+7);(SEARCH(&quot;}&quot;;[.D449];SEARCH(&quot;posY&quot;;[.D449]))-SEARCH(&quot;posY = &quot;;[.D449])-7));MID([.D454];(SEARCH(&quot;posY = &quot;;[.D454])+7);(SEARCH(&quot;}&quot;;[.D454];SEARCH(&quot;posY&quot;;[.D454]))-SEARCH(&quot;posY = &quot;;[.D454])-7)))" office:value-type="string" office:string-value="156">
            <text:p>156</text:p>
          </table:table-cell>
          <table:table-cell table:formula="of:=MID([.D449];SEARCH(&quot;posZ = &quot;;[.D449])+7;(SEARCH(&quot;}&quot;;[.D449])-SEARCH(&quot;posZ = &quot;;[.D44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149, posY = 205}, -- <text:s/>small house 1</text:p>
          </table:table-cell>
          <table:table-cell office:value-type="string">
            <text:p>Rosewood</text:p>
          </table:table-cell>
          <table:table-cell table:formula="of:=MID([.A450];SEARCH(&quot;--&quot;;[.A450])+2;256)" office:value-type="string" office:string-value="  small house 1">
            <text:p><text:s text:c="2"/>small house 1</text:p>
          </table:table-cell>
          <table:table-cell table:formula="of:=MID([.A450];1;SEARCH(&quot;--&quot;;[.A450])-1)" office:value-type="string" office:string-value="{worldX = 27, worldY = 38, posX = 149, posY = 205}, ">
            <text:p>{worldX = 27, worldY = 38, posX = 149, posY = 20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east neighborhood</text:p>
          </table:table-cell>
          <table:table-cell/>
          <table:table-cell office:value-type="float" office:value="448">
            <text:p>448</text:p>
          </table:table-cell>
          <table:table-cell table:number-columns-repeated="22"/>
          <table:table-cell table:formula="of:=CONCATENATE([.D450];&quot;-- &quot;;[.B450];&quot;,&quot;;[.C450];&quot; ID:&quot;;[.I450])" office:value-type="string" office:string-value="{worldX = 27, worldY = 38, posX = 149, posY = 205}, -- Rosewood,  small house 1 ID:448">
            <text:p>{worldX = 27, worldY = 38, posX = 149, posY = 205}, -- Rosewood, <text:s/>small house 1 ID:448</text:p>
          </table:table-cell>
          <table:table-cell table:formula="of:=MID([.D450];SEARCH(&quot;worldX = &quot;;[.D450])+9;(SEARCH(&quot;worldY = &quot;;[.D450])-SEARCH(&quot;worldX = &quot;;[.D450])-11))" office:value-type="string" office:string-value="27">
            <text:p>27</text:p>
          </table:table-cell>
          <table:table-cell table:formula="of:=MID([.D450];SEARCH(&quot;worldY = &quot;;[.D450])+9;(SEARCH(&quot;posX = &quot;;[.D450])-SEARCH(&quot;worldY = &quot;;[.D450])-11))" office:value-type="string" office:string-value="38">
            <text:p>38</text:p>
          </table:table-cell>
          <table:table-cell table:formula="of:=MID([.D450];(SEARCH(&quot;posX = &quot;;[.D450])+7);(SEARCH(&quot;,&quot;;[.D450];SEARCH(&quot;posX&quot;;[.D450]))-SEARCH(&quot;posX = &quot;;[.D450])-7))" office:value-type="string" office:string-value="149">
            <text:p>149</text:p>
          </table:table-cell>
          <table:table-cell table:formula="of:=IF(LEN([.D450])&lt;60;MID([.D450];(SEARCH(&quot;posY = &quot;;[.D450])+7);(SEARCH(&quot;}&quot;;[.D450];SEARCH(&quot;posY&quot;;[.D450]))-SEARCH(&quot;posY = &quot;;[.D450])-7));MID([.D455];(SEARCH(&quot;posY = &quot;;[.D455])+7);(SEARCH(&quot;}&quot;;[.D455];SEARCH(&quot;posY&quot;;[.D455]))-SEARCH(&quot;posY = &quot;;[.D455])-7)))" office:value-type="string" office:string-value="205">
            <text:p>205</text:p>
          </table:table-cell>
          <table:table-cell table:formula="of:=MID([.D450];SEARCH(&quot;posZ = &quot;;[.D450])+7;(SEARCH(&quot;}&quot;;[.D450])-SEARCH(&quot;posZ = &quot;;[.D4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185, posY = 155}, -- <text:s/>small house 2</text:p>
          </table:table-cell>
          <table:table-cell office:value-type="string">
            <text:p>Rosewood</text:p>
          </table:table-cell>
          <table:table-cell table:formula="of:=MID([.A451];SEARCH(&quot;--&quot;;[.A451])+2;256)" office:value-type="string" office:string-value="  small house 2">
            <text:p><text:s text:c="2"/>small house 2</text:p>
          </table:table-cell>
          <table:table-cell table:formula="of:=MID([.A451];1;SEARCH(&quot;--&quot;;[.A451])-1)" office:value-type="string" office:string-value="{worldX = 27, worldY = 38, posX = 185, posY = 155}, ">
            <text:p>{worldX = 27, worldY = 38, posX = 185, posY = 15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east neighborhood</text:p>
          </table:table-cell>
          <table:table-cell/>
          <table:table-cell office:value-type="float" office:value="449">
            <text:p>449</text:p>
          </table:table-cell>
          <table:table-cell table:number-columns-repeated="22"/>
          <table:table-cell table:formula="of:=CONCATENATE([.D451];&quot;-- &quot;;[.B451];&quot;,&quot;;[.C451];&quot; ID:&quot;;[.I451])" office:value-type="string" office:string-value="{worldX = 27, worldY = 38, posX = 185, posY = 155}, -- Rosewood,  small house 2 ID:449">
            <text:p>{worldX = 27, worldY = 38, posX = 185, posY = 155}, -- Rosewood, <text:s/>small house 2 ID:449</text:p>
          </table:table-cell>
          <table:table-cell table:formula="of:=MID([.D451];SEARCH(&quot;worldX = &quot;;[.D451])+9;(SEARCH(&quot;worldY = &quot;;[.D451])-SEARCH(&quot;worldX = &quot;;[.D451])-11))" office:value-type="string" office:string-value="27">
            <text:p>27</text:p>
          </table:table-cell>
          <table:table-cell table:formula="of:=MID([.D451];SEARCH(&quot;worldY = &quot;;[.D451])+9;(SEARCH(&quot;posX = &quot;;[.D451])-SEARCH(&quot;worldY = &quot;;[.D451])-11))" office:value-type="string" office:string-value="38">
            <text:p>38</text:p>
          </table:table-cell>
          <table:table-cell table:formula="of:=MID([.D451];(SEARCH(&quot;posX = &quot;;[.D451])+7);(SEARCH(&quot;,&quot;;[.D451];SEARCH(&quot;posX&quot;;[.D451]))-SEARCH(&quot;posX = &quot;;[.D451])-7))" office:value-type="string" office:string-value="185">
            <text:p>185</text:p>
          </table:table-cell>
          <table:table-cell table:formula="of:=IF(LEN([.D451])&lt;60;MID([.D451];(SEARCH(&quot;posY = &quot;;[.D451])+7);(SEARCH(&quot;}&quot;;[.D451];SEARCH(&quot;posY&quot;;[.D451]))-SEARCH(&quot;posY = &quot;;[.D451])-7));MID([.D456];(SEARCH(&quot;posY = &quot;;[.D456])+7);(SEARCH(&quot;}&quot;;[.D456];SEARCH(&quot;posY&quot;;[.D456]))-SEARCH(&quot;posY = &quot;;[.D456])-7)))" office:value-type="string" office:string-value="155">
            <text:p>155</text:p>
          </table:table-cell>
          <table:table-cell table:formula="of:=MID([.D451];SEARCH(&quot;posZ = &quot;;[.D451])+7;(SEARCH(&quot;}&quot;;[.D451])-SEARCH(&quot;posZ = &quot;;[.D4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38, posX = 20, posY = 180}, -- <text:s/>medium house 1</text:p>
          </table:table-cell>
          <table:table-cell office:value-type="string">
            <text:p>Rosewood</text:p>
          </table:table-cell>
          <table:table-cell table:formula="of:=MID([.A452];SEARCH(&quot;--&quot;;[.A452])+2;256)" office:value-type="string" office:string-value="  medium house 1">
            <text:p><text:s text:c="2"/>medium house 1</text:p>
          </table:table-cell>
          <table:table-cell table:formula="of:=MID([.A452];1;SEARCH(&quot;--&quot;;[.A452])-1)" office:value-type="string" office:string-value="{worldX = 28, worldY = 38, posX = 20, posY = 180}, ">
            <text:p>{worldX = 28, worldY = 38, posX = 20, posY = 180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east neighborhood</text:p>
          </table:table-cell>
          <table:table-cell/>
          <table:table-cell office:value-type="float" office:value="450">
            <text:p>45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452];&quot;-- &quot;;[.B452];&quot;,&quot;;[.C452];&quot; ID:&quot;;[.I452])" office:value-type="string" office:string-value="{worldX = 28, worldY = 38, posX = 20, posY = 180}, -- Rosewood,  medium house 1 ID:450">
            <text:p>{worldX = 28, worldY = 38, posX = 20, posY = 180}, -- Rosewood, <text:s/>medium house 1 ID:450</text:p>
          </table:table-cell>
          <table:table-cell table:formula="of:=MID([.D452];SEARCH(&quot;worldX = &quot;;[.D452])+9;(SEARCH(&quot;worldY = &quot;;[.D452])-SEARCH(&quot;worldX = &quot;;[.D452])-11))" office:value-type="string" office:string-value="28">
            <text:p>28</text:p>
          </table:table-cell>
          <table:table-cell table:formula="of:=MID([.D452];SEARCH(&quot;worldY = &quot;;[.D452])+9;(SEARCH(&quot;posX = &quot;;[.D452])-SEARCH(&quot;worldY = &quot;;[.D452])-11))" office:value-type="string" office:string-value="38">
            <text:p>38</text:p>
          </table:table-cell>
          <table:table-cell table:formula="of:=MID([.D452];(SEARCH(&quot;posX = &quot;;[.D452])+7);(SEARCH(&quot;,&quot;;[.D452];SEARCH(&quot;posX&quot;;[.D452]))-SEARCH(&quot;posX = &quot;;[.D452])-7))" office:value-type="string" office:string-value="20">
            <text:p>20</text:p>
          </table:table-cell>
          <table:table-cell table:formula="of:=IF(LEN([.D452])&lt;60;MID([.D452];(SEARCH(&quot;posY = &quot;;[.D452])+7);(SEARCH(&quot;}&quot;;[.D452];SEARCH(&quot;posY&quot;;[.D452]))-SEARCH(&quot;posY = &quot;;[.D452])-7));MID([.D457];(SEARCH(&quot;posY = &quot;;[.D457])+7);(SEARCH(&quot;}&quot;;[.D457];SEARCH(&quot;posY&quot;;[.D457]))-SEARCH(&quot;posY = &quot;;[.D457])-7)))" office:value-type="string" office:string-value="180">
            <text:p>180</text:p>
          </table:table-cell>
          <table:table-cell table:formula="of:=MID([.D452];SEARCH(&quot;posZ = &quot;;[.D452])+7;(SEARCH(&quot;}&quot;;[.D452])-SEARCH(&quot;posZ = &quot;;[.D4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39, posX = 51, posY = 33}, -- <text:s/>big house 2</text:p>
          </table:table-cell>
          <table:table-cell office:value-type="string">
            <text:p>Rosewood</text:p>
          </table:table-cell>
          <table:table-cell table:formula="of:=MID([.A453];SEARCH(&quot;--&quot;;[.A453])+2;256)" office:value-type="string" office:string-value="  big house 2">
            <text:p><text:s text:c="2"/>big house 2</text:p>
          </table:table-cell>
          <table:table-cell table:formula="of:=MID([.A453];1;SEARCH(&quot;--&quot;;[.A453])-1)" office:value-type="string" office:string-value="{worldX = 28, worldY = 39, posX = 51, posY = 33}, ">
            <text:p>{worldX = 28, worldY = 39, posX = 51, posY = 33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east neighborhood</text:p>
          </table:table-cell>
          <table:table-cell/>
          <table:table-cell office:value-type="float" office:value="451">
            <text:p>45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CONCATENATE([.D453];&quot;-- &quot;;[.B453];&quot;,&quot;;[.C453];&quot; ID:&quot;;[.I453])" office:value-type="string" office:string-value="{worldX = 28, worldY = 39, posX = 51, posY = 33}, -- Rosewood,  big house 2 ID:451">
            <text:p>{worldX = 28, worldY = 39, posX = 51, posY = 33}, -- Rosewood, <text:s/>big house 2 ID:451</text:p>
          </table:table-cell>
          <table:table-cell table:formula="of:=MID([.D453];SEARCH(&quot;worldX = &quot;;[.D453])+9;(SEARCH(&quot;worldY = &quot;;[.D453])-SEARCH(&quot;worldX = &quot;;[.D453])-11))" office:value-type="string" office:string-value="28">
            <text:p>28</text:p>
          </table:table-cell>
          <table:table-cell table:formula="of:=MID([.D453];SEARCH(&quot;worldY = &quot;;[.D453])+9;(SEARCH(&quot;posX = &quot;;[.D453])-SEARCH(&quot;worldY = &quot;;[.D453])-11))" office:value-type="string" office:string-value="39">
            <text:p>39</text:p>
          </table:table-cell>
          <table:table-cell table:formula="of:=MID([.D453];(SEARCH(&quot;posX = &quot;;[.D453])+7);(SEARCH(&quot;,&quot;;[.D453];SEARCH(&quot;posX&quot;;[.D453]))-SEARCH(&quot;posX = &quot;;[.D453])-7))" office:value-type="string" office:string-value="51">
            <text:p>51</text:p>
          </table:table-cell>
          <table:table-cell table:formula="of:=IF(LEN([.D453])&lt;60;MID([.D453];(SEARCH(&quot;posY = &quot;;[.D453])+7);(SEARCH(&quot;}&quot;;[.D453];SEARCH(&quot;posY&quot;;[.D453]))-SEARCH(&quot;posY = &quot;;[.D453])-7));MID([.D458];(SEARCH(&quot;posY = &quot;;[.D458])+7);(SEARCH(&quot;}&quot;;[.D458];SEARCH(&quot;posY&quot;;[.D458]))-SEARCH(&quot;posY = &quot;;[.D458])-7)))" office:value-type="string" office:string-value="33">
            <text:p>33</text:p>
          </table:table-cell>
          <table:table-cell table:formula="of:=MID([.D453];SEARCH(&quot;posZ = &quot;;[.D453])+7;(SEARCH(&quot;}&quot;;[.D453])-SEARCH(&quot;posZ = &quot;;[.D4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9, posX = 226, posY = 115}, -- <text:s/>small house 3</text:p>
          </table:table-cell>
          <table:table-cell office:value-type="string">
            <text:p>Rosewood</text:p>
          </table:table-cell>
          <table:table-cell table:formula="of:=MID([.A454];SEARCH(&quot;--&quot;;[.A454])+2;256)" office:value-type="string" office:string-value="  small house 3">
            <text:p><text:s text:c="2"/>small house 3</text:p>
          </table:table-cell>
          <table:table-cell table:formula="of:=MID([.A454];1;SEARCH(&quot;--&quot;;[.A454])-1)" office:value-type="string" office:string-value="{worldX = 27, worldY = 39, posX = 226, posY = 115}, ">
            <text:p>{worldX = 27, worldY = 39, posX = 226, posY = 11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east neighborhood</text:p>
          </table:table-cell>
          <table:table-cell/>
          <table:table-cell office:value-type="float" office:value="452">
            <text:p>452</text:p>
          </table:table-cell>
          <table:table-cell table:number-columns-repeated="22"/>
          <table:table-cell table:formula="of:=CONCATENATE([.D454];&quot;-- &quot;;[.B454];&quot;,&quot;;[.C454];&quot; ID:&quot;;[.I454])" office:value-type="string" office:string-value="{worldX = 27, worldY = 39, posX = 226, posY = 115}, -- Rosewood,  small house 3 ID:452">
            <text:p>{worldX = 27, worldY = 39, posX = 226, posY = 115}, -- Rosewood, <text:s/>small house 3 ID:452</text:p>
          </table:table-cell>
          <table:table-cell table:formula="of:=MID([.D454];SEARCH(&quot;worldX = &quot;;[.D454])+9;(SEARCH(&quot;worldY = &quot;;[.D454])-SEARCH(&quot;worldX = &quot;;[.D454])-11))" office:value-type="string" office:string-value="27">
            <text:p>27</text:p>
          </table:table-cell>
          <table:table-cell table:formula="of:=MID([.D454];SEARCH(&quot;worldY = &quot;;[.D454])+9;(SEARCH(&quot;posX = &quot;;[.D454])-SEARCH(&quot;worldY = &quot;;[.D454])-11))" office:value-type="string" office:string-value="39">
            <text:p>39</text:p>
          </table:table-cell>
          <table:table-cell table:formula="of:=MID([.D454];(SEARCH(&quot;posX = &quot;;[.D454])+7);(SEARCH(&quot;,&quot;;[.D454];SEARCH(&quot;posX&quot;;[.D454]))-SEARCH(&quot;posX = &quot;;[.D454])-7))" office:value-type="string" office:string-value="226">
            <text:p>226</text:p>
          </table:table-cell>
          <table:table-cell table:formula="of:=IF(LEN([.D454])&lt;60;MID([.D454];(SEARCH(&quot;posY = &quot;;[.D454])+7);(SEARCH(&quot;}&quot;;[.D454];SEARCH(&quot;posY&quot;;[.D454]))-SEARCH(&quot;posY = &quot;;[.D454])-7));MID([.D459];(SEARCH(&quot;posY = &quot;;[.D459])+7);(SEARCH(&quot;}&quot;;[.D459];SEARCH(&quot;posY&quot;;[.D459]))-SEARCH(&quot;posY = &quot;;[.D459])-7)))" office:value-type="string" office:string-value="115">
            <text:p>115</text:p>
          </table:table-cell>
          <table:table-cell table:formula="of:=MID([.D454];SEARCH(&quot;posZ = &quot;;[.D454])+7;(SEARCH(&quot;}&quot;;[.D454])-SEARCH(&quot;posZ = &quot;;[.D4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8, posX = 116, posY = 276}, -- <text:s/>big house 3</text:p>
          </table:table-cell>
          <table:table-cell office:value-type="string">
            <text:p>Rosewood</text:p>
          </table:table-cell>
          <table:table-cell table:formula="of:=MID([.A455];SEARCH(&quot;--&quot;;[.A455])+2;256)" office:value-type="string" office:string-value="  big house 3">
            <text:p><text:s text:c="2"/>big house 3</text:p>
          </table:table-cell>
          <table:table-cell table:formula="of:=MID([.A455];1;SEARCH(&quot;--&quot;;[.A455])-1)" office:value-type="string" office:string-value="{worldX = 27, worldY = 38, posX = 116, posY = 276}, ">
            <text:p>{worldX = 27, worldY = 38, posX = 116, posY = 27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</text:p>
          </table:table-cell>
          <table:table-cell/>
          <table:table-cell office:value-type="float" office:value="453">
            <text:p>453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4"/>
          <table:table-cell table:formula="of:=CONCATENATE([.D455];&quot;-- &quot;;[.B455];&quot;,&quot;;[.C455];&quot; ID:&quot;;[.I455])" office:value-type="string" office:string-value="{worldX = 27, worldY = 38, posX = 116, posY = 276}, -- Rosewood,  big house 3 ID:453">
            <text:p>{worldX = 27, worldY = 38, posX = 116, posY = 276}, -- Rosewood, <text:s/>big house 3 ID:453</text:p>
          </table:table-cell>
          <table:table-cell table:formula="of:=MID([.D455];SEARCH(&quot;worldX = &quot;;[.D455])+9;(SEARCH(&quot;worldY = &quot;;[.D455])-SEARCH(&quot;worldX = &quot;;[.D455])-11))" office:value-type="string" office:string-value="27">
            <text:p>27</text:p>
          </table:table-cell>
          <table:table-cell table:formula="of:=MID([.D455];SEARCH(&quot;worldY = &quot;;[.D455])+9;(SEARCH(&quot;posX = &quot;;[.D455])-SEARCH(&quot;worldY = &quot;;[.D455])-11))" office:value-type="string" office:string-value="38">
            <text:p>38</text:p>
          </table:table-cell>
          <table:table-cell table:formula="of:=MID([.D455];(SEARCH(&quot;posX = &quot;;[.D455])+7);(SEARCH(&quot;,&quot;;[.D455];SEARCH(&quot;posX&quot;;[.D455]))-SEARCH(&quot;posX = &quot;;[.D455])-7))" office:value-type="string" office:string-value="116">
            <text:p>116</text:p>
          </table:table-cell>
          <table:table-cell table:formula="of:=IF(LEN([.D455])&lt;60;MID([.D455];(SEARCH(&quot;posY = &quot;;[.D455])+7);(SEARCH(&quot;}&quot;;[.D455];SEARCH(&quot;posY&quot;;[.D455]))-SEARCH(&quot;posY = &quot;;[.D455])-7));MID([.D460];(SEARCH(&quot;posY = &quot;;[.D460])+7);(SEARCH(&quot;}&quot;;[.D460];SEARCH(&quot;posY&quot;;[.D460]))-SEARCH(&quot;posY = &quot;;[.D460])-7)))" office:value-type="string" office:string-value="276">
            <text:p>276</text:p>
          </table:table-cell>
          <table:table-cell table:formula="of:=MID([.D455];SEARCH(&quot;posZ = &quot;;[.D455])+7;(SEARCH(&quot;}&quot;;[.D455])-SEARCH(&quot;posZ = &quot;;[.D4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9, posX = 141, posY = 130}, -- <text:s/>construction site, office</text:p>
          </table:table-cell>
          <table:table-cell office:value-type="string">
            <text:p>Rosewood</text:p>
          </table:table-cell>
          <table:table-cell table:formula="of:=MID([.A456];SEARCH(&quot;--&quot;;[.A456])+2;256)" office:value-type="string" office:string-value="  construction site, office">
            <text:p><text:s text:c="2"/>construction site, office</text:p>
          </table:table-cell>
          <table:table-cell table:formula="of:=MID([.A456];1;SEARCH(&quot;--&quot;;[.A456])-1)" office:value-type="string" office:string-value="{worldX = 27, worldY = 39, posX = 141, posY = 130}, ">
            <text:p>{worldX = 27, worldY = 39, posX = 141, posY = 130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sites near rosewood</text:p>
          </table:table-cell>
          <table:table-cell/>
          <table:table-cell office:value-type="float" office:value="454">
            <text:p>454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CONCATENATE([.D456];&quot;-- &quot;;[.B456];&quot;,&quot;;[.C456];&quot; ID:&quot;;[.I456])" office:value-type="string" office:string-value="{worldX = 27, worldY = 39, posX = 141, posY = 130}, -- Rosewood,  construction site, office ID:454">
            <text:p>{worldX = 27, worldY = 39, posX = 141, posY = 130}, -- Rosewood, <text:s/>construction site, office ID:454</text:p>
          </table:table-cell>
          <table:table-cell table:formula="of:=MID([.D456];SEARCH(&quot;worldX = &quot;;[.D456])+9;(SEARCH(&quot;worldY = &quot;;[.D456])-SEARCH(&quot;worldX = &quot;;[.D456])-11))" office:value-type="string" office:string-value="27">
            <text:p>27</text:p>
          </table:table-cell>
          <table:table-cell table:formula="of:=MID([.D456];SEARCH(&quot;worldY = &quot;;[.D456])+9;(SEARCH(&quot;posX = &quot;;[.D456])-SEARCH(&quot;worldY = &quot;;[.D456])-11))" office:value-type="string" office:string-value="39">
            <text:p>39</text:p>
          </table:table-cell>
          <table:table-cell table:formula="of:=MID([.D456];(SEARCH(&quot;posX = &quot;;[.D456])+7);(SEARCH(&quot;,&quot;;[.D456];SEARCH(&quot;posX&quot;;[.D456]))-SEARCH(&quot;posX = &quot;;[.D456])-7))" office:value-type="string" office:string-value="141">
            <text:p>141</text:p>
          </table:table-cell>
          <table:table-cell table:formula="of:=IF(LEN([.D456])&lt;60;MID([.D456];(SEARCH(&quot;posY = &quot;;[.D456])+7);(SEARCH(&quot;}&quot;;[.D456];SEARCH(&quot;posY&quot;;[.D456]))-SEARCH(&quot;posY = &quot;;[.D456])-7));MID([.D461];(SEARCH(&quot;posY = &quot;;[.D461])+7);(SEARCH(&quot;}&quot;;[.D461];SEARCH(&quot;posY&quot;;[.D461]))-SEARCH(&quot;posY = &quot;;[.D461])-7)))" office:value-type="string" office:string-value="130">
            <text:p>130</text:p>
          </table:table-cell>
          <table:table-cell table:formula="of:=MID([.D456];SEARCH(&quot;posZ = &quot;;[.D456])+7;(SEARCH(&quot;}&quot;;[.D456])-SEARCH(&quot;posZ = &quot;;[.D4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9, posX = 138, posY = 116}, -- <text:s/>construction site, trailer</text:p>
          </table:table-cell>
          <table:table-cell office:value-type="string">
            <text:p>Rosewood</text:p>
          </table:table-cell>
          <table:table-cell table:formula="of:=MID([.A457];SEARCH(&quot;--&quot;;[.A457])+2;256)" office:value-type="string" office:string-value="  construction site, trailer">
            <text:p><text:s text:c="2"/>construction site, trailer</text:p>
          </table:table-cell>
          <table:table-cell table:formula="of:=MID([.A457];1;SEARCH(&quot;--&quot;;[.A457])-1)" office:value-type="string" office:string-value="{worldX = 27, worldY = 39, posX = 138, posY = 116}, ">
            <text:p>{worldX = 27, worldY = 39, posX = 138, posY = 116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sites near rosewood</text:p>
          </table:table-cell>
          <table:table-cell/>
          <table:table-cell office:value-type="float" office:value="455">
            <text:p>45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457];&quot;-- &quot;;[.B457];&quot;,&quot;;[.C457];&quot; ID:&quot;;[.I457])" office:value-type="string" office:string-value="{worldX = 27, worldY = 39, posX = 138, posY = 116}, -- Rosewood,  construction site, trailer ID:455">
            <text:p>{worldX = 27, worldY = 39, posX = 138, posY = 116}, -- Rosewood, <text:s/>construction site, trailer ID:455</text:p>
          </table:table-cell>
          <table:table-cell table:formula="of:=MID([.D457];SEARCH(&quot;worldX = &quot;;[.D457])+9;(SEARCH(&quot;worldY = &quot;;[.D457])-SEARCH(&quot;worldX = &quot;;[.D457])-11))" office:value-type="string" office:string-value="27">
            <text:p>27</text:p>
          </table:table-cell>
          <table:table-cell table:formula="of:=MID([.D457];SEARCH(&quot;worldY = &quot;;[.D457])+9;(SEARCH(&quot;posX = &quot;;[.D457])-SEARCH(&quot;worldY = &quot;;[.D457])-11))" office:value-type="string" office:string-value="39">
            <text:p>39</text:p>
          </table:table-cell>
          <table:table-cell table:formula="of:=MID([.D457];(SEARCH(&quot;posX = &quot;;[.D457])+7);(SEARCH(&quot;,&quot;;[.D457];SEARCH(&quot;posX&quot;;[.D457]))-SEARCH(&quot;posX = &quot;;[.D457])-7))" office:value-type="string" office:string-value="138">
            <text:p>138</text:p>
          </table:table-cell>
          <table:table-cell table:formula="of:=IF(LEN([.D457])&lt;60;MID([.D457];(SEARCH(&quot;posY = &quot;;[.D457])+7);(SEARCH(&quot;}&quot;;[.D457];SEARCH(&quot;posY&quot;;[.D457]))-SEARCH(&quot;posY = &quot;;[.D457])-7));MID([.D462];(SEARCH(&quot;posY = &quot;;[.D462])+7);(SEARCH(&quot;}&quot;;[.D462];SEARCH(&quot;posY&quot;;[.D462]))-SEARCH(&quot;posY = &quot;;[.D462])-7)))" office:value-type="string" office:string-value="116">
            <text:p>116</text:p>
          </table:table-cell>
          <table:table-cell table:formula="of:=MID([.D457];SEARCH(&quot;posZ = &quot;;[.D457])+7;(SEARCH(&quot;}&quot;;[.D457])-SEARCH(&quot;posZ = &quot;;[.D4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40, posX = 185, posY = 221}, -- <text:s/>fossoil</text:p>
          </table:table-cell>
          <table:table-cell office:value-type="string">
            <text:p>Rosewood</text:p>
          </table:table-cell>
          <table:table-cell table:formula="of:=MID([.A458];SEARCH(&quot;--&quot;;[.A458])+2;256)" office:value-type="string" office:string-value="  fossoil">
            <text:p><text:s text:c="2"/>fossoil</text:p>
          </table:table-cell>
          <table:table-cell table:formula="of:=MID([.A458];1;SEARCH(&quot;--&quot;;[.A458])-1)" office:value-type="string" office:string-value="{worldX = 27, worldY = 40, posX = 185, posY = 221}, ">
            <text:p>{worldX = 27, worldY = 40, posX = 185, posY = 221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sites near rosewood</text:p>
          </table:table-cell>
          <table:table-cell/>
          <table:table-cell office:value-type="float" office:value="456">
            <text:p>456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2"/>
          <table:table-cell table:formula="of:=CONCATENATE([.D458];&quot;-- &quot;;[.B458];&quot;,&quot;;[.C458];&quot; ID:&quot;;[.I458])" office:value-type="string" office:string-value="{worldX = 27, worldY = 40, posX = 185, posY = 221}, -- Rosewood,  fossoil ID:456">
            <text:p>{worldX = 27, worldY = 40, posX = 185, posY = 221}, -- Rosewood, <text:s/>fossoil ID:456</text:p>
          </table:table-cell>
          <table:table-cell table:formula="of:=MID([.D458];SEARCH(&quot;worldX = &quot;;[.D458])+9;(SEARCH(&quot;worldY = &quot;;[.D458])-SEARCH(&quot;worldX = &quot;;[.D458])-11))" office:value-type="string" office:string-value="27">
            <text:p>27</text:p>
          </table:table-cell>
          <table:table-cell table:formula="of:=MID([.D458];SEARCH(&quot;worldY = &quot;;[.D458])+9;(SEARCH(&quot;posX = &quot;;[.D458])-SEARCH(&quot;worldY = &quot;;[.D458])-11))" office:value-type="string" office:string-value="40">
            <text:p>40</text:p>
          </table:table-cell>
          <table:table-cell table:formula="of:=MID([.D458];(SEARCH(&quot;posX = &quot;;[.D458])+7);(SEARCH(&quot;,&quot;;[.D458];SEARCH(&quot;posX&quot;;[.D458]))-SEARCH(&quot;posX = &quot;;[.D458])-7))" office:value-type="string" office:string-value="185">
            <text:p>185</text:p>
          </table:table-cell>
          <table:table-cell table:formula="of:=IF(LEN([.D458])&lt;60;MID([.D458];(SEARCH(&quot;posY = &quot;;[.D458])+7);(SEARCH(&quot;}&quot;;[.D458];SEARCH(&quot;posY&quot;;[.D458]))-SEARCH(&quot;posY = &quot;;[.D458])-7));MID([.D463];(SEARCH(&quot;posY = &quot;;[.D463])+7);(SEARCH(&quot;}&quot;;[.D463];SEARCH(&quot;posY&quot;;[.D463]))-SEARCH(&quot;posY = &quot;;[.D463])-7)))" office:value-type="string" office:string-value="221">
            <text:p>221</text:p>
          </table:table-cell>
          <table:table-cell table:formula="of:=MID([.D458];SEARCH(&quot;posZ = &quot;;[.D458])+7;(SEARCH(&quot;}&quot;;[.D458])-SEARCH(&quot;posZ = &quot;;[.D4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40, posX = 144, posY = 232}, -- <text:s/>bus station</text:p>
          </table:table-cell>
          <table:table-cell office:value-type="string">
            <text:p>Rosewood</text:p>
          </table:table-cell>
          <table:table-cell table:formula="of:=MID([.A459];SEARCH(&quot;--&quot;;[.A459])+2;256)" office:value-type="string" office:string-value="  bus station">
            <text:p><text:s text:c="2"/>bus station</text:p>
          </table:table-cell>
          <table:table-cell table:formula="of:=MID([.A459];1;SEARCH(&quot;--&quot;;[.A459])-1)" office:value-type="string" office:string-value="{worldX = 27, worldY = 40, posX = 144, posY = 232}, ">
            <text:p>{worldX = 27, worldY = 40, posX = 144, posY = 23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sites near rosewood</text:p>
          </table:table-cell>
          <table:table-cell/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459];&quot;-- &quot;;[.B459];&quot;,&quot;;[.C459];&quot; ID:&quot;;[.I459])" office:value-type="string" office:string-value="{worldX = 27, worldY = 40, posX = 144, posY = 232}, -- Rosewood,  bus station ID:457">
            <text:p>{worldX = 27, worldY = 40, posX = 144, posY = 232}, -- Rosewood, <text:s/>bus station ID:457</text:p>
          </table:table-cell>
          <table:table-cell table:formula="of:=MID([.D459];SEARCH(&quot;worldX = &quot;;[.D459])+9;(SEARCH(&quot;worldY = &quot;;[.D459])-SEARCH(&quot;worldX = &quot;;[.D459])-11))" office:value-type="string" office:string-value="27">
            <text:p>27</text:p>
          </table:table-cell>
          <table:table-cell table:formula="of:=MID([.D459];SEARCH(&quot;worldY = &quot;;[.D459])+9;(SEARCH(&quot;posX = &quot;;[.D459])-SEARCH(&quot;worldY = &quot;;[.D459])-11))" office:value-type="string" office:string-value="40">
            <text:p>40</text:p>
          </table:table-cell>
          <table:table-cell table:formula="of:=MID([.D459];(SEARCH(&quot;posX = &quot;;[.D459])+7);(SEARCH(&quot;,&quot;;[.D459];SEARCH(&quot;posX&quot;;[.D459]))-SEARCH(&quot;posX = &quot;;[.D459])-7))" office:value-type="string" office:string-value="144">
            <text:p>144</text:p>
          </table:table-cell>
          <table:table-cell table:formula="of:=IF(LEN([.D459])&lt;60;MID([.D459];(SEARCH(&quot;posY = &quot;;[.D459])+7);(SEARCH(&quot;}&quot;;[.D459];SEARCH(&quot;posY&quot;;[.D459]))-SEARCH(&quot;posY = &quot;;[.D459])-7));MID([.D464];(SEARCH(&quot;posY = &quot;;[.D464])+7);(SEARCH(&quot;}&quot;;[.D464];SEARCH(&quot;posY&quot;;[.D464]))-SEARCH(&quot;posY = &quot;;[.D464])-7)))" office:value-type="string" office:string-value="232">
            <text:p>232</text:p>
          </table:table-cell>
          <table:table-cell table:formula="of:=MID([.D459];SEARCH(&quot;posZ = &quot;;[.D459])+7;(SEARCH(&quot;}&quot;;[.D459])-SEARCH(&quot;posZ = &quot;;[.D4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9, posX = 21, posY = 187}, -- <text:s/>entrance guard</text:p>
          </table:table-cell>
          <table:table-cell office:value-type="string">
            <text:p>Rosewood</text:p>
          </table:table-cell>
          <table:table-cell table:formula="of:=MID([.A460];SEARCH(&quot;--&quot;;[.A460])+2;256)" office:value-type="string" office:string-value="  entrance guard">
            <text:p><text:s text:c="2"/>entrance guard</text:p>
          </table:table-cell>
          <table:table-cell table:formula="of:=MID([.A460];1;SEARCH(&quot;--&quot;;[.A460])-1)" office:value-type="string" office:string-value="{worldX = 26, worldY = 39, posX = 21, posY = 187}, ">
            <text:p>{worldX = 26, worldY = 39, posX = 21, posY = 187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58">
            <text:p>45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0];&quot;-- &quot;;[.B460];&quot;,&quot;;[.C460];&quot; ID:&quot;;[.I460])" office:value-type="string" office:string-value="{worldX = 26, worldY = 39, posX = 21, posY = 187}, -- Rosewood,  entrance guard ID:458">
            <text:p>{worldX = 26, worldY = 39, posX = 21, posY = 187}, -- Rosewood, <text:s/>entrance guard ID:458</text:p>
          </table:table-cell>
          <table:table-cell table:formula="of:=MID([.D460];SEARCH(&quot;worldX = &quot;;[.D460])+9;(SEARCH(&quot;worldY = &quot;;[.D460])-SEARCH(&quot;worldX = &quot;;[.D460])-11))" office:value-type="string" office:string-value="26">
            <text:p>26</text:p>
          </table:table-cell>
          <table:table-cell table:formula="of:=MID([.D460];SEARCH(&quot;worldY = &quot;;[.D460])+9;(SEARCH(&quot;posX = &quot;;[.D460])-SEARCH(&quot;worldY = &quot;;[.D460])-11))" office:value-type="string" office:string-value="39">
            <text:p>39</text:p>
          </table:table-cell>
          <table:table-cell table:formula="of:=MID([.D460];(SEARCH(&quot;posX = &quot;;[.D460])+7);(SEARCH(&quot;,&quot;;[.D460];SEARCH(&quot;posX&quot;;[.D460]))-SEARCH(&quot;posX = &quot;;[.D460])-7))" office:value-type="string" office:string-value="21">
            <text:p>21</text:p>
          </table:table-cell>
          <table:table-cell table:formula="of:=IF(LEN([.D460])&lt;60;MID([.D460];(SEARCH(&quot;posY = &quot;;[.D460])+7);(SEARCH(&quot;}&quot;;[.D460];SEARCH(&quot;posY&quot;;[.D460]))-SEARCH(&quot;posY = &quot;;[.D460])-7));MID([.D465];(SEARCH(&quot;posY = &quot;;[.D465])+7);(SEARCH(&quot;}&quot;;[.D465];SEARCH(&quot;posY&quot;;[.D465]))-SEARCH(&quot;posY = &quot;;[.D465])-7)))" office:value-type="string" office:string-value="187">
            <text:p>187</text:p>
          </table:table-cell>
          <table:table-cell table:formula="of:=MID([.D460];SEARCH(&quot;posZ = &quot;;[.D460])+7;(SEARCH(&quot;}&quot;;[.D460])-SEARCH(&quot;posZ = &quot;;[.D4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253, posY = 270}, -- <text:s/>SE tower</text:p>
          </table:table-cell>
          <table:table-cell office:value-type="string">
            <text:p>Rosewood</text:p>
          </table:table-cell>
          <table:table-cell table:formula="of:=MID([.A461];SEARCH(&quot;--&quot;;[.A461])+2;256)" office:value-type="string" office:string-value="  SE tower">
            <text:p><text:s text:c="2"/>SE tower</text:p>
          </table:table-cell>
          <table:table-cell table:formula="of:=MID([.A461];1;SEARCH(&quot;--&quot;;[.A461])-1)" office:value-type="string" office:string-value="{worldX = 25, worldY = 39, posX = 253, posY = 270}, ">
            <text:p>{worldX = 25, worldY = 39, posX = 253, posY = 270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59">
            <text:p>45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1];&quot;-- &quot;;[.B461];&quot;,&quot;;[.C461];&quot; ID:&quot;;[.I461])" office:value-type="string" office:string-value="{worldX = 25, worldY = 39, posX = 253, posY = 270}, -- Rosewood,  SE tower ID:459">
            <text:p>{worldX = 25, worldY = 39, posX = 253, posY = 270}, -- Rosewood, <text:s/>SE tower ID:459</text:p>
          </table:table-cell>
          <table:table-cell table:formula="of:=MID([.D461];SEARCH(&quot;worldX = &quot;;[.D461])+9;(SEARCH(&quot;worldY = &quot;;[.D461])-SEARCH(&quot;worldX = &quot;;[.D461])-11))" office:value-type="string" office:string-value="25">
            <text:p>25</text:p>
          </table:table-cell>
          <table:table-cell table:formula="of:=MID([.D461];SEARCH(&quot;worldY = &quot;;[.D461])+9;(SEARCH(&quot;posX = &quot;;[.D461])-SEARCH(&quot;worldY = &quot;;[.D461])-11))" office:value-type="string" office:string-value="39">
            <text:p>39</text:p>
          </table:table-cell>
          <table:table-cell table:formula="of:=MID([.D461];(SEARCH(&quot;posX = &quot;;[.D461])+7);(SEARCH(&quot;,&quot;;[.D461];SEARCH(&quot;posX&quot;;[.D461]))-SEARCH(&quot;posX = &quot;;[.D461])-7))" office:value-type="string" office:string-value="253">
            <text:p>253</text:p>
          </table:table-cell>
          <table:table-cell table:formula="of:=IF(LEN([.D461])&lt;60;MID([.D461];(SEARCH(&quot;posY = &quot;;[.D461])+7);(SEARCH(&quot;}&quot;;[.D461];SEARCH(&quot;posY&quot;;[.D461]))-SEARCH(&quot;posY = &quot;;[.D461])-7));MID([.D466];(SEARCH(&quot;posY = &quot;;[.D466])+7);(SEARCH(&quot;}&quot;;[.D466];SEARCH(&quot;posY&quot;;[.D466]))-SEARCH(&quot;posY = &quot;;[.D466])-7)))" office:value-type="string" office:string-value="270">
            <text:p>270</text:p>
          </table:table-cell>
          <table:table-cell table:formula="of:=MID([.D461];SEARCH(&quot;posZ = &quot;;[.D461])+7;(SEARCH(&quot;}&quot;;[.D461])-SEARCH(&quot;posZ = &quot;;[.D4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93, posY = 268}, -- <text:s/>SW tower</text:p>
          </table:table-cell>
          <table:table-cell office:value-type="string">
            <text:p>Rosewood</text:p>
          </table:table-cell>
          <table:table-cell table:formula="of:=MID([.A462];SEARCH(&quot;--&quot;;[.A462])+2;256)" office:value-type="string" office:string-value="  SW tower">
            <text:p><text:s text:c="2"/>SW tower</text:p>
          </table:table-cell>
          <table:table-cell table:formula="of:=MID([.A462];1;SEARCH(&quot;--&quot;;[.A462])-1)" office:value-type="string" office:string-value="{worldX = 25, worldY = 39, posX = 93, posY = 268}, ">
            <text:p>{worldX = 25, worldY = 39, posX = 93, posY = 268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60">
            <text:p>4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2];&quot;-- &quot;;[.B462];&quot;,&quot;;[.C462];&quot; ID:&quot;;[.I462])" office:value-type="string" office:string-value="{worldX = 25, worldY = 39, posX = 93, posY = 268}, -- Rosewood,  SW tower ID:460">
            <text:p>{worldX = 25, worldY = 39, posX = 93, posY = 268}, -- Rosewood, <text:s/>SW tower ID:460</text:p>
          </table:table-cell>
          <table:table-cell table:formula="of:=MID([.D462];SEARCH(&quot;worldX = &quot;;[.D462])+9;(SEARCH(&quot;worldY = &quot;;[.D462])-SEARCH(&quot;worldX = &quot;;[.D462])-11))" office:value-type="string" office:string-value="25">
            <text:p>25</text:p>
          </table:table-cell>
          <table:table-cell table:formula="of:=MID([.D462];SEARCH(&quot;worldY = &quot;;[.D462])+9;(SEARCH(&quot;posX = &quot;;[.D462])-SEARCH(&quot;worldY = &quot;;[.D462])-11))" office:value-type="string" office:string-value="39">
            <text:p>39</text:p>
          </table:table-cell>
          <table:table-cell table:formula="of:=MID([.D462];(SEARCH(&quot;posX = &quot;;[.D462])+7);(SEARCH(&quot;,&quot;;[.D462];SEARCH(&quot;posX&quot;;[.D462]))-SEARCH(&quot;posX = &quot;;[.D462])-7))" office:value-type="string" office:string-value="93">
            <text:p>93</text:p>
          </table:table-cell>
          <table:table-cell table:formula="of:=IF(LEN([.D462])&lt;60;MID([.D462];(SEARCH(&quot;posY = &quot;;[.D462])+7);(SEARCH(&quot;}&quot;;[.D462];SEARCH(&quot;posY&quot;;[.D462]))-SEARCH(&quot;posY = &quot;;[.D462])-7));MID([.D467];(SEARCH(&quot;posY = &quot;;[.D467])+7);(SEARCH(&quot;}&quot;;[.D467];SEARCH(&quot;posY&quot;;[.D467]))-SEARCH(&quot;posY = &quot;;[.D467])-7)))" office:value-type="string" office:string-value="268">
            <text:p>268</text:p>
          </table:table-cell>
          <table:table-cell table:formula="of:=MID([.D462];SEARCH(&quot;posZ = &quot;;[.D462])+7;(SEARCH(&quot;}&quot;;[.D462])-SEARCH(&quot;posZ = &quot;;[.D4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94, posY = 81}, -- <text:s/>NW tower</text:p>
          </table:table-cell>
          <table:table-cell office:value-type="string">
            <text:p>Rosewood</text:p>
          </table:table-cell>
          <table:table-cell table:formula="of:=MID([.A463];SEARCH(&quot;--&quot;;[.A463])+2;256)" office:value-type="string" office:string-value="  NW tower">
            <text:p><text:s text:c="2"/>NW tower</text:p>
          </table:table-cell>
          <table:table-cell table:formula="of:=MID([.A463];1;SEARCH(&quot;--&quot;;[.A463])-1)" office:value-type="string" office:string-value="{worldX = 25, worldY = 39, posX = 94, posY = 81}, ">
            <text:p>{worldX = 25, worldY = 39, posX = 94, posY = 81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61">
            <text:p>46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3];&quot;-- &quot;;[.B463];&quot;,&quot;;[.C463];&quot; ID:&quot;;[.I463])" office:value-type="string" office:string-value="{worldX = 25, worldY = 39, posX = 94, posY = 81}, -- Rosewood,  NW tower ID:461">
            <text:p>{worldX = 25, worldY = 39, posX = 94, posY = 81}, -- Rosewood, <text:s/>NW tower ID:461</text:p>
          </table:table-cell>
          <table:table-cell table:formula="of:=MID([.D463];SEARCH(&quot;worldX = &quot;;[.D463])+9;(SEARCH(&quot;worldY = &quot;;[.D463])-SEARCH(&quot;worldX = &quot;;[.D463])-11))" office:value-type="string" office:string-value="25">
            <text:p>25</text:p>
          </table:table-cell>
          <table:table-cell table:formula="of:=MID([.D463];SEARCH(&quot;worldY = &quot;;[.D463])+9;(SEARCH(&quot;posX = &quot;;[.D463])-SEARCH(&quot;worldY = &quot;;[.D463])-11))" office:value-type="string" office:string-value="39">
            <text:p>39</text:p>
          </table:table-cell>
          <table:table-cell table:formula="of:=MID([.D463];(SEARCH(&quot;posX = &quot;;[.D463])+7);(SEARCH(&quot;,&quot;;[.D463];SEARCH(&quot;posX&quot;;[.D463]))-SEARCH(&quot;posX = &quot;;[.D463])-7))" office:value-type="string" office:string-value="94">
            <text:p>94</text:p>
          </table:table-cell>
          <table:table-cell table:formula="of:=IF(LEN([.D463])&lt;60;MID([.D463];(SEARCH(&quot;posY = &quot;;[.D463])+7);(SEARCH(&quot;}&quot;;[.D463];SEARCH(&quot;posY&quot;;[.D463]))-SEARCH(&quot;posY = &quot;;[.D463])-7));MID([.D468];(SEARCH(&quot;posY = &quot;;[.D468])+7);(SEARCH(&quot;}&quot;;[.D468];SEARCH(&quot;posY&quot;;[.D468]))-SEARCH(&quot;posY = &quot;;[.D468])-7)))" office:value-type="string" office:string-value="81">
            <text:p>81</text:p>
          </table:table-cell>
          <table:table-cell table:formula="of:=MID([.D463];SEARCH(&quot;posZ = &quot;;[.D463])+7;(SEARCH(&quot;}&quot;;[.D463])-SEARCH(&quot;posZ = &quot;;[.D4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248, posY = 67}, -- <text:s/>NE tower</text:p>
          </table:table-cell>
          <table:table-cell office:value-type="string">
            <text:p>Rosewood</text:p>
          </table:table-cell>
          <table:table-cell table:formula="of:=MID([.A464];SEARCH(&quot;--&quot;;[.A464])+2;256)" office:value-type="string" office:string-value="  NE tower">
            <text:p><text:s text:c="2"/>NE tower</text:p>
          </table:table-cell>
          <table:table-cell table:formula="of:=MID([.A464];1;SEARCH(&quot;--&quot;;[.A464])-1)" office:value-type="string" office:string-value="{worldX = 25, worldY = 39, posX = 248, posY = 67}, ">
            <text:p>{worldX = 25, worldY = 39, posX = 248, posY = 67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62">
            <text:p>46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4];&quot;-- &quot;;[.B464];&quot;,&quot;;[.C464];&quot; ID:&quot;;[.I464])" office:value-type="string" office:string-value="{worldX = 25, worldY = 39, posX = 248, posY = 67}, -- Rosewood,  NE tower ID:462">
            <text:p>{worldX = 25, worldY = 39, posX = 248, posY = 67}, -- Rosewood, <text:s/>NE tower ID:462</text:p>
          </table:table-cell>
          <table:table-cell table:formula="of:=MID([.D464];SEARCH(&quot;worldX = &quot;;[.D464])+9;(SEARCH(&quot;worldY = &quot;;[.D464])-SEARCH(&quot;worldX = &quot;;[.D464])-11))" office:value-type="string" office:string-value="25">
            <text:p>25</text:p>
          </table:table-cell>
          <table:table-cell table:formula="of:=MID([.D464];SEARCH(&quot;worldY = &quot;;[.D464])+9;(SEARCH(&quot;posX = &quot;;[.D464])-SEARCH(&quot;worldY = &quot;;[.D464])-11))" office:value-type="string" office:string-value="39">
            <text:p>39</text:p>
          </table:table-cell>
          <table:table-cell table:formula="of:=MID([.D464];(SEARCH(&quot;posX = &quot;;[.D464])+7);(SEARCH(&quot;,&quot;;[.D464];SEARCH(&quot;posX&quot;;[.D464]))-SEARCH(&quot;posX = &quot;;[.D464])-7))" office:value-type="string" office:string-value="248">
            <text:p>248</text:p>
          </table:table-cell>
          <table:table-cell table:formula="of:=IF(LEN([.D464])&lt;60;MID([.D464];(SEARCH(&quot;posY = &quot;;[.D464])+7);(SEARCH(&quot;}&quot;;[.D464];SEARCH(&quot;posY&quot;;[.D464]))-SEARCH(&quot;posY = &quot;;[.D464])-7));MID([.D469];(SEARCH(&quot;posY = &quot;;[.D469])+7);(SEARCH(&quot;}&quot;;[.D469];SEARCH(&quot;posY&quot;;[.D469]))-SEARCH(&quot;posY = &quot;;[.D469])-7)))" office:value-type="string" office:string-value="67">
            <text:p>67</text:p>
          </table:table-cell>
          <table:table-cell table:formula="of:=MID([.D464];SEARCH(&quot;posZ = &quot;;[.D464])+7;(SEARCH(&quot;}&quot;;[.D464])-SEARCH(&quot;posZ = &quot;;[.D46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251, posY = 195}, -- <text:s/>intake security</text:p>
          </table:table-cell>
          <table:table-cell office:value-type="string">
            <text:p>Rosewood</text:p>
          </table:table-cell>
          <table:table-cell table:formula="of:=MID([.A465];SEARCH(&quot;--&quot;;[.A465])+2;256)" office:value-type="string" office:string-value="  intake security">
            <text:p><text:s text:c="2"/>intake security</text:p>
          </table:table-cell>
          <table:table-cell table:formula="of:=MID([.A465];1;SEARCH(&quot;--&quot;;[.A465])-1)" office:value-type="string" office:string-value="{worldX = 25, worldY = 39, posX = 251, posY = 195}, ">
            <text:p>{worldX = 25, worldY = 39, posX = 251, posY = 195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63">
            <text:p>46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5];&quot;-- &quot;;[.B465];&quot;,&quot;;[.C465];&quot; ID:&quot;;[.I465])" office:value-type="string" office:string-value="{worldX = 25, worldY = 39, posX = 251, posY = 195}, -- Rosewood,  intake security ID:463">
            <text:p>{worldX = 25, worldY = 39, posX = 251, posY = 195}, -- Rosewood, <text:s/>intake security ID:463</text:p>
          </table:table-cell>
          <table:table-cell table:formula="of:=MID([.D465];SEARCH(&quot;worldX = &quot;;[.D465])+9;(SEARCH(&quot;worldY = &quot;;[.D465])-SEARCH(&quot;worldX = &quot;;[.D465])-11))" office:value-type="string" office:string-value="25">
            <text:p>25</text:p>
          </table:table-cell>
          <table:table-cell table:formula="of:=MID([.D465];SEARCH(&quot;worldY = &quot;;[.D465])+9;(SEARCH(&quot;posX = &quot;;[.D465])-SEARCH(&quot;worldY = &quot;;[.D465])-11))" office:value-type="string" office:string-value="39">
            <text:p>39</text:p>
          </table:table-cell>
          <table:table-cell table:formula="of:=MID([.D465];(SEARCH(&quot;posX = &quot;;[.D465])+7);(SEARCH(&quot;,&quot;;[.D465];SEARCH(&quot;posX&quot;;[.D465]))-SEARCH(&quot;posX = &quot;;[.D465])-7))" office:value-type="string" office:string-value="251">
            <text:p>251</text:p>
          </table:table-cell>
          <table:table-cell table:formula="of:=IF(LEN([.D465])&lt;60;MID([.D465];(SEARCH(&quot;posY = &quot;;[.D465])+7);(SEARCH(&quot;}&quot;;[.D465];SEARCH(&quot;posY&quot;;[.D465]))-SEARCH(&quot;posY = &quot;;[.D465])-7));MID([.D470];(SEARCH(&quot;posY = &quot;;[.D470])+7);(SEARCH(&quot;}&quot;;[.D470];SEARCH(&quot;posY&quot;;[.D470]))-SEARCH(&quot;posY = &quot;;[.D470])-7)))" office:value-type="string" office:string-value="195">
            <text:p>195</text:p>
          </table:table-cell>
          <table:table-cell table:formula="of:=MID([.D465];SEARCH(&quot;posZ = &quot;;[.D465])+7;(SEARCH(&quot;}&quot;;[.D465])-SEARCH(&quot;posZ = &quot;;[.D4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238, posY = 202}, -- <text:s/>intake main room</text:p>
          </table:table-cell>
          <table:table-cell office:value-type="string">
            <text:p>Rosewood</text:p>
          </table:table-cell>
          <table:table-cell table:formula="of:=MID([.A466];SEARCH(&quot;--&quot;;[.A466])+2;256)" office:value-type="string" office:string-value="  intake main room">
            <text:p><text:s text:c="2"/>intake main room</text:p>
          </table:table-cell>
          <table:table-cell table:formula="of:=MID([.A466];1;SEARCH(&quot;--&quot;;[.A466])-1)" office:value-type="string" office:string-value="{worldX = 25, worldY = 39, posX = 238, posY = 202}, ">
            <text:p>{worldX = 25, worldY = 39, posX = 238, posY = 202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64">
            <text:p>46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6];&quot;-- &quot;;[.B466];&quot;,&quot;;[.C466];&quot; ID:&quot;;[.I466])" office:value-type="string" office:string-value="{worldX = 25, worldY = 39, posX = 238, posY = 202}, -- Rosewood,  intake main room ID:464">
            <text:p>{worldX = 25, worldY = 39, posX = 238, posY = 202}, -- Rosewood, <text:s/>intake main room ID:464</text:p>
          </table:table-cell>
          <table:table-cell table:formula="of:=MID([.D466];SEARCH(&quot;worldX = &quot;;[.D466])+9;(SEARCH(&quot;worldY = &quot;;[.D466])-SEARCH(&quot;worldX = &quot;;[.D466])-11))" office:value-type="string" office:string-value="25">
            <text:p>25</text:p>
          </table:table-cell>
          <table:table-cell table:formula="of:=MID([.D466];SEARCH(&quot;worldY = &quot;;[.D466])+9;(SEARCH(&quot;posX = &quot;;[.D466])-SEARCH(&quot;worldY = &quot;;[.D466])-11))" office:value-type="string" office:string-value="39">
            <text:p>39</text:p>
          </table:table-cell>
          <table:table-cell table:formula="of:=MID([.D466];(SEARCH(&quot;posX = &quot;;[.D466])+7);(SEARCH(&quot;,&quot;;[.D466];SEARCH(&quot;posX&quot;;[.D466]))-SEARCH(&quot;posX = &quot;;[.D466])-7))" office:value-type="string" office:string-value="238">
            <text:p>238</text:p>
          </table:table-cell>
          <table:table-cell table:formula="of:=IF(LEN([.D466])&lt;60;MID([.D466];(SEARCH(&quot;posY = &quot;;[.D466])+7);(SEARCH(&quot;}&quot;;[.D466];SEARCH(&quot;posY&quot;;[.D466]))-SEARCH(&quot;posY = &quot;;[.D466])-7));MID([.D471];(SEARCH(&quot;posY = &quot;;[.D471])+7);(SEARCH(&quot;}&quot;;[.D471];SEARCH(&quot;posY&quot;;[.D471]))-SEARCH(&quot;posY = &quot;;[.D471])-7)))" office:value-type="string" office:string-value="202">
            <text:p>202</text:p>
          </table:table-cell>
          <table:table-cell table:formula="of:=MID([.D466];SEARCH(&quot;posZ = &quot;;[.D466])+7;(SEARCH(&quot;}&quot;;[.D466])-SEARCH(&quot;posZ = &quot;;[.D4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206, posY = 189}, -- <text:s/>front desk</text:p>
          </table:table-cell>
          <table:table-cell office:value-type="string">
            <text:p>Rosewood</text:p>
          </table:table-cell>
          <table:table-cell table:formula="of:=MID([.A467];SEARCH(&quot;--&quot;;[.A467])+2;256)" office:value-type="string" office:string-value="  front desk">
            <text:p><text:s text:c="2"/>front desk</text:p>
          </table:table-cell>
          <table:table-cell table:formula="of:=MID([.A467];1;SEARCH(&quot;--&quot;;[.A467])-1)" office:value-type="string" office:string-value="{worldX = 25, worldY = 39, posX = 206, posY = 189}, ">
            <text:p>{worldX = 25, worldY = 39, posX = 206, posY = 189}, </text:p>
          </table:table-cell>
          <table:table-cell office:value-type="string">
            <text:p>Government</text:p>
          </table:table-cell>
          <table:table-cell office:value-type="string">
            <text:p>Office</text:p>
          </table:table-cell>
          <table:table-cell office:value-type="string">
            <text:p>rosewood penitentiary</text:p>
          </table:table-cell>
          <table:table-cell/>
          <table:table-cell office:value-type="float" office:value="465">
            <text:p>46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467];&quot;-- &quot;;[.B467];&quot;,&quot;;[.C467];&quot; ID:&quot;;[.I467])" office:value-type="string" office:string-value="{worldX = 25, worldY = 39, posX = 206, posY = 189}, -- Rosewood,  front desk ID:465">
            <text:p>{worldX = 25, worldY = 39, posX = 206, posY = 189}, -- Rosewood, <text:s/>front desk ID:465</text:p>
          </table:table-cell>
          <table:table-cell table:formula="of:=MID([.D467];SEARCH(&quot;worldX = &quot;;[.D467])+9;(SEARCH(&quot;worldY = &quot;;[.D467])-SEARCH(&quot;worldX = &quot;;[.D467])-11))" office:value-type="string" office:string-value="25">
            <text:p>25</text:p>
          </table:table-cell>
          <table:table-cell table:formula="of:=MID([.D467];SEARCH(&quot;worldY = &quot;;[.D467])+9;(SEARCH(&quot;posX = &quot;;[.D467])-SEARCH(&quot;worldY = &quot;;[.D467])-11))" office:value-type="string" office:string-value="39">
            <text:p>39</text:p>
          </table:table-cell>
          <table:table-cell table:formula="of:=MID([.D467];(SEARCH(&quot;posX = &quot;;[.D467])+7);(SEARCH(&quot;,&quot;;[.D467];SEARCH(&quot;posX&quot;;[.D467]))-SEARCH(&quot;posX = &quot;;[.D467])-7))" office:value-type="string" office:string-value="206">
            <text:p>206</text:p>
          </table:table-cell>
          <table:table-cell table:formula="of:=IF(LEN([.D467])&lt;60;MID([.D467];(SEARCH(&quot;posY = &quot;;[.D467])+7);(SEARCH(&quot;}&quot;;[.D467];SEARCH(&quot;posY&quot;;[.D467]))-SEARCH(&quot;posY = &quot;;[.D467])-7));MID([.D472];(SEARCH(&quot;posY = &quot;;[.D472])+7);(SEARCH(&quot;}&quot;;[.D472];SEARCH(&quot;posY&quot;;[.D472]))-SEARCH(&quot;posY = &quot;;[.D472])-7)))" office:value-type="string" office:string-value="189">
            <text:p>189</text:p>
          </table:table-cell>
          <table:table-cell table:formula="of:=MID([.D467];SEARCH(&quot;posZ = &quot;;[.D467])+7;(SEARCH(&quot;}&quot;;[.D467])-SEARCH(&quot;posZ = &quot;;[.D4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75, posY = 165}, -- <text:s/>main security office</text:p>
          </table:table-cell>
          <table:table-cell office:value-type="string">
            <text:p>Rosewood</text:p>
          </table:table-cell>
          <table:table-cell table:formula="of:=MID([.A468];SEARCH(&quot;--&quot;;[.A468])+2;256)" office:value-type="string" office:string-value="  main security office">
            <text:p><text:s text:c="2"/>main security office</text:p>
          </table:table-cell>
          <table:table-cell table:formula="of:=MID([.A468];1;SEARCH(&quot;--&quot;;[.A468])-1)" office:value-type="string" office:string-value="{worldX = 25, worldY = 39, posX = 175, posY = 165}, ">
            <text:p>{worldX = 25, worldY = 39, posX = 175, posY = 165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66">
            <text:p>46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68];&quot;-- &quot;;[.B468];&quot;,&quot;;[.C468];&quot; ID:&quot;;[.I468])" office:value-type="string" office:string-value="{worldX = 25, worldY = 39, posX = 175, posY = 165}, -- Rosewood,  main security office ID:466">
            <text:p>{worldX = 25, worldY = 39, posX = 175, posY = 165}, -- Rosewood, <text:s/>main security office ID:466</text:p>
          </table:table-cell>
          <table:table-cell table:formula="of:=MID([.D468];SEARCH(&quot;worldX = &quot;;[.D468])+9;(SEARCH(&quot;worldY = &quot;;[.D468])-SEARCH(&quot;worldX = &quot;;[.D468])-11))" office:value-type="string" office:string-value="25">
            <text:p>25</text:p>
          </table:table-cell>
          <table:table-cell table:formula="of:=MID([.D468];SEARCH(&quot;worldY = &quot;;[.D468])+9;(SEARCH(&quot;posX = &quot;;[.D468])-SEARCH(&quot;worldY = &quot;;[.D468])-11))" office:value-type="string" office:string-value="39">
            <text:p>39</text:p>
          </table:table-cell>
          <table:table-cell table:formula="of:=MID([.D468];(SEARCH(&quot;posX = &quot;;[.D468])+7);(SEARCH(&quot;,&quot;;[.D468];SEARCH(&quot;posX&quot;;[.D468]))-SEARCH(&quot;posX = &quot;;[.D468])-7))" office:value-type="string" office:string-value="175">
            <text:p>175</text:p>
          </table:table-cell>
          <table:table-cell table:formula="of:=IF(LEN([.D468])&lt;60;MID([.D468];(SEARCH(&quot;posY = &quot;;[.D468])+7);(SEARCH(&quot;}&quot;;[.D468];SEARCH(&quot;posY&quot;;[.D468]))-SEARCH(&quot;posY = &quot;;[.D468])-7));MID([.D473];(SEARCH(&quot;posY = &quot;;[.D473])+7);(SEARCH(&quot;}&quot;;[.D473];SEARCH(&quot;posY&quot;;[.D473]))-SEARCH(&quot;posY = &quot;;[.D473])-7)))" office:value-type="string" office:string-value="165">
            <text:p>165</text:p>
          </table:table-cell>
          <table:table-cell table:formula="of:=MID([.D468];SEARCH(&quot;posZ = &quot;;[.D468])+7;(SEARCH(&quot;}&quot;;[.D468])-SEARCH(&quot;posZ = &quot;;[.D4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67, posY = 164}, -- <text:s/>supply room</text:p>
          </table:table-cell>
          <table:table-cell office:value-type="string">
            <text:p>Rosewood</text:p>
          </table:table-cell>
          <table:table-cell table:formula="of:=MID([.A469];SEARCH(&quot;--&quot;;[.A469])+2;256)" office:value-type="string" office:string-value="  supply room">
            <text:p><text:s text:c="2"/>supply room</text:p>
          </table:table-cell>
          <table:table-cell table:formula="of:=MID([.A469];1;SEARCH(&quot;--&quot;;[.A469])-1)" office:value-type="string" office:string-value="{worldX = 25, worldY = 39, posX = 167, posY = 164}, ">
            <text:p>{worldX = 25, worldY = 39, posX = 167, posY = 164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rosewood penitentiary</text:p>
          </table:table-cell>
          <table:table-cell/>
          <table:table-cell office:value-type="float" office:value="467">
            <text:p>46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469];&quot;-- &quot;;[.B469];&quot;,&quot;;[.C469];&quot; ID:&quot;;[.I469])" office:value-type="string" office:string-value="{worldX = 25, worldY = 39, posX = 167, posY = 164}, -- Rosewood,  supply room ID:467">
            <text:p>{worldX = 25, worldY = 39, posX = 167, posY = 164}, -- Rosewood, <text:s/>supply room ID:467</text:p>
          </table:table-cell>
          <table:table-cell table:formula="of:=MID([.D469];SEARCH(&quot;worldX = &quot;;[.D469])+9;(SEARCH(&quot;worldY = &quot;;[.D469])-SEARCH(&quot;worldX = &quot;;[.D469])-11))" office:value-type="string" office:string-value="25">
            <text:p>25</text:p>
          </table:table-cell>
          <table:table-cell table:formula="of:=MID([.D469];SEARCH(&quot;worldY = &quot;;[.D469])+9;(SEARCH(&quot;posX = &quot;;[.D469])-SEARCH(&quot;worldY = &quot;;[.D469])-11))" office:value-type="string" office:string-value="39">
            <text:p>39</text:p>
          </table:table-cell>
          <table:table-cell table:formula="of:=MID([.D469];(SEARCH(&quot;posX = &quot;;[.D469])+7);(SEARCH(&quot;,&quot;;[.D469];SEARCH(&quot;posX&quot;;[.D469]))-SEARCH(&quot;posX = &quot;;[.D469])-7))" office:value-type="string" office:string-value="167">
            <text:p>167</text:p>
          </table:table-cell>
          <table:table-cell table:formula="of:=IF(LEN([.D469])&lt;60;MID([.D469];(SEARCH(&quot;posY = &quot;;[.D469])+7);(SEARCH(&quot;}&quot;;[.D469];SEARCH(&quot;posY&quot;;[.D469]))-SEARCH(&quot;posY = &quot;;[.D469])-7));MID([.D474];(SEARCH(&quot;posY = &quot;;[.D474])+7);(SEARCH(&quot;}&quot;;[.D474];SEARCH(&quot;posY&quot;;[.D474]))-SEARCH(&quot;posY = &quot;;[.D474])-7)))" office:value-type="string" office:string-value="164">
            <text:p>164</text:p>
          </table:table-cell>
          <table:table-cell table:formula="of:=MID([.D469];SEARCH(&quot;posZ = &quot;;[.D469])+7;(SEARCH(&quot;}&quot;;[.D469])-SEARCH(&quot;posZ = &quot;;[.D4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40, posY = 153}, -- <text:s/>kitchen</text:p>
          </table:table-cell>
          <table:table-cell office:value-type="string">
            <text:p>Rosewood</text:p>
          </table:table-cell>
          <table:table-cell table:formula="of:=MID([.A470];SEARCH(&quot;--&quot;;[.A470])+2;256)" office:value-type="string" office:string-value="  kitchen">
            <text:p><text:s text:c="2"/>kitchen</text:p>
          </table:table-cell>
          <table:table-cell table:formula="of:=MID([.A470];1;SEARCH(&quot;--&quot;;[.A470])-1)" office:value-type="string" office:string-value="{worldX = 25, worldY = 39, posX = 140, posY = 153}, ">
            <text:p>{worldX = 25, worldY = 39, posX = 140, posY = 153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rosewood penitentiary</text:p>
          </table:table-cell>
          <table:table-cell/>
          <table:table-cell office:value-type="float" office:value="468">
            <text:p>468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70];&quot;-- &quot;;[.B470];&quot;,&quot;;[.C470];&quot; ID:&quot;;[.I470])" office:value-type="string" office:string-value="{worldX = 25, worldY = 39, posX = 140, posY = 153}, -- Rosewood,  kitchen ID:468">
            <text:p>{worldX = 25, worldY = 39, posX = 140, posY = 153}, -- Rosewood, <text:s/>kitchen ID:468</text:p>
          </table:table-cell>
          <table:table-cell table:formula="of:=MID([.D470];SEARCH(&quot;worldX = &quot;;[.D470])+9;(SEARCH(&quot;worldY = &quot;;[.D470])-SEARCH(&quot;worldX = &quot;;[.D470])-11))" office:value-type="string" office:string-value="25">
            <text:p>25</text:p>
          </table:table-cell>
          <table:table-cell table:formula="of:=MID([.D470];SEARCH(&quot;worldY = &quot;;[.D470])+9;(SEARCH(&quot;posX = &quot;;[.D470])-SEARCH(&quot;worldY = &quot;;[.D470])-11))" office:value-type="string" office:string-value="39">
            <text:p>39</text:p>
          </table:table-cell>
          <table:table-cell table:formula="of:=MID([.D470];(SEARCH(&quot;posX = &quot;;[.D470])+7);(SEARCH(&quot;,&quot;;[.D470];SEARCH(&quot;posX&quot;;[.D470]))-SEARCH(&quot;posX = &quot;;[.D470])-7))" office:value-type="string" office:string-value="140">
            <text:p>140</text:p>
          </table:table-cell>
          <table:table-cell table:formula="of:=IF(LEN([.D470])&lt;60;MID([.D470];(SEARCH(&quot;posY = &quot;;[.D470])+7);(SEARCH(&quot;}&quot;;[.D470];SEARCH(&quot;posY&quot;;[.D470]))-SEARCH(&quot;posY = &quot;;[.D470])-7));MID([.D475];(SEARCH(&quot;posY = &quot;;[.D475])+7);(SEARCH(&quot;}&quot;;[.D475];SEARCH(&quot;posY&quot;;[.D475]))-SEARCH(&quot;posY = &quot;;[.D475])-7)))" office:value-type="string" office:string-value="153">
            <text:p>153</text:p>
          </table:table-cell>
          <table:table-cell table:formula="of:=MID([.D470];SEARCH(&quot;posZ = &quot;;[.D470])+7;(SEARCH(&quot;}&quot;;[.D470])-SEARCH(&quot;posZ = &quot;;[.D4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47, posY = 153}, -- <text:s/>kitchen storage </text:p>
          </table:table-cell>
          <table:table-cell office:value-type="string">
            <text:p>Rosewood</text:p>
          </table:table-cell>
          <table:table-cell table:formula="of:=MID([.A471];SEARCH(&quot;--&quot;;[.A471])+2;256)" office:value-type="string" office:string-value="  kitchen storage ">
            <text:p><text:s text:c="2"/>kitchen storage </text:p>
          </table:table-cell>
          <table:table-cell table:formula="of:=MID([.A471];1;SEARCH(&quot;--&quot;;[.A471])-1)" office:value-type="string" office:string-value="{worldX = 25, worldY = 39, posX = 147, posY = 153}, ">
            <text:p>{worldX = 25, worldY = 39, posX = 147, posY = 153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rosewood penitentiary</text:p>
          </table:table-cell>
          <table:table-cell/>
          <table:table-cell office:value-type="float" office:value="469">
            <text:p>469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71];&quot;-- &quot;;[.B471];&quot;,&quot;;[.C471];&quot; ID:&quot;;[.I471])" office:value-type="string" office:string-value="{worldX = 25, worldY = 39, posX = 147, posY = 153}, -- Rosewood,  kitchen storage  ID:469">
            <text:p>{worldX = 25, worldY = 39, posX = 147, posY = 153}, -- Rosewood, <text:s/>kitchen storage <text:s/>ID:469</text:p>
          </table:table-cell>
          <table:table-cell table:formula="of:=MID([.D471];SEARCH(&quot;worldX = &quot;;[.D471])+9;(SEARCH(&quot;worldY = &quot;;[.D471])-SEARCH(&quot;worldX = &quot;;[.D471])-11))" office:value-type="string" office:string-value="25">
            <text:p>25</text:p>
          </table:table-cell>
          <table:table-cell table:formula="of:=MID([.D471];SEARCH(&quot;worldY = &quot;;[.D471])+9;(SEARCH(&quot;posX = &quot;;[.D471])-SEARCH(&quot;worldY = &quot;;[.D471])-11))" office:value-type="string" office:string-value="39">
            <text:p>39</text:p>
          </table:table-cell>
          <table:table-cell table:formula="of:=MID([.D471];(SEARCH(&quot;posX = &quot;;[.D471])+7);(SEARCH(&quot;,&quot;;[.D471];SEARCH(&quot;posX&quot;;[.D471]))-SEARCH(&quot;posX = &quot;;[.D471])-7))" office:value-type="string" office:string-value="147">
            <text:p>147</text:p>
          </table:table-cell>
          <table:table-cell table:formula="of:=IF(LEN([.D471])&lt;60;MID([.D471];(SEARCH(&quot;posY = &quot;;[.D471])+7);(SEARCH(&quot;}&quot;;[.D471];SEARCH(&quot;posY&quot;;[.D471]))-SEARCH(&quot;posY = &quot;;[.D471])-7));MID([.D476];(SEARCH(&quot;posY = &quot;;[.D476])+7);(SEARCH(&quot;}&quot;;[.D476];SEARCH(&quot;posY&quot;;[.D476]))-SEARCH(&quot;posY = &quot;;[.D476])-7)))" office:value-type="string" office:string-value="153">
            <text:p>153</text:p>
          </table:table-cell>
          <table:table-cell table:formula="of:=MID([.D471];SEARCH(&quot;posZ = &quot;;[.D471])+7;(SEARCH(&quot;}&quot;;[.D471])-SEARCH(&quot;posZ = &quot;;[.D4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87, posY = 183, posZ = 1}, -- <text:s/>2nd floor security office</text:p>
          </table:table-cell>
          <table:table-cell office:value-type="string">
            <text:p>Rosewood</text:p>
          </table:table-cell>
          <table:table-cell table:formula="of:=MID([.A472];SEARCH(&quot;--&quot;;[.A472])+2;256)" office:value-type="string" office:string-value="  2nd floor security office">
            <text:p><text:s text:c="2"/>2nd floor security office</text:p>
          </table:table-cell>
          <table:table-cell table:formula="of:=MID([.A472];1;SEARCH(&quot;--&quot;;[.A472])-1)" office:value-type="string" office:string-value="{worldX = 25, worldY = 39, posX = 187, posY = 183, posZ = 1}, ">
            <text:p>{worldX = 25, worldY = 39, posX = 187, posY = 183, posZ = 1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70">
            <text:p>47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72];&quot;-- &quot;;[.B472];&quot;,&quot;;[.C472];&quot; ID:&quot;;[.I472])" office:value-type="string" office:string-value="{worldX = 25, worldY = 39, posX = 187, posY = 183, posZ = 1}, -- Rosewood,  2nd floor security office ID:470">
            <text:p>{worldX = 25, worldY = 39, posX = 187, posY = 183, posZ = 1}, -- Rosewood, <text:s/>2nd floor security office ID:470</text:p>
          </table:table-cell>
          <table:table-cell table:formula="of:=MID([.D472];SEARCH(&quot;worldX = &quot;;[.D472])+9;(SEARCH(&quot;worldY = &quot;;[.D472])-SEARCH(&quot;worldX = &quot;;[.D472])-11))" office:value-type="string" office:string-value="25">
            <text:p>25</text:p>
          </table:table-cell>
          <table:table-cell table:formula="of:=MID([.D472];SEARCH(&quot;worldY = &quot;;[.D472])+9;(SEARCH(&quot;posX = &quot;;[.D472])-SEARCH(&quot;worldY = &quot;;[.D472])-11))" office:value-type="string" office:string-value="39">
            <text:p>39</text:p>
          </table:table-cell>
          <table:table-cell table:formula="of:=MID([.D472];(SEARCH(&quot;posX = &quot;;[.D472])+7);(SEARCH(&quot;,&quot;;[.D472];SEARCH(&quot;posX&quot;;[.D472]))-SEARCH(&quot;posX = &quot;;[.D472])-7))" office:value-type="string" office:string-value="187">
            <text:p>187</text:p>
          </table:table-cell>
          <table:table-cell table:formula="of:=IF(LEN([.D472])&lt;60;MID([.D472];(SEARCH(&quot;posY = &quot;;[.D472])+7);(SEARCH(&quot;}&quot;;[.D472];SEARCH(&quot;posY&quot;;[.D472]))-SEARCH(&quot;posY = &quot;;[.D472])-7));MID([.D477];(SEARCH(&quot;posY = &quot;;[.D477])+7);(SEARCH(&quot;}&quot;;[.D477];SEARCH(&quot;posY&quot;;[.D477]))-SEARCH(&quot;posY = &quot;;[.D477])-7)))" office:value-type="string" office:string-value="240">
            <text:p>240</text:p>
          </table:table-cell>
          <table:table-cell table:formula="of:=MID([.D472];SEARCH(&quot;posZ = &quot;;[.D472])+7;(SEARCH(&quot;}&quot;;[.D472])-SEARCH(&quot;posZ = &quot;;[.D472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95, posY = 197, posZ = 1}, -- <text:s/>guard break room</text:p>
          </table:table-cell>
          <table:table-cell office:value-type="string">
            <text:p>Rosewood</text:p>
          </table:table-cell>
          <table:table-cell table:formula="of:=MID([.A473];SEARCH(&quot;--&quot;;[.A473])+2;256)" office:value-type="string" office:string-value="  guard break room">
            <text:p><text:s text:c="2"/>guard break room</text:p>
          </table:table-cell>
          <table:table-cell table:formula="of:=MID([.A473];1;SEARCH(&quot;--&quot;;[.A473])-1)" office:value-type="string" office:string-value="{worldX = 25, worldY = 39, posX = 195, posY = 197, posZ = 1}, ">
            <text:p>{worldX = 25, worldY = 39, posX = 195, posY = 197, posZ = 1}, </text:p>
          </table:table-cell>
          <table:table-cell office:value-type="string">
            <text:p>Government</text:p>
          </table:table-cell>
          <table:table-cell office:value-type="string">
            <text:p>Security</text:p>
          </table:table-cell>
          <table:table-cell office:value-type="string">
            <text:p>rosewood penitentiary</text:p>
          </table:table-cell>
          <table:table-cell/>
          <table:table-cell office:value-type="float" office:value="471">
            <text:p>47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CONCATENATE([.D473];&quot;-- &quot;;[.B473];&quot;,&quot;;[.C473];&quot; ID:&quot;;[.I473])" office:value-type="string" office:string-value="{worldX = 25, worldY = 39, posX = 195, posY = 197, posZ = 1}, -- Rosewood,  guard break room ID:471">
            <text:p>{worldX = 25, worldY = 39, posX = 195, posY = 197, posZ = 1}, -- Rosewood, <text:s/>guard break room ID:471</text:p>
          </table:table-cell>
          <table:table-cell table:formula="of:=MID([.D473];SEARCH(&quot;worldX = &quot;;[.D473])+9;(SEARCH(&quot;worldY = &quot;;[.D473])-SEARCH(&quot;worldX = &quot;;[.D473])-11))" office:value-type="string" office:string-value="25">
            <text:p>25</text:p>
          </table:table-cell>
          <table:table-cell table:formula="of:=MID([.D473];SEARCH(&quot;worldY = &quot;;[.D473])+9;(SEARCH(&quot;posX = &quot;;[.D473])-SEARCH(&quot;worldY = &quot;;[.D473])-11))" office:value-type="string" office:string-value="39">
            <text:p>39</text:p>
          </table:table-cell>
          <table:table-cell table:formula="of:=MID([.D473];(SEARCH(&quot;posX = &quot;;[.D473])+7);(SEARCH(&quot;,&quot;;[.D473];SEARCH(&quot;posX&quot;;[.D473]))-SEARCH(&quot;posX = &quot;;[.D473])-7))" office:value-type="string" office:string-value="195">
            <text:p>195</text:p>
          </table:table-cell>
          <table:table-cell table:formula="of:=IF(LEN([.D473])&lt;60;MID([.D473];(SEARCH(&quot;posY = &quot;;[.D473])+7);(SEARCH(&quot;}&quot;;[.D473];SEARCH(&quot;posY&quot;;[.D473]))-SEARCH(&quot;posY = &quot;;[.D473])-7));MID([.D478];(SEARCH(&quot;posY = &quot;;[.D478])+7);(SEARCH(&quot;}&quot;;[.D478];SEARCH(&quot;posY&quot;;[.D478]))-SEARCH(&quot;posY = &quot;;[.D478])-7)))" office:value-type="string" office:string-value="225">
            <text:p>225</text:p>
          </table:table-cell>
          <table:table-cell table:formula="of:=MID([.D473];SEARCH(&quot;posZ = &quot;;[.D473])+7;(SEARCH(&quot;}&quot;;[.D473])-SEARCH(&quot;posZ = &quot;;[.D473])-7))" office:value-type="string" office:string-value="1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83, posY = 130}, -- <text:s/>cell 1, north block</text:p>
          </table:table-cell>
          <table:table-cell office:value-type="string">
            <text:p>Rosewood</text:p>
          </table:table-cell>
          <table:table-cell table:formula="of:=MID([.A474];SEARCH(&quot;--&quot;;[.A474])+2;256)" office:value-type="string" office:string-value="  cell 1, north block">
            <text:p><text:s text:c="2"/>cell 1, north block</text:p>
          </table:table-cell>
          <table:table-cell table:formula="of:=MID([.A474];1;SEARCH(&quot;--&quot;;[.A474])-1)" office:value-type="string" office:string-value="{worldX = 25, worldY = 39, posX = 183, posY = 130}, ">
            <text:p>{worldX = 25, worldY = 39, posX = 183, posY = 130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rosewood penitentiary</text:p>
          </table:table-cell>
          <table:table-cell office:value-type="string">
            <text:p>shitty start</text:p>
          </table:table-cell>
          <table:table-cell office:value-type="float" office:value="472">
            <text:p>472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74];&quot;-- &quot;;[.B474];&quot;,&quot;;[.C474];&quot; ID:&quot;;[.I474])" office:value-type="string" office:string-value="{worldX = 25, worldY = 39, posX = 183, posY = 130}, -- Rosewood,  cell 1, north block ID:472">
            <text:p>{worldX = 25, worldY = 39, posX = 183, posY = 130}, -- Rosewood, <text:s/>cell 1, north block ID:472</text:p>
          </table:table-cell>
          <table:table-cell table:formula="of:=MID([.D474];SEARCH(&quot;worldX = &quot;;[.D474])+9;(SEARCH(&quot;worldY = &quot;;[.D474])-SEARCH(&quot;worldX = &quot;;[.D474])-11))" office:value-type="string" office:string-value="25">
            <text:p>25</text:p>
          </table:table-cell>
          <table:table-cell table:formula="of:=MID([.D474];SEARCH(&quot;worldY = &quot;;[.D474])+9;(SEARCH(&quot;posX = &quot;;[.D474])-SEARCH(&quot;worldY = &quot;;[.D474])-11))" office:value-type="string" office:string-value="39">
            <text:p>39</text:p>
          </table:table-cell>
          <table:table-cell table:formula="of:=MID([.D474];(SEARCH(&quot;posX = &quot;;[.D474])+7);(SEARCH(&quot;,&quot;;[.D474];SEARCH(&quot;posX&quot;;[.D474]))-SEARCH(&quot;posX = &quot;;[.D474])-7))" office:value-type="string" office:string-value="183">
            <text:p>183</text:p>
          </table:table-cell>
          <table:table-cell table:formula="of:=IF(LEN([.D474])&lt;60;MID([.D474];(SEARCH(&quot;posY = &quot;;[.D474])+7);(SEARCH(&quot;}&quot;;[.D474];SEARCH(&quot;posY&quot;;[.D474]))-SEARCH(&quot;posY = &quot;;[.D474])-7));MID([.D479];(SEARCH(&quot;posY = &quot;;[.D479])+7);(SEARCH(&quot;}&quot;;[.D479];SEARCH(&quot;posY&quot;;[.D479]))-SEARCH(&quot;posY = &quot;;[.D479])-7)))" office:value-type="string" office:string-value="130">
            <text:p>130</text:p>
          </table:table-cell>
          <table:table-cell table:formula="of:=MID([.D474];SEARCH(&quot;posZ = &quot;;[.D474])+7;(SEARCH(&quot;}&quot;;[.D474])-SEARCH(&quot;posZ = &quot;;[.D474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96, posY = 127}, -- <text:s/>cell 2, north block</text:p>
          </table:table-cell>
          <table:table-cell office:value-type="string">
            <text:p>Rosewood</text:p>
          </table:table-cell>
          <table:table-cell table:formula="of:=MID([.A475];SEARCH(&quot;--&quot;;[.A475])+2;256)" office:value-type="string" office:string-value="  cell 2, north block">
            <text:p><text:s text:c="2"/>cell 2, north block</text:p>
          </table:table-cell>
          <table:table-cell table:formula="of:=MID([.A475];1;SEARCH(&quot;--&quot;;[.A475])-1)" office:value-type="string" office:string-value="{worldX = 25, worldY = 39, posX = 196, posY = 127}, ">
            <text:p>{worldX = 25, worldY = 39, posX = 196, posY = 127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rosewood penitentiary</text:p>
          </table:table-cell>
          <table:table-cell office:value-type="string">
            <text:p>shitty start</text:p>
          </table:table-cell>
          <table:table-cell office:value-type="float" office:value="473">
            <text:p>47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75];&quot;-- &quot;;[.B475];&quot;,&quot;;[.C475];&quot; ID:&quot;;[.I475])" office:value-type="string" office:string-value="{worldX = 25, worldY = 39, posX = 196, posY = 127}, -- Rosewood,  cell 2, north block ID:473">
            <text:p>{worldX = 25, worldY = 39, posX = 196, posY = 127}, -- Rosewood, <text:s/>cell 2, north block ID:473</text:p>
          </table:table-cell>
          <table:table-cell table:formula="of:=MID([.D475];SEARCH(&quot;worldX = &quot;;[.D475])+9;(SEARCH(&quot;worldY = &quot;;[.D475])-SEARCH(&quot;worldX = &quot;;[.D475])-11))" office:value-type="string" office:string-value="25">
            <text:p>25</text:p>
          </table:table-cell>
          <table:table-cell table:formula="of:=MID([.D475];SEARCH(&quot;worldY = &quot;;[.D475])+9;(SEARCH(&quot;posX = &quot;;[.D475])-SEARCH(&quot;worldY = &quot;;[.D475])-11))" office:value-type="string" office:string-value="39">
            <text:p>39</text:p>
          </table:table-cell>
          <table:table-cell table:formula="of:=MID([.D475];(SEARCH(&quot;posX = &quot;;[.D475])+7);(SEARCH(&quot;,&quot;;[.D475];SEARCH(&quot;posX&quot;;[.D475]))-SEARCH(&quot;posX = &quot;;[.D475])-7))" office:value-type="string" office:string-value="196">
            <text:p>196</text:p>
          </table:table-cell>
          <table:table-cell table:formula="of:=IF(LEN([.D475])&lt;60;MID([.D475];(SEARCH(&quot;posY = &quot;;[.D475])+7);(SEARCH(&quot;}&quot;;[.D475];SEARCH(&quot;posY&quot;;[.D475]))-SEARCH(&quot;posY = &quot;;[.D475])-7));MID([.D480];(SEARCH(&quot;posY = &quot;;[.D480])+7);(SEARCH(&quot;}&quot;;[.D480];SEARCH(&quot;posY&quot;;[.D480]))-SEARCH(&quot;posY = &quot;;[.D480])-7)))" office:value-type="string" office:string-value="127">
            <text:p>127</text:p>
          </table:table-cell>
          <table:table-cell table:formula="of:=MID([.D475];SEARCH(&quot;posZ = &quot;;[.D475])+7;(SEARCH(&quot;}&quot;;[.D475])-SEARCH(&quot;posZ = &quot;;[.D4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87, posY = 147}, -- <text:s/>north block floor</text:p>
          </table:table-cell>
          <table:table-cell office:value-type="string">
            <text:p>Rosewood</text:p>
          </table:table-cell>
          <table:table-cell table:formula="of:=MID([.A476];SEARCH(&quot;--&quot;;[.A476])+2;256)" office:value-type="string" office:string-value="  north block floor">
            <text:p><text:s text:c="2"/>north block floor</text:p>
          </table:table-cell>
          <table:table-cell table:formula="of:=MID([.A476];1;SEARCH(&quot;--&quot;;[.A476])-1)" office:value-type="string" office:string-value="{worldX = 25, worldY = 39, posX = 187, posY = 147}, ">
            <text:p>{worldX = 25, worldY = 39, posX = 187, posY = 147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rosewood penitentiary</text:p>
          </table:table-cell>
          <table:table-cell/>
          <table:table-cell office:value-type="float" office:value="474">
            <text:p>474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76];&quot;-- &quot;;[.B476];&quot;,&quot;;[.C476];&quot; ID:&quot;;[.I476])" office:value-type="string" office:string-value="{worldX = 25, worldY = 39, posX = 187, posY = 147}, -- Rosewood,  north block floor ID:474">
            <text:p>{worldX = 25, worldY = 39, posX = 187, posY = 147}, -- Rosewood, <text:s/>north block floor ID:474</text:p>
          </table:table-cell>
          <table:table-cell table:formula="of:=MID([.D476];SEARCH(&quot;worldX = &quot;;[.D476])+9;(SEARCH(&quot;worldY = &quot;;[.D476])-SEARCH(&quot;worldX = &quot;;[.D476])-11))" office:value-type="string" office:string-value="25">
            <text:p>25</text:p>
          </table:table-cell>
          <table:table-cell table:formula="of:=MID([.D476];SEARCH(&quot;worldY = &quot;;[.D476])+9;(SEARCH(&quot;posX = &quot;;[.D476])-SEARCH(&quot;worldY = &quot;;[.D476])-11))" office:value-type="string" office:string-value="39">
            <text:p>39</text:p>
          </table:table-cell>
          <table:table-cell table:formula="of:=MID([.D476];(SEARCH(&quot;posX = &quot;;[.D476])+7);(SEARCH(&quot;,&quot;;[.D476];SEARCH(&quot;posX&quot;;[.D476]))-SEARCH(&quot;posX = &quot;;[.D476])-7))" office:value-type="string" office:string-value="187">
            <text:p>187</text:p>
          </table:table-cell>
          <table:table-cell table:formula="of:=IF(LEN([.D476])&lt;60;MID([.D476];(SEARCH(&quot;posY = &quot;;[.D476])+7);(SEARCH(&quot;}&quot;;[.D476];SEARCH(&quot;posY&quot;;[.D476]))-SEARCH(&quot;posY = &quot;;[.D476])-7));MID([.D481];(SEARCH(&quot;posY = &quot;;[.D481])+7);(SEARCH(&quot;}&quot;;[.D481];SEARCH(&quot;posY&quot;;[.D481]))-SEARCH(&quot;posY = &quot;;[.D481])-7)))" office:value-type="string" office:string-value="147">
            <text:p>147</text:p>
          </table:table-cell>
          <table:table-cell table:formula="of:=MID([.D476];SEARCH(&quot;posZ = &quot;;[.D476])+7;(SEARCH(&quot;}&quot;;[.D476])-SEARCH(&quot;posZ = &quot;;[.D476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81, posY = 240}, -- <text:s/>cell 3, south block</text:p>
          </table:table-cell>
          <table:table-cell office:value-type="string">
            <text:p>Rosewood</text:p>
          </table:table-cell>
          <table:table-cell table:formula="of:=MID([.A477];SEARCH(&quot;--&quot;;[.A477])+2;256)" office:value-type="string" office:string-value="  cell 3, south block">
            <text:p><text:s text:c="2"/>cell 3, south block</text:p>
          </table:table-cell>
          <table:table-cell table:formula="of:=MID([.A477];1;SEARCH(&quot;--&quot;;[.A477])-1)" office:value-type="string" office:string-value="{worldX = 25, worldY = 39, posX = 181, posY = 240}, ">
            <text:p>{worldX = 25, worldY = 39, posX = 181, posY = 240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rosewood penitentiary</text:p>
          </table:table-cell>
          <table:table-cell office:value-type="string">
            <text:p>shitty start</text:p>
          </table:table-cell>
          <table:table-cell office:value-type="float" office:value="475">
            <text:p>475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77];&quot;-- &quot;;[.B477];&quot;,&quot;;[.C477];&quot; ID:&quot;;[.I477])" office:value-type="string" office:string-value="{worldX = 25, worldY = 39, posX = 181, posY = 240}, -- Rosewood,  cell 3, south block ID:475">
            <text:p>{worldX = 25, worldY = 39, posX = 181, posY = 240}, -- Rosewood, <text:s/>cell 3, south block ID:475</text:p>
          </table:table-cell>
          <table:table-cell table:formula="of:=MID([.D477];SEARCH(&quot;worldX = &quot;;[.D477])+9;(SEARCH(&quot;worldY = &quot;;[.D477])-SEARCH(&quot;worldX = &quot;;[.D477])-11))" office:value-type="string" office:string-value="25">
            <text:p>25</text:p>
          </table:table-cell>
          <table:table-cell table:formula="of:=MID([.D477];SEARCH(&quot;worldY = &quot;;[.D477])+9;(SEARCH(&quot;posX = &quot;;[.D477])-SEARCH(&quot;worldY = &quot;;[.D477])-11))" office:value-type="string" office:string-value="39">
            <text:p>39</text:p>
          </table:table-cell>
          <table:table-cell table:formula="of:=MID([.D477];(SEARCH(&quot;posX = &quot;;[.D477])+7);(SEARCH(&quot;,&quot;;[.D477];SEARCH(&quot;posX&quot;;[.D477]))-SEARCH(&quot;posX = &quot;;[.D477])-7))" office:value-type="string" office:string-value="181">
            <text:p>181</text:p>
          </table:table-cell>
          <table:table-cell table:formula="of:=IF(LEN([.D477])&lt;60;MID([.D477];(SEARCH(&quot;posY = &quot;;[.D477])+7);(SEARCH(&quot;}&quot;;[.D477];SEARCH(&quot;posY&quot;;[.D477]))-SEARCH(&quot;posY = &quot;;[.D477])-7));MID([.D482];(SEARCH(&quot;posY = &quot;;[.D482])+7);(SEARCH(&quot;}&quot;;[.D482];SEARCH(&quot;posY&quot;;[.D482]))-SEARCH(&quot;posY = &quot;;[.D482])-7)))" office:value-type="string" office:string-value="240">
            <text:p>240</text:p>
          </table:table-cell>
          <table:table-cell table:formula="of:=MID([.D477];SEARCH(&quot;posZ = &quot;;[.D477])+7;(SEARCH(&quot;}&quot;;[.D477])-SEARCH(&quot;posZ = &quot;;[.D477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96, posY = 225}, -- <text:s/>cell 4, south block</text:p>
          </table:table-cell>
          <table:table-cell office:value-type="string">
            <text:p>Rosewood</text:p>
          </table:table-cell>
          <table:table-cell table:formula="of:=MID([.A478];SEARCH(&quot;--&quot;;[.A478])+2;256)" office:value-type="string" office:string-value="  cell 4, south block">
            <text:p><text:s text:c="2"/>cell 4, south block</text:p>
          </table:table-cell>
          <table:table-cell table:formula="of:=MID([.A478];1;SEARCH(&quot;--&quot;;[.A478])-1)" office:value-type="string" office:string-value="{worldX = 25, worldY = 39, posX = 196, posY = 225}, ">
            <text:p>{worldX = 25, worldY = 39, posX = 196, posY = 225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rosewood penitentiary</text:p>
          </table:table-cell>
          <table:table-cell office:value-type="string">
            <text:p>shitty start</text:p>
          </table:table-cell>
          <table:table-cell office:value-type="float" office:value="476">
            <text:p>47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78];&quot;-- &quot;;[.B478];&quot;,&quot;;[.C478];&quot; ID:&quot;;[.I478])" office:value-type="string" office:string-value="{worldX = 25, worldY = 39, posX = 196, posY = 225}, -- Rosewood,  cell 4, south block ID:476">
            <text:p>{worldX = 25, worldY = 39, posX = 196, posY = 225}, -- Rosewood, <text:s/>cell 4, south block ID:476</text:p>
          </table:table-cell>
          <table:table-cell table:formula="of:=MID([.D478];SEARCH(&quot;worldX = &quot;;[.D478])+9;(SEARCH(&quot;worldY = &quot;;[.D478])-SEARCH(&quot;worldX = &quot;;[.D478])-11))" office:value-type="string" office:string-value="25">
            <text:p>25</text:p>
          </table:table-cell>
          <table:table-cell table:formula="of:=MID([.D478];SEARCH(&quot;worldY = &quot;;[.D478])+9;(SEARCH(&quot;posX = &quot;;[.D478])-SEARCH(&quot;worldY = &quot;;[.D478])-11))" office:value-type="string" office:string-value="39">
            <text:p>39</text:p>
          </table:table-cell>
          <table:table-cell table:formula="of:=MID([.D478];(SEARCH(&quot;posX = &quot;;[.D478])+7);(SEARCH(&quot;,&quot;;[.D478];SEARCH(&quot;posX&quot;;[.D478]))-SEARCH(&quot;posX = &quot;;[.D478])-7))" office:value-type="string" office:string-value="196">
            <text:p>196</text:p>
          </table:table-cell>
          <table:table-cell table:formula="of:=IF(LEN([.D478])&lt;60;MID([.D478];(SEARCH(&quot;posY = &quot;;[.D478])+7);(SEARCH(&quot;}&quot;;[.D478];SEARCH(&quot;posY&quot;;[.D478]))-SEARCH(&quot;posY = &quot;;[.D478])-7));MID([.D483];(SEARCH(&quot;posY = &quot;;[.D483])+7);(SEARCH(&quot;}&quot;;[.D483];SEARCH(&quot;posY&quot;;[.D483]))-SEARCH(&quot;posY = &quot;;[.D483])-7)))" office:value-type="string" office:string-value="225">
            <text:p>225</text:p>
          </table:table-cell>
          <table:table-cell table:formula="of:=MID([.D478];SEARCH(&quot;posZ = &quot;;[.D478])+7;(SEARCH(&quot;}&quot;;[.D478])-SEARCH(&quot;posZ = &quot;;[.D4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9, posX = 188, posY = 215}, -- <text:s/>south block floor</text:p>
          </table:table-cell>
          <table:table-cell office:value-type="string">
            <text:p>Rosewood</text:p>
          </table:table-cell>
          <table:table-cell table:formula="of:=MID([.A479];SEARCH(&quot;--&quot;;[.A479])+2;256)" office:value-type="string" office:string-value="  south block floor">
            <text:p><text:s text:c="2"/>south block floor</text:p>
          </table:table-cell>
          <table:table-cell table:formula="of:=MID([.A479];1;SEARCH(&quot;--&quot;;[.A479])-1)" office:value-type="string" office:string-value="{worldX = 25, worldY = 39, posX = 188, posY = 215}, ">
            <text:p>{worldX = 25, worldY = 39, posX = 188, posY = 215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rosewood penitentiary</text:p>
          </table:table-cell>
          <table:table-cell/>
          <table:table-cell office:value-type="float" office:value="477">
            <text:p>47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79];&quot;-- &quot;;[.B479];&quot;,&quot;;[.C479];&quot; ID:&quot;;[.I479])" office:value-type="string" office:string-value="{worldX = 25, worldY = 39, posX = 188, posY = 215}, -- Rosewood,  south block floor ID:477">
            <text:p>{worldX = 25, worldY = 39, posX = 188, posY = 215}, -- Rosewood, <text:s/>south block floor ID:477</text:p>
          </table:table-cell>
          <table:table-cell table:formula="of:=MID([.D479];SEARCH(&quot;worldX = &quot;;[.D479])+9;(SEARCH(&quot;worldY = &quot;;[.D479])-SEARCH(&quot;worldX = &quot;;[.D479])-11))" office:value-type="string" office:string-value="25">
            <text:p>25</text:p>
          </table:table-cell>
          <table:table-cell table:formula="of:=MID([.D479];SEARCH(&quot;worldY = &quot;;[.D479])+9;(SEARCH(&quot;posX = &quot;;[.D479])-SEARCH(&quot;worldY = &quot;;[.D479])-11))" office:value-type="string" office:string-value="39">
            <text:p>39</text:p>
          </table:table-cell>
          <table:table-cell table:formula="of:=MID([.D479];(SEARCH(&quot;posX = &quot;;[.D479])+7);(SEARCH(&quot;,&quot;;[.D479];SEARCH(&quot;posX&quot;;[.D479]))-SEARCH(&quot;posX = &quot;;[.D479])-7))" office:value-type="string" office:string-value="188">
            <text:p>188</text:p>
          </table:table-cell>
          <table:table-cell table:formula="of:=IF(LEN([.D479])&lt;60;MID([.D479];(SEARCH(&quot;posY = &quot;;[.D479])+7);(SEARCH(&quot;}&quot;;[.D479];SEARCH(&quot;posY&quot;;[.D479]))-SEARCH(&quot;posY = &quot;;[.D479])-7));MID([.D484];(SEARCH(&quot;posY = &quot;;[.D484])+7);(SEARCH(&quot;}&quot;;[.D484];SEARCH(&quot;posY&quot;;[.D484]))-SEARCH(&quot;posY = &quot;;[.D484])-7)))" office:value-type="string" office:string-value="215">
            <text:p>215</text:p>
          </table:table-cell>
          <table:table-cell table:formula="of:=MID([.D479];SEARCH(&quot;posZ = &quot;;[.D479])+7;(SEARCH(&quot;}&quot;;[.D479])-SEARCH(&quot;posZ = &quot;;[.D4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103, posY = 97}, -- <text:s/>gas station</text:p>
          </table:table-cell>
          <table:table-cell office:value-type="string">
            <text:p>Ekron</text:p>
          </table:table-cell>
          <table:table-cell table:formula="of:=MID([.A480];SEARCH(&quot;--&quot;;[.A480])+2;256)" office:value-type="string" office:string-value="  gas station">
            <text:p><text:s text:c="2"/>gas station</text:p>
          </table:table-cell>
          <table:table-cell table:formula="of:=MID([.A480];1;SEARCH(&quot;--&quot;;[.A480])-1)" office:value-type="string" office:string-value="{worldX = 24, worldY = 27, posX = 103, posY = 97}, ">
            <text:p>{worldX = 24, worldY = 27, posX = 103, posY = 97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480];&quot;-- &quot;;[.B480];&quot;,&quot;;[.C480];&quot; ID:&quot;;[.I480])" office:value-type="string" office:string-value="{worldX = 24, worldY = 27, posX = 103, posY = 97}, -- Ekron,  gas station ID:478">
            <text:p>{worldX = 24, worldY = 27, posX = 103, posY = 97}, -- Ekron, <text:s/>gas station ID:478</text:p>
          </table:table-cell>
          <table:table-cell table:formula="of:=MID([.D480];SEARCH(&quot;worldX = &quot;;[.D480])+9;(SEARCH(&quot;worldY = &quot;;[.D480])-SEARCH(&quot;worldX = &quot;;[.D480])-11))" office:value-type="string" office:string-value="24">
            <text:p>24</text:p>
          </table:table-cell>
          <table:table-cell table:formula="of:=MID([.D480];SEARCH(&quot;worldY = &quot;;[.D480])+9;(SEARCH(&quot;posX = &quot;;[.D480])-SEARCH(&quot;worldY = &quot;;[.D480])-11))" office:value-type="string" office:string-value="27">
            <text:p>27</text:p>
          </table:table-cell>
          <table:table-cell table:formula="of:=MID([.D480];(SEARCH(&quot;posX = &quot;;[.D480])+7);(SEARCH(&quot;,&quot;;[.D480];SEARCH(&quot;posX&quot;;[.D480]))-SEARCH(&quot;posX = &quot;;[.D480])-7))" office:value-type="string" office:string-value="103">
            <text:p>103</text:p>
          </table:table-cell>
          <table:table-cell table:formula="of:=IF(LEN([.D480])&lt;60;MID([.D480];(SEARCH(&quot;posY = &quot;;[.D480])+7);(SEARCH(&quot;}&quot;;[.D480];SEARCH(&quot;posY&quot;;[.D480]))-SEARCH(&quot;posY = &quot;;[.D480])-7));MID([.D485];(SEARCH(&quot;posY = &quot;;[.D485])+7);(SEARCH(&quot;}&quot;;[.D485];SEARCH(&quot;posY&quot;;[.D485]))-SEARCH(&quot;posY = &quot;;[.D485])-7)))" office:value-type="string" office:string-value="97">
            <text:p>97</text:p>
          </table:table-cell>
          <table:table-cell table:formula="of:=MID([.D480];SEARCH(&quot;posZ = &quot;;[.D480])+7;(SEARCH(&quot;}&quot;;[.D480])-SEARCH(&quot;posZ = &quot;;[.D4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100, posY = 96, posZ = 1 }, -- <text:s/>apartment above gas station</text:p>
          </table:table-cell>
          <table:table-cell office:value-type="string">
            <text:p>Ekron</text:p>
          </table:table-cell>
          <table:table-cell table:formula="of:=MID([.A481];SEARCH(&quot;--&quot;;[.A481])+2;256)" office:value-type="string" office:string-value="  apartment above gas station">
            <text:p><text:s text:c="2"/>apartment above gas station</text:p>
          </table:table-cell>
          <table:table-cell table:formula="of:=MID([.A481];1;SEARCH(&quot;--&quot;;[.A481])-1)" office:value-type="string" office:string-value="{worldX = 24, worldY = 27, posX = 100, posY = 96, posZ = 1 }, ">
            <text:p>{worldX = 24, worldY = 27, posX = 100, posY = 96, posZ = 1 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79">
            <text:p>479</text:p>
          </table:table-cell>
          <table:table-cell table:number-columns-repeated="22"/>
          <table:table-cell table:formula="of:=CONCATENATE([.D481];&quot;-- &quot;;[.B481];&quot;,&quot;;[.C481];&quot; ID:&quot;;[.I481])" office:value-type="string" office:string-value="{worldX = 24, worldY = 27, posX = 100, posY = 96, posZ = 1 }, -- Ekron,  apartment above gas station ID:479">
            <text:p>{worldX = 24, worldY = 27, posX = 100, posY = 96, posZ = 1 }, -- Ekron, <text:s/>apartment above gas station ID:479</text:p>
          </table:table-cell>
          <table:table-cell table:formula="of:=MID([.D481];SEARCH(&quot;worldX = &quot;;[.D481])+9;(SEARCH(&quot;worldY = &quot;;[.D481])-SEARCH(&quot;worldX = &quot;;[.D481])-11))" office:value-type="string" office:string-value="24">
            <text:p>24</text:p>
          </table:table-cell>
          <table:table-cell table:formula="of:=MID([.D481];SEARCH(&quot;worldY = &quot;;[.D481])+9;(SEARCH(&quot;posX = &quot;;[.D481])-SEARCH(&quot;worldY = &quot;;[.D481])-11))" office:value-type="string" office:string-value="27">
            <text:p>27</text:p>
          </table:table-cell>
          <table:table-cell table:formula="of:=MID([.D481];(SEARCH(&quot;posX = &quot;;[.D481])+7);(SEARCH(&quot;,&quot;;[.D481];SEARCH(&quot;posX&quot;;[.D481]))-SEARCH(&quot;posX = &quot;;[.D481])-7))" office:value-type="string" office:string-value="100">
            <text:p>100</text:p>
          </table:table-cell>
          <table:table-cell table:formula="of:=IF(LEN([.D481])&lt;60;MID([.D481];(SEARCH(&quot;posY = &quot;;[.D481])+7);(SEARCH(&quot;}&quot;;[.D481];SEARCH(&quot;posY&quot;;[.D481]))-SEARCH(&quot;posY = &quot;;[.D481])-7));MID([.D486];(SEARCH(&quot;posY = &quot;;[.D486])+7);(SEARCH(&quot;}&quot;;[.D486];SEARCH(&quot;posY&quot;;[.D486]))-SEARCH(&quot;posY = &quot;;[.D486])-7)))" office:value-type="string" office:string-value="201">
            <text:p>201</text:p>
          </table:table-cell>
          <table:table-cell table:formula="of:=MID([.D481];SEARCH(&quot;posZ = &quot;;[.D481])+7;(SEARCH(&quot;}&quot;;[.D481])-SEARCH(&quot;posZ = &quot;;[.D481])-7))" office:value-type="string" office:string-value="1 ">
            <text:p>1 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39, posY = 102}, -- <text:s/>burger joint</text:p>
          </table:table-cell>
          <table:table-cell office:value-type="string">
            <text:p>Ekron</text:p>
          </table:table-cell>
          <table:table-cell table:formula="of:=MID([.A482];SEARCH(&quot;--&quot;;[.A482])+2;256)" office:value-type="string" office:string-value="  burger joint">
            <text:p><text:s text:c="2"/>burger joint</text:p>
          </table:table-cell>
          <table:table-cell table:formula="of:=MID([.A482];1;SEARCH(&quot;--&quot;;[.A482])-1)" office:value-type="string" office:string-value="{worldX = 24, worldY = 27, posX = 39, posY = 102}, ">
            <text:p>{worldX = 24, worldY = 27, posX = 39, posY = 102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0">
            <text:p>48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482];&quot;-- &quot;;[.B482];&quot;,&quot;;[.C482];&quot; ID:&quot;;[.I482])" office:value-type="string" office:string-value="{worldX = 24, worldY = 27, posX = 39, posY = 102}, -- Ekron,  burger joint ID:480">
            <text:p>{worldX = 24, worldY = 27, posX = 39, posY = 102}, -- Ekron, <text:s/>burger joint ID:480</text:p>
          </table:table-cell>
          <table:table-cell table:formula="of:=MID([.D482];SEARCH(&quot;worldX = &quot;;[.D482])+9;(SEARCH(&quot;worldY = &quot;;[.D482])-SEARCH(&quot;worldX = &quot;;[.D482])-11))" office:value-type="string" office:string-value="24">
            <text:p>24</text:p>
          </table:table-cell>
          <table:table-cell table:formula="of:=MID([.D482];SEARCH(&quot;worldY = &quot;;[.D482])+9;(SEARCH(&quot;posX = &quot;;[.D482])-SEARCH(&quot;worldY = &quot;;[.D482])-11))" office:value-type="string" office:string-value="27">
            <text:p>27</text:p>
          </table:table-cell>
          <table:table-cell table:formula="of:=MID([.D482];(SEARCH(&quot;posX = &quot;;[.D482])+7);(SEARCH(&quot;,&quot;;[.D482];SEARCH(&quot;posX&quot;;[.D482]))-SEARCH(&quot;posX = &quot;;[.D482])-7))" office:value-type="string" office:string-value="39">
            <text:p>39</text:p>
          </table:table-cell>
          <table:table-cell table:formula="of:=IF(LEN([.D482])&lt;60;MID([.D482];(SEARCH(&quot;posY = &quot;;[.D482])+7);(SEARCH(&quot;}&quot;;[.D482];SEARCH(&quot;posY&quot;;[.D482]))-SEARCH(&quot;posY = &quot;;[.D482])-7));MID([.D487];(SEARCH(&quot;posY = &quot;;[.D487])+7);(SEARCH(&quot;}&quot;;[.D487];SEARCH(&quot;posY&quot;;[.D487]))-SEARCH(&quot;posY = &quot;;[.D487])-7)))" office:value-type="string" office:string-value="102">
            <text:p>102</text:p>
          </table:table-cell>
          <table:table-cell table:formula="of:=MID([.D482];SEARCH(&quot;posZ = &quot;;[.D482])+7;(SEARCH(&quot;}&quot;;[.D482])-SEARCH(&quot;posZ = &quot;;[.D4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35, posY = 108}, -- <text:s/>burger joint, kitchen</text:p>
          </table:table-cell>
          <table:table-cell office:value-type="string">
            <text:p>Ekron</text:p>
          </table:table-cell>
          <table:table-cell table:formula="of:=MID([.A483];SEARCH(&quot;--&quot;;[.A483])+2;256)" office:value-type="string" office:string-value="  burger joint, kitchen">
            <text:p><text:s text:c="2"/>burger joint, kitchen</text:p>
          </table:table-cell>
          <table:table-cell table:formula="of:=MID([.A483];1;SEARCH(&quot;--&quot;;[.A483])-1)" office:value-type="string" office:string-value="{worldX = 24, worldY = 27, posX = 35, posY = 108}, ">
            <text:p>{worldX = 24, worldY = 27, posX = 35, posY = 108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1">
            <text:p>48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483];&quot;-- &quot;;[.B483];&quot;,&quot;;[.C483];&quot; ID:&quot;;[.I483])" office:value-type="string" office:string-value="{worldX = 24, worldY = 27, posX = 35, posY = 108}, -- Ekron,  burger joint, kitchen ID:481">
            <text:p>{worldX = 24, worldY = 27, posX = 35, posY = 108}, -- Ekron, <text:s/>burger joint, kitchen ID:481</text:p>
          </table:table-cell>
          <table:table-cell table:formula="of:=MID([.D483];SEARCH(&quot;worldX = &quot;;[.D483])+9;(SEARCH(&quot;worldY = &quot;;[.D483])-SEARCH(&quot;worldX = &quot;;[.D483])-11))" office:value-type="string" office:string-value="24">
            <text:p>24</text:p>
          </table:table-cell>
          <table:table-cell table:formula="of:=MID([.D483];SEARCH(&quot;worldY = &quot;;[.D483])+9;(SEARCH(&quot;posX = &quot;;[.D483])-SEARCH(&quot;worldY = &quot;;[.D483])-11))" office:value-type="string" office:string-value="27">
            <text:p>27</text:p>
          </table:table-cell>
          <table:table-cell table:formula="of:=MID([.D483];(SEARCH(&quot;posX = &quot;;[.D483])+7);(SEARCH(&quot;,&quot;;[.D483];SEARCH(&quot;posX&quot;;[.D483]))-SEARCH(&quot;posX = &quot;;[.D483])-7))" office:value-type="string" office:string-value="35">
            <text:p>35</text:p>
          </table:table-cell>
          <table:table-cell table:formula="of:=IF(LEN([.D483])&lt;60;MID([.D483];(SEARCH(&quot;posY = &quot;;[.D483])+7);(SEARCH(&quot;}&quot;;[.D483];SEARCH(&quot;posY&quot;;[.D483]))-SEARCH(&quot;posY = &quot;;[.D483])-7));MID([.D488];(SEARCH(&quot;posY = &quot;;[.D488])+7);(SEARCH(&quot;}&quot;;[.D488];SEARCH(&quot;posY&quot;;[.D488]))-SEARCH(&quot;posY = &quot;;[.D488])-7)))" office:value-type="string" office:string-value="108">
            <text:p>108</text:p>
          </table:table-cell>
          <table:table-cell table:formula="of:=MID([.D483];SEARCH(&quot;posZ = &quot;;[.D483])+7;(SEARCH(&quot;}&quot;;[.D483])-SEARCH(&quot;posZ = &quot;;[.D4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96, posY = 155}, -- <text:s/>general store</text:p>
          </table:table-cell>
          <table:table-cell office:value-type="string">
            <text:p>Ekron</text:p>
          </table:table-cell>
          <table:table-cell table:formula="of:=MID([.A484];SEARCH(&quot;--&quot;;[.A484])+2;256)" office:value-type="string" office:string-value="  general store">
            <text:p><text:s text:c="2"/>general store</text:p>
          </table:table-cell>
          <table:table-cell table:formula="of:=MID([.A484];1;SEARCH(&quot;--&quot;;[.A484])-1)" office:value-type="string" office:string-value="{worldX = 24, worldY = 27, posX = 96, posY = 155}, ">
            <text:p>{worldX = 24, worldY = 27, posX = 96, posY = 155}, </text:p>
          </table:table-cell>
          <table:table-cell/>
          <table:table-cell office:value-type="string">
            <text:p>Shopp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2">
            <text:p>48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484];&quot;-- &quot;;[.B484];&quot;,&quot;;[.C484];&quot; ID:&quot;;[.I484])" office:value-type="string" office:string-value="{worldX = 24, worldY = 27, posX = 96, posY = 155}, -- Ekron,  general store ID:482">
            <text:p>{worldX = 24, worldY = 27, posX = 96, posY = 155}, -- Ekron, <text:s/>general store ID:482</text:p>
          </table:table-cell>
          <table:table-cell table:formula="of:=MID([.D484];SEARCH(&quot;worldX = &quot;;[.D484])+9;(SEARCH(&quot;worldY = &quot;;[.D484])-SEARCH(&quot;worldX = &quot;;[.D484])-11))" office:value-type="string" office:string-value="24">
            <text:p>24</text:p>
          </table:table-cell>
          <table:table-cell table:formula="of:=MID([.D484];SEARCH(&quot;worldY = &quot;;[.D484])+9;(SEARCH(&quot;posX = &quot;;[.D484])-SEARCH(&quot;worldY = &quot;;[.D484])-11))" office:value-type="string" office:string-value="27">
            <text:p>27</text:p>
          </table:table-cell>
          <table:table-cell table:formula="of:=MID([.D484];(SEARCH(&quot;posX = &quot;;[.D484])+7);(SEARCH(&quot;,&quot;;[.D484];SEARCH(&quot;posX&quot;;[.D484]))-SEARCH(&quot;posX = &quot;;[.D484])-7))" office:value-type="string" office:string-value="96">
            <text:p>96</text:p>
          </table:table-cell>
          <table:table-cell table:formula="of:=IF(LEN([.D484])&lt;60;MID([.D484];(SEARCH(&quot;posY = &quot;;[.D484])+7);(SEARCH(&quot;}&quot;;[.D484];SEARCH(&quot;posY&quot;;[.D484]))-SEARCH(&quot;posY = &quot;;[.D484])-7));MID([.D489];(SEARCH(&quot;posY = &quot;;[.D489])+7);(SEARCH(&quot;}&quot;;[.D489];SEARCH(&quot;posY&quot;;[.D489]))-SEARCH(&quot;posY = &quot;;[.D489])-7)))" office:value-type="string" office:string-value="155">
            <text:p>155</text:p>
          </table:table-cell>
          <table:table-cell table:formula="of:=MID([.D484];SEARCH(&quot;posZ = &quot;;[.D484])+7;(SEARCH(&quot;}&quot;;[.D484])-SEARCH(&quot;posZ = &quot;;[.D4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92, posY = 191}, -- <text:s/>restaraunt</text:p>
          </table:table-cell>
          <table:table-cell office:value-type="string">
            <text:p>Ekron</text:p>
          </table:table-cell>
          <table:table-cell table:formula="of:=MID([.A485];SEARCH(&quot;--&quot;;[.A485])+2;256)" office:value-type="string" office:string-value="  restaraunt">
            <text:p><text:s text:c="2"/>restaraunt</text:p>
          </table:table-cell>
          <table:table-cell table:formula="of:=MID([.A485];1;SEARCH(&quot;--&quot;;[.A485])-1)" office:value-type="string" office:string-value="{worldX = 24, worldY = 27, posX = 92, posY = 191}, ">
            <text:p>{worldX = 24, worldY = 27, posX = 92, posY = 191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3">
            <text:p>483</text:p>
          </table:table-cell>
          <table:table-cell table:number-columns-repeated="22"/>
          <table:table-cell table:formula="of:=CONCATENATE([.D485];&quot;-- &quot;;[.B485];&quot;,&quot;;[.C485];&quot; ID:&quot;;[.I485])" office:value-type="string" office:string-value="{worldX = 24, worldY = 27, posX = 92, posY = 191}, -- Ekron,  restaraunt ID:483">
            <text:p>{worldX = 24, worldY = 27, posX = 92, posY = 191}, -- Ekron, <text:s/>restaraunt ID:483</text:p>
          </table:table-cell>
          <table:table-cell table:formula="of:=MID([.D485];SEARCH(&quot;worldX = &quot;;[.D485])+9;(SEARCH(&quot;worldY = &quot;;[.D485])-SEARCH(&quot;worldX = &quot;;[.D485])-11))" office:value-type="string" office:string-value="24">
            <text:p>24</text:p>
          </table:table-cell>
          <table:table-cell table:formula="of:=MID([.D485];SEARCH(&quot;worldY = &quot;;[.D485])+9;(SEARCH(&quot;posX = &quot;;[.D485])-SEARCH(&quot;worldY = &quot;;[.D485])-11))" office:value-type="string" office:string-value="27">
            <text:p>27</text:p>
          </table:table-cell>
          <table:table-cell table:formula="of:=MID([.D485];(SEARCH(&quot;posX = &quot;;[.D485])+7);(SEARCH(&quot;,&quot;;[.D485];SEARCH(&quot;posX&quot;;[.D485]))-SEARCH(&quot;posX = &quot;;[.D485])-7))" office:value-type="string" office:string-value="92">
            <text:p>92</text:p>
          </table:table-cell>
          <table:table-cell table:formula="of:=IF(LEN([.D485])&lt;60;MID([.D485];(SEARCH(&quot;posY = &quot;;[.D485])+7);(SEARCH(&quot;}&quot;;[.D485];SEARCH(&quot;posY&quot;;[.D485]))-SEARCH(&quot;posY = &quot;;[.D485])-7));MID([.D490];(SEARCH(&quot;posY = &quot;;[.D490])+7);(SEARCH(&quot;}&quot;;[.D490];SEARCH(&quot;posY&quot;;[.D490]))-SEARCH(&quot;posY = &quot;;[.D490])-7)))" office:value-type="string" office:string-value="191">
            <text:p>191</text:p>
          </table:table-cell>
          <table:table-cell table:formula="of:=MID([.D485];SEARCH(&quot;posZ = &quot;;[.D485])+7;(SEARCH(&quot;}&quot;;[.D485])-SEARCH(&quot;posZ = &quot;;[.D4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95, posY = 201}, -- <text:s/>restaraunt, kitchen</text:p>
          </table:table-cell>
          <table:table-cell office:value-type="string">
            <text:p>Ekron</text:p>
          </table:table-cell>
          <table:table-cell table:formula="of:=MID([.A486];SEARCH(&quot;--&quot;;[.A486])+2;256)" office:value-type="string" office:string-value="  restaraunt, kitchen">
            <text:p><text:s text:c="2"/>restaraunt, kitchen</text:p>
          </table:table-cell>
          <table:table-cell table:formula="of:=MID([.A486];1;SEARCH(&quot;--&quot;;[.A486])-1)" office:value-type="string" office:string-value="{worldX = 24, worldY = 27, posX = 95, posY = 201}, ">
            <text:p>{worldX = 24, worldY = 27, posX = 95, posY = 20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4">
            <text:p>48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86];&quot;-- &quot;;[.B486];&quot;,&quot;;[.C486];&quot; ID:&quot;;[.I486])" office:value-type="string" office:string-value="{worldX = 24, worldY = 27, posX = 95, posY = 201}, -- Ekron,  restaraunt, kitchen ID:484">
            <text:p>{worldX = 24, worldY = 27, posX = 95, posY = 201}, -- Ekron, <text:s/>restaraunt, kitchen ID:484</text:p>
          </table:table-cell>
          <table:table-cell table:formula="of:=MID([.D486];SEARCH(&quot;worldX = &quot;;[.D486])+9;(SEARCH(&quot;worldY = &quot;;[.D486])-SEARCH(&quot;worldX = &quot;;[.D486])-11))" office:value-type="string" office:string-value="24">
            <text:p>24</text:p>
          </table:table-cell>
          <table:table-cell table:formula="of:=MID([.D486];SEARCH(&quot;worldY = &quot;;[.D486])+9;(SEARCH(&quot;posX = &quot;;[.D486])-SEARCH(&quot;worldY = &quot;;[.D486])-11))" office:value-type="string" office:string-value="27">
            <text:p>27</text:p>
          </table:table-cell>
          <table:table-cell table:formula="of:=MID([.D486];(SEARCH(&quot;posX = &quot;;[.D486])+7);(SEARCH(&quot;,&quot;;[.D486];SEARCH(&quot;posX&quot;;[.D486]))-SEARCH(&quot;posX = &quot;;[.D486])-7))" office:value-type="string" office:string-value="95">
            <text:p>95</text:p>
          </table:table-cell>
          <table:table-cell table:formula="of:=IF(LEN([.D486])&lt;60;MID([.D486];(SEARCH(&quot;posY = &quot;;[.D486])+7);(SEARCH(&quot;}&quot;;[.D486];SEARCH(&quot;posY&quot;;[.D486]))-SEARCH(&quot;posY = &quot;;[.D486])-7));MID([.D491];(SEARCH(&quot;posY = &quot;;[.D491])+7);(SEARCH(&quot;}&quot;;[.D491];SEARCH(&quot;posY&quot;;[.D491]))-SEARCH(&quot;posY = &quot;;[.D491])-7)))" office:value-type="string" office:string-value="201">
            <text:p>201</text:p>
          </table:table-cell>
          <table:table-cell table:formula="of:=MID([.D486];SEARCH(&quot;posZ = &quot;;[.D486])+7;(SEARCH(&quot;}&quot;;[.D486])-SEARCH(&quot;posZ = &quot;;[.D4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55, posY = 175}, -- <text:s/>grocery store</text:p>
          </table:table-cell>
          <table:table-cell office:value-type="string">
            <text:p>Ekron</text:p>
          </table:table-cell>
          <table:table-cell table:formula="of:=MID([.A487];SEARCH(&quot;--&quot;;[.A487])+2;256)" office:value-type="string" office:string-value="  grocery store">
            <text:p><text:s text:c="2"/>grocery store</text:p>
          </table:table-cell>
          <table:table-cell table:formula="of:=MID([.A487];1;SEARCH(&quot;--&quot;;[.A487])-1)" office:value-type="string" office:string-value="{worldX = 24, worldY = 27, posX = 55, posY = 175}, ">
            <text:p>{worldX = 24, worldY = 27, posX = 55, posY = 17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5">
            <text:p>485</text:p>
          </table:table-cell>
          <table:table-cell table:number-columns-repeated="22"/>
          <table:table-cell table:formula="of:=CONCATENATE([.D487];&quot;-- &quot;;[.B487];&quot;,&quot;;[.C487];&quot; ID:&quot;;[.I487])" office:value-type="string" office:string-value="{worldX = 24, worldY = 27, posX = 55, posY = 175}, -- Ekron,  grocery store ID:485">
            <text:p>{worldX = 24, worldY = 27, posX = 55, posY = 175}, -- Ekron, <text:s/>grocery store ID:485</text:p>
          </table:table-cell>
          <table:table-cell table:formula="of:=MID([.D487];SEARCH(&quot;worldX = &quot;;[.D487])+9;(SEARCH(&quot;worldY = &quot;;[.D487])-SEARCH(&quot;worldX = &quot;;[.D487])-11))" office:value-type="string" office:string-value="24">
            <text:p>24</text:p>
          </table:table-cell>
          <table:table-cell table:formula="of:=MID([.D487];SEARCH(&quot;worldY = &quot;;[.D487])+9;(SEARCH(&quot;posX = &quot;;[.D487])-SEARCH(&quot;worldY = &quot;;[.D487])-11))" office:value-type="string" office:string-value="27">
            <text:p>27</text:p>
          </table:table-cell>
          <table:table-cell table:formula="of:=MID([.D487];(SEARCH(&quot;posX = &quot;;[.D487])+7);(SEARCH(&quot;,&quot;;[.D487];SEARCH(&quot;posX&quot;;[.D487]))-SEARCH(&quot;posX = &quot;;[.D487])-7))" office:value-type="string" office:string-value="55">
            <text:p>55</text:p>
          </table:table-cell>
          <table:table-cell table:formula="of:=IF(LEN([.D487])&lt;60;MID([.D487];(SEARCH(&quot;posY = &quot;;[.D487])+7);(SEARCH(&quot;}&quot;;[.D487];SEARCH(&quot;posY&quot;;[.D487]))-SEARCH(&quot;posY = &quot;;[.D487])-7));MID([.D492];(SEARCH(&quot;posY = &quot;;[.D492])+7);(SEARCH(&quot;}&quot;;[.D492];SEARCH(&quot;posY&quot;;[.D492]))-SEARCH(&quot;posY = &quot;;[.D492])-7)))" office:value-type="string" office:string-value="175">
            <text:p>175</text:p>
          </table:table-cell>
          <table:table-cell table:formula="of:=MID([.D487];SEARCH(&quot;posZ = &quot;;[.D487])+7;(SEARCH(&quot;}&quot;;[.D487])-SEARCH(&quot;posZ = &quot;;[.D48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56, posY = 188}, -- <text:s/>bakery</text:p>
          </table:table-cell>
          <table:table-cell office:value-type="string">
            <text:p>Ekron</text:p>
          </table:table-cell>
          <table:table-cell table:formula="of:=MID([.A488];SEARCH(&quot;--&quot;;[.A488])+2;256)" office:value-type="string" office:string-value="  bakery">
            <text:p><text:s text:c="2"/>bakery</text:p>
          </table:table-cell>
          <table:table-cell table:formula="of:=MID([.A488];1;SEARCH(&quot;--&quot;;[.A488])-1)" office:value-type="string" office:string-value="{worldX = 24, worldY = 27, posX = 56, posY = 188}, ">
            <text:p>{worldX = 24, worldY = 27, posX = 56, posY = 188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6">
            <text:p>486</text:p>
          </table:table-cell>
          <table:table-cell table:number-columns-repeated="22"/>
          <table:table-cell table:formula="of:=CONCATENATE([.D488];&quot;-- &quot;;[.B488];&quot;,&quot;;[.C488];&quot; ID:&quot;;[.I488])" office:value-type="string" office:string-value="{worldX = 24, worldY = 27, posX = 56, posY = 188}, -- Ekron,  bakery ID:486">
            <text:p>{worldX = 24, worldY = 27, posX = 56, posY = 188}, -- Ekron, <text:s/>bakery ID:486</text:p>
          </table:table-cell>
          <table:table-cell table:formula="of:=MID([.D488];SEARCH(&quot;worldX = &quot;;[.D488])+9;(SEARCH(&quot;worldY = &quot;;[.D488])-SEARCH(&quot;worldX = &quot;;[.D488])-11))" office:value-type="string" office:string-value="24">
            <text:p>24</text:p>
          </table:table-cell>
          <table:table-cell table:formula="of:=MID([.D488];SEARCH(&quot;worldY = &quot;;[.D488])+9;(SEARCH(&quot;posX = &quot;;[.D488])-SEARCH(&quot;worldY = &quot;;[.D488])-11))" office:value-type="string" office:string-value="27">
            <text:p>27</text:p>
          </table:table-cell>
          <table:table-cell table:formula="of:=MID([.D488];(SEARCH(&quot;posX = &quot;;[.D488])+7);(SEARCH(&quot;,&quot;;[.D488];SEARCH(&quot;posX&quot;;[.D488]))-SEARCH(&quot;posX = &quot;;[.D488])-7))" office:value-type="string" office:string-value="56">
            <text:p>56</text:p>
          </table:table-cell>
          <table:table-cell table:formula="of:=IF(LEN([.D488])&lt;60;MID([.D488];(SEARCH(&quot;posY = &quot;;[.D488])+7);(SEARCH(&quot;}&quot;;[.D488];SEARCH(&quot;posY&quot;;[.D488]))-SEARCH(&quot;posY = &quot;;[.D488])-7));MID([.D493];(SEARCH(&quot;posY = &quot;;[.D493])+7);(SEARCH(&quot;}&quot;;[.D493];SEARCH(&quot;posY&quot;;[.D493]))-SEARCH(&quot;posY = &quot;;[.D493])-7)))" office:value-type="string" office:string-value="188">
            <text:p>188</text:p>
          </table:table-cell>
          <table:table-cell table:formula="of:=MID([.D488];SEARCH(&quot;posZ = &quot;;[.D488])+7;(SEARCH(&quot;}&quot;;[.D488])-SEARCH(&quot;posZ = &quot;;[.D48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49, posY = 185}, -- <text:s/>bakery, kitchen</text:p>
          </table:table-cell>
          <table:table-cell office:value-type="string">
            <text:p>Ekron</text:p>
          </table:table-cell>
          <table:table-cell table:formula="of:=MID([.A489];SEARCH(&quot;--&quot;;[.A489])+2;256)" office:value-type="string" office:string-value="  bakery, kitchen">
            <text:p><text:s text:c="2"/>bakery, kitchen</text:p>
          </table:table-cell>
          <table:table-cell table:formula="of:=MID([.A489];1;SEARCH(&quot;--&quot;;[.A489])-1)" office:value-type="string" office:string-value="{worldX = 24, worldY = 27, posX = 49, posY = 185}, ">
            <text:p>{worldX = 24, worldY = 27, posX = 49, posY = 18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7">
            <text:p>487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89];&quot;-- &quot;;[.B489];&quot;,&quot;;[.C489];&quot; ID:&quot;;[.I489])" office:value-type="string" office:string-value="{worldX = 24, worldY = 27, posX = 49, posY = 185}, -- Ekron,  bakery, kitchen ID:487">
            <text:p>{worldX = 24, worldY = 27, posX = 49, posY = 185}, -- Ekron, <text:s/>bakery, kitchen ID:487</text:p>
          </table:table-cell>
          <table:table-cell table:formula="of:=MID([.D489];SEARCH(&quot;worldX = &quot;;[.D489])+9;(SEARCH(&quot;worldY = &quot;;[.D489])-SEARCH(&quot;worldX = &quot;;[.D489])-11))" office:value-type="string" office:string-value="24">
            <text:p>24</text:p>
          </table:table-cell>
          <table:table-cell table:formula="of:=MID([.D489];SEARCH(&quot;worldY = &quot;;[.D489])+9;(SEARCH(&quot;posX = &quot;;[.D489])-SEARCH(&quot;worldY = &quot;;[.D489])-11))" office:value-type="string" office:string-value="27">
            <text:p>27</text:p>
          </table:table-cell>
          <table:table-cell table:formula="of:=MID([.D489];(SEARCH(&quot;posX = &quot;;[.D489])+7);(SEARCH(&quot;,&quot;;[.D489];SEARCH(&quot;posX&quot;;[.D489]))-SEARCH(&quot;posX = &quot;;[.D489])-7))" office:value-type="string" office:string-value="49">
            <text:p>49</text:p>
          </table:table-cell>
          <table:table-cell table:formula="of:=IF(LEN([.D489])&lt;60;MID([.D489];(SEARCH(&quot;posY = &quot;;[.D489])+7);(SEARCH(&quot;}&quot;;[.D489];SEARCH(&quot;posY&quot;;[.D489]))-SEARCH(&quot;posY = &quot;;[.D489])-7));MID([.D494];(SEARCH(&quot;posY = &quot;;[.D494])+7);(SEARCH(&quot;}&quot;;[.D494];SEARCH(&quot;posY&quot;;[.D494]))-SEARCH(&quot;posY = &quot;;[.D494])-7)))" office:value-type="string" office:string-value="185">
            <text:p>185</text:p>
          </table:table-cell>
          <table:table-cell table:formula="of:=MID([.D489];SEARCH(&quot;posZ = &quot;;[.D489])+7;(SEARCH(&quot;}&quot;;[.D489])-SEARCH(&quot;posZ = &quot;;[.D4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56, posY = 193}, -- <text:s/>butcher</text:p>
          </table:table-cell>
          <table:table-cell office:value-type="string">
            <text:p>Ekron</text:p>
          </table:table-cell>
          <table:table-cell table:formula="of:=MID([.A490];SEARCH(&quot;--&quot;;[.A490])+2;256)" office:value-type="string" office:string-value="  butcher">
            <text:p><text:s text:c="2"/>butcher</text:p>
          </table:table-cell>
          <table:table-cell table:formula="of:=MID([.A490];1;SEARCH(&quot;--&quot;;[.A490])-1)" office:value-type="string" office:string-value="{worldX = 24, worldY = 27, posX = 56, posY = 193}, ">
            <text:p>{worldX = 24, worldY = 27, posX = 56, posY = 19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8">
            <text:p>488</text:p>
          </table:table-cell>
          <table:table-cell table:number-columns-repeated="22"/>
          <table:table-cell table:formula="of:=CONCATENATE([.D490];&quot;-- &quot;;[.B490];&quot;,&quot;;[.C490];&quot; ID:&quot;;[.I490])" office:value-type="string" office:string-value="{worldX = 24, worldY = 27, posX = 56, posY = 193}, -- Ekron,  butcher ID:488">
            <text:p>{worldX = 24, worldY = 27, posX = 56, posY = 193}, -- Ekron, <text:s/>butcher ID:488</text:p>
          </table:table-cell>
          <table:table-cell table:formula="of:=MID([.D490];SEARCH(&quot;worldX = &quot;;[.D490])+9;(SEARCH(&quot;worldY = &quot;;[.D490])-SEARCH(&quot;worldX = &quot;;[.D490])-11))" office:value-type="string" office:string-value="24">
            <text:p>24</text:p>
          </table:table-cell>
          <table:table-cell table:formula="of:=MID([.D490];SEARCH(&quot;worldY = &quot;;[.D490])+9;(SEARCH(&quot;posX = &quot;;[.D490])-SEARCH(&quot;worldY = &quot;;[.D490])-11))" office:value-type="string" office:string-value="27">
            <text:p>27</text:p>
          </table:table-cell>
          <table:table-cell table:formula="of:=MID([.D490];(SEARCH(&quot;posX = &quot;;[.D490])+7);(SEARCH(&quot;,&quot;;[.D490];SEARCH(&quot;posX&quot;;[.D490]))-SEARCH(&quot;posX = &quot;;[.D490])-7))" office:value-type="string" office:string-value="56">
            <text:p>56</text:p>
          </table:table-cell>
          <table:table-cell table:formula="of:=IF(LEN([.D490])&lt;60;MID([.D490];(SEARCH(&quot;posY = &quot;;[.D490])+7);(SEARCH(&quot;}&quot;;[.D490];SEARCH(&quot;posY&quot;;[.D490]))-SEARCH(&quot;posY = &quot;;[.D490])-7));MID([.D495];(SEARCH(&quot;posY = &quot;;[.D495])+7);(SEARCH(&quot;}&quot;;[.D495];SEARCH(&quot;posY&quot;;[.D495]))-SEARCH(&quot;posY = &quot;;[.D495])-7)))" office:value-type="string" office:string-value="193">
            <text:p>193</text:p>
          </table:table-cell>
          <table:table-cell table:formula="of:=MID([.D490];SEARCH(&quot;posZ = &quot;;[.D490])+7;(SEARCH(&quot;}&quot;;[.D490])-SEARCH(&quot;posZ = &quot;;[.D4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49, posY = 195}, -- <text:s/>butcher, kitchen</text:p>
          </table:table-cell>
          <table:table-cell office:value-type="string">
            <text:p>Ekron</text:p>
          </table:table-cell>
          <table:table-cell table:formula="of:=MID([.A491];SEARCH(&quot;--&quot;;[.A491])+2;256)" office:value-type="string" office:string-value="  butcher, kitchen">
            <text:p><text:s text:c="2"/>butcher, kitchen</text:p>
          </table:table-cell>
          <table:table-cell table:formula="of:=MID([.A491];1;SEARCH(&quot;--&quot;;[.A491])-1)" office:value-type="string" office:string-value="{worldX = 24, worldY = 27, posX = 49, posY = 195}, ">
            <text:p>{worldX = 24, worldY = 27, posX = 49, posY = 19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89">
            <text:p>489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491];&quot;-- &quot;;[.B491];&quot;,&quot;;[.C491];&quot; ID:&quot;;[.I491])" office:value-type="string" office:string-value="{worldX = 24, worldY = 27, posX = 49, posY = 195}, -- Ekron,  butcher, kitchen ID:489">
            <text:p>{worldX = 24, worldY = 27, posX = 49, posY = 195}, -- Ekron, <text:s/>butcher, kitchen ID:489</text:p>
          </table:table-cell>
          <table:table-cell table:formula="of:=MID([.D491];SEARCH(&quot;worldX = &quot;;[.D491])+9;(SEARCH(&quot;worldY = &quot;;[.D491])-SEARCH(&quot;worldX = &quot;;[.D491])-11))" office:value-type="string" office:string-value="24">
            <text:p>24</text:p>
          </table:table-cell>
          <table:table-cell table:formula="of:=MID([.D491];SEARCH(&quot;worldY = &quot;;[.D491])+9;(SEARCH(&quot;posX = &quot;;[.D491])-SEARCH(&quot;worldY = &quot;;[.D491])-11))" office:value-type="string" office:string-value="27">
            <text:p>27</text:p>
          </table:table-cell>
          <table:table-cell table:formula="of:=MID([.D491];(SEARCH(&quot;posX = &quot;;[.D491])+7);(SEARCH(&quot;,&quot;;[.D491];SEARCH(&quot;posX&quot;;[.D491]))-SEARCH(&quot;posX = &quot;;[.D491])-7))" office:value-type="string" office:string-value="49">
            <text:p>49</text:p>
          </table:table-cell>
          <table:table-cell table:formula="of:=IF(LEN([.D491])&lt;60;MID([.D491];(SEARCH(&quot;posY = &quot;;[.D491])+7);(SEARCH(&quot;}&quot;;[.D491];SEARCH(&quot;posY&quot;;[.D491]))-SEARCH(&quot;posY = &quot;;[.D491])-7));MID([.D496];(SEARCH(&quot;posY = &quot;;[.D496])+7);(SEARCH(&quot;}&quot;;[.D496];SEARCH(&quot;posY&quot;;[.D496]))-SEARCH(&quot;posY = &quot;;[.D496])-7)))" office:value-type="string" office:string-value="195">
            <text:p>195</text:p>
          </table:table-cell>
          <table:table-cell table:formula="of:=MID([.D491];SEARCH(&quot;posZ = &quot;;[.D491])+7;(SEARCH(&quot;}&quot;;[.D491])-SEARCH(&quot;posZ = &quot;;[.D4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56, posY = 229}, -- <text:s/>farming and rural supply store</text:p>
          </table:table-cell>
          <table:table-cell office:value-type="string">
            <text:p>Ekron</text:p>
          </table:table-cell>
          <table:table-cell table:formula="of:=MID([.A492];SEARCH(&quot;--&quot;;[.A492])+2;256)" office:value-type="string" office:string-value="  farming and rural supply store">
            <text:p><text:s text:c="2"/>farming and rural supply store</text:p>
          </table:table-cell>
          <table:table-cell table:formula="of:=MID([.A492];1;SEARCH(&quot;--&quot;;[.A492])-1)" office:value-type="string" office:string-value="{worldX = 24, worldY = 27, posX = 56, posY = 229}, ">
            <text:p>{worldX = 24, worldY = 27, posX = 56, posY = 229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0">
            <text:p>49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492];&quot;-- &quot;;[.B492];&quot;,&quot;;[.C492];&quot; ID:&quot;;[.I492])" office:value-type="string" office:string-value="{worldX = 24, worldY = 27, posX = 56, posY = 229}, -- Ekron,  farming and rural supply store ID:490">
            <text:p>{worldX = 24, worldY = 27, posX = 56, posY = 229}, -- Ekron, <text:s/>farming and rural supply store ID:490</text:p>
          </table:table-cell>
          <table:table-cell table:formula="of:=MID([.D492];SEARCH(&quot;worldX = &quot;;[.D492])+9;(SEARCH(&quot;worldY = &quot;;[.D492])-SEARCH(&quot;worldX = &quot;;[.D492])-11))" office:value-type="string" office:string-value="24">
            <text:p>24</text:p>
          </table:table-cell>
          <table:table-cell table:formula="of:=MID([.D492];SEARCH(&quot;worldY = &quot;;[.D492])+9;(SEARCH(&quot;posX = &quot;;[.D492])-SEARCH(&quot;worldY = &quot;;[.D492])-11))" office:value-type="string" office:string-value="27">
            <text:p>27</text:p>
          </table:table-cell>
          <table:table-cell table:formula="of:=MID([.D492];(SEARCH(&quot;posX = &quot;;[.D492])+7);(SEARCH(&quot;,&quot;;[.D492];SEARCH(&quot;posX&quot;;[.D492]))-SEARCH(&quot;posX = &quot;;[.D492])-7))" office:value-type="string" office:string-value="56">
            <text:p>56</text:p>
          </table:table-cell>
          <table:table-cell table:formula="of:=IF(LEN([.D492])&lt;60;MID([.D492];(SEARCH(&quot;posY = &quot;;[.D492])+7);(SEARCH(&quot;}&quot;;[.D492];SEARCH(&quot;posY&quot;;[.D492]))-SEARCH(&quot;posY = &quot;;[.D492])-7));MID([.D497];(SEARCH(&quot;posY = &quot;;[.D497])+7);(SEARCH(&quot;}&quot;;[.D497];SEARCH(&quot;posY&quot;;[.D497]))-SEARCH(&quot;posY = &quot;;[.D497])-7)))" office:value-type="string" office:string-value="229">
            <text:p>229</text:p>
          </table:table-cell>
          <table:table-cell table:formula="of:=MID([.D492];SEARCH(&quot;posZ = &quot;;[.D492])+7;(SEARCH(&quot;}&quot;;[.D492])-SEARCH(&quot;posZ = &quot;;[.D4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94, posY = 234}, -- <text:s/>office building </text:p>
          </table:table-cell>
          <table:table-cell office:value-type="string">
            <text:p>Ekron</text:p>
          </table:table-cell>
          <table:table-cell table:formula="of:=MID([.A493];SEARCH(&quot;--&quot;;[.A493])+2;256)" office:value-type="string" office:string-value="  office building ">
            <text:p><text:s text:c="2"/>office building </text:p>
          </table:table-cell>
          <table:table-cell table:formula="of:=MID([.A493];1;SEARCH(&quot;--&quot;;[.A493])-1)" office:value-type="string" office:string-value="{worldX = 24, worldY = 27, posX = 94, posY = 234}, ">
            <text:p>{worldX = 24, worldY = 27, posX = 94, posY = 234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1">
            <text:p>49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493];&quot;-- &quot;;[.B493];&quot;,&quot;;[.C493];&quot; ID:&quot;;[.I493])" office:value-type="string" office:string-value="{worldX = 24, worldY = 27, posX = 94, posY = 234}, -- Ekron,  office building  ID:491">
            <text:p>{worldX = 24, worldY = 27, posX = 94, posY = 234}, -- Ekron, <text:s/>office building <text:s/>ID:491</text:p>
          </table:table-cell>
          <table:table-cell table:formula="of:=MID([.D493];SEARCH(&quot;worldX = &quot;;[.D493])+9;(SEARCH(&quot;worldY = &quot;;[.D493])-SEARCH(&quot;worldX = &quot;;[.D493])-11))" office:value-type="string" office:string-value="24">
            <text:p>24</text:p>
          </table:table-cell>
          <table:table-cell table:formula="of:=MID([.D493];SEARCH(&quot;worldY = &quot;;[.D493])+9;(SEARCH(&quot;posX = &quot;;[.D493])-SEARCH(&quot;worldY = &quot;;[.D493])-11))" office:value-type="string" office:string-value="27">
            <text:p>27</text:p>
          </table:table-cell>
          <table:table-cell table:formula="of:=MID([.D493];(SEARCH(&quot;posX = &quot;;[.D493])+7);(SEARCH(&quot;,&quot;;[.D493];SEARCH(&quot;posX&quot;;[.D493]))-SEARCH(&quot;posX = &quot;;[.D493])-7))" office:value-type="string" office:string-value="94">
            <text:p>94</text:p>
          </table:table-cell>
          <table:table-cell table:formula="of:=IF(LEN([.D493])&lt;60;MID([.D493];(SEARCH(&quot;posY = &quot;;[.D493])+7);(SEARCH(&quot;}&quot;;[.D493];SEARCH(&quot;posY&quot;;[.D493]))-SEARCH(&quot;posY = &quot;;[.D493])-7));MID([.D498];(SEARCH(&quot;posY = &quot;;[.D498])+7);(SEARCH(&quot;}&quot;;[.D498];SEARCH(&quot;posY&quot;;[.D498]))-SEARCH(&quot;posY = &quot;;[.D498])-7)))" office:value-type="string" office:string-value="234">
            <text:p>234</text:p>
          </table:table-cell>
          <table:table-cell table:formula="of:=MID([.D493];SEARCH(&quot;posZ = &quot;;[.D493])+7;(SEARCH(&quot;}&quot;;[.D493])-SEARCH(&quot;posZ = &quot;;[.D4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54, posY = 283}, -- <text:s/>police station</text:p>
          </table:table-cell>
          <table:table-cell office:value-type="string">
            <text:p>Ekron</text:p>
          </table:table-cell>
          <table:table-cell table:formula="of:=MID([.A494];SEARCH(&quot;--&quot;;[.A494])+2;256)" office:value-type="string" office:string-value="  police station">
            <text:p><text:s text:c="2"/>police station</text:p>
          </table:table-cell>
          <table:table-cell table:formula="of:=MID([.A494];1;SEARCH(&quot;--&quot;;[.A494])-1)" office:value-type="string" office:string-value="{worldX = 24, worldY = 27, posX = 54, posY = 283}, ">
            <text:p>{worldX = 24, worldY = 27, posX = 54, posY = 283}, </text:p>
          </table:table-cell>
          <table:table-cell office:value-type="string">
            <text:p>Government</text:p>
          </table:table-cell>
          <table:table-cell office:value-type="string">
            <text:p>Police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2">
            <text:p>49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9"/>
          <table:table-cell table:formula="of:=CONCATENATE([.D494];&quot;-- &quot;;[.B494];&quot;,&quot;;[.C494];&quot; ID:&quot;;[.I494])" office:value-type="string" office:string-value="{worldX = 24, worldY = 27, posX = 54, posY = 283}, -- Ekron,  police station ID:492">
            <text:p>{worldX = 24, worldY = 27, posX = 54, posY = 283}, -- Ekron, <text:s/>police station ID:492</text:p>
          </table:table-cell>
          <table:table-cell table:formula="of:=MID([.D494];SEARCH(&quot;worldX = &quot;;[.D494])+9;(SEARCH(&quot;worldY = &quot;;[.D494])-SEARCH(&quot;worldX = &quot;;[.D494])-11))" office:value-type="string" office:string-value="24">
            <text:p>24</text:p>
          </table:table-cell>
          <table:table-cell table:formula="of:=MID([.D494];SEARCH(&quot;worldY = &quot;;[.D494])+9;(SEARCH(&quot;posX = &quot;;[.D494])-SEARCH(&quot;worldY = &quot;;[.D494])-11))" office:value-type="string" office:string-value="27">
            <text:p>27</text:p>
          </table:table-cell>
          <table:table-cell table:formula="of:=MID([.D494];(SEARCH(&quot;posX = &quot;;[.D494])+7);(SEARCH(&quot;,&quot;;[.D494];SEARCH(&quot;posX&quot;;[.D494]))-SEARCH(&quot;posX = &quot;;[.D494])-7))" office:value-type="string" office:string-value="54">
            <text:p>54</text:p>
          </table:table-cell>
          <table:table-cell table:formula="of:=IF(LEN([.D494])&lt;60;MID([.D494];(SEARCH(&quot;posY = &quot;;[.D494])+7);(SEARCH(&quot;}&quot;;[.D494];SEARCH(&quot;posY&quot;;[.D494]))-SEARCH(&quot;posY = &quot;;[.D494])-7));MID([.D499];(SEARCH(&quot;posY = &quot;;[.D499])+7);(SEARCH(&quot;}&quot;;[.D499];SEARCH(&quot;posY&quot;;[.D499]))-SEARCH(&quot;posY = &quot;;[.D499])-7)))" office:value-type="string" office:string-value="283">
            <text:p>283</text:p>
          </table:table-cell>
          <table:table-cell table:formula="of:=MID([.D494];SEARCH(&quot;posZ = &quot;;[.D494])+7;(SEARCH(&quot;}&quot;;[.D494])-SEARCH(&quot;posZ = &quot;;[.D494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4, worldY = 27, posX = 53, posY = 278}, -- <text:s/>police station, jail</text:p>
          </table:table-cell>
          <table:table-cell office:value-type="string">
            <text:p>Ekron</text:p>
          </table:table-cell>
          <table:table-cell table:formula="of:=MID([.A495];SEARCH(&quot;--&quot;;[.A495])+2;256)" office:value-type="string" office:string-value="  police station, jail">
            <text:p><text:s text:c="2"/>police station, jail</text:p>
          </table:table-cell>
          <table:table-cell table:formula="of:=MID([.A495];1;SEARCH(&quot;--&quot;;[.A495])-1)" office:value-type="string" office:string-value="{worldX = 24, worldY = 27, posX = 53, posY = 278}, ">
            <text:p>{worldX = 24, worldY = 27, posX = 53, posY = 278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small rural town “ekron”</text:p>
          </table:table-cell>
          <table:table-cell office:value-type="string">
            <text:p>shitty start</text:p>
          </table:table-cell>
          <table:table-cell office:value-type="float" office:value="493">
            <text:p>49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495];&quot;-- &quot;;[.B495];&quot;,&quot;;[.C495];&quot; ID:&quot;;[.I495])" office:value-type="string" office:string-value="{worldX = 24, worldY = 27, posX = 53, posY = 278}, -- Ekron,  police station, jail ID:493">
            <text:p>{worldX = 24, worldY = 27, posX = 53, posY = 278}, -- Ekron, <text:s/>police station, jail ID:493</text:p>
          </table:table-cell>
          <table:table-cell table:formula="of:=MID([.D495];SEARCH(&quot;worldX = &quot;;[.D495])+9;(SEARCH(&quot;worldY = &quot;;[.D495])-SEARCH(&quot;worldX = &quot;;[.D495])-11))" office:value-type="string" office:string-value="24">
            <text:p>24</text:p>
          </table:table-cell>
          <table:table-cell table:formula="of:=MID([.D495];SEARCH(&quot;worldY = &quot;;[.D495])+9;(SEARCH(&quot;posX = &quot;;[.D495])-SEARCH(&quot;worldY = &quot;;[.D495])-11))" office:value-type="string" office:string-value="27">
            <text:p>27</text:p>
          </table:table-cell>
          <table:table-cell table:formula="of:=MID([.D495];(SEARCH(&quot;posX = &quot;;[.D495])+7);(SEARCH(&quot;,&quot;;[.D495];SEARCH(&quot;posX&quot;;[.D495]))-SEARCH(&quot;posX = &quot;;[.D495])-7))" office:value-type="string" office:string-value="53">
            <text:p>53</text:p>
          </table:table-cell>
          <table:table-cell table:formula="of:=IF(LEN([.D495])&lt;60;MID([.D495];(SEARCH(&quot;posY = &quot;;[.D495])+7);(SEARCH(&quot;}&quot;;[.D495];SEARCH(&quot;posY&quot;;[.D495]))-SEARCH(&quot;posY = &quot;;[.D495])-7));MID([.D500];(SEARCH(&quot;posY = &quot;;[.D500])+7);(SEARCH(&quot;}&quot;;[.D500];SEARCH(&quot;posY&quot;;[.D500]))-SEARCH(&quot;posY = &quot;;[.D500])-7)))" office:value-type="string" office:string-value="278">
            <text:p>278</text:p>
          </table:table-cell>
          <table:table-cell table:formula="of:=MID([.D495];SEARCH(&quot;posZ = &quot;;[.D495])+7;(SEARCH(&quot;}&quot;;[.D495])-SEARCH(&quot;posZ = &quot;;[.D495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24, worldY = 27, posX = 93, posY = 290}, -- <text:s/>dr office, lobby</text:p>
          </table:table-cell>
          <table:table-cell office:value-type="string">
            <text:p>Ekron</text:p>
          </table:table-cell>
          <table:table-cell table:formula="of:=MID([.A496];SEARCH(&quot;--&quot;;[.A496])+2;256)" office:value-type="string" office:string-value="  dr office, lobby">
            <text:p><text:s text:c="2"/>dr office, lobby</text:p>
          </table:table-cell>
          <table:table-cell table:formula="of:=MID([.A496];1;SEARCH(&quot;--&quot;;[.A496])-1)" office:value-type="string" office:string-value="{worldX = 24, worldY = 27, posX = 93, posY = 290}, ">
            <text:p>{worldX = 24, worldY = 27, posX = 93, posY = 29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4">
            <text:p>494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496];&quot;-- &quot;;[.B496];&quot;,&quot;;[.C496];&quot; ID:&quot;;[.I496])" office:value-type="string" office:string-value="{worldX = 24, worldY = 27, posX = 93, posY = 290}, -- Ekron,  dr office, lobby ID:494">
            <text:p>{worldX = 24, worldY = 27, posX = 93, posY = 290}, -- Ekron, <text:s/>dr office, lobby ID:494</text:p>
          </table:table-cell>
          <table:table-cell table:formula="of:=MID([.D496];SEARCH(&quot;worldX = &quot;;[.D496])+9;(SEARCH(&quot;worldY = &quot;;[.D496])-SEARCH(&quot;worldX = &quot;;[.D496])-11))" office:value-type="string" office:string-value="24">
            <text:p>24</text:p>
          </table:table-cell>
          <table:table-cell table:formula="of:=MID([.D496];SEARCH(&quot;worldY = &quot;;[.D496])+9;(SEARCH(&quot;posX = &quot;;[.D496])-SEARCH(&quot;worldY = &quot;;[.D496])-11))" office:value-type="string" office:string-value="27">
            <text:p>27</text:p>
          </table:table-cell>
          <table:table-cell table:formula="of:=MID([.D496];(SEARCH(&quot;posX = &quot;;[.D496])+7);(SEARCH(&quot;,&quot;;[.D496];SEARCH(&quot;posX&quot;;[.D496]))-SEARCH(&quot;posX = &quot;;[.D496])-7))" office:value-type="string" office:string-value="93">
            <text:p>93</text:p>
          </table:table-cell>
          <table:table-cell table:formula="of:=IF(LEN([.D496])&lt;60;MID([.D496];(SEARCH(&quot;posY = &quot;;[.D496])+7);(SEARCH(&quot;}&quot;;[.D496];SEARCH(&quot;posY&quot;;[.D496]))-SEARCH(&quot;posY = &quot;;[.D496])-7));MID([.D501];(SEARCH(&quot;posY = &quot;;[.D501])+7);(SEARCH(&quot;}&quot;;[.D501];SEARCH(&quot;posY&quot;;[.D501]))-SEARCH(&quot;posY = &quot;;[.D501])-7)))" office:value-type="string" office:string-value="290">
            <text:p>290</text:p>
          </table:table-cell>
          <table:table-cell table:formula="of:=MID([.D496];SEARCH(&quot;posZ = &quot;;[.D496])+7;(SEARCH(&quot;}&quot;;[.D496])-SEARCH(&quot;posZ = &quot;;[.D496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24, worldY = 27, posX = 96, posY = 292}, -- <text:s/>dr office, exam room</text:p>
          </table:table-cell>
          <table:table-cell office:value-type="string">
            <text:p>Ekron</text:p>
          </table:table-cell>
          <table:table-cell table:formula="of:=MID([.A497];SEARCH(&quot;--&quot;;[.A497])+2;256)" office:value-type="string" office:string-value="  dr office, exam room">
            <text:p><text:s text:c="2"/>dr office, exam room</text:p>
          </table:table-cell>
          <table:table-cell table:formula="of:=MID([.A497];1;SEARCH(&quot;--&quot;;[.A497])-1)" office:value-type="string" office:string-value="{worldX = 24, worldY = 27, posX = 96, posY = 292}, ">
            <text:p>{worldX = 24, worldY = 27, posX = 96, posY = 292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5">
            <text:p>495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497];&quot;-- &quot;;[.B497];&quot;,&quot;;[.C497];&quot; ID:&quot;;[.I497])" office:value-type="string" office:string-value="{worldX = 24, worldY = 27, posX = 96, posY = 292}, -- Ekron,  dr office, exam room ID:495">
            <text:p>{worldX = 24, worldY = 27, posX = 96, posY = 292}, -- Ekron, <text:s/>dr office, exam room ID:495</text:p>
          </table:table-cell>
          <table:table-cell table:formula="of:=MID([.D497];SEARCH(&quot;worldX = &quot;;[.D497])+9;(SEARCH(&quot;worldY = &quot;;[.D497])-SEARCH(&quot;worldX = &quot;;[.D497])-11))" office:value-type="string" office:string-value="24">
            <text:p>24</text:p>
          </table:table-cell>
          <table:table-cell table:formula="of:=MID([.D497];SEARCH(&quot;worldY = &quot;;[.D497])+9;(SEARCH(&quot;posX = &quot;;[.D497])-SEARCH(&quot;worldY = &quot;;[.D497])-11))" office:value-type="string" office:string-value="27">
            <text:p>27</text:p>
          </table:table-cell>
          <table:table-cell table:formula="of:=MID([.D497];(SEARCH(&quot;posX = &quot;;[.D497])+7);(SEARCH(&quot;,&quot;;[.D497];SEARCH(&quot;posX&quot;;[.D497]))-SEARCH(&quot;posX = &quot;;[.D497])-7))" office:value-type="string" office:string-value="96">
            <text:p>96</text:p>
          </table:table-cell>
          <table:table-cell table:formula="of:=IF(LEN([.D497])&lt;60;MID([.D497];(SEARCH(&quot;posY = &quot;;[.D497])+7);(SEARCH(&quot;}&quot;;[.D497];SEARCH(&quot;posY&quot;;[.D497]))-SEARCH(&quot;posY = &quot;;[.D497])-7));MID([.D502];(SEARCH(&quot;posY = &quot;;[.D502])+7);(SEARCH(&quot;}&quot;;[.D502];SEARCH(&quot;posY&quot;;[.D502]))-SEARCH(&quot;posY = &quot;;[.D502])-7)))" office:value-type="string" office:string-value="292">
            <text:p>292</text:p>
          </table:table-cell>
          <table:table-cell table:formula="of:=MID([.D497];SEARCH(&quot;posZ = &quot;;[.D497])+7;(SEARCH(&quot;}&quot;;[.D497])-SEARCH(&quot;posZ = &quot;;[.D4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8, posX = 57, posY = 32}, -- <text:s/>book store</text:p>
          </table:table-cell>
          <table:table-cell office:value-type="string">
            <text:p>Ekron</text:p>
          </table:table-cell>
          <table:table-cell table:formula="of:=MID([.A498];SEARCH(&quot;--&quot;;[.A498])+2;256)" office:value-type="string" office:string-value="  book store">
            <text:p><text:s text:c="2"/>book store</text:p>
          </table:table-cell>
          <table:table-cell table:formula="of:=MID([.A498];1;SEARCH(&quot;--&quot;;[.A498])-1)" office:value-type="string" office:string-value="{worldX = 24, worldY = 28, posX = 57, posY = 32}, ">
            <text:p>{worldX = 24, worldY = 28, posX = 57, posY = 32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6">
            <text:p>496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  <table:table-cell table:formula="of:=CONCATENATE([.D498];&quot;-- &quot;;[.B498];&quot;,&quot;;[.C498];&quot; ID:&quot;;[.I498])" office:value-type="string" office:string-value="{worldX = 24, worldY = 28, posX = 57, posY = 32}, -- Ekron,  book store ID:496">
            <text:p>{worldX = 24, worldY = 28, posX = 57, posY = 32}, -- Ekron, <text:s/>book store ID:496</text:p>
          </table:table-cell>
          <table:table-cell table:formula="of:=MID([.D498];SEARCH(&quot;worldX = &quot;;[.D498])+9;(SEARCH(&quot;worldY = &quot;;[.D498])-SEARCH(&quot;worldX = &quot;;[.D498])-11))" office:value-type="string" office:string-value="24">
            <text:p>24</text:p>
          </table:table-cell>
          <table:table-cell table:formula="of:=MID([.D498];SEARCH(&quot;worldY = &quot;;[.D498])+9;(SEARCH(&quot;posX = &quot;;[.D498])-SEARCH(&quot;worldY = &quot;;[.D498])-11))" office:value-type="string" office:string-value="28">
            <text:p>28</text:p>
          </table:table-cell>
          <table:table-cell table:formula="of:=MID([.D498];(SEARCH(&quot;posX = &quot;;[.D498])+7);(SEARCH(&quot;,&quot;;[.D498];SEARCH(&quot;posX&quot;;[.D498]))-SEARCH(&quot;posX = &quot;;[.D498])-7))" office:value-type="string" office:string-value="57">
            <text:p>57</text:p>
          </table:table-cell>
          <table:table-cell table:formula="of:=IF(LEN([.D498])&lt;60;MID([.D498];(SEARCH(&quot;posY = &quot;;[.D498])+7);(SEARCH(&quot;}&quot;;[.D498];SEARCH(&quot;posY&quot;;[.D498]))-SEARCH(&quot;posY = &quot;;[.D498])-7));MID([.D503];(SEARCH(&quot;posY = &quot;;[.D503])+7);(SEARCH(&quot;}&quot;;[.D503];SEARCH(&quot;posY&quot;;[.D503]))-SEARCH(&quot;posY = &quot;;[.D503])-7)))" office:value-type="string" office:string-value="32">
            <text:p>32</text:p>
          </table:table-cell>
          <table:table-cell table:formula="of:=MID([.D498];SEARCH(&quot;posZ = &quot;;[.D498])+7;(SEARCH(&quot;}&quot;;[.D498])-SEARCH(&quot;posZ = &quot;;[.D49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8, posX = 60, posY = 100}, -- <text:s/>laundromat</text:p>
          </table:table-cell>
          <table:table-cell office:value-type="string">
            <text:p>Ekron</text:p>
          </table:table-cell>
          <table:table-cell table:formula="of:=MID([.A499];SEARCH(&quot;--&quot;;[.A499])+2;256)" office:value-type="string" office:string-value="  laundromat">
            <text:p><text:s text:c="2"/>laundromat</text:p>
          </table:table-cell>
          <table:table-cell table:formula="of:=MID([.A499];1;SEARCH(&quot;--&quot;;[.A499])-1)" office:value-type="string" office:string-value="{worldX = 24, worldY = 28, posX = 60, posY = 100}, ">
            <text:p>{worldX = 24, worldY = 28, posX = 60, posY = 10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formula="of:=CONCATENATE([.D499];&quot;-- &quot;;[.B499];&quot;,&quot;;[.C499];&quot; ID:&quot;;[.I499])" office:value-type="string" office:string-value="{worldX = 24, worldY = 28, posX = 60, posY = 100}, -- Ekron,  laundromat ID:497">
            <text:p>{worldX = 24, worldY = 28, posX = 60, posY = 100}, -- Ekron, <text:s/>laundromat ID:497</text:p>
          </table:table-cell>
          <table:table-cell table:formula="of:=MID([.D499];SEARCH(&quot;worldX = &quot;;[.D499])+9;(SEARCH(&quot;worldY = &quot;;[.D499])-SEARCH(&quot;worldX = &quot;;[.D499])-11))" office:value-type="string" office:string-value="24">
            <text:p>24</text:p>
          </table:table-cell>
          <table:table-cell table:formula="of:=MID([.D499];SEARCH(&quot;worldY = &quot;;[.D499])+9;(SEARCH(&quot;posX = &quot;;[.D499])-SEARCH(&quot;worldY = &quot;;[.D499])-11))" office:value-type="string" office:string-value="28">
            <text:p>28</text:p>
          </table:table-cell>
          <table:table-cell table:formula="of:=MID([.D499];(SEARCH(&quot;posX = &quot;;[.D499])+7);(SEARCH(&quot;,&quot;;[.D499];SEARCH(&quot;posX&quot;;[.D499]))-SEARCH(&quot;posX = &quot;;[.D499])-7))" office:value-type="string" office:string-value="60">
            <text:p>60</text:p>
          </table:table-cell>
          <table:table-cell table:formula="of:=IF(LEN([.D499])&lt;60;MID([.D499];(SEARCH(&quot;posY = &quot;;[.D499])+7);(SEARCH(&quot;}&quot;;[.D499];SEARCH(&quot;posY&quot;;[.D499]))-SEARCH(&quot;posY = &quot;;[.D499])-7));MID([.D504];(SEARCH(&quot;posY = &quot;;[.D504])+7);(SEARCH(&quot;}&quot;;[.D504];SEARCH(&quot;posY&quot;;[.D504]))-SEARCH(&quot;posY = &quot;;[.D504])-7)))" office:value-type="string" office:string-value="100">
            <text:p>100</text:p>
          </table:table-cell>
          <table:table-cell table:formula="of:=MID([.D499];SEARCH(&quot;posZ = &quot;;[.D499])+7;(SEARCH(&quot;}&quot;;[.D499])-SEARCH(&quot;posZ = &quot;;[.D49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8, posX = 50, posY = 125}, -- <text:s/>bar</text:p>
          </table:table-cell>
          <table:table-cell office:value-type="string">
            <text:p>Ekron</text:p>
          </table:table-cell>
          <table:table-cell table:formula="of:=MID([.A500];SEARCH(&quot;--&quot;;[.A500])+2;256)" office:value-type="string" office:string-value="  bar">
            <text:p><text:s text:c="2"/>bar</text:p>
          </table:table-cell>
          <table:table-cell table:formula="of:=MID([.A500];1;SEARCH(&quot;--&quot;;[.A500])-1)" office:value-type="string" office:string-value="{worldX = 24, worldY = 28, posX = 50, posY = 125}, ">
            <text:p>{worldX = 24, worldY = 28, posX = 50, posY = 125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8">
            <text:p>49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table:formula="of:=CONCATENATE([.D500];&quot;-- &quot;;[.B500];&quot;,&quot;;[.C500];&quot; ID:&quot;;[.I500])" office:value-type="string" office:string-value="{worldX = 24, worldY = 28, posX = 50, posY = 125}, -- Ekron,  bar ID:498">
            <text:p>{worldX = 24, worldY = 28, posX = 50, posY = 125}, -- Ekron, <text:s/>bar ID:498</text:p>
          </table:table-cell>
          <table:table-cell table:formula="of:=MID([.D500];SEARCH(&quot;worldX = &quot;;[.D500])+9;(SEARCH(&quot;worldY = &quot;;[.D500])-SEARCH(&quot;worldX = &quot;;[.D500])-11))" office:value-type="string" office:string-value="24">
            <text:p>24</text:p>
          </table:table-cell>
          <table:table-cell table:formula="of:=MID([.D500];SEARCH(&quot;worldY = &quot;;[.D500])+9;(SEARCH(&quot;posX = &quot;;[.D500])-SEARCH(&quot;worldY = &quot;;[.D500])-11))" office:value-type="string" office:string-value="28">
            <text:p>28</text:p>
          </table:table-cell>
          <table:table-cell table:formula="of:=MID([.D500];(SEARCH(&quot;posX = &quot;;[.D500])+7);(SEARCH(&quot;,&quot;;[.D500];SEARCH(&quot;posX&quot;;[.D500]))-SEARCH(&quot;posX = &quot;;[.D500])-7))" office:value-type="string" office:string-value="50">
            <text:p>50</text:p>
          </table:table-cell>
          <table:table-cell table:formula="of:=IF(LEN([.D500])&lt;60;MID([.D500];(SEARCH(&quot;posY = &quot;;[.D500])+7);(SEARCH(&quot;}&quot;;[.D500];SEARCH(&quot;posY&quot;;[.D500]))-SEARCH(&quot;posY = &quot;;[.D500])-7));MID([.D505];(SEARCH(&quot;posY = &quot;;[.D505])+7);(SEARCH(&quot;}&quot;;[.D505];SEARCH(&quot;posY&quot;;[.D505]))-SEARCH(&quot;posY = &quot;;[.D505])-7)))" office:value-type="string" office:string-value="125">
            <text:p>125</text:p>
          </table:table-cell>
          <table:table-cell table:formula="of:=MID([.D500];SEARCH(&quot;posZ = &quot;;[.D500])+7;(SEARCH(&quot;}&quot;;[.D500])-SEARCH(&quot;posZ = &quot;;[.D5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193, posY = 254}, -- <text:s/>church</text:p>
          </table:table-cell>
          <table:table-cell office:value-type="string">
            <text:p>Ekron</text:p>
          </table:table-cell>
          <table:table-cell table:formula="of:=MID([.A501];SEARCH(&quot;--&quot;;[.A501])+2;256)" office:value-type="string" office:string-value="  church">
            <text:p><text:s text:c="2"/>church</text:p>
          </table:table-cell>
          <table:table-cell table:formula="of:=MID([.A501];1;SEARCH(&quot;--&quot;;[.A501])-1)" office:value-type="string" office:string-value="{worldX = 24, worldY = 27, posX = 193, posY = 254}, ">
            <text:p>{worldX = 24, worldY = 27, posX = 193, posY = 254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small rural town “ekron”</text:p>
          </table:table-cell>
          <table:table-cell/>
          <table:table-cell office:value-type="float" office:value="499">
            <text:p>49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  <table:table-cell table:formula="of:=CONCATENATE([.D501];&quot;-- &quot;;[.B501];&quot;,&quot;;[.C501];&quot; ID:&quot;;[.I501])" office:value-type="string" office:string-value="{worldX = 24, worldY = 27, posX = 193, posY = 254}, -- Ekron,  church ID:499">
            <text:p>{worldX = 24, worldY = 27, posX = 193, posY = 254}, -- Ekron, <text:s/>church ID:499</text:p>
          </table:table-cell>
          <table:table-cell table:formula="of:=MID([.D501];SEARCH(&quot;worldX = &quot;;[.D501])+9;(SEARCH(&quot;worldY = &quot;;[.D501])-SEARCH(&quot;worldX = &quot;;[.D501])-11))" office:value-type="string" office:string-value="24">
            <text:p>24</text:p>
          </table:table-cell>
          <table:table-cell table:formula="of:=MID([.D501];SEARCH(&quot;worldY = &quot;;[.D501])+9;(SEARCH(&quot;posX = &quot;;[.D501])-SEARCH(&quot;worldY = &quot;;[.D501])-11))" office:value-type="string" office:string-value="27">
            <text:p>27</text:p>
          </table:table-cell>
          <table:table-cell table:formula="of:=MID([.D501];(SEARCH(&quot;posX = &quot;;[.D501])+7);(SEARCH(&quot;,&quot;;[.D501];SEARCH(&quot;posX&quot;;[.D501]))-SEARCH(&quot;posX = &quot;;[.D501])-7))" office:value-type="string" office:string-value="193">
            <text:p>193</text:p>
          </table:table-cell>
          <table:table-cell table:formula="of:=IF(LEN([.D501])&lt;60;MID([.D501];(SEARCH(&quot;posY = &quot;;[.D501])+7);(SEARCH(&quot;}&quot;;[.D501];SEARCH(&quot;posY&quot;;[.D501]))-SEARCH(&quot;posY = &quot;;[.D501])-7));MID([.D506];(SEARCH(&quot;posY = &quot;;[.D506])+7);(SEARCH(&quot;}&quot;;[.D506];SEARCH(&quot;posY&quot;;[.D506]))-SEARCH(&quot;posY = &quot;;[.D506])-7)))" office:value-type="string" office:string-value="254">
            <text:p>254</text:p>
          </table:table-cell>
          <table:table-cell table:formula="of:=MID([.D501];SEARCH(&quot;posZ = &quot;;[.D501])+7;(SEARCH(&quot;}&quot;;[.D501])-SEARCH(&quot;posZ = &quot;;[.D5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211, posY = 153}, -- <text:s/>medium house by lake</text:p>
          </table:table-cell>
          <table:table-cell office:value-type="string">
            <text:p>Ekron</text:p>
          </table:table-cell>
          <table:table-cell table:formula="of:=MID([.A502];SEARCH(&quot;--&quot;;[.A502])+2;256)" office:value-type="string" office:string-value="  medium house by lake">
            <text:p><text:s text:c="2"/>medium house by lake</text:p>
          </table:table-cell>
          <table:table-cell table:formula="of:=MID([.A502];1;SEARCH(&quot;--&quot;;[.A502])-1)" office:value-type="string" office:string-value="{worldX = 24, worldY = 27, posX = 211, posY = 153}, ">
            <text:p>{worldX = 24, worldY = 27, posX = 211, posY = 153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surrounding homes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"/>
          <table:table-cell table:formula="of:=CONCATENATE([.D502];&quot;-- &quot;;[.B502];&quot;,&quot;;[.C502];&quot; ID:&quot;;[.I502])" office:value-type="string" office:string-value="{worldX = 24, worldY = 27, posX = 211, posY = 153}, -- Ekron,  medium house by lake ID:500">
            <text:p>{worldX = 24, worldY = 27, posX = 211, posY = 153}, -- Ekron, <text:s/>medium house by lake ID:500</text:p>
          </table:table-cell>
          <table:table-cell table:formula="of:=MID([.D502];SEARCH(&quot;worldX = &quot;;[.D502])+9;(SEARCH(&quot;worldY = &quot;;[.D502])-SEARCH(&quot;worldX = &quot;;[.D502])-11))" office:value-type="string" office:string-value="24">
            <text:p>24</text:p>
          </table:table-cell>
          <table:table-cell table:formula="of:=MID([.D502];SEARCH(&quot;worldY = &quot;;[.D502])+9;(SEARCH(&quot;posX = &quot;;[.D502])-SEARCH(&quot;worldY = &quot;;[.D502])-11))" office:value-type="string" office:string-value="27">
            <text:p>27</text:p>
          </table:table-cell>
          <table:table-cell table:formula="of:=MID([.D502];(SEARCH(&quot;posX = &quot;;[.D502])+7);(SEARCH(&quot;,&quot;;[.D502];SEARCH(&quot;posX&quot;;[.D502]))-SEARCH(&quot;posX = &quot;;[.D502])-7))" office:value-type="string" office:string-value="211">
            <text:p>211</text:p>
          </table:table-cell>
          <table:table-cell table:formula="of:=IF(LEN([.D502])&lt;60;MID([.D502];(SEARCH(&quot;posY = &quot;;[.D502])+7);(SEARCH(&quot;}&quot;;[.D502];SEARCH(&quot;posY&quot;;[.D502]))-SEARCH(&quot;posY = &quot;;[.D502])-7));MID([.D507];(SEARCH(&quot;posY = &quot;;[.D507])+7);(SEARCH(&quot;}&quot;;[.D507];SEARCH(&quot;posY&quot;;[.D507]))-SEARCH(&quot;posY = &quot;;[.D507])-7)))" office:value-type="string" office:string-value="153">
            <text:p>153</text:p>
          </table:table-cell>
          <table:table-cell table:formula="of:=MID([.D502];SEARCH(&quot;posZ = &quot;;[.D502])+7;(SEARCH(&quot;}&quot;;[.D502])-SEARCH(&quot;posZ = &quot;;[.D50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12, posY = 106}, -- <text:s/>medium house 1</text:p>
          </table:table-cell>
          <table:table-cell office:value-type="string">
            <text:p>Ekron</text:p>
          </table:table-cell>
          <table:table-cell table:formula="of:=MID([.A503];SEARCH(&quot;--&quot;;[.A503])+2;256)" office:value-type="string" office:string-value="  medium house 1">
            <text:p><text:s text:c="2"/>medium house 1</text:p>
          </table:table-cell>
          <table:table-cell table:formula="of:=MID([.A503];1;SEARCH(&quot;--&quot;;[.A503])-1)" office:value-type="string" office:string-value="{worldX = 24, worldY = 27, posX = 12, posY = 106}, ">
            <text:p>{worldX = 24, worldY = 27, posX = 12, posY = 106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surrounding homes</text:p>
          </table:table-cell>
          <table:table-cell/>
          <table:table-cell office:value-type="float" office:value="501">
            <text:p>501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CONCATENATE([.D503];&quot;-- &quot;;[.B503];&quot;,&quot;;[.C503];&quot; ID:&quot;;[.I503])" office:value-type="string" office:string-value="{worldX = 24, worldY = 27, posX = 12, posY = 106}, -- Ekron,  medium house 1 ID:501">
            <text:p>{worldX = 24, worldY = 27, posX = 12, posY = 106}, -- Ekron, <text:s/>medium house 1 ID:501</text:p>
          </table:table-cell>
          <table:table-cell table:formula="of:=MID([.D503];SEARCH(&quot;worldX = &quot;;[.D503])+9;(SEARCH(&quot;worldY = &quot;;[.D503])-SEARCH(&quot;worldX = &quot;;[.D503])-11))" office:value-type="string" office:string-value="24">
            <text:p>24</text:p>
          </table:table-cell>
          <table:table-cell table:formula="of:=MID([.D503];SEARCH(&quot;worldY = &quot;;[.D503])+9;(SEARCH(&quot;posX = &quot;;[.D503])-SEARCH(&quot;worldY = &quot;;[.D503])-11))" office:value-type="string" office:string-value="27">
            <text:p>27</text:p>
          </table:table-cell>
          <table:table-cell table:formula="of:=MID([.D503];(SEARCH(&quot;posX = &quot;;[.D503])+7);(SEARCH(&quot;,&quot;;[.D503];SEARCH(&quot;posX&quot;;[.D503]))-SEARCH(&quot;posX = &quot;;[.D503])-7))" office:value-type="string" office:string-value="12">
            <text:p>12</text:p>
          </table:table-cell>
          <table:table-cell table:formula="of:=IF(LEN([.D503])&lt;60;MID([.D503];(SEARCH(&quot;posY = &quot;;[.D503])+7);(SEARCH(&quot;}&quot;;[.D503];SEARCH(&quot;posY&quot;;[.D503]))-SEARCH(&quot;posY = &quot;;[.D503])-7));MID([.D508];(SEARCH(&quot;posY = &quot;;[.D508])+7);(SEARCH(&quot;}&quot;;[.D508];SEARCH(&quot;posY&quot;;[.D508]))-SEARCH(&quot;posY = &quot;;[.D508])-7)))" office:value-type="string" office:string-value="106">
            <text:p>106</text:p>
          </table:table-cell>
          <table:table-cell table:formula="of:=MID([.D503];SEARCH(&quot;posZ = &quot;;[.D503])+7;(SEARCH(&quot;}&quot;;[.D503])-SEARCH(&quot;posZ = &quot;;[.D5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28, posX = 294, posY = 20}, -- <text:s/>medium house 2</text:p>
          </table:table-cell>
          <table:table-cell office:value-type="string">
            <text:p>Ekron</text:p>
          </table:table-cell>
          <table:table-cell table:formula="of:=MID([.A504];SEARCH(&quot;--&quot;;[.A504])+2;256)" office:value-type="string" office:string-value="  medium house 2">
            <text:p><text:s text:c="2"/>medium house 2</text:p>
          </table:table-cell>
          <table:table-cell table:formula="of:=MID([.A504];1;SEARCH(&quot;--&quot;;[.A504])-1)" office:value-type="string" office:string-value="{worldX = 23, worldY = 28, posX = 294, posY = 20}, ">
            <text:p>{worldX = 23, worldY = 28, posX = 294, posY = 20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surrounding homes</text:p>
          </table:table-cell>
          <table:table-cell/>
          <table:table-cell office:value-type="float" office:value="502">
            <text:p>5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[.D504];&quot;-- &quot;;[.B504];&quot;,&quot;;[.C504];&quot; ID:&quot;;[.I504])" office:value-type="string" office:string-value="{worldX = 23, worldY = 28, posX = 294, posY = 20}, -- Ekron,  medium house 2 ID:502">
            <text:p>{worldX = 23, worldY = 28, posX = 294, posY = 20}, -- Ekron, <text:s/>medium house 2 ID:502</text:p>
          </table:table-cell>
          <table:table-cell table:formula="of:=MID([.D504];SEARCH(&quot;worldX = &quot;;[.D504])+9;(SEARCH(&quot;worldY = &quot;;[.D504])-SEARCH(&quot;worldX = &quot;;[.D504])-11))" office:value-type="string" office:string-value="23">
            <text:p>23</text:p>
          </table:table-cell>
          <table:table-cell table:formula="of:=MID([.D504];SEARCH(&quot;worldY = &quot;;[.D504])+9;(SEARCH(&quot;posX = &quot;;[.D504])-SEARCH(&quot;worldY = &quot;;[.D504])-11))" office:value-type="string" office:string-value="28">
            <text:p>28</text:p>
          </table:table-cell>
          <table:table-cell table:formula="of:=MID([.D504];(SEARCH(&quot;posX = &quot;;[.D504])+7);(SEARCH(&quot;,&quot;;[.D504];SEARCH(&quot;posX&quot;;[.D504]))-SEARCH(&quot;posX = &quot;;[.D504])-7))" office:value-type="string" office:string-value="294">
            <text:p>294</text:p>
          </table:table-cell>
          <table:table-cell table:formula="of:=IF(LEN([.D504])&lt;60;MID([.D504];(SEARCH(&quot;posY = &quot;;[.D504])+7);(SEARCH(&quot;}&quot;;[.D504];SEARCH(&quot;posY&quot;;[.D504]))-SEARCH(&quot;posY = &quot;;[.D504])-7));MID([.D509];(SEARCH(&quot;posY = &quot;;[.D509])+7);(SEARCH(&quot;}&quot;;[.D509];SEARCH(&quot;posY&quot;;[.D509]))-SEARCH(&quot;posY = &quot;;[.D509])-7)))" office:value-type="string" office:string-value="20">
            <text:p>20</text:p>
          </table:table-cell>
          <table:table-cell table:formula="of:=MID([.D504];SEARCH(&quot;posZ = &quot;;[.D504])+7;(SEARCH(&quot;}&quot;;[.D504])-SEARCH(&quot;posZ = &quot;;[.D5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7, posX = 9, posY = 151}, -- <text:s/>small house house 1</text:p>
          </table:table-cell>
          <table:table-cell office:value-type="string">
            <text:p>Ekron</text:p>
          </table:table-cell>
          <table:table-cell table:formula="of:=MID([.A505];SEARCH(&quot;--&quot;;[.A505])+2;256)" office:value-type="string" office:string-value="  small house house 1">
            <text:p><text:s text:c="2"/>small house house 1</text:p>
          </table:table-cell>
          <table:table-cell table:formula="of:=MID([.A505];1;SEARCH(&quot;--&quot;;[.A505])-1)" office:value-type="string" office:string-value="{worldX = 24, worldY = 27, posX = 9, posY = 151}, ">
            <text:p>{worldX = 24, worldY = 27, posX = 9, posY = 15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urrounding homes</text:p>
          </table:table-cell>
          <table:table-cell/>
          <table:table-cell office:value-type="float" office:value="503">
            <text:p>503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505];&quot;-- &quot;;[.B505];&quot;,&quot;;[.C505];&quot; ID:&quot;;[.I505])" office:value-type="string" office:string-value="{worldX = 24, worldY = 27, posX = 9, posY = 151}, -- Ekron,  small house house 1 ID:503">
            <text:p>{worldX = 24, worldY = 27, posX = 9, posY = 151}, -- Ekron, <text:s/>small house house 1 ID:503</text:p>
          </table:table-cell>
          <table:table-cell table:formula="of:=MID([.D505];SEARCH(&quot;worldX = &quot;;[.D505])+9;(SEARCH(&quot;worldY = &quot;;[.D505])-SEARCH(&quot;worldX = &quot;;[.D505])-11))" office:value-type="string" office:string-value="24">
            <text:p>24</text:p>
          </table:table-cell>
          <table:table-cell table:formula="of:=MID([.D505];SEARCH(&quot;worldY = &quot;;[.D505])+9;(SEARCH(&quot;posX = &quot;;[.D505])-SEARCH(&quot;worldY = &quot;;[.D505])-11))" office:value-type="string" office:string-value="27">
            <text:p>27</text:p>
          </table:table-cell>
          <table:table-cell table:formula="of:=MID([.D505];(SEARCH(&quot;posX = &quot;;[.D505])+7);(SEARCH(&quot;,&quot;;[.D505];SEARCH(&quot;posX&quot;;[.D505]))-SEARCH(&quot;posX = &quot;;[.D505])-7))" office:value-type="string" office:string-value="9">
            <text:p>9</text:p>
          </table:table-cell>
          <table:table-cell table:formula="of:=IF(LEN([.D505])&lt;60;MID([.D505];(SEARCH(&quot;posY = &quot;;[.D505])+7);(SEARCH(&quot;}&quot;;[.D505];SEARCH(&quot;posY&quot;;[.D505]))-SEARCH(&quot;posY = &quot;;[.D505])-7));MID([.D510];(SEARCH(&quot;posY = &quot;;[.D510])+7);(SEARCH(&quot;}&quot;;[.D510];SEARCH(&quot;posY&quot;;[.D510]))-SEARCH(&quot;posY = &quot;;[.D510])-7)))" office:value-type="string" office:string-value="151">
            <text:p>151</text:p>
          </table:table-cell>
          <table:table-cell table:formula="of:=MID([.D505];SEARCH(&quot;posZ = &quot;;[.D505])+7;(SEARCH(&quot;}&quot;;[.D505])-SEARCH(&quot;posZ = &quot;;[.D5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27, posX = 231, posY = 170}, -- <text:s/>small house house 2</text:p>
          </table:table-cell>
          <table:table-cell office:value-type="string">
            <text:p>Ekron</text:p>
          </table:table-cell>
          <table:table-cell table:formula="of:=MID([.A506];SEARCH(&quot;--&quot;;[.A506])+2;256)" office:value-type="string" office:string-value="  small house house 2">
            <text:p><text:s text:c="2"/>small house house 2</text:p>
          </table:table-cell>
          <table:table-cell table:formula="of:=MID([.A506];1;SEARCH(&quot;--&quot;;[.A506])-1)" office:value-type="string" office:string-value="{worldX = 23, worldY = 27, posX = 231, posY = 170}, ">
            <text:p>{worldX = 23, worldY = 27, posX = 231, posY = 17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urrounding homes</text:p>
          </table:table-cell>
          <table:table-cell/>
          <table:table-cell office:value-type="float" office:value="504">
            <text:p>504</text:p>
          </table:table-cell>
          <table:table-cell table:number-columns-repeated="22"/>
          <table:table-cell table:formula="of:=CONCATENATE([.D506];&quot;-- &quot;;[.B506];&quot;,&quot;;[.C506];&quot; ID:&quot;;[.I506])" office:value-type="string" office:string-value="{worldX = 23, worldY = 27, posX = 231, posY = 170}, -- Ekron,  small house house 2 ID:504">
            <text:p>{worldX = 23, worldY = 27, posX = 231, posY = 170}, -- Ekron, <text:s/>small house house 2 ID:504</text:p>
          </table:table-cell>
          <table:table-cell table:formula="of:=MID([.D506];SEARCH(&quot;worldX = &quot;;[.D506])+9;(SEARCH(&quot;worldY = &quot;;[.D506])-SEARCH(&quot;worldX = &quot;;[.D506])-11))" office:value-type="string" office:string-value="23">
            <text:p>23</text:p>
          </table:table-cell>
          <table:table-cell table:formula="of:=MID([.D506];SEARCH(&quot;worldY = &quot;;[.D506])+9;(SEARCH(&quot;posX = &quot;;[.D506])-SEARCH(&quot;worldY = &quot;;[.D506])-11))" office:value-type="string" office:string-value="27">
            <text:p>27</text:p>
          </table:table-cell>
          <table:table-cell table:formula="of:=MID([.D506];(SEARCH(&quot;posX = &quot;;[.D506])+7);(SEARCH(&quot;,&quot;;[.D506];SEARCH(&quot;posX&quot;;[.D506]))-SEARCH(&quot;posX = &quot;;[.D506])-7))" office:value-type="string" office:string-value="231">
            <text:p>231</text:p>
          </table:table-cell>
          <table:table-cell table:formula="of:=IF(LEN([.D506])&lt;60;MID([.D506];(SEARCH(&quot;posY = &quot;;[.D506])+7);(SEARCH(&quot;}&quot;;[.D506];SEARCH(&quot;posY&quot;;[.D506]))-SEARCH(&quot;posY = &quot;;[.D506])-7));MID([.D511];(SEARCH(&quot;posY = &quot;;[.D511])+7);(SEARCH(&quot;}&quot;;[.D511];SEARCH(&quot;posY&quot;;[.D511]))-SEARCH(&quot;posY = &quot;;[.D511])-7)))" office:value-type="string" office:string-value="170">
            <text:p>170</text:p>
          </table:table-cell>
          <table:table-cell table:formula="of:=MID([.D506];SEARCH(&quot;posZ = &quot;;[.D506])+7;(SEARCH(&quot;}&quot;;[.D506])-SEARCH(&quot;posZ = &quot;;[.D5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27, posX = 224, posY = 254}, -- <text:s/>small house house 3</text:p>
          </table:table-cell>
          <table:table-cell office:value-type="string">
            <text:p>Ekron</text:p>
          </table:table-cell>
          <table:table-cell table:formula="of:=MID([.A507];SEARCH(&quot;--&quot;;[.A507])+2;256)" office:value-type="string" office:string-value="  small house house 3">
            <text:p><text:s text:c="2"/>small house house 3</text:p>
          </table:table-cell>
          <table:table-cell table:formula="of:=MID([.A507];1;SEARCH(&quot;--&quot;;[.A507])-1)" office:value-type="string" office:string-value="{worldX = 23, worldY = 27, posX = 224, posY = 254}, ">
            <text:p>{worldX = 23, worldY = 27, posX = 224, posY = 25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urrounding homes</text:p>
          </table:table-cell>
          <table:table-cell/>
          <table:table-cell office:value-type="float" office:value="505">
            <text:p>505</text:p>
          </table:table-cell>
          <table:table-cell/>
          <table:table-cell office:value-type="float" office:value="1">
            <text:p>1</text:p>
          </table:table-cell>
          <table:table-cell table:number-columns-repeated="20"/>
          <table:table-cell table:formula="of:=CONCATENATE([.D507];&quot;-- &quot;;[.B507];&quot;,&quot;;[.C507];&quot; ID:&quot;;[.I507])" office:value-type="string" office:string-value="{worldX = 23, worldY = 27, posX = 224, posY = 254}, -- Ekron,  small house house 3 ID:505">
            <text:p>{worldX = 23, worldY = 27, posX = 224, posY = 254}, -- Ekron, <text:s/>small house house 3 ID:505</text:p>
          </table:table-cell>
          <table:table-cell table:formula="of:=MID([.D507];SEARCH(&quot;worldX = &quot;;[.D507])+9;(SEARCH(&quot;worldY = &quot;;[.D507])-SEARCH(&quot;worldX = &quot;;[.D507])-11))" office:value-type="string" office:string-value="23">
            <text:p>23</text:p>
          </table:table-cell>
          <table:table-cell table:formula="of:=MID([.D507];SEARCH(&quot;worldY = &quot;;[.D507])+9;(SEARCH(&quot;posX = &quot;;[.D507])-SEARCH(&quot;worldY = &quot;;[.D507])-11))" office:value-type="string" office:string-value="27">
            <text:p>27</text:p>
          </table:table-cell>
          <table:table-cell table:formula="of:=MID([.D507];(SEARCH(&quot;posX = &quot;;[.D507])+7);(SEARCH(&quot;,&quot;;[.D507];SEARCH(&quot;posX&quot;;[.D507]))-SEARCH(&quot;posX = &quot;;[.D507])-7))" office:value-type="string" office:string-value="224">
            <text:p>224</text:p>
          </table:table-cell>
          <table:table-cell table:formula="of:=IF(LEN([.D507])&lt;60;MID([.D507];(SEARCH(&quot;posY = &quot;;[.D507])+7);(SEARCH(&quot;}&quot;;[.D507];SEARCH(&quot;posY&quot;;[.D507]))-SEARCH(&quot;posY = &quot;;[.D507])-7));MID([.D512];(SEARCH(&quot;posY = &quot;;[.D512])+7);(SEARCH(&quot;}&quot;;[.D512];SEARCH(&quot;posY&quot;;[.D512]))-SEARCH(&quot;posY = &quot;;[.D512])-7)))" office:value-type="string" office:string-value="254">
            <text:p>254</text:p>
          </table:table-cell>
          <table:table-cell table:formula="of:=MID([.D507];SEARCH(&quot;posZ = &quot;;[.D507])+7;(SEARCH(&quot;}&quot;;[.D507])-SEARCH(&quot;posZ = &quot;;[.D5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27, posX = 189, posY = 271}, -- <text:s/>big house 1</text:p>
          </table:table-cell>
          <table:table-cell office:value-type="string">
            <text:p>Ekron</text:p>
          </table:table-cell>
          <table:table-cell table:formula="of:=MID([.A508];SEARCH(&quot;--&quot;;[.A508])+2;256)" office:value-type="string" office:string-value="  big house 1">
            <text:p><text:s text:c="2"/>big house 1</text:p>
          </table:table-cell>
          <table:table-cell table:formula="of:=MID([.A508];1;SEARCH(&quot;--&quot;;[.A508])-1)" office:value-type="string" office:string-value="{worldX = 23, worldY = 27, posX = 189, posY = 271}, ">
            <text:p>{worldX = 23, worldY = 27, posX = 189, posY = 27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surrounding homes</text:p>
          </table:table-cell>
          <table:table-cell/>
          <table:table-cell office:value-type="float" office:value="506">
            <text:p>50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"/>
          <table:table-cell table:formula="of:=CONCATENATE([.D508];&quot;-- &quot;;[.B508];&quot;,&quot;;[.C508];&quot; ID:&quot;;[.I508])" office:value-type="string" office:string-value="{worldX = 23, worldY = 27, posX = 189, posY = 271}, -- Ekron,  big house 1 ID:506">
            <text:p>{worldX = 23, worldY = 27, posX = 189, posY = 271}, -- Ekron, <text:s/>big house 1 ID:506</text:p>
          </table:table-cell>
          <table:table-cell table:formula="of:=MID([.D508];SEARCH(&quot;worldX = &quot;;[.D508])+9;(SEARCH(&quot;worldY = &quot;;[.D508])-SEARCH(&quot;worldX = &quot;;[.D508])-11))" office:value-type="string" office:string-value="23">
            <text:p>23</text:p>
          </table:table-cell>
          <table:table-cell table:formula="of:=MID([.D508];SEARCH(&quot;worldY = &quot;;[.D508])+9;(SEARCH(&quot;posX = &quot;;[.D508])-SEARCH(&quot;worldY = &quot;;[.D508])-11))" office:value-type="string" office:string-value="27">
            <text:p>27</text:p>
          </table:table-cell>
          <table:table-cell table:formula="of:=MID([.D508];(SEARCH(&quot;posX = &quot;;[.D508])+7);(SEARCH(&quot;,&quot;;[.D508];SEARCH(&quot;posX&quot;;[.D508]))-SEARCH(&quot;posX = &quot;;[.D508])-7))" office:value-type="string" office:string-value="189">
            <text:p>189</text:p>
          </table:table-cell>
          <table:table-cell table:formula="of:=IF(LEN([.D508])&lt;60;MID([.D508];(SEARCH(&quot;posY = &quot;;[.D508])+7);(SEARCH(&quot;}&quot;;[.D508];SEARCH(&quot;posY&quot;;[.D508]))-SEARCH(&quot;posY = &quot;;[.D508])-7));MID([.D513];(SEARCH(&quot;posY = &quot;;[.D513])+7);(SEARCH(&quot;}&quot;;[.D513];SEARCH(&quot;posY&quot;;[.D513]))-SEARCH(&quot;posY = &quot;;[.D513])-7)))" office:value-type="string" office:string-value="271">
            <text:p>271</text:p>
          </table:table-cell>
          <table:table-cell table:formula="of:=MID([.D508];SEARCH(&quot;posZ = &quot;;[.D508])+7;(SEARCH(&quot;}&quot;;[.D508])-SEARCH(&quot;posZ = &quot;;[.D5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27, posX = 288, posY = 239}, -- <text:s/>big house 2</text:p>
          </table:table-cell>
          <table:table-cell office:value-type="string">
            <text:p>Ekron</text:p>
          </table:table-cell>
          <table:table-cell table:formula="of:=MID([.A509];SEARCH(&quot;--&quot;;[.A509])+2;256)" office:value-type="string" office:string-value="  big house 2">
            <text:p><text:s text:c="2"/>big house 2</text:p>
          </table:table-cell>
          <table:table-cell table:formula="of:=MID([.A509];1;SEARCH(&quot;--&quot;;[.A509])-1)" office:value-type="string" office:string-value="{worldX = 23, worldY = 27, posX = 288, posY = 239}, ">
            <text:p>{worldX = 23, worldY = 27, posX = 288, posY = 239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surrounding homes</text:p>
          </table:table-cell>
          <table:table-cell/>
          <table:table-cell office:value-type="float" office:value="507">
            <text:p>50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509];&quot;-- &quot;;[.B509];&quot;,&quot;;[.C509];&quot; ID:&quot;;[.I509])" office:value-type="string" office:string-value="{worldX = 23, worldY = 27, posX = 288, posY = 239}, -- Ekron,  big house 2 ID:507">
            <text:p>{worldX = 23, worldY = 27, posX = 288, posY = 239}, -- Ekron, <text:s/>big house 2 ID:507</text:p>
          </table:table-cell>
          <table:table-cell table:formula="of:=MID([.D509];SEARCH(&quot;worldX = &quot;;[.D509])+9;(SEARCH(&quot;worldY = &quot;;[.D509])-SEARCH(&quot;worldX = &quot;;[.D509])-11))" office:value-type="string" office:string-value="23">
            <text:p>23</text:p>
          </table:table-cell>
          <table:table-cell table:formula="of:=MID([.D509];SEARCH(&quot;worldY = &quot;;[.D509])+9;(SEARCH(&quot;posX = &quot;;[.D509])-SEARCH(&quot;worldY = &quot;;[.D509])-11))" office:value-type="string" office:string-value="27">
            <text:p>27</text:p>
          </table:table-cell>
          <table:table-cell table:formula="of:=MID([.D509];(SEARCH(&quot;posX = &quot;;[.D509])+7);(SEARCH(&quot;,&quot;;[.D509];SEARCH(&quot;posX&quot;;[.D509]))-SEARCH(&quot;posX = &quot;;[.D509])-7))" office:value-type="string" office:string-value="288">
            <text:p>288</text:p>
          </table:table-cell>
          <table:table-cell table:formula="of:=IF(LEN([.D509])&lt;60;MID([.D509];(SEARCH(&quot;posY = &quot;;[.D509])+7);(SEARCH(&quot;}&quot;;[.D509];SEARCH(&quot;posY&quot;;[.D509]))-SEARCH(&quot;posY = &quot;;[.D509])-7));MID([.D514];(SEARCH(&quot;posY = &quot;;[.D514])+7);(SEARCH(&quot;}&quot;;[.D514];SEARCH(&quot;posY&quot;;[.D514]))-SEARCH(&quot;posY = &quot;;[.D514])-7)))" office:value-type="string" office:string-value="239">
            <text:p>239</text:p>
          </table:table-cell>
          <table:table-cell table:formula="of:=MID([.D509];SEARCH(&quot;posZ = &quot;;[.D509])+7;(SEARCH(&quot;}&quot;;[.D509])-SEARCH(&quot;posZ = &quot;;[.D5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7, posX = 137, posY = 143}, -- <text:s/>construction site office</text:p>
          </table:table-cell>
          <table:table-cell office:value-type="string">
            <text:p>Riverside</text:p>
          </table:table-cell>
          <table:table-cell table:formula="of:=MID([.A510];SEARCH(&quot;--&quot;;[.A510])+2;256)" office:value-type="string" office:string-value="  construction site office">
            <text:p><text:s text:c="2"/>construction site office</text:p>
          </table:table-cell>
          <table:table-cell table:formula="of:=MID([.A510];1;SEARCH(&quot;--&quot;;[.A510])-1)" office:value-type="string" office:string-value="{worldX = 22, worldY = 17, posX = 137, posY = 143}, ">
            <text:p>{worldX = 22, worldY = 17, posX = 137, posY = 143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08">
            <text:p>50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CONCATENATE([.D510];&quot;-- &quot;;[.B510];&quot;,&quot;;[.C510];&quot; ID:&quot;;[.I510])" office:value-type="string" office:string-value="{worldX = 22, worldY = 17, posX = 137, posY = 143}, -- Riverside,  construction site office ID:508">
            <text:p>{worldX = 22, worldY = 17, posX = 137, posY = 143}, -- Riverside, <text:s/>construction site office ID:508</text:p>
          </table:table-cell>
          <table:table-cell table:formula="of:=MID([.D510];SEARCH(&quot;worldX = &quot;;[.D510])+9;(SEARCH(&quot;worldY = &quot;;[.D510])-SEARCH(&quot;worldX = &quot;;[.D510])-11))" office:value-type="string" office:string-value="22">
            <text:p>22</text:p>
          </table:table-cell>
          <table:table-cell table:formula="of:=MID([.D510];SEARCH(&quot;worldY = &quot;;[.D510])+9;(SEARCH(&quot;posX = &quot;;[.D510])-SEARCH(&quot;worldY = &quot;;[.D510])-11))" office:value-type="string" office:string-value="17">
            <text:p>17</text:p>
          </table:table-cell>
          <table:table-cell table:formula="of:=MID([.D510];(SEARCH(&quot;posX = &quot;;[.D510])+7);(SEARCH(&quot;,&quot;;[.D510];SEARCH(&quot;posX&quot;;[.D510]))-SEARCH(&quot;posX = &quot;;[.D510])-7))" office:value-type="string" office:string-value="137">
            <text:p>137</text:p>
          </table:table-cell>
          <table:table-cell table:formula="of:=IF(LEN([.D510])&lt;60;MID([.D510];(SEARCH(&quot;posY = &quot;;[.D510])+7);(SEARCH(&quot;}&quot;;[.D510];SEARCH(&quot;posY&quot;;[.D510]))-SEARCH(&quot;posY = &quot;;[.D510])-7));MID([.D515];(SEARCH(&quot;posY = &quot;;[.D515])+7);(SEARCH(&quot;}&quot;;[.D515];SEARCH(&quot;posY&quot;;[.D515]))-SEARCH(&quot;posY = &quot;;[.D515])-7)))" office:value-type="string" office:string-value="143">
            <text:p>143</text:p>
          </table:table-cell>
          <table:table-cell table:formula="of:=MID([.D510];SEARCH(&quot;posZ = &quot;;[.D510])+7;(SEARCH(&quot;}&quot;;[.D510])-SEARCH(&quot;posZ = &quot;;[.D5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61, posY = 118}, -- <text:s/>community center by lake, lobby</text:p>
          </table:table-cell>
          <table:table-cell office:value-type="string">
            <text:p>Riverside</text:p>
          </table:table-cell>
          <table:table-cell table:formula="of:=MID([.A511];SEARCH(&quot;--&quot;;[.A511])+2;256)" office:value-type="string" office:string-value="  community center by lake, lobby">
            <text:p><text:s text:c="2"/>community center by lake, lobby</text:p>
          </table:table-cell>
          <table:table-cell table:formula="of:=MID([.A511];1;SEARCH(&quot;--&quot;;[.A511])-1)" office:value-type="string" office:string-value="{worldX = 21, worldY = 17, posX = 261, posY = 118}, ">
            <text:p>{worldX = 21, worldY = 17, posX = 261, posY = 118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09">
            <text:p>50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table:formula="of:=CONCATENATE([.D511];&quot;-- &quot;;[.B511];&quot;,&quot;;[.C511];&quot; ID:&quot;;[.I511])" office:value-type="string" office:string-value="{worldX = 21, worldY = 17, posX = 261, posY = 118}, -- Riverside,  community center by lake, lobby ID:509">
            <text:p>{worldX = 21, worldY = 17, posX = 261, posY = 118}, -- Riverside, <text:s/>community center by lake, lobby ID:509</text:p>
          </table:table-cell>
          <table:table-cell table:formula="of:=MID([.D511];SEARCH(&quot;worldX = &quot;;[.D511])+9;(SEARCH(&quot;worldY = &quot;;[.D511])-SEARCH(&quot;worldX = &quot;;[.D511])-11))" office:value-type="string" office:string-value="21">
            <text:p>21</text:p>
          </table:table-cell>
          <table:table-cell table:formula="of:=MID([.D511];SEARCH(&quot;worldY = &quot;;[.D511])+9;(SEARCH(&quot;posX = &quot;;[.D511])-SEARCH(&quot;worldY = &quot;;[.D511])-11))" office:value-type="string" office:string-value="17">
            <text:p>17</text:p>
          </table:table-cell>
          <table:table-cell table:formula="of:=MID([.D511];(SEARCH(&quot;posX = &quot;;[.D511])+7);(SEARCH(&quot;,&quot;;[.D511];SEARCH(&quot;posX&quot;;[.D511]))-SEARCH(&quot;posX = &quot;;[.D511])-7))" office:value-type="string" office:string-value="261">
            <text:p>261</text:p>
          </table:table-cell>
          <table:table-cell table:formula="of:=IF(LEN([.D511])&lt;60;MID([.D511];(SEARCH(&quot;posY = &quot;;[.D511])+7);(SEARCH(&quot;}&quot;;[.D511];SEARCH(&quot;posY&quot;;[.D511]))-SEARCH(&quot;posY = &quot;;[.D511])-7));MID([.D516];(SEARCH(&quot;posY = &quot;;[.D516])+7);(SEARCH(&quot;}&quot;;[.D516];SEARCH(&quot;posY&quot;;[.D516]))-SEARCH(&quot;posY = &quot;;[.D516])-7)))" office:value-type="string" office:string-value="118">
            <text:p>118</text:p>
          </table:table-cell>
          <table:table-cell table:formula="of:=MID([.D511];SEARCH(&quot;posZ = &quot;;[.D511])+7;(SEARCH(&quot;}&quot;;[.D511])-SEARCH(&quot;posZ = &quot;;[.D5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54, posY = 111}, -- <text:s/>community center by lake, office</text:p>
          </table:table-cell>
          <table:table-cell office:value-type="string">
            <text:p>Riverside</text:p>
          </table:table-cell>
          <table:table-cell table:formula="of:=MID([.A512];SEARCH(&quot;--&quot;;[.A512])+2;256)" office:value-type="string" office:string-value="  community center by lake, office">
            <text:p><text:s text:c="2"/>community center by lake, office</text:p>
          </table:table-cell>
          <table:table-cell table:formula="of:=MID([.A512];1;SEARCH(&quot;--&quot;;[.A512])-1)" office:value-type="string" office:string-value="{worldX = 21, worldY = 17, posX = 254, posY = 111}, ">
            <text:p>{worldX = 21, worldY = 17, posX = 254, posY = 111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0">
            <text:p>5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table:formula="of:=CONCATENATE([.D512];&quot;-- &quot;;[.B512];&quot;,&quot;;[.C512];&quot; ID:&quot;;[.I512])" office:value-type="string" office:string-value="{worldX = 21, worldY = 17, posX = 254, posY = 111}, -- Riverside,  community center by lake, office ID:510">
            <text:p>{worldX = 21, worldY = 17, posX = 254, posY = 111}, -- Riverside, <text:s/>community center by lake, office ID:510</text:p>
          </table:table-cell>
          <table:table-cell table:formula="of:=MID([.D512];SEARCH(&quot;worldX = &quot;;[.D512])+9;(SEARCH(&quot;worldY = &quot;;[.D512])-SEARCH(&quot;worldX = &quot;;[.D512])-11))" office:value-type="string" office:string-value="21">
            <text:p>21</text:p>
          </table:table-cell>
          <table:table-cell table:formula="of:=MID([.D512];SEARCH(&quot;worldY = &quot;;[.D512])+9;(SEARCH(&quot;posX = &quot;;[.D512])-SEARCH(&quot;worldY = &quot;;[.D512])-11))" office:value-type="string" office:string-value="17">
            <text:p>17</text:p>
          </table:table-cell>
          <table:table-cell table:formula="of:=MID([.D512];(SEARCH(&quot;posX = &quot;;[.D512])+7);(SEARCH(&quot;,&quot;;[.D512];SEARCH(&quot;posX&quot;;[.D512]))-SEARCH(&quot;posX = &quot;;[.D512])-7))" office:value-type="string" office:string-value="254">
            <text:p>254</text:p>
          </table:table-cell>
          <table:table-cell table:formula="of:=IF(LEN([.D512])&lt;60;MID([.D512];(SEARCH(&quot;posY = &quot;;[.D512])+7);(SEARCH(&quot;}&quot;;[.D512];SEARCH(&quot;posY&quot;;[.D512]))-SEARCH(&quot;posY = &quot;;[.D512])-7));MID([.D517];(SEARCH(&quot;posY = &quot;;[.D517])+7);(SEARCH(&quot;}&quot;;[.D517];SEARCH(&quot;posY&quot;;[.D517]))-SEARCH(&quot;posY = &quot;;[.D517])-7)))" office:value-type="string" office:string-value="111">
            <text:p>111</text:p>
          </table:table-cell>
          <table:table-cell table:formula="of:=MID([.D512];SEARCH(&quot;posZ = &quot;;[.D512])+7;(SEARCH(&quot;}&quot;;[.D512])-SEARCH(&quot;posZ = &quot;;[.D5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81, posY = 126}, -- <text:s/>community center by lake, locker room</text:p>
          </table:table-cell>
          <table:table-cell office:value-type="string">
            <text:p>Riverside</text:p>
          </table:table-cell>
          <table:table-cell table:formula="of:=MID([.A513];SEARCH(&quot;--&quot;;[.A513])+2;256)" office:value-type="string" office:string-value="  community center by lake, locker room">
            <text:p><text:s text:c="2"/>community center by lake, locker room</text:p>
          </table:table-cell>
          <table:table-cell table:formula="of:=MID([.A513];1;SEARCH(&quot;--&quot;;[.A513])-1)" office:value-type="string" office:string-value="{worldX = 21, worldY = 17, posX = 281, posY = 126}, ">
            <text:p>{worldX = 21, worldY = 17, posX = 281, posY = 126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1">
            <text:p>51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table:formula="of:=CONCATENATE([.D513];&quot;-- &quot;;[.B513];&quot;,&quot;;[.C513];&quot; ID:&quot;;[.I513])" office:value-type="string" office:string-value="{worldX = 21, worldY = 17, posX = 281, posY = 126}, -- Riverside,  community center by lake, locker room ID:511">
            <text:p>{worldX = 21, worldY = 17, posX = 281, posY = 126}, -- Riverside, <text:s/>community center by lake, locker room ID:511</text:p>
          </table:table-cell>
          <table:table-cell table:formula="of:=MID([.D513];SEARCH(&quot;worldX = &quot;;[.D513])+9;(SEARCH(&quot;worldY = &quot;;[.D513])-SEARCH(&quot;worldX = &quot;;[.D513])-11))" office:value-type="string" office:string-value="21">
            <text:p>21</text:p>
          </table:table-cell>
          <table:table-cell table:formula="of:=MID([.D513];SEARCH(&quot;worldY = &quot;;[.D513])+9;(SEARCH(&quot;posX = &quot;;[.D513])-SEARCH(&quot;worldY = &quot;;[.D513])-11))" office:value-type="string" office:string-value="17">
            <text:p>17</text:p>
          </table:table-cell>
          <table:table-cell table:formula="of:=MID([.D513];(SEARCH(&quot;posX = &quot;;[.D513])+7);(SEARCH(&quot;,&quot;;[.D513];SEARCH(&quot;posX&quot;;[.D513]))-SEARCH(&quot;posX = &quot;;[.D513])-7))" office:value-type="string" office:string-value="281">
            <text:p>281</text:p>
          </table:table-cell>
          <table:table-cell table:formula="of:=IF(LEN([.D513])&lt;60;MID([.D513];(SEARCH(&quot;posY = &quot;;[.D513])+7);(SEARCH(&quot;}&quot;;[.D513];SEARCH(&quot;posY&quot;;[.D513]))-SEARCH(&quot;posY = &quot;;[.D513])-7));MID([.D518];(SEARCH(&quot;posY = &quot;;[.D518])+7);(SEARCH(&quot;}&quot;;[.D518];SEARCH(&quot;posY&quot;;[.D518]))-SEARCH(&quot;posY = &quot;;[.D518])-7)))" office:value-type="string" office:string-value="126">
            <text:p>126</text:p>
          </table:table-cell>
          <table:table-cell table:formula="of:=MID([.D513];SEARCH(&quot;posZ = &quot;;[.D513])+7;(SEARCH(&quot;}&quot;;[.D513])-SEARCH(&quot;posZ = &quot;;[.D5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93, posY = 127}, -- <text:s/>community center by lake, kitchen</text:p>
          </table:table-cell>
          <table:table-cell office:value-type="string">
            <text:p>Riverside</text:p>
          </table:table-cell>
          <table:table-cell table:formula="of:=MID([.A514];SEARCH(&quot;--&quot;;[.A514])+2;256)" office:value-type="string" office:string-value="  community center by lake, kitchen">
            <text:p><text:s text:c="2"/>community center by lake, kitchen</text:p>
          </table:table-cell>
          <table:table-cell table:formula="of:=MID([.A514];1;SEARCH(&quot;--&quot;;[.A514])-1)" office:value-type="string" office:string-value="{worldX = 21, worldY = 17, posX = 293, posY = 127}, ">
            <text:p>{worldX = 21, worldY = 17, posX = 293, posY = 127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2">
            <text:p>51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table:formula="of:=CONCATENATE([.D514];&quot;-- &quot;;[.B514];&quot;,&quot;;[.C514];&quot; ID:&quot;;[.I514])" office:value-type="string" office:string-value="{worldX = 21, worldY = 17, posX = 293, posY = 127}, -- Riverside,  community center by lake, kitchen ID:512">
            <text:p>{worldX = 21, worldY = 17, posX = 293, posY = 127}, -- Riverside, <text:s/>community center by lake, kitchen ID:512</text:p>
          </table:table-cell>
          <table:table-cell table:formula="of:=MID([.D514];SEARCH(&quot;worldX = &quot;;[.D514])+9;(SEARCH(&quot;worldY = &quot;;[.D514])-SEARCH(&quot;worldX = &quot;;[.D514])-11))" office:value-type="string" office:string-value="21">
            <text:p>21</text:p>
          </table:table-cell>
          <table:table-cell table:formula="of:=MID([.D514];SEARCH(&quot;worldY = &quot;;[.D514])+9;(SEARCH(&quot;posX = &quot;;[.D514])-SEARCH(&quot;worldY = &quot;;[.D514])-11))" office:value-type="string" office:string-value="17">
            <text:p>17</text:p>
          </table:table-cell>
          <table:table-cell table:formula="of:=MID([.D514];(SEARCH(&quot;posX = &quot;;[.D514])+7);(SEARCH(&quot;,&quot;;[.D514];SEARCH(&quot;posX&quot;;[.D514]))-SEARCH(&quot;posX = &quot;;[.D514])-7))" office:value-type="string" office:string-value="293">
            <text:p>293</text:p>
          </table:table-cell>
          <table:table-cell table:formula="of:=IF(LEN([.D514])&lt;60;MID([.D514];(SEARCH(&quot;posY = &quot;;[.D514])+7);(SEARCH(&quot;}&quot;;[.D514];SEARCH(&quot;posY&quot;;[.D514]))-SEARCH(&quot;posY = &quot;;[.D514])-7));MID([.D519];(SEARCH(&quot;posY = &quot;;[.D519])+7);(SEARCH(&quot;}&quot;;[.D519];SEARCH(&quot;posY&quot;;[.D519]))-SEARCH(&quot;posY = &quot;;[.D519])-7)))" office:value-type="string" office:string-value="127">
            <text:p>127</text:p>
          </table:table-cell>
          <table:table-cell table:formula="of:=MID([.D514];SEARCH(&quot;posZ = &quot;;[.D514])+7;(SEARCH(&quot;}&quot;;[.D514])-SEARCH(&quot;posZ = &quot;;[.D51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63, posY = 275}, -- <text:s/>church sanctuary</text:p>
          </table:table-cell>
          <table:table-cell office:value-type="string">
            <text:p>Riverside</text:p>
          </table:table-cell>
          <table:table-cell table:formula="of:=MID([.A515];SEARCH(&quot;--&quot;;[.A515])+2;256)" office:value-type="string" office:string-value="  church sanctuary">
            <text:p><text:s text:c="2"/>church sanctuary</text:p>
          </table:table-cell>
          <table:table-cell table:formula="of:=MID([.A515];1;SEARCH(&quot;--&quot;;[.A515])-1)" office:value-type="string" office:string-value="{worldX = 21, worldY = 17, posX = 263, posY = 275}, ">
            <text:p>{worldX = 21, worldY = 17, posX = 263, posY = 275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3">
            <text:p>513</text:p>
          </table:table-cell>
          <table:table-cell table:number-columns-repeated="22"/>
          <table:table-cell table:formula="of:=CONCATENATE([.D515];&quot;-- &quot;;[.B515];&quot;,&quot;;[.C515];&quot; ID:&quot;;[.I515])" office:value-type="string" office:string-value="{worldX = 21, worldY = 17, posX = 263, posY = 275}, -- Riverside,  church sanctuary ID:513">
            <text:p>{worldX = 21, worldY = 17, posX = 263, posY = 275}, -- Riverside, <text:s/>church sanctuary ID:513</text:p>
          </table:table-cell>
          <table:table-cell table:formula="of:=MID([.D515];SEARCH(&quot;worldX = &quot;;[.D515])+9;(SEARCH(&quot;worldY = &quot;;[.D515])-SEARCH(&quot;worldX = &quot;;[.D515])-11))" office:value-type="string" office:string-value="21">
            <text:p>21</text:p>
          </table:table-cell>
          <table:table-cell table:formula="of:=MID([.D515];SEARCH(&quot;worldY = &quot;;[.D515])+9;(SEARCH(&quot;posX = &quot;;[.D515])-SEARCH(&quot;worldY = &quot;;[.D515])-11))" office:value-type="string" office:string-value="17">
            <text:p>17</text:p>
          </table:table-cell>
          <table:table-cell table:formula="of:=MID([.D515];(SEARCH(&quot;posX = &quot;;[.D515])+7);(SEARCH(&quot;,&quot;;[.D515];SEARCH(&quot;posX&quot;;[.D515]))-SEARCH(&quot;posX = &quot;;[.D515])-7))" office:value-type="string" office:string-value="263">
            <text:p>263</text:p>
          </table:table-cell>
          <table:table-cell table:formula="of:=IF(LEN([.D515])&lt;60;MID([.D515];(SEARCH(&quot;posY = &quot;;[.D515])+7);(SEARCH(&quot;}&quot;;[.D515];SEARCH(&quot;posY&quot;;[.D515]))-SEARCH(&quot;posY = &quot;;[.D515])-7));MID([.D520];(SEARCH(&quot;posY = &quot;;[.D520])+7);(SEARCH(&quot;}&quot;;[.D520];SEARCH(&quot;posY&quot;;[.D520]))-SEARCH(&quot;posY = &quot;;[.D520])-7)))" office:value-type="string" office:string-value="275">
            <text:p>275</text:p>
          </table:table-cell>
          <table:table-cell table:formula="of:=MID([.D515];SEARCH(&quot;posZ = &quot;;[.D515])+7;(SEARCH(&quot;}&quot;;[.D515])-SEARCH(&quot;posZ = &quot;;[.D5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57, posY = 210}, -- <text:s/>church fellowship hall</text:p>
          </table:table-cell>
          <table:table-cell office:value-type="string">
            <text:p>Riverside</text:p>
          </table:table-cell>
          <table:table-cell table:formula="of:=MID([.A516];SEARCH(&quot;--&quot;;[.A516])+2;256)" office:value-type="string" office:string-value="  church fellowship hall">
            <text:p><text:s text:c="2"/>church fellowship hall</text:p>
          </table:table-cell>
          <table:table-cell table:formula="of:=MID([.A516];1;SEARCH(&quot;--&quot;;[.A516])-1)" office:value-type="string" office:string-value="{worldX = 21, worldY = 17, posX = 257, posY = 210}, ">
            <text:p>{worldX = 21, worldY = 17, posX = 257, posY = 210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4">
            <text:p>514</text:p>
          </table:table-cell>
          <table:table-cell table:number-columns-repeated="22"/>
          <table:table-cell table:formula="of:=CONCATENATE([.D516];&quot;-- &quot;;[.B516];&quot;,&quot;;[.C516];&quot; ID:&quot;;[.I516])" office:value-type="string" office:string-value="{worldX = 21, worldY = 17, posX = 257, posY = 210}, -- Riverside,  church fellowship hall ID:514">
            <text:p>{worldX = 21, worldY = 17, posX = 257, posY = 210}, -- Riverside, <text:s/>church fellowship hall ID:514</text:p>
          </table:table-cell>
          <table:table-cell table:formula="of:=MID([.D516];SEARCH(&quot;worldX = &quot;;[.D516])+9;(SEARCH(&quot;worldY = &quot;;[.D516])-SEARCH(&quot;worldX = &quot;;[.D516])-11))" office:value-type="string" office:string-value="21">
            <text:p>21</text:p>
          </table:table-cell>
          <table:table-cell table:formula="of:=MID([.D516];SEARCH(&quot;worldY = &quot;;[.D516])+9;(SEARCH(&quot;posX = &quot;;[.D516])-SEARCH(&quot;worldY = &quot;;[.D516])-11))" office:value-type="string" office:string-value="17">
            <text:p>17</text:p>
          </table:table-cell>
          <table:table-cell table:formula="of:=MID([.D516];(SEARCH(&quot;posX = &quot;;[.D516])+7);(SEARCH(&quot;,&quot;;[.D516];SEARCH(&quot;posX&quot;;[.D516]))-SEARCH(&quot;posX = &quot;;[.D516])-7))" office:value-type="string" office:string-value="257">
            <text:p>257</text:p>
          </table:table-cell>
          <table:table-cell table:formula="of:=IF(LEN([.D516])&lt;60;MID([.D516];(SEARCH(&quot;posY = &quot;;[.D516])+7);(SEARCH(&quot;}&quot;;[.D516];SEARCH(&quot;posY&quot;;[.D516]))-SEARCH(&quot;posY = &quot;;[.D516])-7));MID([.D521];(SEARCH(&quot;posY = &quot;;[.D521])+7);(SEARCH(&quot;}&quot;;[.D521];SEARCH(&quot;posY&quot;;[.D521]))-SEARCH(&quot;posY = &quot;;[.D521])-7)))" office:value-type="string" office:string-value="210">
            <text:p>210</text:p>
          </table:table-cell>
          <table:table-cell table:formula="of:=MID([.D516];SEARCH(&quot;posZ = &quot;;[.D516])+7;(SEARCH(&quot;}&quot;;[.D516])-SEARCH(&quot;posZ = &quot;;[.D5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13, posY = 252}, -- <text:s/>gigamart</text:p>
          </table:table-cell>
          <table:table-cell office:value-type="string">
            <text:p>Riverside</text:p>
          </table:table-cell>
          <table:table-cell table:formula="of:=MID([.A517];SEARCH(&quot;--&quot;;[.A517])+2;256)" office:value-type="string" office:string-value="  gigamart">
            <text:p><text:s text:c="2"/>gigamart</text:p>
          </table:table-cell>
          <table:table-cell table:formula="of:=MID([.A517];1;SEARCH(&quot;--&quot;;[.A517])-1)" office:value-type="string" office:string-value="{worldX = 21, worldY = 17, posX = 213, posY = 252}, ">
            <text:p>{worldX = 21, worldY = 17, posX = 213, posY = 252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5">
            <text:p>515</text:p>
          </table:table-cell>
          <table:table-cell table:number-columns-repeated="22"/>
          <table:table-cell table:formula="of:=CONCATENATE([.D517];&quot;-- &quot;;[.B517];&quot;,&quot;;[.C517];&quot; ID:&quot;;[.I517])" office:value-type="string" office:string-value="{worldX = 21, worldY = 17, posX = 213, posY = 252}, -- Riverside,  gigamart ID:515">
            <text:p>{worldX = 21, worldY = 17, posX = 213, posY = 252}, -- Riverside, <text:s/>gigamart ID:515</text:p>
          </table:table-cell>
          <table:table-cell table:formula="of:=MID([.D517];SEARCH(&quot;worldX = &quot;;[.D517])+9;(SEARCH(&quot;worldY = &quot;;[.D517])-SEARCH(&quot;worldX = &quot;;[.D517])-11))" office:value-type="string" office:string-value="21">
            <text:p>21</text:p>
          </table:table-cell>
          <table:table-cell table:formula="of:=MID([.D517];SEARCH(&quot;worldY = &quot;;[.D517])+9;(SEARCH(&quot;posX = &quot;;[.D517])-SEARCH(&quot;worldY = &quot;;[.D517])-11))" office:value-type="string" office:string-value="17">
            <text:p>17</text:p>
          </table:table-cell>
          <table:table-cell table:formula="of:=MID([.D517];(SEARCH(&quot;posX = &quot;;[.D517])+7);(SEARCH(&quot;,&quot;;[.D517];SEARCH(&quot;posX&quot;;[.D517]))-SEARCH(&quot;posX = &quot;;[.D517])-7))" office:value-type="string" office:string-value="213">
            <text:p>213</text:p>
          </table:table-cell>
          <table:table-cell table:formula="of:=IF(LEN([.D517])&lt;60;MID([.D517];(SEARCH(&quot;posY = &quot;;[.D517])+7);(SEARCH(&quot;}&quot;;[.D517];SEARCH(&quot;posY&quot;;[.D517]))-SEARCH(&quot;posY = &quot;;[.D517])-7));MID([.D522];(SEARCH(&quot;posY = &quot;;[.D522])+7);(SEARCH(&quot;}&quot;;[.D522];SEARCH(&quot;posY&quot;;[.D522]))-SEARCH(&quot;posY = &quot;;[.D522])-7)))" office:value-type="string" office:string-value="252">
            <text:p>252</text:p>
          </table:table-cell>
          <table:table-cell table:formula="of:=MID([.D517];SEARCH(&quot;posZ = &quot;;[.D517])+7;(SEARCH(&quot;}&quot;;[.D517])-SEARCH(&quot;posZ = &quot;;[.D5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95, posY = 241}, -- <text:s/>gigamart, kitchen</text:p>
          </table:table-cell>
          <table:table-cell office:value-type="string">
            <text:p>Riverside</text:p>
          </table:table-cell>
          <table:table-cell table:formula="of:=MID([.A518];SEARCH(&quot;--&quot;;[.A518])+2;256)" office:value-type="string" office:string-value="  gigamart, kitchen">
            <text:p><text:s text:c="2"/>gigamart, kitchen</text:p>
          </table:table-cell>
          <table:table-cell table:formula="of:=MID([.A518];1;SEARCH(&quot;--&quot;;[.A518])-1)" office:value-type="string" office:string-value="{worldX = 21, worldY = 17, posX = 195, posY = 241}, ">
            <text:p>{worldX = 21, worldY = 17, posX = 195, posY = 24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6">
            <text:p>516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518];&quot;-- &quot;;[.B518];&quot;,&quot;;[.C518];&quot; ID:&quot;;[.I518])" office:value-type="string" office:string-value="{worldX = 21, worldY = 17, posX = 195, posY = 241}, -- Riverside,  gigamart, kitchen ID:516">
            <text:p>{worldX = 21, worldY = 17, posX = 195, posY = 241}, -- Riverside, <text:s/>gigamart, kitchen ID:516</text:p>
          </table:table-cell>
          <table:table-cell table:formula="of:=MID([.D518];SEARCH(&quot;worldX = &quot;;[.D518])+9;(SEARCH(&quot;worldY = &quot;;[.D518])-SEARCH(&quot;worldX = &quot;;[.D518])-11))" office:value-type="string" office:string-value="21">
            <text:p>21</text:p>
          </table:table-cell>
          <table:table-cell table:formula="of:=MID([.D518];SEARCH(&quot;worldY = &quot;;[.D518])+9;(SEARCH(&quot;posX = &quot;;[.D518])-SEARCH(&quot;worldY = &quot;;[.D518])-11))" office:value-type="string" office:string-value="17">
            <text:p>17</text:p>
          </table:table-cell>
          <table:table-cell table:formula="of:=MID([.D518];(SEARCH(&quot;posX = &quot;;[.D518])+7);(SEARCH(&quot;,&quot;;[.D518];SEARCH(&quot;posX&quot;;[.D518]))-SEARCH(&quot;posX = &quot;;[.D518])-7))" office:value-type="string" office:string-value="195">
            <text:p>195</text:p>
          </table:table-cell>
          <table:table-cell table:formula="of:=IF(LEN([.D518])&lt;60;MID([.D518];(SEARCH(&quot;posY = &quot;;[.D518])+7);(SEARCH(&quot;}&quot;;[.D518];SEARCH(&quot;posY&quot;;[.D518]))-SEARCH(&quot;posY = &quot;;[.D518])-7));MID([.D523];(SEARCH(&quot;posY = &quot;;[.D523])+7);(SEARCH(&quot;}&quot;;[.D523];SEARCH(&quot;posY&quot;;[.D523]))-SEARCH(&quot;posY = &quot;;[.D523])-7)))" office:value-type="string" office:string-value="241">
            <text:p>241</text:p>
          </table:table-cell>
          <table:table-cell table:formula="of:=MID([.D518];SEARCH(&quot;posZ = &quot;;[.D518])+7;(SEARCH(&quot;}&quot;;[.D518])-SEARCH(&quot;posZ = &quot;;[.D5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13, posY = 204}, -- <text:s/>bank lobby</text:p>
          </table:table-cell>
          <table:table-cell office:value-type="string">
            <text:p>Riverside</text:p>
          </table:table-cell>
          <table:table-cell table:formula="of:=MID([.A519];SEARCH(&quot;--&quot;;[.A519])+2;256)" office:value-type="string" office:string-value="  bank lobby">
            <text:p><text:s text:c="2"/>bank lobby</text:p>
          </table:table-cell>
          <table:table-cell table:formula="of:=MID([.A519];1;SEARCH(&quot;--&quot;;[.A519])-1)" office:value-type="string" office:string-value="{worldX = 21, worldY = 17, posX = 213, posY = 204}, ">
            <text:p>{worldX = 21, worldY = 17, posX = 213, posY = 204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519];&quot;-- &quot;;[.B519];&quot;,&quot;;[.C519];&quot; ID:&quot;;[.I519])" office:value-type="string" office:string-value="{worldX = 21, worldY = 17, posX = 213, posY = 204}, -- Riverside,  bank lobby ID:517">
            <text:p>{worldX = 21, worldY = 17, posX = 213, posY = 204}, -- Riverside, <text:s/>bank lobby ID:517</text:p>
          </table:table-cell>
          <table:table-cell table:formula="of:=MID([.D519];SEARCH(&quot;worldX = &quot;;[.D519])+9;(SEARCH(&quot;worldY = &quot;;[.D519])-SEARCH(&quot;worldX = &quot;;[.D519])-11))" office:value-type="string" office:string-value="21">
            <text:p>21</text:p>
          </table:table-cell>
          <table:table-cell table:formula="of:=MID([.D519];SEARCH(&quot;worldY = &quot;;[.D519])+9;(SEARCH(&quot;posX = &quot;;[.D519])-SEARCH(&quot;worldY = &quot;;[.D519])-11))" office:value-type="string" office:string-value="17">
            <text:p>17</text:p>
          </table:table-cell>
          <table:table-cell table:formula="of:=MID([.D519];(SEARCH(&quot;posX = &quot;;[.D519])+7);(SEARCH(&quot;,&quot;;[.D519];SEARCH(&quot;posX&quot;;[.D519]))-SEARCH(&quot;posX = &quot;;[.D519])-7))" office:value-type="string" office:string-value="213">
            <text:p>213</text:p>
          </table:table-cell>
          <table:table-cell table:formula="of:=IF(LEN([.D519])&lt;60;MID([.D519];(SEARCH(&quot;posY = &quot;;[.D519])+7);(SEARCH(&quot;}&quot;;[.D519];SEARCH(&quot;posY&quot;;[.D519]))-SEARCH(&quot;posY = &quot;;[.D519])-7));MID([.D524];(SEARCH(&quot;posY = &quot;;[.D524])+7);(SEARCH(&quot;}&quot;;[.D524];SEARCH(&quot;posY&quot;;[.D524]))-SEARCH(&quot;posY = &quot;;[.D524])-7)))" office:value-type="string" office:string-value="204">
            <text:p>204</text:p>
          </table:table-cell>
          <table:table-cell table:formula="of:=MID([.D519];SEARCH(&quot;posZ = &quot;;[.D519])+7;(SEARCH(&quot;}&quot;;[.D519])-SEARCH(&quot;posZ = &quot;;[.D5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06, posY = 205}, -- <text:s/>bank security office</text:p>
          </table:table-cell>
          <table:table-cell office:value-type="string">
            <text:p>Riverside</text:p>
          </table:table-cell>
          <table:table-cell table:formula="of:=MID([.A520];SEARCH(&quot;--&quot;;[.A520])+2;256)" office:value-type="string" office:string-value="  bank security office">
            <text:p><text:s text:c="2"/>bank security office</text:p>
          </table:table-cell>
          <table:table-cell table:formula="of:=MID([.A520];1;SEARCH(&quot;--&quot;;[.A520])-1)" office:value-type="string" office:string-value="{worldX = 21, worldY = 17, posX = 206, posY = 205}, ">
            <text:p>{worldX = 21, worldY = 17, posX = 206, posY = 205}, </text:p>
          </table:table-cell>
          <table:table-cell office:value-type="string">
            <text:p>Business</text:p>
          </table:table-cell>
          <table:table-cell office:value-type="string">
            <text:p>Security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8">
            <text:p>5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520];&quot;-- &quot;;[.B520];&quot;,&quot;;[.C520];&quot; ID:&quot;;[.I520])" office:value-type="string" office:string-value="{worldX = 21, worldY = 17, posX = 206, posY = 205}, -- Riverside,  bank security office ID:518">
            <text:p>{worldX = 21, worldY = 17, posX = 206, posY = 205}, -- Riverside, <text:s/>bank security office ID:518</text:p>
          </table:table-cell>
          <table:table-cell table:formula="of:=MID([.D520];SEARCH(&quot;worldX = &quot;;[.D520])+9;(SEARCH(&quot;worldY = &quot;;[.D520])-SEARCH(&quot;worldX = &quot;;[.D520])-11))" office:value-type="string" office:string-value="21">
            <text:p>21</text:p>
          </table:table-cell>
          <table:table-cell table:formula="of:=MID([.D520];SEARCH(&quot;worldY = &quot;;[.D520])+9;(SEARCH(&quot;posX = &quot;;[.D520])-SEARCH(&quot;worldY = &quot;;[.D520])-11))" office:value-type="string" office:string-value="17">
            <text:p>17</text:p>
          </table:table-cell>
          <table:table-cell table:formula="of:=MID([.D520];(SEARCH(&quot;posX = &quot;;[.D520])+7);(SEARCH(&quot;,&quot;;[.D520];SEARCH(&quot;posX&quot;;[.D520]))-SEARCH(&quot;posX = &quot;;[.D520])-7))" office:value-type="string" office:string-value="206">
            <text:p>206</text:p>
          </table:table-cell>
          <table:table-cell table:formula="of:=IF(LEN([.D520])&lt;60;MID([.D520];(SEARCH(&quot;posY = &quot;;[.D520])+7);(SEARCH(&quot;}&quot;;[.D520];SEARCH(&quot;posY&quot;;[.D520]))-SEARCH(&quot;posY = &quot;;[.D520])-7));MID([.D525];(SEARCH(&quot;posY = &quot;;[.D525])+7);(SEARCH(&quot;}&quot;;[.D525];SEARCH(&quot;posY&quot;;[.D525]))-SEARCH(&quot;posY = &quot;;[.D525])-7)))" office:value-type="string" office:string-value="205">
            <text:p>205</text:p>
          </table:table-cell>
          <table:table-cell table:formula="of:=MID([.D520];SEARCH(&quot;posZ = &quot;;[.D520])+7;(SEARCH(&quot;}&quot;;[.D520])-SEARCH(&quot;posZ = &quot;;[.D52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17, posY = 206}, -- <text:s/>bookstore</text:p>
          </table:table-cell>
          <table:table-cell office:value-type="string">
            <text:p>Riverside</text:p>
          </table:table-cell>
          <table:table-cell table:formula="of:=MID([.A521];SEARCH(&quot;--&quot;;[.A521])+2;256)" office:value-type="string" office:string-value="  bookstore">
            <text:p><text:s text:c="2"/>bookstore</text:p>
          </table:table-cell>
          <table:table-cell table:formula="of:=MID([.A521];1;SEARCH(&quot;--&quot;;[.A521])-1)" office:value-type="string" office:string-value="{worldX = 21, worldY = 17, posX = 117, posY = 206}, ">
            <text:p>{worldX = 21, worldY = 17, posX = 117, posY = 20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19">
            <text:p>519</text:p>
          </table:table-cell>
          <table:table-cell table:number-columns-repeated="22"/>
          <table:table-cell table:formula="of:=CONCATENATE([.D521];&quot;-- &quot;;[.B521];&quot;,&quot;;[.C521];&quot; ID:&quot;;[.I521])" office:value-type="string" office:string-value="{worldX = 21, worldY = 17, posX = 117, posY = 206}, -- Riverside,  bookstore ID:519">
            <text:p>{worldX = 21, worldY = 17, posX = 117, posY = 206}, -- Riverside, <text:s/>bookstore ID:519</text:p>
          </table:table-cell>
          <table:table-cell table:formula="of:=MID([.D521];SEARCH(&quot;worldX = &quot;;[.D521])+9;(SEARCH(&quot;worldY = &quot;;[.D521])-SEARCH(&quot;worldX = &quot;;[.D521])-11))" office:value-type="string" office:string-value="21">
            <text:p>21</text:p>
          </table:table-cell>
          <table:table-cell table:formula="of:=MID([.D521];SEARCH(&quot;worldY = &quot;;[.D521])+9;(SEARCH(&quot;posX = &quot;;[.D521])-SEARCH(&quot;worldY = &quot;;[.D521])-11))" office:value-type="string" office:string-value="17">
            <text:p>17</text:p>
          </table:table-cell>
          <table:table-cell table:formula="of:=MID([.D521];(SEARCH(&quot;posX = &quot;;[.D521])+7);(SEARCH(&quot;,&quot;;[.D521];SEARCH(&quot;posX&quot;;[.D521]))-SEARCH(&quot;posX = &quot;;[.D521])-7))" office:value-type="string" office:string-value="117">
            <text:p>117</text:p>
          </table:table-cell>
          <table:table-cell table:formula="of:=IF(LEN([.D521])&lt;60;MID([.D521];(SEARCH(&quot;posY = &quot;;[.D521])+7);(SEARCH(&quot;}&quot;;[.D521];SEARCH(&quot;posY&quot;;[.D521]))-SEARCH(&quot;posY = &quot;;[.D521])-7));MID([.D526];(SEARCH(&quot;posY = &quot;;[.D526])+7);(SEARCH(&quot;}&quot;;[.D526];SEARCH(&quot;posY&quot;;[.D526]))-SEARCH(&quot;posY = &quot;;[.D526])-7)))" office:value-type="string" office:string-value="206">
            <text:p>206</text:p>
          </table:table-cell>
          <table:table-cell table:formula="of:=MID([.D521];SEARCH(&quot;posZ = &quot;;[.D521])+7;(SEARCH(&quot;}&quot;;[.D521])-SEARCH(&quot;posZ = &quot;;[.D5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59, posY = 196}, -- <text:s/>office 1</text:p>
          </table:table-cell>
          <table:table-cell office:value-type="string">
            <text:p>Riverside</text:p>
          </table:table-cell>
          <table:table-cell table:formula="of:=MID([.A522];SEARCH(&quot;--&quot;;[.A522])+2;256)" office:value-type="string" office:string-value="  office 1">
            <text:p><text:s text:c="2"/>office 1</text:p>
          </table:table-cell>
          <table:table-cell table:formula="of:=MID([.A522];1;SEARCH(&quot;--&quot;;[.A522])-1)" office:value-type="string" office:string-value="{worldX = 21, worldY = 17, posX = 159, posY = 196}, ">
            <text:p>{worldX = 21, worldY = 17, posX = 159, posY = 196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0">
            <text:p>520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522];&quot;-- &quot;;[.B522];&quot;,&quot;;[.C522];&quot; ID:&quot;;[.I522])" office:value-type="string" office:string-value="{worldX = 21, worldY = 17, posX = 159, posY = 196}, -- Riverside,  office 1 ID:520">
            <text:p>{worldX = 21, worldY = 17, posX = 159, posY = 196}, -- Riverside, <text:s/>office 1 ID:520</text:p>
          </table:table-cell>
          <table:table-cell table:formula="of:=MID([.D522];SEARCH(&quot;worldX = &quot;;[.D522])+9;(SEARCH(&quot;worldY = &quot;;[.D522])-SEARCH(&quot;worldX = &quot;;[.D522])-11))" office:value-type="string" office:string-value="21">
            <text:p>21</text:p>
          </table:table-cell>
          <table:table-cell table:formula="of:=MID([.D522];SEARCH(&quot;worldY = &quot;;[.D522])+9;(SEARCH(&quot;posX = &quot;;[.D522])-SEARCH(&quot;worldY = &quot;;[.D522])-11))" office:value-type="string" office:string-value="17">
            <text:p>17</text:p>
          </table:table-cell>
          <table:table-cell table:formula="of:=MID([.D522];(SEARCH(&quot;posX = &quot;;[.D522])+7);(SEARCH(&quot;,&quot;;[.D522];SEARCH(&quot;posX&quot;;[.D522]))-SEARCH(&quot;posX = &quot;;[.D522])-7))" office:value-type="string" office:string-value="159">
            <text:p>159</text:p>
          </table:table-cell>
          <table:table-cell table:formula="of:=IF(LEN([.D522])&lt;60;MID([.D522];(SEARCH(&quot;posY = &quot;;[.D522])+7);(SEARCH(&quot;}&quot;;[.D522];SEARCH(&quot;posY&quot;;[.D522]))-SEARCH(&quot;posY = &quot;;[.D522])-7));MID([.D527];(SEARCH(&quot;posY = &quot;;[.D527])+7);(SEARCH(&quot;}&quot;;[.D527];SEARCH(&quot;posY&quot;;[.D527]))-SEARCH(&quot;posY = &quot;;[.D527])-7)))" office:value-type="string" office:string-value="196">
            <text:p>196</text:p>
          </table:table-cell>
          <table:table-cell table:formula="of:=MID([.D522];SEARCH(&quot;posZ = &quot;;[.D522])+7;(SEARCH(&quot;}&quot;;[.D522])-SEARCH(&quot;posZ = &quot;;[.D52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54, posY = 204}, -- <text:s/>toy store</text:p>
          </table:table-cell>
          <table:table-cell office:value-type="string">
            <text:p>Riverside</text:p>
          </table:table-cell>
          <table:table-cell table:formula="of:=MID([.A523];SEARCH(&quot;--&quot;;[.A523])+2;256)" office:value-type="string" office:string-value="  toy store">
            <text:p><text:s text:c="2"/>toy store</text:p>
          </table:table-cell>
          <table:table-cell table:formula="of:=MID([.A523];1;SEARCH(&quot;--&quot;;[.A523])-1)" office:value-type="string" office:string-value="{worldX = 21, worldY = 17, posX = 154, posY = 204}, ">
            <text:p>{worldX = 21, worldY = 17, posX = 154, posY = 20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1">
            <text:p>521</text:p>
          </table:table-cell>
          <table:table-cell table:number-columns-repeated="22"/>
          <table:table-cell table:formula="of:=CONCATENATE([.D523];&quot;-- &quot;;[.B523];&quot;,&quot;;[.C523];&quot; ID:&quot;;[.I523])" office:value-type="string" office:string-value="{worldX = 21, worldY = 17, posX = 154, posY = 204}, -- Riverside,  toy store ID:521">
            <text:p>{worldX = 21, worldY = 17, posX = 154, posY = 204}, -- Riverside, <text:s/>toy store ID:521</text:p>
          </table:table-cell>
          <table:table-cell table:formula="of:=MID([.D523];SEARCH(&quot;worldX = &quot;;[.D523])+9;(SEARCH(&quot;worldY = &quot;;[.D523])-SEARCH(&quot;worldX = &quot;;[.D523])-11))" office:value-type="string" office:string-value="21">
            <text:p>21</text:p>
          </table:table-cell>
          <table:table-cell table:formula="of:=MID([.D523];SEARCH(&quot;worldY = &quot;;[.D523])+9;(SEARCH(&quot;posX = &quot;;[.D523])-SEARCH(&quot;worldY = &quot;;[.D523])-11))" office:value-type="string" office:string-value="17">
            <text:p>17</text:p>
          </table:table-cell>
          <table:table-cell table:formula="of:=MID([.D523];(SEARCH(&quot;posX = &quot;;[.D523])+7);(SEARCH(&quot;,&quot;;[.D523];SEARCH(&quot;posX&quot;;[.D523]))-SEARCH(&quot;posX = &quot;;[.D523])-7))" office:value-type="string" office:string-value="154">
            <text:p>154</text:p>
          </table:table-cell>
          <table:table-cell table:formula="of:=IF(LEN([.D523])&lt;60;MID([.D523];(SEARCH(&quot;posY = &quot;;[.D523])+7);(SEARCH(&quot;}&quot;;[.D523];SEARCH(&quot;posY&quot;;[.D523]))-SEARCH(&quot;posY = &quot;;[.D523])-7));MID([.D528];(SEARCH(&quot;posY = &quot;;[.D528])+7);(SEARCH(&quot;}&quot;;[.D528];SEARCH(&quot;posY&quot;;[.D528]))-SEARCH(&quot;posY = &quot;;[.D528])-7)))" office:value-type="string" office:string-value="204">
            <text:p>204</text:p>
          </table:table-cell>
          <table:table-cell table:formula="of:=MID([.D523];SEARCH(&quot;posZ = &quot;;[.D523])+7;(SEARCH(&quot;}&quot;;[.D523])-SEARCH(&quot;posZ = &quot;;[.D5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39, posY = 200}, -- <text:s/>office 2</text:p>
          </table:table-cell>
          <table:table-cell office:value-type="string">
            <text:p>Riverside</text:p>
          </table:table-cell>
          <table:table-cell table:formula="of:=MID([.A524];SEARCH(&quot;--&quot;;[.A524])+2;256)" office:value-type="string" office:string-value="  office 2">
            <text:p><text:s text:c="2"/>office 2</text:p>
          </table:table-cell>
          <table:table-cell table:formula="of:=MID([.A524];1;SEARCH(&quot;--&quot;;[.A524])-1)" office:value-type="string" office:string-value="{worldX = 21, worldY = 17, posX = 139, posY = 200}, ">
            <text:p>{worldX = 21, worldY = 17, posX = 139, posY = 200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2">
            <text:p>522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524];&quot;-- &quot;;[.B524];&quot;,&quot;;[.C524];&quot; ID:&quot;;[.I524])" office:value-type="string" office:string-value="{worldX = 21, worldY = 17, posX = 139, posY = 200}, -- Riverside,  office 2 ID:522">
            <text:p>{worldX = 21, worldY = 17, posX = 139, posY = 200}, -- Riverside, <text:s/>office 2 ID:522</text:p>
          </table:table-cell>
          <table:table-cell table:formula="of:=MID([.D524];SEARCH(&quot;worldX = &quot;;[.D524])+9;(SEARCH(&quot;worldY = &quot;;[.D524])-SEARCH(&quot;worldX = &quot;;[.D524])-11))" office:value-type="string" office:string-value="21">
            <text:p>21</text:p>
          </table:table-cell>
          <table:table-cell table:formula="of:=MID([.D524];SEARCH(&quot;worldY = &quot;;[.D524])+9;(SEARCH(&quot;posX = &quot;;[.D524])-SEARCH(&quot;worldY = &quot;;[.D524])-11))" office:value-type="string" office:string-value="17">
            <text:p>17</text:p>
          </table:table-cell>
          <table:table-cell table:formula="of:=MID([.D524];(SEARCH(&quot;posX = &quot;;[.D524])+7);(SEARCH(&quot;,&quot;;[.D524];SEARCH(&quot;posX&quot;;[.D524]))-SEARCH(&quot;posX = &quot;;[.D524])-7))" office:value-type="string" office:string-value="139">
            <text:p>139</text:p>
          </table:table-cell>
          <table:table-cell table:formula="of:=IF(LEN([.D524])&lt;60;MID([.D524];(SEARCH(&quot;posY = &quot;;[.D524])+7);(SEARCH(&quot;}&quot;;[.D524];SEARCH(&quot;posY&quot;;[.D524]))-SEARCH(&quot;posY = &quot;;[.D524])-7));MID([.D529];(SEARCH(&quot;posY = &quot;;[.D529])+7);(SEARCH(&quot;}&quot;;[.D529];SEARCH(&quot;posY&quot;;[.D529]))-SEARCH(&quot;posY = &quot;;[.D529])-7)))" office:value-type="string" office:string-value="200">
            <text:p>200</text:p>
          </table:table-cell>
          <table:table-cell table:formula="of:=MID([.D524];SEARCH(&quot;posZ = &quot;;[.D524])+7;(SEARCH(&quot;}&quot;;[.D524])-SEARCH(&quot;posZ = &quot;;[.D5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31, posY = 197}, -- <text:s/>furniture store</text:p>
          </table:table-cell>
          <table:table-cell office:value-type="string">
            <text:p>Riverside</text:p>
          </table:table-cell>
          <table:table-cell table:formula="of:=MID([.A525];SEARCH(&quot;--&quot;;[.A525])+2;256)" office:value-type="string" office:string-value="  furniture store">
            <text:p><text:s text:c="2"/>furniture store</text:p>
          </table:table-cell>
          <table:table-cell table:formula="of:=MID([.A525];1;SEARCH(&quot;--&quot;;[.A525])-1)" office:value-type="string" office:string-value="{worldX = 21, worldY = 17, posX = 131, posY = 197}, ">
            <text:p>{worldX = 21, worldY = 17, posX = 131, posY = 197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3">
            <text:p>52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525];&quot;-- &quot;;[.B525];&quot;,&quot;;[.C525];&quot; ID:&quot;;[.I525])" office:value-type="string" office:string-value="{worldX = 21, worldY = 17, posX = 131, posY = 197}, -- Riverside,  furniture store ID:523">
            <text:p>{worldX = 21, worldY = 17, posX = 131, posY = 197}, -- Riverside, <text:s/>furniture store ID:523</text:p>
          </table:table-cell>
          <table:table-cell table:formula="of:=MID([.D525];SEARCH(&quot;worldX = &quot;;[.D525])+9;(SEARCH(&quot;worldY = &quot;;[.D525])-SEARCH(&quot;worldX = &quot;;[.D525])-11))" office:value-type="string" office:string-value="21">
            <text:p>21</text:p>
          </table:table-cell>
          <table:table-cell table:formula="of:=MID([.D525];SEARCH(&quot;worldY = &quot;;[.D525])+9;(SEARCH(&quot;posX = &quot;;[.D525])-SEARCH(&quot;worldY = &quot;;[.D525])-11))" office:value-type="string" office:string-value="17">
            <text:p>17</text:p>
          </table:table-cell>
          <table:table-cell table:formula="of:=MID([.D525];(SEARCH(&quot;posX = &quot;;[.D525])+7);(SEARCH(&quot;,&quot;;[.D525];SEARCH(&quot;posX&quot;;[.D525]))-SEARCH(&quot;posX = &quot;;[.D525])-7))" office:value-type="string" office:string-value="131">
            <text:p>131</text:p>
          </table:table-cell>
          <table:table-cell table:formula="of:=IF(LEN([.D525])&lt;60;MID([.D525];(SEARCH(&quot;posY = &quot;;[.D525])+7);(SEARCH(&quot;}&quot;;[.D525];SEARCH(&quot;posY&quot;;[.D525]))-SEARCH(&quot;posY = &quot;;[.D525])-7));MID([.D530];(SEARCH(&quot;posY = &quot;;[.D530])+7);(SEARCH(&quot;}&quot;;[.D530];SEARCH(&quot;posY&quot;;[.D530]))-SEARCH(&quot;posY = &quot;;[.D530])-7)))" office:value-type="string" office:string-value="197">
            <text:p>197</text:p>
          </table:table-cell>
          <table:table-cell table:formula="of:=MID([.D525];SEARCH(&quot;posZ = &quot;;[.D525])+7;(SEARCH(&quot;}&quot;;[.D525])-SEARCH(&quot;posZ = &quot;;[.D5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90, posY = 207}, -- <text:s/>restaurant</text:p>
          </table:table-cell>
          <table:table-cell office:value-type="string">
            <text:p>Riverside</text:p>
          </table:table-cell>
          <table:table-cell table:formula="of:=MID([.A526];SEARCH(&quot;--&quot;;[.A526])+2;256)" office:value-type="string" office:string-value="  restaurant">
            <text:p><text:s text:c="2"/>restaurant</text:p>
          </table:table-cell>
          <table:table-cell table:formula="of:=MID([.A526];1;SEARCH(&quot;--&quot;;[.A526])-1)" office:value-type="string" office:string-value="{worldX = 21, worldY = 17, posX = 90, posY = 207}, ">
            <text:p>{worldX = 21, worldY = 17, posX = 90, posY = 207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4">
            <text:p>524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26];&quot;-- &quot;;[.B526];&quot;,&quot;;[.C526];&quot; ID:&quot;;[.I526])" office:value-type="string" office:string-value="{worldX = 21, worldY = 17, posX = 90, posY = 207}, -- Riverside,  restaurant ID:524">
            <text:p>{worldX = 21, worldY = 17, posX = 90, posY = 207}, -- Riverside, <text:s/>restaurant ID:524</text:p>
          </table:table-cell>
          <table:table-cell table:formula="of:=MID([.D526];SEARCH(&quot;worldX = &quot;;[.D526])+9;(SEARCH(&quot;worldY = &quot;;[.D526])-SEARCH(&quot;worldX = &quot;;[.D526])-11))" office:value-type="string" office:string-value="21">
            <text:p>21</text:p>
          </table:table-cell>
          <table:table-cell table:formula="of:=MID([.D526];SEARCH(&quot;worldY = &quot;;[.D526])+9;(SEARCH(&quot;posX = &quot;;[.D526])-SEARCH(&quot;worldY = &quot;;[.D526])-11))" office:value-type="string" office:string-value="17">
            <text:p>17</text:p>
          </table:table-cell>
          <table:table-cell table:formula="of:=MID([.D526];(SEARCH(&quot;posX = &quot;;[.D526])+7);(SEARCH(&quot;,&quot;;[.D526];SEARCH(&quot;posX&quot;;[.D526]))-SEARCH(&quot;posX = &quot;;[.D526])-7))" office:value-type="string" office:string-value="90">
            <text:p>90</text:p>
          </table:table-cell>
          <table:table-cell table:formula="of:=IF(LEN([.D526])&lt;60;MID([.D526];(SEARCH(&quot;posY = &quot;;[.D526])+7);(SEARCH(&quot;}&quot;;[.D526];SEARCH(&quot;posY&quot;;[.D526]))-SEARCH(&quot;posY = &quot;;[.D526])-7));MID([.D531];(SEARCH(&quot;posY = &quot;;[.D531])+7);(SEARCH(&quot;}&quot;;[.D531];SEARCH(&quot;posY&quot;;[.D531]))-SEARCH(&quot;posY = &quot;;[.D531])-7)))" office:value-type="string" office:string-value="207">
            <text:p>207</text:p>
          </table:table-cell>
          <table:table-cell table:formula="of:=MID([.D526];SEARCH(&quot;posZ = &quot;;[.D526])+7;(SEARCH(&quot;}&quot;;[.D526])-SEARCH(&quot;posZ = &quot;;[.D5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03, posY = 215}, -- <text:s/>restaurant, kitchen</text:p>
          </table:table-cell>
          <table:table-cell office:value-type="string">
            <text:p>Riverside</text:p>
          </table:table-cell>
          <table:table-cell table:formula="of:=MID([.A527];SEARCH(&quot;--&quot;;[.A527])+2;256)" office:value-type="string" office:string-value="  restaurant, kitchen">
            <text:p><text:s text:c="2"/>restaurant, kitchen</text:p>
          </table:table-cell>
          <table:table-cell table:formula="of:=MID([.A527];1;SEARCH(&quot;--&quot;;[.A527])-1)" office:value-type="string" office:string-value="{worldX = 21, worldY = 17, posX = 103, posY = 215}, ">
            <text:p>{worldX = 21, worldY = 17, posX = 103, posY = 215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5">
            <text:p>52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27];&quot;-- &quot;;[.B527];&quot;,&quot;;[.C527];&quot; ID:&quot;;[.I527])" office:value-type="string" office:string-value="{worldX = 21, worldY = 17, posX = 103, posY = 215}, -- Riverside,  restaurant, kitchen ID:525">
            <text:p>{worldX = 21, worldY = 17, posX = 103, posY = 215}, -- Riverside, <text:s/>restaurant, kitchen ID:525</text:p>
          </table:table-cell>
          <table:table-cell table:formula="of:=MID([.D527];SEARCH(&quot;worldX = &quot;;[.D527])+9;(SEARCH(&quot;worldY = &quot;;[.D527])-SEARCH(&quot;worldX = &quot;;[.D527])-11))" office:value-type="string" office:string-value="21">
            <text:p>21</text:p>
          </table:table-cell>
          <table:table-cell table:formula="of:=MID([.D527];SEARCH(&quot;worldY = &quot;;[.D527])+9;(SEARCH(&quot;posX = &quot;;[.D527])-SEARCH(&quot;worldY = &quot;;[.D527])-11))" office:value-type="string" office:string-value="17">
            <text:p>17</text:p>
          </table:table-cell>
          <table:table-cell table:formula="of:=MID([.D527];(SEARCH(&quot;posX = &quot;;[.D527])+7);(SEARCH(&quot;,&quot;;[.D527];SEARCH(&quot;posX&quot;;[.D527]))-SEARCH(&quot;posX = &quot;;[.D527])-7))" office:value-type="string" office:string-value="103">
            <text:p>103</text:p>
          </table:table-cell>
          <table:table-cell table:formula="of:=IF(LEN([.D527])&lt;60;MID([.D527];(SEARCH(&quot;posY = &quot;;[.D527])+7);(SEARCH(&quot;}&quot;;[.D527];SEARCH(&quot;posY&quot;;[.D527]))-SEARCH(&quot;posY = &quot;;[.D527])-7));MID([.D532];(SEARCH(&quot;posY = &quot;;[.D532])+7);(SEARCH(&quot;}&quot;;[.D532];SEARCH(&quot;posY&quot;;[.D532]))-SEARCH(&quot;posY = &quot;;[.D532])-7)))" office:value-type="string" office:string-value="215">
            <text:p>215</text:p>
          </table:table-cell>
          <table:table-cell table:formula="of:=MID([.D527];SEARCH(&quot;posZ = &quot;;[.D527])+7;(SEARCH(&quot;}&quot;;[.D527])-SEARCH(&quot;posZ = &quot;;[.D5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09, posY = 238}, -- <text:s/>laundromat</text:p>
          </table:table-cell>
          <table:table-cell office:value-type="string">
            <text:p>Riverside</text:p>
          </table:table-cell>
          <table:table-cell table:formula="of:=MID([.A528];SEARCH(&quot;--&quot;;[.A528])+2;256)" office:value-type="string" office:string-value="  laundromat">
            <text:p><text:s text:c="2"/>laundromat</text:p>
          </table:table-cell>
          <table:table-cell table:formula="of:=MID([.A528];1;SEARCH(&quot;--&quot;;[.A528])-1)" office:value-type="string" office:string-value="{worldX = 21, worldY = 17, posX = 109, posY = 238}, ">
            <text:p>{worldX = 21, worldY = 17, posX = 109, posY = 238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6">
            <text:p>526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528];&quot;-- &quot;;[.B528];&quot;,&quot;;[.C528];&quot; ID:&quot;;[.I528])" office:value-type="string" office:string-value="{worldX = 21, worldY = 17, posX = 109, posY = 238}, -- Riverside,  laundromat ID:526">
            <text:p>{worldX = 21, worldY = 17, posX = 109, posY = 238}, -- Riverside, <text:s/>laundromat ID:526</text:p>
          </table:table-cell>
          <table:table-cell table:formula="of:=MID([.D528];SEARCH(&quot;worldX = &quot;;[.D528])+9;(SEARCH(&quot;worldY = &quot;;[.D528])-SEARCH(&quot;worldX = &quot;;[.D528])-11))" office:value-type="string" office:string-value="21">
            <text:p>21</text:p>
          </table:table-cell>
          <table:table-cell table:formula="of:=MID([.D528];SEARCH(&quot;worldY = &quot;;[.D528])+9;(SEARCH(&quot;posX = &quot;;[.D528])-SEARCH(&quot;worldY = &quot;;[.D528])-11))" office:value-type="string" office:string-value="17">
            <text:p>17</text:p>
          </table:table-cell>
          <table:table-cell table:formula="of:=MID([.D528];(SEARCH(&quot;posX = &quot;;[.D528])+7);(SEARCH(&quot;,&quot;;[.D528];SEARCH(&quot;posX&quot;;[.D528]))-SEARCH(&quot;posX = &quot;;[.D528])-7))" office:value-type="string" office:string-value="109">
            <text:p>109</text:p>
          </table:table-cell>
          <table:table-cell table:formula="of:=IF(LEN([.D528])&lt;60;MID([.D528];(SEARCH(&quot;posY = &quot;;[.D528])+7);(SEARCH(&quot;}&quot;;[.D528];SEARCH(&quot;posY&quot;;[.D528]))-SEARCH(&quot;posY = &quot;;[.D528])-7));MID([.D533];(SEARCH(&quot;posY = &quot;;[.D533])+7);(SEARCH(&quot;}&quot;;[.D533];SEARCH(&quot;posY&quot;;[.D533]))-SEARCH(&quot;posY = &quot;;[.D533])-7)))" office:value-type="string" office:string-value="238">
            <text:p>238</text:p>
          </table:table-cell>
          <table:table-cell table:formula="of:=MID([.D528];SEARCH(&quot;posZ = &quot;;[.D528])+7;(SEARCH(&quot;}&quot;;[.D528])-SEARCH(&quot;posZ = &quot;;[.D52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67, posY = 229}, -- <text:s/>hardware store</text:p>
          </table:table-cell>
          <table:table-cell office:value-type="string">
            <text:p>Riverside</text:p>
          </table:table-cell>
          <table:table-cell table:formula="of:=MID([.A529];SEARCH(&quot;--&quot;;[.A529])+2;256)" office:value-type="string" office:string-value="  hardware store">
            <text:p><text:s text:c="2"/>hardware store</text:p>
          </table:table-cell>
          <table:table-cell table:formula="of:=MID([.A529];1;SEARCH(&quot;--&quot;;[.A529])-1)" office:value-type="string" office:string-value="{worldX = 21, worldY = 17, posX = 67, posY = 229}, ">
            <text:p>{worldX = 21, worldY = 17, posX = 67, posY = 229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7">
            <text:p>52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CONCATENATE([.D529];&quot;-- &quot;;[.B529];&quot;,&quot;;[.C529];&quot; ID:&quot;;[.I529])" office:value-type="string" office:string-value="{worldX = 21, worldY = 17, posX = 67, posY = 229}, -- Riverside,  hardware store ID:527">
            <text:p>{worldX = 21, worldY = 17, posX = 67, posY = 229}, -- Riverside, <text:s/>hardware store ID:527</text:p>
          </table:table-cell>
          <table:table-cell table:formula="of:=MID([.D529];SEARCH(&quot;worldX = &quot;;[.D529])+9;(SEARCH(&quot;worldY = &quot;;[.D529])-SEARCH(&quot;worldX = &quot;;[.D529])-11))" office:value-type="string" office:string-value="21">
            <text:p>21</text:p>
          </table:table-cell>
          <table:table-cell table:formula="of:=MID([.D529];SEARCH(&quot;worldY = &quot;;[.D529])+9;(SEARCH(&quot;posX = &quot;;[.D529])-SEARCH(&quot;worldY = &quot;;[.D529])-11))" office:value-type="string" office:string-value="17">
            <text:p>17</text:p>
          </table:table-cell>
          <table:table-cell table:formula="of:=MID([.D529];(SEARCH(&quot;posX = &quot;;[.D529])+7);(SEARCH(&quot;,&quot;;[.D529];SEARCH(&quot;posX&quot;;[.D529]))-SEARCH(&quot;posX = &quot;;[.D529])-7))" office:value-type="string" office:string-value="67">
            <text:p>67</text:p>
          </table:table-cell>
          <table:table-cell table:formula="of:=IF(LEN([.D529])&lt;60;MID([.D529];(SEARCH(&quot;posY = &quot;;[.D529])+7);(SEARCH(&quot;}&quot;;[.D529];SEARCH(&quot;posY&quot;;[.D529]))-SEARCH(&quot;posY = &quot;;[.D529])-7));MID([.D534];(SEARCH(&quot;posY = &quot;;[.D534])+7);(SEARCH(&quot;}&quot;;[.D534];SEARCH(&quot;posY&quot;;[.D534]))-SEARCH(&quot;posY = &quot;;[.D534])-7)))" office:value-type="string" office:string-value="229">
            <text:p>229</text:p>
          </table:table-cell>
          <table:table-cell table:formula="of:=MID([.D529];SEARCH(&quot;posZ = &quot;;[.D529])+7;(SEARCH(&quot;}&quot;;[.D529])-SEARCH(&quot;posZ = &quot;;[.D5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62, posY = 221}, -- <text:s/>office 3</text:p>
          </table:table-cell>
          <table:table-cell office:value-type="string">
            <text:p>Riverside</text:p>
          </table:table-cell>
          <table:table-cell table:formula="of:=MID([.A530];SEARCH(&quot;--&quot;;[.A530])+2;256)" office:value-type="string" office:string-value="  office 3">
            <text:p><text:s text:c="2"/>office 3</text:p>
          </table:table-cell>
          <table:table-cell table:formula="of:=MID([.A530];1;SEARCH(&quot;--&quot;;[.A530])-1)" office:value-type="string" office:string-value="{worldX = 21, worldY = 17, posX = 62, posY = 221}, ">
            <text:p>{worldX = 21, worldY = 17, posX = 62, posY = 221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8">
            <text:p>528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530];&quot;-- &quot;;[.B530];&quot;,&quot;;[.C530];&quot; ID:&quot;;[.I530])" office:value-type="string" office:string-value="{worldX = 21, worldY = 17, posX = 62, posY = 221}, -- Riverside,  office 3 ID:528">
            <text:p>{worldX = 21, worldY = 17, posX = 62, posY = 221}, -- Riverside, <text:s/>office 3 ID:528</text:p>
          </table:table-cell>
          <table:table-cell table:formula="of:=MID([.D530];SEARCH(&quot;worldX = &quot;;[.D530])+9;(SEARCH(&quot;worldY = &quot;;[.D530])-SEARCH(&quot;worldX = &quot;;[.D530])-11))" office:value-type="string" office:string-value="21">
            <text:p>21</text:p>
          </table:table-cell>
          <table:table-cell table:formula="of:=MID([.D530];SEARCH(&quot;worldY = &quot;;[.D530])+9;(SEARCH(&quot;posX = &quot;;[.D530])-SEARCH(&quot;worldY = &quot;;[.D530])-11))" office:value-type="string" office:string-value="17">
            <text:p>17</text:p>
          </table:table-cell>
          <table:table-cell table:formula="of:=MID([.D530];(SEARCH(&quot;posX = &quot;;[.D530])+7);(SEARCH(&quot;,&quot;;[.D530];SEARCH(&quot;posX&quot;;[.D530]))-SEARCH(&quot;posX = &quot;;[.D530])-7))" office:value-type="string" office:string-value="62">
            <text:p>62</text:p>
          </table:table-cell>
          <table:table-cell table:formula="of:=IF(LEN([.D530])&lt;60;MID([.D530];(SEARCH(&quot;posY = &quot;;[.D530])+7);(SEARCH(&quot;}&quot;;[.D530];SEARCH(&quot;posY&quot;;[.D530]))-SEARCH(&quot;posY = &quot;;[.D530])-7));MID([.D535];(SEARCH(&quot;posY = &quot;;[.D535])+7);(SEARCH(&quot;}&quot;;[.D535];SEARCH(&quot;posY&quot;;[.D535]))-SEARCH(&quot;posY = &quot;;[.D535])-7)))" office:value-type="string" office:string-value="221">
            <text:p>221</text:p>
          </table:table-cell>
          <table:table-cell table:formula="of:=MID([.D530];SEARCH(&quot;posZ = &quot;;[.D530])+7;(SEARCH(&quot;}&quot;;[.D530])-SEARCH(&quot;posZ = &quot;;[.D5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64, posY = 213}, -- <text:s/>clothing store 1</text:p>
          </table:table-cell>
          <table:table-cell office:value-type="string">
            <text:p>Riverside</text:p>
          </table:table-cell>
          <table:table-cell table:formula="of:=MID([.A531];SEARCH(&quot;--&quot;;[.A531])+2;256)" office:value-type="string" office:string-value="  clothing store 1">
            <text:p><text:s text:c="2"/>clothing store 1</text:p>
          </table:table-cell>
          <table:table-cell table:formula="of:=MID([.A531];1;SEARCH(&quot;--&quot;;[.A531])-1)" office:value-type="string" office:string-value="{worldX = 21, worldY = 17, posX = 64, posY = 213}, ">
            <text:p>{worldX = 21, worldY = 17, posX = 64, posY = 21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29">
            <text:p>529</text:p>
          </table:table-cell>
          <table:table-cell table:number-columns-repeated="22"/>
          <table:table-cell table:formula="of:=CONCATENATE([.D531];&quot;-- &quot;;[.B531];&quot;,&quot;;[.C531];&quot; ID:&quot;;[.I531])" office:value-type="string" office:string-value="{worldX = 21, worldY = 17, posX = 64, posY = 213}, -- Riverside,  clothing store 1 ID:529">
            <text:p>{worldX = 21, worldY = 17, posX = 64, posY = 213}, -- Riverside, <text:s/>clothing store 1 ID:529</text:p>
          </table:table-cell>
          <table:table-cell table:formula="of:=MID([.D531];SEARCH(&quot;worldX = &quot;;[.D531])+9;(SEARCH(&quot;worldY = &quot;;[.D531])-SEARCH(&quot;worldX = &quot;;[.D531])-11))" office:value-type="string" office:string-value="21">
            <text:p>21</text:p>
          </table:table-cell>
          <table:table-cell table:formula="of:=MID([.D531];SEARCH(&quot;worldY = &quot;;[.D531])+9;(SEARCH(&quot;posX = &quot;;[.D531])-SEARCH(&quot;worldY = &quot;;[.D531])-11))" office:value-type="string" office:string-value="17">
            <text:p>17</text:p>
          </table:table-cell>
          <table:table-cell table:formula="of:=MID([.D531];(SEARCH(&quot;posX = &quot;;[.D531])+7);(SEARCH(&quot;,&quot;;[.D531];SEARCH(&quot;posX&quot;;[.D531]))-SEARCH(&quot;posX = &quot;;[.D531])-7))" office:value-type="string" office:string-value="64">
            <text:p>64</text:p>
          </table:table-cell>
          <table:table-cell table:formula="of:=IF(LEN([.D531])&lt;60;MID([.D531];(SEARCH(&quot;posY = &quot;;[.D531])+7);(SEARCH(&quot;}&quot;;[.D531];SEARCH(&quot;posY&quot;;[.D531]))-SEARCH(&quot;posY = &quot;;[.D531])-7));MID([.D536];(SEARCH(&quot;posY = &quot;;[.D536])+7);(SEARCH(&quot;}&quot;;[.D536];SEARCH(&quot;posY&quot;;[.D536]))-SEARCH(&quot;posY = &quot;;[.D536])-7)))" office:value-type="string" office:string-value="213">
            <text:p>213</text:p>
          </table:table-cell>
          <table:table-cell table:formula="of:=MID([.D531];SEARCH(&quot;posZ = &quot;;[.D531])+7;(SEARCH(&quot;}&quot;;[.D531])-SEARCH(&quot;posZ = &quot;;[.D5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63, posY = 202}, -- <text:s/>clothing store 2</text:p>
          </table:table-cell>
          <table:table-cell office:value-type="string">
            <text:p>Riverside</text:p>
          </table:table-cell>
          <table:table-cell table:formula="of:=MID([.A532];SEARCH(&quot;--&quot;;[.A532])+2;256)" office:value-type="string" office:string-value="  clothing store 2">
            <text:p><text:s text:c="2"/>clothing store 2</text:p>
          </table:table-cell>
          <table:table-cell table:formula="of:=MID([.A532];1;SEARCH(&quot;--&quot;;[.A532])-1)" office:value-type="string" office:string-value="{worldX = 21, worldY = 17, posX = 63, posY = 202}, ">
            <text:p>{worldX = 21, worldY = 17, posX = 63, posY = 202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30">
            <text:p>530</text:p>
          </table:table-cell>
          <table:table-cell table:number-columns-repeated="22"/>
          <table:table-cell table:formula="of:=CONCATENATE([.D532];&quot;-- &quot;;[.B532];&quot;,&quot;;[.C532];&quot; ID:&quot;;[.I532])" office:value-type="string" office:string-value="{worldX = 21, worldY = 17, posX = 63, posY = 202}, -- Riverside,  clothing store 2 ID:530">
            <text:p>{worldX = 21, worldY = 17, posX = 63, posY = 202}, -- Riverside, <text:s/>clothing store 2 ID:530</text:p>
          </table:table-cell>
          <table:table-cell table:formula="of:=MID([.D532];SEARCH(&quot;worldX = &quot;;[.D532])+9;(SEARCH(&quot;worldY = &quot;;[.D532])-SEARCH(&quot;worldX = &quot;;[.D532])-11))" office:value-type="string" office:string-value="21">
            <text:p>21</text:p>
          </table:table-cell>
          <table:table-cell table:formula="of:=MID([.D532];SEARCH(&quot;worldY = &quot;;[.D532])+9;(SEARCH(&quot;posX = &quot;;[.D532])-SEARCH(&quot;worldY = &quot;;[.D532])-11))" office:value-type="string" office:string-value="17">
            <text:p>17</text:p>
          </table:table-cell>
          <table:table-cell table:formula="of:=MID([.D532];(SEARCH(&quot;posX = &quot;;[.D532])+7);(SEARCH(&quot;,&quot;;[.D532];SEARCH(&quot;posX&quot;;[.D532]))-SEARCH(&quot;posX = &quot;;[.D532])-7))" office:value-type="string" office:string-value="63">
            <text:p>63</text:p>
          </table:table-cell>
          <table:table-cell table:formula="of:=IF(LEN([.D532])&lt;60;MID([.D532];(SEARCH(&quot;posY = &quot;;[.D532])+7);(SEARCH(&quot;}&quot;;[.D532];SEARCH(&quot;posY&quot;;[.D532]))-SEARCH(&quot;posY = &quot;;[.D532])-7));MID([.D537];(SEARCH(&quot;posY = &quot;;[.D537])+7);(SEARCH(&quot;}&quot;;[.D537];SEARCH(&quot;posY&quot;;[.D537]))-SEARCH(&quot;posY = &quot;;[.D537])-7)))" office:value-type="string" office:string-value="202">
            <text:p>202</text:p>
          </table:table-cell>
          <table:table-cell table:formula="of:=MID([.D532];SEARCH(&quot;posZ = &quot;;[.D532])+7;(SEARCH(&quot;}&quot;;[.D532])-SEARCH(&quot;posZ = &quot;;[.D5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48, posY = 197}, -- <text:s/>grocery store</text:p>
          </table:table-cell>
          <table:table-cell office:value-type="string">
            <text:p>Riverside</text:p>
          </table:table-cell>
          <table:table-cell table:formula="of:=MID([.A533];SEARCH(&quot;--&quot;;[.A533])+2;256)" office:value-type="string" office:string-value="  grocery store">
            <text:p><text:s text:c="2"/>grocery store</text:p>
          </table:table-cell>
          <table:table-cell table:formula="of:=MID([.A533];1;SEARCH(&quot;--&quot;;[.A533])-1)" office:value-type="string" office:string-value="{worldX = 21, worldY = 17, posX = 48, posY = 197}, ">
            <text:p>{worldX = 21, worldY = 17, posX = 48, posY = 197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 district, south side of street, then north</text:p>
          </table:table-cell>
          <table:table-cell/>
          <table:table-cell office:value-type="float" office:value="531">
            <text:p>531</text:p>
          </table:table-cell>
          <table:table-cell table:number-columns-repeated="22"/>
          <table:table-cell table:formula="of:=CONCATENATE([.D533];&quot;-- &quot;;[.B533];&quot;,&quot;;[.C533];&quot; ID:&quot;;[.I533])" office:value-type="string" office:string-value="{worldX = 21, worldY = 17, posX = 48, posY = 197}, -- Riverside,  grocery store ID:531">
            <text:p>{worldX = 21, worldY = 17, posX = 48, posY = 197}, -- Riverside, <text:s/>grocery store ID:531</text:p>
          </table:table-cell>
          <table:table-cell table:formula="of:=MID([.D533];SEARCH(&quot;worldX = &quot;;[.D533])+9;(SEARCH(&quot;worldY = &quot;;[.D533])-SEARCH(&quot;worldX = &quot;;[.D533])-11))" office:value-type="string" office:string-value="21">
            <text:p>21</text:p>
          </table:table-cell>
          <table:table-cell table:formula="of:=MID([.D533];SEARCH(&quot;worldY = &quot;;[.D533])+9;(SEARCH(&quot;posX = &quot;;[.D533])-SEARCH(&quot;worldY = &quot;;[.D533])-11))" office:value-type="string" office:string-value="17">
            <text:p>17</text:p>
          </table:table-cell>
          <table:table-cell table:formula="of:=MID([.D533];(SEARCH(&quot;posX = &quot;;[.D533])+7);(SEARCH(&quot;,&quot;;[.D533];SEARCH(&quot;posX&quot;;[.D533]))-SEARCH(&quot;posX = &quot;;[.D533])-7))" office:value-type="string" office:string-value="48">
            <text:p>48</text:p>
          </table:table-cell>
          <table:table-cell table:formula="of:=IF(LEN([.D533])&lt;60;MID([.D533];(SEARCH(&quot;posY = &quot;;[.D533])+7);(SEARCH(&quot;}&quot;;[.D533];SEARCH(&quot;posY&quot;;[.D533]))-SEARCH(&quot;posY = &quot;;[.D533])-7));MID([.D538];(SEARCH(&quot;posY = &quot;;[.D538])+7);(SEARCH(&quot;}&quot;;[.D538];SEARCH(&quot;posY&quot;;[.D538]))-SEARCH(&quot;posY = &quot;;[.D538])-7)))" office:value-type="string" office:string-value="197">
            <text:p>197</text:p>
          </table:table-cell>
          <table:table-cell table:formula="of:=MID([.D533];SEARCH(&quot;posZ = &quot;;[.D533])+7;(SEARCH(&quot;}&quot;;[.D533])-SEARCH(&quot;posZ = &quot;;[.D5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209, posY = 161}, -- <text:s/>clothing store 3</text:p>
          </table:table-cell>
          <table:table-cell office:value-type="string">
            <text:p>Riverside</text:p>
          </table:table-cell>
          <table:table-cell table:formula="of:=MID([.A534];SEARCH(&quot;--&quot;;[.A534])+2;256)" office:value-type="string" office:string-value="  clothing store 3">
            <text:p><text:s text:c="2"/>clothing store 3</text:p>
          </table:table-cell>
          <table:table-cell table:formula="of:=MID([.A534];1;SEARCH(&quot;--&quot;;[.A534])-1)" office:value-type="string" office:string-value="{worldX = 21, worldY = 17, posX = 209, posY = 161}, ">
            <text:p>{worldX = 21, worldY = 17, posX = 209, posY = 161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32">
            <text:p>532</text:p>
          </table:table-cell>
          <table:table-cell table:number-columns-repeated="22"/>
          <table:table-cell table:formula="of:=CONCATENATE([.D534];&quot;-- &quot;;[.B534];&quot;,&quot;;[.C534];&quot; ID:&quot;;[.I534])" office:value-type="string" office:string-value="{worldX = 21, worldY = 17, posX = 209, posY = 161}, -- Riverside,  clothing store 3 ID:532">
            <text:p>{worldX = 21, worldY = 17, posX = 209, posY = 161}, -- Riverside, <text:s/>clothing store 3 ID:532</text:p>
          </table:table-cell>
          <table:table-cell table:formula="of:=MID([.D534];SEARCH(&quot;worldX = &quot;;[.D534])+9;(SEARCH(&quot;worldY = &quot;;[.D534])-SEARCH(&quot;worldX = &quot;;[.D534])-11))" office:value-type="string" office:string-value="21">
            <text:p>21</text:p>
          </table:table-cell>
          <table:table-cell table:formula="of:=MID([.D534];SEARCH(&quot;worldY = &quot;;[.D534])+9;(SEARCH(&quot;posX = &quot;;[.D534])-SEARCH(&quot;worldY = &quot;;[.D534])-11))" office:value-type="string" office:string-value="17">
            <text:p>17</text:p>
          </table:table-cell>
          <table:table-cell table:formula="of:=MID([.D534];(SEARCH(&quot;posX = &quot;;[.D534])+7);(SEARCH(&quot;,&quot;;[.D534];SEARCH(&quot;posX&quot;;[.D534]))-SEARCH(&quot;posX = &quot;;[.D534])-7))" office:value-type="string" office:string-value="209">
            <text:p>209</text:p>
          </table:table-cell>
          <table:table-cell table:formula="of:=IF(LEN([.D534])&lt;60;MID([.D534];(SEARCH(&quot;posY = &quot;;[.D534])+7);(SEARCH(&quot;}&quot;;[.D534];SEARCH(&quot;posY&quot;;[.D534]))-SEARCH(&quot;posY = &quot;;[.D534])-7));MID([.D539];(SEARCH(&quot;posY = &quot;;[.D539])+7);(SEARCH(&quot;}&quot;;[.D539];SEARCH(&quot;posY&quot;;[.D539]))-SEARCH(&quot;posY = &quot;;[.D539])-7)))" office:value-type="string" office:string-value="161">
            <text:p>161</text:p>
          </table:table-cell>
          <table:table-cell table:formula="of:=MID([.D534];SEARCH(&quot;posZ = &quot;;[.D534])+7;(SEARCH(&quot;}&quot;;[.D534])-SEARCH(&quot;posZ = &quot;;[.D5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95, posY = 166}, -- <text:s/>fudge store</text:p>
          </table:table-cell>
          <table:table-cell office:value-type="string">
            <text:p>Riverside</text:p>
          </table:table-cell>
          <table:table-cell table:formula="of:=MID([.A535];SEARCH(&quot;--&quot;;[.A535])+2;256)" office:value-type="string" office:string-value="  fudge store">
            <text:p><text:s text:c="2"/>fudge store</text:p>
          </table:table-cell>
          <table:table-cell table:formula="of:=MID([.A535];1;SEARCH(&quot;--&quot;;[.A535])-1)" office:value-type="string" office:string-value="{worldX = 21, worldY = 17, posX = 195, posY = 166}, ">
            <text:p>{worldX = 21, worldY = 17, posX = 195, posY = 16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33">
            <text:p>533</text:p>
          </table:table-cell>
          <table:table-cell table:number-columns-repeated="22"/>
          <table:table-cell table:formula="of:=CONCATENATE([.D535];&quot;-- &quot;;[.B535];&quot;,&quot;;[.C535];&quot; ID:&quot;;[.I535])" office:value-type="string" office:string-value="{worldX = 21, worldY = 17, posX = 195, posY = 166}, -- Riverside,  fudge store ID:533">
            <text:p>{worldX = 21, worldY = 17, posX = 195, posY = 166}, -- Riverside, <text:s/>fudge store ID:533</text:p>
          </table:table-cell>
          <table:table-cell table:formula="of:=MID([.D535];SEARCH(&quot;worldX = &quot;;[.D535])+9;(SEARCH(&quot;worldY = &quot;;[.D535])-SEARCH(&quot;worldX = &quot;;[.D535])-11))" office:value-type="string" office:string-value="21">
            <text:p>21</text:p>
          </table:table-cell>
          <table:table-cell table:formula="of:=MID([.D535];SEARCH(&quot;worldY = &quot;;[.D535])+9;(SEARCH(&quot;posX = &quot;;[.D535])-SEARCH(&quot;worldY = &quot;;[.D535])-11))" office:value-type="string" office:string-value="17">
            <text:p>17</text:p>
          </table:table-cell>
          <table:table-cell table:formula="of:=MID([.D535];(SEARCH(&quot;posX = &quot;;[.D535])+7);(SEARCH(&quot;,&quot;;[.D535];SEARCH(&quot;posX&quot;;[.D535]))-SEARCH(&quot;posX = &quot;;[.D535])-7))" office:value-type="string" office:string-value="195">
            <text:p>195</text:p>
          </table:table-cell>
          <table:table-cell table:formula="of:=IF(LEN([.D535])&lt;60;MID([.D535];(SEARCH(&quot;posY = &quot;;[.D535])+7);(SEARCH(&quot;}&quot;;[.D535];SEARCH(&quot;posY&quot;;[.D535]))-SEARCH(&quot;posY = &quot;;[.D535])-7));MID([.D540];(SEARCH(&quot;posY = &quot;;[.D540])+7);(SEARCH(&quot;}&quot;;[.D540];SEARCH(&quot;posY&quot;;[.D540]))-SEARCH(&quot;posY = &quot;;[.D540])-7)))" office:value-type="string" office:string-value="166">
            <text:p>166</text:p>
          </table:table-cell>
          <table:table-cell table:formula="of:=MID([.D535];SEARCH(&quot;posZ = &quot;;[.D535])+7;(SEARCH(&quot;}&quot;;[.D535])-SEARCH(&quot;posZ = &quot;;[.D5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93, posY = 159}, -- <text:s/>fudge store, kitchen</text:p>
          </table:table-cell>
          <table:table-cell office:value-type="string">
            <text:p>Riverside</text:p>
          </table:table-cell>
          <table:table-cell table:formula="of:=MID([.A536];SEARCH(&quot;--&quot;;[.A536])+2;256)" office:value-type="string" office:string-value="  fudge store, kitchen">
            <text:p><text:s text:c="2"/>fudge store, kitchen</text:p>
          </table:table-cell>
          <table:table-cell table:formula="of:=MID([.A536];1;SEARCH(&quot;--&quot;;[.A536])-1)" office:value-type="string" office:string-value="{worldX = 21, worldY = 17, posX = 193, posY = 159}, ">
            <text:p>{worldX = 21, worldY = 17, posX = 193, posY = 15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north side of street</text:p>
          </table:table-cell>
          <table:table-cell/>
          <table:table-cell office:value-type="float" office:value="534">
            <text:p>53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36];&quot;-- &quot;;[.B536];&quot;,&quot;;[.C536];&quot; ID:&quot;;[.I536])" office:value-type="string" office:string-value="{worldX = 21, worldY = 17, posX = 193, posY = 159}, -- Riverside,  fudge store, kitchen ID:534">
            <text:p>{worldX = 21, worldY = 17, posX = 193, posY = 159}, -- Riverside, <text:s/>fudge store, kitchen ID:534</text:p>
          </table:table-cell>
          <table:table-cell table:formula="of:=MID([.D536];SEARCH(&quot;worldX = &quot;;[.D536])+9;(SEARCH(&quot;worldY = &quot;;[.D536])-SEARCH(&quot;worldX = &quot;;[.D536])-11))" office:value-type="string" office:string-value="21">
            <text:p>21</text:p>
          </table:table-cell>
          <table:table-cell table:formula="of:=MID([.D536];SEARCH(&quot;worldY = &quot;;[.D536])+9;(SEARCH(&quot;posX = &quot;;[.D536])-SEARCH(&quot;worldY = &quot;;[.D536])-11))" office:value-type="string" office:string-value="17">
            <text:p>17</text:p>
          </table:table-cell>
          <table:table-cell table:formula="of:=MID([.D536];(SEARCH(&quot;posX = &quot;;[.D536])+7);(SEARCH(&quot;,&quot;;[.D536];SEARCH(&quot;posX&quot;;[.D536]))-SEARCH(&quot;posX = &quot;;[.D536])-7))" office:value-type="string" office:string-value="193">
            <text:p>193</text:p>
          </table:table-cell>
          <table:table-cell table:formula="of:=IF(LEN([.D536])&lt;60;MID([.D536];(SEARCH(&quot;posY = &quot;;[.D536])+7);(SEARCH(&quot;}&quot;;[.D536];SEARCH(&quot;posY&quot;;[.D536]))-SEARCH(&quot;posY = &quot;;[.D536])-7));MID([.D541];(SEARCH(&quot;posY = &quot;;[.D541])+7);(SEARCH(&quot;}&quot;;[.D541];SEARCH(&quot;posY&quot;;[.D541]))-SEARCH(&quot;posY = &quot;;[.D541])-7)))" office:value-type="string" office:string-value="159">
            <text:p>159</text:p>
          </table:table-cell>
          <table:table-cell table:formula="of:=MID([.D536];SEARCH(&quot;posZ = &quot;;[.D536])+7;(SEARCH(&quot;}&quot;;[.D536])-SEARCH(&quot;posZ = &quot;;[.D5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84, posY = 166}, -- <text:s/>jewellers</text:p>
          </table:table-cell>
          <table:table-cell office:value-type="string">
            <text:p>Riverside</text:p>
          </table:table-cell>
          <table:table-cell table:formula="of:=MID([.A537];SEARCH(&quot;--&quot;;[.A537])+2;256)" office:value-type="string" office:string-value="  jewellers">
            <text:p><text:s text:c="2"/>jewellers</text:p>
          </table:table-cell>
          <table:table-cell table:formula="of:=MID([.A537];1;SEARCH(&quot;--&quot;;[.A537])-1)" office:value-type="string" office:string-value="{worldX = 21, worldY = 17, posX = 184, posY = 166}, ">
            <text:p>{worldX = 21, worldY = 17, posX = 184, posY = 16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35">
            <text:p>535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table:formula="of:=CONCATENATE([.D537];&quot;-- &quot;;[.B537];&quot;,&quot;;[.C537];&quot; ID:&quot;;[.I537])" office:value-type="string" office:string-value="{worldX = 21, worldY = 17, posX = 184, posY = 166}, -- Riverside,  jewellers ID:535">
            <text:p>{worldX = 21, worldY = 17, posX = 184, posY = 166}, -- Riverside, <text:s/>jewellers ID:535</text:p>
          </table:table-cell>
          <table:table-cell table:formula="of:=MID([.D537];SEARCH(&quot;worldX = &quot;;[.D537])+9;(SEARCH(&quot;worldY = &quot;;[.D537])-SEARCH(&quot;worldX = &quot;;[.D537])-11))" office:value-type="string" office:string-value="21">
            <text:p>21</text:p>
          </table:table-cell>
          <table:table-cell table:formula="of:=MID([.D537];SEARCH(&quot;worldY = &quot;;[.D537])+9;(SEARCH(&quot;posX = &quot;;[.D537])-SEARCH(&quot;worldY = &quot;;[.D537])-11))" office:value-type="string" office:string-value="17">
            <text:p>17</text:p>
          </table:table-cell>
          <table:table-cell table:formula="of:=MID([.D537];(SEARCH(&quot;posX = &quot;;[.D537])+7);(SEARCH(&quot;,&quot;;[.D537];SEARCH(&quot;posX&quot;;[.D537]))-SEARCH(&quot;posX = &quot;;[.D537])-7))" office:value-type="string" office:string-value="184">
            <text:p>184</text:p>
          </table:table-cell>
          <table:table-cell table:formula="of:=IF(LEN([.D537])&lt;60;MID([.D537];(SEARCH(&quot;posY = &quot;;[.D537])+7);(SEARCH(&quot;}&quot;;[.D537];SEARCH(&quot;posY&quot;;[.D537]))-SEARCH(&quot;posY = &quot;;[.D537])-7));MID([.D542];(SEARCH(&quot;posY = &quot;;[.D542])+7);(SEARCH(&quot;}&quot;;[.D542];SEARCH(&quot;posY&quot;;[.D542]))-SEARCH(&quot;posY = &quot;;[.D542])-7)))" office:value-type="string" office:string-value="166">
            <text:p>166</text:p>
          </table:table-cell>
          <table:table-cell table:formula="of:=MID([.D537];SEARCH(&quot;posZ = &quot;;[.D537])+7;(SEARCH(&quot;}&quot;;[.D537])-SEARCH(&quot;posZ = &quot;;[.D537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21, worldY = 17, posX = 174, posY = 170}, -- <text:s/>pharmabug front</text:p>
          </table:table-cell>
          <table:table-cell office:value-type="string">
            <text:p>Riverside</text:p>
          </table:table-cell>
          <table:table-cell table:formula="of:=MID([.A538];SEARCH(&quot;--&quot;;[.A538])+2;256)" office:value-type="string" office:string-value="  pharmabug front">
            <text:p><text:s text:c="2"/>pharmabug front</text:p>
          </table:table-cell>
          <table:table-cell table:formula="of:=MID([.A538];1;SEARCH(&quot;--&quot;;[.A538])-1)" office:value-type="string" office:string-value="{worldX = 21, worldY = 17, posX = 174, posY = 170}, ">
            <text:p>{worldX = 21, worldY = 17, posX = 174, posY = 17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north side of street</text:p>
          </table:table-cell>
          <table:table-cell/>
          <table:table-cell office:value-type="float" office:value="536">
            <text:p>536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538];&quot;-- &quot;;[.B538];&quot;,&quot;;[.C538];&quot; ID:&quot;;[.I538])" office:value-type="string" office:string-value="{worldX = 21, worldY = 17, posX = 174, posY = 170}, -- Riverside,  pharmabug front ID:536">
            <text:p>{worldX = 21, worldY = 17, posX = 174, posY = 170}, -- Riverside, <text:s/>pharmabug front ID:536</text:p>
          </table:table-cell>
          <table:table-cell table:formula="of:=MID([.D538];SEARCH(&quot;worldX = &quot;;[.D538])+9;(SEARCH(&quot;worldY = &quot;;[.D538])-SEARCH(&quot;worldX = &quot;;[.D538])-11))" office:value-type="string" office:string-value="21">
            <text:p>21</text:p>
          </table:table-cell>
          <table:table-cell table:formula="of:=MID([.D538];SEARCH(&quot;worldY = &quot;;[.D538])+9;(SEARCH(&quot;posX = &quot;;[.D538])-SEARCH(&quot;worldY = &quot;;[.D538])-11))" office:value-type="string" office:string-value="17">
            <text:p>17</text:p>
          </table:table-cell>
          <table:table-cell table:formula="of:=MID([.D538];(SEARCH(&quot;posX = &quot;;[.D538])+7);(SEARCH(&quot;,&quot;;[.D538];SEARCH(&quot;posX&quot;;[.D538]))-SEARCH(&quot;posX = &quot;;[.D538])-7))" office:value-type="string" office:string-value="174">
            <text:p>174</text:p>
          </table:table-cell>
          <table:table-cell table:formula="of:=IF(LEN([.D538])&lt;60;MID([.D538];(SEARCH(&quot;posY = &quot;;[.D538])+7);(SEARCH(&quot;}&quot;;[.D538];SEARCH(&quot;posY&quot;;[.D538]))-SEARCH(&quot;posY = &quot;;[.D538])-7));MID([.D543];(SEARCH(&quot;posY = &quot;;[.D543])+7);(SEARCH(&quot;}&quot;;[.D543];SEARCH(&quot;posY&quot;;[.D543]))-SEARCH(&quot;posY = &quot;;[.D543])-7)))" office:value-type="string" office:string-value="170">
            <text:p>170</text:p>
          </table:table-cell>
          <table:table-cell table:formula="of:=MID([.D538];SEARCH(&quot;posZ = &quot;;[.D538])+7;(SEARCH(&quot;}&quot;;[.D538])-SEARCH(&quot;posZ = &quot;;[.D538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21, worldY = 17, posX = 176, posY = 159}, -- <text:s/>pharmabug, back room</text:p>
          </table:table-cell>
          <table:table-cell office:value-type="string">
            <text:p>Riverside</text:p>
          </table:table-cell>
          <table:table-cell table:formula="of:=MID([.A539];SEARCH(&quot;--&quot;;[.A539])+2;256)" office:value-type="string" office:string-value="  pharmabug, back room">
            <text:p><text:s text:c="2"/>pharmabug, back room</text:p>
          </table:table-cell>
          <table:table-cell table:formula="of:=MID([.A539];1;SEARCH(&quot;--&quot;;[.A539])-1)" office:value-type="string" office:string-value="{worldX = 21, worldY = 17, posX = 176, posY = 159}, ">
            <text:p>{worldX = 21, worldY = 17, posX = 176, posY = 159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north side of street</text:p>
          </table:table-cell>
          <table:table-cell/>
          <table:table-cell office:value-type="float" office:value="537">
            <text:p>537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539];&quot;-- &quot;;[.B539];&quot;,&quot;;[.C539];&quot; ID:&quot;;[.I539])" office:value-type="string" office:string-value="{worldX = 21, worldY = 17, posX = 176, posY = 159}, -- Riverside,  pharmabug, back room ID:537">
            <text:p>{worldX = 21, worldY = 17, posX = 176, posY = 159}, -- Riverside, <text:s/>pharmabug, back room ID:537</text:p>
          </table:table-cell>
          <table:table-cell table:formula="of:=MID([.D539];SEARCH(&quot;worldX = &quot;;[.D539])+9;(SEARCH(&quot;worldY = &quot;;[.D539])-SEARCH(&quot;worldX = &quot;;[.D539])-11))" office:value-type="string" office:string-value="21">
            <text:p>21</text:p>
          </table:table-cell>
          <table:table-cell table:formula="of:=MID([.D539];SEARCH(&quot;worldY = &quot;;[.D539])+9;(SEARCH(&quot;posX = &quot;;[.D539])-SEARCH(&quot;worldY = &quot;;[.D539])-11))" office:value-type="string" office:string-value="17">
            <text:p>17</text:p>
          </table:table-cell>
          <table:table-cell table:formula="of:=MID([.D539];(SEARCH(&quot;posX = &quot;;[.D539])+7);(SEARCH(&quot;,&quot;;[.D539];SEARCH(&quot;posX&quot;;[.D539]))-SEARCH(&quot;posX = &quot;;[.D539])-7))" office:value-type="string" office:string-value="176">
            <text:p>176</text:p>
          </table:table-cell>
          <table:table-cell table:formula="of:=IF(LEN([.D539])&lt;60;MID([.D539];(SEARCH(&quot;posY = &quot;;[.D539])+7);(SEARCH(&quot;}&quot;;[.D539];SEARCH(&quot;posY&quot;;[.D539]))-SEARCH(&quot;posY = &quot;;[.D539])-7));MID([.D544];(SEARCH(&quot;posY = &quot;;[.D544])+7);(SEARCH(&quot;}&quot;;[.D544];SEARCH(&quot;posY&quot;;[.D544]))-SEARCH(&quot;posY = &quot;;[.D544])-7)))" office:value-type="string" office:string-value="159">
            <text:p>159</text:p>
          </table:table-cell>
          <table:table-cell table:formula="of:=MID([.D539];SEARCH(&quot;posZ = &quot;;[.D539])+7;(SEARCH(&quot;}&quot;;[.D539])-SEARCH(&quot;posZ = &quot;;[.D53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51, posY = 163}, -- <text:s/>restaraunt 2</text:p>
          </table:table-cell>
          <table:table-cell office:value-type="string">
            <text:p>Riverside</text:p>
          </table:table-cell>
          <table:table-cell table:formula="of:=MID([.A540];SEARCH(&quot;--&quot;;[.A540])+2;256)" office:value-type="string" office:string-value="  restaraunt 2">
            <text:p><text:s text:c="2"/>restaraunt 2</text:p>
          </table:table-cell>
          <table:table-cell table:formula="of:=MID([.A540];1;SEARCH(&quot;--&quot;;[.A540])-1)" office:value-type="string" office:string-value="{worldX = 21, worldY = 17, posX = 151, posY = 163}, ">
            <text:p>{worldX = 21, worldY = 17, posX = 151, posY = 163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north side of street</text:p>
          </table:table-cell>
          <table:table-cell/>
          <table:table-cell office:value-type="float" office:value="538">
            <text:p>538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40];&quot;-- &quot;;[.B540];&quot;,&quot;;[.C540];&quot; ID:&quot;;[.I540])" office:value-type="string" office:string-value="{worldX = 21, worldY = 17, posX = 151, posY = 163}, -- Riverside,  restaraunt 2 ID:538">
            <text:p>{worldX = 21, worldY = 17, posX = 151, posY = 163}, -- Riverside, <text:s/>restaraunt 2 ID:538</text:p>
          </table:table-cell>
          <table:table-cell table:formula="of:=MID([.D540];SEARCH(&quot;worldX = &quot;;[.D540])+9;(SEARCH(&quot;worldY = &quot;;[.D540])-SEARCH(&quot;worldX = &quot;;[.D540])-11))" office:value-type="string" office:string-value="21">
            <text:p>21</text:p>
          </table:table-cell>
          <table:table-cell table:formula="of:=MID([.D540];SEARCH(&quot;worldY = &quot;;[.D540])+9;(SEARCH(&quot;posX = &quot;;[.D540])-SEARCH(&quot;worldY = &quot;;[.D540])-11))" office:value-type="string" office:string-value="17">
            <text:p>17</text:p>
          </table:table-cell>
          <table:table-cell table:formula="of:=MID([.D540];(SEARCH(&quot;posX = &quot;;[.D540])+7);(SEARCH(&quot;,&quot;;[.D540];SEARCH(&quot;posX&quot;;[.D540]))-SEARCH(&quot;posX = &quot;;[.D540])-7))" office:value-type="string" office:string-value="151">
            <text:p>151</text:p>
          </table:table-cell>
          <table:table-cell table:formula="of:=IF(LEN([.D540])&lt;60;MID([.D540];(SEARCH(&quot;posY = &quot;;[.D540])+7);(SEARCH(&quot;}&quot;;[.D540];SEARCH(&quot;posY&quot;;[.D540]))-SEARCH(&quot;posY = &quot;;[.D540])-7));MID([.D545];(SEARCH(&quot;posY = &quot;;[.D545])+7);(SEARCH(&quot;}&quot;;[.D545];SEARCH(&quot;posY&quot;;[.D545]))-SEARCH(&quot;posY = &quot;;[.D545])-7)))" office:value-type="string" office:string-value="163">
            <text:p>163</text:p>
          </table:table-cell>
          <table:table-cell table:formula="of:=MID([.D540];SEARCH(&quot;posZ = &quot;;[.D540])+7;(SEARCH(&quot;}&quot;;[.D540])-SEARCH(&quot;posZ = &quot;;[.D5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37, posY = 159}, -- <text:s/>restaraunt 2, kitchen</text:p>
          </table:table-cell>
          <table:table-cell office:value-type="string">
            <text:p>Riverside</text:p>
          </table:table-cell>
          <table:table-cell table:formula="of:=MID([.A541];SEARCH(&quot;--&quot;;[.A541])+2;256)" office:value-type="string" office:string-value="  restaraunt 2, kitchen">
            <text:p><text:s text:c="2"/>restaraunt 2, kitchen</text:p>
          </table:table-cell>
          <table:table-cell table:formula="of:=MID([.A541];1;SEARCH(&quot;--&quot;;[.A541])-1)" office:value-type="string" office:string-value="{worldX = 21, worldY = 17, posX = 137, posY = 159}, ">
            <text:p>{worldX = 21, worldY = 17, posX = 137, posY = 15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north side of street</text:p>
          </table:table-cell>
          <table:table-cell/>
          <table:table-cell office:value-type="float" office:value="539">
            <text:p>539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41];&quot;-- &quot;;[.B541];&quot;,&quot;;[.C541];&quot; ID:&quot;;[.I541])" office:value-type="string" office:string-value="{worldX = 21, worldY = 17, posX = 137, posY = 159}, -- Riverside,  restaraunt 2, kitchen ID:539">
            <text:p>{worldX = 21, worldY = 17, posX = 137, posY = 159}, -- Riverside, <text:s/>restaraunt 2, kitchen ID:539</text:p>
          </table:table-cell>
          <table:table-cell table:formula="of:=MID([.D541];SEARCH(&quot;worldX = &quot;;[.D541])+9;(SEARCH(&quot;worldY = &quot;;[.D541])-SEARCH(&quot;worldX = &quot;;[.D541])-11))" office:value-type="string" office:string-value="21">
            <text:p>21</text:p>
          </table:table-cell>
          <table:table-cell table:formula="of:=MID([.D541];SEARCH(&quot;worldY = &quot;;[.D541])+9;(SEARCH(&quot;posX = &quot;;[.D541])-SEARCH(&quot;worldY = &quot;;[.D541])-11))" office:value-type="string" office:string-value="17">
            <text:p>17</text:p>
          </table:table-cell>
          <table:table-cell table:formula="of:=MID([.D541];(SEARCH(&quot;posX = &quot;;[.D541])+7);(SEARCH(&quot;,&quot;;[.D541];SEARCH(&quot;posX&quot;;[.D541]))-SEARCH(&quot;posX = &quot;;[.D541])-7))" office:value-type="string" office:string-value="137">
            <text:p>137</text:p>
          </table:table-cell>
          <table:table-cell table:formula="of:=IF(LEN([.D541])&lt;60;MID([.D541];(SEARCH(&quot;posY = &quot;;[.D541])+7);(SEARCH(&quot;}&quot;;[.D541];SEARCH(&quot;posY&quot;;[.D541]))-SEARCH(&quot;posY = &quot;;[.D541])-7));MID([.D546];(SEARCH(&quot;posY = &quot;;[.D546])+7);(SEARCH(&quot;}&quot;;[.D546];SEARCH(&quot;posY&quot;;[.D546]))-SEARCH(&quot;posY = &quot;;[.D546])-7)))" office:value-type="string" office:string-value="159">
            <text:p>159</text:p>
          </table:table-cell>
          <table:table-cell table:formula="of:=MID([.D541];SEARCH(&quot;posZ = &quot;;[.D541])+7;(SEARCH(&quot;}&quot;;[.D541])-SEARCH(&quot;posZ = &quot;;[.D5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37, posY = 164}, -- <text:s/>enigma books</text:p>
          </table:table-cell>
          <table:table-cell office:value-type="string">
            <text:p>Riverside</text:p>
          </table:table-cell>
          <table:table-cell table:formula="of:=MID([.A542];SEARCH(&quot;--&quot;;[.A542])+2;256)" office:value-type="string" office:string-value="  enigma books">
            <text:p><text:s text:c="2"/>enigma books</text:p>
          </table:table-cell>
          <table:table-cell table:formula="of:=MID([.A542];1;SEARCH(&quot;--&quot;;[.A542])-1)" office:value-type="string" office:string-value="{worldX = 21, worldY = 17, posX = 137, posY = 164}, ">
            <text:p>{worldX = 21, worldY = 17, posX = 137, posY = 16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40">
            <text:p>540</text:p>
          </table:table-cell>
          <table:table-cell table:number-columns-repeated="22"/>
          <table:table-cell table:formula="of:=CONCATENATE([.D542];&quot;-- &quot;;[.B542];&quot;,&quot;;[.C542];&quot; ID:&quot;;[.I542])" office:value-type="string" office:string-value="{worldX = 21, worldY = 17, posX = 137, posY = 164}, -- Riverside,  enigma books ID:540">
            <text:p>{worldX = 21, worldY = 17, posX = 137, posY = 164}, -- Riverside, <text:s/>enigma books ID:540</text:p>
          </table:table-cell>
          <table:table-cell table:formula="of:=MID([.D542];SEARCH(&quot;worldX = &quot;;[.D542])+9;(SEARCH(&quot;worldY = &quot;;[.D542])-SEARCH(&quot;worldX = &quot;;[.D542])-11))" office:value-type="string" office:string-value="21">
            <text:p>21</text:p>
          </table:table-cell>
          <table:table-cell table:formula="of:=MID([.D542];SEARCH(&quot;worldY = &quot;;[.D542])+9;(SEARCH(&quot;posX = &quot;;[.D542])-SEARCH(&quot;worldY = &quot;;[.D542])-11))" office:value-type="string" office:string-value="17">
            <text:p>17</text:p>
          </table:table-cell>
          <table:table-cell table:formula="of:=MID([.D542];(SEARCH(&quot;posX = &quot;;[.D542])+7);(SEARCH(&quot;,&quot;;[.D542];SEARCH(&quot;posX&quot;;[.D542]))-SEARCH(&quot;posX = &quot;;[.D542])-7))" office:value-type="string" office:string-value="137">
            <text:p>137</text:p>
          </table:table-cell>
          <table:table-cell table:formula="of:=IF(LEN([.D542])&lt;60;MID([.D542];(SEARCH(&quot;posY = &quot;;[.D542])+7);(SEARCH(&quot;}&quot;;[.D542];SEARCH(&quot;posY&quot;;[.D542]))-SEARCH(&quot;posY = &quot;;[.D542])-7));MID([.D547];(SEARCH(&quot;posY = &quot;;[.D547])+7);(SEARCH(&quot;}&quot;;[.D547];SEARCH(&quot;posY&quot;;[.D547]))-SEARCH(&quot;posY = &quot;;[.D547])-7)))" office:value-type="string" office:string-value="164">
            <text:p>164</text:p>
          </table:table-cell>
          <table:table-cell table:formula="of:=MID([.D542];SEARCH(&quot;posZ = &quot;;[.D542])+7;(SEARCH(&quot;}&quot;;[.D542])-SEARCH(&quot;posZ = &quot;;[.D5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23, posY = 164}, -- <text:s/>office 4</text:p>
          </table:table-cell>
          <table:table-cell office:value-type="string">
            <text:p>Riverside</text:p>
          </table:table-cell>
          <table:table-cell table:formula="of:=MID([.A543];SEARCH(&quot;--&quot;;[.A543])+2;256)" office:value-type="string" office:string-value="  office 4">
            <text:p><text:s text:c="2"/>office 4</text:p>
          </table:table-cell>
          <table:table-cell table:formula="of:=MID([.A543];1;SEARCH(&quot;--&quot;;[.A543])-1)" office:value-type="string" office:string-value="{worldX = 21, worldY = 17, posX = 123, posY = 164}, ">
            <text:p>{worldX = 21, worldY = 17, posX = 123, posY = 164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north side of street</text:p>
          </table:table-cell>
          <table:table-cell/>
          <table:table-cell office:value-type="float" office:value="541">
            <text:p>54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2"/>
          <table:table-cell table:formula="of:=CONCATENATE([.D543];&quot;-- &quot;;[.B543];&quot;,&quot;;[.C543];&quot; ID:&quot;;[.I543])" office:value-type="string" office:string-value="{worldX = 21, worldY = 17, posX = 123, posY = 164}, -- Riverside,  office 4 ID:541">
            <text:p>{worldX = 21, worldY = 17, posX = 123, posY = 164}, -- Riverside, <text:s/>office 4 ID:541</text:p>
          </table:table-cell>
          <table:table-cell table:formula="of:=MID([.D543];SEARCH(&quot;worldX = &quot;;[.D543])+9;(SEARCH(&quot;worldY = &quot;;[.D543])-SEARCH(&quot;worldX = &quot;;[.D543])-11))" office:value-type="string" office:string-value="21">
            <text:p>21</text:p>
          </table:table-cell>
          <table:table-cell table:formula="of:=MID([.D543];SEARCH(&quot;worldY = &quot;;[.D543])+9;(SEARCH(&quot;posX = &quot;;[.D543])-SEARCH(&quot;worldY = &quot;;[.D543])-11))" office:value-type="string" office:string-value="17">
            <text:p>17</text:p>
          </table:table-cell>
          <table:table-cell table:formula="of:=MID([.D543];(SEARCH(&quot;posX = &quot;;[.D543])+7);(SEARCH(&quot;,&quot;;[.D543];SEARCH(&quot;posX&quot;;[.D543]))-SEARCH(&quot;posX = &quot;;[.D543])-7))" office:value-type="string" office:string-value="123">
            <text:p>123</text:p>
          </table:table-cell>
          <table:table-cell table:formula="of:=IF(LEN([.D543])&lt;60;MID([.D543];(SEARCH(&quot;posY = &quot;;[.D543])+7);(SEARCH(&quot;}&quot;;[.D543];SEARCH(&quot;posY&quot;;[.D543]))-SEARCH(&quot;posY = &quot;;[.D543])-7));MID([.D548];(SEARCH(&quot;posY = &quot;;[.D548])+7);(SEARCH(&quot;}&quot;;[.D548];SEARCH(&quot;posY&quot;;[.D548]))-SEARCH(&quot;posY = &quot;;[.D548])-7)))" office:value-type="string" office:string-value="164">
            <text:p>164</text:p>
          </table:table-cell>
          <table:table-cell table:formula="of:=MID([.D543];SEARCH(&quot;posZ = &quot;;[.D543])+7;(SEARCH(&quot;}&quot;;[.D543])-SEARCH(&quot;posZ = &quot;;[.D5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18, posY = 170}, -- <text:s/>hairogensis</text:p>
          </table:table-cell>
          <table:table-cell office:value-type="string">
            <text:p>Riverside</text:p>
          </table:table-cell>
          <table:table-cell table:formula="of:=MID([.A544];SEARCH(&quot;--&quot;;[.A544])+2;256)" office:value-type="string" office:string-value="  hairogensis">
            <text:p><text:s text:c="2"/>hairogensis</text:p>
          </table:table-cell>
          <table:table-cell table:formula="of:=MID([.A544];1;SEARCH(&quot;--&quot;;[.A544])-1)" office:value-type="string" office:string-value="{worldX = 21, worldY = 17, posX = 118, posY = 170}, ">
            <text:p>{worldX = 21, worldY = 17, posX = 118, posY = 17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north side of street</text:p>
          </table:table-cell>
          <table:table-cell/>
          <table:table-cell office:value-type="float" office:value="542">
            <text:p>542</text:p>
          </table:table-cell>
          <table:table-cell table:number-columns-repeated="22"/>
          <table:table-cell table:formula="of:=CONCATENATE([.D544];&quot;-- &quot;;[.B544];&quot;,&quot;;[.C544];&quot; ID:&quot;;[.I544])" office:value-type="string" office:string-value="{worldX = 21, worldY = 17, posX = 118, posY = 170}, -- Riverside,  hairogensis ID:542">
            <text:p>{worldX = 21, worldY = 17, posX = 118, posY = 170}, -- Riverside, <text:s/>hairogensis ID:542</text:p>
          </table:table-cell>
          <table:table-cell table:formula="of:=MID([.D544];SEARCH(&quot;worldX = &quot;;[.D544])+9;(SEARCH(&quot;worldY = &quot;;[.D544])-SEARCH(&quot;worldX = &quot;;[.D544])-11))" office:value-type="string" office:string-value="21">
            <text:p>21</text:p>
          </table:table-cell>
          <table:table-cell table:formula="of:=MID([.D544];SEARCH(&quot;worldY = &quot;;[.D544])+9;(SEARCH(&quot;posX = &quot;;[.D544])-SEARCH(&quot;worldY = &quot;;[.D544])-11))" office:value-type="string" office:string-value="17">
            <text:p>17</text:p>
          </table:table-cell>
          <table:table-cell table:formula="of:=MID([.D544];(SEARCH(&quot;posX = &quot;;[.D544])+7);(SEARCH(&quot;,&quot;;[.D544];SEARCH(&quot;posX&quot;;[.D544]))-SEARCH(&quot;posX = &quot;;[.D544])-7))" office:value-type="string" office:string-value="118">
            <text:p>118</text:p>
          </table:table-cell>
          <table:table-cell table:formula="of:=IF(LEN([.D544])&lt;60;MID([.D544];(SEARCH(&quot;posY = &quot;;[.D544])+7);(SEARCH(&quot;}&quot;;[.D544];SEARCH(&quot;posY&quot;;[.D544]))-SEARCH(&quot;posY = &quot;;[.D544])-7));MID([.D549];(SEARCH(&quot;posY = &quot;;[.D549])+7);(SEARCH(&quot;}&quot;;[.D549];SEARCH(&quot;posY&quot;;[.D549]))-SEARCH(&quot;posY = &quot;;[.D549])-7)))" office:value-type="string" office:string-value="170">
            <text:p>170</text:p>
          </table:table-cell>
          <table:table-cell table:formula="of:=MID([.D544];SEARCH(&quot;posZ = &quot;;[.D544])+7;(SEARCH(&quot;}&quot;;[.D544])-SEARCH(&quot;posZ = &quot;;[.D5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04, posY = 168}, -- <text:s/>clothing store 4</text:p>
          </table:table-cell>
          <table:table-cell office:value-type="string">
            <text:p>Riverside</text:p>
          </table:table-cell>
          <table:table-cell table:formula="of:=MID([.A545];SEARCH(&quot;--&quot;;[.A545])+2;256)" office:value-type="string" office:string-value="  clothing store 4">
            <text:p><text:s text:c="2"/>clothing store 4</text:p>
          </table:table-cell>
          <table:table-cell table:formula="of:=MID([.A545];1;SEARCH(&quot;--&quot;;[.A545])-1)" office:value-type="string" office:string-value="{worldX = 21, worldY = 17, posX = 104, posY = 168}, ">
            <text:p>{worldX = 21, worldY = 17, posX = 104, posY = 168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43">
            <text:p>543</text:p>
          </table:table-cell>
          <table:table-cell table:number-columns-repeated="22"/>
          <table:table-cell table:formula="of:=CONCATENATE([.D545];&quot;-- &quot;;[.B545];&quot;,&quot;;[.C545];&quot; ID:&quot;;[.I545])" office:value-type="string" office:string-value="{worldX = 21, worldY = 17, posX = 104, posY = 168}, -- Riverside,  clothing store 4 ID:543">
            <text:p>{worldX = 21, worldY = 17, posX = 104, posY = 168}, -- Riverside, <text:s/>clothing store 4 ID:543</text:p>
          </table:table-cell>
          <table:table-cell table:formula="of:=MID([.D545];SEARCH(&quot;worldX = &quot;;[.D545])+9;(SEARCH(&quot;worldY = &quot;;[.D545])-SEARCH(&quot;worldX = &quot;;[.D545])-11))" office:value-type="string" office:string-value="21">
            <text:p>21</text:p>
          </table:table-cell>
          <table:table-cell table:formula="of:=MID([.D545];SEARCH(&quot;worldY = &quot;;[.D545])+9;(SEARCH(&quot;posX = &quot;;[.D545])-SEARCH(&quot;worldY = &quot;;[.D545])-11))" office:value-type="string" office:string-value="17">
            <text:p>17</text:p>
          </table:table-cell>
          <table:table-cell table:formula="of:=MID([.D545];(SEARCH(&quot;posX = &quot;;[.D545])+7);(SEARCH(&quot;,&quot;;[.D545];SEARCH(&quot;posX&quot;;[.D545]))-SEARCH(&quot;posX = &quot;;[.D545])-7))" office:value-type="string" office:string-value="104">
            <text:p>104</text:p>
          </table:table-cell>
          <table:table-cell table:formula="of:=IF(LEN([.D545])&lt;60;MID([.D545];(SEARCH(&quot;posY = &quot;;[.D545])+7);(SEARCH(&quot;}&quot;;[.D545];SEARCH(&quot;posY&quot;;[.D545]))-SEARCH(&quot;posY = &quot;;[.D545])-7));MID([.D550];(SEARCH(&quot;posY = &quot;;[.D550])+7);(SEARCH(&quot;}&quot;;[.D550];SEARCH(&quot;posY&quot;;[.D550]))-SEARCH(&quot;posY = &quot;;[.D550])-7)))" office:value-type="string" office:string-value="168">
            <text:p>168</text:p>
          </table:table-cell>
          <table:table-cell table:formula="of:=MID([.D545];SEARCH(&quot;posZ = &quot;;[.D545])+7;(SEARCH(&quot;}&quot;;[.D545])-SEARCH(&quot;posZ = &quot;;[.D5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05, posY = 159}, -- <text:s/>cafe</text:p>
          </table:table-cell>
          <table:table-cell office:value-type="string">
            <text:p>Riverside</text:p>
          </table:table-cell>
          <table:table-cell table:formula="of:=MID([.A546];SEARCH(&quot;--&quot;;[.A546])+2;256)" office:value-type="string" office:string-value="  cafe">
            <text:p><text:s text:c="2"/>cafe</text:p>
          </table:table-cell>
          <table:table-cell table:formula="of:=MID([.A546];1;SEARCH(&quot;--&quot;;[.A546])-1)" office:value-type="string" office:string-value="{worldX = 21, worldY = 17, posX = 105, posY = 159}, ">
            <text:p>{worldX = 21, worldY = 17, posX = 105, posY = 159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north side of street</text:p>
          </table:table-cell>
          <table:table-cell/>
          <table:table-cell office:value-type="float" office:value="544">
            <text:p>544</text:p>
          </table:table-cell>
          <table:table-cell table:number-columns-repeated="22"/>
          <table:table-cell table:formula="of:=CONCATENATE([.D546];&quot;-- &quot;;[.B546];&quot;,&quot;;[.C546];&quot; ID:&quot;;[.I546])" office:value-type="string" office:string-value="{worldX = 21, worldY = 17, posX = 105, posY = 159}, -- Riverside,  cafe ID:544">
            <text:p>{worldX = 21, worldY = 17, posX = 105, posY = 159}, -- Riverside, <text:s/>cafe ID:544</text:p>
          </table:table-cell>
          <table:table-cell table:formula="of:=MID([.D546];SEARCH(&quot;worldX = &quot;;[.D546])+9;(SEARCH(&quot;worldY = &quot;;[.D546])-SEARCH(&quot;worldX = &quot;;[.D546])-11))" office:value-type="string" office:string-value="21">
            <text:p>21</text:p>
          </table:table-cell>
          <table:table-cell table:formula="of:=MID([.D546];SEARCH(&quot;worldY = &quot;;[.D546])+9;(SEARCH(&quot;posX = &quot;;[.D546])-SEARCH(&quot;worldY = &quot;;[.D546])-11))" office:value-type="string" office:string-value="17">
            <text:p>17</text:p>
          </table:table-cell>
          <table:table-cell table:formula="of:=MID([.D546];(SEARCH(&quot;posX = &quot;;[.D546])+7);(SEARCH(&quot;,&quot;;[.D546];SEARCH(&quot;posX&quot;;[.D546]))-SEARCH(&quot;posX = &quot;;[.D546])-7))" office:value-type="string" office:string-value="105">
            <text:p>105</text:p>
          </table:table-cell>
          <table:table-cell table:formula="of:=IF(LEN([.D546])&lt;60;MID([.D546];(SEARCH(&quot;posY = &quot;;[.D546])+7);(SEARCH(&quot;}&quot;;[.D546];SEARCH(&quot;posY&quot;;[.D546]))-SEARCH(&quot;posY = &quot;;[.D546])-7));MID([.D551];(SEARCH(&quot;posY = &quot;;[.D551])+7);(SEARCH(&quot;}&quot;;[.D551];SEARCH(&quot;posY&quot;;[.D551]))-SEARCH(&quot;posY = &quot;;[.D551])-7)))" office:value-type="string" office:string-value="159">
            <text:p>159</text:p>
          </table:table-cell>
          <table:table-cell table:formula="of:=MID([.D546];SEARCH(&quot;posZ = &quot;;[.D546])+7;(SEARCH(&quot;}&quot;;[.D546])-SEARCH(&quot;posZ = &quot;;[.D5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08, posY = 153}, -- <text:s/>cafe, kitchen</text:p>
          </table:table-cell>
          <table:table-cell office:value-type="string">
            <text:p>Riverside</text:p>
          </table:table-cell>
          <table:table-cell table:formula="of:=MID([.A547];SEARCH(&quot;--&quot;;[.A547])+2;256)" office:value-type="string" office:string-value="  cafe, kitchen">
            <text:p><text:s text:c="2"/>cafe, kitchen</text:p>
          </table:table-cell>
          <table:table-cell table:formula="of:=MID([.A547];1;SEARCH(&quot;--&quot;;[.A547])-1)" office:value-type="string" office:string-value="{worldX = 21, worldY = 17, posX = 108, posY = 153}, ">
            <text:p>{worldX = 21, worldY = 17, posX = 108, posY = 153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north side of street</text:p>
          </table:table-cell>
          <table:table-cell/>
          <table:table-cell office:value-type="float" office:value="545">
            <text:p>54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47];&quot;-- &quot;;[.B547];&quot;,&quot;;[.C547];&quot; ID:&quot;;[.I547])" office:value-type="string" office:string-value="{worldX = 21, worldY = 17, posX = 108, posY = 153}, -- Riverside,  cafe, kitchen ID:545">
            <text:p>{worldX = 21, worldY = 17, posX = 108, posY = 153}, -- Riverside, <text:s/>cafe, kitchen ID:545</text:p>
          </table:table-cell>
          <table:table-cell table:formula="of:=MID([.D547];SEARCH(&quot;worldX = &quot;;[.D547])+9;(SEARCH(&quot;worldY = &quot;;[.D547])-SEARCH(&quot;worldX = &quot;;[.D547])-11))" office:value-type="string" office:string-value="21">
            <text:p>21</text:p>
          </table:table-cell>
          <table:table-cell table:formula="of:=MID([.D547];SEARCH(&quot;worldY = &quot;;[.D547])+9;(SEARCH(&quot;posX = &quot;;[.D547])-SEARCH(&quot;worldY = &quot;;[.D547])-11))" office:value-type="string" office:string-value="17">
            <text:p>17</text:p>
          </table:table-cell>
          <table:table-cell table:formula="of:=MID([.D547];(SEARCH(&quot;posX = &quot;;[.D547])+7);(SEARCH(&quot;,&quot;;[.D547];SEARCH(&quot;posX&quot;;[.D547]))-SEARCH(&quot;posX = &quot;;[.D547])-7))" office:value-type="string" office:string-value="108">
            <text:p>108</text:p>
          </table:table-cell>
          <table:table-cell table:formula="of:=IF(LEN([.D547])&lt;60;MID([.D547];(SEARCH(&quot;posY = &quot;;[.D547])+7);(SEARCH(&quot;}&quot;;[.D547];SEARCH(&quot;posY&quot;;[.D547]))-SEARCH(&quot;posY = &quot;;[.D547])-7));MID([.D552];(SEARCH(&quot;posY = &quot;;[.D552])+7);(SEARCH(&quot;}&quot;;[.D552];SEARCH(&quot;posY&quot;;[.D552]))-SEARCH(&quot;posY = &quot;;[.D552])-7)))" office:value-type="string" office:string-value="153">
            <text:p>153</text:p>
          </table:table-cell>
          <table:table-cell table:formula="of:=MID([.D547];SEARCH(&quot;posZ = &quot;;[.D547])+7;(SEARCH(&quot;}&quot;;[.D547])-SEARCH(&quot;posZ = &quot;;[.D5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82, posY = 105}, -- riverside restaraunt</text:p>
          </table:table-cell>
          <table:table-cell office:value-type="string">
            <text:p>Riverside</text:p>
          </table:table-cell>
          <table:table-cell table:formula="of:=MID([.A548];SEARCH(&quot;--&quot;;[.A548])+2;256)" office:value-type="string" office:string-value=" riverside restaraunt">
            <text:p><text:s/>riverside restaraunt</text:p>
          </table:table-cell>
          <table:table-cell table:formula="of:=MID([.A548];1;SEARCH(&quot;--&quot;;[.A548])-1)" office:value-type="string" office:string-value="{worldX = 21, worldY = 17, posX = 82, posY = 105}, ">
            <text:p>{worldX = 21, worldY = 17, posX = 82, posY = 105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north side of street</text:p>
          </table:table-cell>
          <table:table-cell/>
          <table:table-cell office:value-type="float" office:value="546">
            <text:p>546</text:p>
          </table:table-cell>
          <table:table-cell table:number-columns-repeated="22"/>
          <table:table-cell table:formula="of:=CONCATENATE([.D548];&quot;-- &quot;;[.B548];&quot;,&quot;;[.C548];&quot; ID:&quot;;[.I548])" office:value-type="string" office:string-value="{worldX = 21, worldY = 17, posX = 82, posY = 105}, -- Riverside, riverside restaraunt ID:546">
            <text:p>{worldX = 21, worldY = 17, posX = 82, posY = 105}, -- Riverside, riverside restaraunt ID:546</text:p>
          </table:table-cell>
          <table:table-cell table:formula="of:=MID([.D548];SEARCH(&quot;worldX = &quot;;[.D548])+9;(SEARCH(&quot;worldY = &quot;;[.D548])-SEARCH(&quot;worldX = &quot;;[.D548])-11))" office:value-type="string" office:string-value="21">
            <text:p>21</text:p>
          </table:table-cell>
          <table:table-cell table:formula="of:=MID([.D548];SEARCH(&quot;worldY = &quot;;[.D548])+9;(SEARCH(&quot;posX = &quot;;[.D548])-SEARCH(&quot;worldY = &quot;;[.D548])-11))" office:value-type="string" office:string-value="17">
            <text:p>17</text:p>
          </table:table-cell>
          <table:table-cell table:formula="of:=MID([.D548];(SEARCH(&quot;posX = &quot;;[.D548])+7);(SEARCH(&quot;,&quot;;[.D548];SEARCH(&quot;posX&quot;;[.D548]))-SEARCH(&quot;posX = &quot;;[.D548])-7))" office:value-type="string" office:string-value="82">
            <text:p>82</text:p>
          </table:table-cell>
          <table:table-cell table:formula="of:=IF(LEN([.D548])&lt;60;MID([.D548];(SEARCH(&quot;posY = &quot;;[.D548])+7);(SEARCH(&quot;}&quot;;[.D548];SEARCH(&quot;posY&quot;;[.D548]))-SEARCH(&quot;posY = &quot;;[.D548])-7));MID([.D553];(SEARCH(&quot;posY = &quot;;[.D553])+7);(SEARCH(&quot;}&quot;;[.D553];SEARCH(&quot;posY&quot;;[.D553]))-SEARCH(&quot;posY = &quot;;[.D553])-7)))" office:value-type="string" office:string-value="105">
            <text:p>105</text:p>
          </table:table-cell>
          <table:table-cell table:formula="of:=MID([.D548];SEARCH(&quot;posZ = &quot;;[.D548])+7;(SEARCH(&quot;}&quot;;[.D548])-SEARCH(&quot;posZ = &quot;;[.D5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95, posY = 104, posZ = 1}, -- riverside restaraunt, kitchen</text:p>
          </table:table-cell>
          <table:table-cell office:value-type="string">
            <text:p>Riverside</text:p>
          </table:table-cell>
          <table:table-cell table:formula="of:=MID([.A549];SEARCH(&quot;--&quot;;[.A549])+2;256)" office:value-type="string" office:string-value=" riverside restaraunt, kitchen">
            <text:p><text:s/>riverside restaraunt, kitchen</text:p>
          </table:table-cell>
          <table:table-cell table:formula="of:=MID([.A549];1;SEARCH(&quot;--&quot;;[.A549])-1)" office:value-type="string" office:string-value="{worldX = 21, worldY = 17, posX = 95, posY = 104, posZ = 1}, ">
            <text:p>{worldX = 21, worldY = 17, posX = 95, posY = 104, posZ = 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north side of street</text:p>
          </table:table-cell>
          <table:table-cell/>
          <table:table-cell office:value-type="float" office:value="547">
            <text:p>547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549];&quot;-- &quot;;[.B549];&quot;,&quot;;[.C549];&quot; ID:&quot;;[.I549])" office:value-type="string" office:string-value="{worldX = 21, worldY = 17, posX = 95, posY = 104, posZ = 1}, -- Riverside, riverside restaraunt, kitchen ID:547">
            <text:p>{worldX = 21, worldY = 17, posX = 95, posY = 104, posZ = 1}, -- Riverside, riverside restaraunt, kitchen ID:547</text:p>
          </table:table-cell>
          <table:table-cell table:formula="of:=MID([.D549];SEARCH(&quot;worldX = &quot;;[.D549])+9;(SEARCH(&quot;worldY = &quot;;[.D549])-SEARCH(&quot;worldX = &quot;;[.D549])-11))" office:value-type="string" office:string-value="21">
            <text:p>21</text:p>
          </table:table-cell>
          <table:table-cell table:formula="of:=MID([.D549];SEARCH(&quot;worldY = &quot;;[.D549])+9;(SEARCH(&quot;posX = &quot;;[.D549])-SEARCH(&quot;worldY = &quot;;[.D549])-11))" office:value-type="string" office:string-value="17">
            <text:p>17</text:p>
          </table:table-cell>
          <table:table-cell table:formula="of:=MID([.D549];(SEARCH(&quot;posX = &quot;;[.D549])+7);(SEARCH(&quot;,&quot;;[.D549];SEARCH(&quot;posX&quot;;[.D549]))-SEARCH(&quot;posX = &quot;;[.D549])-7))" office:value-type="string" office:string-value="95">
            <text:p>95</text:p>
          </table:table-cell>
          <table:table-cell table:formula="of:=IF(LEN([.D549])&lt;60;MID([.D549];(SEARCH(&quot;posY = &quot;;[.D549])+7);(SEARCH(&quot;}&quot;;[.D549];SEARCH(&quot;posY&quot;;[.D549]))-SEARCH(&quot;posY = &quot;;[.D549])-7));MID([.D554];(SEARCH(&quot;posY = &quot;;[.D554])+7);(SEARCH(&quot;}&quot;;[.D554];SEARCH(&quot;posY&quot;;[.D554]))-SEARCH(&quot;posY = &quot;;[.D554])-7)))" office:value-type="string" office:string-value="167">
            <text:p>167</text:p>
          </table:table-cell>
          <table:table-cell table:formula="of:=MID([.D549];SEARCH(&quot;posZ = &quot;;[.D549])+7;(SEARCH(&quot;}&quot;;[.D549])-SEARCH(&quot;posZ = &quot;;[.D549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65, posY = 168}, -- <text:s/>hotel, lobby</text:p>
          </table:table-cell>
          <table:table-cell office:value-type="string">
            <text:p>Riverside</text:p>
          </table:table-cell>
          <table:table-cell table:formula="of:=MID([.A550];SEARCH(&quot;--&quot;;[.A550])+2;256)" office:value-type="string" office:string-value="  hotel, lobby">
            <text:p><text:s text:c="2"/>hotel, lobby</text:p>
          </table:table-cell>
          <table:table-cell table:formula="of:=MID([.A550];1;SEARCH(&quot;--&quot;;[.A550])-1)" office:value-type="string" office:string-value="{worldX = 21, worldY = 17, posX = 65, posY = 168}, ">
            <text:p>{worldX = 21, worldY = 17, posX = 65, posY = 168}, </text:p>
          </table:table-cell>
          <table:table-cell office:value-type="string">
            <text:p>Business</text:p>
          </table:table-cell>
          <table:table-cell office:value-type="string">
            <text:p>Hotel</text:p>
          </table:table-cell>
          <table:table-cell office:value-type="string">
            <text:p>north side of street</text:p>
          </table:table-cell>
          <table:table-cell/>
          <table:table-cell office:value-type="float" office:value="548">
            <text:p>54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6"/>
          <table:table-cell table:formula="of:=CONCATENATE([.D550];&quot;-- &quot;;[.B550];&quot;,&quot;;[.C550];&quot; ID:&quot;;[.I550])" office:value-type="string" office:string-value="{worldX = 21, worldY = 17, posX = 65, posY = 168}, -- Riverside,  hotel, lobby ID:548">
            <text:p>{worldX = 21, worldY = 17, posX = 65, posY = 168}, -- Riverside, <text:s/>hotel, lobby ID:548</text:p>
          </table:table-cell>
          <table:table-cell table:formula="of:=MID([.D550];SEARCH(&quot;worldX = &quot;;[.D550])+9;(SEARCH(&quot;worldY = &quot;;[.D550])-SEARCH(&quot;worldX = &quot;;[.D550])-11))" office:value-type="string" office:string-value="21">
            <text:p>21</text:p>
          </table:table-cell>
          <table:table-cell table:formula="of:=MID([.D550];SEARCH(&quot;worldY = &quot;;[.D550])+9;(SEARCH(&quot;posX = &quot;;[.D550])-SEARCH(&quot;worldY = &quot;;[.D550])-11))" office:value-type="string" office:string-value="17">
            <text:p>17</text:p>
          </table:table-cell>
          <table:table-cell table:formula="of:=MID([.D550];(SEARCH(&quot;posX = &quot;;[.D550])+7);(SEARCH(&quot;,&quot;;[.D550];SEARCH(&quot;posX&quot;;[.D550]))-SEARCH(&quot;posX = &quot;;[.D550])-7))" office:value-type="string" office:string-value="65">
            <text:p>65</text:p>
          </table:table-cell>
          <table:table-cell table:formula="of:=IF(LEN([.D550])&lt;60;MID([.D550];(SEARCH(&quot;posY = &quot;;[.D550])+7);(SEARCH(&quot;}&quot;;[.D550];SEARCH(&quot;posY&quot;;[.D550]))-SEARCH(&quot;posY = &quot;;[.D550])-7));MID([.D555];(SEARCH(&quot;posY = &quot;;[.D555])+7);(SEARCH(&quot;}&quot;;[.D555];SEARCH(&quot;posY&quot;;[.D555]))-SEARCH(&quot;posY = &quot;;[.D555])-7)))" office:value-type="string" office:string-value="168">
            <text:p>168</text:p>
          </table:table-cell>
          <table:table-cell table:formula="of:=MID([.D550];SEARCH(&quot;posZ = &quot;;[.D550])+7;(SEARCH(&quot;}&quot;;[.D550])-SEARCH(&quot;posZ = &quot;;[.D5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40, posY = 158}, -- <text:s/>hotel, room 1</text:p>
          </table:table-cell>
          <table:table-cell office:value-type="string">
            <text:p>Riverside</text:p>
          </table:table-cell>
          <table:table-cell table:formula="of:=MID([.A551];SEARCH(&quot;--&quot;;[.A551])+2;256)" office:value-type="string" office:string-value="  hotel, room 1">
            <text:p><text:s text:c="2"/>hotel, room 1</text:p>
          </table:table-cell>
          <table:table-cell table:formula="of:=MID([.A551];1;SEARCH(&quot;--&quot;;[.A551])-1)" office:value-type="string" office:string-value="{worldX = 21, worldY = 17, posX = 40, posY = 158}, ">
            <text:p>{worldX = 21, worldY = 17, posX = 40, posY = 158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north side of street</text:p>
          </table:table-cell>
          <table:table-cell/>
          <table:table-cell office:value-type="float" office:value="549">
            <text:p>549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[.D551];&quot;-- &quot;;[.B551];&quot;,&quot;;[.C551];&quot; ID:&quot;;[.I551])" office:value-type="string" office:string-value="{worldX = 21, worldY = 17, posX = 40, posY = 158}, -- Riverside,  hotel, room 1 ID:549">
            <text:p>{worldX = 21, worldY = 17, posX = 40, posY = 158}, -- Riverside, <text:s/>hotel, room 1 ID:549</text:p>
          </table:table-cell>
          <table:table-cell table:formula="of:=MID([.D551];SEARCH(&quot;worldX = &quot;;[.D551])+9;(SEARCH(&quot;worldY = &quot;;[.D551])-SEARCH(&quot;worldX = &quot;;[.D551])-11))" office:value-type="string" office:string-value="21">
            <text:p>21</text:p>
          </table:table-cell>
          <table:table-cell table:formula="of:=MID([.D551];SEARCH(&quot;worldY = &quot;;[.D551])+9;(SEARCH(&quot;posX = &quot;;[.D551])-SEARCH(&quot;worldY = &quot;;[.D551])-11))" office:value-type="string" office:string-value="17">
            <text:p>17</text:p>
          </table:table-cell>
          <table:table-cell table:formula="of:=MID([.D551];(SEARCH(&quot;posX = &quot;;[.D551])+7);(SEARCH(&quot;,&quot;;[.D551];SEARCH(&quot;posX&quot;;[.D551]))-SEARCH(&quot;posX = &quot;;[.D551])-7))" office:value-type="string" office:string-value="40">
            <text:p>40</text:p>
          </table:table-cell>
          <table:table-cell table:formula="of:=IF(LEN([.D551])&lt;60;MID([.D551];(SEARCH(&quot;posY = &quot;;[.D551])+7);(SEARCH(&quot;}&quot;;[.D551];SEARCH(&quot;posY&quot;;[.D551]))-SEARCH(&quot;posY = &quot;;[.D551])-7));MID([.D556];(SEARCH(&quot;posY = &quot;;[.D556])+7);(SEARCH(&quot;}&quot;;[.D556];SEARCH(&quot;posY&quot;;[.D556]))-SEARCH(&quot;posY = &quot;;[.D556])-7)))" office:value-type="string" office:string-value="158">
            <text:p>158</text:p>
          </table:table-cell>
          <table:table-cell table:formula="of:=MID([.D551];SEARCH(&quot;posZ = &quot;;[.D551])+7;(SEARCH(&quot;}&quot;;[.D551])-SEARCH(&quot;posZ = &quot;;[.D5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40, posY = 158, posZ= 1}, -- <text:s/>hotel, room 2</text:p>
          </table:table-cell>
          <table:table-cell office:value-type="string">
            <text:p>Riverside</text:p>
          </table:table-cell>
          <table:table-cell table:formula="of:=MID([.A552];SEARCH(&quot;--&quot;;[.A552])+2;256)" office:value-type="string" office:string-value="  hotel, room 2">
            <text:p><text:s text:c="2"/>hotel, room 2</text:p>
          </table:table-cell>
          <table:table-cell table:formula="of:=MID([.A552];1;SEARCH(&quot;--&quot;;[.A552])-1)" office:value-type="string" office:string-value="{worldX = 21, worldY = 17, posX = 40, posY = 158, posZ= 1}, ">
            <text:p>{worldX = 21, worldY = 17, posX = 40, posY = 158, posZ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north side of street</text:p>
          </table:table-cell>
          <table:table-cell/>
          <table:table-cell office:value-type="float" office:value="550">
            <text:p>550</text:p>
          </table:table-cell>
          <table:table-cell table:number-columns-repeated="22"/>
          <table:table-cell table:formula="of:=CONCATENATE([.D552];&quot;-- &quot;;[.B552];&quot;,&quot;;[.C552];&quot; ID:&quot;;[.I552])" office:value-type="string" office:string-value="{worldX = 21, worldY = 17, posX = 40, posY = 158, posZ= 1}, -- Riverside,  hotel, room 2 ID:550">
            <text:p>{worldX = 21, worldY = 17, posX = 40, posY = 158, posZ= 1}, -- Riverside, <text:s/>hotel, room 2 ID:550</text:p>
          </table:table-cell>
          <table:table-cell table:formula="of:=MID([.D552];SEARCH(&quot;worldX = &quot;;[.D552])+9;(SEARCH(&quot;worldY = &quot;;[.D552])-SEARCH(&quot;worldX = &quot;;[.D552])-11))" office:value-type="string" office:string-value="21">
            <text:p>21</text:p>
          </table:table-cell>
          <table:table-cell table:formula="of:=MID([.D552];SEARCH(&quot;worldY = &quot;;[.D552])+9;(SEARCH(&quot;posX = &quot;;[.D552])-SEARCH(&quot;worldY = &quot;;[.D552])-11))" office:value-type="string" office:string-value="17">
            <text:p>17</text:p>
          </table:table-cell>
          <table:table-cell table:formula="of:=MID([.D552];(SEARCH(&quot;posX = &quot;;[.D552])+7);(SEARCH(&quot;,&quot;;[.D552];SEARCH(&quot;posX&quot;;[.D552]))-SEARCH(&quot;posX = &quot;;[.D552])-7))" office:value-type="string" office:string-value="40">
            <text:p>40</text:p>
          </table:table-cell>
          <table:table-cell table:formula="of:=IF(LEN([.D552])&lt;60;MID([.D552];(SEARCH(&quot;posY = &quot;;[.D552])+7);(SEARCH(&quot;}&quot;;[.D552];SEARCH(&quot;posY&quot;;[.D552]))-SEARCH(&quot;posY = &quot;;[.D552])-7));MID([.D557];(SEARCH(&quot;posY = &quot;;[.D557])+7);(SEARCH(&quot;}&quot;;[.D557];SEARCH(&quot;posY&quot;;[.D557]))-SEARCH(&quot;posY = &quot;;[.D557])-7)))" office:value-type="string" office:string-value="159">
            <text:p>159</text:p>
          </table:table-cell>
          <table:table-cell table:formula="of:=MID([.D552];SEARCH(&quot;posZ = &quot;;[.D552])+7;(SEARCH(&quot;}&quot;;[.D552])-SEARCH(&quot;posZ = &quot;;[.D5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74, posY = 151}, -- <text:s/>hotel, room 3</text:p>
          </table:table-cell>
          <table:table-cell office:value-type="string">
            <text:p>Riverside</text:p>
          </table:table-cell>
          <table:table-cell table:formula="of:=MID([.A553];SEARCH(&quot;--&quot;;[.A553])+2;256)" office:value-type="string" office:string-value="  hotel, room 3">
            <text:p><text:s text:c="2"/>hotel, room 3</text:p>
          </table:table-cell>
          <table:table-cell table:formula="of:=MID([.A553];1;SEARCH(&quot;--&quot;;[.A553])-1)" office:value-type="string" office:string-value="{worldX = 21, worldY = 17, posX = 74, posY = 151}, ">
            <text:p>{worldX = 21, worldY = 17, posX = 74, posY = 15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north side of street</text:p>
          </table:table-cell>
          <table:table-cell/>
          <table:table-cell office:value-type="float" office:value="551">
            <text:p>551</text:p>
          </table:table-cell>
          <table:table-cell table:number-columns-repeated="22"/>
          <table:table-cell table:formula="of:=CONCATENATE([.D553];&quot;-- &quot;;[.B553];&quot;,&quot;;[.C553];&quot; ID:&quot;;[.I553])" office:value-type="string" office:string-value="{worldX = 21, worldY = 17, posX = 74, posY = 151}, -- Riverside,  hotel, room 3 ID:551">
            <text:p>{worldX = 21, worldY = 17, posX = 74, posY = 151}, -- Riverside, <text:s/>hotel, room 3 ID:551</text:p>
          </table:table-cell>
          <table:table-cell table:formula="of:=MID([.D553];SEARCH(&quot;worldX = &quot;;[.D553])+9;(SEARCH(&quot;worldY = &quot;;[.D553])-SEARCH(&quot;worldX = &quot;;[.D553])-11))" office:value-type="string" office:string-value="21">
            <text:p>21</text:p>
          </table:table-cell>
          <table:table-cell table:formula="of:=MID([.D553];SEARCH(&quot;worldY = &quot;;[.D553])+9;(SEARCH(&quot;posX = &quot;;[.D553])-SEARCH(&quot;worldY = &quot;;[.D553])-11))" office:value-type="string" office:string-value="17">
            <text:p>17</text:p>
          </table:table-cell>
          <table:table-cell table:formula="of:=MID([.D553];(SEARCH(&quot;posX = &quot;;[.D553])+7);(SEARCH(&quot;,&quot;;[.D553];SEARCH(&quot;posX&quot;;[.D553]))-SEARCH(&quot;posX = &quot;;[.D553])-7))" office:value-type="string" office:string-value="74">
            <text:p>74</text:p>
          </table:table-cell>
          <table:table-cell table:formula="of:=IF(LEN([.D553])&lt;60;MID([.D553];(SEARCH(&quot;posY = &quot;;[.D553])+7);(SEARCH(&quot;}&quot;;[.D553];SEARCH(&quot;posY&quot;;[.D553]))-SEARCH(&quot;posY = &quot;;[.D553])-7));MID([.D558];(SEARCH(&quot;posY = &quot;;[.D558])+7);(SEARCH(&quot;}&quot;;[.D558];SEARCH(&quot;posY&quot;;[.D558]))-SEARCH(&quot;posY = &quot;;[.D558])-7)))" office:value-type="string" office:string-value="151">
            <text:p>151</text:p>
          </table:table-cell>
          <table:table-cell table:formula="of:=MID([.D553];SEARCH(&quot;posZ = &quot;;[.D553])+7;(SEARCH(&quot;}&quot;;[.D553])-SEARCH(&quot;posZ = &quot;;[.D5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7, posX = 10, posY = 167}, -- <text:s/>post office</text:p>
          </table:table-cell>
          <table:table-cell office:value-type="string">
            <text:p>Riverside</text:p>
          </table:table-cell>
          <table:table-cell table:formula="of:=MID([.A554];SEARCH(&quot;--&quot;;[.A554])+2;256)" office:value-type="string" office:string-value="  post office">
            <text:p><text:s text:c="2"/>post office</text:p>
          </table:table-cell>
          <table:table-cell table:formula="of:=MID([.A554];1;SEARCH(&quot;--&quot;;[.A554])-1)" office:value-type="string" office:string-value="{worldX = 21, worldY = 17, posX = 10, posY = 167}, ">
            <text:p>{worldX = 21, worldY = 17, posX = 10, posY = 167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north side of street</text:p>
          </table:table-cell>
          <table:table-cell/>
          <table:table-cell office:value-type="float" office:value="552">
            <text:p>55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table:formula="of:=CONCATENATE([.D554];&quot;-- &quot;;[.B554];&quot;,&quot;;[.C554];&quot; ID:&quot;;[.I554])" office:value-type="string" office:string-value="{worldX = 21, worldY = 17, posX = 10, posY = 167}, -- Riverside,  post office ID:552">
            <text:p>{worldX = 21, worldY = 17, posX = 10, posY = 167}, -- Riverside, <text:s/>post office ID:552</text:p>
          </table:table-cell>
          <table:table-cell table:formula="of:=MID([.D554];SEARCH(&quot;worldX = &quot;;[.D554])+9;(SEARCH(&quot;worldY = &quot;;[.D554])-SEARCH(&quot;worldX = &quot;;[.D554])-11))" office:value-type="string" office:string-value="21">
            <text:p>21</text:p>
          </table:table-cell>
          <table:table-cell table:formula="of:=MID([.D554];SEARCH(&quot;worldY = &quot;;[.D554])+9;(SEARCH(&quot;posX = &quot;;[.D554])-SEARCH(&quot;worldY = &quot;;[.D554])-11))" office:value-type="string" office:string-value="17">
            <text:p>17</text:p>
          </table:table-cell>
          <table:table-cell table:formula="of:=MID([.D554];(SEARCH(&quot;posX = &quot;;[.D554])+7);(SEARCH(&quot;,&quot;;[.D554];SEARCH(&quot;posX&quot;;[.D554]))-SEARCH(&quot;posX = &quot;;[.D554])-7))" office:value-type="string" office:string-value="10">
            <text:p>10</text:p>
          </table:table-cell>
          <table:table-cell table:formula="of:=IF(LEN([.D554])&lt;60;MID([.D554];(SEARCH(&quot;posY = &quot;;[.D554])+7);(SEARCH(&quot;}&quot;;[.D554];SEARCH(&quot;posY&quot;;[.D554]))-SEARCH(&quot;posY = &quot;;[.D554])-7));MID([.D559];(SEARCH(&quot;posY = &quot;;[.D559])+7);(SEARCH(&quot;}&quot;;[.D559];SEARCH(&quot;posY&quot;;[.D559]))-SEARCH(&quot;posY = &quot;;[.D559])-7)))" office:value-type="string" office:string-value="167">
            <text:p>167</text:p>
          </table:table-cell>
          <table:table-cell table:formula="of:=MID([.D554];SEARCH(&quot;posZ = &quot;;[.D554])+7;(SEARCH(&quot;}&quot;;[.D554])-SEARCH(&quot;posZ = &quot;;[.D5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273, posY = 165}, -- <text:s/>grocery 2</text:p>
          </table:table-cell>
          <table:table-cell office:value-type="string">
            <text:p>Riverside</text:p>
          </table:table-cell>
          <table:table-cell table:formula="of:=MID([.A555];SEARCH(&quot;--&quot;;[.A555])+2;256)" office:value-type="string" office:string-value="  grocery 2">
            <text:p><text:s text:c="2"/>grocery 2</text:p>
          </table:table-cell>
          <table:table-cell table:formula="of:=MID([.A555];1;SEARCH(&quot;--&quot;;[.A555])-1)" office:value-type="string" office:string-value="{worldX = 20, worldY = 17, posX = 273, posY = 165}, ">
            <text:p>{worldX = 20, worldY = 17, posX = 273, posY = 165}, </text:p>
          </table:table-cell>
          <table:table-cell/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53">
            <text:p>553</text:p>
          </table:table-cell>
          <table:table-cell table:number-columns-repeated="22"/>
          <table:table-cell table:formula="of:=CONCATENATE([.D555];&quot;-- &quot;;[.B555];&quot;,&quot;;[.C555];&quot; ID:&quot;;[.I555])" office:value-type="string" office:string-value="{worldX = 20, worldY = 17, posX = 273, posY = 165}, -- Riverside,  grocery 2 ID:553">
            <text:p>{worldX = 20, worldY = 17, posX = 273, posY = 165}, -- Riverside, <text:s/>grocery 2 ID:553</text:p>
          </table:table-cell>
          <table:table-cell table:formula="of:=MID([.D555];SEARCH(&quot;worldX = &quot;;[.D555])+9;(SEARCH(&quot;worldY = &quot;;[.D555])-SEARCH(&quot;worldX = &quot;;[.D555])-11))" office:value-type="string" office:string-value="20">
            <text:p>20</text:p>
          </table:table-cell>
          <table:table-cell table:formula="of:=MID([.D555];SEARCH(&quot;worldY = &quot;;[.D555])+9;(SEARCH(&quot;posX = &quot;;[.D555])-SEARCH(&quot;worldY = &quot;;[.D555])-11))" office:value-type="string" office:string-value="17">
            <text:p>17</text:p>
          </table:table-cell>
          <table:table-cell table:formula="of:=MID([.D555];(SEARCH(&quot;posX = &quot;;[.D555])+7);(SEARCH(&quot;,&quot;;[.D555];SEARCH(&quot;posX&quot;;[.D555]))-SEARCH(&quot;posX = &quot;;[.D555])-7))" office:value-type="string" office:string-value="273">
            <text:p>273</text:p>
          </table:table-cell>
          <table:table-cell table:formula="of:=IF(LEN([.D555])&lt;60;MID([.D555];(SEARCH(&quot;posY = &quot;;[.D555])+7);(SEARCH(&quot;}&quot;;[.D555];SEARCH(&quot;posY&quot;;[.D555]))-SEARCH(&quot;posY = &quot;;[.D555])-7));MID([.D560];(SEARCH(&quot;posY = &quot;;[.D560])+7);(SEARCH(&quot;}&quot;;[.D560];SEARCH(&quot;posY&quot;;[.D560]))-SEARCH(&quot;posY = &quot;;[.D560])-7)))" office:value-type="string" office:string-value="165">
            <text:p>165</text:p>
          </table:table-cell>
          <table:table-cell table:formula="of:=MID([.D555];SEARCH(&quot;posZ = &quot;;[.D555])+7;(SEARCH(&quot;}&quot;;[.D555])-SEARCH(&quot;posZ = &quot;;[.D5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274, posY = 160}, -- <text:s/>grocery 2, kitchen 1</text:p>
          </table:table-cell>
          <table:table-cell office:value-type="string">
            <text:p>Riverside</text:p>
          </table:table-cell>
          <table:table-cell table:formula="of:=MID([.A556];SEARCH(&quot;--&quot;;[.A556])+2;256)" office:value-type="string" office:string-value="  grocery 2, kitchen 1">
            <text:p><text:s text:c="2"/>grocery 2, kitchen 1</text:p>
          </table:table-cell>
          <table:table-cell table:formula="of:=MID([.A556];1;SEARCH(&quot;--&quot;;[.A556])-1)" office:value-type="string" office:string-value="{worldX = 20, worldY = 17, posX = 274, posY = 160}, ">
            <text:p>{worldX = 20, worldY = 17, posX = 274, posY = 160}, </text:p>
          </table:table-cell>
          <table:table-cell/>
          <table:table-cell office:value-type="string">
            <text:p>Kitchen</text:p>
          </table:table-cell>
          <table:table-cell office:value-type="string">
            <text:p>north side of street</text:p>
          </table:table-cell>
          <table:table-cell/>
          <table:table-cell office:value-type="float" office:value="554">
            <text:p>55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56];&quot;-- &quot;;[.B556];&quot;,&quot;;[.C556];&quot; ID:&quot;;[.I556])" office:value-type="string" office:string-value="{worldX = 20, worldY = 17, posX = 274, posY = 160}, -- Riverside,  grocery 2, kitchen 1 ID:554">
            <text:p>{worldX = 20, worldY = 17, posX = 274, posY = 160}, -- Riverside, <text:s/>grocery 2, kitchen 1 ID:554</text:p>
          </table:table-cell>
          <table:table-cell table:formula="of:=MID([.D556];SEARCH(&quot;worldX = &quot;;[.D556])+9;(SEARCH(&quot;worldY = &quot;;[.D556])-SEARCH(&quot;worldX = &quot;;[.D556])-11))" office:value-type="string" office:string-value="20">
            <text:p>20</text:p>
          </table:table-cell>
          <table:table-cell table:formula="of:=MID([.D556];SEARCH(&quot;worldY = &quot;;[.D556])+9;(SEARCH(&quot;posX = &quot;;[.D556])-SEARCH(&quot;worldY = &quot;;[.D556])-11))" office:value-type="string" office:string-value="17">
            <text:p>17</text:p>
          </table:table-cell>
          <table:table-cell table:formula="of:=MID([.D556];(SEARCH(&quot;posX = &quot;;[.D556])+7);(SEARCH(&quot;,&quot;;[.D556];SEARCH(&quot;posX&quot;;[.D556]))-SEARCH(&quot;posX = &quot;;[.D556])-7))" office:value-type="string" office:string-value="274">
            <text:p>274</text:p>
          </table:table-cell>
          <table:table-cell table:formula="of:=IF(LEN([.D556])&lt;60;MID([.D556];(SEARCH(&quot;posY = &quot;;[.D556])+7);(SEARCH(&quot;}&quot;;[.D556];SEARCH(&quot;posY&quot;;[.D556]))-SEARCH(&quot;posY = &quot;;[.D556])-7));MID([.D561];(SEARCH(&quot;posY = &quot;;[.D561])+7);(SEARCH(&quot;}&quot;;[.D561];SEARCH(&quot;posY&quot;;[.D561]))-SEARCH(&quot;posY = &quot;;[.D561])-7)))" office:value-type="string" office:string-value="160">
            <text:p>160</text:p>
          </table:table-cell>
          <table:table-cell table:formula="of:=MID([.D556];SEARCH(&quot;posZ = &quot;;[.D556])+7;(SEARCH(&quot;}&quot;;[.D556])-SEARCH(&quot;posZ = &quot;;[.D5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267, posY = 159}, -- <text:s/>grocery 2, kitchen 2</text:p>
          </table:table-cell>
          <table:table-cell office:value-type="string">
            <text:p>Riverside</text:p>
          </table:table-cell>
          <table:table-cell table:formula="of:=MID([.A557];SEARCH(&quot;--&quot;;[.A557])+2;256)" office:value-type="string" office:string-value="  grocery 2, kitchen 2">
            <text:p><text:s text:c="2"/>grocery 2, kitchen 2</text:p>
          </table:table-cell>
          <table:table-cell table:formula="of:=MID([.A557];1;SEARCH(&quot;--&quot;;[.A557])-1)" office:value-type="string" office:string-value="{worldX = 20, worldY = 17, posX = 267, posY = 159}, ">
            <text:p>{worldX = 20, worldY = 17, posX = 267, posY = 159}, </text:p>
          </table:table-cell>
          <table:table-cell/>
          <table:table-cell office:value-type="string">
            <text:p>Kitchen</text:p>
          </table:table-cell>
          <table:table-cell office:value-type="string">
            <text:p>north side of street</text:p>
          </table:table-cell>
          <table:table-cell/>
          <table:table-cell office:value-type="float" office:value="555">
            <text:p>55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57];&quot;-- &quot;;[.B557];&quot;,&quot;;[.C557];&quot; ID:&quot;;[.I557])" office:value-type="string" office:string-value="{worldX = 20, worldY = 17, posX = 267, posY = 159}, -- Riverside,  grocery 2, kitchen 2 ID:555">
            <text:p>{worldX = 20, worldY = 17, posX = 267, posY = 159}, -- Riverside, <text:s/>grocery 2, kitchen 2 ID:555</text:p>
          </table:table-cell>
          <table:table-cell table:formula="of:=MID([.D557];SEARCH(&quot;worldX = &quot;;[.D557])+9;(SEARCH(&quot;worldY = &quot;;[.D557])-SEARCH(&quot;worldX = &quot;;[.D557])-11))" office:value-type="string" office:string-value="20">
            <text:p>20</text:p>
          </table:table-cell>
          <table:table-cell table:formula="of:=MID([.D557];SEARCH(&quot;worldY = &quot;;[.D557])+9;(SEARCH(&quot;posX = &quot;;[.D557])-SEARCH(&quot;worldY = &quot;;[.D557])-11))" office:value-type="string" office:string-value="17">
            <text:p>17</text:p>
          </table:table-cell>
          <table:table-cell table:formula="of:=MID([.D557];(SEARCH(&quot;posX = &quot;;[.D557])+7);(SEARCH(&quot;,&quot;;[.D557];SEARCH(&quot;posX&quot;;[.D557]))-SEARCH(&quot;posX = &quot;;[.D557])-7))" office:value-type="string" office:string-value="267">
            <text:p>267</text:p>
          </table:table-cell>
          <table:table-cell table:formula="of:=IF(LEN([.D557])&lt;60;MID([.D557];(SEARCH(&quot;posY = &quot;;[.D557])+7);(SEARCH(&quot;}&quot;;[.D557];SEARCH(&quot;posY&quot;;[.D557]))-SEARCH(&quot;posY = &quot;;[.D557])-7));MID([.D562];(SEARCH(&quot;posY = &quot;;[.D562])+7);(SEARCH(&quot;}&quot;;[.D562];SEARCH(&quot;posY&quot;;[.D562]))-SEARCH(&quot;posY = &quot;;[.D562])-7)))" office:value-type="string" office:string-value="159">
            <text:p>159</text:p>
          </table:table-cell>
          <table:table-cell table:formula="of:=MID([.D557];SEARCH(&quot;posZ = &quot;;[.D557])+7;(SEARCH(&quot;}&quot;;[.D557])-SEARCH(&quot;posZ = &quot;;[.D5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261, posY = 170}, -- <text:s/>sports store</text:p>
          </table:table-cell>
          <table:table-cell office:value-type="string">
            <text:p>Riverside</text:p>
          </table:table-cell>
          <table:table-cell table:formula="of:=MID([.A558];SEARCH(&quot;--&quot;;[.A558])+2;256)" office:value-type="string" office:string-value="  sports store">
            <text:p><text:s text:c="2"/>sports store</text:p>
          </table:table-cell>
          <table:table-cell table:formula="of:=MID([.A558];1;SEARCH(&quot;--&quot;;[.A558])-1)" office:value-type="string" office:string-value="{worldX = 20, worldY = 17, posX = 261, posY = 170}, ">
            <text:p>{worldX = 20, worldY = 17, posX = 261, posY = 170}, </text:p>
          </table:table-cell>
          <table:table-cell/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56">
            <text:p>55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558];&quot;-- &quot;;[.B558];&quot;,&quot;;[.C558];&quot; ID:&quot;;[.I558])" office:value-type="string" office:string-value="{worldX = 20, worldY = 17, posX = 261, posY = 170}, -- Riverside,  sports store ID:556">
            <text:p>{worldX = 20, worldY = 17, posX = 261, posY = 170}, -- Riverside, <text:s/>sports store ID:556</text:p>
          </table:table-cell>
          <table:table-cell table:formula="of:=MID([.D558];SEARCH(&quot;worldX = &quot;;[.D558])+9;(SEARCH(&quot;worldY = &quot;;[.D558])-SEARCH(&quot;worldX = &quot;;[.D558])-11))" office:value-type="string" office:string-value="20">
            <text:p>20</text:p>
          </table:table-cell>
          <table:table-cell table:formula="of:=MID([.D558];SEARCH(&quot;worldY = &quot;;[.D558])+9;(SEARCH(&quot;posX = &quot;;[.D558])-SEARCH(&quot;worldY = &quot;;[.D558])-11))" office:value-type="string" office:string-value="17">
            <text:p>17</text:p>
          </table:table-cell>
          <table:table-cell table:formula="of:=MID([.D558];(SEARCH(&quot;posX = &quot;;[.D558])+7);(SEARCH(&quot;,&quot;;[.D558];SEARCH(&quot;posX&quot;;[.D558]))-SEARCH(&quot;posX = &quot;;[.D558])-7))" office:value-type="string" office:string-value="261">
            <text:p>261</text:p>
          </table:table-cell>
          <table:table-cell table:formula="of:=IF(LEN([.D558])&lt;60;MID([.D558];(SEARCH(&quot;posY = &quot;;[.D558])+7);(SEARCH(&quot;}&quot;;[.D558];SEARCH(&quot;posY&quot;;[.D558]))-SEARCH(&quot;posY = &quot;;[.D558])-7));MID([.D563];(SEARCH(&quot;posY = &quot;;[.D563])+7);(SEARCH(&quot;}&quot;;[.D563];SEARCH(&quot;posY&quot;;[.D563]))-SEARCH(&quot;posY = &quot;;[.D563])-7)))" office:value-type="string" office:string-value="170">
            <text:p>170</text:p>
          </table:table-cell>
          <table:table-cell table:formula="of:=MID([.D558];SEARCH(&quot;posZ = &quot;;[.D558])+7;(SEARCH(&quot;}&quot;;[.D558])-SEARCH(&quot;posZ = &quot;;[.D5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252, posY = 164}, -- <text:s/>clothing store</text:p>
          </table:table-cell>
          <table:table-cell office:value-type="string">
            <text:p>Riverside</text:p>
          </table:table-cell>
          <table:table-cell table:formula="of:=MID([.A559];SEARCH(&quot;--&quot;;[.A559])+2;256)" office:value-type="string" office:string-value="  clothing store">
            <text:p><text:s text:c="2"/>clothing store</text:p>
          </table:table-cell>
          <table:table-cell table:formula="of:=MID([.A559];1;SEARCH(&quot;--&quot;;[.A559])-1)" office:value-type="string" office:string-value="{worldX = 20, worldY = 17, posX = 252, posY = 164}, ">
            <text:p>{worldX = 20, worldY = 17, posX = 252, posY = 164}, </text:p>
          </table:table-cell>
          <table:table-cell/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57">
            <text:p>557</text:p>
          </table:table-cell>
          <table:table-cell table:number-columns-repeated="22"/>
          <table:table-cell table:formula="of:=CONCATENATE([.D559];&quot;-- &quot;;[.B559];&quot;,&quot;;[.C559];&quot; ID:&quot;;[.I559])" office:value-type="string" office:string-value="{worldX = 20, worldY = 17, posX = 252, posY = 164}, -- Riverside,  clothing store ID:557">
            <text:p>{worldX = 20, worldY = 17, posX = 252, posY = 164}, -- Riverside, <text:s/>clothing store ID:557</text:p>
          </table:table-cell>
          <table:table-cell table:formula="of:=MID([.D559];SEARCH(&quot;worldX = &quot;;[.D559])+9;(SEARCH(&quot;worldY = &quot;;[.D559])-SEARCH(&quot;worldX = &quot;;[.D559])-11))" office:value-type="string" office:string-value="20">
            <text:p>20</text:p>
          </table:table-cell>
          <table:table-cell table:formula="of:=MID([.D559];SEARCH(&quot;worldY = &quot;;[.D559])+9;(SEARCH(&quot;posX = &quot;;[.D559])-SEARCH(&quot;worldY = &quot;;[.D559])-11))" office:value-type="string" office:string-value="17">
            <text:p>17</text:p>
          </table:table-cell>
          <table:table-cell table:formula="of:=MID([.D559];(SEARCH(&quot;posX = &quot;;[.D559])+7);(SEARCH(&quot;,&quot;;[.D559];SEARCH(&quot;posX&quot;;[.D559]))-SEARCH(&quot;posX = &quot;;[.D559])-7))" office:value-type="string" office:string-value="252">
            <text:p>252</text:p>
          </table:table-cell>
          <table:table-cell table:formula="of:=IF(LEN([.D559])&lt;60;MID([.D559];(SEARCH(&quot;posY = &quot;;[.D559])+7);(SEARCH(&quot;}&quot;;[.D559];SEARCH(&quot;posY&quot;;[.D559]))-SEARCH(&quot;posY = &quot;;[.D559])-7));MID([.D564];(SEARCH(&quot;posY = &quot;;[.D564])+7);(SEARCH(&quot;}&quot;;[.D564];SEARCH(&quot;posY&quot;;[.D564]))-SEARCH(&quot;posY = &quot;;[.D564])-7)))" office:value-type="string" office:string-value="164">
            <text:p>164</text:p>
          </table:table-cell>
          <table:table-cell table:formula="of:=MID([.D559];SEARCH(&quot;posZ = &quot;;[.D559])+7;(SEARCH(&quot;}&quot;;[.D559])-SEARCH(&quot;posZ = &quot;;[.D5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241, posY = 166}, -- <text:s/>furniture store</text:p>
          </table:table-cell>
          <table:table-cell office:value-type="string">
            <text:p>Riverside</text:p>
          </table:table-cell>
          <table:table-cell table:formula="of:=MID([.A560];SEARCH(&quot;--&quot;;[.A560])+2;256)" office:value-type="string" office:string-value="  furniture store">
            <text:p><text:s text:c="2"/>furniture store</text:p>
          </table:table-cell>
          <table:table-cell table:formula="of:=MID([.A560];1;SEARCH(&quot;--&quot;;[.A560])-1)" office:value-type="string" office:string-value="{worldX = 20, worldY = 17, posX = 241, posY = 166}, ">
            <text:p>{worldX = 20, worldY = 17, posX = 241, posY = 166}, </text:p>
          </table:table-cell>
          <table:table-cell/>
          <table:table-cell office:value-type="string">
            <text:p>Shopping</text:p>
          </table:table-cell>
          <table:table-cell office:value-type="string">
            <text:p>north side of street</text:p>
          </table:table-cell>
          <table:table-cell/>
          <table:table-cell office:value-type="float" office:value="558">
            <text:p>55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table:formula="of:=CONCATENATE([.D560];&quot;-- &quot;;[.B560];&quot;,&quot;;[.C560];&quot; ID:&quot;;[.I560])" office:value-type="string" office:string-value="{worldX = 20, worldY = 17, posX = 241, posY = 166}, -- Riverside,  furniture store ID:558">
            <text:p>{worldX = 20, worldY = 17, posX = 241, posY = 166}, -- Riverside, <text:s/>furniture store ID:558</text:p>
          </table:table-cell>
          <table:table-cell table:formula="of:=MID([.D560];SEARCH(&quot;worldX = &quot;;[.D560])+9;(SEARCH(&quot;worldY = &quot;;[.D560])-SEARCH(&quot;worldX = &quot;;[.D560])-11))" office:value-type="string" office:string-value="20">
            <text:p>20</text:p>
          </table:table-cell>
          <table:table-cell table:formula="of:=MID([.D560];SEARCH(&quot;worldY = &quot;;[.D560])+9;(SEARCH(&quot;posX = &quot;;[.D560])-SEARCH(&quot;worldY = &quot;;[.D560])-11))" office:value-type="string" office:string-value="17">
            <text:p>17</text:p>
          </table:table-cell>
          <table:table-cell table:formula="of:=MID([.D560];(SEARCH(&quot;posX = &quot;;[.D560])+7);(SEARCH(&quot;,&quot;;[.D560];SEARCH(&quot;posX&quot;;[.D560]))-SEARCH(&quot;posX = &quot;;[.D560])-7))" office:value-type="string" office:string-value="241">
            <text:p>241</text:p>
          </table:table-cell>
          <table:table-cell table:formula="of:=IF(LEN([.D560])&lt;60;MID([.D560];(SEARCH(&quot;posY = &quot;;[.D560])+7);(SEARCH(&quot;}&quot;;[.D560];SEARCH(&quot;posY&quot;;[.D560]))-SEARCH(&quot;posY = &quot;;[.D560])-7));MID([.D565];(SEARCH(&quot;posY = &quot;;[.D565])+7);(SEARCH(&quot;}&quot;;[.D565];SEARCH(&quot;posY&quot;;[.D565]))-SEARCH(&quot;posY = &quot;;[.D565])-7)))" office:value-type="string" office:string-value="166">
            <text:p>166</text:p>
          </table:table-cell>
          <table:table-cell table:formula="of:=MID([.D560];SEARCH(&quot;posZ = &quot;;[.D560])+7;(SEARCH(&quot;}&quot;;[.D560])-SEARCH(&quot;posZ = &quot;;[.D5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141, posY = 273}, -- <text:s/>small grocery</text:p>
          </table:table-cell>
          <table:table-cell office:value-type="string">
            <text:p>Riverside</text:p>
          </table:table-cell>
          <table:table-cell table:formula="of:=MID([.A561];SEARCH(&quot;--&quot;;[.A561])+2;256)" office:value-type="string" office:string-value="  small grocery">
            <text:p><text:s text:c="2"/>small grocery</text:p>
          </table:table-cell>
          <table:table-cell table:formula="of:=MID([.A561];1;SEARCH(&quot;--&quot;;[.A561])-1)" office:value-type="string" office:string-value="{worldX = 20, worldY = 17, posX = 141, posY = 273}, ">
            <text:p>{worldX = 20, worldY = 17, posX = 141, posY = 27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59">
            <text:p>559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61];&quot;-- &quot;;[.B561];&quot;,&quot;;[.C561];&quot; ID:&quot;;[.I561])" office:value-type="string" office:string-value="{worldX = 20, worldY = 17, posX = 141, posY = 273}, -- Riverside,  small grocery ID:559">
            <text:p>{worldX = 20, worldY = 17, posX = 141, posY = 273}, -- Riverside, <text:s/>small grocery ID:559</text:p>
          </table:table-cell>
          <table:table-cell table:formula="of:=MID([.D561];SEARCH(&quot;worldX = &quot;;[.D561])+9;(SEARCH(&quot;worldY = &quot;;[.D561])-SEARCH(&quot;worldX = &quot;;[.D561])-11))" office:value-type="string" office:string-value="20">
            <text:p>20</text:p>
          </table:table-cell>
          <table:table-cell table:formula="of:=MID([.D561];SEARCH(&quot;worldY = &quot;;[.D561])+9;(SEARCH(&quot;posX = &quot;;[.D561])-SEARCH(&quot;worldY = &quot;;[.D561])-11))" office:value-type="string" office:string-value="17">
            <text:p>17</text:p>
          </table:table-cell>
          <table:table-cell table:formula="of:=MID([.D561];(SEARCH(&quot;posX = &quot;;[.D561])+7);(SEARCH(&quot;,&quot;;[.D561];SEARCH(&quot;posX&quot;;[.D561]))-SEARCH(&quot;posX = &quot;;[.D561])-7))" office:value-type="string" office:string-value="141">
            <text:p>141</text:p>
          </table:table-cell>
          <table:table-cell table:formula="of:=IF(LEN([.D561])&lt;60;MID([.D561];(SEARCH(&quot;posY = &quot;;[.D561])+7);(SEARCH(&quot;}&quot;;[.D561];SEARCH(&quot;posY&quot;;[.D561]))-SEARCH(&quot;posY = &quot;;[.D561])-7));MID([.D566];(SEARCH(&quot;posY = &quot;;[.D566])+7);(SEARCH(&quot;}&quot;;[.D566];SEARCH(&quot;posY&quot;;[.D566]))-SEARCH(&quot;posY = &quot;;[.D566])-7)))" office:value-type="string" office:string-value="273">
            <text:p>273</text:p>
          </table:table-cell>
          <table:table-cell table:formula="of:=MID([.D561];SEARCH(&quot;posZ = &quot;;[.D561])+7;(SEARCH(&quot;}&quot;;[.D561])-SEARCH(&quot;posZ = &quot;;[.D5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118, posY = 206}, -- <text:s/>spiffos</text:p>
          </table:table-cell>
          <table:table-cell office:value-type="string">
            <text:p>Riverside</text:p>
          </table:table-cell>
          <table:table-cell table:formula="of:=MID([.A562];SEARCH(&quot;--&quot;;[.A562])+2;256)" office:value-type="string" office:string-value="  spiffos">
            <text:p><text:s text:c="2"/>spiffos</text:p>
          </table:table-cell>
          <table:table-cell table:formula="of:=MID([.A562];1;SEARCH(&quot;--&quot;;[.A562])-1)" office:value-type="string" office:string-value="{worldX = 20, worldY = 17, posX = 118, posY = 206}, ">
            <text:p>{worldX = 20, worldY = 17, posX = 118, posY = 206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0">
            <text:p>5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562];&quot;-- &quot;;[.B562];&quot;,&quot;;[.C562];&quot; ID:&quot;;[.I562])" office:value-type="string" office:string-value="{worldX = 20, worldY = 17, posX = 118, posY = 206}, -- Riverside,  spiffos ID:560">
            <text:p>{worldX = 20, worldY = 17, posX = 118, posY = 206}, -- Riverside, <text:s/>spiffos ID:560</text:p>
          </table:table-cell>
          <table:table-cell table:formula="of:=MID([.D562];SEARCH(&quot;worldX = &quot;;[.D562])+9;(SEARCH(&quot;worldY = &quot;;[.D562])-SEARCH(&quot;worldX = &quot;;[.D562])-11))" office:value-type="string" office:string-value="20">
            <text:p>20</text:p>
          </table:table-cell>
          <table:table-cell table:formula="of:=MID([.D562];SEARCH(&quot;worldY = &quot;;[.D562])+9;(SEARCH(&quot;posX = &quot;;[.D562])-SEARCH(&quot;worldY = &quot;;[.D562])-11))" office:value-type="string" office:string-value="17">
            <text:p>17</text:p>
          </table:table-cell>
          <table:table-cell table:formula="of:=MID([.D562];(SEARCH(&quot;posX = &quot;;[.D562])+7);(SEARCH(&quot;,&quot;;[.D562];SEARCH(&quot;posX&quot;;[.D562]))-SEARCH(&quot;posX = &quot;;[.D562])-7))" office:value-type="string" office:string-value="118">
            <text:p>118</text:p>
          </table:table-cell>
          <table:table-cell table:formula="of:=IF(LEN([.D562])&lt;60;MID([.D562];(SEARCH(&quot;posY = &quot;;[.D562])+7);(SEARCH(&quot;}&quot;;[.D562];SEARCH(&quot;posY&quot;;[.D562]))-SEARCH(&quot;posY = &quot;;[.D562])-7));MID([.D567];(SEARCH(&quot;posY = &quot;;[.D567])+7);(SEARCH(&quot;}&quot;;[.D567];SEARCH(&quot;posY&quot;;[.D567]))-SEARCH(&quot;posY = &quot;;[.D567])-7)))" office:value-type="string" office:string-value="206">
            <text:p>206</text:p>
          </table:table-cell>
          <table:table-cell table:formula="of:=MID([.D562];SEARCH(&quot;posZ = &quot;;[.D562])+7;(SEARCH(&quot;}&quot;;[.D562])-SEARCH(&quot;posZ = &quot;;[.D5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131, posY = 212}, -- <text:s/>spiffos, kitchen</text:p>
          </table:table-cell>
          <table:table-cell office:value-type="string">
            <text:p>Riverside</text:p>
          </table:table-cell>
          <table:table-cell table:formula="of:=MID([.A563];SEARCH(&quot;--&quot;;[.A563])+2;256)" office:value-type="string" office:string-value="  spiffos, kitchen">
            <text:p><text:s text:c="2"/>spiffos, kitchen</text:p>
          </table:table-cell>
          <table:table-cell table:formula="of:=MID([.A563];1;SEARCH(&quot;--&quot;;[.A563])-1)" office:value-type="string" office:string-value="{worldX = 20, worldY = 17, posX = 131, posY = 212}, ">
            <text:p>{worldX = 20, worldY = 17, posX = 131, posY = 21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1">
            <text:p>56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563];&quot;-- &quot;;[.B563];&quot;,&quot;;[.C563];&quot; ID:&quot;;[.I563])" office:value-type="string" office:string-value="{worldX = 20, worldY = 17, posX = 131, posY = 212}, -- Riverside,  spiffos, kitchen ID:561">
            <text:p>{worldX = 20, worldY = 17, posX = 131, posY = 212}, -- Riverside, <text:s/>spiffos, kitchen ID:561</text:p>
          </table:table-cell>
          <table:table-cell table:formula="of:=MID([.D563];SEARCH(&quot;worldX = &quot;;[.D563])+9;(SEARCH(&quot;worldY = &quot;;[.D563])-SEARCH(&quot;worldX = &quot;;[.D563])-11))" office:value-type="string" office:string-value="20">
            <text:p>20</text:p>
          </table:table-cell>
          <table:table-cell table:formula="of:=MID([.D563];SEARCH(&quot;worldY = &quot;;[.D563])+9;(SEARCH(&quot;posX = &quot;;[.D563])-SEARCH(&quot;worldY = &quot;;[.D563])-11))" office:value-type="string" office:string-value="17">
            <text:p>17</text:p>
          </table:table-cell>
          <table:table-cell table:formula="of:=MID([.D563];(SEARCH(&quot;posX = &quot;;[.D563])+7);(SEARCH(&quot;,&quot;;[.D563];SEARCH(&quot;posX&quot;;[.D563]))-SEARCH(&quot;posX = &quot;;[.D563])-7))" office:value-type="string" office:string-value="131">
            <text:p>131</text:p>
          </table:table-cell>
          <table:table-cell table:formula="of:=IF(LEN([.D563])&lt;60;MID([.D563];(SEARCH(&quot;posY = &quot;;[.D563])+7);(SEARCH(&quot;}&quot;;[.D563];SEARCH(&quot;posY&quot;;[.D563]))-SEARCH(&quot;posY = &quot;;[.D563])-7));MID([.D568];(SEARCH(&quot;posY = &quot;;[.D568])+7);(SEARCH(&quot;}&quot;;[.D568];SEARCH(&quot;posY&quot;;[.D568]))-SEARCH(&quot;posY = &quot;;[.D568])-7)))" office:value-type="string" office:string-value="212">
            <text:p>212</text:p>
          </table:table-cell>
          <table:table-cell table:formula="of:=MID([.D563];SEARCH(&quot;posZ = &quot;;[.D563])+7;(SEARCH(&quot;}&quot;;[.D563])-SEARCH(&quot;posZ = &quot;;[.D5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81, posY = 164}, -- <text:s/>police station lobby</text:p>
          </table:table-cell>
          <table:table-cell office:value-type="string">
            <text:p>Riverside</text:p>
          </table:table-cell>
          <table:table-cell table:formula="of:=MID([.A564];SEARCH(&quot;--&quot;;[.A564])+2;256)" office:value-type="string" office:string-value="  police station lobby">
            <text:p><text:s text:c="2"/>police station lobby</text:p>
          </table:table-cell>
          <table:table-cell table:formula="of:=MID([.A564];1;SEARCH(&quot;--&quot;;[.A564])-1)" office:value-type="string" office:string-value="{worldX = 20, worldY = 17, posX = 81, posY = 164}, ">
            <text:p>{worldX = 20, worldY = 17, posX = 81, posY = 164}, </text:p>
          </table:table-cell>
          <table:table-cell office:value-type="string">
            <text:p>Government</text:p>
          </table:table-cell>
          <table:table-cell office:value-type="string">
            <text:p>Police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2">
            <text:p>562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8"/>
          <table:table-cell table:formula="of:=CONCATENATE([.D564];&quot;-- &quot;;[.B564];&quot;,&quot;;[.C564];&quot; ID:&quot;;[.I564])" office:value-type="string" office:string-value="{worldX = 20, worldY = 17, posX = 81, posY = 164}, -- Riverside,  police station lobby ID:562">
            <text:p>{worldX = 20, worldY = 17, posX = 81, posY = 164}, -- Riverside, <text:s/>police station lobby ID:562</text:p>
          </table:table-cell>
          <table:table-cell table:formula="of:=MID([.D564];SEARCH(&quot;worldX = &quot;;[.D564])+9;(SEARCH(&quot;worldY = &quot;;[.D564])-SEARCH(&quot;worldX = &quot;;[.D564])-11))" office:value-type="string" office:string-value="20">
            <text:p>20</text:p>
          </table:table-cell>
          <table:table-cell table:formula="of:=MID([.D564];SEARCH(&quot;worldY = &quot;;[.D564])+9;(SEARCH(&quot;posX = &quot;;[.D564])-SEARCH(&quot;worldY = &quot;;[.D564])-11))" office:value-type="string" office:string-value="17">
            <text:p>17</text:p>
          </table:table-cell>
          <table:table-cell table:formula="of:=MID([.D564];(SEARCH(&quot;posX = &quot;;[.D564])+7);(SEARCH(&quot;,&quot;;[.D564];SEARCH(&quot;posX&quot;;[.D564]))-SEARCH(&quot;posX = &quot;;[.D564])-7))" office:value-type="string" office:string-value="81">
            <text:p>81</text:p>
          </table:table-cell>
          <table:table-cell table:formula="of:=IF(LEN([.D564])&lt;60;MID([.D564];(SEARCH(&quot;posY = &quot;;[.D564])+7);(SEARCH(&quot;}&quot;;[.D564];SEARCH(&quot;posY&quot;;[.D564]))-SEARCH(&quot;posY = &quot;;[.D564])-7));MID([.D569];(SEARCH(&quot;posY = &quot;;[.D569])+7);(SEARCH(&quot;}&quot;;[.D569];SEARCH(&quot;posY&quot;;[.D569]))-SEARCH(&quot;posY = &quot;;[.D569])-7)))" office:value-type="string" office:string-value="164">
            <text:p>164</text:p>
          </table:table-cell>
          <table:table-cell table:formula="of:=MID([.D564];SEARCH(&quot;posZ = &quot;;[.D564])+7;(SEARCH(&quot;}&quot;;[.D564])-SEARCH(&quot;posZ = &quot;;[.D564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0, worldY = 17, posX = 82, posY = 158}, -- <text:s/>police station, jail</text:p>
          </table:table-cell>
          <table:table-cell office:value-type="string">
            <text:p>Riverside</text:p>
          </table:table-cell>
          <table:table-cell table:formula="of:=MID([.A565];SEARCH(&quot;--&quot;;[.A565])+2;256)" office:value-type="string" office:string-value="  police station, jail">
            <text:p><text:s text:c="2"/>police station, jail</text:p>
          </table:table-cell>
          <table:table-cell table:formula="of:=MID([.A565];1;SEARCH(&quot;--&quot;;[.A565])-1)" office:value-type="string" office:string-value="{worldX = 20, worldY = 17, posX = 82, posY = 158}, ">
            <text:p>{worldX = 20, worldY = 17, posX = 82, posY = 158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businesses and locations to west of town, east to west</text:p>
          </table:table-cell>
          <table:table-cell office:value-type="string">
            <text:p>shitty start</text:p>
          </table:table-cell>
          <table:table-cell office:value-type="float" office:value="563">
            <text:p>56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565];&quot;-- &quot;;[.B565];&quot;,&quot;;[.C565];&quot; ID:&quot;;[.I565])" office:value-type="string" office:string-value="{worldX = 20, worldY = 17, posX = 82, posY = 158}, -- Riverside,  police station, jail ID:563">
            <text:p>{worldX = 20, worldY = 17, posX = 82, posY = 158}, -- Riverside, <text:s/>police station, jail ID:563</text:p>
          </table:table-cell>
          <table:table-cell table:formula="of:=MID([.D565];SEARCH(&quot;worldX = &quot;;[.D565])+9;(SEARCH(&quot;worldY = &quot;;[.D565])-SEARCH(&quot;worldX = &quot;;[.D565])-11))" office:value-type="string" office:string-value="20">
            <text:p>20</text:p>
          </table:table-cell>
          <table:table-cell table:formula="of:=MID([.D565];SEARCH(&quot;worldY = &quot;;[.D565])+9;(SEARCH(&quot;posX = &quot;;[.D565])-SEARCH(&quot;worldY = &quot;;[.D565])-11))" office:value-type="string" office:string-value="17">
            <text:p>17</text:p>
          </table:table-cell>
          <table:table-cell table:formula="of:=MID([.D565];(SEARCH(&quot;posX = &quot;;[.D565])+7);(SEARCH(&quot;,&quot;;[.D565];SEARCH(&quot;posX&quot;;[.D565]))-SEARCH(&quot;posX = &quot;;[.D565])-7))" office:value-type="string" office:string-value="82">
            <text:p>82</text:p>
          </table:table-cell>
          <table:table-cell table:formula="of:=IF(LEN([.D565])&lt;60;MID([.D565];(SEARCH(&quot;posY = &quot;;[.D565])+7);(SEARCH(&quot;}&quot;;[.D565];SEARCH(&quot;posY&quot;;[.D565]))-SEARCH(&quot;posY = &quot;;[.D565])-7));MID([.D570];(SEARCH(&quot;posY = &quot;;[.D570])+7);(SEARCH(&quot;}&quot;;[.D570];SEARCH(&quot;posY&quot;;[.D570]))-SEARCH(&quot;posY = &quot;;[.D570])-7)))" office:value-type="string" office:string-value="158">
            <text:p>158</text:p>
          </table:table-cell>
          <table:table-cell table:formula="of:=MID([.D565];SEARCH(&quot;posZ = &quot;;[.D565])+7;(SEARCH(&quot;}&quot;;[.D565])-SEARCH(&quot;posZ = &quot;;[.D5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59, posY = 205}, -- <text:s/>fossoil</text:p>
          </table:table-cell>
          <table:table-cell office:value-type="string">
            <text:p>Riverside</text:p>
          </table:table-cell>
          <table:table-cell table:formula="of:=MID([.A566];SEARCH(&quot;--&quot;;[.A566])+2;256)" office:value-type="string" office:string-value="  fossoil">
            <text:p><text:s text:c="2"/>fossoil</text:p>
          </table:table-cell>
          <table:table-cell table:formula="of:=MID([.A566];1;SEARCH(&quot;--&quot;;[.A566])-1)" office:value-type="string" office:string-value="{worldX = 20, worldY = 17, posX = 59, posY = 205}, ">
            <text:p>{worldX = 20, worldY = 17, posX = 59, posY = 205}, </text:p>
          </table:table-cell>
          <table:table-cell office:value-type="string">
            <text:p>Business</text:p>
          </table:table-cell>
          <table:table-cell office:value-type="string">
            <text:p>Security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4">
            <text:p>56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  <table:table-cell table:formula="of:=CONCATENATE([.D566];&quot;-- &quot;;[.B566];&quot;,&quot;;[.C566];&quot; ID:&quot;;[.I566])" office:value-type="string" office:string-value="{worldX = 20, worldY = 17, posX = 59, posY = 205}, -- Riverside,  fossoil ID:564">
            <text:p>{worldX = 20, worldY = 17, posX = 59, posY = 205}, -- Riverside, <text:s/>fossoil ID:564</text:p>
          </table:table-cell>
          <table:table-cell table:formula="of:=MID([.D566];SEARCH(&quot;worldX = &quot;;[.D566])+9;(SEARCH(&quot;worldY = &quot;;[.D566])-SEARCH(&quot;worldX = &quot;;[.D566])-11))" office:value-type="string" office:string-value="20">
            <text:p>20</text:p>
          </table:table-cell>
          <table:table-cell table:formula="of:=MID([.D566];SEARCH(&quot;worldY = &quot;;[.D566])+9;(SEARCH(&quot;posX = &quot;;[.D566])-SEARCH(&quot;worldY = &quot;;[.D566])-11))" office:value-type="string" office:string-value="17">
            <text:p>17</text:p>
          </table:table-cell>
          <table:table-cell table:formula="of:=MID([.D566];(SEARCH(&quot;posX = &quot;;[.D566])+7);(SEARCH(&quot;,&quot;;[.D566];SEARCH(&quot;posX&quot;;[.D566]))-SEARCH(&quot;posX = &quot;;[.D566])-7))" office:value-type="string" office:string-value="59">
            <text:p>59</text:p>
          </table:table-cell>
          <table:table-cell table:formula="of:=IF(LEN([.D566])&lt;60;MID([.D566];(SEARCH(&quot;posY = &quot;;[.D566])+7);(SEARCH(&quot;}&quot;;[.D566];SEARCH(&quot;posY&quot;;[.D566]))-SEARCH(&quot;posY = &quot;;[.D566])-7));MID([.D571];(SEARCH(&quot;posY = &quot;;[.D571])+7);(SEARCH(&quot;}&quot;;[.D571];SEARCH(&quot;posY&quot;;[.D571]))-SEARCH(&quot;posY = &quot;;[.D571])-7)))" office:value-type="string" office:string-value="205">
            <text:p>205</text:p>
          </table:table-cell>
          <table:table-cell table:formula="of:=MID([.D566];SEARCH(&quot;posZ = &quot;;[.D566])+7;(SEARCH(&quot;}&quot;;[.D566])-SEARCH(&quot;posZ = &quot;;[.D5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256, posY = 165}, -- <text:s/>burger joint</text:p>
          </table:table-cell>
          <table:table-cell office:value-type="string">
            <text:p>Riverside</text:p>
          </table:table-cell>
          <table:table-cell table:formula="of:=MID([.A567];SEARCH(&quot;--&quot;;[.A567])+2;256)" office:value-type="string" office:string-value="  burger joint">
            <text:p><text:s text:c="2"/>burger joint</text:p>
          </table:table-cell>
          <table:table-cell table:formula="of:=MID([.A567];1;SEARCH(&quot;--&quot;;[.A567])-1)" office:value-type="string" office:string-value="{worldX = 19, worldY = 17, posX = 256, posY = 165}, ">
            <text:p>{worldX = 19, worldY = 17, posX = 256, posY = 165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5">
            <text:p>565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CONCATENATE([.D567];&quot;-- &quot;;[.B567];&quot;,&quot;;[.C567];&quot; ID:&quot;;[.I567])" office:value-type="string" office:string-value="{worldX = 19, worldY = 17, posX = 256, posY = 165}, -- Riverside,  burger joint ID:565">
            <text:p>{worldX = 19, worldY = 17, posX = 256, posY = 165}, -- Riverside, <text:s/>burger joint ID:565</text:p>
          </table:table-cell>
          <table:table-cell table:formula="of:=MID([.D567];SEARCH(&quot;worldX = &quot;;[.D567])+9;(SEARCH(&quot;worldY = &quot;;[.D567])-SEARCH(&quot;worldX = &quot;;[.D567])-11))" office:value-type="string" office:string-value="19">
            <text:p>19</text:p>
          </table:table-cell>
          <table:table-cell table:formula="of:=MID([.D567];SEARCH(&quot;worldY = &quot;;[.D567])+9;(SEARCH(&quot;posX = &quot;;[.D567])-SEARCH(&quot;worldY = &quot;;[.D567])-11))" office:value-type="string" office:string-value="17">
            <text:p>17</text:p>
          </table:table-cell>
          <table:table-cell table:formula="of:=MID([.D567];(SEARCH(&quot;posX = &quot;;[.D567])+7);(SEARCH(&quot;,&quot;;[.D567];SEARCH(&quot;posX&quot;;[.D567]))-SEARCH(&quot;posX = &quot;;[.D567])-7))" office:value-type="string" office:string-value="256">
            <text:p>256</text:p>
          </table:table-cell>
          <table:table-cell table:formula="of:=IF(LEN([.D567])&lt;60;MID([.D567];(SEARCH(&quot;posY = &quot;;[.D567])+7);(SEARCH(&quot;}&quot;;[.D567];SEARCH(&quot;posY&quot;;[.D567]))-SEARCH(&quot;posY = &quot;;[.D567])-7));MID([.D572];(SEARCH(&quot;posY = &quot;;[.D572])+7);(SEARCH(&quot;}&quot;;[.D572];SEARCH(&quot;posY&quot;;[.D572]))-SEARCH(&quot;posY = &quot;;[.D572])-7)))" office:value-type="string" office:string-value="165">
            <text:p>165</text:p>
          </table:table-cell>
          <table:table-cell table:formula="of:=MID([.D567];SEARCH(&quot;posZ = &quot;;[.D567])+7;(SEARCH(&quot;}&quot;;[.D567])-SEARCH(&quot;posZ = &quot;;[.D5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255, posY = 162}, -- <text:s/>burger joint, kitchen</text:p>
          </table:table-cell>
          <table:table-cell office:value-type="string">
            <text:p>Riverside</text:p>
          </table:table-cell>
          <table:table-cell table:formula="of:=MID([.A568];SEARCH(&quot;--&quot;;[.A568])+2;256)" office:value-type="string" office:string-value="  burger joint, kitchen">
            <text:p><text:s text:c="2"/>burger joint, kitchen</text:p>
          </table:table-cell>
          <table:table-cell table:formula="of:=MID([.A568];1;SEARCH(&quot;--&quot;;[.A568])-1)" office:value-type="string" office:string-value="{worldX = 19, worldY = 17, posX = 255, posY = 162}, ">
            <text:p>{worldX = 19, worldY = 17, posX = 255, posY = 16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6">
            <text:p>566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table:formula="of:=CONCATENATE([.D568];&quot;-- &quot;;[.B568];&quot;,&quot;;[.C568];&quot; ID:&quot;;[.I568])" office:value-type="string" office:string-value="{worldX = 19, worldY = 17, posX = 255, posY = 162}, -- Riverside,  burger joint, kitchen ID:566">
            <text:p>{worldX = 19, worldY = 17, posX = 255, posY = 162}, -- Riverside, <text:s/>burger joint, kitchen ID:566</text:p>
          </table:table-cell>
          <table:table-cell table:formula="of:=MID([.D568];SEARCH(&quot;worldX = &quot;;[.D568])+9;(SEARCH(&quot;worldY = &quot;;[.D568])-SEARCH(&quot;worldX = &quot;;[.D568])-11))" office:value-type="string" office:string-value="19">
            <text:p>19</text:p>
          </table:table-cell>
          <table:table-cell table:formula="of:=MID([.D568];SEARCH(&quot;worldY = &quot;;[.D568])+9;(SEARCH(&quot;posX = &quot;;[.D568])-SEARCH(&quot;worldY = &quot;;[.D568])-11))" office:value-type="string" office:string-value="17">
            <text:p>17</text:p>
          </table:table-cell>
          <table:table-cell table:formula="of:=MID([.D568];(SEARCH(&quot;posX = &quot;;[.D568])+7);(SEARCH(&quot;,&quot;;[.D568];SEARCH(&quot;posX&quot;;[.D568]))-SEARCH(&quot;posX = &quot;;[.D568])-7))" office:value-type="string" office:string-value="255">
            <text:p>255</text:p>
          </table:table-cell>
          <table:table-cell table:formula="of:=IF(LEN([.D568])&lt;60;MID([.D568];(SEARCH(&quot;posY = &quot;;[.D568])+7);(SEARCH(&quot;}&quot;;[.D568];SEARCH(&quot;posY&quot;;[.D568]))-SEARCH(&quot;posY = &quot;;[.D568])-7));MID([.D573];(SEARCH(&quot;posY = &quot;;[.D573])+7);(SEARCH(&quot;}&quot;;[.D573];SEARCH(&quot;posY&quot;;[.D573]))-SEARCH(&quot;posY = &quot;;[.D573])-7)))" office:value-type="string" office:string-value="162">
            <text:p>162</text:p>
          </table:table-cell>
          <table:table-cell table:formula="of:=MID([.D568];SEARCH(&quot;posZ = &quot;;[.D568])+7;(SEARCH(&quot;}&quot;;[.D568])-SEARCH(&quot;posZ = &quot;;[.D5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219, posY = 144}, -- <text:s/>bait shop</text:p>
          </table:table-cell>
          <table:table-cell office:value-type="string">
            <text:p>Riverside</text:p>
          </table:table-cell>
          <table:table-cell table:formula="of:=MID([.A569];SEARCH(&quot;--&quot;;[.A569])+2;256)" office:value-type="string" office:string-value="  bait shop">
            <text:p><text:s text:c="2"/>bait shop</text:p>
          </table:table-cell>
          <table:table-cell table:formula="of:=MID([.A569];1;SEARCH(&quot;--&quot;;[.A569])-1)" office:value-type="string" office:string-value="{worldX = 19, worldY = 17, posX = 219, posY = 144}, ">
            <text:p>{worldX = 19, worldY = 17, posX = 219, posY = 14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7">
            <text:p>567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[.D569];&quot;-- &quot;;[.B569];&quot;,&quot;;[.C569];&quot; ID:&quot;;[.I569])" office:value-type="string" office:string-value="{worldX = 19, worldY = 17, posX = 219, posY = 144}, -- Riverside,  bait shop ID:567">
            <text:p>{worldX = 19, worldY = 17, posX = 219, posY = 144}, -- Riverside, <text:s/>bait shop ID:567</text:p>
          </table:table-cell>
          <table:table-cell table:formula="of:=MID([.D569];SEARCH(&quot;worldX = &quot;;[.D569])+9;(SEARCH(&quot;worldY = &quot;;[.D569])-SEARCH(&quot;worldX = &quot;;[.D569])-11))" office:value-type="string" office:string-value="19">
            <text:p>19</text:p>
          </table:table-cell>
          <table:table-cell table:formula="of:=MID([.D569];SEARCH(&quot;worldY = &quot;;[.D569])+9;(SEARCH(&quot;posX = &quot;;[.D569])-SEARCH(&quot;worldY = &quot;;[.D569])-11))" office:value-type="string" office:string-value="17">
            <text:p>17</text:p>
          </table:table-cell>
          <table:table-cell table:formula="of:=MID([.D569];(SEARCH(&quot;posX = &quot;;[.D569])+7);(SEARCH(&quot;,&quot;;[.D569];SEARCH(&quot;posX&quot;;[.D569]))-SEARCH(&quot;posX = &quot;;[.D569])-7))" office:value-type="string" office:string-value="219">
            <text:p>219</text:p>
          </table:table-cell>
          <table:table-cell table:formula="of:=IF(LEN([.D569])&lt;60;MID([.D569];(SEARCH(&quot;posY = &quot;;[.D569])+7);(SEARCH(&quot;}&quot;;[.D569];SEARCH(&quot;posY&quot;;[.D569]))-SEARCH(&quot;posY = &quot;;[.D569])-7));MID([.D574];(SEARCH(&quot;posY = &quot;;[.D574])+7);(SEARCH(&quot;}&quot;;[.D574];SEARCH(&quot;posY&quot;;[.D574]))-SEARCH(&quot;posY = &quot;;[.D574])-7)))" office:value-type="string" office:string-value="144">
            <text:p>144</text:p>
          </table:table-cell>
          <table:table-cell table:formula="of:=MID([.D569];SEARCH(&quot;posZ = &quot;;[.D569])+7;(SEARCH(&quot;}&quot;;[.D569])-SEARCH(&quot;posZ = &quot;;[.D5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271, posY = 262}, -- <text:s/>variety store</text:p>
          </table:table-cell>
          <table:table-cell office:value-type="string">
            <text:p>Riverside</text:p>
          </table:table-cell>
          <table:table-cell table:formula="of:=MID([.A570];SEARCH(&quot;--&quot;;[.A570])+2;256)" office:value-type="string" office:string-value="  variety store">
            <text:p><text:s text:c="2"/>variety store</text:p>
          </table:table-cell>
          <table:table-cell table:formula="of:=MID([.A570];1;SEARCH(&quot;--&quot;;[.A570])-1)" office:value-type="string" office:string-value="{worldX = 19, worldY = 17, posX = 271, posY = 262}, ">
            <text:p>{worldX = 19, worldY = 17, posX = 271, posY = 262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8">
            <text:p>568</text:p>
          </table:table-cell>
          <table:table-cell table:number-columns-repeated="22"/>
          <table:table-cell table:formula="of:=CONCATENATE([.D570];&quot;-- &quot;;[.B570];&quot;,&quot;;[.C570];&quot; ID:&quot;;[.I570])" office:value-type="string" office:string-value="{worldX = 19, worldY = 17, posX = 271, posY = 262}, -- Riverside,  variety store ID:568">
            <text:p>{worldX = 19, worldY = 17, posX = 271, posY = 262}, -- Riverside, <text:s/>variety store ID:568</text:p>
          </table:table-cell>
          <table:table-cell table:formula="of:=MID([.D570];SEARCH(&quot;worldX = &quot;;[.D570])+9;(SEARCH(&quot;worldY = &quot;;[.D570])-SEARCH(&quot;worldX = &quot;;[.D570])-11))" office:value-type="string" office:string-value="19">
            <text:p>19</text:p>
          </table:table-cell>
          <table:table-cell table:formula="of:=MID([.D570];SEARCH(&quot;worldY = &quot;;[.D570])+9;(SEARCH(&quot;posX = &quot;;[.D570])-SEARCH(&quot;worldY = &quot;;[.D570])-11))" office:value-type="string" office:string-value="17">
            <text:p>17</text:p>
          </table:table-cell>
          <table:table-cell table:formula="of:=MID([.D570];(SEARCH(&quot;posX = &quot;;[.D570])+7);(SEARCH(&quot;,&quot;;[.D570];SEARCH(&quot;posX&quot;;[.D570]))-SEARCH(&quot;posX = &quot;;[.D570])-7))" office:value-type="string" office:string-value="271">
            <text:p>271</text:p>
          </table:table-cell>
          <table:table-cell table:formula="of:=IF(LEN([.D570])&lt;60;MID([.D570];(SEARCH(&quot;posY = &quot;;[.D570])+7);(SEARCH(&quot;}&quot;;[.D570];SEARCH(&quot;posY&quot;;[.D570]))-SEARCH(&quot;posY = &quot;;[.D570])-7));MID([.D575];(SEARCH(&quot;posY = &quot;;[.D575])+7);(SEARCH(&quot;}&quot;;[.D575];SEARCH(&quot;posY&quot;;[.D575]))-SEARCH(&quot;posY = &quot;;[.D575])-7)))" office:value-type="string" office:string-value="262">
            <text:p>262</text:p>
          </table:table-cell>
          <table:table-cell table:formula="of:=MID([.D570];SEARCH(&quot;posZ = &quot;;[.D570])+7;(SEARCH(&quot;}&quot;;[.D570])-SEARCH(&quot;posZ = &quot;;[.D5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273, posY = 291}, -- <text:s/>small grocery</text:p>
          </table:table-cell>
          <table:table-cell office:value-type="string">
            <text:p>Riverside</text:p>
          </table:table-cell>
          <table:table-cell table:formula="of:=MID([.A571];SEARCH(&quot;--&quot;;[.A571])+2;256)" office:value-type="string" office:string-value="  small grocery">
            <text:p><text:s text:c="2"/>small grocery</text:p>
          </table:table-cell>
          <table:table-cell table:formula="of:=MID([.A571];1;SEARCH(&quot;--&quot;;[.A571])-1)" office:value-type="string" office:string-value="{worldX = 19, worldY = 17, posX = 273, posY = 291}, ">
            <text:p>{worldX = 19, worldY = 17, posX = 273, posY = 291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69">
            <text:p>569</text:p>
          </table:table-cell>
          <table:table-cell table:number-columns-repeated="22"/>
          <table:table-cell table:formula="of:=CONCATENATE([.D571];&quot;-- &quot;;[.B571];&quot;,&quot;;[.C571];&quot; ID:&quot;;[.I571])" office:value-type="string" office:string-value="{worldX = 19, worldY = 17, posX = 273, posY = 291}, -- Riverside,  small grocery ID:569">
            <text:p>{worldX = 19, worldY = 17, posX = 273, posY = 291}, -- Riverside, <text:s/>small grocery ID:569</text:p>
          </table:table-cell>
          <table:table-cell table:formula="of:=MID([.D571];SEARCH(&quot;worldX = &quot;;[.D571])+9;(SEARCH(&quot;worldY = &quot;;[.D571])-SEARCH(&quot;worldX = &quot;;[.D571])-11))" office:value-type="string" office:string-value="19">
            <text:p>19</text:p>
          </table:table-cell>
          <table:table-cell table:formula="of:=MID([.D571];SEARCH(&quot;worldY = &quot;;[.D571])+9;(SEARCH(&quot;posX = &quot;;[.D571])-SEARCH(&quot;worldY = &quot;;[.D571])-11))" office:value-type="string" office:string-value="17">
            <text:p>17</text:p>
          </table:table-cell>
          <table:table-cell table:formula="of:=MID([.D571];(SEARCH(&quot;posX = &quot;;[.D571])+7);(SEARCH(&quot;,&quot;;[.D571];SEARCH(&quot;posX&quot;;[.D571]))-SEARCH(&quot;posX = &quot;;[.D571])-7))" office:value-type="string" office:string-value="273">
            <text:p>273</text:p>
          </table:table-cell>
          <table:table-cell table:formula="of:=IF(LEN([.D571])&lt;60;MID([.D571];(SEARCH(&quot;posY = &quot;;[.D571])+7);(SEARCH(&quot;}&quot;;[.D571];SEARCH(&quot;posY&quot;;[.D571]))-SEARCH(&quot;posY = &quot;;[.D571])-7));MID([.D576];(SEARCH(&quot;posY = &quot;;[.D576])+7);(SEARCH(&quot;}&quot;;[.D576];SEARCH(&quot;posY&quot;;[.D576]))-SEARCH(&quot;posY = &quot;;[.D576])-7)))" office:value-type="string" office:string-value="291">
            <text:p>291</text:p>
          </table:table-cell>
          <table:table-cell table:formula="of:=MID([.D571];SEARCH(&quot;posZ = &quot;;[.D571])+7;(SEARCH(&quot;}&quot;;[.D571])-SEARCH(&quot;posZ = &quot;;[.D5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257, posY = 291}, -- <text:s/>laundromat</text:p>
          </table:table-cell>
          <table:table-cell office:value-type="string">
            <text:p>Riverside</text:p>
          </table:table-cell>
          <table:table-cell table:formula="of:=MID([.A572];SEARCH(&quot;--&quot;;[.A572])+2;256)" office:value-type="string" office:string-value="  laundromat">
            <text:p><text:s text:c="2"/>laundromat</text:p>
          </table:table-cell>
          <table:table-cell table:formula="of:=MID([.A572];1;SEARCH(&quot;--&quot;;[.A572])-1)" office:value-type="string" office:string-value="{worldX = 19, worldY = 17, posX = 257, posY = 291}, ">
            <text:p>{worldX = 19, worldY = 17, posX = 257, posY = 291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formula="of:=CONCATENATE([.D572];&quot;-- &quot;;[.B572];&quot;,&quot;;[.C572];&quot; ID:&quot;;[.I572])" office:value-type="string" office:string-value="{worldX = 19, worldY = 17, posX = 257, posY = 291}, -- Riverside,  laundromat ID:570">
            <text:p>{worldX = 19, worldY = 17, posX = 257, posY = 291}, -- Riverside, <text:s/>laundromat ID:570</text:p>
          </table:table-cell>
          <table:table-cell table:formula="of:=MID([.D572];SEARCH(&quot;worldX = &quot;;[.D572])+9;(SEARCH(&quot;worldY = &quot;;[.D572])-SEARCH(&quot;worldX = &quot;;[.D572])-11))" office:value-type="string" office:string-value="19">
            <text:p>19</text:p>
          </table:table-cell>
          <table:table-cell table:formula="of:=MID([.D572];SEARCH(&quot;worldY = &quot;;[.D572])+9;(SEARCH(&quot;posX = &quot;;[.D572])-SEARCH(&quot;worldY = &quot;;[.D572])-11))" office:value-type="string" office:string-value="17">
            <text:p>17</text:p>
          </table:table-cell>
          <table:table-cell table:formula="of:=MID([.D572];(SEARCH(&quot;posX = &quot;;[.D572])+7);(SEARCH(&quot;,&quot;;[.D572];SEARCH(&quot;posX&quot;;[.D572]))-SEARCH(&quot;posX = &quot;;[.D572])-7))" office:value-type="string" office:string-value="257">
            <text:p>257</text:p>
          </table:table-cell>
          <table:table-cell table:formula="of:=IF(LEN([.D572])&lt;60;MID([.D572];(SEARCH(&quot;posY = &quot;;[.D572])+7);(SEARCH(&quot;}&quot;;[.D572];SEARCH(&quot;posY&quot;;[.D572]))-SEARCH(&quot;posY = &quot;;[.D572])-7));MID([.D577];(SEARCH(&quot;posY = &quot;;[.D577])+7);(SEARCH(&quot;}&quot;;[.D577];SEARCH(&quot;posY&quot;;[.D577]))-SEARCH(&quot;posY = &quot;;[.D577])-7)))" office:value-type="string" office:string-value="291">
            <text:p>291</text:p>
          </table:table-cell>
          <table:table-cell table:formula="of:=MID([.D572];SEARCH(&quot;posZ = &quot;;[.D572])+7;(SEARCH(&quot;}&quot;;[.D572])-SEARCH(&quot;posZ = &quot;;[.D5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8, posX = 263, posY = 16}, -- <text:s/>bar</text:p>
          </table:table-cell>
          <table:table-cell office:value-type="string">
            <text:p>Riverside</text:p>
          </table:table-cell>
          <table:table-cell table:formula="of:=MID([.A573];SEARCH(&quot;--&quot;;[.A573])+2;256)" office:value-type="string" office:string-value="  bar">
            <text:p><text:s text:c="2"/>bar</text:p>
          </table:table-cell>
          <table:table-cell table:formula="of:=MID([.A573];1;SEARCH(&quot;--&quot;;[.A573])-1)" office:value-type="string" office:string-value="{worldX = 19, worldY = 18, posX = 263, posY = 16}, ">
            <text:p>{worldX = 19, worldY = 18, posX = 263, posY = 16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71">
            <text:p>57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1"/>
          <table:table-cell table:formula="of:=CONCATENATE([.D573];&quot;-- &quot;;[.B573];&quot;,&quot;;[.C573];&quot; ID:&quot;;[.I573])" office:value-type="string" office:string-value="{worldX = 19, worldY = 18, posX = 263, posY = 16}, -- Riverside,  bar ID:571">
            <text:p>{worldX = 19, worldY = 18, posX = 263, posY = 16}, -- Riverside, <text:s/>bar ID:571</text:p>
          </table:table-cell>
          <table:table-cell table:formula="of:=MID([.D573];SEARCH(&quot;worldX = &quot;;[.D573])+9;(SEARCH(&quot;worldY = &quot;;[.D573])-SEARCH(&quot;worldX = &quot;;[.D573])-11))" office:value-type="string" office:string-value="19">
            <text:p>19</text:p>
          </table:table-cell>
          <table:table-cell table:formula="of:=MID([.D573];SEARCH(&quot;worldY = &quot;;[.D573])+9;(SEARCH(&quot;posX = &quot;;[.D573])-SEARCH(&quot;worldY = &quot;;[.D573])-11))" office:value-type="string" office:string-value="18">
            <text:p>18</text:p>
          </table:table-cell>
          <table:table-cell table:formula="of:=MID([.D573];(SEARCH(&quot;posX = &quot;;[.D573])+7);(SEARCH(&quot;,&quot;;[.D573];SEARCH(&quot;posX&quot;;[.D573]))-SEARCH(&quot;posX = &quot;;[.D573])-7))" office:value-type="string" office:string-value="263">
            <text:p>263</text:p>
          </table:table-cell>
          <table:table-cell table:formula="of:=IF(LEN([.D573])&lt;60;MID([.D573];(SEARCH(&quot;posY = &quot;;[.D573])+7);(SEARCH(&quot;}&quot;;[.D573];SEARCH(&quot;posY&quot;;[.D573]))-SEARCH(&quot;posY = &quot;;[.D573])-7));MID([.D578];(SEARCH(&quot;posY = &quot;;[.D578])+7);(SEARCH(&quot;}&quot;;[.D578];SEARCH(&quot;posY&quot;;[.D578]))-SEARCH(&quot;posY = &quot;;[.D578])-7)))" office:value-type="string" office:string-value="16">
            <text:p>16</text:p>
          </table:table-cell>
          <table:table-cell table:formula="of:=MID([.D573];SEARCH(&quot;posZ = &quot;;[.D573])+7;(SEARCH(&quot;}&quot;;[.D573])-SEARCH(&quot;posZ = &quot;;[.D5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8, posX = 94, posY = 26}, -- <text:s/>construction site 2 office</text:p>
          </table:table-cell>
          <table:table-cell office:value-type="string">
            <text:p>Riverside</text:p>
          </table:table-cell>
          <table:table-cell table:formula="of:=MID([.A574];SEARCH(&quot;--&quot;;[.A574])+2;256)" office:value-type="string" office:string-value="  construction site 2 office">
            <text:p><text:s text:c="2"/>construction site 2 office</text:p>
          </table:table-cell>
          <table:table-cell table:formula="of:=MID([.A574];1;SEARCH(&quot;--&quot;;[.A574])-1)" office:value-type="string" office:string-value="{worldX = 19, worldY = 18, posX = 94, posY = 26}, ">
            <text:p>{worldX = 19, worldY = 18, posX = 94, posY = 26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72">
            <text:p>57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574];&quot;-- &quot;;[.B574];&quot;,&quot;;[.C574];&quot; ID:&quot;;[.I574])" office:value-type="string" office:string-value="{worldX = 19, worldY = 18, posX = 94, posY = 26}, -- Riverside,  construction site 2 office ID:572">
            <text:p>{worldX = 19, worldY = 18, posX = 94, posY = 26}, -- Riverside, <text:s/>construction site 2 office ID:572</text:p>
          </table:table-cell>
          <table:table-cell table:formula="of:=MID([.D574];SEARCH(&quot;worldX = &quot;;[.D574])+9;(SEARCH(&quot;worldY = &quot;;[.D574])-SEARCH(&quot;worldX = &quot;;[.D574])-11))" office:value-type="string" office:string-value="19">
            <text:p>19</text:p>
          </table:table-cell>
          <table:table-cell table:formula="of:=MID([.D574];SEARCH(&quot;worldY = &quot;;[.D574])+9;(SEARCH(&quot;posX = &quot;;[.D574])-SEARCH(&quot;worldY = &quot;;[.D574])-11))" office:value-type="string" office:string-value="18">
            <text:p>18</text:p>
          </table:table-cell>
          <table:table-cell table:formula="of:=MID([.D574];(SEARCH(&quot;posX = &quot;;[.D574])+7);(SEARCH(&quot;,&quot;;[.D574];SEARCH(&quot;posX&quot;;[.D574]))-SEARCH(&quot;posX = &quot;;[.D574])-7))" office:value-type="string" office:string-value="94">
            <text:p>94</text:p>
          </table:table-cell>
          <table:table-cell table:formula="of:=IF(LEN([.D574])&lt;60;MID([.D574];(SEARCH(&quot;posY = &quot;;[.D574])+7);(SEARCH(&quot;}&quot;;[.D574];SEARCH(&quot;posY&quot;;[.D574]))-SEARCH(&quot;posY = &quot;;[.D574])-7));MID([.D579];(SEARCH(&quot;posY = &quot;;[.D579])+7);(SEARCH(&quot;}&quot;;[.D579];SEARCH(&quot;posY&quot;;[.D579]))-SEARCH(&quot;posY = &quot;;[.D579])-7)))" office:value-type="string" office:string-value="26">
            <text:p>26</text:p>
          </table:table-cell>
          <table:table-cell table:formula="of:=MID([.D574];SEARCH(&quot;posZ = &quot;;[.D574])+7;(SEARCH(&quot;}&quot;;[.D574])-SEARCH(&quot;posZ = &quot;;[.D5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13, posY = 248}, -- <text:s/>graveyard chapel</text:p>
          </table:table-cell>
          <table:table-cell office:value-type="string">
            <text:p>Riverside</text:p>
          </table:table-cell>
          <table:table-cell table:formula="of:=MID([.A575];SEARCH(&quot;--&quot;;[.A575])+2;256)" office:value-type="string" office:string-value="  graveyard chapel">
            <text:p><text:s text:c="2"/>graveyard chapel</text:p>
          </table:table-cell>
          <table:table-cell table:formula="of:=MID([.A575];1;SEARCH(&quot;--&quot;;[.A575])-1)" office:value-type="string" office:string-value="{worldX = 19, worldY = 17, posX = 13, posY = 248}, ">
            <text:p>{worldX = 19, worldY = 17, posX = 13, posY = 248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businesses and locations to west of town, east to west</text:p>
          </table:table-cell>
          <table:table-cell/>
          <table:table-cell office:value-type="float" office:value="573">
            <text:p>573</text:p>
          </table:table-cell>
          <table:table-cell table:number-columns-repeated="22"/>
          <table:table-cell table:formula="of:=CONCATENATE([.D575];&quot;-- &quot;;[.B575];&quot;,&quot;;[.C575];&quot; ID:&quot;;[.I575])" office:value-type="string" office:string-value="{worldX = 19, worldY = 17, posX = 13, posY = 248}, -- Riverside,  graveyard chapel ID:573">
            <text:p>{worldX = 19, worldY = 17, posX = 13, posY = 248}, -- Riverside, <text:s/>graveyard chapel ID:573</text:p>
          </table:table-cell>
          <table:table-cell table:formula="of:=MID([.D575];SEARCH(&quot;worldX = &quot;;[.D575])+9;(SEARCH(&quot;worldY = &quot;;[.D575])-SEARCH(&quot;worldX = &quot;;[.D575])-11))" office:value-type="string" office:string-value="19">
            <text:p>19</text:p>
          </table:table-cell>
          <table:table-cell table:formula="of:=MID([.D575];SEARCH(&quot;worldY = &quot;;[.D575])+9;(SEARCH(&quot;posX = &quot;;[.D575])-SEARCH(&quot;worldY = &quot;;[.D575])-11))" office:value-type="string" office:string-value="17">
            <text:p>17</text:p>
          </table:table-cell>
          <table:table-cell table:formula="of:=MID([.D575];(SEARCH(&quot;posX = &quot;;[.D575])+7);(SEARCH(&quot;,&quot;;[.D575];SEARCH(&quot;posX&quot;;[.D575]))-SEARCH(&quot;posX = &quot;;[.D575])-7))" office:value-type="string" office:string-value="13">
            <text:p>13</text:p>
          </table:table-cell>
          <table:table-cell table:formula="of:=IF(LEN([.D575])&lt;60;MID([.D575];(SEARCH(&quot;posY = &quot;;[.D575])+7);(SEARCH(&quot;}&quot;;[.D575];SEARCH(&quot;posY&quot;;[.D575]))-SEARCH(&quot;posY = &quot;;[.D575])-7));MID([.D580];(SEARCH(&quot;posY = &quot;;[.D580])+7);(SEARCH(&quot;}&quot;;[.D580];SEARCH(&quot;posY&quot;;[.D580]))-SEARCH(&quot;posY = &quot;;[.D580])-7)))" office:value-type="string" office:string-value="248">
            <text:p>248</text:p>
          </table:table-cell>
          <table:table-cell table:formula="of:=MID([.D575];SEARCH(&quot;posZ = &quot;;[.D575])+7;(SEARCH(&quot;}&quot;;[.D575])-SEARCH(&quot;posZ = &quot;;[.D5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8, posX = 162, posY = 63}, -- <text:s/>big house 1</text:p>
          </table:table-cell>
          <table:table-cell office:value-type="string">
            <text:p>Riverside</text:p>
          </table:table-cell>
          <table:table-cell table:formula="of:=MID([.A576];SEARCH(&quot;--&quot;;[.A576])+2;256)" office:value-type="string" office:string-value="  big house 1">
            <text:p><text:s text:c="2"/>big house 1</text:p>
          </table:table-cell>
          <table:table-cell table:formula="of:=MID([.A576];1;SEARCH(&quot;--&quot;;[.A576])-1)" office:value-type="string" office:string-value="{worldX = 22, worldY = 18, posX = 162, posY = 63}, ">
            <text:p>{worldX = 22, worldY = 18, posX = 162, posY = 63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, gated community</text:p>
          </table:table-cell>
          <table:table-cell/>
          <table:table-cell office:value-type="float" office:value="574">
            <text:p>574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4"/>
          <table:table-cell table:formula="of:=CONCATENATE([.D576];&quot;-- &quot;;[.B576];&quot;,&quot;;[.C576];&quot; ID:&quot;;[.I576])" office:value-type="string" office:string-value="{worldX = 22, worldY = 18, posX = 162, posY = 63}, -- Riverside,  big house 1 ID:574">
            <text:p>{worldX = 22, worldY = 18, posX = 162, posY = 63}, -- Riverside, <text:s/>big house 1 ID:574</text:p>
          </table:table-cell>
          <table:table-cell table:formula="of:=MID([.D576];SEARCH(&quot;worldX = &quot;;[.D576])+9;(SEARCH(&quot;worldY = &quot;;[.D576])-SEARCH(&quot;worldX = &quot;;[.D576])-11))" office:value-type="string" office:string-value="22">
            <text:p>22</text:p>
          </table:table-cell>
          <table:table-cell table:formula="of:=MID([.D576];SEARCH(&quot;worldY = &quot;;[.D576])+9;(SEARCH(&quot;posX = &quot;;[.D576])-SEARCH(&quot;worldY = &quot;;[.D576])-11))" office:value-type="string" office:string-value="18">
            <text:p>18</text:p>
          </table:table-cell>
          <table:table-cell table:formula="of:=MID([.D576];(SEARCH(&quot;posX = &quot;;[.D576])+7);(SEARCH(&quot;,&quot;;[.D576];SEARCH(&quot;posX&quot;;[.D576]))-SEARCH(&quot;posX = &quot;;[.D576])-7))" office:value-type="string" office:string-value="162">
            <text:p>162</text:p>
          </table:table-cell>
          <table:table-cell table:formula="of:=IF(LEN([.D576])&lt;60;MID([.D576];(SEARCH(&quot;posY = &quot;;[.D576])+7);(SEARCH(&quot;}&quot;;[.D576];SEARCH(&quot;posY&quot;;[.D576]))-SEARCH(&quot;posY = &quot;;[.D576])-7));MID([.D581];(SEARCH(&quot;posY = &quot;;[.D581])+7);(SEARCH(&quot;}&quot;;[.D581];SEARCH(&quot;posY&quot;;[.D581]))-SEARCH(&quot;posY = &quot;;[.D581])-7)))" office:value-type="string" office:string-value="63">
            <text:p>63</text:p>
          </table:table-cell>
          <table:table-cell table:formula="of:=MID([.D576];SEARCH(&quot;posZ = &quot;;[.D576])+7;(SEARCH(&quot;}&quot;;[.D576])-SEARCH(&quot;posZ = &quot;;[.D5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7, posX = 204, posY = 269}, -- <text:s/>big house 2</text:p>
          </table:table-cell>
          <table:table-cell office:value-type="string">
            <text:p>Riverside</text:p>
          </table:table-cell>
          <table:table-cell table:formula="of:=MID([.A577];SEARCH(&quot;--&quot;;[.A577])+2;256)" office:value-type="string" office:string-value="  big house 2">
            <text:p><text:s text:c="2"/>big house 2</text:p>
          </table:table-cell>
          <table:table-cell table:formula="of:=MID([.A577];1;SEARCH(&quot;--&quot;;[.A577])-1)" office:value-type="string" office:string-value="{worldX = 22, worldY = 17, posX = 204, posY = 269}, ">
            <text:p>{worldX = 22, worldY = 17, posX = 204, posY = 269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, gated community</text:p>
          </table:table-cell>
          <table:table-cell/>
          <table:table-cell office:value-type="float" office:value="575">
            <text:p>575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[.D577];&quot;-- &quot;;[.B577];&quot;,&quot;;[.C577];&quot; ID:&quot;;[.I577])" office:value-type="string" office:string-value="{worldX = 22, worldY = 17, posX = 204, posY = 269}, -- Riverside,  big house 2 ID:575">
            <text:p>{worldX = 22, worldY = 17, posX = 204, posY = 269}, -- Riverside, <text:s/>big house 2 ID:575</text:p>
          </table:table-cell>
          <table:table-cell table:formula="of:=MID([.D577];SEARCH(&quot;worldX = &quot;;[.D577])+9;(SEARCH(&quot;worldY = &quot;;[.D577])-SEARCH(&quot;worldX = &quot;;[.D577])-11))" office:value-type="string" office:string-value="22">
            <text:p>22</text:p>
          </table:table-cell>
          <table:table-cell table:formula="of:=MID([.D577];SEARCH(&quot;worldY = &quot;;[.D577])+9;(SEARCH(&quot;posX = &quot;;[.D577])-SEARCH(&quot;worldY = &quot;;[.D577])-11))" office:value-type="string" office:string-value="17">
            <text:p>17</text:p>
          </table:table-cell>
          <table:table-cell table:formula="of:=MID([.D577];(SEARCH(&quot;posX = &quot;;[.D577])+7);(SEARCH(&quot;,&quot;;[.D577];SEARCH(&quot;posX&quot;;[.D577]))-SEARCH(&quot;posX = &quot;;[.D577])-7))" office:value-type="string" office:string-value="204">
            <text:p>204</text:p>
          </table:table-cell>
          <table:table-cell table:formula="of:=IF(LEN([.D577])&lt;60;MID([.D577];(SEARCH(&quot;posY = &quot;;[.D577])+7);(SEARCH(&quot;}&quot;;[.D577];SEARCH(&quot;posY&quot;;[.D577]))-SEARCH(&quot;posY = &quot;;[.D577])-7));MID([.D582];(SEARCH(&quot;posY = &quot;;[.D582])+7);(SEARCH(&quot;}&quot;;[.D582];SEARCH(&quot;posY&quot;;[.D582]))-SEARCH(&quot;posY = &quot;;[.D582])-7)))" office:value-type="string" office:string-value="269">
            <text:p>269</text:p>
          </table:table-cell>
          <table:table-cell table:formula="of:=MID([.D577];SEARCH(&quot;posZ = &quot;;[.D577])+7;(SEARCH(&quot;}&quot;;[.D577])-SEARCH(&quot;posZ = &quot;;[.D5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7, posX = 164, posY = 222}, -- <text:s/>big house 3</text:p>
          </table:table-cell>
          <table:table-cell office:value-type="string">
            <text:p>Riverside</text:p>
          </table:table-cell>
          <table:table-cell table:formula="of:=MID([.A578];SEARCH(&quot;--&quot;;[.A578])+2;256)" office:value-type="string" office:string-value="  big house 3">
            <text:p><text:s text:c="2"/>big house 3</text:p>
          </table:table-cell>
          <table:table-cell table:formula="of:=MID([.A578];1;SEARCH(&quot;--&quot;;[.A578])-1)" office:value-type="string" office:string-value="{worldX = 22, worldY = 17, posX = 164, posY = 222}, ">
            <text:p>{worldX = 22, worldY = 17, posX = 164, posY = 222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, gated community</text:p>
          </table:table-cell>
          <table:table-cell/>
          <table:table-cell office:value-type="float" office:value="576">
            <text:p>57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formula="of:=CONCATENATE([.D578];&quot;-- &quot;;[.B578];&quot;,&quot;;[.C578];&quot; ID:&quot;;[.I578])" office:value-type="string" office:string-value="{worldX = 22, worldY = 17, posX = 164, posY = 222}, -- Riverside,  big house 3 ID:576">
            <text:p>{worldX = 22, worldY = 17, posX = 164, posY = 222}, -- Riverside, <text:s/>big house 3 ID:576</text:p>
          </table:table-cell>
          <table:table-cell table:formula="of:=MID([.D578];SEARCH(&quot;worldX = &quot;;[.D578])+9;(SEARCH(&quot;worldY = &quot;;[.D578])-SEARCH(&quot;worldX = &quot;;[.D578])-11))" office:value-type="string" office:string-value="22">
            <text:p>22</text:p>
          </table:table-cell>
          <table:table-cell table:formula="of:=MID([.D578];SEARCH(&quot;worldY = &quot;;[.D578])+9;(SEARCH(&quot;posX = &quot;;[.D578])-SEARCH(&quot;worldY = &quot;;[.D578])-11))" office:value-type="string" office:string-value="17">
            <text:p>17</text:p>
          </table:table-cell>
          <table:table-cell table:formula="of:=MID([.D578];(SEARCH(&quot;posX = &quot;;[.D578])+7);(SEARCH(&quot;,&quot;;[.D578];SEARCH(&quot;posX&quot;;[.D578]))-SEARCH(&quot;posX = &quot;;[.D578])-7))" office:value-type="string" office:string-value="164">
            <text:p>164</text:p>
          </table:table-cell>
          <table:table-cell table:formula="of:=IF(LEN([.D578])&lt;60;MID([.D578];(SEARCH(&quot;posY = &quot;;[.D578])+7);(SEARCH(&quot;}&quot;;[.D578];SEARCH(&quot;posY&quot;;[.D578]))-SEARCH(&quot;posY = &quot;;[.D578])-7));MID([.D583];(SEARCH(&quot;posY = &quot;;[.D583])+7);(SEARCH(&quot;}&quot;;[.D583];SEARCH(&quot;posY&quot;;[.D583]))-SEARCH(&quot;posY = &quot;;[.D583])-7)))" office:value-type="string" office:string-value="222">
            <text:p>222</text:p>
          </table:table-cell>
          <table:table-cell table:formula="of:=MID([.D578];SEARCH(&quot;posZ = &quot;;[.D578])+7;(SEARCH(&quot;}&quot;;[.D578])-SEARCH(&quot;posZ = &quot;;[.D5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8, posX = 68, posY = 73}, -- <text:s/>big house 4</text:p>
          </table:table-cell>
          <table:table-cell office:value-type="string">
            <text:p>Riverside</text:p>
          </table:table-cell>
          <table:table-cell table:formula="of:=MID([.A579];SEARCH(&quot;--&quot;;[.A579])+2;256)" office:value-type="string" office:string-value="  big house 4">
            <text:p><text:s text:c="2"/>big house 4</text:p>
          </table:table-cell>
          <table:table-cell table:formula="of:=MID([.A579];1;SEARCH(&quot;--&quot;;[.A579])-1)" office:value-type="string" office:string-value="{worldX = 22, worldY = 18, posX = 68, posY = 73}, ">
            <text:p>{worldX = 22, worldY = 18, posX = 68, posY = 73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, gated community</text:p>
          </table:table-cell>
          <table:table-cell/>
          <table:table-cell office:value-type="float" office:value="577">
            <text:p>57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579];&quot;-- &quot;;[.B579];&quot;,&quot;;[.C579];&quot; ID:&quot;;[.I579])" office:value-type="string" office:string-value="{worldX = 22, worldY = 18, posX = 68, posY = 73}, -- Riverside,  big house 4 ID:577">
            <text:p>{worldX = 22, worldY = 18, posX = 68, posY = 73}, -- Riverside, <text:s/>big house 4 ID:577</text:p>
          </table:table-cell>
          <table:table-cell table:formula="of:=MID([.D579];SEARCH(&quot;worldX = &quot;;[.D579])+9;(SEARCH(&quot;worldY = &quot;;[.D579])-SEARCH(&quot;worldX = &quot;;[.D579])-11))" office:value-type="string" office:string-value="22">
            <text:p>22</text:p>
          </table:table-cell>
          <table:table-cell table:formula="of:=MID([.D579];SEARCH(&quot;worldY = &quot;;[.D579])+9;(SEARCH(&quot;posX = &quot;;[.D579])-SEARCH(&quot;worldY = &quot;;[.D579])-11))" office:value-type="string" office:string-value="18">
            <text:p>18</text:p>
          </table:table-cell>
          <table:table-cell table:formula="of:=MID([.D579];(SEARCH(&quot;posX = &quot;;[.D579])+7);(SEARCH(&quot;,&quot;;[.D579];SEARCH(&quot;posX&quot;;[.D579]))-SEARCH(&quot;posX = &quot;;[.D579])-7))" office:value-type="string" office:string-value="68">
            <text:p>68</text:p>
          </table:table-cell>
          <table:table-cell table:formula="of:=IF(LEN([.D579])&lt;60;MID([.D579];(SEARCH(&quot;posY = &quot;;[.D579])+7);(SEARCH(&quot;}&quot;;[.D579];SEARCH(&quot;posY&quot;;[.D579]))-SEARCH(&quot;posY = &quot;;[.D579])-7));MID([.D584];(SEARCH(&quot;posY = &quot;;[.D584])+7);(SEARCH(&quot;}&quot;;[.D584];SEARCH(&quot;posY&quot;;[.D584]))-SEARCH(&quot;posY = &quot;;[.D584])-7)))" office:value-type="string" office:string-value="73">
            <text:p>73</text:p>
          </table:table-cell>
          <table:table-cell table:formula="of:=MID([.D579];SEARCH(&quot;posZ = &quot;;[.D579])+7;(SEARCH(&quot;}&quot;;[.D579])-SEARCH(&quot;posZ = &quot;;[.D5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8, posX = 50, posY = 112}, -- <text:s/>big house 5</text:p>
          </table:table-cell>
          <table:table-cell office:value-type="string">
            <text:p>Riverside</text:p>
          </table:table-cell>
          <table:table-cell table:formula="of:=MID([.A580];SEARCH(&quot;--&quot;;[.A580])+2;256)" office:value-type="string" office:string-value="  big house 5">
            <text:p><text:s text:c="2"/>big house 5</text:p>
          </table:table-cell>
          <table:table-cell table:formula="of:=MID([.A580];1;SEARCH(&quot;--&quot;;[.A580])-1)" office:value-type="string" office:string-value="{worldX = 22, worldY = 18, posX = 50, posY = 112}, ">
            <text:p>{worldX = 22, worldY = 18, posX = 50, posY = 112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east neighborhood, gated community</text:p>
          </table:table-cell>
          <table:table-cell/>
          <table:table-cell office:value-type="float" office:value="578">
            <text:p>578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7"/>
          <table:table-cell table:formula="of:=CONCATENATE([.D580];&quot;-- &quot;;[.B580];&quot;,&quot;;[.C580];&quot; ID:&quot;;[.I580])" office:value-type="string" office:string-value="{worldX = 22, worldY = 18, posX = 50, posY = 112}, -- Riverside,  big house 5 ID:578">
            <text:p>{worldX = 22, worldY = 18, posX = 50, posY = 112}, -- Riverside, <text:s/>big house 5 ID:578</text:p>
          </table:table-cell>
          <table:table-cell table:formula="of:=MID([.D580];SEARCH(&quot;worldX = &quot;;[.D580])+9;(SEARCH(&quot;worldY = &quot;;[.D580])-SEARCH(&quot;worldX = &quot;;[.D580])-11))" office:value-type="string" office:string-value="22">
            <text:p>22</text:p>
          </table:table-cell>
          <table:table-cell table:formula="of:=MID([.D580];SEARCH(&quot;worldY = &quot;;[.D580])+9;(SEARCH(&quot;posX = &quot;;[.D580])-SEARCH(&quot;worldY = &quot;;[.D580])-11))" office:value-type="string" office:string-value="18">
            <text:p>18</text:p>
          </table:table-cell>
          <table:table-cell table:formula="of:=MID([.D580];(SEARCH(&quot;posX = &quot;;[.D580])+7);(SEARCH(&quot;,&quot;;[.D580];SEARCH(&quot;posX&quot;;[.D580]))-SEARCH(&quot;posX = &quot;;[.D580])-7))" office:value-type="string" office:string-value="50">
            <text:p>50</text:p>
          </table:table-cell>
          <table:table-cell table:formula="of:=IF(LEN([.D580])&lt;60;MID([.D580];(SEARCH(&quot;posY = &quot;;[.D580])+7);(SEARCH(&quot;}&quot;;[.D580];SEARCH(&quot;posY&quot;;[.D580]))-SEARCH(&quot;posY = &quot;;[.D580])-7));MID([.D585];(SEARCH(&quot;posY = &quot;;[.D585])+7);(SEARCH(&quot;}&quot;;[.D585];SEARCH(&quot;posY&quot;;[.D585]))-SEARCH(&quot;posY = &quot;;[.D585])-7)))" office:value-type="string" office:string-value="112">
            <text:p>112</text:p>
          </table:table-cell>
          <table:table-cell table:formula="of:=MID([.D580];SEARCH(&quot;posZ = &quot;;[.D580])+7;(SEARCH(&quot;}&quot;;[.D580])-SEARCH(&quot;posZ = &quot;;[.D5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129, posY = 40}, -- <text:s/>school, lobby</text:p>
          </table:table-cell>
          <table:table-cell office:value-type="string">
            <text:p>Riverside</text:p>
          </table:table-cell>
          <table:table-cell table:formula="of:=MID([.A581];SEARCH(&quot;--&quot;;[.A581])+2;256)" office:value-type="string" office:string-value="  school, lobby">
            <text:p><text:s text:c="2"/>school, lobby</text:p>
          </table:table-cell>
          <table:table-cell table:formula="of:=MID([.A581];1;SEARCH(&quot;--&quot;;[.A581])-1)" office:value-type="string" office:string-value="{worldX = 21, worldY = 18, posX = 129, posY = 40}, ">
            <text:p>{worldX = 21, worldY = 18, posX = 129, posY = 40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south neighborhood</text:p>
          </table:table-cell>
          <table:table-cell/>
          <table:table-cell office:value-type="float" office:value="579">
            <text:p>579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581];&quot;-- &quot;;[.B581];&quot;,&quot;;[.C581];&quot; ID:&quot;;[.I581])" office:value-type="string" office:string-value="{worldX = 21, worldY = 18, posX = 129, posY = 40}, -- Riverside,  school, lobby ID:579">
            <text:p>{worldX = 21, worldY = 18, posX = 129, posY = 40}, -- Riverside, <text:s/>school, lobby ID:579</text:p>
          </table:table-cell>
          <table:table-cell table:formula="of:=MID([.D581];SEARCH(&quot;worldX = &quot;;[.D581])+9;(SEARCH(&quot;worldY = &quot;;[.D581])-SEARCH(&quot;worldX = &quot;;[.D581])-11))" office:value-type="string" office:string-value="21">
            <text:p>21</text:p>
          </table:table-cell>
          <table:table-cell table:formula="of:=MID([.D581];SEARCH(&quot;worldY = &quot;;[.D581])+9;(SEARCH(&quot;posX = &quot;;[.D581])-SEARCH(&quot;worldY = &quot;;[.D581])-11))" office:value-type="string" office:string-value="18">
            <text:p>18</text:p>
          </table:table-cell>
          <table:table-cell table:formula="of:=MID([.D581];(SEARCH(&quot;posX = &quot;;[.D581])+7);(SEARCH(&quot;,&quot;;[.D581];SEARCH(&quot;posX&quot;;[.D581]))-SEARCH(&quot;posX = &quot;;[.D581])-7))" office:value-type="string" office:string-value="129">
            <text:p>129</text:p>
          </table:table-cell>
          <table:table-cell table:formula="of:=IF(LEN([.D581])&lt;60;MID([.D581];(SEARCH(&quot;posY = &quot;;[.D581])+7);(SEARCH(&quot;}&quot;;[.D581];SEARCH(&quot;posY&quot;;[.D581]))-SEARCH(&quot;posY = &quot;;[.D581])-7));MID([.D586];(SEARCH(&quot;posY = &quot;;[.D586])+7);(SEARCH(&quot;}&quot;;[.D586];SEARCH(&quot;posY&quot;;[.D586]))-SEARCH(&quot;posY = &quot;;[.D586])-7)))" office:value-type="string" office:string-value="40">
            <text:p>40</text:p>
          </table:table-cell>
          <table:table-cell table:formula="of:=MID([.D581];SEARCH(&quot;posZ = &quot;;[.D581])+7;(SEARCH(&quot;}&quot;;[.D581])-SEARCH(&quot;posZ = &quot;;[.D5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125, posY = 24}, -- <text:s/>school, office</text:p>
          </table:table-cell>
          <table:table-cell office:value-type="string">
            <text:p>Riverside</text:p>
          </table:table-cell>
          <table:table-cell table:formula="of:=MID([.A582];SEARCH(&quot;--&quot;;[.A582])+2;256)" office:value-type="string" office:string-value="  school, office">
            <text:p><text:s text:c="2"/>school, office</text:p>
          </table:table-cell>
          <table:table-cell table:formula="of:=MID([.A582];1;SEARCH(&quot;--&quot;;[.A582])-1)" office:value-type="string" office:string-value="{worldX = 21, worldY = 18, posX = 125, posY = 24}, ">
            <text:p>{worldX = 21, worldY = 18, posX = 125, posY = 24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south neighborhood</text:p>
          </table:table-cell>
          <table:table-cell/>
          <table:table-cell office:value-type="float" office:value="580">
            <text:p>580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  <table:table-cell table:formula="of:=CONCATENATE([.D582];&quot;-- &quot;;[.B582];&quot;,&quot;;[.C582];&quot; ID:&quot;;[.I582])" office:value-type="string" office:string-value="{worldX = 21, worldY = 18, posX = 125, posY = 24}, -- Riverside,  school, office ID:580">
            <text:p>{worldX = 21, worldY = 18, posX = 125, posY = 24}, -- Riverside, <text:s/>school, office ID:580</text:p>
          </table:table-cell>
          <table:table-cell table:formula="of:=MID([.D582];SEARCH(&quot;worldX = &quot;;[.D582])+9;(SEARCH(&quot;worldY = &quot;;[.D582])-SEARCH(&quot;worldX = &quot;;[.D582])-11))" office:value-type="string" office:string-value="21">
            <text:p>21</text:p>
          </table:table-cell>
          <table:table-cell table:formula="of:=MID([.D582];SEARCH(&quot;worldY = &quot;;[.D582])+9;(SEARCH(&quot;posX = &quot;;[.D582])-SEARCH(&quot;worldY = &quot;;[.D582])-11))" office:value-type="string" office:string-value="18">
            <text:p>18</text:p>
          </table:table-cell>
          <table:table-cell table:formula="of:=MID([.D582];(SEARCH(&quot;posX = &quot;;[.D582])+7);(SEARCH(&quot;,&quot;;[.D582];SEARCH(&quot;posX&quot;;[.D582]))-SEARCH(&quot;posX = &quot;;[.D582])-7))" office:value-type="string" office:string-value="125">
            <text:p>125</text:p>
          </table:table-cell>
          <table:table-cell table:formula="of:=IF(LEN([.D582])&lt;60;MID([.D582];(SEARCH(&quot;posY = &quot;;[.D582])+7);(SEARCH(&quot;}&quot;;[.D582];SEARCH(&quot;posY&quot;;[.D582]))-SEARCH(&quot;posY = &quot;;[.D582])-7));MID([.D587];(SEARCH(&quot;posY = &quot;;[.D587])+7);(SEARCH(&quot;}&quot;;[.D587];SEARCH(&quot;posY&quot;;[.D587]))-SEARCH(&quot;posY = &quot;;[.D587])-7)))" office:value-type="string" office:string-value="24">
            <text:p>24</text:p>
          </table:table-cell>
          <table:table-cell table:formula="of:=MID([.D582];SEARCH(&quot;posZ = &quot;;[.D582])+7;(SEARCH(&quot;}&quot;;[.D582])-SEARCH(&quot;posZ = &quot;;[.D5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143, posY = 66}, -- <text:s/>school, classroom</text:p>
          </table:table-cell>
          <table:table-cell office:value-type="string">
            <text:p>Riverside</text:p>
          </table:table-cell>
          <table:table-cell table:formula="of:=MID([.A583];SEARCH(&quot;--&quot;;[.A583])+2;256)" office:value-type="string" office:string-value="  school, classroom">
            <text:p><text:s text:c="2"/>school, classroom</text:p>
          </table:table-cell>
          <table:table-cell table:formula="of:=MID([.A583];1;SEARCH(&quot;--&quot;;[.A583])-1)" office:value-type="string" office:string-value="{worldX = 21, worldY = 18, posX = 143, posY = 66}, ">
            <text:p>{worldX = 21, worldY = 18, posX = 143, posY = 66}, </text:p>
          </table:table-cell>
          <table:table-cell office:value-type="string">
            <text:p>Government</text:p>
          </table:table-cell>
          <table:table-cell office:value-type="string">
            <text:p>School</text:p>
          </table:table-cell>
          <table:table-cell office:value-type="string">
            <text:p>south neighborhood</text:p>
          </table:table-cell>
          <table:table-cell/>
          <table:table-cell office:value-type="float" office:value="581">
            <text:p>58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table:formula="of:=CONCATENATE([.D583];&quot;-- &quot;;[.B583];&quot;,&quot;;[.C583];&quot; ID:&quot;;[.I583])" office:value-type="string" office:string-value="{worldX = 21, worldY = 18, posX = 143, posY = 66}, -- Riverside,  school, classroom ID:581">
            <text:p>{worldX = 21, worldY = 18, posX = 143, posY = 66}, -- Riverside, <text:s/>school, classroom ID:581</text:p>
          </table:table-cell>
          <table:table-cell table:formula="of:=MID([.D583];SEARCH(&quot;worldX = &quot;;[.D583])+9;(SEARCH(&quot;worldY = &quot;;[.D583])-SEARCH(&quot;worldX = &quot;;[.D583])-11))" office:value-type="string" office:string-value="21">
            <text:p>21</text:p>
          </table:table-cell>
          <table:table-cell table:formula="of:=MID([.D583];SEARCH(&quot;worldY = &quot;;[.D583])+9;(SEARCH(&quot;posX = &quot;;[.D583])-SEARCH(&quot;worldY = &quot;;[.D583])-11))" office:value-type="string" office:string-value="18">
            <text:p>18</text:p>
          </table:table-cell>
          <table:table-cell table:formula="of:=MID([.D583];(SEARCH(&quot;posX = &quot;;[.D583])+7);(SEARCH(&quot;,&quot;;[.D583];SEARCH(&quot;posX&quot;;[.D583]))-SEARCH(&quot;posX = &quot;;[.D583])-7))" office:value-type="string" office:string-value="143">
            <text:p>143</text:p>
          </table:table-cell>
          <table:table-cell table:formula="of:=IF(LEN([.D583])&lt;60;MID([.D583];(SEARCH(&quot;posY = &quot;;[.D583])+7);(SEARCH(&quot;}&quot;;[.D583];SEARCH(&quot;posY&quot;;[.D583]))-SEARCH(&quot;posY = &quot;;[.D583])-7));MID([.D588];(SEARCH(&quot;posY = &quot;;[.D588])+7);(SEARCH(&quot;}&quot;;[.D588];SEARCH(&quot;posY&quot;;[.D588]))-SEARCH(&quot;posY = &quot;;[.D588])-7)))" office:value-type="string" office:string-value="66">
            <text:p>66</text:p>
          </table:table-cell>
          <table:table-cell table:formula="of:=MID([.D583];SEARCH(&quot;posZ = &quot;;[.D583])+7;(SEARCH(&quot;}&quot;;[.D583])-SEARCH(&quot;posZ = &quot;;[.D5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164, posY = 39}, -- <text:s/>school, kitchen</text:p>
          </table:table-cell>
          <table:table-cell office:value-type="string">
            <text:p>Riverside</text:p>
          </table:table-cell>
          <table:table-cell table:formula="of:=MID([.A584];SEARCH(&quot;--&quot;;[.A584])+2;256)" office:value-type="string" office:string-value="  school, kitchen">
            <text:p><text:s text:c="2"/>school, kitchen</text:p>
          </table:table-cell>
          <table:table-cell table:formula="of:=MID([.A584];1;SEARCH(&quot;--&quot;;[.A584])-1)" office:value-type="string" office:string-value="{worldX = 21, worldY = 18, posX = 164, posY = 39}, ">
            <text:p>{worldX = 21, worldY = 18, posX = 164, posY = 39}, </text:p>
          </table:table-cell>
          <table:table-cell office:value-type="string">
            <text:p>Government</text:p>
          </table:table-cell>
          <table:table-cell office:value-type="string">
            <text:p>Kitchen</text:p>
          </table:table-cell>
          <table:table-cell office:value-type="string">
            <text:p>south neighborhood</text:p>
          </table:table-cell>
          <table:table-cell/>
          <table:table-cell office:value-type="float" office:value="582">
            <text:p>58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584];&quot;-- &quot;;[.B584];&quot;,&quot;;[.C584];&quot; ID:&quot;;[.I584])" office:value-type="string" office:string-value="{worldX = 21, worldY = 18, posX = 164, posY = 39}, -- Riverside,  school, kitchen ID:582">
            <text:p>{worldX = 21, worldY = 18, posX = 164, posY = 39}, -- Riverside, <text:s/>school, kitchen ID:582</text:p>
          </table:table-cell>
          <table:table-cell table:formula="of:=MID([.D584];SEARCH(&quot;worldX = &quot;;[.D584])+9;(SEARCH(&quot;worldY = &quot;;[.D584])-SEARCH(&quot;worldX = &quot;;[.D584])-11))" office:value-type="string" office:string-value="21">
            <text:p>21</text:p>
          </table:table-cell>
          <table:table-cell table:formula="of:=MID([.D584];SEARCH(&quot;worldY = &quot;;[.D584])+9;(SEARCH(&quot;posX = &quot;;[.D584])-SEARCH(&quot;worldY = &quot;;[.D584])-11))" office:value-type="string" office:string-value="18">
            <text:p>18</text:p>
          </table:table-cell>
          <table:table-cell table:formula="of:=MID([.D584];(SEARCH(&quot;posX = &quot;;[.D584])+7);(SEARCH(&quot;,&quot;;[.D584];SEARCH(&quot;posX&quot;;[.D584]))-SEARCH(&quot;posX = &quot;;[.D584])-7))" office:value-type="string" office:string-value="164">
            <text:p>164</text:p>
          </table:table-cell>
          <table:table-cell table:formula="of:=IF(LEN([.D584])&lt;60;MID([.D584];(SEARCH(&quot;posY = &quot;;[.D584])+7);(SEARCH(&quot;}&quot;;[.D584];SEARCH(&quot;posY&quot;;[.D584]))-SEARCH(&quot;posY = &quot;;[.D584])-7));MID([.D589];(SEARCH(&quot;posY = &quot;;[.D589])+7);(SEARCH(&quot;}&quot;;[.D589];SEARCH(&quot;posY&quot;;[.D589]))-SEARCH(&quot;posY = &quot;;[.D589])-7)))" office:value-type="string" office:string-value="39">
            <text:p>39</text:p>
          </table:table-cell>
          <table:table-cell table:formula="of:=MID([.D584];SEARCH(&quot;posZ = &quot;;[.D584])+7;(SEARCH(&quot;}&quot;;[.D584])-SEARCH(&quot;posZ = &quot;;[.D584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21, worldY = 18, posX = 152, posY = 50}, -- <text:s/>school, nurse office</text:p>
          </table:table-cell>
          <table:table-cell office:value-type="string">
            <text:p>Riverside</text:p>
          </table:table-cell>
          <table:table-cell table:formula="of:=MID([.A585];SEARCH(&quot;--&quot;;[.A585])+2;256)" office:value-type="string" office:string-value="  school, nurse office">
            <text:p><text:s text:c="2"/>school, nurse office</text:p>
          </table:table-cell>
          <table:table-cell table:formula="of:=MID([.A585];1;SEARCH(&quot;--&quot;;[.A585])-1)" office:value-type="string" office:string-value="{worldX = 21, worldY = 18, posX = 152, posY = 50}, ">
            <text:p>{worldX = 21, worldY = 18, posX = 152, posY = 50}, </text:p>
          </table:table-cell>
          <table:table-cell office:value-type="string">
            <text:p>Government</text:p>
          </table:table-cell>
          <table:table-cell office:value-type="string">
            <text:p>Medical</text:p>
          </table:table-cell>
          <table:table-cell office:value-type="string">
            <text:p>south neighborhood</text:p>
          </table:table-cell>
          <table:table-cell/>
          <table:table-cell office:value-type="float" office:value="583">
            <text:p>583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585];&quot;-- &quot;;[.B585];&quot;,&quot;;[.C585];&quot; ID:&quot;;[.I585])" office:value-type="string" office:string-value="{worldX = 21, worldY = 18, posX = 152, posY = 50}, -- Riverside,  school, nurse office ID:583">
            <text:p>{worldX = 21, worldY = 18, posX = 152, posY = 50}, -- Riverside, <text:s/>school, nurse office ID:583</text:p>
          </table:table-cell>
          <table:table-cell table:formula="of:=MID([.D585];SEARCH(&quot;worldX = &quot;;[.D585])+9;(SEARCH(&quot;worldY = &quot;;[.D585])-SEARCH(&quot;worldX = &quot;;[.D585])-11))" office:value-type="string" office:string-value="21">
            <text:p>21</text:p>
          </table:table-cell>
          <table:table-cell table:formula="of:=MID([.D585];SEARCH(&quot;worldY = &quot;;[.D585])+9;(SEARCH(&quot;posX = &quot;;[.D585])-SEARCH(&quot;worldY = &quot;;[.D585])-11))" office:value-type="string" office:string-value="18">
            <text:p>18</text:p>
          </table:table-cell>
          <table:table-cell table:formula="of:=MID([.D585];(SEARCH(&quot;posX = &quot;;[.D585])+7);(SEARCH(&quot;,&quot;;[.D585];SEARCH(&quot;posX&quot;;[.D585]))-SEARCH(&quot;posX = &quot;;[.D585])-7))" office:value-type="string" office:string-value="152">
            <text:p>152</text:p>
          </table:table-cell>
          <table:table-cell table:formula="of:=IF(LEN([.D585])&lt;60;MID([.D585];(SEARCH(&quot;posY = &quot;;[.D585])+7);(SEARCH(&quot;}&quot;;[.D585];SEARCH(&quot;posY&quot;;[.D585]))-SEARCH(&quot;posY = &quot;;[.D585])-7));MID([.D590];(SEARCH(&quot;posY = &quot;;[.D590])+7);(SEARCH(&quot;}&quot;;[.D590];SEARCH(&quot;posY&quot;;[.D590]))-SEARCH(&quot;posY = &quot;;[.D590])-7)))" office:value-type="string" office:string-value="50">
            <text:p>50</text:p>
          </table:table-cell>
          <table:table-cell table:formula="of:=MID([.D585];SEARCH(&quot;posZ = &quot;;[.D585])+7;(SEARCH(&quot;}&quot;;[.D585])-SEARCH(&quot;posZ = &quot;;[.D5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18, posX = 204, posY = 28}, -- <text:s/>small house 1</text:p>
          </table:table-cell>
          <table:table-cell office:value-type="string">
            <text:p>Riverside</text:p>
          </table:table-cell>
          <table:table-cell table:formula="of:=MID([.A586];SEARCH(&quot;--&quot;;[.A586])+2;256)" office:value-type="string" office:string-value="  small house 1">
            <text:p><text:s text:c="2"/>small house 1</text:p>
          </table:table-cell>
          <table:table-cell table:formula="of:=MID([.A586];1;SEARCH(&quot;--&quot;;[.A586])-1)" office:value-type="string" office:string-value="{worldX = 22, worldY = 18, posX = 204, posY = 28}, ">
            <text:p>{worldX = 22, worldY = 18, posX = 204, posY = 2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neighborhood</text:p>
          </table:table-cell>
          <table:table-cell/>
          <table:table-cell office:value-type="float" office:value="584">
            <text:p>584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86];&quot;-- &quot;;[.B586];&quot;,&quot;;[.C586];&quot; ID:&quot;;[.I586])" office:value-type="string" office:string-value="{worldX = 22, worldY = 18, posX = 204, posY = 28}, -- Riverside,  small house 1 ID:584">
            <text:p>{worldX = 22, worldY = 18, posX = 204, posY = 28}, -- Riverside, <text:s/>small house 1 ID:584</text:p>
          </table:table-cell>
          <table:table-cell table:formula="of:=MID([.D586];SEARCH(&quot;worldX = &quot;;[.D586])+9;(SEARCH(&quot;worldY = &quot;;[.D586])-SEARCH(&quot;worldX = &quot;;[.D586])-11))" office:value-type="string" office:string-value="22">
            <text:p>22</text:p>
          </table:table-cell>
          <table:table-cell table:formula="of:=MID([.D586];SEARCH(&quot;worldY = &quot;;[.D586])+9;(SEARCH(&quot;posX = &quot;;[.D586])-SEARCH(&quot;worldY = &quot;;[.D586])-11))" office:value-type="string" office:string-value="18">
            <text:p>18</text:p>
          </table:table-cell>
          <table:table-cell table:formula="of:=MID([.D586];(SEARCH(&quot;posX = &quot;;[.D586])+7);(SEARCH(&quot;,&quot;;[.D586];SEARCH(&quot;posX&quot;;[.D586]))-SEARCH(&quot;posX = &quot;;[.D586])-7))" office:value-type="string" office:string-value="204">
            <text:p>204</text:p>
          </table:table-cell>
          <table:table-cell table:formula="of:=IF(LEN([.D586])&lt;60;MID([.D586];(SEARCH(&quot;posY = &quot;;[.D586])+7);(SEARCH(&quot;}&quot;;[.D586];SEARCH(&quot;posY&quot;;[.D586]))-SEARCH(&quot;posY = &quot;;[.D586])-7));MID([.D591];(SEARCH(&quot;posY = &quot;;[.D591])+7);(SEARCH(&quot;}&quot;;[.D591];SEARCH(&quot;posY&quot;;[.D591]))-SEARCH(&quot;posY = &quot;;[.D591])-7)))" office:value-type="string" office:string-value="28">
            <text:p>28</text:p>
          </table:table-cell>
          <table:table-cell table:formula="of:=MID([.D586];SEARCH(&quot;posZ = &quot;;[.D586])+7;(SEARCH(&quot;}&quot;;[.D586])-SEARCH(&quot;posZ = &quot;;[.D5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201, posY = 182}, -- <text:s/>small house 2</text:p>
          </table:table-cell>
          <table:table-cell office:value-type="string">
            <text:p>Riverside</text:p>
          </table:table-cell>
          <table:table-cell table:formula="of:=MID([.A587];SEARCH(&quot;--&quot;;[.A587])+2;256)" office:value-type="string" office:string-value="  small house 2">
            <text:p><text:s text:c="2"/>small house 2</text:p>
          </table:table-cell>
          <table:table-cell table:formula="of:=MID([.A587];1;SEARCH(&quot;--&quot;;[.A587])-1)" office:value-type="string" office:string-value="{worldX = 21, worldY = 18, posX = 201, posY = 182}, ">
            <text:p>{worldX = 21, worldY = 18, posX = 201, posY = 18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neighborhood</text:p>
          </table:table-cell>
          <table:table-cell/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"/>
          <table:table-cell table:formula="of:=CONCATENATE([.D587];&quot;-- &quot;;[.B587];&quot;,&quot;;[.C587];&quot; ID:&quot;;[.I587])" office:value-type="string" office:string-value="{worldX = 21, worldY = 18, posX = 201, posY = 182}, -- Riverside,  small house 2 ID:585">
            <text:p>{worldX = 21, worldY = 18, posX = 201, posY = 182}, -- Riverside, <text:s/>small house 2 ID:585</text:p>
          </table:table-cell>
          <table:table-cell table:formula="of:=MID([.D587];SEARCH(&quot;worldX = &quot;;[.D587])+9;(SEARCH(&quot;worldY = &quot;;[.D587])-SEARCH(&quot;worldX = &quot;;[.D587])-11))" office:value-type="string" office:string-value="21">
            <text:p>21</text:p>
          </table:table-cell>
          <table:table-cell table:formula="of:=MID([.D587];SEARCH(&quot;worldY = &quot;;[.D587])+9;(SEARCH(&quot;posX = &quot;;[.D587])-SEARCH(&quot;worldY = &quot;;[.D587])-11))" office:value-type="string" office:string-value="18">
            <text:p>18</text:p>
          </table:table-cell>
          <table:table-cell table:formula="of:=MID([.D587];(SEARCH(&quot;posX = &quot;;[.D587])+7);(SEARCH(&quot;,&quot;;[.D587];SEARCH(&quot;posX&quot;;[.D587]))-SEARCH(&quot;posX = &quot;;[.D587])-7))" office:value-type="string" office:string-value="201">
            <text:p>201</text:p>
          </table:table-cell>
          <table:table-cell table:formula="of:=IF(LEN([.D587])&lt;60;MID([.D587];(SEARCH(&quot;posY = &quot;;[.D587])+7);(SEARCH(&quot;}&quot;;[.D587];SEARCH(&quot;posY&quot;;[.D587]))-SEARCH(&quot;posY = &quot;;[.D587])-7));MID([.D592];(SEARCH(&quot;posY = &quot;;[.D592])+7);(SEARCH(&quot;}&quot;;[.D592];SEARCH(&quot;posY&quot;;[.D592]))-SEARCH(&quot;posY = &quot;;[.D592])-7)))" office:value-type="string" office:string-value="182">
            <text:p>182</text:p>
          </table:table-cell>
          <table:table-cell table:formula="of:=MID([.D587];SEARCH(&quot;posZ = &quot;;[.D587])+7;(SEARCH(&quot;}&quot;;[.D587])-SEARCH(&quot;posZ = &quot;;[.D58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162, posY = 182}, -- <text:s/>small house 3</text:p>
          </table:table-cell>
          <table:table-cell office:value-type="string">
            <text:p>Riverside</text:p>
          </table:table-cell>
          <table:table-cell table:formula="of:=MID([.A588];SEARCH(&quot;--&quot;;[.A588])+2;256)" office:value-type="string" office:string-value="  small house 3">
            <text:p><text:s text:c="2"/>small house 3</text:p>
          </table:table-cell>
          <table:table-cell table:formula="of:=MID([.A588];1;SEARCH(&quot;--&quot;;[.A588])-1)" office:value-type="string" office:string-value="{worldX = 21, worldY = 18, posX = 162, posY = 182}, ">
            <text:p>{worldX = 21, worldY = 18, posX = 162, posY = 18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neighborhood</text:p>
          </table:table-cell>
          <table:table-cell/>
          <table:table-cell office:value-type="float" office:value="586">
            <text:p>586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88];&quot;-- &quot;;[.B588];&quot;,&quot;;[.C588];&quot; ID:&quot;;[.I588])" office:value-type="string" office:string-value="{worldX = 21, worldY = 18, posX = 162, posY = 182}, -- Riverside,  small house 3 ID:586">
            <text:p>{worldX = 21, worldY = 18, posX = 162, posY = 182}, -- Riverside, <text:s/>small house 3 ID:586</text:p>
          </table:table-cell>
          <table:table-cell table:formula="of:=MID([.D588];SEARCH(&quot;worldX = &quot;;[.D588])+9;(SEARCH(&quot;worldY = &quot;;[.D588])-SEARCH(&quot;worldX = &quot;;[.D588])-11))" office:value-type="string" office:string-value="21">
            <text:p>21</text:p>
          </table:table-cell>
          <table:table-cell table:formula="of:=MID([.D588];SEARCH(&quot;worldY = &quot;;[.D588])+9;(SEARCH(&quot;posX = &quot;;[.D588])-SEARCH(&quot;worldY = &quot;;[.D588])-11))" office:value-type="string" office:string-value="18">
            <text:p>18</text:p>
          </table:table-cell>
          <table:table-cell table:formula="of:=MID([.D588];(SEARCH(&quot;posX = &quot;;[.D588])+7);(SEARCH(&quot;,&quot;;[.D588];SEARCH(&quot;posX&quot;;[.D588]))-SEARCH(&quot;posX = &quot;;[.D588])-7))" office:value-type="string" office:string-value="162">
            <text:p>162</text:p>
          </table:table-cell>
          <table:table-cell table:formula="of:=IF(LEN([.D588])&lt;60;MID([.D588];(SEARCH(&quot;posY = &quot;;[.D588])+7);(SEARCH(&quot;}&quot;;[.D588];SEARCH(&quot;posY&quot;;[.D588]))-SEARCH(&quot;posY = &quot;;[.D588])-7));MID([.D593];(SEARCH(&quot;posY = &quot;;[.D593])+7);(SEARCH(&quot;}&quot;;[.D593];SEARCH(&quot;posY&quot;;[.D593]))-SEARCH(&quot;posY = &quot;;[.D593])-7)))" office:value-type="string" office:string-value="182">
            <text:p>182</text:p>
          </table:table-cell>
          <table:table-cell table:formula="of:=MID([.D588];SEARCH(&quot;posZ = &quot;;[.D588])+7;(SEARCH(&quot;}&quot;;[.D588])-SEARCH(&quot;posZ = &quot;;[.D58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90, posY = 182}, -- <text:s/>small house 4</text:p>
          </table:table-cell>
          <table:table-cell office:value-type="string">
            <text:p>Riverside</text:p>
          </table:table-cell>
          <table:table-cell table:formula="of:=MID([.A589];SEARCH(&quot;--&quot;;[.A589])+2;256)" office:value-type="string" office:string-value="  small house 4">
            <text:p><text:s text:c="2"/>small house 4</text:p>
          </table:table-cell>
          <table:table-cell table:formula="of:=MID([.A589];1;SEARCH(&quot;--&quot;;[.A589])-1)" office:value-type="string" office:string-value="{worldX = 21, worldY = 18, posX = 90, posY = 182}, ">
            <text:p>{worldX = 21, worldY = 18, posX = 90, posY = 18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neighborhood</text:p>
          </table:table-cell>
          <table:table-cell/>
          <table:table-cell office:value-type="float" office:value="587">
            <text:p>587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89];&quot;-- &quot;;[.B589];&quot;,&quot;;[.C589];&quot; ID:&quot;;[.I589])" office:value-type="string" office:string-value="{worldX = 21, worldY = 18, posX = 90, posY = 182}, -- Riverside,  small house 4 ID:587">
            <text:p>{worldX = 21, worldY = 18, posX = 90, posY = 182}, -- Riverside, <text:s/>small house 4 ID:587</text:p>
          </table:table-cell>
          <table:table-cell table:formula="of:=MID([.D589];SEARCH(&quot;worldX = &quot;;[.D589])+9;(SEARCH(&quot;worldY = &quot;;[.D589])-SEARCH(&quot;worldX = &quot;;[.D589])-11))" office:value-type="string" office:string-value="21">
            <text:p>21</text:p>
          </table:table-cell>
          <table:table-cell table:formula="of:=MID([.D589];SEARCH(&quot;worldY = &quot;;[.D589])+9;(SEARCH(&quot;posX = &quot;;[.D589])-SEARCH(&quot;worldY = &quot;;[.D589])-11))" office:value-type="string" office:string-value="18">
            <text:p>18</text:p>
          </table:table-cell>
          <table:table-cell table:formula="of:=MID([.D589];(SEARCH(&quot;posX = &quot;;[.D589])+7);(SEARCH(&quot;,&quot;;[.D589];SEARCH(&quot;posX&quot;;[.D589]))-SEARCH(&quot;posX = &quot;;[.D589])-7))" office:value-type="string" office:string-value="90">
            <text:p>90</text:p>
          </table:table-cell>
          <table:table-cell table:formula="of:=IF(LEN([.D589])&lt;60;MID([.D589];(SEARCH(&quot;posY = &quot;;[.D589])+7);(SEARCH(&quot;}&quot;;[.D589];SEARCH(&quot;posY&quot;;[.D589]))-SEARCH(&quot;posY = &quot;;[.D589])-7));MID([.D594];(SEARCH(&quot;posY = &quot;;[.D594])+7);(SEARCH(&quot;}&quot;;[.D594];SEARCH(&quot;posY&quot;;[.D594]))-SEARCH(&quot;posY = &quot;;[.D594])-7)))" office:value-type="string" office:string-value="182">
            <text:p>182</text:p>
          </table:table-cell>
          <table:table-cell table:formula="of:=MID([.D589];SEARCH(&quot;posZ = &quot;;[.D589])+7;(SEARCH(&quot;}&quot;;[.D589])-SEARCH(&quot;posZ = &quot;;[.D5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27, posY = 20}, -- <text:s/>small house 5</text:p>
          </table:table-cell>
          <table:table-cell office:value-type="string">
            <text:p>Riverside</text:p>
          </table:table-cell>
          <table:table-cell table:formula="of:=MID([.A590];SEARCH(&quot;--&quot;;[.A590])+2;256)" office:value-type="string" office:string-value="  small house 5">
            <text:p><text:s text:c="2"/>small house 5</text:p>
          </table:table-cell>
          <table:table-cell table:formula="of:=MID([.A590];1;SEARCH(&quot;--&quot;;[.A590])-1)" office:value-type="string" office:string-value="{worldX = 21, worldY = 18, posX = 27, posY = 20}, ">
            <text:p>{worldX = 21, worldY = 18, posX = 27, posY = 2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south neighborhood</text:p>
          </table:table-cell>
          <table:table-cell/>
          <table:table-cell office:value-type="float" office:value="588">
            <text:p>588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90];&quot;-- &quot;;[.B590];&quot;,&quot;;[.C590];&quot; ID:&quot;;[.I590])" office:value-type="string" office:string-value="{worldX = 21, worldY = 18, posX = 27, posY = 20}, -- Riverside,  small house 5 ID:588">
            <text:p>{worldX = 21, worldY = 18, posX = 27, posY = 20}, -- Riverside, <text:s/>small house 5 ID:588</text:p>
          </table:table-cell>
          <table:table-cell table:formula="of:=MID([.D590];SEARCH(&quot;worldX = &quot;;[.D590])+9;(SEARCH(&quot;worldY = &quot;;[.D590])-SEARCH(&quot;worldX = &quot;;[.D590])-11))" office:value-type="string" office:string-value="21">
            <text:p>21</text:p>
          </table:table-cell>
          <table:table-cell table:formula="of:=MID([.D590];SEARCH(&quot;worldY = &quot;;[.D590])+9;(SEARCH(&quot;posX = &quot;;[.D590])-SEARCH(&quot;worldY = &quot;;[.D590])-11))" office:value-type="string" office:string-value="18">
            <text:p>18</text:p>
          </table:table-cell>
          <table:table-cell table:formula="of:=MID([.D590];(SEARCH(&quot;posX = &quot;;[.D590])+7);(SEARCH(&quot;,&quot;;[.D590];SEARCH(&quot;posX&quot;;[.D590]))-SEARCH(&quot;posX = &quot;;[.D590])-7))" office:value-type="string" office:string-value="27">
            <text:p>27</text:p>
          </table:table-cell>
          <table:table-cell table:formula="of:=IF(LEN([.D590])&lt;60;MID([.D590];(SEARCH(&quot;posY = &quot;;[.D590])+7);(SEARCH(&quot;}&quot;;[.D590];SEARCH(&quot;posY&quot;;[.D590]))-SEARCH(&quot;posY = &quot;;[.D590])-7));MID([.D595];(SEARCH(&quot;posY = &quot;;[.D595])+7);(SEARCH(&quot;}&quot;;[.D595];SEARCH(&quot;posY&quot;;[.D595]))-SEARCH(&quot;posY = &quot;;[.D595])-7)))" office:value-type="string" office:string-value="20">
            <text:p>20</text:p>
          </table:table-cell>
          <table:table-cell table:formula="of:=MID([.D590];SEARCH(&quot;posZ = &quot;;[.D590])+7;(SEARCH(&quot;}&quot;;[.D590])-SEARCH(&quot;posZ = &quot;;[.D5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18, posX = 37, posY = 111}, -- <text:s/>medium house 1</text:p>
          </table:table-cell>
          <table:table-cell office:value-type="string">
            <text:p>Riverside</text:p>
          </table:table-cell>
          <table:table-cell table:formula="of:=MID([.A591];SEARCH(&quot;--&quot;;[.A591])+2;256)" office:value-type="string" office:string-value="  medium house 1">
            <text:p><text:s text:c="2"/>medium house 1</text:p>
          </table:table-cell>
          <table:table-cell table:formula="of:=MID([.A591];1;SEARCH(&quot;--&quot;;[.A591])-1)" office:value-type="string" office:string-value="{worldX = 21, worldY = 18, posX = 37, posY = 111}, ">
            <text:p>{worldX = 21, worldY = 18, posX = 37, posY = 111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south neighborhood</text:p>
          </table:table-cell>
          <table:table-cell/>
          <table:table-cell office:value-type="float" office:value="589">
            <text:p>589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91];&quot;-- &quot;;[.B591];&quot;,&quot;;[.C591];&quot; ID:&quot;;[.I591])" office:value-type="string" office:string-value="{worldX = 21, worldY = 18, posX = 37, posY = 111}, -- Riverside,  medium house 1 ID:589">
            <text:p>{worldX = 21, worldY = 18, posX = 37, posY = 111}, -- Riverside, <text:s/>medium house 1 ID:589</text:p>
          </table:table-cell>
          <table:table-cell table:formula="of:=MID([.D591];SEARCH(&quot;worldX = &quot;;[.D591])+9;(SEARCH(&quot;worldY = &quot;;[.D591])-SEARCH(&quot;worldX = &quot;;[.D591])-11))" office:value-type="string" office:string-value="21">
            <text:p>21</text:p>
          </table:table-cell>
          <table:table-cell table:formula="of:=MID([.D591];SEARCH(&quot;worldY = &quot;;[.D591])+9;(SEARCH(&quot;posX = &quot;;[.D591])-SEARCH(&quot;worldY = &quot;;[.D591])-11))" office:value-type="string" office:string-value="18">
            <text:p>18</text:p>
          </table:table-cell>
          <table:table-cell table:formula="of:=MID([.D591];(SEARCH(&quot;posX = &quot;;[.D591])+7);(SEARCH(&quot;,&quot;;[.D591];SEARCH(&quot;posX&quot;;[.D591]))-SEARCH(&quot;posX = &quot;;[.D591])-7))" office:value-type="string" office:string-value="37">
            <text:p>37</text:p>
          </table:table-cell>
          <table:table-cell table:formula="of:=IF(LEN([.D591])&lt;60;MID([.D591];(SEARCH(&quot;posY = &quot;;[.D591])+7);(SEARCH(&quot;}&quot;;[.D591];SEARCH(&quot;posY&quot;;[.D591]))-SEARCH(&quot;posY = &quot;;[.D591])-7));MID([.D596];(SEARCH(&quot;posY = &quot;;[.D596])+7);(SEARCH(&quot;}&quot;;[.D596];SEARCH(&quot;posY&quot;;[.D596]))-SEARCH(&quot;posY = &quot;;[.D596])-7)))" office:value-type="string" office:string-value="111">
            <text:p>111</text:p>
          </table:table-cell>
          <table:table-cell table:formula="of:=MID([.D591];SEARCH(&quot;posZ = &quot;;[.D591])+7;(SEARCH(&quot;}&quot;;[.D591])-SEARCH(&quot;posZ = &quot;;[.D5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8, posX = 115, posY = 62}, -- <text:s/>small house 1</text:p>
          </table:table-cell>
          <table:table-cell office:value-type="string">
            <text:p>Riverside</text:p>
          </table:table-cell>
          <table:table-cell table:formula="of:=MID([.A592];SEARCH(&quot;--&quot;;[.A592])+2;256)" office:value-type="string" office:string-value="  small house 1">
            <text:p><text:s text:c="2"/>small house 1</text:p>
          </table:table-cell>
          <table:table-cell table:formula="of:=MID([.A592];1;SEARCH(&quot;--&quot;;[.A592])-1)" office:value-type="string" office:string-value="{worldX = 20, worldY = 18, posX = 115, posY = 62}, ">
            <text:p>{worldX = 20, worldY = 18, posX = 115, posY = 6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590">
            <text:p>59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92];&quot;-- &quot;;[.B592];&quot;,&quot;;[.C592];&quot; ID:&quot;;[.I592])" office:value-type="string" office:string-value="{worldX = 20, worldY = 18, posX = 115, posY = 62}, -- Riverside,  small house 1 ID:590">
            <text:p>{worldX = 20, worldY = 18, posX = 115, posY = 62}, -- Riverside, <text:s/>small house 1 ID:590</text:p>
          </table:table-cell>
          <table:table-cell table:formula="of:=MID([.D592];SEARCH(&quot;worldX = &quot;;[.D592])+9;(SEARCH(&quot;worldY = &quot;;[.D592])-SEARCH(&quot;worldX = &quot;;[.D592])-11))" office:value-type="string" office:string-value="20">
            <text:p>20</text:p>
          </table:table-cell>
          <table:table-cell table:formula="of:=MID([.D592];SEARCH(&quot;worldY = &quot;;[.D592])+9;(SEARCH(&quot;posX = &quot;;[.D592])-SEARCH(&quot;worldY = &quot;;[.D592])-11))" office:value-type="string" office:string-value="18">
            <text:p>18</text:p>
          </table:table-cell>
          <table:table-cell table:formula="of:=MID([.D592];(SEARCH(&quot;posX = &quot;;[.D592])+7);(SEARCH(&quot;,&quot;;[.D592];SEARCH(&quot;posX&quot;;[.D592]))-SEARCH(&quot;posX = &quot;;[.D592])-7))" office:value-type="string" office:string-value="115">
            <text:p>115</text:p>
          </table:table-cell>
          <table:table-cell table:formula="of:=IF(LEN([.D592])&lt;60;MID([.D592];(SEARCH(&quot;posY = &quot;;[.D592])+7);(SEARCH(&quot;}&quot;;[.D592];SEARCH(&quot;posY&quot;;[.D592]))-SEARCH(&quot;posY = &quot;;[.D592])-7));MID([.D597];(SEARCH(&quot;posY = &quot;;[.D597])+7);(SEARCH(&quot;}&quot;;[.D597];SEARCH(&quot;posY&quot;;[.D597]))-SEARCH(&quot;posY = &quot;;[.D597])-7)))" office:value-type="string" office:string-value="62">
            <text:p>62</text:p>
          </table:table-cell>
          <table:table-cell table:formula="of:=MID([.D592];SEARCH(&quot;posZ = &quot;;[.D592])+7;(SEARCH(&quot;}&quot;;[.D592])-SEARCH(&quot;posZ = &quot;;[.D5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17, posX = 88, posY = 182}, -- <text:s/>small house 2, nice, fixed 11/12 spawn in water</text:p>
          </table:table-cell>
          <table:table-cell office:value-type="string">
            <text:p>Riverside</text:p>
          </table:table-cell>
          <table:table-cell table:formula="of:=MID([.A593];SEARCH(&quot;--&quot;;[.A593])+2;256)" office:value-type="string" office:string-value="  small house 2, nice, fixed 11/12 spawn in water">
            <text:p><text:s text:c="2"/>small house 2, nice, fixed 11/12 spawn in water</text:p>
          </table:table-cell>
          <table:table-cell table:formula="of:=MID([.A593];1;SEARCH(&quot;--&quot;;[.A593])-1)" office:value-type="string" office:string-value="{worldX = 20, worldY = 17, posX = 88, posY = 182}, ">
            <text:p>{worldX = 20, worldY = 17, posX = 88, posY = 182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west neighborhood</text:p>
          </table:table-cell>
          <table:table-cell/>
          <table:table-cell office:value-type="float" office:value="591">
            <text:p>59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table:formula="of:=CONCATENATE([.D593];&quot;-- &quot;;[.B593];&quot;,&quot;;[.C593];&quot; ID:&quot;;[.I593])" office:value-type="string" office:string-value="{worldX = 20, worldY = 17, posX = 88, posY = 182}, -- Riverside,  small house 2, nice, fixed 11/12 spawn in water ID:591">
            <text:p>{worldX = 20, worldY = 17, posX = 88, posY = 182}, -- Riverside, <text:s/>small house 2, nice, fixed 11/12 spawn in water ID:591</text:p>
          </table:table-cell>
          <table:table-cell table:formula="of:=MID([.D593];SEARCH(&quot;worldX = &quot;;[.D593])+9;(SEARCH(&quot;worldY = &quot;;[.D593])-SEARCH(&quot;worldX = &quot;;[.D593])-11))" office:value-type="string" office:string-value="20">
            <text:p>20</text:p>
          </table:table-cell>
          <table:table-cell table:formula="of:=MID([.D593];SEARCH(&quot;worldY = &quot;;[.D593])+9;(SEARCH(&quot;posX = &quot;;[.D593])-SEARCH(&quot;worldY = &quot;;[.D593])-11))" office:value-type="string" office:string-value="17">
            <text:p>17</text:p>
          </table:table-cell>
          <table:table-cell table:formula="of:=MID([.D593];(SEARCH(&quot;posX = &quot;;[.D593])+7);(SEARCH(&quot;,&quot;;[.D593];SEARCH(&quot;posX&quot;;[.D593]))-SEARCH(&quot;posX = &quot;;[.D593])-7))" office:value-type="string" office:string-value="88">
            <text:p>88</text:p>
          </table:table-cell>
          <table:table-cell table:formula="of:=IF(LEN([.D593])&lt;60;MID([.D593];(SEARCH(&quot;posY = &quot;;[.D593])+7);(SEARCH(&quot;}&quot;;[.D593];SEARCH(&quot;posY&quot;;[.D593]))-SEARCH(&quot;posY = &quot;;[.D593])-7));MID([.D598];(SEARCH(&quot;posY = &quot;;[.D598])+7);(SEARCH(&quot;}&quot;;[.D598];SEARCH(&quot;posY&quot;;[.D598]))-SEARCH(&quot;posY = &quot;;[.D598])-7)))" office:value-type="string" office:string-value="182">
            <text:p>182</text:p>
          </table:table-cell>
          <table:table-cell table:formula="of:=MID([.D593];SEARCH(&quot;posZ = &quot;;[.D593])+7;(SEARCH(&quot;}&quot;;[.D593])-SEARCH(&quot;posZ = &quot;;[.D5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91, posY = 216}, -- <text:s/>small house 3</text:p>
          </table:table-cell>
          <table:table-cell office:value-type="string">
            <text:p>Riverside</text:p>
          </table:table-cell>
          <table:table-cell table:formula="of:=MID([.A594];SEARCH(&quot;--&quot;;[.A594])+2;256)" office:value-type="string" office:string-value="  small house 3">
            <text:p><text:s text:c="2"/>small house 3</text:p>
          </table:table-cell>
          <table:table-cell table:formula="of:=MID([.A594];1;SEARCH(&quot;--&quot;;[.A594])-1)" office:value-type="string" office:string-value="{worldX = 19, worldY = 17, posX = 91, posY = 216}, ">
            <text:p>{worldX = 19, worldY = 17, posX = 91, posY = 216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[.D594];&quot;-- &quot;;[.B594];&quot;,&quot;;[.C594];&quot; ID:&quot;;[.I594])" office:value-type="string" office:string-value="{worldX = 19, worldY = 17, posX = 91, posY = 216}, -- Riverside,  small house 3 ID:592">
            <text:p>{worldX = 19, worldY = 17, posX = 91, posY = 216}, -- Riverside, <text:s/>small house 3 ID:592</text:p>
          </table:table-cell>
          <table:table-cell table:formula="of:=MID([.D594];SEARCH(&quot;worldX = &quot;;[.D594])+9;(SEARCH(&quot;worldY = &quot;;[.D594])-SEARCH(&quot;worldX = &quot;;[.D594])-11))" office:value-type="string" office:string-value="19">
            <text:p>19</text:p>
          </table:table-cell>
          <table:table-cell table:formula="of:=MID([.D594];SEARCH(&quot;worldY = &quot;;[.D594])+9;(SEARCH(&quot;posX = &quot;;[.D594])-SEARCH(&quot;worldY = &quot;;[.D594])-11))" office:value-type="string" office:string-value="17">
            <text:p>17</text:p>
          </table:table-cell>
          <table:table-cell table:formula="of:=MID([.D594];(SEARCH(&quot;posX = &quot;;[.D594])+7);(SEARCH(&quot;,&quot;;[.D594];SEARCH(&quot;posX&quot;;[.D594]))-SEARCH(&quot;posX = &quot;;[.D594])-7))" office:value-type="string" office:string-value="91">
            <text:p>91</text:p>
          </table:table-cell>
          <table:table-cell table:formula="of:=IF(LEN([.D594])&lt;60;MID([.D594];(SEARCH(&quot;posY = &quot;;[.D594])+7);(SEARCH(&quot;}&quot;;[.D594];SEARCH(&quot;posY&quot;;[.D594]))-SEARCH(&quot;posY = &quot;;[.D594])-7));MID([.D599];(SEARCH(&quot;posY = &quot;;[.D599])+7);(SEARCH(&quot;}&quot;;[.D599];SEARCH(&quot;posY&quot;;[.D599]))-SEARCH(&quot;posY = &quot;;[.D599])-7)))" office:value-type="string" office:string-value="216">
            <text:p>216</text:p>
          </table:table-cell>
          <table:table-cell table:formula="of:=MID([.D594];SEARCH(&quot;posZ = &quot;;[.D594])+7;(SEARCH(&quot;}&quot;;[.D594])-SEARCH(&quot;posZ = &quot;;[.D59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40, posY = 174}, -- <text:s/>small house 4</text:p>
          </table:table-cell>
          <table:table-cell office:value-type="string">
            <text:p>Riverside</text:p>
          </table:table-cell>
          <table:table-cell table:formula="of:=MID([.A595];SEARCH(&quot;--&quot;;[.A595])+2;256)" office:value-type="string" office:string-value="  small house 4">
            <text:p><text:s text:c="2"/>small house 4</text:p>
          </table:table-cell>
          <table:table-cell table:formula="of:=MID([.A595];1;SEARCH(&quot;--&quot;;[.A595])-1)" office:value-type="string" office:string-value="{worldX = 19, worldY = 17, posX = 40, posY = 174}, ">
            <text:p>{worldX = 19, worldY = 17, posX = 40, posY = 17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593">
            <text:p>593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95];&quot;-- &quot;;[.B595];&quot;,&quot;;[.C595];&quot; ID:&quot;;[.I595])" office:value-type="string" office:string-value="{worldX = 19, worldY = 17, posX = 40, posY = 174}, -- Riverside,  small house 4 ID:593">
            <text:p>{worldX = 19, worldY = 17, posX = 40, posY = 174}, -- Riverside, <text:s/>small house 4 ID:593</text:p>
          </table:table-cell>
          <table:table-cell table:formula="of:=MID([.D595];SEARCH(&quot;worldX = &quot;;[.D595])+9;(SEARCH(&quot;worldY = &quot;;[.D595])-SEARCH(&quot;worldX = &quot;;[.D595])-11))" office:value-type="string" office:string-value="19">
            <text:p>19</text:p>
          </table:table-cell>
          <table:table-cell table:formula="of:=MID([.D595];SEARCH(&quot;worldY = &quot;;[.D595])+9;(SEARCH(&quot;posX = &quot;;[.D595])-SEARCH(&quot;worldY = &quot;;[.D595])-11))" office:value-type="string" office:string-value="17">
            <text:p>17</text:p>
          </table:table-cell>
          <table:table-cell table:formula="of:=MID([.D595];(SEARCH(&quot;posX = &quot;;[.D595])+7);(SEARCH(&quot;,&quot;;[.D595];SEARCH(&quot;posX&quot;;[.D595]))-SEARCH(&quot;posX = &quot;;[.D595])-7))" office:value-type="string" office:string-value="40">
            <text:p>40</text:p>
          </table:table-cell>
          <table:table-cell table:formula="of:=IF(LEN([.D595])&lt;60;MID([.D595];(SEARCH(&quot;posY = &quot;;[.D595])+7);(SEARCH(&quot;}&quot;;[.D595];SEARCH(&quot;posY&quot;;[.D595]))-SEARCH(&quot;posY = &quot;;[.D595])-7));MID([.D600];(SEARCH(&quot;posY = &quot;;[.D600])+7);(SEARCH(&quot;}&quot;;[.D600];SEARCH(&quot;posY&quot;;[.D600]))-SEARCH(&quot;posY = &quot;;[.D600])-7)))" office:value-type="string" office:string-value="174">
            <text:p>174</text:p>
          </table:table-cell>
          <table:table-cell table:formula="of:=MID([.D595];SEARCH(&quot;posZ = &quot;;[.D595])+7;(SEARCH(&quot;}&quot;;[.D595])-SEARCH(&quot;posZ = &quot;;[.D59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7, posX = 73, posY = 148}, -- <text:s/>small house 5</text:p>
          </table:table-cell>
          <table:table-cell office:value-type="string">
            <text:p>Riverside</text:p>
          </table:table-cell>
          <table:table-cell table:formula="of:=MID([.A596];SEARCH(&quot;--&quot;;[.A596])+2;256)" office:value-type="string" office:string-value="  small house 5">
            <text:p><text:s text:c="2"/>small house 5</text:p>
          </table:table-cell>
          <table:table-cell table:formula="of:=MID([.A596];1;SEARCH(&quot;--&quot;;[.A596])-1)" office:value-type="string" office:string-value="{worldX = 19, worldY = 17, posX = 73, posY = 148}, ">
            <text:p>{worldX = 19, worldY = 17, posX = 73, posY = 14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west neighborhood</text:p>
          </table:table-cell>
          <table:table-cell/>
          <table:table-cell office:value-type="float" office:value="594">
            <text:p>594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0"/>
          <table:table-cell table:formula="of:=CONCATENATE([.D596];&quot;-- &quot;;[.B596];&quot;,&quot;;[.C596];&quot; ID:&quot;;[.I596])" office:value-type="string" office:string-value="{worldX = 19, worldY = 17, posX = 73, posY = 148}, -- Riverside,  small house 5 ID:594">
            <text:p>{worldX = 19, worldY = 17, posX = 73, posY = 148}, -- Riverside, <text:s/>small house 5 ID:594</text:p>
          </table:table-cell>
          <table:table-cell table:formula="of:=MID([.D596];SEARCH(&quot;worldX = &quot;;[.D596])+9;(SEARCH(&quot;worldY = &quot;;[.D596])-SEARCH(&quot;worldX = &quot;;[.D596])-11))" office:value-type="string" office:string-value="19">
            <text:p>19</text:p>
          </table:table-cell>
          <table:table-cell table:formula="of:=MID([.D596];SEARCH(&quot;worldY = &quot;;[.D596])+9;(SEARCH(&quot;posX = &quot;;[.D596])-SEARCH(&quot;worldY = &quot;;[.D596])-11))" office:value-type="string" office:string-value="17">
            <text:p>17</text:p>
          </table:table-cell>
          <table:table-cell table:formula="of:=MID([.D596];(SEARCH(&quot;posX = &quot;;[.D596])+7);(SEARCH(&quot;,&quot;;[.D596];SEARCH(&quot;posX&quot;;[.D596]))-SEARCH(&quot;posX = &quot;;[.D596])-7))" office:value-type="string" office:string-value="73">
            <text:p>73</text:p>
          </table:table-cell>
          <table:table-cell table:formula="of:=IF(LEN([.D596])&lt;60;MID([.D596];(SEARCH(&quot;posY = &quot;;[.D596])+7);(SEARCH(&quot;}&quot;;[.D596];SEARCH(&quot;posY&quot;;[.D596]))-SEARCH(&quot;posY = &quot;;[.D596])-7));MID([.D601];(SEARCH(&quot;posY = &quot;;[.D601])+7);(SEARCH(&quot;}&quot;;[.D601];SEARCH(&quot;posY&quot;;[.D601]))-SEARCH(&quot;posY = &quot;;[.D601])-7)))" office:value-type="string" office:string-value="148">
            <text:p>148</text:p>
          </table:table-cell>
          <table:table-cell table:formula="of:=MID([.D596];SEARCH(&quot;posZ = &quot;;[.D596])+7;(SEARCH(&quot;}&quot;;[.D596])-SEARCH(&quot;posZ = &quot;;[.D59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157, posY = 234}, -- <text:s/>factory, breakroom</text:p>
          </table:table-cell>
          <table:table-cell office:value-type="string">
            <text:p>Riverside Adjacent</text:p>
          </table:table-cell>
          <table:table-cell table:formula="of:=MID([.A597];SEARCH(&quot;--&quot;;[.A597])+2;256)" office:value-type="string" office:string-value="  factory, breakroom">
            <text:p><text:s text:c="2"/>factory, breakroom</text:p>
          </table:table-cell>
          <table:table-cell table:formula="of:=MID([.A597];1;SEARCH(&quot;--&quot;;[.A597])-1)" office:value-type="string" office:string-value="{worldX = 18, worldY = 19, posX = 157, posY = 234}, ">
            <text:p>{worldX = 18, worldY = 19, posX = 157, posY = 234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595">
            <text:p>595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"/>
          <table:table-cell table:formula="of:=CONCATENATE([.D597];&quot;-- &quot;;[.B597];&quot;,&quot;;[.C597];&quot; ID:&quot;;[.I597])" office:value-type="string" office:string-value="{worldX = 18, worldY = 19, posX = 157, posY = 234}, -- Riverside Adjacent,  factory, breakroom ID:595">
            <text:p>{worldX = 18, worldY = 19, posX = 157, posY = 234}, -- Riverside Adjacent, <text:s/>factory, breakroom ID:595</text:p>
          </table:table-cell>
          <table:table-cell table:formula="of:=MID([.D597];SEARCH(&quot;worldX = &quot;;[.D597])+9;(SEARCH(&quot;worldY = &quot;;[.D597])-SEARCH(&quot;worldX = &quot;;[.D597])-11))" office:value-type="string" office:string-value="18">
            <text:p>18</text:p>
          </table:table-cell>
          <table:table-cell table:formula="of:=MID([.D597];SEARCH(&quot;worldY = &quot;;[.D597])+9;(SEARCH(&quot;posX = &quot;;[.D597])-SEARCH(&quot;worldY = &quot;;[.D597])-11))" office:value-type="string" office:string-value="19">
            <text:p>19</text:p>
          </table:table-cell>
          <table:table-cell table:formula="of:=MID([.D597];(SEARCH(&quot;posX = &quot;;[.D597])+7);(SEARCH(&quot;,&quot;;[.D597];SEARCH(&quot;posX&quot;;[.D597]))-SEARCH(&quot;posX = &quot;;[.D597])-7))" office:value-type="string" office:string-value="157">
            <text:p>157</text:p>
          </table:table-cell>
          <table:table-cell table:formula="of:=IF(LEN([.D597])&lt;60;MID([.D597];(SEARCH(&quot;posY = &quot;;[.D597])+7);(SEARCH(&quot;}&quot;;[.D597];SEARCH(&quot;posY&quot;;[.D597]))-SEARCH(&quot;posY = &quot;;[.D597])-7));MID([.D602];(SEARCH(&quot;posY = &quot;;[.D602])+7);(SEARCH(&quot;}&quot;;[.D602];SEARCH(&quot;posY&quot;;[.D602]))-SEARCH(&quot;posY = &quot;;[.D602])-7)))" office:value-type="string" office:string-value="234">
            <text:p>234</text:p>
          </table:table-cell>
          <table:table-cell table:formula="of:=MID([.D597];SEARCH(&quot;posZ = &quot;;[.D597])+7;(SEARCH(&quot;}&quot;;[.D597])-SEARCH(&quot;posZ = &quot;;[.D5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165, posY = 210}, -- <text:s/>factory, workfloor</text:p>
          </table:table-cell>
          <table:table-cell office:value-type="string">
            <text:p>Riverside Adjacent</text:p>
          </table:table-cell>
          <table:table-cell table:formula="of:=MID([.A598];SEARCH(&quot;--&quot;;[.A598])+2;256)" office:value-type="string" office:string-value="  factory, workfloor">
            <text:p><text:s text:c="2"/>factory, workfloor</text:p>
          </table:table-cell>
          <table:table-cell table:formula="of:=MID([.A598];1;SEARCH(&quot;--&quot;;[.A598])-1)" office:value-type="string" office:string-value="{worldX = 18, worldY = 19, posX = 165, posY = 210}, ">
            <text:p>{worldX = 18, worldY = 19, posX = 165, posY = 210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596">
            <text:p>596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598];&quot;-- &quot;;[.B598];&quot;,&quot;;[.C598];&quot; ID:&quot;;[.I598])" office:value-type="string" office:string-value="{worldX = 18, worldY = 19, posX = 165, posY = 210}, -- Riverside Adjacent,  factory, workfloor ID:596">
            <text:p>{worldX = 18, worldY = 19, posX = 165, posY = 210}, -- Riverside Adjacent, <text:s/>factory, workfloor ID:596</text:p>
          </table:table-cell>
          <table:table-cell table:formula="of:=MID([.D598];SEARCH(&quot;worldX = &quot;;[.D598])+9;(SEARCH(&quot;worldY = &quot;;[.D598])-SEARCH(&quot;worldX = &quot;;[.D598])-11))" office:value-type="string" office:string-value="18">
            <text:p>18</text:p>
          </table:table-cell>
          <table:table-cell table:formula="of:=MID([.D598];SEARCH(&quot;worldY = &quot;;[.D598])+9;(SEARCH(&quot;posX = &quot;;[.D598])-SEARCH(&quot;worldY = &quot;;[.D598])-11))" office:value-type="string" office:string-value="19">
            <text:p>19</text:p>
          </table:table-cell>
          <table:table-cell table:formula="of:=MID([.D598];(SEARCH(&quot;posX = &quot;;[.D598])+7);(SEARCH(&quot;,&quot;;[.D598];SEARCH(&quot;posX&quot;;[.D598]))-SEARCH(&quot;posX = &quot;;[.D598])-7))" office:value-type="string" office:string-value="165">
            <text:p>165</text:p>
          </table:table-cell>
          <table:table-cell table:formula="of:=IF(LEN([.D598])&lt;60;MID([.D598];(SEARCH(&quot;posY = &quot;;[.D598])+7);(SEARCH(&quot;}&quot;;[.D598];SEARCH(&quot;posY&quot;;[.D598]))-SEARCH(&quot;posY = &quot;;[.D598])-7));MID([.D603];(SEARCH(&quot;posY = &quot;;[.D603])+7);(SEARCH(&quot;}&quot;;[.D603];SEARCH(&quot;posY&quot;;[.D603]))-SEARCH(&quot;posY = &quot;;[.D603])-7)))" office:value-type="string" office:string-value="210">
            <text:p>210</text:p>
          </table:table-cell>
          <table:table-cell table:formula="of:=MID([.D598];SEARCH(&quot;posZ = &quot;;[.D598])+7;(SEARCH(&quot;}&quot;;[.D598])-SEARCH(&quot;posZ = &quot;;[.D59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142, posY = 214}, -- <text:s/>factory, office</text:p>
          </table:table-cell>
          <table:table-cell office:value-type="string">
            <text:p>Riverside Adjacent</text:p>
          </table:table-cell>
          <table:table-cell table:formula="of:=MID([.A599];SEARCH(&quot;--&quot;;[.A599])+2;256)" office:value-type="string" office:string-value="  factory, office">
            <text:p><text:s text:c="2"/>factory, office</text:p>
          </table:table-cell>
          <table:table-cell table:formula="of:=MID([.A599];1;SEARCH(&quot;--&quot;;[.A599])-1)" office:value-type="string" office:string-value="{worldX = 18, worldY = 19, posX = 142, posY = 214}, ">
            <text:p>{worldX = 18, worldY = 19, posX = 142, posY = 214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597">
            <text:p>597</text:p>
          </table:table-cell>
          <table:table-cell table:number-columns-repeated="20"/>
          <table:table-cell office:value-type="float" office:value="1">
            <text:p>1</text:p>
          </table:table-cell>
          <table:table-cell/>
          <table:table-cell table:formula="of:=CONCATENATE([.D599];&quot;-- &quot;;[.B599];&quot;,&quot;;[.C599];&quot; ID:&quot;;[.I599])" office:value-type="string" office:string-value="{worldX = 18, worldY = 19, posX = 142, posY = 214}, -- Riverside Adjacent,  factory, office ID:597">
            <text:p>{worldX = 18, worldY = 19, posX = 142, posY = 214}, -- Riverside Adjacent, <text:s/>factory, office ID:597</text:p>
          </table:table-cell>
          <table:table-cell table:formula="of:=MID([.D599];SEARCH(&quot;worldX = &quot;;[.D599])+9;(SEARCH(&quot;worldY = &quot;;[.D599])-SEARCH(&quot;worldX = &quot;;[.D599])-11))" office:value-type="string" office:string-value="18">
            <text:p>18</text:p>
          </table:table-cell>
          <table:table-cell table:formula="of:=MID([.D599];SEARCH(&quot;worldY = &quot;;[.D599])+9;(SEARCH(&quot;posX = &quot;;[.D599])-SEARCH(&quot;worldY = &quot;;[.D599])-11))" office:value-type="string" office:string-value="19">
            <text:p>19</text:p>
          </table:table-cell>
          <table:table-cell table:formula="of:=MID([.D599];(SEARCH(&quot;posX = &quot;;[.D599])+7);(SEARCH(&quot;,&quot;;[.D599];SEARCH(&quot;posX&quot;;[.D599]))-SEARCH(&quot;posX = &quot;;[.D599])-7))" office:value-type="string" office:string-value="142">
            <text:p>142</text:p>
          </table:table-cell>
          <table:table-cell table:formula="of:=IF(LEN([.D599])&lt;60;MID([.D599];(SEARCH(&quot;posY = &quot;;[.D599])+7);(SEARCH(&quot;}&quot;;[.D599];SEARCH(&quot;posY&quot;;[.D599]))-SEARCH(&quot;posY = &quot;;[.D599])-7));MID([.D604];(SEARCH(&quot;posY = &quot;;[.D604])+7);(SEARCH(&quot;}&quot;;[.D604];SEARCH(&quot;posY&quot;;[.D604]))-SEARCH(&quot;posY = &quot;;[.D604])-7)))" office:value-type="string" office:string-value="214">
            <text:p>214</text:p>
          </table:table-cell>
          <table:table-cell table:formula="of:=MID([.D599];SEARCH(&quot;posZ = &quot;;[.D599])+7;(SEARCH(&quot;}&quot;;[.D599])-SEARCH(&quot;posZ = &quot;;[.D59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206, posY = 196}, -- <text:s/>factory, workfloor 2</text:p>
          </table:table-cell>
          <table:table-cell office:value-type="string">
            <text:p>Riverside Adjacent</text:p>
          </table:table-cell>
          <table:table-cell table:formula="of:=MID([.A600];SEARCH(&quot;--&quot;;[.A600])+2;256)" office:value-type="string" office:string-value="  factory, workfloor 2">
            <text:p><text:s text:c="2"/>factory, workfloor 2</text:p>
          </table:table-cell>
          <table:table-cell table:formula="of:=MID([.A600];1;SEARCH(&quot;--&quot;;[.A600])-1)" office:value-type="string" office:string-value="{worldX = 18, worldY = 19, posX = 206, posY = 196}, ">
            <text:p>{worldX = 18, worldY = 19, posX = 206, posY = 196}, </text:p>
          </table:table-cell>
          <table:table-cell office:value-type="string">
            <text:p>Industrial</text:p>
          </table:table-cell>
          <table:table-cell office:value-type="string">
            <text:p>Factory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598">
            <text:p>598</text:p>
          </table:table-cell>
          <table:table-cell table:number-columns-repeated="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D600];&quot;-- &quot;;[.B600];&quot;,&quot;;[.C600];&quot; ID:&quot;;[.I600])" office:value-type="string" office:string-value="{worldX = 18, worldY = 19, posX = 206, posY = 196}, -- Riverside Adjacent,  factory, workfloor 2 ID:598">
            <text:p>{worldX = 18, worldY = 19, posX = 206, posY = 196}, -- Riverside Adjacent, <text:s/>factory, workfloor 2 ID:598</text:p>
          </table:table-cell>
          <table:table-cell table:formula="of:=MID([.D600];SEARCH(&quot;worldX = &quot;;[.D600])+9;(SEARCH(&quot;worldY = &quot;;[.D600])-SEARCH(&quot;worldX = &quot;;[.D600])-11))" office:value-type="string" office:string-value="18">
            <text:p>18</text:p>
          </table:table-cell>
          <table:table-cell table:formula="of:=MID([.D600];SEARCH(&quot;worldY = &quot;;[.D600])+9;(SEARCH(&quot;posX = &quot;;[.D600])-SEARCH(&quot;worldY = &quot;;[.D600])-11))" office:value-type="string" office:string-value="19">
            <text:p>19</text:p>
          </table:table-cell>
          <table:table-cell table:formula="of:=MID([.D600];(SEARCH(&quot;posX = &quot;;[.D600])+7);(SEARCH(&quot;,&quot;;[.D600];SEARCH(&quot;posX&quot;;[.D600]))-SEARCH(&quot;posX = &quot;;[.D600])-7))" office:value-type="string" office:string-value="206">
            <text:p>206</text:p>
          </table:table-cell>
          <table:table-cell table:formula="of:=IF(LEN([.D600])&lt;60;MID([.D600];(SEARCH(&quot;posY = &quot;;[.D600])+7);(SEARCH(&quot;}&quot;;[.D600];SEARCH(&quot;posY&quot;;[.D600]))-SEARCH(&quot;posY = &quot;;[.D600])-7));MID([.D605];(SEARCH(&quot;posY = &quot;;[.D605])+7);(SEARCH(&quot;}&quot;;[.D605];SEARCH(&quot;posY&quot;;[.D605]))-SEARCH(&quot;posY = &quot;;[.D605])-7)))" office:value-type="string" office:string-value="196">
            <text:p>196</text:p>
          </table:table-cell>
          <table:table-cell table:formula="of:=MID([.D600];SEARCH(&quot;posZ = &quot;;[.D600])+7;(SEARCH(&quot;}&quot;;[.D600])-SEARCH(&quot;posZ = &quot;;[.D6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218, posY = 208}, -- <text:s/>factory, attached storage</text:p>
          </table:table-cell>
          <table:table-cell office:value-type="string">
            <text:p>Riverside Adjacent</text:p>
          </table:table-cell>
          <table:table-cell table:formula="of:=MID([.A601];SEARCH(&quot;--&quot;;[.A601])+2;256)" office:value-type="string" office:string-value="  factory, attached storage">
            <text:p><text:s text:c="2"/>factory, attached storage</text:p>
          </table:table-cell>
          <table:table-cell table:formula="of:=MID([.A601];1;SEARCH(&quot;--&quot;;[.A601])-1)" office:value-type="string" office:string-value="{worldX = 18, worldY = 19, posX = 218, posY = 208}, ">
            <text:p>{worldX = 18, worldY = 19, posX = 218, posY = 208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599">
            <text:p>599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CONCATENATE([.D601];&quot;-- &quot;;[.B601];&quot;,&quot;;[.C601];&quot; ID:&quot;;[.I601])" office:value-type="string" office:string-value="{worldX = 18, worldY = 19, posX = 218, posY = 208}, -- Riverside Adjacent,  factory, attached storage ID:599">
            <text:p>{worldX = 18, worldY = 19, posX = 218, posY = 208}, -- Riverside Adjacent, <text:s/>factory, attached storage ID:599</text:p>
          </table:table-cell>
          <table:table-cell table:formula="of:=MID([.D601];SEARCH(&quot;worldX = &quot;;[.D601])+9;(SEARCH(&quot;worldY = &quot;;[.D601])-SEARCH(&quot;worldX = &quot;;[.D601])-11))" office:value-type="string" office:string-value="18">
            <text:p>18</text:p>
          </table:table-cell>
          <table:table-cell table:formula="of:=MID([.D601];SEARCH(&quot;worldY = &quot;;[.D601])+9;(SEARCH(&quot;posX = &quot;;[.D601])-SEARCH(&quot;worldY = &quot;;[.D601])-11))" office:value-type="string" office:string-value="19">
            <text:p>19</text:p>
          </table:table-cell>
          <table:table-cell table:formula="of:=MID([.D601];(SEARCH(&quot;posX = &quot;;[.D601])+7);(SEARCH(&quot;,&quot;;[.D601];SEARCH(&quot;posX&quot;;[.D601]))-SEARCH(&quot;posX = &quot;;[.D601])-7))" office:value-type="string" office:string-value="218">
            <text:p>218</text:p>
          </table:table-cell>
          <table:table-cell table:formula="of:=IF(LEN([.D601])&lt;60;MID([.D601];(SEARCH(&quot;posY = &quot;;[.D601])+7);(SEARCH(&quot;}&quot;;[.D601];SEARCH(&quot;posY&quot;;[.D601]))-SEARCH(&quot;posY = &quot;;[.D601])-7));MID([.D606];(SEARCH(&quot;posY = &quot;;[.D606])+7);(SEARCH(&quot;}&quot;;[.D606];SEARCH(&quot;posY&quot;;[.D606]))-SEARCH(&quot;posY = &quot;;[.D606])-7)))" office:value-type="string" office:string-value="208">
            <text:p>208</text:p>
          </table:table-cell>
          <table:table-cell table:formula="of:=MID([.D601];SEARCH(&quot;posZ = &quot;;[.D601])+7;(SEARCH(&quot;}&quot;;[.D601])-SEARCH(&quot;posZ = &quot;;[.D6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211, posY = 217}, -- <text:s/>factory, adjacent storage</text:p>
          </table:table-cell>
          <table:table-cell office:value-type="string">
            <text:p>Riverside Adjacent</text:p>
          </table:table-cell>
          <table:table-cell table:formula="of:=MID([.A602];SEARCH(&quot;--&quot;;[.A602])+2;256)" office:value-type="string" office:string-value="  factory, adjacent storage">
            <text:p><text:s text:c="2"/>factory, adjacent storage</text:p>
          </table:table-cell>
          <table:table-cell table:formula="of:=MID([.A602];1;SEARCH(&quot;--&quot;;[.A602])-1)" office:value-type="string" office:string-value="{worldX = 18, worldY = 19, posX = 211, posY = 217}, ">
            <text:p>{worldX = 18, worldY = 19, posX = 211, posY = 217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0">
            <text:p>60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CONCATENATE([.D602];&quot;-- &quot;;[.B602];&quot;,&quot;;[.C602];&quot; ID:&quot;;[.I602])" office:value-type="string" office:string-value="{worldX = 18, worldY = 19, posX = 211, posY = 217}, -- Riverside Adjacent,  factory, adjacent storage ID:600">
            <text:p>{worldX = 18, worldY = 19, posX = 211, posY = 217}, -- Riverside Adjacent, <text:s/>factory, adjacent storage ID:600</text:p>
          </table:table-cell>
          <table:table-cell table:formula="of:=MID([.D602];SEARCH(&quot;worldX = &quot;;[.D602])+9;(SEARCH(&quot;worldY = &quot;;[.D602])-SEARCH(&quot;worldX = &quot;;[.D602])-11))" office:value-type="string" office:string-value="18">
            <text:p>18</text:p>
          </table:table-cell>
          <table:table-cell table:formula="of:=MID([.D602];SEARCH(&quot;worldY = &quot;;[.D602])+9;(SEARCH(&quot;posX = &quot;;[.D602])-SEARCH(&quot;worldY = &quot;;[.D602])-11))" office:value-type="string" office:string-value="19">
            <text:p>19</text:p>
          </table:table-cell>
          <table:table-cell table:formula="of:=MID([.D602];(SEARCH(&quot;posX = &quot;;[.D602])+7);(SEARCH(&quot;,&quot;;[.D602];SEARCH(&quot;posX&quot;;[.D602]))-SEARCH(&quot;posX = &quot;;[.D602])-7))" office:value-type="string" office:string-value="211">
            <text:p>211</text:p>
          </table:table-cell>
          <table:table-cell table:formula="of:=IF(LEN([.D602])&lt;60;MID([.D602];(SEARCH(&quot;posY = &quot;;[.D602])+7);(SEARCH(&quot;}&quot;;[.D602];SEARCH(&quot;posY&quot;;[.D602]))-SEARCH(&quot;posY = &quot;;[.D602])-7));MID([.D607];(SEARCH(&quot;posY = &quot;;[.D607])+7);(SEARCH(&quot;}&quot;;[.D607];SEARCH(&quot;posY&quot;;[.D607]))-SEARCH(&quot;posY = &quot;;[.D607])-7)))" office:value-type="string" office:string-value="217">
            <text:p>217</text:p>
          </table:table-cell>
          <table:table-cell table:formula="of:=MID([.D602];SEARCH(&quot;posZ = &quot;;[.D602])+7;(SEARCH(&quot;}&quot;;[.D602])-SEARCH(&quot;posZ = &quot;;[.D60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20, posX = 115, posY = 87}, -- <text:s/>storage lot office</text:p>
          </table:table-cell>
          <table:table-cell office:value-type="string">
            <text:p>Riverside Adjacent</text:p>
          </table:table-cell>
          <table:table-cell table:formula="of:=MID([.A603];SEARCH(&quot;--&quot;;[.A603])+2;256)" office:value-type="string" office:string-value="  storage lot office">
            <text:p><text:s text:c="2"/>storage lot office</text:p>
          </table:table-cell>
          <table:table-cell table:formula="of:=MID([.A603];1;SEARCH(&quot;--&quot;;[.A603])-1)" office:value-type="string" office:string-value="{worldX = 18, worldY = 20, posX = 115, posY = 87}, ">
            <text:p>{worldX = 18, worldY = 20, posX = 115, posY = 87}, </text:p>
          </table:table-cell>
          <table:table-cell office:value-type="string">
            <text:p>Industrial</text:p>
          </table:table-cell>
          <table:table-cell office:value-type="string">
            <text:p>Storage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1">
            <text:p>60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6"/>
          <table:table-cell table:formula="of:=CONCATENATE([.D603];&quot;-- &quot;;[.B603];&quot;,&quot;;[.C603];&quot; ID:&quot;;[.I603])" office:value-type="string" office:string-value="{worldX = 18, worldY = 20, posX = 115, posY = 87}, -- Riverside Adjacent,  storage lot office ID:601">
            <text:p>{worldX = 18, worldY = 20, posX = 115, posY = 87}, -- Riverside Adjacent, <text:s/>storage lot office ID:601</text:p>
          </table:table-cell>
          <table:table-cell table:formula="of:=MID([.D603];SEARCH(&quot;worldX = &quot;;[.D603])+9;(SEARCH(&quot;worldY = &quot;;[.D603])-SEARCH(&quot;worldX = &quot;;[.D603])-11))" office:value-type="string" office:string-value="18">
            <text:p>18</text:p>
          </table:table-cell>
          <table:table-cell table:formula="of:=MID([.D603];SEARCH(&quot;worldY = &quot;;[.D603])+9;(SEARCH(&quot;posX = &quot;;[.D603])-SEARCH(&quot;worldY = &quot;;[.D603])-11))" office:value-type="string" office:string-value="20">
            <text:p>20</text:p>
          </table:table-cell>
          <table:table-cell table:formula="of:=MID([.D603];(SEARCH(&quot;posX = &quot;;[.D603])+7);(SEARCH(&quot;,&quot;;[.D603];SEARCH(&quot;posX&quot;;[.D603]))-SEARCH(&quot;posX = &quot;;[.D603])-7))" office:value-type="string" office:string-value="115">
            <text:p>115</text:p>
          </table:table-cell>
          <table:table-cell table:formula="of:=IF(LEN([.D603])&lt;60;MID([.D603];(SEARCH(&quot;posY = &quot;;[.D603])+7);(SEARCH(&quot;}&quot;;[.D603];SEARCH(&quot;posY&quot;;[.D603]))-SEARCH(&quot;posY = &quot;;[.D603])-7));MID([.D608];(SEARCH(&quot;posY = &quot;;[.D608])+7);(SEARCH(&quot;}&quot;;[.D608];SEARCH(&quot;posY&quot;;[.D608]))-SEARCH(&quot;posY = &quot;;[.D608])-7)))" office:value-type="string" office:string-value="87">
            <text:p>87</text:p>
          </table:table-cell>
          <table:table-cell table:formula="of:=MID([.D603];SEARCH(&quot;posZ = &quot;;[.D603])+7;(SEARCH(&quot;}&quot;;[.D603])-SEARCH(&quot;posZ = &quot;;[.D6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18, posY = 172}, -- <text:s/>gas station</text:p>
          </table:table-cell>
          <table:table-cell office:value-type="string">
            <text:p>Riverside Adjacent</text:p>
          </table:table-cell>
          <table:table-cell table:formula="of:=MID([.A604];SEARCH(&quot;--&quot;;[.A604])+2;256)" office:value-type="string" office:string-value="  gas station">
            <text:p><text:s text:c="2"/>gas station</text:p>
          </table:table-cell>
          <table:table-cell table:formula="of:=MID([.A604];1;SEARCH(&quot;--&quot;;[.A604])-1)" office:value-type="string" office:string-value="{worldX = 18, worldY = 19, posX = 18, posY = 172}, ">
            <text:p>{worldX = 18, worldY = 19, posX = 18, posY = 172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2">
            <text:p>60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604];&quot;-- &quot;;[.B604];&quot;,&quot;;[.C604];&quot; ID:&quot;;[.I604])" office:value-type="string" office:string-value="{worldX = 18, worldY = 19, posX = 18, posY = 172}, -- Riverside Adjacent,  gas station ID:602">
            <text:p>{worldX = 18, worldY = 19, posX = 18, posY = 172}, -- Riverside Adjacent, <text:s/>gas station ID:602</text:p>
          </table:table-cell>
          <table:table-cell table:formula="of:=MID([.D604];SEARCH(&quot;worldX = &quot;;[.D604])+9;(SEARCH(&quot;worldY = &quot;;[.D604])-SEARCH(&quot;worldX = &quot;;[.D604])-11))" office:value-type="string" office:string-value="18">
            <text:p>18</text:p>
          </table:table-cell>
          <table:table-cell table:formula="of:=MID([.D604];SEARCH(&quot;worldY = &quot;;[.D604])+9;(SEARCH(&quot;posX = &quot;;[.D604])-SEARCH(&quot;worldY = &quot;;[.D604])-11))" office:value-type="string" office:string-value="19">
            <text:p>19</text:p>
          </table:table-cell>
          <table:table-cell table:formula="of:=MID([.D604];(SEARCH(&quot;posX = &quot;;[.D604])+7);(SEARCH(&quot;,&quot;;[.D604];SEARCH(&quot;posX&quot;;[.D604]))-SEARCH(&quot;posX = &quot;;[.D604])-7))" office:value-type="string" office:string-value="18">
            <text:p>18</text:p>
          </table:table-cell>
          <table:table-cell table:formula="of:=IF(LEN([.D604])&lt;60;MID([.D604];(SEARCH(&quot;posY = &quot;;[.D604])+7);(SEARCH(&quot;}&quot;;[.D604];SEARCH(&quot;posY&quot;;[.D604]))-SEARCH(&quot;posY = &quot;;[.D604])-7));MID([.D609];(SEARCH(&quot;posY = &quot;;[.D609])+7);(SEARCH(&quot;}&quot;;[.D609];SEARCH(&quot;posY&quot;;[.D609]))-SEARCH(&quot;posY = &quot;;[.D609])-7)))" office:value-type="string" office:string-value="172">
            <text:p>172</text:p>
          </table:table-cell>
          <table:table-cell table:formula="of:=MID([.D604];SEARCH(&quot;posZ = &quot;;[.D604])+7;(SEARCH(&quot;}&quot;;[.D604])-SEARCH(&quot;posZ = &quot;;[.D6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25, posY = 210}, -- <text:s/>diner</text:p>
          </table:table-cell>
          <table:table-cell office:value-type="string">
            <text:p>Riverside Adjacent</text:p>
          </table:table-cell>
          <table:table-cell table:formula="of:=MID([.A605];SEARCH(&quot;--&quot;;[.A605])+2;256)" office:value-type="string" office:string-value="  diner">
            <text:p><text:s text:c="2"/>diner</text:p>
          </table:table-cell>
          <table:table-cell table:formula="of:=MID([.A605];1;SEARCH(&quot;--&quot;;[.A605])-1)" office:value-type="string" office:string-value="{worldX = 18, worldY = 19, posX = 25, posY = 210}, ">
            <text:p>{worldX = 18, worldY = 19, posX = 25, posY = 210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605];&quot;-- &quot;;[.B605];&quot;,&quot;;[.C605];&quot; ID:&quot;;[.I605])" office:value-type="string" office:string-value="{worldX = 18, worldY = 19, posX = 25, posY = 210}, -- Riverside Adjacent,  diner ID:603">
            <text:p>{worldX = 18, worldY = 19, posX = 25, posY = 210}, -- Riverside Adjacent, <text:s/>diner ID:603</text:p>
          </table:table-cell>
          <table:table-cell table:formula="of:=MID([.D605];SEARCH(&quot;worldX = &quot;;[.D605])+9;(SEARCH(&quot;worldY = &quot;;[.D605])-SEARCH(&quot;worldX = &quot;;[.D605])-11))" office:value-type="string" office:string-value="18">
            <text:p>18</text:p>
          </table:table-cell>
          <table:table-cell table:formula="of:=MID([.D605];SEARCH(&quot;worldY = &quot;;[.D605])+9;(SEARCH(&quot;posX = &quot;;[.D605])-SEARCH(&quot;worldY = &quot;;[.D605])-11))" office:value-type="string" office:string-value="19">
            <text:p>19</text:p>
          </table:table-cell>
          <table:table-cell table:formula="of:=MID([.D605];(SEARCH(&quot;posX = &quot;;[.D605])+7);(SEARCH(&quot;,&quot;;[.D605];SEARCH(&quot;posX&quot;;[.D605]))-SEARCH(&quot;posX = &quot;;[.D605])-7))" office:value-type="string" office:string-value="25">
            <text:p>25</text:p>
          </table:table-cell>
          <table:table-cell table:formula="of:=IF(LEN([.D605])&lt;60;MID([.D605];(SEARCH(&quot;posY = &quot;;[.D605])+7);(SEARCH(&quot;}&quot;;[.D605];SEARCH(&quot;posY&quot;;[.D605]))-SEARCH(&quot;posY = &quot;;[.D605])-7));MID([.D610];(SEARCH(&quot;posY = &quot;;[.D610])+7);(SEARCH(&quot;}&quot;;[.D610];SEARCH(&quot;posY&quot;;[.D610]))-SEARCH(&quot;posY = &quot;;[.D610])-7)))" office:value-type="string" office:string-value="210">
            <text:p>210</text:p>
          </table:table-cell>
          <table:table-cell table:formula="of:=MID([.D605];SEARCH(&quot;posZ = &quot;;[.D605])+7;(SEARCH(&quot;}&quot;;[.D605])-SEARCH(&quot;posZ = &quot;;[.D6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20, posY = 222}, -- <text:s/>diner, kitchen</text:p>
          </table:table-cell>
          <table:table-cell office:value-type="string">
            <text:p>Riverside Adjacent</text:p>
          </table:table-cell>
          <table:table-cell table:formula="of:=MID([.A606];SEARCH(&quot;--&quot;;[.A606])+2;256)" office:value-type="string" office:string-value="  diner, kitchen">
            <text:p><text:s text:c="2"/>diner, kitchen</text:p>
          </table:table-cell>
          <table:table-cell table:formula="of:=MID([.A606];1;SEARCH(&quot;--&quot;;[.A606])-1)" office:value-type="string" office:string-value="{worldX = 18, worldY = 19, posX = 20, posY = 222}, ">
            <text:p>{worldX = 18, worldY = 19, posX = 20, posY = 22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4">
            <text:p>604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606];&quot;-- &quot;;[.B606];&quot;,&quot;;[.C606];&quot; ID:&quot;;[.I606])" office:value-type="string" office:string-value="{worldX = 18, worldY = 19, posX = 20, posY = 222}, -- Riverside Adjacent,  diner, kitchen ID:604">
            <text:p>{worldX = 18, worldY = 19, posX = 20, posY = 222}, -- Riverside Adjacent, <text:s/>diner, kitchen ID:604</text:p>
          </table:table-cell>
          <table:table-cell table:formula="of:=MID([.D606];SEARCH(&quot;worldX = &quot;;[.D606])+9;(SEARCH(&quot;worldY = &quot;;[.D606])-SEARCH(&quot;worldX = &quot;;[.D606])-11))" office:value-type="string" office:string-value="18">
            <text:p>18</text:p>
          </table:table-cell>
          <table:table-cell table:formula="of:=MID([.D606];SEARCH(&quot;worldY = &quot;;[.D606])+9;(SEARCH(&quot;posX = &quot;;[.D606])-SEARCH(&quot;worldY = &quot;;[.D606])-11))" office:value-type="string" office:string-value="19">
            <text:p>19</text:p>
          </table:table-cell>
          <table:table-cell table:formula="of:=MID([.D606];(SEARCH(&quot;posX = &quot;;[.D606])+7);(SEARCH(&quot;,&quot;;[.D606];SEARCH(&quot;posX&quot;;[.D606]))-SEARCH(&quot;posX = &quot;;[.D606])-7))" office:value-type="string" office:string-value="20">
            <text:p>20</text:p>
          </table:table-cell>
          <table:table-cell table:formula="of:=IF(LEN([.D606])&lt;60;MID([.D606];(SEARCH(&quot;posY = &quot;;[.D606])+7);(SEARCH(&quot;}&quot;;[.D606];SEARCH(&quot;posY&quot;;[.D606]))-SEARCH(&quot;posY = &quot;;[.D606])-7));MID([.D611];(SEARCH(&quot;posY = &quot;;[.D611])+7);(SEARCH(&quot;}&quot;;[.D611];SEARCH(&quot;posY&quot;;[.D611]))-SEARCH(&quot;posY = &quot;;[.D611])-7)))" office:value-type="string" office:string-value="222">
            <text:p>222</text:p>
          </table:table-cell>
          <table:table-cell table:formula="of:=MID([.D606];SEARCH(&quot;posZ = &quot;;[.D606])+7;(SEARCH(&quot;}&quot;;[.D606])-SEARCH(&quot;posZ = &quot;;[.D6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31, posY = 271}, -- <text:s/>autoshop</text:p>
          </table:table-cell>
          <table:table-cell office:value-type="string">
            <text:p>Riverside Adjacent</text:p>
          </table:table-cell>
          <table:table-cell table:formula="of:=MID([.A607];SEARCH(&quot;--&quot;;[.A607])+2;256)" office:value-type="string" office:string-value="  autoshop">
            <text:p><text:s text:c="2"/>autoshop</text:p>
          </table:table-cell>
          <table:table-cell table:formula="of:=MID([.A607];1;SEARCH(&quot;--&quot;;[.A607])-1)" office:value-type="string" office:string-value="{worldX = 18, worldY = 19, posX = 31, posY = 271}, ">
            <text:p>{worldX = 18, worldY = 19, posX = 31, posY = 271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5">
            <text:p>60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607];&quot;-- &quot;;[.B607];&quot;,&quot;;[.C607];&quot; ID:&quot;;[.I607])" office:value-type="string" office:string-value="{worldX = 18, worldY = 19, posX = 31, posY = 271}, -- Riverside Adjacent,  autoshop ID:605">
            <text:p>{worldX = 18, worldY = 19, posX = 31, posY = 271}, -- Riverside Adjacent, <text:s/>autoshop ID:605</text:p>
          </table:table-cell>
          <table:table-cell table:formula="of:=MID([.D607];SEARCH(&quot;worldX = &quot;;[.D607])+9;(SEARCH(&quot;worldY = &quot;;[.D607])-SEARCH(&quot;worldX = &quot;;[.D607])-11))" office:value-type="string" office:string-value="18">
            <text:p>18</text:p>
          </table:table-cell>
          <table:table-cell table:formula="of:=MID([.D607];SEARCH(&quot;worldY = &quot;;[.D607])+9;(SEARCH(&quot;posX = &quot;;[.D607])-SEARCH(&quot;worldY = &quot;;[.D607])-11))" office:value-type="string" office:string-value="19">
            <text:p>19</text:p>
          </table:table-cell>
          <table:table-cell table:formula="of:=MID([.D607];(SEARCH(&quot;posX = &quot;;[.D607])+7);(SEARCH(&quot;,&quot;;[.D607];SEARCH(&quot;posX&quot;;[.D607]))-SEARCH(&quot;posX = &quot;;[.D607])-7))" office:value-type="string" office:string-value="31">
            <text:p>31</text:p>
          </table:table-cell>
          <table:table-cell table:formula="of:=IF(LEN([.D607])&lt;60;MID([.D607];(SEARCH(&quot;posY = &quot;;[.D607])+7);(SEARCH(&quot;}&quot;;[.D607];SEARCH(&quot;posY&quot;;[.D607]))-SEARCH(&quot;posY = &quot;;[.D607])-7));MID([.D612];(SEARCH(&quot;posY = &quot;;[.D612])+7);(SEARCH(&quot;}&quot;;[.D612];SEARCH(&quot;posY&quot;;[.D612]))-SEARCH(&quot;posY = &quot;;[.D612])-7)))" office:value-type="string" office:string-value="271">
            <text:p>271</text:p>
          </table:table-cell>
          <table:table-cell table:formula="of:=MID([.D607];SEARCH(&quot;posZ = &quot;;[.D607])+7;(SEARCH(&quot;}&quot;;[.D607])-SEARCH(&quot;posZ = &quot;;[.D6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9, posX = 28, posY = 262}, -- <text:s/>autoshop, workfloor</text:p>
          </table:table-cell>
          <table:table-cell office:value-type="string">
            <text:p>Riverside Adjacent</text:p>
          </table:table-cell>
          <table:table-cell table:formula="of:=MID([.A608];SEARCH(&quot;--&quot;;[.A608])+2;256)" office:value-type="string" office:string-value="  autoshop, workfloor">
            <text:p><text:s text:c="2"/>autoshop, workfloor</text:p>
          </table:table-cell>
          <table:table-cell table:formula="of:=MID([.A608];1;SEARCH(&quot;--&quot;;[.A608])-1)" office:value-type="string" office:string-value="{worldX = 18, worldY = 19, posX = 28, posY = 262}, ">
            <text:p>{worldX = 18, worldY = 19, posX = 28, posY = 262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6">
            <text:p>606</text:p>
          </table:table-cell>
          <table:table-cell table:number-columns-repeated="20"/>
          <table:table-cell table:number-columns-repeated="2" office:value-type="float" office:value="1">
            <text:p>1</text:p>
          </table:table-cell>
          <table:table-cell table:formula="of:=CONCATENATE([.D608];&quot;-- &quot;;[.B608];&quot;,&quot;;[.C608];&quot; ID:&quot;;[.I608])" office:value-type="string" office:string-value="{worldX = 18, worldY = 19, posX = 28, posY = 262}, -- Riverside Adjacent,  autoshop, workfloor ID:606">
            <text:p>{worldX = 18, worldY = 19, posX = 28, posY = 262}, -- Riverside Adjacent, <text:s/>autoshop, workfloor ID:606</text:p>
          </table:table-cell>
          <table:table-cell table:formula="of:=MID([.D608];SEARCH(&quot;worldX = &quot;;[.D608])+9;(SEARCH(&quot;worldY = &quot;;[.D608])-SEARCH(&quot;worldX = &quot;;[.D608])-11))" office:value-type="string" office:string-value="18">
            <text:p>18</text:p>
          </table:table-cell>
          <table:table-cell table:formula="of:=MID([.D608];SEARCH(&quot;worldY = &quot;;[.D608])+9;(SEARCH(&quot;posX = &quot;;[.D608])-SEARCH(&quot;worldY = &quot;;[.D608])-11))" office:value-type="string" office:string-value="19">
            <text:p>19</text:p>
          </table:table-cell>
          <table:table-cell table:formula="of:=MID([.D608];(SEARCH(&quot;posX = &quot;;[.D608])+7);(SEARCH(&quot;,&quot;;[.D608];SEARCH(&quot;posX&quot;;[.D608]))-SEARCH(&quot;posX = &quot;;[.D608])-7))" office:value-type="string" office:string-value="28">
            <text:p>28</text:p>
          </table:table-cell>
          <table:table-cell table:formula="of:=IF(LEN([.D608])&lt;60;MID([.D608];(SEARCH(&quot;posY = &quot;;[.D608])+7);(SEARCH(&quot;}&quot;;[.D608];SEARCH(&quot;posY&quot;;[.D608]))-SEARCH(&quot;posY = &quot;;[.D608])-7));MID([.D613];(SEARCH(&quot;posY = &quot;;[.D613])+7);(SEARCH(&quot;}&quot;;[.D613];SEARCH(&quot;posY&quot;;[.D613]))-SEARCH(&quot;posY = &quot;;[.D613])-7)))" office:value-type="string" office:string-value="262">
            <text:p>262</text:p>
          </table:table-cell>
          <table:table-cell table:formula="of:=MID([.D608];SEARCH(&quot;posZ = &quot;;[.D608])+7;(SEARCH(&quot;}&quot;;[.D608])-SEARCH(&quot;posZ = &quot;;[.D6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20, posX = 274, posY = 106}, -- <text:s/>trailer 1</text:p>
          </table:table-cell>
          <table:table-cell office:value-type="string">
            <text:p>Riverside Adjacent</text:p>
          </table:table-cell>
          <table:table-cell table:formula="of:=MID([.A609];SEARCH(&quot;--&quot;;[.A609])+2;256)" office:value-type="string" office:string-value="  trailer 1">
            <text:p><text:s text:c="2"/>trailer 1</text:p>
          </table:table-cell>
          <table:table-cell table:formula="of:=MID([.A609];1;SEARCH(&quot;--&quot;;[.A609])-1)" office:value-type="string" office:string-value="{worldX = 17, worldY = 20, posX = 274, posY = 106}, ">
            <text:p>{worldX = 17, worldY = 20, posX = 274, posY = 106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7">
            <text:p>607</text:p>
          </table:table-cell>
          <table:table-cell table:number-columns-repeated="22"/>
          <table:table-cell table:formula="of:=CONCATENATE([.D609];&quot;-- &quot;;[.B609];&quot;,&quot;;[.C609];&quot; ID:&quot;;[.I609])" office:value-type="string" office:string-value="{worldX = 17, worldY = 20, posX = 274, posY = 106}, -- Riverside Adjacent,  trailer 1 ID:607">
            <text:p>{worldX = 17, worldY = 20, posX = 274, posY = 106}, -- Riverside Adjacent, <text:s/>trailer 1 ID:607</text:p>
          </table:table-cell>
          <table:table-cell table:formula="of:=MID([.D609];SEARCH(&quot;worldX = &quot;;[.D609])+9;(SEARCH(&quot;worldY = &quot;;[.D609])-SEARCH(&quot;worldX = &quot;;[.D609])-11))" office:value-type="string" office:string-value="17">
            <text:p>17</text:p>
          </table:table-cell>
          <table:table-cell table:formula="of:=MID([.D609];SEARCH(&quot;worldY = &quot;;[.D609])+9;(SEARCH(&quot;posX = &quot;;[.D609])-SEARCH(&quot;worldY = &quot;;[.D609])-11))" office:value-type="string" office:string-value="20">
            <text:p>20</text:p>
          </table:table-cell>
          <table:table-cell table:formula="of:=MID([.D609];(SEARCH(&quot;posX = &quot;;[.D609])+7);(SEARCH(&quot;,&quot;;[.D609];SEARCH(&quot;posX&quot;;[.D609]))-SEARCH(&quot;posX = &quot;;[.D609])-7))" office:value-type="string" office:string-value="274">
            <text:p>274</text:p>
          </table:table-cell>
          <table:table-cell table:formula="of:=IF(LEN([.D609])&lt;60;MID([.D609];(SEARCH(&quot;posY = &quot;;[.D609])+7);(SEARCH(&quot;}&quot;;[.D609];SEARCH(&quot;posY&quot;;[.D609]))-SEARCH(&quot;posY = &quot;;[.D609])-7));MID([.D614];(SEARCH(&quot;posY = &quot;;[.D614])+7);(SEARCH(&quot;}&quot;;[.D614];SEARCH(&quot;posY&quot;;[.D614]))-SEARCH(&quot;posY = &quot;;[.D614])-7)))" office:value-type="string" office:string-value="106">
            <text:p>106</text:p>
          </table:table-cell>
          <table:table-cell table:formula="of:=MID([.D609];SEARCH(&quot;posZ = &quot;;[.D609])+7;(SEARCH(&quot;}&quot;;[.D609])-SEARCH(&quot;posZ = &quot;;[.D6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20, posX = 283, posY = 92}, -- <text:s/>trailer 2</text:p>
          </table:table-cell>
          <table:table-cell office:value-type="string">
            <text:p>Riverside Adjacent</text:p>
          </table:table-cell>
          <table:table-cell table:formula="of:=MID([.A610];SEARCH(&quot;--&quot;;[.A610])+2;256)" office:value-type="string" office:string-value="  trailer 2">
            <text:p><text:s text:c="2"/>trailer 2</text:p>
          </table:table-cell>
          <table:table-cell table:formula="of:=MID([.A610];1;SEARCH(&quot;--&quot;;[.A610])-1)" office:value-type="string" office:string-value="{worldX = 17, worldY = 20, posX = 283, posY = 92}, ">
            <text:p>{worldX = 17, worldY = 20, posX = 283, posY = 9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8">
            <text:p>60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610];&quot;-- &quot;;[.B610];&quot;,&quot;;[.C610];&quot; ID:&quot;;[.I610])" office:value-type="string" office:string-value="{worldX = 17, worldY = 20, posX = 283, posY = 92}, -- Riverside Adjacent,  trailer 2 ID:608">
            <text:p>{worldX = 17, worldY = 20, posX = 283, posY = 92}, -- Riverside Adjacent, <text:s/>trailer 2 ID:608</text:p>
          </table:table-cell>
          <table:table-cell table:formula="of:=MID([.D610];SEARCH(&quot;worldX = &quot;;[.D610])+9;(SEARCH(&quot;worldY = &quot;;[.D610])-SEARCH(&quot;worldX = &quot;;[.D610])-11))" office:value-type="string" office:string-value="17">
            <text:p>17</text:p>
          </table:table-cell>
          <table:table-cell table:formula="of:=MID([.D610];SEARCH(&quot;worldY = &quot;;[.D610])+9;(SEARCH(&quot;posX = &quot;;[.D610])-SEARCH(&quot;worldY = &quot;;[.D610])-11))" office:value-type="string" office:string-value="20">
            <text:p>20</text:p>
          </table:table-cell>
          <table:table-cell table:formula="of:=MID([.D610];(SEARCH(&quot;posX = &quot;;[.D610])+7);(SEARCH(&quot;,&quot;;[.D610];SEARCH(&quot;posX&quot;;[.D610]))-SEARCH(&quot;posX = &quot;;[.D610])-7))" office:value-type="string" office:string-value="283">
            <text:p>283</text:p>
          </table:table-cell>
          <table:table-cell table:formula="of:=IF(LEN([.D610])&lt;60;MID([.D610];(SEARCH(&quot;posY = &quot;;[.D610])+7);(SEARCH(&quot;}&quot;;[.D610];SEARCH(&quot;posY&quot;;[.D610]))-SEARCH(&quot;posY = &quot;;[.D610])-7));MID([.D615];(SEARCH(&quot;posY = &quot;;[.D615])+7);(SEARCH(&quot;}&quot;;[.D615];SEARCH(&quot;posY&quot;;[.D615]))-SEARCH(&quot;posY = &quot;;[.D615])-7)))" office:value-type="string" office:string-value="92">
            <text:p>92</text:p>
          </table:table-cell>
          <table:table-cell table:formula="of:=MID([.D610];SEARCH(&quot;posZ = &quot;;[.D610])+7;(SEARCH(&quot;}&quot;;[.D610])-SEARCH(&quot;posZ = &quot;;[.D6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20, posX = 234, posY = 63}, -- <text:s/>trailer 3</text:p>
          </table:table-cell>
          <table:table-cell office:value-type="string">
            <text:p>Riverside Adjacent</text:p>
          </table:table-cell>
          <table:table-cell table:formula="of:=MID([.A611];SEARCH(&quot;--&quot;;[.A611])+2;256)" office:value-type="string" office:string-value="  trailer 3">
            <text:p><text:s text:c="2"/>trailer 3</text:p>
          </table:table-cell>
          <table:table-cell table:formula="of:=MID([.A611];1;SEARCH(&quot;--&quot;;[.A611])-1)" office:value-type="string" office:string-value="{worldX = 17, worldY = 20, posX = 234, posY = 63}, ">
            <text:p>{worldX = 17, worldY = 20, posX = 234, posY = 6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09">
            <text:p>609</text:p>
          </table:table-cell>
          <table:table-cell table:number-columns-repeated="22"/>
          <table:table-cell table:formula="of:=CONCATENATE([.D611];&quot;-- &quot;;[.B611];&quot;,&quot;;[.C611];&quot; ID:&quot;;[.I611])" office:value-type="string" office:string-value="{worldX = 17, worldY = 20, posX = 234, posY = 63}, -- Riverside Adjacent,  trailer 3 ID:609">
            <text:p>{worldX = 17, worldY = 20, posX = 234, posY = 63}, -- Riverside Adjacent, <text:s/>trailer 3 ID:609</text:p>
          </table:table-cell>
          <table:table-cell table:formula="of:=MID([.D611];SEARCH(&quot;worldX = &quot;;[.D611])+9;(SEARCH(&quot;worldY = &quot;;[.D611])-SEARCH(&quot;worldX = &quot;;[.D611])-11))" office:value-type="string" office:string-value="17">
            <text:p>17</text:p>
          </table:table-cell>
          <table:table-cell table:formula="of:=MID([.D611];SEARCH(&quot;worldY = &quot;;[.D611])+9;(SEARCH(&quot;posX = &quot;;[.D611])-SEARCH(&quot;worldY = &quot;;[.D611])-11))" office:value-type="string" office:string-value="20">
            <text:p>20</text:p>
          </table:table-cell>
          <table:table-cell table:formula="of:=MID([.D611];(SEARCH(&quot;posX = &quot;;[.D611])+7);(SEARCH(&quot;,&quot;;[.D611];SEARCH(&quot;posX&quot;;[.D611]))-SEARCH(&quot;posX = &quot;;[.D611])-7))" office:value-type="string" office:string-value="234">
            <text:p>234</text:p>
          </table:table-cell>
          <table:table-cell table:formula="of:=IF(LEN([.D611])&lt;60;MID([.D611];(SEARCH(&quot;posY = &quot;;[.D611])+7);(SEARCH(&quot;}&quot;;[.D611];SEARCH(&quot;posY&quot;;[.D611]))-SEARCH(&quot;posY = &quot;;[.D611])-7));MID([.D616];(SEARCH(&quot;posY = &quot;;[.D616])+7);(SEARCH(&quot;}&quot;;[.D616];SEARCH(&quot;posY&quot;;[.D616]))-SEARCH(&quot;posY = &quot;;[.D616])-7)))" office:value-type="string" office:string-value="63">
            <text:p>63</text:p>
          </table:table-cell>
          <table:table-cell table:formula="of:=MID([.D611];SEARCH(&quot;posZ = &quot;;[.D611])+7;(SEARCH(&quot;}&quot;;[.D611])-SEARCH(&quot;posZ = &quot;;[.D6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20, posX = 270, posY = 25}, -- <text:s/>trailer 4</text:p>
          </table:table-cell>
          <table:table-cell office:value-type="string">
            <text:p>Riverside Adjacent</text:p>
          </table:table-cell>
          <table:table-cell table:formula="of:=MID([.A612];SEARCH(&quot;--&quot;;[.A612])+2;256)" office:value-type="string" office:string-value="  trailer 4">
            <text:p><text:s text:c="2"/>trailer 4</text:p>
          </table:table-cell>
          <table:table-cell table:formula="of:=MID([.A612];1;SEARCH(&quot;--&quot;;[.A612])-1)" office:value-type="string" office:string-value="{worldX = 17, worldY = 20, posX = 270, posY = 25}, ">
            <text:p>{worldX = 17, worldY = 20, posX = 270, posY = 2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10">
            <text:p>610</text:p>
          </table:table-cell>
          <table:table-cell table:number-columns-repeated="22"/>
          <table:table-cell table:formula="of:=CONCATENATE([.D612];&quot;-- &quot;;[.B612];&quot;,&quot;;[.C612];&quot; ID:&quot;;[.I612])" office:value-type="string" office:string-value="{worldX = 17, worldY = 20, posX = 270, posY = 25}, -- Riverside Adjacent,  trailer 4 ID:610">
            <text:p>{worldX = 17, worldY = 20, posX = 270, posY = 25}, -- Riverside Adjacent, <text:s/>trailer 4 ID:610</text:p>
          </table:table-cell>
          <table:table-cell table:formula="of:=MID([.D612];SEARCH(&quot;worldX = &quot;;[.D612])+9;(SEARCH(&quot;worldY = &quot;;[.D612])-SEARCH(&quot;worldX = &quot;;[.D612])-11))" office:value-type="string" office:string-value="17">
            <text:p>17</text:p>
          </table:table-cell>
          <table:table-cell table:formula="of:=MID([.D612];SEARCH(&quot;worldY = &quot;;[.D612])+9;(SEARCH(&quot;posX = &quot;;[.D612])-SEARCH(&quot;worldY = &quot;;[.D612])-11))" office:value-type="string" office:string-value="20">
            <text:p>20</text:p>
          </table:table-cell>
          <table:table-cell table:formula="of:=MID([.D612];(SEARCH(&quot;posX = &quot;;[.D612])+7);(SEARCH(&quot;,&quot;;[.D612];SEARCH(&quot;posX&quot;;[.D612]))-SEARCH(&quot;posX = &quot;;[.D612])-7))" office:value-type="string" office:string-value="270">
            <text:p>270</text:p>
          </table:table-cell>
          <table:table-cell table:formula="of:=IF(LEN([.D612])&lt;60;MID([.D612];(SEARCH(&quot;posY = &quot;;[.D612])+7);(SEARCH(&quot;}&quot;;[.D612];SEARCH(&quot;posY&quot;;[.D612]))-SEARCH(&quot;posY = &quot;;[.D612])-7));MID([.D617];(SEARCH(&quot;posY = &quot;;[.D617])+7);(SEARCH(&quot;}&quot;;[.D617];SEARCH(&quot;posY&quot;;[.D617]))-SEARCH(&quot;posY = &quot;;[.D617])-7)))" office:value-type="string" office:string-value="25">
            <text:p>25</text:p>
          </table:table-cell>
          <table:table-cell table:formula="of:=MID([.D612];SEARCH(&quot;posZ = &quot;;[.D612])+7;(SEARCH(&quot;}&quot;;[.D612])-SEARCH(&quot;posZ = &quot;;[.D6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20, posX = 227, posY = 6}, -- <text:s/>trailer 5</text:p>
          </table:table-cell>
          <table:table-cell office:value-type="string">
            <text:p>Riverside Adjacent</text:p>
          </table:table-cell>
          <table:table-cell table:formula="of:=MID([.A613];SEARCH(&quot;--&quot;;[.A613])+2;256)" office:value-type="string" office:string-value="  trailer 5">
            <text:p><text:s text:c="2"/>trailer 5</text:p>
          </table:table-cell>
          <table:table-cell table:formula="of:=MID([.A613];1;SEARCH(&quot;--&quot;;[.A613])-1)" office:value-type="string" office:string-value="{worldX = 17, worldY = 20, posX = 227, posY = 6}, ">
            <text:p>{worldX = 17, worldY = 20, posX = 227, posY = 6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11">
            <text:p>6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table:formula="of:=CONCATENATE([.D613];&quot;-- &quot;;[.B613];&quot;,&quot;;[.C613];&quot; ID:&quot;;[.I613])" office:value-type="string" office:string-value="{worldX = 17, worldY = 20, posX = 227, posY = 6}, -- Riverside Adjacent,  trailer 5 ID:611">
            <text:p>{worldX = 17, worldY = 20, posX = 227, posY = 6}, -- Riverside Adjacent, <text:s/>trailer 5 ID:611</text:p>
          </table:table-cell>
          <table:table-cell table:formula="of:=MID([.D613];SEARCH(&quot;worldX = &quot;;[.D613])+9;(SEARCH(&quot;worldY = &quot;;[.D613])-SEARCH(&quot;worldX = &quot;;[.D613])-11))" office:value-type="string" office:string-value="17">
            <text:p>17</text:p>
          </table:table-cell>
          <table:table-cell table:formula="of:=MID([.D613];SEARCH(&quot;worldY = &quot;;[.D613])+9;(SEARCH(&quot;posX = &quot;;[.D613])-SEARCH(&quot;worldY = &quot;;[.D613])-11))" office:value-type="string" office:string-value="20">
            <text:p>20</text:p>
          </table:table-cell>
          <table:table-cell table:formula="of:=MID([.D613];(SEARCH(&quot;posX = &quot;;[.D613])+7);(SEARCH(&quot;,&quot;;[.D613];SEARCH(&quot;posX&quot;;[.D613]))-SEARCH(&quot;posX = &quot;;[.D613])-7))" office:value-type="string" office:string-value="227">
            <text:p>227</text:p>
          </table:table-cell>
          <table:table-cell table:formula="of:=IF(LEN([.D613])&lt;60;MID([.D613];(SEARCH(&quot;posY = &quot;;[.D613])+7);(SEARCH(&quot;}&quot;;[.D613];SEARCH(&quot;posY&quot;;[.D613]))-SEARCH(&quot;posY = &quot;;[.D613])-7));MID([.D618];(SEARCH(&quot;posY = &quot;;[.D618])+7);(SEARCH(&quot;}&quot;;[.D618];SEARCH(&quot;posY&quot;;[.D618]))-SEARCH(&quot;posY = &quot;;[.D618])-7)))" office:value-type="string" office:string-value="6">
            <text:p>6</text:p>
          </table:table-cell>
          <table:table-cell table:formula="of:=MID([.D613];SEARCH(&quot;posZ = &quot;;[.D613])+7;(SEARCH(&quot;}&quot;;[.D613])-SEARCH(&quot;posZ = &quot;;[.D6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19, posX = 274, posY = 269}, -- <text:s/>trailer 6</text:p>
          </table:table-cell>
          <table:table-cell office:value-type="string">
            <text:p>Riverside Adjacent</text:p>
          </table:table-cell>
          <table:table-cell table:formula="of:=MID([.A614];SEARCH(&quot;--&quot;;[.A614])+2;256)" office:value-type="string" office:string-value="  trailer 6">
            <text:p><text:s text:c="2"/>trailer 6</text:p>
          </table:table-cell>
          <table:table-cell table:formula="of:=MID([.A614];1;SEARCH(&quot;--&quot;;[.A614])-1)" office:value-type="string" office:string-value="{worldX = 17, worldY = 19, posX = 274, posY = 269}, ">
            <text:p>{worldX = 17, worldY = 19, posX = 274, posY = 26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12">
            <text:p>612</text:p>
          </table:table-cell>
          <table:table-cell table:number-columns-repeated="22"/>
          <table:table-cell table:formula="of:=CONCATENATE([.D614];&quot;-- &quot;;[.B614];&quot;,&quot;;[.C614];&quot; ID:&quot;;[.I614])" office:value-type="string" office:string-value="{worldX = 17, worldY = 19, posX = 274, posY = 269}, -- Riverside Adjacent,  trailer 6 ID:612">
            <text:p>{worldX = 17, worldY = 19, posX = 274, posY = 269}, -- Riverside Adjacent, <text:s/>trailer 6 ID:612</text:p>
          </table:table-cell>
          <table:table-cell table:formula="of:=MID([.D614];SEARCH(&quot;worldX = &quot;;[.D614])+9;(SEARCH(&quot;worldY = &quot;;[.D614])-SEARCH(&quot;worldX = &quot;;[.D614])-11))" office:value-type="string" office:string-value="17">
            <text:p>17</text:p>
          </table:table-cell>
          <table:table-cell table:formula="of:=MID([.D614];SEARCH(&quot;worldY = &quot;;[.D614])+9;(SEARCH(&quot;posX = &quot;;[.D614])-SEARCH(&quot;worldY = &quot;;[.D614])-11))" office:value-type="string" office:string-value="19">
            <text:p>19</text:p>
          </table:table-cell>
          <table:table-cell table:formula="of:=MID([.D614];(SEARCH(&quot;posX = &quot;;[.D614])+7);(SEARCH(&quot;,&quot;;[.D614];SEARCH(&quot;posX&quot;;[.D614]))-SEARCH(&quot;posX = &quot;;[.D614])-7))" office:value-type="string" office:string-value="274">
            <text:p>274</text:p>
          </table:table-cell>
          <table:table-cell table:formula="of:=IF(LEN([.D614])&lt;60;MID([.D614];(SEARCH(&quot;posY = &quot;;[.D614])+7);(SEARCH(&quot;}&quot;;[.D614];SEARCH(&quot;posY&quot;;[.D614]))-SEARCH(&quot;posY = &quot;;[.D614])-7));MID([.D619];(SEARCH(&quot;posY = &quot;;[.D619])+7);(SEARCH(&quot;}&quot;;[.D619];SEARCH(&quot;posY&quot;;[.D619]))-SEARCH(&quot;posY = &quot;;[.D619])-7)))" office:value-type="string" office:string-value="269">
            <text:p>269</text:p>
          </table:table-cell>
          <table:table-cell table:formula="of:=MID([.D614];SEARCH(&quot;posZ = &quot;;[.D614])+7;(SEARCH(&quot;}&quot;;[.D614])-SEARCH(&quot;posZ = &quot;;[.D61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19, posX = 253, posY = 243}, -- <text:s/>trailer 7</text:p>
          </table:table-cell>
          <table:table-cell office:value-type="string">
            <text:p>Riverside Adjacent</text:p>
          </table:table-cell>
          <table:table-cell table:formula="of:=MID([.A615];SEARCH(&quot;--&quot;;[.A615])+2;256)" office:value-type="string" office:string-value="  trailer 7">
            <text:p><text:s text:c="2"/>trailer 7</text:p>
          </table:table-cell>
          <table:table-cell table:formula="of:=MID([.A615];1;SEARCH(&quot;--&quot;;[.A615])-1)" office:value-type="string" office:string-value="{worldX = 17, worldY = 19, posX = 253, posY = 243}, ">
            <text:p>{worldX = 17, worldY = 19, posX = 253, posY = 24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13">
            <text:p>613</text:p>
          </table:table-cell>
          <table:table-cell table:number-columns-repeated="22"/>
          <table:table-cell table:formula="of:=CONCATENATE([.D615];&quot;-- &quot;;[.B615];&quot;,&quot;;[.C615];&quot; ID:&quot;;[.I615])" office:value-type="string" office:string-value="{worldX = 17, worldY = 19, posX = 253, posY = 243}, -- Riverside Adjacent,  trailer 7 ID:613">
            <text:p>{worldX = 17, worldY = 19, posX = 253, posY = 243}, -- Riverside Adjacent, <text:s/>trailer 7 ID:613</text:p>
          </table:table-cell>
          <table:table-cell table:formula="of:=MID([.D615];SEARCH(&quot;worldX = &quot;;[.D615])+9;(SEARCH(&quot;worldY = &quot;;[.D615])-SEARCH(&quot;worldX = &quot;;[.D615])-11))" office:value-type="string" office:string-value="17">
            <text:p>17</text:p>
          </table:table-cell>
          <table:table-cell table:formula="of:=MID([.D615];SEARCH(&quot;worldY = &quot;;[.D615])+9;(SEARCH(&quot;posX = &quot;;[.D615])-SEARCH(&quot;worldY = &quot;;[.D615])-11))" office:value-type="string" office:string-value="19">
            <text:p>19</text:p>
          </table:table-cell>
          <table:table-cell table:formula="of:=MID([.D615];(SEARCH(&quot;posX = &quot;;[.D615])+7);(SEARCH(&quot;,&quot;;[.D615];SEARCH(&quot;posX&quot;;[.D615]))-SEARCH(&quot;posX = &quot;;[.D615])-7))" office:value-type="string" office:string-value="253">
            <text:p>253</text:p>
          </table:table-cell>
          <table:table-cell table:formula="of:=IF(LEN([.D615])&lt;60;MID([.D615];(SEARCH(&quot;posY = &quot;;[.D615])+7);(SEARCH(&quot;}&quot;;[.D615];SEARCH(&quot;posY&quot;;[.D615]))-SEARCH(&quot;posY = &quot;;[.D615])-7));MID([.D620];(SEARCH(&quot;posY = &quot;;[.D620])+7);(SEARCH(&quot;}&quot;;[.D620];SEARCH(&quot;posY&quot;;[.D620]))-SEARCH(&quot;posY = &quot;;[.D620])-7)))" office:value-type="string" office:string-value="243">
            <text:p>243</text:p>
          </table:table-cell>
          <table:table-cell table:formula="of:=MID([.D615];SEARCH(&quot;posZ = &quot;;[.D615])+7;(SEARCH(&quot;}&quot;;[.D615])-SEARCH(&quot;posZ = &quot;;[.D6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19, posX = 221, posY = 261}, -- <text:s/>trailer 8</text:p>
          </table:table-cell>
          <table:table-cell office:value-type="string">
            <text:p>Riverside Adjacent</text:p>
          </table:table-cell>
          <table:table-cell table:formula="of:=MID([.A616];SEARCH(&quot;--&quot;;[.A616])+2;256)" office:value-type="string" office:string-value="  trailer 8">
            <text:p><text:s text:c="2"/>trailer 8</text:p>
          </table:table-cell>
          <table:table-cell table:formula="of:=MID([.A616];1;SEARCH(&quot;--&quot;;[.A616])-1)" office:value-type="string" office:string-value="{worldX = 17, worldY = 19, posX = 221, posY = 261}, ">
            <text:p>{worldX = 17, worldY = 19, posX = 221, posY = 26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riverside adjacent trailer park south west of riverside</text:p>
          </table:table-cell>
          <table:table-cell/>
          <table:table-cell office:value-type="float" office:value="614">
            <text:p>614</text:p>
          </table:table-cell>
          <table:table-cell table:number-columns-repeated="22"/>
          <table:table-cell table:formula="of:=CONCATENATE([.D616];&quot;-- &quot;;[.B616];&quot;,&quot;;[.C616];&quot; ID:&quot;;[.I616])" office:value-type="string" office:string-value="{worldX = 17, worldY = 19, posX = 221, posY = 261}, -- Riverside Adjacent,  trailer 8 ID:614">
            <text:p>{worldX = 17, worldY = 19, posX = 221, posY = 261}, -- Riverside Adjacent, <text:s/>trailer 8 ID:614</text:p>
          </table:table-cell>
          <table:table-cell table:formula="of:=MID([.D616];SEARCH(&quot;worldX = &quot;;[.D616])+9;(SEARCH(&quot;worldY = &quot;;[.D616])-SEARCH(&quot;worldX = &quot;;[.D616])-11))" office:value-type="string" office:string-value="17">
            <text:p>17</text:p>
          </table:table-cell>
          <table:table-cell table:formula="of:=MID([.D616];SEARCH(&quot;worldY = &quot;;[.D616])+9;(SEARCH(&quot;posX = &quot;;[.D616])-SEARCH(&quot;worldY = &quot;;[.D616])-11))" office:value-type="string" office:string-value="19">
            <text:p>19</text:p>
          </table:table-cell>
          <table:table-cell table:formula="of:=MID([.D616];(SEARCH(&quot;posX = &quot;;[.D616])+7);(SEARCH(&quot;,&quot;;[.D616];SEARCH(&quot;posX&quot;;[.D616]))-SEARCH(&quot;posX = &quot;;[.D616])-7))" office:value-type="string" office:string-value="221">
            <text:p>221</text:p>
          </table:table-cell>
          <table:table-cell table:formula="of:=IF(LEN([.D616])&lt;60;MID([.D616];(SEARCH(&quot;posY = &quot;;[.D616])+7);(SEARCH(&quot;}&quot;;[.D616];SEARCH(&quot;posY&quot;;[.D616]))-SEARCH(&quot;posY = &quot;;[.D616])-7));MID([.D621];(SEARCH(&quot;posY = &quot;;[.D621])+7);(SEARCH(&quot;}&quot;;[.D621];SEARCH(&quot;posY&quot;;[.D621]))-SEARCH(&quot;posY = &quot;;[.D621])-7)))" office:value-type="string" office:string-value="261">
            <text:p>261</text:p>
          </table:table-cell>
          <table:table-cell table:formula="of:=MID([.D616];SEARCH(&quot;posZ = &quot;;[.D616])+7;(SEARCH(&quot;}&quot;;[.D616])-SEARCH(&quot;posZ = &quot;;[.D6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36, posY = 155}, -- <text:s/>country club lobby</text:p>
          </table:table-cell>
          <table:table-cell office:value-type="string">
            <text:p>Riverside Adjacent</text:p>
          </table:table-cell>
          <table:table-cell table:formula="of:=MID([.A617];SEARCH(&quot;--&quot;;[.A617])+2;256)" office:value-type="string" office:string-value="  country club lobby">
            <text:p><text:s text:c="2"/>country club lobby</text:p>
          </table:table-cell>
          <table:table-cell table:formula="of:=MID([.A617];1;SEARCH(&quot;--&quot;;[.A617])-1)" office:value-type="string" office:string-value="{worldX = 19, worldY = 21, posX = 36, posY = 155}, ">
            <text:p>{worldX = 19, worldY = 21, posX = 36, posY = 155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country club</text:p>
          </table:table-cell>
          <table:table-cell/>
          <table:table-cell office:value-type="float" office:value="615">
            <text:p>61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17];&quot;-- &quot;;[.B617];&quot;,&quot;;[.C617];&quot; ID:&quot;;[.I617])" office:value-type="string" office:string-value="{worldX = 19, worldY = 21, posX = 36, posY = 155}, -- Riverside Adjacent,  country club lobby ID:615">
            <text:p>{worldX = 19, worldY = 21, posX = 36, posY = 155}, -- Riverside Adjacent, <text:s/>country club lobby ID:615</text:p>
          </table:table-cell>
          <table:table-cell table:formula="of:=MID([.D617];SEARCH(&quot;worldX = &quot;;[.D617])+9;(SEARCH(&quot;worldY = &quot;;[.D617])-SEARCH(&quot;worldX = &quot;;[.D617])-11))" office:value-type="string" office:string-value="19">
            <text:p>19</text:p>
          </table:table-cell>
          <table:table-cell table:formula="of:=MID([.D617];SEARCH(&quot;worldY = &quot;;[.D617])+9;(SEARCH(&quot;posX = &quot;;[.D617])-SEARCH(&quot;worldY = &quot;;[.D617])-11))" office:value-type="string" office:string-value="21">
            <text:p>21</text:p>
          </table:table-cell>
          <table:table-cell table:formula="of:=MID([.D617];(SEARCH(&quot;posX = &quot;;[.D617])+7);(SEARCH(&quot;,&quot;;[.D617];SEARCH(&quot;posX&quot;;[.D617]))-SEARCH(&quot;posX = &quot;;[.D617])-7))" office:value-type="string" office:string-value="36">
            <text:p>36</text:p>
          </table:table-cell>
          <table:table-cell table:formula="of:=IF(LEN([.D617])&lt;60;MID([.D617];(SEARCH(&quot;posY = &quot;;[.D617])+7);(SEARCH(&quot;}&quot;;[.D617];SEARCH(&quot;posY&quot;;[.D617]))-SEARCH(&quot;posY = &quot;;[.D617])-7));MID([.D622];(SEARCH(&quot;posY = &quot;;[.D622])+7);(SEARCH(&quot;}&quot;;[.D622];SEARCH(&quot;posY&quot;;[.D622]))-SEARCH(&quot;posY = &quot;;[.D622])-7)))" office:value-type="string" office:string-value="155">
            <text:p>155</text:p>
          </table:table-cell>
          <table:table-cell table:formula="of:=MID([.D617];SEARCH(&quot;posZ = &quot;;[.D617])+7;(SEARCH(&quot;}&quot;;[.D617])-SEARCH(&quot;posZ = &quot;;[.D6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24, posY = 146}, -- <text:s/>country club lounge</text:p>
          </table:table-cell>
          <table:table-cell office:value-type="string">
            <text:p>Riverside Adjacent</text:p>
          </table:table-cell>
          <table:table-cell table:formula="of:=MID([.A618];SEARCH(&quot;--&quot;;[.A618])+2;256)" office:value-type="string" office:string-value="  country club lounge">
            <text:p><text:s text:c="2"/>country club lounge</text:p>
          </table:table-cell>
          <table:table-cell table:formula="of:=MID([.A618];1;SEARCH(&quot;--&quot;;[.A618])-1)" office:value-type="string" office:string-value="{worldX = 19, worldY = 21, posX = 24, posY = 146}, ">
            <text:p>{worldX = 19, worldY = 21, posX = 24, posY = 146}, </text:p>
          </table:table-cell>
          <table:table-cell office:value-type="string">
            <text:p>Business</text:p>
          </table:table-cell>
          <table:table-cell office:value-type="string">
            <text:p>Entertainment</text:p>
          </table:table-cell>
          <table:table-cell office:value-type="string">
            <text:p>country club</text:p>
          </table:table-cell>
          <table:table-cell/>
          <table:table-cell office:value-type="float" office:value="616">
            <text:p>6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18];&quot;-- &quot;;[.B618];&quot;,&quot;;[.C618];&quot; ID:&quot;;[.I618])" office:value-type="string" office:string-value="{worldX = 19, worldY = 21, posX = 24, posY = 146}, -- Riverside Adjacent,  country club lounge ID:616">
            <text:p>{worldX = 19, worldY = 21, posX = 24, posY = 146}, -- Riverside Adjacent, <text:s/>country club lounge ID:616</text:p>
          </table:table-cell>
          <table:table-cell table:formula="of:=MID([.D618];SEARCH(&quot;worldX = &quot;;[.D618])+9;(SEARCH(&quot;worldY = &quot;;[.D618])-SEARCH(&quot;worldX = &quot;;[.D618])-11))" office:value-type="string" office:string-value="19">
            <text:p>19</text:p>
          </table:table-cell>
          <table:table-cell table:formula="of:=MID([.D618];SEARCH(&quot;worldY = &quot;;[.D618])+9;(SEARCH(&quot;posX = &quot;;[.D618])-SEARCH(&quot;worldY = &quot;;[.D618])-11))" office:value-type="string" office:string-value="21">
            <text:p>21</text:p>
          </table:table-cell>
          <table:table-cell table:formula="of:=MID([.D618];(SEARCH(&quot;posX = &quot;;[.D618])+7);(SEARCH(&quot;,&quot;;[.D618];SEARCH(&quot;posX&quot;;[.D618]))-SEARCH(&quot;posX = &quot;;[.D618])-7))" office:value-type="string" office:string-value="24">
            <text:p>24</text:p>
          </table:table-cell>
          <table:table-cell table:formula="of:=IF(LEN([.D618])&lt;60;MID([.D618];(SEARCH(&quot;posY = &quot;;[.D618])+7);(SEARCH(&quot;}&quot;;[.D618];SEARCH(&quot;posY&quot;;[.D618]))-SEARCH(&quot;posY = &quot;;[.D618])-7));MID([.D623];(SEARCH(&quot;posY = &quot;;[.D623])+7);(SEARCH(&quot;}&quot;;[.D623];SEARCH(&quot;posY&quot;;[.D623]))-SEARCH(&quot;posY = &quot;;[.D623])-7)))" office:value-type="string" office:string-value="146">
            <text:p>146</text:p>
          </table:table-cell>
          <table:table-cell table:formula="of:=MID([.D618];SEARCH(&quot;posZ = &quot;;[.D618])+7;(SEARCH(&quot;}&quot;;[.D618])-SEARCH(&quot;posZ = &quot;;[.D6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66, posY = 119}, -- <text:s/>country club restaurant</text:p>
          </table:table-cell>
          <table:table-cell office:value-type="string">
            <text:p>Riverside Adjacent</text:p>
          </table:table-cell>
          <table:table-cell table:formula="of:=MID([.A619];SEARCH(&quot;--&quot;;[.A619])+2;256)" office:value-type="string" office:string-value="  country club restaurant">
            <text:p><text:s text:c="2"/>country club restaurant</text:p>
          </table:table-cell>
          <table:table-cell table:formula="of:=MID([.A619];1;SEARCH(&quot;--&quot;;[.A619])-1)" office:value-type="string" office:string-value="{worldX = 19, worldY = 21, posX = 66, posY = 119}, ">
            <text:p>{worldX = 19, worldY = 21, posX = 66, posY = 119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country club</text:p>
          </table:table-cell>
          <table:table-cell/>
          <table:table-cell office:value-type="float" office:value="617">
            <text:p>617</text:p>
          </table:table-cell>
          <table:table-cell table:number-columns-repeated="22"/>
          <table:table-cell table:formula="of:=CONCATENATE([.D619];&quot;-- &quot;;[.B619];&quot;,&quot;;[.C619];&quot; ID:&quot;;[.I619])" office:value-type="string" office:string-value="{worldX = 19, worldY = 21, posX = 66, posY = 119}, -- Riverside Adjacent,  country club restaurant ID:617">
            <text:p>{worldX = 19, worldY = 21, posX = 66, posY = 119}, -- Riverside Adjacent, <text:s/>country club restaurant ID:617</text:p>
          </table:table-cell>
          <table:table-cell table:formula="of:=MID([.D619];SEARCH(&quot;worldX = &quot;;[.D619])+9;(SEARCH(&quot;worldY = &quot;;[.D619])-SEARCH(&quot;worldX = &quot;;[.D619])-11))" office:value-type="string" office:string-value="19">
            <text:p>19</text:p>
          </table:table-cell>
          <table:table-cell table:formula="of:=MID([.D619];SEARCH(&quot;worldY = &quot;;[.D619])+9;(SEARCH(&quot;posX = &quot;;[.D619])-SEARCH(&quot;worldY = &quot;;[.D619])-11))" office:value-type="string" office:string-value="21">
            <text:p>21</text:p>
          </table:table-cell>
          <table:table-cell table:formula="of:=MID([.D619];(SEARCH(&quot;posX = &quot;;[.D619])+7);(SEARCH(&quot;,&quot;;[.D619];SEARCH(&quot;posX&quot;;[.D619]))-SEARCH(&quot;posX = &quot;;[.D619])-7))" office:value-type="string" office:string-value="66">
            <text:p>66</text:p>
          </table:table-cell>
          <table:table-cell table:formula="of:=IF(LEN([.D619])&lt;60;MID([.D619];(SEARCH(&quot;posY = &quot;;[.D619])+7);(SEARCH(&quot;}&quot;;[.D619];SEARCH(&quot;posY&quot;;[.D619]))-SEARCH(&quot;posY = &quot;;[.D619])-7));MID([.D624];(SEARCH(&quot;posY = &quot;;[.D624])+7);(SEARCH(&quot;}&quot;;[.D624];SEARCH(&quot;posY&quot;;[.D624]))-SEARCH(&quot;posY = &quot;;[.D624])-7)))" office:value-type="string" office:string-value="119">
            <text:p>119</text:p>
          </table:table-cell>
          <table:table-cell table:formula="of:=MID([.D619];SEARCH(&quot;posZ = &quot;;[.D619])+7;(SEARCH(&quot;}&quot;;[.D619])-SEARCH(&quot;posZ = &quot;;[.D6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54, posY = 122}, -- <text:s/>country club restaurant, kitchen</text:p>
          </table:table-cell>
          <table:table-cell office:value-type="string">
            <text:p>Riverside Adjacent</text:p>
          </table:table-cell>
          <table:table-cell table:formula="of:=MID([.A620];SEARCH(&quot;--&quot;;[.A620])+2;256)" office:value-type="string" office:string-value="  country club restaurant, kitchen">
            <text:p><text:s text:c="2"/>country club restaurant, kitchen</text:p>
          </table:table-cell>
          <table:table-cell table:formula="of:=MID([.A620];1;SEARCH(&quot;--&quot;;[.A620])-1)" office:value-type="string" office:string-value="{worldX = 19, worldY = 21, posX = 54, posY = 122}, ">
            <text:p>{worldX = 19, worldY = 21, posX = 54, posY = 12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country club</text:p>
          </table:table-cell>
          <table:table-cell/>
          <table:table-cell office:value-type="float" office:value="618">
            <text:p>618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620];&quot;-- &quot;;[.B620];&quot;,&quot;;[.C620];&quot; ID:&quot;;[.I620])" office:value-type="string" office:string-value="{worldX = 19, worldY = 21, posX = 54, posY = 122}, -- Riverside Adjacent,  country club restaurant, kitchen ID:618">
            <text:p>{worldX = 19, worldY = 21, posX = 54, posY = 122}, -- Riverside Adjacent, <text:s/>country club restaurant, kitchen ID:618</text:p>
          </table:table-cell>
          <table:table-cell table:formula="of:=MID([.D620];SEARCH(&quot;worldX = &quot;;[.D620])+9;(SEARCH(&quot;worldY = &quot;;[.D620])-SEARCH(&quot;worldX = &quot;;[.D620])-11))" office:value-type="string" office:string-value="19">
            <text:p>19</text:p>
          </table:table-cell>
          <table:table-cell table:formula="of:=MID([.D620];SEARCH(&quot;worldY = &quot;;[.D620])+9;(SEARCH(&quot;posX = &quot;;[.D620])-SEARCH(&quot;worldY = &quot;;[.D620])-11))" office:value-type="string" office:string-value="21">
            <text:p>21</text:p>
          </table:table-cell>
          <table:table-cell table:formula="of:=MID([.D620];(SEARCH(&quot;posX = &quot;;[.D620])+7);(SEARCH(&quot;,&quot;;[.D620];SEARCH(&quot;posX&quot;;[.D620]))-SEARCH(&quot;posX = &quot;;[.D620])-7))" office:value-type="string" office:string-value="54">
            <text:p>54</text:p>
          </table:table-cell>
          <table:table-cell table:formula="of:=IF(LEN([.D620])&lt;60;MID([.D620];(SEARCH(&quot;posY = &quot;;[.D620])+7);(SEARCH(&quot;}&quot;;[.D620];SEARCH(&quot;posY&quot;;[.D620]))-SEARCH(&quot;posY = &quot;;[.D620])-7));MID([.D625];(SEARCH(&quot;posY = &quot;;[.D625])+7);(SEARCH(&quot;}&quot;;[.D625];SEARCH(&quot;posY&quot;;[.D625]))-SEARCH(&quot;posY = &quot;;[.D625])-7)))" office:value-type="string" office:string-value="122">
            <text:p>122</text:p>
          </table:table-cell>
          <table:table-cell table:formula="of:=MID([.D620];SEARCH(&quot;posZ = &quot;;[.D620])+7;(SEARCH(&quot;}&quot;;[.D620])-SEARCH(&quot;posZ = &quot;;[.D62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78, posY = 161}, -- <text:s/>country club restaurant, outdoor grill</text:p>
          </table:table-cell>
          <table:table-cell office:value-type="string">
            <text:p>Riverside Adjacent</text:p>
          </table:table-cell>
          <table:table-cell table:formula="of:=MID([.A621];SEARCH(&quot;--&quot;;[.A621])+2;256)" office:value-type="string" office:string-value="  country club restaurant, outdoor grill">
            <text:p><text:s text:c="2"/>country club restaurant, outdoor grill</text:p>
          </table:table-cell>
          <table:table-cell table:formula="of:=MID([.A621];1;SEARCH(&quot;--&quot;;[.A621])-1)" office:value-type="string" office:string-value="{worldX = 19, worldY = 21, posX = 78, posY = 161}, ">
            <text:p>{worldX = 19, worldY = 21, posX = 78, posY = 16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country club</text:p>
          </table:table-cell>
          <table:table-cell/>
          <table:table-cell office:value-type="float" office:value="619">
            <text:p>619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621];&quot;-- &quot;;[.B621];&quot;,&quot;;[.C621];&quot; ID:&quot;;[.I621])" office:value-type="string" office:string-value="{worldX = 19, worldY = 21, posX = 78, posY = 161}, -- Riverside Adjacent,  country club restaurant, outdoor grill ID:619">
            <text:p>{worldX = 19, worldY = 21, posX = 78, posY = 161}, -- Riverside Adjacent, <text:s/>country club restaurant, outdoor grill ID:619</text:p>
          </table:table-cell>
          <table:table-cell table:formula="of:=MID([.D621];SEARCH(&quot;worldX = &quot;;[.D621])+9;(SEARCH(&quot;worldY = &quot;;[.D621])-SEARCH(&quot;worldX = &quot;;[.D621])-11))" office:value-type="string" office:string-value="19">
            <text:p>19</text:p>
          </table:table-cell>
          <table:table-cell table:formula="of:=MID([.D621];SEARCH(&quot;worldY = &quot;;[.D621])+9;(SEARCH(&quot;posX = &quot;;[.D621])-SEARCH(&quot;worldY = &quot;;[.D621])-11))" office:value-type="string" office:string-value="21">
            <text:p>21</text:p>
          </table:table-cell>
          <table:table-cell table:formula="of:=MID([.D621];(SEARCH(&quot;posX = &quot;;[.D621])+7);(SEARCH(&quot;,&quot;;[.D621];SEARCH(&quot;posX&quot;;[.D621]))-SEARCH(&quot;posX = &quot;;[.D621])-7))" office:value-type="string" office:string-value="78">
            <text:p>78</text:p>
          </table:table-cell>
          <table:table-cell table:formula="of:=IF(LEN([.D621])&lt;60;MID([.D621];(SEARCH(&quot;posY = &quot;;[.D621])+7);(SEARCH(&quot;}&quot;;[.D621];SEARCH(&quot;posY&quot;;[.D621]))-SEARCH(&quot;posY = &quot;;[.D621])-7));MID([.D626];(SEARCH(&quot;posY = &quot;;[.D626])+7);(SEARCH(&quot;}&quot;;[.D626];SEARCH(&quot;posY&quot;;[.D626]))-SEARCH(&quot;posY = &quot;;[.D626])-7)))" office:value-type="string" office:string-value="161">
            <text:p>161</text:p>
          </table:table-cell>
          <table:table-cell table:formula="of:=MID([.D621];SEARCH(&quot;posZ = &quot;;[.D621])+7;(SEARCH(&quot;}&quot;;[.D621])-SEARCH(&quot;posZ = &quot;;[.D6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51, posY = 155, posZ = 1}, -- <text:s/>country club bakery</text:p>
          </table:table-cell>
          <table:table-cell office:value-type="string">
            <text:p>Riverside Adjacent</text:p>
          </table:table-cell>
          <table:table-cell table:formula="of:=MID([.A622];SEARCH(&quot;--&quot;;[.A622])+2;256)" office:value-type="string" office:string-value="  country club bakery">
            <text:p><text:s text:c="2"/>country club bakery</text:p>
          </table:table-cell>
          <table:table-cell table:formula="of:=MID([.A622];1;SEARCH(&quot;--&quot;;[.A622])-1)" office:value-type="string" office:string-value="{worldX = 19, worldY = 21, posX = 51, posY = 155, posZ = 1}, ">
            <text:p>{worldX = 19, worldY = 21, posX = 51, posY = 155, posZ = 1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country club</text:p>
          </table:table-cell>
          <table:table-cell/>
          <table:table-cell office:value-type="float" office:value="620">
            <text:p>620</text:p>
          </table:table-cell>
          <table:table-cell table:number-columns-repeated="22"/>
          <table:table-cell table:formula="of:=CONCATENATE([.D622];&quot;-- &quot;;[.B622];&quot;,&quot;;[.C622];&quot; ID:&quot;;[.I622])" office:value-type="string" office:string-value="{worldX = 19, worldY = 21, posX = 51, posY = 155, posZ = 1}, -- Riverside Adjacent,  country club bakery ID:620">
            <text:p>{worldX = 19, worldY = 21, posX = 51, posY = 155, posZ = 1}, -- Riverside Adjacent, <text:s/>country club bakery ID:620</text:p>
          </table:table-cell>
          <table:table-cell table:formula="of:=MID([.D622];SEARCH(&quot;worldX = &quot;;[.D622])+9;(SEARCH(&quot;worldY = &quot;;[.D622])-SEARCH(&quot;worldX = &quot;;[.D622])-11))" office:value-type="string" office:string-value="19">
            <text:p>19</text:p>
          </table:table-cell>
          <table:table-cell table:formula="of:=MID([.D622];SEARCH(&quot;worldY = &quot;;[.D622])+9;(SEARCH(&quot;posX = &quot;;[.D622])-SEARCH(&quot;worldY = &quot;;[.D622])-11))" office:value-type="string" office:string-value="21">
            <text:p>21</text:p>
          </table:table-cell>
          <table:table-cell table:formula="of:=MID([.D622];(SEARCH(&quot;posX = &quot;;[.D622])+7);(SEARCH(&quot;,&quot;;[.D622];SEARCH(&quot;posX&quot;;[.D622]))-SEARCH(&quot;posX = &quot;;[.D622])-7))" office:value-type="string" office:string-value="51">
            <text:p>51</text:p>
          </table:table-cell>
          <table:table-cell table:formula="of:=IF(LEN([.D622])&lt;60;MID([.D622];(SEARCH(&quot;posY = &quot;;[.D622])+7);(SEARCH(&quot;}&quot;;[.D622];SEARCH(&quot;posY&quot;;[.D622]))-SEARCH(&quot;posY = &quot;;[.D622])-7));MID([.D627];(SEARCH(&quot;posY = &quot;;[.D627])+7);(SEARCH(&quot;}&quot;;[.D627];SEARCH(&quot;posY&quot;;[.D627]))-SEARCH(&quot;posY = &quot;;[.D627])-7)))" office:value-type="string" office:string-value="76">
            <text:p>76</text:p>
          </table:table-cell>
          <table:table-cell table:formula="of:=MID([.D622];SEARCH(&quot;posZ = &quot;;[.D622])+7;(SEARCH(&quot;}&quot;;[.D622])-SEARCH(&quot;posZ = &quot;;[.D622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47, posY = 155, posZ = 1}, -- <text:s/>country club bakery, kitchen</text:p>
          </table:table-cell>
          <table:table-cell office:value-type="string">
            <text:p>Riverside Adjacent</text:p>
          </table:table-cell>
          <table:table-cell table:formula="of:=MID([.A623];SEARCH(&quot;--&quot;;[.A623])+2;256)" office:value-type="string" office:string-value="  country club bakery, kitchen">
            <text:p><text:s text:c="2"/>country club bakery, kitchen</text:p>
          </table:table-cell>
          <table:table-cell table:formula="of:=MID([.A623];1;SEARCH(&quot;--&quot;;[.A623])-1)" office:value-type="string" office:string-value="{worldX = 19, worldY = 21, posX = 47, posY = 155, posZ = 1}, ">
            <text:p>{worldX = 19, worldY = 21, posX = 47, posY = 155, posZ = 1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country club</text:p>
          </table:table-cell>
          <table:table-cell/>
          <table:table-cell office:value-type="float" office:value="621">
            <text:p>62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623];&quot;-- &quot;;[.B623];&quot;,&quot;;[.C623];&quot; ID:&quot;;[.I623])" office:value-type="string" office:string-value="{worldX = 19, worldY = 21, posX = 47, posY = 155, posZ = 1}, -- Riverside Adjacent,  country club bakery, kitchen ID:621">
            <text:p>{worldX = 19, worldY = 21, posX = 47, posY = 155, posZ = 1}, -- Riverside Adjacent, <text:s/>country club bakery, kitchen ID:621</text:p>
          </table:table-cell>
          <table:table-cell table:formula="of:=MID([.D623];SEARCH(&quot;worldX = &quot;;[.D623])+9;(SEARCH(&quot;worldY = &quot;;[.D623])-SEARCH(&quot;worldX = &quot;;[.D623])-11))" office:value-type="string" office:string-value="19">
            <text:p>19</text:p>
          </table:table-cell>
          <table:table-cell table:formula="of:=MID([.D623];SEARCH(&quot;worldY = &quot;;[.D623])+9;(SEARCH(&quot;posX = &quot;;[.D623])-SEARCH(&quot;worldY = &quot;;[.D623])-11))" office:value-type="string" office:string-value="21">
            <text:p>21</text:p>
          </table:table-cell>
          <table:table-cell table:formula="of:=MID([.D623];(SEARCH(&quot;posX = &quot;;[.D623])+7);(SEARCH(&quot;,&quot;;[.D623];SEARCH(&quot;posX&quot;;[.D623]))-SEARCH(&quot;posX = &quot;;[.D623])-7))" office:value-type="string" office:string-value="47">
            <text:p>47</text:p>
          </table:table-cell>
          <table:table-cell table:formula="of:=IF(LEN([.D623])&lt;60;MID([.D623];(SEARCH(&quot;posY = &quot;;[.D623])+7);(SEARCH(&quot;}&quot;;[.D623];SEARCH(&quot;posY&quot;;[.D623]))-SEARCH(&quot;posY = &quot;;[.D623])-7));MID([.D628];(SEARCH(&quot;posY = &quot;;[.D628])+7);(SEARCH(&quot;}&quot;;[.D628];SEARCH(&quot;posY&quot;;[.D628]))-SEARCH(&quot;posY = &quot;;[.D628])-7)))" office:value-type="string" office:string-value="79">
            <text:p>79</text:p>
          </table:table-cell>
          <table:table-cell table:formula="of:=MID([.D623];SEARCH(&quot;posZ = &quot;;[.D623])+7;(SEARCH(&quot;}&quot;;[.D623])-SEARCH(&quot;posZ = &quot;;[.D623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52, posY = 127, posZ = 1}, -- <text:s/>country club , hotel</text:p>
          </table:table-cell>
          <table:table-cell office:value-type="string">
            <text:p>Riverside Adjacent</text:p>
          </table:table-cell>
          <table:table-cell table:formula="of:=MID([.A624];SEARCH(&quot;--&quot;;[.A624])+2;256)" office:value-type="string" office:string-value="  country club , hotel">
            <text:p><text:s text:c="2"/>country club , hotel</text:p>
          </table:table-cell>
          <table:table-cell table:formula="of:=MID([.A624];1;SEARCH(&quot;--&quot;;[.A624])-1)" office:value-type="string" office:string-value="{worldX = 19, worldY = 21, posX = 52, posY = 127, posZ = 1}, ">
            <text:p>{worldX = 19, worldY = 21, posX = 52, posY = 127, posZ = 1}, </text:p>
          </table:table-cell>
          <table:table-cell office:value-type="string">
            <text:p>Business</text:p>
          </table:table-cell>
          <table:table-cell office:value-type="string">
            <text:p>Hotel Room</text:p>
          </table:table-cell>
          <table:table-cell office:value-type="string">
            <text:p>country club</text:p>
          </table:table-cell>
          <table:table-cell/>
          <table:table-cell office:value-type="float" office:value="622">
            <text:p>622</text:p>
          </table:table-cell>
          <table:table-cell table:number-columns-repeated="22"/>
          <table:table-cell table:formula="of:=CONCATENATE([.D624];&quot;-- &quot;;[.B624];&quot;,&quot;;[.C624];&quot; ID:&quot;;[.I624])" office:value-type="string" office:string-value="{worldX = 19, worldY = 21, posX = 52, posY = 127, posZ = 1}, -- Riverside Adjacent,  country club , hotel ID:622">
            <text:p>{worldX = 19, worldY = 21, posX = 52, posY = 127, posZ = 1}, -- Riverside Adjacent, <text:s/>country club , hotel ID:622</text:p>
          </table:table-cell>
          <table:table-cell table:formula="of:=MID([.D624];SEARCH(&quot;worldX = &quot;;[.D624])+9;(SEARCH(&quot;worldY = &quot;;[.D624])-SEARCH(&quot;worldX = &quot;;[.D624])-11))" office:value-type="string" office:string-value="19">
            <text:p>19</text:p>
          </table:table-cell>
          <table:table-cell table:formula="of:=MID([.D624];SEARCH(&quot;worldY = &quot;;[.D624])+9;(SEARCH(&quot;posX = &quot;;[.D624])-SEARCH(&quot;worldY = &quot;;[.D624])-11))" office:value-type="string" office:string-value="21">
            <text:p>21</text:p>
          </table:table-cell>
          <table:table-cell table:formula="of:=MID([.D624];(SEARCH(&quot;posX = &quot;;[.D624])+7);(SEARCH(&quot;,&quot;;[.D624];SEARCH(&quot;posX&quot;;[.D624]))-SEARCH(&quot;posX = &quot;;[.D624])-7))" office:value-type="string" office:string-value="52">
            <text:p>52</text:p>
          </table:table-cell>
          <table:table-cell table:formula="of:=IF(LEN([.D624])&lt;60;MID([.D624];(SEARCH(&quot;posY = &quot;;[.D624])+7);(SEARCH(&quot;}&quot;;[.D624];SEARCH(&quot;posY&quot;;[.D624]))-SEARCH(&quot;posY = &quot;;[.D624])-7));MID([.D629];(SEARCH(&quot;posY = &quot;;[.D629])+7);(SEARCH(&quot;}&quot;;[.D629];SEARCH(&quot;posY&quot;;[.D629]))-SEARCH(&quot;posY = &quot;;[.D629])-7)))" office:value-type="string" office:string-value="129">
            <text:p>129</text:p>
          </table:table-cell>
          <table:table-cell table:formula="of:=MID([.D624];SEARCH(&quot;posZ = &quot;;[.D624])+7;(SEARCH(&quot;}&quot;;[.D624])-SEARCH(&quot;posZ = &quot;;[.D624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289, posY = 222}, -- <text:s/>country club <text:s/>maintainence garage</text:p>
          </table:table-cell>
          <table:table-cell office:value-type="string">
            <text:p>Riverside Adjacent</text:p>
          </table:table-cell>
          <table:table-cell table:formula="of:=MID([.A625];SEARCH(&quot;--&quot;;[.A625])+2;256)" office:value-type="string" office:string-value="  country club  maintainence garage">
            <text:p><text:s text:c="2"/>country club <text:s/>maintainence garage</text:p>
          </table:table-cell>
          <table:table-cell table:formula="of:=MID([.A625];1;SEARCH(&quot;--&quot;;[.A625])-1)" office:value-type="string" office:string-value="{worldX = 19, worldY = 21, posX = 289, posY = 222}, ">
            <text:p>{worldX = 19, worldY = 21, posX = 289, posY = 222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country club</text:p>
          </table:table-cell>
          <table:table-cell/>
          <table:table-cell office:value-type="float" office:value="623">
            <text:p>623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formula="of:=CONCATENATE([.D625];&quot;-- &quot;;[.B625];&quot;,&quot;;[.C625];&quot; ID:&quot;;[.I625])" office:value-type="string" office:string-value="{worldX = 19, worldY = 21, posX = 289, posY = 222}, -- Riverside Adjacent,  country club  maintainence garage ID:623">
            <text:p>{worldX = 19, worldY = 21, posX = 289, posY = 222}, -- Riverside Adjacent, <text:s/>country club <text:s/>maintainence garage ID:623</text:p>
          </table:table-cell>
          <table:table-cell table:formula="of:=MID([.D625];SEARCH(&quot;worldX = &quot;;[.D625])+9;(SEARCH(&quot;worldY = &quot;;[.D625])-SEARCH(&quot;worldX = &quot;;[.D625])-11))" office:value-type="string" office:string-value="19">
            <text:p>19</text:p>
          </table:table-cell>
          <table:table-cell table:formula="of:=MID([.D625];SEARCH(&quot;worldY = &quot;;[.D625])+9;(SEARCH(&quot;posX = &quot;;[.D625])-SEARCH(&quot;worldY = &quot;;[.D625])-11))" office:value-type="string" office:string-value="21">
            <text:p>21</text:p>
          </table:table-cell>
          <table:table-cell table:formula="of:=MID([.D625];(SEARCH(&quot;posX = &quot;;[.D625])+7);(SEARCH(&quot;,&quot;;[.D625];SEARCH(&quot;posX&quot;;[.D625]))-SEARCH(&quot;posX = &quot;;[.D625])-7))" office:value-type="string" office:string-value="289">
            <text:p>289</text:p>
          </table:table-cell>
          <table:table-cell table:formula="of:=IF(LEN([.D625])&lt;60;MID([.D625];(SEARCH(&quot;posY = &quot;;[.D625])+7);(SEARCH(&quot;}&quot;;[.D625];SEARCH(&quot;posY&quot;;[.D625]))-SEARCH(&quot;posY = &quot;;[.D625])-7));MID([.D630];(SEARCH(&quot;posY = &quot;;[.D630])+7);(SEARCH(&quot;}&quot;;[.D630];SEARCH(&quot;posY&quot;;[.D630]))-SEARCH(&quot;posY = &quot;;[.D630])-7)))" office:value-type="string" office:string-value="222">
            <text:p>222</text:p>
          </table:table-cell>
          <table:table-cell table:formula="of:=MID([.D625];SEARCH(&quot;posZ = &quot;;[.D625])+7;(SEARCH(&quot;}&quot;;[.D625])-SEARCH(&quot;posZ = &quot;;[.D6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21, posX = 263, posY = 222}, -- <text:s/>country club , maintainence office</text:p>
          </table:table-cell>
          <table:table-cell office:value-type="string">
            <text:p>Riverside Adjacent</text:p>
          </table:table-cell>
          <table:table-cell table:formula="of:=MID([.A626];SEARCH(&quot;--&quot;;[.A626])+2;256)" office:value-type="string" office:string-value="  country club , maintainence office">
            <text:p><text:s text:c="2"/>country club , maintainence office</text:p>
          </table:table-cell>
          <table:table-cell table:formula="of:=MID([.A626];1;SEARCH(&quot;--&quot;;[.A626])-1)" office:value-type="string" office:string-value="{worldX = 19, worldY = 21, posX = 263, posY = 222}, ">
            <text:p>{worldX = 19, worldY = 21, posX = 263, posY = 222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country club</text:p>
          </table:table-cell>
          <table:table-cell/>
          <table:table-cell office:value-type="float" office:value="624">
            <text:p>62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formula="of:=CONCATENATE([.D626];&quot;-- &quot;;[.B626];&quot;,&quot;;[.C626];&quot; ID:&quot;;[.I626])" office:value-type="string" office:string-value="{worldX = 19, worldY = 21, posX = 263, posY = 222}, -- Riverside Adjacent,  country club , maintainence office ID:624">
            <text:p>{worldX = 19, worldY = 21, posX = 263, posY = 222}, -- Riverside Adjacent, <text:s/>country club , maintainence office ID:624</text:p>
          </table:table-cell>
          <table:table-cell table:formula="of:=MID([.D626];SEARCH(&quot;worldX = &quot;;[.D626])+9;(SEARCH(&quot;worldY = &quot;;[.D626])-SEARCH(&quot;worldX = &quot;;[.D626])-11))" office:value-type="string" office:string-value="19">
            <text:p>19</text:p>
          </table:table-cell>
          <table:table-cell table:formula="of:=MID([.D626];SEARCH(&quot;worldY = &quot;;[.D626])+9;(SEARCH(&quot;posX = &quot;;[.D626])-SEARCH(&quot;worldY = &quot;;[.D626])-11))" office:value-type="string" office:string-value="21">
            <text:p>21</text:p>
          </table:table-cell>
          <table:table-cell table:formula="of:=MID([.D626];(SEARCH(&quot;posX = &quot;;[.D626])+7);(SEARCH(&quot;,&quot;;[.D626];SEARCH(&quot;posX&quot;;[.D626]))-SEARCH(&quot;posX = &quot;;[.D626])-7))" office:value-type="string" office:string-value="263">
            <text:p>263</text:p>
          </table:table-cell>
          <table:table-cell table:formula="of:=IF(LEN([.D626])&lt;60;MID([.D626];(SEARCH(&quot;posY = &quot;;[.D626])+7);(SEARCH(&quot;}&quot;;[.D626];SEARCH(&quot;posY&quot;;[.D626]))-SEARCH(&quot;posY = &quot;;[.D626])-7));MID([.D631];(SEARCH(&quot;posY = &quot;;[.D631])+7);(SEARCH(&quot;}&quot;;[.D631];SEARCH(&quot;posY&quot;;[.D631]))-SEARCH(&quot;posY = &quot;;[.D631])-7)))" office:value-type="string" office:string-value="222">
            <text:p>222</text:p>
          </table:table-cell>
          <table:table-cell table:formula="of:=MID([.D626];SEARCH(&quot;posZ = &quot;;[.D626])+7;(SEARCH(&quot;}&quot;;[.D626])-SEARCH(&quot;posZ = &quot;;[.D6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21, posX = 176, posY = 76}, -- <text:s/>country club, central cafe</text:p>
          </table:table-cell>
          <table:table-cell office:value-type="string">
            <text:p>Riverside Adjacent</text:p>
          </table:table-cell>
          <table:table-cell table:formula="of:=MID([.A627];SEARCH(&quot;--&quot;;[.A627])+2;256)" office:value-type="string" office:string-value="  country club, central cafe">
            <text:p><text:s text:c="2"/>country club, central cafe</text:p>
          </table:table-cell>
          <table:table-cell table:formula="of:=MID([.A627];1;SEARCH(&quot;--&quot;;[.A627])-1)" office:value-type="string" office:string-value="{worldX = 20, worldY = 21, posX = 176, posY = 76}, ">
            <text:p>{worldX = 20, worldY = 21, posX = 176, posY = 76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country club</text:p>
          </table:table-cell>
          <table:table-cell/>
          <table:table-cell office:value-type="float" office:value="625">
            <text:p>625</text:p>
          </table:table-cell>
          <table:table-cell table:number-columns-repeated="22"/>
          <table:table-cell table:formula="of:=CONCATENATE([.D627];&quot;-- &quot;;[.B627];&quot;,&quot;;[.C627];&quot; ID:&quot;;[.I627])" office:value-type="string" office:string-value="{worldX = 20, worldY = 21, posX = 176, posY = 76}, -- Riverside Adjacent,  country club, central cafe ID:625">
            <text:p>{worldX = 20, worldY = 21, posX = 176, posY = 76}, -- Riverside Adjacent, <text:s/>country club, central cafe ID:625</text:p>
          </table:table-cell>
          <table:table-cell table:formula="of:=MID([.D627];SEARCH(&quot;worldX = &quot;;[.D627])+9;(SEARCH(&quot;worldY = &quot;;[.D627])-SEARCH(&quot;worldX = &quot;;[.D627])-11))" office:value-type="string" office:string-value="20">
            <text:p>20</text:p>
          </table:table-cell>
          <table:table-cell table:formula="of:=MID([.D627];SEARCH(&quot;worldY = &quot;;[.D627])+9;(SEARCH(&quot;posX = &quot;;[.D627])-SEARCH(&quot;worldY = &quot;;[.D627])-11))" office:value-type="string" office:string-value="21">
            <text:p>21</text:p>
          </table:table-cell>
          <table:table-cell table:formula="of:=MID([.D627];(SEARCH(&quot;posX = &quot;;[.D627])+7);(SEARCH(&quot;,&quot;;[.D627];SEARCH(&quot;posX&quot;;[.D627]))-SEARCH(&quot;posX = &quot;;[.D627])-7))" office:value-type="string" office:string-value="176">
            <text:p>176</text:p>
          </table:table-cell>
          <table:table-cell table:formula="of:=IF(LEN([.D627])&lt;60;MID([.D627];(SEARCH(&quot;posY = &quot;;[.D627])+7);(SEARCH(&quot;}&quot;;[.D627];SEARCH(&quot;posY&quot;;[.D627]))-SEARCH(&quot;posY = &quot;;[.D627])-7));MID([.D632];(SEARCH(&quot;posY = &quot;;[.D632])+7);(SEARCH(&quot;}&quot;;[.D632];SEARCH(&quot;posY&quot;;[.D632]))-SEARCH(&quot;posY = &quot;;[.D632])-7)))" office:value-type="string" office:string-value="76">
            <text:p>76</text:p>
          </table:table-cell>
          <table:table-cell table:formula="of:=MID([.D627];SEARCH(&quot;posZ = &quot;;[.D627])+7;(SEARCH(&quot;}&quot;;[.D627])-SEARCH(&quot;posZ = &quot;;[.D6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21, posX = 184, posY = 79}, -- <text:s/>country club, central cafe, kitchen</text:p>
          </table:table-cell>
          <table:table-cell office:value-type="string">
            <text:p>Riverside Adjacent</text:p>
          </table:table-cell>
          <table:table-cell table:formula="of:=MID([.A628];SEARCH(&quot;--&quot;;[.A628])+2;256)" office:value-type="string" office:string-value="  country club, central cafe, kitchen">
            <text:p><text:s text:c="2"/>country club, central cafe, kitchen</text:p>
          </table:table-cell>
          <table:table-cell table:formula="of:=MID([.A628];1;SEARCH(&quot;--&quot;;[.A628])-1)" office:value-type="string" office:string-value="{worldX = 20, worldY = 21, posX = 184, posY = 79}, ">
            <text:p>{worldX = 20, worldY = 21, posX = 184, posY = 7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country club</text:p>
          </table:table-cell>
          <table:table-cell/>
          <table:table-cell office:value-type="float" office:value="626">
            <text:p>626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628];&quot;-- &quot;;[.B628];&quot;,&quot;;[.C628];&quot; ID:&quot;;[.I628])" office:value-type="string" office:string-value="{worldX = 20, worldY = 21, posX = 184, posY = 79}, -- Riverside Adjacent,  country club, central cafe, kitchen ID:626">
            <text:p>{worldX = 20, worldY = 21, posX = 184, posY = 79}, -- Riverside Adjacent, <text:s/>country club, central cafe, kitchen ID:626</text:p>
          </table:table-cell>
          <table:table-cell table:formula="of:=MID([.D628];SEARCH(&quot;worldX = &quot;;[.D628])+9;(SEARCH(&quot;worldY = &quot;;[.D628])-SEARCH(&quot;worldX = &quot;;[.D628])-11))" office:value-type="string" office:string-value="20">
            <text:p>20</text:p>
          </table:table-cell>
          <table:table-cell table:formula="of:=MID([.D628];SEARCH(&quot;worldY = &quot;;[.D628])+9;(SEARCH(&quot;posX = &quot;;[.D628])-SEARCH(&quot;worldY = &quot;;[.D628])-11))" office:value-type="string" office:string-value="21">
            <text:p>21</text:p>
          </table:table-cell>
          <table:table-cell table:formula="of:=MID([.D628];(SEARCH(&quot;posX = &quot;;[.D628])+7);(SEARCH(&quot;,&quot;;[.D628];SEARCH(&quot;posX&quot;;[.D628]))-SEARCH(&quot;posX = &quot;;[.D628])-7))" office:value-type="string" office:string-value="184">
            <text:p>184</text:p>
          </table:table-cell>
          <table:table-cell table:formula="of:=IF(LEN([.D628])&lt;60;MID([.D628];(SEARCH(&quot;posY = &quot;;[.D628])+7);(SEARCH(&quot;}&quot;;[.D628];SEARCH(&quot;posY&quot;;[.D628]))-SEARCH(&quot;posY = &quot;;[.D628])-7));MID([.D633];(SEARCH(&quot;posY = &quot;;[.D633])+7);(SEARCH(&quot;}&quot;;[.D633];SEARCH(&quot;posY&quot;;[.D633]))-SEARCH(&quot;posY = &quot;;[.D633])-7)))" office:value-type="string" office:string-value="79">
            <text:p>79</text:p>
          </table:table-cell>
          <table:table-cell table:formula="of:=MID([.D628];SEARCH(&quot;posZ = &quot;;[.D628])+7;(SEARCH(&quot;}&quot;;[.D628])-SEARCH(&quot;posZ = &quot;;[.D62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22, posX = 175, posY = 129}, -- <text:s/>country club, house 1</text:p>
          </table:table-cell>
          <table:table-cell office:value-type="string">
            <text:p>Riverside Adjacent</text:p>
          </table:table-cell>
          <table:table-cell table:formula="of:=MID([.A629];SEARCH(&quot;--&quot;;[.A629])+2;256)" office:value-type="string" office:string-value="  country club, house 1">
            <text:p><text:s text:c="2"/>country club, house 1</text:p>
          </table:table-cell>
          <table:table-cell table:formula="of:=MID([.A629];1;SEARCH(&quot;--&quot;;[.A629])-1)" office:value-type="string" office:string-value="{worldX = 20, worldY = 22, posX = 175, posY = 129}, ">
            <text:p>{worldX = 20, worldY = 22, posX = 175, posY = 129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country club</text:p>
          </table:table-cell>
          <table:table-cell/>
          <table:table-cell office:value-type="float" office:value="627">
            <text:p>627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CONCATENATE([.D629];&quot;-- &quot;;[.B629];&quot;,&quot;;[.C629];&quot; ID:&quot;;[.I629])" office:value-type="string" office:string-value="{worldX = 20, worldY = 22, posX = 175, posY = 129}, -- Riverside Adjacent,  country club, house 1 ID:627">
            <text:p>{worldX = 20, worldY = 22, posX = 175, posY = 129}, -- Riverside Adjacent, <text:s/>country club, house 1 ID:627</text:p>
          </table:table-cell>
          <table:table-cell table:formula="of:=MID([.D629];SEARCH(&quot;worldX = &quot;;[.D629])+9;(SEARCH(&quot;worldY = &quot;;[.D629])-SEARCH(&quot;worldX = &quot;;[.D629])-11))" office:value-type="string" office:string-value="20">
            <text:p>20</text:p>
          </table:table-cell>
          <table:table-cell table:formula="of:=MID([.D629];SEARCH(&quot;worldY = &quot;;[.D629])+9;(SEARCH(&quot;posX = &quot;;[.D629])-SEARCH(&quot;worldY = &quot;;[.D629])-11))" office:value-type="string" office:string-value="22">
            <text:p>22</text:p>
          </table:table-cell>
          <table:table-cell table:formula="of:=MID([.D629];(SEARCH(&quot;posX = &quot;;[.D629])+7);(SEARCH(&quot;,&quot;;[.D629];SEARCH(&quot;posX&quot;;[.D629]))-SEARCH(&quot;posX = &quot;;[.D629])-7))" office:value-type="string" office:string-value="175">
            <text:p>175</text:p>
          </table:table-cell>
          <table:table-cell table:formula="of:=IF(LEN([.D629])&lt;60;MID([.D629];(SEARCH(&quot;posY = &quot;;[.D629])+7);(SEARCH(&quot;}&quot;;[.D629];SEARCH(&quot;posY&quot;;[.D629]))-SEARCH(&quot;posY = &quot;;[.D629])-7));MID([.D634];(SEARCH(&quot;posY = &quot;;[.D634])+7);(SEARCH(&quot;}&quot;;[.D634];SEARCH(&quot;posY&quot;;[.D634]))-SEARCH(&quot;posY = &quot;;[.D634])-7)))" office:value-type="string" office:string-value="129">
            <text:p>129</text:p>
          </table:table-cell>
          <table:table-cell table:formula="of:=MID([.D629];SEARCH(&quot;posZ = &quot;;[.D629])+7;(SEARCH(&quot;}&quot;;[.D629])-SEARCH(&quot;posZ = &quot;;[.D6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22, posX = 175, posY = 44}, -- <text:s/>country club, house 2</text:p>
          </table:table-cell>
          <table:table-cell office:value-type="string">
            <text:p>Riverside Adjacent</text:p>
          </table:table-cell>
          <table:table-cell table:formula="of:=MID([.A630];SEARCH(&quot;--&quot;;[.A630])+2;256)" office:value-type="string" office:string-value="  country club, house 2">
            <text:p><text:s text:c="2"/>country club, house 2</text:p>
          </table:table-cell>
          <table:table-cell table:formula="of:=MID([.A630];1;SEARCH(&quot;--&quot;;[.A630])-1)" office:value-type="string" office:string-value="{worldX = 20, worldY = 22, posX = 175, posY = 44}, ">
            <text:p>{worldX = 20, worldY = 22, posX = 175, posY = 4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country club</text:p>
          </table:table-cell>
          <table:table-cell/>
          <table:table-cell office:value-type="float" office:value="628">
            <text:p>62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table:formula="of:=CONCATENATE([.D630];&quot;-- &quot;;[.B630];&quot;,&quot;;[.C630];&quot; ID:&quot;;[.I630])" office:value-type="string" office:string-value="{worldX = 20, worldY = 22, posX = 175, posY = 44}, -- Riverside Adjacent,  country club, house 2 ID:628">
            <text:p>{worldX = 20, worldY = 22, posX = 175, posY = 44}, -- Riverside Adjacent, <text:s/>country club, house 2 ID:628</text:p>
          </table:table-cell>
          <table:table-cell table:formula="of:=MID([.D630];SEARCH(&quot;worldX = &quot;;[.D630])+9;(SEARCH(&quot;worldY = &quot;;[.D630])-SEARCH(&quot;worldX = &quot;;[.D630])-11))" office:value-type="string" office:string-value="20">
            <text:p>20</text:p>
          </table:table-cell>
          <table:table-cell table:formula="of:=MID([.D630];SEARCH(&quot;worldY = &quot;;[.D630])+9;(SEARCH(&quot;posX = &quot;;[.D630])-SEARCH(&quot;worldY = &quot;;[.D630])-11))" office:value-type="string" office:string-value="22">
            <text:p>22</text:p>
          </table:table-cell>
          <table:table-cell table:formula="of:=MID([.D630];(SEARCH(&quot;posX = &quot;;[.D630])+7);(SEARCH(&quot;,&quot;;[.D630];SEARCH(&quot;posX&quot;;[.D630]))-SEARCH(&quot;posX = &quot;;[.D630])-7))" office:value-type="string" office:string-value="175">
            <text:p>175</text:p>
          </table:table-cell>
          <table:table-cell table:formula="of:=IF(LEN([.D630])&lt;60;MID([.D630];(SEARCH(&quot;posY = &quot;;[.D630])+7);(SEARCH(&quot;}&quot;;[.D630];SEARCH(&quot;posY&quot;;[.D630]))-SEARCH(&quot;posY = &quot;;[.D630])-7));MID([.D635];(SEARCH(&quot;posY = &quot;;[.D635])+7);(SEARCH(&quot;}&quot;;[.D635];SEARCH(&quot;posY&quot;;[.D635]))-SEARCH(&quot;posY = &quot;;[.D635])-7)))" office:value-type="string" office:string-value="44">
            <text:p>44</text:p>
          </table:table-cell>
          <table:table-cell table:formula="of:=MID([.D630];SEARCH(&quot;posZ = &quot;;[.D630])+7;(SEARCH(&quot;}&quot;;[.D630])-SEARCH(&quot;posZ = &quot;;[.D6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76, posY = 114}, -- <text:s/>gas station</text:p>
          </table:table-cell>
          <table:table-cell office:value-type="string">
            <text:p>Isolated Areas</text:p>
          </table:table-cell>
          <table:table-cell table:formula="of:=MID([.A631];SEARCH(&quot;--&quot;;[.A631])+2;256)" office:value-type="string" office:string-value="  gas station">
            <text:p><text:s text:c="2"/>gas station</text:p>
          </table:table-cell>
          <table:table-cell table:formula="of:=MID([.A631];1;SEARCH(&quot;--&quot;;[.A631])-1)" office:value-type="string" office:string-value="{worldX = 18, worldY = 32, posX = 76, posY = 114}, ">
            <text:p>{worldX = 18, worldY = 32, posX = 76, posY = 114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29">
            <text:p>629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CONCATENATE([.D631];&quot;-- &quot;;[.B631];&quot;,&quot;;[.C631];&quot; ID:&quot;;[.I631])" office:value-type="string" office:string-value="{worldX = 18, worldY = 32, posX = 76, posY = 114}, -- Isolated Areas,  gas station ID:629">
            <text:p>{worldX = 18, worldY = 32, posX = 76, posY = 114}, -- Isolated Areas, <text:s/>gas station ID:629</text:p>
          </table:table-cell>
          <table:table-cell table:formula="of:=MID([.D631];SEARCH(&quot;worldX = &quot;;[.D631])+9;(SEARCH(&quot;worldY = &quot;;[.D631])-SEARCH(&quot;worldX = &quot;;[.D631])-11))" office:value-type="string" office:string-value="18">
            <text:p>18</text:p>
          </table:table-cell>
          <table:table-cell table:formula="of:=MID([.D631];SEARCH(&quot;worldY = &quot;;[.D631])+9;(SEARCH(&quot;posX = &quot;;[.D631])-SEARCH(&quot;worldY = &quot;;[.D631])-11))" office:value-type="string" office:string-value="32">
            <text:p>32</text:p>
          </table:table-cell>
          <table:table-cell table:formula="of:=MID([.D631];(SEARCH(&quot;posX = &quot;;[.D631])+7);(SEARCH(&quot;,&quot;;[.D631];SEARCH(&quot;posX&quot;;[.D631]))-SEARCH(&quot;posX = &quot;;[.D631])-7))" office:value-type="string" office:string-value="76">
            <text:p>76</text:p>
          </table:table-cell>
          <table:table-cell table:formula="of:=IF(LEN([.D631])&lt;60;MID([.D631];(SEARCH(&quot;posY = &quot;;[.D631])+7);(SEARCH(&quot;}&quot;;[.D631];SEARCH(&quot;posY&quot;;[.D631]))-SEARCH(&quot;posY = &quot;;[.D631])-7));MID([.D636];(SEARCH(&quot;posY = &quot;;[.D636])+7);(SEARCH(&quot;}&quot;;[.D636];SEARCH(&quot;posY&quot;;[.D636]))-SEARCH(&quot;posY = &quot;;[.D636])-7)))" office:value-type="string" office:string-value="114">
            <text:p>114</text:p>
          </table:table-cell>
          <table:table-cell table:formula="of:=MID([.D631];SEARCH(&quot;posZ = &quot;;[.D631])+7;(SEARCH(&quot;}&quot;;[.D631])-SEARCH(&quot;posZ = &quot;;[.D6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71, posY = 80}, -- <text:s/>laundromat</text:p>
          </table:table-cell>
          <table:table-cell office:value-type="string">
            <text:p>Isolated Areas</text:p>
          </table:table-cell>
          <table:table-cell table:formula="of:=MID([.A632];SEARCH(&quot;--&quot;;[.A632])+2;256)" office:value-type="string" office:string-value="  laundromat">
            <text:p><text:s text:c="2"/>laundromat</text:p>
          </table:table-cell>
          <table:table-cell table:formula="of:=MID([.A632];1;SEARCH(&quot;--&quot;;[.A632])-1)" office:value-type="string" office:string-value="{worldX = 18, worldY = 32, posX = 71, posY = 80}, ">
            <text:p>{worldX = 18, worldY = 32, posX = 71, posY = 80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6"/>
          <table:table-cell table:formula="of:=CONCATENATE([.D632];&quot;-- &quot;;[.B632];&quot;,&quot;;[.C632];&quot; ID:&quot;;[.I632])" office:value-type="string" office:string-value="{worldX = 18, worldY = 32, posX = 71, posY = 80}, -- Isolated Areas,  laundromat ID:630">
            <text:p>{worldX = 18, worldY = 32, posX = 71, posY = 80}, -- Isolated Areas, <text:s/>laundromat ID:630</text:p>
          </table:table-cell>
          <table:table-cell table:formula="of:=MID([.D632];SEARCH(&quot;worldX = &quot;;[.D632])+9;(SEARCH(&quot;worldY = &quot;;[.D632])-SEARCH(&quot;worldX = &quot;;[.D632])-11))" office:value-type="string" office:string-value="18">
            <text:p>18</text:p>
          </table:table-cell>
          <table:table-cell table:formula="of:=MID([.D632];SEARCH(&quot;worldY = &quot;;[.D632])+9;(SEARCH(&quot;posX = &quot;;[.D632])-SEARCH(&quot;worldY = &quot;;[.D632])-11))" office:value-type="string" office:string-value="32">
            <text:p>32</text:p>
          </table:table-cell>
          <table:table-cell table:formula="of:=MID([.D632];(SEARCH(&quot;posX = &quot;;[.D632])+7);(SEARCH(&quot;,&quot;;[.D632];SEARCH(&quot;posX&quot;;[.D632]))-SEARCH(&quot;posX = &quot;;[.D632])-7))" office:value-type="string" office:string-value="71">
            <text:p>71</text:p>
          </table:table-cell>
          <table:table-cell table:formula="of:=IF(LEN([.D632])&lt;60;MID([.D632];(SEARCH(&quot;posY = &quot;;[.D632])+7);(SEARCH(&quot;}&quot;;[.D632];SEARCH(&quot;posY&quot;;[.D632]))-SEARCH(&quot;posY = &quot;;[.D632])-7));MID([.D637];(SEARCH(&quot;posY = &quot;;[.D637])+7);(SEARCH(&quot;}&quot;;[.D637];SEARCH(&quot;posY&quot;;[.D637]))-SEARCH(&quot;posY = &quot;;[.D637])-7)))" office:value-type="string" office:string-value="80">
            <text:p>80</text:p>
          </table:table-cell>
          <table:table-cell table:formula="of:=MID([.D632];SEARCH(&quot;posZ = &quot;;[.D632])+7;(SEARCH(&quot;}&quot;;[.D632])-SEARCH(&quot;posZ = &quot;;[.D6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71, posY = 68}, -- <text:s/>autoshop lobby</text:p>
          </table:table-cell>
          <table:table-cell office:value-type="string">
            <text:p>Isolated Areas</text:p>
          </table:table-cell>
          <table:table-cell table:formula="of:=MID([.A633];SEARCH(&quot;--&quot;;[.A633])+2;256)" office:value-type="string" office:string-value="  autoshop lobby">
            <text:p><text:s text:c="2"/>autoshop lobby</text:p>
          </table:table-cell>
          <table:table-cell table:formula="of:=MID([.A633];1;SEARCH(&quot;--&quot;;[.A633])-1)" office:value-type="string" office:string-value="{worldX = 18, worldY = 32, posX = 71, posY = 68}, ">
            <text:p>{worldX = 18, worldY = 32, posX = 71, posY = 68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1">
            <text:p>63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CONCATENATE([.D633];&quot;-- &quot;;[.B633];&quot;,&quot;;[.C633];&quot; ID:&quot;;[.I633])" office:value-type="string" office:string-value="{worldX = 18, worldY = 32, posX = 71, posY = 68}, -- Isolated Areas,  autoshop lobby ID:631">
            <text:p>{worldX = 18, worldY = 32, posX = 71, posY = 68}, -- Isolated Areas, <text:s/>autoshop lobby ID:631</text:p>
          </table:table-cell>
          <table:table-cell table:formula="of:=MID([.D633];SEARCH(&quot;worldX = &quot;;[.D633])+9;(SEARCH(&quot;worldY = &quot;;[.D633])-SEARCH(&quot;worldX = &quot;;[.D633])-11))" office:value-type="string" office:string-value="18">
            <text:p>18</text:p>
          </table:table-cell>
          <table:table-cell table:formula="of:=MID([.D633];SEARCH(&quot;worldY = &quot;;[.D633])+9;(SEARCH(&quot;posX = &quot;;[.D633])-SEARCH(&quot;worldY = &quot;;[.D633])-11))" office:value-type="string" office:string-value="32">
            <text:p>32</text:p>
          </table:table-cell>
          <table:table-cell table:formula="of:=MID([.D633];(SEARCH(&quot;posX = &quot;;[.D633])+7);(SEARCH(&quot;,&quot;;[.D633];SEARCH(&quot;posX&quot;;[.D633]))-SEARCH(&quot;posX = &quot;;[.D633])-7))" office:value-type="string" office:string-value="71">
            <text:p>71</text:p>
          </table:table-cell>
          <table:table-cell table:formula="of:=IF(LEN([.D633])&lt;60;MID([.D633];(SEARCH(&quot;posY = &quot;;[.D633])+7);(SEARCH(&quot;}&quot;;[.D633];SEARCH(&quot;posY&quot;;[.D633]))-SEARCH(&quot;posY = &quot;;[.D633])-7));MID([.D638];(SEARCH(&quot;posY = &quot;;[.D638])+7);(SEARCH(&quot;}&quot;;[.D638];SEARCH(&quot;posY&quot;;[.D638]))-SEARCH(&quot;posY = &quot;;[.D638])-7)))" office:value-type="string" office:string-value="68">
            <text:p>68</text:p>
          </table:table-cell>
          <table:table-cell table:formula="of:=MID([.D633];SEARCH(&quot;posZ = &quot;;[.D633])+7;(SEARCH(&quot;}&quot;;[.D633])-SEARCH(&quot;posZ = &quot;;[.D6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70, posY = 58}, -- <text:s/>autoshop workfloor</text:p>
          </table:table-cell>
          <table:table-cell office:value-type="string">
            <text:p>Isolated Areas</text:p>
          </table:table-cell>
          <table:table-cell table:formula="of:=MID([.A634];SEARCH(&quot;--&quot;;[.A634])+2;256)" office:value-type="string" office:string-value="  autoshop workfloor">
            <text:p><text:s text:c="2"/>autoshop workfloor</text:p>
          </table:table-cell>
          <table:table-cell table:formula="of:=MID([.A634];1;SEARCH(&quot;--&quot;;[.A634])-1)" office:value-type="string" office:string-value="{worldX = 18, worldY = 32, posX = 70, posY = 58}, ">
            <text:p>{worldX = 18, worldY = 32, posX = 70, posY = 58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2">
            <text:p>632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CONCATENATE([.D634];&quot;-- &quot;;[.B634];&quot;,&quot;;[.C634];&quot; ID:&quot;;[.I634])" office:value-type="string" office:string-value="{worldX = 18, worldY = 32, posX = 70, posY = 58}, -- Isolated Areas,  autoshop workfloor ID:632">
            <text:p>{worldX = 18, worldY = 32, posX = 70, posY = 58}, -- Isolated Areas, <text:s/>autoshop workfloor ID:632</text:p>
          </table:table-cell>
          <table:table-cell table:formula="of:=MID([.D634];SEARCH(&quot;worldX = &quot;;[.D634])+9;(SEARCH(&quot;worldY = &quot;;[.D634])-SEARCH(&quot;worldX = &quot;;[.D634])-11))" office:value-type="string" office:string-value="18">
            <text:p>18</text:p>
          </table:table-cell>
          <table:table-cell table:formula="of:=MID([.D634];SEARCH(&quot;worldY = &quot;;[.D634])+9;(SEARCH(&quot;posX = &quot;;[.D634])-SEARCH(&quot;worldY = &quot;;[.D634])-11))" office:value-type="string" office:string-value="32">
            <text:p>32</text:p>
          </table:table-cell>
          <table:table-cell table:formula="of:=MID([.D634];(SEARCH(&quot;posX = &quot;;[.D634])+7);(SEARCH(&quot;,&quot;;[.D634];SEARCH(&quot;posX&quot;;[.D634]))-SEARCH(&quot;posX = &quot;;[.D634])-7))" office:value-type="string" office:string-value="70">
            <text:p>70</text:p>
          </table:table-cell>
          <table:table-cell table:formula="of:=IF(LEN([.D634])&lt;60;MID([.D634];(SEARCH(&quot;posY = &quot;;[.D634])+7);(SEARCH(&quot;}&quot;;[.D634];SEARCH(&quot;posY&quot;;[.D634]))-SEARCH(&quot;posY = &quot;;[.D634])-7));MID([.D639];(SEARCH(&quot;posY = &quot;;[.D639])+7);(SEARCH(&quot;}&quot;;[.D639];SEARCH(&quot;posY&quot;;[.D639]))-SEARCH(&quot;posY = &quot;;[.D639])-7)))" office:value-type="string" office:string-value="58">
            <text:p>58</text:p>
          </table:table-cell>
          <table:table-cell table:formula="of:=MID([.D634];SEARCH(&quot;posZ = &quot;;[.D634])+7;(SEARCH(&quot;}&quot;;[.D634])-SEARCH(&quot;posZ = &quot;;[.D6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39, posY = 83}, -- <text:s/>offices</text:p>
          </table:table-cell>
          <table:table-cell office:value-type="string">
            <text:p>Isolated Areas</text:p>
          </table:table-cell>
          <table:table-cell table:formula="of:=MID([.A635];SEARCH(&quot;--&quot;;[.A635])+2;256)" office:value-type="string" office:string-value="  offices">
            <text:p><text:s text:c="2"/>offices</text:p>
          </table:table-cell>
          <table:table-cell table:formula="of:=MID([.A635];1;SEARCH(&quot;--&quot;;[.A635])-1)" office:value-type="string" office:string-value="{worldX = 18, worldY = 32, posX = 39, posY = 83}, ">
            <text:p>{worldX = 18, worldY = 32, posX = 39, posY = 83}, </text:p>
          </table:table-cell>
          <table:table-cell office:value-type="string">
            <text:p>Business</text:p>
          </table:table-cell>
          <table:table-cell office:value-type="string">
            <text:p>Office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3">
            <text:p>633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CONCATENATE([.D635];&quot;-- &quot;;[.B635];&quot;,&quot;;[.C635];&quot; ID:&quot;;[.I635])" office:value-type="string" office:string-value="{worldX = 18, worldY = 32, posX = 39, posY = 83}, -- Isolated Areas,  offices ID:633">
            <text:p>{worldX = 18, worldY = 32, posX = 39, posY = 83}, -- Isolated Areas, <text:s/>offices ID:633</text:p>
          </table:table-cell>
          <table:table-cell table:formula="of:=MID([.D635];SEARCH(&quot;worldX = &quot;;[.D635])+9;(SEARCH(&quot;worldY = &quot;;[.D635])-SEARCH(&quot;worldX = &quot;;[.D635])-11))" office:value-type="string" office:string-value="18">
            <text:p>18</text:p>
          </table:table-cell>
          <table:table-cell table:formula="of:=MID([.D635];SEARCH(&quot;worldY = &quot;;[.D635])+9;(SEARCH(&quot;posX = &quot;;[.D635])-SEARCH(&quot;worldY = &quot;;[.D635])-11))" office:value-type="string" office:string-value="32">
            <text:p>32</text:p>
          </table:table-cell>
          <table:table-cell table:formula="of:=MID([.D635];(SEARCH(&quot;posX = &quot;;[.D635])+7);(SEARCH(&quot;,&quot;;[.D635];SEARCH(&quot;posX&quot;;[.D635]))-SEARCH(&quot;posX = &quot;;[.D635])-7))" office:value-type="string" office:string-value="39">
            <text:p>39</text:p>
          </table:table-cell>
          <table:table-cell table:formula="of:=IF(LEN([.D635])&lt;60;MID([.D635];(SEARCH(&quot;posY = &quot;;[.D635])+7);(SEARCH(&quot;}&quot;;[.D635];SEARCH(&quot;posY&quot;;[.D635]))-SEARCH(&quot;posY = &quot;;[.D635])-7));MID([.D640];(SEARCH(&quot;posY = &quot;;[.D640])+7);(SEARCH(&quot;}&quot;;[.D640];SEARCH(&quot;posY&quot;;[.D640]))-SEARCH(&quot;posY = &quot;;[.D640])-7)))" office:value-type="string" office:string-value="83">
            <text:p>83</text:p>
          </table:table-cell>
          <table:table-cell table:formula="of:=MID([.D635];SEARCH(&quot;posZ = &quot;;[.D635])+7;(SEARCH(&quot;}&quot;;[.D635])-SEARCH(&quot;posZ = &quot;;[.D6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1, posX = 67, posY = 285}, -- <text:s/>grocery store</text:p>
          </table:table-cell>
          <table:table-cell office:value-type="string">
            <text:p>Isolated Areas</text:p>
          </table:table-cell>
          <table:table-cell table:formula="of:=MID([.A636];SEARCH(&quot;--&quot;;[.A636])+2;256)" office:value-type="string" office:string-value="  grocery store">
            <text:p><text:s text:c="2"/>grocery store</text:p>
          </table:table-cell>
          <table:table-cell table:formula="of:=MID([.A636];1;SEARCH(&quot;--&quot;;[.A636])-1)" office:value-type="string" office:string-value="{worldX = 18, worldY = 31, posX = 67, posY = 285}, ">
            <text:p>{worldX = 18, worldY = 31, posX = 67, posY = 285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4">
            <text:p>63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table:formula="of:=CONCATENATE([.D636];&quot;-- &quot;;[.B636];&quot;,&quot;;[.C636];&quot; ID:&quot;;[.I636])" office:value-type="string" office:string-value="{worldX = 18, worldY = 31, posX = 67, posY = 285}, -- Isolated Areas,  grocery store ID:634">
            <text:p>{worldX = 18, worldY = 31, posX = 67, posY = 285}, -- Isolated Areas, <text:s/>grocery store ID:634</text:p>
          </table:table-cell>
          <table:table-cell table:formula="of:=MID([.D636];SEARCH(&quot;worldX = &quot;;[.D636])+9;(SEARCH(&quot;worldY = &quot;;[.D636])-SEARCH(&quot;worldX = &quot;;[.D636])-11))" office:value-type="string" office:string-value="18">
            <text:p>18</text:p>
          </table:table-cell>
          <table:table-cell table:formula="of:=MID([.D636];SEARCH(&quot;worldY = &quot;;[.D636])+9;(SEARCH(&quot;posX = &quot;;[.D636])-SEARCH(&quot;worldY = &quot;;[.D636])-11))" office:value-type="string" office:string-value="31">
            <text:p>31</text:p>
          </table:table-cell>
          <table:table-cell table:formula="of:=MID([.D636];(SEARCH(&quot;posX = &quot;;[.D636])+7);(SEARCH(&quot;,&quot;;[.D636];SEARCH(&quot;posX&quot;;[.D636]))-SEARCH(&quot;posX = &quot;;[.D636])-7))" office:value-type="string" office:string-value="67">
            <text:p>67</text:p>
          </table:table-cell>
          <table:table-cell table:formula="of:=IF(LEN([.D636])&lt;60;MID([.D636];(SEARCH(&quot;posY = &quot;;[.D636])+7);(SEARCH(&quot;}&quot;;[.D636];SEARCH(&quot;posY&quot;;[.D636]))-SEARCH(&quot;posY = &quot;;[.D636])-7));MID([.D641];(SEARCH(&quot;posY = &quot;;[.D641])+7);(SEARCH(&quot;}&quot;;[.D641];SEARCH(&quot;posY&quot;;[.D641]))-SEARCH(&quot;posY = &quot;;[.D641])-7)))" office:value-type="string" office:string-value="285">
            <text:p>285</text:p>
          </table:table-cell>
          <table:table-cell table:formula="of:=MID([.D636];SEARCH(&quot;posZ = &quot;;[.D636])+7;(SEARCH(&quot;}&quot;;[.D636])-SEARCH(&quot;posZ = &quot;;[.D6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1, posX = 63, posY = 279}, -- <text:s/>grocery store, kitchen 1</text:p>
          </table:table-cell>
          <table:table-cell office:value-type="string">
            <text:p>Isolated Areas</text:p>
          </table:table-cell>
          <table:table-cell table:formula="of:=MID([.A637];SEARCH(&quot;--&quot;;[.A637])+2;256)" office:value-type="string" office:string-value="  grocery store, kitchen 1">
            <text:p><text:s text:c="2"/>grocery store, kitchen 1</text:p>
          </table:table-cell>
          <table:table-cell table:formula="of:=MID([.A637];1;SEARCH(&quot;--&quot;;[.A637])-1)" office:value-type="string" office:string-value="{worldX = 18, worldY = 31, posX = 63, posY = 279}, ">
            <text:p>{worldX = 18, worldY = 31, posX = 63, posY = 27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5">
            <text:p>63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637];&quot;-- &quot;;[.B637];&quot;,&quot;;[.C637];&quot; ID:&quot;;[.I637])" office:value-type="string" office:string-value="{worldX = 18, worldY = 31, posX = 63, posY = 279}, -- Isolated Areas,  grocery store, kitchen 1 ID:635">
            <text:p>{worldX = 18, worldY = 31, posX = 63, posY = 279}, -- Isolated Areas, <text:s/>grocery store, kitchen 1 ID:635</text:p>
          </table:table-cell>
          <table:table-cell table:formula="of:=MID([.D637];SEARCH(&quot;worldX = &quot;;[.D637])+9;(SEARCH(&quot;worldY = &quot;;[.D637])-SEARCH(&quot;worldX = &quot;;[.D637])-11))" office:value-type="string" office:string-value="18">
            <text:p>18</text:p>
          </table:table-cell>
          <table:table-cell table:formula="of:=MID([.D637];SEARCH(&quot;worldY = &quot;;[.D637])+9;(SEARCH(&quot;posX = &quot;;[.D637])-SEARCH(&quot;worldY = &quot;;[.D637])-11))" office:value-type="string" office:string-value="31">
            <text:p>31</text:p>
          </table:table-cell>
          <table:table-cell table:formula="of:=MID([.D637];(SEARCH(&quot;posX = &quot;;[.D637])+7);(SEARCH(&quot;,&quot;;[.D637];SEARCH(&quot;posX&quot;;[.D637]))-SEARCH(&quot;posX = &quot;;[.D637])-7))" office:value-type="string" office:string-value="63">
            <text:p>63</text:p>
          </table:table-cell>
          <table:table-cell table:formula="of:=IF(LEN([.D637])&lt;60;MID([.D637];(SEARCH(&quot;posY = &quot;;[.D637])+7);(SEARCH(&quot;}&quot;;[.D637];SEARCH(&quot;posY&quot;;[.D637]))-SEARCH(&quot;posY = &quot;;[.D637])-7));MID([.D642];(SEARCH(&quot;posY = &quot;;[.D642])+7);(SEARCH(&quot;}&quot;;[.D642];SEARCH(&quot;posY&quot;;[.D642]))-SEARCH(&quot;posY = &quot;;[.D642])-7)))" office:value-type="string" office:string-value="279">
            <text:p>279</text:p>
          </table:table-cell>
          <table:table-cell table:formula="of:=MID([.D637];SEARCH(&quot;posZ = &quot;;[.D637])+7;(SEARCH(&quot;}&quot;;[.D637])-SEARCH(&quot;posZ = &quot;;[.D6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1, posX = 59, posY = 269}, -- <text:s/>grocery store, kitchen 2</text:p>
          </table:table-cell>
          <table:table-cell office:value-type="string">
            <text:p>Isolated Areas</text:p>
          </table:table-cell>
          <table:table-cell table:formula="of:=MID([.A638];SEARCH(&quot;--&quot;;[.A638])+2;256)" office:value-type="string" office:string-value="  grocery store, kitchen 2">
            <text:p><text:s text:c="2"/>grocery store, kitchen 2</text:p>
          </table:table-cell>
          <table:table-cell table:formula="of:=MID([.A638];1;SEARCH(&quot;--&quot;;[.A638])-1)" office:value-type="string" office:string-value="{worldX = 18, worldY = 31, posX = 59, posY = 269}, ">
            <text:p>{worldX = 18, worldY = 31, posX = 59, posY = 269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6">
            <text:p>636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3"/>
          <table:table-cell table:formula="of:=CONCATENATE([.D638];&quot;-- &quot;;[.B638];&quot;,&quot;;[.C638];&quot; ID:&quot;;[.I638])" office:value-type="string" office:string-value="{worldX = 18, worldY = 31, posX = 59, posY = 269}, -- Isolated Areas,  grocery store, kitchen 2 ID:636">
            <text:p>{worldX = 18, worldY = 31, posX = 59, posY = 269}, -- Isolated Areas, <text:s/>grocery store, kitchen 2 ID:636</text:p>
          </table:table-cell>
          <table:table-cell table:formula="of:=MID([.D638];SEARCH(&quot;worldX = &quot;;[.D638])+9;(SEARCH(&quot;worldY = &quot;;[.D638])-SEARCH(&quot;worldX = &quot;;[.D638])-11))" office:value-type="string" office:string-value="18">
            <text:p>18</text:p>
          </table:table-cell>
          <table:table-cell table:formula="of:=MID([.D638];SEARCH(&quot;worldY = &quot;;[.D638])+9;(SEARCH(&quot;posX = &quot;;[.D638])-SEARCH(&quot;worldY = &quot;;[.D638])-11))" office:value-type="string" office:string-value="31">
            <text:p>31</text:p>
          </table:table-cell>
          <table:table-cell table:formula="of:=MID([.D638];(SEARCH(&quot;posX = &quot;;[.D638])+7);(SEARCH(&quot;,&quot;;[.D638];SEARCH(&quot;posX&quot;;[.D638]))-SEARCH(&quot;posX = &quot;;[.D638])-7))" office:value-type="string" office:string-value="59">
            <text:p>59</text:p>
          </table:table-cell>
          <table:table-cell table:formula="of:=IF(LEN([.D638])&lt;60;MID([.D638];(SEARCH(&quot;posY = &quot;;[.D638])+7);(SEARCH(&quot;}&quot;;[.D638];SEARCH(&quot;posY&quot;;[.D638]))-SEARCH(&quot;posY = &quot;;[.D638])-7));MID([.D643];(SEARCH(&quot;posY = &quot;;[.D643])+7);(SEARCH(&quot;}&quot;;[.D643];SEARCH(&quot;posY&quot;;[.D643]))-SEARCH(&quot;posY = &quot;;[.D643])-7)))" office:value-type="string" office:string-value="269">
            <text:p>269</text:p>
          </table:table-cell>
          <table:table-cell table:formula="of:=MID([.D638];SEARCH(&quot;posZ = &quot;;[.D638])+7;(SEARCH(&quot;}&quot;;[.D638])-SEARCH(&quot;posZ = &quot;;[.D638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18, worldY = 31, posX = 97, posY = 286}, -- <text:s/>dr office lobby</text:p>
          </table:table-cell>
          <table:table-cell office:value-type="string">
            <text:p>Isolated Areas</text:p>
          </table:table-cell>
          <table:table-cell table:formula="of:=MID([.A639];SEARCH(&quot;--&quot;;[.A639])+2;256)" office:value-type="string" office:string-value="  dr office lobby">
            <text:p><text:s text:c="2"/>dr office lobby</text:p>
          </table:table-cell>
          <table:table-cell table:formula="of:=MID([.A639];1;SEARCH(&quot;--&quot;;[.A639])-1)" office:value-type="string" office:string-value="{worldX = 18, worldY = 31, posX = 97, posY = 286}, ">
            <text:p>{worldX = 18, worldY = 31, posX = 97, posY = 286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7">
            <text:p>637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table:formula="of:=CONCATENATE([.D639];&quot;-- &quot;;[.B639];&quot;,&quot;;[.C639];&quot; ID:&quot;;[.I639])" office:value-type="string" office:string-value="{worldX = 18, worldY = 31, posX = 97, posY = 286}, -- Isolated Areas,  dr office lobby ID:637">
            <text:p>{worldX = 18, worldY = 31, posX = 97, posY = 286}, -- Isolated Areas, <text:s/>dr office lobby ID:637</text:p>
          </table:table-cell>
          <table:table-cell table:formula="of:=MID([.D639];SEARCH(&quot;worldX = &quot;;[.D639])+9;(SEARCH(&quot;worldY = &quot;;[.D639])-SEARCH(&quot;worldX = &quot;;[.D639])-11))" office:value-type="string" office:string-value="18">
            <text:p>18</text:p>
          </table:table-cell>
          <table:table-cell table:formula="of:=MID([.D639];SEARCH(&quot;worldY = &quot;;[.D639])+9;(SEARCH(&quot;posX = &quot;;[.D639])-SEARCH(&quot;worldY = &quot;;[.D639])-11))" office:value-type="string" office:string-value="31">
            <text:p>31</text:p>
          </table:table-cell>
          <table:table-cell table:formula="of:=MID([.D639];(SEARCH(&quot;posX = &quot;;[.D639])+7);(SEARCH(&quot;,&quot;;[.D639];SEARCH(&quot;posX&quot;;[.D639]))-SEARCH(&quot;posX = &quot;;[.D639])-7))" office:value-type="string" office:string-value="97">
            <text:p>97</text:p>
          </table:table-cell>
          <table:table-cell table:formula="of:=IF(LEN([.D639])&lt;60;MID([.D639];(SEARCH(&quot;posY = &quot;;[.D639])+7);(SEARCH(&quot;}&quot;;[.D639];SEARCH(&quot;posY&quot;;[.D639]))-SEARCH(&quot;posY = &quot;;[.D639])-7));MID([.D644];(SEARCH(&quot;posY = &quot;;[.D644])+7);(SEARCH(&quot;}&quot;;[.D644];SEARCH(&quot;posY&quot;;[.D644]))-SEARCH(&quot;posY = &quot;;[.D644])-7)))" office:value-type="string" office:string-value="286">
            <text:p>286</text:p>
          </table:table-cell>
          <table:table-cell table:formula="of:=MID([.D639];SEARCH(&quot;posZ = &quot;;[.D639])+7;(SEARCH(&quot;}&quot;;[.D639])-SEARCH(&quot;posZ = &quot;;[.D639])-7)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office:value-type="string">
            <text:p>{worldX = 18, worldY = 31, posX = 103, posY = 280}, -- <text:s/>dr office exam room</text:p>
          </table:table-cell>
          <table:table-cell office:value-type="string">
            <text:p>Isolated Areas</text:p>
          </table:table-cell>
          <table:table-cell table:formula="of:=MID([.A640];SEARCH(&quot;--&quot;;[.A640])+2;256)" office:value-type="string" office:string-value="  dr office exam room">
            <text:p><text:s text:c="2"/>dr office exam room</text:p>
          </table:table-cell>
          <table:table-cell table:formula="of:=MID([.A640];1;SEARCH(&quot;--&quot;;[.A640])-1)" office:value-type="string" office:string-value="{worldX = 18, worldY = 31, posX = 103, posY = 280}, ">
            <text:p>{worldX = 18, worldY = 31, posX = 103, posY = 280}, </text:p>
          </table:table-cell>
          <table:table-cell office:value-type="string">
            <text:p>Business</text:p>
          </table:table-cell>
          <table:table-cell office:value-type="string">
            <text:p>Medical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8">
            <text:p>63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  <table:table-cell table:formula="of:=CONCATENATE([.D640];&quot;-- &quot;;[.B640];&quot;,&quot;;[.C640];&quot; ID:&quot;;[.I640])" office:value-type="string" office:string-value="{worldX = 18, worldY = 31, posX = 103, posY = 280}, -- Isolated Areas,  dr office exam room ID:638">
            <text:p>{worldX = 18, worldY = 31, posX = 103, posY = 280}, -- Isolated Areas, <text:s/>dr office exam room ID:638</text:p>
          </table:table-cell>
          <table:table-cell table:formula="of:=MID([.D640];SEARCH(&quot;worldX = &quot;;[.D640])+9;(SEARCH(&quot;worldY = &quot;;[.D640])-SEARCH(&quot;worldX = &quot;;[.D640])-11))" office:value-type="string" office:string-value="18">
            <text:p>18</text:p>
          </table:table-cell>
          <table:table-cell table:formula="of:=MID([.D640];SEARCH(&quot;worldY = &quot;;[.D640])+9;(SEARCH(&quot;posX = &quot;;[.D640])-SEARCH(&quot;worldY = &quot;;[.D640])-11))" office:value-type="string" office:string-value="31">
            <text:p>31</text:p>
          </table:table-cell>
          <table:table-cell table:formula="of:=MID([.D640];(SEARCH(&quot;posX = &quot;;[.D640])+7);(SEARCH(&quot;,&quot;;[.D640];SEARCH(&quot;posX&quot;;[.D640]))-SEARCH(&quot;posX = &quot;;[.D640])-7))" office:value-type="string" office:string-value="103">
            <text:p>103</text:p>
          </table:table-cell>
          <table:table-cell table:formula="of:=IF(LEN([.D640])&lt;60;MID([.D640];(SEARCH(&quot;posY = &quot;;[.D640])+7);(SEARCH(&quot;}&quot;;[.D640];SEARCH(&quot;posY&quot;;[.D640]))-SEARCH(&quot;posY = &quot;;[.D640])-7));MID([.D645];(SEARCH(&quot;posY = &quot;;[.D645])+7);(SEARCH(&quot;}&quot;;[.D645];SEARCH(&quot;posY&quot;;[.D645]))-SEARCH(&quot;posY = &quot;;[.D645])-7)))" office:value-type="string" office:string-value="280">
            <text:p>280</text:p>
          </table:table-cell>
          <table:table-cell table:formula="of:=MID([.D640];SEARCH(&quot;posZ = &quot;;[.D640])+7;(SEARCH(&quot;}&quot;;[.D640])-SEARCH(&quot;posZ = &quot;;[.D6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1, posX = 100, posY = 266}, -- <text:s/>clothing store</text:p>
          </table:table-cell>
          <table:table-cell office:value-type="string">
            <text:p>Isolated Areas</text:p>
          </table:table-cell>
          <table:table-cell table:formula="of:=MID([.A641];SEARCH(&quot;--&quot;;[.A641])+2;256)" office:value-type="string" office:string-value="  clothing store">
            <text:p><text:s text:c="2"/>clothing store</text:p>
          </table:table-cell>
          <table:table-cell table:formula="of:=MID([.A641];1;SEARCH(&quot;--&quot;;[.A641])-1)" office:value-type="string" office:string-value="{worldX = 18, worldY = 31, posX = 100, posY = 266}, ">
            <text:p>{worldX = 18, worldY = 31, posX = 100, posY = 266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western side of map locations, semi isolated thigs, local to farms</text:p>
          </table:table-cell>
          <table:table-cell/>
          <table:table-cell office:value-type="float" office:value="639">
            <text:p>639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  <table:table-cell table:formula="of:=CONCATENATE([.D641];&quot;-- &quot;;[.B641];&quot;,&quot;;[.C641];&quot; ID:&quot;;[.I641])" office:value-type="string" office:string-value="{worldX = 18, worldY = 31, posX = 100, posY = 266}, -- Isolated Areas,  clothing store ID:639">
            <text:p>{worldX = 18, worldY = 31, posX = 100, posY = 266}, -- Isolated Areas, <text:s/>clothing store ID:639</text:p>
          </table:table-cell>
          <table:table-cell table:formula="of:=MID([.D641];SEARCH(&quot;worldX = &quot;;[.D641])+9;(SEARCH(&quot;worldY = &quot;;[.D641])-SEARCH(&quot;worldX = &quot;;[.D641])-11))" office:value-type="string" office:string-value="18">
            <text:p>18</text:p>
          </table:table-cell>
          <table:table-cell table:formula="of:=MID([.D641];SEARCH(&quot;worldY = &quot;;[.D641])+9;(SEARCH(&quot;posX = &quot;;[.D641])-SEARCH(&quot;worldY = &quot;;[.D641])-11))" office:value-type="string" office:string-value="31">
            <text:p>31</text:p>
          </table:table-cell>
          <table:table-cell table:formula="of:=MID([.D641];(SEARCH(&quot;posX = &quot;;[.D641])+7);(SEARCH(&quot;,&quot;;[.D641];SEARCH(&quot;posX&quot;;[.D641]))-SEARCH(&quot;posX = &quot;;[.D641])-7))" office:value-type="string" office:string-value="100">
            <text:p>100</text:p>
          </table:table-cell>
          <table:table-cell table:formula="of:=IF(LEN([.D641])&lt;60;MID([.D641];(SEARCH(&quot;posY = &quot;;[.D641])+7);(SEARCH(&quot;}&quot;;[.D641];SEARCH(&quot;posY&quot;;[.D641]))-SEARCH(&quot;posY = &quot;;[.D641])-7));MID([.D646];(SEARCH(&quot;posY = &quot;;[.D646])+7);(SEARCH(&quot;}&quot;;[.D646];SEARCH(&quot;posY&quot;;[.D646]))-SEARCH(&quot;posY = &quot;;[.D646])-7)))" office:value-type="string" office:string-value="266">
            <text:p>266</text:p>
          </table:table-cell>
          <table:table-cell table:formula="of:=MID([.D641];SEARCH(&quot;posZ = &quot;;[.D641])+7;(SEARCH(&quot;}&quot;;[.D641])-SEARCH(&quot;posZ = &quot;;[.D6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2, worldY = 28, posX = 201, posY = 153}, -- <text:s/>camping store</text:p>
          </table:table-cell>
          <table:table-cell office:value-type="string">
            <text:p>Isolated Areas</text:p>
          </table:table-cell>
          <table:table-cell table:formula="of:=MID([.A642];SEARCH(&quot;--&quot;;[.A642])+2;256)" office:value-type="string" office:string-value="  camping store">
            <text:p><text:s text:c="2"/>camping store</text:p>
          </table:table-cell>
          <table:table-cell table:formula="of:=MID([.A642];1;SEARCH(&quot;--&quot;;[.A642])-1)" office:value-type="string" office:string-value="{worldX = 12, worldY = 28, posX = 201, posY = 153}, ">
            <text:p>{worldX = 12, worldY = 28, posX = 201, posY = 153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close to scout camp grounds</text:p>
          </table:table-cell>
          <table:table-cell/>
          <table:table-cell office:value-type="float" office:value="640">
            <text:p>64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table:formula="of:=CONCATENATE([.D642];&quot;-- &quot;;[.B642];&quot;,&quot;;[.C642];&quot; ID:&quot;;[.I642])" office:value-type="string" office:string-value="{worldX = 12, worldY = 28, posX = 201, posY = 153}, -- Isolated Areas,  camping store ID:640">
            <text:p>{worldX = 12, worldY = 28, posX = 201, posY = 153}, -- Isolated Areas, <text:s/>camping store ID:640</text:p>
          </table:table-cell>
          <table:table-cell table:formula="of:=MID([.D642];SEARCH(&quot;worldX = &quot;;[.D642])+9;(SEARCH(&quot;worldY = &quot;;[.D642])-SEARCH(&quot;worldX = &quot;;[.D642])-11))" office:value-type="string" office:string-value="12">
            <text:p>12</text:p>
          </table:table-cell>
          <table:table-cell table:formula="of:=MID([.D642];SEARCH(&quot;worldY = &quot;;[.D642])+9;(SEARCH(&quot;posX = &quot;;[.D642])-SEARCH(&quot;worldY = &quot;;[.D642])-11))" office:value-type="string" office:string-value="28">
            <text:p>28</text:p>
          </table:table-cell>
          <table:table-cell table:formula="of:=MID([.D642];(SEARCH(&quot;posX = &quot;;[.D642])+7);(SEARCH(&quot;,&quot;;[.D642];SEARCH(&quot;posX&quot;;[.D642]))-SEARCH(&quot;posX = &quot;;[.D642])-7))" office:value-type="string" office:string-value="201">
            <text:p>201</text:p>
          </table:table-cell>
          <table:table-cell table:formula="of:=IF(LEN([.D642])&lt;60;MID([.D642];(SEARCH(&quot;posY = &quot;;[.D642])+7);(SEARCH(&quot;}&quot;;[.D642];SEARCH(&quot;posY&quot;;[.D642]))-SEARCH(&quot;posY = &quot;;[.D642])-7));MID([.D647];(SEARCH(&quot;posY = &quot;;[.D647])+7);(SEARCH(&quot;}&quot;;[.D647];SEARCH(&quot;posY&quot;;[.D647]))-SEARCH(&quot;posY = &quot;;[.D647])-7)))" office:value-type="string" office:string-value="153">
            <text:p>153</text:p>
          </table:table-cell>
          <table:table-cell table:formula="of:=MID([.D642];SEARCH(&quot;posZ = &quot;;[.D642])+7;(SEARCH(&quot;}&quot;;[.D642])-SEARCH(&quot;posZ = &quot;;[.D6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2, worldY = 28, posX = 208, posY = 114}, -- <text:s text:c="2"/>gun shop</text:p>
          </table:table-cell>
          <table:table-cell office:value-type="string">
            <text:p>Isolated Areas</text:p>
          </table:table-cell>
          <table:table-cell table:formula="of:=MID([.A643];SEARCH(&quot;--&quot;;[.A643])+2;256)" office:value-type="string" office:string-value="   gun shop">
            <text:p><text:s text:c="3"/>gun shop</text:p>
          </table:table-cell>
          <table:table-cell table:formula="of:=MID([.A643];1;SEARCH(&quot;--&quot;;[.A643])-1)" office:value-type="string" office:string-value="{worldX = 12, worldY = 28, posX = 208, posY = 114}, ">
            <text:p>{worldX = 12, worldY = 28, posX = 208, posY = 114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close to scout camp grounds</text:p>
          </table:table-cell>
          <table:table-cell/>
          <table:table-cell office:value-type="float" office:value="641">
            <text:p>64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CONCATENATE([.D643];&quot;-- &quot;;[.B643];&quot;,&quot;;[.C643];&quot; ID:&quot;;[.I643])" office:value-type="string" office:string-value="{worldX = 12, worldY = 28, posX = 208, posY = 114}, -- Isolated Areas,   gun shop ID:641">
            <text:p>{worldX = 12, worldY = 28, posX = 208, posY = 114}, -- Isolated Areas, <text:s text:c="2"/>gun shop ID:641</text:p>
          </table:table-cell>
          <table:table-cell table:formula="of:=MID([.D643];SEARCH(&quot;worldX = &quot;;[.D643])+9;(SEARCH(&quot;worldY = &quot;;[.D643])-SEARCH(&quot;worldX = &quot;;[.D643])-11))" office:value-type="string" office:string-value="12">
            <text:p>12</text:p>
          </table:table-cell>
          <table:table-cell table:formula="of:=MID([.D643];SEARCH(&quot;worldY = &quot;;[.D643])+9;(SEARCH(&quot;posX = &quot;;[.D643])-SEARCH(&quot;worldY = &quot;;[.D643])-11))" office:value-type="string" office:string-value="28">
            <text:p>28</text:p>
          </table:table-cell>
          <table:table-cell table:formula="of:=MID([.D643];(SEARCH(&quot;posX = &quot;;[.D643])+7);(SEARCH(&quot;,&quot;;[.D643];SEARCH(&quot;posX&quot;;[.D643]))-SEARCH(&quot;posX = &quot;;[.D643])-7))" office:value-type="string" office:string-value="208">
            <text:p>208</text:p>
          </table:table-cell>
          <table:table-cell table:formula="of:=IF(LEN([.D643])&lt;60;MID([.D643];(SEARCH(&quot;posY = &quot;;[.D643])+7);(SEARCH(&quot;}&quot;;[.D643];SEARCH(&quot;posY&quot;;[.D643]))-SEARCH(&quot;posY = &quot;;[.D643])-7));MID([.D648];(SEARCH(&quot;posY = &quot;;[.D648])+7);(SEARCH(&quot;}&quot;;[.D648];SEARCH(&quot;posY&quot;;[.D648]))-SEARCH(&quot;posY = &quot;;[.D648])-7)))" office:value-type="string" office:string-value="114">
            <text:p>114</text:p>
          </table:table-cell>
          <table:table-cell table:formula="of:=MID([.D643];SEARCH(&quot;posZ = &quot;;[.D643])+7;(SEARCH(&quot;}&quot;;[.D643])-SEARCH(&quot;posZ = &quot;;[.D6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2, worldY = 28, posX = 92, posY = 98}, -- <text:s text:c="2"/>gas station</text:p>
          </table:table-cell>
          <table:table-cell office:value-type="string">
            <text:p>Isolated Areas</text:p>
          </table:table-cell>
          <table:table-cell table:formula="of:=MID([.A644];SEARCH(&quot;--&quot;;[.A644])+2;256)" office:value-type="string" office:string-value="   gas station">
            <text:p><text:s text:c="3"/>gas station</text:p>
          </table:table-cell>
          <table:table-cell table:formula="of:=MID([.A644];1;SEARCH(&quot;--&quot;;[.A644])-1)" office:value-type="string" office:string-value="{worldX = 12, worldY = 28, posX = 92, posY = 98}, ">
            <text:p>{worldX = 12, worldY = 28, posX = 92, posY = 98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close to scout camp grounds</text:p>
          </table:table-cell>
          <table:table-cell/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CONCATENATE([.D644];&quot;-- &quot;;[.B644];&quot;,&quot;;[.C644];&quot; ID:&quot;;[.I644])" office:value-type="string" office:string-value="{worldX = 12, worldY = 28, posX = 92, posY = 98}, -- Isolated Areas,   gas station ID:642">
            <text:p>{worldX = 12, worldY = 28, posX = 92, posY = 98}, -- Isolated Areas, <text:s text:c="2"/>gas station ID:642</text:p>
          </table:table-cell>
          <table:table-cell table:formula="of:=MID([.D644];SEARCH(&quot;worldX = &quot;;[.D644])+9;(SEARCH(&quot;worldY = &quot;;[.D644])-SEARCH(&quot;worldX = &quot;;[.D644])-11))" office:value-type="string" office:string-value="12">
            <text:p>12</text:p>
          </table:table-cell>
          <table:table-cell table:formula="of:=MID([.D644];SEARCH(&quot;worldY = &quot;;[.D644])+9;(SEARCH(&quot;posX = &quot;;[.D644])-SEARCH(&quot;worldY = &quot;;[.D644])-11))" office:value-type="string" office:string-value="28">
            <text:p>28</text:p>
          </table:table-cell>
          <table:table-cell table:formula="of:=MID([.D644];(SEARCH(&quot;posX = &quot;;[.D644])+7);(SEARCH(&quot;,&quot;;[.D644];SEARCH(&quot;posX&quot;;[.D644]))-SEARCH(&quot;posX = &quot;;[.D644])-7))" office:value-type="string" office:string-value="92">
            <text:p>92</text:p>
          </table:table-cell>
          <table:table-cell table:formula="of:=IF(LEN([.D644])&lt;60;MID([.D644];(SEARCH(&quot;posY = &quot;;[.D644])+7);(SEARCH(&quot;}&quot;;[.D644];SEARCH(&quot;posY&quot;;[.D644]))-SEARCH(&quot;posY = &quot;;[.D644])-7));MID([.D649];(SEARCH(&quot;posY = &quot;;[.D649])+7);(SEARCH(&quot;}&quot;;[.D649];SEARCH(&quot;posY&quot;;[.D649]))-SEARCH(&quot;posY = &quot;;[.D649])-7)))" office:value-type="string" office:string-value="98">
            <text:p>98</text:p>
          </table:table-cell>
          <table:table-cell table:formula="of:=MID([.D644];SEARCH(&quot;posZ = &quot;;[.D644])+7;(SEARCH(&quot;}&quot;;[.D644])-SEARCH(&quot;posZ = &quot;;[.D6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2, worldY = 28, posX = 104, posY = 69}, -- <text:s/>diner</text:p>
          </table:table-cell>
          <table:table-cell office:value-type="string">
            <text:p>Isolated Areas</text:p>
          </table:table-cell>
          <table:table-cell table:formula="of:=MID([.A645];SEARCH(&quot;--&quot;;[.A645])+2;256)" office:value-type="string" office:string-value="  diner">
            <text:p><text:s text:c="2"/>diner</text:p>
          </table:table-cell>
          <table:table-cell table:formula="of:=MID([.A645];1;SEARCH(&quot;--&quot;;[.A645])-1)" office:value-type="string" office:string-value="{worldX = 12, worldY = 28, posX = 104, posY = 69}, ">
            <text:p>{worldX = 12, worldY = 28, posX = 104, posY = 69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close to scout camp grounds</text:p>
          </table:table-cell>
          <table:table-cell/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[.D645];&quot;-- &quot;;[.B645];&quot;,&quot;;[.C645];&quot; ID:&quot;;[.I645])" office:value-type="string" office:string-value="{worldX = 12, worldY = 28, posX = 104, posY = 69}, -- Isolated Areas,  diner ID:643">
            <text:p>{worldX = 12, worldY = 28, posX = 104, posY = 69}, -- Isolated Areas, <text:s/>diner ID:643</text:p>
          </table:table-cell>
          <table:table-cell table:formula="of:=MID([.D645];SEARCH(&quot;worldX = &quot;;[.D645])+9;(SEARCH(&quot;worldY = &quot;;[.D645])-SEARCH(&quot;worldX = &quot;;[.D645])-11))" office:value-type="string" office:string-value="12">
            <text:p>12</text:p>
          </table:table-cell>
          <table:table-cell table:formula="of:=MID([.D645];SEARCH(&quot;worldY = &quot;;[.D645])+9;(SEARCH(&quot;posX = &quot;;[.D645])-SEARCH(&quot;worldY = &quot;;[.D645])-11))" office:value-type="string" office:string-value="28">
            <text:p>28</text:p>
          </table:table-cell>
          <table:table-cell table:formula="of:=MID([.D645];(SEARCH(&quot;posX = &quot;;[.D645])+7);(SEARCH(&quot;,&quot;;[.D645];SEARCH(&quot;posX&quot;;[.D645]))-SEARCH(&quot;posX = &quot;;[.D645])-7))" office:value-type="string" office:string-value="104">
            <text:p>104</text:p>
          </table:table-cell>
          <table:table-cell table:formula="of:=IF(LEN([.D645])&lt;60;MID([.D645];(SEARCH(&quot;posY = &quot;;[.D645])+7);(SEARCH(&quot;}&quot;;[.D645];SEARCH(&quot;posY&quot;;[.D645]))-SEARCH(&quot;posY = &quot;;[.D645])-7));MID([.D650];(SEARCH(&quot;posY = &quot;;[.D650])+7);(SEARCH(&quot;}&quot;;[.D650];SEARCH(&quot;posY&quot;;[.D650]))-SEARCH(&quot;posY = &quot;;[.D650])-7)))" office:value-type="string" office:string-value="69">
            <text:p>69</text:p>
          </table:table-cell>
          <table:table-cell table:formula="of:=MID([.D645];SEARCH(&quot;posZ = &quot;;[.D645])+7;(SEARCH(&quot;}&quot;;[.D645])-SEARCH(&quot;posZ = &quot;;[.D6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2, worldY = 28, posX = 103, posY = 62}, -- <text:s/>diner, kitchen</text:p>
          </table:table-cell>
          <table:table-cell office:value-type="string">
            <text:p>Isolated Areas</text:p>
          </table:table-cell>
          <table:table-cell table:formula="of:=MID([.A646];SEARCH(&quot;--&quot;;[.A646])+2;256)" office:value-type="string" office:string-value="  diner, kitchen">
            <text:p><text:s text:c="2"/>diner, kitchen</text:p>
          </table:table-cell>
          <table:table-cell table:formula="of:=MID([.A646];1;SEARCH(&quot;--&quot;;[.A646])-1)" office:value-type="string" office:string-value="{worldX = 12, worldY = 28, posX = 103, posY = 62}, ">
            <text:p>{worldX = 12, worldY = 28, posX = 103, posY = 62}, </text:p>
          </table:table-cell>
          <table:table-cell office:value-type="string">
            <text:p>Business</text:p>
          </table:table-cell>
          <table:table-cell office:value-type="string">
            <text:p>Kitchen</text:p>
          </table:table-cell>
          <table:table-cell office:value-type="string">
            <text:p>close to scout camp grounds</text:p>
          </table:table-cell>
          <table:table-cell/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table:formula="of:=CONCATENATE([.D646];&quot;-- &quot;;[.B646];&quot;,&quot;;[.C646];&quot; ID:&quot;;[.I646])" office:value-type="string" office:string-value="{worldX = 12, worldY = 28, posX = 103, posY = 62}, -- Isolated Areas,  diner, kitchen ID:644">
            <text:p>{worldX = 12, worldY = 28, posX = 103, posY = 62}, -- Isolated Areas, <text:s/>diner, kitchen ID:644</text:p>
          </table:table-cell>
          <table:table-cell table:formula="of:=MID([.D646];SEARCH(&quot;worldX = &quot;;[.D646])+9;(SEARCH(&quot;worldY = &quot;;[.D646])-SEARCH(&quot;worldX = &quot;;[.D646])-11))" office:value-type="string" office:string-value="12">
            <text:p>12</text:p>
          </table:table-cell>
          <table:table-cell table:formula="of:=MID([.D646];SEARCH(&quot;worldY = &quot;;[.D646])+9;(SEARCH(&quot;posX = &quot;;[.D646])-SEARCH(&quot;worldY = &quot;;[.D646])-11))" office:value-type="string" office:string-value="28">
            <text:p>28</text:p>
          </table:table-cell>
          <table:table-cell table:formula="of:=MID([.D646];(SEARCH(&quot;posX = &quot;;[.D646])+7);(SEARCH(&quot;,&quot;;[.D646];SEARCH(&quot;posX&quot;;[.D646]))-SEARCH(&quot;posX = &quot;;[.D646])-7))" office:value-type="string" office:string-value="103">
            <text:p>103</text:p>
          </table:table-cell>
          <table:table-cell table:formula="of:=IF(LEN([.D646])&lt;60;MID([.D646];(SEARCH(&quot;posY = &quot;;[.D646])+7);(SEARCH(&quot;}&quot;;[.D646];SEARCH(&quot;posY&quot;;[.D646]))-SEARCH(&quot;posY = &quot;;[.D646])-7));MID([.D651];(SEARCH(&quot;posY = &quot;;[.D651])+7);(SEARCH(&quot;}&quot;;[.D651];SEARCH(&quot;posY&quot;;[.D651]))-SEARCH(&quot;posY = &quot;;[.D651])-7)))" office:value-type="string" office:string-value="62">
            <text:p>62</text:p>
          </table:table-cell>
          <table:table-cell table:formula="of:=MID([.D646];SEARCH(&quot;posZ = &quot;;[.D646])+7;(SEARCH(&quot;}&quot;;[.D646])-SEARCH(&quot;posZ = &quot;;[.D6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2, worldY = 28, posX = 46, posY = 166}, -- <text:s/>medium house</text:p>
          </table:table-cell>
          <table:table-cell office:value-type="string">
            <text:p>Isolated Areas</text:p>
          </table:table-cell>
          <table:table-cell table:formula="of:=MID([.A647];SEARCH(&quot;--&quot;;[.A647])+2;256)" office:value-type="string" office:string-value="  medium house">
            <text:p><text:s text:c="2"/>medium house</text:p>
          </table:table-cell>
          <table:table-cell table:formula="of:=MID([.A647];1;SEARCH(&quot;--&quot;;[.A647])-1)" office:value-type="string" office:string-value="{worldX = 12, worldY = 28, posX = 46, posY = 166}, ">
            <text:p>{worldX = 12, worldY = 28, posX = 46, posY = 166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close to scout camp grounds</text:p>
          </table:table-cell>
          <table:table-cell/>
          <table:table-cell office:value-type="float" office:value="645">
            <text:p>64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CONCATENATE([.D647];&quot;-- &quot;;[.B647];&quot;,&quot;;[.C647];&quot; ID:&quot;;[.I647])" office:value-type="string" office:string-value="{worldX = 12, worldY = 28, posX = 46, posY = 166}, -- Isolated Areas,  medium house ID:645">
            <text:p>{worldX = 12, worldY = 28, posX = 46, posY = 166}, -- Isolated Areas, <text:s/>medium house ID:645</text:p>
          </table:table-cell>
          <table:table-cell table:formula="of:=MID([.D647];SEARCH(&quot;worldX = &quot;;[.D647])+9;(SEARCH(&quot;worldY = &quot;;[.D647])-SEARCH(&quot;worldX = &quot;;[.D647])-11))" office:value-type="string" office:string-value="12">
            <text:p>12</text:p>
          </table:table-cell>
          <table:table-cell table:formula="of:=MID([.D647];SEARCH(&quot;worldY = &quot;;[.D647])+9;(SEARCH(&quot;posX = &quot;;[.D647])-SEARCH(&quot;worldY = &quot;;[.D647])-11))" office:value-type="string" office:string-value="28">
            <text:p>28</text:p>
          </table:table-cell>
          <table:table-cell table:formula="of:=MID([.D647];(SEARCH(&quot;posX = &quot;;[.D647])+7);(SEARCH(&quot;,&quot;;[.D647];SEARCH(&quot;posX&quot;;[.D647]))-SEARCH(&quot;posX = &quot;;[.D647])-7))" office:value-type="string" office:string-value="46">
            <text:p>46</text:p>
          </table:table-cell>
          <table:table-cell table:formula="of:=IF(LEN([.D647])&lt;60;MID([.D647];(SEARCH(&quot;posY = &quot;;[.D647])+7);(SEARCH(&quot;}&quot;;[.D647];SEARCH(&quot;posY&quot;;[.D647]))-SEARCH(&quot;posY = &quot;;[.D647])-7));MID([.D652];(SEARCH(&quot;posY = &quot;;[.D652])+7);(SEARCH(&quot;}&quot;;[.D652];SEARCH(&quot;posY&quot;;[.D652]))-SEARCH(&quot;posY = &quot;;[.D652])-7)))" office:value-type="string" office:string-value="166">
            <text:p>166</text:p>
          </table:table-cell>
          <table:table-cell table:formula="of:=MID([.D647];SEARCH(&quot;posZ = &quot;;[.D647])+7;(SEARCH(&quot;}&quot;;[.D647])-SEARCH(&quot;posZ = &quot;;[.D6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7, posX = 86, posY = 43}, -- crossroads wreckage south of muldraugh</text:p>
          </table:table-cell>
          <table:table-cell office:value-type="string">
            <text:p>Isolated Areas</text:p>
          </table:table-cell>
          <table:table-cell table:formula="of:=MID([.A648];SEARCH(&quot;--&quot;;[.A648])+2;256)" office:value-type="string" office:string-value=" crossroads wreckage south of muldraugh">
            <text:p><text:s/>crossroads wreckage south of muldraugh</text:p>
          </table:table-cell>
          <table:table-cell table:formula="of:=MID([.A648];1;SEARCH(&quot;--&quot;;[.A648])-1)" office:value-type="string" office:string-value="{worldX = 35, worldY = 37, posX = 86, posY = 43}, ">
            <text:p>{worldX = 35, worldY = 37, posX = 86, posY = 43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/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648];&quot;-- &quot;;[.B648];&quot;,&quot;;[.C648];&quot; ID:&quot;;[.I648])" office:value-type="string" office:string-value="{worldX = 35, worldY = 37, posX = 86, posY = 43}, -- Isolated Areas, crossroads wreckage south of muldraugh ID:646">
            <text:p>{worldX = 35, worldY = 37, posX = 86, posY = 43}, -- Isolated Areas, crossroads wreckage south of muldraugh ID:646</text:p>
          </table:table-cell>
          <table:table-cell table:formula="of:=MID([.D648];SEARCH(&quot;worldX = &quot;;[.D648])+9;(SEARCH(&quot;worldY = &quot;;[.D648])-SEARCH(&quot;worldX = &quot;;[.D648])-11))" office:value-type="string" office:string-value="35">
            <text:p>35</text:p>
          </table:table-cell>
          <table:table-cell table:formula="of:=MID([.D648];SEARCH(&quot;worldY = &quot;;[.D648])+9;(SEARCH(&quot;posX = &quot;;[.D648])-SEARCH(&quot;worldY = &quot;;[.D648])-11))" office:value-type="string" office:string-value="37">
            <text:p>37</text:p>
          </table:table-cell>
          <table:table-cell table:formula="of:=MID([.D648];(SEARCH(&quot;posX = &quot;;[.D648])+7);(SEARCH(&quot;,&quot;;[.D648];SEARCH(&quot;posX&quot;;[.D648]))-SEARCH(&quot;posX = &quot;;[.D648])-7))" office:value-type="string" office:string-value="86">
            <text:p>86</text:p>
          </table:table-cell>
          <table:table-cell table:formula="of:=IF(LEN([.D648])&lt;60;MID([.D648];(SEARCH(&quot;posY = &quot;;[.D648])+7);(SEARCH(&quot;}&quot;;[.D648];SEARCH(&quot;posY&quot;;[.D648]))-SEARCH(&quot;posY = &quot;;[.D648])-7));MID([.D653];(SEARCH(&quot;posY = &quot;;[.D653])+7);(SEARCH(&quot;}&quot;;[.D653];SEARCH(&quot;posY&quot;;[.D653]))-SEARCH(&quot;posY = &quot;;[.D653])-7)))" office:value-type="string" office:string-value="43">
            <text:p>43</text:p>
          </table:table-cell>
          <table:table-cell table:formula="of:=MID([.D648];SEARCH(&quot;posZ = &quot;;[.D648])+7;(SEARCH(&quot;}&quot;;[.D648])-SEARCH(&quot;posZ = &quot;;[.D6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33, posX = 51, posY = 255}, -- construction site far west of muldraugh, office</text:p>
          </table:table-cell>
          <table:table-cell office:value-type="string">
            <text:p>Isolated Areas</text:p>
          </table:table-cell>
          <table:table-cell table:formula="of:=MID([.A649];SEARCH(&quot;--&quot;;[.A649])+2;256)" office:value-type="string" office:string-value=" construction site far west of muldraugh, office">
            <text:p><text:s/>construction site far west of muldraugh, office</text:p>
          </table:table-cell>
          <table:table-cell table:formula="of:=MID([.A649];1;SEARCH(&quot;--&quot;;[.A649])-1)" office:value-type="string" office:string-value="{worldX = 32, worldY = 33, posX = 51, posY = 255}, ">
            <text:p>{worldX = 32, worldY = 33, posX = 51, posY = 255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/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table:number-columns-repeated="21"/>
          <table:table-cell table:formula="of:=CONCATENATE([.D649];&quot;-- &quot;;[.B649];&quot;,&quot;;[.C649];&quot; ID:&quot;;[.I649])" office:value-type="string" office:string-value="{worldX = 32, worldY = 33, posX = 51, posY = 255}, -- Isolated Areas, construction site far west of muldraugh, office ID:647">
            <text:p>{worldX = 32, worldY = 33, posX = 51, posY = 255}, -- Isolated Areas, construction site far west of muldraugh, office ID:647</text:p>
          </table:table-cell>
          <table:table-cell table:formula="of:=MID([.D649];SEARCH(&quot;worldX = &quot;;[.D649])+9;(SEARCH(&quot;worldY = &quot;;[.D649])-SEARCH(&quot;worldX = &quot;;[.D649])-11))" office:value-type="string" office:string-value="32">
            <text:p>32</text:p>
          </table:table-cell>
          <table:table-cell table:formula="of:=MID([.D649];SEARCH(&quot;worldY = &quot;;[.D649])+9;(SEARCH(&quot;posX = &quot;;[.D649])-SEARCH(&quot;worldY = &quot;;[.D649])-11))" office:value-type="string" office:string-value="33">
            <text:p>33</text:p>
          </table:table-cell>
          <table:table-cell table:formula="of:=MID([.D649];(SEARCH(&quot;posX = &quot;;[.D649])+7);(SEARCH(&quot;,&quot;;[.D649];SEARCH(&quot;posX&quot;;[.D649]))-SEARCH(&quot;posX = &quot;;[.D649])-7))" office:value-type="string" office:string-value="51">
            <text:p>51</text:p>
          </table:table-cell>
          <table:table-cell table:formula="of:=IF(LEN([.D649])&lt;60;MID([.D649];(SEARCH(&quot;posY = &quot;;[.D649])+7);(SEARCH(&quot;}&quot;;[.D649];SEARCH(&quot;posY&quot;;[.D649]))-SEARCH(&quot;posY = &quot;;[.D649])-7));MID([.D654];(SEARCH(&quot;posY = &quot;;[.D654])+7);(SEARCH(&quot;}&quot;;[.D654];SEARCH(&quot;posY&quot;;[.D654]))-SEARCH(&quot;posY = &quot;;[.D654])-7)))" office:value-type="string" office:string-value="255">
            <text:p>255</text:p>
          </table:table-cell>
          <table:table-cell table:formula="of:=MID([.D649];SEARCH(&quot;posZ = &quot;;[.D649])+7;(SEARCH(&quot;}&quot;;[.D649])-SEARCH(&quot;posZ = &quot;;[.D649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83, posY = 210}, -- cell 5, south block</text:p>
          </table:table-cell>
          <table:table-cell office:value-type="string">
            <text:p>Rosewood</text:p>
          </table:table-cell>
          <table:table-cell table:formula="of:=MID([.A650];SEARCH(&quot;--&quot;;[.A650])+2;256)" office:value-type="string" office:string-value=" cell 5, south block">
            <text:p><text:s/>cell 5, south block</text:p>
          </table:table-cell>
          <table:table-cell table:formula="of:=MID([.A650];1;SEARCH(&quot;--&quot;;[.A650])-1)" office:value-type="string" office:string-value="{worldX = 25, worldY = 39, posX = 183, posY = 210}, ">
            <text:p>{worldX = 25, worldY = 39, posX = 183, posY = 210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additional cells at rosewood</text:p>
          </table:table-cell>
          <table:table-cell office:value-type="string">
            <text:p>shitty start</text:p>
          </table:table-cell>
          <table:table-cell office:value-type="float" office:value="648">
            <text:p>648</text:p>
          </table:table-cell>
          <table:table-cell table:number-columns-repeated="22"/>
          <table:table-cell table:formula="of:=CONCATENATE([.D650];&quot;-- &quot;;[.B650];&quot;,&quot;;[.C650];&quot; ID:&quot;;[.I650])" office:value-type="string" office:string-value="{worldX = 25, worldY = 39, posX = 183, posY = 210}, -- Rosewood, cell 5, south block ID:648">
            <text:p>{worldX = 25, worldY = 39, posX = 183, posY = 210}, -- Rosewood, cell 5, south block ID:648</text:p>
          </table:table-cell>
          <table:table-cell table:formula="of:=MID([.D650];SEARCH(&quot;worldX = &quot;;[.D650])+9;(SEARCH(&quot;worldY = &quot;;[.D650])-SEARCH(&quot;worldX = &quot;;[.D650])-11))" office:value-type="string" office:string-value="25">
            <text:p>25</text:p>
          </table:table-cell>
          <table:table-cell table:formula="of:=MID([.D650];SEARCH(&quot;worldY = &quot;;[.D650])+9;(SEARCH(&quot;posX = &quot;;[.D650])-SEARCH(&quot;worldY = &quot;;[.D650])-11))" office:value-type="string" office:string-value="39">
            <text:p>39</text:p>
          </table:table-cell>
          <table:table-cell table:formula="of:=MID([.D650];(SEARCH(&quot;posX = &quot;;[.D650])+7);(SEARCH(&quot;,&quot;;[.D650];SEARCH(&quot;posX&quot;;[.D650]))-SEARCH(&quot;posX = &quot;;[.D650])-7))" office:value-type="string" office:string-value="183">
            <text:p>183</text:p>
          </table:table-cell>
          <table:table-cell table:formula="of:=IF(LEN([.D650])&lt;60;MID([.D650];(SEARCH(&quot;posY = &quot;;[.D650])+7);(SEARCH(&quot;}&quot;;[.D650];SEARCH(&quot;posY&quot;;[.D650]))-SEARCH(&quot;posY = &quot;;[.D650])-7));MID([.D655];(SEARCH(&quot;posY = &quot;;[.D655])+7);(SEARCH(&quot;}&quot;;[.D655];SEARCH(&quot;posY&quot;;[.D655]))-SEARCH(&quot;posY = &quot;;[.D655])-7)))" office:value-type="string" office:string-value="210">
            <text:p>210</text:p>
          </table:table-cell>
          <table:table-cell table:formula="of:=MID([.D650];SEARCH(&quot;posZ = &quot;;[.D650])+7;(SEARCH(&quot;}&quot;;[.D650])-SEARCH(&quot;posZ = &quot;;[.D650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83, posY = 231}, -- cell 6, south block</text:p>
          </table:table-cell>
          <table:table-cell office:value-type="string">
            <text:p>Rosewood</text:p>
          </table:table-cell>
          <table:table-cell table:formula="of:=MID([.A651];SEARCH(&quot;--&quot;;[.A651])+2;256)" office:value-type="string" office:string-value=" cell 6, south block">
            <text:p><text:s/>cell 6, south block</text:p>
          </table:table-cell>
          <table:table-cell table:formula="of:=MID([.A651];1;SEARCH(&quot;--&quot;;[.A651])-1)" office:value-type="string" office:string-value="{worldX = 25, worldY = 39, posX = 183, posY = 231}, ">
            <text:p>{worldX = 25, worldY = 39, posX = 183, posY = 231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additional cells at rosewood</text:p>
          </table:table-cell>
          <table:table-cell office:value-type="string">
            <text:p>shitty start</text:p>
          </table:table-cell>
          <table:table-cell office:value-type="float" office:value="649">
            <text:p>649</text:p>
          </table:table-cell>
          <table:table-cell table:number-columns-repeated="22"/>
          <table:table-cell table:formula="of:=CONCATENATE([.D651];&quot;-- &quot;;[.B651];&quot;,&quot;;[.C651];&quot; ID:&quot;;[.I651])" office:value-type="string" office:string-value="{worldX = 25, worldY = 39, posX = 183, posY = 231}, -- Rosewood, cell 6, south block ID:649">
            <text:p>{worldX = 25, worldY = 39, posX = 183, posY = 231}, -- Rosewood, cell 6, south block ID:649</text:p>
          </table:table-cell>
          <table:table-cell table:formula="of:=MID([.D651];SEARCH(&quot;worldX = &quot;;[.D651])+9;(SEARCH(&quot;worldY = &quot;;[.D651])-SEARCH(&quot;worldX = &quot;;[.D651])-11))" office:value-type="string" office:string-value="25">
            <text:p>25</text:p>
          </table:table-cell>
          <table:table-cell table:formula="of:=MID([.D651];SEARCH(&quot;worldY = &quot;;[.D651])+9;(SEARCH(&quot;posX = &quot;;[.D651])-SEARCH(&quot;worldY = &quot;;[.D651])-11))" office:value-type="string" office:string-value="39">
            <text:p>39</text:p>
          </table:table-cell>
          <table:table-cell table:formula="of:=MID([.D651];(SEARCH(&quot;posX = &quot;;[.D651])+7);(SEARCH(&quot;,&quot;;[.D651];SEARCH(&quot;posX&quot;;[.D651]))-SEARCH(&quot;posX = &quot;;[.D651])-7))" office:value-type="string" office:string-value="183">
            <text:p>183</text:p>
          </table:table-cell>
          <table:table-cell table:formula="of:=IF(LEN([.D651])&lt;60;MID([.D651];(SEARCH(&quot;posY = &quot;;[.D651])+7);(SEARCH(&quot;}&quot;;[.D651];SEARCH(&quot;posY&quot;;[.D651]))-SEARCH(&quot;posY = &quot;;[.D651])-7));MID([.D656];(SEARCH(&quot;posY = &quot;;[.D656])+7);(SEARCH(&quot;}&quot;;[.D656];SEARCH(&quot;posY&quot;;[.D656]))-SEARCH(&quot;posY = &quot;;[.D656])-7)))" office:value-type="string" office:string-value="231">
            <text:p>231</text:p>
          </table:table-cell>
          <table:table-cell table:formula="of:=MID([.D651];SEARCH(&quot;posZ = &quot;;[.D651])+7;(SEARCH(&quot;}&quot;;[.D651])-SEARCH(&quot;posZ = &quot;;[.D651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83, posY = 234, posZ = 1}, -- cell 7, south block</text:p>
          </table:table-cell>
          <table:table-cell office:value-type="string">
            <text:p>Rosewood</text:p>
          </table:table-cell>
          <table:table-cell table:formula="of:=MID([.A652];SEARCH(&quot;--&quot;;[.A652])+2;256)" office:value-type="string" office:string-value=" cell 7, south block">
            <text:p><text:s/>cell 7, south block</text:p>
          </table:table-cell>
          <table:table-cell table:formula="of:=MID([.A652];1;SEARCH(&quot;--&quot;;[.A652])-1)" office:value-type="string" office:string-value="{worldX = 25, worldY = 39, posX = 183, posY = 234, posZ = 1}, ">
            <text:p>{worldX = 25, worldY = 39, posX = 183, posY = 234, posZ = 1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additional cells at rosewood</text:p>
          </table:table-cell>
          <table:table-cell office:value-type="string">
            <text:p>shitty start</text:p>
          </table:table-cell>
          <table:table-cell office:value-type="float" office:value="650">
            <text:p>650</text:p>
          </table:table-cell>
          <table:table-cell table:number-columns-repeated="22"/>
          <table:table-cell table:formula="of:=CONCATENATE([.D652];&quot;-- &quot;;[.B652];&quot;,&quot;;[.C652];&quot; ID:&quot;;[.I652])" office:value-type="string" office:string-value="{worldX = 25, worldY = 39, posX = 183, posY = 234, posZ = 1}, -- Rosewood, cell 7, south block ID:650">
            <text:p>{worldX = 25, worldY = 39, posX = 183, posY = 234, posZ = 1}, -- Rosewood, cell 7, south block ID:650</text:p>
          </table:table-cell>
          <table:table-cell table:formula="of:=MID([.D652];SEARCH(&quot;worldX = &quot;;[.D652])+9;(SEARCH(&quot;worldY = &quot;;[.D652])-SEARCH(&quot;worldX = &quot;;[.D652])-11))" office:value-type="string" office:string-value="25">
            <text:p>25</text:p>
          </table:table-cell>
          <table:table-cell table:formula="of:=MID([.D652];SEARCH(&quot;worldY = &quot;;[.D652])+9;(SEARCH(&quot;posX = &quot;;[.D652])-SEARCH(&quot;worldY = &quot;;[.D652])-11))" office:value-type="string" office:string-value="39">
            <text:p>39</text:p>
          </table:table-cell>
          <table:table-cell table:formula="of:=MID([.D652];(SEARCH(&quot;posX = &quot;;[.D652])+7);(SEARCH(&quot;,&quot;;[.D652];SEARCH(&quot;posX&quot;;[.D652]))-SEARCH(&quot;posX = &quot;;[.D652])-7))" office:value-type="string" office:string-value="183">
            <text:p>183</text:p>
          </table:table-cell>
          <table:table-cell table:formula="of:=IF(LEN([.D652])&lt;60;MID([.D652];(SEARCH(&quot;posY = &quot;;[.D652])+7);(SEARCH(&quot;}&quot;;[.D652];SEARCH(&quot;posY&quot;;[.D652]))-SEARCH(&quot;posY = &quot;;[.D652])-7));MID([.D657];(SEARCH(&quot;posY = &quot;;[.D657])+7);(SEARCH(&quot;}&quot;;[.D657];SEARCH(&quot;posY&quot;;[.D657]))-SEARCH(&quot;posY = &quot;;[.D657])-7)))" office:value-type="string" office:string-value="254">
            <text:p>254</text:p>
          </table:table-cell>
          <table:table-cell table:formula="of:=MID([.D652];SEARCH(&quot;posZ = &quot;;[.D652])+7;(SEARCH(&quot;}&quot;;[.D652])-SEARCH(&quot;posZ = &quot;;[.D652])-7))" office:value-type="string" office:string-value="1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9, posX = 197, posY = 234, posZ = 1}, -- cell 8, south block</text:p>
          </table:table-cell>
          <table:table-cell office:value-type="string">
            <text:p>Rosewood</text:p>
          </table:table-cell>
          <table:table-cell table:formula="of:=MID([.A653];SEARCH(&quot;--&quot;;[.A653])+2;256)" office:value-type="string" office:string-value=" cell 8, south block">
            <text:p><text:s/>cell 8, south block</text:p>
          </table:table-cell>
          <table:table-cell table:formula="of:=MID([.A653];1;SEARCH(&quot;--&quot;;[.A653])-1)" office:value-type="string" office:string-value="{worldX = 25, worldY = 39, posX = 197, posY = 234, posZ = 1}, ">
            <text:p>{worldX = 25, worldY = 39, posX = 197, posY = 234, posZ = 1}, </text:p>
          </table:table-cell>
          <table:table-cell office:value-type="string">
            <text:p>Government</text:p>
          </table:table-cell>
          <table:table-cell office:value-type="string">
            <text:p>Jail</text:p>
          </table:table-cell>
          <table:table-cell office:value-type="string">
            <text:p>additional cells at rosewood</text:p>
          </table:table-cell>
          <table:table-cell office:value-type="string">
            <text:p>shitty start</text:p>
          </table:table-cell>
          <table:table-cell office:value-type="float" office:value="651">
            <text:p>651</text:p>
          </table:table-cell>
          <table:table-cell table:number-columns-repeated="22"/>
          <table:table-cell table:formula="of:=CONCATENATE([.D653];&quot;-- &quot;;[.B653];&quot;,&quot;;[.C653];&quot; ID:&quot;;[.I653])" office:value-type="string" office:string-value="{worldX = 25, worldY = 39, posX = 197, posY = 234, posZ = 1}, -- Rosewood, cell 8, south block ID:651">
            <text:p>{worldX = 25, worldY = 39, posX = 197, posY = 234, posZ = 1}, -- Rosewood, cell 8, south block ID:651</text:p>
          </table:table-cell>
          <table:table-cell table:formula="of:=MID([.D653];SEARCH(&quot;worldX = &quot;;[.D653])+9;(SEARCH(&quot;worldY = &quot;;[.D653])-SEARCH(&quot;worldX = &quot;;[.D653])-11))" office:value-type="string" office:string-value="25">
            <text:p>25</text:p>
          </table:table-cell>
          <table:table-cell table:formula="of:=MID([.D653];SEARCH(&quot;worldY = &quot;;[.D653])+9;(SEARCH(&quot;posX = &quot;;[.D653])-SEARCH(&quot;worldY = &quot;;[.D653])-11))" office:value-type="string" office:string-value="39">
            <text:p>39</text:p>
          </table:table-cell>
          <table:table-cell table:formula="of:=MID([.D653];(SEARCH(&quot;posX = &quot;;[.D653])+7);(SEARCH(&quot;,&quot;;[.D653];SEARCH(&quot;posX&quot;;[.D653]))-SEARCH(&quot;posX = &quot;;[.D653])-7))" office:value-type="string" office:string-value="197">
            <text:p>197</text:p>
          </table:table-cell>
          <table:table-cell table:formula="of:=IF(LEN([.D653])&lt;60;MID([.D653];(SEARCH(&quot;posY = &quot;;[.D653])+7);(SEARCH(&quot;}&quot;;[.D653];SEARCH(&quot;posY&quot;;[.D653]))-SEARCH(&quot;posY = &quot;;[.D653])-7));MID([.D658];(SEARCH(&quot;posY = &quot;;[.D658])+7);(SEARCH(&quot;}&quot;;[.D658];SEARCH(&quot;posY&quot;;[.D658]))-SEARCH(&quot;posY = &quot;;[.D658])-7)))" office:value-type="string" office:string-value="28">
            <text:p>28</text:p>
          </table:table-cell>
          <table:table-cell table:formula="of:=MID([.D653];SEARCH(&quot;posZ = &quot;;[.D653])+7;(SEARCH(&quot;}&quot;;[.D653])-SEARCH(&quot;posZ = &quot;;[.D653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22, posX = 283, posY = 165}, -- </text:p>
          </table:table-cell>
          <table:table-cell office:value-type="string">
            <text:p>Isolated Areas</text:p>
          </table:table-cell>
          <table:table-cell office:value-type="string">
            <text:p><text:s/>Cabin by the Lake, West of West Point</text:p>
          </table:table-cell>
          <table:table-cell table:formula="of:=MID([.A654];1;SEARCH(&quot;--&quot;;[.A654])-1)" office:value-type="string" office:string-value="{worldX = 33, worldY = 22, posX = 283, posY = 165}, ">
            <text:p>{worldX = 33, worldY = 22, posX = 283, posY = 165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2">
            <text:p>65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54];&quot;-- &quot;;[.B654];&quot;,&quot;;[.C654];&quot; ID:&quot;;[.I654])" office:value-type="string" office:string-value="{worldX = 33, worldY = 22, posX = 283, posY = 165}, -- Isolated Areas, Cabin by the Lake, West of West Point ID:652">
            <text:p>{worldX = 33, worldY = 22, posX = 283, posY = 165}, -- Isolated Areas, Cabin by the Lake, West of West Point ID:652</text:p>
          </table:table-cell>
          <table:table-cell table:formula="of:=MID([.D654];SEARCH(&quot;worldX = &quot;;[.D654])+9;(SEARCH(&quot;worldY = &quot;;[.D654])-SEARCH(&quot;worldX = &quot;;[.D654])-11))" office:value-type="string" office:string-value="33">
            <text:p>33</text:p>
          </table:table-cell>
          <table:table-cell table:formula="of:=MID([.D654];SEARCH(&quot;worldY = &quot;;[.D654])+9;(SEARCH(&quot;posX = &quot;;[.D654])-SEARCH(&quot;worldY = &quot;;[.D654])-11))" office:value-type="string" office:string-value="22">
            <text:p>22</text:p>
          </table:table-cell>
          <table:table-cell table:formula="of:=MID([.D654];(SEARCH(&quot;posX = &quot;;[.D654])+7);(SEARCH(&quot;,&quot;;[.D654];SEARCH(&quot;posX&quot;;[.D654]))-SEARCH(&quot;posX = &quot;;[.D654])-7))" office:value-type="string" office:string-value="283">
            <text:p>283</text:p>
          </table:table-cell>
          <table:table-cell table:formula="of:=IF(LEN([.D654])&lt;60;MID([.D654];(SEARCH(&quot;posY = &quot;;[.D654])+7);(SEARCH(&quot;}&quot;;[.D654];SEARCH(&quot;posY&quot;;[.D654]))-SEARCH(&quot;posY = &quot;;[.D654])-7));MID([.D659];(SEARCH(&quot;posY = &quot;;[.D659])+7);(SEARCH(&quot;}&quot;;[.D659];SEARCH(&quot;posY&quot;;[.D659]))-SEARCH(&quot;posY = &quot;;[.D659])-7)))" office:value-type="string" office:string-value="165">
            <text:p>165</text:p>
          </table:table-cell>
          <table:table-cell table:formula="of:=MID([.D654];SEARCH(&quot;posZ = &quot;;[.D654])+7;(SEARCH(&quot;}&quot;;[.D654])-SEARCH(&quot;posZ = &quot;;[.D6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5, worldY = 24, posX = 132, posY = 24}, -- Cabin east of West Point</text:p>
          </table:table-cell>
          <table:table-cell office:value-type="string">
            <text:p>Isolated Areas</text:p>
          </table:table-cell>
          <table:table-cell table:formula="of:=MID([.A655];SEARCH(&quot;--&quot;;[.A655])+2;256)" office:value-type="string" office:string-value=" Cabin east of West Point">
            <text:p><text:s/>Cabin east of West Point</text:p>
          </table:table-cell>
          <table:table-cell table:formula="of:=MID([.A655];1;SEARCH(&quot;--&quot;;[.A655])-1)" office:value-type="string" office:string-value="{worldX = 45, worldY = 24, posX = 132, posY = 24}, ">
            <text:p>{worldX = 45, worldY = 24, posX = 132, posY = 24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3">
            <text:p>653</text:p>
          </table:table-cell>
          <table:table-cell table:number-columns-repeated="22"/>
          <table:table-cell table:formula="of:=CONCATENATE([.D655];&quot;-- &quot;;[.B655];&quot;,&quot;;[.C655];&quot; ID:&quot;;[.I655])" office:value-type="string" office:string-value="{worldX = 45, worldY = 24, posX = 132, posY = 24}, -- Isolated Areas, Cabin east of West Point ID:653">
            <text:p>{worldX = 45, worldY = 24, posX = 132, posY = 24}, -- Isolated Areas, Cabin east of West Point ID:653</text:p>
          </table:table-cell>
          <table:table-cell table:formula="of:=MID([.D655];SEARCH(&quot;worldX = &quot;;[.D655])+9;(SEARCH(&quot;worldY = &quot;;[.D655])-SEARCH(&quot;worldX = &quot;;[.D655])-11))" office:value-type="string" office:string-value="45">
            <text:p>45</text:p>
          </table:table-cell>
          <table:table-cell table:formula="of:=MID([.D655];SEARCH(&quot;worldY = &quot;;[.D655])+9;(SEARCH(&quot;posX = &quot;;[.D655])-SEARCH(&quot;worldY = &quot;;[.D655])-11))" office:value-type="string" office:string-value="24">
            <text:p>24</text:p>
          </table:table-cell>
          <table:table-cell table:formula="of:=MID([.D655];(SEARCH(&quot;posX = &quot;;[.D655])+7);(SEARCH(&quot;,&quot;;[.D655];SEARCH(&quot;posX&quot;;[.D655]))-SEARCH(&quot;posX = &quot;;[.D655])-7))" office:value-type="string" office:string-value="132">
            <text:p>132</text:p>
          </table:table-cell>
          <table:table-cell table:formula="of:=IF(LEN([.D655])&lt;60;MID([.D655];(SEARCH(&quot;posY = &quot;;[.D655])+7);(SEARCH(&quot;}&quot;;[.D655];SEARCH(&quot;posY&quot;;[.D655]))-SEARCH(&quot;posY = &quot;;[.D655])-7));MID([.D660];(SEARCH(&quot;posY = &quot;;[.D660])+7);(SEARCH(&quot;}&quot;;[.D660];SEARCH(&quot;posY&quot;;[.D660]))-SEARCH(&quot;posY = &quot;;[.D660])-7)))" office:value-type="string" office:string-value="24">
            <text:p>24</text:p>
          </table:table-cell>
          <table:table-cell table:formula="of:=MID([.D655];SEARCH(&quot;posZ = &quot;;[.D655])+7;(SEARCH(&quot;}&quot;;[.D655])-SEARCH(&quot;posZ = &quot;;[.D6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2, worldY = 29, posX = 67, posY = 75}, -- Forest Cabin, Western Woods</text:p>
          </table:table-cell>
          <table:table-cell office:value-type="string">
            <text:p>Isolated Areas</text:p>
          </table:table-cell>
          <table:table-cell table:formula="of:=MID([.A656];SEARCH(&quot;--&quot;;[.A656])+2;256)" office:value-type="string" office:string-value=" Forest Cabin, Western Woods">
            <text:p><text:s/>Forest Cabin, Western Woods</text:p>
          </table:table-cell>
          <table:table-cell table:formula="of:=MID([.A656];1;SEARCH(&quot;--&quot;;[.A656])-1)" office:value-type="string" office:string-value="{worldX = 32, worldY = 29, posX = 67, posY = 75}, ">
            <text:p>{worldX = 32, worldY = 29, posX = 67, posY = 75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4">
            <text:p>654</text:p>
          </table:table-cell>
          <table:table-cell table:number-columns-repeated="22"/>
          <table:table-cell table:formula="of:=CONCATENATE([.D656];&quot;-- &quot;;[.B656];&quot;,&quot;;[.C656];&quot; ID:&quot;;[.I656])" office:value-type="string" office:string-value="{worldX = 32, worldY = 29, posX = 67, posY = 75}, -- Isolated Areas, Forest Cabin, Western Woods ID:654">
            <text:p>{worldX = 32, worldY = 29, posX = 67, posY = 75}, -- Isolated Areas, Forest Cabin, Western Woods ID:654</text:p>
          </table:table-cell>
          <table:table-cell table:formula="of:=MID([.D656];SEARCH(&quot;worldX = &quot;;[.D656])+9;(SEARCH(&quot;worldY = &quot;;[.D656])-SEARCH(&quot;worldX = &quot;;[.D656])-11))" office:value-type="string" office:string-value="32">
            <text:p>32</text:p>
          </table:table-cell>
          <table:table-cell table:formula="of:=MID([.D656];SEARCH(&quot;worldY = &quot;;[.D656])+9;(SEARCH(&quot;posX = &quot;;[.D656])-SEARCH(&quot;worldY = &quot;;[.D656])-11))" office:value-type="string" office:string-value="29">
            <text:p>29</text:p>
          </table:table-cell>
          <table:table-cell table:formula="of:=MID([.D656];(SEARCH(&quot;posX = &quot;;[.D656])+7);(SEARCH(&quot;,&quot;;[.D656];SEARCH(&quot;posX&quot;;[.D656]))-SEARCH(&quot;posX = &quot;;[.D656])-7))" office:value-type="string" office:string-value="67">
            <text:p>67</text:p>
          </table:table-cell>
          <table:table-cell table:formula="of:=IF(LEN([.D656])&lt;60;MID([.D656];(SEARCH(&quot;posY = &quot;;[.D656])+7);(SEARCH(&quot;}&quot;;[.D656];SEARCH(&quot;posY&quot;;[.D656]))-SEARCH(&quot;posY = &quot;;[.D656])-7));MID([.D661];(SEARCH(&quot;posY = &quot;;[.D661])+7);(SEARCH(&quot;}&quot;;[.D661];SEARCH(&quot;posY&quot;;[.D661]))-SEARCH(&quot;posY = &quot;;[.D661])-7)))" office:value-type="string" office:string-value="75">
            <text:p>75</text:p>
          </table:table-cell>
          <table:table-cell table:formula="of:=MID([.D656];SEARCH(&quot;posZ = &quot;;[.D656])+7;(SEARCH(&quot;}&quot;;[.D656])-SEARCH(&quot;posZ = &quot;;[.D6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9, posX = 142, posY = 254}, -- Forest Cabin, near Dixie</text:p>
          </table:table-cell>
          <table:table-cell office:value-type="string">
            <text:p>Isolated Areas</text:p>
          </table:table-cell>
          <table:table-cell table:formula="of:=MID([.A657];SEARCH(&quot;--&quot;;[.A657])+2;256)" office:value-type="string" office:string-value=" Forest Cabin, near Dixie">
            <text:p><text:s/>Forest Cabin, near Dixie</text:p>
          </table:table-cell>
          <table:table-cell table:formula="of:=MID([.A657];1;SEARCH(&quot;--&quot;;[.A657])-1)" office:value-type="string" office:string-value="{worldX = 37, worldY = 29, posX = 142, posY = 254}, ">
            <text:p>{worldX = 37, worldY = 29, posX = 142, posY = 254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5">
            <text:p>655</text:p>
          </table:table-cell>
          <table:table-cell table:number-columns-repeated="22"/>
          <table:table-cell table:formula="of:=CONCATENATE([.D657];&quot;-- &quot;;[.B657];&quot;,&quot;;[.C657];&quot; ID:&quot;;[.I657])" office:value-type="string" office:string-value="{worldX = 37, worldY = 29, posX = 142, posY = 254}, -- Isolated Areas, Forest Cabin, near Dixie ID:655">
            <text:p>{worldX = 37, worldY = 29, posX = 142, posY = 254}, -- Isolated Areas, Forest Cabin, near Dixie ID:655</text:p>
          </table:table-cell>
          <table:table-cell table:formula="of:=MID([.D657];SEARCH(&quot;worldX = &quot;;[.D657])+9;(SEARCH(&quot;worldY = &quot;;[.D657])-SEARCH(&quot;worldX = &quot;;[.D657])-11))" office:value-type="string" office:string-value="37">
            <text:p>37</text:p>
          </table:table-cell>
          <table:table-cell table:formula="of:=MID([.D657];SEARCH(&quot;worldY = &quot;;[.D657])+9;(SEARCH(&quot;posX = &quot;;[.D657])-SEARCH(&quot;worldY = &quot;;[.D657])-11))" office:value-type="string" office:string-value="29">
            <text:p>29</text:p>
          </table:table-cell>
          <table:table-cell table:formula="of:=MID([.D657];(SEARCH(&quot;posX = &quot;;[.D657])+7);(SEARCH(&quot;,&quot;;[.D657];SEARCH(&quot;posX&quot;;[.D657]))-SEARCH(&quot;posX = &quot;;[.D657])-7))" office:value-type="string" office:string-value="142">
            <text:p>142</text:p>
          </table:table-cell>
          <table:table-cell table:formula="of:=IF(LEN([.D657])&lt;60;MID([.D657];(SEARCH(&quot;posY = &quot;;[.D657])+7);(SEARCH(&quot;}&quot;;[.D657];SEARCH(&quot;posY&quot;;[.D657]))-SEARCH(&quot;posY = &quot;;[.D657])-7));MID([.D662];(SEARCH(&quot;posY = &quot;;[.D662])+7);(SEARCH(&quot;}&quot;;[.D662];SEARCH(&quot;posY&quot;;[.D662]))-SEARCH(&quot;posY = &quot;;[.D662])-7)))" office:value-type="string" office:string-value="254">
            <text:p>254</text:p>
          </table:table-cell>
          <table:table-cell table:formula="of:=MID([.D657];SEARCH(&quot;posZ = &quot;;[.D657])+7;(SEARCH(&quot;}&quot;;[.D657])-SEARCH(&quot;posZ = &quot;;[.D6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4, worldY = 24, posX = 47, posY = 28}, --Extremely Isolated Camping cabin</text:p>
          </table:table-cell>
          <table:table-cell office:value-type="string">
            <text:p>Isolated Areas</text:p>
          </table:table-cell>
          <table:table-cell table:formula="of:=MID([.A658];SEARCH(&quot;--&quot;;[.A658])+2;256)" office:value-type="string" office:string-value="Extremely Isolated Camping cabin">
            <text:p>Extremely Isolated Camping cabin</text:p>
          </table:table-cell>
          <table:table-cell table:formula="of:=MID([.A658];1;SEARCH(&quot;--&quot;;[.A658])-1)" office:value-type="string" office:string-value="{worldX = 14, worldY = 24, posX = 47, posY = 28}, ">
            <text:p>{worldX = 14, worldY = 24, posX = 47, posY = 28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6">
            <text:p>656</text:p>
          </table:table-cell>
          <table:table-cell table:number-columns-repeated="22"/>
          <table:table-cell table:formula="of:=CONCATENATE([.D658];&quot;-- &quot;;[.B658];&quot;,&quot;;[.C658];&quot; ID:&quot;;[.I658])" office:value-type="string" office:string-value="{worldX = 14, worldY = 24, posX = 47, posY = 28}, -- Isolated Areas,Extremely Isolated Camping cabin ID:656">
            <text:p>{worldX = 14, worldY = 24, posX = 47, posY = 28}, -- Isolated Areas,Extremely Isolated Camping cabin ID:656</text:p>
          </table:table-cell>
          <table:table-cell table:formula="of:=MID([.D658];SEARCH(&quot;worldX = &quot;;[.D658])+9;(SEARCH(&quot;worldY = &quot;;[.D658])-SEARCH(&quot;worldX = &quot;;[.D658])-11))" office:value-type="string" office:string-value="14">
            <text:p>14</text:p>
          </table:table-cell>
          <table:table-cell table:formula="of:=MID([.D658];SEARCH(&quot;worldY = &quot;;[.D658])+9;(SEARCH(&quot;posX = &quot;;[.D658])-SEARCH(&quot;worldY = &quot;;[.D658])-11))" office:value-type="string" office:string-value="24">
            <text:p>24</text:p>
          </table:table-cell>
          <table:table-cell table:formula="of:=MID([.D658];(SEARCH(&quot;posX = &quot;;[.D658])+7);(SEARCH(&quot;,&quot;;[.D658];SEARCH(&quot;posX&quot;;[.D658]))-SEARCH(&quot;posX = &quot;;[.D658])-7))" office:value-type="string" office:string-value="47">
            <text:p>47</text:p>
          </table:table-cell>
          <table:table-cell table:formula="of:=IF(LEN([.D658])&lt;60;MID([.D658];(SEARCH(&quot;posY = &quot;;[.D658])+7);(SEARCH(&quot;}&quot;;[.D658];SEARCH(&quot;posY&quot;;[.D658]))-SEARCH(&quot;posY = &quot;;[.D658])-7));MID([.D663];(SEARCH(&quot;posY = &quot;;[.D663])+7);(SEARCH(&quot;}&quot;;[.D663];SEARCH(&quot;posY&quot;;[.D663]))-SEARCH(&quot;posY = &quot;;[.D663])-7)))" office:value-type="string" office:string-value="28">
            <text:p>28</text:p>
          </table:table-cell>
          <table:table-cell table:formula="of:=MID([.D658];SEARCH(&quot;posZ = &quot;;[.D658])+7;(SEARCH(&quot;}&quot;;[.D658])-SEARCH(&quot;posZ = &quot;;[.D6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30, posX = 180, posY = 290}, --Isolated Forest House</text:p>
          </table:table-cell>
          <table:table-cell office:value-type="string">
            <text:p>Isolated Areas</text:p>
          </table:table-cell>
          <table:table-cell table:formula="of:=MID([.A659];SEARCH(&quot;--&quot;;[.A659])+2;256)" office:value-type="string" office:string-value="Isolated Forest House">
            <text:p>Isolated Forest House</text:p>
          </table:table-cell>
          <table:table-cell table:formula="of:=MID([.A659];1;SEARCH(&quot;--&quot;;[.A659])-1)" office:value-type="string" office:string-value="{worldX = 38, worldY = 30, posX = 180, posY = 290}, ">
            <text:p>{worldX = 38, worldY = 30, posX = 180, posY = 290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7">
            <text:p>65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59];&quot;-- &quot;;[.B659];&quot;,&quot;;[.C659];&quot; ID:&quot;;[.I659])" office:value-type="string" office:string-value="{worldX = 38, worldY = 30, posX = 180, posY = 290}, -- Isolated Areas,Isolated Forest House ID:657">
            <text:p>{worldX = 38, worldY = 30, posX = 180, posY = 290}, -- Isolated Areas,Isolated Forest House ID:657</text:p>
          </table:table-cell>
          <table:table-cell table:formula="of:=MID([.D659];SEARCH(&quot;worldX = &quot;;[.D659])+9;(SEARCH(&quot;worldY = &quot;;[.D659])-SEARCH(&quot;worldX = &quot;;[.D659])-11))" office:value-type="string" office:string-value="38">
            <text:p>38</text:p>
          </table:table-cell>
          <table:table-cell table:formula="of:=MID([.D659];SEARCH(&quot;worldY = &quot;;[.D659])+9;(SEARCH(&quot;posX = &quot;;[.D659])-SEARCH(&quot;worldY = &quot;;[.D659])-11))" office:value-type="string" office:string-value="30">
            <text:p>30</text:p>
          </table:table-cell>
          <table:table-cell table:formula="of:=MID([.D659];(SEARCH(&quot;posX = &quot;;[.D659])+7);(SEARCH(&quot;,&quot;;[.D659];SEARCH(&quot;posX&quot;;[.D659]))-SEARCH(&quot;posX = &quot;;[.D659])-7))" office:value-type="string" office:string-value="180">
            <text:p>180</text:p>
          </table:table-cell>
          <table:table-cell table:formula="of:=IF(LEN([.D659])&lt;60;MID([.D659];(SEARCH(&quot;posY = &quot;;[.D659])+7);(SEARCH(&quot;}&quot;;[.D659];SEARCH(&quot;posY&quot;;[.D659]))-SEARCH(&quot;posY = &quot;;[.D659])-7));MID([.D664];(SEARCH(&quot;posY = &quot;;[.D664])+7);(SEARCH(&quot;}&quot;;[.D664];SEARCH(&quot;posY&quot;;[.D664]))-SEARCH(&quot;posY = &quot;;[.D664])-7)))" office:value-type="string" office:string-value="290">
            <text:p>290</text:p>
          </table:table-cell>
          <table:table-cell table:formula="of:=MID([.D659];SEARCH(&quot;posZ = &quot;;[.D659])+7;(SEARCH(&quot;}&quot;;[.D659])-SEARCH(&quot;posZ = &quot;;[.D6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1, worldY = 34, posX = 45, posY = 96}, --Forest Shack between Rosewood and Muldraugh</text:p>
          </table:table-cell>
          <table:table-cell office:value-type="string">
            <text:p>Isolated Areas</text:p>
          </table:table-cell>
          <table:table-cell table:formula="of:=MID([.A660];SEARCH(&quot;--&quot;;[.A660])+2;256)" office:value-type="string" office:string-value="Forest Shack between Rosewood and Muldraugh">
            <text:p>Forest Shack between Rosewood and Muldraugh</text:p>
          </table:table-cell>
          <table:table-cell table:formula="of:=MID([.A660];1;SEARCH(&quot;--&quot;;[.A660])-1)" office:value-type="string" office:string-value="{worldX = 31, worldY = 34, posX = 45, posY = 96}, ">
            <text:p>{worldX = 31, worldY = 34, posX = 45, posY = 96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8">
            <text:p>658</text:p>
          </table:table-cell>
          <table:table-cell table:number-columns-repeated="22"/>
          <table:table-cell table:formula="of:=CONCATENATE([.D660];&quot;-- &quot;;[.B660];&quot;,&quot;;[.C660];&quot; ID:&quot;;[.I660])" office:value-type="string" office:string-value="{worldX = 31, worldY = 34, posX = 45, posY = 96}, -- Isolated Areas,Forest Shack between Rosewood and Muldraugh ID:658">
            <text:p>{worldX = 31, worldY = 34, posX = 45, posY = 96}, -- Isolated Areas,Forest Shack between Rosewood and Muldraugh ID:658</text:p>
          </table:table-cell>
          <table:table-cell table:formula="of:=MID([.D660];SEARCH(&quot;worldX = &quot;;[.D660])+9;(SEARCH(&quot;worldY = &quot;;[.D660])-SEARCH(&quot;worldX = &quot;;[.D660])-11))" office:value-type="string" office:string-value="31">
            <text:p>31</text:p>
          </table:table-cell>
          <table:table-cell table:formula="of:=MID([.D660];SEARCH(&quot;worldY = &quot;;[.D660])+9;(SEARCH(&quot;posX = &quot;;[.D660])-SEARCH(&quot;worldY = &quot;;[.D660])-11))" office:value-type="string" office:string-value="34">
            <text:p>34</text:p>
          </table:table-cell>
          <table:table-cell table:formula="of:=MID([.D660];(SEARCH(&quot;posX = &quot;;[.D660])+7);(SEARCH(&quot;,&quot;;[.D660];SEARCH(&quot;posX&quot;;[.D660]))-SEARCH(&quot;posX = &quot;;[.D660])-7))" office:value-type="string" office:string-value="45">
            <text:p>45</text:p>
          </table:table-cell>
          <table:table-cell table:formula="of:=IF(LEN([.D660])&lt;60;MID([.D660];(SEARCH(&quot;posY = &quot;;[.D660])+7);(SEARCH(&quot;}&quot;;[.D660];SEARCH(&quot;posY&quot;;[.D660]))-SEARCH(&quot;posY = &quot;;[.D660])-7));MID([.D665];(SEARCH(&quot;posY = &quot;;[.D665])+7);(SEARCH(&quot;}&quot;;[.D665];SEARCH(&quot;posY&quot;;[.D665]))-SEARCH(&quot;posY = &quot;;[.D665])-7)))" office:value-type="string" office:string-value="96">
            <text:p>96</text:p>
          </table:table-cell>
          <table:table-cell table:formula="of:=MID([.D660];SEARCH(&quot;posZ = &quot;;[.D660])+7;(SEARCH(&quot;}&quot;;[.D660])-SEARCH(&quot;posZ = &quot;;[.D6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1, worldY = 29, posX = 173, posY = 220}, --Muldraugh Campgrounds</text:p>
          </table:table-cell>
          <table:table-cell office:value-type="string">
            <text:p>Isolated Areas</text:p>
          </table:table-cell>
          <table:table-cell table:formula="of:=MID([.A661];SEARCH(&quot;--&quot;;[.A661])+2;256)" office:value-type="string" office:string-value="Muldraugh Campgrounds">
            <text:p>Muldraugh Campgrounds</text:p>
          </table:table-cell>
          <table:table-cell table:formula="of:=MID([.A661];1;SEARCH(&quot;--&quot;;[.A661])-1)" office:value-type="string" office:string-value="{worldX = 41, worldY = 29, posX = 173, posY = 220}, ">
            <text:p>{worldX = 41, worldY = 29, posX = 173, posY = 220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59">
            <text:p>659</text:p>
          </table:table-cell>
          <table:table-cell table:number-columns-repeated="22"/>
          <table:table-cell table:formula="of:=CONCATENATE([.D661];&quot;-- &quot;;[.B661];&quot;,&quot;;[.C661];&quot; ID:&quot;;[.I661])" office:value-type="string" office:string-value="{worldX = 41, worldY = 29, posX = 173, posY = 220}, -- Isolated Areas,Muldraugh Campgrounds ID:659">
            <text:p>{worldX = 41, worldY = 29, posX = 173, posY = 220}, -- Isolated Areas,Muldraugh Campgrounds ID:659</text:p>
          </table:table-cell>
          <table:table-cell table:formula="of:=MID([.D661];SEARCH(&quot;worldX = &quot;;[.D661])+9;(SEARCH(&quot;worldY = &quot;;[.D661])-SEARCH(&quot;worldX = &quot;;[.D661])-11))" office:value-type="string" office:string-value="41">
            <text:p>41</text:p>
          </table:table-cell>
          <table:table-cell table:formula="of:=MID([.D661];SEARCH(&quot;worldY = &quot;;[.D661])+9;(SEARCH(&quot;posX = &quot;;[.D661])-SEARCH(&quot;worldY = &quot;;[.D661])-11))" office:value-type="string" office:string-value="29">
            <text:p>29</text:p>
          </table:table-cell>
          <table:table-cell table:formula="of:=MID([.D661];(SEARCH(&quot;posX = &quot;;[.D661])+7);(SEARCH(&quot;,&quot;;[.D661];SEARCH(&quot;posX&quot;;[.D661]))-SEARCH(&quot;posX = &quot;;[.D661])-7))" office:value-type="string" office:string-value="173">
            <text:p>173</text:p>
          </table:table-cell>
          <table:table-cell table:formula="of:=IF(LEN([.D661])&lt;60;MID([.D661];(SEARCH(&quot;posY = &quot;;[.D661])+7);(SEARCH(&quot;}&quot;;[.D661];SEARCH(&quot;posY&quot;;[.D661]))-SEARCH(&quot;posY = &quot;;[.D661])-7));MID([.D666];(SEARCH(&quot;posY = &quot;;[.D666])+7);(SEARCH(&quot;}&quot;;[.D666];SEARCH(&quot;posY&quot;;[.D666]))-SEARCH(&quot;posY = &quot;;[.D666])-7)))" office:value-type="string" office:string-value="220">
            <text:p>220</text:p>
          </table:table-cell>
          <table:table-cell table:formula="of:=MID([.D661];SEARCH(&quot;posZ = &quot;;[.D661])+7;(SEARCH(&quot;}&quot;;[.D661])-SEARCH(&quot;posZ = &quot;;[.D6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8, posX = 175, posY = 202}, --Scouting Camp Greeting Hall 1, south of lake</text:p>
          </table:table-cell>
          <table:table-cell office:value-type="string">
            <text:p>Isolated Areas</text:p>
          </table:table-cell>
          <table:table-cell table:formula="of:=MID([.A662];SEARCH(&quot;--&quot;;[.A662])+2;256)" office:value-type="string" office:string-value="Scouting Camp Greeting Hall 1, south of lake">
            <text:p>Scouting Camp Greeting Hall 1, south of lake</text:p>
          </table:table-cell>
          <table:table-cell table:formula="of:=MID([.A662];1;SEARCH(&quot;--&quot;;[.A662])-1)" office:value-type="string" office:string-value="{worldX = 15, worldY = 28, posX = 175, posY = 202}, ">
            <text:p>{worldX = 15, worldY = 28, posX = 175, posY = 202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0">
            <text:p>66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62];&quot;-- &quot;;[.B662];&quot;,&quot;;[.C662];&quot; ID:&quot;;[.I662])" office:value-type="string" office:string-value="{worldX = 15, worldY = 28, posX = 175, posY = 202}, -- Isolated Areas,Scouting Camp Greeting Hall 1, south of lake ID:660">
            <text:p>{worldX = 15, worldY = 28, posX = 175, posY = 202}, -- Isolated Areas,Scouting Camp Greeting Hall 1, south of lake ID:660</text:p>
          </table:table-cell>
          <table:table-cell table:formula="of:=MID([.D662];SEARCH(&quot;worldX = &quot;;[.D662])+9;(SEARCH(&quot;worldY = &quot;;[.D662])-SEARCH(&quot;worldX = &quot;;[.D662])-11))" office:value-type="string" office:string-value="15">
            <text:p>15</text:p>
          </table:table-cell>
          <table:table-cell table:formula="of:=MID([.D662];SEARCH(&quot;worldY = &quot;;[.D662])+9;(SEARCH(&quot;posX = &quot;;[.D662])-SEARCH(&quot;worldY = &quot;;[.D662])-11))" office:value-type="string" office:string-value="28">
            <text:p>28</text:p>
          </table:table-cell>
          <table:table-cell table:formula="of:=MID([.D662];(SEARCH(&quot;posX = &quot;;[.D662])+7);(SEARCH(&quot;,&quot;;[.D662];SEARCH(&quot;posX&quot;;[.D662]))-SEARCH(&quot;posX = &quot;;[.D662])-7))" office:value-type="string" office:string-value="175">
            <text:p>175</text:p>
          </table:table-cell>
          <table:table-cell table:formula="of:=IF(LEN([.D662])&lt;60;MID([.D662];(SEARCH(&quot;posY = &quot;;[.D662])+7);(SEARCH(&quot;}&quot;;[.D662];SEARCH(&quot;posY&quot;;[.D662]))-SEARCH(&quot;posY = &quot;;[.D662])-7));MID([.D667];(SEARCH(&quot;posY = &quot;;[.D667])+7);(SEARCH(&quot;}&quot;;[.D667];SEARCH(&quot;posY&quot;;[.D667]))-SEARCH(&quot;posY = &quot;;[.D667])-7)))" office:value-type="string" office:string-value="202">
            <text:p>202</text:p>
          </table:table-cell>
          <table:table-cell table:formula="of:=MID([.D662];SEARCH(&quot;posZ = &quot;;[.D662])+7;(SEARCH(&quot;}&quot;;[.D662])-SEARCH(&quot;posZ = &quot;;[.D6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6, worldY = 26, posX = 211, posY = 196}, --Scouting Camp Greeting Hall 2, east of lake</text:p>
          </table:table-cell>
          <table:table-cell office:value-type="string">
            <text:p>Isolated Areas</text:p>
          </table:table-cell>
          <table:table-cell table:formula="of:=MID([.A663];SEARCH(&quot;--&quot;;[.A663])+2;256)" office:value-type="string" office:string-value="Scouting Camp Greeting Hall 2, east of lake">
            <text:p>Scouting Camp Greeting Hall 2, east of lake</text:p>
          </table:table-cell>
          <table:table-cell table:formula="of:=MID([.A663];1;SEARCH(&quot;--&quot;;[.A663])-1)" office:value-type="string" office:string-value="{worldX = 16, worldY = 26, posX = 211, posY = 196}, ">
            <text:p>{worldX = 16, worldY = 26, posX = 211, posY = 196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1">
            <text:p>661</text:p>
          </table:table-cell>
          <table:table-cell table:number-columns-repeated="22"/>
          <table:table-cell table:formula="of:=CONCATENATE([.D663];&quot;-- &quot;;[.B663];&quot;,&quot;;[.C663];&quot; ID:&quot;;[.I663])" office:value-type="string" office:string-value="{worldX = 16, worldY = 26, posX = 211, posY = 196}, -- Isolated Areas,Scouting Camp Greeting Hall 2, east of lake ID:661">
            <text:p>{worldX = 16, worldY = 26, posX = 211, posY = 196}, -- Isolated Areas,Scouting Camp Greeting Hall 2, east of lake ID:661</text:p>
          </table:table-cell>
          <table:table-cell table:formula="of:=MID([.D663];SEARCH(&quot;worldX = &quot;;[.D663])+9;(SEARCH(&quot;worldY = &quot;;[.D663])-SEARCH(&quot;worldX = &quot;;[.D663])-11))" office:value-type="string" office:string-value="16">
            <text:p>16</text:p>
          </table:table-cell>
          <table:table-cell table:formula="of:=MID([.D663];SEARCH(&quot;worldY = &quot;;[.D663])+9;(SEARCH(&quot;posX = &quot;;[.D663])-SEARCH(&quot;worldY = &quot;;[.D663])-11))" office:value-type="string" office:string-value="26">
            <text:p>26</text:p>
          </table:table-cell>
          <table:table-cell table:formula="of:=MID([.D663];(SEARCH(&quot;posX = &quot;;[.D663])+7);(SEARCH(&quot;,&quot;;[.D663];SEARCH(&quot;posX&quot;;[.D663]))-SEARCH(&quot;posX = &quot;;[.D663])-7))" office:value-type="string" office:string-value="211">
            <text:p>211</text:p>
          </table:table-cell>
          <table:table-cell table:formula="of:=IF(LEN([.D663])&lt;60;MID([.D663];(SEARCH(&quot;posY = &quot;;[.D663])+7);(SEARCH(&quot;}&quot;;[.D663];SEARCH(&quot;posY&quot;;[.D663]))-SEARCH(&quot;posY = &quot;;[.D663])-7));MID([.D668];(SEARCH(&quot;posY = &quot;;[.D668])+7);(SEARCH(&quot;}&quot;;[.D668];SEARCH(&quot;posY&quot;;[.D668]))-SEARCH(&quot;posY = &quot;;[.D668])-7)))" office:value-type="string" office:string-value="196">
            <text:p>196</text:p>
          </table:table-cell>
          <table:table-cell table:formula="of:=MID([.D663];SEARCH(&quot;posZ = &quot;;[.D663])+7;(SEARCH(&quot;}&quot;;[.D663])-SEARCH(&quot;posZ = &quot;;[.D6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6, worldY = 26, posX = 211, posY = 196, posZ = 1}, --Scouting Camp Greeting Hall 2, east of lake, 2nd floor</text:p>
          </table:table-cell>
          <table:table-cell office:value-type="string">
            <text:p>Isolated Areas</text:p>
          </table:table-cell>
          <table:table-cell table:formula="of:=MID([.A664];SEARCH(&quot;--&quot;;[.A664])+2;256)" office:value-type="string" office:string-value="Scouting Camp Greeting Hall 2, east of lake, 2nd floor">
            <text:p>Scouting Camp Greeting Hall 2, east of lake, 2nd floor</text:p>
          </table:table-cell>
          <table:table-cell table:formula="of:=MID([.A664];1;SEARCH(&quot;--&quot;;[.A664])-1)" office:value-type="string" office:string-value="{worldX = 16, worldY = 26, posX = 211, posY = 196, posZ = 1}, ">
            <text:p>{worldX = 16, worldY = 26, posX = 211, posY = 196, posZ = 1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2">
            <text:p>66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64];&quot;-- &quot;;[.B664];&quot;,&quot;;[.C664];&quot; ID:&quot;;[.I664])" office:value-type="string" office:string-value="{worldX = 16, worldY = 26, posX = 211, posY = 196, posZ = 1}, -- Isolated Areas,Scouting Camp Greeting Hall 2, east of lake, 2nd floor ID:662">
            <text:p>{worldX = 16, worldY = 26, posX = 211, posY = 196, posZ = 1}, -- Isolated Areas,Scouting Camp Greeting Hall 2, east of lake, 2nd floor ID:662</text:p>
          </table:table-cell>
          <table:table-cell table:formula="of:=MID([.D664];SEARCH(&quot;worldX = &quot;;[.D664])+9;(SEARCH(&quot;worldY = &quot;;[.D664])-SEARCH(&quot;worldX = &quot;;[.D664])-11))" office:value-type="string" office:string-value="16">
            <text:p>16</text:p>
          </table:table-cell>
          <table:table-cell table:formula="of:=MID([.D664];SEARCH(&quot;worldY = &quot;;[.D664])+9;(SEARCH(&quot;posX = &quot;;[.D664])-SEARCH(&quot;worldY = &quot;;[.D664])-11))" office:value-type="string" office:string-value="26">
            <text:p>26</text:p>
          </table:table-cell>
          <table:table-cell table:formula="of:=MID([.D664];(SEARCH(&quot;posX = &quot;;[.D664])+7);(SEARCH(&quot;,&quot;;[.D664];SEARCH(&quot;posX&quot;;[.D664]))-SEARCH(&quot;posX = &quot;;[.D664])-7))" office:value-type="string" office:string-value="211">
            <text:p>211</text:p>
          </table:table-cell>
          <table:table-cell table:formula="of:=IF(LEN([.D664])&lt;60;MID([.D664];(SEARCH(&quot;posY = &quot;;[.D664])+7);(SEARCH(&quot;}&quot;;[.D664];SEARCH(&quot;posY&quot;;[.D664]))-SEARCH(&quot;posY = &quot;;[.D664])-7));MID([.D669];(SEARCH(&quot;posY = &quot;;[.D669])+7);(SEARCH(&quot;}&quot;;[.D669];SEARCH(&quot;posY&quot;;[.D669]))-SEARCH(&quot;posY = &quot;;[.D669])-7)))" office:value-type="string" office:string-value="47">
            <text:p>47</text:p>
          </table:table-cell>
          <table:table-cell table:formula="of:=MID([.D664];SEARCH(&quot;posZ = &quot;;[.D664])+7;(SEARCH(&quot;}&quot;;[.D664])-SEARCH(&quot;posZ = &quot;;[.D664])-7))" office:value-type="string" office:string-value="1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6, worldY = 26, posX = 102, posY = 137}, --Scouting Camp utility building</text:p>
          </table:table-cell>
          <table:table-cell office:value-type="string">
            <text:p>Isolated Areas</text:p>
          </table:table-cell>
          <table:table-cell table:formula="of:=MID([.A665];SEARCH(&quot;--&quot;;[.A665])+2;256)" office:value-type="string" office:string-value="Scouting Camp utility building">
            <text:p>Scouting Camp utility building</text:p>
          </table:table-cell>
          <table:table-cell table:formula="of:=MID([.A665];1;SEARCH(&quot;--&quot;;[.A665])-1)" office:value-type="string" office:string-value="{worldX = 16, worldY = 26, posX = 102, posY = 137}, ">
            <text:p>{worldX = 16, worldY = 26, posX = 102, posY = 137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3">
            <text:p>66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65];&quot;-- &quot;;[.B665];&quot;,&quot;;[.C665];&quot; ID:&quot;;[.I665])" office:value-type="string" office:string-value="{worldX = 16, worldY = 26, posX = 102, posY = 137}, -- Isolated Areas,Scouting Camp utility building ID:663">
            <text:p>{worldX = 16, worldY = 26, posX = 102, posY = 137}, -- Isolated Areas,Scouting Camp utility building ID:663</text:p>
          </table:table-cell>
          <table:table-cell table:formula="of:=MID([.D665];SEARCH(&quot;worldX = &quot;;[.D665])+9;(SEARCH(&quot;worldY = &quot;;[.D665])-SEARCH(&quot;worldX = &quot;;[.D665])-11))" office:value-type="string" office:string-value="16">
            <text:p>16</text:p>
          </table:table-cell>
          <table:table-cell table:formula="of:=MID([.D665];SEARCH(&quot;worldY = &quot;;[.D665])+9;(SEARCH(&quot;posX = &quot;;[.D665])-SEARCH(&quot;worldY = &quot;;[.D665])-11))" office:value-type="string" office:string-value="26">
            <text:p>26</text:p>
          </table:table-cell>
          <table:table-cell table:formula="of:=MID([.D665];(SEARCH(&quot;posX = &quot;;[.D665])+7);(SEARCH(&quot;,&quot;;[.D665];SEARCH(&quot;posX&quot;;[.D665]))-SEARCH(&quot;posX = &quot;;[.D665])-7))" office:value-type="string" office:string-value="102">
            <text:p>102</text:p>
          </table:table-cell>
          <table:table-cell table:formula="of:=IF(LEN([.D665])&lt;60;MID([.D665];(SEARCH(&quot;posY = &quot;;[.D665])+7);(SEARCH(&quot;}&quot;;[.D665];SEARCH(&quot;posY&quot;;[.D665]))-SEARCH(&quot;posY = &quot;;[.D665])-7));MID([.D670];(SEARCH(&quot;posY = &quot;;[.D670])+7);(SEARCH(&quot;}&quot;;[.D670];SEARCH(&quot;posY&quot;;[.D670]))-SEARCH(&quot;posY = &quot;;[.D670])-7)))" office:value-type="string" office:string-value="137">
            <text:p>137</text:p>
          </table:table-cell>
          <table:table-cell table:formula="of:=MID([.D665];SEARCH(&quot;posZ = &quot;;[.D665])+7;(SEARCH(&quot;}&quot;;[.D665])-SEARCH(&quot;posZ = &quot;;[.D6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23, posY = 190}, --Scouting Camp dining hall </text:p>
          </table:table-cell>
          <table:table-cell office:value-type="string">
            <text:p>Isolated Areas</text:p>
          </table:table-cell>
          <table:table-cell table:formula="of:=MID([.A666];SEARCH(&quot;--&quot;;[.A666])+2;256)" office:value-type="string" office:string-value="Scouting Camp dining hall ">
            <text:p>Scouting Camp dining hall </text:p>
          </table:table-cell>
          <table:table-cell table:formula="of:=MID([.A666];1;SEARCH(&quot;--&quot;;[.A666])-1)" office:value-type="string" office:string-value="{worldX = 15, worldY = 26, posX = 223, posY = 190}, ">
            <text:p>{worldX = 15, worldY = 26, posX = 223, posY = 190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4">
            <text:p>66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66];&quot;-- &quot;;[.B666];&quot;,&quot;;[.C666];&quot; ID:&quot;;[.I666])" office:value-type="string" office:string-value="{worldX = 15, worldY = 26, posX = 223, posY = 190}, -- Isolated Areas,Scouting Camp dining hall  ID:664">
            <text:p>{worldX = 15, worldY = 26, posX = 223, posY = 190}, -- Isolated Areas,Scouting Camp dining hall <text:s/>ID:664</text:p>
          </table:table-cell>
          <table:table-cell table:formula="of:=MID([.D666];SEARCH(&quot;worldX = &quot;;[.D666])+9;(SEARCH(&quot;worldY = &quot;;[.D666])-SEARCH(&quot;worldX = &quot;;[.D666])-11))" office:value-type="string" office:string-value="15">
            <text:p>15</text:p>
          </table:table-cell>
          <table:table-cell table:formula="of:=MID([.D666];SEARCH(&quot;worldY = &quot;;[.D666])+9;(SEARCH(&quot;posX = &quot;;[.D666])-SEARCH(&quot;worldY = &quot;;[.D666])-11))" office:value-type="string" office:string-value="26">
            <text:p>26</text:p>
          </table:table-cell>
          <table:table-cell table:formula="of:=MID([.D666];(SEARCH(&quot;posX = &quot;;[.D666])+7);(SEARCH(&quot;,&quot;;[.D666];SEARCH(&quot;posX&quot;;[.D666]))-SEARCH(&quot;posX = &quot;;[.D666])-7))" office:value-type="string" office:string-value="223">
            <text:p>223</text:p>
          </table:table-cell>
          <table:table-cell table:formula="of:=IF(LEN([.D666])&lt;60;MID([.D666];(SEARCH(&quot;posY = &quot;;[.D666])+7);(SEARCH(&quot;}&quot;;[.D666];SEARCH(&quot;posY&quot;;[.D666]))-SEARCH(&quot;posY = &quot;;[.D666])-7));MID([.D671];(SEARCH(&quot;posY = &quot;;[.D671])+7);(SEARCH(&quot;}&quot;;[.D671];SEARCH(&quot;posY&quot;;[.D671]))-SEARCH(&quot;posY = &quot;;[.D671])-7)))" office:value-type="string" office:string-value="190">
            <text:p>190</text:p>
          </table:table-cell>
          <table:table-cell table:formula="of:=MID([.D666];SEARCH(&quot;posZ = &quot;;[.D666])+7;(SEARCH(&quot;}&quot;;[.D666])-SEARCH(&quot;posZ = &quot;;[.D6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16, posY = 194}, --Scouting Camp dining hall, kitchen</text:p>
          </table:table-cell>
          <table:table-cell office:value-type="string">
            <text:p>Isolated Areas</text:p>
          </table:table-cell>
          <table:table-cell table:formula="of:=MID([.A667];SEARCH(&quot;--&quot;;[.A667])+2;256)" office:value-type="string" office:string-value="Scouting Camp dining hall, kitchen">
            <text:p>Scouting Camp dining hall, kitchen</text:p>
          </table:table-cell>
          <table:table-cell table:formula="of:=MID([.A667];1;SEARCH(&quot;--&quot;;[.A667])-1)" office:value-type="string" office:string-value="{worldX = 15, worldY = 26, posX = 216, posY = 194}, ">
            <text:p>{worldX = 15, worldY = 26, posX = 216, posY = 194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5">
            <text:p>665</text:p>
          </table:table-cell>
          <table:table-cell table:number-columns-repeated="22"/>
          <table:table-cell table:formula="of:=CONCATENATE([.D667];&quot;-- &quot;;[.B667];&quot;,&quot;;[.C667];&quot; ID:&quot;;[.I667])" office:value-type="string" office:string-value="{worldX = 15, worldY = 26, posX = 216, posY = 194}, -- Isolated Areas,Scouting Camp dining hall, kitchen ID:665">
            <text:p>{worldX = 15, worldY = 26, posX = 216, posY = 194}, -- Isolated Areas,Scouting Camp dining hall, kitchen ID:665</text:p>
          </table:table-cell>
          <table:table-cell table:formula="of:=MID([.D667];SEARCH(&quot;worldX = &quot;;[.D667])+9;(SEARCH(&quot;worldY = &quot;;[.D667])-SEARCH(&quot;worldX = &quot;;[.D667])-11))" office:value-type="string" office:string-value="15">
            <text:p>15</text:p>
          </table:table-cell>
          <table:table-cell table:formula="of:=MID([.D667];SEARCH(&quot;worldY = &quot;;[.D667])+9;(SEARCH(&quot;posX = &quot;;[.D667])-SEARCH(&quot;worldY = &quot;;[.D667])-11))" office:value-type="string" office:string-value="26">
            <text:p>26</text:p>
          </table:table-cell>
          <table:table-cell table:formula="of:=MID([.D667];(SEARCH(&quot;posX = &quot;;[.D667])+7);(SEARCH(&quot;,&quot;;[.D667];SEARCH(&quot;posX&quot;;[.D667]))-SEARCH(&quot;posX = &quot;;[.D667])-7))" office:value-type="string" office:string-value="216">
            <text:p>216</text:p>
          </table:table-cell>
          <table:table-cell table:formula="of:=IF(LEN([.D667])&lt;60;MID([.D667];(SEARCH(&quot;posY = &quot;;[.D667])+7);(SEARCH(&quot;}&quot;;[.D667];SEARCH(&quot;posY&quot;;[.D667]))-SEARCH(&quot;posY = &quot;;[.D667])-7));MID([.D672];(SEARCH(&quot;posY = &quot;;[.D672])+7);(SEARCH(&quot;}&quot;;[.D672];SEARCH(&quot;posY&quot;;[.D672]))-SEARCH(&quot;posY = &quot;;[.D672])-7)))" office:value-type="string" office:string-value="194">
            <text:p>194</text:p>
          </table:table-cell>
          <table:table-cell table:formula="of:=MID([.D667];SEARCH(&quot;posZ = &quot;;[.D667])+7;(SEARCH(&quot;}&quot;;[.D667])-SEARCH(&quot;posZ = &quot;;[.D6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3, worldY = 27, posX = 165, posY = 52}, --Scouting Camp dining hall, ranger cabin</text:p>
          </table:table-cell>
          <table:table-cell office:value-type="string">
            <text:p>Isolated Areas</text:p>
          </table:table-cell>
          <table:table-cell table:formula="of:=MID([.A668];SEARCH(&quot;--&quot;;[.A668])+2;256)" office:value-type="string" office:string-value="Scouting Camp dining hall, ranger cabin">
            <text:p>Scouting Camp dining hall, ranger cabin</text:p>
          </table:table-cell>
          <table:table-cell table:formula="of:=MID([.A668];1;SEARCH(&quot;--&quot;;[.A668])-1)" office:value-type="string" office:string-value="{worldX = 13, worldY = 27, posX = 165, posY = 52}, ">
            <text:p>{worldX = 13, worldY = 27, posX = 165, posY = 52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6">
            <text:p>66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68];&quot;-- &quot;;[.B668];&quot;,&quot;;[.C668];&quot; ID:&quot;;[.I668])" office:value-type="string" office:string-value="{worldX = 13, worldY = 27, posX = 165, posY = 52}, -- Isolated Areas,Scouting Camp dining hall, ranger cabin ID:666">
            <text:p>{worldX = 13, worldY = 27, posX = 165, posY = 52}, -- Isolated Areas,Scouting Camp dining hall, ranger cabin ID:666</text:p>
          </table:table-cell>
          <table:table-cell table:formula="of:=MID([.D668];SEARCH(&quot;worldX = &quot;;[.D668])+9;(SEARCH(&quot;worldY = &quot;;[.D668])-SEARCH(&quot;worldX = &quot;;[.D668])-11))" office:value-type="string" office:string-value="13">
            <text:p>13</text:p>
          </table:table-cell>
          <table:table-cell table:formula="of:=MID([.D668];SEARCH(&quot;worldY = &quot;;[.D668])+9;(SEARCH(&quot;posX = &quot;;[.D668])-SEARCH(&quot;worldY = &quot;;[.D668])-11))" office:value-type="string" office:string-value="27">
            <text:p>27</text:p>
          </table:table-cell>
          <table:table-cell table:formula="of:=MID([.D668];(SEARCH(&quot;posX = &quot;;[.D668])+7);(SEARCH(&quot;,&quot;;[.D668];SEARCH(&quot;posX&quot;;[.D668]))-SEARCH(&quot;posX = &quot;;[.D668])-7))" office:value-type="string" office:string-value="165">
            <text:p>165</text:p>
          </table:table-cell>
          <table:table-cell table:formula="of:=IF(LEN([.D668])&lt;60;MID([.D668];(SEARCH(&quot;posY = &quot;;[.D668])+7);(SEARCH(&quot;}&quot;;[.D668];SEARCH(&quot;posY&quot;;[.D668]))-SEARCH(&quot;posY = &quot;;[.D668])-7));MID([.D673];(SEARCH(&quot;posY = &quot;;[.D673])+7);(SEARCH(&quot;}&quot;;[.D673];SEARCH(&quot;posY&quot;;[.D673]))-SEARCH(&quot;posY = &quot;;[.D673])-7)))" office:value-type="string" office:string-value="52">
            <text:p>52</text:p>
          </table:table-cell>
          <table:table-cell table:formula="of:=MID([.D668];SEARCH(&quot;posZ = &quot;;[.D668])+7;(SEARCH(&quot;}&quot;;[.D668])-SEARCH(&quot;posZ = &quot;;[.D6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10, posY = 47}, --Scouting Camp Cabins, S1</text:p>
          </table:table-cell>
          <table:table-cell office:value-type="string">
            <text:p>Isolated Areas</text:p>
          </table:table-cell>
          <table:table-cell table:formula="of:=MID([.A669];SEARCH(&quot;--&quot;;[.A669])+2;256)" office:value-type="string" office:string-value="Scouting Camp Cabins, S1">
            <text:p>Scouting Camp Cabins, S1</text:p>
          </table:table-cell>
          <table:table-cell table:formula="of:=MID([.A669];1;SEARCH(&quot;--&quot;;[.A669])-1)" office:value-type="string" office:string-value="{worldX = 15, worldY = 26, posX = 210, posY = 47}, ">
            <text:p>{worldX = 15, worldY = 26, posX = 210, posY = 47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7">
            <text:p>667</text:p>
          </table:table-cell>
          <table:table-cell table:number-columns-repeated="22"/>
          <table:table-cell table:formula="of:=CONCATENATE([.D669];&quot;-- &quot;;[.B669];&quot;,&quot;;[.C669];&quot; ID:&quot;;[.I669])" office:value-type="string" office:string-value="{worldX = 15, worldY = 26, posX = 210, posY = 47}, -- Isolated Areas,Scouting Camp Cabins, S1 ID:667">
            <text:p>{worldX = 15, worldY = 26, posX = 210, posY = 47}, -- Isolated Areas,Scouting Camp Cabins, S1 ID:667</text:p>
          </table:table-cell>
          <table:table-cell table:formula="of:=MID([.D669];SEARCH(&quot;worldX = &quot;;[.D669])+9;(SEARCH(&quot;worldY = &quot;;[.D669])-SEARCH(&quot;worldX = &quot;;[.D669])-11))" office:value-type="string" office:string-value="15">
            <text:p>15</text:p>
          </table:table-cell>
          <table:table-cell table:formula="of:=MID([.D669];SEARCH(&quot;worldY = &quot;;[.D669])+9;(SEARCH(&quot;posX = &quot;;[.D669])-SEARCH(&quot;worldY = &quot;;[.D669])-11))" office:value-type="string" office:string-value="26">
            <text:p>26</text:p>
          </table:table-cell>
          <table:table-cell table:formula="of:=MID([.D669];(SEARCH(&quot;posX = &quot;;[.D669])+7);(SEARCH(&quot;,&quot;;[.D669];SEARCH(&quot;posX&quot;;[.D669]))-SEARCH(&quot;posX = &quot;;[.D669])-7))" office:value-type="string" office:string-value="210">
            <text:p>210</text:p>
          </table:table-cell>
          <table:table-cell table:formula="of:=IF(LEN([.D669])&lt;60;MID([.D669];(SEARCH(&quot;posY = &quot;;[.D669])+7);(SEARCH(&quot;}&quot;;[.D669];SEARCH(&quot;posY&quot;;[.D669]))-SEARCH(&quot;posY = &quot;;[.D669])-7));MID([.D674];(SEARCH(&quot;posY = &quot;;[.D674])+7);(SEARCH(&quot;}&quot;;[.D674];SEARCH(&quot;posY&quot;;[.D674]))-SEARCH(&quot;posY = &quot;;[.D674])-7)))" office:value-type="string" office:string-value="47">
            <text:p>47</text:p>
          </table:table-cell>
          <table:table-cell table:formula="of:=MID([.D669];SEARCH(&quot;posZ = &quot;;[.D669])+7;(SEARCH(&quot;}&quot;;[.D669])-SEARCH(&quot;posZ = &quot;;[.D6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22, posY = 47}, --Scouting Camp Cabins, S2</text:p>
          </table:table-cell>
          <table:table-cell office:value-type="string">
            <text:p>Isolated Areas</text:p>
          </table:table-cell>
          <table:table-cell table:formula="of:=MID([.A670];SEARCH(&quot;--&quot;;[.A670])+2;256)" office:value-type="string" office:string-value="Scouting Camp Cabins, S2">
            <text:p>Scouting Camp Cabins, S2</text:p>
          </table:table-cell>
          <table:table-cell table:formula="of:=MID([.A670];1;SEARCH(&quot;--&quot;;[.A670])-1)" office:value-type="string" office:string-value="{worldX = 15, worldY = 26, posX = 222, posY = 47}, ">
            <text:p>{worldX = 15, worldY = 26, posX = 222, posY = 47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8">
            <text:p>668</text:p>
          </table:table-cell>
          <table:table-cell table:number-columns-repeated="22"/>
          <table:table-cell table:formula="of:=CONCATENATE([.D670];&quot;-- &quot;;[.B670];&quot;,&quot;;[.C670];&quot; ID:&quot;;[.I670])" office:value-type="string" office:string-value="{worldX = 15, worldY = 26, posX = 222, posY = 47}, -- Isolated Areas,Scouting Camp Cabins, S2 ID:668">
            <text:p>{worldX = 15, worldY = 26, posX = 222, posY = 47}, -- Isolated Areas,Scouting Camp Cabins, S2 ID:668</text:p>
          </table:table-cell>
          <table:table-cell table:formula="of:=MID([.D670];SEARCH(&quot;worldX = &quot;;[.D670])+9;(SEARCH(&quot;worldY = &quot;;[.D670])-SEARCH(&quot;worldX = &quot;;[.D670])-11))" office:value-type="string" office:string-value="15">
            <text:p>15</text:p>
          </table:table-cell>
          <table:table-cell table:formula="of:=MID([.D670];SEARCH(&quot;worldY = &quot;;[.D670])+9;(SEARCH(&quot;posX = &quot;;[.D670])-SEARCH(&quot;worldY = &quot;;[.D670])-11))" office:value-type="string" office:string-value="26">
            <text:p>26</text:p>
          </table:table-cell>
          <table:table-cell table:formula="of:=MID([.D670];(SEARCH(&quot;posX = &quot;;[.D670])+7);(SEARCH(&quot;,&quot;;[.D670];SEARCH(&quot;posX&quot;;[.D670]))-SEARCH(&quot;posX = &quot;;[.D670])-7))" office:value-type="string" office:string-value="222">
            <text:p>222</text:p>
          </table:table-cell>
          <table:table-cell table:formula="of:=IF(LEN([.D670])&lt;60;MID([.D670];(SEARCH(&quot;posY = &quot;;[.D670])+7);(SEARCH(&quot;}&quot;;[.D670];SEARCH(&quot;posY&quot;;[.D670]))-SEARCH(&quot;posY = &quot;;[.D670])-7));MID([.D675];(SEARCH(&quot;posY = &quot;;[.D675])+7);(SEARCH(&quot;}&quot;;[.D675];SEARCH(&quot;posY&quot;;[.D675]))-SEARCH(&quot;posY = &quot;;[.D675])-7)))" office:value-type="string" office:string-value="47">
            <text:p>47</text:p>
          </table:table-cell>
          <table:table-cell table:formula="of:=MID([.D670];SEARCH(&quot;posZ = &quot;;[.D670])+7;(SEARCH(&quot;}&quot;;[.D670])-SEARCH(&quot;posZ = &quot;;[.D6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66, posY = 47}, --Scouting Camp Cabins, S3</text:p>
          </table:table-cell>
          <table:table-cell office:value-type="string">
            <text:p>Isolated Areas</text:p>
          </table:table-cell>
          <table:table-cell table:formula="of:=MID([.A671];SEARCH(&quot;--&quot;;[.A671])+2;256)" office:value-type="string" office:string-value="Scouting Camp Cabins, S3">
            <text:p>Scouting Camp Cabins, S3</text:p>
          </table:table-cell>
          <table:table-cell table:formula="of:=MID([.A671];1;SEARCH(&quot;--&quot;;[.A671])-1)" office:value-type="string" office:string-value="{worldX = 15, worldY = 26, posX = 266, posY = 47}, ">
            <text:p>{worldX = 15, worldY = 26, posX = 266, posY = 47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69">
            <text:p>669</text:p>
          </table:table-cell>
          <table:table-cell table:number-columns-repeated="22"/>
          <table:table-cell table:formula="of:=CONCATENATE([.D671];&quot;-- &quot;;[.B671];&quot;,&quot;;[.C671];&quot; ID:&quot;;[.I671])" office:value-type="string" office:string-value="{worldX = 15, worldY = 26, posX = 266, posY = 47}, -- Isolated Areas,Scouting Camp Cabins, S3 ID:669">
            <text:p>{worldX = 15, worldY = 26, posX = 266, posY = 47}, -- Isolated Areas,Scouting Camp Cabins, S3 ID:669</text:p>
          </table:table-cell>
          <table:table-cell table:formula="of:=MID([.D671];SEARCH(&quot;worldX = &quot;;[.D671])+9;(SEARCH(&quot;worldY = &quot;;[.D671])-SEARCH(&quot;worldX = &quot;;[.D671])-11))" office:value-type="string" office:string-value="15">
            <text:p>15</text:p>
          </table:table-cell>
          <table:table-cell table:formula="of:=MID([.D671];SEARCH(&quot;worldY = &quot;;[.D671])+9;(SEARCH(&quot;posX = &quot;;[.D671])-SEARCH(&quot;worldY = &quot;;[.D671])-11))" office:value-type="string" office:string-value="26">
            <text:p>26</text:p>
          </table:table-cell>
          <table:table-cell table:formula="of:=MID([.D671];(SEARCH(&quot;posX = &quot;;[.D671])+7);(SEARCH(&quot;,&quot;;[.D671];SEARCH(&quot;posX&quot;;[.D671]))-SEARCH(&quot;posX = &quot;;[.D671])-7))" office:value-type="string" office:string-value="266">
            <text:p>266</text:p>
          </table:table-cell>
          <table:table-cell table:formula="of:=IF(LEN([.D671])&lt;60;MID([.D671];(SEARCH(&quot;posY = &quot;;[.D671])+7);(SEARCH(&quot;}&quot;;[.D671];SEARCH(&quot;posY&quot;;[.D671]))-SEARCH(&quot;posY = &quot;;[.D671])-7));MID([.D676];(SEARCH(&quot;posY = &quot;;[.D676])+7);(SEARCH(&quot;}&quot;;[.D676];SEARCH(&quot;posY&quot;;[.D676]))-SEARCH(&quot;posY = &quot;;[.D676])-7)))" office:value-type="string" office:string-value="47">
            <text:p>47</text:p>
          </table:table-cell>
          <table:table-cell table:formula="of:=MID([.D671];SEARCH(&quot;posZ = &quot;;[.D671])+7;(SEARCH(&quot;}&quot;;[.D671])-SEARCH(&quot;posZ = &quot;;[.D6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78, posY = 47}, --Scouting Camp Cabins, S4</text:p>
          </table:table-cell>
          <table:table-cell office:value-type="string">
            <text:p>Isolated Areas</text:p>
          </table:table-cell>
          <table:table-cell table:formula="of:=MID([.A672];SEARCH(&quot;--&quot;;[.A672])+2;256)" office:value-type="string" office:string-value="Scouting Camp Cabins, S4">
            <text:p>Scouting Camp Cabins, S4</text:p>
          </table:table-cell>
          <table:table-cell table:formula="of:=MID([.A672];1;SEARCH(&quot;--&quot;;[.A672])-1)" office:value-type="string" office:string-value="{worldX = 15, worldY = 26, posX = 278, posY = 47}, ">
            <text:p>{worldX = 15, worldY = 26, posX = 278, posY = 47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0">
            <text:p>67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72];&quot;-- &quot;;[.B672];&quot;,&quot;;[.C672];&quot; ID:&quot;;[.I672])" office:value-type="string" office:string-value="{worldX = 15, worldY = 26, posX = 278, posY = 47}, -- Isolated Areas,Scouting Camp Cabins, S4 ID:670">
            <text:p>{worldX = 15, worldY = 26, posX = 278, posY = 47}, -- Isolated Areas,Scouting Camp Cabins, S4 ID:670</text:p>
          </table:table-cell>
          <table:table-cell table:formula="of:=MID([.D672];SEARCH(&quot;worldX = &quot;;[.D672])+9;(SEARCH(&quot;worldY = &quot;;[.D672])-SEARCH(&quot;worldX = &quot;;[.D672])-11))" office:value-type="string" office:string-value="15">
            <text:p>15</text:p>
          </table:table-cell>
          <table:table-cell table:formula="of:=MID([.D672];SEARCH(&quot;worldY = &quot;;[.D672])+9;(SEARCH(&quot;posX = &quot;;[.D672])-SEARCH(&quot;worldY = &quot;;[.D672])-11))" office:value-type="string" office:string-value="26">
            <text:p>26</text:p>
          </table:table-cell>
          <table:table-cell table:formula="of:=MID([.D672];(SEARCH(&quot;posX = &quot;;[.D672])+7);(SEARCH(&quot;,&quot;;[.D672];SEARCH(&quot;posX&quot;;[.D672]))-SEARCH(&quot;posX = &quot;;[.D672])-7))" office:value-type="string" office:string-value="278">
            <text:p>278</text:p>
          </table:table-cell>
          <table:table-cell table:formula="of:=IF(LEN([.D672])&lt;60;MID([.D672];(SEARCH(&quot;posY = &quot;;[.D672])+7);(SEARCH(&quot;}&quot;;[.D672];SEARCH(&quot;posY&quot;;[.D672]))-SEARCH(&quot;posY = &quot;;[.D672])-7));MID([.D677];(SEARCH(&quot;posY = &quot;;[.D677])+7);(SEARCH(&quot;}&quot;;[.D677];SEARCH(&quot;posY&quot;;[.D677]))-SEARCH(&quot;posY = &quot;;[.D677])-7)))" office:value-type="string" office:string-value="47">
            <text:p>47</text:p>
          </table:table-cell>
          <table:table-cell table:formula="of:=MID([.D672];SEARCH(&quot;posZ = &quot;;[.D672])+7;(SEARCH(&quot;}&quot;;[.D672])-SEARCH(&quot;posZ = &quot;;[.D6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10, posY = 19}, --Scouting Camp Cabins, N1</text:p>
          </table:table-cell>
          <table:table-cell office:value-type="string">
            <text:p>Isolated Areas</text:p>
          </table:table-cell>
          <table:table-cell table:formula="of:=MID([.A673];SEARCH(&quot;--&quot;;[.A673])+2;256)" office:value-type="string" office:string-value="Scouting Camp Cabins, N1">
            <text:p>Scouting Camp Cabins, N1</text:p>
          </table:table-cell>
          <table:table-cell table:formula="of:=MID([.A673];1;SEARCH(&quot;--&quot;;[.A673])-1)" office:value-type="string" office:string-value="{worldX = 15, worldY = 26, posX = 210, posY = 19}, ">
            <text:p>{worldX = 15, worldY = 26, posX = 210, posY = 19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1">
            <text:p>671</text:p>
          </table:table-cell>
          <table:table-cell table:number-columns-repeated="22"/>
          <table:table-cell table:formula="of:=CONCATENATE([.D673];&quot;-- &quot;;[.B673];&quot;,&quot;;[.C673];&quot; ID:&quot;;[.I673])" office:value-type="string" office:string-value="{worldX = 15, worldY = 26, posX = 210, posY = 19}, -- Isolated Areas,Scouting Camp Cabins, N1 ID:671">
            <text:p>{worldX = 15, worldY = 26, posX = 210, posY = 19}, -- Isolated Areas,Scouting Camp Cabins, N1 ID:671</text:p>
          </table:table-cell>
          <table:table-cell table:formula="of:=MID([.D673];SEARCH(&quot;worldX = &quot;;[.D673])+9;(SEARCH(&quot;worldY = &quot;;[.D673])-SEARCH(&quot;worldX = &quot;;[.D673])-11))" office:value-type="string" office:string-value="15">
            <text:p>15</text:p>
          </table:table-cell>
          <table:table-cell table:formula="of:=MID([.D673];SEARCH(&quot;worldY = &quot;;[.D673])+9;(SEARCH(&quot;posX = &quot;;[.D673])-SEARCH(&quot;worldY = &quot;;[.D673])-11))" office:value-type="string" office:string-value="26">
            <text:p>26</text:p>
          </table:table-cell>
          <table:table-cell table:formula="of:=MID([.D673];(SEARCH(&quot;posX = &quot;;[.D673])+7);(SEARCH(&quot;,&quot;;[.D673];SEARCH(&quot;posX&quot;;[.D673]))-SEARCH(&quot;posX = &quot;;[.D673])-7))" office:value-type="string" office:string-value="210">
            <text:p>210</text:p>
          </table:table-cell>
          <table:table-cell table:formula="of:=IF(LEN([.D673])&lt;60;MID([.D673];(SEARCH(&quot;posY = &quot;;[.D673])+7);(SEARCH(&quot;}&quot;;[.D673];SEARCH(&quot;posY&quot;;[.D673]))-SEARCH(&quot;posY = &quot;;[.D673])-7));MID([.D678];(SEARCH(&quot;posY = &quot;;[.D678])+7);(SEARCH(&quot;}&quot;;[.D678];SEARCH(&quot;posY&quot;;[.D678]))-SEARCH(&quot;posY = &quot;;[.D678])-7)))" office:value-type="string" office:string-value="19">
            <text:p>19</text:p>
          </table:table-cell>
          <table:table-cell table:formula="of:=MID([.D673];SEARCH(&quot;posZ = &quot;;[.D673])+7;(SEARCH(&quot;}&quot;;[.D673])-SEARCH(&quot;posZ = &quot;;[.D6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22, posY = 19}, --Scouting Camp Cabins, N2</text:p>
          </table:table-cell>
          <table:table-cell office:value-type="string">
            <text:p>Isolated Areas</text:p>
          </table:table-cell>
          <table:table-cell table:formula="of:=MID([.A674];SEARCH(&quot;--&quot;;[.A674])+2;256)" office:value-type="string" office:string-value="Scouting Camp Cabins, N2">
            <text:p>Scouting Camp Cabins, N2</text:p>
          </table:table-cell>
          <table:table-cell table:formula="of:=MID([.A674];1;SEARCH(&quot;--&quot;;[.A674])-1)" office:value-type="string" office:string-value="{worldX = 15, worldY = 26, posX = 222, posY = 19}, ">
            <text:p>{worldX = 15, worldY = 26, posX = 222, posY = 19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2">
            <text:p>672</text:p>
          </table:table-cell>
          <table:table-cell table:number-columns-repeated="22"/>
          <table:table-cell table:formula="of:=CONCATENATE([.D674];&quot;-- &quot;;[.B674];&quot;,&quot;;[.C674];&quot; ID:&quot;;[.I674])" office:value-type="string" office:string-value="{worldX = 15, worldY = 26, posX = 222, posY = 19}, -- Isolated Areas,Scouting Camp Cabins, N2 ID:672">
            <text:p>{worldX = 15, worldY = 26, posX = 222, posY = 19}, -- Isolated Areas,Scouting Camp Cabins, N2 ID:672</text:p>
          </table:table-cell>
          <table:table-cell table:formula="of:=MID([.D674];SEARCH(&quot;worldX = &quot;;[.D674])+9;(SEARCH(&quot;worldY = &quot;;[.D674])-SEARCH(&quot;worldX = &quot;;[.D674])-11))" office:value-type="string" office:string-value="15">
            <text:p>15</text:p>
          </table:table-cell>
          <table:table-cell table:formula="of:=MID([.D674];SEARCH(&quot;worldY = &quot;;[.D674])+9;(SEARCH(&quot;posX = &quot;;[.D674])-SEARCH(&quot;worldY = &quot;;[.D674])-11))" office:value-type="string" office:string-value="26">
            <text:p>26</text:p>
          </table:table-cell>
          <table:table-cell table:formula="of:=MID([.D674];(SEARCH(&quot;posX = &quot;;[.D674])+7);(SEARCH(&quot;,&quot;;[.D674];SEARCH(&quot;posX&quot;;[.D674]))-SEARCH(&quot;posX = &quot;;[.D674])-7))" office:value-type="string" office:string-value="222">
            <text:p>222</text:p>
          </table:table-cell>
          <table:table-cell table:formula="of:=IF(LEN([.D674])&lt;60;MID([.D674];(SEARCH(&quot;posY = &quot;;[.D674])+7);(SEARCH(&quot;}&quot;;[.D674];SEARCH(&quot;posY&quot;;[.D674]))-SEARCH(&quot;posY = &quot;;[.D674])-7));MID([.D679];(SEARCH(&quot;posY = &quot;;[.D679])+7);(SEARCH(&quot;}&quot;;[.D679];SEARCH(&quot;posY&quot;;[.D679]))-SEARCH(&quot;posY = &quot;;[.D679])-7)))" office:value-type="string" office:string-value="19">
            <text:p>19</text:p>
          </table:table-cell>
          <table:table-cell table:formula="of:=MID([.D674];SEARCH(&quot;posZ = &quot;;[.D674])+7;(SEARCH(&quot;}&quot;;[.D674])-SEARCH(&quot;posZ = &quot;;[.D6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66, posY = 19}, --Scouting Camp Cabins, N3</text:p>
          </table:table-cell>
          <table:table-cell office:value-type="string">
            <text:p>Isolated Areas</text:p>
          </table:table-cell>
          <table:table-cell table:formula="of:=MID([.A675];SEARCH(&quot;--&quot;;[.A675])+2;256)" office:value-type="string" office:string-value="Scouting Camp Cabins, N3">
            <text:p>Scouting Camp Cabins, N3</text:p>
          </table:table-cell>
          <table:table-cell table:formula="of:=MID([.A675];1;SEARCH(&quot;--&quot;;[.A675])-1)" office:value-type="string" office:string-value="{worldX = 15, worldY = 26, posX = 266, posY = 19}, ">
            <text:p>{worldX = 15, worldY = 26, posX = 266, posY = 19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3">
            <text:p>673</text:p>
          </table:table-cell>
          <table:table-cell table:number-columns-repeated="22"/>
          <table:table-cell table:formula="of:=CONCATENATE([.D675];&quot;-- &quot;;[.B675];&quot;,&quot;;[.C675];&quot; ID:&quot;;[.I675])" office:value-type="string" office:string-value="{worldX = 15, worldY = 26, posX = 266, posY = 19}, -- Isolated Areas,Scouting Camp Cabins, N3 ID:673">
            <text:p>{worldX = 15, worldY = 26, posX = 266, posY = 19}, -- Isolated Areas,Scouting Camp Cabins, N3 ID:673</text:p>
          </table:table-cell>
          <table:table-cell table:formula="of:=MID([.D675];SEARCH(&quot;worldX = &quot;;[.D675])+9;(SEARCH(&quot;worldY = &quot;;[.D675])-SEARCH(&quot;worldX = &quot;;[.D675])-11))" office:value-type="string" office:string-value="15">
            <text:p>15</text:p>
          </table:table-cell>
          <table:table-cell table:formula="of:=MID([.D675];SEARCH(&quot;worldY = &quot;;[.D675])+9;(SEARCH(&quot;posX = &quot;;[.D675])-SEARCH(&quot;worldY = &quot;;[.D675])-11))" office:value-type="string" office:string-value="26">
            <text:p>26</text:p>
          </table:table-cell>
          <table:table-cell table:formula="of:=MID([.D675];(SEARCH(&quot;posX = &quot;;[.D675])+7);(SEARCH(&quot;,&quot;;[.D675];SEARCH(&quot;posX&quot;;[.D675]))-SEARCH(&quot;posX = &quot;;[.D675])-7))" office:value-type="string" office:string-value="266">
            <text:p>266</text:p>
          </table:table-cell>
          <table:table-cell table:formula="of:=IF(LEN([.D675])&lt;60;MID([.D675];(SEARCH(&quot;posY = &quot;;[.D675])+7);(SEARCH(&quot;}&quot;;[.D675];SEARCH(&quot;posY&quot;;[.D675]))-SEARCH(&quot;posY = &quot;;[.D675])-7));MID([.D680];(SEARCH(&quot;posY = &quot;;[.D680])+7);(SEARCH(&quot;}&quot;;[.D680];SEARCH(&quot;posY&quot;;[.D680]))-SEARCH(&quot;posY = &quot;;[.D680])-7)))" office:value-type="string" office:string-value="19">
            <text:p>19</text:p>
          </table:table-cell>
          <table:table-cell table:formula="of:=MID([.D675];SEARCH(&quot;posZ = &quot;;[.D675])+7;(SEARCH(&quot;}&quot;;[.D675])-SEARCH(&quot;posZ = &quot;;[.D6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78, posY = 19}, --Scouting Camp Cabins, N4</text:p>
          </table:table-cell>
          <table:table-cell office:value-type="string">
            <text:p>Isolated Areas</text:p>
          </table:table-cell>
          <table:table-cell table:formula="of:=MID([.A676];SEARCH(&quot;--&quot;;[.A676])+2;256)" office:value-type="string" office:string-value="Scouting Camp Cabins, N4">
            <text:p>Scouting Camp Cabins, N4</text:p>
          </table:table-cell>
          <table:table-cell table:formula="of:=MID([.A676];1;SEARCH(&quot;--&quot;;[.A676])-1)" office:value-type="string" office:string-value="{worldX = 15, worldY = 26, posX = 278, posY = 19}, ">
            <text:p>{worldX = 15, worldY = 26, posX = 278, posY = 19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4">
            <text:p>67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76];&quot;-- &quot;;[.B676];&quot;,&quot;;[.C676];&quot; ID:&quot;;[.I676])" office:value-type="string" office:string-value="{worldX = 15, worldY = 26, posX = 278, posY = 19}, -- Isolated Areas,Scouting Camp Cabins, N4 ID:674">
            <text:p>{worldX = 15, worldY = 26, posX = 278, posY = 19}, -- Isolated Areas,Scouting Camp Cabins, N4 ID:674</text:p>
          </table:table-cell>
          <table:table-cell table:formula="of:=MID([.D676];SEARCH(&quot;worldX = &quot;;[.D676])+9;(SEARCH(&quot;worldY = &quot;;[.D676])-SEARCH(&quot;worldX = &quot;;[.D676])-11))" office:value-type="string" office:string-value="15">
            <text:p>15</text:p>
          </table:table-cell>
          <table:table-cell table:formula="of:=MID([.D676];SEARCH(&quot;worldY = &quot;;[.D676])+9;(SEARCH(&quot;posX = &quot;;[.D676])-SEARCH(&quot;worldY = &quot;;[.D676])-11))" office:value-type="string" office:string-value="26">
            <text:p>26</text:p>
          </table:table-cell>
          <table:table-cell table:formula="of:=MID([.D676];(SEARCH(&quot;posX = &quot;;[.D676])+7);(SEARCH(&quot;,&quot;;[.D676];SEARCH(&quot;posX&quot;;[.D676]))-SEARCH(&quot;posX = &quot;;[.D676])-7))" office:value-type="string" office:string-value="278">
            <text:p>278</text:p>
          </table:table-cell>
          <table:table-cell table:formula="of:=IF(LEN([.D676])&lt;60;MID([.D676];(SEARCH(&quot;posY = &quot;;[.D676])+7);(SEARCH(&quot;}&quot;;[.D676];SEARCH(&quot;posY&quot;;[.D676]))-SEARCH(&quot;posY = &quot;;[.D676])-7));MID([.D681];(SEARCH(&quot;posY = &quot;;[.D681])+7);(SEARCH(&quot;}&quot;;[.D681];SEARCH(&quot;posY&quot;;[.D681]))-SEARCH(&quot;posY = &quot;;[.D681])-7)))" office:value-type="string" office:string-value="19">
            <text:p>19</text:p>
          </table:table-cell>
          <table:table-cell table:formula="of:=MID([.D676];SEARCH(&quot;posZ = &quot;;[.D676])+7;(SEARCH(&quot;}&quot;;[.D676])-SEARCH(&quot;posZ = &quot;;[.D6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4, worldY = 28, posX = 73, posY = 130}, --Scouting Camp Cabins, campsite 1</text:p>
          </table:table-cell>
          <table:table-cell office:value-type="string">
            <text:p>Isolated Areas</text:p>
          </table:table-cell>
          <table:table-cell table:formula="of:=MID([.A677];SEARCH(&quot;--&quot;;[.A677])+2;256)" office:value-type="string" office:string-value="Scouting Camp Cabins, campsite 1">
            <text:p>Scouting Camp Cabins, campsite 1</text:p>
          </table:table-cell>
          <table:table-cell table:formula="of:=MID([.A677];1;SEARCH(&quot;--&quot;;[.A677])-1)" office:value-type="string" office:string-value="{worldX = 14, worldY = 28, posX = 73, posY = 130}, ">
            <text:p>{worldX = 14, worldY = 28, posX = 73, posY = 130}, </text:p>
          </table:table-cell>
          <table:table-cell office:value-type="string">
            <text:p>Misc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5">
            <text:p>675</text:p>
          </table:table-cell>
          <table:table-cell table:number-columns-repeated="22"/>
          <table:table-cell table:formula="of:=CONCATENATE([.D677];&quot;-- &quot;;[.B677];&quot;,&quot;;[.C677];&quot; ID:&quot;;[.I677])" office:value-type="string" office:string-value="{worldX = 14, worldY = 28, posX = 73, posY = 130}, -- Isolated Areas,Scouting Camp Cabins, campsite 1 ID:675">
            <text:p>{worldX = 14, worldY = 28, posX = 73, posY = 130}, -- Isolated Areas,Scouting Camp Cabins, campsite 1 ID:675</text:p>
          </table:table-cell>
          <table:table-cell table:formula="of:=MID([.D677];SEARCH(&quot;worldX = &quot;;[.D677])+9;(SEARCH(&quot;worldY = &quot;;[.D677])-SEARCH(&quot;worldX = &quot;;[.D677])-11))" office:value-type="string" office:string-value="14">
            <text:p>14</text:p>
          </table:table-cell>
          <table:table-cell table:formula="of:=MID([.D677];SEARCH(&quot;worldY = &quot;;[.D677])+9;(SEARCH(&quot;posX = &quot;;[.D677])-SEARCH(&quot;worldY = &quot;;[.D677])-11))" office:value-type="string" office:string-value="28">
            <text:p>28</text:p>
          </table:table-cell>
          <table:table-cell table:formula="of:=MID([.D677];(SEARCH(&quot;posX = &quot;;[.D677])+7);(SEARCH(&quot;,&quot;;[.D677];SEARCH(&quot;posX&quot;;[.D677]))-SEARCH(&quot;posX = &quot;;[.D677])-7))" office:value-type="string" office:string-value="73">
            <text:p>73</text:p>
          </table:table-cell>
          <table:table-cell table:formula="of:=IF(LEN([.D677])&lt;60;MID([.D677];(SEARCH(&quot;posY = &quot;;[.D677])+7);(SEARCH(&quot;}&quot;;[.D677];SEARCH(&quot;posY&quot;;[.D677]))-SEARCH(&quot;posY = &quot;;[.D677])-7));MID([.D682];(SEARCH(&quot;posY = &quot;;[.D682])+7);(SEARCH(&quot;}&quot;;[.D682];SEARCH(&quot;posY&quot;;[.D682]))-SEARCH(&quot;posY = &quot;;[.D682])-7)))" office:value-type="string" office:string-value="130">
            <text:p>130</text:p>
          </table:table-cell>
          <table:table-cell table:formula="of:=MID([.D677];SEARCH(&quot;posZ = &quot;;[.D677])+7;(SEARCH(&quot;}&quot;;[.D677])-SEARCH(&quot;posZ = &quot;;[.D6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3, worldY = 28, posX = 214, posY = 103}, --Scouting Camp Cabins, campsite 2</text:p>
          </table:table-cell>
          <table:table-cell office:value-type="string">
            <text:p>Isolated Areas</text:p>
          </table:table-cell>
          <table:table-cell table:formula="of:=MID([.A678];SEARCH(&quot;--&quot;;[.A678])+2;256)" office:value-type="string" office:string-value="Scouting Camp Cabins, campsite 2">
            <text:p>Scouting Camp Cabins, campsite 2</text:p>
          </table:table-cell>
          <table:table-cell table:formula="of:=MID([.A678];1;SEARCH(&quot;--&quot;;[.A678])-1)" office:value-type="string" office:string-value="{worldX = 13, worldY = 28, posX = 214, posY = 103}, ">
            <text:p>{worldX = 13, worldY = 28, posX = 214, posY = 103}, </text:p>
          </table:table-cell>
          <table:table-cell office:value-type="string">
            <text:p>Misc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6">
            <text:p>676</text:p>
          </table:table-cell>
          <table:table-cell table:number-columns-repeated="22"/>
          <table:table-cell table:formula="of:=CONCATENATE([.D678];&quot;-- &quot;;[.B678];&quot;,&quot;;[.C678];&quot; ID:&quot;;[.I678])" office:value-type="string" office:string-value="{worldX = 13, worldY = 28, posX = 214, posY = 103}, -- Isolated Areas,Scouting Camp Cabins, campsite 2 ID:676">
            <text:p>{worldX = 13, worldY = 28, posX = 214, posY = 103}, -- Isolated Areas,Scouting Camp Cabins, campsite 2 ID:676</text:p>
          </table:table-cell>
          <table:table-cell table:formula="of:=MID([.D678];SEARCH(&quot;worldX = &quot;;[.D678])+9;(SEARCH(&quot;worldY = &quot;;[.D678])-SEARCH(&quot;worldX = &quot;;[.D678])-11))" office:value-type="string" office:string-value="13">
            <text:p>13</text:p>
          </table:table-cell>
          <table:table-cell table:formula="of:=MID([.D678];SEARCH(&quot;worldY = &quot;;[.D678])+9;(SEARCH(&quot;posX = &quot;;[.D678])-SEARCH(&quot;worldY = &quot;;[.D678])-11))" office:value-type="string" office:string-value="28">
            <text:p>28</text:p>
          </table:table-cell>
          <table:table-cell table:formula="of:=MID([.D678];(SEARCH(&quot;posX = &quot;;[.D678])+7);(SEARCH(&quot;,&quot;;[.D678];SEARCH(&quot;posX&quot;;[.D678]))-SEARCH(&quot;posX = &quot;;[.D678])-7))" office:value-type="string" office:string-value="214">
            <text:p>214</text:p>
          </table:table-cell>
          <table:table-cell table:formula="of:=IF(LEN([.D678])&lt;60;MID([.D678];(SEARCH(&quot;posY = &quot;;[.D678])+7);(SEARCH(&quot;}&quot;;[.D678];SEARCH(&quot;posY&quot;;[.D678]))-SEARCH(&quot;posY = &quot;;[.D678])-7));MID([.D683];(SEARCH(&quot;posY = &quot;;[.D683])+7);(SEARCH(&quot;}&quot;;[.D683];SEARCH(&quot;posY&quot;;[.D683]))-SEARCH(&quot;posY = &quot;;[.D683])-7)))" office:value-type="string" office:string-value="103">
            <text:p>103</text:p>
          </table:table-cell>
          <table:table-cell table:formula="of:=MID([.D678];SEARCH(&quot;posZ = &quot;;[.D678])+7;(SEARCH(&quot;}&quot;;[.D678])-SEARCH(&quot;posZ = &quot;;[.D6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6, worldY = 26, posX = 211, posY = 197}, --Scouting Camp Cabins, admin building</text:p>
          </table:table-cell>
          <table:table-cell office:value-type="string">
            <text:p>Isolated Areas</text:p>
          </table:table-cell>
          <table:table-cell table:formula="of:=MID([.A679];SEARCH(&quot;--&quot;;[.A679])+2;256)" office:value-type="string" office:string-value="Scouting Camp Cabins, admin building">
            <text:p>Scouting Camp Cabins, admin building</text:p>
          </table:table-cell>
          <table:table-cell table:formula="of:=MID([.A679];1;SEARCH(&quot;--&quot;;[.A679])-1)" office:value-type="string" office:string-value="{worldX = 16, worldY = 26, posX = 211, posY = 197}, ">
            <text:p>{worldX = 16, worldY = 26, posX = 211, posY = 197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7">
            <text:p>67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79];&quot;-- &quot;;[.B679];&quot;,&quot;;[.C679];&quot; ID:&quot;;[.I679])" office:value-type="string" office:string-value="{worldX = 16, worldY = 26, posX = 211, posY = 197}, -- Isolated Areas,Scouting Camp Cabins, admin building ID:677">
            <text:p>{worldX = 16, worldY = 26, posX = 211, posY = 197}, -- Isolated Areas,Scouting Camp Cabins, admin building ID:677</text:p>
          </table:table-cell>
          <table:table-cell table:formula="of:=MID([.D679];SEARCH(&quot;worldX = &quot;;[.D679])+9;(SEARCH(&quot;worldY = &quot;;[.D679])-SEARCH(&quot;worldX = &quot;;[.D679])-11))" office:value-type="string" office:string-value="16">
            <text:p>16</text:p>
          </table:table-cell>
          <table:table-cell table:formula="of:=MID([.D679];SEARCH(&quot;worldY = &quot;;[.D679])+9;(SEARCH(&quot;posX = &quot;;[.D679])-SEARCH(&quot;worldY = &quot;;[.D679])-11))" office:value-type="string" office:string-value="26">
            <text:p>26</text:p>
          </table:table-cell>
          <table:table-cell table:formula="of:=MID([.D679];(SEARCH(&quot;posX = &quot;;[.D679])+7);(SEARCH(&quot;,&quot;;[.D679];SEARCH(&quot;posX&quot;;[.D679]))-SEARCH(&quot;posX = &quot;;[.D679])-7))" office:value-type="string" office:string-value="211">
            <text:p>211</text:p>
          </table:table-cell>
          <table:table-cell table:formula="of:=IF(LEN([.D679])&lt;60;MID([.D679];(SEARCH(&quot;posY = &quot;;[.D679])+7);(SEARCH(&quot;}&quot;;[.D679];SEARCH(&quot;posY&quot;;[.D679]))-SEARCH(&quot;posY = &quot;;[.D679])-7));MID([.D684];(SEARCH(&quot;posY = &quot;;[.D684])+7);(SEARCH(&quot;}&quot;;[.D684];SEARCH(&quot;posY&quot;;[.D684]))-SEARCH(&quot;posY = &quot;;[.D684])-7)))" office:value-type="string" office:string-value="197">
            <text:p>197</text:p>
          </table:table-cell>
          <table:table-cell table:formula="of:=MID([.D679];SEARCH(&quot;posZ = &quot;;[.D679])+7;(SEARCH(&quot;}&quot;;[.D679])-SEARCH(&quot;posZ = &quot;;[.D6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26, posX = 207, posY = 116}, --Scouting Camp Cabins, nice cabin</text:p>
          </table:table-cell>
          <table:table-cell office:value-type="string">
            <text:p>Isolated Areas</text:p>
          </table:table-cell>
          <table:table-cell table:formula="of:=MID([.A680];SEARCH(&quot;--&quot;;[.A680])+2;256)" office:value-type="string" office:string-value="Scouting Camp Cabins, nice cabin">
            <text:p>Scouting Camp Cabins, nice cabin</text:p>
          </table:table-cell>
          <table:table-cell table:formula="of:=MID([.A680];1;SEARCH(&quot;--&quot;;[.A680])-1)" office:value-type="string" office:string-value="{worldX = 15, worldY = 26, posX = 207, posY = 116}, ">
            <text:p>{worldX = 15, worldY = 26, posX = 207, posY = 116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Scouting Camp</text:p>
          </table:table-cell>
          <table:table-cell/>
          <table:table-cell office:value-type="float" office:value="678">
            <text:p>67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80];&quot;-- &quot;;[.B680];&quot;,&quot;;[.C680];&quot; ID:&quot;;[.I680])" office:value-type="string" office:string-value="{worldX = 15, worldY = 26, posX = 207, posY = 116}, -- Isolated Areas,Scouting Camp Cabins, nice cabin ID:678">
            <text:p>{worldX = 15, worldY = 26, posX = 207, posY = 116}, -- Isolated Areas,Scouting Camp Cabins, nice cabin ID:678</text:p>
          </table:table-cell>
          <table:table-cell table:formula="of:=MID([.D680];SEARCH(&quot;worldX = &quot;;[.D680])+9;(SEARCH(&quot;worldY = &quot;;[.D680])-SEARCH(&quot;worldX = &quot;;[.D680])-11))" office:value-type="string" office:string-value="15">
            <text:p>15</text:p>
          </table:table-cell>
          <table:table-cell table:formula="of:=MID([.D680];SEARCH(&quot;worldY = &quot;;[.D680])+9;(SEARCH(&quot;posX = &quot;;[.D680])-SEARCH(&quot;worldY = &quot;;[.D680])-11))" office:value-type="string" office:string-value="26">
            <text:p>26</text:p>
          </table:table-cell>
          <table:table-cell table:formula="of:=MID([.D680];(SEARCH(&quot;posX = &quot;;[.D680])+7);(SEARCH(&quot;,&quot;;[.D680];SEARCH(&quot;posX&quot;;[.D680]))-SEARCH(&quot;posX = &quot;;[.D680])-7))" office:value-type="string" office:string-value="207">
            <text:p>207</text:p>
          </table:table-cell>
          <table:table-cell table:formula="of:=IF(LEN([.D680])&lt;60;MID([.D680];(SEARCH(&quot;posY = &quot;;[.D680])+7);(SEARCH(&quot;}&quot;;[.D680];SEARCH(&quot;posY&quot;;[.D680]))-SEARCH(&quot;posY = &quot;;[.D680])-7));MID([.D685];(SEARCH(&quot;posY = &quot;;[.D685])+7);(SEARCH(&quot;}&quot;;[.D685];SEARCH(&quot;posY&quot;;[.D685]))-SEARCH(&quot;posY = &quot;;[.D685])-7)))" office:value-type="string" office:string-value="116">
            <text:p>116</text:p>
          </table:table-cell>
          <table:table-cell table:formula="of:=MID([.D680];SEARCH(&quot;posZ = &quot;;[.D680])+7;(SEARCH(&quot;}&quot;;[.D680])-SEARCH(&quot;posZ = &quot;;[.D6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5, posX = 265, posY = 142}, --South Muldraugh Cabin</text:p>
          </table:table-cell>
          <table:table-cell office:value-type="string">
            <text:p>Isolated Areas</text:p>
          </table:table-cell>
          <table:table-cell table:formula="of:=MID([.A681];SEARCH(&quot;--&quot;;[.A681])+2;256)" office:value-type="string" office:string-value="South Muldraugh Cabin">
            <text:p>South Muldraugh Cabin</text:p>
          </table:table-cell>
          <table:table-cell table:formula="of:=MID([.A681];1;SEARCH(&quot;--&quot;;[.A681])-1)" office:value-type="string" office:string-value="{worldX = 36, worldY = 35, posX = 265, posY = 142}, ">
            <text:p>{worldX = 36, worldY = 35, posX = 265, posY = 142}, </text:p>
          </table:table-cell>
          <table:table-cell office:value-type="string">
            <text:p>Cabin</text:p>
          </table:table-cell>
          <table:table-cell office:value-type="string">
            <text:p>Camp</text:p>
          </table:table-cell>
          <table:table-cell office:value-type="string">
            <text:p>Part of cabins pack</text:p>
          </table:table-cell>
          <table:table-cell/>
          <table:table-cell office:value-type="float" office:value="679">
            <text:p>67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681];&quot;-- &quot;;[.B681];&quot;,&quot;;[.C681];&quot; ID:&quot;;[.I681])" office:value-type="string" office:string-value="{worldX = 36, worldY = 35, posX = 265, posY = 142}, -- Isolated Areas,South Muldraugh Cabin ID:679">
            <text:p>{worldX = 36, worldY = 35, posX = 265, posY = 142}, -- Isolated Areas,South Muldraugh Cabin ID:679</text:p>
          </table:table-cell>
          <table:table-cell table:formula="of:=MID([.D681];SEARCH(&quot;worldX = &quot;;[.D681])+9;(SEARCH(&quot;worldY = &quot;;[.D681])-SEARCH(&quot;worldX = &quot;;[.D681])-11))" office:value-type="string" office:string-value="36">
            <text:p>36</text:p>
          </table:table-cell>
          <table:table-cell table:formula="of:=MID([.D681];SEARCH(&quot;worldY = &quot;;[.D681])+9;(SEARCH(&quot;posX = &quot;;[.D681])-SEARCH(&quot;worldY = &quot;;[.D681])-11))" office:value-type="string" office:string-value="35">
            <text:p>35</text:p>
          </table:table-cell>
          <table:table-cell table:formula="of:=MID([.D681];(SEARCH(&quot;posX = &quot;;[.D681])+7);(SEARCH(&quot;,&quot;;[.D681];SEARCH(&quot;posX&quot;;[.D681]))-SEARCH(&quot;posX = &quot;;[.D681])-7))" office:value-type="string" office:string-value="265">
            <text:p>265</text:p>
          </table:table-cell>
          <table:table-cell table:formula="of:=IF(LEN([.D681])&lt;60;MID([.D681];(SEARCH(&quot;posY = &quot;;[.D681])+7);(SEARCH(&quot;}&quot;;[.D681];SEARCH(&quot;posY&quot;;[.D681]))-SEARCH(&quot;posY = &quot;;[.D681])-7));MID([.D686];(SEARCH(&quot;posY = &quot;;[.D686])+7);(SEARCH(&quot;}&quot;;[.D686];SEARCH(&quot;posY&quot;;[.D686]))-SEARCH(&quot;posY = &quot;;[.D686])-7)))" office:value-type="string" office:string-value="142">
            <text:p>142</text:p>
          </table:table-cell>
          <table:table-cell table:formula="of:=MID([.D681];SEARCH(&quot;posZ = &quot;;[.D681])+7;(SEARCH(&quot;}&quot;;[.D681])-SEARCH(&quot;posZ = &quot;;[.D6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24, posX = 183, posY = 171}, --Furthest west farm of westpoint, house</text:p>
          </table:table-cell>
          <table:table-cell office:value-type="string">
            <text:p>West Point</text:p>
          </table:table-cell>
          <table:table-cell table:formula="of:=MID([.A682];SEARCH(&quot;--&quot;;[.A682])+2;256)" office:value-type="string" office:string-value="Furthest west farm of westpoint, house">
            <text:p>Furthest west farm of westpoint, house</text:p>
          </table:table-cell>
          <table:table-cell table:formula="of:=MID([.A682];1;SEARCH(&quot;--&quot;;[.A682])-1)" office:value-type="string" office:string-value="{worldX = 33, worldY = 24, posX = 183, posY = 171}, ">
            <text:p>{worldX = 33, worldY = 24, posX = 183, posY = 171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0">
            <text:p>68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682];&quot;-- &quot;;[.B682];&quot;,&quot;;[.C682];&quot; ID:&quot;;[.I682])" office:value-type="string" office:string-value="{worldX = 33, worldY = 24, posX = 183, posY = 171}, -- West Point,Furthest west farm of westpoint, house ID:680">
            <text:p>{worldX = 33, worldY = 24, posX = 183, posY = 171}, -- West Point,Furthest west farm of westpoint, house ID:680</text:p>
          </table:table-cell>
          <table:table-cell table:formula="of:=MID([.D682];SEARCH(&quot;worldX = &quot;;[.D682])+9;(SEARCH(&quot;worldY = &quot;;[.D682])-SEARCH(&quot;worldX = &quot;;[.D682])-11))" office:value-type="string" office:string-value="33">
            <text:p>33</text:p>
          </table:table-cell>
          <table:table-cell table:formula="of:=MID([.D682];SEARCH(&quot;worldY = &quot;;[.D682])+9;(SEARCH(&quot;posX = &quot;;[.D682])-SEARCH(&quot;worldY = &quot;;[.D682])-11))" office:value-type="string" office:string-value="24">
            <text:p>24</text:p>
          </table:table-cell>
          <table:table-cell table:formula="of:=MID([.D682];(SEARCH(&quot;posX = &quot;;[.D682])+7);(SEARCH(&quot;,&quot;;[.D682];SEARCH(&quot;posX&quot;;[.D682]))-SEARCH(&quot;posX = &quot;;[.D682])-7))" office:value-type="string" office:string-value="183">
            <text:p>183</text:p>
          </table:table-cell>
          <table:table-cell table:formula="of:=IF(LEN([.D682])&lt;60;MID([.D682];(SEARCH(&quot;posY = &quot;;[.D682])+7);(SEARCH(&quot;}&quot;;[.D682];SEARCH(&quot;posY&quot;;[.D682]))-SEARCH(&quot;posY = &quot;;[.D682])-7));MID([.D687];(SEARCH(&quot;posY = &quot;;[.D687])+7);(SEARCH(&quot;}&quot;;[.D687];SEARCH(&quot;posY&quot;;[.D687]))-SEARCH(&quot;posY = &quot;;[.D687])-7)))" office:value-type="string" office:string-value="171">
            <text:p>171</text:p>
          </table:table-cell>
          <table:table-cell table:formula="of:=MID([.D682];SEARCH(&quot;posZ = &quot;;[.D682])+7;(SEARCH(&quot;}&quot;;[.D682])-SEARCH(&quot;posZ = &quot;;[.D6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24, posX = 194, posY = 152}, --Furthest west farm of westpoint, shed</text:p>
          </table:table-cell>
          <table:table-cell office:value-type="string">
            <text:p>West Point</text:p>
          </table:table-cell>
          <table:table-cell table:formula="of:=MID([.A683];SEARCH(&quot;--&quot;;[.A683])+2;256)" office:value-type="string" office:string-value="Furthest west farm of westpoint, shed">
            <text:p>Furthest west farm of westpoint, shed</text:p>
          </table:table-cell>
          <table:table-cell table:formula="of:=MID([.A683];1;SEARCH(&quot;--&quot;;[.A683])-1)" office:value-type="string" office:string-value="{worldX = 33, worldY = 24, posX = 194, posY = 152}, ">
            <text:p>{worldX = 33, worldY = 24, posX = 194, posY = 152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1">
            <text:p>681</text:p>
          </table:table-cell>
          <table:table-cell table:number-columns-repeated="22"/>
          <table:table-cell table:formula="of:=CONCATENATE([.D683];&quot;-- &quot;;[.B683];&quot;,&quot;;[.C683];&quot; ID:&quot;;[.I683])" office:value-type="string" office:string-value="{worldX = 33, worldY = 24, posX = 194, posY = 152}, -- West Point,Furthest west farm of westpoint, shed ID:681">
            <text:p>{worldX = 33, worldY = 24, posX = 194, posY = 152}, -- West Point,Furthest west farm of westpoint, shed ID:681</text:p>
          </table:table-cell>
          <table:table-cell table:formula="of:=MID([.D683];SEARCH(&quot;worldX = &quot;;[.D683])+9;(SEARCH(&quot;worldY = &quot;;[.D683])-SEARCH(&quot;worldX = &quot;;[.D683])-11))" office:value-type="string" office:string-value="33">
            <text:p>33</text:p>
          </table:table-cell>
          <table:table-cell table:formula="of:=MID([.D683];SEARCH(&quot;worldY = &quot;;[.D683])+9;(SEARCH(&quot;posX = &quot;;[.D683])-SEARCH(&quot;worldY = &quot;;[.D683])-11))" office:value-type="string" office:string-value="24">
            <text:p>24</text:p>
          </table:table-cell>
          <table:table-cell table:formula="of:=MID([.D683];(SEARCH(&quot;posX = &quot;;[.D683])+7);(SEARCH(&quot;,&quot;;[.D683];SEARCH(&quot;posX&quot;;[.D683]))-SEARCH(&quot;posX = &quot;;[.D683])-7))" office:value-type="string" office:string-value="194">
            <text:p>194</text:p>
          </table:table-cell>
          <table:table-cell table:formula="of:=IF(LEN([.D683])&lt;60;MID([.D683];(SEARCH(&quot;posY = &quot;;[.D683])+7);(SEARCH(&quot;}&quot;;[.D683];SEARCH(&quot;posY&quot;;[.D683]))-SEARCH(&quot;posY = &quot;;[.D683])-7));MID([.D688];(SEARCH(&quot;posY = &quot;;[.D688])+7);(SEARCH(&quot;}&quot;;[.D688];SEARCH(&quot;posY&quot;;[.D688]))-SEARCH(&quot;posY = &quot;;[.D688])-7)))" office:value-type="string" office:string-value="152">
            <text:p>152</text:p>
          </table:table-cell>
          <table:table-cell table:formula="of:=MID([.D683];SEARCH(&quot;posZ = &quot;;[.D683])+7;(SEARCH(&quot;}&quot;;[.D683])-SEARCH(&quot;posZ = &quot;;[.D6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24, posX = 7, posY = 215}, --2nd western farm from westpoint</text:p>
          </table:table-cell>
          <table:table-cell office:value-type="string">
            <text:p>West Point</text:p>
          </table:table-cell>
          <table:table-cell table:formula="of:=MID([.A684];SEARCH(&quot;--&quot;;[.A684])+2;256)" office:value-type="string" office:string-value="2nd western farm from westpoint">
            <text:p>2nd western farm from westpoint</text:p>
          </table:table-cell>
          <table:table-cell table:formula="of:=MID([.A684];1;SEARCH(&quot;--&quot;;[.A684])-1)" office:value-type="string" office:string-value="{worldX = 34, worldY = 24, posX = 7, posY = 215}, ">
            <text:p>{worldX = 34, worldY = 24, posX = 7, posY = 215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2">
            <text:p>682</text:p>
          </table:table-cell>
          <table:table-cell table:number-columns-repeated="22"/>
          <table:table-cell table:formula="of:=CONCATENATE([.D684];&quot;-- &quot;;[.B684];&quot;,&quot;;[.C684];&quot; ID:&quot;;[.I684])" office:value-type="string" office:string-value="{worldX = 34, worldY = 24, posX = 7, posY = 215}, -- West Point,2nd western farm from westpoint ID:682">
            <text:p>{worldX = 34, worldY = 24, posX = 7, posY = 215}, -- West Point,2nd western farm from westpoint ID:682</text:p>
          </table:table-cell>
          <table:table-cell table:formula="of:=MID([.D684];SEARCH(&quot;worldX = &quot;;[.D684])+9;(SEARCH(&quot;worldY = &quot;;[.D684])-SEARCH(&quot;worldX = &quot;;[.D684])-11))" office:value-type="string" office:string-value="34">
            <text:p>34</text:p>
          </table:table-cell>
          <table:table-cell table:formula="of:=MID([.D684];SEARCH(&quot;worldY = &quot;;[.D684])+9;(SEARCH(&quot;posX = &quot;;[.D684])-SEARCH(&quot;worldY = &quot;;[.D684])-11))" office:value-type="string" office:string-value="24">
            <text:p>24</text:p>
          </table:table-cell>
          <table:table-cell table:formula="of:=MID([.D684];(SEARCH(&quot;posX = &quot;;[.D684])+7);(SEARCH(&quot;,&quot;;[.D684];SEARCH(&quot;posX&quot;;[.D684]))-SEARCH(&quot;posX = &quot;;[.D684])-7))" office:value-type="string" office:string-value="7">
            <text:p>7</text:p>
          </table:table-cell>
          <table:table-cell table:formula="of:=IF(LEN([.D684])&lt;60;MID([.D684];(SEARCH(&quot;posY = &quot;;[.D684])+7);(SEARCH(&quot;}&quot;;[.D684];SEARCH(&quot;posY&quot;;[.D684]))-SEARCH(&quot;posY = &quot;;[.D684])-7));MID([.D689];(SEARCH(&quot;posY = &quot;;[.D689])+7);(SEARCH(&quot;}&quot;;[.D689];SEARCH(&quot;posY&quot;;[.D689]))-SEARCH(&quot;posY = &quot;;[.D689])-7)))" office:value-type="string" office:string-value="215">
            <text:p>215</text:p>
          </table:table-cell>
          <table:table-cell table:formula="of:=MID([.D684];SEARCH(&quot;posZ = &quot;;[.D684])+7;(SEARCH(&quot;}&quot;;[.D684])-SEARCH(&quot;posZ = &quot;;[.D6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24, posX = 55, posY = 73}, --3rd western farm from westpoint</text:p>
          </table:table-cell>
          <table:table-cell office:value-type="string">
            <text:p>West Point</text:p>
          </table:table-cell>
          <table:table-cell table:formula="of:=MID([.A685];SEARCH(&quot;--&quot;;[.A685])+2;256)" office:value-type="string" office:string-value="3rd western farm from westpoint">
            <text:p>3rd western farm from westpoint</text:p>
          </table:table-cell>
          <table:table-cell table:formula="of:=MID([.A685];1;SEARCH(&quot;--&quot;;[.A685])-1)" office:value-type="string" office:string-value="{worldX = 34, worldY = 24, posX = 55, posY = 73}, ">
            <text:p>{worldX = 34, worldY = 24, posX = 55, posY = 73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3">
            <text:p>683</text:p>
          </table:table-cell>
          <table:table-cell table:number-columns-repeated="22"/>
          <table:table-cell table:formula="of:=CONCATENATE([.D685];&quot;-- &quot;;[.B685];&quot;,&quot;;[.C685];&quot; ID:&quot;;[.I685])" office:value-type="string" office:string-value="{worldX = 34, worldY = 24, posX = 55, posY = 73}, -- West Point,3rd western farm from westpoint ID:683">
            <text:p>{worldX = 34, worldY = 24, posX = 55, posY = 73}, -- West Point,3rd western farm from westpoint ID:683</text:p>
          </table:table-cell>
          <table:table-cell table:formula="of:=MID([.D685];SEARCH(&quot;worldX = &quot;;[.D685])+9;(SEARCH(&quot;worldY = &quot;;[.D685])-SEARCH(&quot;worldX = &quot;;[.D685])-11))" office:value-type="string" office:string-value="34">
            <text:p>34</text:p>
          </table:table-cell>
          <table:table-cell table:formula="of:=MID([.D685];SEARCH(&quot;worldY = &quot;;[.D685])+9;(SEARCH(&quot;posX = &quot;;[.D685])-SEARCH(&quot;worldY = &quot;;[.D685])-11))" office:value-type="string" office:string-value="24">
            <text:p>24</text:p>
          </table:table-cell>
          <table:table-cell table:formula="of:=MID([.D685];(SEARCH(&quot;posX = &quot;;[.D685])+7);(SEARCH(&quot;,&quot;;[.D685];SEARCH(&quot;posX&quot;;[.D685]))-SEARCH(&quot;posX = &quot;;[.D685])-7))" office:value-type="string" office:string-value="55">
            <text:p>55</text:p>
          </table:table-cell>
          <table:table-cell table:formula="of:=IF(LEN([.D685])&lt;60;MID([.D685];(SEARCH(&quot;posY = &quot;;[.D685])+7);(SEARCH(&quot;}&quot;;[.D685];SEARCH(&quot;posY&quot;;[.D685]))-SEARCH(&quot;posY = &quot;;[.D685])-7));MID([.D690];(SEARCH(&quot;posY = &quot;;[.D690])+7);(SEARCH(&quot;}&quot;;[.D690];SEARCH(&quot;posY&quot;;[.D690]))-SEARCH(&quot;posY = &quot;;[.D690])-7)))" office:value-type="string" office:string-value="73">
            <text:p>73</text:p>
          </table:table-cell>
          <table:table-cell table:formula="of:=MID([.D685];SEARCH(&quot;posZ = &quot;;[.D685])+7;(SEARCH(&quot;}&quot;;[.D685])-SEARCH(&quot;posZ = &quot;;[.D6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24, posX = 158, posY = 218}, --4th western farm from westpoint, house</text:p>
          </table:table-cell>
          <table:table-cell office:value-type="string">
            <text:p>West Point</text:p>
          </table:table-cell>
          <table:table-cell table:formula="of:=MID([.A686];SEARCH(&quot;--&quot;;[.A686])+2;256)" office:value-type="string" office:string-value="4th western farm from westpoint, house">
            <text:p>4th western farm from westpoint, house</text:p>
          </table:table-cell>
          <table:table-cell table:formula="of:=MID([.A686];1;SEARCH(&quot;--&quot;;[.A686])-1)" office:value-type="string" office:string-value="{worldX = 34, worldY = 24, posX = 158, posY = 218}, ">
            <text:p>{worldX = 34, worldY = 24, posX = 158, posY = 218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4">
            <text:p>68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686];&quot;-- &quot;;[.B686];&quot;,&quot;;[.C686];&quot; ID:&quot;;[.I686])" office:value-type="string" office:string-value="{worldX = 34, worldY = 24, posX = 158, posY = 218}, -- West Point,4th western farm from westpoint, house ID:684">
            <text:p>{worldX = 34, worldY = 24, posX = 158, posY = 218}, -- West Point,4th western farm from westpoint, house ID:684</text:p>
          </table:table-cell>
          <table:table-cell table:formula="of:=MID([.D686];SEARCH(&quot;worldX = &quot;;[.D686])+9;(SEARCH(&quot;worldY = &quot;;[.D686])-SEARCH(&quot;worldX = &quot;;[.D686])-11))" office:value-type="string" office:string-value="34">
            <text:p>34</text:p>
          </table:table-cell>
          <table:table-cell table:formula="of:=MID([.D686];SEARCH(&quot;worldY = &quot;;[.D686])+9;(SEARCH(&quot;posX = &quot;;[.D686])-SEARCH(&quot;worldY = &quot;;[.D686])-11))" office:value-type="string" office:string-value="24">
            <text:p>24</text:p>
          </table:table-cell>
          <table:table-cell table:formula="of:=MID([.D686];(SEARCH(&quot;posX = &quot;;[.D686])+7);(SEARCH(&quot;,&quot;;[.D686];SEARCH(&quot;posX&quot;;[.D686]))-SEARCH(&quot;posX = &quot;;[.D686])-7))" office:value-type="string" office:string-value="158">
            <text:p>158</text:p>
          </table:table-cell>
          <table:table-cell table:formula="of:=IF(LEN([.D686])&lt;60;MID([.D686];(SEARCH(&quot;posY = &quot;;[.D686])+7);(SEARCH(&quot;}&quot;;[.D686];SEARCH(&quot;posY&quot;;[.D686]))-SEARCH(&quot;posY = &quot;;[.D686])-7));MID([.D691];(SEARCH(&quot;posY = &quot;;[.D691])+7);(SEARCH(&quot;}&quot;;[.D691];SEARCH(&quot;posY&quot;;[.D691]))-SEARCH(&quot;posY = &quot;;[.D691])-7)))" office:value-type="string" office:string-value="218">
            <text:p>218</text:p>
          </table:table-cell>
          <table:table-cell table:formula="of:=MID([.D686];SEARCH(&quot;posZ = &quot;;[.D686])+7;(SEARCH(&quot;}&quot;;[.D686])-SEARCH(&quot;posZ = &quot;;[.D6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4, worldY = 24, posX = 134, posY = 210}, --4th western farm from westpoint, shed</text:p>
          </table:table-cell>
          <table:table-cell office:value-type="string">
            <text:p>West Point</text:p>
          </table:table-cell>
          <table:table-cell table:formula="of:=MID([.A687];SEARCH(&quot;--&quot;;[.A687])+2;256)" office:value-type="string" office:string-value="4th western farm from westpoint, shed">
            <text:p>4th western farm from westpoint, shed</text:p>
          </table:table-cell>
          <table:table-cell table:formula="of:=MID([.A687];1;SEARCH(&quot;--&quot;;[.A687])-1)" office:value-type="string" office:string-value="{worldX = 34, worldY = 24, posX = 134, posY = 210}, ">
            <text:p>{worldX = 34, worldY = 24, posX = 134, posY = 210}, </text:p>
          </table:table-cell>
          <table:table-cell office:value-type="string">
            <text:p>Farm</text:p>
          </table:table-cell>
          <table:table-cell office:value-type="string">
            <text:p>Shed</text:p>
          </table:table-cell>
          <table:table-cell office:value-type="string">
            <text:p>west point farms</text:p>
          </table:table-cell>
          <table:table-cell/>
          <table:table-cell office:value-type="float" office:value="685">
            <text:p>685</text:p>
          </table:table-cell>
          <table:table-cell table:number-columns-repeated="22"/>
          <table:table-cell table:formula="of:=CONCATENATE([.D687];&quot;-- &quot;;[.B687];&quot;,&quot;;[.C687];&quot; ID:&quot;;[.I687])" office:value-type="string" office:string-value="{worldX = 34, worldY = 24, posX = 134, posY = 210}, -- West Point,4th western farm from westpoint, shed ID:685">
            <text:p>{worldX = 34, worldY = 24, posX = 134, posY = 210}, -- West Point,4th western farm from westpoint, shed ID:685</text:p>
          </table:table-cell>
          <table:table-cell table:formula="of:=MID([.D687];SEARCH(&quot;worldX = &quot;;[.D687])+9;(SEARCH(&quot;worldY = &quot;;[.D687])-SEARCH(&quot;worldX = &quot;;[.D687])-11))" office:value-type="string" office:string-value="34">
            <text:p>34</text:p>
          </table:table-cell>
          <table:table-cell table:formula="of:=MID([.D687];SEARCH(&quot;worldY = &quot;;[.D687])+9;(SEARCH(&quot;posX = &quot;;[.D687])-SEARCH(&quot;worldY = &quot;;[.D687])-11))" office:value-type="string" office:string-value="24">
            <text:p>24</text:p>
          </table:table-cell>
          <table:table-cell table:formula="of:=MID([.D687];(SEARCH(&quot;posX = &quot;;[.D687])+7);(SEARCH(&quot;,&quot;;[.D687];SEARCH(&quot;posX&quot;;[.D687]))-SEARCH(&quot;posX = &quot;;[.D687])-7))" office:value-type="string" office:string-value="134">
            <text:p>134</text:p>
          </table:table-cell>
          <table:table-cell table:formula="of:=IF(LEN([.D687])&lt;60;MID([.D687];(SEARCH(&quot;posY = &quot;;[.D687])+7);(SEARCH(&quot;}&quot;;[.D687];SEARCH(&quot;posY&quot;;[.D687]))-SEARCH(&quot;posY = &quot;;[.D687])-7));MID([.D692];(SEARCH(&quot;posY = &quot;;[.D692])+7);(SEARCH(&quot;}&quot;;[.D692];SEARCH(&quot;posY&quot;;[.D692]))-SEARCH(&quot;posY = &quot;;[.D692])-7)))" office:value-type="string" office:string-value="210">
            <text:p>210</text:p>
          </table:table-cell>
          <table:table-cell table:formula="of:=MID([.D687];SEARCH(&quot;posZ = &quot;;[.D687])+7;(SEARCH(&quot;}&quot;;[.D687])-SEARCH(&quot;posZ = &quot;;[.D68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23, posX = 76, posY = 288}, --5th western farm from westpoint, house 1</text:p>
          </table:table-cell>
          <table:table-cell office:value-type="string">
            <text:p>West Point</text:p>
          </table:table-cell>
          <table:table-cell table:formula="of:=MID([.A688];SEARCH(&quot;--&quot;;[.A688])+2;256)" office:value-type="string" office:string-value="5th western farm from westpoint, house 1">
            <text:p>5th western farm from westpoint, house 1</text:p>
          </table:table-cell>
          <table:table-cell table:formula="of:=MID([.A688];1;SEARCH(&quot;--&quot;;[.A688])-1)" office:value-type="string" office:string-value="{worldX = 35, worldY = 23, posX = 76, posY = 288}, ">
            <text:p>{worldX = 35, worldY = 23, posX = 76, posY = 288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6">
            <text:p>686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688];&quot;-- &quot;;[.B688];&quot;,&quot;;[.C688];&quot; ID:&quot;;[.I688])" office:value-type="string" office:string-value="{worldX = 35, worldY = 23, posX = 76, posY = 288}, -- West Point,5th western farm from westpoint, house 1 ID:686">
            <text:p>{worldX = 35, worldY = 23, posX = 76, posY = 288}, -- West Point,5th western farm from westpoint, house 1 ID:686</text:p>
          </table:table-cell>
          <table:table-cell table:formula="of:=MID([.D688];SEARCH(&quot;worldX = &quot;;[.D688])+9;(SEARCH(&quot;worldY = &quot;;[.D688])-SEARCH(&quot;worldX = &quot;;[.D688])-11))" office:value-type="string" office:string-value="35">
            <text:p>35</text:p>
          </table:table-cell>
          <table:table-cell table:formula="of:=MID([.D688];SEARCH(&quot;worldY = &quot;;[.D688])+9;(SEARCH(&quot;posX = &quot;;[.D688])-SEARCH(&quot;worldY = &quot;;[.D688])-11))" office:value-type="string" office:string-value="23">
            <text:p>23</text:p>
          </table:table-cell>
          <table:table-cell table:formula="of:=MID([.D688];(SEARCH(&quot;posX = &quot;;[.D688])+7);(SEARCH(&quot;,&quot;;[.D688];SEARCH(&quot;posX&quot;;[.D688]))-SEARCH(&quot;posX = &quot;;[.D688])-7))" office:value-type="string" office:string-value="76">
            <text:p>76</text:p>
          </table:table-cell>
          <table:table-cell table:formula="of:=IF(LEN([.D688])&lt;60;MID([.D688];(SEARCH(&quot;posY = &quot;;[.D688])+7);(SEARCH(&quot;}&quot;;[.D688];SEARCH(&quot;posY&quot;;[.D688]))-SEARCH(&quot;posY = &quot;;[.D688])-7));MID([.D693];(SEARCH(&quot;posY = &quot;;[.D693])+7);(SEARCH(&quot;}&quot;;[.D693];SEARCH(&quot;posY&quot;;[.D693]))-SEARCH(&quot;posY = &quot;;[.D693])-7)))" office:value-type="string" office:string-value="288">
            <text:p>288</text:p>
          </table:table-cell>
          <table:table-cell table:formula="of:=MID([.D688];SEARCH(&quot;posZ = &quot;;[.D688])+7;(SEARCH(&quot;}&quot;;[.D688])-SEARCH(&quot;posZ = &quot;;[.D68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23, posX = 85, posY = 245}, --5th western farm from westpoint, house 2</text:p>
          </table:table-cell>
          <table:table-cell office:value-type="string">
            <text:p>West Point</text:p>
          </table:table-cell>
          <table:table-cell table:formula="of:=MID([.A689];SEARCH(&quot;--&quot;;[.A689])+2;256)" office:value-type="string" office:string-value="5th western farm from westpoint, house 2">
            <text:p>5th western farm from westpoint, house 2</text:p>
          </table:table-cell>
          <table:table-cell table:formula="of:=MID([.A689];1;SEARCH(&quot;--&quot;;[.A689])-1)" office:value-type="string" office:string-value="{worldX = 35, worldY = 23, posX = 85, posY = 245}, ">
            <text:p>{worldX = 35, worldY = 23, posX = 85, posY = 245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7">
            <text:p>687</text:p>
          </table:table-cell>
          <table:table-cell table:number-columns-repeated="22"/>
          <table:table-cell table:formula="of:=CONCATENATE([.D689];&quot;-- &quot;;[.B689];&quot;,&quot;;[.C689];&quot; ID:&quot;;[.I689])" office:value-type="string" office:string-value="{worldX = 35, worldY = 23, posX = 85, posY = 245}, -- West Point,5th western farm from westpoint, house 2 ID:687">
            <text:p>{worldX = 35, worldY = 23, posX = 85, posY = 245}, -- West Point,5th western farm from westpoint, house 2 ID:687</text:p>
          </table:table-cell>
          <table:table-cell table:formula="of:=MID([.D689];SEARCH(&quot;worldX = &quot;;[.D689])+9;(SEARCH(&quot;worldY = &quot;;[.D689])-SEARCH(&quot;worldX = &quot;;[.D689])-11))" office:value-type="string" office:string-value="35">
            <text:p>35</text:p>
          </table:table-cell>
          <table:table-cell table:formula="of:=MID([.D689];SEARCH(&quot;worldY = &quot;;[.D689])+9;(SEARCH(&quot;posX = &quot;;[.D689])-SEARCH(&quot;worldY = &quot;;[.D689])-11))" office:value-type="string" office:string-value="23">
            <text:p>23</text:p>
          </table:table-cell>
          <table:table-cell table:formula="of:=MID([.D689];(SEARCH(&quot;posX = &quot;;[.D689])+7);(SEARCH(&quot;,&quot;;[.D689];SEARCH(&quot;posX&quot;;[.D689]))-SEARCH(&quot;posX = &quot;;[.D689])-7))" office:value-type="string" office:string-value="85">
            <text:p>85</text:p>
          </table:table-cell>
          <table:table-cell table:formula="of:=IF(LEN([.D689])&lt;60;MID([.D689];(SEARCH(&quot;posY = &quot;;[.D689])+7);(SEARCH(&quot;}&quot;;[.D689];SEARCH(&quot;posY&quot;;[.D689]))-SEARCH(&quot;posY = &quot;;[.D689])-7));MID([.D694];(SEARCH(&quot;posY = &quot;;[.D694])+7);(SEARCH(&quot;}&quot;;[.D694];SEARCH(&quot;posY&quot;;[.D694]))-SEARCH(&quot;posY = &quot;;[.D694])-7)))" office:value-type="string" office:string-value="245">
            <text:p>245</text:p>
          </table:table-cell>
          <table:table-cell table:formula="of:=MID([.D689];SEARCH(&quot;posZ = &quot;;[.D689])+7;(SEARCH(&quot;}&quot;;[.D689])-SEARCH(&quot;posZ = &quot;;[.D6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23, posX = 161, posY = 289}, --6th western farm from westpoint</text:p>
          </table:table-cell>
          <table:table-cell office:value-type="string">
            <text:p>West Point</text:p>
          </table:table-cell>
          <table:table-cell office:value-type="string">
            <text:p>pr</text:p>
          </table:table-cell>
          <table:table-cell table:formula="of:=MID([.A690];1;SEARCH(&quot;--&quot;;[.A690])-1)" office:value-type="string" office:string-value="{worldX = 35, worldY = 23, posX = 161, posY = 289}, ">
            <text:p>{worldX = 35, worldY = 23, posX = 161, posY = 289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8">
            <text:p>688</text:p>
          </table:table-cell>
          <table:table-cell table:number-columns-repeated="22"/>
          <table:table-cell table:formula="of:=CONCATENATE([.D690];&quot;-- &quot;;[.B690];&quot;,&quot;;[.C690];&quot; ID:&quot;;[.I690])" office:value-type="string" office:string-value="{worldX = 35, worldY = 23, posX = 161, posY = 289}, -- West Point,pr ID:688">
            <text:p>{worldX = 35, worldY = 23, posX = 161, posY = 289}, -- West Point,pr ID:688</text:p>
          </table:table-cell>
          <table:table-cell table:formula="of:=MID([.D690];SEARCH(&quot;worldX = &quot;;[.D690])+9;(SEARCH(&quot;worldY = &quot;;[.D690])-SEARCH(&quot;worldX = &quot;;[.D690])-11))" office:value-type="string" office:string-value="35">
            <text:p>35</text:p>
          </table:table-cell>
          <table:table-cell table:formula="of:=MID([.D690];SEARCH(&quot;worldY = &quot;;[.D690])+9;(SEARCH(&quot;posX = &quot;;[.D690])-SEARCH(&quot;worldY = &quot;;[.D690])-11))" office:value-type="string" office:string-value="23">
            <text:p>23</text:p>
          </table:table-cell>
          <table:table-cell table:formula="of:=MID([.D690];(SEARCH(&quot;posX = &quot;;[.D690])+7);(SEARCH(&quot;,&quot;;[.D690];SEARCH(&quot;posX&quot;;[.D690]))-SEARCH(&quot;posX = &quot;;[.D690])-7))" office:value-type="string" office:string-value="161">
            <text:p>161</text:p>
          </table:table-cell>
          <table:table-cell table:formula="of:=IF(LEN([.D690])&lt;60;MID([.D690];(SEARCH(&quot;posY = &quot;;[.D690])+7);(SEARCH(&quot;}&quot;;[.D690];SEARCH(&quot;posY&quot;;[.D690]))-SEARCH(&quot;posY = &quot;;[.D690])-7));MID([.D695];(SEARCH(&quot;posY = &quot;;[.D695])+7);(SEARCH(&quot;}&quot;;[.D695];SEARCH(&quot;posY&quot;;[.D695]))-SEARCH(&quot;posY = &quot;;[.D695])-7)))" office:value-type="string" office:string-value="289">
            <text:p>289</text:p>
          </table:table-cell>
          <table:table-cell table:formula="of:=MID([.D690];SEARCH(&quot;posZ = &quot;;[.D690])+7;(SEARCH(&quot;}&quot;;[.D690])-SEARCH(&quot;posZ = &quot;;[.D6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24, posX = 242, posY = 126}, --7th western farm from westpoint</text:p>
          </table:table-cell>
          <table:table-cell office:value-type="string">
            <text:p>West Point</text:p>
          </table:table-cell>
          <table:table-cell table:formula="of:=MID([.A691];SEARCH(&quot;--&quot;;[.A691])+2;256)" office:value-type="string" office:string-value="7th western farm from westpoint">
            <text:p>7th western farm from westpoint</text:p>
          </table:table-cell>
          <table:table-cell table:formula="of:=MID([.A691];1;SEARCH(&quot;--&quot;;[.A691])-1)" office:value-type="string" office:string-value="{worldX = 35, worldY = 24, posX = 242, posY = 126}, ">
            <text:p>{worldX = 35, worldY = 24, posX = 242, posY = 126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89">
            <text:p>689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691];&quot;-- &quot;;[.B691];&quot;,&quot;;[.C691];&quot; ID:&quot;;[.I691])" office:value-type="string" office:string-value="{worldX = 35, worldY = 24, posX = 242, posY = 126}, -- West Point,7th western farm from westpoint ID:689">
            <text:p>{worldX = 35, worldY = 24, posX = 242, posY = 126}, -- West Point,7th western farm from westpoint ID:689</text:p>
          </table:table-cell>
          <table:table-cell table:formula="of:=MID([.D691];SEARCH(&quot;worldX = &quot;;[.D691])+9;(SEARCH(&quot;worldY = &quot;;[.D691])-SEARCH(&quot;worldX = &quot;;[.D691])-11))" office:value-type="string" office:string-value="35">
            <text:p>35</text:p>
          </table:table-cell>
          <table:table-cell table:formula="of:=MID([.D691];SEARCH(&quot;worldY = &quot;;[.D691])+9;(SEARCH(&quot;posX = &quot;;[.D691])-SEARCH(&quot;worldY = &quot;;[.D691])-11))" office:value-type="string" office:string-value="24">
            <text:p>24</text:p>
          </table:table-cell>
          <table:table-cell table:formula="of:=MID([.D691];(SEARCH(&quot;posX = &quot;;[.D691])+7);(SEARCH(&quot;,&quot;;[.D691];SEARCH(&quot;posX&quot;;[.D691]))-SEARCH(&quot;posX = &quot;;[.D691])-7))" office:value-type="string" office:string-value="242">
            <text:p>242</text:p>
          </table:table-cell>
          <table:table-cell table:formula="of:=IF(LEN([.D691])&lt;60;MID([.D691];(SEARCH(&quot;posY = &quot;;[.D691])+7);(SEARCH(&quot;}&quot;;[.D691];SEARCH(&quot;posY&quot;;[.D691]))-SEARCH(&quot;posY = &quot;;[.D691])-7));MID([.D696];(SEARCH(&quot;posY = &quot;;[.D696])+7);(SEARCH(&quot;}&quot;;[.D696];SEARCH(&quot;posY&quot;;[.D696]))-SEARCH(&quot;posY = &quot;;[.D696])-7)))" office:value-type="string" office:string-value="126">
            <text:p>126</text:p>
          </table:table-cell>
          <table:table-cell table:formula="of:=MID([.D691];SEARCH(&quot;posZ = &quot;;[.D691])+7;(SEARCH(&quot;}&quot;;[.D691])-SEARCH(&quot;posZ = &quot;;[.D6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23, posX = 239, posY = 99}, --8th western farm from westpoint</text:p>
          </table:table-cell>
          <table:table-cell office:value-type="string">
            <text:p>West Point</text:p>
          </table:table-cell>
          <table:table-cell table:formula="of:=MID([.A692];SEARCH(&quot;--&quot;;[.A692])+2;256)" office:value-type="string" office:string-value="8th western farm from westpoint">
            <text:p>8th western farm from westpoint</text:p>
          </table:table-cell>
          <table:table-cell table:formula="of:=MID([.A692];1;SEARCH(&quot;--&quot;;[.A692])-1)" office:value-type="string" office:string-value="{worldX = 35, worldY = 23, posX = 239, posY = 99}, ">
            <text:p>{worldX = 35, worldY = 23, posX = 239, posY = 99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90">
            <text:p>690</text:p>
          </table:table-cell>
          <table:table-cell table:number-columns-repeated="22"/>
          <table:table-cell table:formula="of:=CONCATENATE([.D692];&quot;-- &quot;;[.B692];&quot;,&quot;;[.C692];&quot; ID:&quot;;[.I692])" office:value-type="string" office:string-value="{worldX = 35, worldY = 23, posX = 239, posY = 99}, -- West Point,8th western farm from westpoint ID:690">
            <text:p>{worldX = 35, worldY = 23, posX = 239, posY = 99}, -- West Point,8th western farm from westpoint ID:690</text:p>
          </table:table-cell>
          <table:table-cell table:formula="of:=MID([.D692];SEARCH(&quot;worldX = &quot;;[.D692])+9;(SEARCH(&quot;worldY = &quot;;[.D692])-SEARCH(&quot;worldX = &quot;;[.D692])-11))" office:value-type="string" office:string-value="35">
            <text:p>35</text:p>
          </table:table-cell>
          <table:table-cell table:formula="of:=MID([.D692];SEARCH(&quot;worldY = &quot;;[.D692])+9;(SEARCH(&quot;posX = &quot;;[.D692])-SEARCH(&quot;worldY = &quot;;[.D692])-11))" office:value-type="string" office:string-value="23">
            <text:p>23</text:p>
          </table:table-cell>
          <table:table-cell table:formula="of:=MID([.D692];(SEARCH(&quot;posX = &quot;;[.D692])+7);(SEARCH(&quot;,&quot;;[.D692];SEARCH(&quot;posX&quot;;[.D692]))-SEARCH(&quot;posX = &quot;;[.D692])-7))" office:value-type="string" office:string-value="239">
            <text:p>239</text:p>
          </table:table-cell>
          <table:table-cell table:formula="of:=IF(LEN([.D692])&lt;60;MID([.D692];(SEARCH(&quot;posY = &quot;;[.D692])+7);(SEARCH(&quot;}&quot;;[.D692];SEARCH(&quot;posY&quot;;[.D692]))-SEARCH(&quot;posY = &quot;;[.D692])-7));MID([.D697];(SEARCH(&quot;posY = &quot;;[.D697])+7);(SEARCH(&quot;}&quot;;[.D697];SEARCH(&quot;posY&quot;;[.D697]))-SEARCH(&quot;posY = &quot;;[.D697])-7)))" office:value-type="string" office:string-value="99">
            <text:p>99</text:p>
          </table:table-cell>
          <table:table-cell table:formula="of:=MID([.D692];SEARCH(&quot;posZ = &quot;;[.D692])+7;(SEARCH(&quot;}&quot;;[.D692])-SEARCH(&quot;posZ = &quot;;[.D6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23, posX = 277, posY = 233}, --9th western farm from westpoint, 2 story house</text:p>
          </table:table-cell>
          <table:table-cell office:value-type="string">
            <text:p>West Point</text:p>
          </table:table-cell>
          <table:table-cell table:formula="of:=MID([.A693];SEARCH(&quot;--&quot;;[.A693])+2;256)" office:value-type="string" office:string-value="9th western farm from westpoint, 2 story house">
            <text:p>9th western farm from westpoint, 2 story house</text:p>
          </table:table-cell>
          <table:table-cell table:formula="of:=MID([.A693];1;SEARCH(&quot;--&quot;;[.A693])-1)" office:value-type="string" office:string-value="{worldX = 35, worldY = 23, posX = 277, posY = 233}, ">
            <text:p>{worldX = 35, worldY = 23, posX = 277, posY = 233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91">
            <text:p>691</text:p>
          </table:table-cell>
          <table:table-cell table:number-columns-repeated="22"/>
          <table:table-cell table:formula="of:=CONCATENATE([.D693];&quot;-- &quot;;[.B693];&quot;,&quot;;[.C693];&quot; ID:&quot;;[.I693])" office:value-type="string" office:string-value="{worldX = 35, worldY = 23, posX = 277, posY = 233}, -- West Point,9th western farm from westpoint, 2 story house ID:691">
            <text:p>{worldX = 35, worldY = 23, posX = 277, posY = 233}, -- West Point,9th western farm from westpoint, 2 story house ID:691</text:p>
          </table:table-cell>
          <table:table-cell table:formula="of:=MID([.D693];SEARCH(&quot;worldX = &quot;;[.D693])+9;(SEARCH(&quot;worldY = &quot;;[.D693])-SEARCH(&quot;worldX = &quot;;[.D693])-11))" office:value-type="string" office:string-value="35">
            <text:p>35</text:p>
          </table:table-cell>
          <table:table-cell table:formula="of:=MID([.D693];SEARCH(&quot;worldY = &quot;;[.D693])+9;(SEARCH(&quot;posX = &quot;;[.D693])-SEARCH(&quot;worldY = &quot;;[.D693])-11))" office:value-type="string" office:string-value="23">
            <text:p>23</text:p>
          </table:table-cell>
          <table:table-cell table:formula="of:=MID([.D693];(SEARCH(&quot;posX = &quot;;[.D693])+7);(SEARCH(&quot;,&quot;;[.D693];SEARCH(&quot;posX&quot;;[.D693]))-SEARCH(&quot;posX = &quot;;[.D693])-7))" office:value-type="string" office:string-value="277">
            <text:p>277</text:p>
          </table:table-cell>
          <table:table-cell table:formula="of:=IF(LEN([.D693])&lt;60;MID([.D693];(SEARCH(&quot;posY = &quot;;[.D693])+7);(SEARCH(&quot;}&quot;;[.D693];SEARCH(&quot;posY&quot;;[.D693]))-SEARCH(&quot;posY = &quot;;[.D693])-7));MID([.D698];(SEARCH(&quot;posY = &quot;;[.D698])+7);(SEARCH(&quot;}&quot;;[.D698];SEARCH(&quot;posY&quot;;[.D698]))-SEARCH(&quot;posY = &quot;;[.D698])-7)))" office:value-type="string" office:string-value="233">
            <text:p>233</text:p>
          </table:table-cell>
          <table:table-cell table:formula="of:=MID([.D693];SEARCH(&quot;posZ = &quot;;[.D693])+7;(SEARCH(&quot;}&quot;;[.D693])-SEARCH(&quot;posZ = &quot;;[.D6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3, posX = 82, posY = 253}, --small rural homes, 1</text:p>
          </table:table-cell>
          <table:table-cell office:value-type="string">
            <text:p>West Point</text:p>
          </table:table-cell>
          <table:table-cell table:formula="of:=MID([.A694];SEARCH(&quot;--&quot;;[.A694])+2;256)" office:value-type="string" office:string-value="small rural homes, 1">
            <text:p>small rural homes, 1</text:p>
          </table:table-cell>
          <table:table-cell table:formula="of:=MID([.A694];1;SEARCH(&quot;--&quot;;[.A694])-1)" office:value-type="string" office:string-value="{worldX = 36, worldY = 23, posX = 82, posY = 253}, ">
            <text:p>{worldX = 36, worldY = 23, posX = 82, posY = 253}, </text:p>
          </table:table-cell>
          <table:table-cell office:value-type="string">
            <text:p>House</text:p>
          </table:table-cell>
          <table:table-cell office:value-type="string">
            <text:p>Medium</text:p>
          </table:table-cell>
          <table:table-cell office:value-type="string">
            <text:p>west point farms</text:p>
          </table:table-cell>
          <table:table-cell/>
          <table:table-cell office:value-type="float" office:value="692">
            <text:p>692</text:p>
          </table:table-cell>
          <table:table-cell table:number-columns-repeated="22"/>
          <table:table-cell table:formula="of:=CONCATENATE([.D694];&quot;-- &quot;;[.B694];&quot;,&quot;;[.C694];&quot; ID:&quot;;[.I694])" office:value-type="string" office:string-value="{worldX = 36, worldY = 23, posX = 82, posY = 253}, -- West Point,small rural homes, 1 ID:692">
            <text:p>{worldX = 36, worldY = 23, posX = 82, posY = 253}, -- West Point,small rural homes, 1 ID:692</text:p>
          </table:table-cell>
          <table:table-cell table:formula="of:=MID([.D694];SEARCH(&quot;worldX = &quot;;[.D694])+9;(SEARCH(&quot;worldY = &quot;;[.D694])-SEARCH(&quot;worldX = &quot;;[.D694])-11))" office:value-type="string" office:string-value="36">
            <text:p>36</text:p>
          </table:table-cell>
          <table:table-cell table:formula="of:=MID([.D694];SEARCH(&quot;worldY = &quot;;[.D694])+9;(SEARCH(&quot;posX = &quot;;[.D694])-SEARCH(&quot;worldY = &quot;;[.D694])-11))" office:value-type="string" office:string-value="23">
            <text:p>23</text:p>
          </table:table-cell>
          <table:table-cell table:formula="of:=MID([.D694];(SEARCH(&quot;posX = &quot;;[.D694])+7);(SEARCH(&quot;,&quot;;[.D694];SEARCH(&quot;posX&quot;;[.D694]))-SEARCH(&quot;posX = &quot;;[.D694])-7))" office:value-type="string" office:string-value="82">
            <text:p>82</text:p>
          </table:table-cell>
          <table:table-cell table:formula="of:=IF(LEN([.D694])&lt;60;MID([.D694];(SEARCH(&quot;posY = &quot;;[.D694])+7);(SEARCH(&quot;}&quot;;[.D694];SEARCH(&quot;posY&quot;;[.D694]))-SEARCH(&quot;posY = &quot;;[.D694])-7));MID([.D699];(SEARCH(&quot;posY = &quot;;[.D699])+7);(SEARCH(&quot;}&quot;;[.D699];SEARCH(&quot;posY&quot;;[.D699]))-SEARCH(&quot;posY = &quot;;[.D699])-7)))" office:value-type="string" office:string-value="253">
            <text:p>253</text:p>
          </table:table-cell>
          <table:table-cell table:formula="of:=MID([.D694];SEARCH(&quot;posZ = &quot;;[.D694])+7;(SEARCH(&quot;}&quot;;[.D694])-SEARCH(&quot;posZ = &quot;;[.D69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3, posX = 82, posY = 240}, --small rural homes, 2</text:p>
          </table:table-cell>
          <table:table-cell office:value-type="string">
            <text:p>West Point</text:p>
          </table:table-cell>
          <table:table-cell table:formula="of:=MID([.A695];SEARCH(&quot;--&quot;;[.A695])+2;256)" office:value-type="string" office:string-value="small rural homes, 2">
            <text:p>small rural homes, 2</text:p>
          </table:table-cell>
          <table:table-cell table:formula="of:=MID([.A695];1;SEARCH(&quot;--&quot;;[.A695])-1)" office:value-type="string" office:string-value="{worldX = 36, worldY = 23, posX = 82, posY = 240}, ">
            <text:p>{worldX = 36, worldY = 23, posX = 82, posY = 240}, </text:p>
          </table:table-cell>
          <table:table-cell office:value-type="string">
            <text:p>House</text:p>
          </table:table-cell>
          <table:table-cell office:value-type="string">
            <text:p>Medium</text:p>
          </table:table-cell>
          <table:table-cell office:value-type="string">
            <text:p>west point farms</text:p>
          </table:table-cell>
          <table:table-cell/>
          <table:table-cell office:value-type="float" office:value="693">
            <text:p>693</text:p>
          </table:table-cell>
          <table:table-cell table:number-columns-repeated="22"/>
          <table:table-cell table:formula="of:=CONCATENATE([.D695];&quot;-- &quot;;[.B695];&quot;,&quot;;[.C695];&quot; ID:&quot;;[.I695])" office:value-type="string" office:string-value="{worldX = 36, worldY = 23, posX = 82, posY = 240}, -- West Point,small rural homes, 2 ID:693">
            <text:p>{worldX = 36, worldY = 23, posX = 82, posY = 240}, -- West Point,small rural homes, 2 ID:693</text:p>
          </table:table-cell>
          <table:table-cell table:formula="of:=MID([.D695];SEARCH(&quot;worldX = &quot;;[.D695])+9;(SEARCH(&quot;worldY = &quot;;[.D695])-SEARCH(&quot;worldX = &quot;;[.D695])-11))" office:value-type="string" office:string-value="36">
            <text:p>36</text:p>
          </table:table-cell>
          <table:table-cell table:formula="of:=MID([.D695];SEARCH(&quot;worldY = &quot;;[.D695])+9;(SEARCH(&quot;posX = &quot;;[.D695])-SEARCH(&quot;worldY = &quot;;[.D695])-11))" office:value-type="string" office:string-value="23">
            <text:p>23</text:p>
          </table:table-cell>
          <table:table-cell table:formula="of:=MID([.D695];(SEARCH(&quot;posX = &quot;;[.D695])+7);(SEARCH(&quot;,&quot;;[.D695];SEARCH(&quot;posX&quot;;[.D695]))-SEARCH(&quot;posX = &quot;;[.D695])-7))" office:value-type="string" office:string-value="82">
            <text:p>82</text:p>
          </table:table-cell>
          <table:table-cell table:formula="of:=IF(LEN([.D695])&lt;60;MID([.D695];(SEARCH(&quot;posY = &quot;;[.D695])+7);(SEARCH(&quot;}&quot;;[.D695];SEARCH(&quot;posY&quot;;[.D695]))-SEARCH(&quot;posY = &quot;;[.D695])-7));MID([.D700];(SEARCH(&quot;posY = &quot;;[.D700])+7);(SEARCH(&quot;}&quot;;[.D700];SEARCH(&quot;posY&quot;;[.D700]))-SEARCH(&quot;posY = &quot;;[.D700])-7)))" office:value-type="string" office:string-value="240">
            <text:p>240</text:p>
          </table:table-cell>
          <table:table-cell table:formula="of:=MID([.D695];SEARCH(&quot;posZ = &quot;;[.D695])+7;(SEARCH(&quot;}&quot;;[.D695])-SEARCH(&quot;posZ = &quot;;[.D69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3, posX = 103, posY = 240}, --small rural homes, 3</text:p>
          </table:table-cell>
          <table:table-cell office:value-type="string">
            <text:p>West Point</text:p>
          </table:table-cell>
          <table:table-cell table:formula="of:=MID([.A696];SEARCH(&quot;--&quot;;[.A696])+2;256)" office:value-type="string" office:string-value="small rural homes, 3">
            <text:p>small rural homes, 3</text:p>
          </table:table-cell>
          <table:table-cell table:formula="of:=MID([.A696];1;SEARCH(&quot;--&quot;;[.A696])-1)" office:value-type="string" office:string-value="{worldX = 36, worldY = 23, posX = 103, posY = 240}, ">
            <text:p>{worldX = 36, worldY = 23, posX = 103, posY = 240}, </text:p>
          </table:table-cell>
          <table:table-cell office:value-type="string">
            <text:p>House</text:p>
          </table:table-cell>
          <table:table-cell office:value-type="string">
            <text:p>Medium</text:p>
          </table:table-cell>
          <table:table-cell office:value-type="string">
            <text:p>west point farms</text:p>
          </table:table-cell>
          <table:table-cell/>
          <table:table-cell office:value-type="float" office:value="694">
            <text:p>694</text:p>
          </table:table-cell>
          <table:table-cell table:number-columns-repeated="22"/>
          <table:table-cell table:formula="of:=CONCATENATE([.D696];&quot;-- &quot;;[.B696];&quot;,&quot;;[.C696];&quot; ID:&quot;;[.I696])" office:value-type="string" office:string-value="{worldX = 36, worldY = 23, posX = 103, posY = 240}, -- West Point,small rural homes, 3 ID:694">
            <text:p>{worldX = 36, worldY = 23, posX = 103, posY = 240}, -- West Point,small rural homes, 3 ID:694</text:p>
          </table:table-cell>
          <table:table-cell table:formula="of:=MID([.D696];SEARCH(&quot;worldX = &quot;;[.D696])+9;(SEARCH(&quot;worldY = &quot;;[.D696])-SEARCH(&quot;worldX = &quot;;[.D696])-11))" office:value-type="string" office:string-value="36">
            <text:p>36</text:p>
          </table:table-cell>
          <table:table-cell table:formula="of:=MID([.D696];SEARCH(&quot;worldY = &quot;;[.D696])+9;(SEARCH(&quot;posX = &quot;;[.D696])-SEARCH(&quot;worldY = &quot;;[.D696])-11))" office:value-type="string" office:string-value="23">
            <text:p>23</text:p>
          </table:table-cell>
          <table:table-cell table:formula="of:=MID([.D696];(SEARCH(&quot;posX = &quot;;[.D696])+7);(SEARCH(&quot;,&quot;;[.D696];SEARCH(&quot;posX&quot;;[.D696]))-SEARCH(&quot;posX = &quot;;[.D696])-7))" office:value-type="string" office:string-value="103">
            <text:p>103</text:p>
          </table:table-cell>
          <table:table-cell table:formula="of:=IF(LEN([.D696])&lt;60;MID([.D696];(SEARCH(&quot;posY = &quot;;[.D696])+7);(SEARCH(&quot;}&quot;;[.D696];SEARCH(&quot;posY&quot;;[.D696]))-SEARCH(&quot;posY = &quot;;[.D696])-7));MID([.D701];(SEARCH(&quot;posY = &quot;;[.D701])+7);(SEARCH(&quot;}&quot;;[.D701];SEARCH(&quot;posY&quot;;[.D701]))-SEARCH(&quot;posY = &quot;;[.D701])-7)))" office:value-type="string" office:string-value="240">
            <text:p>240</text:p>
          </table:table-cell>
          <table:table-cell table:formula="of:=MID([.D696];SEARCH(&quot;posZ = &quot;;[.D696])+7;(SEARCH(&quot;}&quot;;[.D696])-SEARCH(&quot;posZ = &quot;;[.D69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7, worldY = 22, posX = 35, posY = 252}, --farm close to westpoint</text:p>
          </table:table-cell>
          <table:table-cell office:value-type="string">
            <text:p>West Point</text:p>
          </table:table-cell>
          <table:table-cell table:formula="of:=MID([.A697];SEARCH(&quot;--&quot;;[.A697])+2;256)" office:value-type="string" office:string-value="farm close to westpoint">
            <text:p>farm close to westpoint</text:p>
          </table:table-cell>
          <table:table-cell table:formula="of:=MID([.A697];1;SEARCH(&quot;--&quot;;[.A697])-1)" office:value-type="string" office:string-value="{worldX = 37, worldY = 22, posX = 35, posY = 252}, ">
            <text:p>{worldX = 37, worldY = 22, posX = 35, posY = 252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95">
            <text:p>695</text:p>
          </table:table-cell>
          <table:table-cell table:number-columns-repeated="22"/>
          <table:table-cell table:formula="of:=CONCATENATE([.D697];&quot;-- &quot;;[.B697];&quot;,&quot;;[.C697];&quot; ID:&quot;;[.I697])" office:value-type="string" office:string-value="{worldX = 37, worldY = 22, posX = 35, posY = 252}, -- West Point,farm close to westpoint ID:695">
            <text:p>{worldX = 37, worldY = 22, posX = 35, posY = 252}, -- West Point,farm close to westpoint ID:695</text:p>
          </table:table-cell>
          <table:table-cell table:formula="of:=MID([.D697];SEARCH(&quot;worldX = &quot;;[.D697])+9;(SEARCH(&quot;worldY = &quot;;[.D697])-SEARCH(&quot;worldX = &quot;;[.D697])-11))" office:value-type="string" office:string-value="37">
            <text:p>37</text:p>
          </table:table-cell>
          <table:table-cell table:formula="of:=MID([.D697];SEARCH(&quot;worldY = &quot;;[.D697])+9;(SEARCH(&quot;posX = &quot;;[.D697])-SEARCH(&quot;worldY = &quot;;[.D697])-11))" office:value-type="string" office:string-value="22">
            <text:p>22</text:p>
          </table:table-cell>
          <table:table-cell table:formula="of:=MID([.D697];(SEARCH(&quot;posX = &quot;;[.D697])+7);(SEARCH(&quot;,&quot;;[.D697];SEARCH(&quot;posX&quot;;[.D697]))-SEARCH(&quot;posX = &quot;;[.D697])-7))" office:value-type="string" office:string-value="35">
            <text:p>35</text:p>
          </table:table-cell>
          <table:table-cell table:formula="of:=IF(LEN([.D697])&lt;60;MID([.D697];(SEARCH(&quot;posY = &quot;;[.D697])+7);(SEARCH(&quot;}&quot;;[.D697];SEARCH(&quot;posY&quot;;[.D697]))-SEARCH(&quot;posY = &quot;;[.D697])-7));MID([.D702];(SEARCH(&quot;posY = &quot;;[.D702])+7);(SEARCH(&quot;}&quot;;[.D702];SEARCH(&quot;posY&quot;;[.D702]))-SEARCH(&quot;posY = &quot;;[.D702])-7)))" office:value-type="string" office:string-value="252">
            <text:p>252</text:p>
          </table:table-cell>
          <table:table-cell table:formula="of:=MID([.D697];SEARCH(&quot;posZ = &quot;;[.D697])+7;(SEARCH(&quot;}&quot;;[.D697])-SEARCH(&quot;posZ = &quot;;[.D6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2, posX = 142, posY = 124}, --farm close to west point and river, big</text:p>
          </table:table-cell>
          <table:table-cell office:value-type="string">
            <text:p>West Point</text:p>
          </table:table-cell>
          <table:table-cell table:formula="of:=MID([.A698];SEARCH(&quot;--&quot;;[.A698])+2;256)" office:value-type="string" office:string-value="farm close to west point and river, big">
            <text:p>farm close to west point and river, big</text:p>
          </table:table-cell>
          <table:table-cell table:formula="of:=MID([.A698];1;SEARCH(&quot;--&quot;;[.A698])-1)" office:value-type="string" office:string-value="{worldX = 36, worldY = 22, posX = 142, posY = 124}, ">
            <text:p>{worldX = 36, worldY = 22, posX = 142, posY = 124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96">
            <text:p>696</text:p>
          </table:table-cell>
          <table:table-cell table:number-columns-repeated="22"/>
          <table:table-cell table:formula="of:=CONCATENATE([.D698];&quot;-- &quot;;[.B698];&quot;,&quot;;[.C698];&quot; ID:&quot;;[.I698])" office:value-type="string" office:string-value="{worldX = 36, worldY = 22, posX = 142, posY = 124}, -- West Point,farm close to west point and river, big ID:696">
            <text:p>{worldX = 36, worldY = 22, posX = 142, posY = 124}, -- West Point,farm close to west point and river, big ID:696</text:p>
          </table:table-cell>
          <table:table-cell table:formula="of:=MID([.D698];SEARCH(&quot;worldX = &quot;;[.D698])+9;(SEARCH(&quot;worldY = &quot;;[.D698])-SEARCH(&quot;worldX = &quot;;[.D698])-11))" office:value-type="string" office:string-value="36">
            <text:p>36</text:p>
          </table:table-cell>
          <table:table-cell table:formula="of:=MID([.D698];SEARCH(&quot;worldY = &quot;;[.D698])+9;(SEARCH(&quot;posX = &quot;;[.D698])-SEARCH(&quot;worldY = &quot;;[.D698])-11))" office:value-type="string" office:string-value="22">
            <text:p>22</text:p>
          </table:table-cell>
          <table:table-cell table:formula="of:=MID([.D698];(SEARCH(&quot;posX = &quot;;[.D698])+7);(SEARCH(&quot;,&quot;;[.D698];SEARCH(&quot;posX&quot;;[.D698]))-SEARCH(&quot;posX = &quot;;[.D698])-7))" office:value-type="string" office:string-value="142">
            <text:p>142</text:p>
          </table:table-cell>
          <table:table-cell table:formula="of:=IF(LEN([.D698])&lt;60;MID([.D698];(SEARCH(&quot;posY = &quot;;[.D698])+7);(SEARCH(&quot;}&quot;;[.D698];SEARCH(&quot;posY&quot;;[.D698]))-SEARCH(&quot;posY = &quot;;[.D698])-7));MID([.D703];(SEARCH(&quot;posY = &quot;;[.D703])+7);(SEARCH(&quot;}&quot;;[.D703];SEARCH(&quot;posY&quot;;[.D703]))-SEARCH(&quot;posY = &quot;;[.D703])-7)))" office:value-type="string" office:string-value="124">
            <text:p>124</text:p>
          </table:table-cell>
          <table:table-cell table:formula="of:=MID([.D698];SEARCH(&quot;posZ = &quot;;[.D698])+7;(SEARCH(&quot;}&quot;;[.D698])-SEARCH(&quot;posZ = &quot;;[.D69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2, posX = 96, posY = 75}, --farm close to west point and river, small</text:p>
          </table:table-cell>
          <table:table-cell office:value-type="string">
            <text:p>West Point</text:p>
          </table:table-cell>
          <table:table-cell table:formula="of:=MID([.A699];SEARCH(&quot;--&quot;;[.A699])+2;256)" office:value-type="string" office:string-value="farm close to west point and river, small">
            <text:p>farm close to west point and river, small</text:p>
          </table:table-cell>
          <table:table-cell table:formula="of:=MID([.A699];1;SEARCH(&quot;--&quot;;[.A699])-1)" office:value-type="string" office:string-value="{worldX = 36, worldY = 22, posX = 96, posY = 75}, ">
            <text:p>{worldX = 36, worldY = 22, posX = 96, posY = 75}, </text:p>
          </table:table-cell>
          <table:table-cell office:value-type="string">
            <text:p>Farm</text:p>
          </table:table-cell>
          <table:table-cell/>
          <table:table-cell office:value-type="string">
            <text:p>west point farms</text:p>
          </table:table-cell>
          <table:table-cell/>
          <table:table-cell office:value-type="float" office:value="697">
            <text:p>697</text:p>
          </table:table-cell>
          <table:table-cell table:number-columns-repeated="22"/>
          <table:table-cell table:formula="of:=CONCATENATE([.D699];&quot;-- &quot;;[.B699];&quot;,&quot;;[.C699];&quot; ID:&quot;;[.I699])" office:value-type="string" office:string-value="{worldX = 36, worldY = 22, posX = 96, posY = 75}, -- West Point,farm close to west point and river, small ID:697">
            <text:p>{worldX = 36, worldY = 22, posX = 96, posY = 75}, -- West Point,farm close to west point and river, small ID:697</text:p>
          </table:table-cell>
          <table:table-cell table:formula="of:=MID([.D699];SEARCH(&quot;worldX = &quot;;[.D699])+9;(SEARCH(&quot;worldY = &quot;;[.D699])-SEARCH(&quot;worldX = &quot;;[.D699])-11))" office:value-type="string" office:string-value="36">
            <text:p>36</text:p>
          </table:table-cell>
          <table:table-cell table:formula="of:=MID([.D699];SEARCH(&quot;worldY = &quot;;[.D699])+9;(SEARCH(&quot;posX = &quot;;[.D699])-SEARCH(&quot;worldY = &quot;;[.D699])-11))" office:value-type="string" office:string-value="22">
            <text:p>22</text:p>
          </table:table-cell>
          <table:table-cell table:formula="of:=MID([.D699];(SEARCH(&quot;posX = &quot;;[.D699])+7);(SEARCH(&quot;,&quot;;[.D699];SEARCH(&quot;posX&quot;;[.D699]))-SEARCH(&quot;posX = &quot;;[.D699])-7))" office:value-type="string" office:string-value="96">
            <text:p>96</text:p>
          </table:table-cell>
          <table:table-cell table:formula="of:=IF(LEN([.D699])&lt;60;MID([.D699];(SEARCH(&quot;posY = &quot;;[.D699])+7);(SEARCH(&quot;}&quot;;[.D699];SEARCH(&quot;posY&quot;;[.D699]))-SEARCH(&quot;posY = &quot;;[.D699])-7));MID([.D704];(SEARCH(&quot;posY = &quot;;[.D704])+7);(SEARCH(&quot;}&quot;;[.D704];SEARCH(&quot;posY&quot;;[.D704]))-SEARCH(&quot;posY = &quot;;[.D704])-7)))" office:value-type="string" office:string-value="75">
            <text:p>75</text:p>
          </table:table-cell>
          <table:table-cell table:formula="of:=MID([.D699];SEARCH(&quot;posZ = &quot;;[.D699])+7;(SEARCH(&quot;}&quot;;[.D699])-SEARCH(&quot;posZ = &quot;;[.D69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5, worldY = 15, posX = 68, posY = 114}, --northern farm 1, fenced</text:p>
          </table:table-cell>
          <table:table-cell office:value-type="string">
            <text:p>Valley Station</text:p>
          </table:table-cell>
          <table:table-cell table:formula="of:=MID([.A700];SEARCH(&quot;--&quot;;[.A700])+2;256)" office:value-type="string" office:string-value="northern farm 1, fenced">
            <text:p>northern farm 1, fenced</text:p>
          </table:table-cell>
          <table:table-cell table:formula="of:=MID([.A700];1;SEARCH(&quot;--&quot;;[.A700])-1)" office:value-type="string" office:string-value="{worldX = 45, worldY = 15, posX = 68, posY = 114}, ">
            <text:p>{worldX = 45, worldY = 15, posX = 68, posY = 114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698">
            <text:p>69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00];&quot;-- &quot;;[.B700];&quot;,&quot;;[.C700];&quot; ID:&quot;;[.I700])" office:value-type="string" office:string-value="{worldX = 45, worldY = 15, posX = 68, posY = 114}, -- Valley Station,northern farm 1, fenced ID:698">
            <text:p>{worldX = 45, worldY = 15, posX = 68, posY = 114}, -- Valley Station,northern farm 1, fenced ID:698</text:p>
          </table:table-cell>
          <table:table-cell table:formula="of:=MID([.D700];SEARCH(&quot;worldX = &quot;;[.D700])+9;(SEARCH(&quot;worldY = &quot;;[.D700])-SEARCH(&quot;worldX = &quot;;[.D700])-11))" office:value-type="string" office:string-value="45">
            <text:p>45</text:p>
          </table:table-cell>
          <table:table-cell table:formula="of:=MID([.D700];SEARCH(&quot;worldY = &quot;;[.D700])+9;(SEARCH(&quot;posX = &quot;;[.D700])-SEARCH(&quot;worldY = &quot;;[.D700])-11))" office:value-type="string" office:string-value="15">
            <text:p>15</text:p>
          </table:table-cell>
          <table:table-cell table:formula="of:=MID([.D700];(SEARCH(&quot;posX = &quot;;[.D700])+7);(SEARCH(&quot;,&quot;;[.D700];SEARCH(&quot;posX&quot;;[.D700]))-SEARCH(&quot;posX = &quot;;[.D700])-7))" office:value-type="string" office:string-value="68">
            <text:p>68</text:p>
          </table:table-cell>
          <table:table-cell table:formula="of:=IF(LEN([.D700])&lt;60;MID([.D700];(SEARCH(&quot;posY = &quot;;[.D700])+7);(SEARCH(&quot;}&quot;;[.D700];SEARCH(&quot;posY&quot;;[.D700]))-SEARCH(&quot;posY = &quot;;[.D700])-7));MID([.D705];(SEARCH(&quot;posY = &quot;;[.D705])+7);(SEARCH(&quot;}&quot;;[.D705];SEARCH(&quot;posY&quot;;[.D705]))-SEARCH(&quot;posY = &quot;;[.D705])-7)))" office:value-type="string" office:string-value="114">
            <text:p>114</text:p>
          </table:table-cell>
          <table:table-cell table:formula="of:=MID([.D700];SEARCH(&quot;posZ = &quot;;[.D700])+7;(SEARCH(&quot;}&quot;;[.D700])-SEARCH(&quot;posZ = &quot;;[.D7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5, worldY = 15, posX = 106, posY = 290}, --northern farm 2, live stock farm</text:p>
          </table:table-cell>
          <table:table-cell office:value-type="string">
            <text:p>Valley Station</text:p>
          </table:table-cell>
          <table:table-cell table:formula="of:=MID([.A701];SEARCH(&quot;--&quot;;[.A701])+2;256)" office:value-type="string" office:string-value="northern farm 2, live stock farm">
            <text:p>northern farm 2, live stock farm</text:p>
          </table:table-cell>
          <table:table-cell table:formula="of:=MID([.A701];1;SEARCH(&quot;--&quot;;[.A701])-1)" office:value-type="string" office:string-value="{worldX = 45, worldY = 15, posX = 106, posY = 290}, ">
            <text:p>{worldX = 45, worldY = 15, posX = 106, posY = 290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699">
            <text:p>699</text:p>
          </table:table-cell>
          <table:table-cell table:number-columns-repeated="22"/>
          <table:table-cell table:formula="of:=CONCATENATE([.D701];&quot;-- &quot;;[.B701];&quot;,&quot;;[.C701];&quot; ID:&quot;;[.I701])" office:value-type="string" office:string-value="{worldX = 45, worldY = 15, posX = 106, posY = 290}, -- Valley Station,northern farm 2, live stock farm ID:699">
            <text:p>{worldX = 45, worldY = 15, posX = 106, posY = 290}, -- Valley Station,northern farm 2, live stock farm ID:699</text:p>
          </table:table-cell>
          <table:table-cell table:formula="of:=MID([.D701];SEARCH(&quot;worldX = &quot;;[.D701])+9;(SEARCH(&quot;worldY = &quot;;[.D701])-SEARCH(&quot;worldX = &quot;;[.D701])-11))" office:value-type="string" office:string-value="45">
            <text:p>45</text:p>
          </table:table-cell>
          <table:table-cell table:formula="of:=MID([.D701];SEARCH(&quot;worldY = &quot;;[.D701])+9;(SEARCH(&quot;posX = &quot;;[.D701])-SEARCH(&quot;worldY = &quot;;[.D701])-11))" office:value-type="string" office:string-value="15">
            <text:p>15</text:p>
          </table:table-cell>
          <table:table-cell table:formula="of:=MID([.D701];(SEARCH(&quot;posX = &quot;;[.D701])+7);(SEARCH(&quot;,&quot;;[.D701];SEARCH(&quot;posX&quot;;[.D701]))-SEARCH(&quot;posX = &quot;;[.D701])-7))" office:value-type="string" office:string-value="106">
            <text:p>106</text:p>
          </table:table-cell>
          <table:table-cell table:formula="of:=IF(LEN([.D701])&lt;60;MID([.D701];(SEARCH(&quot;posY = &quot;;[.D701])+7);(SEARCH(&quot;}&quot;;[.D701];SEARCH(&quot;posY&quot;;[.D701]))-SEARCH(&quot;posY = &quot;;[.D701])-7));MID([.D706];(SEARCH(&quot;posY = &quot;;[.D706])+7);(SEARCH(&quot;}&quot;;[.D706];SEARCH(&quot;posY&quot;;[.D706]))-SEARCH(&quot;posY = &quot;;[.D706])-7)))" office:value-type="string" office:string-value="290">
            <text:p>290</text:p>
          </table:table-cell>
          <table:table-cell table:formula="of:=MID([.D701];SEARCH(&quot;posZ = &quot;;[.D701])+7;(SEARCH(&quot;}&quot;;[.D701])-SEARCH(&quot;posZ = &quot;;[.D7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6, worldY = 15, posX = 45, posY = 237}, -- big northern farm 1</text:p>
          </table:table-cell>
          <table:table-cell office:value-type="string">
            <text:p>Valley Station</text:p>
          </table:table-cell>
          <table:table-cell table:formula="of:=MID([.A702];SEARCH(&quot;--&quot;;[.A702])+2;256)" office:value-type="string" office:string-value=" big northern farm 1">
            <text:p><text:s/>big northern farm 1</text:p>
          </table:table-cell>
          <table:table-cell table:formula="of:=MID([.A702];1;SEARCH(&quot;--&quot;;[.A702])-1)" office:value-type="string" office:string-value="{worldX = 46, worldY = 15, posX = 45, posY = 237}, ">
            <text:p>{worldX = 46, worldY = 15, posX = 45, posY = 237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700">
            <text:p>700</text:p>
          </table:table-cell>
          <table:table-cell table:number-columns-repeated="22"/>
          <table:table-cell table:formula="of:=CONCATENATE([.D702];&quot;-- &quot;;[.B702];&quot;,&quot;;[.C702];&quot; ID:&quot;;[.I702])" office:value-type="string" office:string-value="{worldX = 46, worldY = 15, posX = 45, posY = 237}, -- Valley Station, big northern farm 1 ID:700">
            <text:p>{worldX = 46, worldY = 15, posX = 45, posY = 237}, -- Valley Station, big northern farm 1 ID:700</text:p>
          </table:table-cell>
          <table:table-cell table:formula="of:=MID([.D702];SEARCH(&quot;worldX = &quot;;[.D702])+9;(SEARCH(&quot;worldY = &quot;;[.D702])-SEARCH(&quot;worldX = &quot;;[.D702])-11))" office:value-type="string" office:string-value="46">
            <text:p>46</text:p>
          </table:table-cell>
          <table:table-cell table:formula="of:=MID([.D702];SEARCH(&quot;worldY = &quot;;[.D702])+9;(SEARCH(&quot;posX = &quot;;[.D702])-SEARCH(&quot;worldY = &quot;;[.D702])-11))" office:value-type="string" office:string-value="15">
            <text:p>15</text:p>
          </table:table-cell>
          <table:table-cell table:formula="of:=MID([.D702];(SEARCH(&quot;posX = &quot;;[.D702])+7);(SEARCH(&quot;,&quot;;[.D702];SEARCH(&quot;posX&quot;;[.D702]))-SEARCH(&quot;posX = &quot;;[.D702])-7))" office:value-type="string" office:string-value="45">
            <text:p>45</text:p>
          </table:table-cell>
          <table:table-cell table:formula="of:=IF(LEN([.D702])&lt;60;MID([.D702];(SEARCH(&quot;posY = &quot;;[.D702])+7);(SEARCH(&quot;}&quot;;[.D702];SEARCH(&quot;posY&quot;;[.D702]))-SEARCH(&quot;posY = &quot;;[.D702])-7));MID([.D707];(SEARCH(&quot;posY = &quot;;[.D707])+7);(SEARCH(&quot;}&quot;;[.D707];SEARCH(&quot;posY&quot;;[.D707]))-SEARCH(&quot;posY = &quot;;[.D707])-7)))" office:value-type="string" office:string-value="237">
            <text:p>237</text:p>
          </table:table-cell>
          <table:table-cell table:formula="of:=MID([.D702];SEARCH(&quot;posZ = &quot;;[.D702])+7;(SEARCH(&quot;}&quot;;[.D702])-SEARCH(&quot;posZ = &quot;;[.D70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7, worldY = 16, posX = 148, posY = 41}, -- big northern farm 2</text:p>
          </table:table-cell>
          <table:table-cell office:value-type="string">
            <text:p>Valley Station</text:p>
          </table:table-cell>
          <table:table-cell table:formula="of:=MID([.A703];SEARCH(&quot;--&quot;;[.A703])+2;256)" office:value-type="string" office:string-value=" big northern farm 2">
            <text:p><text:s/>big northern farm 2</text:p>
          </table:table-cell>
          <table:table-cell table:formula="of:=MID([.A703];1;SEARCH(&quot;--&quot;;[.A703])-1)" office:value-type="string" office:string-value="{worldX = 47, worldY = 16, posX = 148, posY = 41}, ">
            <text:p>{worldX = 47, worldY = 16, posX = 148, posY = 41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701">
            <text:p>70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03];&quot;-- &quot;;[.B703];&quot;,&quot;;[.C703];&quot; ID:&quot;;[.I703])" office:value-type="string" office:string-value="{worldX = 47, worldY = 16, posX = 148, posY = 41}, -- Valley Station, big northern farm 2 ID:701">
            <text:p>{worldX = 47, worldY = 16, posX = 148, posY = 41}, -- Valley Station, big northern farm 2 ID:701</text:p>
          </table:table-cell>
          <table:table-cell table:formula="of:=MID([.D703];SEARCH(&quot;worldX = &quot;;[.D703])+9;(SEARCH(&quot;worldY = &quot;;[.D703])-SEARCH(&quot;worldX = &quot;;[.D703])-11))" office:value-type="string" office:string-value="47">
            <text:p>47</text:p>
          </table:table-cell>
          <table:table-cell table:formula="of:=MID([.D703];SEARCH(&quot;worldY = &quot;;[.D703])+9;(SEARCH(&quot;posX = &quot;;[.D703])-SEARCH(&quot;worldY = &quot;;[.D703])-11))" office:value-type="string" office:string-value="16">
            <text:p>16</text:p>
          </table:table-cell>
          <table:table-cell table:formula="of:=MID([.D703];(SEARCH(&quot;posX = &quot;;[.D703])+7);(SEARCH(&quot;,&quot;;[.D703];SEARCH(&quot;posX&quot;;[.D703]))-SEARCH(&quot;posX = &quot;;[.D703])-7))" office:value-type="string" office:string-value="148">
            <text:p>148</text:p>
          </table:table-cell>
          <table:table-cell table:formula="of:=IF(LEN([.D703])&lt;60;MID([.D703];(SEARCH(&quot;posY = &quot;;[.D703])+7);(SEARCH(&quot;}&quot;;[.D703];SEARCH(&quot;posY&quot;;[.D703]))-SEARCH(&quot;posY = &quot;;[.D703])-7));MID([.D708];(SEARCH(&quot;posY = &quot;;[.D708])+7);(SEARCH(&quot;}&quot;;[.D708];SEARCH(&quot;posY&quot;;[.D708]))-SEARCH(&quot;posY = &quot;;[.D708])-7)))" office:value-type="string" office:string-value="41">
            <text:p>41</text:p>
          </table:table-cell>
          <table:table-cell table:formula="of:=MID([.D703];SEARCH(&quot;posZ = &quot;;[.D703])+7;(SEARCH(&quot;}&quot;;[.D703])-SEARCH(&quot;posZ = &quot;;[.D7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7, worldY = 15, posX = 295, posY = 58}, -- big northern farm 3</text:p>
          </table:table-cell>
          <table:table-cell office:value-type="string">
            <text:p>Valley Station</text:p>
          </table:table-cell>
          <table:table-cell table:formula="of:=MID([.A704];SEARCH(&quot;--&quot;;[.A704])+2;256)" office:value-type="string" office:string-value=" big northern farm 3">
            <text:p><text:s/>big northern farm 3</text:p>
          </table:table-cell>
          <table:table-cell table:formula="of:=MID([.A704];1;SEARCH(&quot;--&quot;;[.A704])-1)" office:value-type="string" office:string-value="{worldX = 47, worldY = 15, posX = 295, posY = 58}, ">
            <text:p>{worldX = 47, worldY = 15, posX = 295, posY = 58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702">
            <text:p>70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04];&quot;-- &quot;;[.B704];&quot;,&quot;;[.C704];&quot; ID:&quot;;[.I704])" office:value-type="string" office:string-value="{worldX = 47, worldY = 15, posX = 295, posY = 58}, -- Valley Station, big northern farm 3 ID:702">
            <text:p>{worldX = 47, worldY = 15, posX = 295, posY = 58}, -- Valley Station, big northern farm 3 ID:702</text:p>
          </table:table-cell>
          <table:table-cell table:formula="of:=MID([.D704];SEARCH(&quot;worldX = &quot;;[.D704])+9;(SEARCH(&quot;worldY = &quot;;[.D704])-SEARCH(&quot;worldX = &quot;;[.D704])-11))" office:value-type="string" office:string-value="47">
            <text:p>47</text:p>
          </table:table-cell>
          <table:table-cell table:formula="of:=MID([.D704];SEARCH(&quot;worldY = &quot;;[.D704])+9;(SEARCH(&quot;posX = &quot;;[.D704])-SEARCH(&quot;worldY = &quot;;[.D704])-11))" office:value-type="string" office:string-value="15">
            <text:p>15</text:p>
          </table:table-cell>
          <table:table-cell table:formula="of:=MID([.D704];(SEARCH(&quot;posX = &quot;;[.D704])+7);(SEARCH(&quot;,&quot;;[.D704];SEARCH(&quot;posX&quot;;[.D704]))-SEARCH(&quot;posX = &quot;;[.D704])-7))" office:value-type="string" office:string-value="295">
            <text:p>295</text:p>
          </table:table-cell>
          <table:table-cell table:formula="of:=IF(LEN([.D704])&lt;60;MID([.D704];(SEARCH(&quot;posY = &quot;;[.D704])+7);(SEARCH(&quot;}&quot;;[.D704];SEARCH(&quot;posY&quot;;[.D704]))-SEARCH(&quot;posY = &quot;;[.D704])-7));MID([.D709];(SEARCH(&quot;posY = &quot;;[.D709])+7);(SEARCH(&quot;}&quot;;[.D709];SEARCH(&quot;posY&quot;;[.D709]))-SEARCH(&quot;posY = &quot;;[.D709])-7)))" office:value-type="string" office:string-value="58">
            <text:p>58</text:p>
          </table:table-cell>
          <table:table-cell table:formula="of:=MID([.D704];SEARCH(&quot;posZ = &quot;;[.D704])+7;(SEARCH(&quot;}&quot;;[.D704])-SEARCH(&quot;posZ = &quot;;[.D7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7, worldY = 17, posX = 206, posY = 53}, -- big northern farm 4</text:p>
          </table:table-cell>
          <table:table-cell office:value-type="string">
            <text:p>Valley Station</text:p>
          </table:table-cell>
          <table:table-cell table:formula="of:=MID([.A705];SEARCH(&quot;--&quot;;[.A705])+2;256)" office:value-type="string" office:string-value=" big northern farm 4">
            <text:p><text:s/>big northern farm 4</text:p>
          </table:table-cell>
          <table:table-cell table:formula="of:=MID([.A705];1;SEARCH(&quot;--&quot;;[.A705])-1)" office:value-type="string" office:string-value="{worldX = 47, worldY = 17, posX = 206, posY = 53}, ">
            <text:p>{worldX = 47, worldY = 17, posX = 206, posY = 53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703">
            <text:p>70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05];&quot;-- &quot;;[.B705];&quot;,&quot;;[.C705];&quot; ID:&quot;;[.I705])" office:value-type="string" office:string-value="{worldX = 47, worldY = 17, posX = 206, posY = 53}, -- Valley Station, big northern farm 4 ID:703">
            <text:p>{worldX = 47, worldY = 17, posX = 206, posY = 53}, -- Valley Station, big northern farm 4 ID:703</text:p>
          </table:table-cell>
          <table:table-cell table:formula="of:=MID([.D705];SEARCH(&quot;worldX = &quot;;[.D705])+9;(SEARCH(&quot;worldY = &quot;;[.D705])-SEARCH(&quot;worldX = &quot;;[.D705])-11))" office:value-type="string" office:string-value="47">
            <text:p>47</text:p>
          </table:table-cell>
          <table:table-cell table:formula="of:=MID([.D705];SEARCH(&quot;worldY = &quot;;[.D705])+9;(SEARCH(&quot;posX = &quot;;[.D705])-SEARCH(&quot;worldY = &quot;;[.D705])-11))" office:value-type="string" office:string-value="17">
            <text:p>17</text:p>
          </table:table-cell>
          <table:table-cell table:formula="of:=MID([.D705];(SEARCH(&quot;posX = &quot;;[.D705])+7);(SEARCH(&quot;,&quot;;[.D705];SEARCH(&quot;posX&quot;;[.D705]))-SEARCH(&quot;posX = &quot;;[.D705])-7))" office:value-type="string" office:string-value="206">
            <text:p>206</text:p>
          </table:table-cell>
          <table:table-cell table:formula="of:=IF(LEN([.D705])&lt;60;MID([.D705];(SEARCH(&quot;posY = &quot;;[.D705])+7);(SEARCH(&quot;}&quot;;[.D705];SEARCH(&quot;posY&quot;;[.D705]))-SEARCH(&quot;posY = &quot;;[.D705])-7));MID([.D710];(SEARCH(&quot;posY = &quot;;[.D710])+7);(SEARCH(&quot;}&quot;;[.D710];SEARCH(&quot;posY&quot;;[.D710]))-SEARCH(&quot;posY = &quot;;[.D710])-7)))" office:value-type="string" office:string-value="53">
            <text:p>53</text:p>
          </table:table-cell>
          <table:table-cell table:formula="of:=MID([.D705];SEARCH(&quot;posZ = &quot;;[.D705])+7;(SEARCH(&quot;}&quot;;[.D705])-SEARCH(&quot;posZ = &quot;;[.D7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7, worldY = 16, posX = 220, posY = 161}, --northern farm 3, food stand</text:p>
          </table:table-cell>
          <table:table-cell office:value-type="string">
            <text:p>Valley Station</text:p>
          </table:table-cell>
          <table:table-cell table:formula="of:=MID([.A706];SEARCH(&quot;--&quot;;[.A706])+2;256)" office:value-type="string" office:string-value="northern farm 3, food stand">
            <text:p>northern farm 3, food stand</text:p>
          </table:table-cell>
          <table:table-cell table:formula="of:=MID([.A706];1;SEARCH(&quot;--&quot;;[.A706])-1)" office:value-type="string" office:string-value="{worldX = 47, worldY = 16, posX = 220, posY = 161}, ">
            <text:p>{worldX = 47, worldY = 16, posX = 220, posY = 161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704">
            <text:p>704</text:p>
          </table:table-cell>
          <table:table-cell table:number-columns-repeated="22"/>
          <table:table-cell table:formula="of:=CONCATENATE([.D706];&quot;-- &quot;;[.B706];&quot;,&quot;;[.C706];&quot; ID:&quot;;[.I706])" office:value-type="string" office:string-value="{worldX = 47, worldY = 16, posX = 220, posY = 161}, -- Valley Station,northern farm 3, food stand ID:704">
            <text:p>{worldX = 47, worldY = 16, posX = 220, posY = 161}, -- Valley Station,northern farm 3, food stand ID:704</text:p>
          </table:table-cell>
          <table:table-cell table:formula="of:=MID([.D706];SEARCH(&quot;worldX = &quot;;[.D706])+9;(SEARCH(&quot;worldY = &quot;;[.D706])-SEARCH(&quot;worldX = &quot;;[.D706])-11))" office:value-type="string" office:string-value="47">
            <text:p>47</text:p>
          </table:table-cell>
          <table:table-cell table:formula="of:=MID([.D706];SEARCH(&quot;worldY = &quot;;[.D706])+9;(SEARCH(&quot;posX = &quot;;[.D706])-SEARCH(&quot;worldY = &quot;;[.D706])-11))" office:value-type="string" office:string-value="16">
            <text:p>16</text:p>
          </table:table-cell>
          <table:table-cell table:formula="of:=MID([.D706];(SEARCH(&quot;posX = &quot;;[.D706])+7);(SEARCH(&quot;,&quot;;[.D706];SEARCH(&quot;posX&quot;;[.D706]))-SEARCH(&quot;posX = &quot;;[.D706])-7))" office:value-type="string" office:string-value="220">
            <text:p>220</text:p>
          </table:table-cell>
          <table:table-cell table:formula="of:=IF(LEN([.D706])&lt;60;MID([.D706];(SEARCH(&quot;posY = &quot;;[.D706])+7);(SEARCH(&quot;}&quot;;[.D706];SEARCH(&quot;posY&quot;;[.D706]))-SEARCH(&quot;posY = &quot;;[.D706])-7));MID([.D711];(SEARCH(&quot;posY = &quot;;[.D711])+7);(SEARCH(&quot;}&quot;;[.D711];SEARCH(&quot;posY&quot;;[.D711]))-SEARCH(&quot;posY = &quot;;[.D711])-7)))" office:value-type="string" office:string-value="161">
            <text:p>161</text:p>
          </table:table-cell>
          <table:table-cell table:formula="of:=MID([.D706];SEARCH(&quot;posZ = &quot;;[.D706])+7;(SEARCH(&quot;}&quot;;[.D706])-SEARCH(&quot;posZ = &quot;;[.D7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47, worldY = 18, posX = 245, posY = 49}, -- big northern farm 5</text:p>
          </table:table-cell>
          <table:table-cell office:value-type="string">
            <text:p>Valley Station</text:p>
          </table:table-cell>
          <table:table-cell table:formula="of:=MID([.A707];SEARCH(&quot;--&quot;;[.A707])+2;256)" office:value-type="string" office:string-value=" big northern farm 5">
            <text:p><text:s/>big northern farm 5</text:p>
          </table:table-cell>
          <table:table-cell table:formula="of:=MID([.A707];1;SEARCH(&quot;--&quot;;[.A707])-1)" office:value-type="string" office:string-value="{worldX = 47, worldY = 18, posX = 245, posY = 49}, ">
            <text:p>{worldX = 47, worldY = 18, posX = 245, posY = 49}, </text:p>
          </table:table-cell>
          <table:table-cell office:value-type="string">
            <text:p>Farm</text:p>
          </table:table-cell>
          <table:table-cell/>
          <table:table-cell office:value-type="string">
            <text:p>group of Medora farms (Mall area)</text:p>
          </table:table-cell>
          <table:table-cell/>
          <table:table-cell office:value-type="float" office:value="705">
            <text:p>705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07];&quot;-- &quot;;[.B707];&quot;,&quot;;[.C707];&quot; ID:&quot;;[.I707])" office:value-type="string" office:string-value="{worldX = 47, worldY = 18, posX = 245, posY = 49}, -- Valley Station, big northern farm 5 ID:705">
            <text:p>{worldX = 47, worldY = 18, posX = 245, posY = 49}, -- Valley Station, big northern farm 5 ID:705</text:p>
          </table:table-cell>
          <table:table-cell table:formula="of:=MID([.D707];SEARCH(&quot;worldX = &quot;;[.D707])+9;(SEARCH(&quot;worldY = &quot;;[.D707])-SEARCH(&quot;worldX = &quot;;[.D707])-11))" office:value-type="string" office:string-value="47">
            <text:p>47</text:p>
          </table:table-cell>
          <table:table-cell table:formula="of:=MID([.D707];SEARCH(&quot;worldY = &quot;;[.D707])+9;(SEARCH(&quot;posX = &quot;;[.D707])-SEARCH(&quot;worldY = &quot;;[.D707])-11))" office:value-type="string" office:string-value="18">
            <text:p>18</text:p>
          </table:table-cell>
          <table:table-cell table:formula="of:=MID([.D707];(SEARCH(&quot;posX = &quot;;[.D707])+7);(SEARCH(&quot;,&quot;;[.D707];SEARCH(&quot;posX&quot;;[.D707]))-SEARCH(&quot;posX = &quot;;[.D707])-7))" office:value-type="string" office:string-value="245">
            <text:p>245</text:p>
          </table:table-cell>
          <table:table-cell table:formula="of:=IF(LEN([.D707])&lt;60;MID([.D707];(SEARCH(&quot;posY = &quot;;[.D707])+7);(SEARCH(&quot;}&quot;;[.D707];SEARCH(&quot;posY&quot;;[.D707]))-SEARCH(&quot;posY = &quot;;[.D707])-7));MID([.D712];(SEARCH(&quot;posY = &quot;;[.D712])+7);(SEARCH(&quot;}&quot;;[.D712];SEARCH(&quot;posY&quot;;[.D712]))-SEARCH(&quot;posY = &quot;;[.D712])-7)))" office:value-type="string" office:string-value="49">
            <text:p>49</text:p>
          </table:table-cell>
          <table:table-cell table:formula="of:=MID([.D707];SEARCH(&quot;posZ = &quot;;[.D707])+7;(SEARCH(&quot;}&quot;;[.D707])-SEARCH(&quot;posZ = &quot;;[.D7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19, posX = 18, posY = 26}, -- farm 1, by factory</text:p>
          </table:table-cell>
          <table:table-cell office:value-type="string">
            <text:p>Riverside</text:p>
          </table:table-cell>
          <table:table-cell table:formula="of:=MID([.A708];SEARCH(&quot;--&quot;;[.A708])+2;256)" office:value-type="string" office:string-value=" farm 1, by factory">
            <text:p><text:s/>farm 1, by factory</text:p>
          </table:table-cell>
          <table:table-cell table:formula="of:=MID([.A708];1;SEARCH(&quot;--&quot;;[.A708])-1)" office:value-type="string" office:string-value="{worldX = 19, worldY = 19, posX = 18, posY = 26}, ">
            <text:p>{worldX = 19, worldY = 19, posX = 18, posY = 26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06">
            <text:p>706</text:p>
          </table:table-cell>
          <table:table-cell table:number-columns-repeated="22"/>
          <table:table-cell table:formula="of:=CONCATENATE([.D708];&quot;-- &quot;;[.B708];&quot;,&quot;;[.C708];&quot; ID:&quot;;[.I708])" office:value-type="string" office:string-value="{worldX = 19, worldY = 19, posX = 18, posY = 26}, -- Riverside, farm 1, by factory ID:706">
            <text:p>{worldX = 19, worldY = 19, posX = 18, posY = 26}, -- Riverside, farm 1, by factory ID:706</text:p>
          </table:table-cell>
          <table:table-cell table:formula="of:=MID([.D708];SEARCH(&quot;worldX = &quot;;[.D708])+9;(SEARCH(&quot;worldY = &quot;;[.D708])-SEARCH(&quot;worldX = &quot;;[.D708])-11))" office:value-type="string" office:string-value="19">
            <text:p>19</text:p>
          </table:table-cell>
          <table:table-cell table:formula="of:=MID([.D708];SEARCH(&quot;worldY = &quot;;[.D708])+9;(SEARCH(&quot;posX = &quot;;[.D708])-SEARCH(&quot;worldY = &quot;;[.D708])-11))" office:value-type="string" office:string-value="19">
            <text:p>19</text:p>
          </table:table-cell>
          <table:table-cell table:formula="of:=MID([.D708];(SEARCH(&quot;posX = &quot;;[.D708])+7);(SEARCH(&quot;,&quot;;[.D708];SEARCH(&quot;posX&quot;;[.D708]))-SEARCH(&quot;posX = &quot;;[.D708])-7))" office:value-type="string" office:string-value="18">
            <text:p>18</text:p>
          </table:table-cell>
          <table:table-cell table:formula="of:=IF(LEN([.D708])&lt;60;MID([.D708];(SEARCH(&quot;posY = &quot;;[.D708])+7);(SEARCH(&quot;}&quot;;[.D708];SEARCH(&quot;posY&quot;;[.D708]))-SEARCH(&quot;posY = &quot;;[.D708])-7));MID([.D713];(SEARCH(&quot;posY = &quot;;[.D713])+7);(SEARCH(&quot;}&quot;;[.D713];SEARCH(&quot;posY&quot;;[.D713]))-SEARCH(&quot;posY = &quot;;[.D713])-7)))" office:value-type="string" office:string-value="26">
            <text:p>26</text:p>
          </table:table-cell>
          <table:table-cell table:formula="of:=MID([.D708];SEARCH(&quot;posZ = &quot;;[.D708])+7;(SEARCH(&quot;}&quot;;[.D708])-SEARCH(&quot;posZ = &quot;;[.D7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8, posX = 45, posY = 125}, -- riverside farm 2</text:p>
          </table:table-cell>
          <table:table-cell office:value-type="string">
            <text:p>Riverside</text:p>
          </table:table-cell>
          <table:table-cell table:formula="of:=MID([.A709];SEARCH(&quot;--&quot;;[.A709])+2;256)" office:value-type="string" office:string-value=" riverside farm 2">
            <text:p><text:s/>riverside farm 2</text:p>
          </table:table-cell>
          <table:table-cell table:formula="of:=MID([.A709];1;SEARCH(&quot;--&quot;;[.A709])-1)" office:value-type="string" office:string-value="{worldX = 18, worldY = 18, posX = 45, posY = 125}, ">
            <text:p>{worldX = 18, worldY = 18, posX = 45, posY = 125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07">
            <text:p>707</text:p>
          </table:table-cell>
          <table:table-cell table:number-columns-repeated="22"/>
          <table:table-cell table:formula="of:=CONCATENATE([.D709];&quot;-- &quot;;[.B709];&quot;,&quot;;[.C709];&quot; ID:&quot;;[.I709])" office:value-type="string" office:string-value="{worldX = 18, worldY = 18, posX = 45, posY = 125}, -- Riverside, riverside farm 2 ID:707">
            <text:p>{worldX = 18, worldY = 18, posX = 45, posY = 125}, -- Riverside, riverside farm 2 ID:707</text:p>
          </table:table-cell>
          <table:table-cell table:formula="of:=MID([.D709];SEARCH(&quot;worldX = &quot;;[.D709])+9;(SEARCH(&quot;worldY = &quot;;[.D709])-SEARCH(&quot;worldX = &quot;;[.D709])-11))" office:value-type="string" office:string-value="18">
            <text:p>18</text:p>
          </table:table-cell>
          <table:table-cell table:formula="of:=MID([.D709];SEARCH(&quot;worldY = &quot;;[.D709])+9;(SEARCH(&quot;posX = &quot;;[.D709])-SEARCH(&quot;worldY = &quot;;[.D709])-11))" office:value-type="string" office:string-value="18">
            <text:p>18</text:p>
          </table:table-cell>
          <table:table-cell table:formula="of:=MID([.D709];(SEARCH(&quot;posX = &quot;;[.D709])+7);(SEARCH(&quot;,&quot;;[.D709];SEARCH(&quot;posX&quot;;[.D709]))-SEARCH(&quot;posX = &quot;;[.D709])-7))" office:value-type="string" office:string-value="45">
            <text:p>45</text:p>
          </table:table-cell>
          <table:table-cell table:formula="of:=IF(LEN([.D709])&lt;60;MID([.D709];(SEARCH(&quot;posY = &quot;;[.D709])+7);(SEARCH(&quot;}&quot;;[.D709];SEARCH(&quot;posY&quot;;[.D709]))-SEARCH(&quot;posY = &quot;;[.D709])-7));MID([.D714];(SEARCH(&quot;posY = &quot;;[.D714])+7);(SEARCH(&quot;}&quot;;[.D714];SEARCH(&quot;posY&quot;;[.D714]))-SEARCH(&quot;posY = &quot;;[.D714])-7)))" office:value-type="string" office:string-value="125">
            <text:p>125</text:p>
          </table:table-cell>
          <table:table-cell table:formula="of:=MID([.D709];SEARCH(&quot;posZ = &quot;;[.D709])+7;(SEARCH(&quot;}&quot;;[.D709])-SEARCH(&quot;posZ = &quot;;[.D7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18, posX = 10, posY = 46}, -- big riverside farm 3</text:p>
          </table:table-cell>
          <table:table-cell office:value-type="string">
            <text:p>Riverside</text:p>
          </table:table-cell>
          <table:table-cell table:formula="of:=MID([.A710];SEARCH(&quot;--&quot;;[.A710])+2;256)" office:value-type="string" office:string-value=" big riverside farm 3">
            <text:p><text:s/>big riverside farm 3</text:p>
          </table:table-cell>
          <table:table-cell table:formula="of:=MID([.A710];1;SEARCH(&quot;--&quot;;[.A710])-1)" office:value-type="string" office:string-value="{worldX = 18, worldY = 18, posX = 10, posY = 46}, ">
            <text:p>{worldX = 18, worldY = 18, posX = 10, posY = 46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08">
            <text:p>708</text:p>
          </table:table-cell>
          <table:table-cell table:number-columns-repeated="22"/>
          <table:table-cell table:formula="of:=CONCATENATE([.D710];&quot;-- &quot;;[.B710];&quot;,&quot;;[.C710];&quot; ID:&quot;;[.I710])" office:value-type="string" office:string-value="{worldX = 18, worldY = 18, posX = 10, posY = 46}, -- Riverside, big riverside farm 3 ID:708">
            <text:p>{worldX = 18, worldY = 18, posX = 10, posY = 46}, -- Riverside, big riverside farm 3 ID:708</text:p>
          </table:table-cell>
          <table:table-cell table:formula="of:=MID([.D710];SEARCH(&quot;worldX = &quot;;[.D710])+9;(SEARCH(&quot;worldY = &quot;;[.D710])-SEARCH(&quot;worldX = &quot;;[.D710])-11))" office:value-type="string" office:string-value="18">
            <text:p>18</text:p>
          </table:table-cell>
          <table:table-cell table:formula="of:=MID([.D710];SEARCH(&quot;worldY = &quot;;[.D710])+9;(SEARCH(&quot;posX = &quot;;[.D710])-SEARCH(&quot;worldY = &quot;;[.D710])-11))" office:value-type="string" office:string-value="18">
            <text:p>18</text:p>
          </table:table-cell>
          <table:table-cell table:formula="of:=MID([.D710];(SEARCH(&quot;posX = &quot;;[.D710])+7);(SEARCH(&quot;,&quot;;[.D710];SEARCH(&quot;posX&quot;;[.D710]))-SEARCH(&quot;posX = &quot;;[.D710])-7))" office:value-type="string" office:string-value="10">
            <text:p>10</text:p>
          </table:table-cell>
          <table:table-cell table:formula="of:=IF(LEN([.D710])&lt;60;MID([.D710];(SEARCH(&quot;posY = &quot;;[.D710])+7);(SEARCH(&quot;}&quot;;[.D710];SEARCH(&quot;posY&quot;;[.D710]))-SEARCH(&quot;posY = &quot;;[.D710])-7));MID([.D715];(SEARCH(&quot;posY = &quot;;[.D715])+7);(SEARCH(&quot;}&quot;;[.D715];SEARCH(&quot;posY&quot;;[.D715]))-SEARCH(&quot;posY = &quot;;[.D715])-7)))" office:value-type="string" office:string-value="46">
            <text:p>46</text:p>
          </table:table-cell>
          <table:table-cell table:formula="of:=MID([.D710];SEARCH(&quot;posZ = &quot;;[.D710])+7;(SEARCH(&quot;}&quot;;[.D710])-SEARCH(&quot;posZ = &quot;;[.D7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18, posX = 86, posY = 119}, -- <text:s/>riverside farm 4</text:p>
          </table:table-cell>
          <table:table-cell office:value-type="string">
            <text:p>Riverside</text:p>
          </table:table-cell>
          <table:table-cell table:formula="of:=MID([.A711];SEARCH(&quot;--&quot;;[.A711])+2;256)" office:value-type="string" office:string-value="  riverside farm 4">
            <text:p><text:s text:c="2"/>riverside farm 4</text:p>
          </table:table-cell>
          <table:table-cell table:formula="of:=MID([.A711];1;SEARCH(&quot;--&quot;;[.A711])-1)" office:value-type="string" office:string-value="{worldX = 17, worldY = 18, posX = 86, posY = 119}, ">
            <text:p>{worldX = 17, worldY = 18, posX = 86, posY = 119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09">
            <text:p>709</text:p>
          </table:table-cell>
          <table:table-cell table:number-columns-repeated="22"/>
          <table:table-cell table:formula="of:=CONCATENATE([.D711];&quot;-- &quot;;[.B711];&quot;,&quot;;[.C711];&quot; ID:&quot;;[.I711])" office:value-type="string" office:string-value="{worldX = 17, worldY = 18, posX = 86, posY = 119}, -- Riverside,  riverside farm 4 ID:709">
            <text:p>{worldX = 17, worldY = 18, posX = 86, posY = 119}, -- Riverside, <text:s/>riverside farm 4 ID:709</text:p>
          </table:table-cell>
          <table:table-cell table:formula="of:=MID([.D711];SEARCH(&quot;worldX = &quot;;[.D711])+9;(SEARCH(&quot;worldY = &quot;;[.D711])-SEARCH(&quot;worldX = &quot;;[.D711])-11))" office:value-type="string" office:string-value="17">
            <text:p>17</text:p>
          </table:table-cell>
          <table:table-cell table:formula="of:=MID([.D711];SEARCH(&quot;worldY = &quot;;[.D711])+9;(SEARCH(&quot;posX = &quot;;[.D711])-SEARCH(&quot;worldY = &quot;;[.D711])-11))" office:value-type="string" office:string-value="18">
            <text:p>18</text:p>
          </table:table-cell>
          <table:table-cell table:formula="of:=MID([.D711];(SEARCH(&quot;posX = &quot;;[.D711])+7);(SEARCH(&quot;,&quot;;[.D711];SEARCH(&quot;posX&quot;;[.D711]))-SEARCH(&quot;posX = &quot;;[.D711])-7))" office:value-type="string" office:string-value="86">
            <text:p>86</text:p>
          </table:table-cell>
          <table:table-cell table:formula="of:=IF(LEN([.D711])&lt;60;MID([.D711];(SEARCH(&quot;posY = &quot;;[.D711])+7);(SEARCH(&quot;}&quot;;[.D711];SEARCH(&quot;posY&quot;;[.D711]))-SEARCH(&quot;posY = &quot;;[.D711])-7));MID([.D716];(SEARCH(&quot;posY = &quot;;[.D716])+7);(SEARCH(&quot;}&quot;;[.D716];SEARCH(&quot;posY&quot;;[.D716]))-SEARCH(&quot;posY = &quot;;[.D716])-7)))" office:value-type="string" office:string-value="119">
            <text:p>119</text:p>
          </table:table-cell>
          <table:table-cell table:formula="of:=MID([.D711];SEARCH(&quot;posZ = &quot;;[.D711])+7;(SEARCH(&quot;}&quot;;[.D711])-SEARCH(&quot;posZ = &quot;;[.D7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6, worldY = 18, posX = 129, posY = 205}, -- big riverside farm 5</text:p>
          </table:table-cell>
          <table:table-cell office:value-type="string">
            <text:p>Riverside</text:p>
          </table:table-cell>
          <table:table-cell table:formula="of:=MID([.A712];SEARCH(&quot;--&quot;;[.A712])+2;256)" office:value-type="string" office:string-value=" big riverside farm 5">
            <text:p><text:s/>big riverside farm 5</text:p>
          </table:table-cell>
          <table:table-cell table:formula="of:=MID([.A712];1;SEARCH(&quot;--&quot;;[.A712])-1)" office:value-type="string" office:string-value="{worldX = 16, worldY = 18, posX = 129, posY = 205}, ">
            <text:p>{worldX = 16, worldY = 18, posX = 129, posY = 205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0">
            <text:p>710</text:p>
          </table:table-cell>
          <table:table-cell table:number-columns-repeated="22"/>
          <table:table-cell table:formula="of:=CONCATENATE([.D712];&quot;-- &quot;;[.B712];&quot;,&quot;;[.C712];&quot; ID:&quot;;[.I712])" office:value-type="string" office:string-value="{worldX = 16, worldY = 18, posX = 129, posY = 205}, -- Riverside, big riverside farm 5 ID:710">
            <text:p>{worldX = 16, worldY = 18, posX = 129, posY = 205}, -- Riverside, big riverside farm 5 ID:710</text:p>
          </table:table-cell>
          <table:table-cell table:formula="of:=MID([.D712];SEARCH(&quot;worldX = &quot;;[.D712])+9;(SEARCH(&quot;worldY = &quot;;[.D712])-SEARCH(&quot;worldX = &quot;;[.D712])-11))" office:value-type="string" office:string-value="16">
            <text:p>16</text:p>
          </table:table-cell>
          <table:table-cell table:formula="of:=MID([.D712];SEARCH(&quot;worldY = &quot;;[.D712])+9;(SEARCH(&quot;posX = &quot;;[.D712])-SEARCH(&quot;worldY = &quot;;[.D712])-11))" office:value-type="string" office:string-value="18">
            <text:p>18</text:p>
          </table:table-cell>
          <table:table-cell table:formula="of:=MID([.D712];(SEARCH(&quot;posX = &quot;;[.D712])+7);(SEARCH(&quot;,&quot;;[.D712];SEARCH(&quot;posX&quot;;[.D712]))-SEARCH(&quot;posX = &quot;;[.D712])-7))" office:value-type="string" office:string-value="129">
            <text:p>129</text:p>
          </table:table-cell>
          <table:table-cell table:formula="of:=IF(LEN([.D712])&lt;60;MID([.D712];(SEARCH(&quot;posY = &quot;;[.D712])+7);(SEARCH(&quot;}&quot;;[.D712];SEARCH(&quot;posY&quot;;[.D712]))-SEARCH(&quot;posY = &quot;;[.D712])-7));MID([.D717];(SEARCH(&quot;posY = &quot;;[.D717])+7);(SEARCH(&quot;}&quot;;[.D717];SEARCH(&quot;posY&quot;;[.D717]))-SEARCH(&quot;posY = &quot;;[.D717])-7)))" office:value-type="string" office:string-value="205">
            <text:p>205</text:p>
          </table:table-cell>
          <table:table-cell table:formula="of:=MID([.D712];SEARCH(&quot;posZ = &quot;;[.D712])+7;(SEARCH(&quot;}&quot;;[.D712])-SEARCH(&quot;posZ = &quot;;[.D7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6, worldY = 19, posX = 41, posY = 37}, -- <text:s/>riverside farm 6</text:p>
          </table:table-cell>
          <table:table-cell office:value-type="string">
            <text:p>Riverside</text:p>
          </table:table-cell>
          <table:table-cell table:formula="of:=MID([.A713];SEARCH(&quot;--&quot;;[.A713])+2;256)" office:value-type="string" office:string-value="  riverside farm 6">
            <text:p><text:s text:c="2"/>riverside farm 6</text:p>
          </table:table-cell>
          <table:table-cell table:formula="of:=MID([.A713];1;SEARCH(&quot;--&quot;;[.A713])-1)" office:value-type="string" office:string-value="{worldX = 16, worldY = 19, posX = 41, posY = 37}, ">
            <text:p>{worldX = 16, worldY = 19, posX = 41, posY = 37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1">
            <text:p>71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13];&quot;-- &quot;;[.B713];&quot;,&quot;;[.C713];&quot; ID:&quot;;[.I713])" office:value-type="string" office:string-value="{worldX = 16, worldY = 19, posX = 41, posY = 37}, -- Riverside,  riverside farm 6 ID:711">
            <text:p>{worldX = 16, worldY = 19, posX = 41, posY = 37}, -- Riverside, <text:s/>riverside farm 6 ID:711</text:p>
          </table:table-cell>
          <table:table-cell table:formula="of:=MID([.D713];SEARCH(&quot;worldX = &quot;;[.D713])+9;(SEARCH(&quot;worldY = &quot;;[.D713])-SEARCH(&quot;worldX = &quot;;[.D713])-11))" office:value-type="string" office:string-value="16">
            <text:p>16</text:p>
          </table:table-cell>
          <table:table-cell table:formula="of:=MID([.D713];SEARCH(&quot;worldY = &quot;;[.D713])+9;(SEARCH(&quot;posX = &quot;;[.D713])-SEARCH(&quot;worldY = &quot;;[.D713])-11))" office:value-type="string" office:string-value="19">
            <text:p>19</text:p>
          </table:table-cell>
          <table:table-cell table:formula="of:=MID([.D713];(SEARCH(&quot;posX = &quot;;[.D713])+7);(SEARCH(&quot;,&quot;;[.D713];SEARCH(&quot;posX&quot;;[.D713]))-SEARCH(&quot;posX = &quot;;[.D713])-7))" office:value-type="string" office:string-value="41">
            <text:p>41</text:p>
          </table:table-cell>
          <table:table-cell table:formula="of:=IF(LEN([.D713])&lt;60;MID([.D713];(SEARCH(&quot;posY = &quot;;[.D713])+7);(SEARCH(&quot;}&quot;;[.D713];SEARCH(&quot;posY&quot;;[.D713]))-SEARCH(&quot;posY = &quot;;[.D713])-7));MID([.D718];(SEARCH(&quot;posY = &quot;;[.D718])+7);(SEARCH(&quot;}&quot;;[.D718];SEARCH(&quot;posY&quot;;[.D718]))-SEARCH(&quot;posY = &quot;;[.D718])-7)))" office:value-type="string" office:string-value="37">
            <text:p>37</text:p>
          </table:table-cell>
          <table:table-cell table:formula="of:=MID([.D713];SEARCH(&quot;posZ = &quot;;[.D713])+7;(SEARCH(&quot;}&quot;;[.D713])-SEARCH(&quot;posZ = &quot;;[.D7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19, posX = 242, posY = 29}, -- big riverside farm 7</text:p>
          </table:table-cell>
          <table:table-cell office:value-type="string">
            <text:p>Riverside</text:p>
          </table:table-cell>
          <table:table-cell table:formula="of:=MID([.A714];SEARCH(&quot;--&quot;;[.A714])+2;256)" office:value-type="string" office:string-value=" big riverside farm 7">
            <text:p><text:s/>big riverside farm 7</text:p>
          </table:table-cell>
          <table:table-cell table:formula="of:=MID([.A714];1;SEARCH(&quot;--&quot;;[.A714])-1)" office:value-type="string" office:string-value="{worldX = 15, worldY = 19, posX = 242, posY = 29}, ">
            <text:p>{worldX = 15, worldY = 19, posX = 242, posY = 29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2">
            <text:p>71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14];&quot;-- &quot;;[.B714];&quot;,&quot;;[.C714];&quot; ID:&quot;;[.I714])" office:value-type="string" office:string-value="{worldX = 15, worldY = 19, posX = 242, posY = 29}, -- Riverside, big riverside farm 7 ID:712">
            <text:p>{worldX = 15, worldY = 19, posX = 242, posY = 29}, -- Riverside, big riverside farm 7 ID:712</text:p>
          </table:table-cell>
          <table:table-cell table:formula="of:=MID([.D714];SEARCH(&quot;worldX = &quot;;[.D714])+9;(SEARCH(&quot;worldY = &quot;;[.D714])-SEARCH(&quot;worldX = &quot;;[.D714])-11))" office:value-type="string" office:string-value="15">
            <text:p>15</text:p>
          </table:table-cell>
          <table:table-cell table:formula="of:=MID([.D714];SEARCH(&quot;worldY = &quot;;[.D714])+9;(SEARCH(&quot;posX = &quot;;[.D714])-SEARCH(&quot;worldY = &quot;;[.D714])-11))" office:value-type="string" office:string-value="19">
            <text:p>19</text:p>
          </table:table-cell>
          <table:table-cell table:formula="of:=MID([.D714];(SEARCH(&quot;posX = &quot;;[.D714])+7);(SEARCH(&quot;,&quot;;[.D714];SEARCH(&quot;posX&quot;;[.D714]))-SEARCH(&quot;posX = &quot;;[.D714])-7))" office:value-type="string" office:string-value="242">
            <text:p>242</text:p>
          </table:table-cell>
          <table:table-cell table:formula="of:=IF(LEN([.D714])&lt;60;MID([.D714];(SEARCH(&quot;posY = &quot;;[.D714])+7);(SEARCH(&quot;}&quot;;[.D714];SEARCH(&quot;posY&quot;;[.D714]))-SEARCH(&quot;posY = &quot;;[.D714])-7));MID([.D719];(SEARCH(&quot;posY = &quot;;[.D719])+7);(SEARCH(&quot;}&quot;;[.D719];SEARCH(&quot;posY&quot;;[.D719]))-SEARCH(&quot;posY = &quot;;[.D719])-7)))" office:value-type="string" office:string-value="29">
            <text:p>29</text:p>
          </table:table-cell>
          <table:table-cell table:formula="of:=MID([.D714];SEARCH(&quot;posZ = &quot;;[.D714])+7;(SEARCH(&quot;}&quot;;[.D714])-SEARCH(&quot;posZ = &quot;;[.D71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19, posX = 130, posY = 203}, -- big riverside farm 8</text:p>
          </table:table-cell>
          <table:table-cell office:value-type="string">
            <text:p>Riverside</text:p>
          </table:table-cell>
          <table:table-cell table:formula="of:=MID([.A715];SEARCH(&quot;--&quot;;[.A715])+2;256)" office:value-type="string" office:string-value=" big riverside farm 8">
            <text:p><text:s/>big riverside farm 8</text:p>
          </table:table-cell>
          <table:table-cell table:formula="of:=MID([.A715];1;SEARCH(&quot;--&quot;;[.A715])-1)" office:value-type="string" office:string-value="{worldX = 15, worldY = 19, posX = 130, posY = 203}, ">
            <text:p>{worldX = 15, worldY = 19, posX = 130, posY = 203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3">
            <text:p>713</text:p>
          </table:table-cell>
          <table:table-cell table:number-columns-repeated="22"/>
          <table:table-cell table:formula="of:=CONCATENATE([.D715];&quot;-- &quot;;[.B715];&quot;,&quot;;[.C715];&quot; ID:&quot;;[.I715])" office:value-type="string" office:string-value="{worldX = 15, worldY = 19, posX = 130, posY = 203}, -- Riverside, big riverside farm 8 ID:713">
            <text:p>{worldX = 15, worldY = 19, posX = 130, posY = 203}, -- Riverside, big riverside farm 8 ID:713</text:p>
          </table:table-cell>
          <table:table-cell table:formula="of:=MID([.D715];SEARCH(&quot;worldX = &quot;;[.D715])+9;(SEARCH(&quot;worldY = &quot;;[.D715])-SEARCH(&quot;worldX = &quot;;[.D715])-11))" office:value-type="string" office:string-value="15">
            <text:p>15</text:p>
          </table:table-cell>
          <table:table-cell table:formula="of:=MID([.D715];SEARCH(&quot;worldY = &quot;;[.D715])+9;(SEARCH(&quot;posX = &quot;;[.D715])-SEARCH(&quot;worldY = &quot;;[.D715])-11))" office:value-type="string" office:string-value="19">
            <text:p>19</text:p>
          </table:table-cell>
          <table:table-cell table:formula="of:=MID([.D715];(SEARCH(&quot;posX = &quot;;[.D715])+7);(SEARCH(&quot;,&quot;;[.D715];SEARCH(&quot;posX&quot;;[.D715]))-SEARCH(&quot;posX = &quot;;[.D715])-7))" office:value-type="string" office:string-value="130">
            <text:p>130</text:p>
          </table:table-cell>
          <table:table-cell table:formula="of:=IF(LEN([.D715])&lt;60;MID([.D715];(SEARCH(&quot;posY = &quot;;[.D715])+7);(SEARCH(&quot;}&quot;;[.D715];SEARCH(&quot;posY&quot;;[.D715]))-SEARCH(&quot;posY = &quot;;[.D715])-7));MID([.D720];(SEARCH(&quot;posY = &quot;;[.D720])+7);(SEARCH(&quot;}&quot;;[.D720];SEARCH(&quot;posY&quot;;[.D720]))-SEARCH(&quot;posY = &quot;;[.D720])-7)))" office:value-type="string" office:string-value="203">
            <text:p>203</text:p>
          </table:table-cell>
          <table:table-cell table:formula="of:=MID([.D715];SEARCH(&quot;posZ = &quot;;[.D715])+7;(SEARCH(&quot;}&quot;;[.D715])-SEARCH(&quot;posZ = &quot;;[.D7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19, posX = 39, posY = 27}, -- big riverside farm 9</text:p>
          </table:table-cell>
          <table:table-cell office:value-type="string">
            <text:p>Riverside</text:p>
          </table:table-cell>
          <table:table-cell table:formula="of:=MID([.A716];SEARCH(&quot;--&quot;;[.A716])+2;256)" office:value-type="string" office:string-value=" big riverside farm 9">
            <text:p><text:s/>big riverside farm 9</text:p>
          </table:table-cell>
          <table:table-cell table:formula="of:=MID([.A716];1;SEARCH(&quot;--&quot;;[.A716])-1)" office:value-type="string" office:string-value="{worldX = 15, worldY = 19, posX = 39, posY = 27}, ">
            <text:p>{worldX = 15, worldY = 19, posX = 39, posY = 27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4">
            <text:p>714</text:p>
          </table:table-cell>
          <table:table-cell table:number-columns-repeated="22"/>
          <table:table-cell table:formula="of:=CONCATENATE([.D716];&quot;-- &quot;;[.B716];&quot;,&quot;;[.C716];&quot; ID:&quot;;[.I716])" office:value-type="string" office:string-value="{worldX = 15, worldY = 19, posX = 39, posY = 27}, -- Riverside, big riverside farm 9 ID:714">
            <text:p>{worldX = 15, worldY = 19, posX = 39, posY = 27}, -- Riverside, big riverside farm 9 ID:714</text:p>
          </table:table-cell>
          <table:table-cell table:formula="of:=MID([.D716];SEARCH(&quot;worldX = &quot;;[.D716])+9;(SEARCH(&quot;worldY = &quot;;[.D716])-SEARCH(&quot;worldX = &quot;;[.D716])-11))" office:value-type="string" office:string-value="15">
            <text:p>15</text:p>
          </table:table-cell>
          <table:table-cell table:formula="of:=MID([.D716];SEARCH(&quot;worldY = &quot;;[.D716])+9;(SEARCH(&quot;posX = &quot;;[.D716])-SEARCH(&quot;worldY = &quot;;[.D716])-11))" office:value-type="string" office:string-value="19">
            <text:p>19</text:p>
          </table:table-cell>
          <table:table-cell table:formula="of:=MID([.D716];(SEARCH(&quot;posX = &quot;;[.D716])+7);(SEARCH(&quot;,&quot;;[.D716];SEARCH(&quot;posX&quot;;[.D716]))-SEARCH(&quot;posX = &quot;;[.D716])-7))" office:value-type="string" office:string-value="39">
            <text:p>39</text:p>
          </table:table-cell>
          <table:table-cell table:formula="of:=IF(LEN([.D716])&lt;60;MID([.D716];(SEARCH(&quot;posY = &quot;;[.D716])+7);(SEARCH(&quot;}&quot;;[.D716];SEARCH(&quot;posY&quot;;[.D716]))-SEARCH(&quot;posY = &quot;;[.D716])-7));MID([.D721];(SEARCH(&quot;posY = &quot;;[.D721])+7);(SEARCH(&quot;}&quot;;[.D721];SEARCH(&quot;posY&quot;;[.D721]))-SEARCH(&quot;posY = &quot;;[.D721])-7)))" office:value-type="string" office:string-value="27">
            <text:p>27</text:p>
          </table:table-cell>
          <table:table-cell table:formula="of:=MID([.D716];SEARCH(&quot;posZ = &quot;;[.D716])+7;(SEARCH(&quot;}&quot;;[.D716])-SEARCH(&quot;posZ = &quot;;[.D7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4, worldY = 19, posX = 50, posY = 31}, -- big riverside farm 10, house</text:p>
          </table:table-cell>
          <table:table-cell office:value-type="string">
            <text:p>Riverside</text:p>
          </table:table-cell>
          <table:table-cell table:formula="of:=MID([.A717];SEARCH(&quot;--&quot;;[.A717])+2;256)" office:value-type="string" office:string-value=" big riverside farm 10, house">
            <text:p><text:s/>big riverside farm 10, house</text:p>
          </table:table-cell>
          <table:table-cell table:formula="of:=MID([.A717];1;SEARCH(&quot;--&quot;;[.A717])-1)" office:value-type="string" office:string-value="{worldX = 14, worldY = 19, posX = 50, posY = 31}, ">
            <text:p>{worldX = 14, worldY = 19, posX = 50, posY = 31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5">
            <text:p>715</text:p>
          </table:table-cell>
          <table:table-cell table:number-columns-repeated="22"/>
          <table:table-cell table:formula="of:=CONCATENATE([.D717];&quot;-- &quot;;[.B717];&quot;,&quot;;[.C717];&quot; ID:&quot;;[.I717])" office:value-type="string" office:string-value="{worldX = 14, worldY = 19, posX = 50, posY = 31}, -- Riverside, big riverside farm 10, house ID:715">
            <text:p>{worldX = 14, worldY = 19, posX = 50, posY = 31}, -- Riverside, big riverside farm 10, house ID:715</text:p>
          </table:table-cell>
          <table:table-cell table:formula="of:=MID([.D717];SEARCH(&quot;worldX = &quot;;[.D717])+9;(SEARCH(&quot;worldY = &quot;;[.D717])-SEARCH(&quot;worldX = &quot;;[.D717])-11))" office:value-type="string" office:string-value="14">
            <text:p>14</text:p>
          </table:table-cell>
          <table:table-cell table:formula="of:=MID([.D717];SEARCH(&quot;worldY = &quot;;[.D717])+9;(SEARCH(&quot;posX = &quot;;[.D717])-SEARCH(&quot;worldY = &quot;;[.D717])-11))" office:value-type="string" office:string-value="19">
            <text:p>19</text:p>
          </table:table-cell>
          <table:table-cell table:formula="of:=MID([.D717];(SEARCH(&quot;posX = &quot;;[.D717])+7);(SEARCH(&quot;,&quot;;[.D717];SEARCH(&quot;posX&quot;;[.D717]))-SEARCH(&quot;posX = &quot;;[.D717])-7))" office:value-type="string" office:string-value="50">
            <text:p>50</text:p>
          </table:table-cell>
          <table:table-cell table:formula="of:=IF(LEN([.D717])&lt;60;MID([.D717];(SEARCH(&quot;posY = &quot;;[.D717])+7);(SEARCH(&quot;}&quot;;[.D717];SEARCH(&quot;posY&quot;;[.D717]))-SEARCH(&quot;posY = &quot;;[.D717])-7));MID([.D722];(SEARCH(&quot;posY = &quot;;[.D722])+7);(SEARCH(&quot;}&quot;;[.D722];SEARCH(&quot;posY&quot;;[.D722]))-SEARCH(&quot;posY = &quot;;[.D722])-7)))" office:value-type="string" office:string-value="31">
            <text:p>31</text:p>
          </table:table-cell>
          <table:table-cell table:formula="of:=MID([.D717];SEARCH(&quot;posZ = &quot;;[.D717])+7;(SEARCH(&quot;}&quot;;[.D717])-SEARCH(&quot;posZ = &quot;;[.D7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4, worldY = 19, posX = 202, posY = 57}, -- big riverside farm 10, shed</text:p>
          </table:table-cell>
          <table:table-cell office:value-type="string">
            <text:p>Riverside</text:p>
          </table:table-cell>
          <table:table-cell table:formula="of:=MID([.A718];SEARCH(&quot;--&quot;;[.A718])+2;256)" office:value-type="string" office:string-value=" big riverside farm 10, shed">
            <text:p><text:s/>big riverside farm 10, shed</text:p>
          </table:table-cell>
          <table:table-cell table:formula="of:=MID([.A718];1;SEARCH(&quot;--&quot;;[.A718])-1)" office:value-type="string" office:string-value="{worldX = 14, worldY = 19, posX = 202, posY = 57}, ">
            <text:p>{worldX = 14, worldY = 19, posX = 202, posY = 57}, </text:p>
          </table:table-cell>
          <table:table-cell office:value-type="string">
            <text:p>Farm</text:p>
          </table:table-cell>
          <table:table-cell office:value-type="string">
            <text:p>Shed</text:p>
          </table:table-cell>
          <table:table-cell office:value-type="string">
            <text:p>western riverside farms, east to west</text:p>
          </table:table-cell>
          <table:table-cell/>
          <table:table-cell office:value-type="float" office:value="716">
            <text:p>716</text:p>
          </table:table-cell>
          <table:table-cell table:number-columns-repeated="22"/>
          <table:table-cell table:formula="of:=CONCATENATE([.D718];&quot;-- &quot;;[.B718];&quot;,&quot;;[.C718];&quot; ID:&quot;;[.I718])" office:value-type="string" office:string-value="{worldX = 14, worldY = 19, posX = 202, posY = 57}, -- Riverside, big riverside farm 10, shed ID:716">
            <text:p>{worldX = 14, worldY = 19, posX = 202, posY = 57}, -- Riverside, big riverside farm 10, shed ID:716</text:p>
          </table:table-cell>
          <table:table-cell table:formula="of:=MID([.D718];SEARCH(&quot;worldX = &quot;;[.D718])+9;(SEARCH(&quot;worldY = &quot;;[.D718])-SEARCH(&quot;worldX = &quot;;[.D718])-11))" office:value-type="string" office:string-value="14">
            <text:p>14</text:p>
          </table:table-cell>
          <table:table-cell table:formula="of:=MID([.D718];SEARCH(&quot;worldY = &quot;;[.D718])+9;(SEARCH(&quot;posX = &quot;;[.D718])-SEARCH(&quot;worldY = &quot;;[.D718])-11))" office:value-type="string" office:string-value="19">
            <text:p>19</text:p>
          </table:table-cell>
          <table:table-cell table:formula="of:=MID([.D718];(SEARCH(&quot;posX = &quot;;[.D718])+7);(SEARCH(&quot;,&quot;;[.D718];SEARCH(&quot;posX&quot;;[.D718]))-SEARCH(&quot;posX = &quot;;[.D718])-7))" office:value-type="string" office:string-value="202">
            <text:p>202</text:p>
          </table:table-cell>
          <table:table-cell table:formula="of:=IF(LEN([.D718])&lt;60;MID([.D718];(SEARCH(&quot;posY = &quot;;[.D718])+7);(SEARCH(&quot;}&quot;;[.D718];SEARCH(&quot;posY&quot;;[.D718]))-SEARCH(&quot;posY = &quot;;[.D718])-7));MID([.D723];(SEARCH(&quot;posY = &quot;;[.D723])+7);(SEARCH(&quot;}&quot;;[.D723];SEARCH(&quot;posY&quot;;[.D723]))-SEARCH(&quot;posY = &quot;;[.D723])-7)))" office:value-type="string" office:string-value="57">
            <text:p>57</text:p>
          </table:table-cell>
          <table:table-cell table:formula="of:=MID([.D718];SEARCH(&quot;posZ = &quot;;[.D718])+7;(SEARCH(&quot;}&quot;;[.D718])-SEARCH(&quot;posZ = &quot;;[.D7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5, worldY = 19, posX = 59, posY = 175}, -- big riverside farm 11</text:p>
          </table:table-cell>
          <table:table-cell office:value-type="string">
            <text:p>Riverside</text:p>
          </table:table-cell>
          <table:table-cell table:formula="of:=MID([.A719];SEARCH(&quot;--&quot;;[.A719])+2;256)" office:value-type="string" office:string-value=" big riverside farm 11">
            <text:p><text:s/>big riverside farm 11</text:p>
          </table:table-cell>
          <table:table-cell table:formula="of:=MID([.A719];1;SEARCH(&quot;--&quot;;[.A719])-1)" office:value-type="string" office:string-value="{worldX = 15, worldY = 19, posX = 59, posY = 175}, ">
            <text:p>{worldX = 15, worldY = 19, posX = 59, posY = 175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7">
            <text:p>717</text:p>
          </table:table-cell>
          <table:table-cell table:number-columns-repeated="22"/>
          <table:table-cell table:formula="of:=CONCATENATE([.D719];&quot;-- &quot;;[.B719];&quot;,&quot;;[.C719];&quot; ID:&quot;;[.I719])" office:value-type="string" office:string-value="{worldX = 15, worldY = 19, posX = 59, posY = 175}, -- Riverside, big riverside farm 11 ID:717">
            <text:p>{worldX = 15, worldY = 19, posX = 59, posY = 175}, -- Riverside, big riverside farm 11 ID:717</text:p>
          </table:table-cell>
          <table:table-cell table:formula="of:=MID([.D719];SEARCH(&quot;worldX = &quot;;[.D719])+9;(SEARCH(&quot;worldY = &quot;;[.D719])-SEARCH(&quot;worldX = &quot;;[.D719])-11))" office:value-type="string" office:string-value="15">
            <text:p>15</text:p>
          </table:table-cell>
          <table:table-cell table:formula="of:=MID([.D719];SEARCH(&quot;worldY = &quot;;[.D719])+9;(SEARCH(&quot;posX = &quot;;[.D719])-SEARCH(&quot;worldY = &quot;;[.D719])-11))" office:value-type="string" office:string-value="19">
            <text:p>19</text:p>
          </table:table-cell>
          <table:table-cell table:formula="of:=MID([.D719];(SEARCH(&quot;posX = &quot;;[.D719])+7);(SEARCH(&quot;,&quot;;[.D719];SEARCH(&quot;posX&quot;;[.D719]))-SEARCH(&quot;posX = &quot;;[.D719])-7))" office:value-type="string" office:string-value="59">
            <text:p>59</text:p>
          </table:table-cell>
          <table:table-cell table:formula="of:=IF(LEN([.D719])&lt;60;MID([.D719];(SEARCH(&quot;posY = &quot;;[.D719])+7);(SEARCH(&quot;}&quot;;[.D719];SEARCH(&quot;posY&quot;;[.D719]))-SEARCH(&quot;posY = &quot;;[.D719])-7));MID([.D724];(SEARCH(&quot;posY = &quot;;[.D724])+7);(SEARCH(&quot;}&quot;;[.D724];SEARCH(&quot;posY&quot;;[.D724]))-SEARCH(&quot;posY = &quot;;[.D724])-7)))" office:value-type="string" office:string-value="175">
            <text:p>175</text:p>
          </table:table-cell>
          <table:table-cell table:formula="of:=MID([.D719];SEARCH(&quot;posZ = &quot;;[.D719])+7;(SEARCH(&quot;}&quot;;[.D719])-SEARCH(&quot;posZ = &quot;;[.D7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3, worldY = 19, posX = 211, posY = 186}, -- <text:s/>riverside farm 12</text:p>
          </table:table-cell>
          <table:table-cell office:value-type="string">
            <text:p>Riverside</text:p>
          </table:table-cell>
          <table:table-cell table:formula="of:=MID([.A720];SEARCH(&quot;--&quot;;[.A720])+2;256)" office:value-type="string" office:string-value="  riverside farm 12">
            <text:p><text:s text:c="2"/>riverside farm 12</text:p>
          </table:table-cell>
          <table:table-cell table:formula="of:=MID([.A720];1;SEARCH(&quot;--&quot;;[.A720])-1)" office:value-type="string" office:string-value="{worldX = 13, worldY = 19, posX = 211, posY = 186}, ">
            <text:p>{worldX = 13, worldY = 19, posX = 211, posY = 186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8">
            <text:p>71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20];&quot;-- &quot;;[.B720];&quot;,&quot;;[.C720];&quot; ID:&quot;;[.I720])" office:value-type="string" office:string-value="{worldX = 13, worldY = 19, posX = 211, posY = 186}, -- Riverside,  riverside farm 12 ID:718">
            <text:p>{worldX = 13, worldY = 19, posX = 211, posY = 186}, -- Riverside, <text:s/>riverside farm 12 ID:718</text:p>
          </table:table-cell>
          <table:table-cell table:formula="of:=MID([.D720];SEARCH(&quot;worldX = &quot;;[.D720])+9;(SEARCH(&quot;worldY = &quot;;[.D720])-SEARCH(&quot;worldX = &quot;;[.D720])-11))" office:value-type="string" office:string-value="13">
            <text:p>13</text:p>
          </table:table-cell>
          <table:table-cell table:formula="of:=MID([.D720];SEARCH(&quot;worldY = &quot;;[.D720])+9;(SEARCH(&quot;posX = &quot;;[.D720])-SEARCH(&quot;worldY = &quot;;[.D720])-11))" office:value-type="string" office:string-value="19">
            <text:p>19</text:p>
          </table:table-cell>
          <table:table-cell table:formula="of:=MID([.D720];(SEARCH(&quot;posX = &quot;;[.D720])+7);(SEARCH(&quot;,&quot;;[.D720];SEARCH(&quot;posX&quot;;[.D720]))-SEARCH(&quot;posX = &quot;;[.D720])-7))" office:value-type="string" office:string-value="211">
            <text:p>211</text:p>
          </table:table-cell>
          <table:table-cell table:formula="of:=IF(LEN([.D720])&lt;60;MID([.D720];(SEARCH(&quot;posY = &quot;;[.D720])+7);(SEARCH(&quot;}&quot;;[.D720];SEARCH(&quot;posY&quot;;[.D720]))-SEARCH(&quot;posY = &quot;;[.D720])-7));MID([.D725];(SEARCH(&quot;posY = &quot;;[.D725])+7);(SEARCH(&quot;}&quot;;[.D725];SEARCH(&quot;posY&quot;;[.D725]))-SEARCH(&quot;posY = &quot;;[.D725])-7)))" office:value-type="string" office:string-value="186">
            <text:p>186</text:p>
          </table:table-cell>
          <table:table-cell table:formula="of:=MID([.D720];SEARCH(&quot;posZ = &quot;;[.D720])+7;(SEARCH(&quot;}&quot;;[.D720])-SEARCH(&quot;posZ = &quot;;[.D72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3, worldY = 19, posX = 170, posY = 140}, -- <text:s/>riverside farm 13</text:p>
          </table:table-cell>
          <table:table-cell office:value-type="string">
            <text:p>Riverside</text:p>
          </table:table-cell>
          <table:table-cell table:formula="of:=MID([.A721];SEARCH(&quot;--&quot;;[.A721])+2;256)" office:value-type="string" office:string-value="  riverside farm 13">
            <text:p><text:s text:c="2"/>riverside farm 13</text:p>
          </table:table-cell>
          <table:table-cell table:formula="of:=MID([.A721];1;SEARCH(&quot;--&quot;;[.A721])-1)" office:value-type="string" office:string-value="{worldX = 13, worldY = 19, posX = 170, posY = 140}, ">
            <text:p>{worldX = 13, worldY = 19, posX = 170, posY = 140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19">
            <text:p>719</text:p>
          </table:table-cell>
          <table:table-cell table:number-columns-repeated="22"/>
          <table:table-cell table:formula="of:=CONCATENATE([.D721];&quot;-- &quot;;[.B721];&quot;,&quot;;[.C721];&quot; ID:&quot;;[.I721])" office:value-type="string" office:string-value="{worldX = 13, worldY = 19, posX = 170, posY = 140}, -- Riverside,  riverside farm 13 ID:719">
            <text:p>{worldX = 13, worldY = 19, posX = 170, posY = 140}, -- Riverside, <text:s/>riverside farm 13 ID:719</text:p>
          </table:table-cell>
          <table:table-cell table:formula="of:=MID([.D721];SEARCH(&quot;worldX = &quot;;[.D721])+9;(SEARCH(&quot;worldY = &quot;;[.D721])-SEARCH(&quot;worldX = &quot;;[.D721])-11))" office:value-type="string" office:string-value="13">
            <text:p>13</text:p>
          </table:table-cell>
          <table:table-cell table:formula="of:=MID([.D721];SEARCH(&quot;worldY = &quot;;[.D721])+9;(SEARCH(&quot;posX = &quot;;[.D721])-SEARCH(&quot;worldY = &quot;;[.D721])-11))" office:value-type="string" office:string-value="19">
            <text:p>19</text:p>
          </table:table-cell>
          <table:table-cell table:formula="of:=MID([.D721];(SEARCH(&quot;posX = &quot;;[.D721])+7);(SEARCH(&quot;,&quot;;[.D721];SEARCH(&quot;posX&quot;;[.D721]))-SEARCH(&quot;posX = &quot;;[.D721])-7))" office:value-type="string" office:string-value="170">
            <text:p>170</text:p>
          </table:table-cell>
          <table:table-cell table:formula="of:=IF(LEN([.D721])&lt;60;MID([.D721];(SEARCH(&quot;posY = &quot;;[.D721])+7);(SEARCH(&quot;}&quot;;[.D721];SEARCH(&quot;posY&quot;;[.D721]))-SEARCH(&quot;posY = &quot;;[.D721])-7));MID([.D726];(SEARCH(&quot;posY = &quot;;[.D726])+7);(SEARCH(&quot;}&quot;;[.D726];SEARCH(&quot;posY&quot;;[.D726]))-SEARCH(&quot;posY = &quot;;[.D726])-7)))" office:value-type="string" office:string-value="140">
            <text:p>140</text:p>
          </table:table-cell>
          <table:table-cell table:formula="of:=MID([.D721];SEARCH(&quot;posZ = &quot;;[.D721])+7;(SEARCH(&quot;}&quot;;[.D721])-SEARCH(&quot;posZ = &quot;;[.D7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3, worldY = 19, posX = 52, posY = 82}, -- <text:s/>riverside farm 14</text:p>
          </table:table-cell>
          <table:table-cell office:value-type="string">
            <text:p>Riverside</text:p>
          </table:table-cell>
          <table:table-cell table:formula="of:=MID([.A722];SEARCH(&quot;--&quot;;[.A722])+2;256)" office:value-type="string" office:string-value="  riverside farm 14">
            <text:p><text:s text:c="2"/>riverside farm 14</text:p>
          </table:table-cell>
          <table:table-cell table:formula="of:=MID([.A722];1;SEARCH(&quot;--&quot;;[.A722])-1)" office:value-type="string" office:string-value="{worldX = 13, worldY = 19, posX = 52, posY = 82}, ">
            <text:p>{worldX = 13, worldY = 19, posX = 52, posY = 82}, </text:p>
          </table:table-cell>
          <table:table-cell office:value-type="string">
            <text:p>Farm</text:p>
          </table:table-cell>
          <table:table-cell/>
          <table:table-cell office:value-type="string">
            <text:p>western riverside farms, east to west</text:p>
          </table:table-cell>
          <table:table-cell/>
          <table:table-cell office:value-type="float" office:value="720">
            <text:p>720</text:p>
          </table:table-cell>
          <table:table-cell table:number-columns-repeated="22"/>
          <table:table-cell table:formula="of:=CONCATENATE([.D722];&quot;-- &quot;;[.B722];&quot;,&quot;;[.C722];&quot; ID:&quot;;[.I722])" office:value-type="string" office:string-value="{worldX = 13, worldY = 19, posX = 52, posY = 82}, -- Riverside,  riverside farm 14 ID:720">
            <text:p>{worldX = 13, worldY = 19, posX = 52, posY = 82}, -- Riverside, <text:s/>riverside farm 14 ID:720</text:p>
          </table:table-cell>
          <table:table-cell table:formula="of:=MID([.D722];SEARCH(&quot;worldX = &quot;;[.D722])+9;(SEARCH(&quot;worldY = &quot;;[.D722])-SEARCH(&quot;worldX = &quot;;[.D722])-11))" office:value-type="string" office:string-value="13">
            <text:p>13</text:p>
          </table:table-cell>
          <table:table-cell table:formula="of:=MID([.D722];SEARCH(&quot;worldY = &quot;;[.D722])+9;(SEARCH(&quot;posX = &quot;;[.D722])-SEARCH(&quot;worldY = &quot;;[.D722])-11))" office:value-type="string" office:string-value="19">
            <text:p>19</text:p>
          </table:table-cell>
          <table:table-cell table:formula="of:=MID([.D722];(SEARCH(&quot;posX = &quot;;[.D722])+7);(SEARCH(&quot;,&quot;;[.D722];SEARCH(&quot;posX&quot;;[.D722]))-SEARCH(&quot;posX = &quot;;[.D722])-7))" office:value-type="string" office:string-value="52">
            <text:p>52</text:p>
          </table:table-cell>
          <table:table-cell table:formula="of:=IF(LEN([.D722])&lt;60;MID([.D722];(SEARCH(&quot;posY = &quot;;[.D722])+7);(SEARCH(&quot;}&quot;;[.D722];SEARCH(&quot;posY&quot;;[.D722]))-SEARCH(&quot;posY = &quot;;[.D722])-7));MID([.D727];(SEARCH(&quot;posY = &quot;;[.D727])+7);(SEARCH(&quot;}&quot;;[.D727];SEARCH(&quot;posY&quot;;[.D727]))-SEARCH(&quot;posY = &quot;;[.D727])-7)))" office:value-type="string" office:string-value="82">
            <text:p>82</text:p>
          </table:table-cell>
          <table:table-cell table:formula="of:=MID([.D722];SEARCH(&quot;posZ = &quot;;[.D722])+7;(SEARCH(&quot;}&quot;;[.D722])-SEARCH(&quot;posZ = &quot;;[.D72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19, posX = 147, posY = 190}, -- <text:s/>riverside farm 15</text:p>
          </table:table-cell>
          <table:table-cell office:value-type="string">
            <text:p>Riverside</text:p>
          </table:table-cell>
          <table:table-cell table:formula="of:=MID([.A723];SEARCH(&quot;--&quot;;[.A723])+2;256)" office:value-type="string" office:string-value="  riverside farm 15">
            <text:p><text:s text:c="2"/>riverside farm 15</text:p>
          </table:table-cell>
          <table:table-cell table:formula="of:=MID([.A723];1;SEARCH(&quot;--&quot;;[.A723])-1)" office:value-type="string" office:string-value="{worldX = 24, worldY = 19, posX = 147, posY = 190}, ">
            <text:p>{worldX = 24, worldY = 19, posX = 147, posY = 190}, </text:p>
          </table:table-cell>
          <table:table-cell office:value-type="string">
            <text:p>Farm</text:p>
          </table:table-cell>
          <table:table-cell/>
          <table:table-cell office:value-type="string">
            <text:p>eastern riverside farms, north to south</text:p>
          </table:table-cell>
          <table:table-cell/>
          <table:table-cell office:value-type="float" office:value="721">
            <text:p>721</text:p>
          </table:table-cell>
          <table:table-cell table:number-columns-repeated="22"/>
          <table:table-cell table:formula="of:=CONCATENATE([.D723];&quot;-- &quot;;[.B723];&quot;,&quot;;[.C723];&quot; ID:&quot;;[.I723])" office:value-type="string" office:string-value="{worldX = 24, worldY = 19, posX = 147, posY = 190}, -- Riverside,  riverside farm 15 ID:721">
            <text:p>{worldX = 24, worldY = 19, posX = 147, posY = 190}, -- Riverside, <text:s/>riverside farm 15 ID:721</text:p>
          </table:table-cell>
          <table:table-cell table:formula="of:=MID([.D723];SEARCH(&quot;worldX = &quot;;[.D723])+9;(SEARCH(&quot;worldY = &quot;;[.D723])-SEARCH(&quot;worldX = &quot;;[.D723])-11))" office:value-type="string" office:string-value="24">
            <text:p>24</text:p>
          </table:table-cell>
          <table:table-cell table:formula="of:=MID([.D723];SEARCH(&quot;worldY = &quot;;[.D723])+9;(SEARCH(&quot;posX = &quot;;[.D723])-SEARCH(&quot;worldY = &quot;;[.D723])-11))" office:value-type="string" office:string-value="19">
            <text:p>19</text:p>
          </table:table-cell>
          <table:table-cell table:formula="of:=MID([.D723];(SEARCH(&quot;posX = &quot;;[.D723])+7);(SEARCH(&quot;,&quot;;[.D723];SEARCH(&quot;posX&quot;;[.D723]))-SEARCH(&quot;posX = &quot;;[.D723])-7))" office:value-type="string" office:string-value="147">
            <text:p>147</text:p>
          </table:table-cell>
          <table:table-cell table:formula="of:=IF(LEN([.D723])&lt;60;MID([.D723];(SEARCH(&quot;posY = &quot;;[.D723])+7);(SEARCH(&quot;}&quot;;[.D723];SEARCH(&quot;posY&quot;;[.D723]))-SEARCH(&quot;posY = &quot;;[.D723])-7));MID([.D728];(SEARCH(&quot;posY = &quot;;[.D728])+7);(SEARCH(&quot;}&quot;;[.D728];SEARCH(&quot;posY&quot;;[.D728]))-SEARCH(&quot;posY = &quot;;[.D728])-7)))" office:value-type="string" office:string-value="190">
            <text:p>190</text:p>
          </table:table-cell>
          <table:table-cell table:formula="of:=MID([.D723];SEARCH(&quot;posZ = &quot;;[.D723])+7;(SEARCH(&quot;}&quot;;[.D723])-SEARCH(&quot;posZ = &quot;;[.D7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0, posX = 264, posY = 126}, -- <text:s/>riverside farm 16, house</text:p>
          </table:table-cell>
          <table:table-cell office:value-type="string">
            <text:p>Riverside</text:p>
          </table:table-cell>
          <table:table-cell table:formula="of:=MID([.A724];SEARCH(&quot;--&quot;;[.A724])+2;256)" office:value-type="string" office:string-value="  riverside farm 16, house">
            <text:p><text:s text:c="2"/>riverside farm 16, house</text:p>
          </table:table-cell>
          <table:table-cell table:formula="of:=MID([.A724];1;SEARCH(&quot;--&quot;;[.A724])-1)" office:value-type="string" office:string-value="{worldX = 24, worldY = 20, posX = 264, posY = 126}, ">
            <text:p>{worldX = 24, worldY = 20, posX = 264, posY = 126}, </text:p>
          </table:table-cell>
          <table:table-cell office:value-type="string">
            <text:p>Farm</text:p>
          </table:table-cell>
          <table:table-cell/>
          <table:table-cell office:value-type="string">
            <text:p>eastern riverside farms, north to south</text:p>
          </table:table-cell>
          <table:table-cell/>
          <table:table-cell office:value-type="float" office:value="722">
            <text:p>72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24];&quot;-- &quot;;[.B724];&quot;,&quot;;[.C724];&quot; ID:&quot;;[.I724])" office:value-type="string" office:string-value="{worldX = 24, worldY = 20, posX = 264, posY = 126}, -- Riverside,  riverside farm 16, house ID:722">
            <text:p>{worldX = 24, worldY = 20, posX = 264, posY = 126}, -- Riverside, <text:s/>riverside farm 16, house ID:722</text:p>
          </table:table-cell>
          <table:table-cell table:formula="of:=MID([.D724];SEARCH(&quot;worldX = &quot;;[.D724])+9;(SEARCH(&quot;worldY = &quot;;[.D724])-SEARCH(&quot;worldX = &quot;;[.D724])-11))" office:value-type="string" office:string-value="24">
            <text:p>24</text:p>
          </table:table-cell>
          <table:table-cell table:formula="of:=MID([.D724];SEARCH(&quot;worldY = &quot;;[.D724])+9;(SEARCH(&quot;posX = &quot;;[.D724])-SEARCH(&quot;worldY = &quot;;[.D724])-11))" office:value-type="string" office:string-value="20">
            <text:p>20</text:p>
          </table:table-cell>
          <table:table-cell table:formula="of:=MID([.D724];(SEARCH(&quot;posX = &quot;;[.D724])+7);(SEARCH(&quot;,&quot;;[.D724];SEARCH(&quot;posX&quot;;[.D724]))-SEARCH(&quot;posX = &quot;;[.D724])-7))" office:value-type="string" office:string-value="264">
            <text:p>264</text:p>
          </table:table-cell>
          <table:table-cell table:formula="of:=IF(LEN([.D724])&lt;60;MID([.D724];(SEARCH(&quot;posY = &quot;;[.D724])+7);(SEARCH(&quot;}&quot;;[.D724];SEARCH(&quot;posY&quot;;[.D724]))-SEARCH(&quot;posY = &quot;;[.D724])-7));MID([.D729];(SEARCH(&quot;posY = &quot;;[.D729])+7);(SEARCH(&quot;}&quot;;[.D729];SEARCH(&quot;posY&quot;;[.D729]))-SEARCH(&quot;posY = &quot;;[.D729])-7)))" office:value-type="string" office:string-value="126">
            <text:p>126</text:p>
          </table:table-cell>
          <table:table-cell table:formula="of:=MID([.D724];SEARCH(&quot;posZ = &quot;;[.D724])+7;(SEARCH(&quot;}&quot;;[.D724])-SEARCH(&quot;posZ = &quot;;[.D7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0, posX = 251, posY = 83}, -- <text:s/>riverside farm 16, shed</text:p>
          </table:table-cell>
          <table:table-cell office:value-type="string">
            <text:p>Riverside</text:p>
          </table:table-cell>
          <table:table-cell table:formula="of:=MID([.A725];SEARCH(&quot;--&quot;;[.A725])+2;256)" office:value-type="string" office:string-value="  riverside farm 16, shed">
            <text:p><text:s text:c="2"/>riverside farm 16, shed</text:p>
          </table:table-cell>
          <table:table-cell table:formula="of:=MID([.A725];1;SEARCH(&quot;--&quot;;[.A725])-1)" office:value-type="string" office:string-value="{worldX = 24, worldY = 20, posX = 251, posY = 83}, ">
            <text:p>{worldX = 24, worldY = 20, posX = 251, posY = 83}, </text:p>
          </table:table-cell>
          <table:table-cell office:value-type="string">
            <text:p>Farm</text:p>
          </table:table-cell>
          <table:table-cell office:value-type="string">
            <text:p>Shed</text:p>
          </table:table-cell>
          <table:table-cell office:value-type="string">
            <text:p>eastern riverside farms, north to south</text:p>
          </table:table-cell>
          <table:table-cell/>
          <table:table-cell office:value-type="float" office:value="723">
            <text:p>72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25];&quot;-- &quot;;[.B725];&quot;,&quot;;[.C725];&quot; ID:&quot;;[.I725])" office:value-type="string" office:string-value="{worldX = 24, worldY = 20, posX = 251, posY = 83}, -- Riverside,  riverside farm 16, shed ID:723">
            <text:p>{worldX = 24, worldY = 20, posX = 251, posY = 83}, -- Riverside, <text:s/>riverside farm 16, shed ID:723</text:p>
          </table:table-cell>
          <table:table-cell table:formula="of:=MID([.D725];SEARCH(&quot;worldX = &quot;;[.D725])+9;(SEARCH(&quot;worldY = &quot;;[.D725])-SEARCH(&quot;worldX = &quot;;[.D725])-11))" office:value-type="string" office:string-value="24">
            <text:p>24</text:p>
          </table:table-cell>
          <table:table-cell table:formula="of:=MID([.D725];SEARCH(&quot;worldY = &quot;;[.D725])+9;(SEARCH(&quot;posX = &quot;;[.D725])-SEARCH(&quot;worldY = &quot;;[.D725])-11))" office:value-type="string" office:string-value="20">
            <text:p>20</text:p>
          </table:table-cell>
          <table:table-cell table:formula="of:=MID([.D725];(SEARCH(&quot;posX = &quot;;[.D725])+7);(SEARCH(&quot;,&quot;;[.D725];SEARCH(&quot;posX&quot;;[.D725]))-SEARCH(&quot;posX = &quot;;[.D725])-7))" office:value-type="string" office:string-value="251">
            <text:p>251</text:p>
          </table:table-cell>
          <table:table-cell table:formula="of:=IF(LEN([.D725])&lt;60;MID([.D725];(SEARCH(&quot;posY = &quot;;[.D725])+7);(SEARCH(&quot;}&quot;;[.D725];SEARCH(&quot;posY&quot;;[.D725]))-SEARCH(&quot;posY = &quot;;[.D725])-7));MID([.D730];(SEARCH(&quot;posY = &quot;;[.D730])+7);(SEARCH(&quot;}&quot;;[.D730];SEARCH(&quot;posY&quot;;[.D730]))-SEARCH(&quot;posY = &quot;;[.D730])-7)))" office:value-type="string" office:string-value="83">
            <text:p>83</text:p>
          </table:table-cell>
          <table:table-cell table:formula="of:=MID([.D725];SEARCH(&quot;posZ = &quot;;[.D725])+7;(SEARCH(&quot;}&quot;;[.D725])-SEARCH(&quot;posZ = &quot;;[.D7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0, posX = 189, posY = 275}, -- <text:s/>riverside farm 17</text:p>
          </table:table-cell>
          <table:table-cell office:value-type="string">
            <text:p>Riverside</text:p>
          </table:table-cell>
          <table:table-cell table:formula="of:=MID([.A726];SEARCH(&quot;--&quot;;[.A726])+2;256)" office:value-type="string" office:string-value="  riverside farm 17">
            <text:p><text:s text:c="2"/>riverside farm 17</text:p>
          </table:table-cell>
          <table:table-cell table:formula="of:=MID([.A726];1;SEARCH(&quot;--&quot;;[.A726])-1)" office:value-type="string" office:string-value="{worldX = 24, worldY = 20, posX = 189, posY = 275}, ">
            <text:p>{worldX = 24, worldY = 20, posX = 189, posY = 275}, </text:p>
          </table:table-cell>
          <table:table-cell office:value-type="string">
            <text:p>Farm</text:p>
          </table:table-cell>
          <table:table-cell/>
          <table:table-cell office:value-type="string">
            <text:p>eastern riverside farms, north to south</text:p>
          </table:table-cell>
          <table:table-cell/>
          <table:table-cell office:value-type="float" office:value="724">
            <text:p>724</text:p>
          </table:table-cell>
          <table:table-cell table:number-columns-repeated="22"/>
          <table:table-cell table:formula="of:=CONCATENATE([.D726];&quot;-- &quot;;[.B726];&quot;,&quot;;[.C726];&quot; ID:&quot;;[.I726])" office:value-type="string" office:string-value="{worldX = 24, worldY = 20, posX = 189, posY = 275}, -- Riverside,  riverside farm 17 ID:724">
            <text:p>{worldX = 24, worldY = 20, posX = 189, posY = 275}, -- Riverside, <text:s/>riverside farm 17 ID:724</text:p>
          </table:table-cell>
          <table:table-cell table:formula="of:=MID([.D726];SEARCH(&quot;worldX = &quot;;[.D726])+9;(SEARCH(&quot;worldY = &quot;;[.D726])-SEARCH(&quot;worldX = &quot;;[.D726])-11))" office:value-type="string" office:string-value="24">
            <text:p>24</text:p>
          </table:table-cell>
          <table:table-cell table:formula="of:=MID([.D726];SEARCH(&quot;worldY = &quot;;[.D726])+9;(SEARCH(&quot;posX = &quot;;[.D726])-SEARCH(&quot;worldY = &quot;;[.D726])-11))" office:value-type="string" office:string-value="20">
            <text:p>20</text:p>
          </table:table-cell>
          <table:table-cell table:formula="of:=MID([.D726];(SEARCH(&quot;posX = &quot;;[.D726])+7);(SEARCH(&quot;,&quot;;[.D726];SEARCH(&quot;posX&quot;;[.D726]))-SEARCH(&quot;posX = &quot;;[.D726])-7))" office:value-type="string" office:string-value="189">
            <text:p>189</text:p>
          </table:table-cell>
          <table:table-cell table:formula="of:=IF(LEN([.D726])&lt;60;MID([.D726];(SEARCH(&quot;posY = &quot;;[.D726])+7);(SEARCH(&quot;}&quot;;[.D726];SEARCH(&quot;posY&quot;;[.D726]))-SEARCH(&quot;posY = &quot;;[.D726])-7));MID([.D731];(SEARCH(&quot;posY = &quot;;[.D731])+7);(SEARCH(&quot;}&quot;;[.D731];SEARCH(&quot;posY&quot;;[.D731]))-SEARCH(&quot;posY = &quot;;[.D731])-7)))" office:value-type="string" office:string-value="275">
            <text:p>275</text:p>
          </table:table-cell>
          <table:table-cell table:formula="of:=MID([.D726];SEARCH(&quot;posZ = &quot;;[.D726])+7;(SEARCH(&quot;}&quot;;[.D726])-SEARCH(&quot;posZ = &quot;;[.D7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0, posX = 138, posY = 240}, -- <text:s/>riverside farm 18</text:p>
          </table:table-cell>
          <table:table-cell office:value-type="string">
            <text:p>Riverside</text:p>
          </table:table-cell>
          <table:table-cell table:formula="of:=MID([.A727];SEARCH(&quot;--&quot;;[.A727])+2;256)" office:value-type="string" office:string-value="  riverside farm 18">
            <text:p><text:s text:c="2"/>riverside farm 18</text:p>
          </table:table-cell>
          <table:table-cell table:formula="of:=MID([.A727];1;SEARCH(&quot;--&quot;;[.A727])-1)" office:value-type="string" office:string-value="{worldX = 24, worldY = 20, posX = 138, posY = 240}, ">
            <text:p>{worldX = 24, worldY = 20, posX = 138, posY = 240}, </text:p>
          </table:table-cell>
          <table:table-cell office:value-type="string">
            <text:p>Farm</text:p>
          </table:table-cell>
          <table:table-cell/>
          <table:table-cell office:value-type="string">
            <text:p>eastern riverside farms, north to south</text:p>
          </table:table-cell>
          <table:table-cell/>
          <table:table-cell office:value-type="float" office:value="725">
            <text:p>725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27];&quot;-- &quot;;[.B727];&quot;,&quot;;[.C727];&quot; ID:&quot;;[.I727])" office:value-type="string" office:string-value="{worldX = 24, worldY = 20, posX = 138, posY = 240}, -- Riverside,  riverside farm 18 ID:725">
            <text:p>{worldX = 24, worldY = 20, posX = 138, posY = 240}, -- Riverside, <text:s/>riverside farm 18 ID:725</text:p>
          </table:table-cell>
          <table:table-cell table:formula="of:=MID([.D727];SEARCH(&quot;worldX = &quot;;[.D727])+9;(SEARCH(&quot;worldY = &quot;;[.D727])-SEARCH(&quot;worldX = &quot;;[.D727])-11))" office:value-type="string" office:string-value="24">
            <text:p>24</text:p>
          </table:table-cell>
          <table:table-cell table:formula="of:=MID([.D727];SEARCH(&quot;worldY = &quot;;[.D727])+9;(SEARCH(&quot;posX = &quot;;[.D727])-SEARCH(&quot;worldY = &quot;;[.D727])-11))" office:value-type="string" office:string-value="20">
            <text:p>20</text:p>
          </table:table-cell>
          <table:table-cell table:formula="of:=MID([.D727];(SEARCH(&quot;posX = &quot;;[.D727])+7);(SEARCH(&quot;,&quot;;[.D727];SEARCH(&quot;posX&quot;;[.D727]))-SEARCH(&quot;posX = &quot;;[.D727])-7))" office:value-type="string" office:string-value="138">
            <text:p>138</text:p>
          </table:table-cell>
          <table:table-cell table:formula="of:=IF(LEN([.D727])&lt;60;MID([.D727];(SEARCH(&quot;posY = &quot;;[.D727])+7);(SEARCH(&quot;}&quot;;[.D727];SEARCH(&quot;posY&quot;;[.D727]))-SEARCH(&quot;posY = &quot;;[.D727])-7));MID([.D732];(SEARCH(&quot;posY = &quot;;[.D732])+7);(SEARCH(&quot;}&quot;;[.D732];SEARCH(&quot;posY&quot;;[.D732]))-SEARCH(&quot;posY = &quot;;[.D732])-7)))" office:value-type="string" office:string-value="240">
            <text:p>240</text:p>
          </table:table-cell>
          <table:table-cell table:formula="of:=MID([.D727];SEARCH(&quot;posZ = &quot;;[.D727])+7;(SEARCH(&quot;}&quot;;[.D727])-SEARCH(&quot;posZ = &quot;;[.D7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1, posX = 202, posY = 239}, -- <text:s/>riverside farm 19</text:p>
          </table:table-cell>
          <table:table-cell office:value-type="string">
            <text:p>Riverside</text:p>
          </table:table-cell>
          <table:table-cell table:formula="of:=MID([.A728];SEARCH(&quot;--&quot;;[.A728])+2;256)" office:value-type="string" office:string-value="  riverside farm 19">
            <text:p><text:s text:c="2"/>riverside farm 19</text:p>
          </table:table-cell>
          <table:table-cell table:formula="of:=MID([.A728];1;SEARCH(&quot;--&quot;;[.A728])-1)" office:value-type="string" office:string-value="{worldX = 24, worldY = 21, posX = 202, posY = 239}, ">
            <text:p>{worldX = 24, worldY = 21, posX = 202, posY = 239}, </text:p>
          </table:table-cell>
          <table:table-cell office:value-type="string">
            <text:p>Farm</text:p>
          </table:table-cell>
          <table:table-cell/>
          <table:table-cell office:value-type="string">
            <text:p>eastern riverside farms, north to south</text:p>
          </table:table-cell>
          <table:table-cell/>
          <table:table-cell office:value-type="float" office:value="726">
            <text:p>726</text:p>
          </table:table-cell>
          <table:table-cell table:number-columns-repeated="22"/>
          <table:table-cell table:formula="of:=CONCATENATE([.D728];&quot;-- &quot;;[.B728];&quot;,&quot;;[.C728];&quot; ID:&quot;;[.I728])" office:value-type="string" office:string-value="{worldX = 24, worldY = 21, posX = 202, posY = 239}, -- Riverside,  riverside farm 19 ID:726">
            <text:p>{worldX = 24, worldY = 21, posX = 202, posY = 239}, -- Riverside, <text:s/>riverside farm 19 ID:726</text:p>
          </table:table-cell>
          <table:table-cell table:formula="of:=MID([.D728];SEARCH(&quot;worldX = &quot;;[.D728])+9;(SEARCH(&quot;worldY = &quot;;[.D728])-SEARCH(&quot;worldX = &quot;;[.D728])-11))" office:value-type="string" office:string-value="24">
            <text:p>24</text:p>
          </table:table-cell>
          <table:table-cell table:formula="of:=MID([.D728];SEARCH(&quot;worldY = &quot;;[.D728])+9;(SEARCH(&quot;posX = &quot;;[.D728])-SEARCH(&quot;worldY = &quot;;[.D728])-11))" office:value-type="string" office:string-value="21">
            <text:p>21</text:p>
          </table:table-cell>
          <table:table-cell table:formula="of:=MID([.D728];(SEARCH(&quot;posX = &quot;;[.D728])+7);(SEARCH(&quot;,&quot;;[.D728];SEARCH(&quot;posX&quot;;[.D728]))-SEARCH(&quot;posX = &quot;;[.D728])-7))" office:value-type="string" office:string-value="202">
            <text:p>202</text:p>
          </table:table-cell>
          <table:table-cell table:formula="of:=IF(LEN([.D728])&lt;60;MID([.D728];(SEARCH(&quot;posY = &quot;;[.D728])+7);(SEARCH(&quot;}&quot;;[.D728];SEARCH(&quot;posY&quot;;[.D728]))-SEARCH(&quot;posY = &quot;;[.D728])-7));MID([.D733];(SEARCH(&quot;posY = &quot;;[.D733])+7);(SEARCH(&quot;}&quot;;[.D733];SEARCH(&quot;posY&quot;;[.D733]))-SEARCH(&quot;posY = &quot;;[.D733])-7)))" office:value-type="string" office:string-value="239">
            <text:p>239</text:p>
          </table:table-cell>
          <table:table-cell table:formula="of:=MID([.D728];SEARCH(&quot;posZ = &quot;;[.D728])+7;(SEARCH(&quot;}&quot;;[.D728])-SEARCH(&quot;posZ = &quot;;[.D72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23, posX = 254, posY = 283}, -- <text:s/>northern Ekron farm 1</text:p>
          </table:table-cell>
          <table:table-cell office:value-type="string">
            <text:p>Ekron</text:p>
          </table:table-cell>
          <table:table-cell table:formula="of:=MID([.A729];SEARCH(&quot;--&quot;;[.A729])+2;256)" office:value-type="string" office:string-value="  northern Ekron farm 1">
            <text:p><text:s text:c="2"/>northern Ekron farm 1</text:p>
          </table:table-cell>
          <table:table-cell table:formula="of:=MID([.A729];1;SEARCH(&quot;--&quot;;[.A729])-1)" office:value-type="string" office:string-value="{worldX = 22, worldY = 23, posX = 254, posY = 283}, ">
            <text:p>{worldX = 22, worldY = 23, posX = 254, posY = 283}, </text:p>
          </table:table-cell>
          <table:table-cell office:value-type="string">
            <text:p>Farm</text:p>
          </table:table-cell>
          <table:table-cell/>
          <table:table-cell office:value-type="string">
            <text:p>farms north of rosewood, far north <text:s/>Ekron group</text:p>
          </table:table-cell>
          <table:table-cell/>
          <table:table-cell office:value-type="float" office:value="727">
            <text:p>727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29];&quot;-- &quot;;[.B729];&quot;,&quot;;[.C729];&quot; ID:&quot;;[.I729])" office:value-type="string" office:string-value="{worldX = 22, worldY = 23, posX = 254, posY = 283}, -- Ekron,  northern Ekron farm 1 ID:727">
            <text:p>{worldX = 22, worldY = 23, posX = 254, posY = 283}, -- Ekron, <text:s/>northern Ekron farm 1 ID:727</text:p>
          </table:table-cell>
          <table:table-cell table:formula="of:=MID([.D729];SEARCH(&quot;worldX = &quot;;[.D729])+9;(SEARCH(&quot;worldY = &quot;;[.D729])-SEARCH(&quot;worldX = &quot;;[.D729])-11))" office:value-type="string" office:string-value="22">
            <text:p>22</text:p>
          </table:table-cell>
          <table:table-cell table:formula="of:=MID([.D729];SEARCH(&quot;worldY = &quot;;[.D729])+9;(SEARCH(&quot;posX = &quot;;[.D729])-SEARCH(&quot;worldY = &quot;;[.D729])-11))" office:value-type="string" office:string-value="23">
            <text:p>23</text:p>
          </table:table-cell>
          <table:table-cell table:formula="of:=MID([.D729];(SEARCH(&quot;posX = &quot;;[.D729])+7);(SEARCH(&quot;,&quot;;[.D729];SEARCH(&quot;posX&quot;;[.D729]))-SEARCH(&quot;posX = &quot;;[.D729])-7))" office:value-type="string" office:string-value="254">
            <text:p>254</text:p>
          </table:table-cell>
          <table:table-cell table:formula="of:=IF(LEN([.D729])&lt;60;MID([.D729];(SEARCH(&quot;posY = &quot;;[.D729])+7);(SEARCH(&quot;}&quot;;[.D729];SEARCH(&quot;posY&quot;;[.D729]))-SEARCH(&quot;posY = &quot;;[.D729])-7));MID([.D734];(SEARCH(&quot;posY = &quot;;[.D734])+7);(SEARCH(&quot;}&quot;;[.D734];SEARCH(&quot;posY&quot;;[.D734]))-SEARCH(&quot;posY = &quot;;[.D734])-7)))" office:value-type="string" office:string-value="283">
            <text:p>283</text:p>
          </table:table-cell>
          <table:table-cell table:formula="of:=MID([.D729];SEARCH(&quot;posZ = &quot;;[.D729])+7;(SEARCH(&quot;}&quot;;[.D729])-SEARCH(&quot;posZ = &quot;;[.D7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25, posX = 218, posY = 221}, -- <text:s/>northern Ekron farm 2, big</text:p>
          </table:table-cell>
          <table:table-cell office:value-type="string">
            <text:p>Ekron</text:p>
          </table:table-cell>
          <table:table-cell table:formula="of:=MID([.A730];SEARCH(&quot;--&quot;;[.A730])+2;256)" office:value-type="string" office:string-value="  northern Ekron farm 2, big">
            <text:p><text:s text:c="2"/>northern Ekron farm 2, big</text:p>
          </table:table-cell>
          <table:table-cell table:formula="of:=MID([.A730];1;SEARCH(&quot;--&quot;;[.A730])-1)" office:value-type="string" office:string-value="{worldX = 22, worldY = 25, posX = 218, posY = 221}, ">
            <text:p>{worldX = 22, worldY = 25, posX = 218, posY = 221}, </text:p>
          </table:table-cell>
          <table:table-cell office:value-type="string">
            <text:p>Farm</text:p>
          </table:table-cell>
          <table:table-cell/>
          <table:table-cell office:value-type="string">
            <text:p>farms north of rosewood, far north <text:s/>Ekron group</text:p>
          </table:table-cell>
          <table:table-cell/>
          <table:table-cell office:value-type="float" office:value="728">
            <text:p>72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30];&quot;-- &quot;;[.B730];&quot;,&quot;;[.C730];&quot; ID:&quot;;[.I730])" office:value-type="string" office:string-value="{worldX = 22, worldY = 25, posX = 218, posY = 221}, -- Ekron,  northern Ekron farm 2, big ID:728">
            <text:p>{worldX = 22, worldY = 25, posX = 218, posY = 221}, -- Ekron, <text:s/>northern Ekron farm 2, big ID:728</text:p>
          </table:table-cell>
          <table:table-cell table:formula="of:=MID([.D730];SEARCH(&quot;worldX = &quot;;[.D730])+9;(SEARCH(&quot;worldY = &quot;;[.D730])-SEARCH(&quot;worldX = &quot;;[.D730])-11))" office:value-type="string" office:string-value="22">
            <text:p>22</text:p>
          </table:table-cell>
          <table:table-cell table:formula="of:=MID([.D730];SEARCH(&quot;worldY = &quot;;[.D730])+9;(SEARCH(&quot;posX = &quot;;[.D730])-SEARCH(&quot;worldY = &quot;;[.D730])-11))" office:value-type="string" office:string-value="25">
            <text:p>25</text:p>
          </table:table-cell>
          <table:table-cell table:formula="of:=MID([.D730];(SEARCH(&quot;posX = &quot;;[.D730])+7);(SEARCH(&quot;,&quot;;[.D730];SEARCH(&quot;posX&quot;;[.D730]))-SEARCH(&quot;posX = &quot;;[.D730])-7))" office:value-type="string" office:string-value="218">
            <text:p>218</text:p>
          </table:table-cell>
          <table:table-cell table:formula="of:=IF(LEN([.D730])&lt;60;MID([.D730];(SEARCH(&quot;posY = &quot;;[.D730])+7);(SEARCH(&quot;}&quot;;[.D730];SEARCH(&quot;posY&quot;;[.D730]))-SEARCH(&quot;posY = &quot;;[.D730])-7));MID([.D735];(SEARCH(&quot;posY = &quot;;[.D735])+7);(SEARCH(&quot;}&quot;;[.D735];SEARCH(&quot;posY&quot;;[.D735]))-SEARCH(&quot;posY = &quot;;[.D735])-7)))" office:value-type="string" office:string-value="221">
            <text:p>221</text:p>
          </table:table-cell>
          <table:table-cell table:formula="of:=MID([.D730];SEARCH(&quot;posZ = &quot;;[.D730])+7;(SEARCH(&quot;}&quot;;[.D730])-SEARCH(&quot;posZ = &quot;;[.D7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8, posX = 163, posY = 95}, -- <text:s/>fuckin pony-o-roam-o</text:p>
          </table:table-cell>
          <table:table-cell office:value-type="string">
            <text:p>Ekron</text:p>
          </table:table-cell>
          <table:table-cell table:formula="of:=MID([.A731];SEARCH(&quot;--&quot;;[.A731])+2;256)" office:value-type="string" office:string-value="  fuckin pony-o-roam-o">
            <text:p><text:s text:c="2"/>fuckin pony-o-roam-o</text:p>
          </table:table-cell>
          <table:table-cell table:formula="of:=MID([.A731];1;SEARCH(&quot;--&quot;;[.A731])-1)" office:value-type="string" office:string-value="{worldX = 28, worldY = 28, posX = 163, posY = 95}, ">
            <text:p>{worldX = 28, worldY = 28, posX = 163, posY = 95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29">
            <text:p>729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31];&quot;-- &quot;;[.B731];&quot;,&quot;;[.C731];&quot; ID:&quot;;[.I731])" office:value-type="string" office:string-value="{worldX = 28, worldY = 28, posX = 163, posY = 95}, -- Ekron,  fuckin pony-o-roam-o ID:729">
            <text:p>{worldX = 28, worldY = 28, posX = 163, posY = 95}, -- Ekron, <text:s/>fuckin pony-o-roam-o ID:729</text:p>
          </table:table-cell>
          <table:table-cell table:formula="of:=MID([.D731];SEARCH(&quot;worldX = &quot;;[.D731])+9;(SEARCH(&quot;worldY = &quot;;[.D731])-SEARCH(&quot;worldX = &quot;;[.D731])-11))" office:value-type="string" office:string-value="28">
            <text:p>28</text:p>
          </table:table-cell>
          <table:table-cell table:formula="of:=MID([.D731];SEARCH(&quot;worldY = &quot;;[.D731])+9;(SEARCH(&quot;posX = &quot;;[.D731])-SEARCH(&quot;worldY = &quot;;[.D731])-11))" office:value-type="string" office:string-value="28">
            <text:p>28</text:p>
          </table:table-cell>
          <table:table-cell table:formula="of:=MID([.D731];(SEARCH(&quot;posX = &quot;;[.D731])+7);(SEARCH(&quot;,&quot;;[.D731];SEARCH(&quot;posX&quot;;[.D731]))-SEARCH(&quot;posX = &quot;;[.D731])-7))" office:value-type="string" office:string-value="163">
            <text:p>163</text:p>
          </table:table-cell>
          <table:table-cell table:formula="of:=IF(LEN([.D731])&lt;60;MID([.D731];(SEARCH(&quot;posY = &quot;;[.D731])+7);(SEARCH(&quot;}&quot;;[.D731];SEARCH(&quot;posY&quot;;[.D731]))-SEARCH(&quot;posY = &quot;;[.D731])-7));MID([.D736];(SEARCH(&quot;posY = &quot;;[.D736])+7);(SEARCH(&quot;}&quot;;[.D736];SEARCH(&quot;posY&quot;;[.D736]))-SEARCH(&quot;posY = &quot;;[.D736])-7)))" office:value-type="string" office:string-value="95">
            <text:p>95</text:p>
          </table:table-cell>
          <table:table-cell table:formula="of:=MID([.D731];SEARCH(&quot;posZ = &quot;;[.D731])+7;(SEARCH(&quot;}&quot;;[.D731])-SEARCH(&quot;posZ = &quot;;[.D7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9, posX = 216, posY = 123}, -- <text:s/>eastern Ekron farm 1, big with well</text:p>
          </table:table-cell>
          <table:table-cell office:value-type="string">
            <text:p>Ekron</text:p>
          </table:table-cell>
          <table:table-cell table:formula="of:=MID([.A732];SEARCH(&quot;--&quot;;[.A732])+2;256)" office:value-type="string" office:string-value="  eastern Ekron farm 1, big with well">
            <text:p><text:s text:c="2"/>eastern Ekron farm 1, big with well</text:p>
          </table:table-cell>
          <table:table-cell table:formula="of:=MID([.A732];1;SEARCH(&quot;--&quot;;[.A732])-1)" office:value-type="string" office:string-value="{worldX = 28, worldY = 29, posX = 216, posY = 123}, ">
            <text:p>{worldX = 28, worldY = 29, posX = 216, posY = 123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0">
            <text:p>730</text:p>
          </table:table-cell>
          <table:table-cell table:number-columns-repeated="22"/>
          <table:table-cell table:formula="of:=CONCATENATE([.D732];&quot;-- &quot;;[.B732];&quot;,&quot;;[.C732];&quot; ID:&quot;;[.I732])" office:value-type="string" office:string-value="{worldX = 28, worldY = 29, posX = 216, posY = 123}, -- Ekron,  eastern Ekron farm 1, big with well ID:730">
            <text:p>{worldX = 28, worldY = 29, posX = 216, posY = 123}, -- Ekron, <text:s/>eastern Ekron farm 1, big with well ID:730</text:p>
          </table:table-cell>
          <table:table-cell table:formula="of:=MID([.D732];SEARCH(&quot;worldX = &quot;;[.D732])+9;(SEARCH(&quot;worldY = &quot;;[.D732])-SEARCH(&quot;worldX = &quot;;[.D732])-11))" office:value-type="string" office:string-value="28">
            <text:p>28</text:p>
          </table:table-cell>
          <table:table-cell table:formula="of:=MID([.D732];SEARCH(&quot;worldY = &quot;;[.D732])+9;(SEARCH(&quot;posX = &quot;;[.D732])-SEARCH(&quot;worldY = &quot;;[.D732])-11))" office:value-type="string" office:string-value="29">
            <text:p>29</text:p>
          </table:table-cell>
          <table:table-cell table:formula="of:=MID([.D732];(SEARCH(&quot;posX = &quot;;[.D732])+7);(SEARCH(&quot;,&quot;;[.D732];SEARCH(&quot;posX&quot;;[.D732]))-SEARCH(&quot;posX = &quot;;[.D732])-7))" office:value-type="string" office:string-value="216">
            <text:p>216</text:p>
          </table:table-cell>
          <table:table-cell table:formula="of:=IF(LEN([.D732])&lt;60;MID([.D732];(SEARCH(&quot;posY = &quot;;[.D732])+7);(SEARCH(&quot;}&quot;;[.D732];SEARCH(&quot;posY&quot;;[.D732]))-SEARCH(&quot;posY = &quot;;[.D732])-7));MID([.D737];(SEARCH(&quot;posY = &quot;;[.D737])+7);(SEARCH(&quot;}&quot;;[.D737];SEARCH(&quot;posY&quot;;[.D737]))-SEARCH(&quot;posY = &quot;;[.D737])-7)))" office:value-type="string" office:string-value="123">
            <text:p>123</text:p>
          </table:table-cell>
          <table:table-cell table:formula="of:=MID([.D732];SEARCH(&quot;posZ = &quot;;[.D732])+7;(SEARCH(&quot;}&quot;;[.D732])-SEARCH(&quot;posZ = &quot;;[.D7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9, worldY = 30, posX = 14, posY = 280}, -- <text:s/>eastern Ekron farm 2</text:p>
          </table:table-cell>
          <table:table-cell office:value-type="string">
            <text:p>Ekron</text:p>
          </table:table-cell>
          <table:table-cell table:formula="of:=MID([.A733];SEARCH(&quot;--&quot;;[.A733])+2;256)" office:value-type="string" office:string-value="  eastern Ekron farm 2">
            <text:p><text:s text:c="2"/>eastern Ekron farm 2</text:p>
          </table:table-cell>
          <table:table-cell table:formula="of:=MID([.A733];1;SEARCH(&quot;--&quot;;[.A733])-1)" office:value-type="string" office:string-value="{worldX = 29, worldY = 30, posX = 14, posY = 280}, ">
            <text:p>{worldX = 29, worldY = 30, posX = 14, posY = 280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1">
            <text:p>731</text:p>
          </table:table-cell>
          <table:table-cell table:number-columns-repeated="22"/>
          <table:table-cell table:formula="of:=CONCATENATE([.D733];&quot;-- &quot;;[.B733];&quot;,&quot;;[.C733];&quot; ID:&quot;;[.I733])" office:value-type="string" office:string-value="{worldX = 29, worldY = 30, posX = 14, posY = 280}, -- Ekron,  eastern Ekron farm 2 ID:731">
            <text:p>{worldX = 29, worldY = 30, posX = 14, posY = 280}, -- Ekron, <text:s/>eastern Ekron farm 2 ID:731</text:p>
          </table:table-cell>
          <table:table-cell table:formula="of:=MID([.D733];SEARCH(&quot;worldX = &quot;;[.D733])+9;(SEARCH(&quot;worldY = &quot;;[.D733])-SEARCH(&quot;worldX = &quot;;[.D733])-11))" office:value-type="string" office:string-value="29">
            <text:p>29</text:p>
          </table:table-cell>
          <table:table-cell table:formula="of:=MID([.D733];SEARCH(&quot;worldY = &quot;;[.D733])+9;(SEARCH(&quot;posX = &quot;;[.D733])-SEARCH(&quot;worldY = &quot;;[.D733])-11))" office:value-type="string" office:string-value="30">
            <text:p>30</text:p>
          </table:table-cell>
          <table:table-cell table:formula="of:=MID([.D733];(SEARCH(&quot;posX = &quot;;[.D733])+7);(SEARCH(&quot;,&quot;;[.D733];SEARCH(&quot;posX&quot;;[.D733]))-SEARCH(&quot;posX = &quot;;[.D733])-7))" office:value-type="string" office:string-value="14">
            <text:p>14</text:p>
          </table:table-cell>
          <table:table-cell table:formula="of:=IF(LEN([.D733])&lt;60;MID([.D733];(SEARCH(&quot;posY = &quot;;[.D733])+7);(SEARCH(&quot;}&quot;;[.D733];SEARCH(&quot;posY&quot;;[.D733]))-SEARCH(&quot;posY = &quot;;[.D733])-7));MID([.D738];(SEARCH(&quot;posY = &quot;;[.D738])+7);(SEARCH(&quot;}&quot;;[.D738];SEARCH(&quot;posY&quot;;[.D738]))-SEARCH(&quot;posY = &quot;;[.D738])-7)))" office:value-type="string" office:string-value="280">
            <text:p>280</text:p>
          </table:table-cell>
          <table:table-cell table:formula="of:=MID([.D733];SEARCH(&quot;posZ = &quot;;[.D733])+7;(SEARCH(&quot;}&quot;;[.D733])-SEARCH(&quot;posZ = &quot;;[.D7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31, posX = 112, posY = 62}, -- <text:s/>eastern Ekron farm3 , big </text:p>
          </table:table-cell>
          <table:table-cell office:value-type="string">
            <text:p>Ekron</text:p>
          </table:table-cell>
          <table:table-cell table:formula="of:=MID([.A734];SEARCH(&quot;--&quot;;[.A734])+2;256)" office:value-type="string" office:string-value="  eastern Ekron farm3 , big ">
            <text:p><text:s text:c="2"/>eastern Ekron farm3 , big </text:p>
          </table:table-cell>
          <table:table-cell table:formula="of:=MID([.A734];1;SEARCH(&quot;--&quot;;[.A734])-1)" office:value-type="string" office:string-value="{worldX = 28, worldY = 31, posX = 112, posY = 62}, ">
            <text:p>{worldX = 28, worldY = 31, posX = 112, posY = 62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2">
            <text:p>732</text:p>
          </table:table-cell>
          <table:table-cell table:number-columns-repeated="22"/>
          <table:table-cell table:formula="of:=CONCATENATE([.D734];&quot;-- &quot;;[.B734];&quot;,&quot;;[.C734];&quot; ID:&quot;;[.I734])" office:value-type="string" office:string-value="{worldX = 28, worldY = 31, posX = 112, posY = 62}, -- Ekron,  eastern Ekron farm3 , big  ID:732">
            <text:p>{worldX = 28, worldY = 31, posX = 112, posY = 62}, -- Ekron, <text:s/>eastern Ekron farm3 , big <text:s/>ID:732</text:p>
          </table:table-cell>
          <table:table-cell table:formula="of:=MID([.D734];SEARCH(&quot;worldX = &quot;;[.D734])+9;(SEARCH(&quot;worldY = &quot;;[.D734])-SEARCH(&quot;worldX = &quot;;[.D734])-11))" office:value-type="string" office:string-value="28">
            <text:p>28</text:p>
          </table:table-cell>
          <table:table-cell table:formula="of:=MID([.D734];SEARCH(&quot;worldY = &quot;;[.D734])+9;(SEARCH(&quot;posX = &quot;;[.D734])-SEARCH(&quot;worldY = &quot;;[.D734])-11))" office:value-type="string" office:string-value="31">
            <text:p>31</text:p>
          </table:table-cell>
          <table:table-cell table:formula="of:=MID([.D734];(SEARCH(&quot;posX = &quot;;[.D734])+7);(SEARCH(&quot;,&quot;;[.D734];SEARCH(&quot;posX&quot;;[.D734]))-SEARCH(&quot;posX = &quot;;[.D734])-7))" office:value-type="string" office:string-value="112">
            <text:p>112</text:p>
          </table:table-cell>
          <table:table-cell table:formula="of:=IF(LEN([.D734])&lt;60;MID([.D734];(SEARCH(&quot;posY = &quot;;[.D734])+7);(SEARCH(&quot;}&quot;;[.D734];SEARCH(&quot;posY&quot;;[.D734]))-SEARCH(&quot;posY = &quot;;[.D734])-7));MID([.D739];(SEARCH(&quot;posY = &quot;;[.D739])+7);(SEARCH(&quot;}&quot;;[.D739];SEARCH(&quot;posY&quot;;[.D739]))-SEARCH(&quot;posY = &quot;;[.D739])-7)))" office:value-type="string" office:string-value="62">
            <text:p>62</text:p>
          </table:table-cell>
          <table:table-cell table:formula="of:=MID([.D734];SEARCH(&quot;posZ = &quot;;[.D734])+7;(SEARCH(&quot;}&quot;;[.D734])-SEARCH(&quot;posZ = &quot;;[.D7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31, posX = 157, posY = 137}, -- <text:s/>eastern Ekron farm4, fenced area</text:p>
          </table:table-cell>
          <table:table-cell office:value-type="string">
            <text:p>Ekron</text:p>
          </table:table-cell>
          <table:table-cell table:formula="of:=MID([.A735];SEARCH(&quot;--&quot;;[.A735])+2;256)" office:value-type="string" office:string-value="  eastern Ekron farm4, fenced area">
            <text:p><text:s text:c="2"/>eastern Ekron farm4, fenced area</text:p>
          </table:table-cell>
          <table:table-cell table:formula="of:=MID([.A735];1;SEARCH(&quot;--&quot;;[.A735])-1)" office:value-type="string" office:string-value="{worldX = 28, worldY = 31, posX = 157, posY = 137}, ">
            <text:p>{worldX = 28, worldY = 31, posX = 157, posY = 137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3">
            <text:p>733</text:p>
          </table:table-cell>
          <table:table-cell table:number-columns-repeated="22"/>
          <table:table-cell table:formula="of:=CONCATENATE([.D735];&quot;-- &quot;;[.B735];&quot;,&quot;;[.C735];&quot; ID:&quot;;[.I735])" office:value-type="string" office:string-value="{worldX = 28, worldY = 31, posX = 157, posY = 137}, -- Ekron,  eastern Ekron farm4, fenced area ID:733">
            <text:p>{worldX = 28, worldY = 31, posX = 157, posY = 137}, -- Ekron, <text:s/>eastern Ekron farm4, fenced area ID:733</text:p>
          </table:table-cell>
          <table:table-cell table:formula="of:=MID([.D735];SEARCH(&quot;worldX = &quot;;[.D735])+9;(SEARCH(&quot;worldY = &quot;;[.D735])-SEARCH(&quot;worldX = &quot;;[.D735])-11))" office:value-type="string" office:string-value="28">
            <text:p>28</text:p>
          </table:table-cell>
          <table:table-cell table:formula="of:=MID([.D735];SEARCH(&quot;worldY = &quot;;[.D735])+9;(SEARCH(&quot;posX = &quot;;[.D735])-SEARCH(&quot;worldY = &quot;;[.D735])-11))" office:value-type="string" office:string-value="31">
            <text:p>31</text:p>
          </table:table-cell>
          <table:table-cell table:formula="of:=MID([.D735];(SEARCH(&quot;posX = &quot;;[.D735])+7);(SEARCH(&quot;,&quot;;[.D735];SEARCH(&quot;posX&quot;;[.D735]))-SEARCH(&quot;posX = &quot;;[.D735])-7))" office:value-type="string" office:string-value="157">
            <text:p>157</text:p>
          </table:table-cell>
          <table:table-cell table:formula="of:=IF(LEN([.D735])&lt;60;MID([.D735];(SEARCH(&quot;posY = &quot;;[.D735])+7);(SEARCH(&quot;}&quot;;[.D735];SEARCH(&quot;posY&quot;;[.D735]))-SEARCH(&quot;posY = &quot;;[.D735])-7));MID([.D740];(SEARCH(&quot;posY = &quot;;[.D740])+7);(SEARCH(&quot;}&quot;;[.D740];SEARCH(&quot;posY&quot;;[.D740]))-SEARCH(&quot;posY = &quot;;[.D740])-7)))" office:value-type="string" office:string-value="137">
            <text:p>137</text:p>
          </table:table-cell>
          <table:table-cell table:formula="of:=MID([.D735];SEARCH(&quot;posZ = &quot;;[.D735])+7;(SEARCH(&quot;}&quot;;[.D735])-SEARCH(&quot;posZ = &quot;;[.D7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1, posX = 163, posY = 91}, -- <text:s/>eastern Ekron farm 5, factory worker house 1</text:p>
          </table:table-cell>
          <table:table-cell office:value-type="string">
            <text:p>Ekron</text:p>
          </table:table-cell>
          <table:table-cell table:formula="of:=MID([.A736];SEARCH(&quot;--&quot;;[.A736])+2;256)" office:value-type="string" office:string-value="  eastern Ekron farm 5, factory worker house 1">
            <text:p><text:s text:c="2"/>eastern Ekron farm 5, factory worker house 1</text:p>
          </table:table-cell>
          <table:table-cell table:formula="of:=MID([.A736];1;SEARCH(&quot;--&quot;;[.A736])-1)" office:value-type="string" office:string-value="{worldX = 25, worldY = 31, posX = 163, posY = 91}, ">
            <text:p>{worldX = 25, worldY = 31, posX = 163, posY = 91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4">
            <text:p>73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36];&quot;-- &quot;;[.B736];&quot;,&quot;;[.C736];&quot; ID:&quot;;[.I736])" office:value-type="string" office:string-value="{worldX = 25, worldY = 31, posX = 163, posY = 91}, -- Ekron,  eastern Ekron farm 5, factory worker house 1 ID:734">
            <text:p>{worldX = 25, worldY = 31, posX = 163, posY = 91}, -- Ekron, <text:s/>eastern Ekron farm 5, factory worker house 1 ID:734</text:p>
          </table:table-cell>
          <table:table-cell table:formula="of:=MID([.D736];SEARCH(&quot;worldX = &quot;;[.D736])+9;(SEARCH(&quot;worldY = &quot;;[.D736])-SEARCH(&quot;worldX = &quot;;[.D736])-11))" office:value-type="string" office:string-value="25">
            <text:p>25</text:p>
          </table:table-cell>
          <table:table-cell table:formula="of:=MID([.D736];SEARCH(&quot;worldY = &quot;;[.D736])+9;(SEARCH(&quot;posX = &quot;;[.D736])-SEARCH(&quot;worldY = &quot;;[.D736])-11))" office:value-type="string" office:string-value="31">
            <text:p>31</text:p>
          </table:table-cell>
          <table:table-cell table:formula="of:=MID([.D736];(SEARCH(&quot;posX = &quot;;[.D736])+7);(SEARCH(&quot;,&quot;;[.D736];SEARCH(&quot;posX&quot;;[.D736]))-SEARCH(&quot;posX = &quot;;[.D736])-7))" office:value-type="string" office:string-value="163">
            <text:p>163</text:p>
          </table:table-cell>
          <table:table-cell table:formula="of:=IF(LEN([.D736])&lt;60;MID([.D736];(SEARCH(&quot;posY = &quot;;[.D736])+7);(SEARCH(&quot;}&quot;;[.D736];SEARCH(&quot;posY&quot;;[.D736]))-SEARCH(&quot;posY = &quot;;[.D736])-7));MID([.D741];(SEARCH(&quot;posY = &quot;;[.D741])+7);(SEARCH(&quot;}&quot;;[.D741];SEARCH(&quot;posY&quot;;[.D741]))-SEARCH(&quot;posY = &quot;;[.D741])-7)))" office:value-type="string" office:string-value="91">
            <text:p>91</text:p>
          </table:table-cell>
          <table:table-cell table:formula="of:=MID([.D736];SEARCH(&quot;posZ = &quot;;[.D736])+7;(SEARCH(&quot;}&quot;;[.D736])-SEARCH(&quot;posZ = &quot;;[.D7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1, posX = 184, posY = 120}, -- <text:s/>eastern Ekron farm6, factory worker house 2</text:p>
          </table:table-cell>
          <table:table-cell office:value-type="string">
            <text:p>Ekron</text:p>
          </table:table-cell>
          <table:table-cell table:formula="of:=MID([.A737];SEARCH(&quot;--&quot;;[.A737])+2;256)" office:value-type="string" office:string-value="  eastern Ekron farm6, factory worker house 2">
            <text:p><text:s text:c="2"/>eastern Ekron farm6, factory worker house 2</text:p>
          </table:table-cell>
          <table:table-cell table:formula="of:=MID([.A737];1;SEARCH(&quot;--&quot;;[.A737])-1)" office:value-type="string" office:string-value="{worldX = 25, worldY = 31, posX = 184, posY = 120}, ">
            <text:p>{worldX = 25, worldY = 31, posX = 184, posY = 120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5">
            <text:p>735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37];&quot;-- &quot;;[.B737];&quot;,&quot;;[.C737];&quot; ID:&quot;;[.I737])" office:value-type="string" office:string-value="{worldX = 25, worldY = 31, posX = 184, posY = 120}, -- Ekron,  eastern Ekron farm6, factory worker house 2 ID:735">
            <text:p>{worldX = 25, worldY = 31, posX = 184, posY = 120}, -- Ekron, <text:s/>eastern Ekron farm6, factory worker house 2 ID:735</text:p>
          </table:table-cell>
          <table:table-cell table:formula="of:=MID([.D737];SEARCH(&quot;worldX = &quot;;[.D737])+9;(SEARCH(&quot;worldY = &quot;;[.D737])-SEARCH(&quot;worldX = &quot;;[.D737])-11))" office:value-type="string" office:string-value="25">
            <text:p>25</text:p>
          </table:table-cell>
          <table:table-cell table:formula="of:=MID([.D737];SEARCH(&quot;worldY = &quot;;[.D737])+9;(SEARCH(&quot;posX = &quot;;[.D737])-SEARCH(&quot;worldY = &quot;;[.D737])-11))" office:value-type="string" office:string-value="31">
            <text:p>31</text:p>
          </table:table-cell>
          <table:table-cell table:formula="of:=MID([.D737];(SEARCH(&quot;posX = &quot;;[.D737])+7);(SEARCH(&quot;,&quot;;[.D737];SEARCH(&quot;posX&quot;;[.D737]))-SEARCH(&quot;posX = &quot;;[.D737])-7))" office:value-type="string" office:string-value="184">
            <text:p>184</text:p>
          </table:table-cell>
          <table:table-cell table:formula="of:=IF(LEN([.D737])&lt;60;MID([.D737];(SEARCH(&quot;posY = &quot;;[.D737])+7);(SEARCH(&quot;}&quot;;[.D737];SEARCH(&quot;posY&quot;;[.D737]))-SEARCH(&quot;posY = &quot;;[.D737])-7));MID([.D742];(SEARCH(&quot;posY = &quot;;[.D742])+7);(SEARCH(&quot;}&quot;;[.D742];SEARCH(&quot;posY&quot;;[.D742]))-SEARCH(&quot;posY = &quot;;[.D742])-7)))" office:value-type="string" office:string-value="120">
            <text:p>120</text:p>
          </table:table-cell>
          <table:table-cell table:formula="of:=MID([.D737];SEARCH(&quot;posZ = &quot;;[.D737])+7;(SEARCH(&quot;}&quot;;[.D737])-SEARCH(&quot;posZ = &quot;;[.D7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29, posX = 100, posY = 53}, -- <text:s/>eastern Ekron farm 7, by triple warehouses</text:p>
          </table:table-cell>
          <table:table-cell office:value-type="string">
            <text:p>Ekron</text:p>
          </table:table-cell>
          <table:table-cell table:formula="of:=MID([.A738];SEARCH(&quot;--&quot;;[.A738])+2;256)" office:value-type="string" office:string-value="  eastern Ekron farm 7, by triple warehouses">
            <text:p><text:s text:c="2"/>eastern Ekron farm 7, by triple warehouses</text:p>
          </table:table-cell>
          <table:table-cell table:formula="of:=MID([.A738];1;SEARCH(&quot;--&quot;;[.A738])-1)" office:value-type="string" office:string-value="{worldX = 26, worldY = 29, posX = 100, posY = 53}, ">
            <text:p>{worldX = 26, worldY = 29, posX = 100, posY = 53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6">
            <text:p>736</text:p>
          </table:table-cell>
          <table:table-cell table:number-columns-repeated="22"/>
          <table:table-cell table:formula="of:=CONCATENATE([.D738];&quot;-- &quot;;[.B738];&quot;,&quot;;[.C738];&quot; ID:&quot;;[.I738])" office:value-type="string" office:string-value="{worldX = 26, worldY = 29, posX = 100, posY = 53}, -- Ekron,  eastern Ekron farm 7, by triple warehouses ID:736">
            <text:p>{worldX = 26, worldY = 29, posX = 100, posY = 53}, -- Ekron, <text:s/>eastern Ekron farm 7, by triple warehouses ID:736</text:p>
          </table:table-cell>
          <table:table-cell table:formula="of:=MID([.D738];SEARCH(&quot;worldX = &quot;;[.D738])+9;(SEARCH(&quot;worldY = &quot;;[.D738])-SEARCH(&quot;worldX = &quot;;[.D738])-11))" office:value-type="string" office:string-value="26">
            <text:p>26</text:p>
          </table:table-cell>
          <table:table-cell table:formula="of:=MID([.D738];SEARCH(&quot;worldY = &quot;;[.D738])+9;(SEARCH(&quot;posX = &quot;;[.D738])-SEARCH(&quot;worldY = &quot;;[.D738])-11))" office:value-type="string" office:string-value="29">
            <text:p>29</text:p>
          </table:table-cell>
          <table:table-cell table:formula="of:=MID([.D738];(SEARCH(&quot;posX = &quot;;[.D738])+7);(SEARCH(&quot;,&quot;;[.D738];SEARCH(&quot;posX&quot;;[.D738]))-SEARCH(&quot;posX = &quot;;[.D738])-7))" office:value-type="string" office:string-value="100">
            <text:p>100</text:p>
          </table:table-cell>
          <table:table-cell table:formula="of:=IF(LEN([.D738])&lt;60;MID([.D738];(SEARCH(&quot;posY = &quot;;[.D738])+7);(SEARCH(&quot;}&quot;;[.D738];SEARCH(&quot;posY&quot;;[.D738]))-SEARCH(&quot;posY = &quot;;[.D738])-7));MID([.D743];(SEARCH(&quot;posY = &quot;;[.D743])+7);(SEARCH(&quot;}&quot;;[.D743];SEARCH(&quot;posY&quot;;[.D743]))-SEARCH(&quot;posY = &quot;;[.D743])-7)))" office:value-type="string" office:string-value="53">
            <text:p>53</text:p>
          </table:table-cell>
          <table:table-cell table:formula="of:=MID([.D738];SEARCH(&quot;posZ = &quot;;[.D738])+7;(SEARCH(&quot;}&quot;;[.D738])-SEARCH(&quot;posZ = &quot;;[.D73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28, posX = 290, posY = 106}, -- <text:s/>eastern Ekron farm 8, close to town</text:p>
          </table:table-cell>
          <table:table-cell office:value-type="string">
            <text:p>Ekron</text:p>
          </table:table-cell>
          <table:table-cell table:formula="of:=MID([.A739];SEARCH(&quot;--&quot;;[.A739])+2;256)" office:value-type="string" office:string-value="  eastern Ekron farm 8, close to town">
            <text:p><text:s text:c="2"/>eastern Ekron farm 8, close to town</text:p>
          </table:table-cell>
          <table:table-cell table:formula="of:=MID([.A739];1;SEARCH(&quot;--&quot;;[.A739])-1)" office:value-type="string" office:string-value="{worldX = 24, worldY = 28, posX = 290, posY = 106}, ">
            <text:p>{worldX = 24, worldY = 28, posX = 290, posY = 106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east of main roads</text:p>
          </table:table-cell>
          <table:table-cell/>
          <table:table-cell office:value-type="float" office:value="737">
            <text:p>737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39];&quot;-- &quot;;[.B739];&quot;,&quot;;[.C739];&quot; ID:&quot;;[.I739])" office:value-type="string" office:string-value="{worldX = 24, worldY = 28, posX = 290, posY = 106}, -- Ekron,  eastern Ekron farm 8, close to town ID:737">
            <text:p>{worldX = 24, worldY = 28, posX = 290, posY = 106}, -- Ekron, <text:s/>eastern Ekron farm 8, close to town ID:737</text:p>
          </table:table-cell>
          <table:table-cell table:formula="of:=MID([.D739];SEARCH(&quot;worldX = &quot;;[.D739])+9;(SEARCH(&quot;worldY = &quot;;[.D739])-SEARCH(&quot;worldX = &quot;;[.D739])-11))" office:value-type="string" office:string-value="24">
            <text:p>24</text:p>
          </table:table-cell>
          <table:table-cell table:formula="of:=MID([.D739];SEARCH(&quot;worldY = &quot;;[.D739])+9;(SEARCH(&quot;posX = &quot;;[.D739])-SEARCH(&quot;worldY = &quot;;[.D739])-11))" office:value-type="string" office:string-value="28">
            <text:p>28</text:p>
          </table:table-cell>
          <table:table-cell table:formula="of:=MID([.D739];(SEARCH(&quot;posX = &quot;;[.D739])+7);(SEARCH(&quot;,&quot;;[.D739];SEARCH(&quot;posX&quot;;[.D739]))-SEARCH(&quot;posX = &quot;;[.D739])-7))" office:value-type="string" office:string-value="290">
            <text:p>290</text:p>
          </table:table-cell>
          <table:table-cell table:formula="of:=IF(LEN([.D739])&lt;60;MID([.D739];(SEARCH(&quot;posY = &quot;;[.D739])+7);(SEARCH(&quot;}&quot;;[.D739];SEARCH(&quot;posY&quot;;[.D739]))-SEARCH(&quot;posY = &quot;;[.D739])-7));MID([.D744];(SEARCH(&quot;posY = &quot;;[.D744])+7);(SEARCH(&quot;}&quot;;[.D744];SEARCH(&quot;posY&quot;;[.D744]))-SEARCH(&quot;posY = &quot;;[.D744])-7)))" office:value-type="string" office:string-value="106">
            <text:p>106</text:p>
          </table:table-cell>
          <table:table-cell table:formula="of:=MID([.D739];SEARCH(&quot;posZ = &quot;;[.D739])+7;(SEARCH(&quot;}&quot;;[.D739])-SEARCH(&quot;posZ = &quot;;[.D73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0, posX = 213, posY = 159}, -- <text:s/>eastern Ekron farm 1</text:p>
          </table:table-cell>
          <table:table-cell office:value-type="string">
            <text:p>Ekron</text:p>
          </table:table-cell>
          <table:table-cell table:formula="of:=MID([.A740];SEARCH(&quot;--&quot;;[.A740])+2;256)" office:value-type="string" office:string-value="  eastern Ekron farm 1">
            <text:p><text:s text:c="2"/>eastern Ekron farm 1</text:p>
          </table:table-cell>
          <table:table-cell table:formula="of:=MID([.A740];1;SEARCH(&quot;--&quot;;[.A740])-1)" office:value-type="string" office:string-value="{worldX = 23, worldY = 30, posX = 213, posY = 159}, ">
            <text:p>{worldX = 23, worldY = 30, posX = 213, posY = 159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38">
            <text:p>738</text:p>
          </table:table-cell>
          <table:table-cell table:number-columns-repeated="22"/>
          <table:table-cell table:formula="of:=CONCATENATE([.D740];&quot;-- &quot;;[.B740];&quot;,&quot;;[.C740];&quot; ID:&quot;;[.I740])" office:value-type="string" office:string-value="{worldX = 23, worldY = 30, posX = 213, posY = 159}, -- Ekron,  eastern Ekron farm 1 ID:738">
            <text:p>{worldX = 23, worldY = 30, posX = 213, posY = 159}, -- Ekron, <text:s/>eastern Ekron farm 1 ID:738</text:p>
          </table:table-cell>
          <table:table-cell table:formula="of:=MID([.D740];SEARCH(&quot;worldX = &quot;;[.D740])+9;(SEARCH(&quot;worldY = &quot;;[.D740])-SEARCH(&quot;worldX = &quot;;[.D740])-11))" office:value-type="string" office:string-value="23">
            <text:p>23</text:p>
          </table:table-cell>
          <table:table-cell table:formula="of:=MID([.D740];SEARCH(&quot;worldY = &quot;;[.D740])+9;(SEARCH(&quot;posX = &quot;;[.D740])-SEARCH(&quot;worldY = &quot;;[.D740])-11))" office:value-type="string" office:string-value="30">
            <text:p>30</text:p>
          </table:table-cell>
          <table:table-cell table:formula="of:=MID([.D740];(SEARCH(&quot;posX = &quot;;[.D740])+7);(SEARCH(&quot;,&quot;;[.D740];SEARCH(&quot;posX&quot;;[.D740]))-SEARCH(&quot;posX = &quot;;[.D740])-7))" office:value-type="string" office:string-value="213">
            <text:p>213</text:p>
          </table:table-cell>
          <table:table-cell table:formula="of:=IF(LEN([.D740])&lt;60;MID([.D740];(SEARCH(&quot;posY = &quot;;[.D740])+7);(SEARCH(&quot;}&quot;;[.D740];SEARCH(&quot;posY&quot;;[.D740]))-SEARCH(&quot;posY = &quot;;[.D740])-7));MID([.D745];(SEARCH(&quot;posY = &quot;;[.D745])+7);(SEARCH(&quot;}&quot;;[.D745];SEARCH(&quot;posY&quot;;[.D745]))-SEARCH(&quot;posY = &quot;;[.D745])-7)))" office:value-type="string" office:string-value="159">
            <text:p>159</text:p>
          </table:table-cell>
          <table:table-cell table:formula="of:=MID([.D740];SEARCH(&quot;posZ = &quot;;[.D740])+7;(SEARCH(&quot;}&quot;;[.D740])-SEARCH(&quot;posZ = &quot;;[.D7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29, posX = 213, posY = 174}, -- <text:s/>eastern Ekron farm 2, big</text:p>
          </table:table-cell>
          <table:table-cell office:value-type="string">
            <text:p>Ekron</text:p>
          </table:table-cell>
          <table:table-cell table:formula="of:=MID([.A741];SEARCH(&quot;--&quot;;[.A741])+2;256)" office:value-type="string" office:string-value="  eastern Ekron farm 2, big">
            <text:p><text:s text:c="2"/>eastern Ekron farm 2, big</text:p>
          </table:table-cell>
          <table:table-cell table:formula="of:=MID([.A741];1;SEARCH(&quot;--&quot;;[.A741])-1)" office:value-type="string" office:string-value="{worldX = 22, worldY = 29, posX = 213, posY = 174}, ">
            <text:p>{worldX = 22, worldY = 29, posX = 213, posY = 174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39">
            <text:p>739</text:p>
          </table:table-cell>
          <table:table-cell table:number-columns-repeated="22"/>
          <table:table-cell table:formula="of:=CONCATENATE([.D741];&quot;-- &quot;;[.B741];&quot;,&quot;;[.C741];&quot; ID:&quot;;[.I741])" office:value-type="string" office:string-value="{worldX = 22, worldY = 29, posX = 213, posY = 174}, -- Ekron,  eastern Ekron farm 2, big ID:739">
            <text:p>{worldX = 22, worldY = 29, posX = 213, posY = 174}, -- Ekron, <text:s/>eastern Ekron farm 2, big ID:739</text:p>
          </table:table-cell>
          <table:table-cell table:formula="of:=MID([.D741];SEARCH(&quot;worldX = &quot;;[.D741])+9;(SEARCH(&quot;worldY = &quot;;[.D741])-SEARCH(&quot;worldX = &quot;;[.D741])-11))" office:value-type="string" office:string-value="22">
            <text:p>22</text:p>
          </table:table-cell>
          <table:table-cell table:formula="of:=MID([.D741];SEARCH(&quot;worldY = &quot;;[.D741])+9;(SEARCH(&quot;posX = &quot;;[.D741])-SEARCH(&quot;worldY = &quot;;[.D741])-11))" office:value-type="string" office:string-value="29">
            <text:p>29</text:p>
          </table:table-cell>
          <table:table-cell table:formula="of:=MID([.D741];(SEARCH(&quot;posX = &quot;;[.D741])+7);(SEARCH(&quot;,&quot;;[.D741];SEARCH(&quot;posX&quot;;[.D741]))-SEARCH(&quot;posX = &quot;;[.D741])-7))" office:value-type="string" office:string-value="213">
            <text:p>213</text:p>
          </table:table-cell>
          <table:table-cell table:formula="of:=IF(LEN([.D741])&lt;60;MID([.D741];(SEARCH(&quot;posY = &quot;;[.D741])+7);(SEARCH(&quot;}&quot;;[.D741];SEARCH(&quot;posY&quot;;[.D741]))-SEARCH(&quot;posY = &quot;;[.D741])-7));MID([.D746];(SEARCH(&quot;posY = &quot;;[.D746])+7);(SEARCH(&quot;}&quot;;[.D746];SEARCH(&quot;posY&quot;;[.D746]))-SEARCH(&quot;posY = &quot;;[.D746])-7)))" office:value-type="string" office:string-value="174">
            <text:p>174</text:p>
          </table:table-cell>
          <table:table-cell table:formula="of:=MID([.D741];SEARCH(&quot;posZ = &quot;;[.D741])+7;(SEARCH(&quot;}&quot;;[.D741])-SEARCH(&quot;posZ = &quot;;[.D7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1, posX = 45, posY = 53}, -- <text:s/>eastern Ekron farm 3</text:p>
          </table:table-cell>
          <table:table-cell office:value-type="string">
            <text:p>Ekron</text:p>
          </table:table-cell>
          <table:table-cell table:formula="of:=MID([.A742];SEARCH(&quot;--&quot;;[.A742])+2;256)" office:value-type="string" office:string-value="  eastern Ekron farm 3">
            <text:p><text:s text:c="2"/>eastern Ekron farm 3</text:p>
          </table:table-cell>
          <table:table-cell table:formula="of:=MID([.A742];1;SEARCH(&quot;--&quot;;[.A742])-1)" office:value-type="string" office:string-value="{worldX = 23, worldY = 31, posX = 45, posY = 53}, ">
            <text:p>{worldX = 23, worldY = 31, posX = 45, posY = 53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0">
            <text:p>740</text:p>
          </table:table-cell>
          <table:table-cell table:number-columns-repeated="22"/>
          <table:table-cell table:formula="of:=CONCATENATE([.D742];&quot;-- &quot;;[.B742];&quot;,&quot;;[.C742];&quot; ID:&quot;;[.I742])" office:value-type="string" office:string-value="{worldX = 23, worldY = 31, posX = 45, posY = 53}, -- Ekron,  eastern Ekron farm 3 ID:740">
            <text:p>{worldX = 23, worldY = 31, posX = 45, posY = 53}, -- Ekron, <text:s/>eastern Ekron farm 3 ID:740</text:p>
          </table:table-cell>
          <table:table-cell table:formula="of:=MID([.D742];SEARCH(&quot;worldX = &quot;;[.D742])+9;(SEARCH(&quot;worldY = &quot;;[.D742])-SEARCH(&quot;worldX = &quot;;[.D742])-11))" office:value-type="string" office:string-value="23">
            <text:p>23</text:p>
          </table:table-cell>
          <table:table-cell table:formula="of:=MID([.D742];SEARCH(&quot;worldY = &quot;;[.D742])+9;(SEARCH(&quot;posX = &quot;;[.D742])-SEARCH(&quot;worldY = &quot;;[.D742])-11))" office:value-type="string" office:string-value="31">
            <text:p>31</text:p>
          </table:table-cell>
          <table:table-cell table:formula="of:=MID([.D742];(SEARCH(&quot;posX = &quot;;[.D742])+7);(SEARCH(&quot;,&quot;;[.D742];SEARCH(&quot;posX&quot;;[.D742]))-SEARCH(&quot;posX = &quot;;[.D742])-7))" office:value-type="string" office:string-value="45">
            <text:p>45</text:p>
          </table:table-cell>
          <table:table-cell table:formula="of:=IF(LEN([.D742])&lt;60;MID([.D742];(SEARCH(&quot;posY = &quot;;[.D742])+7);(SEARCH(&quot;}&quot;;[.D742];SEARCH(&quot;posY&quot;;[.D742]))-SEARCH(&quot;posY = &quot;;[.D742])-7));MID([.D747];(SEARCH(&quot;posY = &quot;;[.D747])+7);(SEARCH(&quot;}&quot;;[.D747];SEARCH(&quot;posY&quot;;[.D747]))-SEARCH(&quot;posY = &quot;;[.D747])-7)))" office:value-type="string" office:string-value="53">
            <text:p>53</text:p>
          </table:table-cell>
          <table:table-cell table:formula="of:=MID([.D742];SEARCH(&quot;posZ = &quot;;[.D742])+7;(SEARCH(&quot;}&quot;;[.D742])-SEARCH(&quot;posZ = &quot;;[.D7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29, posX = 53, posY = 243}, -- <text:s/>eastern Ekron farm 4, by double warehouses</text:p>
          </table:table-cell>
          <table:table-cell office:value-type="string">
            <text:p>Ekron</text:p>
          </table:table-cell>
          <table:table-cell table:formula="of:=MID([.A743];SEARCH(&quot;--&quot;;[.A743])+2;256)" office:value-type="string" office:string-value="  eastern Ekron farm 4, by double warehouses">
            <text:p><text:s text:c="2"/>eastern Ekron farm 4, by double warehouses</text:p>
          </table:table-cell>
          <table:table-cell table:formula="of:=MID([.A743];1;SEARCH(&quot;--&quot;;[.A743])-1)" office:value-type="string" office:string-value="{worldX = 22, worldY = 29, posX = 53, posY = 243}, ">
            <text:p>{worldX = 22, worldY = 29, posX = 53, posY = 243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1">
            <text:p>741</text:p>
          </table:table-cell>
          <table:table-cell table:number-columns-repeated="22"/>
          <table:table-cell table:formula="of:=CONCATENATE([.D743];&quot;-- &quot;;[.B743];&quot;,&quot;;[.C743];&quot; ID:&quot;;[.I743])" office:value-type="string" office:string-value="{worldX = 22, worldY = 29, posX = 53, posY = 243}, -- Ekron,  eastern Ekron farm 4, by double warehouses ID:741">
            <text:p>{worldX = 22, worldY = 29, posX = 53, posY = 243}, -- Ekron, <text:s/>eastern Ekron farm 4, by double warehouses ID:741</text:p>
          </table:table-cell>
          <table:table-cell table:formula="of:=MID([.D743];SEARCH(&quot;worldX = &quot;;[.D743])+9;(SEARCH(&quot;worldY = &quot;;[.D743])-SEARCH(&quot;worldX = &quot;;[.D743])-11))" office:value-type="string" office:string-value="22">
            <text:p>22</text:p>
          </table:table-cell>
          <table:table-cell table:formula="of:=MID([.D743];SEARCH(&quot;worldY = &quot;;[.D743])+9;(SEARCH(&quot;posX = &quot;;[.D743])-SEARCH(&quot;worldY = &quot;;[.D743])-11))" office:value-type="string" office:string-value="29">
            <text:p>29</text:p>
          </table:table-cell>
          <table:table-cell table:formula="of:=MID([.D743];(SEARCH(&quot;posX = &quot;;[.D743])+7);(SEARCH(&quot;,&quot;;[.D743];SEARCH(&quot;posX&quot;;[.D743]))-SEARCH(&quot;posX = &quot;;[.D743])-7))" office:value-type="string" office:string-value="53">
            <text:p>53</text:p>
          </table:table-cell>
          <table:table-cell table:formula="of:=IF(LEN([.D743])&lt;60;MID([.D743];(SEARCH(&quot;posY = &quot;;[.D743])+7);(SEARCH(&quot;}&quot;;[.D743];SEARCH(&quot;posY&quot;;[.D743]))-SEARCH(&quot;posY = &quot;;[.D743])-7));MID([.D748];(SEARCH(&quot;posY = &quot;;[.D748])+7);(SEARCH(&quot;}&quot;;[.D748];SEARCH(&quot;posY&quot;;[.D748]))-SEARCH(&quot;posY = &quot;;[.D748])-7)))" office:value-type="string" office:string-value="243">
            <text:p>243</text:p>
          </table:table-cell>
          <table:table-cell table:formula="of:=MID([.D743];SEARCH(&quot;posZ = &quot;;[.D743])+7;(SEARCH(&quot;}&quot;;[.D743])-SEARCH(&quot;posZ = &quot;;[.D7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29, posX = 15, posY = 147}, -- <text:s/>eastern Ekron farm 5, by double warehouses</text:p>
          </table:table-cell>
          <table:table-cell office:value-type="string">
            <text:p>Ekron</text:p>
          </table:table-cell>
          <table:table-cell table:formula="of:=MID([.A744];SEARCH(&quot;--&quot;;[.A744])+2;256)" office:value-type="string" office:string-value="  eastern Ekron farm 5, by double warehouses">
            <text:p><text:s text:c="2"/>eastern Ekron farm 5, by double warehouses</text:p>
          </table:table-cell>
          <table:table-cell table:formula="of:=MID([.A744];1;SEARCH(&quot;--&quot;;[.A744])-1)" office:value-type="string" office:string-value="{worldX = 22, worldY = 29, posX = 15, posY = 147}, ">
            <text:p>{worldX = 22, worldY = 29, posX = 15, posY = 147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2">
            <text:p>742</text:p>
          </table:table-cell>
          <table:table-cell table:number-columns-repeated="22"/>
          <table:table-cell table:formula="of:=CONCATENATE([.D744];&quot;-- &quot;;[.B744];&quot;,&quot;;[.C744];&quot; ID:&quot;;[.I744])" office:value-type="string" office:string-value="{worldX = 22, worldY = 29, posX = 15, posY = 147}, -- Ekron,  eastern Ekron farm 5, by double warehouses ID:742">
            <text:p>{worldX = 22, worldY = 29, posX = 15, posY = 147}, -- Ekron, <text:s/>eastern Ekron farm 5, by double warehouses ID:742</text:p>
          </table:table-cell>
          <table:table-cell table:formula="of:=MID([.D744];SEARCH(&quot;worldX = &quot;;[.D744])+9;(SEARCH(&quot;worldY = &quot;;[.D744])-SEARCH(&quot;worldX = &quot;;[.D744])-11))" office:value-type="string" office:string-value="22">
            <text:p>22</text:p>
          </table:table-cell>
          <table:table-cell table:formula="of:=MID([.D744];SEARCH(&quot;worldY = &quot;;[.D744])+9;(SEARCH(&quot;posX = &quot;;[.D744])-SEARCH(&quot;worldY = &quot;;[.D744])-11))" office:value-type="string" office:string-value="29">
            <text:p>29</text:p>
          </table:table-cell>
          <table:table-cell table:formula="of:=MID([.D744];(SEARCH(&quot;posX = &quot;;[.D744])+7);(SEARCH(&quot;,&quot;;[.D744];SEARCH(&quot;posX&quot;;[.D744]))-SEARCH(&quot;posX = &quot;;[.D744])-7))" office:value-type="string" office:string-value="15">
            <text:p>15</text:p>
          </table:table-cell>
          <table:table-cell table:formula="of:=IF(LEN([.D744])&lt;60;MID([.D744];(SEARCH(&quot;posY = &quot;;[.D744])+7);(SEARCH(&quot;}&quot;;[.D744];SEARCH(&quot;posY&quot;;[.D744]))-SEARCH(&quot;posY = &quot;;[.D744])-7));MID([.D749];(SEARCH(&quot;posY = &quot;;[.D749])+7);(SEARCH(&quot;}&quot;;[.D749];SEARCH(&quot;posY&quot;;[.D749]))-SEARCH(&quot;posY = &quot;;[.D749])-7)))" office:value-type="string" office:string-value="147">
            <text:p>147</text:p>
          </table:table-cell>
          <table:table-cell table:formula="of:=MID([.D744];SEARCH(&quot;posZ = &quot;;[.D744])+7;(SEARCH(&quot;}&quot;;[.D744])-SEARCH(&quot;posZ = &quot;;[.D7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31, posX = 118, posY = 102}, -- <text:s/>eastern Ekron farm 6</text:p>
          </table:table-cell>
          <table:table-cell office:value-type="string">
            <text:p>Ekron</text:p>
          </table:table-cell>
          <table:table-cell table:formula="of:=MID([.A745];SEARCH(&quot;--&quot;;[.A745])+2;256)" office:value-type="string" office:string-value="  eastern Ekron farm 6">
            <text:p><text:s text:c="2"/>eastern Ekron farm 6</text:p>
          </table:table-cell>
          <table:table-cell table:formula="of:=MID([.A745];1;SEARCH(&quot;--&quot;;[.A745])-1)" office:value-type="string" office:string-value="{worldX = 22, worldY = 31, posX = 118, posY = 102}, ">
            <text:p>{worldX = 22, worldY = 31, posX = 118, posY = 102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3">
            <text:p>743</text:p>
          </table:table-cell>
          <table:table-cell table:number-columns-repeated="22"/>
          <table:table-cell table:formula="of:=CONCATENATE([.D745];&quot;-- &quot;;[.B745];&quot;,&quot;;[.C745];&quot; ID:&quot;;[.I745])" office:value-type="string" office:string-value="{worldX = 22, worldY = 31, posX = 118, posY = 102}, -- Ekron,  eastern Ekron farm 6 ID:743">
            <text:p>{worldX = 22, worldY = 31, posX = 118, posY = 102}, -- Ekron, <text:s/>eastern Ekron farm 6 ID:743</text:p>
          </table:table-cell>
          <table:table-cell table:formula="of:=MID([.D745];SEARCH(&quot;worldX = &quot;;[.D745])+9;(SEARCH(&quot;worldY = &quot;;[.D745])-SEARCH(&quot;worldX = &quot;;[.D745])-11))" office:value-type="string" office:string-value="22">
            <text:p>22</text:p>
          </table:table-cell>
          <table:table-cell table:formula="of:=MID([.D745];SEARCH(&quot;worldY = &quot;;[.D745])+9;(SEARCH(&quot;posX = &quot;;[.D745])-SEARCH(&quot;worldY = &quot;;[.D745])-11))" office:value-type="string" office:string-value="31">
            <text:p>31</text:p>
          </table:table-cell>
          <table:table-cell table:formula="of:=MID([.D745];(SEARCH(&quot;posX = &quot;;[.D745])+7);(SEARCH(&quot;,&quot;;[.D745];SEARCH(&quot;posX&quot;;[.D745]))-SEARCH(&quot;posX = &quot;;[.D745])-7))" office:value-type="string" office:string-value="118">
            <text:p>118</text:p>
          </table:table-cell>
          <table:table-cell table:formula="of:=IF(LEN([.D745])&lt;60;MID([.D745];(SEARCH(&quot;posY = &quot;;[.D745])+7);(SEARCH(&quot;}&quot;;[.D745];SEARCH(&quot;posY&quot;;[.D745]))-SEARCH(&quot;posY = &quot;;[.D745])-7));MID([.D750];(SEARCH(&quot;posY = &quot;;[.D750])+7);(SEARCH(&quot;}&quot;;[.D750];SEARCH(&quot;posY&quot;;[.D750]))-SEARCH(&quot;posY = &quot;;[.D750])-7)))" office:value-type="string" office:string-value="102">
            <text:p>102</text:p>
          </table:table-cell>
          <table:table-cell table:formula="of:=MID([.D745];SEARCH(&quot;posZ = &quot;;[.D745])+7;(SEARCH(&quot;}&quot;;[.D745])-SEARCH(&quot;posZ = &quot;;[.D7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30, posX = 210, posY = 136}, -- <text:s/>eastern Ekron farm 7</text:p>
          </table:table-cell>
          <table:table-cell office:value-type="string">
            <text:p>Ekron</text:p>
          </table:table-cell>
          <table:table-cell table:formula="of:=MID([.A746];SEARCH(&quot;--&quot;;[.A746])+2;256)" office:value-type="string" office:string-value="  eastern Ekron farm 7">
            <text:p><text:s text:c="2"/>eastern Ekron farm 7</text:p>
          </table:table-cell>
          <table:table-cell table:formula="of:=MID([.A746];1;SEARCH(&quot;--&quot;;[.A746])-1)" office:value-type="string" office:string-value="{worldX = 21, worldY = 30, posX = 210, posY = 136}, ">
            <text:p>{worldX = 21, worldY = 30, posX = 210, posY = 136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4">
            <text:p>74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46];&quot;-- &quot;;[.B746];&quot;,&quot;;[.C746];&quot; ID:&quot;;[.I746])" office:value-type="string" office:string-value="{worldX = 21, worldY = 30, posX = 210, posY = 136}, -- Ekron,  eastern Ekron farm 7 ID:744">
            <text:p>{worldX = 21, worldY = 30, posX = 210, posY = 136}, -- Ekron, <text:s/>eastern Ekron farm 7 ID:744</text:p>
          </table:table-cell>
          <table:table-cell table:formula="of:=MID([.D746];SEARCH(&quot;worldX = &quot;;[.D746])+9;(SEARCH(&quot;worldY = &quot;;[.D746])-SEARCH(&quot;worldX = &quot;;[.D746])-11))" office:value-type="string" office:string-value="21">
            <text:p>21</text:p>
          </table:table-cell>
          <table:table-cell table:formula="of:=MID([.D746];SEARCH(&quot;worldY = &quot;;[.D746])+9;(SEARCH(&quot;posX = &quot;;[.D746])-SEARCH(&quot;worldY = &quot;;[.D746])-11))" office:value-type="string" office:string-value="30">
            <text:p>30</text:p>
          </table:table-cell>
          <table:table-cell table:formula="of:=MID([.D746];(SEARCH(&quot;posX = &quot;;[.D746])+7);(SEARCH(&quot;,&quot;;[.D746];SEARCH(&quot;posX&quot;;[.D746]))-SEARCH(&quot;posX = &quot;;[.D746])-7))" office:value-type="string" office:string-value="210">
            <text:p>210</text:p>
          </table:table-cell>
          <table:table-cell table:formula="of:=IF(LEN([.D746])&lt;60;MID([.D746];(SEARCH(&quot;posY = &quot;;[.D746])+7);(SEARCH(&quot;}&quot;;[.D746];SEARCH(&quot;posY&quot;;[.D746]))-SEARCH(&quot;posY = &quot;;[.D746])-7));MID([.D751];(SEARCH(&quot;posY = &quot;;[.D751])+7);(SEARCH(&quot;}&quot;;[.D751];SEARCH(&quot;posY&quot;;[.D751]))-SEARCH(&quot;posY = &quot;;[.D751])-7)))" office:value-type="string" office:string-value="136">
            <text:p>136</text:p>
          </table:table-cell>
          <table:table-cell table:formula="of:=MID([.D746];SEARCH(&quot;posZ = &quot;;[.D746])+7;(SEARCH(&quot;}&quot;;[.D746])-SEARCH(&quot;posZ = &quot;;[.D7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30, posX = 210, posY = 175}, -- <text:s/>eastern Ekron farm 8</text:p>
          </table:table-cell>
          <table:table-cell office:value-type="string">
            <text:p>Ekron</text:p>
          </table:table-cell>
          <table:table-cell table:formula="of:=MID([.A747];SEARCH(&quot;--&quot;;[.A747])+2;256)" office:value-type="string" office:string-value="  eastern Ekron farm 8">
            <text:p><text:s text:c="2"/>eastern Ekron farm 8</text:p>
          </table:table-cell>
          <table:table-cell table:formula="of:=MID([.A747];1;SEARCH(&quot;--&quot;;[.A747])-1)" office:value-type="string" office:string-value="{worldX = 21, worldY = 30, posX = 210, posY = 175}, ">
            <text:p>{worldX = 21, worldY = 30, posX = 210, posY = 175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5">
            <text:p>745</text:p>
          </table:table-cell>
          <table:table-cell table:number-columns-repeated="22"/>
          <table:table-cell table:formula="of:=CONCATENATE([.D747];&quot;-- &quot;;[.B747];&quot;,&quot;;[.C747];&quot; ID:&quot;;[.I747])" office:value-type="string" office:string-value="{worldX = 21, worldY = 30, posX = 210, posY = 175}, -- Ekron,  eastern Ekron farm 8 ID:745">
            <text:p>{worldX = 21, worldY = 30, posX = 210, posY = 175}, -- Ekron, <text:s/>eastern Ekron farm 8 ID:745</text:p>
          </table:table-cell>
          <table:table-cell table:formula="of:=MID([.D747];SEARCH(&quot;worldX = &quot;;[.D747])+9;(SEARCH(&quot;worldY = &quot;;[.D747])-SEARCH(&quot;worldX = &quot;;[.D747])-11))" office:value-type="string" office:string-value="21">
            <text:p>21</text:p>
          </table:table-cell>
          <table:table-cell table:formula="of:=MID([.D747];SEARCH(&quot;worldY = &quot;;[.D747])+9;(SEARCH(&quot;posX = &quot;;[.D747])-SEARCH(&quot;worldY = &quot;;[.D747])-11))" office:value-type="string" office:string-value="30">
            <text:p>30</text:p>
          </table:table-cell>
          <table:table-cell table:formula="of:=MID([.D747];(SEARCH(&quot;posX = &quot;;[.D747])+7);(SEARCH(&quot;,&quot;;[.D747];SEARCH(&quot;posX&quot;;[.D747]))-SEARCH(&quot;posX = &quot;;[.D747])-7))" office:value-type="string" office:string-value="210">
            <text:p>210</text:p>
          </table:table-cell>
          <table:table-cell table:formula="of:=IF(LEN([.D747])&lt;60;MID([.D747];(SEARCH(&quot;posY = &quot;;[.D747])+7);(SEARCH(&quot;}&quot;;[.D747];SEARCH(&quot;posY&quot;;[.D747]))-SEARCH(&quot;posY = &quot;;[.D747])-7));MID([.D752];(SEARCH(&quot;posY = &quot;;[.D752])+7);(SEARCH(&quot;}&quot;;[.D752];SEARCH(&quot;posY&quot;;[.D752]))-SEARCH(&quot;posY = &quot;;[.D752])-7)))" office:value-type="string" office:string-value="175">
            <text:p>175</text:p>
          </table:table-cell>
          <table:table-cell table:formula="of:=MID([.D747];SEARCH(&quot;posZ = &quot;;[.D747])+7;(SEARCH(&quot;}&quot;;[.D747])-SEARCH(&quot;posZ = &quot;;[.D7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31, posX = 210, posY = 35}, -- <text:s/>eastern Ekron farm 9, by warehouse</text:p>
          </table:table-cell>
          <table:table-cell office:value-type="string">
            <text:p>Ekron</text:p>
          </table:table-cell>
          <table:table-cell table:formula="of:=MID([.A748];SEARCH(&quot;--&quot;;[.A748])+2;256)" office:value-type="string" office:string-value="  eastern Ekron farm 9, by warehouse">
            <text:p><text:s text:c="2"/>eastern Ekron farm 9, by warehouse</text:p>
          </table:table-cell>
          <table:table-cell table:formula="of:=MID([.A748];1;SEARCH(&quot;--&quot;;[.A748])-1)" office:value-type="string" office:string-value="{worldX = 21, worldY = 31, posX = 210, posY = 35}, ">
            <text:p>{worldX = 21, worldY = 31, posX = 210, posY = 35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6">
            <text:p>746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48];&quot;-- &quot;;[.B748];&quot;,&quot;;[.C748];&quot; ID:&quot;;[.I748])" office:value-type="string" office:string-value="{worldX = 21, worldY = 31, posX = 210, posY = 35}, -- Ekron,  eastern Ekron farm 9, by warehouse ID:746">
            <text:p>{worldX = 21, worldY = 31, posX = 210, posY = 35}, -- Ekron, <text:s/>eastern Ekron farm 9, by warehouse ID:746</text:p>
          </table:table-cell>
          <table:table-cell table:formula="of:=MID([.D748];SEARCH(&quot;worldX = &quot;;[.D748])+9;(SEARCH(&quot;worldY = &quot;;[.D748])-SEARCH(&quot;worldX = &quot;;[.D748])-11))" office:value-type="string" office:string-value="21">
            <text:p>21</text:p>
          </table:table-cell>
          <table:table-cell table:formula="of:=MID([.D748];SEARCH(&quot;worldY = &quot;;[.D748])+9;(SEARCH(&quot;posX = &quot;;[.D748])-SEARCH(&quot;worldY = &quot;;[.D748])-11))" office:value-type="string" office:string-value="31">
            <text:p>31</text:p>
          </table:table-cell>
          <table:table-cell table:formula="of:=MID([.D748];(SEARCH(&quot;posX = &quot;;[.D748])+7);(SEARCH(&quot;,&quot;;[.D748];SEARCH(&quot;posX&quot;;[.D748]))-SEARCH(&quot;posX = &quot;;[.D748])-7))" office:value-type="string" office:string-value="210">
            <text:p>210</text:p>
          </table:table-cell>
          <table:table-cell table:formula="of:=IF(LEN([.D748])&lt;60;MID([.D748];(SEARCH(&quot;posY = &quot;;[.D748])+7);(SEARCH(&quot;}&quot;;[.D748];SEARCH(&quot;posY&quot;;[.D748]))-SEARCH(&quot;posY = &quot;;[.D748])-7));MID([.D753];(SEARCH(&quot;posY = &quot;;[.D753])+7);(SEARCH(&quot;}&quot;;[.D753];SEARCH(&quot;posY&quot;;[.D753]))-SEARCH(&quot;posY = &quot;;[.D753])-7)))" office:value-type="string" office:string-value="35">
            <text:p>35</text:p>
          </table:table-cell>
          <table:table-cell table:formula="of:=MID([.D748];SEARCH(&quot;posZ = &quot;;[.D748])+7;(SEARCH(&quot;}&quot;;[.D748])-SEARCH(&quot;posZ = &quot;;[.D7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1, worldY = 31, posX = 175, posY = 52}, -- <text:s/>eastern Ekron farm 10, by warehouse</text:p>
          </table:table-cell>
          <table:table-cell office:value-type="string">
            <text:p>Ekron</text:p>
          </table:table-cell>
          <table:table-cell table:formula="of:=MID([.A749];SEARCH(&quot;--&quot;;[.A749])+2;256)" office:value-type="string" office:string-value="  eastern Ekron farm 10, by warehouse">
            <text:p><text:s text:c="2"/>eastern Ekron farm 10, by warehouse</text:p>
          </table:table-cell>
          <table:table-cell table:formula="of:=MID([.A749];1;SEARCH(&quot;--&quot;;[.A749])-1)" office:value-type="string" office:string-value="{worldX = 21, worldY = 31, posX = 175, posY = 52}, ">
            <text:p>{worldX = 21, worldY = 31, posX = 175, posY = 52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7">
            <text:p>747</text:p>
          </table:table-cell>
          <table:table-cell table:number-columns-repeated="22"/>
          <table:table-cell table:formula="of:=CONCATENATE([.D749];&quot;-- &quot;;[.B749];&quot;,&quot;;[.C749];&quot; ID:&quot;;[.I749])" office:value-type="string" office:string-value="{worldX = 21, worldY = 31, posX = 175, posY = 52}, -- Ekron,  eastern Ekron farm 10, by warehouse ID:747">
            <text:p>{worldX = 21, worldY = 31, posX = 175, posY = 52}, -- Ekron, <text:s/>eastern Ekron farm 10, by warehouse ID:747</text:p>
          </table:table-cell>
          <table:table-cell table:formula="of:=MID([.D749];SEARCH(&quot;worldX = &quot;;[.D749])+9;(SEARCH(&quot;worldY = &quot;;[.D749])-SEARCH(&quot;worldX = &quot;;[.D749])-11))" office:value-type="string" office:string-value="21">
            <text:p>21</text:p>
          </table:table-cell>
          <table:table-cell table:formula="of:=MID([.D749];SEARCH(&quot;worldY = &quot;;[.D749])+9;(SEARCH(&quot;posX = &quot;;[.D749])-SEARCH(&quot;worldY = &quot;;[.D749])-11))" office:value-type="string" office:string-value="31">
            <text:p>31</text:p>
          </table:table-cell>
          <table:table-cell table:formula="of:=MID([.D749];(SEARCH(&quot;posX = &quot;;[.D749])+7);(SEARCH(&quot;,&quot;;[.D749];SEARCH(&quot;posX&quot;;[.D749]))-SEARCH(&quot;posX = &quot;;[.D749])-7))" office:value-type="string" office:string-value="175">
            <text:p>175</text:p>
          </table:table-cell>
          <table:table-cell table:formula="of:=IF(LEN([.D749])&lt;60;MID([.D749];(SEARCH(&quot;posY = &quot;;[.D749])+7);(SEARCH(&quot;}&quot;;[.D749];SEARCH(&quot;posY&quot;;[.D749]))-SEARCH(&quot;posY = &quot;;[.D749])-7));MID([.D754];(SEARCH(&quot;posY = &quot;;[.D754])+7);(SEARCH(&quot;}&quot;;[.D754];SEARCH(&quot;posY&quot;;[.D754]))-SEARCH(&quot;posY = &quot;;[.D754])-7)))" office:value-type="string" office:string-value="52">
            <text:p>52</text:p>
          </table:table-cell>
          <table:table-cell table:formula="of:=MID([.D749];SEARCH(&quot;posZ = &quot;;[.D749])+7;(SEARCH(&quot;}&quot;;[.D749])-SEARCH(&quot;posZ = &quot;;[.D74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31, posX = 129, posY = 99}, -- <text:s/>eastern Ekron farm 11</text:p>
          </table:table-cell>
          <table:table-cell office:value-type="string">
            <text:p>Ekron</text:p>
          </table:table-cell>
          <table:table-cell table:formula="of:=MID([.A750];SEARCH(&quot;--&quot;;[.A750])+2;256)" office:value-type="string" office:string-value="  eastern Ekron farm 11">
            <text:p><text:s text:c="2"/>eastern Ekron farm 11</text:p>
          </table:table-cell>
          <table:table-cell table:formula="of:=MID([.A750];1;SEARCH(&quot;--&quot;;[.A750])-1)" office:value-type="string" office:string-value="{worldX = 20, worldY = 31, posX = 129, posY = 99}, ">
            <text:p>{worldX = 20, worldY = 31, posX = 129, posY = 99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8">
            <text:p>748</text:p>
          </table:table-cell>
          <table:table-cell table:number-columns-repeated="22"/>
          <table:table-cell table:formula="of:=CONCATENATE([.D750];&quot;-- &quot;;[.B750];&quot;,&quot;;[.C750];&quot; ID:&quot;;[.I750])" office:value-type="string" office:string-value="{worldX = 20, worldY = 31, posX = 129, posY = 99}, -- Ekron,  eastern Ekron farm 11 ID:748">
            <text:p>{worldX = 20, worldY = 31, posX = 129, posY = 99}, -- Ekron, <text:s/>eastern Ekron farm 11 ID:748</text:p>
          </table:table-cell>
          <table:table-cell table:formula="of:=MID([.D750];SEARCH(&quot;worldX = &quot;;[.D750])+9;(SEARCH(&quot;worldY = &quot;;[.D750])-SEARCH(&quot;worldX = &quot;;[.D750])-11))" office:value-type="string" office:string-value="20">
            <text:p>20</text:p>
          </table:table-cell>
          <table:table-cell table:formula="of:=MID([.D750];SEARCH(&quot;worldY = &quot;;[.D750])+9;(SEARCH(&quot;posX = &quot;;[.D750])-SEARCH(&quot;worldY = &quot;;[.D750])-11))" office:value-type="string" office:string-value="31">
            <text:p>31</text:p>
          </table:table-cell>
          <table:table-cell table:formula="of:=MID([.D750];(SEARCH(&quot;posX = &quot;;[.D750])+7);(SEARCH(&quot;,&quot;;[.D750];SEARCH(&quot;posX&quot;;[.D750]))-SEARCH(&quot;posX = &quot;;[.D750])-7))" office:value-type="string" office:string-value="129">
            <text:p>129</text:p>
          </table:table-cell>
          <table:table-cell table:formula="of:=IF(LEN([.D750])&lt;60;MID([.D750];(SEARCH(&quot;posY = &quot;;[.D750])+7);(SEARCH(&quot;}&quot;;[.D750];SEARCH(&quot;posY&quot;;[.D750]))-SEARCH(&quot;posY = &quot;;[.D750])-7));MID([.D755];(SEARCH(&quot;posY = &quot;;[.D755])+7);(SEARCH(&quot;}&quot;;[.D755];SEARCH(&quot;posY&quot;;[.D755]))-SEARCH(&quot;posY = &quot;;[.D755])-7)))" office:value-type="string" office:string-value="99">
            <text:p>99</text:p>
          </table:table-cell>
          <table:table-cell table:formula="of:=MID([.D750];SEARCH(&quot;posZ = &quot;;[.D750])+7;(SEARCH(&quot;}&quot;;[.D750])-SEARCH(&quot;posZ = &quot;;[.D7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31, posX = 268, posY = 82}, -- <text:s/>eastern Ekron farm 12</text:p>
          </table:table-cell>
          <table:table-cell office:value-type="string">
            <text:p>Ekron</text:p>
          </table:table-cell>
          <table:table-cell table:formula="of:=MID([.A751];SEARCH(&quot;--&quot;;[.A751])+2;256)" office:value-type="string" office:string-value="  eastern Ekron farm 12">
            <text:p><text:s text:c="2"/>eastern Ekron farm 12</text:p>
          </table:table-cell>
          <table:table-cell table:formula="of:=MID([.A751];1;SEARCH(&quot;--&quot;;[.A751])-1)" office:value-type="string" office:string-value="{worldX = 19, worldY = 31, posX = 268, posY = 82}, ">
            <text:p>{worldX = 19, worldY = 31, posX = 268, posY = 82}, </text:p>
          </table:table-cell>
          <table:table-cell office:value-type="string">
            <text:p>Farm</text:p>
          </table:table-cell>
          <table:table-cell/>
          <table:table-cell office:value-type="string">
            <text:p>Ekron group west of main road</text:p>
          </table:table-cell>
          <table:table-cell/>
          <table:table-cell office:value-type="float" office:value="749">
            <text:p>749</text:p>
          </table:table-cell>
          <table:table-cell table:number-columns-repeated="22"/>
          <table:table-cell table:formula="of:=CONCATENATE([.D751];&quot;-- &quot;;[.B751];&quot;,&quot;;[.C751];&quot; ID:&quot;;[.I751])" office:value-type="string" office:string-value="{worldX = 19, worldY = 31, posX = 268, posY = 82}, -- Ekron,  eastern Ekron farm 12 ID:749">
            <text:p>{worldX = 19, worldY = 31, posX = 268, posY = 82}, -- Ekron, <text:s/>eastern Ekron farm 12 ID:749</text:p>
          </table:table-cell>
          <table:table-cell table:formula="of:=MID([.D751];SEARCH(&quot;worldX = &quot;;[.D751])+9;(SEARCH(&quot;worldY = &quot;;[.D751])-SEARCH(&quot;worldX = &quot;;[.D751])-11))" office:value-type="string" office:string-value="19">
            <text:p>19</text:p>
          </table:table-cell>
          <table:table-cell table:formula="of:=MID([.D751];SEARCH(&quot;worldY = &quot;;[.D751])+9;(SEARCH(&quot;posX = &quot;;[.D751])-SEARCH(&quot;worldY = &quot;;[.D751])-11))" office:value-type="string" office:string-value="31">
            <text:p>31</text:p>
          </table:table-cell>
          <table:table-cell table:formula="of:=MID([.D751];(SEARCH(&quot;posX = &quot;;[.D751])+7);(SEARCH(&quot;,&quot;;[.D751];SEARCH(&quot;posX&quot;;[.D751]))-SEARCH(&quot;posX = &quot;;[.D751])-7))" office:value-type="string" office:string-value="268">
            <text:p>268</text:p>
          </table:table-cell>
          <table:table-cell table:formula="of:=IF(LEN([.D751])&lt;60;MID([.D751];(SEARCH(&quot;posY = &quot;;[.D751])+7);(SEARCH(&quot;}&quot;;[.D751];SEARCH(&quot;posY&quot;;[.D751]))-SEARCH(&quot;posY = &quot;;[.D751])-7));MID([.D756];(SEARCH(&quot;posY = &quot;;[.D756])+7);(SEARCH(&quot;}&quot;;[.D756];SEARCH(&quot;posY&quot;;[.D756]))-SEARCH(&quot;posY = &quot;;[.D756])-7)))" office:value-type="string" office:string-value="82">
            <text:p>82</text:p>
          </table:table-cell>
          <table:table-cell table:formula="of:=MID([.D751];SEARCH(&quot;posZ = &quot;;[.D751])+7;(SEARCH(&quot;}&quot;;[.D751])-SEARCH(&quot;posZ = &quot;;[.D7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35, posX = 227, posY = 62}, -- <text:s/>north Rosewood farm 1</text:p>
          </table:table-cell>
          <table:table-cell office:value-type="string">
            <text:p>Rosewood</text:p>
          </table:table-cell>
          <table:table-cell table:formula="of:=MID([.A752];SEARCH(&quot;--&quot;;[.A752])+2;256)" office:value-type="string" office:string-value="  north Rosewood farm 1">
            <text:p><text:s text:c="2"/>north Rosewood farm 1</text:p>
          </table:table-cell>
          <table:table-cell table:formula="of:=MID([.A752];1;SEARCH(&quot;--&quot;;[.A752])-1)" office:value-type="string" office:string-value="{worldX = 17, worldY = 35, posX = 227, posY = 62}, ">
            <text:p>{worldX = 17, worldY = 35, posX = 227, posY = 62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0">
            <text:p>750</text:p>
          </table:table-cell>
          <table:table-cell table:number-columns-repeated="22"/>
          <table:table-cell table:formula="of:=CONCATENATE([.D752];&quot;-- &quot;;[.B752];&quot;,&quot;;[.C752];&quot; ID:&quot;;[.I752])" office:value-type="string" office:string-value="{worldX = 17, worldY = 35, posX = 227, posY = 62}, -- Rosewood,  north Rosewood farm 1 ID:750">
            <text:p>{worldX = 17, worldY = 35, posX = 227, posY = 62}, -- Rosewood, <text:s/>north Rosewood farm 1 ID:750</text:p>
          </table:table-cell>
          <table:table-cell table:formula="of:=MID([.D752];SEARCH(&quot;worldX = &quot;;[.D752])+9;(SEARCH(&quot;worldY = &quot;;[.D752])-SEARCH(&quot;worldX = &quot;;[.D752])-11))" office:value-type="string" office:string-value="17">
            <text:p>17</text:p>
          </table:table-cell>
          <table:table-cell table:formula="of:=MID([.D752];SEARCH(&quot;worldY = &quot;;[.D752])+9;(SEARCH(&quot;posX = &quot;;[.D752])-SEARCH(&quot;worldY = &quot;;[.D752])-11))" office:value-type="string" office:string-value="35">
            <text:p>35</text:p>
          </table:table-cell>
          <table:table-cell table:formula="of:=MID([.D752];(SEARCH(&quot;posX = &quot;;[.D752])+7);(SEARCH(&quot;,&quot;;[.D752];SEARCH(&quot;posX&quot;;[.D752]))-SEARCH(&quot;posX = &quot;;[.D752])-7))" office:value-type="string" office:string-value="227">
            <text:p>227</text:p>
          </table:table-cell>
          <table:table-cell table:formula="of:=IF(LEN([.D752])&lt;60;MID([.D752];(SEARCH(&quot;posY = &quot;;[.D752])+7);(SEARCH(&quot;}&quot;;[.D752];SEARCH(&quot;posY&quot;;[.D752]))-SEARCH(&quot;posY = &quot;;[.D752])-7));MID([.D757];(SEARCH(&quot;posY = &quot;;[.D757])+7);(SEARCH(&quot;}&quot;;[.D757];SEARCH(&quot;posY&quot;;[.D757]))-SEARCH(&quot;posY = &quot;;[.D757])-7)))" office:value-type="string" office:string-value="62">
            <text:p>62</text:p>
          </table:table-cell>
          <table:table-cell table:formula="of:=MID([.D752];SEARCH(&quot;posZ = &quot;;[.D752])+7;(SEARCH(&quot;}&quot;;[.D752])-SEARCH(&quot;posZ = &quot;;[.D7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34, posX = 188, posY = 288}, -- <text:s/>north Rosewood farm 2</text:p>
          </table:table-cell>
          <table:table-cell office:value-type="string">
            <text:p>Rosewood</text:p>
          </table:table-cell>
          <table:table-cell table:formula="of:=MID([.A753];SEARCH(&quot;--&quot;;[.A753])+2;256)" office:value-type="string" office:string-value="  north Rosewood farm 2">
            <text:p><text:s text:c="2"/>north Rosewood farm 2</text:p>
          </table:table-cell>
          <table:table-cell table:formula="of:=MID([.A753];1;SEARCH(&quot;--&quot;;[.A753])-1)" office:value-type="string" office:string-value="{worldX = 17, worldY = 34, posX = 188, posY = 288}, ">
            <text:p>{worldX = 17, worldY = 34, posX = 188, posY = 28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1">
            <text:p>751</text:p>
          </table:table-cell>
          <table:table-cell table:number-columns-repeated="22"/>
          <table:table-cell table:formula="of:=CONCATENATE([.D753];&quot;-- &quot;;[.B753];&quot;,&quot;;[.C753];&quot; ID:&quot;;[.I753])" office:value-type="string" office:string-value="{worldX = 17, worldY = 34, posX = 188, posY = 288}, -- Rosewood,  north Rosewood farm 2 ID:751">
            <text:p>{worldX = 17, worldY = 34, posX = 188, posY = 288}, -- Rosewood, <text:s/>north Rosewood farm 2 ID:751</text:p>
          </table:table-cell>
          <table:table-cell table:formula="of:=MID([.D753];SEARCH(&quot;worldX = &quot;;[.D753])+9;(SEARCH(&quot;worldY = &quot;;[.D753])-SEARCH(&quot;worldX = &quot;;[.D753])-11))" office:value-type="string" office:string-value="17">
            <text:p>17</text:p>
          </table:table-cell>
          <table:table-cell table:formula="of:=MID([.D753];SEARCH(&quot;worldY = &quot;;[.D753])+9;(SEARCH(&quot;posX = &quot;;[.D753])-SEARCH(&quot;worldY = &quot;;[.D753])-11))" office:value-type="string" office:string-value="34">
            <text:p>34</text:p>
          </table:table-cell>
          <table:table-cell table:formula="of:=MID([.D753];(SEARCH(&quot;posX = &quot;;[.D753])+7);(SEARCH(&quot;,&quot;;[.D753];SEARCH(&quot;posX&quot;;[.D753]))-SEARCH(&quot;posX = &quot;;[.D753])-7))" office:value-type="string" office:string-value="188">
            <text:p>188</text:p>
          </table:table-cell>
          <table:table-cell table:formula="of:=IF(LEN([.D753])&lt;60;MID([.D753];(SEARCH(&quot;posY = &quot;;[.D753])+7);(SEARCH(&quot;}&quot;;[.D753];SEARCH(&quot;posY&quot;;[.D753]))-SEARCH(&quot;posY = &quot;;[.D753])-7));MID([.D758];(SEARCH(&quot;posY = &quot;;[.D758])+7);(SEARCH(&quot;}&quot;;[.D758];SEARCH(&quot;posY&quot;;[.D758]))-SEARCH(&quot;posY = &quot;;[.D758])-7)))" office:value-type="string" office:string-value="288">
            <text:p>288</text:p>
          </table:table-cell>
          <table:table-cell table:formula="of:=MID([.D753];SEARCH(&quot;posZ = &quot;;[.D753])+7;(SEARCH(&quot;}&quot;;[.D753])-SEARCH(&quot;posZ = &quot;;[.D7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34, posX = 233, posY = 113}, -- <text:s/>north Rosewood farm 3</text:p>
          </table:table-cell>
          <table:table-cell office:value-type="string">
            <text:p>Rosewood</text:p>
          </table:table-cell>
          <table:table-cell table:formula="of:=MID([.A754];SEARCH(&quot;--&quot;;[.A754])+2;256)" office:value-type="string" office:string-value="  north Rosewood farm 3">
            <text:p><text:s text:c="2"/>north Rosewood farm 3</text:p>
          </table:table-cell>
          <table:table-cell table:formula="of:=MID([.A754];1;SEARCH(&quot;--&quot;;[.A754])-1)" office:value-type="string" office:string-value="{worldX = 17, worldY = 34, posX = 233, posY = 113}, ">
            <text:p>{worldX = 17, worldY = 34, posX = 233, posY = 11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2">
            <text:p>752</text:p>
          </table:table-cell>
          <table:table-cell table:number-columns-repeated="22"/>
          <table:table-cell table:formula="of:=CONCATENATE([.D754];&quot;-- &quot;;[.B754];&quot;,&quot;;[.C754];&quot; ID:&quot;;[.I754])" office:value-type="string" office:string-value="{worldX = 17, worldY = 34, posX = 233, posY = 113}, -- Rosewood,  north Rosewood farm 3 ID:752">
            <text:p>{worldX = 17, worldY = 34, posX = 233, posY = 113}, -- Rosewood, <text:s/>north Rosewood farm 3 ID:752</text:p>
          </table:table-cell>
          <table:table-cell table:formula="of:=MID([.D754];SEARCH(&quot;worldX = &quot;;[.D754])+9;(SEARCH(&quot;worldY = &quot;;[.D754])-SEARCH(&quot;worldX = &quot;;[.D754])-11))" office:value-type="string" office:string-value="17">
            <text:p>17</text:p>
          </table:table-cell>
          <table:table-cell table:formula="of:=MID([.D754];SEARCH(&quot;worldY = &quot;;[.D754])+9;(SEARCH(&quot;posX = &quot;;[.D754])-SEARCH(&quot;worldY = &quot;;[.D754])-11))" office:value-type="string" office:string-value="34">
            <text:p>34</text:p>
          </table:table-cell>
          <table:table-cell table:formula="of:=MID([.D754];(SEARCH(&quot;posX = &quot;;[.D754])+7);(SEARCH(&quot;,&quot;;[.D754];SEARCH(&quot;posX&quot;;[.D754]))-SEARCH(&quot;posX = &quot;;[.D754])-7))" office:value-type="string" office:string-value="233">
            <text:p>233</text:p>
          </table:table-cell>
          <table:table-cell table:formula="of:=IF(LEN([.D754])&lt;60;MID([.D754];(SEARCH(&quot;posY = &quot;;[.D754])+7);(SEARCH(&quot;}&quot;;[.D754];SEARCH(&quot;posY&quot;;[.D754]))-SEARCH(&quot;posY = &quot;;[.D754])-7));MID([.D759];(SEARCH(&quot;posY = &quot;;[.D759])+7);(SEARCH(&quot;}&quot;;[.D759];SEARCH(&quot;posY&quot;;[.D759]))-SEARCH(&quot;posY = &quot;;[.D759])-7)))" office:value-type="string" office:string-value="113">
            <text:p>113</text:p>
          </table:table-cell>
          <table:table-cell table:formula="of:=MID([.D754];SEARCH(&quot;posZ = &quot;;[.D754])+7;(SEARCH(&quot;}&quot;;[.D754])-SEARCH(&quot;posZ = &quot;;[.D7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34, posX = 262, posY = 35}, -- <text:s/>north Rosewood farm 4</text:p>
          </table:table-cell>
          <table:table-cell office:value-type="string">
            <text:p>Rosewood</text:p>
          </table:table-cell>
          <table:table-cell table:formula="of:=MID([.A755];SEARCH(&quot;--&quot;;[.A755])+2;256)" office:value-type="string" office:string-value="  north Rosewood farm 4">
            <text:p><text:s text:c="2"/>north Rosewood farm 4</text:p>
          </table:table-cell>
          <table:table-cell table:formula="of:=MID([.A755];1;SEARCH(&quot;--&quot;;[.A755])-1)" office:value-type="string" office:string-value="{worldX = 17, worldY = 34, posX = 262, posY = 35}, ">
            <text:p>{worldX = 17, worldY = 34, posX = 262, posY = 3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3">
            <text:p>753</text:p>
          </table:table-cell>
          <table:table-cell table:number-columns-repeated="22"/>
          <table:table-cell table:formula="of:=CONCATENATE([.D755];&quot;-- &quot;;[.B755];&quot;,&quot;;[.C755];&quot; ID:&quot;;[.I755])" office:value-type="string" office:string-value="{worldX = 17, worldY = 34, posX = 262, posY = 35}, -- Rosewood,  north Rosewood farm 4 ID:753">
            <text:p>{worldX = 17, worldY = 34, posX = 262, posY = 35}, -- Rosewood, <text:s/>north Rosewood farm 4 ID:753</text:p>
          </table:table-cell>
          <table:table-cell table:formula="of:=MID([.D755];SEARCH(&quot;worldX = &quot;;[.D755])+9;(SEARCH(&quot;worldY = &quot;;[.D755])-SEARCH(&quot;worldX = &quot;;[.D755])-11))" office:value-type="string" office:string-value="17">
            <text:p>17</text:p>
          </table:table-cell>
          <table:table-cell table:formula="of:=MID([.D755];SEARCH(&quot;worldY = &quot;;[.D755])+9;(SEARCH(&quot;posX = &quot;;[.D755])-SEARCH(&quot;worldY = &quot;;[.D755])-11))" office:value-type="string" office:string-value="34">
            <text:p>34</text:p>
          </table:table-cell>
          <table:table-cell table:formula="of:=MID([.D755];(SEARCH(&quot;posX = &quot;;[.D755])+7);(SEARCH(&quot;,&quot;;[.D755];SEARCH(&quot;posX&quot;;[.D755]))-SEARCH(&quot;posX = &quot;;[.D755])-7))" office:value-type="string" office:string-value="262">
            <text:p>262</text:p>
          </table:table-cell>
          <table:table-cell table:formula="of:=IF(LEN([.D755])&lt;60;MID([.D755];(SEARCH(&quot;posY = &quot;;[.D755])+7);(SEARCH(&quot;}&quot;;[.D755];SEARCH(&quot;posY&quot;;[.D755]))-SEARCH(&quot;posY = &quot;;[.D755])-7));MID([.D760];(SEARCH(&quot;posY = &quot;;[.D760])+7);(SEARCH(&quot;}&quot;;[.D760];SEARCH(&quot;posY&quot;;[.D760]))-SEARCH(&quot;posY = &quot;;[.D760])-7)))" office:value-type="string" office:string-value="35">
            <text:p>35</text:p>
          </table:table-cell>
          <table:table-cell table:formula="of:=MID([.D755];SEARCH(&quot;posZ = &quot;;[.D755])+7;(SEARCH(&quot;}&quot;;[.D755])-SEARCH(&quot;posZ = &quot;;[.D7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7, worldY = 33, posX = 115, posY = 225}, -- <text:s/>north Rosewood farm 5</text:p>
          </table:table-cell>
          <table:table-cell office:value-type="string">
            <text:p>Rosewood</text:p>
          </table:table-cell>
          <table:table-cell table:formula="of:=MID([.A756];SEARCH(&quot;--&quot;;[.A756])+2;256)" office:value-type="string" office:string-value="  north Rosewood farm 5">
            <text:p><text:s text:c="2"/>north Rosewood farm 5</text:p>
          </table:table-cell>
          <table:table-cell table:formula="of:=MID([.A756];1;SEARCH(&quot;--&quot;;[.A756])-1)" office:value-type="string" office:string-value="{worldX = 17, worldY = 33, posX = 115, posY = 225}, ">
            <text:p>{worldX = 17, worldY = 33, posX = 115, posY = 22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4">
            <text:p>754</text:p>
          </table:table-cell>
          <table:table-cell table:number-columns-repeated="22"/>
          <table:table-cell table:formula="of:=CONCATENATE([.D756];&quot;-- &quot;;[.B756];&quot;,&quot;;[.C756];&quot; ID:&quot;;[.I756])" office:value-type="string" office:string-value="{worldX = 17, worldY = 33, posX = 115, posY = 225}, -- Rosewood,  north Rosewood farm 5 ID:754">
            <text:p>{worldX = 17, worldY = 33, posX = 115, posY = 225}, -- Rosewood, <text:s/>north Rosewood farm 5 ID:754</text:p>
          </table:table-cell>
          <table:table-cell table:formula="of:=MID([.D756];SEARCH(&quot;worldX = &quot;;[.D756])+9;(SEARCH(&quot;worldY = &quot;;[.D756])-SEARCH(&quot;worldX = &quot;;[.D756])-11))" office:value-type="string" office:string-value="17">
            <text:p>17</text:p>
          </table:table-cell>
          <table:table-cell table:formula="of:=MID([.D756];SEARCH(&quot;worldY = &quot;;[.D756])+9;(SEARCH(&quot;posX = &quot;;[.D756])-SEARCH(&quot;worldY = &quot;;[.D756])-11))" office:value-type="string" office:string-value="33">
            <text:p>33</text:p>
          </table:table-cell>
          <table:table-cell table:formula="of:=MID([.D756];(SEARCH(&quot;posX = &quot;;[.D756])+7);(SEARCH(&quot;,&quot;;[.D756];SEARCH(&quot;posX&quot;;[.D756]))-SEARCH(&quot;posX = &quot;;[.D756])-7))" office:value-type="string" office:string-value="115">
            <text:p>115</text:p>
          </table:table-cell>
          <table:table-cell table:formula="of:=IF(LEN([.D756])&lt;60;MID([.D756];(SEARCH(&quot;posY = &quot;;[.D756])+7);(SEARCH(&quot;}&quot;;[.D756];SEARCH(&quot;posY&quot;;[.D756]))-SEARCH(&quot;posY = &quot;;[.D756])-7));MID([.D761];(SEARCH(&quot;posY = &quot;;[.D761])+7);(SEARCH(&quot;}&quot;;[.D761];SEARCH(&quot;posY&quot;;[.D761]))-SEARCH(&quot;posY = &quot;;[.D761])-7)))" office:value-type="string" office:string-value="225">
            <text:p>225</text:p>
          </table:table-cell>
          <table:table-cell table:formula="of:=MID([.D756];SEARCH(&quot;posZ = &quot;;[.D756])+7;(SEARCH(&quot;}&quot;;[.D756])-SEARCH(&quot;posZ = &quot;;[.D7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3, posX = 131, posY = 77}, -- <text:s/>north Rosewood farm 6</text:p>
          </table:table-cell>
          <table:table-cell office:value-type="string">
            <text:p>Rosewood</text:p>
          </table:table-cell>
          <table:table-cell table:formula="of:=MID([.A757];SEARCH(&quot;--&quot;;[.A757])+2;256)" office:value-type="string" office:string-value="  north Rosewood farm 6">
            <text:p><text:s text:c="2"/>north Rosewood farm 6</text:p>
          </table:table-cell>
          <table:table-cell table:formula="of:=MID([.A757];1;SEARCH(&quot;--&quot;;[.A757])-1)" office:value-type="string" office:string-value="{worldX = 18, worldY = 33, posX = 131, posY = 77}, ">
            <text:p>{worldX = 18, worldY = 33, posX = 131, posY = 77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5">
            <text:p>755</text:p>
          </table:table-cell>
          <table:table-cell table:number-columns-repeated="22"/>
          <table:table-cell table:formula="of:=CONCATENATE([.D757];&quot;-- &quot;;[.B757];&quot;,&quot;;[.C757];&quot; ID:&quot;;[.I757])" office:value-type="string" office:string-value="{worldX = 18, worldY = 33, posX = 131, posY = 77}, -- Rosewood,  north Rosewood farm 6 ID:755">
            <text:p>{worldX = 18, worldY = 33, posX = 131, posY = 77}, -- Rosewood, <text:s/>north Rosewood farm 6 ID:755</text:p>
          </table:table-cell>
          <table:table-cell table:formula="of:=MID([.D757];SEARCH(&quot;worldX = &quot;;[.D757])+9;(SEARCH(&quot;worldY = &quot;;[.D757])-SEARCH(&quot;worldX = &quot;;[.D757])-11))" office:value-type="string" office:string-value="18">
            <text:p>18</text:p>
          </table:table-cell>
          <table:table-cell table:formula="of:=MID([.D757];SEARCH(&quot;worldY = &quot;;[.D757])+9;(SEARCH(&quot;posX = &quot;;[.D757])-SEARCH(&quot;worldY = &quot;;[.D757])-11))" office:value-type="string" office:string-value="33">
            <text:p>33</text:p>
          </table:table-cell>
          <table:table-cell table:formula="of:=MID([.D757];(SEARCH(&quot;posX = &quot;;[.D757])+7);(SEARCH(&quot;,&quot;;[.D757];SEARCH(&quot;posX&quot;;[.D757]))-SEARCH(&quot;posX = &quot;;[.D757])-7))" office:value-type="string" office:string-value="131">
            <text:p>131</text:p>
          </table:table-cell>
          <table:table-cell table:formula="of:=IF(LEN([.D757])&lt;60;MID([.D757];(SEARCH(&quot;posY = &quot;;[.D757])+7);(SEARCH(&quot;}&quot;;[.D757];SEARCH(&quot;posY&quot;;[.D757]))-SEARCH(&quot;posY = &quot;;[.D757])-7));MID([.D762];(SEARCH(&quot;posY = &quot;;[.D762])+7);(SEARCH(&quot;}&quot;;[.D762];SEARCH(&quot;posY&quot;;[.D762]))-SEARCH(&quot;posY = &quot;;[.D762])-7)))" office:value-type="string" office:string-value="77">
            <text:p>77</text:p>
          </table:table-cell>
          <table:table-cell table:formula="of:=MID([.D757];SEARCH(&quot;posZ = &quot;;[.D757])+7;(SEARCH(&quot;}&quot;;[.D757])-SEARCH(&quot;posZ = &quot;;[.D7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170, posY = 281}, -- <text:s/>north Rosewood farm 7</text:p>
          </table:table-cell>
          <table:table-cell office:value-type="string">
            <text:p>Rosewood</text:p>
          </table:table-cell>
          <table:table-cell table:formula="of:=MID([.A758];SEARCH(&quot;--&quot;;[.A758])+2;256)" office:value-type="string" office:string-value="  north Rosewood farm 7">
            <text:p><text:s text:c="2"/>north Rosewood farm 7</text:p>
          </table:table-cell>
          <table:table-cell table:formula="of:=MID([.A758];1;SEARCH(&quot;--&quot;;[.A758])-1)" office:value-type="string" office:string-value="{worldX = 18, worldY = 32, posX = 170, posY = 281}, ">
            <text:p>{worldX = 18, worldY = 32, posX = 170, posY = 281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6">
            <text:p>756</text:p>
          </table:table-cell>
          <table:table-cell table:number-columns-repeated="22"/>
          <table:table-cell table:formula="of:=CONCATENATE([.D758];&quot;-- &quot;;[.B758];&quot;,&quot;;[.C758];&quot; ID:&quot;;[.I758])" office:value-type="string" office:string-value="{worldX = 18, worldY = 32, posX = 170, posY = 281}, -- Rosewood,  north Rosewood farm 7 ID:756">
            <text:p>{worldX = 18, worldY = 32, posX = 170, posY = 281}, -- Rosewood, <text:s/>north Rosewood farm 7 ID:756</text:p>
          </table:table-cell>
          <table:table-cell table:formula="of:=MID([.D758];SEARCH(&quot;worldX = &quot;;[.D758])+9;(SEARCH(&quot;worldY = &quot;;[.D758])-SEARCH(&quot;worldX = &quot;;[.D758])-11))" office:value-type="string" office:string-value="18">
            <text:p>18</text:p>
          </table:table-cell>
          <table:table-cell table:formula="of:=MID([.D758];SEARCH(&quot;worldY = &quot;;[.D758])+9;(SEARCH(&quot;posX = &quot;;[.D758])-SEARCH(&quot;worldY = &quot;;[.D758])-11))" office:value-type="string" office:string-value="32">
            <text:p>32</text:p>
          </table:table-cell>
          <table:table-cell table:formula="of:=MID([.D758];(SEARCH(&quot;posX = &quot;;[.D758])+7);(SEARCH(&quot;,&quot;;[.D758];SEARCH(&quot;posX&quot;;[.D758]))-SEARCH(&quot;posX = &quot;;[.D758])-7))" office:value-type="string" office:string-value="170">
            <text:p>170</text:p>
          </table:table-cell>
          <table:table-cell table:formula="of:=IF(LEN([.D758])&lt;60;MID([.D758];(SEARCH(&quot;posY = &quot;;[.D758])+7);(SEARCH(&quot;}&quot;;[.D758];SEARCH(&quot;posY&quot;;[.D758]))-SEARCH(&quot;posY = &quot;;[.D758])-7));MID([.D763];(SEARCH(&quot;posY = &quot;;[.D763])+7);(SEARCH(&quot;}&quot;;[.D763];SEARCH(&quot;posY&quot;;[.D763]))-SEARCH(&quot;posY = &quot;;[.D763])-7)))" office:value-type="string" office:string-value="281">
            <text:p>281</text:p>
          </table:table-cell>
          <table:table-cell table:formula="of:=MID([.D758];SEARCH(&quot;posZ = &quot;;[.D758])+7;(SEARCH(&quot;}&quot;;[.D758])-SEARCH(&quot;posZ = &quot;;[.D7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8, worldY = 32, posX = 91, posY = 242}, -- <text:s/>north Rosewood farm 8</text:p>
          </table:table-cell>
          <table:table-cell office:value-type="string">
            <text:p>Rosewood</text:p>
          </table:table-cell>
          <table:table-cell table:formula="of:=MID([.A759];SEARCH(&quot;--&quot;;[.A759])+2;256)" office:value-type="string" office:string-value="  north Rosewood farm 8">
            <text:p><text:s text:c="2"/>north Rosewood farm 8</text:p>
          </table:table-cell>
          <table:table-cell table:formula="of:=MID([.A759];1;SEARCH(&quot;--&quot;;[.A759])-1)" office:value-type="string" office:string-value="{worldX = 18, worldY = 32, posX = 91, posY = 242}, ">
            <text:p>{worldX = 18, worldY = 32, posX = 91, posY = 242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7">
            <text:p>757</text:p>
          </table:table-cell>
          <table:table-cell table:number-columns-repeated="22"/>
          <table:table-cell table:formula="of:=CONCATENATE([.D759];&quot;-- &quot;;[.B759];&quot;,&quot;;[.C759];&quot; ID:&quot;;[.I759])" office:value-type="string" office:string-value="{worldX = 18, worldY = 32, posX = 91, posY = 242}, -- Rosewood,  north Rosewood farm 8 ID:757">
            <text:p>{worldX = 18, worldY = 32, posX = 91, posY = 242}, -- Rosewood, <text:s/>north Rosewood farm 8 ID:757</text:p>
          </table:table-cell>
          <table:table-cell table:formula="of:=MID([.D759];SEARCH(&quot;worldX = &quot;;[.D759])+9;(SEARCH(&quot;worldY = &quot;;[.D759])-SEARCH(&quot;worldX = &quot;;[.D759])-11))" office:value-type="string" office:string-value="18">
            <text:p>18</text:p>
          </table:table-cell>
          <table:table-cell table:formula="of:=MID([.D759];SEARCH(&quot;worldY = &quot;;[.D759])+9;(SEARCH(&quot;posX = &quot;;[.D759])-SEARCH(&quot;worldY = &quot;;[.D759])-11))" office:value-type="string" office:string-value="32">
            <text:p>32</text:p>
          </table:table-cell>
          <table:table-cell table:formula="of:=MID([.D759];(SEARCH(&quot;posX = &quot;;[.D759])+7);(SEARCH(&quot;,&quot;;[.D759];SEARCH(&quot;posX&quot;;[.D759]))-SEARCH(&quot;posX = &quot;;[.D759])-7))" office:value-type="string" office:string-value="91">
            <text:p>91</text:p>
          </table:table-cell>
          <table:table-cell table:formula="of:=IF(LEN([.D759])&lt;60;MID([.D759];(SEARCH(&quot;posY = &quot;;[.D759])+7);(SEARCH(&quot;}&quot;;[.D759];SEARCH(&quot;posY&quot;;[.D759]))-SEARCH(&quot;posY = &quot;;[.D759])-7));MID([.D764];(SEARCH(&quot;posY = &quot;;[.D764])+7);(SEARCH(&quot;}&quot;;[.D764];SEARCH(&quot;posY&quot;;[.D764]))-SEARCH(&quot;posY = &quot;;[.D764])-7)))" office:value-type="string" office:string-value="242">
            <text:p>242</text:p>
          </table:table-cell>
          <table:table-cell table:formula="of:=MID([.D759];SEARCH(&quot;posZ = &quot;;[.D759])+7;(SEARCH(&quot;}&quot;;[.D759])-SEARCH(&quot;posZ = &quot;;[.D7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32, posX = 268, posY = 279}, -- <text:s/>north Rosewood farm 9, by double warehouses</text:p>
          </table:table-cell>
          <table:table-cell office:value-type="string">
            <text:p>Rosewood</text:p>
          </table:table-cell>
          <table:table-cell table:formula="of:=MID([.A760];SEARCH(&quot;--&quot;;[.A760])+2;256)" office:value-type="string" office:string-value="  north Rosewood farm 9, by double warehouses">
            <text:p><text:s text:c="2"/>north Rosewood farm 9, by double warehouses</text:p>
          </table:table-cell>
          <table:table-cell table:formula="of:=MID([.A760];1;SEARCH(&quot;--&quot;;[.A760])-1)" office:value-type="string" office:string-value="{worldX = 19, worldY = 32, posX = 268, posY = 279}, ">
            <text:p>{worldX = 19, worldY = 32, posX = 268, posY = 279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8">
            <text:p>758</text:p>
          </table:table-cell>
          <table:table-cell table:number-columns-repeated="22"/>
          <table:table-cell table:formula="of:=CONCATENATE([.D760];&quot;-- &quot;;[.B760];&quot;,&quot;;[.C760];&quot; ID:&quot;;[.I760])" office:value-type="string" office:string-value="{worldX = 19, worldY = 32, posX = 268, posY = 279}, -- Rosewood,  north Rosewood farm 9, by double warehouses ID:758">
            <text:p>{worldX = 19, worldY = 32, posX = 268, posY = 279}, -- Rosewood, <text:s/>north Rosewood farm 9, by double warehouses ID:758</text:p>
          </table:table-cell>
          <table:table-cell table:formula="of:=MID([.D760];SEARCH(&quot;worldX = &quot;;[.D760])+9;(SEARCH(&quot;worldY = &quot;;[.D760])-SEARCH(&quot;worldX = &quot;;[.D760])-11))" office:value-type="string" office:string-value="19">
            <text:p>19</text:p>
          </table:table-cell>
          <table:table-cell table:formula="of:=MID([.D760];SEARCH(&quot;worldY = &quot;;[.D760])+9;(SEARCH(&quot;posX = &quot;;[.D760])-SEARCH(&quot;worldY = &quot;;[.D760])-11))" office:value-type="string" office:string-value="32">
            <text:p>32</text:p>
          </table:table-cell>
          <table:table-cell table:formula="of:=MID([.D760];(SEARCH(&quot;posX = &quot;;[.D760])+7);(SEARCH(&quot;,&quot;;[.D760];SEARCH(&quot;posX&quot;;[.D760]))-SEARCH(&quot;posX = &quot;;[.D760])-7))" office:value-type="string" office:string-value="268">
            <text:p>268</text:p>
          </table:table-cell>
          <table:table-cell table:formula="of:=IF(LEN([.D760])&lt;60;MID([.D760];(SEARCH(&quot;posY = &quot;;[.D760])+7);(SEARCH(&quot;}&quot;;[.D760];SEARCH(&quot;posY&quot;;[.D760]))-SEARCH(&quot;posY = &quot;;[.D760])-7));MID([.D765];(SEARCH(&quot;posY = &quot;;[.D765])+7);(SEARCH(&quot;}&quot;;[.D765];SEARCH(&quot;posY&quot;;[.D765]))-SEARCH(&quot;posY = &quot;;[.D765])-7)))" office:value-type="string" office:string-value="279">
            <text:p>279</text:p>
          </table:table-cell>
          <table:table-cell table:formula="of:=MID([.D760];SEARCH(&quot;posZ = &quot;;[.D760])+7;(SEARCH(&quot;}&quot;;[.D760])-SEARCH(&quot;posZ = &quot;;[.D7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32, posX = 268, posY = 254}, -- <text:s/>north Rosewood farm 10, by double warehouses</text:p>
          </table:table-cell>
          <table:table-cell office:value-type="string">
            <text:p>Rosewood</text:p>
          </table:table-cell>
          <table:table-cell table:formula="of:=MID([.A761];SEARCH(&quot;--&quot;;[.A761])+2;256)" office:value-type="string" office:string-value="  north Rosewood farm 10, by double warehouses">
            <text:p><text:s text:c="2"/>north Rosewood farm 10, by double warehouses</text:p>
          </table:table-cell>
          <table:table-cell table:formula="of:=MID([.A761];1;SEARCH(&quot;--&quot;;[.A761])-1)" office:value-type="string" office:string-value="{worldX = 19, worldY = 32, posX = 268, posY = 254}, ">
            <text:p>{worldX = 19, worldY = 32, posX = 268, posY = 254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59">
            <text:p>759</text:p>
          </table:table-cell>
          <table:table-cell table:number-columns-repeated="22"/>
          <table:table-cell table:formula="of:=CONCATENATE([.D761];&quot;-- &quot;;[.B761];&quot;,&quot;;[.C761];&quot; ID:&quot;;[.I761])" office:value-type="string" office:string-value="{worldX = 19, worldY = 32, posX = 268, posY = 254}, -- Rosewood,  north Rosewood farm 10, by double warehouses ID:759">
            <text:p>{worldX = 19, worldY = 32, posX = 268, posY = 254}, -- Rosewood, <text:s/>north Rosewood farm 10, by double warehouses ID:759</text:p>
          </table:table-cell>
          <table:table-cell table:formula="of:=MID([.D761];SEARCH(&quot;worldX = &quot;;[.D761])+9;(SEARCH(&quot;worldY = &quot;;[.D761])-SEARCH(&quot;worldX = &quot;;[.D761])-11))" office:value-type="string" office:string-value="19">
            <text:p>19</text:p>
          </table:table-cell>
          <table:table-cell table:formula="of:=MID([.D761];SEARCH(&quot;worldY = &quot;;[.D761])+9;(SEARCH(&quot;posX = &quot;;[.D761])-SEARCH(&quot;worldY = &quot;;[.D761])-11))" office:value-type="string" office:string-value="32">
            <text:p>32</text:p>
          </table:table-cell>
          <table:table-cell table:formula="of:=MID([.D761];(SEARCH(&quot;posX = &quot;;[.D761])+7);(SEARCH(&quot;,&quot;;[.D761];SEARCH(&quot;posX&quot;;[.D761]))-SEARCH(&quot;posX = &quot;;[.D761])-7))" office:value-type="string" office:string-value="268">
            <text:p>268</text:p>
          </table:table-cell>
          <table:table-cell table:formula="of:=IF(LEN([.D761])&lt;60;MID([.D761];(SEARCH(&quot;posY = &quot;;[.D761])+7);(SEARCH(&quot;}&quot;;[.D761];SEARCH(&quot;posY&quot;;[.D761]))-SEARCH(&quot;posY = &quot;;[.D761])-7));MID([.D766];(SEARCH(&quot;posY = &quot;;[.D766])+7);(SEARCH(&quot;}&quot;;[.D766];SEARCH(&quot;posY&quot;;[.D766]))-SEARCH(&quot;posY = &quot;;[.D766])-7)))" office:value-type="string" office:string-value="254">
            <text:p>254</text:p>
          </table:table-cell>
          <table:table-cell table:formula="of:=MID([.D761];SEARCH(&quot;posZ = &quot;;[.D761])+7;(SEARCH(&quot;}&quot;;[.D761])-SEARCH(&quot;posZ = &quot;;[.D7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32, posX = 114, posY = 23}, -- <text:s/>north Rosewood farm 11</text:p>
          </table:table-cell>
          <table:table-cell office:value-type="string">
            <text:p>Rosewood</text:p>
          </table:table-cell>
          <table:table-cell table:formula="of:=MID([.A762];SEARCH(&quot;--&quot;;[.A762])+2;256)" office:value-type="string" office:string-value="  north Rosewood farm 11">
            <text:p><text:s text:c="2"/>north Rosewood farm 11</text:p>
          </table:table-cell>
          <table:table-cell table:formula="of:=MID([.A762];1;SEARCH(&quot;--&quot;;[.A762])-1)" office:value-type="string" office:string-value="{worldX = 19, worldY = 32, posX = 114, posY = 23}, ">
            <text:p>{worldX = 19, worldY = 32, posX = 114, posY = 2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0">
            <text:p>760</text:p>
          </table:table-cell>
          <table:table-cell table:number-columns-repeated="22"/>
          <table:table-cell table:formula="of:=CONCATENATE([.D762];&quot;-- &quot;;[.B762];&quot;,&quot;;[.C762];&quot; ID:&quot;;[.I762])" office:value-type="string" office:string-value="{worldX = 19, worldY = 32, posX = 114, posY = 23}, -- Rosewood,  north Rosewood farm 11 ID:760">
            <text:p>{worldX = 19, worldY = 32, posX = 114, posY = 23}, -- Rosewood, <text:s/>north Rosewood farm 11 ID:760</text:p>
          </table:table-cell>
          <table:table-cell table:formula="of:=MID([.D762];SEARCH(&quot;worldX = &quot;;[.D762])+9;(SEARCH(&quot;worldY = &quot;;[.D762])-SEARCH(&quot;worldX = &quot;;[.D762])-11))" office:value-type="string" office:string-value="19">
            <text:p>19</text:p>
          </table:table-cell>
          <table:table-cell table:formula="of:=MID([.D762];SEARCH(&quot;worldY = &quot;;[.D762])+9;(SEARCH(&quot;posX = &quot;;[.D762])-SEARCH(&quot;worldY = &quot;;[.D762])-11))" office:value-type="string" office:string-value="32">
            <text:p>32</text:p>
          </table:table-cell>
          <table:table-cell table:formula="of:=MID([.D762];(SEARCH(&quot;posX = &quot;;[.D762])+7);(SEARCH(&quot;,&quot;;[.D762];SEARCH(&quot;posX&quot;;[.D762]))-SEARCH(&quot;posX = &quot;;[.D762])-7))" office:value-type="string" office:string-value="114">
            <text:p>114</text:p>
          </table:table-cell>
          <table:table-cell table:formula="of:=IF(LEN([.D762])&lt;60;MID([.D762];(SEARCH(&quot;posY = &quot;;[.D762])+7);(SEARCH(&quot;}&quot;;[.D762];SEARCH(&quot;posY&quot;;[.D762]))-SEARCH(&quot;posY = &quot;;[.D762])-7));MID([.D767];(SEARCH(&quot;posY = &quot;;[.D767])+7);(SEARCH(&quot;}&quot;;[.D767];SEARCH(&quot;posY&quot;;[.D767]))-SEARCH(&quot;posY = &quot;;[.D767])-7)))" office:value-type="string" office:string-value="23">
            <text:p>23</text:p>
          </table:table-cell>
          <table:table-cell table:formula="of:=MID([.D762];SEARCH(&quot;posZ = &quot;;[.D762])+7;(SEARCH(&quot;}&quot;;[.D762])-SEARCH(&quot;posZ = &quot;;[.D7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32, posX = 173, posY = 5}, -- <text:s/>north Rosewood farm 12</text:p>
          </table:table-cell>
          <table:table-cell office:value-type="string">
            <text:p>Rosewood</text:p>
          </table:table-cell>
          <table:table-cell table:formula="of:=MID([.A763];SEARCH(&quot;--&quot;;[.A763])+2;256)" office:value-type="string" office:string-value="  north Rosewood farm 12">
            <text:p><text:s text:c="2"/>north Rosewood farm 12</text:p>
          </table:table-cell>
          <table:table-cell table:formula="of:=MID([.A763];1;SEARCH(&quot;--&quot;;[.A763])-1)" office:value-type="string" office:string-value="{worldX = 19, worldY = 32, posX = 173, posY = 5}, ">
            <text:p>{worldX = 19, worldY = 32, posX = 173, posY = 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1">
            <text:p>761</text:p>
          </table:table-cell>
          <table:table-cell table:number-columns-repeated="22"/>
          <table:table-cell table:formula="of:=CONCATENATE([.D763];&quot;-- &quot;;[.B763];&quot;,&quot;;[.C763];&quot; ID:&quot;;[.I763])" office:value-type="string" office:string-value="{worldX = 19, worldY = 32, posX = 173, posY = 5}, -- Rosewood,  north Rosewood farm 12 ID:761">
            <text:p>{worldX = 19, worldY = 32, posX = 173, posY = 5}, -- Rosewood, <text:s/>north Rosewood farm 12 ID:761</text:p>
          </table:table-cell>
          <table:table-cell table:formula="of:=MID([.D763];SEARCH(&quot;worldX = &quot;;[.D763])+9;(SEARCH(&quot;worldY = &quot;;[.D763])-SEARCH(&quot;worldX = &quot;;[.D763])-11))" office:value-type="string" office:string-value="19">
            <text:p>19</text:p>
          </table:table-cell>
          <table:table-cell table:formula="of:=MID([.D763];SEARCH(&quot;worldY = &quot;;[.D763])+9;(SEARCH(&quot;posX = &quot;;[.D763])-SEARCH(&quot;worldY = &quot;;[.D763])-11))" office:value-type="string" office:string-value="32">
            <text:p>32</text:p>
          </table:table-cell>
          <table:table-cell table:formula="of:=MID([.D763];(SEARCH(&quot;posX = &quot;;[.D763])+7);(SEARCH(&quot;,&quot;;[.D763];SEARCH(&quot;posX&quot;;[.D763]))-SEARCH(&quot;posX = &quot;;[.D763])-7))" office:value-type="string" office:string-value="173">
            <text:p>173</text:p>
          </table:table-cell>
          <table:table-cell table:formula="of:=IF(LEN([.D763])&lt;60;MID([.D763];(SEARCH(&quot;posY = &quot;;[.D763])+7);(SEARCH(&quot;}&quot;;[.D763];SEARCH(&quot;posY&quot;;[.D763]))-SEARCH(&quot;posY = &quot;;[.D763])-7));MID([.D768];(SEARCH(&quot;posY = &quot;;[.D768])+7);(SEARCH(&quot;}&quot;;[.D768];SEARCH(&quot;posY&quot;;[.D768]))-SEARCH(&quot;posY = &quot;;[.D768])-7)))" office:value-type="string" office:string-value="5">
            <text:p>5</text:p>
          </table:table-cell>
          <table:table-cell table:formula="of:=MID([.D763];SEARCH(&quot;posZ = &quot;;[.D763])+7;(SEARCH(&quot;}&quot;;[.D763])-SEARCH(&quot;posZ = &quot;;[.D7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19, worldY = 31, posX = 258, posY = 293}, -- <text:s/>north Rosewood farm 13</text:p>
          </table:table-cell>
          <table:table-cell office:value-type="string">
            <text:p>Rosewood</text:p>
          </table:table-cell>
          <table:table-cell table:formula="of:=MID([.A764];SEARCH(&quot;--&quot;;[.A764])+2;256)" office:value-type="string" office:string-value="  north Rosewood farm 13">
            <text:p><text:s text:c="2"/>north Rosewood farm 13</text:p>
          </table:table-cell>
          <table:table-cell table:formula="of:=MID([.A764];1;SEARCH(&quot;--&quot;;[.A764])-1)" office:value-type="string" office:string-value="{worldX = 19, worldY = 31, posX = 258, posY = 293}, ">
            <text:p>{worldX = 19, worldY = 31, posX = 258, posY = 29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2">
            <text:p>762</text:p>
          </table:table-cell>
          <table:table-cell table:number-columns-repeated="22"/>
          <table:table-cell table:formula="of:=CONCATENATE([.D764];&quot;-- &quot;;[.B764];&quot;,&quot;;[.C764];&quot; ID:&quot;;[.I764])" office:value-type="string" office:string-value="{worldX = 19, worldY = 31, posX = 258, posY = 293}, -- Rosewood,  north Rosewood farm 13 ID:762">
            <text:p>{worldX = 19, worldY = 31, posX = 258, posY = 293}, -- Rosewood, <text:s/>north Rosewood farm 13 ID:762</text:p>
          </table:table-cell>
          <table:table-cell table:formula="of:=MID([.D764];SEARCH(&quot;worldX = &quot;;[.D764])+9;(SEARCH(&quot;worldY = &quot;;[.D764])-SEARCH(&quot;worldX = &quot;;[.D764])-11))" office:value-type="string" office:string-value="19">
            <text:p>19</text:p>
          </table:table-cell>
          <table:table-cell table:formula="of:=MID([.D764];SEARCH(&quot;worldY = &quot;;[.D764])+9;(SEARCH(&quot;posX = &quot;;[.D764])-SEARCH(&quot;worldY = &quot;;[.D764])-11))" office:value-type="string" office:string-value="31">
            <text:p>31</text:p>
          </table:table-cell>
          <table:table-cell table:formula="of:=MID([.D764];(SEARCH(&quot;posX = &quot;;[.D764])+7);(SEARCH(&quot;,&quot;;[.D764];SEARCH(&quot;posX&quot;;[.D764]))-SEARCH(&quot;posX = &quot;;[.D764])-7))" office:value-type="string" office:string-value="258">
            <text:p>258</text:p>
          </table:table-cell>
          <table:table-cell table:formula="of:=IF(LEN([.D764])&lt;60;MID([.D764];(SEARCH(&quot;posY = &quot;;[.D764])+7);(SEARCH(&quot;}&quot;;[.D764];SEARCH(&quot;posY&quot;;[.D764]))-SEARCH(&quot;posY = &quot;;[.D764])-7));MID([.D769];(SEARCH(&quot;posY = &quot;;[.D769])+7);(SEARCH(&quot;}&quot;;[.D769];SEARCH(&quot;posY&quot;;[.D769]))-SEARCH(&quot;posY = &quot;;[.D769])-7)))" office:value-type="string" office:string-value="293">
            <text:p>293</text:p>
          </table:table-cell>
          <table:table-cell table:formula="of:=MID([.D764];SEARCH(&quot;posZ = &quot;;[.D764])+7;(SEARCH(&quot;}&quot;;[.D764])-SEARCH(&quot;posZ = &quot;;[.D76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31, posX = 85, posY = 288}, -- <text:s/>north Rosewood farm 14</text:p>
          </table:table-cell>
          <table:table-cell office:value-type="string">
            <text:p>Rosewood</text:p>
          </table:table-cell>
          <table:table-cell table:formula="of:=MID([.A765];SEARCH(&quot;--&quot;;[.A765])+2;256)" office:value-type="string" office:string-value="  north Rosewood farm 14">
            <text:p><text:s text:c="2"/>north Rosewood farm 14</text:p>
          </table:table-cell>
          <table:table-cell table:formula="of:=MID([.A765];1;SEARCH(&quot;--&quot;;[.A765])-1)" office:value-type="string" office:string-value="{worldX = 20, worldY = 31, posX = 85, posY = 288}, ">
            <text:p>{worldX = 20, worldY = 31, posX = 85, posY = 28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3">
            <text:p>763</text:p>
          </table:table-cell>
          <table:table-cell table:number-columns-repeated="22"/>
          <table:table-cell table:formula="of:=CONCATENATE([.D765];&quot;-- &quot;;[.B765];&quot;,&quot;;[.C765];&quot; ID:&quot;;[.I765])" office:value-type="string" office:string-value="{worldX = 20, worldY = 31, posX = 85, posY = 288}, -- Rosewood,  north Rosewood farm 14 ID:763">
            <text:p>{worldX = 20, worldY = 31, posX = 85, posY = 288}, -- Rosewood, <text:s/>north Rosewood farm 14 ID:763</text:p>
          </table:table-cell>
          <table:table-cell table:formula="of:=MID([.D765];SEARCH(&quot;worldX = &quot;;[.D765])+9;(SEARCH(&quot;worldY = &quot;;[.D765])-SEARCH(&quot;worldX = &quot;;[.D765])-11))" office:value-type="string" office:string-value="20">
            <text:p>20</text:p>
          </table:table-cell>
          <table:table-cell table:formula="of:=MID([.D765];SEARCH(&quot;worldY = &quot;;[.D765])+9;(SEARCH(&quot;posX = &quot;;[.D765])-SEARCH(&quot;worldY = &quot;;[.D765])-11))" office:value-type="string" office:string-value="31">
            <text:p>31</text:p>
          </table:table-cell>
          <table:table-cell table:formula="of:=MID([.D765];(SEARCH(&quot;posX = &quot;;[.D765])+7);(SEARCH(&quot;,&quot;;[.D765];SEARCH(&quot;posX&quot;;[.D765]))-SEARCH(&quot;posX = &quot;;[.D765])-7))" office:value-type="string" office:string-value="85">
            <text:p>85</text:p>
          </table:table-cell>
          <table:table-cell table:formula="of:=IF(LEN([.D765])&lt;60;MID([.D765];(SEARCH(&quot;posY = &quot;;[.D765])+7);(SEARCH(&quot;}&quot;;[.D765];SEARCH(&quot;posY&quot;;[.D765]))-SEARCH(&quot;posY = &quot;;[.D765])-7));MID([.D770];(SEARCH(&quot;posY = &quot;;[.D770])+7);(SEARCH(&quot;}&quot;;[.D770];SEARCH(&quot;posY&quot;;[.D770]))-SEARCH(&quot;posY = &quot;;[.D770])-7)))" office:value-type="string" office:string-value="288">
            <text:p>288</text:p>
          </table:table-cell>
          <table:table-cell table:formula="of:=MID([.D765];SEARCH(&quot;posZ = &quot;;[.D765])+7;(SEARCH(&quot;}&quot;;[.D765])-SEARCH(&quot;posZ = &quot;;[.D7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0, worldY = 31, posX = 119, posY = 254}, -- <text:s/>north Rosewood farm 15</text:p>
          </table:table-cell>
          <table:table-cell office:value-type="string">
            <text:p>Rosewood</text:p>
          </table:table-cell>
          <table:table-cell table:formula="of:=MID([.A766];SEARCH(&quot;--&quot;;[.A766])+2;256)" office:value-type="string" office:string-value="  north Rosewood farm 15">
            <text:p><text:s text:c="2"/>north Rosewood farm 15</text:p>
          </table:table-cell>
          <table:table-cell table:formula="of:=MID([.A766];1;SEARCH(&quot;--&quot;;[.A766])-1)" office:value-type="string" office:string-value="{worldX = 20, worldY = 31, posX = 119, posY = 254}, ">
            <text:p>{worldX = 20, worldY = 31, posX = 119, posY = 254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4">
            <text:p>764</text:p>
          </table:table-cell>
          <table:table-cell table:number-columns-repeated="22"/>
          <table:table-cell table:formula="of:=CONCATENATE([.D766];&quot;-- &quot;;[.B766];&quot;,&quot;;[.C766];&quot; ID:&quot;;[.I766])" office:value-type="string" office:string-value="{worldX = 20, worldY = 31, posX = 119, posY = 254}, -- Rosewood,  north Rosewood farm 15 ID:764">
            <text:p>{worldX = 20, worldY = 31, posX = 119, posY = 254}, -- Rosewood, <text:s/>north Rosewood farm 15 ID:764</text:p>
          </table:table-cell>
          <table:table-cell table:formula="of:=MID([.D766];SEARCH(&quot;worldX = &quot;;[.D766])+9;(SEARCH(&quot;worldY = &quot;;[.D766])-SEARCH(&quot;worldX = &quot;;[.D766])-11))" office:value-type="string" office:string-value="20">
            <text:p>20</text:p>
          </table:table-cell>
          <table:table-cell table:formula="of:=MID([.D766];SEARCH(&quot;worldY = &quot;;[.D766])+9;(SEARCH(&quot;posX = &quot;;[.D766])-SEARCH(&quot;worldY = &quot;;[.D766])-11))" office:value-type="string" office:string-value="31">
            <text:p>31</text:p>
          </table:table-cell>
          <table:table-cell table:formula="of:=MID([.D766];(SEARCH(&quot;posX = &quot;;[.D766])+7);(SEARCH(&quot;,&quot;;[.D766];SEARCH(&quot;posX&quot;;[.D766]))-SEARCH(&quot;posX = &quot;;[.D766])-7))" office:value-type="string" office:string-value="119">
            <text:p>119</text:p>
          </table:table-cell>
          <table:table-cell table:formula="of:=IF(LEN([.D766])&lt;60;MID([.D766];(SEARCH(&quot;posY = &quot;;[.D766])+7);(SEARCH(&quot;}&quot;;[.D766];SEARCH(&quot;posY&quot;;[.D766]))-SEARCH(&quot;posY = &quot;;[.D766])-7));MID([.D771];(SEARCH(&quot;posY = &quot;;[.D771])+7);(SEARCH(&quot;}&quot;;[.D771];SEARCH(&quot;posY&quot;;[.D771]))-SEARCH(&quot;posY = &quot;;[.D771])-7)))" office:value-type="string" office:string-value="254">
            <text:p>254</text:p>
          </table:table-cell>
          <table:table-cell table:formula="of:=MID([.D766];SEARCH(&quot;posZ = &quot;;[.D766])+7;(SEARCH(&quot;}&quot;;[.D766])-SEARCH(&quot;posZ = &quot;;[.D7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33, posX = 200, posY = 46}, -- <text:s/>industrial north Rosewood farm 16, worker house 1</text:p>
          </table:table-cell>
          <table:table-cell office:value-type="string">
            <text:p>Rosewood</text:p>
          </table:table-cell>
          <table:table-cell table:formula="of:=MID([.A767];SEARCH(&quot;--&quot;;[.A767])+2;256)" office:value-type="string" office:string-value="  industrial north Rosewood farm 16, worker house 1">
            <text:p><text:s text:c="2"/>industrial north Rosewood farm 16, worker house 1</text:p>
          </table:table-cell>
          <table:table-cell table:formula="of:=MID([.A767];1;SEARCH(&quot;--&quot;;[.A767])-1)" office:value-type="string" office:string-value="{worldX = 22, worldY = 33, posX = 200, posY = 46}, ">
            <text:p>{worldX = 22, worldY = 33, posX = 200, posY = 46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5">
            <text:p>765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67];&quot;-- &quot;;[.B767];&quot;,&quot;;[.C767];&quot; ID:&quot;;[.I767])" office:value-type="string" office:string-value="{worldX = 22, worldY = 33, posX = 200, posY = 46}, -- Rosewood,  industrial north Rosewood farm 16, worker house 1 ID:765">
            <text:p>{worldX = 22, worldY = 33, posX = 200, posY = 46}, -- Rosewood, <text:s/>industrial north Rosewood farm 16, worker house 1 ID:765</text:p>
          </table:table-cell>
          <table:table-cell table:formula="of:=MID([.D767];SEARCH(&quot;worldX = &quot;;[.D767])+9;(SEARCH(&quot;worldY = &quot;;[.D767])-SEARCH(&quot;worldX = &quot;;[.D767])-11))" office:value-type="string" office:string-value="22">
            <text:p>22</text:p>
          </table:table-cell>
          <table:table-cell table:formula="of:=MID([.D767];SEARCH(&quot;worldY = &quot;;[.D767])+9;(SEARCH(&quot;posX = &quot;;[.D767])-SEARCH(&quot;worldY = &quot;;[.D767])-11))" office:value-type="string" office:string-value="33">
            <text:p>33</text:p>
          </table:table-cell>
          <table:table-cell table:formula="of:=MID([.D767];(SEARCH(&quot;posX = &quot;;[.D767])+7);(SEARCH(&quot;,&quot;;[.D767];SEARCH(&quot;posX&quot;;[.D767]))-SEARCH(&quot;posX = &quot;;[.D767])-7))" office:value-type="string" office:string-value="200">
            <text:p>200</text:p>
          </table:table-cell>
          <table:table-cell table:formula="of:=IF(LEN([.D767])&lt;60;MID([.D767];(SEARCH(&quot;posY = &quot;;[.D767])+7);(SEARCH(&quot;}&quot;;[.D767];SEARCH(&quot;posY&quot;;[.D767]))-SEARCH(&quot;posY = &quot;;[.D767])-7));MID([.D772];(SEARCH(&quot;posY = &quot;;[.D772])+7);(SEARCH(&quot;}&quot;;[.D772];SEARCH(&quot;posY&quot;;[.D772]))-SEARCH(&quot;posY = &quot;;[.D772])-7)))" office:value-type="string" office:string-value="46">
            <text:p>46</text:p>
          </table:table-cell>
          <table:table-cell table:formula="of:=MID([.D767];SEARCH(&quot;posZ = &quot;;[.D767])+7;(SEARCH(&quot;}&quot;;[.D767])-SEARCH(&quot;posZ = &quot;;[.D7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33, posX = 210, posY = 28}, -- <text:s/>industrial north Rosewood farm 16, worker house 2</text:p>
          </table:table-cell>
          <table:table-cell office:value-type="string">
            <text:p>Rosewood</text:p>
          </table:table-cell>
          <table:table-cell table:formula="of:=MID([.A768];SEARCH(&quot;--&quot;;[.A768])+2;256)" office:value-type="string" office:string-value="  industrial north Rosewood farm 16, worker house 2">
            <text:p><text:s text:c="2"/>industrial north Rosewood farm 16, worker house 2</text:p>
          </table:table-cell>
          <table:table-cell table:formula="of:=MID([.A768];1;SEARCH(&quot;--&quot;;[.A768])-1)" office:value-type="string" office:string-value="{worldX = 22, worldY = 33, posX = 210, posY = 28}, ">
            <text:p>{worldX = 22, worldY = 33, posX = 210, posY = 2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6">
            <text:p>766</text:p>
          </table:table-cell>
          <table:table-cell table:number-columns-repeated="22"/>
          <table:table-cell table:formula="of:=CONCATENATE([.D768];&quot;-- &quot;;[.B768];&quot;,&quot;;[.C768];&quot; ID:&quot;;[.I768])" office:value-type="string" office:string-value="{worldX = 22, worldY = 33, posX = 210, posY = 28}, -- Rosewood,  industrial north Rosewood farm 16, worker house 2 ID:766">
            <text:p>{worldX = 22, worldY = 33, posX = 210, posY = 28}, -- Rosewood, <text:s/>industrial north Rosewood farm 16, worker house 2 ID:766</text:p>
          </table:table-cell>
          <table:table-cell table:formula="of:=MID([.D768];SEARCH(&quot;worldX = &quot;;[.D768])+9;(SEARCH(&quot;worldY = &quot;;[.D768])-SEARCH(&quot;worldX = &quot;;[.D768])-11))" office:value-type="string" office:string-value="22">
            <text:p>22</text:p>
          </table:table-cell>
          <table:table-cell table:formula="of:=MID([.D768];SEARCH(&quot;worldY = &quot;;[.D768])+9;(SEARCH(&quot;posX = &quot;;[.D768])-SEARCH(&quot;worldY = &quot;;[.D768])-11))" office:value-type="string" office:string-value="33">
            <text:p>33</text:p>
          </table:table-cell>
          <table:table-cell table:formula="of:=MID([.D768];(SEARCH(&quot;posX = &quot;;[.D768])+7);(SEARCH(&quot;,&quot;;[.D768];SEARCH(&quot;posX&quot;;[.D768]))-SEARCH(&quot;posX = &quot;;[.D768])-7))" office:value-type="string" office:string-value="210">
            <text:p>210</text:p>
          </table:table-cell>
          <table:table-cell table:formula="of:=IF(LEN([.D768])&lt;60;MID([.D768];(SEARCH(&quot;posY = &quot;;[.D768])+7);(SEARCH(&quot;}&quot;;[.D768];SEARCH(&quot;posY&quot;;[.D768]))-SEARCH(&quot;posY = &quot;;[.D768])-7));MID([.D773];(SEARCH(&quot;posY = &quot;;[.D773])+7);(SEARCH(&quot;}&quot;;[.D773];SEARCH(&quot;posY&quot;;[.D773]))-SEARCH(&quot;posY = &quot;;[.D773])-7)))" office:value-type="string" office:string-value="28">
            <text:p>28</text:p>
          </table:table-cell>
          <table:table-cell table:formula="of:=MID([.D768];SEARCH(&quot;posZ = &quot;;[.D768])+7;(SEARCH(&quot;}&quot;;[.D768])-SEARCH(&quot;posZ = &quot;;[.D7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33, posX = 205, posY = 8}, -- <text:s/>industrial north Rosewood farm 16, worker house 3</text:p>
          </table:table-cell>
          <table:table-cell office:value-type="string">
            <text:p>Rosewood</text:p>
          </table:table-cell>
          <table:table-cell table:formula="of:=MID([.A769];SEARCH(&quot;--&quot;;[.A769])+2;256)" office:value-type="string" office:string-value="  industrial north Rosewood farm 16, worker house 3">
            <text:p><text:s text:c="2"/>industrial north Rosewood farm 16, worker house 3</text:p>
          </table:table-cell>
          <table:table-cell table:formula="of:=MID([.A769];1;SEARCH(&quot;--&quot;;[.A769])-1)" office:value-type="string" office:string-value="{worldX = 22, worldY = 33, posX = 205, posY = 8}, ">
            <text:p>{worldX = 22, worldY = 33, posX = 205, posY = 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7">
            <text:p>767</text:p>
          </table:table-cell>
          <table:table-cell table:number-columns-repeated="22"/>
          <table:table-cell table:formula="of:=CONCATENATE([.D769];&quot;-- &quot;;[.B769];&quot;,&quot;;[.C769];&quot; ID:&quot;;[.I769])" office:value-type="string" office:string-value="{worldX = 22, worldY = 33, posX = 205, posY = 8}, -- Rosewood,  industrial north Rosewood farm 16, worker house 3 ID:767">
            <text:p>{worldX = 22, worldY = 33, posX = 205, posY = 8}, -- Rosewood, <text:s/>industrial north Rosewood farm 16, worker house 3 ID:767</text:p>
          </table:table-cell>
          <table:table-cell table:formula="of:=MID([.D769];SEARCH(&quot;worldX = &quot;;[.D769])+9;(SEARCH(&quot;worldY = &quot;;[.D769])-SEARCH(&quot;worldX = &quot;;[.D769])-11))" office:value-type="string" office:string-value="22">
            <text:p>22</text:p>
          </table:table-cell>
          <table:table-cell table:formula="of:=MID([.D769];SEARCH(&quot;worldY = &quot;;[.D769])+9;(SEARCH(&quot;posX = &quot;;[.D769])-SEARCH(&quot;worldY = &quot;;[.D769])-11))" office:value-type="string" office:string-value="33">
            <text:p>33</text:p>
          </table:table-cell>
          <table:table-cell table:formula="of:=MID([.D769];(SEARCH(&quot;posX = &quot;;[.D769])+7);(SEARCH(&quot;,&quot;;[.D769];SEARCH(&quot;posX&quot;;[.D769]))-SEARCH(&quot;posX = &quot;;[.D769])-7))" office:value-type="string" office:string-value="205">
            <text:p>205</text:p>
          </table:table-cell>
          <table:table-cell table:formula="of:=IF(LEN([.D769])&lt;60;MID([.D769];(SEARCH(&quot;posY = &quot;;[.D769])+7);(SEARCH(&quot;}&quot;;[.D769];SEARCH(&quot;posY&quot;;[.D769]))-SEARCH(&quot;posY = &quot;;[.D769])-7));MID([.D774];(SEARCH(&quot;posY = &quot;;[.D774])+7);(SEARCH(&quot;}&quot;;[.D774];SEARCH(&quot;posY&quot;;[.D774]))-SEARCH(&quot;posY = &quot;;[.D774])-7)))" office:value-type="string" office:string-value="8">
            <text:p>8</text:p>
          </table:table-cell>
          <table:table-cell table:formula="of:=MID([.D769];SEARCH(&quot;posZ = &quot;;[.D769])+7;(SEARCH(&quot;}&quot;;[.D769])-SEARCH(&quot;posZ = &quot;;[.D7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33, posX = 213, posY = 262}, -- <text:s/>industrial north Rosewood farm 16, south worker house 4</text:p>
          </table:table-cell>
          <table:table-cell office:value-type="string">
            <text:p>Rosewood</text:p>
          </table:table-cell>
          <table:table-cell table:formula="of:=MID([.A770];SEARCH(&quot;--&quot;;[.A770])+2;256)" office:value-type="string" office:string-value="  industrial north Rosewood farm 16, south worker house 4">
            <text:p><text:s text:c="2"/>industrial north Rosewood farm 16, south worker house 4</text:p>
          </table:table-cell>
          <table:table-cell table:formula="of:=MID([.A770];1;SEARCH(&quot;--&quot;;[.A770])-1)" office:value-type="string" office:string-value="{worldX = 22, worldY = 33, posX = 213, posY = 262}, ">
            <text:p>{worldX = 22, worldY = 33, posX = 213, posY = 262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8">
            <text:p>76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70];&quot;-- &quot;;[.B770];&quot;,&quot;;[.C770];&quot; ID:&quot;;[.I770])" office:value-type="string" office:string-value="{worldX = 22, worldY = 33, posX = 213, posY = 262}, -- Rosewood,  industrial north Rosewood farm 16, south worker house 4 ID:768">
            <text:p>{worldX = 22, worldY = 33, posX = 213, posY = 262}, -- Rosewood, <text:s/>industrial north Rosewood farm 16, south worker house 4 ID:768</text:p>
          </table:table-cell>
          <table:table-cell table:formula="of:=MID([.D770];SEARCH(&quot;worldX = &quot;;[.D770])+9;(SEARCH(&quot;worldY = &quot;;[.D770])-SEARCH(&quot;worldX = &quot;;[.D770])-11))" office:value-type="string" office:string-value="22">
            <text:p>22</text:p>
          </table:table-cell>
          <table:table-cell table:formula="of:=MID([.D770];SEARCH(&quot;worldY = &quot;;[.D770])+9;(SEARCH(&quot;posX = &quot;;[.D770])-SEARCH(&quot;worldY = &quot;;[.D770])-11))" office:value-type="string" office:string-value="33">
            <text:p>33</text:p>
          </table:table-cell>
          <table:table-cell table:formula="of:=MID([.D770];(SEARCH(&quot;posX = &quot;;[.D770])+7);(SEARCH(&quot;,&quot;;[.D770];SEARCH(&quot;posX&quot;;[.D770]))-SEARCH(&quot;posX = &quot;;[.D770])-7))" office:value-type="string" office:string-value="213">
            <text:p>213</text:p>
          </table:table-cell>
          <table:table-cell table:formula="of:=IF(LEN([.D770])&lt;60;MID([.D770];(SEARCH(&quot;posY = &quot;;[.D770])+7);(SEARCH(&quot;}&quot;;[.D770];SEARCH(&quot;posY&quot;;[.D770]))-SEARCH(&quot;posY = &quot;;[.D770])-7));MID([.D775];(SEARCH(&quot;posY = &quot;;[.D775])+7);(SEARCH(&quot;}&quot;;[.D775];SEARCH(&quot;posY&quot;;[.D775]))-SEARCH(&quot;posY = &quot;;[.D775])-7)))" office:value-type="string" office:string-value="262">
            <text:p>262</text:p>
          </table:table-cell>
          <table:table-cell table:formula="of:=MID([.D770];SEARCH(&quot;posZ = &quot;;[.D770])+7;(SEARCH(&quot;}&quot;;[.D770])-SEARCH(&quot;posZ = &quot;;[.D7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2, worldY = 33, posX = 178, posY = 235}, -- <text:s/>industrial north Rosewood farm 16, south worker house 5</text:p>
          </table:table-cell>
          <table:table-cell office:value-type="string">
            <text:p>Rosewood</text:p>
          </table:table-cell>
          <table:table-cell table:formula="of:=MID([.A771];SEARCH(&quot;--&quot;;[.A771])+2;256)" office:value-type="string" office:string-value="  industrial north Rosewood farm 16, south worker house 5">
            <text:p><text:s text:c="2"/>industrial north Rosewood farm 16, south worker house 5</text:p>
          </table:table-cell>
          <table:table-cell table:formula="of:=MID([.A771];1;SEARCH(&quot;--&quot;;[.A771])-1)" office:value-type="string" office:string-value="{worldX = 22, worldY = 33, posX = 178, posY = 235}, ">
            <text:p>{worldX = 22, worldY = 33, posX = 178, posY = 23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69">
            <text:p>769</text:p>
          </table:table-cell>
          <table:table-cell table:number-columns-repeated="22"/>
          <table:table-cell table:formula="of:=CONCATENATE([.D771];&quot;-- &quot;;[.B771];&quot;,&quot;;[.C771];&quot; ID:&quot;;[.I771])" office:value-type="string" office:string-value="{worldX = 22, worldY = 33, posX = 178, posY = 235}, -- Rosewood,  industrial north Rosewood farm 16, south worker house 5 ID:769">
            <text:p>{worldX = 22, worldY = 33, posX = 178, posY = 235}, -- Rosewood, <text:s/>industrial north Rosewood farm 16, south worker house 5 ID:769</text:p>
          </table:table-cell>
          <table:table-cell table:formula="of:=MID([.D771];SEARCH(&quot;worldX = &quot;;[.D771])+9;(SEARCH(&quot;worldY = &quot;;[.D771])-SEARCH(&quot;worldX = &quot;;[.D771])-11))" office:value-type="string" office:string-value="22">
            <text:p>22</text:p>
          </table:table-cell>
          <table:table-cell table:formula="of:=MID([.D771];SEARCH(&quot;worldY = &quot;;[.D771])+9;(SEARCH(&quot;posX = &quot;;[.D771])-SEARCH(&quot;worldY = &quot;;[.D771])-11))" office:value-type="string" office:string-value="33">
            <text:p>33</text:p>
          </table:table-cell>
          <table:table-cell table:formula="of:=MID([.D771];(SEARCH(&quot;posX = &quot;;[.D771])+7);(SEARCH(&quot;,&quot;;[.D771];SEARCH(&quot;posX&quot;;[.D771]))-SEARCH(&quot;posX = &quot;;[.D771])-7))" office:value-type="string" office:string-value="178">
            <text:p>178</text:p>
          </table:table-cell>
          <table:table-cell table:formula="of:=IF(LEN([.D771])&lt;60;MID([.D771];(SEARCH(&quot;posY = &quot;;[.D771])+7);(SEARCH(&quot;}&quot;;[.D771];SEARCH(&quot;posY&quot;;[.D771]))-SEARCH(&quot;posY = &quot;;[.D771])-7));MID([.D776];(SEARCH(&quot;posY = &quot;;[.D776])+7);(SEARCH(&quot;}&quot;;[.D776];SEARCH(&quot;posY&quot;;[.D776]))-SEARCH(&quot;posY = &quot;;[.D776])-7)))" office:value-type="string" office:string-value="235">
            <text:p>235</text:p>
          </table:table-cell>
          <table:table-cell table:formula="of:=MID([.D771];SEARCH(&quot;posZ = &quot;;[.D771])+7;(SEARCH(&quot;}&quot;;[.D771])-SEARCH(&quot;posZ = &quot;;[.D7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2, posX = 243, posY = 20}, -- <text:s/>north Rosewood farm 17, livestock</text:p>
          </table:table-cell>
          <table:table-cell office:value-type="string">
            <text:p>Rosewood</text:p>
          </table:table-cell>
          <table:table-cell table:formula="of:=MID([.A772];SEARCH(&quot;--&quot;;[.A772])+2;256)" office:value-type="string" office:string-value="  north Rosewood farm 17, livestock">
            <text:p><text:s text:c="2"/>north Rosewood farm 17, livestock</text:p>
          </table:table-cell>
          <table:table-cell table:formula="of:=MID([.A772];1;SEARCH(&quot;--&quot;;[.A772])-1)" office:value-type="string" office:string-value="{worldX = 23, worldY = 32, posX = 243, posY = 20}, ">
            <text:p>{worldX = 23, worldY = 32, posX = 243, posY = 20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0">
            <text:p>770</text:p>
          </table:table-cell>
          <table:table-cell table:number-columns-repeated="22"/>
          <table:table-cell table:formula="of:=CONCATENATE([.D772];&quot;-- &quot;;[.B772];&quot;,&quot;;[.C772];&quot; ID:&quot;;[.I772])" office:value-type="string" office:string-value="{worldX = 23, worldY = 32, posX = 243, posY = 20}, -- Rosewood,  north Rosewood farm 17, livestock ID:770">
            <text:p>{worldX = 23, worldY = 32, posX = 243, posY = 20}, -- Rosewood, <text:s/>north Rosewood farm 17, livestock ID:770</text:p>
          </table:table-cell>
          <table:table-cell table:formula="of:=MID([.D772];SEARCH(&quot;worldX = &quot;;[.D772])+9;(SEARCH(&quot;worldY = &quot;;[.D772])-SEARCH(&quot;worldX = &quot;;[.D772])-11))" office:value-type="string" office:string-value="23">
            <text:p>23</text:p>
          </table:table-cell>
          <table:table-cell table:formula="of:=MID([.D772];SEARCH(&quot;worldY = &quot;;[.D772])+9;(SEARCH(&quot;posX = &quot;;[.D772])-SEARCH(&quot;worldY = &quot;;[.D772])-11))" office:value-type="string" office:string-value="32">
            <text:p>32</text:p>
          </table:table-cell>
          <table:table-cell table:formula="of:=MID([.D772];(SEARCH(&quot;posX = &quot;;[.D772])+7);(SEARCH(&quot;,&quot;;[.D772];SEARCH(&quot;posX&quot;;[.D772]))-SEARCH(&quot;posX = &quot;;[.D772])-7))" office:value-type="string" office:string-value="243">
            <text:p>243</text:p>
          </table:table-cell>
          <table:table-cell table:formula="of:=IF(LEN([.D772])&lt;60;MID([.D772];(SEARCH(&quot;posY = &quot;;[.D772])+7);(SEARCH(&quot;}&quot;;[.D772];SEARCH(&quot;posY&quot;;[.D772]))-SEARCH(&quot;posY = &quot;;[.D772])-7));MID([.D777];(SEARCH(&quot;posY = &quot;;[.D777])+7);(SEARCH(&quot;}&quot;;[.D777];SEARCH(&quot;posY&quot;;[.D777]))-SEARCH(&quot;posY = &quot;;[.D777])-7)))" office:value-type="string" office:string-value="20">
            <text:p>20</text:p>
          </table:table-cell>
          <table:table-cell table:formula="of:=MID([.D772];SEARCH(&quot;posZ = &quot;;[.D772])+7;(SEARCH(&quot;}&quot;;[.D772])-SEARCH(&quot;posZ = &quot;;[.D7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2, posX = 262, posY = 82}, -- <text:s/>north Rosewood farm 18, livestock</text:p>
          </table:table-cell>
          <table:table-cell office:value-type="string">
            <text:p>Rosewood</text:p>
          </table:table-cell>
          <table:table-cell table:formula="of:=MID([.A773];SEARCH(&quot;--&quot;;[.A773])+2;256)" office:value-type="string" office:string-value="  north Rosewood farm 18, livestock">
            <text:p><text:s text:c="2"/>north Rosewood farm 18, livestock</text:p>
          </table:table-cell>
          <table:table-cell table:formula="of:=MID([.A773];1;SEARCH(&quot;--&quot;;[.A773])-1)" office:value-type="string" office:string-value="{worldX = 23, worldY = 32, posX = 262, posY = 82}, ">
            <text:p>{worldX = 23, worldY = 32, posX = 262, posY = 82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1">
            <text:p>77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73];&quot;-- &quot;;[.B773];&quot;,&quot;;[.C773];&quot; ID:&quot;;[.I773])" office:value-type="string" office:string-value="{worldX = 23, worldY = 32, posX = 262, posY = 82}, -- Rosewood,  north Rosewood farm 18, livestock ID:771">
            <text:p>{worldX = 23, worldY = 32, posX = 262, posY = 82}, -- Rosewood, <text:s/>north Rosewood farm 18, livestock ID:771</text:p>
          </table:table-cell>
          <table:table-cell table:formula="of:=MID([.D773];SEARCH(&quot;worldX = &quot;;[.D773])+9;(SEARCH(&quot;worldY = &quot;;[.D773])-SEARCH(&quot;worldX = &quot;;[.D773])-11))" office:value-type="string" office:string-value="23">
            <text:p>23</text:p>
          </table:table-cell>
          <table:table-cell table:formula="of:=MID([.D773];SEARCH(&quot;worldY = &quot;;[.D773])+9;(SEARCH(&quot;posX = &quot;;[.D773])-SEARCH(&quot;worldY = &quot;;[.D773])-11))" office:value-type="string" office:string-value="32">
            <text:p>32</text:p>
          </table:table-cell>
          <table:table-cell table:formula="of:=MID([.D773];(SEARCH(&quot;posX = &quot;;[.D773])+7);(SEARCH(&quot;,&quot;;[.D773];SEARCH(&quot;posX&quot;;[.D773]))-SEARCH(&quot;posX = &quot;;[.D773])-7))" office:value-type="string" office:string-value="262">
            <text:p>262</text:p>
          </table:table-cell>
          <table:table-cell table:formula="of:=IF(LEN([.D773])&lt;60;MID([.D773];(SEARCH(&quot;posY = &quot;;[.D773])+7);(SEARCH(&quot;}&quot;;[.D773];SEARCH(&quot;posY&quot;;[.D773]))-SEARCH(&quot;posY = &quot;;[.D773])-7));MID([.D778];(SEARCH(&quot;posY = &quot;;[.D778])+7);(SEARCH(&quot;}&quot;;[.D778];SEARCH(&quot;posY&quot;;[.D778]))-SEARCH(&quot;posY = &quot;;[.D778])-7)))" office:value-type="string" office:string-value="82">
            <text:p>82</text:p>
          </table:table-cell>
          <table:table-cell table:formula="of:=MID([.D773];SEARCH(&quot;posZ = &quot;;[.D773])+7;(SEARCH(&quot;}&quot;;[.D773])-SEARCH(&quot;posZ = &quot;;[.D7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32, posX = 20, posY = 106}, -- <text:s/>north Rosewood farm 19</text:p>
          </table:table-cell>
          <table:table-cell office:value-type="string">
            <text:p>Rosewood</text:p>
          </table:table-cell>
          <table:table-cell table:formula="of:=MID([.A774];SEARCH(&quot;--&quot;;[.A774])+2;256)" office:value-type="string" office:string-value="  north Rosewood farm 19">
            <text:p><text:s text:c="2"/>north Rosewood farm 19</text:p>
          </table:table-cell>
          <table:table-cell table:formula="of:=MID([.A774];1;SEARCH(&quot;--&quot;;[.A774])-1)" office:value-type="string" office:string-value="{worldX = 24, worldY = 32, posX = 20, posY = 106}, ">
            <text:p>{worldX = 24, worldY = 32, posX = 20, posY = 106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2">
            <text:p>772</text:p>
          </table:table-cell>
          <table:table-cell table:number-columns-repeated="22"/>
          <table:table-cell table:formula="of:=CONCATENATE([.D774];&quot;-- &quot;;[.B774];&quot;,&quot;;[.C774];&quot; ID:&quot;;[.I774])" office:value-type="string" office:string-value="{worldX = 24, worldY = 32, posX = 20, posY = 106}, -- Rosewood,  north Rosewood farm 19 ID:772">
            <text:p>{worldX = 24, worldY = 32, posX = 20, posY = 106}, -- Rosewood, <text:s/>north Rosewood farm 19 ID:772</text:p>
          </table:table-cell>
          <table:table-cell table:formula="of:=MID([.D774];SEARCH(&quot;worldX = &quot;;[.D774])+9;(SEARCH(&quot;worldY = &quot;;[.D774])-SEARCH(&quot;worldX = &quot;;[.D774])-11))" office:value-type="string" office:string-value="24">
            <text:p>24</text:p>
          </table:table-cell>
          <table:table-cell table:formula="of:=MID([.D774];SEARCH(&quot;worldY = &quot;;[.D774])+9;(SEARCH(&quot;posX = &quot;;[.D774])-SEARCH(&quot;worldY = &quot;;[.D774])-11))" office:value-type="string" office:string-value="32">
            <text:p>32</text:p>
          </table:table-cell>
          <table:table-cell table:formula="of:=MID([.D774];(SEARCH(&quot;posX = &quot;;[.D774])+7);(SEARCH(&quot;,&quot;;[.D774];SEARCH(&quot;posX&quot;;[.D774]))-SEARCH(&quot;posX = &quot;;[.D774])-7))" office:value-type="string" office:string-value="20">
            <text:p>20</text:p>
          </table:table-cell>
          <table:table-cell table:formula="of:=IF(LEN([.D774])&lt;60;MID([.D774];(SEARCH(&quot;posY = &quot;;[.D774])+7);(SEARCH(&quot;}&quot;;[.D774];SEARCH(&quot;posY&quot;;[.D774]))-SEARCH(&quot;posY = &quot;;[.D774])-7));MID([.D779];(SEARCH(&quot;posY = &quot;;[.D779])+7);(SEARCH(&quot;}&quot;;[.D779];SEARCH(&quot;posY&quot;;[.D779]))-SEARCH(&quot;posY = &quot;;[.D779])-7)))" office:value-type="string" office:string-value="106">
            <text:p>106</text:p>
          </table:table-cell>
          <table:table-cell table:formula="of:=MID([.D774];SEARCH(&quot;posZ = &quot;;[.D774])+7;(SEARCH(&quot;}&quot;;[.D774])-SEARCH(&quot;posZ = &quot;;[.D7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2, posX = 271, posY = 137}, -- <text:s/>north Rosewood farm 20, fenced areas</text:p>
          </table:table-cell>
          <table:table-cell office:value-type="string">
            <text:p>Rosewood</text:p>
          </table:table-cell>
          <table:table-cell table:formula="of:=MID([.A775];SEARCH(&quot;--&quot;;[.A775])+2;256)" office:value-type="string" office:string-value="  north Rosewood farm 20, fenced areas">
            <text:p><text:s text:c="2"/>north Rosewood farm 20, fenced areas</text:p>
          </table:table-cell>
          <table:table-cell table:formula="of:=MID([.A775];1;SEARCH(&quot;--&quot;;[.A775])-1)" office:value-type="string" office:string-value="{worldX = 23, worldY = 32, posX = 271, posY = 137}, ">
            <text:p>{worldX = 23, worldY = 32, posX = 271, posY = 137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3">
            <text:p>773</text:p>
          </table:table-cell>
          <table:table-cell table:number-columns-repeated="22"/>
          <table:table-cell table:formula="of:=CONCATENATE([.D775];&quot;-- &quot;;[.B775];&quot;,&quot;;[.C775];&quot; ID:&quot;;[.I775])" office:value-type="string" office:string-value="{worldX = 23, worldY = 32, posX = 271, posY = 137}, -- Rosewood,  north Rosewood farm 20, fenced areas ID:773">
            <text:p>{worldX = 23, worldY = 32, posX = 271, posY = 137}, -- Rosewood, <text:s/>north Rosewood farm 20, fenced areas ID:773</text:p>
          </table:table-cell>
          <table:table-cell table:formula="of:=MID([.D775];SEARCH(&quot;worldX = &quot;;[.D775])+9;(SEARCH(&quot;worldY = &quot;;[.D775])-SEARCH(&quot;worldX = &quot;;[.D775])-11))" office:value-type="string" office:string-value="23">
            <text:p>23</text:p>
          </table:table-cell>
          <table:table-cell table:formula="of:=MID([.D775];SEARCH(&quot;worldY = &quot;;[.D775])+9;(SEARCH(&quot;posX = &quot;;[.D775])-SEARCH(&quot;worldY = &quot;;[.D775])-11))" office:value-type="string" office:string-value="32">
            <text:p>32</text:p>
          </table:table-cell>
          <table:table-cell table:formula="of:=MID([.D775];(SEARCH(&quot;posX = &quot;;[.D775])+7);(SEARCH(&quot;,&quot;;[.D775];SEARCH(&quot;posX&quot;;[.D775]))-SEARCH(&quot;posX = &quot;;[.D775])-7))" office:value-type="string" office:string-value="271">
            <text:p>271</text:p>
          </table:table-cell>
          <table:table-cell table:formula="of:=IF(LEN([.D775])&lt;60;MID([.D775];(SEARCH(&quot;posY = &quot;;[.D775])+7);(SEARCH(&quot;}&quot;;[.D775];SEARCH(&quot;posY&quot;;[.D775]))-SEARCH(&quot;posY = &quot;;[.D775])-7));MID([.D780];(SEARCH(&quot;posY = &quot;;[.D780])+7);(SEARCH(&quot;}&quot;;[.D780];SEARCH(&quot;posY&quot;;[.D780]))-SEARCH(&quot;posY = &quot;;[.D780])-7)))" office:value-type="string" office:string-value="137">
            <text:p>137</text:p>
          </table:table-cell>
          <table:table-cell table:formula="of:=MID([.D775];SEARCH(&quot;posZ = &quot;;[.D775])+7;(SEARCH(&quot;}&quot;;[.D775])-SEARCH(&quot;posZ = &quot;;[.D7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2, posX = 141, posY = 237}, -- <text:s/>north Rosewood farm 21</text:p>
          </table:table-cell>
          <table:table-cell office:value-type="string">
            <text:p>Rosewood</text:p>
          </table:table-cell>
          <table:table-cell table:formula="of:=MID([.A776];SEARCH(&quot;--&quot;;[.A776])+2;256)" office:value-type="string" office:string-value="  north Rosewood farm 21">
            <text:p><text:s text:c="2"/>north Rosewood farm 21</text:p>
          </table:table-cell>
          <table:table-cell table:formula="of:=MID([.A776];1;SEARCH(&quot;--&quot;;[.A776])-1)" office:value-type="string" office:string-value="{worldX = 27, worldY = 32, posX = 141, posY = 237}, ">
            <text:p>{worldX = 27, worldY = 32, posX = 141, posY = 237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4">
            <text:p>774</text:p>
          </table:table-cell>
          <table:table-cell table:number-columns-repeated="22"/>
          <table:table-cell table:formula="of:=CONCATENATE([.D776];&quot;-- &quot;;[.B776];&quot;,&quot;;[.C776];&quot; ID:&quot;;[.I776])" office:value-type="string" office:string-value="{worldX = 27, worldY = 32, posX = 141, posY = 237}, -- Rosewood,  north Rosewood farm 21 ID:774">
            <text:p>{worldX = 27, worldY = 32, posX = 141, posY = 237}, -- Rosewood, <text:s/>north Rosewood farm 21 ID:774</text:p>
          </table:table-cell>
          <table:table-cell table:formula="of:=MID([.D776];SEARCH(&quot;worldX = &quot;;[.D776])+9;(SEARCH(&quot;worldY = &quot;;[.D776])-SEARCH(&quot;worldX = &quot;;[.D776])-11))" office:value-type="string" office:string-value="27">
            <text:p>27</text:p>
          </table:table-cell>
          <table:table-cell table:formula="of:=MID([.D776];SEARCH(&quot;worldY = &quot;;[.D776])+9;(SEARCH(&quot;posX = &quot;;[.D776])-SEARCH(&quot;worldY = &quot;;[.D776])-11))" office:value-type="string" office:string-value="32">
            <text:p>32</text:p>
          </table:table-cell>
          <table:table-cell table:formula="of:=MID([.D776];(SEARCH(&quot;posX = &quot;;[.D776])+7);(SEARCH(&quot;,&quot;;[.D776];SEARCH(&quot;posX&quot;;[.D776]))-SEARCH(&quot;posX = &quot;;[.D776])-7))" office:value-type="string" office:string-value="141">
            <text:p>141</text:p>
          </table:table-cell>
          <table:table-cell table:formula="of:=IF(LEN([.D776])&lt;60;MID([.D776];(SEARCH(&quot;posY = &quot;;[.D776])+7);(SEARCH(&quot;}&quot;;[.D776];SEARCH(&quot;posY&quot;;[.D776]))-SEARCH(&quot;posY = &quot;;[.D776])-7));MID([.D781];(SEARCH(&quot;posY = &quot;;[.D781])+7);(SEARCH(&quot;}&quot;;[.D781];SEARCH(&quot;posY&quot;;[.D781]))-SEARCH(&quot;posY = &quot;;[.D781])-7)))" office:value-type="string" office:string-value="237">
            <text:p>237</text:p>
          </table:table-cell>
          <table:table-cell table:formula="of:=MID([.D776];SEARCH(&quot;posZ = &quot;;[.D776])+7;(SEARCH(&quot;}&quot;;[.D776])-SEARCH(&quot;posZ = &quot;;[.D7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2, posX = 194, posY = 277}, -- <text:s/>north Rosewood farm 22</text:p>
          </table:table-cell>
          <table:table-cell office:value-type="string">
            <text:p>Rosewood</text:p>
          </table:table-cell>
          <table:table-cell table:formula="of:=MID([.A777];SEARCH(&quot;--&quot;;[.A777])+2;256)" office:value-type="string" office:string-value="  north Rosewood farm 22">
            <text:p><text:s text:c="2"/>north Rosewood farm 22</text:p>
          </table:table-cell>
          <table:table-cell table:formula="of:=MID([.A777];1;SEARCH(&quot;--&quot;;[.A777])-1)" office:value-type="string" office:string-value="{worldX = 27, worldY = 32, posX = 194, posY = 277}, ">
            <text:p>{worldX = 27, worldY = 32, posX = 194, posY = 277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5">
            <text:p>775</text:p>
          </table:table-cell>
          <table:table-cell table:number-columns-repeated="22"/>
          <table:table-cell table:formula="of:=CONCATENATE([.D777];&quot;-- &quot;;[.B777];&quot;,&quot;;[.C777];&quot; ID:&quot;;[.I777])" office:value-type="string" office:string-value="{worldX = 27, worldY = 32, posX = 194, posY = 277}, -- Rosewood,  north Rosewood farm 22 ID:775">
            <text:p>{worldX = 27, worldY = 32, posX = 194, posY = 277}, -- Rosewood, <text:s/>north Rosewood farm 22 ID:775</text:p>
          </table:table-cell>
          <table:table-cell table:formula="of:=MID([.D777];SEARCH(&quot;worldX = &quot;;[.D777])+9;(SEARCH(&quot;worldY = &quot;;[.D777])-SEARCH(&quot;worldX = &quot;;[.D777])-11))" office:value-type="string" office:string-value="27">
            <text:p>27</text:p>
          </table:table-cell>
          <table:table-cell table:formula="of:=MID([.D777];SEARCH(&quot;worldY = &quot;;[.D777])+9;(SEARCH(&quot;posX = &quot;;[.D777])-SEARCH(&quot;worldY = &quot;;[.D777])-11))" office:value-type="string" office:string-value="32">
            <text:p>32</text:p>
          </table:table-cell>
          <table:table-cell table:formula="of:=MID([.D777];(SEARCH(&quot;posX = &quot;;[.D777])+7);(SEARCH(&quot;,&quot;;[.D777];SEARCH(&quot;posX&quot;;[.D777]))-SEARCH(&quot;posX = &quot;;[.D777])-7))" office:value-type="string" office:string-value="194">
            <text:p>194</text:p>
          </table:table-cell>
          <table:table-cell table:formula="of:=IF(LEN([.D777])&lt;60;MID([.D777];(SEARCH(&quot;posY = &quot;;[.D777])+7);(SEARCH(&quot;}&quot;;[.D777];SEARCH(&quot;posY&quot;;[.D777]))-SEARCH(&quot;posY = &quot;;[.D777])-7));MID([.D782];(SEARCH(&quot;posY = &quot;;[.D782])+7);(SEARCH(&quot;}&quot;;[.D782];SEARCH(&quot;posY&quot;;[.D782]))-SEARCH(&quot;posY = &quot;;[.D782])-7)))" office:value-type="string" office:string-value="277">
            <text:p>277</text:p>
          </table:table-cell>
          <table:table-cell table:formula="of:=MID([.D777];SEARCH(&quot;posZ = &quot;;[.D777])+7;(SEARCH(&quot;}&quot;;[.D777])-SEARCH(&quot;posZ = &quot;;[.D7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4, posX = 97, posY = 36}, -- <text:s/>industrial2 north Rosewood farm 23, worker house 1</text:p>
          </table:table-cell>
          <table:table-cell office:value-type="string">
            <text:p>Rosewood</text:p>
          </table:table-cell>
          <table:table-cell table:formula="of:=MID([.A778];SEARCH(&quot;--&quot;;[.A778])+2;256)" office:value-type="string" office:string-value="  industrial2 north Rosewood farm 23, worker house 1">
            <text:p><text:s text:c="2"/>industrial2 north Rosewood farm 23, worker house 1</text:p>
          </table:table-cell>
          <table:table-cell table:formula="of:=MID([.A778];1;SEARCH(&quot;--&quot;;[.A778])-1)" office:value-type="string" office:string-value="{worldX = 27, worldY = 34, posX = 97, posY = 36}, ">
            <text:p>{worldX = 27, worldY = 34, posX = 97, posY = 36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6">
            <text:p>776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78];&quot;-- &quot;;[.B778];&quot;,&quot;;[.C778];&quot; ID:&quot;;[.I778])" office:value-type="string" office:string-value="{worldX = 27, worldY = 34, posX = 97, posY = 36}, -- Rosewood,  industrial2 north Rosewood farm 23, worker house 1 ID:776">
            <text:p>{worldX = 27, worldY = 34, posX = 97, posY = 36}, -- Rosewood, <text:s/>industrial2 north Rosewood farm 23, worker house 1 ID:776</text:p>
          </table:table-cell>
          <table:table-cell table:formula="of:=MID([.D778];SEARCH(&quot;worldX = &quot;;[.D778])+9;(SEARCH(&quot;worldY = &quot;;[.D778])-SEARCH(&quot;worldX = &quot;;[.D778])-11))" office:value-type="string" office:string-value="27">
            <text:p>27</text:p>
          </table:table-cell>
          <table:table-cell table:formula="of:=MID([.D778];SEARCH(&quot;worldY = &quot;;[.D778])+9;(SEARCH(&quot;posX = &quot;;[.D778])-SEARCH(&quot;worldY = &quot;;[.D778])-11))" office:value-type="string" office:string-value="34">
            <text:p>34</text:p>
          </table:table-cell>
          <table:table-cell table:formula="of:=MID([.D778];(SEARCH(&quot;posX = &quot;;[.D778])+7);(SEARCH(&quot;,&quot;;[.D778];SEARCH(&quot;posX&quot;;[.D778]))-SEARCH(&quot;posX = &quot;;[.D778])-7))" office:value-type="string" office:string-value="97">
            <text:p>97</text:p>
          </table:table-cell>
          <table:table-cell table:formula="of:=IF(LEN([.D778])&lt;60;MID([.D778];(SEARCH(&quot;posY = &quot;;[.D778])+7);(SEARCH(&quot;}&quot;;[.D778];SEARCH(&quot;posY&quot;;[.D778]))-SEARCH(&quot;posY = &quot;;[.D778])-7));MID([.D783];(SEARCH(&quot;posY = &quot;;[.D783])+7);(SEARCH(&quot;}&quot;;[.D783];SEARCH(&quot;posY&quot;;[.D783]))-SEARCH(&quot;posY = &quot;;[.D783])-7)))" office:value-type="string" office:string-value="36">
            <text:p>36</text:p>
          </table:table-cell>
          <table:table-cell table:formula="of:=MID([.D778];SEARCH(&quot;posZ = &quot;;[.D778])+7;(SEARCH(&quot;}&quot;;[.D778])-SEARCH(&quot;posZ = &quot;;[.D7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4, posX = 69, posY = 48}, -- <text:s/>industrial2 north Rosewood farm 23, worker house 2</text:p>
          </table:table-cell>
          <table:table-cell office:value-type="string">
            <text:p>Rosewood</text:p>
          </table:table-cell>
          <table:table-cell table:formula="of:=MID([.A779];SEARCH(&quot;--&quot;;[.A779])+2;256)" office:value-type="string" office:string-value="  industrial2 north Rosewood farm 23, worker house 2">
            <text:p><text:s text:c="2"/>industrial2 north Rosewood farm 23, worker house 2</text:p>
          </table:table-cell>
          <table:table-cell table:formula="of:=MID([.A779];1;SEARCH(&quot;--&quot;;[.A779])-1)" office:value-type="string" office:string-value="{worldX = 27, worldY = 34, posX = 69, posY = 48}, ">
            <text:p>{worldX = 27, worldY = 34, posX = 69, posY = 4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7">
            <text:p>777</text:p>
          </table:table-cell>
          <table:table-cell table:number-columns-repeated="22"/>
          <table:table-cell table:formula="of:=CONCATENATE([.D779];&quot;-- &quot;;[.B779];&quot;,&quot;;[.C779];&quot; ID:&quot;;[.I779])" office:value-type="string" office:string-value="{worldX = 27, worldY = 34, posX = 69, posY = 48}, -- Rosewood,  industrial2 north Rosewood farm 23, worker house 2 ID:777">
            <text:p>{worldX = 27, worldY = 34, posX = 69, posY = 48}, -- Rosewood, <text:s/>industrial2 north Rosewood farm 23, worker house 2 ID:777</text:p>
          </table:table-cell>
          <table:table-cell table:formula="of:=MID([.D779];SEARCH(&quot;worldX = &quot;;[.D779])+9;(SEARCH(&quot;worldY = &quot;;[.D779])-SEARCH(&quot;worldX = &quot;;[.D779])-11))" office:value-type="string" office:string-value="27">
            <text:p>27</text:p>
          </table:table-cell>
          <table:table-cell table:formula="of:=MID([.D779];SEARCH(&quot;worldY = &quot;;[.D779])+9;(SEARCH(&quot;posX = &quot;;[.D779])-SEARCH(&quot;worldY = &quot;;[.D779])-11))" office:value-type="string" office:string-value="34">
            <text:p>34</text:p>
          </table:table-cell>
          <table:table-cell table:formula="of:=MID([.D779];(SEARCH(&quot;posX = &quot;;[.D779])+7);(SEARCH(&quot;,&quot;;[.D779];SEARCH(&quot;posX&quot;;[.D779]))-SEARCH(&quot;posX = &quot;;[.D779])-7))" office:value-type="string" office:string-value="69">
            <text:p>69</text:p>
          </table:table-cell>
          <table:table-cell table:formula="of:=IF(LEN([.D779])&lt;60;MID([.D779];(SEARCH(&quot;posY = &quot;;[.D779])+7);(SEARCH(&quot;}&quot;;[.D779];SEARCH(&quot;posY&quot;;[.D779]))-SEARCH(&quot;posY = &quot;;[.D779])-7));MID([.D784];(SEARCH(&quot;posY = &quot;;[.D784])+7);(SEARCH(&quot;}&quot;;[.D784];SEARCH(&quot;posY&quot;;[.D784]))-SEARCH(&quot;posY = &quot;;[.D784])-7)))" office:value-type="string" office:string-value="48">
            <text:p>48</text:p>
          </table:table-cell>
          <table:table-cell table:formula="of:=MID([.D779];SEARCH(&quot;posZ = &quot;;[.D779])+7;(SEARCH(&quot;}&quot;;[.D779])-SEARCH(&quot;posZ = &quot;;[.D7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4, posX = 44, posY = 33}, -- <text:s/>industrial2 north Rosewood farm 23, worker dormitory 1</text:p>
          </table:table-cell>
          <table:table-cell office:value-type="string">
            <text:p>Rosewood</text:p>
          </table:table-cell>
          <table:table-cell table:formula="of:=MID([.A780];SEARCH(&quot;--&quot;;[.A780])+2;256)" office:value-type="string" office:string-value="  industrial2 north Rosewood farm 23, worker dormitory 1">
            <text:p><text:s text:c="2"/>industrial2 north Rosewood farm 23, worker dormitory 1</text:p>
          </table:table-cell>
          <table:table-cell table:formula="of:=MID([.A780];1;SEARCH(&quot;--&quot;;[.A780])-1)" office:value-type="string" office:string-value="{worldX = 27, worldY = 34, posX = 44, posY = 33}, ">
            <text:p>{worldX = 27, worldY = 34, posX = 44, posY = 3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8">
            <text:p>77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80];&quot;-- &quot;;[.B780];&quot;,&quot;;[.C780];&quot; ID:&quot;;[.I780])" office:value-type="string" office:string-value="{worldX = 27, worldY = 34, posX = 44, posY = 33}, -- Rosewood,  industrial2 north Rosewood farm 23, worker dormitory 1 ID:778">
            <text:p>{worldX = 27, worldY = 34, posX = 44, posY = 33}, -- Rosewood, <text:s/>industrial2 north Rosewood farm 23, worker dormitory 1 ID:778</text:p>
          </table:table-cell>
          <table:table-cell table:formula="of:=MID([.D780];SEARCH(&quot;worldX = &quot;;[.D780])+9;(SEARCH(&quot;worldY = &quot;;[.D780])-SEARCH(&quot;worldX = &quot;;[.D780])-11))" office:value-type="string" office:string-value="27">
            <text:p>27</text:p>
          </table:table-cell>
          <table:table-cell table:formula="of:=MID([.D780];SEARCH(&quot;worldY = &quot;;[.D780])+9;(SEARCH(&quot;posX = &quot;;[.D780])-SEARCH(&quot;worldY = &quot;;[.D780])-11))" office:value-type="string" office:string-value="34">
            <text:p>34</text:p>
          </table:table-cell>
          <table:table-cell table:formula="of:=MID([.D780];(SEARCH(&quot;posX = &quot;;[.D780])+7);(SEARCH(&quot;,&quot;;[.D780];SEARCH(&quot;posX&quot;;[.D780]))-SEARCH(&quot;posX = &quot;;[.D780])-7))" office:value-type="string" office:string-value="44">
            <text:p>44</text:p>
          </table:table-cell>
          <table:table-cell table:formula="of:=IF(LEN([.D780])&lt;60;MID([.D780];(SEARCH(&quot;posY = &quot;;[.D780])+7);(SEARCH(&quot;}&quot;;[.D780];SEARCH(&quot;posY&quot;;[.D780]))-SEARCH(&quot;posY = &quot;;[.D780])-7));MID([.D785];(SEARCH(&quot;posY = &quot;;[.D785])+7);(SEARCH(&quot;}&quot;;[.D785];SEARCH(&quot;posY&quot;;[.D785]))-SEARCH(&quot;posY = &quot;;[.D785])-7)))" office:value-type="string" office:string-value="33">
            <text:p>33</text:p>
          </table:table-cell>
          <table:table-cell table:formula="of:=MID([.D780];SEARCH(&quot;posZ = &quot;;[.D780])+7;(SEARCH(&quot;}&quot;;[.D780])-SEARCH(&quot;posZ = &quot;;[.D7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4, posX = 29, posY = 45}, -- <text:s/>industrial2 north Rosewood farm 23, worker dormitory 2</text:p>
          </table:table-cell>
          <table:table-cell office:value-type="string">
            <text:p>Rosewood</text:p>
          </table:table-cell>
          <table:table-cell table:formula="of:=MID([.A781];SEARCH(&quot;--&quot;;[.A781])+2;256)" office:value-type="string" office:string-value="  industrial2 north Rosewood farm 23, worker dormitory 2">
            <text:p><text:s text:c="2"/>industrial2 north Rosewood farm 23, worker dormitory 2</text:p>
          </table:table-cell>
          <table:table-cell table:formula="of:=MID([.A781];1;SEARCH(&quot;--&quot;;[.A781])-1)" office:value-type="string" office:string-value="{worldX = 27, worldY = 34, posX = 29, posY = 45}, ">
            <text:p>{worldX = 27, worldY = 34, posX = 29, posY = 4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79">
            <text:p>779</text:p>
          </table:table-cell>
          <table:table-cell table:number-columns-repeated="22"/>
          <table:table-cell table:formula="of:=CONCATENATE([.D781];&quot;-- &quot;;[.B781];&quot;,&quot;;[.C781];&quot; ID:&quot;;[.I781])" office:value-type="string" office:string-value="{worldX = 27, worldY = 34, posX = 29, posY = 45}, -- Rosewood,  industrial2 north Rosewood farm 23, worker dormitory 2 ID:779">
            <text:p>{worldX = 27, worldY = 34, posX = 29, posY = 45}, -- Rosewood, <text:s/>industrial2 north Rosewood farm 23, worker dormitory 2 ID:779</text:p>
          </table:table-cell>
          <table:table-cell table:formula="of:=MID([.D781];SEARCH(&quot;worldX = &quot;;[.D781])+9;(SEARCH(&quot;worldY = &quot;;[.D781])-SEARCH(&quot;worldX = &quot;;[.D781])-11))" office:value-type="string" office:string-value="27">
            <text:p>27</text:p>
          </table:table-cell>
          <table:table-cell table:formula="of:=MID([.D781];SEARCH(&quot;worldY = &quot;;[.D781])+9;(SEARCH(&quot;posX = &quot;;[.D781])-SEARCH(&quot;worldY = &quot;;[.D781])-11))" office:value-type="string" office:string-value="34">
            <text:p>34</text:p>
          </table:table-cell>
          <table:table-cell table:formula="of:=MID([.D781];(SEARCH(&quot;posX = &quot;;[.D781])+7);(SEARCH(&quot;,&quot;;[.D781];SEARCH(&quot;posX&quot;;[.D781]))-SEARCH(&quot;posX = &quot;;[.D781])-7))" office:value-type="string" office:string-value="29">
            <text:p>29</text:p>
          </table:table-cell>
          <table:table-cell table:formula="of:=IF(LEN([.D781])&lt;60;MID([.D781];(SEARCH(&quot;posY = &quot;;[.D781])+7);(SEARCH(&quot;}&quot;;[.D781];SEARCH(&quot;posY&quot;;[.D781]))-SEARCH(&quot;posY = &quot;;[.D781])-7));MID([.D786];(SEARCH(&quot;posY = &quot;;[.D786])+7);(SEARCH(&quot;}&quot;;[.D786];SEARCH(&quot;posY&quot;;[.D786]))-SEARCH(&quot;posY = &quot;;[.D786])-7)))" office:value-type="string" office:string-value="45">
            <text:p>45</text:p>
          </table:table-cell>
          <table:table-cell table:formula="of:=MID([.D781];SEARCH(&quot;posZ = &quot;;[.D781])+7;(SEARCH(&quot;}&quot;;[.D781])-SEARCH(&quot;posZ = &quot;;[.D7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3, posX = 223, posY = 260}, -- <text:s/>north Rosewood farm 24</text:p>
          </table:table-cell>
          <table:table-cell office:value-type="string">
            <text:p>Rosewood</text:p>
          </table:table-cell>
          <table:table-cell table:formula="of:=MID([.A782];SEARCH(&quot;--&quot;;[.A782])+2;256)" office:value-type="string" office:string-value="  north Rosewood farm 24">
            <text:p><text:s text:c="2"/>north Rosewood farm 24</text:p>
          </table:table-cell>
          <table:table-cell table:formula="of:=MID([.A782];1;SEARCH(&quot;--&quot;;[.A782])-1)" office:value-type="string" office:string-value="{worldX = 26, worldY = 33, posX = 223, posY = 260}, ">
            <text:p>{worldX = 26, worldY = 33, posX = 223, posY = 260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0">
            <text:p>78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82];&quot;-- &quot;;[.B782];&quot;,&quot;;[.C782];&quot; ID:&quot;;[.I782])" office:value-type="string" office:string-value="{worldX = 26, worldY = 33, posX = 223, posY = 260}, -- Rosewood,  north Rosewood farm 24 ID:780">
            <text:p>{worldX = 26, worldY = 33, posX = 223, posY = 260}, -- Rosewood, <text:s/>north Rosewood farm 24 ID:780</text:p>
          </table:table-cell>
          <table:table-cell table:formula="of:=MID([.D782];SEARCH(&quot;worldX = &quot;;[.D782])+9;(SEARCH(&quot;worldY = &quot;;[.D782])-SEARCH(&quot;worldX = &quot;;[.D782])-11))" office:value-type="string" office:string-value="26">
            <text:p>26</text:p>
          </table:table-cell>
          <table:table-cell table:formula="of:=MID([.D782];SEARCH(&quot;worldY = &quot;;[.D782])+9;(SEARCH(&quot;posX = &quot;;[.D782])-SEARCH(&quot;worldY = &quot;;[.D782])-11))" office:value-type="string" office:string-value="33">
            <text:p>33</text:p>
          </table:table-cell>
          <table:table-cell table:formula="of:=MID([.D782];(SEARCH(&quot;posX = &quot;;[.D782])+7);(SEARCH(&quot;,&quot;;[.D782];SEARCH(&quot;posX&quot;;[.D782]))-SEARCH(&quot;posX = &quot;;[.D782])-7))" office:value-type="string" office:string-value="223">
            <text:p>223</text:p>
          </table:table-cell>
          <table:table-cell table:formula="of:=IF(LEN([.D782])&lt;60;MID([.D782];(SEARCH(&quot;posY = &quot;;[.D782])+7);(SEARCH(&quot;}&quot;;[.D782];SEARCH(&quot;posY&quot;;[.D782]))-SEARCH(&quot;posY = &quot;;[.D782])-7));MID([.D787];(SEARCH(&quot;posY = &quot;;[.D787])+7);(SEARCH(&quot;}&quot;;[.D787];SEARCH(&quot;posY&quot;;[.D787]))-SEARCH(&quot;posY = &quot;;[.D787])-7)))" office:value-type="string" office:string-value="260">
            <text:p>260</text:p>
          </table:table-cell>
          <table:table-cell table:formula="of:=MID([.D782];SEARCH(&quot;posZ = &quot;;[.D782])+7;(SEARCH(&quot;}&quot;;[.D782])-SEARCH(&quot;posZ = &quot;;[.D7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3, posX = 108, posY = 180}, -- <text:s/>north Rosewood farm 25</text:p>
          </table:table-cell>
          <table:table-cell office:value-type="string">
            <text:p>Rosewood</text:p>
          </table:table-cell>
          <table:table-cell table:formula="of:=MID([.A783];SEARCH(&quot;--&quot;;[.A783])+2;256)" office:value-type="string" office:string-value="  north Rosewood farm 25">
            <text:p><text:s text:c="2"/>north Rosewood farm 25</text:p>
          </table:table-cell>
          <table:table-cell table:formula="of:=MID([.A783];1;SEARCH(&quot;--&quot;;[.A783])-1)" office:value-type="string" office:string-value="{worldX = 26, worldY = 33, posX = 108, posY = 180}, ">
            <text:p>{worldX = 26, worldY = 33, posX = 108, posY = 180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1">
            <text:p>781</text:p>
          </table:table-cell>
          <table:table-cell table:number-columns-repeated="22"/>
          <table:table-cell table:formula="of:=CONCATENATE([.D783];&quot;-- &quot;;[.B783];&quot;,&quot;;[.C783];&quot; ID:&quot;;[.I783])" office:value-type="string" office:string-value="{worldX = 26, worldY = 33, posX = 108, posY = 180}, -- Rosewood,  north Rosewood farm 25 ID:781">
            <text:p>{worldX = 26, worldY = 33, posX = 108, posY = 180}, -- Rosewood, <text:s/>north Rosewood farm 25 ID:781</text:p>
          </table:table-cell>
          <table:table-cell table:formula="of:=MID([.D783];SEARCH(&quot;worldX = &quot;;[.D783])+9;(SEARCH(&quot;worldY = &quot;;[.D783])-SEARCH(&quot;worldX = &quot;;[.D783])-11))" office:value-type="string" office:string-value="26">
            <text:p>26</text:p>
          </table:table-cell>
          <table:table-cell table:formula="of:=MID([.D783];SEARCH(&quot;worldY = &quot;;[.D783])+9;(SEARCH(&quot;posX = &quot;;[.D783])-SEARCH(&quot;worldY = &quot;;[.D783])-11))" office:value-type="string" office:string-value="33">
            <text:p>33</text:p>
          </table:table-cell>
          <table:table-cell table:formula="of:=MID([.D783];(SEARCH(&quot;posX = &quot;;[.D783])+7);(SEARCH(&quot;,&quot;;[.D783];SEARCH(&quot;posX&quot;;[.D783]))-SEARCH(&quot;posX = &quot;;[.D783])-7))" office:value-type="string" office:string-value="108">
            <text:p>108</text:p>
          </table:table-cell>
          <table:table-cell table:formula="of:=IF(LEN([.D783])&lt;60;MID([.D783];(SEARCH(&quot;posY = &quot;;[.D783])+7);(SEARCH(&quot;}&quot;;[.D783];SEARCH(&quot;posY&quot;;[.D783]))-SEARCH(&quot;posY = &quot;;[.D783])-7));MID([.D788];(SEARCH(&quot;posY = &quot;;[.D788])+7);(SEARCH(&quot;}&quot;;[.D788];SEARCH(&quot;posY&quot;;[.D788]))-SEARCH(&quot;posY = &quot;;[.D788])-7)))" office:value-type="string" office:string-value="180">
            <text:p>180</text:p>
          </table:table-cell>
          <table:table-cell table:formula="of:=MID([.D783];SEARCH(&quot;posZ = &quot;;[.D783])+7;(SEARCH(&quot;}&quot;;[.D783])-SEARCH(&quot;posZ = &quot;;[.D7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3, posX = 81, posY = 285}, -- <text:s/>north Rosewood farm 26</text:p>
          </table:table-cell>
          <table:table-cell office:value-type="string">
            <text:p>Rosewood</text:p>
          </table:table-cell>
          <table:table-cell table:formula="of:=MID([.A784];SEARCH(&quot;--&quot;;[.A784])+2;256)" office:value-type="string" office:string-value="  north Rosewood farm 26">
            <text:p><text:s text:c="2"/>north Rosewood farm 26</text:p>
          </table:table-cell>
          <table:table-cell table:formula="of:=MID([.A784];1;SEARCH(&quot;--&quot;;[.A784])-1)" office:value-type="string" office:string-value="{worldX = 26, worldY = 33, posX = 81, posY = 285}, ">
            <text:p>{worldX = 26, worldY = 33, posX = 81, posY = 28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2">
            <text:p>782</text:p>
          </table:table-cell>
          <table:table-cell table:number-columns-repeated="22"/>
          <table:table-cell table:formula="of:=CONCATENATE([.D784];&quot;-- &quot;;[.B784];&quot;,&quot;;[.C784];&quot; ID:&quot;;[.I784])" office:value-type="string" office:string-value="{worldX = 26, worldY = 33, posX = 81, posY = 285}, -- Rosewood,  north Rosewood farm 26 ID:782">
            <text:p>{worldX = 26, worldY = 33, posX = 81, posY = 285}, -- Rosewood, <text:s/>north Rosewood farm 26 ID:782</text:p>
          </table:table-cell>
          <table:table-cell table:formula="of:=MID([.D784];SEARCH(&quot;worldX = &quot;;[.D784])+9;(SEARCH(&quot;worldY = &quot;;[.D784])-SEARCH(&quot;worldX = &quot;;[.D784])-11))" office:value-type="string" office:string-value="26">
            <text:p>26</text:p>
          </table:table-cell>
          <table:table-cell table:formula="of:=MID([.D784];SEARCH(&quot;worldY = &quot;;[.D784])+9;(SEARCH(&quot;posX = &quot;;[.D784])-SEARCH(&quot;worldY = &quot;;[.D784])-11))" office:value-type="string" office:string-value="33">
            <text:p>33</text:p>
          </table:table-cell>
          <table:table-cell table:formula="of:=MID([.D784];(SEARCH(&quot;posX = &quot;;[.D784])+7);(SEARCH(&quot;,&quot;;[.D784];SEARCH(&quot;posX&quot;;[.D784]))-SEARCH(&quot;posX = &quot;;[.D784])-7))" office:value-type="string" office:string-value="81">
            <text:p>81</text:p>
          </table:table-cell>
          <table:table-cell table:formula="of:=IF(LEN([.D784])&lt;60;MID([.D784];(SEARCH(&quot;posY = &quot;;[.D784])+7);(SEARCH(&quot;}&quot;;[.D784];SEARCH(&quot;posY&quot;;[.D784]))-SEARCH(&quot;posY = &quot;;[.D784])-7));MID([.D789];(SEARCH(&quot;posY = &quot;;[.D789])+7);(SEARCH(&quot;}&quot;;[.D789];SEARCH(&quot;posY&quot;;[.D789]))-SEARCH(&quot;posY = &quot;;[.D789])-7)))" office:value-type="string" office:string-value="285">
            <text:p>285</text:p>
          </table:table-cell>
          <table:table-cell table:formula="of:=MID([.D784];SEARCH(&quot;posZ = &quot;;[.D784])+7;(SEARCH(&quot;}&quot;;[.D784])-SEARCH(&quot;posZ = &quot;;[.D7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3, posX = 207, posY = 233}, -- <text:s/>north Rosewood farm 27, trailer</text:p>
          </table:table-cell>
          <table:table-cell office:value-type="string">
            <text:p>Rosewood</text:p>
          </table:table-cell>
          <table:table-cell table:formula="of:=MID([.A785];SEARCH(&quot;--&quot;;[.A785])+2;256)" office:value-type="string" office:string-value="  north Rosewood farm 27, trailer">
            <text:p><text:s text:c="2"/>north Rosewood farm 27, trailer</text:p>
          </table:table-cell>
          <table:table-cell table:formula="of:=MID([.A785];1;SEARCH(&quot;--&quot;;[.A785])-1)" office:value-type="string" office:string-value="{worldX = 25, worldY = 33, posX = 207, posY = 233}, ">
            <text:p>{worldX = 25, worldY = 33, posX = 207, posY = 23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3">
            <text:p>783</text:p>
          </table:table-cell>
          <table:table-cell table:number-columns-repeated="22"/>
          <table:table-cell table:formula="of:=CONCATENATE([.D785];&quot;-- &quot;;[.B785];&quot;,&quot;;[.C785];&quot; ID:&quot;;[.I785])" office:value-type="string" office:string-value="{worldX = 25, worldY = 33, posX = 207, posY = 233}, -- Rosewood,  north Rosewood farm 27, trailer ID:783">
            <text:p>{worldX = 25, worldY = 33, posX = 207, posY = 233}, -- Rosewood, <text:s/>north Rosewood farm 27, trailer ID:783</text:p>
          </table:table-cell>
          <table:table-cell table:formula="of:=MID([.D785];SEARCH(&quot;worldX = &quot;;[.D785])+9;(SEARCH(&quot;worldY = &quot;;[.D785])-SEARCH(&quot;worldX = &quot;;[.D785])-11))" office:value-type="string" office:string-value="25">
            <text:p>25</text:p>
          </table:table-cell>
          <table:table-cell table:formula="of:=MID([.D785];SEARCH(&quot;worldY = &quot;;[.D785])+9;(SEARCH(&quot;posX = &quot;;[.D785])-SEARCH(&quot;worldY = &quot;;[.D785])-11))" office:value-type="string" office:string-value="33">
            <text:p>33</text:p>
          </table:table-cell>
          <table:table-cell table:formula="of:=MID([.D785];(SEARCH(&quot;posX = &quot;;[.D785])+7);(SEARCH(&quot;,&quot;;[.D785];SEARCH(&quot;posX&quot;;[.D785]))-SEARCH(&quot;posX = &quot;;[.D785])-7))" office:value-type="string" office:string-value="207">
            <text:p>207</text:p>
          </table:table-cell>
          <table:table-cell table:formula="of:=IF(LEN([.D785])&lt;60;MID([.D785];(SEARCH(&quot;posY = &quot;;[.D785])+7);(SEARCH(&quot;}&quot;;[.D785];SEARCH(&quot;posY&quot;;[.D785]))-SEARCH(&quot;posY = &quot;;[.D785])-7));MID([.D790];(SEARCH(&quot;posY = &quot;;[.D790])+7);(SEARCH(&quot;}&quot;;[.D790];SEARCH(&quot;posY&quot;;[.D790]))-SEARCH(&quot;posY = &quot;;[.D790])-7)))" office:value-type="string" office:string-value="233">
            <text:p>233</text:p>
          </table:table-cell>
          <table:table-cell table:formula="of:=MID([.D785];SEARCH(&quot;posZ = &quot;;[.D785])+7;(SEARCH(&quot;}&quot;;[.D785])-SEARCH(&quot;posZ = &quot;;[.D7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35, posX = 40, posY = 48}, -- <text:s/>north Rosewood farm 28</text:p>
          </table:table-cell>
          <table:table-cell office:value-type="string">
            <text:p>Rosewood</text:p>
          </table:table-cell>
          <table:table-cell table:formula="of:=MID([.A786];SEARCH(&quot;--&quot;;[.A786])+2;256)" office:value-type="string" office:string-value="  north Rosewood farm 28">
            <text:p><text:s text:c="2"/>north Rosewood farm 28</text:p>
          </table:table-cell>
          <table:table-cell table:formula="of:=MID([.A786];1;SEARCH(&quot;--&quot;;[.A786])-1)" office:value-type="string" office:string-value="{worldX = 24, worldY = 35, posX = 40, posY = 48}, ">
            <text:p>{worldX = 24, worldY = 35, posX = 40, posY = 4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4">
            <text:p>784</text:p>
          </table:table-cell>
          <table:table-cell table:number-columns-repeated="22"/>
          <table:table-cell table:formula="of:=CONCATENATE([.D786];&quot;-- &quot;;[.B786];&quot;,&quot;;[.C786];&quot; ID:&quot;;[.I786])" office:value-type="string" office:string-value="{worldX = 24, worldY = 35, posX = 40, posY = 48}, -- Rosewood,  north Rosewood farm 28 ID:784">
            <text:p>{worldX = 24, worldY = 35, posX = 40, posY = 48}, -- Rosewood, <text:s/>north Rosewood farm 28 ID:784</text:p>
          </table:table-cell>
          <table:table-cell table:formula="of:=MID([.D786];SEARCH(&quot;worldX = &quot;;[.D786])+9;(SEARCH(&quot;worldY = &quot;;[.D786])-SEARCH(&quot;worldX = &quot;;[.D786])-11))" office:value-type="string" office:string-value="24">
            <text:p>24</text:p>
          </table:table-cell>
          <table:table-cell table:formula="of:=MID([.D786];SEARCH(&quot;worldY = &quot;;[.D786])+9;(SEARCH(&quot;posX = &quot;;[.D786])-SEARCH(&quot;worldY = &quot;;[.D786])-11))" office:value-type="string" office:string-value="35">
            <text:p>35</text:p>
          </table:table-cell>
          <table:table-cell table:formula="of:=MID([.D786];(SEARCH(&quot;posX = &quot;;[.D786])+7);(SEARCH(&quot;,&quot;;[.D786];SEARCH(&quot;posX&quot;;[.D786]))-SEARCH(&quot;posX = &quot;;[.D786])-7))" office:value-type="string" office:string-value="40">
            <text:p>40</text:p>
          </table:table-cell>
          <table:table-cell table:formula="of:=IF(LEN([.D786])&lt;60;MID([.D786];(SEARCH(&quot;posY = &quot;;[.D786])+7);(SEARCH(&quot;}&quot;;[.D786];SEARCH(&quot;posY&quot;;[.D786]))-SEARCH(&quot;posY = &quot;;[.D786])-7));MID([.D791];(SEARCH(&quot;posY = &quot;;[.D791])+7);(SEARCH(&quot;}&quot;;[.D791];SEARCH(&quot;posY&quot;;[.D791]))-SEARCH(&quot;posY = &quot;;[.D791])-7)))" office:value-type="string" office:string-value="48">
            <text:p>48</text:p>
          </table:table-cell>
          <table:table-cell table:formula="of:=MID([.D786];SEARCH(&quot;posZ = &quot;;[.D786])+7;(SEARCH(&quot;}&quot;;[.D786])-SEARCH(&quot;posZ = &quot;;[.D78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5, posX = 19, posY = 94}, -- <text:s/>north Rosewood farm 29, house</text:p>
          </table:table-cell>
          <table:table-cell office:value-type="string">
            <text:p>Rosewood</text:p>
          </table:table-cell>
          <table:table-cell table:formula="of:=MID([.A787];SEARCH(&quot;--&quot;;[.A787])+2;256)" office:value-type="string" office:string-value="  north Rosewood farm 29, house">
            <text:p><text:s text:c="2"/>north Rosewood farm 29, house</text:p>
          </table:table-cell>
          <table:table-cell table:formula="of:=MID([.A787];1;SEARCH(&quot;--&quot;;[.A787])-1)" office:value-type="string" office:string-value="{worldX = 23, worldY = 35, posX = 19, posY = 94}, ">
            <text:p>{worldX = 23, worldY = 35, posX = 19, posY = 94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5">
            <text:p>785</text:p>
          </table:table-cell>
          <table:table-cell table:number-columns-repeated="22"/>
          <table:table-cell table:formula="of:=CONCATENATE([.D787];&quot;-- &quot;;[.B787];&quot;,&quot;;[.C787];&quot; ID:&quot;;[.I787])" office:value-type="string" office:string-value="{worldX = 23, worldY = 35, posX = 19, posY = 94}, -- Rosewood,  north Rosewood farm 29, house ID:785">
            <text:p>{worldX = 23, worldY = 35, posX = 19, posY = 94}, -- Rosewood, <text:s/>north Rosewood farm 29, house ID:785</text:p>
          </table:table-cell>
          <table:table-cell table:formula="of:=MID([.D787];SEARCH(&quot;worldX = &quot;;[.D787])+9;(SEARCH(&quot;worldY = &quot;;[.D787])-SEARCH(&quot;worldX = &quot;;[.D787])-11))" office:value-type="string" office:string-value="23">
            <text:p>23</text:p>
          </table:table-cell>
          <table:table-cell table:formula="of:=MID([.D787];SEARCH(&quot;worldY = &quot;;[.D787])+9;(SEARCH(&quot;posX = &quot;;[.D787])-SEARCH(&quot;worldY = &quot;;[.D787])-11))" office:value-type="string" office:string-value="35">
            <text:p>35</text:p>
          </table:table-cell>
          <table:table-cell table:formula="of:=MID([.D787];(SEARCH(&quot;posX = &quot;;[.D787])+7);(SEARCH(&quot;,&quot;;[.D787];SEARCH(&quot;posX&quot;;[.D787]))-SEARCH(&quot;posX = &quot;;[.D787])-7))" office:value-type="string" office:string-value="19">
            <text:p>19</text:p>
          </table:table-cell>
          <table:table-cell table:formula="of:=IF(LEN([.D787])&lt;60;MID([.D787];(SEARCH(&quot;posY = &quot;;[.D787])+7);(SEARCH(&quot;}&quot;;[.D787];SEARCH(&quot;posY&quot;;[.D787]))-SEARCH(&quot;posY = &quot;;[.D787])-7));MID([.D792];(SEARCH(&quot;posY = &quot;;[.D792])+7);(SEARCH(&quot;}&quot;;[.D792];SEARCH(&quot;posY&quot;;[.D792]))-SEARCH(&quot;posY = &quot;;[.D792])-7)))" office:value-type="string" office:string-value="94">
            <text:p>94</text:p>
          </table:table-cell>
          <table:table-cell table:formula="of:=MID([.D787];SEARCH(&quot;posZ = &quot;;[.D787])+7;(SEARCH(&quot;}&quot;;[.D787])-SEARCH(&quot;posZ = &quot;;[.D78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5, posX = 31, posY = 89}, -- <text:s/>north Rosewood farm 29, shed</text:p>
          </table:table-cell>
          <table:table-cell office:value-type="string">
            <text:p>Rosewood</text:p>
          </table:table-cell>
          <table:table-cell table:formula="of:=MID([.A788];SEARCH(&quot;--&quot;;[.A788])+2;256)" office:value-type="string" office:string-value="  north Rosewood farm 29, shed">
            <text:p><text:s text:c="2"/>north Rosewood farm 29, shed</text:p>
          </table:table-cell>
          <table:table-cell table:formula="of:=MID([.A788];1;SEARCH(&quot;--&quot;;[.A788])-1)" office:value-type="string" office:string-value="{worldX = 23, worldY = 35, posX = 31, posY = 89}, ">
            <text:p>{worldX = 23, worldY = 35, posX = 31, posY = 89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6">
            <text:p>786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88];&quot;-- &quot;;[.B788];&quot;,&quot;;[.C788];&quot; ID:&quot;;[.I788])" office:value-type="string" office:string-value="{worldX = 23, worldY = 35, posX = 31, posY = 89}, -- Rosewood,  north Rosewood farm 29, shed ID:786">
            <text:p>{worldX = 23, worldY = 35, posX = 31, posY = 89}, -- Rosewood, <text:s/>north Rosewood farm 29, shed ID:786</text:p>
          </table:table-cell>
          <table:table-cell table:formula="of:=MID([.D788];SEARCH(&quot;worldX = &quot;;[.D788])+9;(SEARCH(&quot;worldY = &quot;;[.D788])-SEARCH(&quot;worldX = &quot;;[.D788])-11))" office:value-type="string" office:string-value="23">
            <text:p>23</text:p>
          </table:table-cell>
          <table:table-cell table:formula="of:=MID([.D788];SEARCH(&quot;worldY = &quot;;[.D788])+9;(SEARCH(&quot;posX = &quot;;[.D788])-SEARCH(&quot;worldY = &quot;;[.D788])-11))" office:value-type="string" office:string-value="35">
            <text:p>35</text:p>
          </table:table-cell>
          <table:table-cell table:formula="of:=MID([.D788];(SEARCH(&quot;posX = &quot;;[.D788])+7);(SEARCH(&quot;,&quot;;[.D788];SEARCH(&quot;posX&quot;;[.D788]))-SEARCH(&quot;posX = &quot;;[.D788])-7))" office:value-type="string" office:string-value="31">
            <text:p>31</text:p>
          </table:table-cell>
          <table:table-cell table:formula="of:=IF(LEN([.D788])&lt;60;MID([.D788];(SEARCH(&quot;posY = &quot;;[.D788])+7);(SEARCH(&quot;}&quot;;[.D788];SEARCH(&quot;posY&quot;;[.D788]))-SEARCH(&quot;posY = &quot;;[.D788])-7));MID([.D793];(SEARCH(&quot;posY = &quot;;[.D793])+7);(SEARCH(&quot;}&quot;;[.D793];SEARCH(&quot;posY&quot;;[.D793]))-SEARCH(&quot;posY = &quot;;[.D793])-7)))" office:value-type="string" office:string-value="89">
            <text:p>89</text:p>
          </table:table-cell>
          <table:table-cell table:formula="of:=MID([.D788];SEARCH(&quot;posZ = &quot;;[.D788])+7;(SEARCH(&quot;}&quot;;[.D788])-SEARCH(&quot;posZ = &quot;;[.D78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3, worldY = 35, posX = 75, posY = 127}, -- <text:s/>north Rosewood farm 30</text:p>
          </table:table-cell>
          <table:table-cell office:value-type="string">
            <text:p>Rosewood</text:p>
          </table:table-cell>
          <table:table-cell table:formula="of:=MID([.A789];SEARCH(&quot;--&quot;;[.A789])+2;256)" office:value-type="string" office:string-value="  north Rosewood farm 30">
            <text:p><text:s text:c="2"/>north Rosewood farm 30</text:p>
          </table:table-cell>
          <table:table-cell table:formula="of:=MID([.A789];1;SEARCH(&quot;--&quot;;[.A789])-1)" office:value-type="string" office:string-value="{worldX = 23, worldY = 35, posX = 75, posY = 127}, ">
            <text:p>{worldX = 23, worldY = 35, posX = 75, posY = 127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7">
            <text:p>787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89];&quot;-- &quot;;[.B789];&quot;,&quot;;[.C789];&quot; ID:&quot;;[.I789])" office:value-type="string" office:string-value="{worldX = 23, worldY = 35, posX = 75, posY = 127}, -- Rosewood,  north Rosewood farm 30 ID:787">
            <text:p>{worldX = 23, worldY = 35, posX = 75, posY = 127}, -- Rosewood, <text:s/>north Rosewood farm 30 ID:787</text:p>
          </table:table-cell>
          <table:table-cell table:formula="of:=MID([.D789];SEARCH(&quot;worldX = &quot;;[.D789])+9;(SEARCH(&quot;worldY = &quot;;[.D789])-SEARCH(&quot;worldX = &quot;;[.D789])-11))" office:value-type="string" office:string-value="23">
            <text:p>23</text:p>
          </table:table-cell>
          <table:table-cell table:formula="of:=MID([.D789];SEARCH(&quot;worldY = &quot;;[.D789])+9;(SEARCH(&quot;posX = &quot;;[.D789])-SEARCH(&quot;worldY = &quot;;[.D789])-11))" office:value-type="string" office:string-value="35">
            <text:p>35</text:p>
          </table:table-cell>
          <table:table-cell table:formula="of:=MID([.D789];(SEARCH(&quot;posX = &quot;;[.D789])+7);(SEARCH(&quot;,&quot;;[.D789];SEARCH(&quot;posX&quot;;[.D789]))-SEARCH(&quot;posX = &quot;;[.D789])-7))" office:value-type="string" office:string-value="75">
            <text:p>75</text:p>
          </table:table-cell>
          <table:table-cell table:formula="of:=IF(LEN([.D789])&lt;60;MID([.D789];(SEARCH(&quot;posY = &quot;;[.D789])+7);(SEARCH(&quot;}&quot;;[.D789];SEARCH(&quot;posY&quot;;[.D789]))-SEARCH(&quot;posY = &quot;;[.D789])-7));MID([.D794];(SEARCH(&quot;posY = &quot;;[.D794])+7);(SEARCH(&quot;}&quot;;[.D794];SEARCH(&quot;posY&quot;;[.D794]))-SEARCH(&quot;posY = &quot;;[.D794])-7)))" office:value-type="string" office:string-value="127">
            <text:p>127</text:p>
          </table:table-cell>
          <table:table-cell table:formula="of:=MID([.D789];SEARCH(&quot;posZ = &quot;;[.D789])+7;(SEARCH(&quot;}&quot;;[.D789])-SEARCH(&quot;posZ = &quot;;[.D78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35, posX = 85, posY = 236}, -- <text:s/>north Rosewood farm 31</text:p>
          </table:table-cell>
          <table:table-cell office:value-type="string">
            <text:p>Rosewood</text:p>
          </table:table-cell>
          <table:table-cell table:formula="of:=MID([.A790];SEARCH(&quot;--&quot;;[.A790])+2;256)" office:value-type="string" office:string-value="  north Rosewood farm 31">
            <text:p><text:s text:c="2"/>north Rosewood farm 31</text:p>
          </table:table-cell>
          <table:table-cell table:formula="of:=MID([.A790];1;SEARCH(&quot;--&quot;;[.A790])-1)" office:value-type="string" office:string-value="{worldX = 24, worldY = 35, posX = 85, posY = 236}, ">
            <text:p>{worldX = 24, worldY = 35, posX = 85, posY = 236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8">
            <text:p>78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90];&quot;-- &quot;;[.B790];&quot;,&quot;;[.C790];&quot; ID:&quot;;[.I790])" office:value-type="string" office:string-value="{worldX = 24, worldY = 35, posX = 85, posY = 236}, -- Rosewood,  north Rosewood farm 31 ID:788">
            <text:p>{worldX = 24, worldY = 35, posX = 85, posY = 236}, -- Rosewood, <text:s/>north Rosewood farm 31 ID:788</text:p>
          </table:table-cell>
          <table:table-cell table:formula="of:=MID([.D790];SEARCH(&quot;worldX = &quot;;[.D790])+9;(SEARCH(&quot;worldY = &quot;;[.D790])-SEARCH(&quot;worldX = &quot;;[.D790])-11))" office:value-type="string" office:string-value="24">
            <text:p>24</text:p>
          </table:table-cell>
          <table:table-cell table:formula="of:=MID([.D790];SEARCH(&quot;worldY = &quot;;[.D790])+9;(SEARCH(&quot;posX = &quot;;[.D790])-SEARCH(&quot;worldY = &quot;;[.D790])-11))" office:value-type="string" office:string-value="35">
            <text:p>35</text:p>
          </table:table-cell>
          <table:table-cell table:formula="of:=MID([.D790];(SEARCH(&quot;posX = &quot;;[.D790])+7);(SEARCH(&quot;,&quot;;[.D790];SEARCH(&quot;posX&quot;;[.D790]))-SEARCH(&quot;posX = &quot;;[.D790])-7))" office:value-type="string" office:string-value="85">
            <text:p>85</text:p>
          </table:table-cell>
          <table:table-cell table:formula="of:=IF(LEN([.D790])&lt;60;MID([.D790];(SEARCH(&quot;posY = &quot;;[.D790])+7);(SEARCH(&quot;}&quot;;[.D790];SEARCH(&quot;posY&quot;;[.D790]))-SEARCH(&quot;posY = &quot;;[.D790])-7));MID([.D795];(SEARCH(&quot;posY = &quot;;[.D795])+7);(SEARCH(&quot;}&quot;;[.D795];SEARCH(&quot;posY&quot;;[.D795]))-SEARCH(&quot;posY = &quot;;[.D795])-7)))" office:value-type="string" office:string-value="236">
            <text:p>236</text:p>
          </table:table-cell>
          <table:table-cell table:formula="of:=MID([.D790];SEARCH(&quot;posZ = &quot;;[.D790])+7;(SEARCH(&quot;}&quot;;[.D790])-SEARCH(&quot;posZ = &quot;;[.D79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35, posX = 137, posY = 264}, -- <text:s/>north Rosewood farm 32</text:p>
          </table:table-cell>
          <table:table-cell office:value-type="string">
            <text:p>Rosewood</text:p>
          </table:table-cell>
          <table:table-cell table:formula="of:=MID([.A791];SEARCH(&quot;--&quot;;[.A791])+2;256)" office:value-type="string" office:string-value="  north Rosewood farm 32">
            <text:p><text:s text:c="2"/>north Rosewood farm 32</text:p>
          </table:table-cell>
          <table:table-cell table:formula="of:=MID([.A791];1;SEARCH(&quot;--&quot;;[.A791])-1)" office:value-type="string" office:string-value="{worldX = 24, worldY = 35, posX = 137, posY = 264}, ">
            <text:p>{worldX = 24, worldY = 35, posX = 137, posY = 264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89">
            <text:p>789</text:p>
          </table:table-cell>
          <table:table-cell table:number-columns-repeated="22"/>
          <table:table-cell table:formula="of:=CONCATENATE([.D791];&quot;-- &quot;;[.B791];&quot;,&quot;;[.C791];&quot; ID:&quot;;[.I791])" office:value-type="string" office:string-value="{worldX = 24, worldY = 35, posX = 137, posY = 264}, -- Rosewood,  north Rosewood farm 32 ID:789">
            <text:p>{worldX = 24, worldY = 35, posX = 137, posY = 264}, -- Rosewood, <text:s/>north Rosewood farm 32 ID:789</text:p>
          </table:table-cell>
          <table:table-cell table:formula="of:=MID([.D791];SEARCH(&quot;worldX = &quot;;[.D791])+9;(SEARCH(&quot;worldY = &quot;;[.D791])-SEARCH(&quot;worldX = &quot;;[.D791])-11))" office:value-type="string" office:string-value="24">
            <text:p>24</text:p>
          </table:table-cell>
          <table:table-cell table:formula="of:=MID([.D791];SEARCH(&quot;worldY = &quot;;[.D791])+9;(SEARCH(&quot;posX = &quot;;[.D791])-SEARCH(&quot;worldY = &quot;;[.D791])-11))" office:value-type="string" office:string-value="35">
            <text:p>35</text:p>
          </table:table-cell>
          <table:table-cell table:formula="of:=MID([.D791];(SEARCH(&quot;posX = &quot;;[.D791])+7);(SEARCH(&quot;,&quot;;[.D791];SEARCH(&quot;posX&quot;;[.D791]))-SEARCH(&quot;posX = &quot;;[.D791])-7))" office:value-type="string" office:string-value="137">
            <text:p>137</text:p>
          </table:table-cell>
          <table:table-cell table:formula="of:=IF(LEN([.D791])&lt;60;MID([.D791];(SEARCH(&quot;posY = &quot;;[.D791])+7);(SEARCH(&quot;}&quot;;[.D791];SEARCH(&quot;posY&quot;;[.D791]))-SEARCH(&quot;posY = &quot;;[.D791])-7));MID([.D796];(SEARCH(&quot;posY = &quot;;[.D796])+7);(SEARCH(&quot;}&quot;;[.D796];SEARCH(&quot;posY&quot;;[.D796]))-SEARCH(&quot;posY = &quot;;[.D796])-7)))" office:value-type="string" office:string-value="264">
            <text:p>264</text:p>
          </table:table-cell>
          <table:table-cell table:formula="of:=MID([.D791];SEARCH(&quot;posZ = &quot;;[.D791])+7;(SEARCH(&quot;}&quot;;[.D791])-SEARCH(&quot;posZ = &quot;;[.D79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36, posX = 275, posY = 25}, -- <text:s/>north Rosewood farm 33</text:p>
          </table:table-cell>
          <table:table-cell office:value-type="string">
            <text:p>Rosewood</text:p>
          </table:table-cell>
          <table:table-cell table:formula="of:=MID([.A792];SEARCH(&quot;--&quot;;[.A792])+2;256)" office:value-type="string" office:string-value="  north Rosewood farm 33">
            <text:p><text:s text:c="2"/>north Rosewood farm 33</text:p>
          </table:table-cell>
          <table:table-cell table:formula="of:=MID([.A792];1;SEARCH(&quot;--&quot;;[.A792])-1)" office:value-type="string" office:string-value="{worldX = 24, worldY = 36, posX = 275, posY = 25}, ">
            <text:p>{worldX = 24, worldY = 36, posX = 275, posY = 2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90">
            <text:p>790</text:p>
          </table:table-cell>
          <table:table-cell table:number-columns-repeated="22"/>
          <table:table-cell table:formula="of:=CONCATENATE([.D792];&quot;-- &quot;;[.B792];&quot;,&quot;;[.C792];&quot; ID:&quot;;[.I792])" office:value-type="string" office:string-value="{worldX = 24, worldY = 36, posX = 275, posY = 25}, -- Rosewood,  north Rosewood farm 33 ID:790">
            <text:p>{worldX = 24, worldY = 36, posX = 275, posY = 25}, -- Rosewood, <text:s/>north Rosewood farm 33 ID:790</text:p>
          </table:table-cell>
          <table:table-cell table:formula="of:=MID([.D792];SEARCH(&quot;worldX = &quot;;[.D792])+9;(SEARCH(&quot;worldY = &quot;;[.D792])-SEARCH(&quot;worldX = &quot;;[.D792])-11))" office:value-type="string" office:string-value="24">
            <text:p>24</text:p>
          </table:table-cell>
          <table:table-cell table:formula="of:=MID([.D792];SEARCH(&quot;worldY = &quot;;[.D792])+9;(SEARCH(&quot;posX = &quot;;[.D792])-SEARCH(&quot;worldY = &quot;;[.D792])-11))" office:value-type="string" office:string-value="36">
            <text:p>36</text:p>
          </table:table-cell>
          <table:table-cell table:formula="of:=MID([.D792];(SEARCH(&quot;posX = &quot;;[.D792])+7);(SEARCH(&quot;,&quot;;[.D792];SEARCH(&quot;posX&quot;;[.D792]))-SEARCH(&quot;posX = &quot;;[.D792])-7))" office:value-type="string" office:string-value="275">
            <text:p>275</text:p>
          </table:table-cell>
          <table:table-cell table:formula="of:=IF(LEN([.D792])&lt;60;MID([.D792];(SEARCH(&quot;posY = &quot;;[.D792])+7);(SEARCH(&quot;}&quot;;[.D792];SEARCH(&quot;posY&quot;;[.D792]))-SEARCH(&quot;posY = &quot;;[.D792])-7));MID([.D797];(SEARCH(&quot;posY = &quot;;[.D797])+7);(SEARCH(&quot;}&quot;;[.D797];SEARCH(&quot;posY&quot;;[.D797]))-SEARCH(&quot;posY = &quot;;[.D797])-7)))" office:value-type="string" office:string-value="25">
            <text:p>25</text:p>
          </table:table-cell>
          <table:table-cell table:formula="of:=MID([.D792];SEARCH(&quot;posZ = &quot;;[.D792])+7;(SEARCH(&quot;}&quot;;[.D792])-SEARCH(&quot;posZ = &quot;;[.D79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4, worldY = 36, posX = 96, posY = 67}, -- <text:s/>north Rosewood farm 34</text:p>
          </table:table-cell>
          <table:table-cell office:value-type="string">
            <text:p>Rosewood</text:p>
          </table:table-cell>
          <table:table-cell table:formula="of:=MID([.A793];SEARCH(&quot;--&quot;;[.A793])+2;256)" office:value-type="string" office:string-value="  north Rosewood farm 34">
            <text:p><text:s text:c="2"/>north Rosewood farm 34</text:p>
          </table:table-cell>
          <table:table-cell table:formula="of:=MID([.A793];1;SEARCH(&quot;--&quot;;[.A793])-1)" office:value-type="string" office:string-value="{worldX = 24, worldY = 36, posX = 96, posY = 67}, ">
            <text:p>{worldX = 24, worldY = 36, posX = 96, posY = 67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91">
            <text:p>791</text:p>
          </table:table-cell>
          <table:table-cell table:number-columns-repeated="22"/>
          <table:table-cell table:formula="of:=CONCATENATE([.D793];&quot;-- &quot;;[.B793];&quot;,&quot;;[.C793];&quot; ID:&quot;;[.I793])" office:value-type="string" office:string-value="{worldX = 24, worldY = 36, posX = 96, posY = 67}, -- Rosewood,  north Rosewood farm 34 ID:791">
            <text:p>{worldX = 24, worldY = 36, posX = 96, posY = 67}, -- Rosewood, <text:s/>north Rosewood farm 34 ID:791</text:p>
          </table:table-cell>
          <table:table-cell table:formula="of:=MID([.D793];SEARCH(&quot;worldX = &quot;;[.D793])+9;(SEARCH(&quot;worldY = &quot;;[.D793])-SEARCH(&quot;worldX = &quot;;[.D793])-11))" office:value-type="string" office:string-value="24">
            <text:p>24</text:p>
          </table:table-cell>
          <table:table-cell table:formula="of:=MID([.D793];SEARCH(&quot;worldY = &quot;;[.D793])+9;(SEARCH(&quot;posX = &quot;;[.D793])-SEARCH(&quot;worldY = &quot;;[.D793])-11))" office:value-type="string" office:string-value="36">
            <text:p>36</text:p>
          </table:table-cell>
          <table:table-cell table:formula="of:=MID([.D793];(SEARCH(&quot;posX = &quot;;[.D793])+7);(SEARCH(&quot;,&quot;;[.D793];SEARCH(&quot;posX&quot;;[.D793]))-SEARCH(&quot;posX = &quot;;[.D793])-7))" office:value-type="string" office:string-value="96">
            <text:p>96</text:p>
          </table:table-cell>
          <table:table-cell table:formula="of:=IF(LEN([.D793])&lt;60;MID([.D793];(SEARCH(&quot;posY = &quot;;[.D793])+7);(SEARCH(&quot;}&quot;;[.D793];SEARCH(&quot;posY&quot;;[.D793]))-SEARCH(&quot;posY = &quot;;[.D793])-7));MID([.D798];(SEARCH(&quot;posY = &quot;;[.D798])+7);(SEARCH(&quot;}&quot;;[.D798];SEARCH(&quot;posY&quot;;[.D798]))-SEARCH(&quot;posY = &quot;;[.D798])-7)))" office:value-type="string" office:string-value="67">
            <text:p>67</text:p>
          </table:table-cell>
          <table:table-cell table:formula="of:=MID([.D793];SEARCH(&quot;posZ = &quot;;[.D793])+7;(SEARCH(&quot;}&quot;;[.D793])-SEARCH(&quot;posZ = &quot;;[.D79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7, posX = 179, posY = 22}, -- <text:s/>north Rosewood farm 35</text:p>
          </table:table-cell>
          <table:table-cell office:value-type="string">
            <text:p>Rosewood</text:p>
          </table:table-cell>
          <table:table-cell table:formula="of:=MID([.A794];SEARCH(&quot;--&quot;;[.A794])+2;256)" office:value-type="string" office:string-value="  north Rosewood farm 35">
            <text:p><text:s text:c="2"/>north Rosewood farm 35</text:p>
          </table:table-cell>
          <table:table-cell table:formula="of:=MID([.A794];1;SEARCH(&quot;--&quot;;[.A794])-1)" office:value-type="string" office:string-value="{worldX = 25, worldY = 37, posX = 179, posY = 22}, ">
            <text:p>{worldX = 25, worldY = 37, posX = 179, posY = 22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92">
            <text:p>792</text:p>
          </table:table-cell>
          <table:table-cell table:number-columns-repeated="22"/>
          <table:table-cell table:formula="of:=CONCATENATE([.D794];&quot;-- &quot;;[.B794];&quot;,&quot;;[.C794];&quot; ID:&quot;;[.I794])" office:value-type="string" office:string-value="{worldX = 25, worldY = 37, posX = 179, posY = 22}, -- Rosewood,  north Rosewood farm 35 ID:792">
            <text:p>{worldX = 25, worldY = 37, posX = 179, posY = 22}, -- Rosewood, <text:s/>north Rosewood farm 35 ID:792</text:p>
          </table:table-cell>
          <table:table-cell table:formula="of:=MID([.D794];SEARCH(&quot;worldX = &quot;;[.D794])+9;(SEARCH(&quot;worldY = &quot;;[.D794])-SEARCH(&quot;worldX = &quot;;[.D794])-11))" office:value-type="string" office:string-value="25">
            <text:p>25</text:p>
          </table:table-cell>
          <table:table-cell table:formula="of:=MID([.D794];SEARCH(&quot;worldY = &quot;;[.D794])+9;(SEARCH(&quot;posX = &quot;;[.D794])-SEARCH(&quot;worldY = &quot;;[.D794])-11))" office:value-type="string" office:string-value="37">
            <text:p>37</text:p>
          </table:table-cell>
          <table:table-cell table:formula="of:=MID([.D794];(SEARCH(&quot;posX = &quot;;[.D794])+7);(SEARCH(&quot;,&quot;;[.D794];SEARCH(&quot;posX&quot;;[.D794]))-SEARCH(&quot;posX = &quot;;[.D794])-7))" office:value-type="string" office:string-value="179">
            <text:p>179</text:p>
          </table:table-cell>
          <table:table-cell table:formula="of:=IF(LEN([.D794])&lt;60;MID([.D794];(SEARCH(&quot;posY = &quot;;[.D794])+7);(SEARCH(&quot;}&quot;;[.D794];SEARCH(&quot;posY&quot;;[.D794]))-SEARCH(&quot;posY = &quot;;[.D794])-7));MID([.D799];(SEARCH(&quot;posY = &quot;;[.D799])+7);(SEARCH(&quot;}&quot;;[.D799];SEARCH(&quot;posY&quot;;[.D799]))-SEARCH(&quot;posY = &quot;;[.D799])-7)))" office:value-type="string" office:string-value="22">
            <text:p>22</text:p>
          </table:table-cell>
          <table:table-cell table:formula="of:=MID([.D794];SEARCH(&quot;posZ = &quot;;[.D794])+7;(SEARCH(&quot;}&quot;;[.D794])-SEARCH(&quot;posZ = &quot;;[.D79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5, worldY = 36, posX = 172, posY = 269}, -- <text:s/>north Rosewood farm 36</text:p>
          </table:table-cell>
          <table:table-cell office:value-type="string">
            <text:p>Rosewood</text:p>
          </table:table-cell>
          <table:table-cell table:formula="of:=MID([.A795];SEARCH(&quot;--&quot;;[.A795])+2;256)" office:value-type="string" office:string-value="  north Rosewood farm 36">
            <text:p><text:s text:c="2"/>north Rosewood farm 36</text:p>
          </table:table-cell>
          <table:table-cell table:formula="of:=MID([.A795];1;SEARCH(&quot;--&quot;;[.A795])-1)" office:value-type="string" office:string-value="{worldX = 25, worldY = 36, posX = 172, posY = 269}, ">
            <text:p>{worldX = 25, worldY = 36, posX = 172, posY = 269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93">
            <text:p>793</text:p>
          </table:table-cell>
          <table:table-cell table:number-columns-repeated="22"/>
          <table:table-cell table:formula="of:=CONCATENATE([.D795];&quot;-- &quot;;[.B795];&quot;,&quot;;[.C795];&quot; ID:&quot;;[.I795])" office:value-type="string" office:string-value="{worldX = 25, worldY = 36, posX = 172, posY = 269}, -- Rosewood,  north Rosewood farm 36 ID:793">
            <text:p>{worldX = 25, worldY = 36, posX = 172, posY = 269}, -- Rosewood, <text:s/>north Rosewood farm 36 ID:793</text:p>
          </table:table-cell>
          <table:table-cell table:formula="of:=MID([.D795];SEARCH(&quot;worldX = &quot;;[.D795])+9;(SEARCH(&quot;worldY = &quot;;[.D795])-SEARCH(&quot;worldX = &quot;;[.D795])-11))" office:value-type="string" office:string-value="25">
            <text:p>25</text:p>
          </table:table-cell>
          <table:table-cell table:formula="of:=MID([.D795];SEARCH(&quot;worldY = &quot;;[.D795])+9;(SEARCH(&quot;posX = &quot;;[.D795])-SEARCH(&quot;worldY = &quot;;[.D795])-11))" office:value-type="string" office:string-value="36">
            <text:p>36</text:p>
          </table:table-cell>
          <table:table-cell table:formula="of:=MID([.D795];(SEARCH(&quot;posX = &quot;;[.D795])+7);(SEARCH(&quot;,&quot;;[.D795];SEARCH(&quot;posX&quot;;[.D795]))-SEARCH(&quot;posX = &quot;;[.D795])-7))" office:value-type="string" office:string-value="172">
            <text:p>172</text:p>
          </table:table-cell>
          <table:table-cell table:formula="of:=IF(LEN([.D795])&lt;60;MID([.D795];(SEARCH(&quot;posY = &quot;;[.D795])+7);(SEARCH(&quot;}&quot;;[.D795];SEARCH(&quot;posY&quot;;[.D795]))-SEARCH(&quot;posY = &quot;;[.D795])-7));MID([.D800];(SEARCH(&quot;posY = &quot;;[.D800])+7);(SEARCH(&quot;}&quot;;[.D800];SEARCH(&quot;posY&quot;;[.D800]))-SEARCH(&quot;posY = &quot;;[.D800])-7)))" office:value-type="string" office:string-value="269">
            <text:p>269</text:p>
          </table:table-cell>
          <table:table-cell table:formula="of:=MID([.D795];SEARCH(&quot;posZ = &quot;;[.D795])+7;(SEARCH(&quot;}&quot;;[.D795])-SEARCH(&quot;posZ = &quot;;[.D79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6, posX = 171, posY = 273}, -- <text:s/>north Rosewood farm 37, house</text:p>
          </table:table-cell>
          <table:table-cell office:value-type="string">
            <text:p>Rosewood</text:p>
          </table:table-cell>
          <table:table-cell table:formula="of:=MID([.A796];SEARCH(&quot;--&quot;;[.A796])+2;256)" office:value-type="string" office:string-value="  north Rosewood farm 37, house">
            <text:p><text:s text:c="2"/>north Rosewood farm 37, house</text:p>
          </table:table-cell>
          <table:table-cell table:formula="of:=MID([.A796];1;SEARCH(&quot;--&quot;;[.A796])-1)" office:value-type="string" office:string-value="{worldX = 26, worldY = 36, posX = 171, posY = 273}, ">
            <text:p>{worldX = 26, worldY = 36, posX = 171, posY = 27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94">
            <text:p>79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96];&quot;-- &quot;;[.B796];&quot;,&quot;;[.C796];&quot; ID:&quot;;[.I796])" office:value-type="string" office:string-value="{worldX = 26, worldY = 36, posX = 171, posY = 273}, -- Rosewood,  north Rosewood farm 37, house ID:794">
            <text:p>{worldX = 26, worldY = 36, posX = 171, posY = 273}, -- Rosewood, <text:s/>north Rosewood farm 37, house ID:794</text:p>
          </table:table-cell>
          <table:table-cell table:formula="of:=MID([.D796];SEARCH(&quot;worldX = &quot;;[.D796])+9;(SEARCH(&quot;worldY = &quot;;[.D796])-SEARCH(&quot;worldX = &quot;;[.D796])-11))" office:value-type="string" office:string-value="26">
            <text:p>26</text:p>
          </table:table-cell>
          <table:table-cell table:formula="of:=MID([.D796];SEARCH(&quot;worldY = &quot;;[.D796])+9;(SEARCH(&quot;posX = &quot;;[.D796])-SEARCH(&quot;worldY = &quot;;[.D796])-11))" office:value-type="string" office:string-value="36">
            <text:p>36</text:p>
          </table:table-cell>
          <table:table-cell table:formula="of:=MID([.D796];(SEARCH(&quot;posX = &quot;;[.D796])+7);(SEARCH(&quot;,&quot;;[.D796];SEARCH(&quot;posX&quot;;[.D796]))-SEARCH(&quot;posX = &quot;;[.D796])-7))" office:value-type="string" office:string-value="171">
            <text:p>171</text:p>
          </table:table-cell>
          <table:table-cell table:formula="of:=IF(LEN([.D796])&lt;60;MID([.D796];(SEARCH(&quot;posY = &quot;;[.D796])+7);(SEARCH(&quot;}&quot;;[.D796];SEARCH(&quot;posY&quot;;[.D796]))-SEARCH(&quot;posY = &quot;;[.D796])-7));MID([.D801];(SEARCH(&quot;posY = &quot;;[.D801])+7);(SEARCH(&quot;}&quot;;[.D801];SEARCH(&quot;posY&quot;;[.D801]))-SEARCH(&quot;posY = &quot;;[.D801])-7)))" office:value-type="string" office:string-value="273">
            <text:p>273</text:p>
          </table:table-cell>
          <table:table-cell table:formula="of:=MID([.D796];SEARCH(&quot;posZ = &quot;;[.D796])+7;(SEARCH(&quot;}&quot;;[.D796])-SEARCH(&quot;posZ = &quot;;[.D79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6, posX = 186, posY = 238}, -- <text:s/>north Rosewood farm 37, shed</text:p>
          </table:table-cell>
          <table:table-cell office:value-type="string">
            <text:p>Rosewood</text:p>
          </table:table-cell>
          <table:table-cell table:formula="of:=MID([.A797];SEARCH(&quot;--&quot;;[.A797])+2;256)" office:value-type="string" office:string-value="  north Rosewood farm 37, shed">
            <text:p><text:s text:c="2"/>north Rosewood farm 37, shed</text:p>
          </table:table-cell>
          <table:table-cell table:formula="of:=MID([.A797];1;SEARCH(&quot;--&quot;;[.A797])-1)" office:value-type="string" office:string-value="{worldX = 26, worldY = 36, posX = 186, posY = 238}, ">
            <text:p>{worldX = 26, worldY = 36, posX = 186, posY = 238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, north of highway group, west to east, following road</text:p>
          </table:table-cell>
          <table:table-cell/>
          <table:table-cell office:value-type="float" office:value="795">
            <text:p>795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797];&quot;-- &quot;;[.B797];&quot;,&quot;;[.C797];&quot; ID:&quot;;[.I797])" office:value-type="string" office:string-value="{worldX = 26, worldY = 36, posX = 186, posY = 238}, -- Rosewood,  north Rosewood farm 37, shed ID:795">
            <text:p>{worldX = 26, worldY = 36, posX = 186, posY = 238}, -- Rosewood, <text:s/>north Rosewood farm 37, shed ID:795</text:p>
          </table:table-cell>
          <table:table-cell table:formula="of:=MID([.D797];SEARCH(&quot;worldX = &quot;;[.D797])+9;(SEARCH(&quot;worldY = &quot;;[.D797])-SEARCH(&quot;worldX = &quot;;[.D797])-11))" office:value-type="string" office:string-value="26">
            <text:p>26</text:p>
          </table:table-cell>
          <table:table-cell table:formula="of:=MID([.D797];SEARCH(&quot;worldY = &quot;;[.D797])+9;(SEARCH(&quot;posX = &quot;;[.D797])-SEARCH(&quot;worldY = &quot;;[.D797])-11))" office:value-type="string" office:string-value="36">
            <text:p>36</text:p>
          </table:table-cell>
          <table:table-cell table:formula="of:=MID([.D797];(SEARCH(&quot;posX = &quot;;[.D797])+7);(SEARCH(&quot;,&quot;;[.D797];SEARCH(&quot;posX&quot;;[.D797]))-SEARCH(&quot;posX = &quot;;[.D797])-7))" office:value-type="string" office:string-value="186">
            <text:p>186</text:p>
          </table:table-cell>
          <table:table-cell table:formula="of:=IF(LEN([.D797])&lt;60;MID([.D797];(SEARCH(&quot;posY = &quot;;[.D797])+7);(SEARCH(&quot;}&quot;;[.D797];SEARCH(&quot;posY&quot;;[.D797]))-SEARCH(&quot;posY = &quot;;[.D797])-7));MID([.D802];(SEARCH(&quot;posY = &quot;;[.D802])+7);(SEARCH(&quot;}&quot;;[.D802];SEARCH(&quot;posY&quot;;[.D802]))-SEARCH(&quot;posY = &quot;;[.D802])-7)))" office:value-type="string" office:string-value="238">
            <text:p>238</text:p>
          </table:table-cell>
          <table:table-cell table:formula="of:=MID([.D797];SEARCH(&quot;posZ = &quot;;[.D797])+7;(SEARCH(&quot;}&quot;;[.D797])-SEARCH(&quot;posZ = &quot;;[.D79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39, posX = 216, posY = 200}, -- <text:s/>south Rosewood farm 1</text:p>
          </table:table-cell>
          <table:table-cell office:value-type="string">
            <text:p>Rosewood</text:p>
          </table:table-cell>
          <table:table-cell table:formula="of:=MID([.A798];SEARCH(&quot;--&quot;;[.A798])+2;256)" office:value-type="string" office:string-value="  south Rosewood farm 1">
            <text:p><text:s text:c="2"/>south Rosewood farm 1</text:p>
          </table:table-cell>
          <table:table-cell table:formula="of:=MID([.A798];1;SEARCH(&quot;--&quot;;[.A798])-1)" office:value-type="string" office:string-value="{worldX = 26, worldY = 39, posX = 216, posY = 200}, ">
            <text:p>{worldX = 26, worldY = 39, posX = 216, posY = 200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796">
            <text:p>796</text:p>
          </table:table-cell>
          <table:table-cell table:number-columns-repeated="22"/>
          <table:table-cell table:formula="of:=CONCATENATE([.D798];&quot;-- &quot;;[.B798];&quot;,&quot;;[.C798];&quot; ID:&quot;;[.I798])" office:value-type="string" office:string-value="{worldX = 26, worldY = 39, posX = 216, posY = 200}, -- Rosewood,  south Rosewood farm 1 ID:796">
            <text:p>{worldX = 26, worldY = 39, posX = 216, posY = 200}, -- Rosewood, <text:s/>south Rosewood farm 1 ID:796</text:p>
          </table:table-cell>
          <table:table-cell table:formula="of:=MID([.D798];SEARCH(&quot;worldX = &quot;;[.D798])+9;(SEARCH(&quot;worldY = &quot;;[.D798])-SEARCH(&quot;worldX = &quot;;[.D798])-11))" office:value-type="string" office:string-value="26">
            <text:p>26</text:p>
          </table:table-cell>
          <table:table-cell table:formula="of:=MID([.D798];SEARCH(&quot;worldY = &quot;;[.D798])+9;(SEARCH(&quot;posX = &quot;;[.D798])-SEARCH(&quot;worldY = &quot;;[.D798])-11))" office:value-type="string" office:string-value="39">
            <text:p>39</text:p>
          </table:table-cell>
          <table:table-cell table:formula="of:=MID([.D798];(SEARCH(&quot;posX = &quot;;[.D798])+7);(SEARCH(&quot;,&quot;;[.D798];SEARCH(&quot;posX&quot;;[.D798]))-SEARCH(&quot;posX = &quot;;[.D798])-7))" office:value-type="string" office:string-value="216">
            <text:p>216</text:p>
          </table:table-cell>
          <table:table-cell table:formula="of:=IF(LEN([.D798])&lt;60;MID([.D798];(SEARCH(&quot;posY = &quot;;[.D798])+7);(SEARCH(&quot;}&quot;;[.D798];SEARCH(&quot;posY&quot;;[.D798]))-SEARCH(&quot;posY = &quot;;[.D798])-7));MID([.D803];(SEARCH(&quot;posY = &quot;;[.D803])+7);(SEARCH(&quot;}&quot;;[.D803];SEARCH(&quot;posY&quot;;[.D803]))-SEARCH(&quot;posY = &quot;;[.D803])-7)))" office:value-type="string" office:string-value="200">
            <text:p>200</text:p>
          </table:table-cell>
          <table:table-cell table:formula="of:=MID([.D798];SEARCH(&quot;posZ = &quot;;[.D798])+7;(SEARCH(&quot;}&quot;;[.D798])-SEARCH(&quot;posZ = &quot;;[.D79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39, posX = 10, posY = 213}, -- <text:s/>south Rosewood farm 2</text:p>
          </table:table-cell>
          <table:table-cell office:value-type="string">
            <text:p>Rosewood</text:p>
          </table:table-cell>
          <table:table-cell table:formula="of:=MID([.A799];SEARCH(&quot;--&quot;;[.A799])+2;256)" office:value-type="string" office:string-value="  south Rosewood farm 2">
            <text:p><text:s text:c="2"/>south Rosewood farm 2</text:p>
          </table:table-cell>
          <table:table-cell table:formula="of:=MID([.A799];1;SEARCH(&quot;--&quot;;[.A799])-1)" office:value-type="string" office:string-value="{worldX = 27, worldY = 39, posX = 10, posY = 213}, ">
            <text:p>{worldX = 27, worldY = 39, posX = 10, posY = 21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797">
            <text:p>797</text:p>
          </table:table-cell>
          <table:table-cell table:number-columns-repeated="22"/>
          <table:table-cell table:formula="of:=CONCATENATE([.D799];&quot;-- &quot;;[.B799];&quot;,&quot;;[.C799];&quot; ID:&quot;;[.I799])" office:value-type="string" office:string-value="{worldX = 27, worldY = 39, posX = 10, posY = 213}, -- Rosewood,  south Rosewood farm 2 ID:797">
            <text:p>{worldX = 27, worldY = 39, posX = 10, posY = 213}, -- Rosewood, <text:s/>south Rosewood farm 2 ID:797</text:p>
          </table:table-cell>
          <table:table-cell table:formula="of:=MID([.D799];SEARCH(&quot;worldX = &quot;;[.D799])+9;(SEARCH(&quot;worldY = &quot;;[.D799])-SEARCH(&quot;worldX = &quot;;[.D799])-11))" office:value-type="string" office:string-value="27">
            <text:p>27</text:p>
          </table:table-cell>
          <table:table-cell table:formula="of:=MID([.D799];SEARCH(&quot;worldY = &quot;;[.D799])+9;(SEARCH(&quot;posX = &quot;;[.D799])-SEARCH(&quot;worldY = &quot;;[.D799])-11))" office:value-type="string" office:string-value="39">
            <text:p>39</text:p>
          </table:table-cell>
          <table:table-cell table:formula="of:=MID([.D799];(SEARCH(&quot;posX = &quot;;[.D799])+7);(SEARCH(&quot;,&quot;;[.D799];SEARCH(&quot;posX&quot;;[.D799]))-SEARCH(&quot;posX = &quot;;[.D799])-7))" office:value-type="string" office:string-value="10">
            <text:p>10</text:p>
          </table:table-cell>
          <table:table-cell table:formula="of:=IF(LEN([.D799])&lt;60;MID([.D799];(SEARCH(&quot;posY = &quot;;[.D799])+7);(SEARCH(&quot;}&quot;;[.D799];SEARCH(&quot;posY&quot;;[.D799]))-SEARCH(&quot;posY = &quot;;[.D799])-7));MID([.D804];(SEARCH(&quot;posY = &quot;;[.D804])+7);(SEARCH(&quot;}&quot;;[.D804];SEARCH(&quot;posY&quot;;[.D804]))-SEARCH(&quot;posY = &quot;;[.D804])-7)))" office:value-type="string" office:string-value="213">
            <text:p>213</text:p>
          </table:table-cell>
          <table:table-cell table:formula="of:=MID([.D799];SEARCH(&quot;posZ = &quot;;[.D799])+7;(SEARCH(&quot;}&quot;;[.D799])-SEARCH(&quot;posZ = &quot;;[.D79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40, posX = 38, posY = 41}, -- <text:s/>south Rosewood farm 3</text:p>
          </table:table-cell>
          <table:table-cell office:value-type="string">
            <text:p>Rosewood</text:p>
          </table:table-cell>
          <table:table-cell table:formula="of:=MID([.A800];SEARCH(&quot;--&quot;;[.A800])+2;256)" office:value-type="string" office:string-value="  south Rosewood farm 3">
            <text:p><text:s text:c="2"/>south Rosewood farm 3</text:p>
          </table:table-cell>
          <table:table-cell table:formula="of:=MID([.A800];1;SEARCH(&quot;--&quot;;[.A800])-1)" office:value-type="string" office:string-value="{worldX = 27, worldY = 40, posX = 38, posY = 41}, ">
            <text:p>{worldX = 27, worldY = 40, posX = 38, posY = 41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798">
            <text:p>798</text:p>
          </table:table-cell>
          <table:table-cell table:number-columns-repeated="22"/>
          <table:table-cell table:formula="of:=CONCATENATE([.D800];&quot;-- &quot;;[.B800];&quot;,&quot;;[.C800];&quot; ID:&quot;;[.I800])" office:value-type="string" office:string-value="{worldX = 27, worldY = 40, posX = 38, posY = 41}, -- Rosewood,  south Rosewood farm 3 ID:798">
            <text:p>{worldX = 27, worldY = 40, posX = 38, posY = 41}, -- Rosewood, <text:s/>south Rosewood farm 3 ID:798</text:p>
          </table:table-cell>
          <table:table-cell table:formula="of:=MID([.D800];SEARCH(&quot;worldX = &quot;;[.D800])+9;(SEARCH(&quot;worldY = &quot;;[.D800])-SEARCH(&quot;worldX = &quot;;[.D800])-11))" office:value-type="string" office:string-value="27">
            <text:p>27</text:p>
          </table:table-cell>
          <table:table-cell table:formula="of:=MID([.D800];SEARCH(&quot;worldY = &quot;;[.D800])+9;(SEARCH(&quot;posX = &quot;;[.D800])-SEARCH(&quot;worldY = &quot;;[.D800])-11))" office:value-type="string" office:string-value="40">
            <text:p>40</text:p>
          </table:table-cell>
          <table:table-cell table:formula="of:=MID([.D800];(SEARCH(&quot;posX = &quot;;[.D800])+7);(SEARCH(&quot;,&quot;;[.D800];SEARCH(&quot;posX&quot;;[.D800]))-SEARCH(&quot;posX = &quot;;[.D800])-7))" office:value-type="string" office:string-value="38">
            <text:p>38</text:p>
          </table:table-cell>
          <table:table-cell table:formula="of:=IF(LEN([.D800])&lt;60;MID([.D800];(SEARCH(&quot;posY = &quot;;[.D800])+7);(SEARCH(&quot;}&quot;;[.D800];SEARCH(&quot;posY&quot;;[.D800]))-SEARCH(&quot;posY = &quot;;[.D800])-7));MID([.D805];(SEARCH(&quot;posY = &quot;;[.D805])+7);(SEARCH(&quot;}&quot;;[.D805];SEARCH(&quot;posY&quot;;[.D805]))-SEARCH(&quot;posY = &quot;;[.D805])-7)))" office:value-type="string" office:string-value="41">
            <text:p>41</text:p>
          </table:table-cell>
          <table:table-cell table:formula="of:=MID([.D800];SEARCH(&quot;posZ = &quot;;[.D800])+7;(SEARCH(&quot;}&quot;;[.D800])-SEARCH(&quot;posZ = &quot;;[.D80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40, posX = 182, posY = 75}, -- <text:s/>south Rosewood farm 4</text:p>
          </table:table-cell>
          <table:table-cell office:value-type="string">
            <text:p>Rosewood</text:p>
          </table:table-cell>
          <table:table-cell table:formula="of:=MID([.A801];SEARCH(&quot;--&quot;;[.A801])+2;256)" office:value-type="string" office:string-value="  south Rosewood farm 4">
            <text:p><text:s text:c="2"/>south Rosewood farm 4</text:p>
          </table:table-cell>
          <table:table-cell table:formula="of:=MID([.A801];1;SEARCH(&quot;--&quot;;[.A801])-1)" office:value-type="string" office:string-value="{worldX = 26, worldY = 40, posX = 182, posY = 75}, ">
            <text:p>{worldX = 26, worldY = 40, posX = 182, posY = 75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799">
            <text:p>799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801];&quot;-- &quot;;[.B801];&quot;,&quot;;[.C801];&quot; ID:&quot;;[.I801])" office:value-type="string" office:string-value="{worldX = 26, worldY = 40, posX = 182, posY = 75}, -- Rosewood,  south Rosewood farm 4 ID:799">
            <text:p>{worldX = 26, worldY = 40, posX = 182, posY = 75}, -- Rosewood, <text:s/>south Rosewood farm 4 ID:799</text:p>
          </table:table-cell>
          <table:table-cell table:formula="of:=MID([.D801];SEARCH(&quot;worldX = &quot;;[.D801])+9;(SEARCH(&quot;worldY = &quot;;[.D801])-SEARCH(&quot;worldX = &quot;;[.D801])-11))" office:value-type="string" office:string-value="26">
            <text:p>26</text:p>
          </table:table-cell>
          <table:table-cell table:formula="of:=MID([.D801];SEARCH(&quot;worldY = &quot;;[.D801])+9;(SEARCH(&quot;posX = &quot;;[.D801])-SEARCH(&quot;worldY = &quot;;[.D801])-11))" office:value-type="string" office:string-value="40">
            <text:p>40</text:p>
          </table:table-cell>
          <table:table-cell table:formula="of:=MID([.D801];(SEARCH(&quot;posX = &quot;;[.D801])+7);(SEARCH(&quot;,&quot;;[.D801];SEARCH(&quot;posX&quot;;[.D801]))-SEARCH(&quot;posX = &quot;;[.D801])-7))" office:value-type="string" office:string-value="182">
            <text:p>182</text:p>
          </table:table-cell>
          <table:table-cell table:formula="of:=IF(LEN([.D801])&lt;60;MID([.D801];(SEARCH(&quot;posY = &quot;;[.D801])+7);(SEARCH(&quot;}&quot;;[.D801];SEARCH(&quot;posY&quot;;[.D801]))-SEARCH(&quot;posY = &quot;;[.D801])-7));MID([.D806];(SEARCH(&quot;posY = &quot;;[.D806])+7);(SEARCH(&quot;}&quot;;[.D806];SEARCH(&quot;posY&quot;;[.D806]))-SEARCH(&quot;posY = &quot;;[.D806])-7)))" office:value-type="string" office:string-value="75">
            <text:p>75</text:p>
          </table:table-cell>
          <table:table-cell table:formula="of:=MID([.D801];SEARCH(&quot;posZ = &quot;;[.D801])+7;(SEARCH(&quot;}&quot;;[.D801])-SEARCH(&quot;posZ = &quot;;[.D80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40, posX = 124, posY = 154}, -- <text:s/>south Rosewood farm 5</text:p>
          </table:table-cell>
          <table:table-cell office:value-type="string">
            <text:p>Rosewood</text:p>
          </table:table-cell>
          <table:table-cell table:formula="of:=MID([.A802];SEARCH(&quot;--&quot;;[.A802])+2;256)" office:value-type="string" office:string-value="  south Rosewood farm 5">
            <text:p><text:s text:c="2"/>south Rosewood farm 5</text:p>
          </table:table-cell>
          <table:table-cell table:formula="of:=MID([.A802];1;SEARCH(&quot;--&quot;;[.A802])-1)" office:value-type="string" office:string-value="{worldX = 26, worldY = 40, posX = 124, posY = 154}, ">
            <text:p>{worldX = 26, worldY = 40, posX = 124, posY = 154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800">
            <text:p>800</text:p>
          </table:table-cell>
          <table:table-cell table:number-columns-repeated="22"/>
          <table:table-cell table:formula="of:=CONCATENATE([.D802];&quot;-- &quot;;[.B802];&quot;,&quot;;[.C802];&quot; ID:&quot;;[.I802])" office:value-type="string" office:string-value="{worldX = 26, worldY = 40, posX = 124, posY = 154}, -- Rosewood,  south Rosewood farm 5 ID:800">
            <text:p>{worldX = 26, worldY = 40, posX = 124, posY = 154}, -- Rosewood, <text:s/>south Rosewood farm 5 ID:800</text:p>
          </table:table-cell>
          <table:table-cell table:formula="of:=MID([.D802];SEARCH(&quot;worldX = &quot;;[.D802])+9;(SEARCH(&quot;worldY = &quot;;[.D802])-SEARCH(&quot;worldX = &quot;;[.D802])-11))" office:value-type="string" office:string-value="26">
            <text:p>26</text:p>
          </table:table-cell>
          <table:table-cell table:formula="of:=MID([.D802];SEARCH(&quot;worldY = &quot;;[.D802])+9;(SEARCH(&quot;posX = &quot;;[.D802])-SEARCH(&quot;worldY = &quot;;[.D802])-11))" office:value-type="string" office:string-value="40">
            <text:p>40</text:p>
          </table:table-cell>
          <table:table-cell table:formula="of:=MID([.D802];(SEARCH(&quot;posX = &quot;;[.D802])+7);(SEARCH(&quot;,&quot;;[.D802];SEARCH(&quot;posX&quot;;[.D802]))-SEARCH(&quot;posX = &quot;;[.D802])-7))" office:value-type="string" office:string-value="124">
            <text:p>124</text:p>
          </table:table-cell>
          <table:table-cell table:formula="of:=IF(LEN([.D802])&lt;60;MID([.D802];(SEARCH(&quot;posY = &quot;;[.D802])+7);(SEARCH(&quot;}&quot;;[.D802];SEARCH(&quot;posY&quot;;[.D802]))-SEARCH(&quot;posY = &quot;;[.D802])-7));MID([.D807];(SEARCH(&quot;posY = &quot;;[.D807])+7);(SEARCH(&quot;}&quot;;[.D807];SEARCH(&quot;posY&quot;;[.D807]))-SEARCH(&quot;posY = &quot;;[.D807])-7)))" office:value-type="string" office:string-value="154">
            <text:p>154</text:p>
          </table:table-cell>
          <table:table-cell table:formula="of:=MID([.D802];SEARCH(&quot;posZ = &quot;;[.D802])+7;(SEARCH(&quot;}&quot;;[.D802])-SEARCH(&quot;posZ = &quot;;[.D80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6, worldY = 41, posX = 182, posY = 43}, -- <text:s/>south Rosewood farm 6</text:p>
          </table:table-cell>
          <table:table-cell office:value-type="string">
            <text:p>Rosewood</text:p>
          </table:table-cell>
          <table:table-cell table:formula="of:=MID([.A803];SEARCH(&quot;--&quot;;[.A803])+2;256)" office:value-type="string" office:string-value="  south Rosewood farm 6">
            <text:p><text:s text:c="2"/>south Rosewood farm 6</text:p>
          </table:table-cell>
          <table:table-cell table:formula="of:=MID([.A803];1;SEARCH(&quot;--&quot;;[.A803])-1)" office:value-type="string" office:string-value="{worldX = 26, worldY = 41, posX = 182, posY = 43}, ">
            <text:p>{worldX = 26, worldY = 41, posX = 182, posY = 43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801">
            <text:p>801</text:p>
          </table:table-cell>
          <table:table-cell table:number-columns-repeated="22"/>
          <table:table-cell table:formula="of:=CONCATENATE([.D803];&quot;-- &quot;;[.B803];&quot;,&quot;;[.C803];&quot; ID:&quot;;[.I803])" office:value-type="string" office:string-value="{worldX = 26, worldY = 41, posX = 182, posY = 43}, -- Rosewood,  south Rosewood farm 6 ID:801">
            <text:p>{worldX = 26, worldY = 41, posX = 182, posY = 43}, -- Rosewood, <text:s/>south Rosewood farm 6 ID:801</text:p>
          </table:table-cell>
          <table:table-cell table:formula="of:=MID([.D803];SEARCH(&quot;worldX = &quot;;[.D803])+9;(SEARCH(&quot;worldY = &quot;;[.D803])-SEARCH(&quot;worldX = &quot;;[.D803])-11))" office:value-type="string" office:string-value="26">
            <text:p>26</text:p>
          </table:table-cell>
          <table:table-cell table:formula="of:=MID([.D803];SEARCH(&quot;worldY = &quot;;[.D803])+9;(SEARCH(&quot;posX = &quot;;[.D803])-SEARCH(&quot;worldY = &quot;;[.D803])-11))" office:value-type="string" office:string-value="41">
            <text:p>41</text:p>
          </table:table-cell>
          <table:table-cell table:formula="of:=MID([.D803];(SEARCH(&quot;posX = &quot;;[.D803])+7);(SEARCH(&quot;,&quot;;[.D803];SEARCH(&quot;posX&quot;;[.D803]))-SEARCH(&quot;posX = &quot;;[.D803])-7))" office:value-type="string" office:string-value="182">
            <text:p>182</text:p>
          </table:table-cell>
          <table:table-cell table:formula="of:=IF(LEN([.D803])&lt;60;MID([.D803];(SEARCH(&quot;posY = &quot;;[.D803])+7);(SEARCH(&quot;}&quot;;[.D803];SEARCH(&quot;posY&quot;;[.D803]))-SEARCH(&quot;posY = &quot;;[.D803])-7));MID([.D808];(SEARCH(&quot;posY = &quot;;[.D808])+7);(SEARCH(&quot;}&quot;;[.D808];SEARCH(&quot;posY&quot;;[.D808]))-SEARCH(&quot;posY = &quot;;[.D808])-7)))" office:value-type="string" office:string-value="43">
            <text:p>43</text:p>
          </table:table-cell>
          <table:table-cell table:formula="of:=MID([.D803];SEARCH(&quot;posZ = &quot;;[.D803])+7;(SEARCH(&quot;}&quot;;[.D803])-SEARCH(&quot;posZ = &quot;;[.D80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7, worldY = 40, posX = 15, posY = 224}, -- <text:s/>south Rosewood farm 7</text:p>
          </table:table-cell>
          <table:table-cell office:value-type="string">
            <text:p>Rosewood</text:p>
          </table:table-cell>
          <table:table-cell table:formula="of:=MID([.A804];SEARCH(&quot;--&quot;;[.A804])+2;256)" office:value-type="string" office:string-value="  south Rosewood farm 7">
            <text:p><text:s text:c="2"/>south Rosewood farm 7</text:p>
          </table:table-cell>
          <table:table-cell table:formula="of:=MID([.A804];1;SEARCH(&quot;--&quot;;[.A804])-1)" office:value-type="string" office:string-value="{worldX = 27, worldY = 40, posX = 15, posY = 224}, ">
            <text:p>{worldX = 27, worldY = 40, posX = 15, posY = 224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 farms, south group</text:p>
          </table:table-cell>
          <table:table-cell/>
          <table:table-cell office:value-type="float" office:value="802">
            <text:p>802</text:p>
          </table:table-cell>
          <table:table-cell table:number-columns-repeated="22"/>
          <table:table-cell table:formula="of:=CONCATENATE([.D804];&quot;-- &quot;;[.B804];&quot;,&quot;;[.C804];&quot; ID:&quot;;[.I804])" office:value-type="string" office:string-value="{worldX = 27, worldY = 40, posX = 15, posY = 224}, -- Rosewood,  south Rosewood farm 7 ID:802">
            <text:p>{worldX = 27, worldY = 40, posX = 15, posY = 224}, -- Rosewood, <text:s/>south Rosewood farm 7 ID:802</text:p>
          </table:table-cell>
          <table:table-cell table:formula="of:=MID([.D804];SEARCH(&quot;worldX = &quot;;[.D804])+9;(SEARCH(&quot;worldY = &quot;;[.D804])-SEARCH(&quot;worldX = &quot;;[.D804])-11))" office:value-type="string" office:string-value="27">
            <text:p>27</text:p>
          </table:table-cell>
          <table:table-cell table:formula="of:=MID([.D804];SEARCH(&quot;worldY = &quot;;[.D804])+9;(SEARCH(&quot;posX = &quot;;[.D804])-SEARCH(&quot;worldY = &quot;;[.D804])-11))" office:value-type="string" office:string-value="40">
            <text:p>40</text:p>
          </table:table-cell>
          <table:table-cell table:formula="of:=MID([.D804];(SEARCH(&quot;posX = &quot;;[.D804])+7);(SEARCH(&quot;,&quot;;[.D804];SEARCH(&quot;posX&quot;;[.D804]))-SEARCH(&quot;posX = &quot;;[.D804])-7))" office:value-type="string" office:string-value="15">
            <text:p>15</text:p>
          </table:table-cell>
          <table:table-cell table:formula="of:=IF(LEN([.D804])&lt;60;MID([.D804];(SEARCH(&quot;posY = &quot;;[.D804])+7);(SEARCH(&quot;}&quot;;[.D804];SEARCH(&quot;posY&quot;;[.D804]))-SEARCH(&quot;posY = &quot;;[.D804])-7));MID([.D809];(SEARCH(&quot;posY = &quot;;[.D809])+7);(SEARCH(&quot;}&quot;;[.D809];SEARCH(&quot;posY&quot;;[.D809]))-SEARCH(&quot;posY = &quot;;[.D809])-7)))" office:value-type="string" office:string-value="224">
            <text:p>224</text:p>
          </table:table-cell>
          <table:table-cell table:formula="of:=MID([.D804];SEARCH(&quot;posZ = &quot;;[.D804])+7;(SEARCH(&quot;}&quot;;[.D804])-SEARCH(&quot;posZ = &quot;;[.D80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0, worldY = 40, posX = 162, posY = 151}, -- <text:s/>east Rosewood farm 1</text:p>
          </table:table-cell>
          <table:table-cell office:value-type="string">
            <text:p>Rosewood</text:p>
          </table:table-cell>
          <table:table-cell table:formula="of:=MID([.A805];SEARCH(&quot;--&quot;;[.A805])+2;256)" office:value-type="string" office:string-value="  east Rosewood farm 1">
            <text:p><text:s text:c="2"/>east Rosewood farm 1</text:p>
          </table:table-cell>
          <table:table-cell table:formula="of:=MID([.A805];1;SEARCH(&quot;--&quot;;[.A805])-1)" office:value-type="string" office:string-value="{worldX = 30, worldY = 40, posX = 162, posY = 151}, ">
            <text:p>{worldX = 30, worldY = 40, posX = 162, posY = 151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, east group</text:p>
          </table:table-cell>
          <table:table-cell/>
          <table:table-cell office:value-type="float" office:value="803">
            <text:p>803</text:p>
          </table:table-cell>
          <table:table-cell table:number-columns-repeated="22"/>
          <table:table-cell table:formula="of:=CONCATENATE([.D805];&quot;-- &quot;;[.B805];&quot;,&quot;;[.C805];&quot; ID:&quot;;[.I805])" office:value-type="string" office:string-value="{worldX = 30, worldY = 40, posX = 162, posY = 151}, -- Rosewood,  east Rosewood farm 1 ID:803">
            <text:p>{worldX = 30, worldY = 40, posX = 162, posY = 151}, -- Rosewood, <text:s/>east Rosewood farm 1 ID:803</text:p>
          </table:table-cell>
          <table:table-cell table:formula="of:=MID([.D805];SEARCH(&quot;worldX = &quot;;[.D805])+9;(SEARCH(&quot;worldY = &quot;;[.D805])-SEARCH(&quot;worldX = &quot;;[.D805])-11))" office:value-type="string" office:string-value="30">
            <text:p>30</text:p>
          </table:table-cell>
          <table:table-cell table:formula="of:=MID([.D805];SEARCH(&quot;worldY = &quot;;[.D805])+9;(SEARCH(&quot;posX = &quot;;[.D805])-SEARCH(&quot;worldY = &quot;;[.D805])-11))" office:value-type="string" office:string-value="40">
            <text:p>40</text:p>
          </table:table-cell>
          <table:table-cell table:formula="of:=MID([.D805];(SEARCH(&quot;posX = &quot;;[.D805])+7);(SEARCH(&quot;,&quot;;[.D805];SEARCH(&quot;posX&quot;;[.D805]))-SEARCH(&quot;posX = &quot;;[.D805])-7))" office:value-type="string" office:string-value="162">
            <text:p>162</text:p>
          </table:table-cell>
          <table:table-cell table:formula="of:=IF(LEN([.D805])&lt;60;MID([.D805];(SEARCH(&quot;posY = &quot;;[.D805])+7);(SEARCH(&quot;}&quot;;[.D805];SEARCH(&quot;posY&quot;;[.D805]))-SEARCH(&quot;posY = &quot;;[.D805])-7));MID([.D810];(SEARCH(&quot;posY = &quot;;[.D810])+7);(SEARCH(&quot;}&quot;;[.D810];SEARCH(&quot;posY&quot;;[.D810]))-SEARCH(&quot;posY = &quot;;[.D810])-7)))" office:value-type="string" office:string-value="151">
            <text:p>151</text:p>
          </table:table-cell>
          <table:table-cell table:formula="of:=MID([.D805];SEARCH(&quot;posZ = &quot;;[.D805])+7;(SEARCH(&quot;}&quot;;[.D805])-SEARCH(&quot;posZ = &quot;;[.D80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9, worldY = 40, posX = 251, posY = 122}, -- <text:s/>east Rosewood farm 2</text:p>
          </table:table-cell>
          <table:table-cell office:value-type="string">
            <text:p>Rosewood</text:p>
          </table:table-cell>
          <table:table-cell table:formula="of:=MID([.A806];SEARCH(&quot;--&quot;;[.A806])+2;256)" office:value-type="string" office:string-value="  east Rosewood farm 2">
            <text:p><text:s text:c="2"/>east Rosewood farm 2</text:p>
          </table:table-cell>
          <table:table-cell table:formula="of:=MID([.A806];1;SEARCH(&quot;--&quot;;[.A806])-1)" office:value-type="string" office:string-value="{worldX = 29, worldY = 40, posX = 251, posY = 122}, ">
            <text:p>{worldX = 29, worldY = 40, posX = 251, posY = 122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, east group</text:p>
          </table:table-cell>
          <table:table-cell/>
          <table:table-cell office:value-type="float" office:value="804">
            <text:p>804</text:p>
          </table:table-cell>
          <table:table-cell table:number-columns-repeated="22"/>
          <table:table-cell table:formula="of:=CONCATENATE([.D806];&quot;-- &quot;;[.B806];&quot;,&quot;;[.C806];&quot; ID:&quot;;[.I806])" office:value-type="string" office:string-value="{worldX = 29, worldY = 40, posX = 251, posY = 122}, -- Rosewood,  east Rosewood farm 2 ID:804">
            <text:p>{worldX = 29, worldY = 40, posX = 251, posY = 122}, -- Rosewood, <text:s/>east Rosewood farm 2 ID:804</text:p>
          </table:table-cell>
          <table:table-cell table:formula="of:=MID([.D806];SEARCH(&quot;worldX = &quot;;[.D806])+9;(SEARCH(&quot;worldY = &quot;;[.D806])-SEARCH(&quot;worldX = &quot;;[.D806])-11))" office:value-type="string" office:string-value="29">
            <text:p>29</text:p>
          </table:table-cell>
          <table:table-cell table:formula="of:=MID([.D806];SEARCH(&quot;worldY = &quot;;[.D806])+9;(SEARCH(&quot;posX = &quot;;[.D806])-SEARCH(&quot;worldY = &quot;;[.D806])-11))" office:value-type="string" office:string-value="40">
            <text:p>40</text:p>
          </table:table-cell>
          <table:table-cell table:formula="of:=MID([.D806];(SEARCH(&quot;posX = &quot;;[.D806])+7);(SEARCH(&quot;,&quot;;[.D806];SEARCH(&quot;posX&quot;;[.D806]))-SEARCH(&quot;posX = &quot;;[.D806])-7))" office:value-type="string" office:string-value="251">
            <text:p>251</text:p>
          </table:table-cell>
          <table:table-cell table:formula="of:=IF(LEN([.D806])&lt;60;MID([.D806];(SEARCH(&quot;posY = &quot;;[.D806])+7);(SEARCH(&quot;}&quot;;[.D806];SEARCH(&quot;posY&quot;;[.D806]))-SEARCH(&quot;posY = &quot;;[.D806])-7));MID([.D811];(SEARCH(&quot;posY = &quot;;[.D811])+7);(SEARCH(&quot;}&quot;;[.D811];SEARCH(&quot;posY&quot;;[.D811]))-SEARCH(&quot;posY = &quot;;[.D811])-7)))" office:value-type="string" office:string-value="122">
            <text:p>122</text:p>
          </table:table-cell>
          <table:table-cell table:formula="of:=MID([.D806];SEARCH(&quot;posZ = &quot;;[.D806])+7;(SEARCH(&quot;}&quot;;[.D806])-SEARCH(&quot;posZ = &quot;;[.D80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9, worldY = 40, posX = 201, posY = 71}, -- <text:s/>east Rosewood farm 3</text:p>
          </table:table-cell>
          <table:table-cell office:value-type="string">
            <text:p>Rosewood</text:p>
          </table:table-cell>
          <table:table-cell table:formula="of:=MID([.A807];SEARCH(&quot;--&quot;;[.A807])+2;256)" office:value-type="string" office:string-value="  east Rosewood farm 3">
            <text:p><text:s text:c="2"/>east Rosewood farm 3</text:p>
          </table:table-cell>
          <table:table-cell table:formula="of:=MID([.A807];1;SEARCH(&quot;--&quot;;[.A807])-1)" office:value-type="string" office:string-value="{worldX = 29, worldY = 40, posX = 201, posY = 71}, ">
            <text:p>{worldX = 29, worldY = 40, posX = 201, posY = 71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, east group</text:p>
          </table:table-cell>
          <table:table-cell/>
          <table:table-cell office:value-type="float" office:value="805">
            <text:p>805</text:p>
          </table:table-cell>
          <table:table-cell table:number-columns-repeated="22"/>
          <table:table-cell table:formula="of:=CONCATENATE([.D807];&quot;-- &quot;;[.B807];&quot;,&quot;;[.C807];&quot; ID:&quot;;[.I807])" office:value-type="string" office:string-value="{worldX = 29, worldY = 40, posX = 201, posY = 71}, -- Rosewood,  east Rosewood farm 3 ID:805">
            <text:p>{worldX = 29, worldY = 40, posX = 201, posY = 71}, -- Rosewood, <text:s/>east Rosewood farm 3 ID:805</text:p>
          </table:table-cell>
          <table:table-cell table:formula="of:=MID([.D807];SEARCH(&quot;worldX = &quot;;[.D807])+9;(SEARCH(&quot;worldY = &quot;;[.D807])-SEARCH(&quot;worldX = &quot;;[.D807])-11))" office:value-type="string" office:string-value="29">
            <text:p>29</text:p>
          </table:table-cell>
          <table:table-cell table:formula="of:=MID([.D807];SEARCH(&quot;worldY = &quot;;[.D807])+9;(SEARCH(&quot;posX = &quot;;[.D807])-SEARCH(&quot;worldY = &quot;;[.D807])-11))" office:value-type="string" office:string-value="40">
            <text:p>40</text:p>
          </table:table-cell>
          <table:table-cell table:formula="of:=MID([.D807];(SEARCH(&quot;posX = &quot;;[.D807])+7);(SEARCH(&quot;,&quot;;[.D807];SEARCH(&quot;posX&quot;;[.D807]))-SEARCH(&quot;posX = &quot;;[.D807])-7))" office:value-type="string" office:string-value="201">
            <text:p>201</text:p>
          </table:table-cell>
          <table:table-cell table:formula="of:=IF(LEN([.D807])&lt;60;MID([.D807];(SEARCH(&quot;posY = &quot;;[.D807])+7);(SEARCH(&quot;}&quot;;[.D807];SEARCH(&quot;posY&quot;;[.D807]))-SEARCH(&quot;posY = &quot;;[.D807])-7));MID([.D812];(SEARCH(&quot;posY = &quot;;[.D812])+7);(SEARCH(&quot;}&quot;;[.D812];SEARCH(&quot;posY&quot;;[.D812]))-SEARCH(&quot;posY = &quot;;[.D812])-7)))" office:value-type="string" office:string-value="71">
            <text:p>71</text:p>
          </table:table-cell>
          <table:table-cell table:formula="of:=MID([.D807];SEARCH(&quot;posZ = &quot;;[.D807])+7;(SEARCH(&quot;}&quot;;[.D807])-SEARCH(&quot;posZ = &quot;;[.D80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9, worldY = 38, posX = 109, posY = 196}, -- <text:s/>east Rosewood farm 4</text:p>
          </table:table-cell>
          <table:table-cell office:value-type="string">
            <text:p>Rosewood</text:p>
          </table:table-cell>
          <table:table-cell table:formula="of:=MID([.A808];SEARCH(&quot;--&quot;;[.A808])+2;256)" office:value-type="string" office:string-value="  east Rosewood farm 4">
            <text:p><text:s text:c="2"/>east Rosewood farm 4</text:p>
          </table:table-cell>
          <table:table-cell table:formula="of:=MID([.A808];1;SEARCH(&quot;--&quot;;[.A808])-1)" office:value-type="string" office:string-value="{worldX = 29, worldY = 38, posX = 109, posY = 196}, ">
            <text:p>{worldX = 29, worldY = 38, posX = 109, posY = 196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, east group</text:p>
          </table:table-cell>
          <table:table-cell/>
          <table:table-cell office:value-type="float" office:value="806">
            <text:p>806</text:p>
          </table:table-cell>
          <table:table-cell table:number-columns-repeated="22"/>
          <table:table-cell table:formula="of:=CONCATENATE([.D808];&quot;-- &quot;;[.B808];&quot;,&quot;;[.C808];&quot; ID:&quot;;[.I808])" office:value-type="string" office:string-value="{worldX = 29, worldY = 38, posX = 109, posY = 196}, -- Rosewood,  east Rosewood farm 4 ID:806">
            <text:p>{worldX = 29, worldY = 38, posX = 109, posY = 196}, -- Rosewood, <text:s/>east Rosewood farm 4 ID:806</text:p>
          </table:table-cell>
          <table:table-cell table:formula="of:=MID([.D808];SEARCH(&quot;worldX = &quot;;[.D808])+9;(SEARCH(&quot;worldY = &quot;;[.D808])-SEARCH(&quot;worldX = &quot;;[.D808])-11))" office:value-type="string" office:string-value="29">
            <text:p>29</text:p>
          </table:table-cell>
          <table:table-cell table:formula="of:=MID([.D808];SEARCH(&quot;worldY = &quot;;[.D808])+9;(SEARCH(&quot;posX = &quot;;[.D808])-SEARCH(&quot;worldY = &quot;;[.D808])-11))" office:value-type="string" office:string-value="38">
            <text:p>38</text:p>
          </table:table-cell>
          <table:table-cell table:formula="of:=MID([.D808];(SEARCH(&quot;posX = &quot;;[.D808])+7);(SEARCH(&quot;,&quot;;[.D808];SEARCH(&quot;posX&quot;;[.D808]))-SEARCH(&quot;posX = &quot;;[.D808])-7))" office:value-type="string" office:string-value="109">
            <text:p>109</text:p>
          </table:table-cell>
          <table:table-cell table:formula="of:=IF(LEN([.D808])&lt;60;MID([.D808];(SEARCH(&quot;posY = &quot;;[.D808])+7);(SEARCH(&quot;}&quot;;[.D808];SEARCH(&quot;posY&quot;;[.D808]))-SEARCH(&quot;posY = &quot;;[.D808])-7));MID([.D813];(SEARCH(&quot;posY = &quot;;[.D813])+7);(SEARCH(&quot;}&quot;;[.D813];SEARCH(&quot;posY&quot;;[.D813]))-SEARCH(&quot;posY = &quot;;[.D813])-7)))" office:value-type="string" office:string-value="196">
            <text:p>196</text:p>
          </table:table-cell>
          <table:table-cell table:formula="of:=MID([.D808];SEARCH(&quot;posZ = &quot;;[.D808])+7;(SEARCH(&quot;}&quot;;[.D808])-SEARCH(&quot;posZ = &quot;;[.D80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9, worldY = 38, posX = 155, posY = 206}, -- <text:s/>east Rosewood farm 5</text:p>
          </table:table-cell>
          <table:table-cell office:value-type="string">
            <text:p>Rosewood</text:p>
          </table:table-cell>
          <table:table-cell table:formula="of:=MID([.A809];SEARCH(&quot;--&quot;;[.A809])+2;256)" office:value-type="string" office:string-value="  east Rosewood farm 5">
            <text:p><text:s text:c="2"/>east Rosewood farm 5</text:p>
          </table:table-cell>
          <table:table-cell table:formula="of:=MID([.A809];1;SEARCH(&quot;--&quot;;[.A809])-1)" office:value-type="string" office:string-value="{worldX = 29, worldY = 38, posX = 155, posY = 206}, ">
            <text:p>{worldX = 29, worldY = 38, posX = 155, posY = 206}, </text:p>
          </table:table-cell>
          <table:table-cell office:value-type="string">
            <text:p>Farm</text:p>
          </table:table-cell>
          <table:table-cell/>
          <table:table-cell office:value-type="string">
            <text:p>rosewood farms close to town, east group</text:p>
          </table:table-cell>
          <table:table-cell/>
          <table:table-cell office:value-type="float" office:value="807">
            <text:p>807</text:p>
          </table:table-cell>
          <table:table-cell table:number-columns-repeated="22"/>
          <table:table-cell table:formula="of:=CONCATENATE([.D809];&quot;-- &quot;;[.B809];&quot;,&quot;;[.C809];&quot; ID:&quot;;[.I809])" office:value-type="string" office:string-value="{worldX = 29, worldY = 38, posX = 155, posY = 206}, -- Rosewood,  east Rosewood farm 5 ID:807">
            <text:p>{worldX = 29, worldY = 38, posX = 155, posY = 206}, -- Rosewood, <text:s/>east Rosewood farm 5 ID:807</text:p>
          </table:table-cell>
          <table:table-cell table:formula="of:=MID([.D809];SEARCH(&quot;worldX = &quot;;[.D809])+9;(SEARCH(&quot;worldY = &quot;;[.D809])-SEARCH(&quot;worldX = &quot;;[.D809])-11))" office:value-type="string" office:string-value="29">
            <text:p>29</text:p>
          </table:table-cell>
          <table:table-cell table:formula="of:=MID([.D809];SEARCH(&quot;worldY = &quot;;[.D809])+9;(SEARCH(&quot;posX = &quot;;[.D809])-SEARCH(&quot;worldY = &quot;;[.D809])-11))" office:value-type="string" office:string-value="38">
            <text:p>38</text:p>
          </table:table-cell>
          <table:table-cell table:formula="of:=MID([.D809];(SEARCH(&quot;posX = &quot;;[.D809])+7);(SEARCH(&quot;,&quot;;[.D809];SEARCH(&quot;posX&quot;;[.D809]))-SEARCH(&quot;posX = &quot;;[.D809])-7))" office:value-type="string" office:string-value="155">
            <text:p>155</text:p>
          </table:table-cell>
          <table:table-cell table:formula="of:=IF(LEN([.D809])&lt;60;MID([.D809];(SEARCH(&quot;posY = &quot;;[.D809])+7);(SEARCH(&quot;}&quot;;[.D809];SEARCH(&quot;posY&quot;;[.D809]))-SEARCH(&quot;posY = &quot;;[.D809])-7));MID([.D814];(SEARCH(&quot;posY = &quot;;[.D814])+7);(SEARCH(&quot;}&quot;;[.D814];SEARCH(&quot;posY&quot;;[.D814]))-SEARCH(&quot;posY = &quot;;[.D814])-7)))" office:value-type="string" office:string-value="206">
            <text:p>206</text:p>
          </table:table-cell>
          <table:table-cell table:formula="of:=MID([.D809];SEARCH(&quot;posZ = &quot;;[.D809])+7;(SEARCH(&quot;}&quot;;[.D809])-SEARCH(&quot;posZ = &quot;;[.D80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0, worldY = 39, posX = 128, posY = 119}, -- <text:s/>east industrial Rosewood farm 6, worker dormitory 1</text:p>
          </table:table-cell>
          <table:table-cell office:value-type="string">
            <text:p>Rosewood</text:p>
          </table:table-cell>
          <table:table-cell table:formula="of:=MID([.A810];SEARCH(&quot;--&quot;;[.A810])+2;256)" office:value-type="string" office:string-value="  east industrial Rosewood farm 6, worker dormitory 1">
            <text:p><text:s text:c="2"/>east industrial Rosewood farm 6, worker dormitory 1</text:p>
          </table:table-cell>
          <table:table-cell table:formula="of:=MID([.A810];1;SEARCH(&quot;--&quot;;[.A810])-1)" office:value-type="string" office:string-value="{worldX = 30, worldY = 39, posX = 128, posY = 119}, ">
            <text:p>{worldX = 30, worldY = 39, posX = 128, posY = 119}, </text:p>
          </table:table-cell>
          <table:table-cell office:value-type="string">
            <text:p>Home</text:p>
          </table:table-cell>
          <table:table-cell office:value-type="string">
            <text:p>Rural</text:p>
          </table:table-cell>
          <table:table-cell office:value-type="string">
            <text:p>rosewood farms close to town, east group</text:p>
          </table:table-cell>
          <table:table-cell/>
          <table:table-cell office:value-type="float" office:value="808">
            <text:p>808</text:p>
          </table:table-cell>
          <table:table-cell table:number-columns-repeated="22"/>
          <table:table-cell table:formula="of:=CONCATENATE([.D810];&quot;-- &quot;;[.B810];&quot;,&quot;;[.C810];&quot; ID:&quot;;[.I810])" office:value-type="string" office:string-value="{worldX = 30, worldY = 39, posX = 128, posY = 119}, -- Rosewood,  east industrial Rosewood farm 6, worker dormitory 1 ID:808">
            <text:p>{worldX = 30, worldY = 39, posX = 128, posY = 119}, -- Rosewood, <text:s/>east industrial Rosewood farm 6, worker dormitory 1 ID:808</text:p>
          </table:table-cell>
          <table:table-cell table:formula="of:=MID([.D810];SEARCH(&quot;worldX = &quot;;[.D810])+9;(SEARCH(&quot;worldY = &quot;;[.D810])-SEARCH(&quot;worldX = &quot;;[.D810])-11))" office:value-type="string" office:string-value="30">
            <text:p>30</text:p>
          </table:table-cell>
          <table:table-cell table:formula="of:=MID([.D810];SEARCH(&quot;worldY = &quot;;[.D810])+9;(SEARCH(&quot;posX = &quot;;[.D810])-SEARCH(&quot;worldY = &quot;;[.D810])-11))" office:value-type="string" office:string-value="39">
            <text:p>39</text:p>
          </table:table-cell>
          <table:table-cell table:formula="of:=MID([.D810];(SEARCH(&quot;posX = &quot;;[.D810])+7);(SEARCH(&quot;,&quot;;[.D810];SEARCH(&quot;posX&quot;;[.D810]))-SEARCH(&quot;posX = &quot;;[.D810])-7))" office:value-type="string" office:string-value="128">
            <text:p>128</text:p>
          </table:table-cell>
          <table:table-cell table:formula="of:=IF(LEN([.D810])&lt;60;MID([.D810];(SEARCH(&quot;posY = &quot;;[.D810])+7);(SEARCH(&quot;}&quot;;[.D810];SEARCH(&quot;posY&quot;;[.D810]))-SEARCH(&quot;posY = &quot;;[.D810])-7));MID([.D815];(SEARCH(&quot;posY = &quot;;[.D815])+7);(SEARCH(&quot;}&quot;;[.D815];SEARCH(&quot;posY&quot;;[.D815]))-SEARCH(&quot;posY = &quot;;[.D815])-7)))" office:value-type="string" office:string-value="119">
            <text:p>119</text:p>
          </table:table-cell>
          <table:table-cell table:formula="of:=MID([.D810];SEARCH(&quot;posZ = &quot;;[.D810])+7;(SEARCH(&quot;}&quot;;[.D810])-SEARCH(&quot;posZ = &quot;;[.D81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0, worldY = 39, posX = 140, posY = 101}, -- <text:s/>east industrial Rosewood farm 6, worker dormitory 2</text:p>
          </table:table-cell>
          <table:table-cell office:value-type="string">
            <text:p>Rosewood</text:p>
          </table:table-cell>
          <table:table-cell table:formula="of:=MID([.A811];SEARCH(&quot;--&quot;;[.A811])+2;256)" office:value-type="string" office:string-value="  east industrial Rosewood farm 6, worker dormitory 2">
            <text:p><text:s text:c="2"/>east industrial Rosewood farm 6, worker dormitory 2</text:p>
          </table:table-cell>
          <table:table-cell table:formula="of:=MID([.A811];1;SEARCH(&quot;--&quot;;[.A811])-1)" office:value-type="string" office:string-value="{worldX = 30, worldY = 39, posX = 140, posY = 101}, ">
            <text:p>{worldX = 30, worldY = 39, posX = 140, posY = 101}, </text:p>
          </table:table-cell>
          <table:table-cell office:value-type="string">
            <text:p>Home</text:p>
          </table:table-cell>
          <table:table-cell office:value-type="string">
            <text:p>Rural</text:p>
          </table:table-cell>
          <table:table-cell office:value-type="string">
            <text:p>rosewood farms close to town, east group</text:p>
          </table:table-cell>
          <table:table-cell/>
          <table:table-cell office:value-type="float" office:value="809">
            <text:p>809</text:p>
          </table:table-cell>
          <table:table-cell table:number-columns-repeated="22"/>
          <table:table-cell table:formula="of:=CONCATENATE([.D811];&quot;-- &quot;;[.B811];&quot;,&quot;;[.C811];&quot; ID:&quot;;[.I811])" office:value-type="string" office:string-value="{worldX = 30, worldY = 39, posX = 140, posY = 101}, -- Rosewood,  east industrial Rosewood farm 6, worker dormitory 2 ID:809">
            <text:p>{worldX = 30, worldY = 39, posX = 140, posY = 101}, -- Rosewood, <text:s/>east industrial Rosewood farm 6, worker dormitory 2 ID:809</text:p>
          </table:table-cell>
          <table:table-cell table:formula="of:=MID([.D811];SEARCH(&quot;worldX = &quot;;[.D811])+9;(SEARCH(&quot;worldY = &quot;;[.D811])-SEARCH(&quot;worldX = &quot;;[.D811])-11))" office:value-type="string" office:string-value="30">
            <text:p>30</text:p>
          </table:table-cell>
          <table:table-cell table:formula="of:=MID([.D811];SEARCH(&quot;worldY = &quot;;[.D811])+9;(SEARCH(&quot;posX = &quot;;[.D811])-SEARCH(&quot;worldY = &quot;;[.D811])-11))" office:value-type="string" office:string-value="39">
            <text:p>39</text:p>
          </table:table-cell>
          <table:table-cell table:formula="of:=MID([.D811];(SEARCH(&quot;posX = &quot;;[.D811])+7);(SEARCH(&quot;,&quot;;[.D811];SEARCH(&quot;posX&quot;;[.D811]))-SEARCH(&quot;posX = &quot;;[.D811])-7))" office:value-type="string" office:string-value="140">
            <text:p>140</text:p>
          </table:table-cell>
          <table:table-cell table:formula="of:=IF(LEN([.D811])&lt;60;MID([.D811];(SEARCH(&quot;posY = &quot;;[.D811])+7);(SEARCH(&quot;}&quot;;[.D811];SEARCH(&quot;posY&quot;;[.D811]))-SEARCH(&quot;posY = &quot;;[.D811])-7));MID([.D816];(SEARCH(&quot;posY = &quot;;[.D816])+7);(SEARCH(&quot;}&quot;;[.D816];SEARCH(&quot;posY&quot;;[.D816]))-SEARCH(&quot;posY = &quot;;[.D816])-7)))" office:value-type="string" office:string-value="101">
            <text:p>101</text:p>
          </table:table-cell>
          <table:table-cell table:formula="of:=MID([.D811];SEARCH(&quot;posZ = &quot;;[.D811])+7;(SEARCH(&quot;}&quot;;[.D811])-SEARCH(&quot;posZ = &quot;;[.D81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0, posX = 24, posY = 72}, -- <text:s/>awesome farm north of muldraugh</text:p>
          </table:table-cell>
          <table:table-cell office:value-type="string">
            <text:p>Muldraugh</text:p>
          </table:table-cell>
          <table:table-cell table:formula="of:=MID([.A812];SEARCH(&quot;--&quot;;[.A812])+2;256)" office:value-type="string" office:string-value="  awesome farm north of muldraugh">
            <text:p><text:s text:c="2"/>awesome farm north of muldraugh</text:p>
          </table:table-cell>
          <table:table-cell table:formula="of:=MID([.A812];1;SEARCH(&quot;--&quot;;[.A812])-1)" office:value-type="string" office:string-value="{worldX = 36, worldY = 30, posX = 24, posY = 72}, ">
            <text:p>{worldX = 36, worldY = 30, posX = 24, posY = 72}, </text:p>
          </table:table-cell>
          <table:table-cell office:value-type="string">
            <text:p>Farm</text:p>
          </table:table-cell>
          <table:table-cell/>
          <table:table-cell office:value-type="string">
            <text:p>muldraugh farms</text:p>
          </table:table-cell>
          <table:table-cell/>
          <table:table-cell office:value-type="float" office:value="810">
            <text:p>81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1"/>
          <table:table-cell table:formula="of:=CONCATENATE([.D812];&quot;-- &quot;;[.B812];&quot;,&quot;;[.C812];&quot; ID:&quot;;[.I812])" office:value-type="string" office:string-value="{worldX = 36, worldY = 30, posX = 24, posY = 72}, -- Muldraugh,  awesome farm north of muldraugh ID:810">
            <text:p>{worldX = 36, worldY = 30, posX = 24, posY = 72}, -- Muldraugh, <text:s/>awesome farm north of muldraugh ID:810</text:p>
          </table:table-cell>
          <table:table-cell table:formula="of:=MID([.D812];SEARCH(&quot;worldX = &quot;;[.D812])+9;(SEARCH(&quot;worldY = &quot;;[.D812])-SEARCH(&quot;worldX = &quot;;[.D812])-11))" office:value-type="string" office:string-value="36">
            <text:p>36</text:p>
          </table:table-cell>
          <table:table-cell table:formula="of:=MID([.D812];SEARCH(&quot;worldY = &quot;;[.D812])+9;(SEARCH(&quot;posX = &quot;;[.D812])-SEARCH(&quot;worldY = &quot;;[.D812])-11))" office:value-type="string" office:string-value="30">
            <text:p>30</text:p>
          </table:table-cell>
          <table:table-cell table:formula="of:=MID([.D812];(SEARCH(&quot;posX = &quot;;[.D812])+7);(SEARCH(&quot;,&quot;;[.D812];SEARCH(&quot;posX&quot;;[.D812]))-SEARCH(&quot;posX = &quot;;[.D812])-7))" office:value-type="string" office:string-value="24">
            <text:p>24</text:p>
          </table:table-cell>
          <table:table-cell table:formula="of:=IF(LEN([.D812])&lt;60;MID([.D812];(SEARCH(&quot;posY = &quot;;[.D812])+7);(SEARCH(&quot;}&quot;;[.D812];SEARCH(&quot;posY&quot;;[.D812]))-SEARCH(&quot;posY = &quot;;[.D812])-7));MID([.D817];(SEARCH(&quot;posY = &quot;;[.D817])+7);(SEARCH(&quot;}&quot;;[.D817];SEARCH(&quot;posY&quot;;[.D817]))-SEARCH(&quot;posY = &quot;;[.D817])-7)))" office:value-type="string" office:string-value="72">
            <text:p>72</text:p>
          </table:table-cell>
          <table:table-cell table:formula="of:=MID([.D812];SEARCH(&quot;posZ = &quot;;[.D812])+7;(SEARCH(&quot;}&quot;;[.D812])-SEARCH(&quot;posZ = &quot;;[.D81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29, posX = 36, posY = 224}, -- <text:s/>small farm north of muldraugh</text:p>
          </table:table-cell>
          <table:table-cell office:value-type="string">
            <text:p>Muldraugh</text:p>
          </table:table-cell>
          <table:table-cell table:formula="of:=MID([.A813];SEARCH(&quot;--&quot;;[.A813])+2;256)" office:value-type="string" office:string-value="  small farm north of muldraugh">
            <text:p><text:s text:c="2"/>small farm north of muldraugh</text:p>
          </table:table-cell>
          <table:table-cell table:formula="of:=MID([.A813];1;SEARCH(&quot;--&quot;;[.A813])-1)" office:value-type="string" office:string-value="{worldX = 36, worldY = 29, posX = 36, posY = 224}, ">
            <text:p>{worldX = 36, worldY = 29, posX = 36, posY = 224}, </text:p>
          </table:table-cell>
          <table:table-cell office:value-type="string">
            <text:p>Farm</text:p>
          </table:table-cell>
          <table:table-cell/>
          <table:table-cell office:value-type="string">
            <text:p>muldraugh farms</text:p>
          </table:table-cell>
          <table:table-cell/>
          <table:table-cell office:value-type="float" office:value="811">
            <text:p>811</text:p>
          </table:table-cell>
          <table:table-cell table:number-columns-repeated="22"/>
          <table:table-cell table:formula="of:=CONCATENATE([.D813];&quot;-- &quot;;[.B813];&quot;,&quot;;[.C813];&quot; ID:&quot;;[.I813])" office:value-type="string" office:string-value="{worldX = 36, worldY = 29, posX = 36, posY = 224}, -- Muldraugh,  small farm north of muldraugh ID:811">
            <text:p>{worldX = 36, worldY = 29, posX = 36, posY = 224}, -- Muldraugh, <text:s/>small farm north of muldraugh ID:811</text:p>
          </table:table-cell>
          <table:table-cell table:formula="of:=MID([.D813];SEARCH(&quot;worldX = &quot;;[.D813])+9;(SEARCH(&quot;worldY = &quot;;[.D813])-SEARCH(&quot;worldX = &quot;;[.D813])-11))" office:value-type="string" office:string-value="36">
            <text:p>36</text:p>
          </table:table-cell>
          <table:table-cell table:formula="of:=MID([.D813];SEARCH(&quot;worldY = &quot;;[.D813])+9;(SEARCH(&quot;posX = &quot;;[.D813])-SEARCH(&quot;worldY = &quot;;[.D813])-11))" office:value-type="string" office:string-value="29">
            <text:p>29</text:p>
          </table:table-cell>
          <table:table-cell table:formula="of:=MID([.D813];(SEARCH(&quot;posX = &quot;;[.D813])+7);(SEARCH(&quot;,&quot;;[.D813];SEARCH(&quot;posX&quot;;[.D813]))-SEARCH(&quot;posX = &quot;;[.D813])-7))" office:value-type="string" office:string-value="36">
            <text:p>36</text:p>
          </table:table-cell>
          <table:table-cell table:formula="of:=IF(LEN([.D813])&lt;60;MID([.D813];(SEARCH(&quot;posY = &quot;;[.D813])+7);(SEARCH(&quot;}&quot;;[.D813];SEARCH(&quot;posY&quot;;[.D813]))-SEARCH(&quot;posY = &quot;;[.D813])-7));MID([.D818];(SEARCH(&quot;posY = &quot;;[.D818])+7);(SEARCH(&quot;}&quot;;[.D818];SEARCH(&quot;posY&quot;;[.D818]))-SEARCH(&quot;posY = &quot;;[.D818])-7)))" office:value-type="string" office:string-value="224">
            <text:p>224</text:p>
          </table:table-cell>
          <table:table-cell table:formula="of:=MID([.D813];SEARCH(&quot;posZ = &quot;;[.D813])+7;(SEARCH(&quot;}&quot;;[.D813])-SEARCH(&quot;posZ = &quot;;[.D81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165, posY = 124}, --trailer East, 8th row, 3rd from top</text:p>
          </table:table-cell>
          <table:table-cell office:value-type="string">
            <text:p>Dixie</text:p>
          </table:table-cell>
          <table:table-cell table:formula="of:=MID([.A814];SEARCH(&quot;--&quot;;[.A814])+2;256)" office:value-type="string" office:string-value="trailer East, 8th row, 3rd from top">
            <text:p>trailer East, 8th row, 3rd from top</text:p>
          </table:table-cell>
          <table:table-cell table:formula="of:=MID([.A814];1;SEARCH(&quot;--&quot;;[.A814])-1)" office:value-type="string" office:string-value="{worldX = 39, worldY = 29, posX = 165, posY = 124}, ">
            <text:p>{worldX = 39, worldY = 29, posX = 165, posY = 12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2">
            <text:p>812</text:p>
          </table:table-cell>
          <table:table-cell table:number-columns-repeated="22"/>
          <table:table-cell table:formula="of:=CONCATENATE([.D814];&quot;-- &quot;;[.B814];&quot;,&quot;;[.C814];&quot; ID:&quot;;[.I814])" office:value-type="string" office:string-value="{worldX = 39, worldY = 29, posX = 165, posY = 124}, -- Dixie,trailer East, 8th row, 3rd from top ID:812">
            <text:p>{worldX = 39, worldY = 29, posX = 165, posY = 124}, -- Dixie,trailer East, 8th row, 3rd from top ID:812</text:p>
          </table:table-cell>
          <table:table-cell table:formula="of:=MID([.D814];SEARCH(&quot;worldX = &quot;;[.D814])+9;(SEARCH(&quot;worldY = &quot;;[.D814])-SEARCH(&quot;worldX = &quot;;[.D814])-11))" office:value-type="string" office:string-value="39">
            <text:p>39</text:p>
          </table:table-cell>
          <table:table-cell table:formula="of:=MID([.D814];SEARCH(&quot;worldY = &quot;;[.D814])+9;(SEARCH(&quot;posX = &quot;;[.D814])-SEARCH(&quot;worldY = &quot;;[.D814])-11))" office:value-type="string" office:string-value="29">
            <text:p>29</text:p>
          </table:table-cell>
          <table:table-cell table:formula="of:=MID([.D814];(SEARCH(&quot;posX = &quot;;[.D814])+7);(SEARCH(&quot;,&quot;;[.D814];SEARCH(&quot;posX&quot;;[.D814]))-SEARCH(&quot;posX = &quot;;[.D814])-7))" office:value-type="string" office:string-value="165">
            <text:p>165</text:p>
          </table:table-cell>
          <table:table-cell table:formula="of:=IF(LEN([.D814])&lt;60;MID([.D814];(SEARCH(&quot;posY = &quot;;[.D814])+7);(SEARCH(&quot;}&quot;;[.D814];SEARCH(&quot;posY&quot;;[.D814]))-SEARCH(&quot;posY = &quot;;[.D814])-7));MID([.D819];(SEARCH(&quot;posY = &quot;;[.D819])+7);(SEARCH(&quot;}&quot;;[.D819];SEARCH(&quot;posY&quot;;[.D819]))-SEARCH(&quot;posY = &quot;;[.D819])-7)))" office:value-type="string" office:string-value="124">
            <text:p>124</text:p>
          </table:table-cell>
          <table:table-cell table:formula="of:=MID([.D814];SEARCH(&quot;posZ = &quot;;[.D814])+7;(SEARCH(&quot;}&quot;;[.D814])-SEARCH(&quot;posZ = &quot;;[.D81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137, posY = 169}, --trailer East, 7th row, 4th from top</text:p>
          </table:table-cell>
          <table:table-cell office:value-type="string">
            <text:p>Dixie</text:p>
          </table:table-cell>
          <table:table-cell table:formula="of:=MID([.A815];SEARCH(&quot;--&quot;;[.A815])+2;256)" office:value-type="string" office:string-value="trailer East, 7th row, 4th from top">
            <text:p>trailer East, 7th row, 4th from top</text:p>
          </table:table-cell>
          <table:table-cell table:formula="of:=MID([.A815];1;SEARCH(&quot;--&quot;;[.A815])-1)" office:value-type="string" office:string-value="{worldX = 39, worldY = 29, posX = 137, posY = 169}, ">
            <text:p>{worldX = 39, worldY = 29, posX = 137, posY = 16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3">
            <text:p>813</text:p>
          </table:table-cell>
          <table:table-cell table:number-columns-repeated="22"/>
          <table:table-cell table:formula="of:=CONCATENATE([.D815];&quot;-- &quot;;[.B815];&quot;,&quot;;[.C815];&quot; ID:&quot;;[.I815])" office:value-type="string" office:string-value="{worldX = 39, worldY = 29, posX = 137, posY = 169}, -- Dixie,trailer East, 7th row, 4th from top ID:813">
            <text:p>{worldX = 39, worldY = 29, posX = 137, posY = 169}, -- Dixie,trailer East, 7th row, 4th from top ID:813</text:p>
          </table:table-cell>
          <table:table-cell table:formula="of:=MID([.D815];SEARCH(&quot;worldX = &quot;;[.D815])+9;(SEARCH(&quot;worldY = &quot;;[.D815])-SEARCH(&quot;worldX = &quot;;[.D815])-11))" office:value-type="string" office:string-value="39">
            <text:p>39</text:p>
          </table:table-cell>
          <table:table-cell table:formula="of:=MID([.D815];SEARCH(&quot;worldY = &quot;;[.D815])+9;(SEARCH(&quot;posX = &quot;;[.D815])-SEARCH(&quot;worldY = &quot;;[.D815])-11))" office:value-type="string" office:string-value="29">
            <text:p>29</text:p>
          </table:table-cell>
          <table:table-cell table:formula="of:=MID([.D815];(SEARCH(&quot;posX = &quot;;[.D815])+7);(SEARCH(&quot;,&quot;;[.D815];SEARCH(&quot;posX&quot;;[.D815]))-SEARCH(&quot;posX = &quot;;[.D815])-7))" office:value-type="string" office:string-value="137">
            <text:p>137</text:p>
          </table:table-cell>
          <table:table-cell table:formula="of:=IF(LEN([.D815])&lt;60;MID([.D815];(SEARCH(&quot;posY = &quot;;[.D815])+7);(SEARCH(&quot;}&quot;;[.D815];SEARCH(&quot;posY&quot;;[.D815]))-SEARCH(&quot;posY = &quot;;[.D815])-7));MID([.D820];(SEARCH(&quot;posY = &quot;;[.D820])+7);(SEARCH(&quot;}&quot;;[.D820];SEARCH(&quot;posY&quot;;[.D820]))-SEARCH(&quot;posY = &quot;;[.D820])-7)))" office:value-type="string" office:string-value="169">
            <text:p>169</text:p>
          </table:table-cell>
          <table:table-cell table:formula="of:=MID([.D815];SEARCH(&quot;posZ = &quot;;[.D815])+7;(SEARCH(&quot;}&quot;;[.D815])-SEARCH(&quot;posZ = &quot;;[.D81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120, posY = 169}, --trailer East, 6th row. bottom</text:p>
          </table:table-cell>
          <table:table-cell office:value-type="string">
            <text:p>Dixie</text:p>
          </table:table-cell>
          <table:table-cell table:formula="of:=MID([.A816];SEARCH(&quot;--&quot;;[.A816])+2;256)" office:value-type="string" office:string-value="trailer East, 6th row. bottom">
            <text:p>trailer East, 6th row. bottom</text:p>
          </table:table-cell>
          <table:table-cell table:formula="of:=MID([.A816];1;SEARCH(&quot;--&quot;;[.A816])-1)" office:value-type="string" office:string-value="{worldX = 39, worldY = 29, posX = 120, posY = 169}, ">
            <text:p>{worldX = 39, worldY = 29, posX = 120, posY = 16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4">
            <text:p>814</text:p>
          </table:table-cell>
          <table:table-cell table:number-columns-repeated="22"/>
          <table:table-cell table:formula="of:=CONCATENATE([.D816];&quot;-- &quot;;[.B816];&quot;,&quot;;[.C816];&quot; ID:&quot;;[.I816])" office:value-type="string" office:string-value="{worldX = 39, worldY = 29, posX = 120, posY = 169}, -- Dixie,trailer East, 6th row. bottom ID:814">
            <text:p>{worldX = 39, worldY = 29, posX = 120, posY = 169}, -- Dixie,trailer East, 6th row. bottom ID:814</text:p>
          </table:table-cell>
          <table:table-cell table:formula="of:=MID([.D816];SEARCH(&quot;worldX = &quot;;[.D816])+9;(SEARCH(&quot;worldY = &quot;;[.D816])-SEARCH(&quot;worldX = &quot;;[.D816])-11))" office:value-type="string" office:string-value="39">
            <text:p>39</text:p>
          </table:table-cell>
          <table:table-cell table:formula="of:=MID([.D816];SEARCH(&quot;worldY = &quot;;[.D816])+9;(SEARCH(&quot;posX = &quot;;[.D816])-SEARCH(&quot;worldY = &quot;;[.D816])-11))" office:value-type="string" office:string-value="29">
            <text:p>29</text:p>
          </table:table-cell>
          <table:table-cell table:formula="of:=MID([.D816];(SEARCH(&quot;posX = &quot;;[.D816])+7);(SEARCH(&quot;,&quot;;[.D816];SEARCH(&quot;posX&quot;;[.D816]))-SEARCH(&quot;posX = &quot;;[.D816])-7))" office:value-type="string" office:string-value="120">
            <text:p>120</text:p>
          </table:table-cell>
          <table:table-cell table:formula="of:=IF(LEN([.D816])&lt;60;MID([.D816];(SEARCH(&quot;posY = &quot;;[.D816])+7);(SEARCH(&quot;}&quot;;[.D816];SEARCH(&quot;posY&quot;;[.D816]))-SEARCH(&quot;posY = &quot;;[.D816])-7));MID([.D821];(SEARCH(&quot;posY = &quot;;[.D821])+7);(SEARCH(&quot;}&quot;;[.D821];SEARCH(&quot;posY&quot;;[.D821]))-SEARCH(&quot;posY = &quot;;[.D821])-7)))" office:value-type="string" office:string-value="169">
            <text:p>169</text:p>
          </table:table-cell>
          <table:table-cell table:formula="of:=MID([.D816];SEARCH(&quot;posZ = &quot;;[.D816])+7;(SEARCH(&quot;}&quot;;[.D816])-SEARCH(&quot;posZ = &quot;;[.D81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96, posY = 139}, --trailer East, 5th row. middle</text:p>
          </table:table-cell>
          <table:table-cell office:value-type="string">
            <text:p>Dixie</text:p>
          </table:table-cell>
          <table:table-cell table:formula="of:=MID([.A817];SEARCH(&quot;--&quot;;[.A817])+2;256)" office:value-type="string" office:string-value="trailer East, 5th row. middle">
            <text:p>trailer East, 5th row. middle</text:p>
          </table:table-cell>
          <table:table-cell table:formula="of:=MID([.A817];1;SEARCH(&quot;--&quot;;[.A817])-1)" office:value-type="string" office:string-value="{worldX = 39, worldY = 29, posX = 96, posY = 139}, ">
            <text:p>{worldX = 39, worldY = 29, posX = 96, posY = 13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5">
            <text:p>815</text:p>
          </table:table-cell>
          <table:table-cell table:number-columns-repeated="22"/>
          <table:table-cell table:formula="of:=CONCATENATE([.D817];&quot;-- &quot;;[.B817];&quot;,&quot;;[.C817];&quot; ID:&quot;;[.I817])" office:value-type="string" office:string-value="{worldX = 39, worldY = 29, posX = 96, posY = 139}, -- Dixie,trailer East, 5th row. middle ID:815">
            <text:p>{worldX = 39, worldY = 29, posX = 96, posY = 139}, -- Dixie,trailer East, 5th row. middle ID:815</text:p>
          </table:table-cell>
          <table:table-cell table:formula="of:=MID([.D817];SEARCH(&quot;worldX = &quot;;[.D817])+9;(SEARCH(&quot;worldY = &quot;;[.D817])-SEARCH(&quot;worldX = &quot;;[.D817])-11))" office:value-type="string" office:string-value="39">
            <text:p>39</text:p>
          </table:table-cell>
          <table:table-cell table:formula="of:=MID([.D817];SEARCH(&quot;worldY = &quot;;[.D817])+9;(SEARCH(&quot;posX = &quot;;[.D817])-SEARCH(&quot;worldY = &quot;;[.D817])-11))" office:value-type="string" office:string-value="29">
            <text:p>29</text:p>
          </table:table-cell>
          <table:table-cell table:formula="of:=MID([.D817];(SEARCH(&quot;posX = &quot;;[.D817])+7);(SEARCH(&quot;,&quot;;[.D817];SEARCH(&quot;posX&quot;;[.D817]))-SEARCH(&quot;posX = &quot;;[.D817])-7))" office:value-type="string" office:string-value="96">
            <text:p>96</text:p>
          </table:table-cell>
          <table:table-cell table:formula="of:=IF(LEN([.D817])&lt;60;MID([.D817];(SEARCH(&quot;posY = &quot;;[.D817])+7);(SEARCH(&quot;}&quot;;[.D817];SEARCH(&quot;posY&quot;;[.D817]))-SEARCH(&quot;posY = &quot;;[.D817])-7));MID([.D822];(SEARCH(&quot;posY = &quot;;[.D822])+7);(SEARCH(&quot;}&quot;;[.D822];SEARCH(&quot;posY&quot;;[.D822]))-SEARCH(&quot;posY = &quot;;[.D822])-7)))" office:value-type="string" office:string-value="139">
            <text:p>139</text:p>
          </table:table-cell>
          <table:table-cell table:formula="of:=MID([.D817];SEARCH(&quot;posZ = &quot;;[.D817])+7;(SEARCH(&quot;}&quot;;[.D817])-SEARCH(&quot;posZ = &quot;;[.D81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67, posY = 81}, --trailer East, 4th row. top</text:p>
          </table:table-cell>
          <table:table-cell office:value-type="string">
            <text:p>Dixie</text:p>
          </table:table-cell>
          <table:table-cell table:formula="of:=MID([.A818];SEARCH(&quot;--&quot;;[.A818])+2;256)" office:value-type="string" office:string-value="trailer East, 4th row. top">
            <text:p>trailer East, 4th row. top</text:p>
          </table:table-cell>
          <table:table-cell table:formula="of:=MID([.A818];1;SEARCH(&quot;--&quot;;[.A818])-1)" office:value-type="string" office:string-value="{worldX = 39, worldY = 29, posX = 67, posY = 81}, ">
            <text:p>{worldX = 39, worldY = 29, posX = 67, posY = 8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6">
            <text:p>816</text:p>
          </table:table-cell>
          <table:table-cell table:number-columns-repeated="22"/>
          <table:table-cell table:formula="of:=CONCATENATE([.D818];&quot;-- &quot;;[.B818];&quot;,&quot;;[.C818];&quot; ID:&quot;;[.I818])" office:value-type="string" office:string-value="{worldX = 39, worldY = 29, posX = 67, posY = 81}, -- Dixie,trailer East, 4th row. top ID:816">
            <text:p>{worldX = 39, worldY = 29, posX = 67, posY = 81}, -- Dixie,trailer East, 4th row. top ID:816</text:p>
          </table:table-cell>
          <table:table-cell table:formula="of:=MID([.D818];SEARCH(&quot;worldX = &quot;;[.D818])+9;(SEARCH(&quot;worldY = &quot;;[.D818])-SEARCH(&quot;worldX = &quot;;[.D818])-11))" office:value-type="string" office:string-value="39">
            <text:p>39</text:p>
          </table:table-cell>
          <table:table-cell table:formula="of:=MID([.D818];SEARCH(&quot;worldY = &quot;;[.D818])+9;(SEARCH(&quot;posX = &quot;;[.D818])-SEARCH(&quot;worldY = &quot;;[.D818])-11))" office:value-type="string" office:string-value="29">
            <text:p>29</text:p>
          </table:table-cell>
          <table:table-cell table:formula="of:=MID([.D818];(SEARCH(&quot;posX = &quot;;[.D818])+7);(SEARCH(&quot;,&quot;;[.D818];SEARCH(&quot;posX&quot;;[.D818]))-SEARCH(&quot;posX = &quot;;[.D818])-7))" office:value-type="string" office:string-value="67">
            <text:p>67</text:p>
          </table:table-cell>
          <table:table-cell table:formula="of:=IF(LEN([.D818])&lt;60;MID([.D818];(SEARCH(&quot;posY = &quot;;[.D818])+7);(SEARCH(&quot;}&quot;;[.D818];SEARCH(&quot;posY&quot;;[.D818]))-SEARCH(&quot;posY = &quot;;[.D818])-7));MID([.D823];(SEARCH(&quot;posY = &quot;;[.D823])+7);(SEARCH(&quot;}&quot;;[.D823];SEARCH(&quot;posY&quot;;[.D823]))-SEARCH(&quot;posY = &quot;;[.D823])-7)))" office:value-type="string" office:string-value="81">
            <text:p>81</text:p>
          </table:table-cell>
          <table:table-cell table:formula="of:=MID([.D818];SEARCH(&quot;posZ = &quot;;[.D818])+7;(SEARCH(&quot;}&quot;;[.D818])-SEARCH(&quot;posZ = &quot;;[.D81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56, posY = 103}, --trailer East, 3rd row. 2nd from top</text:p>
          </table:table-cell>
          <table:table-cell office:value-type="string">
            <text:p>Dixie</text:p>
          </table:table-cell>
          <table:table-cell table:formula="of:=MID([.A819];SEARCH(&quot;--&quot;;[.A819])+2;256)" office:value-type="string" office:string-value="trailer East, 3rd row. 2nd from top">
            <text:p>trailer East, 3rd row. 2nd from top</text:p>
          </table:table-cell>
          <table:table-cell table:formula="of:=MID([.A819];1;SEARCH(&quot;--&quot;;[.A819])-1)" office:value-type="string" office:string-value="{worldX = 39, worldY = 29, posX = 56, posY = 103}, ">
            <text:p>{worldX = 39, worldY = 29, posX = 56, posY = 10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7">
            <text:p>817</text:p>
          </table:table-cell>
          <table:table-cell table:number-columns-repeated="22"/>
          <table:table-cell table:formula="of:=CONCATENATE([.D819];&quot;-- &quot;;[.B819];&quot;,&quot;;[.C819];&quot; ID:&quot;;[.I819])" office:value-type="string" office:string-value="{worldX = 39, worldY = 29, posX = 56, posY = 103}, -- Dixie,trailer East, 3rd row. 2nd from top ID:817">
            <text:p>{worldX = 39, worldY = 29, posX = 56, posY = 103}, -- Dixie,trailer East, 3rd row. 2nd from top ID:817</text:p>
          </table:table-cell>
          <table:table-cell table:formula="of:=MID([.D819];SEARCH(&quot;worldX = &quot;;[.D819])+9;(SEARCH(&quot;worldY = &quot;;[.D819])-SEARCH(&quot;worldX = &quot;;[.D819])-11))" office:value-type="string" office:string-value="39">
            <text:p>39</text:p>
          </table:table-cell>
          <table:table-cell table:formula="of:=MID([.D819];SEARCH(&quot;worldY = &quot;;[.D819])+9;(SEARCH(&quot;posX = &quot;;[.D819])-SEARCH(&quot;worldY = &quot;;[.D819])-11))" office:value-type="string" office:string-value="29">
            <text:p>29</text:p>
          </table:table-cell>
          <table:table-cell table:formula="of:=MID([.D819];(SEARCH(&quot;posX = &quot;;[.D819])+7);(SEARCH(&quot;,&quot;;[.D819];SEARCH(&quot;posX&quot;;[.D819]))-SEARCH(&quot;posX = &quot;;[.D819])-7))" office:value-type="string" office:string-value="56">
            <text:p>56</text:p>
          </table:table-cell>
          <table:table-cell table:formula="of:=IF(LEN([.D819])&lt;60;MID([.D819];(SEARCH(&quot;posY = &quot;;[.D819])+7);(SEARCH(&quot;}&quot;;[.D819];SEARCH(&quot;posY&quot;;[.D819]))-SEARCH(&quot;posY = &quot;;[.D819])-7));MID([.D824];(SEARCH(&quot;posY = &quot;;[.D824])+7);(SEARCH(&quot;}&quot;;[.D824];SEARCH(&quot;posY&quot;;[.D824]))-SEARCH(&quot;posY = &quot;;[.D824])-7)))" office:value-type="string" office:string-value="103">
            <text:p>103</text:p>
          </table:table-cell>
          <table:table-cell table:formula="of:=MID([.D819];SEARCH(&quot;posZ = &quot;;[.D819])+7;(SEARCH(&quot;}&quot;;[.D819])-SEARCH(&quot;posZ = &quot;;[.D81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30, posY = 128}, --trailer East, 2nd row. bottom</text:p>
          </table:table-cell>
          <table:table-cell office:value-type="string">
            <text:p>Dixie</text:p>
          </table:table-cell>
          <table:table-cell table:formula="of:=MID([.A820];SEARCH(&quot;--&quot;;[.A820])+2;256)" office:value-type="string" office:string-value="trailer East, 2nd row. bottom">
            <text:p>trailer East, 2nd row. bottom</text:p>
          </table:table-cell>
          <table:table-cell table:formula="of:=MID([.A820];1;SEARCH(&quot;--&quot;;[.A820])-1)" office:value-type="string" office:string-value="{worldX = 39, worldY = 29, posX = 30, posY = 128}, ">
            <text:p>{worldX = 39, worldY = 29, posX = 30, posY = 12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8">
            <text:p>818</text:p>
          </table:table-cell>
          <table:table-cell table:number-columns-repeated="22"/>
          <table:table-cell table:formula="of:=CONCATENATE([.D820];&quot;-- &quot;;[.B820];&quot;,&quot;;[.C820];&quot; ID:&quot;;[.I820])" office:value-type="string" office:string-value="{worldX = 39, worldY = 29, posX = 30, posY = 128}, -- Dixie,trailer East, 2nd row. bottom ID:818">
            <text:p>{worldX = 39, worldY = 29, posX = 30, posY = 128}, -- Dixie,trailer East, 2nd row. bottom ID:818</text:p>
          </table:table-cell>
          <table:table-cell table:formula="of:=MID([.D820];SEARCH(&quot;worldX = &quot;;[.D820])+9;(SEARCH(&quot;worldY = &quot;;[.D820])-SEARCH(&quot;worldX = &quot;;[.D820])-11))" office:value-type="string" office:string-value="39">
            <text:p>39</text:p>
          </table:table-cell>
          <table:table-cell table:formula="of:=MID([.D820];SEARCH(&quot;worldY = &quot;;[.D820])+9;(SEARCH(&quot;posX = &quot;;[.D820])-SEARCH(&quot;worldY = &quot;;[.D820])-11))" office:value-type="string" office:string-value="29">
            <text:p>29</text:p>
          </table:table-cell>
          <table:table-cell table:formula="of:=MID([.D820];(SEARCH(&quot;posX = &quot;;[.D820])+7);(SEARCH(&quot;,&quot;;[.D820];SEARCH(&quot;posX&quot;;[.D820]))-SEARCH(&quot;posX = &quot;;[.D820])-7))" office:value-type="string" office:string-value="30">
            <text:p>30</text:p>
          </table:table-cell>
          <table:table-cell table:formula="of:=IF(LEN([.D820])&lt;60;MID([.D820];(SEARCH(&quot;posY = &quot;;[.D820])+7);(SEARCH(&quot;}&quot;;[.D820];SEARCH(&quot;posY&quot;;[.D820]))-SEARCH(&quot;posY = &quot;;[.D820])-7));MID([.D825];(SEARCH(&quot;posY = &quot;;[.D825])+7);(SEARCH(&quot;}&quot;;[.D825];SEARCH(&quot;posY&quot;;[.D825]))-SEARCH(&quot;posY = &quot;;[.D825])-7)))" office:value-type="string" office:string-value="128">
            <text:p>128</text:p>
          </table:table-cell>
          <table:table-cell table:formula="of:=MID([.D820];SEARCH(&quot;posZ = &quot;;[.D820])+7;(SEARCH(&quot;}&quot;;[.D820])-SEARCH(&quot;posZ = &quot;;[.D82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9, worldY = 29, posX = 15, posY = 97}, --trailer East, 1st row. top</text:p>
          </table:table-cell>
          <table:table-cell office:value-type="string">
            <text:p>Dixie</text:p>
          </table:table-cell>
          <table:table-cell table:formula="of:=MID([.A821];SEARCH(&quot;--&quot;;[.A821])+2;256)" office:value-type="string" office:string-value="trailer East, 1st row. top">
            <text:p>trailer East, 1st row. top</text:p>
          </table:table-cell>
          <table:table-cell table:formula="of:=MID([.A821];1;SEARCH(&quot;--&quot;;[.A821])-1)" office:value-type="string" office:string-value="{worldX = 39, worldY = 29, posX = 15, posY = 97}, ">
            <text:p>{worldX = 39, worldY = 29, posX = 15, posY = 97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19">
            <text:p>819</text:p>
          </table:table-cell>
          <table:table-cell table:number-columns-repeated="22"/>
          <table:table-cell table:formula="of:=CONCATENATE([.D821];&quot;-- &quot;;[.B821];&quot;,&quot;;[.C821];&quot; ID:&quot;;[.I821])" office:value-type="string" office:string-value="{worldX = 39, worldY = 29, posX = 15, posY = 97}, -- Dixie,trailer East, 1st row. top ID:819">
            <text:p>{worldX = 39, worldY = 29, posX = 15, posY = 97}, -- Dixie,trailer East, 1st row. top ID:819</text:p>
          </table:table-cell>
          <table:table-cell table:formula="of:=MID([.D821];SEARCH(&quot;worldX = &quot;;[.D821])+9;(SEARCH(&quot;worldY = &quot;;[.D821])-SEARCH(&quot;worldX = &quot;;[.D821])-11))" office:value-type="string" office:string-value="39">
            <text:p>39</text:p>
          </table:table-cell>
          <table:table-cell table:formula="of:=MID([.D821];SEARCH(&quot;worldY = &quot;;[.D821])+9;(SEARCH(&quot;posX = &quot;;[.D821])-SEARCH(&quot;worldY = &quot;;[.D821])-11))" office:value-type="string" office:string-value="29">
            <text:p>29</text:p>
          </table:table-cell>
          <table:table-cell table:formula="of:=MID([.D821];(SEARCH(&quot;posX = &quot;;[.D821])+7);(SEARCH(&quot;,&quot;;[.D821];SEARCH(&quot;posX&quot;;[.D821]))-SEARCH(&quot;posX = &quot;;[.D821])-7))" office:value-type="string" office:string-value="15">
            <text:p>15</text:p>
          </table:table-cell>
          <table:table-cell table:formula="of:=IF(LEN([.D821])&lt;60;MID([.D821];(SEARCH(&quot;posY = &quot;;[.D821])+7);(SEARCH(&quot;}&quot;;[.D821];SEARCH(&quot;posY&quot;;[.D821]))-SEARCH(&quot;posY = &quot;;[.D821])-7));MID([.D826];(SEARCH(&quot;posY = &quot;;[.D826])+7);(SEARCH(&quot;}&quot;;[.D826];SEARCH(&quot;posY&quot;;[.D826]))-SEARCH(&quot;posY = &quot;;[.D826])-7)))" office:value-type="string" office:string-value="97">
            <text:p>97</text:p>
          </table:table-cell>
          <table:table-cell table:formula="of:=MID([.D821];SEARCH(&quot;posZ = &quot;;[.D821])+7;(SEARCH(&quot;}&quot;;[.D821])-SEARCH(&quot;posZ = &quot;;[.D82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9, posX = 48, posY = 186}, --trailer West, 1st row. top</text:p>
          </table:table-cell>
          <table:table-cell office:value-type="string">
            <text:p>Dixie</text:p>
          </table:table-cell>
          <table:table-cell table:formula="of:=MID([.A822];SEARCH(&quot;--&quot;;[.A822])+2;256)" office:value-type="string" office:string-value="trailer West, 1st row. top">
            <text:p>trailer West, 1st row. top</text:p>
          </table:table-cell>
          <table:table-cell table:formula="of:=MID([.A822];1;SEARCH(&quot;--&quot;;[.A822])-1)" office:value-type="string" office:string-value="{worldX = 28, worldY = 29, posX = 48, posY = 186}, ">
            <text:p>{worldX = 28, worldY = 29, posX = 48, posY = 186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20">
            <text:p>820</text:p>
          </table:table-cell>
          <table:table-cell table:number-columns-repeated="22"/>
          <table:table-cell table:formula="of:=CONCATENATE([.D822];&quot;-- &quot;;[.B822];&quot;,&quot;;[.C822];&quot; ID:&quot;;[.I822])" office:value-type="string" office:string-value="{worldX = 28, worldY = 29, posX = 48, posY = 186}, -- Dixie,trailer West, 1st row. top ID:820">
            <text:p>{worldX = 28, worldY = 29, posX = 48, posY = 186}, -- Dixie,trailer West, 1st row. top ID:820</text:p>
          </table:table-cell>
          <table:table-cell table:formula="of:=MID([.D822];SEARCH(&quot;worldX = &quot;;[.D822])+9;(SEARCH(&quot;worldY = &quot;;[.D822])-SEARCH(&quot;worldX = &quot;;[.D822])-11))" office:value-type="string" office:string-value="28">
            <text:p>28</text:p>
          </table:table-cell>
          <table:table-cell table:formula="of:=MID([.D822];SEARCH(&quot;worldY = &quot;;[.D822])+9;(SEARCH(&quot;posX = &quot;;[.D822])-SEARCH(&quot;worldY = &quot;;[.D822])-11))" office:value-type="string" office:string-value="29">
            <text:p>29</text:p>
          </table:table-cell>
          <table:table-cell table:formula="of:=MID([.D822];(SEARCH(&quot;posX = &quot;;[.D822])+7);(SEARCH(&quot;,&quot;;[.D822];SEARCH(&quot;posX&quot;;[.D822]))-SEARCH(&quot;posX = &quot;;[.D822])-7))" office:value-type="string" office:string-value="48">
            <text:p>48</text:p>
          </table:table-cell>
          <table:table-cell table:formula="of:=IF(LEN([.D822])&lt;60;MID([.D822];(SEARCH(&quot;posY = &quot;;[.D822])+7);(SEARCH(&quot;}&quot;;[.D822];SEARCH(&quot;posY&quot;;[.D822]))-SEARCH(&quot;posY = &quot;;[.D822])-7));MID([.D827];(SEARCH(&quot;posY = &quot;;[.D827])+7);(SEARCH(&quot;}&quot;;[.D827];SEARCH(&quot;posY&quot;;[.D827]))-SEARCH(&quot;posY = &quot;;[.D827])-7)))" office:value-type="string" office:string-value="186">
            <text:p>186</text:p>
          </table:table-cell>
          <table:table-cell table:formula="of:=MID([.D822];SEARCH(&quot;posZ = &quot;;[.D822])+7;(SEARCH(&quot;}&quot;;[.D822])-SEARCH(&quot;posZ = &quot;;[.D82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9, posX = 79, posY = 254}, --trailer West, 2nd row bottom</text:p>
          </table:table-cell>
          <table:table-cell office:value-type="string">
            <text:p>Dixie</text:p>
          </table:table-cell>
          <table:table-cell table:formula="of:=MID([.A823];SEARCH(&quot;--&quot;;[.A823])+2;256)" office:value-type="string" office:string-value="trailer West, 2nd row bottom">
            <text:p>trailer West, 2nd row bottom</text:p>
          </table:table-cell>
          <table:table-cell table:formula="of:=MID([.A823];1;SEARCH(&quot;--&quot;;[.A823])-1)" office:value-type="string" office:string-value="{worldX = 28, worldY = 29, posX = 79, posY = 254}, ">
            <text:p>{worldX = 28, worldY = 29, posX = 79, posY = 25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Dixie spawns</text:p>
          </table:table-cell>
          <table:table-cell/>
          <table:table-cell office:value-type="float" office:value="821">
            <text:p>821</text:p>
          </table:table-cell>
          <table:table-cell table:number-columns-repeated="22"/>
          <table:table-cell table:formula="of:=CONCATENATE([.D823];&quot;-- &quot;;[.B823];&quot;,&quot;;[.C823];&quot; ID:&quot;;[.I823])" office:value-type="string" office:string-value="{worldX = 28, worldY = 29, posX = 79, posY = 254}, -- Dixie,trailer West, 2nd row bottom ID:821">
            <text:p>{worldX = 28, worldY = 29, posX = 79, posY = 254}, -- Dixie,trailer West, 2nd row bottom ID:821</text:p>
          </table:table-cell>
          <table:table-cell table:formula="of:=MID([.D823];SEARCH(&quot;worldX = &quot;;[.D823])+9;(SEARCH(&quot;worldY = &quot;;[.D823])-SEARCH(&quot;worldX = &quot;;[.D823])-11))" office:value-type="string" office:string-value="28">
            <text:p>28</text:p>
          </table:table-cell>
          <table:table-cell table:formula="of:=MID([.D823];SEARCH(&quot;worldY = &quot;;[.D823])+9;(SEARCH(&quot;posX = &quot;;[.D823])-SEARCH(&quot;worldY = &quot;;[.D823])-11))" office:value-type="string" office:string-value="29">
            <text:p>29</text:p>
          </table:table-cell>
          <table:table-cell table:formula="of:=MID([.D823];(SEARCH(&quot;posX = &quot;;[.D823])+7);(SEARCH(&quot;,&quot;;[.D823];SEARCH(&quot;posX&quot;;[.D823]))-SEARCH(&quot;posX = &quot;;[.D823])-7))" office:value-type="string" office:string-value="79">
            <text:p>79</text:p>
          </table:table-cell>
          <table:table-cell table:formula="of:=IF(LEN([.D823])&lt;60;MID([.D823];(SEARCH(&quot;posY = &quot;;[.D823])+7);(SEARCH(&quot;}&quot;;[.D823];SEARCH(&quot;posY&quot;;[.D823]))-SEARCH(&quot;posY = &quot;;[.D823])-7));MID([.D828];(SEARCH(&quot;posY = &quot;;[.D828])+7);(SEARCH(&quot;}&quot;;[.D828];SEARCH(&quot;posY&quot;;[.D828]))-SEARCH(&quot;posY = &quot;;[.D828])-7)))" office:value-type="string" office:string-value="254">
            <text:p>254</text:p>
          </table:table-cell>
          <table:table-cell table:formula="of:=MID([.D823];SEARCH(&quot;posZ = &quot;;[.D823])+7;(SEARCH(&quot;}&quot;;[.D823])-SEARCH(&quot;posZ = &quot;;[.D82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9, posX = 104, posY = 203}, --trailer West, 3rd row 2nd from top. big shelves</text:p>
          </table:table-cell>
          <table:table-cell office:value-type="string">
            <text:p>Dixie</text:p>
          </table:table-cell>
          <table:table-cell table:formula="of:=MID([.A824];SEARCH(&quot;--&quot;;[.A824])+2;256)" office:value-type="string" office:string-value="trailer West, 3rd row 2nd from top. big shelves">
            <text:p>trailer West, 3rd row 2nd from top. big shelves</text:p>
          </table:table-cell>
          <table:table-cell table:formula="of:=MID([.A824];1;SEARCH(&quot;--&quot;;[.A824])-1)" office:value-type="string" office:string-value="{worldX = 28, worldY = 29, posX = 104, posY = 203}, ">
            <text:p>{worldX = 28, worldY = 29, posX = 104, posY = 203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Dixie spawns</text:p>
          </table:table-cell>
          <table:table-cell/>
          <table:table-cell office:value-type="float" office:value="822">
            <text:p>822</text:p>
          </table:table-cell>
          <table:table-cell table:number-columns-repeated="22"/>
          <table:table-cell table:formula="of:=CONCATENATE([.D824];&quot;-- &quot;;[.B824];&quot;,&quot;;[.C824];&quot; ID:&quot;;[.I824])" office:value-type="string" office:string-value="{worldX = 28, worldY = 29, posX = 104, posY = 203}, -- Dixie,trailer West, 3rd row 2nd from top. big shelves ID:822">
            <text:p>{worldX = 28, worldY = 29, posX = 104, posY = 203}, -- Dixie,trailer West, 3rd row 2nd from top. big shelves ID:822</text:p>
          </table:table-cell>
          <table:table-cell table:formula="of:=MID([.D824];SEARCH(&quot;worldX = &quot;;[.D824])+9;(SEARCH(&quot;worldY = &quot;;[.D824])-SEARCH(&quot;worldX = &quot;;[.D824])-11))" office:value-type="string" office:string-value="28">
            <text:p>28</text:p>
          </table:table-cell>
          <table:table-cell table:formula="of:=MID([.D824];SEARCH(&quot;worldY = &quot;;[.D824])+9;(SEARCH(&quot;posX = &quot;;[.D824])-SEARCH(&quot;worldY = &quot;;[.D824])-11))" office:value-type="string" office:string-value="29">
            <text:p>29</text:p>
          </table:table-cell>
          <table:table-cell table:formula="of:=MID([.D824];(SEARCH(&quot;posX = &quot;;[.D824])+7);(SEARCH(&quot;,&quot;;[.D824];SEARCH(&quot;posX&quot;;[.D824]))-SEARCH(&quot;posX = &quot;;[.D824])-7))" office:value-type="string" office:string-value="104">
            <text:p>104</text:p>
          </table:table-cell>
          <table:table-cell table:formula="of:=IF(LEN([.D824])&lt;60;MID([.D824];(SEARCH(&quot;posY = &quot;;[.D824])+7);(SEARCH(&quot;}&quot;;[.D824];SEARCH(&quot;posY&quot;;[.D824]))-SEARCH(&quot;posY = &quot;;[.D824])-7));MID([.D829];(SEARCH(&quot;posY = &quot;;[.D829])+7);(SEARCH(&quot;}&quot;;[.D829];SEARCH(&quot;posY&quot;;[.D829]))-SEARCH(&quot;posY = &quot;;[.D829])-7)))" office:value-type="string" office:string-value="203">
            <text:p>203</text:p>
          </table:table-cell>
          <table:table-cell table:formula="of:=MID([.D824];SEARCH(&quot;posZ = &quot;;[.D824])+7;(SEARCH(&quot;}&quot;;[.D824])-SEARCH(&quot;posZ = &quot;;[.D82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9, posX = 144, posY = 234}, --trailer West, 4th row, middle. medium shelves long</text:p>
          </table:table-cell>
          <table:table-cell office:value-type="string">
            <text:p>Dixie</text:p>
          </table:table-cell>
          <table:table-cell table:formula="of:=MID([.A825];SEARCH(&quot;--&quot;;[.A825])+2;256)" office:value-type="string" office:string-value="trailer West, 4th row, middle. medium shelves long">
            <text:p>trailer West, 4th row, middle. medium shelves long</text:p>
          </table:table-cell>
          <table:table-cell table:formula="of:=MID([.A825];1;SEARCH(&quot;--&quot;;[.A825])-1)" office:value-type="string" office:string-value="{worldX = 28, worldY = 29, posX = 144, posY = 234}, ">
            <text:p>{worldX = 28, worldY = 29, posX = 144, posY = 234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Dixie spawns</text:p>
          </table:table-cell>
          <table:table-cell/>
          <table:table-cell office:value-type="float" office:value="823">
            <text:p>823</text:p>
          </table:table-cell>
          <table:table-cell table:number-columns-repeated="22"/>
          <table:table-cell table:formula="of:=CONCATENATE([.D825];&quot;-- &quot;;[.B825];&quot;,&quot;;[.C825];&quot; ID:&quot;;[.I825])" office:value-type="string" office:string-value="{worldX = 28, worldY = 29, posX = 144, posY = 234}, -- Dixie,trailer West, 4th row, middle. medium shelves long ID:823">
            <text:p>{worldX = 28, worldY = 29, posX = 144, posY = 234}, -- Dixie,trailer West, 4th row, middle. medium shelves long ID:823</text:p>
          </table:table-cell>
          <table:table-cell table:formula="of:=MID([.D825];SEARCH(&quot;worldX = &quot;;[.D825])+9;(SEARCH(&quot;worldY = &quot;;[.D825])-SEARCH(&quot;worldX = &quot;;[.D825])-11))" office:value-type="string" office:string-value="28">
            <text:p>28</text:p>
          </table:table-cell>
          <table:table-cell table:formula="of:=MID([.D825];SEARCH(&quot;worldY = &quot;;[.D825])+9;(SEARCH(&quot;posX = &quot;;[.D825])-SEARCH(&quot;worldY = &quot;;[.D825])-11))" office:value-type="string" office:string-value="29">
            <text:p>29</text:p>
          </table:table-cell>
          <table:table-cell table:formula="of:=MID([.D825];(SEARCH(&quot;posX = &quot;;[.D825])+7);(SEARCH(&quot;,&quot;;[.D825];SEARCH(&quot;posX&quot;;[.D825]))-SEARCH(&quot;posX = &quot;;[.D825])-7))" office:value-type="string" office:string-value="144">
            <text:p>144</text:p>
          </table:table-cell>
          <table:table-cell table:formula="of:=IF(LEN([.D825])&lt;60;MID([.D825];(SEARCH(&quot;posY = &quot;;[.D825])+7);(SEARCH(&quot;}&quot;;[.D825];SEARCH(&quot;posY&quot;;[.D825]))-SEARCH(&quot;posY = &quot;;[.D825])-7));MID([.D830];(SEARCH(&quot;posY = &quot;;[.D830])+7);(SEARCH(&quot;}&quot;;[.D830];SEARCH(&quot;posY&quot;;[.D830]))-SEARCH(&quot;posY = &quot;;[.D830])-7)))" office:value-type="string" office:string-value="234">
            <text:p>234</text:p>
          </table:table-cell>
          <table:table-cell table:formula="of:=MID([.D825];SEARCH(&quot;posZ = &quot;;[.D825])+7;(SEARCH(&quot;}&quot;;[.D825])-SEARCH(&quot;posZ = &quot;;[.D82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28, worldY = 29, posX = 150, posY = 156}, --Dixie picnic area bathrooms</text:p>
          </table:table-cell>
          <table:table-cell office:value-type="string">
            <text:p>Dixie</text:p>
          </table:table-cell>
          <table:table-cell table:formula="of:=MID([.A826];SEARCH(&quot;--&quot;;[.A826])+2;256)" office:value-type="string" office:string-value="Dixie picnic area bathrooms">
            <text:p>Dixie picnic area bathrooms</text:p>
          </table:table-cell>
          <table:table-cell table:formula="of:=MID([.A826];1;SEARCH(&quot;--&quot;;[.A826])-1)" office:value-type="string" office:string-value="{worldX = 28, worldY = 29, posX = 150, posY = 156}, ">
            <text:p>{worldX = 28, worldY = 29, posX = 150, posY = 156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Dixie spawns</text:p>
          </table:table-cell>
          <table:table-cell/>
          <table:table-cell office:value-type="float" office:value="824">
            <text:p>82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826];&quot;-- &quot;;[.B826];&quot;,&quot;;[.C826];&quot; ID:&quot;;[.I826])" office:value-type="string" office:string-value="{worldX = 28, worldY = 29, posX = 150, posY = 156}, -- Dixie,Dixie picnic area bathrooms ID:824">
            <text:p>{worldX = 28, worldY = 29, posX = 150, posY = 156}, -- Dixie,Dixie picnic area bathrooms ID:824</text:p>
          </table:table-cell>
          <table:table-cell table:formula="of:=MID([.D826];SEARCH(&quot;worldX = &quot;;[.D826])+9;(SEARCH(&quot;worldY = &quot;;[.D826])-SEARCH(&quot;worldX = &quot;;[.D826])-11))" office:value-type="string" office:string-value="28">
            <text:p>28</text:p>
          </table:table-cell>
          <table:table-cell table:formula="of:=MID([.D826];SEARCH(&quot;worldY = &quot;;[.D826])+9;(SEARCH(&quot;posX = &quot;;[.D826])-SEARCH(&quot;worldY = &quot;;[.D826])-11))" office:value-type="string" office:string-value="29">
            <text:p>29</text:p>
          </table:table-cell>
          <table:table-cell table:formula="of:=MID([.D826];(SEARCH(&quot;posX = &quot;;[.D826])+7);(SEARCH(&quot;,&quot;;[.D826];SEARCH(&quot;posX&quot;;[.D826]))-SEARCH(&quot;posX = &quot;;[.D826])-7))" office:value-type="string" office:string-value="150">
            <text:p>150</text:p>
          </table:table-cell>
          <table:table-cell table:formula="of:=IF(LEN([.D826])&lt;60;MID([.D826];(SEARCH(&quot;posY = &quot;;[.D826])+7);(SEARCH(&quot;}&quot;;[.D826];SEARCH(&quot;posY&quot;;[.D826]))-SEARCH(&quot;posY = &quot;;[.D826])-7));MID([.D831];(SEARCH(&quot;posY = &quot;;[.D831])+7);(SEARCH(&quot;}&quot;;[.D831];SEARCH(&quot;posY&quot;;[.D831]))-SEARCH(&quot;posY = &quot;;[.D831])-7)))" office:value-type="string" office:string-value="156">
            <text:p>156</text:p>
          </table:table-cell>
          <table:table-cell table:formula="of:=MID([.D826];SEARCH(&quot;posZ = &quot;;[.D826])+7;(SEARCH(&quot;}&quot;;[.D826])-SEARCH(&quot;posZ = &quot;;[.D82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70, posY = 111}, -- </text:p>
          </table:table-cell>
          <table:table-cell office:value-type="string">
            <text:p>Dixie</text:p>
          </table:table-cell>
          <table:table-cell office:value-type="string">
            <text:p>Dixie Diner</text:p>
          </table:table-cell>
          <table:table-cell table:formula="of:=MID([.A827];1;SEARCH(&quot;--&quot;;[.A827])-1)" office:value-type="string" office:string-value="{worldX = 38, worldY = 29, posX = 70, posY = 111}, ">
            <text:p>{worldX = 38, worldY = 29, posX = 70, posY = 111}, </text:p>
          </table:table-cell>
          <table:table-cell office:value-type="string">
            <text:p>Business</text:p>
          </table:table-cell>
          <table:table-cell office:value-type="string">
            <text:p>Dining</text:p>
          </table:table-cell>
          <table:table-cell office:value-type="string">
            <text:p>Dixie spawns</text:p>
          </table:table-cell>
          <table:table-cell/>
          <table:table-cell office:value-type="float" office:value="825">
            <text:p>825</text:p>
          </table:table-cell>
          <table:table-cell table:number-columns-repeated="22"/>
          <table:table-cell table:formula="of:=CONCATENATE([.D827];&quot;-- &quot;;[.B827];&quot;,&quot;;[.C827];&quot; ID:&quot;;[.I827])" office:value-type="string" office:string-value="{worldX = 38, worldY = 29, posX = 70, posY = 111}, -- Dixie,Dixie Diner ID:825">
            <text:p>{worldX = 38, worldY = 29, posX = 70, posY = 111}, -- Dixie,Dixie Diner ID:825</text:p>
          </table:table-cell>
          <table:table-cell table:formula="of:=MID([.D827];SEARCH(&quot;worldX = &quot;;[.D827])+9;(SEARCH(&quot;worldY = &quot;;[.D827])-SEARCH(&quot;worldX = &quot;;[.D827])-11))" office:value-type="string" office:string-value="38">
            <text:p>38</text:p>
          </table:table-cell>
          <table:table-cell table:formula="of:=MID([.D827];SEARCH(&quot;worldY = &quot;;[.D827])+9;(SEARCH(&quot;posX = &quot;;[.D827])-SEARCH(&quot;worldY = &quot;;[.D827])-11))" office:value-type="string" office:string-value="29">
            <text:p>29</text:p>
          </table:table-cell>
          <table:table-cell table:formula="of:=MID([.D827];(SEARCH(&quot;posX = &quot;;[.D827])+7);(SEARCH(&quot;,&quot;;[.D827];SEARCH(&quot;posX&quot;;[.D827]))-SEARCH(&quot;posX = &quot;;[.D827])-7))" office:value-type="string" office:string-value="70">
            <text:p>70</text:p>
          </table:table-cell>
          <table:table-cell table:formula="of:=IF(LEN([.D827])&lt;60;MID([.D827];(SEARCH(&quot;posY = &quot;;[.D827])+7);(SEARCH(&quot;}&quot;;[.D827];SEARCH(&quot;posY&quot;;[.D827]))-SEARCH(&quot;posY = &quot;;[.D827])-7));MID([.D832];(SEARCH(&quot;posY = &quot;;[.D832])+7);(SEARCH(&quot;}&quot;;[.D832];SEARCH(&quot;posY&quot;;[.D832]))-SEARCH(&quot;posY = &quot;;[.D832])-7)))" office:value-type="string" office:string-value="111">
            <text:p>111</text:p>
          </table:table-cell>
          <table:table-cell table:formula="of:=MID([.D827];SEARCH(&quot;posZ = &quot;;[.D827])+7;(SEARCH(&quot;}&quot;;[.D827])-SEARCH(&quot;posZ = &quot;;[.D82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108, posY = 141}, -- </text:p>
          </table:table-cell>
          <table:table-cell office:value-type="string">
            <text:p>Dixie</text:p>
          </table:table-cell>
          <table:table-cell office:value-type="string">
            <text:p>Dixie Gas Station</text:p>
          </table:table-cell>
          <table:table-cell table:formula="of:=MID([.A828];1;SEARCH(&quot;--&quot;;[.A828])-1)" office:value-type="string" office:string-value="{worldX = 38, worldY = 29, posX = 108, posY = 141}, ">
            <text:p>{worldX = 38, worldY = 29, posX = 108, posY = 141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Dixie spawns</text:p>
          </table:table-cell>
          <table:table-cell/>
          <table:table-cell office:value-type="float" office:value="826">
            <text:p>826</text:p>
          </table:table-cell>
          <table:table-cell table:number-columns-repeated="22"/>
          <table:table-cell table:formula="of:=CONCATENATE([.D828];&quot;-- &quot;;[.B828];&quot;,&quot;;[.C828];&quot; ID:&quot;;[.I828])" office:value-type="string" office:string-value="{worldX = 38, worldY = 29, posX = 108, posY = 141}, -- Dixie,Dixie Gas Station ID:826">
            <text:p>{worldX = 38, worldY = 29, posX = 108, posY = 141}, -- Dixie,Dixie Gas Station ID:826</text:p>
          </table:table-cell>
          <table:table-cell table:formula="of:=MID([.D828];SEARCH(&quot;worldX = &quot;;[.D828])+9;(SEARCH(&quot;worldY = &quot;;[.D828])-SEARCH(&quot;worldX = &quot;;[.D828])-11))" office:value-type="string" office:string-value="38">
            <text:p>38</text:p>
          </table:table-cell>
          <table:table-cell table:formula="of:=MID([.D828];SEARCH(&quot;worldY = &quot;;[.D828])+9;(SEARCH(&quot;posX = &quot;;[.D828])-SEARCH(&quot;worldY = &quot;;[.D828])-11))" office:value-type="string" office:string-value="29">
            <text:p>29</text:p>
          </table:table-cell>
          <table:table-cell table:formula="of:=MID([.D828];(SEARCH(&quot;posX = &quot;;[.D828])+7);(SEARCH(&quot;,&quot;;[.D828];SEARCH(&quot;posX&quot;;[.D828]))-SEARCH(&quot;posX = &quot;;[.D828])-7))" office:value-type="string" office:string-value="108">
            <text:p>108</text:p>
          </table:table-cell>
          <table:table-cell table:formula="of:=IF(LEN([.D828])&lt;60;MID([.D828];(SEARCH(&quot;posY = &quot;;[.D828])+7);(SEARCH(&quot;}&quot;;[.D828];SEARCH(&quot;posY&quot;;[.D828]))-SEARCH(&quot;posY = &quot;;[.D828])-7));MID([.D833];(SEARCH(&quot;posY = &quot;;[.D833])+7);(SEARCH(&quot;}&quot;;[.D833];SEARCH(&quot;posY&quot;;[.D833]))-SEARCH(&quot;posY = &quot;;[.D833])-7)))" office:value-type="string" office:string-value="141">
            <text:p>141</text:p>
          </table:table-cell>
          <table:table-cell table:formula="of:=MID([.D828];SEARCH(&quot;posZ = &quot;;[.D828])+7;(SEARCH(&quot;}&quot;;[.D828])-SEARCH(&quot;posZ = &quot;;[.D82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268, posY = 96}, -- </text:p>
          </table:table-cell>
          <table:table-cell office:value-type="string">
            <text:p>Dixie</text:p>
          </table:table-cell>
          <table:table-cell office:value-type="string">
            <text:p>Dixie super market</text:p>
          </table:table-cell>
          <table:table-cell table:formula="of:=MID([.A829];1;SEARCH(&quot;--&quot;;[.A829])-1)" office:value-type="string" office:string-value="{worldX = 38, worldY = 29, posX = 268, posY = 96}, ">
            <text:p>{worldX = 38, worldY = 29, posX = 268, posY = 96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Dixie spawns</text:p>
          </table:table-cell>
          <table:table-cell/>
          <table:table-cell office:value-type="float" office:value="827">
            <text:p>827</text:p>
          </table:table-cell>
          <table:table-cell table:number-columns-repeated="22"/>
          <table:table-cell table:formula="of:=CONCATENATE([.D829];&quot;-- &quot;;[.B829];&quot;,&quot;;[.C829];&quot; ID:&quot;;[.I829])" office:value-type="string" office:string-value="{worldX = 38, worldY = 29, posX = 268, posY = 96}, -- Dixie,Dixie super market ID:827">
            <text:p>{worldX = 38, worldY = 29, posX = 268, posY = 96}, -- Dixie,Dixie super market ID:827</text:p>
          </table:table-cell>
          <table:table-cell table:formula="of:=MID([.D829];SEARCH(&quot;worldX = &quot;;[.D829])+9;(SEARCH(&quot;worldY = &quot;;[.D829])-SEARCH(&quot;worldX = &quot;;[.D829])-11))" office:value-type="string" office:string-value="38">
            <text:p>38</text:p>
          </table:table-cell>
          <table:table-cell table:formula="of:=MID([.D829];SEARCH(&quot;worldY = &quot;;[.D829])+9;(SEARCH(&quot;posX = &quot;;[.D829])-SEARCH(&quot;worldY = &quot;;[.D829])-11))" office:value-type="string" office:string-value="29">
            <text:p>29</text:p>
          </table:table-cell>
          <table:table-cell table:formula="of:=MID([.D829];(SEARCH(&quot;posX = &quot;;[.D829])+7);(SEARCH(&quot;,&quot;;[.D829];SEARCH(&quot;posX&quot;;[.D829]))-SEARCH(&quot;posX = &quot;;[.D829])-7))" office:value-type="string" office:string-value="268">
            <text:p>268</text:p>
          </table:table-cell>
          <table:table-cell table:formula="of:=IF(LEN([.D829])&lt;60;MID([.D829];(SEARCH(&quot;posY = &quot;;[.D829])+7);(SEARCH(&quot;}&quot;;[.D829];SEARCH(&quot;posY&quot;;[.D829]))-SEARCH(&quot;posY = &quot;;[.D829])-7));MID([.D834];(SEARCH(&quot;posY = &quot;;[.D834])+7);(SEARCH(&quot;}&quot;;[.D834];SEARCH(&quot;posY&quot;;[.D834]))-SEARCH(&quot;posY = &quot;;[.D834])-7)))" office:value-type="string" office:string-value="96">
            <text:p>96</text:p>
          </table:table-cell>
          <table:table-cell table:formula="of:=MID([.D829];SEARCH(&quot;posZ = &quot;;[.D829])+7;(SEARCH(&quot;}&quot;;[.D829])-SEARCH(&quot;posZ = &quot;;[.D82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283, posY = 123}, -- </text:p>
          </table:table-cell>
          <table:table-cell office:value-type="string">
            <text:p>Dixie</text:p>
          </table:table-cell>
          <table:table-cell office:value-type="string">
            <text:p>Dixie laundromat</text:p>
          </table:table-cell>
          <table:table-cell table:formula="of:=MID([.A830];1;SEARCH(&quot;--&quot;;[.A830])-1)" office:value-type="string" office:string-value="{worldX = 38, worldY = 29, posX = 283, posY = 123}, ">
            <text:p>{worldX = 38, worldY = 29, posX = 283, posY = 123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Dixie spawns</text:p>
          </table:table-cell>
          <table:table-cell/>
          <table:table-cell office:value-type="float" office:value="828">
            <text:p>828</text:p>
          </table:table-cell>
          <table:table-cell table:number-columns-repeated="22"/>
          <table:table-cell table:formula="of:=CONCATENATE([.D830];&quot;-- &quot;;[.B830];&quot;,&quot;;[.C830];&quot; ID:&quot;;[.I830])" office:value-type="string" office:string-value="{worldX = 38, worldY = 29, posX = 283, posY = 123}, -- Dixie,Dixie laundromat ID:828">
            <text:p>{worldX = 38, worldY = 29, posX = 283, posY = 123}, -- Dixie,Dixie laundromat ID:828</text:p>
          </table:table-cell>
          <table:table-cell table:formula="of:=MID([.D830];SEARCH(&quot;worldX = &quot;;[.D830])+9;(SEARCH(&quot;worldY = &quot;;[.D830])-SEARCH(&quot;worldX = &quot;;[.D830])-11))" office:value-type="string" office:string-value="38">
            <text:p>38</text:p>
          </table:table-cell>
          <table:table-cell table:formula="of:=MID([.D830];SEARCH(&quot;worldY = &quot;;[.D830])+9;(SEARCH(&quot;posX = &quot;;[.D830])-SEARCH(&quot;worldY = &quot;;[.D830])-11))" office:value-type="string" office:string-value="29">
            <text:p>29</text:p>
          </table:table-cell>
          <table:table-cell table:formula="of:=MID([.D830];(SEARCH(&quot;posX = &quot;;[.D830])+7);(SEARCH(&quot;,&quot;;[.D830];SEARCH(&quot;posX&quot;;[.D830]))-SEARCH(&quot;posX = &quot;;[.D830])-7))" office:value-type="string" office:string-value="283">
            <text:p>283</text:p>
          </table:table-cell>
          <table:table-cell table:formula="of:=IF(LEN([.D830])&lt;60;MID([.D830];(SEARCH(&quot;posY = &quot;;[.D830])+7);(SEARCH(&quot;}&quot;;[.D830];SEARCH(&quot;posY&quot;;[.D830]))-SEARCH(&quot;posY = &quot;;[.D830])-7));MID([.D835];(SEARCH(&quot;posY = &quot;;[.D835])+7);(SEARCH(&quot;}&quot;;[.D835];SEARCH(&quot;posY&quot;;[.D835]))-SEARCH(&quot;posY = &quot;;[.D835])-7)))" office:value-type="string" office:string-value="123">
            <text:p>123</text:p>
          </table:table-cell>
          <table:table-cell table:formula="of:=MID([.D830];SEARCH(&quot;posZ = &quot;;[.D830])+7;(SEARCH(&quot;}&quot;;[.D830])-SEARCH(&quot;posZ = &quot;;[.D83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7, posX = 194, posY = 209}, -- </text:p>
          </table:table-cell>
          <table:table-cell office:value-type="string">
            <text:p>Dixie</text:p>
          </table:table-cell>
          <table:table-cell office:value-type="string">
            <text:p>Dixie cross roads gas station</text:p>
          </table:table-cell>
          <table:table-cell table:formula="of:=MID([.A831];1;SEARCH(&quot;--&quot;;[.A831])-1)" office:value-type="string" office:string-value="{worldX = 38, worldY = 27, posX = 194, posY = 209}, ">
            <text:p>{worldX = 38, worldY = 27, posX = 194, posY = 209}, </text:p>
          </table:table-cell>
          <table:table-cell office:value-type="string">
            <text:p>Business</text:p>
          </table:table-cell>
          <table:table-cell office:value-type="string">
            <text:p>Service</text:p>
          </table:table-cell>
          <table:table-cell office:value-type="string">
            <text:p>Dixie spawns</text:p>
          </table:table-cell>
          <table:table-cell/>
          <table:table-cell office:value-type="float" office:value="829">
            <text:p>829</text:p>
          </table:table-cell>
          <table:table-cell table:number-columns-repeated="22"/>
          <table:table-cell table:formula="of:=CONCATENATE([.D831];&quot;-- &quot;;[.B831];&quot;,&quot;;[.C831];&quot; ID:&quot;;[.I831])" office:value-type="string" office:string-value="{worldX = 38, worldY = 27, posX = 194, posY = 209}, -- Dixie,Dixie cross roads gas station ID:829">
            <text:p>{worldX = 38, worldY = 27, posX = 194, posY = 209}, -- Dixie,Dixie cross roads gas station ID:829</text:p>
          </table:table-cell>
          <table:table-cell table:formula="of:=MID([.D831];SEARCH(&quot;worldX = &quot;;[.D831])+9;(SEARCH(&quot;worldY = &quot;;[.D831])-SEARCH(&quot;worldX = &quot;;[.D831])-11))" office:value-type="string" office:string-value="38">
            <text:p>38</text:p>
          </table:table-cell>
          <table:table-cell table:formula="of:=MID([.D831];SEARCH(&quot;worldY = &quot;;[.D831])+9;(SEARCH(&quot;posX = &quot;;[.D831])-SEARCH(&quot;worldY = &quot;;[.D831])-11))" office:value-type="string" office:string-value="27">
            <text:p>27</text:p>
          </table:table-cell>
          <table:table-cell table:formula="of:=MID([.D831];(SEARCH(&quot;posX = &quot;;[.D831])+7);(SEARCH(&quot;,&quot;;[.D831];SEARCH(&quot;posX&quot;;[.D831]))-SEARCH(&quot;posX = &quot;;[.D831])-7))" office:value-type="string" office:string-value="194">
            <text:p>194</text:p>
          </table:table-cell>
          <table:table-cell table:formula="of:=IF(LEN([.D831])&lt;60;MID([.D831];(SEARCH(&quot;posY = &quot;;[.D831])+7);(SEARCH(&quot;}&quot;;[.D831];SEARCH(&quot;posY&quot;;[.D831]))-SEARCH(&quot;posY = &quot;;[.D831])-7));MID([.D836];(SEARCH(&quot;posY = &quot;;[.D836])+7);(SEARCH(&quot;}&quot;;[.D836];SEARCH(&quot;posY&quot;;[.D836]))-SEARCH(&quot;posY = &quot;;[.D836])-7)))" office:value-type="string" office:string-value="209">
            <text:p>209</text:p>
          </table:table-cell>
          <table:table-cell table:formula="of:=MID([.D831];SEARCH(&quot;posZ = &quot;;[.D831])+7;(SEARCH(&quot;}&quot;;[.D831])-SEARCH(&quot;posZ = &quot;;[.D83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7, posX = 266, posY = 205}, -- </text:p>
          </table:table-cell>
          <table:table-cell office:value-type="string">
            <text:p>Dixie</text:p>
          </table:table-cell>
          <table:table-cell office:value-type="string">
            <text:p>Dixie spiffos</text:p>
          </table:table-cell>
          <table:table-cell table:formula="of:=MID([.A832];1;SEARCH(&quot;--&quot;;[.A832])-1)" office:value-type="string" office:string-value="{worldX = 38, worldY = 27, posX = 266, posY = 205}, ">
            <text:p>{worldX = 38, worldY = 27, posX = 266, posY = 205}, </text:p>
          </table:table-cell>
          <table:table-cell office:value-type="string">
            <text:p>Business</text:p>
          </table:table-cell>
          <table:table-cell office:value-type="string">
            <text:p>Burger</text:p>
          </table:table-cell>
          <table:table-cell office:value-type="string">
            <text:p>Dixie spawns</text:p>
          </table:table-cell>
          <table:table-cell/>
          <table:table-cell office:value-type="float" office:value="830">
            <text:p>830</text:p>
          </table:table-cell>
          <table:table-cell table:number-columns-repeated="22"/>
          <table:table-cell table:formula="of:=CONCATENATE([.D832];&quot;-- &quot;;[.B832];&quot;,&quot;;[.C832];&quot; ID:&quot;;[.I832])" office:value-type="string" office:string-value="{worldX = 38, worldY = 27, posX = 266, posY = 205}, -- Dixie,Dixie spiffos ID:830">
            <text:p>{worldX = 38, worldY = 27, posX = 266, posY = 205}, -- Dixie,Dixie spiffos ID:830</text:p>
          </table:table-cell>
          <table:table-cell table:formula="of:=MID([.D832];SEARCH(&quot;worldX = &quot;;[.D832])+9;(SEARCH(&quot;worldY = &quot;;[.D832])-SEARCH(&quot;worldX = &quot;;[.D832])-11))" office:value-type="string" office:string-value="38">
            <text:p>38</text:p>
          </table:table-cell>
          <table:table-cell table:formula="of:=MID([.D832];SEARCH(&quot;worldY = &quot;;[.D832])+9;(SEARCH(&quot;posX = &quot;;[.D832])-SEARCH(&quot;worldY = &quot;;[.D832])-11))" office:value-type="string" office:string-value="27">
            <text:p>27</text:p>
          </table:table-cell>
          <table:table-cell table:formula="of:=MID([.D832];(SEARCH(&quot;posX = &quot;;[.D832])+7);(SEARCH(&quot;,&quot;;[.D832];SEARCH(&quot;posX&quot;;[.D832]))-SEARCH(&quot;posX = &quot;;[.D832])-7))" office:value-type="string" office:string-value="266">
            <text:p>266</text:p>
          </table:table-cell>
          <table:table-cell table:formula="of:=IF(LEN([.D832])&lt;60;MID([.D832];(SEARCH(&quot;posY = &quot;;[.D832])+7);(SEARCH(&quot;}&quot;;[.D832];SEARCH(&quot;posY&quot;;[.D832]))-SEARCH(&quot;posY = &quot;;[.D832])-7));MID([.D837];(SEARCH(&quot;posY = &quot;;[.D837])+7);(SEARCH(&quot;}&quot;;[.D837];SEARCH(&quot;posY&quot;;[.D837]))-SEARCH(&quot;posY = &quot;;[.D837])-7)))" office:value-type="string" office:string-value="205">
            <text:p>205</text:p>
          </table:table-cell>
          <table:table-cell table:formula="of:=MID([.D832];SEARCH(&quot;posZ = &quot;;[.D832])+7;(SEARCH(&quot;}&quot;;[.D832])-SEARCH(&quot;posZ = &quot;;[.D83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262, posY = 179}, -- </text:p>
          </table:table-cell>
          <table:table-cell office:value-type="string">
            <text:p>Dixie</text:p>
          </table:table-cell>
          <table:table-cell office:value-type="string">
            <text:p>Dixie outside, at turn with wrecks</text:p>
          </table:table-cell>
          <table:table-cell table:formula="of:=MID([.A833];1;SEARCH(&quot;--&quot;;[.A833])-1)" office:value-type="string" office:string-value="{worldX = 38, worldY = 29, posX = 262, posY = 179}, ">
            <text:p>{worldX = 38, worldY = 29, posX = 262, posY = 179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/>
          <table:table-cell office:value-type="float" office:value="831">
            <text:p>831</text:p>
          </table:table-cell>
          <table:table-cell table:number-columns-repeated="22"/>
          <table:table-cell table:formula="of:=CONCATENATE([.D833];&quot;-- &quot;;[.B833];&quot;,&quot;;[.C833];&quot; ID:&quot;;[.I833])" office:value-type="string" office:string-value="{worldX = 38, worldY = 29, posX = 262, posY = 179}, -- Dixie,Dixie outside, at turn with wrecks ID:831">
            <text:p>{worldX = 38, worldY = 29, posX = 262, posY = 179}, -- Dixie,Dixie outside, at turn with wrecks ID:831</text:p>
          </table:table-cell>
          <table:table-cell table:formula="of:=MID([.D833];SEARCH(&quot;worldX = &quot;;[.D833])+9;(SEARCH(&quot;worldY = &quot;;[.D833])-SEARCH(&quot;worldX = &quot;;[.D833])-11))" office:value-type="string" office:string-value="38">
            <text:p>38</text:p>
          </table:table-cell>
          <table:table-cell table:formula="of:=MID([.D833];SEARCH(&quot;worldY = &quot;;[.D833])+9;(SEARCH(&quot;posX = &quot;;[.D833])-SEARCH(&quot;worldY = &quot;;[.D833])-11))" office:value-type="string" office:string-value="29">
            <text:p>29</text:p>
          </table:table-cell>
          <table:table-cell table:formula="of:=MID([.D833];(SEARCH(&quot;posX = &quot;;[.D833])+7);(SEARCH(&quot;,&quot;;[.D833];SEARCH(&quot;posX&quot;;[.D833]))-SEARCH(&quot;posX = &quot;;[.D833])-7))" office:value-type="string" office:string-value="262">
            <text:p>262</text:p>
          </table:table-cell>
          <table:table-cell table:formula="of:=IF(LEN([.D833])&lt;60;MID([.D833];(SEARCH(&quot;posY = &quot;;[.D833])+7);(SEARCH(&quot;}&quot;;[.D833];SEARCH(&quot;posY&quot;;[.D833]))-SEARCH(&quot;posY = &quot;;[.D833])-7));MID([.D838];(SEARCH(&quot;posY = &quot;;[.D838])+7);(SEARCH(&quot;}&quot;;[.D838];SEARCH(&quot;posY&quot;;[.D838]))-SEARCH(&quot;posY = &quot;;[.D838])-7)))" office:value-type="string" office:string-value="179">
            <text:p>179</text:p>
          </table:table-cell>
          <table:table-cell table:formula="of:=MID([.D833];SEARCH(&quot;posZ = &quot;;[.D833])+7;(SEARCH(&quot;}&quot;;[.D833])-SEARCH(&quot;posZ = &quot;;[.D83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295, posY = 81}, -- </text:p>
          </table:table-cell>
          <table:table-cell office:value-type="string">
            <text:p>Dixie</text:p>
          </table:table-cell>
          <table:table-cell office:value-type="string">
            <text:p>Dixie Nice house</text:p>
          </table:table-cell>
          <table:table-cell table:formula="of:=MID([.A834];1;SEARCH(&quot;--&quot;;[.A834])-1)" office:value-type="string" office:string-value="{worldX = 38, worldY = 29, posX = 295, posY = 81}, ">
            <text:p>{worldX = 38, worldY = 29, posX = 295, posY = 81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Dixie spawns</text:p>
          </table:table-cell>
          <table:table-cell/>
          <table:table-cell office:value-type="float" office:value="832">
            <text:p>83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834];&quot;-- &quot;;[.B834];&quot;,&quot;;[.C834];&quot; ID:&quot;;[.I834])" office:value-type="string" office:string-value="{worldX = 38, worldY = 29, posX = 295, posY = 81}, -- Dixie,Dixie Nice house ID:832">
            <text:p>{worldX = 38, worldY = 29, posX = 295, posY = 81}, -- Dixie,Dixie Nice house ID:832</text:p>
          </table:table-cell>
          <table:table-cell table:formula="of:=MID([.D834];SEARCH(&quot;worldX = &quot;;[.D834])+9;(SEARCH(&quot;worldY = &quot;;[.D834])-SEARCH(&quot;worldX = &quot;;[.D834])-11))" office:value-type="string" office:string-value="38">
            <text:p>38</text:p>
          </table:table-cell>
          <table:table-cell table:formula="of:=MID([.D834];SEARCH(&quot;worldY = &quot;;[.D834])+9;(SEARCH(&quot;posX = &quot;;[.D834])-SEARCH(&quot;worldY = &quot;;[.D834])-11))" office:value-type="string" office:string-value="29">
            <text:p>29</text:p>
          </table:table-cell>
          <table:table-cell table:formula="of:=MID([.D834];(SEARCH(&quot;posX = &quot;;[.D834])+7);(SEARCH(&quot;,&quot;;[.D834];SEARCH(&quot;posX&quot;;[.D834]))-SEARCH(&quot;posX = &quot;;[.D834])-7))" office:value-type="string" office:string-value="295">
            <text:p>295</text:p>
          </table:table-cell>
          <table:table-cell table:formula="of:=IF(LEN([.D834])&lt;60;MID([.D834];(SEARCH(&quot;posY = &quot;;[.D834])+7);(SEARCH(&quot;}&quot;;[.D834];SEARCH(&quot;posY&quot;;[.D834]))-SEARCH(&quot;posY = &quot;;[.D834])-7));MID([.D839];(SEARCH(&quot;posY = &quot;;[.D839])+7);(SEARCH(&quot;}&quot;;[.D839];SEARCH(&quot;posY&quot;;[.D839]))-SEARCH(&quot;posY = &quot;;[.D839])-7)))" office:value-type="string" office:string-value="81">
            <text:p>81</text:p>
          </table:table-cell>
          <table:table-cell table:formula="of:=MID([.D834];SEARCH(&quot;posZ = &quot;;[.D834])+7;(SEARCH(&quot;}&quot;;[.D834])-SEARCH(&quot;posZ = &quot;;[.D83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222, posY = 176}, -- Dixie construction office, south </text:p>
          </table:table-cell>
          <table:table-cell office:value-type="string">
            <text:p>Dixie</text:p>
          </table:table-cell>
          <table:table-cell table:formula="of:=MID([.A835];SEARCH(&quot;--&quot;;[.A835])+2;256)" office:value-type="string" office:string-value=" Dixie construction office, south ">
            <text:p><text:s/>Dixie construction office, south </text:p>
          </table:table-cell>
          <table:table-cell table:formula="of:=MID([.A835];1;SEARCH(&quot;--&quot;;[.A835])-1)" office:value-type="string" office:string-value="{worldX = 38, worldY = 29, posX = 222, posY = 176}, ">
            <text:p>{worldX = 38, worldY = 29, posX = 222, posY = 176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Dixie spawns</text:p>
          </table:table-cell>
          <table:table-cell/>
          <table:table-cell office:value-type="float" office:value="833">
            <text:p>83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835];&quot;-- &quot;;[.B835];&quot;,&quot;;[.C835];&quot; ID:&quot;;[.I835])" office:value-type="string" office:string-value="{worldX = 38, worldY = 29, posX = 222, posY = 176}, -- Dixie, Dixie construction office, south  ID:833">
            <text:p>{worldX = 38, worldY = 29, posX = 222, posY = 176}, -- Dixie, Dixie construction office, south <text:s/>ID:833</text:p>
          </table:table-cell>
          <table:table-cell table:formula="of:=MID([.D835];SEARCH(&quot;worldX = &quot;;[.D835])+9;(SEARCH(&quot;worldY = &quot;;[.D835])-SEARCH(&quot;worldX = &quot;;[.D835])-11))" office:value-type="string" office:string-value="38">
            <text:p>38</text:p>
          </table:table-cell>
          <table:table-cell table:formula="of:=MID([.D835];SEARCH(&quot;worldY = &quot;;[.D835])+9;(SEARCH(&quot;posX = &quot;;[.D835])-SEARCH(&quot;worldY = &quot;;[.D835])-11))" office:value-type="string" office:string-value="29">
            <text:p>29</text:p>
          </table:table-cell>
          <table:table-cell table:formula="of:=MID([.D835];(SEARCH(&quot;posX = &quot;;[.D835])+7);(SEARCH(&quot;,&quot;;[.D835];SEARCH(&quot;posX&quot;;[.D835]))-SEARCH(&quot;posX = &quot;;[.D835])-7))" office:value-type="string" office:string-value="222">
            <text:p>222</text:p>
          </table:table-cell>
          <table:table-cell table:formula="of:=IF(LEN([.D835])&lt;60;MID([.D835];(SEARCH(&quot;posY = &quot;;[.D835])+7);(SEARCH(&quot;}&quot;;[.D835];SEARCH(&quot;posY&quot;;[.D835]))-SEARCH(&quot;posY = &quot;;[.D835])-7));MID([.D840];(SEARCH(&quot;posY = &quot;;[.D840])+7);(SEARCH(&quot;}&quot;;[.D840];SEARCH(&quot;posY&quot;;[.D840]))-SEARCH(&quot;posY = &quot;;[.D840])-7)))" office:value-type="string" office:string-value="176">
            <text:p>176</text:p>
          </table:table-cell>
          <table:table-cell table:formula="of:=MID([.D835];SEARCH(&quot;posZ = &quot;;[.D835])+7;(SEARCH(&quot;}&quot;;[.D835])-SEARCH(&quot;posZ = &quot;;[.D83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9, posX = 290, posY = 90}, -- Dixie construction office, north </text:p>
          </table:table-cell>
          <table:table-cell office:value-type="string">
            <text:p>Dixie</text:p>
          </table:table-cell>
          <table:table-cell table:formula="of:=MID([.A836];SEARCH(&quot;--&quot;;[.A836])+2;256)" office:value-type="string" office:string-value=" Dixie construction office, north ">
            <text:p><text:s/>Dixie construction office, north </text:p>
          </table:table-cell>
          <table:table-cell table:formula="of:=MID([.A836];1;SEARCH(&quot;--&quot;;[.A836])-1)" office:value-type="string" office:string-value="{worldX = 38, worldY = 29, posX = 290, posY = 90}, ">
            <text:p>{worldX = 38, worldY = 29, posX = 290, posY = 90}, </text:p>
          </table:table-cell>
          <table:table-cell office:value-type="string">
            <text:p>Industrial</text:p>
          </table:table-cell>
          <table:table-cell office:value-type="string">
            <text:p>Construction</text:p>
          </table:table-cell>
          <table:table-cell office:value-type="string">
            <text:p>Dixie spawns</text:p>
          </table:table-cell>
          <table:table-cell/>
          <table:table-cell office:value-type="float" office:value="834">
            <text:p>83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"/>
          <table:table-cell table:formula="of:=CONCATENATE([.D836];&quot;-- &quot;;[.B836];&quot;,&quot;;[.C836];&quot; ID:&quot;;[.I836])" office:value-type="string" office:string-value="{worldX = 38, worldY = 29, posX = 290, posY = 90}, -- Dixie, Dixie construction office, north  ID:834">
            <text:p>{worldX = 38, worldY = 29, posX = 290, posY = 90}, -- Dixie, Dixie construction office, north <text:s/>ID:834</text:p>
          </table:table-cell>
          <table:table-cell table:formula="of:=MID([.D836];SEARCH(&quot;worldX = &quot;;[.D836])+9;(SEARCH(&quot;worldY = &quot;;[.D836])-SEARCH(&quot;worldX = &quot;;[.D836])-11))" office:value-type="string" office:string-value="38">
            <text:p>38</text:p>
          </table:table-cell>
          <table:table-cell table:formula="of:=MID([.D836];SEARCH(&quot;worldY = &quot;;[.D836])+9;(SEARCH(&quot;posX = &quot;;[.D836])-SEARCH(&quot;worldY = &quot;;[.D836])-11))" office:value-type="string" office:string-value="29">
            <text:p>29</text:p>
          </table:table-cell>
          <table:table-cell table:formula="of:=MID([.D836];(SEARCH(&quot;posX = &quot;;[.D836])+7);(SEARCH(&quot;,&quot;;[.D836];SEARCH(&quot;posX&quot;;[.D836]))-SEARCH(&quot;posX = &quot;;[.D836])-7))" office:value-type="string" office:string-value="290">
            <text:p>290</text:p>
          </table:table-cell>
          <table:table-cell table:formula="of:=IF(LEN([.D836])&lt;60;MID([.D836];(SEARCH(&quot;posY = &quot;;[.D836])+7);(SEARCH(&quot;}&quot;;[.D836];SEARCH(&quot;posY&quot;;[.D836]))-SEARCH(&quot;posY = &quot;;[.D836])-7));MID([.D841];(SEARCH(&quot;posY = &quot;;[.D841])+7);(SEARCH(&quot;}&quot;;[.D841];SEARCH(&quot;posY&quot;;[.D841]))-SEARCH(&quot;posY = &quot;;[.D841])-7)))" office:value-type="string" office:string-value="90">
            <text:p>90</text:p>
          </table:table-cell>
          <table:table-cell table:formula="of:=MID([.D836];SEARCH(&quot;posZ = &quot;;[.D836])+7;(SEARCH(&quot;}&quot;;[.D836])-SEARCH(&quot;posZ = &quot;;[.D83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7, posX = 286, posY = 263}, -- Dixie Molan's used cars</text:p>
          </table:table-cell>
          <table:table-cell office:value-type="string">
            <text:p>Dixie</text:p>
          </table:table-cell>
          <table:table-cell table:formula="of:=MID([.A837];SEARCH(&quot;--&quot;;[.A837])+2;256)" office:value-type="string" office:string-value=" Dixie Molan's used cars">
            <text:p><text:s/>Dixie Molan's used cars</text:p>
          </table:table-cell>
          <table:table-cell table:formula="of:=MID([.A837];1;SEARCH(&quot;--&quot;;[.A837])-1)" office:value-type="string" office:string-value="{worldX = 38, worldY = 27, posX = 286, posY = 263}, ">
            <text:p>{worldX = 38, worldY = 27, posX = 286, posY = 263}, </text:p>
          </table:table-cell>
          <table:table-cell office:value-type="string">
            <text:p>Business</text:p>
          </table:table-cell>
          <table:table-cell office:value-type="string">
            <text:p>Mechanic</text:p>
          </table:table-cell>
          <table:table-cell office:value-type="string">
            <text:p>Dixie spawns</text:p>
          </table:table-cell>
          <table:table-cell/>
          <table:table-cell office:value-type="float" office:value="835">
            <text:p>835</text:p>
          </table:table-cell>
          <table:table-cell table:number-columns-repeated="22"/>
          <table:table-cell table:formula="of:=CONCATENATE([.D837];&quot;-- &quot;;[.B837];&quot;,&quot;;[.C837];&quot; ID:&quot;;[.I837])" office:value-type="string" office:string-value="{worldX = 38, worldY = 27, posX = 286, posY = 263}, -- Dixie, Dixie Molan's used cars ID:835">
            <text:p>{worldX = 38, worldY = 27, posX = 286, posY = 263}, -- Dixie, Dixie Molan's used cars ID:835</text:p>
          </table:table-cell>
          <table:table-cell table:formula="of:=MID([.D837];SEARCH(&quot;worldX = &quot;;[.D837])+9;(SEARCH(&quot;worldY = &quot;;[.D837])-SEARCH(&quot;worldX = &quot;;[.D837])-11))" office:value-type="string" office:string-value="38">
            <text:p>38</text:p>
          </table:table-cell>
          <table:table-cell table:formula="of:=MID([.D837];SEARCH(&quot;worldY = &quot;;[.D837])+9;(SEARCH(&quot;posX = &quot;;[.D837])-SEARCH(&quot;worldY = &quot;;[.D837])-11))" office:value-type="string" office:string-value="27">
            <text:p>27</text:p>
          </table:table-cell>
          <table:table-cell table:formula="of:=MID([.D837];(SEARCH(&quot;posX = &quot;;[.D837])+7);(SEARCH(&quot;,&quot;;[.D837];SEARCH(&quot;posX&quot;;[.D837]))-SEARCH(&quot;posX = &quot;;[.D837])-7))" office:value-type="string" office:string-value="286">
            <text:p>286</text:p>
          </table:table-cell>
          <table:table-cell table:formula="of:=IF(LEN([.D837])&lt;60;MID([.D837];(SEARCH(&quot;posY = &quot;;[.D837])+7);(SEARCH(&quot;}&quot;;[.D837];SEARCH(&quot;posY&quot;;[.D837]))-SEARCH(&quot;posY = &quot;;[.D837])-7));MID([.D842];(SEARCH(&quot;posY = &quot;;[.D842])+7);(SEARCH(&quot;}&quot;;[.D842];SEARCH(&quot;posY&quot;;[.D842]))-SEARCH(&quot;posY = &quot;;[.D842])-7)))" office:value-type="string" office:string-value="263">
            <text:p>263</text:p>
          </table:table-cell>
          <table:table-cell table:formula="of:=MID([.D837];SEARCH(&quot;posZ = &quot;;[.D837])+7;(SEARCH(&quot;}&quot;;[.D837])-SEARCH(&quot;posZ = &quot;;[.D83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8, worldY = 27, posX = 210, posY = 151}, -- Dixie Barg-n-clothes, storage room</text:p>
          </table:table-cell>
          <table:table-cell office:value-type="string">
            <text:p>Dixie</text:p>
          </table:table-cell>
          <table:table-cell table:formula="of:=MID([.A838];SEARCH(&quot;--&quot;;[.A838])+2;256)" office:value-type="string" office:string-value=" Dixie Barg-n-clothes, storage room">
            <text:p><text:s/>Dixie Barg-n-clothes, storage room</text:p>
          </table:table-cell>
          <table:table-cell table:formula="of:=MID([.A838];1;SEARCH(&quot;--&quot;;[.A838])-1)" office:value-type="string" office:string-value="{worldX = 38, worldY = 27, posX = 210, posY = 151}, ">
            <text:p>{worldX = 38, worldY = 27, posX = 210, posY = 151}, </text:p>
          </table:table-cell>
          <table:table-cell office:value-type="string">
            <text:p>Business</text:p>
          </table:table-cell>
          <table:table-cell office:value-type="string">
            <text:p>Shopping</text:p>
          </table:table-cell>
          <table:table-cell office:value-type="string">
            <text:p>Dixie spawns</text:p>
          </table:table-cell>
          <table:table-cell/>
          <table:table-cell office:value-type="float" office:value="836">
            <text:p>836</text:p>
          </table:table-cell>
          <table:table-cell table:number-columns-repeated="22"/>
          <table:table-cell table:formula="of:=CONCATENATE([.D838];&quot;-- &quot;;[.B838];&quot;,&quot;;[.C838];&quot; ID:&quot;;[.I838])" office:value-type="string" office:string-value="{worldX = 38, worldY = 27, posX = 210, posY = 151}, -- Dixie, Dixie Barg-n-clothes, storage room ID:836">
            <text:p>{worldX = 38, worldY = 27, posX = 210, posY = 151}, -- Dixie, Dixie Barg-n-clothes, storage room ID:836</text:p>
          </table:table-cell>
          <table:table-cell table:formula="of:=MID([.D838];SEARCH(&quot;worldX = &quot;;[.D838])+9;(SEARCH(&quot;worldY = &quot;;[.D838])-SEARCH(&quot;worldX = &quot;;[.D838])-11))" office:value-type="string" office:string-value="38">
            <text:p>38</text:p>
          </table:table-cell>
          <table:table-cell table:formula="of:=MID([.D838];SEARCH(&quot;worldY = &quot;;[.D838])+9;(SEARCH(&quot;posX = &quot;;[.D838])-SEARCH(&quot;worldY = &quot;;[.D838])-11))" office:value-type="string" office:string-value="27">
            <text:p>27</text:p>
          </table:table-cell>
          <table:table-cell table:formula="of:=MID([.D838];(SEARCH(&quot;posX = &quot;;[.D838])+7);(SEARCH(&quot;,&quot;;[.D838];SEARCH(&quot;posX&quot;;[.D838]))-SEARCH(&quot;posX = &quot;;[.D838])-7))" office:value-type="string" office:string-value="210">
            <text:p>210</text:p>
          </table:table-cell>
          <table:table-cell table:formula="of:=IF(LEN([.D838])&lt;60;MID([.D838];(SEARCH(&quot;posY = &quot;;[.D838])+7);(SEARCH(&quot;}&quot;;[.D838];SEARCH(&quot;posY&quot;;[.D838]))-SEARCH(&quot;posY = &quot;;[.D838])-7));MID([.D843];(SEARCH(&quot;posY = &quot;;[.D843])+7);(SEARCH(&quot;}&quot;;[.D843];SEARCH(&quot;posY&quot;;[.D843]))-SEARCH(&quot;posY = &quot;;[.D843])-7)))" office:value-type="string" office:string-value="151">
            <text:p>151</text:p>
          </table:table-cell>
          <table:table-cell table:formula="of:=MID([.D838];SEARCH(&quot;posZ = &quot;;[.D838])+7;(SEARCH(&quot;}&quot;;[.D838])-SEARCH(&quot;posZ = &quot;;[.D83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3, worldY = 22, posX = 124, posY = 82}, -- </text:p>
          </table:table-cell>
          <table:table-cell office:value-type="string">
            <text:p>Dixie</text:p>
          </table:table-cell>
          <table:table-cell office:value-type="string">
            <text:p>Dixie trailer picnic area east</text:p>
          </table:table-cell>
          <table:table-cell table:formula="of:=MID([.A839];1;SEARCH(&quot;--&quot;;[.A839])-1)" office:value-type="string" office:string-value="{worldX = 33, worldY = 22, posX = 124, posY = 82}, ">
            <text:p>{worldX = 33, worldY = 22, posX = 124, posY = 82}, </text:p>
          </table:table-cell>
          <table:table-cell office:value-type="string">
            <text:p>Government</text:p>
          </table:table-cell>
          <table:table-cell office:value-type="string">
            <text:p>Misc</text:p>
          </table:table-cell>
          <table:table-cell office:value-type="string">
            <text:p>Dixie spawns</text:p>
          </table:table-cell>
          <table:table-cell/>
          <table:table-cell office:value-type="float" office:value="837">
            <text:p>83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"/>
          <table:table-cell table:formula="of:=CONCATENATE([.D839];&quot;-- &quot;;[.B839];&quot;,&quot;;[.C839];&quot; ID:&quot;;[.I839])" office:value-type="string" office:string-value="{worldX = 33, worldY = 22, posX = 124, posY = 82}, -- Dixie,Dixie trailer picnic area east ID:837">
            <text:p>{worldX = 33, worldY = 22, posX = 124, posY = 82}, -- Dixie,Dixie trailer picnic area east ID:837</text:p>
          </table:table-cell>
          <table:table-cell table:formula="of:=MID([.D839];SEARCH(&quot;worldX = &quot;;[.D839])+9;(SEARCH(&quot;worldY = &quot;;[.D839])-SEARCH(&quot;worldX = &quot;;[.D839])-11))" office:value-type="string" office:string-value="33">
            <text:p>33</text:p>
          </table:table-cell>
          <table:table-cell table:formula="of:=MID([.D839];SEARCH(&quot;worldY = &quot;;[.D839])+9;(SEARCH(&quot;posX = &quot;;[.D839])-SEARCH(&quot;worldY = &quot;;[.D839])-11))" office:value-type="string" office:string-value="22">
            <text:p>22</text:p>
          </table:table-cell>
          <table:table-cell table:formula="of:=MID([.D839];(SEARCH(&quot;posX = &quot;;[.D839])+7);(SEARCH(&quot;,&quot;;[.D839];SEARCH(&quot;posX&quot;;[.D839]))-SEARCH(&quot;posX = &quot;;[.D839])-7))" office:value-type="string" office:string-value="124">
            <text:p>124</text:p>
          </table:table-cell>
          <table:table-cell table:formula="of:=IF(LEN([.D839])&lt;60;MID([.D839];(SEARCH(&quot;posY = &quot;;[.D839])+7);(SEARCH(&quot;}&quot;;[.D839];SEARCH(&quot;posY&quot;;[.D839]))-SEARCH(&quot;posY = &quot;;[.D839])-7));MID([.D844];(SEARCH(&quot;posY = &quot;;[.D844])+7);(SEARCH(&quot;}&quot;;[.D844];SEARCH(&quot;posY&quot;;[.D844]))-SEARCH(&quot;posY = &quot;;[.D844])-7)))" office:value-type="string" office:string-value="82">
            <text:p>82</text:p>
          </table:table-cell>
          <table:table-cell table:formula="of:=MID([.D839];SEARCH(&quot;posZ = &quot;;[.D839])+7;(SEARCH(&quot;}&quot;;[.D839])-SEARCH(&quot;posZ = &quot;;[.D83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51, posY = 73}, -- <text:s/>small house 1</text:p>
          </table:table-cell>
          <table:table-cell office:value-type="string">
            <text:p>Muldraugh</text:p>
          </table:table-cell>
          <table:table-cell table:formula="of:=MID([.A840];SEARCH(&quot;--&quot;;[.A840])+2;256)" office:value-type="string" office:string-value="  small house 1">
            <text:p><text:s text:c="2"/>small house 1</text:p>
          </table:table-cell>
          <table:table-cell table:formula="of:=MID([.A840];1;SEARCH(&quot;--&quot;;[.A840])-1)" office:value-type="string" office:string-value="{worldX = 35, worldY = 31, posX = 151, posY = 73}, ">
            <text:p>{worldX = 35, worldY = 31, posX = 151, posY = 7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38">
            <text:p>838</text:p>
          </table:table-cell>
          <table:table-cell table:number-columns-repeated="22"/>
          <table:table-cell table:formula="of:=CONCATENATE([.D840];&quot;-- &quot;;[.B840];&quot;,&quot;;[.C840];&quot; ID:&quot;;[.I840])" office:value-type="string" office:string-value="{worldX = 35, worldY = 31, posX = 151, posY = 73}, -- Muldraugh,  small house 1 ID:838">
            <text:p>{worldX = 35, worldY = 31, posX = 151, posY = 73}, -- Muldraugh, <text:s/>small house 1 ID:838</text:p>
          </table:table-cell>
          <table:table-cell table:formula="of:=MID([.D840];SEARCH(&quot;worldX = &quot;;[.D840])+9;(SEARCH(&quot;worldY = &quot;;[.D840])-SEARCH(&quot;worldX = &quot;;[.D840])-11))" office:value-type="string" office:string-value="35">
            <text:p>35</text:p>
          </table:table-cell>
          <table:table-cell table:formula="of:=MID([.D840];SEARCH(&quot;worldY = &quot;;[.D840])+9;(SEARCH(&quot;posX = &quot;;[.D840])-SEARCH(&quot;worldY = &quot;;[.D840])-11))" office:value-type="string" office:string-value="31">
            <text:p>31</text:p>
          </table:table-cell>
          <table:table-cell table:formula="of:=MID([.D840];(SEARCH(&quot;posX = &quot;;[.D840])+7);(SEARCH(&quot;,&quot;;[.D840];SEARCH(&quot;posX&quot;;[.D840]))-SEARCH(&quot;posX = &quot;;[.D840])-7))" office:value-type="string" office:string-value="151">
            <text:p>151</text:p>
          </table:table-cell>
          <table:table-cell table:formula="of:=IF(LEN([.D840])&lt;60;MID([.D840];(SEARCH(&quot;posY = &quot;;[.D840])+7);(SEARCH(&quot;}&quot;;[.D840];SEARCH(&quot;posY&quot;;[.D840]))-SEARCH(&quot;posY = &quot;;[.D840])-7));MID([.D845];(SEARCH(&quot;posY = &quot;;[.D845])+7);(SEARCH(&quot;}&quot;;[.D845];SEARCH(&quot;posY&quot;;[.D845]))-SEARCH(&quot;posY = &quot;;[.D845])-7)))" office:value-type="string" office:string-value="73">
            <text:p>73</text:p>
          </table:table-cell>
          <table:table-cell table:formula="of:=MID([.D840];SEARCH(&quot;posZ = &quot;;[.D840])+7;(SEARCH(&quot;}&quot;;[.D840])-SEARCH(&quot;posZ = &quot;;[.D84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98, posY = 54}, -- <text:s/>big house 1</text:p>
          </table:table-cell>
          <table:table-cell office:value-type="string">
            <text:p>Muldraugh</text:p>
          </table:table-cell>
          <table:table-cell table:formula="of:=MID([.A841];SEARCH(&quot;--&quot;;[.A841])+2;256)" office:value-type="string" office:string-value="  big house 1">
            <text:p><text:s text:c="2"/>big house 1</text:p>
          </table:table-cell>
          <table:table-cell table:formula="of:=MID([.A841];1;SEARCH(&quot;--&quot;;[.A841])-1)" office:value-type="string" office:string-value="{worldX = 35, worldY = 31, posX = 198, posY = 54}, ">
            <text:p>{worldX = 35, worldY = 31, posX = 198, posY = 5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39">
            <text:p>839</text:p>
          </table:table-cell>
          <table:table-cell table:number-columns-repeated="22"/>
          <table:table-cell table:formula="of:=CONCATENATE([.D841];&quot;-- &quot;;[.B841];&quot;,&quot;;[.C841];&quot; ID:&quot;;[.I841])" office:value-type="string" office:string-value="{worldX = 35, worldY = 31, posX = 198, posY = 54}, -- Muldraugh,  big house 1 ID:839">
            <text:p>{worldX = 35, worldY = 31, posX = 198, posY = 54}, -- Muldraugh, <text:s/>big house 1 ID:839</text:p>
          </table:table-cell>
          <table:table-cell table:formula="of:=MID([.D841];SEARCH(&quot;worldX = &quot;;[.D841])+9;(SEARCH(&quot;worldY = &quot;;[.D841])-SEARCH(&quot;worldX = &quot;;[.D841])-11))" office:value-type="string" office:string-value="35">
            <text:p>35</text:p>
          </table:table-cell>
          <table:table-cell table:formula="of:=MID([.D841];SEARCH(&quot;worldY = &quot;;[.D841])+9;(SEARCH(&quot;posX = &quot;;[.D841])-SEARCH(&quot;worldY = &quot;;[.D841])-11))" office:value-type="string" office:string-value="31">
            <text:p>31</text:p>
          </table:table-cell>
          <table:table-cell table:formula="of:=MID([.D841];(SEARCH(&quot;posX = &quot;;[.D841])+7);(SEARCH(&quot;,&quot;;[.D841];SEARCH(&quot;posX&quot;;[.D841]))-SEARCH(&quot;posX = &quot;;[.D841])-7))" office:value-type="string" office:string-value="198">
            <text:p>198</text:p>
          </table:table-cell>
          <table:table-cell table:formula="of:=IF(LEN([.D841])&lt;60;MID([.D841];(SEARCH(&quot;posY = &quot;;[.D841])+7);(SEARCH(&quot;}&quot;;[.D841];SEARCH(&quot;posY&quot;;[.D841]))-SEARCH(&quot;posY = &quot;;[.D841])-7));MID([.D846];(SEARCH(&quot;posY = &quot;;[.D846])+7);(SEARCH(&quot;}&quot;;[.D846];SEARCH(&quot;posY&quot;;[.D846]))-SEARCH(&quot;posY = &quot;;[.D846])-7)))" office:value-type="string" office:string-value="54">
            <text:p>54</text:p>
          </table:table-cell>
          <table:table-cell table:formula="of:=MID([.D841];SEARCH(&quot;posZ = &quot;;[.D841])+7;(SEARCH(&quot;}&quot;;[.D841])-SEARCH(&quot;posZ = &quot;;[.D84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56, posY = 120}, -- <text:s/>medium house 1</text:p>
          </table:table-cell>
          <table:table-cell office:value-type="string">
            <text:p>Muldraugh</text:p>
          </table:table-cell>
          <table:table-cell table:formula="of:=MID([.A842];SEARCH(&quot;--&quot;;[.A842])+2;256)" office:value-type="string" office:string-value="  medium house 1">
            <text:p><text:s text:c="2"/>medium house 1</text:p>
          </table:table-cell>
          <table:table-cell table:formula="of:=MID([.A842];1;SEARCH(&quot;--&quot;;[.A842])-1)" office:value-type="string" office:string-value="{worldX = 35, worldY = 31, posX = 156, posY = 120}, ">
            <text:p>{worldX = 35, worldY = 31, posX = 156, posY = 120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0">
            <text:p>840</text:p>
          </table:table-cell>
          <table:table-cell table:number-columns-repeated="22"/>
          <table:table-cell table:formula="of:=CONCATENATE([.D842];&quot;-- &quot;;[.B842];&quot;,&quot;;[.C842];&quot; ID:&quot;;[.I842])" office:value-type="string" office:string-value="{worldX = 35, worldY = 31, posX = 156, posY = 120}, -- Muldraugh,  medium house 1 ID:840">
            <text:p>{worldX = 35, worldY = 31, posX = 156, posY = 120}, -- Muldraugh, <text:s/>medium house 1 ID:840</text:p>
          </table:table-cell>
          <table:table-cell table:formula="of:=MID([.D842];SEARCH(&quot;worldX = &quot;;[.D842])+9;(SEARCH(&quot;worldY = &quot;;[.D842])-SEARCH(&quot;worldX = &quot;;[.D842])-11))" office:value-type="string" office:string-value="35">
            <text:p>35</text:p>
          </table:table-cell>
          <table:table-cell table:formula="of:=MID([.D842];SEARCH(&quot;worldY = &quot;;[.D842])+9;(SEARCH(&quot;posX = &quot;;[.D842])-SEARCH(&quot;worldY = &quot;;[.D842])-11))" office:value-type="string" office:string-value="31">
            <text:p>31</text:p>
          </table:table-cell>
          <table:table-cell table:formula="of:=MID([.D842];(SEARCH(&quot;posX = &quot;;[.D842])+7);(SEARCH(&quot;,&quot;;[.D842];SEARCH(&quot;posX&quot;;[.D842]))-SEARCH(&quot;posX = &quot;;[.D842])-7))" office:value-type="string" office:string-value="156">
            <text:p>156</text:p>
          </table:table-cell>
          <table:table-cell table:formula="of:=IF(LEN([.D842])&lt;60;MID([.D842];(SEARCH(&quot;posY = &quot;;[.D842])+7);(SEARCH(&quot;}&quot;;[.D842];SEARCH(&quot;posY&quot;;[.D842]))-SEARCH(&quot;posY = &quot;;[.D842])-7));MID([.D847];(SEARCH(&quot;posY = &quot;;[.D847])+7);(SEARCH(&quot;}&quot;;[.D847];SEARCH(&quot;posY&quot;;[.D847]))-SEARCH(&quot;posY = &quot;;[.D847])-7)))" office:value-type="string" office:string-value="120">
            <text:p>120</text:p>
          </table:table-cell>
          <table:table-cell table:formula="of:=MID([.D842];SEARCH(&quot;posZ = &quot;;[.D842])+7;(SEARCH(&quot;}&quot;;[.D842])-SEARCH(&quot;posZ = &quot;;[.D84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289, posY = 118}, -- <text:s/>small house 2</text:p>
          </table:table-cell>
          <table:table-cell office:value-type="string">
            <text:p>Muldraugh</text:p>
          </table:table-cell>
          <table:table-cell table:formula="of:=MID([.A843];SEARCH(&quot;--&quot;;[.A843])+2;256)" office:value-type="string" office:string-value="  small house 2">
            <text:p><text:s text:c="2"/>small house 2</text:p>
          </table:table-cell>
          <table:table-cell table:formula="of:=MID([.A843];1;SEARCH(&quot;--&quot;;[.A843])-1)" office:value-type="string" office:string-value="{worldX = 35, worldY = 31, posX = 289, posY = 118}, ">
            <text:p>{worldX = 35, worldY = 31, posX = 289, posY = 11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1">
            <text:p>841</text:p>
          </table:table-cell>
          <table:table-cell table:number-columns-repeated="22"/>
          <table:table-cell table:formula="of:=CONCATENATE([.D843];&quot;-- &quot;;[.B843];&quot;,&quot;;[.C843];&quot; ID:&quot;;[.I843])" office:value-type="string" office:string-value="{worldX = 35, worldY = 31, posX = 289, posY = 118}, -- Muldraugh,  small house 2 ID:841">
            <text:p>{worldX = 35, worldY = 31, posX = 289, posY = 118}, -- Muldraugh, <text:s/>small house 2 ID:841</text:p>
          </table:table-cell>
          <table:table-cell table:formula="of:=MID([.D843];SEARCH(&quot;worldX = &quot;;[.D843])+9;(SEARCH(&quot;worldY = &quot;;[.D843])-SEARCH(&quot;worldX = &quot;;[.D843])-11))" office:value-type="string" office:string-value="35">
            <text:p>35</text:p>
          </table:table-cell>
          <table:table-cell table:formula="of:=MID([.D843];SEARCH(&quot;worldY = &quot;;[.D843])+9;(SEARCH(&quot;posX = &quot;;[.D843])-SEARCH(&quot;worldY = &quot;;[.D843])-11))" office:value-type="string" office:string-value="31">
            <text:p>31</text:p>
          </table:table-cell>
          <table:table-cell table:formula="of:=MID([.D843];(SEARCH(&quot;posX = &quot;;[.D843])+7);(SEARCH(&quot;,&quot;;[.D843];SEARCH(&quot;posX&quot;;[.D843]))-SEARCH(&quot;posX = &quot;;[.D843])-7))" office:value-type="string" office:string-value="289">
            <text:p>289</text:p>
          </table:table-cell>
          <table:table-cell table:formula="of:=IF(LEN([.D843])&lt;60;MID([.D843];(SEARCH(&quot;posY = &quot;;[.D843])+7);(SEARCH(&quot;}&quot;;[.D843];SEARCH(&quot;posY&quot;;[.D843]))-SEARCH(&quot;posY = &quot;;[.D843])-7));MID([.D848];(SEARCH(&quot;posY = &quot;;[.D848])+7);(SEARCH(&quot;}&quot;;[.D848];SEARCH(&quot;posY&quot;;[.D848]))-SEARCH(&quot;posY = &quot;;[.D848])-7)))" office:value-type="string" office:string-value="118">
            <text:p>118</text:p>
          </table:table-cell>
          <table:table-cell table:formula="of:=MID([.D843];SEARCH(&quot;posZ = &quot;;[.D843])+7;(SEARCH(&quot;}&quot;;[.D843])-SEARCH(&quot;posZ = &quot;;[.D84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1, posX = 58, posY = 105}, -- <text:s/>medium house 2</text:p>
          </table:table-cell>
          <table:table-cell office:value-type="string">
            <text:p>Muldraugh</text:p>
          </table:table-cell>
          <table:table-cell table:formula="of:=MID([.A844];SEARCH(&quot;--&quot;;[.A844])+2;256)" office:value-type="string" office:string-value="  medium house 2">
            <text:p><text:s text:c="2"/>medium house 2</text:p>
          </table:table-cell>
          <table:table-cell table:formula="of:=MID([.A844];1;SEARCH(&quot;--&quot;;[.A844])-1)" office:value-type="string" office:string-value="{worldX = 36, worldY = 31, posX = 58, posY = 105}, ">
            <text:p>{worldX = 36, worldY = 31, posX = 58, posY = 105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2">
            <text:p>842</text:p>
          </table:table-cell>
          <table:table-cell table:number-columns-repeated="22"/>
          <table:table-cell table:formula="of:=CONCATENATE([.D844];&quot;-- &quot;;[.B844];&quot;,&quot;;[.C844];&quot; ID:&quot;;[.I844])" office:value-type="string" office:string-value="{worldX = 36, worldY = 31, posX = 58, posY = 105}, -- Muldraugh,  medium house 2 ID:842">
            <text:p>{worldX = 36, worldY = 31, posX = 58, posY = 105}, -- Muldraugh, <text:s/>medium house 2 ID:842</text:p>
          </table:table-cell>
          <table:table-cell table:formula="of:=MID([.D844];SEARCH(&quot;worldX = &quot;;[.D844])+9;(SEARCH(&quot;worldY = &quot;;[.D844])-SEARCH(&quot;worldX = &quot;;[.D844])-11))" office:value-type="string" office:string-value="36">
            <text:p>36</text:p>
          </table:table-cell>
          <table:table-cell table:formula="of:=MID([.D844];SEARCH(&quot;worldY = &quot;;[.D844])+9;(SEARCH(&quot;posX = &quot;;[.D844])-SEARCH(&quot;worldY = &quot;;[.D844])-11))" office:value-type="string" office:string-value="31">
            <text:p>31</text:p>
          </table:table-cell>
          <table:table-cell table:formula="of:=MID([.D844];(SEARCH(&quot;posX = &quot;;[.D844])+7);(SEARCH(&quot;,&quot;;[.D844];SEARCH(&quot;posX&quot;;[.D844]))-SEARCH(&quot;posX = &quot;;[.D844])-7))" office:value-type="string" office:string-value="58">
            <text:p>58</text:p>
          </table:table-cell>
          <table:table-cell table:formula="of:=IF(LEN([.D844])&lt;60;MID([.D844];(SEARCH(&quot;posY = &quot;;[.D844])+7);(SEARCH(&quot;}&quot;;[.D844];SEARCH(&quot;posY&quot;;[.D844]))-SEARCH(&quot;posY = &quot;;[.D844])-7));MID([.D849];(SEARCH(&quot;posY = &quot;;[.D849])+7);(SEARCH(&quot;}&quot;;[.D849];SEARCH(&quot;posY&quot;;[.D849]))-SEARCH(&quot;posY = &quot;;[.D849])-7)))" office:value-type="string" office:string-value="105">
            <text:p>105</text:p>
          </table:table-cell>
          <table:table-cell table:formula="of:=MID([.D844];SEARCH(&quot;posZ = &quot;;[.D844])+7;(SEARCH(&quot;}&quot;;[.D844])-SEARCH(&quot;posZ = &quot;;[.D84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247, posY = 157}, -- <text:s/>big house 2</text:p>
          </table:table-cell>
          <table:table-cell office:value-type="string">
            <text:p>Muldraugh</text:p>
          </table:table-cell>
          <table:table-cell table:formula="of:=MID([.A845];SEARCH(&quot;--&quot;;[.A845])+2;256)" office:value-type="string" office:string-value="  big house 2">
            <text:p><text:s text:c="2"/>big house 2</text:p>
          </table:table-cell>
          <table:table-cell table:formula="of:=MID([.A845];1;SEARCH(&quot;--&quot;;[.A845])-1)" office:value-type="string" office:string-value="{worldX = 35, worldY = 31, posX = 247, posY = 157}, ">
            <text:p>{worldX = 35, worldY = 31, posX = 247, posY = 157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3">
            <text:p>843</text:p>
          </table:table-cell>
          <table:table-cell table:number-columns-repeated="22"/>
          <table:table-cell table:formula="of:=CONCATENATE([.D845];&quot;-- &quot;;[.B845];&quot;,&quot;;[.C845];&quot; ID:&quot;;[.I845])" office:value-type="string" office:string-value="{worldX = 35, worldY = 31, posX = 247, posY = 157}, -- Muldraugh,  big house 2 ID:843">
            <text:p>{worldX = 35, worldY = 31, posX = 247, posY = 157}, -- Muldraugh, <text:s/>big house 2 ID:843</text:p>
          </table:table-cell>
          <table:table-cell table:formula="of:=MID([.D845];SEARCH(&quot;worldX = &quot;;[.D845])+9;(SEARCH(&quot;worldY = &quot;;[.D845])-SEARCH(&quot;worldX = &quot;;[.D845])-11))" office:value-type="string" office:string-value="35">
            <text:p>35</text:p>
          </table:table-cell>
          <table:table-cell table:formula="of:=MID([.D845];SEARCH(&quot;worldY = &quot;;[.D845])+9;(SEARCH(&quot;posX = &quot;;[.D845])-SEARCH(&quot;worldY = &quot;;[.D845])-11))" office:value-type="string" office:string-value="31">
            <text:p>31</text:p>
          </table:table-cell>
          <table:table-cell table:formula="of:=MID([.D845];(SEARCH(&quot;posX = &quot;;[.D845])+7);(SEARCH(&quot;,&quot;;[.D845];SEARCH(&quot;posX&quot;;[.D845]))-SEARCH(&quot;posX = &quot;;[.D845])-7))" office:value-type="string" office:string-value="247">
            <text:p>247</text:p>
          </table:table-cell>
          <table:table-cell table:formula="of:=IF(LEN([.D845])&lt;60;MID([.D845];(SEARCH(&quot;posY = &quot;;[.D845])+7);(SEARCH(&quot;}&quot;;[.D845];SEARCH(&quot;posY&quot;;[.D845]))-SEARCH(&quot;posY = &quot;;[.D845])-7));MID([.D850];(SEARCH(&quot;posY = &quot;;[.D850])+7);(SEARCH(&quot;}&quot;;[.D850];SEARCH(&quot;posY&quot;;[.D850]))-SEARCH(&quot;posY = &quot;;[.D850])-7)))" office:value-type="string" office:string-value="157">
            <text:p>157</text:p>
          </table:table-cell>
          <table:table-cell table:formula="of:=MID([.D845];SEARCH(&quot;posZ = &quot;;[.D845])+7;(SEARCH(&quot;}&quot;;[.D845])-SEARCH(&quot;posZ = &quot;;[.D84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1, posX = 144, posY = 72}, -- <text:s/>small house 3</text:p>
          </table:table-cell>
          <table:table-cell office:value-type="string">
            <text:p>Muldraugh</text:p>
          </table:table-cell>
          <table:table-cell table:formula="of:=MID([.A846];SEARCH(&quot;--&quot;;[.A846])+2;256)" office:value-type="string" office:string-value="  small house 3">
            <text:p><text:s text:c="2"/>small house 3</text:p>
          </table:table-cell>
          <table:table-cell table:formula="of:=MID([.A846];1;SEARCH(&quot;--&quot;;[.A846])-1)" office:value-type="string" office:string-value="{worldX = 36, worldY = 31, posX = 144, posY = 72}, ">
            <text:p>{worldX = 36, worldY = 31, posX = 144, posY = 72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4">
            <text:p>844</text:p>
          </table:table-cell>
          <table:table-cell table:number-columns-repeated="22"/>
          <table:table-cell table:formula="of:=CONCATENATE([.D846];&quot;-- &quot;;[.B846];&quot;,&quot;;[.C846];&quot; ID:&quot;;[.I846])" office:value-type="string" office:string-value="{worldX = 36, worldY = 31, posX = 144, posY = 72}, -- Muldraugh,  small house 3 ID:844">
            <text:p>{worldX = 36, worldY = 31, posX = 144, posY = 72}, -- Muldraugh, <text:s/>small house 3 ID:844</text:p>
          </table:table-cell>
          <table:table-cell table:formula="of:=MID([.D846];SEARCH(&quot;worldX = &quot;;[.D846])+9;(SEARCH(&quot;worldY = &quot;;[.D846])-SEARCH(&quot;worldX = &quot;;[.D846])-11))" office:value-type="string" office:string-value="36">
            <text:p>36</text:p>
          </table:table-cell>
          <table:table-cell table:formula="of:=MID([.D846];SEARCH(&quot;worldY = &quot;;[.D846])+9;(SEARCH(&quot;posX = &quot;;[.D846])-SEARCH(&quot;worldY = &quot;;[.D846])-11))" office:value-type="string" office:string-value="31">
            <text:p>31</text:p>
          </table:table-cell>
          <table:table-cell table:formula="of:=MID([.D846];(SEARCH(&quot;posX = &quot;;[.D846])+7);(SEARCH(&quot;,&quot;;[.D846];SEARCH(&quot;posX&quot;;[.D846]))-SEARCH(&quot;posX = &quot;;[.D846])-7))" office:value-type="string" office:string-value="144">
            <text:p>144</text:p>
          </table:table-cell>
          <table:table-cell table:formula="of:=IF(LEN([.D846])&lt;60;MID([.D846];(SEARCH(&quot;posY = &quot;;[.D846])+7);(SEARCH(&quot;}&quot;;[.D846];SEARCH(&quot;posY&quot;;[.D846]))-SEARCH(&quot;posY = &quot;;[.D846])-7));MID([.D851];(SEARCH(&quot;posY = &quot;;[.D851])+7);(SEARCH(&quot;}&quot;;[.D851];SEARCH(&quot;posY&quot;;[.D851]))-SEARCH(&quot;posY = &quot;;[.D851])-7)))" office:value-type="string" office:string-value="72">
            <text:p>72</text:p>
          </table:table-cell>
          <table:table-cell table:formula="of:=MID([.D846];SEARCH(&quot;posZ = &quot;;[.D846])+7;(SEARCH(&quot;}&quot;;[.D846])-SEARCH(&quot;posZ = &quot;;[.D84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1, posX = 72, posY = 191}, -- <text:s/>trailer 1</text:p>
          </table:table-cell>
          <table:table-cell office:value-type="string">
            <text:p>Muldraugh</text:p>
          </table:table-cell>
          <table:table-cell table:formula="of:=MID([.A847];SEARCH(&quot;--&quot;;[.A847])+2;256)" office:value-type="string" office:string-value="  trailer 1">
            <text:p><text:s text:c="2"/>trailer 1</text:p>
          </table:table-cell>
          <table:table-cell table:formula="of:=MID([.A847];1;SEARCH(&quot;--&quot;;[.A847])-1)" office:value-type="string" office:string-value="{worldX = 36, worldY = 31, posX = 72, posY = 191}, ">
            <text:p>{worldX = 36, worldY = 31, posX = 72, posY = 19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5">
            <text:p>845</text:p>
          </table:table-cell>
          <table:table-cell table:number-columns-repeated="22"/>
          <table:table-cell table:formula="of:=CONCATENATE([.D847];&quot;-- &quot;;[.B847];&quot;,&quot;;[.C847];&quot; ID:&quot;;[.I847])" office:value-type="string" office:string-value="{worldX = 36, worldY = 31, posX = 72, posY = 191}, -- Muldraugh,  trailer 1 ID:845">
            <text:p>{worldX = 36, worldY = 31, posX = 72, posY = 191}, -- Muldraugh, <text:s/>trailer 1 ID:845</text:p>
          </table:table-cell>
          <table:table-cell table:formula="of:=MID([.D847];SEARCH(&quot;worldX = &quot;;[.D847])+9;(SEARCH(&quot;worldY = &quot;;[.D847])-SEARCH(&quot;worldX = &quot;;[.D847])-11))" office:value-type="string" office:string-value="36">
            <text:p>36</text:p>
          </table:table-cell>
          <table:table-cell table:formula="of:=MID([.D847];SEARCH(&quot;worldY = &quot;;[.D847])+9;(SEARCH(&quot;posX = &quot;;[.D847])-SEARCH(&quot;worldY = &quot;;[.D847])-11))" office:value-type="string" office:string-value="31">
            <text:p>31</text:p>
          </table:table-cell>
          <table:table-cell table:formula="of:=MID([.D847];(SEARCH(&quot;posX = &quot;;[.D847])+7);(SEARCH(&quot;,&quot;;[.D847];SEARCH(&quot;posX&quot;;[.D847]))-SEARCH(&quot;posX = &quot;;[.D847])-7))" office:value-type="string" office:string-value="72">
            <text:p>72</text:p>
          </table:table-cell>
          <table:table-cell table:formula="of:=IF(LEN([.D847])&lt;60;MID([.D847];(SEARCH(&quot;posY = &quot;;[.D847])+7);(SEARCH(&quot;}&quot;;[.D847];SEARCH(&quot;posY&quot;;[.D847]))-SEARCH(&quot;posY = &quot;;[.D847])-7));MID([.D852];(SEARCH(&quot;posY = &quot;;[.D852])+7);(SEARCH(&quot;}&quot;;[.D852];SEARCH(&quot;posY&quot;;[.D852]))-SEARCH(&quot;posY = &quot;;[.D852])-7)))" office:value-type="string" office:string-value="191">
            <text:p>191</text:p>
          </table:table-cell>
          <table:table-cell table:formula="of:=MID([.D847];SEARCH(&quot;posZ = &quot;;[.D847])+7;(SEARCH(&quot;}&quot;;[.D847])-SEARCH(&quot;posZ = &quot;;[.D84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1, posX = 133, posY = 219}, -- <text:s/>trailer 2</text:p>
          </table:table-cell>
          <table:table-cell office:value-type="string">
            <text:p>Muldraugh</text:p>
          </table:table-cell>
          <table:table-cell table:formula="of:=MID([.A848];SEARCH(&quot;--&quot;;[.A848])+2;256)" office:value-type="string" office:string-value="  trailer 2">
            <text:p><text:s text:c="2"/>trailer 2</text:p>
          </table:table-cell>
          <table:table-cell table:formula="of:=MID([.A848];1;SEARCH(&quot;--&quot;;[.A848])-1)" office:value-type="string" office:string-value="{worldX = 36, worldY = 31, posX = 133, posY = 219}, ">
            <text:p>{worldX = 36, worldY = 31, posX = 133, posY = 21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6">
            <text:p>846</text:p>
          </table:table-cell>
          <table:table-cell table:number-columns-repeated="22"/>
          <table:table-cell table:formula="of:=CONCATENATE([.D848];&quot;-- &quot;;[.B848];&quot;,&quot;;[.C848];&quot; ID:&quot;;[.I848])" office:value-type="string" office:string-value="{worldX = 36, worldY = 31, posX = 133, posY = 219}, -- Muldraugh,  trailer 2 ID:846">
            <text:p>{worldX = 36, worldY = 31, posX = 133, posY = 219}, -- Muldraugh, <text:s/>trailer 2 ID:846</text:p>
          </table:table-cell>
          <table:table-cell table:formula="of:=MID([.D848];SEARCH(&quot;worldX = &quot;;[.D848])+9;(SEARCH(&quot;worldY = &quot;;[.D848])-SEARCH(&quot;worldX = &quot;;[.D848])-11))" office:value-type="string" office:string-value="36">
            <text:p>36</text:p>
          </table:table-cell>
          <table:table-cell table:formula="of:=MID([.D848];SEARCH(&quot;worldY = &quot;;[.D848])+9;(SEARCH(&quot;posX = &quot;;[.D848])-SEARCH(&quot;worldY = &quot;;[.D848])-11))" office:value-type="string" office:string-value="31">
            <text:p>31</text:p>
          </table:table-cell>
          <table:table-cell table:formula="of:=MID([.D848];(SEARCH(&quot;posX = &quot;;[.D848])+7);(SEARCH(&quot;,&quot;;[.D848];SEARCH(&quot;posX&quot;;[.D848]))-SEARCH(&quot;posX = &quot;;[.D848])-7))" office:value-type="string" office:string-value="133">
            <text:p>133</text:p>
          </table:table-cell>
          <table:table-cell table:formula="of:=IF(LEN([.D848])&lt;60;MID([.D848];(SEARCH(&quot;posY = &quot;;[.D848])+7);(SEARCH(&quot;}&quot;;[.D848];SEARCH(&quot;posY&quot;;[.D848]))-SEARCH(&quot;posY = &quot;;[.D848])-7));MID([.D853];(SEARCH(&quot;posY = &quot;;[.D853])+7);(SEARCH(&quot;}&quot;;[.D853];SEARCH(&quot;posY&quot;;[.D853]))-SEARCH(&quot;posY = &quot;;[.D853])-7)))" office:value-type="string" office:string-value="219">
            <text:p>219</text:p>
          </table:table-cell>
          <table:table-cell table:formula="of:=MID([.D848];SEARCH(&quot;posZ = &quot;;[.D848])+7;(SEARCH(&quot;}&quot;;[.D848])-SEARCH(&quot;posZ = &quot;;[.D84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165, posY = 248}, -- <text:s/>small house 4, gated community</text:p>
          </table:table-cell>
          <table:table-cell office:value-type="string">
            <text:p>Muldraugh</text:p>
          </table:table-cell>
          <table:table-cell table:formula="of:=MID([.A849];SEARCH(&quot;--&quot;;[.A849])+2;256)" office:value-type="string" office:string-value="  small house 4, gated community">
            <text:p><text:s text:c="2"/>small house 4, gated community</text:p>
          </table:table-cell>
          <table:table-cell table:formula="of:=MID([.A849];1;SEARCH(&quot;--&quot;;[.A849])-1)" office:value-type="string" office:string-value="{worldX = 35, worldY = 31, posX = 165, posY = 248}, ">
            <text:p>{worldX = 35, worldY = 31, posX = 165, posY = 24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7">
            <text:p>847</text:p>
          </table:table-cell>
          <table:table-cell table:number-columns-repeated="22"/>
          <table:table-cell table:formula="of:=CONCATENATE([.D849];&quot;-- &quot;;[.B849];&quot;,&quot;;[.C849];&quot; ID:&quot;;[.I849])" office:value-type="string" office:string-value="{worldX = 35, worldY = 31, posX = 165, posY = 248}, -- Muldraugh,  small house 4, gated community ID:847">
            <text:p>{worldX = 35, worldY = 31, posX = 165, posY = 248}, -- Muldraugh, <text:s/>small house 4, gated community ID:847</text:p>
          </table:table-cell>
          <table:table-cell table:formula="of:=MID([.D849];SEARCH(&quot;worldX = &quot;;[.D849])+9;(SEARCH(&quot;worldY = &quot;;[.D849])-SEARCH(&quot;worldX = &quot;;[.D849])-11))" office:value-type="string" office:string-value="35">
            <text:p>35</text:p>
          </table:table-cell>
          <table:table-cell table:formula="of:=MID([.D849];SEARCH(&quot;worldY = &quot;;[.D849])+9;(SEARCH(&quot;posX = &quot;;[.D849])-SEARCH(&quot;worldY = &quot;;[.D849])-11))" office:value-type="string" office:string-value="31">
            <text:p>31</text:p>
          </table:table-cell>
          <table:table-cell table:formula="of:=MID([.D849];(SEARCH(&quot;posX = &quot;;[.D849])+7);(SEARCH(&quot;,&quot;;[.D849];SEARCH(&quot;posX&quot;;[.D849]))-SEARCH(&quot;posX = &quot;;[.D849])-7))" office:value-type="string" office:string-value="165">
            <text:p>165</text:p>
          </table:table-cell>
          <table:table-cell table:formula="of:=IF(LEN([.D849])&lt;60;MID([.D849];(SEARCH(&quot;posY = &quot;;[.D849])+7);(SEARCH(&quot;}&quot;;[.D849];SEARCH(&quot;posY&quot;;[.D849]))-SEARCH(&quot;posY = &quot;;[.D849])-7));MID([.D854];(SEARCH(&quot;posY = &quot;;[.D854])+7);(SEARCH(&quot;}&quot;;[.D854];SEARCH(&quot;posY&quot;;[.D854]))-SEARCH(&quot;posY = &quot;;[.D854])-7)))" office:value-type="string" office:string-value="248">
            <text:p>248</text:p>
          </table:table-cell>
          <table:table-cell table:formula="of:=MID([.D849];SEARCH(&quot;posZ = &quot;;[.D849])+7;(SEARCH(&quot;}&quot;;[.D849])-SEARCH(&quot;posZ = &quot;;[.D84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1, posX = 222, posY = 281}, -- <text:s/>small house 5, gated community</text:p>
          </table:table-cell>
          <table:table-cell office:value-type="string">
            <text:p>Muldraugh</text:p>
          </table:table-cell>
          <table:table-cell table:formula="of:=MID([.A850];SEARCH(&quot;--&quot;;[.A850])+2;256)" office:value-type="string" office:string-value="  small house 5, gated community">
            <text:p><text:s text:c="2"/>small house 5, gated community</text:p>
          </table:table-cell>
          <table:table-cell table:formula="of:=MID([.A850];1;SEARCH(&quot;--&quot;;[.A850])-1)" office:value-type="string" office:string-value="{worldX = 35, worldY = 31, posX = 222, posY = 281}, ">
            <text:p>{worldX = 35, worldY = 31, posX = 222, posY = 28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8">
            <text:p>848</text:p>
          </table:table-cell>
          <table:table-cell table:number-columns-repeated="22"/>
          <table:table-cell table:formula="of:=CONCATENATE([.D850];&quot;-- &quot;;[.B850];&quot;,&quot;;[.C850];&quot; ID:&quot;;[.I850])" office:value-type="string" office:string-value="{worldX = 35, worldY = 31, posX = 222, posY = 281}, -- Muldraugh,  small house 5, gated community ID:848">
            <text:p>{worldX = 35, worldY = 31, posX = 222, posY = 281}, -- Muldraugh, <text:s/>small house 5, gated community ID:848</text:p>
          </table:table-cell>
          <table:table-cell table:formula="of:=MID([.D850];SEARCH(&quot;worldX = &quot;;[.D850])+9;(SEARCH(&quot;worldY = &quot;;[.D850])-SEARCH(&quot;worldX = &quot;;[.D850])-11))" office:value-type="string" office:string-value="35">
            <text:p>35</text:p>
          </table:table-cell>
          <table:table-cell table:formula="of:=MID([.D850];SEARCH(&quot;worldY = &quot;;[.D850])+9;(SEARCH(&quot;posX = &quot;;[.D850])-SEARCH(&quot;worldY = &quot;;[.D850])-11))" office:value-type="string" office:string-value="31">
            <text:p>31</text:p>
          </table:table-cell>
          <table:table-cell table:formula="of:=MID([.D850];(SEARCH(&quot;posX = &quot;;[.D850])+7);(SEARCH(&quot;,&quot;;[.D850];SEARCH(&quot;posX&quot;;[.D850]))-SEARCH(&quot;posX = &quot;;[.D850])-7))" office:value-type="string" office:string-value="222">
            <text:p>222</text:p>
          </table:table-cell>
          <table:table-cell table:formula="of:=IF(LEN([.D850])&lt;60;MID([.D850];(SEARCH(&quot;posY = &quot;;[.D850])+7);(SEARCH(&quot;}&quot;;[.D850];SEARCH(&quot;posY&quot;;[.D850]))-SEARCH(&quot;posY = &quot;;[.D850])-7));MID([.D855];(SEARCH(&quot;posY = &quot;;[.D855])+7);(SEARCH(&quot;}&quot;;[.D855];SEARCH(&quot;posY&quot;;[.D855]))-SEARCH(&quot;posY = &quot;;[.D855])-7)))" office:value-type="string" office:string-value="281">
            <text:p>281</text:p>
          </table:table-cell>
          <table:table-cell table:formula="of:=MID([.D850];SEARCH(&quot;posZ = &quot;;[.D850])+7;(SEARCH(&quot;}&quot;;[.D850])-SEARCH(&quot;posZ = &quot;;[.D85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95, posY = 9}, -- <text:s/>medium house 3</text:p>
          </table:table-cell>
          <table:table-cell office:value-type="string">
            <text:p>Muldraugh</text:p>
          </table:table-cell>
          <table:table-cell table:formula="of:=MID([.A851];SEARCH(&quot;--&quot;;[.A851])+2;256)" office:value-type="string" office:string-value="  medium house 3">
            <text:p><text:s text:c="2"/>medium house 3</text:p>
          </table:table-cell>
          <table:table-cell table:formula="of:=MID([.A851];1;SEARCH(&quot;--&quot;;[.A851])-1)" office:value-type="string" office:string-value="{worldX = 35, worldY = 32, posX = 195, posY = 9}, ">
            <text:p>{worldX = 35, worldY = 32, posX = 195, posY = 9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49">
            <text:p>849</text:p>
          </table:table-cell>
          <table:table-cell table:number-columns-repeated="22"/>
          <table:table-cell table:formula="of:=CONCATENATE([.D851];&quot;-- &quot;;[.B851];&quot;,&quot;;[.C851];&quot; ID:&quot;;[.I851])" office:value-type="string" office:string-value="{worldX = 35, worldY = 32, posX = 195, posY = 9}, -- Muldraugh,  medium house 3 ID:849">
            <text:p>{worldX = 35, worldY = 32, posX = 195, posY = 9}, -- Muldraugh, <text:s/>medium house 3 ID:849</text:p>
          </table:table-cell>
          <table:table-cell table:formula="of:=MID([.D851];SEARCH(&quot;worldX = &quot;;[.D851])+9;(SEARCH(&quot;worldY = &quot;;[.D851])-SEARCH(&quot;worldX = &quot;;[.D851])-11))" office:value-type="string" office:string-value="35">
            <text:p>35</text:p>
          </table:table-cell>
          <table:table-cell table:formula="of:=MID([.D851];SEARCH(&quot;worldY = &quot;;[.D851])+9;(SEARCH(&quot;posX = &quot;;[.D851])-SEARCH(&quot;worldY = &quot;;[.D851])-11))" office:value-type="string" office:string-value="32">
            <text:p>32</text:p>
          </table:table-cell>
          <table:table-cell table:formula="of:=MID([.D851];(SEARCH(&quot;posX = &quot;;[.D851])+7);(SEARCH(&quot;,&quot;;[.D851];SEARCH(&quot;posX&quot;;[.D851]))-SEARCH(&quot;posX = &quot;;[.D851])-7))" office:value-type="string" office:string-value="195">
            <text:p>195</text:p>
          </table:table-cell>
          <table:table-cell table:formula="of:=IF(LEN([.D851])&lt;60;MID([.D851];(SEARCH(&quot;posY = &quot;;[.D851])+7);(SEARCH(&quot;}&quot;;[.D851];SEARCH(&quot;posY&quot;;[.D851]))-SEARCH(&quot;posY = &quot;;[.D851])-7));MID([.D856];(SEARCH(&quot;posY = &quot;;[.D856])+7);(SEARCH(&quot;}&quot;;[.D856];SEARCH(&quot;posY&quot;;[.D856]))-SEARCH(&quot;posY = &quot;;[.D856])-7)))" office:value-type="string" office:string-value="9">
            <text:p>9</text:p>
          </table:table-cell>
          <table:table-cell table:formula="of:=MID([.D851];SEARCH(&quot;posZ = &quot;;[.D851])+7;(SEARCH(&quot;}&quot;;[.D851])-SEARCH(&quot;posZ = &quot;;[.D85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45, posY = 70}, -- <text:s/>small house 6, split a</text:p>
          </table:table-cell>
          <table:table-cell office:value-type="string">
            <text:p>Muldraugh</text:p>
          </table:table-cell>
          <table:table-cell table:formula="of:=MID([.A852];SEARCH(&quot;--&quot;;[.A852])+2;256)" office:value-type="string" office:string-value="  small house 6, split a">
            <text:p><text:s text:c="2"/>small house 6, split a</text:p>
          </table:table-cell>
          <table:table-cell table:formula="of:=MID([.A852];1;SEARCH(&quot;--&quot;;[.A852])-1)" office:value-type="string" office:string-value="{worldX = 35, worldY = 32, posX = 145, posY = 70}, ">
            <text:p>{worldX = 35, worldY = 32, posX = 145, posY = 7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0">
            <text:p>850</text:p>
          </table:table-cell>
          <table:table-cell table:number-columns-repeated="22"/>
          <table:table-cell table:formula="of:=CONCATENATE([.D852];&quot;-- &quot;;[.B852];&quot;,&quot;;[.C852];&quot; ID:&quot;;[.I852])" office:value-type="string" office:string-value="{worldX = 35, worldY = 32, posX = 145, posY = 70}, -- Muldraugh,  small house 6, split a ID:850">
            <text:p>{worldX = 35, worldY = 32, posX = 145, posY = 70}, -- Muldraugh, <text:s/>small house 6, split a ID:850</text:p>
          </table:table-cell>
          <table:table-cell table:formula="of:=MID([.D852];SEARCH(&quot;worldX = &quot;;[.D852])+9;(SEARCH(&quot;worldY = &quot;;[.D852])-SEARCH(&quot;worldX = &quot;;[.D852])-11))" office:value-type="string" office:string-value="35">
            <text:p>35</text:p>
          </table:table-cell>
          <table:table-cell table:formula="of:=MID([.D852];SEARCH(&quot;worldY = &quot;;[.D852])+9;(SEARCH(&quot;posX = &quot;;[.D852])-SEARCH(&quot;worldY = &quot;;[.D852])-11))" office:value-type="string" office:string-value="32">
            <text:p>32</text:p>
          </table:table-cell>
          <table:table-cell table:formula="of:=MID([.D852];(SEARCH(&quot;posX = &quot;;[.D852])+7);(SEARCH(&quot;,&quot;;[.D852];SEARCH(&quot;posX&quot;;[.D852]))-SEARCH(&quot;posX = &quot;;[.D852])-7))" office:value-type="string" office:string-value="145">
            <text:p>145</text:p>
          </table:table-cell>
          <table:table-cell table:formula="of:=IF(LEN([.D852])&lt;60;MID([.D852];(SEARCH(&quot;posY = &quot;;[.D852])+7);(SEARCH(&quot;}&quot;;[.D852];SEARCH(&quot;posY&quot;;[.D852]))-SEARCH(&quot;posY = &quot;;[.D852])-7));MID([.D857];(SEARCH(&quot;posY = &quot;;[.D857])+7);(SEARCH(&quot;}&quot;;[.D857];SEARCH(&quot;posY&quot;;[.D857]))-SEARCH(&quot;posY = &quot;;[.D857])-7)))" office:value-type="string" office:string-value="70">
            <text:p>70</text:p>
          </table:table-cell>
          <table:table-cell table:formula="of:=MID([.D852];SEARCH(&quot;posZ = &quot;;[.D852])+7;(SEARCH(&quot;}&quot;;[.D852])-SEARCH(&quot;posZ = &quot;;[.D85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52, posY = 69}, -- <text:s/>small house 6, split b</text:p>
          </table:table-cell>
          <table:table-cell office:value-type="string">
            <text:p>Muldraugh</text:p>
          </table:table-cell>
          <table:table-cell table:formula="of:=MID([.A853];SEARCH(&quot;--&quot;;[.A853])+2;256)" office:value-type="string" office:string-value="  small house 6, split b">
            <text:p><text:s text:c="2"/>small house 6, split b</text:p>
          </table:table-cell>
          <table:table-cell table:formula="of:=MID([.A853];1;SEARCH(&quot;--&quot;;[.A853])-1)" office:value-type="string" office:string-value="{worldX = 35, worldY = 32, posX = 152, posY = 69}, ">
            <text:p>{worldX = 35, worldY = 32, posX = 152, posY = 6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1">
            <text:p>851</text:p>
          </table:table-cell>
          <table:table-cell table:number-columns-repeated="22"/>
          <table:table-cell table:formula="of:=CONCATENATE([.D853];&quot;-- &quot;;[.B853];&quot;,&quot;;[.C853];&quot; ID:&quot;;[.I853])" office:value-type="string" office:string-value="{worldX = 35, worldY = 32, posX = 152, posY = 69}, -- Muldraugh,  small house 6, split b ID:851">
            <text:p>{worldX = 35, worldY = 32, posX = 152, posY = 69}, -- Muldraugh, <text:s/>small house 6, split b ID:851</text:p>
          </table:table-cell>
          <table:table-cell table:formula="of:=MID([.D853];SEARCH(&quot;worldX = &quot;;[.D853])+9;(SEARCH(&quot;worldY = &quot;;[.D853])-SEARCH(&quot;worldX = &quot;;[.D853])-11))" office:value-type="string" office:string-value="35">
            <text:p>35</text:p>
          </table:table-cell>
          <table:table-cell table:formula="of:=MID([.D853];SEARCH(&quot;worldY = &quot;;[.D853])+9;(SEARCH(&quot;posX = &quot;;[.D853])-SEARCH(&quot;worldY = &quot;;[.D853])-11))" office:value-type="string" office:string-value="32">
            <text:p>32</text:p>
          </table:table-cell>
          <table:table-cell table:formula="of:=MID([.D853];(SEARCH(&quot;posX = &quot;;[.D853])+7);(SEARCH(&quot;,&quot;;[.D853];SEARCH(&quot;posX&quot;;[.D853]))-SEARCH(&quot;posX = &quot;;[.D853])-7))" office:value-type="string" office:string-value="152">
            <text:p>152</text:p>
          </table:table-cell>
          <table:table-cell table:formula="of:=IF(LEN([.D853])&lt;60;MID([.D853];(SEARCH(&quot;posY = &quot;;[.D853])+7);(SEARCH(&quot;}&quot;;[.D853];SEARCH(&quot;posY&quot;;[.D853]))-SEARCH(&quot;posY = &quot;;[.D853])-7));MID([.D858];(SEARCH(&quot;posY = &quot;;[.D858])+7);(SEARCH(&quot;}&quot;;[.D858];SEARCH(&quot;posY&quot;;[.D858]))-SEARCH(&quot;posY = &quot;;[.D858])-7)))" office:value-type="string" office:string-value="69">
            <text:p>69</text:p>
          </table:table-cell>
          <table:table-cell table:formula="of:=MID([.D853];SEARCH(&quot;posZ = &quot;;[.D853])+7;(SEARCH(&quot;}&quot;;[.D853])-SEARCH(&quot;posZ = &quot;;[.D85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86, posY = 63}, -- <text:s/>big house 3</text:p>
          </table:table-cell>
          <table:table-cell office:value-type="string">
            <text:p>Muldraugh</text:p>
          </table:table-cell>
          <table:table-cell table:formula="of:=MID([.A854];SEARCH(&quot;--&quot;;[.A854])+2;256)" office:value-type="string" office:string-value="  big house 3">
            <text:p><text:s text:c="2"/>big house 3</text:p>
          </table:table-cell>
          <table:table-cell table:formula="of:=MID([.A854];1;SEARCH(&quot;--&quot;;[.A854])-1)" office:value-type="string" office:string-value="{worldX = 35, worldY = 32, posX = 186, posY = 63}, ">
            <text:p>{worldX = 35, worldY = 32, posX = 186, posY = 63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2">
            <text:p>852</text:p>
          </table:table-cell>
          <table:table-cell table:number-columns-repeated="22"/>
          <table:table-cell table:formula="of:=CONCATENATE([.D854];&quot;-- &quot;;[.B854];&quot;,&quot;;[.C854];&quot; ID:&quot;;[.I854])" office:value-type="string" office:string-value="{worldX = 35, worldY = 32, posX = 186, posY = 63}, -- Muldraugh,  big house 3 ID:852">
            <text:p>{worldX = 35, worldY = 32, posX = 186, posY = 63}, -- Muldraugh, <text:s/>big house 3 ID:852</text:p>
          </table:table-cell>
          <table:table-cell table:formula="of:=MID([.D854];SEARCH(&quot;worldX = &quot;;[.D854])+9;(SEARCH(&quot;worldY = &quot;;[.D854])-SEARCH(&quot;worldX = &quot;;[.D854])-11))" office:value-type="string" office:string-value="35">
            <text:p>35</text:p>
          </table:table-cell>
          <table:table-cell table:formula="of:=MID([.D854];SEARCH(&quot;worldY = &quot;;[.D854])+9;(SEARCH(&quot;posX = &quot;;[.D854])-SEARCH(&quot;worldY = &quot;;[.D854])-11))" office:value-type="string" office:string-value="32">
            <text:p>32</text:p>
          </table:table-cell>
          <table:table-cell table:formula="of:=MID([.D854];(SEARCH(&quot;posX = &quot;;[.D854])+7);(SEARCH(&quot;,&quot;;[.D854];SEARCH(&quot;posX&quot;;[.D854]))-SEARCH(&quot;posX = &quot;;[.D854])-7))" office:value-type="string" office:string-value="186">
            <text:p>186</text:p>
          </table:table-cell>
          <table:table-cell table:formula="of:=IF(LEN([.D854])&lt;60;MID([.D854];(SEARCH(&quot;posY = &quot;;[.D854])+7);(SEARCH(&quot;}&quot;;[.D854];SEARCH(&quot;posY&quot;;[.D854]))-SEARCH(&quot;posY = &quot;;[.D854])-7));MID([.D859];(SEARCH(&quot;posY = &quot;;[.D859])+7);(SEARCH(&quot;}&quot;;[.D859];SEARCH(&quot;posY&quot;;[.D859]))-SEARCH(&quot;posY = &quot;;[.D859])-7)))" office:value-type="string" office:string-value="63">
            <text:p>63</text:p>
          </table:table-cell>
          <table:table-cell table:formula="of:=MID([.D854];SEARCH(&quot;posZ = &quot;;[.D854])+7;(SEARCH(&quot;}&quot;;[.D854])-SEARCH(&quot;posZ = &quot;;[.D85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26, posY = 35}, -- <text:s/>medium house 4</text:p>
          </table:table-cell>
          <table:table-cell office:value-type="string">
            <text:p>Muldraugh</text:p>
          </table:table-cell>
          <table:table-cell table:formula="of:=MID([.A855];SEARCH(&quot;--&quot;;[.A855])+2;256)" office:value-type="string" office:string-value="  medium house 4">
            <text:p><text:s text:c="2"/>medium house 4</text:p>
          </table:table-cell>
          <table:table-cell table:formula="of:=MID([.A855];1;SEARCH(&quot;--&quot;;[.A855])-1)" office:value-type="string" office:string-value="{worldX = 35, worldY = 32, posX = 226, posY = 35}, ">
            <text:p>{worldX = 35, worldY = 32, posX = 226, posY = 35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3">
            <text:p>853</text:p>
          </table:table-cell>
          <table:table-cell table:number-columns-repeated="22"/>
          <table:table-cell table:formula="of:=CONCATENATE([.D855];&quot;-- &quot;;[.B855];&quot;,&quot;;[.C855];&quot; ID:&quot;;[.I855])" office:value-type="string" office:string-value="{worldX = 35, worldY = 32, posX = 226, posY = 35}, -- Muldraugh,  medium house 4 ID:853">
            <text:p>{worldX = 35, worldY = 32, posX = 226, posY = 35}, -- Muldraugh, <text:s/>medium house 4 ID:853</text:p>
          </table:table-cell>
          <table:table-cell table:formula="of:=MID([.D855];SEARCH(&quot;worldX = &quot;;[.D855])+9;(SEARCH(&quot;worldY = &quot;;[.D855])-SEARCH(&quot;worldX = &quot;;[.D855])-11))" office:value-type="string" office:string-value="35">
            <text:p>35</text:p>
          </table:table-cell>
          <table:table-cell table:formula="of:=MID([.D855];SEARCH(&quot;worldY = &quot;;[.D855])+9;(SEARCH(&quot;posX = &quot;;[.D855])-SEARCH(&quot;worldY = &quot;;[.D855])-11))" office:value-type="string" office:string-value="32">
            <text:p>32</text:p>
          </table:table-cell>
          <table:table-cell table:formula="of:=MID([.D855];(SEARCH(&quot;posX = &quot;;[.D855])+7);(SEARCH(&quot;,&quot;;[.D855];SEARCH(&quot;posX&quot;;[.D855]))-SEARCH(&quot;posX = &quot;;[.D855])-7))" office:value-type="string" office:string-value="226">
            <text:p>226</text:p>
          </table:table-cell>
          <table:table-cell table:formula="of:=IF(LEN([.D855])&lt;60;MID([.D855];(SEARCH(&quot;posY = &quot;;[.D855])+7);(SEARCH(&quot;}&quot;;[.D855];SEARCH(&quot;posY&quot;;[.D855]))-SEARCH(&quot;posY = &quot;;[.D855])-7));MID([.D860];(SEARCH(&quot;posY = &quot;;[.D860])+7);(SEARCH(&quot;}&quot;;[.D860];SEARCH(&quot;posY&quot;;[.D860]))-SEARCH(&quot;posY = &quot;;[.D860])-7)))" office:value-type="string" office:string-value="35">
            <text:p>35</text:p>
          </table:table-cell>
          <table:table-cell table:formula="of:=MID([.D855];SEARCH(&quot;posZ = &quot;;[.D855])+7;(SEARCH(&quot;}&quot;;[.D855])-SEARCH(&quot;posZ = &quot;;[.D85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83, posY = 113}, -- <text:s/>medium house 5 ,cabin style</text:p>
          </table:table-cell>
          <table:table-cell office:value-type="string">
            <text:p>Muldraugh</text:p>
          </table:table-cell>
          <table:table-cell table:formula="of:=MID([.A856];SEARCH(&quot;--&quot;;[.A856])+2;256)" office:value-type="string" office:string-value="  medium house 5 ,cabin style">
            <text:p><text:s text:c="2"/>medium house 5 ,cabin style</text:p>
          </table:table-cell>
          <table:table-cell table:formula="of:=MID([.A856];1;SEARCH(&quot;--&quot;;[.A856])-1)" office:value-type="string" office:string-value="{worldX = 35, worldY = 32, posX = 283, posY = 113}, ">
            <text:p>{worldX = 35, worldY = 32, posX = 283, posY = 113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4">
            <text:p>854</text:p>
          </table:table-cell>
          <table:table-cell table:number-columns-repeated="22"/>
          <table:table-cell table:formula="of:=CONCATENATE([.D856];&quot;-- &quot;;[.B856];&quot;,&quot;;[.C856];&quot; ID:&quot;;[.I856])" office:value-type="string" office:string-value="{worldX = 35, worldY = 32, posX = 283, posY = 113}, -- Muldraugh,  medium house 5 ,cabin style ID:854">
            <text:p>{worldX = 35, worldY = 32, posX = 283, posY = 113}, -- Muldraugh, <text:s/>medium house 5 ,cabin style ID:854</text:p>
          </table:table-cell>
          <table:table-cell table:formula="of:=MID([.D856];SEARCH(&quot;worldX = &quot;;[.D856])+9;(SEARCH(&quot;worldY = &quot;;[.D856])-SEARCH(&quot;worldX = &quot;;[.D856])-11))" office:value-type="string" office:string-value="35">
            <text:p>35</text:p>
          </table:table-cell>
          <table:table-cell table:formula="of:=MID([.D856];SEARCH(&quot;worldY = &quot;;[.D856])+9;(SEARCH(&quot;posX = &quot;;[.D856])-SEARCH(&quot;worldY = &quot;;[.D856])-11))" office:value-type="string" office:string-value="32">
            <text:p>32</text:p>
          </table:table-cell>
          <table:table-cell table:formula="of:=MID([.D856];(SEARCH(&quot;posX = &quot;;[.D856])+7);(SEARCH(&quot;,&quot;;[.D856];SEARCH(&quot;posX&quot;;[.D856]))-SEARCH(&quot;posX = &quot;;[.D856])-7))" office:value-type="string" office:string-value="283">
            <text:p>283</text:p>
          </table:table-cell>
          <table:table-cell table:formula="of:=IF(LEN([.D856])&lt;60;MID([.D856];(SEARCH(&quot;posY = &quot;;[.D856])+7);(SEARCH(&quot;}&quot;;[.D856];SEARCH(&quot;posY&quot;;[.D856]))-SEARCH(&quot;posY = &quot;;[.D856])-7));MID([.D861];(SEARCH(&quot;posY = &quot;;[.D861])+7);(SEARCH(&quot;}&quot;;[.D861];SEARCH(&quot;posY&quot;;[.D861]))-SEARCH(&quot;posY = &quot;;[.D861])-7)))" office:value-type="string" office:string-value="113">
            <text:p>113</text:p>
          </table:table-cell>
          <table:table-cell table:formula="of:=MID([.D856];SEARCH(&quot;posZ = &quot;;[.D856])+7;(SEARCH(&quot;}&quot;;[.D856])-SEARCH(&quot;posZ = &quot;;[.D85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53, posY = 115}, -- <text:s/>medium house 6</text:p>
          </table:table-cell>
          <table:table-cell office:value-type="string">
            <text:p>Muldraugh</text:p>
          </table:table-cell>
          <table:table-cell table:formula="of:=MID([.A857];SEARCH(&quot;--&quot;;[.A857])+2;256)" office:value-type="string" office:string-value="  medium house 6">
            <text:p><text:s text:c="2"/>medium house 6</text:p>
          </table:table-cell>
          <table:table-cell table:formula="of:=MID([.A857];1;SEARCH(&quot;--&quot;;[.A857])-1)" office:value-type="string" office:string-value="{worldX = 35, worldY = 32, posX = 153, posY = 115}, ">
            <text:p>{worldX = 35, worldY = 32, posX = 153, posY = 115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5">
            <text:p>855</text:p>
          </table:table-cell>
          <table:table-cell table:number-columns-repeated="22"/>
          <table:table-cell table:formula="of:=CONCATENATE([.D857];&quot;-- &quot;;[.B857];&quot;,&quot;;[.C857];&quot; ID:&quot;;[.I857])" office:value-type="string" office:string-value="{worldX = 35, worldY = 32, posX = 153, posY = 115}, -- Muldraugh,  medium house 6 ID:855">
            <text:p>{worldX = 35, worldY = 32, posX = 153, posY = 115}, -- Muldraugh, <text:s/>medium house 6 ID:855</text:p>
          </table:table-cell>
          <table:table-cell table:formula="of:=MID([.D857];SEARCH(&quot;worldX = &quot;;[.D857])+9;(SEARCH(&quot;worldY = &quot;;[.D857])-SEARCH(&quot;worldX = &quot;;[.D857])-11))" office:value-type="string" office:string-value="35">
            <text:p>35</text:p>
          </table:table-cell>
          <table:table-cell table:formula="of:=MID([.D857];SEARCH(&quot;worldY = &quot;;[.D857])+9;(SEARCH(&quot;posX = &quot;;[.D857])-SEARCH(&quot;worldY = &quot;;[.D857])-11))" office:value-type="string" office:string-value="32">
            <text:p>32</text:p>
          </table:table-cell>
          <table:table-cell table:formula="of:=MID([.D857];(SEARCH(&quot;posX = &quot;;[.D857])+7);(SEARCH(&quot;,&quot;;[.D857];SEARCH(&quot;posX&quot;;[.D857]))-SEARCH(&quot;posX = &quot;;[.D857])-7))" office:value-type="string" office:string-value="153">
            <text:p>153</text:p>
          </table:table-cell>
          <table:table-cell table:formula="of:=IF(LEN([.D857])&lt;60;MID([.D857];(SEARCH(&quot;posY = &quot;;[.D857])+7);(SEARCH(&quot;}&quot;;[.D857];SEARCH(&quot;posY&quot;;[.D857]))-SEARCH(&quot;posY = &quot;;[.D857])-7));MID([.D862];(SEARCH(&quot;posY = &quot;;[.D862])+7);(SEARCH(&quot;}&quot;;[.D862];SEARCH(&quot;posY&quot;;[.D862]))-SEARCH(&quot;posY = &quot;;[.D862])-7)))" office:value-type="string" office:string-value="115">
            <text:p>115</text:p>
          </table:table-cell>
          <table:table-cell table:formula="of:=MID([.D857];SEARCH(&quot;posZ = &quot;;[.D857])+7;(SEARCH(&quot;}&quot;;[.D857])-SEARCH(&quot;posZ = &quot;;[.D85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92, posY = 120}, -- <text:s/>trailer 3</text:p>
          </table:table-cell>
          <table:table-cell office:value-type="string">
            <text:p>Muldraugh</text:p>
          </table:table-cell>
          <table:table-cell table:formula="of:=MID([.A858];SEARCH(&quot;--&quot;;[.A858])+2;256)" office:value-type="string" office:string-value="  trailer 3">
            <text:p><text:s text:c="2"/>trailer 3</text:p>
          </table:table-cell>
          <table:table-cell table:formula="of:=MID([.A858];1;SEARCH(&quot;--&quot;;[.A858])-1)" office:value-type="string" office:string-value="{worldX = 36, worldY = 32, posX = 92, posY = 120}, ">
            <text:p>{worldX = 36, worldY = 32, posX = 92, posY = 12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6">
            <text:p>856</text:p>
          </table:table-cell>
          <table:table-cell table:number-columns-repeated="22"/>
          <table:table-cell table:formula="of:=CONCATENATE([.D858];&quot;-- &quot;;[.B858];&quot;,&quot;;[.C858];&quot; ID:&quot;;[.I858])" office:value-type="string" office:string-value="{worldX = 36, worldY = 32, posX = 92, posY = 120}, -- Muldraugh,  trailer 3 ID:856">
            <text:p>{worldX = 36, worldY = 32, posX = 92, posY = 120}, -- Muldraugh, <text:s/>trailer 3 ID:856</text:p>
          </table:table-cell>
          <table:table-cell table:formula="of:=MID([.D858];SEARCH(&quot;worldX = &quot;;[.D858])+9;(SEARCH(&quot;worldY = &quot;;[.D858])-SEARCH(&quot;worldX = &quot;;[.D858])-11))" office:value-type="string" office:string-value="36">
            <text:p>36</text:p>
          </table:table-cell>
          <table:table-cell table:formula="of:=MID([.D858];SEARCH(&quot;worldY = &quot;;[.D858])+9;(SEARCH(&quot;posX = &quot;;[.D858])-SEARCH(&quot;worldY = &quot;;[.D858])-11))" office:value-type="string" office:string-value="32">
            <text:p>32</text:p>
          </table:table-cell>
          <table:table-cell table:formula="of:=MID([.D858];(SEARCH(&quot;posX = &quot;;[.D858])+7);(SEARCH(&quot;,&quot;;[.D858];SEARCH(&quot;posX&quot;;[.D858]))-SEARCH(&quot;posX = &quot;;[.D858])-7))" office:value-type="string" office:string-value="92">
            <text:p>92</text:p>
          </table:table-cell>
          <table:table-cell table:formula="of:=IF(LEN([.D858])&lt;60;MID([.D858];(SEARCH(&quot;posY = &quot;;[.D858])+7);(SEARCH(&quot;}&quot;;[.D858];SEARCH(&quot;posY&quot;;[.D858]))-SEARCH(&quot;posY = &quot;;[.D858])-7));MID([.D863];(SEARCH(&quot;posY = &quot;;[.D863])+7);(SEARCH(&quot;}&quot;;[.D863];SEARCH(&quot;posY&quot;;[.D863]))-SEARCH(&quot;posY = &quot;;[.D863])-7)))" office:value-type="string" office:string-value="120">
            <text:p>120</text:p>
          </table:table-cell>
          <table:table-cell table:formula="of:=MID([.D858];SEARCH(&quot;posZ = &quot;;[.D858])+7;(SEARCH(&quot;}&quot;;[.D858])-SEARCH(&quot;posZ = &quot;;[.D85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13, posY = 47}, -- <text:s/>trailer 4</text:p>
          </table:table-cell>
          <table:table-cell office:value-type="string">
            <text:p>Muldraugh</text:p>
          </table:table-cell>
          <table:table-cell table:formula="of:=MID([.A859];SEARCH(&quot;--&quot;;[.A859])+2;256)" office:value-type="string" office:string-value="  trailer 4">
            <text:p><text:s text:c="2"/>trailer 4</text:p>
          </table:table-cell>
          <table:table-cell table:formula="of:=MID([.A859];1;SEARCH(&quot;--&quot;;[.A859])-1)" office:value-type="string" office:string-value="{worldX = 36, worldY = 32, posX = 113, posY = 47}, ">
            <text:p>{worldX = 36, worldY = 32, posX = 113, posY = 47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7">
            <text:p>857</text:p>
          </table:table-cell>
          <table:table-cell table:number-columns-repeated="22"/>
          <table:table-cell table:formula="of:=CONCATENATE([.D859];&quot;-- &quot;;[.B859];&quot;,&quot;;[.C859];&quot; ID:&quot;;[.I859])" office:value-type="string" office:string-value="{worldX = 36, worldY = 32, posX = 113, posY = 47}, -- Muldraugh,  trailer 4 ID:857">
            <text:p>{worldX = 36, worldY = 32, posX = 113, posY = 47}, -- Muldraugh, <text:s/>trailer 4 ID:857</text:p>
          </table:table-cell>
          <table:table-cell table:formula="of:=MID([.D859];SEARCH(&quot;worldX = &quot;;[.D859])+9;(SEARCH(&quot;worldY = &quot;;[.D859])-SEARCH(&quot;worldX = &quot;;[.D859])-11))" office:value-type="string" office:string-value="36">
            <text:p>36</text:p>
          </table:table-cell>
          <table:table-cell table:formula="of:=MID([.D859];SEARCH(&quot;worldY = &quot;;[.D859])+9;(SEARCH(&quot;posX = &quot;;[.D859])-SEARCH(&quot;worldY = &quot;;[.D859])-11))" office:value-type="string" office:string-value="32">
            <text:p>32</text:p>
          </table:table-cell>
          <table:table-cell table:formula="of:=MID([.D859];(SEARCH(&quot;posX = &quot;;[.D859])+7);(SEARCH(&quot;,&quot;;[.D859];SEARCH(&quot;posX&quot;;[.D859]))-SEARCH(&quot;posX = &quot;;[.D859])-7))" office:value-type="string" office:string-value="113">
            <text:p>113</text:p>
          </table:table-cell>
          <table:table-cell table:formula="of:=IF(LEN([.D859])&lt;60;MID([.D859];(SEARCH(&quot;posY = &quot;;[.D859])+7);(SEARCH(&quot;}&quot;;[.D859];SEARCH(&quot;posY&quot;;[.D859]))-SEARCH(&quot;posY = &quot;;[.D859])-7));MID([.D864];(SEARCH(&quot;posY = &quot;;[.D864])+7);(SEARCH(&quot;}&quot;;[.D864];SEARCH(&quot;posY&quot;;[.D864]))-SEARCH(&quot;posY = &quot;;[.D864])-7)))" office:value-type="string" office:string-value="47">
            <text:p>47</text:p>
          </table:table-cell>
          <table:table-cell table:formula="of:=MID([.D859];SEARCH(&quot;posZ = &quot;;[.D859])+7;(SEARCH(&quot;}&quot;;[.D859])-SEARCH(&quot;posZ = &quot;;[.D85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46, posY = 81}, -- <text:s/>trailer 5</text:p>
          </table:table-cell>
          <table:table-cell office:value-type="string">
            <text:p>Muldraugh</text:p>
          </table:table-cell>
          <table:table-cell table:formula="of:=MID([.A860];SEARCH(&quot;--&quot;;[.A860])+2;256)" office:value-type="string" office:string-value="  trailer 5">
            <text:p><text:s text:c="2"/>trailer 5</text:p>
          </table:table-cell>
          <table:table-cell table:formula="of:=MID([.A860];1;SEARCH(&quot;--&quot;;[.A860])-1)" office:value-type="string" office:string-value="{worldX = 36, worldY = 32, posX = 146, posY = 81}, ">
            <text:p>{worldX = 36, worldY = 32, posX = 146, posY = 8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8">
            <text:p>858</text:p>
          </table:table-cell>
          <table:table-cell table:number-columns-repeated="22"/>
          <table:table-cell table:formula="of:=CONCATENATE([.D860];&quot;-- &quot;;[.B860];&quot;,&quot;;[.C860];&quot; ID:&quot;;[.I860])" office:value-type="string" office:string-value="{worldX = 36, worldY = 32, posX = 146, posY = 81}, -- Muldraugh,  trailer 5 ID:858">
            <text:p>{worldX = 36, worldY = 32, posX = 146, posY = 81}, -- Muldraugh, <text:s/>trailer 5 ID:858</text:p>
          </table:table-cell>
          <table:table-cell table:formula="of:=MID([.D860];SEARCH(&quot;worldX = &quot;;[.D860])+9;(SEARCH(&quot;worldY = &quot;;[.D860])-SEARCH(&quot;worldX = &quot;;[.D860])-11))" office:value-type="string" office:string-value="36">
            <text:p>36</text:p>
          </table:table-cell>
          <table:table-cell table:formula="of:=MID([.D860];SEARCH(&quot;worldY = &quot;;[.D860])+9;(SEARCH(&quot;posX = &quot;;[.D860])-SEARCH(&quot;worldY = &quot;;[.D860])-11))" office:value-type="string" office:string-value="32">
            <text:p>32</text:p>
          </table:table-cell>
          <table:table-cell table:formula="of:=MID([.D860];(SEARCH(&quot;posX = &quot;;[.D860])+7);(SEARCH(&quot;,&quot;;[.D860];SEARCH(&quot;posX&quot;;[.D860]))-SEARCH(&quot;posX = &quot;;[.D860])-7))" office:value-type="string" office:string-value="146">
            <text:p>146</text:p>
          </table:table-cell>
          <table:table-cell table:formula="of:=IF(LEN([.D860])&lt;60;MID([.D860];(SEARCH(&quot;posY = &quot;;[.D860])+7);(SEARCH(&quot;}&quot;;[.D860];SEARCH(&quot;posY&quot;;[.D860]))-SEARCH(&quot;posY = &quot;;[.D860])-7));MID([.D865];(SEARCH(&quot;posY = &quot;;[.D865])+7);(SEARCH(&quot;}&quot;;[.D865];SEARCH(&quot;posY&quot;;[.D865]))-SEARCH(&quot;posY = &quot;;[.D865])-7)))" office:value-type="string" office:string-value="81">
            <text:p>81</text:p>
          </table:table-cell>
          <table:table-cell table:formula="of:=MID([.D860];SEARCH(&quot;posZ = &quot;;[.D860])+7;(SEARCH(&quot;}&quot;;[.D860])-SEARCH(&quot;posZ = &quot;;[.D86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50, posY = 107}, -- <text:s/>trailer 6</text:p>
          </table:table-cell>
          <table:table-cell office:value-type="string">
            <text:p>Muldraugh</text:p>
          </table:table-cell>
          <table:table-cell table:formula="of:=MID([.A861];SEARCH(&quot;--&quot;;[.A861])+2;256)" office:value-type="string" office:string-value="  trailer 6">
            <text:p><text:s text:c="2"/>trailer 6</text:p>
          </table:table-cell>
          <table:table-cell table:formula="of:=MID([.A861];1;SEARCH(&quot;--&quot;;[.A861])-1)" office:value-type="string" office:string-value="{worldX = 36, worldY = 32, posX = 150, posY = 107}, ">
            <text:p>{worldX = 36, worldY = 32, posX = 150, posY = 107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59">
            <text:p>859</text:p>
          </table:table-cell>
          <table:table-cell table:number-columns-repeated="22"/>
          <table:table-cell table:formula="of:=CONCATENATE([.D861];&quot;-- &quot;;[.B861];&quot;,&quot;;[.C861];&quot; ID:&quot;;[.I861])" office:value-type="string" office:string-value="{worldX = 36, worldY = 32, posX = 150, posY = 107}, -- Muldraugh,  trailer 6 ID:859">
            <text:p>{worldX = 36, worldY = 32, posX = 150, posY = 107}, -- Muldraugh, <text:s/>trailer 6 ID:859</text:p>
          </table:table-cell>
          <table:table-cell table:formula="of:=MID([.D861];SEARCH(&quot;worldX = &quot;;[.D861])+9;(SEARCH(&quot;worldY = &quot;;[.D861])-SEARCH(&quot;worldX = &quot;;[.D861])-11))" office:value-type="string" office:string-value="36">
            <text:p>36</text:p>
          </table:table-cell>
          <table:table-cell table:formula="of:=MID([.D861];SEARCH(&quot;worldY = &quot;;[.D861])+9;(SEARCH(&quot;posX = &quot;;[.D861])-SEARCH(&quot;worldY = &quot;;[.D861])-11))" office:value-type="string" office:string-value="32">
            <text:p>32</text:p>
          </table:table-cell>
          <table:table-cell table:formula="of:=MID([.D861];(SEARCH(&quot;posX = &quot;;[.D861])+7);(SEARCH(&quot;,&quot;;[.D861];SEARCH(&quot;posX&quot;;[.D861]))-SEARCH(&quot;posX = &quot;;[.D861])-7))" office:value-type="string" office:string-value="150">
            <text:p>150</text:p>
          </table:table-cell>
          <table:table-cell table:formula="of:=IF(LEN([.D861])&lt;60;MID([.D861];(SEARCH(&quot;posY = &quot;;[.D861])+7);(SEARCH(&quot;}&quot;;[.D861];SEARCH(&quot;posY&quot;;[.D861]))-SEARCH(&quot;posY = &quot;;[.D861])-7));MID([.D866];(SEARCH(&quot;posY = &quot;;[.D866])+7);(SEARCH(&quot;}&quot;;[.D866];SEARCH(&quot;posY&quot;;[.D866]))-SEARCH(&quot;posY = &quot;;[.D866])-7)))" office:value-type="string" office:string-value="107">
            <text:p>107</text:p>
          </table:table-cell>
          <table:table-cell table:formula="of:=MID([.D861];SEARCH(&quot;posZ = &quot;;[.D861])+7;(SEARCH(&quot;}&quot;;[.D861])-SEARCH(&quot;posZ = &quot;;[.D86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76, posY = 133}, -- <text:s/>trailer 7</text:p>
          </table:table-cell>
          <table:table-cell office:value-type="string">
            <text:p>Muldraugh</text:p>
          </table:table-cell>
          <table:table-cell table:formula="of:=MID([.A862];SEARCH(&quot;--&quot;;[.A862])+2;256)" office:value-type="string" office:string-value="  trailer 7">
            <text:p><text:s text:c="2"/>trailer 7</text:p>
          </table:table-cell>
          <table:table-cell table:formula="of:=MID([.A862];1;SEARCH(&quot;--&quot;;[.A862])-1)" office:value-type="string" office:string-value="{worldX = 36, worldY = 32, posX = 176, posY = 133}, ">
            <text:p>{worldX = 36, worldY = 32, posX = 176, posY = 13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60">
            <text:p>860</text:p>
          </table:table-cell>
          <table:table-cell table:number-columns-repeated="22"/>
          <table:table-cell table:formula="of:=CONCATENATE([.D862];&quot;-- &quot;;[.B862];&quot;,&quot;;[.C862];&quot; ID:&quot;;[.I862])" office:value-type="string" office:string-value="{worldX = 36, worldY = 32, posX = 176, posY = 133}, -- Muldraugh,  trailer 7 ID:860">
            <text:p>{worldX = 36, worldY = 32, posX = 176, posY = 133}, -- Muldraugh, <text:s/>trailer 7 ID:860</text:p>
          </table:table-cell>
          <table:table-cell table:formula="of:=MID([.D862];SEARCH(&quot;worldX = &quot;;[.D862])+9;(SEARCH(&quot;worldY = &quot;;[.D862])-SEARCH(&quot;worldX = &quot;;[.D862])-11))" office:value-type="string" office:string-value="36">
            <text:p>36</text:p>
          </table:table-cell>
          <table:table-cell table:formula="of:=MID([.D862];SEARCH(&quot;worldY = &quot;;[.D862])+9;(SEARCH(&quot;posX = &quot;;[.D862])-SEARCH(&quot;worldY = &quot;;[.D862])-11))" office:value-type="string" office:string-value="32">
            <text:p>32</text:p>
          </table:table-cell>
          <table:table-cell table:formula="of:=MID([.D862];(SEARCH(&quot;posX = &quot;;[.D862])+7);(SEARCH(&quot;,&quot;;[.D862];SEARCH(&quot;posX&quot;;[.D862]))-SEARCH(&quot;posX = &quot;;[.D862])-7))" office:value-type="string" office:string-value="176">
            <text:p>176</text:p>
          </table:table-cell>
          <table:table-cell table:formula="of:=IF(LEN([.D862])&lt;60;MID([.D862];(SEARCH(&quot;posY = &quot;;[.D862])+7);(SEARCH(&quot;}&quot;;[.D862];SEARCH(&quot;posY&quot;;[.D862]))-SEARCH(&quot;posY = &quot;;[.D862])-7));MID([.D867];(SEARCH(&quot;posY = &quot;;[.D867])+7);(SEARCH(&quot;}&quot;;[.D867];SEARCH(&quot;posY&quot;;[.D867]))-SEARCH(&quot;posY = &quot;;[.D867])-7)))" office:value-type="string" office:string-value="133">
            <text:p>133</text:p>
          </table:table-cell>
          <table:table-cell table:formula="of:=MID([.D862];SEARCH(&quot;posZ = &quot;;[.D862])+7;(SEARCH(&quot;}&quot;;[.D862])-SEARCH(&quot;posZ = &quot;;[.D86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176, posY = 178}, -- <text:s/>trailer 8</text:p>
          </table:table-cell>
          <table:table-cell office:value-type="string">
            <text:p>Muldraugh</text:p>
          </table:table-cell>
          <table:table-cell table:formula="of:=MID([.A863];SEARCH(&quot;--&quot;;[.A863])+2;256)" office:value-type="string" office:string-value="  trailer 8">
            <text:p><text:s text:c="2"/>trailer 8</text:p>
          </table:table-cell>
          <table:table-cell table:formula="of:=MID([.A863];1;SEARCH(&quot;--&quot;;[.A863])-1)" office:value-type="string" office:string-value="{worldX = 36, worldY = 32, posX = 176, posY = 178}, ">
            <text:p>{worldX = 36, worldY = 32, posX = 176, posY = 178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north of sunstar</text:p>
          </table:table-cell>
          <table:table-cell/>
          <table:table-cell office:value-type="float" office:value="861">
            <text:p>861</text:p>
          </table:table-cell>
          <table:table-cell table:number-columns-repeated="22"/>
          <table:table-cell table:formula="of:=CONCATENATE([.D863];&quot;-- &quot;;[.B863];&quot;,&quot;;[.C863];&quot; ID:&quot;;[.I863])" office:value-type="string" office:string-value="{worldX = 36, worldY = 32, posX = 176, posY = 178}, -- Muldraugh,  trailer 8 ID:861">
            <text:p>{worldX = 36, worldY = 32, posX = 176, posY = 178}, -- Muldraugh, <text:s/>trailer 8 ID:861</text:p>
          </table:table-cell>
          <table:table-cell table:formula="of:=MID([.D863];SEARCH(&quot;worldX = &quot;;[.D863])+9;(SEARCH(&quot;worldY = &quot;;[.D863])-SEARCH(&quot;worldX = &quot;;[.D863])-11))" office:value-type="string" office:string-value="36">
            <text:p>36</text:p>
          </table:table-cell>
          <table:table-cell table:formula="of:=MID([.D863];SEARCH(&quot;worldY = &quot;;[.D863])+9;(SEARCH(&quot;posX = &quot;;[.D863])-SEARCH(&quot;worldY = &quot;;[.D863])-11))" office:value-type="string" office:string-value="32">
            <text:p>32</text:p>
          </table:table-cell>
          <table:table-cell table:formula="of:=MID([.D863];(SEARCH(&quot;posX = &quot;;[.D863])+7);(SEARCH(&quot;,&quot;;[.D863];SEARCH(&quot;posX&quot;;[.D863]))-SEARCH(&quot;posX = &quot;;[.D863])-7))" office:value-type="string" office:string-value="176">
            <text:p>176</text:p>
          </table:table-cell>
          <table:table-cell table:formula="of:=IF(LEN([.D863])&lt;60;MID([.D863];(SEARCH(&quot;posY = &quot;;[.D863])+7);(SEARCH(&quot;}&quot;;[.D863];SEARCH(&quot;posY&quot;;[.D863]))-SEARCH(&quot;posY = &quot;;[.D863])-7));MID([.D868];(SEARCH(&quot;posY = &quot;;[.D868])+7);(SEARCH(&quot;}&quot;;[.D868];SEARCH(&quot;posY&quot;;[.D868]))-SEARCH(&quot;posY = &quot;;[.D868])-7)))" office:value-type="string" office:string-value="178">
            <text:p>178</text:p>
          </table:table-cell>
          <table:table-cell table:formula="of:=MID([.D863];SEARCH(&quot;posZ = &quot;;[.D863])+7;(SEARCH(&quot;}&quot;;[.D863])-SEARCH(&quot;posZ = &quot;;[.D86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97, posY = 177}, -- <text:s/>small house 1</text:p>
          </table:table-cell>
          <table:table-cell office:value-type="string">
            <text:p>Muldraugh</text:p>
          </table:table-cell>
          <table:table-cell table:formula="of:=MID([.A864];SEARCH(&quot;--&quot;;[.A864])+2;256)" office:value-type="string" office:string-value="  small house 1">
            <text:p><text:s text:c="2"/>small house 1</text:p>
          </table:table-cell>
          <table:table-cell table:formula="of:=MID([.A864];1;SEARCH(&quot;--&quot;;[.A864])-1)" office:value-type="string" office:string-value="{worldX = 35, worldY = 32, posX = 197, posY = 177}, ">
            <text:p>{worldX = 35, worldY = 32, posX = 197, posY = 177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2">
            <text:p>862</text:p>
          </table:table-cell>
          <table:table-cell table:number-columns-repeated="22"/>
          <table:table-cell table:formula="of:=CONCATENATE([.D864];&quot;-- &quot;;[.B864];&quot;,&quot;;[.C864];&quot; ID:&quot;;[.I864])" office:value-type="string" office:string-value="{worldX = 35, worldY = 32, posX = 197, posY = 177}, -- Muldraugh,  small house 1 ID:862">
            <text:p>{worldX = 35, worldY = 32, posX = 197, posY = 177}, -- Muldraugh, <text:s/>small house 1 ID:862</text:p>
          </table:table-cell>
          <table:table-cell table:formula="of:=MID([.D864];SEARCH(&quot;worldX = &quot;;[.D864])+9;(SEARCH(&quot;worldY = &quot;;[.D864])-SEARCH(&quot;worldX = &quot;;[.D864])-11))" office:value-type="string" office:string-value="35">
            <text:p>35</text:p>
          </table:table-cell>
          <table:table-cell table:formula="of:=MID([.D864];SEARCH(&quot;worldY = &quot;;[.D864])+9;(SEARCH(&quot;posX = &quot;;[.D864])-SEARCH(&quot;worldY = &quot;;[.D864])-11))" office:value-type="string" office:string-value="32">
            <text:p>32</text:p>
          </table:table-cell>
          <table:table-cell table:formula="of:=MID([.D864];(SEARCH(&quot;posX = &quot;;[.D864])+7);(SEARCH(&quot;,&quot;;[.D864];SEARCH(&quot;posX&quot;;[.D864]))-SEARCH(&quot;posX = &quot;;[.D864])-7))" office:value-type="string" office:string-value="197">
            <text:p>197</text:p>
          </table:table-cell>
          <table:table-cell table:formula="of:=IF(LEN([.D864])&lt;60;MID([.D864];(SEARCH(&quot;posY = &quot;;[.D864])+7);(SEARCH(&quot;}&quot;;[.D864];SEARCH(&quot;posY&quot;;[.D864]))-SEARCH(&quot;posY = &quot;;[.D864])-7));MID([.D869];(SEARCH(&quot;posY = &quot;;[.D869])+7);(SEARCH(&quot;}&quot;;[.D869];SEARCH(&quot;posY&quot;;[.D869]))-SEARCH(&quot;posY = &quot;;[.D869])-7)))" office:value-type="string" office:string-value="177">
            <text:p>177</text:p>
          </table:table-cell>
          <table:table-cell table:formula="of:=MID([.D864];SEARCH(&quot;posZ = &quot;;[.D864])+7;(SEARCH(&quot;}&quot;;[.D864])-SEARCH(&quot;posZ = &quot;;[.D86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33, posY = 161}, -- <text:s/>small house 2</text:p>
          </table:table-cell>
          <table:table-cell office:value-type="string">
            <text:p>Muldraugh</text:p>
          </table:table-cell>
          <table:table-cell table:formula="of:=MID([.A865];SEARCH(&quot;--&quot;;[.A865])+2;256)" office:value-type="string" office:string-value="  small house 2">
            <text:p><text:s text:c="2"/>small house 2</text:p>
          </table:table-cell>
          <table:table-cell table:formula="of:=MID([.A865];1;SEARCH(&quot;--&quot;;[.A865])-1)" office:value-type="string" office:string-value="{worldX = 35, worldY = 32, posX = 233, posY = 161}, ">
            <text:p>{worldX = 35, worldY = 32, posX = 233, posY = 16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3">
            <text:p>863</text:p>
          </table:table-cell>
          <table:table-cell table:number-columns-repeated="22"/>
          <table:table-cell table:formula="of:=CONCATENATE([.D865];&quot;-- &quot;;[.B865];&quot;,&quot;;[.C865];&quot; ID:&quot;;[.I865])" office:value-type="string" office:string-value="{worldX = 35, worldY = 32, posX = 233, posY = 161}, -- Muldraugh,  small house 2 ID:863">
            <text:p>{worldX = 35, worldY = 32, posX = 233, posY = 161}, -- Muldraugh, <text:s/>small house 2 ID:863</text:p>
          </table:table-cell>
          <table:table-cell table:formula="of:=MID([.D865];SEARCH(&quot;worldX = &quot;;[.D865])+9;(SEARCH(&quot;worldY = &quot;;[.D865])-SEARCH(&quot;worldX = &quot;;[.D865])-11))" office:value-type="string" office:string-value="35">
            <text:p>35</text:p>
          </table:table-cell>
          <table:table-cell table:formula="of:=MID([.D865];SEARCH(&quot;worldY = &quot;;[.D865])+9;(SEARCH(&quot;posX = &quot;;[.D865])-SEARCH(&quot;worldY = &quot;;[.D865])-11))" office:value-type="string" office:string-value="32">
            <text:p>32</text:p>
          </table:table-cell>
          <table:table-cell table:formula="of:=MID([.D865];(SEARCH(&quot;posX = &quot;;[.D865])+7);(SEARCH(&quot;,&quot;;[.D865];SEARCH(&quot;posX&quot;;[.D865]))-SEARCH(&quot;posX = &quot;;[.D865])-7))" office:value-type="string" office:string-value="233">
            <text:p>233</text:p>
          </table:table-cell>
          <table:table-cell table:formula="of:=IF(LEN([.D865])&lt;60;MID([.D865];(SEARCH(&quot;posY = &quot;;[.D865])+7);(SEARCH(&quot;}&quot;;[.D865];SEARCH(&quot;posY&quot;;[.D865]))-SEARCH(&quot;posY = &quot;;[.D865])-7));MID([.D870];(SEARCH(&quot;posY = &quot;;[.D870])+7);(SEARCH(&quot;}&quot;;[.D870];SEARCH(&quot;posY&quot;;[.D870]))-SEARCH(&quot;posY = &quot;;[.D870])-7)))" office:value-type="string" office:string-value="161">
            <text:p>161</text:p>
          </table:table-cell>
          <table:table-cell table:formula="of:=MID([.D865];SEARCH(&quot;posZ = &quot;;[.D865])+7;(SEARCH(&quot;}&quot;;[.D865])-SEARCH(&quot;posZ = &quot;;[.D86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79, posY = 208}, -- <text:s/>big house 1</text:p>
          </table:table-cell>
          <table:table-cell office:value-type="string">
            <text:p>Muldraugh</text:p>
          </table:table-cell>
          <table:table-cell table:formula="of:=MID([.A866];SEARCH(&quot;--&quot;;[.A866])+2;256)" office:value-type="string" office:string-value="  big house 1">
            <text:p><text:s text:c="2"/>big house 1</text:p>
          </table:table-cell>
          <table:table-cell table:formula="of:=MID([.A866];1;SEARCH(&quot;--&quot;;[.A866])-1)" office:value-type="string" office:string-value="{worldX = 35, worldY = 32, posX = 279, posY = 208}, ">
            <text:p>{worldX = 35, worldY = 32, posX = 279, posY = 208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4">
            <text:p>864</text:p>
          </table:table-cell>
          <table:table-cell table:number-columns-repeated="22"/>
          <table:table-cell table:formula="of:=CONCATENATE([.D866];&quot;-- &quot;;[.B866];&quot;,&quot;;[.C866];&quot; ID:&quot;;[.I866])" office:value-type="string" office:string-value="{worldX = 35, worldY = 32, posX = 279, posY = 208}, -- Muldraugh,  big house 1 ID:864">
            <text:p>{worldX = 35, worldY = 32, posX = 279, posY = 208}, -- Muldraugh, <text:s/>big house 1 ID:864</text:p>
          </table:table-cell>
          <table:table-cell table:formula="of:=MID([.D866];SEARCH(&quot;worldX = &quot;;[.D866])+9;(SEARCH(&quot;worldY = &quot;;[.D866])-SEARCH(&quot;worldX = &quot;;[.D866])-11))" office:value-type="string" office:string-value="35">
            <text:p>35</text:p>
          </table:table-cell>
          <table:table-cell table:formula="of:=MID([.D866];SEARCH(&quot;worldY = &quot;;[.D866])+9;(SEARCH(&quot;posX = &quot;;[.D866])-SEARCH(&quot;worldY = &quot;;[.D866])-11))" office:value-type="string" office:string-value="32">
            <text:p>32</text:p>
          </table:table-cell>
          <table:table-cell table:formula="of:=MID([.D866];(SEARCH(&quot;posX = &quot;;[.D866])+7);(SEARCH(&quot;,&quot;;[.D866];SEARCH(&quot;posX&quot;;[.D866]))-SEARCH(&quot;posX = &quot;;[.D866])-7))" office:value-type="string" office:string-value="279">
            <text:p>279</text:p>
          </table:table-cell>
          <table:table-cell table:formula="of:=IF(LEN([.D866])&lt;60;MID([.D866];(SEARCH(&quot;posY = &quot;;[.D866])+7);(SEARCH(&quot;}&quot;;[.D866];SEARCH(&quot;posY&quot;;[.D866]))-SEARCH(&quot;posY = &quot;;[.D866])-7));MID([.D871];(SEARCH(&quot;posY = &quot;;[.D871])+7);(SEARCH(&quot;}&quot;;[.D871];SEARCH(&quot;posY&quot;;[.D871]))-SEARCH(&quot;posY = &quot;;[.D871])-7)))" office:value-type="string" office:string-value="208">
            <text:p>208</text:p>
          </table:table-cell>
          <table:table-cell table:formula="of:=MID([.D866];SEARCH(&quot;posZ = &quot;;[.D866])+7;(SEARCH(&quot;}&quot;;[.D866])-SEARCH(&quot;posZ = &quot;;[.D86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39, posY = 196}, -- <text:s/>big house 2</text:p>
          </table:table-cell>
          <table:table-cell office:value-type="string">
            <text:p>Muldraugh</text:p>
          </table:table-cell>
          <table:table-cell table:formula="of:=MID([.A867];SEARCH(&quot;--&quot;;[.A867])+2;256)" office:value-type="string" office:string-value="  big house 2">
            <text:p><text:s text:c="2"/>big house 2</text:p>
          </table:table-cell>
          <table:table-cell table:formula="of:=MID([.A867];1;SEARCH(&quot;--&quot;;[.A867])-1)" office:value-type="string" office:string-value="{worldX = 36, worldY = 32, posX = 39, posY = 196}, ">
            <text:p>{worldX = 36, worldY = 32, posX = 39, posY = 196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5">
            <text:p>865</text:p>
          </table:table-cell>
          <table:table-cell table:number-columns-repeated="22"/>
          <table:table-cell table:formula="of:=CONCATENATE([.D867];&quot;-- &quot;;[.B867];&quot;,&quot;;[.C867];&quot; ID:&quot;;[.I867])" office:value-type="string" office:string-value="{worldX = 36, worldY = 32, posX = 39, posY = 196}, -- Muldraugh,  big house 2 ID:865">
            <text:p>{worldX = 36, worldY = 32, posX = 39, posY = 196}, -- Muldraugh, <text:s/>big house 2 ID:865</text:p>
          </table:table-cell>
          <table:table-cell table:formula="of:=MID([.D867];SEARCH(&quot;worldX = &quot;;[.D867])+9;(SEARCH(&quot;worldY = &quot;;[.D867])-SEARCH(&quot;worldX = &quot;;[.D867])-11))" office:value-type="string" office:string-value="36">
            <text:p>36</text:p>
          </table:table-cell>
          <table:table-cell table:formula="of:=MID([.D867];SEARCH(&quot;worldY = &quot;;[.D867])+9;(SEARCH(&quot;posX = &quot;;[.D867])-SEARCH(&quot;worldY = &quot;;[.D867])-11))" office:value-type="string" office:string-value="32">
            <text:p>32</text:p>
          </table:table-cell>
          <table:table-cell table:formula="of:=MID([.D867];(SEARCH(&quot;posX = &quot;;[.D867])+7);(SEARCH(&quot;,&quot;;[.D867];SEARCH(&quot;posX&quot;;[.D867]))-SEARCH(&quot;posX = &quot;;[.D867])-7))" office:value-type="string" office:string-value="39">
            <text:p>39</text:p>
          </table:table-cell>
          <table:table-cell table:formula="of:=IF(LEN([.D867])&lt;60;MID([.D867];(SEARCH(&quot;posY = &quot;;[.D867])+7);(SEARCH(&quot;}&quot;;[.D867];SEARCH(&quot;posY&quot;;[.D867]))-SEARCH(&quot;posY = &quot;;[.D867])-7));MID([.D872];(SEARCH(&quot;posY = &quot;;[.D872])+7);(SEARCH(&quot;}&quot;;[.D872];SEARCH(&quot;posY&quot;;[.D872]))-SEARCH(&quot;posY = &quot;;[.D872])-7)))" office:value-type="string" office:string-value="196">
            <text:p>196</text:p>
          </table:table-cell>
          <table:table-cell table:formula="of:=MID([.D867];SEARCH(&quot;posZ = &quot;;[.D867])+7;(SEARCH(&quot;}&quot;;[.D867])-SEARCH(&quot;posZ = &quot;;[.D86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87, posY = 246}, -- <text:s/>medium house 1</text:p>
          </table:table-cell>
          <table:table-cell office:value-type="string">
            <text:p>Muldraugh</text:p>
          </table:table-cell>
          <table:table-cell table:formula="of:=MID([.A868];SEARCH(&quot;--&quot;;[.A868])+2;256)" office:value-type="string" office:string-value="  medium house 1">
            <text:p><text:s text:c="2"/>medium house 1</text:p>
          </table:table-cell>
          <table:table-cell table:formula="of:=MID([.A868];1;SEARCH(&quot;--&quot;;[.A868])-1)" office:value-type="string" office:string-value="{worldX = 36, worldY = 32, posX = 87, posY = 246}, ">
            <text:p>{worldX = 36, worldY = 32, posX = 87, posY = 246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6">
            <text:p>866</text:p>
          </table:table-cell>
          <table:table-cell table:number-columns-repeated="22"/>
          <table:table-cell table:formula="of:=CONCATENATE([.D868];&quot;-- &quot;;[.B868];&quot;,&quot;;[.C868];&quot; ID:&quot;;[.I868])" office:value-type="string" office:string-value="{worldX = 36, worldY = 32, posX = 87, posY = 246}, -- Muldraugh,  medium house 1 ID:866">
            <text:p>{worldX = 36, worldY = 32, posX = 87, posY = 246}, -- Muldraugh, <text:s/>medium house 1 ID:866</text:p>
          </table:table-cell>
          <table:table-cell table:formula="of:=MID([.D868];SEARCH(&quot;worldX = &quot;;[.D868])+9;(SEARCH(&quot;worldY = &quot;;[.D868])-SEARCH(&quot;worldX = &quot;;[.D868])-11))" office:value-type="string" office:string-value="36">
            <text:p>36</text:p>
          </table:table-cell>
          <table:table-cell table:formula="of:=MID([.D868];SEARCH(&quot;worldY = &quot;;[.D868])+9;(SEARCH(&quot;posX = &quot;;[.D868])-SEARCH(&quot;worldY = &quot;;[.D868])-11))" office:value-type="string" office:string-value="32">
            <text:p>32</text:p>
          </table:table-cell>
          <table:table-cell table:formula="of:=MID([.D868];(SEARCH(&quot;posX = &quot;;[.D868])+7);(SEARCH(&quot;,&quot;;[.D868];SEARCH(&quot;posX&quot;;[.D868]))-SEARCH(&quot;posX = &quot;;[.D868])-7))" office:value-type="string" office:string-value="87">
            <text:p>87</text:p>
          </table:table-cell>
          <table:table-cell table:formula="of:=IF(LEN([.D868])&lt;60;MID([.D868];(SEARCH(&quot;posY = &quot;;[.D868])+7);(SEARCH(&quot;}&quot;;[.D868];SEARCH(&quot;posY&quot;;[.D868]))-SEARCH(&quot;posY = &quot;;[.D868])-7));MID([.D873];(SEARCH(&quot;posY = &quot;;[.D873])+7);(SEARCH(&quot;}&quot;;[.D873];SEARCH(&quot;posY&quot;;[.D873]))-SEARCH(&quot;posY = &quot;;[.D873])-7)))" office:value-type="string" office:string-value="246">
            <text:p>246</text:p>
          </table:table-cell>
          <table:table-cell table:formula="of:=MID([.D868];SEARCH(&quot;posZ = &quot;;[.D868])+7;(SEARCH(&quot;}&quot;;[.D868])-SEARCH(&quot;posZ = &quot;;[.D86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52, posY = 247}, -- <text:s/>medium house 2</text:p>
          </table:table-cell>
          <table:table-cell office:value-type="string">
            <text:p>Muldraugh</text:p>
          </table:table-cell>
          <table:table-cell table:formula="of:=MID([.A869];SEARCH(&quot;--&quot;;[.A869])+2;256)" office:value-type="string" office:string-value="  medium house 2">
            <text:p><text:s text:c="2"/>medium house 2</text:p>
          </table:table-cell>
          <table:table-cell table:formula="of:=MID([.A869];1;SEARCH(&quot;--&quot;;[.A869])-1)" office:value-type="string" office:string-value="{worldX = 36, worldY = 32, posX = 52, posY = 247}, ">
            <text:p>{worldX = 36, worldY = 32, posX = 52, posY = 247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7">
            <text:p>867</text:p>
          </table:table-cell>
          <table:table-cell table:number-columns-repeated="22"/>
          <table:table-cell table:formula="of:=CONCATENATE([.D869];&quot;-- &quot;;[.B869];&quot;,&quot;;[.C869];&quot; ID:&quot;;[.I869])" office:value-type="string" office:string-value="{worldX = 36, worldY = 32, posX = 52, posY = 247}, -- Muldraugh,  medium house 2 ID:867">
            <text:p>{worldX = 36, worldY = 32, posX = 52, posY = 247}, -- Muldraugh, <text:s/>medium house 2 ID:867</text:p>
          </table:table-cell>
          <table:table-cell table:formula="of:=MID([.D869];SEARCH(&quot;worldX = &quot;;[.D869])+9;(SEARCH(&quot;worldY = &quot;;[.D869])-SEARCH(&quot;worldX = &quot;;[.D869])-11))" office:value-type="string" office:string-value="36">
            <text:p>36</text:p>
          </table:table-cell>
          <table:table-cell table:formula="of:=MID([.D869];SEARCH(&quot;worldY = &quot;;[.D869])+9;(SEARCH(&quot;posX = &quot;;[.D869])-SEARCH(&quot;worldY = &quot;;[.D869])-11))" office:value-type="string" office:string-value="32">
            <text:p>32</text:p>
          </table:table-cell>
          <table:table-cell table:formula="of:=MID([.D869];(SEARCH(&quot;posX = &quot;;[.D869])+7);(SEARCH(&quot;,&quot;;[.D869];SEARCH(&quot;posX&quot;;[.D869]))-SEARCH(&quot;posX = &quot;;[.D869])-7))" office:value-type="string" office:string-value="52">
            <text:p>52</text:p>
          </table:table-cell>
          <table:table-cell table:formula="of:=IF(LEN([.D869])&lt;60;MID([.D869];(SEARCH(&quot;posY = &quot;;[.D869])+7);(SEARCH(&quot;}&quot;;[.D869];SEARCH(&quot;posY&quot;;[.D869]))-SEARCH(&quot;posY = &quot;;[.D869])-7));MID([.D874];(SEARCH(&quot;posY = &quot;;[.D874])+7);(SEARCH(&quot;}&quot;;[.D874];SEARCH(&quot;posY&quot;;[.D874]))-SEARCH(&quot;posY = &quot;;[.D874])-7)))" office:value-type="string" office:string-value="247">
            <text:p>247</text:p>
          </table:table-cell>
          <table:table-cell table:formula="of:=MID([.D869];SEARCH(&quot;posZ = &quot;;[.D869])+7;(SEARCH(&quot;}&quot;;[.D869])-SEARCH(&quot;posZ = &quot;;[.D86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90, posY = 273}, -- <text:s/>small house 3</text:p>
          </table:table-cell>
          <table:table-cell office:value-type="string">
            <text:p>Muldraugh</text:p>
          </table:table-cell>
          <table:table-cell table:formula="of:=MID([.A870];SEARCH(&quot;--&quot;;[.A870])+2;256)" office:value-type="string" office:string-value="  small house 3">
            <text:p><text:s text:c="2"/>small house 3</text:p>
          </table:table-cell>
          <table:table-cell table:formula="of:=MID([.A870];1;SEARCH(&quot;--&quot;;[.A870])-1)" office:value-type="string" office:string-value="{worldX = 35, worldY = 32, posX = 190, posY = 273}, ">
            <text:p>{worldX = 35, worldY = 32, posX = 190, posY = 27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8">
            <text:p>868</text:p>
          </table:table-cell>
          <table:table-cell table:number-columns-repeated="22"/>
          <table:table-cell table:formula="of:=CONCATENATE([.D870];&quot;-- &quot;;[.B870];&quot;,&quot;;[.C870];&quot; ID:&quot;;[.I870])" office:value-type="string" office:string-value="{worldX = 35, worldY = 32, posX = 190, posY = 273}, -- Muldraugh,  small house 3 ID:868">
            <text:p>{worldX = 35, worldY = 32, posX = 190, posY = 273}, -- Muldraugh, <text:s/>small house 3 ID:868</text:p>
          </table:table-cell>
          <table:table-cell table:formula="of:=MID([.D870];SEARCH(&quot;worldX = &quot;;[.D870])+9;(SEARCH(&quot;worldY = &quot;;[.D870])-SEARCH(&quot;worldX = &quot;;[.D870])-11))" office:value-type="string" office:string-value="35">
            <text:p>35</text:p>
          </table:table-cell>
          <table:table-cell table:formula="of:=MID([.D870];SEARCH(&quot;worldY = &quot;;[.D870])+9;(SEARCH(&quot;posX = &quot;;[.D870])-SEARCH(&quot;worldY = &quot;;[.D870])-11))" office:value-type="string" office:string-value="32">
            <text:p>32</text:p>
          </table:table-cell>
          <table:table-cell table:formula="of:=MID([.D870];(SEARCH(&quot;posX = &quot;;[.D870])+7);(SEARCH(&quot;,&quot;;[.D870];SEARCH(&quot;posX&quot;;[.D870]))-SEARCH(&quot;posX = &quot;;[.D870])-7))" office:value-type="string" office:string-value="190">
            <text:p>190</text:p>
          </table:table-cell>
          <table:table-cell table:formula="of:=IF(LEN([.D870])&lt;60;MID([.D870];(SEARCH(&quot;posY = &quot;;[.D870])+7);(SEARCH(&quot;}&quot;;[.D870];SEARCH(&quot;posY&quot;;[.D870]))-SEARCH(&quot;posY = &quot;;[.D870])-7));MID([.D875];(SEARCH(&quot;posY = &quot;;[.D875])+7);(SEARCH(&quot;}&quot;;[.D875];SEARCH(&quot;posY&quot;;[.D875]))-SEARCH(&quot;posY = &quot;;[.D875])-7)))" office:value-type="string" office:string-value="273">
            <text:p>273</text:p>
          </table:table-cell>
          <table:table-cell table:formula="of:=MID([.D870];SEARCH(&quot;posZ = &quot;;[.D870])+7;(SEARCH(&quot;}&quot;;[.D870])-SEARCH(&quot;posZ = &quot;;[.D87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195, posY = 293}, -- <text:s/>small house 4</text:p>
          </table:table-cell>
          <table:table-cell office:value-type="string">
            <text:p>Muldraugh</text:p>
          </table:table-cell>
          <table:table-cell table:formula="of:=MID([.A871];SEARCH(&quot;--&quot;;[.A871])+2;256)" office:value-type="string" office:string-value="  small house 4">
            <text:p><text:s text:c="2"/>small house 4</text:p>
          </table:table-cell>
          <table:table-cell table:formula="of:=MID([.A871];1;SEARCH(&quot;--&quot;;[.A871])-1)" office:value-type="string" office:string-value="{worldX = 35, worldY = 32, posX = 195, posY = 293}, ">
            <text:p>{worldX = 35, worldY = 32, posX = 195, posY = 293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69">
            <text:p>869</text:p>
          </table:table-cell>
          <table:table-cell table:number-columns-repeated="22"/>
          <table:table-cell table:formula="of:=CONCATENATE([.D871];&quot;-- &quot;;[.B871];&quot;,&quot;;[.C871];&quot; ID:&quot;;[.I871])" office:value-type="string" office:string-value="{worldX = 35, worldY = 32, posX = 195, posY = 293}, -- Muldraugh,  small house 4 ID:869">
            <text:p>{worldX = 35, worldY = 32, posX = 195, posY = 293}, -- Muldraugh, <text:s/>small house 4 ID:869</text:p>
          </table:table-cell>
          <table:table-cell table:formula="of:=MID([.D871];SEARCH(&quot;worldX = &quot;;[.D871])+9;(SEARCH(&quot;worldY = &quot;;[.D871])-SEARCH(&quot;worldX = &quot;;[.D871])-11))" office:value-type="string" office:string-value="35">
            <text:p>35</text:p>
          </table:table-cell>
          <table:table-cell table:formula="of:=MID([.D871];SEARCH(&quot;worldY = &quot;;[.D871])+9;(SEARCH(&quot;posX = &quot;;[.D871])-SEARCH(&quot;worldY = &quot;;[.D871])-11))" office:value-type="string" office:string-value="32">
            <text:p>32</text:p>
          </table:table-cell>
          <table:table-cell table:formula="of:=MID([.D871];(SEARCH(&quot;posX = &quot;;[.D871])+7);(SEARCH(&quot;,&quot;;[.D871];SEARCH(&quot;posX&quot;;[.D871]))-SEARCH(&quot;posX = &quot;;[.D871])-7))" office:value-type="string" office:string-value="195">
            <text:p>195</text:p>
          </table:table-cell>
          <table:table-cell table:formula="of:=IF(LEN([.D871])&lt;60;MID([.D871];(SEARCH(&quot;posY = &quot;;[.D871])+7);(SEARCH(&quot;}&quot;;[.D871];SEARCH(&quot;posY&quot;;[.D871]))-SEARCH(&quot;posY = &quot;;[.D871])-7));MID([.D876];(SEARCH(&quot;posY = &quot;;[.D876])+7);(SEARCH(&quot;}&quot;;[.D876];SEARCH(&quot;posY&quot;;[.D876]))-SEARCH(&quot;posY = &quot;;[.D876])-7)))" office:value-type="string" office:string-value="293">
            <text:p>293</text:p>
          </table:table-cell>
          <table:table-cell table:formula="of:=MID([.D871];SEARCH(&quot;posZ = &quot;;[.D871])+7;(SEARCH(&quot;}&quot;;[.D871])-SEARCH(&quot;posZ = &quot;;[.D87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254, posY = 14}, -- <text:s/>big house 3</text:p>
          </table:table-cell>
          <table:table-cell office:value-type="string">
            <text:p>Muldraugh</text:p>
          </table:table-cell>
          <table:table-cell table:formula="of:=MID([.A872];SEARCH(&quot;--&quot;;[.A872])+2;256)" office:value-type="string" office:string-value="  big house 3">
            <text:p><text:s text:c="2"/>big house 3</text:p>
          </table:table-cell>
          <table:table-cell table:formula="of:=MID([.A872];1;SEARCH(&quot;--&quot;;[.A872])-1)" office:value-type="string" office:string-value="{worldX = 35, worldY = 33, posX = 254, posY = 14}, ">
            <text:p>{worldX = 35, worldY = 33, posX = 254, posY = 1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0">
            <text:p>870</text:p>
          </table:table-cell>
          <table:table-cell table:number-columns-repeated="22"/>
          <table:table-cell table:formula="of:=CONCATENATE([.D872];&quot;-- &quot;;[.B872];&quot;,&quot;;[.C872];&quot; ID:&quot;;[.I872])" office:value-type="string" office:string-value="{worldX = 35, worldY = 33, posX = 254, posY = 14}, -- Muldraugh,  big house 3 ID:870">
            <text:p>{worldX = 35, worldY = 33, posX = 254, posY = 14}, -- Muldraugh, <text:s/>big house 3 ID:870</text:p>
          </table:table-cell>
          <table:table-cell table:formula="of:=MID([.D872];SEARCH(&quot;worldX = &quot;;[.D872])+9;(SEARCH(&quot;worldY = &quot;;[.D872])-SEARCH(&quot;worldX = &quot;;[.D872])-11))" office:value-type="string" office:string-value="35">
            <text:p>35</text:p>
          </table:table-cell>
          <table:table-cell table:formula="of:=MID([.D872];SEARCH(&quot;worldY = &quot;;[.D872])+9;(SEARCH(&quot;posX = &quot;;[.D872])-SEARCH(&quot;worldY = &quot;;[.D872])-11))" office:value-type="string" office:string-value="33">
            <text:p>33</text:p>
          </table:table-cell>
          <table:table-cell table:formula="of:=MID([.D872];(SEARCH(&quot;posX = &quot;;[.D872])+7);(SEARCH(&quot;,&quot;;[.D872];SEARCH(&quot;posX&quot;;[.D872]))-SEARCH(&quot;posX = &quot;;[.D872])-7))" office:value-type="string" office:string-value="254">
            <text:p>254</text:p>
          </table:table-cell>
          <table:table-cell table:formula="of:=IF(LEN([.D872])&lt;60;MID([.D872];(SEARCH(&quot;posY = &quot;;[.D872])+7);(SEARCH(&quot;}&quot;;[.D872];SEARCH(&quot;posY&quot;;[.D872]))-SEARCH(&quot;posY = &quot;;[.D872])-7));MID([.D877];(SEARCH(&quot;posY = &quot;;[.D877])+7);(SEARCH(&quot;}&quot;;[.D877];SEARCH(&quot;posY&quot;;[.D877]))-SEARCH(&quot;posY = &quot;;[.D877])-7)))" office:value-type="string" office:string-value="14">
            <text:p>14</text:p>
          </table:table-cell>
          <table:table-cell table:formula="of:=MID([.D872];SEARCH(&quot;posZ = &quot;;[.D872])+7;(SEARCH(&quot;}&quot;;[.D872])-SEARCH(&quot;posZ = &quot;;[.D87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2, posX = 279, posY = 278}, -- <text:s/>medium house 3</text:p>
          </table:table-cell>
          <table:table-cell office:value-type="string">
            <text:p>Muldraugh</text:p>
          </table:table-cell>
          <table:table-cell table:formula="of:=MID([.A873];SEARCH(&quot;--&quot;;[.A873])+2;256)" office:value-type="string" office:string-value="  medium house 3">
            <text:p><text:s text:c="2"/>medium house 3</text:p>
          </table:table-cell>
          <table:table-cell table:formula="of:=MID([.A873];1;SEARCH(&quot;--&quot;;[.A873])-1)" office:value-type="string" office:string-value="{worldX = 35, worldY = 32, posX = 279, posY = 278}, ">
            <text:p>{worldX = 35, worldY = 32, posX = 279, posY = 278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1">
            <text:p>871</text:p>
          </table:table-cell>
          <table:table-cell table:number-columns-repeated="22"/>
          <table:table-cell table:formula="of:=CONCATENATE([.D873];&quot;-- &quot;;[.B873];&quot;,&quot;;[.C873];&quot; ID:&quot;;[.I873])" office:value-type="string" office:string-value="{worldX = 35, worldY = 32, posX = 279, posY = 278}, -- Muldraugh,  medium house 3 ID:871">
            <text:p>{worldX = 35, worldY = 32, posX = 279, posY = 278}, -- Muldraugh, <text:s/>medium house 3 ID:871</text:p>
          </table:table-cell>
          <table:table-cell table:formula="of:=MID([.D873];SEARCH(&quot;worldX = &quot;;[.D873])+9;(SEARCH(&quot;worldY = &quot;;[.D873])-SEARCH(&quot;worldX = &quot;;[.D873])-11))" office:value-type="string" office:string-value="35">
            <text:p>35</text:p>
          </table:table-cell>
          <table:table-cell table:formula="of:=MID([.D873];SEARCH(&quot;worldY = &quot;;[.D873])+9;(SEARCH(&quot;posX = &quot;;[.D873])-SEARCH(&quot;worldY = &quot;;[.D873])-11))" office:value-type="string" office:string-value="32">
            <text:p>32</text:p>
          </table:table-cell>
          <table:table-cell table:formula="of:=MID([.D873];(SEARCH(&quot;posX = &quot;;[.D873])+7);(SEARCH(&quot;,&quot;;[.D873];SEARCH(&quot;posX&quot;;[.D873]))-SEARCH(&quot;posX = &quot;;[.D873])-7))" office:value-type="string" office:string-value="279">
            <text:p>279</text:p>
          </table:table-cell>
          <table:table-cell table:formula="of:=IF(LEN([.D873])&lt;60;MID([.D873];(SEARCH(&quot;posY = &quot;;[.D873])+7);(SEARCH(&quot;}&quot;;[.D873];SEARCH(&quot;posY&quot;;[.D873]))-SEARCH(&quot;posY = &quot;;[.D873])-7));MID([.D878];(SEARCH(&quot;posY = &quot;;[.D878])+7);(SEARCH(&quot;}&quot;;[.D878];SEARCH(&quot;posY&quot;;[.D878]))-SEARCH(&quot;posY = &quot;;[.D878])-7)))" office:value-type="string" office:string-value="278">
            <text:p>278</text:p>
          </table:table-cell>
          <table:table-cell table:formula="of:=MID([.D873];SEARCH(&quot;posZ = &quot;;[.D873])+7;(SEARCH(&quot;}&quot;;[.D873])-SEARCH(&quot;posZ = &quot;;[.D87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2, posX = 56, posY = 279}, -- <text:s/>small house 5</text:p>
          </table:table-cell>
          <table:table-cell office:value-type="string">
            <text:p>Muldraugh</text:p>
          </table:table-cell>
          <table:table-cell table:formula="of:=MID([.A874];SEARCH(&quot;--&quot;;[.A874])+2;256)" office:value-type="string" office:string-value="  small house 5">
            <text:p><text:s text:c="2"/>small house 5</text:p>
          </table:table-cell>
          <table:table-cell table:formula="of:=MID([.A874];1;SEARCH(&quot;--&quot;;[.A874])-1)" office:value-type="string" office:string-value="{worldX = 36, worldY = 32, posX = 56, posY = 279}, ">
            <text:p>{worldX = 36, worldY = 32, posX = 56, posY = 279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2">
            <text:p>872</text:p>
          </table:table-cell>
          <table:table-cell table:number-columns-repeated="22"/>
          <table:table-cell table:formula="of:=CONCATENATE([.D874];&quot;-- &quot;;[.B874];&quot;,&quot;;[.C874];&quot; ID:&quot;;[.I874])" office:value-type="string" office:string-value="{worldX = 36, worldY = 32, posX = 56, posY = 279}, -- Muldraugh,  small house 5 ID:872">
            <text:p>{worldX = 36, worldY = 32, posX = 56, posY = 279}, -- Muldraugh, <text:s/>small house 5 ID:872</text:p>
          </table:table-cell>
          <table:table-cell table:formula="of:=MID([.D874];SEARCH(&quot;worldX = &quot;;[.D874])+9;(SEARCH(&quot;worldY = &quot;;[.D874])-SEARCH(&quot;worldX = &quot;;[.D874])-11))" office:value-type="string" office:string-value="36">
            <text:p>36</text:p>
          </table:table-cell>
          <table:table-cell table:formula="of:=MID([.D874];SEARCH(&quot;worldY = &quot;;[.D874])+9;(SEARCH(&quot;posX = &quot;;[.D874])-SEARCH(&quot;worldY = &quot;;[.D874])-11))" office:value-type="string" office:string-value="32">
            <text:p>32</text:p>
          </table:table-cell>
          <table:table-cell table:formula="of:=MID([.D874];(SEARCH(&quot;posX = &quot;;[.D874])+7);(SEARCH(&quot;,&quot;;[.D874];SEARCH(&quot;posX&quot;;[.D874]))-SEARCH(&quot;posX = &quot;;[.D874])-7))" office:value-type="string" office:string-value="56">
            <text:p>56</text:p>
          </table:table-cell>
          <table:table-cell table:formula="of:=IF(LEN([.D874])&lt;60;MID([.D874];(SEARCH(&quot;posY = &quot;;[.D874])+7);(SEARCH(&quot;}&quot;;[.D874];SEARCH(&quot;posY&quot;;[.D874]))-SEARCH(&quot;posY = &quot;;[.D874])-7));MID([.D879];(SEARCH(&quot;posY = &quot;;[.D879])+7);(SEARCH(&quot;}&quot;;[.D879];SEARCH(&quot;posY&quot;;[.D879]))-SEARCH(&quot;posY = &quot;;[.D879])-7)))" office:value-type="string" office:string-value="279">
            <text:p>279</text:p>
          </table:table-cell>
          <table:table-cell table:formula="of:=MID([.D874];SEARCH(&quot;posZ = &quot;;[.D874])+7;(SEARCH(&quot;}&quot;;[.D874])-SEARCH(&quot;posZ = &quot;;[.D87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84, posY = 20}, -- <text:s/>small house 6</text:p>
          </table:table-cell>
          <table:table-cell office:value-type="string">
            <text:p>Muldraugh</text:p>
          </table:table-cell>
          <table:table-cell table:formula="of:=MID([.A875];SEARCH(&quot;--&quot;;[.A875])+2;256)" office:value-type="string" office:string-value="  small house 6">
            <text:p><text:s text:c="2"/>small house 6</text:p>
          </table:table-cell>
          <table:table-cell table:formula="of:=MID([.A875];1;SEARCH(&quot;--&quot;;[.A875])-1)" office:value-type="string" office:string-value="{worldX = 36, worldY = 33, posX = 84, posY = 20}, ">
            <text:p>{worldX = 36, worldY = 33, posX = 84, posY = 2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3">
            <text:p>873</text:p>
          </table:table-cell>
          <table:table-cell table:number-columns-repeated="22"/>
          <table:table-cell table:formula="of:=CONCATENATE([.D875];&quot;-- &quot;;[.B875];&quot;,&quot;;[.C875];&quot; ID:&quot;;[.I875])" office:value-type="string" office:string-value="{worldX = 36, worldY = 33, posX = 84, posY = 20}, -- Muldraugh,  small house 6 ID:873">
            <text:p>{worldX = 36, worldY = 33, posX = 84, posY = 20}, -- Muldraugh, <text:s/>small house 6 ID:873</text:p>
          </table:table-cell>
          <table:table-cell table:formula="of:=MID([.D875];SEARCH(&quot;worldX = &quot;;[.D875])+9;(SEARCH(&quot;worldY = &quot;;[.D875])-SEARCH(&quot;worldX = &quot;;[.D875])-11))" office:value-type="string" office:string-value="36">
            <text:p>36</text:p>
          </table:table-cell>
          <table:table-cell table:formula="of:=MID([.D875];SEARCH(&quot;worldY = &quot;;[.D875])+9;(SEARCH(&quot;posX = &quot;;[.D875])-SEARCH(&quot;worldY = &quot;;[.D875])-11))" office:value-type="string" office:string-value="33">
            <text:p>33</text:p>
          </table:table-cell>
          <table:table-cell table:formula="of:=MID([.D875];(SEARCH(&quot;posX = &quot;;[.D875])+7);(SEARCH(&quot;,&quot;;[.D875];SEARCH(&quot;posX&quot;;[.D875]))-SEARCH(&quot;posX = &quot;;[.D875])-7))" office:value-type="string" office:string-value="84">
            <text:p>84</text:p>
          </table:table-cell>
          <table:table-cell table:formula="of:=IF(LEN([.D875])&lt;60;MID([.D875];(SEARCH(&quot;posY = &quot;;[.D875])+7);(SEARCH(&quot;}&quot;;[.D875];SEARCH(&quot;posY&quot;;[.D875]))-SEARCH(&quot;posY = &quot;;[.D875])-7));MID([.D880];(SEARCH(&quot;posY = &quot;;[.D880])+7);(SEARCH(&quot;}&quot;;[.D880];SEARCH(&quot;posY&quot;;[.D880]))-SEARCH(&quot;posY = &quot;;[.D880])-7)))" office:value-type="string" office:string-value="20">
            <text:p>20</text:p>
          </table:table-cell>
          <table:table-cell table:formula="of:=MID([.D875];SEARCH(&quot;posZ = &quot;;[.D875])+7;(SEARCH(&quot;}&quot;;[.D875])-SEARCH(&quot;posZ = &quot;;[.D87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85, posY = 56}, -- <text:s/>small house 7</text:p>
          </table:table-cell>
          <table:table-cell office:value-type="string">
            <text:p>Muldraugh</text:p>
          </table:table-cell>
          <table:table-cell table:formula="of:=MID([.A876];SEARCH(&quot;--&quot;;[.A876])+2;256)" office:value-type="string" office:string-value="  small house 7">
            <text:p><text:s text:c="2"/>small house 7</text:p>
          </table:table-cell>
          <table:table-cell table:formula="of:=MID([.A876];1;SEARCH(&quot;--&quot;;[.A876])-1)" office:value-type="string" office:string-value="{worldX = 36, worldY = 33, posX = 85, posY = 56}, ">
            <text:p>{worldX = 36, worldY = 33, posX = 85, posY = 56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4">
            <text:p>874</text:p>
          </table:table-cell>
          <table:table-cell table:number-columns-repeated="22"/>
          <table:table-cell table:formula="of:=CONCATENATE([.D876];&quot;-- &quot;;[.B876];&quot;,&quot;;[.C876];&quot; ID:&quot;;[.I876])" office:value-type="string" office:string-value="{worldX = 36, worldY = 33, posX = 85, posY = 56}, -- Muldraugh,  small house 7 ID:874">
            <text:p>{worldX = 36, worldY = 33, posX = 85, posY = 56}, -- Muldraugh, <text:s/>small house 7 ID:874</text:p>
          </table:table-cell>
          <table:table-cell table:formula="of:=MID([.D876];SEARCH(&quot;worldX = &quot;;[.D876])+9;(SEARCH(&quot;worldY = &quot;;[.D876])-SEARCH(&quot;worldX = &quot;;[.D876])-11))" office:value-type="string" office:string-value="36">
            <text:p>36</text:p>
          </table:table-cell>
          <table:table-cell table:formula="of:=MID([.D876];SEARCH(&quot;worldY = &quot;;[.D876])+9;(SEARCH(&quot;posX = &quot;;[.D876])-SEARCH(&quot;worldY = &quot;;[.D876])-11))" office:value-type="string" office:string-value="33">
            <text:p>33</text:p>
          </table:table-cell>
          <table:table-cell table:formula="of:=MID([.D876];(SEARCH(&quot;posX = &quot;;[.D876])+7);(SEARCH(&quot;,&quot;;[.D876];SEARCH(&quot;posX&quot;;[.D876]))-SEARCH(&quot;posX = &quot;;[.D876])-7))" office:value-type="string" office:string-value="85">
            <text:p>85</text:p>
          </table:table-cell>
          <table:table-cell table:formula="of:=IF(LEN([.D876])&lt;60;MID([.D876];(SEARCH(&quot;posY = &quot;;[.D876])+7);(SEARCH(&quot;}&quot;;[.D876];SEARCH(&quot;posY&quot;;[.D876]))-SEARCH(&quot;posY = &quot;;[.D876])-7));MID([.D881];(SEARCH(&quot;posY = &quot;;[.D881])+7);(SEARCH(&quot;}&quot;;[.D881];SEARCH(&quot;posY&quot;;[.D881]))-SEARCH(&quot;posY = &quot;;[.D881])-7)))" office:value-type="string" office:string-value="56">
            <text:p>56</text:p>
          </table:table-cell>
          <table:table-cell table:formula="of:=MID([.D876];SEARCH(&quot;posZ = &quot;;[.D876])+7;(SEARCH(&quot;}&quot;;[.D876])-SEARCH(&quot;posZ = &quot;;[.D876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109, posY = 95}, -- <text:s/>medium house 4</text:p>
          </table:table-cell>
          <table:table-cell office:value-type="string">
            <text:p>Muldraugh</text:p>
          </table:table-cell>
          <table:table-cell table:formula="of:=MID([.A877];SEARCH(&quot;--&quot;;[.A877])+2;256)" office:value-type="string" office:string-value="  medium house 4">
            <text:p><text:s text:c="2"/>medium house 4</text:p>
          </table:table-cell>
          <table:table-cell table:formula="of:=MID([.A877];1;SEARCH(&quot;--&quot;;[.A877])-1)" office:value-type="string" office:string-value="{worldX = 36, worldY = 33, posX = 109, posY = 95}, ">
            <text:p>{worldX = 36, worldY = 33, posX = 109, posY = 95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5">
            <text:p>875</text:p>
          </table:table-cell>
          <table:table-cell table:number-columns-repeated="22"/>
          <table:table-cell table:formula="of:=CONCATENATE([.D877];&quot;-- &quot;;[.B877];&quot;,&quot;;[.C877];&quot; ID:&quot;;[.I877])" office:value-type="string" office:string-value="{worldX = 36, worldY = 33, posX = 109, posY = 95}, -- Muldraugh,  medium house 4 ID:875">
            <text:p>{worldX = 36, worldY = 33, posX = 109, posY = 95}, -- Muldraugh, <text:s/>medium house 4 ID:875</text:p>
          </table:table-cell>
          <table:table-cell table:formula="of:=MID([.D877];SEARCH(&quot;worldX = &quot;;[.D877])+9;(SEARCH(&quot;worldY = &quot;;[.D877])-SEARCH(&quot;worldX = &quot;;[.D877])-11))" office:value-type="string" office:string-value="36">
            <text:p>36</text:p>
          </table:table-cell>
          <table:table-cell table:formula="of:=MID([.D877];SEARCH(&quot;worldY = &quot;;[.D877])+9;(SEARCH(&quot;posX = &quot;;[.D877])-SEARCH(&quot;worldY = &quot;;[.D877])-11))" office:value-type="string" office:string-value="33">
            <text:p>33</text:p>
          </table:table-cell>
          <table:table-cell table:formula="of:=MID([.D877];(SEARCH(&quot;posX = &quot;;[.D877])+7);(SEARCH(&quot;,&quot;;[.D877];SEARCH(&quot;posX&quot;;[.D877]))-SEARCH(&quot;posX = &quot;;[.D877])-7))" office:value-type="string" office:string-value="109">
            <text:p>109</text:p>
          </table:table-cell>
          <table:table-cell table:formula="of:=IF(LEN([.D877])&lt;60;MID([.D877];(SEARCH(&quot;posY = &quot;;[.D877])+7);(SEARCH(&quot;}&quot;;[.D877];SEARCH(&quot;posY&quot;;[.D877]))-SEARCH(&quot;posY = &quot;;[.D877])-7));MID([.D882];(SEARCH(&quot;posY = &quot;;[.D882])+7);(SEARCH(&quot;}&quot;;[.D882];SEARCH(&quot;posY&quot;;[.D882]))-SEARCH(&quot;posY = &quot;;[.D882])-7)))" office:value-type="string" office:string-value="95">
            <text:p>95</text:p>
          </table:table-cell>
          <table:table-cell table:formula="of:=MID([.D877];SEARCH(&quot;posZ = &quot;;[.D877])+7;(SEARCH(&quot;}&quot;;[.D877])-SEARCH(&quot;posZ = &quot;;[.D877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110, posY = 134}, -- <text:s/>medium house 5</text:p>
          </table:table-cell>
          <table:table-cell office:value-type="string">
            <text:p>Muldraugh</text:p>
          </table:table-cell>
          <table:table-cell table:formula="of:=MID([.A878];SEARCH(&quot;--&quot;;[.A878])+2;256)" office:value-type="string" office:string-value="  medium house 5">
            <text:p><text:s text:c="2"/>medium house 5</text:p>
          </table:table-cell>
          <table:table-cell table:formula="of:=MID([.A878];1;SEARCH(&quot;--&quot;;[.A878])-1)" office:value-type="string" office:string-value="{worldX = 36, worldY = 33, posX = 110, posY = 134}, ">
            <text:p>{worldX = 36, worldY = 33, posX = 110, posY = 134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6">
            <text:p>876</text:p>
          </table:table-cell>
          <table:table-cell table:number-columns-repeated="22"/>
          <table:table-cell table:formula="of:=CONCATENATE([.D878];&quot;-- &quot;;[.B878];&quot;,&quot;;[.C878];&quot; ID:&quot;;[.I878])" office:value-type="string" office:string-value="{worldX = 36, worldY = 33, posX = 110, posY = 134}, -- Muldraugh,  medium house 5 ID:876">
            <text:p>{worldX = 36, worldY = 33, posX = 110, posY = 134}, -- Muldraugh, <text:s/>medium house 5 ID:876</text:p>
          </table:table-cell>
          <table:table-cell table:formula="of:=MID([.D878];SEARCH(&quot;worldX = &quot;;[.D878])+9;(SEARCH(&quot;worldY = &quot;;[.D878])-SEARCH(&quot;worldX = &quot;;[.D878])-11))" office:value-type="string" office:string-value="36">
            <text:p>36</text:p>
          </table:table-cell>
          <table:table-cell table:formula="of:=MID([.D878];SEARCH(&quot;worldY = &quot;;[.D878])+9;(SEARCH(&quot;posX = &quot;;[.D878])-SEARCH(&quot;worldY = &quot;;[.D878])-11))" office:value-type="string" office:string-value="33">
            <text:p>33</text:p>
          </table:table-cell>
          <table:table-cell table:formula="of:=MID([.D878];(SEARCH(&quot;posX = &quot;;[.D878])+7);(SEARCH(&quot;,&quot;;[.D878];SEARCH(&quot;posX&quot;;[.D878]))-SEARCH(&quot;posX = &quot;;[.D878])-7))" office:value-type="string" office:string-value="110">
            <text:p>110</text:p>
          </table:table-cell>
          <table:table-cell table:formula="of:=IF(LEN([.D878])&lt;60;MID([.D878];(SEARCH(&quot;posY = &quot;;[.D878])+7);(SEARCH(&quot;}&quot;;[.D878];SEARCH(&quot;posY&quot;;[.D878]))-SEARCH(&quot;posY = &quot;;[.D878])-7));MID([.D883];(SEARCH(&quot;posY = &quot;;[.D883])+7);(SEARCH(&quot;}&quot;;[.D883];SEARCH(&quot;posY&quot;;[.D883]))-SEARCH(&quot;posY = &quot;;[.D883])-7)))" office:value-type="string" office:string-value="134">
            <text:p>134</text:p>
          </table:table-cell>
          <table:table-cell table:formula="of:=MID([.D878];SEARCH(&quot;posZ = &quot;;[.D878])+7;(SEARCH(&quot;}&quot;;[.D878])-SEARCH(&quot;posZ = &quot;;[.D878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6, posY = 117}, -- <text:s/>medium house 6</text:p>
          </table:table-cell>
          <table:table-cell office:value-type="string">
            <text:p>Muldraugh</text:p>
          </table:table-cell>
          <table:table-cell table:formula="of:=MID([.A879];SEARCH(&quot;--&quot;;[.A879])+2;256)" office:value-type="string" office:string-value="  medium house 6">
            <text:p><text:s text:c="2"/>medium house 6</text:p>
          </table:table-cell>
          <table:table-cell table:formula="of:=MID([.A879];1;SEARCH(&quot;--&quot;;[.A879])-1)" office:value-type="string" office:string-value="{worldX = 36, worldY = 33, posX = 6, posY = 117}, ">
            <text:p>{worldX = 36, worldY = 33, posX = 6, posY = 117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7">
            <text:p>877</text:p>
          </table:table-cell>
          <table:table-cell table:number-columns-repeated="22"/>
          <table:table-cell table:formula="of:=CONCATENATE([.D879];&quot;-- &quot;;[.B879];&quot;,&quot;;[.C879];&quot; ID:&quot;;[.I879])" office:value-type="string" office:string-value="{worldX = 36, worldY = 33, posX = 6, posY = 117}, -- Muldraugh,  medium house 6 ID:877">
            <text:p>{worldX = 36, worldY = 33, posX = 6, posY = 117}, -- Muldraugh, <text:s/>medium house 6 ID:877</text:p>
          </table:table-cell>
          <table:table-cell table:formula="of:=MID([.D879];SEARCH(&quot;worldX = &quot;;[.D879])+9;(SEARCH(&quot;worldY = &quot;;[.D879])-SEARCH(&quot;worldX = &quot;;[.D879])-11))" office:value-type="string" office:string-value="36">
            <text:p>36</text:p>
          </table:table-cell>
          <table:table-cell table:formula="of:=MID([.D879];SEARCH(&quot;worldY = &quot;;[.D879])+9;(SEARCH(&quot;posX = &quot;;[.D879])-SEARCH(&quot;worldY = &quot;;[.D879])-11))" office:value-type="string" office:string-value="33">
            <text:p>33</text:p>
          </table:table-cell>
          <table:table-cell table:formula="of:=MID([.D879];(SEARCH(&quot;posX = &quot;;[.D879])+7);(SEARCH(&quot;,&quot;;[.D879];SEARCH(&quot;posX&quot;;[.D879]))-SEARCH(&quot;posX = &quot;;[.D879])-7))" office:value-type="string" office:string-value="6">
            <text:p>6</text:p>
          </table:table-cell>
          <table:table-cell table:formula="of:=IF(LEN([.D879])&lt;60;MID([.D879];(SEARCH(&quot;posY = &quot;;[.D879])+7);(SEARCH(&quot;}&quot;;[.D879];SEARCH(&quot;posY&quot;;[.D879]))-SEARCH(&quot;posY = &quot;;[.D879])-7));MID([.D884];(SEARCH(&quot;posY = &quot;;[.D884])+7);(SEARCH(&quot;}&quot;;[.D884];SEARCH(&quot;posY&quot;;[.D884]))-SEARCH(&quot;posY = &quot;;[.D884])-7)))" office:value-type="string" office:string-value="117">
            <text:p>117</text:p>
          </table:table-cell>
          <table:table-cell table:formula="of:=MID([.D879];SEARCH(&quot;posZ = &quot;;[.D879])+7;(SEARCH(&quot;}&quot;;[.D879])-SEARCH(&quot;posZ = &quot;;[.D879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237, posY = 91}, -- <text:s/>small house 8</text:p>
          </table:table-cell>
          <table:table-cell office:value-type="string">
            <text:p>Muldraugh</text:p>
          </table:table-cell>
          <table:table-cell table:formula="of:=MID([.A880];SEARCH(&quot;--&quot;;[.A880])+2;256)" office:value-type="string" office:string-value="  small house 8">
            <text:p><text:s text:c="2"/>small house 8</text:p>
          </table:table-cell>
          <table:table-cell table:formula="of:=MID([.A880];1;SEARCH(&quot;--&quot;;[.A880])-1)" office:value-type="string" office:string-value="{worldX = 35, worldY = 33, posX = 237, posY = 91}, ">
            <text:p>{worldX = 35, worldY = 33, posX = 237, posY = 91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8">
            <text:p>878</text:p>
          </table:table-cell>
          <table:table-cell table:number-columns-repeated="22"/>
          <table:table-cell table:formula="of:=CONCATENATE([.D880];&quot;-- &quot;;[.B880];&quot;,&quot;;[.C880];&quot; ID:&quot;;[.I880])" office:value-type="string" office:string-value="{worldX = 35, worldY = 33, posX = 237, posY = 91}, -- Muldraugh,  small house 8 ID:878">
            <text:p>{worldX = 35, worldY = 33, posX = 237, posY = 91}, -- Muldraugh, <text:s/>small house 8 ID:878</text:p>
          </table:table-cell>
          <table:table-cell table:formula="of:=MID([.D880];SEARCH(&quot;worldX = &quot;;[.D880])+9;(SEARCH(&quot;worldY = &quot;;[.D880])-SEARCH(&quot;worldX = &quot;;[.D880])-11))" office:value-type="string" office:string-value="35">
            <text:p>35</text:p>
          </table:table-cell>
          <table:table-cell table:formula="of:=MID([.D880];SEARCH(&quot;worldY = &quot;;[.D880])+9;(SEARCH(&quot;posX = &quot;;[.D880])-SEARCH(&quot;worldY = &quot;;[.D880])-11))" office:value-type="string" office:string-value="33">
            <text:p>33</text:p>
          </table:table-cell>
          <table:table-cell table:formula="of:=MID([.D880];(SEARCH(&quot;posX = &quot;;[.D880])+7);(SEARCH(&quot;,&quot;;[.D880];SEARCH(&quot;posX&quot;;[.D880]))-SEARCH(&quot;posX = &quot;;[.D880])-7))" office:value-type="string" office:string-value="237">
            <text:p>237</text:p>
          </table:table-cell>
          <table:table-cell table:formula="of:=IF(LEN([.D880])&lt;60;MID([.D880];(SEARCH(&quot;posY = &quot;;[.D880])+7);(SEARCH(&quot;}&quot;;[.D880];SEARCH(&quot;posY&quot;;[.D880]))-SEARCH(&quot;posY = &quot;;[.D880])-7));MID([.D885];(SEARCH(&quot;posY = &quot;;[.D885])+7);(SEARCH(&quot;}&quot;;[.D885];SEARCH(&quot;posY&quot;;[.D885]))-SEARCH(&quot;posY = &quot;;[.D885])-7)))" office:value-type="string" office:string-value="91">
            <text:p>91</text:p>
          </table:table-cell>
          <table:table-cell table:formula="of:=MID([.D880];SEARCH(&quot;posZ = &quot;;[.D880])+7;(SEARCH(&quot;}&quot;;[.D880])-SEARCH(&quot;posZ = &quot;;[.D880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73, posY = 218}, -- <text:s/>big house 4</text:p>
          </table:table-cell>
          <table:table-cell office:value-type="string">
            <text:p>Muldraugh</text:p>
          </table:table-cell>
          <table:table-cell table:formula="of:=MID([.A881];SEARCH(&quot;--&quot;;[.A881])+2;256)" office:value-type="string" office:string-value="  big house 4">
            <text:p><text:s text:c="2"/>big house 4</text:p>
          </table:table-cell>
          <table:table-cell table:formula="of:=MID([.A881];1;SEARCH(&quot;--&quot;;[.A881])-1)" office:value-type="string" office:string-value="{worldX = 36, worldY = 33, posX = 73, posY = 218}, ">
            <text:p>{worldX = 36, worldY = 33, posX = 73, posY = 218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79">
            <text:p>879</text:p>
          </table:table-cell>
          <table:table-cell table:number-columns-repeated="22"/>
          <table:table-cell table:formula="of:=CONCATENATE([.D881];&quot;-- &quot;;[.B881];&quot;,&quot;;[.C881];&quot; ID:&quot;;[.I881])" office:value-type="string" office:string-value="{worldX = 36, worldY = 33, posX = 73, posY = 218}, -- Muldraugh,  big house 4 ID:879">
            <text:p>{worldX = 36, worldY = 33, posX = 73, posY = 218}, -- Muldraugh, <text:s/>big house 4 ID:879</text:p>
          </table:table-cell>
          <table:table-cell table:formula="of:=MID([.D881];SEARCH(&quot;worldX = &quot;;[.D881])+9;(SEARCH(&quot;worldY = &quot;;[.D881])-SEARCH(&quot;worldX = &quot;;[.D881])-11))" office:value-type="string" office:string-value="36">
            <text:p>36</text:p>
          </table:table-cell>
          <table:table-cell table:formula="of:=MID([.D881];SEARCH(&quot;worldY = &quot;;[.D881])+9;(SEARCH(&quot;posX = &quot;;[.D881])-SEARCH(&quot;worldY = &quot;;[.D881])-11))" office:value-type="string" office:string-value="33">
            <text:p>33</text:p>
          </table:table-cell>
          <table:table-cell table:formula="of:=MID([.D881];(SEARCH(&quot;posX = &quot;;[.D881])+7);(SEARCH(&quot;,&quot;;[.D881];SEARCH(&quot;posX&quot;;[.D881]))-SEARCH(&quot;posX = &quot;;[.D881])-7))" office:value-type="string" office:string-value="73">
            <text:p>73</text:p>
          </table:table-cell>
          <table:table-cell table:formula="of:=IF(LEN([.D881])&lt;60;MID([.D881];(SEARCH(&quot;posY = &quot;;[.D881])+7);(SEARCH(&quot;}&quot;;[.D881];SEARCH(&quot;posY&quot;;[.D881]))-SEARCH(&quot;posY = &quot;;[.D881])-7));MID([.D886];(SEARCH(&quot;posY = &quot;;[.D886])+7);(SEARCH(&quot;}&quot;;[.D886];SEARCH(&quot;posY&quot;;[.D886]))-SEARCH(&quot;posY = &quot;;[.D886])-7)))" office:value-type="string" office:string-value="218">
            <text:p>218</text:p>
          </table:table-cell>
          <table:table-cell table:formula="of:=MID([.D881];SEARCH(&quot;posZ = &quot;;[.D881])+7;(SEARCH(&quot;}&quot;;[.D881])-SEARCH(&quot;posZ = &quot;;[.D881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3, posX = 40, posY = 284}, -- <text:s/>big house 5</text:p>
          </table:table-cell>
          <table:table-cell office:value-type="string">
            <text:p>Muldraugh</text:p>
          </table:table-cell>
          <table:table-cell table:formula="of:=MID([.A882];SEARCH(&quot;--&quot;;[.A882])+2;256)" office:value-type="string" office:string-value="  big house 5">
            <text:p><text:s text:c="2"/>big house 5</text:p>
          </table:table-cell>
          <table:table-cell table:formula="of:=MID([.A882];1;SEARCH(&quot;--&quot;;[.A882])-1)" office:value-type="string" office:string-value="{worldX = 36, worldY = 33, posX = 40, posY = 284}, ">
            <text:p>{worldX = 36, worldY = 33, posX = 40, posY = 284}, </text:p>
          </table:table-cell>
          <table:table-cell office:value-type="string">
            <text:p>Home</text:p>
          </table:table-cell>
          <table:table-cell office:value-type="string">
            <text:p>High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80">
            <text:p>880</text:p>
          </table:table-cell>
          <table:table-cell table:number-columns-repeated="22"/>
          <table:table-cell table:formula="of:=CONCATENATE([.D882];&quot;-- &quot;;[.B882];&quot;,&quot;;[.C882];&quot; ID:&quot;;[.I882])" office:value-type="string" office:string-value="{worldX = 36, worldY = 33, posX = 40, posY = 284}, -- Muldraugh,  big house 5 ID:880">
            <text:p>{worldX = 36, worldY = 33, posX = 40, posY = 284}, -- Muldraugh, <text:s/>big house 5 ID:880</text:p>
          </table:table-cell>
          <table:table-cell table:formula="of:=MID([.D882];SEARCH(&quot;worldX = &quot;;[.D882])+9;(SEARCH(&quot;worldY = &quot;;[.D882])-SEARCH(&quot;worldX = &quot;;[.D882])-11))" office:value-type="string" office:string-value="36">
            <text:p>36</text:p>
          </table:table-cell>
          <table:table-cell table:formula="of:=MID([.D882];SEARCH(&quot;worldY = &quot;;[.D882])+9;(SEARCH(&quot;posX = &quot;;[.D882])-SEARCH(&quot;worldY = &quot;;[.D882])-11))" office:value-type="string" office:string-value="33">
            <text:p>33</text:p>
          </table:table-cell>
          <table:table-cell table:formula="of:=MID([.D882];(SEARCH(&quot;posX = &quot;;[.D882])+7);(SEARCH(&quot;,&quot;;[.D882];SEARCH(&quot;posX&quot;;[.D882]))-SEARCH(&quot;posX = &quot;;[.D882])-7))" office:value-type="string" office:string-value="40">
            <text:p>40</text:p>
          </table:table-cell>
          <table:table-cell table:formula="of:=IF(LEN([.D882])&lt;60;MID([.D882];(SEARCH(&quot;posY = &quot;;[.D882])+7);(SEARCH(&quot;}&quot;;[.D882];SEARCH(&quot;posY&quot;;[.D882]))-SEARCH(&quot;posY = &quot;;[.D882])-7));MID([.D887];(SEARCH(&quot;posY = &quot;;[.D887])+7);(SEARCH(&quot;}&quot;;[.D887];SEARCH(&quot;posY&quot;;[.D887]))-SEARCH(&quot;posY = &quot;;[.D887])-7)))" office:value-type="string" office:string-value="284">
            <text:p>284</text:p>
          </table:table-cell>
          <table:table-cell table:formula="of:=MID([.D882];SEARCH(&quot;posZ = &quot;;[.D882])+7;(SEARCH(&quot;}&quot;;[.D882])-SEARCH(&quot;posZ = &quot;;[.D882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3, posX = 221, posY = 275}, -- <text:s/>small house 9</text:p>
          </table:table-cell>
          <table:table-cell office:value-type="string">
            <text:p>Muldraugh</text:p>
          </table:table-cell>
          <table:table-cell table:formula="of:=MID([.A883];SEARCH(&quot;--&quot;;[.A883])+2;256)" office:value-type="string" office:string-value="  small house 9">
            <text:p><text:s text:c="2"/>small house 9</text:p>
          </table:table-cell>
          <table:table-cell table:formula="of:=MID([.A883];1;SEARCH(&quot;--&quot;;[.A883])-1)" office:value-type="string" office:string-value="{worldX = 35, worldY = 33, posX = 221, posY = 275}, ">
            <text:p>{worldX = 35, worldY = 33, posX = 221, posY = 27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81">
            <text:p>881</text:p>
          </table:table-cell>
          <table:table-cell table:number-columns-repeated="22"/>
          <table:table-cell table:formula="of:=CONCATENATE([.D883];&quot;-- &quot;;[.B883];&quot;,&quot;;[.C883];&quot; ID:&quot;;[.I883])" office:value-type="string" office:string-value="{worldX = 35, worldY = 33, posX = 221, posY = 275}, -- Muldraugh,  small house 9 ID:881">
            <text:p>{worldX = 35, worldY = 33, posX = 221, posY = 275}, -- Muldraugh, <text:s/>small house 9 ID:881</text:p>
          </table:table-cell>
          <table:table-cell table:formula="of:=MID([.D883];SEARCH(&quot;worldX = &quot;;[.D883])+9;(SEARCH(&quot;worldY = &quot;;[.D883])-SEARCH(&quot;worldX = &quot;;[.D883])-11))" office:value-type="string" office:string-value="35">
            <text:p>35</text:p>
          </table:table-cell>
          <table:table-cell table:formula="of:=MID([.D883];SEARCH(&quot;worldY = &quot;;[.D883])+9;(SEARCH(&quot;posX = &quot;;[.D883])-SEARCH(&quot;worldY = &quot;;[.D883])-11))" office:value-type="string" office:string-value="33">
            <text:p>33</text:p>
          </table:table-cell>
          <table:table-cell table:formula="of:=MID([.D883];(SEARCH(&quot;posX = &quot;;[.D883])+7);(SEARCH(&quot;,&quot;;[.D883];SEARCH(&quot;posX&quot;;[.D883]))-SEARCH(&quot;posX = &quot;;[.D883])-7))" office:value-type="string" office:string-value="221">
            <text:p>221</text:p>
          </table:table-cell>
          <table:table-cell table:formula="of:=IF(LEN([.D883])&lt;60;MID([.D883];(SEARCH(&quot;posY = &quot;;[.D883])+7);(SEARCH(&quot;}&quot;;[.D883];SEARCH(&quot;posY&quot;;[.D883]))-SEARCH(&quot;posY = &quot;;[.D883])-7));MID([.D888];(SEARCH(&quot;posY = &quot;;[.D888])+7);(SEARCH(&quot;}&quot;;[.D888];SEARCH(&quot;posY&quot;;[.D888]))-SEARCH(&quot;posY = &quot;;[.D888])-7)))" office:value-type="string" office:string-value="275">
            <text:p>275</text:p>
          </table:table-cell>
          <table:table-cell table:formula="of:=MID([.D883];SEARCH(&quot;posZ = &quot;;[.D883])+7;(SEARCH(&quot;}&quot;;[.D883])-SEARCH(&quot;posZ = &quot;;[.D883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4, posX = 53, posY = 84}, -- <text:s/>medium house 7</text:p>
          </table:table-cell>
          <table:table-cell office:value-type="string">
            <text:p>Muldraugh</text:p>
          </table:table-cell>
          <table:table-cell table:formula="of:=MID([.A884];SEARCH(&quot;--&quot;;[.A884])+2;256)" office:value-type="string" office:string-value="  medium house 7">
            <text:p><text:s text:c="2"/>medium house 7</text:p>
          </table:table-cell>
          <table:table-cell table:formula="of:=MID([.A884];1;SEARCH(&quot;--&quot;;[.A884])-1)" office:value-type="string" office:string-value="{worldX = 36, worldY = 34, posX = 53, posY = 84}, ">
            <text:p>{worldX = 36, worldY = 34, posX = 53, posY = 84}, </text:p>
          </table:table-cell>
          <table:table-cell office:value-type="string">
            <text:p>Home</text:p>
          </table:table-cell>
          <table:table-cell office:value-type="string">
            <text:p>Medium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82">
            <text:p>882</text:p>
          </table:table-cell>
          <table:table-cell table:number-columns-repeated="22"/>
          <table:table-cell table:formula="of:=CONCATENATE([.D884];&quot;-- &quot;;[.B884];&quot;,&quot;;[.C884];&quot; ID:&quot;;[.I884])" office:value-type="string" office:string-value="{worldX = 36, worldY = 34, posX = 53, posY = 84}, -- Muldraugh,  medium house 7 ID:882">
            <text:p>{worldX = 36, worldY = 34, posX = 53, posY = 84}, -- Muldraugh, <text:s/>medium house 7 ID:882</text:p>
          </table:table-cell>
          <table:table-cell table:formula="of:=MID([.D884];SEARCH(&quot;worldX = &quot;;[.D884])+9;(SEARCH(&quot;worldY = &quot;;[.D884])-SEARCH(&quot;worldX = &quot;;[.D884])-11))" office:value-type="string" office:string-value="36">
            <text:p>36</text:p>
          </table:table-cell>
          <table:table-cell table:formula="of:=MID([.D884];SEARCH(&quot;worldY = &quot;;[.D884])+9;(SEARCH(&quot;posX = &quot;;[.D884])-SEARCH(&quot;worldY = &quot;;[.D884])-11))" office:value-type="string" office:string-value="34">
            <text:p>34</text:p>
          </table:table-cell>
          <table:table-cell table:formula="of:=MID([.D884];(SEARCH(&quot;posX = &quot;;[.D884])+7);(SEARCH(&quot;,&quot;;[.D884];SEARCH(&quot;posX&quot;;[.D884]))-SEARCH(&quot;posX = &quot;;[.D884])-7))" office:value-type="string" office:string-value="53">
            <text:p>53</text:p>
          </table:table-cell>
          <table:table-cell table:formula="of:=IF(LEN([.D884])&lt;60;MID([.D884];(SEARCH(&quot;posY = &quot;;[.D884])+7);(SEARCH(&quot;}&quot;;[.D884];SEARCH(&quot;posY&quot;;[.D884]))-SEARCH(&quot;posY = &quot;;[.D884])-7));MID([.D#REF!];(SEARCH(&quot;posY = &quot;;[.D#REF!])+7);(SEARCH(&quot;}&quot;;[.D#REF!];SEARCH(&quot;posY&quot;;[.D#REF!]))-SEARCH(&quot;posY = &quot;;[.D#REF!])-7)))" office:value-type="string" office:string-value="84">
            <text:p>84</text:p>
          </table:table-cell>
          <table:table-cell table:formula="of:=MID([.D884];SEARCH(&quot;posZ = &quot;;[.D884])+7;(SEARCH(&quot;}&quot;;[.D884])-SEARCH(&quot;posZ = &quot;;[.D884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6, worldY = 34, posX = 19, posY = 205}, -- <text:s/>trailer 1</text:p>
          </table:table-cell>
          <table:table-cell office:value-type="string">
            <text:p>Muldraugh</text:p>
          </table:table-cell>
          <table:table-cell table:formula="of:=MID([.A885];SEARCH(&quot;--&quot;;[.A885])+2;256)" office:value-type="string" office:string-value="  trailer 1">
            <text:p><text:s text:c="2"/>trailer 1</text:p>
          </table:table-cell>
          <table:table-cell table:formula="of:=MID([.A885];1;SEARCH(&quot;--&quot;;[.A885])-1)" office:value-type="string" office:string-value="{worldX = 36, worldY = 34, posX = 19, posY = 205}, ">
            <text:p>{worldX = 36, worldY = 34, posX = 19, posY = 205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83">
            <text:p>883</text:p>
          </table:table-cell>
          <table:table-cell table:number-columns-repeated="22"/>
          <table:table-cell table:formula="of:=CONCATENATE([.D885];&quot;-- &quot;;[.B885];&quot;,&quot;;[.C885];&quot; ID:&quot;;[.I885])" office:value-type="string" office:string-value="{worldX = 36, worldY = 34, posX = 19, posY = 205}, -- Muldraugh,  trailer 1 ID:883">
            <text:p>{worldX = 36, worldY = 34, posX = 19, posY = 205}, -- Muldraugh, <text:s/>trailer 1 ID:883</text:p>
          </table:table-cell>
          <table:table-cell table:formula="of:=MID([.D885];SEARCH(&quot;worldX = &quot;;[.D885])+9;(SEARCH(&quot;worldY = &quot;;[.D885])-SEARCH(&quot;worldX = &quot;;[.D885])-11))" office:value-type="string" office:string-value="36">
            <text:p>36</text:p>
          </table:table-cell>
          <table:table-cell table:formula="of:=MID([.D885];SEARCH(&quot;worldY = &quot;;[.D885])+9;(SEARCH(&quot;posX = &quot;;[.D885])-SEARCH(&quot;worldY = &quot;;[.D885])-11))" office:value-type="string" office:string-value="34">
            <text:p>34</text:p>
          </table:table-cell>
          <table:table-cell table:formula="of:=MID([.D885];(SEARCH(&quot;posX = &quot;;[.D885])+7);(SEARCH(&quot;,&quot;;[.D885];SEARCH(&quot;posX&quot;;[.D885]))-SEARCH(&quot;posX = &quot;;[.D885])-7))" office:value-type="string" office:string-value="19">
            <text:p>19</text:p>
          </table:table-cell>
          <table:table-cell table:formula="of:=IF(LEN([.D885])&lt;60;MID([.D885];(SEARCH(&quot;posY = &quot;;[.D885])+7);(SEARCH(&quot;}&quot;;[.D885];SEARCH(&quot;posY&quot;;[.D885]))-SEARCH(&quot;posY = &quot;;[.D885])-7));MID([.D889];(SEARCH(&quot;posY = &quot;;[.D889])+7);(SEARCH(&quot;}&quot;;[.D889];SEARCH(&quot;posY&quot;;[.D889]))-SEARCH(&quot;posY = &quot;;[.D889])-7)))" office:value-type="string" office:string-value="205">
            <text:p>205</text:p>
          </table:table-cell>
          <table:table-cell table:formula="of:=MID([.D885];SEARCH(&quot;posZ = &quot;;[.D885])+7;(SEARCH(&quot;}&quot;;[.D885])-SEARCH(&quot;posZ = &quot;;[.D885])-7))" office:value-type="float" office:value="0">
            <text:p>#VALUE!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{worldX = 35, worldY = 34, posX = 279, posY = 234}, -- <text:s/>trailer 2</text:p>
          </table:table-cell>
          <table:table-cell office:value-type="string">
            <text:p>Muldraugh</text:p>
          </table:table-cell>
          <table:table-cell table:formula="of:=MID([.A886];SEARCH(&quot;--&quot;;[.A886])+2;256)" office:value-type="string" office:string-value="  trailer 2">
            <text:p><text:s text:c="2"/>trailer 2</text:p>
          </table:table-cell>
          <table:table-cell table:formula="of:=MID([.A886];1;SEARCH(&quot;--&quot;;[.A886])-1)" office:value-type="string" office:string-value="{worldX = 35, worldY = 34, posX = 279, posY = 234}, ">
            <text:p>{worldX = 35, worldY = 34, posX = 279, posY = 234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84">
            <text:p>884</text:p>
          </table:table-cell>
          <table:table-cell table:number-columns-repeated="22"/>
          <table:table-cell table:formula="of:=CONCATENATE([.D886];&quot;-- &quot;;[.B886];&quot;,&quot;;[.C886];&quot; ID:&quot;;[.I886])" office:value-type="string" office:string-value="{worldX = 35, worldY = 34, posX = 279, posY = 234}, -- Muldraugh,  trailer 2 ID:884">
            <text:p>{worldX = 35, worldY = 34, posX = 279, posY = 234}, -- Muldraugh, <text:s/>trailer 2 ID:884</text:p>
          </table:table-cell>
          <table:table-cell table:formula="of:=MID([.D886];SEARCH(&quot;worldX = &quot;;[.D886])+9;(SEARCH(&quot;worldY = &quot;;[.D886])-SEARCH(&quot;worldX = &quot;;[.D886])-11))" office:value-type="string" office:string-value="35">
            <text:p>35</text:p>
          </table:table-cell>
          <table:table-cell table:formula="of:=MID([.D886];SEARCH(&quot;worldY = &quot;;[.D886])+9;(SEARCH(&quot;posX = &quot;;[.D886])-SEARCH(&quot;worldY = &quot;;[.D886])-11))" office:value-type="string" office:string-value="34">
            <text:p>34</text:p>
          </table:table-cell>
          <table:table-cell table:formula="of:=MID([.D886];(SEARCH(&quot;posX = &quot;;[.D886])+7);(SEARCH(&quot;,&quot;;[.D886];SEARCH(&quot;posX&quot;;[.D886]))-SEARCH(&quot;posX = &quot;;[.D886])-7))" office:value-type="string" office:string-value="279">
            <text:p>279</text:p>
          </table:table-cell>
          <table:table-cell table:formula="of:=IF(LEN([.D886])&lt;60;MID([.D886];(SEARCH(&quot;posY = &quot;;[.D886])+7);(SEARCH(&quot;}&quot;;[.D886];SEARCH(&quot;posY&quot;;[.D886]))-SEARCH(&quot;posY = &quot;;[.D886])-7));MID([.D890];(SEARCH(&quot;posY = &quot;;[.D890])+7);(SEARCH(&quot;}&quot;;[.D890];SEARCH(&quot;posY&quot;;[.D890]))-SEARCH(&quot;posY = &quot;;[.D890])-7)))" office:value-type="string" office:string-value="234">
            <text:p>234</text:p>
          </table:table-cell>
          <table:table-cell table:formula="of:=MID([.D886];SEARCH(&quot;posZ = &quot;;[.D886])+7;(SEARCH(&quot;}&quot;;[.D886])-SEARCH(&quot;posZ = &quot;;[.D886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5, worldY = 34, posX = 251, posY = 220}, -- <text:s/>trailer 3</text:p>
          </table:table-cell>
          <table:table-cell office:value-type="string">
            <text:p>Muldraugh</text:p>
          </table:table-cell>
          <table:table-cell table:formula="of:=MID([.A887];SEARCH(&quot;--&quot;;[.A887])+2;256)" office:value-type="string" office:string-value="  trailer 3">
            <text:p><text:s text:c="2"/>trailer 3</text:p>
          </table:table-cell>
          <table:table-cell table:formula="of:=MID([.A887];1;SEARCH(&quot;--&quot;;[.A887])-1)" office:value-type="string" office:string-value="{worldX = 35, worldY = 34, posX = 251, posY = 220}, ">
            <text:p>{worldX = 35, worldY = 34, posX = 251, posY = 220}, </text:p>
          </table:table-cell>
          <table:table-cell office:value-type="string">
            <text:p>Home</text:p>
          </table:table-cell>
          <table:table-cell office:value-type="string">
            <text:p>Low</text:p>
          </table:table-cell>
          <table:table-cell office:value-type="string">
            <text:p>muldraugh neighborhood south of sunstar</text:p>
          </table:table-cell>
          <table:table-cell/>
          <table:table-cell office:value-type="float" office:value="885">
            <text:p>885</text:p>
          </table:table-cell>
          <table:table-cell table:number-columns-repeated="22"/>
          <table:table-cell table:formula="of:=CONCATENATE([.D887];&quot;-- &quot;;[.B887];&quot;,&quot;;[.C887];&quot; ID:&quot;;[.I887])" office:value-type="string" office:string-value="{worldX = 35, worldY = 34, posX = 251, posY = 220}, -- Muldraugh,  trailer 3 ID:885">
            <text:p>{worldX = 35, worldY = 34, posX = 251, posY = 220}, -- Muldraugh, <text:s/>trailer 3 ID:885</text:p>
          </table:table-cell>
          <table:table-cell table:formula="of:=MID([.D887];SEARCH(&quot;worldX = &quot;;[.D887])+9;(SEARCH(&quot;worldY = &quot;;[.D887])-SEARCH(&quot;worldX = &quot;;[.D887])-11))" office:value-type="string" office:string-value="35">
            <text:p>35</text:p>
          </table:table-cell>
          <table:table-cell table:formula="of:=MID([.D887];SEARCH(&quot;worldY = &quot;;[.D887])+9;(SEARCH(&quot;posX = &quot;;[.D887])-SEARCH(&quot;worldY = &quot;;[.D887])-11))" office:value-type="string" office:string-value="34">
            <text:p>34</text:p>
          </table:table-cell>
          <table:table-cell table:formula="of:=MID([.D887];(SEARCH(&quot;posX = &quot;;[.D887])+7);(SEARCH(&quot;,&quot;;[.D887];SEARCH(&quot;posX&quot;;[.D887]))-SEARCH(&quot;posX = &quot;;[.D887])-7))" office:value-type="string" office:string-value="251">
            <text:p>251</text:p>
          </table:table-cell>
          <table:table-cell table:formula="of:=IF(LEN([.D887])&lt;60;MID([.D887];(SEARCH(&quot;posY = &quot;;[.D887])+7);(SEARCH(&quot;}&quot;;[.D887];SEARCH(&quot;posY&quot;;[.D887]))-SEARCH(&quot;posY = &quot;;[.D887])-7));MID([.D891];(SEARCH(&quot;posY = &quot;;[.D891])+7);(SEARCH(&quot;}&quot;;[.D891];SEARCH(&quot;posY&quot;;[.D891]))-SEARCH(&quot;posY = &quot;;[.D891])-7)))" office:value-type="string" office:string-value="220">
            <text:p>220</text:p>
          </table:table-cell>
          <table:table-cell table:formula="of:=MID([.D887];SEARCH(&quot;posZ = &quot;;[.D887])+7;(SEARCH(&quot;}&quot;;[.D887])-SEARCH(&quot;posZ = &quot;;[.D887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41, worldY = 22, posX = 21, posY = 141}, -- <text:s/>wreck site bridge to valley station</text:p>
          </table:table-cell>
          <table:table-cell office:value-type="string">
            <text:p>Valley Station</text:p>
          </table:table-cell>
          <table:table-cell table:formula="of:=MID([.A888];SEARCH(&quot;--&quot;;[.A888])+2;256)" office:value-type="string" office:string-value="  wreck site bridge to valley station">
            <text:p><text:s text:c="2"/>wreck site bridge to valley station</text:p>
          </table:table-cell>
          <table:table-cell table:formula="of:=MID([.A888];1;SEARCH(&quot;--&quot;;[.A888])-1)" office:value-type="string" office:string-value="{worldX = 41, worldY = 22, posX = 21, posY = 141}, ">
            <text:p>{worldX = 41, worldY = 22, posX = 21, posY = 141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/>
          <table:table-cell office:value-type="float" office:value="886">
            <text:p>886</text:p>
          </table:table-cell>
          <table:table-cell table:number-columns-repeated="22"/>
          <table:table-cell table:formula="of:=CONCATENATE([.D888];&quot;-- &quot;;[.B888];&quot;,&quot;;[.C888];&quot; ID:&quot;;[.I888])" office:value-type="string" office:string-value="{worldX = 41, worldY = 22, posX = 21, posY = 141}, -- Valley Station,  wreck site bridge to valley station ID:886">
            <text:p>{worldX = 41, worldY = 22, posX = 21, posY = 141}, -- Valley Station, <text:s/>wreck site bridge to valley station ID:886</text:p>
          </table:table-cell>
          <table:table-cell table:formula="of:=MID([.D888];SEARCH(&quot;worldX = &quot;;[.D888])+9;(SEARCH(&quot;worldY = &quot;;[.D888])-SEARCH(&quot;worldX = &quot;;[.D888])-11))" office:value-type="string" office:string-value="41">
            <text:p>41</text:p>
          </table:table-cell>
          <table:table-cell table:formula="of:=MID([.D888];SEARCH(&quot;worldY = &quot;;[.D888])+9;(SEARCH(&quot;posX = &quot;;[.D888])-SEARCH(&quot;worldY = &quot;;[.D888])-11))" office:value-type="string" office:string-value="22">
            <text:p>22</text:p>
          </table:table-cell>
          <table:table-cell table:formula="of:=MID([.D888];(SEARCH(&quot;posX = &quot;;[.D888])+7);(SEARCH(&quot;,&quot;;[.D888];SEARCH(&quot;posX&quot;;[.D888]))-SEARCH(&quot;posX = &quot;;[.D888])-7))" office:value-type="string" office:string-value="21">
            <text:p>21</text:p>
          </table:table-cell>
          <table:table-cell table:formula="of:=IF(LEN([.D888])&lt;60;MID([.D888];(SEARCH(&quot;posY = &quot;;[.D888])+7);(SEARCH(&quot;}&quot;;[.D888];SEARCH(&quot;posY&quot;;[.D888]))-SEARCH(&quot;posY = &quot;;[.D888])-7));MID([.D892];(SEARCH(&quot;posY = &quot;;[.D892])+7);(SEARCH(&quot;}&quot;;[.D892];SEARCH(&quot;posY&quot;;[.D892]))-SEARCH(&quot;posY = &quot;;[.D892])-7)))" office:value-type="string" office:string-value="141">
            <text:p>141</text:p>
          </table:table-cell>
          <table:table-cell table:formula="of:=MID([.D888];SEARCH(&quot;posZ = &quot;;[.D888])+7;(SEARCH(&quot;}&quot;;[.D888])-SEARCH(&quot;posZ = &quot;;[.D888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4, worldY = 41, posX = 73, posY = 16}, -- <text:s/>hitchhiker spot just north of March Ridge</text:p>
          </table:table-cell>
          <table:table-cell office:value-type="string">
            <text:p>March Ridge</text:p>
          </table:table-cell>
          <table:table-cell table:formula="of:=MID([.A889];SEARCH(&quot;--&quot;;[.A889])+2;256)" office:value-type="string" office:string-value="  hitchhiker spot just north of March Ridge">
            <text:p><text:s text:c="2"/>hitchhiker spot just north of March Ridge</text:p>
          </table:table-cell>
          <table:table-cell table:formula="of:=MID([.A889];1;SEARCH(&quot;--&quot;;[.A889])-1)" office:value-type="string" office:string-value="{worldX = 34, worldY = 41, posX = 73, posY = 16}, ">
            <text:p>{worldX = 34, worldY = 41, posX = 73, posY = 16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87">
            <text:p>887</text:p>
          </table:table-cell>
          <table:table-cell table:number-columns-repeated="22"/>
          <table:table-cell table:formula="of:=CONCATENATE([.D889];&quot;-- &quot;;[.B889];&quot;,&quot;;[.C889];&quot; ID:&quot;;[.I889])" office:value-type="string" office:string-value="{worldX = 34, worldY = 41, posX = 73, posY = 16}, -- March Ridge,  hitchhiker spot just north of March Ridge ID:887">
            <text:p>{worldX = 34, worldY = 41, posX = 73, posY = 16}, -- March Ridge, <text:s/>hitchhiker spot just north of March Ridge ID:887</text:p>
          </table:table-cell>
          <table:table-cell table:formula="of:=MID([.D889];SEARCH(&quot;worldX = &quot;;[.D889])+9;(SEARCH(&quot;worldY = &quot;;[.D889])-SEARCH(&quot;worldX = &quot;;[.D889])-11))" office:value-type="string" office:string-value="34">
            <text:p>34</text:p>
          </table:table-cell>
          <table:table-cell table:formula="of:=MID([.D889];SEARCH(&quot;worldY = &quot;;[.D889])+9;(SEARCH(&quot;posX = &quot;;[.D889])-SEARCH(&quot;worldY = &quot;;[.D889])-11))" office:value-type="string" office:string-value="41">
            <text:p>41</text:p>
          </table:table-cell>
          <table:table-cell table:formula="of:=MID([.D889];(SEARCH(&quot;posX = &quot;;[.D889])+7);(SEARCH(&quot;,&quot;;[.D889];SEARCH(&quot;posX&quot;;[.D889]))-SEARCH(&quot;posX = &quot;;[.D889])-7))" office:value-type="string" office:string-value="73">
            <text:p>73</text:p>
          </table:table-cell>
          <table:table-cell table:formula="of:=IF(LEN([.D889])&lt;60;MID([.D889];(SEARCH(&quot;posY = &quot;;[.D889])+7);(SEARCH(&quot;}&quot;;[.D889];SEARCH(&quot;posY&quot;;[.D889]))-SEARCH(&quot;posY = &quot;;[.D889])-7));MID([.D893];(SEARCH(&quot;posY = &quot;;[.D893])+7);(SEARCH(&quot;}&quot;;[.D893];SEARCH(&quot;posY&quot;;[.D893]))-SEARCH(&quot;posY = &quot;;[.D893])-7)))" office:value-type="string" office:string-value="16">
            <text:p>16</text:p>
          </table:table-cell>
          <table:table-cell table:formula="of:=MID([.D889];SEARCH(&quot;posZ = &quot;;[.D889])+7;(SEARCH(&quot;}&quot;;[.D889])-SEARCH(&quot;posZ = &quot;;[.D889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8, worldY = 41, posX = 73, posY = 17}, -- <text:s/>hitchhiker spot Highway south of Rosewood by sign</text:p>
          </table:table-cell>
          <table:table-cell office:value-type="string">
            <text:p>Rosewood</text:p>
          </table:table-cell>
          <table:table-cell table:formula="of:=MID([.A890];SEARCH(&quot;--&quot;;[.A890])+2;256)" office:value-type="string" office:string-value="  hitchhiker spot Highway south of Rosewood by sign">
            <text:p><text:s text:c="2"/>hitchhiker spot Highway south of Rosewood by sign</text:p>
          </table:table-cell>
          <table:table-cell table:formula="of:=MID([.A890];1;SEARCH(&quot;--&quot;;[.A890])-1)" office:value-type="string" office:string-value="{worldX = 28, worldY = 41, posX = 73, posY = 17}, ">
            <text:p>{worldX = 28, worldY = 41, posX = 73, posY = 17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88">
            <text:p>888</text:p>
          </table:table-cell>
          <table:table-cell table:number-columns-repeated="22"/>
          <table:table-cell table:formula="of:=CONCATENATE([.D890];&quot;-- &quot;;[.B890];&quot;,&quot;;[.C890];&quot; ID:&quot;;[.I890])" office:value-type="string" office:string-value="{worldX = 28, worldY = 41, posX = 73, posY = 17}, -- Rosewood,  hitchhiker spot Highway south of Rosewood by sign ID:888">
            <text:p>{worldX = 28, worldY = 41, posX = 73, posY = 17}, -- Rosewood, <text:s/>hitchhiker spot Highway south of Rosewood by sign ID:888</text:p>
          </table:table-cell>
          <table:table-cell table:formula="of:=MID([.D890];SEARCH(&quot;worldX = &quot;;[.D890])+9;(SEARCH(&quot;worldY = &quot;;[.D890])-SEARCH(&quot;worldX = &quot;;[.D890])-11))" office:value-type="string" office:string-value="28">
            <text:p>28</text:p>
          </table:table-cell>
          <table:table-cell table:formula="of:=MID([.D890];SEARCH(&quot;worldY = &quot;;[.D890])+9;(SEARCH(&quot;posX = &quot;;[.D890])-SEARCH(&quot;worldY = &quot;;[.D890])-11))" office:value-type="string" office:string-value="41">
            <text:p>41</text:p>
          </table:table-cell>
          <table:table-cell table:formula="of:=MID([.D890];(SEARCH(&quot;posX = &quot;;[.D890])+7);(SEARCH(&quot;,&quot;;[.D890];SEARCH(&quot;posX&quot;;[.D890]))-SEARCH(&quot;posX = &quot;;[.D890])-7))" office:value-type="string" office:string-value="73">
            <text:p>73</text:p>
          </table:table-cell>
          <table:table-cell table:formula="of:=IF(LEN([.D890])&lt;60;MID([.D890];(SEARCH(&quot;posY = &quot;;[.D890])+7);(SEARCH(&quot;}&quot;;[.D890];SEARCH(&quot;posY&quot;;[.D890]))-SEARCH(&quot;posY = &quot;;[.D890])-7));MID([.D894];(SEARCH(&quot;posY = &quot;;[.D894])+7);(SEARCH(&quot;}&quot;;[.D894];SEARCH(&quot;posY&quot;;[.D894]))-SEARCH(&quot;posY = &quot;;[.D894])-7)))" office:value-type="string" office:string-value="17">
            <text:p>17</text:p>
          </table:table-cell>
          <table:table-cell table:formula="of:=MID([.D890];SEARCH(&quot;posZ = &quot;;[.D890])+7;(SEARCH(&quot;}&quot;;[.D890])-SEARCH(&quot;posZ = &quot;;[.D890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7, worldY = 37, posX = 191, posY = 96}, -- <text:s/>hitchhiker spot Highway north of Rosewood by sign</text:p>
          </table:table-cell>
          <table:table-cell office:value-type="string">
            <text:p>Rosewood</text:p>
          </table:table-cell>
          <table:table-cell table:formula="of:=MID([.A891];SEARCH(&quot;--&quot;;[.A891])+2;256)" office:value-type="string" office:string-value="  hitchhiker spot Highway north of Rosewood by sign">
            <text:p><text:s text:c="2"/>hitchhiker spot Highway north of Rosewood by sign</text:p>
          </table:table-cell>
          <table:table-cell table:formula="of:=MID([.A891];1;SEARCH(&quot;--&quot;;[.A891])-1)" office:value-type="string" office:string-value="{worldX = 27, worldY = 37, posX = 191, posY = 96}, ">
            <text:p>{worldX = 27, worldY = 37, posX = 191, posY = 96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89">
            <text:p>889</text:p>
          </table:table-cell>
          <table:table-cell table:number-columns-repeated="22"/>
          <table:table-cell table:formula="of:=CONCATENATE([.D891];&quot;-- &quot;;[.B891];&quot;,&quot;;[.C891];&quot; ID:&quot;;[.I891])" office:value-type="string" office:string-value="{worldX = 27, worldY = 37, posX = 191, posY = 96}, -- Rosewood,  hitchhiker spot Highway north of Rosewood by sign ID:889">
            <text:p>{worldX = 27, worldY = 37, posX = 191, posY = 96}, -- Rosewood, <text:s/>hitchhiker spot Highway north of Rosewood by sign ID:889</text:p>
          </table:table-cell>
          <table:table-cell table:formula="of:=MID([.D891];SEARCH(&quot;worldX = &quot;;[.D891])+9;(SEARCH(&quot;worldY = &quot;;[.D891])-SEARCH(&quot;worldX = &quot;;[.D891])-11))" office:value-type="string" office:string-value="27">
            <text:p>27</text:p>
          </table:table-cell>
          <table:table-cell table:formula="of:=MID([.D891];SEARCH(&quot;worldY = &quot;;[.D891])+9;(SEARCH(&quot;posX = &quot;;[.D891])-SEARCH(&quot;worldY = &quot;;[.D891])-11))" office:value-type="string" office:string-value="37">
            <text:p>37</text:p>
          </table:table-cell>
          <table:table-cell table:formula="of:=MID([.D891];(SEARCH(&quot;posX = &quot;;[.D891])+7);(SEARCH(&quot;,&quot;;[.D891];SEARCH(&quot;posX&quot;;[.D891]))-SEARCH(&quot;posX = &quot;;[.D891])-7))" office:value-type="string" office:string-value="191">
            <text:p>191</text:p>
          </table:table-cell>
          <table:table-cell table:formula="of:=IF(LEN([.D891])&lt;60;MID([.D891];(SEARCH(&quot;posY = &quot;;[.D891])+7);(SEARCH(&quot;}&quot;;[.D891];SEARCH(&quot;posY&quot;;[.D891]))-SEARCH(&quot;posY = &quot;;[.D891])-7));MID([.D895];(SEARCH(&quot;posY = &quot;;[.D895])+7);(SEARCH(&quot;}&quot;;[.D895];SEARCH(&quot;posY&quot;;[.D895]))-SEARCH(&quot;posY = &quot;;[.D895])-7)))" office:value-type="string" office:string-value="96">
            <text:p>96</text:p>
          </table:table-cell>
          <table:table-cell table:formula="of:=MID([.D891];SEARCH(&quot;posZ = &quot;;[.D891])+7;(SEARCH(&quot;}&quot;;[.D891])-SEARCH(&quot;posZ = &quot;;[.D891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2, worldY = 37, posX = 89, posY = 97}, -- <text:s/>hitchhiker spot road to secret base</text:p>
          </table:table-cell>
          <table:table-cell office:value-type="string">
            <text:p>Rosewood</text:p>
          </table:table-cell>
          <table:table-cell table:formula="of:=MID([.A892];SEARCH(&quot;--&quot;;[.A892])+2;256)" office:value-type="string" office:string-value="  hitchhiker spot road to secret base">
            <text:p><text:s text:c="2"/>hitchhiker spot road to secret base</text:p>
          </table:table-cell>
          <table:table-cell table:formula="of:=MID([.A892];1;SEARCH(&quot;--&quot;;[.A892])-1)" office:value-type="string" office:string-value="{worldX = 22, worldY = 37, posX = 89, posY = 97}, ">
            <text:p>{worldX = 22, worldY = 37, posX = 89, posY = 97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0">
            <text:p>890</text:p>
          </table:table-cell>
          <table:table-cell table:number-columns-repeated="22"/>
          <table:table-cell table:formula="of:=CONCATENATE([.D892];&quot;-- &quot;;[.B892];&quot;,&quot;;[.C892];&quot; ID:&quot;;[.I892])" office:value-type="string" office:string-value="{worldX = 22, worldY = 37, posX = 89, posY = 97}, -- Rosewood,  hitchhiker spot road to secret base ID:890">
            <text:p>{worldX = 22, worldY = 37, posX = 89, posY = 97}, -- Rosewood, <text:s/>hitchhiker spot road to secret base ID:890</text:p>
          </table:table-cell>
          <table:table-cell table:formula="of:=MID([.D892];SEARCH(&quot;worldX = &quot;;[.D892])+9;(SEARCH(&quot;worldY = &quot;;[.D892])-SEARCH(&quot;worldX = &quot;;[.D892])-11))" office:value-type="string" office:string-value="22">
            <text:p>22</text:p>
          </table:table-cell>
          <table:table-cell table:formula="of:=MID([.D892];SEARCH(&quot;worldY = &quot;;[.D892])+9;(SEARCH(&quot;posX = &quot;;[.D892])-SEARCH(&quot;worldY = &quot;;[.D892])-11))" office:value-type="string" office:string-value="37">
            <text:p>37</text:p>
          </table:table-cell>
          <table:table-cell table:formula="of:=MID([.D892];(SEARCH(&quot;posX = &quot;;[.D892])+7);(SEARCH(&quot;,&quot;;[.D892];SEARCH(&quot;posX&quot;;[.D892]))-SEARCH(&quot;posX = &quot;;[.D892])-7))" office:value-type="string" office:string-value="89">
            <text:p>89</text:p>
          </table:table-cell>
          <table:table-cell table:formula="of:=IF(LEN([.D892])&lt;60;MID([.D892];(SEARCH(&quot;posY = &quot;;[.D892])+7);(SEARCH(&quot;}&quot;;[.D892];SEARCH(&quot;posY&quot;;[.D892]))-SEARCH(&quot;posY = &quot;;[.D892])-7));MID([.D896];(SEARCH(&quot;posY = &quot;;[.D896])+7);(SEARCH(&quot;}&quot;;[.D896];SEARCH(&quot;posY&quot;;[.D896]))-SEARCH(&quot;posY = &quot;;[.D896])-7)))" office:value-type="string" office:string-value="97">
            <text:p>97</text:p>
          </table:table-cell>
          <table:table-cell table:formula="of:=MID([.D892];SEARCH(&quot;posZ = &quot;;[.D892])+7;(SEARCH(&quot;}&quot;;[.D892])-SEARCH(&quot;posZ = &quot;;[.D892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12, worldY = 28, posX = 145, posY = 3}, -- <text:s/>hitchhiker by scouting camp</text:p>
          </table:table-cell>
          <table:table-cell office:value-type="string">
            <text:p>Ekron</text:p>
          </table:table-cell>
          <table:table-cell table:formula="of:=MID([.A893];SEARCH(&quot;--&quot;;[.A893])+2;256)" office:value-type="string" office:string-value="  hitchhiker by scouting camp">
            <text:p><text:s text:c="2"/>hitchhiker by scouting camp</text:p>
          </table:table-cell>
          <table:table-cell table:formula="of:=MID([.A893];1;SEARCH(&quot;--&quot;;[.A893])-1)" office:value-type="string" office:string-value="{worldX = 12, worldY = 28, posX = 145, posY = 3}, ">
            <text:p>{worldX = 12, worldY = 28, posX = 145, posY = 3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1">
            <text:p>891</text:p>
          </table:table-cell>
          <table:table-cell table:number-columns-repeated="22"/>
          <table:table-cell table:formula="of:=CONCATENATE([.D893];&quot;-- &quot;;[.B893];&quot;,&quot;;[.C893];&quot; ID:&quot;;[.I893])" office:value-type="string" office:string-value="{worldX = 12, worldY = 28, posX = 145, posY = 3}, -- Ekron,  hitchhiker by scouting camp ID:891">
            <text:p>{worldX = 12, worldY = 28, posX = 145, posY = 3}, -- Ekron, <text:s/>hitchhiker by scouting camp ID:891</text:p>
          </table:table-cell>
          <table:table-cell table:formula="of:=MID([.D893];SEARCH(&quot;worldX = &quot;;[.D893])+9;(SEARCH(&quot;worldY = &quot;;[.D893])-SEARCH(&quot;worldX = &quot;;[.D893])-11))" office:value-type="string" office:string-value="12">
            <text:p>12</text:p>
          </table:table-cell>
          <table:table-cell table:formula="of:=MID([.D893];SEARCH(&quot;worldY = &quot;;[.D893])+9;(SEARCH(&quot;posX = &quot;;[.D893])-SEARCH(&quot;worldY = &quot;;[.D893])-11))" office:value-type="string" office:string-value="28">
            <text:p>28</text:p>
          </table:table-cell>
          <table:table-cell table:formula="of:=MID([.D893];(SEARCH(&quot;posX = &quot;;[.D893])+7);(SEARCH(&quot;,&quot;;[.D893];SEARCH(&quot;posX&quot;;[.D893]))-SEARCH(&quot;posX = &quot;;[.D893])-7))" office:value-type="string" office:string-value="145">
            <text:p>145</text:p>
          </table:table-cell>
          <table:table-cell table:formula="of:=IF(LEN([.D893])&lt;60;MID([.D893];(SEARCH(&quot;posY = &quot;;[.D893])+7);(SEARCH(&quot;}&quot;;[.D893];SEARCH(&quot;posY&quot;;[.D893]))-SEARCH(&quot;posY = &quot;;[.D893])-7));MID([.D897];(SEARCH(&quot;posY = &quot;;[.D897])+7);(SEARCH(&quot;}&quot;;[.D897];SEARCH(&quot;posY&quot;;[.D897]))-SEARCH(&quot;posY = &quot;;[.D897])-7)))" office:value-type="string" office:string-value="3">
            <text:p>3</text:p>
          </table:table-cell>
          <table:table-cell table:formula="of:=MID([.D893];SEARCH(&quot;posZ = &quot;;[.D893])+7;(SEARCH(&quot;}&quot;;[.D893])-SEARCH(&quot;posZ = &quot;;[.D893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12, worldY = 19, posX = 74, posY = 291}, -- <text:s/>hitchhiker gas station west of Riverside</text:p>
          </table:table-cell>
          <table:table-cell office:value-type="string">
            <text:p>Riverside</text:p>
          </table:table-cell>
          <table:table-cell table:formula="of:=MID([.A894];SEARCH(&quot;--&quot;;[.A894])+2;256)" office:value-type="string" office:string-value="  hitchhiker gas station west of Riverside">
            <text:p><text:s text:c="2"/>hitchhiker gas station west of Riverside</text:p>
          </table:table-cell>
          <table:table-cell table:formula="of:=MID([.A894];1;SEARCH(&quot;--&quot;;[.A894])-1)" office:value-type="string" office:string-value="{worldX = 12, worldY = 19, posX = 74, posY = 291}, ">
            <text:p>{worldX = 12, worldY = 19, posX = 74, posY = 291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2">
            <text:p>892</text:p>
          </table:table-cell>
          <table:table-cell table:number-columns-repeated="22"/>
          <table:table-cell table:formula="of:=CONCATENATE([.D894];&quot;-- &quot;;[.B894];&quot;,&quot;;[.C894];&quot; ID:&quot;;[.I894])" office:value-type="string" office:string-value="{worldX = 12, worldY = 19, posX = 74, posY = 291}, -- Riverside,  hitchhiker gas station west of Riverside ID:892">
            <text:p>{worldX = 12, worldY = 19, posX = 74, posY = 291}, -- Riverside, <text:s/>hitchhiker gas station west of Riverside ID:892</text:p>
          </table:table-cell>
          <table:table-cell table:formula="of:=MID([.D894];SEARCH(&quot;worldX = &quot;;[.D894])+9;(SEARCH(&quot;worldY = &quot;;[.D894])-SEARCH(&quot;worldX = &quot;;[.D894])-11))" office:value-type="string" office:string-value="12">
            <text:p>12</text:p>
          </table:table-cell>
          <table:table-cell table:formula="of:=MID([.D894];SEARCH(&quot;worldY = &quot;;[.D894])+9;(SEARCH(&quot;posX = &quot;;[.D894])-SEARCH(&quot;worldY = &quot;;[.D894])-11))" office:value-type="string" office:string-value="19">
            <text:p>19</text:p>
          </table:table-cell>
          <table:table-cell table:formula="of:=MID([.D894];(SEARCH(&quot;posX = &quot;;[.D894])+7);(SEARCH(&quot;,&quot;;[.D894];SEARCH(&quot;posX&quot;;[.D894]))-SEARCH(&quot;posX = &quot;;[.D894])-7))" office:value-type="string" office:string-value="74">
            <text:p>74</text:p>
          </table:table-cell>
          <table:table-cell table:formula="of:=IF(LEN([.D894])&lt;60;MID([.D894];(SEARCH(&quot;posY = &quot;;[.D894])+7);(SEARCH(&quot;}&quot;;[.D894];SEARCH(&quot;posY&quot;;[.D894]))-SEARCH(&quot;posY = &quot;;[.D894])-7));MID([.D898];(SEARCH(&quot;posY = &quot;;[.D898])+7);(SEARCH(&quot;}&quot;;[.D898];SEARCH(&quot;posY&quot;;[.D898]))-SEARCH(&quot;posY = &quot;;[.D898])-7)))" office:value-type="string" office:string-value="291">
            <text:p>291</text:p>
          </table:table-cell>
          <table:table-cell table:formula="of:=MID([.D894];SEARCH(&quot;posZ = &quot;;[.D894])+7;(SEARCH(&quot;}&quot;;[.D894])-SEARCH(&quot;posZ = &quot;;[.D894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18, worldY = 19, posX = 29, posY = 142}, -- <text:s/>hitchhiker gas station west of Riverside 2</text:p>
          </table:table-cell>
          <table:table-cell office:value-type="string">
            <text:p>Riverside</text:p>
          </table:table-cell>
          <table:table-cell table:formula="of:=MID([.A895];SEARCH(&quot;--&quot;;[.A895])+2;256)" office:value-type="string" office:string-value="  hitchhiker gas station west of Riverside 2">
            <text:p><text:s text:c="2"/>hitchhiker gas station west of Riverside 2</text:p>
          </table:table-cell>
          <table:table-cell table:formula="of:=MID([.A895];1;SEARCH(&quot;--&quot;;[.A895])-1)" office:value-type="string" office:string-value="{worldX = 18, worldY = 19, posX = 29, posY = 142}, ">
            <text:p>{worldX = 18, worldY = 19, posX = 29, posY = 142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3">
            <text:p>893</text:p>
          </table:table-cell>
          <table:table-cell table:number-columns-repeated="22"/>
          <table:table-cell table:formula="of:=CONCATENATE([.D895];&quot;-- &quot;;[.B895];&quot;,&quot;;[.C895];&quot; ID:&quot;;[.I895])" office:value-type="string" office:string-value="{worldX = 18, worldY = 19, posX = 29, posY = 142}, -- Riverside,  hitchhiker gas station west of Riverside 2 ID:893">
            <text:p>{worldX = 18, worldY = 19, posX = 29, posY = 142}, -- Riverside, <text:s/>hitchhiker gas station west of Riverside 2 ID:893</text:p>
          </table:table-cell>
          <table:table-cell table:formula="of:=MID([.D895];SEARCH(&quot;worldX = &quot;;[.D895])+9;(SEARCH(&quot;worldY = &quot;;[.D895])-SEARCH(&quot;worldX = &quot;;[.D895])-11))" office:value-type="string" office:string-value="18">
            <text:p>18</text:p>
          </table:table-cell>
          <table:table-cell table:formula="of:=MID([.D895];SEARCH(&quot;worldY = &quot;;[.D895])+9;(SEARCH(&quot;posX = &quot;;[.D895])-SEARCH(&quot;worldY = &quot;;[.D895])-11))" office:value-type="string" office:string-value="19">
            <text:p>19</text:p>
          </table:table-cell>
          <table:table-cell table:formula="of:=MID([.D895];(SEARCH(&quot;posX = &quot;;[.D895])+7);(SEARCH(&quot;,&quot;;[.D895];SEARCH(&quot;posX&quot;;[.D895]))-SEARCH(&quot;posX = &quot;;[.D895])-7))" office:value-type="string" office:string-value="29">
            <text:p>29</text:p>
          </table:table-cell>
          <table:table-cell table:formula="of:=IF(LEN([.D895])&lt;60;MID([.D895];(SEARCH(&quot;posY = &quot;;[.D895])+7);(SEARCH(&quot;}&quot;;[.D895];SEARCH(&quot;posY&quot;;[.D895]))-SEARCH(&quot;posY = &quot;;[.D895])-7));MID([.D899];(SEARCH(&quot;posY = &quot;;[.D899])+7);(SEARCH(&quot;}&quot;;[.D899];SEARCH(&quot;posY&quot;;[.D899]))-SEARCH(&quot;posY = &quot;;[.D899])-7)))" office:value-type="string" office:string-value="142">
            <text:p>142</text:p>
          </table:table-cell>
          <table:table-cell table:formula="of:=MID([.D895];SEARCH(&quot;posZ = &quot;;[.D895])+7;(SEARCH(&quot;}&quot;;[.D895])-SEARCH(&quot;posZ = &quot;;[.D895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6, worldY = 29, posX = 130, posY = 56}, -- <text:s/>hitchhiker Muldraugh sign north of city</text:p>
          </table:table-cell>
          <table:table-cell office:value-type="string">
            <text:p>Muldraugh</text:p>
          </table:table-cell>
          <table:table-cell table:formula="of:=MID([.A896];SEARCH(&quot;--&quot;;[.A896])+2;256)" office:value-type="string" office:string-value="  hitchhiker Muldraugh sign north of city">
            <text:p><text:s text:c="2"/>hitchhiker Muldraugh sign north of city</text:p>
          </table:table-cell>
          <table:table-cell table:formula="of:=MID([.A896];1;SEARCH(&quot;--&quot;;[.A896])-1)" office:value-type="string" office:string-value="{worldX = 36, worldY = 29, posX = 130, posY = 56}, ">
            <text:p>{worldX = 36, worldY = 29, posX = 130, posY = 56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4">
            <text:p>894</text:p>
          </table:table-cell>
          <table:table-cell table:number-columns-repeated="22"/>
          <table:table-cell table:formula="of:=CONCATENATE([.D896];&quot;-- &quot;;[.B896];&quot;,&quot;;[.C896];&quot; ID:&quot;;[.I896])" office:value-type="string" office:string-value="{worldX = 36, worldY = 29, posX = 130, posY = 56}, -- Muldraugh,  hitchhiker Muldraugh sign north of city ID:894">
            <text:p>{worldX = 36, worldY = 29, posX = 130, posY = 56}, -- Muldraugh, <text:s/>hitchhiker Muldraugh sign north of city ID:894</text:p>
          </table:table-cell>
          <table:table-cell table:formula="of:=MID([.D896];SEARCH(&quot;worldX = &quot;;[.D896])+9;(SEARCH(&quot;worldY = &quot;;[.D896])-SEARCH(&quot;worldX = &quot;;[.D896])-11))" office:value-type="string" office:string-value="36">
            <text:p>36</text:p>
          </table:table-cell>
          <table:table-cell table:formula="of:=MID([.D896];SEARCH(&quot;worldY = &quot;;[.D896])+9;(SEARCH(&quot;posX = &quot;;[.D896])-SEARCH(&quot;worldY = &quot;;[.D896])-11))" office:value-type="string" office:string-value="29">
            <text:p>29</text:p>
          </table:table-cell>
          <table:table-cell table:formula="of:=MID([.D896];(SEARCH(&quot;posX = &quot;;[.D896])+7);(SEARCH(&quot;,&quot;;[.D896];SEARCH(&quot;posX&quot;;[.D896]))-SEARCH(&quot;posX = &quot;;[.D896])-7))" office:value-type="string" office:string-value="130">
            <text:p>130</text:p>
          </table:table-cell>
          <table:table-cell table:formula="of:=IF(LEN([.D896])&lt;60;MID([.D896];(SEARCH(&quot;posY = &quot;;[.D896])+7);(SEARCH(&quot;}&quot;;[.D896];SEARCH(&quot;posY&quot;;[.D896]))-SEARCH(&quot;posY = &quot;;[.D896])-7));MID([.D900];(SEARCH(&quot;posY = &quot;;[.D900])+7);(SEARCH(&quot;}&quot;;[.D900];SEARCH(&quot;posY&quot;;[.D900]))-SEARCH(&quot;posY = &quot;;[.D900])-7)))" office:value-type="string" office:string-value="56">
            <text:p>56</text:p>
          </table:table-cell>
          <table:table-cell table:formula="of:=MID([.D896];SEARCH(&quot;posZ = &quot;;[.D896])+7;(SEARCH(&quot;}&quot;;[.D896])-SEARCH(&quot;posZ = &quot;;[.D896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42, worldY = 19, posX = 93, posY = 113}, -- <text:s/>hitchhiker outside Valley station rest stop</text:p>
          </table:table-cell>
          <table:table-cell office:value-type="string">
            <text:p>Valley Station</text:p>
          </table:table-cell>
          <table:table-cell table:formula="of:=MID([.A897];SEARCH(&quot;--&quot;;[.A897])+2;256)" office:value-type="string" office:string-value="  hitchhiker outside Valley station rest stop">
            <text:p><text:s text:c="2"/>hitchhiker outside Valley station rest stop</text:p>
          </table:table-cell>
          <table:table-cell table:formula="of:=MID([.A897];1;SEARCH(&quot;--&quot;;[.A897])-1)" office:value-type="string" office:string-value="{worldX = 42, worldY = 19, posX = 93, posY = 113}, ">
            <text:p>{worldX = 42, worldY = 19, posX = 93, posY = 113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5">
            <text:p>895</text:p>
          </table:table-cell>
          <table:table-cell table:number-columns-repeated="22"/>
          <table:table-cell table:formula="of:=CONCATENATE([.D897];&quot;-- &quot;;[.B897];&quot;,&quot;;[.C897];&quot; ID:&quot;;[.I897])" office:value-type="string" office:string-value="{worldX = 42, worldY = 19, posX = 93, posY = 113}, -- Valley Station,  hitchhiker outside Valley station rest stop ID:895">
            <text:p>{worldX = 42, worldY = 19, posX = 93, posY = 113}, -- Valley Station, <text:s/>hitchhiker outside Valley station rest stop ID:895</text:p>
          </table:table-cell>
          <table:table-cell table:formula="of:=MID([.D897];SEARCH(&quot;worldX = &quot;;[.D897])+9;(SEARCH(&quot;worldY = &quot;;[.D897])-SEARCH(&quot;worldX = &quot;;[.D897])-11))" office:value-type="string" office:string-value="42">
            <text:p>42</text:p>
          </table:table-cell>
          <table:table-cell table:formula="of:=MID([.D897];SEARCH(&quot;worldY = &quot;;[.D897])+9;(SEARCH(&quot;posX = &quot;;[.D897])-SEARCH(&quot;worldY = &quot;;[.D897])-11))" office:value-type="string" office:string-value="19">
            <text:p>19</text:p>
          </table:table-cell>
          <table:table-cell table:formula="of:=MID([.D897];(SEARCH(&quot;posX = &quot;;[.D897])+7);(SEARCH(&quot;,&quot;;[.D897];SEARCH(&quot;posX&quot;;[.D897]))-SEARCH(&quot;posX = &quot;;[.D897])-7))" office:value-type="string" office:string-value="93">
            <text:p>93</text:p>
          </table:table-cell>
          <table:table-cell table:formula="of:=IF(LEN([.D897])&lt;60;MID([.D897];(SEARCH(&quot;posY = &quot;;[.D897])+7);(SEARCH(&quot;}&quot;;[.D897];SEARCH(&quot;posY&quot;;[.D897]))-SEARCH(&quot;posY = &quot;;[.D897])-7));MID([.D901];(SEARCH(&quot;posY = &quot;;[.D901])+7);(SEARCH(&quot;}&quot;;[.D901];SEARCH(&quot;posY&quot;;[.D901]))-SEARCH(&quot;posY = &quot;;[.D901])-7)))" office:value-type="string" office:string-value="113">
            <text:p>113</text:p>
          </table:table-cell>
          <table:table-cell table:formula="of:=MID([.D897];SEARCH(&quot;posZ = &quot;;[.D897])+7;(SEARCH(&quot;}&quot;;[.D897])-SEARCH(&quot;posZ = &quot;;[.D897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42, worldY = 17, posX = 92, posY = 68}, -- <text:s/>hitchhiker outside Valley station rest stop 2</text:p>
          </table:table-cell>
          <table:table-cell office:value-type="string">
            <text:p>Valley Station</text:p>
          </table:table-cell>
          <table:table-cell table:formula="of:=MID([.A898];SEARCH(&quot;--&quot;;[.A898])+2;256)" office:value-type="string" office:string-value="  hitchhiker outside Valley station rest stop 2">
            <text:p><text:s text:c="2"/>hitchhiker outside Valley station rest stop 2</text:p>
          </table:table-cell>
          <table:table-cell table:formula="of:=MID([.A898];1;SEARCH(&quot;--&quot;;[.A898])-1)" office:value-type="string" office:string-value="{worldX = 42, worldY = 17, posX = 92, posY = 68}, ">
            <text:p>{worldX = 42, worldY = 17, posX = 92, posY = 68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6">
            <text:p>896</text:p>
          </table:table-cell>
          <table:table-cell table:number-columns-repeated="22"/>
          <table:table-cell table:formula="of:=CONCATENATE([.D898];&quot;-- &quot;;[.B898];&quot;,&quot;;[.C898];&quot; ID:&quot;;[.I898])" office:value-type="string" office:string-value="{worldX = 42, worldY = 17, posX = 92, posY = 68}, -- Valley Station,  hitchhiker outside Valley station rest stop 2 ID:896">
            <text:p>{worldX = 42, worldY = 17, posX = 92, posY = 68}, -- Valley Station, <text:s/>hitchhiker outside Valley station rest stop 2 ID:896</text:p>
          </table:table-cell>
          <table:table-cell table:formula="of:=MID([.D898];SEARCH(&quot;worldX = &quot;;[.D898])+9;(SEARCH(&quot;worldY = &quot;;[.D898])-SEARCH(&quot;worldX = &quot;;[.D898])-11))" office:value-type="string" office:string-value="42">
            <text:p>42</text:p>
          </table:table-cell>
          <table:table-cell table:formula="of:=MID([.D898];SEARCH(&quot;worldY = &quot;;[.D898])+9;(SEARCH(&quot;posX = &quot;;[.D898])-SEARCH(&quot;worldY = &quot;;[.D898])-11))" office:value-type="string" office:string-value="17">
            <text:p>17</text:p>
          </table:table-cell>
          <table:table-cell table:formula="of:=MID([.D898];(SEARCH(&quot;posX = &quot;;[.D898])+7);(SEARCH(&quot;,&quot;;[.D898];SEARCH(&quot;posX&quot;;[.D898]))-SEARCH(&quot;posX = &quot;;[.D898])-7))" office:value-type="string" office:string-value="92">
            <text:p>92</text:p>
          </table:table-cell>
          <table:table-cell table:formula="of:=IF(LEN([.D898])&lt;60;MID([.D898];(SEARCH(&quot;posY = &quot;;[.D898])+7);(SEARCH(&quot;}&quot;;[.D898];SEARCH(&quot;posY&quot;;[.D898]))-SEARCH(&quot;posY = &quot;;[.D898])-7));MID([.D902];(SEARCH(&quot;posY = &quot;;[.D902])+7);(SEARCH(&quot;}&quot;;[.D902];SEARCH(&quot;posY&quot;;[.D902]))-SEARCH(&quot;posY = &quot;;[.D902])-7)))" office:value-type="string" office:string-value="68">
            <text:p>68</text:p>
          </table:table-cell>
          <table:table-cell table:formula="of:=MID([.D898];SEARCH(&quot;posZ = &quot;;[.D898])+7;(SEARCH(&quot;}&quot;;[.D898])-SEARCH(&quot;posZ = &quot;;[.D898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40, worldY = 23, posX = 242, posY = 79}, -- <text:s/>hitchhiker east of westpoint</text:p>
          </table:table-cell>
          <table:table-cell office:value-type="string">
            <text:p>West Point</text:p>
          </table:table-cell>
          <table:table-cell table:formula="of:=MID([.A899];SEARCH(&quot;--&quot;;[.A899])+2;256)" office:value-type="string" office:string-value="  hitchhiker east of westpoint">
            <text:p><text:s text:c="2"/>hitchhiker east of westpoint</text:p>
          </table:table-cell>
          <table:table-cell table:formula="of:=MID([.A899];1;SEARCH(&quot;--&quot;;[.A899])-1)" office:value-type="string" office:string-value="{worldX = 40, worldY = 23, posX = 242, posY = 79}, ">
            <text:p>{worldX = 40, worldY = 23, posX = 242, posY = 79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7">
            <text:p>897</text:p>
          </table:table-cell>
          <table:table-cell table:number-columns-repeated="22"/>
          <table:table-cell table:formula="of:=CONCATENATE([.D899];&quot;-- &quot;;[.B899];&quot;,&quot;;[.C899];&quot; ID:&quot;;[.I899])" office:value-type="string" office:string-value="{worldX = 40, worldY = 23, posX = 242, posY = 79}, -- West Point,  hitchhiker east of westpoint ID:897">
            <text:p>{worldX = 40, worldY = 23, posX = 242, posY = 79}, -- West Point, <text:s/>hitchhiker east of westpoint ID:897</text:p>
          </table:table-cell>
          <table:table-cell table:formula="of:=MID([.D899];SEARCH(&quot;worldX = &quot;;[.D899])+9;(SEARCH(&quot;worldY = &quot;;[.D899])-SEARCH(&quot;worldX = &quot;;[.D899])-11))" office:value-type="string" office:string-value="40">
            <text:p>40</text:p>
          </table:table-cell>
          <table:table-cell table:formula="of:=MID([.D899];SEARCH(&quot;worldY = &quot;;[.D899])+9;(SEARCH(&quot;posX = &quot;;[.D899])-SEARCH(&quot;worldY = &quot;;[.D899])-11))" office:value-type="string" office:string-value="23">
            <text:p>23</text:p>
          </table:table-cell>
          <table:table-cell table:formula="of:=MID([.D899];(SEARCH(&quot;posX = &quot;;[.D899])+7);(SEARCH(&quot;,&quot;;[.D899];SEARCH(&quot;posX&quot;;[.D899]))-SEARCH(&quot;posX = &quot;;[.D899])-7))" office:value-type="string" office:string-value="242">
            <text:p>242</text:p>
          </table:table-cell>
          <table:table-cell table:formula="of:=IF(LEN([.D899])&lt;60;MID([.D899];(SEARCH(&quot;posY = &quot;;[.D899])+7);(SEARCH(&quot;}&quot;;[.D899];SEARCH(&quot;posY&quot;;[.D899]))-SEARCH(&quot;posY = &quot;;[.D899])-7));MID([.D903];(SEARCH(&quot;posY = &quot;;[.D903])+7);(SEARCH(&quot;}&quot;;[.D903];SEARCH(&quot;posY&quot;;[.D903]))-SEARCH(&quot;posY = &quot;;[.D903])-7)))" office:value-type="string" office:string-value="79">
            <text:p>79</text:p>
          </table:table-cell>
          <table:table-cell table:formula="of:=MID([.D899];SEARCH(&quot;posZ = &quot;;[.D899])+7;(SEARCH(&quot;}&quot;;[.D899])-SEARCH(&quot;posZ = &quot;;[.D899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4, worldY = 28, posX = 72, posY = 130}, -- <text:s/>hitchhiker South of Ekron by bar</text:p>
          </table:table-cell>
          <table:table-cell office:value-type="string">
            <text:p>Ekron</text:p>
          </table:table-cell>
          <table:table-cell table:formula="of:=MID([.A900];SEARCH(&quot;--&quot;;[.A900])+2;256)" office:value-type="string" office:string-value="  hitchhiker South of Ekron by bar">
            <text:p><text:s text:c="2"/>hitchhiker South of Ekron by bar</text:p>
          </table:table-cell>
          <table:table-cell table:formula="of:=MID([.A900];1;SEARCH(&quot;--&quot;;[.A900])-1)" office:value-type="string" office:string-value="{worldX = 24, worldY = 28, posX = 72, posY = 130}, ">
            <text:p>{worldX = 24, worldY = 28, posX = 72, posY = 130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8">
            <text:p>898</text:p>
          </table:table-cell>
          <table:table-cell table:number-columns-repeated="22"/>
          <table:table-cell table:formula="of:=CONCATENATE([.D900];&quot;-- &quot;;[.B900];&quot;,&quot;;[.C900];&quot; ID:&quot;;[.I900])" office:value-type="string" office:string-value="{worldX = 24, worldY = 28, posX = 72, posY = 130}, -- Ekron,  hitchhiker South of Ekron by bar ID:898">
            <text:p>{worldX = 24, worldY = 28, posX = 72, posY = 130}, -- Ekron, <text:s/>hitchhiker South of Ekron by bar ID:898</text:p>
          </table:table-cell>
          <table:table-cell table:formula="of:=MID([.D900];SEARCH(&quot;worldX = &quot;;[.D900])+9;(SEARCH(&quot;worldY = &quot;;[.D900])-SEARCH(&quot;worldX = &quot;;[.D900])-11))" office:value-type="string" office:string-value="24">
            <text:p>24</text:p>
          </table:table-cell>
          <table:table-cell table:formula="of:=MID([.D900];SEARCH(&quot;worldY = &quot;;[.D900])+9;(SEARCH(&quot;posX = &quot;;[.D900])-SEARCH(&quot;worldY = &quot;;[.D900])-11))" office:value-type="string" office:string-value="28">
            <text:p>28</text:p>
          </table:table-cell>
          <table:table-cell table:formula="of:=MID([.D900];(SEARCH(&quot;posX = &quot;;[.D900])+7);(SEARCH(&quot;,&quot;;[.D900];SEARCH(&quot;posX&quot;;[.D900]))-SEARCH(&quot;posX = &quot;;[.D900])-7))" office:value-type="string" office:string-value="72">
            <text:p>72</text:p>
          </table:table-cell>
          <table:table-cell table:formula="of:=IF(LEN([.D900])&lt;60;MID([.D900];(SEARCH(&quot;posY = &quot;;[.D900])+7);(SEARCH(&quot;}&quot;;[.D900];SEARCH(&quot;posY&quot;;[.D900]))-SEARCH(&quot;posY = &quot;;[.D900])-7));MID([.D904];(SEARCH(&quot;posY = &quot;;[.D904])+7);(SEARCH(&quot;}&quot;;[.D904];SEARCH(&quot;posY&quot;;[.D904]))-SEARCH(&quot;posY = &quot;;[.D904])-7)))" office:value-type="string" office:string-value="130">
            <text:p>130</text:p>
          </table:table-cell>
          <table:table-cell table:formula="of:=MID([.D900];SEARCH(&quot;posZ = &quot;;[.D900])+7;(SEARCH(&quot;}&quot;;[.D900])-SEARCH(&quot;posZ = &quot;;[.D900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25, worldY = 33, posX = 294, posY = 270}, -- <text:s/>hitchhiker Ekron farming cross roads</text:p>
          </table:table-cell>
          <table:table-cell office:value-type="string">
            <text:p>Ekron</text:p>
          </table:table-cell>
          <table:table-cell table:formula="of:=MID([.A901];SEARCH(&quot;--&quot;;[.A901])+2;256)" office:value-type="string" office:string-value="  hitchhiker Ekron farming cross roads">
            <text:p><text:s text:c="2"/>hitchhiker Ekron farming cross roads</text:p>
          </table:table-cell>
          <table:table-cell table:formula="of:=MID([.A901];1;SEARCH(&quot;--&quot;;[.A901])-1)" office:value-type="string" office:string-value="{worldX = 25, worldY = 33, posX = 294, posY = 270}, ">
            <text:p>{worldX = 25, worldY = 33, posX = 294, posY = 270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899">
            <text:p>899</text:p>
          </table:table-cell>
          <table:table-cell table:number-columns-repeated="22"/>
          <table:table-cell table:formula="of:=CONCATENATE([.D901];&quot;-- &quot;;[.B901];&quot;,&quot;;[.C901];&quot; ID:&quot;;[.I901])" office:value-type="string" office:string-value="{worldX = 25, worldY = 33, posX = 294, posY = 270}, -- Ekron,  hitchhiker Ekron farming cross roads ID:899">
            <text:p>{worldX = 25, worldY = 33, posX = 294, posY = 270}, -- Ekron, <text:s/>hitchhiker Ekron farming cross roads ID:899</text:p>
          </table:table-cell>
          <table:table-cell table:formula="of:=MID([.D901];SEARCH(&quot;worldX = &quot;;[.D901])+9;(SEARCH(&quot;worldY = &quot;;[.D901])-SEARCH(&quot;worldX = &quot;;[.D901])-11))" office:value-type="string" office:string-value="25">
            <text:p>25</text:p>
          </table:table-cell>
          <table:table-cell table:formula="of:=MID([.D901];SEARCH(&quot;worldY = &quot;;[.D901])+9;(SEARCH(&quot;posX = &quot;;[.D901])-SEARCH(&quot;worldY = &quot;;[.D901])-11))" office:value-type="string" office:string-value="33">
            <text:p>33</text:p>
          </table:table-cell>
          <table:table-cell table:formula="of:=MID([.D901];(SEARCH(&quot;posX = &quot;;[.D901])+7);(SEARCH(&quot;,&quot;;[.D901];SEARCH(&quot;posX&quot;;[.D901]))-SEARCH(&quot;posX = &quot;;[.D901])-7))" office:value-type="string" office:string-value="294">
            <text:p>294</text:p>
          </table:table-cell>
          <table:table-cell table:formula="of:=IF(LEN([.D901])&lt;60;MID([.D901];(SEARCH(&quot;posY = &quot;;[.D901])+7);(SEARCH(&quot;}&quot;;[.D901];SEARCH(&quot;posY&quot;;[.D901]))-SEARCH(&quot;posY = &quot;;[.D901])-7));MID([.D905];(SEARCH(&quot;posY = &quot;;[.D905])+7);(SEARCH(&quot;}&quot;;[.D905];SEARCH(&quot;posY&quot;;[.D905]))-SEARCH(&quot;posY = &quot;;[.D905])-7)))" office:value-type="string" office:string-value="270">
            <text:p>270</text:p>
          </table:table-cell>
          <table:table-cell table:formula="of:=MID([.D901];SEARCH(&quot;posZ = &quot;;[.D901])+7;(SEARCH(&quot;}&quot;;[.D901])-SEARCH(&quot;posZ = &quot;;[.D901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8, worldY = 27, posX = 235, posY = 221}, -- <text:s/>hitchhiker Crossroads north of dixie</text:p>
          </table:table-cell>
          <table:table-cell office:value-type="string">
            <text:p>Dixie</text:p>
          </table:table-cell>
          <table:table-cell table:formula="of:=MID([.A902];SEARCH(&quot;--&quot;;[.A902])+2;256)" office:value-type="string" office:string-value="  hitchhiker Crossroads north of dixie">
            <text:p><text:s text:c="2"/>hitchhiker Crossroads north of dixie</text:p>
          </table:table-cell>
          <table:table-cell table:formula="of:=MID([.A902];1;SEARCH(&quot;--&quot;;[.A902])-1)" office:value-type="string" office:string-value="{worldX = 38, worldY = 27, posX = 235, posY = 221}, ">
            <text:p>{worldX = 38, worldY = 27, posX = 235, posY = 221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900">
            <text:p>900</text:p>
          </table:table-cell>
          <table:table-cell table:number-columns-repeated="22"/>
          <table:table-cell table:formula="of:=CONCATENATE([.D902];&quot;-- &quot;;[.B902];&quot;,&quot;;[.C902];&quot; ID:&quot;;[.I902])" office:value-type="string" office:string-value="{worldX = 38, worldY = 27, posX = 235, posY = 221}, -- Dixie,  hitchhiker Crossroads north of dixie ID:900">
            <text:p>{worldX = 38, worldY = 27, posX = 235, posY = 221}, -- Dixie, <text:s/>hitchhiker Crossroads north of dixie ID:900</text:p>
          </table:table-cell>
          <table:table-cell table:formula="of:=MID([.D902];SEARCH(&quot;worldX = &quot;;[.D902])+9;(SEARCH(&quot;worldY = &quot;;[.D902])-SEARCH(&quot;worldX = &quot;;[.D902])-11))" office:value-type="string" office:string-value="38">
            <text:p>38</text:p>
          </table:table-cell>
          <table:table-cell table:formula="of:=MID([.D902];SEARCH(&quot;worldY = &quot;;[.D902])+9;(SEARCH(&quot;posX = &quot;;[.D902])-SEARCH(&quot;worldY = &quot;;[.D902])-11))" office:value-type="string" office:string-value="27">
            <text:p>27</text:p>
          </table:table-cell>
          <table:table-cell table:formula="of:=MID([.D902];(SEARCH(&quot;posX = &quot;;[.D902])+7);(SEARCH(&quot;,&quot;;[.D902];SEARCH(&quot;posX&quot;;[.D902]))-SEARCH(&quot;posX = &quot;;[.D902])-7))" office:value-type="string" office:string-value="235">
            <text:p>235</text:p>
          </table:table-cell>
          <table:table-cell table:formula="of:=IF(LEN([.D902])&lt;60;MID([.D902];(SEARCH(&quot;posY = &quot;;[.D902])+7);(SEARCH(&quot;}&quot;;[.D902];SEARCH(&quot;posY&quot;;[.D902]))-SEARCH(&quot;posY = &quot;;[.D902])-7));MID([.D906];(SEARCH(&quot;posY = &quot;;[.D906])+7);(SEARCH(&quot;}&quot;;[.D906];SEARCH(&quot;posY&quot;;[.D906]))-SEARCH(&quot;posY = &quot;;[.D906])-7)))" office:value-type="string" office:string-value="221">
            <text:p>221</text:p>
          </table:table-cell>
          <table:table-cell table:formula="of:=MID([.D902];SEARCH(&quot;posZ = &quot;;[.D902])+7;(SEARCH(&quot;}&quot;;[.D902])-SEARCH(&quot;posZ = &quot;;[.D902])-7))" office:value-type="float" office:value="0">
            <text:p>#VALUE!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{worldX = 33, worldY = 37, posX = 221, posY = 42}, -- <text:s/>hitchhiker Diner near mudlraugh industrial zone</text:p>
          </table:table-cell>
          <table:table-cell office:value-type="string">
            <text:p>Muldraugh adjacent</text:p>
          </table:table-cell>
          <table:table-cell table:formula="of:=MID([.A903];SEARCH(&quot;--&quot;;[.A903])+2;256)" office:value-type="string" office:string-value="  hitchhiker Diner near mudlraugh industrial zone">
            <text:p><text:s text:c="2"/>hitchhiker Diner near mudlraugh industrial zone</text:p>
          </table:table-cell>
          <table:table-cell table:formula="of:=MID([.A903];1;SEARCH(&quot;--&quot;;[.A903])-1)" office:value-type="string" office:string-value="{worldX = 33, worldY = 37, posX = 221, posY = 42}, ">
            <text:p>{worldX = 33, worldY = 37, posX = 221, posY = 42}, </text:p>
          </table:table-cell>
          <table:table-cell table:number-columns-repeated="2" office:value-type="string">
            <text:p>Misc</text:p>
          </table:table-cell>
          <table:table-cell office:value-type="string">
            <text:p>potentially shitty starts</text:p>
          </table:table-cell>
          <table:table-cell office:value-type="string">
            <text:p>hitchhiker</text:p>
          </table:table-cell>
          <table:table-cell office:value-type="float" office:value="901">
            <text:p>901</text:p>
          </table:table-cell>
          <table:table-cell table:number-columns-repeated="22"/>
          <table:table-cell table:formula="of:=CONCATENATE([.D903];&quot;-- &quot;;[.B903];&quot;,&quot;;[.C903];&quot; ID:&quot;;[.I903])" office:value-type="string" office:string-value="{worldX = 33, worldY = 37, posX = 221, posY = 42}, -- Muldraugh adjacent,  hitchhiker Diner near mudlraugh industrial zone ID:901">
            <text:p>{worldX = 33, worldY = 37, posX = 221, posY = 42}, -- Muldraugh adjacent, <text:s/>hitchhiker Diner near mudlraugh industrial zone ID:901</text:p>
          </table:table-cell>
          <table:table-cell table:formula="of:=MID([.D903];SEARCH(&quot;worldX = &quot;;[.D903])+9;(SEARCH(&quot;worldY = &quot;;[.D903])-SEARCH(&quot;worldX = &quot;;[.D903])-11))" office:value-type="string" office:string-value="33">
            <text:p>33</text:p>
          </table:table-cell>
          <table:table-cell table:formula="of:=MID([.D903];SEARCH(&quot;worldY = &quot;;[.D903])+9;(SEARCH(&quot;posX = &quot;;[.D903])-SEARCH(&quot;worldY = &quot;;[.D903])-11))" office:value-type="string" office:string-value="37">
            <text:p>37</text:p>
          </table:table-cell>
          <table:table-cell table:formula="of:=MID([.D903];(SEARCH(&quot;posX = &quot;;[.D903])+7);(SEARCH(&quot;,&quot;;[.D903];SEARCH(&quot;posX&quot;;[.D903]))-SEARCH(&quot;posX = &quot;;[.D903])-7))" office:value-type="string" office:string-value="221">
            <text:p>221</text:p>
          </table:table-cell>
          <table:table-cell table:formula="of:=IF(LEN([.D903])&lt;60;MID([.D903];(SEARCH(&quot;posY = &quot;;[.D903])+7);(SEARCH(&quot;}&quot;;[.D903];SEARCH(&quot;posY&quot;;[.D903]))-SEARCH(&quot;posY = &quot;;[.D903])-7));MID([.D907];(SEARCH(&quot;posY = &quot;;[.D907])+7);(SEARCH(&quot;}&quot;;[.D907];SEARCH(&quot;posY&quot;;[.D907]))-SEARCH(&quot;posY = &quot;;[.D907])-7)))" office:value-type="string" office:string-value="42">
            <text:p>42</text:p>
          </table:table-cell>
          <table:table-cell table:formula="of:=MID([.D903];SEARCH(&quot;posZ = &quot;;[.D903])+7;(SEARCH(&quot;}&quot;;[.D903])-SEARCH(&quot;posZ = &quot;;[.D903])-7))" office:value-type="float" office:value="0">
            <text:p>#VALUE!</text:p>
          </table:table-cell>
          <table:table-cell table:number-columns-repeated="3"/>
        </table:table-row>
      </table:table>
      <table:table table:name="profession" table:style-name="ta1" table:print="false">
        <table:table-column table:style-name="co5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ncome sort</text:p>
          </table:table-cell>
          <table:table-cell office:value-type="string">
            <text:p>normal sort</text:p>
          </table:table-cell>
          <table:table-cell office:value-type="string">
            <text:p>income range</text:p>
          </table:table-cell>
        </table:table-row>
        <table:table-row table:style-name="ro1">
          <table:table-cell office:value-type="string">
            <text:p>unemploy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burgerflipp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burglar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securityguar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constructionwork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fireoffic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parkrang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farmer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metalworker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che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string">
            <text:p>policeofficer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fisherman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lumberjack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string">
            <text:p>veteran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string">
            <text:p>fitnessinstructor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electrician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epairma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carpenter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nurse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octor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engineer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High</text:p>
          </table:table-cell>
        </table:table-row>
      </table:table>
      <table:table table:name="Pivot Table_loc_2" table:style-name="ta1" table:print="false">
        <table:table-column table:style-name="co5" table:default-cell-style-name="ce3"/>
        <table:table-column table:style-name="co6" table:number-columns-repeated="2" table:default-cell-style-name="ce8"/>
        <table:table-column table:style-name="co5" table:default-cell-style-name="ce14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Area</text:p>
          </table:table-cell>
          <table:table-cell table:style-name="ce6" office:value-type="string">
            <text:p>extract world position x</text:p>
          </table:table-cell>
          <table:table-cell table:style-name="ce6" office:value-type="string">
            <text:p>extract world position y</text:p>
          </table:table-cell>
          <table:table-cell table:style-name="ce12"/>
        </table:table-row>
        <table:table-row table:style-name="ro1">
          <table:table-cell table:style-name="ce2" office:value-type="string">
            <text:p>Dixie</text:p>
          </table:table-cell>
          <table:table-cell table:style-name="ce7" office:value-type="string">
            <text:p>28</text:p>
          </table:table-cell>
          <table:table-cell table:style-name="ce7" office:value-type="string">
            <text:p>29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33</text:p>
          </table:table-cell>
          <table:table-cell table:style-name="ce7" office:value-type="string">
            <text:p>22</text:p>
          </table:table-cell>
          <table:table-cell table:style-name="ce13"/>
        </table:table-row>
        <table:table-row table:style-name="ro1">
          <table:table-cell/>
          <table:table-cell office:value-type="string">
            <text:p>38</text:p>
          </table:table-cell>
          <table:table-cell office:value-type="string">
            <text:p>27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9</text:p>
          </table:table-cell>
          <table:table-cell table:style-name="ce15"/>
        </table:table-row>
        <table:table-row table:style-name="ro1">
          <table:table-cell table:style-name="ce4"/>
          <table:table-cell table:style-name="ce7" office:value-type="string">
            <text:p>39</text:p>
          </table:table-cell>
          <table:table-cell table:style-name="ce7" office:value-type="string">
            <text:p>29</text:p>
          </table:table-cell>
          <table:table-cell table:style-name="ce13"/>
        </table:table-row>
        <table:table-row table:style-name="ro1">
          <table:table-cell table:style-name="ce2" office:value-type="string">
            <text:p>Ekron</text:p>
          </table:table-cell>
          <table:table-cell table:style-name="ce7" office:value-type="string">
            <text:p>19</text:p>
          </table:table-cell>
          <table:table-cell table:style-name="ce7" office:value-type="string">
            <text:p>31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20</text:p>
          </table:table-cell>
          <table:table-cell table:style-name="ce7" office:value-type="string">
            <text:p>31</text:p>
          </table:table-cell>
          <table:table-cell table:style-name="ce13"/>
        </table:table-row>
        <table:table-row table:style-name="ro1">
          <table:table-cell/>
          <table:table-cell office:value-type="string">
            <text:p>21</text:p>
          </table:table-cell>
          <table:table-cell office:value-type="string">
            <text:p>30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1</text:p>
          </table:table-cell>
          <table:table-cell table:style-name="ce15"/>
        </table:table-row>
        <table:table-row table:style-name="ro1">
          <table:table-cell/>
          <table:table-cell office:value-type="string">
            <text:p>22</text:p>
          </table:table-cell>
          <table:table-cell office:value-type="string">
            <text:p>23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25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29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1</text:p>
          </table:table-cell>
          <table:table-cell table:style-name="ce15"/>
        </table:table-row>
        <table:table-row table:style-name="ro1">
          <table:table-cell/>
          <table:table-cell office:value-type="string">
            <text:p>23</text:p>
          </table:table-cell>
          <table:table-cell office:value-type="string">
            <text:p>27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28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0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1</text:p>
          </table:table-cell>
          <table:table-cell table:style-name="ce15"/>
        </table:table-row>
        <table:table-row table:style-name="ro1">
          <table:table-cell/>
          <table:table-cell office:value-type="string">
            <text:p>24</text:p>
          </table:table-cell>
          <table:table-cell office:value-type="string">
            <text:p>27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8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25</text:p>
          </table:table-cell>
          <table:table-cell table:style-name="ce7" office:value-type="string">
            <text:p>31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26</text:p>
          </table:table-cell>
          <table:table-cell table:style-name="ce7" office:value-type="string">
            <text:p>29</text:p>
          </table:table-cell>
          <table:table-cell table:style-name="ce13"/>
        </table:table-row>
        <table:table-row table:style-name="ro1">
          <table:table-cell/>
          <table:table-cell table:number-columns-repeated="2" office:value-type="string">
            <text:p>28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29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1</text:p>
          </table:table-cell>
          <table:table-cell table:style-name="ce15"/>
        </table:table-row>
        <table:table-row table:style-name="ro1">
          <table:table-cell table:style-name="ce4"/>
          <table:table-cell table:style-name="ce7" office:value-type="string">
            <text:p>29</text:p>
          </table:table-cell>
          <table:table-cell table:style-name="ce7" office:value-type="string">
            <text:p>30</text:p>
          </table:table-cell>
          <table:table-cell table:style-name="ce13"/>
        </table:table-row>
        <table:table-row table:style-name="ro1">
          <table:table-cell table:style-name="ce2" office:value-type="string">
            <text:p>Isolated Areas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28</text:p>
          </table:table-cell>
          <table:table-cell table:style-name="ce13"/>
        </table:table-row>
        <table:table-row table:style-name="ro1">
          <table:table-cell/>
          <table:table-cell office:value-type="string">
            <text:p>13</text:p>
          </table:table-cell>
          <table:table-cell office:value-type="string">
            <text:p>27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8</text:p>
          </table:table-cell>
          <table:table-cell table:style-name="ce15"/>
        </table:table-row>
        <table:table-row table:style-name="ro1">
          <table:table-cell/>
          <table:table-cell office:value-type="string">
            <text:p>14</text:p>
          </table:table-cell>
          <table:table-cell office:value-type="string">
            <text:p>24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8</text:p>
          </table:table-cell>
          <table:table-cell table:style-name="ce15"/>
        </table:table-row>
        <table:table-row table:style-name="ro1">
          <table:table-cell/>
          <table:table-cell office:value-type="string">
            <text:p>15</text:p>
          </table:table-cell>
          <table:table-cell office:value-type="string">
            <text:p>26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8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16</text:p>
          </table:table-cell>
          <table:table-cell table:style-name="ce7" office:value-type="string">
            <text:p>26</text:p>
          </table:table-cell>
          <table:table-cell table:style-name="ce13"/>
        </table:table-row>
        <table:table-row table:style-name="ro1">
          <table:table-cell/>
          <table:table-cell office:value-type="string">
            <text:p>18</text:p>
          </table:table-cell>
          <table:table-cell office:value-type="string">
            <text:p>31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2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31</text:p>
          </table:table-cell>
          <table:table-cell table:style-name="ce7" office:value-type="string">
            <text:p>34</text:p>
          </table:table-cell>
          <table:table-cell table:style-name="ce13"/>
        </table:table-row>
        <table:table-row table:style-name="ro1">
          <table:table-cell/>
          <table:table-cell office:value-type="string">
            <text:p>32</text:p>
          </table:table-cell>
          <table:table-cell office:value-type="string">
            <text:p>29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3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33</text:p>
          </table:table-cell>
          <table:table-cell table:style-name="ce7" office:value-type="string">
            <text:p>22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35</text:p>
          </table:table-cell>
          <table:table-cell table:style-name="ce7" office:value-type="string">
            <text:p>37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36</text:p>
          </table:table-cell>
          <table:table-cell table:style-name="ce7" office:value-type="string">
            <text:p>35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37</text:p>
          </table:table-cell>
          <table:table-cell table:style-name="ce7" office:value-type="string">
            <text:p>29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38</text:p>
          </table:table-cell>
          <table:table-cell table:style-name="ce7" office:value-type="string">
            <text:p>30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41</text:p>
          </table:table-cell>
          <table:table-cell table:style-name="ce7" office:value-type="string">
            <text:p>29</text:p>
          </table:table-cell>
          <table:table-cell table:style-name="ce13"/>
        </table:table-row>
        <table:table-row table:style-name="ro1">
          <table:table-cell table:style-name="ce4"/>
          <table:table-cell table:style-name="ce7" office:value-type="string">
            <text:p>45</text:p>
          </table:table-cell>
          <table:table-cell table:style-name="ce7" office:value-type="string">
            <text:p>24</text:p>
          </table:table-cell>
          <table:table-cell table:style-name="ce13"/>
        </table:table-row>
        <table:table-row table:style-name="ro1">
          <table:table-cell table:style-name="ce2" office:value-type="string">
            <text:p>March Ridge</text:p>
          </table:table-cell>
          <table:table-cell office:value-type="string">
            <text:p>32</text:p>
          </table:table-cell>
          <table:table-cell office:value-type="string">
            <text:p>4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43</text:p>
          </table:table-cell>
          <table:table-cell table:style-name="ce15"/>
        </table:table-row>
        <table:table-row table:style-name="ro1">
          <table:table-cell/>
          <table:table-cell office:value-type="string">
            <text:p>33</text:p>
          </table:table-cell>
          <table:table-cell office:value-type="string">
            <text:p>4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43</text:p>
          </table:table-cell>
          <table:table-cell table:style-name="ce15"/>
        </table:table-row>
        <table:table-row table:style-name="ro1">
          <table:table-cell table:style-name="ce4"/>
          <table:table-cell table:style-name="ce7" office:value-type="string">
            <text:p>34</text:p>
          </table:table-cell>
          <table:table-cell table:style-name="ce7" office:value-type="string">
            <text:p>42</text:p>
          </table:table-cell>
          <table:table-cell table:style-name="ce13"/>
        </table:table-row>
        <table:table-row table:style-name="ro1">
          <table:table-cell table:style-name="ce2" office:value-type="string">
            <text:p>Muldraugh</text:p>
          </table:table-cell>
          <table:table-cell table:style-name="ce7" office:value-type="string">
            <text:p>33</text:p>
          </table:table-cell>
          <table:table-cell table:style-name="ce7" office:value-type="string">
            <text:p>31</text:p>
          </table:table-cell>
          <table:table-cell table:style-name="ce13"/>
        </table:table-row>
        <table:table-row table:style-name="ro1">
          <table:table-cell/>
          <table:table-cell office:value-type="string">
            <text:p>34</text:p>
          </table:table-cell>
          <table:table-cell office:value-type="string">
            <text:p>30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1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2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3</text:p>
          </table:table-cell>
          <table:table-cell table:style-name="ce15"/>
        </table:table-row>
        <table:table-row table:style-name="ro1">
          <table:table-cell/>
          <table:table-cell office:value-type="string">
            <text:p>35</text:p>
          </table:table-cell>
          <table:table-cell office:value-type="string">
            <text:p>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2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3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4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5</text:p>
          </table:table-cell>
          <table:table-cell table:style-name="ce15"/>
        </table:table-row>
        <table:table-row table:style-name="ro1">
          <table:table-cell/>
          <table:table-cell office:value-type="string">
            <text:p>36</text:p>
          </table:table-cell>
          <table:table-cell office:value-type="string">
            <text:p>29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0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1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2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3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4</text:p>
          </table:table-cell>
          <table:table-cell table:style-name="ce15"/>
        </table:table-row>
        <table:table-row table:style-name="ro1">
          <table:table-cell/>
          <table:table-cell office:value-type="string">
            <text:p>38</text:p>
          </table:table-cell>
          <table:table-cell office:value-type="string">
            <text:p>32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3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4</text:p>
          </table:table-cell>
          <table:table-cell table:style-name="ce15"/>
        </table:table-row>
        <table:table-row table:style-name="ro1">
          <table:table-cell/>
          <table:table-cell office:value-type="string">
            <text:p>39</text:p>
          </table:table-cell>
          <table:table-cell office:value-type="string">
            <text:p>32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33</text:p>
          </table:table-cell>
          <table:table-cell table:style-name="ce15"/>
        </table:table-row>
        <table:table-row table:style-name="ro1">
          <table:table-cell table:style-name="ce2" office:value-type="string">
            <text:p>Muldraugh Adjacent</text:p>
          </table:table-cell>
          <table:table-cell office:value-type="string">
            <text:p>33</text:p>
          </table:table-cell>
          <table:table-cell office:value-type="string">
            <text:p>36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7</text:p>
          </table:table-cell>
          <table:table-cell table:style-name="ce15"/>
        </table:table-row>
        <table:table-row table:style-name="ro1">
          <table:table-cell table:style-name="ce4"/>
          <table:table-cell table:style-name="ce7" office:value-type="string">
            <text:p>34</text:p>
          </table:table-cell>
          <table:table-cell table:style-name="ce7" office:value-type="string">
            <text:p>36</text:p>
          </table:table-cell>
          <table:table-cell table:style-name="ce13"/>
        </table:table-row>
        <table:table-row table:style-name="ro1">
          <table:table-cell table:style-name="ce2" office:value-type="string">
            <text:p>Riverside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9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14</text:p>
          </table:table-cell>
          <table:table-cell table:style-name="ce7" office:value-type="string">
            <text:p>19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15</text:p>
          </table:table-cell>
          <table:table-cell table:style-name="ce7" office:value-type="string">
            <text:p>19</text:p>
          </table:table-cell>
          <table:table-cell table:style-name="ce13"/>
        </table:table-row>
        <table:table-row table:style-name="ro1">
          <table:table-cell/>
          <table:table-cell office:value-type="string">
            <text:p>16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19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17</text:p>
          </table:table-cell>
          <table:table-cell table:style-name="ce7" office:value-type="string">
            <text:p>18</text:p>
          </table:table-cell>
          <table:table-cell table:style-name="ce13"/>
        </table:table-row>
        <table:table-row table:style-name="ro1">
          <table:table-cell/>
          <table:table-cell table:number-columns-repeated="2" table:style-name="ce7" office:value-type="string">
            <text:p>18</text:p>
          </table:table-cell>
          <table:table-cell table:style-name="ce13"/>
        </table:table-row>
        <table:table-row table:style-name="ro1">
          <table:table-cell/>
          <table:table-cell office:value-type="string">
            <text:p>19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8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19</text:p>
          </table:table-cell>
          <table:table-cell table:style-name="ce15"/>
        </table:table-row>
        <table:table-row table:style-name="ro1">
          <table:table-cell/>
          <table:table-cell office:value-type="string">
            <text:p>20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18</text:p>
          </table:table-cell>
          <table:table-cell table:style-name="ce15"/>
        </table:table-row>
        <table:table-row table:style-name="ro1">
          <table:table-cell/>
          <table:table-cell office:value-type="string">
            <text:p>21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18</text:p>
          </table:table-cell>
          <table:table-cell table:style-name="ce15"/>
        </table:table-row>
        <table:table-row table:style-name="ro1">
          <table:table-cell/>
          <table:table-cell office:value-type="string">
            <text:p>22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18</text:p>
          </table:table-cell>
          <table:table-cell table:style-name="ce15"/>
        </table:table-row>
        <table:table-row table:style-name="ro1">
          <table:table-cell/>
          <table:table-cell office:value-type="string">
            <text:p>24</text:p>
          </table:table-cell>
          <table:table-cell office:value-type="string">
            <text:p>19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20</text:p>
          </table:table-cell>
          <table:table-cell table:style-name="ce16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21</text:p>
          </table:table-cell>
          <table:table-cell table:style-name="ce15"/>
        </table:table-row>
        <table:table-row table:style-name="ro1">
          <table:table-cell table:style-name="ce2" office:value-type="string">
            <text:p>Riverside Adjacent</text:p>
          </table:table-cell>
          <table:table-cell office:value-type="string">
            <text:p>17</text:p>
          </table:table-cell>
          <table:table-cell office:value-type="string">
            <text:p>19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0</text:p>
          </table:table-cell>
          <table:table-cell table:style-name="ce15"/>
        </table:table-row>
        <table:table-row table:style-name="ro1">
          <table:table-cell/>
          <table:table-cell office:value-type="string">
            <text:p>18</text:p>
          </table:table-cell>
          <table:table-cell office:value-type="string">
            <text:p>19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0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19</text:p>
          </table:table-cell>
          <table:table-cell table:style-name="ce7" office:value-type="string">
            <text:p>21</text:p>
          </table:table-cell>
          <table:table-cell table:style-name="ce13"/>
        </table:table-row>
        <table:table-row table:style-name="ro1">
          <table:table-cell/>
          <table:table-cell office:value-type="string">
            <text:p>20</text:p>
          </table:table-cell>
          <table:table-cell office:value-type="string">
            <text:p>21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22</text:p>
          </table:table-cell>
          <table:table-cell table:style-name="ce15"/>
        </table:table-row>
        <table:table-row table:style-name="ro1">
          <table:table-cell table:style-name="ce2" office:value-type="string">
            <text:p>Rosewood</text:p>
          </table:table-cell>
          <table:table-cell office:value-type="string">
            <text:p>17</text:p>
          </table:table-cell>
          <table:table-cell office:value-type="string">
            <text:p>33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4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5</text:p>
          </table:table-cell>
          <table:table-cell table:style-name="ce15"/>
        </table:table-row>
        <table:table-row table:style-name="ro1">
          <table:table-cell/>
          <table:table-cell office:value-type="string">
            <text:p>18</text:p>
          </table:table-cell>
          <table:table-cell office:value-type="string">
            <text:p>3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3</text:p>
          </table:table-cell>
          <table:table-cell table:style-name="ce15"/>
        </table:table-row>
        <table:table-row table:style-name="ro1">
          <table:table-cell/>
          <table:table-cell office:value-type="string">
            <text:p>19</text:p>
          </table:table-cell>
          <table:table-cell office:value-type="string">
            <text:p>31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2</text:p>
          </table:table-cell>
          <table:table-cell table:style-name="ce15"/>
        </table:table-row>
        <table:table-row table:style-name="ro1">
          <table:table-cell/>
          <table:table-cell table:style-name="ce7" office:value-type="string">
            <text:p>20</text:p>
          </table:table-cell>
          <table:table-cell table:style-name="ce7" office:value-type="string">
            <text:p>31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22</text:p>
          </table:table-cell>
          <table:table-cell table:style-name="ce7" office:value-type="string">
            <text:p>33</text:p>
          </table:table-cell>
          <table:table-cell table:style-name="ce13"/>
        </table:table-row>
        <table:table-row table:style-name="ro1">
          <table:table-cell/>
          <table:table-cell office:value-type="string">
            <text:p>23</text:p>
          </table:table-cell>
          <table:table-cell office:value-type="string">
            <text:p>3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5</text:p>
          </table:table-cell>
          <table:table-cell table:style-name="ce15"/>
        </table:table-row>
        <table:table-row table:style-name="ro1">
          <table:table-cell/>
          <table:table-cell office:value-type="string">
            <text:p>24</text:p>
          </table:table-cell>
          <table:table-cell office:value-type="string">
            <text:p>32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5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6</text:p>
          </table:table-cell>
          <table:table-cell table:style-name="ce15"/>
        </table:table-row>
        <table:table-row table:style-name="ro1">
          <table:table-cell/>
          <table:table-cell office:value-type="string">
            <text:p>25</text:p>
          </table:table-cell>
          <table:table-cell office:value-type="string">
            <text:p>33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6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7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39</text:p>
          </table:table-cell>
          <table:table-cell table:style-name="ce15"/>
        </table:table-row>
        <table:table-row table:style-name="ro1">
          <table:table-cell/>
          <table:table-cell office:value-type="string">
            <text:p>26</text:p>
          </table:table-cell>
          <table:table-cell office:value-type="string">
            <text:p>33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6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7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8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9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40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41</text:p>
          </table:table-cell>
          <table:table-cell table:style-name="ce15"/>
        </table:table-row>
        <table:table-row table:style-name="ro1">
          <table:table-cell/>
          <table:table-cell office:value-type="string">
            <text:p>27</text:p>
          </table:table-cell>
          <table:table-cell office:value-type="string">
            <text:p>32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34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7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8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39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40</text:p>
          </table:table-cell>
          <table:table-cell table:style-name="ce15"/>
        </table:table-row>
        <table:table-row table:style-name="ro1">
          <table:table-cell/>
          <table:table-cell office:value-type="string">
            <text:p>28</text:p>
          </table:table-cell>
          <table:table-cell office:value-type="string">
            <text:p>38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39</text:p>
          </table:table-cell>
          <table:table-cell table:style-name="ce15"/>
        </table:table-row>
        <table:table-row table:style-name="ro1">
          <table:table-cell/>
          <table:table-cell office:value-type="string">
            <text:p>29</text:p>
          </table:table-cell>
          <table:table-cell office:value-type="string">
            <text:p>38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40</text:p>
          </table:table-cell>
          <table:table-cell table:style-name="ce15"/>
        </table:table-row>
        <table:table-row table:style-name="ro1">
          <table:table-cell/>
          <table:table-cell office:value-type="string">
            <text:p>30</text:p>
          </table:table-cell>
          <table:table-cell office:value-type="string">
            <text:p>39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40</text:p>
          </table:table-cell>
          <table:table-cell table:style-name="ce15"/>
        </table:table-row>
        <table:table-row table:style-name="ro1">
          <table:table-cell table:style-name="ce2" office:value-type="string">
            <text:p>Valley Station</text:p>
          </table:table-cell>
          <table:table-cell office:value-type="string">
            <text:p>41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7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8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19</text:p>
          </table:table-cell>
          <table:table-cell table:style-name="ce15"/>
        </table:table-row>
        <table:table-row table:style-name="ro1">
          <table:table-cell/>
          <table:table-cell office:value-type="string">
            <text:p>42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6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7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8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9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20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21</text:p>
          </table:table-cell>
          <table:table-cell table:style-name="ce15"/>
        </table:table-row>
        <table:table-row table:style-name="ro1">
          <table:table-cell/>
          <table:table-cell office:value-type="string">
            <text:p>43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7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18</text:p>
          </table:table-cell>
          <table:table-cell table:style-name="ce15"/>
        </table:table-row>
        <table:table-row table:style-name="ro1">
          <table:table-cell/>
          <table:table-cell office:value-type="string">
            <text:p>44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18</text:p>
          </table:table-cell>
          <table:table-cell table:style-name="ce15"/>
        </table:table-row>
        <table:table-row table:style-name="ro1">
          <table:table-cell/>
          <table:table-cell office:value-type="string">
            <text:p>45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8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19</text:p>
          </table:table-cell>
          <table:table-cell table:style-name="ce15"/>
        </table:table-row>
        <table:table-row table:style-name="ro1">
          <table:table-cell/>
          <table:table-cell office:value-type="string">
            <text:p>46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6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7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8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19</text:p>
          </table:table-cell>
          <table:table-cell table:style-name="ce15"/>
        </table:table-row>
        <table:table-row table:style-name="ro1">
          <table:table-cell/>
          <table:table-cell office:value-type="string">
            <text:p>47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16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7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>
            <text:p>18</text:p>
          </table:table-cell>
          <table:table-cell table:style-name="ce16"/>
        </table:table-row>
        <table:table-row table:style-name="ro1">
          <table:table-cell/>
          <table:table-cell table:style-name="ce9"/>
          <table:table-cell table:style-name="ce9" office:value-type="string">
            <text:p>19</text:p>
          </table:table-cell>
          <table:table-cell table:style-name="ce15"/>
        </table:table-row>
        <table:table-row table:style-name="ro1">
          <table:table-cell table:style-name="ce4"/>
          <table:table-cell table:style-name="ce7" office:value-type="string">
            <text:p>48</text:p>
          </table:table-cell>
          <table:table-cell table:style-name="ce7" office:value-type="string">
            <text:p>16</text:p>
          </table:table-cell>
          <table:table-cell table:style-name="ce13"/>
        </table:table-row>
        <table:table-row table:style-name="ro1">
          <table:table-cell table:style-name="ce2" office:value-type="string">
            <text:p>West Point</text:p>
          </table:table-cell>
          <table:table-cell table:style-name="ce7" office:value-type="string">
            <text:p>33</text:p>
          </table:table-cell>
          <table:table-cell table:style-name="ce7" office:value-type="string">
            <text:p>24</text:p>
          </table:table-cell>
          <table:table-cell table:style-name="ce13"/>
        </table:table-row>
        <table:table-row table:style-name="ro1">
          <table:table-cell/>
          <table:table-cell table:style-name="ce7" office:value-type="string">
            <text:p>34</text:p>
          </table:table-cell>
          <table:table-cell table:style-name="ce7" office:value-type="string">
            <text:p>24</text:p>
          </table:table-cell>
          <table:table-cell table:style-name="ce13"/>
        </table:table-row>
        <table:table-row table:style-name="ro1">
          <table:table-cell/>
          <table:table-cell office:value-type="string">
            <text:p>35</text:p>
          </table:table-cell>
          <table:table-cell office:value-type="string">
            <text:p>23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4</text:p>
          </table:table-cell>
          <table:table-cell table:style-name="ce15"/>
        </table:table-row>
        <table:table-row table:style-name="ro1">
          <table:table-cell/>
          <table:table-cell office:value-type="string">
            <text:p>36</text:p>
          </table:table-cell>
          <table:table-cell office:value-type="string">
            <text:p>2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3</text:p>
          </table:table-cell>
          <table:table-cell table:style-name="ce15"/>
        </table:table-row>
        <table:table-row table:style-name="ro1">
          <table:table-cell/>
          <table:table-cell office:value-type="string">
            <text:p>37</text:p>
          </table:table-cell>
          <table:table-cell office:value-type="string">
            <text:p>2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3</text:p>
          </table:table-cell>
          <table:table-cell table:style-name="ce15"/>
        </table:table-row>
        <table:table-row table:style-name="ro1">
          <table:table-cell/>
          <table:table-cell office:value-type="string">
            <text:p>38</text:p>
          </table:table-cell>
          <table:table-cell office:value-type="string">
            <text:p>2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3</text:p>
          </table:table-cell>
          <table:table-cell table:style-name="ce15"/>
        </table:table-row>
        <table:table-row table:style-name="ro1">
          <table:table-cell/>
          <table:table-cell office:value-type="string">
            <text:p>39</text:p>
          </table:table-cell>
          <table:table-cell office:value-type="string">
            <text:p>22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23</text:p>
          </table:table-cell>
          <table:table-cell table:style-name="ce15"/>
        </table:table-row>
        <table:table-row table:style-name="ro1">
          <table:table-cell/>
          <table:table-cell office:value-type="string">
            <text:p>40</text:p>
          </table:table-cell>
          <table:table-cell office:value-type="string">
            <text:p>22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>
            <text:p>23</text:p>
          </table:table-cell>
          <table:table-cell table:style-name="ce16"/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24</text:p>
          </table:table-cell>
          <table:table-cell table:style-name="ce17"/>
        </table:table-row>
      </table:table>
      <table:table table:name="Pivot Table_loc_1" table:style-name="ta1" table:print="false">
        <table:table-column table:style-name="co7" table:default-cell-style-name="ce3"/>
        <table:table-column table:style-name="co8" table:visibility="collapse" table:default-cell-style-name="ce25"/>
        <table:table-column table:style-name="co5" table:visibility="collapse" table:default-cell-style-name="ce30"/>
        <table:table-column table:style-name="co5" table:visibility="collapse" table:default-cell-style-name="ce34"/>
        <table:table-column table:style-name="co5" table:visibility="collapse" table:default-cell-style-name="ce40"/>
        <table:table-column table:style-name="co5" table:visibility="collapse" table:default-cell-style-name="ce30"/>
        <table:table-column table:style-name="co5" table:visibility="collapse" table:default-cell-style-name="ce25"/>
        <table:table-column table:style-name="co5" table:visibility="collapse" table:default-cell-style-name="Pivot_20_Table_20_Value"/>
        <table:table-column table:style-name="co5" table:visibility="collapse" table:default-cell-style-name="ce26"/>
        <table:table-column table:style-name="co5" table:visibility="collapse" table:default-cell-style-name="Pivot_20_Table_20_Value"/>
        <table:table-column table:style-name="co5" table:visibility="collapse" table:default-cell-style-name="ce25"/>
        <table:table-column table:style-name="co5" table:visibility="collapse" table:default-cell-style-name="Pivot_20_Table_20_Value"/>
        <table:table-column table:style-name="co5" table:visibility="collapse" table:default-cell-style-name="ce25"/>
        <table:table-column table:style-name="co5" table:visibility="collapse" table:default-cell-style-name="Pivot_20_Table_20_Value"/>
        <table:table-column table:style-name="co5" table:visibility="collapse" table:default-cell-style-name="ce34"/>
        <table:table-column table:style-name="co5" table:visibility="collapse" table:default-cell-style-name="ce30"/>
        <table:table-column table:style-name="co5" table:visibility="collapse" table:default-cell-style-name="ce41"/>
        <table:table-column table:style-name="co5" table:visibility="collapse" table:default-cell-style-name="ce30"/>
        <table:table-column table:style-name="co5" table:visibility="collapse" table:default-cell-style-name="ce25"/>
        <table:table-column table:style-name="co5" table:visibility="collapse" table:default-cell-style-name="ce30"/>
        <table:table-column table:style-name="co5" table:visibility="collapse" table:default-cell-style-name="Pivot_20_Table_20_Value"/>
        <table:table-column table:style-name="co5" table:visibility="collapse" table:default-cell-style-name="ce35"/>
        <table:table-column table:style-name="co5" table:visibility="collapse" table:default-cell-style-name="ce40"/>
        <table:table-column table:style-name="co5" table:visibility="collapse" table:default-cell-style-name="Pivot_20_Table_20_Value"/>
        <table:table-column table:style-name="co5" table:visibility="collapse" table:default-cell-style-name="ce30"/>
        <table:table-column table:style-name="co5" table:visibility="collapse" table:number-columns-repeated="2" table:default-cell-style-name="Pivot_20_Table_20_Value"/>
        <table:table-column table:style-name="co5" table:visibility="collapse" table:default-cell-style-name="ce35"/>
        <table:table-column table:style-name="co5" table:visibility="collapse" table:default-cell-style-name="Pivot_20_Table_20_Value"/>
        <table:table-column table:style-name="co5" table:visibility="collapse" table:default-cell-style-name="ce40"/>
        <table:table-column table:style-name="co5" table:visibility="collapse" table:default-cell-style-name="Pivot_20_Table_20_Value"/>
        <table:table-column table:style-name="co5" table:visibility="collapse" table:default-cell-style-name="ce26"/>
        <table:table-column table:style-name="co5" table:visibility="collapse" table:default-cell-style-name="ce30"/>
        <table:table-column table:style-name="co5" table:visibility="collapse" table:default-cell-style-name="ce34"/>
        <table:table-column table:style-name="co5" table:visibility="collapse" table:default-cell-style-name="Pivot_20_Table_20_Value"/>
        <table:table-column table:style-name="co5" table:visibility="collapse" table:default-cell-style-name="ce40"/>
        <table:table-column table:style-name="co5" table:visibility="collapse" table:default-cell-style-name="ce30"/>
        <table:table-column table:style-name="co5" table:visibility="collapse" table:default-cell-style-name="ce26"/>
        <table:table-column table:style-name="co5" table:visibility="collapse" table:default-cell-style-name="Pivot_20_Table_20_Value"/>
        <table:table-column table:style-name="co5" table:visibility="collapse" table:default-cell-style-name="ce30"/>
        <table:table-column table:style-name="co5" table:visibility="collapse" table:default-cell-style-name="ce26"/>
        <table:table-column table:style-name="co5" table:visibility="collapse" table:default-cell-style-name="Pivot_20_Table_20_Value"/>
        <table:table-column table:style-name="co5" table:visibility="collapse" table:default-cell-style-name="ce26"/>
        <table:table-column table:style-name="co5" table:default-cell-style-name="ce57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43"/>
        </table:table-row>
        <table:table-row table:style-name="ro1">
          <table:table-cell table:style-name="Default" table:number-columns-repeated="44"/>
        </table:table-row>
        <table:table-row table:style-name="ro1">
          <table:table-cell table:style-name="ce18" office:value-type="string">
            <text:p>Count - name</text:p>
          </table:table-cell>
          <table:table-cell table:style-name="ce6" office:value-type="string">
            <text:p>category two</text:p>
          </table:table-cell>
          <table:table-cell table:style-name="ce6" office:value-type="string">
            <text:p>category</text:p>
          </table:table-cell>
          <table:table-cell table:style-name="ce31" table:number-columns-repeated="40"/>
          <table:table-cell table:style-name="ce53"/>
        </table:table-row>
        <table:table-row table:style-name="ro1">
          <table:table-cell table:style-name="ce19"/>
          <table:table-cell table:style-name="ce22" office:value-type="string">
            <text:p>(empty)</text:p>
          </table:table-cell>
          <table:table-cell table:style-name="Pivot_20_Table_20_Category" office:value-type="string">
            <text:p>Burger</text:p>
          </table:table-cell>
          <table:table-cell table:style-name="ce32" office:value-type="string">
            <text:p>Camp</text:p>
          </table:table-cell>
          <table:table-cell table:style-name="ce38"/>
          <table:table-cell table:style-name="Pivot_20_Table_20_Category" office:value-type="string">
            <text:p>Construction</text:p>
          </table:table-cell>
          <table:table-cell table:style-name="Pivot_20_Table_20_Category" office:value-type="string">
            <text:p>Dining</text:p>
          </table:table-cell>
          <table:table-cell table:style-name="Pivot_20_Table_20_Category" office:value-type="string">
            <text:p>Entertainment</text:p>
          </table:table-cell>
          <table:table-cell table:style-name="Pivot_20_Table_20_Category" office:value-type="string">
            <text:p>Factory</text:p>
          </table:table-cell>
          <table:table-cell table:style-name="Pivot_20_Table_20_Category" office:value-type="string">
            <text:p>Fire Station</text:p>
          </table:table-cell>
          <table:table-cell table:style-name="Pivot_20_Table_20_Category" office:value-type="string">
            <text:p>High</text:p>
          </table:table-cell>
          <table:table-cell table:style-name="Pivot_20_Table_20_Category" office:value-type="string">
            <text:p>Hotel</text:p>
          </table:table-cell>
          <table:table-cell table:style-name="Pivot_20_Table_20_Category" office:value-type="string">
            <text:p>Hotel Room</text:p>
          </table:table-cell>
          <table:table-cell table:style-name="Pivot_20_Table_20_Category" office:value-type="string">
            <text:p>Jail</text:p>
          </table:table-cell>
          <table:table-cell table:style-name="Pivot_20_Table_20_Category" office:value-type="string">
            <text:p>Kitchen</text:p>
          </table:table-cell>
          <table:table-cell table:style-name="Pivot_20_Table_20_Category" table:number-columns-repeated="2"/>
          <table:table-cell table:style-name="Pivot_20_Table_20_Category" office:value-type="string">
            <text:p>Low</text:p>
          </table:table-cell>
          <table:table-cell table:style-name="Pivot_20_Table_20_Category" office:value-type="string">
            <text:p>Mechanic</text:p>
          </table:table-cell>
          <table:table-cell table:style-name="ce32" office:value-type="string">
            <text:p>Medical</text:p>
          </table:table-cell>
          <table:table-cell table:style-name="ce38"/>
          <table:table-cell table:style-name="ce32" office:value-type="string">
            <text:p>Medium</text:p>
          </table:table-cell>
          <table:table-cell table:style-name="ce38"/>
          <table:table-cell table:style-name="Pivot_20_Table_20_Category" office:value-type="string">
            <text:p>Misc</text:p>
          </table:table-cell>
          <table:table-cell table:style-name="Pivot_20_Table_20_Category" table:number-columns-repeated="3"/>
          <table:table-cell table:style-name="Pivot_20_Table_20_Category" office:value-type="string">
            <text:p>Office</text:p>
          </table:table-cell>
          <table:table-cell table:style-name="Pivot_20_Table_20_Category" table:number-columns-repeated="2"/>
          <table:table-cell table:style-name="Pivot_20_Table_20_Category" office:value-type="string">
            <text:p>Police</text:p>
          </table:table-cell>
          <table:table-cell table:style-name="Pivot_20_Table_20_Category" office:value-type="string">
            <text:p>Rural</text:p>
          </table:table-cell>
          <table:table-cell table:style-name="Pivot_20_Table_20_Category" office:value-type="string">
            <text:p>School</text:p>
          </table:table-cell>
          <table:table-cell table:style-name="Pivot_20_Table_20_Category" office:value-type="string">
            <text:p>Security</text:p>
          </table:table-cell>
          <table:table-cell table:style-name="Pivot_20_Table_20_Category" table:number-columns-repeated="2"/>
          <table:table-cell table:style-name="Pivot_20_Table_20_Category" office:value-type="string">
            <text:p>Service</text:p>
          </table:table-cell>
          <table:table-cell table:style-name="Pivot_20_Table_20_Category" office:value-type="string">
            <text:p>Shed</text:p>
          </table:table-cell>
          <table:table-cell table:style-name="ce32" office:value-type="string">
            <text:p>Shopping</text:p>
          </table:table-cell>
          <table:table-cell table:style-name="ce38"/>
          <table:table-cell table:style-name="Pivot_20_Table_20_Category" office:value-type="string">
            <text:p>Storage</text:p>
          </table:table-cell>
          <table:table-cell table:style-name="Pivot_20_Table_20_Category" office:value-type="string">
            <text:p>Transport</text:p>
          </table:table-cell>
          <table:table-cell table:style-name="Pivot_20_Table_20_Category" office:value-type="string">
            <text:p>Vacant</text:p>
          </table:table-cell>
          <table:table-cell table:style-name="ce54" office:value-type="string">
            <text:p>Total Result</text:p>
          </table:table-cell>
        </table:table-row>
        <table:table-row table:style-name="ro1">
          <table:table-cell table:style-name="ce20" office:value-type="string">
            <text:p>Area</text:p>
          </table:table-cell>
          <table:table-cell table:style-name="ce23" office:value-type="string">
            <text:p>Farm</text:p>
          </table:table-cell>
          <table:table-cell table:style-name="ce29" office:value-type="string">
            <text:p>Business</text:p>
          </table:table-cell>
          <table:table-cell table:style-name="ce32" office:value-type="string">
            <text:p>Cabin</text:p>
          </table:table-cell>
          <table:table-cell table:style-name="ce38" office:value-type="string">
            <text:p>Misc</text:p>
          </table:table-cell>
          <table:table-cell table:style-name="ce29" office:value-type="string">
            <text:p>Industrial</text:p>
          </table:table-cell>
          <table:table-cell table:number-columns-repeated="2" table:style-name="ce29" office:value-type="string">
            <text:p>Business</text:p>
          </table:table-cell>
          <table:table-cell table:style-name="ce29" office:value-type="string">
            <text:p>Industrial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Home</text:p>
          </table:table-cell>
          <table:table-cell table:number-columns-repeated="2" table:style-name="ce29" office:value-type="string">
            <text:p>Business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(empty)</text:p>
          </table:table-cell>
          <table:table-cell table:style-name="ce29" office:value-type="string">
            <text:p>Business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Home</text:p>
          </table:table-cell>
          <table:table-cell table:style-name="ce29" office:value-type="string">
            <text:p>Business</text:p>
          </table:table-cell>
          <table:table-cell table:style-name="ce32" office:value-type="string">
            <text:p>Business</text:p>
          </table:table-cell>
          <table:table-cell table:style-name="ce38" office:value-type="string">
            <text:p>Government</text:p>
          </table:table-cell>
          <table:table-cell table:style-name="ce32" office:value-type="string">
            <text:p>Home</text:p>
          </table:table-cell>
          <table:table-cell table:style-name="ce38" office:value-type="string">
            <text:p>House</text:p>
          </table:table-cell>
          <table:table-cell table:style-name="ce29" office:value-type="string">
            <text:p>Business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Industrial</text:p>
          </table:table-cell>
          <table:table-cell table:style-name="ce29" office:value-type="string">
            <text:p>Misc</text:p>
          </table:table-cell>
          <table:table-cell table:style-name="ce29" office:value-type="string">
            <text:p>Business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Industrial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Home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Business</text:p>
          </table:table-cell>
          <table:table-cell table:style-name="ce29" office:value-type="string">
            <text:p>Government</text:p>
          </table:table-cell>
          <table:table-cell table:style-name="ce29" office:value-type="string">
            <text:p>Industrial</text:p>
          </table:table-cell>
          <table:table-cell table:style-name="ce29" office:value-type="string">
            <text:p>Business</text:p>
          </table:table-cell>
          <table:table-cell table:style-name="ce29" office:value-type="string">
            <text:p>Farm</text:p>
          </table:table-cell>
          <table:table-cell table:style-name="ce32" office:value-type="string">
            <text:p>(empty)</text:p>
          </table:table-cell>
          <table:table-cell table:style-name="ce38" office:value-type="string">
            <text:p>Business</text:p>
          </table:table-cell>
          <table:table-cell table:number-columns-repeated="2" table:style-name="ce29" office:value-type="string">
            <text:p>Industrial</text:p>
          </table:table-cell>
          <table:table-cell table:style-name="ce29" office:value-type="string">
            <text:p>Business</text:p>
          </table:table-cell>
          <table:table-cell table:style-name="ce55"/>
        </table:table-row>
        <table:table-row table:style-name="ro1">
          <table:table-cell table:style-name="ce2" office:value-type="string">
            <text:p>Dixie</text:p>
          </table:table-cell>
          <table:table-cell table:style-name="ce24"/>
          <table:table-cell office:value-type="percentage" office:value="0.00112994350282486">
            <text:p>0.11%</text:p>
          </table:table-cell>
          <table:table-cell table:style-name="ce33"/>
          <table:table-cell table:style-name="ce39"/>
          <table:table-cell office:value-type="percentage" office:value="0.00225988700564972">
            <text:p>0.23%</text:p>
          </table:table-cell>
          <table:table-cell table:style-name="ce44" office:value-type="percentage" office:value="0.00112994350282486">
            <text:p>0.11%</text:p>
          </table:table-cell>
          <table:table-cell/>
          <table:table-cell table:style-name="ce24"/>
          <table:table-cell/>
          <table:table-cell table:style-name="ce44" office:value-type="percentage" office:value="0.00112994350282486">
            <text:p>0.11%</text:p>
          </table:table-cell>
          <table:table-cell/>
          <table:table-cell table:style-name="ce24"/>
          <table:table-cell/>
          <table:table-cell table:style-name="ce33"/>
          <table:table-cell table:style-name="ce45"/>
          <table:table-cell table:style-name="ce39"/>
          <table:table-cell office:value-type="percentage" office:value="0.0112994350282486">
            <text:p>1.13%</text:p>
          </table:table-cell>
          <table:table-cell table:style-name="ce44" office:value-type="percentage" office:value="0.00112994350282486">
            <text:p>0.11%</text:p>
          </table:table-cell>
          <table:table-cell table:style-name="Pivot_20_Table_20_Value"/>
          <table:table-cell/>
          <table:table-cell table:style-name="ce49" office:value-type="percentage" office:value="0.00225988700564972">
            <text:p>0.23%</text:p>
          </table:table-cell>
          <table:table-cell table:style-name="ce39"/>
          <table:table-cell/>
          <table:table-cell office:value-type="percentage" office:value="0.00225988700564972">
            <text:p>0.23%</text:p>
          </table:table-cell>
          <table:table-cell/>
          <table:table-cell table:style-name="ce30" office:value-type="percentage" office:value="0.00112994350282486">
            <text:p>0.11%</text:p>
          </table:table-cell>
          <table:table-cell table:style-name="ce33"/>
          <table:table-cell table:style-name="ce45"/>
          <table:table-cell table:style-name="ce39"/>
          <table:table-cell/>
          <table:table-cell table:style-name="ce24"/>
          <table:table-cell table:style-name="Pivot_20_Table_20_Value"/>
          <table:table-cell table:style-name="ce33"/>
          <table:table-cell table:style-name="ce45"/>
          <table:table-cell table:style-name="ce39"/>
          <table:table-cell office:value-type="percentage" office:value="0.00451977401129944">
            <text:p>0.45%</text:p>
          </table:table-cell>
          <table:table-cell table:style-name="ce24"/>
          <table:table-cell/>
          <table:table-cell office:value-type="percentage" office:value="0.00112994350282486">
            <text:p>0.11%</text:p>
          </table:table-cell>
          <table:table-cell table:style-name="ce24"/>
          <table:table-cell/>
          <table:table-cell table:style-name="ce24"/>
          <table:table-cell table:style-name="ce56" office:value-type="percentage" office:value="0.0293785310734463">
            <text:p>2.94%</text:p>
          </table:table-cell>
        </table:table-row>
        <table:table-row table:style-name="ro1">
          <table:table-cell office:value-type="string">
            <text:p>Ekron</text:p>
          </table:table-cell>
          <table:table-cell office:value-type="percentage" office:value="0.0259887005649717">
            <text:p>2.60%</text:p>
          </table:table-cell>
          <table:table-cell office:value-type="percentage" office:value="0.00112994350282486">
            <text:p>0.11%</text:p>
          </table:table-cell>
          <table:table-cell table:number-columns-repeated="2"/>
          <table:table-cell table:style-name="Pivot_20_Table_20_Value"/>
          <table:table-cell office:value-type="percentage" office:value="0.00338983050847458">
            <text:p>0.34%</text:p>
          </table:table-cell>
          <table:table-cell table:number-columns-repeated="3"/>
          <table:table-cell office:value-type="percentage" office:value="0.00225988700564972">
            <text:p>0.23%</text:p>
          </table:table-cell>
          <table:table-cell/>
          <table:table-cell table:style-name="ce26"/>
          <table:table-cell table:style-name="ce30" office:value-type="percentage" office:value="0.00112994350282486">
            <text:p>0.11%</text:p>
          </table:table-cell>
          <table:table-cell/>
          <table:table-cell office:value-type="percentage" office:value="0.00451977401129944">
            <text:p>0.45%</text:p>
          </table:table-cell>
          <table:table-cell table:style-name="ce40"/>
          <table:table-cell office:value-type="percentage" office:value="0.00451977401129944">
            <text:p>0.45%</text:p>
          </table:table-cell>
          <table:table-cell table:style-name="ce26"/>
          <table:table-cell office:value-type="percentage" office:value="0.00225988700564972">
            <text:p>0.23%</text:p>
          </table:table-cell>
          <table:table-cell/>
          <table:table-cell office:value-type="percentage" office:value="0.00338983050847458">
            <text:p>0.34%</text:p>
          </table:table-cell>
          <table:table-cell table:number-columns-repeated="2"/>
          <table:table-cell office:value-type="percentage" office:value="0.00112994350282486">
            <text:p>0.11%</text:p>
          </table:table-cell>
          <table:table-cell table:number-columns-repeated="2"/>
          <table:table-cell office:value-type="percentage" office:value="0.00112994350282486">
            <text:p>0.11%</text:p>
          </table:table-cell>
          <table:table-cell table:number-columns-repeated="2"/>
          <table:table-cell table:style-name="ce30" office:value-type="percentage" office:value="0.00112994350282486">
            <text:p>0.11%</text:p>
          </table:table-cell>
          <table:table-cell/>
          <table:table-cell table:style-name="Pivot_20_Table_20_Value"/>
          <table:table-cell table:number-columns-repeated="3"/>
          <table:table-cell office:value-type="percentage" office:value="0.00225988700564972">
            <text:p>0.23%</text:p>
          </table:table-cell>
          <table:table-cell/>
          <table:table-cell table:style-name="ce30" office:value-type="percentage" office:value="0.00112994350282486">
            <text:p>0.11%</text:p>
          </table:table-cell>
          <table:table-cell office:value-type="percentage" office:value="0.00451977401129944">
            <text:p>0.45%</text:p>
          </table:table-cell>
          <table:table-cell table:number-columns-repeated="3"/>
          <table:table-cell office:value-type="percentage" office:value="0.0598870056497175">
            <text:p>5.99%</text:p>
          </table:table-cell>
        </table:table-row>
        <table:table-row table:style-name="ro1">
          <table:table-cell office:value-type="string">
            <text:p>Isolated Areas</text:p>
          </table:table-cell>
          <table:table-cell table:style-name="ce26"/>
          <table:table-cell table:style-name="Pivot_20_Table_20_Value"/>
          <table:table-cell table:style-name="ce35" office:value-type="percentage" office:value="0.0293785310734463">
            <text:p>2.94%</text:p>
          </table:table-cell>
          <table:table-cell table:style-name="ce41" office:value-type="percentage" office:value="0.00225988700564972">
            <text:p>0.23%</text:p>
          </table:table-cell>
          <table:table-cell table:style-name="Pivot_20_Table_20_Value"/>
          <table:table-cell office:value-type="percentage" office:value="0.00112994350282486">
            <text:p>0.11%</text:p>
          </table:table-cell>
          <table:table-cell table:number-columns-repeated="3"/>
          <table:table-cell table:style-name="ce26"/>
          <table:table-cell/>
          <table:table-cell table:style-name="ce26"/>
          <table:table-cell table:number-columns-repeated="2"/>
          <table:table-cell office:value-type="percentage" office:value="0.00338983050847458">
            <text:p>0.34%</text:p>
          </table:table-cell>
          <table:table-cell table:style-name="ce40"/>
          <table:table-cell table:style-name="Pivot_20_Table_20_Value"/>
          <table:table-cell table:number-columns-repeated="2" office:value-type="percentage" office:value="0.00225988700564972">
            <text:p>0.23%</text:p>
          </table:table-cell>
          <table:table-cell/>
          <table:table-cell office:value-type="percentage" office:value="0.00112994350282486">
            <text:p>0.11%</text:p>
          </table:table-cell>
          <table:table-cell table:number-columns-repeated="2"/>
          <table:table-cell table:style-name="Pivot_20_Table_20_Value"/>
          <table:table-cell/>
          <table:table-cell table:style-name="ce30" office:value-type="percentage" office:value="0.00225988700564972">
            <text:p>0.23%</text:p>
          </table:table-cell>
          <table:table-cell office:value-type="percentage" office:value="0.00112994350282486">
            <text:p>0.11%</text:p>
          </table:table-cell>
          <table:table-cell table:number-columns-repeated="4"/>
          <table:table-cell table:style-name="Pivot_20_Table_20_Value"/>
          <table:table-cell table:number-columns-repeated="3"/>
          <table:table-cell office:value-type="percentage" office:value="0.00338983050847458">
            <text:p>0.34%</text:p>
          </table:table-cell>
          <table:table-cell table:number-columns-repeated="2"/>
          <table:table-cell office:value-type="percentage" office:value="0.00451977401129944">
            <text:p>0.45%</text:p>
          </table:table-cell>
          <table:table-cell table:number-columns-repeated="3"/>
          <table:table-cell office:value-type="percentage" office:value="0.0531073446327684">
            <text:p>5.31%</text:p>
          </table:table-cell>
        </table:table-row>
        <table:table-row table:style-name="ro1">
          <table:table-cell office:value-type="string">
            <text:p>March Ridge</text:p>
          </table:table-cell>
          <table:table-cell table:style-name="ce26"/>
          <table:table-cell table:style-name="Pivot_20_Table_20_Value"/>
          <table:table-cell table:number-columns-repeated="2"/>
          <table:table-cell table:style-name="Pivot_20_Table_20_Value"/>
          <table:table-cell office:value-type="percentage" office:value="0.00564971751412429">
            <text:p>0.56%</text:p>
          </table:table-cell>
          <table:table-cell table:style-name="ce30" office:value-type="percentage" office:value="0.00338983050847458">
            <text:p>0.34%</text:p>
          </table:table-cell>
          <table:table-cell table:number-columns-repeated="2"/>
          <table:table-cell office:value-type="percentage" office:value="0.0146892655367232">
            <text:p>1.47%</text:p>
          </table:table-cell>
          <table:table-cell/>
          <table:table-cell table:style-name="ce26"/>
          <table:table-cell table:number-columns-repeated="2"/>
          <table:table-cell office:value-type="percentage" office:value="0.00564971751412429">
            <text:p>0.56%</text:p>
          </table:table-cell>
          <table:table-cell office:value-type="percentage" office:value="0.00112994350282486">
            <text:p>0.11%</text:p>
          </table:table-cell>
          <table:table-cell office:value-type="percentage" office:value="0.0135593220338983">
            <text:p>1.36%</text:p>
          </table:table-cell>
          <table:table-cell table:style-name="ce26"/>
          <table:table-cell office:value-type="percentage" office:value="0.00451977401129944">
            <text:p>0.45%</text:p>
          </table:table-cell>
          <table:table-cell/>
          <table:table-cell office:value-type="percentage" office:value="0.00677966101694915">
            <text:p>0.68%</text:p>
          </table:table-cell>
          <table:table-cell/>
          <table:table-cell table:style-name="ce30" office:value-type="percentage" office:value="0.00338983050847458">
            <text:p>0.34%</text:p>
          </table:table-cell>
          <table:table-cell office:value-type="percentage" office:value="0.00338983050847458">
            <text:p>0.34%</text:p>
          </table:table-cell>
          <table:table-cell table:number-columns-repeated="2"/>
          <table:table-cell office:value-type="percentage" office:value="0.00112994350282486">
            <text:p>0.11%</text:p>
          </table:table-cell>
          <table:table-cell table:number-columns-repeated="4"/>
          <table:table-cell office:value-type="percentage" office:value="0.00338983050847458">
            <text:p>0.34%</text:p>
          </table:table-cell>
          <table:table-cell table:number-columns-repeated="3"/>
          <table:table-cell office:value-type="percentage" office:value="0.00451977401129944">
            <text:p>0.45%</text:p>
          </table:table-cell>
          <table:table-cell table:number-columns-repeated="2"/>
          <table:table-cell office:value-type="percentage" office:value="0.00225988700564972">
            <text:p>0.23%</text:p>
          </table:table-cell>
          <table:table-cell table:number-columns-repeated="3"/>
          <table:table-cell office:value-type="percentage" office:value="0.0734463276836158">
            <text:p>7.34%</text:p>
          </table:table-cell>
        </table:table-row>
        <table:table-row table:style-name="ro1">
          <table:table-cell office:value-type="string">
            <text:p>Muldraugh</text:p>
          </table:table-cell>
          <table:table-cell table:number-columns-repeated="2" office:value-type="percentage" office:value="0.00225988700564972">
            <text:p>0.23%</text:p>
          </table:table-cell>
          <table:table-cell table:number-columns-repeated="2"/>
          <table:table-cell office:value-type="percentage" office:value="0.00225988700564972">
            <text:p>0.23%</text:p>
          </table:table-cell>
          <table:table-cell office:value-type="percentage" office:value="0.0101694915254237">
            <text:p>1.02%</text:p>
          </table:table-cell>
          <table:table-cell/>
          <table:table-cell table:style-name="ce25" office:value-type="percentage" office:value="0.00451977401129944">
            <text:p>0.45%</text:p>
          </table:table-cell>
          <table:table-cell/>
          <table:table-cell office:value-type="percentage" office:value="0.00903954802259887">
            <text:p>0.90%</text:p>
          </table:table-cell>
          <table:table-cell table:style-name="ce30" office:value-type="percentage" office:value="0.00225988700564972">
            <text:p>0.23%</text:p>
          </table:table-cell>
          <table:table-cell office:value-type="percentage" office:value="0.00790960451977401">
            <text:p>0.79%</text:p>
          </table:table-cell>
          <table:table-cell table:style-name="ce30" office:value-type="percentage" office:value="0.00112994350282486">
            <text:p>0.11%</text:p>
          </table:table-cell>
          <table:table-cell/>
          <table:table-cell office:value-type="percentage" office:value="0.0124293785310734">
            <text:p>1.24%</text:p>
          </table:table-cell>
          <table:table-cell office:value-type="percentage" office:value="0.00112994350282486">
            <text:p>0.11%</text:p>
          </table:table-cell>
          <table:table-cell office:value-type="percentage" office:value="0.0305084745762712">
            <text:p>3.05%</text:p>
          </table:table-cell>
          <table:table-cell table:number-columns-repeated="2" office:value-type="percentage" office:value="0.00225988700564972">
            <text:p>0.23%</text:p>
          </table:table-cell>
          <table:table-cell/>
          <table:table-cell office:value-type="percentage" office:value="0.0146892655367232">
            <text:p>1.47%</text:p>
          </table:table-cell>
          <table:table-cell table:number-columns-repeated="2"/>
          <table:table-cell office:value-type="percentage" office:value="0.00338983050847458">
            <text:p>0.34%</text:p>
          </table:table-cell>
          <table:table-cell table:style-name="ce30" office:value-type="percentage" office:value="0.00112994350282486">
            <text:p>0.11%</text:p>
          </table:table-cell>
          <table:table-cell/>
          <table:table-cell office:value-type="percentage" office:value="0.00564971751412429">
            <text:p>0.56%</text:p>
          </table:table-cell>
          <table:table-cell/>
          <table:table-cell table:style-name="ce41" office:value-type="percentage" office:value="0.00564971751412429">
            <text:p>0.56%</text:p>
          </table:table-cell>
          <table:table-cell table:style-name="ce30" office:value-type="percentage" office:value="0.00112994350282486">
            <text:p>0.11%</text:p>
          </table:table-cell>
          <table:table-cell/>
          <table:table-cell office:value-type="percentage" office:value="0.00225988700564972">
            <text:p>0.23%</text:p>
          </table:table-cell>
          <table:table-cell table:style-name="ce35" office:value-type="percentage" office:value="0.00112994350282486">
            <text:p>0.11%</text:p>
          </table:table-cell>
          <table:table-cell/>
          <table:table-cell table:style-name="ce41" office:value-type="percentage" office:value="0.00338983050847458">
            <text:p>0.34%</text:p>
          </table:table-cell>
          <table:table-cell office:value-type="percentage" office:value="0.0135593220338983">
            <text:p>1.36%</text:p>
          </table:table-cell>
          <table:table-cell table:number-columns-repeated="2"/>
          <table:table-cell office:value-type="percentage" office:value="0.0135593220338983">
            <text:p>1.36%</text:p>
          </table:table-cell>
          <table:table-cell table:style-name="ce25" office:value-type="percentage" office:value="0.0225988700564972">
            <text:p>2.26%</text:p>
          </table:table-cell>
          <table:table-cell table:style-name="ce30" office:value-type="percentage" office:value="0.00451977401129944">
            <text:p>0.45%</text:p>
          </table:table-cell>
          <table:table-cell table:style-name="ce25" office:value-type="percentage" office:value="0.00790960451977401">
            <text:p>0.79%</text:p>
          </table:table-cell>
          <table:table-cell office:value-type="percentage" office:value="0.190960451977401">
            <text:p>19.10%</text:p>
          </table:table-cell>
        </table:table-row>
        <table:table-row table:style-name="ro1">
          <table:table-cell office:value-type="string">
            <text:p>Muldraugh Adjacent</text:p>
          </table:table-cell>
          <table:table-cell table:style-name="ce26"/>
          <table:table-cell table:style-name="Pivot_20_Table_20_Value"/>
          <table:table-cell table:number-columns-repeated="2"/>
          <table:table-cell table:style-name="Pivot_20_Table_20_Value"/>
          <table:table-cell office:value-type="percentage" office:value="0.00112994350282486">
            <text:p>0.11%</text:p>
          </table:table-cell>
          <table:table-cell/>
          <table:table-cell table:style-name="ce25" office:value-type="percentage" office:value="0.00677966101694915">
            <text:p>0.68%</text:p>
          </table:table-cell>
          <table:table-cell/>
          <table:table-cell table:style-name="ce26"/>
          <table:table-cell/>
          <table:table-cell table:style-name="ce26"/>
          <table:table-cell table:number-columns-repeated="2"/>
          <table:table-cell office:value-type="percentage" office:value="0.00112994350282486">
            <text:p>0.11%</text:p>
          </table:table-cell>
          <table:table-cell table:style-name="ce40"/>
          <table:table-cell table:style-name="Pivot_20_Table_20_Value"/>
          <table:table-cell office:value-type="percentage" office:value="0.00225988700564972">
            <text:p>0.23%</text:p>
          </table:table-cell>
          <table:table-cell table:style-name="Pivot_20_Table_20_Value"/>
          <table:table-cell/>
          <table:table-cell table:style-name="ce34"/>
          <table:table-cell table:number-columns-repeated="2"/>
          <table:table-cell table:style-name="Pivot_20_Table_20_Value"/>
          <table:table-cell table:number-columns-repeated="2"/>
          <table:table-cell office:value-type="percentage" office:value="0.00451977401129944">
            <text:p>0.45%</text:p>
          </table:table-cell>
          <table:table-cell table:number-columns-repeated="4"/>
          <table:table-cell table:style-name="Pivot_20_Table_20_Value"/>
          <table:table-cell table:number-columns-repeated="3"/>
          <table:table-cell table:style-name="Pivot_20_Table_20_Value"/>
          <table:table-cell table:number-columns-repeated="2"/>
          <table:table-cell table:style-name="Pivot_20_Table_20_Value"/>
          <table:table-cell table:style-name="ce25" office:value-type="percentage" office:value="0.00451977401129944">
            <text:p>0.45%</text:p>
          </table:table-cell>
          <table:table-cell table:number-columns-repeated="2"/>
          <table:table-cell office:value-type="percentage" office:value="0.0203389830508475">
            <text:p>2.03%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percentage" office:value="0.0214689265536723">
            <text:p>2.15%</text:p>
          </table:table-cell>
          <table:table-cell office:value-type="percentage" office:value="0.00225988700564972">
            <text:p>0.23%</text:p>
          </table:table-cell>
          <table:table-cell table:number-columns-repeated="2"/>
          <table:table-cell office:value-type="percentage" office:value="0.00225988700564972">
            <text:p>0.23%</text:p>
          </table:table-cell>
          <table:table-cell office:value-type="percentage" office:value="0.00564971751412429">
            <text:p>0.56%</text:p>
          </table:table-cell>
          <table:table-cell table:number-columns-repeated="3"/>
          <table:table-cell office:value-type="percentage" office:value="0.00564971751412429">
            <text:p>0.56%</text:p>
          </table:table-cell>
          <table:table-cell table:style-name="ce30" office:value-type="percentage" office:value="0.00112994350282486">
            <text:p>0.11%</text:p>
          </table:table-cell>
          <table:table-cell office:value-type="percentage" office:value="0.00338983050847458">
            <text:p>0.34%</text:p>
          </table:table-cell>
          <table:table-cell table:style-name="ce30" office:value-type="percentage" office:value="0.00112994350282486">
            <text:p>0.11%</text:p>
          </table:table-cell>
          <table:table-cell table:style-name="ce35" office:value-type="percentage" office:value="0.00225988700564972">
            <text:p>0.23%</text:p>
          </table:table-cell>
          <table:table-cell office:value-type="percentage" office:value="0.00903954802259887">
            <text:p>0.90%</text:p>
          </table:table-cell>
          <table:table-cell office:value-type="percentage" office:value="0.00225988700564972">
            <text:p>0.23%</text:p>
          </table:table-cell>
          <table:table-cell office:value-type="percentage" office:value="0.0101694915254237">
            <text:p>1.02%</text:p>
          </table:table-cell>
          <table:table-cell table:style-name="ce26"/>
          <table:table-cell office:value-type="percentage" office:value="0.00225988700564972">
            <text:p>0.23%</text:p>
          </table:table-cell>
          <table:table-cell table:style-name="ce30" office:value-type="percentage" office:value="0.00112994350282486">
            <text:p>0.11%</text:p>
          </table:table-cell>
          <table:table-cell office:value-type="percentage" office:value="0.00225988700564972">
            <text:p>0.23%</text:p>
          </table:table-cell>
          <table:table-cell table:number-columns-repeated="2"/>
          <table:table-cell office:value-type="percentage" office:value="0.00790960451977401">
            <text:p>0.79%</text:p>
          </table:table-cell>
          <table:table-cell table:number-columns-repeated="2"/>
          <table:table-cell office:value-type="percentage" office:value="0.00451977401129944">
            <text:p>0.45%</text:p>
          </table:table-cell>
          <table:table-cell table:number-columns-repeated="2"/>
          <table:table-cell table:style-name="ce30" office:value-type="percentage" office:value="0.00112994350282486">
            <text:p>0.11%</text:p>
          </table:table-cell>
          <table:table-cell/>
          <table:table-cell office:value-type="percentage" office:value="0.00338983050847458">
            <text:p>0.34%</text:p>
          </table:table-cell>
          <table:table-cell table:style-name="ce35" office:value-type="percentage" office:value="0.00225988700564972">
            <text:p>0.23%</text:p>
          </table:table-cell>
          <table:table-cell table:number-columns-repeated="2"/>
          <table:table-cell office:value-type="percentage" office:value="0.00451977401129944">
            <text:p>0.45%</text:p>
          </table:table-cell>
          <table:table-cell table:style-name="ce25" office:value-type="percentage" office:value="0.00225988700564972">
            <text:p>0.23%</text:p>
          </table:table-cell>
          <table:table-cell table:style-name="ce30" office:value-type="percentage" office:value="0.00451977401129944">
            <text:p>0.45%</text:p>
          </table:table-cell>
          <table:table-cell office:value-type="percentage" office:value="0.0192090395480226">
            <text:p>1.92%</text:p>
          </table:table-cell>
          <table:table-cell table:number-columns-repeated="3"/>
          <table:table-cell office:value-type="percentage" office:value="0.122033898305085">
            <text:p>12.20%</text:p>
          </table:table-cell>
        </table:table-row>
        <table:table-row table:style-name="ro1">
          <table:table-cell office:value-type="string">
            <text:p>Riverside Adjacent</text:p>
          </table:table-cell>
          <table:table-cell table:style-name="ce26"/>
          <table:table-cell table:style-name="Pivot_20_Table_20_Value"/>
          <table:table-cell table:number-columns-repeated="2"/>
          <table:table-cell table:style-name="Pivot_20_Table_20_Value"/>
          <table:table-cell office:value-type="percentage" office:value="0.00451977401129944">
            <text:p>0.45%</text:p>
          </table:table-cell>
          <table:table-cell table:style-name="ce30" office:value-type="percentage" office:value="0.00225988700564972">
            <text:p>0.23%</text:p>
          </table:table-cell>
          <table:table-cell table:style-name="ce25" office:value-type="percentage" office:value="0.00451977401129944">
            <text:p>0.45%</text:p>
          </table:table-cell>
          <table:table-cell/>
          <table:table-cell office:value-type="percentage" office:value="0.00225988700564972">
            <text:p>0.23%</text:p>
          </table:table-cell>
          <table:table-cell/>
          <table:table-cell office:value-type="percentage" office:value="0.00112994350282486">
            <text:p>0.11%</text:p>
          </table:table-cell>
          <table:table-cell table:number-columns-repeated="2"/>
          <table:table-cell office:value-type="percentage" office:value="0.00564971751412429">
            <text:p>0.56%</text:p>
          </table:table-cell>
          <table:table-cell table:style-name="ce40"/>
          <table:table-cell office:value-type="percentage" office:value="0.00903954802259887">
            <text:p>0.90%</text:p>
          </table:table-cell>
          <table:table-cell office:value-type="percentage" office:value="0.00451977401129944">
            <text:p>0.45%</text:p>
          </table:table-cell>
          <table:table-cell table:style-name="Pivot_20_Table_20_Value"/>
          <table:table-cell/>
          <table:table-cell table:style-name="ce34"/>
          <table:table-cell table:number-columns-repeated="2"/>
          <table:table-cell table:style-name="Pivot_20_Table_20_Value"/>
          <table:table-cell table:number-columns-repeated="2"/>
          <table:table-cell table:style-name="ce34"/>
          <table:table-cell table:number-columns-repeated="4"/>
          <table:table-cell table:style-name="Pivot_20_Table_20_Value"/>
          <table:table-cell table:number-columns-repeated="3"/>
          <table:table-cell office:value-type="percentage" office:value="0.00112994350282486">
            <text:p>0.11%</text:p>
          </table:table-cell>
          <table:table-cell table:number-columns-repeated="2"/>
          <table:table-cell table:style-name="Pivot_20_Table_20_Value"/>
          <table:table-cell table:style-name="ce25" office:value-type="percentage" office:value="0.00338983050847458">
            <text:p>0.34%</text:p>
          </table:table-cell>
          <table:table-cell table:number-columns-repeated="2"/>
          <table:table-cell office:value-type="percentage" office:value="0.0384180790960452">
            <text:p>3.84%</text:p>
          </table:table-cell>
        </table:table-row>
        <table:table-row table:style-name="ro1">
          <table:table-cell office:value-type="string">
            <text:p>Rosewood</text:p>
          </table:table-cell>
          <table:table-cell office:value-type="percentage" office:value="0.0655367231638418">
            <text:p>6.55%</text:p>
          </table:table-cell>
          <table:table-cell office:value-type="percentage" office:value="0.00112994350282486">
            <text:p>0.11%</text:p>
          </table:table-cell>
          <table:table-cell table:number-columns-repeated="2"/>
          <table:table-cell office:value-type="percentage" office:value="0.00225988700564972">
            <text:p>0.23%</text:p>
          </table:table-cell>
          <table:table-cell office:value-type="percentage" office:value="0.00564971751412429">
            <text:p>0.56%</text:p>
          </table:table-cell>
          <table:table-cell table:number-columns-repeated="2"/>
          <table:table-cell table:style-name="ce30" office:value-type="percentage" office:value="0.00225988700564972">
            <text:p>0.23%</text:p>
          </table:table-cell>
          <table:table-cell office:value-type="percentage" office:value="0.00451977401129944">
            <text:p>0.45%</text:p>
          </table:table-cell>
          <table:table-cell table:style-name="ce30" office:value-type="percentage" office:value="0.00112994350282486">
            <text:p>0.11%</text:p>
          </table:table-cell>
          <table:table-cell office:value-type="percentage" office:value="0.00338983050847458">
            <text:p>0.34%</text:p>
          </table:table-cell>
          <table:table-cell table:style-name="ce30" office:value-type="percentage" office:value="0.0124293785310734">
            <text:p>1.24%</text:p>
          </table:table-cell>
          <table:table-cell/>
          <table:table-cell office:value-type="percentage" office:value="0.00677966101694915">
            <text:p>0.68%</text:p>
          </table:table-cell>
          <table:table-cell office:value-type="percentage" office:value="0.00338983050847458">
            <text:p>0.34%</text:p>
          </table:table-cell>
          <table:table-cell office:value-type="percentage" office:value="0.00903954802259887">
            <text:p>0.90%</text:p>
          </table:table-cell>
          <table:table-cell table:number-columns-repeated="2" office:value-type="percentage" office:value="0.00225988700564972">
            <text:p>0.23%</text:p>
          </table:table-cell>
          <table:table-cell/>
          <table:table-cell office:value-type="percentage" office:value="0.00338983050847458">
            <text:p>0.34%</text:p>
          </table:table-cell>
          <table:table-cell table:number-columns-repeated="2"/>
          <table:table-cell office:value-type="percentage" office:value="0.00451977401129944">
            <text:p>0.45%</text:p>
          </table:table-cell>
          <table:table-cell table:number-columns-repeated="2"/>
          <table:table-cell office:value-type="percentage" office:value="0.00225988700564972">
            <text:p>0.23%</text:p>
          </table:table-cell>
          <table:table-cell table:style-name="ce30" office:value-type="percentage" office:value="0.00112994350282486">
            <text:p>0.11%</text:p>
          </table:table-cell>
          <table:table-cell/>
          <table:table-cell table:style-name="ce30" office:value-type="percentage" office:value="0.00112994350282486">
            <text:p>0.11%</text:p>
          </table:table-cell>
          <table:table-cell table:style-name="ce25" office:value-type="percentage" office:value="0.00225988700564972">
            <text:p>0.23%</text:p>
          </table:table-cell>
          <table:table-cell office:value-type="percentage" office:value="0.00338983050847458">
            <text:p>0.34%</text:p>
          </table:table-cell>
          <table:table-cell table:style-name="ce35" office:value-type="percentage" office:value="0.00112994350282486">
            <text:p>0.11%</text:p>
          </table:table-cell>
          <table:table-cell table:style-name="ce30" office:value-type="percentage" office:value="0.0124293785310734">
            <text:p>1.24%</text:p>
          </table:table-cell>
          <table:table-cell/>
          <table:table-cell office:value-type="percentage" office:value="0.00903954802259887">
            <text:p>0.90%</text:p>
          </table:table-cell>
          <table:table-cell table:number-columns-repeated="2"/>
          <table:table-cell office:value-type="percentage" office:value="0.00451977401129944">
            <text:p>0.45%</text:p>
          </table:table-cell>
          <table:table-cell table:number-columns-repeated="3"/>
          <table:table-cell office:value-type="percentage" office:value="0.167231638418079">
            <text:p>16.72%</text:p>
          </table:table-cell>
        </table:table-row>
        <table:table-row table:style-name="ro1">
          <table:table-cell office:value-type="string">
            <text:p>Valley Station</text:p>
          </table:table-cell>
          <table:table-cell office:value-type="percentage" office:value="0.00903954802259887">
            <text:p>0.90%</text:p>
          </table:table-cell>
          <table:table-cell office:value-type="percentage" office:value="0.00225988700564972">
            <text:p>0.23%</text:p>
          </table:table-cell>
          <table:table-cell table:number-columns-repeated="2"/>
          <table:table-cell office:value-type="percentage" office:value="0.00338983050847458">
            <text:p>0.34%</text:p>
          </table:table-cell>
          <table:table-cell office:value-type="percentage" office:value="0.00903954802259887">
            <text:p>0.90%</text:p>
          </table:table-cell>
          <table:table-cell table:style-name="ce30" office:value-type="percentage" office:value="0.00790960451977401">
            <text:p>0.79%</text:p>
          </table:table-cell>
          <table:table-cell table:number-columns-repeated="2"/>
          <table:table-cell office:value-type="percentage" office:value="0.00677966101694915">
            <text:p>0.68%</text:p>
          </table:table-cell>
          <table:table-cell table:style-name="ce30" office:value-type="percentage" office:value="0.00112994350282486">
            <text:p>0.11%</text:p>
          </table:table-cell>
          <table:table-cell office:value-type="percentage" office:value="0.00112994350282486">
            <text:p>0.11%</text:p>
          </table:table-cell>
          <table:table-cell table:number-columns-repeated="2"/>
          <table:table-cell office:value-type="percentage" office:value="0.0135593220338983">
            <text:p>1.36%</text:p>
          </table:table-cell>
          <table:table-cell office:value-type="percentage" office:value="0.00112994350282486">
            <text:p>0.11%</text:p>
          </table:table-cell>
          <table:table-cell office:value-type="percentage" office:value="0.0169491525423729">
            <text:p>1.69%</text:p>
          </table:table-cell>
          <table:table-cell table:style-name="ce26"/>
          <table:table-cell table:style-name="Pivot_20_Table_20_Value"/>
          <table:table-cell/>
          <table:table-cell office:value-type="percentage" office:value="0.00451977401129944">
            <text:p>0.45%</text:p>
          </table:table-cell>
          <table:table-cell table:number-columns-repeated="2"/>
          <table:table-cell office:value-type="percentage" office:value="0.00225988700564972">
            <text:p>0.23%</text:p>
          </table:table-cell>
          <table:table-cell table:number-columns-repeated="2"/>
          <table:table-cell table:style-name="ce34"/>
          <table:table-cell table:number-columns-repeated="4"/>
          <table:table-cell office:value-type="percentage" office:value="0.00225988700564972">
            <text:p>0.23%</text:p>
          </table:table-cell>
          <table:table-cell table:number-columns-repeated="3"/>
          <table:table-cell office:value-type="percentage" office:value="0.0112994350282486">
            <text:p>1.13%</text:p>
          </table:table-cell>
          <table:table-cell table:number-columns-repeated="2"/>
          <table:table-cell office:value-type="percentage" office:value="0.0135593220338983">
            <text:p>1.36%</text:p>
          </table:table-cell>
          <table:table-cell table:style-name="ce25" office:value-type="percentage" office:value="0.00338983050847458">
            <text:p>0.34%</text:p>
          </table:table-cell>
          <table:table-cell/>
          <table:table-cell table:style-name="ce25" office:value-type="percentage" office:value="0.00112994350282486">
            <text:p>0.11%</text:p>
          </table:table-cell>
          <table:table-cell office:value-type="percentage" office:value="0.110734463276836">
            <text:p>11.07%</text:p>
          </table:table-cell>
        </table:table-row>
        <table:table-row table:style-name="ro1">
          <table:table-cell office:value-type="string">
            <text:p>West Point</text:p>
          </table:table-cell>
          <table:table-cell table:style-name="ce27" office:value-type="percentage" office:value="0.015819209039548">
            <text:p>1.58%</text:p>
          </table:table-cell>
          <table:table-cell office:value-type="percentage" office:value="0.00225988700564972">
            <text:p>0.23%</text:p>
          </table:table-cell>
          <table:table-cell table:style-name="ce36"/>
          <table:table-cell table:style-name="ce42"/>
          <table:table-cell office:value-type="percentage" office:value="0.00112994350282486">
            <text:p>0.11%</text:p>
          </table:table-cell>
          <table:table-cell table:style-name="ce27" office:value-type="percentage" office:value="0.00677966101694915">
            <text:p>0.68%</text:p>
          </table:table-cell>
          <table:table-cell/>
          <table:table-cell table:style-name="ce27" office:value-type="percentage" office:value="0.00225988700564972">
            <text:p>0.23%</text:p>
          </table:table-cell>
          <table:table-cell/>
          <table:table-cell table:style-name="ce27" office:value-type="percentage" office:value="0.015819209039548">
            <text:p>1.58%</text:p>
          </table:table-cell>
          <table:table-cell table:style-name="ce30" office:value-type="percentage" office:value="0.00112994350282486">
            <text:p>0.11%</text:p>
          </table:table-cell>
          <table:table-cell table:style-name="ce27" office:value-type="percentage" office:value="0.00225988700564972">
            <text:p>0.23%</text:p>
          </table:table-cell>
          <table:table-cell table:style-name="ce30" office:value-type="percentage" office:value="0.00112994350282486">
            <text:p>0.11%</text:p>
          </table:table-cell>
          <table:table-cell table:style-name="ce36"/>
          <table:table-cell table:style-name="ce46" office:value-type="percentage" office:value="0.0101694915254237">
            <text:p>1.02%</text:p>
          </table:table-cell>
          <table:table-cell table:style-name="ce48" office:value-type="percentage" office:value="0.00225988700564972">
            <text:p>0.23%</text:p>
          </table:table-cell>
          <table:table-cell office:value-type="percentage" office:value="0.00903954802259887">
            <text:p>0.90%</text:p>
          </table:table-cell>
          <table:table-cell table:style-name="ce27" office:value-type="percentage" office:value="0.00225988700564972">
            <text:p>0.23%</text:p>
          </table:table-cell>
          <table:table-cell office:value-type="percentage" office:value="0.00677966101694915">
            <text:p>0.68%</text:p>
          </table:table-cell>
          <table:table-cell/>
          <table:table-cell table:style-name="ce50" office:value-type="percentage" office:value="0.0112994350282486">
            <text:p>1.13%</text:p>
          </table:table-cell>
          <table:table-cell table:style-name="ce48" office:value-type="percentage" office:value="0.00338983050847458">
            <text:p>0.34%</text:p>
          </table:table-cell>
          <table:table-cell/>
          <table:table-cell office:value-type="percentage" office:value="0.00451977401129944">
            <text:p>0.45%</text:p>
          </table:table-cell>
          <table:table-cell table:number-columns-repeated="2"/>
          <table:table-cell table:style-name="ce50" office:value-type="percentage" office:value="0.00677966101694915">
            <text:p>0.68%</text:p>
          </table:table-cell>
          <table:table-cell table:style-name="ce51"/>
          <table:table-cell table:style-name="ce42"/>
          <table:table-cell table:style-name="ce30" office:value-type="percentage" office:value="0.00112994350282486">
            <text:p>0.11%</text:p>
          </table:table-cell>
          <table:table-cell table:style-name="ce52"/>
          <table:table-cell office:value-type="percentage" office:value="0.00112994350282486">
            <text:p>0.11%</text:p>
          </table:table-cell>
          <table:table-cell table:style-name="ce50" office:value-type="percentage" office:value="0.00112994350282486">
            <text:p>0.11%</text:p>
          </table:table-cell>
          <table:table-cell table:style-name="ce51"/>
          <table:table-cell table:style-name="ce42"/>
          <table:table-cell office:value-type="percentage" office:value="0.00677966101694915">
            <text:p>0.68%</text:p>
          </table:table-cell>
          <table:table-cell table:style-name="ce27" office:value-type="percentage" office:value="0.00112994350282486">
            <text:p>0.11%</text:p>
          </table:table-cell>
          <table:table-cell/>
          <table:table-cell office:value-type="percentage" office:value="0.0146892655367232">
            <text:p>1.47%</text:p>
          </table:table-cell>
          <table:table-cell table:style-name="ce27" office:value-type="percentage" office:value="0.00112994350282486">
            <text:p>0.11%</text:p>
          </table:table-cell>
          <table:table-cell/>
          <table:table-cell table:style-name="ce27" office:value-type="percentage" office:value="0.00225988700564972">
            <text:p>0.23%</text:p>
          </table:table-cell>
          <table:table-cell table:style-name="ce58" office:value-type="percentage" office:value="0.134463276836158">
            <text:p>13.45%</text:p>
          </table:table-cell>
        </table:table-row>
        <table:table-row table:style-name="ro1">
          <table:table-cell table:style-name="ce21" office:value-type="string">
            <text:p>Total Result</text:p>
          </table:table-cell>
          <table:table-cell table:style-name="ce28" office:value-type="percentage" office:value="0.140112994350282">
            <text:p>14.01%</text:p>
          </table:table-cell>
          <table:table-cell table:style-name="ce28" office:value-type="percentage" office:value="0.0124293785310734">
            <text:p>1.24%</text:p>
          </table:table-cell>
          <table:table-cell table:style-name="ce37" office:value-type="percentage" office:value="0.0293785310734463">
            <text:p>2.94%</text:p>
          </table:table-cell>
          <table:table-cell table:style-name="ce43" office:value-type="percentage" office:value="0.00225988700564972">
            <text:p>0.23%</text:p>
          </table:table-cell>
          <table:table-cell table:style-name="ce28" office:value-type="percentage" office:value="0.0135593220338983">
            <text:p>1.36%</text:p>
          </table:table-cell>
          <table:table-cell table:style-name="ce28" office:value-type="percentage" office:value="0.0542372881355932">
            <text:p>5.42%</text:p>
          </table:table-cell>
          <table:table-cell table:style-name="ce28" office:value-type="percentage" office:value="0.0135593220338983">
            <text:p>1.36%</text:p>
          </table:table-cell>
          <table:table-cell table:style-name="ce28" office:value-type="percentage" office:value="0.0180790960451977">
            <text:p>1.81%</text:p>
          </table:table-cell>
          <table:table-cell table:style-name="ce28" office:value-type="percentage" office:value="0.00225988700564972">
            <text:p>0.23%</text:p>
          </table:table-cell>
          <table:table-cell table:style-name="ce28" office:value-type="percentage" office:value="0.0621468926553672">
            <text:p>6.21%</text:p>
          </table:table-cell>
          <table:table-cell table:style-name="ce28" office:value-type="percentage" office:value="0.00677966101694915">
            <text:p>0.68%</text:p>
          </table:table-cell>
          <table:table-cell table:style-name="ce28" office:value-type="percentage" office:value="0.0192090395480226">
            <text:p>1.92%</text:p>
          </table:table-cell>
          <table:table-cell table:style-name="ce28" office:value-type="percentage" office:value="0.0169491525423729">
            <text:p>1.69%</text:p>
          </table:table-cell>
          <table:table-cell table:style-name="ce37" office:value-type="percentage" office:value="0.00225988700564972">
            <text:p>0.23%</text:p>
          </table:table-cell>
          <table:table-cell table:style-name="ce47" office:value-type="percentage" office:value="0.072316384180791">
            <text:p>7.23%</text:p>
          </table:table-cell>
          <table:table-cell table:style-name="ce43" office:value-type="percentage" office:value="0.0112994350282486">
            <text:p>1.13%</text:p>
          </table:table-cell>
          <table:table-cell table:style-name="ce28" office:value-type="percentage" office:value="0.114124293785311">
            <text:p>11.41%</text:p>
          </table:table-cell>
          <table:table-cell table:style-name="ce28" office:value-type="percentage" office:value="0.0169491525423729">
            <text:p>1.69%</text:p>
          </table:table-cell>
          <table:table-cell table:style-name="ce37" office:value-type="percentage" office:value="0.0225988700564972">
            <text:p>2.26%</text:p>
          </table:table-cell>
          <table:table-cell table:style-name="ce43" office:value-type="percentage" office:value="0.00112994350282486">
            <text:p>0.11%</text:p>
          </table:table-cell>
          <table:table-cell table:style-name="ce37" office:value-type="percentage" office:value="0.0497175141242938">
            <text:p>4.97%</text:p>
          </table:table-cell>
          <table:table-cell table:style-name="ce43" office:value-type="percentage" office:value="0.00338983050847458">
            <text:p>0.34%</text:p>
          </table:table-cell>
          <table:table-cell table:style-name="ce37" office:value-type="percentage" office:value="0.00338983050847458">
            <text:p>0.34%</text:p>
          </table:table-cell>
          <table:table-cell table:style-name="ce47" office:value-type="percentage" office:value="0.0293785310734463">
            <text:p>2.94%</text:p>
          </table:table-cell>
          <table:table-cell table:style-name="ce47" office:value-type="percentage" office:value="0.00112994350282486">
            <text:p>0.11%</text:p>
          </table:table-cell>
          <table:table-cell table:style-name="ce43" office:value-type="percentage" office:value="0.00338983050847458">
            <text:p>0.34%</text:p>
          </table:table-cell>
          <table:table-cell table:style-name="ce37" office:value-type="percentage" office:value="0.0271186440677966">
            <text:p>2.71%</text:p>
          </table:table-cell>
          <table:table-cell table:style-name="ce47" office:value-type="percentage" office:value="0.00112994350282486">
            <text:p>0.11%</text:p>
          </table:table-cell>
          <table:table-cell table:style-name="ce43" office:value-type="percentage" office:value="0.00564971751412429">
            <text:p>0.56%</text:p>
          </table:table-cell>
          <table:table-cell table:style-name="ce28" office:value-type="percentage" office:value="0.00564971751412429">
            <text:p>0.56%</text:p>
          </table:table-cell>
          <table:table-cell table:style-name="ce28" office:value-type="percentage" office:value="0.00225988700564972">
            <text:p>0.23%</text:p>
          </table:table-cell>
          <table:table-cell table:style-name="ce28" office:value-type="percentage" office:value="0.015819209039548">
            <text:p>1.58%</text:p>
          </table:table-cell>
          <table:table-cell table:style-name="ce37" office:value-type="percentage" office:value="0.00564971751412429">
            <text:p>0.56%</text:p>
          </table:table-cell>
          <table:table-cell table:style-name="ce47" office:value-type="percentage" office:value="0.0124293785310734">
            <text:p>1.24%</text:p>
          </table:table-cell>
          <table:table-cell table:style-name="ce43" office:value-type="percentage" office:value="0.00338983050847458">
            <text:p>0.34%</text:p>
          </table:table-cell>
          <table:table-cell table:style-name="ce28" office:value-type="percentage" office:value="0.0610169491525424">
            <text:p>6.10%</text:p>
          </table:table-cell>
          <table:table-cell table:style-name="ce28" office:value-type="percentage" office:value="0.00338983050847458">
            <text:p>0.34%</text:p>
          </table:table-cell>
          <table:table-cell table:style-name="ce37" office:value-type="percentage" office:value="0.00564971751412429">
            <text:p>0.56%</text:p>
          </table:table-cell>
          <table:table-cell table:style-name="ce43" office:value-type="percentage" office:value="0.0779661016949153">
            <text:p>7.80%</text:p>
          </table:table-cell>
          <table:table-cell table:style-name="ce28" office:value-type="percentage" office:value="0.0350282485875706">
            <text:p>3.50%</text:p>
          </table:table-cell>
          <table:table-cell table:style-name="ce28" office:value-type="percentage" office:value="0.00451977401129944">
            <text:p>0.45%</text:p>
          </table:table-cell>
          <table:table-cell table:style-name="ce28" office:value-type="percentage" office:value="0.0112994350282486">
            <text:p>1.13%</text:p>
          </table:table-cell>
          <table:table-cell table:style-name="ce59" office:value-type="percentage" office:value="1">
            <text:p>100.00%</text:p>
          </table:table-cell>
        </table:table-row>
      </table:table>
      <table:database-ranges>
        <table:database-range table:name="__Anonymous_Sheet_DB__1" table:target-range-address="loc.A2:loc.G649" table:display-filter-buttons="true"/>
        <table:database-range table:name="__Anonymous_Sheet_DB__2" table:target-range-address="loc.AB16:loc.AB16" table:contains-header="false"/>
        <table:database-range table:name="__Anonymous_Sheet_DB__3" table:target-range-address="loc.A2:loc.AF903" table:display-filter-buttons="true">
          <table:filter>
            <table:filter-condition table:field-number="5" table:value="Medical" table:operator="="/>
          </table:filter>
        </table:database-range>
        <table:database-range table:target-range-address="profession.A1:profession.D22">
          <table:sort>
            <table:sort-by table:field-number="1" table:data-type="automatic"/>
          </table:sort>
        </table:database-range>
      </table:database-ranges>
      <table:data-pilot-tables>
        <table:data-pilot-table table:name="Pivot1" table:application-data="" table:target-range-address="'Pivot Table_loc_1'.A1:'Pivot Table_loc_1'.AR17" table:buttons="'Pivot Table_loc_1'.A1 'Pivot Table_loc_1'.A5 'Pivot Table_loc_1'.B3 'Pivot Table_loc_1'.C3">
          <table:source-cell-range table:cell-range-address="loc.A2:loc.I887"/>
          <table:data-pilot-field table:source-field-name="category two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urger" table:display="true" table:show-details="true"/>
                <table:data-pilot-member table:name="Camp" table:display="true" table:show-details="true"/>
                <table:data-pilot-member table:name="Construction" table:display="true" table:show-details="true"/>
                <table:data-pilot-member table:name="Dining" table:display="true" table:show-details="true"/>
                <table:data-pilot-member table:name="Entertainment" table:display="true" table:show-details="true"/>
                <table:data-pilot-member table:name="Factory" table:display="true" table:show-details="true"/>
                <table:data-pilot-member table:name="Fire Station" table:display="true" table:show-details="true"/>
                <table:data-pilot-member table:name="High" table:display="true" table:show-details="true"/>
                <table:data-pilot-member table:name="Hotel" table:display="true" table:show-details="true"/>
                <table:data-pilot-member table:name="Hotel Room" table:display="true" table:show-details="true"/>
                <table:data-pilot-member table:name="Jail" table:display="true" table:show-details="true"/>
                <table:data-pilot-member table:name="Kitchen" table:display="true" table:show-details="true"/>
                <table:data-pilot-member table:name="Low" table:display="true" table:show-details="true"/>
                <table:data-pilot-member table:name="Mechanic" table:display="true" table:show-details="true"/>
                <table:data-pilot-member table:name="Medical" table:display="true" table:show-details="true"/>
                <table:data-pilot-member table:name="Medium" table:display="true" table:show-details="true"/>
                <table:data-pilot-member table:name="Misc" table:display="true" table:show-details="true"/>
                <table:data-pilot-member table:name="Office" table:display="true" table:show-details="true"/>
                <table:data-pilot-member table:name="Police" table:display="true" table:show-details="true"/>
                <table:data-pilot-member table:name="Rural" table:display="true" table:show-details="true"/>
                <table:data-pilot-member table:name="School" table:display="true" table:show-details="true"/>
                <table:data-pilot-member table:name="Security" table:display="true" table:show-details="true"/>
                <table:data-pilot-member table:name="Service" table:display="true" table:show-details="true"/>
                <table:data-pilot-member table:name="Shed" table:display="true" table:show-details="true"/>
                <table:data-pilot-member table:name="Shopping" table:display="true" table:show-details="true"/>
                <table:data-pilot-member table:name="Storage" table:display="true" table:show-details="true"/>
                <table:data-pilot-member table:name="Transport" table:display="true" table:show-details="true"/>
                <table:data-pilot-member table:name="Vac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usiness" table:display="true" table:show-details="true"/>
                <table:data-pilot-member table:name="Cabin" table:display="true" table:show-details="true"/>
                <table:data-pilot-member table:name="Farm" table:display="true" table:show-details="true"/>
                <table:data-pilot-member table:name="Government" table:display="true" table:show-details="true"/>
                <table:data-pilot-member table:name="Home" table:display="true" table:show-details="true"/>
                <table:data-pilot-member table:name="House" table:display="true" table:show-details="true"/>
                <table:data-pilot-member table:name="Industrial" table:display="true" table:show-details="true"/>
                <table:data-pilot-member table:name="Mis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ea" table:orientation="row" table:used-hierarchy="0" table:function="auto">
            <table:data-pilot-level table:show-empty="false">
              <table:data-pilot-members>
                <table:data-pilot-member table:name="Dixie" table:display="true" table:show-details="true"/>
                <table:data-pilot-member table:name="Ekron" table:display="true" table:show-details="true"/>
                <table:data-pilot-member table:name="Isolated Areas" table:display="true" table:show-details="true"/>
                <table:data-pilot-member table:name="March Ridge" table:display="true" table:show-details="true"/>
                <table:data-pilot-member table:name="Muldraugh" table:display="true" table:show-details="true"/>
                <table:data-pilot-member table:name="Muldraugh Adjacent" table:display="true" table:show-details="true"/>
                <table:data-pilot-member table:name="Riverside" table:display="true" table:show-details="true"/>
                <table:data-pilot-member table:name="Riverside Adjacent" table:display="true" table:show-details="true"/>
                <table:data-pilot-member table:name="Rosewood" table:display="true" table:show-details="true"/>
                <table:data-pilot-member table:name="Valley Station" table:display="true" table:show-details="true"/>
                <table:data-pilot-member table:name="West Poi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ame" table:orientation="data" table:used-hierarchy="0" table:function="count">
            <table:data-pilot-field-reference table:type="total-percentage" table:field-name="initial" table:member-type="named" table:member-name="{worldX = 12, worldY = 28, posX = 103, posY = 62}, --  diner, kitchen"/>
            <table:data-pilot-level table:show-empty="false">
              <table:data-pilot-members>
                <table:data-pilot-member table:name="   gas station" table:display="true" table:show-details="true"/>
                <table:data-pilot-member table:name="   gun shop" table:display="true" table:show-details="true"/>
                <table:data-pilot-member table:name="  2nd floor security office" table:display="true" table:show-details="true"/>
                <table:data-pilot-member table:name="  abandoned restaraunt" table:display="true" table:show-details="true"/>
                <table:data-pilot-member table:name="  academy, classroom" table:display="true" table:show-details="true"/>
                <table:data-pilot-member table:name="  academy, kitchen" table:display="true" table:show-details="true"/>
                <table:data-pilot-member table:name="  academy, office" table:display="true" table:show-details="true"/>
                <table:data-pilot-member table:name="  adult education center" table:display="true" table:show-details="true"/>
                <table:data-pilot-member table:name="  apartment 1, above food market" table:display="true" table:show-details="true"/>
                <table:data-pilot-member table:name="  apartment 2, above hardware" table:display="true" table:show-details="true"/>
                <table:data-pilot-member table:name="  apartment 3, above office, nice" table:display="true" table:show-details="true"/>
                <table:data-pilot-member table:name="  apartment 3, above restaurant" table:display="true" table:show-details="true"/>
                <table:data-pilot-member table:name="  apartment 4, above dr office" table:display="true" table:show-details="true"/>
                <table:data-pilot-member table:name="  apartment 4, above variety store" table:display="true" table:show-details="true"/>
                <table:data-pilot-member table:name="  apartment 5, above hairogenesis, nice" table:display="true" table:show-details="true"/>
                <table:data-pilot-member table:name="  apartment 6, above valu insurance" table:display="true" table:show-details="true"/>
                <table:data-pilot-member table:name="  apartment above gas station" table:display="true" table:show-details="true"/>
                <table:data-pilot-member table:name="  attorny" table:display="true" table:show-details="true"/>
                <table:data-pilot-member table:name="  auto shop, lobby" table:display="true" table:show-details="true"/>
                <table:data-pilot-member table:name="  auto shop, workfloor" table:display="true" table:show-details="true"/>
                <table:data-pilot-member table:name="  autoshop" table:display="true" table:show-details="true"/>
                <table:data-pilot-member table:name="  autoshop lobby" table:display="true" table:show-details="true"/>
                <table:data-pilot-member table:name="  autoshop workfloor" table:display="true" table:show-details="true"/>
                <table:data-pilot-member table:name="  autoshop, lobby" table:display="true" table:show-details="true"/>
                <table:data-pilot-member table:name="  autoshop, workfloor" table:display="true" table:show-details="true"/>
                <table:data-pilot-member table:name="  awesome farm north of muldraugh" table:display="true" table:show-details="true"/>
                <table:data-pilot-member table:name="  bail bonds" table:display="true" table:show-details="true"/>
                <table:data-pilot-member table:name="  bait shop" table:display="true" table:show-details="true"/>
                <table:data-pilot-member table:name="  bakery" table:display="true" table:show-details="true"/>
                <table:data-pilot-member table:name="  bakery, kitchen" table:display="true" table:show-details="true"/>
                <table:data-pilot-member table:name="  bakery, kitchen " table:display="true" table:show-details="true"/>
                <table:data-pilot-member table:name="  bank lobby" table:display="true" table:show-details="true"/>
                <table:data-pilot-member table:name="  bank security office" table:display="true" table:show-details="true"/>
                <table:data-pilot-member table:name="  bar" table:display="true" table:show-details="true"/>
                <table:data-pilot-member table:name="  big house 1" table:display="true" table:show-details="true"/>
                <table:data-pilot-member table:name="  big house 2" table:display="true" table:show-details="true"/>
                <table:data-pilot-member table:name="  big house 3" table:display="true" table:show-details="true"/>
                <table:data-pilot-member table:name="  big house 4" table:display="true" table:show-details="true"/>
                <table:data-pilot-member table:name="  big house 4, nice" table:display="true" table:show-details="true"/>
                <table:data-pilot-member table:name="  big house 5" table:display="true" table:show-details="true"/>
                <table:data-pilot-member table:name="  big house 5, near dock" table:display="true" table:show-details="true"/>
                <table:data-pilot-member table:name="  big house 6" table:display="true" table:show-details="true"/>
                <table:data-pilot-member table:name="  big house 7,nice" table:display="true" table:show-details="true"/>
                <table:data-pilot-member table:name="  big house 8,nice" table:display="true" table:show-details="true"/>
                <table:data-pilot-member table:name="  book store" table:display="true" table:show-details="true"/>
                <table:data-pilot-member table:name="  book store, mall Complex" table:display="true" table:show-details="true"/>
                <table:data-pilot-member table:name="  bookstore" table:display="true" table:show-details="true"/>
                <table:data-pilot-member table:name="  buffet" table:display="true" table:show-details="true"/>
                <table:data-pilot-member table:name="  buffet, kitchen" table:display="true" table:show-details="true"/>
                <table:data-pilot-member table:name="  burger joint" table:display="true" table:show-details="true"/>
                <table:data-pilot-member table:name="  burger joint, kitchen" table:display="true" table:show-details="true"/>
                <table:data-pilot-member table:name="  burger, stock room" table:display="true" table:show-details="true"/>
                <table:data-pilot-member table:name="  bus station" table:display="true" table:show-details="true"/>
                <table:data-pilot-member table:name="  bus station diner" table:display="true" table:show-details="true"/>
                <table:data-pilot-member table:name="  bus station diner, kitchen" table:display="true" table:show-details="true"/>
                <table:data-pilot-member table:name="  butcher" table:display="true" table:show-details="true"/>
                <table:data-pilot-member table:name="  butcher, kitchen" table:display="true" table:show-details="true"/>
                <table:data-pilot-member table:name="  cafe" table:display="true" table:show-details="true"/>
                <table:data-pilot-member table:name="  cafe, kitchen" table:display="true" table:show-details="true"/>
                <table:data-pilot-member table:name="  cafeteria" table:display="true" table:show-details="true"/>
                <table:data-pilot-member table:name="  cafeteria, kitchen" table:display="true" table:show-details="true"/>
                <table:data-pilot-member table:name="  camping store" table:display="true" table:show-details="true"/>
                <table:data-pilot-member table:name="  car repair shop, lobby" table:display="true" table:show-details="true"/>
                <table:data-pilot-member table:name="  car repair shop, workfloor" table:display="true" table:show-details="true"/>
                <table:data-pilot-member table:name="  cell 1, north block" table:display="true" table:show-details="true"/>
                <table:data-pilot-member table:name="  cell 2, north block" table:display="true" table:show-details="true"/>
                <table:data-pilot-member table:name="  cell 3, south block" table:display="true" table:show-details="true"/>
                <table:data-pilot-member table:name="  cell 4, south block" table:display="true" table:show-details="true"/>
                <table:data-pilot-member table:name="  chapel" table:display="true" table:show-details="true"/>
                <table:data-pilot-member table:name="  church" table:display="true" table:show-details="true"/>
                <table:data-pilot-member table:name="  church fellowship hall" table:display="true" table:show-details="true"/>
                <table:data-pilot-member table:name="  church sanctuary" table:display="true" table:show-details="true"/>
                <table:data-pilot-member table:name="  clothes store" table:display="true" table:show-details="true"/>
                <table:data-pilot-member table:name="  clothing store" table:display="true" table:show-details="true"/>
                <table:data-pilot-member table:name="  clothing store 1" table:display="true" table:show-details="true"/>
                <table:data-pilot-member table:name="  clothing store 2" table:display="true" table:show-details="true"/>
                <table:data-pilot-member table:name="  clothing store 3" table:display="true" table:show-details="true"/>
                <table:data-pilot-member table:name="  clothing store 4" table:display="true" table:show-details="true"/>
                <table:data-pilot-member table:name="  clothing store, mall Complex" table:display="true" table:show-details="true"/>
                <table:data-pilot-member table:name="  community center by lake, kitchen" table:display="true" table:show-details="true"/>
                <table:data-pilot-member table:name="  community center by lake, lobby" table:display="true" table:show-details="true"/>
                <table:data-pilot-member table:name="  community center by lake, locker room" table:display="true" table:show-details="true"/>
                <table:data-pilot-member table:name="  community center by lake, office" table:display="true" table:show-details="true"/>
                <table:data-pilot-member table:name="  construction site" table:display="true" table:show-details="true"/>
                <table:data-pilot-member table:name="  construction site 2 office" table:display="true" table:show-details="true"/>
                <table:data-pilot-member table:name="  construction site 2, office" table:display="true" table:show-details="true"/>
                <table:data-pilot-member table:name="  construction site office" table:display="true" table:show-details="true"/>
                <table:data-pilot-member table:name="  construction site to east of mccoy, office" table:display="true" table:show-details="true"/>
                <table:data-pilot-member table:name="  construction site to east of town" table:display="true" table:show-details="true"/>
                <table:data-pilot-member table:name="  construction site, office" table:display="true" table:show-details="true"/>
                <table:data-pilot-member table:name="  construction site, trailer" table:display="true" table:show-details="true"/>
                <table:data-pilot-member table:name="  convenience store" table:display="true" table:show-details="true"/>
                <table:data-pilot-member table:name="  convenience store 1" table:display="true" table:show-details="true"/>
                <table:data-pilot-member table:name="  convenience store 2(bait shop)" table:display="true" table:show-details="true"/>
                <table:data-pilot-member table:name="  cortman medical, exam room" table:display="true" table:show-details="true"/>
                <table:data-pilot-member table:name="  cortman medical, lobby" table:display="true" table:show-details="true"/>
                <table:data-pilot-member table:name="  country club  maintainence garage" table:display="true" table:show-details="true"/>
                <table:data-pilot-member table:name="  country club , hotel" table:display="true" table:show-details="true"/>
                <table:data-pilot-member table:name="  country club , maintainence office" table:display="true" table:show-details="true"/>
                <table:data-pilot-member table:name="  country club bakery" table:display="true" table:show-details="true"/>
                <table:data-pilot-member table:name="  country club bakery, kitchen" table:display="true" table:show-details="true"/>
                <table:data-pilot-member table:name="  country club lobby" table:display="true" table:show-details="true"/>
                <table:data-pilot-member table:name="  country club lounge" table:display="true" table:show-details="true"/>
                <table:data-pilot-member table:name="  country club restaurant" table:display="true" table:show-details="true"/>
                <table:data-pilot-member table:name="  country club restaurant, kitchen" table:display="true" table:show-details="true"/>
                <table:data-pilot-member table:name="  country club restaurant, outdoor grill" table:display="true" table:show-details="true"/>
                <table:data-pilot-member table:name="  country club, central cafe" table:display="true" table:show-details="true"/>
                <table:data-pilot-member table:name="  country club, central cafe, kitchen" table:display="true" table:show-details="true"/>
                <table:data-pilot-member table:name="  country club, house 1" table:display="true" table:show-details="true"/>
                <table:data-pilot-member table:name="  country club, house 2" table:display="true" table:show-details="true"/>
                <table:data-pilot-member table:name="  daycare, mall Complex" table:display="true" table:show-details="true"/>
                <table:data-pilot-member table:name="  dentist office , lobby" table:display="true" table:show-details="true"/>
                <table:data-pilot-member table:name="  dentist office 2, exam room" table:display="true" table:show-details="true"/>
                <table:data-pilot-member table:name="  diner" table:display="true" table:show-details="true"/>
                <table:data-pilot-member table:name="  diner, kitchen" table:display="true" table:show-details="true"/>
                <table:data-pilot-member table:name="  diner, kitchen " table:display="true" table:show-details="true"/>
                <table:data-pilot-member table:name="  dr office exam room" table:display="true" table:show-details="true"/>
                <table:data-pilot-member table:name="  dr office lobby" table:display="true" table:show-details="true"/>
                <table:data-pilot-member table:name="  dr office, exam room" table:display="true" table:show-details="true"/>
                <table:data-pilot-member table:name="  dr office, lobby" table:display="true" table:show-details="true"/>
                <table:data-pilot-member table:name="  east industrial Rosewood farm 6, worker dormitory 1" table:display="true" table:show-details="true"/>
                <table:data-pilot-member table:name="  east industrial Rosewood farm 6, worker dormitory 2" table:display="true" table:show-details="true"/>
                <table:data-pilot-member table:name="  east Rosewood farm 1" table:display="true" table:show-details="true"/>
                <table:data-pilot-member table:name="  east Rosewood farm 2" table:display="true" table:show-details="true"/>
                <table:data-pilot-member table:name="  east Rosewood farm 3" table:display="true" table:show-details="true"/>
                <table:data-pilot-member table:name="  east Rosewood farm 4" table:display="true" table:show-details="true"/>
                <table:data-pilot-member table:name="  east Rosewood farm 5" table:display="true" table:show-details="true"/>
                <table:data-pilot-member table:name="  eastern Ekron farm 1" table:display="true" table:show-details="true"/>
                <table:data-pilot-member table:name="  eastern Ekron farm 1, big with well" table:display="true" table:show-details="true"/>
                <table:data-pilot-member table:name="  eastern Ekron farm 10, by warehouse" table:display="true" table:show-details="true"/>
                <table:data-pilot-member table:name="  eastern Ekron farm 11" table:display="true" table:show-details="true"/>
                <table:data-pilot-member table:name="  eastern Ekron farm 12" table:display="true" table:show-details="true"/>
                <table:data-pilot-member table:name="  eastern Ekron farm 2" table:display="true" table:show-details="true"/>
                <table:data-pilot-member table:name="  eastern Ekron farm 2, big" table:display="true" table:show-details="true"/>
                <table:data-pilot-member table:name="  eastern Ekron farm 3" table:display="true" table:show-details="true"/>
                <table:data-pilot-member table:name="  eastern Ekron farm 4, by double warehouses" table:display="true" table:show-details="true"/>
                <table:data-pilot-member table:name="  eastern Ekron farm 5, by double warehouses" table:display="true" table:show-details="true"/>
                <table:data-pilot-member table:name="  eastern Ekron farm 5, factory worker house 1" table:display="true" table:show-details="true"/>
                <table:data-pilot-member table:name="  eastern Ekron farm 6" table:display="true" table:show-details="true"/>
                <table:data-pilot-member table:name="  eastern Ekron farm 7" table:display="true" table:show-details="true"/>
                <table:data-pilot-member table:name="  eastern Ekron farm 7, by triple warehouses" table:display="true" table:show-details="true"/>
                <table:data-pilot-member table:name="  eastern Ekron farm 8" table:display="true" table:show-details="true"/>
                <table:data-pilot-member table:name="  eastern Ekron farm 8, close to town" table:display="true" table:show-details="true"/>
                <table:data-pilot-member table:name="  eastern Ekron farm 9, by warehouse" table:display="true" table:show-details="true"/>
                <table:data-pilot-member table:name="  eastern Ekron farm3 , big " table:display="true" table:show-details="true"/>
                <table:data-pilot-member table:name="  eastern Ekron farm4, fenced area" table:display="true" table:show-details="true"/>
                <table:data-pilot-member table:name="  eastern Ekron farm6, factory worker house 2" table:display="true" table:show-details="true"/>
                <table:data-pilot-member table:name="  electronics store" table:display="true" table:show-details="true"/>
                <table:data-pilot-member table:name="  elementary school, classroom" table:display="true" table:show-details="true"/>
                <table:data-pilot-member table:name="  elementary school, kitchen" table:display="true" table:show-details="true"/>
                <table:data-pilot-member table:name="  elementary school, office" table:display="true" table:show-details="true"/>
                <table:data-pilot-member table:name="  empty warehouse 1, east of railyard, breakroom" table:display="true" table:show-details="true"/>
                <table:data-pilot-member table:name="  empty warehouse 1, east of railyard, storage floor" table:display="true" table:show-details="true"/>
                <table:data-pilot-member table:name="  empty warehouse 2, east of railyard, breakroom" table:display="true" table:show-details="true"/>
                <table:data-pilot-member table:name="  empty warehouse 2, east of railyard, storage floor" table:display="true" table:show-details="true"/>
                <table:data-pilot-member table:name="  empty warehouse, breakroom" table:display="true" table:show-details="true"/>
                <table:data-pilot-member table:name="  empty warehouse, storage floor" table:display="true" table:show-details="true"/>
                <table:data-pilot-member table:name="  enigma books" table:display="true" table:show-details="true"/>
                <table:data-pilot-member table:name="  entrance guard" table:display="true" table:show-details="true"/>
                <table:data-pilot-member table:name="  factory, adjacent storage" table:display="true" table:show-details="true"/>
                <table:data-pilot-member table:name="  factory, attached storage" table:display="true" table:show-details="true"/>
                <table:data-pilot-member table:name="  factory, breakroom" table:display="true" table:show-details="true"/>
                <table:data-pilot-member table:name="  factory, office" table:display="true" table:show-details="true"/>
                <table:data-pilot-member table:name="  factory, work floor" table:display="true" table:show-details="true"/>
                <table:data-pilot-member table:name="  factory, workfloor" table:display="true" table:show-details="true"/>
                <table:data-pilot-member table:name="  factory, workfloor 2" table:display="true" table:show-details="true"/>
                <table:data-pilot-member table:name="  family fashion" table:display="true" table:show-details="true"/>
                <table:data-pilot-member table:name="  farmer market" table:display="true" table:show-details="true"/>
                <table:data-pilot-member table:name="  farming and rural supply store" table:display="true" table:show-details="true"/>
                <table:data-pilot-member table:name="  fire station garage" table:display="true" table:show-details="true"/>
                <table:data-pilot-member table:name="  fire station lobby" table:display="true" table:show-details="true"/>
                <table:data-pilot-member table:name="  food market" table:display="true" table:show-details="true"/>
                <table:data-pilot-member table:name="  fossoil" table:display="true" table:show-details="true"/>
                <table:data-pilot-member table:name="  front desk" table:display="true" table:show-details="true"/>
                <table:data-pilot-member table:name="  fuckin pony-o-roam-o" table:display="true" table:show-details="true"/>
                <table:data-pilot-member table:name="  fudge shop" table:display="true" table:show-details="true"/>
                <table:data-pilot-member table:name="  fudge store" table:display="true" table:show-details="true"/>
                <table:data-pilot-member table:name="  fudge store, kitchen" table:display="true" table:show-details="true"/>
                <table:data-pilot-member table:name="  furniture store" table:display="true" table:show-details="true"/>
                <table:data-pilot-member table:name="  gas 2 go" table:display="true" table:show-details="true"/>
                <table:data-pilot-member table:name="  gas station" table:display="true" table:show-details="true"/>
                <table:data-pilot-member table:name="  gas station " table:display="true" table:show-details="true"/>
                <table:data-pilot-member table:name="  Gas2go, mall Complex" table:display="true" table:show-details="true"/>
                <table:data-pilot-member table:name="  general store" table:display="true" table:show-details="true"/>
                <table:data-pilot-member table:name="  gigamart" table:display="true" table:show-details="true"/>
                <table:data-pilot-member table:name="  gigamart, bakery" table:display="true" table:show-details="true"/>
                <table:data-pilot-member table:name="  gigamart, kitchen" table:display="true" table:show-details="true"/>
                <table:data-pilot-member table:name="  graveyard" table:display="true" table:show-details="true"/>
                <table:data-pilot-member table:name="  graveyard chapel" table:display="true" table:show-details="true"/>
                <table:data-pilot-member table:name="  greens grocery" table:display="true" table:show-details="true"/>
                <table:data-pilot-member table:name="  grocery 2" table:display="true" table:show-details="true"/>
                <table:data-pilot-member table:name="  grocery 2, kitchen 1" table:display="true" table:show-details="true"/>
                <table:data-pilot-member table:name="  grocery 2, kitchen 2" table:display="true" table:show-details="true"/>
                <table:data-pilot-member table:name="  grocery store" table:display="true" table:show-details="true"/>
                <table:data-pilot-member table:name="  grocery store, kitchen 1" table:display="true" table:show-details="true"/>
                <table:data-pilot-member table:name="  grocery store, kitchen 2" table:display="true" table:show-details="true"/>
                <table:data-pilot-member table:name="  group of 4 trailers, 1" table:display="true" table:show-details="true"/>
                <table:data-pilot-member table:name="  group of 4 trailers, 2" table:display="true" table:show-details="true"/>
                <table:data-pilot-member table:name="  guard break room" table:display="true" table:show-details="true"/>
                <table:data-pilot-member table:name="  gun store, entrance" table:display="true" table:show-details="true"/>
                <table:data-pilot-member table:name="  hair salon" table:display="true" table:show-details="true"/>
                <table:data-pilot-member table:name="  hairogenesis" table:display="true" table:show-details="true"/>
                <table:data-pilot-member table:name="  hairogensis" table:display="true" table:show-details="true"/>
                <table:data-pilot-member table:name="  hardware store" table:display="true" table:show-details="true"/>
                <table:data-pilot-member table:name="  hotel, lobby" table:display="true" table:show-details="true"/>
                <table:data-pilot-member table:name="  hotel, room 1" table:display="true" table:show-details="true"/>
                <table:data-pilot-member table:name="  hotel, room 2" table:display="true" table:show-details="true"/>
                <table:data-pilot-member table:name="  hotel, room 3" table:display="true" table:show-details="true"/>
                <table:data-pilot-member table:name="  house by the lake" table:display="true" table:show-details="true"/>
                <table:data-pilot-member table:name="  housing development 1" table:display="true" table:show-details="true"/>
                <table:data-pilot-member table:name="  housing development 2" table:display="true" table:show-details="true"/>
                <table:data-pilot-member table:name="  housing development 3" table:display="true" table:show-details="true"/>
                <table:data-pilot-member table:name="  hunting lodge" table:display="true" table:show-details="true"/>
                <table:data-pilot-member table:name="  ice cream restaraunt, kitchen, mall Complex" table:display="true" table:show-details="true"/>
                <table:data-pilot-member table:name="  ice cream restaraunt, mall Complex" table:display="true" table:show-details="true"/>
                <table:data-pilot-member table:name="  industrial north Rosewood farm 16, south worker house 4" table:display="true" table:show-details="true"/>
                <table:data-pilot-member table:name="  industrial north Rosewood farm 16, south worker house 5" table:display="true" table:show-details="true"/>
                <table:data-pilot-member table:name="  industrial north Rosewood farm 16, worker house 1" table:display="true" table:show-details="true"/>
                <table:data-pilot-member table:name="  industrial north Rosewood farm 16, worker house 2" table:display="true" table:show-details="true"/>
                <table:data-pilot-member table:name="  industrial north Rosewood farm 16, worker house 3" table:display="true" table:show-details="true"/>
                <table:data-pilot-member table:name="  industrial2 north Rosewood farm 23, worker dormitory 1" table:display="true" table:show-details="true"/>
                <table:data-pilot-member table:name="  industrial2 north Rosewood farm 23, worker dormitory 2" table:display="true" table:show-details="true"/>
                <table:data-pilot-member table:name="  industrial2 north Rosewood farm 23, worker house 1" table:display="true" table:show-details="true"/>
                <table:data-pilot-member table:name="  industrial2 north Rosewood farm 23, worker house 2" table:display="true" table:show-details="true"/>
                <table:data-pilot-member table:name="  intake main room" table:display="true" table:show-details="true"/>
                <table:data-pilot-member table:name="  intake security" table:display="true" table:show-details="true"/>
                <table:data-pilot-member table:name="  jewellers" table:display="true" table:show-details="true"/>
                <table:data-pilot-member table:name="  kitchen" table:display="true" table:show-details="true"/>
                <table:data-pilot-member table:name="  kitchen storage " table:display="true" table:show-details="true"/>
                <table:data-pilot-member table:name="  knox bank" table:display="true" table:show-details="true"/>
                <table:data-pilot-member table:name="  knox bank, lobby" table:display="true" table:show-details="true"/>
                <table:data-pilot-member table:name="  knox bank, mall Complex" table:display="true" table:show-details="true"/>
                <table:data-pilot-member table:name="  knox bank, security" table:display="true" table:show-details="true"/>
                <table:data-pilot-member table:name="  large warehouse, break room" table:display="true" table:show-details="true"/>
                <table:data-pilot-member table:name="  large warehouse, work floor" table:display="true" table:show-details="true"/>
                <table:data-pilot-member table:name="  laundromat" table:display="true" table:show-details="true"/>
                <table:data-pilot-member table:name="  lawyer" table:display="true" table:show-details="true"/>
                <table:data-pilot-member table:name="  lumber mill 1, breakroom" table:display="true" table:show-details="true"/>
                <table:data-pilot-member table:name="  lumber mill 1, workfloor" table:display="true" table:show-details="true"/>
                <table:data-pilot-member table:name="  lumber mill 2, breakroom" table:display="true" table:show-details="true"/>
                <table:data-pilot-member table:name="  lumber mill 2, workfloor" table:display="true" table:show-details="true"/>
                <table:data-pilot-member table:name="  lumber mill security" table:display="true" table:show-details="true"/>
                <table:data-pilot-member table:name="  lumber mill, adjacent storage" table:display="true" table:show-details="true"/>
                <table:data-pilot-member table:name="  lumber mill, breakroom" table:display="true" table:show-details="true"/>
                <table:data-pilot-member table:name="  lumber mill, lobby" table:display="true" table:show-details="true"/>
                <table:data-pilot-member table:name="  lumber mill, workfloor" table:display="true" table:show-details="true"/>
                <table:data-pilot-member table:name="  lumber storage, office" table:display="true" table:show-details="true"/>
                <table:data-pilot-member table:name="  lumber storage, security" table:display="true" table:show-details="true"/>
                <table:data-pilot-member table:name="  main security office" table:display="true" table:show-details="true"/>
                <table:data-pilot-member table:name="  Mall book store " table:display="true" table:show-details="true"/>
                <table:data-pilot-member table:name="  Mall department store " table:display="true" table:show-details="true"/>
                <table:data-pilot-member table:name="  Mall fast food 1" table:display="true" table:show-details="true"/>
                <table:data-pilot-member table:name="  Mall fast food 2" table:display="true" table:show-details="true"/>
                <table:data-pilot-member table:name="  Mall food court" table:display="true" table:show-details="true"/>
                <table:data-pilot-member table:name="  Mall furniture store" table:display="true" table:show-details="true"/>
                <table:data-pilot-member table:name="  Mall storage room " table:display="true" table:show-details="true"/>
                <table:data-pilot-member table:name="  manufacturing plant, adjacent storage" table:display="true" table:show-details="true"/>
                <table:data-pilot-member table:name="  manufacturing plant, breakroom" table:display="true" table:show-details="true"/>
                <table:data-pilot-member table:name="  manufacturing plant, lobby" table:display="true" table:show-details="true"/>
                <table:data-pilot-member table:name="  manufacturing plant, workfloor" table:display="true" table:show-details="true"/>
                <table:data-pilot-member table:name="  mayor's office" table:display="true" table:show-details="true"/>
                <table:data-pilot-member table:name="  medium house" table:display="true" table:show-details="true"/>
                <table:data-pilot-member table:name="  medium house 1" table:display="true" table:show-details="true"/>
                <table:data-pilot-member table:name="  medium house 2" table:display="true" table:show-details="true"/>
                <table:data-pilot-member table:name="  medium house 2, nice" table:display="true" table:show-details="true"/>
                <table:data-pilot-member table:name="  medium house 3" table:display="true" table:show-details="true"/>
                <table:data-pilot-member table:name="  medium house 3, nice" table:display="true" table:show-details="true"/>
                <table:data-pilot-member table:name="  medium house 4" table:display="true" table:show-details="true"/>
                <table:data-pilot-member table:name="  medium house 4, nice" table:display="true" table:show-details="true"/>
                <table:data-pilot-member table:name="  medium house 5" table:display="true" table:show-details="true"/>
                <table:data-pilot-member table:name="  medium house 5 ,cabin style" table:display="true" table:show-details="true"/>
                <table:data-pilot-member table:name="  medium house 5, nice" table:display="true" table:show-details="true"/>
                <table:data-pilot-member table:name="  medium house 6" table:display="true" table:show-details="true"/>
                <table:data-pilot-member table:name="  medium house 7" table:display="true" table:show-details="true"/>
                <table:data-pilot-member table:name="  medium house by lake" table:display="true" table:show-details="true"/>
                <table:data-pilot-member table:name="  mendy's" table:display="true" table:show-details="true"/>
                <table:data-pilot-member table:name="  mendy's, kitchen " table:display="true" table:show-details="true"/>
                <table:data-pilot-member table:name="  mini-hotel, kitchen" table:display="true" table:show-details="true"/>
                <table:data-pilot-member table:name="  mini-hotel, lobby" table:display="true" table:show-details="true"/>
                <table:data-pilot-member table:name="  mini-hotel, room 1" table:display="true" table:show-details="true"/>
                <table:data-pilot-member table:name="  mini-hotel, room 2" table:display="true" table:show-details="true"/>
                <table:data-pilot-member table:name="  motel, office" table:display="true" table:show-details="true"/>
                <table:data-pilot-member table:name="  motel, room 1" table:display="true" table:show-details="true"/>
                <table:data-pilot-member table:name="  motel, room 2" table:display="true" table:show-details="true"/>
                <table:data-pilot-member table:name="  muldraugh park, locker room" table:display="true" table:show-details="true"/>
                <table:data-pilot-member table:name="  NE tower" table:display="true" table:show-details="true"/>
                <table:data-pilot-member table:name="  north block floor" table:display="true" table:show-details="true"/>
                <table:data-pilot-member table:name="  north Rosewood farm 1" table:display="true" table:show-details="true"/>
                <table:data-pilot-member table:name="  north Rosewood farm 10, by double warehouses" table:display="true" table:show-details="true"/>
                <table:data-pilot-member table:name="  north Rosewood farm 11" table:display="true" table:show-details="true"/>
                <table:data-pilot-member table:name="  north Rosewood farm 12" table:display="true" table:show-details="true"/>
                <table:data-pilot-member table:name="  north Rosewood farm 13" table:display="true" table:show-details="true"/>
                <table:data-pilot-member table:name="  north Rosewood farm 14" table:display="true" table:show-details="true"/>
                <table:data-pilot-member table:name="  north Rosewood farm 15" table:display="true" table:show-details="true"/>
                <table:data-pilot-member table:name="  north Rosewood farm 17, livestock" table:display="true" table:show-details="true"/>
                <table:data-pilot-member table:name="  north Rosewood farm 18, livestock" table:display="true" table:show-details="true"/>
                <table:data-pilot-member table:name="  north Rosewood farm 19" table:display="true" table:show-details="true"/>
                <table:data-pilot-member table:name="  north Rosewood farm 2" table:display="true" table:show-details="true"/>
                <table:data-pilot-member table:name="  north Rosewood farm 20, fenced areas" table:display="true" table:show-details="true"/>
                <table:data-pilot-member table:name="  north Rosewood farm 21" table:display="true" table:show-details="true"/>
                <table:data-pilot-member table:name="  north Rosewood farm 22" table:display="true" table:show-details="true"/>
                <table:data-pilot-member table:name="  north Rosewood farm 24" table:display="true" table:show-details="true"/>
                <table:data-pilot-member table:name="  north Rosewood farm 25" table:display="true" table:show-details="true"/>
                <table:data-pilot-member table:name="  north Rosewood farm 26" table:display="true" table:show-details="true"/>
                <table:data-pilot-member table:name="  north Rosewood farm 27, trailer" table:display="true" table:show-details="true"/>
                <table:data-pilot-member table:name="  north Rosewood farm 28" table:display="true" table:show-details="true"/>
                <table:data-pilot-member table:name="  north Rosewood farm 29, house" table:display="true" table:show-details="true"/>
                <table:data-pilot-member table:name="  north Rosewood farm 29, shed" table:display="true" table:show-details="true"/>
                <table:data-pilot-member table:name="  north Rosewood farm 3" table:display="true" table:show-details="true"/>
                <table:data-pilot-member table:name="  north Rosewood farm 30" table:display="true" table:show-details="true"/>
                <table:data-pilot-member table:name="  north Rosewood farm 31" table:display="true" table:show-details="true"/>
                <table:data-pilot-member table:name="  north Rosewood farm 32" table:display="true" table:show-details="true"/>
                <table:data-pilot-member table:name="  north Rosewood farm 33" table:display="true" table:show-details="true"/>
                <table:data-pilot-member table:name="  north Rosewood farm 34" table:display="true" table:show-details="true"/>
                <table:data-pilot-member table:name="  north Rosewood farm 35" table:display="true" table:show-details="true"/>
                <table:data-pilot-member table:name="  north Rosewood farm 36" table:display="true" table:show-details="true"/>
                <table:data-pilot-member table:name="  north Rosewood farm 37, house" table:display="true" table:show-details="true"/>
                <table:data-pilot-member table:name="  north Rosewood farm 37, shed" table:display="true" table:show-details="true"/>
                <table:data-pilot-member table:name="  north Rosewood farm 4" table:display="true" table:show-details="true"/>
                <table:data-pilot-member table:name="  north Rosewood farm 5" table:display="true" table:show-details="true"/>
                <table:data-pilot-member table:name="  north Rosewood farm 6" table:display="true" table:show-details="true"/>
                <table:data-pilot-member table:name="  north Rosewood farm 7" table:display="true" table:show-details="true"/>
                <table:data-pilot-member table:name="  north Rosewood farm 8" table:display="true" table:show-details="true"/>
                <table:data-pilot-member table:name="  north Rosewood farm 9, by double warehouses" table:display="true" table:show-details="true"/>
                <table:data-pilot-member table:name="  northern Ekron farm 1" table:display="true" table:show-details="true"/>
                <table:data-pilot-member table:name="  northern Ekron farm 2, big" table:display="true" table:show-details="true"/>
                <table:data-pilot-member table:name="  NW tower" table:display="true" table:show-details="true"/>
                <table:data-pilot-member table:name="  office" table:display="true" table:show-details="true"/>
                <table:data-pilot-member table:name="  office 1" table:display="true" table:show-details="true"/>
                <table:data-pilot-member table:name="  office 2" table:display="true" table:show-details="true"/>
                <table:data-pilot-member table:name="  office 3" table:display="true" table:show-details="true"/>
                <table:data-pilot-member table:name="  office 4" table:display="true" table:show-details="true"/>
                <table:data-pilot-member table:name="  office building " table:display="true" table:show-details="true"/>
                <table:data-pilot-member table:name="  office building 2" table:display="true" table:show-details="true"/>
                <table:data-pilot-member table:name="  office building, floor 1 office" table:display="true" table:show-details="true"/>
                <table:data-pilot-member table:name="  office building, floor 2 office" table:display="true" table:show-details="true"/>
                <table:data-pilot-member table:name="  office building, floor 3 office" table:display="true" table:show-details="true"/>
                <table:data-pilot-member table:name="  office building1 , office 1" table:display="true" table:show-details="true"/>
                <table:data-pilot-member table:name="  office building1 , office 2" table:display="true" table:show-details="true"/>
                <table:data-pilot-member table:name="  offices" table:display="true" table:show-details="true"/>
                <table:data-pilot-member table:name="  offices 1" table:display="true" table:show-details="true"/>
                <table:data-pilot-member table:name="  offices 1, lobby" table:display="true" table:show-details="true"/>
                <table:data-pilot-member table:name="  offices 1, random office" table:display="true" table:show-details="true"/>
                <table:data-pilot-member table:name="  offices 1, second floor" table:display="true" table:show-details="true"/>
                <table:data-pilot-member table:name="  offices 2, lobby" table:display="true" table:show-details="true"/>
                <table:data-pilot-member table:name="  offices 2, random office" table:display="true" table:show-details="true"/>
                <table:data-pilot-member table:name="  pharmabug front" table:display="true" table:show-details="true"/>
                <table:data-pilot-member table:name="  pharmabug, back room" table:display="true" table:show-details="true"/>
                <table:data-pilot-member table:name="  pharmahug, back room" table:display="true" table:show-details="true"/>
                <table:data-pilot-member table:name="  pharmahug, store" table:display="true" table:show-details="true"/>
                <table:data-pilot-member table:name="  picnic area kitchen" table:display="true" table:show-details="true"/>
                <table:data-pilot-member table:name="  picnic area lobby" table:display="true" table:show-details="true"/>
                <table:data-pilot-member table:name="  pile o crepe" table:display="true" table:show-details="true"/>
                <table:data-pilot-member table:name="  pile o crepe, kitchen" table:display="true" table:show-details="true"/>
                <table:data-pilot-member table:name="  pileo  crepe, mall Complex" table:display="true" table:show-details="true"/>
                <table:data-pilot-member table:name="  pileo  crepe,kitchen, mall Complex" table:display="true" table:show-details="true"/>
                <table:data-pilot-member table:name="  pizza whirled" table:display="true" table:show-details="true"/>
                <table:data-pilot-member table:name="  pizza whirled, kitchen" table:display="true" table:show-details="true"/>
                <table:data-pilot-member table:name="  police station" table:display="true" table:show-details="true"/>
                <table:data-pilot-member table:name="  police station lobby" table:display="true" table:show-details="true"/>
                <table:data-pilot-member table:name="  police station, jail" table:display="true" table:show-details="true"/>
                <table:data-pilot-member table:name="  post office" table:display="true" table:show-details="true"/>
                <table:data-pilot-member table:name="  race track" table:display="true" table:show-details="true"/>
                <table:data-pilot-member table:name="  race track, garage" table:display="true" table:show-details="true"/>
                <table:data-pilot-member table:name="  railyard big office 1" table:display="true" table:show-details="true"/>
                <table:data-pilot-member table:name="  railyard big office 2" table:display="true" table:show-details="true"/>
                <table:data-pilot-member table:name="  railyard cafeteria" table:display="true" table:show-details="true"/>
                <table:data-pilot-member table:name="  railyard depot 1" table:display="true" table:show-details="true"/>
                <table:data-pilot-member table:name="  railyard depot 2" table:display="true" table:show-details="true"/>
                <table:data-pilot-member table:name="  railyard depot 3" table:display="true" table:show-details="true"/>
                <table:data-pilot-member table:name="  railyard depot 4" table:display="true" table:show-details="true"/>
                <table:data-pilot-member table:name="  railyard security office" table:display="true" table:show-details="true"/>
                <table:data-pilot-member table:name="  railyard small office" table:display="true" table:show-details="true"/>
                <table:data-pilot-member table:name="  railyard station 1" table:display="true" table:show-details="true"/>
                <table:data-pilot-member table:name="  railyard station 2" table:display="true" table:show-details="true"/>
                <table:data-pilot-member table:name="  railyard station 3" table:display="true" table:show-details="true"/>
                <table:data-pilot-member table:name="  restaraunt" table:display="true" table:show-details="true"/>
                <table:data-pilot-member table:name="  restaraunt 2" table:display="true" table:show-details="true"/>
                <table:data-pilot-member table:name="  restaraunt 2, kitchen" table:display="true" table:show-details="true"/>
                <table:data-pilot-member table:name="  restaraunt, dining room, mall Complex" table:display="true" table:show-details="true"/>
                <table:data-pilot-member table:name="  restaraunt, kitchen" table:display="true" table:show-details="true"/>
                <table:data-pilot-member table:name="  restaraunt, kitchen, mall Complex" table:display="true" table:show-details="true"/>
                <table:data-pilot-member table:name="  restaraut, kitchen" table:display="true" table:show-details="true"/>
                <table:data-pilot-member table:name="  restaurant" table:display="true" table:show-details="true"/>
                <table:data-pilot-member table:name="  restaurant, kitchen" table:display="true" table:show-details="true"/>
                <table:data-pilot-member table:name="  riverside farm 12" table:display="true" table:show-details="true"/>
                <table:data-pilot-member table:name="  riverside farm 13" table:display="true" table:show-details="true"/>
                <table:data-pilot-member table:name="  riverside farm 14" table:display="true" table:show-details="true"/>
                <table:data-pilot-member table:name="  riverside farm 15" table:display="true" table:show-details="true"/>
                <table:data-pilot-member table:name="  riverside farm 16, house" table:display="true" table:show-details="true"/>
                <table:data-pilot-member table:name="  riverside farm 16, shed" table:display="true" table:show-details="true"/>
                <table:data-pilot-member table:name="  riverside farm 17" table:display="true" table:show-details="true"/>
                <table:data-pilot-member table:name="  riverside farm 18" table:display="true" table:show-details="true"/>
                <table:data-pilot-member table:name="  riverside farm 19" table:display="true" table:show-details="true"/>
                <table:data-pilot-member table:name="  riverside farm 4" table:display="true" table:show-details="true"/>
                <table:data-pilot-member table:name="  riverside farm 6" table:display="true" table:show-details="true"/>
                <table:data-pilot-member table:name="  row of houses by lodge, house 1" table:display="true" table:show-details="true"/>
                <table:data-pilot-member table:name="  row of houses by lodge, house 2" table:display="true" table:show-details="true"/>
                <table:data-pilot-member table:name="  row of houses by lodge, house 3" table:display="true" table:show-details="true"/>
                <table:data-pilot-member table:name="  row of houses by lodge, house 4 nice" table:display="true" table:show-details="true"/>
                <table:data-pilot-member table:name="  salon" table:display="true" table:show-details="true"/>
                <table:data-pilot-member table:name="  salon, mall Complex" table:display="true" table:show-details="true"/>
                <table:data-pilot-member table:name="  school classroom" table:display="true" table:show-details="true"/>
                <table:data-pilot-member table:name="  school kitchen" table:display="true" table:show-details="true"/>
                <table:data-pilot-member table:name="  school lobby" table:display="true" table:show-details="true"/>
                <table:data-pilot-member table:name="  school office" table:display="true" table:show-details="true"/>
                <table:data-pilot-member table:name="  school, classroom" table:display="true" table:show-details="true"/>
                <table:data-pilot-member table:name="  school, kitchen" table:display="true" table:show-details="true"/>
                <table:data-pilot-member table:name="  school, lobby" table:display="true" table:show-details="true"/>
                <table:data-pilot-member table:name="  school, nurse office" table:display="true" table:show-details="true"/>
                <table:data-pilot-member table:name="  school, office" table:display="true" table:show-details="true"/>
                <table:data-pilot-member table:name="  SE tower" table:display="true" table:show-details="true"/>
                <table:data-pilot-member table:name="  seahorse coffee" table:display="true" table:show-details="true"/>
                <table:data-pilot-member table:name="  seahorse coffee, kitchen " table:display="true" table:show-details="true"/>
                <table:data-pilot-member table:name="  self storage, office" table:display="true" table:show-details="true"/>
                <table:data-pilot-member table:name="  shooting range" table:display="true" table:show-details="true"/>
                <table:data-pilot-member table:name="  small bar" table:display="true" table:show-details="true"/>
                <table:data-pilot-member table:name="  small conveinece store" table:display="true" table:show-details="true"/>
                <table:data-pilot-member table:name="  small farm north of muldraugh" table:display="true" table:show-details="true"/>
                <table:data-pilot-member table:name="  small grocery" table:display="true" table:show-details="true"/>
                <table:data-pilot-member table:name="  small homes in the woods 1" table:display="true" table:show-details="true"/>
                <table:data-pilot-member table:name="  small homes in the woods 2" table:display="true" table:show-details="true"/>
                <table:data-pilot-member table:name="  small hotel office" table:display="true" table:show-details="true"/>
                <table:data-pilot-member table:name="  small hotel room" table:display="true" table:show-details="true"/>
                <table:data-pilot-member table:name="  small house 1" table:display="true" table:show-details="true"/>
                <table:data-pilot-member table:name="  small house 2" table:display="true" table:show-details="true"/>
                <table:data-pilot-member table:name="  small house 2, by dock" table:display="true" table:show-details="true"/>
                <table:data-pilot-member table:name="  small house 2, nice" table:display="true" table:show-details="true"/>
                <table:data-pilot-member table:name="  small house 2, nice, fixed 11/12 spawn in water" table:display="true" table:show-details="true"/>
                <table:data-pilot-member table:name="  small house 3" table:display="true" table:show-details="true"/>
                <table:data-pilot-member table:name="  small house 4" table:display="true" table:show-details="true"/>
                <table:data-pilot-member table:name="  small house 4, gated community" table:display="true" table:show-details="true"/>
                <table:data-pilot-member table:name="  small house 5" table:display="true" table:show-details="true"/>
                <table:data-pilot-member table:name="  small house 5, gated community" table:display="true" table:show-details="true"/>
                <table:data-pilot-member table:name="  small house 6" table:display="true" table:show-details="true"/>
                <table:data-pilot-member table:name="  small house 6, split a" table:display="true" table:show-details="true"/>
                <table:data-pilot-member table:name="  small house 6, split b" table:display="true" table:show-details="true"/>
                <table:data-pilot-member table:name="  small house 7" table:display="true" table:show-details="true"/>
                <table:data-pilot-member table:name="  small house 8" table:display="true" table:show-details="true"/>
                <table:data-pilot-member table:name="  small house 9" table:display="true" table:show-details="true"/>
                <table:data-pilot-member table:name="  small house house 1" table:display="true" table:show-details="true"/>
                <table:data-pilot-member table:name="  small house house 2" table:display="true" table:show-details="true"/>
                <table:data-pilot-member table:name="  small house house 3" table:display="true" table:show-details="true"/>
                <table:data-pilot-member table:name="  small office" table:display="true" table:show-details="true"/>
                <table:data-pilot-member table:name="  small restaraunt" table:display="true" table:show-details="true"/>
                <table:data-pilot-member table:name="  small restaraunt, kitchen" table:display="true" table:show-details="true"/>
                <table:data-pilot-member table:name="  south block floor" table:display="true" table:show-details="true"/>
                <table:data-pilot-member table:name="  south Rosewood farm 1" table:display="true" table:show-details="true"/>
                <table:data-pilot-member table:name="  south Rosewood farm 2" table:display="true" table:show-details="true"/>
                <table:data-pilot-member table:name="  south Rosewood farm 3" table:display="true" table:show-details="true"/>
                <table:data-pilot-member table:name="  south Rosewood farm 4" table:display="true" table:show-details="true"/>
                <table:data-pilot-member table:name="  south Rosewood farm 5" table:display="true" table:show-details="true"/>
                <table:data-pilot-member table:name="  south Rosewood farm 6" table:display="true" table:show-details="true"/>
                <table:data-pilot-member table:name="  south Rosewood farm 7" table:display="true" table:show-details="true"/>
                <table:data-pilot-member table:name="  spiffos" table:display="true" table:show-details="true"/>
                <table:data-pilot-member table:name="  spiffos, kitchen" table:display="true" table:show-details="true"/>
                <table:data-pilot-member table:name="  sports store" table:display="true" table:show-details="true"/>
                <table:data-pilot-member table:name="  StarEplex Cinema bathrrom" table:display="true" table:show-details="true"/>
                <table:data-pilot-member table:name="  StarEplex Cinema breakroom" table:display="true" table:show-details="true"/>
                <table:data-pilot-member table:name="  StarEplex Cinema concessions" table:display="true" table:show-details="true"/>
                <table:data-pilot-member table:name="  StarEplex Cinema DR OIDS screen" table:display="true" table:show-details="true"/>
                <table:data-pilot-member table:name="  StarEplex Cinema projector room, 2nd floor" table:display="true" table:show-details="true"/>
                <table:data-pilot-member table:name="  storage 1" table:display="true" table:show-details="true"/>
                <table:data-pilot-member table:name="  storage 2" table:display="true" table:show-details="true"/>
                <table:data-pilot-member table:name="  storage building by garages" table:display="true" table:show-details="true"/>
                <table:data-pilot-member table:name="  storage building by garages, breakroom" table:display="true" table:show-details="true"/>
                <table:data-pilot-member table:name="  storage facility office" table:display="true" table:show-details="true"/>
                <table:data-pilot-member table:name="  storage lot office" table:display="true" table:show-details="true"/>
                <table:data-pilot-member table:name="  storage lots office" table:display="true" table:show-details="true"/>
                <table:data-pilot-member table:name="  storage lots, office" table:display="true" table:show-details="true"/>
                <table:data-pilot-member table:name="  sunstar hotel lobby" table:display="true" table:show-details="true"/>
                <table:data-pilot-member table:name="  sunstar hotel lobby, room 1" table:display="true" table:show-details="true"/>
                <table:data-pilot-member table:name="  sunstar hotel lobby, room 2" table:display="true" table:show-details="true"/>
                <table:data-pilot-member table:name="  sunstar hotel lobby, room 3" table:display="true" table:show-details="true"/>
                <table:data-pilot-member table:name="  sunstar hotel, kitchen" table:display="true" table:show-details="true"/>
                <table:data-pilot-member table:name="  supply room" table:display="true" table:show-details="true"/>
                <table:data-pilot-member table:name="  SW tower" table:display="true" table:show-details="true"/>
                <table:data-pilot-member table:name="  tattoo 42" table:display="true" table:show-details="true"/>
                <table:data-pilot-member table:name="  tavern, bar" table:display="true" table:show-details="true"/>
                <table:data-pilot-member table:name="  tavern, room 1" table:display="true" table:show-details="true"/>
                <table:data-pilot-member table:name="  tavern, room 2" table:display="true" table:show-details="true"/>
                <table:data-pilot-member table:name="  town hall first floor" table:display="true" table:show-details="true"/>
                <table:data-pilot-member table:name="  toy store" table:display="true" table:show-details="true"/>
                <table:data-pilot-member table:name="  trailer" table:display="true" table:show-details="true"/>
                <table:data-pilot-member table:name="  trailer 1" table:display="true" table:show-details="true"/>
                <table:data-pilot-member table:name="  trailer 2" table:display="true" table:show-details="true"/>
                <table:data-pilot-member table:name="  trailer 3" table:display="true" table:show-details="true"/>
                <table:data-pilot-member table:name="  trailer 4" table:display="true" table:show-details="true"/>
                <table:data-pilot-member table:name="  trailer 5" table:display="true" table:show-details="true"/>
                <table:data-pilot-member table:name="  trailer 6" table:display="true" table:show-details="true"/>
                <table:data-pilot-member table:name="  trailer 7" table:display="true" table:show-details="true"/>
                <table:data-pilot-member table:name="  trailer 8" table:display="true" table:show-details="true"/>
                <table:data-pilot-member table:name="  train station" table:display="true" table:show-details="true"/>
                <table:data-pilot-member table:name="  train station house" table:display="true" table:show-details="true"/>
                <table:data-pilot-member table:name="  twiggy's" table:display="true" table:show-details="true"/>
                <table:data-pilot-member table:name="  urban warehous, office" table:display="true" table:show-details="true"/>
                <table:data-pilot-member table:name="  urban warehous, storage" table:display="true" table:show-details="true"/>
                <table:data-pilot-member table:name="  vacant store" table:display="true" table:show-details="true"/>
                <table:data-pilot-member table:name="  vacant store " table:display="true" table:show-details="true"/>
                <table:data-pilot-member table:name="  vacant store 1" table:display="true" table:show-details="true"/>
                <table:data-pilot-member table:name="  vacant store 2" table:display="true" table:show-details="true"/>
                <table:data-pilot-member table:name="  vacant storefront" table:display="true" table:show-details="true"/>
                <table:data-pilot-member table:name="  valu insurance" table:display="true" table:show-details="true"/>
                <table:data-pilot-member table:name="  valu insurance, mall Complex" table:display="true" table:show-details="true"/>
                <table:data-pilot-member table:name="  variety store" table:display="true" table:show-details="true"/>
                <table:data-pilot-member table:name="  warehouse breakroom" table:display="true" table:show-details="true"/>
                <table:data-pilot-member table:name="  warehouse main floor" table:display="true" table:show-details="true"/>
                <table:data-pilot-member table:name="  warehouses, 1 office" table:display="true" table:show-details="true"/>
                <table:data-pilot-member table:name="  warehouses, 1 storage" table:display="true" table:show-details="true"/>
                <table:data-pilot-member table:name="  warehouses, 2 storage" table:display="true" table:show-details="true"/>
                <table:data-pilot-member table:name="  yummers, mall Complex" table:display="true" table:show-details="true"/>
                <table:data-pilot-member table:name="  yummers,kitchen,  mall Complex" table:display="true" table:show-details="true"/>
                <table:data-pilot-member table:name="  zipee market, mall Complex" table:display="true" table:show-details="true"/>
                <table:data-pilot-member table:name="  zippee market" table:display="true" table:show-details="true"/>
                <table:data-pilot-member table:name="  zippee mart" table:display="true" table:show-details="true"/>
                <table:data-pilot-member table:name=" apartment over dr office" table:display="true" table:show-details="true"/>
                <table:data-pilot-member table:name=" apartment over dr salon" table:display="true" table:show-details="true"/>
                <table:data-pilot-member table:name=" auto shop lobby" table:display="true" table:show-details="true"/>
                <table:data-pilot-member table:name=" auto shop workfloor" table:display="true" table:show-details="true"/>
                <table:data-pilot-member table:name=" bail bonds" table:display="true" table:show-details="true"/>
                <table:data-pilot-member table:name=" bakery" table:display="true" table:show-details="true"/>
                <table:data-pilot-member table:name=" bakery, kitchen" table:display="true" table:show-details="true"/>
                <table:data-pilot-member table:name=" bar" table:display="true" table:show-details="true"/>
                <table:data-pilot-member table:name=" big apartment over book store" table:display="true" table:show-details="true"/>
                <table:data-pilot-member table:name=" big northern farm 1" table:display="true" table:show-details="true"/>
                <table:data-pilot-member table:name=" big northern farm 2" table:display="true" table:show-details="true"/>
                <table:data-pilot-member table:name=" big northern farm 3" table:display="true" table:show-details="true"/>
                <table:data-pilot-member table:name=" big northern farm 4" table:display="true" table:show-details="true"/>
                <table:data-pilot-member table:name=" big northern farm 5" table:display="true" table:show-details="true"/>
                <table:data-pilot-member table:name=" big riverside farm 10, house" table:display="true" table:show-details="true"/>
                <table:data-pilot-member table:name=" big riverside farm 10, shed" table:display="true" table:show-details="true"/>
                <table:data-pilot-member table:name=" big riverside farm 11" table:display="true" table:show-details="true"/>
                <table:data-pilot-member table:name=" big riverside farm 3" table:display="true" table:show-details="true"/>
                <table:data-pilot-member table:name=" big riverside farm 5" table:display="true" table:show-details="true"/>
                <table:data-pilot-member table:name=" big riverside farm 7" table:display="true" table:show-details="true"/>
                <table:data-pilot-member table:name=" big riverside farm 8" table:display="true" table:show-details="true"/>
                <table:data-pilot-member table:name=" big riverside farm 9" table:display="true" table:show-details="true"/>
                <table:data-pilot-member table:name=" bookstore" table:display="true" table:show-details="true"/>
                <table:data-pilot-member table:name=" buffet" table:display="true" table:show-details="true"/>
                <table:data-pilot-member table:name=" buffet, kitchen" table:display="true" table:show-details="true"/>
                <table:data-pilot-member table:name=" Cabin by the Lake, West of West Point" table:display="true" table:show-details="true"/>
                <table:data-pilot-member table:name=" Cabin east of West Point" table:display="true" table:show-details="true"/>
                <table:data-pilot-member table:name=" cell 5, south block" table:display="true" table:show-details="true"/>
                <table:data-pilot-member table:name=" cell 6, south block" table:display="true" table:show-details="true"/>
                <table:data-pilot-member table:name=" cell 7, south block" table:display="true" table:show-details="true"/>
                <table:data-pilot-member table:name=" cell 8, south block" table:display="true" table:show-details="true"/>
                <table:data-pilot-member table:name=" church" table:display="true" table:show-details="true"/>
                <table:data-pilot-member table:name=" clothing store" table:display="true" table:show-details="true"/>
                <table:data-pilot-member table:name=" community center, admin office" table:display="true" table:show-details="true"/>
                <table:data-pilot-member table:name=" community center, gym" table:display="true" table:show-details="true"/>
                <table:data-pilot-member table:name=" community center, kitchen" table:display="true" table:show-details="true"/>
                <table:data-pilot-member table:name=" community center, library" table:display="true" table:show-details="true"/>
                <table:data-pilot-member table:name=" community center, lobby" table:display="true" table:show-details="true"/>
                <table:data-pilot-member table:name=" construction site far west of muldraugh, office" table:display="true" table:show-details="true"/>
                <table:data-pilot-member table:name=" corner store" table:display="true" table:show-details="true"/>
                <table:data-pilot-member table:name=" courthouse lobby" table:display="true" table:show-details="true"/>
                <table:data-pilot-member table:name=" courthouse security " table:display="true" table:show-details="true"/>
                <table:data-pilot-member table:name=" crossroads wreckage south of muldraugh" table:display="true" table:show-details="true"/>
                <table:data-pilot-member table:name=" diner" table:display="true" table:show-details="true"/>
                <table:data-pilot-member table:name=" diner, kitchen" table:display="true" table:show-details="true"/>
                <table:data-pilot-member table:name=" Dixie Barg-n-clothes, storage room" table:display="true" table:show-details="true"/>
                <table:data-pilot-member table:name=" Dixie construction office, north " table:display="true" table:show-details="true"/>
                <table:data-pilot-member table:name=" Dixie construction office, south " table:display="true" table:show-details="true"/>
                <table:data-pilot-member table:name=" Dixie Molan's used cars" table:display="true" table:show-details="true"/>
                <table:data-pilot-member table:name=" dormitory laundry" table:display="true" table:show-details="true"/>
                <table:data-pilot-member table:name=" dormitory quad 1" table:display="true" table:show-details="true"/>
                <table:data-pilot-member table:name=" dormitory quad 2" table:display="true" table:show-details="true"/>
                <table:data-pilot-member table:name=" dormitory quad 3" table:display="true" table:show-details="true"/>
                <table:data-pilot-member table:name=" dormitory quad 4" table:display="true" table:show-details="true"/>
                <table:data-pilot-member table:name=" dormitory rec room 1" table:display="true" table:show-details="true"/>
                <table:data-pilot-member table:name=" dormitory rec room 2" table:display="true" table:show-details="true"/>
                <table:data-pilot-member table:name=" dr office exam room" table:display="true" table:show-details="true"/>
                <table:data-pilot-member table:name=" dr office lobby" table:display="true" table:show-details="true"/>
                <table:data-pilot-member table:name=" dr office, exam room" table:display="true" table:show-details="true"/>
                <table:data-pilot-member table:name=" dr office, lobby" table:display="true" table:show-details="true"/>
                <table:data-pilot-member table:name=" family fashion" table:display="true" table:show-details="true"/>
                <table:data-pilot-member table:name=" farm 1, by factory" table:display="true" table:show-details="true"/>
                <table:data-pilot-member table:name=" food market" table:display="true" table:show-details="true"/>
                <table:data-pilot-member table:name=" food market, kitchen" table:display="true" table:show-details="true"/>
                <table:data-pilot-member table:name=" Forest Cabin, near Dixie" table:display="true" table:show-details="true"/>
                <table:data-pilot-member table:name=" Forest Cabin, Western Woods" table:display="true" table:show-details="true"/>
                <table:data-pilot-member table:name=" fudge store" table:display="true" table:show-details="true"/>
                <table:data-pilot-member table:name=" fudge store, kitchen" table:display="true" table:show-details="true"/>
                <table:data-pilot-member table:name=" gas station" table:display="true" table:show-details="true"/>
                <table:data-pilot-member table:name=" knox bank" table:display="true" table:show-details="true"/>
                <table:data-pilot-member table:name=" knox bank, security " table:display="true" table:show-details="true"/>
                <table:data-pilot-member table:name=" lawyer" table:display="true" table:show-details="true"/>
                <table:data-pilot-member table:name=" Mendy's " table:display="true" table:show-details="true"/>
                <table:data-pilot-member table:name=" Mendy's, kitchen" table:display="true" table:show-details="true"/>
                <table:data-pilot-member table:name=" motel, lobby" table:display="true" table:show-details="true"/>
                <table:data-pilot-member table:name=" motel, room 1" table:display="true" table:show-details="true"/>
                <table:data-pilot-member table:name=" motel, room 2" table:display="true" table:show-details="true"/>
                <table:data-pilot-member table:name=" movie theater lobby" table:display="true" table:show-details="true"/>
                <table:data-pilot-member table:name=" movie theater projection room" table:display="true" table:show-details="true"/>
                <table:data-pilot-member table:name=" movie theater screen" table:display="true" table:show-details="true"/>
                <table:data-pilot-member table:name=" neighborhood convenience store" table:display="true" table:show-details="true"/>
                <table:data-pilot-member table:name=" office" table:display="true" table:show-details="true"/>
                <table:data-pilot-member table:name=" pharmahug, back room" table:display="true" table:show-details="true"/>
                <table:data-pilot-member table:name=" pharmahug, front" table:display="true" table:show-details="true"/>
                <table:data-pilot-member table:name=" pizza restaurant" table:display="true" table:show-details="true"/>
                <table:data-pilot-member table:name=" pizza restaurant, kitchen" table:display="true" table:show-details="true"/>
                <table:data-pilot-member table:name=" police station" table:display="true" table:show-details="true"/>
                <table:data-pilot-member table:name=" police station, jail" table:display="true" table:show-details="true"/>
                <table:data-pilot-member table:name=" police station, security room" table:display="true" table:show-details="true"/>
                <table:data-pilot-member table:name=" post office " table:display="true" table:show-details="true"/>
                <table:data-pilot-member table:name=" restaraunt " table:display="true" table:show-details="true"/>
                <table:data-pilot-member table:name=" restaraunt, kitchen" table:display="true" table:show-details="true"/>
                <table:data-pilot-member table:name=" riverside farm 2" table:display="true" table:show-details="true"/>
                <table:data-pilot-member table:name=" riverside restaraunt" table:display="true" table:show-details="true"/>
                <table:data-pilot-member table:name=" riverside restaraunt, kitchen" table:display="true" table:show-details="true"/>
                <table:data-pilot-member table:name=" salon" table:display="true" table:show-details="true"/>
                <table:data-pilot-member table:name=" school, classroom" table:display="true" table:show-details="true"/>
                <table:data-pilot-member table:name=" school, kitchen" table:display="true" table:show-details="true"/>
                <table:data-pilot-member table:name=" school, lobby" table:display="true" table:show-details="true"/>
                <table:data-pilot-member table:name=" school, office" table:display="true" table:show-details="true"/>
                <table:data-pilot-member table:name=" small apartment over clothes store" table:display="true" table:show-details="true"/>
                <table:data-pilot-member table:name=" small apartment over fudge store" table:display="true" table:show-details="true"/>
                <table:data-pilot-member table:name=" small apartment over office" table:display="true" table:show-details="true"/>
                <table:data-pilot-member table:name=" small house 1" table:display="true" table:show-details="true"/>
                <table:data-pilot-member table:name=" small house 2" table:display="true" table:show-details="true"/>
                <table:data-pilot-member table:name=" small house 3" table:display="true" table:show-details="true"/>
                <table:data-pilot-member table:name=" small house 4" table:display="true" table:show-details="true"/>
                <table:data-pilot-member table:name=" small house 5" table:display="true" table:show-details="true"/>
                <table:data-pilot-member table:name=" small house 6" table:display="true" table:show-details="true"/>
                <table:data-pilot-member table:name=" small house 7" table:display="true" table:show-details="true"/>
                <table:data-pilot-member table:name=" spiffos" table:display="true" table:show-details="true"/>
                <table:data-pilot-member table:name=" spiffos , kitchen" table:display="true" table:show-details="true"/>
                <table:data-pilot-member table:name=" StarEplex Cinema lobby" table:display="true" table:show-details="true"/>
                <table:data-pilot-member table:name=" supermarket" table:display="true" table:show-details="true"/>
                <table:data-pilot-member table:name=" supermarket, kitchen" table:display="true" table:show-details="true"/>
                <table:data-pilot-member table:name=" tavern" table:display="true" table:show-details="true"/>
                <table:data-pilot-member table:name=" tavern room" table:display="true" table:show-details="true"/>
                <table:data-pilot-member table:name=" townhouse 1" table:display="true" table:show-details="true"/>
                <table:data-pilot-member table:name=" townhouse 2" table:display="true" table:show-details="true"/>
                <table:data-pilot-member table:name=" townhouse 3" table:display="true" table:show-details="true"/>
                <table:data-pilot-member table:name=" townhouse 4" table:display="true" table:show-details="true"/>
                <table:data-pilot-member table:name=" townhouse 5" table:display="true" table:show-details="true"/>
                <table:data-pilot-member table:name=" townhouse 6" table:display="true" table:show-details="true"/>
                <table:data-pilot-member table:name=" valu insurance" table:display="true" table:show-details="true"/>
                <table:data-pilot-member table:name=" variety store " table:display="true" table:show-details="true"/>
                <table:data-pilot-member table:name="2nd western farm from westpoint" table:display="true" table:show-details="true"/>
                <table:data-pilot-member table:name="3rd western farm from westpoint" table:display="true" table:show-details="true"/>
                <table:data-pilot-member table:name="4th western farm from westpoint, house" table:display="true" table:show-details="true"/>
                <table:data-pilot-member table:name="4th western farm from westpoint, shed" table:display="true" table:show-details="true"/>
                <table:data-pilot-member table:name="5th western farm from westpoint, house 1" table:display="true" table:show-details="true"/>
                <table:data-pilot-member table:name="5th western farm from westpoint, house 2" table:display="true" table:show-details="true"/>
                <table:data-pilot-member table:name="6th western farm from westpoint" table:display="true" table:show-details="true"/>
                <table:data-pilot-member table:name="7th western farm from westpoint" table:display="true" table:show-details="true"/>
                <table:data-pilot-member table:name="8th western farm from westpoint" table:display="true" table:show-details="true"/>
                <table:data-pilot-member table:name="9th western farm from westpoint, 2 story house" table:display="true" table:show-details="true"/>
                <table:data-pilot-member table:name="Dixie cross roads gas station" table:display="true" table:show-details="true"/>
                <table:data-pilot-member table:name="Dixie Diner" table:display="true" table:show-details="true"/>
                <table:data-pilot-member table:name="Dixie Gas Station" table:display="true" table:show-details="true"/>
                <table:data-pilot-member table:name="Dixie laundromat" table:display="true" table:show-details="true"/>
                <table:data-pilot-member table:name="Dixie Nice house" table:display="true" table:show-details="true"/>
                <table:data-pilot-member table:name="Dixie outside, at turn with wrecks" table:display="true" table:show-details="true"/>
                <table:data-pilot-member table:name="Dixie picnic area bathrooms" table:display="true" table:show-details="true"/>
                <table:data-pilot-member table:name="Dixie spiffos" table:display="true" table:show-details="true"/>
                <table:data-pilot-member table:name="Dixie super market" table:display="true" table:show-details="true"/>
                <table:data-pilot-member table:name="Dixie trailer picnic area east" table:display="true" table:show-details="true"/>
                <table:data-pilot-member table:name="Extremely Isolated Camping cabin" table:display="true" table:show-details="true"/>
                <table:data-pilot-member table:name="farm close to west point and river, big" table:display="true" table:show-details="true"/>
                <table:data-pilot-member table:name="farm close to west point and river, small" table:display="true" table:show-details="true"/>
                <table:data-pilot-member table:name="farm close to westpoint" table:display="true" table:show-details="true"/>
                <table:data-pilot-member table:name="Forest Shack between Rosewood and Muldraugh" table:display="true" table:show-details="true"/>
                <table:data-pilot-member table:name="Furthest west farm of westpoint, house" table:display="true" table:show-details="true"/>
                <table:data-pilot-member table:name="Furthest west farm of westpoint, shed" table:display="true" table:show-details="true"/>
                <table:data-pilot-member table:name="Isolated Forest House" table:display="true" table:show-details="true"/>
                <table:data-pilot-member table:name="Muldraugh Campgrounds" table:display="true" table:show-details="true"/>
                <table:data-pilot-member table:name="northern farm 1, fenced" table:display="true" table:show-details="true"/>
                <table:data-pilot-member table:name="northern farm 2, live stock farm" table:display="true" table:show-details="true"/>
                <table:data-pilot-member table:name="northern farm 3, food stand" table:display="true" table:show-details="true"/>
                <table:data-pilot-member table:name="Scouting Camp Cabins, admin building" table:display="true" table:show-details="true"/>
                <table:data-pilot-member table:name="Scouting Camp Cabins, campsite 1" table:display="true" table:show-details="true"/>
                <table:data-pilot-member table:name="Scouting Camp Cabins, campsite 2" table:display="true" table:show-details="true"/>
                <table:data-pilot-member table:name="Scouting Camp Cabins, N1" table:display="true" table:show-details="true"/>
                <table:data-pilot-member table:name="Scouting Camp Cabins, N2" table:display="true" table:show-details="true"/>
                <table:data-pilot-member table:name="Scouting Camp Cabins, N3" table:display="true" table:show-details="true"/>
                <table:data-pilot-member table:name="Scouting Camp Cabins, N4" table:display="true" table:show-details="true"/>
                <table:data-pilot-member table:name="Scouting Camp Cabins, nice cabin" table:display="true" table:show-details="true"/>
                <table:data-pilot-member table:name="Scouting Camp Cabins, S1" table:display="true" table:show-details="true"/>
                <table:data-pilot-member table:name="Scouting Camp Cabins, S2" table:display="true" table:show-details="true"/>
                <table:data-pilot-member table:name="Scouting Camp Cabins, S3" table:display="true" table:show-details="true"/>
                <table:data-pilot-member table:name="Scouting Camp Cabins, S4" table:display="true" table:show-details="true"/>
                <table:data-pilot-member table:name="Scouting Camp dining hall " table:display="true" table:show-details="true"/>
                <table:data-pilot-member table:name="Scouting Camp dining hall, kitchen" table:display="true" table:show-details="true"/>
                <table:data-pilot-member table:name="Scouting Camp dining hall, ranger cabin" table:display="true" table:show-details="true"/>
                <table:data-pilot-member table:name="Scouting Camp Greeting Hall 1, south of lake" table:display="true" table:show-details="true"/>
                <table:data-pilot-member table:name="Scouting Camp Greeting Hall 2, east of lake" table:display="true" table:show-details="true"/>
                <table:data-pilot-member table:name="Scouting Camp Greeting Hall 2, east of lake, 2nd floor" table:display="true" table:show-details="true"/>
                <table:data-pilot-member table:name="Scouting Camp utility building" table:display="true" table:show-details="true"/>
                <table:data-pilot-member table:name="small rural homes, 1" table:display="true" table:show-details="true"/>
                <table:data-pilot-member table:name="small rural homes, 2" table:display="true" table:show-details="true"/>
                <table:data-pilot-member table:name="small rural homes, 3" table:display="true" table:show-details="true"/>
                <table:data-pilot-member table:name="South Muldraugh Cabin" table:display="true" table:show-details="true"/>
                <table:data-pilot-member table:name="trailer East, 1st row. top" table:display="true" table:show-details="true"/>
                <table:data-pilot-member table:name="trailer East, 2nd row. bottom" table:display="true" table:show-details="true"/>
                <table:data-pilot-member table:name="trailer East, 3rd row. 2nd from top" table:display="true" table:show-details="true"/>
                <table:data-pilot-member table:name="trailer East, 4th row. top" table:display="true" table:show-details="true"/>
                <table:data-pilot-member table:name="trailer East, 5th row. middle" table:display="true" table:show-details="true"/>
                <table:data-pilot-member table:name="trailer East, 6th row. bottom" table:display="true" table:show-details="true"/>
                <table:data-pilot-member table:name="trailer East, 7th row, 4th from top" table:display="true" table:show-details="true"/>
                <table:data-pilot-member table:name="trailer East, 8th row, 3rd from top" table:display="true" table:show-details="true"/>
                <table:data-pilot-member table:name="trailer West, 1st row. top" table:display="true" table:show-details="true"/>
                <table:data-pilot-member table:name="trailer West, 2nd row bottom" table:display="true" table:show-details="true"/>
                <table:data-pilot-member table:name="trailer West, 3rd row 2nd from top. big shelves" table:display="true" table:show-details="true"/>
                <table:data-pilot-member table:name="trailer West, 4th row, middle. medium shelves l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3" table:application-data="" table:target-range-address="'Pivot Table_loc_2'.A1:'Pivot Table_loc_2'.D185" table:buttons="'Pivot Table_loc_2'.A1 'Pivot Table_loc_2'.A3 'Pivot Table_loc_2'.B3 'Pivot Table_loc_2'.C3" table:grand-total="none">
          <table:source-cell-range table:cell-range-address="loc.A2:loc.AK887"/>
          <table:data-pilot-field table:source-field-name="Area" table:orientation="row" table:used-hierarchy="0" table:function="auto">
            <table:data-pilot-level table:show-empty="false">
              <table:data-pilot-members>
                <table:data-pilot-member table:name="Dixie" table:display="true" table:show-details="true"/>
                <table:data-pilot-member table:name="Ekron" table:display="true" table:show-details="true"/>
                <table:data-pilot-member table:name="Isolated Areas" table:display="true" table:show-details="true"/>
                <table:data-pilot-member table:name="March Ridge" table:display="true" table:show-details="true"/>
                <table:data-pilot-member table:name="Muldraugh" table:display="true" table:show-details="true"/>
                <table:data-pilot-member table:name="Muldraugh Adjacent" table:display="true" table:show-details="true"/>
                <table:data-pilot-member table:name="Riverside" table:display="true" table:show-details="true"/>
                <table:data-pilot-member table:name="Riverside Adjacent" table:display="true" table:show-details="true"/>
                <table:data-pilot-member table:name="Rosewood" table:display="true" table:show-details="true"/>
                <table:data-pilot-member table:name="Valley Station" table:display="true" table:show-details="true"/>
                <table:data-pilot-member table:name="West Poi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ract world position x" table:orientation="row" table:used-hierarchy="0" table:function="auto">
            <table:data-pilot-level table:show-empty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ract world position y" table:orientation="row" table:used-hierarchy="0" table:function="auto">
            <table:data-pilot-level table:show-empty="false">
              <table:data-pilot-members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05/23/2020</text:date>, <text:time>15:3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43:36.68</meta:creation-date>
    <dc:date>2020-05-23T15:34:36.98</dc:date>
    <meta:editing-duration>P4DT16H14M56S</meta:editing-duration>
    <meta:editing-cycles>32</meta:editing-cycles>
    <meta:generator>OpenOffice/4.1.7$Win32 OpenOffice.org_project/417m1$Build-9800</meta:generator>
    <meta:document-statistic meta:table-count="4" meta:cell-count="14400" meta:object-count="0"/>
  </office:meta>
</office:document-meta>
</file>